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3.57mm"/>
    </style:style>
    <style:style style:name="co2" style:family="table-column">
      <style:table-column-properties fo:break-before="auto" style:column-width="14.8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50.34mm"/>
    </style:style>
    <style:style style:name="co5" style:family="table-column">
      <style:table-column-properties fo:break-before="auto" style:column-width="44.22mm"/>
    </style:style>
    <style:style style:name="co6" style:family="table-column">
      <style:table-column-properties fo:break-before="auto" style:column-width="17.74mm"/>
    </style:style>
    <style:style style:name="co7" style:family="table-column">
      <style:table-column-properties fo:break-before="auto" style:column-width="6.63mm"/>
    </style:style>
    <style:style style:name="co8" style:family="table-column">
      <style:table-column-properties fo:break-before="auto" style:column-width="38.7mm"/>
    </style:style>
    <style:style style:name="co9" style:family="table-column">
      <style:table-column-properties fo:break-before="auto" style:column-width="18.52mm"/>
    </style:style>
    <style:style style:name="co10" style:family="table-column">
      <style:table-column-properties fo:break-before="auto" style:column-width="33.16mm"/>
    </style:style>
    <style:style style:name="co11" style:family="table-column">
      <style:table-column-properties fo:break-before="auto" style:column-width="55.28mm"/>
    </style:style>
    <style:style style:name="co12" style:family="table-column">
      <style:table-column-properties fo:break-before="auto" style:column-width="15.75mm"/>
    </style:style>
    <style:style style:name="co13" style:family="table-column">
      <style:table-column-properties fo:break-before="auto" style:column-width="61.65mm"/>
    </style:style>
    <style:style style:name="co14" style:family="table-column">
      <style:table-column-properties fo:break-before="auto" style:column-width="27.06mm"/>
    </style:style>
    <style:style style:name="co15" style:family="table-column">
      <style:table-column-properties fo:break-before="auto" style:column-width="23.57mm"/>
    </style:style>
    <style:style style:name="co16" style:family="table-column">
      <style:table-column-properties fo:break-before="auto" style:column-width="29.39mm"/>
    </style:style>
    <style:style style:name="co17" style:family="table-column">
      <style:table-column-properties fo:break-before="auto" style:column-width="25.59mm"/>
    </style:style>
    <style:style style:name="co18" style:family="table-column">
      <style:table-column-properties fo:break-before="auto" style:column-width="18.03mm"/>
    </style:style>
    <style:style style:name="co19" style:family="table-column">
      <style:table-column-properties fo:break-before="auto" style:column-width="32mm"/>
    </style:style>
    <style:style style:name="co20" style:family="table-column">
      <style:table-column-properties fo:break-before="auto" style:column-width="89.5mm"/>
    </style:style>
    <style:style style:name="co21" style:family="table-column">
      <style:table-column-properties fo:break-before="auto" style:column-width="26.95mm"/>
    </style:style>
    <style:style style:name="co22" style:family="table-column">
      <style:table-column-properties fo:break-before="auto" style:column-width="23.85mm"/>
    </style:style>
    <style:style style:name="co23" style:family="table-column">
      <style:table-column-properties fo:break-before="auto" style:column-width="16.28mm"/>
    </style:style>
    <style:style style:name="co24" style:family="table-column">
      <style:table-column-properties fo:break-before="auto" style:column-width="94.69mm"/>
    </style:style>
    <style:style style:name="co25" style:family="table-column">
      <style:table-column-properties fo:break-before="auto" style:column-width="29.7mm"/>
    </style:style>
    <style:style style:name="co26" style:family="table-column">
      <style:table-column-properties fo:break-before="auto" style:column-width="15.4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6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2" style:family="table-cell" style:parent-style-name="Default" style:data-style-name="N110">
      <style:table-cell-properties fo:background-color="#ffff99"/>
      <style:text-properties fo:font-weight="bold" style:font-weight-asian="bold" style:font-weight-complex="bold"/>
    </style:style>
    <style:style style:name="ce3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 style:data-style-name="N2"/>
    <style:style style:name="ce5" style:family="table-cell" style:parent-style-name="Default" style:data-style-name="N2">
      <style:text-properties fo:font-style="italic" fo:font-weight="bold" style:font-style-asian="italic" style:font-weight-asian="bold" style:font-style-complex="italic" style:font-weight-complex="bold"/>
    </style:style>
    <style:style style:name="ce6" style:family="table-cell" style:parent-style-name="Default" style:data-style-name="N1"/>
    <style:style style:name="ce7" style:family="table-cell" style:parent-style-name="Default" style:data-style-name="N1">
      <style:text-properties fo:font-style="italic" fo:font-weight="bold" style:font-style-asian="italic" style:font-weight-asian="bold" style:font-style-complex="italic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 style:data-style-name="N109"/>
    <style:style style:name="ce10" style:family="table-cell" style:parent-style-name="Default" style:data-style-name="N3"/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>
      <style:text-properties fo:font-size="20pt" style:font-size-asian="20pt" style:font-size-complex="20pt"/>
    </style:style>
    <style:style style:name="ce13" style:family="table-cell" style:parent-style-name="Default">
      <style:table-cell-properties fo:border-bottom="0.06pt solid #000000" fo:border-left="none" fo:border-right="none" fo:border-top="0.06pt solid #000000"/>
    </style:style>
    <style:style style:name="ce14" style:family="table-cell" style:parent-style-name="Default">
      <style:text-properties fo:font-weight="normal" style:font-weight-asian="normal" style:font-weight-complex="normal"/>
    </style:style>
    <style:style style:name="ce15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16" style:family="table-cell" style:parent-style-name="Default">
      <style:text-properties fo:font-style="italic" style:font-style-asian="italic" style:font-style-complex="italic"/>
    </style:style>
    <style:style style:name="ce17" style:family="table-cell" style:parent-style-name="Default" style:data-style-name="N0"/>
    <style:style style:name="ce18" style:family="table-cell" style:parent-style-name="Default" style:data-style-name="N4"/>
    <style:style style:name="ce19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20" style:family="table-cell" style:parent-style-name="Default" style:data-style-name="N0">
      <style:table-cell-properties fo:background-color="transparent"/>
    </style:style>
    <style:style style:name="ce21" style:family="table-cell" style:parent-style-name="Default" style:data-style-name="N0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2" style:family="table-cell" style:parent-style-name="Default" style:data-style-name="N0">
      <style:text-properties fo:font-weight="bold" style:font-weight-asian="bold" style:font-weight-complex="bold"/>
    </style:style>
    <style:style style:name="ce23" style:family="table-cell" style:parent-style-name="Default" style:data-style-name="N0">
      <style:text-properties fo:font-style="italic" style:font-style-asian="italic" style:font-style-complex="italic"/>
    </style:style>
    <style:style style:name="ce24" style:family="table-cell" style:parent-style-name="Default">
      <style:table-cell-properties fo:border-bottom="0.06pt solid #000000" fo:border-left="none" fo:border-right="none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fo:border="none"/>
    </style:style>
    <style:style style:name="gr3" style:family="graphic">
      <style:graphic-properties draw:fill="none" draw:fill-color="#ffffff" draw:textarea-horizontal-align="justify" draw:textarea-vertical-align="middle" draw:auto-grow-height="false" fo:min-height="69.59mm" fo:min-width="69.48mm"/>
    </style:style>
    <style:style style:name="gr4" style:family="graphic">
      <style:graphic-properties draw:fill="none" draw:textarea-horizontal-align="justify" draw:textarea-vertical-align="middle" draw:auto-grow-height="false" fo:min-height="30.56mm" fo:min-width="30.57mm"/>
    </style:style>
    <style:style style:name="gr5" style:family="graphic">
      <style:graphic-properties draw:fill-color="#ff3333" draw:textarea-horizontal-align="justify" draw:textarea-vertical-align="middle" draw:auto-grow-height="false" fo:min-height="3.08mm" fo:min-width="3.09mm"/>
    </style:style>
    <style:style style:name="gr6" style:family="graphic">
      <style:graphic-properties svg:stroke-width="0.5mm" svg:stroke-color="#000000" draw:marker-start-width="2.75mm" draw:marker-end-width="2.75mm" draw:fill-color="#000000" draw:textarea-horizontal-align="center" draw:textarea-vertical-align="middle" fo:padding-top="0.25mm" fo:padding-bottom="0.25mm" fo:padding-left="0.25mm" fo:padding-right="0.25mm"/>
    </style:style>
    <style:style style:name="gr7" style:family="graphic">
      <style:graphic-properties svg:stroke-width="0.5mm" svg:stroke-color="#000000" draw:marker-start-width="2.75mm" draw:marker-end-width="2.75mm" draw:textarea-horizontal-align="center" draw:textarea-vertical-align="middle" fo:padding-top="0.25mm" fo:padding-bottom="0.25mm" fo:padding-left="0.25mm" fo:padding-right="0.25mm"/>
    </style:style>
    <style:style style:name="gr8" style:family="graphic">
      <style:graphic-properties draw:fill="none" draw:textarea-horizontal-align="justify" draw:textarea-vertical-align="middle" draw:auto-grow-height="false" fo:min-height="19.18mm" fo:min-width="19.25mm"/>
    </style:style>
    <style:style style:name="gr9" style:family="graphic">
      <style:graphic-properties draw:fill-color="#ff3333" draw:textarea-horizontal-align="justify" draw:textarea-vertical-align="middle" draw:auto-grow-height="false" fo:min-height="3.08mm" fo:min-width="3.08mm"/>
    </style:style>
    <style:style style:name="gr10" style:family="graphic">
      <style:graphic-properties draw:fill-color="#999999" draw:textarea-horizontal-align="justify" draw:textarea-vertical-align="middle" draw:auto-grow-height="false" fo:min-height="54.01mm" fo:min-width="15.39mm"/>
    </style:style>
    <style:style style:name="gr11" style:family="graphic">
      <style:graphic-properties draw:stroke="none" svg:stroke-color="#000000" draw:fill="none" draw:fill-color="#ffffff" fo:min-height="7.22mm"/>
    </style:style>
    <style:style style:name="gr12" style:family="graphic">
      <style:graphic-properties draw:stroke="none" svg:stroke-color="#000000" draw:fill="none" draw:fill-color="#ffffff" fo:min-height="7.23mm"/>
    </style:style>
    <style:style style:name="gr13" style:family="graphic">
      <style:graphic-properties draw:stroke="none" svg:stroke-color="#000000" draw:fill="none" draw:fill-color="#ffffff" fo:min-height="7.24mm"/>
    </style:style>
    <style:style style:name="gr14" style:family="graphic">
      <style:graphic-properties draw:fill="none" draw:textarea-vertical-align="middle" draw:auto-grow-height="false" fo:min-height="39.62mm" fo:min-width="2.03mm"/>
    </style:style>
    <style:style style:name="gr15" style:family="graphic">
      <style:graphic-properties draw:fill="none" draw:textarea-vertical-align="middle" draw:auto-grow-height="false" fo:min-height="17.74mm" fo:min-width="1.98mm"/>
    </style:style>
    <style:style style:name="gr16" style:family="graphic">
      <style:graphic-properties draw:stroke="dash" draw:stroke-dash="Fine_20_Dashed" svg:stroke-width="0.5mm" svg:stroke-color="#b2b2b2" draw:marker-start-width="2.75mm" draw:marker-end-width="2.75mm" draw:textarea-horizontal-align="center" draw:textarea-vertical-align="middle" fo:padding-top="0.25mm" fo:padding-bottom="0.25mm" fo:padding-left="0.25mm" fo:padding-right="0.25mm"/>
    </style:style>
    <style:style style:name="gr17" style:family="graphic">
      <style:graphic-properties draw:fill="none" draw:textarea-vertical-align="middle" draw:auto-grow-height="false" fo:min-height="56.6mm" fo:min-width="2.03mm"/>
    </style:style>
    <style:style style:name="gr18" style:family="graphic">
      <style:graphic-properties draw:fill="none" draw:textarea-vertical-align="middle" draw:auto-grow-height="false" fo:min-height="14.16mm" fo:min-width="1.1mm"/>
    </style:style>
    <style:style style:name="gr19" style:family="graphic">
      <style:graphic-properties draw:fill="none" draw:fill-color="#ffffff" draw:textarea-horizontal-align="justify" draw:textarea-vertical-align="middle" draw:auto-grow-height="false" fo:min-height="69.73mm" fo:min-width="71.2mm"/>
    </style:style>
    <style:style style:name="gr20" style:family="graphic">
      <style:graphic-properties draw:fill="none" draw:textarea-horizontal-align="justify" draw:textarea-vertical-align="middle" draw:auto-grow-height="false" fo:min-height="31.38mm" fo:min-width="31.39mm"/>
    </style:style>
    <style:style style:name="gr21" style:family="graphic">
      <style:graphic-properties draw:fill-color="#ff3333" draw:textarea-horizontal-align="justify" draw:textarea-vertical-align="middle" draw:auto-grow-height="false" fo:min-height="3.15mm" fo:min-width="3.17mm"/>
    </style:style>
    <style:style style:name="gr22" style:family="graphic">
      <style:graphic-properties draw:fill-color="#ff3333" draw:textarea-horizontal-align="justify" draw:textarea-vertical-align="middle" draw:auto-grow-height="false" fo:min-height="3.16mm" fo:min-width="3.17mm"/>
    </style:style>
    <style:style style:name="gr23" style:family="graphic">
      <style:graphic-properties draw:fill="none" draw:textarea-horizontal-align="justify" draw:textarea-vertical-align="middle" draw:auto-grow-height="false" fo:min-height="19.69mm" fo:min-width="19.77mm"/>
    </style:style>
    <style:style style:name="gr24" style:family="graphic">
      <style:graphic-properties draw:fill-color="#ff3333" draw:textarea-horizontal-align="justify" draw:textarea-vertical-align="middle" draw:auto-grow-height="false" fo:min-height="3.15mm" fo:min-width="3.15mm"/>
    </style:style>
    <style:style style:name="gr25" style:family="graphic">
      <style:graphic-properties draw:fill-color="#999999" draw:textarea-horizontal-align="justify" draw:textarea-vertical-align="middle" draw:auto-grow-height="false" fo:min-height="55.48mm" fo:min-width="15.81mm"/>
    </style:style>
    <style:style style:name="gr26" style:family="graphic">
      <style:graphic-properties draw:fill-color="#ff3333" draw:textarea-horizontal-align="justify" draw:textarea-vertical-align="middle" draw:auto-grow-height="false" fo:min-height="3.15mm" fo:min-width="3.16mm"/>
    </style:style>
    <style:style style:name="gr27" style:family="graphic">
      <style:graphic-properties draw:stroke="none" svg:stroke-color="#000000" draw:fill="none" draw:fill-color="#ffffff" fo:min-height="7.42mm"/>
    </style:style>
    <style:style style:name="gr28" style:family="graphic">
      <style:graphic-properties draw:textarea-horizontal-align="center" draw:textarea-vertical-align="middle"/>
    </style:style>
    <style:style style:name="gr29" style:family="graphic">
      <style:graphic-properties draw:stroke="none" svg:stroke-color="#000000" draw:fill="none" draw:fill-color="#ffffff" fo:min-height="7.41mm"/>
    </style:style>
    <style:style style:name="gr30" style:family="graphic">
      <style:graphic-properties draw:fill="none" draw:fill-color="#ffffff" draw:textarea-horizontal-align="justify" draw:textarea-vertical-align="middle" draw:auto-grow-height="false" fo:min-height="72.39mm" fo:min-width="74.65mm"/>
    </style:style>
    <style:style style:name="gr31" style:family="graphic">
      <style:graphic-properties draw:fill="none" draw:textarea-horizontal-align="justify" draw:textarea-vertical-align="middle" draw:auto-grow-height="false" fo:min-height="33.52mm" fo:min-width="33.51mm"/>
    </style:style>
    <style:style style:name="gr32" style:family="graphic">
      <style:graphic-properties draw:fill-color="#ff3333" draw:textarea-horizontal-align="justify" draw:textarea-vertical-align="middle" draw:auto-grow-height="false" fo:min-height="3.37mm" fo:min-width="3.39mm"/>
    </style:style>
    <style:style style:name="gr33" style:family="graphic">
      <style:graphic-properties draw:fill-color="#ff3333" draw:textarea-horizontal-align="justify" draw:textarea-vertical-align="middle" draw:auto-grow-height="false" fo:min-height="3.38mm" fo:min-width="3.39mm"/>
    </style:style>
    <style:style style:name="gr34" style:family="graphic">
      <style:graphic-properties draw:fill="none" draw:textarea-horizontal-align="justify" draw:textarea-vertical-align="middle" draw:auto-grow-height="false" fo:min-height="21.02mm" fo:min-width="21.1mm"/>
    </style:style>
    <style:style style:name="gr35" style:family="graphic">
      <style:graphic-properties draw:fill-color="#ff3333" draw:textarea-horizontal-align="justify" draw:textarea-vertical-align="middle" draw:auto-grow-height="false" fo:min-height="3.38mm" fo:min-width="3.38mm"/>
    </style:style>
    <style:style style:name="gr36" style:family="graphic">
      <style:graphic-properties draw:fill-color="#999999" draw:textarea-horizontal-align="justify" draw:textarea-vertical-align="middle" draw:auto-grow-height="false" fo:min-height="59.23mm" fo:min-width="16.88mm"/>
    </style:style>
    <style:style style:name="gr37" style:family="graphic">
      <style:graphic-properties draw:stroke="none" svg:stroke-color="#000000" draw:fill="none" draw:fill-color="#ffffff" fo:min-height="7.92mm"/>
    </style:style>
    <style:style style:name="gr38" style:family="graphic">
      <style:graphic-properties draw:stroke="none" svg:stroke-color="#000000" draw:fill="none" draw:fill-color="#ffffff" fo:min-height="7.93mm"/>
    </style:style>
    <style:style style:name="gr39" style:family="graphic">
      <style:graphic-properties draw:fill="none" draw:textarea-vertical-align="middle" draw:auto-grow-height="false" fo:min-height="43.44mm" fo:min-width="2.22mm"/>
    </style:style>
    <style:style style:name="gr40" style:family="graphic">
      <style:graphic-properties draw:fill="none" draw:textarea-vertical-align="middle" draw:auto-grow-height="false" fo:min-height="19.45mm" fo:min-width="2.17mm"/>
    </style:style>
    <style:style style:name="gr41" style:family="graphic">
      <style:graphic-properties draw:fill="none" draw:textarea-vertical-align="middle" draw:auto-grow-height="false" fo:min-height="62.08mm" fo:min-width="2.22mm"/>
    </style:style>
    <style:style style:name="gr42" style:family="graphic">
      <style:graphic-properties draw:fill="none" draw:textarea-vertical-align="middle" draw:auto-grow-height="false" fo:min-height="15.53mm" fo:min-width="1.2mm"/>
    </style:style>
    <style:style style:name="gr43" style:family="graphic">
      <style:graphic-properties draw:fill="none" draw:fill-color="#ffffff" draw:textarea-horizontal-align="justify" draw:textarea-vertical-align="middle" draw:auto-grow-height="false" fo:min-height="71.28mm" fo:min-width="75.1mm"/>
    </style:style>
    <style:style style:name="P1" style:family="paragraph">
      <loext:graphic-properties draw:fill="none"/>
      <style:paragraph-properties fo:text-align="center"/>
    </style:style>
    <style:style style:name="P2" style:family="paragraph"/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-color="#ff3333"/>
      <style:paragraph-properties fo:text-align="center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-color="#999999"/>
    </style:style>
    <style:style style:name="P8" style:family="paragraph">
      <loext:graphic-properties draw:fill="none" draw:fill-color="#ffffff"/>
      <style:text-properties fo:font-family="'Noto Sans'" style:font-pitch="variable" fo:font-size="11pt" style:font-size-asian="11pt" style:font-size-complex="11pt"/>
    </style:style>
    <style:style style:name="T1" style:family="text">
      <style:text-properties fo:font-family="'Noto Sans'" style:font-pitch="variable" fo:font-size="11pt" style:font-size-asian="11pt" style:font-size-complex="11pt"/>
    </style:style>
  </office:automatic-styles>
  <office:body>
    <office:spreadsheet>
      <table:calculation-settings table:automatic-find-labels="false"/>
      <table:table table:name="acker" table:style-name="ta1">
        <office:forms form:automatic-focus="false" form:apply-design-mode="false">
          <form:form form:name="Formulä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value-range form:name="steer_angle" form:control-implementation="ooo:com.sun.star.form.component.SpinButton" xml:id="control1" form:id="control1" form:orientation="vertical" form:value="300" form:linked-cell="acker.B25" form:step-size="5" form:delay-for-repeat="PT0.050000000S" form:min-value="100" form:max-value="399">
              <form:properties>
                <form:property form:property-name="ControlTypeinMSO" office:value-type="float" office:value="0"/>
                <form:property form:property-name="ObjIDinMSO" office:value-type="float" office:value="65535"/>
                <form:property form:property-name="TabIndex" office:value-type="float" office:value="0"/>
              </form:properties>
            </form:value-range>
            <form:value-range form:name="steer_angle" form:control-implementation="ooo:com.sun.star.form.component.SpinButton" xml:id="control2" form:id="control2" form:orientation="vertical" form:value="200" form:linked-cell="acker.B27" form:step-size="5" form:delay-for-repeat="PT0.050000000S" form:min-value="150" form:max-value="300">
              <form:properties>
                <form:property form:property-name="ControlTypeinMSO" office:value-type="float" office:value="0"/>
                <form:property form:property-name="ObjIDinMSO" office:value-type="float" office:value="65535"/>
                <form:property form:property-name="TabIndex" office:value-type="float" office:value="0"/>
              </form:properties>
            </form:value-range>
            <form:value-range form:name="steer_angle" form:control-implementation="ooo:com.sun.star.form.component.SpinButton" xml:id="control3" form:id="control3" form:orientation="vertical" form:value="200" form:linked-cell="acker.B29" form:step-size="5" form:delay-for-repeat="PT0.050000000S" form:min-value="100" form:max-value="300">
              <form:properties>
                <form:property form:property-name="ControlTypeinMSO" office:value-type="float" office:value="0"/>
                <form:property form:property-name="ObjIDinMSO" office:value-type="float" office:value="65535"/>
                <form:property form:property-name="TabIndex" office:value-type="float" office:value="0"/>
              </form:properties>
            </form:value-range>
            <form:value-range form:name="steer_angle" form:control-implementation="ooo:com.sun.star.form.component.SpinButton" xml:id="control4" form:id="control4" form:orientation="vertical" form:value="200" form:linked-cell="acker.B31" form:step-size="5" form:delay-for-repeat="PT0.050000000S" form:min-value="100" form:max-value="300">
              <form:properties>
                <form:property form:property-name="ControlTypeinMSO" office:value-type="float" office:value="0"/>
                <form:property form:property-name="ObjIDinMSO" office:value-type="float" office:value="65535"/>
                <form:property form:property-name="TabIndex" office:value-type="float" office:value="0"/>
              </form:properties>
            </form:value-range>
            <form:value-range form:name="steer_angle" form:control-implementation="ooo:com.sun.star.form.component.SpinButton" xml:id="control5" form:id="control5" form:orientation="vertical" form:value="0" form:linked-cell="acker.B33" form:delay-for-repeat="PT0.050000000S" form:min-value="-100" form:max-value="100">
              <form:properties>
                <form:property form:property-name="ControlTypeinMSO" office:value-type="float" office:value="0"/>
                <form:property form:property-name="ObjIDinMSO" office:value-type="float" office:value="65535"/>
                <form:property form:property-name="TabIndex" office:value-type="float" office:value="0"/>
              </form:properties>
            </form:value-range>
            <form:value-range form:name="steer_angle" form:control-implementation="ooo:com.sun.star.form.component.SpinButton" xml:id="control6" form:id="control6" form:orientation="vertical" form:value="20" form:linked-cell="acker.B35" form:delay-for-repeat="PT0.050000000S" form:min-value="5" form:max-value="50">
              <form:properties>
                <form:property form:property-name="ControlTypeinMSO" office:value-type="float" office:value="0"/>
                <form:property form:property-name="ObjIDinMSO" office:value-type="float" office:value="65535"/>
                <form:property form:property-name="TabIndex" office:value-type="float" office:value="0"/>
              </form:properties>
            </form:value-range>
            <form:value-range form:name="steer_angle" form:control-implementation="ooo:com.sun.star.form.component.SpinButton" xml:id="control7" form:id="control7" form:orientation="vertical" form:value="30" form:linked-cell="acker.B37" form:delay-for-repeat="PT0.050000000S" form:min-value="0" form:max-value="180">
              <form:properties>
                <form:property form:property-name="ControlTypeinMSO" office:value-type="float" office:value="0"/>
                <form:property form:property-name="ObjIDinMSO" office:value-type="float" office:value="65535"/>
                <form:property form:property-name="TabIndex" office:value-type="float" office:value="0"/>
              </form:properties>
            </form:value-range>
            <form:value-range form:name="steer_angle" form:control-implementation="ooo:com.sun.star.form.component.SpinButton" xml:id="control8" form:id="control8" form:orientation="vertical" form:value="20" form:linked-cell="acker.B41" form:delay-for-repeat="PT0.050000000S" form:min-value="5" form:max-value="50">
              <form:properties>
                <form:property form:property-name="ControlTypeinMSO" office:value-type="float" office:value="0"/>
                <form:property form:property-name="ObjIDinMSO" office:value-type="float" office:value="65535"/>
                <form:property form:property-name="TabIndex" office:value-type="float" office:value="0"/>
              </form:properties>
            </form:value-range>
            <form:value-range form:name="steer_angle" form:control-implementation="ooo:com.sun.star.form.component.SpinButton" xml:id="control9" form:id="control9" form:orientation="vertical" form:value="0" form:linked-cell="acker.B43" form:delay-for-repeat="PT0.050000000S" form:min-value="-45" form:max-value="225">
              <form:properties>
                <form:property form:property-name="ControlTypeinMSO" office:value-type="float" office:value="0"/>
                <form:property form:property-name="ObjIDinMSO" office:value-type="float" office:value="65535"/>
                <form:property form:property-name="TabIndex" office:value-type="float" office:value="0"/>
              </form:properties>
            </form:value-range>
            <form:value-range form:name="steer_angle" form:control-implementation="ooo:com.sun.star.form.component.SpinButton" xml:id="control10" form:id="control10" form:orientation="vertical" form:value="0" form:linked-cell="acker.C45" form:delay-for-repeat="PT0.050000000S" form:min-value="-100" form:max-value="100">
              <form:properties>
                <form:property form:property-name="ControlTypeinMSO" office:value-type="float" office:value="0"/>
                <form:property form:property-name="ObjIDinMSO" office:value-type="float" office:value="65535"/>
                <form:property form:property-name="TabIndex" office:value-type="float" office:value="0"/>
              </form:properties>
            </form:value-range>
            <form:value-range form:name="steer_angle" form:control-implementation="ooo:com.sun.star.form.component.SpinButton" xml:id="control11" form:id="control11" form:orientation="vertical" form:value="20" form:linked-cell="acker.B39" form:step-size="2" form:delay-for-repeat="PT0.050000000S" form:min-value="0" form:max-value="50">
              <form:properties>
                <form:property form:property-name="ControlTypeinMSO" office:value-type="float" office:value="0"/>
                <form:property form:property-name="ObjIDinMSO" office:value-type="float" office:value="65535"/>
                <form:property form:property-name="TabIndex" office:value-type="float" office:value="0"/>
              </form:properties>
            </form:value-range>
            <form:value-range form:name="Rullningslist 1" form:control-implementation="ooo:com.sun.star.form.component.ScrollBar" xml:id="control12" form:id="control12" form:value="0" form:linked-cell="acker.C49" form:delay-for-repeat="PT0.050000000S" form:min-value="-250" form:max-value="250">
              <form:properties>
                <form:property form:property-name="ControlTypeinMSO" office:value-type="float" office:value="0"/>
                <form:property form:property-name="DefaultControl" office:value-type="string" office:string-value="com.sun.star.awt.UnoControlScrollBar"/>
                <form:property form:property-name="LiveScroll" office:value-type="boolean" office:boolean-value="true"/>
                <form:property form:property-name="ObjIDinMSO" office:value-type="float" office:value="65535"/>
                <form:property form:property-name="TabIndex" office:value-type="float" office:value="0"/>
              </form:properties>
            </form:value-range>
          </form:form>
        </office:forms>
        <table:shapes>
          <draw:frame draw:z-index="0" draw:style-name="gr1" draw:text-style-name="P1" svg:width="159.99mm" svg:height="89.99mm" svg:x="5.26mm" svg:y="0.53mm">
            <loext:p draw:notify-on-update-of-ranges="rb.A3:rb.A4 rb.B3:rb.B4 rf.B57:rf.B58 rf.C57:rf.C58 lf.B57:lf.B58 lf.C57:lf.C58 lf.B29:lf.B30 lf.C29:lf.C30 rf.B29:rf.B30 rf.C29:rf.C30 lf.B24:lf.B25 lf.C24:lf.C25 rf.B24:rf.B25 rf.C24:rf.C25 lb.A3:lb.A4 lb.B3:lb.B4 lf.B19:lf.B20 lf.C19:lf.C20 rf.B19:rf.B20 rf.C19:rf.C20 lf.B14:lf.B15 lf.C14:lf.C15 rf.B14:rf.B15 rf.C14:rf.C1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control draw:z-index="1" draw:text-style-name="P2" svg:width="5.63mm" svg:height="8.23mm" svg:x="81mm" svg:y="106.05mm" draw:control="control1"/>
          <draw:control draw:z-index="2" draw:text-style-name="P2" svg:width="5.63mm" svg:height="8.23mm" svg:x="81mm" svg:y="115.08mm" draw:control="control2"/>
          <draw:control draw:z-index="3" draw:text-style-name="P2" svg:width="5.63mm" svg:height="8.23mm" svg:x="81mm" svg:y="124.11mm" draw:control="control3"/>
          <draw:control draw:z-index="4" draw:text-style-name="P2" svg:width="5.63mm" svg:height="8.23mm" svg:x="81mm" svg:y="132.87mm" draw:control="control4"/>
          <draw:control draw:z-index="5" draw:text-style-name="P2" svg:width="5.63mm" svg:height="8.23mm" svg:x="81mm" svg:y="142.45mm" draw:control="control5"/>
          <draw:control draw:z-index="6" draw:text-style-name="P2" svg:width="5.63mm" svg:height="8.23mm" svg:x="81mm" svg:y="151.74mm" draw:control="control6"/>
          <draw:control draw:z-index="7" draw:text-style-name="P2" svg:width="5.63mm" svg:height="8.23mm" svg:x="80.96mm" svg:y="161.03mm" draw:control="control7"/>
          <draw:control draw:z-index="8" draw:text-style-name="P2" svg:width="5.63mm" svg:height="8.23mm" svg:x="80.96mm" svg:y="178.79mm" draw:control="control8"/>
          <draw:control draw:z-index="9" draw:text-style-name="P2" svg:width="5.63mm" svg:height="8.23mm" svg:x="80.96mm" svg:y="187.57mm" draw:control="control9"/>
          <draw:control draw:z-index="10" draw:text-style-name="P2" svg:width="5.63mm" svg:height="8.23mm" svg:x="81mm" svg:y="196.59mm" draw:control="control10"/>
          <draw:control draw:z-index="11" draw:text-style-name="P2" svg:width="5.63mm" svg:height="8.23mm" svg:x="81mm" svg:y="169.79mm" draw:control="control11"/>
          <draw:frame draw:z-index="12" draw:style-name="gr1" draw:text-style-name="P1" svg:width="147.17mm" svg:height="129.09mm" svg:x="349.15mm" svg:y="4.52mm">
            <loext:p draw:notify-on-update-of-ranges="common_calc.B35:common_calc.B36 common_calc.C35:common_calc.C36 common_calc.C37:common_calc.C38 common_calc.B37:common_calc.B38 common_calc.B23:common_calc.B24 common_calc.D24:common_calc.D24 common_calc.C23:common_calc.C24 common_calc.B25:common_calc.B26 common_calc.D26:common_calc.D26 common_calc.C25:common_calc.C26 common_calc.B21:common_calc.B22 common_calc.D22:common_calc.D22 common_calc.C21:common_calc.C22 common_calc.B30:common_calc.B31 common_calc.D31:common_calc.D31 common_calc.C30:common_calc.C31 common_calc.D33:common_calc.D33 common_calc.C32:common_calc.C33 common_calc.B32:common_calc.B33 common_calc.B28:common_calc.B29 common_calc.D29:common_calc.D29 common_calc.C28:common_calc.C2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3" draw:style-name="gr1" draw:text-style-name="P1" svg:width="143.63mm" svg:height="157.7mm" svg:x="196.25mm" svg:y="1.29mm">
            <loext:p draw:notify-on-update-of-ranges="ack_dev_data.B5:ack_dev_data.B305 ack_dev_data.L5:ack_dev_data.L305 ack_dev_data.M5:ack_dev_data.M305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control draw:z-index="14" draw:style-name="gr2" draw:text-style-name="P2" svg:width="45mm" svg:height="4.24mm" svg:x="80.96mm" svg:y="216.18mm" draw:control="control12"/>
        </table:shapes>
        <table:table-column table:style-name="co1" table:default-cell-style-name="Default"/>
        <table:table-column table:style-name="co2" table:default-cell-style-name="Default"/>
        <table:table-column table:style-name="co3" table:visibility="collapse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number-columns-repeated="5" table:default-cell-style-name="Default"/>
        <table:table-column table:style-name="co10" table:default-cell-style-name="Default"/>
        <table:table-column table:style-name="co3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row table:style-name="ro1" table:number-rows-repeated="23"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Left wheel angle:</text:p>
          </table:table-cell>
          <table:table-cell table:style-name="ce4" table:formula="of:=DEGREES(left_wheel_angle)" office:value-type="float" office:value="-10.9620630644121" calcext:value-type="float">
            <text:p>-10,9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Wheelbase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Right wheel angle:</text:p>
          </table:table-cell>
          <table:table-cell table:style-name="ce4" table:formula="of:=DEGREES(right_wheel_angle)" office:value-type="float" office:value="-12.130955844989" calcext:value-type="float">
            <text:p>-12,13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3" office:value-type="string" calcext:value-type="string">
            <text:p>Average wheel angle:</text:p>
          </table:table-cell>
          <table:table-cell table:style-name="ce5" table:formula="of:=DEGREES(average_wheel_angle)" office:value-type="float" office:value="-11.5465094547006" calcext:value-type="float">
            <text:p>-11,5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ack rear</text:p>
          </table:table-cell>
          <table:table-cell office:value-type="float" office:value="230" calcext:value-type="float">
            <text:p>230</text:p>
          </table:table-cell>
          <table:table-cell table:number-columns-repeated="17"/>
        </table:table-row>
        <table:table-row table:style-name="ro1">
          <table:table-cell table:number-columns-repeated="4"/>
          <table:table-cell office:value-type="string" calcext:value-type="string">
            <text:p>Toe-in:</text:p>
          </table:table-cell>
          <table:table-cell table:style-name="ce4" table:formula="of:=steering_toe_in" office:value-type="float" office:value="-0.584446390288463" calcext:value-type="float">
            <text:p>-0,5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ack front</text:p>
          </table:table-cell>
          <table:table-cell office:value-type="float" office:value="230" calcext:value-type="float">
            <text:p>230</text:p>
          </table:table-cell>
          <table:table-cell table:number-columns-repeated="17"/>
        </table:table-row>
        <table:table-row table:style-name="ro1">
          <table:table-cell table:number-columns-repeated="4"/>
          <table:table-cell office:value-type="string" calcext:value-type="string">
            <text:p>Turning radius rw:</text:p>
          </table:table-cell>
          <table:table-cell table:style-name="ce6" table:formula="of:=[common_calc.B11]" office:value-type="float" office:value="1493.24848695633" calcext:value-type="float">
            <text:p>149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ack king pin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office:value-type="string" calcext:value-type="string">
            <text:p>Turning radius lw:</text:p>
          </table:table-cell>
          <table:table-cell table:style-name="ce6" table:formula="of:=[common_calc.C11]" office:value-type="float" office:value="1466.53204065395" calcext:value-type="float">
            <text:p>1467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3" office:value-type="string" calcext:value-type="string">
            <text:p>Average truning radius:</text:p>
          </table:table-cell>
          <table:table-cell table:style-name="ce7" table:formula="of:=[common_calc.D11]" office:value-type="float" office:value="1479.88963793758" calcext:value-type="float">
            <text:p>148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ervo saver offset (center kingpins)</text:p>
          </table:table-cell>
          <table:table-cell office:value-type="float" office:value="43" calcext:value-type="float">
            <text:p>43</text:p>
          </table:table-cell>
          <table:table-cell table:number-columns-repeated="17"/>
        </table:table-row>
        <table:table-row table:style-name="ro1">
          <table:table-cell table:number-columns-repeated="5"/>
          <table:table-cell table:style-name="ce6"/>
          <table:table-cell table:number-columns-repeated="13"/>
        </table:table-row>
        <table:table-row table:style-name="ro1">
          <table:table-cell office:value-type="string" calcext:value-type="string">
            <text:p>Servo saver arm length</text:p>
          </table:table-cell>
          <table:table-cell office:value-type="float" office:value="16" calcext:value-type="float">
            <text:p>16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Servo saver arm angle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Analyze resolution:</text:p>
          </table:table-cell>
          <table:table-cell office:value-type="float" office:value="0.15" calcext:value-type="float">
            <text:p>0,1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ervo saver pivot offset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Steering arm length</text:p>
          </table:table-cell>
          <table:table-cell office:value-type="float" office:value="20" calcext:value-type="float">
            <text:p>20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Steering arm angle</text:p>
          </table:table-cell>
          <table:table-cell office:value-type="float" office:value="-20" calcext:value-type="float">
            <text:p>-20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Toe in</text:p>
          </table:table-cell>
          <table:table-cell table:formula="of:=[acker.C45]/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 table:number-rows-repeated="3">
          <table:table-cell table:number-columns-repeated="19"/>
        </table:table-row>
        <table:table-row table:style-name="ro1">
          <table:table-cell table:style-name="ce1" office:value-type="string" calcext:value-type="string">
            <text:p>Angle</text:p>
          </table:table-cell>
          <table:table-cell table:style-name="ce2" table:formula="of:=[acker.C49]/10" office:value-type="float" office:value="15.7" calcext:value-type="float">
            <text:p>15,7</text:p>
          </table:table-cell>
          <table:table-cell office:value-type="float" office:value="157" calcext:value-type="float">
            <text:p>157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table:number-columns-repeated="16"/>
        </table:table-row>
      </table:table>
      <table:table table:name="common_calc" table:style-name="ta1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3" table:default-cell-style-name="Default"/>
        <table:table-column table:style-name="co16" table:default-cell-style-name="Default"/>
        <table:table-column table:style-name="co17" table:number-columns-repeated="3" table:default-cell-style-name="Default"/>
        <table:table-column table:style-name="co18" table:default-cell-style-name="Default"/>
        <table:table-column table:style-name="co3" table:number-columns-repeated="1015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Wheelsize</text:p>
          </table:table-cell>
          <table:table-cell table:formula="of:=[acker.B25]*0.3" office:value-type="float" office:value="90" calcext:value-type="float">
            <text:p>9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ont wheel offset (from king pin)</text:p>
          </table:table-cell>
          <table:table-cell table:formula="of:=(track_front-track_king_pin)/2" office:value-type="float" office:value="25" calcext:value-type="float">
            <text:p>25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" office:value-type="string" calcext:value-type="string">
            <text:p>Wheel steering radius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righ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heel angle:</text:p>
          </table:table-cell>
          <table:table-cell table:style-name="ce9" table:formula="of:=right_wheel_angle" office:value-type="float" office:value="-0.211725120909109" calcext:value-type="float">
            <text:p>-0,21173</text:p>
          </table:table-cell>
          <table:table-cell table:style-name="ce9" table:formula="of:=left_wheel_angle" office:value-type="float" office:value="-0.19132409328525" calcext:value-type="float">
            <text:p>-0,19132</text:p>
          </table:table-cell>
          <table:table-cell table:style-name="ce9" table:formula="of:=([common_calc.$C$9]+[common_calc.$B$9])/2" office:value-type="float" office:value="-0.20152460709718" calcext:value-type="float">
            <text:p>-0,2015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 radius intersection</text:p>
          </table:table-cell>
          <table:table-cell table:style-name="ce6" table:formula="of:=[$rf.$C$64]" office:value-type="float" office:value="-1485.69547478525" calcext:value-type="float">
            <text:p>-1486</text:p>
          </table:table-cell>
          <table:table-cell table:style-name="ce6" table:formula="of:=[$lf.$C$64]" office:value-type="float" office:value="-1458.8407131228" calcext:value-type="float">
            <text:p>-1459</text:p>
          </table:table-cell>
          <table:table-cell table:style-name="ce10" table:formula="of:=([common_calc.C10]+[common_calc.B10])/2" office:value-type="float" office:value="-1472.26809395403" calcext:value-type="float">
            <text:p>-1 472</text:p>
          </table:table-cell>
          <table:table-cell table:style-name="ce10" table:formula="of:=MAX([.C10];[.B10])" office:value-type="float" office:value="-1458.8407131228" calcext:value-type="float">
            <text:p>-1 459</text:p>
          </table:table-cell>
          <table:table-cell table:style-name="ce10" table:formula="of:=MIN([.B10];[.C10])" office:value-type="float" office:value="-1485.69547478525" calcext:value-type="float">
            <text:p>-1 4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dius</text:p>
          </table:table-cell>
          <table:table-cell table:style-name="ce6" table:formula="of:=[$rf.$B$67]" office:value-type="float" office:value="1493.24848695633" calcext:value-type="float">
            <text:p>1493</text:p>
          </table:table-cell>
          <table:table-cell table:style-name="ce6" table:formula="of:=[$lf.$B$67]" office:value-type="float" office:value="1466.53204065395" calcext:value-type="float">
            <text:p>1467</text:p>
          </table:table-cell>
          <table:table-cell table:style-name="ce6" table:formula="of:=SQRT((wheelbase/2)^2+[common_calc.D10]^2)" office:value-type="float" office:value="1479.88963793758" calcext:value-type="float">
            <text:p>1480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" office:value-type="string" calcext:value-type="string">
            <text:p>Toe</text:p>
          </table:table-cell>
          <table:table-cell table:number-columns-repeated="1023"/>
        </table:table-row>
        <table:table-row table:style-name="ro1">
          <table:table-cell table:style-name="ce8"/>
          <table:table-cell table:number-columns-repeated="1023"/>
        </table:table-row>
        <table:table-row table:style-name="ro1">
          <table:table-cell office:value-type="string" calcext:value-type="string">
            <text:p>Toe-in:</text:p>
          </table:table-cell>
          <table:table-cell table:formula="of:=DEGREES([common_calc.$B$9]-[common_calc.$D$9])" office:value-type="float" office:value="-0.584446390288463" calcext:value-type="float">
            <text:p>-0,584446390288463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" office:value-type="string" calcext:value-type="string">
            <text:p>Graph data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labe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ight wheel graph</text:p>
          </table:table-cell>
          <table:table-cell table:formula="of:=right_king_pin_x" office:value-type="float" office:value="300" calcext:value-type="float">
            <text:p>300</text:p>
          </table:table-cell>
          <table:table-cell table:formula="of:=right_king_pin_y" office:value-type="float" office:value="-90" calcext:value-type="float">
            <text:p>-90</text:p>
          </table:table-cell>
          <table:table-cell table:number-columns-repeated="1021"/>
        </table:table-row>
        <table:table-row table:style-name="ro1">
          <table:table-cell/>
          <table:table-cell table:formula="of:=[rf.B64]" office:value-type="float" office:value="0" calcext:value-type="float">
            <text:p>0</text:p>
          </table:table-cell>
          <table:table-cell table:style-name="ce6" table:formula="of:=[.$B$10]" office:value-type="float" office:value="-1485.69547478525" calcext:value-type="float">
            <text:p>-1486</text:p>
          </table:table-cell>
          <table:table-cell table:formula="of:=CONCATENATE(&quot;Rw X0 &quot;; ROUND([.C22];0))" office:value-type="string" office:string-value="Rw X0 -1486" calcext:value-type="string">
            <text:p>Rw X0 -148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ft wheel graph</text:p>
          </table:table-cell>
          <table:table-cell table:formula="of:=left_king_pin_x" office:value-type="float" office:value="300" calcext:value-type="float">
            <text:p>300</text:p>
          </table:table-cell>
          <table:table-cell table:formula="of:=left_king_pin_y" office:value-type="float" office:value="90" calcext:value-type="float">
            <text:p>90</text:p>
          </table:table-cell>
          <table:table-cell table:number-columns-repeated="1021"/>
        </table:table-row>
        <table:table-row table:style-name="ro1">
          <table:table-cell/>
          <table:table-cell table:formula="of:=[lf.B64]" office:value-type="float" office:value="0" calcext:value-type="float">
            <text:p>0</text:p>
          </table:table-cell>
          <table:table-cell table:style-name="ce6" table:formula="of:=[.$C$10]" office:value-type="float" office:value="-1458.8407131228" calcext:value-type="float">
            <text:p>-1459</text:p>
          </table:table-cell>
          <table:table-cell table:formula="of:=CONCATENATE(&quot;Lw X0 &quot;; ROUND([.C24];0))" office:value-type="string" office:string-value="Lw X0 -1459" calcext:value-type="string">
            <text:p>Lw X0 -145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verage wheel graph</text:p>
          </table:table-cell>
          <table:table-cell table:formula="of:=wheelbase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10" table:formula="of:=[.$D$10]" office:value-type="float" office:value="-1472.26809395403" calcext:value-type="float">
            <text:p>-1 472</text:p>
          </table:table-cell>
          <table:table-cell table:formula="of:=CONCATENATE(&quot;Avg X0 &quot;; ROUND([.C26];0))" office:value-type="string" office:string-value="Avg X0 -1472" calcext:value-type="string">
            <text:p>Avg X0 -147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ight wheel steering radius graph</text:p>
          </table:table-cell>
          <table:table-cell table:formula="of:=wheelbase/2"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6" table:formula="of:=[.$C$22]" office:value-type="float" office:value="-1485.69547478525" calcext:value-type="float">
            <text:p>-1486</text:p>
          </table:table-cell>
          <table:table-cell table:formula="of:=CONCATENATE(&quot;Rw rad &quot;; ROUND([.$B$11];0))" office:value-type="string" office:string-value="Rw rad 1493" calcext:value-type="string">
            <text:p>Rw rad 14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ft wheel steering radius graph</text:p>
          </table:table-cell>
          <table:table-cell table:formula="of:=wheelbase/2"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6" table:formula="of:=[.$C$24]" office:value-type="float" office:value="-1458.8407131228" calcext:value-type="float">
            <text:p>-1459</text:p>
          </table:table-cell>
          <table:table-cell table:formula="of:=CONCATENATE(&quot;Lw rad &quot;; ROUND([.$C$11];0))" office:value-type="string" office:string-value="Lw rad 1467" calcext:value-type="string">
            <text:p>Lw rad 14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verage wheel steering radius graph</text:p>
          </table:table-cell>
          <table:table-cell table:formula="of:=wheelbase/2"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10" table:formula="of:=[.$C$26]" office:value-type="float" office:value="-1472.26809395403" calcext:value-type="float">
            <text:p>-1 472</text:p>
          </table:table-cell>
          <table:table-cell table:formula="of:=CONCATENATE(&quot;Avg rad &quot;; ROUND([.$D$11];0))" office:value-type="string" office:string-value="Avg rad 1480" calcext:value-type="string">
            <text:p>Avg rad 148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ange x-axis</text:p>
          </table:table-cell>
          <table:table-cell table:style-name="ce10" table:formula="of:=-track_front/2" office:value-type="float" office:value="-115" calcext:value-type="float">
            <text:p>-115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0" table:formula="of:=MAX(ABS([.C37]);ABS([.C38]))" office:value-type="float" office:value="1485.69547478525" calcext:value-type="float">
            <text:p>1 486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nge y-axis</text:p>
          </table:table-cell>
          <table:table-cell office:value-type="float" office:value="0" calcext:value-type="float">
            <text:p>0</text:p>
          </table:table-cell>
          <table:table-cell table:style-name="ce10" table:formula="of:=MAX(left_king_pin_y;[.$E$10])" office:value-type="float" office:value="90" calcext:value-type="float">
            <text:p>9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10" table:formula="of:=MIN(right_king_pin_y;[.$F$10])" office:value-type="float" office:value="-1485.69547478525" calcext:value-type="float">
            <text:p>-1 486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ront center point</text:p>
          </table:table-cell>
          <table:table-cell table:formula="of:=wheelbase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verage wheel angle intersection:</text:p>
          </table:table-cell>
          <table:table-cell office:value-type="float" office:value="0" calcext:value-type="float">
            <text:p>0</text:p>
          </table:table-cell>
          <table:table-cell table:style-name="ce10" table:formula="of:=IF(average_wheel_angle = 0;0;TAN(0.5*PI()-average_wheel_angle)*wheelbase)" office:value-type="float" office:value="-1468.44471838531" calcext:value-type="float">
            <text:p>-1 468</text:p>
          </table:table-cell>
          <table:table-cell table:formula="of:=CONCATENATE(&quot;Avg: &quot;;ROUND([common_calc.$C$42];0))" office:value-type="string" office:string-value="Avg: -1468" calcext:value-type="string">
            <text:p>Avg: -14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 radius</text:p>
          </table:table-cell>
          <table:table-cell table:style-name="ce6" table:formula="of:=[common_calc.$E$10]" office:value-type="float" office:value="-1458.8407131228" calcext:value-type="float">
            <text:p>-1459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urning radius:</text:p>
          </table:table-cell>
          <table:table-cell table:formula="of:=SQRT((wheelbase/2)^2+[common_calc.$C$42]^2)" office:value-type="float" office:value="1476.08600391499" calcext:value-type="float">
            <text:p>1476,08600391499</text:p>
          </table:table-cell>
          <table:table-cell table:number-columns-repeated="1022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13"/>
          <table:table-cell table:style-name="ce11" table:number-columns-repeated="1011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3"/>
          <table:table-cell table:style-name="ce11" table:number-columns-repeated="1011"/>
        </table:table-row>
        <table:table-row table:style-name="ro1">
          <table:table-cell table:number-columns-repeated="13"/>
          <table:table-cell table:style-name="ce11" table:number-columns-repeated="1011"/>
        </table:table-row>
      </table:table>
      <table:table table:name="ack_dev_data" table:style-name="ta1">
        <office:forms form:automatic-focus="false" form:apply-design-mode="false"/>
        <table:table-column table:style-name="co3" table:default-cell-style-name="Default"/>
        <table:table-column table:style-name="co19" table:number-columns-repeated="12" table:default-cell-style-name="Default"/>
        <table:table-row table:style-name="ro2">
          <table:table-cell table:style-name="ce12" office:value-type="string" calcext:value-type="string">
            <text:p>Analyze – deviation from true Ackermann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table:style-name="ce8"/>
          <table:table-cell table:number-columns-repeated="12"/>
        </table:table-row>
        <table:table-row table:style-name="ro1">
          <table:table-cell table:style-name="ce13" office:value-type="string" calcext:value-type="string">
            <text:p>pos</text:p>
          </table:table-cell>
          <table:table-cell table:style-name="ce13" office:value-type="string" calcext:value-type="string">
            <text:p>steering angle</text:p>
          </table:table-cell>
          <table:table-cell table:style-name="ce13" office:value-type="string" calcext:value-type="string">
            <text:p>angle rw</text:p>
          </table:table-cell>
          <table:table-cell table:style-name="ce13" office:value-type="string" calcext:value-type="string">
            <text:p>angle lw</text:p>
          </table:table-cell>
          <table:table-cell table:style-name="ce13" office:value-type="string" calcext:value-type="string">
            <text:p>average angle</text:p>
          </table:table-cell>
          <table:table-cell table:style-name="ce13" office:value-type="string" calcext:value-type="string">
            <text:p>ave intsect</text:p>
          </table:table-cell>
          <table:table-cell table:style-name="ce13" office:value-type="string" calcext:value-type="string">
            <text:p>rw intsect</text:p>
          </table:table-cell>
          <table:table-cell table:style-name="ce13" office:value-type="string" calcext:value-type="string">
            <text:p>lw intsect</text:p>
          </table:table-cell>
          <table:table-cell table:style-name="ce13" office:value-type="string" calcext:value-type="string">
            <text:p>corr</text:p>
          </table:table-cell>
          <table:table-cell table:style-name="ce13" office:value-type="string" calcext:value-type="string">
            <text:p>true ack rw</text:p>
          </table:table-cell>
          <table:table-cell table:style-name="ce13" office:value-type="string" calcext:value-type="string">
            <text:p>true ack lw</text:p>
          </table:table-cell>
          <table:table-cell table:style-name="ce13" office:value-type="string" calcext:value-type="string">
            <text:p>dev ack rw</text:p>
          </table:table-cell>
          <table:table-cell table:style-name="ce13" office:value-type="string" calcext:value-type="string">
            <text:p>dev ack lw</text:p>
          </table:table-cell>
        </table:table-row>
        <table:table-row table:style-name="ro1">
          <table:table-cell office:value-type="float" office:value="-150" calcext:value-type="float">
            <text:p>-150</text:p>
          </table:table-cell>
          <table:table-cell table:formula="of:=[.A5]*analyze_resolution" office:value-type="float" office:value="-22.5" calcext:value-type="float">
            <text:p>-22,5</text:p>
          </table:table-cell>
          <table:table-cell table:formula="of:=[rf.N81]" office:value-type="float" office:value="0.26587303083386" calcext:value-type="float">
            <text:p>0,26587303083386</text:p>
          </table:table-cell>
          <table:table-cell table:formula="of:=[lf.N81]" office:value-type="float" office:value="0.308305217201085" calcext:value-type="float">
            <text:p>0,308305217201085</text:p>
          </table:table-cell>
          <table:table-cell table:formula="of:=([.C5]+[.D5])/2" office:value-type="float" office:value="0.287089124017472" calcext:value-type="float">
            <text:p>0,287089124017472</text:p>
          </table:table-cell>
          <table:table-cell table:formula="of:=IF([.E5] = 0;0;TAN(0.5*PI()-[.E5])*wheelbase)" office:value-type="float" office:value="1016.10375810281" calcext:value-type="float">
            <text:p>1016,10375810281</text:p>
          </table:table-cell>
          <table:table-cell table:formula="of:=IF([.D5] = 0;0;TAN(0.5*PI()-[.C5])*wheelbase+right_king_pin_y)" office:value-type="float" office:value="1011.64469847916" calcext:value-type="float">
            <text:p>1011,64469847916</text:p>
          </table:table-cell>
          <table:table-cell table:formula="of:=IF([.D5] = 0;0;TAN(0.5*PI()-[.D5])*wheelbase+left_king_pin_y)" office:value-type="float" office:value="1032.03402965425" calcext:value-type="float">
            <text:p>1032,03402965425</text:p>
          </table:table-cell>
          <table:table-cell table:formula="of:=IF([.E5]=0;0;[.E5]/ABS([.E5]))" office:value-type="float" office:value="1" calcext:value-type="float">
            <text:p>1</text:p>
          </table:table-cell>
          <table:table-cell table:formula="of:=IF([.E5]=0;0;[.I5]*0.5*PI()-ATAN(([.F5]-right_king_pin_y)/wheelbase))" office:value-type="float" office:value="0.264850727940169" calcext:value-type="float">
            <text:p>0,264850727940169</text:p>
          </table:table-cell>
          <table:table-cell table:formula="of:=IF([.E5]=0;0;[.I5]*0.5*PI()-ATAN(([.F5]-left_king_pin_y)/wheelbase))" office:value-type="float" office:value="0.313270862088553" calcext:value-type="float">
            <text:p>0,313270862088553</text:p>
          </table:table-cell>
          <table:table-cell table:formula="of:=DEGREES([.C5]-[.J5])" office:value-type="float" office:value="0.0585736411924952" calcext:value-type="float">
            <text:p>0,058573641192495</text:p>
          </table:table-cell>
          <table:table-cell table:formula="of:=DEGREES([.D5]-[.K5])" office:value-type="float" office:value="-0.284510494612652" calcext:value-type="float">
            <text:p>-0,284510494612652</text:p>
          </table:table-cell>
        </table:table-row>
        <table:table-row table:style-name="ro1">
          <table:table-cell office:value-type="float" office:value="-149" calcext:value-type="float">
            <text:p>-149</text:p>
          </table:table-cell>
          <table:table-cell table:style-name="ce11" table:formula="of:=[ack_dev_data.A6]*analyze_resolution" office:value-type="float" office:value="-22.35" calcext:value-type="float">
            <text:p>-22,35</text:p>
          </table:table-cell>
          <table:table-cell table:formula="of:=[rf.N82]" office:value-type="float" office:value="0.264292143143712" calcext:value-type="float">
            <text:p>0,264292143143712</text:p>
          </table:table-cell>
          <table:table-cell table:formula="of:=[lf.N82]" office:value-type="float" office:value="0.306146928454089" calcext:value-type="float">
            <text:p>0,306146928454089</text:p>
          </table:table-cell>
          <table:table-cell table:formula="of:=([.C6]+[.D6])/2" office:value-type="float" office:value="0.285219535798901" calcext:value-type="float">
            <text:p>0,285219535798901</text:p>
          </table:table-cell>
          <table:table-cell table:formula="of:=IF([.E6] = 0;0;TAN(0.5*PI()-[.E6])*wheelbase)" office:value-type="float" office:value="1023.14351359148" calcext:value-type="float">
            <text:p>1023,14351359148</text:p>
          </table:table-cell>
          <table:table-cell table:formula="of:=IF([.D6] = 0;0;TAN(0.5*PI()-[.C6])*wheelbase+right_king_pin_y)" office:value-type="float" office:value="1018.55441174194" calcext:value-type="float">
            <text:p>1018,55441174194</text:p>
          </table:table-cell>
          <table:table-cell table:formula="of:=IF([.D6] = 0;0;TAN(0.5*PI()-[.D6])*wheelbase+left_king_pin_y)" office:value-type="float" office:value="1039.11393004566" calcext:value-type="float">
            <text:p>1039,11393004566</text:p>
          </table:table-cell>
          <table:table-cell table:formula="of:=IF([.E6]=0;0;[.E6]/ABS([.E6]))" office:value-type="float" office:value="1" calcext:value-type="float">
            <text:p>1</text:p>
          </table:table-cell>
          <table:table-cell table:formula="of:=IF([.E6]=0;0;[.I6]*0.5*PI()-ATAN(([.F6]-right_king_pin_y)/wheelbase))" office:value-type="float" office:value="0.263252301227921" calcext:value-type="float">
            <text:p>0,263252301227921</text:p>
          </table:table-cell>
          <table:table-cell table:formula="of:=IF([.E6]=0;0;[.I6]*0.5*PI()-ATAN(([.F6]-left_king_pin_y)/wheelbase))" office:value-type="float" office:value="0.311057541622102" calcext:value-type="float">
            <text:p>0,311057541622102</text:p>
          </table:table-cell>
          <table:table-cell table:formula="of:=DEGREES([.C6]-[.J6])" office:value-type="float" office:value="0.0595785531356373" calcext:value-type="float">
            <text:p>0,059578553135637</text:p>
          </table:table-cell>
          <table:table-cell table:formula="of:=DEGREES([.D6]-[.K6])" office:value-type="float" office:value="-0.281357409348508" calcext:value-type="float">
            <text:p>-0,281357409348508</text:p>
          </table:table-cell>
        </table:table-row>
        <table:table-row table:style-name="ro1">
          <table:table-cell office:value-type="float" office:value="-148" calcext:value-type="float">
            <text:p>-148</text:p>
          </table:table-cell>
          <table:table-cell table:formula="of:=[ack_dev_data.A7]*analyze_resolution" office:value-type="float" office:value="-22.2" calcext:value-type="float">
            <text:p>-22,2</text:p>
          </table:table-cell>
          <table:table-cell table:formula="of:=[rf.N83]" office:value-type="float" office:value="0.262708251952215" calcext:value-type="float">
            <text:p>0,262708251952215</text:p>
          </table:table-cell>
          <table:table-cell table:formula="of:=[lf.N83]" office:value-type="float" office:value="0.30398985549157" calcext:value-type="float">
            <text:p>0,30398985549157</text:p>
          </table:table-cell>
          <table:table-cell table:formula="of:=([.C7]+[.D7])/2" office:value-type="float" office:value="0.283349053721893" calcext:value-type="float">
            <text:p>0,283349053721893</text:p>
          </table:table-cell>
          <table:table-cell table:formula="of:=IF([.E7] = 0;0;TAN(0.5*PI()-[.E7])*wheelbase)" office:value-type="float" office:value="1030.2770497421" calcext:value-type="float">
            <text:p>1030,2770497421</text:p>
          </table:table-cell>
          <table:table-cell table:formula="of:=IF([.D7] = 0;0;TAN(0.5*PI()-[.C7])*wheelbase+right_king_pin_y)" office:value-type="float" office:value="1025.55868805458" calcext:value-type="float">
            <text:p>1025,55868805458</text:p>
          </table:table-cell>
          <table:table-cell table:formula="of:=IF([.D7] = 0;0;TAN(0.5*PI()-[.D7])*wheelbase+left_king_pin_y)" office:value-type="float" office:value="1046.28711055569" calcext:value-type="float">
            <text:p>1046,28711055569</text:p>
          </table:table-cell>
          <table:table-cell table:formula="of:=IF([.E7]=0;0;[.E7]/ABS([.E7]))" office:value-type="float" office:value="1" calcext:value-type="float">
            <text:p>1</text:p>
          </table:table-cell>
          <table:table-cell table:formula="of:=IF([.E7]=0;0;[.I7]*0.5*PI()-ATAN(([.F7]-right_king_pin_y)/wheelbase))" office:value-type="float" office:value="0.261651693606561" calcext:value-type="float">
            <text:p>0,261651693606561</text:p>
          </table:table-cell>
          <table:table-cell table:formula="of:=IF([.E7]=0;0;[.I7]*0.5*PI()-ATAN(([.F7]-left_king_pin_y)/wheelbase))" office:value-type="float" office:value="0.308845398097848" calcext:value-type="float">
            <text:p>0,308845398097848</text:p>
          </table:table-cell>
          <table:table-cell table:formula="of:=DEGREES([.C7]-[.J7])" office:value-type="float" office:value="0.0605363340153013" calcext:value-type="float">
            <text:p>0,060536334015301</text:p>
          </table:table-cell>
          <table:table-cell table:formula="of:=DEGREES([.D7]-[.K7])" office:value-type="float" office:value="-0.278202098585676" calcext:value-type="float">
            <text:p>-0,278202098585676</text:p>
          </table:table-cell>
        </table:table-row>
        <table:table-row table:style-name="ro1">
          <table:table-cell office:value-type="float" office:value="-147" calcext:value-type="float">
            <text:p>-147</text:p>
          </table:table-cell>
          <table:table-cell table:formula="of:=[ack_dev_data.A8]*analyze_resolution" office:value-type="float" office:value="-22.05" calcext:value-type="float">
            <text:p>-22,05</text:p>
          </table:table-cell>
          <table:table-cell table:formula="of:=[rf.N84]" office:value-type="float" office:value="0.261121366868225" calcext:value-type="float">
            <text:p>0,261121366868225</text:p>
          </table:table-cell>
          <table:table-cell table:formula="of:=[lf.N84]" office:value-type="float" office:value="0.301834000886842" calcext:value-type="float">
            <text:p>0,301834000886842</text:p>
          </table:table-cell>
          <table:table-cell table:formula="of:=([.C8]+[.D8])/2" office:value-type="float" office:value="0.281477683877533" calcext:value-type="float">
            <text:p>0,281477683877533</text:p>
          </table:table-cell>
          <table:table-cell table:formula="of:=IF([.E8] = 0;0;TAN(0.5*PI()-[.E8])*wheelbase)" office:value-type="float" office:value="1037.50627782987" calcext:value-type="float">
            <text:p>1037,50627782987</text:p>
          </table:table-cell>
          <table:table-cell table:formula="of:=IF([.D8] = 0;0;TAN(0.5*PI()-[.C8])*wheelbase+right_king_pin_y)" office:value-type="float" office:value="1032.65943606656" calcext:value-type="float">
            <text:p>1032,65943606656</text:p>
          </table:table-cell>
          <table:table-cell table:formula="of:=IF([.D8] = 0;0;TAN(0.5*PI()-[.D8])*wheelbase+left_king_pin_y)" office:value-type="float" office:value="1053.55548277077" calcext:value-type="float">
            <text:p>1053,55548277077</text:p>
          </table:table-cell>
          <table:table-cell table:formula="of:=IF([.E8]=0;0;[.E8]/ABS([.E8]))" office:value-type="float" office:value="1" calcext:value-type="float">
            <text:p>1</text:p>
          </table:table-cell>
          <table:table-cell table:formula="of:=IF([.E8]=0;0;[.I8]*0.5*PI()-ATAN(([.F8]-right_king_pin_y)/wheelbase))" office:value-type="float" office:value="0.26004890337328" calcext:value-type="float">
            <text:p>0,26004890337328</text:p>
          </table:table-cell>
          <table:table-cell table:formula="of:=IF([.E8]=0;0;[.I8]*0.5*PI()-ATAN(([.F8]-left_king_pin_y)/wheelbase))" office:value-type="float" office:value="0.306634444693559" calcext:value-type="float">
            <text:p>0,306634444693559</text:p>
          </table:table-cell>
          <table:table-cell table:formula="of:=DEGREES([.C8]-[.J8])" office:value-type="float" office:value="0.0614476319421855" calcext:value-type="float">
            <text:p>0,061447631942186</text:p>
          </table:table-cell>
          <table:table-cell table:formula="of:=DEGREES([.D8]-[.K8])" office:value-type="float" office:value="-0.2750451699146" calcext:value-type="float">
            <text:p>-0,2750451699146</text:p>
          </table:table-cell>
        </table:table-row>
        <table:table-row table:style-name="ro1">
          <table:table-cell office:value-type="float" office:value="-146" calcext:value-type="float">
            <text:p>-146</text:p>
          </table:table-cell>
          <table:table-cell table:formula="of:=[ack_dev_data.A9]*analyze_resolution" office:value-type="float" office:value="-21.9" calcext:value-type="float">
            <text:p>-21,9</text:p>
          </table:table-cell>
          <table:table-cell table:formula="of:=[rf.N85]" office:value-type="float" office:value="0.25953149748009" calcext:value-type="float">
            <text:p>0,25953149748009</text:p>
          </table:table-cell>
          <table:table-cell table:formula="of:=[lf.N85]" office:value-type="float" office:value="0.299679367234379" calcext:value-type="float">
            <text:p>0,299679367234379</text:p>
          </table:table-cell>
          <table:table-cell table:formula="of:=([.C9]+[.D9])/2" office:value-type="float" office:value="0.279605432357235" calcext:value-type="float">
            <text:p>0,279605432357235</text:p>
          </table:table-cell>
          <table:table-cell table:formula="of:=IF([.E9] = 0;0;TAN(0.5*PI()-[.E9])*wheelbase)" office:value-type="float" office:value="1044.83316150881" calcext:value-type="float">
            <text:p>1044,83316150881</text:p>
          </table:table-cell>
          <table:table-cell table:formula="of:=IF([.D9] = 0;0;TAN(0.5*PI()-[.C9])*wheelbase+right_king_pin_y)" office:value-type="float" office:value="1039.85861682082" calcext:value-type="float">
            <text:p>1039,85861682082</text:p>
          </table:table-cell>
          <table:table-cell table:formula="of:=IF([.D9] = 0;0;TAN(0.5*PI()-[.D9])*wheelbase+left_king_pin_y)" office:value-type="float" office:value="1060.92101065014" calcext:value-type="float">
            <text:p>1060,92101065014</text:p>
          </table:table-cell>
          <table:table-cell table:formula="of:=IF([.E9]=0;0;[.E9]/ABS([.E9]))" office:value-type="float" office:value="1" calcext:value-type="float">
            <text:p>1</text:p>
          </table:table-cell>
          <table:table-cell table:formula="of:=IF([.E9]=0;0;[.I9]*0.5*PI()-ATAN(([.F9]-right_king_pin_y)/wheelbase))" office:value-type="float" office:value="0.25844392882978" calcext:value-type="float">
            <text:p>0,25844392882978</text:p>
          </table:table-cell>
          <table:table-cell table:formula="of:=IF([.E9]=0;0;[.I9]*0.5*PI()-ATAN(([.F9]-left_king_pin_y)/wheelbase))" office:value-type="float" office:value="0.304424694505727" calcext:value-type="float">
            <text:p>0,304424694505727</text:p>
          </table:table-cell>
          <table:table-cell table:formula="of:=DEGREES([.C9]-[.J9])" office:value-type="float" office:value="0.0623130935935125" calcext:value-type="float">
            <text:p>0,062313093593513</text:p>
          </table:table-cell>
          <table:table-cell table:formula="of:=DEGREES([.D9]-[.K9])" office:value-type="float" office:value="-0.271887225056608" calcext:value-type="float">
            <text:p>-0,271887225056608</text:p>
          </table:table-cell>
        </table:table-row>
        <table:table-row table:style-name="ro1">
          <table:table-cell office:value-type="float" office:value="-145" calcext:value-type="float">
            <text:p>-145</text:p>
          </table:table-cell>
          <table:table-cell table:formula="of:=[ack_dev_data.A10]*analyze_resolution" office:value-type="float" office:value="-21.75" calcext:value-type="float">
            <text:p>-21,75</text:p>
          </table:table-cell>
          <table:table-cell table:formula="of:=[rf.N86]" office:value-type="float" office:value="0.257938653355517" calcext:value-type="float">
            <text:p>0,257938653355517</text:p>
          </table:table-cell>
          <table:table-cell table:formula="of:=[lf.N86]" office:value-type="float" office:value="0.297525957149812" calcext:value-type="float">
            <text:p>0,297525957149812</text:p>
          </table:table-cell>
          <table:table-cell table:formula="of:=([.C10]+[.D10])/2" office:value-type="float" office:value="0.277732305252664" calcext:value-type="float">
            <text:p>0,277732305252664</text:p>
          </table:table-cell>
          <table:table-cell table:formula="of:=IF([.E10] = 0;0;TAN(0.5*PI()-[.E10])*wheelbase)" office:value-type="float" office:value="1052.25971861787" calcext:value-type="float">
            <text:p>1052,25971861787</text:p>
          </table:table-cell>
          <table:table-cell table:formula="of:=IF([.D10] = 0;0;TAN(0.5*PI()-[.C10])*wheelbase+right_king_pin_y)" office:value-type="float" office:value="1047.15824555989" calcext:value-type="float">
            <text:p>1047,15824555989</text:p>
          </table:table-cell>
          <table:table-cell table:formula="of:=IF([.D10] = 0;0;TAN(0.5*PI()-[.D10])*wheelbase+left_king_pin_y)" office:value-type="float" office:value="1068.38571233207" calcext:value-type="float">
            <text:p>1068,38571233207</text:p>
          </table:table-cell>
          <table:table-cell table:formula="of:=IF([.E10]=0;0;[.E10]/ABS([.E10]))" office:value-type="float" office:value="1" calcext:value-type="float">
            <text:p>1</text:p>
          </table:table-cell>
          <table:table-cell table:formula="of:=IF([.E10]=0;0;[.I10]*0.5*PI()-ATAN(([.F10]-right_king_pin_y)/wheelbase))" office:value-type="float" office:value="0.256836768282451" calcext:value-type="float">
            <text:p>0,256836768282451</text:p>
          </table:table-cell>
          <table:table-cell table:formula="of:=IF([.E10]=0;0;[.I10]*0.5*PI()-ATAN(([.F10]-left_king_pin_y)/wheelbase))" office:value-type="float" office:value="0.302216160549299" calcext:value-type="float">
            <text:p>0,302216160549299</text:p>
          </table:table-cell>
          <table:table-cell table:formula="of:=DEGREES([.C10]-[.J10])" office:value-type="float" office:value="0.0631333641951156" calcext:value-type="float">
            <text:p>0,063133364195116</text:p>
          </table:table-cell>
          <table:table-cell table:formula="of:=DEGREES([.D10]-[.K10])" office:value-type="float" office:value="-0.26872885984852" calcext:value-type="float">
            <text:p>-0,26872885984852</text:p>
          </table:table-cell>
        </table:table-row>
        <table:table-row table:style-name="ro1">
          <table:table-cell office:value-type="float" office:value="-144" calcext:value-type="float">
            <text:p>-144</text:p>
          </table:table-cell>
          <table:table-cell table:formula="of:=[ack_dev_data.A11]*analyze_resolution" office:value-type="float" office:value="-21.6" calcext:value-type="float">
            <text:p>-21,6</text:p>
          </table:table-cell>
          <table:table-cell table:formula="of:=[rf.N87]" office:value-type="float" office:value="0.256342844041414" calcext:value-type="float">
            <text:p>0,256342844041414</text:p>
          </table:table-cell>
          <table:table-cell table:formula="of:=[lf.N87]" office:value-type="float" office:value="0.295373773269918" calcext:value-type="float">
            <text:p>0,295373773269918</text:p>
          </table:table-cell>
          <table:table-cell table:formula="of:=([.C11]+[.D11])/2" office:value-type="float" office:value="0.275858308655666" calcext:value-type="float">
            <text:p>0,275858308655666</text:p>
          </table:table-cell>
          <table:table-cell table:formula="of:=IF([.E11] = 0;0;TAN(0.5*PI()-[.E11])*wheelbase)" office:value-type="float" office:value="1059.78802306255" calcext:value-type="float">
            <text:p>1059,78802306255</text:p>
          </table:table-cell>
          <table:table-cell table:formula="of:=IF([.D11] = 0;0;TAN(0.5*PI()-[.C11])*wheelbase+right_king_pin_y)" office:value-type="float" office:value="1054.56039360735" calcext:value-type="float">
            <text:p>1054,56039360735</text:p>
          </table:table-cell>
          <table:table-cell table:formula="of:=IF([.D11] = 0;0;TAN(0.5*PI()-[.D11])*wheelbase+left_king_pin_y)" office:value-type="float" office:value="1075.95166201539" calcext:value-type="float">
            <text:p>1075,95166201539</text:p>
          </table:table-cell>
          <table:table-cell table:formula="of:=IF([.E11]=0;0;[.E11]/ABS([.E11]))" office:value-type="float" office:value="1" calcext:value-type="float">
            <text:p>1</text:p>
          </table:table-cell>
          <table:table-cell table:formula="of:=IF([.E11]=0;0;[.I11]*0.5*PI()-ATAN(([.F11]-right_king_pin_y)/wheelbase))" office:value-type="float" office:value="0.255227420042532" calcext:value-type="float">
            <text:p>0,255227420042532</text:p>
          </table:table-cell>
          <table:table-cell table:formula="of:=IF([.E11]=0;0;[.I11]*0.5*PI()-ATAN(([.F11]-left_king_pin_y)/wheelbase))" office:value-type="float" office:value="0.300008855757403" calcext:value-type="float">
            <text:p>0,300008855757403</text:p>
          </table:table-cell>
          <table:table-cell table:formula="of:=DEGREES([.C11]-[.J11])" office:value-type="float" office:value="0.0639090875035776" calcext:value-type="float">
            <text:p>0,063909087503578</text:p>
          </table:table-cell>
          <table:table-cell table:formula="of:=DEGREES([.D11]-[.K11])" office:value-type="float" office:value="-0.2655706642279" calcext:value-type="float">
            <text:p>-0,2655706642279</text:p>
          </table:table-cell>
        </table:table-row>
        <table:table-row table:style-name="ro1">
          <table:table-cell office:value-type="float" office:value="-143" calcext:value-type="float">
            <text:p>-143</text:p>
          </table:table-cell>
          <table:table-cell table:formula="of:=[ack_dev_data.A12]*analyze_resolution" office:value-type="float" office:value="-21.45" calcext:value-type="float">
            <text:p>-21,45</text:p>
          </table:table-cell>
          <table:table-cell table:formula="of:=[rf.N88]" office:value-type="float" office:value="0.254744079063756" calcext:value-type="float">
            <text:p>0,254744079063756</text:p>
          </table:table-cell>
          <table:table-cell table:formula="of:=[lf.N88]" office:value-type="float" office:value="0.293222818252608" calcext:value-type="float">
            <text:p>0,293222818252608</text:p>
          </table:table-cell>
          <table:table-cell table:formula="of:=([.C12]+[.D12])/2" office:value-type="float" office:value="0.273983448658182" calcext:value-type="float">
            <text:p>0,273983448658182</text:p>
          </table:table-cell>
          <table:table-cell table:formula="of:=IF([.E12] = 0;0;TAN(0.5*PI()-[.E12])*wheelbase)" office:value-type="float" office:value="1067.42020677531" calcext:value-type="float">
            <text:p>1067,42020677531</text:p>
          </table:table-cell>
          <table:table-cell table:formula="of:=IF([.D12] = 0;0;TAN(0.5*PI()-[.C12])*wheelbase+right_king_pin_y)" office:value-type="float" office:value="1062.06719032829" calcext:value-type="float">
            <text:p>1062,06719032829</text:p>
          </table:table-cell>
          <table:table-cell table:formula="of:=IF([.D12] = 0;0;TAN(0.5*PI()-[.D12])*wheelbase+left_king_pin_y)" office:value-type="float" office:value="1083.62099191983" calcext:value-type="float">
            <text:p>1083,62099191983</text:p>
          </table:table-cell>
          <table:table-cell table:formula="of:=IF([.E12]=0;0;[.E12]/ABS([.E12]))" office:value-type="float" office:value="1" calcext:value-type="float">
            <text:p>1</text:p>
          </table:table-cell>
          <table:table-cell table:formula="of:=IF([.E12]=0;0;[.I12]*0.5*PI()-ATAN(([.F12]-right_king_pin_y)/wheelbase))" office:value-type="float" office:value="0.25361588242628" calcext:value-type="float">
            <text:p>0,25361588242628</text:p>
          </table:table-cell>
          <table:table-cell table:formula="of:=IF([.E12]=0;0;[.I12]*0.5*PI()-ATAN(([.F12]-left_king_pin_y)/wheelbase))" office:value-type="float" office:value="0.297802792981088" calcext:value-type="float">
            <text:p>0,297802792981088</text:p>
          </table:table-cell>
          <table:table-cell table:formula="of:=DEGREES([.C12]-[.J12])" office:value-type="float" office:value="0.0646409057882282" calcext:value-type="float">
            <text:p>0,064640905788228</text:p>
          </table:table-cell>
          <table:table-cell table:formula="of:=DEGREES([.D12]-[.K12])" office:value-type="float" office:value="-0.262413222218478" calcext:value-type="float">
            <text:p>-0,262413222218478</text:p>
          </table:table-cell>
        </table:table-row>
        <table:table-row table:style-name="ro1">
          <table:table-cell office:value-type="float" office:value="-142" calcext:value-type="float">
            <text:p>-142</text:p>
          </table:table-cell>
          <table:table-cell table:formula="of:=[ack_dev_data.A13]*analyze_resolution" office:value-type="float" office:value="-21.3" calcext:value-type="float">
            <text:p>-21,3</text:p>
          </table:table-cell>
          <table:table-cell table:formula="of:=[rf.N89]" office:value-type="float" office:value="0.253142367927438" calcext:value-type="float">
            <text:p>0,253142367927438</text:p>
          </table:table-cell>
          <table:table-cell table:formula="of:=[lf.N89]" office:value-type="float" office:value="0.29107309477694" calcext:value-type="float">
            <text:p>0,29107309477694</text:p>
          </table:table-cell>
          <table:table-cell table:formula="of:=([.C13]+[.D13])/2" office:value-type="float" office:value="0.272107731352189" calcext:value-type="float">
            <text:p>0,272107731352189</text:p>
          </table:table-cell>
          <table:table-cell table:formula="of:=IF([.E13] = 0;0;TAN(0.5*PI()-[.E13])*wheelbase)" office:value-type="float" office:value="1075.15846175881" calcext:value-type="float">
            <text:p>1075,15846175881</text:p>
          </table:table-cell>
          <table:table-cell table:formula="of:=IF([.D13] = 0;0;TAN(0.5*PI()-[.C13])*wheelbase+right_king_pin_y)" office:value-type="float" office:value="1069.68082517254" calcext:value-type="float">
            <text:p>1069,68082517254</text:p>
          </table:table-cell>
          <table:table-cell table:formula="of:=IF([.D13] = 0;0;TAN(0.5*PI()-[.D13])*wheelbase+left_king_pin_y)" office:value-type="float" office:value="1091.39589432933" calcext:value-type="float">
            <text:p>1091,39589432933</text:p>
          </table:table-cell>
          <table:table-cell table:formula="of:=IF([.E13]=0;0;[.E13]/ABS([.E13]))" office:value-type="float" office:value="1" calcext:value-type="float">
            <text:p>1</text:p>
          </table:table-cell>
          <table:table-cell table:formula="of:=IF([.E13]=0;0;[.I13]*0.5*PI()-ATAN(([.F13]-right_king_pin_y)/wheelbase))" office:value-type="float" office:value="0.25200215375515" calcext:value-type="float">
            <text:p>0,25200215375515</text:p>
          </table:table-cell>
          <table:table-cell table:formula="of:=IF([.E13]=0;0;[.I13]*0.5*PI()-ATAN(([.F13]-left_king_pin_y)/wheelbase))" office:value-type="float" office:value="0.295597984989088" calcext:value-type="float">
            <text:p>0,295597984989088</text:p>
          </table:table-cell>
          <table:table-cell table:formula="of:=DEGREES([.C13]-[.J13])" office:value-type="float" office:value="0.0653294598130662" calcext:value-type="float">
            <text:p>0,065329459813066</text:p>
          </table:table-cell>
          <table:table-cell table:formula="of:=DEGREES([.D13]-[.K13])" office:value-type="float" office:value="-0.259257111916157" calcext:value-type="float">
            <text:p>-0,259257111916157</text:p>
          </table:table-cell>
        </table:table-row>
        <table:table-row table:style-name="ro1">
          <table:table-cell office:value-type="float" office:value="-141" calcext:value-type="float">
            <text:p>-141</text:p>
          </table:table-cell>
          <table:table-cell table:formula="of:=[ack_dev_data.A14]*analyze_resolution" office:value-type="float" office:value="-21.15" calcext:value-type="float">
            <text:p>-21,15</text:p>
          </table:table-cell>
          <table:table-cell table:formula="of:=[rf.N90]" office:value-type="float" office:value="0.251537720116142" calcext:value-type="float">
            <text:p>0,251537720116142</text:p>
          </table:table-cell>
          <table:table-cell table:formula="of:=[lf.N90]" office:value-type="float" office:value="0.288924605543088" calcext:value-type="float">
            <text:p>0,288924605543088</text:p>
          </table:table-cell>
          <table:table-cell table:formula="of:=([.C14]+[.D14])/2" office:value-type="float" office:value="0.270231162829615" calcext:value-type="float">
            <text:p>0,270231162829615</text:p>
          </table:table-cell>
          <table:table-cell table:formula="of:=IF([.E14] = 0;0;TAN(0.5*PI()-[.E14])*wheelbase)" office:value-type="float" office:value="1083.00504221619" calcext:value-type="float">
            <text:p>1083,00504221619</text:p>
          </table:table-cell>
          <table:table-cell table:formula="of:=IF([.D14] = 0;0;TAN(0.5*PI()-[.C14])*wheelbase+right_king_pin_y)" office:value-type="float" office:value="1077.40354980481" calcext:value-type="float">
            <text:p>1077,40354980481</text:p>
          </table:table-cell>
          <table:table-cell table:formula="of:=IF([.D14] = 0;0;TAN(0.5*PI()-[.D14])*wheelbase+left_king_pin_y)" office:value-type="float" office:value="1099.27862372222" calcext:value-type="float">
            <text:p>1099,27862372222</text:p>
          </table:table-cell>
          <table:table-cell table:formula="of:=IF([.E14]=0;0;[.E14]/ABS([.E14]))" office:value-type="float" office:value="1" calcext:value-type="float">
            <text:p>1</text:p>
          </table:table-cell>
          <table:table-cell table:formula="of:=IF([.E14]=0;0;[.I14]*0.5*PI()-ATAN(([.F14]-right_king_pin_y)/wheelbase))" office:value-type="float" office:value="0.250386232355965" calcext:value-type="float">
            <text:p>0,250386232355965</text:p>
          </table:table-cell>
          <table:table-cell table:formula="of:=IF([.E14]=0;0;[.I14]*0.5*PI()-ATAN(([.F14]-left_king_pin_y)/wheelbase))" office:value-type="float" office:value="0.293394444467567" calcext:value-type="float">
            <text:p>0,293394444467567</text:p>
          </table:table-cell>
          <table:table-cell table:formula="of:=DEGREES([.C14]-[.J14])" office:value-type="float" office:value="0.0659753888191007" calcext:value-type="float">
            <text:p>0,065975388819101</text:p>
          </table:table-cell>
          <table:table-cell table:formula="of:=DEGREES([.D14]-[.K14])" office:value-type="float" office:value="-0.256102905475942" calcext:value-type="float">
            <text:p>-0,256102905475942</text:p>
          </table:table-cell>
        </table:table-row>
        <table:table-row table:style-name="ro1">
          <table:table-cell office:value-type="float" office:value="-140" calcext:value-type="float">
            <text:p>-140</text:p>
          </table:table-cell>
          <table:table-cell table:formula="of:=[ack_dev_data.A15]*analyze_resolution" office:value-type="float" office:value="-21" calcext:value-type="float">
            <text:p>-21</text:p>
          </table:table-cell>
          <table:table-cell table:formula="of:=[rf.N91]" office:value-type="float" office:value="0.249930145092202" calcext:value-type="float">
            <text:p>0,249930145092202</text:p>
          </table:table-cell>
          <table:table-cell table:formula="of:=[lf.N91]" office:value-type="float" office:value="0.286777353272357" calcext:value-type="float">
            <text:p>0,286777353272357</text:p>
          </table:table-cell>
          <table:table-cell table:formula="of:=([.C15]+[.D15])/2" office:value-type="float" office:value="0.26835374918228" calcext:value-type="float">
            <text:p>0,26835374918228</text:p>
          </table:table-cell>
          <table:table-cell table:formula="of:=IF([.E15] = 0;0;TAN(0.5*PI()-[.E15])*wheelbase)" office:value-type="float" office:value="1090.96226677257" calcext:value-type="float">
            <text:p>1090,96226677257</text:p>
          </table:table-cell>
          <table:table-cell table:formula="of:=IF([.D15] = 0;0;TAN(0.5*PI()-[.C15])*wheelbase+right_king_pin_y)" office:value-type="float" office:value="1085.23768032622" calcext:value-type="float">
            <text:p>1085,23768032622</text:p>
          </table:table-cell>
          <table:table-cell table:formula="of:=IF([.D15] = 0;0;TAN(0.5*PI()-[.D15])*wheelbase+left_king_pin_y)" office:value-type="float" office:value="1107.27149899274" calcext:value-type="float">
            <text:p>1107,27149899274</text:p>
          </table:table-cell>
          <table:table-cell table:formula="of:=IF([.E15]=0;0;[.E15]/ABS([.E15]))" office:value-type="float" office:value="1" calcext:value-type="float">
            <text:p>1</text:p>
          </table:table-cell>
          <table:table-cell table:formula="of:=IF([.E15]=0;0;[.I15]*0.5*PI()-ATAN(([.F15]-right_king_pin_y)/wheelbase))" office:value-type="float" office:value="0.248768116561093" calcext:value-type="float">
            <text:p>0,248768116561093</text:p>
          </table:table-cell>
          <table:table-cell table:formula="of:=IF([.E15]=0;0;[.I15]*0.5*PI()-ATAN(([.F15]-left_king_pin_y)/wheelbase))" office:value-type="float" office:value="0.291192184019903" calcext:value-type="float">
            <text:p>0,291192184019903</text:p>
          </table:table-cell>
          <table:table-cell table:formula="of:=DEGREES([.C15]-[.J15])" office:value-type="float" office:value="0.0665793305063369" calcext:value-type="float">
            <text:p>0,066579330506337</text:p>
          </table:table-cell>
          <table:table-cell table:formula="of:=DEGREES([.D15]-[.K15])" office:value-type="float" office:value="-0.252951169098931" calcext:value-type="float">
            <text:p>-0,252951169098931</text:p>
          </table:table-cell>
        </table:table-row>
        <table:table-row table:style-name="ro1">
          <table:table-cell office:value-type="float" office:value="-139" calcext:value-type="float">
            <text:p>-139</text:p>
          </table:table-cell>
          <table:table-cell table:formula="of:=[ack_dev_data.A16]*analyze_resolution" office:value-type="float" office:value="-20.85" calcext:value-type="float">
            <text:p>-20,85</text:p>
          </table:table-cell>
          <table:table-cell table:formula="of:=[rf.N92]" office:value-type="float" office:value="0.248319652296462" calcext:value-type="float">
            <text:p>0,248319652296462</text:p>
          </table:table-cell>
          <table:table-cell table:formula="of:=[lf.N92]" office:value-type="float" office:value="0.284631340707171" calcext:value-type="float">
            <text:p>0,284631340707171</text:p>
          </table:table-cell>
          <table:table-cell table:formula="of:=([.C16]+[.D16])/2" office:value-type="float" office:value="0.266475496501817" calcext:value-type="float">
            <text:p>0,266475496501817</text:p>
          </table:table-cell>
          <table:table-cell table:formula="of:=IF([.E16] = 0;0;TAN(0.5*PI()-[.E16])*wheelbase)" office:value-type="float" office:value="1099.03252079248" calcext:value-type="float">
            <text:p>1099,03252079248</text:p>
          </table:table-cell>
          <table:table-cell table:formula="of:=IF([.D16] = 0;0;TAN(0.5*PI()-[.C16])*wheelbase+right_king_pin_y)" office:value-type="float" office:value="1093.18559959168" calcext:value-type="float">
            <text:p>1093,18559959168</text:p>
          </table:table-cell>
          <table:table-cell table:formula="of:=IF([.D16] = 0;0;TAN(0.5*PI()-[.D16])*wheelbase+left_king_pin_y)" office:value-type="float" office:value="1115.37690576841" calcext:value-type="float">
            <text:p>1115,37690576841</text:p>
          </table:table-cell>
          <table:table-cell table:formula="of:=IF([.E16]=0;0;[.E16]/ABS([.E16]))" office:value-type="float" office:value="1" calcext:value-type="float">
            <text:p>1</text:p>
          </table:table-cell>
          <table:table-cell table:formula="of:=IF([.E16]=0;0;[.I16]*0.5*PI()-ATAN(([.F16]-right_king_pin_y)/wheelbase))" office:value-type="float" office:value="0.247147804708628" calcext:value-type="float">
            <text:p>0,247147804708628</text:p>
          </table:table-cell>
          <table:table-cell table:formula="of:=IF([.E16]=0;0;[.I16]*0.5*PI()-ATAN(([.F16]-left_king_pin_y)/wheelbase))" office:value-type="float" office:value="0.288991216166455" calcext:value-type="float">
            <text:p>0,288991216166455</text:p>
          </table:table-cell>
          <table:table-cell table:formula="of:=DEGREES([.C16]-[.J16])" office:value-type="float" office:value="0.0671419210154937" calcext:value-type="float">
            <text:p>0,067141921015494</text:p>
          </table:table-cell>
          <table:table-cell table:formula="of:=DEGREES([.D16]-[.K16])" office:value-type="float" office:value="-0.249802463019642" calcext:value-type="float">
            <text:p>-0,249802463019642</text:p>
          </table:table-cell>
        </table:table-row>
        <table:table-row table:style-name="ro1">
          <table:table-cell office:value-type="float" office:value="-138" calcext:value-type="float">
            <text:p>-138</text:p>
          </table:table-cell>
          <table:table-cell table:formula="of:=[ack_dev_data.A17]*analyze_resolution" office:value-type="float" office:value="-20.7" calcext:value-type="float">
            <text:p>-20,7</text:p>
          </table:table-cell>
          <table:table-cell table:formula="of:=[rf.N93]" office:value-type="float" office:value="0.246706251148158" calcext:value-type="float">
            <text:p>0,246706251148158</text:p>
          </table:table-cell>
          <table:table-cell table:formula="of:=[lf.N93]" office:value-type="float" office:value="0.282486570611073" calcext:value-type="float">
            <text:p>0,282486570611073</text:p>
          </table:table-cell>
          <table:table-cell table:formula="of:=([.C17]+[.D17])/2" office:value-type="float" office:value="0.264596410879616" calcext:value-type="float">
            <text:p>0,264596410879616</text:p>
          </table:table-cell>
          <table:table-cell table:formula="of:=IF([.E17] = 0;0;TAN(0.5*PI()-[.E17])*wheelbase)" office:value-type="float" office:value="1107.21825879799" calcext:value-type="float">
            <text:p>1107,21825879799</text:p>
          </table:table-cell>
          <table:table-cell table:formula="of:=IF([.D17] = 0;0;TAN(0.5*PI()-[.C17])*wheelbase+right_king_pin_y)" office:value-type="float" office:value="1101.24975962799" calcext:value-type="float">
            <text:p>1101,24975962799</text:p>
          </table:table-cell>
          <table:table-cell table:formula="of:=IF([.D17] = 0;0;TAN(0.5*PI()-[.D17])*wheelbase+left_king_pin_y)" office:value-type="float" office:value="1123.59729882816" calcext:value-type="float">
            <text:p>1123,59729882816</text:p>
          </table:table-cell>
          <table:table-cell table:formula="of:=IF([.E17]=0;0;[.E17]/ABS([.E17]))" office:value-type="float" office:value="1" calcext:value-type="float">
            <text:p>1</text:p>
          </table:table-cell>
          <table:table-cell table:formula="of:=IF([.E17]=0;0;[.I17]*0.5*PI()-ATAN(([.F17]-right_king_pin_y)/wheelbase))" office:value-type="float" office:value="0.245525295142579" calcext:value-type="float">
            <text:p>0,245525295142579</text:p>
          </table:table-cell>
          <table:table-cell table:formula="of:=IF([.E17]=0;0;[.I17]*0.5*PI()-ATAN(([.F17]-left_king_pin_y)/wheelbase))" office:value-type="float" office:value="0.286791553344367" calcext:value-type="float">
            <text:p>0,286791553344367</text:p>
          </table:table-cell>
          <table:table-cell table:formula="of:=DEGREES([.C17]-[.J17])" office:value-type="float" office:value="0.0676637949103457" calcext:value-type="float">
            <text:p>0,067663794910346</text:p>
          </table:table-cell>
          <table:table-cell table:formula="of:=DEGREES([.D17]-[.K17])" office:value-type="float" office:value="-0.24665734149442" calcext:value-type="float">
            <text:p>-0,24665734149442</text:p>
          </table:table-cell>
        </table:table-row>
        <table:table-row table:style-name="ro1">
          <table:table-cell office:value-type="float" office:value="-137" calcext:value-type="float">
            <text:p>-137</text:p>
          </table:table-cell>
          <table:table-cell table:formula="of:=[ack_dev_data.A18]*analyze_resolution" office:value-type="float" office:value="-20.55" calcext:value-type="float">
            <text:p>-20,55</text:p>
          </table:table-cell>
          <table:table-cell table:formula="of:=[rf.N94]" office:value-type="float" office:value="0.245089951044777" calcext:value-type="float">
            <text:p>0,245089951044777</text:p>
          </table:table-cell>
          <table:table-cell table:formula="of:=[lf.N94]" office:value-type="float" office:value="0.28034304576872" calcext:value-type="float">
            <text:p>0,28034304576872</text:p>
          </table:table-cell>
          <table:table-cell table:formula="of:=([.C18]+[.D18])/2" office:value-type="float" office:value="0.262716498406748" calcext:value-type="float">
            <text:p>0,262716498406748</text:p>
          </table:table-cell>
          <table:table-cell table:formula="of:=IF([.E18] = 0;0;TAN(0.5*PI()-[.E18])*wheelbase)" office:value-type="float" office:value="1115.52200699284" calcext:value-type="float">
            <text:p>1115,52200699284</text:p>
          </table:table-cell>
          <table:table-cell table:formula="of:=IF([.D18] = 0;0;TAN(0.5*PI()-[.C18])*wheelbase+right_king_pin_y)" office:value-type="float" office:value="1109.4326841579" calcext:value-type="float">
            <text:p>1109,4326841579</text:p>
          </table:table-cell>
          <table:table-cell table:formula="of:=IF([.D18] = 0;0;TAN(0.5*PI()-[.D18])*wheelbase+left_king_pin_y)" office:value-type="float" office:value="1131.9352046264" calcext:value-type="float">
            <text:p>1131,9352046264</text:p>
          </table:table-cell>
          <table:table-cell table:formula="of:=IF([.E18]=0;0;[.E18]/ABS([.E18]))" office:value-type="float" office:value="1" calcext:value-type="float">
            <text:p>1</text:p>
          </table:table-cell>
          <table:table-cell table:formula="of:=IF([.E18]=0;0;[.I18]*0.5*PI()-ATAN(([.F18]-right_king_pin_y)/wheelbase))" office:value-type="float" office:value="0.243900586213042" calcext:value-type="float">
            <text:p>0,243900586213042</text:p>
          </table:table-cell>
          <table:table-cell table:formula="of:=IF([.E18]=0;0;[.I18]*0.5*PI()-ATAN(([.F18]-left_king_pin_y)/wheelbase))" office:value-type="float" office:value="0.284593207907353" calcext:value-type="float">
            <text:p>0,284593207907353</text:p>
          </table:table-cell>
          <table:table-cell table:formula="of:=DEGREES([.C18]-[.J18])" office:value-type="float" office:value="0.0681455851597083" calcext:value-type="float">
            <text:p>0,068145585159708</text:p>
          </table:table-cell>
          <table:table-cell table:formula="of:=DEGREES([.D18]-[.K18])" office:value-type="float" office:value="-0.243516352789954" calcext:value-type="float">
            <text:p>-0,243516352789954</text:p>
          </table:table-cell>
        </table:table-row>
        <table:table-row table:style-name="ro1">
          <table:table-cell office:value-type="float" office:value="-136" calcext:value-type="float">
            <text:p>-136</text:p>
          </table:table-cell>
          <table:table-cell table:style-name="ce11" table:formula="of:=[ack_dev_data.A19]*analyze_resolution" office:value-type="float" office:value="-20.4" calcext:value-type="float">
            <text:p>-20,4</text:p>
          </table:table-cell>
          <table:table-cell table:formula="of:=[rf.N95]" office:value-type="float" office:value="0.243470761361936" calcext:value-type="float">
            <text:p>0,243470761361936</text:p>
          </table:table-cell>
          <table:table-cell table:formula="of:=[lf.N95]" office:value-type="float" office:value="0.278200768985886" calcext:value-type="float">
            <text:p>0,278200768985886</text:p>
          </table:table-cell>
          <table:table-cell table:formula="of:=([.C19]+[.D19])/2" office:value-type="float" office:value="0.260835765173911" calcext:value-type="float">
            <text:p>0,260835765173911</text:p>
          </table:table-cell>
          <table:table-cell table:formula="of:=IF([.E19] = 0;0;TAN(0.5*PI()-[.E19])*wheelbase)" office:value-type="float" office:value="1123.94636589781" calcext:value-type="float">
            <text:p>1123,94636589781</text:p>
          </table:table-cell>
          <table:table-cell table:formula="of:=IF([.D19] = 0;0;TAN(0.5*PI()-[.C19])*wheelbase+right_king_pin_y)" office:value-type="float" office:value="1117.73697123548" calcext:value-type="float">
            <text:p>1117,73697123548</text:p>
          </table:table-cell>
          <table:table-cell table:formula="of:=IF([.D19] = 0;0;TAN(0.5*PI()-[.D19])*wheelbase+left_king_pin_y)" office:value-type="float" office:value="1140.39322392843" calcext:value-type="float">
            <text:p>1140,39322392843</text:p>
          </table:table-cell>
          <table:table-cell table:formula="of:=IF([.E19]=0;0;[.E19]/ABS([.E19]))" office:value-type="float" office:value="1" calcext:value-type="float">
            <text:p>1</text:p>
          </table:table-cell>
          <table:table-cell table:formula="of:=IF([.E19]=0;0;[.I19]*0.5*PI()-ATAN(([.F19]-right_king_pin_y)/wheelbase))" office:value-type="float" office:value="0.242273676276401" calcext:value-type="float">
            <text:p>0,242273676276401</text:p>
          </table:table-cell>
          <table:table-cell table:formula="of:=IF([.E19]=0;0;[.I19]*0.5*PI()-ATAN(([.F19]-left_king_pin_y)/wheelbase))" office:value-type="float" office:value="0.282396192125513" calcext:value-type="float">
            <text:p>0,282396192125513</text:p>
          </table:table-cell>
          <table:table-cell table:formula="of:=DEGREES([.C19]-[.J19])" office:value-type="float" office:value="0.0685879231192069" calcext:value-type="float">
            <text:p>0,068587923119207</text:p>
          </table:table-cell>
          <table:table-cell table:formula="of:=DEGREES([.D19]-[.K19])" office:value-type="float" office:value="-0.240380039172127" calcext:value-type="float">
            <text:p>-0,240380039172127</text:p>
          </table:table-cell>
        </table:table-row>
        <table:table-row table:style-name="ro1">
          <table:table-cell office:value-type="float" office:value="-135" calcext:value-type="float">
            <text:p>-135</text:p>
          </table:table-cell>
          <table:table-cell table:style-name="ce11" table:formula="of:=[ack_dev_data.A20]*analyze_resolution" office:value-type="float" office:value="-20.25" calcext:value-type="float">
            <text:p>-20,25</text:p>
          </table:table-cell>
          <table:table-cell table:formula="of:=[rf.N96]" office:value-type="float" office:value="0.241848691453264" calcext:value-type="float">
            <text:p>0,241848691453264</text:p>
          </table:table-cell>
          <table:table-cell table:formula="of:=[lf.N96]" office:value-type="float" office:value="0.276059743089455" calcext:value-type="float">
            <text:p>0,276059743089455</text:p>
          </table:table-cell>
          <table:table-cell table:formula="of:=([.C20]+[.D20])/2" office:value-type="float" office:value="0.258954217271359" calcext:value-type="float">
            <text:p>0,258954217271359</text:p>
          </table:table-cell>
          <table:table-cell table:formula="of:=IF([.E20] = 0;0;TAN(0.5*PI()-[.E20])*wheelbase)" office:value-type="float" office:value="1132.49401310332" calcext:value-type="float">
            <text:p>1132,49401310332</text:p>
          </table:table-cell>
          <table:table-cell table:formula="of:=IF([.D20] = 0;0;TAN(0.5*PI()-[.C20])*wheelbase+right_king_pin_y)" office:value-type="float" office:value="1126.16529599865" calcext:value-type="float">
            <text:p>1126,16529599865</text:p>
          </table:table-cell>
          <table:table-cell table:formula="of:=IF([.D20] = 0;0;TAN(0.5*PI()-[.D20])*wheelbase+left_king_pin_y)" office:value-type="float" office:value="1148.97403456294" calcext:value-type="float">
            <text:p>1148,97403456294</text:p>
          </table:table-cell>
          <table:table-cell table:formula="of:=IF([.E20]=0;0;[.E20]/ABS([.E20]))" office:value-type="float" office:value="1" calcext:value-type="float">
            <text:p>1</text:p>
          </table:table-cell>
          <table:table-cell table:formula="of:=IF([.E20]=0;0;[.I20]*0.5*PI()-ATAN(([.F20]-right_king_pin_y)/wheelbase))" office:value-type="float" office:value="0.240644563695512" calcext:value-type="float">
            <text:p>0,240644563695512</text:p>
          </table:table-cell>
          <table:table-cell table:formula="of:=IF([.E20]=0;0;[.I20]*0.5*PI()-ATAN(([.F20]-left_king_pin_y)/wheelbase))" office:value-type="float" office:value="0.280200518185149" calcext:value-type="float">
            <text:p>0,280200518185149</text:p>
          </table:table-cell>
          <table:table-cell table:formula="of:=DEGREES([.C20]-[.J20])" office:value-type="float" office:value="0.0689914385137455" calcext:value-type="float">
            <text:p>0,068991438513746</text:p>
          </table:table-cell>
          <table:table-cell table:formula="of:=DEGREES([.D20]-[.K20])" office:value-type="float" office:value="-0.237248936896149" calcext:value-type="float">
            <text:p>-0,237248936896149</text:p>
          </table:table-cell>
        </table:table-row>
        <table:table-row table:style-name="ro1">
          <table:table-cell office:value-type="float" office:value="-134" calcext:value-type="float">
            <text:p>-134</text:p>
          </table:table-cell>
          <table:table-cell table:formula="of:=[ack_dev_data.A21]*analyze_resolution" office:value-type="float" office:value="-20.1" calcext:value-type="float">
            <text:p>-20,1</text:p>
          </table:table-cell>
          <table:table-cell table:formula="of:=[rf.N97]" office:value-type="float" office:value="0.240223750650269" calcext:value-type="float">
            <text:p>0,240223750650269</text:p>
          </table:table-cell>
          <table:table-cell table:formula="of:=[lf.N97]" office:value-type="float" office:value="0.273919970927426" calcext:value-type="float">
            <text:p>0,273919970927426</text:p>
          </table:table-cell>
          <table:table-cell table:formula="of:=([.C21]+[.D21])/2" office:value-type="float" office:value="0.257071860788848" calcext:value-type="float">
            <text:p>0,257071860788848</text:p>
          </table:table-cell>
          <table:table-cell table:formula="of:=IF([.E21] = 0;0;TAN(0.5*PI()-[.E21])*wheelbase)" office:value-type="float" office:value="1141.1677061452" calcext:value-type="float">
            <text:p>1141,1677061452</text:p>
          </table:table-cell>
          <table:table-cell table:formula="of:=IF([.D21] = 0;0;TAN(0.5*PI()-[.C21])*wheelbase+right_king_pin_y)" office:value-type="float" office:value="1134.72041354494" calcext:value-type="float">
            <text:p>1134,72041354494</text:p>
          </table:table-cell>
          <table:table-cell table:formula="of:=IF([.D21] = 0;0;TAN(0.5*PI()-[.D21])*wheelbase+left_king_pin_y)" office:value-type="float" office:value="1157.68039429783" calcext:value-type="float">
            <text:p>1157,68039429783</text:p>
          </table:table-cell>
          <table:table-cell table:formula="of:=IF([.E21]=0;0;[.E21]/ABS([.E21]))" office:value-type="float" office:value="1" calcext:value-type="float">
            <text:p>1</text:p>
          </table:table-cell>
          <table:table-cell table:formula="of:=IF([.E21]=0;0;[.I21]*0.5*PI()-ATAN(([.F21]-right_king_pin_y)/wheelbase))" office:value-type="float" office:value="0.239013246839896" calcext:value-type="float">
            <text:p>0,239013246839896</text:p>
          </table:table-cell>
          <table:table-cell table:formula="of:=IF([.E21]=0;0;[.I21]*0.5*PI()-ATAN(([.F21]-left_king_pin_y)/wheelbase))" office:value-type="float" office:value="0.278006198188587" calcext:value-type="float">
            <text:p>0,278006198188587</text:p>
          </table:table-cell>
          <table:table-cell table:formula="of:=DEGREES([.C21]-[.J21])" office:value-type="float" office:value="0.0693567594189199" calcext:value-type="float">
            <text:p>0,06935675941892</text:p>
          </table:table-cell>
          <table:table-cell table:formula="of:=DEGREES([.D21]-[.K21])" office:value-type="float" office:value="-0.234123576195851" calcext:value-type="float">
            <text:p>-0,234123576195851</text:p>
          </table:table-cell>
        </table:table-row>
        <table:table-row table:style-name="ro1">
          <table:table-cell office:value-type="float" office:value="-133" calcext:value-type="float">
            <text:p>-133</text:p>
          </table:table-cell>
          <table:table-cell table:formula="of:=[ack_dev_data.A22]*analyze_resolution" office:value-type="float" office:value="-19.95" calcext:value-type="float">
            <text:p>-19,95</text:p>
          </table:table-cell>
          <table:table-cell table:formula="of:=[rf.N98]" office:value-type="float" office:value="0.238595948262223" calcext:value-type="float">
            <text:p>0,238595948262223</text:p>
          </table:table-cell>
          <table:table-cell table:formula="of:=[lf.N98]" office:value-type="float" office:value="0.271781455368913" calcext:value-type="float">
            <text:p>0,271781455368913</text:p>
          </table:table-cell>
          <table:table-cell table:formula="of:=([.C22]+[.D22])/2" office:value-type="float" office:value="0.255188701815568" calcext:value-type="float">
            <text:p>0,255188701815568</text:p>
          </table:table-cell>
          <table:table-cell table:formula="of:=IF([.E22] = 0;0;TAN(0.5*PI()-[.E22])*wheelbase)" office:value-type="float" office:value="1149.97028551027" calcext:value-type="float">
            <text:p>1149,97028551027</text:p>
          </table:table-cell>
          <table:table-cell table:formula="of:=IF([.D22] = 0;0;TAN(0.5*PI()-[.C22])*wheelbase+right_king_pin_y)" office:value-type="float" office:value="1143.40516193701" calcext:value-type="float">
            <text:p>1143,40516193701</text:p>
          </table:table-cell>
          <table:table-cell table:formula="of:=IF([.D22] = 0;0;TAN(0.5*PI()-[.D22])*wheelbase+left_king_pin_y)" office:value-type="float" office:value="1166.51514384567" calcext:value-type="float">
            <text:p>1166,51514384567</text:p>
          </table:table-cell>
          <table:table-cell table:formula="of:=IF([.E22]=0;0;[.E22]/ABS([.E22]))" office:value-type="float" office:value="1" calcext:value-type="float">
            <text:p>1</text:p>
          </table:table-cell>
          <table:table-cell table:formula="of:=IF([.E22]=0;0;[.I22]*0.5*PI()-ATAN(([.F22]-right_king_pin_y)/wheelbase))" office:value-type="float" office:value="0.237379724085931" calcext:value-type="float">
            <text:p>0,237379724085931</text:p>
          </table:table-cell>
          <table:table-cell table:formula="of:=IF([.E22]=0;0;[.I22]*0.5*PI()-ATAN(([.F22]-left_king_pin_y)/wheelbase))" office:value-type="float" office:value="0.275813244154018" calcext:value-type="float">
            <text:p>0,275813244154018</text:p>
          </table:table-cell>
          <table:table-cell table:formula="of:=DEGREES([.C22]-[.J22])" office:value-type="float" office:value="0.0696845122432953" calcext:value-type="float">
            <text:p>0,069684512243295</text:p>
          </table:table-cell>
          <table:table-cell table:formula="of:=DEGREES([.D22]-[.K22])" office:value-type="float" office:value="-0.231004481274724" calcext:value-type="float">
            <text:p>-0,231004481274724</text:p>
          </table:table-cell>
        </table:table-row>
        <table:table-row table:style-name="ro1">
          <table:table-cell office:value-type="float" office:value="-132" calcext:value-type="float">
            <text:p>-132</text:p>
          </table:table-cell>
          <table:table-cell table:formula="of:=[ack_dev_data.A23]*analyze_resolution" office:value-type="float" office:value="-19.8" calcext:value-type="float">
            <text:p>-19,8</text:p>
          </table:table-cell>
          <table:table-cell table:formula="of:=[rf.N99]" office:value-type="float" office:value="0.236965293576043" calcext:value-type="float">
            <text:p>0,236965293576043</text:p>
          </table:table-cell>
          <table:table-cell table:formula="of:=[lf.N99]" office:value-type="float" office:value="0.269644199304147" calcext:value-type="float">
            <text:p>0,269644199304147</text:p>
          </table:table-cell>
          <table:table-cell table:formula="of:=([.C23]+[.D23])/2" office:value-type="float" office:value="0.253304746440095" calcext:value-type="float">
            <text:p>0,253304746440095</text:p>
          </table:table-cell>
          <table:table-cell table:formula="of:=IF([.E23] = 0;0;TAN(0.5*PI()-[.E23])*wheelbase)" office:value-type="float" office:value="1158.90467777844" calcext:value-type="float">
            <text:p>1158,90467777844</text:p>
          </table:table-cell>
          <table:table-cell table:formula="of:=IF([.D23] = 0;0;TAN(0.5*PI()-[.C23])*wheelbase+right_king_pin_y)" office:value-type="float" office:value="1152.22246534476" calcext:value-type="float">
            <text:p>1152,22246534476</text:p>
          </table:table-cell>
          <table:table-cell table:formula="of:=IF([.D23] = 0;0;TAN(0.5*PI()-[.D23])*wheelbase+left_king_pin_y)" office:value-type="float" office:value="1175.48121000587" calcext:value-type="float">
            <text:p>1175,48121000587</text:p>
          </table:table-cell>
          <table:table-cell table:formula="of:=IF([.E23]=0;0;[.E23]/ABS([.E23]))" office:value-type="float" office:value="1" calcext:value-type="float">
            <text:p>1</text:p>
          </table:table-cell>
          <table:table-cell table:formula="of:=IF([.E23]=0;0;[.I23]*0.5*PI()-ATAN(([.F23]-right_king_pin_y)/wheelbase))" office:value-type="float" office:value="0.235743993817058" calcext:value-type="float">
            <text:p>0,235743993817058</text:p>
          </table:table-cell>
          <table:table-cell table:formula="of:=IF([.E23]=0;0;[.I23]*0.5*PI()-ATAN(([.F23]-left_king_pin_y)/wheelbase))" office:value-type="float" office:value="0.273621668015338" calcext:value-type="float">
            <text:p>0,273621668015338</text:p>
          </table:table-cell>
          <table:table-cell table:formula="of:=DEGREES([.C23]-[.J23])" office:value-type="float" office:value="0.069975321710188" calcext:value-type="float">
            <text:p>0,069975321710188</text:p>
          </table:table-cell>
          <table:table-cell table:formula="of:=DEGREES([.D23]-[.K23])" office:value-type="float" office:value="-0.227892170296611" calcext:value-type="float">
            <text:p>-0,227892170296611</text:p>
          </table:table-cell>
        </table:table-row>
        <table:table-row table:style-name="ro1">
          <table:table-cell office:value-type="float" office:value="-131" calcext:value-type="float">
            <text:p>-131</text:p>
          </table:table-cell>
          <table:table-cell table:formula="of:=[ack_dev_data.A24]*analyze_resolution" office:value-type="float" office:value="-19.65" calcext:value-type="float">
            <text:p>-19,65</text:p>
          </table:table-cell>
          <table:table-cell table:formula="of:=[rf.N100]" office:value-type="float" office:value="0.235331795856186" calcext:value-type="float">
            <text:p>0,235331795856186</text:p>
          </table:table-cell>
          <table:table-cell table:formula="of:=[lf.N100]" office:value-type="float" office:value="0.267508205644473" calcext:value-type="float">
            <text:p>0,267508205644473</text:p>
          </table:table-cell>
          <table:table-cell table:formula="of:=([.C24]+[.D24])/2" office:value-type="float" office:value="0.251420000750329" calcext:value-type="float">
            <text:p>0,251420000750329</text:p>
          </table:table-cell>
          <table:table-cell table:formula="of:=IF([.E24] = 0;0;TAN(0.5*PI()-[.E24])*wheelbase)" office:value-type="float" office:value="1167.97389890882" calcext:value-type="float">
            <text:p>1167,97389890882</text:p>
          </table:table-cell>
          <table:table-cell table:formula="of:=IF([.D24] = 0;0;TAN(0.5*PI()-[.C24])*wheelbase+right_king_pin_y)" office:value-type="float" office:value="1161.17533733128" calcext:value-type="float">
            <text:p>1161,17533733128</text:p>
          </table:table-cell>
          <table:table-cell table:formula="of:=IF([.D24] = 0;0;TAN(0.5*PI()-[.D24])*wheelbase+left_king_pin_y)" office:value-type="float" office:value="1184.58160895072" calcext:value-type="float">
            <text:p>1184,58160895072</text:p>
          </table:table-cell>
          <table:table-cell table:formula="of:=IF([.E24]=0;0;[.E24]/ABS([.E24]))" office:value-type="float" office:value="1" calcext:value-type="float">
            <text:p>1</text:p>
          </table:table-cell>
          <table:table-cell table:formula="of:=IF([.E24]=0;0;[.I24]*0.5*PI()-ATAN(([.F24]-right_king_pin_y)/wheelbase))" office:value-type="float" office:value="0.234106054423975" calcext:value-type="float">
            <text:p>0,234106054423975</text:p>
          </table:table-cell>
          <table:table-cell table:formula="of:=IF([.E24]=0;0;[.I24]*0.5*PI()-ATAN(([.F24]-left_king_pin_y)/wheelbase))" office:value-type="float" office:value="0.271431481622006" calcext:value-type="float">
            <text:p>0,271431481622006</text:p>
          </table:table-cell>
          <table:table-cell table:formula="of:=DEGREES([.C24]-[.J24])" office:value-type="float" office:value="0.070229810840033" calcext:value-type="float">
            <text:p>0,070229810840033</text:p>
          </table:table-cell>
          <table:table-cell table:formula="of:=DEGREES([.D24]-[.K24])" office:value-type="float" office:value="-0.224787155377684" calcext:value-type="float">
            <text:p>-0,224787155377684</text:p>
          </table:table-cell>
        </table:table-row>
        <table:table-row table:style-name="ro1">
          <table:table-cell office:value-type="float" office:value="-130" calcext:value-type="float">
            <text:p>-130</text:p>
          </table:table-cell>
          <table:table-cell table:formula="of:=[ack_dev_data.A25]*analyze_resolution" office:value-type="float" office:value="-19.5" calcext:value-type="float">
            <text:p>-19,5</text:p>
          </table:table-cell>
          <table:table-cell table:formula="of:=[rf.N101]" office:value-type="float" office:value="0.233695464344517" calcext:value-type="float">
            <text:p>0,233695464344517</text:p>
          </table:table-cell>
          <table:table-cell table:formula="of:=[lf.N101]" office:value-type="float" office:value="0.265373477322358" calcext:value-type="float">
            <text:p>0,265373477322358</text:p>
          </table:table-cell>
          <table:table-cell table:formula="of:=([.C25]+[.D25])/2" office:value-type="float" office:value="0.249534470833437" calcext:value-type="float">
            <text:p>0,249534470833437</text:p>
          </table:table-cell>
          <table:table-cell table:formula="of:=IF([.E25] = 0;0;TAN(0.5*PI()-[.E25])*wheelbase)" office:value-type="float" office:value="1177.18105767745" calcext:value-type="float">
            <text:p>1177,18105767745</text:p>
          </table:table-cell>
          <table:table-cell table:formula="of:=IF([.D25] = 0;0;TAN(0.5*PI()-[.C25])*wheelbase+right_king_pin_y)" office:value-type="float" office:value="1170.26688429068" calcext:value-type="float">
            <text:p>1170,26688429068</text:p>
          </table:table-cell>
          <table:table-cell table:formula="of:=IF([.D25] = 0;0;TAN(0.5*PI()-[.D25])*wheelbase+left_king_pin_y)" office:value-type="float" office:value="1193.81944966306" calcext:value-type="float">
            <text:p>1193,81944966306</text:p>
          </table:table-cell>
          <table:table-cell table:formula="of:=IF([.E25]=0;0;[.E25]/ABS([.E25]))" office:value-type="float" office:value="1" calcext:value-type="float">
            <text:p>1</text:p>
          </table:table-cell>
          <table:table-cell table:formula="of:=IF([.E25]=0;0;[.I25]*0.5*PI()-ATAN(([.F25]-right_king_pin_y)/wheelbase))" office:value-type="float" office:value="0.232465904304835" calcext:value-type="float">
            <text:p>0,232465904304835</text:p>
          </table:table-cell>
          <table:table-cell table:formula="of:=IF([.E25]=0;0;[.I25]*0.5*PI()-ATAN(([.F25]-left_king_pin_y)/wheelbase))" office:value-type="float" office:value="0.269242696738897" calcext:value-type="float">
            <text:p>0,269242696738897</text:p>
          </table:table-cell>
          <table:table-cell table:formula="of:=DEGREES([.C25]-[.J25])" office:value-type="float" office:value="0.070448600931707" calcext:value-type="float">
            <text:p>0,070448600931707</text:p>
          </table:table-cell>
          <table:table-cell table:formula="of:=DEGREES([.D25]-[.K25])" office:value-type="float" office:value="-0.221689942577769" calcext:value-type="float">
            <text:p>-0,221689942577769</text:p>
          </table:table-cell>
        </table:table-row>
        <table:table-row table:style-name="ro1">
          <table:table-cell office:value-type="float" office:value="-129" calcext:value-type="float">
            <text:p>-129</text:p>
          </table:table-cell>
          <table:table-cell table:formula="of:=[ack_dev_data.A26]*analyze_resolution" office:value-type="float" office:value="-19.35" calcext:value-type="float">
            <text:p>-19,35</text:p>
          </table:table-cell>
          <table:table-cell table:formula="of:=[rf.N102]" office:value-type="float" office:value="0.232056308260213" calcext:value-type="float">
            <text:p>0,232056308260213</text:p>
          </table:table-cell>
          <table:table-cell table:formula="of:=[lf.N102]" office:value-type="float" office:value="0.263240017291395" calcext:value-type="float">
            <text:p>0,263240017291395</text:p>
          </table:table-cell>
          <table:table-cell table:formula="of:=([.C26]+[.D26])/2" office:value-type="float" office:value="0.247648162775804" calcext:value-type="float">
            <text:p>0,247648162775804</text:p>
          </table:table-cell>
          <table:table-cell table:formula="of:=IF([.E26] = 0;0;TAN(0.5*PI()-[.E26])*wheelbase)" office:value-type="float" office:value="1186.52935927485" calcext:value-type="float">
            <text:p>1186,52935927485</text:p>
          </table:table-cell>
          <table:table-cell table:formula="of:=IF([.D26] = 0;0;TAN(0.5*PI()-[.C26])*wheelbase+right_king_pin_y)" office:value-type="float" office:value="1179.50030904559" calcext:value-type="float">
            <text:p>1179,50030904559</text:p>
          </table:table-cell>
          <table:table-cell table:formula="of:=IF([.D26] = 0;0;TAN(0.5*PI()-[.D26])*wheelbase+left_king_pin_y)" office:value-type="float" office:value="1203.19793753391" calcext:value-type="float">
            <text:p>1203,19793753391</text:p>
          </table:table-cell>
          <table:table-cell table:formula="of:=IF([.E26]=0;0;[.E26]/ABS([.E26]))" office:value-type="float" office:value="1" calcext:value-type="float">
            <text:p>1</text:p>
          </table:table-cell>
          <table:table-cell table:formula="of:=IF([.E26]=0;0;[.I26]*0.5*PI()-ATAN(([.F26]-right_king_pin_y)/wheelbase))" office:value-type="float" office:value="0.230823541865464" calcext:value-type="float">
            <text:p>0,230823541865464</text:p>
          </table:table-cell>
          <table:table-cell table:formula="of:=IF([.E26]=0;0;[.I26]*0.5*PI()-ATAN(([.F26]-left_king_pin_y)/wheelbase))" office:value-type="float" office:value="0.267055325046187" calcext:value-type="float">
            <text:p>0,267055325046187</text:p>
          </table:table-cell>
          <table:table-cell table:formula="of:=DEGREES([.C26]-[.J26])" office:value-type="float" office:value="0.0706323115447179" calcext:value-type="float">
            <text:p>0,070632311544718</text:p>
          </table:table-cell>
          <table:table-cell table:formula="of:=DEGREES([.D26]-[.K26])" office:value-type="float" office:value="-0.218601031893112" calcext:value-type="float">
            <text:p>-0,218601031893112</text:p>
          </table:table-cell>
        </table:table-row>
        <table:table-row table:style-name="ro1">
          <table:table-cell office:value-type="float" office:value="-128" calcext:value-type="float">
            <text:p>-128</text:p>
          </table:table-cell>
          <table:table-cell table:formula="of:=[ack_dev_data.A27]*analyze_resolution" office:value-type="float" office:value="-19.2" calcext:value-type="float">
            <text:p>-19,2</text:p>
          </table:table-cell>
          <table:table-cell table:formula="of:=[rf.N103]" office:value-type="float" office:value="0.230414336799654" calcext:value-type="float">
            <text:p>0,230414336799654</text:p>
          </table:table-cell>
          <table:table-cell table:formula="of:=[lf.N103]" office:value-type="float" office:value="0.261107828526303" calcext:value-type="float">
            <text:p>0,261107828526303</text:p>
          </table:table-cell>
          <table:table-cell table:formula="of:=([.C27]+[.D27])/2" office:value-type="float" office:value="0.245761082662979" calcext:value-type="float">
            <text:p>0,245761082662979</text:p>
          </table:table-cell>
          <table:table-cell table:formula="of:=IF([.E27] = 0;0;TAN(0.5*PI()-[.E27])*wheelbase)" office:value-type="float" office:value="1196.02210907238" calcext:value-type="float">
            <text:p>1196,02210907238</text:p>
          </table:table-cell>
          <table:table-cell table:formula="of:=IF([.D27] = 0;0;TAN(0.5*PI()-[.C27])*wheelbase+right_king_pin_y)" office:value-type="float" office:value="1188.87891461334" calcext:value-type="float">
            <text:p>1188,87891461334</text:p>
          </table:table-cell>
          <table:table-cell table:formula="of:=IF([.D27] = 0;0;TAN(0.5*PI()-[.D27])*wheelbase+left_king_pin_y)" office:value-type="float" office:value="1212.7203781287" calcext:value-type="float">
            <text:p>1212,7203781287</text:p>
          </table:table-cell>
          <table:table-cell table:formula="of:=IF([.E27]=0;0;[.E27]/ABS([.E27]))" office:value-type="float" office:value="1" calcext:value-type="float">
            <text:p>1</text:p>
          </table:table-cell>
          <table:table-cell table:formula="of:=IF([.E27]=0;0;[.I27]*0.5*PI()-ATAN(([.F27]-right_king_pin_y)/wheelbase))" office:value-type="float" office:value="0.229178965519556" calcext:value-type="float">
            <text:p>0,229178965519556</text:p>
          </table:table-cell>
          <table:table-cell table:formula="of:=IF([.E27]=0;0;[.I27]*0.5*PI()-ATAN(([.F27]-left_king_pin_y)/wheelbase))" office:value-type="float" office:value="0.264869378139223" calcext:value-type="float">
            <text:p>0,264869378139223</text:p>
          </table:table-cell>
          <table:table-cell table:formula="of:=DEGREES([.C27]-[.J27])" office:value-type="float" office:value="0.0707815604813171" calcext:value-type="float">
            <text:p>0,070781560481317</text:p>
          </table:table-cell>
          <table:table-cell table:formula="of:=DEGREES([.D27]-[.K27])" office:value-type="float" office:value="-0.215520917249392" calcext:value-type="float">
            <text:p>-0,215520917249392</text:p>
          </table:table-cell>
        </table:table-row>
        <table:table-row table:style-name="ro1">
          <table:table-cell office:value-type="float" office:value="-127" calcext:value-type="float">
            <text:p>-127</text:p>
          </table:table-cell>
          <table:table-cell table:formula="of:=[ack_dev_data.A28]*analyze_resolution" office:value-type="float" office:value="-19.05" calcext:value-type="float">
            <text:p>-19,05</text:p>
          </table:table-cell>
          <table:table-cell table:formula="of:=[rf.N104]" office:value-type="float" office:value="0.228769559136306" calcext:value-type="float">
            <text:p>0,228769559136306</text:p>
          </table:table-cell>
          <table:table-cell table:formula="of:=[lf.N104]" office:value-type="float" office:value="0.258976914022936" calcext:value-type="float">
            <text:p>0,258976914022936</text:p>
          </table:table-cell>
          <table:table-cell table:formula="of:=([.C28]+[.D28])/2" office:value-type="float" office:value="0.243873236579621" calcext:value-type="float">
            <text:p>0,243873236579621</text:p>
          </table:table-cell>
          <table:table-cell table:formula="of:=IF([.E28] = 0;0;TAN(0.5*PI()-[.E28])*wheelbase)" office:value-type="float" office:value="1205.66271656638" calcext:value-type="float">
            <text:p>1205,66271656638</text:p>
          </table:table-cell>
          <table:table-cell table:formula="of:=IF([.D28] = 0;0;TAN(0.5*PI()-[.C28])*wheelbase+right_king_pin_y)" office:value-type="float" office:value="1198.40610815024" calcext:value-type="float">
            <text:p>1198,40610815024</text:p>
          </table:table-cell>
          <table:table-cell table:formula="of:=IF([.D28] = 0;0;TAN(0.5*PI()-[.D28])*wheelbase+left_king_pin_y)" office:value-type="float" office:value="1222.39018113141" calcext:value-type="float">
            <text:p>1222,39018113141</text:p>
          </table:table-cell>
          <table:table-cell table:formula="of:=IF([.E28]=0;0;[.E28]/ABS([.E28]))" office:value-type="float" office:value="1" calcext:value-type="float">
            <text:p>1</text:p>
          </table:table-cell>
          <table:table-cell table:formula="of:=IF([.E28]=0;0;[.I28]*0.5*PI()-ATAN(([.F28]-right_king_pin_y)/wheelbase))" office:value-type="float" office:value="0.22753217368889" calcext:value-type="float">
            <text:p>0,22753217368889</text:p>
          </table:table-cell>
          <table:table-cell table:formula="of:=IF([.E28]=0;0;[.I28]*0.5*PI()-ATAN(([.F28]-left_king_pin_y)/wheelbase))" office:value-type="float" office:value="0.262684867528415" calcext:value-type="float">
            <text:p>0,262684867528415</text:p>
          </table:table-cell>
          <table:table-cell table:formula="of:=DEGREES([.C28]-[.J28])" office:value-type="float" office:value="0.0708969637678359" calcext:value-type="float">
            <text:p>0,070896963767836</text:p>
          </table:table-cell>
          <table:table-cell table:formula="of:=DEGREES([.D28]-[.K28])" office:value-type="float" office:value="-0.212450086494665" calcext:value-type="float">
            <text:p>-0,212450086494665</text:p>
          </table:table-cell>
        </table:table-row>
        <table:table-row table:style-name="ro1">
          <table:table-cell office:value-type="float" office:value="-126" calcext:value-type="float">
            <text:p>-126</text:p>
          </table:table-cell>
          <table:table-cell table:formula="of:=[ack_dev_data.A29]*analyze_resolution" office:value-type="float" office:value="-18.9" calcext:value-type="float">
            <text:p>-18,9</text:p>
          </table:table-cell>
          <table:table-cell table:formula="of:=[rf.N105]" office:value-type="float" office:value="0.227121984420625" calcext:value-type="float">
            <text:p>0,227121984420625</text:p>
          </table:table-cell>
          <table:table-cell table:formula="of:=[lf.N105]" office:value-type="float" office:value="0.256847276798283" calcext:value-type="float">
            <text:p>0,256847276798283</text:p>
          </table:table-cell>
          <table:table-cell table:formula="of:=([.C29]+[.D29])/2" office:value-type="float" office:value="0.241984630609454" calcext:value-type="float">
            <text:p>0,241984630609454</text:p>
          </table:table-cell>
          <table:table-cell table:formula="of:=IF([.E29] = 0;0;TAN(0.5*PI()-[.E29])*wheelbase)" office:value-type="float" office:value="1215.45469951017" calcext:value-type="float">
            <text:p>1215,45469951017</text:p>
          </table:table-cell>
          <table:table-cell table:formula="of:=IF([.D29] = 0;0;TAN(0.5*PI()-[.C29])*wheelbase+right_king_pin_y)" office:value-type="float" office:value="1208.08540508344" calcext:value-type="float">
            <text:p>1208,08540508344</text:p>
          </table:table-cell>
          <table:table-cell table:formula="of:=IF([.D29] = 0;0;TAN(0.5*PI()-[.D29])*wheelbase+left_king_pin_y)" office:value-type="float" office:value="1232.2108644766" calcext:value-type="float">
            <text:p>1232,2108644766</text:p>
          </table:table-cell>
          <table:table-cell table:formula="of:=IF([.E29]=0;0;[.E29]/ABS([.E29]))" office:value-type="float" office:value="1" calcext:value-type="float">
            <text:p>1</text:p>
          </table:table-cell>
          <table:table-cell table:formula="of:=IF([.E29]=0;0;[.I29]*0.5*PI()-ATAN(([.F29]-right_king_pin_y)/wheelbase))" office:value-type="float" office:value="0.225883164803539" calcext:value-type="float">
            <text:p>0,225883164803539</text:p>
          </table:table-cell>
          <table:table-cell table:formula="of:=IF([.E29]=0;0;[.I29]*0.5*PI()-ATAN(([.F29]-left_king_pin_y)/wheelbase))" office:value-type="float" office:value="0.26050180463913" calcext:value-type="float">
            <text:p>0,26050180463913</text:p>
          </table:table-cell>
          <table:table-cell table:formula="of:=DEGREES([.C29]-[.J29])" office:value-type="float" office:value="0.0709791356370275" calcext:value-type="float">
            <text:p>0,070979135637028</text:p>
          </table:table-cell>
          <table:table-cell table:formula="of:=DEGREES([.D29]-[.K29])" office:value-type="float" office:value="-0.209389021393566" calcext:value-type="float">
            <text:p>-0,209389021393566</text:p>
          </table:table-cell>
        </table:table-row>
        <table:table-row table:style-name="ro1">
          <table:table-cell office:value-type="float" office:value="-125" calcext:value-type="float">
            <text:p>-125</text:p>
          </table:table-cell>
          <table:table-cell table:formula="of:=[ack_dev_data.A30]*analyze_resolution" office:value-type="float" office:value="-18.75" calcext:value-type="float">
            <text:p>-18,75</text:p>
          </table:table-cell>
          <table:table-cell table:formula="of:=[rf.N106]" office:value-type="float" office:value="0.225471621779951" calcext:value-type="float">
            <text:p>0,225471621779951</text:p>
          </table:table-cell>
          <table:table-cell table:formula="of:=[lf.N106]" office:value-type="float" office:value="0.254718919890481" calcext:value-type="float">
            <text:p>0,254718919890481</text:p>
          </table:table-cell>
          <table:table-cell table:formula="of:=([.C30]+[.D30])/2" office:value-type="float" office:value="0.240095270835216" calcext:value-type="float">
            <text:p>0,240095270835216</text:p>
          </table:table-cell>
          <table:table-cell table:formula="of:=IF([.E30] = 0;0;TAN(0.5*PI()-[.E30])*wheelbase)" office:value-type="float" office:value="1225.40168824442" calcext:value-type="float">
            <text:p>1225,40168824442</text:p>
          </table:table-cell>
          <table:table-cell table:formula="of:=IF([.D30] = 0;0;TAN(0.5*PI()-[.C30])*wheelbase+right_king_pin_y)" office:value-type="float" office:value="1217.92043344129" calcext:value-type="float">
            <text:p>1217,92043344129</text:p>
          </table:table-cell>
          <table:table-cell table:formula="of:=IF([.D30] = 0;0;TAN(0.5*PI()-[.D30])*wheelbase+left_king_pin_y)" office:value-type="float" office:value="1242.18605867968" calcext:value-type="float">
            <text:p>1242,18605867968</text:p>
          </table:table-cell>
          <table:table-cell table:formula="of:=IF([.E30]=0;0;[.E30]/ABS([.E30]))" office:value-type="float" office:value="1" calcext:value-type="float">
            <text:p>1</text:p>
          </table:table-cell>
          <table:table-cell table:formula="of:=IF([.E30]=0;0;[.I30]*0.5*PI()-ATAN(([.F30]-right_king_pin_y)/wheelbase))" office:value-type="float" office:value="0.224231937302084" calcext:value-type="float">
            <text:p>0,224231937302084</text:p>
          </table:table-cell>
          <table:table-cell table:formula="of:=IF([.E30]=0;0;[.I30]*0.5*PI()-ATAN(([.F30]-left_king_pin_y)/wheelbase))" office:value-type="float" office:value="0.258320200811604" calcext:value-type="float">
            <text:p>0,258320200811604</text:p>
          </table:table-cell>
          <table:table-cell table:formula="of:=DEGREES([.C30]-[.J30])" office:value-type="float" office:value="0.071028688509632" calcext:value-type="float">
            <text:p>0,071028688509632</text:p>
          </table:table-cell>
          <table:table-cell table:formula="of:=DEGREES([.D30]-[.K30])" office:value-type="float" office:value="-0.206338197621343" calcext:value-type="float">
            <text:p>-0,206338197621343</text:p>
          </table:table-cell>
        </table:table-row>
        <table:table-row table:style-name="ro1">
          <table:table-cell office:value-type="float" office:value="-124" calcext:value-type="float">
            <text:p>-124</text:p>
          </table:table-cell>
          <table:table-cell table:formula="of:=[ack_dev_data.A31]*analyze_resolution" office:value-type="float" office:value="-18.6" calcext:value-type="float">
            <text:p>-18,6</text:p>
          </table:table-cell>
          <table:table-cell table:formula="of:=[rf.N107]" office:value-type="float" office:value="0.223818480318412" calcext:value-type="float">
            <text:p>0,223818480318412</text:p>
          </table:table-cell>
          <table:table-cell table:formula="of:=[lf.N107]" office:value-type="float" office:value="0.252591846358817" calcext:value-type="float">
            <text:p>0,252591846358817</text:p>
          </table:table-cell>
          <table:table-cell table:formula="of:=([.C31]+[.D31])/2" office:value-type="float" office:value="0.238205163338614" calcext:value-type="float">
            <text:p>0,238205163338614</text:p>
          </table:table-cell>
          <table:table-cell table:formula="of:=IF([.E31] = 0;0;TAN(0.5*PI()-[.E31])*wheelbase)" office:value-type="float" office:value="1235.50743023701" calcext:value-type="float">
            <text:p>1235,50743023701</text:p>
          </table:table-cell>
          <table:table-cell table:formula="of:=IF([.D31] = 0;0;TAN(0.5*PI()-[.C31])*wheelbase+right_king_pin_y)" office:value-type="float" office:value="1227.91493839314" calcext:value-type="float">
            <text:p>1227,91493839314</text:p>
          </table:table-cell>
          <table:table-cell table:formula="of:=IF([.D31] = 0;0;TAN(0.5*PI()-[.D31])*wheelbase+left_king_pin_y)" office:value-type="float" office:value="1252.3195113768" calcext:value-type="float">
            <text:p>1252,3195113768</text:p>
          </table:table-cell>
          <table:table-cell table:formula="of:=IF([.E31]=0;0;[.E31]/ABS([.E31]))" office:value-type="float" office:value="1" calcext:value-type="float">
            <text:p>1</text:p>
          </table:table-cell>
          <table:table-cell table:formula="of:=IF([.E31]=0;0;[.I31]*0.5*PI()-ATAN(([.F31]-right_king_pin_y)/wheelbase))" office:value-type="float" office:value="0.222578489631837" calcext:value-type="float">
            <text:p>0,222578489631837</text:p>
          </table:table-cell>
          <table:table-cell table:formula="of:=IF([.E31]=0;0;[.I31]*0.5*PI()-ATAN(([.F31]-left_king_pin_y)/wheelbase))" office:value-type="float" office:value="0.256140067300856" calcext:value-type="float">
            <text:p>0,256140067300856</text:p>
          </table:table-cell>
          <table:table-cell table:formula="of:=DEGREES([.C31]-[.J31])" office:value-type="float" office:value="0.0710462329762856" calcext:value-type="float">
            <text:p>0,071046232976286</text:p>
          </table:table-cell>
          <table:table-cell table:formula="of:=DEGREES([.D31]-[.K31])" office:value-type="float" office:value="-0.203298084758764" calcext:value-type="float">
            <text:p>-0,203298084758764</text:p>
          </table:table-cell>
        </table:table-row>
        <table:table-row table:style-name="ro1">
          <table:table-cell office:value-type="float" office:value="-123" calcext:value-type="float">
            <text:p>-123</text:p>
          </table:table-cell>
          <table:table-cell table:formula="of:=[ack_dev_data.A32]*analyze_resolution" office:value-type="float" office:value="-18.45" calcext:value-type="float">
            <text:p>-18,45</text:p>
          </table:table-cell>
          <table:table-cell table:formula="of:=[rf.N108]" office:value-type="float" office:value="0.222162569116818" calcext:value-type="float">
            <text:p>0,222162569116818</text:p>
          </table:table-cell>
          <table:table-cell table:formula="of:=[lf.N108]" office:value-type="float" office:value="0.250466059283736" calcext:value-type="float">
            <text:p>0,250466059283736</text:p>
          </table:table-cell>
          <table:table-cell table:formula="of:=([.C32]+[.D32])/2" office:value-type="float" office:value="0.236314314200277" calcext:value-type="float">
            <text:p>0,236314314200277</text:p>
          </table:table-cell>
          <table:table-cell table:formula="of:=IF([.E32] = 0;0;TAN(0.5*PI()-[.E32])*wheelbase)" office:value-type="float" office:value="1245.77579484437" calcext:value-type="float">
            <text:p>1245,77579484437</text:p>
          </table:table-cell>
          <table:table-cell table:formula="of:=IF([.D32] = 0;0;TAN(0.5*PI()-[.C32])*wheelbase+right_king_pin_y)" office:value-type="float" office:value="1238.07278701071" calcext:value-type="float">
            <text:p>1238,07278701071</text:p>
          </table:table-cell>
          <table:table-cell table:formula="of:=IF([.D32] = 0;0;TAN(0.5*PI()-[.D32])*wheelbase+left_king_pin_y)" office:value-type="float" office:value="1262.61509208614" calcext:value-type="float">
            <text:p>1262,61509208614</text:p>
          </table:table-cell>
          <table:table-cell table:formula="of:=IF([.E32]=0;0;[.E32]/ABS([.E32]))" office:value-type="float" office:value="1" calcext:value-type="float">
            <text:p>1</text:p>
          </table:table-cell>
          <table:table-cell table:formula="of:=IF([.E32]=0;0;[.I32]*0.5*PI()-ATAN(([.F32]-right_king_pin_y)/wheelbase))" office:value-type="float" office:value="0.22092282024905" calcext:value-type="float">
            <text:p>0,22092282024905</text:p>
          </table:table-cell>
          <table:table-cell table:formula="of:=IF([.E32]=0;0;[.I32]*0.5*PI()-ATAN(([.F32]-left_king_pin_y)/wheelbase))" office:value-type="float" office:value="0.253961415276603" calcext:value-type="float">
            <text:p>0,253961415276603</text:p>
          </table:table-cell>
          <table:table-cell table:formula="of:=DEGREES([.C32]-[.J32])" office:value-type="float" office:value="0.0710323777792261" calcext:value-type="float">
            <text:p>0,071032377779226</text:p>
          </table:table-cell>
          <table:table-cell table:formula="of:=DEGREES([.D32]-[.K32])" office:value-type="float" office:value="-0.20026914628706" calcext:value-type="float">
            <text:p>-0,20026914628706</text:p>
          </table:table-cell>
        </table:table-row>
        <table:table-row table:style-name="ro1">
          <table:table-cell office:value-type="float" office:value="-122" calcext:value-type="float">
            <text:p>-122</text:p>
          </table:table-cell>
          <table:table-cell table:formula="of:=[ack_dev_data.A33]*analyze_resolution" office:value-type="float" office:value="-18.3" calcext:value-type="float">
            <text:p>-18,3</text:p>
          </table:table-cell>
          <table:table-cell table:formula="of:=[rf.N109]" office:value-type="float" office:value="0.220503897232574" calcext:value-type="float">
            <text:p>0,220503897232574</text:p>
          </table:table-cell>
          <table:table-cell table:formula="of:=[lf.N109]" office:value-type="float" office:value="0.248341561766851" calcext:value-type="float">
            <text:p>0,248341561766851</text:p>
          </table:table-cell>
          <table:table-cell table:formula="of:=([.C33]+[.D33])/2" office:value-type="float" office:value="0.234422729499713" calcext:value-type="float">
            <text:p>0,234422729499713</text:p>
          </table:table-cell>
          <table:table-cell table:formula="of:=IF([.E33] = 0;0;TAN(0.5*PI()-[.E33])*wheelbase)" office:value-type="float" office:value="1256.21077830697" calcext:value-type="float">
            <text:p>1256,21077830697</text:p>
          </table:table-cell>
          <table:table-cell table:formula="of:=IF([.D33] = 0;0;TAN(0.5*PI()-[.C33])*wheelbase+right_king_pin_y)" office:value-type="float" office:value="1248.39797326345" calcext:value-type="float">
            <text:p>1248,39797326345</text:p>
          </table:table-cell>
          <table:table-cell table:formula="of:=IF([.D33] = 0;0;TAN(0.5*PI()-[.D33])*wheelbase+left_king_pin_y)" office:value-type="float" office:value="1273.07679720337" calcext:value-type="float">
            <text:p>1273,07679720337</text:p>
          </table:table-cell>
          <table:table-cell table:formula="of:=IF([.E33]=0;0;[.E33]/ABS([.E33]))" office:value-type="float" office:value="1" calcext:value-type="float">
            <text:p>1</text:p>
          </table:table-cell>
          <table:table-cell table:formula="of:=IF([.E33]=0;0;[.I33]*0.5*PI()-ATAN(([.F33]-right_king_pin_y)/wheelbase))" office:value-type="float" office:value="0.21926492761915" calcext:value-type="float">
            <text:p>0,21926492761915</text:p>
          </table:table-cell>
          <table:table-cell table:formula="of:=IF([.E33]=0;0;[.I33]*0.5*PI()-ATAN(([.F33]-left_king_pin_y)/wheelbase))" office:value-type="float" office:value="0.251784255823203" calcext:value-type="float">
            <text:p>0,251784255823203</text:p>
          </table:table-cell>
          <table:table-cell table:formula="of:=DEGREES([.C33]-[.J33])" office:value-type="float" office:value="0.0709877297941511" calcext:value-type="float">
            <text:p>0,070987729794151</text:p>
          </table:table-cell>
          <table:table-cell table:formula="of:=DEGREES([.D33]-[.K33])" office:value-type="float" office:value="-0.197251839583772" calcext:value-type="float">
            <text:p>-0,197251839583772</text:p>
          </table:table-cell>
        </table:table-row>
        <table:table-row table:style-name="ro1">
          <table:table-cell office:value-type="float" office:value="-121" calcext:value-type="float">
            <text:p>-121</text:p>
          </table:table-cell>
          <table:table-cell table:formula="of:=[ack_dev_data.A34]*analyze_resolution" office:value-type="float" office:value="-18.15" calcext:value-type="float">
            <text:p>-18,15</text:p>
          </table:table-cell>
          <table:table-cell table:formula="of:=[rf.N110]" office:value-type="float" office:value="0.218842473699581" calcext:value-type="float">
            <text:p>0,218842473699581</text:p>
          </table:table-cell>
          <table:table-cell table:formula="of:=[lf.N110]" office:value-type="float" office:value="0.246218356930949" calcext:value-type="float">
            <text:p>0,246218356930949</text:p>
          </table:table-cell>
          <table:table-cell table:formula="of:=([.C34]+[.D34])/2" office:value-type="float" office:value="0.232530415315265" calcext:value-type="float">
            <text:p>0,232530415315265</text:p>
          </table:table-cell>
          <table:table-cell table:formula="of:=IF([.E34] = 0;0;TAN(0.5*PI()-[.E34])*wheelbase)" office:value-type="float" office:value="1266.81650899251" calcext:value-type="float">
            <text:p>1266,81650899251</text:p>
          </table:table-cell>
          <table:table-cell table:formula="of:=IF([.D34] = 0;0;TAN(0.5*PI()-[.C34])*wheelbase+right_king_pin_y)" office:value-type="float" office:value="1258.89462326176" calcext:value-type="float">
            <text:p>1258,89462326176</text:p>
          </table:table-cell>
          <table:table-cell table:formula="of:=IF([.D34] = 0;0;TAN(0.5*PI()-[.D34])*wheelbase+left_king_pin_y)" office:value-type="float" office:value="1283.70875524486" calcext:value-type="float">
            <text:p>1283,70875524486</text:p>
          </table:table-cell>
          <table:table-cell table:formula="of:=IF([.E34]=0;0;[.E34]/ABS([.E34]))" office:value-type="float" office:value="1" calcext:value-type="float">
            <text:p>1</text:p>
          </table:table-cell>
          <table:table-cell table:formula="of:=IF([.E34]=0;0;[.I34]*0.5*PI()-ATAN(([.F34]-right_king_pin_y)/wheelbase))" office:value-type="float" office:value="0.217604810216953" calcext:value-type="float">
            <text:p>0,217604810216953</text:p>
          </table:table-cell>
          <table:table-cell table:formula="of:=IF([.E34]=0;0;[.I34]*0.5*PI()-ATAN(([.F34]-left_king_pin_y)/wheelbase))" office:value-type="float" office:value="0.249608599939589" calcext:value-type="float">
            <text:p>0,249608599939589</text:p>
          </table:table-cell>
          <table:table-cell table:formula="of:=DEGREES([.C34]-[.J34])" office:value-type="float" office:value="0.0709128940120375" calcext:value-type="float">
            <text:p>0,070912894012038</text:p>
          </table:table-cell>
          <table:table-cell table:formula="of:=DEGREES([.D34]-[.K34])" office:value-type="float" office:value="-0.194246615918835" calcext:value-type="float">
            <text:p>-0,194246615918835</text:p>
          </table:table-cell>
        </table:table-row>
        <table:table-row table:style-name="ro1">
          <table:table-cell office:value-type="float" office:value="-120" calcext:value-type="float">
            <text:p>-120</text:p>
          </table:table-cell>
          <table:table-cell table:formula="of:=[ack_dev_data.A35]*analyze_resolution" office:value-type="float" office:value="-18" calcext:value-type="float">
            <text:p>-18</text:p>
          </table:table-cell>
          <table:table-cell table:formula="of:=[rf.N111]" office:value-type="float" office:value="0.217178307528139" calcext:value-type="float">
            <text:p>0,217178307528139</text:p>
          </table:table-cell>
          <table:table-cell table:formula="of:=[lf.N111]" office:value-type="float" office:value="0.244096447920001" calcext:value-type="float">
            <text:p>0,244096447920001</text:p>
          </table:table-cell>
          <table:table-cell table:formula="of:=([.C35]+[.D35])/2" office:value-type="float" office:value="0.23063737772407" calcext:value-type="float">
            <text:p>0,23063737772407</text:p>
          </table:table-cell>
          <table:table-cell table:formula="of:=IF([.E35] = 0;0;TAN(0.5*PI()-[.E35])*wheelbase)" office:value-type="float" office:value="1277.59725290133" calcext:value-type="float">
            <text:p>1277,59725290133</text:p>
          </table:table-cell>
          <table:table-cell table:formula="of:=IF([.D35] = 0;0;TAN(0.5*PI()-[.C35])*wheelbase+right_king_pin_y)" office:value-type="float" office:value="1269.56700076232" calcext:value-type="float">
            <text:p>1269,56700076232</text:p>
          </table:table-cell>
          <table:table-cell table:formula="of:=IF([.D35] = 0;0;TAN(0.5*PI()-[.D35])*wheelbase+left_king_pin_y)" office:value-type="float" office:value="1294.51523235299" calcext:value-type="float">
            <text:p>1294,51523235299</text:p>
          </table:table-cell>
          <table:table-cell table:formula="of:=IF([.E35]=0;0;[.E35]/ABS([.E35]))" office:value-type="float" office:value="1" calcext:value-type="float">
            <text:p>1</text:p>
          </table:table-cell>
          <table:table-cell table:formula="of:=IF([.E35]=0;0;[.I35]*0.5*PI()-ATAN(([.F35]-right_king_pin_y)/wheelbase))" office:value-type="float" office:value="0.215942466526893" calcext:value-type="float">
            <text:p>0,215942466526893</text:p>
          </table:table-cell>
          <table:table-cell table:formula="of:=IF([.E35]=0;0;[.I35]*0.5*PI()-ATAN(([.F35]-left_king_pin_y)/wheelbase))" office:value-type="float" office:value="0.247434458539215" calcext:value-type="float">
            <text:p>0,247434458539215</text:p>
          </table:table-cell>
          <table:table-cell table:formula="of:=DEGREES([.C35]-[.J35])" office:value-type="float" office:value="0.0708084735206061" calcext:value-type="float">
            <text:p>0,070808473520606</text:p>
          </table:table-cell>
          <table:table-cell table:formula="of:=DEGREES([.D35]-[.K35])" office:value-type="float" office:value="-0.191253920450823" calcext:value-type="float">
            <text:p>-0,191253920450823</text:p>
          </table:table-cell>
        </table:table-row>
        <table:table-row table:style-name="ro1">
          <table:table-cell office:value-type="float" office:value="-119" calcext:value-type="float">
            <text:p>-119</text:p>
          </table:table-cell>
          <table:table-cell table:formula="of:=[ack_dev_data.A36]*analyze_resolution" office:value-type="float" office:value="-17.85" calcext:value-type="float">
            <text:p>-17,85</text:p>
          </table:table-cell>
          <table:table-cell table:formula="of:=[rf.N112]" office:value-type="float" office:value="0.215511407704865" calcext:value-type="float">
            <text:p>0,215511407704865</text:p>
          </table:table-cell>
          <table:table-cell table:formula="of:=[lf.N112]" office:value-type="float" office:value="0.241975837899176" calcext:value-type="float">
            <text:p>0,241975837899176</text:p>
          </table:table-cell>
          <table:table-cell table:formula="of:=([.C36]+[.D36])/2" office:value-type="float" office:value="0.228743622802021" calcext:value-type="float">
            <text:p>0,228743622802021</text:p>
          </table:table-cell>
          <table:table-cell table:formula="of:=IF([.E36] = 0;0;TAN(0.5*PI()-[.E36])*wheelbase)" office:value-type="float" office:value="1288.55741944929" calcext:value-type="float">
            <text:p>1288,55741944929</text:p>
          </table:table-cell>
          <table:table-cell table:formula="of:=IF([.D36] = 0;0;TAN(0.5*PI()-[.C36])*wheelbase+right_king_pin_y)" office:value-type="float" office:value="1280.419512951" calcext:value-type="float">
            <text:p>1280,419512951</text:p>
          </table:table-cell>
          <table:table-cell table:formula="of:=IF([.D36] = 0;0;TAN(0.5*PI()-[.D36])*wheelbase+left_king_pin_y)" office:value-type="float" office:value="1305.50063807905" calcext:value-type="float">
            <text:p>1305,50063807905</text:p>
          </table:table-cell>
          <table:table-cell table:formula="of:=IF([.E36]=0;0;[.E36]/ABS([.E36]))" office:value-type="float" office:value="1" calcext:value-type="float">
            <text:p>1</text:p>
          </table:table-cell>
          <table:table-cell table:formula="of:=IF([.E36]=0;0;[.I36]*0.5*PI()-ATAN(([.F36]-right_king_pin_y)/wheelbase))" office:value-type="float" office:value="0.214277895043256" calcext:value-type="float">
            <text:p>0,214277895043256</text:p>
          </table:table-cell>
          <table:table-cell table:formula="of:=IF([.E36]=0;0;[.I36]*0.5*PI()-ATAN(([.F36]-left_king_pin_y)/wheelbase))" office:value-type="float" office:value="0.245261842450019" calcext:value-type="float">
            <text:p>0,245261842450019</text:p>
          </table:table-cell>
          <table:table-cell table:formula="of:=DEGREES([.C36]-[.J36])" office:value-type="float" office:value="0.0706750694861149" calcext:value-type="float">
            <text:p>0,070675069486115</text:p>
          </table:table-cell>
          <table:table-cell table:formula="of:=DEGREES([.D36]-[.K36])" office:value-type="float" office:value="-0.188274192224066" calcext:value-type="float">
            <text:p>-0,188274192224066</text:p>
          </table:table-cell>
        </table:table-row>
        <table:table-row table:style-name="ro1">
          <table:table-cell office:value-type="float" office:value="-118" calcext:value-type="float">
            <text:p>-118</text:p>
          </table:table-cell>
          <table:table-cell table:formula="of:=[ack_dev_data.A37]*analyze_resolution" office:value-type="float" office:value="-17.7" calcext:value-type="float">
            <text:p>-17,7</text:p>
          </table:table-cell>
          <table:table-cell table:formula="of:=[rf.N113]" office:value-type="float" office:value="0.213841783192605" calcext:value-type="float">
            <text:p>0,213841783192605</text:p>
          </table:table-cell>
          <table:table-cell table:formula="of:=[lf.N113]" office:value-type="float" office:value="0.239856530054842" calcext:value-type="float">
            <text:p>0,239856530054842</text:p>
          </table:table-cell>
          <table:table-cell table:formula="of:=([.C37]+[.D37])/2" office:value-type="float" office:value="0.226849156623723" calcext:value-type="float">
            <text:p>0,226849156623723</text:p>
          </table:table-cell>
          <table:table-cell table:formula="of:=IF([.E37] = 0;0;TAN(0.5*PI()-[.E37])*wheelbase)" office:value-type="float" office:value="1299.70156754479" calcext:value-type="float">
            <text:p>1299,70156754479</text:p>
          </table:table-cell>
          <table:table-cell table:formula="of:=IF([.D37] = 0;0;TAN(0.5*PI()-[.C37])*wheelbase+right_king_pin_y)" office:value-type="float" office:value="1291.45671651974" calcext:value-type="float">
            <text:p>1291,45671651974</text:p>
          </table:table-cell>
          <table:table-cell table:formula="of:=IF([.D37] = 0;0;TAN(0.5*PI()-[.D37])*wheelbase+left_king_pin_y)" office:value-type="float" office:value="1316.66953146029" calcext:value-type="float">
            <text:p>1316,66953146029</text:p>
          </table:table-cell>
          <table:table-cell table:formula="of:=IF([.E37]=0;0;[.E37]/ABS([.E37]))" office:value-type="float" office:value="1" calcext:value-type="float">
            <text:p>1</text:p>
          </table:table-cell>
          <table:table-cell table:formula="of:=IF([.E37]=0;0;[.I37]*0.5*PI()-ATAN(([.F37]-right_king_pin_y)/wheelbase))" office:value-type="float" office:value="0.212611094270406" calcext:value-type="float">
            <text:p>0,212611094270406</text:p>
          </table:table-cell>
          <table:table-cell table:formula="of:=IF([.E37]=0;0;[.I37]*0.5*PI()-ATAN(([.F37]-left_king_pin_y)/wheelbase))" office:value-type="float" office:value="0.243090762414382" calcext:value-type="float">
            <text:p>0,243090762414382</text:p>
          </table:table-cell>
          <table:table-cell table:formula="of:=DEGREES([.C37]-[.J37])" office:value-type="float" office:value="0.0705132811354602" calcext:value-type="float">
            <text:p>0,07051328113546</text:p>
          </table:table-cell>
          <table:table-cell table:formula="of:=DEGREES([.D37]-[.K37])" office:value-type="float" office:value="-0.185307864166277" calcext:value-type="float">
            <text:p>-0,185307864166277</text:p>
          </table:table-cell>
        </table:table-row>
        <table:table-row table:style-name="ro1">
          <table:table-cell office:value-type="float" office:value="-117" calcext:value-type="float">
            <text:p>-117</text:p>
          </table:table-cell>
          <table:table-cell table:formula="of:=[ack_dev_data.A38]*analyze_resolution" office:value-type="float" office:value="-17.55" calcext:value-type="float">
            <text:p>-17,55</text:p>
          </table:table-cell>
          <table:table-cell table:formula="of:=[rf.N114]" office:value-type="float" office:value="0.212169442930339" calcext:value-type="float">
            <text:p>0,212169442930339</text:p>
          </table:table-cell>
          <table:table-cell table:formula="of:=[lf.N114]" office:value-type="float" office:value="0.237738527594588" calcext:value-type="float">
            <text:p>0,237738527594588</text:p>
          </table:table-cell>
          <table:table-cell table:formula="of:=([.C38]+[.D38])/2" office:value-type="float" office:value="0.224953985262464" calcext:value-type="float">
            <text:p>0,224953985262464</text:p>
          </table:table-cell>
          <table:table-cell table:formula="of:=IF([.E38] = 0;0;TAN(0.5*PI()-[.E38])*wheelbase)" office:value-type="float" office:value="1311.03441197741" calcext:value-type="float">
            <text:p>1311,03441197741</text:p>
          </table:table-cell>
          <table:table-cell table:formula="of:=IF([.D38] = 0;0;TAN(0.5*PI()-[.C38])*wheelbase+right_king_pin_y)" office:value-type="float" office:value="1302.68332405524" calcext:value-type="float">
            <text:p>1302,68332405524</text:p>
          </table:table-cell>
          <table:table-cell table:formula="of:=IF([.D38] = 0;0;TAN(0.5*PI()-[.D38])*wheelbase+left_king_pin_y)" office:value-type="float" office:value="1328.02662740841" calcext:value-type="float">
            <text:p>1328,02662740841</text:p>
          </table:table-cell>
          <table:table-cell table:formula="of:=IF([.E38]=0;0;[.E38]/ABS([.E38]))" office:value-type="float" office:value="1" calcext:value-type="float">
            <text:p>1</text:p>
          </table:table-cell>
          <table:table-cell table:formula="of:=IF([.E38]=0;0;[.I38]*0.5*PI()-ATAN(([.F38]-right_king_pin_y)/wheelbase))" office:value-type="float" office:value="0.210942062723024" calcext:value-type="float">
            <text:p>0,210942062723024</text:p>
          </table:table-cell>
          <table:table-cell table:formula="of:=IF([.E38]=0;0;[.I38]*0.5*PI()-ATAN(([.F38]-left_king_pin_y)/wheelbase))" office:value-type="float" office:value="0.240921229089108" calcext:value-type="float">
            <text:p>0,240921229089108</text:p>
          </table:table-cell>
          <table:table-cell table:formula="of:=DEGREES([.C38]-[.J38])" office:value-type="float" office:value="0.0703237057370669" calcext:value-type="float">
            <text:p>0,070323705737067</text:p>
          </table:table-cell>
          <table:table-cell table:formula="of:=DEGREES([.D38]-[.K38])" office:value-type="float" office:value="-0.182355363085937" calcext:value-type="float">
            <text:p>-0,182355363085937</text:p>
          </table:table-cell>
        </table:table-row>
        <table:table-row table:style-name="ro1">
          <table:table-cell office:value-type="float" office:value="-116" calcext:value-type="float">
            <text:p>-116</text:p>
          </table:table-cell>
          <table:table-cell table:formula="of:=[ack_dev_data.A39]*analyze_resolution" office:value-type="float" office:value="-17.4" calcext:value-type="float">
            <text:p>-17,4</text:p>
          </table:table-cell>
          <table:table-cell table:formula="of:=[rf.N115]" office:value-type="float" office:value="0.210494395833103" calcext:value-type="float">
            <text:p>0,210494395833103</text:p>
          </table:table-cell>
          <table:table-cell table:formula="of:=[lf.N115]" office:value-type="float" office:value="0.235621833747228" calcext:value-type="float">
            <text:p>0,235621833747228</text:p>
          </table:table-cell>
          <table:table-cell table:formula="of:=([.C39]+[.D39])/2" office:value-type="float" office:value="0.223058114790166" calcext:value-type="float">
            <text:p>0,223058114790166</text:p>
          </table:table-cell>
          <table:table-cell table:formula="of:=IF([.E39] = 0;0;TAN(0.5*PI()-[.E39])*wheelbase)" office:value-type="float" office:value="1322.56083013696" calcext:value-type="float">
            <text:p>1322,56083013696</text:p>
          </table:table-cell>
          <table:table-cell table:formula="of:=IF([.D39] = 0;0;TAN(0.5*PI()-[.C39])*wheelbase+right_king_pin_y)" office:value-type="float" office:value="1314.10421075796" calcext:value-type="float">
            <text:p>1314,10421075796</text:p>
          </table:table-cell>
          <table:table-cell table:formula="of:=IF([.D39] = 0;0;TAN(0.5*PI()-[.D39])*wheelbase+left_king_pin_y)" office:value-type="float" office:value="1339.57680342868" calcext:value-type="float">
            <text:p>1339,57680342868</text:p>
          </table:table-cell>
          <table:table-cell table:formula="of:=IF([.E39]=0;0;[.E39]/ABS([.E39]))" office:value-type="float" office:value="1" calcext:value-type="float">
            <text:p>1</text:p>
          </table:table-cell>
          <table:table-cell table:formula="of:=IF([.E39]=0;0;[.I39]*0.5*PI()-ATAN(([.F39]-right_king_pin_y)/wheelbase))" office:value-type="float" office:value="0.209270798926336" calcext:value-type="float">
            <text:p>0,209270798926336</text:p>
          </table:table-cell>
          <table:table-cell table:formula="of:=IF([.E39]=0;0;[.I39]*0.5*PI()-ATAN(([.F39]-left_king_pin_y)/wheelbase))" office:value-type="float" office:value="0.238753253045392" calcext:value-type="float">
            <text:p>0,238753253045392</text:p>
          </table:table-cell>
          <table:table-cell table:formula="of:=DEGREES([.C39]-[.J39])" office:value-type="float" office:value="0.0701069385830014" calcext:value-type="float">
            <text:p>0,070106938583001</text:p>
          </table:table-cell>
          <table:table-cell table:formula="of:=DEGREES([.D39]-[.K39])" office:value-type="float" office:value="-0.17941710967061" calcext:value-type="float">
            <text:p>-0,17941710967061</text:p>
          </table:table-cell>
        </table:table-row>
        <table:table-row table:style-name="ro1">
          <table:table-cell office:value-type="float" office:value="-115" calcext:value-type="float">
            <text:p>-115</text:p>
          </table:table-cell>
          <table:table-cell table:formula="of:=[ack_dev_data.A40]*analyze_resolution" office:value-type="float" office:value="-17.25" calcext:value-type="float">
            <text:p>-17,25</text:p>
          </table:table-cell>
          <table:table-cell table:formula="of:=[rf.N116]" office:value-type="float" office:value="0.208816650791909" calcext:value-type="float">
            <text:p>0,208816650791909</text:p>
          </table:table-cell>
          <table:table-cell table:formula="of:=[lf.N116]" office:value-type="float" office:value="0.233506451762816" calcext:value-type="float">
            <text:p>0,233506451762816</text:p>
          </table:table-cell>
          <table:table-cell table:formula="of:=([.C40]+[.D40])/2" office:value-type="float" office:value="0.221161551277363" calcext:value-type="float">
            <text:p>0,221161551277363</text:p>
          </table:table-cell>
          <table:table-cell table:formula="of:=IF([.E40] = 0;0;TAN(0.5*PI()-[.E40])*wheelbase)" office:value-type="float" office:value="1334.28586908314" calcext:value-type="float">
            <text:p>1334,28586908314</text:p>
          </table:table-cell>
          <table:table-cell table:formula="of:=IF([.D40] = 0;0;TAN(0.5*PI()-[.C40])*wheelbase+right_king_pin_y)" office:value-type="float" office:value="1325.72442151166" calcext:value-type="float">
            <text:p>1325,72442151166</text:p>
          </table:table-cell>
          <table:table-cell table:formula="of:=IF([.D40] = 0;0;TAN(0.5*PI()-[.D40])*wheelbase+left_king_pin_y)" office:value-type="float" office:value="1351.32510668953" calcext:value-type="float">
            <text:p>1351,32510668953</text:p>
          </table:table-cell>
          <table:table-cell table:formula="of:=IF([.E40]=0;0;[.E40]/ABS([.E40]))" office:value-type="float" office:value="1" calcext:value-type="float">
            <text:p>1</text:p>
          </table:table-cell>
          <table:table-cell table:formula="of:=IF([.E40]=0;0;[.I40]*0.5*PI()-ATAN(([.F40]-right_king_pin_y)/wheelbase))" office:value-type="float" office:value="0.207597301416364" calcext:value-type="float">
            <text:p>0,207597301416364</text:p>
          </table:table-cell>
          <table:table-cell table:formula="of:=IF([.E40]=0;0;[.I40]*0.5*PI()-ATAN(([.F40]-left_king_pin_y)/wheelbase))" office:value-type="float" office:value="0.236586844768827" calcext:value-type="float">
            <text:p>0,236586844768827</text:p>
          </table:table-cell>
          <table:table-cell table:formula="of:=DEGREES([.C40]-[.J40])" office:value-type="float" office:value="0.0698635729706389" calcext:value-type="float">
            <text:p>0,069863572970639</text:p>
          </table:table-cell>
          <table:table-cell table:formula="of:=DEGREES([.D40]-[.K40])" office:value-type="float" office:value="-0.176493518486046" calcext:value-type="float">
            <text:p>-0,176493518486046</text:p>
          </table:table-cell>
        </table:table-row>
        <table:table-row table:style-name="ro1">
          <table:table-cell office:value-type="float" office:value="-114" calcext:value-type="float">
            <text:p>-114</text:p>
          </table:table-cell>
          <table:table-cell table:formula="of:=[ack_dev_data.A41]*analyze_resolution" office:value-type="float" office:value="-17.1" calcext:value-type="float">
            <text:p>-17,1</text:p>
          </table:table-cell>
          <table:table-cell table:formula="of:=[rf.N117]" office:value-type="float" office:value="0.207136216673657" calcext:value-type="float">
            <text:p>0,207136216673657</text:p>
          </table:table-cell>
          <table:table-cell table:formula="of:=[lf.N117]" office:value-type="float" office:value="0.231392384912657" calcext:value-type="float">
            <text:p>0,231392384912657</text:p>
          </table:table-cell>
          <table:table-cell table:formula="of:=([.C41]+[.D41])/2" office:value-type="float" office:value="0.219264300793157" calcext:value-type="float">
            <text:p>0,219264300793157</text:p>
          </table:table-cell>
          <table:table-cell table:formula="of:=IF([.E41] = 0;0;TAN(0.5*PI()-[.E41])*wheelbase)" office:value-type="float" office:value="1346.21475298721" calcext:value-type="float">
            <text:p>1346,21475298721</text:p>
          </table:table-cell>
          <table:table-cell table:formula="of:=IF([.D41] = 0;0;TAN(0.5*PI()-[.C41])*wheelbase+right_king_pin_y)" office:value-type="float" office:value="1337.54917832519" calcext:value-type="float">
            <text:p>1337,54917832519</text:p>
          </table:table-cell>
          <table:table-cell table:formula="of:=IF([.D41] = 0;0;TAN(0.5*PI()-[.D41])*wheelbase+left_king_pin_y)" office:value-type="float" office:value="1363.27676146427" calcext:value-type="float">
            <text:p>1363,27676146427</text:p>
          </table:table-cell>
          <table:table-cell table:formula="of:=IF([.E41]=0;0;[.E41]/ABS([.E41]))" office:value-type="float" office:value="1" calcext:value-type="float">
            <text:p>1</text:p>
          </table:table-cell>
          <table:table-cell table:formula="of:=IF([.E41]=0;0;[.I41]*0.5*PI()-ATAN(([.F41]-right_king_pin_y)/wheelbase))" office:value-type="float" office:value="0.205921568740155" calcext:value-type="float">
            <text:p>0,205921568740155</text:p>
          </table:table-cell>
          <table:table-cell table:formula="of:=IF([.E41]=0;0;[.I41]*0.5*PI()-ATAN(([.F41]-left_king_pin_y)/wheelbase))" office:value-type="float" office:value="0.234422014659385" calcext:value-type="float">
            <text:p>0,234422014659385</text:p>
          </table:table-cell>
          <table:table-cell table:formula="of:=DEGREES([.C41]-[.J41])" office:value-type="float" office:value="0.0695942001839618" calcext:value-type="float">
            <text:p>0,069594200183962</text:p>
          </table:table-cell>
          <table:table-cell table:formula="of:=DEGREES([.D41]-[.K41])" office:value-type="float" office:value="-0.173584997974764" calcext:value-type="float">
            <text:p>-0,173584997974764</text:p>
          </table:table-cell>
        </table:table-row>
        <table:table-row table:style-name="ro1">
          <table:table-cell office:value-type="float" office:value="-113" calcext:value-type="float">
            <text:p>-113</text:p>
          </table:table-cell>
          <table:table-cell table:formula="of:=[ack_dev_data.A42]*analyze_resolution" office:value-type="float" office:value="-16.95" calcext:value-type="float">
            <text:p>-16,95</text:p>
          </table:table-cell>
          <table:table-cell table:formula="of:=[rf.N118]" office:value-type="float" office:value="0.205453102321063" calcext:value-type="float">
            <text:p>0,205453102321063</text:p>
          </table:table-cell>
          <table:table-cell table:formula="of:=[lf.N118]" office:value-type="float" office:value="0.229279636489326" calcext:value-type="float">
            <text:p>0,229279636489326</text:p>
          </table:table-cell>
          <table:table-cell table:formula="of:=([.C42]+[.D42])/2" office:value-type="float" office:value="0.217366369405194" calcext:value-type="float">
            <text:p>0,217366369405194</text:p>
          </table:table-cell>
          <table:table-cell table:formula="of:=IF([.E42] = 0;0;TAN(0.5*PI()-[.E42])*wheelbase)" office:value-type="float" office:value="1358.3528909689" calcext:value-type="float">
            <text:p>1358,3528909689</text:p>
          </table:table-cell>
          <table:table-cell table:formula="of:=IF([.D42] = 0;0;TAN(0.5*PI()-[.C42])*wheelbase+right_king_pin_y)" office:value-type="float" office:value="1349.5838881692" calcext:value-type="float">
            <text:p>1349,5838881692</text:p>
          </table:table-cell>
          <table:table-cell table:formula="of:=IF([.D42] = 0;0;TAN(0.5*PI()-[.D42])*wheelbase+left_king_pin_y)" office:value-type="float" office:value="1375.43717696784" calcext:value-type="float">
            <text:p>1375,43717696784</text:p>
          </table:table-cell>
          <table:table-cell table:formula="of:=IF([.E42]=0;0;[.E42]/ABS([.E42]))" office:value-type="float" office:value="1" calcext:value-type="float">
            <text:p>1</text:p>
          </table:table-cell>
          <table:table-cell table:formula="of:=IF([.E42]=0;0;[.I42]*0.5*PI()-ATAN(([.F42]-right_king_pin_y)/wheelbase))" office:value-type="float" office:value="0.204243599456035" calcext:value-type="float">
            <text:p>0,204243599456035</text:p>
          </table:table-cell>
          <table:table-cell table:formula="of:=IF([.E42]=0;0;[.I42]*0.5*PI()-ATAN(([.F42]-left_king_pin_y)/wheelbase))" office:value-type="float" office:value="0.232258773031429" calcext:value-type="float">
            <text:p>0,232258773031429</text:p>
          </table:table-cell>
          <table:table-cell table:formula="of:=DEGREES([.C42]-[.J42])" office:value-type="float" office:value="0.0692994094750997" calcext:value-type="float">
            <text:p>0,0692994094751</text:p>
          </table:table-cell>
          <table:table-cell table:formula="of:=DEGREES([.D42]-[.K42])" office:value-type="float" office:value="-0.170691950455685" calcext:value-type="float">
            <text:p>-0,170691950455685</text:p>
          </table:table-cell>
        </table:table-row>
        <table:table-row table:style-name="ro1">
          <table:table-cell office:value-type="float" office:value="-112" calcext:value-type="float">
            <text:p>-112</text:p>
          </table:table-cell>
          <table:table-cell table:formula="of:=[ack_dev_data.A43]*analyze_resolution" office:value-type="float" office:value="-16.8" calcext:value-type="float">
            <text:p>-16,8</text:p>
          </table:table-cell>
          <table:table-cell table:formula="of:=[rf.N119]" office:value-type="float" office:value="0.20376731655258" calcext:value-type="float">
            <text:p>0,20376731655258</text:p>
          </table:table-cell>
          <table:table-cell table:formula="of:=[lf.N119]" office:value-type="float" office:value="0.22716820980667" calcext:value-type="float">
            <text:p>0,22716820980667</text:p>
          </table:table-cell>
          <table:table-cell table:formula="of:=([.C43]+[.D43])/2" office:value-type="float" office:value="0.215467763179625" calcext:value-type="float">
            <text:p>0,215467763179625</text:p>
          </table:table-cell>
          <table:table-cell table:formula="of:=IF([.E43] = 0;0;TAN(0.5*PI()-[.E43])*wheelbase)" office:value-type="float" office:value="1370.70588535304" calcext:value-type="float">
            <text:p>1370,70588535304</text:p>
          </table:table-cell>
          <table:table-cell table:formula="of:=IF([.D43] = 0;0;TAN(0.5*PI()-[.C43])*wheelbase+right_king_pin_y)" office:value-type="float" office:value="1361.83415123281" calcext:value-type="float">
            <text:p>1361,83415123281</text:p>
          </table:table-cell>
          <table:table-cell table:formula="of:=IF([.D43] = 0;0;TAN(0.5*PI()-[.D43])*wheelbase+left_king_pin_y)" office:value-type="float" office:value="1387.81195561359" calcext:value-type="float">
            <text:p>1387,81195561359</text:p>
          </table:table-cell>
          <table:table-cell table:formula="of:=IF([.E43]=0;0;[.E43]/ABS([.E43]))" office:value-type="float" office:value="1" calcext:value-type="float">
            <text:p>1</text:p>
          </table:table-cell>
          <table:table-cell table:formula="of:=IF([.E43]=0;0;[.I43]*0.5*PI()-ATAN(([.F43]-right_king_pin_y)/wheelbase))" office:value-type="float" office:value="0.202563392133844" calcext:value-type="float">
            <text:p>0,202563392133844</text:p>
          </table:table-cell>
          <table:table-cell table:formula="of:=IF([.E43]=0;0;[.I43]*0.5*PI()-ATAN(([.F43]-left_king_pin_y)/wheelbase))" office:value-type="float" office:value="0.230097130113725" calcext:value-type="float">
            <text:p>0,230097130113725</text:p>
          </table:table-cell>
          <table:table-cell table:formula="of:=DEGREES([.C43]-[.J43])" office:value-type="float" office:value="0.0689797880463144" calcext:value-type="float">
            <text:p>0,068979788046314</text:p>
          </table:table-cell>
          <table:table-cell table:formula="of:=DEGREES([.D43]-[.K43])" office:value-type="float" office:value="-0.167814772124387" calcext:value-type="float">
            <text:p>-0,167814772124387</text:p>
          </table:table-cell>
        </table:table-row>
        <table:table-row table:style-name="ro1">
          <table:table-cell office:value-type="float" office:value="-111" calcext:value-type="float">
            <text:p>-111</text:p>
          </table:table-cell>
          <table:table-cell table:formula="of:=[ack_dev_data.A44]*analyze_resolution" office:value-type="float" office:value="-16.65" calcext:value-type="float">
            <text:p>-16,65</text:p>
          </table:table-cell>
          <table:table-cell table:formula="of:=[rf.N120]" office:value-type="float" office:value="0.20207886816232" calcext:value-type="float">
            <text:p>0,20207886816232</text:p>
          </table:table-cell>
          <table:table-cell table:formula="of:=[lf.N120]" office:value-type="float" office:value="0.225058108199839" calcext:value-type="float">
            <text:p>0,225058108199839</text:p>
          </table:table-cell>
          <table:table-cell table:formula="of:=([.C44]+[.D44])/2" office:value-type="float" office:value="0.21356848818108" calcext:value-type="float">
            <text:p>0,21356848818108</text:p>
          </table:table-cell>
          <table:table-cell table:formula="of:=IF([.E44] = 0;0;TAN(0.5*PI()-[.E44])*wheelbase)" office:value-type="float" office:value="1383.27954037259" calcext:value-type="float">
            <text:p>1383,27954037259</text:p>
          </table:table-cell>
          <table:table-cell table:formula="of:=IF([.D44] = 0;0;TAN(0.5*PI()-[.C44])*wheelbase+right_king_pin_y)" office:value-type="float" office:value="1374.30576962666" calcext:value-type="float">
            <text:p>1374,30576962666</text:p>
          </table:table-cell>
          <table:table-cell table:formula="of:=IF([.D44] = 0;0;TAN(0.5*PI()-[.D44])*wheelbase+left_king_pin_y)" office:value-type="float" office:value="1400.40690171608" calcext:value-type="float">
            <text:p>1400,40690171608</text:p>
          </table:table-cell>
          <table:table-cell table:formula="of:=IF([.E44]=0;0;[.E44]/ABS([.E44]))" office:value-type="float" office:value="1" calcext:value-type="float">
            <text:p>1</text:p>
          </table:table-cell>
          <table:table-cell table:formula="of:=IF([.E44]=0;0;[.I44]*0.5*PI()-ATAN(([.F44]-right_king_pin_y)/wheelbase))" office:value-type="float" office:value="0.200880945355196" calcext:value-type="float">
            <text:p>0,200880945355196</text:p>
          </table:table-cell>
          <table:table-cell table:formula="of:=IF([.E44]=0;0;[.I44]*0.5*PI()-ATAN(([.F44]-left_king_pin_y)/wheelbase))" office:value-type="float" office:value="0.227937096049461" calcext:value-type="float">
            <text:p>0,227937096049461</text:p>
          </table:table-cell>
          <table:table-cell table:formula="of:=DEGREES([.C44]-[.J44])" office:value-type="float" office:value="0.0686359210306882" calcext:value-type="float">
            <text:p>0,068635921030688</text:p>
          </table:table-cell>
          <table:table-cell table:formula="of:=DEGREES([.D44]-[.K44])" office:value-type="float" office:value="-0.164953853052822" calcext:value-type="float">
            <text:p>-0,164953853052822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  <table:table-cell table:formula="of:=[ack_dev_data.A45]*analyze_resolution" office:value-type="float" office:value="-16.5" calcext:value-type="float">
            <text:p>-16,5</text:p>
          </table:table-cell>
          <table:table-cell table:formula="of:=[rf.N121]" office:value-type="float" office:value="0.200387765919986" calcext:value-type="float">
            <text:p>0,200387765919986</text:p>
          </table:table-cell>
          <table:table-cell table:formula="of:=[lf.N121]" office:value-type="float" office:value="0.222949335025284" calcext:value-type="float">
            <text:p>0,222949335025284</text:p>
          </table:table-cell>
          <table:table-cell table:formula="of:=([.C45]+[.D45])/2" office:value-type="float" office:value="0.211668550472635" calcext:value-type="float">
            <text:p>0,211668550472635</text:p>
          </table:table-cell>
          <table:table-cell table:formula="of:=IF([.E45] = 0;0;TAN(0.5*PI()-[.E45])*wheelbase)" office:value-type="float" office:value="1396.07987134631" calcext:value-type="float">
            <text:p>1396,07987134631</text:p>
          </table:table-cell>
          <table:table-cell table:formula="of:=IF([.D45] = 0;0;TAN(0.5*PI()-[.C45])*wheelbase+right_king_pin_y)" office:value-type="float" office:value="1387.0047565604" calcext:value-type="float">
            <text:p>1387,0047565604</text:p>
          </table:table-cell>
          <table:table-cell table:formula="of:=IF([.D45] = 0;0;TAN(0.5*PI()-[.D45])*wheelbase+left_king_pin_y)" office:value-type="float" office:value="1413.22803066893" calcext:value-type="float">
            <text:p>1413,22803066893</text:p>
          </table:table-cell>
          <table:table-cell table:formula="of:=IF([.E45]=0;0;[.E45]/ABS([.E45]))" office:value-type="float" office:value="1" calcext:value-type="float">
            <text:p>1</text:p>
          </table:table-cell>
          <table:table-cell table:formula="of:=IF([.E45]=0;0;[.I45]*0.5*PI()-ATAN(([.F45]-right_king_pin_y)/wheelbase))" office:value-type="float" office:value="0.199196257713719" calcext:value-type="float">
            <text:p>0,199196257713719</text:p>
          </table:table-cell>
          <table:table-cell table:formula="of:=IF([.E45]=0;0;[.I45]*0.5*PI()-ATAN(([.F45]-left_king_pin_y)/wheelbase))" office:value-type="float" office:value="0.225778680896276" calcext:value-type="float">
            <text:p>0,225778680896276</text:p>
          </table:table-cell>
          <table:table-cell table:formula="of:=DEGREES([.C45]-[.J45])" office:value-type="float" office:value="0.0682683914742997" calcext:value-type="float">
            <text:p>0,0682683914743</text:p>
          </table:table-cell>
          <table:table-cell table:formula="of:=DEGREES([.D45]-[.K45])" office:value-type="float" office:value="-0.162109577190607" calcext:value-type="float">
            <text:p>-0,162109577190607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table:formula="of:=[ack_dev_data.A46]*analyze_resolution" office:value-type="float" office:value="-16.35" calcext:value-type="float">
            <text:p>-16,35</text:p>
          </table:table-cell>
          <table:table-cell table:formula="of:=[rf.N122]" office:value-type="float" office:value="0.1986940185708" calcext:value-type="float">
            <text:p>0,1986940185708</text:p>
          </table:table-cell>
          <table:table-cell table:formula="of:=[lf.N122]" office:value-type="float" office:value="0.220841893660786" calcext:value-type="float">
            <text:p>0,220841893660786</text:p>
          </table:table-cell>
          <table:table-cell table:formula="of:=([.C46]+[.D46])/2" office:value-type="float" office:value="0.209767956115793" calcext:value-type="float">
            <text:p>0,209767956115793</text:p>
          </table:table-cell>
          <table:table-cell table:formula="of:=IF([.E46] = 0;0;TAN(0.5*PI()-[.E46])*wheelbase)" office:value-type="float" office:value="1409.11311436165" calcext:value-type="float">
            <text:p>1409,11311436165</text:p>
          </table:table-cell>
          <table:table-cell table:formula="of:=IF([.D46] = 0;0;TAN(0.5*PI()-[.C46])*wheelbase+right_king_pin_y)" office:value-type="float" office:value="1399.93734602568" calcext:value-type="float">
            <text:p>1399,93734602568</text:p>
          </table:table-cell>
          <table:table-cell table:formula="of:=IF([.D46] = 0;0;TAN(0.5*PI()-[.D46])*wheelbase+left_king_pin_y)" office:value-type="float" office:value="1426.28157862755" calcext:value-type="float">
            <text:p>1426,28157862755</text:p>
          </table:table-cell>
          <table:table-cell table:formula="of:=IF([.E46]=0;0;[.E46]/ABS([.E46]))" office:value-type="float" office:value="1" calcext:value-type="float">
            <text:p>1</text:p>
          </table:table-cell>
          <table:table-cell table:formula="of:=IF([.E46]=0;0;[.I46]*0.5*PI()-ATAN(([.F46]-right_king_pin_y)/wheelbase))" office:value-type="float" office:value="0.197509327815317" calcext:value-type="float">
            <text:p>0,197509327815317</text:p>
          </table:table-cell>
          <table:table-cell table:formula="of:=IF([.E46]=0;0;[.I46]*0.5*PI()-ATAN(([.F46]-left_king_pin_y)/wheelbase))" office:value-type="float" office:value="0.223621894626294" calcext:value-type="float">
            <text:p>0,223621894626294</text:p>
          </table:table-cell>
          <table:table-cell table:formula="of:=DEGREES([.C46]-[.J46])" office:value-type="float" office:value="0.0678777803173694" calcext:value-type="float">
            <text:p>0,067877780317369</text:p>
          </table:table-cell>
          <table:table-cell table:formula="of:=DEGREES([.D46]-[.K46])" office:value-type="float" office:value="-0.159282322365906" calcext:value-type="float">
            <text:p>-0,159282322365906</text:p>
          </table:table-cell>
        </table:table-row>
        <table:table-row table:style-name="ro1">
          <table:table-cell office:value-type="float" office:value="-108" calcext:value-type="float">
            <text:p>-108</text:p>
          </table:table-cell>
          <table:table-cell table:formula="of:=[ack_dev_data.A47]*analyze_resolution" office:value-type="float" office:value="-16.2" calcext:value-type="float">
            <text:p>-16,2</text:p>
          </table:table-cell>
          <table:table-cell table:formula="of:=[rf.N123]" office:value-type="float" office:value="0.196997634835429" calcext:value-type="float">
            <text:p>0,196997634835429</text:p>
          </table:table-cell>
          <table:table-cell table:formula="of:=[lf.N123]" office:value-type="float" office:value="0.218735787505461" calcext:value-type="float">
            <text:p>0,218735787505461</text:p>
          </table:table-cell>
          <table:table-cell table:formula="of:=([.C47]+[.D47])/2" office:value-type="float" office:value="0.207866711170445" calcext:value-type="float">
            <text:p>0,207866711170445</text:p>
          </table:table-cell>
          <table:table-cell table:formula="of:=IF([.E47] = 0;0;TAN(0.5*PI()-[.E47])*wheelbase)" office:value-type="float" office:value="1422.38573649557" calcext:value-type="float">
            <text:p>1422,38573649557</text:p>
          </table:table-cell>
          <table:table-cell table:formula="of:=IF([.D47] = 0;0;TAN(0.5*PI()-[.C47])*wheelbase+right_king_pin_y)" office:value-type="float" office:value="1413.11000301685" calcext:value-type="float">
            <text:p>1413,11000301685</text:p>
          </table:table-cell>
          <table:table-cell table:formula="of:=IF([.D47] = 0;0;TAN(0.5*PI()-[.D47])*wheelbase+left_king_pin_y)" office:value-type="float" office:value="1439.57401273001" calcext:value-type="float">
            <text:p>1439,57401273001</text:p>
          </table:table-cell>
          <table:table-cell table:formula="of:=IF([.E47]=0;0;[.E47]/ABS([.E47]))" office:value-type="float" office:value="1" calcext:value-type="float">
            <text:p>1</text:p>
          </table:table-cell>
          <table:table-cell table:formula="of:=IF([.E47]=0;0;[.I47]*0.5*PI()-ATAN(([.F47]-right_king_pin_y)/wheelbase))" office:value-type="float" office:value="0.195820154278415" calcext:value-type="float">
            <text:p>0,195820154278415</text:p>
          </table:table-cell>
          <table:table-cell table:formula="of:=IF([.E47]=0;0;[.I47]*0.5*PI()-ATAN(([.F47]-left_king_pin_y)/wheelbase))" office:value-type="float" office:value="0.221466747126166" calcext:value-type="float">
            <text:p>0,221466747126166</text:p>
          </table:table-cell>
          <table:table-cell table:formula="of:=DEGREES([.C47]-[.J47])" office:value-type="float" office:value="0.0674646663756345" calcext:value-type="float">
            <text:p>0,067464666375635</text:p>
          </table:table-cell>
          <table:table-cell table:formula="of:=DEGREES([.D47]-[.K47])" office:value-type="float" office:value="-0.15647246028703" calcext:value-type="float">
            <text:p>-0,15647246028703</text:p>
          </table:table-cell>
        </table:table-row>
        <table:table-row table:style-name="ro1">
          <table:table-cell office:value-type="float" office:value="-107" calcext:value-type="float">
            <text:p>-107</text:p>
          </table:table-cell>
          <table:table-cell table:formula="of:=[ack_dev_data.A48]*analyze_resolution" office:value-type="float" office:value="-16.05" calcext:value-type="float">
            <text:p>-16,05</text:p>
          </table:table-cell>
          <table:table-cell table:formula="of:=[rf.N124]" office:value-type="float" office:value="0.19529862340992" calcext:value-type="float">
            <text:p>0,19529862340992</text:p>
          </table:table-cell>
          <table:table-cell table:formula="of:=[lf.N124]" office:value-type="float" office:value="0.216631019979791" calcext:value-type="float">
            <text:p>0,216631019979791</text:p>
          </table:table-cell>
          <table:table-cell table:formula="of:=([.C48]+[.D48])/2" office:value-type="float" office:value="0.205964821694856" calcext:value-type="float">
            <text:p>0,205964821694856</text:p>
          </table:table-cell>
          <table:table-cell table:formula="of:=IF([.E48] = 0;0;TAN(0.5*PI()-[.E48])*wheelbase)" office:value-type="float" office:value="1435.90444660853" calcext:value-type="float">
            <text:p>1435,90444660853</text:p>
          </table:table-cell>
          <table:table-cell table:formula="of:=IF([.D48] = 0;0;TAN(0.5*PI()-[.C48])*wheelbase+right_king_pin_y)" office:value-type="float" office:value="1426.52943432496" calcext:value-type="float">
            <text:p>1426,52943432496</text:p>
          </table:table-cell>
          <table:table-cell table:formula="of:=IF([.D48] = 0;0;TAN(0.5*PI()-[.D48])*wheelbase+left_king_pin_y)" office:value-type="float" office:value="1453.1120418909" calcext:value-type="float">
            <text:p>1453,1120418909</text:p>
          </table:table-cell>
          <table:table-cell table:formula="of:=IF([.E48]=0;0;[.E48]/ABS([.E48]))" office:value-type="float" office:value="1" calcext:value-type="float">
            <text:p>1</text:p>
          </table:table-cell>
          <table:table-cell table:formula="of:=IF([.E48]=0;0;[.I48]*0.5*PI()-ATAN(([.F48]-right_king_pin_y)/wheelbase))" office:value-type="float" office:value="0.194128735734229" calcext:value-type="float">
            <text:p>0,194128735734229</text:p>
          </table:table-cell>
          <table:table-cell table:formula="of:=IF([.E48]=0;0;[.I48]*0.5*PI()-ATAN(([.F48]-left_king_pin_y)/wheelbase))" office:value-type="float" office:value="0.219313248197125" calcext:value-type="float">
            <text:p>0,219313248197125</text:p>
          </table:table-cell>
          <table:table-cell table:formula="of:=DEGREES([.C48]-[.J48])" office:value-type="float" office:value="0.0670296263215075" calcext:value-type="float">
            <text:p>0,067029626321508</text:p>
          </table:table-cell>
          <table:table-cell table:formula="of:=DEGREES([.D48]-[.K48])" office:value-type="float" office:value="-0.153680356544108" calcext:value-type="float">
            <text:p>-0,153680356544108</text:p>
          </table:table-cell>
        </table:table-row>
        <table:table-row table:style-name="ro1">
          <table:table-cell office:value-type="float" office:value="-106" calcext:value-type="float">
            <text:p>-106</text:p>
          </table:table-cell>
          <table:table-cell table:formula="of:=[ack_dev_data.A49]*analyze_resolution" office:value-type="float" office:value="-15.9" calcext:value-type="float">
            <text:p>-15,9</text:p>
          </table:table-cell>
          <table:table-cell table:formula="of:=[rf.N125]" office:value-type="float" office:value="0.193596992965639" calcext:value-type="float">
            <text:p>0,193596992965639</text:p>
          </table:table-cell>
          <table:table-cell table:formula="of:=[lf.N125]" office:value-type="float" office:value="0.214527594525622" calcext:value-type="float">
            <text:p>0,214527594525622</text:p>
          </table:table-cell>
          <table:table-cell table:formula="of:=([.C49]+[.D49])/2" office:value-type="float" office:value="0.20406229374563" calcext:value-type="float">
            <text:p>0,20406229374563</text:p>
          </table:table-cell>
          <table:table-cell table:formula="of:=IF([.E49] = 0;0;TAN(0.5*PI()-[.E49])*wheelbase)" office:value-type="float" office:value="1449.67620674936" calcext:value-type="float">
            <text:p>1449,67620674936</text:p>
          </table:table-cell>
          <table:table-cell table:formula="of:=IF([.D49] = 0;0;TAN(0.5*PI()-[.C49])*wheelbase+right_king_pin_y)" office:value-type="float" office:value="1440.20259994257" calcext:value-type="float">
            <text:p>1440,20259994257</text:p>
          </table:table-cell>
          <table:table-cell table:formula="of:=IF([.D49] = 0;0;TAN(0.5*PI()-[.D49])*wheelbase+left_king_pin_y)" office:value-type="float" office:value="1466.90262820635" calcext:value-type="float">
            <text:p>1466,90262820635</text:p>
          </table:table-cell>
          <table:table-cell table:formula="of:=IF([.E49]=0;0;[.E49]/ABS([.E49]))" office:value-type="float" office:value="1" calcext:value-type="float">
            <text:p>1</text:p>
          </table:table-cell>
          <table:table-cell table:formula="of:=IF([.E49]=0;0;[.I49]*0.5*PI()-ATAN(([.F49]-right_king_pin_y)/wheelbase))" office:value-type="float" office:value="0.192435070827013" calcext:value-type="float">
            <text:p>0,192435070827013</text:p>
          </table:table-cell>
          <table:table-cell table:formula="of:=IF([.E49]=0;0;[.I49]*0.5*PI()-ATAN(([.F49]-left_king_pin_y)/wheelbase))" office:value-type="float" office:value="0.217161407555035" calcext:value-type="float">
            <text:p>0,217161407555035</text:p>
          </table:table-cell>
          <table:table-cell table:formula="of:=DEGREES([.C49]-[.J49])" office:value-type="float" office:value="0.0665732346660611" calcext:value-type="float">
            <text:p>0,066573234666061</text:p>
          </table:table-cell>
          <table:table-cell table:formula="of:=DEGREES([.D49]-[.K49])" office:value-type="float" office:value="-0.150906370611979" calcext:value-type="float">
            <text:p>-0,150906370611979</text:p>
          </table:table-cell>
        </table:table-row>
        <table:table-row table:style-name="ro1">
          <table:table-cell office:value-type="float" office:value="-105" calcext:value-type="float">
            <text:p>-105</text:p>
          </table:table-cell>
          <table:table-cell table:formula="of:=[ack_dev_data.A50]*analyze_resolution" office:value-type="float" office:value="-15.75" calcext:value-type="float">
            <text:p>-15,75</text:p>
          </table:table-cell>
          <table:table-cell table:formula="of:=[rf.N126]" office:value-type="float" office:value="0.191892752149196" calcext:value-type="float">
            <text:p>0,191892752149196</text:p>
          </table:table-cell>
          <table:table-cell table:formula="of:=[lf.N126]" office:value-type="float" office:value="0.212425514606196" calcext:value-type="float">
            <text:p>0,212425514606196</text:p>
          </table:table-cell>
          <table:table-cell table:formula="of:=([.C50]+[.D50])/2" office:value-type="float" office:value="0.202159133377696" calcext:value-type="float">
            <text:p>0,202159133377696</text:p>
          </table:table-cell>
          <table:table-cell table:formula="of:=IF([.E50] = 0;0;TAN(0.5*PI()-[.E50])*wheelbase)" office:value-type="float" office:value="1463.70824421198" calcext:value-type="float">
            <text:p>1463,70824421198</text:p>
          </table:table-cell>
          <table:table-cell table:formula="of:=IF([.D50] = 0;0;TAN(0.5*PI()-[.C50])*wheelbase+right_king_pin_y)" office:value-type="float" office:value="1454.13672512043" calcext:value-type="float">
            <text:p>1454,13672512043</text:p>
          </table:table-cell>
          <table:table-cell table:formula="of:=IF([.D50] = 0;0;TAN(0.5*PI()-[.D50])*wheelbase+left_king_pin_y)" office:value-type="float" office:value="1480.95299901054" calcext:value-type="float">
            <text:p>1480,95299901054</text:p>
          </table:table-cell>
          <table:table-cell table:formula="of:=IF([.E50]=0;0;[.E50]/ABS([.E50]))" office:value-type="float" office:value="1" calcext:value-type="float">
            <text:p>1</text:p>
          </table:table-cell>
          <table:table-cell table:formula="of:=IF([.E50]=0;0;[.I50]*0.5*PI()-ATAN(([.F50]-right_king_pin_y)/wheelbase))" office:value-type="float" office:value="0.190739158214333" calcext:value-type="float">
            <text:p>0,190739158214333</text:p>
          </table:table-cell>
          <table:table-cell table:formula="of:=IF([.E50]=0;0;[.I50]*0.5*PI()-ATAN(([.F50]-left_king_pin_y)/wheelbase))" office:value-type="float" office:value="0.215011234830466" calcext:value-type="float">
            <text:p>0,215011234830466</text:p>
          </table:table-cell>
          <table:table-cell table:formula="of:=DEGREES([.C50]-[.J50])" office:value-type="float" office:value="0.0660960637395634" calcext:value-type="float">
            <text:p>0,066096063739563</text:p>
          </table:table-cell>
          <table:table-cell table:formula="of:=DEGREES([.D50]-[.K50])" office:value-type="float" office:value="-0.148150855852279" calcext:value-type="float">
            <text:p>-0,148150855852279</text:p>
          </table:table-cell>
        </table:table-row>
        <table:table-row table:style-name="ro1">
          <table:table-cell office:value-type="float" office:value="-104" calcext:value-type="float">
            <text:p>-104</text:p>
          </table:table-cell>
          <table:table-cell table:formula="of:=[ack_dev_data.A51]*analyze_resolution" office:value-type="float" office:value="-15.6" calcext:value-type="float">
            <text:p>-15,6</text:p>
          </table:table-cell>
          <table:table-cell table:formula="of:=[rf.N127]" office:value-type="float" office:value="0.190185909582396" calcext:value-type="float">
            <text:p>0,190185909582396</text:p>
          </table:table-cell>
          <table:table-cell table:formula="of:=[lf.N127]" office:value-type="float" office:value="0.210324783706168" calcext:value-type="float">
            <text:p>0,210324783706168</text:p>
          </table:table-cell>
          <table:table-cell table:formula="of:=([.C51]+[.D51])/2" office:value-type="float" office:value="0.200255346644282" calcext:value-type="float">
            <text:p>0,200255346644282</text:p>
          </table:table-cell>
          <table:table-cell table:formula="of:=IF([.E51] = 0;0;TAN(0.5*PI()-[.E51])*wheelbase)" office:value-type="float" office:value="1478.0080642875" calcext:value-type="float">
            <text:p>1478,0080642875</text:p>
          </table:table-cell>
          <table:table-cell table:formula="of:=IF([.D51] = 0;0;TAN(0.5*PI()-[.C51])*wheelbase+right_king_pin_y)" office:value-type="float" office:value="1468.33931311957" calcext:value-type="float">
            <text:p>1468,33931311957</text:p>
          </table:table-cell>
          <table:table-cell table:formula="of:=IF([.D51] = 0;0;TAN(0.5*PI()-[.D51])*wheelbase+left_king_pin_y)" office:value-type="float" office:value="1495.27065962794" calcext:value-type="float">
            <text:p>1495,27065962794</text:p>
          </table:table-cell>
          <table:table-cell table:formula="of:=IF([.E51]=0;0;[.E51]/ABS([.E51]))" office:value-type="float" office:value="1" calcext:value-type="float">
            <text:p>1</text:p>
          </table:table-cell>
          <table:table-cell table:formula="of:=IF([.E51]=0;0;[.I51]*0.5*PI()-ATAN(([.F51]-right_king_pin_y)/wheelbase))" office:value-type="float" office:value="0.189040996567323" calcext:value-type="float">
            <text:p>0,189040996567323</text:p>
          </table:table-cell>
          <table:table-cell table:formula="of:=IF([.E51]=0;0;[.I51]*0.5*PI()-ATAN(([.F51]-left_king_pin_y)/wheelbase))" office:value-type="float" office:value="0.212862739568759" calcext:value-type="float">
            <text:p>0,212862739568759</text:p>
          </table:table-cell>
          <table:table-cell table:formula="of:=DEGREES([.C51]-[.J51])" office:value-type="float" office:value="0.0655986836732727" calcext:value-type="float">
            <text:p>0,065598683673273</text:p>
          </table:table-cell>
          <table:table-cell table:formula="of:=DEGREES([.D51]-[.K51])" office:value-type="float" office:value="-0.145414159516963" calcext:value-type="float">
            <text:p>-0,145414159516963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  <table:table-cell table:formula="of:=[ack_dev_data.A52]*analyze_resolution" office:value-type="float" office:value="-15.45" calcext:value-type="float">
            <text:p>-15,45</text:p>
          </table:table-cell>
          <table:table-cell table:formula="of:=[rf.N128]" office:value-type="float" office:value="0.188476473862164" calcext:value-type="float">
            <text:p>0,188476473862164</text:p>
          </table:table-cell>
          <table:table-cell table:formula="of:=[lf.N128]" office:value-type="float" office:value="0.208225405331616" calcext:value-type="float">
            <text:p>0,208225405331616</text:p>
          </table:table-cell>
          <table:table-cell table:formula="of:=([.C52]+[.D52])/2" office:value-type="float" office:value="0.19835093959689" calcext:value-type="float">
            <text:p>0,19835093959689</text:p>
          </table:table-cell>
          <table:table-cell table:formula="of:=IF([.E52] = 0;0;TAN(0.5*PI()-[.E52])*wheelbase)" office:value-type="float" office:value="1492.58346375943" calcext:value-type="float">
            <text:p>1492,58346375943</text:p>
          </table:table-cell>
          <table:table-cell table:formula="of:=IF([.D52] = 0;0;TAN(0.5*PI()-[.C52])*wheelbase+right_king_pin_y)" office:value-type="float" office:value="1482.81815870642" calcext:value-type="float">
            <text:p>1482,81815870642</text:p>
          </table:table-cell>
          <table:table-cell table:formula="of:=IF([.D52] = 0;0;TAN(0.5*PI()-[.D52])*wheelbase+left_king_pin_y)" office:value-type="float" office:value="1509.86340686833" calcext:value-type="float">
            <text:p>1509,86340686833</text:p>
          </table:table-cell>
          <table:table-cell table:formula="of:=IF([.E52]=0;0;[.E52]/ABS([.E52]))" office:value-type="float" office:value="1" calcext:value-type="float">
            <text:p>1</text:p>
          </table:table-cell>
          <table:table-cell table:formula="of:=IF([.E52]=0;0;[.I52]*0.5*PI()-ATAN(([.F52]-right_king_pin_y)/wheelbase))" office:value-type="float" office:value="0.187340584570956" calcext:value-type="float">
            <text:p>0,187340584570956</text:p>
          </table:table-cell>
          <table:table-cell table:formula="of:=IF([.E52]=0;0;[.I52]*0.5*PI()-ATAN(([.F52]-left_king_pin_y)/wheelbase))" office:value-type="float" office:value="0.210715931230106" calcext:value-type="float">
            <text:p>0,210715931230106</text:p>
          </table:table-cell>
          <table:table-cell table:formula="of:=DEGREES([.C52]-[.J52])" office:value-type="float" office:value="0.065081662380341" calcext:value-type="float">
            <text:p>0,065081662380341</text:p>
          </table:table-cell>
          <table:table-cell table:formula="of:=DEGREES([.D52]-[.K52])" office:value-type="float" office:value="-0.142696622751512" calcext:value-type="float">
            <text:p>-0,142696622751512</text:p>
          </table:table-cell>
        </table:table-row>
        <table:table-row table:style-name="ro1">
          <table:table-cell office:value-type="float" office:value="-102" calcext:value-type="float">
            <text:p>-102</text:p>
          </table:table-cell>
          <table:table-cell table:formula="of:=[ack_dev_data.A53]*analyze_resolution" office:value-type="float" office:value="-15.3" calcext:value-type="float">
            <text:p>-15,3</text:p>
          </table:table-cell>
          <table:table-cell table:formula="of:=[rf.N129]" office:value-type="float" office:value="0.1867644535605" calcext:value-type="float">
            <text:p>0,1867644535605</text:p>
          </table:table-cell>
          <table:table-cell table:formula="of:=[lf.N129]" office:value-type="float" office:value="0.206127383010066" calcext:value-type="float">
            <text:p>0,206127383010066</text:p>
          </table:table-cell>
          <table:table-cell table:formula="of:=([.C53]+[.D53])/2" office:value-type="float" office:value="0.196445918285283" calcext:value-type="float">
            <text:p>0,196445918285283</text:p>
          </table:table-cell>
          <table:table-cell table:formula="of:=IF([.E53] = 0;0;TAN(0.5*PI()-[.E53])*wheelbase)" office:value-type="float" office:value="1507.44254519244" calcext:value-type="float">
            <text:p>1507,44254519244</text:p>
          </table:table-cell>
          <table:table-cell table:formula="of:=IF([.D53] = 0;0;TAN(0.5*PI()-[.C53])*wheelbase+right_king_pin_y)" office:value-type="float" office:value="1497.58136244161" calcext:value-type="float">
            <text:p>1497,58136244161</text:p>
          </table:table-cell>
          <table:table-cell table:formula="of:=IF([.D53] = 0;0;TAN(0.5*PI()-[.D53])*wheelbase+left_king_pin_y)" office:value-type="float" office:value="1524.73934331571" calcext:value-type="float">
            <text:p>1524,73934331571</text:p>
          </table:table-cell>
          <table:table-cell table:formula="of:=IF([.E53]=0;0;[.E53]/ABS([.E53]))" office:value-type="float" office:value="1" calcext:value-type="float">
            <text:p>1</text:p>
          </table:table-cell>
          <table:table-cell table:formula="of:=IF([.E53]=0;0;[.I53]*0.5*PI()-ATAN(([.F53]-right_king_pin_y)/wheelbase))" office:value-type="float" office:value="0.185637920924312" calcext:value-type="float">
            <text:p>0,185637920924312</text:p>
          </table:table-cell>
          <table:table-cell table:formula="of:=IF([.E53]=0;0;[.I53]*0.5*PI()-ATAN(([.F53]-left_king_pin_y)/wheelbase))" office:value-type="float" office:value="0.208570819189638" calcext:value-type="float">
            <text:p>0,208570819189638</text:p>
          </table:table-cell>
          <table:table-cell table:formula="of:=DEGREES([.C53]-[.J53])" office:value-type="float" office:value="0.0645455655373161" calcext:value-type="float">
            <text:p>0,064545565537316</text:p>
          </table:table-cell>
          <table:table-cell table:formula="of:=DEGREES([.D53]-[.K53])" office:value-type="float" office:value="-0.139998580599016" calcext:value-type="float">
            <text:p>-0,139998580599016</text:p>
          </table:table-cell>
        </table:table-row>
        <table:table-row table:style-name="ro1">
          <table:table-cell office:value-type="float" office:value="-101" calcext:value-type="float">
            <text:p>-101</text:p>
          </table:table-cell>
          <table:table-cell table:formula="of:=[ack_dev_data.A54]*analyze_resolution" office:value-type="float" office:value="-15.15" calcext:value-type="float">
            <text:p>-15,15</text:p>
          </table:table-cell>
          <table:table-cell table:formula="of:=[rf.N130]" office:value-type="float" office:value="0.18504985722441" calcext:value-type="float">
            <text:p>0,18504985722441</text:p>
          </table:table-cell>
          <table:table-cell table:formula="of:=[lf.N130]" office:value-type="float" office:value="0.204030720290519" calcext:value-type="float">
            <text:p>0,204030720290519</text:p>
          </table:table-cell>
          <table:table-cell table:formula="of:=([.C54]+[.D54])/2" office:value-type="float" office:value="0.194540288757464" calcext:value-type="float">
            <text:p>0,194540288757464</text:p>
          </table:table-cell>
          <table:table-cell table:formula="of:=IF([.E54] = 0;0;TAN(0.5*PI()-[.E54])*wheelbase)" office:value-type="float" office:value="1522.59373207015" calcext:value-type="float">
            <text:p>1522,59373207015</text:p>
          </table:table-cell>
          <table:table-cell table:formula="of:=IF([.D54] = 0;0;TAN(0.5*PI()-[.C54])*wheelbase+right_king_pin_y)" office:value-type="float" office:value="1512.63734581766" calcext:value-type="float">
            <text:p>1512,63734581766</text:p>
          </table:table-cell>
          <table:table-cell table:formula="of:=IF([.D54] = 0;0;TAN(0.5*PI()-[.D54])*wheelbase+left_king_pin_y)" office:value-type="float" office:value="1539.9068924659" calcext:value-type="float">
            <text:p>1539,9068924659</text:p>
          </table:table-cell>
          <table:table-cell table:formula="of:=IF([.E54]=0;0;[.E54]/ABS([.E54]))" office:value-type="float" office:value="1" calcext:value-type="float">
            <text:p>1</text:p>
          </table:table-cell>
          <table:table-cell table:formula="of:=IF([.E54]=0;0;[.I54]*0.5*PI()-ATAN(([.F54]-right_king_pin_y)/wheelbase))" office:value-type="float" office:value="0.183933004340851" calcext:value-type="float">
            <text:p>0,183933004340851</text:p>
          </table:table-cell>
          <table:table-cell table:formula="of:=IF([.E54]=0;0;[.I54]*0.5*PI()-ATAN(([.F54]-left_king_pin_y)/wheelbase))" office:value-type="float" office:value="0.20642741273752" calcext:value-type="float">
            <text:p>0,20642741273752</text:p>
          </table:table-cell>
          <table:table-cell table:formula="of:=DEGREES([.C54]-[.J54])" office:value-type="float" office:value="0.0639909565649311" calcext:value-type="float">
            <text:p>0,063990956564931</text:p>
          </table:table-cell>
          <table:table-cell table:formula="of:=DEGREES([.D54]-[.K54])" office:value-type="float" office:value="-0.137320362004044" calcext:value-type="float">
            <text:p>-0,137320362004044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  <table:table-cell table:formula="of:=[ack_dev_data.A55]*analyze_resolution" office:value-type="float" office:value="-15" calcext:value-type="float">
            <text:p>-15</text:p>
          </table:table-cell>
          <table:table-cell table:formula="of:=[rf.N131]" office:value-type="float" office:value="0.183332693375855" calcext:value-type="float">
            <text:p>0,183332693375855</text:p>
          </table:table-cell>
          <table:table-cell table:formula="of:=[lf.N131]" office:value-type="float" office:value="0.201935420743451" calcext:value-type="float">
            <text:p>0,201935420743451</text:p>
          </table:table-cell>
          <table:table-cell table:formula="of:=([.C55]+[.D55])/2" office:value-type="float" office:value="0.192634057059653" calcext:value-type="float">
            <text:p>0,192634057059653</text:p>
          </table:table-cell>
          <table:table-cell table:formula="of:=IF([.E55] = 0;0;TAN(0.5*PI()-[.E55])*wheelbase)" office:value-type="float" office:value="1538.04578484112" calcext:value-type="float">
            <text:p>1538,04578484112</text:p>
          </table:table-cell>
          <table:table-cell table:formula="of:=IF([.D55] = 0;0;TAN(0.5*PI()-[.C55])*wheelbase+right_king_pin_y)" office:value-type="float" office:value="1527.99486730498" calcext:value-type="float">
            <text:p>1527,99486730498</text:p>
          </table:table-cell>
          <table:table-cell table:formula="of:=IF([.D55] = 0;0;TAN(0.5*PI()-[.D55])*wheelbase+left_king_pin_y)" office:value-type="float" office:value="1555.37481477265" calcext:value-type="float">
            <text:p>1555,37481477265</text:p>
          </table:table-cell>
          <table:table-cell table:formula="of:=IF([.E55]=0;0;[.E55]/ABS([.E55]))" office:value-type="float" office:value="1" calcext:value-type="float">
            <text:p>1</text:p>
          </table:table-cell>
          <table:table-cell table:formula="of:=IF([.E55]=0;0;[.I55]*0.5*PI()-ATAN(([.F55]-right_king_pin_y)/wheelbase))" office:value-type="float" office:value="0.182225833548682" calcext:value-type="float">
            <text:p>0,182225833548682</text:p>
          </table:table-cell>
          <table:table-cell table:formula="of:=IF([.E55]=0;0;[.I55]*0.5*PI()-ATAN(([.F55]-left_king_pin_y)/wheelbase))" office:value-type="float" office:value="0.204285721079043" calcext:value-type="float">
            <text:p>0,204285721079043</text:p>
          </table:table-cell>
          <table:table-cell table:formula="of:=DEGREES([.C55]-[.J55])" office:value-type="float" office:value="0.0634183966095679" calcext:value-type="float">
            <text:p>0,063418396609568</text:p>
          </table:table-cell>
          <table:table-cell table:formula="of:=DEGREES([.D55]-[.K55])" office:value-type="float" office:value="-0.134662289817601" calcext:value-type="float">
            <text:p>-0,134662289817601</text:p>
          </table:table-cell>
        </table:table-row>
        <table:table-row table:style-name="ro1">
          <table:table-cell office:value-type="float" office:value="-99" calcext:value-type="float">
            <text:p>-99</text:p>
          </table:table-cell>
          <table:table-cell table:formula="of:=[ack_dev_data.A56]*analyze_resolution" office:value-type="float" office:value="-14.85" calcext:value-type="float">
            <text:p>-14,85</text:p>
          </table:table-cell>
          <table:table-cell table:formula="of:=[rf.N132]" office:value-type="float" office:value="0.181612970511699" calcext:value-type="float">
            <text:p>0,181612970511699</text:p>
          </table:table-cell>
          <table:table-cell table:formula="of:=[lf.N132]" office:value-type="float" office:value="0.199841487960854" calcext:value-type="float">
            <text:p>0,199841487960854</text:p>
          </table:table-cell>
          <table:table-cell table:formula="of:=([.C56]+[.D56])/2" office:value-type="float" office:value="0.190727229236276" calcext:value-type="float">
            <text:p>0,190727229236276</text:p>
          </table:table-cell>
          <table:table-cell table:formula="of:=IF([.E56] = 0;0;TAN(0.5*PI()-[.E56])*wheelbase)" office:value-type="float" office:value="1553.80781793732" calcext:value-type="float">
            <text:p>1553,80781793732</text:p>
          </table:table-cell>
          <table:table-cell table:formula="of:=IF([.D56] = 0;0;TAN(0.5*PI()-[.C56])*wheelbase+right_king_pin_y)" office:value-type="float" office:value="1543.66303937027" calcext:value-type="float">
            <text:p>1543,66303937027</text:p>
          </table:table-cell>
          <table:table-cell table:formula="of:=IF([.D56] = 0;0;TAN(0.5*PI()-[.D56])*wheelbase+left_king_pin_y)" office:value-type="float" office:value="1571.15222466598" calcext:value-type="float">
            <text:p>1571,15222466598</text:p>
          </table:table-cell>
          <table:table-cell table:formula="of:=IF([.E56]=0;0;[.E56]/ABS([.E56]))" office:value-type="float" office:value="1" calcext:value-type="float">
            <text:p>1</text:p>
          </table:table-cell>
          <table:table-cell table:formula="of:=IF([.E56]=0;0;[.I56]*0.5*PI()-ATAN(([.F56]-right_king_pin_y)/wheelbase))" office:value-type="float" office:value="0.180516407290846" calcext:value-type="float">
            <text:p>0,180516407290846</text:p>
          </table:table-cell>
          <table:table-cell table:formula="of:=IF([.E56]=0;0;[.I56]*0.5*PI()-ATAN(([.F56]-left_king_pin_y)/wheelbase))" office:value-type="float" office:value="0.20214575333474" calcext:value-type="float">
            <text:p>0,20214575333474</text:p>
          </table:table-cell>
          <table:table-cell table:formula="of:=DEGREES([.C56]-[.J56])" office:value-type="float" office:value="0.0628284445241487" calcext:value-type="float">
            <text:p>0,062828444524149</text:p>
          </table:table-cell>
          <table:table-cell table:formula="of:=DEGREES([.D56]-[.K56])" office:value-type="float" office:value="-0.132024680801815" calcext:value-type="float">
            <text:p>-0,132024680801815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 table:formula="of:=[ack_dev_data.A57]*analyze_resolution" office:value-type="float" office:value="-14.7" calcext:value-type="float">
            <text:p>-14,7</text:p>
          </table:table-cell>
          <table:table-cell table:formula="of:=[rf.N133]" office:value-type="float" office:value="0.179890697103655" calcext:value-type="float">
            <text:p>0,179890697103655</text:p>
          </table:table-cell>
          <table:table-cell table:formula="of:=[lf.N133]" office:value-type="float" office:value="0.197748925556246" calcext:value-type="float">
            <text:p>0,197748925556246</text:p>
          </table:table-cell>
          <table:table-cell table:formula="of:=([.C57]+[.D57])/2" office:value-type="float" office:value="0.188819811329951" calcext:value-type="float">
            <text:p>0,188819811329951</text:p>
          </table:table-cell>
          <table:table-cell table:formula="of:=IF([.E57] = 0;0;TAN(0.5*PI()-[.E57])*wheelbase)" office:value-type="float" office:value="1569.88931783456" calcext:value-type="float">
            <text:p>1569,88931783456</text:p>
          </table:table-cell>
          <table:table-cell table:formula="of:=IF([.D57] = 0;0;TAN(0.5*PI()-[.C57])*wheelbase+right_king_pin_y)" office:value-type="float" office:value="1559.6513465369" calcext:value-type="float">
            <text:p>1559,6513465369</text:p>
          </table:table-cell>
          <table:table-cell table:formula="of:=IF([.D57] = 0;0;TAN(0.5*PI()-[.D57])*wheelbase+left_king_pin_y)" office:value-type="float" office:value="1587.24860861264" calcext:value-type="float">
            <text:p>1587,24860861264</text:p>
          </table:table-cell>
          <table:table-cell table:formula="of:=IF([.E57]=0;0;[.E57]/ABS([.E57]))" office:value-type="float" office:value="1" calcext:value-type="float">
            <text:p>1</text:p>
          </table:table-cell>
          <table:table-cell table:formula="of:=IF([.E57]=0;0;[.I57]*0.5*PI()-ATAN(([.F57]-right_king_pin_y)/wheelbase))" office:value-type="float" office:value="0.178804724325588" calcext:value-type="float">
            <text:p>0,178804724325588</text:p>
          </table:table-cell>
          <table:table-cell table:formula="of:=IF([.E57]=0;0;[.I57]*0.5*PI()-ATAN(([.F57]-left_king_pin_y)/wheelbase))" office:value-type="float" office:value="0.200007518540497" calcext:value-type="float">
            <text:p>0,200007518540497</text:p>
          </table:table-cell>
          <table:table-cell table:formula="of:=DEGREES([.C57]-[.J57])" office:value-type="float" office:value="0.0622216568493453" calcext:value-type="float">
            <text:p>0,062221656849345</text:p>
          </table:table-cell>
          <table:table-cell table:formula="of:=DEGREES([.D57]-[.K57])" office:value-type="float" office:value="-0.129407845635431" calcext:value-type="float">
            <text:p>-0,129407845635431</text:p>
          </table:table-cell>
        </table:table-row>
        <table:table-row table:style-name="ro1">
          <table:table-cell office:value-type="float" office:value="-97" calcext:value-type="float">
            <text:p>-97</text:p>
          </table:table-cell>
          <table:table-cell table:formula="of:=[ack_dev_data.A58]*analyze_resolution" office:value-type="float" office:value="-14.55" calcext:value-type="float">
            <text:p>-14,55</text:p>
          </table:table-cell>
          <table:table-cell table:formula="of:=[rf.N134]" office:value-type="float" office:value="0.178165881598234" calcext:value-type="float">
            <text:p>0,178165881598234</text:p>
          </table:table-cell>
          <table:table-cell table:formula="of:=[lf.N134]" office:value-type="float" office:value="0.195657737164693" calcext:value-type="float">
            <text:p>0,195657737164693</text:p>
          </table:table-cell>
          <table:table-cell table:formula="of:=([.C58]+[.D58])/2" office:value-type="float" office:value="0.186911809381463" calcext:value-type="float">
            <text:p>0,186911809381463</text:p>
          </table:table-cell>
          <table:table-cell table:formula="of:=IF([.E58] = 0;0;TAN(0.5*PI()-[.E58])*wheelbase)" office:value-type="float" office:value="1586.30016223004" calcext:value-type="float">
            <text:p>1586,30016223004</text:p>
          </table:table-cell>
          <table:table-cell table:formula="of:=IF([.D58] = 0;0;TAN(0.5*PI()-[.C58])*wheelbase+right_king_pin_y)" office:value-type="float" office:value="1575.96966456247" calcext:value-type="float">
            <text:p>1575,96966456247</text:p>
          </table:table-cell>
          <table:table-cell table:formula="of:=IF([.D58] = 0;0;TAN(0.5*PI()-[.D58])*wheelbase+left_king_pin_y)" office:value-type="float" office:value="1603.67384429363" calcext:value-type="float">
            <text:p>1603,67384429363</text:p>
          </table:table-cell>
          <table:table-cell table:formula="of:=IF([.E58]=0;0;[.E58]/ABS([.E58]))" office:value-type="float" office:value="1" calcext:value-type="float">
            <text:p>1</text:p>
          </table:table-cell>
          <table:table-cell table:formula="of:=IF([.E58]=0;0;[.I58]*0.5*PI()-ATAN(([.F58]-right_king_pin_y)/wheelbase))" office:value-type="float" office:value="0.177090783426641" calcext:value-type="float">
            <text:p>0,177090783426641</text:p>
          </table:table-cell>
          <table:table-cell table:formula="of:=IF([.E58]=0;0;[.I58]*0.5*PI()-ATAN(([.F58]-left_king_pin_y)/wheelbase))" office:value-type="float" office:value="0.197871025647668" calcext:value-type="float">
            <text:p>0,197871025647668</text:p>
          </table:table-cell>
          <table:table-cell table:formula="of:=DEGREES([.C58]-[.J58])" office:value-type="float" office:value="0.0615985877944827" calcext:value-type="float">
            <text:p>0,061598587794483</text:p>
          </table:table-cell>
          <table:table-cell table:formula="of:=DEGREES([.D58]-[.K58])" office:value-type="float" office:value="-0.126812088919394" calcext:value-type="float">
            <text:p>-0,126812088919394</text:p>
          </table:table-cell>
        </table:table-row>
        <table:table-row table:style-name="ro1">
          <table:table-cell office:value-type="float" office:value="-96" calcext:value-type="float">
            <text:p>-96</text:p>
          </table:table-cell>
          <table:table-cell table:formula="of:=[ack_dev_data.A59]*analyze_resolution" office:value-type="float" office:value="-14.4" calcext:value-type="float">
            <text:p>-14,4</text:p>
          </table:table-cell>
          <table:table-cell table:formula="of:=[rf.N135]" office:value-type="float" office:value="0.17643853241669" calcext:value-type="float">
            <text:p>0,17643853241669</text:p>
          </table:table-cell>
          <table:table-cell table:formula="of:=[lf.N135]" office:value-type="float" office:value="0.193567926442838" calcext:value-type="float">
            <text:p>0,193567926442838</text:p>
          </table:table-cell>
          <table:table-cell table:formula="of:=([.C59]+[.D59])/2" office:value-type="float" office:value="0.185003229429764" calcext:value-type="float">
            <text:p>0,185003229429764</text:p>
          </table:table-cell>
          <table:table-cell table:formula="of:=IF([.E59] = 0;0;TAN(0.5*PI()-[.E59])*wheelbase)" office:value-type="float" office:value="1603.05064041851" calcext:value-type="float">
            <text:p>1603,05064041851</text:p>
          </table:table-cell>
          <table:table-cell table:formula="of:=IF([.D59] = 0;0;TAN(0.5*PI()-[.C59])*wheelbase+right_king_pin_y)" office:value-type="float" office:value="1592.62828081495" calcext:value-type="float">
            <text:p>1592,62828081495</text:p>
          </table:table-cell>
          <table:table-cell table:formula="of:=IF([.D59] = 0;0;TAN(0.5*PI()-[.D59])*wheelbase+left_king_pin_y)" office:value-type="float" office:value="1620.43822098032" calcext:value-type="float">
            <text:p>1620,43822098032</text:p>
          </table:table-cell>
          <table:table-cell table:formula="of:=IF([.E59]=0;0;[.E59]/ABS([.E59]))" office:value-type="float" office:value="1" calcext:value-type="float">
            <text:p>1</text:p>
          </table:table-cell>
          <table:table-cell table:formula="of:=IF([.E59]=0;0;[.I59]*0.5*PI()-ATAN(([.F59]-right_king_pin_y)/wheelbase))" office:value-type="float" office:value="0.175374583383509" calcext:value-type="float">
            <text:p>0,175374583383509</text:p>
          </table:table-cell>
          <table:table-cell table:formula="of:=IF([.E59]=0;0;[.I59]*0.5*PI()-ATAN(([.F59]-left_king_pin_y)/wheelbase))" office:value-type="float" office:value="0.195736283523209" calcext:value-type="float">
            <text:p>0,195736283523209</text:p>
          </table:table-cell>
          <table:table-cell table:formula="of:=DEGREES([.C59]-[.J59])" office:value-type="float" office:value="0.0609597892182906" calcext:value-type="float">
            <text:p>0,060959789218291</text:p>
          </table:table-cell>
          <table:table-cell table:formula="of:=DEGREES([.D59]-[.K59])" office:value-type="float" office:value="-0.124237709182552" calcext:value-type="float">
            <text:p>-0,124237709182552</text:p>
          </table:table-cell>
        </table:table-row>
        <table:table-row table:style-name="ro1">
          <table:table-cell office:value-type="float" office:value="-95" calcext:value-type="float">
            <text:p>-95</text:p>
          </table:table-cell>
          <table:table-cell table:formula="of:=[ack_dev_data.A60]*analyze_resolution" office:value-type="float" office:value="-14.25" calcext:value-type="float">
            <text:p>-14,25</text:p>
          </table:table-cell>
          <table:table-cell table:formula="of:=[rf.N136]" office:value-type="float" office:value="0.174708657954985" calcext:value-type="float">
            <text:p>0,174708657954985</text:p>
          </table:table-cell>
          <table:table-cell table:formula="of:=[lf.N136]" office:value-type="float" office:value="0.191479497068912" calcext:value-type="float">
            <text:p>0,191479497068912</text:p>
          </table:table-cell>
          <table:table-cell table:formula="of:=([.C60]+[.D60])/2" office:value-type="float" office:value="0.183094077511949" calcext:value-type="float">
            <text:p>0,183094077511949</text:p>
          </table:table-cell>
          <table:table-cell table:formula="of:=IF([.E60] = 0;0;TAN(0.5*PI()-[.E60])*wheelbase)" office:value-type="float" office:value="1620.15147495538" calcext:value-type="float">
            <text:p>1620,15147495538</text:p>
          </table:table-cell>
          <table:table-cell table:formula="of:=IF([.D60] = 0;0;TAN(0.5*PI()-[.C60])*wheelbase+right_king_pin_y)" office:value-type="float" office:value="1609.63791593565" calcext:value-type="float">
            <text:p>1609,63791593565</text:p>
          </table:table-cell>
          <table:table-cell table:formula="of:=IF([.D60] = 0;0;TAN(0.5*PI()-[.D60])*wheelbase+left_king_pin_y)" office:value-type="float" office:value="1637.55246119755" calcext:value-type="float">
            <text:p>1637,55246119755</text:p>
          </table:table-cell>
          <table:table-cell table:formula="of:=IF([.E60]=0;0;[.E60]/ABS([.E60]))" office:value-type="float" office:value="1" calcext:value-type="float">
            <text:p>1</text:p>
          </table:table-cell>
          <table:table-cell table:formula="of:=IF([.E60]=0;0;[.I60]*0.5*PI()-ATAN(([.F60]-right_king_pin_y)/wheelbase))" office:value-type="float" office:value="0.17365612300175" calcext:value-type="float">
            <text:p>0,17365612300175</text:p>
          </table:table-cell>
          <table:table-cell table:formula="of:=IF([.E60]=0;0;[.I60]*0.5*PI()-ATAN(([.F60]-left_king_pin_y)/wheelbase))" office:value-type="float" office:value="0.193603300949805" calcext:value-type="float">
            <text:p>0,193603300949805</text:p>
          </table:table-cell>
          <table:table-cell table:formula="of:=DEGREES([.C60]-[.J60])" office:value-type="float" office:value="0.0603058106104182" calcext:value-type="float">
            <text:p>0,060305810610418</text:p>
          </table:table-cell>
          <table:table-cell table:formula="of:=DEGREES([.D60]-[.K60])" office:value-type="float" office:value="-0.121684998888687" calcext:value-type="float">
            <text:p>-0,121684998888687</text:p>
          </table:table-cell>
        </table:table-row>
        <table:table-row table:style-name="ro1">
          <table:table-cell office:value-type="float" office:value="-94" calcext:value-type="float">
            <text:p>-94</text:p>
          </table:table-cell>
          <table:table-cell table:formula="of:=[ack_dev_data.A61]*analyze_resolution" office:value-type="float" office:value="-14.1" calcext:value-type="float">
            <text:p>-14,1</text:p>
          </table:table-cell>
          <table:table-cell table:formula="of:=[rf.N137]" office:value-type="float" office:value="0.172976266583733" calcext:value-type="float">
            <text:p>0,172976266583733</text:p>
          </table:table-cell>
          <table:table-cell table:formula="of:=[lf.N137]" office:value-type="float" office:value="0.189392452742769" calcext:value-type="float">
            <text:p>0,189392452742769</text:p>
          </table:table-cell>
          <table:table-cell table:formula="of:=([.C61]+[.D61])/2" office:value-type="float" office:value="0.181184359663251" calcext:value-type="float">
            <text:p>0,181184359663251</text:p>
          </table:table-cell>
          <table:table-cell table:formula="of:=IF([.E61] = 0;0;TAN(0.5*PI()-[.E61])*wheelbase)" office:value-type="float" office:value="1637.61384470248" calcext:value-type="float">
            <text:p>1637,61384470248</text:p>
          </table:table-cell>
          <table:table-cell table:formula="of:=IF([.D61] = 0;0;TAN(0.5*PI()-[.C61])*wheelbase+right_king_pin_y)" office:value-type="float" office:value="1627.00974688506" calcext:value-type="float">
            <text:p>1627,00974688506</text:p>
          </table:table-cell>
          <table:table-cell table:formula="of:=IF([.D61] = 0;0;TAN(0.5*PI()-[.D61])*wheelbase+left_king_pin_y)" office:value-type="float" office:value="1655.02774376933" calcext:value-type="float">
            <text:p>1655,02774376933</text:p>
          </table:table-cell>
          <table:table-cell table:formula="of:=IF([.E61]=0;0;[.E61]/ABS([.E61]))" office:value-type="float" office:value="1" calcext:value-type="float">
            <text:p>1</text:p>
          </table:table-cell>
          <table:table-cell table:formula="of:=IF([.E61]=0;0;[.I61]*0.5*PI()-ATAN(([.F61]-right_king_pin_y)/wheelbase))" office:value-type="float" office:value="0.171935401103263" calcext:value-type="float">
            <text:p>0,171935401103263</text:p>
          </table:table-cell>
          <table:table-cell table:formula="of:=IF([.E61]=0;0;[.I61]*0.5*PI()-ATAN(([.F61]-left_king_pin_y)/wheelbase))" office:value-type="float" office:value="0.191472086626018" calcext:value-type="float">
            <text:p>0,191472086626018</text:p>
          </table:table-cell>
          <table:table-cell table:formula="of:=DEGREES([.C61]-[.J61])" office:value-type="float" office:value="0.059637199071778" calcext:value-type="float">
            <text:p>0,059637199071778</text:p>
          </table:table-cell>
          <table:table-cell table:formula="of:=DEGREES([.D61]-[.K61])" office:value-type="float" office:value="-0.119154244442576" calcext:value-type="float">
            <text:p>-0,119154244442576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  <table:table-cell table:formula="of:=[ack_dev_data.A62]*analyze_resolution" office:value-type="float" office:value="-13.95" calcext:value-type="float">
            <text:p>-13,95</text:p>
          </table:table-cell>
          <table:table-cell table:formula="of:=[rf.N138]" office:value-type="float" office:value="0.171241366648158" calcext:value-type="float">
            <text:p>0,171241366648158</text:p>
          </table:table-cell>
          <table:table-cell table:formula="of:=[lf.N138]" office:value-type="float" office:value="0.187306797185898" calcext:value-type="float">
            <text:p>0,187306797185898</text:p>
          </table:table-cell>
          <table:table-cell table:formula="of:=([.C62]+[.D62])/2" office:value-type="float" office:value="0.179274081917028" calcext:value-type="float">
            <text:p>0,179274081917028</text:p>
          </table:table-cell>
          <table:table-cell table:formula="of:=IF([.E62] = 0;0;TAN(0.5*PI()-[.E62])*wheelbase)" office:value-type="float" office:value="1655.44940936075" calcext:value-type="float">
            <text:p>1655,44940936075</text:p>
          </table:table-cell>
          <table:table-cell table:formula="of:=IF([.D62] = 0;0;TAN(0.5*PI()-[.C62])*wheelbase+right_king_pin_y)" office:value-type="float" office:value="1644.75543147544" calcext:value-type="float">
            <text:p>1644,75543147544</text:p>
          </table:table-cell>
          <table:table-cell table:formula="of:=IF([.D62] = 0;0;TAN(0.5*PI()-[.D62])*wheelbase+left_king_pin_y)" office:value-type="float" office:value="1672.8757283516" calcext:value-type="float">
            <text:p>1672,8757283516</text:p>
          </table:table-cell>
          <table:table-cell table:formula="of:=IF([.E62]=0;0;[.E62]/ABS([.E62]))" office:value-type="float" office:value="1" calcext:value-type="float">
            <text:p>1</text:p>
          </table:table-cell>
          <table:table-cell table:formula="of:=IF([.E62]=0;0;[.I62]*0.5*PI()-ATAN(([.F62]-right_king_pin_y)/wheelbase))" office:value-type="float" office:value="0.170212416526582" calcext:value-type="float">
            <text:p>0,170212416526582</text:p>
          </table:table-cell>
          <table:table-cell table:formula="of:=IF([.E62]=0;0;[.I62]*0.5*PI()-ATAN(([.F62]-left_king_pin_y)/wheelbase))" office:value-type="float" office:value="0.189342649166423" calcext:value-type="float">
            <text:p>0,189342649166423</text:p>
          </table:table-cell>
          <table:table-cell table:formula="of:=DEGREES([.C62]-[.J62])" office:value-type="float" office:value="0.0589544992957555" calcext:value-type="float">
            <text:p>0,058954499295756</text:p>
          </table:table-cell>
          <table:table-cell table:formula="of:=DEGREES([.D62]-[.K62])" office:value-type="float" office:value="-0.116645726197469" calcext:value-type="float">
            <text:p>-0,116645726197469</text:p>
          </table:table-cell>
        </table:table-row>
        <table:table-row table:style-name="ro1">
          <table:table-cell office:value-type="float" office:value="-92" calcext:value-type="float">
            <text:p>-92</text:p>
          </table:table-cell>
          <table:table-cell table:formula="of:=[ack_dev_data.A63]*analyze_resolution" office:value-type="float" office:value="-13.8" calcext:value-type="float">
            <text:p>-13,8</text:p>
          </table:table-cell>
          <table:table-cell table:formula="of:=[rf.N139]" office:value-type="float" office:value="0.169503966468048" calcext:value-type="float">
            <text:p>0,169503966468048</text:p>
          </table:table-cell>
          <table:table-cell table:formula="of:=[lf.N139]" office:value-type="float" office:value="0.185222534141456" calcext:value-type="float">
            <text:p>0,185222534141456</text:p>
          </table:table-cell>
          <table:table-cell table:formula="of:=([.C63]+[.D63])/2" office:value-type="float" office:value="0.177363250304752" calcext:value-type="float">
            <text:p>0,177363250304752</text:p>
          </table:table-cell>
          <table:table-cell table:formula="of:=IF([.E63] = 0;0;TAN(0.5*PI()-[.E63])*wheelbase)" office:value-type="float" office:value="1673.67033560284" calcext:value-type="float">
            <text:p>1673,67033560284</text:p>
          </table:table-cell>
          <table:table-cell table:formula="of:=IF([.D63] = 0;0;TAN(0.5*PI()-[.C63])*wheelbase+right_king_pin_y)" office:value-type="float" office:value="1662.88713450341" calcext:value-type="float">
            <text:p>1662,88713450341</text:p>
          </table:table-cell>
          <table:table-cell table:formula="of:=IF([.D63] = 0;0;TAN(0.5*PI()-[.D63])*wheelbase+left_king_pin_y)" office:value-type="float" office:value="1691.10858156468" calcext:value-type="float">
            <text:p>1691,10858156468</text:p>
          </table:table-cell>
          <table:table-cell table:formula="of:=IF([.E63]=0;0;[.E63]/ABS([.E63]))" office:value-type="float" office:value="1" calcext:value-type="float">
            <text:p>1</text:p>
          </table:table-cell>
          <table:table-cell table:formula="of:=IF([.E63]=0;0;[.I63]*0.5*PI()-ATAN(([.F63]-right_king_pin_y)/wheelbase))" office:value-type="float" office:value="0.168487168127161" calcext:value-type="float">
            <text:p>0,168487168127161</text:p>
          </table:table-cell>
          <table:table-cell table:formula="of:=IF([.E63]=0;0;[.I63]*0.5*PI()-ATAN(([.F63]-left_king_pin_y)/wheelbase))" office:value-type="float" office:value="0.187214997101768" calcext:value-type="float">
            <text:p>0,187214997101768</text:p>
          </table:table-cell>
          <table:table-cell table:formula="of:=DEGREES([.C63]-[.J63])" office:value-type="float" office:value="0.0582582535487437" calcext:value-type="float">
            <text:p>0,058258253548744</text:p>
          </table:table-cell>
          <table:table-cell table:formula="of:=DEGREES([.D63]-[.K63])" office:value-type="float" office:value="-0.114159718462072" calcext:value-type="float">
            <text:p>-0,114159718462072</text:p>
          </table:table-cell>
        </table:table-row>
        <table:table-row table:style-name="ro1">
          <table:table-cell office:value-type="float" office:value="-91" calcext:value-type="float">
            <text:p>-91</text:p>
          </table:table-cell>
          <table:table-cell table:formula="of:=[ack_dev_data.A64]*analyze_resolution" office:value-type="float" office:value="-13.65" calcext:value-type="float">
            <text:p>-13,65</text:p>
          </table:table-cell>
          <table:table-cell table:formula="of:=[rf.N140]" office:value-type="float" office:value="0.167764074337724" calcext:value-type="float">
            <text:p>0,167764074337724</text:p>
          </table:table-cell>
          <table:table-cell table:formula="of:=[lf.N140]" office:value-type="float" office:value="0.183139667374283" calcext:value-type="float">
            <text:p>0,183139667374283</text:p>
          </table:table-cell>
          <table:table-cell table:formula="of:=([.C64]+[.D64])/2" office:value-type="float" office:value="0.175451870856003" calcext:value-type="float">
            <text:p>0,175451870856003</text:p>
          </table:table-cell>
          <table:table-cell table:formula="of:=IF([.E64] = 0;0;TAN(0.5*PI()-[.E64])*wheelbase)" office:value-type="float" office:value="1692.28932492873" calcext:value-type="float">
            <text:p>1692,28932492873</text:p>
          </table:table-cell>
          <table:table-cell table:formula="of:=IF([.D64] = 0;0;TAN(0.5*PI()-[.C64])*wheelbase+right_king_pin_y)" office:value-type="float" office:value="1681.4175556055" calcext:value-type="float">
            <text:p>1681,4175556055</text:p>
          </table:table-cell>
          <table:table-cell table:formula="of:=IF([.D64] = 0;0;TAN(0.5*PI()-[.D64])*wheelbase+left_king_pin_y)" office:value-type="float" office:value="1709.73900484896" calcext:value-type="float">
            <text:p>1709,73900484896</text:p>
          </table:table-cell>
          <table:table-cell table:formula="of:=IF([.E64]=0;0;[.E64]/ABS([.E64]))" office:value-type="float" office:value="1" calcext:value-type="float">
            <text:p>1</text:p>
          </table:table-cell>
          <table:table-cell table:formula="of:=IF([.E64]=0;0;[.I64]*0.5*PI()-ATAN(([.F64]-right_king_pin_y)/wheelbase))" office:value-type="float" office:value="0.166759654777673" calcext:value-type="float">
            <text:p>0,166759654777673</text:p>
          </table:table-cell>
          <table:table-cell table:formula="of:=IF([.E64]=0;0;[.I64]*0.5*PI()-ATAN(([.F64]-left_king_pin_y)/wheelbase))" office:value-type="float" office:value="0.18508913887913" calcext:value-type="float">
            <text:p>0,18508913887913</text:p>
          </table:table-cell>
          <table:table-cell table:formula="of:=DEGREES([.C64]-[.J64])" office:value-type="float" office:value="0.0575490016512638" calcext:value-type="float">
            <text:p>0,057549001651264</text:p>
          </table:table-cell>
          <table:table-cell table:formula="of:=DEGREES([.D64]-[.K64])" office:value-type="float" office:value="-0.111696489508717" calcext:value-type="float">
            <text:p>-0,111696489508717</text:p>
          </table:table-cell>
        </table:table-row>
        <table:table-row table:style-name="ro1">
          <table:table-cell office:value-type="float" office:value="-90" calcext:value-type="float">
            <text:p>-90</text:p>
          </table:table-cell>
          <table:table-cell table:formula="of:=[ack_dev_data.A65]*analyze_resolution" office:value-type="float" office:value="-13.5" calcext:value-type="float">
            <text:p>-13,5</text:p>
          </table:table-cell>
          <table:table-cell table:formula="of:=[rf.N141]" office:value-type="float" office:value="0.166021698525984" calcext:value-type="float">
            <text:p>0,166021698525984</text:p>
          </table:table-cell>
          <table:table-cell table:formula="of:=[lf.N141]" office:value-type="float" office:value="0.181058200670937" calcext:value-type="float">
            <text:p>0,181058200670937</text:p>
          </table:table-cell>
          <table:table-cell table:formula="of:=([.C65]+[.D65])/2" office:value-type="float" office:value="0.173539949598461" calcext:value-type="float">
            <text:p>0,173539949598461</text:p>
          </table:table-cell>
          <table:table-cell table:formula="of:=IF([.E65] = 0;0;TAN(0.5*PI()-[.E65])*wheelbase)" office:value-type="float" office:value="1711.31964337838" calcext:value-type="float">
            <text:p>1711,31964337838</text:p>
          </table:table-cell>
          <table:table-cell table:formula="of:=IF([.D65] = 0;0;TAN(0.5*PI()-[.C65])*wheelbase+right_king_pin_y)" office:value-type="float" office:value="1700.35995897083" calcext:value-type="float">
            <text:p>1700,35995897083</text:p>
          </table:table-cell>
          <table:table-cell table:formula="of:=IF([.D65] = 0;0;TAN(0.5*PI()-[.D65])*wheelbase+left_king_pin_y)" office:value-type="float" office:value="1728.7802641775" calcext:value-type="float">
            <text:p>1728,7802641775</text:p>
          </table:table-cell>
          <table:table-cell table:formula="of:=IF([.E65]=0;0;[.E65]/ABS([.E65]))" office:value-type="float" office:value="1" calcext:value-type="float">
            <text:p>1</text:p>
          </table:table-cell>
          <table:table-cell table:formula="of:=IF([.E65]=0;0;[.I65]*0.5*PI()-ATAN(([.F65]-right_king_pin_y)/wheelbase))" office:value-type="float" office:value="0.165029875368305" calcext:value-type="float">
            <text:p>0,165029875368305</text:p>
          </table:table-cell>
          <table:table-cell table:formula="of:=IF([.E65]=0;0;[.I65]*0.5*PI()-ATAN(([.F65]-left_king_pin_y)/wheelbase))" office:value-type="float" office:value="0.182965082862077" calcext:value-type="float">
            <text:p>0,182965082862077</text:p>
          </table:table-cell>
          <table:table-cell table:formula="of:=DEGREES([.C65]-[.J65])" office:value-type="float" office:value="0.0568272809583346" calcext:value-type="float">
            <text:p>0,056827280958335</text:p>
          </table:table-cell>
          <table:table-cell table:formula="of:=DEGREES([.D65]-[.K65])" office:value-type="float" office:value="-0.109256301580958" calcext:value-type="float">
            <text:p>-0,109256301580958</text:p>
          </table:table-cell>
        </table:table-row>
        <table:table-row table:style-name="ro1">
          <table:table-cell office:value-type="float" office:value="-89" calcext:value-type="float">
            <text:p>-89</text:p>
          </table:table-cell>
          <table:table-cell table:formula="of:=[ack_dev_data.A66]*analyze_resolution" office:value-type="float" office:value="-13.35" calcext:value-type="float">
            <text:p>-13,35</text:p>
          </table:table-cell>
          <table:table-cell table:formula="of:=[rf.N142]" office:value-type="float" office:value="0.16427684727608" calcext:value-type="float">
            <text:p>0,16427684727608</text:p>
          </table:table-cell>
          <table:table-cell table:formula="of:=[lf.N142]" office:value-type="float" office:value="0.178978137839712" calcext:value-type="float">
            <text:p>0,178978137839712</text:p>
          </table:table-cell>
          <table:table-cell table:formula="of:=([.C66]+[.D66])/2" office:value-type="float" office:value="0.171627492557896" calcext:value-type="float">
            <text:p>0,171627492557896</text:p>
          </table:table-cell>
          <table:table-cell table:formula="of:=IF([.E66] = 0;0;TAN(0.5*PI()-[.E66])*wheelbase)" office:value-type="float" office:value="1730.77515324755" calcext:value-type="float">
            <text:p>1730,77515324755</text:p>
          </table:table-cell>
          <table:table-cell table:formula="of:=IF([.D66] = 0;0;TAN(0.5*PI()-[.C66])*wheelbase+right_king_pin_y)" office:value-type="float" office:value="1719.7282050568" calcext:value-type="float">
            <text:p>1719,7282050568</text:p>
          </table:table-cell>
          <table:table-cell table:formula="of:=IF([.D66] = 0;0;TAN(0.5*PI()-[.D66])*wheelbase+left_king_pin_y)" office:value-type="float" office:value="1748.2462217718" calcext:value-type="float">
            <text:p>1748,2462217718</text:p>
          </table:table-cell>
          <table:table-cell table:formula="of:=IF([.E66]=0;0;[.E66]/ABS([.E66]))" office:value-type="float" office:value="1" calcext:value-type="float">
            <text:p>1</text:p>
          </table:table-cell>
          <table:table-cell table:formula="of:=IF([.E66]=0;0;[.I66]*0.5*PI()-ATAN(([.F66]-right_king_pin_y)/wheelbase))" office:value-type="float" office:value="0.163297828807055" calcext:value-type="float">
            <text:p>0,163297828807055</text:p>
          </table:table-cell>
          <table:table-cell table:formula="of:=IF([.E66]=0;0;[.I66]*0.5*PI()-ATAN(([.F66]-left_king_pin_y)/wheelbase))" office:value-type="float" office:value="0.180842837330846" calcext:value-type="float">
            <text:p>0,180842837330846</text:p>
          </table:table-cell>
          <table:table-cell table:formula="of:=DEGREES([.C66]-[.J66])" office:value-type="float" office:value="0.0560936263405036" calcext:value-type="float">
            <text:p>0,056093626340504</text:p>
          </table:table-cell>
          <table:table-cell table:formula="of:=DEGREES([.D66]-[.K66])" office:value-type="float" office:value="-0.106839410902218" calcext:value-type="float">
            <text:p>-0,106839410902218</text:p>
          </table:table-cell>
        </table:table-row>
        <table:table-row table:style-name="ro1">
          <table:table-cell office:value-type="float" office:value="-88" calcext:value-type="float">
            <text:p>-88</text:p>
          </table:table-cell>
          <table:table-cell table:formula="of:=[ack_dev_data.A67]*analyze_resolution" office:value-type="float" office:value="-13.2" calcext:value-type="float">
            <text:p>-13,2</text:p>
          </table:table-cell>
          <table:table-cell table:formula="of:=[rf.N143]" office:value-type="float" office:value="0.162529528805667" calcext:value-type="float">
            <text:p>0,162529528805667</text:p>
          </table:table-cell>
          <table:table-cell table:formula="of:=[lf.N143]" office:value-type="float" office:value="0.176899482710659" calcext:value-type="float">
            <text:p>0,176899482710659</text:p>
          </table:table-cell>
          <table:table-cell table:formula="of:=([.C67]+[.D67])/2" office:value-type="float" office:value="0.169714505758163" calcext:value-type="float">
            <text:p>0,169714505758163</text:p>
          </table:table-cell>
          <table:table-cell table:formula="of:=IF([.E67] = 0;0;TAN(0.5*PI()-[.E67])*wheelbase)" office:value-type="float" office:value="1750.67034696599" calcext:value-type="float">
            <text:p>1750,67034696599</text:p>
          </table:table-cell>
          <table:table-cell table:formula="of:=IF([.D67] = 0;0;TAN(0.5*PI()-[.C67])*wheelbase+right_king_pin_y)" office:value-type="float" office:value="1739.53678446737" calcext:value-type="float">
            <text:p>1739,53678446737</text:p>
          </table:table-cell>
          <table:table-cell table:formula="of:=IF([.D67] = 0;0;TAN(0.5*PI()-[.D67])*wheelbase+left_king_pin_y)" office:value-type="float" office:value="1768.15136997997" calcext:value-type="float">
            <text:p>1768,15136997997</text:p>
          </table:table-cell>
          <table:table-cell table:formula="of:=IF([.E67]=0;0;[.E67]/ABS([.E67]))" office:value-type="float" office:value="1" calcext:value-type="float">
            <text:p>1</text:p>
          </table:table-cell>
          <table:table-cell table:formula="of:=IF([.E67]=0;0;[.I67]*0.5*PI()-ATAN(([.F67]-right_king_pin_y)/wheelbase))" office:value-type="float" office:value="0.161563514020031" calcext:value-type="float">
            <text:p>0,161563514020031</text:p>
          </table:table-cell>
          <table:table-cell table:formula="of:=IF([.E67]=0;0;[.I67]*0.5*PI()-ATAN(([.F67]-left_king_pin_y)/wheelbase))" office:value-type="float" office:value="0.178722410482511" calcext:value-type="float">
            <text:p>0,178722410482511</text:p>
          </table:table-cell>
          <table:table-cell table:formula="of:=DEGREES([.C67]-[.J67])" office:value-type="float" office:value="0.0553485701641659" calcext:value-type="float">
            <text:p>0,055348570164166</text:p>
          </table:table-cell>
          <table:table-cell table:formula="of:=DEGREES([.D67]-[.K67])" office:value-type="float" office:value="-0.104446067684291" calcext:value-type="float">
            <text:p>-0,104446067684291</text:p>
          </table:table-cell>
        </table:table-row>
        <table:table-row table:style-name="ro1">
          <table:table-cell office:value-type="float" office:value="-87" calcext:value-type="float">
            <text:p>-87</text:p>
          </table:table-cell>
          <table:table-cell table:formula="of:=[ack_dev_data.A68]*analyze_resolution" office:value-type="float" office:value="-13.05" calcext:value-type="float">
            <text:p>-13,05</text:p>
          </table:table-cell>
          <table:table-cell table:formula="of:=[rf.N144]" office:value-type="float" office:value="0.160779751306779" calcext:value-type="float">
            <text:p>0,160779751306779</text:p>
          </table:table-cell>
          <table:table-cell table:formula="of:=[lf.N144]" office:value-type="float" office:value="0.174822239135626" calcext:value-type="float">
            <text:p>0,174822239135626</text:p>
          </table:table-cell>
          <table:table-cell table:formula="of:=([.C68]+[.D68])/2" office:value-type="float" office:value="0.167800995221203" calcext:value-type="float">
            <text:p>0,167800995221203</text:p>
          </table:table-cell>
          <table:table-cell table:formula="of:=IF([.E68] = 0;0;TAN(0.5*PI()-[.E68])*wheelbase)" office:value-type="float" office:value="1771.02038331202" calcext:value-type="float">
            <text:p>1771,02038331202</text:p>
          </table:table-cell>
          <table:table-cell table:formula="of:=IF([.D68] = 0;0;TAN(0.5*PI()-[.C68])*wheelbase+right_king_pin_y)" office:value-type="float" office:value="1759.8008541675" calcext:value-type="float">
            <text:p>1759,8008541675</text:p>
          </table:table-cell>
          <table:table-cell table:formula="of:=IF([.D68] = 0;0;TAN(0.5*PI()-[.D68])*wheelbase+left_king_pin_y)" office:value-type="float" office:value="1788.51086749136" calcext:value-type="float">
            <text:p>1788,51086749136</text:p>
          </table:table-cell>
          <table:table-cell table:formula="of:=IF([.E68]=0;0;[.E68]/ABS([.E68]))" office:value-type="float" office:value="1" calcext:value-type="float">
            <text:p>1</text:p>
          </table:table-cell>
          <table:table-cell table:formula="of:=IF([.E68]=0;0;[.I68]*0.5*PI()-ATAN(([.F68]-right_king_pin_y)/wheelbase))" office:value-type="float" office:value="0.159826929951761" calcext:value-type="float">
            <text:p>0,159826929951761</text:p>
          </table:table-cell>
          <table:table-cell table:formula="of:=IF([.E68]=0;0;[.I68]*0.5*PI()-ATAN(([.F68]-left_king_pin_y)/wheelbase))" office:value-type="float" office:value="0.176603810431172" calcext:value-type="float">
            <text:p>0,176603810431172</text:p>
          </table:table-cell>
          <table:table-cell table:formula="of:=DEGREES([.C68]-[.J68])" office:value-type="float" office:value="0.0545926422724681" calcext:value-type="float">
            <text:p>0,054592642272468</text:p>
          </table:table-cell>
          <table:table-cell table:formula="of:=DEGREES([.D68]-[.K68])" office:value-type="float" office:value="-0.102076516136438" calcext:value-type="float">
            <text:p>-0,102076516136438</text:p>
          </table:table-cell>
        </table:table-row>
        <table:table-row table:style-name="ro1">
          <table:table-cell office:value-type="float" office:value="-86" calcext:value-type="float">
            <text:p>-86</text:p>
          </table:table-cell>
          <table:table-cell table:formula="of:=[ack_dev_data.A69]*analyze_resolution" office:value-type="float" office:value="-12.9" calcext:value-type="float">
            <text:p>-12,9</text:p>
          </table:table-cell>
          <table:table-cell table:formula="of:=[rf.N145]" office:value-type="float" office:value="0.159027522945789" calcext:value-type="float">
            <text:p>0,159027522945789</text:p>
          </table:table-cell>
          <table:table-cell table:formula="of:=[lf.N145]" office:value-type="float" office:value="0.17274641098827" calcext:value-type="float">
            <text:p>0,17274641098827</text:p>
          </table:table-cell>
          <table:table-cell table:formula="of:=([.C69]+[.D69])/2" office:value-type="float" office:value="0.165886966967029" calcext:value-type="float">
            <text:p>0,165886966967029</text:p>
          </table:table-cell>
          <table:table-cell table:formula="of:=IF([.E69] = 0;0;TAN(0.5*PI()-[.E69])*wheelbase)" office:value-type="float" office:value="1791.84112615386" calcext:value-type="float">
            <text:p>1791,84112615386</text:p>
          </table:table-cell>
          <table:table-cell table:formula="of:=IF([.D69] = 0;0;TAN(0.5*PI()-[.C69])*wheelbase+right_king_pin_y)" office:value-type="float" office:value="1780.53627622444" calcext:value-type="float">
            <text:p>1780,53627622444</text:p>
          </table:table-cell>
          <table:table-cell table:formula="of:=IF([.D69] = 0;0;TAN(0.5*PI()-[.D69])*wheelbase+left_king_pin_y)" office:value-type="float" office:value="1809.34057807776" calcext:value-type="float">
            <text:p>1809,34057807776</text:p>
          </table:table-cell>
          <table:table-cell table:formula="of:=IF([.E69]=0;0;[.E69]/ABS([.E69]))" office:value-type="float" office:value="1" calcext:value-type="float">
            <text:p>1</text:p>
          </table:table-cell>
          <table:table-cell table:formula="of:=IF([.E69]=0;0;[.I69]*0.5*PI()-ATAN(([.F69]-right_king_pin_y)/wheelbase))" office:value-type="float" office:value="0.158088075565488" calcext:value-type="float">
            <text:p>0,158088075565488</text:p>
          </table:table-cell>
          <table:table-cell table:formula="of:=IF([.E69]=0;0;[.I69]*0.5*PI()-ATAN(([.F69]-left_king_pin_y)/wheelbase))" office:value-type="float" office:value="0.174487045208142" calcext:value-type="float">
            <text:p>0,174487045208142</text:p>
          </table:table-cell>
          <table:table-cell table:formula="of:=DEGREES([.C69]-[.J69])" office:value-type="float" office:value="0.0538263699658432" calcext:value-type="float">
            <text:p>0,053826369965843</text:p>
          </table:table-cell>
          <table:table-cell table:formula="of:=DEGREES([.D69]-[.K69])" office:value-type="float" office:value="-0.0997309944747233" calcext:value-type="float">
            <text:p>-0,099730994474723</text:p>
          </table:table-cell>
        </table:table-row>
        <table:table-row table:style-name="ro1">
          <table:table-cell office:value-type="float" office:value="-85" calcext:value-type="float">
            <text:p>-85</text:p>
          </table:table-cell>
          <table:table-cell table:formula="of:=[ack_dev_data.A70]*analyze_resolution" office:value-type="float" office:value="-12.75" calcext:value-type="float">
            <text:p>-12,75</text:p>
          </table:table-cell>
          <table:table-cell table:formula="of:=[rf.N146]" office:value-type="float" office:value="0.157272851863375" calcext:value-type="float">
            <text:p>0,157272851863375</text:p>
          </table:table-cell>
          <table:table-cell table:formula="of:=[lf.N146]" office:value-type="float" office:value="0.170672002164087" calcext:value-type="float">
            <text:p>0,170672002164087</text:p>
          </table:table-cell>
          <table:table-cell table:formula="of:=([.C70]+[.D70])/2" office:value-type="float" office:value="0.163972427013731" calcext:value-type="float">
            <text:p>0,163972427013731</text:p>
          </table:table-cell>
          <table:table-cell table:formula="of:=IF([.E70] = 0;0;TAN(0.5*PI()-[.E70])*wheelbase)" office:value-type="float" office:value="1813.14918592549" calcext:value-type="float">
            <text:p>1813,14918592549</text:p>
          </table:table-cell>
          <table:table-cell table:formula="of:=IF([.D70] = 0;0;TAN(0.5*PI()-[.C70])*wheelbase+right_king_pin_y)" office:value-type="float" office:value="1801.75965928362" calcext:value-type="float">
            <text:p>1801,75965928362</text:p>
          </table:table-cell>
          <table:table-cell table:formula="of:=IF([.D70] = 0;0;TAN(0.5*PI()-[.D70])*wheelbase+left_king_pin_y)" office:value-type="float" office:value="1830.65711206931" calcext:value-type="float">
            <text:p>1830,65711206931</text:p>
          </table:table-cell>
          <table:table-cell table:formula="of:=IF([.E70]=0;0;[.E70]/ABS([.E70]))" office:value-type="float" office:value="1" calcext:value-type="float">
            <text:p>1</text:p>
          </table:table-cell>
          <table:table-cell table:formula="of:=IF([.E70]=0;0;[.I70]*0.5*PI()-ATAN(([.F70]-right_king_pin_y)/wheelbase))" office:value-type="float" office:value="0.156346949843485" calcext:value-type="float">
            <text:p>0,156346949843485</text:p>
          </table:table-cell>
          <table:table-cell table:formula="of:=IF([.E70]=0;0;[.I70]*0.5*PI()-ATAN(([.F70]-left_king_pin_y)/wheelbase))" office:value-type="float" office:value="0.172372122762138" calcext:value-type="float">
            <text:p>0,172372122762138</text:p>
          </table:table-cell>
          <table:table-cell table:formula="of:=DEGREES([.C70]-[.J70])" office:value-type="float" office:value="0.0530502779823803" calcext:value-type="float">
            <text:p>0,05305027798238</text:p>
          </table:table-cell>
          <table:table-cell table:formula="of:=DEGREES([.D70]-[.K70])" office:value-type="float" office:value="-0.0974097349315844" calcext:value-type="float">
            <text:p>-0,097409734931584</text:p>
          </table:table-cell>
        </table:table-row>
        <table:table-row table:style-name="ro1">
          <table:table-cell office:value-type="float" office:value="-84" calcext:value-type="float">
            <text:p>-84</text:p>
          </table:table-cell>
          <table:table-cell table:formula="of:=[ack_dev_data.A71]*analyze_resolution" office:value-type="float" office:value="-12.6" calcext:value-type="float">
            <text:p>-12,6</text:p>
          </table:table-cell>
          <table:table-cell table:formula="of:=[rf.N147]" office:value-type="float" office:value="0.155515746174491" calcext:value-type="float">
            <text:p>0,155515746174491</text:p>
          </table:table-cell>
          <table:table-cell table:formula="of:=[lf.N147]" office:value-type="float" office:value="0.168599016580447" calcext:value-type="float">
            <text:p>0,168599016580447</text:p>
          </table:table-cell>
          <table:table-cell table:formula="of:=([.C71]+[.D71])/2" office:value-type="float" office:value="0.162057381377469" calcext:value-type="float">
            <text:p>0,162057381377469</text:p>
          </table:table-cell>
          <table:table-cell table:formula="of:=IF([.E71] = 0;0;TAN(0.5*PI()-[.E71])*wheelbase)" office:value-type="float" office:value="1834.96196406512" calcext:value-type="float">
            <text:p>1834,96196406512</text:p>
          </table:table-cell>
          <table:table-cell table:formula="of:=IF([.D71] = 0;0;TAN(0.5*PI()-[.C71])*wheelbase+right_king_pin_y)" office:value-type="float" office:value="1823.48840300711" calcext:value-type="float">
            <text:p>1823,48840300711</text:p>
          </table:table-cell>
          <table:table-cell table:formula="of:=IF([.D71] = 0;0;TAN(0.5*PI()-[.D71])*wheelbase+left_king_pin_y)" office:value-type="float" office:value="1852.47787079289" calcext:value-type="float">
            <text:p>1852,47787079289</text:p>
          </table:table-cell>
          <table:table-cell table:formula="of:=IF([.E71]=0;0;[.E71]/ABS([.E71]))" office:value-type="float" office:value="1" calcext:value-type="float">
            <text:p>1</text:p>
          </table:table-cell>
          <table:table-cell table:formula="of:=IF([.E71]=0;0;[.I71]*0.5*PI()-ATAN(([.F71]-right_king_pin_y)/wheelbase))" office:value-type="float" office:value="0.154603551787357" calcext:value-type="float">
            <text:p>0,154603551787357</text:p>
          </table:table-cell>
          <table:table-cell table:formula="of:=IF([.E71]=0;0;[.I71]*0.5*PI()-ATAN(([.F71]-left_king_pin_y)/wheelbase))" office:value-type="float" office:value="0.170259050959485" calcext:value-type="float">
            <text:p>0,170259050959485</text:p>
          </table:table-cell>
          <table:table-cell table:formula="of:=DEGREES([.C71]-[.J71])" office:value-type="float" office:value="0.052264888478296" calcext:value-type="float">
            <text:p>0,052264888478296</text:p>
          </table:table-cell>
          <table:table-cell table:formula="of:=DEGREES([.D71]-[.K71])" office:value-type="float" office:value="-0.0951129637654596" calcext:value-type="float">
            <text:p>-0,09511296376546</text:p>
          </table:table-cell>
        </table:table-row>
        <table:table-row table:style-name="ro1">
          <table:table-cell office:value-type="float" office:value="-83" calcext:value-type="float">
            <text:p>-83</text:p>
          </table:table-cell>
          <table:table-cell table:formula="of:=[ack_dev_data.A72]*analyze_resolution" office:value-type="float" office:value="-12.45" calcext:value-type="float">
            <text:p>-12,45</text:p>
          </table:table-cell>
          <table:table-cell table:formula="of:=[rf.N148]" office:value-type="float" office:value="0.153756213968336" calcext:value-type="float">
            <text:p>0,153756213968336</text:p>
          </table:table-cell>
          <table:table-cell table:formula="of:=[lf.N148]" office:value-type="float" office:value="0.166527458176609" calcext:value-type="float">
            <text:p>0,166527458176609</text:p>
          </table:table-cell>
          <table:table-cell table:formula="of:=([.C72]+[.D72])/2" office:value-type="float" office:value="0.160141836072473" calcext:value-type="float">
            <text:p>0,160141836072473</text:p>
          </table:table-cell>
          <table:table-cell table:formula="of:=IF([.E72] = 0;0;TAN(0.5*PI()-[.E72])*wheelbase)" office:value-type="float" office:value="1857.29770066612" calcext:value-type="float">
            <text:p>1857,29770066612</text:p>
          </table:table-cell>
          <table:table-cell table:formula="of:=IF([.D72] = 0;0;TAN(0.5*PI()-[.C72])*wheelbase+right_king_pin_y)" office:value-type="float" office:value="1845.74074572441" calcext:value-type="float">
            <text:p>1845,74074572441</text:p>
          </table:table-cell>
          <table:table-cell table:formula="of:=IF([.D72] = 0;0;TAN(0.5*PI()-[.D72])*wheelbase+left_king_pin_y)" office:value-type="float" office:value="1874.82109422308" calcext:value-type="float">
            <text:p>1874,82109422308</text:p>
          </table:table-cell>
          <table:table-cell table:formula="of:=IF([.E72]=0;0;[.E72]/ABS([.E72]))" office:value-type="float" office:value="1" calcext:value-type="float">
            <text:p>1</text:p>
          </table:table-cell>
          <table:table-cell table:formula="of:=IF([.E72]=0;0;[.I72]*0.5*PI()-ATAN(([.F72]-right_king_pin_y)/wheelbase))" office:value-type="float" office:value="0.15285788041836" calcext:value-type="float">
            <text:p>0,15285788041836</text:p>
          </table:table-cell>
          <table:table-cell table:formula="of:=IF([.E72]=0;0;[.I72]*0.5*PI()-ATAN(([.F72]-left_king_pin_y)/wheelbase))" office:value-type="float" office:value="0.168147837584317" calcext:value-type="float">
            <text:p>0,168147837584317</text:p>
          </table:table-cell>
          <table:table-cell table:formula="of:=DEGREES([.C72]-[.J72])" office:value-type="float" office:value="0.0514707210086221" calcext:value-type="float">
            <text:p>0,051470721008622</text:p>
          </table:table-cell>
          <table:table-cell table:formula="of:=DEGREES([.D72]-[.K72])" office:value-type="float" office:value="-0.0928409012715406" calcext:value-type="float">
            <text:p>-0,092840901271541</text:p>
          </table:table-cell>
        </table:table-row>
        <table:table-row table:style-name="ro1">
          <table:table-cell office:value-type="float" office:value="-82" calcext:value-type="float">
            <text:p>-82</text:p>
          </table:table-cell>
          <table:table-cell table:formula="of:=[ack_dev_data.A73]*analyze_resolution" office:value-type="float" office:value="-12.3" calcext:value-type="float">
            <text:p>-12,3</text:p>
          </table:table-cell>
          <table:table-cell table:formula="of:=[rf.N149]" office:value-type="float" office:value="0.151994263308326" calcext:value-type="float">
            <text:p>0,151994263308326</text:p>
          </table:table-cell>
          <table:table-cell table:formula="of:=[lf.N149]" office:value-type="float" office:value="0.16445733091376" calcext:value-type="float">
            <text:p>0,16445733091376</text:p>
          </table:table-cell>
          <table:table-cell table:formula="of:=([.C73]+[.D73])/2" office:value-type="float" office:value="0.158225797111043" calcext:value-type="float">
            <text:p>0,158225797111043</text:p>
          </table:table-cell>
          <table:table-cell table:formula="of:=IF([.E73] = 0;0;TAN(0.5*PI()-[.E73])*wheelbase)" office:value-type="float" office:value="1880.17552561451" calcext:value-type="float">
            <text:p>1880,17552561451</text:p>
          </table:table-cell>
          <table:table-cell table:formula="of:=IF([.D73] = 0;0;TAN(0.5*PI()-[.C73])*wheelbase+right_king_pin_y)" office:value-type="float" office:value="1868.53581556996" calcext:value-type="float">
            <text:p>1868,53581556996</text:p>
          </table:table-cell>
          <table:table-cell table:formula="of:=IF([.D73] = 0;0;TAN(0.5*PI()-[.D73])*wheelbase+left_king_pin_y)" office:value-type="float" office:value="1897.70591211961" calcext:value-type="float">
            <text:p>1897,70591211961</text:p>
          </table:table-cell>
          <table:table-cell table:formula="of:=IF([.E73]=0;0;[.E73]/ABS([.E73]))" office:value-type="float" office:value="1" calcext:value-type="float">
            <text:p>1</text:p>
          </table:table-cell>
          <table:table-cell table:formula="of:=IF([.E73]=0;0;[.I73]*0.5*PI()-ATAN(([.F73]-right_king_pin_y)/wheelbase))" office:value-type="float" office:value="0.151109934777709" calcext:value-type="float">
            <text:p>0,151109934777709</text:p>
          </table:table-cell>
          <table:table-cell table:formula="of:=IF([.E73]=0;0;[.I73]*0.5*PI()-ATAN(([.F73]-left_king_pin_y)/wheelbase))" office:value-type="float" office:value="0.166038490338796" calcext:value-type="float">
            <text:p>0,166038490338796</text:p>
          </table:table-cell>
          <table:table-cell table:formula="of:=DEGREES([.C73]-[.J73])" office:value-type="float" office:value="0.050668292507397" calcext:value-type="float">
            <text:p>0,050668292507397</text:p>
          </table:table-cell>
          <table:table-cell table:formula="of:=DEGREES([.D73]-[.K73])" office:value-type="float" office:value="-0.0905937617918727" calcext:value-type="float">
            <text:p>-0,090593761791873</text:p>
          </table:table-cell>
        </table:table-row>
        <table:table-row table:style-name="ro1">
          <table:table-cell office:value-type="float" office:value="-81" calcext:value-type="float">
            <text:p>-81</text:p>
          </table:table-cell>
          <table:table-cell table:formula="of:=[ack_dev_data.A74]*analyze_resolution" office:value-type="float" office:value="-12.15" calcext:value-type="float">
            <text:p>-12,15</text:p>
          </table:table-cell>
          <table:table-cell table:formula="of:=[rf.N150]" office:value-type="float" office:value="0.150229902232066" calcext:value-type="float">
            <text:p>0,150229902232066</text:p>
          </table:table-cell>
          <table:table-cell table:formula="of:=[lf.N150]" office:value-type="float" office:value="0.162388638775031" calcext:value-type="float">
            <text:p>0,162388638775031</text:p>
          </table:table-cell>
          <table:table-cell table:formula="of:=([.C74]+[.D74])/2" office:value-type="float" office:value="0.156309270503548" calcext:value-type="float">
            <text:p>0,156309270503548</text:p>
          </table:table-cell>
          <table:table-cell table:formula="of:=IF([.E74] = 0;0;TAN(0.5*PI()-[.E74])*wheelbase)" office:value-type="float" office:value="1903.61551351457" calcext:value-type="float">
            <text:p>1903,61551351457</text:p>
          </table:table-cell>
          <table:table-cell table:formula="of:=IF([.D74] = 0;0;TAN(0.5*PI()-[.C74])*wheelbase+right_king_pin_y)" office:value-type="float" office:value="1891.8936854087" calcext:value-type="float">
            <text:p>1891,8936854087</text:p>
          </table:table-cell>
          <table:table-cell table:formula="of:=IF([.D74] = 0;0;TAN(0.5*PI()-[.D74])*wheelbase+left_king_pin_y)" office:value-type="float" office:value="1921.1523989529" calcext:value-type="float">
            <text:p>1921,1523989529</text:p>
          </table:table-cell>
          <table:table-cell table:formula="of:=IF([.E74]=0;0;[.E74]/ABS([.E74]))" office:value-type="float" office:value="1" calcext:value-type="float">
            <text:p>1</text:p>
          </table:table-cell>
          <table:table-cell table:formula="of:=IF([.E74]=0;0;[.I74]*0.5*PI()-ATAN(([.F74]-right_king_pin_y)/wheelbase))" office:value-type="float" office:value="0.149359713926893" calcext:value-type="float">
            <text:p>0,149359713926893</text:p>
          </table:table-cell>
          <table:table-cell table:formula="of:=IF([.E74]=0;0;[.I74]*0.5*PI()-ATAN(([.F74]-left_king_pin_y)/wheelbase))" office:value-type="float" office:value="0.163931016843316" calcext:value-type="float">
            <text:p>0,163931016843316</text:p>
          </table:table-cell>
          <table:table-cell table:formula="of:=DEGREES([.C74]-[.J74])" office:value-type="float" office:value="0.0498581172680991" calcext:value-type="float">
            <text:p>0,049858117268099</text:p>
          </table:table-cell>
          <table:table-cell table:formula="of:=DEGREES([.D74]-[.K74])" office:value-type="float" office:value="-0.0883717537262966" calcext:value-type="float">
            <text:p>-0,088371753726297</text:p>
          </table:table-cell>
        </table:table-row>
        <table:table-row table:style-name="ro1">
          <table:table-cell office:value-type="float" office:value="-80" calcext:value-type="float">
            <text:p>-80</text:p>
          </table:table-cell>
          <table:table-cell table:formula="of:=[ack_dev_data.A75]*analyze_resolution" office:value-type="float" office:value="-12" calcext:value-type="float">
            <text:p>-12</text:p>
          </table:table-cell>
          <table:table-cell table:formula="of:=[rf.N151]" office:value-type="float" office:value="0.148463138751324" calcext:value-type="float">
            <text:p>0,148463138751324</text:p>
          </table:table-cell>
          <table:table-cell table:formula="of:=[lf.N151]" office:value-type="float" office:value="0.160321385765534" calcext:value-type="float">
            <text:p>0,160321385765534</text:p>
          </table:table-cell>
          <table:table-cell table:formula="of:=([.C75]+[.D75])/2" office:value-type="float" office:value="0.154392262258429" calcext:value-type="float">
            <text:p>0,154392262258429</text:p>
          </table:table-cell>
          <table:table-cell table:formula="of:=IF([.E75] = 0;0;TAN(0.5*PI()-[.E75])*wheelbase)" office:value-type="float" office:value="1927.63874273363" calcext:value-type="float">
            <text:p>1927,63874273363</text:p>
          </table:table-cell>
          <table:table-cell table:formula="of:=IF([.D75] = 0;0;TAN(0.5*PI()-[.C75])*wheelbase+right_king_pin_y)" office:value-type="float" office:value="1915.83543188089" calcext:value-type="float">
            <text:p>1915,83543188089</text:p>
          </table:table-cell>
          <table:table-cell table:formula="of:=IF([.D75] = 0;0;TAN(0.5*PI()-[.D75])*wheelbase+left_king_pin_y)" office:value-type="float" office:value="1945.18163294893" calcext:value-type="float">
            <text:p>1945,18163294893</text:p>
          </table:table-cell>
          <table:table-cell table:formula="of:=IF([.E75]=0;0;[.E75]/ABS([.E75]))" office:value-type="float" office:value="1" calcext:value-type="float">
            <text:p>1</text:p>
          </table:table-cell>
          <table:table-cell table:formula="of:=IF([.E75]=0;0;[.I75]*0.5*PI()-ATAN(([.F75]-right_king_pin_y)/wheelbase))" office:value-type="float" office:value="0.147607216947995" calcext:value-type="float">
            <text:p>0,147607216947995</text:p>
          </table:table-cell>
          <table:table-cell table:formula="of:=IF([.E75]=0;0;[.I75]*0.5*PI()-ATAN(([.F75]-left_king_pin_y)/wheelbase))" office:value-type="float" office:value="0.161825424636737" calcext:value-type="float">
            <text:p>0,161825424636737</text:p>
          </table:table-cell>
          <table:table-cell table:formula="of:=DEGREES([.C75]-[.J75])" office:value-type="float" office:value="0.0490407069239525" calcext:value-type="float">
            <text:p>0,049040706923953</text:p>
          </table:table-cell>
          <table:table-cell table:formula="of:=DEGREES([.D75]-[.K75])" office:value-type="float" office:value="-0.0861750795435164" calcext:value-type="float">
            <text:p>-0,086175079543516</text:p>
          </table:table-cell>
        </table:table-row>
        <table:table-row table:style-name="ro1">
          <table:table-cell office:value-type="float" office:value="-79" calcext:value-type="float">
            <text:p>-79</text:p>
          </table:table-cell>
          <table:table-cell table:formula="of:=[ack_dev_data.A76]*analyze_resolution" office:value-type="float" office:value="-11.85" calcext:value-type="float">
            <text:p>-11,85</text:p>
          </table:table-cell>
          <table:table-cell table:formula="of:=[rf.N152]" office:value-type="float" office:value="0.146693980852002" calcext:value-type="float">
            <text:p>0,146693980852002</text:p>
          </table:table-cell>
          <table:table-cell table:formula="of:=[lf.N152]" office:value-type="float" office:value="0.158255575912394" calcext:value-type="float">
            <text:p>0,158255575912394</text:p>
          </table:table-cell>
          <table:table-cell table:formula="of:=([.C76]+[.D76])/2" office:value-type="float" office:value="0.152474778382198" calcext:value-type="float">
            <text:p>0,152474778382198</text:p>
          </table:table-cell>
          <table:table-cell table:formula="of:=IF([.E76] = 0;0;TAN(0.5*PI()-[.E76])*wheelbase)" office:value-type="float" office:value="1952.26735893152" calcext:value-type="float">
            <text:p>1952,26735893152</text:p>
          </table:table-cell>
          <table:table-cell table:formula="of:=IF([.D76] = 0;0;TAN(0.5*PI()-[.C76])*wheelbase+right_king_pin_y)" office:value-type="float" office:value="1940.38319893146" calcext:value-type="float">
            <text:p>1940,38319893146</text:p>
          </table:table-cell>
          <table:table-cell table:formula="of:=IF([.D76] = 0;0;TAN(0.5*PI()-[.D76])*wheelbase+left_king_pin_y)" office:value-type="float" office:value="1969.81575961853" calcext:value-type="float">
            <text:p>1969,81575961853</text:p>
          </table:table-cell>
          <table:table-cell table:formula="of:=IF([.E76]=0;0;[.E76]/ABS([.E76]))" office:value-type="float" office:value="1" calcext:value-type="float">
            <text:p>1</text:p>
          </table:table-cell>
          <table:table-cell table:formula="of:=IF([.E76]=0;0;[.I76]*0.5*PI()-ATAN(([.F76]-right_king_pin_y)/wheelbase))" office:value-type="float" office:value="0.145852442944014" calcext:value-type="float">
            <text:p>0,145852442944014</text:p>
          </table:table-cell>
          <table:table-cell table:formula="of:=IF([.E76]=0;0;[.I76]*0.5*PI()-ATAN(([.F76]-left_king_pin_y)/wheelbase))" office:value-type="float" office:value="0.159721721176603" calcext:value-type="float">
            <text:p>0,159721721176603</text:p>
          </table:table-cell>
          <table:table-cell table:formula="of:=DEGREES([.C76]-[.J76])" office:value-type="float" office:value="0.0482165704279918" calcext:value-type="float">
            <text:p>0,048216570427992</text:p>
          </table:table-cell>
          <table:table-cell table:formula="of:=DEGREES([.D76]-[.K76])" office:value-type="float" office:value="-0.0840039357922697" calcext:value-type="float">
            <text:p>-0,08400393579227</text:p>
          </table:table-cell>
        </table:table-row>
        <table:table-row table:style-name="ro1">
          <table:table-cell office:value-type="float" office:value="-78" calcext:value-type="float">
            <text:p>-78</text:p>
          </table:table-cell>
          <table:table-cell table:formula="of:=[ack_dev_data.A77]*analyze_resolution" office:value-type="float" office:value="-11.7" calcext:value-type="float">
            <text:p>-11,7</text:p>
          </table:table-cell>
          <table:table-cell table:formula="of:=[rf.N153]" office:value-type="float" office:value="0.144922436494124" calcext:value-type="float">
            <text:p>0,144922436494124</text:p>
          </table:table-cell>
          <table:table-cell table:formula="of:=[lf.N153]" office:value-type="float" office:value="0.156191213264762" calcext:value-type="float">
            <text:p>0,156191213264762</text:p>
          </table:table-cell>
          <table:table-cell table:formula="of:=([.C77]+[.D77])/2" office:value-type="float" office:value="0.150556824879443" calcext:value-type="float">
            <text:p>0,150556824879443</text:p>
          </table:table-cell>
          <table:table-cell table:formula="of:=IF([.E77] = 0;0;TAN(0.5*PI()-[.E77])*wheelbase)" office:value-type="float" office:value="1977.52464347678" calcext:value-type="float">
            <text:p>1977,52464347678</text:p>
          </table:table-cell>
          <table:table-cell table:formula="of:=IF([.D77] = 0;0;TAN(0.5*PI()-[.C77])*wheelbase+right_king_pin_y)" office:value-type="float" office:value="1965.56026622613" calcext:value-type="float">
            <text:p>1965,56026622613</text:p>
          </table:table-cell>
          <table:table-cell table:formula="of:=IF([.D77] = 0;0;TAN(0.5*PI()-[.D77])*wheelbase+left_king_pin_y)" office:value-type="float" office:value="1995.07806017368" calcext:value-type="float">
            <text:p>1995,07806017368</text:p>
          </table:table-cell>
          <table:table-cell table:formula="of:=IF([.E77]=0;0;[.E77]/ABS([.E77]))" office:value-type="float" office:value="1" calcext:value-type="float">
            <text:p>1</text:p>
          </table:table-cell>
          <table:table-cell table:formula="of:=IF([.E77]=0;0;[.I77]*0.5*PI()-ATAN(([.F77]-right_king_pin_y)/wheelbase))" office:value-type="float" office:value="0.144095391039179" calcext:value-type="float">
            <text:p>0,144095391039179</text:p>
          </table:table-cell>
          <table:table-cell table:formula="of:=IF([.E77]=0;0;[.I77]*0.5*PI()-ATAN(([.F77]-left_king_pin_y)/wheelbase))" office:value-type="float" office:value="0.157619913839379" calcext:value-type="float">
            <text:p>0,157619913839379</text:p>
          </table:table-cell>
          <table:table-cell table:formula="of:=DEGREES([.C77]-[.J77])" office:value-type="float" office:value="0.0473862140337872" calcext:value-type="float">
            <text:p>0,047386214033787</text:p>
          </table:table-cell>
          <table:table-cell table:formula="of:=DEGREES([.D77]-[.K77])" office:value-type="float" office:value="-0.0818585131134648" calcext:value-type="float">
            <text:p>-0,081858513113465</text:p>
          </table:table-cell>
        </table:table-row>
        <table:table-row table:style-name="ro1">
          <table:table-cell office:value-type="float" office:value="-77" calcext:value-type="float">
            <text:p>-77</text:p>
          </table:table-cell>
          <table:table-cell table:formula="of:=[ack_dev_data.A78]*analyze_resolution" office:value-type="float" office:value="-11.55" calcext:value-type="float">
            <text:p>-11,55</text:p>
          </table:table-cell>
          <table:table-cell table:formula="of:=[rf.N154]" office:value-type="float" office:value="0.143148513611798" calcext:value-type="float">
            <text:p>0,143148513611798</text:p>
          </table:table-cell>
          <table:table-cell table:formula="of:=[lf.N154]" office:value-type="float" office:value="0.154128301893865" calcext:value-type="float">
            <text:p>0,154128301893865</text:p>
          </table:table-cell>
          <table:table-cell table:formula="of:=([.C78]+[.D78])/2" office:value-type="float" office:value="0.148638407752832" calcext:value-type="float">
            <text:p>0,148638407752832</text:p>
          </table:table-cell>
          <table:table-cell table:formula="of:=IF([.E78] = 0;0;TAN(0.5*PI()-[.E78])*wheelbase)" office:value-type="float" office:value="2003.43508719392" calcext:value-type="float">
            <text:p>2003,43508719392</text:p>
          </table:table-cell>
          <table:table-cell table:formula="of:=IF([.D78] = 0;0;TAN(0.5*PI()-[.C78])*wheelbase+right_king_pin_y)" office:value-type="float" office:value="1991.39112289881" calcext:value-type="float">
            <text:p>1991,39112289881</text:p>
          </table:table-cell>
          <table:table-cell table:formula="of:=IF([.D78] = 0;0;TAN(0.5*PI()-[.D78])*wheelbase+left_king_pin_y)" office:value-type="float" office:value="2020.99302527468" calcext:value-type="float">
            <text:p>2020,99302527468</text:p>
          </table:table-cell>
          <table:table-cell table:formula="of:=IF([.E78]=0;0;[.E78]/ABS([.E78]))" office:value-type="float" office:value="1" calcext:value-type="float">
            <text:p>1</text:p>
          </table:table-cell>
          <table:table-cell table:formula="of:=IF([.E78]=0;0;[.I78]*0.5*PI()-ATAN(([.F78]-right_king_pin_y)/wheelbase))" office:value-type="float" office:value="0.142336060379282" calcext:value-type="float">
            <text:p>0,142336060379282</text:p>
          </table:table-cell>
          <table:table-cell table:formula="of:=IF([.E78]=0;0;[.I78]*0.5*PI()-ATAN(([.F78]-left_king_pin_y)/wheelbase))" office:value-type="float" office:value="0.155520009920688" calcext:value-type="float">
            <text:p>0,155520009920688</text:p>
          </table:table-cell>
          <table:table-cell table:formula="of:=DEGREES([.C78]-[.J78])" office:value-type="float" office:value="0.0465501412749244" calcext:value-type="float">
            <text:p>0,046550141274924</text:p>
          </table:table-cell>
          <table:table-cell table:formula="of:=DEGREES([.D78]-[.K78])" office:value-type="float" office:value="-0.0797389962514013" calcext:value-type="float">
            <text:p>-0,079738996251401</text:p>
          </table:table-cell>
        </table:table-row>
        <table:table-row table:style-name="ro1">
          <table:table-cell office:value-type="float" office:value="-76" calcext:value-type="float">
            <text:p>-76</text:p>
          </table:table-cell>
          <table:table-cell table:formula="of:=[ack_dev_data.A79]*analyze_resolution" office:value-type="float" office:value="-11.4" calcext:value-type="float">
            <text:p>-11,4</text:p>
          </table:table-cell>
          <table:table-cell table:formula="of:=[rf.N155]" office:value-type="float" office:value="0.141372220113209" calcext:value-type="float">
            <text:p>0,141372220113209</text:p>
          </table:table-cell>
          <table:table-cell table:formula="of:=[lf.N155]" office:value-type="float" office:value="0.15206684589302" calcext:value-type="float">
            <text:p>0,15206684589302</text:p>
          </table:table-cell>
          <table:table-cell table:formula="of:=([.C79]+[.D79])/2" office:value-type="float" office:value="0.146719533003114" calcext:value-type="float">
            <text:p>0,146719533003114</text:p>
          </table:table-cell>
          <table:table-cell table:formula="of:=IF([.E79] = 0;0;TAN(0.5*PI()-[.E79])*wheelbase)" office:value-type="float" office:value="2030.02446993306" calcext:value-type="float">
            <text:p>2030,02446993306</text:p>
          </table:table-cell>
          <table:table-cell table:formula="of:=IF([.D79] = 0;0;TAN(0.5*PI()-[.C79])*wheelbase+right_king_pin_y)" office:value-type="float" office:value="2017.90154712105" calcext:value-type="float">
            <text:p>2017,90154712105</text:p>
          </table:table-cell>
          <table:table-cell table:formula="of:=IF([.D79] = 0;0;TAN(0.5*PI()-[.D79])*wheelbase+left_king_pin_y)" office:value-type="float" office:value="2047.58643459978" calcext:value-type="float">
            <text:p>2047,58643459978</text:p>
          </table:table-cell>
          <table:table-cell table:formula="of:=IF([.E79]=0;0;[.E79]/ABS([.E79]))" office:value-type="float" office:value="1" calcext:value-type="float">
            <text:p>1</text:p>
          </table:table-cell>
          <table:table-cell table:formula="of:=IF([.E79]=0;0;[.I79]*0.5*PI()-ATAN(([.F79]-right_king_pin_y)/wheelbase))" office:value-type="float" office:value="0.140574450131997" calcext:value-type="float">
            <text:p>0,140574450131997</text:p>
          </table:table-cell>
          <table:table-cell table:formula="of:=IF([.E79]=0;0;[.I79]*0.5*PI()-ATAN(([.F79]-left_king_pin_y)/wheelbase))" office:value-type="float" office:value="0.153422016635548" calcext:value-type="float">
            <text:p>0,153422016635548</text:p>
          </table:table-cell>
          <table:table-cell table:formula="of:=DEGREES([.C79]-[.J79])" office:value-type="float" office:value="0.0457088529456915" calcext:value-type="float">
            <text:p>0,045708852945692</text:p>
          </table:table-cell>
          <table:table-cell table:formula="of:=DEGREES([.D79]-[.K79])" office:value-type="float" office:value="-0.0776455640665057" calcext:value-type="float">
            <text:p>-0,077645564066506</text:p>
          </table:table-cell>
        </table:table-row>
        <table:table-row table:style-name="ro1">
          <table:table-cell office:value-type="float" office:value="-75" calcext:value-type="float">
            <text:p>-75</text:p>
          </table:table-cell>
          <table:table-cell table:formula="of:=[ack_dev_data.A80]*analyze_resolution" office:value-type="float" office:value="-11.25" calcext:value-type="float">
            <text:p>-11,25</text:p>
          </table:table-cell>
          <table:table-cell table:formula="of:=[rf.N156]" office:value-type="float" office:value="0.139593563880591" calcext:value-type="float">
            <text:p>0,139593563880591</text:p>
          </table:table-cell>
          <table:table-cell table:formula="of:=[lf.N156]" office:value-type="float" office:value="0.150006849377668" calcext:value-type="float">
            <text:p>0,150006849377668</text:p>
          </table:table-cell>
          <table:table-cell table:formula="of:=([.C80]+[.D80])/2" office:value-type="float" office:value="0.144800206629129" calcext:value-type="float">
            <text:p>0,144800206629129</text:p>
          </table:table-cell>
          <table:table-cell table:formula="of:=IF([.E80] = 0;0;TAN(0.5*PI()-[.E80])*wheelbase)" office:value-type="float" office:value="2057.31994650491" calcext:value-type="float">
            <text:p>2057,31994650491</text:p>
          </table:table-cell>
          <table:table-cell table:formula="of:=IF([.D80] = 0;0;TAN(0.5*PI()-[.C80])*wheelbase+right_king_pin_y)" office:value-type="float" office:value="2045.11869203701" calcext:value-type="float">
            <text:p>2045,11869203701</text:p>
          </table:table-cell>
          <table:table-cell table:formula="of:=IF([.D80] = 0;0;TAN(0.5*PI()-[.D80])*wheelbase+left_king_pin_y)" office:value-type="float" office:value="2074.88544278018" calcext:value-type="float">
            <text:p>2074,88544278018</text:p>
          </table:table-cell>
          <table:table-cell table:formula="of:=IF([.E80]=0;0;[.E80]/ABS([.E80]))" office:value-type="float" office:value="1" calcext:value-type="float">
            <text:p>1</text:p>
          </table:table-cell>
          <table:table-cell table:formula="of:=IF([.E80]=0;0;[.I80]*0.5*PI()-ATAN(([.F80]-right_king_pin_y)/wheelbase))" office:value-type="float" office:value="0.138810559487209" calcext:value-type="float">
            <text:p>0,138810559487209</text:p>
          </table:table-cell>
          <table:table-cell table:formula="of:=IF([.E80]=0;0;[.I80]*0.5*PI()-ATAN(([.F80]-left_king_pin_y)/wheelbase))" office:value-type="float" office:value="0.151325941118629" calcext:value-type="float">
            <text:p>0,151325941118629</text:p>
          </table:table-cell>
          <table:table-cell table:formula="of:=DEGREES([.C80]-[.J80])" office:value-type="float" office:value="0.044862847081004" calcext:value-type="float">
            <text:p>0,044862847081004</text:p>
          </table:table-cell>
          <table:table-cell table:formula="of:=DEGREES([.D80]-[.K80])" office:value-type="float" office:value="-0.0755783895476458" calcext:value-type="float">
            <text:p>-0,075578389547646</text:p>
          </table:table-cell>
        </table:table-row>
        <table:table-row table:style-name="ro1">
          <table:table-cell office:value-type="float" office:value="-74" calcext:value-type="float">
            <text:p>-74</text:p>
          </table:table-cell>
          <table:table-cell table:formula="of:=[ack_dev_data.A81]*analyze_resolution" office:value-type="float" office:value="-11.1" calcext:value-type="float">
            <text:p>-11,1</text:p>
          </table:table-cell>
          <table:table-cell table:formula="of:=[rf.N157]" office:value-type="float" office:value="0.13781255277021" calcext:value-type="float">
            <text:p>0,13781255277021</text:p>
          </table:table-cell>
          <table:table-cell table:formula="of:=[lf.N157]" office:value-type="float" office:value="0.147948316485409" calcext:value-type="float">
            <text:p>0,147948316485409</text:p>
          </table:table-cell>
          <table:table-cell table:formula="of:=([.C81]+[.D81])/2" office:value-type="float" office:value="0.14288043462781" calcext:value-type="float">
            <text:p>0,14288043462781</text:p>
          </table:table-cell>
          <table:table-cell table:formula="of:=IF([.E81] = 0;0;TAN(0.5*PI()-[.E81])*wheelbase)" office:value-type="float" office:value="2085.35013958358" calcext:value-type="float">
            <text:p>2085,35013958358</text:p>
          </table:table-cell>
          <table:table-cell table:formula="of:=IF([.D81] = 0;0;TAN(0.5*PI()-[.C81])*wheelbase+right_king_pin_y)" office:value-type="float" office:value="2073.0711786663" calcext:value-type="float">
            <text:p>2073,0711786663</text:p>
          </table:table-cell>
          <table:table-cell table:formula="of:=IF([.D81] = 0;0;TAN(0.5*PI()-[.D81])*wheelbase+left_king_pin_y)" office:value-type="float" office:value="2102.91867230275" calcext:value-type="float">
            <text:p>2102,91867230275</text:p>
          </table:table-cell>
          <table:table-cell table:formula="of:=IF([.E81]=0;0;[.E81]/ABS([.E81]))" office:value-type="float" office:value="1" calcext:value-type="float">
            <text:p>1</text:p>
          </table:table-cell>
          <table:table-cell table:formula="of:=IF([.E81]=0;0;[.I81]*0.5*PI()-ATAN(([.F81]-right_king_pin_y)/wheelbase))" office:value-type="float" office:value="0.137044387657346" calcext:value-type="float">
            <text:p>0,137044387657346</text:p>
          </table:table-cell>
          <table:table-cell table:formula="of:=IF([.E81]=0;0;[.I81]*0.5*PI()-ATAN(([.F81]-left_king_pin_y)/wheelbase))" office:value-type="float" office:value="0.149231790424494" calcext:value-type="float">
            <text:p>0,149231790424494</text:p>
          </table:table-cell>
          <table:table-cell table:formula="of:=DEGREES([.C81]-[.J81])" office:value-type="float" office:value="0.0440126189363031" calcext:value-type="float">
            <text:p>0,044012618936303</text:p>
          </table:table-cell>
          <table:table-cell table:formula="of:=DEGREES([.D81]-[.K81])" office:value-type="float" office:value="-0.0735376398246498" calcext:value-type="float">
            <text:p>-0,07353763982465</text:p>
          </table:table-cell>
        </table:table-row>
        <table:table-row table:style-name="ro1">
          <table:table-cell office:value-type="float" office:value="-73" calcext:value-type="float">
            <text:p>-73</text:p>
          </table:table-cell>
          <table:table-cell table:formula="of:=[ack_dev_data.A82]*analyze_resolution" office:value-type="float" office:value="-10.95" calcext:value-type="float">
            <text:p>-10,95</text:p>
          </table:table-cell>
          <table:table-cell table:formula="of:=[rf.N158]" office:value-type="float" office:value="0.13602919461235" calcext:value-type="float">
            <text:p>0,13602919461235</text:p>
          </table:table-cell>
          <table:table-cell table:formula="of:=[lf.N158]" office:value-type="float" office:value="0.145891251376027" calcext:value-type="float">
            <text:p>0,145891251376027</text:p>
          </table:table-cell>
          <table:table-cell table:formula="of:=([.C82]+[.D82])/2" office:value-type="float" office:value="0.140960222994189" calcext:value-type="float">
            <text:p>0,140960222994189</text:p>
          </table:table-cell>
          <table:table-cell table:formula="of:=IF([.E82] = 0;0;TAN(0.5*PI()-[.E82])*wheelbase)" office:value-type="float" office:value="2114.14524024518" calcext:value-type="float">
            <text:p>2114,14524024518</text:p>
          </table:table-cell>
          <table:table-cell table:formula="of:=IF([.D82] = 0;0;TAN(0.5*PI()-[.C82])*wheelbase+right_king_pin_y)" office:value-type="float" office:value="2101.78919644253" calcext:value-type="float">
            <text:p>2101,78919644253</text:p>
          </table:table-cell>
          <table:table-cell table:formula="of:=IF([.D82] = 0;0;TAN(0.5*PI()-[.D82])*wheelbase+left_king_pin_y)" office:value-type="float" office:value="2131.71631404865" calcext:value-type="float">
            <text:p>2131,71631404865</text:p>
          </table:table-cell>
          <table:table-cell table:formula="of:=IF([.E82]=0;0;[.E82]/ABS([.E82]))" office:value-type="float" office:value="1" calcext:value-type="float">
            <text:p>1</text:p>
          </table:table-cell>
          <table:table-cell table:formula="of:=IF([.E82]=0;0;[.I82]*0.5*PI()-ATAN(([.F82]-right_king_pin_y)/wheelbase))" office:value-type="float" office:value="0.135275933877712" calcext:value-type="float">
            <text:p>0,135275933877712</text:p>
          </table:table-cell>
          <table:table-cell table:formula="of:=IF([.E82]=0;0;[.I82]*0.5*PI()-ATAN(([.F82]-left_king_pin_y)/wheelbase))" office:value-type="float" office:value="0.147139571527865" calcext:value-type="float">
            <text:p>0,147139571527865</text:p>
          </table:table-cell>
          <table:table-cell table:formula="of:=DEGREES([.C82]-[.J82])" office:value-type="float" office:value="0.0431586609676714" calcext:value-type="float">
            <text:p>0,043158660967672</text:p>
          </table:table-cell>
          <table:table-cell table:formula="of:=DEGREES([.D82]-[.K82])" office:value-type="float" office:value="-0.0715234761814482" calcext:value-type="float">
            <text:p>-0,071523476181448</text:p>
          </table:table-cell>
        </table:table-row>
        <table:table-row table:style-name="ro1">
          <table:table-cell office:value-type="float" office:value="-72" calcext:value-type="float">
            <text:p>-72</text:p>
          </table:table-cell>
          <table:table-cell table:formula="of:=[ack_dev_data.A83]*analyze_resolution" office:value-type="float" office:value="-10.8" calcext:value-type="float">
            <text:p>-10,8</text:p>
          </table:table-cell>
          <table:table-cell table:formula="of:=[rf.N159]" office:value-type="float" office:value="0.134243497211292" calcext:value-type="float">
            <text:p>0,134243497211292</text:p>
          </table:table-cell>
          <table:table-cell table:formula="of:=[lf.N159]" office:value-type="float" office:value="0.143835658231523" calcext:value-type="float">
            <text:p>0,143835658231523</text:p>
          </table:table-cell>
          <table:table-cell table:formula="of:=([.C83]+[.D83])/2" office:value-type="float" office:value="0.139039577721408" calcext:value-type="float">
            <text:p>0,139039577721408</text:p>
          </table:table-cell>
          <table:table-cell table:formula="of:=IF([.E83] = 0;0;TAN(0.5*PI()-[.E83])*wheelbase)" office:value-type="float" office:value="2143.73711688471" calcext:value-type="float">
            <text:p>2143,73711688471</text:p>
          </table:table-cell>
          <table:table-cell table:formula="of:=IF([.D83] = 0;0;TAN(0.5*PI()-[.C83])*wheelbase+right_king_pin_y)" office:value-type="float" office:value="2131.30461213005" calcext:value-type="float">
            <text:p>2131,30461213005</text:p>
          </table:table-cell>
          <table:table-cell table:formula="of:=IF([.D83] = 0;0;TAN(0.5*PI()-[.D83])*wheelbase+left_king_pin_y)" office:value-type="float" office:value="2161.31023621019" calcext:value-type="float">
            <text:p>2161,31023621019</text:p>
          </table:table-cell>
          <table:table-cell table:formula="of:=IF([.E83]=0;0;[.E83]/ABS([.E83]))" office:value-type="float" office:value="1" calcext:value-type="float">
            <text:p>1</text:p>
          </table:table-cell>
          <table:table-cell table:formula="of:=IF([.E83]=0;0;[.I83]*0.5*PI()-ATAN(([.F83]-right_king_pin_y)/wheelbase))" office:value-type="float" office:value="0.133505197406815" calcext:value-type="float">
            <text:p>0,133505197406815</text:p>
          </table:table-cell>
          <table:table-cell table:formula="of:=IF([.E83]=0;0;[.I83]*0.5*PI()-ATAN(([.F83]-left_king_pin_y)/wheelbase))" office:value-type="float" office:value="0.145049291323879" calcext:value-type="float">
            <text:p>0,145049291323879</text:p>
          </table:table-cell>
          <table:table-cell table:formula="of:=DEGREES([.C83]-[.J83])" office:value-type="float" office:value="0.0423014628118714" calcext:value-type="float">
            <text:p>0,042301462811871</text:p>
          </table:table-cell>
          <table:table-cell table:formula="of:=DEGREES([.D83]-[.K83])" office:value-type="float" office:value="-0.0695360540694067" calcext:value-type="float">
            <text:p>-0,069536054069407</text:p>
          </table:table-cell>
        </table:table-row>
        <table:table-row table:style-name="ro1">
          <table:table-cell office:value-type="float" office:value="-71" calcext:value-type="float">
            <text:p>-71</text:p>
          </table:table-cell>
          <table:table-cell table:formula="of:=[ack_dev_data.A84]*analyze_resolution" office:value-type="float" office:value="-10.65" calcext:value-type="float">
            <text:p>-10,65</text:p>
          </table:table-cell>
          <table:table-cell table:formula="of:=[rf.N160]" office:value-type="float" office:value="0.132455468345302" calcext:value-type="float">
            <text:p>0,132455468345302</text:p>
          </table:table-cell>
          <table:table-cell table:formula="of:=[lf.N160]" office:value-type="float" office:value="0.14178154125615" calcext:value-type="float">
            <text:p>0,14178154125615</text:p>
          </table:table-cell>
          <table:table-cell table:formula="of:=([.C84]+[.D84])/2" office:value-type="float" office:value="0.137118504800726" calcext:value-type="float">
            <text:p>0,137118504800726</text:p>
          </table:table-cell>
          <table:table-cell table:formula="of:=IF([.E84] = 0;0;TAN(0.5*PI()-[.E84])*wheelbase)" office:value-type="float" office:value="2174.15943333707" calcext:value-type="float">
            <text:p>2174,15943333707</text:p>
          </table:table-cell>
          <table:table-cell table:formula="of:=IF([.D84] = 0;0;TAN(0.5*PI()-[.C84])*wheelbase+right_king_pin_y)" office:value-type="float" office:value="2161.65108794514" calcext:value-type="float">
            <text:p>2161,65108794514</text:p>
          </table:table-cell>
          <table:table-cell table:formula="of:=IF([.D84] = 0;0;TAN(0.5*PI()-[.D84])*wheelbase+left_king_pin_y)" office:value-type="float" office:value="2191.73410241175" calcext:value-type="float">
            <text:p>2191,73410241175</text:p>
          </table:table-cell>
          <table:table-cell table:formula="of:=IF([.E84]=0;0;[.E84]/ABS([.E84]))" office:value-type="float" office:value="1" calcext:value-type="float">
            <text:p>1</text:p>
          </table:table-cell>
          <table:table-cell table:formula="of:=IF([.E84]=0;0;[.I84]*0.5*PI()-ATAN(([.F84]-right_king_pin_y)/wheelbase))" office:value-type="float" office:value="0.13173217752671" calcext:value-type="float">
            <text:p>0,13173217752671</text:p>
          </table:table-cell>
          <table:table-cell table:formula="of:=IF([.E84]=0;0;[.I84]*0.5*PI()-ATAN(([.F84]-left_king_pin_y)/wheelbase))" office:value-type="float" office:value="0.142960956628357" calcext:value-type="float">
            <text:p>0,142960956628357</text:p>
          </table:table-cell>
          <table:table-cell table:formula="of:=DEGREES([.C84]-[.J84])" office:value-type="float" office:value="0.0414415112658627" calcext:value-type="float">
            <text:p>0,041441511265863</text:p>
          </table:table-cell>
          <table:table-cell table:formula="of:=DEGREES([.D84]-[.K84])" office:value-type="float" office:value="-0.0675755231203538" calcext:value-type="float">
            <text:p>-0,067575523120354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  <table:table-cell table:formula="of:=[ack_dev_data.A85]*analyze_resolution" office:value-type="float" office:value="-10.5" calcext:value-type="float">
            <text:p>-10,5</text:p>
          </table:table-cell>
          <table:table-cell table:formula="of:=[rf.N161]" office:value-type="float" office:value="0.130665115766617" calcext:value-type="float">
            <text:p>0,130665115766617</text:p>
          </table:table-cell>
          <table:table-cell table:formula="of:=[lf.N161]" office:value-type="float" office:value="0.139728904676435" calcext:value-type="float">
            <text:p>0,139728904676435</text:p>
          </table:table-cell>
          <table:table-cell table:formula="of:=([.C85]+[.D85])/2" office:value-type="float" office:value="0.135197010221526" calcext:value-type="float">
            <text:p>0,135197010221526</text:p>
          </table:table-cell>
          <table:table-cell table:formula="of:=IF([.E85] = 0;0;TAN(0.5*PI()-[.E85])*wheelbase)" office:value-type="float" office:value="2205.44777712285" calcext:value-type="float">
            <text:p>2205,44777712285</text:p>
          </table:table-cell>
          <table:table-cell table:formula="of:=IF([.D85] = 0;0;TAN(0.5*PI()-[.C85])*wheelbase+right_king_pin_y)" office:value-type="float" office:value="2192.86420980152" calcext:value-type="float">
            <text:p>2192,86420980152</text:p>
          </table:table-cell>
          <table:table-cell table:formula="of:=IF([.D85] = 0;0;TAN(0.5*PI()-[.D85])*wheelbase+left_king_pin_y)" office:value-type="float" office:value="2223.02349995568" calcext:value-type="float">
            <text:p>2223,02349995568</text:p>
          </table:table-cell>
          <table:table-cell table:formula="of:=IF([.E85]=0;0;[.E85]/ABS([.E85]))" office:value-type="float" office:value="1" calcext:value-type="float">
            <text:p>1</text:p>
          </table:table-cell>
          <table:table-cell table:formula="of:=IF([.E85]=0;0;[.I85]*0.5*PI()-ATAN(([.F85]-right_king_pin_y)/wheelbase))" office:value-type="float" office:value="0.129956873543332" calcext:value-type="float">
            <text:p>0,129956873543332</text:p>
          </table:table-cell>
          <table:table-cell table:formula="of:=IF([.E85]=0;0;[.I85]*0.5*PI()-ATAN(([.F85]-left_king_pin_y)/wheelbase))" office:value-type="float" office:value="0.140874574178075" calcext:value-type="float">
            <text:p>0,140874574178075</text:p>
          </table:table-cell>
          <table:table-cell table:formula="of:=DEGREES([.C85]-[.J85])" office:value-type="float" office:value="0.0405792902672228" calcext:value-type="float">
            <text:p>0,040579290267223</text:p>
          </table:table-cell>
          <table:table-cell table:formula="of:=DEGREES([.D85]-[.K85])" office:value-type="float" office:value="-0.0656420271608551" calcext:value-type="float">
            <text:p>-0,065642027160855</text:p>
          </table:table-cell>
        </table:table-row>
        <table:table-row table:style-name="ro1">
          <table:table-cell office:value-type="float" office:value="-69" calcext:value-type="float">
            <text:p>-69</text:p>
          </table:table-cell>
          <table:table-cell table:formula="of:=[ack_dev_data.A86]*analyze_resolution" office:value-type="float" office:value="-10.35" calcext:value-type="float">
            <text:p>-10,35</text:p>
          </table:table-cell>
          <table:table-cell table:formula="of:=[rf.N162]" office:value-type="float" office:value="0.128872447201433" calcext:value-type="float">
            <text:p>0,128872447201433</text:p>
          </table:table-cell>
          <table:table-cell table:formula="of:=[lf.N162]" office:value-type="float" office:value="0.137677752741221" calcext:value-type="float">
            <text:p>0,137677752741221</text:p>
          </table:table-cell>
          <table:table-cell table:formula="of:=([.C86]+[.D86])/2" office:value-type="float" office:value="0.133275099971327" calcext:value-type="float">
            <text:p>0,133275099971327</text:p>
          </table:table-cell>
          <table:table-cell table:formula="of:=IF([.E86] = 0;0;TAN(0.5*PI()-[.E86])*wheelbase)" office:value-type="float" office:value="2237.63979884583" calcext:value-type="float">
            <text:p>2237,63979884583</text:p>
          </table:table-cell>
          <table:table-cell table:formula="of:=IF([.D86] = 0;0;TAN(0.5*PI()-[.C86])*wheelbase+right_king_pin_y)" office:value-type="float" office:value="2224.98162670807" calcext:value-type="float">
            <text:p>2224,98162670807</text:p>
          </table:table-cell>
          <table:table-cell table:formula="of:=IF([.D86] = 0;0;TAN(0.5*PI()-[.D86])*wheelbase+left_king_pin_y)" office:value-type="float" office:value="2255.21607921968" calcext:value-type="float">
            <text:p>2255,21607921968</text:p>
          </table:table-cell>
          <table:table-cell table:formula="of:=IF([.E86]=0;0;[.E86]/ABS([.E86]))" office:value-type="float" office:value="1" calcext:value-type="float">
            <text:p>1</text:p>
          </table:table-cell>
          <table:table-cell table:formula="of:=IF([.E86]=0;0;[.I86]*0.5*PI()-ATAN(([.F86]-right_king_pin_y)/wheelbase))" office:value-type="float" office:value="0.128179284786837" calcext:value-type="float">
            <text:p>0,128179284786837</text:p>
          </table:table-cell>
          <table:table-cell table:formula="of:=IF([.E86]=0;0;[.I86]*0.5*PI()-ATAN(([.F86]-left_king_pin_y)/wheelbase))" office:value-type="float" office:value="0.138790150631038" calcext:value-type="float">
            <text:p>0,138790150631038</text:p>
          </table:table-cell>
          <table:table-cell table:formula="of:=DEGREES([.C86]-[.J86])" office:value-type="float" office:value="0.0397152808734351" calcext:value-type="float">
            <text:p>0,039715280873435</text:p>
          </table:table-cell>
          <table:table-cell table:formula="of:=DEGREES([.D86]-[.K86])" office:value-type="float" office:value="-0.0637357042257625" calcext:value-type="float">
            <text:p>-0,063735704225763</text:p>
          </table:table-cell>
        </table:table-row>
        <table:table-row table:style-name="ro1">
          <table:table-cell office:value-type="float" office:value="-68" calcext:value-type="float">
            <text:p>-68</text:p>
          </table:table-cell>
          <table:table-cell table:formula="of:=[ack_dev_data.A87]*analyze_resolution" office:value-type="float" office:value="-10.2" calcext:value-type="float">
            <text:p>-10,2</text:p>
          </table:table-cell>
          <table:table-cell table:formula="of:=[rf.N163]" office:value-type="float" office:value="0.127077470349888" calcext:value-type="float">
            <text:p>0,127077470349888</text:p>
          </table:table-cell>
          <table:table-cell table:formula="of:=[lf.N163]" office:value-type="float" office:value="0.135628089721693" calcext:value-type="float">
            <text:p>0,135628089721693</text:p>
          </table:table-cell>
          <table:table-cell table:formula="of:=([.C87]+[.D87])/2" office:value-type="float" office:value="0.13135278003579" calcext:value-type="float">
            <text:p>0,13135278003579</text:p>
          </table:table-cell>
          <table:table-cell table:formula="of:=IF([.E87] = 0;0;TAN(0.5*PI()-[.E87])*wheelbase)" office:value-type="float" office:value="2270.77536389038" calcext:value-type="float">
            <text:p>2270,77536389038</text:p>
          </table:table-cell>
          <table:table-cell table:formula="of:=IF([.D87] = 0;0;TAN(0.5*PI()-[.C87])*wheelbase+right_king_pin_y)" office:value-type="float" office:value="2258.04320246597" calcext:value-type="float">
            <text:p>2258,04320246597</text:p>
          </table:table-cell>
          <table:table-cell table:formula="of:=IF([.D87] = 0;0;TAN(0.5*PI()-[.D87])*wheelbase+left_king_pin_y)" office:value-type="float" office:value="2288.35170535416" calcext:value-type="float">
            <text:p>2288,35170535416</text:p>
          </table:table-cell>
          <table:table-cell table:formula="of:=IF([.E87]=0;0;[.E87]/ABS([.E87]))" office:value-type="float" office:value="1" calcext:value-type="float">
            <text:p>1</text:p>
          </table:table-cell>
          <table:table-cell table:formula="of:=IF([.E87]=0;0;[.I87]*0.5*PI()-ATAN(([.F87]-right_king_pin_y)/wheelbase))" office:value-type="float" office:value="0.126399410611944" calcext:value-type="float">
            <text:p>0,126399410611944</text:p>
          </table:table-cell>
          <table:table-cell table:formula="of:=IF([.E87]=0;0;[.I87]*0.5*PI()-ATAN(([.F87]-left_king_pin_y)/wheelbase))" office:value-type="float" office:value="0.136707692566757" calcext:value-type="float">
            <text:p>0,136707692566757</text:p>
          </table:table-cell>
          <table:table-cell table:formula="of:=DEGREES([.C87]-[.J87])" office:value-type="float" office:value="0.0388499612419278" calcext:value-type="float">
            <text:p>0,038849961241928</text:p>
          </table:table-cell>
          <table:table-cell table:formula="of:=DEGREES([.D87]-[.K87])" office:value-type="float" office:value="-0.0618566865725138" calcext:value-type="float">
            <text:p>-0,061856686572514</text:p>
          </table:table-cell>
        </table:table-row>
        <table:table-row table:style-name="ro1">
          <table:table-cell office:value-type="float" office:value="-67" calcext:value-type="float">
            <text:p>-67</text:p>
          </table:table-cell>
          <table:table-cell table:formula="of:=[ack_dev_data.A88]*analyze_resolution" office:value-type="float" office:value="-10.05" calcext:value-type="float">
            <text:p>-10,05</text:p>
          </table:table-cell>
          <table:table-cell table:formula="of:=[rf.N164]" office:value-type="float" office:value="0.125280192886062" calcext:value-type="float">
            <text:p>0,125280192886062</text:p>
          </table:table-cell>
          <table:table-cell table:formula="of:=[lf.N164]" office:value-type="float" office:value="0.133579919911412" calcext:value-type="float">
            <text:p>0,133579919911412</text:p>
          </table:table-cell>
          <table:table-cell table:formula="of:=([.C88]+[.D88])/2" office:value-type="float" office:value="0.129430056398737" calcext:value-type="float">
            <text:p>0,129430056398737</text:p>
          </table:table-cell>
          <table:table-cell table:formula="of:=IF([.E88] = 0;0;TAN(0.5*PI()-[.E88])*wheelbase)" office:value-type="float" office:value="2304.89671770352" calcext:value-type="float">
            <text:p>2304,89671770352</text:p>
          </table:table-cell>
          <table:table-cell table:formula="of:=IF([.D88] = 0;0;TAN(0.5*PI()-[.C88])*wheelbase+right_king_pin_y)" office:value-type="float" office:value="2292.09118095085" calcext:value-type="float">
            <text:p>2292,09118095085</text:p>
          </table:table-cell>
          <table:table-cell table:formula="of:=IF([.D88] = 0;0;TAN(0.5*PI()-[.D88])*wheelbase+left_king_pin_y)" office:value-type="float" office:value="2322.47262356434" calcext:value-type="float">
            <text:p>2322,47262356434</text:p>
          </table:table-cell>
          <table:table-cell table:formula="of:=IF([.E88]=0;0;[.E88]/ABS([.E88]))" office:value-type="float" office:value="1" calcext:value-type="float">
            <text:p>1</text:p>
          </table:table-cell>
          <table:table-cell table:formula="of:=IF([.E88]=0;0;[.I88]*0.5*PI()-ATAN(([.F88]-right_king_pin_y)/wheelbase))" office:value-type="float" office:value="0.124617250398281" calcext:value-type="float">
            <text:p>0,124617250398281</text:p>
          </table:table-cell>
          <table:table-cell table:formula="of:=IF([.E88]=0;0;[.I88]*0.5*PI()-ATAN(([.F88]-left_king_pin_y)/wheelbase))" office:value-type="float" office:value="0.134627206486544" calcext:value-type="float">
            <text:p>0,134627206486544</text:p>
          </table:table-cell>
          <table:table-cell table:formula="of:=DEGREES([.C88]-[.J88])" office:value-type="float" office:value="0.0379838066097566" calcext:value-type="float">
            <text:p>0,037983806609757</text:p>
          </table:table-cell>
          <table:table-cell table:formula="of:=DEGREES([.D88]-[.K88])" office:value-type="float" office:value="-0.0600051006957507" calcext:value-type="float">
            <text:p>-0,060005100695751</text:p>
          </table:table-cell>
        </table:table-row>
        <table:table-row table:style-name="ro1">
          <table:table-cell office:value-type="float" office:value="-66" calcext:value-type="float">
            <text:p>-66</text:p>
          </table:table-cell>
          <table:table-cell table:formula="of:=[ack_dev_data.A89]*analyze_resolution" office:value-type="float" office:value="-9.9" calcext:value-type="float">
            <text:p>-9,9</text:p>
          </table:table-cell>
          <table:table-cell table:formula="of:=[rf.N165]" office:value-type="float" office:value="0.123480622457953" calcext:value-type="float">
            <text:p>0,123480622457953</text:p>
          </table:table-cell>
          <table:table-cell table:formula="of:=[lf.N165]" office:value-type="float" office:value="0.131533247626349" calcext:value-type="float">
            <text:p>0,131533247626349</text:p>
          </table:table-cell>
          <table:table-cell table:formula="of:=([.C89]+[.D89])/2" office:value-type="float" office:value="0.127506935042151" calcext:value-type="float">
            <text:p>0,127506935042151</text:p>
          </table:table-cell>
          <table:table-cell table:formula="of:=IF([.E89] = 0;0;TAN(0.5*PI()-[.E89])*wheelbase)" office:value-type="float" office:value="2340.04866610285" calcext:value-type="float">
            <text:p>2340,04866610285</text:p>
          </table:table-cell>
          <table:table-cell table:formula="of:=IF([.D89] = 0;0;TAN(0.5*PI()-[.C89])*wheelbase+right_king_pin_y)" office:value-type="float" office:value="2327.17036642071" calcext:value-type="float">
            <text:p>2327,17036642071</text:p>
          </table:table-cell>
          <table:table-cell table:formula="of:=IF([.D89] = 0;0;TAN(0.5*PI()-[.D89])*wheelbase+left_king_pin_y)" office:value-type="float" office:value="2357.62363941808" calcext:value-type="float">
            <text:p>2357,62363941808</text:p>
          </table:table-cell>
          <table:table-cell table:formula="of:=IF([.E89]=0;0;[.E89]/ABS([.E89]))" office:value-type="float" office:value="1" calcext:value-type="float">
            <text:p>1</text:p>
          </table:table-cell>
          <table:table-cell table:formula="of:=IF([.E89]=0;0;[.I89]*0.5*PI()-ATAN(([.F89]-right_king_pin_y)/wheelbase))" office:value-type="float" office:value="0.122832803550724" calcext:value-type="float">
            <text:p>0,122832803550724</text:p>
          </table:table-cell>
          <table:table-cell table:formula="of:=IF([.E89]=0;0;[.I89]*0.5*PI()-ATAN(([.F89]-left_king_pin_y)/wheelbase))" office:value-type="float" office:value="0.132548698813784" calcext:value-type="float">
            <text:p>0,132548698813784</text:p>
          </table:table-cell>
          <table:table-cell table:formula="of:=DEGREES([.C89]-[.J89])" office:value-type="float" office:value="0.0371172892730199" calcext:value-type="float">
            <text:p>0,03711728927302</text:p>
          </table:table-cell>
          <table:table-cell table:formula="of:=DEGREES([.D89]-[.K89])" office:value-type="float" office:value="-0.0581810673415296" calcext:value-type="float">
            <text:p>-0,05818106734153</text:p>
          </table:table-cell>
        </table:table-row>
        <table:table-row table:style-name="ro1">
          <table:table-cell office:value-type="float" office:value="-65" calcext:value-type="float">
            <text:p>-65</text:p>
          </table:table-cell>
          <table:table-cell table:formula="of:=[ack_dev_data.A90]*analyze_resolution" office:value-type="float" office:value="-9.75" calcext:value-type="float">
            <text:p>-9,75</text:p>
          </table:table-cell>
          <table:table-cell table:formula="of:=[rf.N166]" office:value-type="float" office:value="0.121678766687487" calcext:value-type="float">
            <text:p>0,121678766687487</text:p>
          </table:table-cell>
          <table:table-cell table:formula="of:=[lf.N166]" office:value-type="float" office:value="0.129488077204916" calcext:value-type="float">
            <text:p>0,129488077204916</text:p>
          </table:table-cell>
          <table:table-cell table:formula="of:=([.C90]+[.D90])/2" office:value-type="float" office:value="0.125583421946202" calcext:value-type="float">
            <text:p>0,125583421946202</text:p>
          </table:table-cell>
          <table:table-cell table:formula="of:=IF([.E90] = 0;0;TAN(0.5*PI()-[.E90])*wheelbase)" office:value-type="float" office:value="2376.27877222802" calcext:value-type="float">
            <text:p>2376,27877222802</text:p>
          </table:table-cell>
          <table:table-cell table:formula="of:=IF([.D90] = 0;0;TAN(0.5*PI()-[.C90])*wheelbase+right_king_pin_y)" office:value-type="float" office:value="2363.32832046724" calcext:value-type="float">
            <text:p>2363,32832046724</text:p>
          </table:table-cell>
          <table:table-cell table:formula="of:=IF([.D90] = 0;0;TAN(0.5*PI()-[.D90])*wheelbase+left_king_pin_y)" office:value-type="float" office:value="2393.85231579743" calcext:value-type="float">
            <text:p>2393,85231579743</text:p>
          </table:table-cell>
          <table:table-cell table:formula="of:=IF([.E90]=0;0;[.E90]/ABS([.E90]))" office:value-type="float" office:value="1" calcext:value-type="float">
            <text:p>1</text:p>
          </table:table-cell>
          <table:table-cell table:formula="of:=IF([.E90]=0;0;[.I90]*0.5*PI()-ATAN(([.F90]-right_king_pin_y)/wheelbase))" office:value-type="float" office:value="0.121046069499753" calcext:value-type="float">
            <text:p>0,121046069499753</text:p>
          </table:table-cell>
          <table:table-cell table:formula="of:=IF([.E90]=0;0;[.I90]*0.5*PI()-ATAN(([.F90]-left_king_pin_y)/wheelbase))" office:value-type="float" office:value="0.130472175894242" calcext:value-type="float">
            <text:p>0,130472175894242</text:p>
          </table:table-cell>
          <table:table-cell table:formula="of:=DEGREES([.C90]-[.J90])" office:value-type="float" office:value="0.0362508785669869" calcext:value-type="float">
            <text:p>0,036250878566987</text:p>
          </table:table-cell>
          <table:table-cell table:formula="of:=DEGREES([.D90]-[.K90])" office:value-type="float" office:value="-0.0563847015227788" calcext:value-type="float">
            <text:p>-0,056384701522779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table:formula="of:=[ack_dev_data.A91]*analyze_resolution" office:value-type="float" office:value="-9.6" calcext:value-type="float">
            <text:p>-9,6</text:p>
          </table:table-cell>
          <table:table-cell table:formula="of:=[rf.N167]" office:value-type="float" office:value="0.119874633170499" calcext:value-type="float">
            <text:p>0,119874633170499</text:p>
          </table:table-cell>
          <table:table-cell table:formula="of:=[lf.N167]" office:value-type="float" office:value="0.127444413007996" calcext:value-type="float">
            <text:p>0,127444413007996</text:p>
          </table:table-cell>
          <table:table-cell table:formula="of:=([.C91]+[.D91])/2" office:value-type="float" office:value="0.123659523089247" calcext:value-type="float">
            <text:p>0,123659523089247</text:p>
          </table:table-cell>
          <table:table-cell table:formula="of:=IF([.E91] = 0;0;TAN(0.5*PI()-[.E91])*wheelbase)" office:value-type="float" office:value="2413.63757195663" calcext:value-type="float">
            <text:p>2413,63757195663</text:p>
          </table:table-cell>
          <table:table-cell table:formula="of:=IF([.D91] = 0;0;TAN(0.5*PI()-[.C91])*wheelbase+right_king_pin_y)" office:value-type="float" office:value="2400.61557743173" calcext:value-type="float">
            <text:p>2400,61557743173</text:p>
          </table:table-cell>
          <table:table-cell table:formula="of:=IF([.D91] = 0;0;TAN(0.5*PI()-[.D91])*wheelbase+left_king_pin_y)" office:value-type="float" office:value="2431.20918831449" calcext:value-type="float">
            <text:p>2431,20918831449</text:p>
          </table:table-cell>
          <table:table-cell table:formula="of:=IF([.E91]=0;0;[.E91]/ABS([.E91]))" office:value-type="float" office:value="1" calcext:value-type="float">
            <text:p>1</text:p>
          </table:table-cell>
          <table:table-cell table:formula="of:=IF([.E91]=0;0;[.I91]*0.5*PI()-ATAN(([.F91]-right_king_pin_y)/wheelbase))" office:value-type="float" office:value="0.119257047701795" calcext:value-type="float">
            <text:p>0,119257047701795</text:p>
          </table:table-cell>
          <table:table-cell table:formula="of:=IF([.E91]=0;0;[.I91]*0.5*PI()-ATAN(([.F91]-left_king_pin_y)/wheelbase))" office:value-type="float" office:value="0.128397643996355" calcext:value-type="float">
            <text:p>0,128397643996355</text:p>
          </table:table-cell>
          <table:table-cell table:formula="of:=DEGREES([.C91]-[.J91])" office:value-type="float" office:value="0.0353850408453223" calcext:value-type="float">
            <text:p>0,035385040845322</text:p>
          </table:table-cell>
          <table:table-cell table:formula="of:=DEGREES([.D91]-[.K91])" office:value-type="float" office:value="-0.0546161125340821" calcext:value-type="float">
            <text:p>-0,054616112534082</text:p>
          </table:table-cell>
        </table:table-row>
        <table:table-row table:style-name="ro1">
          <table:table-cell office:value-type="float" office:value="-63" calcext:value-type="float">
            <text:p>-63</text:p>
          </table:table-cell>
          <table:table-cell table:formula="of:=[ack_dev_data.A92]*analyze_resolution" office:value-type="float" office:value="-9.45" calcext:value-type="float">
            <text:p>-9,45</text:p>
          </table:table-cell>
          <table:table-cell table:formula="of:=[rf.N168]" office:value-type="float" office:value="0.11806822947672" calcext:value-type="float">
            <text:p>0,11806822947672</text:p>
          </table:table-cell>
          <table:table-cell table:formula="of:=[lf.N168]" office:value-type="float" office:value="0.125402259418986" calcext:value-type="float">
            <text:p>0,125402259418986</text:p>
          </table:table-cell>
          <table:table-cell table:formula="of:=([.C92]+[.D92])/2" office:value-type="float" office:value="0.121735244447853" calcext:value-type="float">
            <text:p>0,121735244447853</text:p>
          </table:table-cell>
          <table:table-cell table:formula="of:=IF([.E92] = 0;0;TAN(0.5*PI()-[.E92])*wheelbase)" office:value-type="float" office:value="2452.1788098359" calcext:value-type="float">
            <text:p>2452,1788098359</text:p>
          </table:table-cell>
          <table:table-cell table:formula="of:=IF([.D92] = 0;0;TAN(0.5*PI()-[.C92])*wheelbase+right_king_pin_y)" office:value-type="float" office:value="2439.08588033687" calcext:value-type="float">
            <text:p>2439,08588033687</text:p>
          </table:table-cell>
          <table:table-cell table:formula="of:=IF([.D92] = 0;0;TAN(0.5*PI()-[.D92])*wheelbase+left_king_pin_y)" office:value-type="float" office:value="2469.74800124286" calcext:value-type="float">
            <text:p>2469,74800124286</text:p>
          </table:table-cell>
          <table:table-cell table:formula="of:=IF([.E92]=0;0;[.E92]/ABS([.E92]))" office:value-type="float" office:value="1" calcext:value-type="float">
            <text:p>1</text:p>
          </table:table-cell>
          <table:table-cell table:formula="of:=IF([.E92]=0;0;[.I92]*0.5*PI()-ATAN(([.F92]-right_king_pin_y)/wheelbase))" office:value-type="float" office:value="0.117465737639577" calcext:value-type="float">
            <text:p>0,117465737639577</text:p>
          </table:table-cell>
          <table:table-cell table:formula="of:=IF([.E92]=0;0;[.I92]*0.5*PI()-ATAN(([.F92]-left_king_pin_y)/wheelbase))" office:value-type="float" office:value="0.126325109311528" calcext:value-type="float">
            <text:p>0,126325109311528</text:p>
          </table:table-cell>
          <table:table-cell table:formula="of:=DEGREES([.C92]-[.J92])" office:value-type="float" office:value="0.0345202394593361" calcext:value-type="float">
            <text:p>0,034520239459336</text:p>
          </table:table-cell>
          <table:table-cell table:formula="of:=DEGREES([.D92]-[.K92])" office:value-type="float" office:value="-0.0528754039667288" calcext:value-type="float">
            <text:p>-0,052875403966729</text:p>
          </table:table-cell>
        </table:table-row>
        <table:table-row table:style-name="ro1">
          <table:table-cell office:value-type="float" office:value="-62" calcext:value-type="float">
            <text:p>-62</text:p>
          </table:table-cell>
          <table:table-cell table:formula="of:=[ack_dev_data.A93]*analyze_resolution" office:value-type="float" office:value="-9.3" calcext:value-type="float">
            <text:p>-9,3</text:p>
          </table:table-cell>
          <table:table-cell table:formula="of:=[rf.N169]" office:value-type="float" office:value="0.11625956314979" calcext:value-type="float">
            <text:p>0,11625956314979</text:p>
          </table:table-cell>
          <table:table-cell table:formula="of:=[lf.N169]" office:value-type="float" office:value="0.12336162084382" calcext:value-type="float">
            <text:p>0,12336162084382</text:p>
          </table:table-cell>
          <table:table-cell table:formula="of:=([.C93]+[.D93])/2" office:value-type="float" office:value="0.119810591996805" calcext:value-type="float">
            <text:p>0,119810591996805</text:p>
          </table:table-cell>
          <table:table-cell table:formula="of:=IF([.E93] = 0;0;TAN(0.5*PI()-[.E93])*wheelbase)" office:value-type="float" office:value="2491.95969784623" calcext:value-type="float">
            <text:p>2491,95969784623</text:p>
          </table:table-cell>
          <table:table-cell table:formula="of:=IF([.D93] = 0;0;TAN(0.5*PI()-[.C93])*wheelbase+right_king_pin_y)" office:value-type="float" office:value="2478.79643964999" calcext:value-type="float">
            <text:p>2478,79643964999</text:p>
          </table:table-cell>
          <table:table-cell table:formula="of:=IF([.D93] = 0;0;TAN(0.5*PI()-[.D93])*wheelbase+left_king_pin_y)" office:value-type="float" office:value="2509.52596628146" calcext:value-type="float">
            <text:p>2509,52596628146</text:p>
          </table:table-cell>
          <table:table-cell table:formula="of:=IF([.E93]=0;0;[.E93]/ABS([.E93]))" office:value-type="float" office:value="1" calcext:value-type="float">
            <text:p>1</text:p>
          </table:table-cell>
          <table:table-cell table:formula="of:=IF([.E93]=0;0;[.I93]*0.5*PI()-ATAN(([.F93]-right_king_pin_y)/wheelbase))" office:value-type="float" office:value="0.115672138822481" calcext:value-type="float">
            <text:p>0,115672138822481</text:p>
          </table:table-cell>
          <table:table-cell table:formula="of:=IF([.E93]=0;0;[.I93]*0.5*PI()-ATAN(([.F93]-left_king_pin_y)/wheelbase))" office:value-type="float" office:value="0.124254577954443" calcext:value-type="float">
            <text:p>0,124254577954443</text:p>
          </table:table-cell>
          <table:table-cell table:formula="of:=DEGREES([.C93]-[.J93])" office:value-type="float" office:value="0.0336569347381499" calcext:value-type="float">
            <text:p>0,03365693473815</text:p>
          </table:table-cell>
          <table:table-cell table:formula="of:=DEGREES([.D93]-[.K93])" office:value-type="float" office:value="-0.0511626737248712" calcext:value-type="float">
            <text:p>-0,051162673724871</text:p>
          </table:table-cell>
        </table:table-row>
        <table:table-row table:style-name="ro1">
          <table:table-cell office:value-type="float" office:value="-61" calcext:value-type="float">
            <text:p>-61</text:p>
          </table:table-cell>
          <table:table-cell table:formula="of:=[ack_dev_data.A94]*analyze_resolution" office:value-type="float" office:value="-9.15" calcext:value-type="float">
            <text:p>-9,15</text:p>
          </table:table-cell>
          <table:table-cell table:formula="of:=[rf.N170]" office:value-type="float" office:value="0.114448641707244" calcext:value-type="float">
            <text:p>0,114448641707244</text:p>
          </table:table-cell>
          <table:table-cell table:formula="of:=[lf.N170]" office:value-type="float" office:value="0.121322501711012" calcext:value-type="float">
            <text:p>0,121322501711012</text:p>
          </table:table-cell>
          <table:table-cell table:formula="of:=([.C94]+[.D94])/2" office:value-type="float" office:value="0.117885571709128" calcext:value-type="float">
            <text:p>0,117885571709128</text:p>
          </table:table-cell>
          <table:table-cell table:formula="of:=IF([.E94] = 0;0;TAN(0.5*PI()-[.E94])*wheelbase)" office:value-type="float" office:value="2533.04119961715" calcext:value-type="float">
            <text:p>2533,04119961715</text:p>
          </table:table-cell>
          <table:table-cell table:formula="of:=IF([.D94] = 0;0;TAN(0.5*PI()-[.C94])*wheelbase+right_king_pin_y)" office:value-type="float" office:value="2519.8082174992" calcext:value-type="float">
            <text:p>2519,8082174992</text:p>
          </table:table-cell>
          <table:table-cell table:formula="of:=IF([.D94] = 0;0;TAN(0.5*PI()-[.D94])*wheelbase+left_king_pin_y)" office:value-type="float" office:value="2550.60404677027" calcext:value-type="float">
            <text:p>2550,60404677027</text:p>
          </table:table-cell>
          <table:table-cell table:formula="of:=IF([.E94]=0;0;[.E94]/ABS([.E94]))" office:value-type="float" office:value="1" calcext:value-type="float">
            <text:p>1</text:p>
          </table:table-cell>
          <table:table-cell table:formula="of:=IF([.E94]=0;0;[.I94]*0.5*PI()-ATAN(([.F94]-right_king_pin_y)/wheelbase))" office:value-type="float" office:value="0.113876250786896" calcext:value-type="float">
            <text:p>0,113876250786896</text:p>
          </table:table-cell>
          <table:table-cell table:formula="of:=IF([.E94]=0;0;[.I94]*0.5*PI()-ATAN(([.F94]-left_king_pin_y)/wheelbase))" office:value-type="float" office:value="0.122186055963372" calcext:value-type="float">
            <text:p>0,122186055963372</text:p>
          </table:table-cell>
          <table:table-cell table:formula="of:=DEGREES([.C94]-[.J94])" office:value-type="float" office:value="0.0327955839675524" calcext:value-type="float">
            <text:p>0,032795583967552</text:p>
          </table:table-cell>
          <table:table-cell table:formula="of:=DEGREES([.D94]-[.K94])" office:value-type="float" office:value="-0.0494780140407529" calcext:value-type="float">
            <text:p>-0,049478014040753</text:p>
          </table:table-cell>
        </table:table-row>
        <table:table-row table:style-name="ro1">
          <table:table-cell office:value-type="float" office:value="-60" calcext:value-type="float">
            <text:p>-60</text:p>
          </table:table-cell>
          <table:table-cell table:formula="of:=[ack_dev_data.A95]*analyze_resolution" office:value-type="float" office:value="-9" calcext:value-type="float">
            <text:p>-9</text:p>
          </table:table-cell>
          <table:table-cell table:formula="of:=[rf.N171]" office:value-type="float" office:value="0.112635472640508" calcext:value-type="float">
            <text:p>0,112635472640508</text:p>
          </table:table-cell>
          <table:table-cell table:formula="of:=[lf.N171]" office:value-type="float" office:value="0.119284906471678" calcext:value-type="float">
            <text:p>0,119284906471678</text:p>
          </table:table-cell>
          <table:table-cell table:formula="of:=([.C95]+[.D95])/2" office:value-type="float" office:value="0.115960189556093" calcext:value-type="float">
            <text:p>0,115960189556093</text:p>
          </table:table-cell>
          <table:table-cell table:formula="of:=IF([.E95] = 0;0;TAN(0.5*PI()-[.E95])*wheelbase)" office:value-type="float" office:value="2575.48834306481" calcext:value-type="float">
            <text:p>2575,48834306481</text:p>
          </table:table-cell>
          <table:table-cell table:formula="of:=IF([.D95] = 0;0;TAN(0.5*PI()-[.C95])*wheelbase+right_king_pin_y)" office:value-type="float" office:value="2562.18624031068" calcext:value-type="float">
            <text:p>2562,18624031068</text:p>
          </table:table-cell>
          <table:table-cell table:formula="of:=IF([.D95] = 0;0;TAN(0.5*PI()-[.D95])*wheelbase+left_king_pin_y)" office:value-type="float" office:value="2593.04727032792" calcext:value-type="float">
            <text:p>2593,04727032792</text:p>
          </table:table-cell>
          <table:table-cell table:formula="of:=IF([.E95]=0;0;[.E95]/ABS([.E95]))" office:value-type="float" office:value="1" calcext:value-type="float">
            <text:p>1</text:p>
          </table:table-cell>
          <table:table-cell table:formula="of:=IF([.E95]=0;0;[.I95]*0.5*PI()-ATAN(([.F95]-right_king_pin_y)/wheelbase))" office:value-type="float" office:value="0.112078073096575" calcext:value-type="float">
            <text:p>0,112078073096575</text:p>
          </table:table-cell>
          <table:table-cell table:formula="of:=IF([.E95]=0;0;[.I95]*0.5*PI()-ATAN(([.F95]-left_king_pin_y)/wheelbase))" office:value-type="float" office:value="0.120119549300478" calcext:value-type="float">
            <text:p>0,120119549300478</text:p>
          </table:table-cell>
          <table:table-cell table:formula="of:=DEGREES([.C95]-[.J95])" office:value-type="float" office:value="0.0319366413698601" calcext:value-type="float">
            <text:p>0,03193664136986</text:p>
          </table:table-cell>
          <table:table-cell table:formula="of:=DEGREES([.D95]-[.K95])" office:value-type="float" office:value="-0.0478215114910698" calcext:value-type="float">
            <text:p>-0,04782151149107</text:p>
          </table:table-cell>
        </table:table-row>
        <table:table-row table:style-name="ro1">
          <table:table-cell office:value-type="float" office:value="-59" calcext:value-type="float">
            <text:p>-59</text:p>
          </table:table-cell>
          <table:table-cell table:formula="of:=[ack_dev_data.A96]*analyze_resolution" office:value-type="float" office:value="-8.85" calcext:value-type="float">
            <text:p>-8,85</text:p>
          </table:table-cell>
          <table:table-cell table:formula="of:=[rf.N172]" office:value-type="float" office:value="0.110820063414897" calcext:value-type="float">
            <text:p>0,110820063414897</text:p>
          </table:table-cell>
          <table:table-cell table:formula="of:=[lf.N172]" office:value-type="float" office:value="0.117248839599586" calcext:value-type="float">
            <text:p>0,117248839599586</text:p>
          </table:table-cell>
          <table:table-cell table:formula="of:=([.C96]+[.D96])/2" office:value-type="float" office:value="0.114034451507242" calcext:value-type="float">
            <text:p>0,114034451507242</text:p>
          </table:table-cell>
          <table:table-cell table:formula="of:=IF([.E96] = 0;0;TAN(0.5*PI()-[.E96])*wheelbase)" office:value-type="float" office:value="2619.37056482298" calcext:value-type="float">
            <text:p>2619,37056482298</text:p>
          </table:table-cell>
          <table:table-cell table:formula="of:=IF([.D96] = 0;0;TAN(0.5*PI()-[.C96])*wheelbase+right_king_pin_y)" office:value-type="float" office:value="2605.99994323987" calcext:value-type="float">
            <text:p>2605,99994323987</text:p>
          </table:table-cell>
          <table:table-cell table:formula="of:=IF([.D96] = 0;0;TAN(0.5*PI()-[.D96])*wheelbase+left_king_pin_y)" office:value-type="float" office:value="2636.92507328247" calcext:value-type="float">
            <text:p>2636,92507328247</text:p>
          </table:table-cell>
          <table:table-cell table:formula="of:=IF([.E96]=0;0;[.E96]/ABS([.E96]))" office:value-type="float" office:value="1" calcext:value-type="float">
            <text:p>1</text:p>
          </table:table-cell>
          <table:table-cell table:formula="of:=IF([.E96]=0;0;[.I96]*0.5*PI()-ATAN(([.F96]-right_king_pin_y)/wheelbase))" office:value-type="float" office:value="0.110277605342997" calcext:value-type="float">
            <text:p>0,110277605342997</text:p>
          </table:table-cell>
          <table:table-cell table:formula="of:=IF([.E96]=0;0;[.I96]*0.5*PI()-ATAN(([.F96]-left_king_pin_y)/wheelbase))" office:value-type="float" office:value="0.118055063852142" calcext:value-type="float">
            <text:p>0,118055063852142</text:p>
          </table:table-cell>
          <table:table-cell table:formula="of:=DEGREES([.C96]-[.J96])" office:value-type="float" office:value="0.0310805580826461" calcext:value-type="float">
            <text:p>0,031080558082646</text:p>
          </table:table-cell>
          <table:table-cell table:formula="of:=DEGREES([.D96]-[.K96])" office:value-type="float" office:value="-0.0461932470125544" calcext:value-type="float">
            <text:p>-0,046193247012555</text:p>
          </table:table-cell>
        </table:table-row>
        <table:table-row table:style-name="ro1">
          <table:table-cell office:value-type="float" office:value="-58" calcext:value-type="float">
            <text:p>-58</text:p>
          </table:table-cell>
          <table:table-cell table:formula="of:=[ack_dev_data.A97]*analyze_resolution" office:value-type="float" office:value="-8.7" calcext:value-type="float">
            <text:p>-8,7</text:p>
          </table:table-cell>
          <table:table-cell table:formula="of:=[rf.N173]" office:value-type="float" office:value="0.10900242146962" calcext:value-type="float">
            <text:p>0,10900242146962</text:p>
          </table:table-cell>
          <table:table-cell table:formula="of:=[lf.N173]" office:value-type="float" office:value="0.115214305591179" calcext:value-type="float">
            <text:p>0,115214305591179</text:p>
          </table:table-cell>
          <table:table-cell table:formula="of:=([.C97]+[.D97])/2" office:value-type="float" office:value="0.1121083635304" calcext:value-type="float">
            <text:p>0,1121083635304</text:p>
          </table:table-cell>
          <table:table-cell table:formula="of:=IF([.E97] = 0;0;TAN(0.5*PI()-[.E97])*wheelbase)" office:value-type="float" office:value="2664.76209030499" calcext:value-type="float">
            <text:p>2664,76209030499</text:p>
          </table:table-cell>
          <table:table-cell table:formula="of:=IF([.D97] = 0;0;TAN(0.5*PI()-[.C97])*wheelbase+right_king_pin_y)" office:value-type="float" office:value="2651.32355023315" calcext:value-type="float">
            <text:p>2651,32355023315</text:p>
          </table:table-cell>
          <table:table-cell table:formula="of:=IF([.D97] = 0;0;TAN(0.5*PI()-[.D97])*wheelbase+left_king_pin_y)" office:value-type="float" office:value="2682.31168073357" calcext:value-type="float">
            <text:p>2682,31168073357</text:p>
          </table:table-cell>
          <table:table-cell table:formula="of:=IF([.E97]=0;0;[.E97]/ABS([.E97]))" office:value-type="float" office:value="1" calcext:value-type="float">
            <text:p>1</text:p>
          </table:table-cell>
          <table:table-cell table:formula="of:=IF([.E97]=0;0;[.I97]*0.5*PI()-ATAN(([.F97]-right_king_pin_y)/wheelbase))" office:value-type="float" office:value="0.108474847145726" calcext:value-type="float">
            <text:p>0,108474847145726</text:p>
          </table:table-cell>
          <table:table-cell table:formula="of:=IF([.E97]=0;0;[.I97]*0.5*PI()-ATAN(([.F97]-left_king_pin_y)/wheelbase))" office:value-type="float" office:value="0.115992605429281" calcext:value-type="float">
            <text:p>0,115992605429281</text:p>
          </table:table-cell>
          <table:table-cell table:formula="of:=DEGREES([.C97]-[.J97])" office:value-type="float" office:value="0.0302277821386003" calcext:value-type="float">
            <text:p>0,0302277821386</text:p>
          </table:table-cell>
          <table:table-cell table:formula="of:=DEGREES([.D97]-[.K97])" office:value-type="float" office:value="-0.0445932959189607" calcext:value-type="float">
            <text:p>-0,044593295918961</text:p>
          </table:table-cell>
        </table:table-row>
        <table:table-row table:style-name="ro1">
          <table:table-cell office:value-type="float" office:value="-57" calcext:value-type="float">
            <text:p>-57</text:p>
          </table:table-cell>
          <table:table-cell table:formula="of:=[ack_dev_data.A98]*analyze_resolution" office:value-type="float" office:value="-8.55" calcext:value-type="float">
            <text:p>-8,55</text:p>
          </table:table-cell>
          <table:table-cell table:formula="of:=[rf.N174]" office:value-type="float" office:value="0.107182554217771" calcext:value-type="float">
            <text:p>0,107182554217771</text:p>
          </table:table-cell>
          <table:table-cell table:formula="of:=[lf.N174]" office:value-type="float" office:value="0.113181308965612" calcext:value-type="float">
            <text:p>0,113181308965612</text:p>
          </table:table-cell>
          <table:table-cell table:formula="of:=([.C98]+[.D98])/2" office:value-type="float" office:value="0.110181931591692" calcext:value-type="float">
            <text:p>0,110181931591692</text:p>
          </table:table-cell>
          <table:table-cell table:formula="of:=IF([.E98] = 0;0;TAN(0.5*PI()-[.E98])*wheelbase)" office:value-type="float" office:value="2711.74235377218" calcext:value-type="float">
            <text:p>2711,74235377218</text:p>
          </table:table-cell>
          <table:table-cell table:formula="of:=IF([.D98] = 0;0;TAN(0.5*PI()-[.C98])*wheelbase+right_king_pin_y)" office:value-type="float" office:value="2698.23649409639" calcext:value-type="float">
            <text:p>2698,23649409639</text:p>
          </table:table-cell>
          <table:table-cell table:formula="of:=IF([.D98] = 0;0;TAN(0.5*PI()-[.D98])*wheelbase+left_king_pin_y)" office:value-type="float" office:value="2729.2865266207" calcext:value-type="float">
            <text:p>2729,2865266207</text:p>
          </table:table-cell>
          <table:table-cell table:formula="of:=IF([.E98]=0;0;[.E98]/ABS([.E98]))" office:value-type="float" office:value="1" calcext:value-type="float">
            <text:p>1</text:p>
          </table:table-cell>
          <table:table-cell table:formula="of:=IF([.E98]=0;0;[.I98]*0.5*PI()-ATAN(([.F98]-right_king_pin_y)/wheelbase))" office:value-type="float" office:value="0.106669798152767" calcext:value-type="float">
            <text:p>0,106669798152767</text:p>
          </table:table-cell>
          <table:table-cell table:formula="of:=IF([.E98]=0;0;[.I98]*0.5*PI()-ATAN(([.F98]-left_king_pin_y)/wheelbase))" office:value-type="float" office:value="0.113932179767663" calcext:value-type="float">
            <text:p>0,113932179767663</text:p>
          </table:table-cell>
          <table:table-cell table:formula="of:=DEGREES([.C98]-[.J98])" office:value-type="float" office:value="0.0293787584444747" calcext:value-type="float">
            <text:p>0,029378758444475</text:p>
          </table:table-cell>
          <table:table-cell table:formula="of:=DEGREES([.D98]-[.K98])" office:value-type="float" office:value="-0.0430217279171315" calcext:value-type="float">
            <text:p>-0,043021727917132</text:p>
          </table:table-cell>
        </table:table-row>
        <table:table-row table:style-name="ro1">
          <table:table-cell office:value-type="float" office:value="-56" calcext:value-type="float">
            <text:p>-56</text:p>
          </table:table-cell>
          <table:table-cell table:formula="of:=[ack_dev_data.A99]*analyze_resolution" office:value-type="float" office:value="-8.4" calcext:value-type="float">
            <text:p>-8,4</text:p>
          </table:table-cell>
          <table:table-cell table:formula="of:=[rf.N175]" office:value-type="float" office:value="0.105360469046337" calcext:value-type="float">
            <text:p>0,105360469046337</text:p>
          </table:table-cell>
          <table:table-cell table:formula="of:=[lf.N175]" office:value-type="float" office:value="0.11114985426479" calcext:value-type="float">
            <text:p>0,11114985426479</text:p>
          </table:table-cell>
          <table:table-cell table:formula="of:=([.C99]+[.D99])/2" office:value-type="float" office:value="0.108255161655564" calcext:value-type="float">
            <text:p>0,108255161655564</text:p>
          </table:table-cell>
          <table:table-cell table:formula="of:=IF([.E99] = 0;0;TAN(0.5*PI()-[.E99])*wheelbase)" office:value-type="float" office:value="2760.39646340959" calcext:value-type="float">
            <text:p>2760,39646340959</text:p>
          </table:table-cell>
          <table:table-cell table:formula="of:=IF([.D99] = 0;0;TAN(0.5*PI()-[.C99])*wheelbase+right_king_pin_y)" office:value-type="float" office:value="2746.82388157054" calcext:value-type="float">
            <text:p>2746,82388157054</text:p>
          </table:table-cell>
          <table:table-cell table:formula="of:=IF([.D99] = 0;0;TAN(0.5*PI()-[.D99])*wheelbase+left_king_pin_y)" office:value-type="float" office:value="2777.93471879891" calcext:value-type="float">
            <text:p>2777,93471879891</text:p>
          </table:table-cell>
          <table:table-cell table:formula="of:=IF([.E99]=0;0;[.E99]/ABS([.E99]))" office:value-type="float" office:value="1" calcext:value-type="float">
            <text:p>1</text:p>
          </table:table-cell>
          <table:table-cell table:formula="of:=IF([.E99]=0;0;[.I99]*0.5*PI()-ATAN(([.F99]-right_king_pin_y)/wheelbase))" office:value-type="float" office:value="0.104862458040939" calcext:value-type="float">
            <text:p>0,104862458040939</text:p>
          </table:table-cell>
          <table:table-cell table:formula="of:=IF([.E99]=0;0;[.I99]*0.5*PI()-ATAN(([.F99]-left_king_pin_y)/wheelbase))" office:value-type="float" office:value="0.111873792528244" calcext:value-type="float">
            <text:p>0,111873792528244</text:p>
          </table:table-cell>
          <table:table-cell table:formula="of:=DEGREES([.C99]-[.J99])" office:value-type="float" office:value="0.0285339287604093" calcext:value-type="float">
            <text:p>0,028533928760409</text:p>
          </table:table-cell>
          <table:table-cell table:formula="of:=DEGREES([.D99]-[.K99])" office:value-type="float" office:value="-0.0414786071239704" calcext:value-type="float">
            <text:p>-0,041478607123971</text:p>
          </table:table-cell>
        </table:table-row>
        <table:table-row table:style-name="ro1">
          <table:table-cell office:value-type="float" office:value="-55" calcext:value-type="float">
            <text:p>-55</text:p>
          </table:table-cell>
          <table:table-cell table:formula="of:=[ack_dev_data.A100]*analyze_resolution" office:value-type="float" office:value="-8.25" calcext:value-type="float">
            <text:p>-8,25</text:p>
          </table:table-cell>
          <table:table-cell table:formula="of:=[rf.N176]" office:value-type="float" office:value="0.103536173316198" calcext:value-type="float">
            <text:p>0,103536173316198</text:p>
          </table:table-cell>
          <table:table-cell table:formula="of:=[lf.N176]" office:value-type="float" office:value="0.109119946053398" calcext:value-type="float">
            <text:p>0,109119946053398</text:p>
          </table:table-cell>
          <table:table-cell table:formula="of:=([.C100]+[.D100])/2" office:value-type="float" office:value="0.106328059684798" calcext:value-type="float">
            <text:p>0,106328059684798</text:p>
          </table:table-cell>
          <table:table-cell table:formula="of:=IF([.E100] = 0;0;TAN(0.5*PI()-[.E100])*wheelbase)" office:value-type="float" office:value="2810.81571713722" calcext:value-type="float">
            <text:p>2810,81571713722</text:p>
          </table:table-cell>
          <table:table-cell table:formula="of:=IF([.D100] = 0;0;TAN(0.5*PI()-[.C100])*wheelbase+right_king_pin_y)" office:value-type="float" office:value="2797.17700914287" calcext:value-type="float">
            <text:p>2797,17700914287</text:p>
          </table:table-cell>
          <table:table-cell table:formula="of:=IF([.D100] = 0;0;TAN(0.5*PI()-[.D100])*wheelbase+left_king_pin_y)" office:value-type="float" office:value="2828.34755485011" calcext:value-type="float">
            <text:p>2828,34755485011</text:p>
          </table:table-cell>
          <table:table-cell table:formula="of:=IF([.E100]=0;0;[.E100]/ABS([.E100]))" office:value-type="float" office:value="1" calcext:value-type="float">
            <text:p>1</text:p>
          </table:table-cell>
          <table:table-cell table:formula="of:=IF([.E100]=0;0;[.I100]*0.5*PI()-ATAN(([.F100]-right_king_pin_y)/wheelbase))" office:value-type="float" office:value="0.103052826516233" calcext:value-type="float">
            <text:p>0,103052826516233</text:p>
          </table:table-cell>
          <table:table-cell table:formula="of:=IF([.E100]=0;0;[.I100]*0.5*PI()-ATAN(([.F100]-left_king_pin_y)/wheelbase))" office:value-type="float" office:value="0.109817449297494" calcext:value-type="float">
            <text:p>0,109817449297494</text:p>
          </table:table-cell>
          <table:table-cell table:formula="of:=DEGREES([.C100]-[.J100])" office:value-type="float" office:value="0.0276937316791314" calcext:value-type="float">
            <text:p>0,027693731679132</text:p>
          </table:table-cell>
          <table:table-cell table:formula="of:=DEGREES([.D100]-[.K100])" office:value-type="float" office:value="-0.0399639920834005" calcext:value-type="float">
            <text:p>-0,039963992083401</text:p>
          </table:table-cell>
        </table:table-row>
        <table:table-row table:style-name="ro1">
          <table:table-cell office:value-type="float" office:value="-54" calcext:value-type="float">
            <text:p>-54</text:p>
          </table:table-cell>
          <table:table-cell table:formula="of:=[ack_dev_data.A101]*analyze_resolution" office:value-type="float" office:value="-8.1" calcext:value-type="float">
            <text:p>-8,1</text:p>
          </table:table-cell>
          <table:table-cell table:formula="of:=[rf.N177]" office:value-type="float" office:value="0.101709674362124" calcext:value-type="float">
            <text:p>0,101709674362124</text:p>
          </table:table-cell>
          <table:table-cell table:formula="of:=[lf.N177]" office:value-type="float" office:value="0.107091588918944" calcext:value-type="float">
            <text:p>0,107091588918944</text:p>
          </table:table-cell>
          <table:table-cell table:formula="of:=([.C101]+[.D101])/2" office:value-type="float" office:value="0.104400631640534" calcext:value-type="float">
            <text:p>0,104400631640534</text:p>
          </table:table-cell>
          <table:table-cell table:formula="of:=IF([.E101] = 0;0;TAN(0.5*PI()-[.E101])*wheelbase)" office:value-type="float" office:value="2863.0981757337" calcext:value-type="float">
            <text:p>2863,0981757337</text:p>
          </table:table-cell>
          <table:table-cell table:formula="of:=IF([.D101] = 0;0;TAN(0.5*PI()-[.C101])*wheelbase+right_king_pin_y)" office:value-type="float" office:value="2849.39393617072" calcext:value-type="float">
            <text:p>2849,39393617072</text:p>
          </table:table-cell>
          <table:table-cell table:formula="of:=IF([.D101] = 0;0;TAN(0.5*PI()-[.D101])*wheelbase+left_king_pin_y)" office:value-type="float" office:value="2880.62309520656" calcext:value-type="float">
            <text:p>2880,62309520656</text:p>
          </table:table-cell>
          <table:table-cell table:formula="of:=IF([.E101]=0;0;[.E101]/ABS([.E101]))" office:value-type="float" office:value="1" calcext:value-type="float">
            <text:p>1</text:p>
          </table:table-cell>
          <table:table-cell table:formula="of:=IF([.E101]=0;0;[.I101]*0.5*PI()-ATAN(([.F101]-right_king_pin_y)/wheelbase))" office:value-type="float" office:value="0.101240903314187" calcext:value-type="float">
            <text:p>0,101240903314187</text:p>
          </table:table-cell>
          <table:table-cell table:formula="of:=IF([.E101]=0;0;[.I101]*0.5*PI()-ATAN(([.F101]-left_king_pin_y)/wheelbase))" office:value-type="float" office:value="0.107763155587732" calcext:value-type="float">
            <text:p>0,107763155587732</text:p>
          </table:table-cell>
          <table:table-cell table:formula="of:=DEGREES([.C101]-[.J101])" office:value-type="float" office:value="0.0268586026047352" calcext:value-type="float">
            <text:p>0,026858602604735</text:p>
          </table:table-cell>
          <table:table-cell table:formula="of:=DEGREES([.D101]-[.K101])" office:value-type="float" office:value="-0.0384779357831828" calcext:value-type="float">
            <text:p>-0,038477935783183</text:p>
          </table:table-cell>
        </table:table-row>
        <table:table-row table:style-name="ro1">
          <table:table-cell office:value-type="float" office:value="-53" calcext:value-type="float">
            <text:p>-53</text:p>
          </table:table-cell>
          <table:table-cell table:formula="of:=[ack_dev_data.A102]*analyze_resolution" office:value-type="float" office:value="-7.95" calcext:value-type="float">
            <text:p>-7,95</text:p>
          </table:table-cell>
          <table:table-cell table:formula="of:=[rf.N178]" office:value-type="float" office:value="0.0998809794927915" calcext:value-type="float">
            <text:p>0,099880979492792</text:p>
          </table:table-cell>
          <table:table-cell table:formula="of:=[lf.N178]" office:value-type="float" office:value="0.105064787471788" calcext:value-type="float">
            <text:p>0,105064787471788</text:p>
          </table:table-cell>
          <table:table-cell table:formula="of:=([.C102]+[.D102])/2" office:value-type="float" office:value="0.10247288348229" calcext:value-type="float">
            <text:p>0,10247288348229</text:p>
          </table:table-cell>
          <table:table-cell table:formula="of:=IF([.E102] = 0;0;TAN(0.5*PI()-[.E102])*wheelbase)" office:value-type="float" office:value="2917.34930084181" calcext:value-type="float">
            <text:p>2917,34930084181</text:p>
          </table:table-cell>
          <table:table-cell table:formula="of:=IF([.D102] = 0;0;TAN(0.5*PI()-[.C102])*wheelbase+right_king_pin_y)" office:value-type="float" office:value="2903.58012288673" calcext:value-type="float">
            <text:p>2903,58012288673</text:p>
          </table:table-cell>
          <table:table-cell table:formula="of:=IF([.D102] = 0;0;TAN(0.5*PI()-[.D102])*wheelbase+left_king_pin_y)" office:value-type="float" office:value="2934.86680115653" calcext:value-type="float">
            <text:p>2934,86680115653</text:p>
          </table:table-cell>
          <table:table-cell table:formula="of:=IF([.E102]=0;0;[.E102]/ABS([.E102]))" office:value-type="float" office:value="1" calcext:value-type="float">
            <text:p>1</text:p>
          </table:table-cell>
          <table:table-cell table:formula="of:=IF([.E102]=0;0;[.I102]*0.5*PI()-ATAN(([.F102]-right_king_pin_y)/wheelbase))" office:value-type="float" office:value="0.0994266882002475" calcext:value-type="float">
            <text:p>0,099426688200248</text:p>
          </table:table-cell>
          <table:table-cell table:formula="of:=IF([.E102]=0;0;[.I102]*0.5*PI()-ATAN(([.F102]-left_king_pin_y)/wheelbase))" office:value-type="float" office:value="0.105710916837462" calcext:value-type="float">
            <text:p>0,105710916837462</text:p>
          </table:table-cell>
          <table:table-cell table:formula="of:=DEGREES([.C102]-[.J102])" office:value-type="float" office:value="0.0260289737323133" calcext:value-type="float">
            <text:p>0,026028973732313</text:p>
          </table:table-cell>
          <table:table-cell table:formula="of:=DEGREES([.D102]-[.K102])" office:value-type="float" office:value="-0.0370204856725622" calcext:value-type="float">
            <text:p>-0,037020485672562</text:p>
          </table:table-cell>
        </table:table-row>
        <table:table-row table:style-name="ro1">
          <table:table-cell office:value-type="float" office:value="-52" calcext:value-type="float">
            <text:p>-52</text:p>
          </table:table-cell>
          <table:table-cell table:formula="of:=[ack_dev_data.A103]*analyze_resolution" office:value-type="float" office:value="-7.8" calcext:value-type="float">
            <text:p>-7,8</text:p>
          </table:table-cell>
          <table:table-cell table:formula="of:=[rf.N179]" office:value-type="float" office:value="0.0980500959907726" calcext:value-type="float">
            <text:p>0,098050095990773</text:p>
          </table:table-cell>
          <table:table-cell table:formula="of:=[lf.N179]" office:value-type="float" office:value="0.10303954634518" calcext:value-type="float">
            <text:p>0,10303954634518</text:p>
          </table:table-cell>
          <table:table-cell table:formula="of:=([.C103]+[.D103])/2" office:value-type="float" office:value="0.100544821167976" calcext:value-type="float">
            <text:p>0,100544821167976</text:p>
          </table:table-cell>
          <table:table-cell table:formula="of:=IF([.E103] = 0;0;TAN(0.5*PI()-[.E103])*wheelbase)" office:value-type="float" office:value="2973.68266659007" calcext:value-type="float">
            <text:p>2973,68266659007</text:p>
          </table:table-cell>
          <table:table-cell table:formula="of:=IF([.D103] = 0;0;TAN(0.5*PI()-[.C103])*wheelbase+right_king_pin_y)" office:value-type="float" office:value="2959.84914202072" calcext:value-type="float">
            <text:p>2959,84914202072</text:p>
          </table:table-cell>
          <table:table-cell table:formula="of:=IF([.D103] = 0;0;TAN(0.5*PI()-[.D103])*wheelbase+left_king_pin_y)" office:value-type="float" office:value="2991.19224646577" calcext:value-type="float">
            <text:p>2991,19224646577</text:p>
          </table:table-cell>
          <table:table-cell table:formula="of:=IF([.E103]=0;0;[.E103]/ABS([.E103]))" office:value-type="float" office:value="1" calcext:value-type="float">
            <text:p>1</text:p>
          </table:table-cell>
          <table:table-cell table:formula="of:=IF([.E103]=0;0;[.I103]*0.5*PI()-ATAN(([.F103]-right_king_pin_y)/wheelbase))" office:value-type="float" office:value="0.0976101809701442" calcext:value-type="float">
            <text:p>0,097610180970144</text:p>
          </table:table-cell>
          <table:table-cell table:formula="of:=IF([.E103]=0;0;[.I103]*0.5*PI()-ATAN(([.F103]-left_king_pin_y)/wheelbase))" office:value-type="float" office:value="0.103660738411714" calcext:value-type="float">
            <text:p>0,103660738411714</text:p>
          </table:table-cell>
          <table:table-cell table:formula="of:=DEGREES([.C103]-[.J103])" office:value-type="float" office:value="0.0252052740264179" calcext:value-type="float">
            <text:p>0,025205274026418</text:p>
          </table:table-cell>
          <table:table-cell table:formula="of:=DEGREES([.D103]-[.K103])" office:value-type="float" office:value="-0.0355916836794172" calcext:value-type="float">
            <text:p>-0,035591683679417</text:p>
          </table:table-cell>
        </table:table-row>
        <table:table-row table:style-name="ro1">
          <table:table-cell office:value-type="float" office:value="-51" calcext:value-type="float">
            <text:p>-51</text:p>
          </table:table-cell>
          <table:table-cell table:formula="of:=[ack_dev_data.A104]*analyze_resolution" office:value-type="float" office:value="-7.65" calcext:value-type="float">
            <text:p>-7,65</text:p>
          </table:table-cell>
          <table:table-cell table:formula="of:=[rf.N180]" office:value-type="float" office:value="0.0962170311125505" calcext:value-type="float">
            <text:p>0,096217031112551</text:p>
          </table:table-cell>
          <table:table-cell table:formula="of:=[lf.N180]" office:value-type="float" office:value="0.101015870195294" calcext:value-type="float">
            <text:p>0,101015870195294</text:p>
          </table:table-cell>
          <table:table-cell table:formula="of:=([.C104]+[.D104])/2" office:value-type="float" office:value="0.098616450653922" calcext:value-type="float">
            <text:p>0,098616450653922</text:p>
          </table:table-cell>
          <table:table-cell table:formula="of:=IF([.E104] = 0;0;TAN(0.5*PI()-[.E104])*wheelbase)" office:value-type="float" office:value="3032.22075493461" calcext:value-type="float">
            <text:p>3032,22075493461</text:p>
          </table:table-cell>
          <table:table-cell table:formula="of:=IF([.D104] = 0;0;TAN(0.5*PI()-[.C104])*wheelbase+right_king_pin_y)" office:value-type="float" office:value="3018.32347414122" calcext:value-type="float">
            <text:p>3018,32347414122</text:p>
          </table:table-cell>
          <table:table-cell table:formula="of:=IF([.D104] = 0;0;TAN(0.5*PI()-[.D104])*wheelbase+left_king_pin_y)" office:value-type="float" office:value="3049.72191271936" calcext:value-type="float">
            <text:p>3049,72191271936</text:p>
          </table:table-cell>
          <table:table-cell table:formula="of:=IF([.E104]=0;0;[.E104]/ABS([.E104]))" office:value-type="float" office:value="1" calcext:value-type="float">
            <text:p>1</text:p>
          </table:table-cell>
          <table:table-cell table:formula="of:=IF([.E104]=0;0;[.I104]*0.5*PI()-ATAN(([.F104]-right_king_pin_y)/wheelbase))" office:value-type="float" office:value="0.0957913814502598" calcext:value-type="float">
            <text:p>0,09579138145026</text:p>
          </table:table-cell>
          <table:table-cell table:formula="of:=IF([.E104]=0;0;[.I104]*0.5*PI()-ATAN(([.F104]-left_king_pin_y)/wheelbase))" office:value-type="float" office:value="0.101612625602387" calcext:value-type="float">
            <text:p>0,101612625602387</text:p>
          </table:table-cell>
          <table:table-cell table:formula="of:=DEGREES([.C104]-[.J104])" office:value-type="float" office:value="0.0243879292004256" calcext:value-type="float">
            <text:p>0,024387929200426</text:p>
          </table:table-cell>
          <table:table-cell table:formula="of:=DEGREES([.D104]-[.K104])" office:value-type="float" office:value="-0.0341915662280706" calcext:value-type="float">
            <text:p>-0,034191566228071</text:p>
          </table:table-cell>
        </table:table-row>
        <table:table-row table:style-name="ro1">
          <table:table-cell office:value-type="float" office:value="-50" calcext:value-type="float">
            <text:p>-50</text:p>
          </table:table-cell>
          <table:table-cell table:formula="of:=[ack_dev_data.A105]*analyze_resolution" office:value-type="float" office:value="-7.5" calcext:value-type="float">
            <text:p>-7,5</text:p>
          </table:table-cell>
          <table:table-cell table:formula="of:=[rf.N181]" office:value-type="float" office:value="0.0943817920885221" calcext:value-type="float">
            <text:p>0,094381792088522</text:p>
          </table:table-cell>
          <table:table-cell table:formula="of:=[lf.N181]" office:value-type="float" office:value="0.0989937637012668" calcext:value-type="float">
            <text:p>0,098993763701267</text:p>
          </table:table-cell>
          <table:table-cell table:formula="of:=([.C105]+[.D105])/2" office:value-type="float" office:value="0.0966877778948945" calcext:value-type="float">
            <text:p>0,096687777894895</text:p>
          </table:table-cell>
          <table:table-cell table:formula="of:=IF([.E105] = 0;0;TAN(0.5*PI()-[.E105])*wheelbase)" office:value-type="float" office:value="3093.09584644173" calcext:value-type="float">
            <text:p>3093,09584644173</text:p>
          </table:table-cell>
          <table:table-cell table:formula="of:=IF([.D105] = 0;0;TAN(0.5*PI()-[.C105])*wheelbase+right_king_pin_y)" office:value-type="float" office:value="3079.13539843827" calcext:value-type="float">
            <text:p>3079,13539843827</text:p>
          </table:table-cell>
          <table:table-cell table:formula="of:=IF([.D105] = 0;0;TAN(0.5*PI()-[.D105])*wheelbase+left_king_pin_y)" office:value-type="float" office:value="3110.58808010429" calcext:value-type="float">
            <text:p>3110,58808010429</text:p>
          </table:table-cell>
          <table:table-cell table:formula="of:=IF([.E105]=0;0;[.E105]/ABS([.E105]))" office:value-type="float" office:value="1" calcext:value-type="float">
            <text:p>1</text:p>
          </table:table-cell>
          <table:table-cell table:formula="of:=IF([.E105]=0;0;[.I105]*0.5*PI()-ATAN(([.F105]-right_king_pin_y)/wheelbase))" office:value-type="float" office:value="0.0939702894980072" calcext:value-type="float">
            <text:p>0,093970289498007</text:p>
          </table:table-cell>
          <table:table-cell table:formula="of:=IF([.E105]=0;0;[.I105]*0.5*PI()-ATAN(([.F105]-left_king_pin_y)/wheelbase))" office:value-type="float" office:value="0.0995665836285966" calcext:value-type="float">
            <text:p>0,099566583628597</text:p>
          </table:table-cell>
          <table:table-cell table:formula="of:=DEGREES([.C105]-[.J105])" office:value-type="float" office:value="0.023577361695202" calcext:value-type="float">
            <text:p>0,023577361695202</text:p>
          </table:table-cell>
          <table:table-cell table:formula="of:=DEGREES([.D105]-[.K105])" office:value-type="float" office:value="-0.0328201642569864" calcext:value-type="float">
            <text:p>-0,032820164256986</text:p>
          </table:table-cell>
        </table:table-row>
        <table:table-row table:style-name="ro1">
          <table:table-cell office:value-type="float" office:value="-49" calcext:value-type="float">
            <text:p>-49</text:p>
          </table:table-cell>
          <table:table-cell table:formula="of:=[ack_dev_data.A106]*analyze_resolution" office:value-type="float" office:value="-7.35" calcext:value-type="float">
            <text:p>-7,35</text:p>
          </table:table-cell>
          <table:table-cell table:formula="of:=[rf.N182]" office:value-type="float" office:value="0.0925443861230064" calcext:value-type="float">
            <text:p>0,092544386123006</text:p>
          </table:table-cell>
          <table:table-cell table:formula="of:=[lf.N182]" office:value-type="float" office:value="0.0969732315652348" calcext:value-type="float">
            <text:p>0,096973231565235</text:p>
          </table:table-cell>
          <table:table-cell table:formula="of:=([.C106]+[.D106])/2" office:value-type="float" office:value="0.0947588088441206" calcext:value-type="float">
            <text:p>0,094758808844121</text:p>
          </table:table-cell>
          <table:table-cell table:formula="of:=IF([.E106] = 0;0;TAN(0.5*PI()-[.E106])*wheelbase)" office:value-type="float" office:value="3156.4510201463" calcext:value-type="float">
            <text:p>3156,4510201463</text:p>
          </table:table-cell>
          <table:table-cell table:formula="of:=IF([.D106] = 0;0;TAN(0.5*PI()-[.C106])*wheelbase+right_king_pin_y)" office:value-type="float" office:value="3142.42799258161" calcext:value-type="float">
            <text:p>3142,42799258161</text:p>
          </table:table-cell>
          <table:table-cell table:formula="of:=IF([.D106] = 0;0;TAN(0.5*PI()-[.D106])*wheelbase+left_king_pin_y)" office:value-type="float" office:value="3173.93382726778" calcext:value-type="float">
            <text:p>3173,93382726778</text:p>
          </table:table-cell>
          <table:table-cell table:formula="of:=IF([.E106]=0;0;[.E106]/ABS([.E106]))" office:value-type="float" office:value="1" calcext:value-type="float">
            <text:p>1</text:p>
          </table:table-cell>
          <table:table-cell table:formula="of:=IF([.E106]=0;0;[.I106]*0.5*PI()-ATAN(([.F106]-right_king_pin_y)/wheelbase))" office:value-type="float" office:value="0.0921469050022028" calcext:value-type="float">
            <text:p>0,092146905002203</text:p>
          </table:table-cell>
          <table:table-cell table:formula="of:=IF([.E106]=0;0;[.I106]*0.5*PI()-ATAN(([.F106]-left_king_pin_y)/wheelbase))" office:value-type="float" office:value="0.0975226176370243" calcext:value-type="float">
            <text:p>0,097522617637024</text:p>
          </table:table-cell>
          <table:table-cell table:formula="of:=DEGREES([.C106]-[.J106])" office:value-type="float" office:value="0.022773990658174" calcext:value-type="float">
            <text:p>0,022773990658174</text:p>
          </table:table-cell>
          <table:table-cell table:formula="of:=DEGREES([.D106]-[.K106])" office:value-type="float" office:value="-0.0314775032368098" calcext:value-type="float">
            <text:p>-0,03147750323681</text:p>
          </table:table-cell>
        </table:table-row>
        <table:table-row table:style-name="ro1">
          <table:table-cell office:value-type="float" office:value="-48" calcext:value-type="float">
            <text:p>-48</text:p>
          </table:table-cell>
          <table:table-cell table:formula="of:=[ack_dev_data.A107]*analyze_resolution" office:value-type="float" office:value="-7.2" calcext:value-type="float">
            <text:p>-7,2</text:p>
          </table:table-cell>
          <table:table-cell table:formula="of:=[rf.N183]" office:value-type="float" office:value="0.0907048203942537" calcext:value-type="float">
            <text:p>0,090704820394254</text:p>
          </table:table-cell>
          <table:table-cell table:formula="of:=[lf.N183]" office:value-type="float" office:value="0.0949542785123643" calcext:value-type="float">
            <text:p>0,094954278512364</text:p>
          </table:table-cell>
          <table:table-cell table:formula="of:=([.C107]+[.D107])/2" office:value-type="float" office:value="0.092829549453309" calcext:value-type="float">
            <text:p>0,092829549453309</text:p>
          </table:table-cell>
          <table:table-cell table:formula="of:=IF([.E107] = 0;0;TAN(0.5*PI()-[.E107])*wheelbase)" office:value-type="float" office:value="3222.44127839218" calcext:value-type="float">
            <text:p>3222,44127839218</text:p>
          </table:table-cell>
          <table:table-cell table:formula="of:=IF([.D107] = 0;0;TAN(0.5*PI()-[.C107])*wheelbase+right_king_pin_y)" office:value-type="float" office:value="3208.35625756104" calcext:value-type="float">
            <text:p>3208,35625756104</text:p>
          </table:table-cell>
          <table:table-cell table:formula="of:=IF([.D107] = 0;0;TAN(0.5*PI()-[.D107])*wheelbase+left_king_pin_y)" office:value-type="float" office:value="3239.91415615778" calcext:value-type="float">
            <text:p>3239,91415615778</text:p>
          </table:table-cell>
          <table:table-cell table:formula="of:=IF([.E107]=0;0;[.E107]/ABS([.E107]))" office:value-type="float" office:value="1" calcext:value-type="float">
            <text:p>1</text:p>
          </table:table-cell>
          <table:table-cell table:formula="of:=IF([.E107]=0;0;[.I107]*0.5*PI()-ATAN(([.F107]-right_king_pin_y)/wheelbase))" office:value-type="float" office:value="0.0903212278834435" calcext:value-type="float">
            <text:p>0,090321227883444</text:p>
          </table:table-cell>
          <table:table-cell table:formula="of:=IF([.E107]=0;0;[.I107]*0.5*PI()-ATAN(([.F107]-left_king_pin_y)/wheelbase))" office:value-type="float" office:value="0.0954807327022695" calcext:value-type="float">
            <text:p>0,09548073270227</text:p>
          </table:table-cell>
          <table:table-cell table:formula="of:=DEGREES([.C107]-[.J107])" office:value-type="float" office:value="0.0219782319222486" calcext:value-type="float">
            <text:p>0,021978231922249</text:p>
          </table:table-cell>
          <table:table-cell table:formula="of:=DEGREES([.D107]-[.K107])" office:value-type="float" office:value="-0.0301636031885474" calcext:value-type="float">
            <text:p>-0,030163603188547</text:p>
          </table:table-cell>
        </table:table-row>
        <table:table-row table:style-name="ro1">
          <table:table-cell office:value-type="float" office:value="-47" calcext:value-type="float">
            <text:p>-47</text:p>
          </table:table-cell>
          <table:table-cell table:formula="of:=[ack_dev_data.A108]*analyze_resolution" office:value-type="float" office:value="-7.05" calcext:value-type="float">
            <text:p>-7,05</text:p>
          </table:table-cell>
          <table:table-cell table:formula="of:=[rf.N184]" office:value-type="float" office:value="0.0888631020544496" calcext:value-type="float">
            <text:p>0,08886310205445</text:p>
          </table:table-cell>
          <table:table-cell table:formula="of:=[lf.N184]" office:value-type="float" office:value="0.0929369092908963" calcext:value-type="float">
            <text:p>0,092936909290896</text:p>
          </table:table-cell>
          <table:table-cell table:formula="of:=([.C108]+[.D108])/2" office:value-type="float" office:value="0.090900005672673" calcext:value-type="float">
            <text:p>0,090900005672673</text:p>
          </table:table-cell>
          <table:table-cell table:formula="of:=IF([.E108] = 0;0;TAN(0.5*PI()-[.E108])*wheelbase)" office:value-type="float" office:value="3291.23481526938" calcext:value-type="float">
            <text:p>3291,23481526938</text:p>
          </table:table-cell>
          <table:table-cell table:formula="of:=IF([.D108] = 0;0;TAN(0.5*PI()-[.C108])*wheelbase+right_king_pin_y)" office:value-type="float" office:value="3277.08838612373" calcext:value-type="float">
            <text:p>3277,08838612373</text:p>
          </table:table-cell>
          <table:table-cell table:formula="of:=IF([.D108] = 0;0;TAN(0.5*PI()-[.D108])*wheelbase+left_king_pin_y)" office:value-type="float" office:value="3308.69726045995" calcext:value-type="float">
            <text:p>3308,69726045995</text:p>
          </table:table-cell>
          <table:table-cell table:formula="of:=IF([.E108]=0;0;[.E108]/ABS([.E108]))" office:value-type="float" office:value="1" calcext:value-type="float">
            <text:p>1</text:p>
          </table:table-cell>
          <table:table-cell table:formula="of:=IF([.E108]=0;0;[.I108]*0.5*PI()-ATAN(([.F108]-right_king_pin_y)/wheelbase))" office:value-type="float" office:value="0.0884932580944866" calcext:value-type="float">
            <text:p>0,088493258094487</text:p>
          </table:table-cell>
          <table:table-cell table:formula="of:=IF([.E108]=0;0;[.I108]*0.5*PI()-ATAN(([.F108]-left_king_pin_y)/wheelbase))" office:value-type="float" office:value="0.0934409338272057" calcext:value-type="float">
            <text:p>0,093440933827206</text:p>
          </table:table-cell>
          <table:table-cell table:formula="of:=DEGREES([.C108]-[.J108])" office:value-type="float" office:value="0.0211904979842873" calcext:value-type="float">
            <text:p>0,021190497984287</text:p>
          </table:table-cell>
          <table:table-cell table:formula="of:=DEGREES([.D108]-[.K108])" office:value-type="float" office:value="-0.0288784787015688" calcext:value-type="float">
            <text:p>-0,028878478701569</text:p>
          </table:table-cell>
        </table:table-row>
        <table:table-row table:style-name="ro1">
          <table:table-cell office:value-type="float" office:value="-46" calcext:value-type="float">
            <text:p>-46</text:p>
          </table:table-cell>
          <table:table-cell table:formula="of:=[ack_dev_data.A109]*analyze_resolution" office:value-type="float" office:value="-6.9" calcext:value-type="float">
            <text:p>-6,9</text:p>
          </table:table-cell>
          <table:table-cell table:formula="of:=[rf.N185]" office:value-type="float" office:value="0.0870192382297294" calcext:value-type="float">
            <text:p>0,087019238229729</text:p>
          </table:table-cell>
          <table:table-cell table:formula="of:=[lf.N185]" office:value-type="float" office:value="0.0909211286721768" calcext:value-type="float">
            <text:p>0,090921128672177</text:p>
          </table:table-cell>
          <table:table-cell table:formula="of:=([.C109]+[.D109])/2" office:value-type="float" office:value="0.0889701834509531" calcext:value-type="float">
            <text:p>0,088970183450953</text:p>
          </table:table-cell>
          <table:table-cell table:formula="of:=IF([.E109] = 0;0;TAN(0.5*PI()-[.E109])*wheelbase)" office:value-type="float" office:value="3363.01445049952" calcext:value-type="float">
            <text:p>3363,01445049952</text:p>
          </table:table-cell>
          <table:table-cell table:formula="of:=IF([.D109] = 0;0;TAN(0.5*PI()-[.C109])*wheelbase+right_king_pin_y)" office:value-type="float" office:value="3348.80719665951" calcext:value-type="float">
            <text:p>3348,80719665951</text:p>
          </table:table-cell>
          <table:table-cell table:formula="of:=IF([.D109] = 0;0;TAN(0.5*PI()-[.D109])*wheelbase+left_king_pin_y)" office:value-type="float" office:value="3380.46595948322" calcext:value-type="float">
            <text:p>3380,46595948322</text:p>
          </table:table-cell>
          <table:table-cell table:formula="of:=IF([.E109]=0;0;[.E109]/ABS([.E109]))" office:value-type="float" office:value="1" calcext:value-type="float">
            <text:p>1</text:p>
          </table:table-cell>
          <table:table-cell table:formula="of:=IF([.E109]=0;0;[.I109]*0.5*PI()-ATAN(([.F109]-right_king_pin_y)/wheelbase))" office:value-type="float" office:value="0.0866629956206293" calcext:value-type="float">
            <text:p>0,086662995620629</text:p>
          </table:table-cell>
          <table:table-cell table:formula="of:=IF([.E109]=0;0;[.I109]*0.5*PI()-ATAN(([.F109]-left_king_pin_y)/wheelbase))" office:value-type="float" office:value="0.091403225943339" calcext:value-type="float">
            <text:p>0,091403225943339</text:p>
          </table:table-cell>
          <table:table-cell table:formula="of:=DEGREES([.C109]-[.J109])" office:value-type="float" office:value="0.0204111979841651" calcext:value-type="float">
            <text:p>0,020411197984165</text:p>
          </table:table-cell>
          <table:table-cell table:formula="of:=DEGREES([.D109]-[.K109])" office:value-type="float" office:value="-0.0276221389523723" calcext:value-type="float">
            <text:p>-0,027622138952372</text:p>
          </table:table-cell>
        </table:table-row>
        <table:table-row table:style-name="ro1">
          <table:table-cell office:value-type="float" office:value="-45" calcext:value-type="float">
            <text:p>-45</text:p>
          </table:table-cell>
          <table:table-cell table:formula="of:=[ack_dev_data.A110]*analyze_resolution" office:value-type="float" office:value="-6.75" calcext:value-type="float">
            <text:p>-6,75</text:p>
          </table:table-cell>
          <table:table-cell table:formula="of:=[rf.N186]" office:value-type="float" office:value="0.0851732360201871" calcext:value-type="float">
            <text:p>0,085173236020187</text:p>
          </table:table-cell>
          <table:table-cell table:formula="of:=[lf.N186]" office:value-type="float" office:value="0.0889069414506976" calcext:value-type="float">
            <text:p>0,088906941450698</text:p>
          </table:table-cell>
          <table:table-cell table:formula="of:=([.C110]+[.D110])/2" office:value-type="float" office:value="0.0870400887354423" calcext:value-type="float">
            <text:p>0,087040088735442</text:p>
          </table:table-cell>
          <table:table-cell table:formula="of:=IF([.E110] = 0;0;TAN(0.5*PI()-[.E110])*wheelbase)" office:value-type="float" office:value="3437.97925450603" calcext:value-type="float">
            <text:p>3437,97925450603</text:p>
          </table:table-cell>
          <table:table-cell table:formula="of:=IF([.D110] = 0;0;TAN(0.5*PI()-[.C110])*wheelbase+right_king_pin_y)" office:value-type="float" office:value="3423.71175827103" calcext:value-type="float">
            <text:p>3423,71175827103</text:p>
          </table:table-cell>
          <table:table-cell table:formula="of:=IF([.D110] = 0;0;TAN(0.5*PI()-[.D110])*wheelbase+left_king_pin_y)" office:value-type="float" office:value="3455.41932322989" calcext:value-type="float">
            <text:p>3455,41932322989</text:p>
          </table:table-cell>
          <table:table-cell table:formula="of:=IF([.E110]=0;0;[.E110]/ABS([.E110]))" office:value-type="float" office:value="1" calcext:value-type="float">
            <text:p>1</text:p>
          </table:table-cell>
          <table:table-cell table:formula="of:=IF([.E110]=0;0;[.I110]*0.5*PI()-ATAN(([.F110]-right_king_pin_y)/wheelbase))" office:value-type="float" office:value="0.0848304404800917" calcext:value-type="float">
            <text:p>0,084830440480092</text:p>
          </table:table-cell>
          <table:table-cell table:formula="of:=IF([.E110]=0;0;[.I110]*0.5*PI()-ATAN(([.F110]-left_king_pin_y)/wheelbase))" office:value-type="float" office:value="0.0893676139111692" calcext:value-type="float">
            <text:p>0,089367613911169</text:p>
          </table:table-cell>
          <table:table-cell table:formula="of:=DEGREES([.C110]-[.J110])" office:value-type="float" office:value="0.019640737683372" calcext:value-type="float">
            <text:p>0,019640737683372</text:p>
          </table:table-cell>
          <table:table-cell table:formula="of:=DEGREES([.D110]-[.K110])" office:value-type="float" office:value="-0.02639458772293" calcext:value-type="float">
            <text:p>-0,02639458772293</text:p>
          </table:table-cell>
        </table:table-row>
        <table:table-row table:style-name="ro1">
          <table:table-cell office:value-type="float" office:value="-44" calcext:value-type="float">
            <text:p>-44</text:p>
          </table:table-cell>
          <table:table-cell table:formula="of:=[ack_dev_data.A111]*analyze_resolution" office:value-type="float" office:value="-6.6" calcext:value-type="float">
            <text:p>-6,6</text:p>
          </table:table-cell>
          <table:table-cell table:formula="of:=[rf.N187]" office:value-type="float" office:value="0.0833251024998813" calcext:value-type="float">
            <text:p>0,083325102499881</text:p>
          </table:table-cell>
          <table:table-cell table:formula="of:=[lf.N187]" office:value-type="float" office:value="0.0868943524441277" calcext:value-type="float">
            <text:p>0,086894352444128</text:p>
          </table:table-cell>
          <table:table-cell table:formula="of:=([.C111]+[.D111])/2" office:value-type="float" office:value="0.0851097274720045" calcext:value-type="float">
            <text:p>0,085109727472005</text:p>
          </table:table-cell>
          <table:table-cell table:formula="of:=IF([.E111] = 0;0;TAN(0.5*PI()-[.E111])*wheelbase)" office:value-type="float" office:value="3516.34639508499" calcext:value-type="float">
            <text:p>3516,34639508499</text:p>
          </table:table-cell>
          <table:table-cell table:formula="of:=IF([.D111] = 0;0;TAN(0.5*PI()-[.C111])*wheelbase+right_king_pin_y)" office:value-type="float" office:value="3502.0192374447" calcext:value-type="float">
            <text:p>3502,0192374447</text:p>
          </table:table-cell>
          <table:table-cell table:formula="of:=IF([.D111] = 0;0;TAN(0.5*PI()-[.D111])*wheelbase+left_king_pin_y)" office:value-type="float" office:value="3533.77451906649" calcext:value-type="float">
            <text:p>3533,77451906649</text:p>
          </table:table-cell>
          <table:table-cell table:formula="of:=IF([.E111]=0;0;[.E111]/ABS([.E111]))" office:value-type="float" office:value="1" calcext:value-type="float">
            <text:p>1</text:p>
          </table:table-cell>
          <table:table-cell table:formula="of:=IF([.E111]=0;0;[.I111]*0.5*PI()-ATAN(([.F111]-right_king_pin_y)/wheelbase))" office:value-type="float" office:value="0.0829955927243948" calcext:value-type="float">
            <text:p>0,082995592724395</text:p>
          </table:table-cell>
          <table:table-cell table:formula="of:=IF([.E111]=0;0;[.I111]*0.5*PI()-ATAN(([.F111]-left_king_pin_y)/wheelbase))" office:value-type="float" office:value="0.087334102520549" calcext:value-type="float">
            <text:p>0,087334102520549</text:p>
          </table:table-cell>
          <table:table-cell table:formula="of:=DEGREES([.C111]-[.J111])" office:value-type="float" office:value="0.0188795194436774" calcext:value-type="float">
            <text:p>0,018879519443677</text:p>
          </table:table-cell>
          <table:table-cell table:formula="of:=DEGREES([.D111]-[.K111])" office:value-type="float" office:value="-0.0251958234194913" calcext:value-type="float">
            <text:p>-0,025195823419491</text:p>
          </table:table-cell>
        </table:table-row>
        <table:table-row table:style-name="ro1">
          <table:table-cell office:value-type="float" office:value="-43" calcext:value-type="float">
            <text:p>-43</text:p>
          </table:table-cell>
          <table:table-cell table:formula="of:=[ack_dev_data.A112]*analyze_resolution" office:value-type="float" office:value="-6.45" calcext:value-type="float">
            <text:p>-6,45</text:p>
          </table:table-cell>
          <table:table-cell table:formula="of:=[rf.N188]" office:value-type="float" office:value="0.0814748447168576" calcext:value-type="float">
            <text:p>0,081474844716858</text:p>
          </table:table-cell>
          <table:table-cell table:formula="of:=[lf.N188]" office:value-type="float" office:value="0.0848833664933598" calcext:value-type="float">
            <text:p>0,08488336649336</text:p>
          </table:table-cell>
          <table:table-cell table:formula="of:=([.C112]+[.D112])/2" office:value-type="float" office:value="0.0831791056051087" calcext:value-type="float">
            <text:p>0,083179105605109</text:p>
          </table:table-cell>
          <table:table-cell table:formula="of:=IF([.E112] = 0;0;TAN(0.5*PI()-[.E112])*wheelbase)" office:value-type="float" office:value="3598.35324175045" calcext:value-type="float">
            <text:p>3598,35324175045</text:p>
          </table:table-cell>
          <table:table-cell table:formula="of:=IF([.D112] = 0;0;TAN(0.5*PI()-[.C112])*wheelbase+right_king_pin_y)" office:value-type="float" office:value="3583.96700239585" calcext:value-type="float">
            <text:p>3583,96700239585</text:p>
          </table:table-cell>
          <table:table-cell table:formula="of:=IF([.D112] = 0;0;TAN(0.5*PI()-[.D112])*wheelbase+left_king_pin_y)" office:value-type="float" office:value="3615.76891606902" calcext:value-type="float">
            <text:p>3615,76891606902</text:p>
          </table:table-cell>
          <table:table-cell table:formula="of:=IF([.E112]=0;0;[.E112]/ABS([.E112]))" office:value-type="float" office:value="1" calcext:value-type="float">
            <text:p>1</text:p>
          </table:table-cell>
          <table:table-cell table:formula="of:=IF([.E112]=0;0;[.I112]*0.5*PI()-ATAN(([.F112]-right_king_pin_y)/wheelbase))" office:value-type="float" office:value="0.0811584524387552" calcext:value-type="float">
            <text:p>0,081158452438755</text:p>
          </table:table-cell>
          <table:table-cell table:formula="of:=IF([.E112]=0;0;[.I112]*0.5*PI()-ATAN(([.F112]-left_king_pin_y)/wheelbase))" office:value-type="float" office:value="0.0853026964910604" calcext:value-type="float">
            <text:p>0,08530269649106</text:p>
          </table:table-cell>
          <table:table-cell table:formula="of:=DEGREES([.C112]-[.J112])" office:value-type="float" office:value="0.0181279422057954" calcext:value-type="float">
            <text:p>0,018127942205795</text:p>
          </table:table-cell>
          <table:table-cell table:formula="of:=DEGREES([.D112]-[.K112])" office:value-type="float" office:value="-0.0240258390914756" calcext:value-type="float">
            <text:p>-0,024025839091476</text:p>
          </table:table-cell>
        </table:table-row>
        <table:table-row table:style-name="ro1">
          <table:table-cell office:value-type="float" office:value="-42" calcext:value-type="float">
            <text:p>-42</text:p>
          </table:table-cell>
          <table:table-cell table:formula="of:=[ack_dev_data.A113]*analyze_resolution" office:value-type="float" office:value="-6.3" calcext:value-type="float">
            <text:p>-6,3</text:p>
          </table:table-cell>
          <table:table-cell table:formula="of:=[rf.N189]" office:value-type="float" office:value="0.0796224696931555" calcext:value-type="float">
            <text:p>0,079622469693156</text:p>
          </table:table-cell>
          <table:table-cell table:formula="of:=[lf.N189]" office:value-type="float" office:value="0.0828739884625352" calcext:value-type="float">
            <text:p>0,082873988462535</text:p>
          </table:table-cell>
          <table:table-cell table:formula="of:=([.C113]+[.D113])/2" office:value-type="float" office:value="0.0812482290778453" calcext:value-type="float">
            <text:p>0,081248229077845</text:p>
          </table:table-cell>
          <table:table-cell table:formula="of:=IF([.E113] = 0;0;TAN(0.5*PI()-[.E113])*wheelbase)" office:value-type="float" office:value="3684.2597707012" calcext:value-type="float">
            <text:p>3684,2597707012</text:p>
          </table:table-cell>
          <table:table-cell table:formula="of:=IF([.D113] = 0;0;TAN(0.5*PI()-[.C113])*wheelbase+right_king_pin_y)" office:value-type="float" office:value="3669.81502803538" calcext:value-type="float">
            <text:p>3669,81502803538</text:p>
          </table:table-cell>
          <table:table-cell table:formula="of:=IF([.D113] = 0;0;TAN(0.5*PI()-[.D113])*wheelbase+left_king_pin_y)" office:value-type="float" office:value="3701.66248998991" calcext:value-type="float">
            <text:p>3701,66248998991</text:p>
          </table:table-cell>
          <table:table-cell table:formula="of:=IF([.E113]=0;0;[.E113]/ABS([.E113]))" office:value-type="float" office:value="1" calcext:value-type="float">
            <text:p>1</text:p>
          </table:table-cell>
          <table:table-cell table:formula="of:=IF([.E113]=0;0;[.I113]*0.5*PI()-ATAN(([.F113]-right_king_pin_y)/wheelbase))" office:value-type="float" office:value="0.0793190197424627" calcext:value-type="float">
            <text:p>0,079319019742463</text:p>
          </table:table-cell>
          <table:table-cell table:formula="of:=IF([.E113]=0;0;[.I113]*0.5*PI()-ATAN(([.F113]-left_king_pin_y)/wheelbase))" office:value-type="float" office:value="0.0832734004723747" calcext:value-type="float">
            <text:p>0,083273400472375</text:p>
          </table:table-cell>
          <table:table-cell table:formula="of:=DEGREES([.C113]-[.J113])" office:value-type="float" office:value="0.0173864014681511" calcext:value-type="float">
            <text:p>0,017386401468151</text:p>
          </table:table-cell>
          <table:table-cell table:formula="of:=DEGREES([.D113]-[.K113])" office:value-type="float" office:value="-0.0228846224506446" calcext:value-type="float">
            <text:p>-0,022884622450645</text:p>
          </table:table-cell>
        </table:table-row>
        <table:table-row table:style-name="ro1">
          <table:table-cell office:value-type="float" office:value="-41" calcext:value-type="float">
            <text:p>-41</text:p>
          </table:table-cell>
          <table:table-cell table:formula="of:=[ack_dev_data.A114]*analyze_resolution" office:value-type="float" office:value="-6.15" calcext:value-type="float">
            <text:p>-6,15</text:p>
          </table:table-cell>
          <table:table-cell table:formula="of:=[rf.N190]" office:value-type="float" office:value="0.0777679844248162" calcext:value-type="float">
            <text:p>0,077767984424816</text:p>
          </table:table-cell>
          <table:table-cell table:formula="of:=[lf.N190]" office:value-type="float" office:value="0.080866223239092" calcext:value-type="float">
            <text:p>0,080866223239092</text:p>
          </table:table-cell>
          <table:table-cell table:formula="of:=([.C114]+[.D114])/2" office:value-type="float" office:value="0.0793171038319541" calcext:value-type="float">
            <text:p>0,079317103831954</text:p>
          </table:table-cell>
          <table:table-cell table:formula="of:=IF([.E114] = 0;0;TAN(0.5*PI()-[.E114])*wheelbase)" office:value-type="float" office:value="3774.35132173352" calcext:value-type="float">
            <text:p>3774,35132173352</text:p>
          </table:table-cell>
          <table:table-cell table:formula="of:=IF([.D114] = 0;0;TAN(0.5*PI()-[.C114])*wheelbase+right_king_pin_y)" office:value-type="float" office:value="3759.84865288283" calcext:value-type="float">
            <text:p>3759,84865288283</text:p>
          </table:table-cell>
          <table:table-cell table:formula="of:=IF([.D114] = 0;0;TAN(0.5*PI()-[.D114])*wheelbase+left_king_pin_y)" office:value-type="float" office:value="3791.74058017031" calcext:value-type="float">
            <text:p>3791,74058017031</text:p>
          </table:table-cell>
          <table:table-cell table:formula="of:=IF([.E114]=0;0;[.E114]/ABS([.E114]))" office:value-type="float" office:value="1" calcext:value-type="float">
            <text:p>1</text:p>
          </table:table-cell>
          <table:table-cell table:formula="of:=IF([.E114]=0;0;[.I114]*0.5*PI()-ATAN(([.F114]-right_king_pin_y)/wheelbase))" office:value-type="float" office:value="0.0774772947892703" calcext:value-type="float">
            <text:p>0,07747729478927</text:p>
          </table:table-cell>
          <table:table-cell table:formula="of:=IF([.E114]=0;0;[.I114]*0.5*PI()-ATAN(([.F114]-left_king_pin_y)/wheelbase))" office:value-type="float" office:value="0.0812462190446261" calcext:value-type="float">
            <text:p>0,081246219044626</text:p>
          </table:table-cell>
          <table:table-cell table:formula="of:=DEGREES([.C114]-[.J114])" office:value-type="float" office:value="0.0166552892649732" calcext:value-type="float">
            <text:p>0,016655289264973</text:p>
          </table:table-cell>
          <table:table-cell table:formula="of:=DEGREES([.D114]-[.K114])" office:value-type="float" office:value="-0.0217721558897782" calcext:value-type="float">
            <text:p>-0,021772155889778</text:p>
          </table:table-cell>
        </table:table-row>
        <table:table-row table:style-name="ro1">
          <table:table-cell office:value-type="float" office:value="-40" calcext:value-type="float">
            <text:p>-40</text:p>
          </table:table-cell>
          <table:table-cell table:formula="of:=[ack_dev_data.A115]*analyze_resolution" office:value-type="float" office:value="-6" calcext:value-type="float">
            <text:p>-6</text:p>
          </table:table-cell>
          <table:table-cell table:formula="of:=[rf.N191]" office:value-type="float" office:value="0.0759113958819082" calcext:value-type="float">
            <text:p>0,075911395881908</text:p>
          </table:table-cell>
          <table:table-cell table:formula="of:=[lf.N191]" office:value-type="float" office:value="0.0788600757337954" calcext:value-type="float">
            <text:p>0,078860075733796</text:p>
          </table:table-cell>
          <table:table-cell table:formula="of:=([.C115]+[.D115])/2" office:value-type="float" office:value="0.0773857358078518" calcext:value-type="float">
            <text:p>0,077385735807852</text:p>
          </table:table-cell>
          <table:table-cell table:formula="of:=IF([.E115] = 0;0;TAN(0.5*PI()-[.E115])*wheelbase)" office:value-type="float" office:value="3868.94176869074" calcext:value-type="float">
            <text:p>3868,94176869074</text:p>
          </table:table-cell>
          <table:table-cell table:formula="of:=IF([.D115] = 0;0;TAN(0.5*PI()-[.C115])*wheelbase+right_king_pin_y)" office:value-type="float" office:value="3854.38174951548" calcext:value-type="float">
            <text:p>3854,38174951548</text:p>
          </table:table-cell>
          <table:table-cell table:formula="of:=IF([.D115] = 0;0;TAN(0.5*PI()-[.D115])*wheelbase+left_king_pin_y)" office:value-type="float" office:value="3886.31705999008" calcext:value-type="float">
            <text:p>3886,31705999008</text:p>
          </table:table-cell>
          <table:table-cell table:formula="of:=IF([.E115]=0;0;[.E115]/ABS([.E115]))" office:value-type="float" office:value="1" calcext:value-type="float">
            <text:p>1</text:p>
          </table:table-cell>
          <table:table-cell table:formula="of:=IF([.E115]=0;0;[.I115]*0.5*PI()-ATAN(([.F115]-right_king_pin_y)/wheelbase))" office:value-type="float" office:value="0.0756332777677855" calcext:value-type="float">
            <text:p>0,075633277767786</text:p>
          </table:table-cell>
          <table:table-cell table:formula="of:=IF([.E115]=0;0;[.I115]*0.5*PI()-ATAN(([.F115]-left_king_pin_y)/wheelbase))" office:value-type="float" office:value="0.0792211567187873" calcext:value-type="float">
            <text:p>0,079221156718787</text:p>
          </table:table-cell>
          <table:table-cell table:formula="of:=DEGREES([.C115]-[.J115])" office:value-type="float" office:value="0.0159349941453656" calcext:value-type="float">
            <text:p>0,015934994145366</text:p>
          </table:table-cell>
          <table:table-cell table:formula="of:=DEGREES([.D115]-[.K115])" office:value-type="float" office:value="-0.0206884165024581" calcext:value-type="float">
            <text:p>-0,020688416502458</text:p>
          </table:table-cell>
        </table:table-row>
        <table:table-row table:style-name="ro1">
          <table:table-cell office:value-type="float" office:value="-39" calcext:value-type="float">
            <text:p>-39</text:p>
          </table:table-cell>
          <table:table-cell table:formula="of:=[ack_dev_data.A116]*analyze_resolution" office:value-type="float" office:value="-5.85" calcext:value-type="float">
            <text:p>-5,85</text:p>
          </table:table-cell>
          <table:table-cell table:formula="of:=[rf.N192]" office:value-type="float" office:value="0.0740527110085333" calcext:value-type="float">
            <text:p>0,074052711008533</text:p>
          </table:table-cell>
          <table:table-cell table:formula="of:=[lf.N192]" office:value-type="float" office:value="0.0768555508807774" calcext:value-type="float">
            <text:p>0,076855550880777</text:p>
          </table:table-cell>
          <table:table-cell table:formula="of:=([.C116]+[.D116])/2" office:value-type="float" office:value="0.0754541309446554" calcext:value-type="float">
            <text:p>0,075454130944655</text:p>
          </table:table-cell>
          <table:table-cell table:formula="of:=IF([.E116] = 0;0;TAN(0.5*PI()-[.E116])*wheelbase)" office:value-type="float" office:value="3968.37717767456" calcext:value-type="float">
            <text:p>3968,37717767456</text:p>
          </table:table-cell>
          <table:table-cell table:formula="of:=IF([.D116] = 0;0;TAN(0.5*PI()-[.C116])*wheelbase+right_king_pin_y)" office:value-type="float" office:value="3953.76038277991" calcext:value-type="float">
            <text:p>3953,76038277991</text:p>
          </table:table-cell>
          <table:table-cell table:formula="of:=IF([.D116] = 0;0;TAN(0.5*PI()-[.D116])*wheelbase+left_king_pin_y)" office:value-type="float" office:value="3985.73799507885" calcext:value-type="float">
            <text:p>3985,73799507885</text:p>
          </table:table-cell>
          <table:table-cell table:formula="of:=IF([.E116]=0;0;[.E116]/ABS([.E116]))" office:value-type="float" office:value="1" calcext:value-type="float">
            <text:p>1</text:p>
          </table:table-cell>
          <table:table-cell table:formula="of:=IF([.E116]=0;0;[.I116]*0.5*PI()-ATAN(([.F116]-right_king_pin_y)/wheelbase))" office:value-type="float" office:value="0.0737869689018575" calcext:value-type="float">
            <text:p>0,073786968901858</text:p>
          </table:table-cell>
          <table:table-cell table:formula="of:=IF([.E116]=0;0;[.I116]*0.5*PI()-ATAN(([.F116]-left_king_pin_y)/wheelbase))" office:value-type="float" office:value="0.0771982179370436" calcext:value-type="float">
            <text:p>0,077198217937044</text:p>
          </table:table-cell>
          <table:table-cell table:formula="of:=DEGREES([.C116]-[.J116])" office:value-type="float" office:value="0.0152259011514382" calcext:value-type="float">
            <text:p>0,015225901151438</text:p>
          </table:table-cell>
          <table:table-cell table:formula="of:=DEGREES([.D116]-[.K116])" office:value-type="float" office:value="-0.019633376102227" calcext:value-type="float">
            <text:p>-0,019633376102227</text:p>
          </table:table-cell>
        </table:table-row>
        <table:table-row table:style-name="ro1">
          <table:table-cell office:value-type="float" office:value="-38" calcext:value-type="float">
            <text:p>-38</text:p>
          </table:table-cell>
          <table:table-cell table:formula="of:=[ack_dev_data.A117]*analyze_resolution" office:value-type="float" office:value="-5.7" calcext:value-type="float">
            <text:p>-5,7</text:p>
          </table:table-cell>
          <table:table-cell table:formula="of:=[rf.N193]" office:value-type="float" office:value="0.0721919367228442" calcext:value-type="float">
            <text:p>0,072191936722844</text:p>
          </table:table-cell>
          <table:table-cell table:formula="of:=[lf.N193]" office:value-type="float" office:value="0.0748526536375774" calcext:value-type="float">
            <text:p>0,074852653637577</text:p>
          </table:table-cell>
          <table:table-cell table:formula="of:=([.C117]+[.D117])/2" office:value-type="float" office:value="0.0735222951802108" calcext:value-type="float">
            <text:p>0,073522295180211</text:p>
          </table:table-cell>
          <table:table-cell table:formula="of:=IF([.E117] = 0;0;TAN(0.5*PI()-[.E117])*wheelbase)" office:value-type="float" office:value="4073.04004286845" calcext:value-type="float">
            <text:p>4073,04004286845</text:p>
          </table:table-cell>
          <table:table-cell table:formula="of:=IF([.D117] = 0;0;TAN(0.5*PI()-[.C117])*wheelbase+right_king_pin_y)" office:value-type="float" office:value="4058.36704561545" calcext:value-type="float">
            <text:p>4058,36704561545</text:p>
          </table:table-cell>
          <table:table-cell table:formula="of:=IF([.D117] = 0;0;TAN(0.5*PI()-[.D117])*wheelbase+left_king_pin_y)" office:value-type="float" office:value="4090.38587913931" calcext:value-type="float">
            <text:p>4090,38587913931</text:p>
          </table:table-cell>
          <table:table-cell table:formula="of:=IF([.E117]=0;0;[.E117]/ABS([.E117]))" office:value-type="float" office:value="1" calcext:value-type="float">
            <text:p>1</text:p>
          </table:table-cell>
          <table:table-cell table:formula="of:=IF([.E117]=0;0;[.I117]*0.5*PI()-ATAN(([.F117]-right_king_pin_y)/wheelbase))" office:value-type="float" office:value="0.0719383684509729" calcext:value-type="float">
            <text:p>0,071938368450973</text:p>
          </table:table-cell>
          <table:table-cell table:formula="of:=IF([.E117]=0;0;[.I117]*0.5*PI()-ATAN(([.F117]-left_king_pin_y)/wheelbase))" office:value-type="float" office:value="0.0751774070731737" calcext:value-type="float">
            <text:p>0,075177407073174</text:p>
          </table:table-cell>
          <table:table-cell table:formula="of:=DEGREES([.C117]-[.J117])" office:value-type="float" office:value="0.0145283917966536" calcext:value-type="float">
            <text:p>0,014528391796654</text:p>
          </table:table-cell>
          <table:table-cell table:formula="of:=DEGREES([.D117]-[.K117])" office:value-type="float" office:value="-0.0186070012420411" calcext:value-type="float">
            <text:p>-0,018607001242041</text:p>
          </table:table-cell>
        </table:table-row>
        <table:table-row table:style-name="ro1">
          <table:table-cell office:value-type="float" office:value="-37" calcext:value-type="float">
            <text:p>-37</text:p>
          </table:table-cell>
          <table:table-cell table:formula="of:=[ack_dev_data.A118]*analyze_resolution" office:value-type="float" office:value="-5.55" calcext:value-type="float">
            <text:p>-5,55</text:p>
          </table:table-cell>
          <table:table-cell table:formula="of:=[rf.N194]" office:value-type="float" office:value="0.0703290799170637" calcext:value-type="float">
            <text:p>0,070329079917064</text:p>
          </table:table-cell>
          <table:table-cell table:formula="of:=[lf.N194]" office:value-type="float" office:value="0.072851388985173" calcext:value-type="float">
            <text:p>0,072851388985173</text:p>
          </table:table-cell>
          <table:table-cell table:formula="of:=([.C118]+[.D118])/2" office:value-type="float" office:value="0.0715902344511183" calcext:value-type="float">
            <text:p>0,071590234451118</text:p>
          </table:table-cell>
          <table:table-cell table:formula="of:=IF([.E118] = 0;0;TAN(0.5*PI()-[.E118])*wheelbase)" office:value-type="float" office:value="4183.35420925153" calcext:value-type="float">
            <text:p>4183,35420925153</text:p>
          </table:table-cell>
          <table:table-cell table:formula="of:=IF([.D118] = 0;0;TAN(0.5*PI()-[.C118])*wheelbase+right_king_pin_y)" office:value-type="float" office:value="4168.62558176768" calcext:value-type="float">
            <text:p>4168,62558176768</text:p>
          </table:table-cell>
          <table:table-cell table:formula="of:=IF([.D118] = 0;0;TAN(0.5*PI()-[.D118])*wheelbase+left_king_pin_y)" office:value-type="float" office:value="4200.6845566613" calcext:value-type="float">
            <text:p>4200,6845566613</text:p>
          </table:table-cell>
          <table:table-cell table:formula="of:=IF([.E118]=0;0;[.E118]/ABS([.E118]))" office:value-type="float" office:value="1" calcext:value-type="float">
            <text:p>1</text:p>
          </table:table-cell>
          <table:table-cell table:formula="of:=IF([.E118]=0;0;[.I118]*0.5*PI()-ATAN(([.F118]-right_king_pin_y)/wheelbase))" office:value-type="float" office:value="0.0700874767106439" calcext:value-type="float">
            <text:p>0,070087476710644</text:p>
          </table:table-cell>
          <table:table-cell table:formula="of:=IF([.E118]=0;0;[.I118]*0.5*PI()-ATAN(([.F118]-left_king_pin_y)/wheelbase))" office:value-type="float" office:value="0.0731587284329267" calcext:value-type="float">
            <text:p>0,073158728432927</text:p>
          </table:table-cell>
          <table:table-cell table:formula="of:=DEGREES([.C118]-[.J118])" office:value-type="float" office:value="0.0138428440446829" calcext:value-type="float">
            <text:p>0,013842844044683</text:p>
          </table:table-cell>
          <table:table-cell table:formula="of:=DEGREES([.D118]-[.K118])" office:value-type="float" office:value="-0.0176092532341676" calcext:value-type="float">
            <text:p>-0,017609253234168</text:p>
          </table:table-cell>
        </table:table-row>
        <table:table-row table:style-name="ro1">
          <table:table-cell office:value-type="float" office:value="-36" calcext:value-type="float">
            <text:p>-36</text:p>
          </table:table-cell>
          <table:table-cell table:formula="of:=[ack_dev_data.A119]*analyze_resolution" office:value-type="float" office:value="-5.4" calcext:value-type="float">
            <text:p>-5,4</text:p>
          </table:table-cell>
          <table:table-cell table:formula="of:=[rf.N195]" office:value-type="float" office:value="0.0684641474575018" calcext:value-type="float">
            <text:p>0,068464147457502</text:p>
          </table:table-cell>
          <table:table-cell table:formula="of:=[lf.N195]" office:value-type="float" office:value="0.0708517619280225" calcext:value-type="float">
            <text:p>0,070851761928023</text:p>
          </table:table-cell>
          <table:table-cell table:formula="of:=([.C119]+[.D119])/2" office:value-type="float" office:value="0.0696579546927621" calcext:value-type="float">
            <text:p>0,069657954692762</text:p>
          </table:table-cell>
          <table:table-cell table:formula="of:=IF([.E119] = 0;0;TAN(0.5*PI()-[.E119])*wheelbase)" office:value-type="float" office:value="4299.79061576445" calcext:value-type="float">
            <text:p>4299,79061576445</text:p>
          </table:table-cell>
          <table:table-cell table:formula="of:=IF([.D119] = 0;0;TAN(0.5*PI()-[.C119])*wheelbase+right_king_pin_y)" office:value-type="float" office:value="4285.00692895445" calcext:value-type="float">
            <text:p>4285,00692895445</text:p>
          </table:table-cell>
          <table:table-cell table:formula="of:=IF([.D119] = 0;0;TAN(0.5*PI()-[.D119])*wheelbase+left_king_pin_y)" office:value-type="float" office:value="4317.10496608767" calcext:value-type="float">
            <text:p>4317,10496608767</text:p>
          </table:table-cell>
          <table:table-cell table:formula="of:=IF([.E119]=0;0;[.E119]/ABS([.E119]))" office:value-type="float" office:value="1" calcext:value-type="float">
            <text:p>1</text:p>
          </table:table-cell>
          <table:table-cell table:formula="of:=IF([.E119]=0;0;[.I119]*0.5*PI()-ATAN(([.F119]-right_king_pin_y)/wheelbase))" office:value-type="float" office:value="0.0682342940128089" calcext:value-type="float">
            <text:p>0,068234294012809</text:p>
          </table:table-cell>
          <table:table-cell table:formula="of:=IF([.E119]=0;0;[.I119]*0.5*PI()-ATAN(([.F119]-left_king_pin_y)/wheelbase))" office:value-type="float" office:value="0.0711421862544097" calcext:value-type="float">
            <text:p>0,07114218625441</text:p>
          </table:table-cell>
          <table:table-cell table:formula="of:=DEGREES([.C119]-[.J119])" office:value-type="float" office:value="0.0131696322874466" calcext:value-type="float">
            <text:p>0,013169632287447</text:p>
          </table:table-cell>
          <table:table-cell table:formula="of:=DEGREES([.D119]-[.K119])" office:value-type="float" office:value="-0.0166400881699168" calcext:value-type="float">
            <text:p>-0,016640088169917</text:p>
          </table:table-cell>
        </table:table-row>
        <table:table-row table:style-name="ro1">
          <table:table-cell office:value-type="float" office:value="-35" calcext:value-type="float">
            <text:p>-35</text:p>
          </table:table-cell>
          <table:table-cell table:formula="of:=[ack_dev_data.A120]*analyze_resolution" office:value-type="float" office:value="-5.25" calcext:value-type="float">
            <text:p>-5,25</text:p>
          </table:table-cell>
          <table:table-cell table:formula="of:=[rf.N196]" office:value-type="float" office:value="0.0665971461845651" calcext:value-type="float">
            <text:p>0,066597146184565</text:p>
          </table:table-cell>
          <table:table-cell table:formula="of:=[lf.N196]" office:value-type="float" office:value="0.0688537774941019" calcext:value-type="float">
            <text:p>0,068853777494102</text:p>
          </table:table-cell>
          <table:table-cell table:formula="of:=([.C120]+[.D120])/2" office:value-type="float" office:value="0.0677254618393335" calcext:value-type="float">
            <text:p>0,067725461839334</text:p>
          </table:table-cell>
          <table:table-cell table:formula="of:=IF([.E120] = 0;0;TAN(0.5*PI()-[.E120])*wheelbase)" office:value-type="float" office:value="4422.87402301854" calcext:value-type="float">
            <text:p>4422,87402301854</text:p>
          </table:table-cell>
          <table:table-cell table:formula="of:=IF([.D120] = 0;0;TAN(0.5*PI()-[.C120])*wheelbase+right_king_pin_y)" office:value-type="float" office:value="4408.03584657524" calcext:value-type="float">
            <text:p>4408,03584657524</text:p>
          </table:table-cell>
          <table:table-cell table:formula="of:=IF([.D120] = 0;0;TAN(0.5*PI()-[.D120])*wheelbase+left_king_pin_y)" office:value-type="float" office:value="4440.17186752303" calcext:value-type="float">
            <text:p>4440,17186752303</text:p>
          </table:table-cell>
          <table:table-cell table:formula="of:=IF([.E120]=0;0;[.E120]/ABS([.E120]))" office:value-type="float" office:value="1" calcext:value-type="float">
            <text:p>1</text:p>
          </table:table-cell>
          <table:table-cell table:formula="of:=IF([.E120]=0;0;[.I120]*0.5*PI()-ATAN(([.F120]-right_king_pin_y)/wheelbase))" office:value-type="float" office:value="0.0663788207262219" calcext:value-type="float">
            <text:p>0,066378820726222</text:p>
          </table:table-cell>
          <table:table-cell table:formula="of:=IF([.E120]=0;0;[.I120]*0.5*PI()-ATAN(([.F120]-left_king_pin_y)/wheelbase))" office:value-type="float" office:value="0.0691277847084668" calcext:value-type="float">
            <text:p>0,069127784708467</text:p>
          </table:table-cell>
          <table:table-cell table:formula="of:=DEGREES([.C120]-[.J120])" office:value-type="float" office:value="0.0125091273233224" calcext:value-type="float">
            <text:p>0,012509127323322</text:p>
          </table:table-cell>
          <table:table-cell table:formula="of:=DEGREES([.D120]-[.K120])" office:value-type="float" office:value="-0.0156994569392472" calcext:value-type="float">
            <text:p>-0,015699456939247</text:p>
          </table:table-cell>
        </table:table-row>
        <table:table-row table:style-name="ro1">
          <table:table-cell office:value-type="float" office:value="-34" calcext:value-type="float">
            <text:p>-34</text:p>
          </table:table-cell>
          <table:table-cell table:formula="of:=[ack_dev_data.A121]*analyze_resolution" office:value-type="float" office:value="-5.1" calcext:value-type="float">
            <text:p>-5,1</text:p>
          </table:table-cell>
          <table:table-cell table:formula="of:=[rf.N197]" office:value-type="float" office:value="0.0647280829127869" calcext:value-type="float">
            <text:p>0,064728082912787</text:p>
          </table:table-cell>
          <table:table-cell table:formula="of:=[lf.N197]" office:value-type="float" office:value="0.0668574407349408" calcext:value-type="float">
            <text:p>0,066857440734941</text:p>
          </table:table-cell>
          <table:table-cell table:formula="of:=([.C121]+[.D121])/2" office:value-type="float" office:value="0.0657927618238638" calcext:value-type="float">
            <text:p>0,065792761823864</text:p>
          </table:table-cell>
          <table:table-cell table:formula="of:=IF([.E121] = 0;0;TAN(0.5*PI()-[.E121])*wheelbase)" office:value-type="float" office:value="4553.19092824704" calcext:value-type="float">
            <text:p>4553,19092824704</text:p>
          </table:table-cell>
          <table:table-cell table:formula="of:=IF([.D121] = 0;0;TAN(0.5*PI()-[.C121])*wheelbase+right_king_pin_y)" office:value-type="float" office:value="4538.29883066192" calcext:value-type="float">
            <text:p>4538,29883066192</text:p>
          </table:table-cell>
          <table:table-cell table:formula="of:=IF([.D121] = 0;0;TAN(0.5*PI()-[.D121])*wheelbase+left_king_pin_y)" office:value-type="float" office:value="4570.47175768546" calcext:value-type="float">
            <text:p>4570,47175768546</text:p>
          </table:table-cell>
          <table:table-cell table:formula="of:=IF([.E121]=0;0;[.E121]/ABS([.E121]))" office:value-type="float" office:value="1" calcext:value-type="float">
            <text:p>1</text:p>
          </table:table-cell>
          <table:table-cell table:formula="of:=IF([.E121]=0;0;[.I121]*0.5*PI()-ATAN(([.F121]-right_king_pin_y)/wheelbase))" office:value-type="float" office:value="0.0645210572568544" calcext:value-type="float">
            <text:p>0,064521057256855</text:p>
          </table:table-cell>
          <table:table-cell table:formula="of:=IF([.E121]=0;0;[.I121]*0.5*PI()-ATAN(([.F121]-left_king_pin_y)/wheelbase))" office:value-type="float" office:value="0.0671155278990714" calcext:value-type="float">
            <text:p>0,067115527899071</text:p>
          </table:table-cell>
          <table:table-cell table:formula="of:=DEGREES([.C121]-[.J121])" office:value-type="float" office:value="0.0118616963358599" calcext:value-type="float">
            <text:p>0,01186169633586</text:p>
          </table:table-cell>
          <table:table-cell table:formula="of:=DEGREES([.D121]-[.K121])" office:value-type="float" office:value="-0.0147873052511845" calcext:value-type="float">
            <text:p>-0,014787305251185</text:p>
          </table:table-cell>
        </table:table-row>
        <table:table-row table:style-name="ro1">
          <table:table-cell office:value-type="float" office:value="-33" calcext:value-type="float">
            <text:p>-33</text:p>
          </table:table-cell>
          <table:table-cell table:formula="of:=[ack_dev_data.A122]*analyze_resolution" office:value-type="float" office:value="-4.95" calcext:value-type="float">
            <text:p>-4,95</text:p>
          </table:table-cell>
          <table:table-cell table:formula="of:=[rf.N198]" office:value-type="float" office:value="0.0628569644308369" calcext:value-type="float">
            <text:p>0,062856964430837</text:p>
          </table:table-cell>
          <table:table-cell table:formula="of:=[lf.N198]" office:value-type="float" office:value="0.0648627567256651" calcext:value-type="float">
            <text:p>0,064862756725665</text:p>
          </table:table-cell>
          <table:table-cell table:formula="of:=([.C122]+[.D122])/2" office:value-type="float" office:value="0.063859860578251" calcext:value-type="float">
            <text:p>0,063859860578251</text:p>
          </table:table-cell>
          <table:table-cell table:formula="of:=IF([.E122] = 0;0;TAN(0.5*PI()-[.E122])*wheelbase)" office:value-type="float" office:value="4691.3989193389" calcext:value-type="float">
            <text:p>4691,3989193389</text:p>
          </table:table-cell>
          <table:table-cell table:formula="of:=IF([.D122] = 0;0;TAN(0.5*PI()-[.C122])*wheelbase+right_king_pin_y)" office:value-type="float" office:value="4676.45346791297" calcext:value-type="float">
            <text:p>4676,45346791297</text:p>
          </table:table-cell>
          <table:table-cell table:formula="of:=IF([.D122] = 0;0;TAN(0.5*PI()-[.D122])*wheelbase+left_king_pin_y)" office:value-type="float" office:value="4708.6622239398" calcext:value-type="float">
            <text:p>4708,6622239398</text:p>
          </table:table-cell>
          <table:table-cell table:formula="of:=IF([.E122]=0;0;[.E122]/ABS([.E122]))" office:value-type="float" office:value="1" calcext:value-type="float">
            <text:p>1</text:p>
          </table:table-cell>
          <table:table-cell table:formula="of:=IF([.E122]=0;0;[.I122]*0.5*PI()-ATAN(([.F122]-right_king_pin_y)/wheelbase))" office:value-type="float" office:value="0.0626610040482927" calcext:value-type="float">
            <text:p>0,062661004048293</text:p>
          </table:table-cell>
          <table:table-cell table:formula="of:=IF([.E122]=0;0;[.I122]*0.5*PI()-ATAN(([.F122]-left_king_pin_y)/wheelbase))" office:value-type="float" office:value="0.0651054198637124" calcext:value-type="float">
            <text:p>0,065105419863713</text:p>
          </table:table-cell>
          <table:table-cell table:formula="of:=DEGREES([.C122]-[.J122])" office:value-type="float" office:value="0.0112277028715557" calcext:value-type="float">
            <text:p>0,011227702871556</text:p>
          </table:table-cell>
          <table:table-cell table:formula="of:=DEGREES([.D122]-[.K122])" office:value-type="float" office:value="-0.0139035736535155" calcext:value-type="float">
            <text:p>-0,013903573653516</text:p>
          </table:table-cell>
        </table:table-row>
        <table:table-row table:style-name="ro1">
          <table:table-cell office:value-type="float" office:value="-32" calcext:value-type="float">
            <text:p>-32</text:p>
          </table:table-cell>
          <table:table-cell table:formula="of:=[ack_dev_data.A123]*analyze_resolution" office:value-type="float" office:value="-4.8" calcext:value-type="float">
            <text:p>-4,8</text:p>
          </table:table-cell>
          <table:table-cell table:formula="of:=[rf.N199]" office:value-type="float" office:value="0.0609837975015459" calcext:value-type="float">
            <text:p>0,060983797501546</text:p>
          </table:table-cell>
          <table:table-cell table:formula="of:=[lf.N199]" office:value-type="float" office:value="0.0628697305650264" calcext:value-type="float">
            <text:p>0,062869730565026</text:p>
          </table:table-cell>
          <table:table-cell table:formula="of:=([.C123]+[.D123])/2" office:value-type="float" office:value="0.0619267640332861" calcext:value-type="float">
            <text:p>0,061926764033286</text:p>
          </table:table-cell>
          <table:table-cell table:formula="of:=IF([.E123] = 0;0;TAN(0.5*PI()-[.E123])*wheelbase)" office:value-type="float" office:value="4838.23778275386" calcext:value-type="float">
            <text:p>4838,23778275386</text:p>
          </table:table-cell>
          <table:table-cell table:formula="of:=IF([.D123] = 0;0;TAN(0.5*PI()-[.C123])*wheelbase+right_king_pin_y)" office:value-type="float" office:value="4823.23954360807" calcext:value-type="float">
            <text:p>4823,23954360807</text:p>
          </table:table-cell>
          <table:table-cell table:formula="of:=IF([.D123] = 0;0;TAN(0.5*PI()-[.D123])*wheelbase+left_king_pin_y)" office:value-type="float" office:value="4855.48305221316" calcext:value-type="float">
            <text:p>4855,48305221316</text:p>
          </table:table-cell>
          <table:table-cell table:formula="of:=IF([.E123]=0;0;[.E123]/ABS([.E123]))" office:value-type="float" office:value="1" calcext:value-type="float">
            <text:p>1</text:p>
          </table:table-cell>
          <table:table-cell table:formula="of:=IF([.E123]=0;0;[.I123]*0.5*PI()-ATAN(([.F123]-right_king_pin_y)/wheelbase))" office:value-type="float" office:value="0.0607986615821345" calcext:value-type="float">
            <text:p>0,060798661582135</text:p>
          </table:table-cell>
          <table:table-cell table:formula="of:=IF([.E123]=0;0;[.I123]*0.5*PI()-ATAN(([.F123]-left_king_pin_y)/wheelbase))" office:value-type="float" office:value="0.0630974645737845" calcext:value-type="float">
            <text:p>0,063097464573785</text:p>
          </table:table-cell>
          <table:table-cell table:formula="of:=DEGREES([.C123]-[.J123])" office:value-type="float" office:value="0.0106075068185432" calcext:value-type="float">
            <text:p>0,010607506818543</text:p>
          </table:table-cell>
          <table:table-cell table:formula="of:=DEGREES([.D123]-[.K123])" office:value-type="float" office:value="-0.0130481975534368" calcext:value-type="float">
            <text:p>-0,013048197553437</text:p>
          </table:table-cell>
        </table:table-row>
        <table:table-row table:style-name="ro1">
          <table:table-cell office:value-type="float" office:value="-31" calcext:value-type="float">
            <text:p>-31</text:p>
          </table:table-cell>
          <table:table-cell table:formula="of:=[ack_dev_data.A124]*analyze_resolution" office:value-type="float" office:value="-4.65" calcext:value-type="float">
            <text:p>-4,65</text:p>
          </table:table-cell>
          <table:table-cell table:formula="of:=[rf.N200]" office:value-type="float" office:value="0.0591085888619229" calcext:value-type="float">
            <text:p>0,059108588861923</text:p>
          </table:table-cell>
          <table:table-cell table:formula="of:=[lf.N200]" office:value-type="float" office:value="0.060878367375447" calcext:value-type="float">
            <text:p>0,060878367375447</text:p>
          </table:table-cell>
          <table:table-cell table:formula="of:=([.C124]+[.D124])/2" office:value-type="float" office:value="0.0599934781186849" calcext:value-type="float">
            <text:p>0,059993478118685</text:p>
          </table:table-cell>
          <table:table-cell table:formula="of:=IF([.E124] = 0;0;TAN(0.5*PI()-[.E124])*wheelbase)" office:value-type="float" office:value="4994.54276135633" calcext:value-type="float">
            <text:p>4994,54276135633</text:p>
          </table:table-cell>
          <table:table-cell table:formula="of:=IF([.D124] = 0;0;TAN(0.5*PI()-[.C124])*wheelbase+right_king_pin_y)" office:value-type="float" office:value="4979.49229944231" calcext:value-type="float">
            <text:p>4979,49229944231</text:p>
          </table:table-cell>
          <table:table-cell table:formula="of:=IF([.D124] = 0;0;TAN(0.5*PI()-[.D124])*wheelbase+left_king_pin_y)" office:value-type="float" office:value="5011.76948482846" calcext:value-type="float">
            <text:p>5011,76948482846</text:p>
          </table:table-cell>
          <table:table-cell table:formula="of:=IF([.E124]=0;0;[.E124]/ABS([.E124]))" office:value-type="float" office:value="1" calcext:value-type="float">
            <text:p>1</text:p>
          </table:table-cell>
          <table:table-cell table:formula="of:=IF([.E124]=0;0;[.I124]*0.5*PI()-ATAN(([.F124]-right_king_pin_y)/wheelbase))" office:value-type="float" office:value="0.0589340303783932" calcext:value-type="float">
            <text:p>0,058934030378393</text:p>
          </table:table-cell>
          <table:table-cell table:formula="of:=IF([.E124]=0;0;[.I124]*0.5*PI()-ATAN(([.F124]-left_king_pin_y)/wheelbase))" office:value-type="float" office:value="0.0610916659349814" calcext:value-type="float">
            <text:p>0,061091665934981</text:p>
          </table:table-cell>
          <table:table-cell table:formula="of:=DEGREES([.C124]-[.J124])" office:value-type="float" office:value="0.0100014643844561" calcext:value-type="float">
            <text:p>0,010001464384456</text:p>
          </table:table-cell>
          <table:table-cell table:formula="of:=DEGREES([.D124]-[.K124])" office:value-type="float" office:value="-0.0122211072375406" calcext:value-type="float">
            <text:p>-0,012221107237541</text:p>
          </table:table-cell>
        </table:table-row>
        <table:table-row table:style-name="ro1">
          <table:table-cell office:value-type="float" office:value="-30" calcext:value-type="float">
            <text:p>-30</text:p>
          </table:table-cell>
          <table:table-cell table:formula="of:=[ack_dev_data.A125]*analyze_resolution" office:value-type="float" office:value="-4.5" calcext:value-type="float">
            <text:p>-4,5</text:p>
          </table:table-cell>
          <table:table-cell table:formula="of:=[rf.N201]" office:value-type="float" office:value="0.0572313452231778" calcext:value-type="float">
            <text:p>0,057231345223178</text:p>
          </table:table-cell>
          <table:table-cell table:formula="of:=[lf.N201]" office:value-type="float" office:value="0.0588886723030569" calcext:value-type="float">
            <text:p>0,058888672303057</text:p>
          </table:table-cell>
          <table:table-cell table:formula="of:=([.C125]+[.D125])/2" office:value-type="float" office:value="0.0580600087631173" calcext:value-type="float">
            <text:p>0,058060008763117</text:p>
          </table:table-cell>
          <table:table-cell table:formula="of:=IF([.E125] = 0;0;TAN(0.5*PI()-[.E125])*wheelbase)" office:value-type="float" office:value="5161.26046381615" calcext:value-type="float">
            <text:p>5161,26046381615</text:p>
          </table:table-cell>
          <table:table-cell table:formula="of:=IF([.D125] = 0;0;TAN(0.5*PI()-[.C125])*wheelbase+right_king_pin_y)" office:value-type="float" office:value="5146.15834292682" calcext:value-type="float">
            <text:p>5146,15834292682</text:p>
          </table:table-cell>
          <table:table-cell table:formula="of:=IF([.D125] = 0;0;TAN(0.5*PI()-[.D125])*wheelbase+left_king_pin_y)" office:value-type="float" office:value="5178.4681299052" calcext:value-type="float">
            <text:p>5178,4681299052</text:p>
          </table:table-cell>
          <table:table-cell table:formula="of:=IF([.E125]=0;0;[.E125]/ABS([.E125]))" office:value-type="float" office:value="1" calcext:value-type="float">
            <text:p>1</text:p>
          </table:table-cell>
          <table:table-cell table:formula="of:=IF([.E125]=0;0;[.I125]*0.5*PI()-ATAN(([.F125]-right_king_pin_y)/wheelbase))" office:value-type="float" office:value="0.0570671109958982" calcext:value-type="float">
            <text:p>0,057067110995898</text:p>
          </table:table-cell>
          <table:table-cell table:formula="of:=IF([.E125]=0;0;[.I125]*0.5*PI()-ATAN(([.F125]-left_king_pin_y)/wheelbase))" office:value-type="float" office:value="0.0590880277876915" calcext:value-type="float">
            <text:p>0,059088027787692</text:p>
          </table:table-cell>
          <table:table-cell table:formula="of:=DEGREES([.C125]-[.J125])" office:value-type="float" office:value="0.00940992807471166" calcext:value-type="float">
            <text:p>0,009409928074712</text:p>
          </table:table-cell>
          <table:table-cell table:formula="of:=DEGREES([.D125]-[.K125])" office:value-type="float" office:value="-0.011422227892349" calcext:value-type="float">
            <text:p>-0,011422227892349</text:p>
          </table:table-cell>
        </table:table-row>
        <table:table-row table:style-name="ro1">
          <table:table-cell office:value-type="float" office:value="-29" calcext:value-type="float">
            <text:p>-29</text:p>
          </table:table-cell>
          <table:table-cell table:formula="of:=[ack_dev_data.A126]*analyze_resolution" office:value-type="float" office:value="-4.35" calcext:value-type="float">
            <text:p>-4,35</text:p>
          </table:table-cell>
          <table:table-cell table:formula="of:=[rf.N202]" office:value-type="float" office:value="0.0553520732707424" calcext:value-type="float">
            <text:p>0,055352073270742</text:p>
          </table:table-cell>
          <table:table-cell table:formula="of:=[lf.N202]" office:value-type="float" office:value="0.0569006505177284" calcext:value-type="float">
            <text:p>0,056900650517728</text:p>
          </table:table-cell>
          <table:table-cell table:formula="of:=([.C126]+[.D126])/2" office:value-type="float" office:value="0.0561263618942354" calcext:value-type="float">
            <text:p>0,056126361894235</text:p>
          </table:table-cell>
          <table:table-cell table:formula="of:=IF([.E126] = 0;0;TAN(0.5*PI()-[.E126])*wheelbase)" office:value-type="float" office:value="5339.46806560965" calcext:value-type="float">
            <text:p>5339,46806560965</text:p>
          </table:table-cell>
          <table:table-cell table:formula="of:=IF([.D126] = 0;0;TAN(0.5*PI()-[.C126])*wheelbase+right_king_pin_y)" office:value-type="float" office:value="5324.31484838969" calcext:value-type="float">
            <text:p>5324,31484838969</text:p>
          </table:table-cell>
          <table:table-cell table:formula="of:=IF([.D126] = 0;0;TAN(0.5*PI()-[.D126])*wheelbase+left_king_pin_y)" office:value-type="float" office:value="5356.65616236066" calcext:value-type="float">
            <text:p>5356,65616236066</text:p>
          </table:table-cell>
          <table:table-cell table:formula="of:=IF([.E126]=0;0;[.E126]/ABS([.E126]))" office:value-type="float" office:value="1" calcext:value-type="float">
            <text:p>1</text:p>
          </table:table-cell>
          <table:table-cell table:formula="of:=IF([.E126]=0;0;[.I126]*0.5*PI()-ATAN(([.F126]-right_king_pin_y)/wheelbase))" office:value-type="float" office:value="0.0551979040326989" calcext:value-type="float">
            <text:p>0,055197904032699</text:p>
          </table:table-cell>
          <table:table-cell table:formula="of:=IF([.E126]=0;0;[.I126]*0.5*PI()-ATAN(([.F126]-left_king_pin_y)/wheelbase))" office:value-type="float" office:value="0.0570865539073917" calcext:value-type="float">
            <text:p>0,057086553907392</text:p>
          </table:table-cell>
          <table:table-cell table:formula="of:=DEGREES([.C126]-[.J126])" office:value-type="float" office:value="0.00883324667064092" calcext:value-type="float">
            <text:p>0,008833246670641</text:p>
          </table:table-cell>
          <table:table-cell table:formula="of:=DEGREES([.D126]-[.K126])" office:value-type="float" office:value="-0.0106514796248856" calcext:value-type="float">
            <text:p>-0,010651479624886</text:p>
          </table:table-cell>
        </table:table-row>
        <table:table-row table:style-name="ro1">
          <table:table-cell office:value-type="float" office:value="-28" calcext:value-type="float">
            <text:p>-28</text:p>
          </table:table-cell>
          <table:table-cell table:formula="of:=[ack_dev_data.A127]*analyze_resolution" office:value-type="float" office:value="-4.2" calcext:value-type="float">
            <text:p>-4,2</text:p>
          </table:table-cell>
          <table:table-cell table:formula="of:=[rf.N203]" office:value-type="float" office:value="0.0534707796642903" calcext:value-type="float">
            <text:p>0,05347077966429</text:p>
          </table:table-cell>
          <table:table-cell table:formula="of:=[lf.N203]" office:value-type="float" office:value="0.0549143072131156" calcext:value-type="float">
            <text:p>0,054914307213116</text:p>
          </table:table-cell>
          <table:table-cell table:formula="of:=([.C127]+[.D127])/2" office:value-type="float" office:value="0.0541925434387029" calcext:value-type="float">
            <text:p>0,054192543438703</text:p>
          </table:table-cell>
          <table:table-cell table:formula="of:=IF([.E127] = 0;0;TAN(0.5*PI()-[.E127])*wheelbase)" office:value-type="float" office:value="5530.39662452089" calcext:value-type="float">
            <text:p>5530,39662452089</text:p>
          </table:table-cell>
          <table:table-cell table:formula="of:=IF([.D127] = 0;0;TAN(0.5*PI()-[.C127])*wheelbase+right_king_pin_y)" office:value-type="float" office:value="5515.19287247736" calcext:value-type="float">
            <text:p>5515,19287247736</text:p>
          </table:table-cell>
          <table:table-cell table:formula="of:=IF([.D127] = 0;0;TAN(0.5*PI()-[.D127])*wheelbase+left_king_pin_y)" office:value-type="float" office:value="5547.56463941096" calcext:value-type="float">
            <text:p>5547,56463941096</text:p>
          </table:table-cell>
          <table:table-cell table:formula="of:=IF([.E127]=0;0;[.E127]/ABS([.E127]))" office:value-type="float" office:value="1" calcext:value-type="float">
            <text:p>1</text:p>
          </table:table-cell>
          <table:table-cell table:formula="of:=IF([.E127]=0;0;[.I127]*0.5*PI()-ATAN(([.F127]-right_king_pin_y)/wheelbase))" office:value-type="float" office:value="0.0533264101264657" calcext:value-type="float">
            <text:p>0,053326410126466</text:p>
          </table:table-cell>
          <table:table-cell table:formula="of:=IF([.E127]=0;0;[.I127]*0.5*PI()-ATAN(([.F127]-left_king_pin_y)/wheelbase))" office:value-type="float" office:value="0.0550872480050455" calcext:value-type="float">
            <text:p>0,055087248005046</text:p>
          </table:table-cell>
          <table:table-cell table:formula="of:=DEGREES([.C127]-[.J127])" office:value-type="float" office:value="0.00827176520760682" calcext:value-type="float">
            <text:p>0,008271765207607</text:p>
          </table:table-cell>
          <table:table-cell table:formula="of:=DEGREES([.D127]-[.K127])" office:value-type="float" office:value="-0.00990877748323459" calcext:value-type="float">
            <text:p>-0,009908777483235</text:p>
          </table:table-cell>
        </table:table-row>
        <table:table-row table:style-name="ro1">
          <table:table-cell office:value-type="float" office:value="-27" calcext:value-type="float">
            <text:p>-27</text:p>
          </table:table-cell>
          <table:table-cell table:formula="of:=[ack_dev_data.A128]*analyze_resolution" office:value-type="float" office:value="-4.05" calcext:value-type="float">
            <text:p>-4,05</text:p>
          </table:table-cell>
          <table:table-cell table:formula="of:=[rf.N204]" office:value-type="float" office:value="0.0515874710377641" calcext:value-type="float">
            <text:p>0,051587471037764</text:p>
          </table:table-cell>
          <table:table-cell table:formula="of:=[lf.N204]" office:value-type="float" office:value="0.0529296476066926" calcext:value-type="float">
            <text:p>0,052929647606693</text:p>
          </table:table-cell>
          <table:table-cell table:formula="of:=([.C128]+[.D128])/2" office:value-type="float" office:value="0.0522585593222283" calcext:value-type="float">
            <text:p>0,052258559322228</text:p>
          </table:table-cell>
          <table:table-cell table:formula="of:=IF([.E128] = 0;0;TAN(0.5*PI()-[.E128])*wheelbase)" office:value-type="float" office:value="5735.45957736516" calcext:value-type="float">
            <text:p>5735,45957736516</text:p>
          </table:table-cell>
          <table:table-cell table:formula="of:=IF([.D128] = 0;0;TAN(0.5*PI()-[.C128])*wheelbase+right_king_pin_y)" office:value-type="float" office:value="5720.20585087773" calcext:value-type="float">
            <text:p>5720,20585087773</text:p>
          </table:table-cell>
          <table:table-cell table:formula="of:=IF([.D128] = 0;0;TAN(0.5*PI()-[.D128])*wheelbase+left_king_pin_y)" office:value-type="float" office:value="5752.60699729468" calcext:value-type="float">
            <text:p>5752,60699729468</text:p>
          </table:table-cell>
          <table:table-cell table:formula="of:=IF([.E128]=0;0;[.E128]/ABS([.E128]))" office:value-type="float" office:value="1" calcext:value-type="float">
            <text:p>1</text:p>
          </table:table-cell>
          <table:table-cell table:formula="of:=IF([.E128]=0;0;[.I128]*0.5*PI()-ATAN(([.F128]-right_king_pin_y)/wheelbase))" office:value-type="float" office:value="0.051452629954899" calcext:value-type="float">
            <text:p>0,051452629954899</text:p>
          </table:table-cell>
          <table:table-cell table:formula="of:=IF([.E128]=0;0;[.I128]*0.5*PI()-ATAN(([.F128]-left_king_pin_y)/wheelbase))" office:value-type="float" office:value="0.0530901137275039" calcext:value-type="float">
            <text:p>0,053090113727504</text:p>
          </table:table-cell>
          <table:table-cell table:formula="of:=DEGREES([.C128]-[.J128])" office:value-type="float" office:value="0.00772582495314723" calcext:value-type="float">
            <text:p>0,007725824953147</text:p>
          </table:table-cell>
          <table:table-cell table:formula="of:=DEGREES([.D128]-[.K128])" office:value-type="float" office:value="-0.00919403147732884" calcext:value-type="float">
            <text:p>-0,009194031477329</text:p>
          </table:table-cell>
        </table:table-row>
        <table:table-row table:style-name="ro1">
          <table:table-cell office:value-type="float" office:value="-26" calcext:value-type="float">
            <text:p>-26</text:p>
          </table:table-cell>
          <table:table-cell table:formula="of:=[ack_dev_data.A129]*analyze_resolution" office:value-type="float" office:value="-3.9" calcext:value-type="float">
            <text:p>-3,9</text:p>
          </table:table-cell>
          <table:table-cell table:formula="of:=[rf.N205]" office:value-type="float" office:value="0.0497021539993924" calcext:value-type="float">
            <text:p>0,049702153999393</text:p>
          </table:table-cell>
          <table:table-cell table:formula="of:=[lf.N205]" office:value-type="float" office:value="0.0509466769397942" calcext:value-type="float">
            <text:p>0,050946676939794</text:p>
          </table:table-cell>
          <table:table-cell table:formula="of:=([.C129]+[.D129])/2" office:value-type="float" office:value="0.0503244154695933" calcext:value-type="float">
            <text:p>0,050324415469593</text:p>
          </table:table-cell>
          <table:table-cell table:formula="of:=IF([.E129] = 0;0;TAN(0.5*PI()-[.E129])*wheelbase)" office:value-type="float" office:value="5956.28781287958" calcext:value-type="float">
            <text:p>5956,28781287958</text:p>
          </table:table-cell>
          <table:table-cell table:formula="of:=IF([.D129] = 0;0;TAN(0.5*PI()-[.C129])*wheelbase+right_king_pin_y)" office:value-type="float" office:value="5940.98467121142" calcext:value-type="float">
            <text:p>5940,98467121142</text:p>
          </table:table-cell>
          <table:table-cell table:formula="of:=IF([.D129] = 0;0;TAN(0.5*PI()-[.D129])*wheelbase+left_king_pin_y)" office:value-type="float" office:value="5973.41412416313" calcext:value-type="float">
            <text:p>5973,41412416313</text:p>
          </table:table-cell>
          <table:table-cell table:formula="of:=IF([.E129]=0;0;[.E129]/ABS([.E129]))" office:value-type="float" office:value="1" calcext:value-type="float">
            <text:p>1</text:p>
          </table:table-cell>
          <table:table-cell table:formula="of:=IF([.E129]=0;0;[.I129]*0.5*PI()-ATAN(([.F129]-right_king_pin_y)/wheelbase))" office:value-type="float" office:value="0.0495765642361345" calcext:value-type="float">
            <text:p>0,049576564236135</text:p>
          </table:table-cell>
          <table:table-cell table:formula="of:=IF([.E129]=0;0;[.I129]*0.5*PI()-ATAN(([.F129]-left_king_pin_y)/wheelbase))" office:value-type="float" office:value="0.0510951546579055" calcext:value-type="float">
            <text:p>0,051095154657906</text:p>
          </table:table-cell>
          <table:table-cell table:formula="of:=DEGREES([.C129]-[.J129])" office:value-type="float" office:value="0.00719576338472386" calcext:value-type="float">
            <text:p>0,007195763384724</text:p>
          </table:table-cell>
          <table:table-cell table:formula="of:=DEGREES([.D129]-[.K129])" office:value-type="float" office:value="-0.00850714659950908" calcext:value-type="float">
            <text:p>-0,008507146599509</text:p>
          </table:table-cell>
        </table:table-row>
        <table:table-row table:style-name="ro1">
          <table:table-cell office:value-type="float" office:value="-25" calcext:value-type="float">
            <text:p>-25</text:p>
          </table:table-cell>
          <table:table-cell table:formula="of:=[ack_dev_data.A130]*analyze_resolution" office:value-type="float" office:value="-3.75" calcext:value-type="float">
            <text:p>-3,75</text:p>
          </table:table-cell>
          <table:table-cell table:formula="of:=[rf.N206]" office:value-type="float" office:value="0.0478148351317175" calcext:value-type="float">
            <text:p>0,047814835131718</text:p>
          </table:table-cell>
          <table:table-cell table:formula="of:=[lf.N206]" office:value-type="float" office:value="0.0489654004776488" calcext:value-type="float">
            <text:p>0,048965400477649</text:p>
          </table:table-cell>
          <table:table-cell table:formula="of:=([.C130]+[.D130])/2" office:value-type="float" office:value="0.0483901178046832" calcext:value-type="float">
            <text:p>0,048390117804683</text:p>
          </table:table-cell>
          <table:table-cell table:formula="of:=IF([.E130] = 0;0;TAN(0.5*PI()-[.E130])*wheelbase)" office:value-type="float" office:value="6194.77316210775" calcext:value-type="float">
            <text:p>6194,77316210775</text:p>
          </table:table-cell>
          <table:table-cell table:formula="of:=IF([.D130] = 0;0;TAN(0.5*PI()-[.C130])*wheelbase+right_king_pin_y)" office:value-type="float" office:value="6179.42116341574" calcext:value-type="float">
            <text:p>6179,42116341574</text:p>
          </table:table-cell>
          <table:table-cell table:formula="of:=IF([.D130] = 0;0;TAN(0.5*PI()-[.D130])*wheelbase+left_king_pin_y)" office:value-type="float" office:value="6211.8778504653" calcext:value-type="float">
            <text:p>6211,8778504653</text:p>
          </table:table-cell>
          <table:table-cell table:formula="of:=IF([.E130]=0;0;[.E130]/ABS([.E130]))" office:value-type="float" office:value="1" calcext:value-type="float">
            <text:p>1</text:p>
          </table:table-cell>
          <table:table-cell table:formula="of:=IF([.E130]=0;0;[.I130]*0.5*PI()-ATAN(([.F130]-right_king_pin_y)/wheelbase))" office:value-type="float" office:value="0.0476982137291484" calcext:value-type="float">
            <text:p>0,047698213729148</text:p>
          </table:table-cell>
          <table:table-cell table:formula="of:=IF([.E130]=0;0;[.I130]*0.5*PI()-ATAN(([.F130]-left_king_pin_y)/wheelbase))" office:value-type="float" office:value="0.0491023743160772" calcext:value-type="float">
            <text:p>0,049102374316077</text:p>
          </table:table-cell>
          <table:table-cell table:formula="of:=DEGREES([.C130]-[.J130])" office:value-type="float" office:value="0.00668191416810718" calcext:value-type="float">
            <text:p>0,006681914168107</text:p>
          </table:table-cell>
          <table:table-cell table:formula="of:=DEGREES([.D130]-[.K130])" office:value-type="float" office:value="-0.00784802284565546" calcext:value-type="float">
            <text:p>-0,007848022845655</text:p>
          </table:table-cell>
        </table:table-row>
        <table:table-row table:style-name="ro1">
          <table:table-cell office:value-type="float" office:value="-24" calcext:value-type="float">
            <text:p>-24</text:p>
          </table:table-cell>
          <table:table-cell table:formula="of:=[ack_dev_data.A131]*analyze_resolution" office:value-type="float" office:value="-3.6" calcext:value-type="float">
            <text:p>-3,6</text:p>
          </table:table-cell>
          <table:table-cell table:formula="of:=[rf.N207]" office:value-type="float" office:value="0.0459255209916196" calcext:value-type="float">
            <text:p>0,04592552099162</text:p>
          </table:table-cell>
          <table:table-cell table:formula="of:=[lf.N207]" office:value-type="float" office:value="0.0469858235094165" calcext:value-type="float">
            <text:p>0,046985823509417</text:p>
          </table:table-cell>
          <table:table-cell table:formula="of:=([.C131]+[.D131])/2" office:value-type="float" office:value="0.0464556722505181" calcext:value-type="float">
            <text:p>0,046455672250518</text:p>
          </table:table-cell>
          <table:table-cell table:formula="of:=IF([.E131] = 0;0;TAN(0.5*PI()-[.E131])*wheelbase)" office:value-type="float" office:value="6453.12276138025" calcext:value-type="float">
            <text:p>6453,12276138025</text:p>
          </table:table-cell>
          <table:table-cell table:formula="of:=IF([.D131] = 0;0;TAN(0.5*PI()-[.C131])*wheelbase+right_king_pin_y)" office:value-type="float" office:value="6437.72246272513" calcext:value-type="float">
            <text:p>6437,72246272513</text:p>
          </table:table-cell>
          <table:table-cell table:formula="of:=IF([.D131] = 0;0;TAN(0.5*PI()-[.D131])*wheelbase+left_king_pin_y)" office:value-type="float" office:value="6470.20531192832" calcext:value-type="float">
            <text:p>6470,20531192832</text:p>
          </table:table-cell>
          <table:table-cell table:formula="of:=IF([.E131]=0;0;[.E131]/ABS([.E131]))" office:value-type="float" office:value="1" calcext:value-type="float">
            <text:p>1</text:p>
          </table:table-cell>
          <table:table-cell table:formula="of:=IF([.E131]=0;0;[.I131]*0.5*PI()-ATAN(([.F131]-right_king_pin_y)/wheelbase))" office:value-type="float" office:value="0.0458175792341664" calcext:value-type="float">
            <text:p>0,045817579234166</text:p>
          </table:table-cell>
          <table:table-cell table:formula="of:=IF([.E131]=0;0;[.I131]*0.5*PI()-ATAN(([.F131]-left_king_pin_y)/wheelbase))" office:value-type="float" office:value="0.0471117761589386" calcext:value-type="float">
            <text:p>0,047111776158939</text:p>
          </table:table-cell>
          <table:table-cell table:formula="of:=DEGREES([.C131]-[.J131])" office:value-type="float" office:value="0.00618460713529064" calcext:value-type="float">
            <text:p>0,006184607135291</text:p>
          </table:table-cell>
          <table:table-cell table:formula="of:=DEGREES([.D131]-[.K131])" office:value-type="float" office:value="-0.00721655523610288" calcext:value-type="float">
            <text:p>-0,007216555236103</text:p>
          </table:table-cell>
        </table:table-row>
        <table:table-row table:style-name="ro1">
          <table:table-cell office:value-type="float" office:value="-23" calcext:value-type="float">
            <text:p>-23</text:p>
          </table:table-cell>
          <table:table-cell table:formula="of:=[ack_dev_data.A132]*analyze_resolution" office:value-type="float" office:value="-3.45" calcext:value-type="float">
            <text:p>-3,45</text:p>
          </table:table-cell>
          <table:table-cell table:formula="of:=[rf.N208]" office:value-type="float" office:value="0.0440342181103381" calcext:value-type="float">
            <text:p>0,044034218110338</text:p>
          </table:table-cell>
          <table:table-cell table:formula="of:=[lf.N208]" office:value-type="float" office:value="0.0450079513482327" calcext:value-type="float">
            <text:p>0,045007951348233</text:p>
          </table:table-cell>
          <table:table-cell table:formula="of:=([.C132]+[.D132])/2" office:value-type="float" office:value="0.0445210847292854" calcext:value-type="float">
            <text:p>0,044521084729285</text:p>
          </table:table-cell>
          <table:table-cell table:formula="of:=IF([.E132] = 0;0;TAN(0.5*PI()-[.E132])*wheelbase)" office:value-type="float" office:value="6733.92759694192" calcext:value-type="float">
            <text:p>6733,92759694192</text:p>
          </table:table-cell>
          <table:table-cell table:formula="of:=IF([.D132] = 0;0;TAN(0.5*PI()-[.C132])*wheelbase+right_king_pin_y)" office:value-type="float" office:value="6718.47955429911" calcext:value-type="float">
            <text:p>6718,47955429911</text:p>
          </table:table-cell>
          <table:table-cell table:formula="of:=IF([.D132] = 0;0;TAN(0.5*PI()-[.D132])*wheelbase+left_king_pin_y)" office:value-type="float" office:value="6750.98749418439" calcext:value-type="float">
            <text:p>6750,98749418439</text:p>
          </table:table-cell>
          <table:table-cell table:formula="of:=IF([.E132]=0;0;[.E132]/ABS([.E132]))" office:value-type="float" office:value="1" calcext:value-type="float">
            <text:p>1</text:p>
          </table:table-cell>
          <table:table-cell table:formula="of:=IF([.E132]=0;0;[.I132]*0.5*PI()-ATAN(([.F132]-right_king_pin_y)/wheelbase))" office:value-type="float" office:value="0.0439346615930747" calcext:value-type="float">
            <text:p>0,043934661593075</text:p>
          </table:table-cell>
          <table:table-cell table:formula="of:=IF([.E132]=0;0;[.I132]*0.5*PI()-ATAN(([.F132]-left_king_pin_y)/wheelbase))" office:value-type="float" office:value="0.045123363580909" calcext:value-type="float">
            <text:p>0,045123363580909</text:p>
          </table:table-cell>
          <table:table-cell table:formula="of:=DEGREES([.C132]-[.J132])" office:value-type="float" office:value="0.00570416826221411" calcext:value-type="float">
            <text:p>0,005704168262214</text:p>
          </table:table-cell>
          <table:table-cell table:formula="of:=DEGREES([.D132]-[.K132])" office:value-type="float" office:value="-0.00661263383653089" calcext:value-type="float">
            <text:p>-0,006612633836531</text:p>
          </table:table-cell>
        </table:table-row>
        <table:table-row table:style-name="ro1">
          <table:table-cell office:value-type="float" office:value="-22" calcext:value-type="float">
            <text:p>-22</text:p>
          </table:table-cell>
          <table:table-cell table:formula="of:=[ack_dev_data.A133]*analyze_resolution" office:value-type="float" office:value="-3.3" calcext:value-type="float">
            <text:p>-3,3</text:p>
          </table:table-cell>
          <table:table-cell table:formula="of:=[rf.N209]" office:value-type="float" office:value="0.0421409329935018" calcext:value-type="float">
            <text:p>0,042140932993502</text:p>
          </table:table-cell>
          <table:table-cell table:formula="of:=[lf.N209]" office:value-type="float" office:value="0.0430317893312385" calcext:value-type="float">
            <text:p>0,043031789331239</text:p>
          </table:table-cell>
          <table:table-cell table:formula="of:=([.C133]+[.D133])/2" office:value-type="float" office:value="0.0425863611623701" calcext:value-type="float">
            <text:p>0,04258636116237</text:p>
          </table:table-cell>
          <table:table-cell table:formula="of:=IF([.E133] = 0;0;TAN(0.5*PI()-[.E133])*wheelbase)" office:value-type="float" office:value="7040.24974356909" calcext:value-type="float">
            <text:p>7040,24974356909</text:p>
          </table:table-cell>
          <table:table-cell table:formula="of:=IF([.D133] = 0;0;TAN(0.5*PI()-[.C133])*wheelbase+right_king_pin_y)" office:value-type="float" office:value="7024.75451183856" calcext:value-type="float">
            <text:p>7024,75451183856</text:p>
          </table:table-cell>
          <table:table-cell table:formula="of:=IF([.D133] = 0;0;TAN(0.5*PI()-[.D133])*wheelbase+left_king_pin_y)" office:value-type="float" office:value="7057.28647138861" calcext:value-type="float">
            <text:p>7057,28647138861</text:p>
          </table:table-cell>
          <table:table-cell table:formula="of:=IF([.E133]=0;0;[.E133]/ABS([.E133]))" office:value-type="float" office:value="1" calcext:value-type="float">
            <text:p>1</text:p>
          </table:table-cell>
          <table:table-cell table:formula="of:=IF([.E133]=0;0;[.I133]*0.5*PI()-ATAN(([.F133]-right_king_pin_y)/wheelbase))" office:value-type="float" office:value="0.0420494616898282" calcext:value-type="float">
            <text:p>0,042049461689828</text:p>
          </table:table-cell>
          <table:table-cell table:formula="of:=IF([.E133]=0;0;[.I133]*0.5*PI()-ATAN(([.F133]-left_king_pin_y)/wheelbase))" office:value-type="float" office:value="0.0431371399143112" calcext:value-type="float">
            <text:p>0,043137139914311</text:p>
          </table:table-cell>
          <table:table-cell table:formula="of:=DEGREES([.C133]-[.J133])" office:value-type="float" office:value="0.00524091964705973" calcext:value-type="float">
            <text:p>0,00524091964706</text:p>
          </table:table-cell>
          <table:table-cell table:formula="of:=DEGREES([.D133]-[.K133])" office:value-type="float" office:value="-0.00603614377931157" calcext:value-type="float">
            <text:p>-0,006036143779312</text:p>
          </table:table-cell>
        </table:table-row>
        <table:table-row table:style-name="ro1">
          <table:table-cell office:value-type="float" office:value="-21" calcext:value-type="float">
            <text:p>-21</text:p>
          </table:table-cell>
          <table:table-cell table:formula="of:=[ack_dev_data.A134]*analyze_resolution" office:value-type="float" office:value="-3.15" calcext:value-type="float">
            <text:p>-3,15</text:p>
          </table:table-cell>
          <table:table-cell table:formula="of:=[rf.N210]" office:value-type="float" office:value="0.0402456721211481" calcext:value-type="float">
            <text:p>0,040245672121148</text:p>
          </table:table-cell>
          <table:table-cell table:formula="of:=[lf.N210]" office:value-type="float" office:value="0.041057342819628" calcext:value-type="float">
            <text:p>0,041057342819628</text:p>
          </table:table-cell>
          <table:table-cell table:formula="of:=([.C134]+[.D134])/2" office:value-type="float" office:value="0.040651507470388" calcext:value-type="float">
            <text:p>0,040651507470388</text:p>
          </table:table-cell>
          <table:table-cell table:formula="of:=IF([.E134] = 0;0;TAN(0.5*PI()-[.E134])*wheelbase)" office:value-type="float" office:value="7375.73452850546" calcext:value-type="float">
            <text:p>7375,73452850546</text:p>
          </table:table-cell>
          <table:table-cell table:formula="of:=IF([.D134] = 0;0;TAN(0.5*PI()-[.C134])*wheelbase+right_king_pin_y)" office:value-type="float" office:value="7360.19266152271" calcext:value-type="float">
            <text:p>7360,19266152271</text:p>
          </table:table-cell>
          <table:table-cell table:formula="of:=IF([.D134] = 0;0;TAN(0.5*PI()-[.D134])*wheelbase+left_king_pin_y)" office:value-type="float" office:value="7392.74757015355" calcext:value-type="float">
            <text:p>7392,74757015355</text:p>
          </table:table-cell>
          <table:table-cell table:formula="of:=IF([.E134]=0;0;[.E134]/ABS([.E134]))" office:value-type="float" office:value="1" calcext:value-type="float">
            <text:p>1</text:p>
          </table:table-cell>
          <table:table-cell table:formula="of:=IF([.E134]=0;0;[.I134]*0.5*PI()-ATAN(([.F134]-right_king_pin_y)/wheelbase))" office:value-type="float" office:value="0.0401619804508624" calcext:value-type="float">
            <text:p>0,040161980450862</text:p>
          </table:table-cell>
          <table:table-cell table:formula="of:=IF([.E134]=0;0;[.I134]*0.5*PI()-ATAN(([.F134]-left_king_pin_y)/wheelbase))" office:value-type="float" office:value="0.0411531084297814" calcext:value-type="float">
            <text:p>0,041153108429781</text:p>
          </table:table-cell>
          <table:table-cell table:formula="of:=DEGREES([.C134]-[.J134])" office:value-type="float" office:value="0.00479517948777178" calcext:value-type="float">
            <text:p>0,004795179487772</text:p>
          </table:table-cell>
          <table:table-cell table:formula="of:=DEGREES([.D134]-[.K134])" office:value-type="float" office:value="-0.00548696528428487" calcext:value-type="float">
            <text:p>-0,005486965284285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 table:formula="of:=[ack_dev_data.A135]*analyze_resolution" office:value-type="float" office:value="-3" calcext:value-type="float">
            <text:p>-3</text:p>
          </table:table-cell>
          <table:table-cell table:formula="of:=[rf.N211]" office:value-type="float" office:value="0.0383484419477557" calcext:value-type="float">
            <text:p>0,038348441947756</text:p>
          </table:table-cell>
          <table:table-cell table:formula="of:=[lf.N211]" office:value-type="float" office:value="0.0390846171986717" calcext:value-type="float">
            <text:p>0,039084617198672</text:p>
          </table:table-cell>
          <table:table-cell table:formula="of:=([.C135]+[.D135])/2" office:value-type="float" office:value="0.0387165295732137" calcext:value-type="float">
            <text:p>0,038716529573214</text:p>
          </table:table-cell>
          <table:table-cell table:formula="of:=IF([.E135] = 0;0;TAN(0.5*PI()-[.E135])*wheelbase)" office:value-type="float" office:value="7744.75634457936" calcext:value-type="float">
            <text:p>7744,75634457936</text:p>
          </table:table-cell>
          <table:table-cell table:formula="of:=IF([.D135] = 0;0;TAN(0.5*PI()-[.C135])*wheelbase+right_king_pin_y)" office:value-type="float" office:value="7729.16839512497" calcext:value-type="float">
            <text:p>7729,16839512497</text:p>
          </table:table-cell>
          <table:table-cell table:formula="of:=IF([.D135] = 0;0;TAN(0.5*PI()-[.D135])*wheelbase+left_king_pin_y)" office:value-type="float" office:value="7761.74518266852" calcext:value-type="float">
            <text:p>7761,74518266852</text:p>
          </table:table-cell>
          <table:table-cell table:formula="of:=IF([.E135]=0;0;[.E135]/ABS([.E135]))" office:value-type="float" office:value="1" calcext:value-type="float">
            <text:p>1</text:p>
          </table:table-cell>
          <table:table-cell table:formula="of:=IF([.E135]=0;0;[.I135]*0.5*PI()-ATAN(([.F135]-right_king_pin_y)/wheelbase))" office:value-type="float" office:value="0.0382722188455031" calcext:value-type="float">
            <text:p>0,038272218845503</text:p>
          </table:table-cell>
          <table:table-cell table:formula="of:=IF([.E135]=0;0;[.I135]*0.5*PI()-ATAN(([.F135]-left_king_pin_y)/wheelbase))" office:value-type="float" office:value="0.0391712723366742" calcext:value-type="float">
            <text:p>0,039171272336674</text:p>
          </table:table-cell>
          <table:table-cell table:formula="of:=DEGREES([.C135]-[.J135])" office:value-type="float" office:value="0.00436726206046705" calcext:value-type="float">
            <text:p>0,004367262060467</text:p>
          </table:table-cell>
          <table:table-cell table:formula="of:=DEGREES([.D135]-[.K135])" office:value-type="float" office:value="-0.00496497368066635" calcext:value-type="float">
            <text:p>-0,004964973680666</text:p>
          </table:table-cell>
        </table:table-row>
        <table:table-row table:style-name="ro1">
          <table:table-cell office:value-type="float" office:value="-19" calcext:value-type="float">
            <text:p>-19</text:p>
          </table:table-cell>
          <table:table-cell table:formula="of:=[ack_dev_data.A136]*analyze_resolution" office:value-type="float" office:value="-2.85" calcext:value-type="float">
            <text:p>-2,85</text:p>
          </table:table-cell>
          <table:table-cell table:formula="of:=[rf.N212]" office:value-type="float" office:value="0.036449248902268" calcext:value-type="float">
            <text:p>0,036449248902268</text:p>
          </table:table-cell>
          <table:table-cell table:formula="of:=[lf.N212]" office:value-type="float" office:value="0.0371136178777683" calcext:value-type="float">
            <text:p>0,037113617877768</text:p>
          </table:table-cell>
          <table:table-cell table:formula="of:=([.C136]+[.D136])/2" office:value-type="float" office:value="0.0367814333900182" calcext:value-type="float">
            <text:p>0,036781433390018</text:p>
          </table:table-cell>
          <table:table-cell table:formula="of:=IF([.E136] = 0;0;TAN(0.5*PI()-[.E136])*wheelbase)" office:value-type="float" office:value="8152.61050956757" calcext:value-type="float">
            <text:p>8152,61050956757</text:p>
          </table:table-cell>
          <table:table-cell table:formula="of:=IF([.D136] = 0;0;TAN(0.5*PI()-[.C136])*wheelbase+right_king_pin_y)" office:value-type="float" office:value="8136.97702937768" calcext:value-type="float">
            <text:p>8136,97702937768</text:p>
          </table:table-cell>
          <table:table-cell table:formula="of:=IF([.D136] = 0;0;TAN(0.5*PI()-[.D136])*wheelbase+left_king_pin_y)" office:value-type="float" office:value="8169.57462606149" calcext:value-type="float">
            <text:p>8169,57462606149</text:p>
          </table:table-cell>
          <table:table-cell table:formula="of:=IF([.E136]=0;0;[.E136]/ABS([.E136]))" office:value-type="float" office:value="1" calcext:value-type="float">
            <text:p>1</text:p>
          </table:table-cell>
          <table:table-cell table:formula="of:=IF([.E136]=0;0;[.I136]*0.5*PI()-ATAN(([.F136]-right_king_pin_y)/wheelbase))" office:value-type="float" office:value="0.0363801778863826" calcext:value-type="float">
            <text:p>0,036380177886383</text:p>
          </table:table-cell>
          <table:table-cell table:formula="of:=IF([.E136]=0;0;[.I136]*0.5*PI()-ATAN(([.F136]-left_king_pin_y)/wheelbase))" office:value-type="float" office:value="0.0371916347834766" calcext:value-type="float">
            <text:p>0,037191634783477</text:p>
          </table:table-cell>
          <table:table-cell table:formula="of:=DEGREES([.C136]-[.J136])" office:value-type="float" office:value="0.00395747769691653" calcext:value-type="float">
            <text:p>0,003957477696917</text:p>
          </table:table-cell>
          <table:table-cell table:formula="of:=DEGREES([.D136]-[.K136])" office:value-type="float" office:value="-0.00447003942775888" calcext:value-type="float">
            <text:p>-0,004470039427759</text:p>
          </table:table-cell>
        </table:table-row>
        <table:table-row table:style-name="ro1">
          <table:table-cell office:value-type="float" office:value="-18" calcext:value-type="float">
            <text:p>-18</text:p>
          </table:table-cell>
          <table:table-cell table:formula="of:=[ack_dev_data.A137]*analyze_resolution" office:value-type="float" office:value="-2.7" calcext:value-type="float">
            <text:p>-2,7</text:p>
          </table:table-cell>
          <table:table-cell table:formula="of:=[rf.N213]" office:value-type="float" office:value="0.034548099388119" calcext:value-type="float">
            <text:p>0,034548099388119</text:p>
          </table:table-cell>
          <table:table-cell table:formula="of:=[lf.N213]" office:value-type="float" office:value="0.0351443502904761" calcext:value-type="float">
            <text:p>0,035144350290476</text:p>
          </table:table-cell>
          <table:table-cell table:formula="of:=([.C137]+[.D137])/2" office:value-type="float" office:value="0.0348462248392976" calcext:value-type="float">
            <text:p>0,034846224839298</text:p>
          </table:table-cell>
          <table:table-cell table:formula="of:=IF([.E137] = 0;0;TAN(0.5*PI()-[.E137])*wheelbase)" office:value-type="float" office:value="8605.76907868126" calcext:value-type="float">
            <text:p>8605,76907868126</text:p>
          </table:table-cell>
          <table:table-cell table:formula="of:=IF([.D137] = 0;0;TAN(0.5*PI()-[.C137])*wheelbase+right_king_pin_y)" office:value-type="float" office:value="8590.09061845815" calcext:value-type="float">
            <text:p>8590,09061845815</text:p>
          </table:table-cell>
          <table:table-cell table:formula="of:=IF([.D137] = 0;0;TAN(0.5*PI()-[.D137])*wheelbase+left_king_pin_y)" office:value-type="float" office:value="8622.70795488581" calcext:value-type="float">
            <text:p>8622,70795488581</text:p>
          </table:table-cell>
          <table:table-cell table:formula="of:=IF([.E137]=0;0;[.E137]/ABS([.E137]))" office:value-type="float" office:value="1" calcext:value-type="float">
            <text:p>1</text:p>
          </table:table-cell>
          <table:table-cell table:formula="of:=IF([.E137]=0;0;[.I137]*0.5*PI()-ATAN(([.F137]-right_king_pin_y)/wheelbase))" office:value-type="float" office:value="0.0344858586298507" calcext:value-type="float">
            <text:p>0,034485858629851</text:p>
          </table:table-cell>
          <table:table-cell table:formula="of:=IF([.E137]=0;0;[.I137]*0.5*PI()-ATAN(([.F137]-left_king_pin_y)/wheelbase))" office:value-type="float" office:value="0.0352141988582175" calcext:value-type="float">
            <text:p>0,035214198858218</text:p>
          </table:table-cell>
          <table:table-cell table:formula="of:=DEGREES([.C137]-[.J137])" office:value-type="float" office:value="0.00356613276247237" calcext:value-type="float">
            <text:p>0,003566132762472</text:p>
          </table:table-cell>
          <table:table-cell table:formula="of:=DEGREES([.D137]-[.K137])" office:value-type="float" office:value="-0.00400202813661862" calcext:value-type="float">
            <text:p>-0,004002028136619</text:p>
          </table:table-cell>
        </table:table-row>
        <table:table-row table:style-name="ro1">
          <table:table-cell office:value-type="float" office:value="-17" calcext:value-type="float">
            <text:p>-17</text:p>
          </table:table-cell>
          <table:table-cell table:formula="of:=[ack_dev_data.A138]*analyze_resolution" office:value-type="float" office:value="-2.55" calcext:value-type="float">
            <text:p>-2,55</text:p>
          </table:table-cell>
          <table:table-cell table:formula="of:=[rf.N214]" office:value-type="float" office:value="0.0326449997832631" calcext:value-type="float">
            <text:p>0,032644999783263</text:p>
          </table:table-cell>
          <table:table-cell table:formula="of:=[lf.N214]" office:value-type="float" office:value="0.0331768198945488" calcext:value-type="float">
            <text:p>0,033176819894549</text:p>
          </table:table-cell>
          <table:table-cell table:formula="of:=([.C138]+[.D138])/2" office:value-type="float" office:value="0.032910909838906" calcext:value-type="float">
            <text:p>0,032910909838906</text:p>
          </table:table-cell>
          <table:table-cell table:formula="of:=IF([.E138] = 0;0;TAN(0.5*PI()-[.E138])*wheelbase)" office:value-type="float" office:value="9112.22694381186" calcext:value-type="float">
            <text:p>9112,22694381186</text:p>
          </table:table-cell>
          <table:table-cell table:formula="of:=IF([.D138] = 0;0;TAN(0.5*PI()-[.C138])*wheelbase+right_king_pin_y)" office:value-type="float" office:value="9096.50405323367" calcext:value-type="float">
            <text:p>9096,50405323367</text:p>
          </table:table-cell>
          <table:table-cell table:formula="of:=IF([.D138] = 0;0;TAN(0.5*PI()-[.D138])*wheelbase+left_king_pin_y)" office:value-type="float" office:value="9129.14006036602" calcext:value-type="float">
            <text:p>9129,14006036602</text:p>
          </table:table-cell>
          <table:table-cell table:formula="of:=IF([.E138]=0;0;[.E138]/ABS([.E138]))" office:value-type="float" office:value="1" calcext:value-type="float">
            <text:p>1</text:p>
          </table:table-cell>
          <table:table-cell table:formula="of:=IF([.E138]=0;0;[.I138]*0.5*PI()-ATAN(([.F138]-right_king_pin_y)/wheelbase))" office:value-type="float" office:value="0.0325892621763884" calcext:value-type="float">
            <text:p>0,032589262176388</text:p>
          </table:table-cell>
          <table:table-cell table:formula="of:=IF([.E138]=0;0;[.I138]*0.5*PI()-ATAN(([.F138]-left_king_pin_y)/wheelbase))" office:value-type="float" office:value="0.0332389675888773" calcext:value-type="float">
            <text:p>0,033238967588877</text:p>
          </table:table-cell>
          <table:table-cell table:formula="of:=DEGREES([.C138]-[.J138])" office:value-type="float" office:value="0.00319352963408384" calcext:value-type="float">
            <text:p>0,003193529634084</text:p>
          </table:table-cell>
          <table:table-cell table:formula="of:=DEGREES([.D138]-[.K138])" office:value-type="float" office:value="-0.00356080059149194" calcext:value-type="float">
            <text:p>-0,003560800591492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table:formula="of:=[ack_dev_data.A139]*analyze_resolution" office:value-type="float" office:value="-2.4" calcext:value-type="float">
            <text:p>-2,4</text:p>
          </table:table-cell>
          <table:table-cell table:formula="of:=[rf.N215]" office:value-type="float" office:value="0.0307399564402031" calcext:value-type="float">
            <text:p>0,030739956440203</text:p>
          </table:table-cell>
          <table:table-cell table:formula="of:=[lf.N215]" office:value-type="float" office:value="0.0312110321719788" calcext:value-type="float">
            <text:p>0,031211032171979</text:p>
          </table:table-cell>
          <table:table-cell table:formula="of:=([.C139]+[.D139])/2" office:value-type="float" office:value="0.0309754943060909" calcext:value-type="float">
            <text:p>0,030975494306091</text:p>
          </table:table-cell>
          <table:table-cell table:formula="of:=IF([.E139] = 0;0;TAN(0.5*PI()-[.E139])*wheelbase)" office:value-type="float" office:value="9681.97771999248" calcext:value-type="float">
            <text:p>9681,97771999248</text:p>
          </table:table-cell>
          <table:table-cell table:formula="of:=IF([.D139] = 0;0;TAN(0.5*PI()-[.C139])*wheelbase+right_king_pin_y)" office:value-type="float" office:value="9666.21094772382" calcext:value-type="float">
            <text:p>9666,21094772382</text:p>
          </table:table-cell>
          <table:table-cell table:formula="of:=IF([.D139] = 0;0;TAN(0.5*PI()-[.D139])*wheelbase+left_king_pin_y)" office:value-type="float" office:value="9698.864556859" calcext:value-type="float">
            <text:p>9698,864556859</text:p>
          </table:table-cell>
          <table:table-cell table:formula="of:=IF([.E139]=0;0;[.E139]/ABS([.E139]))" office:value-type="float" office:value="1" calcext:value-type="float">
            <text:p>1</text:p>
          </table:table-cell>
          <table:table-cell table:formula="of:=IF([.E139]=0;0;[.I139]*0.5*PI()-ATAN(([.F139]-right_king_pin_y)/wheelbase))" office:value-type="float" office:value="0.0306903896710256" calcext:value-type="float">
            <text:p>0,030690389671026</text:p>
          </table:table-cell>
          <table:table-cell table:formula="of:=IF([.E139]=0;0;[.I139]*0.5*PI()-ATAN(([.F139]-left_king_pin_y)/wheelbase))" office:value-type="float" office:value="0.0312659439438061" calcext:value-type="float">
            <text:p>0,031265943943806</text:p>
          </table:table-cell>
          <table:table-cell table:formula="of:=DEGREES([.C139]-[.J139])" office:value-type="float" office:value="0.0028399666779699" calcext:value-type="float">
            <text:p>0,00283996667797</text:p>
          </table:table-cell>
          <table:table-cell table:formula="of:=DEGREES([.D139]-[.K139])" office:value-type="float" office:value="-0.00314621277129053" calcext:value-type="float">
            <text:p>-0,003146212771291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 table:formula="of:=[ack_dev_data.A140]*analyze_resolution" office:value-type="float" office:value="-2.25" calcext:value-type="float">
            <text:p>-2,25</text:p>
          </table:table-cell>
          <table:table-cell table:formula="of:=[rf.N216]" office:value-type="float" office:value="0.0288329756860159" calcext:value-type="float">
            <text:p>0,028832975686016</text:p>
          </table:table-cell>
          <table:table-cell table:formula="of:=[lf.N216]" office:value-type="float" office:value="0.0292469926290262" calcext:value-type="float">
            <text:p>0,029246992629026</text:p>
          </table:table-cell>
          <table:table-cell table:formula="of:=([.C140]+[.D140])/2" office:value-type="float" office:value="0.0290399841575211" calcext:value-type="float">
            <text:p>0,029039984157521</text:p>
          </table:table-cell>
          <table:table-cell table:formula="of:=IF([.E140] = 0;0;TAN(0.5*PI()-[.E140])*wheelbase)" office:value-type="float" office:value="10327.6799864469" calcext:value-type="float">
            <text:p>10327,6799864469</text:p>
          </table:table-cell>
          <table:table-cell table:formula="of:=IF([.D140] = 0;0;TAN(0.5*PI()-[.C140])*wheelbase+right_king_pin_y)" office:value-type="float" office:value="10311.8698801487" calcext:value-type="float">
            <text:p>10311,8698801487</text:p>
          </table:table-cell>
          <table:table-cell table:formula="of:=IF([.D140] = 0;0;TAN(0.5*PI()-[.D140])*wheelbase+left_king_pin_y)" office:value-type="float" office:value="10344.5400229034" calcext:value-type="float">
            <text:p>10344,5400229034</text:p>
          </table:table-cell>
          <table:table-cell table:formula="of:=IF([.E140]=0;0;[.E140]/ABS([.E140]))" office:value-type="float" office:value="1" calcext:value-type="float">
            <text:p>1</text:p>
          </table:table-cell>
          <table:table-cell table:formula="of:=IF([.E140]=0;0;[.I140]*0.5*PI()-ATAN(([.F140]-right_king_pin_y)/wheelbase))" office:value-type="float" office:value="0.0287892423037523" calcext:value-type="float">
            <text:p>0,028789242303752</text:p>
          </table:table-cell>
          <table:table-cell table:formula="of:=IF([.E140]=0;0;[.I140]*0.5*PI()-ATAN(([.F140]-left_king_pin_y)/wheelbase))" office:value-type="float" office:value="0.0292951308321308" calcext:value-type="float">
            <text:p>0,029295130832131</text:p>
          </table:table-cell>
          <table:table-cell table:formula="of:=DEGREES([.C140]-[.J140])" office:value-type="float" office:value="0.00250573822753338" calcext:value-type="float">
            <text:p>0,002505738227533</text:p>
          </table:table-cell>
          <table:table-cell table:formula="of:=DEGREES([.D140]-[.K140])" office:value-type="float" office:value="-0.0027581158712319" calcext:value-type="float">
            <text:p>-0,002758115871232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  <table:table-cell table:formula="of:=[ack_dev_data.A141]*analyze_resolution" office:value-type="float" office:value="-2.1" calcext:value-type="float">
            <text:p>-2,1</text:p>
          </table:table-cell>
          <table:table-cell table:formula="of:=[rf.N217]" office:value-type="float" office:value="0.0269240638223862" calcext:value-type="float">
            <text:p>0,026924063822386</text:p>
          </table:table-cell>
          <table:table-cell table:formula="of:=[lf.N217]" office:value-type="float" office:value="0.0272847067962619" calcext:value-type="float">
            <text:p>0,027284706796262</text:p>
          </table:table-cell>
          <table:table-cell table:formula="of:=([.C141]+[.D141])/2" office:value-type="float" office:value="0.027104385309324" calcext:value-type="float">
            <text:p>0,027104385309324</text:p>
          </table:table-cell>
          <table:table-cell table:formula="of:=IF([.E141] = 0;0;TAN(0.5*PI()-[.E141])*wheelbase)" office:value-type="float" office:value="11065.6090595135" calcext:value-type="float">
            <text:p>11065,6090595135</text:p>
          </table:table-cell>
          <table:table-cell table:formula="of:=IF([.D141] = 0;0;TAN(0.5*PI()-[.C141])*wheelbase+right_king_pin_y)" office:value-type="float" office:value="11049.7561658526" calcext:value-type="float">
            <text:p>11049,7561658526</text:p>
          </table:table-cell>
          <table:table-cell table:formula="of:=IF([.D141] = 0;0;TAN(0.5*PI()-[.D141])*wheelbase+left_king_pin_y)" office:value-type="float" office:value="11082.4417741435" calcext:value-type="float">
            <text:p>11082,4417741435</text:p>
          </table:table-cell>
          <table:table-cell table:formula="of:=IF([.E141]=0;0;[.E141]/ABS([.E141]))" office:value-type="float" office:value="1" calcext:value-type="float">
            <text:p>1</text:p>
          </table:table-cell>
          <table:table-cell table:formula="of:=IF([.E141]=0;0;[.I141]*0.5*PI()-ATAN(([.F141]-right_king_pin_y)/wheelbase))" office:value-type="float" office:value="0.0268858213099394" calcext:value-type="float">
            <text:p>0,02688582130994</text:p>
          </table:table-cell>
          <table:table-cell table:formula="of:=IF([.E141]=0;0;[.I141]*0.5*PI()-ATAN(([.F141]-left_king_pin_y)/wheelbase))" office:value-type="float" office:value="0.0273265311041744" calcext:value-type="float">
            <text:p>0,027326531104174</text:p>
          </table:table-cell>
          <table:table-cell table:formula="of:=DEGREES([.C141]-[.J141])" office:value-type="float" office:value="0.00219113456117345" calcext:value-type="float">
            <text:p>0,002191134561173</text:p>
          </table:table-cell>
          <table:table-cell table:formula="of:=DEGREES([.D141]-[.K141])" office:value-type="float" office:value="-0.00239635632444169" calcext:value-type="float">
            <text:p>-0,002396356324442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 table:formula="of:=[ack_dev_data.A142]*analyze_resolution" office:value-type="float" office:value="-1.95" calcext:value-type="float">
            <text:p>-1,95</text:p>
          </table:table-cell>
          <table:table-cell table:formula="of:=[rf.N218]" office:value-type="float" office:value="0.0250132271256304" calcext:value-type="float">
            <text:p>0,025013227125631</text:p>
          </table:table-cell>
          <table:table-cell table:formula="of:=[lf.N218]" office:value-type="float" office:value="0.0253241802286069" calcext:value-type="float">
            <text:p>0,025324180228607</text:p>
          </table:table-cell>
          <table:table-cell table:formula="of:=([.C142]+[.D142])/2" office:value-type="float" office:value="0.0251687036771187" calcext:value-type="float">
            <text:p>0,025168703677119</text:p>
          </table:table-cell>
          <table:table-cell table:formula="of:=IF([.E142] = 0;0;TAN(0.5*PI()-[.E142])*wheelbase)" office:value-type="float" office:value="11917.0480453812" calcext:value-type="float">
            <text:p>11917,0480453812</text:p>
          </table:table-cell>
          <table:table-cell table:formula="of:=IF([.D142] = 0;0;TAN(0.5*PI()-[.C142])*wheelbase+right_king_pin_y)" office:value-type="float" office:value="11901.1529100417" calcext:value-type="float">
            <text:p>11901,1529100417</text:p>
          </table:table-cell>
          <table:table-cell table:formula="of:=IF([.D142] = 0;0;TAN(0.5*PI()-[.D142])*wheelbase+left_king_pin_y)" office:value-type="float" office:value="11933.852916064" calcext:value-type="float">
            <text:p>11933,852916064</text:p>
          </table:table-cell>
          <table:table-cell table:formula="of:=IF([.E142]=0;0;[.E142]/ABS([.E142]))" office:value-type="float" office:value="1" calcext:value-type="float">
            <text:p>1</text:p>
          </table:table-cell>
          <table:table-cell table:formula="of:=IF([.E142]=0;0;[.I142]*0.5*PI()-ATAN(([.F142]-right_king_pin_y)/wheelbase))" office:value-type="float" office:value="0.0249801279707533" calcext:value-type="float">
            <text:p>0,024980127970753</text:p>
          </table:table-cell>
          <table:table-cell table:formula="of:=IF([.E142]=0;0;[.I142]*0.5*PI()-ATAN(([.F142]-left_king_pin_y)/wheelbase))" office:value-type="float" office:value="0.0253601475518719" calcext:value-type="float">
            <text:p>0,025360147551872</text:p>
          </table:table-cell>
          <table:table-cell table:formula="of:=DEGREES([.C142]-[.J142])" office:value-type="float" office:value="0.00189644187990723" calcext:value-type="float">
            <text:p>0,001896441879907</text:p>
          </table:table-cell>
          <table:table-cell table:formula="of:=DEGREES([.D142]-[.K142])" office:value-type="float" office:value="-0.00206077582346696" calcext:value-type="float">
            <text:p>-0,002060775823467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table:formula="of:=[ack_dev_data.A143]*analyze_resolution" office:value-type="float" office:value="-1.8" calcext:value-type="float">
            <text:p>-1,8</text:p>
          </table:table-cell>
          <table:table-cell table:formula="of:=[rf.N219]" office:value-type="float" office:value="0.0231004718467291" calcext:value-type="float">
            <text:p>0,023100471846729</text:p>
          </table:table-cell>
          <table:table-cell table:formula="of:=[lf.N219]" office:value-type="float" office:value="0.0233654185053607" calcext:value-type="float">
            <text:p>0,023365418505361</text:p>
          </table:table-cell>
          <table:table-cell table:formula="of:=([.C143]+[.D143])/2" office:value-type="float" office:value="0.0232329451760449" calcext:value-type="float">
            <text:p>0,023232945176045</text:p>
          </table:table-cell>
          <table:table-cell table:formula="of:=IF([.E143] = 0;0;TAN(0.5*PI()-[.E143])*wheelbase)" office:value-type="float" office:value="12910.3744191964" calcext:value-type="float">
            <text:p>12910,3744191964</text:p>
          </table:table-cell>
          <table:table-cell table:formula="of:=IF([.D143] = 0;0;TAN(0.5*PI()-[.C143])*wheelbase+right_king_pin_y)" office:value-type="float" office:value="12894.4375868885" calcext:value-type="float">
            <text:p>12894,4375868885</text:p>
          </table:table-cell>
          <table:table-cell table:formula="of:=IF([.D143] = 0;0;TAN(0.5*PI()-[.D143])*wheelbase+left_king_pin_y)" office:value-type="float" office:value="12927.1509230988" calcext:value-type="float">
            <text:p>12927,1509230988</text:p>
          </table:table-cell>
          <table:table-cell table:formula="of:=IF([.E143]=0;0;[.E143]/ABS([.E143]))" office:value-type="float" office:value="1" calcext:value-type="float">
            <text:p>1</text:p>
          </table:table-cell>
          <table:table-cell table:formula="of:=IF([.E143]=0;0;[.I143]*0.5*PI()-ATAN(([.F143]-right_king_pin_y)/wheelbase))" office:value-type="float" office:value="0.0230721636135718" calcext:value-type="float">
            <text:p>0,023072163613572</text:p>
          </table:table-cell>
          <table:table-cell table:formula="of:=IF([.E143]=0;0;[.I143]*0.5*PI()-ATAN(([.F143]-left_king_pin_y)/wheelbase))" office:value-type="float" office:value="0.0233959829091814" calcext:value-type="float">
            <text:p>0,023395982909182</text:p>
          </table:table-cell>
          <table:table-cell table:formula="of:=DEGREES([.C143]-[.J143])" office:value-type="float" office:value="0.0016219422853858" calcext:value-type="float">
            <text:p>0,001621942285386</text:p>
          </table:table-cell>
          <table:table-cell table:formula="of:=DEGREES([.D143]-[.K143])" office:value-type="float" office:value="-0.0017512113422602" calcext:value-type="float">
            <text:p>-0,00175121134226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table:formula="of:=[ack_dev_data.A144]*analyze_resolution" office:value-type="float" office:value="-1.65" calcext:value-type="float">
            <text:p>-1,65</text:p>
          </table:table-cell>
          <table:table-cell table:formula="of:=[rf.N220]" office:value-type="float" office:value="0.0211858042113577" calcext:value-type="float">
            <text:p>0,021185804211358</text:p>
          </table:table-cell>
          <table:table-cell table:formula="of:=[lf.N220]" office:value-type="float" office:value="0.0214084272302484" calcext:value-type="float">
            <text:p>0,021408427230249</text:p>
          </table:table-cell>
          <table:table-cell table:formula="of:=([.C144]+[.D144])/2" office:value-type="float" office:value="0.0212971157208031" calcext:value-type="float">
            <text:p>0,021297115720803</text:p>
          </table:table-cell>
          <table:table-cell table:formula="of:=IF([.E144] = 0;0;TAN(0.5*PI()-[.E144])*wheelbase)" office:value-type="float" office:value="14084.2847382218" calcext:value-type="float">
            <text:p>14084,2847382218</text:p>
          </table:table-cell>
          <table:table-cell table:formula="of:=IF([.D144] = 0;0;TAN(0.5*PI()-[.C144])*wheelbase+right_king_pin_y)" office:value-type="float" office:value="14068.3067526928" calcext:value-type="float">
            <text:p>14068,3067526928</text:p>
          </table:table-cell>
          <table:table-cell table:formula="of:=IF([.D144] = 0;0;TAN(0.5*PI()-[.D144])*wheelbase+left_king_pin_y)" office:value-type="float" office:value="14101.0323517878" calcext:value-type="float">
            <text:p>14101,0323517878</text:p>
          </table:table-cell>
          <table:table-cell table:formula="of:=IF([.E144]=0;0;[.E144]/ABS([.E144]))" office:value-type="float" office:value="1" calcext:value-type="float">
            <text:p>1</text:p>
          </table:table-cell>
          <table:table-cell table:formula="of:=IF([.E144]=0;0;[.I144]*0.5*PI()-ATAN(([.F144]-right_king_pin_y)/wheelbase))" office:value-type="float" office:value="0.0211619296124064" calcext:value-type="float">
            <text:p>0,021161929612406</text:p>
          </table:table-cell>
          <table:table-cell table:formula="of:=IF([.E144]=0;0;[.I144]*0.5*PI()-ATAN(([.F144]-left_king_pin_y)/wheelbase))" office:value-type="float" office:value="0.0214340398525086" calcext:value-type="float">
            <text:p>0,021434039852509</text:p>
          </table:table-cell>
          <table:table-cell table:formula="of:=DEGREES([.C144]-[.J144])" office:value-type="float" office:value="0.00136791375747765" calcext:value-type="float">
            <text:p>0,001367913757478</text:p>
          </table:table-cell>
          <table:table-cell table:formula="of:=DEGREES([.D144]-[.K144])" office:value-type="float" office:value="-0.00146749515776887" calcext:value-type="float">
            <text:p>-0,001467495157769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table:formula="of:=[ack_dev_data.A145]*analyze_resolution" office:value-type="float" office:value="-1.5" calcext:value-type="float">
            <text:p>-1,5</text:p>
          </table:table-cell>
          <table:table-cell table:formula="of:=[rf.N221]" office:value-type="float" office:value="0.0192692304199164" calcext:value-type="float">
            <text:p>0,019269230419916</text:p>
          </table:table-cell>
          <table:table-cell table:formula="of:=[lf.N221]" office:value-type="float" office:value="0.0194532120314466" calcext:value-type="float">
            <text:p>0,019453212031447</text:p>
          </table:table-cell>
          <table:table-cell table:formula="of:=([.C145]+[.D145])/2" office:value-type="float" office:value="0.0193612212256815" calcext:value-type="float">
            <text:p>0,019361221225682</text:p>
          </table:table-cell>
          <table:table-cell table:formula="of:=IF([.E145] = 0;0;TAN(0.5*PI()-[.E145])*wheelbase)" office:value-type="float" office:value="15492.9541828985" calcext:value-type="float">
            <text:p>15492,9541828985</text:p>
          </table:table-cell>
          <table:table-cell table:formula="of:=IF([.D145] = 0;0;TAN(0.5*PI()-[.C145])*wheelbase+right_king_pin_y)" office:value-type="float" office:value="15476.9355869409" calcext:value-type="float">
            <text:p>15476,9355869409</text:p>
          </table:table-cell>
          <table:table-cell table:formula="of:=IF([.D145] = 0;0;TAN(0.5*PI()-[.D145])*wheelbase+left_king_pin_y)" office:value-type="float" office:value="15509.6723818421" calcext:value-type="float">
            <text:p>15509,6723818421</text:p>
          </table:table-cell>
          <table:table-cell table:formula="of:=IF([.E145]=0;0;[.E145]/ABS([.E145]))" office:value-type="float" office:value="1" calcext:value-type="float">
            <text:p>1</text:p>
          </table:table-cell>
          <table:table-cell table:formula="of:=IF([.E145]=0;0;[.I145]*0.5*PI()-ATAN(([.F145]-right_king_pin_y)/wheelbase))" office:value-type="float" office:value="0.0192494273883157" calcext:value-type="float">
            <text:p>0,019249427388316</text:p>
          </table:table-cell>
          <table:table-cell table:formula="of:=IF([.E145]=0;0;[.I145]*0.5*PI()-ATAN(([.F145]-left_king_pin_y)/wheelbase))" office:value-type="float" office:value="0.0194743210011163" calcext:value-type="float">
            <text:p>0,019474321001116</text:p>
          </table:table-cell>
          <table:table-cell table:formula="of:=DEGREES([.C145]-[.J145])" office:value-type="float" office:value="0.00113463013228471" calcext:value-type="float">
            <text:p>0,001134630132285</text:p>
          </table:table-cell>
          <table:table-cell table:formula="of:=DEGREES([.D145]-[.K145])" office:value-type="float" office:value="-0.00120945487194492" calcext:value-type="float">
            <text:p>-0,001209454871945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table:formula="of:=[ack_dev_data.A146]*analyze_resolution" office:value-type="float" office:value="-1.35" calcext:value-type="float">
            <text:p>-1,35</text:p>
          </table:table-cell>
          <table:table-cell table:formula="of:=[rf.N222]" office:value-type="float" office:value="0.0173507566475574" calcext:value-type="float">
            <text:p>0,017350756647558</text:p>
          </table:table-cell>
          <table:table-cell table:formula="of:=[lf.N222]" office:value-type="float" office:value="0.0174997785616334" calcext:value-type="float">
            <text:p>0,017499778561633</text:p>
          </table:table-cell>
          <table:table-cell table:formula="of:=([.C146]+[.D146])/2" office:value-type="float" office:value="0.0174252676045954" calcext:value-type="float">
            <text:p>0,017425267604595</text:p>
          </table:table-cell>
          <table:table-cell table:formula="of:=IF([.E146] = 0;0;TAN(0.5*PI()-[.E146])*wheelbase)" office:value-type="float" office:value="17214.6357919413" calcext:value-type="float">
            <text:p>17214,6357919413</text:p>
          </table:table-cell>
          <table:table-cell table:formula="of:=IF([.D146] = 0;0;TAN(0.5*PI()-[.C146])*wheelbase+right_king_pin_y)" office:value-type="float" office:value="17198.5771274063" calcext:value-type="float">
            <text:p>17198,5771274063</text:p>
          </table:table-cell>
          <table:table-cell table:formula="of:=IF([.D146] = 0;0;TAN(0.5*PI()-[.D146])*wheelbase+left_king_pin_y)" office:value-type="float" office:value="17231.3240512333" calcext:value-type="float">
            <text:p>17231,3240512333</text:p>
          </table:table-cell>
          <table:table-cell table:formula="of:=IF([.E146]=0;0;[.E146]/ABS([.E146]))" office:value-type="float" office:value="1" calcext:value-type="float">
            <text:p>1</text:p>
          </table:table-cell>
          <table:table-cell table:formula="of:=IF([.E146]=0;0;[.I146]*0.5*PI()-ATAN(([.F146]-right_king_pin_y)/wheelbase))" office:value-type="float" office:value="0.0173346584098288" calcext:value-type="float">
            <text:p>0,017334658409829</text:p>
          </table:table-cell>
          <table:table-cell table:formula="of:=IF([.E146]=0;0;[.I146]*0.5*PI()-ATAN(([.F146]-left_king_pin_y)/wheelbase))" office:value-type="float" office:value="0.0175168289175494" calcext:value-type="float">
            <text:p>0,017516828917549</text:p>
          </table:table-cell>
          <table:table-cell table:formula="of:=DEGREES([.C146]-[.J146])" office:value-type="float" office:value="0.000922361079445845" calcext:value-type="float">
            <text:p>0,000922361079446</text:p>
          </table:table-cell>
          <table:table-cell table:formula="of:=DEGREES([.D146]-[.K146])" office:value-type="float" office:value="-0.000976913433181672" calcext:value-type="float">
            <text:p>-0,000976913433182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table:formula="of:=[ack_dev_data.A147]*analyze_resolution" office:value-type="float" office:value="-1.2" calcext:value-type="float">
            <text:p>-1,2</text:p>
          </table:table-cell>
          <table:table-cell table:formula="of:=[rf.N223]" office:value-type="float" office:value="0.0154303890442237" calcext:value-type="float">
            <text:p>0,015430389044224</text:p>
          </table:table-cell>
          <table:table-cell table:formula="of:=[lf.N223]" office:value-type="float" office:value="0.0155481324980098" calcext:value-type="float">
            <text:p>0,01554813249801</text:p>
          </table:table-cell>
          <table:table-cell table:formula="of:=([.C147]+[.D147])/2" office:value-type="float" office:value="0.0154892607711168" calcext:value-type="float">
            <text:p>0,015489260771117</text:p>
          </table:table-cell>
          <table:table-cell table:formula="of:=IF([.E147] = 0;0;TAN(0.5*PI()-[.E147])*wheelbase)" office:value-type="float" office:value="19366.709123763" calcext:value-type="float">
            <text:p>19366,709123763</text:p>
          </table:table-cell>
          <table:table-cell table:formula="of:=IF([.D147] = 0;0;TAN(0.5*PI()-[.C147])*wheelbase+right_king_pin_y)" office:value-type="float" office:value="19350.6109315658" calcext:value-type="float">
            <text:p>19350,6109315658</text:p>
          </table:table-cell>
          <table:table-cell table:formula="of:=IF([.D147] = 0;0;TAN(0.5*PI()-[.D147])*wheelbase+left_king_pin_y)" office:value-type="float" office:value="19383.3669176261" calcext:value-type="float">
            <text:p>19383,3669176261</text:p>
          </table:table-cell>
          <table:table-cell table:formula="of:=IF([.E147]=0;0;[.E147]/ABS([.E147]))" office:value-type="float" office:value="1" calcext:value-type="float">
            <text:p>1</text:p>
          </table:table-cell>
          <table:table-cell table:formula="of:=IF([.E147]=0;0;[.I147]*0.5*PI()-ATAN(([.F147]-right_king_pin_y)/wheelbase))" office:value-type="float" office:value="0.0154176241933617" calcext:value-type="float">
            <text:p>0,015417624193362</text:p>
          </table:table-cell>
          <table:table-cell table:formula="of:=IF([.E147]=0;0;[.I147]*0.5*PI()-ATAN(([.F147]-left_king_pin_y)/wheelbase))" office:value-type="float" office:value="0.0155615661080488" calcext:value-type="float">
            <text:p>0,015561566108049</text:p>
          </table:table-cell>
          <table:table-cell table:formula="of:=DEGREES([.C147]-[.J147])" office:value-type="float" office:value="0.000731372080509162" calcext:value-type="float">
            <text:p>0,000731372080509</text:p>
          </table:table-cell>
          <table:table-cell table:formula="of:=DEGREES([.D147]-[.K147])" office:value-type="float" office:value="-0.000769689158857607" calcext:value-type="float">
            <text:p>-0,000769689158858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table:formula="of:=[ack_dev_data.A148]*analyze_resolution" office:value-type="float" office:value="-1.05" calcext:value-type="float">
            <text:p>-1,05</text:p>
          </table:table-cell>
          <table:table-cell table:formula="of:=[rf.N224]" office:value-type="float" office:value="0.0135081337346716" calcext:value-type="float">
            <text:p>0,013508133734672</text:p>
          </table:table-cell>
          <table:table-cell table:formula="of:=[lf.N224]" office:value-type="float" office:value="0.0135982795423484" calcext:value-type="float">
            <text:p>0,013598279542349</text:p>
          </table:table-cell>
          <table:table-cell table:formula="of:=([.C148]+[.D148])/2" office:value-type="float" office:value="0.01355320663851" calcext:value-type="float">
            <text:p>0,01355320663851</text:p>
          </table:table-cell>
          <table:table-cell table:formula="of:=IF([.E148] = 0;0;TAN(0.5*PI()-[.E148])*wheelbase)" office:value-type="float" office:value="22133.6277705428" calcext:value-type="float">
            <text:p>22133,6277705428</text:p>
          </table:table-cell>
          <table:table-cell table:formula="of:=IF([.D148] = 0;0;TAN(0.5*PI()-[.C148])*wheelbase+right_king_pin_y)" office:value-type="float" office:value="22117.490590677" calcext:value-type="float">
            <text:p>22117,490590677</text:p>
          </table:table-cell>
          <table:table-cell table:formula="of:=IF([.D148] = 0;0;TAN(0.5*PI()-[.D148])*wheelbase+left_king_pin_y)" office:value-type="float" office:value="22150.2545724387" calcext:value-type="float">
            <text:p>22150,2545724387</text:p>
          </table:table-cell>
          <table:table-cell table:formula="of:=IF([.E148]=0;0;[.E148]/ABS([.E148]))" office:value-type="float" office:value="1" calcext:value-type="float">
            <text:p>1</text:p>
          </table:table-cell>
          <table:table-cell table:formula="of:=IF([.E148]=0;0;[.I148]*0.5*PI()-ATAN(([.F148]-right_king_pin_y)/wheelbase))" office:value-type="float" office:value="0.0134983263036377" calcext:value-type="float">
            <text:p>0,013498326303638</text:p>
          </table:table-cell>
          <table:table-cell table:formula="of:=IF([.E148]=0;0;[.I148]*0.5*PI()-ATAN(([.F148]-left_king_pin_y)/wheelbase))" office:value-type="float" office:value="0.0136085350229727" calcext:value-type="float">
            <text:p>0,013608535022973</text:p>
          </table:table-cell>
          <table:table-cell table:formula="of:=DEGREES([.C148]-[.J148])" office:value-type="float" office:value="0.0005619244061083" calcext:value-type="float">
            <text:p>0,000561924406108</text:p>
          </table:table-cell>
          <table:table-cell table:formula="of:=DEGREES([.D148]-[.K148])" office:value-type="float" office:value="-0.000587595756646092" calcext:value-type="float">
            <text:p>-0,000587595756646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table:formula="of:=[ack_dev_data.A149]*analyze_resolution" office:value-type="float" office:value="-0.9" calcext:value-type="float">
            <text:p>-0,9</text:p>
          </table:table-cell>
          <table:table-cell table:formula="of:=[rf.N225]" office:value-type="float" office:value="0.0115839968185091" calcext:value-type="float">
            <text:p>0,011583996818509</text:p>
          </table:table-cell>
          <table:table-cell table:formula="of:=[lf.N225]" office:value-type="float" office:value="0.011650225421021" calcext:value-type="float">
            <text:p>0,011650225421021</text:p>
          </table:table-cell>
          <table:table-cell table:formula="of:=([.C149]+[.D149])/2" office:value-type="float" office:value="0.011617111119765" calcext:value-type="float">
            <text:p>0,011617111119765</text:p>
          </table:table-cell>
          <table:table-cell table:formula="of:=IF([.E149] = 0;0;TAN(0.5*PI()-[.E149])*wheelbase)" office:value-type="float" office:value="25822.8143863671" calcext:value-type="float">
            <text:p>25822,8143863671</text:p>
          </table:table-cell>
          <table:table-cell table:formula="of:=IF([.D149] = 0;0;TAN(0.5*PI()-[.C149])*wheelbase+right_king_pin_y)" office:value-type="float" office:value="25806.638757911" calcext:value-type="float">
            <text:p>25806,638757911</text:p>
          </table:table-cell>
          <table:table-cell table:formula="of:=IF([.D149] = 0;0;TAN(0.5*PI()-[.D149])*wheelbase+left_king_pin_y)" office:value-type="float" office:value="25839.4096689899" calcext:value-type="float">
            <text:p>25839,4096689899</text:p>
          </table:table-cell>
          <table:table-cell table:formula="of:=IF([.E149]=0;0;[.E149]/ABS([.E149]))" office:value-type="float" office:value="1" calcext:value-type="float">
            <text:p>1</text:p>
          </table:table-cell>
          <table:table-cell table:formula="of:=IF([.E149]=0;0;[.I149]*0.5*PI()-ATAN(([.F149]-right_king_pin_y)/wheelbase))" office:value-type="float" office:value="0.0115767663541075" calcext:value-type="float">
            <text:p>0,011576766354108</text:p>
          </table:table-cell>
          <table:table-cell table:formula="of:=IF([.E149]=0;0;[.I149]*0.5*PI()-ATAN(([.F149]-left_king_pin_y)/wheelbase))" office:value-type="float" office:value="0.0116577380572152" calcext:value-type="float">
            <text:p>0,011657738057215</text:p>
          </table:table-cell>
          <table:table-cell table:formula="of:=DEGREES([.C149]-[.J149])" office:value-type="float" office:value="0.000414275094131119" calcext:value-type="float">
            <text:p>0,000414275094131</text:p>
          </table:table-cell>
          <table:table-cell table:formula="of:=DEGREES([.D149]-[.K149])" office:value-type="float" office:value="-0.000430442346944641" calcext:value-type="float">
            <text:p>-0,000430442346945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table:formula="of:=[ack_dev_data.A150]*analyze_resolution" office:value-type="float" office:value="-0.75" calcext:value-type="float">
            <text:p>-0,75</text:p>
          </table:table-cell>
          <table:table-cell table:formula="of:=[rf.N226]" office:value-type="float" office:value="0.0096579843702273" calcext:value-type="float">
            <text:p>0,009657984370227</text:p>
          </table:table-cell>
          <table:table-cell table:formula="of:=[lf.N226]" office:value-type="float" office:value="0.00970397588504351" calcext:value-type="float">
            <text:p>0,009703975885044</text:p>
          </table:table-cell>
          <table:table-cell table:formula="of:=([.C150]+[.D150])/2" office:value-type="float" office:value="0.00968098012763541" calcext:value-type="float">
            <text:p>0,009680980127635</text:p>
          </table:table-cell>
          <table:table-cell table:formula="of:=IF([.E150] = 0;0;TAN(0.5*PI()-[.E150])*wheelbase)" office:value-type="float" office:value="30987.6297491264" calcext:value-type="float">
            <text:p>30987,6297491264</text:p>
          </table:table-cell>
          <table:table-cell table:formula="of:=IF([.D150] = 0;0;TAN(0.5*PI()-[.C150])*wheelbase+right_king_pin_y)" office:value-type="float" office:value="30971.4162102566" calcext:value-type="float">
            <text:p>30971,4162102566</text:p>
          </table:table-cell>
          <table:table-cell table:formula="of:=IF([.D150] = 0;0;TAN(0.5*PI()-[.D150])*wheelbase+left_king_pin_y)" office:value-type="float" office:value="31004.1929843883" calcext:value-type="float">
            <text:p>31004,1929843883</text:p>
          </table:table-cell>
          <table:table-cell table:formula="of:=IF([.E150]=0;0;[.E150]/ABS([.E150]))" office:value-type="float" office:value="1" calcext:value-type="float">
            <text:p>1</text:p>
          </table:table-cell>
          <table:table-cell table:formula="of:=IF([.E150]=0;0;[.I150]*0.5*PI()-ATAN(([.F150]-right_king_pin_y)/wheelbase))" office:value-type="float" office:value="0.00965294600737332" calcext:value-type="float">
            <text:p>0,009652946007373</text:p>
          </table:table-cell>
          <table:table-cell table:formula="of:=IF([.E150]=0;0;[.I150]*0.5*PI()-ATAN(([.F150]-left_king_pin_y)/wheelbase))" office:value-type="float" office:value="0.0097091775506295" calcext:value-type="float">
            <text:p>0,00970917755063</text:p>
          </table:table-cell>
          <table:table-cell table:formula="of:=DEGREES([.C150]-[.J150])" office:value-type="float" office:value="0.000288676927188648" calcext:value-type="float">
            <text:p>0,000288676927189</text:p>
          </table:table-cell>
          <table:table-cell table:formula="of:=DEGREES([.D150]-[.K150])" office:value-type="float" office:value="-0.00029803348451541" calcext:value-type="float">
            <text:p>-0,000298033484515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table:formula="of:=[ack_dev_data.A151]*analyze_resolution" office:value-type="float" office:value="-0.6" calcext:value-type="float">
            <text:p>-0,6</text:p>
          </table:table-cell>
          <table:table-cell table:formula="of:=[rf.N227]" office:value-type="float" office:value="0.00773010243922861" calcext:value-type="float">
            <text:p>0,007730102439229</text:p>
          </table:table-cell>
          <table:table-cell table:formula="of:=[lf.N227]" office:value-type="float" office:value="0.00775953671010005" calcext:value-type="float">
            <text:p>0,0077595367101</text:p>
          </table:table-cell>
          <table:table-cell table:formula="of:=([.C151]+[.D151])/2" office:value-type="float" office:value="0.00774481957466433" calcext:value-type="float">
            <text:p>0,007744819574664</text:p>
          </table:table-cell>
          <table:table-cell table:formula="of:=IF([.E151] = 0;0;TAN(0.5*PI()-[.E151])*wheelbase)" office:value-type="float" office:value="38734.795415294" calcext:value-type="float">
            <text:p>38734,795415294</text:p>
          </table:table-cell>
          <table:table-cell table:formula="of:=IF([.D151] = 0;0;TAN(0.5*PI()-[.C151])*wheelbase+right_king_pin_y)" office:value-type="float" office:value="38718.5445032932" calcext:value-type="float">
            <text:p>38718,5445032932</text:p>
          </table:table-cell>
          <table:table-cell table:formula="of:=IF([.D151] = 0;0;TAN(0.5*PI()-[.D151])*wheelbase+left_king_pin_y)" office:value-type="float" office:value="38751.3260743202" calcext:value-type="float">
            <text:p>38751,3260743202</text:p>
          </table:table-cell>
          <table:table-cell table:formula="of:=IF([.E151]=0;0;[.E151]/ABS([.E151]))" office:value-type="float" office:value="1" calcext:value-type="float">
            <text:p>1</text:p>
          </table:table-cell>
          <table:table-cell table:formula="of:=IF([.E151]=0;0;[.I151]*0.5*PI()-ATAN(([.F151]-right_king_pin_y)/wheelbase))" office:value-type="float" office:value="0.00772686697560121" calcext:value-type="float">
            <text:p>0,007726866975601</text:p>
          </table:table-cell>
          <table:table-cell table:formula="of:=IF([.E151]=0;0;[.I151]*0.5*PI()-ATAN(([.F151]-left_king_pin_y)/wheelbase))" office:value-type="float" office:value="0.00776285578844238" calcext:value-type="float">
            <text:p>0,007762855788442</text:p>
          </table:table-cell>
          <table:table-cell table:formula="of:=DEGREES([.C151]-[.J151])" office:value-type="float" office:value="0.00018537841061837" calcext:value-type="float">
            <text:p>0,000185378410618</text:p>
          </table:table-cell>
          <table:table-cell table:formula="of:=DEGREES([.D151]-[.K151])" office:value-type="float" office:value="-0.00019016918088903" calcext:value-type="float">
            <text:p>-0,000190169180889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table:formula="of:=[ack_dev_data.A152]*analyze_resolution" office:value-type="float" office:value="-0.45" calcext:value-type="float">
            <text:p>-0,45</text:p>
          </table:table-cell>
          <table:table-cell table:formula="of:=[rf.N228]" office:value-type="float" office:value="0.0058003570498652" calcext:value-type="float">
            <text:p>0,005800357049865</text:p>
          </table:table-cell>
          <table:table-cell table:formula="of:=[lf.N228]" office:value-type="float" office:value="0.00581691369658671" calcext:value-type="float">
            <text:p>0,005816913696587</text:p>
          </table:table-cell>
          <table:table-cell table:formula="of:=([.C152]+[.D152])/2" office:value-type="float" office:value="0.00580863537322596" calcext:value-type="float">
            <text:p>0,005808635373226</text:p>
          </table:table-cell>
          <table:table-cell table:formula="of:=IF([.E152] = 0;0;TAN(0.5*PI()-[.E152])*wheelbase)" office:value-type="float" office:value="51646.6616842059" calcext:value-type="float">
            <text:p>51646,6616842059</text:p>
          </table:table-cell>
          <table:table-cell table:formula="of:=IF([.D152] = 0;0;TAN(0.5*PI()-[.C152])*wheelbase+right_king_pin_y)" office:value-type="float" office:value="51630.3739354682" calcext:value-type="float">
            <text:p>51630,3739354682</text:p>
          </table:table-cell>
          <table:table-cell table:formula="of:=IF([.D152] = 0;0;TAN(0.5*PI()-[.D152])*wheelbase+left_king_pin_y)" office:value-type="float" office:value="51663.1592373299" calcext:value-type="float">
            <text:p>51663,1592373299</text:p>
          </table:table-cell>
          <table:table-cell table:formula="of:=IF([.E152]=0;0;[.E152]/ABS([.E152]))" office:value-type="float" office:value="1" calcext:value-type="float">
            <text:p>1</text:p>
          </table:table-cell>
          <table:table-cell table:formula="of:=IF([.E152]=0;0;[.I152]*0.5*PI()-ATAN(([.F152]-right_king_pin_y)/wheelbase))" office:value-type="float" office:value="0.00579853102094985" calcext:value-type="float">
            <text:p>0,00579853102095</text:p>
          </table:table-cell>
          <table:table-cell table:formula="of:=IF([.E152]=0;0;[.I152]*0.5*PI()-ATAN(([.F152]-left_king_pin_y)/wheelbase))" office:value-type="float" office:value="0.00581877500167938" calcext:value-type="float">
            <text:p>0,005818775001679</text:p>
          </table:table-cell>
          <table:table-cell table:formula="of:=DEGREES([.C152]-[.J152])" office:value-type="float" office:value="0.000104623750118559" calcext:value-type="float">
            <text:p>0,000104623750119</text:p>
          </table:table-cell>
          <table:table-cell table:formula="of:=DEGREES([.D152]-[.K152])" office:value-type="float" office:value="-0.000106644926195925" calcext:value-type="float">
            <text:p>-0,000106644926196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table:formula="of:=[ack_dev_data.A153]*analyze_resolution" office:value-type="float" office:value="-0.3" calcext:value-type="float">
            <text:p>-0,3</text:p>
          </table:table-cell>
          <table:table-cell table:formula="of:=[rf.N229]" office:value-type="float" office:value="0.00386875420146987" calcext:value-type="float">
            <text:p>0,00386875420147</text:p>
          </table:table-cell>
          <table:table-cell table:formula="of:=[lf.N229]" office:value-type="float" office:value="0.00387611266964832" calcext:value-type="float">
            <text:p>0,003876112669648</text:p>
          </table:table-cell>
          <table:table-cell table:formula="of:=([.C153]+[.D153])/2" office:value-type="float" office:value="0.0038724334355591" calcext:value-type="float">
            <text:p>0,003872433435559</text:p>
          </table:table-cell>
          <table:table-cell table:formula="of:=IF([.E153] = 0;0;TAN(0.5*PI()-[.E153])*wheelbase)" office:value-type="float" office:value="77470.2794552004" calcext:value-type="float">
            <text:p>77470,2794552004</text:p>
          </table:table-cell>
          <table:table-cell table:formula="of:=IF([.D153] = 0;0;TAN(0.5*PI()-[.C153])*wheelbase+right_king_pin_y)" office:value-type="float" office:value="77453.9554052338" calcext:value-type="float">
            <text:p>77453,9554052338</text:p>
          </table:table-cell>
          <table:table-cell table:formula="of:=IF([.D153] = 0;0;TAN(0.5*PI()-[.D153])*wheelbase+left_king_pin_y)" office:value-type="float" office:value="77486.7433719543" calcext:value-type="float">
            <text:p>77486,7433719543</text:p>
          </table:table-cell>
          <table:table-cell table:formula="of:=IF([.E153]=0;0;[.E153]/ABS([.E153]))" office:value-type="float" office:value="1" calcext:value-type="float">
            <text:p>1</text:p>
          </table:table-cell>
          <table:table-cell table:formula="of:=IF([.E153]=0;0;[.I153]*0.5*PI()-ATAN(([.F153]-right_king_pin_y)/wheelbase))" office:value-type="float" office:value="0.00386793995599044" calcext:value-type="float">
            <text:p>0,00386793995599</text:p>
          </table:table-cell>
          <table:table-cell table:formula="of:=IF([.E153]=0;0;[.I153]*0.5*PI()-ATAN(([.F153]-left_king_pin_y)/wheelbase))" office:value-type="float" office:value="0.00387693736758643" calcext:value-type="float">
            <text:p>0,003876937367586</text:p>
          </table:table-cell>
          <table:table-cell table:formula="of:=DEGREES([.C153]-[.J153])" office:value-type="float" office:value="0.0000466528294589573" calcext:value-type="float">
            <text:p>4,66528294589573E-05</text:p>
          </table:table-cell>
          <table:table-cell table:formula="of:=DEGREES([.D153]-[.K153])" office:value-type="float" office:value="-0.0000472517112266481" calcext:value-type="float">
            <text:p>-4,72517112266481E-05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[ack_dev_data.A154]*analyze_resolution" office:value-type="float" office:value="-0.15" calcext:value-type="float">
            <text:p>-0,15</text:p>
          </table:table-cell>
          <table:table-cell table:formula="of:=[rf.N230]" office:value-type="float" office:value="0.00193529986838342" calcext:value-type="float">
            <text:p>0,001935299868383</text:p>
          </table:table-cell>
          <table:table-cell table:formula="of:=[lf.N230]" office:value-type="float" office:value="0.0019371394792061" calcext:value-type="float">
            <text:p>0,001937139479206</text:p>
          </table:table-cell>
          <table:table-cell table:formula="of:=([.C154]+[.D154])/2" office:value-type="float" office:value="0.00193621967379476" calcext:value-type="float">
            <text:p>0,001936219673795</text:p>
          </table:table-cell>
          <table:table-cell table:formula="of:=IF([.E154] = 0;0;TAN(0.5*PI()-[.E154])*wheelbase)" office:value-type="float" office:value="154940.903227811" calcext:value-type="float">
            <text:p>154940,903227811</text:p>
          </table:table-cell>
          <table:table-cell table:formula="of:=IF([.D154] = 0;0;TAN(0.5*PI()-[.C154])*wheelbase+right_king_pin_y)" office:value-type="float" office:value="154924.543411261" calcext:value-type="float">
            <text:p>154924,543411261</text:p>
          </table:table-cell>
          <table:table-cell table:formula="of:=IF([.D154] = 0;0;TAN(0.5*PI()-[.D154])*wheelbase+left_king_pin_y)" office:value-type="float" office:value="154957.332976931" calcext:value-type="float">
            <text:p>154957,332976931</text:p>
          </table:table-cell>
          <table:table-cell table:formula="of:=IF([.E154]=0;0;[.E154]/ABS([.E154]))" office:value-type="float" office:value="1" calcext:value-type="float">
            <text:p>1</text:p>
          </table:table-cell>
          <table:table-cell table:formula="of:=IF([.E154]=0;0;[.I154]*0.5*PI()-ATAN(([.F154]-right_king_pin_y)/wheelbase))" office:value-type="float" office:value="0.00193509564412175" calcext:value-type="float">
            <text:p>0,001935095644122</text:p>
          </table:table-cell>
          <table:table-cell table:formula="of:=IF([.E154]=0;0;[.I154]*0.5*PI()-ATAN(([.F154]-left_king_pin_y)/wheelbase))" office:value-type="float" office:value="0.00193734501004483" calcext:value-type="float">
            <text:p>0,001937345010045</text:p>
          </table:table-cell>
          <table:table-cell table:formula="of:=DEGREES([.C154]-[.J154])" office:value-type="float" office:value="0.000011701188267777" calcext:value-type="float">
            <text:p>1,1701188267777E-05</text:p>
          </table:table-cell>
          <table:table-cell table:formula="of:=DEGREES([.D154]-[.K154])" office:value-type="float" office:value="-0.0000117760496194255" calcext:value-type="float">
            <text:p>-1,17760496194255E-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ack_dev_data.A155]*analyze_resolution" office:value-type="float" office:value="0" calcext:value-type="float">
            <text:p>0</text:p>
          </table:table-cell>
          <table:table-cell table:formula="of:=[rf.N231]" office:value-type="float" office:value="0" calcext:value-type="float">
            <text:p>0</text:p>
          </table:table-cell>
          <table:table-cell table:formula="of:=[lf.N231]" office:value-type="float" office:value="0" calcext:value-type="float">
            <text:p>0</text:p>
          </table:table-cell>
          <table:table-cell table:formula="of:=([.C155]+[.D155])/2" office:value-type="float" office:value="0" calcext:value-type="float">
            <text:p>0</text:p>
          </table:table-cell>
          <table:table-cell table:formula="of:=IF([.E155] = 0;0;TAN(0.5*PI()-[.E155])*wheelbase)" office:value-type="float" office:value="0" calcext:value-type="float">
            <text:p>0</text:p>
          </table:table-cell>
          <table:table-cell table:formula="of:=IF([.D155] = 0;0;TAN(0.5*PI()-[.C155])*wheelbase+right_king_pin_y)" office:value-type="float" office:value="0" calcext:value-type="float">
            <text:p>0</text:p>
          </table:table-cell>
          <table:table-cell table:formula="of:=IF([.D155] = 0;0;TAN(0.5*PI()-[.D155])*wheelbase+left_king_pin_y)" office:value-type="float" office:value="0" calcext:value-type="float">
            <text:p>0</text:p>
          </table:table-cell>
          <table:table-cell table:formula="of:=IF([.E155]=0;0;[.E155]/ABS([.E155]))" office:value-type="float" office:value="0" calcext:value-type="float">
            <text:p>0</text:p>
          </table:table-cell>
          <table:table-cell table:formula="of:=IF([.E155]=0;0;[.I155]*0.5*PI()-ATAN(([.F155]-right_king_pin_y)/wheelbase))" office:value-type="float" office:value="0" calcext:value-type="float">
            <text:p>0</text:p>
          </table:table-cell>
          <table:table-cell table:formula="of:=IF([.E155]=0;0;[.I155]*0.5*PI()-ATAN(([.F155]-left_king_pin_y)/wheelbase))" office:value-type="float" office:value="0" calcext:value-type="float">
            <text:p>0</text:p>
          </table:table-cell>
          <table:table-cell table:formula="of:=DEGREES([.C155]-[.J155])" office:value-type="float" office:value="0" calcext:value-type="float">
            <text:p>0</text:p>
          </table:table-cell>
          <table:table-cell table:formula="of:=DEGREES([.D155]-[.K15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ack_dev_data.A156]*analyze_resolution" office:value-type="float" office:value="0.15" calcext:value-type="float">
            <text:p>0,15</text:p>
          </table:table-cell>
          <table:table-cell table:formula="of:=[rf.N232]" office:value-type="float" office:value="-0.0019371394792061" calcext:value-type="float">
            <text:p>-0,001937139479206</text:p>
          </table:table-cell>
          <table:table-cell table:formula="of:=[lf.N232]" office:value-type="float" office:value="-0.00193529986838342" calcext:value-type="float">
            <text:p>-0,001935299868383</text:p>
          </table:table-cell>
          <table:table-cell table:formula="of:=([.C156]+[.D156])/2" office:value-type="float" office:value="-0.00193621967379476" calcext:value-type="float">
            <text:p>-0,001936219673795</text:p>
          </table:table-cell>
          <table:table-cell table:formula="of:=IF([.E156] = 0;0;TAN(0.5*PI()-[.E156])*wheelbase)" office:value-type="float" office:value="-154940.903227821" calcext:value-type="float">
            <text:p>-154940,903227821</text:p>
          </table:table-cell>
          <table:table-cell table:formula="of:=IF([.D156] = 0;0;TAN(0.5*PI()-[.C156])*wheelbase+right_king_pin_y)" office:value-type="float" office:value="-154957.332976941" calcext:value-type="float">
            <text:p>-154957,332976941</text:p>
          </table:table-cell>
          <table:table-cell table:formula="of:=IF([.D156] = 0;0;TAN(0.5*PI()-[.D156])*wheelbase+left_king_pin_y)" office:value-type="float" office:value="-154924.543411271" calcext:value-type="float">
            <text:p>-154924,543411271</text:p>
          </table:table-cell>
          <table:table-cell table:formula="of:=IF([.E156]=0;0;[.E156]/ABS([.E156]))" office:value-type="float" office:value="-1" calcext:value-type="float">
            <text:p>-1</text:p>
          </table:table-cell>
          <table:table-cell table:formula="of:=IF([.E156]=0;0;[.I156]*0.5*PI()-ATAN(([.F156]-right_king_pin_y)/wheelbase))" office:value-type="float" office:value="-0.00193734501004461" calcext:value-type="float">
            <text:p>-0,001937345010045</text:p>
          </table:table-cell>
          <table:table-cell table:formula="of:=IF([.E156]=0;0;[.I156]*0.5*PI()-ATAN(([.F156]-left_king_pin_y)/wheelbase))" office:value-type="float" office:value="-0.00193509564412153" calcext:value-type="float">
            <text:p>-0,001935095644122</text:p>
          </table:table-cell>
          <table:table-cell table:formula="of:=DEGREES([.C156]-[.J156])" office:value-type="float" office:value="0.0000117760496067033" calcext:value-type="float">
            <text:p>1,17760496067033E-05</text:p>
          </table:table-cell>
          <table:table-cell table:formula="of:=DEGREES([.D156]-[.K156])" office:value-type="float" office:value="-0.0000117011882804992" calcext:value-type="float">
            <text:p>-1,17011882804992E-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ack_dev_data.A157]*analyze_resolution" office:value-type="float" office:value="0.3" calcext:value-type="float">
            <text:p>0,3</text:p>
          </table:table-cell>
          <table:table-cell table:formula="of:=[rf.N233]" office:value-type="float" office:value="-0.00387611266964832" calcext:value-type="float">
            <text:p>-0,003876112669648</text:p>
          </table:table-cell>
          <table:table-cell table:formula="of:=[lf.N233]" office:value-type="float" office:value="-0.00386875420146987" calcext:value-type="float">
            <text:p>-0,00386875420147</text:p>
          </table:table-cell>
          <table:table-cell table:formula="of:=([.C157]+[.D157])/2" office:value-type="float" office:value="-0.0038724334355591" calcext:value-type="float">
            <text:p>-0,003872433435559</text:p>
          </table:table-cell>
          <table:table-cell table:formula="of:=IF([.E157] = 0;0;TAN(0.5*PI()-[.E157])*wheelbase)" office:value-type="float" office:value="-77470.2794552028" calcext:value-type="float">
            <text:p>-77470,2794552028</text:p>
          </table:table-cell>
          <table:table-cell table:formula="of:=IF([.D157] = 0;0;TAN(0.5*PI()-[.C157])*wheelbase+right_king_pin_y)" office:value-type="float" office:value="-77486.7433719567" calcext:value-type="float">
            <text:p>-77486,7433719567</text:p>
          </table:table-cell>
          <table:table-cell table:formula="of:=IF([.D157] = 0;0;TAN(0.5*PI()-[.D157])*wheelbase+left_king_pin_y)" office:value-type="float" office:value="-77453.9554052362" calcext:value-type="float">
            <text:p>-77453,9554052362</text:p>
          </table:table-cell>
          <table:table-cell table:formula="of:=IF([.E157]=0;0;[.E157]/ABS([.E157]))" office:value-type="float" office:value="-1" calcext:value-type="float">
            <text:p>-1</text:p>
          </table:table-cell>
          <table:table-cell table:formula="of:=IF([.E157]=0;0;[.I157]*0.5*PI()-ATAN(([.F157]-right_king_pin_y)/wheelbase))" office:value-type="float" office:value="-0.00387693736758643" calcext:value-type="float">
            <text:p>-0,003876937367586</text:p>
          </table:table-cell>
          <table:table-cell table:formula="of:=IF([.E157]=0;0;[.I157]*0.5*PI()-ATAN(([.F157]-left_king_pin_y)/wheelbase))" office:value-type="float" office:value="-0.00386793995599022" calcext:value-type="float">
            <text:p>-0,00386793995599</text:p>
          </table:table-cell>
          <table:table-cell table:formula="of:=DEGREES([.C157]-[.J157])" office:value-type="float" office:value="0.0000472517112266481" calcext:value-type="float">
            <text:p>4,72517112266481E-05</text:p>
          </table:table-cell>
          <table:table-cell table:formula="of:=DEGREES([.D157]-[.K157])" office:value-type="float" office:value="-0.0000466528294716795" calcext:value-type="float">
            <text:p>-4,66528294716795E-0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ack_dev_data.A158]*analyze_resolution" office:value-type="float" office:value="0.45" calcext:value-type="float">
            <text:p>0,45</text:p>
          </table:table-cell>
          <table:table-cell table:formula="of:=[rf.N234]" office:value-type="float" office:value="-0.00581691369658671" calcext:value-type="float">
            <text:p>-0,005816913696587</text:p>
          </table:table-cell>
          <table:table-cell table:formula="of:=[lf.N234]" office:value-type="float" office:value="-0.0058003570498652" calcext:value-type="float">
            <text:p>-0,005800357049865</text:p>
          </table:table-cell>
          <table:table-cell table:formula="of:=([.C158]+[.D158])/2" office:value-type="float" office:value="-0.00580863537322596" calcext:value-type="float">
            <text:p>-0,005808635373226</text:p>
          </table:table-cell>
          <table:table-cell table:formula="of:=IF([.E158] = 0;0;TAN(0.5*PI()-[.E158])*wheelbase)" office:value-type="float" office:value="-51646.661684207" calcext:value-type="float">
            <text:p>-51646,661684207</text:p>
          </table:table-cell>
          <table:table-cell table:formula="of:=IF([.D158] = 0;0;TAN(0.5*PI()-[.C158])*wheelbase+right_king_pin_y)" office:value-type="float" office:value="-51663.159237331" calcext:value-type="float">
            <text:p>-51663,159237331</text:p>
          </table:table-cell>
          <table:table-cell table:formula="of:=IF([.D158] = 0;0;TAN(0.5*PI()-[.D158])*wheelbase+left_king_pin_y)" office:value-type="float" office:value="-51630.3739354693" calcext:value-type="float">
            <text:p>-51630,3739354693</text:p>
          </table:table-cell>
          <table:table-cell table:formula="of:=IF([.E158]=0;0;[.E158]/ABS([.E158]))" office:value-type="float" office:value="-1" calcext:value-type="float">
            <text:p>-1</text:p>
          </table:table-cell>
          <table:table-cell table:formula="of:=IF([.E158]=0;0;[.I158]*0.5*PI()-ATAN(([.F158]-right_king_pin_y)/wheelbase))" office:value-type="float" office:value="-0.00581877500167938" calcext:value-type="float">
            <text:p>-0,005818775001679</text:p>
          </table:table-cell>
          <table:table-cell table:formula="of:=IF([.E158]=0;0;[.I158]*0.5*PI()-ATAN(([.F158]-left_king_pin_y)/wheelbase))" office:value-type="float" office:value="-0.00579853102094985" calcext:value-type="float">
            <text:p>-0,00579853102095</text:p>
          </table:table-cell>
          <table:table-cell table:formula="of:=DEGREES([.C158]-[.J158])" office:value-type="float" office:value="0.000106644926195925" calcext:value-type="float">
            <text:p>0,000106644926196</text:p>
          </table:table-cell>
          <table:table-cell table:formula="of:=DEGREES([.D158]-[.K158])" office:value-type="float" office:value="-0.000104623750118559" calcext:value-type="float">
            <text:p>-0,00010462375011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ack_dev_data.A159]*analyze_resolution" office:value-type="float" office:value="0.6" calcext:value-type="float">
            <text:p>0,6</text:p>
          </table:table-cell>
          <table:table-cell table:formula="of:=[rf.N235]" office:value-type="float" office:value="-0.00775953671010005" calcext:value-type="float">
            <text:p>-0,0077595367101</text:p>
          </table:table-cell>
          <table:table-cell table:formula="of:=[lf.N235]" office:value-type="float" office:value="-0.00773010243922861" calcext:value-type="float">
            <text:p>-0,007730102439229</text:p>
          </table:table-cell>
          <table:table-cell table:formula="of:=([.C159]+[.D159])/2" office:value-type="float" office:value="-0.00774481957466433" calcext:value-type="float">
            <text:p>-0,007744819574664</text:p>
          </table:table-cell>
          <table:table-cell table:formula="of:=IF([.E159] = 0;0;TAN(0.5*PI()-[.E159])*wheelbase)" office:value-type="float" office:value="-38734.7954152946" calcext:value-type="float">
            <text:p>-38734,7954152946</text:p>
          </table:table-cell>
          <table:table-cell table:formula="of:=IF([.D159] = 0;0;TAN(0.5*PI()-[.C159])*wheelbase+right_king_pin_y)" office:value-type="float" office:value="-38751.3260743208" calcext:value-type="float">
            <text:p>-38751,3260743208</text:p>
          </table:table-cell>
          <table:table-cell table:formula="of:=IF([.D159] = 0;0;TAN(0.5*PI()-[.D159])*wheelbase+left_king_pin_y)" office:value-type="float" office:value="-38718.5445032938" calcext:value-type="float">
            <text:p>-38718,5445032938</text:p>
          </table:table-cell>
          <table:table-cell table:formula="of:=IF([.E159]=0;0;[.E159]/ABS([.E159]))" office:value-type="float" office:value="-1" calcext:value-type="float">
            <text:p>-1</text:p>
          </table:table-cell>
          <table:table-cell table:formula="of:=IF([.E159]=0;0;[.I159]*0.5*PI()-ATAN(([.F159]-right_king_pin_y)/wheelbase))" office:value-type="float" office:value="-0.00776285578844238" calcext:value-type="float">
            <text:p>-0,007762855788442</text:p>
          </table:table-cell>
          <table:table-cell table:formula="of:=IF([.E159]=0;0;[.I159]*0.5*PI()-ATAN(([.F159]-left_king_pin_y)/wheelbase))" office:value-type="float" office:value="-0.00772686697560099" calcext:value-type="float">
            <text:p>-0,007726866975601</text:p>
          </table:table-cell>
          <table:table-cell table:formula="of:=DEGREES([.C159]-[.J159])" office:value-type="float" office:value="0.00019016918088903" calcext:value-type="float">
            <text:p>0,000190169180889</text:p>
          </table:table-cell>
          <table:table-cell table:formula="of:=DEGREES([.D159]-[.K159])" office:value-type="float" office:value="-0.000185378410631092" calcext:value-type="float">
            <text:p>-0,00018537841063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ack_dev_data.A160]*analyze_resolution" office:value-type="float" office:value="0.75" calcext:value-type="float">
            <text:p>0,75</text:p>
          </table:table-cell>
          <table:table-cell table:formula="of:=[rf.N236]" office:value-type="float" office:value="-0.00970397588504351" calcext:value-type="float">
            <text:p>-0,009703975885044</text:p>
          </table:table-cell>
          <table:table-cell table:formula="of:=[lf.N236]" office:value-type="float" office:value="-0.0096579843702273" calcext:value-type="float">
            <text:p>-0,009657984370227</text:p>
          </table:table-cell>
          <table:table-cell table:formula="of:=([.C160]+[.D160])/2" office:value-type="float" office:value="-0.00968098012763541" calcext:value-type="float">
            <text:p>-0,009680980127635</text:p>
          </table:table-cell>
          <table:table-cell table:formula="of:=IF([.E160] = 0;0;TAN(0.5*PI()-[.E160])*wheelbase)" office:value-type="float" office:value="-30987.6297491268" calcext:value-type="float">
            <text:p>-30987,6297491268</text:p>
          </table:table-cell>
          <table:table-cell table:formula="of:=IF([.D160] = 0;0;TAN(0.5*PI()-[.C160])*wheelbase+right_king_pin_y)" office:value-type="float" office:value="-31004.1929843887" calcext:value-type="float">
            <text:p>-31004,1929843887</text:p>
          </table:table-cell>
          <table:table-cell table:formula="of:=IF([.D160] = 0;0;TAN(0.5*PI()-[.D160])*wheelbase+left_king_pin_y)" office:value-type="float" office:value="-30971.4162102569" calcext:value-type="float">
            <text:p>-30971,4162102569</text:p>
          </table:table-cell>
          <table:table-cell table:formula="of:=IF([.E160]=0;0;[.E160]/ABS([.E160]))" office:value-type="float" office:value="-1" calcext:value-type="float">
            <text:p>-1</text:p>
          </table:table-cell>
          <table:table-cell table:formula="of:=IF([.E160]=0;0;[.I160]*0.5*PI()-ATAN(([.F160]-right_king_pin_y)/wheelbase))" office:value-type="float" office:value="-0.0097091775506295" calcext:value-type="float">
            <text:p>-0,00970917755063</text:p>
          </table:table-cell>
          <table:table-cell table:formula="of:=IF([.E160]=0;0;[.I160]*0.5*PI()-ATAN(([.F160]-left_king_pin_y)/wheelbase))" office:value-type="float" office:value="-0.0096529460073731" calcext:value-type="float">
            <text:p>-0,009652946007373</text:p>
          </table:table-cell>
          <table:table-cell table:formula="of:=DEGREES([.C160]-[.J160])" office:value-type="float" office:value="0.00029803348451541" calcext:value-type="float">
            <text:p>0,000298033484515</text:p>
          </table:table-cell>
          <table:table-cell table:formula="of:=DEGREES([.D160]-[.K160])" office:value-type="float" office:value="-0.00028867692720137" calcext:value-type="float">
            <text:p>-0,00028867692720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ack_dev_data.A161]*analyze_resolution" office:value-type="float" office:value="0.9" calcext:value-type="float">
            <text:p>0,9</text:p>
          </table:table-cell>
          <table:table-cell table:formula="of:=[rf.N237]" office:value-type="float" office:value="-0.011650225421021" calcext:value-type="float">
            <text:p>-0,011650225421021</text:p>
          </table:table-cell>
          <table:table-cell table:formula="of:=[lf.N237]" office:value-type="float" office:value="-0.0115839968185091" calcext:value-type="float">
            <text:p>-0,011583996818509</text:p>
          </table:table-cell>
          <table:table-cell table:formula="of:=([.C161]+[.D161])/2" office:value-type="float" office:value="-0.011617111119765" calcext:value-type="float">
            <text:p>-0,011617111119765</text:p>
          </table:table-cell>
          <table:table-cell table:formula="of:=IF([.E161] = 0;0;TAN(0.5*PI()-[.E161])*wheelbase)" office:value-type="float" office:value="-25822.8143863674" calcext:value-type="float">
            <text:p>-25822,8143863674</text:p>
          </table:table-cell>
          <table:table-cell table:formula="of:=IF([.D161] = 0;0;TAN(0.5*PI()-[.C161])*wheelbase+right_king_pin_y)" office:value-type="float" office:value="-25839.4096689902" calcext:value-type="float">
            <text:p>-25839,4096689902</text:p>
          </table:table-cell>
          <table:table-cell table:formula="of:=IF([.D161] = 0;0;TAN(0.5*PI()-[.D161])*wheelbase+left_king_pin_y)" office:value-type="float" office:value="-25806.6387579113" calcext:value-type="float">
            <text:p>-25806,6387579113</text:p>
          </table:table-cell>
          <table:table-cell table:formula="of:=IF([.E161]=0;0;[.E161]/ABS([.E161]))" office:value-type="float" office:value="-1" calcext:value-type="float">
            <text:p>-1</text:p>
          </table:table-cell>
          <table:table-cell table:formula="of:=IF([.E161]=0;0;[.I161]*0.5*PI()-ATAN(([.F161]-right_king_pin_y)/wheelbase))" office:value-type="float" office:value="-0.0116577380572149" calcext:value-type="float">
            <text:p>-0,011657738057215</text:p>
          </table:table-cell>
          <table:table-cell table:formula="of:=IF([.E161]=0;0;[.I161]*0.5*PI()-ATAN(([.F161]-left_king_pin_y)/wheelbase))" office:value-type="float" office:value="-0.0115767663541075" calcext:value-type="float">
            <text:p>-0,011576766354108</text:p>
          </table:table-cell>
          <table:table-cell table:formula="of:=DEGREES([.C161]-[.J161])" office:value-type="float" office:value="0.000430442346931918" calcext:value-type="float">
            <text:p>0,000430442346932</text:p>
          </table:table-cell>
          <table:table-cell table:formula="of:=DEGREES([.D161]-[.K161])" office:value-type="float" office:value="-0.000414275094131119" calcext:value-type="float">
            <text:p>-0,00041427509413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ack_dev_data.A162]*analyze_resolution" office:value-type="float" office:value="1.05" calcext:value-type="float">
            <text:p>1,05</text:p>
          </table:table-cell>
          <table:table-cell table:formula="of:=[rf.N238]" office:value-type="float" office:value="-0.0135982795423484" calcext:value-type="float">
            <text:p>-0,013598279542349</text:p>
          </table:table-cell>
          <table:table-cell table:formula="of:=[lf.N238]" office:value-type="float" office:value="-0.0135081337346716" calcext:value-type="float">
            <text:p>-0,013508133734672</text:p>
          </table:table-cell>
          <table:table-cell table:formula="of:=([.C162]+[.D162])/2" office:value-type="float" office:value="-0.01355320663851" calcext:value-type="float">
            <text:p>-0,01355320663851</text:p>
          </table:table-cell>
          <table:table-cell table:formula="of:=IF([.E162] = 0;0;TAN(0.5*PI()-[.E162])*wheelbase)" office:value-type="float" office:value="-22133.627770543" calcext:value-type="float">
            <text:p>-22133,627770543</text:p>
          </table:table-cell>
          <table:table-cell table:formula="of:=IF([.D162] = 0;0;TAN(0.5*PI()-[.C162])*wheelbase+right_king_pin_y)" office:value-type="float" office:value="-22150.2545724389" calcext:value-type="float">
            <text:p>-22150,2545724389</text:p>
          </table:table-cell>
          <table:table-cell table:formula="of:=IF([.D162] = 0;0;TAN(0.5*PI()-[.D162])*wheelbase+left_king_pin_y)" office:value-type="float" office:value="-22117.4905906772" calcext:value-type="float">
            <text:p>-22117,4905906772</text:p>
          </table:table-cell>
          <table:table-cell table:formula="of:=IF([.E162]=0;0;[.E162]/ABS([.E162]))" office:value-type="float" office:value="-1" calcext:value-type="float">
            <text:p>-1</text:p>
          </table:table-cell>
          <table:table-cell table:formula="of:=IF([.E162]=0;0;[.I162]*0.5*PI()-ATAN(([.F162]-right_king_pin_y)/wheelbase))" office:value-type="float" office:value="-0.0136085350229727" calcext:value-type="float">
            <text:p>-0,013608535022973</text:p>
          </table:table-cell>
          <table:table-cell table:formula="of:=IF([.E162]=0;0;[.I162]*0.5*PI()-ATAN(([.F162]-left_king_pin_y)/wheelbase))" office:value-type="float" office:value="-0.0134983263036375" calcext:value-type="float">
            <text:p>-0,013498326303638</text:p>
          </table:table-cell>
          <table:table-cell table:formula="of:=DEGREES([.C162]-[.J162])" office:value-type="float" office:value="0.000587595756646092" calcext:value-type="float">
            <text:p>0,000587595756646</text:p>
          </table:table-cell>
          <table:table-cell table:formula="of:=DEGREES([.D162]-[.K162])" office:value-type="float" office:value="-0.000561924406121023" calcext:value-type="float">
            <text:p>-0,00056192440612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ack_dev_data.A163]*analyze_resolution" office:value-type="float" office:value="1.2" calcext:value-type="float">
            <text:p>1,2</text:p>
          </table:table-cell>
          <table:table-cell table:formula="of:=[rf.N239]" office:value-type="float" office:value="-0.0155481324980098" calcext:value-type="float">
            <text:p>-0,01554813249801</text:p>
          </table:table-cell>
          <table:table-cell table:formula="of:=[lf.N239]" office:value-type="float" office:value="-0.0154303890442237" calcext:value-type="float">
            <text:p>-0,015430389044224</text:p>
          </table:table-cell>
          <table:table-cell table:formula="of:=([.C163]+[.D163])/2" office:value-type="float" office:value="-0.0154892607711168" calcext:value-type="float">
            <text:p>-0,015489260771117</text:p>
          </table:table-cell>
          <table:table-cell table:formula="of:=IF([.E163] = 0;0;TAN(0.5*PI()-[.E163])*wheelbase)" office:value-type="float" office:value="-19366.7091237631" calcext:value-type="float">
            <text:p>-19366,7091237631</text:p>
          </table:table-cell>
          <table:table-cell table:formula="of:=IF([.D163] = 0;0;TAN(0.5*PI()-[.C163])*wheelbase+right_king_pin_y)" office:value-type="float" office:value="-19383.3669176263" calcext:value-type="float">
            <text:p>-19383,3669176263</text:p>
          </table:table-cell>
          <table:table-cell table:formula="of:=IF([.D163] = 0;0;TAN(0.5*PI()-[.D163])*wheelbase+left_king_pin_y)" office:value-type="float" office:value="-19350.610931566" calcext:value-type="float">
            <text:p>-19350,610931566</text:p>
          </table:table-cell>
          <table:table-cell table:formula="of:=IF([.E163]=0;0;[.E163]/ABS([.E163]))" office:value-type="float" office:value="-1" calcext:value-type="float">
            <text:p>-1</text:p>
          </table:table-cell>
          <table:table-cell table:formula="of:=IF([.E163]=0;0;[.I163]*0.5*PI()-ATAN(([.F163]-right_king_pin_y)/wheelbase))" office:value-type="float" office:value="-0.0155615661080486" calcext:value-type="float">
            <text:p>-0,015561566108049</text:p>
          </table:table-cell>
          <table:table-cell table:formula="of:=IF([.E163]=0;0;[.I163]*0.5*PI()-ATAN(([.F163]-left_king_pin_y)/wheelbase))" office:value-type="float" office:value="-0.0154176241933615" calcext:value-type="float">
            <text:p>-0,015417624193362</text:p>
          </table:table-cell>
          <table:table-cell table:formula="of:=DEGREES([.C163]-[.J163])" office:value-type="float" office:value="0.000769689158844885" calcext:value-type="float">
            <text:p>0,000769689158845</text:p>
          </table:table-cell>
          <table:table-cell table:formula="of:=DEGREES([.D163]-[.K163])" office:value-type="float" office:value="-0.000731372080521885" calcext:value-type="float">
            <text:p>-0,00073137208052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ack_dev_data.A164]*analyze_resolution" office:value-type="float" office:value="1.35" calcext:value-type="float">
            <text:p>1,35</text:p>
          </table:table-cell>
          <table:table-cell table:formula="of:=[rf.N240]" office:value-type="float" office:value="-0.0174997785616334" calcext:value-type="float">
            <text:p>-0,017499778561633</text:p>
          </table:table-cell>
          <table:table-cell table:formula="of:=[lf.N240]" office:value-type="float" office:value="-0.0173507566475574" calcext:value-type="float">
            <text:p>-0,017350756647558</text:p>
          </table:table-cell>
          <table:table-cell table:formula="of:=([.C164]+[.D164])/2" office:value-type="float" office:value="-0.0174252676045954" calcext:value-type="float">
            <text:p>-0,017425267604595</text:p>
          </table:table-cell>
          <table:table-cell table:formula="of:=IF([.E164] = 0;0;TAN(0.5*PI()-[.E164])*wheelbase)" office:value-type="float" office:value="-17214.6357919415" calcext:value-type="float">
            <text:p>-17214,6357919415</text:p>
          </table:table-cell>
          <table:table-cell table:formula="of:=IF([.D164] = 0;0;TAN(0.5*PI()-[.C164])*wheelbase+right_king_pin_y)" office:value-type="float" office:value="-17231.3240512334" calcext:value-type="float">
            <text:p>-17231,3240512334</text:p>
          </table:table-cell>
          <table:table-cell table:formula="of:=IF([.D164] = 0;0;TAN(0.5*PI()-[.D164])*wheelbase+left_king_pin_y)" office:value-type="float" office:value="-17198.5771274064" calcext:value-type="float">
            <text:p>-17198,5771274064</text:p>
          </table:table-cell>
          <table:table-cell table:formula="of:=IF([.E164]=0;0;[.E164]/ABS([.E164]))" office:value-type="float" office:value="-1" calcext:value-type="float">
            <text:p>-1</text:p>
          </table:table-cell>
          <table:table-cell table:formula="of:=IF([.E164]=0;0;[.I164]*0.5*PI()-ATAN(([.F164]-right_king_pin_y)/wheelbase))" office:value-type="float" office:value="-0.0175168289175491" calcext:value-type="float">
            <text:p>-0,017516828917549</text:p>
          </table:table-cell>
          <table:table-cell table:formula="of:=IF([.E164]=0;0;[.I164]*0.5*PI()-ATAN(([.F164]-left_king_pin_y)/wheelbase))" office:value-type="float" office:value="-0.0173346584098286" calcext:value-type="float">
            <text:p>-0,017334658409829</text:p>
          </table:table-cell>
          <table:table-cell table:formula="of:=DEGREES([.C164]-[.J164])" office:value-type="float" office:value="0.00097691343316895" calcext:value-type="float">
            <text:p>0,000976913433169</text:p>
          </table:table-cell>
          <table:table-cell table:formula="of:=DEGREES([.D164]-[.K164])" office:value-type="float" office:value="-0.000922361079458567" calcext:value-type="float">
            <text:p>-0,00092236107945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ack_dev_data.A165]*analyze_resolution" office:value-type="float" office:value="1.5" calcext:value-type="float">
            <text:p>1,5</text:p>
          </table:table-cell>
          <table:table-cell table:formula="of:=[rf.N241]" office:value-type="float" office:value="-0.0194532120314466" calcext:value-type="float">
            <text:p>-0,019453212031447</text:p>
          </table:table-cell>
          <table:table-cell table:formula="of:=[lf.N241]" office:value-type="float" office:value="-0.0192692304199164" calcext:value-type="float">
            <text:p>-0,019269230419916</text:p>
          </table:table-cell>
          <table:table-cell table:formula="of:=([.C165]+[.D165])/2" office:value-type="float" office:value="-0.0193612212256815" calcext:value-type="float">
            <text:p>-0,019361221225682</text:p>
          </table:table-cell>
          <table:table-cell table:formula="of:=IF([.E165] = 0;0;TAN(0.5*PI()-[.E165])*wheelbase)" office:value-type="float" office:value="-15492.9541828986" calcext:value-type="float">
            <text:p>-15492,9541828986</text:p>
          </table:table-cell>
          <table:table-cell table:formula="of:=IF([.D165] = 0;0;TAN(0.5*PI()-[.C165])*wheelbase+right_king_pin_y)" office:value-type="float" office:value="-15509.6723818422" calcext:value-type="float">
            <text:p>-15509,6723818422</text:p>
          </table:table-cell>
          <table:table-cell table:formula="of:=IF([.D165] = 0;0;TAN(0.5*PI()-[.D165])*wheelbase+left_king_pin_y)" office:value-type="float" office:value="-15476.935586941" calcext:value-type="float">
            <text:p>-15476,935586941</text:p>
          </table:table-cell>
          <table:table-cell table:formula="of:=IF([.E165]=0;0;[.E165]/ABS([.E165]))" office:value-type="float" office:value="-1" calcext:value-type="float">
            <text:p>-1</text:p>
          </table:table-cell>
          <table:table-cell table:formula="of:=IF([.E165]=0;0;[.I165]*0.5*PI()-ATAN(([.F165]-right_king_pin_y)/wheelbase))" office:value-type="float" office:value="-0.0194743210011161" calcext:value-type="float">
            <text:p>-0,019474321001116</text:p>
          </table:table-cell>
          <table:table-cell table:formula="of:=IF([.E165]=0;0;[.I165]*0.5*PI()-ATAN(([.F165]-left_king_pin_y)/wheelbase))" office:value-type="float" office:value="-0.0192494273883155" calcext:value-type="float">
            <text:p>-0,019249427388316</text:p>
          </table:table-cell>
          <table:table-cell table:formula="of:=DEGREES([.C165]-[.J165])" office:value-type="float" office:value="0.0012094548719322" calcext:value-type="float">
            <text:p>0,001209454871932</text:p>
          </table:table-cell>
          <table:table-cell table:formula="of:=DEGREES([.D165]-[.K165])" office:value-type="float" office:value="-0.00113463013229743" calcext:value-type="float">
            <text:p>-0,00113463013229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ack_dev_data.A166]*analyze_resolution" office:value-type="float" office:value="1.65" calcext:value-type="float">
            <text:p>1,65</text:p>
          </table:table-cell>
          <table:table-cell table:formula="of:=[rf.N242]" office:value-type="float" office:value="-0.0214084272302484" calcext:value-type="float">
            <text:p>-0,021408427230249</text:p>
          </table:table-cell>
          <table:table-cell table:formula="of:=[lf.N242]" office:value-type="float" office:value="-0.0211858042113577" calcext:value-type="float">
            <text:p>-0,021185804211358</text:p>
          </table:table-cell>
          <table:table-cell table:formula="of:=([.C166]+[.D166])/2" office:value-type="float" office:value="-0.0212971157208031" calcext:value-type="float">
            <text:p>-0,021297115720803</text:p>
          </table:table-cell>
          <table:table-cell table:formula="of:=IF([.E166] = 0;0;TAN(0.5*PI()-[.E166])*wheelbase)" office:value-type="float" office:value="-14084.2847382219" calcext:value-type="float">
            <text:p>-14084,2847382219</text:p>
          </table:table-cell>
          <table:table-cell table:formula="of:=IF([.D166] = 0;0;TAN(0.5*PI()-[.C166])*wheelbase+right_king_pin_y)" office:value-type="float" office:value="-14101.0323517879" calcext:value-type="float">
            <text:p>-14101,0323517879</text:p>
          </table:table-cell>
          <table:table-cell table:formula="of:=IF([.D166] = 0;0;TAN(0.5*PI()-[.D166])*wheelbase+left_king_pin_y)" office:value-type="float" office:value="-14068.3067526929" calcext:value-type="float">
            <text:p>-14068,3067526929</text:p>
          </table:table-cell>
          <table:table-cell table:formula="of:=IF([.E166]=0;0;[.E166]/ABS([.E166]))" office:value-type="float" office:value="-1" calcext:value-type="float">
            <text:p>-1</text:p>
          </table:table-cell>
          <table:table-cell table:formula="of:=IF([.E166]=0;0;[.I166]*0.5*PI()-ATAN(([.F166]-right_king_pin_y)/wheelbase))" office:value-type="float" office:value="-0.0214340398525084" calcext:value-type="float">
            <text:p>-0,021434039852508</text:p>
          </table:table-cell>
          <table:table-cell table:formula="of:=IF([.E166]=0;0;[.I166]*0.5*PI()-ATAN(([.F166]-left_king_pin_y)/wheelbase))" office:value-type="float" office:value="-0.0211619296124061" calcext:value-type="float">
            <text:p>-0,021161929612406</text:p>
          </table:table-cell>
          <table:table-cell table:formula="of:=DEGREES([.C166]-[.J166])" office:value-type="float" office:value="0.00146749515775615" calcext:value-type="float">
            <text:p>0,001467495157756</text:p>
          </table:table-cell>
          <table:table-cell table:formula="of:=DEGREES([.D166]-[.K166])" office:value-type="float" office:value="-0.00136791375749038" calcext:value-type="float">
            <text:p>-0,0013679137574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ack_dev_data.A167]*analyze_resolution" office:value-type="float" office:value="1.8" calcext:value-type="float">
            <text:p>1,8</text:p>
          </table:table-cell>
          <table:table-cell table:formula="of:=[rf.N243]" office:value-type="float" office:value="-0.0233654185053607" calcext:value-type="float">
            <text:p>-0,023365418505361</text:p>
          </table:table-cell>
          <table:table-cell table:formula="of:=[lf.N243]" office:value-type="float" office:value="-0.0231004718467291" calcext:value-type="float">
            <text:p>-0,023100471846729</text:p>
          </table:table-cell>
          <table:table-cell table:formula="of:=([.C167]+[.D167])/2" office:value-type="float" office:value="-0.0232329451760449" calcext:value-type="float">
            <text:p>-0,023232945176045</text:p>
          </table:table-cell>
          <table:table-cell table:formula="of:=IF([.E167] = 0;0;TAN(0.5*PI()-[.E167])*wheelbase)" office:value-type="float" office:value="-12910.3744191964" calcext:value-type="float">
            <text:p>-12910,3744191964</text:p>
          </table:table-cell>
          <table:table-cell table:formula="of:=IF([.D167] = 0;0;TAN(0.5*PI()-[.C167])*wheelbase+right_king_pin_y)" office:value-type="float" office:value="-12927.1509230988" calcext:value-type="float">
            <text:p>-12927,1509230988</text:p>
          </table:table-cell>
          <table:table-cell table:formula="of:=IF([.D167] = 0;0;TAN(0.5*PI()-[.D167])*wheelbase+left_king_pin_y)" office:value-type="float" office:value="-12894.4375868886" calcext:value-type="float">
            <text:p>-12894,4375868886</text:p>
          </table:table-cell>
          <table:table-cell table:formula="of:=IF([.E167]=0;0;[.E167]/ABS([.E167]))" office:value-type="float" office:value="-1" calcext:value-type="float">
            <text:p>-1</text:p>
          </table:table-cell>
          <table:table-cell table:formula="of:=IF([.E167]=0;0;[.I167]*0.5*PI()-ATAN(([.F167]-right_king_pin_y)/wheelbase))" office:value-type="float" office:value="-0.0233959829091814" calcext:value-type="float">
            <text:p>-0,023395982909182</text:p>
          </table:table-cell>
          <table:table-cell table:formula="of:=IF([.E167]=0;0;[.I167]*0.5*PI()-ATAN(([.F167]-left_king_pin_y)/wheelbase))" office:value-type="float" office:value="-0.0230721636135716" calcext:value-type="float">
            <text:p>-0,023072163613572</text:p>
          </table:table-cell>
          <table:table-cell table:formula="of:=DEGREES([.C167]-[.J167])" office:value-type="float" office:value="0.0017512113422602" calcext:value-type="float">
            <text:p>0,00175121134226</text:p>
          </table:table-cell>
          <table:table-cell table:formula="of:=DEGREES([.D167]-[.K167])" office:value-type="float" office:value="-0.00162194228539852" calcext:value-type="float">
            <text:p>-0,00162194228539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ack_dev_data.A168]*analyze_resolution" office:value-type="float" office:value="1.95" calcext:value-type="float">
            <text:p>1,95</text:p>
          </table:table-cell>
          <table:table-cell table:formula="of:=[rf.N244]" office:value-type="float" office:value="-0.0253241802286069" calcext:value-type="float">
            <text:p>-0,025324180228607</text:p>
          </table:table-cell>
          <table:table-cell table:formula="of:=[lf.N244]" office:value-type="float" office:value="-0.0250132271256304" calcext:value-type="float">
            <text:p>-0,025013227125631</text:p>
          </table:table-cell>
          <table:table-cell table:formula="of:=([.C168]+[.D168])/2" office:value-type="float" office:value="-0.0251687036771187" calcext:value-type="float">
            <text:p>-0,025168703677119</text:p>
          </table:table-cell>
          <table:table-cell table:formula="of:=IF([.E168] = 0;0;TAN(0.5*PI()-[.E168])*wheelbase)" office:value-type="float" office:value="-11917.0480453812" calcext:value-type="float">
            <text:p>-11917,0480453812</text:p>
          </table:table-cell>
          <table:table-cell table:formula="of:=IF([.D168] = 0;0;TAN(0.5*PI()-[.C168])*wheelbase+right_king_pin_y)" office:value-type="float" office:value="-11933.852916064" calcext:value-type="float">
            <text:p>-11933,852916064</text:p>
          </table:table-cell>
          <table:table-cell table:formula="of:=IF([.D168] = 0;0;TAN(0.5*PI()-[.D168])*wheelbase+left_king_pin_y)" office:value-type="float" office:value="-11901.1529100417" calcext:value-type="float">
            <text:p>-11901,1529100417</text:p>
          </table:table-cell>
          <table:table-cell table:formula="of:=IF([.E168]=0;0;[.E168]/ABS([.E168]))" office:value-type="float" office:value="-1" calcext:value-type="float">
            <text:p>-1</text:p>
          </table:table-cell>
          <table:table-cell table:formula="of:=IF([.E168]=0;0;[.I168]*0.5*PI()-ATAN(([.F168]-right_king_pin_y)/wheelbase))" office:value-type="float" office:value="-0.0253601475518717" calcext:value-type="float">
            <text:p>-0,025360147551872</text:p>
          </table:table-cell>
          <table:table-cell table:formula="of:=IF([.E168]=0;0;[.I168]*0.5*PI()-ATAN(([.F168]-left_king_pin_y)/wheelbase))" office:value-type="float" office:value="-0.0249801279707531" calcext:value-type="float">
            <text:p>-0,024980127970753</text:p>
          </table:table-cell>
          <table:table-cell table:formula="of:=DEGREES([.C168]-[.J168])" office:value-type="float" office:value="0.00206077582345424" calcext:value-type="float">
            <text:p>0,002060775823454</text:p>
          </table:table-cell>
          <table:table-cell table:formula="of:=DEGREES([.D168]-[.K168])" office:value-type="float" office:value="-0.00189644187991995" calcext:value-type="float">
            <text:p>-0,0018964418799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ack_dev_data.A169]*analyze_resolution" office:value-type="float" office:value="2.1" calcext:value-type="float">
            <text:p>2,1</text:p>
          </table:table-cell>
          <table:table-cell table:formula="of:=[rf.N245]" office:value-type="float" office:value="-0.0272847067962619" calcext:value-type="float">
            <text:p>-0,027284706796262</text:p>
          </table:table-cell>
          <table:table-cell table:formula="of:=[lf.N245]" office:value-type="float" office:value="-0.0269240638223862" calcext:value-type="float">
            <text:p>-0,026924063822386</text:p>
          </table:table-cell>
          <table:table-cell table:formula="of:=([.C169]+[.D169])/2" office:value-type="float" office:value="-0.027104385309324" calcext:value-type="float">
            <text:p>-0,027104385309324</text:p>
          </table:table-cell>
          <table:table-cell table:formula="of:=IF([.E169] = 0;0;TAN(0.5*PI()-[.E169])*wheelbase)" office:value-type="float" office:value="-11065.6090595135" calcext:value-type="float">
            <text:p>-11065,6090595135</text:p>
          </table:table-cell>
          <table:table-cell table:formula="of:=IF([.D169] = 0;0;TAN(0.5*PI()-[.C169])*wheelbase+right_king_pin_y)" office:value-type="float" office:value="-11082.4417741435" calcext:value-type="float">
            <text:p>-11082,4417741435</text:p>
          </table:table-cell>
          <table:table-cell table:formula="of:=IF([.D169] = 0;0;TAN(0.5*PI()-[.D169])*wheelbase+left_king_pin_y)" office:value-type="float" office:value="-11049.7561658527" calcext:value-type="float">
            <text:p>-11049,7561658527</text:p>
          </table:table-cell>
          <table:table-cell table:formula="of:=IF([.E169]=0;0;[.E169]/ABS([.E169]))" office:value-type="float" office:value="-1" calcext:value-type="float">
            <text:p>-1</text:p>
          </table:table-cell>
          <table:table-cell table:formula="of:=IF([.E169]=0;0;[.I169]*0.5*PI()-ATAN(([.F169]-right_king_pin_y)/wheelbase))" office:value-type="float" office:value="-0.0273265311041742" calcext:value-type="float">
            <text:p>-0,027326531104174</text:p>
          </table:table-cell>
          <table:table-cell table:formula="of:=IF([.E169]=0;0;[.I169]*0.5*PI()-ATAN(([.F169]-left_king_pin_y)/wheelbase))" office:value-type="float" office:value="-0.0268858213099392" calcext:value-type="float">
            <text:p>-0,026885821309939</text:p>
          </table:table-cell>
          <table:table-cell table:formula="of:=DEGREES([.C169]-[.J169])" office:value-type="float" office:value="0.00239635632442897" calcext:value-type="float">
            <text:p>0,002396356324429</text:p>
          </table:table-cell>
          <table:table-cell table:formula="of:=DEGREES([.D169]-[.K169])" office:value-type="float" office:value="-0.00219113456118617" calcext:value-type="float">
            <text:p>-0,00219113456118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ack_dev_data.A170]*analyze_resolution" office:value-type="float" office:value="2.25" calcext:value-type="float">
            <text:p>2,25</text:p>
          </table:table-cell>
          <table:table-cell table:formula="of:=[rf.N246]" office:value-type="float" office:value="-0.0292469926290262" calcext:value-type="float">
            <text:p>-0,029246992629026</text:p>
          </table:table-cell>
          <table:table-cell table:formula="of:=[lf.N246]" office:value-type="float" office:value="-0.0288329756860159" calcext:value-type="float">
            <text:p>-0,028832975686016</text:p>
          </table:table-cell>
          <table:table-cell table:formula="of:=([.C170]+[.D170])/2" office:value-type="float" office:value="-0.0290399841575211" calcext:value-type="float">
            <text:p>-0,029039984157521</text:p>
          </table:table-cell>
          <table:table-cell table:formula="of:=IF([.E170] = 0;0;TAN(0.5*PI()-[.E170])*wheelbase)" office:value-type="float" office:value="-10327.679986447" calcext:value-type="float">
            <text:p>-10327,679986447</text:p>
          </table:table-cell>
          <table:table-cell table:formula="of:=IF([.D170] = 0;0;TAN(0.5*PI()-[.C170])*wheelbase+right_king_pin_y)" office:value-type="float" office:value="-10344.5400229034" calcext:value-type="float">
            <text:p>-10344,5400229034</text:p>
          </table:table-cell>
          <table:table-cell table:formula="of:=IF([.D170] = 0;0;TAN(0.5*PI()-[.D170])*wheelbase+left_king_pin_y)" office:value-type="float" office:value="-10311.8698801488" calcext:value-type="float">
            <text:p>-10311,8698801488</text:p>
          </table:table-cell>
          <table:table-cell table:formula="of:=IF([.E170]=0;0;[.E170]/ABS([.E170]))" office:value-type="float" office:value="-1" calcext:value-type="float">
            <text:p>-1</text:p>
          </table:table-cell>
          <table:table-cell table:formula="of:=IF([.E170]=0;0;[.I170]*0.5*PI()-ATAN(([.F170]-right_king_pin_y)/wheelbase))" office:value-type="float" office:value="-0.0292951308321305" calcext:value-type="float">
            <text:p>-0,029295130832131</text:p>
          </table:table-cell>
          <table:table-cell table:formula="of:=IF([.E170]=0;0;[.I170]*0.5*PI()-ATAN(([.F170]-left_king_pin_y)/wheelbase))" office:value-type="float" office:value="-0.0287892423037523" calcext:value-type="float">
            <text:p>-0,028789242303752</text:p>
          </table:table-cell>
          <table:table-cell table:formula="of:=DEGREES([.C170]-[.J170])" office:value-type="float" office:value="0.00275811587121918" calcext:value-type="float">
            <text:p>0,002758115871219</text:p>
          </table:table-cell>
          <table:table-cell table:formula="of:=DEGREES([.D170]-[.K170])" office:value-type="float" office:value="-0.00250573822753338" calcext:value-type="float">
            <text:p>-0,00250573822753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ack_dev_data.A171]*analyze_resolution" office:value-type="float" office:value="2.4" calcext:value-type="float">
            <text:p>2,4</text:p>
          </table:table-cell>
          <table:table-cell table:formula="of:=[rf.N247]" office:value-type="float" office:value="-0.0312110321719788" calcext:value-type="float">
            <text:p>-0,031211032171979</text:p>
          </table:table-cell>
          <table:table-cell table:formula="of:=[lf.N247]" office:value-type="float" office:value="-0.0307399564402031" calcext:value-type="float">
            <text:p>-0,030739956440203</text:p>
          </table:table-cell>
          <table:table-cell table:formula="of:=([.C171]+[.D171])/2" office:value-type="float" office:value="-0.0309754943060909" calcext:value-type="float">
            <text:p>-0,030975494306091</text:p>
          </table:table-cell>
          <table:table-cell table:formula="of:=IF([.E171] = 0;0;TAN(0.5*PI()-[.E171])*wheelbase)" office:value-type="float" office:value="-9681.97771999251" calcext:value-type="float">
            <text:p>-9681,97771999251</text:p>
          </table:table-cell>
          <table:table-cell table:formula="of:=IF([.D171] = 0;0;TAN(0.5*PI()-[.C171])*wheelbase+right_king_pin_y)" office:value-type="float" office:value="-9698.86455685904" calcext:value-type="float">
            <text:p>-9698,86455685904</text:p>
          </table:table-cell>
          <table:table-cell table:formula="of:=IF([.D171] = 0;0;TAN(0.5*PI()-[.D171])*wheelbase+left_king_pin_y)" office:value-type="float" office:value="-9666.21094772386" calcext:value-type="float">
            <text:p>-9666,21094772386</text:p>
          </table:table-cell>
          <table:table-cell table:formula="of:=IF([.E171]=0;0;[.E171]/ABS([.E171]))" office:value-type="float" office:value="-1" calcext:value-type="float">
            <text:p>-1</text:p>
          </table:table-cell>
          <table:table-cell table:formula="of:=IF([.E171]=0;0;[.I171]*0.5*PI()-ATAN(([.F171]-right_king_pin_y)/wheelbase))" office:value-type="float" office:value="-0.0312659439438061" calcext:value-type="float">
            <text:p>-0,031265943943806</text:p>
          </table:table-cell>
          <table:table-cell table:formula="of:=IF([.E171]=0;0;[.I171]*0.5*PI()-ATAN(([.F171]-left_king_pin_y)/wheelbase))" office:value-type="float" office:value="-0.0306903896710253" calcext:value-type="float">
            <text:p>-0,030690389671025</text:p>
          </table:table-cell>
          <table:table-cell table:formula="of:=DEGREES([.C171]-[.J171])" office:value-type="float" office:value="0.00314621277129053" calcext:value-type="float">
            <text:p>0,003146212771291</text:p>
          </table:table-cell>
          <table:table-cell table:formula="of:=DEGREES([.D171]-[.K171])" office:value-type="float" office:value="-0.00283996667798263" calcext:value-type="float">
            <text:p>-0,00283996667798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ack_dev_data.A172]*analyze_resolution" office:value-type="float" office:value="2.55" calcext:value-type="float">
            <text:p>2,55</text:p>
          </table:table-cell>
          <table:table-cell table:formula="of:=[rf.N248]" office:value-type="float" office:value="-0.0331768198945488" calcext:value-type="float">
            <text:p>-0,033176819894549</text:p>
          </table:table-cell>
          <table:table-cell table:formula="of:=[lf.N248]" office:value-type="float" office:value="-0.0326449997832631" calcext:value-type="float">
            <text:p>-0,032644999783263</text:p>
          </table:table-cell>
          <table:table-cell table:formula="of:=([.C172]+[.D172])/2" office:value-type="float" office:value="-0.032910909838906" calcext:value-type="float">
            <text:p>-0,032910909838906</text:p>
          </table:table-cell>
          <table:table-cell table:formula="of:=IF([.E172] = 0;0;TAN(0.5*PI()-[.E172])*wheelbase)" office:value-type="float" office:value="-9112.22694381189" calcext:value-type="float">
            <text:p>-9112,22694381189</text:p>
          </table:table-cell>
          <table:table-cell table:formula="of:=IF([.D172] = 0;0;TAN(0.5*PI()-[.C172])*wheelbase+right_king_pin_y)" office:value-type="float" office:value="-9129.14006036605" calcext:value-type="float">
            <text:p>-9129,14006036605</text:p>
          </table:table-cell>
          <table:table-cell table:formula="of:=IF([.D172] = 0;0;TAN(0.5*PI()-[.D172])*wheelbase+left_king_pin_y)" office:value-type="float" office:value="-9096.5040532337" calcext:value-type="float">
            <text:p>-9096,5040532337</text:p>
          </table:table-cell>
          <table:table-cell table:formula="of:=IF([.E172]=0;0;[.E172]/ABS([.E172]))" office:value-type="float" office:value="-1" calcext:value-type="float">
            <text:p>-1</text:p>
          </table:table-cell>
          <table:table-cell table:formula="of:=IF([.E172]=0;0;[.I172]*0.5*PI()-ATAN(([.F172]-right_king_pin_y)/wheelbase))" office:value-type="float" office:value="-0.0332389675888773" calcext:value-type="float">
            <text:p>-0,033238967588877</text:p>
          </table:table-cell>
          <table:table-cell table:formula="of:=IF([.E172]=0;0;[.I172]*0.5*PI()-ATAN(([.F172]-left_king_pin_y)/wheelbase))" office:value-type="float" office:value="-0.0325892621763881" calcext:value-type="float">
            <text:p>-0,032589262176388</text:p>
          </table:table-cell>
          <table:table-cell table:formula="of:=DEGREES([.C172]-[.J172])" office:value-type="float" office:value="0.00356080059149194" calcext:value-type="float">
            <text:p>0,003560800591492</text:p>
          </table:table-cell>
          <table:table-cell table:formula="of:=DEGREES([.D172]-[.K172])" office:value-type="float" office:value="-0.00319352963409657" calcext:value-type="float">
            <text:p>-0,00319352963409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ack_dev_data.A173]*analyze_resolution" office:value-type="float" office:value="2.7" calcext:value-type="float">
            <text:p>2,7</text:p>
          </table:table-cell>
          <table:table-cell table:formula="of:=[rf.N249]" office:value-type="float" office:value="-0.0351443502904761" calcext:value-type="float">
            <text:p>-0,035144350290476</text:p>
          </table:table-cell>
          <table:table-cell table:formula="of:=[lf.N249]" office:value-type="float" office:value="-0.034548099388119" calcext:value-type="float">
            <text:p>-0,034548099388119</text:p>
          </table:table-cell>
          <table:table-cell table:formula="of:=([.C173]+[.D173])/2" office:value-type="float" office:value="-0.0348462248392976" calcext:value-type="float">
            <text:p>-0,034846224839298</text:p>
          </table:table-cell>
          <table:table-cell table:formula="of:=IF([.E173] = 0;0;TAN(0.5*PI()-[.E173])*wheelbase)" office:value-type="float" office:value="-8605.76907868129" calcext:value-type="float">
            <text:p>-8605,76907868129</text:p>
          </table:table-cell>
          <table:table-cell table:formula="of:=IF([.D173] = 0;0;TAN(0.5*PI()-[.C173])*wheelbase+right_king_pin_y)" office:value-type="float" office:value="-8622.70795488583" calcext:value-type="float">
            <text:p>-8622,70795488583</text:p>
          </table:table-cell>
          <table:table-cell table:formula="of:=IF([.D173] = 0;0;TAN(0.5*PI()-[.D173])*wheelbase+left_king_pin_y)" office:value-type="float" office:value="-8590.09061845818" calcext:value-type="float">
            <text:p>-8590,09061845818</text:p>
          </table:table-cell>
          <table:table-cell table:formula="of:=IF([.E173]=0;0;[.E173]/ABS([.E173]))" office:value-type="float" office:value="-1" calcext:value-type="float">
            <text:p>-1</text:p>
          </table:table-cell>
          <table:table-cell table:formula="of:=IF([.E173]=0;0;[.I173]*0.5*PI()-ATAN(([.F173]-right_king_pin_y)/wheelbase))" office:value-type="float" office:value="-0.0352141988582173" calcext:value-type="float">
            <text:p>-0,035214198858217</text:p>
          </table:table-cell>
          <table:table-cell table:formula="of:=IF([.E173]=0;0;[.I173]*0.5*PI()-ATAN(([.F173]-left_king_pin_y)/wheelbase))" office:value-type="float" office:value="-0.0344858586298507" calcext:value-type="float">
            <text:p>-0,034485858629851</text:p>
          </table:table-cell>
          <table:table-cell table:formula="of:=DEGREES([.C173]-[.J173])" office:value-type="float" office:value="0.0040020281366059" calcext:value-type="float">
            <text:p>0,004002028136606</text:p>
          </table:table-cell>
          <table:table-cell table:formula="of:=DEGREES([.D173]-[.K173])" office:value-type="float" office:value="-0.00356613276247237" calcext:value-type="float">
            <text:p>-0,00356613276247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ack_dev_data.A174]*analyze_resolution" office:value-type="float" office:value="2.85" calcext:value-type="float">
            <text:p>2,85</text:p>
          </table:table-cell>
          <table:table-cell table:formula="of:=[rf.N250]" office:value-type="float" office:value="-0.0371136178777683" calcext:value-type="float">
            <text:p>-0,037113617877768</text:p>
          </table:table-cell>
          <table:table-cell table:formula="of:=[lf.N250]" office:value-type="float" office:value="-0.036449248902268" calcext:value-type="float">
            <text:p>-0,036449248902268</text:p>
          </table:table-cell>
          <table:table-cell table:formula="of:=([.C174]+[.D174])/2" office:value-type="float" office:value="-0.0367814333900182" calcext:value-type="float">
            <text:p>-0,036781433390018</text:p>
          </table:table-cell>
          <table:table-cell table:formula="of:=IF([.E174] = 0;0;TAN(0.5*PI()-[.E174])*wheelbase)" office:value-type="float" office:value="-8152.61050956759" calcext:value-type="float">
            <text:p>-8152,61050956759</text:p>
          </table:table-cell>
          <table:table-cell table:formula="of:=IF([.D174] = 0;0;TAN(0.5*PI()-[.C174])*wheelbase+right_king_pin_y)" office:value-type="float" office:value="-8169.57462606152" calcext:value-type="float">
            <text:p>-8169,57462606152</text:p>
          </table:table-cell>
          <table:table-cell table:formula="of:=IF([.D174] = 0;0;TAN(0.5*PI()-[.D174])*wheelbase+left_king_pin_y)" office:value-type="float" office:value="-8136.97702937771" calcext:value-type="float">
            <text:p>-8136,97702937771</text:p>
          </table:table-cell>
          <table:table-cell table:formula="of:=IF([.E174]=0;0;[.E174]/ABS([.E174]))" office:value-type="float" office:value="-1" calcext:value-type="float">
            <text:p>-1</text:p>
          </table:table-cell>
          <table:table-cell table:formula="of:=IF([.E174]=0;0;[.I174]*0.5*PI()-ATAN(([.F174]-right_king_pin_y)/wheelbase))" office:value-type="float" office:value="-0.0371916347834766" calcext:value-type="float">
            <text:p>-0,037191634783477</text:p>
          </table:table-cell>
          <table:table-cell table:formula="of:=IF([.E174]=0;0;[.I174]*0.5*PI()-ATAN(([.F174]-left_king_pin_y)/wheelbase))" office:value-type="float" office:value="-0.0363801778863826" calcext:value-type="float">
            <text:p>-0,036380177886383</text:p>
          </table:table-cell>
          <table:table-cell table:formula="of:=DEGREES([.C174]-[.J174])" office:value-type="float" office:value="0.00447003942775888" calcext:value-type="float">
            <text:p>0,004470039427759</text:p>
          </table:table-cell>
          <table:table-cell table:formula="of:=DEGREES([.D174]-[.K174])" office:value-type="float" office:value="-0.00395747769691653" calcext:value-type="float">
            <text:p>-0,00395747769691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ack_dev_data.A175]*analyze_resolution" office:value-type="float" office:value="3" calcext:value-type="float">
            <text:p>3</text:p>
          </table:table-cell>
          <table:table-cell table:formula="of:=[rf.N251]" office:value-type="float" office:value="-0.0390846171986717" calcext:value-type="float">
            <text:p>-0,039084617198672</text:p>
          </table:table-cell>
          <table:table-cell table:formula="of:=[lf.N251]" office:value-type="float" office:value="-0.0383484419477557" calcext:value-type="float">
            <text:p>-0,038348441947756</text:p>
          </table:table-cell>
          <table:table-cell table:formula="of:=([.C175]+[.D175])/2" office:value-type="float" office:value="-0.0387165295732137" calcext:value-type="float">
            <text:p>-0,038716529573214</text:p>
          </table:table-cell>
          <table:table-cell table:formula="of:=IF([.E175] = 0;0;TAN(0.5*PI()-[.E175])*wheelbase)" office:value-type="float" office:value="-7744.75634457938" calcext:value-type="float">
            <text:p>-7744,75634457938</text:p>
          </table:table-cell>
          <table:table-cell table:formula="of:=IF([.D175] = 0;0;TAN(0.5*PI()-[.C175])*wheelbase+right_king_pin_y)" office:value-type="float" office:value="-7761.74518266854" calcext:value-type="float">
            <text:p>-7761,74518266854</text:p>
          </table:table-cell>
          <table:table-cell table:formula="of:=IF([.D175] = 0;0;TAN(0.5*PI()-[.D175])*wheelbase+left_king_pin_y)" office:value-type="float" office:value="-7729.168395125" calcext:value-type="float">
            <text:p>-7729,168395125</text:p>
          </table:table-cell>
          <table:table-cell table:formula="of:=IF([.E175]=0;0;[.E175]/ABS([.E175]))" office:value-type="float" office:value="-1" calcext:value-type="float">
            <text:p>-1</text:p>
          </table:table-cell>
          <table:table-cell table:formula="of:=IF([.E175]=0;0;[.I175]*0.5*PI()-ATAN(([.F175]-right_king_pin_y)/wheelbase))" office:value-type="float" office:value="-0.0391712723366742" calcext:value-type="float">
            <text:p>-0,039171272336674</text:p>
          </table:table-cell>
          <table:table-cell table:formula="of:=IF([.E175]=0;0;[.I175]*0.5*PI()-ATAN(([.F175]-left_king_pin_y)/wheelbase))" office:value-type="float" office:value="-0.0382722188455031" calcext:value-type="float">
            <text:p>-0,038272218845503</text:p>
          </table:table-cell>
          <table:table-cell table:formula="of:=DEGREES([.C175]-[.J175])" office:value-type="float" office:value="0.00496497368066635" calcext:value-type="float">
            <text:p>0,004964973680666</text:p>
          </table:table-cell>
          <table:table-cell table:formula="of:=DEGREES([.D175]-[.K175])" office:value-type="float" office:value="-0.00436726206046705" calcext:value-type="float">
            <text:p>-0,00436726206046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ack_dev_data.A176]*analyze_resolution" office:value-type="float" office:value="3.15" calcext:value-type="float">
            <text:p>3,15</text:p>
          </table:table-cell>
          <table:table-cell table:formula="of:=[rf.N252]" office:value-type="float" office:value="-0.041057342819628" calcext:value-type="float">
            <text:p>-0,041057342819628</text:p>
          </table:table-cell>
          <table:table-cell table:formula="of:=[lf.N252]" office:value-type="float" office:value="-0.0402456721211481" calcext:value-type="float">
            <text:p>-0,040245672121148</text:p>
          </table:table-cell>
          <table:table-cell table:formula="of:=([.C176]+[.D176])/2" office:value-type="float" office:value="-0.040651507470388" calcext:value-type="float">
            <text:p>-0,040651507470388</text:p>
          </table:table-cell>
          <table:table-cell table:formula="of:=IF([.E176] = 0;0;TAN(0.5*PI()-[.E176])*wheelbase)" office:value-type="float" office:value="-7375.73452850548" calcext:value-type="float">
            <text:p>-7375,73452850548</text:p>
          </table:table-cell>
          <table:table-cell table:formula="of:=IF([.D176] = 0;0;TAN(0.5*PI()-[.C176])*wheelbase+right_king_pin_y)" office:value-type="float" office:value="-7392.74757015357" calcext:value-type="float">
            <text:p>-7392,74757015357</text:p>
          </table:table-cell>
          <table:table-cell table:formula="of:=IF([.D176] = 0;0;TAN(0.5*PI()-[.D176])*wheelbase+left_king_pin_y)" office:value-type="float" office:value="-7360.19266152274" calcext:value-type="float">
            <text:p>-7360,19266152274</text:p>
          </table:table-cell>
          <table:table-cell table:formula="of:=IF([.E176]=0;0;[.E176]/ABS([.E176]))" office:value-type="float" office:value="-1" calcext:value-type="float">
            <text:p>-1</text:p>
          </table:table-cell>
          <table:table-cell table:formula="of:=IF([.E176]=0;0;[.I176]*0.5*PI()-ATAN(([.F176]-right_king_pin_y)/wheelbase))" office:value-type="float" office:value="-0.0411531084297814" calcext:value-type="float">
            <text:p>-0,041153108429781</text:p>
          </table:table-cell>
          <table:table-cell table:formula="of:=IF([.E176]=0;0;[.I176]*0.5*PI()-ATAN(([.F176]-left_king_pin_y)/wheelbase))" office:value-type="float" office:value="-0.0401619804508622" calcext:value-type="float">
            <text:p>-0,040161980450862</text:p>
          </table:table-cell>
          <table:table-cell table:formula="of:=DEGREES([.C176]-[.J176])" office:value-type="float" office:value="0.00548696528428487" calcext:value-type="float">
            <text:p>0,005486965284285</text:p>
          </table:table-cell>
          <table:table-cell table:formula="of:=DEGREES([.D176]-[.K176])" office:value-type="float" office:value="-0.0047951794877845" calcext:value-type="float">
            <text:p>-0,00479517948778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ack_dev_data.A177]*analyze_resolution" office:value-type="float" office:value="3.3" calcext:value-type="float">
            <text:p>3,3</text:p>
          </table:table-cell>
          <table:table-cell table:formula="of:=[rf.N253]" office:value-type="float" office:value="-0.0430317893312385" calcext:value-type="float">
            <text:p>-0,043031789331239</text:p>
          </table:table-cell>
          <table:table-cell table:formula="of:=[lf.N253]" office:value-type="float" office:value="-0.0421409329935018" calcext:value-type="float">
            <text:p>-0,042140932993502</text:p>
          </table:table-cell>
          <table:table-cell table:formula="of:=([.C177]+[.D177])/2" office:value-type="float" office:value="-0.0425863611623701" calcext:value-type="float">
            <text:p>-0,04258636116237</text:p>
          </table:table-cell>
          <table:table-cell table:formula="of:=IF([.E177] = 0;0;TAN(0.5*PI()-[.E177])*wheelbase)" office:value-type="float" office:value="-7040.24974356911" calcext:value-type="float">
            <text:p>-7040,24974356911</text:p>
          </table:table-cell>
          <table:table-cell table:formula="of:=IF([.D177] = 0;0;TAN(0.5*PI()-[.C177])*wheelbase+right_king_pin_y)" office:value-type="float" office:value="-7057.28647138862" calcext:value-type="float">
            <text:p>-7057,28647138862</text:p>
          </table:table-cell>
          <table:table-cell table:formula="of:=IF([.D177] = 0;0;TAN(0.5*PI()-[.D177])*wheelbase+left_king_pin_y)" office:value-type="float" office:value="-7024.75451183858" calcext:value-type="float">
            <text:p>-7024,75451183858</text:p>
          </table:table-cell>
          <table:table-cell table:formula="of:=IF([.E177]=0;0;[.E177]/ABS([.E177]))" office:value-type="float" office:value="-1" calcext:value-type="float">
            <text:p>-1</text:p>
          </table:table-cell>
          <table:table-cell table:formula="of:=IF([.E177]=0;0;[.I177]*0.5*PI()-ATAN(([.F177]-right_king_pin_y)/wheelbase))" office:value-type="float" office:value="-0.0431371399143112" calcext:value-type="float">
            <text:p>-0,043137139914311</text:p>
          </table:table-cell>
          <table:table-cell table:formula="of:=IF([.E177]=0;0;[.I177]*0.5*PI()-ATAN(([.F177]-left_king_pin_y)/wheelbase))" office:value-type="float" office:value="-0.0420494616898279" calcext:value-type="float">
            <text:p>-0,042049461689828</text:p>
          </table:table-cell>
          <table:table-cell table:formula="of:=DEGREES([.C177]-[.J177])" office:value-type="float" office:value="0.00603614377931157" calcext:value-type="float">
            <text:p>0,006036143779312</text:p>
          </table:table-cell>
          <table:table-cell table:formula="of:=DEGREES([.D177]-[.K177])" office:value-type="float" office:value="-0.00524091964707245" calcext:value-type="float">
            <text:p>-0,00524091964707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ack_dev_data.A178]*analyze_resolution" office:value-type="float" office:value="3.45" calcext:value-type="float">
            <text:p>3,45</text:p>
          </table:table-cell>
          <table:table-cell table:formula="of:=[rf.N254]" office:value-type="float" office:value="-0.0450079513482327" calcext:value-type="float">
            <text:p>-0,045007951348233</text:p>
          </table:table-cell>
          <table:table-cell table:formula="of:=[lf.N254]" office:value-type="float" office:value="-0.0440342181103381" calcext:value-type="float">
            <text:p>-0,044034218110338</text:p>
          </table:table-cell>
          <table:table-cell table:formula="of:=([.C178]+[.D178])/2" office:value-type="float" office:value="-0.0445210847292854" calcext:value-type="float">
            <text:p>-0,044521084729285</text:p>
          </table:table-cell>
          <table:table-cell table:formula="of:=IF([.E178] = 0;0;TAN(0.5*PI()-[.E178])*wheelbase)" office:value-type="float" office:value="-6733.92759694194" calcext:value-type="float">
            <text:p>-6733,92759694194</text:p>
          </table:table-cell>
          <table:table-cell table:formula="of:=IF([.D178] = 0;0;TAN(0.5*PI()-[.C178])*wheelbase+right_king_pin_y)" office:value-type="float" office:value="-6750.98749418441" calcext:value-type="float">
            <text:p>-6750,98749418441</text:p>
          </table:table-cell>
          <table:table-cell table:formula="of:=IF([.D178] = 0;0;TAN(0.5*PI()-[.D178])*wheelbase+left_king_pin_y)" office:value-type="float" office:value="-6718.47955429913" calcext:value-type="float">
            <text:p>-6718,47955429913</text:p>
          </table:table-cell>
          <table:table-cell table:formula="of:=IF([.E178]=0;0;[.E178]/ABS([.E178]))" office:value-type="float" office:value="-1" calcext:value-type="float">
            <text:p>-1</text:p>
          </table:table-cell>
          <table:table-cell table:formula="of:=IF([.E178]=0;0;[.I178]*0.5*PI()-ATAN(([.F178]-right_king_pin_y)/wheelbase))" office:value-type="float" office:value="-0.0451233635809087" calcext:value-type="float">
            <text:p>-0,045123363580909</text:p>
          </table:table-cell>
          <table:table-cell table:formula="of:=IF([.E178]=0;0;[.I178]*0.5*PI()-ATAN(([.F178]-left_king_pin_y)/wheelbase))" office:value-type="float" office:value="-0.0439346615930747" calcext:value-type="float">
            <text:p>-0,043934661593075</text:p>
          </table:table-cell>
          <table:table-cell table:formula="of:=DEGREES([.C178]-[.J178])" office:value-type="float" office:value="0.00661263383651817" calcext:value-type="float">
            <text:p>0,006612633836518</text:p>
          </table:table-cell>
          <table:table-cell table:formula="of:=DEGREES([.D178]-[.K178])" office:value-type="float" office:value="-0.00570416826221411" calcext:value-type="float">
            <text:p>-0,00570416826221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ack_dev_data.A179]*analyze_resolution" office:value-type="float" office:value="3.6" calcext:value-type="float">
            <text:p>3,6</text:p>
          </table:table-cell>
          <table:table-cell table:formula="of:=[rf.N255]" office:value-type="float" office:value="-0.0469858235094165" calcext:value-type="float">
            <text:p>-0,046985823509417</text:p>
          </table:table-cell>
          <table:table-cell table:formula="of:=[lf.N255]" office:value-type="float" office:value="-0.0459255209916196" calcext:value-type="float">
            <text:p>-0,04592552099162</text:p>
          </table:table-cell>
          <table:table-cell table:formula="of:=([.C179]+[.D179])/2" office:value-type="float" office:value="-0.0464556722505181" calcext:value-type="float">
            <text:p>-0,046455672250518</text:p>
          </table:table-cell>
          <table:table-cell table:formula="of:=IF([.E179] = 0;0;TAN(0.5*PI()-[.E179])*wheelbase)" office:value-type="float" office:value="-6453.12276138027" calcext:value-type="float">
            <text:p>-6453,12276138027</text:p>
          </table:table-cell>
          <table:table-cell table:formula="of:=IF([.D179] = 0;0;TAN(0.5*PI()-[.C179])*wheelbase+right_king_pin_y)" office:value-type="float" office:value="-6470.20531192833" calcext:value-type="float">
            <text:p>-6470,20531192833</text:p>
          </table:table-cell>
          <table:table-cell table:formula="of:=IF([.D179] = 0;0;TAN(0.5*PI()-[.D179])*wheelbase+left_king_pin_y)" office:value-type="float" office:value="-6437.72246272515" calcext:value-type="float">
            <text:p>-6437,72246272515</text:p>
          </table:table-cell>
          <table:table-cell table:formula="of:=IF([.E179]=0;0;[.E179]/ABS([.E179]))" office:value-type="float" office:value="-1" calcext:value-type="float">
            <text:p>-1</text:p>
          </table:table-cell>
          <table:table-cell table:formula="of:=IF([.E179]=0;0;[.I179]*0.5*PI()-ATAN(([.F179]-right_king_pin_y)/wheelbase))" office:value-type="float" office:value="-0.0471117761589384" calcext:value-type="float">
            <text:p>-0,047111776158938</text:p>
          </table:table-cell>
          <table:table-cell table:formula="of:=IF([.E179]=0;0;[.I179]*0.5*PI()-ATAN(([.F179]-left_king_pin_y)/wheelbase))" office:value-type="float" office:value="-0.0458175792341662" calcext:value-type="float">
            <text:p>-0,045817579234166</text:p>
          </table:table-cell>
          <table:table-cell table:formula="of:=DEGREES([.C179]-[.J179])" office:value-type="float" office:value="0.00721655523609016" calcext:value-type="float">
            <text:p>0,00721655523609</text:p>
          </table:table-cell>
          <table:table-cell table:formula="of:=DEGREES([.D179]-[.K179])" office:value-type="float" office:value="-0.00618460713530336" calcext:value-type="float">
            <text:p>-0,00618460713530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ack_dev_data.A180]*analyze_resolution" office:value-type="float" office:value="3.75" calcext:value-type="float">
            <text:p>3,75</text:p>
          </table:table-cell>
          <table:table-cell table:formula="of:=[rf.N256]" office:value-type="float" office:value="-0.0489654004776488" calcext:value-type="float">
            <text:p>-0,048965400477649</text:p>
          </table:table-cell>
          <table:table-cell table:formula="of:=[lf.N256]" office:value-type="float" office:value="-0.0478148351317175" calcext:value-type="float">
            <text:p>-0,047814835131718</text:p>
          </table:table-cell>
          <table:table-cell table:formula="of:=([.C180]+[.D180])/2" office:value-type="float" office:value="-0.0483901178046832" calcext:value-type="float">
            <text:p>-0,048390117804683</text:p>
          </table:table-cell>
          <table:table-cell table:formula="of:=IF([.E180] = 0;0;TAN(0.5*PI()-[.E180])*wheelbase)" office:value-type="float" office:value="-6194.77316210777" calcext:value-type="float">
            <text:p>-6194,77316210777</text:p>
          </table:table-cell>
          <table:table-cell table:formula="of:=IF([.D180] = 0;0;TAN(0.5*PI()-[.C180])*wheelbase+right_king_pin_y)" office:value-type="float" office:value="-6211.87785046531" calcext:value-type="float">
            <text:p>-6211,87785046531</text:p>
          </table:table-cell>
          <table:table-cell table:formula="of:=IF([.D180] = 0;0;TAN(0.5*PI()-[.D180])*wheelbase+left_king_pin_y)" office:value-type="float" office:value="-6179.42116341576" calcext:value-type="float">
            <text:p>-6179,42116341576</text:p>
          </table:table-cell>
          <table:table-cell table:formula="of:=IF([.E180]=0;0;[.E180]/ABS([.E180]))" office:value-type="float" office:value="-1" calcext:value-type="float">
            <text:p>-1</text:p>
          </table:table-cell>
          <table:table-cell table:formula="of:=IF([.E180]=0;0;[.I180]*0.5*PI()-ATAN(([.F180]-right_king_pin_y)/wheelbase))" office:value-type="float" office:value="-0.049102374316077" calcext:value-type="float">
            <text:p>-0,049102374316077</text:p>
          </table:table-cell>
          <table:table-cell table:formula="of:=IF([.E180]=0;0;[.I180]*0.5*PI()-ATAN(([.F180]-left_king_pin_y)/wheelbase))" office:value-type="float" office:value="-0.0476982137291482" calcext:value-type="float">
            <text:p>-0,047698213729148</text:p>
          </table:table-cell>
          <table:table-cell table:formula="of:=DEGREES([.C180]-[.J180])" office:value-type="float" office:value="0.00784802284564274" calcext:value-type="float">
            <text:p>0,007848022845643</text:p>
          </table:table-cell>
          <table:table-cell table:formula="of:=DEGREES([.D180]-[.K180])" office:value-type="float" office:value="-0.0066819141681199" calcext:value-type="float">
            <text:p>-0,0066819141681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ack_dev_data.A181]*analyze_resolution" office:value-type="float" office:value="3.9" calcext:value-type="float">
            <text:p>3,9</text:p>
          </table:table-cell>
          <table:table-cell table:formula="of:=[rf.N257]" office:value-type="float" office:value="-0.0509466769397942" calcext:value-type="float">
            <text:p>-0,050946676939794</text:p>
          </table:table-cell>
          <table:table-cell table:formula="of:=[lf.N257]" office:value-type="float" office:value="-0.0497021539993924" calcext:value-type="float">
            <text:p>-0,049702153999393</text:p>
          </table:table-cell>
          <table:table-cell table:formula="of:=([.C181]+[.D181])/2" office:value-type="float" office:value="-0.0503244154695933" calcext:value-type="float">
            <text:p>-0,050324415469593</text:p>
          </table:table-cell>
          <table:table-cell table:formula="of:=IF([.E181] = 0;0;TAN(0.5*PI()-[.E181])*wheelbase)" office:value-type="float" office:value="-5956.28781287959" calcext:value-type="float">
            <text:p>-5956,28781287959</text:p>
          </table:table-cell>
          <table:table-cell table:formula="of:=IF([.D181] = 0;0;TAN(0.5*PI()-[.C181])*wheelbase+right_king_pin_y)" office:value-type="float" office:value="-5973.41412416314" calcext:value-type="float">
            <text:p>-5973,41412416314</text:p>
          </table:table-cell>
          <table:table-cell table:formula="of:=IF([.D181] = 0;0;TAN(0.5*PI()-[.D181])*wheelbase+left_king_pin_y)" office:value-type="float" office:value="-5940.98467121143" calcext:value-type="float">
            <text:p>-5940,98467121143</text:p>
          </table:table-cell>
          <table:table-cell table:formula="of:=IF([.E181]=0;0;[.E181]/ABS([.E181]))" office:value-type="float" office:value="-1" calcext:value-type="float">
            <text:p>-1</text:p>
          </table:table-cell>
          <table:table-cell table:formula="of:=IF([.E181]=0;0;[.I181]*0.5*PI()-ATAN(([.F181]-right_king_pin_y)/wheelbase))" office:value-type="float" office:value="-0.0510951546579053" calcext:value-type="float">
            <text:p>-0,051095154657905</text:p>
          </table:table-cell>
          <table:table-cell table:formula="of:=IF([.E181]=0;0;[.I181]*0.5*PI()-ATAN(([.F181]-left_king_pin_y)/wheelbase))" office:value-type="float" office:value="-0.0495765642361343" calcext:value-type="float">
            <text:p>-0,049576564236134</text:p>
          </table:table-cell>
          <table:table-cell table:formula="of:=DEGREES([.C181]-[.J181])" office:value-type="float" office:value="0.00850714659949636" calcext:value-type="float">
            <text:p>0,008507146599496</text:p>
          </table:table-cell>
          <table:table-cell table:formula="of:=DEGREES([.D181]-[.K181])" office:value-type="float" office:value="-0.00719576338473659" calcext:value-type="float">
            <text:p>-0,00719576338473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ack_dev_data.A182]*analyze_resolution" office:value-type="float" office:value="4.05" calcext:value-type="float">
            <text:p>4,05</text:p>
          </table:table-cell>
          <table:table-cell table:formula="of:=[rf.N258]" office:value-type="float" office:value="-0.0529296476066926" calcext:value-type="float">
            <text:p>-0,052929647606693</text:p>
          </table:table-cell>
          <table:table-cell table:formula="of:=[lf.N258]" office:value-type="float" office:value="-0.0515874710377641" calcext:value-type="float">
            <text:p>-0,051587471037764</text:p>
          </table:table-cell>
          <table:table-cell table:formula="of:=([.C182]+[.D182])/2" office:value-type="float" office:value="-0.0522585593222283" calcext:value-type="float">
            <text:p>-0,052258559322228</text:p>
          </table:table-cell>
          <table:table-cell table:formula="of:=IF([.E182] = 0;0;TAN(0.5*PI()-[.E182])*wheelbase)" office:value-type="float" office:value="-5735.45957736517" calcext:value-type="float">
            <text:p>-5735,45957736517</text:p>
          </table:table-cell>
          <table:table-cell table:formula="of:=IF([.D182] = 0;0;TAN(0.5*PI()-[.C182])*wheelbase+right_king_pin_y)" office:value-type="float" office:value="-5752.60699729469" calcext:value-type="float">
            <text:p>-5752,60699729469</text:p>
          </table:table-cell>
          <table:table-cell table:formula="of:=IF([.D182] = 0;0;TAN(0.5*PI()-[.D182])*wheelbase+left_king_pin_y)" office:value-type="float" office:value="-5720.20585087774" calcext:value-type="float">
            <text:p>-5720,20585087774</text:p>
          </table:table-cell>
          <table:table-cell table:formula="of:=IF([.E182]=0;0;[.E182]/ABS([.E182]))" office:value-type="float" office:value="-1" calcext:value-type="float">
            <text:p>-1</text:p>
          </table:table-cell>
          <table:table-cell table:formula="of:=IF([.E182]=0;0;[.I182]*0.5*PI()-ATAN(([.F182]-right_king_pin_y)/wheelbase))" office:value-type="float" office:value="-0.0530901137275039" calcext:value-type="float">
            <text:p>-0,053090113727504</text:p>
          </table:table-cell>
          <table:table-cell table:formula="of:=IF([.E182]=0;0;[.I182]*0.5*PI()-ATAN(([.F182]-left_king_pin_y)/wheelbase))" office:value-type="float" office:value="-0.051452629954899" calcext:value-type="float">
            <text:p>-0,051452629954899</text:p>
          </table:table-cell>
          <table:table-cell table:formula="of:=DEGREES([.C182]-[.J182])" office:value-type="float" office:value="0.00919403147732884" calcext:value-type="float">
            <text:p>0,009194031477329</text:p>
          </table:table-cell>
          <table:table-cell table:formula="of:=DEGREES([.D182]-[.K182])" office:value-type="float" office:value="-0.00772582495314723" calcext:value-type="float">
            <text:p>-0,00772582495314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ack_dev_data.A183]*analyze_resolution" office:value-type="float" office:value="4.2" calcext:value-type="float">
            <text:p>4,2</text:p>
          </table:table-cell>
          <table:table-cell table:formula="of:=[rf.N259]" office:value-type="float" office:value="-0.0549143072131156" calcext:value-type="float">
            <text:p>-0,054914307213116</text:p>
          </table:table-cell>
          <table:table-cell table:formula="of:=[lf.N259]" office:value-type="float" office:value="-0.0534707796642903" calcext:value-type="float">
            <text:p>-0,05347077966429</text:p>
          </table:table-cell>
          <table:table-cell table:formula="of:=([.C183]+[.D183])/2" office:value-type="float" office:value="-0.0541925434387029" calcext:value-type="float">
            <text:p>-0,054192543438703</text:p>
          </table:table-cell>
          <table:table-cell table:formula="of:=IF([.E183] = 0;0;TAN(0.5*PI()-[.E183])*wheelbase)" office:value-type="float" office:value="-5530.39662452091" calcext:value-type="float">
            <text:p>-5530,39662452091</text:p>
          </table:table-cell>
          <table:table-cell table:formula="of:=IF([.D183] = 0;0;TAN(0.5*PI()-[.C183])*wheelbase+right_king_pin_y)" office:value-type="float" office:value="-5547.56463941097" calcext:value-type="float">
            <text:p>-5547,56463941097</text:p>
          </table:table-cell>
          <table:table-cell table:formula="of:=IF([.D183] = 0;0;TAN(0.5*PI()-[.D183])*wheelbase+left_king_pin_y)" office:value-type="float" office:value="-5515.19287247737" calcext:value-type="float">
            <text:p>-5515,19287247737</text:p>
          </table:table-cell>
          <table:table-cell table:formula="of:=IF([.E183]=0;0;[.E183]/ABS([.E183]))" office:value-type="float" office:value="-1" calcext:value-type="float">
            <text:p>-1</text:p>
          </table:table-cell>
          <table:table-cell table:formula="of:=IF([.E183]=0;0;[.I183]*0.5*PI()-ATAN(([.F183]-right_king_pin_y)/wheelbase))" office:value-type="float" office:value="-0.0550872480050455" calcext:value-type="float">
            <text:p>-0,055087248005046</text:p>
          </table:table-cell>
          <table:table-cell table:formula="of:=IF([.E183]=0;0;[.I183]*0.5*PI()-ATAN(([.F183]-left_king_pin_y)/wheelbase))" office:value-type="float" office:value="-0.0533264101264654" calcext:value-type="float">
            <text:p>-0,053326410126466</text:p>
          </table:table-cell>
          <table:table-cell table:formula="of:=DEGREES([.C183]-[.J183])" office:value-type="float" office:value="0.00990877748323459" calcext:value-type="float">
            <text:p>0,009908777483235</text:p>
          </table:table-cell>
          <table:table-cell table:formula="of:=DEGREES([.D183]-[.K183])" office:value-type="float" office:value="-0.00827176520761954" calcext:value-type="float">
            <text:p>-0,0082717652076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ack_dev_data.A184]*analyze_resolution" office:value-type="float" office:value="4.35" calcext:value-type="float">
            <text:p>4,35</text:p>
          </table:table-cell>
          <table:table-cell table:formula="of:=[rf.N260]" office:value-type="float" office:value="-0.0569006505177284" calcext:value-type="float">
            <text:p>-0,056900650517728</text:p>
          </table:table-cell>
          <table:table-cell table:formula="of:=[lf.N260]" office:value-type="float" office:value="-0.0553520732707424" calcext:value-type="float">
            <text:p>-0,055352073270742</text:p>
          </table:table-cell>
          <table:table-cell table:formula="of:=([.C184]+[.D184])/2" office:value-type="float" office:value="-0.0561263618942354" calcext:value-type="float">
            <text:p>-0,056126361894235</text:p>
          </table:table-cell>
          <table:table-cell table:formula="of:=IF([.E184] = 0;0;TAN(0.5*PI()-[.E184])*wheelbase)" office:value-type="float" office:value="-5339.46806560966" calcext:value-type="float">
            <text:p>-5339,46806560966</text:p>
          </table:table-cell>
          <table:table-cell table:formula="of:=IF([.D184] = 0;0;TAN(0.5*PI()-[.C184])*wheelbase+right_king_pin_y)" office:value-type="float" office:value="-5356.65616236067" calcext:value-type="float">
            <text:p>-5356,65616236067</text:p>
          </table:table-cell>
          <table:table-cell table:formula="of:=IF([.D184] = 0;0;TAN(0.5*PI()-[.D184])*wheelbase+left_king_pin_y)" office:value-type="float" office:value="-5324.31484838971" calcext:value-type="float">
            <text:p>-5324,31484838971</text:p>
          </table:table-cell>
          <table:table-cell table:formula="of:=IF([.E184]=0;0;[.E184]/ABS([.E184]))" office:value-type="float" office:value="-1" calcext:value-type="float">
            <text:p>-1</text:p>
          </table:table-cell>
          <table:table-cell table:formula="of:=IF([.E184]=0;0;[.I184]*0.5*PI()-ATAN(([.F184]-right_king_pin_y)/wheelbase))" office:value-type="float" office:value="-0.0570865539073917" calcext:value-type="float">
            <text:p>-0,057086553907392</text:p>
          </table:table-cell>
          <table:table-cell table:formula="of:=IF([.E184]=0;0;[.I184]*0.5*PI()-ATAN(([.F184]-left_king_pin_y)/wheelbase))" office:value-type="float" office:value="-0.0551979040326989" calcext:value-type="float">
            <text:p>-0,055197904032699</text:p>
          </table:table-cell>
          <table:table-cell table:formula="of:=DEGREES([.C184]-[.J184])" office:value-type="float" office:value="0.0106514796248856" calcext:value-type="float">
            <text:p>0,010651479624886</text:p>
          </table:table-cell>
          <table:table-cell table:formula="of:=DEGREES([.D184]-[.K184])" office:value-type="float" office:value="-0.00883324667064092" calcext:value-type="float">
            <text:p>-0,00883324667064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ack_dev_data.A185]*analyze_resolution" office:value-type="float" office:value="4.5" calcext:value-type="float">
            <text:p>4,5</text:p>
          </table:table-cell>
          <table:table-cell table:formula="of:=[rf.N261]" office:value-type="float" office:value="-0.0588886723030569" calcext:value-type="float">
            <text:p>-0,058888672303057</text:p>
          </table:table-cell>
          <table:table-cell table:formula="of:=[lf.N261]" office:value-type="float" office:value="-0.0572313452231778" calcext:value-type="float">
            <text:p>-0,057231345223178</text:p>
          </table:table-cell>
          <table:table-cell table:formula="of:=([.C185]+[.D185])/2" office:value-type="float" office:value="-0.0580600087631173" calcext:value-type="float">
            <text:p>-0,058060008763117</text:p>
          </table:table-cell>
          <table:table-cell table:formula="of:=IF([.E185] = 0;0;TAN(0.5*PI()-[.E185])*wheelbase)" office:value-type="float" office:value="-5161.26046381616" calcext:value-type="float">
            <text:p>-5161,26046381616</text:p>
          </table:table-cell>
          <table:table-cell table:formula="of:=IF([.D185] = 0;0;TAN(0.5*PI()-[.C185])*wheelbase+right_king_pin_y)" office:value-type="float" office:value="-5178.46812990521" calcext:value-type="float">
            <text:p>-5178,46812990521</text:p>
          </table:table-cell>
          <table:table-cell table:formula="of:=IF([.D185] = 0;0;TAN(0.5*PI()-[.D185])*wheelbase+left_king_pin_y)" office:value-type="float" office:value="-5146.15834292683" calcext:value-type="float">
            <text:p>-5146,15834292683</text:p>
          </table:table-cell>
          <table:table-cell table:formula="of:=IF([.E185]=0;0;[.E185]/ABS([.E185]))" office:value-type="float" office:value="-1" calcext:value-type="float">
            <text:p>-1</text:p>
          </table:table-cell>
          <table:table-cell table:formula="of:=IF([.E185]=0;0;[.I185]*0.5*PI()-ATAN(([.F185]-right_king_pin_y)/wheelbase))" office:value-type="float" office:value="-0.0590880277876913" calcext:value-type="float">
            <text:p>-0,059088027787691</text:p>
          </table:table-cell>
          <table:table-cell table:formula="of:=IF([.E185]=0;0;[.I185]*0.5*PI()-ATAN(([.F185]-left_king_pin_y)/wheelbase))" office:value-type="float" office:value="-0.0570671109958982" calcext:value-type="float">
            <text:p>-0,057067110995898</text:p>
          </table:table-cell>
          <table:table-cell table:formula="of:=DEGREES([.C185]-[.J185])" office:value-type="float" office:value="0.0114222278923363" calcext:value-type="float">
            <text:p>0,011422227892336</text:p>
          </table:table-cell>
          <table:table-cell table:formula="of:=DEGREES([.D185]-[.K185])" office:value-type="float" office:value="-0.00940992807471166" calcext:value-type="float">
            <text:p>-0,00940992807471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ack_dev_data.A186]*analyze_resolution" office:value-type="float" office:value="4.65" calcext:value-type="float">
            <text:p>4,65</text:p>
          </table:table-cell>
          <table:table-cell table:formula="of:=[rf.N262]" office:value-type="float" office:value="-0.060878367375447" calcext:value-type="float">
            <text:p>-0,060878367375447</text:p>
          </table:table-cell>
          <table:table-cell table:formula="of:=[lf.N262]" office:value-type="float" office:value="-0.0591085888619229" calcext:value-type="float">
            <text:p>-0,059108588861923</text:p>
          </table:table-cell>
          <table:table-cell table:formula="of:=([.C186]+[.D186])/2" office:value-type="float" office:value="-0.0599934781186849" calcext:value-type="float">
            <text:p>-0,059993478118685</text:p>
          </table:table-cell>
          <table:table-cell table:formula="of:=IF([.E186] = 0;0;TAN(0.5*PI()-[.E186])*wheelbase)" office:value-type="float" office:value="-4994.54276135634" calcext:value-type="float">
            <text:p>-4994,54276135634</text:p>
          </table:table-cell>
          <table:table-cell table:formula="of:=IF([.D186] = 0;0;TAN(0.5*PI()-[.C186])*wheelbase+right_king_pin_y)" office:value-type="float" office:value="-5011.76948482847" calcext:value-type="float">
            <text:p>-5011,76948482847</text:p>
          </table:table-cell>
          <table:table-cell table:formula="of:=IF([.D186] = 0;0;TAN(0.5*PI()-[.D186])*wheelbase+left_king_pin_y)" office:value-type="float" office:value="-4979.49229944232" calcext:value-type="float">
            <text:p>-4979,49229944232</text:p>
          </table:table-cell>
          <table:table-cell table:formula="of:=IF([.E186]=0;0;[.E186]/ABS([.E186]))" office:value-type="float" office:value="-1" calcext:value-type="float">
            <text:p>-1</text:p>
          </table:table-cell>
          <table:table-cell table:formula="of:=IF([.E186]=0;0;[.I186]*0.5*PI()-ATAN(([.F186]-right_king_pin_y)/wheelbase))" office:value-type="float" office:value="-0.0610916659349814" calcext:value-type="float">
            <text:p>-0,061091665934981</text:p>
          </table:table-cell>
          <table:table-cell table:formula="of:=IF([.E186]=0;0;[.I186]*0.5*PI()-ATAN(([.F186]-left_king_pin_y)/wheelbase))" office:value-type="float" office:value="-0.058934030378393" calcext:value-type="float">
            <text:p>-0,058934030378393</text:p>
          </table:table-cell>
          <table:table-cell table:formula="of:=DEGREES([.C186]-[.J186])" office:value-type="float" office:value="0.0122211072375406" calcext:value-type="float">
            <text:p>0,012221107237541</text:p>
          </table:table-cell>
          <table:table-cell table:formula="of:=DEGREES([.D186]-[.K186])" office:value-type="float" office:value="-0.0100014643844689" calcext:value-type="float">
            <text:p>-0,01000146438446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ack_dev_data.A187]*analyze_resolution" office:value-type="float" office:value="4.8" calcext:value-type="float">
            <text:p>4,8</text:p>
          </table:table-cell>
          <table:table-cell table:formula="of:=[rf.N263]" office:value-type="float" office:value="-0.0628697305650264" calcext:value-type="float">
            <text:p>-0,062869730565026</text:p>
          </table:table-cell>
          <table:table-cell table:formula="of:=[lf.N263]" office:value-type="float" office:value="-0.0609837975015459" calcext:value-type="float">
            <text:p>-0,060983797501546</text:p>
          </table:table-cell>
          <table:table-cell table:formula="of:=([.C187]+[.D187])/2" office:value-type="float" office:value="-0.0619267640332861" calcext:value-type="float">
            <text:p>-0,061926764033286</text:p>
          </table:table-cell>
          <table:table-cell table:formula="of:=IF([.E187] = 0;0;TAN(0.5*PI()-[.E187])*wheelbase)" office:value-type="float" office:value="-4838.23778275387" calcext:value-type="float">
            <text:p>-4838,23778275387</text:p>
          </table:table-cell>
          <table:table-cell table:formula="of:=IF([.D187] = 0;0;TAN(0.5*PI()-[.C187])*wheelbase+right_king_pin_y)" office:value-type="float" office:value="-4855.48305221317" calcext:value-type="float">
            <text:p>-4855,48305221317</text:p>
          </table:table-cell>
          <table:table-cell table:formula="of:=IF([.D187] = 0;0;TAN(0.5*PI()-[.D187])*wheelbase+left_king_pin_y)" office:value-type="float" office:value="-4823.23954360808" calcext:value-type="float">
            <text:p>-4823,23954360808</text:p>
          </table:table-cell>
          <table:table-cell table:formula="of:=IF([.E187]=0;0;[.E187]/ABS([.E187]))" office:value-type="float" office:value="-1" calcext:value-type="float">
            <text:p>-1</text:p>
          </table:table-cell>
          <table:table-cell table:formula="of:=IF([.E187]=0;0;[.I187]*0.5*PI()-ATAN(([.F187]-right_king_pin_y)/wheelbase))" office:value-type="float" office:value="-0.0630974645737843" calcext:value-type="float">
            <text:p>-0,063097464573784</text:p>
          </table:table-cell>
          <table:table-cell table:formula="of:=IF([.E187]=0;0;[.I187]*0.5*PI()-ATAN(([.F187]-left_king_pin_y)/wheelbase))" office:value-type="float" office:value="-0.0607986615821343" calcext:value-type="float">
            <text:p>-0,060798661582134</text:p>
          </table:table-cell>
          <table:table-cell table:formula="of:=DEGREES([.C187]-[.J187])" office:value-type="float" office:value="0.013048197553424" calcext:value-type="float">
            <text:p>0,013048197553424</text:p>
          </table:table-cell>
          <table:table-cell table:formula="of:=DEGREES([.D187]-[.K187])" office:value-type="float" office:value="-0.0106075068185559" calcext:value-type="float">
            <text:p>-0,01060750681855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ack_dev_data.A188]*analyze_resolution" office:value-type="float" office:value="4.95" calcext:value-type="float">
            <text:p>4,95</text:p>
          </table:table-cell>
          <table:table-cell table:formula="of:=[rf.N264]" office:value-type="float" office:value="-0.0648627567256651" calcext:value-type="float">
            <text:p>-0,064862756725665</text:p>
          </table:table-cell>
          <table:table-cell table:formula="of:=[lf.N264]" office:value-type="float" office:value="-0.0628569644308369" calcext:value-type="float">
            <text:p>-0,062856964430837</text:p>
          </table:table-cell>
          <table:table-cell table:formula="of:=([.C188]+[.D188])/2" office:value-type="float" office:value="-0.063859860578251" calcext:value-type="float">
            <text:p>-0,063859860578251</text:p>
          </table:table-cell>
          <table:table-cell table:formula="of:=IF([.E188] = 0;0;TAN(0.5*PI()-[.E188])*wheelbase)" office:value-type="float" office:value="-4691.39891933891" calcext:value-type="float">
            <text:p>-4691,39891933891</text:p>
          </table:table-cell>
          <table:table-cell table:formula="of:=IF([.D188] = 0;0;TAN(0.5*PI()-[.C188])*wheelbase+right_king_pin_y)" office:value-type="float" office:value="-4708.6622239398" calcext:value-type="float">
            <text:p>-4708,6622239398</text:p>
          </table:table-cell>
          <table:table-cell table:formula="of:=IF([.D188] = 0;0;TAN(0.5*PI()-[.D188])*wheelbase+left_king_pin_y)" office:value-type="float" office:value="-4676.45346791298" calcext:value-type="float">
            <text:p>-4676,45346791298</text:p>
          </table:table-cell>
          <table:table-cell table:formula="of:=IF([.E188]=0;0;[.E188]/ABS([.E188]))" office:value-type="float" office:value="-1" calcext:value-type="float">
            <text:p>-1</text:p>
          </table:table-cell>
          <table:table-cell table:formula="of:=IF([.E188]=0;0;[.I188]*0.5*PI()-ATAN(([.F188]-right_king_pin_y)/wheelbase))" office:value-type="float" office:value="-0.0651054198637122" calcext:value-type="float">
            <text:p>-0,065105419863712</text:p>
          </table:table-cell>
          <table:table-cell table:formula="of:=IF([.E188]=0;0;[.I188]*0.5*PI()-ATAN(([.F188]-left_king_pin_y)/wheelbase))" office:value-type="float" office:value="-0.0626610040482924" calcext:value-type="float">
            <text:p>-0,062661004048293</text:p>
          </table:table-cell>
          <table:table-cell table:formula="of:=DEGREES([.C188]-[.J188])" office:value-type="float" office:value="0.0139035736535028" calcext:value-type="float">
            <text:p>0,013903573653503</text:p>
          </table:table-cell>
          <table:table-cell table:formula="of:=DEGREES([.D188]-[.K188])" office:value-type="float" office:value="-0.0112277028715684" calcext:value-type="float">
            <text:p>-0,01122770287156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ack_dev_data.A189]*analyze_resolution" office:value-type="float" office:value="5.1" calcext:value-type="float">
            <text:p>5,1</text:p>
          </table:table-cell>
          <table:table-cell table:formula="of:=[rf.N265]" office:value-type="float" office:value="-0.0668574407349408" calcext:value-type="float">
            <text:p>-0,066857440734941</text:p>
          </table:table-cell>
          <table:table-cell table:formula="of:=[lf.N265]" office:value-type="float" office:value="-0.0647280829127869" calcext:value-type="float">
            <text:p>-0,064728082912787</text:p>
          </table:table-cell>
          <table:table-cell table:formula="of:=([.C189]+[.D189])/2" office:value-type="float" office:value="-0.0657927618238638" calcext:value-type="float">
            <text:p>-0,065792761823864</text:p>
          </table:table-cell>
          <table:table-cell table:formula="of:=IF([.E189] = 0;0;TAN(0.5*PI()-[.E189])*wheelbase)" office:value-type="float" office:value="-4553.19092824705" calcext:value-type="float">
            <text:p>-4553,19092824705</text:p>
          </table:table-cell>
          <table:table-cell table:formula="of:=IF([.D189] = 0;0;TAN(0.5*PI()-[.C189])*wheelbase+right_king_pin_y)" office:value-type="float" office:value="-4570.47175768547" calcext:value-type="float">
            <text:p>-4570,47175768547</text:p>
          </table:table-cell>
          <table:table-cell table:formula="of:=IF([.D189] = 0;0;TAN(0.5*PI()-[.D189])*wheelbase+left_king_pin_y)" office:value-type="float" office:value="-4538.29883066193" calcext:value-type="float">
            <text:p>-4538,29883066193</text:p>
          </table:table-cell>
          <table:table-cell table:formula="of:=IF([.E189]=0;0;[.E189]/ABS([.E189]))" office:value-type="float" office:value="-1" calcext:value-type="float">
            <text:p>-1</text:p>
          </table:table-cell>
          <table:table-cell table:formula="of:=IF([.E189]=0;0;[.I189]*0.5*PI()-ATAN(([.F189]-right_king_pin_y)/wheelbase))" office:value-type="float" office:value="-0.0671155278990712" calcext:value-type="float">
            <text:p>-0,067115527899071</text:p>
          </table:table-cell>
          <table:table-cell table:formula="of:=IF([.E189]=0;0;[.I189]*0.5*PI()-ATAN(([.F189]-left_king_pin_y)/wheelbase))" office:value-type="float" office:value="-0.0645210572568544" calcext:value-type="float">
            <text:p>-0,064521057256855</text:p>
          </table:table-cell>
          <table:table-cell table:formula="of:=DEGREES([.C189]-[.J189])" office:value-type="float" office:value="0.0147873052511717" calcext:value-type="float">
            <text:p>0,014787305251172</text:p>
          </table:table-cell>
          <table:table-cell table:formula="of:=DEGREES([.D189]-[.K189])" office:value-type="float" office:value="-0.0118616963358599" calcext:value-type="float">
            <text:p>-0,0118616963358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ack_dev_data.A190]*analyze_resolution" office:value-type="float" office:value="5.25" calcext:value-type="float">
            <text:p>5,25</text:p>
          </table:table-cell>
          <table:table-cell table:formula="of:=[rf.N266]" office:value-type="float" office:value="-0.0688537774941019" calcext:value-type="float">
            <text:p>-0,068853777494102</text:p>
          </table:table-cell>
          <table:table-cell table:formula="of:=[lf.N266]" office:value-type="float" office:value="-0.0665971461845651" calcext:value-type="float">
            <text:p>-0,066597146184565</text:p>
          </table:table-cell>
          <table:table-cell table:formula="of:=([.C190]+[.D190])/2" office:value-type="float" office:value="-0.0677254618393335" calcext:value-type="float">
            <text:p>-0,067725461839334</text:p>
          </table:table-cell>
          <table:table-cell table:formula="of:=IF([.E190] = 0;0;TAN(0.5*PI()-[.E190])*wheelbase)" office:value-type="float" office:value="-4422.87402301854" calcext:value-type="float">
            <text:p>-4422,87402301854</text:p>
          </table:table-cell>
          <table:table-cell table:formula="of:=IF([.D190] = 0;0;TAN(0.5*PI()-[.C190])*wheelbase+right_king_pin_y)" office:value-type="float" office:value="-4440.17186752304" calcext:value-type="float">
            <text:p>-4440,17186752304</text:p>
          </table:table-cell>
          <table:table-cell table:formula="of:=IF([.D190] = 0;0;TAN(0.5*PI()-[.D190])*wheelbase+left_king_pin_y)" office:value-type="float" office:value="-4408.03584657525" calcext:value-type="float">
            <text:p>-4408,03584657525</text:p>
          </table:table-cell>
          <table:table-cell table:formula="of:=IF([.E190]=0;0;[.E190]/ABS([.E190]))" office:value-type="float" office:value="-1" calcext:value-type="float">
            <text:p>-1</text:p>
          </table:table-cell>
          <table:table-cell table:formula="of:=IF([.E190]=0;0;[.I190]*0.5*PI()-ATAN(([.F190]-right_king_pin_y)/wheelbase))" office:value-type="float" office:value="-0.0691277847084668" calcext:value-type="float">
            <text:p>-0,069127784708467</text:p>
          </table:table-cell>
          <table:table-cell table:formula="of:=IF([.E190]=0;0;[.I190]*0.5*PI()-ATAN(([.F190]-left_king_pin_y)/wheelbase))" office:value-type="float" office:value="-0.0663788207262217" calcext:value-type="float">
            <text:p>-0,066378820726222</text:p>
          </table:table-cell>
          <table:table-cell table:formula="of:=DEGREES([.C190]-[.J190])" office:value-type="float" office:value="0.0156994569392472" calcext:value-type="float">
            <text:p>0,015699456939247</text:p>
          </table:table-cell>
          <table:table-cell table:formula="of:=DEGREES([.D190]-[.K190])" office:value-type="float" office:value="-0.0125091273233351" calcext:value-type="float">
            <text:p>-0,01250912732333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ack_dev_data.A191]*analyze_resolution" office:value-type="float" office:value="5.4" calcext:value-type="float">
            <text:p>5,4</text:p>
          </table:table-cell>
          <table:table-cell table:formula="of:=[rf.N267]" office:value-type="float" office:value="-0.0708517619280225" calcext:value-type="float">
            <text:p>-0,070851761928023</text:p>
          </table:table-cell>
          <table:table-cell table:formula="of:=[lf.N267]" office:value-type="float" office:value="-0.0684641474575018" calcext:value-type="float">
            <text:p>-0,068464147457502</text:p>
          </table:table-cell>
          <table:table-cell table:formula="of:=([.C191]+[.D191])/2" office:value-type="float" office:value="-0.0696579546927621" calcext:value-type="float">
            <text:p>-0,069657954692762</text:p>
          </table:table-cell>
          <table:table-cell table:formula="of:=IF([.E191] = 0;0;TAN(0.5*PI()-[.E191])*wheelbase)" office:value-type="float" office:value="-4299.79061576446" calcext:value-type="float">
            <text:p>-4299,79061576446</text:p>
          </table:table-cell>
          <table:table-cell table:formula="of:=IF([.D191] = 0;0;TAN(0.5*PI()-[.C191])*wheelbase+right_king_pin_y)" office:value-type="float" office:value="-4317.10496608768" calcext:value-type="float">
            <text:p>-4317,10496608768</text:p>
          </table:table-cell>
          <table:table-cell table:formula="of:=IF([.D191] = 0;0;TAN(0.5*PI()-[.D191])*wheelbase+left_king_pin_y)" office:value-type="float" office:value="-4285.00692895446" calcext:value-type="float">
            <text:p>-4285,00692895446</text:p>
          </table:table-cell>
          <table:table-cell table:formula="of:=IF([.E191]=0;0;[.E191]/ABS([.E191]))" office:value-type="float" office:value="-1" calcext:value-type="float">
            <text:p>-1</text:p>
          </table:table-cell>
          <table:table-cell table:formula="of:=IF([.E191]=0;0;[.I191]*0.5*PI()-ATAN(([.F191]-right_king_pin_y)/wheelbase))" office:value-type="float" office:value="-0.0711421862544095" calcext:value-type="float">
            <text:p>-0,07114218625441</text:p>
          </table:table-cell>
          <table:table-cell table:formula="of:=IF([.E191]=0;0;[.I191]*0.5*PI()-ATAN(([.F191]-left_king_pin_y)/wheelbase))" office:value-type="float" office:value="-0.0682342940128089" calcext:value-type="float">
            <text:p>-0,068234294012809</text:p>
          </table:table-cell>
          <table:table-cell table:formula="of:=DEGREES([.C191]-[.J191])" office:value-type="float" office:value="0.0166400881699041" calcext:value-type="float">
            <text:p>0,016640088169904</text:p>
          </table:table-cell>
          <table:table-cell table:formula="of:=DEGREES([.D191]-[.K191])" office:value-type="float" office:value="-0.0131696322874466" calcext:value-type="float">
            <text:p>-0,01316963228744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ack_dev_data.A192]*analyze_resolution" office:value-type="float" office:value="5.55" calcext:value-type="float">
            <text:p>5,55</text:p>
          </table:table-cell>
          <table:table-cell table:formula="of:=[rf.N268]" office:value-type="float" office:value="-0.072851388985173" calcext:value-type="float">
            <text:p>-0,072851388985173</text:p>
          </table:table-cell>
          <table:table-cell table:formula="of:=[lf.N268]" office:value-type="float" office:value="-0.0703290799170637" calcext:value-type="float">
            <text:p>-0,070329079917064</text:p>
          </table:table-cell>
          <table:table-cell table:formula="of:=([.C192]+[.D192])/2" office:value-type="float" office:value="-0.0715902344511183" calcext:value-type="float">
            <text:p>-0,071590234451118</text:p>
          </table:table-cell>
          <table:table-cell table:formula="of:=IF([.E192] = 0;0;TAN(0.5*PI()-[.E192])*wheelbase)" office:value-type="float" office:value="-4183.35420925153" calcext:value-type="float">
            <text:p>-4183,35420925153</text:p>
          </table:table-cell>
          <table:table-cell table:formula="of:=IF([.D192] = 0;0;TAN(0.5*PI()-[.C192])*wheelbase+right_king_pin_y)" office:value-type="float" office:value="-4200.68455666131" calcext:value-type="float">
            <text:p>-4200,68455666131</text:p>
          </table:table-cell>
          <table:table-cell table:formula="of:=IF([.D192] = 0;0;TAN(0.5*PI()-[.D192])*wheelbase+left_king_pin_y)" office:value-type="float" office:value="-4168.62558176768" calcext:value-type="float">
            <text:p>-4168,62558176768</text:p>
          </table:table-cell>
          <table:table-cell table:formula="of:=IF([.E192]=0;0;[.E192]/ABS([.E192]))" office:value-type="float" office:value="-1" calcext:value-type="float">
            <text:p>-1</text:p>
          </table:table-cell>
          <table:table-cell table:formula="of:=IF([.E192]=0;0;[.I192]*0.5*PI()-ATAN(([.F192]-right_king_pin_y)/wheelbase))" office:value-type="float" office:value="-0.0731587284329267" calcext:value-type="float">
            <text:p>-0,073158728432927</text:p>
          </table:table-cell>
          <table:table-cell table:formula="of:=IF([.E192]=0;0;[.I192]*0.5*PI()-ATAN(([.F192]-left_king_pin_y)/wheelbase))" office:value-type="float" office:value="-0.0700874767106439" calcext:value-type="float">
            <text:p>-0,070087476710644</text:p>
          </table:table-cell>
          <table:table-cell table:formula="of:=DEGREES([.C192]-[.J192])" office:value-type="float" office:value="0.0176092532341676" calcext:value-type="float">
            <text:p>0,017609253234168</text:p>
          </table:table-cell>
          <table:table-cell table:formula="of:=DEGREES([.D192]-[.K192])" office:value-type="float" office:value="-0.0138428440446829" calcext:value-type="float">
            <text:p>-0,01384284404468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ack_dev_data.A193]*analyze_resolution" office:value-type="float" office:value="5.7" calcext:value-type="float">
            <text:p>5,7</text:p>
          </table:table-cell>
          <table:table-cell table:formula="of:=[rf.N269]" office:value-type="float" office:value="-0.0748526536375774" calcext:value-type="float">
            <text:p>-0,074852653637577</text:p>
          </table:table-cell>
          <table:table-cell table:formula="of:=[lf.N269]" office:value-type="float" office:value="-0.0721919367228442" calcext:value-type="float">
            <text:p>-0,072191936722844</text:p>
          </table:table-cell>
          <table:table-cell table:formula="of:=([.C193]+[.D193])/2" office:value-type="float" office:value="-0.0735222951802108" calcext:value-type="float">
            <text:p>-0,073522295180211</text:p>
          </table:table-cell>
          <table:table-cell table:formula="of:=IF([.E193] = 0;0;TAN(0.5*PI()-[.E193])*wheelbase)" office:value-type="float" office:value="-4073.04004286846" calcext:value-type="float">
            <text:p>-4073,04004286846</text:p>
          </table:table-cell>
          <table:table-cell table:formula="of:=IF([.D193] = 0;0;TAN(0.5*PI()-[.C193])*wheelbase+right_king_pin_y)" office:value-type="float" office:value="-4090.38587913931" calcext:value-type="float">
            <text:p>-4090,38587913931</text:p>
          </table:table-cell>
          <table:table-cell table:formula="of:=IF([.D193] = 0;0;TAN(0.5*PI()-[.D193])*wheelbase+left_king_pin_y)" office:value-type="float" office:value="-4058.36704561546" calcext:value-type="float">
            <text:p>-4058,36704561546</text:p>
          </table:table-cell>
          <table:table-cell table:formula="of:=IF([.E193]=0;0;[.E193]/ABS([.E193]))" office:value-type="float" office:value="-1" calcext:value-type="float">
            <text:p>-1</text:p>
          </table:table-cell>
          <table:table-cell table:formula="of:=IF([.E193]=0;0;[.I193]*0.5*PI()-ATAN(([.F193]-right_king_pin_y)/wheelbase))" office:value-type="float" office:value="-0.0751774070731734" calcext:value-type="float">
            <text:p>-0,075177407073174</text:p>
          </table:table-cell>
          <table:table-cell table:formula="of:=IF([.E193]=0;0;[.I193]*0.5*PI()-ATAN(([.F193]-left_king_pin_y)/wheelbase))" office:value-type="float" office:value="-0.0719383684509727" calcext:value-type="float">
            <text:p>-0,071938368450973</text:p>
          </table:table-cell>
          <table:table-cell table:formula="of:=DEGREES([.C193]-[.J193])" office:value-type="float" office:value="0.0186070012420284" calcext:value-type="float">
            <text:p>0,018607001242029</text:p>
          </table:table-cell>
          <table:table-cell table:formula="of:=DEGREES([.D193]-[.K193])" office:value-type="float" office:value="-0.0145283917966664" calcext:value-type="float">
            <text:p>-0,01452839179666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ack_dev_data.A194]*analyze_resolution" office:value-type="float" office:value="5.85" calcext:value-type="float">
            <text:p>5,85</text:p>
          </table:table-cell>
          <table:table-cell table:formula="of:=[rf.N270]" office:value-type="float" office:value="-0.0768555508807774" calcext:value-type="float">
            <text:p>-0,076855550880777</text:p>
          </table:table-cell>
          <table:table-cell table:formula="of:=[lf.N270]" office:value-type="float" office:value="-0.0740527110085333" calcext:value-type="float">
            <text:p>-0,074052711008533</text:p>
          </table:table-cell>
          <table:table-cell table:formula="of:=([.C194]+[.D194])/2" office:value-type="float" office:value="-0.0754541309446554" calcext:value-type="float">
            <text:p>-0,075454130944655</text:p>
          </table:table-cell>
          <table:table-cell table:formula="of:=IF([.E194] = 0;0;TAN(0.5*PI()-[.E194])*wheelbase)" office:value-type="float" office:value="-3968.37717767457" calcext:value-type="float">
            <text:p>-3968,37717767457</text:p>
          </table:table-cell>
          <table:table-cell table:formula="of:=IF([.D194] = 0;0;TAN(0.5*PI()-[.C194])*wheelbase+right_king_pin_y)" office:value-type="float" office:value="-3985.73799507886" calcext:value-type="float">
            <text:p>-3985,73799507886</text:p>
          </table:table-cell>
          <table:table-cell table:formula="of:=IF([.D194] = 0;0;TAN(0.5*PI()-[.D194])*wheelbase+left_king_pin_y)" office:value-type="float" office:value="-3953.76038277992" calcext:value-type="float">
            <text:p>-3953,76038277992</text:p>
          </table:table-cell>
          <table:table-cell table:formula="of:=IF([.E194]=0;0;[.E194]/ABS([.E194]))" office:value-type="float" office:value="-1" calcext:value-type="float">
            <text:p>-1</text:p>
          </table:table-cell>
          <table:table-cell table:formula="of:=IF([.E194]=0;0;[.I194]*0.5*PI()-ATAN(([.F194]-right_king_pin_y)/wheelbase))" office:value-type="float" office:value="-0.0771982179370436" calcext:value-type="float">
            <text:p>-0,077198217937044</text:p>
          </table:table-cell>
          <table:table-cell table:formula="of:=IF([.E194]=0;0;[.I194]*0.5*PI()-ATAN(([.F194]-left_king_pin_y)/wheelbase))" office:value-type="float" office:value="-0.0737869689018575" calcext:value-type="float">
            <text:p>-0,073786968901858</text:p>
          </table:table-cell>
          <table:table-cell table:formula="of:=DEGREES([.C194]-[.J194])" office:value-type="float" office:value="0.019633376102227" calcext:value-type="float">
            <text:p>0,019633376102227</text:p>
          </table:table-cell>
          <table:table-cell table:formula="of:=DEGREES([.D194]-[.K194])" office:value-type="float" office:value="-0.0152259011514382" calcext:value-type="float">
            <text:p>-0,01522590115143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ack_dev_data.A195]*analyze_resolution" office:value-type="float" office:value="6" calcext:value-type="float">
            <text:p>6</text:p>
          </table:table-cell>
          <table:table-cell table:formula="of:=[rf.N271]" office:value-type="float" office:value="-0.0788600757337954" calcext:value-type="float">
            <text:p>-0,078860075733796</text:p>
          </table:table-cell>
          <table:table-cell table:formula="of:=[lf.N271]" office:value-type="float" office:value="-0.0759113958819082" calcext:value-type="float">
            <text:p>-0,075911395881908</text:p>
          </table:table-cell>
          <table:table-cell table:formula="of:=([.C195]+[.D195])/2" office:value-type="float" office:value="-0.0773857358078518" calcext:value-type="float">
            <text:p>-0,077385735807852</text:p>
          </table:table-cell>
          <table:table-cell table:formula="of:=IF([.E195] = 0;0;TAN(0.5*PI()-[.E195])*wheelbase)" office:value-type="float" office:value="-3868.94176869074" calcext:value-type="float">
            <text:p>-3868,94176869074</text:p>
          </table:table-cell>
          <table:table-cell table:formula="of:=IF([.D195] = 0;0;TAN(0.5*PI()-[.C195])*wheelbase+right_king_pin_y)" office:value-type="float" office:value="-3886.31705999009" calcext:value-type="float">
            <text:p>-3886,31705999009</text:p>
          </table:table-cell>
          <table:table-cell table:formula="of:=IF([.D195] = 0;0;TAN(0.5*PI()-[.D195])*wheelbase+left_king_pin_y)" office:value-type="float" office:value="-3854.38174951548" calcext:value-type="float">
            <text:p>-3854,38174951548</text:p>
          </table:table-cell>
          <table:table-cell table:formula="of:=IF([.E195]=0;0;[.E195]/ABS([.E195]))" office:value-type="float" office:value="-1" calcext:value-type="float">
            <text:p>-1</text:p>
          </table:table-cell>
          <table:table-cell table:formula="of:=IF([.E195]=0;0;[.I195]*0.5*PI()-ATAN(([.F195]-right_king_pin_y)/wheelbase))" office:value-type="float" office:value="-0.079221156718787" calcext:value-type="float">
            <text:p>-0,079221156718787</text:p>
          </table:table-cell>
          <table:table-cell table:formula="of:=IF([.E195]=0;0;[.I195]*0.5*PI()-ATAN(([.F195]-left_king_pin_y)/wheelbase))" office:value-type="float" office:value="-0.0756332777677853" calcext:value-type="float">
            <text:p>-0,075633277767785</text:p>
          </table:table-cell>
          <table:table-cell table:formula="of:=DEGREES([.C195]-[.J195])" office:value-type="float" office:value="0.0206884165024454" calcext:value-type="float">
            <text:p>0,020688416502445</text:p>
          </table:table-cell>
          <table:table-cell table:formula="of:=DEGREES([.D195]-[.K195])" office:value-type="float" office:value="-0.0159349941453783" calcext:value-type="float">
            <text:p>-0,01593499414537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ack_dev_data.A196]*analyze_resolution" office:value-type="float" office:value="6.15" calcext:value-type="float">
            <text:p>6,15</text:p>
          </table:table-cell>
          <table:table-cell table:formula="of:=[rf.N272]" office:value-type="float" office:value="-0.080866223239092" calcext:value-type="float">
            <text:p>-0,080866223239092</text:p>
          </table:table-cell>
          <table:table-cell table:formula="of:=[lf.N272]" office:value-type="float" office:value="-0.0777679844248162" calcext:value-type="float">
            <text:p>-0,077767984424816</text:p>
          </table:table-cell>
          <table:table-cell table:formula="of:=([.C196]+[.D196])/2" office:value-type="float" office:value="-0.0793171038319541" calcext:value-type="float">
            <text:p>-0,079317103831954</text:p>
          </table:table-cell>
          <table:table-cell table:formula="of:=IF([.E196] = 0;0;TAN(0.5*PI()-[.E196])*wheelbase)" office:value-type="float" office:value="-3774.35132173352" calcext:value-type="float">
            <text:p>-3774,35132173352</text:p>
          </table:table-cell>
          <table:table-cell table:formula="of:=IF([.D196] = 0;0;TAN(0.5*PI()-[.C196])*wheelbase+right_king_pin_y)" office:value-type="float" office:value="-3791.74058017031" calcext:value-type="float">
            <text:p>-3791,74058017031</text:p>
          </table:table-cell>
          <table:table-cell table:formula="of:=IF([.D196] = 0;0;TAN(0.5*PI()-[.D196])*wheelbase+left_king_pin_y)" office:value-type="float" office:value="-3759.84865288284" calcext:value-type="float">
            <text:p>-3759,84865288284</text:p>
          </table:table-cell>
          <table:table-cell table:formula="of:=IF([.E196]=0;0;[.E196]/ABS([.E196]))" office:value-type="float" office:value="-1" calcext:value-type="float">
            <text:p>-1</text:p>
          </table:table-cell>
          <table:table-cell table:formula="of:=IF([.E196]=0;0;[.I196]*0.5*PI()-ATAN(([.F196]-right_king_pin_y)/wheelbase))" office:value-type="float" office:value="-0.0812462190446259" calcext:value-type="float">
            <text:p>-0,081246219044626</text:p>
          </table:table-cell>
          <table:table-cell table:formula="of:=IF([.E196]=0;0;[.I196]*0.5*PI()-ATAN(([.F196]-left_king_pin_y)/wheelbase))" office:value-type="float" office:value="-0.0774772947892703" calcext:value-type="float">
            <text:p>-0,07747729478927</text:p>
          </table:table-cell>
          <table:table-cell table:formula="of:=DEGREES([.C196]-[.J196])" office:value-type="float" office:value="0.0217721558897655" calcext:value-type="float">
            <text:p>0,021772155889766</text:p>
          </table:table-cell>
          <table:table-cell table:formula="of:=DEGREES([.D196]-[.K196])" office:value-type="float" office:value="-0.0166552892649732" calcext:value-type="float">
            <text:p>-0,01665528926497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ack_dev_data.A197]*analyze_resolution" office:value-type="float" office:value="6.3" calcext:value-type="float">
            <text:p>6,3</text:p>
          </table:table-cell>
          <table:table-cell table:formula="of:=[rf.N273]" office:value-type="float" office:value="-0.0828739884625352" calcext:value-type="float">
            <text:p>-0,082873988462535</text:p>
          </table:table-cell>
          <table:table-cell table:formula="of:=[lf.N273]" office:value-type="float" office:value="-0.0796224696931555" calcext:value-type="float">
            <text:p>-0,079622469693156</text:p>
          </table:table-cell>
          <table:table-cell table:formula="of:=([.C197]+[.D197])/2" office:value-type="float" office:value="-0.0812482290778453" calcext:value-type="float">
            <text:p>-0,081248229077845</text:p>
          </table:table-cell>
          <table:table-cell table:formula="of:=IF([.E197] = 0;0;TAN(0.5*PI()-[.E197])*wheelbase)" office:value-type="float" office:value="-3684.2597707012" calcext:value-type="float">
            <text:p>-3684,2597707012</text:p>
          </table:table-cell>
          <table:table-cell table:formula="of:=IF([.D197] = 0;0;TAN(0.5*PI()-[.C197])*wheelbase+right_king_pin_y)" office:value-type="float" office:value="-3701.66248998991" calcext:value-type="float">
            <text:p>-3701,66248998991</text:p>
          </table:table-cell>
          <table:table-cell table:formula="of:=IF([.D197] = 0;0;TAN(0.5*PI()-[.D197])*wheelbase+left_king_pin_y)" office:value-type="float" office:value="-3669.81502803539" calcext:value-type="float">
            <text:p>-3669,81502803539</text:p>
          </table:table-cell>
          <table:table-cell table:formula="of:=IF([.E197]=0;0;[.E197]/ABS([.E197]))" office:value-type="float" office:value="-1" calcext:value-type="float">
            <text:p>-1</text:p>
          </table:table-cell>
          <table:table-cell table:formula="of:=IF([.E197]=0;0;[.I197]*0.5*PI()-ATAN(([.F197]-right_king_pin_y)/wheelbase))" office:value-type="float" office:value="-0.0832734004723747" calcext:value-type="float">
            <text:p>-0,083273400472375</text:p>
          </table:table-cell>
          <table:table-cell table:formula="of:=IF([.E197]=0;0;[.I197]*0.5*PI()-ATAN(([.F197]-left_king_pin_y)/wheelbase))" office:value-type="float" office:value="-0.0793190197424627" calcext:value-type="float">
            <text:p>-0,079319019742463</text:p>
          </table:table-cell>
          <table:table-cell table:formula="of:=DEGREES([.C197]-[.J197])" office:value-type="float" office:value="0.0228846224506446" calcext:value-type="float">
            <text:p>0,022884622450645</text:p>
          </table:table-cell>
          <table:table-cell table:formula="of:=DEGREES([.D197]-[.K197])" office:value-type="float" office:value="-0.0173864014681511" calcext:value-type="float">
            <text:p>-0,01738640146815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ack_dev_data.A198]*analyze_resolution" office:value-type="float" office:value="6.45" calcext:value-type="float">
            <text:p>6,45</text:p>
          </table:table-cell>
          <table:table-cell table:formula="of:=[rf.N274]" office:value-type="float" office:value="-0.0848833664933598" calcext:value-type="float">
            <text:p>-0,08488336649336</text:p>
          </table:table-cell>
          <table:table-cell table:formula="of:=[lf.N274]" office:value-type="float" office:value="-0.0814748447168576" calcext:value-type="float">
            <text:p>-0,081474844716858</text:p>
          </table:table-cell>
          <table:table-cell table:formula="of:=([.C198]+[.D198])/2" office:value-type="float" office:value="-0.0831791056051087" calcext:value-type="float">
            <text:p>-0,083179105605109</text:p>
          </table:table-cell>
          <table:table-cell table:formula="of:=IF([.E198] = 0;0;TAN(0.5*PI()-[.E198])*wheelbase)" office:value-type="float" office:value="-3598.35324175045" calcext:value-type="float">
            <text:p>-3598,35324175045</text:p>
          </table:table-cell>
          <table:table-cell table:formula="of:=IF([.D198] = 0;0;TAN(0.5*PI()-[.C198])*wheelbase+right_king_pin_y)" office:value-type="float" office:value="-3615.76891606903" calcext:value-type="float">
            <text:p>-3615,76891606903</text:p>
          </table:table-cell>
          <table:table-cell table:formula="of:=IF([.D198] = 0;0;TAN(0.5*PI()-[.D198])*wheelbase+left_king_pin_y)" office:value-type="float" office:value="-3583.96700239585" calcext:value-type="float">
            <text:p>-3583,96700239585</text:p>
          </table:table-cell>
          <table:table-cell table:formula="of:=IF([.E198]=0;0;[.E198]/ABS([.E198]))" office:value-type="float" office:value="-1" calcext:value-type="float">
            <text:p>-1</text:p>
          </table:table-cell>
          <table:table-cell table:formula="of:=IF([.E198]=0;0;[.I198]*0.5*PI()-ATAN(([.F198]-right_king_pin_y)/wheelbase))" office:value-type="float" office:value="-0.0853026964910601" calcext:value-type="float">
            <text:p>-0,08530269649106</text:p>
          </table:table-cell>
          <table:table-cell table:formula="of:=IF([.E198]=0;0;[.I198]*0.5*PI()-ATAN(([.F198]-left_king_pin_y)/wheelbase))" office:value-type="float" office:value="-0.081158452438755" calcext:value-type="float">
            <text:p>-0,081158452438755</text:p>
          </table:table-cell>
          <table:table-cell table:formula="of:=DEGREES([.C198]-[.J198])" office:value-type="float" office:value="0.0240258390914629" calcext:value-type="float">
            <text:p>0,024025839091463</text:p>
          </table:table-cell>
          <table:table-cell table:formula="of:=DEGREES([.D198]-[.K198])" office:value-type="float" office:value="-0.0181279422058081" calcext:value-type="float">
            <text:p>-0,01812794220580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ack_dev_data.A199]*analyze_resolution" office:value-type="float" office:value="6.6" calcext:value-type="float">
            <text:p>6,6</text:p>
          </table:table-cell>
          <table:table-cell table:formula="of:=[rf.N275]" office:value-type="float" office:value="-0.0868943524441277" calcext:value-type="float">
            <text:p>-0,086894352444128</text:p>
          </table:table-cell>
          <table:table-cell table:formula="of:=[lf.N275]" office:value-type="float" office:value="-0.0833251024998813" calcext:value-type="float">
            <text:p>-0,083325102499881</text:p>
          </table:table-cell>
          <table:table-cell table:formula="of:=([.C199]+[.D199])/2" office:value-type="float" office:value="-0.0851097274720045" calcext:value-type="float">
            <text:p>-0,085109727472005</text:p>
          </table:table-cell>
          <table:table-cell table:formula="of:=IF([.E199] = 0;0;TAN(0.5*PI()-[.E199])*wheelbase)" office:value-type="float" office:value="-3516.34639508499" calcext:value-type="float">
            <text:p>-3516,34639508499</text:p>
          </table:table-cell>
          <table:table-cell table:formula="of:=IF([.D199] = 0;0;TAN(0.5*PI()-[.C199])*wheelbase+right_king_pin_y)" office:value-type="float" office:value="-3533.77451906649" calcext:value-type="float">
            <text:p>-3533,77451906649</text:p>
          </table:table-cell>
          <table:table-cell table:formula="of:=IF([.D199] = 0;0;TAN(0.5*PI()-[.D199])*wheelbase+left_king_pin_y)" office:value-type="float" office:value="-3502.01923744471" calcext:value-type="float">
            <text:p>-3502,01923744471</text:p>
          </table:table-cell>
          <table:table-cell table:formula="of:=IF([.E199]=0;0;[.E199]/ABS([.E199]))" office:value-type="float" office:value="-1" calcext:value-type="float">
            <text:p>-1</text:p>
          </table:table-cell>
          <table:table-cell table:formula="of:=IF([.E199]=0;0;[.I199]*0.5*PI()-ATAN(([.F199]-right_king_pin_y)/wheelbase))" office:value-type="float" office:value="-0.0873341025205487" calcext:value-type="float">
            <text:p>-0,087334102520549</text:p>
          </table:table-cell>
          <table:table-cell table:formula="of:=IF([.E199]=0;0;[.I199]*0.5*PI()-ATAN(([.F199]-left_king_pin_y)/wheelbase))" office:value-type="float" office:value="-0.0829955927243946" calcext:value-type="float">
            <text:p>-0,082995592724395</text:p>
          </table:table-cell>
          <table:table-cell table:formula="of:=DEGREES([.C199]-[.J199])" office:value-type="float" office:value="0.0251958234194786" calcext:value-type="float">
            <text:p>0,025195823419479</text:p>
          </table:table-cell>
          <table:table-cell table:formula="of:=DEGREES([.D199]-[.K199])" office:value-type="float" office:value="-0.0188795194436901" calcext:value-type="float">
            <text:p>-0,0188795194436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ack_dev_data.A200]*analyze_resolution" office:value-type="float" office:value="6.75" calcext:value-type="float">
            <text:p>6,75</text:p>
          </table:table-cell>
          <table:table-cell table:formula="of:=[rf.N276]" office:value-type="float" office:value="-0.0889069414506976" calcext:value-type="float">
            <text:p>-0,088906941450698</text:p>
          </table:table-cell>
          <table:table-cell table:formula="of:=[lf.N276]" office:value-type="float" office:value="-0.0851732360201871" calcext:value-type="float">
            <text:p>-0,085173236020187</text:p>
          </table:table-cell>
          <table:table-cell table:formula="of:=([.C200]+[.D200])/2" office:value-type="float" office:value="-0.0870400887354423" calcext:value-type="float">
            <text:p>-0,087040088735442</text:p>
          </table:table-cell>
          <table:table-cell table:formula="of:=IF([.E200] = 0;0;TAN(0.5*PI()-[.E200])*wheelbase)" office:value-type="float" office:value="-3437.97925450603" calcext:value-type="float">
            <text:p>-3437,97925450603</text:p>
          </table:table-cell>
          <table:table-cell table:formula="of:=IF([.D200] = 0;0;TAN(0.5*PI()-[.C200])*wheelbase+right_king_pin_y)" office:value-type="float" office:value="-3455.41932322989" calcext:value-type="float">
            <text:p>-3455,41932322989</text:p>
          </table:table-cell>
          <table:table-cell table:formula="of:=IF([.D200] = 0;0;TAN(0.5*PI()-[.D200])*wheelbase+left_king_pin_y)" office:value-type="float" office:value="-3423.71175827104" calcext:value-type="float">
            <text:p>-3423,71175827104</text:p>
          </table:table-cell>
          <table:table-cell table:formula="of:=IF([.E200]=0;0;[.E200]/ABS([.E200]))" office:value-type="float" office:value="-1" calcext:value-type="float">
            <text:p>-1</text:p>
          </table:table-cell>
          <table:table-cell table:formula="of:=IF([.E200]=0;0;[.I200]*0.5*PI()-ATAN(([.F200]-right_king_pin_y)/wheelbase))" office:value-type="float" office:value="-0.089367613911169" calcext:value-type="float">
            <text:p>-0,089367613911169</text:p>
          </table:table-cell>
          <table:table-cell table:formula="of:=IF([.E200]=0;0;[.I200]*0.5*PI()-ATAN(([.F200]-left_king_pin_y)/wheelbase))" office:value-type="float" office:value="-0.0848304404800915" calcext:value-type="float">
            <text:p>-0,084830440480092</text:p>
          </table:table-cell>
          <table:table-cell table:formula="of:=DEGREES([.C200]-[.J200])" office:value-type="float" office:value="0.0263945877229172" calcext:value-type="float">
            <text:p>0,026394587722917</text:p>
          </table:table-cell>
          <table:table-cell table:formula="of:=DEGREES([.D200]-[.K200])" office:value-type="float" office:value="-0.0196407376833847" calcext:value-type="float">
            <text:p>-0,01964073768338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ack_dev_data.A201]*analyze_resolution" office:value-type="float" office:value="6.9" calcext:value-type="float">
            <text:p>6,9</text:p>
          </table:table-cell>
          <table:table-cell table:formula="of:=[rf.N277]" office:value-type="float" office:value="-0.0909211286721768" calcext:value-type="float">
            <text:p>-0,090921128672177</text:p>
          </table:table-cell>
          <table:table-cell table:formula="of:=[lf.N277]" office:value-type="float" office:value="-0.0870192382297294" calcext:value-type="float">
            <text:p>-0,087019238229729</text:p>
          </table:table-cell>
          <table:table-cell table:formula="of:=([.C201]+[.D201])/2" office:value-type="float" office:value="-0.0889701834509531" calcext:value-type="float">
            <text:p>-0,088970183450953</text:p>
          </table:table-cell>
          <table:table-cell table:formula="of:=IF([.E201] = 0;0;TAN(0.5*PI()-[.E201])*wheelbase)" office:value-type="float" office:value="-3363.01445049953" calcext:value-type="float">
            <text:p>-3363,01445049953</text:p>
          </table:table-cell>
          <table:table-cell table:formula="of:=IF([.D201] = 0;0;TAN(0.5*PI()-[.C201])*wheelbase+right_king_pin_y)" office:value-type="float" office:value="-3380.46595948322" calcext:value-type="float">
            <text:p>-3380,46595948322</text:p>
          </table:table-cell>
          <table:table-cell table:formula="of:=IF([.D201] = 0;0;TAN(0.5*PI()-[.D201])*wheelbase+left_king_pin_y)" office:value-type="float" office:value="-3348.80719665951" calcext:value-type="float">
            <text:p>-3348,80719665951</text:p>
          </table:table-cell>
          <table:table-cell table:formula="of:=IF([.E201]=0;0;[.E201]/ABS([.E201]))" office:value-type="float" office:value="-1" calcext:value-type="float">
            <text:p>-1</text:p>
          </table:table-cell>
          <table:table-cell table:formula="of:=IF([.E201]=0;0;[.I201]*0.5*PI()-ATAN(([.F201]-right_king_pin_y)/wheelbase))" office:value-type="float" office:value="-0.0914032259433388" calcext:value-type="float">
            <text:p>-0,091403225943339</text:p>
          </table:table-cell>
          <table:table-cell table:formula="of:=IF([.E201]=0;0;[.I201]*0.5*PI()-ATAN(([.F201]-left_king_pin_y)/wheelbase))" office:value-type="float" office:value="-0.0866629956206291" calcext:value-type="float">
            <text:p>-0,086662995620629</text:p>
          </table:table-cell>
          <table:table-cell table:formula="of:=DEGREES([.C201]-[.J201])" office:value-type="float" office:value="0.0276221389523596" calcext:value-type="float">
            <text:p>0,02762213895236</text:p>
          </table:table-cell>
          <table:table-cell table:formula="of:=DEGREES([.D201]-[.K201])" office:value-type="float" office:value="-0.0204111979841778" calcext:value-type="float">
            <text:p>-0,02041119798417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ack_dev_data.A202]*analyze_resolution" office:value-type="float" office:value="7.05" calcext:value-type="float">
            <text:p>7,05</text:p>
          </table:table-cell>
          <table:table-cell table:formula="of:=[rf.N278]" office:value-type="float" office:value="-0.0929369092908963" calcext:value-type="float">
            <text:p>-0,092936909290896</text:p>
          </table:table-cell>
          <table:table-cell table:formula="of:=[lf.N278]" office:value-type="float" office:value="-0.0888631020544496" calcext:value-type="float">
            <text:p>-0,08886310205445</text:p>
          </table:table-cell>
          <table:table-cell table:formula="of:=([.C202]+[.D202])/2" office:value-type="float" office:value="-0.090900005672673" calcext:value-type="float">
            <text:p>-0,090900005672673</text:p>
          </table:table-cell>
          <table:table-cell table:formula="of:=IF([.E202] = 0;0;TAN(0.5*PI()-[.E202])*wheelbase)" office:value-type="float" office:value="-3291.23481526938" calcext:value-type="float">
            <text:p>-3291,23481526938</text:p>
          </table:table-cell>
          <table:table-cell table:formula="of:=IF([.D202] = 0;0;TAN(0.5*PI()-[.C202])*wheelbase+right_king_pin_y)" office:value-type="float" office:value="-3308.69726045995" calcext:value-type="float">
            <text:p>-3308,69726045995</text:p>
          </table:table-cell>
          <table:table-cell table:formula="of:=IF([.D202] = 0;0;TAN(0.5*PI()-[.D202])*wheelbase+left_king_pin_y)" office:value-type="float" office:value="-3277.08838612374" calcext:value-type="float">
            <text:p>-3277,08838612374</text:p>
          </table:table-cell>
          <table:table-cell table:formula="of:=IF([.E202]=0;0;[.E202]/ABS([.E202]))" office:value-type="float" office:value="-1" calcext:value-type="float">
            <text:p>-1</text:p>
          </table:table-cell>
          <table:table-cell table:formula="of:=IF([.E202]=0;0;[.I202]*0.5*PI()-ATAN(([.F202]-right_king_pin_y)/wheelbase))" office:value-type="float" office:value="-0.0934409338272057" calcext:value-type="float">
            <text:p>-0,093440933827206</text:p>
          </table:table-cell>
          <table:table-cell table:formula="of:=IF([.E202]=0;0;[.I202]*0.5*PI()-ATAN(([.F202]-left_king_pin_y)/wheelbase))" office:value-type="float" office:value="-0.0884932580944864" calcext:value-type="float">
            <text:p>-0,088493258094486</text:p>
          </table:table-cell>
          <table:table-cell table:formula="of:=DEGREES([.C202]-[.J202])" office:value-type="float" office:value="0.0288784787015688" calcext:value-type="float">
            <text:p>0,028878478701569</text:p>
          </table:table-cell>
          <table:table-cell table:formula="of:=DEGREES([.D202]-[.K202])" office:value-type="float" office:value="-0.0211904979843" calcext:value-type="float">
            <text:p>-0,021190497984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ack_dev_data.A203]*analyze_resolution" office:value-type="float" office:value="7.2" calcext:value-type="float">
            <text:p>7,2</text:p>
          </table:table-cell>
          <table:table-cell table:formula="of:=[rf.N279]" office:value-type="float" office:value="-0.0949542785123643" calcext:value-type="float">
            <text:p>-0,094954278512364</text:p>
          </table:table-cell>
          <table:table-cell table:formula="of:=[lf.N279]" office:value-type="float" office:value="-0.0907048203942537" calcext:value-type="float">
            <text:p>-0,090704820394254</text:p>
          </table:table-cell>
          <table:table-cell table:formula="of:=([.C203]+[.D203])/2" office:value-type="float" office:value="-0.092829549453309" calcext:value-type="float">
            <text:p>-0,092829549453309</text:p>
          </table:table-cell>
          <table:table-cell table:formula="of:=IF([.E203] = 0;0;TAN(0.5*PI()-[.E203])*wheelbase)" office:value-type="float" office:value="-3222.44127839218" calcext:value-type="float">
            <text:p>-3222,44127839218</text:p>
          </table:table-cell>
          <table:table-cell table:formula="of:=IF([.D203] = 0;0;TAN(0.5*PI()-[.C203])*wheelbase+right_king_pin_y)" office:value-type="float" office:value="-3239.91415615779" calcext:value-type="float">
            <text:p>-3239,91415615779</text:p>
          </table:table-cell>
          <table:table-cell table:formula="of:=IF([.D203] = 0;0;TAN(0.5*PI()-[.D203])*wheelbase+left_king_pin_y)" office:value-type="float" office:value="-3208.35625756105" calcext:value-type="float">
            <text:p>-3208,35625756105</text:p>
          </table:table-cell>
          <table:table-cell table:formula="of:=IF([.E203]=0;0;[.E203]/ABS([.E203]))" office:value-type="float" office:value="-1" calcext:value-type="float">
            <text:p>-1</text:p>
          </table:table-cell>
          <table:table-cell table:formula="of:=IF([.E203]=0;0;[.I203]*0.5*PI()-ATAN(([.F203]-right_king_pin_y)/wheelbase))" office:value-type="float" office:value="-0.0954807327022695" calcext:value-type="float">
            <text:p>-0,09548073270227</text:p>
          </table:table-cell>
          <table:table-cell table:formula="of:=IF([.E203]=0;0;[.I203]*0.5*PI()-ATAN(([.F203]-left_king_pin_y)/wheelbase))" office:value-type="float" office:value="-0.0903212278834433" calcext:value-type="float">
            <text:p>-0,090321227883443</text:p>
          </table:table-cell>
          <table:table-cell table:formula="of:=DEGREES([.C203]-[.J203])" office:value-type="float" office:value="0.0301636031885474" calcext:value-type="float">
            <text:p>0,030163603188547</text:p>
          </table:table-cell>
          <table:table-cell table:formula="of:=DEGREES([.D203]-[.K203])" office:value-type="float" office:value="-0.0219782319222613" calcext:value-type="float">
            <text:p>-0,02197823192226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ack_dev_data.A204]*analyze_resolution" office:value-type="float" office:value="7.35" calcext:value-type="float">
            <text:p>7,35</text:p>
          </table:table-cell>
          <table:table-cell table:formula="of:=[rf.N280]" office:value-type="float" office:value="-0.0969732315652348" calcext:value-type="float">
            <text:p>-0,096973231565235</text:p>
          </table:table-cell>
          <table:table-cell table:formula="of:=[lf.N280]" office:value-type="float" office:value="-0.0925443861230064" calcext:value-type="float">
            <text:p>-0,092544386123006</text:p>
          </table:table-cell>
          <table:table-cell table:formula="of:=([.C204]+[.D204])/2" office:value-type="float" office:value="-0.0947588088441206" calcext:value-type="float">
            <text:p>-0,094758808844121</text:p>
          </table:table-cell>
          <table:table-cell table:formula="of:=IF([.E204] = 0;0;TAN(0.5*PI()-[.E204])*wheelbase)" office:value-type="float" office:value="-3156.4510201463" calcext:value-type="float">
            <text:p>-3156,4510201463</text:p>
          </table:table-cell>
          <table:table-cell table:formula="of:=IF([.D204] = 0;0;TAN(0.5*PI()-[.C204])*wheelbase+right_king_pin_y)" office:value-type="float" office:value="-3173.93382726778" calcext:value-type="float">
            <text:p>-3173,93382726778</text:p>
          </table:table-cell>
          <table:table-cell table:formula="of:=IF([.D204] = 0;0;TAN(0.5*PI()-[.D204])*wheelbase+left_king_pin_y)" office:value-type="float" office:value="-3142.42799258162" calcext:value-type="float">
            <text:p>-3142,42799258162</text:p>
          </table:table-cell>
          <table:table-cell table:formula="of:=IF([.E204]=0;0;[.E204]/ABS([.E204]))" office:value-type="float" office:value="-1" calcext:value-type="float">
            <text:p>-1</text:p>
          </table:table-cell>
          <table:table-cell table:formula="of:=IF([.E204]=0;0;[.I204]*0.5*PI()-ATAN(([.F204]-right_king_pin_y)/wheelbase))" office:value-type="float" office:value="-0.0975226176370243" calcext:value-type="float">
            <text:p>-0,097522617637024</text:p>
          </table:table-cell>
          <table:table-cell table:formula="of:=IF([.E204]=0;0;[.I204]*0.5*PI()-ATAN(([.F204]-left_king_pin_y)/wheelbase))" office:value-type="float" office:value="-0.0921469050022026" calcext:value-type="float">
            <text:p>-0,092146905002203</text:p>
          </table:table-cell>
          <table:table-cell table:formula="of:=DEGREES([.C204]-[.J204])" office:value-type="float" office:value="0.0314775032368098" calcext:value-type="float">
            <text:p>0,03147750323681</text:p>
          </table:table-cell>
          <table:table-cell table:formula="of:=DEGREES([.D204]-[.K204])" office:value-type="float" office:value="-0.0227739906581867" calcext:value-type="float">
            <text:p>-0,02277399065818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ack_dev_data.A205]*analyze_resolution" office:value-type="float" office:value="7.5" calcext:value-type="float">
            <text:p>7,5</text:p>
          </table:table-cell>
          <table:table-cell table:formula="of:=[rf.N281]" office:value-type="float" office:value="-0.0989937637012668" calcext:value-type="float">
            <text:p>-0,098993763701267</text:p>
          </table:table-cell>
          <table:table-cell table:formula="of:=[lf.N281]" office:value-type="float" office:value="-0.0943817920885221" calcext:value-type="float">
            <text:p>-0,094381792088522</text:p>
          </table:table-cell>
          <table:table-cell table:formula="of:=([.C205]+[.D205])/2" office:value-type="float" office:value="-0.0966877778948945" calcext:value-type="float">
            <text:p>-0,096687777894895</text:p>
          </table:table-cell>
          <table:table-cell table:formula="of:=IF([.E205] = 0;0;TAN(0.5*PI()-[.E205])*wheelbase)" office:value-type="float" office:value="-3093.09584644173" calcext:value-type="float">
            <text:p>-3093,09584644173</text:p>
          </table:table-cell>
          <table:table-cell table:formula="of:=IF([.D205] = 0;0;TAN(0.5*PI()-[.C205])*wheelbase+right_king_pin_y)" office:value-type="float" office:value="-3110.58808010429" calcext:value-type="float">
            <text:p>-3110,58808010429</text:p>
          </table:table-cell>
          <table:table-cell table:formula="of:=IF([.D205] = 0;0;TAN(0.5*PI()-[.D205])*wheelbase+left_king_pin_y)" office:value-type="float" office:value="-3079.13539843828" calcext:value-type="float">
            <text:p>-3079,13539843828</text:p>
          </table:table-cell>
          <table:table-cell table:formula="of:=IF([.E205]=0;0;[.E205]/ABS([.E205]))" office:value-type="float" office:value="-1" calcext:value-type="float">
            <text:p>-1</text:p>
          </table:table-cell>
          <table:table-cell table:formula="of:=IF([.E205]=0;0;[.I205]*0.5*PI()-ATAN(([.F205]-right_king_pin_y)/wheelbase))" office:value-type="float" office:value="-0.0995665836285966" calcext:value-type="float">
            <text:p>-0,099566583628597</text:p>
          </table:table-cell>
          <table:table-cell table:formula="of:=IF([.E205]=0;0;[.I205]*0.5*PI()-ATAN(([.F205]-left_king_pin_y)/wheelbase))" office:value-type="float" office:value="-0.093970289498007" calcext:value-type="float">
            <text:p>-0,093970289498007</text:p>
          </table:table-cell>
          <table:table-cell table:formula="of:=DEGREES([.C205]-[.J205])" office:value-type="float" office:value="0.0328201642569864" calcext:value-type="float">
            <text:p>0,032820164256986</text:p>
          </table:table-cell>
          <table:table-cell table:formula="of:=DEGREES([.D205]-[.K205])" office:value-type="float" office:value="-0.0235773616952148" calcext:value-type="float">
            <text:p>-0,02357736169521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ack_dev_data.A206]*analyze_resolution" office:value-type="float" office:value="7.65" calcext:value-type="float">
            <text:p>7,65</text:p>
          </table:table-cell>
          <table:table-cell table:formula="of:=[rf.N282]" office:value-type="float" office:value="-0.101015870195294" calcext:value-type="float">
            <text:p>-0,101015870195294</text:p>
          </table:table-cell>
          <table:table-cell table:formula="of:=[lf.N282]" office:value-type="float" office:value="-0.0962170311125505" calcext:value-type="float">
            <text:p>-0,096217031112551</text:p>
          </table:table-cell>
          <table:table-cell table:formula="of:=([.C206]+[.D206])/2" office:value-type="float" office:value="-0.098616450653922" calcext:value-type="float">
            <text:p>-0,098616450653922</text:p>
          </table:table-cell>
          <table:table-cell table:formula="of:=IF([.E206] = 0;0;TAN(0.5*PI()-[.E206])*wheelbase)" office:value-type="float" office:value="-3032.22075493461" calcext:value-type="float">
            <text:p>-3032,22075493461</text:p>
          </table:table-cell>
          <table:table-cell table:formula="of:=IF([.D206] = 0;0;TAN(0.5*PI()-[.C206])*wheelbase+right_king_pin_y)" office:value-type="float" office:value="-3049.72191271936" calcext:value-type="float">
            <text:p>-3049,72191271936</text:p>
          </table:table-cell>
          <table:table-cell table:formula="of:=IF([.D206] = 0;0;TAN(0.5*PI()-[.D206])*wheelbase+left_king_pin_y)" office:value-type="float" office:value="-3018.32347414122" calcext:value-type="float">
            <text:p>-3018,32347414122</text:p>
          </table:table-cell>
          <table:table-cell table:formula="of:=IF([.E206]=0;0;[.E206]/ABS([.E206]))" office:value-type="float" office:value="-1" calcext:value-type="float">
            <text:p>-1</text:p>
          </table:table-cell>
          <table:table-cell table:formula="of:=IF([.E206]=0;0;[.I206]*0.5*PI()-ATAN(([.F206]-right_king_pin_y)/wheelbase))" office:value-type="float" office:value="-0.101612625602387" calcext:value-type="float">
            <text:p>-0,101612625602387</text:p>
          </table:table-cell>
          <table:table-cell table:formula="of:=IF([.E206]=0;0;[.I206]*0.5*PI()-ATAN(([.F206]-left_king_pin_y)/wheelbase))" office:value-type="float" office:value="-0.0957913814502596" calcext:value-type="float">
            <text:p>-0,09579138145026</text:p>
          </table:table-cell>
          <table:table-cell table:formula="of:=DEGREES([.C206]-[.J206])" office:value-type="float" office:value="0.0341915662280578" calcext:value-type="float">
            <text:p>0,034191566228058</text:p>
          </table:table-cell>
          <table:table-cell table:formula="of:=DEGREES([.D206]-[.K206])" office:value-type="float" office:value="-0.0243879292004383" calcext:value-type="float">
            <text:p>-0,02438792920043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ack_dev_data.A207]*analyze_resolution" office:value-type="float" office:value="7.8" calcext:value-type="float">
            <text:p>7,8</text:p>
          </table:table-cell>
          <table:table-cell table:formula="of:=[rf.N283]" office:value-type="float" office:value="-0.10303954634518" calcext:value-type="float">
            <text:p>-0,10303954634518</text:p>
          </table:table-cell>
          <table:table-cell table:formula="of:=[lf.N283]" office:value-type="float" office:value="-0.0980500959907726" calcext:value-type="float">
            <text:p>-0,098050095990773</text:p>
          </table:table-cell>
          <table:table-cell table:formula="of:=([.C207]+[.D207])/2" office:value-type="float" office:value="-0.100544821167976" calcext:value-type="float">
            <text:p>-0,100544821167976</text:p>
          </table:table-cell>
          <table:table-cell table:formula="of:=IF([.E207] = 0;0;TAN(0.5*PI()-[.E207])*wheelbase)" office:value-type="float" office:value="-2973.68266659008" calcext:value-type="float">
            <text:p>-2973,68266659008</text:p>
          </table:table-cell>
          <table:table-cell table:formula="of:=IF([.D207] = 0;0;TAN(0.5*PI()-[.C207])*wheelbase+right_king_pin_y)" office:value-type="float" office:value="-2991.19224646577" calcext:value-type="float">
            <text:p>-2991,19224646577</text:p>
          </table:table-cell>
          <table:table-cell table:formula="of:=IF([.D207] = 0;0;TAN(0.5*PI()-[.D207])*wheelbase+left_king_pin_y)" office:value-type="float" office:value="-2959.84914202072" calcext:value-type="float">
            <text:p>-2959,84914202072</text:p>
          </table:table-cell>
          <table:table-cell table:formula="of:=IF([.E207]=0;0;[.E207]/ABS([.E207]))" office:value-type="float" office:value="-1" calcext:value-type="float">
            <text:p>-1</text:p>
          </table:table-cell>
          <table:table-cell table:formula="of:=IF([.E207]=0;0;[.I207]*0.5*PI()-ATAN(([.F207]-right_king_pin_y)/wheelbase))" office:value-type="float" office:value="-0.103660738411714" calcext:value-type="float">
            <text:p>-0,103660738411714</text:p>
          </table:table-cell>
          <table:table-cell table:formula="of:=IF([.E207]=0;0;[.I207]*0.5*PI()-ATAN(([.F207]-left_king_pin_y)/wheelbase))" office:value-type="float" office:value="-0.097610180970144" calcext:value-type="float">
            <text:p>-0,097610180970144</text:p>
          </table:table-cell>
          <table:table-cell table:formula="of:=DEGREES([.C207]-[.J207])" office:value-type="float" office:value="0.0355916836794045" calcext:value-type="float">
            <text:p>0,035591683679405</text:p>
          </table:table-cell>
          <table:table-cell table:formula="of:=DEGREES([.D207]-[.K207])" office:value-type="float" office:value="-0.0252052740264306" calcext:value-type="float">
            <text:p>-0,02520527402643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ack_dev_data.A208]*analyze_resolution" office:value-type="float" office:value="7.95" calcext:value-type="float">
            <text:p>7,95</text:p>
          </table:table-cell>
          <table:table-cell table:formula="of:=[rf.N284]" office:value-type="float" office:value="-0.105064787471788" calcext:value-type="float">
            <text:p>-0,105064787471788</text:p>
          </table:table-cell>
          <table:table-cell table:formula="of:=[lf.N284]" office:value-type="float" office:value="-0.0998809794927915" calcext:value-type="float">
            <text:p>-0,099880979492792</text:p>
          </table:table-cell>
          <table:table-cell table:formula="of:=([.C208]+[.D208])/2" office:value-type="float" office:value="-0.10247288348229" calcext:value-type="float">
            <text:p>-0,10247288348229</text:p>
          </table:table-cell>
          <table:table-cell table:formula="of:=IF([.E208] = 0;0;TAN(0.5*PI()-[.E208])*wheelbase)" office:value-type="float" office:value="-2917.34930084181" calcext:value-type="float">
            <text:p>-2917,34930084181</text:p>
          </table:table-cell>
          <table:table-cell table:formula="of:=IF([.D208] = 0;0;TAN(0.5*PI()-[.C208])*wheelbase+right_king_pin_y)" office:value-type="float" office:value="-2934.86680115653" calcext:value-type="float">
            <text:p>-2934,86680115653</text:p>
          </table:table-cell>
          <table:table-cell table:formula="of:=IF([.D208] = 0;0;TAN(0.5*PI()-[.D208])*wheelbase+left_king_pin_y)" office:value-type="float" office:value="-2903.58012288674" calcext:value-type="float">
            <text:p>-2903,58012288674</text:p>
          </table:table-cell>
          <table:table-cell table:formula="of:=IF([.E208]=0;0;[.E208]/ABS([.E208]))" office:value-type="float" office:value="-1" calcext:value-type="float">
            <text:p>-1</text:p>
          </table:table-cell>
          <table:table-cell table:formula="of:=IF([.E208]=0;0;[.I208]*0.5*PI()-ATAN(([.F208]-right_king_pin_y)/wheelbase))" office:value-type="float" office:value="-0.105710916837462" calcext:value-type="float">
            <text:p>-0,105710916837462</text:p>
          </table:table-cell>
          <table:table-cell table:formula="of:=IF([.E208]=0;0;[.I208]*0.5*PI()-ATAN(([.F208]-left_king_pin_y)/wheelbase))" office:value-type="float" office:value="-0.0994266882002473" calcext:value-type="float">
            <text:p>-0,099426688200247</text:p>
          </table:table-cell>
          <table:table-cell table:formula="of:=DEGREES([.C208]-[.J208])" office:value-type="float" office:value="0.0370204856725495" calcext:value-type="float">
            <text:p>0,03702048567255</text:p>
          </table:table-cell>
          <table:table-cell table:formula="of:=DEGREES([.D208]-[.K208])" office:value-type="float" office:value="-0.026028973732326" calcext:value-type="float">
            <text:p>-0,02602897373232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ack_dev_data.A209]*analyze_resolution" office:value-type="float" office:value="8.1" calcext:value-type="float">
            <text:p>8,1</text:p>
          </table:table-cell>
          <table:table-cell table:formula="of:=[rf.N285]" office:value-type="float" office:value="-0.107091588918944" calcext:value-type="float">
            <text:p>-0,107091588918944</text:p>
          </table:table-cell>
          <table:table-cell table:formula="of:=[lf.N285]" office:value-type="float" office:value="-0.101709674362124" calcext:value-type="float">
            <text:p>-0,101709674362124</text:p>
          </table:table-cell>
          <table:table-cell table:formula="of:=([.C209]+[.D209])/2" office:value-type="float" office:value="-0.104400631640534" calcext:value-type="float">
            <text:p>-0,104400631640534</text:p>
          </table:table-cell>
          <table:table-cell table:formula="of:=IF([.E209] = 0;0;TAN(0.5*PI()-[.E209])*wheelbase)" office:value-type="float" office:value="-2863.09817573371" calcext:value-type="float">
            <text:p>-2863,09817573371</text:p>
          </table:table-cell>
          <table:table-cell table:formula="of:=IF([.D209] = 0;0;TAN(0.5*PI()-[.C209])*wheelbase+right_king_pin_y)" office:value-type="float" office:value="-2880.62309520656" calcext:value-type="float">
            <text:p>-2880,62309520656</text:p>
          </table:table-cell>
          <table:table-cell table:formula="of:=IF([.D209] = 0;0;TAN(0.5*PI()-[.D209])*wheelbase+left_king_pin_y)" office:value-type="float" office:value="-2849.39393617072" calcext:value-type="float">
            <text:p>-2849,39393617072</text:p>
          </table:table-cell>
          <table:table-cell table:formula="of:=IF([.E209]=0;0;[.E209]/ABS([.E209]))" office:value-type="float" office:value="-1" calcext:value-type="float">
            <text:p>-1</text:p>
          </table:table-cell>
          <table:table-cell table:formula="of:=IF([.E209]=0;0;[.I209]*0.5*PI()-ATAN(([.F209]-right_king_pin_y)/wheelbase))" office:value-type="float" office:value="-0.107763155587732" calcext:value-type="float">
            <text:p>-0,107763155587732</text:p>
          </table:table-cell>
          <table:table-cell table:formula="of:=IF([.E209]=0;0;[.I209]*0.5*PI()-ATAN(([.F209]-left_king_pin_y)/wheelbase))" office:value-type="float" office:value="-0.101240903314187" calcext:value-type="float">
            <text:p>-0,101240903314187</text:p>
          </table:table-cell>
          <table:table-cell table:formula="of:=DEGREES([.C209]-[.J209])" office:value-type="float" office:value="0.03847793578317" calcext:value-type="float">
            <text:p>0,03847793578317</text:p>
          </table:table-cell>
          <table:table-cell table:formula="of:=DEGREES([.D209]-[.K209])" office:value-type="float" office:value="-0.026858602604748" calcext:value-type="float">
            <text:p>-0,02685860260474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ack_dev_data.A210]*analyze_resolution" office:value-type="float" office:value="8.25" calcext:value-type="float">
            <text:p>8,25</text:p>
          </table:table-cell>
          <table:table-cell table:formula="of:=[rf.N286]" office:value-type="float" office:value="-0.109119946053398" calcext:value-type="float">
            <text:p>-0,109119946053398</text:p>
          </table:table-cell>
          <table:table-cell table:formula="of:=[lf.N286]" office:value-type="float" office:value="-0.103536173316198" calcext:value-type="float">
            <text:p>-0,103536173316198</text:p>
          </table:table-cell>
          <table:table-cell table:formula="of:=([.C210]+[.D210])/2" office:value-type="float" office:value="-0.106328059684798" calcext:value-type="float">
            <text:p>-0,106328059684798</text:p>
          </table:table-cell>
          <table:table-cell table:formula="of:=IF([.E210] = 0;0;TAN(0.5*PI()-[.E210])*wheelbase)" office:value-type="float" office:value="-2810.81571713722" calcext:value-type="float">
            <text:p>-2810,81571713722</text:p>
          </table:table-cell>
          <table:table-cell table:formula="of:=IF([.D210] = 0;0;TAN(0.5*PI()-[.C210])*wheelbase+right_king_pin_y)" office:value-type="float" office:value="-2828.34755485011" calcext:value-type="float">
            <text:p>-2828,34755485011</text:p>
          </table:table-cell>
          <table:table-cell table:formula="of:=IF([.D210] = 0;0;TAN(0.5*PI()-[.D210])*wheelbase+left_king_pin_y)" office:value-type="float" office:value="-2797.17700914287" calcext:value-type="float">
            <text:p>-2797,17700914287</text:p>
          </table:table-cell>
          <table:table-cell table:formula="of:=IF([.E210]=0;0;[.E210]/ABS([.E210]))" office:value-type="float" office:value="-1" calcext:value-type="float">
            <text:p>-1</text:p>
          </table:table-cell>
          <table:table-cell table:formula="of:=IF([.E210]=0;0;[.I210]*0.5*PI()-ATAN(([.F210]-right_king_pin_y)/wheelbase))" office:value-type="float" office:value="-0.109817449297494" calcext:value-type="float">
            <text:p>-0,109817449297494</text:p>
          </table:table-cell>
          <table:table-cell table:formula="of:=IF([.E210]=0;0;[.I210]*0.5*PI()-ATAN(([.F210]-left_king_pin_y)/wheelbase))" office:value-type="float" office:value="-0.103052826516233" calcext:value-type="float">
            <text:p>-0,103052826516233</text:p>
          </table:table-cell>
          <table:table-cell table:formula="of:=DEGREES([.C210]-[.J210])" office:value-type="float" office:value="0.0399639920834005" calcext:value-type="float">
            <text:p>0,039963992083401</text:p>
          </table:table-cell>
          <table:table-cell table:formula="of:=DEGREES([.D210]-[.K210])" office:value-type="float" office:value="-0.0276937316791314" calcext:value-type="float">
            <text:p>-0,02769373167913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ack_dev_data.A211]*analyze_resolution" office:value-type="float" office:value="8.4" calcext:value-type="float">
            <text:p>8,4</text:p>
          </table:table-cell>
          <table:table-cell table:formula="of:=[rf.N287]" office:value-type="float" office:value="-0.11114985426479" calcext:value-type="float">
            <text:p>-0,11114985426479</text:p>
          </table:table-cell>
          <table:table-cell table:formula="of:=[lf.N287]" office:value-type="float" office:value="-0.105360469046337" calcext:value-type="float">
            <text:p>-0,105360469046337</text:p>
          </table:table-cell>
          <table:table-cell table:formula="of:=([.C211]+[.D211])/2" office:value-type="float" office:value="-0.108255161655564" calcext:value-type="float">
            <text:p>-0,108255161655564</text:p>
          </table:table-cell>
          <table:table-cell table:formula="of:=IF([.E211] = 0;0;TAN(0.5*PI()-[.E211])*wheelbase)" office:value-type="float" office:value="-2760.39646340959" calcext:value-type="float">
            <text:p>-2760,39646340959</text:p>
          </table:table-cell>
          <table:table-cell table:formula="of:=IF([.D211] = 0;0;TAN(0.5*PI()-[.C211])*wheelbase+right_king_pin_y)" office:value-type="float" office:value="-2777.93471879891" calcext:value-type="float">
            <text:p>-2777,93471879891</text:p>
          </table:table-cell>
          <table:table-cell table:formula="of:=IF([.D211] = 0;0;TAN(0.5*PI()-[.D211])*wheelbase+left_king_pin_y)" office:value-type="float" office:value="-2746.82388157054" calcext:value-type="float">
            <text:p>-2746,82388157054</text:p>
          </table:table-cell>
          <table:table-cell table:formula="of:=IF([.E211]=0;0;[.E211]/ABS([.E211]))" office:value-type="float" office:value="-1" calcext:value-type="float">
            <text:p>-1</text:p>
          </table:table-cell>
          <table:table-cell table:formula="of:=IF([.E211]=0;0;[.I211]*0.5*PI()-ATAN(([.F211]-right_king_pin_y)/wheelbase))" office:value-type="float" office:value="-0.111873792528244" calcext:value-type="float">
            <text:p>-0,111873792528244</text:p>
          </table:table-cell>
          <table:table-cell table:formula="of:=IF([.E211]=0;0;[.I211]*0.5*PI()-ATAN(([.F211]-left_king_pin_y)/wheelbase))" office:value-type="float" office:value="-0.104862458040939" calcext:value-type="float">
            <text:p>-0,104862458040939</text:p>
          </table:table-cell>
          <table:table-cell table:formula="of:=DEGREES([.C211]-[.J211])" office:value-type="float" office:value="0.0414786071239704" calcext:value-type="float">
            <text:p>0,041478607123971</text:p>
          </table:table-cell>
          <table:table-cell table:formula="of:=DEGREES([.D211]-[.K211])" office:value-type="float" office:value="-0.028533928760422" calcext:value-type="float">
            <text:p>-0,02853392876042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ack_dev_data.A212]*analyze_resolution" office:value-type="float" office:value="8.55" calcext:value-type="float">
            <text:p>8,55</text:p>
          </table:table-cell>
          <table:table-cell table:formula="of:=[rf.N288]" office:value-type="float" office:value="-0.113181308965612" calcext:value-type="float">
            <text:p>-0,113181308965612</text:p>
          </table:table-cell>
          <table:table-cell table:formula="of:=[lf.N288]" office:value-type="float" office:value="-0.107182554217771" calcext:value-type="float">
            <text:p>-0,107182554217771</text:p>
          </table:table-cell>
          <table:table-cell table:formula="of:=([.C212]+[.D212])/2" office:value-type="float" office:value="-0.110181931591692" calcext:value-type="float">
            <text:p>-0,110181931591692</text:p>
          </table:table-cell>
          <table:table-cell table:formula="of:=IF([.E212] = 0;0;TAN(0.5*PI()-[.E212])*wheelbase)" office:value-type="float" office:value="-2711.74235377219" calcext:value-type="float">
            <text:p>-2711,74235377219</text:p>
          </table:table-cell>
          <table:table-cell table:formula="of:=IF([.D212] = 0;0;TAN(0.5*PI()-[.C212])*wheelbase+right_king_pin_y)" office:value-type="float" office:value="-2729.28652662071" calcext:value-type="float">
            <text:p>-2729,28652662071</text:p>
          </table:table-cell>
          <table:table-cell table:formula="of:=IF([.D212] = 0;0;TAN(0.5*PI()-[.D212])*wheelbase+left_king_pin_y)" office:value-type="float" office:value="-2698.23649409639" calcext:value-type="float">
            <text:p>-2698,23649409639</text:p>
          </table:table-cell>
          <table:table-cell table:formula="of:=IF([.E212]=0;0;[.E212]/ABS([.E212]))" office:value-type="float" office:value="-1" calcext:value-type="float">
            <text:p>-1</text:p>
          </table:table-cell>
          <table:table-cell table:formula="of:=IF([.E212]=0;0;[.I212]*0.5*PI()-ATAN(([.F212]-right_king_pin_y)/wheelbase))" office:value-type="float" office:value="-0.113932179767663" calcext:value-type="float">
            <text:p>-0,113932179767663</text:p>
          </table:table-cell>
          <table:table-cell table:formula="of:=IF([.E212]=0;0;[.I212]*0.5*PI()-ATAN(([.F212]-left_king_pin_y)/wheelbase))" office:value-type="float" office:value="-0.106669798152767" calcext:value-type="float">
            <text:p>-0,106669798152767</text:p>
          </table:table-cell>
          <table:table-cell table:formula="of:=DEGREES([.C212]-[.J212])" office:value-type="float" office:value="0.0430217279171315" calcext:value-type="float">
            <text:p>0,043021727917132</text:p>
          </table:table-cell>
          <table:table-cell table:formula="of:=DEGREES([.D212]-[.K212])" office:value-type="float" office:value="-0.0293787584444875" calcext:value-type="float">
            <text:p>-0,02937875844448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ack_dev_data.A213]*analyze_resolution" office:value-type="float" office:value="8.7" calcext:value-type="float">
            <text:p>8,7</text:p>
          </table:table-cell>
          <table:table-cell table:formula="of:=[rf.N289]" office:value-type="float" office:value="-0.115214305591179" calcext:value-type="float">
            <text:p>-0,115214305591179</text:p>
          </table:table-cell>
          <table:table-cell table:formula="of:=[lf.N289]" office:value-type="float" office:value="-0.10900242146962" calcext:value-type="float">
            <text:p>-0,10900242146962</text:p>
          </table:table-cell>
          <table:table-cell table:formula="of:=([.C213]+[.D213])/2" office:value-type="float" office:value="-0.1121083635304" calcext:value-type="float">
            <text:p>-0,1121083635304</text:p>
          </table:table-cell>
          <table:table-cell table:formula="of:=IF([.E213] = 0;0;TAN(0.5*PI()-[.E213])*wheelbase)" office:value-type="float" office:value="-2664.76209030499" calcext:value-type="float">
            <text:p>-2664,76209030499</text:p>
          </table:table-cell>
          <table:table-cell table:formula="of:=IF([.D213] = 0;0;TAN(0.5*PI()-[.C213])*wheelbase+right_king_pin_y)" office:value-type="float" office:value="-2682.31168073357" calcext:value-type="float">
            <text:p>-2682,31168073357</text:p>
          </table:table-cell>
          <table:table-cell table:formula="of:=IF([.D213] = 0;0;TAN(0.5*PI()-[.D213])*wheelbase+left_king_pin_y)" office:value-type="float" office:value="-2651.32355023315" calcext:value-type="float">
            <text:p>-2651,32355023315</text:p>
          </table:table-cell>
          <table:table-cell table:formula="of:=IF([.E213]=0;0;[.E213]/ABS([.E213]))" office:value-type="float" office:value="-1" calcext:value-type="float">
            <text:p>-1</text:p>
          </table:table-cell>
          <table:table-cell table:formula="of:=IF([.E213]=0;0;[.I213]*0.5*PI()-ATAN(([.F213]-right_king_pin_y)/wheelbase))" office:value-type="float" office:value="-0.115992605429281" calcext:value-type="float">
            <text:p>-0,115992605429281</text:p>
          </table:table-cell>
          <table:table-cell table:formula="of:=IF([.E213]=0;0;[.I213]*0.5*PI()-ATAN(([.F213]-left_king_pin_y)/wheelbase))" office:value-type="float" office:value="-0.108474847145726" calcext:value-type="float">
            <text:p>-0,108474847145726</text:p>
          </table:table-cell>
          <table:table-cell table:formula="of:=DEGREES([.C213]-[.J213])" office:value-type="float" office:value="0.0445932959189607" calcext:value-type="float">
            <text:p>0,044593295918961</text:p>
          </table:table-cell>
          <table:table-cell table:formula="of:=DEGREES([.D213]-[.K213])" office:value-type="float" office:value="-0.0302277821386003" calcext:value-type="float">
            <text:p>-0,030227782138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ack_dev_data.A214]*analyze_resolution" office:value-type="float" office:value="8.85" calcext:value-type="float">
            <text:p>8,85</text:p>
          </table:table-cell>
          <table:table-cell table:formula="of:=[rf.N290]" office:value-type="float" office:value="-0.117248839599586" calcext:value-type="float">
            <text:p>-0,117248839599586</text:p>
          </table:table-cell>
          <table:table-cell table:formula="of:=[lf.N290]" office:value-type="float" office:value="-0.110820063414897" calcext:value-type="float">
            <text:p>-0,110820063414897</text:p>
          </table:table-cell>
          <table:table-cell table:formula="of:=([.C214]+[.D214])/2" office:value-type="float" office:value="-0.114034451507242" calcext:value-type="float">
            <text:p>-0,114034451507242</text:p>
          </table:table-cell>
          <table:table-cell table:formula="of:=IF([.E214] = 0;0;TAN(0.5*PI()-[.E214])*wheelbase)" office:value-type="float" office:value="-2619.37056482298" calcext:value-type="float">
            <text:p>-2619,37056482298</text:p>
          </table:table-cell>
          <table:table-cell table:formula="of:=IF([.D214] = 0;0;TAN(0.5*PI()-[.C214])*wheelbase+right_king_pin_y)" office:value-type="float" office:value="-2636.92507328247" calcext:value-type="float">
            <text:p>-2636,92507328247</text:p>
          </table:table-cell>
          <table:table-cell table:formula="of:=IF([.D214] = 0;0;TAN(0.5*PI()-[.D214])*wheelbase+left_king_pin_y)" office:value-type="float" office:value="-2605.99994323987" calcext:value-type="float">
            <text:p>-2605,99994323987</text:p>
          </table:table-cell>
          <table:table-cell table:formula="of:=IF([.E214]=0;0;[.E214]/ABS([.E214]))" office:value-type="float" office:value="-1" calcext:value-type="float">
            <text:p>-1</text:p>
          </table:table-cell>
          <table:table-cell table:formula="of:=IF([.E214]=0;0;[.I214]*0.5*PI()-ATAN(([.F214]-right_king_pin_y)/wheelbase))" office:value-type="float" office:value="-0.118055063852142" calcext:value-type="float">
            <text:p>-0,118055063852142</text:p>
          </table:table-cell>
          <table:table-cell table:formula="of:=IF([.E214]=0;0;[.I214]*0.5*PI()-ATAN(([.F214]-left_king_pin_y)/wheelbase))" office:value-type="float" office:value="-0.110277605342997" calcext:value-type="float">
            <text:p>-0,110277605342997</text:p>
          </table:table-cell>
          <table:table-cell table:formula="of:=DEGREES([.C214]-[.J214])" office:value-type="float" office:value="0.0461932470125417" calcext:value-type="float">
            <text:p>0,046193247012542</text:p>
          </table:table-cell>
          <table:table-cell table:formula="of:=DEGREES([.D214]-[.K214])" office:value-type="float" office:value="-0.0310805580826588" calcext:value-type="float">
            <text:p>-0,03108055808265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ack_dev_data.A215]*analyze_resolution" office:value-type="float" office:value="9" calcext:value-type="float">
            <text:p>9</text:p>
          </table:table-cell>
          <table:table-cell table:formula="of:=[rf.N291]" office:value-type="float" office:value="-0.119284906471678" calcext:value-type="float">
            <text:p>-0,119284906471678</text:p>
          </table:table-cell>
          <table:table-cell table:formula="of:=[lf.N291]" office:value-type="float" office:value="-0.112635472640508" calcext:value-type="float">
            <text:p>-0,112635472640508</text:p>
          </table:table-cell>
          <table:table-cell table:formula="of:=([.C215]+[.D215])/2" office:value-type="float" office:value="-0.115960189556093" calcext:value-type="float">
            <text:p>-0,115960189556093</text:p>
          </table:table-cell>
          <table:table-cell table:formula="of:=IF([.E215] = 0;0;TAN(0.5*PI()-[.E215])*wheelbase)" office:value-type="float" office:value="-2575.48834306481" calcext:value-type="float">
            <text:p>-2575,48834306481</text:p>
          </table:table-cell>
          <table:table-cell table:formula="of:=IF([.D215] = 0;0;TAN(0.5*PI()-[.C215])*wheelbase+right_king_pin_y)" office:value-type="float" office:value="-2593.04727032792" calcext:value-type="float">
            <text:p>-2593,04727032792</text:p>
          </table:table-cell>
          <table:table-cell table:formula="of:=IF([.D215] = 0;0;TAN(0.5*PI()-[.D215])*wheelbase+left_king_pin_y)" office:value-type="float" office:value="-2562.18624031068" calcext:value-type="float">
            <text:p>-2562,18624031068</text:p>
          </table:table-cell>
          <table:table-cell table:formula="of:=IF([.E215]=0;0;[.E215]/ABS([.E215]))" office:value-type="float" office:value="-1" calcext:value-type="float">
            <text:p>-1</text:p>
          </table:table-cell>
          <table:table-cell table:formula="of:=IF([.E215]=0;0;[.I215]*0.5*PI()-ATAN(([.F215]-right_king_pin_y)/wheelbase))" office:value-type="float" office:value="-0.120119549300477" calcext:value-type="float">
            <text:p>-0,120119549300477</text:p>
          </table:table-cell>
          <table:table-cell table:formula="of:=IF([.E215]=0;0;[.I215]*0.5*PI()-ATAN(([.F215]-left_king_pin_y)/wheelbase))" office:value-type="float" office:value="-0.112078073096575" calcext:value-type="float">
            <text:p>-0,112078073096575</text:p>
          </table:table-cell>
          <table:table-cell table:formula="of:=DEGREES([.C215]-[.J215])" office:value-type="float" office:value="0.047821511491057" calcext:value-type="float">
            <text:p>0,047821511491057</text:p>
          </table:table-cell>
          <table:table-cell table:formula="of:=DEGREES([.D215]-[.K215])" office:value-type="float" office:value="-0.0319366413698728" calcext:value-type="float">
            <text:p>-0,03193664136987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ack_dev_data.A216]*analyze_resolution" office:value-type="float" office:value="9.15" calcext:value-type="float">
            <text:p>9,15</text:p>
          </table:table-cell>
          <table:table-cell table:formula="of:=[rf.N292]" office:value-type="float" office:value="-0.121322501711012" calcext:value-type="float">
            <text:p>-0,121322501711012</text:p>
          </table:table-cell>
          <table:table-cell table:formula="of:=[lf.N292]" office:value-type="float" office:value="-0.114448641707244" calcext:value-type="float">
            <text:p>-0,114448641707244</text:p>
          </table:table-cell>
          <table:table-cell table:formula="of:=([.C216]+[.D216])/2" office:value-type="float" office:value="-0.117885571709128" calcext:value-type="float">
            <text:p>-0,117885571709128</text:p>
          </table:table-cell>
          <table:table-cell table:formula="of:=IF([.E216] = 0;0;TAN(0.5*PI()-[.E216])*wheelbase)" office:value-type="float" office:value="-2533.04119961715" calcext:value-type="float">
            <text:p>-2533,04119961715</text:p>
          </table:table-cell>
          <table:table-cell table:formula="of:=IF([.D216] = 0;0;TAN(0.5*PI()-[.C216])*wheelbase+right_king_pin_y)" office:value-type="float" office:value="-2550.60404677027" calcext:value-type="float">
            <text:p>-2550,60404677027</text:p>
          </table:table-cell>
          <table:table-cell table:formula="of:=IF([.D216] = 0;0;TAN(0.5*PI()-[.D216])*wheelbase+left_king_pin_y)" office:value-type="float" office:value="-2519.8082174992" calcext:value-type="float">
            <text:p>-2519,8082174992</text:p>
          </table:table-cell>
          <table:table-cell table:formula="of:=IF([.E216]=0;0;[.E216]/ABS([.E216]))" office:value-type="float" office:value="-1" calcext:value-type="float">
            <text:p>-1</text:p>
          </table:table-cell>
          <table:table-cell table:formula="of:=IF([.E216]=0;0;[.I216]*0.5*PI()-ATAN(([.F216]-right_king_pin_y)/wheelbase))" office:value-type="float" office:value="-0.122186055963371" calcext:value-type="float">
            <text:p>-0,122186055963371</text:p>
          </table:table-cell>
          <table:table-cell table:formula="of:=IF([.E216]=0;0;[.I216]*0.5*PI()-ATAN(([.F216]-left_king_pin_y)/wheelbase))" office:value-type="float" office:value="-0.113876250786896" calcext:value-type="float">
            <text:p>-0,113876250786896</text:p>
          </table:table-cell>
          <table:table-cell table:formula="of:=DEGREES([.C216]-[.J216])" office:value-type="float" office:value="0.0494780140407402" calcext:value-type="float">
            <text:p>0,04947801404074</text:p>
          </table:table-cell>
          <table:table-cell table:formula="of:=DEGREES([.D216]-[.K216])" office:value-type="float" office:value="-0.0327955839675524" calcext:value-type="float">
            <text:p>-0,03279558396755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ack_dev_data.A217]*analyze_resolution" office:value-type="float" office:value="9.3" calcext:value-type="float">
            <text:p>9,3</text:p>
          </table:table-cell>
          <table:table-cell table:formula="of:=[rf.N293]" office:value-type="float" office:value="-0.12336162084382" calcext:value-type="float">
            <text:p>-0,12336162084382</text:p>
          </table:table-cell>
          <table:table-cell table:formula="of:=[lf.N293]" office:value-type="float" office:value="-0.11625956314979" calcext:value-type="float">
            <text:p>-0,11625956314979</text:p>
          </table:table-cell>
          <table:table-cell table:formula="of:=([.C217]+[.D217])/2" office:value-type="float" office:value="-0.119810591996805" calcext:value-type="float">
            <text:p>-0,119810591996805</text:p>
          </table:table-cell>
          <table:table-cell table:formula="of:=IF([.E217] = 0;0;TAN(0.5*PI()-[.E217])*wheelbase)" office:value-type="float" office:value="-2491.95969784623" calcext:value-type="float">
            <text:p>-2491,95969784623</text:p>
          </table:table-cell>
          <table:table-cell table:formula="of:=IF([.D217] = 0;0;TAN(0.5*PI()-[.C217])*wheelbase+right_king_pin_y)" office:value-type="float" office:value="-2509.52596628146" calcext:value-type="float">
            <text:p>-2509,52596628146</text:p>
          </table:table-cell>
          <table:table-cell table:formula="of:=IF([.D217] = 0;0;TAN(0.5*PI()-[.D217])*wheelbase+left_king_pin_y)" office:value-type="float" office:value="-2478.79643964999" calcext:value-type="float">
            <text:p>-2478,79643964999</text:p>
          </table:table-cell>
          <table:table-cell table:formula="of:=IF([.E217]=0;0;[.E217]/ABS([.E217]))" office:value-type="float" office:value="-1" calcext:value-type="float">
            <text:p>-1</text:p>
          </table:table-cell>
          <table:table-cell table:formula="of:=IF([.E217]=0;0;[.I217]*0.5*PI()-ATAN(([.F217]-right_king_pin_y)/wheelbase))" office:value-type="float" office:value="-0.124254577954443" calcext:value-type="float">
            <text:p>-0,124254577954443</text:p>
          </table:table-cell>
          <table:table-cell table:formula="of:=IF([.E217]=0;0;[.I217]*0.5*PI()-ATAN(([.F217]-left_king_pin_y)/wheelbase))" office:value-type="float" office:value="-0.115672138822481" calcext:value-type="float">
            <text:p>-0,115672138822481</text:p>
          </table:table-cell>
          <table:table-cell table:formula="of:=DEGREES([.C217]-[.J217])" office:value-type="float" office:value="0.0511626737248712" calcext:value-type="float">
            <text:p>0,051162673724871</text:p>
          </table:table-cell>
          <table:table-cell table:formula="of:=DEGREES([.D217]-[.K217])" office:value-type="float" office:value="-0.0336569347381499" calcext:value-type="float">
            <text:p>-0,0336569347381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ack_dev_data.A218]*analyze_resolution" office:value-type="float" office:value="9.45" calcext:value-type="float">
            <text:p>9,45</text:p>
          </table:table-cell>
          <table:table-cell table:formula="of:=[rf.N294]" office:value-type="float" office:value="-0.125402259418986" calcext:value-type="float">
            <text:p>-0,125402259418986</text:p>
          </table:table-cell>
          <table:table-cell table:formula="of:=[lf.N294]" office:value-type="float" office:value="-0.11806822947672" calcext:value-type="float">
            <text:p>-0,11806822947672</text:p>
          </table:table-cell>
          <table:table-cell table:formula="of:=([.C218]+[.D218])/2" office:value-type="float" office:value="-0.121735244447853" calcext:value-type="float">
            <text:p>-0,121735244447853</text:p>
          </table:table-cell>
          <table:table-cell table:formula="of:=IF([.E218] = 0;0;TAN(0.5*PI()-[.E218])*wheelbase)" office:value-type="float" office:value="-2452.1788098359" calcext:value-type="float">
            <text:p>-2452,1788098359</text:p>
          </table:table-cell>
          <table:table-cell table:formula="of:=IF([.D218] = 0;0;TAN(0.5*PI()-[.C218])*wheelbase+right_king_pin_y)" office:value-type="float" office:value="-2469.74800124286" calcext:value-type="float">
            <text:p>-2469,74800124286</text:p>
          </table:table-cell>
          <table:table-cell table:formula="of:=IF([.D218] = 0;0;TAN(0.5*PI()-[.D218])*wheelbase+left_king_pin_y)" office:value-type="float" office:value="-2439.08588033687" calcext:value-type="float">
            <text:p>-2439,08588033687</text:p>
          </table:table-cell>
          <table:table-cell table:formula="of:=IF([.E218]=0;0;[.E218]/ABS([.E218]))" office:value-type="float" office:value="-1" calcext:value-type="float">
            <text:p>-1</text:p>
          </table:table-cell>
          <table:table-cell table:formula="of:=IF([.E218]=0;0;[.I218]*0.5*PI()-ATAN(([.F218]-right_king_pin_y)/wheelbase))" office:value-type="float" office:value="-0.126325109311527" calcext:value-type="float">
            <text:p>-0,126325109311527</text:p>
          </table:table-cell>
          <table:table-cell table:formula="of:=IF([.E218]=0;0;[.I218]*0.5*PI()-ATAN(([.F218]-left_king_pin_y)/wheelbase))" office:value-type="float" office:value="-0.117465737639577" calcext:value-type="float">
            <text:p>-0,117465737639577</text:p>
          </table:table-cell>
          <table:table-cell table:formula="of:=DEGREES([.C218]-[.J218])" office:value-type="float" office:value="0.0528754039667161" calcext:value-type="float">
            <text:p>0,052875403966716</text:p>
          </table:table-cell>
          <table:table-cell table:formula="of:=DEGREES([.D218]-[.K218])" office:value-type="float" office:value="-0.0345202394593361" calcext:value-type="float">
            <text:p>-0,03452023945933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ack_dev_data.A219]*analyze_resolution" office:value-type="float" office:value="9.6" calcext:value-type="float">
            <text:p>9,6</text:p>
          </table:table-cell>
          <table:table-cell table:formula="of:=[rf.N295]" office:value-type="float" office:value="-0.127444413007996" calcext:value-type="float">
            <text:p>-0,127444413007996</text:p>
          </table:table-cell>
          <table:table-cell table:formula="of:=[lf.N295]" office:value-type="float" office:value="-0.119874633170499" calcext:value-type="float">
            <text:p>-0,119874633170499</text:p>
          </table:table-cell>
          <table:table-cell table:formula="of:=([.C219]+[.D219])/2" office:value-type="float" office:value="-0.123659523089247" calcext:value-type="float">
            <text:p>-0,123659523089247</text:p>
          </table:table-cell>
          <table:table-cell table:formula="of:=IF([.E219] = 0;0;TAN(0.5*PI()-[.E219])*wheelbase)" office:value-type="float" office:value="-2413.63757195663" calcext:value-type="float">
            <text:p>-2413,63757195663</text:p>
          </table:table-cell>
          <table:table-cell table:formula="of:=IF([.D219] = 0;0;TAN(0.5*PI()-[.C219])*wheelbase+right_king_pin_y)" office:value-type="float" office:value="-2431.20918831449" calcext:value-type="float">
            <text:p>-2431,20918831449</text:p>
          </table:table-cell>
          <table:table-cell table:formula="of:=IF([.D219] = 0;0;TAN(0.5*PI()-[.D219])*wheelbase+left_king_pin_y)" office:value-type="float" office:value="-2400.61557743174" calcext:value-type="float">
            <text:p>-2400,61557743174</text:p>
          </table:table-cell>
          <table:table-cell table:formula="of:=IF([.E219]=0;0;[.E219]/ABS([.E219]))" office:value-type="float" office:value="-1" calcext:value-type="float">
            <text:p>-1</text:p>
          </table:table-cell>
          <table:table-cell table:formula="of:=IF([.E219]=0;0;[.I219]*0.5*PI()-ATAN(([.F219]-right_king_pin_y)/wheelbase))" office:value-type="float" office:value="-0.128397643996355" calcext:value-type="float">
            <text:p>-0,128397643996355</text:p>
          </table:table-cell>
          <table:table-cell table:formula="of:=IF([.E219]=0;0;[.I219]*0.5*PI()-ATAN(([.F219]-left_king_pin_y)/wheelbase))" office:value-type="float" office:value="-0.119257047701795" calcext:value-type="float">
            <text:p>-0,119257047701795</text:p>
          </table:table-cell>
          <table:table-cell table:formula="of:=DEGREES([.C219]-[.J219])" office:value-type="float" office:value="0.0546161125340821" calcext:value-type="float">
            <text:p>0,054616112534082</text:p>
          </table:table-cell>
          <table:table-cell table:formula="of:=DEGREES([.D219]-[.K219])" office:value-type="float" office:value="-0.0353850408453223" calcext:value-type="float">
            <text:p>-0,03538504084532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ack_dev_data.A220]*analyze_resolution" office:value-type="float" office:value="9.75" calcext:value-type="float">
            <text:p>9,75</text:p>
          </table:table-cell>
          <table:table-cell table:formula="of:=[rf.N296]" office:value-type="float" office:value="-0.129488077204916" calcext:value-type="float">
            <text:p>-0,129488077204916</text:p>
          </table:table-cell>
          <table:table-cell table:formula="of:=[lf.N296]" office:value-type="float" office:value="-0.121678766687487" calcext:value-type="float">
            <text:p>-0,121678766687487</text:p>
          </table:table-cell>
          <table:table-cell table:formula="of:=([.C220]+[.D220])/2" office:value-type="float" office:value="-0.125583421946202" calcext:value-type="float">
            <text:p>-0,125583421946202</text:p>
          </table:table-cell>
          <table:table-cell table:formula="of:=IF([.E220] = 0;0;TAN(0.5*PI()-[.E220])*wheelbase)" office:value-type="float" office:value="-2376.27877222802" calcext:value-type="float">
            <text:p>-2376,27877222802</text:p>
          </table:table-cell>
          <table:table-cell table:formula="of:=IF([.D220] = 0;0;TAN(0.5*PI()-[.C220])*wheelbase+right_king_pin_y)" office:value-type="float" office:value="-2393.85231579744" calcext:value-type="float">
            <text:p>-2393,85231579744</text:p>
          </table:table-cell>
          <table:table-cell table:formula="of:=IF([.D220] = 0;0;TAN(0.5*PI()-[.D220])*wheelbase+left_king_pin_y)" office:value-type="float" office:value="-2363.32832046724" calcext:value-type="float">
            <text:p>-2363,32832046724</text:p>
          </table:table-cell>
          <table:table-cell table:formula="of:=IF([.E220]=0;0;[.E220]/ABS([.E220]))" office:value-type="float" office:value="-1" calcext:value-type="float">
            <text:p>-1</text:p>
          </table:table-cell>
          <table:table-cell table:formula="of:=IF([.E220]=0;0;[.I220]*0.5*PI()-ATAN(([.F220]-right_king_pin_y)/wheelbase))" office:value-type="float" office:value="-0.130472175894242" calcext:value-type="float">
            <text:p>-0,130472175894242</text:p>
          </table:table-cell>
          <table:table-cell table:formula="of:=IF([.E220]=0;0;[.I220]*0.5*PI()-ATAN(([.F220]-left_king_pin_y)/wheelbase))" office:value-type="float" office:value="-0.121046069499753" calcext:value-type="float">
            <text:p>-0,121046069499753</text:p>
          </table:table-cell>
          <table:table-cell table:formula="of:=DEGREES([.C220]-[.J220])" office:value-type="float" office:value="0.0563847015227661" calcext:value-type="float">
            <text:p>0,056384701522766</text:p>
          </table:table-cell>
          <table:table-cell table:formula="of:=DEGREES([.D220]-[.K220])" office:value-type="float" office:value="-0.0362508785669869" calcext:value-type="float">
            <text:p>-0,03625087856698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ack_dev_data.A221]*analyze_resolution" office:value-type="float" office:value="9.9" calcext:value-type="float">
            <text:p>9,9</text:p>
          </table:table-cell>
          <table:table-cell table:formula="of:=[rf.N297]" office:value-type="float" office:value="-0.131533247626349" calcext:value-type="float">
            <text:p>-0,131533247626349</text:p>
          </table:table-cell>
          <table:table-cell table:formula="of:=[lf.N297]" office:value-type="float" office:value="-0.123480622457953" calcext:value-type="float">
            <text:p>-0,123480622457953</text:p>
          </table:table-cell>
          <table:table-cell table:formula="of:=([.C221]+[.D221])/2" office:value-type="float" office:value="-0.127506935042151" calcext:value-type="float">
            <text:p>-0,127506935042151</text:p>
          </table:table-cell>
          <table:table-cell table:formula="of:=IF([.E221] = 0;0;TAN(0.5*PI()-[.E221])*wheelbase)" office:value-type="float" office:value="-2340.04866610285" calcext:value-type="float">
            <text:p>-2340,04866610285</text:p>
          </table:table-cell>
          <table:table-cell table:formula="of:=IF([.D221] = 0;0;TAN(0.5*PI()-[.C221])*wheelbase+right_king_pin_y)" office:value-type="float" office:value="-2357.62363941808" calcext:value-type="float">
            <text:p>-2357,62363941808</text:p>
          </table:table-cell>
          <table:table-cell table:formula="of:=IF([.D221] = 0;0;TAN(0.5*PI()-[.D221])*wheelbase+left_king_pin_y)" office:value-type="float" office:value="-2327.17036642071" calcext:value-type="float">
            <text:p>-2327,17036642071</text:p>
          </table:table-cell>
          <table:table-cell table:formula="of:=IF([.E221]=0;0;[.E221]/ABS([.E221]))" office:value-type="float" office:value="-1" calcext:value-type="float">
            <text:p>-1</text:p>
          </table:table-cell>
          <table:table-cell table:formula="of:=IF([.E221]=0;0;[.I221]*0.5*PI()-ATAN(([.F221]-right_king_pin_y)/wheelbase))" office:value-type="float" office:value="-0.132548698813783" calcext:value-type="float">
            <text:p>-0,132548698813783</text:p>
          </table:table-cell>
          <table:table-cell table:formula="of:=IF([.E221]=0;0;[.I221]*0.5*PI()-ATAN(([.F221]-left_king_pin_y)/wheelbase))" office:value-type="float" office:value="-0.122832803550724" calcext:value-type="float">
            <text:p>-0,122832803550724</text:p>
          </table:table-cell>
          <table:table-cell table:formula="of:=DEGREES([.C221]-[.J221])" office:value-type="float" office:value="0.0581810673415169" calcext:value-type="float">
            <text:p>0,058181067341517</text:p>
          </table:table-cell>
          <table:table-cell table:formula="of:=DEGREES([.D221]-[.K221])" office:value-type="float" office:value="-0.0371172892730326" calcext:value-type="float">
            <text:p>-0,03711728927303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ack_dev_data.A222]*analyze_resolution" office:value-type="float" office:value="10.05" calcext:value-type="float">
            <text:p>10,05</text:p>
          </table:table-cell>
          <table:table-cell table:formula="of:=[rf.N298]" office:value-type="float" office:value="-0.133579919911412" calcext:value-type="float">
            <text:p>-0,133579919911412</text:p>
          </table:table-cell>
          <table:table-cell table:formula="of:=[lf.N298]" office:value-type="float" office:value="-0.125280192886062" calcext:value-type="float">
            <text:p>-0,125280192886062</text:p>
          </table:table-cell>
          <table:table-cell table:formula="of:=([.C222]+[.D222])/2" office:value-type="float" office:value="-0.129430056398737" calcext:value-type="float">
            <text:p>-0,129430056398737</text:p>
          </table:table-cell>
          <table:table-cell table:formula="of:=IF([.E222] = 0;0;TAN(0.5*PI()-[.E222])*wheelbase)" office:value-type="float" office:value="-2304.89671770353" calcext:value-type="float">
            <text:p>-2304,89671770353</text:p>
          </table:table-cell>
          <table:table-cell table:formula="of:=IF([.D222] = 0;0;TAN(0.5*PI()-[.C222])*wheelbase+right_king_pin_y)" office:value-type="float" office:value="-2322.47262356434" calcext:value-type="float">
            <text:p>-2322,47262356434</text:p>
          </table:table-cell>
          <table:table-cell table:formula="of:=IF([.D222] = 0;0;TAN(0.5*PI()-[.D222])*wheelbase+left_king_pin_y)" office:value-type="float" office:value="-2292.09118095085" calcext:value-type="float">
            <text:p>-2292,09118095085</text:p>
          </table:table-cell>
          <table:table-cell table:formula="of:=IF([.E222]=0;0;[.E222]/ABS([.E222]))" office:value-type="float" office:value="-1" calcext:value-type="float">
            <text:p>-1</text:p>
          </table:table-cell>
          <table:table-cell table:formula="of:=IF([.E222]=0;0;[.I222]*0.5*PI()-ATAN(([.F222]-right_king_pin_y)/wheelbase))" office:value-type="float" office:value="-0.134627206486543" calcext:value-type="float">
            <text:p>-0,134627206486543</text:p>
          </table:table-cell>
          <table:table-cell table:formula="of:=IF([.E222]=0;0;[.I222]*0.5*PI()-ATAN(([.F222]-left_king_pin_y)/wheelbase))" office:value-type="float" office:value="-0.124617250398281" calcext:value-type="float">
            <text:p>-0,124617250398281</text:p>
          </table:table-cell>
          <table:table-cell table:formula="of:=DEGREES([.C222]-[.J222])" office:value-type="float" office:value="0.060005100695738" calcext:value-type="float">
            <text:p>0,060005100695738</text:p>
          </table:table-cell>
          <table:table-cell table:formula="of:=DEGREES([.D222]-[.K222])" office:value-type="float" office:value="-0.0379838066097693" calcext:value-type="float">
            <text:p>-0,03798380660976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ack_dev_data.A223]*analyze_resolution" office:value-type="float" office:value="10.2" calcext:value-type="float">
            <text:p>10,2</text:p>
          </table:table-cell>
          <table:table-cell table:formula="of:=[rf.N299]" office:value-type="float" office:value="-0.135628089721693" calcext:value-type="float">
            <text:p>-0,135628089721693</text:p>
          </table:table-cell>
          <table:table-cell table:formula="of:=[lf.N299]" office:value-type="float" office:value="-0.127077470349888" calcext:value-type="float">
            <text:p>-0,127077470349888</text:p>
          </table:table-cell>
          <table:table-cell table:formula="of:=([.C223]+[.D223])/2" office:value-type="float" office:value="-0.13135278003579" calcext:value-type="float">
            <text:p>-0,13135278003579</text:p>
          </table:table-cell>
          <table:table-cell table:formula="of:=IF([.E223] = 0;0;TAN(0.5*PI()-[.E223])*wheelbase)" office:value-type="float" office:value="-2270.77536389038" calcext:value-type="float">
            <text:p>-2270,77536389038</text:p>
          </table:table-cell>
          <table:table-cell table:formula="of:=IF([.D223] = 0;0;TAN(0.5*PI()-[.C223])*wheelbase+right_king_pin_y)" office:value-type="float" office:value="-2288.35170535416" calcext:value-type="float">
            <text:p>-2288,35170535416</text:p>
          </table:table-cell>
          <table:table-cell table:formula="of:=IF([.D223] = 0;0;TAN(0.5*PI()-[.D223])*wheelbase+left_king_pin_y)" office:value-type="float" office:value="-2258.04320246597" calcext:value-type="float">
            <text:p>-2258,04320246597</text:p>
          </table:table-cell>
          <table:table-cell table:formula="of:=IF([.E223]=0;0;[.E223]/ABS([.E223]))" office:value-type="float" office:value="-1" calcext:value-type="float">
            <text:p>-1</text:p>
          </table:table-cell>
          <table:table-cell table:formula="of:=IF([.E223]=0;0;[.I223]*0.5*PI()-ATAN(([.F223]-right_king_pin_y)/wheelbase))" office:value-type="float" office:value="-0.136707692566757" calcext:value-type="float">
            <text:p>-0,136707692566757</text:p>
          </table:table-cell>
          <table:table-cell table:formula="of:=IF([.E223]=0;0;[.I223]*0.5*PI()-ATAN(([.F223]-left_king_pin_y)/wheelbase))" office:value-type="float" office:value="-0.126399410611944" calcext:value-type="float">
            <text:p>-0,126399410611944</text:p>
          </table:table-cell>
          <table:table-cell table:formula="of:=DEGREES([.C223]-[.J223])" office:value-type="float" office:value="0.0618566865725138" calcext:value-type="float">
            <text:p>0,061856686572514</text:p>
          </table:table-cell>
          <table:table-cell table:formula="of:=DEGREES([.D223]-[.K223])" office:value-type="float" office:value="-0.0388499612419405" calcext:value-type="float">
            <text:p>-0,03884996124194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ack_dev_data.A224]*analyze_resolution" office:value-type="float" office:value="10.35" calcext:value-type="float">
            <text:p>10,35</text:p>
          </table:table-cell>
          <table:table-cell table:formula="of:=[rf.N300]" office:value-type="float" office:value="-0.137677752741221" calcext:value-type="float">
            <text:p>-0,137677752741221</text:p>
          </table:table-cell>
          <table:table-cell table:formula="of:=[lf.N300]" office:value-type="float" office:value="-0.128872447201433" calcext:value-type="float">
            <text:p>-0,128872447201433</text:p>
          </table:table-cell>
          <table:table-cell table:formula="of:=([.C224]+[.D224])/2" office:value-type="float" office:value="-0.133275099971327" calcext:value-type="float">
            <text:p>-0,133275099971327</text:p>
          </table:table-cell>
          <table:table-cell table:formula="of:=IF([.E224] = 0;0;TAN(0.5*PI()-[.E224])*wheelbase)" office:value-type="float" office:value="-2237.63979884583" calcext:value-type="float">
            <text:p>-2237,63979884583</text:p>
          </table:table-cell>
          <table:table-cell table:formula="of:=IF([.D224] = 0;0;TAN(0.5*PI()-[.C224])*wheelbase+right_king_pin_y)" office:value-type="float" office:value="-2255.21607921968" calcext:value-type="float">
            <text:p>-2255,21607921968</text:p>
          </table:table-cell>
          <table:table-cell table:formula="of:=IF([.D224] = 0;0;TAN(0.5*PI()-[.D224])*wheelbase+left_king_pin_y)" office:value-type="float" office:value="-2224.98162670807" calcext:value-type="float">
            <text:p>-2224,98162670807</text:p>
          </table:table-cell>
          <table:table-cell table:formula="of:=IF([.E224]=0;0;[.E224]/ABS([.E224]))" office:value-type="float" office:value="-1" calcext:value-type="float">
            <text:p>-1</text:p>
          </table:table-cell>
          <table:table-cell table:formula="of:=IF([.E224]=0;0;[.I224]*0.5*PI()-ATAN(([.F224]-right_king_pin_y)/wheelbase))" office:value-type="float" office:value="-0.138790150631038" calcext:value-type="float">
            <text:p>-0,138790150631038</text:p>
          </table:table-cell>
          <table:table-cell table:formula="of:=IF([.E224]=0;0;[.I224]*0.5*PI()-ATAN(([.F224]-left_king_pin_y)/wheelbase))" office:value-type="float" office:value="-0.128179284786837" calcext:value-type="float">
            <text:p>-0,128179284786837</text:p>
          </table:table-cell>
          <table:table-cell table:formula="of:=DEGREES([.C224]-[.J224])" office:value-type="float" office:value="0.0637357042257498" calcext:value-type="float">
            <text:p>0,06373570422575</text:p>
          </table:table-cell>
          <table:table-cell table:formula="of:=DEGREES([.D224]-[.K224])" office:value-type="float" office:value="-0.0397152808734478" calcext:value-type="float">
            <text:p>-0,03971528087344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ack_dev_data.A225]*analyze_resolution" office:value-type="float" office:value="10.5" calcext:value-type="float">
            <text:p>10,5</text:p>
          </table:table-cell>
          <table:table-cell table:formula="of:=[rf.N301]" office:value-type="float" office:value="-0.139728904676435" calcext:value-type="float">
            <text:p>-0,139728904676435</text:p>
          </table:table-cell>
          <table:table-cell table:formula="of:=[lf.N301]" office:value-type="float" office:value="-0.130665115766617" calcext:value-type="float">
            <text:p>-0,130665115766617</text:p>
          </table:table-cell>
          <table:table-cell table:formula="of:=([.C225]+[.D225])/2" office:value-type="float" office:value="-0.135197010221526" calcext:value-type="float">
            <text:p>-0,135197010221526</text:p>
          </table:table-cell>
          <table:table-cell table:formula="of:=IF([.E225] = 0;0;TAN(0.5*PI()-[.E225])*wheelbase)" office:value-type="float" office:value="-2205.44777712285" calcext:value-type="float">
            <text:p>-2205,44777712285</text:p>
          </table:table-cell>
          <table:table-cell table:formula="of:=IF([.D225] = 0;0;TAN(0.5*PI()-[.C225])*wheelbase+right_king_pin_y)" office:value-type="float" office:value="-2223.02349995569" calcext:value-type="float">
            <text:p>-2223,02349995569</text:p>
          </table:table-cell>
          <table:table-cell table:formula="of:=IF([.D225] = 0;0;TAN(0.5*PI()-[.D225])*wheelbase+left_king_pin_y)" office:value-type="float" office:value="-2192.86420980153" calcext:value-type="float">
            <text:p>-2192,86420980153</text:p>
          </table:table-cell>
          <table:table-cell table:formula="of:=IF([.E225]=0;0;[.E225]/ABS([.E225]))" office:value-type="float" office:value="-1" calcext:value-type="float">
            <text:p>-1</text:p>
          </table:table-cell>
          <table:table-cell table:formula="of:=IF([.E225]=0;0;[.I225]*0.5*PI()-ATAN(([.F225]-right_king_pin_y)/wheelbase))" office:value-type="float" office:value="-0.140874574178075" calcext:value-type="float">
            <text:p>-0,140874574178075</text:p>
          </table:table-cell>
          <table:table-cell table:formula="of:=IF([.E225]=0;0;[.I225]*0.5*PI()-ATAN(([.F225]-left_king_pin_y)/wheelbase))" office:value-type="float" office:value="-0.129956873543332" calcext:value-type="float">
            <text:p>-0,129956873543332</text:p>
          </table:table-cell>
          <table:table-cell table:formula="of:=DEGREES([.C225]-[.J225])" office:value-type="float" office:value="0.0656420271608424" calcext:value-type="float">
            <text:p>0,065642027160842</text:p>
          </table:table-cell>
          <table:table-cell table:formula="of:=DEGREES([.D225]-[.K225])" office:value-type="float" office:value="-0.0405792902672355" calcext:value-type="float">
            <text:p>-0,04057929026723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ack_dev_data.A226]*analyze_resolution" office:value-type="float" office:value="10.65" calcext:value-type="float">
            <text:p>10,65</text:p>
          </table:table-cell>
          <table:table-cell table:formula="of:=[rf.N302]" office:value-type="float" office:value="-0.14178154125615" calcext:value-type="float">
            <text:p>-0,14178154125615</text:p>
          </table:table-cell>
          <table:table-cell table:formula="of:=[lf.N302]" office:value-type="float" office:value="-0.132455468345302" calcext:value-type="float">
            <text:p>-0,132455468345302</text:p>
          </table:table-cell>
          <table:table-cell table:formula="of:=([.C226]+[.D226])/2" office:value-type="float" office:value="-0.137118504800726" calcext:value-type="float">
            <text:p>-0,137118504800726</text:p>
          </table:table-cell>
          <table:table-cell table:formula="of:=IF([.E226] = 0;0;TAN(0.5*PI()-[.E226])*wheelbase)" office:value-type="float" office:value="-2174.15943333708" calcext:value-type="float">
            <text:p>-2174,15943333708</text:p>
          </table:table-cell>
          <table:table-cell table:formula="of:=IF([.D226] = 0;0;TAN(0.5*PI()-[.C226])*wheelbase+right_king_pin_y)" office:value-type="float" office:value="-2191.73410241176" calcext:value-type="float">
            <text:p>-2191,73410241176</text:p>
          </table:table-cell>
          <table:table-cell table:formula="of:=IF([.D226] = 0;0;TAN(0.5*PI()-[.D226])*wheelbase+left_king_pin_y)" office:value-type="float" office:value="-2161.65108794514" calcext:value-type="float">
            <text:p>-2161,65108794514</text:p>
          </table:table-cell>
          <table:table-cell table:formula="of:=IF([.E226]=0;0;[.E226]/ABS([.E226]))" office:value-type="float" office:value="-1" calcext:value-type="float">
            <text:p>-1</text:p>
          </table:table-cell>
          <table:table-cell table:formula="of:=IF([.E226]=0;0;[.I226]*0.5*PI()-ATAN(([.F226]-right_king_pin_y)/wheelbase))" office:value-type="float" office:value="-0.142960956628357" calcext:value-type="float">
            <text:p>-0,142960956628357</text:p>
          </table:table-cell>
          <table:table-cell table:formula="of:=IF([.E226]=0;0;[.I226]*0.5*PI()-ATAN(([.F226]-left_king_pin_y)/wheelbase))" office:value-type="float" office:value="-0.13173217752671" calcext:value-type="float">
            <text:p>-0,13173217752671</text:p>
          </table:table-cell>
          <table:table-cell table:formula="of:=DEGREES([.C226]-[.J226])" office:value-type="float" office:value="0.0675755231203538" calcext:value-type="float">
            <text:p>0,067575523120354</text:p>
          </table:table-cell>
          <table:table-cell table:formula="of:=DEGREES([.D226]-[.K226])" office:value-type="float" office:value="-0.0414415112658627" calcext:value-type="float">
            <text:p>-0,04144151126586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ack_dev_data.A227]*analyze_resolution" office:value-type="float" office:value="10.8" calcext:value-type="float">
            <text:p>10,8</text:p>
          </table:table-cell>
          <table:table-cell table:formula="of:=[rf.N303]" office:value-type="float" office:value="-0.143835658231523" calcext:value-type="float">
            <text:p>-0,143835658231523</text:p>
          </table:table-cell>
          <table:table-cell table:formula="of:=[lf.N303]" office:value-type="float" office:value="-0.134243497211292" calcext:value-type="float">
            <text:p>-0,134243497211292</text:p>
          </table:table-cell>
          <table:table-cell table:formula="of:=([.C227]+[.D227])/2" office:value-type="float" office:value="-0.139039577721408" calcext:value-type="float">
            <text:p>-0,139039577721408</text:p>
          </table:table-cell>
          <table:table-cell table:formula="of:=IF([.E227] = 0;0;TAN(0.5*PI()-[.E227])*wheelbase)" office:value-type="float" office:value="-2143.73711688472" calcext:value-type="float">
            <text:p>-2143,73711688472</text:p>
          </table:table-cell>
          <table:table-cell table:formula="of:=IF([.D227] = 0;0;TAN(0.5*PI()-[.C227])*wheelbase+right_king_pin_y)" office:value-type="float" office:value="-2161.31023621019" calcext:value-type="float">
            <text:p>-2161,31023621019</text:p>
          </table:table-cell>
          <table:table-cell table:formula="of:=IF([.D227] = 0;0;TAN(0.5*PI()-[.D227])*wheelbase+left_king_pin_y)" office:value-type="float" office:value="-2131.30461213005" calcext:value-type="float">
            <text:p>-2131,30461213005</text:p>
          </table:table-cell>
          <table:table-cell table:formula="of:=IF([.E227]=0;0;[.E227]/ABS([.E227]))" office:value-type="float" office:value="-1" calcext:value-type="float">
            <text:p>-1</text:p>
          </table:table-cell>
          <table:table-cell table:formula="of:=IF([.E227]=0;0;[.I227]*0.5*PI()-ATAN(([.F227]-right_king_pin_y)/wheelbase))" office:value-type="float" office:value="-0.145049291323879" calcext:value-type="float">
            <text:p>-0,145049291323879</text:p>
          </table:table-cell>
          <table:table-cell table:formula="of:=IF([.E227]=0;0;[.I227]*0.5*PI()-ATAN(([.F227]-left_king_pin_y)/wheelbase))" office:value-type="float" office:value="-0.133505197406815" calcext:value-type="float">
            <text:p>-0,133505197406815</text:p>
          </table:table-cell>
          <table:table-cell table:formula="of:=DEGREES([.C227]-[.J227])" office:value-type="float" office:value="0.0695360540694067" calcext:value-type="float">
            <text:p>0,069536054069407</text:p>
          </table:table-cell>
          <table:table-cell table:formula="of:=DEGREES([.D227]-[.K227])" office:value-type="float" office:value="-0.0423014628118714" calcext:value-type="float">
            <text:p>-0,04230146281187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ack_dev_data.A228]*analyze_resolution" office:value-type="float" office:value="10.95" calcext:value-type="float">
            <text:p>10,95</text:p>
          </table:table-cell>
          <table:table-cell table:formula="of:=[rf.N304]" office:value-type="float" office:value="-0.145891251376027" calcext:value-type="float">
            <text:p>-0,145891251376027</text:p>
          </table:table-cell>
          <table:table-cell table:formula="of:=[lf.N304]" office:value-type="float" office:value="-0.13602919461235" calcext:value-type="float">
            <text:p>-0,13602919461235</text:p>
          </table:table-cell>
          <table:table-cell table:formula="of:=([.C228]+[.D228])/2" office:value-type="float" office:value="-0.140960222994189" calcext:value-type="float">
            <text:p>-0,140960222994189</text:p>
          </table:table-cell>
          <table:table-cell table:formula="of:=IF([.E228] = 0;0;TAN(0.5*PI()-[.E228])*wheelbase)" office:value-type="float" office:value="-2114.14524024518" calcext:value-type="float">
            <text:p>-2114,14524024518</text:p>
          </table:table-cell>
          <table:table-cell table:formula="of:=IF([.D228] = 0;0;TAN(0.5*PI()-[.C228])*wheelbase+right_king_pin_y)" office:value-type="float" office:value="-2131.71631404865" calcext:value-type="float">
            <text:p>-2131,71631404865</text:p>
          </table:table-cell>
          <table:table-cell table:formula="of:=IF([.D228] = 0;0;TAN(0.5*PI()-[.D228])*wheelbase+left_king_pin_y)" office:value-type="float" office:value="-2101.78919644253" calcext:value-type="float">
            <text:p>-2101,78919644253</text:p>
          </table:table-cell>
          <table:table-cell table:formula="of:=IF([.E228]=0;0;[.E228]/ABS([.E228]))" office:value-type="float" office:value="-1" calcext:value-type="float">
            <text:p>-1</text:p>
          </table:table-cell>
          <table:table-cell table:formula="of:=IF([.E228]=0;0;[.I228]*0.5*PI()-ATAN(([.F228]-right_king_pin_y)/wheelbase))" office:value-type="float" office:value="-0.147139571527865" calcext:value-type="float">
            <text:p>-0,147139571527865</text:p>
          </table:table-cell>
          <table:table-cell table:formula="of:=IF([.E228]=0;0;[.I228]*0.5*PI()-ATAN(([.F228]-left_king_pin_y)/wheelbase))" office:value-type="float" office:value="-0.135275933877712" calcext:value-type="float">
            <text:p>-0,135275933877712</text:p>
          </table:table-cell>
          <table:table-cell table:formula="of:=DEGREES([.C228]-[.J228])" office:value-type="float" office:value="0.0715234761814482" calcext:value-type="float">
            <text:p>0,071523476181448</text:p>
          </table:table-cell>
          <table:table-cell table:formula="of:=DEGREES([.D228]-[.K228])" office:value-type="float" office:value="-0.0431586609676842" calcext:value-type="float">
            <text:p>-0,04315866096768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ack_dev_data.A229]*analyze_resolution" office:value-type="float" office:value="11.1" calcext:value-type="float">
            <text:p>11,1</text:p>
          </table:table-cell>
          <table:table-cell table:formula="of:=[rf.N305]" office:value-type="float" office:value="-0.147948316485409" calcext:value-type="float">
            <text:p>-0,147948316485409</text:p>
          </table:table-cell>
          <table:table-cell table:formula="of:=[lf.N305]" office:value-type="float" office:value="-0.13781255277021" calcext:value-type="float">
            <text:p>-0,13781255277021</text:p>
          </table:table-cell>
          <table:table-cell table:formula="of:=([.C229]+[.D229])/2" office:value-type="float" office:value="-0.14288043462781" calcext:value-type="float">
            <text:p>-0,14288043462781</text:p>
          </table:table-cell>
          <table:table-cell table:formula="of:=IF([.E229] = 0;0;TAN(0.5*PI()-[.E229])*wheelbase)" office:value-type="float" office:value="-2085.35013958358" calcext:value-type="float">
            <text:p>-2085,35013958358</text:p>
          </table:table-cell>
          <table:table-cell table:formula="of:=IF([.D229] = 0;0;TAN(0.5*PI()-[.C229])*wheelbase+right_king_pin_y)" office:value-type="float" office:value="-2102.91867230275" calcext:value-type="float">
            <text:p>-2102,91867230275</text:p>
          </table:table-cell>
          <table:table-cell table:formula="of:=IF([.D229] = 0;0;TAN(0.5*PI()-[.D229])*wheelbase+left_king_pin_y)" office:value-type="float" office:value="-2073.0711786663" calcext:value-type="float">
            <text:p>-2073,0711786663</text:p>
          </table:table-cell>
          <table:table-cell table:formula="of:=IF([.E229]=0;0;[.E229]/ABS([.E229]))" office:value-type="float" office:value="-1" calcext:value-type="float">
            <text:p>-1</text:p>
          </table:table-cell>
          <table:table-cell table:formula="of:=IF([.E229]=0;0;[.I229]*0.5*PI()-ATAN(([.F229]-right_king_pin_y)/wheelbase))" office:value-type="float" office:value="-0.149231790424494" calcext:value-type="float">
            <text:p>-0,149231790424494</text:p>
          </table:table-cell>
          <table:table-cell table:formula="of:=IF([.E229]=0;0;[.I229]*0.5*PI()-ATAN(([.F229]-left_king_pin_y)/wheelbase))" office:value-type="float" office:value="-0.137044387657346" calcext:value-type="float">
            <text:p>-0,137044387657346</text:p>
          </table:table-cell>
          <table:table-cell table:formula="of:=DEGREES([.C229]-[.J229])" office:value-type="float" office:value="0.0735376398246371" calcext:value-type="float">
            <text:p>0,073537639824637</text:p>
          </table:table-cell>
          <table:table-cell table:formula="of:=DEGREES([.D229]-[.K229])" office:value-type="float" office:value="-0.0440126189363159" calcext:value-type="float">
            <text:p>-0,04401261893631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ack_dev_data.A230]*analyze_resolution" office:value-type="float" office:value="11.25" calcext:value-type="float">
            <text:p>11,25</text:p>
          </table:table-cell>
          <table:table-cell table:formula="of:=[rf.N306]" office:value-type="float" office:value="-0.150006849377668" calcext:value-type="float">
            <text:p>-0,150006849377668</text:p>
          </table:table-cell>
          <table:table-cell table:formula="of:=[lf.N306]" office:value-type="float" office:value="-0.139593563880591" calcext:value-type="float">
            <text:p>-0,139593563880591</text:p>
          </table:table-cell>
          <table:table-cell table:formula="of:=([.C230]+[.D230])/2" office:value-type="float" office:value="-0.144800206629129" calcext:value-type="float">
            <text:p>-0,144800206629129</text:p>
          </table:table-cell>
          <table:table-cell table:formula="of:=IF([.E230] = 0;0;TAN(0.5*PI()-[.E230])*wheelbase)" office:value-type="float" office:value="-2057.31994650491" calcext:value-type="float">
            <text:p>-2057,31994650491</text:p>
          </table:table-cell>
          <table:table-cell table:formula="of:=IF([.D230] = 0;0;TAN(0.5*PI()-[.C230])*wheelbase+right_king_pin_y)" office:value-type="float" office:value="-2074.88544278019" calcext:value-type="float">
            <text:p>-2074,88544278019</text:p>
          </table:table-cell>
          <table:table-cell table:formula="of:=IF([.D230] = 0;0;TAN(0.5*PI()-[.D230])*wheelbase+left_king_pin_y)" office:value-type="float" office:value="-2045.11869203701" calcext:value-type="float">
            <text:p>-2045,11869203701</text:p>
          </table:table-cell>
          <table:table-cell table:formula="of:=IF([.E230]=0;0;[.E230]/ABS([.E230]))" office:value-type="float" office:value="-1" calcext:value-type="float">
            <text:p>-1</text:p>
          </table:table-cell>
          <table:table-cell table:formula="of:=IF([.E230]=0;0;[.I230]*0.5*PI()-ATAN(([.F230]-right_king_pin_y)/wheelbase))" office:value-type="float" office:value="-0.151325941118629" calcext:value-type="float">
            <text:p>-0,151325941118629</text:p>
          </table:table-cell>
          <table:table-cell table:formula="of:=IF([.E230]=0;0;[.I230]*0.5*PI()-ATAN(([.F230]-left_king_pin_y)/wheelbase))" office:value-type="float" office:value="-0.138810559487208" calcext:value-type="float">
            <text:p>-0,138810559487208</text:p>
          </table:table-cell>
          <table:table-cell table:formula="of:=DEGREES([.C230]-[.J230])" office:value-type="float" office:value="0.0755783895476331" calcext:value-type="float">
            <text:p>0,075578389547633</text:p>
          </table:table-cell>
          <table:table-cell table:formula="of:=DEGREES([.D230]-[.K230])" office:value-type="float" office:value="-0.0448628470810167" calcext:value-type="float">
            <text:p>-0,04486284708101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ack_dev_data.A231]*analyze_resolution" office:value-type="float" office:value="11.4" calcext:value-type="float">
            <text:p>11,4</text:p>
          </table:table-cell>
          <table:table-cell table:formula="of:=[rf.N307]" office:value-type="float" office:value="-0.15206684589302" calcext:value-type="float">
            <text:p>-0,15206684589302</text:p>
          </table:table-cell>
          <table:table-cell table:formula="of:=[lf.N307]" office:value-type="float" office:value="-0.141372220113209" calcext:value-type="float">
            <text:p>-0,141372220113209</text:p>
          </table:table-cell>
          <table:table-cell table:formula="of:=([.C231]+[.D231])/2" office:value-type="float" office:value="-0.146719533003114" calcext:value-type="float">
            <text:p>-0,146719533003114</text:p>
          </table:table-cell>
          <table:table-cell table:formula="of:=IF([.E231] = 0;0;TAN(0.5*PI()-[.E231])*wheelbase)" office:value-type="float" office:value="-2030.02446993307" calcext:value-type="float">
            <text:p>-2030,02446993307</text:p>
          </table:table-cell>
          <table:table-cell table:formula="of:=IF([.D231] = 0;0;TAN(0.5*PI()-[.C231])*wheelbase+right_king_pin_y)" office:value-type="float" office:value="-2047.58643459978" calcext:value-type="float">
            <text:p>-2047,58643459978</text:p>
          </table:table-cell>
          <table:table-cell table:formula="of:=IF([.D231] = 0;0;TAN(0.5*PI()-[.D231])*wheelbase+left_king_pin_y)" office:value-type="float" office:value="-2017.90154712105" calcext:value-type="float">
            <text:p>-2017,90154712105</text:p>
          </table:table-cell>
          <table:table-cell table:formula="of:=IF([.E231]=0;0;[.E231]/ABS([.E231]))" office:value-type="float" office:value="-1" calcext:value-type="float">
            <text:p>-1</text:p>
          </table:table-cell>
          <table:table-cell table:formula="of:=IF([.E231]=0;0;[.I231]*0.5*PI()-ATAN(([.F231]-right_king_pin_y)/wheelbase))" office:value-type="float" office:value="-0.153422016635548" calcext:value-type="float">
            <text:p>-0,153422016635548</text:p>
          </table:table-cell>
          <table:table-cell table:formula="of:=IF([.E231]=0;0;[.I231]*0.5*PI()-ATAN(([.F231]-left_king_pin_y)/wheelbase))" office:value-type="float" office:value="-0.140574450131997" calcext:value-type="float">
            <text:p>-0,140574450131997</text:p>
          </table:table-cell>
          <table:table-cell table:formula="of:=DEGREES([.C231]-[.J231])" office:value-type="float" office:value="0.077645564066493" calcext:value-type="float">
            <text:p>0,077645564066493</text:p>
          </table:table-cell>
          <table:table-cell table:formula="of:=DEGREES([.D231]-[.K231])" office:value-type="float" office:value="-0.0457088529457043" calcext:value-type="float">
            <text:p>-0,04570885294570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ack_dev_data.A232]*analyze_resolution" office:value-type="float" office:value="11.55" calcext:value-type="float">
            <text:p>11,55</text:p>
          </table:table-cell>
          <table:table-cell table:formula="of:=[rf.N308]" office:value-type="float" office:value="-0.154128301893865" calcext:value-type="float">
            <text:p>-0,154128301893865</text:p>
          </table:table-cell>
          <table:table-cell table:formula="of:=[lf.N308]" office:value-type="float" office:value="-0.143148513611798" calcext:value-type="float">
            <text:p>-0,143148513611798</text:p>
          </table:table-cell>
          <table:table-cell table:formula="of:=([.C232]+[.D232])/2" office:value-type="float" office:value="-0.148638407752832" calcext:value-type="float">
            <text:p>-0,148638407752832</text:p>
          </table:table-cell>
          <table:table-cell table:formula="of:=IF([.E232] = 0;0;TAN(0.5*PI()-[.E232])*wheelbase)" office:value-type="float" office:value="-2003.43508719392" calcext:value-type="float">
            <text:p>-2003,43508719392</text:p>
          </table:table-cell>
          <table:table-cell table:formula="of:=IF([.D232] = 0;0;TAN(0.5*PI()-[.C232])*wheelbase+right_king_pin_y)" office:value-type="float" office:value="-2020.99302527468" calcext:value-type="float">
            <text:p>-2020,99302527468</text:p>
          </table:table-cell>
          <table:table-cell table:formula="of:=IF([.D232] = 0;0;TAN(0.5*PI()-[.D232])*wheelbase+left_king_pin_y)" office:value-type="float" office:value="-1991.39112289881" calcext:value-type="float">
            <text:p>-1991,39112289881</text:p>
          </table:table-cell>
          <table:table-cell table:formula="of:=IF([.E232]=0;0;[.E232]/ABS([.E232]))" office:value-type="float" office:value="-1" calcext:value-type="float">
            <text:p>-1</text:p>
          </table:table-cell>
          <table:table-cell table:formula="of:=IF([.E232]=0;0;[.I232]*0.5*PI()-ATAN(([.F232]-right_king_pin_y)/wheelbase))" office:value-type="float" office:value="-0.155520009920687" calcext:value-type="float">
            <text:p>-0,155520009920687</text:p>
          </table:table-cell>
          <table:table-cell table:formula="of:=IF([.E232]=0;0;[.I232]*0.5*PI()-ATAN(([.F232]-left_king_pin_y)/wheelbase))" office:value-type="float" office:value="-0.142336060379282" calcext:value-type="float">
            <text:p>-0,142336060379282</text:p>
          </table:table-cell>
          <table:table-cell table:formula="of:=DEGREES([.C232]-[.J232])" office:value-type="float" office:value="0.0797389962513886" calcext:value-type="float">
            <text:p>0,079738996251389</text:p>
          </table:table-cell>
          <table:table-cell table:formula="of:=DEGREES([.D232]-[.K232])" office:value-type="float" office:value="-0.0465501412749371" calcext:value-type="float">
            <text:p>-0,04655014127493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ack_dev_data.A233]*analyze_resolution" office:value-type="float" office:value="11.7" calcext:value-type="float">
            <text:p>11,7</text:p>
          </table:table-cell>
          <table:table-cell table:formula="of:=[rf.N309]" office:value-type="float" office:value="-0.156191213264762" calcext:value-type="float">
            <text:p>-0,156191213264762</text:p>
          </table:table-cell>
          <table:table-cell table:formula="of:=[lf.N309]" office:value-type="float" office:value="-0.144922436494124" calcext:value-type="float">
            <text:p>-0,144922436494124</text:p>
          </table:table-cell>
          <table:table-cell table:formula="of:=([.C233]+[.D233])/2" office:value-type="float" office:value="-0.150556824879443" calcext:value-type="float">
            <text:p>-0,150556824879443</text:p>
          </table:table-cell>
          <table:table-cell table:formula="of:=IF([.E233] = 0;0;TAN(0.5*PI()-[.E233])*wheelbase)" office:value-type="float" office:value="-1977.52464347678" calcext:value-type="float">
            <text:p>-1977,52464347678</text:p>
          </table:table-cell>
          <table:table-cell table:formula="of:=IF([.D233] = 0;0;TAN(0.5*PI()-[.C233])*wheelbase+right_king_pin_y)" office:value-type="float" office:value="-1995.07806017368" calcext:value-type="float">
            <text:p>-1995,07806017368</text:p>
          </table:table-cell>
          <table:table-cell table:formula="of:=IF([.D233] = 0;0;TAN(0.5*PI()-[.D233])*wheelbase+left_king_pin_y)" office:value-type="float" office:value="-1965.56026622613" calcext:value-type="float">
            <text:p>-1965,56026622613</text:p>
          </table:table-cell>
          <table:table-cell table:formula="of:=IF([.E233]=0;0;[.E233]/ABS([.E233]))" office:value-type="float" office:value="-1" calcext:value-type="float">
            <text:p>-1</text:p>
          </table:table-cell>
          <table:table-cell table:formula="of:=IF([.E233]=0;0;[.I233]*0.5*PI()-ATAN(([.F233]-right_king_pin_y)/wheelbase))" office:value-type="float" office:value="-0.157619913839379" calcext:value-type="float">
            <text:p>-0,157619913839379</text:p>
          </table:table-cell>
          <table:table-cell table:formula="of:=IF([.E233]=0;0;[.I233]*0.5*PI()-ATAN(([.F233]-left_king_pin_y)/wheelbase))" office:value-type="float" office:value="-0.144095391039179" calcext:value-type="float">
            <text:p>-0,144095391039179</text:p>
          </table:table-cell>
          <table:table-cell table:formula="of:=DEGREES([.C233]-[.J233])" office:value-type="float" office:value="0.081858513113452" calcext:value-type="float">
            <text:p>0,081858513113452</text:p>
          </table:table-cell>
          <table:table-cell table:formula="of:=DEGREES([.D233]-[.K233])" office:value-type="float" office:value="-0.0473862140338" calcext:value-type="float">
            <text:p>-0,047386214033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ack_dev_data.A234]*analyze_resolution" office:value-type="float" office:value="11.85" calcext:value-type="float">
            <text:p>11,85</text:p>
          </table:table-cell>
          <table:table-cell table:formula="of:=[rf.N310]" office:value-type="float" office:value="-0.158255575912394" calcext:value-type="float">
            <text:p>-0,158255575912394</text:p>
          </table:table-cell>
          <table:table-cell table:formula="of:=[lf.N310]" office:value-type="float" office:value="-0.146693980852002" calcext:value-type="float">
            <text:p>-0,146693980852002</text:p>
          </table:table-cell>
          <table:table-cell table:formula="of:=([.C234]+[.D234])/2" office:value-type="float" office:value="-0.152474778382198" calcext:value-type="float">
            <text:p>-0,152474778382198</text:p>
          </table:table-cell>
          <table:table-cell table:formula="of:=IF([.E234] = 0;0;TAN(0.5*PI()-[.E234])*wheelbase)" office:value-type="float" office:value="-1952.26735893152" calcext:value-type="float">
            <text:p>-1952,26735893152</text:p>
          </table:table-cell>
          <table:table-cell table:formula="of:=IF([.D234] = 0;0;TAN(0.5*PI()-[.C234])*wheelbase+right_king_pin_y)" office:value-type="float" office:value="-1969.81575961853" calcext:value-type="float">
            <text:p>-1969,81575961853</text:p>
          </table:table-cell>
          <table:table-cell table:formula="of:=IF([.D234] = 0;0;TAN(0.5*PI()-[.D234])*wheelbase+left_king_pin_y)" office:value-type="float" office:value="-1940.38319893146" calcext:value-type="float">
            <text:p>-1940,38319893146</text:p>
          </table:table-cell>
          <table:table-cell table:formula="of:=IF([.E234]=0;0;[.E234]/ABS([.E234]))" office:value-type="float" office:value="-1" calcext:value-type="float">
            <text:p>-1</text:p>
          </table:table-cell>
          <table:table-cell table:formula="of:=IF([.E234]=0;0;[.I234]*0.5*PI()-ATAN(([.F234]-right_king_pin_y)/wheelbase))" office:value-type="float" office:value="-0.159721721176603" calcext:value-type="float">
            <text:p>-0,159721721176603</text:p>
          </table:table-cell>
          <table:table-cell table:formula="of:=IF([.E234]=0;0;[.I234]*0.5*PI()-ATAN(([.F234]-left_king_pin_y)/wheelbase))" office:value-type="float" office:value="-0.145852442944014" calcext:value-type="float">
            <text:p>-0,145852442944014</text:p>
          </table:table-cell>
          <table:table-cell table:formula="of:=DEGREES([.C234]-[.J234])" office:value-type="float" office:value="0.084003935792257" calcext:value-type="float">
            <text:p>0,084003935792257</text:p>
          </table:table-cell>
          <table:table-cell table:formula="of:=DEGREES([.D234]-[.K234])" office:value-type="float" office:value="-0.0482165704279918" calcext:value-type="float">
            <text:p>-0,04821657042799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ack_dev_data.A235]*analyze_resolution" office:value-type="float" office:value="12" calcext:value-type="float">
            <text:p>12</text:p>
          </table:table-cell>
          <table:table-cell table:formula="of:=[rf.N311]" office:value-type="float" office:value="-0.160321385765534" calcext:value-type="float">
            <text:p>-0,160321385765534</text:p>
          </table:table-cell>
          <table:table-cell table:formula="of:=[lf.N311]" office:value-type="float" office:value="-0.148463138751324" calcext:value-type="float">
            <text:p>-0,148463138751324</text:p>
          </table:table-cell>
          <table:table-cell table:formula="of:=([.C235]+[.D235])/2" office:value-type="float" office:value="-0.154392262258429" calcext:value-type="float">
            <text:p>-0,154392262258429</text:p>
          </table:table-cell>
          <table:table-cell table:formula="of:=IF([.E235] = 0;0;TAN(0.5*PI()-[.E235])*wheelbase)" office:value-type="float" office:value="-1927.63874273363" calcext:value-type="float">
            <text:p>-1927,63874273363</text:p>
          </table:table-cell>
          <table:table-cell table:formula="of:=IF([.D235] = 0;0;TAN(0.5*PI()-[.C235])*wheelbase+right_king_pin_y)" office:value-type="float" office:value="-1945.18163294893" calcext:value-type="float">
            <text:p>-1945,18163294893</text:p>
          </table:table-cell>
          <table:table-cell table:formula="of:=IF([.D235] = 0;0;TAN(0.5*PI()-[.D235])*wheelbase+left_king_pin_y)" office:value-type="float" office:value="-1915.83543188089" calcext:value-type="float">
            <text:p>-1915,83543188089</text:p>
          </table:table-cell>
          <table:table-cell table:formula="of:=IF([.E235]=0;0;[.E235]/ABS([.E235]))" office:value-type="float" office:value="-1" calcext:value-type="float">
            <text:p>-1</text:p>
          </table:table-cell>
          <table:table-cell table:formula="of:=IF([.E235]=0;0;[.I235]*0.5*PI()-ATAN(([.F235]-right_king_pin_y)/wheelbase))" office:value-type="float" office:value="-0.161825424636737" calcext:value-type="float">
            <text:p>-0,161825424636737</text:p>
          </table:table-cell>
          <table:table-cell table:formula="of:=IF([.E235]=0;0;[.I235]*0.5*PI()-ATAN(([.F235]-left_king_pin_y)/wheelbase))" office:value-type="float" office:value="-0.147607216947995" calcext:value-type="float">
            <text:p>-0,147607216947995</text:p>
          </table:table-cell>
          <table:table-cell table:formula="of:=DEGREES([.C235]-[.J235])" office:value-type="float" office:value="0.0861750795435037" calcext:value-type="float">
            <text:p>0,086175079543504</text:p>
          </table:table-cell>
          <table:table-cell table:formula="of:=DEGREES([.D235]-[.K235])" office:value-type="float" office:value="-0.0490407069239525" calcext:value-type="float">
            <text:p>-0,04904070692395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ack_dev_data.A236]*analyze_resolution" office:value-type="float" office:value="12.15" calcext:value-type="float">
            <text:p>12,15</text:p>
          </table:table-cell>
          <table:table-cell table:formula="of:=[rf.N312]" office:value-type="float" office:value="-0.162388638775031" calcext:value-type="float">
            <text:p>-0,162388638775031</text:p>
          </table:table-cell>
          <table:table-cell table:formula="of:=[lf.N312]" office:value-type="float" office:value="-0.150229902232066" calcext:value-type="float">
            <text:p>-0,150229902232066</text:p>
          </table:table-cell>
          <table:table-cell table:formula="of:=([.C236]+[.D236])/2" office:value-type="float" office:value="-0.156309270503548" calcext:value-type="float">
            <text:p>-0,156309270503548</text:p>
          </table:table-cell>
          <table:table-cell table:formula="of:=IF([.E236] = 0;0;TAN(0.5*PI()-[.E236])*wheelbase)" office:value-type="float" office:value="-1903.61551351457" calcext:value-type="float">
            <text:p>-1903,61551351457</text:p>
          </table:table-cell>
          <table:table-cell table:formula="of:=IF([.D236] = 0;0;TAN(0.5*PI()-[.C236])*wheelbase+right_king_pin_y)" office:value-type="float" office:value="-1921.1523989529" calcext:value-type="float">
            <text:p>-1921,1523989529</text:p>
          </table:table-cell>
          <table:table-cell table:formula="of:=IF([.D236] = 0;0;TAN(0.5*PI()-[.D236])*wheelbase+left_king_pin_y)" office:value-type="float" office:value="-1891.8936854087" calcext:value-type="float">
            <text:p>-1891,8936854087</text:p>
          </table:table-cell>
          <table:table-cell table:formula="of:=IF([.E236]=0;0;[.E236]/ABS([.E236]))" office:value-type="float" office:value="-1" calcext:value-type="float">
            <text:p>-1</text:p>
          </table:table-cell>
          <table:table-cell table:formula="of:=IF([.E236]=0;0;[.I236]*0.5*PI()-ATAN(([.F236]-right_king_pin_y)/wheelbase))" office:value-type="float" office:value="-0.163931016843316" calcext:value-type="float">
            <text:p>-0,163931016843316</text:p>
          </table:table-cell>
          <table:table-cell table:formula="of:=IF([.E236]=0;0;[.I236]*0.5*PI()-ATAN(([.F236]-left_king_pin_y)/wheelbase))" office:value-type="float" office:value="-0.149359713926892" calcext:value-type="float">
            <text:p>-0,149359713926892</text:p>
          </table:table-cell>
          <table:table-cell table:formula="of:=DEGREES([.C236]-[.J236])" office:value-type="float" office:value="0.0883717537262966" calcext:value-type="float">
            <text:p>0,088371753726297</text:p>
          </table:table-cell>
          <table:table-cell table:formula="of:=DEGREES([.D236]-[.K236])" office:value-type="float" office:value="-0.0498581172681118" calcext:value-type="float">
            <text:p>-0,04985811726811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ack_dev_data.A237]*analyze_resolution" office:value-type="float" office:value="12.3" calcext:value-type="float">
            <text:p>12,3</text:p>
          </table:table-cell>
          <table:table-cell table:formula="of:=[rf.N313]" office:value-type="float" office:value="-0.16445733091376" calcext:value-type="float">
            <text:p>-0,16445733091376</text:p>
          </table:table-cell>
          <table:table-cell table:formula="of:=[lf.N313]" office:value-type="float" office:value="-0.151994263308326" calcext:value-type="float">
            <text:p>-0,151994263308326</text:p>
          </table:table-cell>
          <table:table-cell table:formula="of:=([.C237]+[.D237])/2" office:value-type="float" office:value="-0.158225797111043" calcext:value-type="float">
            <text:p>-0,158225797111043</text:p>
          </table:table-cell>
          <table:table-cell table:formula="of:=IF([.E237] = 0;0;TAN(0.5*PI()-[.E237])*wheelbase)" office:value-type="float" office:value="-1880.17552561452" calcext:value-type="float">
            <text:p>-1880,17552561452</text:p>
          </table:table-cell>
          <table:table-cell table:formula="of:=IF([.D237] = 0;0;TAN(0.5*PI()-[.C237])*wheelbase+right_king_pin_y)" office:value-type="float" office:value="-1897.70591211961" calcext:value-type="float">
            <text:p>-1897,70591211961</text:p>
          </table:table-cell>
          <table:table-cell table:formula="of:=IF([.D237] = 0;0;TAN(0.5*PI()-[.D237])*wheelbase+left_king_pin_y)" office:value-type="float" office:value="-1868.53581556996" calcext:value-type="float">
            <text:p>-1868,53581556996</text:p>
          </table:table-cell>
          <table:table-cell table:formula="of:=IF([.E237]=0;0;[.E237]/ABS([.E237]))" office:value-type="float" office:value="-1" calcext:value-type="float">
            <text:p>-1</text:p>
          </table:table-cell>
          <table:table-cell table:formula="of:=IF([.E237]=0;0;[.I237]*0.5*PI()-ATAN(([.F237]-right_king_pin_y)/wheelbase))" office:value-type="float" office:value="-0.166038490338795" calcext:value-type="float">
            <text:p>-0,166038490338795</text:p>
          </table:table-cell>
          <table:table-cell table:formula="of:=IF([.E237]=0;0;[.I237]*0.5*PI()-ATAN(([.F237]-left_king_pin_y)/wheelbase))" office:value-type="float" office:value="-0.151109934777709" calcext:value-type="float">
            <text:p>-0,151109934777709</text:p>
          </table:table-cell>
          <table:table-cell table:formula="of:=DEGREES([.C237]-[.J237])" office:value-type="float" office:value="0.09059376179186" calcext:value-type="float">
            <text:p>0,09059376179186</text:p>
          </table:table-cell>
          <table:table-cell table:formula="of:=DEGREES([.D237]-[.K237])" office:value-type="float" office:value="-0.050668292507397" calcext:value-type="float">
            <text:p>-0,05066829250739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ack_dev_data.A238]*analyze_resolution" office:value-type="float" office:value="12.45" calcext:value-type="float">
            <text:p>12,45</text:p>
          </table:table-cell>
          <table:table-cell table:formula="of:=[rf.N314]" office:value-type="float" office:value="-0.166527458176609" calcext:value-type="float">
            <text:p>-0,166527458176609</text:p>
          </table:table-cell>
          <table:table-cell table:formula="of:=[lf.N314]" office:value-type="float" office:value="-0.153756213968336" calcext:value-type="float">
            <text:p>-0,153756213968336</text:p>
          </table:table-cell>
          <table:table-cell table:formula="of:=([.C238]+[.D238])/2" office:value-type="float" office:value="-0.160141836072473" calcext:value-type="float">
            <text:p>-0,160141836072473</text:p>
          </table:table-cell>
          <table:table-cell table:formula="of:=IF([.E238] = 0;0;TAN(0.5*PI()-[.E238])*wheelbase)" office:value-type="float" office:value="-1857.29770066612" calcext:value-type="float">
            <text:p>-1857,29770066612</text:p>
          </table:table-cell>
          <table:table-cell table:formula="of:=IF([.D238] = 0;0;TAN(0.5*PI()-[.C238])*wheelbase+right_king_pin_y)" office:value-type="float" office:value="-1874.82109422308" calcext:value-type="float">
            <text:p>-1874,82109422308</text:p>
          </table:table-cell>
          <table:table-cell table:formula="of:=IF([.D238] = 0;0;TAN(0.5*PI()-[.D238])*wheelbase+left_king_pin_y)" office:value-type="float" office:value="-1845.74074572441" calcext:value-type="float">
            <text:p>-1845,74074572441</text:p>
          </table:table-cell>
          <table:table-cell table:formula="of:=IF([.E238]=0;0;[.E238]/ABS([.E238]))" office:value-type="float" office:value="-1" calcext:value-type="float">
            <text:p>-1</text:p>
          </table:table-cell>
          <table:table-cell table:formula="of:=IF([.E238]=0;0;[.I238]*0.5*PI()-ATAN(([.F238]-right_king_pin_y)/wheelbase))" office:value-type="float" office:value="-0.168147837584317" calcext:value-type="float">
            <text:p>-0,168147837584317</text:p>
          </table:table-cell>
          <table:table-cell table:formula="of:=IF([.E238]=0;0;[.I238]*0.5*PI()-ATAN(([.F238]-left_king_pin_y)/wheelbase))" office:value-type="float" office:value="-0.15285788041836" calcext:value-type="float">
            <text:p>-0,15285788041836</text:p>
          </table:table-cell>
          <table:table-cell table:formula="of:=DEGREES([.C238]-[.J238])" office:value-type="float" office:value="0.0928409012715406" calcext:value-type="float">
            <text:p>0,092840901271541</text:p>
          </table:table-cell>
          <table:table-cell table:formula="of:=DEGREES([.D238]-[.K238])" office:value-type="float" office:value="-0.0514707210086221" calcext:value-type="float">
            <text:p>-0,05147072100862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ack_dev_data.A239]*analyze_resolution" office:value-type="float" office:value="12.6" calcext:value-type="float">
            <text:p>12,6</text:p>
          </table:table-cell>
          <table:table-cell table:formula="of:=[rf.N315]" office:value-type="float" office:value="-0.168599016580447" calcext:value-type="float">
            <text:p>-0,168599016580447</text:p>
          </table:table-cell>
          <table:table-cell table:formula="of:=[lf.N315]" office:value-type="float" office:value="-0.155515746174491" calcext:value-type="float">
            <text:p>-0,155515746174491</text:p>
          </table:table-cell>
          <table:table-cell table:formula="of:=([.C239]+[.D239])/2" office:value-type="float" office:value="-0.162057381377469" calcext:value-type="float">
            <text:p>-0,162057381377469</text:p>
          </table:table-cell>
          <table:table-cell table:formula="of:=IF([.E239] = 0;0;TAN(0.5*PI()-[.E239])*wheelbase)" office:value-type="float" office:value="-1834.96196406512" calcext:value-type="float">
            <text:p>-1834,96196406512</text:p>
          </table:table-cell>
          <table:table-cell table:formula="of:=IF([.D239] = 0;0;TAN(0.5*PI()-[.C239])*wheelbase+right_king_pin_y)" office:value-type="float" office:value="-1852.47787079289" calcext:value-type="float">
            <text:p>-1852,47787079289</text:p>
          </table:table-cell>
          <table:table-cell table:formula="of:=IF([.D239] = 0;0;TAN(0.5*PI()-[.D239])*wheelbase+left_king_pin_y)" office:value-type="float" office:value="-1823.48840300712" calcext:value-type="float">
            <text:p>-1823,48840300712</text:p>
          </table:table-cell>
          <table:table-cell table:formula="of:=IF([.E239]=0;0;[.E239]/ABS([.E239]))" office:value-type="float" office:value="-1" calcext:value-type="float">
            <text:p>-1</text:p>
          </table:table-cell>
          <table:table-cell table:formula="of:=IF([.E239]=0;0;[.I239]*0.5*PI()-ATAN(([.F239]-right_king_pin_y)/wheelbase))" office:value-type="float" office:value="-0.170259050959485" calcext:value-type="float">
            <text:p>-0,170259050959485</text:p>
          </table:table-cell>
          <table:table-cell table:formula="of:=IF([.E239]=0;0;[.I239]*0.5*PI()-ATAN(([.F239]-left_king_pin_y)/wheelbase))" office:value-type="float" office:value="-0.154603551787357" calcext:value-type="float">
            <text:p>-0,154603551787357</text:p>
          </table:table-cell>
          <table:table-cell table:formula="of:=DEGREES([.C239]-[.J239])" office:value-type="float" office:value="0.0951129637654596" calcext:value-type="float">
            <text:p>0,09511296376546</text:p>
          </table:table-cell>
          <table:table-cell table:formula="of:=DEGREES([.D239]-[.K239])" office:value-type="float" office:value="-0.052264888478296" calcext:value-type="float">
            <text:p>-0,05226488847829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ack_dev_data.A240]*analyze_resolution" office:value-type="float" office:value="12.75" calcext:value-type="float">
            <text:p>12,75</text:p>
          </table:table-cell>
          <table:table-cell table:formula="of:=[rf.N316]" office:value-type="float" office:value="-0.170672002164087" calcext:value-type="float">
            <text:p>-0,170672002164087</text:p>
          </table:table-cell>
          <table:table-cell table:formula="of:=[lf.N316]" office:value-type="float" office:value="-0.157272851863375" calcext:value-type="float">
            <text:p>-0,157272851863375</text:p>
          </table:table-cell>
          <table:table-cell table:formula="of:=([.C240]+[.D240])/2" office:value-type="float" office:value="-0.163972427013731" calcext:value-type="float">
            <text:p>-0,163972427013731</text:p>
          </table:table-cell>
          <table:table-cell table:formula="of:=IF([.E240] = 0;0;TAN(0.5*PI()-[.E240])*wheelbase)" office:value-type="float" office:value="-1813.14918592549" calcext:value-type="float">
            <text:p>-1813,14918592549</text:p>
          </table:table-cell>
          <table:table-cell table:formula="of:=IF([.D240] = 0;0;TAN(0.5*PI()-[.C240])*wheelbase+right_king_pin_y)" office:value-type="float" office:value="-1830.65711206931" calcext:value-type="float">
            <text:p>-1830,65711206931</text:p>
          </table:table-cell>
          <table:table-cell table:formula="of:=IF([.D240] = 0;0;TAN(0.5*PI()-[.D240])*wheelbase+left_king_pin_y)" office:value-type="float" office:value="-1801.75965928362" calcext:value-type="float">
            <text:p>-1801,75965928362</text:p>
          </table:table-cell>
          <table:table-cell table:formula="of:=IF([.E240]=0;0;[.E240]/ABS([.E240]))" office:value-type="float" office:value="-1" calcext:value-type="float">
            <text:p>-1</text:p>
          </table:table-cell>
          <table:table-cell table:formula="of:=IF([.E240]=0;0;[.I240]*0.5*PI()-ATAN(([.F240]-right_king_pin_y)/wheelbase))" office:value-type="float" office:value="-0.172372122762138" calcext:value-type="float">
            <text:p>-0,172372122762138</text:p>
          </table:table-cell>
          <table:table-cell table:formula="of:=IF([.E240]=0;0;[.I240]*0.5*PI()-ATAN(([.F240]-left_king_pin_y)/wheelbase))" office:value-type="float" office:value="-0.156346949843485" calcext:value-type="float">
            <text:p>-0,156346949843485</text:p>
          </table:table-cell>
          <table:table-cell table:formula="of:=DEGREES([.C240]-[.J240])" office:value-type="float" office:value="0.0974097349315844" calcext:value-type="float">
            <text:p>0,097409734931584</text:p>
          </table:table-cell>
          <table:table-cell table:formula="of:=DEGREES([.D240]-[.K240])" office:value-type="float" office:value="-0.0530502779823803" calcext:value-type="float">
            <text:p>-0,0530502779823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ack_dev_data.A241]*analyze_resolution" office:value-type="float" office:value="12.9" calcext:value-type="float">
            <text:p>12,9</text:p>
          </table:table-cell>
          <table:table-cell table:formula="of:=[rf.N317]" office:value-type="float" office:value="-0.17274641098827" calcext:value-type="float">
            <text:p>-0,17274641098827</text:p>
          </table:table-cell>
          <table:table-cell table:formula="of:=[lf.N317]" office:value-type="float" office:value="-0.159027522945789" calcext:value-type="float">
            <text:p>-0,159027522945789</text:p>
          </table:table-cell>
          <table:table-cell table:formula="of:=([.C241]+[.D241])/2" office:value-type="float" office:value="-0.165886966967029" calcext:value-type="float">
            <text:p>-0,165886966967029</text:p>
          </table:table-cell>
          <table:table-cell table:formula="of:=IF([.E241] = 0;0;TAN(0.5*PI()-[.E241])*wheelbase)" office:value-type="float" office:value="-1791.84112615387" calcext:value-type="float">
            <text:p>-1791,84112615387</text:p>
          </table:table-cell>
          <table:table-cell table:formula="of:=IF([.D241] = 0;0;TAN(0.5*PI()-[.C241])*wheelbase+right_king_pin_y)" office:value-type="float" office:value="-1809.34057807776" calcext:value-type="float">
            <text:p>-1809,34057807776</text:p>
          </table:table-cell>
          <table:table-cell table:formula="of:=IF([.D241] = 0;0;TAN(0.5*PI()-[.D241])*wheelbase+left_king_pin_y)" office:value-type="float" office:value="-1780.53627622444" calcext:value-type="float">
            <text:p>-1780,53627622444</text:p>
          </table:table-cell>
          <table:table-cell table:formula="of:=IF([.E241]=0;0;[.E241]/ABS([.E241]))" office:value-type="float" office:value="-1" calcext:value-type="float">
            <text:p>-1</text:p>
          </table:table-cell>
          <table:table-cell table:formula="of:=IF([.E241]=0;0;[.I241]*0.5*PI()-ATAN(([.F241]-right_king_pin_y)/wheelbase))" office:value-type="float" office:value="-0.174487045208142" calcext:value-type="float">
            <text:p>-0,174487045208142</text:p>
          </table:table-cell>
          <table:table-cell table:formula="of:=IF([.E241]=0;0;[.I241]*0.5*PI()-ATAN(([.F241]-left_king_pin_y)/wheelbase))" office:value-type="float" office:value="-0.158088075565488" calcext:value-type="float">
            <text:p>-0,158088075565488</text:p>
          </table:table-cell>
          <table:table-cell table:formula="of:=DEGREES([.C241]-[.J241])" office:value-type="float" office:value="0.0997309944747233" calcext:value-type="float">
            <text:p>0,099730994474723</text:p>
          </table:table-cell>
          <table:table-cell table:formula="of:=DEGREES([.D241]-[.K241])" office:value-type="float" office:value="-0.0538263699658432" calcext:value-type="float">
            <text:p>-0,05382636996584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ack_dev_data.A242]*analyze_resolution" office:value-type="float" office:value="13.05" calcext:value-type="float">
            <text:p>13,05</text:p>
          </table:table-cell>
          <table:table-cell table:formula="of:=[rf.N318]" office:value-type="float" office:value="-0.174822239135626" calcext:value-type="float">
            <text:p>-0,174822239135626</text:p>
          </table:table-cell>
          <table:table-cell table:formula="of:=[lf.N318]" office:value-type="float" office:value="-0.160779751306779" calcext:value-type="float">
            <text:p>-0,160779751306779</text:p>
          </table:table-cell>
          <table:table-cell table:formula="of:=([.C242]+[.D242])/2" office:value-type="float" office:value="-0.167800995221203" calcext:value-type="float">
            <text:p>-0,167800995221203</text:p>
          </table:table-cell>
          <table:table-cell table:formula="of:=IF([.E242] = 0;0;TAN(0.5*PI()-[.E242])*wheelbase)" office:value-type="float" office:value="-1771.02038331202" calcext:value-type="float">
            <text:p>-1771,02038331202</text:p>
          </table:table-cell>
          <table:table-cell table:formula="of:=IF([.D242] = 0;0;TAN(0.5*PI()-[.C242])*wheelbase+right_king_pin_y)" office:value-type="float" office:value="-1788.51086749136" calcext:value-type="float">
            <text:p>-1788,51086749136</text:p>
          </table:table-cell>
          <table:table-cell table:formula="of:=IF([.D242] = 0;0;TAN(0.5*PI()-[.D242])*wheelbase+left_king_pin_y)" office:value-type="float" office:value="-1759.8008541675" calcext:value-type="float">
            <text:p>-1759,8008541675</text:p>
          </table:table-cell>
          <table:table-cell table:formula="of:=IF([.E242]=0;0;[.E242]/ABS([.E242]))" office:value-type="float" office:value="-1" calcext:value-type="float">
            <text:p>-1</text:p>
          </table:table-cell>
          <table:table-cell table:formula="of:=IF([.E242]=0;0;[.I242]*0.5*PI()-ATAN(([.F242]-right_king_pin_y)/wheelbase))" office:value-type="float" office:value="-0.176603810431172" calcext:value-type="float">
            <text:p>-0,176603810431172</text:p>
          </table:table-cell>
          <table:table-cell table:formula="of:=IF([.E242]=0;0;[.I242]*0.5*PI()-ATAN(([.F242]-left_king_pin_y)/wheelbase))" office:value-type="float" office:value="-0.159826929951761" calcext:value-type="float">
            <text:p>-0,159826929951761</text:p>
          </table:table-cell>
          <table:table-cell table:formula="of:=DEGREES([.C242]-[.J242])" office:value-type="float" office:value="0.102076516136425" calcext:value-type="float">
            <text:p>0,102076516136425</text:p>
          </table:table-cell>
          <table:table-cell table:formula="of:=DEGREES([.D242]-[.K242])" office:value-type="float" office:value="-0.0545926422724808" calcext:value-type="float">
            <text:p>-0,05459264227248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ack_dev_data.A243]*analyze_resolution" office:value-type="float" office:value="13.2" calcext:value-type="float">
            <text:p>13,2</text:p>
          </table:table-cell>
          <table:table-cell table:formula="of:=[rf.N319]" office:value-type="float" office:value="-0.176899482710659" calcext:value-type="float">
            <text:p>-0,176899482710659</text:p>
          </table:table-cell>
          <table:table-cell table:formula="of:=[lf.N319]" office:value-type="float" office:value="-0.162529528805667" calcext:value-type="float">
            <text:p>-0,162529528805667</text:p>
          </table:table-cell>
          <table:table-cell table:formula="of:=([.C243]+[.D243])/2" office:value-type="float" office:value="-0.169714505758163" calcext:value-type="float">
            <text:p>-0,169714505758163</text:p>
          </table:table-cell>
          <table:table-cell table:formula="of:=IF([.E243] = 0;0;TAN(0.5*PI()-[.E243])*wheelbase)" office:value-type="float" office:value="-1750.67034696599" calcext:value-type="float">
            <text:p>-1750,67034696599</text:p>
          </table:table-cell>
          <table:table-cell table:formula="of:=IF([.D243] = 0;0;TAN(0.5*PI()-[.C243])*wheelbase+right_king_pin_y)" office:value-type="float" office:value="-1768.15136997998" calcext:value-type="float">
            <text:p>-1768,15136997998</text:p>
          </table:table-cell>
          <table:table-cell table:formula="of:=IF([.D243] = 0;0;TAN(0.5*PI()-[.D243])*wheelbase+left_king_pin_y)" office:value-type="float" office:value="-1739.53678446738" calcext:value-type="float">
            <text:p>-1739,53678446738</text:p>
          </table:table-cell>
          <table:table-cell table:formula="of:=IF([.E243]=0;0;[.E243]/ABS([.E243]))" office:value-type="float" office:value="-1" calcext:value-type="float">
            <text:p>-1</text:p>
          </table:table-cell>
          <table:table-cell table:formula="of:=IF([.E243]=0;0;[.I243]*0.5*PI()-ATAN(([.F243]-right_king_pin_y)/wheelbase))" office:value-type="float" office:value="-0.178722410482511" calcext:value-type="float">
            <text:p>-0,178722410482511</text:p>
          </table:table-cell>
          <table:table-cell table:formula="of:=IF([.E243]=0;0;[.I243]*0.5*PI()-ATAN(([.F243]-left_king_pin_y)/wheelbase))" office:value-type="float" office:value="-0.161563514020031" calcext:value-type="float">
            <text:p>-0,161563514020031</text:p>
          </table:table-cell>
          <table:table-cell table:formula="of:=DEGREES([.C243]-[.J243])" office:value-type="float" office:value="0.104446067684278" calcext:value-type="float">
            <text:p>0,104446067684278</text:p>
          </table:table-cell>
          <table:table-cell table:formula="of:=DEGREES([.D243]-[.K243])" office:value-type="float" office:value="-0.0553485701641659" calcext:value-type="float">
            <text:p>-0,05534857016416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ack_dev_data.A244]*analyze_resolution" office:value-type="float" office:value="13.35" calcext:value-type="float">
            <text:p>13,35</text:p>
          </table:table-cell>
          <table:table-cell table:formula="of:=[rf.N320]" office:value-type="float" office:value="-0.178978137839712" calcext:value-type="float">
            <text:p>-0,178978137839712</text:p>
          </table:table-cell>
          <table:table-cell table:formula="of:=[lf.N320]" office:value-type="float" office:value="-0.16427684727608" calcext:value-type="float">
            <text:p>-0,16427684727608</text:p>
          </table:table-cell>
          <table:table-cell table:formula="of:=([.C244]+[.D244])/2" office:value-type="float" office:value="-0.171627492557896" calcext:value-type="float">
            <text:p>-0,171627492557896</text:p>
          </table:table-cell>
          <table:table-cell table:formula="of:=IF([.E244] = 0;0;TAN(0.5*PI()-[.E244])*wheelbase)" office:value-type="float" office:value="-1730.77515324755" calcext:value-type="float">
            <text:p>-1730,77515324755</text:p>
          </table:table-cell>
          <table:table-cell table:formula="of:=IF([.D244] = 0;0;TAN(0.5*PI()-[.C244])*wheelbase+right_king_pin_y)" office:value-type="float" office:value="-1748.2462217718" calcext:value-type="float">
            <text:p>-1748,2462217718</text:p>
          </table:table-cell>
          <table:table-cell table:formula="of:=IF([.D244] = 0;0;TAN(0.5*PI()-[.D244])*wheelbase+left_king_pin_y)" office:value-type="float" office:value="-1719.72820505681" calcext:value-type="float">
            <text:p>-1719,72820505681</text:p>
          </table:table-cell>
          <table:table-cell table:formula="of:=IF([.E244]=0;0;[.E244]/ABS([.E244]))" office:value-type="float" office:value="-1" calcext:value-type="float">
            <text:p>-1</text:p>
          </table:table-cell>
          <table:table-cell table:formula="of:=IF([.E244]=0;0;[.I244]*0.5*PI()-ATAN(([.F244]-right_king_pin_y)/wheelbase))" office:value-type="float" office:value="-0.180842837330846" calcext:value-type="float">
            <text:p>-0,180842837330846</text:p>
          </table:table-cell>
          <table:table-cell table:formula="of:=IF([.E244]=0;0;[.I244]*0.5*PI()-ATAN(([.F244]-left_king_pin_y)/wheelbase))" office:value-type="float" office:value="-0.163297828807055" calcext:value-type="float">
            <text:p>-0,163297828807055</text:p>
          </table:table-cell>
          <table:table-cell table:formula="of:=DEGREES([.C244]-[.J244])" office:value-type="float" office:value="0.106839410902205" calcext:value-type="float">
            <text:p>0,106839410902205</text:p>
          </table:table-cell>
          <table:table-cell table:formula="of:=DEGREES([.D244]-[.K244])" office:value-type="float" office:value="-0.0560936263405163" calcext:value-type="float">
            <text:p>-0,05609362634051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ack_dev_data.A245]*analyze_resolution" office:value-type="float" office:value="13.5" calcext:value-type="float">
            <text:p>13,5</text:p>
          </table:table-cell>
          <table:table-cell table:formula="of:=[rf.N321]" office:value-type="float" office:value="-0.181058200670937" calcext:value-type="float">
            <text:p>-0,181058200670937</text:p>
          </table:table-cell>
          <table:table-cell table:formula="of:=[lf.N321]" office:value-type="float" office:value="-0.166021698525984" calcext:value-type="float">
            <text:p>-0,166021698525984</text:p>
          </table:table-cell>
          <table:table-cell table:formula="of:=([.C245]+[.D245])/2" office:value-type="float" office:value="-0.173539949598461" calcext:value-type="float">
            <text:p>-0,173539949598461</text:p>
          </table:table-cell>
          <table:table-cell table:formula="of:=IF([.E245] = 0;0;TAN(0.5*PI()-[.E245])*wheelbase)" office:value-type="float" office:value="-1711.31964337838" calcext:value-type="float">
            <text:p>-1711,31964337838</text:p>
          </table:table-cell>
          <table:table-cell table:formula="of:=IF([.D245] = 0;0;TAN(0.5*PI()-[.C245])*wheelbase+right_king_pin_y)" office:value-type="float" office:value="-1728.7802641775" calcext:value-type="float">
            <text:p>-1728,7802641775</text:p>
          </table:table-cell>
          <table:table-cell table:formula="of:=IF([.D245] = 0;0;TAN(0.5*PI()-[.D245])*wheelbase+left_king_pin_y)" office:value-type="float" office:value="-1700.35995897083" calcext:value-type="float">
            <text:p>-1700,35995897083</text:p>
          </table:table-cell>
          <table:table-cell table:formula="of:=IF([.E245]=0;0;[.E245]/ABS([.E245]))" office:value-type="float" office:value="-1" calcext:value-type="float">
            <text:p>-1</text:p>
          </table:table-cell>
          <table:table-cell table:formula="of:=IF([.E245]=0;0;[.I245]*0.5*PI()-ATAN(([.F245]-right_king_pin_y)/wheelbase))" office:value-type="float" office:value="-0.182965082862077" calcext:value-type="float">
            <text:p>-0,182965082862077</text:p>
          </table:table-cell>
          <table:table-cell table:formula="of:=IF([.E245]=0;0;[.I245]*0.5*PI()-ATAN(([.F245]-left_king_pin_y)/wheelbase))" office:value-type="float" office:value="-0.165029875368305" calcext:value-type="float">
            <text:p>-0,165029875368305</text:p>
          </table:table-cell>
          <table:table-cell table:formula="of:=DEGREES([.C245]-[.J245])" office:value-type="float" office:value="0.109256301580945" calcext:value-type="float">
            <text:p>0,109256301580945</text:p>
          </table:table-cell>
          <table:table-cell table:formula="of:=DEGREES([.D245]-[.K245])" office:value-type="float" office:value="-0.0568272809583473" calcext:value-type="float">
            <text:p>-0,05682728095834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ack_dev_data.A246]*analyze_resolution" office:value-type="float" office:value="13.65" calcext:value-type="float">
            <text:p>13,65</text:p>
          </table:table-cell>
          <table:table-cell table:formula="of:=[rf.N322]" office:value-type="float" office:value="-0.183139667374283" calcext:value-type="float">
            <text:p>-0,183139667374283</text:p>
          </table:table-cell>
          <table:table-cell table:formula="of:=[lf.N322]" office:value-type="float" office:value="-0.167764074337724" calcext:value-type="float">
            <text:p>-0,167764074337724</text:p>
          </table:table-cell>
          <table:table-cell table:formula="of:=([.C246]+[.D246])/2" office:value-type="float" office:value="-0.175451870856003" calcext:value-type="float">
            <text:p>-0,175451870856003</text:p>
          </table:table-cell>
          <table:table-cell table:formula="of:=IF([.E246] = 0;0;TAN(0.5*PI()-[.E246])*wheelbase)" office:value-type="float" office:value="-1692.28932492873" calcext:value-type="float">
            <text:p>-1692,28932492873</text:p>
          </table:table-cell>
          <table:table-cell table:formula="of:=IF([.D246] = 0;0;TAN(0.5*PI()-[.C246])*wheelbase+right_king_pin_y)" office:value-type="float" office:value="-1709.73900484896" calcext:value-type="float">
            <text:p>-1709,73900484896</text:p>
          </table:table-cell>
          <table:table-cell table:formula="of:=IF([.D246] = 0;0;TAN(0.5*PI()-[.D246])*wheelbase+left_king_pin_y)" office:value-type="float" office:value="-1681.4175556055" calcext:value-type="float">
            <text:p>-1681,4175556055</text:p>
          </table:table-cell>
          <table:table-cell table:formula="of:=IF([.E246]=0;0;[.E246]/ABS([.E246]))" office:value-type="float" office:value="-1" calcext:value-type="float">
            <text:p>-1</text:p>
          </table:table-cell>
          <table:table-cell table:formula="of:=IF([.E246]=0;0;[.I246]*0.5*PI()-ATAN(([.F246]-right_king_pin_y)/wheelbase))" office:value-type="float" office:value="-0.185089138879129" calcext:value-type="float">
            <text:p>-0,185089138879129</text:p>
          </table:table-cell>
          <table:table-cell table:formula="of:=IF([.E246]=0;0;[.I246]*0.5*PI()-ATAN(([.F246]-left_king_pin_y)/wheelbase))" office:value-type="float" office:value="-0.166759654777673" calcext:value-type="float">
            <text:p>-0,166759654777673</text:p>
          </table:table-cell>
          <table:table-cell table:formula="of:=DEGREES([.C246]-[.J246])" office:value-type="float" office:value="0.111696489508705" calcext:value-type="float">
            <text:p>0,111696489508705</text:p>
          </table:table-cell>
          <table:table-cell table:formula="of:=DEGREES([.D246]-[.K246])" office:value-type="float" office:value="-0.0575490016512638" calcext:value-type="float">
            <text:p>-0,05754900165126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ack_dev_data.A247]*analyze_resolution" office:value-type="float" office:value="13.8" calcext:value-type="float">
            <text:p>13,8</text:p>
          </table:table-cell>
          <table:table-cell table:formula="of:=[rf.N323]" office:value-type="float" office:value="-0.185222534141456" calcext:value-type="float">
            <text:p>-0,185222534141456</text:p>
          </table:table-cell>
          <table:table-cell table:formula="of:=[lf.N323]" office:value-type="float" office:value="-0.169503966468048" calcext:value-type="float">
            <text:p>-0,169503966468048</text:p>
          </table:table-cell>
          <table:table-cell table:formula="of:=([.C247]+[.D247])/2" office:value-type="float" office:value="-0.177363250304752" calcext:value-type="float">
            <text:p>-0,177363250304752</text:p>
          </table:table-cell>
          <table:table-cell table:formula="of:=IF([.E247] = 0;0;TAN(0.5*PI()-[.E247])*wheelbase)" office:value-type="float" office:value="-1673.67033560284" calcext:value-type="float">
            <text:p>-1673,67033560284</text:p>
          </table:table-cell>
          <table:table-cell table:formula="of:=IF([.D247] = 0;0;TAN(0.5*PI()-[.C247])*wheelbase+right_king_pin_y)" office:value-type="float" office:value="-1691.10858156468" calcext:value-type="float">
            <text:p>-1691,10858156468</text:p>
          </table:table-cell>
          <table:table-cell table:formula="of:=IF([.D247] = 0;0;TAN(0.5*PI()-[.D247])*wheelbase+left_king_pin_y)" office:value-type="float" office:value="-1662.88713450341" calcext:value-type="float">
            <text:p>-1662,88713450341</text:p>
          </table:table-cell>
          <table:table-cell table:formula="of:=IF([.E247]=0;0;[.E247]/ABS([.E247]))" office:value-type="float" office:value="-1" calcext:value-type="float">
            <text:p>-1</text:p>
          </table:table-cell>
          <table:table-cell table:formula="of:=IF([.E247]=0;0;[.I247]*0.5*PI()-ATAN(([.F247]-right_king_pin_y)/wheelbase))" office:value-type="float" office:value="-0.187214997101768" calcext:value-type="float">
            <text:p>-0,187214997101768</text:p>
          </table:table-cell>
          <table:table-cell table:formula="of:=IF([.E247]=0;0;[.I247]*0.5*PI()-ATAN(([.F247]-left_king_pin_y)/wheelbase))" office:value-type="float" office:value="-0.168487168127161" calcext:value-type="float">
            <text:p>-0,168487168127161</text:p>
          </table:table-cell>
          <table:table-cell table:formula="of:=DEGREES([.C247]-[.J247])" office:value-type="float" office:value="0.114159718462059" calcext:value-type="float">
            <text:p>0,114159718462059</text:p>
          </table:table-cell>
          <table:table-cell table:formula="of:=DEGREES([.D247]-[.K247])" office:value-type="float" office:value="-0.0582582535487437" calcext:value-type="float">
            <text:p>-0,05825825354874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ack_dev_data.A248]*analyze_resolution" office:value-type="float" office:value="13.95" calcext:value-type="float">
            <text:p>13,95</text:p>
          </table:table-cell>
          <table:table-cell table:formula="of:=[rf.N324]" office:value-type="float" office:value="-0.187306797185898" calcext:value-type="float">
            <text:p>-0,187306797185898</text:p>
          </table:table-cell>
          <table:table-cell table:formula="of:=[lf.N324]" office:value-type="float" office:value="-0.171241366648158" calcext:value-type="float">
            <text:p>-0,171241366648158</text:p>
          </table:table-cell>
          <table:table-cell table:formula="of:=([.C248]+[.D248])/2" office:value-type="float" office:value="-0.179274081917028" calcext:value-type="float">
            <text:p>-0,179274081917028</text:p>
          </table:table-cell>
          <table:table-cell table:formula="of:=IF([.E248] = 0;0;TAN(0.5*PI()-[.E248])*wheelbase)" office:value-type="float" office:value="-1655.44940936075" calcext:value-type="float">
            <text:p>-1655,44940936075</text:p>
          </table:table-cell>
          <table:table-cell table:formula="of:=IF([.D248] = 0;0;TAN(0.5*PI()-[.C248])*wheelbase+right_king_pin_y)" office:value-type="float" office:value="-1672.8757283516" calcext:value-type="float">
            <text:p>-1672,8757283516</text:p>
          </table:table-cell>
          <table:table-cell table:formula="of:=IF([.D248] = 0;0;TAN(0.5*PI()-[.D248])*wheelbase+left_king_pin_y)" office:value-type="float" office:value="-1644.75543147544" calcext:value-type="float">
            <text:p>-1644,75543147544</text:p>
          </table:table-cell>
          <table:table-cell table:formula="of:=IF([.E248]=0;0;[.E248]/ABS([.E248]))" office:value-type="float" office:value="-1" calcext:value-type="float">
            <text:p>-1</text:p>
          </table:table-cell>
          <table:table-cell table:formula="of:=IF([.E248]=0;0;[.I248]*0.5*PI()-ATAN(([.F248]-right_king_pin_y)/wheelbase))" office:value-type="float" office:value="-0.189342649166423" calcext:value-type="float">
            <text:p>-0,189342649166423</text:p>
          </table:table-cell>
          <table:table-cell table:formula="of:=IF([.E248]=0;0;[.I248]*0.5*PI()-ATAN(([.F248]-left_king_pin_y)/wheelbase))" office:value-type="float" office:value="-0.170212416526582" calcext:value-type="float">
            <text:p>-0,170212416526582</text:p>
          </table:table-cell>
          <table:table-cell table:formula="of:=DEGREES([.C248]-[.J248])" office:value-type="float" office:value="0.116645726197456" calcext:value-type="float">
            <text:p>0,116645726197456</text:p>
          </table:table-cell>
          <table:table-cell table:formula="of:=DEGREES([.D248]-[.K248])" office:value-type="float" office:value="-0.0589544992957682" calcext:value-type="float">
            <text:p>-0,05895449929576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ack_dev_data.A249]*analyze_resolution" office:value-type="float" office:value="14.1" calcext:value-type="float">
            <text:p>14,1</text:p>
          </table:table-cell>
          <table:table-cell table:formula="of:=[rf.N325]" office:value-type="float" office:value="-0.189392452742769" calcext:value-type="float">
            <text:p>-0,189392452742769</text:p>
          </table:table-cell>
          <table:table-cell table:formula="of:=[lf.N325]" office:value-type="float" office:value="-0.172976266583733" calcext:value-type="float">
            <text:p>-0,172976266583733</text:p>
          </table:table-cell>
          <table:table-cell table:formula="of:=([.C249]+[.D249])/2" office:value-type="float" office:value="-0.181184359663251" calcext:value-type="float">
            <text:p>-0,181184359663251</text:p>
          </table:table-cell>
          <table:table-cell table:formula="of:=IF([.E249] = 0;0;TAN(0.5*PI()-[.E249])*wheelbase)" office:value-type="float" office:value="-1637.61384470248" calcext:value-type="float">
            <text:p>-1637,61384470248</text:p>
          </table:table-cell>
          <table:table-cell table:formula="of:=IF([.D249] = 0;0;TAN(0.5*PI()-[.C249])*wheelbase+right_king_pin_y)" office:value-type="float" office:value="-1655.02774376933" calcext:value-type="float">
            <text:p>-1655,02774376933</text:p>
          </table:table-cell>
          <table:table-cell table:formula="of:=IF([.D249] = 0;0;TAN(0.5*PI()-[.D249])*wheelbase+left_king_pin_y)" office:value-type="float" office:value="-1627.00974688506" calcext:value-type="float">
            <text:p>-1627,00974688506</text:p>
          </table:table-cell>
          <table:table-cell table:formula="of:=IF([.E249]=0;0;[.E249]/ABS([.E249]))" office:value-type="float" office:value="-1" calcext:value-type="float">
            <text:p>-1</text:p>
          </table:table-cell>
          <table:table-cell table:formula="of:=IF([.E249]=0;0;[.I249]*0.5*PI()-ATAN(([.F249]-right_king_pin_y)/wheelbase))" office:value-type="float" office:value="-0.191472086626018" calcext:value-type="float">
            <text:p>-0,191472086626018</text:p>
          </table:table-cell>
          <table:table-cell table:formula="of:=IF([.E249]=0;0;[.I249]*0.5*PI()-ATAN(([.F249]-left_king_pin_y)/wheelbase))" office:value-type="float" office:value="-0.171935401103263" calcext:value-type="float">
            <text:p>-0,171935401103263</text:p>
          </table:table-cell>
          <table:table-cell table:formula="of:=DEGREES([.C249]-[.J249])" office:value-type="float" office:value="0.119154244442576" calcext:value-type="float">
            <text:p>0,119154244442576</text:p>
          </table:table-cell>
          <table:table-cell table:formula="of:=DEGREES([.D249]-[.K249])" office:value-type="float" office:value="-0.059637199071778" calcext:value-type="float">
            <text:p>-0,05963719907177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ack_dev_data.A250]*analyze_resolution" office:value-type="float" office:value="14.25" calcext:value-type="float">
            <text:p>14,25</text:p>
          </table:table-cell>
          <table:table-cell table:formula="of:=[rf.N326]" office:value-type="float" office:value="-0.191479497068912" calcext:value-type="float">
            <text:p>-0,191479497068912</text:p>
          </table:table-cell>
          <table:table-cell table:formula="of:=[lf.N326]" office:value-type="float" office:value="-0.174708657954985" calcext:value-type="float">
            <text:p>-0,174708657954985</text:p>
          </table:table-cell>
          <table:table-cell table:formula="of:=([.C250]+[.D250])/2" office:value-type="float" office:value="-0.183094077511949" calcext:value-type="float">
            <text:p>-0,183094077511949</text:p>
          </table:table-cell>
          <table:table-cell table:formula="of:=IF([.E250] = 0;0;TAN(0.5*PI()-[.E250])*wheelbase)" office:value-type="float" office:value="-1620.15147495539" calcext:value-type="float">
            <text:p>-1620,15147495539</text:p>
          </table:table-cell>
          <table:table-cell table:formula="of:=IF([.D250] = 0;0;TAN(0.5*PI()-[.C250])*wheelbase+right_king_pin_y)" office:value-type="float" office:value="-1637.55246119755" calcext:value-type="float">
            <text:p>-1637,55246119755</text:p>
          </table:table-cell>
          <table:table-cell table:formula="of:=IF([.D250] = 0;0;TAN(0.5*PI()-[.D250])*wheelbase+left_king_pin_y)" office:value-type="float" office:value="-1609.63791593565" calcext:value-type="float">
            <text:p>-1609,63791593565</text:p>
          </table:table-cell>
          <table:table-cell table:formula="of:=IF([.E250]=0;0;[.E250]/ABS([.E250]))" office:value-type="float" office:value="-1" calcext:value-type="float">
            <text:p>-1</text:p>
          </table:table-cell>
          <table:table-cell table:formula="of:=IF([.E250]=0;0;[.I250]*0.5*PI()-ATAN(([.F250]-right_king_pin_y)/wheelbase))" office:value-type="float" office:value="-0.193603300949805" calcext:value-type="float">
            <text:p>-0,193603300949805</text:p>
          </table:table-cell>
          <table:table-cell table:formula="of:=IF([.E250]=0;0;[.I250]*0.5*PI()-ATAN(([.F250]-left_king_pin_y)/wheelbase))" office:value-type="float" office:value="-0.173656123001749" calcext:value-type="float">
            <text:p>-0,173656123001749</text:p>
          </table:table-cell>
          <table:table-cell table:formula="of:=DEGREES([.C250]-[.J250])" office:value-type="float" office:value="0.121684998888687" calcext:value-type="float">
            <text:p>0,121684998888687</text:p>
          </table:table-cell>
          <table:table-cell table:formula="of:=DEGREES([.D250]-[.K250])" office:value-type="float" office:value="-0.0603058106104309" calcext:value-type="float">
            <text:p>-0,06030581061043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ack_dev_data.A251]*analyze_resolution" office:value-type="float" office:value="14.4" calcext:value-type="float">
            <text:p>14,4</text:p>
          </table:table-cell>
          <table:table-cell table:formula="of:=[rf.N327]" office:value-type="float" office:value="-0.193567926442838" calcext:value-type="float">
            <text:p>-0,193567926442838</text:p>
          </table:table-cell>
          <table:table-cell table:formula="of:=[lf.N327]" office:value-type="float" office:value="-0.17643853241669" calcext:value-type="float">
            <text:p>-0,17643853241669</text:p>
          </table:table-cell>
          <table:table-cell table:formula="of:=([.C251]+[.D251])/2" office:value-type="float" office:value="-0.185003229429764" calcext:value-type="float">
            <text:p>-0,185003229429764</text:p>
          </table:table-cell>
          <table:table-cell table:formula="of:=IF([.E251] = 0;0;TAN(0.5*PI()-[.E251])*wheelbase)" office:value-type="float" office:value="-1603.05064041851" calcext:value-type="float">
            <text:p>-1603,05064041851</text:p>
          </table:table-cell>
          <table:table-cell table:formula="of:=IF([.D251] = 0;0;TAN(0.5*PI()-[.C251])*wheelbase+right_king_pin_y)" office:value-type="float" office:value="-1620.43822098032" calcext:value-type="float">
            <text:p>-1620,43822098032</text:p>
          </table:table-cell>
          <table:table-cell table:formula="of:=IF([.D251] = 0;0;TAN(0.5*PI()-[.D251])*wheelbase+left_king_pin_y)" office:value-type="float" office:value="-1592.62828081495" calcext:value-type="float">
            <text:p>-1592,62828081495</text:p>
          </table:table-cell>
          <table:table-cell table:formula="of:=IF([.E251]=0;0;[.E251]/ABS([.E251]))" office:value-type="float" office:value="-1" calcext:value-type="float">
            <text:p>-1</text:p>
          </table:table-cell>
          <table:table-cell table:formula="of:=IF([.E251]=0;0;[.I251]*0.5*PI()-ATAN(([.F251]-right_king_pin_y)/wheelbase))" office:value-type="float" office:value="-0.195736283523209" calcext:value-type="float">
            <text:p>-0,195736283523209</text:p>
          </table:table-cell>
          <table:table-cell table:formula="of:=IF([.E251]=0;0;[.I251]*0.5*PI()-ATAN(([.F251]-left_king_pin_y)/wheelbase))" office:value-type="float" office:value="-0.175374583383509" calcext:value-type="float">
            <text:p>-0,175374583383509</text:p>
          </table:table-cell>
          <table:table-cell table:formula="of:=DEGREES([.C251]-[.J251])" office:value-type="float" office:value="0.124237709182552" calcext:value-type="float">
            <text:p>0,124237709182552</text:p>
          </table:table-cell>
          <table:table-cell table:formula="of:=DEGREES([.D251]-[.K251])" office:value-type="float" office:value="-0.0609597892182906" calcext:value-type="float">
            <text:p>-0,06095978921829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ack_dev_data.A252]*analyze_resolution" office:value-type="float" office:value="14.55" calcext:value-type="float">
            <text:p>14,55</text:p>
          </table:table-cell>
          <table:table-cell table:formula="of:=[rf.N328]" office:value-type="float" office:value="-0.195657737164693" calcext:value-type="float">
            <text:p>-0,195657737164693</text:p>
          </table:table-cell>
          <table:table-cell table:formula="of:=[lf.N328]" office:value-type="float" office:value="-0.178165881598234" calcext:value-type="float">
            <text:p>-0,178165881598234</text:p>
          </table:table-cell>
          <table:table-cell table:formula="of:=([.C252]+[.D252])/2" office:value-type="float" office:value="-0.186911809381463" calcext:value-type="float">
            <text:p>-0,186911809381463</text:p>
          </table:table-cell>
          <table:table-cell table:formula="of:=IF([.E252] = 0;0;TAN(0.5*PI()-[.E252])*wheelbase)" office:value-type="float" office:value="-1586.30016223004" calcext:value-type="float">
            <text:p>-1586,30016223004</text:p>
          </table:table-cell>
          <table:table-cell table:formula="of:=IF([.D252] = 0;0;TAN(0.5*PI()-[.C252])*wheelbase+right_king_pin_y)" office:value-type="float" office:value="-1603.67384429363" calcext:value-type="float">
            <text:p>-1603,67384429363</text:p>
          </table:table-cell>
          <table:table-cell table:formula="of:=IF([.D252] = 0;0;TAN(0.5*PI()-[.D252])*wheelbase+left_king_pin_y)" office:value-type="float" office:value="-1575.96966456247" calcext:value-type="float">
            <text:p>-1575,96966456247</text:p>
          </table:table-cell>
          <table:table-cell table:formula="of:=IF([.E252]=0;0;[.E252]/ABS([.E252]))" office:value-type="float" office:value="-1" calcext:value-type="float">
            <text:p>-1</text:p>
          </table:table-cell>
          <table:table-cell table:formula="of:=IF([.E252]=0;0;[.I252]*0.5*PI()-ATAN(([.F252]-right_king_pin_y)/wheelbase))" office:value-type="float" office:value="-0.197871025647668" calcext:value-type="float">
            <text:p>-0,197871025647668</text:p>
          </table:table-cell>
          <table:table-cell table:formula="of:=IF([.E252]=0;0;[.I252]*0.5*PI()-ATAN(([.F252]-left_king_pin_y)/wheelbase))" office:value-type="float" office:value="-0.177090783426641" calcext:value-type="float">
            <text:p>-0,177090783426641</text:p>
          </table:table-cell>
          <table:table-cell table:formula="of:=DEGREES([.C252]-[.J252])" office:value-type="float" office:value="0.126812088919382" calcext:value-type="float">
            <text:p>0,126812088919382</text:p>
          </table:table-cell>
          <table:table-cell table:formula="of:=DEGREES([.D252]-[.K252])" office:value-type="float" office:value="-0.0615985877944827" calcext:value-type="float">
            <text:p>-0,06159858779448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ack_dev_data.A253]*analyze_resolution" office:value-type="float" office:value="14.7" calcext:value-type="float">
            <text:p>14,7</text:p>
          </table:table-cell>
          <table:table-cell table:formula="of:=[rf.N329]" office:value-type="float" office:value="-0.197748925556246" calcext:value-type="float">
            <text:p>-0,197748925556246</text:p>
          </table:table-cell>
          <table:table-cell table:formula="of:=[lf.N329]" office:value-type="float" office:value="-0.179890697103655" calcext:value-type="float">
            <text:p>-0,179890697103655</text:p>
          </table:table-cell>
          <table:table-cell table:formula="of:=([.C253]+[.D253])/2" office:value-type="float" office:value="-0.188819811329951" calcext:value-type="float">
            <text:p>-0,188819811329951</text:p>
          </table:table-cell>
          <table:table-cell table:formula="of:=IF([.E253] = 0;0;TAN(0.5*PI()-[.E253])*wheelbase)" office:value-type="float" office:value="-1569.88931783456" calcext:value-type="float">
            <text:p>-1569,88931783456</text:p>
          </table:table-cell>
          <table:table-cell table:formula="of:=IF([.D253] = 0;0;TAN(0.5*PI()-[.C253])*wheelbase+right_king_pin_y)" office:value-type="float" office:value="-1587.24860861264" calcext:value-type="float">
            <text:p>-1587,24860861264</text:p>
          </table:table-cell>
          <table:table-cell table:formula="of:=IF([.D253] = 0;0;TAN(0.5*PI()-[.D253])*wheelbase+left_king_pin_y)" office:value-type="float" office:value="-1559.6513465369" calcext:value-type="float">
            <text:p>-1559,6513465369</text:p>
          </table:table-cell>
          <table:table-cell table:formula="of:=IF([.E253]=0;0;[.E253]/ABS([.E253]))" office:value-type="float" office:value="-1" calcext:value-type="float">
            <text:p>-1</text:p>
          </table:table-cell>
          <table:table-cell table:formula="of:=IF([.E253]=0;0;[.I253]*0.5*PI()-ATAN(([.F253]-right_king_pin_y)/wheelbase))" office:value-type="float" office:value="-0.200007518540497" calcext:value-type="float">
            <text:p>-0,200007518540497</text:p>
          </table:table-cell>
          <table:table-cell table:formula="of:=IF([.E253]=0;0;[.I253]*0.5*PI()-ATAN(([.F253]-left_king_pin_y)/wheelbase))" office:value-type="float" office:value="-0.178804724325587" calcext:value-type="float">
            <text:p>-0,178804724325587</text:p>
          </table:table-cell>
          <table:table-cell table:formula="of:=DEGREES([.C253]-[.J253])" office:value-type="float" office:value="0.129407845635419" calcext:value-type="float">
            <text:p>0,129407845635419</text:p>
          </table:table-cell>
          <table:table-cell table:formula="of:=DEGREES([.D253]-[.K253])" office:value-type="float" office:value="-0.062221656849358" calcext:value-type="float">
            <text:p>-0,06222165684935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ack_dev_data.A254]*analyze_resolution" office:value-type="float" office:value="14.85" calcext:value-type="float">
            <text:p>14,85</text:p>
          </table:table-cell>
          <table:table-cell table:formula="of:=[rf.N330]" office:value-type="float" office:value="-0.199841487960854" calcext:value-type="float">
            <text:p>-0,199841487960854</text:p>
          </table:table-cell>
          <table:table-cell table:formula="of:=[lf.N330]" office:value-type="float" office:value="-0.181612970511699" calcext:value-type="float">
            <text:p>-0,181612970511699</text:p>
          </table:table-cell>
          <table:table-cell table:formula="of:=([.C254]+[.D254])/2" office:value-type="float" office:value="-0.190727229236276" calcext:value-type="float">
            <text:p>-0,190727229236276</text:p>
          </table:table-cell>
          <table:table-cell table:formula="of:=IF([.E254] = 0;0;TAN(0.5*PI()-[.E254])*wheelbase)" office:value-type="float" office:value="-1553.80781793733" calcext:value-type="float">
            <text:p>-1553,80781793733</text:p>
          </table:table-cell>
          <table:table-cell table:formula="of:=IF([.D254] = 0;0;TAN(0.5*PI()-[.C254])*wheelbase+right_king_pin_y)" office:value-type="float" office:value="-1571.15222466598" calcext:value-type="float">
            <text:p>-1571,15222466598</text:p>
          </table:table-cell>
          <table:table-cell table:formula="of:=IF([.D254] = 0;0;TAN(0.5*PI()-[.D254])*wheelbase+left_king_pin_y)" office:value-type="float" office:value="-1543.66303937027" calcext:value-type="float">
            <text:p>-1543,66303937027</text:p>
          </table:table-cell>
          <table:table-cell table:formula="of:=IF([.E254]=0;0;[.E254]/ABS([.E254]))" office:value-type="float" office:value="-1" calcext:value-type="float">
            <text:p>-1</text:p>
          </table:table-cell>
          <table:table-cell table:formula="of:=IF([.E254]=0;0;[.I254]*0.5*PI()-ATAN(([.F254]-right_king_pin_y)/wheelbase))" office:value-type="float" office:value="-0.20214575333474" calcext:value-type="float">
            <text:p>-0,20214575333474</text:p>
          </table:table-cell>
          <table:table-cell table:formula="of:=IF([.E254]=0;0;[.I254]*0.5*PI()-ATAN(([.F254]-left_king_pin_y)/wheelbase))" office:value-type="float" office:value="-0.180516407290846" calcext:value-type="float">
            <text:p>-0,180516407290846</text:p>
          </table:table-cell>
          <table:table-cell table:formula="of:=DEGREES([.C254]-[.J254])" office:value-type="float" office:value="0.132024680801815" calcext:value-type="float">
            <text:p>0,132024680801815</text:p>
          </table:table-cell>
          <table:table-cell table:formula="of:=DEGREES([.D254]-[.K254])" office:value-type="float" office:value="-0.0628284445241487" calcext:value-type="float">
            <text:p>-0,06282844452414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ack_dev_data.A255]*analyze_resolution" office:value-type="float" office:value="15" calcext:value-type="float">
            <text:p>15</text:p>
          </table:table-cell>
          <table:table-cell table:formula="of:=[rf.N331]" office:value-type="float" office:value="-0.201935420743451" calcext:value-type="float">
            <text:p>-0,201935420743451</text:p>
          </table:table-cell>
          <table:table-cell table:formula="of:=[lf.N331]" office:value-type="float" office:value="-0.183332693375855" calcext:value-type="float">
            <text:p>-0,183332693375855</text:p>
          </table:table-cell>
          <table:table-cell table:formula="of:=([.C255]+[.D255])/2" office:value-type="float" office:value="-0.192634057059653" calcext:value-type="float">
            <text:p>-0,192634057059653</text:p>
          </table:table-cell>
          <table:table-cell table:formula="of:=IF([.E255] = 0;0;TAN(0.5*PI()-[.E255])*wheelbase)" office:value-type="float" office:value="-1538.04578484112" calcext:value-type="float">
            <text:p>-1538,04578484112</text:p>
          </table:table-cell>
          <table:table-cell table:formula="of:=IF([.D255] = 0;0;TAN(0.5*PI()-[.C255])*wheelbase+right_king_pin_y)" office:value-type="float" office:value="-1555.37481477265" calcext:value-type="float">
            <text:p>-1555,37481477265</text:p>
          </table:table-cell>
          <table:table-cell table:formula="of:=IF([.D255] = 0;0;TAN(0.5*PI()-[.D255])*wheelbase+left_king_pin_y)" office:value-type="float" office:value="-1527.99486730498" calcext:value-type="float">
            <text:p>-1527,99486730498</text:p>
          </table:table-cell>
          <table:table-cell table:formula="of:=IF([.E255]=0;0;[.E255]/ABS([.E255]))" office:value-type="float" office:value="-1" calcext:value-type="float">
            <text:p>-1</text:p>
          </table:table-cell>
          <table:table-cell table:formula="of:=IF([.E255]=0;0;[.I255]*0.5*PI()-ATAN(([.F255]-right_king_pin_y)/wheelbase))" office:value-type="float" office:value="-0.204285721079043" calcext:value-type="float">
            <text:p>-0,204285721079043</text:p>
          </table:table-cell>
          <table:table-cell table:formula="of:=IF([.E255]=0;0;[.I255]*0.5*PI()-ATAN(([.F255]-left_king_pin_y)/wheelbase))" office:value-type="float" office:value="-0.182225833548682" calcext:value-type="float">
            <text:p>-0,182225833548682</text:p>
          </table:table-cell>
          <table:table-cell table:formula="of:=DEGREES([.C255]-[.J255])" office:value-type="float" office:value="0.134662289817588" calcext:value-type="float">
            <text:p>0,134662289817588</text:p>
          </table:table-cell>
          <table:table-cell table:formula="of:=DEGREES([.D255]-[.K255])" office:value-type="float" office:value="-0.0634183966095806" calcext:value-type="float">
            <text:p>-0,06341839660958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[ack_dev_data.A256]*analyze_resolution" office:value-type="float" office:value="15.15" calcext:value-type="float">
            <text:p>15,15</text:p>
          </table:table-cell>
          <table:table-cell table:formula="of:=[rf.N332]" office:value-type="float" office:value="-0.204030720290519" calcext:value-type="float">
            <text:p>-0,204030720290519</text:p>
          </table:table-cell>
          <table:table-cell table:formula="of:=[lf.N332]" office:value-type="float" office:value="-0.18504985722441" calcext:value-type="float">
            <text:p>-0,18504985722441</text:p>
          </table:table-cell>
          <table:table-cell table:formula="of:=([.C256]+[.D256])/2" office:value-type="float" office:value="-0.194540288757464" calcext:value-type="float">
            <text:p>-0,194540288757464</text:p>
          </table:table-cell>
          <table:table-cell table:formula="of:=IF([.E256] = 0;0;TAN(0.5*PI()-[.E256])*wheelbase)" office:value-type="float" office:value="-1522.59373207015" calcext:value-type="float">
            <text:p>-1522,59373207015</text:p>
          </table:table-cell>
          <table:table-cell table:formula="of:=IF([.D256] = 0;0;TAN(0.5*PI()-[.C256])*wheelbase+right_king_pin_y)" office:value-type="float" office:value="-1539.9068924659" calcext:value-type="float">
            <text:p>-1539,9068924659</text:p>
          </table:table-cell>
          <table:table-cell table:formula="of:=IF([.D256] = 0;0;TAN(0.5*PI()-[.D256])*wheelbase+left_king_pin_y)" office:value-type="float" office:value="-1512.63734581766" calcext:value-type="float">
            <text:p>-1512,63734581766</text:p>
          </table:table-cell>
          <table:table-cell table:formula="of:=IF([.E256]=0;0;[.E256]/ABS([.E256]))" office:value-type="float" office:value="-1" calcext:value-type="float">
            <text:p>-1</text:p>
          </table:table-cell>
          <table:table-cell table:formula="of:=IF([.E256]=0;0;[.I256]*0.5*PI()-ATAN(([.F256]-right_king_pin_y)/wheelbase))" office:value-type="float" office:value="-0.20642741273752" calcext:value-type="float">
            <text:p>-0,20642741273752</text:p>
          </table:table-cell>
          <table:table-cell table:formula="of:=IF([.E256]=0;0;[.I256]*0.5*PI()-ATAN(([.F256]-left_king_pin_y)/wheelbase))" office:value-type="float" office:value="-0.183933004340851" calcext:value-type="float">
            <text:p>-0,183933004340851</text:p>
          </table:table-cell>
          <table:table-cell table:formula="of:=DEGREES([.C256]-[.J256])" office:value-type="float" office:value="0.137320362004031" calcext:value-type="float">
            <text:p>0,137320362004031</text:p>
          </table:table-cell>
          <table:table-cell table:formula="of:=DEGREES([.D256]-[.K256])" office:value-type="float" office:value="-0.0639909565649311" calcext:value-type="float">
            <text:p>-0,06399095656493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[ack_dev_data.A257]*analyze_resolution" office:value-type="float" office:value="15.3" calcext:value-type="float">
            <text:p>15,3</text:p>
          </table:table-cell>
          <table:table-cell table:formula="of:=[rf.N333]" office:value-type="float" office:value="-0.206127383010066" calcext:value-type="float">
            <text:p>-0,206127383010066</text:p>
          </table:table-cell>
          <table:table-cell table:formula="of:=[lf.N333]" office:value-type="float" office:value="-0.1867644535605" calcext:value-type="float">
            <text:p>-0,1867644535605</text:p>
          </table:table-cell>
          <table:table-cell table:formula="of:=([.C257]+[.D257])/2" office:value-type="float" office:value="-0.196445918285283" calcext:value-type="float">
            <text:p>-0,196445918285283</text:p>
          </table:table-cell>
          <table:table-cell table:formula="of:=IF([.E257] = 0;0;TAN(0.5*PI()-[.E257])*wheelbase)" office:value-type="float" office:value="-1507.44254519244" calcext:value-type="float">
            <text:p>-1507,44254519244</text:p>
          </table:table-cell>
          <table:table-cell table:formula="of:=IF([.D257] = 0;0;TAN(0.5*PI()-[.C257])*wheelbase+right_king_pin_y)" office:value-type="float" office:value="-1524.73934331571" calcext:value-type="float">
            <text:p>-1524,73934331571</text:p>
          </table:table-cell>
          <table:table-cell table:formula="of:=IF([.D257] = 0;0;TAN(0.5*PI()-[.D257])*wheelbase+left_king_pin_y)" office:value-type="float" office:value="-1497.58136244161" calcext:value-type="float">
            <text:p>-1497,58136244161</text:p>
          </table:table-cell>
          <table:table-cell table:formula="of:=IF([.E257]=0;0;[.E257]/ABS([.E257]))" office:value-type="float" office:value="-1" calcext:value-type="float">
            <text:p>-1</text:p>
          </table:table-cell>
          <table:table-cell table:formula="of:=IF([.E257]=0;0;[.I257]*0.5*PI()-ATAN(([.F257]-right_king_pin_y)/wheelbase))" office:value-type="float" office:value="-0.208570819189638" calcext:value-type="float">
            <text:p>-0,208570819189638</text:p>
          </table:table-cell>
          <table:table-cell table:formula="of:=IF([.E257]=0;0;[.I257]*0.5*PI()-ATAN(([.F257]-left_king_pin_y)/wheelbase))" office:value-type="float" office:value="-0.185637920924312" calcext:value-type="float">
            <text:p>-0,185637920924312</text:p>
          </table:table-cell>
          <table:table-cell table:formula="of:=DEGREES([.C257]-[.J257])" office:value-type="float" office:value="0.139998580599004" calcext:value-type="float">
            <text:p>0,139998580599004</text:p>
          </table:table-cell>
          <table:table-cell table:formula="of:=DEGREES([.D257]-[.K257])" office:value-type="float" office:value="-0.0645455655373161" calcext:value-type="float">
            <text:p>-0,064545565537316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[ack_dev_data.A258]*analyze_resolution" office:value-type="float" office:value="15.45" calcext:value-type="float">
            <text:p>15,45</text:p>
          </table:table-cell>
          <table:table-cell table:formula="of:=[rf.N334]" office:value-type="float" office:value="-0.208225405331616" calcext:value-type="float">
            <text:p>-0,208225405331616</text:p>
          </table:table-cell>
          <table:table-cell table:formula="of:=[lf.N334]" office:value-type="float" office:value="-0.188476473862164" calcext:value-type="float">
            <text:p>-0,188476473862164</text:p>
          </table:table-cell>
          <table:table-cell table:formula="of:=([.C258]+[.D258])/2" office:value-type="float" office:value="-0.19835093959689" calcext:value-type="float">
            <text:p>-0,19835093959689</text:p>
          </table:table-cell>
          <table:table-cell table:formula="of:=IF([.E258] = 0;0;TAN(0.5*PI()-[.E258])*wheelbase)" office:value-type="float" office:value="-1492.58346375943" calcext:value-type="float">
            <text:p>-1492,58346375943</text:p>
          </table:table-cell>
          <table:table-cell table:formula="of:=IF([.D258] = 0;0;TAN(0.5*PI()-[.C258])*wheelbase+right_king_pin_y)" office:value-type="float" office:value="-1509.86340686833" calcext:value-type="float">
            <text:p>-1509,86340686833</text:p>
          </table:table-cell>
          <table:table-cell table:formula="of:=IF([.D258] = 0;0;TAN(0.5*PI()-[.D258])*wheelbase+left_king_pin_y)" office:value-type="float" office:value="-1482.81815870642" calcext:value-type="float">
            <text:p>-1482,81815870642</text:p>
          </table:table-cell>
          <table:table-cell table:formula="of:=IF([.E258]=0;0;[.E258]/ABS([.E258]))" office:value-type="float" office:value="-1" calcext:value-type="float">
            <text:p>-1</text:p>
          </table:table-cell>
          <table:table-cell table:formula="of:=IF([.E258]=0;0;[.I258]*0.5*PI()-ATAN(([.F258]-right_king_pin_y)/wheelbase))" office:value-type="float" office:value="-0.210715931230105" calcext:value-type="float">
            <text:p>-0,210715931230105</text:p>
          </table:table-cell>
          <table:table-cell table:formula="of:=IF([.E258]=0;0;[.I258]*0.5*PI()-ATAN(([.F258]-left_king_pin_y)/wheelbase))" office:value-type="float" office:value="-0.187340584570956" calcext:value-type="float">
            <text:p>-0,187340584570956</text:p>
          </table:table-cell>
          <table:table-cell table:formula="of:=DEGREES([.C258]-[.J258])" office:value-type="float" office:value="0.142696622751499" calcext:value-type="float">
            <text:p>0,142696622751499</text:p>
          </table:table-cell>
          <table:table-cell table:formula="of:=DEGREES([.D258]-[.K258])" office:value-type="float" office:value="-0.065081662380341" calcext:value-type="float">
            <text:p>-0,06508166238034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[ack_dev_data.A259]*analyze_resolution" office:value-type="float" office:value="15.6" calcext:value-type="float">
            <text:p>15,6</text:p>
          </table:table-cell>
          <table:table-cell table:formula="of:=[rf.N335]" office:value-type="float" office:value="-0.210324783706168" calcext:value-type="float">
            <text:p>-0,210324783706168</text:p>
          </table:table-cell>
          <table:table-cell table:formula="of:=[lf.N335]" office:value-type="float" office:value="-0.190185909582396" calcext:value-type="float">
            <text:p>-0,190185909582396</text:p>
          </table:table-cell>
          <table:table-cell table:formula="of:=([.C259]+[.D259])/2" office:value-type="float" office:value="-0.200255346644282" calcext:value-type="float">
            <text:p>-0,200255346644282</text:p>
          </table:table-cell>
          <table:table-cell table:formula="of:=IF([.E259] = 0;0;TAN(0.5*PI()-[.E259])*wheelbase)" office:value-type="float" office:value="-1478.0080642875" calcext:value-type="float">
            <text:p>-1478,0080642875</text:p>
          </table:table-cell>
          <table:table-cell table:formula="of:=IF([.D259] = 0;0;TAN(0.5*PI()-[.C259])*wheelbase+right_king_pin_y)" office:value-type="float" office:value="-1495.27065962794" calcext:value-type="float">
            <text:p>-1495,27065962794</text:p>
          </table:table-cell>
          <table:table-cell table:formula="of:=IF([.D259] = 0;0;TAN(0.5*PI()-[.D259])*wheelbase+left_king_pin_y)" office:value-type="float" office:value="-1468.33931311957" calcext:value-type="float">
            <text:p>-1468,33931311957</text:p>
          </table:table-cell>
          <table:table-cell table:formula="of:=IF([.E259]=0;0;[.E259]/ABS([.E259]))" office:value-type="float" office:value="-1" calcext:value-type="float">
            <text:p>-1</text:p>
          </table:table-cell>
          <table:table-cell table:formula="of:=IF([.E259]=0;0;[.I259]*0.5*PI()-ATAN(([.F259]-right_king_pin_y)/wheelbase))" office:value-type="float" office:value="-0.212862739568759" calcext:value-type="float">
            <text:p>-0,212862739568759</text:p>
          </table:table-cell>
          <table:table-cell table:formula="of:=IF([.E259]=0;0;[.I259]*0.5*PI()-ATAN(([.F259]-left_king_pin_y)/wheelbase))" office:value-type="float" office:value="-0.189040996567323" calcext:value-type="float">
            <text:p>-0,189040996567323</text:p>
          </table:table-cell>
          <table:table-cell table:formula="of:=DEGREES([.C259]-[.J259])" office:value-type="float" office:value="0.145414159516951" calcext:value-type="float">
            <text:p>0,145414159516951</text:p>
          </table:table-cell>
          <table:table-cell table:formula="of:=DEGREES([.D259]-[.K259])" office:value-type="float" office:value="-0.0655986836732727" calcext:value-type="float">
            <text:p>-0,065598683673273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[ack_dev_data.A260]*analyze_resolution" office:value-type="float" office:value="15.75" calcext:value-type="float">
            <text:p>15,75</text:p>
          </table:table-cell>
          <table:table-cell table:formula="of:=[rf.N336]" office:value-type="float" office:value="-0.212425514606196" calcext:value-type="float">
            <text:p>-0,212425514606196</text:p>
          </table:table-cell>
          <table:table-cell table:formula="of:=[lf.N336]" office:value-type="float" office:value="-0.191892752149196" calcext:value-type="float">
            <text:p>-0,191892752149196</text:p>
          </table:table-cell>
          <table:table-cell table:formula="of:=([.C260]+[.D260])/2" office:value-type="float" office:value="-0.202159133377696" calcext:value-type="float">
            <text:p>-0,202159133377696</text:p>
          </table:table-cell>
          <table:table-cell table:formula="of:=IF([.E260] = 0;0;TAN(0.5*PI()-[.E260])*wheelbase)" office:value-type="float" office:value="-1463.70824421198" calcext:value-type="float">
            <text:p>-1463,70824421198</text:p>
          </table:table-cell>
          <table:table-cell table:formula="of:=IF([.D260] = 0;0;TAN(0.5*PI()-[.C260])*wheelbase+right_king_pin_y)" office:value-type="float" office:value="-1480.95299901054" calcext:value-type="float">
            <text:p>-1480,95299901054</text:p>
          </table:table-cell>
          <table:table-cell table:formula="of:=IF([.D260] = 0;0;TAN(0.5*PI()-[.D260])*wheelbase+left_king_pin_y)" office:value-type="float" office:value="-1454.13672512043" calcext:value-type="float">
            <text:p>-1454,13672512043</text:p>
          </table:table-cell>
          <table:table-cell table:formula="of:=IF([.E260]=0;0;[.E260]/ABS([.E260]))" office:value-type="float" office:value="-1" calcext:value-type="float">
            <text:p>-1</text:p>
          </table:table-cell>
          <table:table-cell table:formula="of:=IF([.E260]=0;0;[.I260]*0.5*PI()-ATAN(([.F260]-right_king_pin_y)/wheelbase))" office:value-type="float" office:value="-0.215011234830466" calcext:value-type="float">
            <text:p>-0,215011234830466</text:p>
          </table:table-cell>
          <table:table-cell table:formula="of:=IF([.E260]=0;0;[.I260]*0.5*PI()-ATAN(([.F260]-left_king_pin_y)/wheelbase))" office:value-type="float" office:value="-0.190739158214332" calcext:value-type="float">
            <text:p>-0,190739158214332</text:p>
          </table:table-cell>
          <table:table-cell table:formula="of:=DEGREES([.C260]-[.J260])" office:value-type="float" office:value="0.148150855852267" calcext:value-type="float">
            <text:p>0,148150855852267</text:p>
          </table:table-cell>
          <table:table-cell table:formula="of:=DEGREES([.D260]-[.K260])" office:value-type="float" office:value="-0.0660960637395761" calcext:value-type="float">
            <text:p>-0,066096063739576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[ack_dev_data.A261]*analyze_resolution" office:value-type="float" office:value="15.9" calcext:value-type="float">
            <text:p>15,9</text:p>
          </table:table-cell>
          <table:table-cell table:formula="of:=[rf.N337]" office:value-type="float" office:value="-0.214527594525622" calcext:value-type="float">
            <text:p>-0,214527594525622</text:p>
          </table:table-cell>
          <table:table-cell table:formula="of:=[lf.N337]" office:value-type="float" office:value="-0.193596992965639" calcext:value-type="float">
            <text:p>-0,193596992965639</text:p>
          </table:table-cell>
          <table:table-cell table:formula="of:=([.C261]+[.D261])/2" office:value-type="float" office:value="-0.20406229374563" calcext:value-type="float">
            <text:p>-0,20406229374563</text:p>
          </table:table-cell>
          <table:table-cell table:formula="of:=IF([.E261] = 0;0;TAN(0.5*PI()-[.E261])*wheelbase)" office:value-type="float" office:value="-1449.67620674936" calcext:value-type="float">
            <text:p>-1449,67620674936</text:p>
          </table:table-cell>
          <table:table-cell table:formula="of:=IF([.D261] = 0;0;TAN(0.5*PI()-[.C261])*wheelbase+right_king_pin_y)" office:value-type="float" office:value="-1466.90262820635" calcext:value-type="float">
            <text:p>-1466,90262820635</text:p>
          </table:table-cell>
          <table:table-cell table:formula="of:=IF([.D261] = 0;0;TAN(0.5*PI()-[.D261])*wheelbase+left_king_pin_y)" office:value-type="float" office:value="-1440.20259994258" calcext:value-type="float">
            <text:p>-1440,20259994258</text:p>
          </table:table-cell>
          <table:table-cell table:formula="of:=IF([.E261]=0;0;[.E261]/ABS([.E261]))" office:value-type="float" office:value="-1" calcext:value-type="float">
            <text:p>-1</text:p>
          </table:table-cell>
          <table:table-cell table:formula="of:=IF([.E261]=0;0;[.I261]*0.5*PI()-ATAN(([.F261]-right_king_pin_y)/wheelbase))" office:value-type="float" office:value="-0.217161407555035" calcext:value-type="float">
            <text:p>-0,217161407555035</text:p>
          </table:table-cell>
          <table:table-cell table:formula="of:=IF([.E261]=0;0;[.I261]*0.5*PI()-ATAN(([.F261]-left_king_pin_y)/wheelbase))" office:value-type="float" office:value="-0.192435070827013" calcext:value-type="float">
            <text:p>-0,192435070827013</text:p>
          </table:table-cell>
          <table:table-cell table:formula="of:=DEGREES([.C261]-[.J261])" office:value-type="float" office:value="0.150906370611979" calcext:value-type="float">
            <text:p>0,150906370611979</text:p>
          </table:table-cell>
          <table:table-cell table:formula="of:=DEGREES([.D261]-[.K261])" office:value-type="float" office:value="-0.0665732346660738" calcext:value-type="float">
            <text:p>-0,066573234666074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[ack_dev_data.A262]*analyze_resolution" office:value-type="float" office:value="16.05" calcext:value-type="float">
            <text:p>16,05</text:p>
          </table:table-cell>
          <table:table-cell table:formula="of:=[rf.N338]" office:value-type="float" office:value="-0.216631019979791" calcext:value-type="float">
            <text:p>-0,216631019979791</text:p>
          </table:table-cell>
          <table:table-cell table:formula="of:=[lf.N338]" office:value-type="float" office:value="-0.19529862340992" calcext:value-type="float">
            <text:p>-0,19529862340992</text:p>
          </table:table-cell>
          <table:table-cell table:formula="of:=([.C262]+[.D262])/2" office:value-type="float" office:value="-0.205964821694856" calcext:value-type="float">
            <text:p>-0,205964821694856</text:p>
          </table:table-cell>
          <table:table-cell table:formula="of:=IF([.E262] = 0;0;TAN(0.5*PI()-[.E262])*wheelbase)" office:value-type="float" office:value="-1435.90444660853" calcext:value-type="float">
            <text:p>-1435,90444660853</text:p>
          </table:table-cell>
          <table:table-cell table:formula="of:=IF([.D262] = 0;0;TAN(0.5*PI()-[.C262])*wheelbase+right_king_pin_y)" office:value-type="float" office:value="-1453.1120418909" calcext:value-type="float">
            <text:p>-1453,1120418909</text:p>
          </table:table-cell>
          <table:table-cell table:formula="of:=IF([.D262] = 0;0;TAN(0.5*PI()-[.D262])*wheelbase+left_king_pin_y)" office:value-type="float" office:value="-1426.52943432496" calcext:value-type="float">
            <text:p>-1426,52943432496</text:p>
          </table:table-cell>
          <table:table-cell table:formula="of:=IF([.E262]=0;0;[.E262]/ABS([.E262]))" office:value-type="float" office:value="-1" calcext:value-type="float">
            <text:p>-1</text:p>
          </table:table-cell>
          <table:table-cell table:formula="of:=IF([.E262]=0;0;[.I262]*0.5*PI()-ATAN(([.F262]-right_king_pin_y)/wheelbase))" office:value-type="float" office:value="-0.219313248197124" calcext:value-type="float">
            <text:p>-0,219313248197124</text:p>
          </table:table-cell>
          <table:table-cell table:formula="of:=IF([.E262]=0;0;[.I262]*0.5*PI()-ATAN(([.F262]-left_king_pin_y)/wheelbase))" office:value-type="float" office:value="-0.194128735734228" calcext:value-type="float">
            <text:p>-0,194128735734228</text:p>
          </table:table-cell>
          <table:table-cell table:formula="of:=DEGREES([.C262]-[.J262])" office:value-type="float" office:value="0.153680356544095" calcext:value-type="float">
            <text:p>0,153680356544095</text:p>
          </table:table-cell>
          <table:table-cell table:formula="of:=DEGREES([.D262]-[.K262])" office:value-type="float" office:value="-0.0670296263215202" calcext:value-type="float">
            <text:p>-0,06702962632152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[ack_dev_data.A263]*analyze_resolution" office:value-type="float" office:value="16.2" calcext:value-type="float">
            <text:p>16,2</text:p>
          </table:table-cell>
          <table:table-cell table:formula="of:=[rf.N339]" office:value-type="float" office:value="-0.218735787505461" calcext:value-type="float">
            <text:p>-0,218735787505461</text:p>
          </table:table-cell>
          <table:table-cell table:formula="of:=[lf.N339]" office:value-type="float" office:value="-0.196997634835429" calcext:value-type="float">
            <text:p>-0,196997634835429</text:p>
          </table:table-cell>
          <table:table-cell table:formula="of:=([.C263]+[.D263])/2" office:value-type="float" office:value="-0.207866711170445" calcext:value-type="float">
            <text:p>-0,207866711170445</text:p>
          </table:table-cell>
          <table:table-cell table:formula="of:=IF([.E263] = 0;0;TAN(0.5*PI()-[.E263])*wheelbase)" office:value-type="float" office:value="-1422.38573649557" calcext:value-type="float">
            <text:p>-1422,38573649557</text:p>
          </table:table-cell>
          <table:table-cell table:formula="of:=IF([.D263] = 0;0;TAN(0.5*PI()-[.C263])*wheelbase+right_king_pin_y)" office:value-type="float" office:value="-1439.57401273001" calcext:value-type="float">
            <text:p>-1439,57401273001</text:p>
          </table:table-cell>
          <table:table-cell table:formula="of:=IF([.D263] = 0;0;TAN(0.5*PI()-[.D263])*wheelbase+left_king_pin_y)" office:value-type="float" office:value="-1413.11000301685" calcext:value-type="float">
            <text:p>-1413,11000301685</text:p>
          </table:table-cell>
          <table:table-cell table:formula="of:=IF([.E263]=0;0;[.E263]/ABS([.E263]))" office:value-type="float" office:value="-1" calcext:value-type="float">
            <text:p>-1</text:p>
          </table:table-cell>
          <table:table-cell table:formula="of:=IF([.E263]=0;0;[.I263]*0.5*PI()-ATAN(([.F263]-right_king_pin_y)/wheelbase))" office:value-type="float" office:value="-0.221466747126166" calcext:value-type="float">
            <text:p>-0,221466747126166</text:p>
          </table:table-cell>
          <table:table-cell table:formula="of:=IF([.E263]=0;0;[.I263]*0.5*PI()-ATAN(([.F263]-left_king_pin_y)/wheelbase))" office:value-type="float" office:value="-0.195820154278415" calcext:value-type="float">
            <text:p>-0,195820154278415</text:p>
          </table:table-cell>
          <table:table-cell table:formula="of:=DEGREES([.C263]-[.J263])" office:value-type="float" office:value="0.15647246028703" calcext:value-type="float">
            <text:p>0,15647246028703</text:p>
          </table:table-cell>
          <table:table-cell table:formula="of:=DEGREES([.D263]-[.K263])" office:value-type="float" office:value="-0.0674646663756345" calcext:value-type="float">
            <text:p>-0,067464666375635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[ack_dev_data.A264]*analyze_resolution" office:value-type="float" office:value="16.35" calcext:value-type="float">
            <text:p>16,35</text:p>
          </table:table-cell>
          <table:table-cell table:formula="of:=[rf.N340]" office:value-type="float" office:value="-0.220841893660786" calcext:value-type="float">
            <text:p>-0,220841893660786</text:p>
          </table:table-cell>
          <table:table-cell table:formula="of:=[lf.N340]" office:value-type="float" office:value="-0.1986940185708" calcext:value-type="float">
            <text:p>-0,1986940185708</text:p>
          </table:table-cell>
          <table:table-cell table:formula="of:=([.C264]+[.D264])/2" office:value-type="float" office:value="-0.209767956115793" calcext:value-type="float">
            <text:p>-0,209767956115793</text:p>
          </table:table-cell>
          <table:table-cell table:formula="of:=IF([.E264] = 0;0;TAN(0.5*PI()-[.E264])*wheelbase)" office:value-type="float" office:value="-1409.11311436165" calcext:value-type="float">
            <text:p>-1409,11311436165</text:p>
          </table:table-cell>
          <table:table-cell table:formula="of:=IF([.D264] = 0;0;TAN(0.5*PI()-[.C264])*wheelbase+right_king_pin_y)" office:value-type="float" office:value="-1426.28157862755" calcext:value-type="float">
            <text:p>-1426,28157862755</text:p>
          </table:table-cell>
          <table:table-cell table:formula="of:=IF([.D264] = 0;0;TAN(0.5*PI()-[.D264])*wheelbase+left_king_pin_y)" office:value-type="float" office:value="-1399.93734602568" calcext:value-type="float">
            <text:p>-1399,93734602568</text:p>
          </table:table-cell>
          <table:table-cell table:formula="of:=IF([.E264]=0;0;[.E264]/ABS([.E264]))" office:value-type="float" office:value="-1" calcext:value-type="float">
            <text:p>-1</text:p>
          </table:table-cell>
          <table:table-cell table:formula="of:=IF([.E264]=0;0;[.I264]*0.5*PI()-ATAN(([.F264]-right_king_pin_y)/wheelbase))" office:value-type="float" office:value="-0.223621894626294" calcext:value-type="float">
            <text:p>-0,223621894626294</text:p>
          </table:table-cell>
          <table:table-cell table:formula="of:=IF([.E264]=0;0;[.I264]*0.5*PI()-ATAN(([.F264]-left_king_pin_y)/wheelbase))" office:value-type="float" office:value="-0.197509327815317" calcext:value-type="float">
            <text:p>-0,197509327815317</text:p>
          </table:table-cell>
          <table:table-cell table:formula="of:=DEGREES([.C264]-[.J264])" office:value-type="float" office:value="0.159282322365906" calcext:value-type="float">
            <text:p>0,159282322365906</text:p>
          </table:table-cell>
          <table:table-cell table:formula="of:=DEGREES([.D264]-[.K264])" office:value-type="float" office:value="-0.0678777803173694" calcext:value-type="float">
            <text:p>-0,06787778031736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ack_dev_data.A265]*analyze_resolution" office:value-type="float" office:value="16.5" calcext:value-type="float">
            <text:p>16,5</text:p>
          </table:table-cell>
          <table:table-cell table:formula="of:=[rf.N341]" office:value-type="float" office:value="-0.222949335025284" calcext:value-type="float">
            <text:p>-0,222949335025284</text:p>
          </table:table-cell>
          <table:table-cell table:formula="of:=[lf.N341]" office:value-type="float" office:value="-0.200387765919986" calcext:value-type="float">
            <text:p>-0,200387765919986</text:p>
          </table:table-cell>
          <table:table-cell table:formula="of:=([.C265]+[.D265])/2" office:value-type="float" office:value="-0.211668550472635" calcext:value-type="float">
            <text:p>-0,211668550472635</text:p>
          </table:table-cell>
          <table:table-cell table:formula="of:=IF([.E265] = 0;0;TAN(0.5*PI()-[.E265])*wheelbase)" office:value-type="float" office:value="-1396.07987134631" calcext:value-type="float">
            <text:p>-1396,07987134631</text:p>
          </table:table-cell>
          <table:table-cell table:formula="of:=IF([.D265] = 0;0;TAN(0.5*PI()-[.C265])*wheelbase+right_king_pin_y)" office:value-type="float" office:value="-1413.22803066894" calcext:value-type="float">
            <text:p>-1413,22803066894</text:p>
          </table:table-cell>
          <table:table-cell table:formula="of:=IF([.D265] = 0;0;TAN(0.5*PI()-[.D265])*wheelbase+left_king_pin_y)" office:value-type="float" office:value="-1387.00475656041" calcext:value-type="float">
            <text:p>-1387,00475656041</text:p>
          </table:table-cell>
          <table:table-cell table:formula="of:=IF([.E265]=0;0;[.E265]/ABS([.E265]))" office:value-type="float" office:value="-1" calcext:value-type="float">
            <text:p>-1</text:p>
          </table:table-cell>
          <table:table-cell table:formula="of:=IF([.E265]=0;0;[.I265]*0.5*PI()-ATAN(([.F265]-right_king_pin_y)/wheelbase))" office:value-type="float" office:value="-0.225778680896276" calcext:value-type="float">
            <text:p>-0,225778680896276</text:p>
          </table:table-cell>
          <table:table-cell table:formula="of:=IF([.E265]=0;0;[.I265]*0.5*PI()-ATAN(([.F265]-left_king_pin_y)/wheelbase))" office:value-type="float" office:value="-0.199196257713719" calcext:value-type="float">
            <text:p>-0,199196257713719</text:p>
          </table:table-cell>
          <table:table-cell table:formula="of:=DEGREES([.C265]-[.J265])" office:value-type="float" office:value="0.162109577190594" calcext:value-type="float">
            <text:p>0,162109577190594</text:p>
          </table:table-cell>
          <table:table-cell table:formula="of:=DEGREES([.D265]-[.K265])" office:value-type="float" office:value="-0.0682683914743124" calcext:value-type="float">
            <text:p>-0,068268391474313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[ack_dev_data.A266]*analyze_resolution" office:value-type="float" office:value="16.65" calcext:value-type="float">
            <text:p>16,65</text:p>
          </table:table-cell>
          <table:table-cell table:formula="of:=[rf.N342]" office:value-type="float" office:value="-0.225058108199839" calcext:value-type="float">
            <text:p>-0,225058108199839</text:p>
          </table:table-cell>
          <table:table-cell table:formula="of:=[lf.N342]" office:value-type="float" office:value="-0.20207886816232" calcext:value-type="float">
            <text:p>-0,20207886816232</text:p>
          </table:table-cell>
          <table:table-cell table:formula="of:=([.C266]+[.D266])/2" office:value-type="float" office:value="-0.21356848818108" calcext:value-type="float">
            <text:p>-0,21356848818108</text:p>
          </table:table-cell>
          <table:table-cell table:formula="of:=IF([.E266] = 0;0;TAN(0.5*PI()-[.E266])*wheelbase)" office:value-type="float" office:value="-1383.27954037259" calcext:value-type="float">
            <text:p>-1383,27954037259</text:p>
          </table:table-cell>
          <table:table-cell table:formula="of:=IF([.D266] = 0;0;TAN(0.5*PI()-[.C266])*wheelbase+right_king_pin_y)" office:value-type="float" office:value="-1400.40690171608" calcext:value-type="float">
            <text:p>-1400,40690171608</text:p>
          </table:table-cell>
          <table:table-cell table:formula="of:=IF([.D266] = 0;0;TAN(0.5*PI()-[.D266])*wheelbase+left_king_pin_y)" office:value-type="float" office:value="-1374.30576962666" calcext:value-type="float">
            <text:p>-1374,30576962666</text:p>
          </table:table-cell>
          <table:table-cell table:formula="of:=IF([.E266]=0;0;[.E266]/ABS([.E266]))" office:value-type="float" office:value="-1" calcext:value-type="float">
            <text:p>-1</text:p>
          </table:table-cell>
          <table:table-cell table:formula="of:=IF([.E266]=0;0;[.I266]*0.5*PI()-ATAN(([.F266]-right_king_pin_y)/wheelbase))" office:value-type="float" office:value="-0.227937096049461" calcext:value-type="float">
            <text:p>-0,227937096049461</text:p>
          </table:table-cell>
          <table:table-cell table:formula="of:=IF([.E266]=0;0;[.I266]*0.5*PI()-ATAN(([.F266]-left_king_pin_y)/wheelbase))" office:value-type="float" office:value="-0.200880945355196" calcext:value-type="float">
            <text:p>-0,200880945355196</text:p>
          </table:table-cell>
          <table:table-cell table:formula="of:=DEGREES([.C266]-[.J266])" office:value-type="float" office:value="0.164953853052822" calcext:value-type="float">
            <text:p>0,164953853052822</text:p>
          </table:table-cell>
          <table:table-cell table:formula="of:=DEGREES([.D266]-[.K266])" office:value-type="float" office:value="-0.0686359210306882" calcext:value-type="float">
            <text:p>-0,068635921030688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[ack_dev_data.A267]*analyze_resolution" office:value-type="float" office:value="16.8" calcext:value-type="float">
            <text:p>16,8</text:p>
          </table:table-cell>
          <table:table-cell table:formula="of:=[rf.N343]" office:value-type="float" office:value="-0.22716820980667" calcext:value-type="float">
            <text:p>-0,22716820980667</text:p>
          </table:table-cell>
          <table:table-cell table:formula="of:=[lf.N343]" office:value-type="float" office:value="-0.20376731655258" calcext:value-type="float">
            <text:p>-0,20376731655258</text:p>
          </table:table-cell>
          <table:table-cell table:formula="of:=([.C267]+[.D267])/2" office:value-type="float" office:value="-0.215467763179625" calcext:value-type="float">
            <text:p>-0,215467763179625</text:p>
          </table:table-cell>
          <table:table-cell table:formula="of:=IF([.E267] = 0;0;TAN(0.5*PI()-[.E267])*wheelbase)" office:value-type="float" office:value="-1370.70588535304" calcext:value-type="float">
            <text:p>-1370,70588535304</text:p>
          </table:table-cell>
          <table:table-cell table:formula="of:=IF([.D267] = 0;0;TAN(0.5*PI()-[.C267])*wheelbase+right_king_pin_y)" office:value-type="float" office:value="-1387.81195561359" calcext:value-type="float">
            <text:p>-1387,81195561359</text:p>
          </table:table-cell>
          <table:table-cell table:formula="of:=IF([.D267] = 0;0;TAN(0.5*PI()-[.D267])*wheelbase+left_king_pin_y)" office:value-type="float" office:value="-1361.83415123282" calcext:value-type="float">
            <text:p>-1361,83415123282</text:p>
          </table:table-cell>
          <table:table-cell table:formula="of:=IF([.E267]=0;0;[.E267]/ABS([.E267]))" office:value-type="float" office:value="-1" calcext:value-type="float">
            <text:p>-1</text:p>
          </table:table-cell>
          <table:table-cell table:formula="of:=IF([.E267]=0;0;[.I267]*0.5*PI()-ATAN(([.F267]-right_king_pin_y)/wheelbase))" office:value-type="float" office:value="-0.230097130113724" calcext:value-type="float">
            <text:p>-0,230097130113724</text:p>
          </table:table-cell>
          <table:table-cell table:formula="of:=IF([.E267]=0;0;[.I267]*0.5*PI()-ATAN(([.F267]-left_king_pin_y)/wheelbase))" office:value-type="float" office:value="-0.202563392133844" calcext:value-type="float">
            <text:p>-0,202563392133844</text:p>
          </table:table-cell>
          <table:table-cell table:formula="of:=DEGREES([.C267]-[.J267])" office:value-type="float" office:value="0.167814772124374" calcext:value-type="float">
            <text:p>0,167814772124374</text:p>
          </table:table-cell>
          <table:table-cell table:formula="of:=DEGREES([.D267]-[.K267])" office:value-type="float" office:value="-0.0689797880463144" calcext:value-type="float">
            <text:p>-0,068979788046314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[ack_dev_data.A268]*analyze_resolution" office:value-type="float" office:value="16.95" calcext:value-type="float">
            <text:p>16,95</text:p>
          </table:table-cell>
          <table:table-cell table:formula="of:=[rf.N344]" office:value-type="float" office:value="-0.229279636489326" calcext:value-type="float">
            <text:p>-0,229279636489326</text:p>
          </table:table-cell>
          <table:table-cell table:formula="of:=[lf.N344]" office:value-type="float" office:value="-0.205453102321063" calcext:value-type="float">
            <text:p>-0,205453102321063</text:p>
          </table:table-cell>
          <table:table-cell table:formula="of:=([.C268]+[.D268])/2" office:value-type="float" office:value="-0.217366369405194" calcext:value-type="float">
            <text:p>-0,217366369405194</text:p>
          </table:table-cell>
          <table:table-cell table:formula="of:=IF([.E268] = 0;0;TAN(0.5*PI()-[.E268])*wheelbase)" office:value-type="float" office:value="-1358.3528909689" calcext:value-type="float">
            <text:p>-1358,3528909689</text:p>
          </table:table-cell>
          <table:table-cell table:formula="of:=IF([.D268] = 0;0;TAN(0.5*PI()-[.C268])*wheelbase+right_king_pin_y)" office:value-type="float" office:value="-1375.43717696784" calcext:value-type="float">
            <text:p>-1375,43717696784</text:p>
          </table:table-cell>
          <table:table-cell table:formula="of:=IF([.D268] = 0;0;TAN(0.5*PI()-[.D268])*wheelbase+left_king_pin_y)" office:value-type="float" office:value="-1349.5838881692" calcext:value-type="float">
            <text:p>-1349,5838881692</text:p>
          </table:table-cell>
          <table:table-cell table:formula="of:=IF([.E268]=0;0;[.E268]/ABS([.E268]))" office:value-type="float" office:value="-1" calcext:value-type="float">
            <text:p>-1</text:p>
          </table:table-cell>
          <table:table-cell table:formula="of:=IF([.E268]=0;0;[.I268]*0.5*PI()-ATAN(([.F268]-right_king_pin_y)/wheelbase))" office:value-type="float" office:value="-0.232258773031429" calcext:value-type="float">
            <text:p>-0,232258773031429</text:p>
          </table:table-cell>
          <table:table-cell table:formula="of:=IF([.E268]=0;0;[.I268]*0.5*PI()-ATAN(([.F268]-left_king_pin_y)/wheelbase))" office:value-type="float" office:value="-0.204243599456035" calcext:value-type="float">
            <text:p>-0,204243599456035</text:p>
          </table:table-cell>
          <table:table-cell table:formula="of:=DEGREES([.C268]-[.J268])" office:value-type="float" office:value="0.170691950455673" calcext:value-type="float">
            <text:p>0,170691950455673</text:p>
          </table:table-cell>
          <table:table-cell table:formula="of:=DEGREES([.D268]-[.K268])" office:value-type="float" office:value="-0.0692994094750997" calcext:value-type="float">
            <text:p>-0,069299409475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[ack_dev_data.A269]*analyze_resolution" office:value-type="float" office:value="17.1" calcext:value-type="float">
            <text:p>17,1</text:p>
          </table:table-cell>
          <table:table-cell table:formula="of:=[rf.N345]" office:value-type="float" office:value="-0.231392384912657" calcext:value-type="float">
            <text:p>-0,231392384912657</text:p>
          </table:table-cell>
          <table:table-cell table:formula="of:=[lf.N345]" office:value-type="float" office:value="-0.207136216673657" calcext:value-type="float">
            <text:p>-0,207136216673657</text:p>
          </table:table-cell>
          <table:table-cell table:formula="of:=([.C269]+[.D269])/2" office:value-type="float" office:value="-0.219264300793157" calcext:value-type="float">
            <text:p>-0,219264300793157</text:p>
          </table:table-cell>
          <table:table-cell table:formula="of:=IF([.E269] = 0;0;TAN(0.5*PI()-[.E269])*wheelbase)" office:value-type="float" office:value="-1346.21475298721" calcext:value-type="float">
            <text:p>-1346,21475298721</text:p>
          </table:table-cell>
          <table:table-cell table:formula="of:=IF([.D269] = 0;0;TAN(0.5*PI()-[.C269])*wheelbase+right_king_pin_y)" office:value-type="float" office:value="-1363.27676146427" calcext:value-type="float">
            <text:p>-1363,27676146427</text:p>
          </table:table-cell>
          <table:table-cell table:formula="of:=IF([.D269] = 0;0;TAN(0.5*PI()-[.D269])*wheelbase+left_king_pin_y)" office:value-type="float" office:value="-1337.54917832519" calcext:value-type="float">
            <text:p>-1337,54917832519</text:p>
          </table:table-cell>
          <table:table-cell table:formula="of:=IF([.E269]=0;0;[.E269]/ABS([.E269]))" office:value-type="float" office:value="-1" calcext:value-type="float">
            <text:p>-1</text:p>
          </table:table-cell>
          <table:table-cell table:formula="of:=IF([.E269]=0;0;[.I269]*0.5*PI()-ATAN(([.F269]-right_king_pin_y)/wheelbase))" office:value-type="float" office:value="-0.234422014659384" calcext:value-type="float">
            <text:p>-0,234422014659384</text:p>
          </table:table-cell>
          <table:table-cell table:formula="of:=IF([.E269]=0;0;[.I269]*0.5*PI()-ATAN(([.F269]-left_king_pin_y)/wheelbase))" office:value-type="float" office:value="-0.205921568740155" calcext:value-type="float">
            <text:p>-0,205921568740155</text:p>
          </table:table-cell>
          <table:table-cell table:formula="of:=DEGREES([.C269]-[.J269])" office:value-type="float" office:value="0.173584997974752" calcext:value-type="float">
            <text:p>0,173584997974752</text:p>
          </table:table-cell>
          <table:table-cell table:formula="of:=DEGREES([.D269]-[.K269])" office:value-type="float" office:value="-0.0695942001839618" calcext:value-type="float">
            <text:p>-0,069594200183962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[ack_dev_data.A270]*analyze_resolution" office:value-type="float" office:value="17.25" calcext:value-type="float">
            <text:p>17,25</text:p>
          </table:table-cell>
          <table:table-cell table:formula="of:=[rf.N346]" office:value-type="float" office:value="-0.233506451762816" calcext:value-type="float">
            <text:p>-0,233506451762816</text:p>
          </table:table-cell>
          <table:table-cell table:formula="of:=[lf.N346]" office:value-type="float" office:value="-0.208816650791909" calcext:value-type="float">
            <text:p>-0,208816650791909</text:p>
          </table:table-cell>
          <table:table-cell table:formula="of:=([.C270]+[.D270])/2" office:value-type="float" office:value="-0.221161551277363" calcext:value-type="float">
            <text:p>-0,221161551277363</text:p>
          </table:table-cell>
          <table:table-cell table:formula="of:=IF([.E270] = 0;0;TAN(0.5*PI()-[.E270])*wheelbase)" office:value-type="float" office:value="-1334.28586908314" calcext:value-type="float">
            <text:p>-1334,28586908314</text:p>
          </table:table-cell>
          <table:table-cell table:formula="of:=IF([.D270] = 0;0;TAN(0.5*PI()-[.C270])*wheelbase+right_king_pin_y)" office:value-type="float" office:value="-1351.32510668953" calcext:value-type="float">
            <text:p>-1351,32510668953</text:p>
          </table:table-cell>
          <table:table-cell table:formula="of:=IF([.D270] = 0;0;TAN(0.5*PI()-[.D270])*wheelbase+left_king_pin_y)" office:value-type="float" office:value="-1325.72442151167" calcext:value-type="float">
            <text:p>-1325,72442151167</text:p>
          </table:table-cell>
          <table:table-cell table:formula="of:=IF([.E270]=0;0;[.E270]/ABS([.E270]))" office:value-type="float" office:value="-1" calcext:value-type="float">
            <text:p>-1</text:p>
          </table:table-cell>
          <table:table-cell table:formula="of:=IF([.E270]=0;0;[.I270]*0.5*PI()-ATAN(([.F270]-right_king_pin_y)/wheelbase))" office:value-type="float" office:value="-0.236586844768827" calcext:value-type="float">
            <text:p>-0,236586844768827</text:p>
          </table:table-cell>
          <table:table-cell table:formula="of:=IF([.E270]=0;0;[.I270]*0.5*PI()-ATAN(([.F270]-left_king_pin_y)/wheelbase))" office:value-type="float" office:value="-0.207597301416364" calcext:value-type="float">
            <text:p>-0,207597301416364</text:p>
          </table:table-cell>
          <table:table-cell table:formula="of:=DEGREES([.C270]-[.J270])" office:value-type="float" office:value="0.176493518486046" calcext:value-type="float">
            <text:p>0,176493518486046</text:p>
          </table:table-cell>
          <table:table-cell table:formula="of:=DEGREES([.D270]-[.K270])" office:value-type="float" office:value="-0.0698635729706516" calcext:value-type="float">
            <text:p>-0,069863572970652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[ack_dev_data.A271]*analyze_resolution" office:value-type="float" office:value="17.4" calcext:value-type="float">
            <text:p>17,4</text:p>
          </table:table-cell>
          <table:table-cell table:formula="of:=[rf.N347]" office:value-type="float" office:value="-0.235621833747228" calcext:value-type="float">
            <text:p>-0,235621833747228</text:p>
          </table:table-cell>
          <table:table-cell table:formula="of:=[lf.N347]" office:value-type="float" office:value="-0.210494395833103" calcext:value-type="float">
            <text:p>-0,210494395833103</text:p>
          </table:table-cell>
          <table:table-cell table:formula="of:=([.C271]+[.D271])/2" office:value-type="float" office:value="-0.223058114790166" calcext:value-type="float">
            <text:p>-0,223058114790166</text:p>
          </table:table-cell>
          <table:table-cell table:formula="of:=IF([.E271] = 0;0;TAN(0.5*PI()-[.E271])*wheelbase)" office:value-type="float" office:value="-1322.56083013697" calcext:value-type="float">
            <text:p>-1322,56083013697</text:p>
          </table:table-cell>
          <table:table-cell table:formula="of:=IF([.D271] = 0;0;TAN(0.5*PI()-[.C271])*wheelbase+right_king_pin_y)" office:value-type="float" office:value="-1339.57680342868" calcext:value-type="float">
            <text:p>-1339,57680342868</text:p>
          </table:table-cell>
          <table:table-cell table:formula="of:=IF([.D271] = 0;0;TAN(0.5*PI()-[.D271])*wheelbase+left_king_pin_y)" office:value-type="float" office:value="-1314.10421075796" calcext:value-type="float">
            <text:p>-1314,10421075796</text:p>
          </table:table-cell>
          <table:table-cell table:formula="of:=IF([.E271]=0;0;[.E271]/ABS([.E271]))" office:value-type="float" office:value="-1" calcext:value-type="float">
            <text:p>-1</text:p>
          </table:table-cell>
          <table:table-cell table:formula="of:=IF([.E271]=0;0;[.I271]*0.5*PI()-ATAN(([.F271]-right_king_pin_y)/wheelbase))" office:value-type="float" office:value="-0.238753253045392" calcext:value-type="float">
            <text:p>-0,238753253045392</text:p>
          </table:table-cell>
          <table:table-cell table:formula="of:=IF([.E271]=0;0;[.I271]*0.5*PI()-ATAN(([.F271]-left_king_pin_y)/wheelbase))" office:value-type="float" office:value="-0.209270798926336" calcext:value-type="float">
            <text:p>-0,209270798926336</text:p>
          </table:table-cell>
          <table:table-cell table:formula="of:=DEGREES([.C271]-[.J271])" office:value-type="float" office:value="0.17941710967061" calcext:value-type="float">
            <text:p>0,17941710967061</text:p>
          </table:table-cell>
          <table:table-cell table:formula="of:=DEGREES([.D271]-[.K271])" office:value-type="float" office:value="-0.0701069385830014" calcext:value-type="float">
            <text:p>-0,07010693858300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[ack_dev_data.A272]*analyze_resolution" office:value-type="float" office:value="17.55" calcext:value-type="float">
            <text:p>17,55</text:p>
          </table:table-cell>
          <table:table-cell table:formula="of:=[rf.N348]" office:value-type="float" office:value="-0.237738527594588" calcext:value-type="float">
            <text:p>-0,237738527594588</text:p>
          </table:table-cell>
          <table:table-cell table:formula="of:=[lf.N348]" office:value-type="float" office:value="-0.212169442930339" calcext:value-type="float">
            <text:p>-0,212169442930339</text:p>
          </table:table-cell>
          <table:table-cell table:formula="of:=([.C272]+[.D272])/2" office:value-type="float" office:value="-0.224953985262464" calcext:value-type="float">
            <text:p>-0,224953985262464</text:p>
          </table:table-cell>
          <table:table-cell table:formula="of:=IF([.E272] = 0;0;TAN(0.5*PI()-[.E272])*wheelbase)" office:value-type="float" office:value="-1311.03441197741" calcext:value-type="float">
            <text:p>-1311,03441197741</text:p>
          </table:table-cell>
          <table:table-cell table:formula="of:=IF([.D272] = 0;0;TAN(0.5*PI()-[.C272])*wheelbase+right_king_pin_y)" office:value-type="float" office:value="-1328.02662740841" calcext:value-type="float">
            <text:p>-1328,02662740841</text:p>
          </table:table-cell>
          <table:table-cell table:formula="of:=IF([.D272] = 0;0;TAN(0.5*PI()-[.D272])*wheelbase+left_king_pin_y)" office:value-type="float" office:value="-1302.68332405524" calcext:value-type="float">
            <text:p>-1302,68332405524</text:p>
          </table:table-cell>
          <table:table-cell table:formula="of:=IF([.E272]=0;0;[.E272]/ABS([.E272]))" office:value-type="float" office:value="-1" calcext:value-type="float">
            <text:p>-1</text:p>
          </table:table-cell>
          <table:table-cell table:formula="of:=IF([.E272]=0;0;[.I272]*0.5*PI()-ATAN(([.F272]-right_king_pin_y)/wheelbase))" office:value-type="float" office:value="-0.240921229089107" calcext:value-type="float">
            <text:p>-0,240921229089107</text:p>
          </table:table-cell>
          <table:table-cell table:formula="of:=IF([.E272]=0;0;[.I272]*0.5*PI()-ATAN(([.F272]-left_king_pin_y)/wheelbase))" office:value-type="float" office:value="-0.210942062723024" calcext:value-type="float">
            <text:p>-0,210942062723024</text:p>
          </table:table-cell>
          <table:table-cell table:formula="of:=DEGREES([.C272]-[.J272])" office:value-type="float" office:value="0.182355363085924" calcext:value-type="float">
            <text:p>0,182355363085924</text:p>
          </table:table-cell>
          <table:table-cell table:formula="of:=DEGREES([.D272]-[.K272])" office:value-type="float" office:value="-0.0703237057370669" calcext:value-type="float">
            <text:p>-0,070323705737067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[ack_dev_data.A273]*analyze_resolution" office:value-type="float" office:value="17.7" calcext:value-type="float">
            <text:p>17,7</text:p>
          </table:table-cell>
          <table:table-cell table:formula="of:=[rf.N349]" office:value-type="float" office:value="-0.239856530054842" calcext:value-type="float">
            <text:p>-0,239856530054842</text:p>
          </table:table-cell>
          <table:table-cell table:formula="of:=[lf.N349]" office:value-type="float" office:value="-0.213841783192605" calcext:value-type="float">
            <text:p>-0,213841783192605</text:p>
          </table:table-cell>
          <table:table-cell table:formula="of:=([.C273]+[.D273])/2" office:value-type="float" office:value="-0.226849156623723" calcext:value-type="float">
            <text:p>-0,226849156623723</text:p>
          </table:table-cell>
          <table:table-cell table:formula="of:=IF([.E273] = 0;0;TAN(0.5*PI()-[.E273])*wheelbase)" office:value-type="float" office:value="-1299.70156754479" calcext:value-type="float">
            <text:p>-1299,70156754479</text:p>
          </table:table-cell>
          <table:table-cell table:formula="of:=IF([.D273] = 0;0;TAN(0.5*PI()-[.C273])*wheelbase+right_king_pin_y)" office:value-type="float" office:value="-1316.66953146029" calcext:value-type="float">
            <text:p>-1316,66953146029</text:p>
          </table:table-cell>
          <table:table-cell table:formula="of:=IF([.D273] = 0;0;TAN(0.5*PI()-[.D273])*wheelbase+left_king_pin_y)" office:value-type="float" office:value="-1291.45671651974" calcext:value-type="float">
            <text:p>-1291,45671651974</text:p>
          </table:table-cell>
          <table:table-cell table:formula="of:=IF([.E273]=0;0;[.E273]/ABS([.E273]))" office:value-type="float" office:value="-1" calcext:value-type="float">
            <text:p>-1</text:p>
          </table:table-cell>
          <table:table-cell table:formula="of:=IF([.E273]=0;0;[.I273]*0.5*PI()-ATAN(([.F273]-right_king_pin_y)/wheelbase))" office:value-type="float" office:value="-0.243090762414382" calcext:value-type="float">
            <text:p>-0,243090762414382</text:p>
          </table:table-cell>
          <table:table-cell table:formula="of:=IF([.E273]=0;0;[.I273]*0.5*PI()-ATAN(([.F273]-left_king_pin_y)/wheelbase))" office:value-type="float" office:value="-0.212611094270406" calcext:value-type="float">
            <text:p>-0,212611094270406</text:p>
          </table:table-cell>
          <table:table-cell table:formula="of:=DEGREES([.C273]-[.J273])" office:value-type="float" office:value="0.185307864166277" calcext:value-type="float">
            <text:p>0,185307864166277</text:p>
          </table:table-cell>
          <table:table-cell table:formula="of:=DEGREES([.D273]-[.K273])" office:value-type="float" office:value="-0.0705132811354602" calcext:value-type="float">
            <text:p>-0,07051328113546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[ack_dev_data.A274]*analyze_resolution" office:value-type="float" office:value="17.85" calcext:value-type="float">
            <text:p>17,85</text:p>
          </table:table-cell>
          <table:table-cell table:formula="of:=[rf.N350]" office:value-type="float" office:value="-0.241975837899176" calcext:value-type="float">
            <text:p>-0,241975837899176</text:p>
          </table:table-cell>
          <table:table-cell table:formula="of:=[lf.N350]" office:value-type="float" office:value="-0.215511407704865" calcext:value-type="float">
            <text:p>-0,215511407704865</text:p>
          </table:table-cell>
          <table:table-cell table:formula="of:=([.C274]+[.D274])/2" office:value-type="float" office:value="-0.228743622802021" calcext:value-type="float">
            <text:p>-0,228743622802021</text:p>
          </table:table-cell>
          <table:table-cell table:formula="of:=IF([.E274] = 0;0;TAN(0.5*PI()-[.E274])*wheelbase)" office:value-type="float" office:value="-1288.55741944929" calcext:value-type="float">
            <text:p>-1288,55741944929</text:p>
          </table:table-cell>
          <table:table-cell table:formula="of:=IF([.D274] = 0;0;TAN(0.5*PI()-[.C274])*wheelbase+right_king_pin_y)" office:value-type="float" office:value="-1305.50063807905" calcext:value-type="float">
            <text:p>-1305,50063807905</text:p>
          </table:table-cell>
          <table:table-cell table:formula="of:=IF([.D274] = 0;0;TAN(0.5*PI()-[.D274])*wheelbase+left_king_pin_y)" office:value-type="float" office:value="-1280.419512951" calcext:value-type="float">
            <text:p>-1280,419512951</text:p>
          </table:table-cell>
          <table:table-cell table:formula="of:=IF([.E274]=0;0;[.E274]/ABS([.E274]))" office:value-type="float" office:value="-1" calcext:value-type="float">
            <text:p>-1</text:p>
          </table:table-cell>
          <table:table-cell table:formula="of:=IF([.E274]=0;0;[.I274]*0.5*PI()-ATAN(([.F274]-right_king_pin_y)/wheelbase))" office:value-type="float" office:value="-0.245261842450019" calcext:value-type="float">
            <text:p>-0,245261842450019</text:p>
          </table:table-cell>
          <table:table-cell table:formula="of:=IF([.E274]=0;0;[.I274]*0.5*PI()-ATAN(([.F274]-left_king_pin_y)/wheelbase))" office:value-type="float" office:value="-0.214277895043256" calcext:value-type="float">
            <text:p>-0,214277895043256</text:p>
          </table:table-cell>
          <table:table-cell table:formula="of:=DEGREES([.C274]-[.J274])" office:value-type="float" office:value="0.188274192224053" calcext:value-type="float">
            <text:p>0,188274192224053</text:p>
          </table:table-cell>
          <table:table-cell table:formula="of:=DEGREES([.D274]-[.K274])" office:value-type="float" office:value="-0.0706750694861277" calcext:value-type="float">
            <text:p>-0,07067506948612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ack_dev_data.A275]*analyze_resolution" office:value-type="float" office:value="18" calcext:value-type="float">
            <text:p>18</text:p>
          </table:table-cell>
          <table:table-cell table:formula="of:=[rf.N351]" office:value-type="float" office:value="-0.244096447920001" calcext:value-type="float">
            <text:p>-0,244096447920001</text:p>
          </table:table-cell>
          <table:table-cell table:formula="of:=[lf.N351]" office:value-type="float" office:value="-0.217178307528139" calcext:value-type="float">
            <text:p>-0,217178307528139</text:p>
          </table:table-cell>
          <table:table-cell table:formula="of:=([.C275]+[.D275])/2" office:value-type="float" office:value="-0.23063737772407" calcext:value-type="float">
            <text:p>-0,23063737772407</text:p>
          </table:table-cell>
          <table:table-cell table:formula="of:=IF([.E275] = 0;0;TAN(0.5*PI()-[.E275])*wheelbase)" office:value-type="float" office:value="-1277.59725290133" calcext:value-type="float">
            <text:p>-1277,59725290133</text:p>
          </table:table-cell>
          <table:table-cell table:formula="of:=IF([.D275] = 0;0;TAN(0.5*PI()-[.C275])*wheelbase+right_king_pin_y)" office:value-type="float" office:value="-1294.51523235299" calcext:value-type="float">
            <text:p>-1294,51523235299</text:p>
          </table:table-cell>
          <table:table-cell table:formula="of:=IF([.D275] = 0;0;TAN(0.5*PI()-[.D275])*wheelbase+left_king_pin_y)" office:value-type="float" office:value="-1269.56700076232" calcext:value-type="float">
            <text:p>-1269,56700076232</text:p>
          </table:table-cell>
          <table:table-cell table:formula="of:=IF([.E275]=0;0;[.E275]/ABS([.E275]))" office:value-type="float" office:value="-1" calcext:value-type="float">
            <text:p>-1</text:p>
          </table:table-cell>
          <table:table-cell table:formula="of:=IF([.E275]=0;0;[.I275]*0.5*PI()-ATAN(([.F275]-right_king_pin_y)/wheelbase))" office:value-type="float" office:value="-0.247434458539215" calcext:value-type="float">
            <text:p>-0,247434458539215</text:p>
          </table:table-cell>
          <table:table-cell table:formula="of:=IF([.E275]=0;0;[.I275]*0.5*PI()-ATAN(([.F275]-left_king_pin_y)/wheelbase))" office:value-type="float" office:value="-0.215942466526893" calcext:value-type="float">
            <text:p>-0,215942466526893</text:p>
          </table:table-cell>
          <table:table-cell table:formula="of:=DEGREES([.C275]-[.J275])" office:value-type="float" office:value="0.19125392045081" calcext:value-type="float">
            <text:p>0,19125392045081</text:p>
          </table:table-cell>
          <table:table-cell table:formula="of:=DEGREES([.D275]-[.K275])" office:value-type="float" office:value="-0.0708084735206061" calcext:value-type="float">
            <text:p>-0,070808473520606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[ack_dev_data.A276]*analyze_resolution" office:value-type="float" office:value="18.15" calcext:value-type="float">
            <text:p>18,15</text:p>
          </table:table-cell>
          <table:table-cell table:formula="of:=[rf.N352]" office:value-type="float" office:value="-0.246218356930949" calcext:value-type="float">
            <text:p>-0,246218356930949</text:p>
          </table:table-cell>
          <table:table-cell table:formula="of:=[lf.N352]" office:value-type="float" office:value="-0.218842473699581" calcext:value-type="float">
            <text:p>-0,218842473699581</text:p>
          </table:table-cell>
          <table:table-cell table:formula="of:=([.C276]+[.D276])/2" office:value-type="float" office:value="-0.232530415315265" calcext:value-type="float">
            <text:p>-0,232530415315265</text:p>
          </table:table-cell>
          <table:table-cell table:formula="of:=IF([.E276] = 0;0;TAN(0.5*PI()-[.E276])*wheelbase)" office:value-type="float" office:value="-1266.81650899251" calcext:value-type="float">
            <text:p>-1266,81650899251</text:p>
          </table:table-cell>
          <table:table-cell table:formula="of:=IF([.D276] = 0;0;TAN(0.5*PI()-[.C276])*wheelbase+right_king_pin_y)" office:value-type="float" office:value="-1283.70875524486" calcext:value-type="float">
            <text:p>-1283,70875524486</text:p>
          </table:table-cell>
          <table:table-cell table:formula="of:=IF([.D276] = 0;0;TAN(0.5*PI()-[.D276])*wheelbase+left_king_pin_y)" office:value-type="float" office:value="-1258.89462326176" calcext:value-type="float">
            <text:p>-1258,89462326176</text:p>
          </table:table-cell>
          <table:table-cell table:formula="of:=IF([.E276]=0;0;[.E276]/ABS([.E276]))" office:value-type="float" office:value="-1" calcext:value-type="float">
            <text:p>-1</text:p>
          </table:table-cell>
          <table:table-cell table:formula="of:=IF([.E276]=0;0;[.I276]*0.5*PI()-ATAN(([.F276]-right_king_pin_y)/wheelbase))" office:value-type="float" office:value="-0.249608599939589" calcext:value-type="float">
            <text:p>-0,249608599939589</text:p>
          </table:table-cell>
          <table:table-cell table:formula="of:=IF([.E276]=0;0;[.I276]*0.5*PI()-ATAN(([.F276]-left_king_pin_y)/wheelbase))" office:value-type="float" office:value="-0.217604810216953" calcext:value-type="float">
            <text:p>-0,217604810216953</text:p>
          </table:table-cell>
          <table:table-cell table:formula="of:=DEGREES([.C276]-[.J276])" office:value-type="float" office:value="0.194246615918822" calcext:value-type="float">
            <text:p>0,194246615918822</text:p>
          </table:table-cell>
          <table:table-cell table:formula="of:=DEGREES([.D276]-[.K276])" office:value-type="float" office:value="-0.0709128940120503" calcext:value-type="float">
            <text:p>-0,07091289401205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[ack_dev_data.A277]*analyze_resolution" office:value-type="float" office:value="18.3" calcext:value-type="float">
            <text:p>18,3</text:p>
          </table:table-cell>
          <table:table-cell table:formula="of:=[rf.N353]" office:value-type="float" office:value="-0.248341561766851" calcext:value-type="float">
            <text:p>-0,248341561766851</text:p>
          </table:table-cell>
          <table:table-cell table:formula="of:=[lf.N353]" office:value-type="float" office:value="-0.220503897232574" calcext:value-type="float">
            <text:p>-0,220503897232574</text:p>
          </table:table-cell>
          <table:table-cell table:formula="of:=([.C277]+[.D277])/2" office:value-type="float" office:value="-0.234422729499713" calcext:value-type="float">
            <text:p>-0,234422729499713</text:p>
          </table:table-cell>
          <table:table-cell table:formula="of:=IF([.E277] = 0;0;TAN(0.5*PI()-[.E277])*wheelbase)" office:value-type="float" office:value="-1256.21077830697" calcext:value-type="float">
            <text:p>-1256,21077830697</text:p>
          </table:table-cell>
          <table:table-cell table:formula="of:=IF([.D277] = 0;0;TAN(0.5*PI()-[.C277])*wheelbase+right_king_pin_y)" office:value-type="float" office:value="-1273.07679720337" calcext:value-type="float">
            <text:p>-1273,07679720337</text:p>
          </table:table-cell>
          <table:table-cell table:formula="of:=IF([.D277] = 0;0;TAN(0.5*PI()-[.D277])*wheelbase+left_king_pin_y)" office:value-type="float" office:value="-1248.39797326345" calcext:value-type="float">
            <text:p>-1248,39797326345</text:p>
          </table:table-cell>
          <table:table-cell table:formula="of:=IF([.E277]=0;0;[.E277]/ABS([.E277]))" office:value-type="float" office:value="-1" calcext:value-type="float">
            <text:p>-1</text:p>
          </table:table-cell>
          <table:table-cell table:formula="of:=IF([.E277]=0;0;[.I277]*0.5*PI()-ATAN(([.F277]-right_king_pin_y)/wheelbase))" office:value-type="float" office:value="-0.251784255823203" calcext:value-type="float">
            <text:p>-0,251784255823203</text:p>
          </table:table-cell>
          <table:table-cell table:formula="of:=IF([.E277]=0;0;[.I277]*0.5*PI()-ATAN(([.F277]-left_king_pin_y)/wheelbase))" office:value-type="float" office:value="-0.21926492761915" calcext:value-type="float">
            <text:p>-0,21926492761915</text:p>
          </table:table-cell>
          <table:table-cell table:formula="of:=DEGREES([.C277]-[.J277])" office:value-type="float" office:value="0.197251839583759" calcext:value-type="float">
            <text:p>0,197251839583759</text:p>
          </table:table-cell>
          <table:table-cell table:formula="of:=DEGREES([.D277]-[.K277])" office:value-type="float" office:value="-0.0709877297941638" calcext:value-type="float">
            <text:p>-0,070987729794164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[ack_dev_data.A278]*analyze_resolution" office:value-type="float" office:value="18.45" calcext:value-type="float">
            <text:p>18,45</text:p>
          </table:table-cell>
          <table:table-cell table:formula="of:=[rf.N354]" office:value-type="float" office:value="-0.250466059283736" calcext:value-type="float">
            <text:p>-0,250466059283736</text:p>
          </table:table-cell>
          <table:table-cell table:formula="of:=[lf.N354]" office:value-type="float" office:value="-0.222162569116818" calcext:value-type="float">
            <text:p>-0,222162569116818</text:p>
          </table:table-cell>
          <table:table-cell table:formula="of:=([.C278]+[.D278])/2" office:value-type="float" office:value="-0.236314314200277" calcext:value-type="float">
            <text:p>-0,236314314200277</text:p>
          </table:table-cell>
          <table:table-cell table:formula="of:=IF([.E278] = 0;0;TAN(0.5*PI()-[.E278])*wheelbase)" office:value-type="float" office:value="-1245.77579484437" calcext:value-type="float">
            <text:p>-1245,77579484437</text:p>
          </table:table-cell>
          <table:table-cell table:formula="of:=IF([.D278] = 0;0;TAN(0.5*PI()-[.C278])*wheelbase+right_king_pin_y)" office:value-type="float" office:value="-1262.61509208614" calcext:value-type="float">
            <text:p>-1262,61509208614</text:p>
          </table:table-cell>
          <table:table-cell table:formula="of:=IF([.D278] = 0;0;TAN(0.5*PI()-[.D278])*wheelbase+left_king_pin_y)" office:value-type="float" office:value="-1238.07278701071" calcext:value-type="float">
            <text:p>-1238,07278701071</text:p>
          </table:table-cell>
          <table:table-cell table:formula="of:=IF([.E278]=0;0;[.E278]/ABS([.E278]))" office:value-type="float" office:value="-1" calcext:value-type="float">
            <text:p>-1</text:p>
          </table:table-cell>
          <table:table-cell table:formula="of:=IF([.E278]=0;0;[.I278]*0.5*PI()-ATAN(([.F278]-right_king_pin_y)/wheelbase))" office:value-type="float" office:value="-0.253961415276603" calcext:value-type="float">
            <text:p>-0,253961415276603</text:p>
          </table:table-cell>
          <table:table-cell table:formula="of:=IF([.E278]=0;0;[.I278]*0.5*PI()-ATAN(([.F278]-left_king_pin_y)/wheelbase))" office:value-type="float" office:value="-0.22092282024905" calcext:value-type="float">
            <text:p>-0,22092282024905</text:p>
          </table:table-cell>
          <table:table-cell table:formula="of:=DEGREES([.C278]-[.J278])" office:value-type="float" office:value="0.200269146287047" calcext:value-type="float">
            <text:p>0,200269146287047</text:p>
          </table:table-cell>
          <table:table-cell table:formula="of:=DEGREES([.D278]-[.K278])" office:value-type="float" office:value="-0.0710323777792261" calcext:value-type="float">
            <text:p>-0,07103237777922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[ack_dev_data.A279]*analyze_resolution" office:value-type="float" office:value="18.6" calcext:value-type="float">
            <text:p>18,6</text:p>
          </table:table-cell>
          <table:table-cell table:formula="of:=[rf.N355]" office:value-type="float" office:value="-0.252591846358817" calcext:value-type="float">
            <text:p>-0,252591846358817</text:p>
          </table:table-cell>
          <table:table-cell table:formula="of:=[lf.N355]" office:value-type="float" office:value="-0.223818480318412" calcext:value-type="float">
            <text:p>-0,223818480318412</text:p>
          </table:table-cell>
          <table:table-cell table:formula="of:=([.C279]+[.D279])/2" office:value-type="float" office:value="-0.238205163338614" calcext:value-type="float">
            <text:p>-0,238205163338614</text:p>
          </table:table-cell>
          <table:table-cell table:formula="of:=IF([.E279] = 0;0;TAN(0.5*PI()-[.E279])*wheelbase)" office:value-type="float" office:value="-1235.50743023701" calcext:value-type="float">
            <text:p>-1235,50743023701</text:p>
          </table:table-cell>
          <table:table-cell table:formula="of:=IF([.D279] = 0;0;TAN(0.5*PI()-[.C279])*wheelbase+right_king_pin_y)" office:value-type="float" office:value="-1252.3195113768" calcext:value-type="float">
            <text:p>-1252,3195113768</text:p>
          </table:table-cell>
          <table:table-cell table:formula="of:=IF([.D279] = 0;0;TAN(0.5*PI()-[.D279])*wheelbase+left_king_pin_y)" office:value-type="float" office:value="-1227.91493839314" calcext:value-type="float">
            <text:p>-1227,91493839314</text:p>
          </table:table-cell>
          <table:table-cell table:formula="of:=IF([.E279]=0;0;[.E279]/ABS([.E279]))" office:value-type="float" office:value="-1" calcext:value-type="float">
            <text:p>-1</text:p>
          </table:table-cell>
          <table:table-cell table:formula="of:=IF([.E279]=0;0;[.I279]*0.5*PI()-ATAN(([.F279]-right_king_pin_y)/wheelbase))" office:value-type="float" office:value="-0.256140067300855" calcext:value-type="float">
            <text:p>-0,256140067300855</text:p>
          </table:table-cell>
          <table:table-cell table:formula="of:=IF([.E279]=0;0;[.I279]*0.5*PI()-ATAN(([.F279]-left_king_pin_y)/wheelbase))" office:value-type="float" office:value="-0.222578489631836" calcext:value-type="float">
            <text:p>-0,222578489631836</text:p>
          </table:table-cell>
          <table:table-cell table:formula="of:=DEGREES([.C279]-[.J279])" office:value-type="float" office:value="0.203298084758751" calcext:value-type="float">
            <text:p>0,203298084758751</text:p>
          </table:table-cell>
          <table:table-cell table:formula="of:=DEGREES([.D279]-[.K279])" office:value-type="float" office:value="-0.0710462329762983" calcext:value-type="float">
            <text:p>-0,071046232976298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[ack_dev_data.A280]*analyze_resolution" office:value-type="float" office:value="18.75" calcext:value-type="float">
            <text:p>18,75</text:p>
          </table:table-cell>
          <table:table-cell table:formula="of:=[rf.N356]" office:value-type="float" office:value="-0.254718919890481" calcext:value-type="float">
            <text:p>-0,254718919890481</text:p>
          </table:table-cell>
          <table:table-cell table:formula="of:=[lf.N356]" office:value-type="float" office:value="-0.225471621779951" calcext:value-type="float">
            <text:p>-0,225471621779951</text:p>
          </table:table-cell>
          <table:table-cell table:formula="of:=([.C280]+[.D280])/2" office:value-type="float" office:value="-0.240095270835216" calcext:value-type="float">
            <text:p>-0,240095270835216</text:p>
          </table:table-cell>
          <table:table-cell table:formula="of:=IF([.E280] = 0;0;TAN(0.5*PI()-[.E280])*wheelbase)" office:value-type="float" office:value="-1225.40168824442" calcext:value-type="float">
            <text:p>-1225,40168824442</text:p>
          </table:table-cell>
          <table:table-cell table:formula="of:=IF([.D280] = 0;0;TAN(0.5*PI()-[.C280])*wheelbase+right_king_pin_y)" office:value-type="float" office:value="-1242.18605867968" calcext:value-type="float">
            <text:p>-1242,18605867968</text:p>
          </table:table-cell>
          <table:table-cell table:formula="of:=IF([.D280] = 0;0;TAN(0.5*PI()-[.D280])*wheelbase+left_king_pin_y)" office:value-type="float" office:value="-1217.92043344129" calcext:value-type="float">
            <text:p>-1217,92043344129</text:p>
          </table:table-cell>
          <table:table-cell table:formula="of:=IF([.E280]=0;0;[.E280]/ABS([.E280]))" office:value-type="float" office:value="-1" calcext:value-type="float">
            <text:p>-1</text:p>
          </table:table-cell>
          <table:table-cell table:formula="of:=IF([.E280]=0;0;[.I280]*0.5*PI()-ATAN(([.F280]-right_king_pin_y)/wheelbase))" office:value-type="float" office:value="-0.258320200811604" calcext:value-type="float">
            <text:p>-0,258320200811604</text:p>
          </table:table-cell>
          <table:table-cell table:formula="of:=IF([.E280]=0;0;[.I280]*0.5*PI()-ATAN(([.F280]-left_king_pin_y)/wheelbase))" office:value-type="float" office:value="-0.224231937302084" calcext:value-type="float">
            <text:p>-0,224231937302084</text:p>
          </table:table-cell>
          <table:table-cell table:formula="of:=DEGREES([.C280]-[.J280])" office:value-type="float" office:value="0.20633819762133" calcext:value-type="float">
            <text:p>0,20633819762133</text:p>
          </table:table-cell>
          <table:table-cell table:formula="of:=DEGREES([.D280]-[.K280])" office:value-type="float" office:value="-0.071028688509632" calcext:value-type="float">
            <text:p>-0,071028688509632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[ack_dev_data.A281]*analyze_resolution" office:value-type="float" office:value="18.9" calcext:value-type="float">
            <text:p>18,9</text:p>
          </table:table-cell>
          <table:table-cell table:formula="of:=[rf.N357]" office:value-type="float" office:value="-0.256847276798283" calcext:value-type="float">
            <text:p>-0,256847276798283</text:p>
          </table:table-cell>
          <table:table-cell table:formula="of:=[lf.N357]" office:value-type="float" office:value="-0.227121984420625" calcext:value-type="float">
            <text:p>-0,227121984420625</text:p>
          </table:table-cell>
          <table:table-cell table:formula="of:=([.C281]+[.D281])/2" office:value-type="float" office:value="-0.241984630609454" calcext:value-type="float">
            <text:p>-0,241984630609454</text:p>
          </table:table-cell>
          <table:table-cell table:formula="of:=IF([.E281] = 0;0;TAN(0.5*PI()-[.E281])*wheelbase)" office:value-type="float" office:value="-1215.45469951017" calcext:value-type="float">
            <text:p>-1215,45469951017</text:p>
          </table:table-cell>
          <table:table-cell table:formula="of:=IF([.D281] = 0;0;TAN(0.5*PI()-[.C281])*wheelbase+right_king_pin_y)" office:value-type="float" office:value="-1232.2108644766" calcext:value-type="float">
            <text:p>-1232,2108644766</text:p>
          </table:table-cell>
          <table:table-cell table:formula="of:=IF([.D281] = 0;0;TAN(0.5*PI()-[.D281])*wheelbase+left_king_pin_y)" office:value-type="float" office:value="-1208.08540508344" calcext:value-type="float">
            <text:p>-1208,08540508344</text:p>
          </table:table-cell>
          <table:table-cell table:formula="of:=IF([.E281]=0;0;[.E281]/ABS([.E281]))" office:value-type="float" office:value="-1" calcext:value-type="float">
            <text:p>-1</text:p>
          </table:table-cell>
          <table:table-cell table:formula="of:=IF([.E281]=0;0;[.I281]*0.5*PI()-ATAN(([.F281]-right_king_pin_y)/wheelbase))" office:value-type="float" office:value="-0.26050180463913" calcext:value-type="float">
            <text:p>-0,26050180463913</text:p>
          </table:table-cell>
          <table:table-cell table:formula="of:=IF([.E281]=0;0;[.I281]*0.5*PI()-ATAN(([.F281]-left_king_pin_y)/wheelbase))" office:value-type="float" office:value="-0.225883164803539" calcext:value-type="float">
            <text:p>-0,225883164803539</text:p>
          </table:table-cell>
          <table:table-cell table:formula="of:=DEGREES([.C281]-[.J281])" office:value-type="float" office:value="0.209389021393566" calcext:value-type="float">
            <text:p>0,209389021393566</text:p>
          </table:table-cell>
          <table:table-cell table:formula="of:=DEGREES([.D281]-[.K281])" office:value-type="float" office:value="-0.0709791356370403" calcext:value-type="float">
            <text:p>-0,07097913563704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[ack_dev_data.A282]*analyze_resolution" office:value-type="float" office:value="19.05" calcext:value-type="float">
            <text:p>19,05</text:p>
          </table:table-cell>
          <table:table-cell table:formula="of:=[rf.N358]" office:value-type="float" office:value="-0.258976914022936" calcext:value-type="float">
            <text:p>-0,258976914022936</text:p>
          </table:table-cell>
          <table:table-cell table:formula="of:=[lf.N358]" office:value-type="float" office:value="-0.228769559136306" calcext:value-type="float">
            <text:p>-0,228769559136306</text:p>
          </table:table-cell>
          <table:table-cell table:formula="of:=([.C282]+[.D282])/2" office:value-type="float" office:value="-0.243873236579621" calcext:value-type="float">
            <text:p>-0,243873236579621</text:p>
          </table:table-cell>
          <table:table-cell table:formula="of:=IF([.E282] = 0;0;TAN(0.5*PI()-[.E282])*wheelbase)" office:value-type="float" office:value="-1205.66271656638" calcext:value-type="float">
            <text:p>-1205,66271656638</text:p>
          </table:table-cell>
          <table:table-cell table:formula="of:=IF([.D282] = 0;0;TAN(0.5*PI()-[.C282])*wheelbase+right_king_pin_y)" office:value-type="float" office:value="-1222.39018113141" calcext:value-type="float">
            <text:p>-1222,39018113141</text:p>
          </table:table-cell>
          <table:table-cell table:formula="of:=IF([.D282] = 0;0;TAN(0.5*PI()-[.D282])*wheelbase+left_king_pin_y)" office:value-type="float" office:value="-1198.40610815024" calcext:value-type="float">
            <text:p>-1198,40610815024</text:p>
          </table:table-cell>
          <table:table-cell table:formula="of:=IF([.E282]=0;0;[.E282]/ABS([.E282]))" office:value-type="float" office:value="-1" calcext:value-type="float">
            <text:p>-1</text:p>
          </table:table-cell>
          <table:table-cell table:formula="of:=IF([.E282]=0;0;[.I282]*0.5*PI()-ATAN(([.F282]-right_king_pin_y)/wheelbase))" office:value-type="float" office:value="-0.262684867528415" calcext:value-type="float">
            <text:p>-0,262684867528415</text:p>
          </table:table-cell>
          <table:table-cell table:formula="of:=IF([.E282]=0;0;[.I282]*0.5*PI()-ATAN(([.F282]-left_king_pin_y)/wheelbase))" office:value-type="float" office:value="-0.22753217368889" calcext:value-type="float">
            <text:p>-0,22753217368889</text:p>
          </table:table-cell>
          <table:table-cell table:formula="of:=DEGREES([.C282]-[.J282])" office:value-type="float" office:value="0.212450086494652" calcext:value-type="float">
            <text:p>0,212450086494652</text:p>
          </table:table-cell>
          <table:table-cell table:formula="of:=DEGREES([.D282]-[.K282])" office:value-type="float" office:value="-0.0708969637678359" calcext:value-type="float">
            <text:p>-0,07089696376783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ack_dev_data.A283]*analyze_resolution" office:value-type="float" office:value="19.2" calcext:value-type="float">
            <text:p>19,2</text:p>
          </table:table-cell>
          <table:table-cell table:formula="of:=[rf.N359]" office:value-type="float" office:value="-0.261107828526303" calcext:value-type="float">
            <text:p>-0,261107828526303</text:p>
          </table:table-cell>
          <table:table-cell table:formula="of:=[lf.N359]" office:value-type="float" office:value="-0.230414336799654" calcext:value-type="float">
            <text:p>-0,230414336799654</text:p>
          </table:table-cell>
          <table:table-cell table:formula="of:=([.C283]+[.D283])/2" office:value-type="float" office:value="-0.245761082662979" calcext:value-type="float">
            <text:p>-0,245761082662979</text:p>
          </table:table-cell>
          <table:table-cell table:formula="of:=IF([.E283] = 0;0;TAN(0.5*PI()-[.E283])*wheelbase)" office:value-type="float" office:value="-1196.02210907238" calcext:value-type="float">
            <text:p>-1196,02210907238</text:p>
          </table:table-cell>
          <table:table-cell table:formula="of:=IF([.D283] = 0;0;TAN(0.5*PI()-[.C283])*wheelbase+right_king_pin_y)" office:value-type="float" office:value="-1212.7203781287" calcext:value-type="float">
            <text:p>-1212,7203781287</text:p>
          </table:table-cell>
          <table:table-cell table:formula="of:=IF([.D283] = 0;0;TAN(0.5*PI()-[.D283])*wheelbase+left_king_pin_y)" office:value-type="float" office:value="-1188.87891461334" calcext:value-type="float">
            <text:p>-1188,87891461334</text:p>
          </table:table-cell>
          <table:table-cell table:formula="of:=IF([.E283]=0;0;[.E283]/ABS([.E283]))" office:value-type="float" office:value="-1" calcext:value-type="float">
            <text:p>-1</text:p>
          </table:table-cell>
          <table:table-cell table:formula="of:=IF([.E283]=0;0;[.I283]*0.5*PI()-ATAN(([.F283]-right_king_pin_y)/wheelbase))" office:value-type="float" office:value="-0.264869378139223" calcext:value-type="float">
            <text:p>-0,264869378139223</text:p>
          </table:table-cell>
          <table:table-cell table:formula="of:=IF([.E283]=0;0;[.I283]*0.5*PI()-ATAN(([.F283]-left_king_pin_y)/wheelbase))" office:value-type="float" office:value="-0.229178965519556" calcext:value-type="float">
            <text:p>-0,229178965519556</text:p>
          </table:table-cell>
          <table:table-cell table:formula="of:=DEGREES([.C283]-[.J283])" office:value-type="float" office:value="0.215520917249392" calcext:value-type="float">
            <text:p>0,215520917249392</text:p>
          </table:table-cell>
          <table:table-cell table:formula="of:=DEGREES([.D283]-[.K283])" office:value-type="float" office:value="-0.0707815604813171" calcext:value-type="float">
            <text:p>-0,070781560481317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[ack_dev_data.A284]*analyze_resolution" office:value-type="float" office:value="19.35" calcext:value-type="float">
            <text:p>19,35</text:p>
          </table:table-cell>
          <table:table-cell table:formula="of:=[rf.N360]" office:value-type="float" office:value="-0.263240017291395" calcext:value-type="float">
            <text:p>-0,263240017291395</text:p>
          </table:table-cell>
          <table:table-cell table:formula="of:=[lf.N360]" office:value-type="float" office:value="-0.232056308260213" calcext:value-type="float">
            <text:p>-0,232056308260213</text:p>
          </table:table-cell>
          <table:table-cell table:formula="of:=([.C284]+[.D284])/2" office:value-type="float" office:value="-0.247648162775804" calcext:value-type="float">
            <text:p>-0,247648162775804</text:p>
          </table:table-cell>
          <table:table-cell table:formula="of:=IF([.E284] = 0;0;TAN(0.5*PI()-[.E284])*wheelbase)" office:value-type="float" office:value="-1186.52935927485" calcext:value-type="float">
            <text:p>-1186,52935927485</text:p>
          </table:table-cell>
          <table:table-cell table:formula="of:=IF([.D284] = 0;0;TAN(0.5*PI()-[.C284])*wheelbase+right_king_pin_y)" office:value-type="float" office:value="-1203.19793753391" calcext:value-type="float">
            <text:p>-1203,19793753391</text:p>
          </table:table-cell>
          <table:table-cell table:formula="of:=IF([.D284] = 0;0;TAN(0.5*PI()-[.D284])*wheelbase+left_king_pin_y)" office:value-type="float" office:value="-1179.50030904559" calcext:value-type="float">
            <text:p>-1179,50030904559</text:p>
          </table:table-cell>
          <table:table-cell table:formula="of:=IF([.E284]=0;0;[.E284]/ABS([.E284]))" office:value-type="float" office:value="-1" calcext:value-type="float">
            <text:p>-1</text:p>
          </table:table-cell>
          <table:table-cell table:formula="of:=IF([.E284]=0;0;[.I284]*0.5*PI()-ATAN(([.F284]-right_king_pin_y)/wheelbase))" office:value-type="float" office:value="-0.267055325046187" calcext:value-type="float">
            <text:p>-0,267055325046187</text:p>
          </table:table-cell>
          <table:table-cell table:formula="of:=IF([.E284]=0;0;[.I284]*0.5*PI()-ATAN(([.F284]-left_king_pin_y)/wheelbase))" office:value-type="float" office:value="-0.230823541865463" calcext:value-type="float">
            <text:p>-0,230823541865463</text:p>
          </table:table-cell>
          <table:table-cell table:formula="of:=DEGREES([.C284]-[.J284])" office:value-type="float" office:value="0.218601031893112" calcext:value-type="float">
            <text:p>0,218601031893112</text:p>
          </table:table-cell>
          <table:table-cell table:formula="of:=DEGREES([.D284]-[.K284])" office:value-type="float" office:value="-0.0706323115447306" calcext:value-type="float">
            <text:p>-0,07063231154473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[ack_dev_data.A285]*analyze_resolution" office:value-type="float" office:value="19.5" calcext:value-type="float">
            <text:p>19,5</text:p>
          </table:table-cell>
          <table:table-cell table:formula="of:=[rf.N361]" office:value-type="float" office:value="-0.265373477322358" calcext:value-type="float">
            <text:p>-0,265373477322358</text:p>
          </table:table-cell>
          <table:table-cell table:formula="of:=[lf.N361]" office:value-type="float" office:value="-0.233695464344517" calcext:value-type="float">
            <text:p>-0,233695464344517</text:p>
          </table:table-cell>
          <table:table-cell table:formula="of:=([.C285]+[.D285])/2" office:value-type="float" office:value="-0.249534470833437" calcext:value-type="float">
            <text:p>-0,249534470833437</text:p>
          </table:table-cell>
          <table:table-cell table:formula="of:=IF([.E285] = 0;0;TAN(0.5*PI()-[.E285])*wheelbase)" office:value-type="float" office:value="-1177.18105767745" calcext:value-type="float">
            <text:p>-1177,18105767745</text:p>
          </table:table-cell>
          <table:table-cell table:formula="of:=IF([.D285] = 0;0;TAN(0.5*PI()-[.C285])*wheelbase+right_king_pin_y)" office:value-type="float" office:value="-1193.81944966306" calcext:value-type="float">
            <text:p>-1193,81944966306</text:p>
          </table:table-cell>
          <table:table-cell table:formula="of:=IF([.D285] = 0;0;TAN(0.5*PI()-[.D285])*wheelbase+left_king_pin_y)" office:value-type="float" office:value="-1170.26688429068" calcext:value-type="float">
            <text:p>-1170,26688429068</text:p>
          </table:table-cell>
          <table:table-cell table:formula="of:=IF([.E285]=0;0;[.E285]/ABS([.E285]))" office:value-type="float" office:value="-1" calcext:value-type="float">
            <text:p>-1</text:p>
          </table:table-cell>
          <table:table-cell table:formula="of:=IF([.E285]=0;0;[.I285]*0.5*PI()-ATAN(([.F285]-right_king_pin_y)/wheelbase))" office:value-type="float" office:value="-0.269242696738897" calcext:value-type="float">
            <text:p>-0,269242696738897</text:p>
          </table:table-cell>
          <table:table-cell table:formula="of:=IF([.E285]=0;0;[.I285]*0.5*PI()-ATAN(([.F285]-left_king_pin_y)/wheelbase))" office:value-type="float" office:value="-0.232465904304835" calcext:value-type="float">
            <text:p>-0,232465904304835</text:p>
          </table:table-cell>
          <table:table-cell table:formula="of:=DEGREES([.C285]-[.J285])" office:value-type="float" office:value="0.221689942577756" calcext:value-type="float">
            <text:p>0,221689942577756</text:p>
          </table:table-cell>
          <table:table-cell table:formula="of:=DEGREES([.D285]-[.K285])" office:value-type="float" office:value="-0.070448600931707" calcext:value-type="float">
            <text:p>-0,070448600931707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[ack_dev_data.A286]*analyze_resolution" office:value-type="float" office:value="19.65" calcext:value-type="float">
            <text:p>19,65</text:p>
          </table:table-cell>
          <table:table-cell table:formula="of:=[rf.N362]" office:value-type="float" office:value="-0.267508205644473" calcext:value-type="float">
            <text:p>-0,267508205644473</text:p>
          </table:table-cell>
          <table:table-cell table:formula="of:=[lf.N362]" office:value-type="float" office:value="-0.235331795856186" calcext:value-type="float">
            <text:p>-0,235331795856186</text:p>
          </table:table-cell>
          <table:table-cell table:formula="of:=([.C286]+[.D286])/2" office:value-type="float" office:value="-0.251420000750329" calcext:value-type="float">
            <text:p>-0,251420000750329</text:p>
          </table:table-cell>
          <table:table-cell table:formula="of:=IF([.E286] = 0;0;TAN(0.5*PI()-[.E286])*wheelbase)" office:value-type="float" office:value="-1167.97389890882" calcext:value-type="float">
            <text:p>-1167,97389890882</text:p>
          </table:table-cell>
          <table:table-cell table:formula="of:=IF([.D286] = 0;0;TAN(0.5*PI()-[.C286])*wheelbase+right_king_pin_y)" office:value-type="float" office:value="-1184.58160895072" calcext:value-type="float">
            <text:p>-1184,58160895072</text:p>
          </table:table-cell>
          <table:table-cell table:formula="of:=IF([.D286] = 0;0;TAN(0.5*PI()-[.D286])*wheelbase+left_king_pin_y)" office:value-type="float" office:value="-1161.17533733128" calcext:value-type="float">
            <text:p>-1161,17533733128</text:p>
          </table:table-cell>
          <table:table-cell table:formula="of:=IF([.E286]=0;0;[.E286]/ABS([.E286]))" office:value-type="float" office:value="-1" calcext:value-type="float">
            <text:p>-1</text:p>
          </table:table-cell>
          <table:table-cell table:formula="of:=IF([.E286]=0;0;[.I286]*0.5*PI()-ATAN(([.F286]-right_king_pin_y)/wheelbase))" office:value-type="float" office:value="-0.271431481622006" calcext:value-type="float">
            <text:p>-0,271431481622006</text:p>
          </table:table-cell>
          <table:table-cell table:formula="of:=IF([.E286]=0;0;[.I286]*0.5*PI()-ATAN(([.F286]-left_king_pin_y)/wheelbase))" office:value-type="float" office:value="-0.234106054423975" calcext:value-type="float">
            <text:p>-0,234106054423975</text:p>
          </table:table-cell>
          <table:table-cell table:formula="of:=DEGREES([.C286]-[.J286])" office:value-type="float" office:value="0.224787155377684" calcext:value-type="float">
            <text:p>0,224787155377684</text:p>
          </table:table-cell>
          <table:table-cell table:formula="of:=DEGREES([.D286]-[.K286])" office:value-type="float" office:value="-0.070229810840033" calcext:value-type="float">
            <text:p>-0,070229810840033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[ack_dev_data.A287]*analyze_resolution" office:value-type="float" office:value="19.8" calcext:value-type="float">
            <text:p>19,8</text:p>
          </table:table-cell>
          <table:table-cell table:formula="of:=[rf.N363]" office:value-type="float" office:value="-0.269644199304147" calcext:value-type="float">
            <text:p>-0,269644199304147</text:p>
          </table:table-cell>
          <table:table-cell table:formula="of:=[lf.N363]" office:value-type="float" office:value="-0.236965293576043" calcext:value-type="float">
            <text:p>-0,236965293576043</text:p>
          </table:table-cell>
          <table:table-cell table:formula="of:=([.C287]+[.D287])/2" office:value-type="float" office:value="-0.253304746440095" calcext:value-type="float">
            <text:p>-0,253304746440095</text:p>
          </table:table-cell>
          <table:table-cell table:formula="of:=IF([.E287] = 0;0;TAN(0.5*PI()-[.E287])*wheelbase)" office:value-type="float" office:value="-1158.90467777844" calcext:value-type="float">
            <text:p>-1158,90467777844</text:p>
          </table:table-cell>
          <table:table-cell table:formula="of:=IF([.D287] = 0;0;TAN(0.5*PI()-[.C287])*wheelbase+right_king_pin_y)" office:value-type="float" office:value="-1175.48121000587" calcext:value-type="float">
            <text:p>-1175,48121000587</text:p>
          </table:table-cell>
          <table:table-cell table:formula="of:=IF([.D287] = 0;0;TAN(0.5*PI()-[.D287])*wheelbase+left_king_pin_y)" office:value-type="float" office:value="-1152.22246534476" calcext:value-type="float">
            <text:p>-1152,22246534476</text:p>
          </table:table-cell>
          <table:table-cell table:formula="of:=IF([.E287]=0;0;[.E287]/ABS([.E287]))" office:value-type="float" office:value="-1" calcext:value-type="float">
            <text:p>-1</text:p>
          </table:table-cell>
          <table:table-cell table:formula="of:=IF([.E287]=0;0;[.I287]*0.5*PI()-ATAN(([.F287]-right_king_pin_y)/wheelbase))" office:value-type="float" office:value="-0.273621668015338" calcext:value-type="float">
            <text:p>-0,273621668015338</text:p>
          </table:table-cell>
          <table:table-cell table:formula="of:=IF([.E287]=0;0;[.I287]*0.5*PI()-ATAN(([.F287]-left_king_pin_y)/wheelbase))" office:value-type="float" office:value="-0.235743993817058" calcext:value-type="float">
            <text:p>-0,235743993817058</text:p>
          </table:table-cell>
          <table:table-cell table:formula="of:=DEGREES([.C287]-[.J287])" office:value-type="float" office:value="0.227892170296611" calcext:value-type="float">
            <text:p>0,227892170296611</text:p>
          </table:table-cell>
          <table:table-cell table:formula="of:=DEGREES([.D287]-[.K287])" office:value-type="float" office:value="-0.0699753217102008" calcext:value-type="float">
            <text:p>-0,06997532171020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[ack_dev_data.A288]*analyze_resolution" office:value-type="float" office:value="19.95" calcext:value-type="float">
            <text:p>19,95</text:p>
          </table:table-cell>
          <table:table-cell table:formula="of:=[rf.N364]" office:value-type="float" office:value="-0.271781455368913" calcext:value-type="float">
            <text:p>-0,271781455368913</text:p>
          </table:table-cell>
          <table:table-cell table:formula="of:=[lf.N364]" office:value-type="float" office:value="-0.238595948262223" calcext:value-type="float">
            <text:p>-0,238595948262223</text:p>
          </table:table-cell>
          <table:table-cell table:formula="of:=([.C288]+[.D288])/2" office:value-type="float" office:value="-0.255188701815568" calcext:value-type="float">
            <text:p>-0,255188701815568</text:p>
          </table:table-cell>
          <table:table-cell table:formula="of:=IF([.E288] = 0;0;TAN(0.5*PI()-[.E288])*wheelbase)" office:value-type="float" office:value="-1149.97028551027" calcext:value-type="float">
            <text:p>-1149,97028551027</text:p>
          </table:table-cell>
          <table:table-cell table:formula="of:=IF([.D288] = 0;0;TAN(0.5*PI()-[.C288])*wheelbase+right_king_pin_y)" office:value-type="float" office:value="-1166.51514384567" calcext:value-type="float">
            <text:p>-1166,51514384567</text:p>
          </table:table-cell>
          <table:table-cell table:formula="of:=IF([.D288] = 0;0;TAN(0.5*PI()-[.D288])*wheelbase+left_king_pin_y)" office:value-type="float" office:value="-1143.40516193702" calcext:value-type="float">
            <text:p>-1143,40516193702</text:p>
          </table:table-cell>
          <table:table-cell table:formula="of:=IF([.E288]=0;0;[.E288]/ABS([.E288]))" office:value-type="float" office:value="-1" calcext:value-type="float">
            <text:p>-1</text:p>
          </table:table-cell>
          <table:table-cell table:formula="of:=IF([.E288]=0;0;[.I288]*0.5*PI()-ATAN(([.F288]-right_king_pin_y)/wheelbase))" office:value-type="float" office:value="-0.275813244154018" calcext:value-type="float">
            <text:p>-0,275813244154018</text:p>
          </table:table-cell>
          <table:table-cell table:formula="of:=IF([.E288]=0;0;[.I288]*0.5*PI()-ATAN(([.F288]-left_king_pin_y)/wheelbase))" office:value-type="float" office:value="-0.237379724085931" calcext:value-type="float">
            <text:p>-0,237379724085931</text:p>
          </table:table-cell>
          <table:table-cell table:formula="of:=DEGREES([.C288]-[.J288])" office:value-type="float" office:value="0.231004481274711" calcext:value-type="float">
            <text:p>0,231004481274711</text:p>
          </table:table-cell>
          <table:table-cell table:formula="of:=DEGREES([.D288]-[.K288])" office:value-type="float" office:value="-0.069684512243308" calcext:value-type="float">
            <text:p>-0,069684512243308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[ack_dev_data.A289]*analyze_resolution" office:value-type="float" office:value="20.1" calcext:value-type="float">
            <text:p>20,1</text:p>
          </table:table-cell>
          <table:table-cell table:formula="of:=[rf.N365]" office:value-type="float" office:value="-0.273919970927426" calcext:value-type="float">
            <text:p>-0,273919970927426</text:p>
          </table:table-cell>
          <table:table-cell table:formula="of:=[lf.N365]" office:value-type="float" office:value="-0.240223750650269" calcext:value-type="float">
            <text:p>-0,240223750650269</text:p>
          </table:table-cell>
          <table:table-cell table:formula="of:=([.C289]+[.D289])/2" office:value-type="float" office:value="-0.257071860788848" calcext:value-type="float">
            <text:p>-0,257071860788848</text:p>
          </table:table-cell>
          <table:table-cell table:formula="of:=IF([.E289] = 0;0;TAN(0.5*PI()-[.E289])*wheelbase)" office:value-type="float" office:value="-1141.1677061452" calcext:value-type="float">
            <text:p>-1141,1677061452</text:p>
          </table:table-cell>
          <table:table-cell table:formula="of:=IF([.D289] = 0;0;TAN(0.5*PI()-[.C289])*wheelbase+right_king_pin_y)" office:value-type="float" office:value="-1157.68039429783" calcext:value-type="float">
            <text:p>-1157,68039429783</text:p>
          </table:table-cell>
          <table:table-cell table:formula="of:=IF([.D289] = 0;0;TAN(0.5*PI()-[.D289])*wheelbase+left_king_pin_y)" office:value-type="float" office:value="-1134.72041354494" calcext:value-type="float">
            <text:p>-1134,72041354494</text:p>
          </table:table-cell>
          <table:table-cell table:formula="of:=IF([.E289]=0;0;[.E289]/ABS([.E289]))" office:value-type="float" office:value="-1" calcext:value-type="float">
            <text:p>-1</text:p>
          </table:table-cell>
          <table:table-cell table:formula="of:=IF([.E289]=0;0;[.I289]*0.5*PI()-ATAN(([.F289]-right_king_pin_y)/wheelbase))" office:value-type="float" office:value="-0.278006198188587" calcext:value-type="float">
            <text:p>-0,278006198188587</text:p>
          </table:table-cell>
          <table:table-cell table:formula="of:=IF([.E289]=0;0;[.I289]*0.5*PI()-ATAN(([.F289]-left_king_pin_y)/wheelbase))" office:value-type="float" office:value="-0.239013246839896" calcext:value-type="float">
            <text:p>-0,239013246839896</text:p>
          </table:table-cell>
          <table:table-cell table:formula="of:=DEGREES([.C289]-[.J289])" office:value-type="float" office:value="0.234123576195838" calcext:value-type="float">
            <text:p>0,234123576195838</text:p>
          </table:table-cell>
          <table:table-cell table:formula="of:=DEGREES([.D289]-[.K289])" office:value-type="float" office:value="-0.0693567594189327" calcext:value-type="float">
            <text:p>-0,069356759418933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[ack_dev_data.A290]*analyze_resolution" office:value-type="float" office:value="20.25" calcext:value-type="float">
            <text:p>20,25</text:p>
          </table:table-cell>
          <table:table-cell table:formula="of:=[rf.N366]" office:value-type="float" office:value="-0.276059743089455" calcext:value-type="float">
            <text:p>-0,276059743089455</text:p>
          </table:table-cell>
          <table:table-cell table:formula="of:=[lf.N366]" office:value-type="float" office:value="-0.241848691453264" calcext:value-type="float">
            <text:p>-0,241848691453264</text:p>
          </table:table-cell>
          <table:table-cell table:formula="of:=([.C290]+[.D290])/2" office:value-type="float" office:value="-0.258954217271359" calcext:value-type="float">
            <text:p>-0,258954217271359</text:p>
          </table:table-cell>
          <table:table-cell table:formula="of:=IF([.E290] = 0;0;TAN(0.5*PI()-[.E290])*wheelbase)" office:value-type="float" office:value="-1132.49401310332" calcext:value-type="float">
            <text:p>-1132,49401310332</text:p>
          </table:table-cell>
          <table:table-cell table:formula="of:=IF([.D290] = 0;0;TAN(0.5*PI()-[.C290])*wheelbase+right_king_pin_y)" office:value-type="float" office:value="-1148.97403456294" calcext:value-type="float">
            <text:p>-1148,97403456294</text:p>
          </table:table-cell>
          <table:table-cell table:formula="of:=IF([.D290] = 0;0;TAN(0.5*PI()-[.D290])*wheelbase+left_king_pin_y)" office:value-type="float" office:value="-1126.16529599865" calcext:value-type="float">
            <text:p>-1126,16529599865</text:p>
          </table:table-cell>
          <table:table-cell table:formula="of:=IF([.E290]=0;0;[.E290]/ABS([.E290]))" office:value-type="float" office:value="-1" calcext:value-type="float">
            <text:p>-1</text:p>
          </table:table-cell>
          <table:table-cell table:formula="of:=IF([.E290]=0;0;[.I290]*0.5*PI()-ATAN(([.F290]-right_king_pin_y)/wheelbase))" office:value-type="float" office:value="-0.280200518185148" calcext:value-type="float">
            <text:p>-0,280200518185148</text:p>
          </table:table-cell>
          <table:table-cell table:formula="of:=IF([.E290]=0;0;[.I290]*0.5*PI()-ATAN(([.F290]-left_king_pin_y)/wheelbase))" office:value-type="float" office:value="-0.240644563695512" calcext:value-type="float">
            <text:p>-0,240644563695512</text:p>
          </table:table-cell>
          <table:table-cell table:formula="of:=DEGREES([.C290]-[.J290])" office:value-type="float" office:value="0.237248936896136" calcext:value-type="float">
            <text:p>0,237248936896136</text:p>
          </table:table-cell>
          <table:table-cell table:formula="of:=DEGREES([.D290]-[.K290])" office:value-type="float" office:value="-0.0689914385137582" calcext:value-type="float">
            <text:p>-0,068991438513758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[ack_dev_data.A291]*analyze_resolution" office:value-type="float" office:value="20.4" calcext:value-type="float">
            <text:p>20,4</text:p>
          </table:table-cell>
          <table:table-cell table:formula="of:=[rf.N367]" office:value-type="float" office:value="-0.278200768985886" calcext:value-type="float">
            <text:p>-0,278200768985886</text:p>
          </table:table-cell>
          <table:table-cell table:formula="of:=[lf.N367]" office:value-type="float" office:value="-0.243470761361936" calcext:value-type="float">
            <text:p>-0,243470761361936</text:p>
          </table:table-cell>
          <table:table-cell table:formula="of:=([.C291]+[.D291])/2" office:value-type="float" office:value="-0.260835765173911" calcext:value-type="float">
            <text:p>-0,260835765173911</text:p>
          </table:table-cell>
          <table:table-cell table:formula="of:=IF([.E291] = 0;0;TAN(0.5*PI()-[.E291])*wheelbase)" office:value-type="float" office:value="-1123.94636589781" calcext:value-type="float">
            <text:p>-1123,94636589781</text:p>
          </table:table-cell>
          <table:table-cell table:formula="of:=IF([.D291] = 0;0;TAN(0.5*PI()-[.C291])*wheelbase+right_king_pin_y)" office:value-type="float" office:value="-1140.39322392843" calcext:value-type="float">
            <text:p>-1140,39322392843</text:p>
          </table:table-cell>
          <table:table-cell table:formula="of:=IF([.D291] = 0;0;TAN(0.5*PI()-[.D291])*wheelbase+left_king_pin_y)" office:value-type="float" office:value="-1117.73697123548" calcext:value-type="float">
            <text:p>-1117,73697123548</text:p>
          </table:table-cell>
          <table:table-cell table:formula="of:=IF([.E291]=0;0;[.E291]/ABS([.E291]))" office:value-type="float" office:value="-1" calcext:value-type="float">
            <text:p>-1</text:p>
          </table:table-cell>
          <table:table-cell table:formula="of:=IF([.E291]=0;0;[.I291]*0.5*PI()-ATAN(([.F291]-right_king_pin_y)/wheelbase))" office:value-type="float" office:value="-0.282396192125513" calcext:value-type="float">
            <text:p>-0,282396192125513</text:p>
          </table:table-cell>
          <table:table-cell table:formula="of:=IF([.E291]=0;0;[.I291]*0.5*PI()-ATAN(([.F291]-left_king_pin_y)/wheelbase))" office:value-type="float" office:value="-0.242273676276401" calcext:value-type="float">
            <text:p>-0,242273676276401</text:p>
          </table:table-cell>
          <table:table-cell table:formula="of:=DEGREES([.C291]-[.J291])" office:value-type="float" office:value="0.240380039172127" calcext:value-type="float">
            <text:p>0,240380039172127</text:p>
          </table:table-cell>
          <table:table-cell table:formula="of:=DEGREES([.D291]-[.K291])" office:value-type="float" office:value="-0.0685879231192069" calcext:value-type="float">
            <text:p>-0,068587923119207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[ack_dev_data.A292]*analyze_resolution" office:value-type="float" office:value="20.55" calcext:value-type="float">
            <text:p>20,55</text:p>
          </table:table-cell>
          <table:table-cell table:formula="of:=[rf.N368]" office:value-type="float" office:value="-0.28034304576872" calcext:value-type="float">
            <text:p>-0,28034304576872</text:p>
          </table:table-cell>
          <table:table-cell table:formula="of:=[lf.N368]" office:value-type="float" office:value="-0.245089951044777" calcext:value-type="float">
            <text:p>-0,245089951044777</text:p>
          </table:table-cell>
          <table:table-cell table:formula="of:=([.C292]+[.D292])/2" office:value-type="float" office:value="-0.262716498406748" calcext:value-type="float">
            <text:p>-0,262716498406748</text:p>
          </table:table-cell>
          <table:table-cell table:formula="of:=IF([.E292] = 0;0;TAN(0.5*PI()-[.E292])*wheelbase)" office:value-type="float" office:value="-1115.52200699284" calcext:value-type="float">
            <text:p>-1115,52200699284</text:p>
          </table:table-cell>
          <table:table-cell table:formula="of:=IF([.D292] = 0;0;TAN(0.5*PI()-[.C292])*wheelbase+right_king_pin_y)" office:value-type="float" office:value="-1131.9352046264" calcext:value-type="float">
            <text:p>-1131,9352046264</text:p>
          </table:table-cell>
          <table:table-cell table:formula="of:=IF([.D292] = 0;0;TAN(0.5*PI()-[.D292])*wheelbase+left_king_pin_y)" office:value-type="float" office:value="-1109.4326841579" calcext:value-type="float">
            <text:p>-1109,4326841579</text:p>
          </table:table-cell>
          <table:table-cell table:formula="of:=IF([.E292]=0;0;[.E292]/ABS([.E292]))" office:value-type="float" office:value="-1" calcext:value-type="float">
            <text:p>-1</text:p>
          </table:table-cell>
          <table:table-cell table:formula="of:=IF([.E292]=0;0;[.I292]*0.5*PI()-ATAN(([.F292]-right_king_pin_y)/wheelbase))" office:value-type="float" office:value="-0.284593207907352" calcext:value-type="float">
            <text:p>-0,284593207907352</text:p>
          </table:table-cell>
          <table:table-cell table:formula="of:=IF([.E292]=0;0;[.I292]*0.5*PI()-ATAN(([.F292]-left_king_pin_y)/wheelbase))" office:value-type="float" office:value="-0.243900586213041" calcext:value-type="float">
            <text:p>-0,243900586213041</text:p>
          </table:table-cell>
          <table:table-cell table:formula="of:=DEGREES([.C292]-[.J292])" office:value-type="float" office:value="0.243516352789941" calcext:value-type="float">
            <text:p>0,243516352789941</text:p>
          </table:table-cell>
          <table:table-cell table:formula="of:=DEGREES([.D292]-[.K292])" office:value-type="float" office:value="-0.068145585159721" calcext:value-type="float">
            <text:p>-0,06814558515972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[ack_dev_data.A293]*analyze_resolution" office:value-type="float" office:value="20.7" calcext:value-type="float">
            <text:p>20,7</text:p>
          </table:table-cell>
          <table:table-cell table:formula="of:=[rf.N369]" office:value-type="float" office:value="-0.282486570611073" calcext:value-type="float">
            <text:p>-0,282486570611073</text:p>
          </table:table-cell>
          <table:table-cell table:formula="of:=[lf.N369]" office:value-type="float" office:value="-0.246706251148158" calcext:value-type="float">
            <text:p>-0,246706251148158</text:p>
          </table:table-cell>
          <table:table-cell table:formula="of:=([.C293]+[.D293])/2" office:value-type="float" office:value="-0.264596410879616" calcext:value-type="float">
            <text:p>-0,264596410879616</text:p>
          </table:table-cell>
          <table:table-cell table:formula="of:=IF([.E293] = 0;0;TAN(0.5*PI()-[.E293])*wheelbase)" office:value-type="float" office:value="-1107.21825879799" calcext:value-type="float">
            <text:p>-1107,21825879799</text:p>
          </table:table-cell>
          <table:table-cell table:formula="of:=IF([.D293] = 0;0;TAN(0.5*PI()-[.C293])*wheelbase+right_king_pin_y)" office:value-type="float" office:value="-1123.59729882816" calcext:value-type="float">
            <text:p>-1123,59729882816</text:p>
          </table:table-cell>
          <table:table-cell table:formula="of:=IF([.D293] = 0;0;TAN(0.5*PI()-[.D293])*wheelbase+left_king_pin_y)" office:value-type="float" office:value="-1101.24975962799" calcext:value-type="float">
            <text:p>-1101,24975962799</text:p>
          </table:table-cell>
          <table:table-cell table:formula="of:=IF([.E293]=0;0;[.E293]/ABS([.E293]))" office:value-type="float" office:value="-1" calcext:value-type="float">
            <text:p>-1</text:p>
          </table:table-cell>
          <table:table-cell table:formula="of:=IF([.E293]=0;0;[.I293]*0.5*PI()-ATAN(([.F293]-right_king_pin_y)/wheelbase))" office:value-type="float" office:value="-0.286791553344367" calcext:value-type="float">
            <text:p>-0,286791553344367</text:p>
          </table:table-cell>
          <table:table-cell table:formula="of:=IF([.E293]=0;0;[.I293]*0.5*PI()-ATAN(([.F293]-left_king_pin_y)/wheelbase))" office:value-type="float" office:value="-0.245525295142578" calcext:value-type="float">
            <text:p>-0,245525295142578</text:p>
          </table:table-cell>
          <table:table-cell table:formula="of:=DEGREES([.C293]-[.J293])" office:value-type="float" office:value="0.24665734149442" calcext:value-type="float">
            <text:p>0,24665734149442</text:p>
          </table:table-cell>
          <table:table-cell table:formula="of:=DEGREES([.D293]-[.K293])" office:value-type="float" office:value="-0.0676637949103584" calcext:value-type="float">
            <text:p>-0,067663794910359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[ack_dev_data.A294]*analyze_resolution" office:value-type="float" office:value="20.85" calcext:value-type="float">
            <text:p>20,85</text:p>
          </table:table-cell>
          <table:table-cell table:formula="of:=[rf.N370]" office:value-type="float" office:value="-0.284631340707171" calcext:value-type="float">
            <text:p>-0,284631340707171</text:p>
          </table:table-cell>
          <table:table-cell table:formula="of:=[lf.N370]" office:value-type="float" office:value="-0.248319652296462" calcext:value-type="float">
            <text:p>-0,248319652296462</text:p>
          </table:table-cell>
          <table:table-cell table:formula="of:=([.C294]+[.D294])/2" office:value-type="float" office:value="-0.266475496501817" calcext:value-type="float">
            <text:p>-0,266475496501817</text:p>
          </table:table-cell>
          <table:table-cell table:formula="of:=IF([.E294] = 0;0;TAN(0.5*PI()-[.E294])*wheelbase)" office:value-type="float" office:value="-1099.03252079248" calcext:value-type="float">
            <text:p>-1099,03252079248</text:p>
          </table:table-cell>
          <table:table-cell table:formula="of:=IF([.D294] = 0;0;TAN(0.5*PI()-[.C294])*wheelbase+right_king_pin_y)" office:value-type="float" office:value="-1115.37690576841" calcext:value-type="float">
            <text:p>-1115,37690576841</text:p>
          </table:table-cell>
          <table:table-cell table:formula="of:=IF([.D294] = 0;0;TAN(0.5*PI()-[.D294])*wheelbase+left_king_pin_y)" office:value-type="float" office:value="-1093.18559959168" calcext:value-type="float">
            <text:p>-1093,18559959168</text:p>
          </table:table-cell>
          <table:table-cell table:formula="of:=IF([.E294]=0;0;[.E294]/ABS([.E294]))" office:value-type="float" office:value="-1" calcext:value-type="float">
            <text:p>-1</text:p>
          </table:table-cell>
          <table:table-cell table:formula="of:=IF([.E294]=0;0;[.I294]*0.5*PI()-ATAN(([.F294]-right_king_pin_y)/wheelbase))" office:value-type="float" office:value="-0.288991216166455" calcext:value-type="float">
            <text:p>-0,288991216166455</text:p>
          </table:table-cell>
          <table:table-cell table:formula="of:=IF([.E294]=0;0;[.I294]*0.5*PI()-ATAN(([.F294]-left_king_pin_y)/wheelbase))" office:value-type="float" office:value="-0.247147804708628" calcext:value-type="float">
            <text:p>-0,247147804708628</text:p>
          </table:table-cell>
          <table:table-cell table:formula="of:=DEGREES([.C294]-[.J294])" office:value-type="float" office:value="0.249802463019629" calcext:value-type="float">
            <text:p>0,249802463019629</text:p>
          </table:table-cell>
          <table:table-cell table:formula="of:=DEGREES([.D294]-[.K294])" office:value-type="float" office:value="-0.0671419210154937" calcext:value-type="float">
            <text:p>-0,06714192101549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[ack_dev_data.A295]*analyze_resolution" office:value-type="float" office:value="21" calcext:value-type="float">
            <text:p>21</text:p>
          </table:table-cell>
          <table:table-cell table:formula="of:=[rf.N371]" office:value-type="float" office:value="-0.286777353272357" calcext:value-type="float">
            <text:p>-0,286777353272357</text:p>
          </table:table-cell>
          <table:table-cell table:formula="of:=[lf.N371]" office:value-type="float" office:value="-0.249930145092202" calcext:value-type="float">
            <text:p>-0,249930145092202</text:p>
          </table:table-cell>
          <table:table-cell table:formula="of:=([.C295]+[.D295])/2" office:value-type="float" office:value="-0.26835374918228" calcext:value-type="float">
            <text:p>-0,26835374918228</text:p>
          </table:table-cell>
          <table:table-cell table:formula="of:=IF([.E295] = 0;0;TAN(0.5*PI()-[.E295])*wheelbase)" office:value-type="float" office:value="-1090.96226677257" calcext:value-type="float">
            <text:p>-1090,96226677257</text:p>
          </table:table-cell>
          <table:table-cell table:formula="of:=IF([.D295] = 0;0;TAN(0.5*PI()-[.C295])*wheelbase+right_king_pin_y)" office:value-type="float" office:value="-1107.27149899274" calcext:value-type="float">
            <text:p>-1107,27149899274</text:p>
          </table:table-cell>
          <table:table-cell table:formula="of:=IF([.D295] = 0;0;TAN(0.5*PI()-[.D295])*wheelbase+left_king_pin_y)" office:value-type="float" office:value="-1085.23768032622" calcext:value-type="float">
            <text:p>-1085,23768032622</text:p>
          </table:table-cell>
          <table:table-cell table:formula="of:=IF([.E295]=0;0;[.E295]/ABS([.E295]))" office:value-type="float" office:value="-1" calcext:value-type="float">
            <text:p>-1</text:p>
          </table:table-cell>
          <table:table-cell table:formula="of:=IF([.E295]=0;0;[.I295]*0.5*PI()-ATAN(([.F295]-right_king_pin_y)/wheelbase))" office:value-type="float" office:value="-0.291192184019903" calcext:value-type="float">
            <text:p>-0,291192184019903</text:p>
          </table:table-cell>
          <table:table-cell table:formula="of:=IF([.E295]=0;0;[.I295]*0.5*PI()-ATAN(([.F295]-left_king_pin_y)/wheelbase))" office:value-type="float" office:value="-0.248768116561093" calcext:value-type="float">
            <text:p>-0,248768116561093</text:p>
          </table:table-cell>
          <table:table-cell table:formula="of:=DEGREES([.C295]-[.J295])" office:value-type="float" office:value="0.252951169098918" calcext:value-type="float">
            <text:p>0,252951169098918</text:p>
          </table:table-cell>
          <table:table-cell table:formula="of:=DEGREES([.D295]-[.K295])" office:value-type="float" office:value="-0.0665793305063369" calcext:value-type="float">
            <text:p>-0,066579330506337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[ack_dev_data.A296]*analyze_resolution" office:value-type="float" office:value="21.15" calcext:value-type="float">
            <text:p>21,15</text:p>
          </table:table-cell>
          <table:table-cell table:formula="of:=[rf.N372]" office:value-type="float" office:value="-0.288924605543088" calcext:value-type="float">
            <text:p>-0,288924605543088</text:p>
          </table:table-cell>
          <table:table-cell table:formula="of:=[lf.N372]" office:value-type="float" office:value="-0.251537720116142" calcext:value-type="float">
            <text:p>-0,251537720116142</text:p>
          </table:table-cell>
          <table:table-cell table:formula="of:=([.C296]+[.D296])/2" office:value-type="float" office:value="-0.270231162829615" calcext:value-type="float">
            <text:p>-0,270231162829615</text:p>
          </table:table-cell>
          <table:table-cell table:formula="of:=IF([.E296] = 0;0;TAN(0.5*PI()-[.E296])*wheelbase)" office:value-type="float" office:value="-1083.00504221619" calcext:value-type="float">
            <text:p>-1083,00504221619</text:p>
          </table:table-cell>
          <table:table-cell table:formula="of:=IF([.D296] = 0;0;TAN(0.5*PI()-[.C296])*wheelbase+right_king_pin_y)" office:value-type="float" office:value="-1099.27862372222" calcext:value-type="float">
            <text:p>-1099,27862372222</text:p>
          </table:table-cell>
          <table:table-cell table:formula="of:=IF([.D296] = 0;0;TAN(0.5*PI()-[.D296])*wheelbase+left_king_pin_y)" office:value-type="float" office:value="-1077.40354980481" calcext:value-type="float">
            <text:p>-1077,40354980481</text:p>
          </table:table-cell>
          <table:table-cell table:formula="of:=IF([.E296]=0;0;[.E296]/ABS([.E296]))" office:value-type="float" office:value="-1" calcext:value-type="float">
            <text:p>-1</text:p>
          </table:table-cell>
          <table:table-cell table:formula="of:=IF([.E296]=0;0;[.I296]*0.5*PI()-ATAN(([.F296]-right_king_pin_y)/wheelbase))" office:value-type="float" office:value="-0.293394444467567" calcext:value-type="float">
            <text:p>-0,293394444467567</text:p>
          </table:table-cell>
          <table:table-cell table:formula="of:=IF([.E296]=0;0;[.I296]*0.5*PI()-ATAN(([.F296]-left_king_pin_y)/wheelbase))" office:value-type="float" office:value="-0.250386232355965" calcext:value-type="float">
            <text:p>-0,250386232355965</text:p>
          </table:table-cell>
          <table:table-cell table:formula="of:=DEGREES([.C296]-[.J296])" office:value-type="float" office:value="0.256102905475929" calcext:value-type="float">
            <text:p>0,256102905475929</text:p>
          </table:table-cell>
          <table:table-cell table:formula="of:=DEGREES([.D296]-[.K296])" office:value-type="float" office:value="-0.0659753888191135" calcext:value-type="float">
            <text:p>-0,065975388819114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[ack_dev_data.A297]*analyze_resolution" office:value-type="float" office:value="21.3" calcext:value-type="float">
            <text:p>21,3</text:p>
          </table:table-cell>
          <table:table-cell table:formula="of:=[rf.N373]" office:value-type="float" office:value="-0.29107309477694" calcext:value-type="float">
            <text:p>-0,29107309477694</text:p>
          </table:table-cell>
          <table:table-cell table:formula="of:=[lf.N373]" office:value-type="float" office:value="-0.253142367927438" calcext:value-type="float">
            <text:p>-0,253142367927438</text:p>
          </table:table-cell>
          <table:table-cell table:formula="of:=([.C297]+[.D297])/2" office:value-type="float" office:value="-0.272107731352189" calcext:value-type="float">
            <text:p>-0,272107731352189</text:p>
          </table:table-cell>
          <table:table-cell table:formula="of:=IF([.E297] = 0;0;TAN(0.5*PI()-[.E297])*wheelbase)" office:value-type="float" office:value="-1075.15846175881" calcext:value-type="float">
            <text:p>-1075,15846175881</text:p>
          </table:table-cell>
          <table:table-cell table:formula="of:=IF([.D297] = 0;0;TAN(0.5*PI()-[.C297])*wheelbase+right_king_pin_y)" office:value-type="float" office:value="-1091.39589432933" calcext:value-type="float">
            <text:p>-1091,39589432933</text:p>
          </table:table-cell>
          <table:table-cell table:formula="of:=IF([.D297] = 0;0;TAN(0.5*PI()-[.D297])*wheelbase+left_king_pin_y)" office:value-type="float" office:value="-1069.68082517254" calcext:value-type="float">
            <text:p>-1069,68082517254</text:p>
          </table:table-cell>
          <table:table-cell table:formula="of:=IF([.E297]=0;0;[.E297]/ABS([.E297]))" office:value-type="float" office:value="-1" calcext:value-type="float">
            <text:p>-1</text:p>
          </table:table-cell>
          <table:table-cell table:formula="of:=IF([.E297]=0;0;[.I297]*0.5*PI()-ATAN(([.F297]-right_king_pin_y)/wheelbase))" office:value-type="float" office:value="-0.295597984989088" calcext:value-type="float">
            <text:p>-0,295597984989088</text:p>
          </table:table-cell>
          <table:table-cell table:formula="of:=IF([.E297]=0;0;[.I297]*0.5*PI()-ATAN(([.F297]-left_king_pin_y)/wheelbase))" office:value-type="float" office:value="-0.25200215375515" calcext:value-type="float">
            <text:p>-0,25200215375515</text:p>
          </table:table-cell>
          <table:table-cell table:formula="of:=DEGREES([.C297]-[.J297])" office:value-type="float" office:value="0.259257111916144" calcext:value-type="float">
            <text:p>0,259257111916144</text:p>
          </table:table-cell>
          <table:table-cell table:formula="of:=DEGREES([.D297]-[.K297])" office:value-type="float" office:value="-0.0653294598130662" calcext:value-type="float">
            <text:p>-0,065329459813066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[ack_dev_data.A298]*analyze_resolution" office:value-type="float" office:value="21.45" calcext:value-type="float">
            <text:p>21,45</text:p>
          </table:table-cell>
          <table:table-cell table:formula="of:=[rf.N374]" office:value-type="float" office:value="-0.293222818252608" calcext:value-type="float">
            <text:p>-0,293222818252608</text:p>
          </table:table-cell>
          <table:table-cell table:formula="of:=[lf.N374]" office:value-type="float" office:value="-0.254744079063756" calcext:value-type="float">
            <text:p>-0,254744079063756</text:p>
          </table:table-cell>
          <table:table-cell table:formula="of:=([.C298]+[.D298])/2" office:value-type="float" office:value="-0.273983448658182" calcext:value-type="float">
            <text:p>-0,273983448658182</text:p>
          </table:table-cell>
          <table:table-cell table:formula="of:=IF([.E298] = 0;0;TAN(0.5*PI()-[.E298])*wheelbase)" office:value-type="float" office:value="-1067.42020677531" calcext:value-type="float">
            <text:p>-1067,42020677531</text:p>
          </table:table-cell>
          <table:table-cell table:formula="of:=IF([.D298] = 0;0;TAN(0.5*PI()-[.C298])*wheelbase+right_king_pin_y)" office:value-type="float" office:value="-1083.62099191983" calcext:value-type="float">
            <text:p>-1083,62099191983</text:p>
          </table:table-cell>
          <table:table-cell table:formula="of:=IF([.D298] = 0;0;TAN(0.5*PI()-[.D298])*wheelbase+left_king_pin_y)" office:value-type="float" office:value="-1062.06719032829" calcext:value-type="float">
            <text:p>-1062,06719032829</text:p>
          </table:table-cell>
          <table:table-cell table:formula="of:=IF([.E298]=0;0;[.E298]/ABS([.E298]))" office:value-type="float" office:value="-1" calcext:value-type="float">
            <text:p>-1</text:p>
          </table:table-cell>
          <table:table-cell table:formula="of:=IF([.E298]=0;0;[.I298]*0.5*PI()-ATAN(([.F298]-right_king_pin_y)/wheelbase))" office:value-type="float" office:value="-0.297802792981088" calcext:value-type="float">
            <text:p>-0,297802792981088</text:p>
          </table:table-cell>
          <table:table-cell table:formula="of:=IF([.E298]=0;0;[.I298]*0.5*PI()-ATAN(([.F298]-left_king_pin_y)/wheelbase))" office:value-type="float" office:value="-0.25361588242628" calcext:value-type="float">
            <text:p>-0,25361588242628</text:p>
          </table:table-cell>
          <table:table-cell table:formula="of:=DEGREES([.C298]-[.J298])" office:value-type="float" office:value="0.262413222218478" calcext:value-type="float">
            <text:p>0,262413222218478</text:p>
          </table:table-cell>
          <table:table-cell table:formula="of:=DEGREES([.D298]-[.K298])" office:value-type="float" office:value="-0.0646409057882282" calcext:value-type="float">
            <text:p>-0,064640905788228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[ack_dev_data.A299]*analyze_resolution" office:value-type="float" office:value="21.6" calcext:value-type="float">
            <text:p>21,6</text:p>
          </table:table-cell>
          <table:table-cell table:formula="of:=[rf.N375]" office:value-type="float" office:value="-0.295373773269918" calcext:value-type="float">
            <text:p>-0,295373773269918</text:p>
          </table:table-cell>
          <table:table-cell table:formula="of:=[lf.N375]" office:value-type="float" office:value="-0.256342844041414" calcext:value-type="float">
            <text:p>-0,256342844041414</text:p>
          </table:table-cell>
          <table:table-cell table:formula="of:=([.C299]+[.D299])/2" office:value-type="float" office:value="-0.275858308655666" calcext:value-type="float">
            <text:p>-0,275858308655666</text:p>
          </table:table-cell>
          <table:table-cell table:formula="of:=IF([.E299] = 0;0;TAN(0.5*PI()-[.E299])*wheelbase)" office:value-type="float" office:value="-1059.78802306255" calcext:value-type="float">
            <text:p>-1059,78802306255</text:p>
          </table:table-cell>
          <table:table-cell table:formula="of:=IF([.D299] = 0;0;TAN(0.5*PI()-[.C299])*wheelbase+right_king_pin_y)" office:value-type="float" office:value="-1075.95166201539" calcext:value-type="float">
            <text:p>-1075,95166201539</text:p>
          </table:table-cell>
          <table:table-cell table:formula="of:=IF([.D299] = 0;0;TAN(0.5*PI()-[.D299])*wheelbase+left_king_pin_y)" office:value-type="float" office:value="-1054.56039360735" calcext:value-type="float">
            <text:p>-1054,56039360735</text:p>
          </table:table-cell>
          <table:table-cell table:formula="of:=IF([.E299]=0;0;[.E299]/ABS([.E299]))" office:value-type="float" office:value="-1" calcext:value-type="float">
            <text:p>-1</text:p>
          </table:table-cell>
          <table:table-cell table:formula="of:=IF([.E299]=0;0;[.I299]*0.5*PI()-ATAN(([.F299]-right_king_pin_y)/wheelbase))" office:value-type="float" office:value="-0.300008855757403" calcext:value-type="float">
            <text:p>-0,300008855757403</text:p>
          </table:table-cell>
          <table:table-cell table:formula="of:=IF([.E299]=0;0;[.I299]*0.5*PI()-ATAN(([.F299]-left_king_pin_y)/wheelbase))" office:value-type="float" office:value="-0.255227420042532" calcext:value-type="float">
            <text:p>-0,255227420042532</text:p>
          </table:table-cell>
          <table:table-cell table:formula="of:=DEGREES([.C299]-[.J299])" office:value-type="float" office:value="0.265570664227887" calcext:value-type="float">
            <text:p>0,265570664227887</text:p>
          </table:table-cell>
          <table:table-cell table:formula="of:=DEGREES([.D299]-[.K299])" office:value-type="float" office:value="-0.0639090875035776" calcext:value-type="float">
            <text:p>-0,063909087503578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[ack_dev_data.A300]*analyze_resolution" office:value-type="float" office:value="21.75" calcext:value-type="float">
            <text:p>21,75</text:p>
          </table:table-cell>
          <table:table-cell table:formula="of:=[rf.N376]" office:value-type="float" office:value="-0.297525957149812" calcext:value-type="float">
            <text:p>-0,297525957149812</text:p>
          </table:table-cell>
          <table:table-cell table:formula="of:=[lf.N376]" office:value-type="float" office:value="-0.257938653355517" calcext:value-type="float">
            <text:p>-0,257938653355517</text:p>
          </table:table-cell>
          <table:table-cell table:formula="of:=([.C300]+[.D300])/2" office:value-type="float" office:value="-0.277732305252664" calcext:value-type="float">
            <text:p>-0,277732305252664</text:p>
          </table:table-cell>
          <table:table-cell table:formula="of:=IF([.E300] = 0;0;TAN(0.5*PI()-[.E300])*wheelbase)" office:value-type="float" office:value="-1052.25971861787" calcext:value-type="float">
            <text:p>-1052,25971861787</text:p>
          </table:table-cell>
          <table:table-cell table:formula="of:=IF([.D300] = 0;0;TAN(0.5*PI()-[.C300])*wheelbase+right_king_pin_y)" office:value-type="float" office:value="-1068.38571233207" calcext:value-type="float">
            <text:p>-1068,38571233207</text:p>
          </table:table-cell>
          <table:table-cell table:formula="of:=IF([.D300] = 0;0;TAN(0.5*PI()-[.D300])*wheelbase+left_king_pin_y)" office:value-type="float" office:value="-1047.15824555989" calcext:value-type="float">
            <text:p>-1047,15824555989</text:p>
          </table:table-cell>
          <table:table-cell table:formula="of:=IF([.E300]=0;0;[.E300]/ABS([.E300]))" office:value-type="float" office:value="-1" calcext:value-type="float">
            <text:p>-1</text:p>
          </table:table-cell>
          <table:table-cell table:formula="of:=IF([.E300]=0;0;[.I300]*0.5*PI()-ATAN(([.F300]-right_king_pin_y)/wheelbase))" office:value-type="float" office:value="-0.302216160549299" calcext:value-type="float">
            <text:p>-0,302216160549299</text:p>
          </table:table-cell>
          <table:table-cell table:formula="of:=IF([.E300]=0;0;[.I300]*0.5*PI()-ATAN(([.F300]-left_king_pin_y)/wheelbase))" office:value-type="float" office:value="-0.256836768282451" calcext:value-type="float">
            <text:p>-0,256836768282451</text:p>
          </table:table-cell>
          <table:table-cell table:formula="of:=DEGREES([.C300]-[.J300])" office:value-type="float" office:value="0.26872885984852" calcext:value-type="float">
            <text:p>0,26872885984852</text:p>
          </table:table-cell>
          <table:table-cell table:formula="of:=DEGREES([.D300]-[.K300])" office:value-type="float" office:value="-0.0631333641951283" calcext:value-type="float">
            <text:p>-0,063133364195128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[ack_dev_data.A301]*analyze_resolution" office:value-type="float" office:value="21.9" calcext:value-type="float">
            <text:p>21,9</text:p>
          </table:table-cell>
          <table:table-cell table:formula="of:=[rf.N377]" office:value-type="float" office:value="-0.299679367234379" calcext:value-type="float">
            <text:p>-0,299679367234379</text:p>
          </table:table-cell>
          <table:table-cell table:formula="of:=[lf.N377]" office:value-type="float" office:value="-0.25953149748009" calcext:value-type="float">
            <text:p>-0,25953149748009</text:p>
          </table:table-cell>
          <table:table-cell table:formula="of:=([.C301]+[.D301])/2" office:value-type="float" office:value="-0.279605432357235" calcext:value-type="float">
            <text:p>-0,279605432357235</text:p>
          </table:table-cell>
          <table:table-cell table:formula="of:=IF([.E301] = 0;0;TAN(0.5*PI()-[.E301])*wheelbase)" office:value-type="float" office:value="-1044.83316150881" calcext:value-type="float">
            <text:p>-1044,83316150881</text:p>
          </table:table-cell>
          <table:table-cell table:formula="of:=IF([.D301] = 0;0;TAN(0.5*PI()-[.C301])*wheelbase+right_king_pin_y)" office:value-type="float" office:value="-1060.92101065014" calcext:value-type="float">
            <text:p>-1060,92101065014</text:p>
          </table:table-cell>
          <table:table-cell table:formula="of:=IF([.D301] = 0;0;TAN(0.5*PI()-[.D301])*wheelbase+left_king_pin_y)" office:value-type="float" office:value="-1039.85861682083" calcext:value-type="float">
            <text:p>-1039,85861682083</text:p>
          </table:table-cell>
          <table:table-cell table:formula="of:=IF([.E301]=0;0;[.E301]/ABS([.E301]))" office:value-type="float" office:value="-1" calcext:value-type="float">
            <text:p>-1</text:p>
          </table:table-cell>
          <table:table-cell table:formula="of:=IF([.E301]=0;0;[.I301]*0.5*PI()-ATAN(([.F301]-right_king_pin_y)/wheelbase))" office:value-type="float" office:value="-0.304424694505727" calcext:value-type="float">
            <text:p>-0,304424694505727</text:p>
          </table:table-cell>
          <table:table-cell table:formula="of:=IF([.E301]=0;0;[.I301]*0.5*PI()-ATAN(([.F301]-left_king_pin_y)/wheelbase))" office:value-type="float" office:value="-0.25844392882978" calcext:value-type="float">
            <text:p>-0,25844392882978</text:p>
          </table:table-cell>
          <table:table-cell table:formula="of:=DEGREES([.C301]-[.J301])" office:value-type="float" office:value="0.271887225056595" calcext:value-type="float">
            <text:p>0,271887225056595</text:p>
          </table:table-cell>
          <table:table-cell table:formula="of:=DEGREES([.D301]-[.K301])" office:value-type="float" office:value="-0.0623130935935252" calcext:value-type="float">
            <text:p>-0,062313093593525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[ack_dev_data.A302]*analyze_resolution" office:value-type="float" office:value="22.05" calcext:value-type="float">
            <text:p>22,05</text:p>
          </table:table-cell>
          <table:table-cell table:formula="of:=[rf.N378]" office:value-type="float" office:value="-0.301834000886842" calcext:value-type="float">
            <text:p>-0,301834000886842</text:p>
          </table:table-cell>
          <table:table-cell table:formula="of:=[lf.N378]" office:value-type="float" office:value="-0.261121366868225" calcext:value-type="float">
            <text:p>-0,261121366868225</text:p>
          </table:table-cell>
          <table:table-cell table:formula="of:=([.C302]+[.D302])/2" office:value-type="float" office:value="-0.281477683877533" calcext:value-type="float">
            <text:p>-0,281477683877533</text:p>
          </table:table-cell>
          <table:table-cell table:formula="of:=IF([.E302] = 0;0;TAN(0.5*PI()-[.E302])*wheelbase)" office:value-type="float" office:value="-1037.50627782987" calcext:value-type="float">
            <text:p>-1037,50627782987</text:p>
          </table:table-cell>
          <table:table-cell table:formula="of:=IF([.D302] = 0;0;TAN(0.5*PI()-[.C302])*wheelbase+right_king_pin_y)" office:value-type="float" office:value="-1053.55548277077" calcext:value-type="float">
            <text:p>-1053,55548277077</text:p>
          </table:table-cell>
          <table:table-cell table:formula="of:=IF([.D302] = 0;0;TAN(0.5*PI()-[.D302])*wheelbase+left_king_pin_y)" office:value-type="float" office:value="-1032.65943606656" calcext:value-type="float">
            <text:p>-1032,65943606656</text:p>
          </table:table-cell>
          <table:table-cell table:formula="of:=IF([.E302]=0;0;[.E302]/ABS([.E302]))" office:value-type="float" office:value="-1" calcext:value-type="float">
            <text:p>-1</text:p>
          </table:table-cell>
          <table:table-cell table:formula="of:=IF([.E302]=0;0;[.I302]*0.5*PI()-ATAN(([.F302]-right_king_pin_y)/wheelbase))" office:value-type="float" office:value="-0.306634444693559" calcext:value-type="float">
            <text:p>-0,306634444693559</text:p>
          </table:table-cell>
          <table:table-cell table:formula="of:=IF([.E302]=0;0;[.I302]*0.5*PI()-ATAN(([.F302]-left_king_pin_y)/wheelbase))" office:value-type="float" office:value="-0.26004890337328" calcext:value-type="float">
            <text:p>-0,26004890337328</text:p>
          </table:table-cell>
          <table:table-cell table:formula="of:=DEGREES([.C302]-[.J302])" office:value-type="float" office:value="0.275045169914587" calcext:value-type="float">
            <text:p>0,275045169914587</text:p>
          </table:table-cell>
          <table:table-cell table:formula="of:=DEGREES([.D302]-[.K302])" office:value-type="float" office:value="-0.0614476319421855" calcext:value-type="float">
            <text:p>-0,061447631942186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[ack_dev_data.A303]*analyze_resolution" office:value-type="float" office:value="22.2" calcext:value-type="float">
            <text:p>22,2</text:p>
          </table:table-cell>
          <table:table-cell table:formula="of:=[rf.N379]" office:value-type="float" office:value="-0.30398985549157" calcext:value-type="float">
            <text:p>-0,30398985549157</text:p>
          </table:table-cell>
          <table:table-cell table:formula="of:=[lf.N379]" office:value-type="float" office:value="-0.262708251952215" calcext:value-type="float">
            <text:p>-0,262708251952215</text:p>
          </table:table-cell>
          <table:table-cell table:formula="of:=([.C303]+[.D303])/2" office:value-type="float" office:value="-0.283349053721893" calcext:value-type="float">
            <text:p>-0,283349053721893</text:p>
          </table:table-cell>
          <table:table-cell table:formula="of:=IF([.E303] = 0;0;TAN(0.5*PI()-[.E303])*wheelbase)" office:value-type="float" office:value="-1030.2770497421" calcext:value-type="float">
            <text:p>-1030,2770497421</text:p>
          </table:table-cell>
          <table:table-cell table:formula="of:=IF([.D303] = 0;0;TAN(0.5*PI()-[.C303])*wheelbase+right_king_pin_y)" office:value-type="float" office:value="-1046.28711055569" calcext:value-type="float">
            <text:p>-1046,28711055569</text:p>
          </table:table-cell>
          <table:table-cell table:formula="of:=IF([.D303] = 0;0;TAN(0.5*PI()-[.D303])*wheelbase+left_king_pin_y)" office:value-type="float" office:value="-1025.55868805458" calcext:value-type="float">
            <text:p>-1025,55868805458</text:p>
          </table:table-cell>
          <table:table-cell table:formula="of:=IF([.E303]=0;0;[.E303]/ABS([.E303]))" office:value-type="float" office:value="-1" calcext:value-type="float">
            <text:p>-1</text:p>
          </table:table-cell>
          <table:table-cell table:formula="of:=IF([.E303]=0;0;[.I303]*0.5*PI()-ATAN(([.F303]-right_king_pin_y)/wheelbase))" office:value-type="float" office:value="-0.308845398097848" calcext:value-type="float">
            <text:p>-0,308845398097848</text:p>
          </table:table-cell>
          <table:table-cell table:formula="of:=IF([.E303]=0;0;[.I303]*0.5*PI()-ATAN(([.F303]-left_king_pin_y)/wheelbase))" office:value-type="float" office:value="-0.261651693606561" calcext:value-type="float">
            <text:p>-0,261651693606561</text:p>
          </table:table-cell>
          <table:table-cell table:formula="of:=DEGREES([.C303]-[.J303])" office:value-type="float" office:value="0.278202098585663" calcext:value-type="float">
            <text:p>0,278202098585663</text:p>
          </table:table-cell>
          <table:table-cell table:formula="of:=DEGREES([.D303]-[.K303])" office:value-type="float" office:value="-0.0605363340153013" calcext:value-type="float">
            <text:p>-0,060536334015301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[ack_dev_data.A304]*analyze_resolution" office:value-type="float" office:value="22.35" calcext:value-type="float">
            <text:p>22,35</text:p>
          </table:table-cell>
          <table:table-cell table:formula="of:=[rf.N380]" office:value-type="float" office:value="-0.306146928454089" calcext:value-type="float">
            <text:p>-0,306146928454089</text:p>
          </table:table-cell>
          <table:table-cell table:formula="of:=[lf.N380]" office:value-type="float" office:value="-0.264292143143712" calcext:value-type="float">
            <text:p>-0,264292143143712</text:p>
          </table:table-cell>
          <table:table-cell table:formula="of:=([.C304]+[.D304])/2" office:value-type="float" office:value="-0.285219535798901" calcext:value-type="float">
            <text:p>-0,285219535798901</text:p>
          </table:table-cell>
          <table:table-cell table:formula="of:=IF([.E304] = 0;0;TAN(0.5*PI()-[.E304])*wheelbase)" office:value-type="float" office:value="-1023.14351359148" calcext:value-type="float">
            <text:p>-1023,14351359148</text:p>
          </table:table-cell>
          <table:table-cell table:formula="of:=IF([.D304] = 0;0;TAN(0.5*PI()-[.C304])*wheelbase+right_king_pin_y)" office:value-type="float" office:value="-1039.11393004566" calcext:value-type="float">
            <text:p>-1039,11393004566</text:p>
          </table:table-cell>
          <table:table-cell table:formula="of:=IF([.D304] = 0;0;TAN(0.5*PI()-[.D304])*wheelbase+left_king_pin_y)" office:value-type="float" office:value="-1018.55441174194" calcext:value-type="float">
            <text:p>-1018,55441174194</text:p>
          </table:table-cell>
          <table:table-cell table:formula="of:=IF([.E304]=0;0;[.E304]/ABS([.E304]))" office:value-type="float" office:value="-1" calcext:value-type="float">
            <text:p>-1</text:p>
          </table:table-cell>
          <table:table-cell table:formula="of:=IF([.E304]=0;0;[.I304]*0.5*PI()-ATAN(([.F304]-right_king_pin_y)/wheelbase))" office:value-type="float" office:value="-0.311057541622102" calcext:value-type="float">
            <text:p>-0,311057541622102</text:p>
          </table:table-cell>
          <table:table-cell table:formula="of:=IF([.E304]=0;0;[.I304]*0.5*PI()-ATAN(([.F304]-left_king_pin_y)/wheelbase))" office:value-type="float" office:value="-0.263252301227921" calcext:value-type="float">
            <text:p>-0,263252301227921</text:p>
          </table:table-cell>
          <table:table-cell table:formula="of:=DEGREES([.C304]-[.J304])" office:value-type="float" office:value="0.281357409348496" calcext:value-type="float">
            <text:p>0,281357409348496</text:p>
          </table:table-cell>
          <table:table-cell table:formula="of:=DEGREES([.D304]-[.K304])" office:value-type="float" office:value="-0.05957855313565" calcext:value-type="float">
            <text:p>-0,0595785531356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[ack_dev_data.A305]*analyze_resolution" office:value-type="float" office:value="22.5" calcext:value-type="float">
            <text:p>22,5</text:p>
          </table:table-cell>
          <table:table-cell table:formula="of:=[rf.N381]" office:value-type="float" office:value="-0.308305217201085" calcext:value-type="float">
            <text:p>-0,308305217201085</text:p>
          </table:table-cell>
          <table:table-cell table:formula="of:=[lf.N381]" office:value-type="float" office:value="-0.26587303083386" calcext:value-type="float">
            <text:p>-0,26587303083386</text:p>
          </table:table-cell>
          <table:table-cell table:formula="of:=([.C305]+[.D305])/2" office:value-type="float" office:value="-0.287089124017472" calcext:value-type="float">
            <text:p>-0,287089124017472</text:p>
          </table:table-cell>
          <table:table-cell table:formula="of:=IF([.E305] = 0;0;TAN(0.5*PI()-[.E305])*wheelbase)" office:value-type="float" office:value="-1016.10375810281" calcext:value-type="float">
            <text:p>-1016,10375810281</text:p>
          </table:table-cell>
          <table:table-cell table:formula="of:=IF([.D305] = 0;0;TAN(0.5*PI()-[.C305])*wheelbase+right_king_pin_y)" office:value-type="float" office:value="-1032.03402965425" calcext:value-type="float">
            <text:p>-1032,03402965425</text:p>
          </table:table-cell>
          <table:table-cell table:formula="of:=IF([.D305] = 0;0;TAN(0.5*PI()-[.D305])*wheelbase+left_king_pin_y)" office:value-type="float" office:value="-1011.64469847916" calcext:value-type="float">
            <text:p>-1011,64469847916</text:p>
          </table:table-cell>
          <table:table-cell table:formula="of:=IF([.E305]=0;0;[.E305]/ABS([.E305]))" office:value-type="float" office:value="-1" calcext:value-type="float">
            <text:p>-1</text:p>
          </table:table-cell>
          <table:table-cell table:formula="of:=IF([.E305]=0;0;[.I305]*0.5*PI()-ATAN(([.F305]-right_king_pin_y)/wheelbase))" office:value-type="float" office:value="-0.313270862088553" calcext:value-type="float">
            <text:p>-0,313270862088553</text:p>
          </table:table-cell>
          <table:table-cell table:formula="of:=IF([.E305]=0;0;[.I305]*0.5*PI()-ATAN(([.F305]-left_king_pin_y)/wheelbase))" office:value-type="float" office:value="-0.264850727940169" calcext:value-type="float">
            <text:p>-0,264850727940169</text:p>
          </table:table-cell>
          <table:table-cell table:formula="of:=DEGREES([.C305]-[.J305])" office:value-type="float" office:value="0.284510494612639" calcext:value-type="float">
            <text:p>0,284510494612639</text:p>
          </table:table-cell>
          <table:table-cell table:formula="of:=DEGREES([.D305]-[.K305])" office:value-type="float" office:value="-0.0585736411924952" calcext:value-type="float">
            <text:p>-0,058573641192495</text:p>
          </table:table-cell>
        </table:table-row>
      </table:table>
      <table:table table:name="rb" table:style-name="ta1">
        <office:forms form:automatic-focus="false" form:apply-design-mode="false"/>
        <table:table-column table:style-name="co3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formula="of:=-wheelsize/2" office:value-type="float" office:value="-45" calcext:value-type="float">
            <text:p>-45</text:p>
          </table:table-cell>
          <table:table-cell table:formula="of:=-track_rear/2" office:value-type="float" office:value="-115" calcext:value-type="float">
            <text:p>-115</text:p>
          </table:table-cell>
        </table:table-row>
        <table:table-row table:style-name="ro1">
          <table:table-cell table:formula="of:=wheelsize/2" office:value-type="float" office:value="45" calcext:value-type="float">
            <text:p>45</text:p>
          </table:table-cell>
          <table:table-cell table:formula="of:=[rb.B3]" office:value-type="float" office:value="-115" calcext:value-type="float">
            <text:p>-115</text:p>
          </table:table-cell>
        </table:table-row>
      </table:table>
      <table:table table:name="lb" table:style-name="ta1">
        <office:forms form:automatic-focus="false" form:apply-design-mode="false"/>
        <table:table-column table:style-name="co3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formula="of:=-wheelsize/2" office:value-type="float" office:value="-45" calcext:value-type="float">
            <text:p>-45</text:p>
          </table:table-cell>
          <table:table-cell table:formula="of:=track_rear/2" office:value-type="float" office:value="115" calcext:value-type="float">
            <text:p>115</text:p>
          </table:table-cell>
        </table:table-row>
        <table:table-row table:style-name="ro1">
          <table:table-cell table:formula="of:=wheelsize/2" office:value-type="float" office:value="45" calcext:value-type="float">
            <text:p>45</text:p>
          </table:table-cell>
          <table:table-cell table:formula="of:=[lb.B3]" office:value-type="float" office:value="115" calcext:value-type="float">
            <text:p>115</text:p>
          </table:table-cell>
        </table:table-row>
      </table:table>
      <table:table table:name="rf" table:style-name="ta1">
        <office:forms form:automatic-focus="false" form:apply-design-mode="false"/>
        <table:shapes>
          <draw:g draw:z-index="0">
            <draw:g>
              <draw:g>
                <draw:custom-shape draw:style-name="gr3" draw:text-style-name="P3" svg:width="98.24mm" svg:height="98.41mm" svg:x="353.48mm" svg:y="106.25m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4" draw:text-style-name="P1" svg:width="43.21mm" svg:height="43.2mm" svg:x="323.03mm" svg:y="157.99m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5" draw:text-style-name="P4" svg:width="4.35mm" svg:height="4.34mm" svg:x="342.54mm" svg:y="177.96m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5" draw:text-style-name="P4" svg:width="4.35mm" svg:height="4.34mm" svg:x="400.24mm" svg:y="152.39m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line draw:style-name="gr6" draw:text-style-name="P5" svg:x1="353.37mm" svg:y1="159.98mm" svg:x2="344.66mm" svg:y2="180.21mm">
                  <text:p/>
                </draw:line>
                <draw:line draw:style-name="gr7" draw:text-style-name="P6" svg:x1="402.14mm" svg:y1="154.21mm" svg:x2="353.42mm" svg:y2="159.98mm">
                  <text:p/>
                </draw:line>
                <draw:custom-shape draw:style-name="gr8" draw:text-style-name="P1" svg:width="27.21mm" svg:height="27.1mm" svg:x="395.4mm" svg:y="152.13m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9" draw:text-style-name="P4" svg:width="4.34mm" svg:height="4.34mm" svg:x="407.12mm" svg:y="163.07m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line draw:style-name="gr7" draw:text-style-name="P6" svg:x1="409.52mm" svg:y1="165.42mm" svg:x2="402.14mm" svg:y2="153.85mm">
                  <text:p/>
                </draw:line>
                <draw:line draw:style-name="gr7" draw:text-style-name="P6" svg:x1="345.03mm" svg:y1="179.86mm" svg:x2="328.74mm" svg:y2="179.86mm">
                  <text:p/>
                </draw:line>
                <draw:custom-shape draw:style-name="gr10" draw:text-style-name="P7" svg:width="17.05mm" svg:height="55.67mm" svg:x="317.72mm" svg:y="152.02mm">
                  <text:p/>
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9" draw:text-style-name="P4" svg:width="4.34mm" svg:height="4.34mm" svg:x="351.54mm" svg:y="158.32m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frame draw:style-name="gr11" draw:text-style-name="P8" svg:width="9.86mm" svg:height="7.22mm" svg:x="343.9mm" svg:y="183.86mm">
                  <draw:text-box>
                    <text:p><text:span text:style-name="T1">kp</text:span></text:p>
                  </draw:text-box>
                </draw:frame>
                <draw:frame draw:style-name="gr11" draw:text-style-name="P8" svg:width="9.85mm" svg:height="7.22mm" svg:x="345.67mm" svg:y="148.79mm">
                  <draw:text-box>
                    <text:p><text:span text:style-name="T1">ap</text:span></text:p>
                  </draw:text-box>
                </draw:frame>
                <draw:frame draw:style-name="gr12" draw:text-style-name="P8" svg:width="9.85mm" svg:height="7.23mm" svg:x="397.59mm" svg:y="141.92mm">
                  <draw:text-box>
                    <text:p><text:span text:style-name="T1">sp</text:span></text:p>
                  </draw:text-box>
                </draw:frame>
                <draw:frame draw:style-name="gr13" draw:text-style-name="P8" svg:width="9.85mm" svg:height="7.24mm" svg:x="375.61mm" svg:y="141.56mm">
                  <draw:text-box>
                    <text:p><text:span text:style-name="T1">rl</text:span></text:p>
                  </draw:text-box>
                </draw:frame>
                <draw:custom-shape draw:style-name="gr14" draw:text-style-name="P1" svg:width="5.6mm" svg:height="41.78mm" draw:transform="skewX (0.00244346095279207) rotate (-1.45246300350968) translate (397.95mm 146.95mm)">
                  <text:p/>
        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      <draw:equation draw:name="f0" draw:formula="$0 /2"/>
                    <draw:equation draw:name="f1" draw:formula="$0 "/>
                    <draw:equation draw:name="f2" draw:formula="?f4 -$0 "/>
                    <draw:equation draw:name="f3" draw:formula="?f4 -?f0 "/>
                    <draw:equation draw:name="f4" draw:formula="$1 "/>
                    <draw:equation draw:name="f5" draw:formula="?f4 +?f0 "/>
                    <draw:equation draw:name="f6" draw:formula="?f4 +$0 "/>
                    <draw:equation draw:name="f7" draw:formula="21600-$0 "/>
                    <draw:equation draw:name="f8" draw:formula="21600-?f0 "/>
                    <draw:equation draw:name="f9" draw:formula="$0 *10000/31953"/>
                    <draw:equation draw:name="f10" draw:formula="21600-?f9 "/>
                    <draw:handle draw:handle-position="10800 $0" draw:handle-range-y-minimum="0" draw:handle-range-y-maximum="5400"/>
                    <draw:handle draw:handle-position="left $1" draw:handle-range-y-minimum="0" draw:handle-range-y-maximum="21600"/>
                  </draw:enhanced-geometry>
                </draw:custom-shape>
                <draw:custom-shape draw:style-name="gr15" draw:text-style-name="P1" svg:width="5.47mm" svg:height="18.7mm" draw:transform="skewX (0.000523598775598341) rotate (-0.398807734080705) translate (345.3mm 157.99mm)">
                  <text:p/>
        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      <draw:equation draw:name="f0" draw:formula="$0 /2"/>
                    <draw:equation draw:name="f1" draw:formula="$0 "/>
                    <draw:equation draw:name="f2" draw:formula="?f4 -$0 "/>
                    <draw:equation draw:name="f3" draw:formula="?f4 -?f0 "/>
                    <draw:equation draw:name="f4" draw:formula="$1 "/>
                    <draw:equation draw:name="f5" draw:formula="?f4 +?f0 "/>
                    <draw:equation draw:name="f6" draw:formula="?f4 +$0 "/>
                    <draw:equation draw:name="f7" draw:formula="21600-$0 "/>
                    <draw:equation draw:name="f8" draw:formula="21600-?f0 "/>
                    <draw:equation draw:name="f9" draw:formula="$0 *10000/31953"/>
                    <draw:equation draw:name="f10" draw:formula="21600-?f9 "/>
                    <draw:handle draw:handle-position="10800 $0" draw:handle-range-y-minimum="0" draw:handle-range-y-maximum="5400"/>
                    <draw:handle draw:handle-position="left $1" draw:handle-range-y-minimum="0" draw:handle-range-y-maximum="21600"/>
                  </draw:enhanced-geometry>
                </draw:custom-shape>
                <draw:frame draw:style-name="gr12" draw:text-style-name="P8" svg:width="9.86mm" svg:height="7.23mm" svg:x="336.71mm" svg:y="162.35mm">
                  <draw:text-box>
                    <text:p><text:span text:style-name="T1">al</text:span></text:p>
                  </draw:text-box>
                </draw:frame>
                <draw:line draw:style-name="gr16" draw:text-style-name="P6" svg:x1="344.68mm" svg:y1="180.08mm" svg:x2="402.33mm" svg:y2="153.92mm">
                  <text:p/>
                </draw:line>
                <draw:frame draw:style-name="gr12" draw:text-style-name="P8" svg:width="9.85mm" svg:height="7.23mm" svg:x="381.73mm" svg:y="180.33mm">
                  <draw:text-box>
                    <text:p><text:span text:style-name="T1">jl</text:span></text:p>
                  </draw:text-box>
                </draw:frame>
                <draw:custom-shape draw:style-name="gr17" draw:text-style-name="P1" svg:width="5.59mm" svg:height="59.7mm" draw:transform="skewX (0.0033161255787892) rotate (2.032086848097) translate (353.61mm 191.93mm)">
                  <text:p/>
        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      <draw:equation draw:name="f0" draw:formula="$0 /2"/>
                    <draw:equation draw:name="f1" draw:formula="$0 "/>
                    <draw:equation draw:name="f2" draw:formula="?f4 -$0 "/>
                    <draw:equation draw:name="f3" draw:formula="?f4 -?f0 "/>
                    <draw:equation draw:name="f4" draw:formula="$1 "/>
                    <draw:equation draw:name="f5" draw:formula="?f4 +?f0 "/>
                    <draw:equation draw:name="f6" draw:formula="?f4 +$0 "/>
                    <draw:equation draw:name="f7" draw:formula="21600-$0 "/>
                    <draw:equation draw:name="f8" draw:formula="21600-?f0 "/>
                    <draw:equation draw:name="f9" draw:formula="$0 *10000/31953"/>
                    <draw:equation draw:name="f10" draw:formula="21600-?f9 "/>
                    <draw:handle draw:handle-position="10800 $0" draw:handle-range-y-minimum="0" draw:handle-range-y-maximum="5400"/>
                    <draw:handle draw:handle-position="left $1" draw:handle-range-y-minimum="0" draw:handle-range-y-maximum="21600"/>
                  </draw:enhanced-geometry>
                </draw:custom-shape>
                <draw:line draw:style-name="gr16" draw:text-style-name="P6" svg:x1="347.87mm" svg:y1="147.15mm" svg:x2="370.68mm" svg:y2="201.08mm">
                  <text:p/>
                </draw:line>
                <draw:custom-shape draw:style-name="gr18" draw:text-style-name="P1" svg:width="3.01mm" svg:height="14.92mm" draw:transform="skewX (0.00209439510239323) rotate (2.032086848097) translate (347.95mm 185.24mm)">
                  <text:p/>
        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      <draw:equation draw:name="f0" draw:formula="$0 /2"/>
                    <draw:equation draw:name="f1" draw:formula="$0 "/>
                    <draw:equation draw:name="f2" draw:formula="?f4 -$0 "/>
                    <draw:equation draw:name="f3" draw:formula="?f4 -?f0 "/>
                    <draw:equation draw:name="f4" draw:formula="$1 "/>
                    <draw:equation draw:name="f5" draw:formula="?f4 +?f0 "/>
                    <draw:equation draw:name="f6" draw:formula="?f4 +$0 "/>
                    <draw:equation draw:name="f7" draw:formula="21600-$0 "/>
                    <draw:equation draw:name="f8" draw:formula="21600-?f0 "/>
                    <draw:equation draw:name="f9" draw:formula="$0 *10000/31953"/>
                    <draw:equation draw:name="f10" draw:formula="21600-?f9 "/>
                    <draw:handle draw:handle-position="10800 $0" draw:handle-range-y-minimum="0" draw:handle-range-y-maximum="5400"/>
                    <draw:handle draw:handle-position="left $1" draw:handle-range-y-minimum="0" draw:handle-range-y-maximum="21600"/>
                  </draw:enhanced-geometry>
                </draw:custom-shape>
                <draw:frame draw:style-name="gr12" draw:text-style-name="P8" svg:width="9.84mm" svg:height="7.23mm" svg:x="355.5mm" svg:y="181.31mm">
                  <draw:text-box>
                    <text:p><text:span text:style-name="T1">kl</text:span></text:p>
                  </draw:text-box>
                </draw:frame>
              </draw:g>
              <draw:g>
                <draw:custom-shape draw:style-name="gr19" draw:text-style-name="P3" svg:width="100.68mm" svg:height="98.61mm" svg:x="354.94mm" svg:y="227.17m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20" draw:text-style-name="P1" svg:width="44.39mm" svg:height="44.38mm" svg:x="323.66mm" svg:y="279.6m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21" draw:text-style-name="P4" svg:width="4.47mm" svg:height="4.45mm" svg:x="343.7mm" svg:y="300.12m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22" draw:text-style-name="P4" svg:width="4.47mm" svg:height="4.46mm" svg:x="402.97mm" svg:y="273.85m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line draw:style-name="gr6" draw:text-style-name="P5" svg:x1="354.83mm" svg:y1="281.65mm" svg:x2="345.89mm" svg:y2="302.43mm">
                  <text:p/>
                </draw:line>
                <draw:line draw:style-name="gr7" draw:text-style-name="P6" svg:x1="404.92mm" svg:y1="275.72mm" svg:x2="354.88mm" svg:y2="281.65mm">
                  <text:p/>
                </draw:line>
                <draw:custom-shape draw:style-name="gr23" draw:text-style-name="P1" svg:width="27.95mm" svg:height="27.83mm" svg:x="398mm" svg:y="273.59m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24" draw:text-style-name="P4" svg:width="4.45mm" svg:height="4.45mm" svg:x="410.04mm" svg:y="284.83m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line draw:style-name="gr7" draw:text-style-name="P6" svg:x1="412.5mm" svg:y1="287.24mm" svg:x2="404.92mm" svg:y2="275.35mm">
                  <text:p/>
                </draw:line>
                <draw:line draw:style-name="gr7" draw:text-style-name="P6" svg:x1="346.26mm" svg:y1="302.07mm" svg:x2="329.53mm" svg:y2="302.07mm">
                  <text:p/>
                </draw:line>
                <draw:custom-shape draw:style-name="gr25" draw:text-style-name="P7" svg:width="17.51mm" svg:height="57.18mm" svg:x="318.21mm" svg:y="273.47mm">
                  <text:p/>
  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26" draw:text-style-name="P4" svg:width="4.46mm" svg:height="4.45mm" svg:x="352.95mm" svg:y="279.95m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frame draw:style-name="gr27" draw:text-style-name="P8" svg:width="10.13mm" svg:height="7.42mm" svg:x="345.1mm" svg:y="306.17mm">
                  <draw:text-box>
                    <text:p><text:span text:style-name="T1">kp</text:span></text:p>
                  </draw:text-box>
                </draw:frame>
                <draw:line draw:style-name="gr16" draw:text-style-name="P6" svg:x1="345.91mm" svg:y1="302.29mm" svg:x2="405.12mm" svg:y2="275.42mm">
                  <text:p/>
                </draw:line>
                <draw:line draw:style-name="gr16" draw:text-style-name="P6" svg:x1="349.18mm" svg:y1="268.46mm" svg:x2="373.7mm" svg:y2="324.44mm">
                  <text:p/>
                </draw:line>
                <draw:frame draw:style-name="gr27" draw:text-style-name="P8" svg:width="10.12mm" svg:height="7.42mm" svg:x="401.42mm" svg:y="264.48mm">
                  <draw:text-box>
                    <text:p><text:span text:style-name="T1">sp</text:span></text:p>
                  </draw:text-box>
                </draw:frame>
                <draw:line draw:style-name="gr16" draw:text-style-name="P6" svg:x1="345.97mm" svg:y1="302.28mm" svg:x2="404.54mm" svg:y2="302.28mm">
                  <text:p/>
                </draw:line>
                <draw:line draw:style-name="gr16" draw:text-style-name="P6" svg:x1="404.72mm" svg:y1="275.67mm" svg:x2="404.72mm" svg:y2="302.29mm">
                  <text:p/>
                </draw:line>
                <draw:path draw:style-name="gr28" draw:text-style-name="P6" svg:width="5.72mm" svg:height="3.15mm" draw:transform="skewX (-0.00209439510239316) rotate (-0.276285620590703) translate (349.184075182296mm 294.014131867894mm)" svg:viewBox="0 0 573 316" svg:d="M0 0c406 0 573 316 573 316">
                  <text:p/>
                </draw:path>
                <draw:frame draw:style-name="gr27" draw:text-style-name="P8" svg:width="10.12mm" svg:height="7.42mm" svg:x="375.6mm" svg:y="294.08mm">
                  <draw:text-box>
                    <text:p><text:span text:style-name="T1">A</text:span></text:p>
                  </draw:text-box>
                </draw:frame>
                <draw:path draw:style-name="gr28" draw:text-style-name="P6" svg:width="9.78mm" svg:height="3.99mm" draw:transform="skewX (-0.00383972435438751) rotate (-0.911760001241838) translate (368.047702249685mm 292.084641516438mm)" svg:viewBox="0 0 979 400" svg:d="M0 0c632-2 979 400 979 400">
                  <text:p/>
                </draw:path>
                <draw:frame draw:style-name="gr27" draw:text-style-name="P8" svg:width="10.12mm" svg:height="7.42mm" svg:x="375.6mm" svg:y="304.28mm">
                  <draw:text-box>
                    <text:p><text:span text:style-name="T1">xk</text:span></text:p>
                  </draw:text-box>
                </draw:frame>
                <draw:frame draw:style-name="gr29" draw:text-style-name="P8" svg:width="10.12mm" svg:height="7.41mm" svg:x="406.63mm" svg:y="290.6mm">
                  <draw:text-box>
                    <text:p><text:span text:style-name="T1">yk</text:span></text:p>
                  </draw:text-box>
                </draw:frame>
                <draw:frame draw:style-name="gr27" draw:text-style-name="P8" svg:width="10.12mm" svg:height="7.42mm" svg:x="353.16mm" svg:y="290.09mm">
                  <draw:text-box>
                    <text:p><text:span text:style-name="T1">K</text:span></text:p>
                  </draw:text-box>
                </draw:frame>
                <draw:line draw:style-name="gr16" draw:text-style-name="P6" svg:x1="346.22mm" svg:y1="302.03mm" svg:x2="346.22mm" svg:y2="273.91mm">
                  <text:p/>
                </draw:line>
                <draw:path draw:style-name="gr28" draw:text-style-name="P6" svg:width="6.13mm" svg:height="2.23mm" svg:x="346.22mm" svg:y="285.13mm" svg:viewBox="0 0 614 224" svg:d="M0 0c296 0 614 224 614 224">
                  <text:p/>
                </draw:path>
                <draw:frame draw:style-name="gr27" draw:text-style-name="P8" svg:width="10.12mm" svg:height="7.42mm" svg:x="347.95mm" svg:y="279.91mm">
                  <draw:text-box>
                    <text:p><text:span text:style-name="T1">W</text:span></text:p>
                  </draw:text-box>
                </draw:frame>
              </draw:g>
            </draw:g>
          </draw:g>
        </table:shapes>
        <table:table-column table:style-name="co20" table:default-cell-style-name="Default"/>
        <table:table-column table:style-name="co21" table:default-cell-style-name="ce17"/>
        <table:table-column table:style-name="co3" table:default-cell-style-name="ce17"/>
        <table:table-column table:style-name="co22" table:default-cell-style-name="ce17"/>
        <table:table-column table:style-name="co3" table:number-columns-repeated="6" table:default-cell-style-name="ce17"/>
        <table:table-column table:style-name="co3" table:default-cell-style-name="Default"/>
        <table:table-column table:style-name="co23" table:default-cell-style-name="Default"/>
        <table:table-column table:style-name="co3" table:number-columns-repeated="1012" table:default-cell-style-name="Default"/>
        <table:table-row table:style-name="ro1">
          <table:table-cell table:style-name="ce14"/>
          <table:table-cell table:number-columns-repeated="3"/>
          <table:table-cell table:style-name="ce21" office:value-type="string" calcext:value-type="string">
            <text:p>Vector calculations</text:p>
          </table:table-cell>
          <table:table-cell table:style-name="ce19" table:number-columns-repeated="5"/>
          <table:table-cell table:number-columns-repeated="1014"/>
        </table:table-row>
        <table:table-row table:style-name="ro1">
          <table:table-cell table:style-name="ce14" office:value-type="string" calcext:value-type="string">
            <text:p>Steering angle</text:p>
          </table:table-cell>
          <table:table-cell table:formula="of:=RADIANS(-angle)" office:value-type="float" office:value="-0.27401669256311" calcext:value-type="float">
            <text:p>-0,27401669256311</text:p>
          </table:table-cell>
          <table:table-cell table:number-columns-repeated="2"/>
          <table:table-cell table:style-name="ce22"/>
          <table:table-cell table:number-columns-repeated="1019"/>
        </table:table-row>
        <table:table-row table:style-name="ro1">
          <table:table-cell table:style-name="ce14" office:value-type="string" calcext:value-type="string">
            <text:p>Right wheel angle, with toe in</text:p>
          </table:table-cell>
          <table:table-cell table:formula="of:=[rf.$B$54]-[rf.$B$8]" office:value-type="float" office:value="-0.211725120909109" calcext:value-type="float">
            <text:p>-0,211725120909109</text:p>
          </table:table-cell>
          <table:table-cell table:number-columns-repeated="2"/>
          <table:table-cell table:style-name="ce22"/>
          <table:table-cell table:number-columns-repeated="1019"/>
        </table:table-row>
        <table:table-row table:style-name="ro1">
          <table:table-cell table:style-name="ce14" office:value-type="string" calcext:value-type="string">
            <text:p>King pin angle, with toe in</text:p>
          </table:table-cell>
          <table:table-cell table:formula="of:=[rf.$B$54]" office:value-type="float" office:value="-0.560790971307975" calcext:value-type="float">
            <text:p>-0,560790971307975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Wheel offset</text:p>
          </table:table-cell>
          <table:table-cell table:formula="of:=front_wheel_offset" office:value-type="float" office:value="25" calcext:value-type="float">
            <text:p>25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Servo saver arm angle</text:p>
          </table:table-cell>
          <table:table-cell table:formula="of:=RADIANS(-servo_saver_arm_angle)" office:value-type="float" office:value="-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Toe in</text:p>
          </table:table-cell>
          <table:table-cell table:formula="of:=RADIANS(toe_in)" office:value-type="float" office:value="0" calcext:value-type="float">
            <text:p>0</text:p>
          </table:table-cell>
          <table:table-cell table:number-columns-repeated="2"/>
          <table:table-cell table:style-name="ce22"/>
          <table:table-cell table:number-columns-repeated="1019"/>
        </table:table-row>
        <table:table-row table:style-name="ro1">
          <table:table-cell table:style-name="ce14" office:value-type="string" calcext:value-type="string">
            <text:p>Steering arm angle</text:p>
          </table:table-cell>
          <table:table-cell table:formula="of:=RADIANS(steering_arm_angle)" office:value-type="float" office:value="-0.349065850398866" calcext:value-type="float">
            <text:p>-0,349065850398866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Steering arm angle, with toe in</text:p>
          </table:table-cell>
          <table:table-cell table:formula="of:=[rf.$B$8]+[rf.$B$7]" office:value-type="float" office:value="-0.349065850398866" calcext:value-type="float">
            <text:p>-0,349065850398866</text:p>
          </table:table-cell>
          <table:table-cell table:number-columns-repeated="1022"/>
        </table:table-row>
        <table:table-row table:style-name="ro1">
          <table:table-cell table:number-columns-repeated="4"/>
          <table:table-cell table:style-name="ce23" office:value-type="string" calcext:value-type="string">
            <text:p>dx from rot</text:p>
          </table:table-cell>
          <table:table-cell table:style-name="ce23" office:value-type="string" calcext:value-type="string">
            <text:p>dy from rot</text:p>
          </table:table-cell>
          <table:table-cell table:style-name="ce23" office:value-type="string" calcext:value-type="string">
            <text:p>dx trans</text:p>
          </table:table-cell>
          <table:table-cell table:style-name="ce23" office:value-type="string" calcext:value-type="string">
            <text:p>dy trans</text:p>
          </table:table-cell>
          <table:table-cell table:style-name="ce23" office:value-type="string" calcext:value-type="string">
            <text:p>dx + x</text:p>
          </table:table-cell>
          <table:table-cell table:style-name="ce23" office:value-type="string" calcext:value-type="string">
            <text:p>dy + y</text:p>
          </table:table-cell>
          <table:table-cell table:number-columns-repeated="1014"/>
        </table:table-row>
        <table:table-row table:style-name="ro1">
          <table:table-cell table:style-name="ce14"/>
          <table:table-cell table:number-columns-repeated="1023"/>
        </table:table-row>
        <table:table-row table:style-name="ro1">
          <table:table-cell table:style-name="ce8" office:value-type="string" calcext:value-type="string">
            <text:p>Wheel shaft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ing pin</text:p>
          </table:table-cell>
          <table:table-cell table:formula="of:=wheelbase" office:value-type="float" office:value="300" calcext:value-type="float">
            <text:p>300</text:p>
          </table:table-cell>
          <table:table-cell table:formula="of:=-track_king_pin/2" office:value-type="float" office:value="-90" calcext:value-type="float">
            <text:p>-9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heel center</text:p>
          </table:table-cell>
          <table:table-cell table:formula="of:=[rf.I15]" office:value-type="float" office:value="294.746329740067" calcext:value-type="float">
            <text:p>294,746329740067</text:p>
          </table:table-cell>
          <table:table-cell table:formula="of:=[rf.J15]" office:value-type="float" office:value="-114.441746026008" calcext:value-type="float">
            <text:p>-114,441746026008</text:p>
          </table:table-cell>
          <table:table-cell/>
          <table:table-cell office:value-type="float" office:value="0" calcext:value-type="float">
            <text:p>0</text:p>
          </table:table-cell>
          <table:table-cell table:formula="of:=-[rf.B5]" office:value-type="float" office:value="-25" calcext:value-type="float">
            <text:p>-25</text:p>
          </table:table-cell>
          <table:table-cell table:formula="of:=[rf.E15]*COS(right_wheel_angle)-[rf.F15]*SIN(right_wheel_angle)" office:value-type="float" office:value="-5.25367025993311" calcext:value-type="float">
            <text:p>-5,25367025993311</text:p>
          </table:table-cell>
          <table:table-cell table:formula="of:=[rf.E15]*SIN(right_wheel_angle)+[rf.F15]*COS(right_wheel_angle)" office:value-type="float" office:value="-24.4417460260083" calcext:value-type="float">
            <text:p>-24,4417460260083</text:p>
          </table:table-cell>
          <table:table-cell table:formula="of:=[rf.G15]+[rf.$B$14]" office:value-type="float" office:value="294.746329740067" calcext:value-type="float">
            <text:p>294,746329740067</text:p>
          </table:table-cell>
          <table:table-cell table:formula="of:=[rf.H15]+[rf.$C$14]" office:value-type="float" office:value="-114.441746026008" calcext:value-type="float">
            <text:p>-114,441746026008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string" calcext:value-type="string">
            <text:p>Tire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/>
          <table:table-cell table:formula="of:=[rf.I19]" office:value-type="float" office:value="250.751186893252" calcext:value-type="float">
            <text:p>250,751186893252</text:p>
          </table:table-cell>
          <table:table-cell table:formula="of:=[rf.J19]" office:value-type="float" office:value="-104.985139558129" calcext:value-type="float">
            <text:p>-104,985139558129</text:p>
          </table:table-cell>
          <table:table-cell/>
          <table:table-cell table:formula="of:=-wheelsize/2" office:value-type="float" office:value="-45" calcext:value-type="float">
            <text:p>-45</text:p>
          </table:table-cell>
          <table:table-cell table:formula="of:=-front_wheel_offset" office:value-type="float" office:value="-25" calcext:value-type="float">
            <text:p>-25</text:p>
          </table:table-cell>
          <table:table-cell table:formula="of:=[rf.E19]*COS(right_wheel_angle)-[rf.F19]*SIN(right_wheel_angle)" office:value-type="float" office:value="-49.2488131067481" calcext:value-type="float">
            <text:p>-49,2488131067481</text:p>
          </table:table-cell>
          <table:table-cell table:formula="of:=[rf.E19]*SIN(right_wheel_angle)+[rf.F19]*COS(right_wheel_angle)" office:value-type="float" office:value="-14.9851395581287" calcext:value-type="float">
            <text:p>-14,9851395581287</text:p>
          </table:table-cell>
          <table:table-cell table:formula="of:=[rf.G19]+[rf.$B$14]" office:value-type="float" office:value="250.751186893252" calcext:value-type="float">
            <text:p>250,751186893252</text:p>
          </table:table-cell>
          <table:table-cell table:formula="of:=[rf.H19]+[rf.$C$14]" office:value-type="float" office:value="-104.985139558129" calcext:value-type="float">
            <text:p>-104,985139558129</text:p>
          </table:table-cell>
          <table:table-cell table:number-columns-repeated="1014"/>
        </table:table-row>
        <table:table-row table:style-name="ro1">
          <table:table-cell/>
          <table:table-cell table:formula="of:=[rf.I20]" office:value-type="float" office:value="338.741472586882" calcext:value-type="float">
            <text:p>338,741472586882</text:p>
          </table:table-cell>
          <table:table-cell table:formula="of:=[rf.J20]" office:value-type="float" office:value="-123.898352493888" calcext:value-type="float">
            <text:p>-123,898352493888</text:p>
          </table:table-cell>
          <table:table-cell/>
          <table:table-cell table:formula="of:=wheelsize/2" office:value-type="float" office:value="45" calcext:value-type="float">
            <text:p>45</text:p>
          </table:table-cell>
          <table:table-cell table:formula="of:=-front_wheel_offset" office:value-type="float" office:value="-25" calcext:value-type="float">
            <text:p>-25</text:p>
          </table:table-cell>
          <table:table-cell table:formula="of:=[rf.E20]*COS(right_wheel_angle)-[rf.F20]*SIN(right_wheel_angle)" office:value-type="float" office:value="38.7414725868819" calcext:value-type="float">
            <text:p>38,7414725868819</text:p>
          </table:table-cell>
          <table:table-cell table:formula="of:=[rf.E20]*SIN(right_wheel_angle)+[rf.F20]*COS(right_wheel_angle)" office:value-type="float" office:value="-33.8983524938879" calcext:value-type="float">
            <text:p>-33,8983524938879</text:p>
          </table:table-cell>
          <table:table-cell table:formula="of:=[rf.G20]+[rf.$B$14]" office:value-type="float" office:value="338.741472586882" calcext:value-type="float">
            <text:p>338,741472586882</text:p>
          </table:table-cell>
          <table:table-cell table:formula="of:=[rf.H20]+[rf.$C$14]" office:value-type="float" office:value="-123.898352493888" calcext:value-type="float">
            <text:p>-123,898352493888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string" calcext:value-type="string">
            <text:p>Servo saver arm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table:style-name="ce15" office:value-type="string" calcext:value-type="string">
            <text:p>Servo saver turning base</text:p>
          </table:table-cell>
          <table:table-cell table:formula="of:=wheelbase+servo_saver_offset" office:value-type="float" office:value="343" calcext:value-type="float">
            <text:p>343</text:p>
          </table:table-cell>
          <table:table-cell table:formula="of:=-servo_saver_piovot_offset" office:value-type="float" office:value="-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6" office:value-type="string" calcext:value-type="string">
            <text:p>Servo saver position rod fix (with steering) &lt;sp&gt;</text:p>
          </table:table-cell>
          <table:table-cell table:formula="of:=[rf.I25]" office:value-type="float" office:value="358.403067942824" calcext:value-type="float">
            <text:p>358,403067942824</text:p>
          </table:table-cell>
          <table:table-cell table:formula="of:=[rf.J25]" office:value-type="float" office:value="-4.32960713561382" calcext:value-type="float">
            <text:p>-4,32960713561382</text:p>
          </table:table-cell>
          <table:table-cell/>
          <table:table-cell table:formula="of:=COS([rf.$B$6])*servo_saver_arm_length" office:value-type="float" office:value="16" calcext:value-type="float">
            <text:p>16</text:p>
          </table:table-cell>
          <table:table-cell table:formula="of:=SIN([rf.$B$6])*servo_saver_arm_length" office:value-type="float" office:value="-0" calcext:value-type="float">
            <text:p>0</text:p>
          </table:table-cell>
          <table:table-cell table:formula="of:=[rf.E25]*COS([rf.$B$2])-[rf.F25]*SIN([rf.$B$2])" office:value-type="float" office:value="15.4030679428237" calcext:value-type="float">
            <text:p>15,4030679428237</text:p>
          </table:table-cell>
          <table:table-cell table:formula="of:=[rf.E25]*SIN([rf.$B$2])+[rf.F25]*COS([rf.$B$2])" office:value-type="float" office:value="-4.32960713561382" calcext:value-type="float">
            <text:p>-4,32960713561382</text:p>
          </table:table-cell>
          <table:table-cell table:formula="of:=COS([rf.$B$6])*servo_saver_arm_length*COS([rf.$B$2])-SIN([rf.$B$6])*servo_saver_arm_length*SIN([rf.$B$2])+[rf.$B$24]" office:value-type="float" office:value="358.403067942824" calcext:value-type="float">
            <text:p>358,403067942824</text:p>
          </table:table-cell>
          <table:table-cell table:formula="of:=[rf.H25]+[rf.C24]" office:value-type="float" office:value="-4.32960713561382" calcext:value-type="float">
            <text:p>-4,32960713561382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string" calcext:value-type="string">
            <text:p>Steering arm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table:style-name="ce16" office:value-type="string" calcext:value-type="string">
            <text:p>(=king pin position)</text:p>
          </table:table-cell>
          <table:table-cell table:formula="of:=right_king_pin_x" office:value-type="float" office:value="300" calcext:value-type="float">
            <text:p>300</text:p>
          </table:table-cell>
          <table:table-cell table:formula="of:=right_king_pin_y" office:value-type="float" office:value="-90" calcext:value-type="float">
            <text:p>-90</text:p>
          </table:table-cell>
          <table:table-cell table:number-columns-repeated="1021"/>
        </table:table-row>
        <table:table-row table:style-name="ro1">
          <table:table-cell/>
          <table:table-cell table:formula="of:=[rf.I30]" office:value-type="float" office:value="316.93669385958" calcext:value-type="float">
            <text:p>316,93669385958</text:p>
          </table:table-cell>
          <table:table-cell table:formula="of:=[rf.J30]" office:value-type="float" office:value="-100.637123723397" calcext:value-type="float">
            <text:p>-100,637123723397</text:p>
          </table:table-cell>
          <table:table-cell/>
          <table:table-cell table:formula="of:=COS(0)*steering_arm_length" office:value-type="float" office:value="20" calcext:value-type="float">
            <text:p>20</text:p>
          </table:table-cell>
          <table:table-cell table:formula="of:=SIN(0)*steering_arm_length" office:value-type="float" office:value="0" calcext:value-type="float">
            <text:p>0</text:p>
          </table:table-cell>
          <table:table-cell table:formula="of:=[rf.E30]*COS(right_king_pin_angle)-[rf.F30]*SIN(right_king_pin_angle)" office:value-type="float" office:value="16.9366938595802" calcext:value-type="float">
            <text:p>16,9366938595802</text:p>
          </table:table-cell>
          <table:table-cell table:formula="of:=[rf.E30]*SIN(right_king_pin_angle)+[rf.F30]*COS(right_king_pin_angle)" office:value-type="float" office:value="-10.6371237233972" calcext:value-type="float">
            <text:p>-10,6371237233972</text:p>
          </table:table-cell>
          <table:table-cell table:formula="of:=[rf.G30]+[rf.B29]" office:value-type="float" office:value="316.93669385958" calcext:value-type="float">
            <text:p>316,93669385958</text:p>
          </table:table-cell>
          <table:table-cell table:formula="of:=[rf.C29]+[rf.H30]" office:value-type="float" office:value="-100.637123723397" calcext:value-type="float">
            <text:p>-100,637123723397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string" calcext:value-type="string">
            <text:p>Steering rod</text:p>
          </table:table-cell>
          <table:table-cell table:number-columns-repeated="1023"/>
        </table:table-row>
        <table:table-row table:style-name="ro1">
          <table:table-cell table:style-name="ce15" office:value-type="string" calcext:value-type="string">
            <text:p>Steering arm angle (with toe in, steering angle = 0)</text:p>
          </table:table-cell>
          <table:table-cell table:formula="of:=[rf.$B$9]" office:value-type="float" office:value="-0.349065850398866" calcext:value-type="float">
            <text:p>-0,349065850398866</text:p>
          </table:table-cell>
          <table:table-cell table:number-columns-repeated="1022"/>
        </table:table-row>
        <table:table-row table:style-name="ro1">
          <table:table-cell table:style-name="ce15" office:value-type="string" calcext:value-type="string">
            <text:p>Servo saver arm angle (steering angle = 0)</text:p>
          </table:table-cell>
          <table:table-cell table:formula="of:=RADIANS(-servo_saver_arm_angle)" office:value-type="float" office:value="-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5"/>
          <table:table-cell table:number-columns-repeated="1023"/>
        </table:table-row>
        <table:table-row table:style-name="ro1">
          <table:table-cell table:style-name="ce15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table:style-name="ce15" office:value-type="string" calcext:value-type="string">
            <text:p>King pin position &lt;kp&gt;</text:p>
          </table:table-cell>
          <table:table-cell table:formula="of:=right_king_pin_x" office:value-type="float" office:value="300" calcext:value-type="float">
            <text:p>300</text:p>
          </table:table-cell>
          <table:table-cell table:formula="of:=right_king_pin_y" office:value-type="float" office:value="-90" calcext:value-type="float">
            <text:p>-90</text:p>
          </table:table-cell>
          <table:table-cell table:number-columns-repeated="1021"/>
        </table:table-row>
        <table:table-row table:style-name="ro1">
          <table:table-cell table:style-name="ce15" office:value-type="string" calcext:value-type="string">
            <text:p>Steering arm position (steering angle = 0) &lt;ap&gt;</text:p>
          </table:table-cell>
          <table:table-cell table:formula="of:=[rf.I38]" office:value-type="float" office:value="318.793852415718" calcext:value-type="float">
            <text:p>318,793852415718</text:p>
          </table:table-cell>
          <table:table-cell table:formula="of:=[rf.J38]" office:value-type="float" office:value="-96.8404028665134" calcext:value-type="float">
            <text:p>-96,8404028665134</text:p>
          </table:table-cell>
          <table:table-cell/>
          <table:table-cell table:formula="of:=COS([rf.$B$33])*steering_arm_length" office:value-type="float" office:value="18.7938524157182" calcext:value-type="float">
            <text:p>18,7938524157182</text:p>
          </table:table-cell>
          <table:table-cell table:formula="of:=SIN([rf.$B$33])*steering_arm_length" office:value-type="float" office:value="-6.84040286651337" calcext:value-type="float">
            <text:p>-6,84040286651337</text:p>
          </table:table-cell>
          <table:table-cell table:formula="of:=[rf.E38]*COS(0)-[rf.F38]*SIN(0)" office:value-type="float" office:value="18.7938524157182" calcext:value-type="float">
            <text:p>18,7938524157182</text:p>
          </table:table-cell>
          <table:table-cell table:formula="of:=[rf.E38]*SIN(0)+[rf.F38]*COS(0)" office:value-type="float" office:value="-6.84040286651337" calcext:value-type="float">
            <text:p>-6,84040286651337</text:p>
          </table:table-cell>
          <table:table-cell table:formula="of:=[rf.G38]+[rf.B37]" office:value-type="float" office:value="318.793852415718" calcext:value-type="float">
            <text:p>318,793852415718</text:p>
          </table:table-cell>
          <table:table-cell table:formula="of:=[rf.C37]+[rf.H38]" office:value-type="float" office:value="-96.8404028665134" calcext:value-type="float">
            <text:p>-96,8404028665134</text:p>
          </table:table-cell>
          <table:table-cell table:number-columns-repeated="1014"/>
        </table:table-row>
        <table:table-row table:style-name="ro1">
          <table:table-cell table:style-name="ce15" office:value-type="string" calcext:value-type="string">
            <text:p>Servo saver arm position (steering angle = 0) &lt;sp&gt;</text:p>
          </table:table-cell>
          <table:table-cell table:formula="of:=[rf.I39]" office:value-type="float" office:value="359" calcext:value-type="float">
            <text:p>359</text:p>
          </table:table-cell>
          <table:table-cell table:formula="of:=[rf.J39]" office:value-type="float" office:value="0" calcext:value-type="float">
            <text:p>0</text:p>
          </table:table-cell>
          <table:table-cell/>
          <table:table-cell table:formula="of:=COS([rf.$B$6])*servo_saver_arm_length" office:value-type="float" office:value="16" calcext:value-type="float">
            <text:p>16</text:p>
          </table:table-cell>
          <table:table-cell table:formula="of:=SIN([rf.$B$6])*servo_saver_arm_length" office:value-type="float" office:value="-0" calcext:value-type="float">
            <text:p>0</text:p>
          </table:table-cell>
          <table:table-cell table:formula="of:=[rf.E39]*COS(0)-[rf.F39]*SIN(0)" office:value-type="float" office:value="16" calcext:value-type="float">
            <text:p>16</text:p>
          </table:table-cell>
          <table:table-cell table:formula="of:=[rf.E39]*SIN(0)+[rf.F39]*COS(0)" office:value-type="float" office:value="0" calcext:value-type="float">
            <text:p>0</text:p>
          </table:table-cell>
          <table:table-cell table:formula="of:=[rf.G39]+[rf.$B$24]" office:value-type="float" office:value="359" calcext:value-type="float">
            <text:p>359</text:p>
          </table:table-cell>
          <table:table-cell table:formula="of:=[rf.H39]+[rf.$C$24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5" office:value-type="string" calcext:value-type="string">
            <text:p>Delta length rod</text:p>
          </table:table-cell>
          <table:table-cell table:formula="of:=[rf.B39]-[rf.B38]" office:value-type="float" office:value="40.2061475842818" calcext:value-type="float">
            <text:p>40,2061475842818</text:p>
          </table:table-cell>
          <table:table-cell table:formula="of:=[rf.C39]-[rf.C38]" office:value-type="float" office:value="96.8404028665134" calcext:value-type="float">
            <text:p>96,8404028665134</text:p>
          </table:table-cell>
          <table:table-cell table:number-columns-repeated="1021"/>
        </table:table-row>
        <table:table-row table:style-name="ro1">
          <table:table-cell table:style-name="ce15"/>
          <table:table-cell table:number-columns-repeated="1023"/>
        </table:table-row>
        <table:table-row table:style-name="ro1">
          <table:table-cell table:style-name="ce15" office:value-type="string" calcext:value-type="string">
            <text:p>Steering rod length (steering angle = 0) &lt;rl&gt;</text:p>
          </table:table-cell>
          <table:table-cell table:formula="of:=SQRT([rf.$B$40]^2+[rf.$C$40]^2)" office:value-type="float" office:value="104.855128300516" calcext:value-type="float">
            <text:p>104,855128300516</text:p>
          </table:table-cell>
          <table:table-cell table:number-columns-repeated="1022"/>
        </table:table-row>
        <table:table-row table:style-name="ro1">
          <table:table-cell table:style-name="ce15" office:value-type="string" calcext:value-type="string">
            <text:p>Radius steering arm &lt;al&gt;</text:p>
          </table:table-cell>
          <table:table-cell table:formula="of:=steering_arm_length"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table:style-name="ce15"/>
          <table:table-cell table:number-columns-repeated="1023"/>
        </table:table-row>
        <table:table-row table:style-name="ro1">
          <table:table-cell table:style-name="ce15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table:style-name="ce15" office:value-type="string" calcext:value-type="string">
            <text:p>Angel steering arm ↔ king pin line &lt;K&gt;</text:p>
          </table:table-cell>
          <table:table-cell table:formula="of:=[rf.$B$25]-[rf.$B$14]" office:value-type="float" office:value="58.4030679428237" calcext:value-type="float">
            <text:p>58,4030679428237</text:p>
          </table:table-cell>
          <table:table-cell table:formula="of:=[rf.$C$25]-[rf.$C$14]" office:value-type="float" office:value="85.6703928643862" calcext:value-type="float">
            <text:p>85,6703928643862</text:p>
          </table:table-cell>
          <table:table-cell table:number-columns-repeated="1021"/>
        </table:table-row>
        <table:table-row table:style-name="ro1">
          <table:table-cell table:style-name="ce15" office:value-type="string" calcext:value-type="string">
            <text:p>Distance king pin ↔ rod fix servo saver &lt;jl&gt;</text:p>
          </table:table-cell>
          <table:table-cell table:formula="of:=SQRT([rf.$B$46]^2+[rf.$C$46]^2)" office:value-type="float" office:value="103.683820139269" calcext:value-type="float">
            <text:p>103,683820139269</text:p>
          </table:table-cell>
          <table:table-cell table:number-columns-repeated="1022"/>
        </table:table-row>
        <table:table-row table:style-name="ro1">
          <table:table-cell table:style-name="ce15"/>
          <table:table-cell table:number-columns-repeated="1023"/>
        </table:table-row>
        <table:table-row table:style-name="ro1">
          <table:table-cell table:style-name="ce15" office:value-type="string" calcext:value-type="string">
            <text:p>Distance king pin ↔ intersection &lt;kl&gt;</text:p>
          </table:table-cell>
          <table:table-cell table:formula="of:=([rf.$B$47]^2-[rf.$B$42]^2+[rf.$B$43]^2)/(2*[rf.$B$47])" office:value-type="float" office:value="0.751017022451048" calcext:value-type="float">
            <text:p>0,751017022451048</text:p>
          </table:table-cell>
          <table:table-cell table:number-columns-repeated="1022"/>
        </table:table-row>
        <table:table-row table:style-name="ro1">
          <table:table-cell table:style-name="ce15" office:value-type="string" calcext:value-type="string">
            <text:p>Angel steering arm ↔ king pin line &lt;K&gt;</text:p>
          </table:table-cell>
          <table:table-cell table:formula="of:=ACOS([rf.$B$49]/[rf.$B$43])" office:value-type="float" office:value="1.5332366452023" calcext:value-type="float">
            <text:p>1,5332366452023</text:p>
          </table:table-cell>
          <table:table-cell table:number-columns-repeated="1022"/>
        </table:table-row>
        <table:table-row table:style-name="ro1">
          <table:table-cell table:style-name="ce15" office:value-type="string" calcext:value-type="string">
            <text:p>Angel king pin ↔ rod fix servo saver &lt;A&gt;</text:p>
          </table:table-cell>
          <table:table-cell table:formula="of:=ASIN([rf.$B$46]/[rf.$B$47])" office:value-type="float" office:value="0.598350652900575" calcext:value-type="float">
            <text:p>0,598350652900575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5" office:value-type="string" calcext:value-type="string">
            <text:p>Correction for front/rear steering arms</text:p>
          </table:table-cell>
          <table:table-cell table:formula="of:=IF(0.5*PI()-[rf.$B$9]&gt;[rf.$B$51];1;-1)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6" office:value-type="string" calcext:value-type="string">
            <text:p>Corrected angel steering arm ↔ king pin line &lt;K&gt;</text:p>
          </table:table-cell>
          <table:table-cell table:style-name="Default" table:formula="of:=[rf.$B$50]*[rf.$B$52]" office:value-type="float" office:value="1.5332366452023" calcext:value-type="float">
            <text:p>1,5332366452023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table:style-name="ce15" office:value-type="string" calcext:value-type="string">
            <text:p>King pin angle (= wheel angle) &lt;W&gt;</text:p>
          </table:table-cell>
          <table:table-cell table:formula="of:=0.5*PI()-([rf.$B$53]+[rf.$B$51])" office:value-type="float" office:value="-0.560790971307975" calcext:value-type="float">
            <text:p>-0,560790971307975</text:p>
          </table:table-cell>
          <table:table-cell table:number-columns-repeated="1022"/>
        </table:table-row>
        <table:table-row table:style-name="ro1">
          <table:table-cell table:style-name="ce15"/>
          <table:table-cell table:number-columns-repeated="1023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table:style-name="ce16" office:value-type="string" calcext:value-type="string">
            <text:p>(=steering arm end)</text:p>
          </table:table-cell>
          <table:table-cell table:formula="of:=[rf.B30]" office:value-type="float" office:value="316.93669385958" calcext:value-type="float">
            <text:p>316,93669385958</text:p>
          </table:table-cell>
          <table:table-cell table:formula="of:=[rf.C30]" office:value-type="float" office:value="-100.637123723397" calcext:value-type="float">
            <text:p>-100,637123723397</text:p>
          </table:table-cell>
          <table:table-cell table:number-columns-repeated="1021"/>
        </table:table-row>
        <table:table-row table:style-name="ro1">
          <table:table-cell table:style-name="ce16" office:value-type="string" calcext:value-type="string">
            <text:p>(=servo saver arm end)</text:p>
          </table:table-cell>
          <table:table-cell table:formula="of:=[rf.B25]" office:value-type="float" office:value="358.403067942824" calcext:value-type="float">
            <text:p>358,403067942824</text:p>
          </table:table-cell>
          <table:table-cell table:formula="of:=[rf.C25]" office:value-type="float" office:value="-4.32960713561382" calcext:value-type="float">
            <text:p>-4,32960713561382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" office:value-type="string" calcext:value-type="string">
            <text:p>Radius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ing pin position</text:p>
          </table:table-cell>
          <table:table-cell table:formula="of:=right_king_pin_x" office:value-type="float" office:value="300" calcext:value-type="float">
            <text:p>300</text:p>
          </table:table-cell>
          <table:table-cell table:formula="of:=right_king_pin_y" office:value-type="float" office:value="-90" calcext:value-type="float">
            <text:p>-9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ersection king pin radius ↔ x0:</text:p>
          </table:table-cell>
          <table:table-cell table:formula="of:=IF(right_wheel_angle=0;right_king_pin_x;0)" office:value-type="float" office:value="0" calcext:value-type="float">
            <text:p>0</text:p>
          </table:table-cell>
          <table:table-cell table:style-name="ce6" table:formula="of:=IF(right_wheel_angle = 0;0;TAN(0.5*PI()-right_wheel_angle)*wheelbase+right_king_pin_y)" office:value-type="float" office:value="-1485.69547478525" calcext:value-type="float">
            <text:p>-148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erhichle center:</text:p>
          </table:table-cell>
          <table:table-cell table:formula="of:=wheelbase/2"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Steering radius right wheel:</text:p>
          </table:table-cell>
          <table:table-cell table:style-name="ce18" table:formula="of:=SQRT([rf.$B$65]^2+[rf.$C$64]^2)" office:value-type="float" office:value="1493.24848695633" calcext:value-type="float">
            <text:p>1 493,25</text:p>
          </table:table-cell>
          <table:table-cell table:number-columns-repeated="1022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style-name="ce8" office:value-type="string" calcext:value-type="string">
            <text:p>Wheel angle analyze matrix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9" office:value-type="string" calcext:value-type="string">
            <text:p>Steering angle</text:p>
          </table:table-cell>
          <table:table-cell table:style-name="ce19" office:value-type="string" calcext:value-type="string">
            <text:p>-&gt; rad</text:p>
          </table:table-cell>
          <table:table-cell table:style-name="ce19" office:value-type="string" calcext:value-type="string">
            <text:p>sp_x</text:p>
          </table:table-cell>
          <table:table-cell table:style-name="ce19" office:value-type="string" calcext:value-type="string">
            <text:p>sp_y</text:p>
          </table:table-cell>
          <table:table-cell table:style-name="ce19" office:value-type="string" calcext:value-type="string">
            <text:p>xk</text:p>
          </table:table-cell>
          <table:table-cell table:style-name="ce19" office:value-type="string" calcext:value-type="string">
            <text:p>yk</text:p>
          </table:table-cell>
          <table:table-cell table:style-name="ce24" office:value-type="string" calcext:value-type="string">
            <text:p>jl</text:p>
          </table:table-cell>
          <table:table-cell table:style-name="ce19" office:value-type="string" calcext:value-type="string">
            <text:p>kl</text:p>
          </table:table-cell>
          <table:table-cell table:style-name="ce19" office:value-type="string" calcext:value-type="string">
            <text:p>K</text:p>
          </table:table-cell>
          <table:table-cell table:style-name="ce19" office:value-type="string" calcext:value-type="string">
            <text:p>A</text:p>
          </table:table-cell>
          <table:table-cell table:style-name="ce19" office:value-type="string" calcext:value-type="string">
            <text:p>corr</text:p>
          </table:table-cell>
          <table:table-cell table:style-name="ce19" office:value-type="string" calcext:value-type="string">
            <text:p>W</text:p>
          </table:table-cell>
          <table:table-cell table:style-name="ce19" office:value-type="string" calcext:value-type="string">
            <text:p>right wheel angle</text:p>
          </table:table-cell>
          <table:table-cell table:style-name="ce17"/>
          <table:table-cell table:number-columns-repeated="1009"/>
        </table:table-row>
        <table:table-row table:style-name="ro1">
          <table:table-cell office:value-type="float" office:value="-150" calcext:value-type="float">
            <text:p>-150</text:p>
          </table:table-cell>
          <table:table-cell table:formula="of:=[rf.A81]*analyze_resolution" office:value-type="float" office:value="-22.5" calcext:value-type="float">
            <text:p>-22,5</text:p>
          </table:table-cell>
          <table:table-cell table:formula="of:=RADIANS(-[rf.B81])" office:value-type="float" office:value="0.392699081698724" calcext:value-type="float">
            <text:p>0,392699081698724</text:p>
          </table:table-cell>
          <table:table-cell table:formula="of:=COS([rf.$B$6])*servo_saver_arm_length*COS([rf.C81])-SIN([rf.$B$6])*servo_saver_arm_length*SIN([rf.C81])+[rf.$B$24]" office:value-type="float" office:value="357.782072520181" calcext:value-type="float">
            <text:p>357,782072520181</text:p>
          </table:table-cell>
          <table:table-cell table:formula="of:=COS([rf.$B$6])*servo_saver_arm_length*SIN([rf.C81])+SIN([rf.$B$6])*servo_saver_arm_length*COS([rf.C81])+[rf.$C$24]" office:value-type="float" office:value="6.12293491784144" calcext:value-type="float">
            <text:p>6,12293491784144</text:p>
          </table:table-cell>
          <table:table-cell table:formula="of:=[$rf.D81]-[$rf.$B$14]" office:value-type="float" office:value="57.7820725201806" calcext:value-type="float">
            <text:p>57,7820725201806</text:p>
          </table:table-cell>
          <table:table-cell table:formula="of:=[rf.E81]-[$rf.$C$14]" office:value-type="float" office:value="96.1229349178414" calcext:value-type="float">
            <text:p>96,1229349178414</text:p>
          </table:table-cell>
          <table:table-cell table:style-name="Default" table:formula="of:=SQRT([rf.F81]^2+[rf.G81]^2)" office:value-type="float" office:value="112.153406198595" calcext:value-type="float">
            <text:p>112,153406198595</text:p>
          </table:table-cell>
          <table:table-cell table:formula="of:=([rf.H81]^2-[rf.$B$42]^2+[rf.$B$43]^2)/(2*[rf.H81])" office:value-type="float" office:value="8.84408533930992" calcext:value-type="float">
            <text:p>8,84408533930992</text:p>
          </table:table-cell>
          <table:table-cell table:formula="of:=ACOS([rf.I81]/[rf.$B$43])" office:value-type="float" office:value="1.11274152665575" calcext:value-type="float">
            <text:p>1,11274152665575</text:p>
          </table:table-cell>
          <table:table-cell table:style-name="ce17" table:formula="of:=ASIN([rf.F81]/[rf.H81])" office:value-type="float" office:value="0.541247619704151" calcext:value-type="float">
            <text:p>0,541247619704151</text:p>
          </table:table-cell>
          <table:table-cell table:style-name="ce17" table:formula="of:=IF(0.5*PI()-[rf.$B$9]&gt;[rf.K81];1;-1)" office:value-type="float" office:value="1" calcext:value-type="float">
            <text:p>1</text:p>
          </table:table-cell>
          <table:table-cell table:style-name="ce17" table:formula="of:=0.5*PI()-([rf.J81]*[rf.L81]+[rf.K81])" office:value-type="float" office:value="-0.0831928195650062" calcext:value-type="float">
            <text:p>-0,083192819565006</text:p>
          </table:table-cell>
          <table:table-cell table:style-name="ce17" table:formula="of:=[rf.M81]-[rf.$B$8]" office:value-type="float" office:value="0.26587303083386" calcext:value-type="float">
            <text:p>0,26587303083386</text:p>
          </table:table-cell>
          <table:table-cell table:style-name="ce17"/>
          <table:table-cell table:number-columns-repeated="1009"/>
        </table:table-row>
        <table:table-row table:style-name="ro1">
          <table:table-cell office:value-type="float" office:value="-149" calcext:value-type="float">
            <text:p>-149</text:p>
          </table:table-cell>
          <table:table-cell table:formula="of:=[rf.A82]*analyze_resolution" office:value-type="float" office:value="-22.35" calcext:value-type="float">
            <text:p>-22,35</text:p>
          </table:table-cell>
          <table:table-cell table:formula="of:=RADIANS(-[rf.B82])" office:value-type="float" office:value="0.390081087820733" calcext:value-type="float">
            <text:p>0,390081087820733</text:p>
          </table:table-cell>
          <table:table-cell table:formula="of:=COS([rf.$B$6])*servo_saver_arm_length*COS([rf.C82])-SIN([rf.$B$6])*servo_saver_arm_length*SIN([rf.C82])+[rf.$B$24]" office:value-type="float" office:value="357.798051650665" calcext:value-type="float">
            <text:p>357,798051650665</text:p>
          </table:table-cell>
          <table:table-cell table:formula="of:=COS([rf.$B$6])*servo_saver_arm_length*SIN([rf.C82])+SIN([rf.$B$6])*servo_saver_arm_length*COS([rf.C82])+[rf.$C$24]" office:value-type="float" office:value="6.08421460373128" calcext:value-type="float">
            <text:p>6,08421460373128</text:p>
          </table:table-cell>
          <table:table-cell table:formula="of:=[$rf.D82]-[$rf.$B$14]" office:value-type="float" office:value="57.7980516506648" calcext:value-type="float">
            <text:p>57,7980516506648</text:p>
          </table:table-cell>
          <table:table-cell table:formula="of:=[rf.E82]-[$rf.$C$14]" office:value-type="float" office:value="96.0842146037313" calcext:value-type="float">
            <text:p>96,0842146037313</text:p>
          </table:table-cell>
          <table:table-cell table:style-name="Default" table:formula="of:=SQRT([rf.F82]^2+[rf.G82]^2)" office:value-type="float" office:value="112.128457898202" calcext:value-type="float">
            <text:p>112,128457898202</text:p>
          </table:table-cell>
          <table:table-cell table:formula="of:=([rf.H82]^2-[rf.$B$42]^2+[rf.$B$43]^2)/(2*[rf.H82])" office:value-type="float" office:value="8.82110205023548" calcext:value-type="float">
            <text:p>8,82110205023548</text:p>
          </table:table-cell>
          <table:table-cell table:formula="of:=ACOS([rf.I82]/[rf.$B$43])" office:value-type="float" office:value="1.11402236469187" calcext:value-type="float">
            <text:p>1,11402236469187</text:p>
          </table:table-cell>
          <table:table-cell table:style-name="ce17" table:formula="of:=ASIN([rf.F82]/[rf.H82])" office:value-type="float" office:value="0.541547669358176" calcext:value-type="float">
            <text:p>0,541547669358176</text:p>
          </table:table-cell>
          <table:table-cell table:style-name="ce17" table:formula="of:=IF(0.5*PI()-[rf.$B$9]&gt;[rf.K82];1;-1)" office:value-type="float" office:value="1" calcext:value-type="float">
            <text:p>1</text:p>
          </table:table-cell>
          <table:table-cell table:style-name="ce17" table:formula="of:=0.5*PI()-([rf.J82]*[rf.L82]+[rf.K82])" office:value-type="float" office:value="-0.0847737072551538" calcext:value-type="float">
            <text:p>-0,084773707255154</text:p>
          </table:table-cell>
          <table:table-cell table:style-name="ce17" table:formula="of:=[rf.M82]-[rf.$B$8]" office:value-type="float" office:value="0.264292143143712" calcext:value-type="float">
            <text:p>0,264292143143712</text:p>
          </table:table-cell>
          <table:table-cell table:style-name="ce17"/>
          <table:table-cell table:number-columns-repeated="1009"/>
        </table:table-row>
        <table:table-row table:style-name="ro1">
          <table:table-cell office:value-type="float" office:value="-148" calcext:value-type="float">
            <text:p>-148</text:p>
          </table:table-cell>
          <table:table-cell table:style-name="ce20" table:formula="of:=[rf.A83]*analyze_resolution" office:value-type="float" office:value="-22.2" calcext:value-type="float">
            <text:p>-22,2</text:p>
          </table:table-cell>
          <table:table-cell table:formula="of:=RADIANS(-[rf.B83])" office:value-type="float" office:value="0.387463093942741" calcext:value-type="float">
            <text:p>0,387463093942741</text:p>
          </table:table-cell>
          <table:table-cell table:style-name="ce20" table:formula="of:=COS([rf.$B$6])*servo_saver_arm_length*COS([rf.C83])-SIN([rf.$B$6])*servo_saver_arm_length*SIN([rf.C83])+[rf.$B$24]" office:value-type="float" office:value="357.81392935696" calcext:value-type="float">
            <text:p>357,81392935696</text:p>
          </table:table-cell>
          <table:table-cell table:style-name="ce20" table:formula="of:=COS([rf.$B$6])*servo_saver_arm_length*SIN([rf.C83])+SIN([rf.$B$6])*servo_saver_arm_length*COS([rf.C83])+[rf.$C$24]" office:value-type="float" office:value="6.04545258909547" calcext:value-type="float">
            <text:p>6,04545258909547</text:p>
          </table:table-cell>
          <table:table-cell table:style-name="ce20" table:formula="of:=[$rf.D83]-[$rf.$B$14]" office:value-type="float" office:value="57.8139293569599" calcext:value-type="float">
            <text:p>57,8139293569599</text:p>
          </table:table-cell>
          <table:table-cell table:style-name="ce20" table:formula="of:=[rf.E83]-[$rf.$C$14]" office:value-type="float" office:value="96.0454525890955" calcext:value-type="float">
            <text:p>96,0454525890955</text:p>
          </table:table-cell>
          <table:table-cell table:style-name="ce11" table:formula="of:=SQRT([rf.F83]^2+[rf.G83]^2)" office:value-type="float" office:value="112.103431663512" calcext:value-type="float">
            <text:p>112,103431663512</text:p>
          </table:table-cell>
          <table:table-cell table:style-name="ce20" table:formula="of:=([rf.H83]^2-[rf.$B$42]^2+[rf.$B$43]^2)/(2*[rf.H83])" office:value-type="float" office:value="8.79804226573075" calcext:value-type="float">
            <text:p>8,79804226573075</text:p>
          </table:table-cell>
          <table:table-cell table:style-name="ce20" table:formula="of:=ACOS([rf.I83]/[rf.$B$43])" office:value-type="float" office:value="1.11530665600762" calcext:value-type="float">
            <text:p>1,11530665600762</text:p>
          </table:table-cell>
          <table:table-cell table:style-name="ce20" table:formula="of:=ASIN([rf.F83]/[rf.H83])" office:value-type="float" office:value="0.541847269233922" calcext:value-type="float">
            <text:p>0,541847269233922</text:p>
          </table:table-cell>
          <table:table-cell table:style-name="ce20" table:formula="of:=IF(0.5*PI()-[rf.$B$9]&gt;[rf.K83];1;-1)" office:value-type="float" office:value="1" calcext:value-type="float">
            <text:p>1</text:p>
          </table:table-cell>
          <table:table-cell table:style-name="ce17" table:formula="of:=0.5*PI()-([rf.J83]*[rf.L83]+[rf.K83])" office:value-type="float" office:value="-0.0863575984466505" calcext:value-type="float">
            <text:p>-0,086357598446651</text:p>
          </table:table-cell>
          <table:table-cell table:style-name="ce17" table:formula="of:=[rf.M83]-[rf.$B$8]" office:value-type="float" office:value="0.262708251952215" calcext:value-type="float">
            <text:p>0,262708251952215</text:p>
          </table:table-cell>
          <table:table-cell table:style-name="ce20"/>
          <table:table-cell table:style-name="ce11" table:number-columns-repeated="1008"/>
          <table:table-cell/>
        </table:table-row>
        <table:table-row table:style-name="ro1">
          <table:table-cell office:value-type="float" office:value="-147" calcext:value-type="float">
            <text:p>-147</text:p>
          </table:table-cell>
          <table:table-cell table:formula="of:=[rf.A84]*analyze_resolution" office:value-type="float" office:value="-22.05" calcext:value-type="float">
            <text:p>-22,05</text:p>
          </table:table-cell>
          <table:table-cell table:formula="of:=RADIANS(-[rf.B84])" office:value-type="float" office:value="0.38484510006475" calcext:value-type="float">
            <text:p>0,38484510006475</text:p>
          </table:table-cell>
          <table:table-cell table:formula="of:=COS([rf.$B$6])*servo_saver_arm_length*COS([rf.C84])-SIN([rf.$B$6])*servo_saver_arm_length*SIN([rf.C84])+[rf.$B$24]" office:value-type="float" office:value="357.829705530242" calcext:value-type="float">
            <text:p>357,829705530242</text:p>
          </table:table-cell>
          <table:table-cell table:formula="of:=COS([rf.$B$6])*servo_saver_arm_length*SIN([rf.C84])+SIN([rf.$B$6])*servo_saver_arm_length*COS([rf.C84])+[rf.$C$24]" office:value-type="float" office:value="6.00664913960453" calcext:value-type="float">
            <text:p>6,00664913960453</text:p>
          </table:table-cell>
          <table:table-cell table:formula="of:=[$rf.D84]-[$rf.$B$14]" office:value-type="float" office:value="57.8297055302419" calcext:value-type="float">
            <text:p>57,8297055302419</text:p>
          </table:table-cell>
          <table:table-cell table:formula="of:=[rf.E84]-[$rf.$C$14]" office:value-type="float" office:value="96.0066491396045" calcext:value-type="float">
            <text:p>96,0066491396045</text:p>
          </table:table-cell>
          <table:table-cell table:style-name="Default" table:formula="of:=SQRT([rf.F84]^2+[rf.G84]^2)" office:value-type="float" office:value="112.078327613904" calcext:value-type="float">
            <text:p>112,078327613904</text:p>
          </table:table-cell>
          <table:table-cell table:formula="of:=([rf.H84]^2-[rf.$B$42]^2+[rf.$B$43]^2)/(2*[rf.H84])" office:value-type="float" office:value="8.77490604868709" calcext:value-type="float">
            <text:p>8,77490604868709</text:p>
          </table:table-cell>
          <table:table-cell table:formula="of:=ACOS([rf.I84]/[rf.$B$43])" office:value-type="float" office:value="1.11659439269815" calcext:value-type="float">
            <text:p>1,11659439269815</text:p>
          </table:table-cell>
          <table:table-cell table:style-name="ce17" table:formula="of:=ASIN([rf.F84]/[rf.H84])" office:value-type="float" office:value="0.542146417627387" calcext:value-type="float">
            <text:p>0,542146417627387</text:p>
          </table:table-cell>
          <table:table-cell table:style-name="ce17" table:formula="of:=IF(0.5*PI()-[rf.$B$9]&gt;[rf.K84];1;-1)" office:value-type="float" office:value="1" calcext:value-type="float">
            <text:p>1</text:p>
          </table:table-cell>
          <table:table-cell table:style-name="ce17" table:formula="of:=0.5*PI()-([rf.J84]*[rf.L84]+[rf.K84])" office:value-type="float" office:value="-0.0879444835306411" calcext:value-type="float">
            <text:p>-0,087944483530641</text:p>
          </table:table-cell>
          <table:table-cell table:style-name="ce17" table:formula="of:=[rf.M84]-[rf.$B$8]" office:value-type="float" office:value="0.261121366868225" calcext:value-type="float">
            <text:p>0,261121366868225</text:p>
          </table:table-cell>
          <table:table-cell table:style-name="ce17"/>
          <table:table-cell table:number-columns-repeated="1009"/>
        </table:table-row>
        <table:table-row table:style-name="ro1">
          <table:table-cell office:value-type="float" office:value="-146" calcext:value-type="float">
            <text:p>-146</text:p>
          </table:table-cell>
          <table:table-cell table:formula="of:=[rf.A85]*analyze_resolution" office:value-type="float" office:value="-21.9" calcext:value-type="float">
            <text:p>-21,9</text:p>
          </table:table-cell>
          <table:table-cell table:formula="of:=RADIANS(-[rf.B85])" office:value-type="float" office:value="0.382227106186758" calcext:value-type="float">
            <text:p>0,382227106186758</text:p>
          </table:table-cell>
          <table:table-cell table:formula="of:=COS([rf.$B$6])*servo_saver_arm_length*COS([rf.C85])-SIN([rf.$B$6])*servo_saver_arm_length*SIN([rf.C85])+[rf.$B$24]" office:value-type="float" office:value="357.845380062383" calcext:value-type="float">
            <text:p>357,845380062383</text:p>
          </table:table-cell>
          <table:table-cell table:formula="of:=COS([rf.$B$6])*servo_saver_arm_length*SIN([rf.C85])+SIN([rf.$B$6])*servo_saver_arm_length*COS([rf.C85])+[rf.$C$24]" office:value-type="float" office:value="5.96780452121294" calcext:value-type="float">
            <text:p>5,96780452121294</text:p>
          </table:table-cell>
          <table:table-cell table:formula="of:=[$rf.D85]-[$rf.$B$14]" office:value-type="float" office:value="57.8453800623827" calcext:value-type="float">
            <text:p>57,8453800623827</text:p>
          </table:table-cell>
          <table:table-cell table:formula="of:=[rf.E85]-[$rf.$C$14]" office:value-type="float" office:value="95.9678045212129" calcext:value-type="float">
            <text:p>95,9678045212129</text:p>
          </table:table-cell>
          <table:table-cell table:style-name="Default" table:formula="of:=SQRT([rf.F85]^2+[rf.G85]^2)" office:value-type="float" office:value="112.053145869196" calcext:value-type="float">
            <text:p>112,053145869196</text:p>
          </table:table-cell>
          <table:table-cell table:formula="of:=([rf.H85]^2-[rf.$B$42]^2+[rf.$B$43]^2)/(2*[rf.H85])" office:value-type="float" office:value="8.75169346229289" calcext:value-type="float">
            <text:p>8,75169346229289</text:p>
          </table:table-cell>
          <table:table-cell table:formula="of:=ACOS([rf.I85]/[rf.$B$43])" office:value-type="float" office:value="1.11788556688004" calcext:value-type="float">
            <text:p>1,11788556688004</text:p>
          </table:table-cell>
          <table:table-cell table:style-name="ce17" table:formula="of:=ASIN([rf.F85]/[rf.H85])" office:value-type="float" office:value="0.542445112833634" calcext:value-type="float">
            <text:p>0,542445112833634</text:p>
          </table:table-cell>
          <table:table-cell table:style-name="ce17" table:formula="of:=IF(0.5*PI()-[rf.$B$9]&gt;[rf.K85];1;-1)" office:value-type="float" office:value="1" calcext:value-type="float">
            <text:p>1</text:p>
          </table:table-cell>
          <table:table-cell table:style-name="ce17" table:formula="of:=0.5*PI()-([rf.J85]*[rf.L85]+[rf.K85])" office:value-type="float" office:value="-0.0895343529187755" calcext:value-type="float">
            <text:p>-0,089534352918776</text:p>
          </table:table-cell>
          <table:table-cell table:style-name="ce17" table:formula="of:=[rf.M85]-[rf.$B$8]" office:value-type="float" office:value="0.25953149748009" calcext:value-type="float">
            <text:p>0,25953149748009</text:p>
          </table:table-cell>
          <table:table-cell table:number-columns-repeated="1010"/>
        </table:table-row>
        <table:table-row table:style-name="ro1">
          <table:table-cell office:value-type="float" office:value="-145" calcext:value-type="float">
            <text:p>-145</text:p>
          </table:table-cell>
          <table:table-cell table:formula="of:=[rf.A86]*analyze_resolution" office:value-type="float" office:value="-21.75" calcext:value-type="float">
            <text:p>-21,75</text:p>
          </table:table-cell>
          <table:table-cell table:formula="of:=RADIANS(-[rf.B86])" office:value-type="float" office:value="0.379609112308767" calcext:value-type="float">
            <text:p>0,379609112308767</text:p>
          </table:table-cell>
          <table:table-cell table:formula="of:=COS([rf.$B$6])*servo_saver_arm_length*COS([rf.C86])-SIN([rf.$B$6])*servo_saver_arm_length*SIN([rf.C86])+[rf.$B$24]" office:value-type="float" office:value="357.860952845951" calcext:value-type="float">
            <text:p>357,860952845951</text:p>
          </table:table-cell>
          <table:table-cell table:formula="of:=COS([rf.$B$6])*servo_saver_arm_length*SIN([rf.C86])+SIN([rf.$B$6])*servo_saver_arm_length*COS([rf.C86])+[rf.$C$24]" office:value-type="float" office:value="5.92891900015738" calcext:value-type="float">
            <text:p>5,92891900015738</text:p>
          </table:table-cell>
          <table:table-cell table:formula="of:=[$rf.D86]-[$rf.$B$14]" office:value-type="float" office:value="57.8609528459508" calcext:value-type="float">
            <text:p>57,8609528459508</text:p>
          </table:table-cell>
          <table:table-cell table:formula="of:=[rf.E86]-[$rf.$C$14]" office:value-type="float" office:value="95.9289190001574" calcext:value-type="float">
            <text:p>95,9289190001574</text:p>
          </table:table-cell>
          <table:table-cell table:style-name="Default" table:formula="of:=SQRT([rf.F86]^2+[rf.G86]^2)" office:value-type="float" office:value="112.027886549645" calcext:value-type="float">
            <text:p>112,027886549645</text:p>
          </table:table-cell>
          <table:table-cell table:formula="of:=([rf.H86]^2-[rf.$B$42]^2+[rf.$B$43]^2)/(2*[rf.H86])" office:value-type="float" office:value="8.72840457003442" calcext:value-type="float">
            <text:p>8,72840457003442</text:p>
          </table:table-cell>
          <table:table-cell table:formula="of:=ACOS([rf.I86]/[rf.$B$43])" office:value-type="float" office:value="1.11918017069146" calcext:value-type="float">
            <text:p>1,11918017069146</text:p>
          </table:table-cell>
          <table:table-cell table:style-name="ce17" table:formula="of:=ASIN([rf.F86]/[rf.H86])" office:value-type="float" office:value="0.542743353146786" calcext:value-type="float">
            <text:p>0,542743353146786</text:p>
          </table:table-cell>
          <table:table-cell table:style-name="ce17" table:formula="of:=IF(0.5*PI()-[rf.$B$9]&gt;[rf.K86];1;-1)" office:value-type="float" office:value="1" calcext:value-type="float">
            <text:p>1</text:p>
          </table:table-cell>
          <table:table-cell table:style-name="ce17" table:formula="of:=0.5*PI()-([rf.J86]*[rf.L86]+[rf.K86])" office:value-type="float" office:value="-0.0911271970433491" calcext:value-type="float">
            <text:p>-0,091127197043349</text:p>
          </table:table-cell>
          <table:table-cell table:style-name="ce17" table:formula="of:=[rf.M86]-[rf.$B$8]" office:value-type="float" office:value="0.257938653355517" calcext:value-type="float">
            <text:p>0,257938653355517</text:p>
          </table:table-cell>
          <table:table-cell table:number-columns-repeated="1010"/>
        </table:table-row>
        <table:table-row table:style-name="ro1">
          <table:table-cell office:value-type="float" office:value="-144" calcext:value-type="float">
            <text:p>-144</text:p>
          </table:table-cell>
          <table:table-cell table:formula="of:=[rf.A87]*analyze_resolution" office:value-type="float" office:value="-21.6" calcext:value-type="float">
            <text:p>-21,6</text:p>
          </table:table-cell>
          <table:table-cell table:formula="of:=RADIANS(-[rf.B87])" office:value-type="float" office:value="0.376991118430775" calcext:value-type="float">
            <text:p>0,376991118430775</text:p>
          </table:table-cell>
          <table:table-cell table:formula="of:=COS([rf.$B$6])*servo_saver_arm_length*COS([rf.C87])-SIN([rf.$B$6])*servo_saver_arm_length*SIN([rf.C87])+[rf.$B$24]" office:value-type="float" office:value="357.876423774212" calcext:value-type="float">
            <text:p>357,876423774212</text:p>
          </table:table-cell>
          <table:table-cell table:formula="of:=COS([rf.$B$6])*servo_saver_arm_length*SIN([rf.C87])+SIN([rf.$B$6])*servo_saver_arm_length*COS([rf.C87])+[rf.$C$24]" office:value-type="float" office:value="5.88999284295485" calcext:value-type="float">
            <text:p>5,88999284295485</text:p>
          </table:table-cell>
          <table:table-cell table:formula="of:=[$rf.D87]-[$rf.$B$14]" office:value-type="float" office:value="57.876423774212" calcext:value-type="float">
            <text:p>57,876423774212</text:p>
          </table:table-cell>
          <table:table-cell table:formula="of:=[rf.E87]-[$rf.$C$14]" office:value-type="float" office:value="95.8899928429549" calcext:value-type="float">
            <text:p>95,8899928429549</text:p>
          </table:table-cell>
          <table:table-cell table:style-name="Default" table:formula="of:=SQRT([rf.F87]^2+[rf.G87]^2)" office:value-type="float" office:value="112.00254977595" calcext:value-type="float">
            <text:p>112,00254977595</text:p>
          </table:table-cell>
          <table:table-cell table:formula="of:=([rf.H87]^2-[rf.$B$42]^2+[rf.$B$43]^2)/(2*[rf.H87])" office:value-type="float" office:value="8.70503943569667" calcext:value-type="float">
            <text:p>8,70503943569667</text:p>
          </table:table-cell>
          <table:table-cell table:formula="of:=ACOS([rf.I87]/[rf.$B$43])" office:value-type="float" office:value="1.12047819629232" calcext:value-type="float">
            <text:p>1,12047819629232</text:p>
          </table:table-cell>
          <table:table-cell table:style-name="ce17" table:formula="of:=ASIN([rf.F87]/[rf.H87])" office:value-type="float" office:value="0.543041136860031" calcext:value-type="float">
            <text:p>0,543041136860031</text:p>
          </table:table-cell>
          <table:table-cell table:style-name="ce17" table:formula="of:=IF(0.5*PI()-[rf.$B$9]&gt;[rf.K87];1;-1)" office:value-type="float" office:value="1" calcext:value-type="float">
            <text:p>1</text:p>
          </table:table-cell>
          <table:table-cell table:style-name="ce17" table:formula="of:=0.5*PI()-([rf.J87]*[rf.L87]+[rf.K87])" office:value-type="float" office:value="-0.0927230063574516" calcext:value-type="float">
            <text:p>-0,092723006357452</text:p>
          </table:table-cell>
          <table:table-cell table:style-name="ce17" table:formula="of:=[rf.M87]-[rf.$B$8]" office:value-type="float" office:value="0.256342844041414" calcext:value-type="float">
            <text:p>0,256342844041414</text:p>
          </table:table-cell>
          <table:table-cell table:number-columns-repeated="1010"/>
        </table:table-row>
        <table:table-row table:style-name="ro1">
          <table:table-cell office:value-type="float" office:value="-143" calcext:value-type="float">
            <text:p>-143</text:p>
          </table:table-cell>
          <table:table-cell table:formula="of:=[rf.A88]*analyze_resolution" office:value-type="float" office:value="-21.45" calcext:value-type="float">
            <text:p>-21,45</text:p>
          </table:table-cell>
          <table:table-cell table:formula="of:=RADIANS(-[rf.B88])" office:value-type="float" office:value="0.374373124552784" calcext:value-type="float">
            <text:p>0,374373124552784</text:p>
          </table:table-cell>
          <table:table-cell table:formula="of:=COS([rf.$B$6])*servo_saver_arm_length*COS([rf.C88])-SIN([rf.$B$6])*servo_saver_arm_length*SIN([rf.C88])+[rf.$B$24]" office:value-type="float" office:value="357.89179274113" calcext:value-type="float">
            <text:p>357,89179274113</text:p>
          </table:table-cell>
          <table:table-cell table:formula="of:=COS([rf.$B$6])*servo_saver_arm_length*SIN([rf.C88])+SIN([rf.$B$6])*servo_saver_arm_length*COS([rf.C88])+[rf.$C$24]" office:value-type="float" office:value="5.85102631640087" calcext:value-type="float">
            <text:p>5,85102631640087</text:p>
          </table:table-cell>
          <table:table-cell table:formula="of:=[$rf.D88]-[$rf.$B$14]" office:value-type="float" office:value="57.8917927411304" calcext:value-type="float">
            <text:p>57,8917927411304</text:p>
          </table:table-cell>
          <table:table-cell table:formula="of:=[rf.E88]-[$rf.$C$14]" office:value-type="float" office:value="95.8510263164009" calcext:value-type="float">
            <text:p>95,8510263164009</text:p>
          </table:table-cell>
          <table:table-cell table:style-name="Default" table:formula="of:=SQRT([rf.F88]^2+[rf.G88]^2)" office:value-type="float" office:value="111.977135669249" calcext:value-type="float">
            <text:p>111,977135669249</text:p>
          </table:table-cell>
          <table:table-cell table:formula="of:=([rf.H88]^2-[rf.$B$42]^2+[rf.$B$43]^2)/(2*[rf.H88])" office:value-type="float" office:value="8.68159812336426" calcext:value-type="float">
            <text:p>8,68159812336426</text:p>
          </table:table-cell>
          <table:table-cell table:formula="of:=ACOS([rf.I88]/[rf.$B$43])" office:value-type="float" office:value="1.12177963586439" calcext:value-type="float">
            <text:p>1,12177963586439</text:p>
          </table:table-cell>
          <table:table-cell table:style-name="ce17" table:formula="of:=ASIN([rf.F88]/[rf.H88])" office:value-type="float" office:value="0.543338462265615" calcext:value-type="float">
            <text:p>0,543338462265615</text:p>
          </table:table-cell>
          <table:table-cell table:style-name="ce17" table:formula="of:=IF(0.5*PI()-[rf.$B$9]&gt;[rf.K88];1;-1)" office:value-type="float" office:value="1" calcext:value-type="float">
            <text:p>1</text:p>
          </table:table-cell>
          <table:table-cell table:style-name="ce17" table:formula="of:=0.5*PI()-([rf.J88]*[rf.L88]+[rf.K88])" office:value-type="float" office:value="-0.0943217713351099" calcext:value-type="float">
            <text:p>-0,09432177133511</text:p>
          </table:table-cell>
          <table:table-cell table:style-name="ce17" table:formula="of:=[rf.M88]-[rf.$B$8]" office:value-type="float" office:value="0.254744079063756" calcext:value-type="float">
            <text:p>0,254744079063756</text:p>
          </table:table-cell>
          <table:table-cell table:number-columns-repeated="1010"/>
        </table:table-row>
        <table:table-row table:style-name="ro1">
          <table:table-cell office:value-type="float" office:value="-142" calcext:value-type="float">
            <text:p>-142</text:p>
          </table:table-cell>
          <table:table-cell table:formula="of:=[rf.A89]*analyze_resolution" office:value-type="float" office:value="-21.3" calcext:value-type="float">
            <text:p>-21,3</text:p>
          </table:table-cell>
          <table:table-cell table:formula="of:=RADIANS(-[rf.B89])" office:value-type="float" office:value="0.371755130674792" calcext:value-type="float">
            <text:p>0,371755130674792</text:p>
          </table:table-cell>
          <table:table-cell table:formula="of:=COS([rf.$B$6])*servo_saver_arm_length*COS([rf.C89])-SIN([rf.$B$6])*servo_saver_arm_length*SIN([rf.C89])+[rf.$B$24]" office:value-type="float" office:value="357.907059641369" calcext:value-type="float">
            <text:p>357,907059641369</text:p>
          </table:table-cell>
          <table:table-cell table:formula="of:=COS([rf.$B$6])*servo_saver_arm_length*SIN([rf.C89])+SIN([rf.$B$6])*servo_saver_arm_length*COS([rf.C89])+[rf.$C$24]" office:value-type="float" office:value="5.81201968756765" calcext:value-type="float">
            <text:p>5,81201968756765</text:p>
          </table:table-cell>
          <table:table-cell table:formula="of:=[$rf.D89]-[$rf.$B$14]" office:value-type="float" office:value="57.9070596413688" calcext:value-type="float">
            <text:p>57,9070596413688</text:p>
          </table:table-cell>
          <table:table-cell table:formula="of:=[rf.E89]-[$rf.$C$14]" office:value-type="float" office:value="95.8120196875677" calcext:value-type="float">
            <text:p>95,8120196875677</text:p>
          </table:table-cell>
          <table:table-cell table:style-name="Default" table:formula="of:=SQRT([rf.F89]^2+[rf.G89]^2)" office:value-type="float" office:value="111.951644351121" calcext:value-type="float">
            <text:p>111,951644351121</text:p>
          </table:table-cell>
          <table:table-cell table:formula="of:=([rf.H89]^2-[rf.$B$42]^2+[rf.$B$43]^2)/(2*[rf.H89])" office:value-type="float" office:value="8.65808069742219" calcext:value-type="float">
            <text:p>8,65808069742219</text:p>
          </table:table-cell>
          <table:table-cell table:formula="of:=ACOS([rf.I89]/[rf.$B$43])" office:value-type="float" office:value="1.12308448161147" calcext:value-type="float">
            <text:p>1,12308448161147</text:p>
          </table:table-cell>
          <table:table-cell table:style-name="ce17" table:formula="of:=ASIN([rf.F89]/[rf.H89])" office:value-type="float" office:value="0.54363532765485" calcext:value-type="float">
            <text:p>0,54363532765485</text:p>
          </table:table-cell>
          <table:table-cell table:style-name="ce17" table:formula="of:=IF(0.5*PI()-[rf.$B$9]&gt;[rf.K89];1;-1)" office:value-type="float" office:value="1" calcext:value-type="float">
            <text:p>1</text:p>
          </table:table-cell>
          <table:table-cell table:style-name="ce17" table:formula="of:=0.5*PI()-([rf.J89]*[rf.L89]+[rf.K89])" office:value-type="float" office:value="-0.0959234824714281" calcext:value-type="float">
            <text:p>-0,095923482471428</text:p>
          </table:table-cell>
          <table:table-cell table:style-name="ce17" table:formula="of:=[rf.M89]-[rf.$B$8]" office:value-type="float" office:value="0.253142367927438" calcext:value-type="float">
            <text:p>0,253142367927438</text:p>
          </table:table-cell>
          <table:table-cell table:number-columns-repeated="1010"/>
        </table:table-row>
        <table:table-row table:style-name="ro1">
          <table:table-cell office:value-type="float" office:value="-141" calcext:value-type="float">
            <text:p>-141</text:p>
          </table:table-cell>
          <table:table-cell table:formula="of:=[rf.A90]*analyze_resolution" office:value-type="float" office:value="-21.15" calcext:value-type="float">
            <text:p>-21,15</text:p>
          </table:table-cell>
          <table:table-cell table:formula="of:=RADIANS(-[rf.B90])" office:value-type="float" office:value="0.369137136796801" calcext:value-type="float">
            <text:p>0,369137136796801</text:p>
          </table:table-cell>
          <table:table-cell table:formula="of:=COS([rf.$B$6])*servo_saver_arm_length*COS([rf.C90])-SIN([rf.$B$6])*servo_saver_arm_length*SIN([rf.C90])+[rf.$B$24]" office:value-type="float" office:value="357.922224370289" calcext:value-type="float">
            <text:p>357,922224370289</text:p>
          </table:table-cell>
          <table:table-cell table:formula="of:=COS([rf.$B$6])*servo_saver_arm_length*SIN([rf.C90])+SIN([rf.$B$6])*servo_saver_arm_length*COS([rf.C90])+[rf.$C$24]" office:value-type="float" office:value="5.77297322380227" calcext:value-type="float">
            <text:p>5,77297322380227</text:p>
          </table:table-cell>
          <table:table-cell table:formula="of:=[$rf.D90]-[$rf.$B$14]" office:value-type="float" office:value="57.9222243702895" calcext:value-type="float">
            <text:p>57,9222243702895</text:p>
          </table:table-cell>
          <table:table-cell table:formula="of:=[rf.E90]-[$rf.$C$14]" office:value-type="float" office:value="95.7729732238023" calcext:value-type="float">
            <text:p>95,7729732238023</text:p>
          </table:table-cell>
          <table:table-cell table:style-name="Default" table:formula="of:=SQRT([rf.F90]^2+[rf.G90]^2)" office:value-type="float" office:value="111.926075943586" calcext:value-type="float">
            <text:p>111,926075943586</text:p>
          </table:table-cell>
          <table:table-cell table:formula="of:=([rf.H90]^2-[rf.$B$42]^2+[rf.$B$43]^2)/(2*[rf.H90])" office:value-type="float" office:value="8.63448722255686" calcext:value-type="float">
            <text:p>8,63448722255686</text:p>
          </table:table-cell>
          <table:table-cell table:formula="of:=ACOS([rf.I90]/[rf.$B$43])" office:value-type="float" office:value="1.12439272575951" calcext:value-type="float">
            <text:p>1,12439272575951</text:p>
          </table:table-cell>
          <table:table-cell table:style-name="ce17" table:formula="of:=ASIN([rf.F90]/[rf.H90])" office:value-type="float" office:value="0.543931731318107" calcext:value-type="float">
            <text:p>0,543931731318107</text:p>
          </table:table-cell>
          <table:table-cell table:style-name="ce17" table:formula="of:=IF(0.5*PI()-[rf.$B$9]&gt;[rf.K90];1;-1)" office:value-type="float" office:value="1" calcext:value-type="float">
            <text:p>1</text:p>
          </table:table-cell>
          <table:table-cell table:style-name="ce17" table:formula="of:=0.5*PI()-([rf.J90]*[rf.L90]+[rf.K90])" office:value-type="float" office:value="-0.0975281302827242" calcext:value-type="float">
            <text:p>-0,097528130282724</text:p>
          </table:table-cell>
          <table:table-cell table:style-name="ce17" table:formula="of:=[rf.M90]-[rf.$B$8]" office:value-type="float" office:value="0.251537720116142" calcext:value-type="float">
            <text:p>0,251537720116142</text:p>
          </table:table-cell>
          <table:table-cell table:number-columns-repeated="1010"/>
        </table:table-row>
        <table:table-row table:style-name="ro1">
          <table:table-cell office:value-type="float" office:value="-140" calcext:value-type="float">
            <text:p>-140</text:p>
          </table:table-cell>
          <table:table-cell table:formula="of:=[rf.A91]*analyze_resolution" office:value-type="float" office:value="-21" calcext:value-type="float">
            <text:p>-21</text:p>
          </table:table-cell>
          <table:table-cell table:formula="of:=RADIANS(-[rf.B91])" office:value-type="float" office:value="0.366519142918809" calcext:value-type="float">
            <text:p>0,366519142918809</text:p>
          </table:table-cell>
          <table:table-cell table:formula="of:=COS([rf.$B$6])*servo_saver_arm_length*COS([rf.C91])-SIN([rf.$B$6])*servo_saver_arm_length*SIN([rf.C91])+[rf.$B$24]" office:value-type="float" office:value="357.937286823955" calcext:value-type="float">
            <text:p>357,937286823955</text:p>
          </table:table-cell>
          <table:table-cell table:formula="of:=COS([rf.$B$6])*servo_saver_arm_length*SIN([rf.C91])+SIN([rf.$B$6])*servo_saver_arm_length*COS([rf.C91])+[rf.$C$24]" office:value-type="float" office:value="5.7338871927248" calcext:value-type="float">
            <text:p>5,7338871927248</text:p>
          </table:table-cell>
          <table:table-cell table:formula="of:=[$rf.D91]-[$rf.$B$14]" office:value-type="float" office:value="57.9372868239552" calcext:value-type="float">
            <text:p>57,9372868239552</text:p>
          </table:table-cell>
          <table:table-cell table:formula="of:=[rf.E91]-[$rf.$C$14]" office:value-type="float" office:value="95.7338871927248" calcext:value-type="float">
            <text:p>95,7338871927248</text:p>
          </table:table-cell>
          <table:table-cell table:style-name="Default" table:formula="of:=SQRT([rf.F91]^2+[rf.G91]^2)" office:value-type="float" office:value="111.900430569103" calcext:value-type="float">
            <text:p>111,900430569103</text:p>
          </table:table-cell>
          <table:table-cell table:formula="of:=([rf.H91]^2-[rf.$B$42]^2+[rf.$B$43]^2)/(2*[rf.H91])" office:value-type="float" office:value="8.6108177637569" calcext:value-type="float">
            <text:p>8,6108177637569</text:p>
          </table:table-cell>
          <table:table-cell table:formula="of:=ACOS([rf.I91]/[rf.$B$43])" office:value-type="float" office:value="1.12570436055674" calcext:value-type="float">
            <text:p>1,12570436055674</text:p>
          </table:table-cell>
          <table:table-cell table:style-name="ce17" table:formula="of:=ASIN([rf.F91]/[rf.H91])" office:value-type="float" office:value="0.544227671544817" calcext:value-type="float">
            <text:p>0,544227671544817</text:p>
          </table:table-cell>
          <table:table-cell table:style-name="ce17" table:formula="of:=IF(0.5*PI()-[rf.$B$9]&gt;[rf.K91];1;-1)" office:value-type="float" office:value="1" calcext:value-type="float">
            <text:p>1</text:p>
          </table:table-cell>
          <table:table-cell table:style-name="ce17" table:formula="of:=0.5*PI()-([rf.J91]*[rf.L91]+[rf.K91])" office:value-type="float" office:value="-0.0991357053066637" calcext:value-type="float">
            <text:p>-0,099135705306664</text:p>
          </table:table-cell>
          <table:table-cell table:style-name="ce17" table:formula="of:=[rf.M91]-[rf.$B$8]" office:value-type="float" office:value="0.249930145092202" calcext:value-type="float">
            <text:p>0,249930145092202</text:p>
          </table:table-cell>
          <table:table-cell table:number-columns-repeated="1010"/>
        </table:table-row>
        <table:table-row table:style-name="ro1">
          <table:table-cell office:value-type="float" office:value="-139" calcext:value-type="float">
            <text:p>-139</text:p>
          </table:table-cell>
          <table:table-cell table:formula="of:=[rf.A92]*analyze_resolution" office:value-type="float" office:value="-20.85" calcext:value-type="float">
            <text:p>-20,85</text:p>
          </table:table-cell>
          <table:table-cell table:formula="of:=RADIANS(-[rf.B92])" office:value-type="float" office:value="0.363901149040818" calcext:value-type="float">
            <text:p>0,363901149040818</text:p>
          </table:table-cell>
          <table:table-cell table:formula="of:=COS([rf.$B$6])*servo_saver_arm_length*COS([rf.C92])-SIN([rf.$B$6])*servo_saver_arm_length*SIN([rf.C92])+[rf.$B$24]" office:value-type="float" office:value="357.95224689913" calcext:value-type="float">
            <text:p>357,95224689913</text:p>
          </table:table-cell>
          <table:table-cell table:formula="of:=COS([rf.$B$6])*servo_saver_arm_length*SIN([rf.C92])+SIN([rf.$B$6])*servo_saver_arm_length*COS([rf.C92])+[rf.$C$24]" office:value-type="float" office:value="5.69476186222654" calcext:value-type="float">
            <text:p>5,69476186222654</text:p>
          </table:table-cell>
          <table:table-cell table:formula="of:=[$rf.D92]-[$rf.$B$14]" office:value-type="float" office:value="57.9522468991296" calcext:value-type="float">
            <text:p>57,9522468991296</text:p>
          </table:table-cell>
          <table:table-cell table:formula="of:=[rf.E92]-[$rf.$C$14]" office:value-type="float" office:value="95.6947618622266" calcext:value-type="float">
            <text:p>95,6947618622266</text:p>
          </table:table-cell>
          <table:table-cell table:style-name="Default" table:formula="of:=SQRT([rf.F92]^2+[rf.G92]^2)" office:value-type="float" office:value="111.874708350574" calcext:value-type="float">
            <text:p>111,874708350574</text:p>
          </table:table-cell>
          <table:table-cell table:formula="of:=([rf.H92]^2-[rf.$B$42]^2+[rf.$B$43]^2)/(2*[rf.H92])" office:value-type="float" office:value="8.58707238631387" calcext:value-type="float">
            <text:p>8,58707238631387</text:p>
          </table:table-cell>
          <table:table-cell table:formula="of:=ACOS([rf.I92]/[rf.$B$43])" office:value-type="float" office:value="1.12701937827382" calcext:value-type="float">
            <text:p>1,12701937827382</text:p>
          </table:table-cell>
          <table:table-cell table:style-name="ce17" table:formula="of:=ASIN([rf.F92]/[rf.H92])" office:value-type="float" office:value="0.544523146623476" calcext:value-type="float">
            <text:p>0,544523146623476</text:p>
          </table:table-cell>
          <table:table-cell table:style-name="ce17" table:formula="of:=IF(0.5*PI()-[rf.$B$9]&gt;[rf.K92];1;-1)" office:value-type="float" office:value="1" calcext:value-type="float">
            <text:p>1</text:p>
          </table:table-cell>
          <table:table-cell table:style-name="ce17" table:formula="of:=0.5*PI()-([rf.J92]*[rf.L92]+[rf.K92])" office:value-type="float" office:value="-0.100746198102403" calcext:value-type="float">
            <text:p>-0,100746198102403</text:p>
          </table:table-cell>
          <table:table-cell table:style-name="ce17" table:formula="of:=[rf.M92]-[rf.$B$8]" office:value-type="float" office:value="0.248319652296462" calcext:value-type="float">
            <text:p>0,248319652296462</text:p>
          </table:table-cell>
          <table:table-cell table:number-columns-repeated="1010"/>
        </table:table-row>
        <table:table-row table:style-name="ro1">
          <table:table-cell office:value-type="float" office:value="-138" calcext:value-type="float">
            <text:p>-138</text:p>
          </table:table-cell>
          <table:table-cell table:formula="of:=[rf.A93]*analyze_resolution" office:value-type="float" office:value="-20.7" calcext:value-type="float">
            <text:p>-20,7</text:p>
          </table:table-cell>
          <table:table-cell table:formula="of:=RADIANS(-[rf.B93])" office:value-type="float" office:value="0.361283155162826" calcext:value-type="float">
            <text:p>0,361283155162826</text:p>
          </table:table-cell>
          <table:table-cell table:formula="of:=COS([rf.$B$6])*servo_saver_arm_length*COS([rf.C93])-SIN([rf.$B$6])*servo_saver_arm_length*SIN([rf.C93])+[rf.$B$24]" office:value-type="float" office:value="357.967104493278" calcext:value-type="float">
            <text:p>357,967104493278</text:p>
          </table:table-cell>
          <table:table-cell table:formula="of:=COS([rf.$B$6])*servo_saver_arm_length*SIN([rf.C93])+SIN([rf.$B$6])*servo_saver_arm_length*COS([rf.C93])+[rf.$C$24]" office:value-type="float" office:value="5.65559750046811" calcext:value-type="float">
            <text:p>5,65559750046811</text:p>
          </table:table-cell>
          <table:table-cell table:formula="of:=[$rf.D93]-[$rf.$B$14]" office:value-type="float" office:value="57.9671044932779" calcext:value-type="float">
            <text:p>57,9671044932779</text:p>
          </table:table-cell>
          <table:table-cell table:formula="of:=[rf.E93]-[$rf.$C$14]" office:value-type="float" office:value="95.6555975004681" calcext:value-type="float">
            <text:p>95,6555975004681</text:p>
          </table:table-cell>
          <table:table-cell table:style-name="Default" table:formula="of:=SQRT([rf.F93]^2+[rf.G93]^2)" office:value-type="float" office:value="111.84890941134" calcext:value-type="float">
            <text:p>111,84890941134</text:p>
          </table:table-cell>
          <table:table-cell table:formula="of:=([rf.H93]^2-[rf.$B$42]^2+[rf.$B$43]^2)/(2*[rf.H93])" office:value-type="float" office:value="8.56325115582343" calcext:value-type="float">
            <text:p>8,56325115582343</text:p>
          </table:table-cell>
          <table:table-cell table:formula="of:=ACOS([rf.I93]/[rf.$B$43])" office:value-type="float" office:value="1.12833777120397" calcext:value-type="float">
            <text:p>1,12833777120397</text:p>
          </table:table-cell>
          <table:table-cell table:style-name="ce17" table:formula="of:=ASIN([rf.F93]/[rf.H93])" office:value-type="float" office:value="0.544818154841636" calcext:value-type="float">
            <text:p>0,544818154841636</text:p>
          </table:table-cell>
          <table:table-cell table:style-name="ce17" table:formula="of:=IF(0.5*PI()-[rf.$B$9]&gt;[rf.K93];1;-1)" office:value-type="float" office:value="1" calcext:value-type="float">
            <text:p>1</text:p>
          </table:table-cell>
          <table:table-cell table:style-name="ce17" table:formula="of:=0.5*PI()-([rf.J93]*[rf.L93]+[rf.K93])" office:value-type="float" office:value="-0.102359599250708" calcext:value-type="float">
            <text:p>-0,102359599250708</text:p>
          </table:table-cell>
          <table:table-cell table:style-name="ce17" table:formula="of:=[rf.M93]-[rf.$B$8]" office:value-type="float" office:value="0.246706251148158" calcext:value-type="float">
            <text:p>0,246706251148158</text:p>
          </table:table-cell>
          <table:table-cell table:number-columns-repeated="1010"/>
        </table:table-row>
        <table:table-row table:style-name="ro1">
          <table:table-cell office:value-type="float" office:value="-137" calcext:value-type="float">
            <text:p>-137</text:p>
          </table:table-cell>
          <table:table-cell table:formula="of:=[rf.A94]*analyze_resolution" office:value-type="float" office:value="-20.55" calcext:value-type="float">
            <text:p>-20,55</text:p>
          </table:table-cell>
          <table:table-cell table:formula="of:=RADIANS(-[rf.B94])" office:value-type="float" office:value="0.358665161284835" calcext:value-type="float">
            <text:p>0,358665161284835</text:p>
          </table:table-cell>
          <table:table-cell table:formula="of:=COS([rf.$B$6])*servo_saver_arm_length*COS([rf.C94])-SIN([rf.$B$6])*servo_saver_arm_length*SIN([rf.C94])+[rf.$B$24]" office:value-type="float" office:value="357.981859504568" calcext:value-type="float">
            <text:p>357,981859504568</text:p>
          </table:table-cell>
          <table:table-cell table:formula="of:=COS([rf.$B$6])*servo_saver_arm_length*SIN([rf.C94])+SIN([rf.$B$6])*servo_saver_arm_length*COS([rf.C94])+[rf.$C$24]" office:value-type="float" office:value="5.61639437587767" calcext:value-type="float">
            <text:p>5,61639437587767</text:p>
          </table:table-cell>
          <table:table-cell table:formula="of:=[$rf.D94]-[$rf.$B$14]" office:value-type="float" office:value="57.9818595045679" calcext:value-type="float">
            <text:p>57,9818595045679</text:p>
          </table:table-cell>
          <table:table-cell table:formula="of:=[rf.E94]-[$rf.$C$14]" office:value-type="float" office:value="95.6163943758777" calcext:value-type="float">
            <text:p>95,6163943758777</text:p>
          </table:table-cell>
          <table:table-cell table:style-name="Default" table:formula="of:=SQRT([rf.F94]^2+[rf.G94]^2)" office:value-type="float" office:value="111.823033875185" calcext:value-type="float">
            <text:p>111,823033875185</text:p>
          </table:table-cell>
          <table:table-cell table:formula="of:=([rf.H94]^2-[rf.$B$42]^2+[rf.$B$43]^2)/(2*[rf.H94])" office:value-type="float" office:value="8.53935413818602" calcext:value-type="float">
            <text:p>8,53935413818602</text:p>
          </table:table-cell>
          <table:table-cell table:formula="of:=ACOS([rf.I94]/[rf.$B$43])" office:value-type="float" office:value="1.12965953166307" calcext:value-type="float">
            <text:p>1,12965953166307</text:p>
          </table:table-cell>
          <table:table-cell table:style-name="ce17" table:formula="of:=ASIN([rf.F94]/[rf.H94])" office:value-type="float" office:value="0.545112694485913" calcext:value-type="float">
            <text:p>0,545112694485913</text:p>
          </table:table-cell>
          <table:table-cell table:style-name="ce17" table:formula="of:=IF(0.5*PI()-[rf.$B$9]&gt;[rf.K94];1;-1)" office:value-type="float" office:value="1" calcext:value-type="float">
            <text:p>1</text:p>
          </table:table-cell>
          <table:table-cell table:style-name="ce17" table:formula="of:=0.5*PI()-([rf.J94]*[rf.L94]+[rf.K94])" office:value-type="float" office:value="-0.103975899354089" calcext:value-type="float">
            <text:p>-0,103975899354089</text:p>
          </table:table-cell>
          <table:table-cell table:style-name="ce17" table:formula="of:=[rf.M94]-[rf.$B$8]" office:value-type="float" office:value="0.245089951044777" calcext:value-type="float">
            <text:p>0,245089951044777</text:p>
          </table:table-cell>
          <table:table-cell table:number-columns-repeated="1010"/>
        </table:table-row>
        <table:table-row table:style-name="ro1">
          <table:table-cell office:value-type="float" office:value="-136" calcext:value-type="float">
            <text:p>-136</text:p>
          </table:table-cell>
          <table:table-cell table:formula="of:=[rf.A95]*analyze_resolution" office:value-type="float" office:value="-20.4" calcext:value-type="float">
            <text:p>-20,4</text:p>
          </table:table-cell>
          <table:table-cell table:formula="of:=RADIANS(-[rf.B95])" office:value-type="float" office:value="0.356047167406843" calcext:value-type="float">
            <text:p>0,356047167406843</text:p>
          </table:table-cell>
          <table:table-cell table:formula="of:=COS([rf.$B$6])*servo_saver_arm_length*COS([rf.C95])-SIN([rf.$B$6])*servo_saver_arm_length*SIN([rf.C95])+[rf.$B$24]" office:value-type="float" office:value="357.99651183187" calcext:value-type="float">
            <text:p>357,99651183187</text:p>
          </table:table-cell>
          <table:table-cell table:formula="of:=COS([rf.$B$6])*servo_saver_arm_length*SIN([rf.C95])+SIN([rf.$B$6])*servo_saver_arm_length*COS([rf.C95])+[rf.$C$24]" office:value-type="float" office:value="5.57715275714904" calcext:value-type="float">
            <text:p>5,57715275714904</text:p>
          </table:table-cell>
          <table:table-cell table:formula="of:=[$rf.D95]-[$rf.$B$14]" office:value-type="float" office:value="57.9965118318702" calcext:value-type="float">
            <text:p>57,9965118318702</text:p>
          </table:table-cell>
          <table:table-cell table:formula="of:=[rf.E95]-[$rf.$C$14]" office:value-type="float" office:value="95.577152757149" calcext:value-type="float">
            <text:p>95,577152757149</text:p>
          </table:table-cell>
          <table:table-cell table:style-name="Default" table:formula="of:=SQRT([rf.F95]^2+[rf.G95]^2)" office:value-type="float" office:value="111.797081866333" calcext:value-type="float">
            <text:p>111,797081866333</text:p>
          </table:table-cell>
          <table:table-cell table:formula="of:=([rf.H95]^2-[rf.$B$42]^2+[rf.$B$43]^2)/(2*[rf.H95])" office:value-type="float" office:value="8.51538139960775" calcext:value-type="float">
            <text:p>8,51538139960775</text:p>
          </table:table-cell>
          <table:table-cell table:formula="of:=ACOS([rf.I95]/[rf.$B$43])" office:value-type="float" office:value="1.13098465198984" calcext:value-type="float">
            <text:p>1,13098465198984</text:p>
          </table:table-cell>
          <table:table-cell table:style-name="ce17" table:formula="of:=ASIN([rf.F95]/[rf.H95])" office:value-type="float" office:value="0.545406763841983" calcext:value-type="float">
            <text:p>0,545406763841983</text:p>
          </table:table-cell>
          <table:table-cell table:style-name="ce17" table:formula="of:=IF(0.5*PI()-[rf.$B$9]&gt;[rf.K95];1;-1)" office:value-type="float" office:value="1" calcext:value-type="float">
            <text:p>1</text:p>
          </table:table-cell>
          <table:table-cell table:style-name="ce17" table:formula="of:=0.5*PI()-([rf.J95]*[rf.L95]+[rf.K95])" office:value-type="float" office:value="-0.10559508903693" calcext:value-type="float">
            <text:p>-0,10559508903693</text:p>
          </table:table-cell>
          <table:table-cell table:style-name="ce17" table:formula="of:=[rf.M95]-[rf.$B$8]" office:value-type="float" office:value="0.243470761361936" calcext:value-type="float">
            <text:p>0,243470761361936</text:p>
          </table:table-cell>
          <table:table-cell table:number-columns-repeated="1010"/>
        </table:table-row>
        <table:table-row table:style-name="ro1">
          <table:table-cell office:value-type="float" office:value="-135" calcext:value-type="float">
            <text:p>-135</text:p>
          </table:table-cell>
          <table:table-cell table:style-name="ce20" table:formula="of:=[rf.A96]*analyze_resolution" office:value-type="float" office:value="-20.25" calcext:value-type="float">
            <text:p>-20,25</text:p>
          </table:table-cell>
          <table:table-cell table:style-name="ce20" table:formula="of:=RADIANS(-[rf.B96])" office:value-type="float" office:value="0.353429173528852" calcext:value-type="float">
            <text:p>0,353429173528852</text:p>
          </table:table-cell>
          <table:table-cell table:style-name="ce20" table:formula="of:=COS([rf.$B$6])*servo_saver_arm_length*COS([rf.C96])-SIN([rf.$B$6])*servo_saver_arm_length*SIN([rf.C96])+[rf.$B$24]" office:value-type="float" office:value="358.01106137476" calcext:value-type="float">
            <text:p>358,01106137476</text:p>
          </table:table-cell>
          <table:table-cell table:style-name="ce20" table:formula="of:=COS([rf.$B$6])*servo_saver_arm_length*SIN([rf.C96])+SIN([rf.$B$6])*servo_saver_arm_length*COS([rf.C96])+[rf.$C$24]" office:value-type="float" office:value="5.53787291323989" calcext:value-type="float">
            <text:p>5,53787291323989</text:p>
          </table:table-cell>
          <table:table-cell table:style-name="ce20" table:formula="of:=[$rf.D96]-[$rf.$B$14]" office:value-type="float" office:value="58.0110613747597" calcext:value-type="float">
            <text:p>58,0110613747597</text:p>
          </table:table-cell>
          <table:table-cell table:style-name="ce20" table:formula="of:=[rf.E96]-[$rf.$C$14]" office:value-type="float" office:value="95.5378729132399" calcext:value-type="float">
            <text:p>95,5378729132399</text:p>
          </table:table-cell>
          <table:table-cell table:style-name="ce11" table:formula="of:=SQRT([rf.F96]^2+[rf.G96]^2)" office:value-type="float" office:value="111.771053509451" calcext:value-type="float">
            <text:p>111,771053509451</text:p>
          </table:table-cell>
          <table:table-cell table:style-name="ce20" table:formula="of:=([rf.H96]^2-[rf.$B$42]^2+[rf.$B$43]^2)/(2*[rf.H96])" office:value-type="float" office:value="8.49133300660153" calcext:value-type="float">
            <text:p>8,49133300660153</text:p>
          </table:table-cell>
          <table:table-cell table:style-name="ce20" table:formula="of:=ACOS([rf.I96]/[rf.$B$43])" office:value-type="float" office:value="1.13231312454591" calcext:value-type="float">
            <text:p>1,13231312454591</text:p>
          </table:table-cell>
          <table:table-cell table:style-name="ce20" table:formula="of:=ASIN([rf.F96]/[rf.H96])" office:value-type="float" office:value="0.545700361194584" calcext:value-type="float">
            <text:p>0,545700361194584</text:p>
          </table:table-cell>
          <table:table-cell table:style-name="ce20" table:formula="of:=IF(0.5*PI()-[rf.$B$9]&gt;[rf.K96];1;-1)" office:value-type="float" office:value="1" calcext:value-type="float">
            <text:p>1</text:p>
          </table:table-cell>
          <table:table-cell table:style-name="ce20" table:formula="of:=0.5*PI()-([rf.J96]*[rf.L96]+[rf.K96])" office:value-type="float" office:value="-0.107217158945601" calcext:value-type="float">
            <text:p>-0,107217158945601</text:p>
          </table:table-cell>
          <table:table-cell table:style-name="ce20" table:formula="of:=[rf.M96]-[rf.$B$8]" office:value-type="float" office:value="0.241848691453264" calcext:value-type="float">
            <text:p>0,241848691453264</text:p>
          </table:table-cell>
          <table:table-cell table:style-name="ce11" table:number-columns-repeated="1010"/>
        </table:table-row>
        <table:table-row table:style-name="ro1">
          <table:table-cell office:value-type="float" office:value="-134" calcext:value-type="float">
            <text:p>-134</text:p>
          </table:table-cell>
          <table:table-cell table:formula="of:=[rf.A97]*analyze_resolution" office:value-type="float" office:value="-20.1" calcext:value-type="float">
            <text:p>-20,1</text:p>
          </table:table-cell>
          <table:table-cell table:formula="of:=RADIANS(-[rf.B97])" office:value-type="float" office:value="0.35081117965086" calcext:value-type="float">
            <text:p>0,35081117965086</text:p>
          </table:table-cell>
          <table:table-cell table:formula="of:=COS([rf.$B$6])*servo_saver_arm_length*COS([rf.C97])-SIN([rf.$B$6])*servo_saver_arm_length*SIN([rf.C97])+[rf.$B$24]" office:value-type="float" office:value="358.025508033515" calcext:value-type="float">
            <text:p>358,025508033515</text:p>
          </table:table-cell>
          <table:table-cell table:formula="of:=COS([rf.$B$6])*servo_saver_arm_length*SIN([rf.C97])+SIN([rf.$B$6])*servo_saver_arm_length*COS([rf.C97])+[rf.$C$24]" office:value-type="float" office:value="5.49855511336986" calcext:value-type="float">
            <text:p>5,49855511336986</text:p>
          </table:table-cell>
          <table:table-cell table:formula="of:=[$rf.D97]-[$rf.$B$14]" office:value-type="float" office:value="58.0255080335153" calcext:value-type="float">
            <text:p>58,0255080335153</text:p>
          </table:table-cell>
          <table:table-cell table:formula="of:=[rf.E97]-[$rf.$C$14]" office:value-type="float" office:value="95.4985551133699" calcext:value-type="float">
            <text:p>95,4985551133699</text:p>
          </table:table-cell>
          <table:table-cell table:style-name="Default" table:formula="of:=SQRT([rf.F97]^2+[rf.G97]^2)" office:value-type="float" office:value="111.744948929645" calcext:value-type="float">
            <text:p>111,744948929645</text:p>
          </table:table-cell>
          <table:table-cell table:formula="of:=([rf.H97]^2-[rf.$B$42]^2+[rf.$B$43]^2)/(2*[rf.H97])" office:value-type="float" office:value="8.46720902598765" calcext:value-type="float">
            <text:p>8,46720902598765</text:p>
          </table:table-cell>
          <table:table-cell table:formula="of:=ACOS([rf.I97]/[rf.$B$43])" office:value-type="float" office:value="1.13364494171598" calcext:value-type="float">
            <text:p>1,13364494171598</text:p>
          </table:table-cell>
          <table:table-cell table:style-name="ce17" table:formula="of:=ASIN([rf.F97]/[rf.H97])" office:value-type="float" office:value="0.545993484827513" calcext:value-type="float">
            <text:p>0,545993484827513</text:p>
          </table:table-cell>
          <table:table-cell table:style-name="ce17" table:formula="of:=IF(0.5*PI()-[rf.$B$9]&gt;[rf.K97];1;-1)" office:value-type="float" office:value="1" calcext:value-type="float">
            <text:p>1</text:p>
          </table:table-cell>
          <table:table-cell table:style-name="ce17" table:formula="of:=0.5*PI()-([rf.J97]*[rf.L97]+[rf.K97])" office:value-type="float" office:value="-0.108842099748596" calcext:value-type="float">
            <text:p>-0,108842099748596</text:p>
          </table:table-cell>
          <table:table-cell table:style-name="ce17" table:formula="of:=[rf.M97]-[rf.$B$8]" office:value-type="float" office:value="0.240223750650269" calcext:value-type="float">
            <text:p>0,240223750650269</text:p>
          </table:table-cell>
          <table:table-cell table:number-columns-repeated="1010"/>
        </table:table-row>
        <table:table-row table:style-name="ro1">
          <table:table-cell office:value-type="float" office:value="-133" calcext:value-type="float">
            <text:p>-133</text:p>
          </table:table-cell>
          <table:table-cell table:formula="of:=[rf.A98]*analyze_resolution" office:value-type="float" office:value="-19.95" calcext:value-type="float">
            <text:p>-19,95</text:p>
          </table:table-cell>
          <table:table-cell table:formula="of:=RADIANS(-[rf.B98])" office:value-type="float" office:value="0.348193185772869" calcext:value-type="float">
            <text:p>0,348193185772869</text:p>
          </table:table-cell>
          <table:table-cell table:formula="of:=COS([rf.$B$6])*servo_saver_arm_length*COS([rf.C98])-SIN([rf.$B$6])*servo_saver_arm_length*SIN([rf.C98])+[rf.$B$24]" office:value-type="float" office:value="358.039851709121" calcext:value-type="float">
            <text:p>358,039851709121</text:p>
          </table:table-cell>
          <table:table-cell table:formula="of:=COS([rf.$B$6])*servo_saver_arm_length*SIN([rf.C98])+SIN([rf.$B$6])*servo_saver_arm_length*COS([rf.C98])+[rf.$C$24]" office:value-type="float" office:value="5.45919962701875" calcext:value-type="float">
            <text:p>5,45919962701875</text:p>
          </table:table-cell>
          <table:table-cell table:formula="of:=[$rf.D98]-[$rf.$B$14]" office:value-type="float" office:value="58.0398517091213" calcext:value-type="float">
            <text:p>58,0398517091213</text:p>
          </table:table-cell>
          <table:table-cell table:formula="of:=[rf.E98]-[$rf.$C$14]" office:value-type="float" office:value="95.4591996270188" calcext:value-type="float">
            <text:p>95,4591996270188</text:p>
          </table:table-cell>
          <table:table-cell table:style-name="Default" table:formula="of:=SQRT([rf.F98]^2+[rf.G98]^2)" office:value-type="float" office:value="111.718768252464" calcext:value-type="float">
            <text:p>111,718768252464</text:p>
          </table:table-cell>
          <table:table-cell table:formula="of:=([rf.H98]^2-[rf.$B$42]^2+[rf.$B$43]^2)/(2*[rf.H98])" office:value-type="float" office:value="8.44300952489484" calcext:value-type="float">
            <text:p>8,44300952489484</text:p>
          </table:table-cell>
          <table:table-cell table:formula="of:=ACOS([rf.I98]/[rf.$B$43])" office:value-type="float" office:value="1.13498009590791" calcext:value-type="float">
            <text:p>1,13498009590791</text:p>
          </table:table-cell>
          <table:table-cell table:style-name="ce17" table:formula="of:=ASIN([rf.F98]/[rf.H98])" office:value-type="float" office:value="0.546286133023629" calcext:value-type="float">
            <text:p>0,546286133023629</text:p>
          </table:table-cell>
          <table:table-cell table:style-name="ce17" table:formula="of:=IF(0.5*PI()-[rf.$B$9]&gt;[rf.K98];1;-1)" office:value-type="float" office:value="1" calcext:value-type="float">
            <text:p>1</text:p>
          </table:table-cell>
          <table:table-cell table:style-name="ce17" table:formula="of:=0.5*PI()-([rf.J98]*[rf.L98]+[rf.K98])" office:value-type="float" office:value="-0.110469902136643" calcext:value-type="float">
            <text:p>-0,110469902136643</text:p>
          </table:table-cell>
          <table:table-cell table:style-name="ce17" table:formula="of:=[rf.M98]-[rf.$B$8]" office:value-type="float" office:value="0.238595948262223" calcext:value-type="float">
            <text:p>0,238595948262223</text:p>
          </table:table-cell>
          <table:table-cell table:number-columns-repeated="1010"/>
        </table:table-row>
        <table:table-row table:style-name="ro1">
          <table:table-cell office:value-type="float" office:value="-132" calcext:value-type="float">
            <text:p>-132</text:p>
          </table:table-cell>
          <table:table-cell table:formula="of:=[rf.A99]*analyze_resolution" office:value-type="float" office:value="-19.8" calcext:value-type="float">
            <text:p>-19,8</text:p>
          </table:table-cell>
          <table:table-cell table:formula="of:=RADIANS(-[rf.B99])" office:value-type="float" office:value="0.345575191894877" calcext:value-type="float">
            <text:p>0,345575191894877</text:p>
          </table:table-cell>
          <table:table-cell table:formula="of:=COS([rf.$B$6])*servo_saver_arm_length*COS([rf.C99])-SIN([rf.$B$6])*servo_saver_arm_length*SIN([rf.C99])+[rf.$B$24]" office:value-type="float" office:value="358.054092303268" calcext:value-type="float">
            <text:p>358,054092303268</text:p>
          </table:table-cell>
          <table:table-cell table:formula="of:=COS([rf.$B$6])*servo_saver_arm_length*SIN([rf.C99])+SIN([rf.$B$6])*servo_saver_arm_length*COS([rf.C99])+[rf.$C$24]" office:value-type="float" office:value="5.41980672392466" calcext:value-type="float">
            <text:p>5,41980672392466</text:p>
          </table:table-cell>
          <table:table-cell table:formula="of:=[$rf.D99]-[$rf.$B$14]" office:value-type="float" office:value="58.0540923032676" calcext:value-type="float">
            <text:p>58,0540923032676</text:p>
          </table:table-cell>
          <table:table-cell table:formula="of:=[rf.E99]-[$rf.$C$14]" office:value-type="float" office:value="95.4198067239247" calcext:value-type="float">
            <text:p>95,4198067239247</text:p>
          </table:table-cell>
          <table:table-cell table:style-name="Default" table:formula="of:=SQRT([rf.F99]^2+[rf.G99]^2)" office:value-type="float" office:value="111.692511603901" calcext:value-type="float">
            <text:p>111,692511603901</text:p>
          </table:table-cell>
          <table:table-cell table:formula="of:=([rf.H99]^2-[rf.$B$42]^2+[rf.$B$43]^2)/(2*[rf.H99])" office:value-type="float" office:value="8.41873457076113" calcext:value-type="float">
            <text:p>8,41873457076113</text:p>
          </table:table-cell>
          <table:table-cell table:formula="of:=ACOS([rf.I99]/[rf.$B$43])" office:value-type="float" office:value="1.13631857955287" calcext:value-type="float">
            <text:p>1,13631857955287</text:p>
          </table:table-cell>
          <table:table-cell table:style-name="ce17" table:formula="of:=ASIN([rf.F99]/[rf.H99])" office:value-type="float" office:value="0.546578304064851" calcext:value-type="float">
            <text:p>0,546578304064851</text:p>
          </table:table-cell>
          <table:table-cell table:style-name="ce17" table:formula="of:=IF(0.5*PI()-[rf.$B$9]&gt;[rf.K99];1;-1)" office:value-type="float" office:value="1" calcext:value-type="float">
            <text:p>1</text:p>
          </table:table-cell>
          <table:table-cell table:style-name="ce17" table:formula="of:=0.5*PI()-([rf.J99]*[rf.L99]+[rf.K99])" office:value-type="float" office:value="-0.112100556822822" calcext:value-type="float">
            <text:p>-0,112100556822822</text:p>
          </table:table-cell>
          <table:table-cell table:style-name="ce17" table:formula="of:=[rf.M99]-[rf.$B$8]" office:value-type="float" office:value="0.236965293576043" calcext:value-type="float">
            <text:p>0,236965293576043</text:p>
          </table:table-cell>
          <table:table-cell table:number-columns-repeated="1010"/>
        </table:table-row>
        <table:table-row table:style-name="ro1">
          <table:table-cell office:value-type="float" office:value="-131" calcext:value-type="float">
            <text:p>-131</text:p>
          </table:table-cell>
          <table:table-cell table:formula="of:=[rf.A100]*analyze_resolution" office:value-type="float" office:value="-19.65" calcext:value-type="float">
            <text:p>-19,65</text:p>
          </table:table-cell>
          <table:table-cell table:formula="of:=RADIANS(-[rf.B100])" office:value-type="float" office:value="0.342957198016886" calcext:value-type="float">
            <text:p>0,342957198016886</text:p>
          </table:table-cell>
          <table:table-cell table:formula="of:=COS([rf.$B$6])*servo_saver_arm_length*COS([rf.C100])-SIN([rf.$B$6])*servo_saver_arm_length*SIN([rf.C100])+[rf.$B$24]" office:value-type="float" office:value="358.068229718351" calcext:value-type="float">
            <text:p>358,068229718351</text:p>
          </table:table-cell>
          <table:table-cell table:formula="of:=COS([rf.$B$6])*servo_saver_arm_length*SIN([rf.C100])+SIN([rf.$B$6])*servo_saver_arm_length*COS([rf.C100])+[rf.$C$24]" office:value-type="float" office:value="5.38037667408214" calcext:value-type="float">
            <text:p>5,38037667408214</text:p>
          </table:table-cell>
          <table:table-cell table:formula="of:=[$rf.D100]-[$rf.$B$14]" office:value-type="float" office:value="58.0682297183509" calcext:value-type="float">
            <text:p>58,0682297183509</text:p>
          </table:table-cell>
          <table:table-cell table:formula="of:=[rf.E100]-[$rf.$C$14]" office:value-type="float" office:value="95.3803766740822" calcext:value-type="float">
            <text:p>95,3803766740822</text:p>
          </table:table-cell>
          <table:table-cell table:style-name="Default" table:formula="of:=SQRT([rf.F100]^2+[rf.G100]^2)" office:value-type="float" office:value="111.666179110387" calcext:value-type="float">
            <text:p>111,666179110387</text:p>
          </table:table-cell>
          <table:table-cell table:formula="of:=([rf.H100]^2-[rf.$B$42]^2+[rf.$B$43]^2)/(2*[rf.H100])" office:value-type="float" office:value="8.39438423133493" calcext:value-type="float">
            <text:p>8,39438423133493</text:p>
          </table:table-cell>
          <table:table-cell table:formula="of:=ACOS([rf.I100]/[rf.$B$43])" office:value-type="float" office:value="1.13766038510542" calcext:value-type="float">
            <text:p>1,13766038510542</text:p>
          </table:table-cell>
          <table:table-cell table:style-name="ce17" table:formula="of:=ASIN([rf.F100]/[rf.H100])" office:value-type="float" office:value="0.546869996232161" calcext:value-type="float">
            <text:p>0,546869996232161</text:p>
          </table:table-cell>
          <table:table-cell table:style-name="ce17" table:formula="of:=IF(0.5*PI()-[rf.$B$9]&gt;[rf.K100];1;-1)" office:value-type="float" office:value="1" calcext:value-type="float">
            <text:p>1</text:p>
          </table:table-cell>
          <table:table-cell table:style-name="ce17" table:formula="of:=0.5*PI()-([rf.J100]*[rf.L100]+[rf.K100])" office:value-type="float" office:value="-0.11373405454268" calcext:value-type="float">
            <text:p>-0,11373405454268</text:p>
          </table:table-cell>
          <table:table-cell table:style-name="ce17" table:formula="of:=[rf.M100]-[rf.$B$8]" office:value-type="float" office:value="0.235331795856186" calcext:value-type="float">
            <text:p>0,235331795856186</text:p>
          </table:table-cell>
          <table:table-cell table:number-columns-repeated="1010"/>
        </table:table-row>
        <table:table-row table:style-name="ro1">
          <table:table-cell office:value-type="float" office:value="-130" calcext:value-type="float">
            <text:p>-130</text:p>
          </table:table-cell>
          <table:table-cell table:formula="of:=[rf.A101]*analyze_resolution" office:value-type="float" office:value="-19.5" calcext:value-type="float">
            <text:p>-19,5</text:p>
          </table:table-cell>
          <table:table-cell table:formula="of:=RADIANS(-[rf.B101])" office:value-type="float" office:value="0.340339204138894" calcext:value-type="float">
            <text:p>0,340339204138894</text:p>
          </table:table-cell>
          <table:table-cell table:formula="of:=COS([rf.$B$6])*servo_saver_arm_length*COS([rf.C101])-SIN([rf.$B$6])*servo_saver_arm_length*SIN([rf.C101])+[rf.$B$24]" office:value-type="float" office:value="358.082263857475" calcext:value-type="float">
            <text:p>358,082263857475</text:p>
          </table:table-cell>
          <table:table-cell table:formula="of:=COS([rf.$B$6])*servo_saver_arm_length*SIN([rf.C101])+SIN([rf.$B$6])*servo_saver_arm_length*COS([rf.C101])+[rf.$C$24]" office:value-type="float" office:value="5.34090974774033" calcext:value-type="float">
            <text:p>5,34090974774033</text:p>
          </table:table-cell>
          <table:table-cell table:formula="of:=[$rf.D101]-[$rf.$B$14]" office:value-type="float" office:value="58.0822638574749" calcext:value-type="float">
            <text:p>58,0822638574749</text:p>
          </table:table-cell>
          <table:table-cell table:formula="of:=[rf.E101]-[$rf.$C$14]" office:value-type="float" office:value="95.3409097477404" calcext:value-type="float">
            <text:p>95,3409097477404</text:p>
          </table:table-cell>
          <table:table-cell table:style-name="Default" table:formula="of:=SQRT([rf.F101]^2+[rf.G101]^2)" office:value-type="float" office:value="111.639770898798" calcext:value-type="float">
            <text:p>111,639770898798</text:p>
          </table:table-cell>
          <table:table-cell table:formula="of:=([rf.H101]^2-[rf.$B$42]^2+[rf.$B$43]^2)/(2*[rf.H101])" office:value-type="float" office:value="8.36995857467565" calcext:value-type="float">
            <text:p>8,36995857467565</text:p>
          </table:table-cell>
          <table:table-cell table:formula="of:=ACOS([rf.I101]/[rf.$B$43])" office:value-type="float" office:value="1.13900550504364" calcext:value-type="float">
            <text:p>1,13900550504364</text:p>
          </table:table-cell>
          <table:table-cell table:style-name="ce17" table:formula="of:=ASIN([rf.F101]/[rf.H101])" office:value-type="float" office:value="0.547161207805601" calcext:value-type="float">
            <text:p>0,547161207805601</text:p>
          </table:table-cell>
          <table:table-cell table:style-name="ce17" table:formula="of:=IF(0.5*PI()-[rf.$B$9]&gt;[rf.K101];1;-1)" office:value-type="float" office:value="1" calcext:value-type="float">
            <text:p>1</text:p>
          </table:table-cell>
          <table:table-cell table:style-name="ce17" table:formula="of:=0.5*PI()-([rf.J101]*[rf.L101]+[rf.K101])" office:value-type="float" office:value="-0.115370386054349" calcext:value-type="float">
            <text:p>-0,115370386054349</text:p>
          </table:table-cell>
          <table:table-cell table:style-name="ce17" table:formula="of:=[rf.M101]-[rf.$B$8]" office:value-type="float" office:value="0.233695464344517" calcext:value-type="float">
            <text:p>0,233695464344517</text:p>
          </table:table-cell>
          <table:table-cell table:number-columns-repeated="1010"/>
        </table:table-row>
        <table:table-row table:style-name="ro1">
          <table:table-cell office:value-type="float" office:value="-129" calcext:value-type="float">
            <text:p>-129</text:p>
          </table:table-cell>
          <table:table-cell table:formula="of:=[rf.A102]*analyze_resolution" office:value-type="float" office:value="-19.35" calcext:value-type="float">
            <text:p>-19,35</text:p>
          </table:table-cell>
          <table:table-cell table:formula="of:=RADIANS(-[rf.B102])" office:value-type="float" office:value="0.337721210260903" calcext:value-type="float">
            <text:p>0,337721210260903</text:p>
          </table:table-cell>
          <table:table-cell table:formula="of:=COS([rf.$B$6])*servo_saver_arm_length*COS([rf.C102])-SIN([rf.$B$6])*servo_saver_arm_length*SIN([rf.C102])+[rf.$B$24]" office:value-type="float" office:value="358.096194624451" calcext:value-type="float">
            <text:p>358,096194624451</text:p>
          </table:table-cell>
          <table:table-cell table:formula="of:=COS([rf.$B$6])*servo_saver_arm_length*SIN([rf.C102])+SIN([rf.$B$6])*servo_saver_arm_length*COS([rf.C102])+[rf.$C$24]" office:value-type="float" office:value="5.30140621540114" calcext:value-type="float">
            <text:p>5,30140621540114</text:p>
          </table:table-cell>
          <table:table-cell table:formula="of:=[$rf.D102]-[$rf.$B$14]" office:value-type="float" office:value="58.0961946244511" calcext:value-type="float">
            <text:p>58,0961946244511</text:p>
          </table:table-cell>
          <table:table-cell table:formula="of:=[rf.E102]-[$rf.$C$14]" office:value-type="float" office:value="95.3014062154011" calcext:value-type="float">
            <text:p>95,3014062154011</text:p>
          </table:table-cell>
          <table:table-cell table:style-name="Default" table:formula="of:=SQRT([rf.F102]^2+[rf.G102]^2)" office:value-type="float" office:value="111.613287096452" calcext:value-type="float">
            <text:p>111,613287096452</text:p>
          </table:table-cell>
          <table:table-cell table:formula="of:=([rf.H102]^2-[rf.$B$42]^2+[rf.$B$43]^2)/(2*[rf.H102])" office:value-type="float" office:value="8.34545766915486" calcext:value-type="float">
            <text:p>8,34545766915486</text:p>
          </table:table-cell>
          <table:table-cell table:formula="of:=ACOS([rf.I102]/[rf.$B$43])" office:value-type="float" office:value="1.14035393186927" calcext:value-type="float">
            <text:p>1,14035393186927</text:p>
          </table:table-cell>
          <table:table-cell table:style-name="ce17" table:formula="of:=ASIN([rf.F102]/[rf.H102])" office:value-type="float" office:value="0.547451937064276" calcext:value-type="float">
            <text:p>0,547451937064276</text:p>
          </table:table-cell>
          <table:table-cell table:style-name="ce17" table:formula="of:=IF(0.5*PI()-[rf.$B$9]&gt;[rf.K102];1;-1)" office:value-type="float" office:value="1" calcext:value-type="float">
            <text:p>1</text:p>
          </table:table-cell>
          <table:table-cell table:style-name="ce17" table:formula="of:=0.5*PI()-([rf.J102]*[rf.L102]+[rf.K102])" office:value-type="float" office:value="-0.117009542138653" calcext:value-type="float">
            <text:p>-0,117009542138653</text:p>
          </table:table-cell>
          <table:table-cell table:style-name="ce17" table:formula="of:=[rf.M102]-[rf.$B$8]" office:value-type="float" office:value="0.232056308260213" calcext:value-type="float">
            <text:p>0,232056308260213</text:p>
          </table:table-cell>
          <table:table-cell table:number-columns-repeated="1010"/>
        </table:table-row>
        <table:table-row table:style-name="ro1">
          <table:table-cell office:value-type="float" office:value="-128" calcext:value-type="float">
            <text:p>-128</text:p>
          </table:table-cell>
          <table:table-cell table:formula="of:=[rf.A103]*analyze_resolution" office:value-type="float" office:value="-19.2" calcext:value-type="float">
            <text:p>-19,2</text:p>
          </table:table-cell>
          <table:table-cell table:formula="of:=RADIANS(-[rf.B103])" office:value-type="float" office:value="0.335103216382911" calcext:value-type="float">
            <text:p>0,335103216382911</text:p>
          </table:table-cell>
          <table:table-cell table:formula="of:=COS([rf.$B$6])*servo_saver_arm_length*COS([rf.C103])-SIN([rf.$B$6])*servo_saver_arm_length*SIN([rf.C103])+[rf.$B$24]" office:value-type="float" office:value="358.1100219238" calcext:value-type="float">
            <text:p>358,1100219238</text:p>
          </table:table-cell>
          <table:table-cell table:formula="of:=COS([rf.$B$6])*servo_saver_arm_length*SIN([rf.C103])+SIN([rf.$B$6])*servo_saver_arm_length*COS([rf.C103])+[rf.$C$24]" office:value-type="float" office:value="5.26186634781733" calcext:value-type="float">
            <text:p>5,26186634781733</text:p>
          </table:table-cell>
          <table:table-cell table:formula="of:=[$rf.D103]-[$rf.$B$14]" office:value-type="float" office:value="58.1100219237997" calcext:value-type="float">
            <text:p>58,1100219237997</text:p>
          </table:table-cell>
          <table:table-cell table:formula="of:=[rf.E103]-[$rf.$C$14]" office:value-type="float" office:value="95.2618663478173" calcext:value-type="float">
            <text:p>95,2618663478173</text:p>
          </table:table-cell>
          <table:table-cell table:style-name="Default" table:formula="of:=SQRT([rf.F103]^2+[rf.G103]^2)" office:value-type="float" office:value="111.586727831109" calcext:value-type="float">
            <text:p>111,586727831109</text:p>
          </table:table-cell>
          <table:table-cell table:formula="of:=([rf.H103]^2-[rf.$B$42]^2+[rf.$B$43]^2)/(2*[rf.H103])" office:value-type="float" office:value="8.32088158345715" calcext:value-type="float">
            <text:p>8,32088158345715</text:p>
          </table:table-cell>
          <table:table-cell table:formula="of:=ACOS([rf.I103]/[rf.$B$43])" office:value-type="float" office:value="1.14170565810775" calcext:value-type="float">
            <text:p>1,14170565810775</text:p>
          </table:table-cell>
          <table:table-cell table:style-name="ce17" table:formula="of:=ASIN([rf.F103]/[rf.H103])" office:value-type="float" office:value="0.547742182286354" calcext:value-type="float">
            <text:p>0,547742182286354</text:p>
          </table:table-cell>
          <table:table-cell table:style-name="ce17" table:formula="of:=IF(0.5*PI()-[rf.$B$9]&gt;[rf.K103];1;-1)" office:value-type="float" office:value="1" calcext:value-type="float">
            <text:p>1</text:p>
          </table:table-cell>
          <table:table-cell table:style-name="ce17" table:formula="of:=0.5*PI()-([rf.J103]*[rf.L103]+[rf.K103])" office:value-type="float" office:value="-0.118651513599211" calcext:value-type="float">
            <text:p>-0,118651513599211</text:p>
          </table:table-cell>
          <table:table-cell table:style-name="ce17" table:formula="of:=[rf.M103]-[rf.$B$8]" office:value-type="float" office:value="0.230414336799654" calcext:value-type="float">
            <text:p>0,230414336799654</text:p>
          </table:table-cell>
          <table:table-cell table:number-columns-repeated="1010"/>
        </table:table-row>
        <table:table-row table:style-name="ro1">
          <table:table-cell office:value-type="float" office:value="-127" calcext:value-type="float">
            <text:p>-127</text:p>
          </table:table-cell>
          <table:table-cell table:formula="of:=[rf.A104]*analyze_resolution" office:value-type="float" office:value="-19.05" calcext:value-type="float">
            <text:p>-19,05</text:p>
          </table:table-cell>
          <table:table-cell table:formula="of:=RADIANS(-[rf.B104])" office:value-type="float" office:value="0.33248522250492" calcext:value-type="float">
            <text:p>0,33248522250492</text:p>
          </table:table-cell>
          <table:table-cell table:formula="of:=COS([rf.$B$6])*servo_saver_arm_length*COS([rf.C104])-SIN([rf.$B$6])*servo_saver_arm_length*SIN([rf.C104])+[rf.$B$24]" office:value-type="float" office:value="358.12374566075" calcext:value-type="float">
            <text:p>358,12374566075</text:p>
          </table:table-cell>
          <table:table-cell table:formula="of:=COS([rf.$B$6])*servo_saver_arm_length*SIN([rf.C104])+SIN([rf.$B$6])*servo_saver_arm_length*COS([rf.C104])+[rf.$C$24]" office:value-type="float" office:value="5.22229041599075" calcext:value-type="float">
            <text:p>5,22229041599075</text:p>
          </table:table-cell>
          <table:table-cell table:formula="of:=[$rf.D104]-[$rf.$B$14]" office:value-type="float" office:value="58.1237456607499" calcext:value-type="float">
            <text:p>58,1237456607499</text:p>
          </table:table-cell>
          <table:table-cell table:formula="of:=[rf.E104]-[$rf.$C$14]" office:value-type="float" office:value="95.2222904159908" calcext:value-type="float">
            <text:p>95,2222904159908</text:p>
          </table:table-cell>
          <table:table-cell table:style-name="Default" table:formula="of:=SQRT([rf.F104]^2+[rf.G104]^2)" office:value-type="float" office:value="111.56009323097" calcext:value-type="float">
            <text:p>111,56009323097</text:p>
          </table:table-cell>
          <table:table-cell table:formula="of:=([rf.H104]^2-[rf.$B$42]^2+[rf.$B$43]^2)/(2*[rf.H104])" office:value-type="float" office:value="8.29623038658096" calcext:value-type="float">
            <text:p>8,29623038658096</text:p>
          </table:table-cell>
          <table:table-cell table:formula="of:=ACOS([rf.I104]/[rf.$B$43])" office:value-type="float" office:value="1.1430606763084" calcext:value-type="float">
            <text:p>1,1430606763084</text:p>
          </table:table-cell>
          <table:table-cell table:style-name="ce17" table:formula="of:=ASIN([rf.F104]/[rf.H104])" office:value-type="float" office:value="0.548031941749061" calcext:value-type="float">
            <text:p>0,548031941749061</text:p>
          </table:table-cell>
          <table:table-cell table:style-name="ce17" table:formula="of:=IF(0.5*PI()-[rf.$B$9]&gt;[rf.K104];1;-1)" office:value-type="float" office:value="1" calcext:value-type="float">
            <text:p>1</text:p>
          </table:table-cell>
          <table:table-cell table:style-name="ce17" table:formula="of:=0.5*PI()-([rf.J104]*[rf.L104]+[rf.K104])" office:value-type="float" office:value="-0.12029629126256" calcext:value-type="float">
            <text:p>-0,12029629126256</text:p>
          </table:table-cell>
          <table:table-cell table:style-name="ce17" table:formula="of:=[rf.M104]-[rf.$B$8]" office:value-type="float" office:value="0.228769559136306" calcext:value-type="float">
            <text:p>0,228769559136306</text:p>
          </table:table-cell>
          <table:table-cell table:number-columns-repeated="1010"/>
        </table:table-row>
        <table:table-row table:style-name="ro1">
          <table:table-cell office:value-type="float" office:value="-126" calcext:value-type="float">
            <text:p>-126</text:p>
          </table:table-cell>
          <table:table-cell table:formula="of:=[rf.A105]*analyze_resolution" office:value-type="float" office:value="-18.9" calcext:value-type="float">
            <text:p>-18,9</text:p>
          </table:table-cell>
          <table:table-cell table:formula="of:=RADIANS(-[rf.B105])" office:value-type="float" office:value="0.329867228626928" calcext:value-type="float">
            <text:p>0,329867228626928</text:p>
          </table:table-cell>
          <table:table-cell table:formula="of:=COS([rf.$B$6])*servo_saver_arm_length*COS([rf.C105])-SIN([rf.$B$6])*servo_saver_arm_length*SIN([rf.C105])+[rf.$B$24]" office:value-type="float" office:value="358.137365741241" calcext:value-type="float">
            <text:p>358,137365741241</text:p>
          </table:table-cell>
          <table:table-cell table:formula="of:=COS([rf.$B$6])*servo_saver_arm_length*SIN([rf.C105])+SIN([rf.$B$6])*servo_saver_arm_length*COS([rf.C105])+[rf.$C$24]" office:value-type="float" office:value="5.18267869117039" calcext:value-type="float">
            <text:p>5,18267869117039</text:p>
          </table:table-cell>
          <table:table-cell table:formula="of:=[$rf.D105]-[$rf.$B$14]" office:value-type="float" office:value="58.1373657412407" calcext:value-type="float">
            <text:p>58,1373657412407</text:p>
          </table:table-cell>
          <table:table-cell table:formula="of:=[rf.E105]-[$rf.$C$14]" office:value-type="float" office:value="95.1826786911704" calcext:value-type="float">
            <text:p>95,1826786911704</text:p>
          </table:table-cell>
          <table:table-cell table:style-name="Default" table:formula="of:=SQRT([rf.F105]^2+[rf.G105]^2)" office:value-type="float" office:value="111.533383424683" calcext:value-type="float">
            <text:p>111,533383424683</text:p>
          </table:table-cell>
          <table:table-cell table:formula="of:=([rf.H105]^2-[rf.$B$42]^2+[rf.$B$43]^2)/(2*[rf.H105])" office:value-type="float" office:value="8.27150414783965" calcext:value-type="float">
            <text:p>8,27150414783965</text:p>
          </table:table-cell>
          <table:table-cell table:formula="of:=ACOS([rf.I105]/[rf.$B$43])" office:value-type="float" office:value="1.14441897904445" calcext:value-type="float">
            <text:p>1,14441897904445</text:p>
          </table:table-cell>
          <table:table-cell table:style-name="ce17" table:formula="of:=ASIN([rf.F105]/[rf.H105])" office:value-type="float" office:value="0.548321213728691" calcext:value-type="float">
            <text:p>0,548321213728691</text:p>
          </table:table-cell>
          <table:table-cell table:style-name="ce17" table:formula="of:=IF(0.5*PI()-[rf.$B$9]&gt;[rf.K105];1;-1)" office:value-type="float" office:value="1" calcext:value-type="float">
            <text:p>1</text:p>
          </table:table-cell>
          <table:table-cell table:style-name="ce17" table:formula="of:=0.5*PI()-([rf.J105]*[rf.L105]+[rf.K105])" office:value-type="float" office:value="-0.121943865978241" calcext:value-type="float">
            <text:p>-0,121943865978241</text:p>
          </table:table-cell>
          <table:table-cell table:style-name="ce17" table:formula="of:=[rf.M105]-[rf.$B$8]" office:value-type="float" office:value="0.227121984420625" calcext:value-type="float">
            <text:p>0,227121984420625</text:p>
          </table:table-cell>
          <table:table-cell table:number-columns-repeated="1010"/>
        </table:table-row>
        <table:table-row table:style-name="ro1">
          <table:table-cell office:value-type="float" office:value="-125" calcext:value-type="float">
            <text:p>-125</text:p>
          </table:table-cell>
          <table:table-cell table:formula="of:=[rf.A106]*analyze_resolution" office:value-type="float" office:value="-18.75" calcext:value-type="float">
            <text:p>-18,75</text:p>
          </table:table-cell>
          <table:table-cell table:formula="of:=RADIANS(-[rf.B106])" office:value-type="float" office:value="0.327249234748937" calcext:value-type="float">
            <text:p>0,327249234748937</text:p>
          </table:table-cell>
          <table:table-cell table:formula="of:=COS([rf.$B$6])*servo_saver_arm_length*COS([rf.C106])-SIN([rf.$B$6])*servo_saver_arm_length*SIN([rf.C106])+[rf.$B$24]" office:value-type="float" office:value="358.150882071922" calcext:value-type="float">
            <text:p>358,150882071922</text:p>
          </table:table-cell>
          <table:table-cell table:formula="of:=COS([rf.$B$6])*servo_saver_arm_length*SIN([rf.C106])+SIN([rf.$B$6])*servo_saver_arm_length*COS([rf.C106])+[rf.$C$24]" office:value-type="float" office:value="5.14303144485059" calcext:value-type="float">
            <text:p>5,14303144485059</text:p>
          </table:table-cell>
          <table:table-cell table:formula="of:=[$rf.D106]-[$rf.$B$14]" office:value-type="float" office:value="58.1508820719217" calcext:value-type="float">
            <text:p>58,1508820719217</text:p>
          </table:table-cell>
          <table:table-cell table:formula="of:=[rf.E106]-[$rf.$C$14]" office:value-type="float" office:value="95.1430314448506" calcext:value-type="float">
            <text:p>95,1430314448506</text:p>
          </table:table-cell>
          <table:table-cell table:style-name="Default" table:formula="of:=SQRT([rf.F106]^2+[rf.G106]^2)" office:value-type="float" office:value="111.506598541335" calcext:value-type="float">
            <text:p>111,506598541335</text:p>
          </table:table-cell>
          <table:table-cell table:formula="of:=([rf.H106]^2-[rf.$B$42]^2+[rf.$B$43]^2)/(2*[rf.H106])" office:value-type="float" office:value="8.24670293686234" calcext:value-type="float">
            <text:p>8,24670293686234</text:p>
          </table:table-cell>
          <table:table-cell table:formula="of:=ACOS([rf.I106]/[rf.$B$43])" office:value-type="float" office:value="1.14578055891321" calcext:value-type="float">
            <text:p>1,14578055891321</text:p>
          </table:table-cell>
          <table:table-cell table:style-name="ce17" table:formula="of:=ASIN([rf.F106]/[rf.H106])" office:value-type="float" office:value="0.548609996500598" calcext:value-type="float">
            <text:p>0,548609996500598</text:p>
          </table:table-cell>
          <table:table-cell table:style-name="ce17" table:formula="of:=IF(0.5*PI()-[rf.$B$9]&gt;[rf.K106];1;-1)" office:value-type="float" office:value="1" calcext:value-type="float">
            <text:p>1</text:p>
          </table:table-cell>
          <table:table-cell table:style-name="ce17" table:formula="of:=0.5*PI()-([rf.J106]*[rf.L106]+[rf.K106])" office:value-type="float" office:value="-0.123594228618915" calcext:value-type="float">
            <text:p>-0,123594228618915</text:p>
          </table:table-cell>
          <table:table-cell table:style-name="ce17" table:formula="of:=[rf.M106]-[rf.$B$8]" office:value-type="float" office:value="0.225471621779951" calcext:value-type="float">
            <text:p>0,225471621779951</text:p>
          </table:table-cell>
          <table:table-cell table:number-columns-repeated="1010"/>
        </table:table-row>
        <table:table-row table:style-name="ro1">
          <table:table-cell office:value-type="float" office:value="-124" calcext:value-type="float">
            <text:p>-124</text:p>
          </table:table-cell>
          <table:table-cell table:formula="of:=[rf.A107]*analyze_resolution" office:value-type="float" office:value="-18.6" calcext:value-type="float">
            <text:p>-18,6</text:p>
          </table:table-cell>
          <table:table-cell table:formula="of:=RADIANS(-[rf.B107])" office:value-type="float" office:value="0.324631240870945" calcext:value-type="float">
            <text:p>0,324631240870945</text:p>
          </table:table-cell>
          <table:table-cell table:formula="of:=COS([rf.$B$6])*servo_saver_arm_length*COS([rf.C107])-SIN([rf.$B$6])*servo_saver_arm_length*SIN([rf.C107])+[rf.$B$24]" office:value-type="float" office:value="358.164294560153" calcext:value-type="float">
            <text:p>358,164294560153</text:p>
          </table:table-cell>
          <table:table-cell table:formula="of:=COS([rf.$B$6])*servo_saver_arm_length*SIN([rf.C107])+SIN([rf.$B$6])*servo_saver_arm_length*COS([rf.C107])+[rf.$C$24]" office:value-type="float" office:value="5.10334894876912" calcext:value-type="float">
            <text:p>5,10334894876912</text:p>
          </table:table-cell>
          <table:table-cell table:formula="of:=[$rf.D107]-[$rf.$B$14]" office:value-type="float" office:value="58.1642945601534" calcext:value-type="float">
            <text:p>58,1642945601534</text:p>
          </table:table-cell>
          <table:table-cell table:formula="of:=[rf.E107]-[$rf.$C$14]" office:value-type="float" office:value="95.1033489487691" calcext:value-type="float">
            <text:p>95,1033489487691</text:p>
          </table:table-cell>
          <table:table-cell table:style-name="Default" table:formula="of:=SQRT([rf.F107]^2+[rf.G107]^2)" office:value-type="float" office:value="111.479738710456" calcext:value-type="float">
            <text:p>111,479738710456</text:p>
          </table:table-cell>
          <table:table-cell table:formula="of:=([rf.H107]^2-[rf.$B$42]^2+[rf.$B$43]^2)/(2*[rf.H107])" office:value-type="float" office:value="8.22182682359494" calcext:value-type="float">
            <text:p>8,22182682359494</text:p>
          </table:table-cell>
          <table:table-cell table:formula="of:=ACOS([rf.I107]/[rf.$B$43])" office:value-type="float" office:value="1.14714540853615" calcext:value-type="float">
            <text:p>1,14714540853615</text:p>
          </table:table-cell>
          <table:table-cell table:style-name="ce17" table:formula="of:=ASIN([rf.F107]/[rf.H107])" office:value-type="float" office:value="0.548898288339201" calcext:value-type="float">
            <text:p>0,548898288339201</text:p>
          </table:table-cell>
          <table:table-cell table:style-name="ce17" table:formula="of:=IF(0.5*PI()-[rf.$B$9]&gt;[rf.K107];1;-1)" office:value-type="float" office:value="1" calcext:value-type="float">
            <text:p>1</text:p>
          </table:table-cell>
          <table:table-cell table:style-name="ce17" table:formula="of:=0.5*PI()-([rf.J107]*[rf.L107]+[rf.K107])" office:value-type="float" office:value="-0.125247370080454" calcext:value-type="float">
            <text:p>-0,125247370080454</text:p>
          </table:table-cell>
          <table:table-cell table:style-name="ce17" table:formula="of:=[rf.M107]-[rf.$B$8]" office:value-type="float" office:value="0.223818480318412" calcext:value-type="float">
            <text:p>0,223818480318412</text:p>
          </table:table-cell>
          <table:table-cell table:number-columns-repeated="1010"/>
        </table:table-row>
        <table:table-row table:style-name="ro1">
          <table:table-cell office:value-type="float" office:value="-123" calcext:value-type="float">
            <text:p>-123</text:p>
          </table:table-cell>
          <table:table-cell table:formula="of:=[rf.A108]*analyze_resolution" office:value-type="float" office:value="-18.45" calcext:value-type="float">
            <text:p>-18,45</text:p>
          </table:table-cell>
          <table:table-cell table:formula="of:=RADIANS(-[rf.B108])" office:value-type="float" office:value="0.322013246992954" calcext:value-type="float">
            <text:p>0,322013246992954</text:p>
          </table:table-cell>
          <table:table-cell table:formula="of:=COS([rf.$B$6])*servo_saver_arm_length*COS([rf.C108])-SIN([rf.$B$6])*servo_saver_arm_length*SIN([rf.C108])+[rf.$B$24]" office:value-type="float" office:value="358.177603114008" calcext:value-type="float">
            <text:p>358,177603114008</text:p>
          </table:table-cell>
          <table:table-cell table:formula="of:=COS([rf.$B$6])*servo_saver_arm_length*SIN([rf.C108])+SIN([rf.$B$6])*servo_saver_arm_length*COS([rf.C108])+[rf.$C$24]" office:value-type="float" office:value="5.06363147490538" calcext:value-type="float">
            <text:p>5,06363147490538</text:p>
          </table:table-cell>
          <table:table-cell table:formula="of:=[$rf.D108]-[$rf.$B$14]" office:value-type="float" office:value="58.1776031140081" calcext:value-type="float">
            <text:p>58,1776031140081</text:p>
          </table:table-cell>
          <table:table-cell table:formula="of:=[rf.E108]-[$rf.$C$14]" office:value-type="float" office:value="95.0636314749054" calcext:value-type="float">
            <text:p>95,0636314749054</text:p>
          </table:table-cell>
          <table:table-cell table:style-name="Default" table:formula="of:=SQRT([rf.F108]^2+[rf.G108]^2)" office:value-type="float" office:value="111.452804062023" calcext:value-type="float">
            <text:p>111,452804062023</text:p>
          </table:table-cell>
          <table:table-cell table:formula="of:=([rf.H108]^2-[rf.$B$42]^2+[rf.$B$43]^2)/(2*[rf.H108])" office:value-type="float" office:value="8.19687587830098" calcext:value-type="float">
            <text:p>8,19687587830098</text:p>
          </table:table-cell>
          <table:table-cell table:formula="of:=ACOS([rf.I108]/[rf.$B$43])" office:value-type="float" office:value="1.14851352055896" calcext:value-type="float">
            <text:p>1,14851352055896</text:p>
          </table:table-cell>
          <table:table-cell table:style-name="ce17" table:formula="of:=ASIN([rf.F108]/[rf.H108])" office:value-type="float" office:value="0.549186087517983" calcext:value-type="float">
            <text:p>0,549186087517983</text:p>
          </table:table-cell>
          <table:table-cell table:style-name="ce17" table:formula="of:=IF(0.5*PI()-[rf.$B$9]&gt;[rf.K108];1;-1)" office:value-type="float" office:value="1" calcext:value-type="float">
            <text:p>1</text:p>
          </table:table-cell>
          <table:table-cell table:style-name="ce17" table:formula="of:=0.5*PI()-([rf.J108]*[rf.L108]+[rf.K108])" office:value-type="float" office:value="-0.126903281282048" calcext:value-type="float">
            <text:p>-0,126903281282048</text:p>
          </table:table-cell>
          <table:table-cell table:style-name="ce17" table:formula="of:=[rf.M108]-[rf.$B$8]" office:value-type="float" office:value="0.222162569116818" calcext:value-type="float">
            <text:p>0,222162569116818</text:p>
          </table:table-cell>
          <table:table-cell table:number-columns-repeated="1010"/>
        </table:table-row>
        <table:table-row table:style-name="ro1">
          <table:table-cell office:value-type="float" office:value="-122" calcext:value-type="float">
            <text:p>-122</text:p>
          </table:table-cell>
          <table:table-cell table:formula="of:=[rf.A109]*analyze_resolution" office:value-type="float" office:value="-18.3" calcext:value-type="float">
            <text:p>-18,3</text:p>
          </table:table-cell>
          <table:table-cell table:formula="of:=RADIANS(-[rf.B109])" office:value-type="float" office:value="0.319395253114962" calcext:value-type="float">
            <text:p>0,319395253114962</text:p>
          </table:table-cell>
          <table:table-cell table:formula="of:=COS([rf.$B$6])*servo_saver_arm_length*COS([rf.C109])-SIN([rf.$B$6])*servo_saver_arm_length*SIN([rf.C109])+[rf.$B$24]" office:value-type="float" office:value="358.19080764227" calcext:value-type="float">
            <text:p>358,19080764227</text:p>
          </table:table-cell>
          <table:table-cell table:formula="of:=COS([rf.$B$6])*servo_saver_arm_length*SIN([rf.C109])+SIN([rf.$B$6])*servo_saver_arm_length*COS([rf.C109])+[rf.$C$24]" office:value-type="float" office:value="5.02387929547848" calcext:value-type="float">
            <text:p>5,02387929547848</text:p>
          </table:table-cell>
          <table:table-cell table:formula="of:=[$rf.D109]-[$rf.$B$14]" office:value-type="float" office:value="58.1908076422704" calcext:value-type="float">
            <text:p>58,1908076422704</text:p>
          </table:table-cell>
          <table:table-cell table:formula="of:=[rf.E109]-[$rf.$C$14]" office:value-type="float" office:value="95.0238792954785" calcext:value-type="float">
            <text:p>95,0238792954785</text:p>
          </table:table-cell>
          <table:table-cell table:style-name="Default" table:formula="of:=SQRT([rf.F109]^2+[rf.G109]^2)" office:value-type="float" office:value="111.425794726452" calcext:value-type="float">
            <text:p>111,425794726452</text:p>
          </table:table-cell>
          <table:table-cell table:formula="of:=([rf.H109]^2-[rf.$B$42]^2+[rf.$B$43]^2)/(2*[rf.H109])" office:value-type="float" office:value="8.17185017156266" calcext:value-type="float">
            <text:p>8,17185017156266</text:p>
          </table:table-cell>
          <table:table-cell table:formula="of:=ACOS([rf.I109]/[rf.$B$43])" office:value-type="float" office:value="1.1498848876517" calcext:value-type="float">
            <text:p>1,1498848876517</text:p>
          </table:table-cell>
          <table:table-cell table:style-name="ce17" table:formula="of:=ASIN([rf.F109]/[rf.H109])" office:value-type="float" office:value="0.549473392309492" calcext:value-type="float">
            <text:p>0,549473392309492</text:p>
          </table:table-cell>
          <table:table-cell table:style-name="ce17" table:formula="of:=IF(0.5*PI()-[rf.$B$9]&gt;[rf.K109];1;-1)" office:value-type="float" office:value="1" calcext:value-type="float">
            <text:p>1</text:p>
          </table:table-cell>
          <table:table-cell table:style-name="ce17" table:formula="of:=0.5*PI()-([rf.J109]*[rf.L109]+[rf.K109])" office:value-type="float" office:value="-0.128561953166292" calcext:value-type="float">
            <text:p>-0,128561953166292</text:p>
          </table:table-cell>
          <table:table-cell table:style-name="ce17" table:formula="of:=[rf.M109]-[rf.$B$8]" office:value-type="float" office:value="0.220503897232574" calcext:value-type="float">
            <text:p>0,220503897232574</text:p>
          </table:table-cell>
          <table:table-cell table:number-columns-repeated="1010"/>
        </table:table-row>
        <table:table-row table:style-name="ro1">
          <table:table-cell office:value-type="float" office:value="-121" calcext:value-type="float">
            <text:p>-121</text:p>
          </table:table-cell>
          <table:table-cell table:formula="of:=[rf.A110]*analyze_resolution" office:value-type="float" office:value="-18.15" calcext:value-type="float">
            <text:p>-18,15</text:p>
          </table:table-cell>
          <table:table-cell table:formula="of:=RADIANS(-[rf.B110])" office:value-type="float" office:value="0.316777259236971" calcext:value-type="float">
            <text:p>0,316777259236971</text:p>
          </table:table-cell>
          <table:table-cell table:formula="of:=COS([rf.$B$6])*servo_saver_arm_length*COS([rf.C110])-SIN([rf.$B$6])*servo_saver_arm_length*SIN([rf.C110])+[rf.$B$24]" office:value-type="float" office:value="358.203908054438" calcext:value-type="float">
            <text:p>358,203908054438</text:p>
          </table:table-cell>
          <table:table-cell table:formula="of:=COS([rf.$B$6])*servo_saver_arm_length*SIN([rf.C110])+SIN([rf.$B$6])*servo_saver_arm_length*COS([rf.C110])+[rf.$C$24]" office:value-type="float" office:value="4.98409268294541" calcext:value-type="float">
            <text:p>4,98409268294541</text:p>
          </table:table-cell>
          <table:table-cell table:formula="of:=[$rf.D110]-[$rf.$B$14]" office:value-type="float" office:value="58.2039080544382" calcext:value-type="float">
            <text:p>58,2039080544382</text:p>
          </table:table-cell>
          <table:table-cell table:formula="of:=[rf.E110]-[$rf.$C$14]" office:value-type="float" office:value="94.9840926829454" calcext:value-type="float">
            <text:p>94,9840926829454</text:p>
          </table:table-cell>
          <table:table-cell table:style-name="Default" table:formula="of:=SQRT([rf.F110]^2+[rf.G110]^2)" office:value-type="float" office:value="111.398710834605" calcext:value-type="float">
            <text:p>111,398710834605</text:p>
          </table:table-cell>
          <table:table-cell table:formula="of:=([rf.H110]^2-[rf.$B$42]^2+[rf.$B$43]^2)/(2*[rf.H110])" office:value-type="float" office:value="8.14674977428179" calcext:value-type="float">
            <text:p>8,14674977428179</text:p>
          </table:table-cell>
          <table:table-cell table:formula="of:=ACOS([rf.I110]/[rf.$B$43])" office:value-type="float" office:value="1.15125950250884" calcext:value-type="float">
            <text:p>1,15125950250884</text:p>
          </table:table-cell>
          <table:table-cell table:style-name="ce17" table:formula="of:=ASIN([rf.F110]/[rf.H110])" office:value-type="float" office:value="0.549760200985342" calcext:value-type="float">
            <text:p>0,549760200985342</text:p>
          </table:table-cell>
          <table:table-cell table:style-name="ce17" table:formula="of:=IF(0.5*PI()-[rf.$B$9]&gt;[rf.K110];1;-1)" office:value-type="float" office:value="1" calcext:value-type="float">
            <text:p>1</text:p>
          </table:table-cell>
          <table:table-cell table:style-name="ce17" table:formula="of:=0.5*PI()-([rf.J110]*[rf.L110]+[rf.K110])" office:value-type="float" office:value="-0.130223376699285" calcext:value-type="float">
            <text:p>-0,130223376699285</text:p>
          </table:table-cell>
          <table:table-cell table:style-name="ce17" table:formula="of:=[rf.M110]-[rf.$B$8]" office:value-type="float" office:value="0.218842473699581" calcext:value-type="float">
            <text:p>0,218842473699581</text:p>
          </table:table-cell>
          <table:table-cell table:number-columns-repeated="1010"/>
        </table:table-row>
        <table:table-row table:style-name="ro1">
          <table:table-cell office:value-type="float" office:value="-120" calcext:value-type="float">
            <text:p>-120</text:p>
          </table:table-cell>
          <table:table-cell table:formula="of:=[rf.A111]*analyze_resolution" office:value-type="float" office:value="-18" calcext:value-type="float">
            <text:p>-18</text:p>
          </table:table-cell>
          <table:table-cell table:formula="of:=RADIANS(-[rf.B111])" office:value-type="float" office:value="0.314159265358979" calcext:value-type="float">
            <text:p>0,314159265358979</text:p>
          </table:table-cell>
          <table:table-cell table:formula="of:=COS([rf.$B$6])*servo_saver_arm_length*COS([rf.C111])-SIN([rf.$B$6])*servo_saver_arm_length*SIN([rf.C111])+[rf.$B$24]" office:value-type="float" office:value="358.216904260722" calcext:value-type="float">
            <text:p>358,216904260722</text:p>
          </table:table-cell>
          <table:table-cell table:formula="of:=COS([rf.$B$6])*servo_saver_arm_length*SIN([rf.C111])+SIN([rf.$B$6])*servo_saver_arm_length*COS([rf.C111])+[rf.$C$24]" office:value-type="float" office:value="4.94427190999916" calcext:value-type="float">
            <text:p>4,94427190999916</text:p>
          </table:table-cell>
          <table:table-cell table:formula="of:=[$rf.D111]-[$rf.$B$14]" office:value-type="float" office:value="58.2169042607225" calcext:value-type="float">
            <text:p>58,2169042607225</text:p>
          </table:table-cell>
          <table:table-cell table:formula="of:=[rf.E111]-[$rf.$C$14]" office:value-type="float" office:value="94.9442719099992" calcext:value-type="float">
            <text:p>94,9442719099992</text:p>
          </table:table-cell>
          <table:table-cell table:style-name="Default" table:formula="of:=SQRT([rf.F111]^2+[rf.G111]^2)" office:value-type="float" office:value="111.371552517786" calcext:value-type="float">
            <text:p>111,371552517786</text:p>
          </table:table-cell>
          <table:table-cell table:formula="of:=([rf.H111]^2-[rf.$B$42]^2+[rf.$B$43]^2)/(2*[rf.H111])" office:value-type="float" office:value="8.12157475768068" calcext:value-type="float">
            <text:p>8,12157475768068</text:p>
          </table:table-cell>
          <table:table-cell table:formula="of:=ACOS([rf.I111]/[rf.$B$43])" office:value-type="float" office:value="1.15263735784941" calcext:value-type="float">
            <text:p>1,15263735784941</text:p>
          </table:table-cell>
          <table:table-cell table:style-name="ce17" table:formula="of:=ASIN([rf.F111]/[rf.H111])" office:value-type="float" office:value="0.550046511816211" calcext:value-type="float">
            <text:p>0,550046511816211</text:p>
          </table:table-cell>
          <table:table-cell table:style-name="ce17" table:formula="of:=IF(0.5*PI()-[rf.$B$9]&gt;[rf.K111];1;-1)" office:value-type="float" office:value="1" calcext:value-type="float">
            <text:p>1</text:p>
          </table:table-cell>
          <table:table-cell table:style-name="ce17" table:formula="of:=0.5*PI()-([rf.J111]*[rf.L111]+[rf.K111])" office:value-type="float" office:value="-0.131887542870727" calcext:value-type="float">
            <text:p>-0,131887542870727</text:p>
          </table:table-cell>
          <table:table-cell table:style-name="ce17" table:formula="of:=[rf.M111]-[rf.$B$8]" office:value-type="float" office:value="0.217178307528139" calcext:value-type="float">
            <text:p>0,217178307528139</text:p>
          </table:table-cell>
          <table:table-cell table:number-columns-repeated="1010"/>
        </table:table-row>
        <table:table-row table:style-name="ro1">
          <table:table-cell office:value-type="float" office:value="-119" calcext:value-type="float">
            <text:p>-119</text:p>
          </table:table-cell>
          <table:table-cell table:formula="of:=[rf.A112]*analyze_resolution" office:value-type="float" office:value="-17.85" calcext:value-type="float">
            <text:p>-17,85</text:p>
          </table:table-cell>
          <table:table-cell table:formula="of:=RADIANS(-[rf.B112])" office:value-type="float" office:value="0.311541271480988" calcext:value-type="float">
            <text:p>0,311541271480988</text:p>
          </table:table-cell>
          <table:table-cell table:formula="of:=COS([rf.$B$6])*servo_saver_arm_length*COS([rf.C112])-SIN([rf.$B$6])*servo_saver_arm_length*SIN([rf.C112])+[rf.$B$24]" office:value-type="float" office:value="358.229796172049" calcext:value-type="float">
            <text:p>358,229796172049</text:p>
          </table:table-cell>
          <table:table-cell table:formula="of:=COS([rf.$B$6])*servo_saver_arm_length*SIN([rf.C112])+SIN([rf.$B$6])*servo_saver_arm_length*COS([rf.C112])+[rf.$C$24]" office:value-type="float" office:value="4.90441724956684" calcext:value-type="float">
            <text:p>4,90441724956684</text:p>
          </table:table-cell>
          <table:table-cell table:formula="of:=[$rf.D112]-[$rf.$B$14]" office:value-type="float" office:value="58.2297961720487" calcext:value-type="float">
            <text:p>58,2297961720487</text:p>
          </table:table-cell>
          <table:table-cell table:formula="of:=[rf.E112]-[$rf.$C$14]" office:value-type="float" office:value="94.9044172495669" calcext:value-type="float">
            <text:p>94,9044172495669</text:p>
          </table:table-cell>
          <table:table-cell table:style-name="Default" table:formula="of:=SQRT([rf.F112]^2+[rf.G112]^2)" office:value-type="float" office:value="111.344319907745" calcext:value-type="float">
            <text:p>111,344319907745</text:p>
          </table:table-cell>
          <table:table-cell table:formula="of:=([rf.H112]^2-[rf.$B$42]^2+[rf.$B$43]^2)/(2*[rf.H112])" office:value-type="float" office:value="8.09632519330315" calcext:value-type="float">
            <text:p>8,09632519330315</text:p>
          </table:table-cell>
          <table:table-cell table:formula="of:=ACOS([rf.I112]/[rf.$B$43])" office:value-type="float" office:value="1.15401844641705" calcext:value-type="float">
            <text:p>1,15401844641705</text:p>
          </table:table-cell>
          <table:table-cell table:style-name="ce17" table:formula="of:=ASIN([rf.F112]/[rf.H112])" office:value-type="float" office:value="0.550332323071845" calcext:value-type="float">
            <text:p>0,550332323071845</text:p>
          </table:table-cell>
          <table:table-cell table:style-name="ce17" table:formula="of:=IF(0.5*PI()-[rf.$B$9]&gt;[rf.K112];1;-1)" office:value-type="float" office:value="1" calcext:value-type="float">
            <text:p>1</text:p>
          </table:table-cell>
          <table:table-cell table:style-name="ce17" table:formula="of:=0.5*PI()-([rf.J112]*[rf.L112]+[rf.K112])" office:value-type="float" office:value="-0.133554442694001" calcext:value-type="float">
            <text:p>-0,133554442694001</text:p>
          </table:table-cell>
          <table:table-cell table:style-name="ce17" table:formula="of:=[rf.M112]-[rf.$B$8]" office:value-type="float" office:value="0.215511407704865" calcext:value-type="float">
            <text:p>0,215511407704865</text:p>
          </table:table-cell>
          <table:table-cell table:number-columns-repeated="1010"/>
        </table:table-row>
        <table:table-row table:style-name="ro1">
          <table:table-cell office:value-type="float" office:value="-118" calcext:value-type="float">
            <text:p>-118</text:p>
          </table:table-cell>
          <table:table-cell table:formula="of:=[rf.A113]*analyze_resolution" office:value-type="float" office:value="-17.7" calcext:value-type="float">
            <text:p>-17,7</text:p>
          </table:table-cell>
          <table:table-cell table:formula="of:=RADIANS(-[rf.B113])" office:value-type="float" office:value="0.308923277602996" calcext:value-type="float">
            <text:p>0,308923277602996</text:p>
          </table:table-cell>
          <table:table-cell table:formula="of:=COS([rf.$B$6])*servo_saver_arm_length*COS([rf.C113])-SIN([rf.$B$6])*servo_saver_arm_length*SIN([rf.C113])+[rf.$B$24]" office:value-type="float" office:value="358.242583700057" calcext:value-type="float">
            <text:p>358,242583700057</text:p>
          </table:table-cell>
          <table:table-cell table:formula="of:=COS([rf.$B$6])*servo_saver_arm_length*SIN([rf.C113])+SIN([rf.$B$6])*servo_saver_arm_length*COS([rf.C113])+[rf.$C$24]" office:value-type="float" office:value="4.86452897480784" calcext:value-type="float">
            <text:p>4,86452897480784</text:p>
          </table:table-cell>
          <table:table-cell table:formula="of:=[$rf.D113]-[$rf.$B$14]" office:value-type="float" office:value="58.2425837000574" calcext:value-type="float">
            <text:p>58,2425837000574</text:p>
          </table:table-cell>
          <table:table-cell table:formula="of:=[rf.E113]-[$rf.$C$14]" office:value-type="float" office:value="94.8645289748079" calcext:value-type="float">
            <text:p>94,8645289748079</text:p>
          </table:table-cell>
          <table:table-cell table:style-name="Default" table:formula="of:=SQRT([rf.F113]^2+[rf.G113]^2)" office:value-type="float" office:value="111.317013136674" calcext:value-type="float">
            <text:p>111,317013136674</text:p>
          </table:table-cell>
          <table:table-cell table:formula="of:=([rf.H113]^2-[rf.$B$42]^2+[rf.$B$43]^2)/(2*[rf.H113])" office:value-type="float" office:value="8.07100115301557" calcext:value-type="float">
            <text:p>8,07100115301557</text:p>
          </table:table-cell>
          <table:table-cell table:formula="of:=ACOS([rf.I113]/[rf.$B$43])" office:value-type="float" office:value="1.1554027609801" calcext:value-type="float">
            <text:p>1,1554027609801</text:p>
          </table:table-cell>
          <table:table-cell table:style-name="ce17" table:formula="of:=ASIN([rf.F113]/[rf.H113])" office:value-type="float" office:value="0.550617633021059" calcext:value-type="float">
            <text:p>0,550617633021059</text:p>
          </table:table-cell>
          <table:table-cell table:style-name="ce17" table:formula="of:=IF(0.5*PI()-[rf.$B$9]&gt;[rf.K113];1;-1)" office:value-type="float" office:value="1" calcext:value-type="float">
            <text:p>1</text:p>
          </table:table-cell>
          <table:table-cell table:style-name="ce17" table:formula="of:=0.5*PI()-([rf.J113]*[rf.L113]+[rf.K113])" office:value-type="float" office:value="-0.135224067206261" calcext:value-type="float">
            <text:p>-0,135224067206261</text:p>
          </table:table-cell>
          <table:table-cell table:style-name="ce17" table:formula="of:=[rf.M113]-[rf.$B$8]" office:value-type="float" office:value="0.213841783192605" calcext:value-type="float">
            <text:p>0,213841783192605</text:p>
          </table:table-cell>
          <table:table-cell table:number-columns-repeated="1010"/>
        </table:table-row>
        <table:table-row table:style-name="ro1">
          <table:table-cell office:value-type="float" office:value="-117" calcext:value-type="float">
            <text:p>-117</text:p>
          </table:table-cell>
          <table:table-cell table:formula="of:=[rf.A114]*analyze_resolution" office:value-type="float" office:value="-17.55" calcext:value-type="float">
            <text:p>-17,55</text:p>
          </table:table-cell>
          <table:table-cell table:formula="of:=RADIANS(-[rf.B114])" office:value-type="float" office:value="0.306305283725005" calcext:value-type="float">
            <text:p>0,306305283725005</text:p>
          </table:table-cell>
          <table:table-cell table:formula="of:=COS([rf.$B$6])*servo_saver_arm_length*COS([rf.C114])-SIN([rf.$B$6])*servo_saver_arm_length*SIN([rf.C114])+[rf.$B$24]" office:value-type="float" office:value="358.255266757104" calcext:value-type="float">
            <text:p>358,255266757104</text:p>
          </table:table-cell>
          <table:table-cell table:formula="of:=COS([rf.$B$6])*servo_saver_arm_length*SIN([rf.C114])+SIN([rf.$B$6])*servo_saver_arm_length*COS([rf.C114])+[rf.$C$24]" office:value-type="float" office:value="4.82460735911193" calcext:value-type="float">
            <text:p>4,82460735911193</text:p>
          </table:table-cell>
          <table:table-cell table:formula="of:=[$rf.D114]-[$rf.$B$14]" office:value-type="float" office:value="58.255266757104" calcext:value-type="float">
            <text:p>58,255266757104</text:p>
          </table:table-cell>
          <table:table-cell table:formula="of:=[rf.E114]-[$rf.$C$14]" office:value-type="float" office:value="94.8246073591119" calcext:value-type="float">
            <text:p>94,8246073591119</text:p>
          </table:table-cell>
          <table:table-cell table:style-name="Default" table:formula="of:=SQRT([rf.F114]^2+[rf.G114]^2)" office:value-type="float" office:value="111.289632337209" calcext:value-type="float">
            <text:p>111,289632337209</text:p>
          </table:table-cell>
          <table:table-cell table:formula="of:=([rf.H114]^2-[rf.$B$42]^2+[rf.$B$43]^2)/(2*[rf.H114])" office:value-type="float" office:value="8.0456027090077" calcext:value-type="float">
            <text:p>8,0456027090077</text:p>
          </table:table-cell>
          <table:table-cell table:formula="of:=ACOS([rf.I114]/[rf.$B$43])" office:value-type="float" office:value="1.15679029433169" calcext:value-type="float">
            <text:p>1,15679029433169</text:p>
          </table:table-cell>
          <table:table-cell table:style-name="ce17" table:formula="of:=ASIN([rf.F114]/[rf.H114])" office:value-type="float" office:value="0.550902439931734" calcext:value-type="float">
            <text:p>0,550902439931734</text:p>
          </table:table-cell>
          <table:table-cell table:style-name="ce17" table:formula="of:=IF(0.5*PI()-[rf.$B$9]&gt;[rf.K114];1;-1)" office:value-type="float" office:value="1" calcext:value-type="float">
            <text:p>1</text:p>
          </table:table-cell>
          <table:table-cell table:style-name="ce17" table:formula="of:=0.5*PI()-([rf.J114]*[rf.L114]+[rf.K114])" office:value-type="float" office:value="-0.136896407468527" calcext:value-type="float">
            <text:p>-0,136896407468527</text:p>
          </table:table-cell>
          <table:table-cell table:style-name="ce17" table:formula="of:=[rf.M114]-[rf.$B$8]" office:value-type="float" office:value="0.212169442930339" calcext:value-type="float">
            <text:p>0,212169442930339</text:p>
          </table:table-cell>
          <table:table-cell table:number-columns-repeated="1010"/>
        </table:table-row>
        <table:table-row table:style-name="ro1">
          <table:table-cell office:value-type="float" office:value="-116" calcext:value-type="float">
            <text:p>-116</text:p>
          </table:table-cell>
          <table:table-cell table:formula="of:=[rf.A115]*analyze_resolution" office:value-type="float" office:value="-17.4" calcext:value-type="float">
            <text:p>-17,4</text:p>
          </table:table-cell>
          <table:table-cell table:formula="of:=RADIANS(-[rf.B115])" office:value-type="float" office:value="0.303687289847013" calcext:value-type="float">
            <text:p>0,303687289847013</text:p>
          </table:table-cell>
          <table:table-cell table:formula="of:=COS([rf.$B$6])*servo_saver_arm_length*COS([rf.C115])-SIN([rf.$B$6])*servo_saver_arm_length*SIN([rf.C115])+[rf.$B$24]" office:value-type="float" office:value="358.26784525626" calcext:value-type="float">
            <text:p>358,26784525626</text:p>
          </table:table-cell>
          <table:table-cell table:formula="of:=COS([rf.$B$6])*servo_saver_arm_length*SIN([rf.C115])+SIN([rf.$B$6])*servo_saver_arm_length*COS([rf.C115])+[rf.$C$24]" office:value-type="float" office:value="4.78465267609739" calcext:value-type="float">
            <text:p>4,78465267609739</text:p>
          </table:table-cell>
          <table:table-cell table:formula="of:=[$rf.D115]-[$rf.$B$14]" office:value-type="float" office:value="58.2678452562604" calcext:value-type="float">
            <text:p>58,2678452562604</text:p>
          </table:table-cell>
          <table:table-cell table:formula="of:=[rf.E115]-[$rf.$C$14]" office:value-type="float" office:value="94.7846526760974" calcext:value-type="float">
            <text:p>94,7846526760974</text:p>
          </table:table-cell>
          <table:table-cell table:style-name="Default" table:formula="of:=SQRT([rf.F115]^2+[rf.G115]^2)" office:value-type="float" office:value="111.262177642431" calcext:value-type="float">
            <text:p>111,262177642431</text:p>
          </table:table-cell>
          <table:table-cell table:formula="of:=([rf.H115]^2-[rf.$B$42]^2+[rf.$B$43]^2)/(2*[rf.H115])" office:value-type="float" office:value="8.02012993379367" calcext:value-type="float">
            <text:p>8,02012993379367</text:p>
          </table:table-cell>
          <table:table-cell table:formula="of:=ACOS([rf.I115]/[rf.$B$43])" office:value-type="float" office:value="1.15818103928984" calcext:value-type="float">
            <text:p>1,15818103928984</text:p>
          </table:table-cell>
          <table:table-cell table:style-name="ce17" table:formula="of:=ASIN([rf.F115]/[rf.H115])" office:value-type="float" office:value="0.551186742070821" calcext:value-type="float">
            <text:p>0,551186742070821</text:p>
          </table:table-cell>
          <table:table-cell table:style-name="ce17" table:formula="of:=IF(0.5*PI()-[rf.$B$9]&gt;[rf.K115];1;-1)" office:value-type="float" office:value="1" calcext:value-type="float">
            <text:p>1</text:p>
          </table:table-cell>
          <table:table-cell table:style-name="ce17" table:formula="of:=0.5*PI()-([rf.J115]*[rf.L115]+[rf.K115])" office:value-type="float" office:value="-0.138571454565763" calcext:value-type="float">
            <text:p>-0,138571454565763</text:p>
          </table:table-cell>
          <table:table-cell table:style-name="ce17" table:formula="of:=[rf.M115]-[rf.$B$8]" office:value-type="float" office:value="0.210494395833103" calcext:value-type="float">
            <text:p>0,210494395833103</text:p>
          </table:table-cell>
          <table:table-cell table:number-columns-repeated="1010"/>
        </table:table-row>
        <table:table-row table:style-name="ro1">
          <table:table-cell office:value-type="float" office:value="-115" calcext:value-type="float">
            <text:p>-115</text:p>
          </table:table-cell>
          <table:table-cell table:formula="of:=[rf.A116]*analyze_resolution" office:value-type="float" office:value="-17.25" calcext:value-type="float">
            <text:p>-17,25</text:p>
          </table:table-cell>
          <table:table-cell table:formula="of:=RADIANS(-[rf.B116])" office:value-type="float" office:value="0.301069295969022" calcext:value-type="float">
            <text:p>0,301069295969022</text:p>
          </table:table-cell>
          <table:table-cell table:formula="of:=COS([rf.$B$6])*servo_saver_arm_length*COS([rf.C116])-SIN([rf.$B$6])*servo_saver_arm_length*SIN([rf.C116])+[rf.$B$24]" office:value-type="float" office:value="358.280319111315" calcext:value-type="float">
            <text:p>358,280319111315</text:p>
          </table:table-cell>
          <table:table-cell table:formula="of:=COS([rf.$B$6])*servo_saver_arm_length*SIN([rf.C116])+SIN([rf.$B$6])*servo_saver_arm_length*COS([rf.C116])+[rf.$C$24]" office:value-type="float" office:value="4.74466519960914" calcext:value-type="float">
            <text:p>4,74466519960914</text:p>
          </table:table-cell>
          <table:table-cell table:formula="of:=[$rf.D116]-[$rf.$B$14]" office:value-type="float" office:value="58.280319111315" calcext:value-type="float">
            <text:p>58,280319111315</text:p>
          </table:table-cell>
          <table:table-cell table:formula="of:=[rf.E116]-[$rf.$C$14]" office:value-type="float" office:value="94.7446651996091" calcext:value-type="float">
            <text:p>94,7446651996091</text:p>
          </table:table-cell>
          <table:table-cell table:style-name="Default" table:formula="of:=SQRT([rf.F116]^2+[rf.G116]^2)" office:value-type="float" office:value="111.234649185866" calcext:value-type="float">
            <text:p>111,234649185866</text:p>
          </table:table-cell>
          <table:table-cell table:formula="of:=([rf.H116]^2-[rf.$B$42]^2+[rf.$B$43]^2)/(2*[rf.H116])" office:value-type="float" office:value="7.99458290021316" calcext:value-type="float">
            <text:p>7,99458290021316</text:p>
          </table:table-cell>
          <table:table-cell table:formula="of:=ACOS([rf.I116]/[rf.$B$43])" office:value-type="float" office:value="1.15957498869751" calcext:value-type="float">
            <text:p>1,15957498869751</text:p>
          </table:table-cell>
          <table:table-cell table:style-name="ce17" table:formula="of:=ASIN([rf.F116]/[rf.H116])" office:value-type="float" office:value="0.551470537704342" calcext:value-type="float">
            <text:p>0,551470537704342</text:p>
          </table:table-cell>
          <table:table-cell table:style-name="ce17" table:formula="of:=IF(0.5*PI()-[rf.$B$9]&gt;[rf.K116];1;-1)" office:value-type="float" office:value="1" calcext:value-type="float">
            <text:p>1</text:p>
          </table:table-cell>
          <table:table-cell table:style-name="ce17" table:formula="of:=0.5*PI()-([rf.J116]*[rf.L116]+[rf.K116])" office:value-type="float" office:value="-0.140249199606957" calcext:value-type="float">
            <text:p>-0,140249199606957</text:p>
          </table:table-cell>
          <table:table-cell table:style-name="ce17" table:formula="of:=[rf.M116]-[rf.$B$8]" office:value-type="float" office:value="0.208816650791909" calcext:value-type="float">
            <text:p>0,208816650791909</text:p>
          </table:table-cell>
          <table:table-cell table:number-columns-repeated="1010"/>
        </table:table-row>
        <table:table-row table:style-name="ro1">
          <table:table-cell office:value-type="float" office:value="-114" calcext:value-type="float">
            <text:p>-114</text:p>
          </table:table-cell>
          <table:table-cell table:formula="of:=[rf.A117]*analyze_resolution" office:value-type="float" office:value="-17.1" calcext:value-type="float">
            <text:p>-17,1</text:p>
          </table:table-cell>
          <table:table-cell table:formula="of:=RADIANS(-[rf.B117])" office:value-type="float" office:value="0.29845130209103" calcext:value-type="float">
            <text:p>0,29845130209103</text:p>
          </table:table-cell>
          <table:table-cell table:formula="of:=COS([rf.$B$6])*servo_saver_arm_length*COS([rf.C117])-SIN([rf.$B$6])*servo_saver_arm_length*SIN([rf.C117])+[rf.$B$24]" office:value-type="float" office:value="358.292688236773" calcext:value-type="float">
            <text:p>358,292688236773</text:p>
          </table:table-cell>
          <table:table-cell table:formula="of:=COS([rf.$B$6])*servo_saver_arm_length*SIN([rf.C117])+SIN([rf.$B$6])*servo_saver_arm_length*COS([rf.C117])+[rf.$C$24]" office:value-type="float" office:value="4.70464520371686" calcext:value-type="float">
            <text:p>4,70464520371686</text:p>
          </table:table-cell>
          <table:table-cell table:formula="of:=[$rf.D117]-[$rf.$B$14]" office:value-type="float" office:value="58.2926882367733" calcext:value-type="float">
            <text:p>58,2926882367733</text:p>
          </table:table-cell>
          <table:table-cell table:formula="of:=[rf.E117]-[$rf.$C$14]" office:value-type="float" office:value="94.7046452037169" calcext:value-type="float">
            <text:p>94,7046452037169</text:p>
          </table:table-cell>
          <table:table-cell table:style-name="Default" table:formula="of:=SQRT([rf.F117]^2+[rf.G117]^2)" office:value-type="float" office:value="111.207047101483" calcext:value-type="float">
            <text:p>111,207047101483</text:p>
          </table:table-cell>
          <table:table-cell table:formula="of:=([rf.H117]^2-[rf.$B$42]^2+[rf.$B$43]^2)/(2*[rf.H117])" office:value-type="float" office:value="7.96896168143213" calcext:value-type="float">
            <text:p>7,96896168143213</text:p>
          </table:table-cell>
          <table:table-cell table:formula="of:=ACOS([rf.I117]/[rf.$B$43])" office:value-type="float" office:value="1.16097213542272" calcext:value-type="float">
            <text:p>1,16097213542272</text:p>
          </table:table-cell>
          <table:table-cell table:style-name="ce17" table:formula="of:=ASIN([rf.F117]/[rf.H117])" office:value-type="float" office:value="0.551753825097389" calcext:value-type="float">
            <text:p>0,551753825097389</text:p>
          </table:table-cell>
          <table:table-cell table:style-name="ce17" table:formula="of:=IF(0.5*PI()-[rf.$B$9]&gt;[rf.K117];1;-1)" office:value-type="float" office:value="1" calcext:value-type="float">
            <text:p>1</text:p>
          </table:table-cell>
          <table:table-cell table:style-name="ce17" table:formula="of:=0.5*PI()-([rf.J117]*[rf.L117]+[rf.K117])" office:value-type="float" office:value="-0.141929633725209" calcext:value-type="float">
            <text:p>-0,141929633725209</text:p>
          </table:table-cell>
          <table:table-cell table:style-name="ce17" table:formula="of:=[rf.M117]-[rf.$B$8]" office:value-type="float" office:value="0.207136216673657" calcext:value-type="float">
            <text:p>0,207136216673657</text:p>
          </table:table-cell>
          <table:table-cell table:number-columns-repeated="1010"/>
        </table:table-row>
        <table:table-row table:style-name="ro1">
          <table:table-cell office:value-type="float" office:value="-113" calcext:value-type="float">
            <text:p>-113</text:p>
          </table:table-cell>
          <table:table-cell table:formula="of:=[rf.A118]*analyze_resolution" office:value-type="float" office:value="-16.95" calcext:value-type="float">
            <text:p>-16,95</text:p>
          </table:table-cell>
          <table:table-cell table:formula="of:=RADIANS(-[rf.B118])" office:value-type="float" office:value="0.295833308213039" calcext:value-type="float">
            <text:p>0,295833308213039</text:p>
          </table:table-cell>
          <table:table-cell table:formula="of:=COS([rf.$B$6])*servo_saver_arm_length*COS([rf.C118])-SIN([rf.$B$6])*servo_saver_arm_length*SIN([rf.C118])+[rf.$B$24]" office:value-type="float" office:value="358.304952547859" calcext:value-type="float">
            <text:p>358,304952547859</text:p>
          </table:table-cell>
          <table:table-cell table:formula="of:=COS([rf.$B$6])*servo_saver_arm_length*SIN([rf.C118])+SIN([rf.$B$6])*servo_saver_arm_length*COS([rf.C118])+[rf.$C$24]" office:value-type="float" office:value="4.66459296271314" calcext:value-type="float">
            <text:p>4,66459296271314</text:p>
          </table:table-cell>
          <table:table-cell table:formula="of:=[$rf.D118]-[$rf.$B$14]" office:value-type="float" office:value="58.3049525478587" calcext:value-type="float">
            <text:p>58,3049525478587</text:p>
          </table:table-cell>
          <table:table-cell table:formula="of:=[rf.E118]-[$rf.$C$14]" office:value-type="float" office:value="94.6645929627131" calcext:value-type="float">
            <text:p>94,6645929627131</text:p>
          </table:table-cell>
          <table:table-cell table:style-name="Default" table:formula="of:=SQRT([rf.F118]^2+[rf.G118]^2)" office:value-type="float" office:value="111.179371523697" calcext:value-type="float">
            <text:p>111,179371523697</text:p>
          </table:table-cell>
          <table:table-cell table:formula="of:=([rf.H118]^2-[rf.$B$42]^2+[rf.$B$43]^2)/(2*[rf.H118])" office:value-type="float" office:value="7.94326635094393" calcext:value-type="float">
            <text:p>7,94326635094393</text:p>
          </table:table-cell>
          <table:table-cell table:formula="of:=ACOS([rf.I118]/[rf.$B$43])" office:value-type="float" office:value="1.16237247235857" calcext:value-type="float">
            <text:p>1,16237247235857</text:p>
          </table:table-cell>
          <table:table-cell table:style-name="ce17" table:formula="of:=ASIN([rf.F118]/[rf.H118])" office:value-type="float" office:value="0.552036602514125" calcext:value-type="float">
            <text:p>0,552036602514125</text:p>
          </table:table-cell>
          <table:table-cell table:style-name="ce17" table:formula="of:=IF(0.5*PI()-[rf.$B$9]&gt;[rf.K118];1;-1)" office:value-type="float" office:value="1" calcext:value-type="float">
            <text:p>1</text:p>
          </table:table-cell>
          <table:table-cell table:style-name="ce17" table:formula="of:=0.5*PI()-([rf.J118]*[rf.L118]+[rf.K118])" office:value-type="float" office:value="-0.143612748077803" calcext:value-type="float">
            <text:p>-0,143612748077803</text:p>
          </table:table-cell>
          <table:table-cell table:style-name="ce17" table:formula="of:=[rf.M118]-[rf.$B$8]" office:value-type="float" office:value="0.205453102321063" calcext:value-type="float">
            <text:p>0,205453102321063</text:p>
          </table:table-cell>
          <table:table-cell table:number-columns-repeated="1010"/>
        </table:table-row>
        <table:table-row table:style-name="ro1">
          <table:table-cell office:value-type="float" office:value="-112" calcext:value-type="float">
            <text:p>-112</text:p>
          </table:table-cell>
          <table:table-cell table:formula="of:=[rf.A119]*analyze_resolution" office:value-type="float" office:value="-16.8" calcext:value-type="float">
            <text:p>-16,8</text:p>
          </table:table-cell>
          <table:table-cell table:formula="of:=RADIANS(-[rf.B119])" office:value-type="float" office:value="0.293215314335047" calcext:value-type="float">
            <text:p>0,293215314335047</text:p>
          </table:table-cell>
          <table:table-cell table:formula="of:=COS([rf.$B$6])*servo_saver_arm_length*COS([rf.C119])-SIN([rf.$B$6])*servo_saver_arm_length*SIN([rf.C119])+[rf.$B$24]" office:value-type="float" office:value="358.317111960513" calcext:value-type="float">
            <text:p>358,317111960513</text:p>
          </table:table-cell>
          <table:table-cell table:formula="of:=COS([rf.$B$6])*servo_saver_arm_length*SIN([rf.C119])+SIN([rf.$B$6])*servo_saver_arm_length*COS([rf.C119])+[rf.$C$24]" office:value-type="float" office:value="4.62450875111155" calcext:value-type="float">
            <text:p>4,62450875111155</text:p>
          </table:table-cell>
          <table:table-cell table:formula="of:=[$rf.D119]-[$rf.$B$14]" office:value-type="float" office:value="58.3171119605131" calcext:value-type="float">
            <text:p>58,3171119605131</text:p>
          </table:table-cell>
          <table:table-cell table:formula="of:=[rf.E119]-[$rf.$C$14]" office:value-type="float" office:value="94.6245087511116" calcext:value-type="float">
            <text:p>94,6245087511116</text:p>
          </table:table-cell>
          <table:table-cell table:style-name="Default" table:formula="of:=SQRT([rf.F119]^2+[rf.G119]^2)" office:value-type="float" office:value="111.151622587366" calcext:value-type="float">
            <text:p>111,151622587366</text:p>
          </table:table-cell>
          <table:table-cell table:formula="of:=([rf.H119]^2-[rf.$B$42]^2+[rf.$B$43]^2)/(2*[rf.H119])" office:value-type="float" office:value="7.91749698257039" calcext:value-type="float">
            <text:p>7,91749698257039</text:p>
          </table:table-cell>
          <table:table-cell table:formula="of:=ACOS([rf.I119]/[rf.$B$43])" office:value-type="float" office:value="1.16377599242339" calcext:value-type="float">
            <text:p>1,16377599242339</text:p>
          </table:table-cell>
          <table:table-cell table:style-name="ce17" table:formula="of:=ASIN([rf.F119]/[rf.H119])" office:value-type="float" office:value="0.552318868217788" calcext:value-type="float">
            <text:p>0,552318868217788</text:p>
          </table:table-cell>
          <table:table-cell table:style-name="ce17" table:formula="of:=IF(0.5*PI()-[rf.$B$9]&gt;[rf.K119];1;-1)" office:value-type="float" office:value="1" calcext:value-type="float">
            <text:p>1</text:p>
          </table:table-cell>
          <table:table-cell table:style-name="ce17" table:formula="of:=0.5*PI()-([rf.J119]*[rf.L119]+[rf.K119])" office:value-type="float" office:value="-0.145298533846286" calcext:value-type="float">
            <text:p>-0,145298533846286</text:p>
          </table:table-cell>
          <table:table-cell table:style-name="ce17" table:formula="of:=[rf.M119]-[rf.$B$8]" office:value-type="float" office:value="0.20376731655258" calcext:value-type="float">
            <text:p>0,20376731655258</text:p>
          </table:table-cell>
          <table:table-cell table:number-columns-repeated="1010"/>
        </table:table-row>
        <table:table-row table:style-name="ro1">
          <table:table-cell office:value-type="float" office:value="-111" calcext:value-type="float">
            <text:p>-111</text:p>
          </table:table-cell>
          <table:table-cell table:formula="of:=[rf.A120]*analyze_resolution" office:value-type="float" office:value="-16.65" calcext:value-type="float">
            <text:p>-16,65</text:p>
          </table:table-cell>
          <table:table-cell table:formula="of:=RADIANS(-[rf.B120])" office:value-type="float" office:value="0.290597320457056" calcext:value-type="float">
            <text:p>0,290597320457056</text:p>
          </table:table-cell>
          <table:table-cell table:formula="of:=COS([rf.$B$6])*servo_saver_arm_length*COS([rf.C120])-SIN([rf.$B$6])*servo_saver_arm_length*SIN([rf.C120])+[rf.$B$24]" office:value-type="float" office:value="358.329166391397" calcext:value-type="float">
            <text:p>358,329166391397</text:p>
          </table:table-cell>
          <table:table-cell table:formula="of:=COS([rf.$B$6])*servo_saver_arm_length*SIN([rf.C120])+SIN([rf.$B$6])*servo_saver_arm_length*COS([rf.C120])+[rf.$C$24]" office:value-type="float" office:value="4.58439284364477" calcext:value-type="float">
            <text:p>4,58439284364477</text:p>
          </table:table-cell>
          <table:table-cell table:formula="of:=[$rf.D120]-[$rf.$B$14]" office:value-type="float" office:value="58.3291663913971" calcext:value-type="float">
            <text:p>58,3291663913971</text:p>
          </table:table-cell>
          <table:table-cell table:formula="of:=[rf.E120]-[$rf.$C$14]" office:value-type="float" office:value="94.5843928436448" calcext:value-type="float">
            <text:p>94,5843928436448</text:p>
          </table:table-cell>
          <table:table-cell table:style-name="Default" table:formula="of:=SQRT([rf.F120]^2+[rf.G120]^2)" office:value-type="float" office:value="111.123800427794" calcext:value-type="float">
            <text:p>111,123800427794</text:p>
          </table:table-cell>
          <table:table-cell table:formula="of:=([rf.H120]^2-[rf.$B$42]^2+[rf.$B$43]^2)/(2*[rf.H120])" office:value-type="float" office:value="7.89165365046256" calcext:value-type="float">
            <text:p>7,89165365046256</text:p>
          </table:table-cell>
          <table:table-cell table:formula="of:=ACOS([rf.I120]/[rf.$B$43])" office:value-type="float" office:value="1.16518268856075" calcext:value-type="float">
            <text:p>1,16518268856075</text:p>
          </table:table-cell>
          <table:table-cell table:style-name="ce17" table:formula="of:=ASIN([rf.F120]/[rf.H120])" office:value-type="float" office:value="0.552600620470689" calcext:value-type="float">
            <text:p>0,552600620470689</text:p>
          </table:table-cell>
          <table:table-cell table:style-name="ce17" table:formula="of:=IF(0.5*PI()-[rf.$B$9]&gt;[rf.K120];1;-1)" office:value-type="float" office:value="1" calcext:value-type="float">
            <text:p>1</text:p>
          </table:table-cell>
          <table:table-cell table:style-name="ce17" table:formula="of:=0.5*PI()-([rf.J120]*[rf.L120]+[rf.K120])" office:value-type="float" office:value="-0.146986982236546" calcext:value-type="float">
            <text:p>-0,146986982236546</text:p>
          </table:table-cell>
          <table:table-cell table:style-name="ce17" table:formula="of:=[rf.M120]-[rf.$B$8]" office:value-type="float" office:value="0.20207886816232" calcext:value-type="float">
            <text:p>0,20207886816232</text:p>
          </table:table-cell>
          <table:table-cell table:number-columns-repeated="1010"/>
        </table:table-row>
        <table:table-row table:style-name="ro1">
          <table:table-cell office:value-type="float" office:value="-110" calcext:value-type="float">
            <text:p>-110</text:p>
          </table:table-cell>
          <table:table-cell table:formula="of:=[rf.A121]*analyze_resolution" office:value-type="float" office:value="-16.5" calcext:value-type="float">
            <text:p>-16,5</text:p>
          </table:table-cell>
          <table:table-cell table:formula="of:=RADIANS(-[rf.B121])" office:value-type="float" office:value="0.287979326579064" calcext:value-type="float">
            <text:p>0,287979326579064</text:p>
          </table:table-cell>
          <table:table-cell table:formula="of:=COS([rf.$B$6])*servo_saver_arm_length*COS([rf.C121])-SIN([rf.$B$6])*servo_saver_arm_length*SIN([rf.C121])+[rf.$B$24]" office:value-type="float" office:value="358.341115757891" calcext:value-type="float">
            <text:p>358,341115757891</text:p>
          </table:table-cell>
          <table:table-cell table:formula="of:=COS([rf.$B$6])*servo_saver_arm_length*SIN([rf.C121])+SIN([rf.$B$6])*servo_saver_arm_length*COS([rf.C121])+[rf.$C$24]" office:value-type="float" office:value="4.54424551526276" calcext:value-type="float">
            <text:p>4,54424551526276</text:p>
          </table:table-cell>
          <table:table-cell table:formula="of:=[$rf.D121]-[$rf.$B$14]" office:value-type="float" office:value="58.3411157578911" calcext:value-type="float">
            <text:p>58,3411157578911</text:p>
          </table:table-cell>
          <table:table-cell table:formula="of:=[rf.E121]-[$rf.$C$14]" office:value-type="float" office:value="94.5442455152628" calcext:value-type="float">
            <text:p>94,5442455152628</text:p>
          </table:table-cell>
          <table:table-cell table:style-name="Default" table:formula="of:=SQRT([rf.F121]^2+[rf.G121]^2)" office:value-type="float" office:value="111.095905180731" calcext:value-type="float">
            <text:p>111,095905180731</text:p>
          </table:table-cell>
          <table:table-cell table:formula="of:=([rf.H121]^2-[rf.$B$42]^2+[rf.$B$43]^2)/(2*[rf.H121])" office:value-type="float" office:value="7.86573642910197" calcext:value-type="float">
            <text:p>7,86573642910197</text:p>
          </table:table-cell>
          <table:table-cell table:formula="of:=ACOS([rf.I121]/[rf.$B$43])" office:value-type="float" office:value="1.16659255373956" calcext:value-type="float">
            <text:p>1,16659255373956</text:p>
          </table:table-cell>
          <table:table-cell table:style-name="ce17" table:formula="of:=ASIN([rf.F121]/[rf.H121])" office:value-type="float" office:value="0.552881857534215" calcext:value-type="float">
            <text:p>0,552881857534215</text:p>
          </table:table-cell>
          <table:table-cell table:style-name="ce17" table:formula="of:=IF(0.5*PI()-[rf.$B$9]&gt;[rf.K121];1;-1)" office:value-type="float" office:value="1" calcext:value-type="float">
            <text:p>1</text:p>
          </table:table-cell>
          <table:table-cell table:style-name="ce17" table:formula="of:=0.5*PI()-([rf.J121]*[rf.L121]+[rf.K121])" office:value-type="float" office:value="-0.14867808447888" calcext:value-type="float">
            <text:p>-0,14867808447888</text:p>
          </table:table-cell>
          <table:table-cell table:style-name="ce17" table:formula="of:=[rf.M121]-[rf.$B$8]" office:value-type="float" office:value="0.200387765919986" calcext:value-type="float">
            <text:p>0,200387765919986</text:p>
          </table:table-cell>
          <table:table-cell table:number-columns-repeated="1010"/>
        </table:table-row>
        <table:table-row table:style-name="ro1">
          <table:table-cell office:value-type="float" office:value="-109" calcext:value-type="float">
            <text:p>-109</text:p>
          </table:table-cell>
          <table:table-cell table:formula="of:=[rf.A122]*analyze_resolution" office:value-type="float" office:value="-16.35" calcext:value-type="float">
            <text:p>-16,35</text:p>
          </table:table-cell>
          <table:table-cell table:formula="of:=RADIANS(-[rf.B122])" office:value-type="float" office:value="0.285361332701073" calcext:value-type="float">
            <text:p>0,285361332701073</text:p>
          </table:table-cell>
          <table:table-cell table:formula="of:=COS([rf.$B$6])*servo_saver_arm_length*COS([rf.C122])-SIN([rf.$B$6])*servo_saver_arm_length*SIN([rf.C122])+[rf.$B$24]" office:value-type="float" office:value="358.352959978095" calcext:value-type="float">
            <text:p>358,352959978095</text:p>
          </table:table-cell>
          <table:table-cell table:formula="of:=COS([rf.$B$6])*servo_saver_arm_length*SIN([rf.C122])+SIN([rf.$B$6])*servo_saver_arm_length*COS([rf.C122])+[rf.$C$24]" office:value-type="float" office:value="4.50406704113081" calcext:value-type="float">
            <text:p>4,50406704113081</text:p>
          </table:table-cell>
          <table:table-cell table:formula="of:=[$rf.D122]-[$rf.$B$14]" office:value-type="float" office:value="58.3529599780954" calcext:value-type="float">
            <text:p>58,3529599780954</text:p>
          </table:table-cell>
          <table:table-cell table:formula="of:=[rf.E122]-[$rf.$C$14]" office:value-type="float" office:value="94.5040670411308" calcext:value-type="float">
            <text:p>94,5040670411308</text:p>
          </table:table-cell>
          <table:table-cell table:style-name="Default" table:formula="of:=SQRT([rf.F122]^2+[rf.G122]^2)" office:value-type="float" office:value="111.06793698237" calcext:value-type="float">
            <text:p>111,06793698237</text:p>
          </table:table-cell>
          <table:table-cell table:formula="of:=([rf.H122]^2-[rf.$B$42]^2+[rf.$B$43]^2)/(2*[rf.H122])" office:value-type="float" office:value="7.83974539330155" calcext:value-type="float">
            <text:p>7,83974539330155</text:p>
          </table:table-cell>
          <table:table-cell table:formula="of:=ACOS([rf.I122]/[rf.$B$43])" office:value-type="float" office:value="1.16800558095414" calcext:value-type="float">
            <text:p>1,16800558095414</text:p>
          </table:table-cell>
          <table:table-cell table:style-name="ce17" table:formula="of:=ASIN([rf.F122]/[rf.H122])" office:value-type="float" office:value="0.553162577668827" calcext:value-type="float">
            <text:p>0,553162577668827</text:p>
          </table:table-cell>
          <table:table-cell table:style-name="ce17" table:formula="of:=IF(0.5*PI()-[rf.$B$9]&gt;[rf.K122];1;-1)" office:value-type="float" office:value="1" calcext:value-type="float">
            <text:p>1</text:p>
          </table:table-cell>
          <table:table-cell table:style-name="ce17" table:formula="of:=0.5*PI()-([rf.J122]*[rf.L122]+[rf.K122])" office:value-type="float" office:value="-0.150371831828066" calcext:value-type="float">
            <text:p>-0,150371831828066</text:p>
          </table:table-cell>
          <table:table-cell table:style-name="ce17" table:formula="of:=[rf.M122]-[rf.$B$8]" office:value-type="float" office:value="0.1986940185708" calcext:value-type="float">
            <text:p>0,1986940185708</text:p>
          </table:table-cell>
          <table:table-cell table:number-columns-repeated="1010"/>
        </table:table-row>
        <table:table-row table:style-name="ro1">
          <table:table-cell office:value-type="float" office:value="-108" calcext:value-type="float">
            <text:p>-108</text:p>
          </table:table-cell>
          <table:table-cell table:formula="of:=[rf.A123]*analyze_resolution" office:value-type="float" office:value="-16.2" calcext:value-type="float">
            <text:p>-16,2</text:p>
          </table:table-cell>
          <table:table-cell table:formula="of:=RADIANS(-[rf.B123])" office:value-type="float" office:value="0.282743338823081" calcext:value-type="float">
            <text:p>0,282743338823081</text:p>
          </table:table-cell>
          <table:table-cell table:formula="of:=COS([rf.$B$6])*servo_saver_arm_length*COS([rf.C123])-SIN([rf.$B$6])*servo_saver_arm_length*SIN([rf.C123])+[rf.$B$24]" office:value-type="float" office:value="358.364698970831" calcext:value-type="float">
            <text:p>358,364698970831</text:p>
          </table:table-cell>
          <table:table-cell table:formula="of:=COS([rf.$B$6])*servo_saver_arm_length*SIN([rf.C123])+SIN([rf.$B$6])*servo_saver_arm_length*COS([rf.C123])+[rf.$C$24]" office:value-type="float" office:value="4.46385769662767" calcext:value-type="float">
            <text:p>4,46385769662767</text:p>
          </table:table-cell>
          <table:table-cell table:formula="of:=[$rf.D123]-[$rf.$B$14]" office:value-type="float" office:value="58.3646989708311" calcext:value-type="float">
            <text:p>58,3646989708311</text:p>
          </table:table-cell>
          <table:table-cell table:formula="of:=[rf.E123]-[$rf.$C$14]" office:value-type="float" office:value="94.4638576966277" calcext:value-type="float">
            <text:p>94,4638576966277</text:p>
          </table:table-cell>
          <table:table-cell table:style-name="Default" table:formula="of:=SQRT([rf.F123]^2+[rf.G123]^2)" office:value-type="float" office:value="111.039895969352" calcext:value-type="float">
            <text:p>111,039895969352</text:p>
          </table:table-cell>
          <table:table-cell table:formula="of:=([rf.H123]^2-[rf.$B$42]^2+[rf.$B$43]^2)/(2*[rf.H123])" office:value-type="float" office:value="7.81368061820658" calcext:value-type="float">
            <text:p>7,81368061820658</text:p>
          </table:table-cell>
          <table:table-cell table:formula="of:=ACOS([rf.I123]/[rf.$B$43])" office:value-type="float" office:value="1.16942176322427" calcext:value-type="float">
            <text:p>1,16942176322427</text:p>
          </table:table-cell>
          <table:table-cell table:style-name="ce17" table:formula="of:=ASIN([rf.F123]/[rf.H123])" office:value-type="float" office:value="0.553442779134066" calcext:value-type="float">
            <text:p>0,553442779134066</text:p>
          </table:table-cell>
          <table:table-cell table:style-name="ce17" table:formula="of:=IF(0.5*PI()-[rf.$B$9]&gt;[rf.K123];1;-1)" office:value-type="float" office:value="1" calcext:value-type="float">
            <text:p>1</text:p>
          </table:table-cell>
          <table:table-cell table:style-name="ce17" table:formula="of:=0.5*PI()-([rf.J123]*[rf.L123]+[rf.K123])" office:value-type="float" office:value="-0.152068215563437" calcext:value-type="float">
            <text:p>-0,152068215563437</text:p>
          </table:table-cell>
          <table:table-cell table:style-name="ce17" table:formula="of:=[rf.M123]-[rf.$B$8]" office:value-type="float" office:value="0.196997634835429" calcext:value-type="float">
            <text:p>0,196997634835429</text:p>
          </table:table-cell>
          <table:table-cell table:number-columns-repeated="1010"/>
        </table:table-row>
        <table:table-row table:style-name="ro1">
          <table:table-cell office:value-type="float" office:value="-107" calcext:value-type="float">
            <text:p>-107</text:p>
          </table:table-cell>
          <table:table-cell table:formula="of:=[rf.A124]*analyze_resolution" office:value-type="float" office:value="-16.05" calcext:value-type="float">
            <text:p>-16,05</text:p>
          </table:table-cell>
          <table:table-cell table:formula="of:=RADIANS(-[rf.B124])" office:value-type="float" office:value="0.28012534494509" calcext:value-type="float">
            <text:p>0,28012534494509</text:p>
          </table:table-cell>
          <table:table-cell table:formula="of:=COS([rf.$B$6])*servo_saver_arm_length*COS([rf.C124])-SIN([rf.$B$6])*servo_saver_arm_length*SIN([rf.C124])+[rf.$B$24]" office:value-type="float" office:value="358.37633265564" calcext:value-type="float">
            <text:p>358,37633265564</text:p>
          </table:table-cell>
          <table:table-cell table:formula="of:=COS([rf.$B$6])*servo_saver_arm_length*SIN([rf.C124])+SIN([rf.$B$6])*servo_saver_arm_length*COS([rf.C124])+[rf.$C$24]" office:value-type="float" office:value="4.42361775734369" calcext:value-type="float">
            <text:p>4,42361775734369</text:p>
          </table:table-cell>
          <table:table-cell table:formula="of:=[$rf.D124]-[$rf.$B$14]" office:value-type="float" office:value="58.3763326556404" calcext:value-type="float">
            <text:p>58,3763326556404</text:p>
          </table:table-cell>
          <table:table-cell table:formula="of:=[rf.E124]-[$rf.$C$14]" office:value-type="float" office:value="94.4236177573437" calcext:value-type="float">
            <text:p>94,4236177573437</text:p>
          </table:table-cell>
          <table:table-cell table:style-name="Default" table:formula="of:=SQRT([rf.F124]^2+[rf.G124]^2)" office:value-type="float" office:value="111.011782278761" calcext:value-type="float">
            <text:p>111,011782278761</text:p>
          </table:table-cell>
          <table:table-cell table:formula="of:=([rf.H124]^2-[rf.$B$42]^2+[rf.$B$43]^2)/(2*[rf.H124])" office:value-type="float" office:value="7.7875421792957" calcext:value-type="float">
            <text:p>7,7875421792957</text:p>
          </table:table-cell>
          <table:table-cell table:formula="of:=ACOS([rf.I124]/[rf.$B$43])" office:value-type="float" office:value="1.17084109359529" calcext:value-type="float">
            <text:p>1,17084109359529</text:p>
          </table:table-cell>
          <table:table-cell table:style-name="ce17" table:formula="of:=ASIN([rf.F124]/[rf.H124])" office:value-type="float" office:value="0.553722460188552" calcext:value-type="float">
            <text:p>0,553722460188552</text:p>
          </table:table-cell>
          <table:table-cell table:style-name="ce17" table:formula="of:=IF(0.5*PI()-[rf.$B$9]&gt;[rf.K124];1;-1)" office:value-type="float" office:value="1" calcext:value-type="float">
            <text:p>1</text:p>
          </table:table-cell>
          <table:table-cell table:style-name="ce17" table:formula="of:=0.5*PI()-([rf.J124]*[rf.L124]+[rf.K124])" office:value-type="float" office:value="-0.153767226988946" calcext:value-type="float">
            <text:p>-0,153767226988946</text:p>
          </table:table-cell>
          <table:table-cell table:style-name="ce17" table:formula="of:=[rf.M124]-[rf.$B$8]" office:value-type="float" office:value="0.19529862340992" calcext:value-type="float">
            <text:p>0,19529862340992</text:p>
          </table:table-cell>
          <table:table-cell table:number-columns-repeated="1010"/>
        </table:table-row>
        <table:table-row table:style-name="ro1">
          <table:table-cell office:value-type="float" office:value="-106" calcext:value-type="float">
            <text:p>-106</text:p>
          </table:table-cell>
          <table:table-cell table:formula="of:=[rf.A125]*analyze_resolution" office:value-type="float" office:value="-15.9" calcext:value-type="float">
            <text:p>-15,9</text:p>
          </table:table-cell>
          <table:table-cell table:formula="of:=RADIANS(-[rf.B125])" office:value-type="float" office:value="0.277507351067098" calcext:value-type="float">
            <text:p>0,277507351067098</text:p>
          </table:table-cell>
          <table:table-cell table:formula="of:=COS([rf.$B$6])*servo_saver_arm_length*COS([rf.C125])-SIN([rf.$B$6])*servo_saver_arm_length*SIN([rf.C125])+[rf.$B$24]" office:value-type="float" office:value="358.387860952787" calcext:value-type="float">
            <text:p>358,387860952787</text:p>
          </table:table-cell>
          <table:table-cell table:formula="of:=COS([rf.$B$6])*servo_saver_arm_length*SIN([rf.C125])+SIN([rf.$B$6])*servo_saver_arm_length*COS([rf.C125])+[rf.$C$24]" office:value-type="float" office:value="4.38334749907892" calcext:value-type="float">
            <text:p>4,38334749907892</text:p>
          </table:table-cell>
          <table:table-cell table:formula="of:=[$rf.D125]-[$rf.$B$14]" office:value-type="float" office:value="58.3878609527874" calcext:value-type="float">
            <text:p>58,3878609527874</text:p>
          </table:table-cell>
          <table:table-cell table:formula="of:=[rf.E125]-[$rf.$C$14]" office:value-type="float" office:value="94.3833474990789" calcext:value-type="float">
            <text:p>94,3833474990789</text:p>
          </table:table-cell>
          <table:table-cell table:style-name="Default" table:formula="of:=SQRT([rf.F125]^2+[rf.G125]^2)" office:value-type="float" office:value="110.983596048127" calcext:value-type="float">
            <text:p>110,983596048127</text:p>
          </table:table-cell>
          <table:table-cell table:formula="of:=([rf.H125]^2-[rf.$B$42]^2+[rf.$B$43]^2)/(2*[rf.H125])" office:value-type="float" office:value="7.76133015238214" calcext:value-type="float">
            <text:p>7,76133015238214</text:p>
          </table:table-cell>
          <table:table-cell table:formula="of:=ACOS([rf.I125]/[rf.$B$43])" office:value-type="float" office:value="1.17226356513814" calcext:value-type="float">
            <text:p>1,17226356513814</text:p>
          </table:table-cell>
          <table:table-cell table:style-name="ce17" table:formula="of:=ASIN([rf.F125]/[rf.H125])" office:value-type="float" office:value="0.554001619089983" calcext:value-type="float">
            <text:p>0,554001619089983</text:p>
          </table:table-cell>
          <table:table-cell table:style-name="ce17" table:formula="of:=IF(0.5*PI()-[rf.$B$9]&gt;[rf.K125];1;-1)" office:value-type="float" office:value="1" calcext:value-type="float">
            <text:p>1</text:p>
          </table:table-cell>
          <table:table-cell table:style-name="ce17" table:formula="of:=0.5*PI()-([rf.J125]*[rf.L125]+[rf.K125])" office:value-type="float" office:value="-0.155468857433227" calcext:value-type="float">
            <text:p>-0,155468857433227</text:p>
          </table:table-cell>
          <table:table-cell table:style-name="ce17" table:formula="of:=[rf.M125]-[rf.$B$8]" office:value-type="float" office:value="0.193596992965639" calcext:value-type="float">
            <text:p>0,193596992965639</text:p>
          </table:table-cell>
          <table:table-cell table:number-columns-repeated="1010"/>
        </table:table-row>
        <table:table-row table:style-name="ro1">
          <table:table-cell office:value-type="float" office:value="-105" calcext:value-type="float">
            <text:p>-105</text:p>
          </table:table-cell>
          <table:table-cell table:formula="of:=[rf.A126]*analyze_resolution" office:value-type="float" office:value="-15.75" calcext:value-type="float">
            <text:p>-15,75</text:p>
          </table:table-cell>
          <table:table-cell table:formula="of:=RADIANS(-[rf.B126])" office:value-type="float" office:value="0.274889357189107" calcext:value-type="float">
            <text:p>0,274889357189107</text:p>
          </table:table-cell>
          <table:table-cell table:formula="of:=COS([rf.$B$6])*servo_saver_arm_length*COS([rf.C126])-SIN([rf.$B$6])*servo_saver_arm_length*SIN([rf.C126])+[rf.$B$24]" office:value-type="float" office:value="358.399283783258" calcext:value-type="float">
            <text:p>358,399283783258</text:p>
          </table:table-cell>
          <table:table-cell table:formula="of:=COS([rf.$B$6])*servo_saver_arm_length*SIN([rf.C126])+SIN([rf.$B$6])*servo_saver_arm_length*COS([rf.C126])+[rf.$C$24]" office:value-type="float" office:value="4.34304719784119" calcext:value-type="float">
            <text:p>4,34304719784119</text:p>
          </table:table-cell>
          <table:table-cell table:formula="of:=[$rf.D126]-[$rf.$B$14]" office:value-type="float" office:value="58.3992837832583" calcext:value-type="float">
            <text:p>58,3992837832583</text:p>
          </table:table-cell>
          <table:table-cell table:formula="of:=[rf.E126]-[$rf.$C$14]" office:value-type="float" office:value="94.3430471978412" calcext:value-type="float">
            <text:p>94,3430471978412</text:p>
          </table:table-cell>
          <table:table-cell table:style-name="Default" table:formula="of:=SQRT([rf.F126]^2+[rf.G126]^2)" office:value-type="float" office:value="110.955337415429" calcext:value-type="float">
            <text:p>110,955337415429</text:p>
          </table:table-cell>
          <table:table-cell table:formula="of:=([rf.H126]^2-[rf.$B$42]^2+[rf.$B$43]^2)/(2*[rf.H126])" office:value-type="float" office:value="7.73504461361444" calcext:value-type="float">
            <text:p>7,73504461361444</text:p>
          </table:table-cell>
          <table:table-cell table:formula="of:=ACOS([rf.I126]/[rf.$B$43])" office:value-type="float" office:value="1.17368917094943" calcext:value-type="float">
            <text:p>1,17368917094943</text:p>
          </table:table-cell>
          <table:table-cell table:style-name="ce17" table:formula="of:=ASIN([rf.F126]/[rf.H126])" office:value-type="float" office:value="0.55428025409514" calcext:value-type="float">
            <text:p>0,55428025409514</text:p>
          </table:table-cell>
          <table:table-cell table:style-name="ce17" table:formula="of:=IF(0.5*PI()-[rf.$B$9]&gt;[rf.K126];1;-1)" office:value-type="float" office:value="1" calcext:value-type="float">
            <text:p>1</text:p>
          </table:table-cell>
          <table:table-cell table:style-name="ce17" table:formula="of:=0.5*PI()-([rf.J126]*[rf.L126]+[rf.K126])" office:value-type="float" office:value="-0.15717309824967" calcext:value-type="float">
            <text:p>-0,15717309824967</text:p>
          </table:table-cell>
          <table:table-cell table:style-name="ce17" table:formula="of:=[rf.M126]-[rf.$B$8]" office:value-type="float" office:value="0.191892752149196" calcext:value-type="float">
            <text:p>0,191892752149196</text:p>
          </table:table-cell>
          <table:table-cell table:number-columns-repeated="1010"/>
        </table:table-row>
        <table:table-row table:style-name="ro1">
          <table:table-cell office:value-type="float" office:value="-104" calcext:value-type="float">
            <text:p>-104</text:p>
          </table:table-cell>
          <table:table-cell table:formula="of:=[rf.A127]*analyze_resolution" office:value-type="float" office:value="-15.6" calcext:value-type="float">
            <text:p>-15,6</text:p>
          </table:table-cell>
          <table:table-cell table:formula="of:=RADIANS(-[rf.B127])" office:value-type="float" office:value="0.272271363311115" calcext:value-type="float">
            <text:p>0,272271363311115</text:p>
          </table:table-cell>
          <table:table-cell table:formula="of:=COS([rf.$B$6])*servo_saver_arm_length*COS([rf.C127])-SIN([rf.$B$6])*servo_saver_arm_length*SIN([rf.C127])+[rf.$B$24]" office:value-type="float" office:value="358.410601068763" calcext:value-type="float">
            <text:p>358,410601068763</text:p>
          </table:table-cell>
          <table:table-cell table:formula="of:=COS([rf.$B$6])*servo_saver_arm_length*SIN([rf.C127])+SIN([rf.$B$6])*servo_saver_arm_length*COS([rf.C127])+[rf.$C$24]" office:value-type="float" office:value="4.30271712984425" calcext:value-type="float">
            <text:p>4,30271712984425</text:p>
          </table:table-cell>
          <table:table-cell table:formula="of:=[$rf.D127]-[$rf.$B$14]" office:value-type="float" office:value="58.4106010687625" calcext:value-type="float">
            <text:p>58,4106010687625</text:p>
          </table:table-cell>
          <table:table-cell table:formula="of:=[rf.E127]-[$rf.$C$14]" office:value-type="float" office:value="94.3027171298443" calcext:value-type="float">
            <text:p>94,3027171298443</text:p>
          </table:table-cell>
          <table:table-cell table:style-name="Default" table:formula="of:=SQRT([rf.F127]^2+[rf.G127]^2)" office:value-type="float" office:value="110.927006519087" calcext:value-type="float">
            <text:p>110,927006519087</text:p>
          </table:table-cell>
          <table:table-cell table:formula="of:=([rf.H127]^2-[rf.$B$42]^2+[rf.$B$43]^2)/(2*[rf.H127])" office:value-type="float" office:value="7.70868563947775" calcext:value-type="float">
            <text:p>7,70868563947775</text:p>
          </table:table-cell>
          <table:table-cell table:formula="of:=ACOS([rf.I127]/[rf.$B$43])" office:value-type="float" office:value="1.17511790415148" calcext:value-type="float">
            <text:p>1,17511790415148</text:p>
          </table:table-cell>
          <table:table-cell table:style-name="ce17" table:formula="of:=ASIN([rf.F127]/[rf.H127])" office:value-type="float" office:value="0.554558363459886" calcext:value-type="float">
            <text:p>0,554558363459886</text:p>
          </table:table-cell>
          <table:table-cell table:style-name="ce17" table:formula="of:=IF(0.5*PI()-[rf.$B$9]&gt;[rf.K127];1;-1)" office:value-type="float" office:value="1" calcext:value-type="float">
            <text:p>1</text:p>
          </table:table-cell>
          <table:table-cell table:style-name="ce17" table:formula="of:=0.5*PI()-([rf.J127]*[rf.L127]+[rf.K127])" office:value-type="float" office:value="-0.15887994081647" calcext:value-type="float">
            <text:p>-0,15887994081647</text:p>
          </table:table-cell>
          <table:table-cell table:style-name="ce17" table:formula="of:=[rf.M127]-[rf.$B$8]" office:value-type="float" office:value="0.190185909582396" calcext:value-type="float">
            <text:p>0,190185909582396</text:p>
          </table:table-cell>
          <table:table-cell table:number-columns-repeated="1010"/>
        </table:table-row>
        <table:table-row table:style-name="ro1">
          <table:table-cell office:value-type="float" office:value="-103" calcext:value-type="float">
            <text:p>-103</text:p>
          </table:table-cell>
          <table:table-cell table:formula="of:=[rf.A128]*analyze_resolution" office:value-type="float" office:value="-15.45" calcext:value-type="float">
            <text:p>-15,45</text:p>
          </table:table-cell>
          <table:table-cell table:formula="of:=RADIANS(-[rf.B128])" office:value-type="float" office:value="0.269653369433124" calcext:value-type="float">
            <text:p>0,269653369433124</text:p>
          </table:table-cell>
          <table:table-cell table:formula="of:=COS([rf.$B$6])*servo_saver_arm_length*COS([rf.C128])-SIN([rf.$B$6])*servo_saver_arm_length*SIN([rf.C128])+[rf.$B$24]" office:value-type="float" office:value="358.421812731732" calcext:value-type="float">
            <text:p>358,421812731732</text:p>
          </table:table-cell>
          <table:table-cell table:formula="of:=COS([rf.$B$6])*servo_saver_arm_length*SIN([rf.C128])+SIN([rf.$B$6])*servo_saver_arm_length*COS([rf.C128])+[rf.$C$24]" office:value-type="float" office:value="4.26235757150588" calcext:value-type="float">
            <text:p>4,26235757150588</text:p>
          </table:table-cell>
          <table:table-cell table:formula="of:=[$rf.D128]-[$rf.$B$14]" office:value-type="float" office:value="58.4218127317325" calcext:value-type="float">
            <text:p>58,4218127317325</text:p>
          </table:table-cell>
          <table:table-cell table:formula="of:=[rf.E128]-[$rf.$C$14]" office:value-type="float" office:value="94.2623575715059" calcext:value-type="float">
            <text:p>94,2623575715059</text:p>
          </table:table-cell>
          <table:table-cell table:style-name="Default" table:formula="of:=SQRT([rf.F128]^2+[rf.G128]^2)" office:value-type="float" office:value="110.89860349797" calcext:value-type="float">
            <text:p>110,89860349797</text:p>
          </table:table-cell>
          <table:table-cell table:formula="of:=([rf.H128]^2-[rf.$B$42]^2+[rf.$B$43]^2)/(2*[rf.H128])" office:value-type="float" office:value="7.68225330679467" calcext:value-type="float">
            <text:p>7,68225330679467</text:p>
          </table:table-cell>
          <table:table-cell table:formula="of:=ACOS([rf.I128]/[rf.$B$43])" office:value-type="float" office:value="1.17654975789243" calcext:value-type="float">
            <text:p>1,17654975789243</text:p>
          </table:table-cell>
          <table:table-cell table:style-name="ce17" table:formula="of:=ASIN([rf.F128]/[rf.H128])" office:value-type="float" office:value="0.55483594543917" calcext:value-type="float">
            <text:p>0,55483594543917</text:p>
          </table:table-cell>
          <table:table-cell table:style-name="ce17" table:formula="of:=IF(0.5*PI()-[rf.$B$9]&gt;[rf.K128];1;-1)" office:value-type="float" office:value="1" calcext:value-type="float">
            <text:p>1</text:p>
          </table:table-cell>
          <table:table-cell table:style-name="ce17" table:formula="of:=0.5*PI()-([rf.J128]*[rf.L128]+[rf.K128])" office:value-type="float" office:value="-0.160589376536702" calcext:value-type="float">
            <text:p>-0,160589376536702</text:p>
          </table:table-cell>
          <table:table-cell table:style-name="ce17" table:formula="of:=[rf.M128]-[rf.$B$8]" office:value-type="float" office:value="0.188476473862164" calcext:value-type="float">
            <text:p>0,188476473862164</text:p>
          </table:table-cell>
          <table:table-cell table:number-columns-repeated="1010"/>
        </table:table-row>
        <table:table-row table:style-name="ro1">
          <table:table-cell office:value-type="float" office:value="-102" calcext:value-type="float">
            <text:p>-102</text:p>
          </table:table-cell>
          <table:table-cell table:formula="of:=[rf.A129]*analyze_resolution" office:value-type="float" office:value="-15.3" calcext:value-type="float">
            <text:p>-15,3</text:p>
          </table:table-cell>
          <table:table-cell table:formula="of:=RADIANS(-[rf.B129])" office:value-type="float" office:value="0.267035375555132" calcext:value-type="float">
            <text:p>0,267035375555132</text:p>
          </table:table-cell>
          <table:table-cell table:formula="of:=COS([rf.$B$6])*servo_saver_arm_length*COS([rf.C129])-SIN([rf.$B$6])*servo_saver_arm_length*SIN([rf.C129])+[rf.$B$24]" office:value-type="float" office:value="358.432918695325" calcext:value-type="float">
            <text:p>358,432918695325</text:p>
          </table:table-cell>
          <table:table-cell table:formula="of:=COS([rf.$B$6])*servo_saver_arm_length*SIN([rf.C129])+SIN([rf.$B$6])*servo_saver_arm_length*COS([rf.C129])+[rf.$C$24]" office:value-type="float" office:value="4.22196879944597" calcext:value-type="float">
            <text:p>4,22196879944597</text:p>
          </table:table-cell>
          <table:table-cell table:formula="of:=[$rf.D129]-[$rf.$B$14]" office:value-type="float" office:value="58.4329186953248" calcext:value-type="float">
            <text:p>58,4329186953248</text:p>
          </table:table-cell>
          <table:table-cell table:formula="of:=[rf.E129]-[$rf.$C$14]" office:value-type="float" office:value="94.221968799446" calcext:value-type="float">
            <text:p>94,221968799446</text:p>
          </table:table-cell>
          <table:table-cell table:style-name="Default" table:formula="of:=SQRT([rf.F129]^2+[rf.G129]^2)" office:value-type="float" office:value="110.870128491394" calcext:value-type="float">
            <text:p>110,870128491394</text:p>
          </table:table-cell>
          <table:table-cell table:formula="of:=([rf.H129]^2-[rf.$B$42]^2+[rf.$B$43]^2)/(2*[rf.H129])" office:value-type="float" office:value="7.65574769272641" calcext:value-type="float">
            <text:p>7,65574769272641</text:p>
          </table:table-cell>
          <table:table-cell table:formula="of:=ACOS([rf.I129]/[rf.$B$43])" office:value-type="float" office:value="1.17798472534624" calcext:value-type="float">
            <text:p>1,17798472534624</text:p>
          </table:table-cell>
          <table:table-cell table:style-name="ce17" table:formula="of:=ASIN([rf.F129]/[rf.H129])" office:value-type="float" office:value="0.555112998287026" calcext:value-type="float">
            <text:p>0,555112998287026</text:p>
          </table:table-cell>
          <table:table-cell table:style-name="ce17" table:formula="of:=IF(0.5*PI()-[rf.$B$9]&gt;[rf.K129];1;-1)" office:value-type="float" office:value="1" calcext:value-type="float">
            <text:p>1</text:p>
          </table:table-cell>
          <table:table-cell table:style-name="ce17" table:formula="of:=0.5*PI()-([rf.J129]*[rf.L129]+[rf.K129])" office:value-type="float" office:value="-0.162301396838366" calcext:value-type="float">
            <text:p>-0,162301396838366</text:p>
          </table:table-cell>
          <table:table-cell table:style-name="ce17" table:formula="of:=[rf.M129]-[rf.$B$8]" office:value-type="float" office:value="0.1867644535605" calcext:value-type="float">
            <text:p>0,1867644535605</text:p>
          </table:table-cell>
          <table:table-cell table:number-columns-repeated="1010"/>
        </table:table-row>
        <table:table-row table:style-name="ro1">
          <table:table-cell office:value-type="float" office:value="-101" calcext:value-type="float">
            <text:p>-101</text:p>
          </table:table-cell>
          <table:table-cell table:formula="of:=[rf.A130]*analyze_resolution" office:value-type="float" office:value="-15.15" calcext:value-type="float">
            <text:p>-15,15</text:p>
          </table:table-cell>
          <table:table-cell table:formula="of:=RADIANS(-[rf.B130])" office:value-type="float" office:value="0.264417381677141" calcext:value-type="float">
            <text:p>0,264417381677141</text:p>
          </table:table-cell>
          <table:table-cell table:formula="of:=COS([rf.$B$6])*servo_saver_arm_length*COS([rf.C130])-SIN([rf.$B$6])*servo_saver_arm_length*SIN([rf.C130])+[rf.$B$24]" office:value-type="float" office:value="358.44391888342" calcext:value-type="float">
            <text:p>358,44391888342</text:p>
          </table:table-cell>
          <table:table-cell table:formula="of:=COS([rf.$B$6])*servo_saver_arm_length*SIN([rf.C130])+SIN([rf.$B$6])*servo_saver_arm_length*COS([rf.C130])+[rf.$C$24]" office:value-type="float" office:value="4.18155109048463" calcext:value-type="float">
            <text:p>4,18155109048463</text:p>
          </table:table-cell>
          <table:table-cell table:formula="of:=[$rf.D130]-[$rf.$B$14]" office:value-type="float" office:value="58.4439188834203" calcext:value-type="float">
            <text:p>58,4439188834203</text:p>
          </table:table-cell>
          <table:table-cell table:formula="of:=[rf.E130]-[$rf.$C$14]" office:value-type="float" office:value="94.1815510904846" calcext:value-type="float">
            <text:p>94,1815510904846</text:p>
          </table:table-cell>
          <table:table-cell table:style-name="Default" table:formula="of:=SQRT([rf.F130]^2+[rf.G130]^2)" office:value-type="float" office:value="110.841581639119" calcext:value-type="float">
            <text:p>110,841581639119</text:p>
          </table:table-cell>
          <table:table-cell table:formula="of:=([rf.H130]^2-[rf.$B$42]^2+[rf.$B$43]^2)/(2*[rf.H130])" office:value-type="float" office:value="7.62916887477379" calcext:value-type="float">
            <text:p>7,62916887477379</text:p>
          </table:table-cell>
          <table:table-cell table:formula="of:=ACOS([rf.I130]/[rf.$B$43])" office:value-type="float" office:value="1.17942279971278" calcext:value-type="float">
            <text:p>1,17942279971278</text:p>
          </table:table-cell>
          <table:table-cell table:style-name="ce17" table:formula="of:=ASIN([rf.F130]/[rf.H130])" office:value-type="float" office:value="0.555389520256575" calcext:value-type="float">
            <text:p>0,555389520256575</text:p>
          </table:table-cell>
          <table:table-cell table:style-name="ce17" table:formula="of:=IF(0.5*PI()-[rf.$B$9]&gt;[rf.K130];1;-1)" office:value-type="float" office:value="1" calcext:value-type="float">
            <text:p>1</text:p>
          </table:table-cell>
          <table:table-cell table:style-name="ce17" table:formula="of:=0.5*PI()-([rf.J130]*[rf.L130]+[rf.K130])" office:value-type="float" office:value="-0.164015993174456" calcext:value-type="float">
            <text:p>-0,164015993174456</text:p>
          </table:table-cell>
          <table:table-cell table:style-name="ce17" table:formula="of:=[rf.M130]-[rf.$B$8]" office:value-type="float" office:value="0.18504985722441" calcext:value-type="float">
            <text:p>0,18504985722441</text:p>
          </table:table-cell>
          <table:table-cell table:number-columns-repeated="1010"/>
        </table:table-row>
        <table:table-row table:style-name="ro1">
          <table:table-cell office:value-type="float" office:value="-100" calcext:value-type="float">
            <text:p>-100</text:p>
          </table:table-cell>
          <table:table-cell table:formula="of:=[rf.A131]*analyze_resolution" office:value-type="float" office:value="-15" calcext:value-type="float">
            <text:p>-15</text:p>
          </table:table-cell>
          <table:table-cell table:formula="of:=RADIANS(-[rf.B131])" office:value-type="float" office:value="0.261799387799149" calcext:value-type="float">
            <text:p>0,261799387799149</text:p>
          </table:table-cell>
          <table:table-cell table:formula="of:=COS([rf.$B$6])*servo_saver_arm_length*COS([rf.C131])-SIN([rf.$B$6])*servo_saver_arm_length*SIN([rf.C131])+[rf.$B$24]" office:value-type="float" office:value="358.454813220625" calcext:value-type="float">
            <text:p>358,454813220625</text:p>
          </table:table-cell>
          <table:table-cell table:formula="of:=COS([rf.$B$6])*servo_saver_arm_length*SIN([rf.C131])+SIN([rf.$B$6])*servo_saver_arm_length*COS([rf.C131])+[rf.$C$24]" office:value-type="float" office:value="4.14110472164033" calcext:value-type="float">
            <text:p>4,14110472164033</text:p>
          </table:table-cell>
          <table:table-cell table:formula="of:=[$rf.D131]-[$rf.$B$14]" office:value-type="float" office:value="58.4548132206251" calcext:value-type="float">
            <text:p>58,4548132206251</text:p>
          </table:table-cell>
          <table:table-cell table:formula="of:=[rf.E131]-[$rf.$C$14]" office:value-type="float" office:value="94.1411047216403" calcext:value-type="float">
            <text:p>94,1411047216403</text:p>
          </table:table-cell>
          <table:table-cell table:style-name="Default" table:formula="of:=SQRT([rf.F131]^2+[rf.G131]^2)" office:value-type="float" office:value="110.812963081352" calcext:value-type="float">
            <text:p>110,812963081352</text:p>
          </table:table-cell>
          <table:table-cell table:formula="of:=([rf.H131]^2-[rf.$B$42]^2+[rf.$B$43]^2)/(2*[rf.H131])" office:value-type="float" office:value="7.60251693077823" calcext:value-type="float">
            <text:p>7,60251693077823</text:p>
          </table:table-cell>
          <table:table-cell table:formula="of:=ACOS([rf.I131]/[rf.$B$43])" office:value-type="float" office:value="1.18086397421788" calcext:value-type="float">
            <text:p>1,18086397421788</text:p>
          </table:table-cell>
          <table:table-cell table:style-name="ce17" table:formula="of:=ASIN([rf.F131]/[rf.H131])" office:value-type="float" office:value="0.555665509600027" calcext:value-type="float">
            <text:p>0,555665509600027</text:p>
          </table:table-cell>
          <table:table-cell table:style-name="ce17" table:formula="of:=IF(0.5*PI()-[rf.$B$9]&gt;[rf.K131];1;-1)" office:value-type="float" office:value="1" calcext:value-type="float">
            <text:p>1</text:p>
          </table:table-cell>
          <table:table-cell table:style-name="ce17" table:formula="of:=0.5*PI()-([rf.J131]*[rf.L131]+[rf.K131])" office:value-type="float" office:value="-0.165733157023011" calcext:value-type="float">
            <text:p>-0,165733157023011</text:p>
          </table:table-cell>
          <table:table-cell table:style-name="ce17" table:formula="of:=[rf.M131]-[rf.$B$8]" office:value-type="float" office:value="0.183332693375855" calcext:value-type="float">
            <text:p>0,183332693375855</text:p>
          </table:table-cell>
          <table:table-cell table:number-columns-repeated="1010"/>
        </table:table-row>
        <table:table-row table:style-name="ro1">
          <table:table-cell office:value-type="float" office:value="-99" calcext:value-type="float">
            <text:p>-99</text:p>
          </table:table-cell>
          <table:table-cell table:formula="of:=[rf.A132]*analyze_resolution" office:value-type="float" office:value="-14.85" calcext:value-type="float">
            <text:p>-14,85</text:p>
          </table:table-cell>
          <table:table-cell table:formula="of:=RADIANS(-[rf.B132])" office:value-type="float" office:value="0.259181393921158" calcext:value-type="float">
            <text:p>0,259181393921158</text:p>
          </table:table-cell>
          <table:table-cell table:formula="of:=COS([rf.$B$6])*servo_saver_arm_length*COS([rf.C132])-SIN([rf.$B$6])*servo_saver_arm_length*SIN([rf.C132])+[rf.$B$24]" office:value-type="float" office:value="358.465601632271" calcext:value-type="float">
            <text:p>358,465601632271</text:p>
          </table:table-cell>
          <table:table-cell table:formula="of:=COS([rf.$B$6])*servo_saver_arm_length*SIN([rf.C132])+SIN([rf.$B$6])*servo_saver_arm_length*COS([rf.C132])+[rf.$C$24]" office:value-type="float" office:value="4.10062997012795" calcext:value-type="float">
            <text:p>4,10062997012795</text:p>
          </table:table-cell>
          <table:table-cell table:formula="of:=[$rf.D132]-[$rf.$B$14]" office:value-type="float" office:value="58.4656016322705" calcext:value-type="float">
            <text:p>58,4656016322705</text:p>
          </table:table-cell>
          <table:table-cell table:formula="of:=[rf.E132]-[$rf.$C$14]" office:value-type="float" office:value="94.1006299701279" calcext:value-type="float">
            <text:p>94,1006299701279</text:p>
          </table:table-cell>
          <table:table-cell table:style-name="Default" table:formula="of:=SQRT([rf.F132]^2+[rf.G132]^2)" office:value-type="float" office:value="110.784272958748" calcext:value-type="float">
            <text:p>110,784272958748</text:p>
          </table:table-cell>
          <table:table-cell table:formula="of:=([rf.H132]^2-[rf.$B$42]^2+[rf.$B$43]^2)/(2*[rf.H132])" office:value-type="float" office:value="7.57579193892291" calcext:value-type="float">
            <text:p>7,57579193892291</text:p>
          </table:table-cell>
          <table:table-cell table:formula="of:=ACOS([rf.I132]/[rf.$B$43])" office:value-type="float" office:value="1.18230824211338" calcext:value-type="float">
            <text:p>1,18230824211338</text:p>
          </table:table-cell>
          <table:table-cell table:style-name="ce17" table:formula="of:=ASIN([rf.F132]/[rf.H132])" office:value-type="float" office:value="0.555940964568684" calcext:value-type="float">
            <text:p>0,555940964568684</text:p>
          </table:table-cell>
          <table:table-cell table:style-name="ce17" table:formula="of:=IF(0.5*PI()-[rf.$B$9]&gt;[rf.K132];1;-1)" office:value-type="float" office:value="1" calcext:value-type="float">
            <text:p>1</text:p>
          </table:table-cell>
          <table:table-cell table:style-name="ce17" table:formula="of:=0.5*PI()-([rf.J132]*[rf.L132]+[rf.K132])" office:value-type="float" office:value="-0.167452879887167" calcext:value-type="float">
            <text:p>-0,167452879887167</text:p>
          </table:table-cell>
          <table:table-cell table:style-name="ce17" table:formula="of:=[rf.M132]-[rf.$B$8]" office:value-type="float" office:value="0.181612970511699" calcext:value-type="float">
            <text:p>0,181612970511699</text:p>
          </table:table-cell>
          <table:table-cell table:number-columns-repeated="1010"/>
        </table:table-row>
        <table:table-row table:style-name="ro1">
          <table:table-cell office:value-type="float" office:value="-98" calcext:value-type="float">
            <text:p>-98</text:p>
          </table:table-cell>
          <table:table-cell table:formula="of:=[rf.A133]*analyze_resolution" office:value-type="float" office:value="-14.7" calcext:value-type="float">
            <text:p>-14,7</text:p>
          </table:table-cell>
          <table:table-cell table:formula="of:=RADIANS(-[rf.B133])" office:value-type="float" office:value="0.256563400043166" calcext:value-type="float">
            <text:p>0,256563400043166</text:p>
          </table:table-cell>
          <table:table-cell table:formula="of:=COS([rf.$B$6])*servo_saver_arm_length*COS([rf.C133])-SIN([rf.$B$6])*servo_saver_arm_length*SIN([rf.C133])+[rf.$B$24]" office:value-type="float" office:value="358.476284044414" calcext:value-type="float">
            <text:p>358,476284044414</text:p>
          </table:table-cell>
          <table:table-cell table:formula="of:=COS([rf.$B$6])*servo_saver_arm_length*SIN([rf.C133])+SIN([rf.$B$6])*servo_saver_arm_length*COS([rf.C133])+[rf.$C$24]" office:value-type="float" office:value="4.06012711335689" calcext:value-type="float">
            <text:p>4,06012711335689</text:p>
          </table:table-cell>
          <table:table-cell table:formula="of:=[$rf.D133]-[$rf.$B$14]" office:value-type="float" office:value="58.476284044414" calcext:value-type="float">
            <text:p>58,476284044414</text:p>
          </table:table-cell>
          <table:table-cell table:formula="of:=[rf.E133]-[$rf.$C$14]" office:value-type="float" office:value="94.0601271133569" calcext:value-type="float">
            <text:p>94,0601271133569</text:p>
          </table:table-cell>
          <table:table-cell table:style-name="Default" table:formula="of:=SQRT([rf.F133]^2+[rf.G133]^2)" office:value-type="float" office:value="110.755511412407" calcext:value-type="float">
            <text:p>110,755511412407</text:p>
          </table:table-cell>
          <table:table-cell table:formula="of:=([rf.H133]^2-[rf.$B$42]^2+[rf.$B$43]^2)/(2*[rf.H133])" office:value-type="float" office:value="7.54899397773382" calcext:value-type="float">
            <text:p>7,54899397773382</text:p>
          </table:table-cell>
          <table:table-cell table:formula="of:=ACOS([rf.I133]/[rf.$B$43])" office:value-type="float" office:value="1.18375559667717" calcext:value-type="float">
            <text:p>1,18375559667717</text:p>
          </table:table-cell>
          <table:table-cell table:style-name="ce17" table:formula="of:=ASIN([rf.F133]/[rf.H133])" office:value-type="float" office:value="0.556215883412939" calcext:value-type="float">
            <text:p>0,556215883412939</text:p>
          </table:table-cell>
          <table:table-cell table:style-name="ce17" table:formula="of:=IF(0.5*PI()-[rf.$B$9]&gt;[rf.K133];1;-1)" office:value-type="float" office:value="1" calcext:value-type="float">
            <text:p>1</text:p>
          </table:table-cell>
          <table:table-cell table:style-name="ce17" table:formula="of:=0.5*PI()-([rf.J133]*[rf.L133]+[rf.K133])" office:value-type="float" office:value="-0.169175153295211" calcext:value-type="float">
            <text:p>-0,169175153295211</text:p>
          </table:table-cell>
          <table:table-cell table:style-name="ce17" table:formula="of:=[rf.M133]-[rf.$B$8]" office:value-type="float" office:value="0.179890697103655" calcext:value-type="float">
            <text:p>0,179890697103655</text:p>
          </table:table-cell>
          <table:table-cell table:number-columns-repeated="1010"/>
        </table:table-row>
        <table:table-row table:style-name="ro1">
          <table:table-cell office:value-type="float" office:value="-97" calcext:value-type="float">
            <text:p>-97</text:p>
          </table:table-cell>
          <table:table-cell table:formula="of:=[rf.A134]*analyze_resolution" office:value-type="float" office:value="-14.55" calcext:value-type="float">
            <text:p>-14,55</text:p>
          </table:table-cell>
          <table:table-cell table:formula="of:=RADIANS(-[rf.B134])" office:value-type="float" office:value="0.253945406165175" calcext:value-type="float">
            <text:p>0,253945406165175</text:p>
          </table:table-cell>
          <table:table-cell table:formula="of:=COS([rf.$B$6])*servo_saver_arm_length*COS([rf.C134])-SIN([rf.$B$6])*servo_saver_arm_length*SIN([rf.C134])+[rf.$B$24]" office:value-type="float" office:value="358.48686038384" calcext:value-type="float">
            <text:p>358,48686038384</text:p>
          </table:table-cell>
          <table:table-cell table:formula="of:=COS([rf.$B$6])*servo_saver_arm_length*SIN([rf.C134])+SIN([rf.$B$6])*servo_saver_arm_length*COS([rf.C134])+[rf.$C$24]" office:value-type="float" office:value="4.01959642892921" calcext:value-type="float">
            <text:p>4,01959642892921</text:p>
          </table:table-cell>
          <table:table-cell table:formula="of:=[$rf.D134]-[$rf.$B$14]" office:value-type="float" office:value="58.4868603838396" calcext:value-type="float">
            <text:p>58,4868603838396</text:p>
          </table:table-cell>
          <table:table-cell table:formula="of:=[rf.E134]-[$rf.$C$14]" office:value-type="float" office:value="94.0195964289292" calcext:value-type="float">
            <text:p>94,0195964289292</text:p>
          </table:table-cell>
          <table:table-cell table:style-name="Default" table:formula="of:=SQRT([rf.F134]^2+[rf.G134]^2)" office:value-type="float" office:value="110.726678583878" calcext:value-type="float">
            <text:p>110,726678583878</text:p>
          </table:table-cell>
          <table:table-cell table:formula="of:=([rf.H134]^2-[rf.$B$42]^2+[rf.$B$43]^2)/(2*[rf.H134])" office:value-type="float" office:value="7.52212312608076" calcext:value-type="float">
            <text:p>7,52212312608076</text:p>
          </table:table-cell>
          <table:table-cell table:formula="of:=ACOS([rf.I134]/[rf.$B$43])" office:value-type="float" office:value="1.18520603121325" calcext:value-type="float">
            <text:p>1,18520603121325</text:p>
          </table:table-cell>
          <table:table-cell table:style-name="ce17" table:formula="of:=ASIN([rf.F134]/[rf.H134])" office:value-type="float" office:value="0.556490264382281" calcext:value-type="float">
            <text:p>0,556490264382281</text:p>
          </table:table-cell>
          <table:table-cell table:style-name="ce17" table:formula="of:=IF(0.5*PI()-[rf.$B$9]&gt;[rf.K134];1;-1)" office:value-type="float" office:value="1" calcext:value-type="float">
            <text:p>1</text:p>
          </table:table-cell>
          <table:table-cell table:style-name="ce17" table:formula="of:=0.5*PI()-([rf.J134]*[rf.L134]+[rf.K134])" office:value-type="float" office:value="-0.170899968800632" calcext:value-type="float">
            <text:p>-0,170899968800632</text:p>
          </table:table-cell>
          <table:table-cell table:style-name="ce17" table:formula="of:=[rf.M134]-[rf.$B$8]" office:value-type="float" office:value="0.178165881598234" calcext:value-type="float">
            <text:p>0,178165881598234</text:p>
          </table:table-cell>
          <table:table-cell table:number-columns-repeated="1010"/>
        </table:table-row>
        <table:table-row table:style-name="ro1">
          <table:table-cell office:value-type="float" office:value="-96" calcext:value-type="float">
            <text:p>-96</text:p>
          </table:table-cell>
          <table:table-cell table:formula="of:=[rf.A135]*analyze_resolution" office:value-type="float" office:value="-14.4" calcext:value-type="float">
            <text:p>-14,4</text:p>
          </table:table-cell>
          <table:table-cell table:formula="of:=RADIANS(-[rf.B135])" office:value-type="float" office:value="0.251327412287183" calcext:value-type="float">
            <text:p>0,251327412287183</text:p>
          </table:table-cell>
          <table:table-cell table:formula="of:=COS([rf.$B$6])*servo_saver_arm_length*COS([rf.C135])-SIN([rf.$B$6])*servo_saver_arm_length*SIN([rf.C135])+[rf.$B$24]" office:value-type="float" office:value="358.497330578058" calcext:value-type="float">
            <text:p>358,497330578058</text:p>
          </table:table-cell>
          <table:table-cell table:formula="of:=COS([rf.$B$6])*servo_saver_arm_length*SIN([rf.C135])+SIN([rf.$B$6])*servo_saver_arm_length*COS([rf.C135])+[rf.$C$24]" office:value-type="float" office:value="3.97903819463768" calcext:value-type="float">
            <text:p>3,97903819463768</text:p>
          </table:table-cell>
          <table:table-cell table:formula="of:=[$rf.D135]-[$rf.$B$14]" office:value-type="float" office:value="58.4973305780581" calcext:value-type="float">
            <text:p>58,4973305780581</text:p>
          </table:table-cell>
          <table:table-cell table:formula="of:=[rf.E135]-[$rf.$C$14]" office:value-type="float" office:value="93.9790381946377" calcext:value-type="float">
            <text:p>93,9790381946377</text:p>
          </table:table-cell>
          <table:table-cell table:style-name="Default" table:formula="of:=SQRT([rf.F135]^2+[rf.G135]^2)" office:value-type="float" office:value="110.697774615156" calcext:value-type="float">
            <text:p>110,697774615156</text:p>
          </table:table-cell>
          <table:table-cell table:formula="of:=([rf.H135]^2-[rf.$B$42]^2+[rf.$B$43]^2)/(2*[rf.H135])" office:value-type="float" office:value="7.49517946317834" calcext:value-type="float">
            <text:p>7,49517946317834</text:p>
          </table:table-cell>
          <table:table-cell table:formula="of:=ACOS([rf.I135]/[rf.$B$43])" office:value-type="float" office:value="1.18665953905178" calcext:value-type="float">
            <text:p>1,18665953905178</text:p>
          </table:table-cell>
          <table:table-cell table:style-name="ce17" table:formula="of:=ASIN([rf.F135]/[rf.H135])" office:value-type="float" office:value="0.556764105725293" calcext:value-type="float">
            <text:p>0,556764105725293</text:p>
          </table:table-cell>
          <table:table-cell table:style-name="ce17" table:formula="of:=IF(0.5*PI()-[rf.$B$9]&gt;[rf.K135];1;-1)" office:value-type="float" office:value="1" calcext:value-type="float">
            <text:p>1</text:p>
          </table:table-cell>
          <table:table-cell table:style-name="ce17" table:formula="of:=0.5*PI()-([rf.J135]*[rf.L135]+[rf.K135])" office:value-type="float" office:value="-0.172627317982176" calcext:value-type="float">
            <text:p>-0,172627317982176</text:p>
          </table:table-cell>
          <table:table-cell table:style-name="ce17" table:formula="of:=[rf.M135]-[rf.$B$8]" office:value-type="float" office:value="0.17643853241669" calcext:value-type="float">
            <text:p>0,17643853241669</text:p>
          </table:table-cell>
          <table:table-cell table:number-columns-repeated="1010"/>
        </table:table-row>
        <table:table-row table:style-name="ro1">
          <table:table-cell office:value-type="float" office:value="-95" calcext:value-type="float">
            <text:p>-95</text:p>
          </table:table-cell>
          <table:table-cell table:formula="of:=[rf.A136]*analyze_resolution" office:value-type="float" office:value="-14.25" calcext:value-type="float">
            <text:p>-14,25</text:p>
          </table:table-cell>
          <table:table-cell table:formula="of:=RADIANS(-[rf.B136])" office:value-type="float" office:value="0.248709418409192" calcext:value-type="float">
            <text:p>0,248709418409192</text:p>
          </table:table-cell>
          <table:table-cell table:formula="of:=COS([rf.$B$6])*servo_saver_arm_length*COS([rf.C136])-SIN([rf.$B$6])*servo_saver_arm_length*SIN([rf.C136])+[rf.$B$24]" office:value-type="float" office:value="358.507694555308" calcext:value-type="float">
            <text:p>358,507694555308</text:p>
          </table:table-cell>
          <table:table-cell table:formula="of:=COS([rf.$B$6])*servo_saver_arm_length*SIN([rf.C136])+SIN([rf.$B$6])*servo_saver_arm_length*COS([rf.C136])+[rf.$C$24]" office:value-type="float" office:value="3.93845268846389" calcext:value-type="float">
            <text:p>3,93845268846389</text:p>
          </table:table-cell>
          <table:table-cell table:formula="of:=[$rf.D136]-[$rf.$B$14]" office:value-type="float" office:value="58.5076945553081" calcext:value-type="float">
            <text:p>58,5076945553081</text:p>
          </table:table-cell>
          <table:table-cell table:formula="of:=[rf.E136]-[$rf.$C$14]" office:value-type="float" office:value="93.9384526884639" calcext:value-type="float">
            <text:p>93,9384526884639</text:p>
          </table:table-cell>
          <table:table-cell table:style-name="Default" table:formula="of:=SQRT([rf.F136]^2+[rf.G136]^2)" office:value-type="float" office:value="110.668799648681" calcext:value-type="float">
            <text:p>110,668799648681</text:p>
          </table:table-cell>
          <table:table-cell table:formula="of:=([rf.H136]^2-[rf.$B$42]^2+[rf.$B$43]^2)/(2*[rf.H136])" office:value-type="float" office:value="7.46816306858726" calcext:value-type="float">
            <text:p>7,46816306858726</text:p>
          </table:table-cell>
          <table:table-cell table:formula="of:=ACOS([rf.I136]/[rf.$B$43])" office:value-type="float" office:value="1.18811611354912" calcext:value-type="float">
            <text:p>1,18811611354912</text:p>
          </table:table-cell>
          <table:table-cell table:style-name="ce17" table:formula="of:=ASIN([rf.F136]/[rf.H136])" office:value-type="float" office:value="0.557037405689658" calcext:value-type="float">
            <text:p>0,557037405689658</text:p>
          </table:table-cell>
          <table:table-cell table:style-name="ce17" table:formula="of:=IF(0.5*PI()-[rf.$B$9]&gt;[rf.K136];1;-1)" office:value-type="float" office:value="1" calcext:value-type="float">
            <text:p>1</text:p>
          </table:table-cell>
          <table:table-cell table:style-name="ce17" table:formula="of:=0.5*PI()-([rf.J136]*[rf.L136]+[rf.K136])" office:value-type="float" office:value="-0.17435719244388" calcext:value-type="float">
            <text:p>-0,17435719244388</text:p>
          </table:table-cell>
          <table:table-cell table:style-name="ce17" table:formula="of:=[rf.M136]-[rf.$B$8]" office:value-type="float" office:value="0.174708657954985" calcext:value-type="float">
            <text:p>0,174708657954985</text:p>
          </table:table-cell>
          <table:table-cell table:number-columns-repeated="1010"/>
        </table:table-row>
        <table:table-row table:style-name="ro1">
          <table:table-cell office:value-type="float" office:value="-94" calcext:value-type="float">
            <text:p>-94</text:p>
          </table:table-cell>
          <table:table-cell table:formula="of:=[rf.A137]*analyze_resolution" office:value-type="float" office:value="-14.1" calcext:value-type="float">
            <text:p>-14,1</text:p>
          </table:table-cell>
          <table:table-cell table:formula="of:=RADIANS(-[rf.B137])" office:value-type="float" office:value="0.2460914245312" calcext:value-type="float">
            <text:p>0,2460914245312</text:p>
          </table:table-cell>
          <table:table-cell table:formula="of:=COS([rf.$B$6])*servo_saver_arm_length*COS([rf.C137])-SIN([rf.$B$6])*servo_saver_arm_length*SIN([rf.C137])+[rf.$B$24]" office:value-type="float" office:value="358.517952244556" calcext:value-type="float">
            <text:p>358,517952244556</text:p>
          </table:table-cell>
          <table:table-cell table:formula="of:=COS([rf.$B$6])*servo_saver_arm_length*SIN([rf.C137])+SIN([rf.$B$6])*servo_saver_arm_length*COS([rf.C137])+[rf.$C$24]" office:value-type="float" office:value="3.89784018857636" calcext:value-type="float">
            <text:p>3,89784018857636</text:p>
          </table:table-cell>
          <table:table-cell table:formula="of:=[$rf.D137]-[$rf.$B$14]" office:value-type="float" office:value="58.5179522445559" calcext:value-type="float">
            <text:p>58,5179522445559</text:p>
          </table:table-cell>
          <table:table-cell table:formula="of:=[rf.E137]-[$rf.$C$14]" office:value-type="float" office:value="93.8978401885764" calcext:value-type="float">
            <text:p>93,8978401885764</text:p>
          </table:table-cell>
          <table:table-cell table:style-name="Default" table:formula="of:=SQRT([rf.F137]^2+[rf.G137]^2)" office:value-type="float" office:value="110.639753827345" calcext:value-type="float">
            <text:p>110,639753827345</text:p>
          </table:table-cell>
          <table:table-cell table:formula="of:=([rf.H137]^2-[rf.$B$42]^2+[rf.$B$43]^2)/(2*[rf.H137])" office:value-type="float" office:value="7.44107402221523" calcext:value-type="float">
            <text:p>7,44107402221523</text:p>
          </table:table-cell>
          <table:table-cell table:formula="of:=ACOS([rf.I137]/[rf.$B$43])" office:value-type="float" office:value="1.18957574808787" calcext:value-type="float">
            <text:p>1,18957574808787</text:p>
          </table:table-cell>
          <table:table-cell table:style-name="ce17" table:formula="of:=ASIN([rf.F137]/[rf.H137])" office:value-type="float" office:value="0.557310162522156" calcext:value-type="float">
            <text:p>0,557310162522156</text:p>
          </table:table-cell>
          <table:table-cell table:style-name="ce17" table:formula="of:=IF(0.5*PI()-[rf.$B$9]&gt;[rf.K137];1;-1)" office:value-type="float" office:value="1" calcext:value-type="float">
            <text:p>1</text:p>
          </table:table-cell>
          <table:table-cell table:style-name="ce17" table:formula="of:=0.5*PI()-([rf.J137]*[rf.L137]+[rf.K137])" office:value-type="float" office:value="-0.176089583815133" calcext:value-type="float">
            <text:p>-0,176089583815133</text:p>
          </table:table-cell>
          <table:table-cell table:style-name="ce17" table:formula="of:=[rf.M137]-[rf.$B$8]" office:value-type="float" office:value="0.172976266583733" calcext:value-type="float">
            <text:p>0,172976266583733</text:p>
          </table:table-cell>
          <table:table-cell table:number-columns-repeated="1010"/>
        </table:table-row>
        <table:table-row table:style-name="ro1">
          <table:table-cell office:value-type="float" office:value="-93" calcext:value-type="float">
            <text:p>-93</text:p>
          </table:table-cell>
          <table:table-cell table:formula="of:=[rf.A138]*analyze_resolution" office:value-type="float" office:value="-13.95" calcext:value-type="float">
            <text:p>-13,95</text:p>
          </table:table-cell>
          <table:table-cell table:formula="of:=RADIANS(-[rf.B138])" office:value-type="float" office:value="0.243473430653209" calcext:value-type="float">
            <text:p>0,243473430653209</text:p>
          </table:table-cell>
          <table:table-cell table:formula="of:=COS([rf.$B$6])*servo_saver_arm_length*COS([rf.C138])-SIN([rf.$B$6])*servo_saver_arm_length*SIN([rf.C138])+[rf.$B$24]" office:value-type="float" office:value="358.528103575497" calcext:value-type="float">
            <text:p>358,528103575497</text:p>
          </table:table-cell>
          <table:table-cell table:formula="of:=COS([rf.$B$6])*servo_saver_arm_length*SIN([rf.C138])+SIN([rf.$B$6])*servo_saver_arm_length*COS([rf.C138])+[rf.$C$24]" office:value-type="float" office:value="3.85720097332862" calcext:value-type="float">
            <text:p>3,85720097332862</text:p>
          </table:table-cell>
          <table:table-cell table:formula="of:=[$rf.D138]-[$rf.$B$14]" office:value-type="float" office:value="58.5281035754967" calcext:value-type="float">
            <text:p>58,5281035754967</text:p>
          </table:table-cell>
          <table:table-cell table:formula="of:=[rf.E138]-[$rf.$C$14]" office:value-type="float" office:value="93.8572009733286" calcext:value-type="float">
            <text:p>93,8572009733286</text:p>
          </table:table-cell>
          <table:table-cell table:style-name="Default" table:formula="of:=SQRT([rf.F138]^2+[rf.G138]^2)" office:value-type="float" office:value="110.610637294484" calcext:value-type="float">
            <text:p>110,610637294484</text:p>
          </table:table-cell>
          <table:table-cell table:formula="of:=([rf.H138]^2-[rf.$B$42]^2+[rf.$B$43]^2)/(2*[rf.H138])" office:value-type="float" office:value="7.41391240431808" calcext:value-type="float">
            <text:p>7,41391240431808</text:p>
          </table:table-cell>
          <table:table-cell table:formula="of:=ACOS([rf.I138]/[rf.$B$43])" office:value-type="float" office:value="1.19103843607693" calcext:value-type="float">
            <text:p>1,19103843607693</text:p>
          </table:table-cell>
          <table:table-cell table:style-name="ce17" table:formula="of:=ASIN([rf.F138]/[rf.H138])" office:value-type="float" office:value="0.557582374468674" calcext:value-type="float">
            <text:p>0,557582374468674</text:p>
          </table:table-cell>
          <table:table-cell table:style-name="ce17" table:formula="of:=IF(0.5*PI()-[rf.$B$9]&gt;[rf.K138];1;-1)" office:value-type="float" office:value="1" calcext:value-type="float">
            <text:p>1</text:p>
          </table:table-cell>
          <table:table-cell table:style-name="ce17" table:formula="of:=0.5*PI()-([rf.J138]*[rf.L138]+[rf.K138])" office:value-type="float" office:value="-0.177824483750708" calcext:value-type="float">
            <text:p>-0,177824483750708</text:p>
          </table:table-cell>
          <table:table-cell table:style-name="ce17" table:formula="of:=[rf.M138]-[rf.$B$8]" office:value-type="float" office:value="0.171241366648158" calcext:value-type="float">
            <text:p>0,171241366648158</text:p>
          </table:table-cell>
          <table:table-cell table:number-columns-repeated="1010"/>
        </table:table-row>
        <table:table-row table:style-name="ro1">
          <table:table-cell office:value-type="float" office:value="-92" calcext:value-type="float">
            <text:p>-92</text:p>
          </table:table-cell>
          <table:table-cell table:formula="of:=[rf.A139]*analyze_resolution" office:value-type="float" office:value="-13.8" calcext:value-type="float">
            <text:p>-13,8</text:p>
          </table:table-cell>
          <table:table-cell table:formula="of:=RADIANS(-[rf.B139])" office:value-type="float" office:value="0.240855436775217" calcext:value-type="float">
            <text:p>0,240855436775217</text:p>
          </table:table-cell>
          <table:table-cell table:formula="of:=COS([rf.$B$6])*servo_saver_arm_length*COS([rf.C139])-SIN([rf.$B$6])*servo_saver_arm_length*SIN([rf.C139])+[rf.$B$24]" office:value-type="float" office:value="358.538148478554" calcext:value-type="float">
            <text:p>358,538148478554</text:p>
          </table:table-cell>
          <table:table-cell table:formula="of:=COS([rf.$B$6])*servo_saver_arm_length*SIN([rf.C139])+SIN([rf.$B$6])*servo_saver_arm_length*COS([rf.C139])+[rf.$C$24]" office:value-type="float" office:value="3.81653532125729" calcext:value-type="float">
            <text:p>3,81653532125729</text:p>
          </table:table-cell>
          <table:table-cell table:formula="of:=[$rf.D139]-[$rf.$B$14]" office:value-type="float" office:value="58.5381484785542" calcext:value-type="float">
            <text:p>58,5381484785542</text:p>
          </table:table-cell>
          <table:table-cell table:formula="of:=[rf.E139]-[$rf.$C$14]" office:value-type="float" office:value="93.8165353212573" calcext:value-type="float">
            <text:p>93,8165353212573</text:p>
          </table:table-cell>
          <table:table-cell table:style-name="Default" table:formula="of:=SQRT([rf.F139]^2+[rf.G139]^2)" office:value-type="float" office:value="110.581450193882" calcext:value-type="float">
            <text:p>110,581450193882</text:p>
          </table:table-cell>
          <table:table-cell table:formula="of:=([rf.H139]^2-[rf.$B$42]^2+[rf.$B$43]^2)/(2*[rf.H139])" office:value-type="float" office:value="7.38667829550084" calcext:value-type="float">
            <text:p>7,38667829550084</text:p>
          </table:table-cell>
          <table:table-cell table:formula="of:=ACOS([rf.I139]/[rf.$B$43])" office:value-type="float" office:value="1.19250417095152" calcext:value-type="float">
            <text:p>1,19250417095152</text:p>
          </table:table-cell>
          <table:table-cell table:style-name="ce17" table:formula="of:=ASIN([rf.F139]/[rf.H139])" office:value-type="float" office:value="0.557854039774196" calcext:value-type="float">
            <text:p>0,557854039774196</text:p>
          </table:table-cell>
          <table:table-cell table:style-name="ce17" table:formula="of:=IF(0.5*PI()-[rf.$B$9]&gt;[rf.K139];1;-1)" office:value-type="float" office:value="1" calcext:value-type="float">
            <text:p>1</text:p>
          </table:table-cell>
          <table:table-cell table:style-name="ce17" table:formula="of:=0.5*PI()-([rf.J139]*[rf.L139]+[rf.K139])" office:value-type="float" office:value="-0.179561883930818" calcext:value-type="float">
            <text:p>-0,179561883930818</text:p>
          </table:table-cell>
          <table:table-cell table:style-name="ce17" table:formula="of:=[rf.M139]-[rf.$B$8]" office:value-type="float" office:value="0.169503966468048" calcext:value-type="float">
            <text:p>0,169503966468048</text:p>
          </table:table-cell>
          <table:table-cell table:number-columns-repeated="1010"/>
        </table:table-row>
        <table:table-row table:style-name="ro1">
          <table:table-cell office:value-type="float" office:value="-91" calcext:value-type="float">
            <text:p>-91</text:p>
          </table:table-cell>
          <table:table-cell table:formula="of:=[rf.A140]*analyze_resolution" office:value-type="float" office:value="-13.65" calcext:value-type="float">
            <text:p>-13,65</text:p>
          </table:table-cell>
          <table:table-cell table:formula="of:=RADIANS(-[rf.B140])" office:value-type="float" office:value="0.238237442897226" calcext:value-type="float">
            <text:p>0,238237442897226</text:p>
          </table:table-cell>
          <table:table-cell table:formula="of:=COS([rf.$B$6])*servo_saver_arm_length*COS([rf.C140])-SIN([rf.$B$6])*servo_saver_arm_length*SIN([rf.C140])+[rf.$B$24]" office:value-type="float" office:value="358.548086884882" calcext:value-type="float">
            <text:p>358,548086884882</text:p>
          </table:table-cell>
          <table:table-cell table:formula="of:=COS([rf.$B$6])*servo_saver_arm_length*SIN([rf.C140])+SIN([rf.$B$6])*servo_saver_arm_length*COS([rf.C140])+[rf.$C$24]" office:value-type="float" office:value="3.77584351108021" calcext:value-type="float">
            <text:p>3,77584351108021</text:p>
          </table:table-cell>
          <table:table-cell table:formula="of:=[$rf.D140]-[$rf.$B$14]" office:value-type="float" office:value="58.5480868848818" calcext:value-type="float">
            <text:p>58,5480868848818</text:p>
          </table:table-cell>
          <table:table-cell table:formula="of:=[rf.E140]-[$rf.$C$14]" office:value-type="float" office:value="93.7758435110802" calcext:value-type="float">
            <text:p>93,7758435110802</text:p>
          </table:table-cell>
          <table:table-cell table:style-name="Default" table:formula="of:=SQRT([rf.F140]^2+[rf.G140]^2)" office:value-type="float" office:value="110.552192669771" calcext:value-type="float">
            <text:p>110,552192669771</text:p>
          </table:table-cell>
          <table:table-cell table:formula="of:=([rf.H140]^2-[rf.$B$42]^2+[rf.$B$43]^2)/(2*[rf.H140])" office:value-type="float" office:value="7.35937177671889" calcext:value-type="float">
            <text:p>7,35937177671889</text:p>
          </table:table-cell>
          <table:table-cell table:formula="of:=ACOS([rf.I140]/[rf.$B$43])" office:value-type="float" office:value="1.19397294617322" calcext:value-type="float">
            <text:p>1,19397294617322</text:p>
          </table:table-cell>
          <table:table-cell table:style-name="ce17" table:formula="of:=ASIN([rf.F140]/[rf.H140])" office:value-type="float" office:value="0.558125156682819" calcext:value-type="float">
            <text:p>0,558125156682819</text:p>
          </table:table-cell>
          <table:table-cell table:style-name="ce17" table:formula="of:=IF(0.5*PI()-[rf.$B$9]&gt;[rf.K140];1;-1)" office:value-type="float" office:value="1" calcext:value-type="float">
            <text:p>1</text:p>
          </table:table-cell>
          <table:table-cell table:style-name="ce17" table:formula="of:=0.5*PI()-([rf.J140]*[rf.L140]+[rf.K140])" office:value-type="float" office:value="-0.181301776061142" calcext:value-type="float">
            <text:p>-0,181301776061142</text:p>
          </table:table-cell>
          <table:table-cell table:style-name="ce17" table:formula="of:=[rf.M140]-[rf.$B$8]" office:value-type="float" office:value="0.167764074337724" calcext:value-type="float">
            <text:p>0,167764074337724</text:p>
          </table:table-cell>
          <table:table-cell table:number-columns-repeated="1010"/>
        </table:table-row>
        <table:table-row table:style-name="ro1">
          <table:table-cell office:value-type="float" office:value="-90" calcext:value-type="float">
            <text:p>-90</text:p>
          </table:table-cell>
          <table:table-cell table:formula="of:=[rf.A141]*analyze_resolution" office:value-type="float" office:value="-13.5" calcext:value-type="float">
            <text:p>-13,5</text:p>
          </table:table-cell>
          <table:table-cell table:formula="of:=RADIANS(-[rf.B141])" office:value-type="float" office:value="0.235619449019234" calcext:value-type="float">
            <text:p>0,235619449019234</text:p>
          </table:table-cell>
          <table:table-cell table:formula="of:=COS([rf.$B$6])*servo_saver_arm_length*COS([rf.C141])-SIN([rf.$B$6])*servo_saver_arm_length*SIN([rf.C141])+[rf.$B$24]" office:value-type="float" office:value="358.557918726363" calcext:value-type="float">
            <text:p>358,557918726363</text:p>
          </table:table-cell>
          <table:table-cell table:formula="of:=COS([rf.$B$6])*servo_saver_arm_length*SIN([rf.C141])+SIN([rf.$B$6])*servo_saver_arm_length*COS([rf.C141])+[rf.$C$24]" office:value-type="float" office:value="3.73512582169449" calcext:value-type="float">
            <text:p>3,73512582169449</text:p>
          </table:table-cell>
          <table:table-cell table:formula="of:=[$rf.D141]-[$rf.$B$14]" office:value-type="float" office:value="58.5579187263628" calcext:value-type="float">
            <text:p>58,5579187263628</text:p>
          </table:table-cell>
          <table:table-cell table:formula="of:=[rf.E141]-[$rf.$C$14]" office:value-type="float" office:value="93.7351258216945" calcext:value-type="float">
            <text:p>93,7351258216945</text:p>
          </table:table-cell>
          <table:table-cell table:style-name="Default" table:formula="of:=SQRT([rf.F141]^2+[rf.G141]^2)" office:value-type="float" office:value="110.522864866833" calcext:value-type="float">
            <text:p>110,522864866833</text:p>
          </table:table-cell>
          <table:table-cell table:formula="of:=([rf.H141]^2-[rf.$B$42]^2+[rf.$B$43]^2)/(2*[rf.H141])" office:value-type="float" office:value="7.33199292927896" calcext:value-type="float">
            <text:p>7,33199292927896</text:p>
          </table:table-cell>
          <table:table-cell table:formula="of:=ACOS([rf.I141]/[rf.$B$43])" office:value-type="float" office:value="1.19544475523004" calcext:value-type="float">
            <text:p>1,19544475523004</text:p>
          </table:table-cell>
          <table:table-cell table:style-name="ce17" table:formula="of:=ASIN([rf.F141]/[rf.H141])" office:value-type="float" office:value="0.558395723437744" calcext:value-type="float">
            <text:p>0,558395723437744</text:p>
          </table:table-cell>
          <table:table-cell table:style-name="ce17" table:formula="of:=IF(0.5*PI()-[rf.$B$9]&gt;[rf.K141];1;-1)" office:value-type="float" office:value="1" calcext:value-type="float">
            <text:p>1</text:p>
          </table:table-cell>
          <table:table-cell table:style-name="ce17" table:formula="of:=0.5*PI()-([rf.J141]*[rf.L141]+[rf.K141])" office:value-type="float" office:value="-0.183044151872882" calcext:value-type="float">
            <text:p>-0,183044151872882</text:p>
          </table:table-cell>
          <table:table-cell table:style-name="ce17" table:formula="of:=[rf.M141]-[rf.$B$8]" office:value-type="float" office:value="0.166021698525984" calcext:value-type="float">
            <text:p>0,166021698525984</text:p>
          </table:table-cell>
          <table:table-cell table:number-columns-repeated="1010"/>
        </table:table-row>
        <table:table-row table:style-name="ro1">
          <table:table-cell office:value-type="float" office:value="-89" calcext:value-type="float">
            <text:p>-89</text:p>
          </table:table-cell>
          <table:table-cell table:formula="of:=[rf.A142]*analyze_resolution" office:value-type="float" office:value="-13.35" calcext:value-type="float">
            <text:p>-13,35</text:p>
          </table:table-cell>
          <table:table-cell table:formula="of:=RADIANS(-[rf.B142])" office:value-type="float" office:value="0.233001455141243" calcext:value-type="float">
            <text:p>0,233001455141243</text:p>
          </table:table-cell>
          <table:table-cell table:formula="of:=COS([rf.$B$6])*servo_saver_arm_length*COS([rf.C142])-SIN([rf.$B$6])*servo_saver_arm_length*SIN([rf.C142])+[rf.$B$24]" office:value-type="float" office:value="358.567643935611" calcext:value-type="float">
            <text:p>358,567643935611</text:p>
          </table:table-cell>
          <table:table-cell table:formula="of:=COS([rf.$B$6])*servo_saver_arm_length*SIN([rf.C142])+SIN([rf.$B$6])*servo_saver_arm_length*COS([rf.C142])+[rf.$C$24]" office:value-type="float" office:value="3.6943825321746" calcext:value-type="float">
            <text:p>3,6943825321746</text:p>
          </table:table-cell>
          <table:table-cell table:formula="of:=[$rf.D142]-[$rf.$B$14]" office:value-type="float" office:value="58.5676439356109" calcext:value-type="float">
            <text:p>58,5676439356109</text:p>
          </table:table-cell>
          <table:table-cell table:formula="of:=[rf.E142]-[$rf.$C$14]" office:value-type="float" office:value="93.6943825321746" calcext:value-type="float">
            <text:p>93,6943825321746</text:p>
          </table:table-cell>
          <table:table-cell table:style-name="Default" table:formula="of:=SQRT([rf.F142]^2+[rf.G142]^2)" office:value-type="float" office:value="110.493466930194" calcext:value-type="float">
            <text:p>110,493466930194</text:p>
          </table:table-cell>
          <table:table-cell table:formula="of:=([rf.H142]^2-[rf.$B$42]^2+[rf.$B$43]^2)/(2*[rf.H142])" office:value-type="float" office:value="7.30454183484035" calcext:value-type="float">
            <text:p>7,30454183484035</text:p>
          </table:table-cell>
          <table:table-cell table:formula="of:=ACOS([rf.I142]/[rf.$B$43])" office:value-type="float" office:value="1.1969195916364" calcext:value-type="float">
            <text:p>1,1969195916364</text:p>
          </table:table-cell>
          <table:table-cell table:style-name="ce17" table:formula="of:=ASIN([rf.F142]/[rf.H142])" office:value-type="float" office:value="0.558665738281282" calcext:value-type="float">
            <text:p>0,558665738281282</text:p>
          </table:table-cell>
          <table:table-cell table:style-name="ce17" table:formula="of:=IF(0.5*PI()-[rf.$B$9]&gt;[rf.K142];1;-1)" office:value-type="float" office:value="1" calcext:value-type="float">
            <text:p>1</text:p>
          </table:table-cell>
          <table:table-cell table:style-name="ce17" table:formula="of:=0.5*PI()-([rf.J142]*[rf.L142]+[rf.K142])" office:value-type="float" office:value="-0.184789003122786" calcext:value-type="float">
            <text:p>-0,184789003122786</text:p>
          </table:table-cell>
          <table:table-cell table:style-name="ce17" table:formula="of:=[rf.M142]-[rf.$B$8]" office:value-type="float" office:value="0.16427684727608" calcext:value-type="float">
            <text:p>0,16427684727608</text:p>
          </table:table-cell>
          <table:table-cell table:number-columns-repeated="1010"/>
        </table:table-row>
        <table:table-row table:style-name="ro1">
          <table:table-cell office:value-type="float" office:value="-88" calcext:value-type="float">
            <text:p>-88</text:p>
          </table:table-cell>
          <table:table-cell table:formula="of:=[rf.A143]*analyze_resolution" office:value-type="float" office:value="-13.2" calcext:value-type="float">
            <text:p>-13,2</text:p>
          </table:table-cell>
          <table:table-cell table:formula="of:=RADIANS(-[rf.B143])" office:value-type="float" office:value="0.230383461263251" calcext:value-type="float">
            <text:p>0,230383461263251</text:p>
          </table:table-cell>
          <table:table-cell table:formula="of:=COS([rf.$B$6])*servo_saver_arm_length*COS([rf.C143])-SIN([rf.$B$6])*servo_saver_arm_length*SIN([rf.C143])+[rf.$B$24]" office:value-type="float" office:value="358.577262445971" calcext:value-type="float">
            <text:p>358,577262445971</text:p>
          </table:table-cell>
          <table:table-cell table:formula="of:=COS([rf.$B$6])*servo_saver_arm_length*SIN([rf.C143])+SIN([rf.$B$6])*servo_saver_arm_length*COS([rf.C143])+[rf.$C$24]" office:value-type="float" office:value="3.65361392177049" calcext:value-type="float">
            <text:p>3,65361392177049</text:p>
          </table:table-cell>
          <table:table-cell table:formula="of:=[$rf.D143]-[$rf.$B$14]" office:value-type="float" office:value="58.5772624459706" calcext:value-type="float">
            <text:p>58,5772624459706</text:p>
          </table:table-cell>
          <table:table-cell table:formula="of:=[rf.E143]-[$rf.$C$14]" office:value-type="float" office:value="93.6536139217705" calcext:value-type="float">
            <text:p>93,6536139217705</text:p>
          </table:table-cell>
          <table:table-cell table:style-name="Default" table:formula="of:=SQRT([rf.F143]^2+[rf.G143]^2)" office:value-type="float" office:value="110.463999005432" calcext:value-type="float">
            <text:p>110,463999005432</text:p>
          </table:table-cell>
          <table:table-cell table:formula="of:=([rf.H143]^2-[rf.$B$42]^2+[rf.$B$43]^2)/(2*[rf.H143])" office:value-type="float" office:value="7.27701857541584" calcext:value-type="float">
            <text:p>7,27701857541584</text:p>
          </table:table-cell>
          <table:table-cell table:formula="of:=ACOS([rf.I143]/[rf.$B$43])" office:value-type="float" office:value="1.19839744893324" calcext:value-type="float">
            <text:p>1,19839744893324</text:p>
          </table:table-cell>
          <table:table-cell table:style-name="ce17" table:formula="of:=ASIN([rf.F143]/[rf.H143])" office:value-type="float" office:value="0.558935199454859" calcext:value-type="float">
            <text:p>0,558935199454859</text:p>
          </table:table-cell>
          <table:table-cell table:style-name="ce17" table:formula="of:=IF(0.5*PI()-[rf.$B$9]&gt;[rf.K143];1;-1)" office:value-type="float" office:value="1" calcext:value-type="float">
            <text:p>1</text:p>
          </table:table-cell>
          <table:table-cell table:style-name="ce17" table:formula="of:=0.5*PI()-([rf.J143]*[rf.L143]+[rf.K143])" office:value-type="float" office:value="-0.186536321593199" calcext:value-type="float">
            <text:p>-0,186536321593199</text:p>
          </table:table-cell>
          <table:table-cell table:style-name="ce17" table:formula="of:=[rf.M143]-[rf.$B$8]" office:value-type="float" office:value="0.162529528805667" calcext:value-type="float">
            <text:p>0,162529528805667</text:p>
          </table:table-cell>
          <table:table-cell table:number-columns-repeated="1010"/>
        </table:table-row>
        <table:table-row table:style-name="ro1">
          <table:table-cell office:value-type="float" office:value="-87" calcext:value-type="float">
            <text:p>-87</text:p>
          </table:table-cell>
          <table:table-cell table:formula="of:=[rf.A144]*analyze_resolution" office:value-type="float" office:value="-13.05" calcext:value-type="float">
            <text:p>-13,05</text:p>
          </table:table-cell>
          <table:table-cell table:formula="of:=RADIANS(-[rf.B144])" office:value-type="float" office:value="0.22776546738526" calcext:value-type="float">
            <text:p>0,22776546738526</text:p>
          </table:table-cell>
          <table:table-cell table:formula="of:=COS([rf.$B$6])*servo_saver_arm_length*COS([rf.C144])-SIN([rf.$B$6])*servo_saver_arm_length*SIN([rf.C144])+[rf.$B$24]" office:value-type="float" office:value="358.586774191518" calcext:value-type="float">
            <text:p>358,586774191518</text:p>
          </table:table-cell>
          <table:table-cell table:formula="of:=COS([rf.$B$6])*servo_saver_arm_length*SIN([rf.C144])+SIN([rf.$B$6])*servo_saver_arm_length*COS([rf.C144])+[rf.$C$24]" office:value-type="float" office:value="3.61282026990566" calcext:value-type="float">
            <text:p>3,61282026990566</text:p>
          </table:table-cell>
          <table:table-cell table:formula="of:=[$rf.D144]-[$rf.$B$14]" office:value-type="float" office:value="58.5867741915176" calcext:value-type="float">
            <text:p>58,5867741915176</text:p>
          </table:table-cell>
          <table:table-cell table:formula="of:=[rf.E144]-[$rf.$C$14]" office:value-type="float" office:value="93.6128202699057" calcext:value-type="float">
            <text:p>93,6128202699057</text:p>
          </table:table-cell>
          <table:table-cell table:style-name="Default" table:formula="of:=SQRT([rf.F144]^2+[rf.G144]^2)" office:value-type="float" office:value="110.434461238571" calcext:value-type="float">
            <text:p>110,434461238571</text:p>
          </table:table-cell>
          <table:table-cell table:formula="of:=([rf.H144]^2-[rf.$B$42]^2+[rf.$B$43]^2)/(2*[rf.H144])" office:value-type="float" office:value="7.24942323337304" calcext:value-type="float">
            <text:p>7,24942323337304</text:p>
          </table:table-cell>
          <table:table-cell table:formula="of:=ACOS([rf.I144]/[rf.$B$43])" office:value-type="float" office:value="1.19987832068797" calcext:value-type="float">
            <text:p>1,19987832068797</text:p>
          </table:table-cell>
          <table:table-cell table:style-name="ce17" table:formula="of:=ASIN([rf.F144]/[rf.H144])" office:value-type="float" office:value="0.559204105199014" calcext:value-type="float">
            <text:p>0,559204105199014</text:p>
          </table:table-cell>
          <table:table-cell table:style-name="ce17" table:formula="of:=IF(0.5*PI()-[rf.$B$9]&gt;[rf.K144];1;-1)" office:value-type="float" office:value="1" calcext:value-type="float">
            <text:p>1</text:p>
          </table:table-cell>
          <table:table-cell table:style-name="ce17" table:formula="of:=0.5*PI()-([rf.J144]*[rf.L144]+[rf.K144])" office:value-type="float" office:value="-0.188286099092087" calcext:value-type="float">
            <text:p>-0,188286099092087</text:p>
          </table:table-cell>
          <table:table-cell table:style-name="ce17" table:formula="of:=[rf.M144]-[rf.$B$8]" office:value-type="float" office:value="0.160779751306779" calcext:value-type="float">
            <text:p>0,160779751306779</text:p>
          </table:table-cell>
          <table:table-cell table:number-columns-repeated="1010"/>
        </table:table-row>
        <table:table-row table:style-name="ro1">
          <table:table-cell office:value-type="float" office:value="-86" calcext:value-type="float">
            <text:p>-86</text:p>
          </table:table-cell>
          <table:table-cell table:formula="of:=[rf.A145]*analyze_resolution" office:value-type="float" office:value="-12.9" calcext:value-type="float">
            <text:p>-12,9</text:p>
          </table:table-cell>
          <table:table-cell table:formula="of:=RADIANS(-[rf.B145])" office:value-type="float" office:value="0.225147473507268" calcext:value-type="float">
            <text:p>0,225147473507268</text:p>
          </table:table-cell>
          <table:table-cell table:formula="of:=COS([rf.$B$6])*servo_saver_arm_length*COS([rf.C145])-SIN([rf.$B$6])*servo_saver_arm_length*SIN([rf.C145])+[rf.$B$24]" office:value-type="float" office:value="358.59617910706" calcext:value-type="float">
            <text:p>358,59617910706</text:p>
          </table:table-cell>
          <table:table-cell table:formula="of:=COS([rf.$B$6])*servo_saver_arm_length*SIN([rf.C145])+SIN([rf.$B$6])*servo_saver_arm_length*COS([rf.C145])+[rf.$C$24]" office:value-type="float" office:value="3.57200185617522" calcext:value-type="float">
            <text:p>3,57200185617522</text:p>
          </table:table-cell>
          <table:table-cell table:formula="of:=[$rf.D145]-[$rf.$B$14]" office:value-type="float" office:value="58.5961791070595" calcext:value-type="float">
            <text:p>58,5961791070595</text:p>
          </table:table-cell>
          <table:table-cell table:formula="of:=[rf.E145]-[$rf.$C$14]" office:value-type="float" office:value="93.5720018561752" calcext:value-type="float">
            <text:p>93,5720018561752</text:p>
          </table:table-cell>
          <table:table-cell table:style-name="Default" table:formula="of:=SQRT([rf.F145]^2+[rf.G145]^2)" office:value-type="float" office:value="110.404853776085" calcext:value-type="float">
            <text:p>110,404853776085</text:p>
          </table:table-cell>
          <table:table-cell table:formula="of:=([rf.H145]^2-[rf.$B$42]^2+[rf.$B$43]^2)/(2*[rf.H145])" office:value-type="float" office:value="7.22175589143535" calcext:value-type="float">
            <text:p>7,22175589143535</text:p>
          </table:table-cell>
          <table:table-cell table:formula="of:=ACOS([rf.I145]/[rf.$B$43])" office:value-type="float" office:value="1.20136220049457" calcext:value-type="float">
            <text:p>1,20136220049457</text:p>
          </table:table-cell>
          <table:table-cell table:style-name="ce17" table:formula="of:=ASIN([rf.F145]/[rf.H145])" office:value-type="float" office:value="0.559472453753405" calcext:value-type="float">
            <text:p>0,559472453753405</text:p>
          </table:table-cell>
          <table:table-cell table:style-name="ce17" table:formula="of:=IF(0.5*PI()-[rf.$B$9]&gt;[rf.K145];1;-1)" office:value-type="float" office:value="1" calcext:value-type="float">
            <text:p>1</text:p>
          </table:table-cell>
          <table:table-cell table:style-name="ce17" table:formula="of:=0.5*PI()-([rf.J145]*[rf.L145]+[rf.K145])" office:value-type="float" office:value="-0.190038327453077" calcext:value-type="float">
            <text:p>-0,190038327453077</text:p>
          </table:table-cell>
          <table:table-cell table:style-name="ce17" table:formula="of:=[rf.M145]-[rf.$B$8]" office:value-type="float" office:value="0.159027522945789" calcext:value-type="float">
            <text:p>0,159027522945789</text:p>
          </table:table-cell>
          <table:table-cell table:number-columns-repeated="1010"/>
        </table:table-row>
        <table:table-row table:style-name="ro1">
          <table:table-cell office:value-type="float" office:value="-85" calcext:value-type="float">
            <text:p>-85</text:p>
          </table:table-cell>
          <table:table-cell table:formula="of:=[rf.A146]*analyze_resolution" office:value-type="float" office:value="-12.75" calcext:value-type="float">
            <text:p>-12,75</text:p>
          </table:table-cell>
          <table:table-cell table:formula="of:=RADIANS(-[rf.B146])" office:value-type="float" office:value="0.222529479629277" calcext:value-type="float">
            <text:p>0,222529479629277</text:p>
          </table:table-cell>
          <table:table-cell table:formula="of:=COS([rf.$B$6])*servo_saver_arm_length*COS([rf.C146])-SIN([rf.$B$6])*servo_saver_arm_length*SIN([rf.C146])+[rf.$B$24]" office:value-type="float" office:value="358.605477128136" calcext:value-type="float">
            <text:p>358,605477128136</text:p>
          </table:table-cell>
          <table:table-cell table:formula="of:=COS([rf.$B$6])*servo_saver_arm_length*SIN([rf.C146])+SIN([rf.$B$6])*servo_saver_arm_length*COS([rf.C146])+[rf.$C$24]" office:value-type="float" office:value="3.53115896034402" calcext:value-type="float">
            <text:p>3,53115896034402</text:p>
          </table:table-cell>
          <table:table-cell table:formula="of:=[$rf.D146]-[$rf.$B$14]" office:value-type="float" office:value="58.6054771281362" calcext:value-type="float">
            <text:p>58,6054771281362</text:p>
          </table:table-cell>
          <table:table-cell table:formula="of:=[rf.E146]-[$rf.$C$14]" office:value-type="float" office:value="93.531158960344" calcext:value-type="float">
            <text:p>93,531158960344</text:p>
          </table:table-cell>
          <table:table-cell table:style-name="Default" table:formula="of:=SQRT([rf.F146]^2+[rf.G146]^2)" office:value-type="float" office:value="110.375176764894" calcext:value-type="float">
            <text:p>110,375176764894</text:p>
          </table:table-cell>
          <table:table-cell table:formula="of:=([rf.H146]^2-[rf.$B$42]^2+[rf.$B$43]^2)/(2*[rf.H146])" office:value-type="float" office:value="7.19401663268312" calcext:value-type="float">
            <text:p>7,19401663268312</text:p>
          </table:table-cell>
          <table:table-cell table:formula="of:=ACOS([rf.I146]/[rf.$B$43])" office:value-type="float" office:value="1.20284908197358" calcext:value-type="float">
            <text:p>1,20284908197358</text:p>
          </table:table-cell>
          <table:table-cell table:style-name="ce17" table:formula="of:=ASIN([rf.F146]/[rf.H146])" office:value-type="float" office:value="0.559740243356809" calcext:value-type="float">
            <text:p>0,559740243356809</text:p>
          </table:table-cell>
          <table:table-cell table:style-name="ce17" table:formula="of:=IF(0.5*PI()-[rf.$B$9]&gt;[rf.K146];1;-1)" office:value-type="float" office:value="1" calcext:value-type="float">
            <text:p>1</text:p>
          </table:table-cell>
          <table:table-cell table:style-name="ce17" table:formula="of:=0.5*PI()-([rf.J146]*[rf.L146]+[rf.K146])" office:value-type="float" office:value="-0.19179299853549" calcext:value-type="float">
            <text:p>-0,19179299853549</text:p>
          </table:table-cell>
          <table:table-cell table:style-name="ce17" table:formula="of:=[rf.M146]-[rf.$B$8]" office:value-type="float" office:value="0.157272851863375" calcext:value-type="float">
            <text:p>0,157272851863375</text:p>
          </table:table-cell>
          <table:table-cell table:number-columns-repeated="1010"/>
        </table:table-row>
        <table:table-row table:style-name="ro1">
          <table:table-cell office:value-type="float" office:value="-84" calcext:value-type="float">
            <text:p>-84</text:p>
          </table:table-cell>
          <table:table-cell table:formula="of:=[rf.A147]*analyze_resolution" office:value-type="float" office:value="-12.6" calcext:value-type="float">
            <text:p>-12,6</text:p>
          </table:table-cell>
          <table:table-cell table:formula="of:=RADIANS(-[rf.B147])" office:value-type="float" office:value="0.219911485751286" calcext:value-type="float">
            <text:p>0,219911485751286</text:p>
          </table:table-cell>
          <table:table-cell table:formula="of:=COS([rf.$B$6])*servo_saver_arm_length*COS([rf.C147])-SIN([rf.$B$6])*servo_saver_arm_length*SIN([rf.C147])+[rf.$B$24]" office:value-type="float" office:value="358.61466819102" calcext:value-type="float">
            <text:p>358,61466819102</text:p>
          </table:table-cell>
          <table:table-cell table:formula="of:=COS([rf.$B$6])*servo_saver_arm_length*SIN([rf.C147])+SIN([rf.$B$6])*servo_saver_arm_length*COS([rf.C147])+[rf.$C$24]" office:value-type="float" office:value="3.49029186234468" calcext:value-type="float">
            <text:p>3,49029186234468</text:p>
          </table:table-cell>
          <table:table-cell table:formula="of:=[$rf.D147]-[$rf.$B$14]" office:value-type="float" office:value="58.61466819102" calcext:value-type="float">
            <text:p>58,61466819102</text:p>
          </table:table-cell>
          <table:table-cell table:formula="of:=[rf.E147]-[$rf.$C$14]" office:value-type="float" office:value="93.4902918623447" calcext:value-type="float">
            <text:p>93,4902918623447</text:p>
          </table:table-cell>
          <table:table-cell table:style-name="Default" table:formula="of:=SQRT([rf.F147]^2+[rf.G147]^2)" office:value-type="float" office:value="110.34543035237" calcext:value-type="float">
            <text:p>110,34543035237</text:p>
          </table:table-cell>
          <table:table-cell table:formula="of:=([rf.H147]^2-[rf.$B$42]^2+[rf.$B$43]^2)/(2*[rf.H147])" office:value-type="float" office:value="7.16620554055472" calcext:value-type="float">
            <text:p>7,16620554055472</text:p>
          </table:table-cell>
          <table:table-cell table:formula="of:=ACOS([rf.I147]/[rf.$B$43])" office:value-type="float" office:value="1.20433895877215" calcext:value-type="float">
            <text:p>1,20433895877215</text:p>
          </table:table-cell>
          <table:table-cell table:style-name="ce17" table:formula="of:=ASIN([rf.F147]/[rf.H147])" office:value-type="float" office:value="0.560007472247124" calcext:value-type="float">
            <text:p>0,560007472247124</text:p>
          </table:table-cell>
          <table:table-cell table:style-name="ce17" table:formula="of:=IF(0.5*PI()-[rf.$B$9]&gt;[rf.K147];1;-1)" office:value-type="float" office:value="1" calcext:value-type="float">
            <text:p>1</text:p>
          </table:table-cell>
          <table:table-cell table:style-name="ce17" table:formula="of:=0.5*PI()-([rf.J147]*[rf.L147]+[rf.K147])" office:value-type="float" office:value="-0.193550104224375" calcext:value-type="float">
            <text:p>-0,193550104224375</text:p>
          </table:table-cell>
          <table:table-cell table:style-name="ce17" table:formula="of:=[rf.M147]-[rf.$B$8]" office:value-type="float" office:value="0.155515746174491" calcext:value-type="float">
            <text:p>0,155515746174491</text:p>
          </table:table-cell>
          <table:table-cell table:number-columns-repeated="1010"/>
        </table:table-row>
        <table:table-row table:style-name="ro1">
          <table:table-cell office:value-type="float" office:value="-83" calcext:value-type="float">
            <text:p>-83</text:p>
          </table:table-cell>
          <table:table-cell table:formula="of:=[rf.A148]*analyze_resolution" office:value-type="float" office:value="-12.45" calcext:value-type="float">
            <text:p>-12,45</text:p>
          </table:table-cell>
          <table:table-cell table:formula="of:=RADIANS(-[rf.B148])" office:value-type="float" office:value="0.217293491873294" calcext:value-type="float">
            <text:p>0,217293491873294</text:p>
          </table:table-cell>
          <table:table-cell table:formula="of:=COS([rf.$B$6])*servo_saver_arm_length*COS([rf.C148])-SIN([rf.$B$6])*servo_saver_arm_length*SIN([rf.C148])+[rf.$B$24]" office:value-type="float" office:value="358.623752232716" calcext:value-type="float">
            <text:p>358,623752232716</text:p>
          </table:table-cell>
          <table:table-cell table:formula="of:=COS([rf.$B$6])*servo_saver_arm_length*SIN([rf.C148])+SIN([rf.$B$6])*servo_saver_arm_length*COS([rf.C148])+[rf.$C$24]" office:value-type="float" office:value="3.44940084227573" calcext:value-type="float">
            <text:p>3,44940084227573</text:p>
          </table:table-cell>
          <table:table-cell table:formula="of:=[$rf.D148]-[$rf.$B$14]" office:value-type="float" office:value="58.6237522327163" calcext:value-type="float">
            <text:p>58,6237522327163</text:p>
          </table:table-cell>
          <table:table-cell table:formula="of:=[rf.E148]-[$rf.$C$14]" office:value-type="float" office:value="93.4494008422757" calcext:value-type="float">
            <text:p>93,4494008422757</text:p>
          </table:table-cell>
          <table:table-cell table:style-name="Default" table:formula="of:=SQRT([rf.F148]^2+[rf.G148]^2)" office:value-type="float" office:value="110.315614686332" calcext:value-type="float">
            <text:p>110,315614686332</text:p>
          </table:table-cell>
          <table:table-cell table:formula="of:=([rf.H148]^2-[rf.$B$42]^2+[rf.$B$43]^2)/(2*[rf.H148])" office:value-type="float" office:value="7.13832269884775" calcext:value-type="float">
            <text:p>7,13832269884775</text:p>
          </table:table-cell>
          <table:table-cell table:formula="of:=ACOS([rf.I148]/[rf.$B$43])" office:value-type="float" office:value="1.20583182456405" calcext:value-type="float">
            <text:p>1,20583182456405</text:p>
          </table:table-cell>
          <table:table-cell table:style-name="ce17" table:formula="of:=ASIN([rf.F148]/[rf.H148])" office:value-type="float" office:value="0.560274138661374" calcext:value-type="float">
            <text:p>0,560274138661374</text:p>
          </table:table-cell>
          <table:table-cell table:style-name="ce17" table:formula="of:=IF(0.5*PI()-[rf.$B$9]&gt;[rf.K148];1;-1)" office:value-type="float" office:value="1" calcext:value-type="float">
            <text:p>1</text:p>
          </table:table-cell>
          <table:table-cell table:style-name="ce17" table:formula="of:=0.5*PI()-([rf.J148]*[rf.L148]+[rf.K148])" office:value-type="float" office:value="-0.19530963643053" calcext:value-type="float">
            <text:p>-0,19530963643053</text:p>
          </table:table-cell>
          <table:table-cell table:style-name="ce17" table:formula="of:=[rf.M148]-[rf.$B$8]" office:value-type="float" office:value="0.153756213968336" calcext:value-type="float">
            <text:p>0,153756213968336</text:p>
          </table:table-cell>
          <table:table-cell table:number-columns-repeated="1010"/>
        </table:table-row>
        <table:table-row table:style-name="ro1">
          <table:table-cell office:value-type="float" office:value="-82" calcext:value-type="float">
            <text:p>-82</text:p>
          </table:table-cell>
          <table:table-cell table:formula="of:=[rf.A149]*analyze_resolution" office:value-type="float" office:value="-12.3" calcext:value-type="float">
            <text:p>-12,3</text:p>
          </table:table-cell>
          <table:table-cell table:formula="of:=RADIANS(-[rf.B149])" office:value-type="float" office:value="0.214675497995302" calcext:value-type="float">
            <text:p>0,214675497995302</text:p>
          </table:table-cell>
          <table:table-cell table:formula="of:=COS([rf.$B$6])*servo_saver_arm_length*COS([rf.C149])-SIN([rf.$B$6])*servo_saver_arm_length*SIN([rf.C149])+[rf.$B$24]" office:value-type="float" office:value="358.632729190964" calcext:value-type="float">
            <text:p>358,632729190964</text:p>
          </table:table-cell>
          <table:table-cell table:formula="of:=COS([rf.$B$6])*servo_saver_arm_length*SIN([rf.C149])+SIN([rf.$B$6])*servo_saver_arm_length*COS([rf.C149])+[rf.$C$24]" office:value-type="float" office:value="3.40848618039962" calcext:value-type="float">
            <text:p>3,40848618039962</text:p>
          </table:table-cell>
          <table:table-cell table:formula="of:=[$rf.D149]-[$rf.$B$14]" office:value-type="float" office:value="58.6327291909642" calcext:value-type="float">
            <text:p>58,6327291909642</text:p>
          </table:table-cell>
          <table:table-cell table:formula="of:=[rf.E149]-[$rf.$C$14]" office:value-type="float" office:value="93.4084861803996" calcext:value-type="float">
            <text:p>93,4084861803996</text:p>
          </table:table-cell>
          <table:table-cell table:style-name="Default" table:formula="of:=SQRT([rf.F149]^2+[rf.G149]^2)" office:value-type="float" office:value="110.285729915048" calcext:value-type="float">
            <text:p>110,285729915048</text:p>
          </table:table-cell>
          <table:table-cell table:formula="of:=([rf.H149]^2-[rf.$B$42]^2+[rf.$B$43]^2)/(2*[rf.H149])" office:value-type="float" office:value="7.11036819172016" calcext:value-type="float">
            <text:p>7,11036819172016</text:p>
          </table:table-cell>
          <table:table-cell table:formula="of:=ACOS([rf.I149]/[rf.$B$43])" office:value-type="float" office:value="1.20732767304973" calcext:value-type="float">
            <text:p>1,20732767304973</text:p>
          </table:table-cell>
          <table:table-cell table:style-name="ce17" table:formula="of:=ASIN([rf.F149]/[rf.H149])" office:value-type="float" office:value="0.560540240835711" calcext:value-type="float">
            <text:p>0,560540240835711</text:p>
          </table:table-cell>
          <table:table-cell table:style-name="ce17" table:formula="of:=IF(0.5*PI()-[rf.$B$9]&gt;[rf.K149];1;-1)" office:value-type="float" office:value="1" calcext:value-type="float">
            <text:p>1</text:p>
          </table:table-cell>
          <table:table-cell table:style-name="ce17" table:formula="of:=0.5*PI()-([rf.J149]*[rf.L149]+[rf.K149])" office:value-type="float" office:value="-0.19707158709054" calcext:value-type="float">
            <text:p>-0,19707158709054</text:p>
          </table:table-cell>
          <table:table-cell table:style-name="ce17" table:formula="of:=[rf.M149]-[rf.$B$8]" office:value-type="float" office:value="0.151994263308326" calcext:value-type="float">
            <text:p>0,151994263308326</text:p>
          </table:table-cell>
          <table:table-cell table:number-columns-repeated="1010"/>
        </table:table-row>
        <table:table-row table:style-name="ro1">
          <table:table-cell office:value-type="float" office:value="-81" calcext:value-type="float">
            <text:p>-81</text:p>
          </table:table-cell>
          <table:table-cell table:formula="of:=[rf.A150]*analyze_resolution" office:value-type="float" office:value="-12.15" calcext:value-type="float">
            <text:p>-12,15</text:p>
          </table:table-cell>
          <table:table-cell table:formula="of:=RADIANS(-[rf.B150])" office:value-type="float" office:value="0.212057504117311" calcext:value-type="float">
            <text:p>0,212057504117311</text:p>
          </table:table-cell>
          <table:table-cell table:formula="of:=COS([rf.$B$6])*servo_saver_arm_length*COS([rf.C150])-SIN([rf.$B$6])*servo_saver_arm_length*SIN([rf.C150])+[rf.$B$24]" office:value-type="float" office:value="358.641599004237" calcext:value-type="float">
            <text:p>358,641599004237</text:p>
          </table:table-cell>
          <table:table-cell table:formula="of:=COS([rf.$B$6])*servo_saver_arm_length*SIN([rf.C150])+SIN([rf.$B$6])*servo_saver_arm_length*COS([rf.C150])+[rf.$C$24]" office:value-type="float" office:value="3.36754815714089" calcext:value-type="float">
            <text:p>3,36754815714089</text:p>
          </table:table-cell>
          <table:table-cell table:formula="of:=[$rf.D150]-[$rf.$B$14]" office:value-type="float" office:value="58.6415990042366" calcext:value-type="float">
            <text:p>58,6415990042366</text:p>
          </table:table-cell>
          <table:table-cell table:formula="of:=[rf.E150]-[$rf.$C$14]" office:value-type="float" office:value="93.3675481571409" calcext:value-type="float">
            <text:p>93,3675481571409</text:p>
          </table:table-cell>
          <table:table-cell table:style-name="Default" table:formula="of:=SQRT([rf.F150]^2+[rf.G150]^2)" office:value-type="float" office:value="110.255776187235" calcext:value-type="float">
            <text:p>110,255776187235</text:p>
          </table:table-cell>
          <table:table-cell table:formula="of:=([rf.H150]^2-[rf.$B$42]^2+[rf.$B$43]^2)/(2*[rf.H150])" office:value-type="float" office:value="7.08234210369133" calcext:value-type="float">
            <text:p>7,08234210369133</text:p>
          </table:table-cell>
          <table:table-cell table:formula="of:=ACOS([rf.I150]/[rf.$B$43])" office:value-type="float" office:value="1.20882649795628" calcext:value-type="float">
            <text:p>1,20882649795628</text:p>
          </table:table-cell>
          <table:table-cell table:style-name="ce17" table:formula="of:=ASIN([rf.F150]/[rf.H150])" office:value-type="float" office:value="0.560805777005415" calcext:value-type="float">
            <text:p>0,560805777005415</text:p>
          </table:table-cell>
          <table:table-cell table:style-name="ce17" table:formula="of:=IF(0.5*PI()-[rf.$B$9]&gt;[rf.K150];1;-1)" office:value-type="float" office:value="1" calcext:value-type="float">
            <text:p>1</text:p>
          </table:table-cell>
          <table:table-cell table:style-name="ce17" table:formula="of:=0.5*PI()-([rf.J150]*[rf.L150]+[rf.K150])" office:value-type="float" office:value="-0.1988359481668" calcext:value-type="float">
            <text:p>-0,1988359481668</text:p>
          </table:table-cell>
          <table:table-cell table:style-name="ce17" table:formula="of:=[rf.M150]-[rf.$B$8]" office:value-type="float" office:value="0.150229902232066" calcext:value-type="float">
            <text:p>0,150229902232066</text:p>
          </table:table-cell>
          <table:table-cell table:number-columns-repeated="1010"/>
        </table:table-row>
        <table:table-row table:style-name="ro1">
          <table:table-cell office:value-type="float" office:value="-80" calcext:value-type="float">
            <text:p>-80</text:p>
          </table:table-cell>
          <table:table-cell table:formula="of:=[rf.A151]*analyze_resolution" office:value-type="float" office:value="-12" calcext:value-type="float">
            <text:p>-12</text:p>
          </table:table-cell>
          <table:table-cell table:formula="of:=RADIANS(-[rf.B151])" office:value-type="float" office:value="0.20943951023932" calcext:value-type="float">
            <text:p>0,20943951023932</text:p>
          </table:table-cell>
          <table:table-cell table:formula="of:=COS([rf.$B$6])*servo_saver_arm_length*COS([rf.C151])-SIN([rf.$B$6])*servo_saver_arm_length*SIN([rf.C151])+[rf.$B$24]" office:value-type="float" office:value="358.650361611741" calcext:value-type="float">
            <text:p>358,650361611741</text:p>
          </table:table-cell>
          <table:table-cell table:formula="of:=COS([rf.$B$6])*servo_saver_arm_length*SIN([rf.C151])+SIN([rf.$B$6])*servo_saver_arm_length*COS([rf.C151])+[rf.$C$24]" office:value-type="float" office:value="3.32658705308415" calcext:value-type="float">
            <text:p>3,32658705308415</text:p>
          </table:table-cell>
          <table:table-cell table:formula="of:=[$rf.D151]-[$rf.$B$14]" office:value-type="float" office:value="58.6503616117409" calcext:value-type="float">
            <text:p>58,6503616117409</text:p>
          </table:table-cell>
          <table:table-cell table:formula="of:=[rf.E151]-[$rf.$C$14]" office:value-type="float" office:value="93.3265870530842" calcext:value-type="float">
            <text:p>93,3265870530842</text:p>
          </table:table-cell>
          <table:table-cell table:style-name="Default" table:formula="of:=SQRT([rf.F151]^2+[rf.G151]^2)" office:value-type="float" office:value="110.225753652061" calcext:value-type="float">
            <text:p>110,225753652061</text:p>
          </table:table-cell>
          <table:table-cell table:formula="of:=([rf.H151]^2-[rf.$B$42]^2+[rf.$B$43]^2)/(2*[rf.H151])" office:value-type="float" office:value="7.05424451964327" calcext:value-type="float">
            <text:p>7,05424451964327</text:p>
          </table:table-cell>
          <table:table-cell table:formula="of:=ACOS([rf.I151]/[rf.$B$43])" office:value-type="float" office:value="1.21032829303754" calcext:value-type="float">
            <text:p>1,21032829303754</text:p>
          </table:table-cell>
          <table:table-cell table:style-name="ce17" table:formula="of:=ASIN([rf.F151]/[rf.H151])" office:value-type="float" office:value="0.561070745404901" calcext:value-type="float">
            <text:p>0,561070745404901</text:p>
          </table:table-cell>
          <table:table-cell table:style-name="ce17" table:formula="of:=IF(0.5*PI()-[rf.$B$9]&gt;[rf.K151];1;-1)" office:value-type="float" office:value="1" calcext:value-type="float">
            <text:p>1</text:p>
          </table:table-cell>
          <table:table-cell table:style-name="ce17" table:formula="of:=0.5*PI()-([rf.J151]*[rf.L151]+[rf.K151])" office:value-type="float" office:value="-0.200602711647542" calcext:value-type="float">
            <text:p>-0,200602711647542</text:p>
          </table:table-cell>
          <table:table-cell table:style-name="ce17" table:formula="of:=[rf.M151]-[rf.$B$8]" office:value-type="float" office:value="0.148463138751324" calcext:value-type="float">
            <text:p>0,148463138751324</text:p>
          </table:table-cell>
          <table:table-cell table:number-columns-repeated="1010"/>
        </table:table-row>
        <table:table-row table:style-name="ro1">
          <table:table-cell office:value-type="float" office:value="-79" calcext:value-type="float">
            <text:p>-79</text:p>
          </table:table-cell>
          <table:table-cell table:formula="of:=[rf.A152]*analyze_resolution" office:value-type="float" office:value="-11.85" calcext:value-type="float">
            <text:p>-11,85</text:p>
          </table:table-cell>
          <table:table-cell table:formula="of:=RADIANS(-[rf.B152])" office:value-type="float" office:value="0.206821516361328" calcext:value-type="float">
            <text:p>0,206821516361328</text:p>
          </table:table-cell>
          <table:table-cell table:formula="of:=COS([rf.$B$6])*servo_saver_arm_length*COS([rf.C152])-SIN([rf.$B$6])*servo_saver_arm_length*SIN([rf.C152])+[rf.$B$24]" office:value-type="float" office:value="358.659016953419" calcext:value-type="float">
            <text:p>358,659016953419</text:p>
          </table:table-cell>
          <table:table-cell table:formula="of:=COS([rf.$B$6])*servo_saver_arm_length*SIN([rf.C152])+SIN([rf.$B$6])*servo_saver_arm_length*COS([rf.C152])+[rf.$C$24]" office:value-type="float" office:value="3.28560314897222" calcext:value-type="float">
            <text:p>3,28560314897222</text:p>
          </table:table-cell>
          <table:table-cell table:formula="of:=[$rf.D152]-[$rf.$B$14]" office:value-type="float" office:value="58.659016953419" calcext:value-type="float">
            <text:p>58,659016953419</text:p>
          </table:table-cell>
          <table:table-cell table:formula="of:=[rf.E152]-[$rf.$C$14]" office:value-type="float" office:value="93.2856031489722" calcext:value-type="float">
            <text:p>93,2856031489722</text:p>
          </table:table-cell>
          <table:table-cell table:style-name="Default" table:formula="of:=SQRT([rf.F152]^2+[rf.G152]^2)" office:value-type="float" office:value="110.195662459141" calcext:value-type="float">
            <text:p>110,195662459141</text:p>
          </table:table-cell>
          <table:table-cell table:formula="of:=([rf.H152]^2-[rf.$B$42]^2+[rf.$B$43]^2)/(2*[rf.H152])" office:value-type="float" office:value="7.02607552482168" calcext:value-type="float">
            <text:p>7,02607552482168</text:p>
          </table:table-cell>
          <table:table-cell table:formula="of:=ACOS([rf.I152]/[rf.$B$43])" office:value-type="float" office:value="1.21183305207404" calcext:value-type="float">
            <text:p>1,21183305207404</text:p>
          </table:table-cell>
          <table:table-cell table:style-name="ce17" table:formula="of:=ASIN([rf.F152]/[rf.H152])" office:value-type="float" office:value="0.561335144267717" calcext:value-type="float">
            <text:p>0,561335144267717</text:p>
          </table:table-cell>
          <table:table-cell table:style-name="ce17" table:formula="of:=IF(0.5*PI()-[rf.$B$9]&gt;[rf.K152];1;-1)" office:value-type="float" office:value="1" calcext:value-type="float">
            <text:p>1</text:p>
          </table:table-cell>
          <table:table-cell table:style-name="ce17" table:formula="of:=0.5*PI()-([rf.J152]*[rf.L152]+[rf.K152])" office:value-type="float" office:value="-0.202371869546864" calcext:value-type="float">
            <text:p>-0,202371869546864</text:p>
          </table:table-cell>
          <table:table-cell table:style-name="ce17" table:formula="of:=[rf.M152]-[rf.$B$8]" office:value-type="float" office:value="0.146693980852002" calcext:value-type="float">
            <text:p>0,146693980852002</text:p>
          </table:table-cell>
          <table:table-cell table:number-columns-repeated="1010"/>
        </table:table-row>
        <table:table-row table:style-name="ro1">
          <table:table-cell office:value-type="float" office:value="-78" calcext:value-type="float">
            <text:p>-78</text:p>
          </table:table-cell>
          <table:table-cell table:formula="of:=[rf.A153]*analyze_resolution" office:value-type="float" office:value="-11.7" calcext:value-type="float">
            <text:p>-11,7</text:p>
          </table:table-cell>
          <table:table-cell table:formula="of:=RADIANS(-[rf.B153])" office:value-type="float" office:value="0.204203522483336" calcext:value-type="float">
            <text:p>0,204203522483336</text:p>
          </table:table-cell>
          <table:table-cell table:formula="of:=COS([rf.$B$6])*servo_saver_arm_length*COS([rf.C153])-SIN([rf.$B$6])*servo_saver_arm_length*SIN([rf.C153])+[rf.$B$24]" office:value-type="float" office:value="358.667564969948" calcext:value-type="float">
            <text:p>358,667564969948</text:p>
          </table:table-cell>
          <table:table-cell table:formula="of:=COS([rf.$B$6])*servo_saver_arm_length*SIN([rf.C153])+SIN([rf.$B$6])*servo_saver_arm_length*COS([rf.C153])+[rf.$C$24]" office:value-type="float" office:value="3.2445967257042" calcext:value-type="float">
            <text:p>3,2445967257042</text:p>
          </table:table-cell>
          <table:table-cell table:formula="of:=[$rf.D153]-[$rf.$B$14]" office:value-type="float" office:value="58.6675649699483" calcext:value-type="float">
            <text:p>58,6675649699483</text:p>
          </table:table-cell>
          <table:table-cell table:formula="of:=[rf.E153]-[$rf.$C$14]" office:value-type="float" office:value="93.2445967257042" calcext:value-type="float">
            <text:p>93,2445967257042</text:p>
          </table:table-cell>
          <table:table-cell table:style-name="Default" table:formula="of:=SQRT([rf.F153]^2+[rf.G153]^2)" office:value-type="float" office:value="110.165502758542" calcext:value-type="float">
            <text:p>110,165502758542</text:p>
          </table:table-cell>
          <table:table-cell table:formula="of:=([rf.H153]^2-[rf.$B$42]^2+[rf.$B$43]^2)/(2*[rf.H153])" office:value-type="float" office:value="6.99783520483728" calcext:value-type="float">
            <text:p>6,99783520483728</text:p>
          </table:table-cell>
          <table:table-cell table:formula="of:=ACOS([rf.I153]/[rf.$B$43])" office:value-type="float" office:value="1.21334076887309" calcext:value-type="float">
            <text:p>1,21334076887309</text:p>
          </table:table-cell>
          <table:table-cell table:style-name="ce17" table:formula="of:=ASIN([rf.F153]/[rf.H153])" office:value-type="float" office:value="0.561598971826552" calcext:value-type="float">
            <text:p>0,561598971826552</text:p>
          </table:table-cell>
          <table:table-cell table:style-name="ce17" table:formula="of:=IF(0.5*PI()-[rf.$B$9]&gt;[rf.K153];1;-1)" office:value-type="float" office:value="1" calcext:value-type="float">
            <text:p>1</text:p>
          </table:table-cell>
          <table:table-cell table:style-name="ce17" table:formula="of:=0.5*PI()-([rf.J153]*[rf.L153]+[rf.K153])" office:value-type="float" office:value="-0.204143413904742" calcext:value-type="float">
            <text:p>-0,204143413904742</text:p>
          </table:table-cell>
          <table:table-cell table:style-name="ce17" table:formula="of:=[rf.M153]-[rf.$B$8]" office:value-type="float" office:value="0.144922436494124" calcext:value-type="float">
            <text:p>0,144922436494124</text:p>
          </table:table-cell>
          <table:table-cell table:number-columns-repeated="1010"/>
        </table:table-row>
        <table:table-row table:style-name="ro1">
          <table:table-cell office:value-type="float" office:value="-77" calcext:value-type="float">
            <text:p>-77</text:p>
          </table:table-cell>
          <table:table-cell table:formula="of:=[rf.A154]*analyze_resolution" office:value-type="float" office:value="-11.55" calcext:value-type="float">
            <text:p>-11,55</text:p>
          </table:table-cell>
          <table:table-cell table:formula="of:=RADIANS(-[rf.B154])" office:value-type="float" office:value="0.201585528605345" calcext:value-type="float">
            <text:p>0,201585528605345</text:p>
          </table:table-cell>
          <table:table-cell table:formula="of:=COS([rf.$B$6])*servo_saver_arm_length*COS([rf.C154])-SIN([rf.$B$6])*servo_saver_arm_length*SIN([rf.C154])+[rf.$B$24]" office:value-type="float" office:value="358.676005602741" calcext:value-type="float">
            <text:p>358,676005602741</text:p>
          </table:table-cell>
          <table:table-cell table:formula="of:=COS([rf.$B$6])*servo_saver_arm_length*SIN([rf.C154])+SIN([rf.$B$6])*servo_saver_arm_length*COS([rf.C154])+[rf.$C$24]" office:value-type="float" office:value="3.20356806433351" calcext:value-type="float">
            <text:p>3,20356806433351</text:p>
          </table:table-cell>
          <table:table-cell table:formula="of:=[$rf.D154]-[$rf.$B$14]" office:value-type="float" office:value="58.6760056027415" calcext:value-type="float">
            <text:p>58,6760056027415</text:p>
          </table:table-cell>
          <table:table-cell table:formula="of:=[rf.E154]-[$rf.$C$14]" office:value-type="float" office:value="93.2035680643335" calcext:value-type="float">
            <text:p>93,2035680643335</text:p>
          </table:table-cell>
          <table:table-cell table:style-name="Default" table:formula="of:=SQRT([rf.F154]^2+[rf.G154]^2)" office:value-type="float" office:value="110.135274700778" calcext:value-type="float">
            <text:p>110,135274700778</text:p>
          </table:table-cell>
          <table:table-cell table:formula="of:=([rf.H154]^2-[rf.$B$42]^2+[rf.$B$43]^2)/(2*[rf.H154])" office:value-type="float" office:value="6.96952364566671" calcext:value-type="float">
            <text:p>6,96952364566671</text:p>
          </table:table-cell>
          <table:table-cell table:formula="of:=ACOS([rf.I154]/[rf.$B$43])" office:value-type="float" office:value="1.21485143726873" calcext:value-type="float">
            <text:p>1,21485143726873</text:p>
          </table:table-cell>
          <table:table-cell table:style-name="ce17" table:formula="of:=ASIN([rf.F154]/[rf.H154])" office:value-type="float" office:value="0.561862226313234" calcext:value-type="float">
            <text:p>0,561862226313234</text:p>
          </table:table-cell>
          <table:table-cell table:style-name="ce17" table:formula="of:=IF(0.5*PI()-[rf.$B$9]&gt;[rf.K154];1;-1)" office:value-type="float" office:value="1" calcext:value-type="float">
            <text:p>1</text:p>
          </table:table-cell>
          <table:table-cell table:style-name="ce17" table:formula="of:=0.5*PI()-([rf.J154]*[rf.L154]+[rf.K154])" office:value-type="float" office:value="-0.205917336787067" calcext:value-type="float">
            <text:p>-0,205917336787067</text:p>
          </table:table-cell>
          <table:table-cell table:style-name="ce17" table:formula="of:=[rf.M154]-[rf.$B$8]" office:value-type="float" office:value="0.143148513611798" calcext:value-type="float">
            <text:p>0,143148513611798</text:p>
          </table:table-cell>
          <table:table-cell table:number-columns-repeated="1010"/>
        </table:table-row>
        <table:table-row table:style-name="ro1">
          <table:table-cell office:value-type="float" office:value="-76" calcext:value-type="float">
            <text:p>-76</text:p>
          </table:table-cell>
          <table:table-cell table:formula="of:=[rf.A155]*analyze_resolution" office:value-type="float" office:value="-11.4" calcext:value-type="float">
            <text:p>-11,4</text:p>
          </table:table-cell>
          <table:table-cell table:formula="of:=RADIANS(-[rf.B155])" office:value-type="float" office:value="0.198967534727354" calcext:value-type="float">
            <text:p>0,198967534727354</text:p>
          </table:table-cell>
          <table:table-cell table:formula="of:=COS([rf.$B$6])*servo_saver_arm_length*COS([rf.C155])-SIN([rf.$B$6])*servo_saver_arm_length*SIN([rf.C155])+[rf.$B$24]" office:value-type="float" office:value="358.684338793948" calcext:value-type="float">
            <text:p>358,684338793948</text:p>
          </table:table-cell>
          <table:table-cell table:formula="of:=COS([rf.$B$6])*servo_saver_arm_length*SIN([rf.C155])+SIN([rf.$B$6])*servo_saver_arm_length*COS([rf.C155])+[rf.$C$24]" office:value-type="float" office:value="3.16251744606602" calcext:value-type="float">
            <text:p>3,16251744606602</text:p>
          </table:table-cell>
          <table:table-cell table:formula="of:=[$rf.D155]-[$rf.$B$14]" office:value-type="float" office:value="58.6843387939476" calcext:value-type="float">
            <text:p>58,6843387939476</text:p>
          </table:table-cell>
          <table:table-cell table:formula="of:=[rf.E155]-[$rf.$C$14]" office:value-type="float" office:value="93.162517446066" calcext:value-type="float">
            <text:p>93,162517446066</text:p>
          </table:table-cell>
          <table:table-cell table:style-name="Default" table:formula="of:=SQRT([rf.F155]^2+[rf.G155]^2)" office:value-type="float" office:value="110.104978436814" calcext:value-type="float">
            <text:p>110,104978436814</text:p>
          </table:table-cell>
          <table:table-cell table:formula="of:=([rf.H155]^2-[rf.$B$42]^2+[rf.$B$43]^2)/(2*[rf.H155])" office:value-type="float" office:value="6.94114093365393" calcext:value-type="float">
            <text:p>6,94114093365393</text:p>
          </table:table-cell>
          <table:table-cell table:formula="of:=ACOS([rf.I155]/[rf.$B$43])" office:value-type="float" office:value="1.21636505112182" calcext:value-type="float">
            <text:p>1,21636505112182</text:p>
          </table:table-cell>
          <table:table-cell table:style-name="ce17" table:formula="of:=ASIN([rf.F155]/[rf.H155])" office:value-type="float" office:value="0.562124905958736" calcext:value-type="float">
            <text:p>0,562124905958736</text:p>
          </table:table-cell>
          <table:table-cell table:style-name="ce17" table:formula="of:=IF(0.5*PI()-[rf.$B$9]&gt;[rf.K155];1;-1)" office:value-type="float" office:value="1" calcext:value-type="float">
            <text:p>1</text:p>
          </table:table-cell>
          <table:table-cell table:style-name="ce17" table:formula="of:=0.5*PI()-([rf.J155]*[rf.L155]+[rf.K155])" office:value-type="float" office:value="-0.207693630285657" calcext:value-type="float">
            <text:p>-0,207693630285657</text:p>
          </table:table-cell>
          <table:table-cell table:style-name="ce17" table:formula="of:=[rf.M155]-[rf.$B$8]" office:value-type="float" office:value="0.141372220113209" calcext:value-type="float">
            <text:p>0,141372220113209</text:p>
          </table:table-cell>
          <table:table-cell table:number-columns-repeated="1010"/>
        </table:table-row>
        <table:table-row table:style-name="ro1">
          <table:table-cell office:value-type="float" office:value="-75" calcext:value-type="float">
            <text:p>-75</text:p>
          </table:table-cell>
          <table:table-cell table:formula="of:=[rf.A156]*analyze_resolution" office:value-type="float" office:value="-11.25" calcext:value-type="float">
            <text:p>-11,25</text:p>
          </table:table-cell>
          <table:table-cell table:formula="of:=RADIANS(-[rf.B156])" office:value-type="float" office:value="0.196349540849362" calcext:value-type="float">
            <text:p>0,196349540849362</text:p>
          </table:table-cell>
          <table:table-cell table:formula="of:=COS([rf.$B$6])*servo_saver_arm_length*COS([rf.C156])-SIN([rf.$B$6])*servo_saver_arm_length*SIN([rf.C156])+[rf.$B$24]" office:value-type="float" office:value="358.692564486452" calcext:value-type="float">
            <text:p>358,692564486452</text:p>
          </table:table-cell>
          <table:table-cell table:formula="of:=COS([rf.$B$6])*servo_saver_arm_length*SIN([rf.C156])+SIN([rf.$B$6])*servo_saver_arm_length*COS([rf.C156])+[rf.$C$24]" office:value-type="float" office:value="3.12144515225805" calcext:value-type="float">
            <text:p>3,12144515225805</text:p>
          </table:table-cell>
          <table:table-cell table:formula="of:=[$rf.D156]-[$rf.$B$14]" office:value-type="float" office:value="58.6925644864517" calcext:value-type="float">
            <text:p>58,6925644864517</text:p>
          </table:table-cell>
          <table:table-cell table:formula="of:=[rf.E156]-[$rf.$C$14]" office:value-type="float" office:value="93.1214451522581" calcext:value-type="float">
            <text:p>93,1214451522581</text:p>
          </table:table-cell>
          <table:table-cell table:style-name="Default" table:formula="of:=SQRT([rf.F156]^2+[rf.G156]^2)" office:value-type="float" office:value="110.074614118067" calcext:value-type="float">
            <text:p>110,074614118067</text:p>
          </table:table-cell>
          <table:table-cell table:formula="of:=([rf.H156]^2-[rf.$B$42]^2+[rf.$B$43]^2)/(2*[rf.H156])" office:value-type="float" office:value="6.91268715551125" calcext:value-type="float">
            <text:p>6,91268715551125</text:p>
          </table:table-cell>
          <table:table-cell table:formula="of:=ACOS([rf.I156]/[rf.$B$43])" office:value-type="float" office:value="1.21788160431999" calcext:value-type="float">
            <text:p>1,21788160431999</text:p>
          </table:table-cell>
          <table:table-cell table:style-name="ce17" table:formula="of:=ASIN([rf.F156]/[rf.H156])" office:value-type="float" office:value="0.562387008993178" calcext:value-type="float">
            <text:p>0,562387008993178</text:p>
          </table:table-cell>
          <table:table-cell table:style-name="ce17" table:formula="of:=IF(0.5*PI()-[rf.$B$9]&gt;[rf.K156];1;-1)" office:value-type="float" office:value="1" calcext:value-type="float">
            <text:p>1</text:p>
          </table:table-cell>
          <table:table-cell table:style-name="ce17" table:formula="of:=0.5*PI()-([rf.J156]*[rf.L156]+[rf.K156])" office:value-type="float" office:value="-0.209472286518275" calcext:value-type="float">
            <text:p>-0,209472286518275</text:p>
          </table:table-cell>
          <table:table-cell table:style-name="ce17" table:formula="of:=[rf.M156]-[rf.$B$8]" office:value-type="float" office:value="0.139593563880591" calcext:value-type="float">
            <text:p>0,139593563880591</text:p>
          </table:table-cell>
          <table:table-cell table:number-columns-repeated="1010"/>
        </table:table-row>
        <table:table-row table:style-name="ro1">
          <table:table-cell office:value-type="float" office:value="-74" calcext:value-type="float">
            <text:p>-74</text:p>
          </table:table-cell>
          <table:table-cell table:formula="of:=[rf.A157]*analyze_resolution" office:value-type="float" office:value="-11.1" calcext:value-type="float">
            <text:p>-11,1</text:p>
          </table:table-cell>
          <table:table-cell table:formula="of:=RADIANS(-[rf.B157])" office:value-type="float" office:value="0.193731546971371" calcext:value-type="float">
            <text:p>0,193731546971371</text:p>
          </table:table-cell>
          <table:table-cell table:formula="of:=COS([rf.$B$6])*servo_saver_arm_length*COS([rf.C157])-SIN([rf.$B$6])*servo_saver_arm_length*SIN([rf.C157])+[rf.$B$24]" office:value-type="float" office:value="358.700682623876" calcext:value-type="float">
            <text:p>358,700682623876</text:p>
          </table:table-cell>
          <table:table-cell table:formula="of:=COS([rf.$B$6])*servo_saver_arm_length*SIN([rf.C157])+SIN([rf.$B$6])*servo_saver_arm_length*COS([rf.C157])+[rf.$C$24]" office:value-type="float" office:value="3.08035146441452" calcext:value-type="float">
            <text:p>3,08035146441452</text:p>
          </table:table-cell>
          <table:table-cell table:formula="of:=[$rf.D157]-[$rf.$B$14]" office:value-type="float" office:value="58.7006826238759" calcext:value-type="float">
            <text:p>58,7006826238759</text:p>
          </table:table-cell>
          <table:table-cell table:formula="of:=[rf.E157]-[$rf.$C$14]" office:value-type="float" office:value="93.0803514644145" calcext:value-type="float">
            <text:p>93,0803514644145</text:p>
          </table:table-cell>
          <table:table-cell table:style-name="Default" table:formula="of:=SQRT([rf.F157]^2+[rf.G157]^2)" office:value-type="float" office:value="110.0441818964" calcext:value-type="float">
            <text:p>110,0441818964</text:p>
          </table:table-cell>
          <table:table-cell table:formula="of:=([rf.H157]^2-[rf.$B$42]^2+[rf.$B$43]^2)/(2*[rf.H157])" office:value-type="float" office:value="6.88416239832053" calcext:value-type="float">
            <text:p>6,88416239832053</text:p>
          </table:table-cell>
          <table:table-cell table:formula="of:=ACOS([rf.I157]/[rf.$B$43])" office:value-type="float" office:value="1.21940109077772" calcext:value-type="float">
            <text:p>1,21940109077772</text:p>
          </table:table-cell>
          <table:table-cell table:style-name="ce17" table:formula="of:=ASIN([rf.F157]/[rf.H157])" office:value-type="float" office:value="0.562648533645831" calcext:value-type="float">
            <text:p>0,562648533645831</text:p>
          </table:table-cell>
          <table:table-cell table:style-name="ce17" table:formula="of:=IF(0.5*PI()-[rf.$B$9]&gt;[rf.K157];1;-1)" office:value-type="float" office:value="1" calcext:value-type="float">
            <text:p>1</text:p>
          </table:table-cell>
          <table:table-cell table:style-name="ce17" table:formula="of:=0.5*PI()-([rf.J157]*[rf.L157]+[rf.K157])" office:value-type="float" office:value="-0.211253297628655" calcext:value-type="float">
            <text:p>-0,211253297628655</text:p>
          </table:table-cell>
          <table:table-cell table:style-name="ce17" table:formula="of:=[rf.M157]-[rf.$B$8]" office:value-type="float" office:value="0.13781255277021" calcext:value-type="float">
            <text:p>0,13781255277021</text:p>
          </table:table-cell>
          <table:table-cell table:number-columns-repeated="1010"/>
        </table:table-row>
        <table:table-row table:style-name="ro1">
          <table:table-cell office:value-type="float" office:value="-73" calcext:value-type="float">
            <text:p>-73</text:p>
          </table:table-cell>
          <table:table-cell table:formula="of:=[rf.A158]*analyze_resolution" office:value-type="float" office:value="-10.95" calcext:value-type="float">
            <text:p>-10,95</text:p>
          </table:table-cell>
          <table:table-cell table:formula="of:=RADIANS(-[rf.B158])" office:value-type="float" office:value="0.191113553093379" calcext:value-type="float">
            <text:p>0,191113553093379</text:p>
          </table:table-cell>
          <table:table-cell table:formula="of:=COS([rf.$B$6])*servo_saver_arm_length*COS([rf.C158])-SIN([rf.$B$6])*servo_saver_arm_length*SIN([rf.C158])+[rf.$B$24]" office:value-type="float" office:value="358.708693150579" calcext:value-type="float">
            <text:p>358,708693150579</text:p>
          </table:table-cell>
          <table:table-cell table:formula="of:=COS([rf.$B$6])*servo_saver_arm_length*SIN([rf.C158])+SIN([rf.$B$6])*servo_saver_arm_length*COS([rf.C158])+[rf.$C$24]" office:value-type="float" office:value="3.03923666418695" calcext:value-type="float">
            <text:p>3,03923666418695</text:p>
          </table:table-cell>
          <table:table-cell table:formula="of:=[$rf.D158]-[$rf.$B$14]" office:value-type="float" office:value="58.7086931505795" calcext:value-type="float">
            <text:p>58,7086931505795</text:p>
          </table:table-cell>
          <table:table-cell table:formula="of:=[rf.E158]-[$rf.$C$14]" office:value-type="float" office:value="93.039236664187" calcext:value-type="float">
            <text:p>93,039236664187</text:p>
          </table:table-cell>
          <table:table-cell table:style-name="Default" table:formula="of:=SQRT([rf.F158]^2+[rf.G158]^2)" office:value-type="float" office:value="110.013681924129" calcext:value-type="float">
            <text:p>110,013681924129</text:p>
          </table:table-cell>
          <table:table-cell table:formula="of:=([rf.H158]^2-[rf.$B$42]^2+[rf.$B$43]^2)/(2*[rf.H158])" office:value-type="float" office:value="6.85556674953437" calcext:value-type="float">
            <text:p>6,85556674953437</text:p>
          </table:table-cell>
          <table:table-cell table:formula="of:=ACOS([rf.I158]/[rf.$B$43])" office:value-type="float" office:value="1.2209235044363" calcext:value-type="float">
            <text:p>1,2209235044363</text:p>
          </table:table-cell>
          <table:table-cell table:style-name="ce17" table:formula="of:=ASIN([rf.F158]/[rf.H158])" office:value-type="float" office:value="0.562909478145117" calcext:value-type="float">
            <text:p>0,562909478145117</text:p>
          </table:table-cell>
          <table:table-cell table:style-name="ce17" table:formula="of:=IF(0.5*PI()-[rf.$B$9]&gt;[rf.K158];1;-1)" office:value-type="float" office:value="1" calcext:value-type="float">
            <text:p>1</text:p>
          </table:table-cell>
          <table:table-cell table:style-name="ce17" table:formula="of:=0.5*PI()-([rf.J158]*[rf.L158]+[rf.K158])" office:value-type="float" office:value="-0.213036655786516" calcext:value-type="float">
            <text:p>-0,213036655786516</text:p>
          </table:table-cell>
          <table:table-cell table:style-name="ce17" table:formula="of:=[rf.M158]-[rf.$B$8]" office:value-type="float" office:value="0.13602919461235" calcext:value-type="float">
            <text:p>0,13602919461235</text:p>
          </table:table-cell>
          <table:table-cell table:number-columns-repeated="1010"/>
        </table:table-row>
        <table:table-row table:style-name="ro1">
          <table:table-cell office:value-type="float" office:value="-72" calcext:value-type="float">
            <text:p>-72</text:p>
          </table:table-cell>
          <table:table-cell table:formula="of:=[rf.A159]*analyze_resolution" office:value-type="float" office:value="-10.8" calcext:value-type="float">
            <text:p>-10,8</text:p>
          </table:table-cell>
          <table:table-cell table:formula="of:=RADIANS(-[rf.B159])" office:value-type="float" office:value="0.188495559215388" calcext:value-type="float">
            <text:p>0,188495559215388</text:p>
          </table:table-cell>
          <table:table-cell table:formula="of:=COS([rf.$B$6])*servo_saver_arm_length*COS([rf.C159])-SIN([rf.$B$6])*servo_saver_arm_length*SIN([rf.C159])+[rf.$B$24]" office:value-type="float" office:value="358.716596011659" calcext:value-type="float">
            <text:p>358,716596011659</text:p>
          </table:table-cell>
          <table:table-cell table:formula="of:=COS([rf.$B$6])*servo_saver_arm_length*SIN([rf.C159])+SIN([rf.$B$6])*servo_saver_arm_length*COS([rf.C159])+[rf.$C$24]" office:value-type="float" office:value="2.99810103337159" calcext:value-type="float">
            <text:p>2,99810103337159</text:p>
          </table:table-cell>
          <table:table-cell table:formula="of:=[$rf.D159]-[$rf.$B$14]" office:value-type="float" office:value="58.716596011659" calcext:value-type="float">
            <text:p>58,716596011659</text:p>
          </table:table-cell>
          <table:table-cell table:formula="of:=[rf.E159]-[$rf.$C$14]" office:value-type="float" office:value="92.9981010333716" calcext:value-type="float">
            <text:p>92,9981010333716</text:p>
          </table:table-cell>
          <table:table-cell table:style-name="Default" table:formula="of:=SQRT([rf.F159]^2+[rf.G159]^2)" office:value-type="float" office:value="109.983114354021" calcext:value-type="float">
            <text:p>109,983114354021</text:p>
          </table:table-cell>
          <table:table-cell table:formula="of:=([rf.H159]^2-[rf.$B$42]^2+[rf.$B$43]^2)/(2*[rf.H159])" office:value-type="float" office:value="6.82690029697729" calcext:value-type="float">
            <text:p>6,82690029697729</text:p>
          </table:table-cell>
          <table:table-cell table:formula="of:=ACOS([rf.I159]/[rf.$B$43])" office:value-type="float" office:value="1.22244883926385" calcext:value-type="float">
            <text:p>1,22244883926385</text:p>
          </table:table-cell>
          <table:table-cell table:style-name="ce17" table:formula="of:=ASIN([rf.F159]/[rf.H159])" office:value-type="float" office:value="0.563169840718619" calcext:value-type="float">
            <text:p>0,563169840718619</text:p>
          </table:table-cell>
          <table:table-cell table:style-name="ce17" table:formula="of:=IF(0.5*PI()-[rf.$B$9]&gt;[rf.K159];1;-1)" office:value-type="float" office:value="1" calcext:value-type="float">
            <text:p>1</text:p>
          </table:table-cell>
          <table:table-cell table:style-name="ce17" table:formula="of:=0.5*PI()-([rf.J159]*[rf.L159]+[rf.K159])" office:value-type="float" office:value="-0.214822353187574" calcext:value-type="float">
            <text:p>-0,214822353187574</text:p>
          </table:table-cell>
          <table:table-cell table:style-name="ce17" table:formula="of:=[rf.M159]-[rf.$B$8]" office:value-type="float" office:value="0.134243497211292" calcext:value-type="float">
            <text:p>0,134243497211292</text:p>
          </table:table-cell>
          <table:table-cell table:number-columns-repeated="1010"/>
        </table:table-row>
        <table:table-row table:style-name="ro1">
          <table:table-cell office:value-type="float" office:value="-71" calcext:value-type="float">
            <text:p>-71</text:p>
          </table:table-cell>
          <table:table-cell table:formula="of:=[rf.A160]*analyze_resolution" office:value-type="float" office:value="-10.65" calcext:value-type="float">
            <text:p>-10,65</text:p>
          </table:table-cell>
          <table:table-cell table:formula="of:=RADIANS(-[rf.B160])" office:value-type="float" office:value="0.185877565337396" calcext:value-type="float">
            <text:p>0,185877565337396</text:p>
          </table:table-cell>
          <table:table-cell table:formula="of:=COS([rf.$B$6])*servo_saver_arm_length*COS([rf.C160])-SIN([rf.$B$6])*servo_saver_arm_length*SIN([rf.C160])+[rf.$B$24]" office:value-type="float" office:value="358.724391152949" calcext:value-type="float">
            <text:p>358,724391152949</text:p>
          </table:table-cell>
          <table:table-cell table:formula="of:=COS([rf.$B$6])*servo_saver_arm_length*SIN([rf.C160])+SIN([rf.$B$6])*servo_saver_arm_length*COS([rf.C160])+[rf.$C$24]" office:value-type="float" office:value="2.95694485390745" calcext:value-type="float">
            <text:p>2,95694485390745</text:p>
          </table:table-cell>
          <table:table-cell table:formula="of:=[$rf.D160]-[$rf.$B$14]" office:value-type="float" office:value="58.7243911529493" calcext:value-type="float">
            <text:p>58,7243911529493</text:p>
          </table:table-cell>
          <table:table-cell table:formula="of:=[rf.E160]-[$rf.$C$14]" office:value-type="float" office:value="92.9569448539074" calcext:value-type="float">
            <text:p>92,9569448539074</text:p>
          </table:table-cell>
          <table:table-cell table:style-name="Default" table:formula="of:=SQRT([rf.F160]^2+[rf.G160]^2)" office:value-type="float" office:value="109.95247933929" calcext:value-type="float">
            <text:p>109,95247933929</text:p>
          </table:table-cell>
          <table:table-cell table:formula="of:=([rf.H160]^2-[rf.$B$42]^2+[rf.$B$43]^2)/(2*[rf.H160])" office:value-type="float" office:value="6.79816312884686" calcext:value-type="float">
            <text:p>6,79816312884686</text:p>
          </table:table-cell>
          <table:table-cell table:formula="of:=ACOS([rf.I160]/[rf.$B$43])" office:value-type="float" office:value="1.22397708925539" calcext:value-type="float">
            <text:p>1,22397708925539</text:p>
          </table:table-cell>
          <table:table-cell table:style-name="ce17" table:formula="of:=ASIN([rf.F160]/[rf.H160])" office:value-type="float" office:value="0.563429619593074" calcext:value-type="float">
            <text:p>0,563429619593074</text:p>
          </table:table-cell>
          <table:table-cell table:style-name="ce17" table:formula="of:=IF(0.5*PI()-[rf.$B$9]&gt;[rf.K160];1;-1)" office:value-type="float" office:value="1" calcext:value-type="float">
            <text:p>1</text:p>
          </table:table-cell>
          <table:table-cell table:style-name="ce17" table:formula="of:=0.5*PI()-([rf.J160]*[rf.L160]+[rf.K160])" office:value-type="float" office:value="-0.216610382053564" calcext:value-type="float">
            <text:p>-0,216610382053564</text:p>
          </table:table-cell>
          <table:table-cell table:style-name="ce17" table:formula="of:=[rf.M160]-[rf.$B$8]" office:value-type="float" office:value="0.132455468345302" calcext:value-type="float">
            <text:p>0,132455468345302</text:p>
          </table:table-cell>
          <table:table-cell table:number-columns-repeated="1010"/>
        </table:table-row>
        <table:table-row table:style-name="ro1">
          <table:table-cell office:value-type="float" office:value="-70" calcext:value-type="float">
            <text:p>-70</text:p>
          </table:table-cell>
          <table:table-cell table:formula="of:=[rf.A161]*analyze_resolution" office:value-type="float" office:value="-10.5" calcext:value-type="float">
            <text:p>-10,5</text:p>
          </table:table-cell>
          <table:table-cell table:formula="of:=RADIANS(-[rf.B161])" office:value-type="float" office:value="0.183259571459405" calcext:value-type="float">
            <text:p>0,183259571459405</text:p>
          </table:table-cell>
          <table:table-cell table:formula="of:=COS([rf.$B$6])*servo_saver_arm_length*COS([rf.C161])-SIN([rf.$B$6])*servo_saver_arm_length*SIN([rf.C161])+[rf.$B$24]" office:value-type="float" office:value="358.732078521023" calcext:value-type="float">
            <text:p>358,732078521023</text:p>
          </table:table-cell>
          <table:table-cell table:formula="of:=COS([rf.$B$6])*servo_saver_arm_length*SIN([rf.C161])+SIN([rf.$B$6])*servo_saver_arm_length*COS([rf.C161])+[rf.$C$24]" office:value-type="float" office:value="2.91576840787436" calcext:value-type="float">
            <text:p>2,91576840787436</text:p>
          </table:table-cell>
          <table:table-cell table:formula="of:=[$rf.D161]-[$rf.$B$14]" office:value-type="float" office:value="58.7320785210233" calcext:value-type="float">
            <text:p>58,7320785210233</text:p>
          </table:table-cell>
          <table:table-cell table:formula="of:=[rf.E161]-[$rf.$C$14]" office:value-type="float" office:value="92.9157684078744" calcext:value-type="float">
            <text:p>92,9157684078744</text:p>
          </table:table-cell>
          <table:table-cell table:style-name="Default" table:formula="of:=SQRT([rf.F161]^2+[rf.G161]^2)" office:value-type="float" office:value="109.921777033604" calcext:value-type="float">
            <text:p>109,921777033604</text:p>
          </table:table-cell>
          <table:table-cell table:formula="of:=([rf.H161]^2-[rf.$B$42]^2+[rf.$B$43]^2)/(2*[rf.H161])" office:value-type="float" office:value="6.76935533371501" calcext:value-type="float">
            <text:p>6,76935533371501</text:p>
          </table:table-cell>
          <table:table-cell table:formula="of:=ACOS([rf.I161]/[rf.$B$43])" office:value-type="float" office:value="1.22550824843276" calcext:value-type="float">
            <text:p>1,22550824843276</text:p>
          </table:table-cell>
          <table:table-cell table:style-name="ce17" table:formula="of:=ASIN([rf.F161]/[rf.H161])" office:value-type="float" office:value="0.563688812994386" calcext:value-type="float">
            <text:p>0,563688812994386</text:p>
          </table:table-cell>
          <table:table-cell table:style-name="ce17" table:formula="of:=IF(0.5*PI()-[rf.$B$9]&gt;[rf.K161];1;-1)" office:value-type="float" office:value="1" calcext:value-type="float">
            <text:p>1</text:p>
          </table:table-cell>
          <table:table-cell table:style-name="ce17" table:formula="of:=0.5*PI()-([rf.J161]*[rf.L161]+[rf.K161])" office:value-type="float" office:value="-0.218400734632249" calcext:value-type="float">
            <text:p>-0,218400734632249</text:p>
          </table:table-cell>
          <table:table-cell table:style-name="ce17" table:formula="of:=[rf.M161]-[rf.$B$8]" office:value-type="float" office:value="0.130665115766617" calcext:value-type="float">
            <text:p>0,130665115766617</text:p>
          </table:table-cell>
          <table:table-cell table:number-columns-repeated="1010"/>
        </table:table-row>
        <table:table-row table:style-name="ro1">
          <table:table-cell office:value-type="float" office:value="-69" calcext:value-type="float">
            <text:p>-69</text:p>
          </table:table-cell>
          <table:table-cell table:formula="of:=[rf.A162]*analyze_resolution" office:value-type="float" office:value="-10.35" calcext:value-type="float">
            <text:p>-10,35</text:p>
          </table:table-cell>
          <table:table-cell table:formula="of:=RADIANS(-[rf.B162])" office:value-type="float" office:value="0.180641577581413" calcext:value-type="float">
            <text:p>0,180641577581413</text:p>
          </table:table-cell>
          <table:table-cell table:formula="of:=COS([rf.$B$6])*servo_saver_arm_length*COS([rf.C162])-SIN([rf.$B$6])*servo_saver_arm_length*SIN([rf.C162])+[rf.$B$24]" office:value-type="float" office:value="358.739658063193" calcext:value-type="float">
            <text:p>358,739658063193</text:p>
          </table:table-cell>
          <table:table-cell table:formula="of:=COS([rf.$B$6])*servo_saver_arm_length*SIN([rf.C162])+SIN([rf.$B$6])*servo_saver_arm_length*COS([rf.C162])+[rf.$C$24]" office:value-type="float" office:value="2.87457197749108" calcext:value-type="float">
            <text:p>2,87457197749108</text:p>
          </table:table-cell>
          <table:table-cell table:formula="of:=[$rf.D162]-[$rf.$B$14]" office:value-type="float" office:value="58.7396580631926" calcext:value-type="float">
            <text:p>58,7396580631926</text:p>
          </table:table-cell>
          <table:table-cell table:formula="of:=[rf.E162]-[$rf.$C$14]" office:value-type="float" office:value="92.8745719774911" calcext:value-type="float">
            <text:p>92,8745719774911</text:p>
          </table:table-cell>
          <table:table-cell table:style-name="Default" table:formula="of:=SQRT([rf.F162]^2+[rf.G162]^2)" office:value-type="float" office:value="109.891007591081" calcext:value-type="float">
            <text:p>109,891007591081</text:p>
          </table:table-cell>
          <table:table-cell table:formula="of:=([rf.H162]^2-[rf.$B$42]^2+[rf.$B$43]^2)/(2*[rf.H162])" office:value-type="float" office:value="6.74047700052909" calcext:value-type="float">
            <text:p>6,74047700052909</text:p>
          </table:table-cell>
          <table:table-cell table:formula="of:=ACOS([rf.I162]/[rf.$B$43])" office:value-type="float" office:value="1.2270423108447" calcext:value-type="float">
            <text:p>1,2270423108447</text:p>
          </table:table-cell>
          <table:table-cell table:style-name="ce17" table:formula="of:=ASIN([rf.F162]/[rf.H162])" office:value-type="float" office:value="0.563947419147626" calcext:value-type="float">
            <text:p>0,563947419147626</text:p>
          </table:table-cell>
          <table:table-cell table:style-name="ce17" table:formula="of:=IF(0.5*PI()-[rf.$B$9]&gt;[rf.K162];1;-1)" office:value-type="float" office:value="1" calcext:value-type="float">
            <text:p>1</text:p>
          </table:table-cell>
          <table:table-cell table:style-name="ce17" table:formula="of:=0.5*PI()-([rf.J162]*[rf.L162]+[rf.K162])" office:value-type="float" office:value="-0.220193403197433" calcext:value-type="float">
            <text:p>-0,220193403197433</text:p>
          </table:table-cell>
          <table:table-cell table:style-name="ce17" table:formula="of:=[rf.M162]-[rf.$B$8]" office:value-type="float" office:value="0.128872447201433" calcext:value-type="float">
            <text:p>0,128872447201433</text:p>
          </table:table-cell>
          <table:table-cell table:number-columns-repeated="1010"/>
        </table:table-row>
        <table:table-row table:style-name="ro1">
          <table:table-cell office:value-type="float" office:value="-68" calcext:value-type="float">
            <text:p>-68</text:p>
          </table:table-cell>
          <table:table-cell table:formula="of:=[rf.A163]*analyze_resolution" office:value-type="float" office:value="-10.2" calcext:value-type="float">
            <text:p>-10,2</text:p>
          </table:table-cell>
          <table:table-cell table:formula="of:=RADIANS(-[rf.B163])" office:value-type="float" office:value="0.178023583703422" calcext:value-type="float">
            <text:p>0,178023583703422</text:p>
          </table:table-cell>
          <table:table-cell table:formula="of:=COS([rf.$B$6])*servo_saver_arm_length*COS([rf.C163])-SIN([rf.$B$6])*servo_saver_arm_length*SIN([rf.C163])+[rf.$B$24]" office:value-type="float" office:value="358.747129727508" calcext:value-type="float">
            <text:p>358,747129727508</text:p>
          </table:table-cell>
          <table:table-cell table:formula="of:=COS([rf.$B$6])*servo_saver_arm_length*SIN([rf.C163])+SIN([rf.$B$6])*servo_saver_arm_length*COS([rf.C163])+[rf.$C$24]" office:value-type="float" office:value="2.83335584511333" calcext:value-type="float">
            <text:p>2,83335584511333</text:p>
          </table:table-cell>
          <table:table-cell table:formula="of:=[$rf.D163]-[$rf.$B$14]" office:value-type="float" office:value="58.7471297275079" calcext:value-type="float">
            <text:p>58,7471297275079</text:p>
          </table:table-cell>
          <table:table-cell table:formula="of:=[rf.E163]-[$rf.$C$14]" office:value-type="float" office:value="92.8333558451133" calcext:value-type="float">
            <text:p>92,8333558451133</text:p>
          </table:table-cell>
          <table:table-cell table:style-name="Default" table:formula="of:=SQRT([rf.F163]^2+[rf.G163]^2)" office:value-type="float" office:value="109.860171166288" calcext:value-type="float">
            <text:p>109,860171166288</text:p>
          </table:table-cell>
          <table:table-cell table:formula="of:=([rf.H163]^2-[rf.$B$42]^2+[rf.$B$43]^2)/(2*[rf.H163])" office:value-type="float" office:value="6.7115282186131" calcext:value-type="float">
            <text:p>6,7115282186131</text:p>
          </table:table-cell>
          <table:table-cell table:formula="of:=ACOS([rf.I163]/[rf.$B$43])" office:value-type="float" office:value="1.22857927056684" calcext:value-type="float">
            <text:p>1,22857927056684</text:p>
          </table:table-cell>
          <table:table-cell table:style-name="ce17" table:formula="of:=ASIN([rf.F163]/[rf.H163])" office:value-type="float" office:value="0.564205436277032" calcext:value-type="float">
            <text:p>0,564205436277032</text:p>
          </table:table-cell>
          <table:table-cell table:style-name="ce17" table:formula="of:=IF(0.5*PI()-[rf.$B$9]&gt;[rf.K163];1;-1)" office:value-type="float" office:value="1" calcext:value-type="float">
            <text:p>1</text:p>
          </table:table-cell>
          <table:table-cell table:style-name="ce17" table:formula="of:=0.5*PI()-([rf.J163]*[rf.L163]+[rf.K163])" office:value-type="float" office:value="-0.221988380048978" calcext:value-type="float">
            <text:p>-0,221988380048978</text:p>
          </table:table-cell>
          <table:table-cell table:style-name="ce17" table:formula="of:=[rf.M163]-[rf.$B$8]" office:value-type="float" office:value="0.127077470349888" calcext:value-type="float">
            <text:p>0,127077470349888</text:p>
          </table:table-cell>
          <table:table-cell table:number-columns-repeated="1010"/>
        </table:table-row>
        <table:table-row table:style-name="ro1">
          <table:table-cell office:value-type="float" office:value="-67" calcext:value-type="float">
            <text:p>-67</text:p>
          </table:table-cell>
          <table:table-cell table:formula="of:=[rf.A164]*analyze_resolution" office:value-type="float" office:value="-10.05" calcext:value-type="float">
            <text:p>-10,05</text:p>
          </table:table-cell>
          <table:table-cell table:formula="of:=RADIANS(-[rf.B164])" office:value-type="float" office:value="0.17540558982543" calcext:value-type="float">
            <text:p>0,17540558982543</text:p>
          </table:table-cell>
          <table:table-cell table:formula="of:=COS([rf.$B$6])*servo_saver_arm_length*COS([rf.C164])-SIN([rf.$B$6])*servo_saver_arm_length*SIN([rf.C164])+[rf.$B$24]" office:value-type="float" office:value="358.754493462759" calcext:value-type="float">
            <text:p>358,754493462759</text:p>
          </table:table-cell>
          <table:table-cell table:formula="of:=COS([rf.$B$6])*servo_saver_arm_length*SIN([rf.C164])+SIN([rf.$B$6])*servo_saver_arm_length*COS([rf.C164])+[rf.$C$24]" office:value-type="float" office:value="2.79212029323187" calcext:value-type="float">
            <text:p>2,79212029323187</text:p>
          </table:table-cell>
          <table:table-cell table:formula="of:=[$rf.D164]-[$rf.$B$14]" office:value-type="float" office:value="58.7544934627592" calcext:value-type="float">
            <text:p>58,7544934627592</text:p>
          </table:table-cell>
          <table:table-cell table:formula="of:=[rf.E164]-[$rf.$C$14]" office:value-type="float" office:value="92.7921202932319" calcext:value-type="float">
            <text:p>92,7921202932319</text:p>
          </table:table-cell>
          <table:table-cell table:style-name="Default" table:formula="of:=SQRT([rf.F164]^2+[rf.G164]^2)" office:value-type="float" office:value="109.829267914245" calcext:value-type="float">
            <text:p>109,829267914245</text:p>
          </table:table-cell>
          <table:table-cell table:formula="of:=([rf.H164]^2-[rf.$B$42]^2+[rf.$B$43]^2)/(2*[rf.H164])" office:value-type="float" office:value="6.68250907766902" calcext:value-type="float">
            <text:p>6,68250907766902</text:p>
          </table:table-cell>
          <table:table-cell table:formula="of:=ACOS([rf.I164]/[rf.$B$43])" office:value-type="float" office:value="1.23011912170168" calcext:value-type="float">
            <text:p>1,23011912170168</text:p>
          </table:table-cell>
          <table:table-cell table:style-name="ce17" table:formula="of:=ASIN([rf.F164]/[rf.H164])" office:value-type="float" office:value="0.564462862606017" calcext:value-type="float">
            <text:p>0,564462862606017</text:p>
          </table:table-cell>
          <table:table-cell table:style-name="ce17" table:formula="of:=IF(0.5*PI()-[rf.$B$9]&gt;[rf.K164];1;-1)" office:value-type="float" office:value="1" calcext:value-type="float">
            <text:p>1</text:p>
          </table:table-cell>
          <table:table-cell table:style-name="ce17" table:formula="of:=0.5*PI()-([rf.J164]*[rf.L164]+[rf.K164])" office:value-type="float" office:value="-0.223785657512804" calcext:value-type="float">
            <text:p>-0,223785657512804</text:p>
          </table:table-cell>
          <table:table-cell table:style-name="ce17" table:formula="of:=[rf.M164]-[rf.$B$8]" office:value-type="float" office:value="0.125280192886062" calcext:value-type="float">
            <text:p>0,125280192886062</text:p>
          </table:table-cell>
          <table:table-cell table:number-columns-repeated="1010"/>
        </table:table-row>
        <table:table-row table:style-name="ro1">
          <table:table-cell office:value-type="float" office:value="-66" calcext:value-type="float">
            <text:p>-66</text:p>
          </table:table-cell>
          <table:table-cell table:formula="of:=[rf.A165]*analyze_resolution" office:value-type="float" office:value="-9.9" calcext:value-type="float">
            <text:p>-9,9</text:p>
          </table:table-cell>
          <table:table-cell table:formula="of:=RADIANS(-[rf.B165])" office:value-type="float" office:value="0.172787595947439" calcext:value-type="float">
            <text:p>0,172787595947439</text:p>
          </table:table-cell>
          <table:table-cell table:formula="of:=COS([rf.$B$6])*servo_saver_arm_length*COS([rf.C165])-SIN([rf.$B$6])*servo_saver_arm_length*SIN([rf.C165])+[rf.$B$24]" office:value-type="float" office:value="358.761749218476" calcext:value-type="float">
            <text:p>358,761749218476</text:p>
          </table:table-cell>
          <table:table-cell table:formula="of:=COS([rf.$B$6])*servo_saver_arm_length*SIN([rf.C165])+SIN([rf.$B$6])*servo_saver_arm_length*COS([rf.C165])+[rf.$C$24]" office:value-type="float" office:value="2.75086560447055" calcext:value-type="float">
            <text:p>2,75086560447055</text:p>
          </table:table-cell>
          <table:table-cell table:formula="of:=[$rf.D165]-[$rf.$B$14]" office:value-type="float" office:value="58.7617492184764" calcext:value-type="float">
            <text:p>58,7617492184764</text:p>
          </table:table-cell>
          <table:table-cell table:formula="of:=[rf.E165]-[$rf.$C$14]" office:value-type="float" office:value="92.7508656044705" calcext:value-type="float">
            <text:p>92,7508656044705</text:p>
          </table:table-cell>
          <table:table-cell table:style-name="Default" table:formula="of:=SQRT([rf.F165]^2+[rf.G165]^2)" office:value-type="float" office:value="109.798297990423" calcext:value-type="float">
            <text:p>109,798297990423</text:p>
          </table:table-cell>
          <table:table-cell table:formula="of:=([rf.H165]^2-[rf.$B$42]^2+[rf.$B$43]^2)/(2*[rf.H165])" office:value-type="float" office:value="6.65341966777776" calcext:value-type="float">
            <text:p>6,65341966777776</text:p>
          </table:table-cell>
          <table:table-cell table:formula="of:=ACOS([rf.I165]/[rf.$B$43])" office:value-type="float" office:value="1.23166185837864" calcext:value-type="float">
            <text:p>1,23166185837864</text:p>
          </table:table-cell>
          <table:table-cell table:style-name="ce17" table:formula="of:=ASIN([rf.F165]/[rf.H165])" office:value-type="float" office:value="0.564719696357171" calcext:value-type="float">
            <text:p>0,564719696357171</text:p>
          </table:table-cell>
          <table:table-cell table:style-name="ce17" table:formula="of:=IF(0.5*PI()-[rf.$B$9]&gt;[rf.K165];1;-1)" office:value-type="float" office:value="1" calcext:value-type="float">
            <text:p>1</text:p>
          </table:table-cell>
          <table:table-cell table:style-name="ce17" table:formula="of:=0.5*PI()-([rf.J165]*[rf.L165]+[rf.K165])" office:value-type="float" office:value="-0.225585227940913" calcext:value-type="float">
            <text:p>-0,225585227940913</text:p>
          </table:table-cell>
          <table:table-cell table:style-name="ce17" table:formula="of:=[rf.M165]-[rf.$B$8]" office:value-type="float" office:value="0.123480622457953" calcext:value-type="float">
            <text:p>0,123480622457953</text:p>
          </table:table-cell>
          <table:table-cell table:number-columns-repeated="1010"/>
        </table:table-row>
        <table:table-row table:style-name="ro1">
          <table:table-cell office:value-type="float" office:value="-65" calcext:value-type="float">
            <text:p>-65</text:p>
          </table:table-cell>
          <table:table-cell table:formula="of:=[rf.A166]*analyze_resolution" office:value-type="float" office:value="-9.75" calcext:value-type="float">
            <text:p>-9,75</text:p>
          </table:table-cell>
          <table:table-cell table:formula="of:=RADIANS(-[rf.B166])" office:value-type="float" office:value="0.170169602069447" calcext:value-type="float">
            <text:p>0,170169602069447</text:p>
          </table:table-cell>
          <table:table-cell table:formula="of:=COS([rf.$B$6])*servo_saver_arm_length*COS([rf.C166])-SIN([rf.$B$6])*servo_saver_arm_length*SIN([rf.C166])+[rf.$B$24]" office:value-type="float" office:value="358.768896944929" calcext:value-type="float">
            <text:p>358,768896944929</text:p>
          </table:table-cell>
          <table:table-cell table:formula="of:=COS([rf.$B$6])*servo_saver_arm_length*SIN([rf.C166])+SIN([rf.$B$6])*servo_saver_arm_length*COS([rf.C166])+[rf.$C$24]" office:value-type="float" office:value="2.70959206158439" calcext:value-type="float">
            <text:p>2,70959206158439</text:p>
          </table:table-cell>
          <table:table-cell table:formula="of:=[$rf.D166]-[$rf.$B$14]" office:value-type="float" office:value="58.7688969449292" calcext:value-type="float">
            <text:p>58,7688969449292</text:p>
          </table:table-cell>
          <table:table-cell table:formula="of:=[rf.E166]-[$rf.$C$14]" office:value-type="float" office:value="92.7095920615844" calcext:value-type="float">
            <text:p>92,7095920615844</text:p>
          </table:table-cell>
          <table:table-cell table:style-name="Default" table:formula="of:=SQRT([rf.F166]^2+[rf.G166]^2)" office:value-type="float" office:value="109.767261550742" calcext:value-type="float">
            <text:p>109,767261550742</text:p>
          </table:table-cell>
          <table:table-cell table:formula="of:=([rf.H166]^2-[rf.$B$42]^2+[rf.$B$43]^2)/(2*[rf.H166])" office:value-type="float" office:value="6.62426007940071" calcext:value-type="float">
            <text:p>6,62426007940071</text:p>
          </table:table-cell>
          <table:table-cell table:formula="of:=ACOS([rf.I166]/[rf.$B$43])" office:value-type="float" office:value="1.23320747475401" calcext:value-type="float">
            <text:p>1,23320747475401</text:p>
          </table:table-cell>
          <table:table-cell table:style-name="ce17" table:formula="of:=ASIN([rf.F166]/[rf.H166])" office:value-type="float" office:value="0.564975935752263" calcext:value-type="float">
            <text:p>0,564975935752263</text:p>
          </table:table-cell>
          <table:table-cell table:style-name="ce17" table:formula="of:=IF(0.5*PI()-[rf.$B$9]&gt;[rf.K166];1;-1)" office:value-type="float" office:value="1" calcext:value-type="float">
            <text:p>1</text:p>
          </table:table-cell>
          <table:table-cell table:style-name="ce17" table:formula="of:=0.5*PI()-([rf.J166]*[rf.L166]+[rf.K166])" office:value-type="float" office:value="-0.227387083711378" calcext:value-type="float">
            <text:p>-0,227387083711378</text:p>
          </table:table-cell>
          <table:table-cell table:style-name="ce17" table:formula="of:=[rf.M166]-[rf.$B$8]" office:value-type="float" office:value="0.121678766687487" calcext:value-type="float">
            <text:p>0,121678766687487</text:p>
          </table:table-cell>
          <table:table-cell table:number-columns-repeated="1010"/>
        </table:table-row>
        <table:table-row table:style-name="ro1">
          <table:table-cell office:value-type="float" office:value="-64" calcext:value-type="float">
            <text:p>-64</text:p>
          </table:table-cell>
          <table:table-cell table:formula="of:=[rf.A167]*analyze_resolution" office:value-type="float" office:value="-9.6" calcext:value-type="float">
            <text:p>-9,6</text:p>
          </table:table-cell>
          <table:table-cell table:formula="of:=RADIANS(-[rf.B167])" office:value-type="float" office:value="0.167551608191456" calcext:value-type="float">
            <text:p>0,167551608191456</text:p>
          </table:table-cell>
          <table:table-cell table:formula="of:=COS([rf.$B$6])*servo_saver_arm_length*COS([rf.C167])-SIN([rf.$B$6])*servo_saver_arm_length*SIN([rf.C167])+[rf.$B$24]" office:value-type="float" office:value="358.775936593128" calcext:value-type="float">
            <text:p>358,775936593128</text:p>
          </table:table-cell>
          <table:table-cell table:formula="of:=COS([rf.$B$6])*servo_saver_arm_length*SIN([rf.C167])+SIN([rf.$B$6])*servo_saver_arm_length*COS([rf.C167])+[rf.$C$24]" office:value-type="float" office:value="2.66829994745764" calcext:value-type="float">
            <text:p>2,66829994745764</text:p>
          </table:table-cell>
          <table:table-cell table:formula="of:=[$rf.D167]-[$rf.$B$14]" office:value-type="float" office:value="58.7759365931281" calcext:value-type="float">
            <text:p>58,7759365931281</text:p>
          </table:table-cell>
          <table:table-cell table:formula="of:=[rf.E167]-[$rf.$C$14]" office:value-type="float" office:value="92.6682999474576" calcext:value-type="float">
            <text:p>92,6682999474576</text:p>
          </table:table-cell>
          <table:table-cell table:style-name="Default" table:formula="of:=SQRT([rf.F167]^2+[rf.G167]^2)" office:value-type="float" office:value="109.736158751577" calcext:value-type="float">
            <text:p>109,736158751577</text:p>
          </table:table-cell>
          <table:table-cell table:formula="of:=([rf.H167]^2-[rf.$B$42]^2+[rf.$B$43]^2)/(2*[rf.H167])" office:value-type="float" office:value="6.59503040338072" calcext:value-type="float">
            <text:p>6,59503040338072</text:p>
          </table:table-cell>
          <table:table-cell table:formula="of:=ACOS([rf.I167]/[rf.$B$43])" office:value-type="float" office:value="1.23475596501101" calcext:value-type="float">
            <text:p>1,23475596501101</text:p>
          </table:table-cell>
          <table:table-cell table:style-name="ce17" table:formula="of:=ASIN([rf.F167]/[rf.H167])" office:value-type="float" office:value="0.56523157901225" calcext:value-type="float">
            <text:p>0,56523157901225</text:p>
          </table:table-cell>
          <table:table-cell table:style-name="ce17" table:formula="of:=IF(0.5*PI()-[rf.$B$9]&gt;[rf.K167];1;-1)" office:value-type="float" office:value="1" calcext:value-type="float">
            <text:p>1</text:p>
          </table:table-cell>
          <table:table-cell table:style-name="ce17" table:formula="of:=0.5*PI()-([rf.J167]*[rf.L167]+[rf.K167])" office:value-type="float" office:value="-0.229191217228367" calcext:value-type="float">
            <text:p>-0,229191217228367</text:p>
          </table:table-cell>
          <table:table-cell table:style-name="ce17" table:formula="of:=[rf.M167]-[rf.$B$8]" office:value-type="float" office:value="0.119874633170499" calcext:value-type="float">
            <text:p>0,119874633170499</text:p>
          </table:table-cell>
          <table:table-cell table:number-columns-repeated="1010"/>
        </table:table-row>
        <table:table-row table:style-name="ro1">
          <table:table-cell office:value-type="float" office:value="-63" calcext:value-type="float">
            <text:p>-63</text:p>
          </table:table-cell>
          <table:table-cell table:formula="of:=[rf.A168]*analyze_resolution" office:value-type="float" office:value="-9.45" calcext:value-type="float">
            <text:p>-9,45</text:p>
          </table:table-cell>
          <table:table-cell table:formula="of:=RADIANS(-[rf.B168])" office:value-type="float" office:value="0.164933614313464" calcext:value-type="float">
            <text:p>0,164933614313464</text:p>
          </table:table-cell>
          <table:table-cell table:formula="of:=COS([rf.$B$6])*servo_saver_arm_length*COS([rf.C168])-SIN([rf.$B$6])*servo_saver_arm_length*SIN([rf.C168])+[rf.$B$24]" office:value-type="float" office:value="358.782868114824" calcext:value-type="float">
            <text:p>358,782868114824</text:p>
          </table:table-cell>
          <table:table-cell table:formula="of:=COS([rf.$B$6])*servo_saver_arm_length*SIN([rf.C168])+SIN([rf.$B$6])*servo_saver_arm_length*COS([rf.C168])+[rf.$C$24]" office:value-type="float" office:value="2.62698954510181" calcext:value-type="float">
            <text:p>2,62698954510181</text:p>
          </table:table-cell>
          <table:table-cell table:formula="of:=[$rf.D168]-[$rf.$B$14]" office:value-type="float" office:value="58.7828681148239" calcext:value-type="float">
            <text:p>58,7828681148239</text:p>
          </table:table-cell>
          <table:table-cell table:formula="of:=[rf.E168]-[$rf.$C$14]" office:value-type="float" office:value="92.6269895451018" calcext:value-type="float">
            <text:p>92,6269895451018</text:p>
          </table:table-cell>
          <table:table-cell table:style-name="Default" table:formula="of:=SQRT([rf.F168]^2+[rf.G168]^2)" office:value-type="float" office:value="109.704989749752" calcext:value-type="float">
            <text:p>109,704989749752</text:p>
          </table:table-cell>
          <table:table-cell table:formula="of:=([rf.H168]^2-[rf.$B$42]^2+[rf.$B$43]^2)/(2*[rf.H168])" office:value-type="float" office:value="6.56573073094326" calcext:value-type="float">
            <text:p>6,56573073094326</text:p>
          </table:table-cell>
          <table:table-cell table:formula="of:=ACOS([rf.I168]/[rf.$B$43])" office:value-type="float" office:value="1.23630732335977" calcext:value-type="float">
            <text:p>1,23630732335977</text:p>
          </table:table-cell>
          <table:table-cell table:style-name="ce17" table:formula="of:=ASIN([rf.F168]/[rf.H168])" office:value-type="float" office:value="0.565486624357273" calcext:value-type="float">
            <text:p>0,565486624357273</text:p>
          </table:table-cell>
          <table:table-cell table:style-name="ce17" table:formula="of:=IF(0.5*PI()-[rf.$B$9]&gt;[rf.K168];1;-1)" office:value-type="float" office:value="1" calcext:value-type="float">
            <text:p>1</text:p>
          </table:table-cell>
          <table:table-cell table:style-name="ce17" table:formula="of:=0.5*PI()-([rf.J168]*[rf.L168]+[rf.K168])" office:value-type="float" office:value="-0.230997620922146" calcext:value-type="float">
            <text:p>-0,230997620922146</text:p>
          </table:table-cell>
          <table:table-cell table:style-name="ce17" table:formula="of:=[rf.M168]-[rf.$B$8]" office:value-type="float" office:value="0.11806822947672" calcext:value-type="float">
            <text:p>0,11806822947672</text:p>
          </table:table-cell>
          <table:table-cell table:number-columns-repeated="1010"/>
        </table:table-row>
        <table:table-row table:style-name="ro1">
          <table:table-cell office:value-type="float" office:value="-62" calcext:value-type="float">
            <text:p>-62</text:p>
          </table:table-cell>
          <table:table-cell table:formula="of:=[rf.A169]*analyze_resolution" office:value-type="float" office:value="-9.3" calcext:value-type="float">
            <text:p>-9,3</text:p>
          </table:table-cell>
          <table:table-cell table:formula="of:=RADIANS(-[rf.B169])" office:value-type="float" office:value="0.162315620435473" calcext:value-type="float">
            <text:p>0,162315620435473</text:p>
          </table:table-cell>
          <table:table-cell table:formula="of:=COS([rf.$B$6])*servo_saver_arm_length*COS([rf.C169])-SIN([rf.$B$6])*servo_saver_arm_length*SIN([rf.C169])+[rf.$B$24]" office:value-type="float" office:value="358.789691462509" calcext:value-type="float">
            <text:p>358,789691462509</text:p>
          </table:table-cell>
          <table:table-cell table:formula="of:=COS([rf.$B$6])*servo_saver_arm_length*SIN([rf.C169])+SIN([rf.$B$6])*servo_saver_arm_length*COS([rf.C169])+[rf.$C$24]" office:value-type="float" office:value="2.58566113765378" calcext:value-type="float">
            <text:p>2,58566113765378</text:p>
          </table:table-cell>
          <table:table-cell table:formula="of:=[$rf.D169]-[$rf.$B$14]" office:value-type="float" office:value="58.7896914625089" calcext:value-type="float">
            <text:p>58,7896914625089</text:p>
          </table:table-cell>
          <table:table-cell table:formula="of:=[rf.E169]-[$rf.$C$14]" office:value-type="float" office:value="92.5856611376538" calcext:value-type="float">
            <text:p>92,5856611376538</text:p>
          </table:table-cell>
          <table:table-cell table:style-name="Default" table:formula="of:=SQRT([rf.F169]^2+[rf.G169]^2)" office:value-type="float" office:value="109.673754702542" calcext:value-type="float">
            <text:p>109,673754702542</text:p>
          </table:table-cell>
          <table:table-cell table:formula="of:=([rf.H169]^2-[rf.$B$42]^2+[rf.$B$43]^2)/(2*[rf.H169])" office:value-type="float" office:value="6.53636115369792" calcext:value-type="float">
            <text:p>6,53636115369792</text:p>
          </table:table-cell>
          <table:table-cell table:formula="of:=ACOS([rf.I169]/[rf.$B$43])" office:value-type="float" office:value="1.23786154403731" calcext:value-type="float">
            <text:p>1,23786154403731</text:p>
          </table:table-cell>
          <table:table-cell table:style-name="ce17" table:formula="of:=ASIN([rf.F169]/[rf.H169])" office:value-type="float" office:value="0.565741070006667" calcext:value-type="float">
            <text:p>0,565741070006667</text:p>
          </table:table-cell>
          <table:table-cell table:style-name="ce17" table:formula="of:=IF(0.5*PI()-[rf.$B$9]&gt;[rf.K169];1;-1)" office:value-type="float" office:value="1" calcext:value-type="float">
            <text:p>1</text:p>
          </table:table-cell>
          <table:table-cell table:style-name="ce17" table:formula="of:=0.5*PI()-([rf.J169]*[rf.L169]+[rf.K169])" office:value-type="float" office:value="-0.232806287249076" calcext:value-type="float">
            <text:p>-0,232806287249076</text:p>
          </table:table-cell>
          <table:table-cell table:style-name="ce17" table:formula="of:=[rf.M169]-[rf.$B$8]" office:value-type="float" office:value="0.11625956314979" calcext:value-type="float">
            <text:p>0,11625956314979</text:p>
          </table:table-cell>
          <table:table-cell table:number-columns-repeated="1010"/>
        </table:table-row>
        <table:table-row table:style-name="ro1">
          <table:table-cell office:value-type="float" office:value="-61" calcext:value-type="float">
            <text:p>-61</text:p>
          </table:table-cell>
          <table:table-cell table:formula="of:=[rf.A170]*analyze_resolution" office:value-type="float" office:value="-9.15" calcext:value-type="float">
            <text:p>-9,15</text:p>
          </table:table-cell>
          <table:table-cell table:formula="of:=RADIANS(-[rf.B170])" office:value-type="float" office:value="0.159697626557481" calcext:value-type="float">
            <text:p>0,159697626557481</text:p>
          </table:table-cell>
          <table:table-cell table:formula="of:=COS([rf.$B$6])*servo_saver_arm_length*COS([rf.C170])-SIN([rf.$B$6])*servo_saver_arm_length*SIN([rf.C170])+[rf.$B$24]" office:value-type="float" office:value="358.796406589417" calcext:value-type="float">
            <text:p>358,796406589417</text:p>
          </table:table-cell>
          <table:table-cell table:formula="of:=COS([rf.$B$6])*servo_saver_arm_length*SIN([rf.C170])+SIN([rf.$B$6])*servo_saver_arm_length*COS([rf.C170])+[rf.$C$24]" office:value-type="float" office:value="2.54431500837383" calcext:value-type="float">
            <text:p>2,54431500837383</text:p>
          </table:table-cell>
          <table:table-cell table:formula="of:=[$rf.D170]-[$rf.$B$14]" office:value-type="float" office:value="58.7964065894166" calcext:value-type="float">
            <text:p>58,7964065894166</text:p>
          </table:table-cell>
          <table:table-cell table:formula="of:=[rf.E170]-[$rf.$C$14]" office:value-type="float" office:value="92.5443150083738" calcext:value-type="float">
            <text:p>92,5443150083738</text:p>
          </table:table-cell>
          <table:table-cell table:style-name="Default" table:formula="of:=SQRT([rf.F170]^2+[rf.G170]^2)" office:value-type="float" office:value="109.642453767677" calcext:value-type="float">
            <text:p>109,642453767677</text:p>
          </table:table-cell>
          <table:table-cell table:formula="of:=([rf.H170]^2-[rf.$B$42]^2+[rf.$B$43]^2)/(2*[rf.H170])" office:value-type="float" office:value="6.50692176363943" calcext:value-type="float">
            <text:p>6,50692176363943</text:p>
          </table:table-cell>
          <table:table-cell table:formula="of:=ACOS([rf.I170]/[rf.$B$43])" office:value-type="float" office:value="1.23941862130756" calcext:value-type="float">
            <text:p>1,23941862130756</text:p>
          </table:table-cell>
          <table:table-cell table:style-name="ce17" table:formula="of:=ASIN([rf.F170]/[rf.H170])" office:value-type="float" office:value="0.565994914178962" calcext:value-type="float">
            <text:p>0,565994914178962</text:p>
          </table:table-cell>
          <table:table-cell table:style-name="ce17" table:formula="of:=IF(0.5*PI()-[rf.$B$9]&gt;[rf.K170];1;-1)" office:value-type="float" office:value="1" calcext:value-type="float">
            <text:p>1</text:p>
          </table:table-cell>
          <table:table-cell table:style-name="ce17" table:formula="of:=0.5*PI()-([rf.J170]*[rf.L170]+[rf.K170])" office:value-type="float" office:value="-0.234617208691622" calcext:value-type="float">
            <text:p>-0,234617208691622</text:p>
          </table:table-cell>
          <table:table-cell table:style-name="ce17" table:formula="of:=[rf.M170]-[rf.$B$8]" office:value-type="float" office:value="0.114448641707244" calcext:value-type="float">
            <text:p>0,114448641707244</text:p>
          </table:table-cell>
          <table:table-cell table:number-columns-repeated="1010"/>
        </table:table-row>
        <table:table-row table:style-name="ro1">
          <table:table-cell office:value-type="float" office:value="-60" calcext:value-type="float">
            <text:p>-60</text:p>
          </table:table-cell>
          <table:table-cell table:formula="of:=[rf.A171]*analyze_resolution" office:value-type="float" office:value="-9" calcext:value-type="float">
            <text:p>-9</text:p>
          </table:table-cell>
          <table:table-cell table:formula="of:=RADIANS(-[rf.B171])" office:value-type="float" office:value="0.15707963267949" calcext:value-type="float">
            <text:p>0,15707963267949</text:p>
          </table:table-cell>
          <table:table-cell table:formula="of:=COS([rf.$B$6])*servo_saver_arm_length*COS([rf.C171])-SIN([rf.$B$6])*servo_saver_arm_length*SIN([rf.C171])+[rf.$B$24]" office:value-type="float" office:value="358.803013449522" calcext:value-type="float">
            <text:p>358,803013449522</text:p>
          </table:table-cell>
          <table:table-cell table:formula="of:=COS([rf.$B$6])*servo_saver_arm_length*SIN([rf.C171])+SIN([rf.$B$6])*servo_saver_arm_length*COS([rf.C171])+[rf.$C$24]" office:value-type="float" office:value="2.50295144064369" calcext:value-type="float">
            <text:p>2,50295144064369</text:p>
          </table:table-cell>
          <table:table-cell table:formula="of:=[$rf.D171]-[$rf.$B$14]" office:value-type="float" office:value="58.8030134495222" calcext:value-type="float">
            <text:p>58,8030134495222</text:p>
          </table:table-cell>
          <table:table-cell table:formula="of:=[rf.E171]-[$rf.$C$14]" office:value-type="float" office:value="92.5029514406437" calcext:value-type="float">
            <text:p>92,5029514406437</text:p>
          </table:table-cell>
          <table:table-cell table:style-name="Default" table:formula="of:=SQRT([rf.F171]^2+[rf.G171]^2)" office:value-type="float" office:value="109.611087103334" calcext:value-type="float">
            <text:p>109,611087103334</text:p>
          </table:table-cell>
          <table:table-cell table:formula="of:=([rf.H171]^2-[rf.$B$42]^2+[rf.$B$43]^2)/(2*[rf.H171])" office:value-type="float" office:value="6.47741265314901" calcext:value-type="float">
            <text:p>6,47741265314901</text:p>
          </table:table-cell>
          <table:table-cell table:formula="of:=ACOS([rf.I171]/[rf.$B$43])" office:value-type="float" office:value="1.24097854946137" calcext:value-type="float">
            <text:p>1,24097854946137</text:p>
          </table:table-cell>
          <table:table-cell table:style-name="ce17" table:formula="of:=ASIN([rf.F171]/[rf.H171])" office:value-type="float" office:value="0.566248155091888" calcext:value-type="float">
            <text:p>0,566248155091888</text:p>
          </table:table-cell>
          <table:table-cell table:style-name="ce17" table:formula="of:=IF(0.5*PI()-[rf.$B$9]&gt;[rf.K171];1;-1)" office:value-type="float" office:value="1" calcext:value-type="float">
            <text:p>1</text:p>
          </table:table-cell>
          <table:table-cell table:style-name="ce17" table:formula="of:=0.5*PI()-([rf.J171]*[rf.L171]+[rf.K171])" office:value-type="float" office:value="-0.236430377758358" calcext:value-type="float">
            <text:p>-0,236430377758358</text:p>
          </table:table-cell>
          <table:table-cell table:style-name="ce17" table:formula="of:=[rf.M171]-[rf.$B$8]" office:value-type="float" office:value="0.112635472640508" calcext:value-type="float">
            <text:p>0,112635472640508</text:p>
          </table:table-cell>
          <table:table-cell table:number-columns-repeated="1010"/>
        </table:table-row>
        <table:table-row table:style-name="ro1">
          <table:table-cell office:value-type="float" office:value="-59" calcext:value-type="float">
            <text:p>-59</text:p>
          </table:table-cell>
          <table:table-cell table:formula="of:=[rf.A172]*analyze_resolution" office:value-type="float" office:value="-8.85" calcext:value-type="float">
            <text:p>-8,85</text:p>
          </table:table-cell>
          <table:table-cell table:formula="of:=RADIANS(-[rf.B172])" office:value-type="float" office:value="0.154461638801498" calcext:value-type="float">
            <text:p>0,154461638801498</text:p>
          </table:table-cell>
          <table:table-cell table:formula="of:=COS([rf.$B$6])*servo_saver_arm_length*COS([rf.C172])-SIN([rf.$B$6])*servo_saver_arm_length*SIN([rf.C172])+[rf.$B$24]" office:value-type="float" office:value="358.809511997543" calcext:value-type="float">
            <text:p>358,809511997543</text:p>
          </table:table-cell>
          <table:table-cell table:formula="of:=COS([rf.$B$6])*servo_saver_arm_length*SIN([rf.C172])+SIN([rf.$B$6])*servo_saver_arm_length*COS([rf.C172])+[rf.$C$24]" office:value-type="float" office:value="2.46157071796464" calcext:value-type="float">
            <text:p>2,46157071796464</text:p>
          </table:table-cell>
          <table:table-cell table:formula="of:=[$rf.D172]-[$rf.$B$14]" office:value-type="float" office:value="58.8095119975431" calcext:value-type="float">
            <text:p>58,8095119975431</text:p>
          </table:table-cell>
          <table:table-cell table:formula="of:=[rf.E172]-[$rf.$C$14]" office:value-type="float" office:value="92.4615707179646" calcext:value-type="float">
            <text:p>92,4615707179646</text:p>
          </table:table-cell>
          <table:table-cell table:style-name="Default" table:formula="of:=SQRT([rf.F172]^2+[rf.G172]^2)" office:value-type="float" office:value="109.579654868148" calcext:value-type="float">
            <text:p>109,579654868148</text:p>
          </table:table-cell>
          <table:table-cell table:formula="of:=([rf.H172]^2-[rf.$B$42]^2+[rf.$B$43]^2)/(2*[rf.H172])" office:value-type="float" office:value="6.44783391499546" calcext:value-type="float">
            <text:p>6,44783391499546</text:p>
          </table:table-cell>
          <table:table-cell table:formula="of:=ACOS([rf.I172]/[rf.$B$43])" office:value-type="float" office:value="1.24254132281649" calcext:value-type="float">
            <text:p>1,24254132281649</text:p>
          </table:table-cell>
          <table:table-cell table:style-name="ce17" table:formula="of:=ASIN([rf.F172]/[rf.H172])" office:value-type="float" office:value="0.566500790962378" calcext:value-type="float">
            <text:p>0,566500790962378</text:p>
          </table:table-cell>
          <table:table-cell table:style-name="ce17" table:formula="of:=IF(0.5*PI()-[rf.$B$9]&gt;[rf.K172];1;-1)" office:value-type="float" office:value="1" calcext:value-type="float">
            <text:p>1</text:p>
          </table:table-cell>
          <table:table-cell table:style-name="ce17" table:formula="of:=0.5*PI()-([rf.J172]*[rf.L172]+[rf.K172])" office:value-type="float" office:value="-0.238245786983969" calcext:value-type="float">
            <text:p>-0,238245786983969</text:p>
          </table:table-cell>
          <table:table-cell table:style-name="ce17" table:formula="of:=[rf.M172]-[rf.$B$8]" office:value-type="float" office:value="0.110820063414897" calcext:value-type="float">
            <text:p>0,110820063414897</text:p>
          </table:table-cell>
          <table:table-cell table:number-columns-repeated="1010"/>
        </table:table-row>
        <table:table-row table:style-name="ro1">
          <table:table-cell office:value-type="float" office:value="-58" calcext:value-type="float">
            <text:p>-58</text:p>
          </table:table-cell>
          <table:table-cell table:formula="of:=[rf.A173]*analyze_resolution" office:value-type="float" office:value="-8.7" calcext:value-type="float">
            <text:p>-8,7</text:p>
          </table:table-cell>
          <table:table-cell table:formula="of:=RADIANS(-[rf.B173])" office:value-type="float" office:value="0.151843644923507" calcext:value-type="float">
            <text:p>0,151843644923507</text:p>
          </table:table-cell>
          <table:table-cell table:formula="of:=COS([rf.$B$6])*servo_saver_arm_length*COS([rf.C173])-SIN([rf.$B$6])*servo_saver_arm_length*SIN([rf.C173])+[rf.$B$24]" office:value-type="float" office:value="358.815902188939" calcext:value-type="float">
            <text:p>358,815902188939</text:p>
          </table:table-cell>
          <table:table-cell table:formula="of:=COS([rf.$B$6])*servo_saver_arm_length*SIN([rf.C173])+SIN([rf.$B$6])*servo_saver_arm_length*COS([rf.C173])+[rf.$C$24]" office:value-type="float" office:value="2.42017312395551" calcext:value-type="float">
            <text:p>2,42017312395551</text:p>
          </table:table-cell>
          <table:table-cell table:formula="of:=[$rf.D173]-[$rf.$B$14]" office:value-type="float" office:value="58.8159021889389" calcext:value-type="float">
            <text:p>58,8159021889389</text:p>
          </table:table-cell>
          <table:table-cell table:formula="of:=[rf.E173]-[$rf.$C$14]" office:value-type="float" office:value="92.4201731239555" calcext:value-type="float">
            <text:p>92,4201731239555</text:p>
          </table:table-cell>
          <table:table-cell table:style-name="Default" table:formula="of:=SQRT([rf.F173]^2+[rf.G173]^2)" office:value-type="float" office:value="109.5481572212" calcext:value-type="float">
            <text:p>109,5481572212</text:p>
          </table:table-cell>
          <table:table-cell table:formula="of:=([rf.H173]^2-[rf.$B$42]^2+[rf.$B$43]^2)/(2*[rf.H173])" office:value-type="float" office:value="6.41818564233662" calcext:value-type="float">
            <text:p>6,41818564233662</text:p>
          </table:table-cell>
          <table:table-cell table:formula="of:=ACOS([rf.I173]/[rf.$B$43])" office:value-type="float" office:value="1.24410693571757" calcext:value-type="float">
            <text:p>1,24410693571757</text:p>
          </table:table-cell>
          <table:table-cell table:style-name="ce17" table:formula="of:=ASIN([rf.F173]/[rf.H173])" office:value-type="float" office:value="0.566752820006575" calcext:value-type="float">
            <text:p>0,566752820006575</text:p>
          </table:table-cell>
          <table:table-cell table:style-name="ce17" table:formula="of:=IF(0.5*PI()-[rf.$B$9]&gt;[rf.K173];1;-1)" office:value-type="float" office:value="1" calcext:value-type="float">
            <text:p>1</text:p>
          </table:table-cell>
          <table:table-cell table:style-name="ce17" table:formula="of:=0.5*PI()-([rf.J173]*[rf.L173]+[rf.K173])" office:value-type="float" office:value="-0.240063428929246" calcext:value-type="float">
            <text:p>-0,240063428929246</text:p>
          </table:table-cell>
          <table:table-cell table:style-name="ce17" table:formula="of:=[rf.M173]-[rf.$B$8]" office:value-type="float" office:value="0.10900242146962" calcext:value-type="float">
            <text:p>0,10900242146962</text:p>
          </table:table-cell>
          <table:table-cell table:number-columns-repeated="1010"/>
        </table:table-row>
        <table:table-row table:style-name="ro1">
          <table:table-cell office:value-type="float" office:value="-57" calcext:value-type="float">
            <text:p>-57</text:p>
          </table:table-cell>
          <table:table-cell table:formula="of:=[rf.A174]*analyze_resolution" office:value-type="float" office:value="-8.55" calcext:value-type="float">
            <text:p>-8,55</text:p>
          </table:table-cell>
          <table:table-cell table:formula="of:=RADIANS(-[rf.B174])" office:value-type="float" office:value="0.149225651045515" calcext:value-type="float">
            <text:p>0,149225651045515</text:p>
          </table:table-cell>
          <table:table-cell table:formula="of:=COS([rf.$B$6])*servo_saver_arm_length*COS([rf.C174])-SIN([rf.$B$6])*servo_saver_arm_length*SIN([rf.C174])+[rf.$B$24]" office:value-type="float" office:value="358.822183979912" calcext:value-type="float">
            <text:p>358,822183979912</text:p>
          </table:table-cell>
          <table:table-cell table:formula="of:=COS([rf.$B$6])*servo_saver_arm_length*SIN([rf.C174])+SIN([rf.$B$6])*servo_saver_arm_length*COS([rf.C174])+[rf.$C$24]" office:value-type="float" office:value="2.37875894235077" calcext:value-type="float">
            <text:p>2,37875894235077</text:p>
          </table:table-cell>
          <table:table-cell table:formula="of:=[$rf.D174]-[$rf.$B$14]" office:value-type="float" office:value="58.8221839799121" calcext:value-type="float">
            <text:p>58,8221839799121</text:p>
          </table:table-cell>
          <table:table-cell table:formula="of:=[rf.E174]-[$rf.$C$14]" office:value-type="float" office:value="92.3787589423508" calcext:value-type="float">
            <text:p>92,3787589423508</text:p>
          </table:table-cell>
          <table:table-cell table:style-name="Default" table:formula="of:=SQRT([rf.F174]^2+[rf.G174]^2)" office:value-type="float" office:value="109.516594322028" calcext:value-type="float">
            <text:p>109,516594322028</text:p>
          </table:table-cell>
          <table:table-cell table:formula="of:=([rf.H174]^2-[rf.$B$42]^2+[rf.$B$43]^2)/(2*[rf.H174])" office:value-type="float" office:value="6.38846792872042" calcext:value-type="float">
            <text:p>6,38846792872042</text:p>
          </table:table-cell>
          <table:table-cell table:formula="of:=ACOS([rf.I174]/[rf.$B$43])" office:value-type="float" office:value="1.24567538253616" calcext:value-type="float">
            <text:p>1,24567538253616</text:p>
          </table:table-cell>
          <table:table-cell table:style-name="ce17" table:formula="of:=ASIN([rf.F174]/[rf.H174])" office:value-type="float" office:value="0.56700424043983" calcext:value-type="float">
            <text:p>0,56700424043983</text:p>
          </table:table-cell>
          <table:table-cell table:style-name="ce17" table:formula="of:=IF(0.5*PI()-[rf.$B$9]&gt;[rf.K174];1;-1)" office:value-type="float" office:value="1" calcext:value-type="float">
            <text:p>1</text:p>
          </table:table-cell>
          <table:table-cell table:style-name="ce17" table:formula="of:=0.5*PI()-([rf.J174]*[rf.L174]+[rf.K174])" office:value-type="float" office:value="-0.241883296181095" calcext:value-type="float">
            <text:p>-0,241883296181095</text:p>
          </table:table-cell>
          <table:table-cell table:style-name="ce17" table:formula="of:=[rf.M174]-[rf.$B$8]" office:value-type="float" office:value="0.107182554217771" calcext:value-type="float">
            <text:p>0,107182554217771</text:p>
          </table:table-cell>
          <table:table-cell table:number-columns-repeated="1010"/>
        </table:table-row>
        <table:table-row table:style-name="ro1">
          <table:table-cell office:value-type="float" office:value="-56" calcext:value-type="float">
            <text:p>-56</text:p>
          </table:table-cell>
          <table:table-cell table:formula="of:=[rf.A175]*analyze_resolution" office:value-type="float" office:value="-8.4" calcext:value-type="float">
            <text:p>-8,4</text:p>
          </table:table-cell>
          <table:table-cell table:formula="of:=RADIANS(-[rf.B175])" office:value-type="float" office:value="0.146607657167524" calcext:value-type="float">
            <text:p>0,146607657167524</text:p>
          </table:table-cell>
          <table:table-cell table:formula="of:=COS([rf.$B$6])*servo_saver_arm_length*COS([rf.C175])-SIN([rf.$B$6])*servo_saver_arm_length*SIN([rf.C175])+[rf.$B$24]" office:value-type="float" office:value="358.828357327408" calcext:value-type="float">
            <text:p>358,828357327408</text:p>
          </table:table-cell>
          <table:table-cell table:formula="of:=COS([rf.$B$6])*servo_saver_arm_length*SIN([rf.C175])+SIN([rf.$B$6])*servo_saver_arm_length*COS([rf.C175])+[rf.$C$24]" office:value-type="float" office:value="2.33732845699859" calcext:value-type="float">
            <text:p>2,33732845699859</text:p>
          </table:table-cell>
          <table:table-cell table:formula="of:=[$rf.D175]-[$rf.$B$14]" office:value-type="float" office:value="58.8283573274078" calcext:value-type="float">
            <text:p>58,8283573274078</text:p>
          </table:table-cell>
          <table:table-cell table:formula="of:=[rf.E175]-[$rf.$C$14]" office:value-type="float" office:value="92.3373284569986" calcext:value-type="float">
            <text:p>92,3373284569986</text:p>
          </table:table-cell>
          <table:table-cell table:style-name="Default" table:formula="of:=SQRT([rf.F175]^2+[rf.G175]^2)" office:value-type="float" office:value="109.484966330619" calcext:value-type="float">
            <text:p>109,484966330619</text:p>
          </table:table-cell>
          <table:table-cell table:formula="of:=([rf.H175]^2-[rf.$B$42]^2+[rf.$B$43]^2)/(2*[rf.H175])" office:value-type="float" office:value="6.35868086808627" calcext:value-type="float">
            <text:p>6,35868086808627</text:p>
          </table:table-cell>
          <table:table-cell table:formula="of:=ACOS([rf.I175]/[rf.$B$43])" office:value-type="float" office:value="1.24724665767071" calcext:value-type="float">
            <text:p>1,24724665767071</text:p>
          </table:table-cell>
          <table:table-cell table:style-name="ce17" table:formula="of:=ASIN([rf.F175]/[rf.H175])" office:value-type="float" office:value="0.567255050476713" calcext:value-type="float">
            <text:p>0,567255050476713</text:p>
          </table:table-cell>
          <table:table-cell table:style-name="ce17" table:formula="of:=IF(0.5*PI()-[rf.$B$9]&gt;[rf.K175];1;-1)" office:value-type="float" office:value="1" calcext:value-type="float">
            <text:p>1</text:p>
          </table:table-cell>
          <table:table-cell table:style-name="ce17" table:formula="of:=0.5*PI()-([rf.J175]*[rf.L175]+[rf.K175])" office:value-type="float" office:value="-0.243705381352528" calcext:value-type="float">
            <text:p>-0,243705381352528</text:p>
          </table:table-cell>
          <table:table-cell table:style-name="ce17" table:formula="of:=[rf.M175]-[rf.$B$8]" office:value-type="float" office:value="0.105360469046337" calcext:value-type="float">
            <text:p>0,105360469046337</text:p>
          </table:table-cell>
          <table:table-cell table:number-columns-repeated="1010"/>
        </table:table-row>
        <table:table-row table:style-name="ro1">
          <table:table-cell office:value-type="float" office:value="-55" calcext:value-type="float">
            <text:p>-55</text:p>
          </table:table-cell>
          <table:table-cell table:formula="of:=[rf.A176]*analyze_resolution" office:value-type="float" office:value="-8.25" calcext:value-type="float">
            <text:p>-8,25</text:p>
          </table:table-cell>
          <table:table-cell table:formula="of:=RADIANS(-[rf.B176])" office:value-type="float" office:value="0.143989663289532" calcext:value-type="float">
            <text:p>0,143989663289532</text:p>
          </table:table-cell>
          <table:table-cell table:formula="of:=COS([rf.$B$6])*servo_saver_arm_length*COS([rf.C176])-SIN([rf.$B$6])*servo_saver_arm_length*SIN([rf.C176])+[rf.$B$24]" office:value-type="float" office:value="358.834422189115" calcext:value-type="float">
            <text:p>358,834422189115</text:p>
          </table:table-cell>
          <table:table-cell table:formula="of:=COS([rf.$B$6])*servo_saver_arm_length*SIN([rf.C176])+SIN([rf.$B$6])*servo_saver_arm_length*COS([rf.C176])+[rf.$C$24]" office:value-type="float" office:value="2.29588195185887" calcext:value-type="float">
            <text:p>2,29588195185887</text:p>
          </table:table-cell>
          <table:table-cell table:formula="of:=[$rf.D176]-[$rf.$B$14]" office:value-type="float" office:value="58.8344221891147" calcext:value-type="float">
            <text:p>58,8344221891147</text:p>
          </table:table-cell>
          <table:table-cell table:formula="of:=[rf.E176]-[$rf.$C$14]" office:value-type="float" office:value="92.2958819518589" calcext:value-type="float">
            <text:p>92,2958819518589</text:p>
          </table:table-cell>
          <table:table-cell table:style-name="Default" table:formula="of:=SQRT([rf.F176]^2+[rf.G176]^2)" office:value-type="float" office:value="109.453273407416" calcext:value-type="float">
            <text:p>109,453273407416</text:p>
          </table:table-cell>
          <table:table-cell table:formula="of:=([rf.H176]^2-[rf.$B$42]^2+[rf.$B$43]^2)/(2*[rf.H176])" office:value-type="float" office:value="6.3288245547663" calcext:value-type="float">
            <text:p>6,3288245547663</text:p>
          </table:table-cell>
          <table:table-cell table:formula="of:=ACOS([rf.I176]/[rf.$B$43])" office:value-type="float" office:value="1.24882075554655" calcext:value-type="float">
            <text:p>1,24882075554655</text:p>
          </table:table-cell>
          <table:table-cell table:style-name="ce17" table:formula="of:=ASIN([rf.F176]/[rf.H176])" office:value-type="float" office:value="0.567505248331015" calcext:value-type="float">
            <text:p>0,567505248331015</text:p>
          </table:table-cell>
          <table:table-cell table:style-name="ce17" table:formula="of:=IF(0.5*PI()-[rf.$B$9]&gt;[rf.K176];1;-1)" office:value-type="float" office:value="1" calcext:value-type="float">
            <text:p>1</text:p>
          </table:table-cell>
          <table:table-cell table:style-name="ce17" table:formula="of:=0.5*PI()-([rf.J176]*[rf.L176]+[rf.K176])" office:value-type="float" office:value="-0.245529677082668" calcext:value-type="float">
            <text:p>-0,245529677082668</text:p>
          </table:table-cell>
          <table:table-cell table:style-name="ce17" table:formula="of:=[rf.M176]-[rf.$B$8]" office:value-type="float" office:value="0.103536173316198" calcext:value-type="float">
            <text:p>0,103536173316198</text:p>
          </table:table-cell>
          <table:table-cell table:number-columns-repeated="1010"/>
        </table:table-row>
        <table:table-row table:style-name="ro1">
          <table:table-cell office:value-type="float" office:value="-54" calcext:value-type="float">
            <text:p>-54</text:p>
          </table:table-cell>
          <table:table-cell table:formula="of:=[rf.A177]*analyze_resolution" office:value-type="float" office:value="-8.1" calcext:value-type="float">
            <text:p>-8,1</text:p>
          </table:table-cell>
          <table:table-cell table:formula="of:=RADIANS(-[rf.B177])" office:value-type="float" office:value="0.141371669411541" calcext:value-type="float">
            <text:p>0,141371669411541</text:p>
          </table:table-cell>
          <table:table-cell table:formula="of:=COS([rf.$B$6])*servo_saver_arm_length*COS([rf.C177])-SIN([rf.$B$6])*servo_saver_arm_length*SIN([rf.C177])+[rf.$B$24]" office:value-type="float" office:value="358.840378523465" calcext:value-type="float">
            <text:p>358,840378523465</text:p>
          </table:table-cell>
          <table:table-cell table:formula="of:=COS([rf.$B$6])*servo_saver_arm_length*SIN([rf.C177])+SIN([rf.$B$6])*servo_saver_arm_length*COS([rf.C177])+[rf.$C$24]" office:value-type="float" office:value="2.25441971100132" calcext:value-type="float">
            <text:p>2,25441971100132</text:p>
          </table:table-cell>
          <table:table-cell table:formula="of:=[$rf.D177]-[$rf.$B$14]" office:value-type="float" office:value="58.8403785234649" calcext:value-type="float">
            <text:p>58,8403785234649</text:p>
          </table:table-cell>
          <table:table-cell table:formula="of:=[rf.E177]-[$rf.$C$14]" office:value-type="float" office:value="92.2544197110013" calcext:value-type="float">
            <text:p>92,2544197110013</text:p>
          </table:table-cell>
          <table:table-cell table:style-name="Default" table:formula="of:=SQRT([rf.F177]^2+[rf.G177]^2)" office:value-type="float" office:value="109.42151571331" calcext:value-type="float">
            <text:p>109,42151571331</text:p>
          </table:table-cell>
          <table:table-cell table:formula="of:=([rf.H177]^2-[rf.$B$42]^2+[rf.$B$43]^2)/(2*[rf.H177])" office:value-type="float" office:value="6.29889908348653" calcext:value-type="float">
            <text:p>6,29889908348653</text:p>
          </table:table-cell>
          <table:table-cell table:formula="of:=ACOS([rf.I177]/[rf.$B$43])" office:value-type="float" office:value="1.25039767061589" calcext:value-type="float">
            <text:p>1,25039767061589</text:p>
          </table:table-cell>
          <table:table-cell table:style-name="ce17" table:formula="of:=ASIN([rf.F177]/[rf.H177])" office:value-type="float" office:value="0.56775483221575" calcext:value-type="float">
            <text:p>0,56775483221575</text:p>
          </table:table-cell>
          <table:table-cell table:style-name="ce17" table:formula="of:=IF(0.5*PI()-[rf.$B$9]&gt;[rf.K177];1;-1)" office:value-type="float" office:value="1" calcext:value-type="float">
            <text:p>1</text:p>
          </table:table-cell>
          <table:table-cell table:style-name="ce17" table:formula="of:=0.5*PI()-([rf.J177]*[rf.L177]+[rf.K177])" office:value-type="float" office:value="-0.247356176036742" calcext:value-type="float">
            <text:p>-0,247356176036742</text:p>
          </table:table-cell>
          <table:table-cell table:style-name="ce17" table:formula="of:=[rf.M177]-[rf.$B$8]" office:value-type="float" office:value="0.101709674362124" calcext:value-type="float">
            <text:p>0,101709674362124</text:p>
          </table:table-cell>
          <table:table-cell table:number-columns-repeated="1010"/>
        </table:table-row>
        <table:table-row table:style-name="ro1">
          <table:table-cell office:value-type="float" office:value="-53" calcext:value-type="float">
            <text:p>-53</text:p>
          </table:table-cell>
          <table:table-cell table:formula="of:=[rf.A178]*analyze_resolution" office:value-type="float" office:value="-7.95" calcext:value-type="float">
            <text:p>-7,95</text:p>
          </table:table-cell>
          <table:table-cell table:formula="of:=RADIANS(-[rf.B178])" office:value-type="float" office:value="0.138753675533549" calcext:value-type="float">
            <text:p>0,138753675533549</text:p>
          </table:table-cell>
          <table:table-cell table:formula="of:=COS([rf.$B$6])*servo_saver_arm_length*COS([rf.C178])-SIN([rf.$B$6])*servo_saver_arm_length*SIN([rf.C178])+[rf.$B$24]" office:value-type="float" office:value="358.846226289634" calcext:value-type="float">
            <text:p>358,846226289634</text:p>
          </table:table-cell>
          <table:table-cell table:formula="of:=COS([rf.$B$6])*servo_saver_arm_length*SIN([rf.C178])+SIN([rf.$B$6])*servo_saver_arm_length*COS([rf.C178])+[rf.$C$24]" office:value-type="float" office:value="2.2129420186035" calcext:value-type="float">
            <text:p>2,2129420186035</text:p>
          </table:table-cell>
          <table:table-cell table:formula="of:=[$rf.D178]-[$rf.$B$14]" office:value-type="float" office:value="58.8462262896343" calcext:value-type="float">
            <text:p>58,8462262896343</text:p>
          </table:table-cell>
          <table:table-cell table:formula="of:=[rf.E178]-[$rf.$C$14]" office:value-type="float" office:value="92.2129420186035" calcext:value-type="float">
            <text:p>92,2129420186035</text:p>
          </table:table-cell>
          <table:table-cell table:style-name="Default" table:formula="of:=SQRT([rf.F178]^2+[rf.G178]^2)" office:value-type="float" office:value="109.38969340965" calcext:value-type="float">
            <text:p>109,38969340965</text:p>
          </table:table-cell>
          <table:table-cell table:formula="of:=([rf.H178]^2-[rf.$B$42]^2+[rf.$B$43]^2)/(2*[rf.H178])" office:value-type="float" office:value="6.26890454936833" calcext:value-type="float">
            <text:p>6,26890454936833</text:p>
          </table:table-cell>
          <table:table-cell table:formula="of:=ACOS([rf.I178]/[rf.$B$43])" office:value-type="float" office:value="1.25197739735781" calcext:value-type="float">
            <text:p>1,25197739735781</text:p>
          </table:table-cell>
          <table:table-cell table:style-name="ce17" table:formula="of:=ASIN([rf.F178]/[rf.H178])" office:value-type="float" office:value="0.568003800343161" calcext:value-type="float">
            <text:p>0,568003800343161</text:p>
          </table:table-cell>
          <table:table-cell table:style-name="ce17" table:formula="of:=IF(0.5*PI()-[rf.$B$9]&gt;[rf.K178];1;-1)" office:value-type="float" office:value="1" calcext:value-type="float">
            <text:p>1</text:p>
          </table:table-cell>
          <table:table-cell table:style-name="ce17" table:formula="of:=0.5*PI()-([rf.J178]*[rf.L178]+[rf.K178])" office:value-type="float" office:value="-0.249184870906074" calcext:value-type="float">
            <text:p>-0,249184870906074</text:p>
          </table:table-cell>
          <table:table-cell table:style-name="ce17" table:formula="of:=[rf.M178]-[rf.$B$8]" office:value-type="float" office:value="0.0998809794927915" calcext:value-type="float">
            <text:p>0,099880979492792</text:p>
          </table:table-cell>
          <table:table-cell table:number-columns-repeated="1010"/>
        </table:table-row>
        <table:table-row table:style-name="ro1">
          <table:table-cell office:value-type="float" office:value="-52" calcext:value-type="float">
            <text:p>-52</text:p>
          </table:table-cell>
          <table:table-cell table:formula="of:=[rf.A179]*analyze_resolution" office:value-type="float" office:value="-7.8" calcext:value-type="float">
            <text:p>-7,8</text:p>
          </table:table-cell>
          <table:table-cell table:formula="of:=RADIANS(-[rf.B179])" office:value-type="float" office:value="0.136135681655558" calcext:value-type="float">
            <text:p>0,136135681655558</text:p>
          </table:table-cell>
          <table:table-cell table:formula="of:=COS([rf.$B$6])*servo_saver_arm_length*COS([rf.C179])-SIN([rf.$B$6])*servo_saver_arm_length*SIN([rf.C179])+[rf.$B$24]" office:value-type="float" office:value="358.851965447543" calcext:value-type="float">
            <text:p>358,851965447543</text:p>
          </table:table-cell>
          <table:table-cell table:formula="of:=COS([rf.$B$6])*servo_saver_arm_length*SIN([rf.C179])+SIN([rf.$B$6])*servo_saver_arm_length*COS([rf.C179])+[rf.$C$24]" office:value-type="float" office:value="2.17144915894887" calcext:value-type="float">
            <text:p>2,17144915894887</text:p>
          </table:table-cell>
          <table:table-cell table:formula="of:=[$rf.D179]-[$rf.$B$14]" office:value-type="float" office:value="58.8519654475431" calcext:value-type="float">
            <text:p>58,8519654475431</text:p>
          </table:table-cell>
          <table:table-cell table:formula="of:=[rf.E179]-[$rf.$C$14]" office:value-type="float" office:value="92.1714491589489" calcext:value-type="float">
            <text:p>92,1714491589489</text:p>
          </table:table-cell>
          <table:table-cell table:style-name="Default" table:formula="of:=SQRT([rf.F179]^2+[rf.G179]^2)" office:value-type="float" office:value="109.357806658233" calcext:value-type="float">
            <text:p>109,357806658233</text:p>
          </table:table-cell>
          <table:table-cell table:formula="of:=([rf.H179]^2-[rf.$B$42]^2+[rf.$B$43]^2)/(2*[rf.H179])" office:value-type="float" office:value="6.23884104792947" calcext:value-type="float">
            <text:p>6,23884104792947</text:p>
          </table:table-cell>
          <table:table-cell table:formula="of:=ACOS([rf.I179]/[rf.$B$43])" office:value-type="float" office:value="1.25355993027826" calcext:value-type="float">
            <text:p>1,25355993027826</text:p>
          </table:table-cell>
          <table:table-cell table:style-name="ce17" table:formula="of:=ASIN([rf.F179]/[rf.H179])" office:value-type="float" office:value="0.568252150924726" calcext:value-type="float">
            <text:p>0,568252150924726</text:p>
          </table:table-cell>
          <table:table-cell table:style-name="ce17" table:formula="of:=IF(0.5*PI()-[rf.$B$9]&gt;[rf.K179];1;-1)" office:value-type="float" office:value="1" calcext:value-type="float">
            <text:p>1</text:p>
          </table:table-cell>
          <table:table-cell table:style-name="ce17" table:formula="of:=0.5*PI()-([rf.J179]*[rf.L179]+[rf.K179])" office:value-type="float" office:value="-0.251015754408093" calcext:value-type="float">
            <text:p>-0,251015754408093</text:p>
          </table:table-cell>
          <table:table-cell table:style-name="ce17" table:formula="of:=[rf.M179]-[rf.$B$8]" office:value-type="float" office:value="0.0980500959907726" calcext:value-type="float">
            <text:p>0,098050095990773</text:p>
          </table:table-cell>
          <table:table-cell table:number-columns-repeated="1010"/>
        </table:table-row>
        <table:table-row table:style-name="ro1">
          <table:table-cell office:value-type="float" office:value="-51" calcext:value-type="float">
            <text:p>-51</text:p>
          </table:table-cell>
          <table:table-cell table:formula="of:=[rf.A180]*analyze_resolution" office:value-type="float" office:value="-7.65" calcext:value-type="float">
            <text:p>-7,65</text:p>
          </table:table-cell>
          <table:table-cell table:formula="of:=RADIANS(-[rf.B180])" office:value-type="float" office:value="0.133517687777566" calcext:value-type="float">
            <text:p>0,133517687777566</text:p>
          </table:table-cell>
          <table:table-cell table:formula="of:=COS([rf.$B$6])*servo_saver_arm_length*COS([rf.C180])-SIN([rf.$B$6])*servo_saver_arm_length*SIN([rf.C180])+[rf.$B$24]" office:value-type="float" office:value="358.857595957856" calcext:value-type="float">
            <text:p>358,857595957856</text:p>
          </table:table-cell>
          <table:table-cell table:formula="of:=COS([rf.$B$6])*servo_saver_arm_length*SIN([rf.C180])+SIN([rf.$B$6])*servo_saver_arm_length*COS([rf.C180])+[rf.$C$24]" office:value-type="float" office:value="2.12994141642484" calcext:value-type="float">
            <text:p>2,12994141642484</text:p>
          </table:table-cell>
          <table:table-cell table:formula="of:=[$rf.D180]-[$rf.$B$14]" office:value-type="float" office:value="58.8575959578556" calcext:value-type="float">
            <text:p>58,8575959578556</text:p>
          </table:table-cell>
          <table:table-cell table:formula="of:=[rf.E180]-[$rf.$C$14]" office:value-type="float" office:value="92.1299414164248" calcext:value-type="float">
            <text:p>92,1299414164248</text:p>
          </table:table-cell>
          <table:table-cell table:style-name="Default" table:formula="of:=SQRT([rf.F180]^2+[rf.G180]^2)" office:value-type="float" office:value="109.325855621312" calcext:value-type="float">
            <text:p>109,325855621312</text:p>
          </table:table-cell>
          <table:table-cell table:formula="of:=([rf.H180]^2-[rf.$B$42]^2+[rf.$B$43]^2)/(2*[rf.H180])" office:value-type="float" office:value="6.20870867508558" calcext:value-type="float">
            <text:p>6,20870867508558</text:p>
          </table:table-cell>
          <table:table-cell table:formula="of:=ACOS([rf.I180]/[rf.$B$43])" office:value-type="float" office:value="1.25514526391005" calcext:value-type="float">
            <text:p>1,25514526391005</text:p>
          </table:table-cell>
          <table:table-cell table:style-name="ce17" table:formula="of:=ASIN([rf.F180]/[rf.H180])" office:value-type="float" office:value="0.56849988217116" calcext:value-type="float">
            <text:p>0,56849988217116</text:p>
          </table:table-cell>
          <table:table-cell table:style-name="ce17" table:formula="of:=IF(0.5*PI()-[rf.$B$9]&gt;[rf.K180];1;-1)" office:value-type="float" office:value="1" calcext:value-type="float">
            <text:p>1</text:p>
          </table:table-cell>
          <table:table-cell table:style-name="ce17" table:formula="of:=0.5*PI()-([rf.J180]*[rf.L180]+[rf.K180])" office:value-type="float" office:value="-0.252848819286315" calcext:value-type="float">
            <text:p>-0,252848819286315</text:p>
          </table:table-cell>
          <table:table-cell table:style-name="ce17" table:formula="of:=[rf.M180]-[rf.$B$8]" office:value-type="float" office:value="0.0962170311125505" calcext:value-type="float">
            <text:p>0,096217031112551</text:p>
          </table:table-cell>
          <table:table-cell table:number-columns-repeated="1010"/>
        </table:table-row>
        <table:table-row table:style-name="ro1">
          <table:table-cell office:value-type="float" office:value="-50" calcext:value-type="float">
            <text:p>-50</text:p>
          </table:table-cell>
          <table:table-cell table:formula="of:=[rf.A181]*analyze_resolution" office:value-type="float" office:value="-7.5" calcext:value-type="float">
            <text:p>-7,5</text:p>
          </table:table-cell>
          <table:table-cell table:formula="of:=RADIANS(-[rf.B181])" office:value-type="float" office:value="0.130899693899575" calcext:value-type="float">
            <text:p>0,130899693899575</text:p>
          </table:table-cell>
          <table:table-cell table:formula="of:=COS([rf.$B$6])*servo_saver_arm_length*COS([rf.C181])-SIN([rf.$B$6])*servo_saver_arm_length*SIN([rf.C181])+[rf.$B$24]" office:value-type="float" office:value="358.863117781981" calcext:value-type="float">
            <text:p>358,863117781981</text:p>
          </table:table-cell>
          <table:table-cell table:formula="of:=COS([rf.$B$6])*servo_saver_arm_length*SIN([rf.C181])+SIN([rf.$B$6])*servo_saver_arm_length*COS([rf.C181])+[rf.$C$24]" office:value-type="float" office:value="2.08841907552083" calcext:value-type="float">
            <text:p>2,08841907552083</text:p>
          </table:table-cell>
          <table:table-cell table:formula="of:=[$rf.D181]-[$rf.$B$14]" office:value-type="float" office:value="58.863117781981" calcext:value-type="float">
            <text:p>58,863117781981</text:p>
          </table:table-cell>
          <table:table-cell table:formula="of:=[rf.E181]-[$rf.$C$14]" office:value-type="float" office:value="92.0884190755208" calcext:value-type="float">
            <text:p>92,0884190755208</text:p>
          </table:table-cell>
          <table:table-cell table:style-name="Default" table:formula="of:=SQRT([rf.F181]^2+[rf.G181]^2)" office:value-type="float" office:value="109.293840461593" calcext:value-type="float">
            <text:p>109,293840461593</text:p>
          </table:table-cell>
          <table:table-cell table:formula="of:=([rf.H181]^2-[rf.$B$42]^2+[rf.$B$43]^2)/(2*[rf.H181])" office:value-type="float" office:value="6.17850752715131" calcext:value-type="float">
            <text:p>6,17850752715131</text:p>
          </table:table-cell>
          <table:table-cell table:formula="of:=ACOS([rf.I181]/[rf.$B$43])" office:value-type="float" office:value="1.25673339281282" calcext:value-type="float">
            <text:p>1,25673339281282</text:p>
          </table:table-cell>
          <table:table-cell table:style-name="ce17" table:formula="of:=ASIN([rf.F181]/[rf.H181])" office:value-type="float" office:value="0.568746992292422" calcext:value-type="float">
            <text:p>0,568746992292422</text:p>
          </table:table-cell>
          <table:table-cell table:style-name="ce17" table:formula="of:=IF(0.5*PI()-[rf.$B$9]&gt;[rf.K181];1;-1)" office:value-type="float" office:value="1" calcext:value-type="float">
            <text:p>1</text:p>
          </table:table-cell>
          <table:table-cell table:style-name="ce17" table:formula="of:=0.5*PI()-([rf.J181]*[rf.L181]+[rf.K181])" office:value-type="float" office:value="-0.254684058310344" calcext:value-type="float">
            <text:p>-0,254684058310344</text:p>
          </table:table-cell>
          <table:table-cell table:style-name="ce17" table:formula="of:=[rf.M181]-[rf.$B$8]" office:value-type="float" office:value="0.0943817920885221" calcext:value-type="float">
            <text:p>0,094381792088522</text:p>
          </table:table-cell>
          <table:table-cell table:number-columns-repeated="1010"/>
        </table:table-row>
        <table:table-row table:style-name="ro1">
          <table:table-cell office:value-type="float" office:value="-49" calcext:value-type="float">
            <text:p>-49</text:p>
          </table:table-cell>
          <table:table-cell table:formula="of:=[rf.A182]*analyze_resolution" office:value-type="float" office:value="-7.35" calcext:value-type="float">
            <text:p>-7,35</text:p>
          </table:table-cell>
          <table:table-cell table:formula="of:=RADIANS(-[rf.B182])" office:value-type="float" office:value="0.128281700021583" calcext:value-type="float">
            <text:p>0,128281700021583</text:p>
          </table:table-cell>
          <table:table-cell table:formula="of:=COS([rf.$B$6])*servo_saver_arm_length*COS([rf.C182])-SIN([rf.$B$6])*servo_saver_arm_length*SIN([rf.C182])+[rf.$B$24]" office:value-type="float" office:value="358.868530882073" calcext:value-type="float">
            <text:p>358,868530882073</text:p>
          </table:table-cell>
          <table:table-cell table:formula="of:=COS([rf.$B$6])*servo_saver_arm_length*SIN([rf.C182])+SIN([rf.$B$6])*servo_saver_arm_length*COS([rf.C182])+[rf.$C$24]" office:value-type="float" office:value="2.04688242082631" calcext:value-type="float">
            <text:p>2,04688242082631</text:p>
          </table:table-cell>
          <table:table-cell table:formula="of:=[$rf.D182]-[$rf.$B$14]" office:value-type="float" office:value="58.8685308820732" calcext:value-type="float">
            <text:p>58,8685308820732</text:p>
          </table:table-cell>
          <table:table-cell table:formula="of:=[rf.E182]-[$rf.$C$14]" office:value-type="float" office:value="92.0468824208263" calcext:value-type="float">
            <text:p>92,0468824208263</text:p>
          </table:table-cell>
          <table:table-cell table:style-name="Default" table:formula="of:=SQRT([rf.F182]^2+[rf.G182]^2)" office:value-type="float" office:value="109.261761342233" calcext:value-type="float">
            <text:p>109,261761342233</text:p>
          </table:table-cell>
          <table:table-cell table:formula="of:=([rf.H182]^2-[rf.$B$42]^2+[rf.$B$43]^2)/(2*[rf.H182])" office:value-type="float" office:value="6.14823770084171" calcext:value-type="float">
            <text:p>6,14823770084171</text:p>
          </table:table-cell>
          <table:table-cell table:formula="of:=ACOS([rf.I182]/[rf.$B$43])" office:value-type="float" office:value="1.25832431157304" calcext:value-type="float">
            <text:p>1,25832431157304</text:p>
          </table:table-cell>
          <table:table-cell table:style-name="ce17" table:formula="of:=ASIN([rf.F182]/[rf.H182])" office:value-type="float" office:value="0.568993479497717" calcext:value-type="float">
            <text:p>0,568993479497717</text:p>
          </table:table-cell>
          <table:table-cell table:style-name="ce17" table:formula="of:=IF(0.5*PI()-[rf.$B$9]&gt;[rf.K182];1;-1)" office:value-type="float" office:value="1" calcext:value-type="float">
            <text:p>1</text:p>
          </table:table-cell>
          <table:table-cell table:style-name="ce17" table:formula="of:=0.5*PI()-([rf.J182]*[rf.L182]+[rf.K182])" office:value-type="float" office:value="-0.25652146427586" calcext:value-type="float">
            <text:p>-0,25652146427586</text:p>
          </table:table-cell>
          <table:table-cell table:style-name="ce17" table:formula="of:=[rf.M182]-[rf.$B$8]" office:value-type="float" office:value="0.0925443861230064" calcext:value-type="float">
            <text:p>0,092544386123006</text:p>
          </table:table-cell>
          <table:table-cell table:number-columns-repeated="1010"/>
        </table:table-row>
        <table:table-row table:style-name="ro1">
          <table:table-cell office:value-type="float" office:value="-48" calcext:value-type="float">
            <text:p>-48</text:p>
          </table:table-cell>
          <table:table-cell table:formula="of:=[rf.A183]*analyze_resolution" office:value-type="float" office:value="-7.2" calcext:value-type="float">
            <text:p>-7,2</text:p>
          </table:table-cell>
          <table:table-cell table:formula="of:=RADIANS(-[rf.B183])" office:value-type="float" office:value="0.125663706143592" calcext:value-type="float">
            <text:p>0,125663706143592</text:p>
          </table:table-cell>
          <table:table-cell table:formula="of:=COS([rf.$B$6])*servo_saver_arm_length*COS([rf.C183])-SIN([rf.$B$6])*servo_saver_arm_length*SIN([rf.C183])+[rf.$B$24]" office:value-type="float" office:value="358.873835221032" calcext:value-type="float">
            <text:p>358,873835221032</text:p>
          </table:table-cell>
          <table:table-cell table:formula="of:=COS([rf.$B$6])*servo_saver_arm_length*SIN([rf.C183])+SIN([rf.$B$6])*servo_saver_arm_length*COS([rf.C183])+[rf.$C$24]" office:value-type="float" office:value="2.00533173702887" calcext:value-type="float">
            <text:p>2,00533173702887</text:p>
          </table:table-cell>
          <table:table-cell table:formula="of:=[$rf.D183]-[$rf.$B$14]" office:value-type="float" office:value="58.8738352210316" calcext:value-type="float">
            <text:p>58,8738352210316</text:p>
          </table:table-cell>
          <table:table-cell table:formula="of:=[rf.E183]-[$rf.$C$14]" office:value-type="float" office:value="92.0053317370289" calcext:value-type="float">
            <text:p>92,0053317370289</text:p>
          </table:table-cell>
          <table:table-cell table:style-name="Default" table:formula="of:=SQRT([rf.F183]^2+[rf.G183]^2)" office:value-type="float" office:value="109.229618426844" calcext:value-type="float">
            <text:p>109,229618426844</text:p>
          </table:table-cell>
          <table:table-cell table:formula="of:=([rf.H183]^2-[rf.$B$42]^2+[rf.$B$43]^2)/(2*[rf.H183])" office:value-type="float" office:value="6.11789929327355" calcext:value-type="float">
            <text:p>6,11789929327355</text:p>
          </table:table-cell>
          <table:table-cell table:formula="of:=ACOS([rf.I183]/[rf.$B$43])" office:value-type="float" office:value="1.259918014804" calcext:value-type="float">
            <text:p>1,259918014804</text:p>
          </table:table-cell>
          <table:table-cell table:style-name="ce17" table:formula="of:=ASIN([rf.F183]/[rf.H183])" office:value-type="float" office:value="0.569239341995504" calcext:value-type="float">
            <text:p>0,569239341995504</text:p>
          </table:table-cell>
          <table:table-cell table:style-name="ce17" table:formula="of:=IF(0.5*PI()-[rf.$B$9]&gt;[rf.K183];1;-1)" office:value-type="float" office:value="1" calcext:value-type="float">
            <text:p>1</text:p>
          </table:table-cell>
          <table:table-cell table:style-name="ce17" table:formula="of:=0.5*PI()-([rf.J183]*[rf.L183]+[rf.K183])" office:value-type="float" office:value="-0.258361030004612" calcext:value-type="float">
            <text:p>-0,258361030004612</text:p>
          </table:table-cell>
          <table:table-cell table:style-name="ce17" table:formula="of:=[rf.M183]-[rf.$B$8]" office:value-type="float" office:value="0.0907048203942537" calcext:value-type="float">
            <text:p>0,090704820394254</text:p>
          </table:table-cell>
          <table:table-cell table:number-columns-repeated="1010"/>
        </table:table-row>
        <table:table-row table:style-name="ro1">
          <table:table-cell office:value-type="float" office:value="-47" calcext:value-type="float">
            <text:p>-47</text:p>
          </table:table-cell>
          <table:table-cell table:formula="of:=[rf.A184]*analyze_resolution" office:value-type="float" office:value="-7.05" calcext:value-type="float">
            <text:p>-7,05</text:p>
          </table:table-cell>
          <table:table-cell table:formula="of:=RADIANS(-[rf.B184])" office:value-type="float" office:value="0.1230457122656" calcext:value-type="float">
            <text:p>0,1230457122656</text:p>
          </table:table-cell>
          <table:table-cell table:formula="of:=COS([rf.$B$6])*servo_saver_arm_length*COS([rf.C184])-SIN([rf.$B$6])*servo_saver_arm_length*SIN([rf.C184])+[rf.$B$24]" office:value-type="float" office:value="358.879030762501" calcext:value-type="float">
            <text:p>358,879030762501</text:p>
          </table:table-cell>
          <table:table-cell table:formula="of:=COS([rf.$B$6])*servo_saver_arm_length*SIN([rf.C184])+SIN([rf.$B$6])*servo_saver_arm_length*COS([rf.C184])+[rf.$C$24]" office:value-type="float" office:value="1.96376730891224" calcext:value-type="float">
            <text:p>1,96376730891224</text:p>
          </table:table-cell>
          <table:table-cell table:formula="of:=[$rf.D184]-[$rf.$B$14]" office:value-type="float" office:value="58.8790307625008" calcext:value-type="float">
            <text:p>58,8790307625008</text:p>
          </table:table-cell>
          <table:table-cell table:formula="of:=[rf.E184]-[$rf.$C$14]" office:value-type="float" office:value="91.9637673089122" calcext:value-type="float">
            <text:p>91,9637673089122</text:p>
          </table:table-cell>
          <table:table-cell table:style-name="Default" table:formula="of:=SQRT([rf.F184]^2+[rf.G184]^2)" office:value-type="float" office:value="109.197411879491" calcext:value-type="float">
            <text:p>109,197411879491</text:p>
          </table:table-cell>
          <table:table-cell table:formula="of:=([rf.H184]^2-[rf.$B$42]^2+[rf.$B$43]^2)/(2*[rf.H184])" office:value-type="float" office:value="6.08749240196645" calcext:value-type="float">
            <text:p>6,08749240196645</text:p>
          </table:table-cell>
          <table:table-cell table:formula="of:=ACOS([rf.I184]/[rf.$B$43])" office:value-type="float" office:value="1.26151449714581" calcext:value-type="float">
            <text:p>1,26151449714581</text:p>
          </table:table-cell>
          <table:table-cell table:style-name="ce17" table:formula="of:=ASIN([rf.F184]/[rf.H184])" office:value-type="float" office:value="0.569484577993498" calcext:value-type="float">
            <text:p>0,569484577993498</text:p>
          </table:table-cell>
          <table:table-cell table:style-name="ce17" table:formula="of:=IF(0.5*PI()-[rf.$B$9]&gt;[rf.K184];1;-1)" office:value-type="float" office:value="1" calcext:value-type="float">
            <text:p>1</text:p>
          </table:table-cell>
          <table:table-cell table:style-name="ce17" table:formula="of:=0.5*PI()-([rf.J184]*[rf.L184]+[rf.K184])" office:value-type="float" office:value="-0.260202748344416" calcext:value-type="float">
            <text:p>-0,260202748344416</text:p>
          </table:table-cell>
          <table:table-cell table:style-name="ce17" table:formula="of:=[rf.M184]-[rf.$B$8]" office:value-type="float" office:value="0.0888631020544496" calcext:value-type="float">
            <text:p>0,08886310205445</text:p>
          </table:table-cell>
          <table:table-cell table:number-columns-repeated="1010"/>
        </table:table-row>
        <table:table-row table:style-name="ro1">
          <table:table-cell office:value-type="float" office:value="-46" calcext:value-type="float">
            <text:p>-46</text:p>
          </table:table-cell>
          <table:table-cell table:formula="of:=[rf.A185]*analyze_resolution" office:value-type="float" office:value="-6.9" calcext:value-type="float">
            <text:p>-6,9</text:p>
          </table:table-cell>
          <table:table-cell table:formula="of:=RADIANS(-[rf.B185])" office:value-type="float" office:value="0.120427718387609" calcext:value-type="float">
            <text:p>0,120427718387609</text:p>
          </table:table-cell>
          <table:table-cell table:formula="of:=COS([rf.$B$6])*servo_saver_arm_length*COS([rf.C185])-SIN([rf.$B$6])*servo_saver_arm_length*SIN([rf.C185])+[rf.$B$24]" office:value-type="float" office:value="358.884117470871" calcext:value-type="float">
            <text:p>358,884117470871</text:p>
          </table:table-cell>
          <table:table-cell table:formula="of:=COS([rf.$B$6])*servo_saver_arm_length*SIN([rf.C185])+SIN([rf.$B$6])*servo_saver_arm_length*COS([rf.C185])+[rf.$C$24]" office:value-type="float" office:value="1.92218942135435" calcext:value-type="float">
            <text:p>1,92218942135435</text:p>
          </table:table-cell>
          <table:table-cell table:formula="of:=[$rf.D185]-[$rf.$B$14]" office:value-type="float" office:value="58.8841174708711" calcext:value-type="float">
            <text:p>58,8841174708711</text:p>
          </table:table-cell>
          <table:table-cell table:formula="of:=[rf.E185]-[$rf.$C$14]" office:value-type="float" office:value="91.9221894213544" calcext:value-type="float">
            <text:p>91,9221894213544</text:p>
          </table:table-cell>
          <table:table-cell table:style-name="Default" table:formula="of:=SQRT([rf.F185]^2+[rf.G185]^2)" office:value-type="float" office:value="109.165141864694" calcext:value-type="float">
            <text:p>109,165141864694</text:p>
          </table:table-cell>
          <table:table-cell table:formula="of:=([rf.H185]^2-[rf.$B$42]^2+[rf.$B$43]^2)/(2*[rf.H185])" office:value-type="float" office:value="6.0570171248444" calcext:value-type="float">
            <text:p>6,0570171248444</text:p>
          </table:table-cell>
          <table:table-cell table:formula="of:=ACOS([rf.I185]/[rf.$B$43])" office:value-type="float" office:value="1.26311375326536" calcext:value-type="float">
            <text:p>1,26311375326536</text:p>
          </table:table-cell>
          <table:table-cell table:style-name="ce17" table:formula="of:=ASIN([rf.F185]/[rf.H185])" office:value-type="float" office:value="0.569729185698678" calcext:value-type="float">
            <text:p>0,569729185698678</text:p>
          </table:table-cell>
          <table:table-cell table:style-name="ce17" table:formula="of:=IF(0.5*PI()-[rf.$B$9]&gt;[rf.K185];1;-1)" office:value-type="float" office:value="1" calcext:value-type="float">
            <text:p>1</text:p>
          </table:table-cell>
          <table:table-cell table:style-name="ce17" table:formula="of:=0.5*PI()-([rf.J185]*[rf.L185]+[rf.K185])" office:value-type="float" office:value="-0.262046612169136" calcext:value-type="float">
            <text:p>-0,262046612169136</text:p>
          </table:table-cell>
          <table:table-cell table:style-name="ce17" table:formula="of:=[rf.M185]-[rf.$B$8]" office:value-type="float" office:value="0.0870192382297294" calcext:value-type="float">
            <text:p>0,087019238229729</text:p>
          </table:table-cell>
          <table:table-cell table:number-columns-repeated="1010"/>
        </table:table-row>
        <table:table-row table:style-name="ro1">
          <table:table-cell office:value-type="float" office:value="-45" calcext:value-type="float">
            <text:p>-45</text:p>
          </table:table-cell>
          <table:table-cell table:formula="of:=[rf.A186]*analyze_resolution" office:value-type="float" office:value="-6.75" calcext:value-type="float">
            <text:p>-6,75</text:p>
          </table:table-cell>
          <table:table-cell table:formula="of:=RADIANS(-[rf.B186])" office:value-type="float" office:value="0.117809724509617" calcext:value-type="float">
            <text:p>0,117809724509617</text:p>
          </table:table-cell>
          <table:table-cell table:formula="of:=COS([rf.$B$6])*servo_saver_arm_length*COS([rf.C186])-SIN([rf.$B$6])*servo_saver_arm_length*SIN([rf.C186])+[rf.$B$24]" office:value-type="float" office:value="358.889095311279" calcext:value-type="float">
            <text:p>358,889095311279</text:p>
          </table:table-cell>
          <table:table-cell table:formula="of:=COS([rf.$B$6])*servo_saver_arm_length*SIN([rf.C186])+SIN([rf.$B$6])*servo_saver_arm_length*COS([rf.C186])+[rf.$C$24]" office:value-type="float" office:value="1.8805983593254" calcext:value-type="float">
            <text:p>1,8805983593254</text:p>
          </table:table-cell>
          <table:table-cell table:formula="of:=[$rf.D186]-[$rf.$B$14]" office:value-type="float" office:value="58.8890953112788" calcext:value-type="float">
            <text:p>58,8890953112788</text:p>
          </table:table-cell>
          <table:table-cell table:formula="of:=[rf.E186]-[$rf.$C$14]" office:value-type="float" office:value="91.8805983593254" calcext:value-type="float">
            <text:p>91,8805983593254</text:p>
          </table:table-cell>
          <table:table-cell table:style-name="Default" table:formula="of:=SQRT([rf.F186]^2+[rf.G186]^2)" office:value-type="float" office:value="109.132808547423" calcext:value-type="float">
            <text:p>109,132808547423</text:p>
          </table:table-cell>
          <table:table-cell table:formula="of:=([rf.H186]^2-[rf.$B$42]^2+[rf.$B$43]^2)/(2*[rf.H186])" office:value-type="float" office:value="6.02647356023694" calcext:value-type="float">
            <text:p>6,02647356023694</text:p>
          </table:table-cell>
          <table:table-cell table:formula="of:=ACOS([rf.I186]/[rf.$B$43])" office:value-type="float" office:value="1.26471577785629" calcext:value-type="float">
            <text:p>1,26471577785629</text:p>
          </table:table-cell>
          <table:table-cell table:style-name="ce17" table:formula="of:=ASIN([rf.F186]/[rf.H186])" office:value-type="float" office:value="0.569973163317286" calcext:value-type="float">
            <text:p>0,569973163317286</text:p>
          </table:table-cell>
          <table:table-cell table:style-name="ce17" table:formula="of:=IF(0.5*PI()-[rf.$B$9]&gt;[rf.K186];1;-1)" office:value-type="float" office:value="1" calcext:value-type="float">
            <text:p>1</text:p>
          </table:table-cell>
          <table:table-cell table:style-name="ce17" table:formula="of:=0.5*PI()-([rf.J186]*[rf.L186]+[rf.K186])" office:value-type="float" office:value="-0.263892614378679" calcext:value-type="float">
            <text:p>-0,263892614378679</text:p>
          </table:table-cell>
          <table:table-cell table:style-name="ce17" table:formula="of:=[rf.M186]-[rf.$B$8]" office:value-type="float" office:value="0.0851732360201871" calcext:value-type="float">
            <text:p>0,085173236020187</text:p>
          </table:table-cell>
          <table:table-cell table:number-columns-repeated="1010"/>
        </table:table-row>
        <table:table-row table:style-name="ro1">
          <table:table-cell office:value-type="float" office:value="-44" calcext:value-type="float">
            <text:p>-44</text:p>
          </table:table-cell>
          <table:table-cell table:formula="of:=[rf.A187]*analyze_resolution" office:value-type="float" office:value="-6.6" calcext:value-type="float">
            <text:p>-6,6</text:p>
          </table:table-cell>
          <table:table-cell table:formula="of:=RADIANS(-[rf.B187])" office:value-type="float" office:value="0.115191730631626" calcext:value-type="float">
            <text:p>0,115191730631626</text:p>
          </table:table-cell>
          <table:table-cell table:formula="of:=COS([rf.$B$6])*servo_saver_arm_length*COS([rf.C187])-SIN([rf.$B$6])*servo_saver_arm_length*SIN([rf.C187])+[rf.$B$24]" office:value-type="float" office:value="358.893964249606" calcext:value-type="float">
            <text:p>358,893964249606</text:p>
          </table:table-cell>
          <table:table-cell table:formula="of:=COS([rf.$B$6])*servo_saver_arm_length*SIN([rf.C187])+SIN([rf.$B$6])*servo_saver_arm_length*COS([rf.C187])+[rf.$C$24]" office:value-type="float" office:value="1.83899440788587" calcext:value-type="float">
            <text:p>1,83899440788587</text:p>
          </table:table-cell>
          <table:table-cell table:formula="of:=[$rf.D187]-[$rf.$B$14]" office:value-type="float" office:value="58.8939642496064" calcext:value-type="float">
            <text:p>58,8939642496064</text:p>
          </table:table-cell>
          <table:table-cell table:formula="of:=[rf.E187]-[$rf.$C$14]" office:value-type="float" office:value="91.8389944078859" calcext:value-type="float">
            <text:p>91,8389944078859</text:p>
          </table:table-cell>
          <table:table-cell table:style-name="Default" table:formula="of:=SQRT([rf.F187]^2+[rf.G187]^2)" office:value-type="float" office:value="109.100412093106" calcext:value-type="float">
            <text:p>109,100412093106</text:p>
          </table:table-cell>
          <table:table-cell table:formula="of:=([rf.H187]^2-[rf.$B$42]^2+[rf.$B$43]^2)/(2*[rf.H187])" office:value-type="float" office:value="5.99586180688042" calcext:value-type="float">
            <text:p>5,99586180688042</text:p>
          </table:table-cell>
          <table:table-cell table:formula="of:=ACOS([rf.I187]/[rf.$B$43])" office:value-type="float" office:value="1.26632056563904" calcext:value-type="float">
            <text:p>1,26632056563904</text:p>
          </table:table-cell>
          <table:table-cell table:style-name="ce17" table:formula="of:=ASIN([rf.F187]/[rf.H187])" office:value-type="float" office:value="0.57021650905484" calcext:value-type="float">
            <text:p>0,57021650905484</text:p>
          </table:table-cell>
          <table:table-cell table:style-name="ce17" table:formula="of:=IF(0.5*PI()-[rf.$B$9]&gt;[rf.K187];1;-1)" office:value-type="float" office:value="1" calcext:value-type="float">
            <text:p>1</text:p>
          </table:table-cell>
          <table:table-cell table:style-name="ce17" table:formula="of:=0.5*PI()-([rf.J187]*[rf.L187]+[rf.K187])" office:value-type="float" office:value="-0.265740747898985" calcext:value-type="float">
            <text:p>-0,265740747898985</text:p>
          </table:table-cell>
          <table:table-cell table:style-name="ce17" table:formula="of:=[rf.M187]-[rf.$B$8]" office:value-type="float" office:value="0.0833251024998813" calcext:value-type="float">
            <text:p>0,083325102499881</text:p>
          </table:table-cell>
          <table:table-cell table:number-columns-repeated="1010"/>
        </table:table-row>
        <table:table-row table:style-name="ro1">
          <table:table-cell office:value-type="float" office:value="-43" calcext:value-type="float">
            <text:p>-43</text:p>
          </table:table-cell>
          <table:table-cell table:formula="of:=[rf.A188]*analyze_resolution" office:value-type="float" office:value="-6.45" calcext:value-type="float">
            <text:p>-6,45</text:p>
          </table:table-cell>
          <table:table-cell table:formula="of:=RADIANS(-[rf.B188])" office:value-type="float" office:value="0.112573736753634" calcext:value-type="float">
            <text:p>0,112573736753634</text:p>
          </table:table-cell>
          <table:table-cell table:formula="of:=COS([rf.$B$6])*servo_saver_arm_length*COS([rf.C188])-SIN([rf.$B$6])*servo_saver_arm_length*SIN([rf.C188])+[rf.$B$24]" office:value-type="float" office:value="358.898724252482" calcext:value-type="float">
            <text:p>358,898724252482</text:p>
          </table:table-cell>
          <table:table-cell table:formula="of:=COS([rf.$B$6])*servo_saver_arm_length*SIN([rf.C188])+SIN([rf.$B$6])*servo_saver_arm_length*COS([rf.C188])+[rf.$C$24]" office:value-type="float" office:value="1.79737785218457" calcext:value-type="float">
            <text:p>1,79737785218457</text:p>
          </table:table-cell>
          <table:table-cell table:formula="of:=[$rf.D188]-[$rf.$B$14]" office:value-type="float" office:value="58.8987242524825" calcext:value-type="float">
            <text:p>58,8987242524825</text:p>
          </table:table-cell>
          <table:table-cell table:formula="of:=[rf.E188]-[$rf.$C$14]" office:value-type="float" office:value="91.7973778521846" calcext:value-type="float">
            <text:p>91,7973778521846</text:p>
          </table:table-cell>
          <table:table-cell table:style-name="Default" table:formula="of:=SQRT([rf.F188]^2+[rf.G188]^2)" office:value-type="float" office:value="109.067952667622" calcext:value-type="float">
            <text:p>109,067952667622</text:p>
          </table:table-cell>
          <table:table-cell table:formula="of:=([rf.H188]^2-[rf.$B$42]^2+[rf.$B$43]^2)/(2*[rf.H188])" office:value-type="float" office:value="5.9651819639195" calcext:value-type="float">
            <text:p>5,9651819639195</text:p>
          </table:table-cell>
          <table:table-cell table:formula="of:=ACOS([rf.I188]/[rf.$B$43])" office:value-type="float" office:value="1.26792811136077" calcext:value-type="float">
            <text:p>1,26792811136077</text:p>
          </table:table-cell>
          <table:table-cell table:style-name="ce17" table:formula="of:=ASIN([rf.F188]/[rf.H188])" office:value-type="float" office:value="0.570459221116133" calcext:value-type="float">
            <text:p>0,570459221116133</text:p>
          </table:table-cell>
          <table:table-cell table:style-name="ce17" table:formula="of:=IF(0.5*PI()-[rf.$B$9]&gt;[rf.K188];1;-1)" office:value-type="float" office:value="1" calcext:value-type="float">
            <text:p>1</text:p>
          </table:table-cell>
          <table:table-cell table:style-name="ce17" table:formula="of:=0.5*PI()-([rf.J188]*[rf.L188]+[rf.K188])" office:value-type="float" office:value="-0.267591005682008" calcext:value-type="float">
            <text:p>-0,267591005682008</text:p>
          </table:table-cell>
          <table:table-cell table:style-name="ce17" table:formula="of:=[rf.M188]-[rf.$B$8]" office:value-type="float" office:value="0.0814748447168576" calcext:value-type="float">
            <text:p>0,081474844716858</text:p>
          </table:table-cell>
          <table:table-cell table:number-columns-repeated="1010"/>
        </table:table-row>
        <table:table-row table:style-name="ro1">
          <table:table-cell office:value-type="float" office:value="-42" calcext:value-type="float">
            <text:p>-42</text:p>
          </table:table-cell>
          <table:table-cell table:formula="of:=[rf.A189]*analyze_resolution" office:value-type="float" office:value="-6.3" calcext:value-type="float">
            <text:p>-6,3</text:p>
          </table:table-cell>
          <table:table-cell table:formula="of:=RADIANS(-[rf.B189])" office:value-type="float" office:value="0.109955742875643" calcext:value-type="float">
            <text:p>0,109955742875643</text:p>
          </table:table-cell>
          <table:table-cell table:formula="of:=COS([rf.$B$6])*servo_saver_arm_length*COS([rf.C189])-SIN([rf.$B$6])*servo_saver_arm_length*SIN([rf.C189])+[rf.$B$24]" office:value-type="float" office:value="358.903375287283" calcext:value-type="float">
            <text:p>358,903375287283</text:p>
          </table:table-cell>
          <table:table-cell table:formula="of:=COS([rf.$B$6])*servo_saver_arm_length*SIN([rf.C189])+SIN([rf.$B$6])*servo_saver_arm_length*COS([rf.C189])+[rf.$C$24]" office:value-type="float" office:value="1.75574897745672" calcext:value-type="float">
            <text:p>1,75574897745672</text:p>
          </table:table-cell>
          <table:table-cell table:formula="of:=[$rf.D189]-[$rf.$B$14]" office:value-type="float" office:value="58.9033752872829" calcext:value-type="float">
            <text:p>58,9033752872829</text:p>
          </table:table-cell>
          <table:table-cell table:formula="of:=[rf.E189]-[$rf.$C$14]" office:value-type="float" office:value="91.7557489774567" calcext:value-type="float">
            <text:p>91,7557489774567</text:p>
          </table:table-cell>
          <table:table-cell table:style-name="Default" table:formula="of:=SQRT([rf.F189]^2+[rf.G189]^2)" office:value-type="float" office:value="109.035430437306" calcext:value-type="float">
            <text:p>109,035430437306</text:p>
          </table:table-cell>
          <table:table-cell table:formula="of:=([rf.H189]^2-[rf.$B$42]^2+[rf.$B$43]^2)/(2*[rf.H189])" office:value-type="float" office:value="5.93443413090842" calcext:value-type="float">
            <text:p>5,93443413090842</text:p>
          </table:table-cell>
          <table:table-cell table:formula="of:=ACOS([rf.I189]/[rf.$B$43])" office:value-type="float" office:value="1.26953840979537" calcext:value-type="float">
            <text:p>1,26953840979537</text:p>
          </table:table-cell>
          <table:table-cell table:style-name="ce17" table:formula="of:=ASIN([rf.F189]/[rf.H189])" office:value-type="float" office:value="0.570701297705241" calcext:value-type="float">
            <text:p>0,570701297705241</text:p>
          </table:table-cell>
          <table:table-cell table:style-name="ce17" table:formula="of:=IF(0.5*PI()-[rf.$B$9]&gt;[rf.K189];1;-1)" office:value-type="float" office:value="1" calcext:value-type="float">
            <text:p>1</text:p>
          </table:table-cell>
          <table:table-cell table:style-name="ce17" table:formula="of:=0.5*PI()-([rf.J189]*[rf.L189]+[rf.K189])" office:value-type="float" office:value="-0.26944338070571" calcext:value-type="float">
            <text:p>-0,26944338070571</text:p>
          </table:table-cell>
          <table:table-cell table:style-name="ce17" table:formula="of:=[rf.M189]-[rf.$B$8]" office:value-type="float" office:value="0.0796224696931555" calcext:value-type="float">
            <text:p>0,079622469693156</text:p>
          </table:table-cell>
          <table:table-cell table:number-columns-repeated="1010"/>
        </table:table-row>
        <table:table-row table:style-name="ro1">
          <table:table-cell office:value-type="float" office:value="-41" calcext:value-type="float">
            <text:p>-41</text:p>
          </table:table-cell>
          <table:table-cell table:formula="of:=[rf.A190]*analyze_resolution" office:value-type="float" office:value="-6.15" calcext:value-type="float">
            <text:p>-6,15</text:p>
          </table:table-cell>
          <table:table-cell table:formula="of:=RADIANS(-[rf.B190])" office:value-type="float" office:value="0.107337748997651" calcext:value-type="float">
            <text:p>0,107337748997651</text:p>
          </table:table-cell>
          <table:table-cell table:formula="of:=COS([rf.$B$6])*servo_saver_arm_length*COS([rf.C190])-SIN([rf.$B$6])*servo_saver_arm_length*SIN([rf.C190])+[rf.$B$24]" office:value-type="float" office:value="358.90791732213" calcext:value-type="float">
            <text:p>358,90791732213</text:p>
          </table:table-cell>
          <table:table-cell table:formula="of:=COS([rf.$B$6])*servo_saver_arm_length*SIN([rf.C190])+SIN([rf.$B$6])*servo_saver_arm_length*COS([rf.C190])+[rf.$C$24]" office:value-type="float" office:value="1.71410806902198" calcext:value-type="float">
            <text:p>1,71410806902198</text:p>
          </table:table-cell>
          <table:table-cell table:formula="of:=[$rf.D190]-[$rf.$B$14]" office:value-type="float" office:value="58.9079173221297" calcext:value-type="float">
            <text:p>58,9079173221297</text:p>
          </table:table-cell>
          <table:table-cell table:formula="of:=[rf.E190]-[$rf.$C$14]" office:value-type="float" office:value="91.714108069022" calcext:value-type="float">
            <text:p>91,714108069022</text:p>
          </table:table-cell>
          <table:table-cell table:style-name="Default" table:formula="of:=SQRT([rf.F190]^2+[rf.G190]^2)" office:value-type="float" office:value="109.002845568944" calcext:value-type="float">
            <text:p>109,002845568944</text:p>
          </table:table-cell>
          <table:table-cell table:formula="of:=([rf.H190]^2-[rf.$B$42]^2+[rf.$B$43]^2)/(2*[rf.H190])" office:value-type="float" office:value="5.90361840781213" calcext:value-type="float">
            <text:p>5,90361840781213</text:p>
          </table:table-cell>
          <table:table-cell table:formula="of:=ACOS([rf.I190]/[rf.$B$43])" office:value-type="float" office:value="1.27115145574342" calcext:value-type="float">
            <text:p>1,27115145574342</text:p>
          </table:table-cell>
          <table:table-cell table:style-name="ce17" table:formula="of:=ASIN([rf.F190]/[rf.H190])" office:value-type="float" office:value="0.570942737025528" calcext:value-type="float">
            <text:p>0,570942737025528</text:p>
          </table:table-cell>
          <table:table-cell table:style-name="ce17" table:formula="of:=IF(0.5*PI()-[rf.$B$9]&gt;[rf.K190];1;-1)" office:value-type="float" office:value="1" calcext:value-type="float">
            <text:p>1</text:p>
          </table:table-cell>
          <table:table-cell table:style-name="ce17" table:formula="of:=0.5*PI()-([rf.J190]*[rf.L190]+[rf.K190])" office:value-type="float" office:value="-0.27129786597405" calcext:value-type="float">
            <text:p>-0,27129786597405</text:p>
          </table:table-cell>
          <table:table-cell table:style-name="ce17" table:formula="of:=[rf.M190]-[rf.$B$8]" office:value-type="float" office:value="0.0777679844248162" calcext:value-type="float">
            <text:p>0,077767984424816</text:p>
          </table:table-cell>
          <table:table-cell table:number-columns-repeated="1010"/>
        </table:table-row>
        <table:table-row table:style-name="ro1">
          <table:table-cell office:value-type="float" office:value="-40" calcext:value-type="float">
            <text:p>-40</text:p>
          </table:table-cell>
          <table:table-cell table:formula="of:=[rf.A191]*analyze_resolution" office:value-type="float" office:value="-6" calcext:value-type="float">
            <text:p>-6</text:p>
          </table:table-cell>
          <table:table-cell table:formula="of:=RADIANS(-[rf.B191])" office:value-type="float" office:value="0.10471975511966" calcext:value-type="float">
            <text:p>0,10471975511966</text:p>
          </table:table-cell>
          <table:table-cell table:formula="of:=COS([rf.$B$6])*servo_saver_arm_length*COS([rf.C191])-SIN([rf.$B$6])*servo_saver_arm_length*SIN([rf.C191])+[rf.$B$24]" office:value-type="float" office:value="358.912350325892" calcext:value-type="float">
            <text:p>358,912350325892</text:p>
          </table:table-cell>
          <table:table-cell table:formula="of:=COS([rf.$B$6])*servo_saver_arm_length*SIN([rf.C191])+SIN([rf.$B$6])*servo_saver_arm_length*COS([rf.C191])+[rf.$C$24]" office:value-type="float" office:value="1.67245541228246" calcext:value-type="float">
            <text:p>1,67245541228246</text:p>
          </table:table-cell>
          <table:table-cell table:formula="of:=[$rf.D191]-[$rf.$B$14]" office:value-type="float" office:value="58.9123503258924" calcext:value-type="float">
            <text:p>58,9123503258924</text:p>
          </table:table-cell>
          <table:table-cell table:formula="of:=[rf.E191]-[$rf.$C$14]" office:value-type="float" office:value="91.6724554122825" calcext:value-type="float">
            <text:p>91,6724554122825</text:p>
          </table:table-cell>
          <table:table-cell table:style-name="Default" table:formula="of:=SQRT([rf.F191]^2+[rf.G191]^2)" office:value-type="float" office:value="108.97019822978" calcext:value-type="float">
            <text:p>108,97019822978</text:p>
          </table:table-cell>
          <table:table-cell table:formula="of:=([rf.H191]^2-[rf.$B$42]^2+[rf.$B$43]^2)/(2*[rf.H191])" office:value-type="float" office:value="5.87273489500793" calcext:value-type="float">
            <text:p>5,87273489500793</text:p>
          </table:table-cell>
          <table:table-cell table:formula="of:=ACOS([rf.I191]/[rf.$B$43])" office:value-type="float" office:value="1.2727672440322" calcext:value-type="float">
            <text:p>1,2727672440322</text:p>
          </table:table-cell>
          <table:table-cell table:style-name="ce17" table:formula="of:=ASIN([rf.F191]/[rf.H191])" office:value-type="float" office:value="0.571183537279652" calcext:value-type="float">
            <text:p>0,571183537279652</text:p>
          </table:table-cell>
          <table:table-cell table:style-name="ce17" table:formula="of:=IF(0.5*PI()-[rf.$B$9]&gt;[rf.K191];1;-1)" office:value-type="float" office:value="1" calcext:value-type="float">
            <text:p>1</text:p>
          </table:table-cell>
          <table:table-cell table:style-name="ce17" table:formula="of:=0.5*PI()-([rf.J191]*[rf.L191]+[rf.K191])" office:value-type="float" office:value="-0.273154454516958" calcext:value-type="float">
            <text:p>-0,273154454516958</text:p>
          </table:table-cell>
          <table:table-cell table:style-name="ce17" table:formula="of:=[rf.M191]-[rf.$B$8]" office:value-type="float" office:value="0.0759113958819082" calcext:value-type="float">
            <text:p>0,075911395881908</text:p>
          </table:table-cell>
          <table:table-cell table:number-columns-repeated="1010"/>
        </table:table-row>
        <table:table-row table:style-name="ro1">
          <table:table-cell office:value-type="float" office:value="-39" calcext:value-type="float">
            <text:p>-39</text:p>
          </table:table-cell>
          <table:table-cell table:formula="of:=[rf.A192]*analyze_resolution" office:value-type="float" office:value="-5.85" calcext:value-type="float">
            <text:p>-5,85</text:p>
          </table:table-cell>
          <table:table-cell table:formula="of:=RADIANS(-[rf.B192])" office:value-type="float" office:value="0.102101761241668" calcext:value-type="float">
            <text:p>0,102101761241668</text:p>
          </table:table-cell>
          <table:table-cell table:formula="of:=COS([rf.$B$6])*servo_saver_arm_length*COS([rf.C192])-SIN([rf.$B$6])*servo_saver_arm_length*SIN([rf.C192])+[rf.$B$24]" office:value-type="float" office:value="358.916674268188" calcext:value-type="float">
            <text:p>358,916674268188</text:p>
          </table:table-cell>
          <table:table-cell table:formula="of:=COS([rf.$B$6])*servo_saver_arm_length*SIN([rf.C192])+SIN([rf.$B$6])*servo_saver_arm_length*COS([rf.C192])+[rf.$C$24]" office:value-type="float" office:value="1.6307912927208" calcext:value-type="float">
            <text:p>1,6307912927208</text:p>
          </table:table-cell>
          <table:table-cell table:formula="of:=[$rf.D192]-[$rf.$B$14]" office:value-type="float" office:value="58.9166742681877" calcext:value-type="float">
            <text:p>58,9166742681877</text:p>
          </table:table-cell>
          <table:table-cell table:formula="of:=[rf.E192]-[$rf.$C$14]" office:value-type="float" office:value="91.6307912927208" calcext:value-type="float">
            <text:p>91,6307912927208</text:p>
          </table:table-cell>
          <table:table-cell table:style-name="Default" table:formula="of:=SQRT([rf.F192]^2+[rf.G192]^2)" office:value-type="float" office:value="108.93748858751" calcext:value-type="float">
            <text:p>108,93748858751</text:p>
          </table:table-cell>
          <table:table-cell table:formula="of:=([rf.H192]^2-[rf.$B$42]^2+[rf.$B$43]^2)/(2*[rf.H192])" office:value-type="float" office:value="5.8417836932866" calcext:value-type="float">
            <text:p>5,8417836932866</text:p>
          </table:table-cell>
          <table:table-cell table:formula="of:=ACOS([rf.I192]/[rf.$B$43])" office:value-type="float" office:value="1.27438576951566" calcext:value-type="float">
            <text:p>1,27438576951566</text:p>
          </table:table-cell>
          <table:table-cell table:style-name="ce17" table:formula="of:=ASIN([rf.F192]/[rf.H192])" office:value-type="float" office:value="0.571423696669566" calcext:value-type="float">
            <text:p>0,571423696669566</text:p>
          </table:table-cell>
          <table:table-cell table:style-name="ce17" table:formula="of:=IF(0.5*PI()-[rf.$B$9]&gt;[rf.K192];1;-1)" office:value-type="float" office:value="1" calcext:value-type="float">
            <text:p>1</text:p>
          </table:table-cell>
          <table:table-cell table:style-name="ce17" table:formula="of:=0.5*PI()-([rf.J192]*[rf.L192]+[rf.K192])" office:value-type="float" office:value="-0.275013139390333" calcext:value-type="float">
            <text:p>-0,275013139390333</text:p>
          </table:table-cell>
          <table:table-cell table:style-name="ce17" table:formula="of:=[rf.M192]-[rf.$B$8]" office:value-type="float" office:value="0.0740527110085333" calcext:value-type="float">
            <text:p>0,074052711008533</text:p>
          </table:table-cell>
          <table:table-cell table:number-columns-repeated="1010"/>
        </table:table-row>
        <table:table-row table:style-name="ro1">
          <table:table-cell office:value-type="float" office:value="-38" calcext:value-type="float">
            <text:p>-38</text:p>
          </table:table-cell>
          <table:table-cell table:formula="of:=[rf.A193]*analyze_resolution" office:value-type="float" office:value="-5.7" calcext:value-type="float">
            <text:p>-5,7</text:p>
          </table:table-cell>
          <table:table-cell table:formula="of:=RADIANS(-[rf.B193])" office:value-type="float" office:value="0.0994837673636768" calcext:value-type="float">
            <text:p>0,099483767363677</text:p>
          </table:table-cell>
          <table:table-cell table:formula="of:=COS([rf.$B$6])*servo_saver_arm_length*COS([rf.C193])-SIN([rf.$B$6])*servo_saver_arm_length*SIN([rf.C193])+[rf.$B$24]" office:value-type="float" office:value="358.92088911938" calcext:value-type="float">
            <text:p>358,92088911938</text:p>
          </table:table-cell>
          <table:table-cell table:formula="of:=COS([rf.$B$6])*servo_saver_arm_length*SIN([rf.C193])+SIN([rf.$B$6])*servo_saver_arm_length*COS([rf.C193])+[rf.$C$24]" office:value-type="float" office:value="1.58911599589822" calcext:value-type="float">
            <text:p>1,58911599589822</text:p>
          </table:table-cell>
          <table:table-cell table:formula="of:=[$rf.D193]-[$rf.$B$14]" office:value-type="float" office:value="58.9208891193796" calcext:value-type="float">
            <text:p>58,9208891193796</text:p>
          </table:table-cell>
          <table:table-cell table:formula="of:=[rf.E193]-[$rf.$C$14]" office:value-type="float" office:value="91.5891159958982" calcext:value-type="float">
            <text:p>91,5891159958982</text:p>
          </table:table-cell>
          <table:table-cell table:style-name="Default" table:formula="of:=SQRT([rf.F193]^2+[rf.G193]^2)" office:value-type="float" office:value="108.904716810285" calcext:value-type="float">
            <text:p>108,904716810285</text:p>
          </table:table-cell>
          <table:table-cell table:formula="of:=([rf.H193]^2-[rf.$B$42]^2+[rf.$B$43]^2)/(2*[rf.H193])" office:value-type="float" office:value="5.81076490385375" calcext:value-type="float">
            <text:p>5,81076490385375</text:p>
          </table:table-cell>
          <table:table-cell table:formula="of:=ACOS([rf.I193]/[rf.$B$43])" office:value-type="float" office:value="1.27600702707439" calcext:value-type="float">
            <text:p>1,27600702707439</text:p>
          </table:table-cell>
          <table:table-cell table:style-name="ce17" table:formula="of:=ASIN([rf.F193]/[rf.H193])" office:value-type="float" office:value="0.571663213396529" calcext:value-type="float">
            <text:p>0,571663213396529</text:p>
          </table:table-cell>
          <table:table-cell table:style-name="ce17" table:formula="of:=IF(0.5*PI()-[rf.$B$9]&gt;[rf.K193];1;-1)" office:value-type="float" office:value="1" calcext:value-type="float">
            <text:p>1</text:p>
          </table:table-cell>
          <table:table-cell table:style-name="ce17" table:formula="of:=0.5*PI()-([rf.J193]*[rf.L193]+[rf.K193])" office:value-type="float" office:value="-0.276873913676022" calcext:value-type="float">
            <text:p>-0,276873913676022</text:p>
          </table:table-cell>
          <table:table-cell table:style-name="ce17" table:formula="of:=[rf.M193]-[rf.$B$8]" office:value-type="float" office:value="0.0721919367228442" calcext:value-type="float">
            <text:p>0,072191936722844</text:p>
          </table:table-cell>
          <table:table-cell table:number-columns-repeated="1010"/>
        </table:table-row>
        <table:table-row table:style-name="ro1">
          <table:table-cell office:value-type="float" office:value="-37" calcext:value-type="float">
            <text:p>-37</text:p>
          </table:table-cell>
          <table:table-cell table:formula="of:=[rf.A194]*analyze_resolution" office:value-type="float" office:value="-5.55" calcext:value-type="float">
            <text:p>-5,55</text:p>
          </table:table-cell>
          <table:table-cell table:formula="of:=RADIANS(-[rf.B194])" office:value-type="float" office:value="0.0968657734856853" calcext:value-type="float">
            <text:p>0,096865773485685</text:p>
          </table:table-cell>
          <table:table-cell table:formula="of:=COS([rf.$B$6])*servo_saver_arm_length*COS([rf.C194])-SIN([rf.$B$6])*servo_saver_arm_length*SIN([rf.C194])+[rf.$B$24]" office:value-type="float" office:value="358.92499485058" calcext:value-type="float">
            <text:p>358,92499485058</text:p>
          </table:table-cell>
          <table:table-cell table:formula="of:=COS([rf.$B$6])*servo_saver_arm_length*SIN([rf.C194])+SIN([rf.$B$6])*servo_saver_arm_length*COS([rf.C194])+[rf.$C$24]" office:value-type="float" office:value="1.54742980745254" calcext:value-type="float">
            <text:p>1,54742980745254</text:p>
          </table:table-cell>
          <table:table-cell table:formula="of:=[$rf.D194]-[$rf.$B$14]" office:value-type="float" office:value="58.9249948505802" calcext:value-type="float">
            <text:p>58,9249948505802</text:p>
          </table:table-cell>
          <table:table-cell table:formula="of:=[rf.E194]-[$rf.$C$14]" office:value-type="float" office:value="91.5474298074525" calcext:value-type="float">
            <text:p>91,5474298074525</text:p>
          </table:table-cell>
          <table:table-cell table:style-name="Default" table:formula="of:=SQRT([rf.F194]^2+[rf.G194]^2)" office:value-type="float" office:value="108.87188306671" calcext:value-type="float">
            <text:p>108,87188306671</text:p>
          </table:table-cell>
          <table:table-cell table:formula="of:=([rf.H194]^2-[rf.$B$42]^2+[rf.$B$43]^2)/(2*[rf.H194])" office:value-type="float" office:value="5.7796786283313" calcext:value-type="float">
            <text:p>5,7796786283313</text:p>
          </table:table-cell>
          <table:table-cell table:formula="of:=ACOS([rf.I194]/[rf.$B$43])" office:value-type="float" office:value="1.27763101161559" calcext:value-type="float">
            <text:p>1,27763101161559</text:p>
          </table:table-cell>
          <table:table-cell table:style-name="ce17" table:formula="of:=ASIN([rf.F194]/[rf.H194])" office:value-type="float" office:value="0.57190208566111" calcext:value-type="float">
            <text:p>0,57190208566111</text:p>
          </table:table-cell>
          <table:table-cell table:style-name="ce17" table:formula="of:=IF(0.5*PI()-[rf.$B$9]&gt;[rf.K194];1;-1)" office:value-type="float" office:value="1" calcext:value-type="float">
            <text:p>1</text:p>
          </table:table-cell>
          <table:table-cell table:style-name="ce17" table:formula="of:=0.5*PI()-([rf.J194]*[rf.L194]+[rf.K194])" office:value-type="float" office:value="-0.278736770481802" calcext:value-type="float">
            <text:p>-0,278736770481802</text:p>
          </table:table-cell>
          <table:table-cell table:style-name="ce17" table:formula="of:=[rf.M194]-[rf.$B$8]" office:value-type="float" office:value="0.0703290799170637" calcext:value-type="float">
            <text:p>0,070329079917064</text:p>
          </table:table-cell>
          <table:table-cell table:number-columns-repeated="1010"/>
        </table:table-row>
        <table:table-row table:style-name="ro1">
          <table:table-cell office:value-type="float" office:value="-36" calcext:value-type="float">
            <text:p>-36</text:p>
          </table:table-cell>
          <table:table-cell table:formula="of:=[rf.A195]*analyze_resolution" office:value-type="float" office:value="-5.4" calcext:value-type="float">
            <text:p>-5,4</text:p>
          </table:table-cell>
          <table:table-cell table:formula="of:=RADIANS(-[rf.B195])" office:value-type="float" office:value="0.0942477796076938" calcext:value-type="float">
            <text:p>0,094247779607694</text:p>
          </table:table-cell>
          <table:table-cell table:formula="of:=COS([rf.$B$6])*servo_saver_arm_length*COS([rf.C195])-SIN([rf.$B$6])*servo_saver_arm_length*SIN([rf.C195])+[rf.$B$24]" office:value-type="float" office:value="358.928991433649" calcext:value-type="float">
            <text:p>358,928991433649</text:p>
          </table:table-cell>
          <table:table-cell table:formula="of:=COS([rf.$B$6])*servo_saver_arm_length*SIN([rf.C195])+SIN([rf.$B$6])*servo_saver_arm_length*COS([rf.C195])+[rf.$C$24]" office:value-type="float" office:value="1.50573301309623" calcext:value-type="float">
            <text:p>1,50573301309623</text:p>
          </table:table-cell>
          <table:table-cell table:formula="of:=[$rf.D195]-[$rf.$B$14]" office:value-type="float" office:value="58.9289914336493" calcext:value-type="float">
            <text:p>58,9289914336493</text:p>
          </table:table-cell>
          <table:table-cell table:formula="of:=[rf.E195]-[$rf.$C$14]" office:value-type="float" office:value="91.5057330130962" calcext:value-type="float">
            <text:p>91,5057330130962</text:p>
          </table:table-cell>
          <table:table-cell table:style-name="Default" table:formula="of:=SQRT([rf.F195]^2+[rf.G195]^2)" office:value-type="float" office:value="108.838987525846" calcext:value-type="float">
            <text:p>108,838987525846</text:p>
          </table:table-cell>
          <table:table-cell table:formula="of:=([rf.H195]^2-[rf.$B$42]^2+[rf.$B$43]^2)/(2*[rf.H195])" office:value-type="float" office:value="5.74852496875879" calcext:value-type="float">
            <text:p>5,74852496875879</text:p>
          </table:table-cell>
          <table:table-cell table:formula="of:=ACOS([rf.I195]/[rf.$B$43])" office:value-type="float" office:value="1.27925771807307" calcext:value-type="float">
            <text:p>1,27925771807307</text:p>
          </table:table-cell>
          <table:table-cell table:style-name="ce17" table:formula="of:=ASIN([rf.F195]/[rf.H195])" office:value-type="float" office:value="0.572140311663194" calcext:value-type="float">
            <text:p>0,572140311663194</text:p>
          </table:table-cell>
          <table:table-cell table:style-name="ce17" table:formula="of:=IF(0.5*PI()-[rf.$B$9]&gt;[rf.K195];1;-1)" office:value-type="float" office:value="1" calcext:value-type="float">
            <text:p>1</text:p>
          </table:table-cell>
          <table:table-cell table:style-name="ce17" table:formula="of:=0.5*PI()-([rf.J195]*[rf.L195]+[rf.K195])" office:value-type="float" office:value="-0.280601702941364" calcext:value-type="float">
            <text:p>-0,280601702941364</text:p>
          </table:table-cell>
          <table:table-cell table:style-name="ce17" table:formula="of:=[rf.M195]-[rf.$B$8]" office:value-type="float" office:value="0.0684641474575018" calcext:value-type="float">
            <text:p>0,068464147457502</text:p>
          </table:table-cell>
          <table:table-cell table:number-columns-repeated="1010"/>
        </table:table-row>
        <table:table-row table:style-name="ro1">
          <table:table-cell office:value-type="float" office:value="-35" calcext:value-type="float">
            <text:p>-35</text:p>
          </table:table-cell>
          <table:table-cell table:formula="of:=[rf.A196]*analyze_resolution" office:value-type="float" office:value="-5.25" calcext:value-type="float">
            <text:p>-5,25</text:p>
          </table:table-cell>
          <table:table-cell table:formula="of:=RADIANS(-[rf.B196])" office:value-type="float" office:value="0.0916297857297023" calcext:value-type="float">
            <text:p>0,091629785729702</text:p>
          </table:table-cell>
          <table:table-cell table:formula="of:=COS([rf.$B$6])*servo_saver_arm_length*COS([rf.C196])-SIN([rf.$B$6])*servo_saver_arm_length*SIN([rf.C196])+[rf.$B$24]" office:value-type="float" office:value="358.932878841195" calcext:value-type="float">
            <text:p>358,932878841195</text:p>
          </table:table-cell>
          <table:table-cell table:formula="of:=COS([rf.$B$6])*servo_saver_arm_length*SIN([rf.C196])+SIN([rf.$B$6])*servo_saver_arm_length*COS([rf.C196])+[rf.$C$24]" office:value-type="float" office:value="1.46402589861444" calcext:value-type="float">
            <text:p>1,46402589861444</text:p>
          </table:table-cell>
          <table:table-cell table:formula="of:=[$rf.D196]-[$rf.$B$14]" office:value-type="float" office:value="58.9328788411946" calcext:value-type="float">
            <text:p>58,9328788411946</text:p>
          </table:table-cell>
          <table:table-cell table:formula="of:=[rf.E196]-[$rf.$C$14]" office:value-type="float" office:value="91.4640258986144" calcext:value-type="float">
            <text:p>91,4640258986144</text:p>
          </table:table-cell>
          <table:table-cell table:style-name="Default" table:formula="of:=SQRT([rf.F196]^2+[rf.G196]^2)" office:value-type="float" office:value="108.806030357206" calcext:value-type="float">
            <text:p>108,806030357206</text:p>
          </table:table-cell>
          <table:table-cell table:formula="of:=([rf.H196]^2-[rf.$B$42]^2+[rf.$B$43]^2)/(2*[rf.H196])" office:value-type="float" office:value="5.71730402759459" calcext:value-type="float">
            <text:p>5,71730402759459</text:p>
          </table:table-cell>
          <table:table-cell table:formula="of:=ACOS([rf.I196]/[rf.$B$43])" office:value-type="float" office:value="1.28088714140721" calcext:value-type="float">
            <text:p>1,28088714140721</text:p>
          </table:table-cell>
          <table:table-cell table:style-name="ce17" table:formula="of:=ASIN([rf.F196]/[rf.H196])" office:value-type="float" office:value="0.572377889601984" calcext:value-type="float">
            <text:p>0,572377889601984</text:p>
          </table:table-cell>
          <table:table-cell table:style-name="ce17" table:formula="of:=IF(0.5*PI()-[rf.$B$9]&gt;[rf.K196];1;-1)" office:value-type="float" office:value="1" calcext:value-type="float">
            <text:p>1</text:p>
          </table:table-cell>
          <table:table-cell table:style-name="ce17" table:formula="of:=0.5*PI()-([rf.J196]*[rf.L196]+[rf.K196])" office:value-type="float" office:value="-0.282468704214301" calcext:value-type="float">
            <text:p>-0,282468704214301</text:p>
          </table:table-cell>
          <table:table-cell table:style-name="ce17" table:formula="of:=[rf.M196]-[rf.$B$8]" office:value-type="float" office:value="0.0665971461845651" calcext:value-type="float">
            <text:p>0,066597146184565</text:p>
          </table:table-cell>
          <table:table-cell table:number-columns-repeated="1010"/>
        </table:table-row>
        <table:table-row table:style-name="ro1">
          <table:table-cell office:value-type="float" office:value="-34" calcext:value-type="float">
            <text:p>-34</text:p>
          </table:table-cell>
          <table:table-cell table:formula="of:=[rf.A197]*analyze_resolution" office:value-type="float" office:value="-5.1" calcext:value-type="float">
            <text:p>-5,1</text:p>
          </table:table-cell>
          <table:table-cell table:formula="of:=RADIANS(-[rf.B197])" office:value-type="float" office:value="0.0890117918517108" calcext:value-type="float">
            <text:p>0,089011791851711</text:p>
          </table:table-cell>
          <table:table-cell table:formula="of:=COS([rf.$B$6])*servo_saver_arm_length*COS([rf.C197])-SIN([rf.$B$6])*servo_saver_arm_length*SIN([rf.C197])+[rf.$B$24]" office:value-type="float" office:value="358.936657046572" calcext:value-type="float">
            <text:p>358,936657046572</text:p>
          </table:table-cell>
          <table:table-cell table:formula="of:=COS([rf.$B$6])*servo_saver_arm_length*SIN([rf.C197])+SIN([rf.$B$6])*servo_saver_arm_length*COS([rf.C197])+[rf.$C$24]" office:value-type="float" office:value="1.42230874986306" calcext:value-type="float">
            <text:p>1,42230874986306</text:p>
          </table:table-cell>
          <table:table-cell table:formula="of:=[$rf.D197]-[$rf.$B$14]" office:value-type="float" office:value="58.9366570465723" calcext:value-type="float">
            <text:p>58,9366570465723</text:p>
          </table:table-cell>
          <table:table-cell table:formula="of:=[rf.E197]-[$rf.$C$14]" office:value-type="float" office:value="91.4223087498631" calcext:value-type="float">
            <text:p>91,4223087498631</text:p>
          </table:table-cell>
          <table:table-cell table:style-name="Default" table:formula="of:=SQRT([rf.F197]^2+[rf.G197]^2)" office:value-type="float" office:value="108.773011730762" calcext:value-type="float">
            <text:p>108,773011730762</text:p>
          </table:table-cell>
          <table:table-cell table:formula="of:=([rf.H197]^2-[rf.$B$42]^2+[rf.$B$43]^2)/(2*[rf.H197])" office:value-type="float" office:value="5.68601590771747" calcext:value-type="float">
            <text:p>5,68601590771747</text:p>
          </table:table-cell>
          <table:table-cell table:formula="of:=ACOS([rf.I197]/[rf.$B$43])" office:value-type="float" office:value="1.28251927660497" calcext:value-type="float">
            <text:p>1,28251927660497</text:p>
          </table:table-cell>
          <table:table-cell table:style-name="ce17" table:formula="of:=ASIN([rf.F197]/[rf.H197])" office:value-type="float" office:value="0.57261481767601" calcext:value-type="float">
            <text:p>0,57261481767601</text:p>
          </table:table-cell>
          <table:table-cell table:style-name="ce17" table:formula="of:=IF(0.5*PI()-[rf.$B$9]&gt;[rf.K197];1;-1)" office:value-type="float" office:value="1" calcext:value-type="float">
            <text:p>1</text:p>
          </table:table-cell>
          <table:table-cell table:style-name="ce17" table:formula="of:=0.5*PI()-([rf.J197]*[rf.L197]+[rf.K197])" office:value-type="float" office:value="-0.284337767486079" calcext:value-type="float">
            <text:p>-0,284337767486079</text:p>
          </table:table-cell>
          <table:table-cell table:style-name="ce17" table:formula="of:=[rf.M197]-[rf.$B$8]" office:value-type="float" office:value="0.0647280829127869" calcext:value-type="float">
            <text:p>0,064728082912787</text:p>
          </table:table-cell>
          <table:table-cell table:number-columns-repeated="1010"/>
        </table:table-row>
        <table:table-row table:style-name="ro1">
          <table:table-cell office:value-type="float" office:value="-33" calcext:value-type="float">
            <text:p>-33</text:p>
          </table:table-cell>
          <table:table-cell table:formula="of:=[rf.A198]*analyze_resolution" office:value-type="float" office:value="-4.95" calcext:value-type="float">
            <text:p>-4,95</text:p>
          </table:table-cell>
          <table:table-cell table:formula="of:=RADIANS(-[rf.B198])" office:value-type="float" office:value="0.0863937979737193" calcext:value-type="float">
            <text:p>0,086393797973719</text:p>
          </table:table-cell>
          <table:table-cell table:formula="of:=COS([rf.$B$6])*servo_saver_arm_length*COS([rf.C198])-SIN([rf.$B$6])*servo_saver_arm_length*SIN([rf.C198])+[rf.$B$24]" office:value-type="float" office:value="358.940326023887" calcext:value-type="float">
            <text:p>358,940326023887</text:p>
          </table:table-cell>
          <table:table-cell table:formula="of:=COS([rf.$B$6])*servo_saver_arm_length*SIN([rf.C198])+SIN([rf.$B$6])*servo_saver_arm_length*COS([rf.C198])+[rf.$C$24]" office:value-type="float" office:value="1.38058185276677" calcext:value-type="float">
            <text:p>1,38058185276677</text:p>
          </table:table-cell>
          <table:table-cell table:formula="of:=[$rf.D198]-[$rf.$B$14]" office:value-type="float" office:value="58.9403260238871" calcext:value-type="float">
            <text:p>58,9403260238871</text:p>
          </table:table-cell>
          <table:table-cell table:formula="of:=[rf.E198]-[$rf.$C$14]" office:value-type="float" office:value="91.3805818527668" calcext:value-type="float">
            <text:p>91,3805818527668</text:p>
          </table:table-cell>
          <table:table-cell table:style-name="Default" table:formula="of:=SQRT([rf.F198]^2+[rf.G198]^2)" office:value-type="float" office:value="108.739931816938" calcext:value-type="float">
            <text:p>108,739931816938</text:p>
          </table:table-cell>
          <table:table-cell table:formula="of:=([rf.H198]^2-[rf.$B$42]^2+[rf.$B$43]^2)/(2*[rf.H198])" office:value-type="float" office:value="5.65466071242785" calcext:value-type="float">
            <text:p>5,65466071242785</text:p>
          </table:table-cell>
          <table:table-cell table:formula="of:=ACOS([rf.I198]/[rf.$B$43])" office:value-type="float" office:value="1.28415411867979" calcext:value-type="float">
            <text:p>1,28415411867979</text:p>
          </table:table-cell>
          <table:table-cell table:style-name="ce17" table:formula="of:=ASIN([rf.F198]/[rf.H198])" office:value-type="float" office:value="0.572851094083138" calcext:value-type="float">
            <text:p>0,572851094083138</text:p>
          </table:table-cell>
          <table:table-cell table:style-name="ce17" table:formula="of:=IF(0.5*PI()-[rf.$B$9]&gt;[rf.K198];1;-1)" office:value-type="float" office:value="1" calcext:value-type="float">
            <text:p>1</text:p>
          </table:table-cell>
          <table:table-cell table:style-name="ce17" table:formula="of:=0.5*PI()-([rf.J198]*[rf.L198]+[rf.K198])" office:value-type="float" office:value="-0.286208885968029" calcext:value-type="float">
            <text:p>-0,286208885968029</text:p>
          </table:table-cell>
          <table:table-cell table:style-name="ce17" table:formula="of:=[rf.M198]-[rf.$B$8]" office:value-type="float" office:value="0.0628569644308369" calcext:value-type="float">
            <text:p>0,062856964430837</text:p>
          </table:table-cell>
          <table:table-cell table:number-columns-repeated="1010"/>
        </table:table-row>
        <table:table-row table:style-name="ro1">
          <table:table-cell office:value-type="float" office:value="-32" calcext:value-type="float">
            <text:p>-32</text:p>
          </table:table-cell>
          <table:table-cell table:formula="of:=[rf.A199]*analyze_resolution" office:value-type="float" office:value="-4.8" calcext:value-type="float">
            <text:p>-4,8</text:p>
          </table:table-cell>
          <table:table-cell table:formula="of:=RADIANS(-[rf.B199])" office:value-type="float" office:value="0.0837758040957278" calcext:value-type="float">
            <text:p>0,083775804095728</text:p>
          </table:table-cell>
          <table:table-cell table:formula="of:=COS([rf.$B$6])*servo_saver_arm_length*COS([rf.C199])-SIN([rf.$B$6])*servo_saver_arm_length*SIN([rf.C199])+[rf.$B$24]" office:value-type="float" office:value="358.943885747992" calcext:value-type="float">
            <text:p>358,943885747992</text:p>
          </table:table-cell>
          <table:table-cell table:formula="of:=COS([rf.$B$6])*servo_saver_arm_length*SIN([rf.C199])+SIN([rf.$B$6])*servo_saver_arm_length*COS([rf.C199])+[rf.$C$24]" office:value-type="float" office:value="1.33884549331705" calcext:value-type="float">
            <text:p>1,33884549331705</text:p>
          </table:table-cell>
          <table:table-cell table:formula="of:=[$rf.D199]-[$rf.$B$14]" office:value-type="float" office:value="58.9438857479921" calcext:value-type="float">
            <text:p>58,9438857479921</text:p>
          </table:table-cell>
          <table:table-cell table:formula="of:=[rf.E199]-[$rf.$C$14]" office:value-type="float" office:value="91.3388454933171" calcext:value-type="float">
            <text:p>91,3388454933171</text:p>
          </table:table-cell>
          <table:table-cell table:style-name="Default" table:formula="of:=SQRT([rf.F199]^2+[rf.G199]^2)" office:value-type="float" office:value="108.706790786613" calcext:value-type="float">
            <text:p>108,706790786613</text:p>
          </table:table-cell>
          <table:table-cell table:formula="of:=([rf.H199]^2-[rf.$B$42]^2+[rf.$B$43]^2)/(2*[rf.H199])" office:value-type="float" office:value="5.6232385454492" calcext:value-type="float">
            <text:p>5,6232385454492</text:p>
          </table:table-cell>
          <table:table-cell table:formula="of:=ACOS([rf.I199]/[rf.$B$43])" office:value-type="float" office:value="1.28579166267165" calcext:value-type="float">
            <text:p>1,28579166267165</text:p>
          </table:table-cell>
          <table:table-cell table:style-name="ce17" table:formula="of:=ASIN([rf.F199]/[rf.H199])" office:value-type="float" office:value="0.573086717020567" calcext:value-type="float">
            <text:p>0,573086717020567</text:p>
          </table:table-cell>
          <table:table-cell table:style-name="ce17" table:formula="of:=IF(0.5*PI()-[rf.$B$9]&gt;[rf.K199];1;-1)" office:value-type="float" office:value="1" calcext:value-type="float">
            <text:p>1</text:p>
          </table:table-cell>
          <table:table-cell table:style-name="ce17" table:formula="of:=0.5*PI()-([rf.J199]*[rf.L199]+[rf.K199])" office:value-type="float" office:value="-0.28808205289732" calcext:value-type="float">
            <text:p>-0,28808205289732</text:p>
          </table:table-cell>
          <table:table-cell table:style-name="ce17" table:formula="of:=[rf.M199]-[rf.$B$8]" office:value-type="float" office:value="0.0609837975015459" calcext:value-type="float">
            <text:p>0,060983797501546</text:p>
          </table:table-cell>
          <table:table-cell table:number-columns-repeated="1010"/>
        </table:table-row>
        <table:table-row table:style-name="ro1">
          <table:table-cell office:value-type="float" office:value="-31" calcext:value-type="float">
            <text:p>-31</text:p>
          </table:table-cell>
          <table:table-cell table:formula="of:=[rf.A200]*analyze_resolution" office:value-type="float" office:value="-4.65" calcext:value-type="float">
            <text:p>-4,65</text:p>
          </table:table-cell>
          <table:table-cell table:formula="of:=RADIANS(-[rf.B200])" office:value-type="float" office:value="0.0811578102177363" calcext:value-type="float">
            <text:p>0,081157810217736</text:p>
          </table:table-cell>
          <table:table-cell table:formula="of:=COS([rf.$B$6])*servo_saver_arm_length*COS([rf.C200])-SIN([rf.$B$6])*servo_saver_arm_length*SIN([rf.C200])+[rf.$B$24]" office:value-type="float" office:value="358.947336194489" calcext:value-type="float">
            <text:p>358,947336194489</text:p>
          </table:table-cell>
          <table:table-cell table:formula="of:=COS([rf.$B$6])*servo_saver_arm_length*SIN([rf.C200])+SIN([rf.$B$6])*servo_saver_arm_length*COS([rf.C200])+[rf.$C$24]" office:value-type="float" office:value="1.29709995757022" calcext:value-type="float">
            <text:p>1,29709995757022</text:p>
          </table:table-cell>
          <table:table-cell table:formula="of:=[$rf.D200]-[$rf.$B$14]" office:value-type="float" office:value="58.9473361944894" calcext:value-type="float">
            <text:p>58,9473361944894</text:p>
          </table:table-cell>
          <table:table-cell table:formula="of:=[rf.E200]-[$rf.$C$14]" office:value-type="float" office:value="91.2970999575702" calcext:value-type="float">
            <text:p>91,2970999575702</text:p>
          </table:table-cell>
          <table:table-cell table:style-name="Default" table:formula="of:=SQRT([rf.F200]^2+[rf.G200]^2)" office:value-type="float" office:value="108.673588811122" calcext:value-type="float">
            <text:p>108,673588811122</text:p>
          </table:table-cell>
          <table:table-cell table:formula="of:=([rf.H200]^2-[rf.$B$42]^2+[rf.$B$43]^2)/(2*[rf.H200])" office:value-type="float" office:value="5.5917495109294" calcext:value-type="float">
            <text:p>5,5917495109294</text:p>
          </table:table-cell>
          <table:table-cell table:formula="of:=ACOS([rf.I200]/[rf.$B$43])" office:value-type="float" office:value="1.28743190364699" calcext:value-type="float">
            <text:p>1,28743190364699</text:p>
          </table:table-cell>
          <table:table-cell table:style-name="ce17" table:formula="of:=ASIN([rf.F200]/[rf.H200])" office:value-type="float" office:value="0.573321684684846" calcext:value-type="float">
            <text:p>0,573321684684846</text:p>
          </table:table-cell>
          <table:table-cell table:style-name="ce17" table:formula="of:=IF(0.5*PI()-[rf.$B$9]&gt;[rf.K200];1;-1)" office:value-type="float" office:value="1" calcext:value-type="float">
            <text:p>1</text:p>
          </table:table-cell>
          <table:table-cell table:style-name="ce17" table:formula="of:=0.5*PI()-([rf.J200]*[rf.L200]+[rf.K200])" office:value-type="float" office:value="-0.289957261536943" calcext:value-type="float">
            <text:p>-0,289957261536943</text:p>
          </table:table-cell>
          <table:table-cell table:style-name="ce17" table:formula="of:=[rf.M200]-[rf.$B$8]" office:value-type="float" office:value="0.0591085888619229" calcext:value-type="float">
            <text:p>0,059108588861923</text:p>
          </table:table-cell>
          <table:table-cell table:number-columns-repeated="1010"/>
        </table:table-row>
        <table:table-row table:style-name="ro1">
          <table:table-cell office:value-type="float" office:value="-30" calcext:value-type="float">
            <text:p>-30</text:p>
          </table:table-cell>
          <table:table-cell table:formula="of:=[rf.A201]*analyze_resolution" office:value-type="float" office:value="-4.5" calcext:value-type="float">
            <text:p>-4,5</text:p>
          </table:table-cell>
          <table:table-cell table:formula="of:=RADIANS(-[rf.B201])" office:value-type="float" office:value="0.0785398163397448" calcext:value-type="float">
            <text:p>0,078539816339745</text:p>
          </table:table-cell>
          <table:table-cell table:formula="of:=COS([rf.$B$6])*servo_saver_arm_length*COS([rf.C201])-SIN([rf.$B$6])*servo_saver_arm_length*SIN([rf.C201])+[rf.$B$24]" office:value-type="float" office:value="358.95067733973" calcext:value-type="float">
            <text:p>358,95067733973</text:p>
          </table:table-cell>
          <table:table-cell table:formula="of:=COS([rf.$B$6])*servo_saver_arm_length*SIN([rf.C201])+SIN([rf.$B$6])*servo_saver_arm_length*COS([rf.C201])+[rf.$C$24]" office:value-type="float" office:value="1.25534553164552" calcext:value-type="float">
            <text:p>1,25534553164552</text:p>
          </table:table-cell>
          <table:table-cell table:formula="of:=[$rf.D201]-[$rf.$B$14]" office:value-type="float" office:value="58.95067733973" calcext:value-type="float">
            <text:p>58,95067733973</text:p>
          </table:table-cell>
          <table:table-cell table:formula="of:=[rf.E201]-[$rf.$C$14]" office:value-type="float" office:value="91.2553455316455" calcext:value-type="float">
            <text:p>91,2553455316455</text:p>
          </table:table-cell>
          <table:table-cell table:style-name="Default" table:formula="of:=SQRT([rf.F201]^2+[rf.G201]^2)" office:value-type="float" office:value="108.640326062255" calcext:value-type="float">
            <text:p>108,640326062255</text:p>
          </table:table-cell>
          <table:table-cell table:formula="of:=([rf.H201]^2-[rf.$B$42]^2+[rf.$B$43]^2)/(2*[rf.H201])" office:value-type="float" office:value="5.56019371344219" calcext:value-type="float">
            <text:p>5,56019371344219</text:p>
          </table:table-cell>
          <table:table-cell table:formula="of:=ACOS([rf.I201]/[rf.$B$43])" office:value-type="float" office:value="1.28907483669872" calcext:value-type="float">
            <text:p>1,28907483669872</text:p>
          </table:table-cell>
          <table:table-cell table:style-name="ce17" table:formula="of:=ASIN([rf.F201]/[rf.H201])" office:value-type="float" office:value="0.57355599527187" calcext:value-type="float">
            <text:p>0,57355599527187</text:p>
          </table:table-cell>
          <table:table-cell table:style-name="ce17" table:formula="of:=IF(0.5*PI()-[rf.$B$9]&gt;[rf.K201];1;-1)" office:value-type="float" office:value="1" calcext:value-type="float">
            <text:p>1</text:p>
          </table:table-cell>
          <table:table-cell table:style-name="ce17" table:formula="of:=0.5*PI()-([rf.J201]*[rf.L201]+[rf.K201])" office:value-type="float" office:value="-0.291834505175688" calcext:value-type="float">
            <text:p>-0,291834505175688</text:p>
          </table:table-cell>
          <table:table-cell table:style-name="ce17" table:formula="of:=[rf.M201]-[rf.$B$8]" office:value-type="float" office:value="0.0572313452231778" calcext:value-type="float">
            <text:p>0,057231345223178</text:p>
          </table:table-cell>
          <table:table-cell table:number-columns-repeated="1010"/>
        </table:table-row>
        <table:table-row table:style-name="ro1">
          <table:table-cell office:value-type="float" office:value="-29" calcext:value-type="float">
            <text:p>-29</text:p>
          </table:table-cell>
          <table:table-cell table:formula="of:=[rf.A202]*analyze_resolution" office:value-type="float" office:value="-4.35" calcext:value-type="float">
            <text:p>-4,35</text:p>
          </table:table-cell>
          <table:table-cell table:formula="of:=RADIANS(-[rf.B202])" office:value-type="float" office:value="0.0759218224617533" calcext:value-type="float">
            <text:p>0,075921822461753</text:p>
          </table:table-cell>
          <table:table-cell table:formula="of:=COS([rf.$B$6])*servo_saver_arm_length*COS([rf.C202])-SIN([rf.$B$6])*servo_saver_arm_length*SIN([rf.C202])+[rf.$B$24]" office:value-type="float" office:value="358.953909160814" calcext:value-type="float">
            <text:p>358,953909160814</text:p>
          </table:table-cell>
          <table:table-cell table:formula="of:=COS([rf.$B$6])*servo_saver_arm_length*SIN([rf.C202])+SIN([rf.$B$6])*servo_saver_arm_length*COS([rf.C202])+[rf.$C$24]" office:value-type="float" office:value="1.2135825017231" calcext:value-type="float">
            <text:p>1,2135825017231</text:p>
          </table:table-cell>
          <table:table-cell table:formula="of:=[$rf.D202]-[$rf.$B$14]" office:value-type="float" office:value="58.9539091608142" calcext:value-type="float">
            <text:p>58,9539091608142</text:p>
          </table:table-cell>
          <table:table-cell table:formula="of:=[rf.E202]-[$rf.$C$14]" office:value-type="float" office:value="91.2135825017231" calcext:value-type="float">
            <text:p>91,2135825017231</text:p>
          </table:table-cell>
          <table:table-cell table:style-name="Default" table:formula="of:=SQRT([rf.F202]^2+[rf.G202]^2)" office:value-type="float" office:value="108.607002712257" calcext:value-type="float">
            <text:p>108,607002712257</text:p>
          </table:table-cell>
          <table:table-cell table:formula="of:=([rf.H202]^2-[rf.$B$42]^2+[rf.$B$43]^2)/(2*[rf.H202])" office:value-type="float" office:value="5.52857125798847" calcext:value-type="float">
            <text:p>5,52857125798847</text:p>
          </table:table-cell>
          <table:table-cell table:formula="of:=ACOS([rf.I202]/[rf.$B$43])" office:value-type="float" office:value="1.29072045694613" calcext:value-type="float">
            <text:p>1,29072045694613</text:p>
          </table:table-cell>
          <table:table-cell table:style-name="ce17" table:formula="of:=ASIN([rf.F202]/[rf.H202])" office:value-type="float" office:value="0.573789646976893" calcext:value-type="float">
            <text:p>0,573789646976893</text:p>
          </table:table-cell>
          <table:table-cell table:style-name="ce17" table:formula="of:=IF(0.5*PI()-[rf.$B$9]&gt;[rf.K202];1;-1)" office:value-type="float" office:value="1" calcext:value-type="float">
            <text:p>1</text:p>
          </table:table-cell>
          <table:table-cell table:style-name="ce17" table:formula="of:=0.5*PI()-([rf.J202]*[rf.L202]+[rf.K202])" office:value-type="float" office:value="-0.293713777128124" calcext:value-type="float">
            <text:p>-0,293713777128124</text:p>
          </table:table-cell>
          <table:table-cell table:style-name="ce17" table:formula="of:=[rf.M202]-[rf.$B$8]" office:value-type="float" office:value="0.0553520732707424" calcext:value-type="float">
            <text:p>0,055352073270742</text:p>
          </table:table-cell>
          <table:table-cell table:number-columns-repeated="1010"/>
        </table:table-row>
        <table:table-row table:style-name="ro1">
          <table:table-cell office:value-type="float" office:value="-28" calcext:value-type="float">
            <text:p>-28</text:p>
          </table:table-cell>
          <table:table-cell table:formula="of:=[rf.A203]*analyze_resolution" office:value-type="float" office:value="-4.2" calcext:value-type="float">
            <text:p>-4,2</text:p>
          </table:table-cell>
          <table:table-cell table:formula="of:=RADIANS(-[rf.B203])" office:value-type="float" office:value="0.0733038285837618" calcext:value-type="float">
            <text:p>0,073303828583762</text:p>
          </table:table-cell>
          <table:table-cell table:formula="of:=COS([rf.$B$6])*servo_saver_arm_length*COS([rf.C203])-SIN([rf.$B$6])*servo_saver_arm_length*SIN([rf.C203])+[rf.$B$24]" office:value-type="float" office:value="358.957031635591" calcext:value-type="float">
            <text:p>358,957031635591</text:p>
          </table:table-cell>
          <table:table-cell table:formula="of:=COS([rf.$B$6])*servo_saver_arm_length*SIN([rf.C203])+SIN([rf.$B$6])*servo_saver_arm_length*COS([rf.C203])+[rf.$C$24]" office:value-type="float" office:value="1.17181115404211" calcext:value-type="float">
            <text:p>1,17181115404211</text:p>
          </table:table-cell>
          <table:table-cell table:formula="of:=[$rf.D203]-[$rf.$B$14]" office:value-type="float" office:value="58.9570316355913" calcext:value-type="float">
            <text:p>58,9570316355913</text:p>
          </table:table-cell>
          <table:table-cell table:formula="of:=[rf.E203]-[$rf.$C$14]" office:value-type="float" office:value="91.1718111540421" calcext:value-type="float">
            <text:p>91,1718111540421</text:p>
          </table:table-cell>
          <table:table-cell table:style-name="Default" table:formula="of:=SQRT([rf.F203]^2+[rf.G203]^2)" office:value-type="float" office:value="108.57361893383" calcext:value-type="float">
            <text:p>108,57361893383</text:p>
          </table:table-cell>
          <table:table-cell table:formula="of:=([rf.H203]^2-[rf.$B$42]^2+[rf.$B$43]^2)/(2*[rf.H203])" office:value-type="float" office:value="5.49688224999773" calcext:value-type="float">
            <text:p>5,49688224999773</text:p>
          </table:table-cell>
          <table:table-cell table:formula="of:=ACOS([rf.I203]/[rf.$B$43])" office:value-type="float" office:value="1.29236875953494" calcext:value-type="float">
            <text:p>1,29236875953494</text:p>
          </table:table-cell>
          <table:table-cell table:style-name="ce17" table:formula="of:=ASIN([rf.F203]/[rf.H203])" office:value-type="float" office:value="0.574022637994532" calcext:value-type="float">
            <text:p>0,574022637994532</text:p>
          </table:table-cell>
          <table:table-cell table:style-name="ce17" table:formula="of:=IF(0.5*PI()-[rf.$B$9]&gt;[rf.K203];1;-1)" office:value-type="float" office:value="1" calcext:value-type="float">
            <text:p>1</text:p>
          </table:table-cell>
          <table:table-cell table:style-name="ce17" table:formula="of:=0.5*PI()-([rf.J203]*[rf.L203]+[rf.K203])" office:value-type="float" office:value="-0.295595070734576" calcext:value-type="float">
            <text:p>-0,295595070734576</text:p>
          </table:table-cell>
          <table:table-cell table:style-name="ce17" table:formula="of:=[rf.M203]-[rf.$B$8]" office:value-type="float" office:value="0.0534707796642903" calcext:value-type="float">
            <text:p>0,05347077966429</text:p>
          </table:table-cell>
          <table:table-cell table:number-columns-repeated="1010"/>
        </table:table-row>
        <table:table-row table:style-name="ro1">
          <table:table-cell office:value-type="float" office:value="-27" calcext:value-type="float">
            <text:p>-27</text:p>
          </table:table-cell>
          <table:table-cell table:formula="of:=[rf.A204]*analyze_resolution" office:value-type="float" office:value="-4.05" calcext:value-type="float">
            <text:p>-4,05</text:p>
          </table:table-cell>
          <table:table-cell table:formula="of:=RADIANS(-[rf.B204])" office:value-type="float" office:value="0.0706858347057703" calcext:value-type="float">
            <text:p>0,07068583470577</text:p>
          </table:table-cell>
          <table:table-cell table:formula="of:=COS([rf.$B$6])*servo_saver_arm_length*COS([rf.C204])-SIN([rf.$B$6])*servo_saver_arm_length*SIN([rf.C204])+[rf.$B$24]" office:value-type="float" office:value="358.96004474266" calcext:value-type="float">
            <text:p>358,96004474266</text:p>
          </table:table-cell>
          <table:table-cell table:formula="of:=COS([rf.$B$6])*servo_saver_arm_length*SIN([rf.C204])+SIN([rf.$B$6])*servo_saver_arm_length*COS([rf.C204])+[rf.$C$24]" office:value-type="float" office:value="1.13003177489867" calcext:value-type="float">
            <text:p>1,13003177489867</text:p>
          </table:table-cell>
          <table:table-cell table:formula="of:=[$rf.D204]-[$rf.$B$14]" office:value-type="float" office:value="58.9600447426603" calcext:value-type="float">
            <text:p>58,9600447426603</text:p>
          </table:table-cell>
          <table:table-cell table:formula="of:=[rf.E204]-[$rf.$C$14]" office:value-type="float" office:value="91.1300317748987" calcext:value-type="float">
            <text:p>91,1300317748987</text:p>
          </table:table-cell>
          <table:table-cell table:style-name="Default" table:formula="of:=SQRT([rf.F204]^2+[rf.G204]^2)" office:value-type="float" office:value="108.540174900129" calcext:value-type="float">
            <text:p>108,540174900129</text:p>
          </table:table-cell>
          <table:table-cell table:formula="of:=([rf.H204]^2-[rf.$B$42]^2+[rf.$B$43]^2)/(2*[rf.H204])" office:value-type="float" office:value="5.46512679532949" calcext:value-type="float">
            <text:p>5,46512679532949</text:p>
          </table:table-cell>
          <table:table-cell table:formula="of:=ACOS([rf.I204]/[rf.$B$43])" office:value-type="float" office:value="1.29401973963723" calcext:value-type="float">
            <text:p>1,29401973963723</text:p>
          </table:table-cell>
          <table:table-cell table:style-name="ce17" table:formula="of:=ASIN([rf.F204]/[rf.H204])" office:value-type="float" office:value="0.574254966518772" calcext:value-type="float">
            <text:p>0,574254966518772</text:p>
          </table:table-cell>
          <table:table-cell table:style-name="ce17" table:formula="of:=IF(0.5*PI()-[rf.$B$9]&gt;[rf.K204];1;-1)" office:value-type="float" office:value="1" calcext:value-type="float">
            <text:p>1</text:p>
          </table:table-cell>
          <table:table-cell table:style-name="ce17" table:formula="of:=0.5*PI()-([rf.J204]*[rf.L204]+[rf.K204])" office:value-type="float" office:value="-0.297478379361102" calcext:value-type="float">
            <text:p>-0,297478379361102</text:p>
          </table:table-cell>
          <table:table-cell table:style-name="ce17" table:formula="of:=[rf.M204]-[rf.$B$8]" office:value-type="float" office:value="0.0515874710377641" calcext:value-type="float">
            <text:p>0,051587471037764</text:p>
          </table:table-cell>
          <table:table-cell table:number-columns-repeated="1010"/>
        </table:table-row>
        <table:table-row table:style-name="ro1">
          <table:table-cell office:value-type="float" office:value="-26" calcext:value-type="float">
            <text:p>-26</text:p>
          </table:table-cell>
          <table:table-cell table:formula="of:=[rf.A205]*analyze_resolution" office:value-type="float" office:value="-3.9" calcext:value-type="float">
            <text:p>-3,9</text:p>
          </table:table-cell>
          <table:table-cell table:formula="of:=RADIANS(-[rf.B205])" office:value-type="float" office:value="0.0680678408277788" calcext:value-type="float">
            <text:p>0,068067840827779</text:p>
          </table:table-cell>
          <table:table-cell table:formula="of:=COS([rf.$B$6])*servo_saver_arm_length*COS([rf.C205])-SIN([rf.$B$6])*servo_saver_arm_length*SIN([rf.C205])+[rf.$B$24]" office:value-type="float" office:value="358.96294846137" calcext:value-type="float">
            <text:p>358,96294846137</text:p>
          </table:table-cell>
          <table:table-cell table:formula="of:=COS([rf.$B$6])*servo_saver_arm_length*SIN([rf.C205])+SIN([rf.$B$6])*servo_saver_arm_length*COS([rf.C205])+[rf.$C$24]" office:value-type="float" office:value="1.08824465064397" calcext:value-type="float">
            <text:p>1,08824465064397</text:p>
          </table:table-cell>
          <table:table-cell table:formula="of:=[$rf.D205]-[$rf.$B$14]" office:value-type="float" office:value="58.9629484613697" calcext:value-type="float">
            <text:p>58,9629484613697</text:p>
          </table:table-cell>
          <table:table-cell table:formula="of:=[rf.E205]-[$rf.$C$14]" office:value-type="float" office:value="91.088244650644" calcext:value-type="float">
            <text:p>91,088244650644</text:p>
          </table:table-cell>
          <table:table-cell table:style-name="Default" table:formula="of:=SQRT([rf.F205]^2+[rf.G205]^2)" office:value-type="float" office:value="108.506670784767" calcext:value-type="float">
            <text:p>108,506670784767</text:p>
          </table:table-cell>
          <table:table-cell table:formula="of:=([rf.H205]^2-[rf.$B$42]^2+[rf.$B$43]^2)/(2*[rf.H205])" office:value-type="float" office:value="5.43330500027462" calcext:value-type="float">
            <text:p>5,43330500027462</text:p>
          </table:table-cell>
          <table:table-cell table:formula="of:=ACOS([rf.I205]/[rf.$B$43])" office:value-type="float" office:value="1.29567339245139" calcext:value-type="float">
            <text:p>1,29567339245139</text:p>
          </table:table-cell>
          <table:table-cell table:style-name="ce17" table:formula="of:=ASIN([rf.F205]/[rf.H205])" office:value-type="float" office:value="0.574486630742976" calcext:value-type="float">
            <text:p>0,574486630742976</text:p>
          </table:table-cell>
          <table:table-cell table:style-name="ce17" table:formula="of:=IF(0.5*PI()-[rf.$B$9]&gt;[rf.K205];1;-1)" office:value-type="float" office:value="1" calcext:value-type="float">
            <text:p>1</text:p>
          </table:table-cell>
          <table:table-cell table:style-name="ce17" table:formula="of:=0.5*PI()-([rf.J205]*[rf.L205]+[rf.K205])" office:value-type="float" office:value="-0.299363696399473" calcext:value-type="float">
            <text:p>-0,299363696399473</text:p>
          </table:table-cell>
          <table:table-cell table:style-name="ce17" table:formula="of:=[rf.M205]-[rf.$B$8]" office:value-type="float" office:value="0.0497021539993924" calcext:value-type="float">
            <text:p>0,049702153999393</text:p>
          </table:table-cell>
          <table:table-cell table:number-columns-repeated="1010"/>
        </table:table-row>
        <table:table-row table:style-name="ro1">
          <table:table-cell office:value-type="float" office:value="-25" calcext:value-type="float">
            <text:p>-25</text:p>
          </table:table-cell>
          <table:table-cell table:formula="of:=[rf.A206]*analyze_resolution" office:value-type="float" office:value="-3.75" calcext:value-type="float">
            <text:p>-3,75</text:p>
          </table:table-cell>
          <table:table-cell table:formula="of:=RADIANS(-[rf.B206])" office:value-type="float" office:value="0.0654498469497874" calcext:value-type="float">
            <text:p>0,065449846949787</text:p>
          </table:table-cell>
          <table:table-cell table:formula="of:=COS([rf.$B$6])*servo_saver_arm_length*COS([rf.C206])-SIN([rf.$B$6])*servo_saver_arm_length*SIN([rf.C206])+[rf.$B$24]" office:value-type="float" office:value="358.965742771818" calcext:value-type="float">
            <text:p>358,965742771818</text:p>
          </table:table-cell>
          <table:table-cell table:formula="of:=COS([rf.$B$6])*servo_saver_arm_length*SIN([rf.C206])+SIN([rf.$B$6])*servo_saver_arm_length*COS([rf.C206])+[rf.$C$24]" office:value-type="float" office:value="1.04645006768229" calcext:value-type="float">
            <text:p>1,04645006768229</text:p>
          </table:table-cell>
          <table:table-cell table:formula="of:=[$rf.D206]-[$rf.$B$14]" office:value-type="float" office:value="58.9657427718177" calcext:value-type="float">
            <text:p>58,9657427718177</text:p>
          </table:table-cell>
          <table:table-cell table:formula="of:=[rf.E206]-[$rf.$C$14]" office:value-type="float" office:value="91.0464500676823" calcext:value-type="float">
            <text:p>91,0464500676823</text:p>
          </table:table-cell>
          <table:table-cell table:style-name="Default" table:formula="of:=SQRT([rf.F206]^2+[rf.G206]^2)" office:value-type="float" office:value="108.47310676181" calcext:value-type="float">
            <text:p>108,47310676181</text:p>
          </table:table-cell>
          <table:table-cell table:formula="of:=([rf.H206]^2-[rf.$B$42]^2+[rf.$B$43]^2)/(2*[rf.H206])" office:value-type="float" office:value="5.40141697155679" calcext:value-type="float">
            <text:p>5,40141697155679</text:p>
          </table:table-cell>
          <table:table-cell table:formula="of:=ACOS([rf.I206]/[rf.$B$43])" office:value-type="float" office:value="1.29732971320216" calcext:value-type="float">
            <text:p>1,29732971320216</text:p>
          </table:table-cell>
          <table:table-cell table:style-name="ce17" table:formula="of:=ASIN([rf.F206]/[rf.H206])" office:value-type="float" office:value="0.574717628859886" calcext:value-type="float">
            <text:p>0,574717628859886</text:p>
          </table:table-cell>
          <table:table-cell table:style-name="ce17" table:formula="of:=IF(0.5*PI()-[rf.$B$9]&gt;[rf.K206];1;-1)" office:value-type="float" office:value="1" calcext:value-type="float">
            <text:p>1</text:p>
          </table:table-cell>
          <table:table-cell table:style-name="ce17" table:formula="of:=0.5*PI()-([rf.J206]*[rf.L206]+[rf.K206])" office:value-type="float" office:value="-0.301251015267148" calcext:value-type="float">
            <text:p>-0,301251015267148</text:p>
          </table:table-cell>
          <table:table-cell table:style-name="ce17" table:formula="of:=[rf.M206]-[rf.$B$8]" office:value-type="float" office:value="0.0478148351317175" calcext:value-type="float">
            <text:p>0,047814835131718</text:p>
          </table:table-cell>
          <table:table-cell table:number-columns-repeated="1010"/>
        </table:table-row>
        <table:table-row table:style-name="ro1">
          <table:table-cell office:value-type="float" office:value="-24" calcext:value-type="float">
            <text:p>-24</text:p>
          </table:table-cell>
          <table:table-cell table:formula="of:=[rf.A207]*analyze_resolution" office:value-type="float" office:value="-3.6" calcext:value-type="float">
            <text:p>-3,6</text:p>
          </table:table-cell>
          <table:table-cell table:formula="of:=RADIANS(-[rf.B207])" office:value-type="float" office:value="0.0628318530717959" calcext:value-type="float">
            <text:p>0,062831853071796</text:p>
          </table:table-cell>
          <table:table-cell table:formula="of:=COS([rf.$B$6])*servo_saver_arm_length*COS([rf.C207])-SIN([rf.$B$6])*servo_saver_arm_length*SIN([rf.C207])+[rf.$B$24]" office:value-type="float" office:value="358.968427654852" calcext:value-type="float">
            <text:p>358,968427654852</text:p>
          </table:table-cell>
          <table:table-cell table:formula="of:=COS([rf.$B$6])*servo_saver_arm_length*SIN([rf.C207])+SIN([rf.$B$6])*servo_saver_arm_length*COS([rf.C207])+[rf.$C$24]" office:value-type="float" office:value="1.00464831246901" calcext:value-type="float">
            <text:p>1,00464831246901</text:p>
          </table:table-cell>
          <table:table-cell table:formula="of:=[$rf.D207]-[$rf.$B$14]" office:value-type="float" office:value="58.9684276548524" calcext:value-type="float">
            <text:p>58,9684276548524</text:p>
          </table:table-cell>
          <table:table-cell table:formula="of:=[rf.E207]-[$rf.$C$14]" office:value-type="float" office:value="91.004648312469" calcext:value-type="float">
            <text:p>91,004648312469</text:p>
          </table:table-cell>
          <table:table-cell table:style-name="Default" table:formula="of:=SQRT([rf.F207]^2+[rf.G207]^2)" office:value-type="float" office:value="108.439483005784" calcext:value-type="float">
            <text:p>108,439483005784</text:p>
          </table:table-cell>
          <table:table-cell table:formula="of:=([rf.H207]^2-[rf.$B$42]^2+[rf.$B$43]^2)/(2*[rf.H207])" office:value-type="float" office:value="5.36946281633392" calcext:value-type="float">
            <text:p>5,36946281633392</text:p>
          </table:table-cell>
          <table:table-cell table:formula="of:=ACOS([rf.I207]/[rf.$B$43])" office:value-type="float" office:value="1.29898869714051" calcext:value-type="float">
            <text:p>1,29898869714051</text:p>
          </table:table-cell>
          <table:table-cell table:style-name="ce17" table:formula="of:=ASIN([rf.F207]/[rf.H207])" office:value-type="float" office:value="0.574947959061636" calcext:value-type="float">
            <text:p>0,574947959061636</text:p>
          </table:table-cell>
          <table:table-cell table:style-name="ce17" table:formula="of:=IF(0.5*PI()-[rf.$B$9]&gt;[rf.K207];1;-1)" office:value-type="float" office:value="1" calcext:value-type="float">
            <text:p>1</text:p>
          </table:table-cell>
          <table:table-cell table:style-name="ce17" table:formula="of:=0.5*PI()-([rf.J207]*[rf.L207]+[rf.K207])" office:value-type="float" office:value="-0.303140329407246" calcext:value-type="float">
            <text:p>-0,303140329407246</text:p>
          </table:table-cell>
          <table:table-cell table:style-name="ce17" table:formula="of:=[rf.M207]-[rf.$B$8]" office:value-type="float" office:value="0.0459255209916196" calcext:value-type="float">
            <text:p>0,04592552099162</text:p>
          </table:table-cell>
          <table:table-cell table:number-columns-repeated="1010"/>
        </table:table-row>
        <table:table-row table:style-name="ro1">
          <table:table-cell office:value-type="float" office:value="-23" calcext:value-type="float">
            <text:p>-23</text:p>
          </table:table-cell>
          <table:table-cell table:formula="of:=[rf.A208]*analyze_resolution" office:value-type="float" office:value="-3.45" calcext:value-type="float">
            <text:p>-3,45</text:p>
          </table:table-cell>
          <table:table-cell table:formula="of:=RADIANS(-[rf.B208])" office:value-type="float" office:value="0.0602138591938044" calcext:value-type="float">
            <text:p>0,060213859193804</text:p>
          </table:table-cell>
          <table:table-cell table:formula="of:=COS([rf.$B$6])*servo_saver_arm_length*COS([rf.C208])-SIN([rf.$B$6])*servo_saver_arm_length*SIN([rf.C208])+[rf.$B$24]" office:value-type="float" office:value="358.971003092072" calcext:value-type="float">
            <text:p>358,971003092072</text:p>
          </table:table-cell>
          <table:table-cell table:formula="of:=COS([rf.$B$6])*servo_saver_arm_length*SIN([rf.C208])+SIN([rf.$B$6])*servo_saver_arm_length*COS([rf.C208])+[rf.$C$24]" office:value-type="float" office:value="0.962839671508695" calcext:value-type="float">
            <text:p>0,962839671508695</text:p>
          </table:table-cell>
          <table:table-cell table:formula="of:=[$rf.D208]-[$rf.$B$14]" office:value-type="float" office:value="58.9710030920718" calcext:value-type="float">
            <text:p>58,9710030920718</text:p>
          </table:table-cell>
          <table:table-cell table:formula="of:=[rf.E208]-[$rf.$C$14]" office:value-type="float" office:value="90.9628396715087" calcext:value-type="float">
            <text:p>90,9628396715087</text:p>
          </table:table-cell>
          <table:table-cell table:style-name="Default" table:formula="of:=SQRT([rf.F208]^2+[rf.G208]^2)" office:value-type="float" office:value="108.405799691667" calcext:value-type="float">
            <text:p>108,405799691667</text:p>
          </table:table-cell>
          <table:table-cell table:formula="of:=([rf.H208]^2-[rf.$B$42]^2+[rf.$B$43]^2)/(2*[rf.H208])" office:value-type="float" office:value="5.33744264219952" calcext:value-type="float">
            <text:p>5,33744264219952</text:p>
          </table:table-cell>
          <table:table-cell table:formula="of:=ACOS([rf.I208]/[rf.$B$43])" office:value-type="float" office:value="1.30065033954367" calcext:value-type="float">
            <text:p>1,30065033954367</text:p>
          </table:table-cell>
          <table:table-cell table:style-name="ce17" table:formula="of:=ASIN([rf.F208]/[rf.H208])" office:value-type="float" office:value="0.575177619539754" calcext:value-type="float">
            <text:p>0,575177619539754</text:p>
          </table:table-cell>
          <table:table-cell table:style-name="ce17" table:formula="of:=IF(0.5*PI()-[rf.$B$9]&gt;[rf.K208];1;-1)" office:value-type="float" office:value="1" calcext:value-type="float">
            <text:p>1</text:p>
          </table:table-cell>
          <table:table-cell table:style-name="ce17" table:formula="of:=0.5*PI()-([rf.J208]*[rf.L208]+[rf.K208])" office:value-type="float" office:value="-0.305031632288528" calcext:value-type="float">
            <text:p>-0,305031632288528</text:p>
          </table:table-cell>
          <table:table-cell table:style-name="ce17" table:formula="of:=[rf.M208]-[rf.$B$8]" office:value-type="float" office:value="0.0440342181103381" calcext:value-type="float">
            <text:p>0,044034218110338</text:p>
          </table:table-cell>
          <table:table-cell table:number-columns-repeated="1010"/>
        </table:table-row>
        <table:table-row table:style-name="ro1">
          <table:table-cell office:value-type="float" office:value="-22" calcext:value-type="float">
            <text:p>-22</text:p>
          </table:table-cell>
          <table:table-cell table:formula="of:=[rf.A209]*analyze_resolution" office:value-type="float" office:value="-3.3" calcext:value-type="float">
            <text:p>-3,3</text:p>
          </table:table-cell>
          <table:table-cell table:formula="of:=RADIANS(-[rf.B209])" office:value-type="float" office:value="0.0575958653158129" calcext:value-type="float">
            <text:p>0,057595865315813</text:p>
          </table:table-cell>
          <table:table-cell table:formula="of:=COS([rf.$B$6])*servo_saver_arm_length*COS([rf.C209])-SIN([rf.$B$6])*servo_saver_arm_length*SIN([rf.C209])+[rf.$B$24]" office:value-type="float" office:value="358.973469065824" calcext:value-type="float">
            <text:p>358,973469065824</text:p>
          </table:table-cell>
          <table:table-cell table:formula="of:=COS([rf.$B$6])*servo_saver_arm_length*SIN([rf.C209])+SIN([rf.$B$6])*servo_saver_arm_length*COS([rf.C209])+[rf.$C$24]" office:value-type="float" office:value="0.921024431353076" calcext:value-type="float">
            <text:p>0,921024431353076</text:p>
          </table:table-cell>
          <table:table-cell table:formula="of:=[$rf.D209]-[$rf.$B$14]" office:value-type="float" office:value="58.9734690658245" calcext:value-type="float">
            <text:p>58,9734690658245</text:p>
          </table:table-cell>
          <table:table-cell table:formula="of:=[rf.E209]-[$rf.$C$14]" office:value-type="float" office:value="90.9210244313531" calcext:value-type="float">
            <text:p>90,9210244313531</text:p>
          </table:table-cell>
          <table:table-cell table:style-name="Default" table:formula="of:=SQRT([rf.F209]^2+[rf.G209]^2)" office:value-type="float" office:value="108.372056994894" calcext:value-type="float">
            <text:p>108,372056994894</text:p>
          </table:table-cell>
          <table:table-cell table:formula="of:=([rf.H209]^2-[rf.$B$42]^2+[rf.$B$43]^2)/(2*[rf.H209])" office:value-type="float" office:value="5.3053565571842" calcext:value-type="float">
            <text:p>5,3053565571842</text:p>
          </table:table-cell>
          <table:table-cell table:formula="of:=ACOS([rf.I209]/[rf.$B$43])" office:value-type="float" office:value="1.30231463571509" calcext:value-type="float">
            <text:p>1,30231463571509</text:p>
          </table:table-cell>
          <table:table-cell table:style-name="ce17" table:formula="of:=ASIN([rf.F209]/[rf.H209])" office:value-type="float" office:value="0.57540660848517" calcext:value-type="float">
            <text:p>0,57540660848517</text:p>
          </table:table-cell>
          <table:table-cell table:style-name="ce17" table:formula="of:=IF(0.5*PI()-[rf.$B$9]&gt;[rf.K209];1;-1)" office:value-type="float" office:value="1" calcext:value-type="float">
            <text:p>1</text:p>
          </table:table-cell>
          <table:table-cell table:style-name="ce17" table:formula="of:=0.5*PI()-([rf.J209]*[rf.L209]+[rf.K209])" office:value-type="float" office:value="-0.306924917405364" calcext:value-type="float">
            <text:p>-0,306924917405364</text:p>
          </table:table-cell>
          <table:table-cell table:style-name="ce17" table:formula="of:=[rf.M209]-[rf.$B$8]" office:value-type="float" office:value="0.0421409329935018" calcext:value-type="float">
            <text:p>0,042140932993502</text:p>
          </table:table-cell>
          <table:table-cell table:number-columns-repeated="1010"/>
        </table:table-row>
        <table:table-row table:style-name="ro1">
          <table:table-cell office:value-type="float" office:value="-21" calcext:value-type="float">
            <text:p>-21</text:p>
          </table:table-cell>
          <table:table-cell table:formula="of:=[rf.A210]*analyze_resolution" office:value-type="float" office:value="-3.15" calcext:value-type="float">
            <text:p>-3,15</text:p>
          </table:table-cell>
          <table:table-cell table:formula="of:=RADIANS(-[rf.B210])" office:value-type="float" office:value="0.0549778714378214" calcext:value-type="float">
            <text:p>0,054977871437821</text:p>
          </table:table-cell>
          <table:table-cell table:formula="of:=COS([rf.$B$6])*servo_saver_arm_length*COS([rf.C210])-SIN([rf.$B$6])*servo_saver_arm_length*SIN([rf.C210])+[rf.$B$24]" office:value-type="float" office:value="358.975825559209" calcext:value-type="float">
            <text:p>358,975825559209</text:p>
          </table:table-cell>
          <table:table-cell table:formula="of:=COS([rf.$B$6])*servo_saver_arm_length*SIN([rf.C210])+SIN([rf.$B$6])*servo_saver_arm_length*COS([rf.C210])+[rf.$C$24]" office:value-type="float" office:value="0.879202878599132" calcext:value-type="float">
            <text:p>0,879202878599132</text:p>
          </table:table-cell>
          <table:table-cell table:formula="of:=[$rf.D210]-[$rf.$B$14]" office:value-type="float" office:value="58.9758255592086" calcext:value-type="float">
            <text:p>58,9758255592086</text:p>
          </table:table-cell>
          <table:table-cell table:formula="of:=[rf.E210]-[$rf.$C$14]" office:value-type="float" office:value="90.8792028785991" calcext:value-type="float">
            <text:p>90,8792028785991</text:p>
          </table:table-cell>
          <table:table-cell table:style-name="Default" table:formula="of:=SQRT([rf.F210]^2+[rf.G210]^2)" office:value-type="float" office:value="108.338255091356" calcext:value-type="float">
            <text:p>108,338255091356</text:p>
          </table:table-cell>
          <table:table-cell table:formula="of:=([rf.H210]^2-[rf.$B$42]^2+[rf.$B$43]^2)/(2*[rf.H210])" office:value-type="float" office:value="5.27320466975697" calcext:value-type="float">
            <text:p>5,27320466975697</text:p>
          </table:table-cell>
          <table:table-cell table:formula="of:=ACOS([rf.I210]/[rf.$B$43])" office:value-type="float" office:value="1.30398158098439" calcext:value-type="float">
            <text:p>1,30398158098439</text:p>
          </table:table-cell>
          <table:table-cell table:style-name="ce17" table:formula="of:=ASIN([rf.F210]/[rf.H210])" office:value-type="float" office:value="0.575634924088223" calcext:value-type="float">
            <text:p>0,575634924088223</text:p>
          </table:table-cell>
          <table:table-cell table:style-name="ce17" table:formula="of:=IF(0.5*PI()-[rf.$B$9]&gt;[rf.K210];1;-1)" office:value-type="float" office:value="1" calcext:value-type="float">
            <text:p>1</text:p>
          </table:table-cell>
          <table:table-cell table:style-name="ce17" table:formula="of:=0.5*PI()-([rf.J210]*[rf.L210]+[rf.K210])" office:value-type="float" office:value="-0.308820178277718" calcext:value-type="float">
            <text:p>-0,308820178277718</text:p>
          </table:table-cell>
          <table:table-cell table:style-name="ce17" table:formula="of:=[rf.M210]-[rf.$B$8]" office:value-type="float" office:value="0.0402456721211481" calcext:value-type="float">
            <text:p>0,040245672121148</text:p>
          </table:table-cell>
          <table:table-cell table:number-columns-repeated="1010"/>
        </table:table-row>
        <table:table-row table:style-name="ro1">
          <table:table-cell office:value-type="float" office:value="-20" calcext:value-type="float">
            <text:p>-20</text:p>
          </table:table-cell>
          <table:table-cell table:formula="of:=[rf.A211]*analyze_resolution" office:value-type="float" office:value="-3" calcext:value-type="float">
            <text:p>-3</text:p>
          </table:table-cell>
          <table:table-cell table:formula="of:=RADIANS(-[rf.B211])" office:value-type="float" office:value="0.0523598775598299" calcext:value-type="float">
            <text:p>0,05235987755983</text:p>
          </table:table-cell>
          <table:table-cell table:formula="of:=COS([rf.$B$6])*servo_saver_arm_length*COS([rf.C211])-SIN([rf.$B$6])*servo_saver_arm_length*SIN([rf.C211])+[rf.$B$24]" office:value-type="float" office:value="358.978072556073" calcext:value-type="float">
            <text:p>358,978072556073</text:p>
          </table:table-cell>
          <table:table-cell table:formula="of:=COS([rf.$B$6])*servo_saver_arm_length*SIN([rf.C211])+SIN([rf.$B$6])*servo_saver_arm_length*COS([rf.C211])+[rf.$C$24]" office:value-type="float" office:value="0.837375299887101" calcext:value-type="float">
            <text:p>0,837375299887101</text:p>
          </table:table-cell>
          <table:table-cell table:formula="of:=[$rf.D211]-[$rf.$B$14]" office:value-type="float" office:value="58.9780725560732" calcext:value-type="float">
            <text:p>58,9780725560732</text:p>
          </table:table-cell>
          <table:table-cell table:formula="of:=[rf.E211]-[$rf.$C$14]" office:value-type="float" office:value="90.8373752998871" calcext:value-type="float">
            <text:p>90,8373752998871</text:p>
          </table:table-cell>
          <table:table-cell table:style-name="Default" table:formula="of:=SQRT([rf.F211]^2+[rf.G211]^2)" office:value-type="float" office:value="108.304394157402" calcext:value-type="float">
            <text:p>108,304394157402</text:p>
          </table:table-cell>
          <table:table-cell table:formula="of:=([rf.H211]^2-[rf.$B$42]^2+[rf.$B$43]^2)/(2*[rf.H211])" office:value-type="float" office:value="5.24098708882681" calcext:value-type="float">
            <text:p>5,24098708882681</text:p>
          </table:table-cell>
          <table:table-cell table:formula="of:=ACOS([rf.I211]/[rf.$B$43])" office:value-type="float" office:value="1.30565117070734" calcext:value-type="float">
            <text:p>1,30565117070734</text:p>
          </table:table-cell>
          <table:table-cell table:style-name="ce17" table:formula="of:=ASIN([rf.F211]/[rf.H211])" office:value-type="float" office:value="0.575862564538669" calcext:value-type="float">
            <text:p>0,575862564538669</text:p>
          </table:table-cell>
          <table:table-cell table:style-name="ce17" table:formula="of:=IF(0.5*PI()-[rf.$B$9]&gt;[rf.K211];1;-1)" office:value-type="float" office:value="1" calcext:value-type="float">
            <text:p>1</text:p>
          </table:table-cell>
          <table:table-cell table:style-name="ce17" table:formula="of:=0.5*PI()-([rf.J211]*[rf.L211]+[rf.K211])" office:value-type="float" office:value="-0.31071740845111" calcext:value-type="float">
            <text:p>-0,31071740845111</text:p>
          </table:table-cell>
          <table:table-cell table:style-name="ce17" table:formula="of:=[rf.M211]-[rf.$B$8]" office:value-type="float" office:value="0.0383484419477557" calcext:value-type="float">
            <text:p>0,038348441947756</text:p>
          </table:table-cell>
          <table:table-cell table:number-columns-repeated="1010"/>
        </table:table-row>
        <table:table-row table:style-name="ro1">
          <table:table-cell office:value-type="float" office:value="-19" calcext:value-type="float">
            <text:p>-19</text:p>
          </table:table-cell>
          <table:table-cell table:formula="of:=[rf.A212]*analyze_resolution" office:value-type="float" office:value="-2.85" calcext:value-type="float">
            <text:p>-2,85</text:p>
          </table:table-cell>
          <table:table-cell table:formula="of:=RADIANS(-[rf.B212])" office:value-type="float" office:value="0.0497418836818384" calcext:value-type="float">
            <text:p>0,049741883681838</text:p>
          </table:table-cell>
          <table:table-cell table:formula="of:=COS([rf.$B$6])*servo_saver_arm_length*COS([rf.C212])-SIN([rf.$B$6])*servo_saver_arm_length*SIN([rf.C212])+[rf.$B$24]" office:value-type="float" office:value="358.980210041018" calcext:value-type="float">
            <text:p>358,980210041018</text:p>
          </table:table-cell>
          <table:table-cell table:formula="of:=COS([rf.$B$6])*servo_saver_arm_length*SIN([rf.C212])+SIN([rf.$B$6])*servo_saver_arm_length*COS([rf.C212])+[rf.$C$24]" office:value-type="float" office:value="0.795541981898526" calcext:value-type="float">
            <text:p>0,795541981898526</text:p>
          </table:table-cell>
          <table:table-cell table:formula="of:=[$rf.D212]-[$rf.$B$14]" office:value-type="float" office:value="58.9802100410175" calcext:value-type="float">
            <text:p>58,9802100410175</text:p>
          </table:table-cell>
          <table:table-cell table:formula="of:=[rf.E212]-[$rf.$C$14]" office:value-type="float" office:value="90.7955419818985" calcext:value-type="float">
            <text:p>90,7955419818985</text:p>
          </table:table-cell>
          <table:table-cell table:style-name="Default" table:formula="of:=SQRT([rf.F212]^2+[rf.G212]^2)" office:value-type="float" office:value="108.270474369836" calcext:value-type="float">
            <text:p>108,270474369836</text:p>
          </table:table-cell>
          <table:table-cell table:formula="of:=([rf.H212]^2-[rf.$B$42]^2+[rf.$B$43]^2)/(2*[rf.H212])" office:value-type="float" office:value="5.20870392374403" calcext:value-type="float">
            <text:p>5,20870392374403</text:p>
          </table:table-cell>
          <table:table-cell table:formula="of:=ACOS([rf.I212]/[rf.$B$43])" office:value-type="float" office:value="1.30732340026581" calcext:value-type="float">
            <text:p>1,30732340026581</text:p>
          </table:table-cell>
          <table:table-cell table:style-name="ce17" table:formula="of:=ASIN([rf.F212]/[rf.H212])" office:value-type="float" office:value="0.576089528025685" calcext:value-type="float">
            <text:p>0,576089528025685</text:p>
          </table:table-cell>
          <table:table-cell table:style-name="ce17" table:formula="of:=IF(0.5*PI()-[rf.$B$9]&gt;[rf.K212];1;-1)" office:value-type="float" office:value="1" calcext:value-type="float">
            <text:p>1</text:p>
          </table:table-cell>
          <table:table-cell table:style-name="ce17" table:formula="of:=0.5*PI()-([rf.J212]*[rf.L212]+[rf.K212])" office:value-type="float" office:value="-0.312616601496598" calcext:value-type="float">
            <text:p>-0,312616601496598</text:p>
          </table:table-cell>
          <table:table-cell table:style-name="ce17" table:formula="of:=[rf.M212]-[rf.$B$8]" office:value-type="float" office:value="0.036449248902268" calcext:value-type="float">
            <text:p>0,036449248902268</text:p>
          </table:table-cell>
          <table:table-cell table:number-columns-repeated="1010"/>
        </table:table-row>
        <table:table-row table:style-name="ro1">
          <table:table-cell office:value-type="float" office:value="-18" calcext:value-type="float">
            <text:p>-18</text:p>
          </table:table-cell>
          <table:table-cell table:formula="of:=[rf.A213]*analyze_resolution" office:value-type="float" office:value="-2.7" calcext:value-type="float">
            <text:p>-2,7</text:p>
          </table:table-cell>
          <table:table-cell table:formula="of:=RADIANS(-[rf.B213])" office:value-type="float" office:value="0.0471238898038469" calcext:value-type="float">
            <text:p>0,047123889803847</text:p>
          </table:table-cell>
          <table:table-cell table:formula="of:=COS([rf.$B$6])*servo_saver_arm_length*COS([rf.C213])-SIN([rf.$B$6])*servo_saver_arm_length*SIN([rf.C213])+[rf.$B$24]" office:value-type="float" office:value="358.982237999392" calcext:value-type="float">
            <text:p>358,982237999392</text:p>
          </table:table-cell>
          <table:table-cell table:formula="of:=COS([rf.$B$6])*servo_saver_arm_length*SIN([rf.C213])+SIN([rf.$B$6])*servo_saver_arm_length*COS([rf.C213])+[rf.$C$24]" office:value-type="float" office:value="0.753703211354283" calcext:value-type="float">
            <text:p>0,753703211354283</text:p>
          </table:table-cell>
          <table:table-cell table:formula="of:=[$rf.D213]-[$rf.$B$14]" office:value-type="float" office:value="58.9822379993916" calcext:value-type="float">
            <text:p>58,9822379993916</text:p>
          </table:table-cell>
          <table:table-cell table:formula="of:=[rf.E213]-[$rf.$C$14]" office:value-type="float" office:value="90.7537032113543" calcext:value-type="float">
            <text:p>90,7537032113543</text:p>
          </table:table-cell>
          <table:table-cell table:style-name="Default" table:formula="of:=SQRT([rf.F213]^2+[rf.G213]^2)" office:value-type="float" office:value="108.236495905916" calcext:value-type="float">
            <text:p>108,236495905916</text:p>
          </table:table-cell>
          <table:table-cell table:formula="of:=([rf.H213]^2-[rf.$B$42]^2+[rf.$B$43]^2)/(2*[rf.H213])" office:value-type="float" office:value="5.17635528430172" calcext:value-type="float">
            <text:p>5,17635528430172</text:p>
          </table:table-cell>
          <table:table-cell table:formula="of:=ACOS([rf.I213]/[rf.$B$43])" office:value-type="float" office:value="1.30899826506776" calcext:value-type="float">
            <text:p>1,30899826506776</text:p>
          </table:table-cell>
          <table:table-cell table:style-name="ce17" table:formula="of:=ASIN([rf.F213]/[rf.H213])" office:value-type="float" office:value="0.576315812737881" calcext:value-type="float">
            <text:p>0,576315812737881</text:p>
          </table:table-cell>
          <table:table-cell table:style-name="ce17" table:formula="of:=IF(0.5*PI()-[rf.$B$9]&gt;[rf.K213];1;-1)" office:value-type="float" office:value="1" calcext:value-type="float">
            <text:p>1</text:p>
          </table:table-cell>
          <table:table-cell table:style-name="ce17" table:formula="of:=0.5*PI()-([rf.J213]*[rf.L213]+[rf.K213])" office:value-type="float" office:value="-0.314517751010747" calcext:value-type="float">
            <text:p>-0,314517751010747</text:p>
          </table:table-cell>
          <table:table-cell table:style-name="ce17" table:formula="of:=[rf.M213]-[rf.$B$8]" office:value-type="float" office:value="0.034548099388119" calcext:value-type="float">
            <text:p>0,034548099388119</text:p>
          </table:table-cell>
          <table:table-cell table:number-columns-repeated="1010"/>
        </table:table-row>
        <table:table-row table:style-name="ro1">
          <table:table-cell office:value-type="float" office:value="-17" calcext:value-type="float">
            <text:p>-17</text:p>
          </table:table-cell>
          <table:table-cell table:formula="of:=[rf.A214]*analyze_resolution" office:value-type="float" office:value="-2.55" calcext:value-type="float">
            <text:p>-2,55</text:p>
          </table:table-cell>
          <table:table-cell table:formula="of:=RADIANS(-[rf.B214])" office:value-type="float" office:value="0.0445058959258554" calcext:value-type="float">
            <text:p>0,044505895925855</text:p>
          </table:table-cell>
          <table:table-cell table:formula="of:=COS([rf.$B$6])*servo_saver_arm_length*COS([rf.C214])-SIN([rf.$B$6])*servo_saver_arm_length*SIN([rf.C214])+[rf.$B$24]" office:value-type="float" office:value="358.984156417296" calcext:value-type="float">
            <text:p>358,984156417296</text:p>
          </table:table-cell>
          <table:table-cell table:formula="of:=COS([rf.$B$6])*servo_saver_arm_length*SIN([rf.C214])+SIN([rf.$B$6])*servo_saver_arm_length*COS([rf.C214])+[rf.$C$24]" office:value-type="float" office:value="0.71185927501262" calcext:value-type="float">
            <text:p>0,71185927501262</text:p>
          </table:table-cell>
          <table:table-cell table:formula="of:=[$rf.D214]-[$rf.$B$14]" office:value-type="float" office:value="58.9841564172958" calcext:value-type="float">
            <text:p>58,9841564172958</text:p>
          </table:table-cell>
          <table:table-cell table:formula="of:=[rf.E214]-[$rf.$C$14]" office:value-type="float" office:value="90.7118592750126" calcext:value-type="float">
            <text:p>90,7118592750126</text:p>
          </table:table-cell>
          <table:table-cell table:style-name="Default" table:formula="of:=SQRT([rf.F214]^2+[rf.G214]^2)" office:value-type="float" office:value="108.202458943361" calcext:value-type="float">
            <text:p>108,202458943361</text:p>
          </table:table-cell>
          <table:table-cell table:formula="of:=([rf.H214]^2-[rf.$B$42]^2+[rf.$B$43]^2)/(2*[rf.H214])" office:value-type="float" office:value="5.14394128073719" calcext:value-type="float">
            <text:p>5,14394128073719</text:p>
          </table:table-cell>
          <table:table-cell table:formula="of:=ACOS([rf.I214]/[rf.$B$43])" office:value-type="float" office:value="1.3106757605472" calcext:value-type="float">
            <text:p>1,3106757605472</text:p>
          </table:table-cell>
          <table:table-cell table:style-name="ce17" table:formula="of:=ASIN([rf.F214]/[rf.H214])" office:value-type="float" office:value="0.576541416863301" calcext:value-type="float">
            <text:p>0,576541416863301</text:p>
          </table:table-cell>
          <table:table-cell table:style-name="ce17" table:formula="of:=IF(0.5*PI()-[rf.$B$9]&gt;[rf.K214];1;-1)" office:value-type="float" office:value="1" calcext:value-type="float">
            <text:p>1</text:p>
          </table:table-cell>
          <table:table-cell table:style-name="ce17" table:formula="of:=0.5*PI()-([rf.J214]*[rf.L214]+[rf.K214])" office:value-type="float" office:value="-0.316420850615603" calcext:value-type="float">
            <text:p>-0,316420850615603</text:p>
          </table:table-cell>
          <table:table-cell table:style-name="ce17" table:formula="of:=[rf.M214]-[rf.$B$8]" office:value-type="float" office:value="0.0326449997832631" calcext:value-type="float">
            <text:p>0,032644999783263</text:p>
          </table:table-cell>
          <table:table-cell table:number-columns-repeated="1010"/>
        </table:table-row>
        <table:table-row table:style-name="ro1">
          <table:table-cell office:value-type="float" office:value="-16" calcext:value-type="float">
            <text:p>-16</text:p>
          </table:table-cell>
          <table:table-cell table:formula="of:=[rf.A215]*analyze_resolution" office:value-type="float" office:value="-2.4" calcext:value-type="float">
            <text:p>-2,4</text:p>
          </table:table-cell>
          <table:table-cell table:formula="of:=RADIANS(-[rf.B215])" office:value-type="float" office:value="0.0418879020478639" calcext:value-type="float">
            <text:p>0,041887902047864</text:p>
          </table:table-cell>
          <table:table-cell table:formula="of:=COS([rf.$B$6])*servo_saver_arm_length*COS([rf.C215])-SIN([rf.$B$6])*servo_saver_arm_length*SIN([rf.C215])+[rf.$B$24]" office:value-type="float" office:value="358.985965281582" calcext:value-type="float">
            <text:p>358,985965281582</text:p>
          </table:table-cell>
          <table:table-cell table:formula="of:=COS([rf.$B$6])*servo_saver_arm_length*SIN([rf.C215])+SIN([rf.$B$6])*servo_saver_arm_length*COS([rf.C215])+[rf.$C$24]" office:value-type="float" office:value="0.670010459667194" calcext:value-type="float">
            <text:p>0,670010459667194</text:p>
          </table:table-cell>
          <table:table-cell table:formula="of:=[$rf.D215]-[$rf.$B$14]" office:value-type="float" office:value="58.9859652815817" calcext:value-type="float">
            <text:p>58,9859652815817</text:p>
          </table:table-cell>
          <table:table-cell table:formula="of:=[rf.E215]-[$rf.$C$14]" office:value-type="float" office:value="90.6700104596672" calcext:value-type="float">
            <text:p>90,6700104596672</text:p>
          </table:table-cell>
          <table:table-cell table:style-name="Default" table:formula="of:=SQRT([rf.F215]^2+[rf.G215]^2)" office:value-type="float" office:value="108.168363660343" calcext:value-type="float">
            <text:p>108,168363660343</text:p>
          </table:table-cell>
          <table:table-cell table:formula="of:=([rf.H215]^2-[rf.$B$42]^2+[rf.$B$43]^2)/(2*[rf.H215])" office:value-type="float" office:value="5.11146202373346" calcext:value-type="float">
            <text:p>5,11146202373346</text:p>
          </table:table-cell>
          <table:table-cell table:formula="of:=ACOS([rf.I215]/[rf.$B$43])" office:value-type="float" office:value="1.31235588216413" calcext:value-type="float">
            <text:p>1,31235588216413</text:p>
          </table:table-cell>
          <table:table-cell table:style-name="ce17" table:formula="of:=ASIN([rf.F215]/[rf.H215])" office:value-type="float" office:value="0.576766338589434" calcext:value-type="float">
            <text:p>0,576766338589434</text:p>
          </table:table-cell>
          <table:table-cell table:style-name="ce17" table:formula="of:=IF(0.5*PI()-[rf.$B$9]&gt;[rf.K215];1;-1)" office:value-type="float" office:value="1" calcext:value-type="float">
            <text:p>1</text:p>
          </table:table-cell>
          <table:table-cell table:style-name="ce17" table:formula="of:=0.5*PI()-([rf.J215]*[rf.L215]+[rf.K215])" office:value-type="float" office:value="-0.318325893958663" calcext:value-type="float">
            <text:p>-0,318325893958663</text:p>
          </table:table-cell>
          <table:table-cell table:style-name="ce17" table:formula="of:=[rf.M215]-[rf.$B$8]" office:value-type="float" office:value="0.0307399564402031" calcext:value-type="float">
            <text:p>0,030739956440203</text:p>
          </table:table-cell>
          <table:table-cell table:number-columns-repeated="1010"/>
        </table:table-row>
        <table:table-row table:style-name="ro1">
          <table:table-cell office:value-type="float" office:value="-15" calcext:value-type="float">
            <text:p>-15</text:p>
          </table:table-cell>
          <table:table-cell table:formula="of:=[rf.A216]*analyze_resolution" office:value-type="float" office:value="-2.25" calcext:value-type="float">
            <text:p>-2,25</text:p>
          </table:table-cell>
          <table:table-cell table:formula="of:=RADIANS(-[rf.B216])" office:value-type="float" office:value="0.0392699081698724" calcext:value-type="float">
            <text:p>0,039269908169873</text:p>
          </table:table-cell>
          <table:table-cell table:formula="of:=COS([rf.$B$6])*servo_saver_arm_length*COS([rf.C216])-SIN([rf.$B$6])*servo_saver_arm_length*SIN([rf.C216])+[rf.$B$24]" office:value-type="float" office:value="358.987664579852" calcext:value-type="float">
            <text:p>358,987664579852</text:p>
          </table:table-cell>
          <table:table-cell table:formula="of:=COS([rf.$B$6])*servo_saver_arm_length*SIN([rf.C216])+SIN([rf.$B$6])*servo_saver_arm_length*COS([rf.C216])+[rf.$C$24]" office:value-type="float" office:value="0.628157052145098" calcext:value-type="float">
            <text:p>0,628157052145098</text:p>
          </table:table-cell>
          <table:table-cell table:formula="of:=[$rf.D216]-[$rf.$B$14]" office:value-type="float" office:value="58.9876645798516" calcext:value-type="float">
            <text:p>58,9876645798516</text:p>
          </table:table-cell>
          <table:table-cell table:formula="of:=[rf.E216]-[$rf.$C$14]" office:value-type="float" office:value="90.6281570521451" calcext:value-type="float">
            <text:p>90,6281570521451</text:p>
          </table:table-cell>
          <table:table-cell table:style-name="Default" table:formula="of:=SQRT([rf.F216]^2+[rf.G216]^2)" office:value-type="float" office:value="108.134210235491" calcext:value-type="float">
            <text:p>108,134210235491</text:p>
          </table:table-cell>
          <table:table-cell table:formula="of:=([rf.H216]^2-[rf.$B$42]^2+[rf.$B$43]^2)/(2*[rf.H216])" office:value-type="float" office:value="5.07891762442068" calcext:value-type="float">
            <text:p>5,07891762442068</text:p>
          </table:table-cell>
          <table:table-cell table:formula="of:=ACOS([rf.I216]/[rf.$B$43])" office:value-type="float" office:value="1.31403862540452" calcext:value-type="float">
            <text:p>1,31403862540452</text:p>
          </table:table-cell>
          <table:table-cell table:style-name="ce17" table:formula="of:=ASIN([rf.F216]/[rf.H216])" office:value-type="float" office:value="0.576990576103224" calcext:value-type="float">
            <text:p>0,576990576103224</text:p>
          </table:table-cell>
          <table:table-cell table:style-name="ce17" table:formula="of:=IF(0.5*PI()-[rf.$B$9]&gt;[rf.K216];1;-1)" office:value-type="float" office:value="1" calcext:value-type="float">
            <text:p>1</text:p>
          </table:table-cell>
          <table:table-cell table:style-name="ce17" table:formula="of:=0.5*PI()-([rf.J216]*[rf.L216]+[rf.K216])" office:value-type="float" office:value="-0.32023287471285" calcext:value-type="float">
            <text:p>-0,32023287471285</text:p>
          </table:table-cell>
          <table:table-cell table:style-name="ce17" table:formula="of:=[rf.M216]-[rf.$B$8]" office:value-type="float" office:value="0.0288329756860159" calcext:value-type="float">
            <text:p>0,028832975686016</text:p>
          </table:table-cell>
          <table:table-cell table:number-columns-repeated="1010"/>
        </table:table-row>
        <table:table-row table:style-name="ro1">
          <table:table-cell office:value-type="float" office:value="-14" calcext:value-type="float">
            <text:p>-14</text:p>
          </table:table-cell>
          <table:table-cell table:formula="of:=[rf.A217]*analyze_resolution" office:value-type="float" office:value="-2.1" calcext:value-type="float">
            <text:p>-2,1</text:p>
          </table:table-cell>
          <table:table-cell table:formula="of:=RADIANS(-[rf.B217])" office:value-type="float" office:value="0.0366519142918809" calcext:value-type="float">
            <text:p>0,036651914291881</text:p>
          </table:table-cell>
          <table:table-cell table:formula="of:=COS([rf.$B$6])*servo_saver_arm_length*COS([rf.C217])-SIN([rf.$B$6])*servo_saver_arm_length*SIN([rf.C217])+[rf.$B$24]" office:value-type="float" office:value="358.989254300459" calcext:value-type="float">
            <text:p>358,989254300459</text:p>
          </table:table-cell>
          <table:table-cell table:formula="of:=COS([rf.$B$6])*servo_saver_arm_length*SIN([rf.C217])+SIN([rf.$B$6])*servo_saver_arm_length*COS([rf.C217])+[rf.$C$24]" office:value-type="float" office:value="0.5862993393049" calcext:value-type="float">
            <text:p>0,5862993393049</text:p>
          </table:table-cell>
          <table:table-cell table:formula="of:=[$rf.D217]-[$rf.$B$14]" office:value-type="float" office:value="58.9892543004585" calcext:value-type="float">
            <text:p>58,9892543004585</text:p>
          </table:table-cell>
          <table:table-cell table:formula="of:=[rf.E217]-[$rf.$C$14]" office:value-type="float" office:value="90.5862993393049" calcext:value-type="float">
            <text:p>90,5862993393049</text:p>
          </table:table-cell>
          <table:table-cell table:style-name="Default" table:formula="of:=SQRT([rf.F217]^2+[rf.G217]^2)" office:value-type="float" office:value="108.099998847892" calcext:value-type="float">
            <text:p>108,099998847892</text:p>
          </table:table-cell>
          <table:table-cell table:formula="of:=([rf.H217]^2-[rf.$B$42]^2+[rf.$B$43]^2)/(2*[rf.H217])" office:value-type="float" office:value="5.04630819437759" calcext:value-type="float">
            <text:p>5,04630819437759</text:p>
          </table:table-cell>
          <table:table-cell table:formula="of:=ACOS([rf.I217]/[rf.$B$43])" office:value-type="float" office:value="1.31572398578031" calcext:value-type="float">
            <text:p>1,31572398578031</text:p>
          </table:table-cell>
          <table:table-cell table:style-name="ce17" table:formula="of:=ASIN([rf.F217]/[rf.H217])" office:value-type="float" office:value="0.577214127591069" calcext:value-type="float">
            <text:p>0,577214127591069</text:p>
          </table:table-cell>
          <table:table-cell table:style-name="ce17" table:formula="of:=IF(0.5*PI()-[rf.$B$9]&gt;[rf.K217];1;-1)" office:value-type="float" office:value="1" calcext:value-type="float">
            <text:p>1</text:p>
          </table:table-cell>
          <table:table-cell table:style-name="ce17" table:formula="of:=0.5*PI()-([rf.J217]*[rf.L217]+[rf.K217])" office:value-type="float" office:value="-0.32214178657648" calcext:value-type="float">
            <text:p>-0,32214178657648</text:p>
          </table:table-cell>
          <table:table-cell table:style-name="ce17" table:formula="of:=[rf.M217]-[rf.$B$8]" office:value-type="float" office:value="0.0269240638223862" calcext:value-type="float">
            <text:p>0,026924063822386</text:p>
          </table:table-cell>
          <table:table-cell table:number-columns-repeated="1010"/>
        </table:table-row>
        <table:table-row table:style-name="ro1">
          <table:table-cell office:value-type="float" office:value="-13" calcext:value-type="float">
            <text:p>-13</text:p>
          </table:table-cell>
          <table:table-cell table:formula="of:=[rf.A218]*analyze_resolution" office:value-type="float" office:value="-1.95" calcext:value-type="float">
            <text:p>-1,95</text:p>
          </table:table-cell>
          <table:table-cell table:formula="of:=RADIANS(-[rf.B218])" office:value-type="float" office:value="0.0340339204138894" calcext:value-type="float">
            <text:p>0,03403392041389</text:p>
          </table:table-cell>
          <table:table-cell table:formula="of:=COS([rf.$B$6])*servo_saver_arm_length*COS([rf.C218])-SIN([rf.$B$6])*servo_saver_arm_length*SIN([rf.C218])+[rf.$B$24]" office:value-type="float" office:value="358.990734432507" calcext:value-type="float">
            <text:p>358,990734432507</text:p>
          </table:table-cell>
          <table:table-cell table:formula="of:=COS([rf.$B$6])*servo_saver_arm_length*SIN([rf.C218])+SIN([rf.$B$6])*servo_saver_arm_length*COS([rf.C218])+[rf.$C$24]" office:value-type="float" office:value="0.544437608034679" calcext:value-type="float">
            <text:p>0,544437608034679</text:p>
          </table:table-cell>
          <table:table-cell table:formula="of:=[$rf.D218]-[$rf.$B$14]" office:value-type="float" office:value="58.9907344325068" calcext:value-type="float">
            <text:p>58,9907344325068</text:p>
          </table:table-cell>
          <table:table-cell table:formula="of:=[rf.E218]-[$rf.$C$14]" office:value-type="float" office:value="90.5444376080347" calcext:value-type="float">
            <text:p>90,5444376080347</text:p>
          </table:table-cell>
          <table:table-cell table:style-name="Default" table:formula="of:=SQRT([rf.F218]^2+[rf.G218]^2)" office:value-type="float" office:value="108.06572967709" calcext:value-type="float">
            <text:p>108,06572967709</text:p>
          </table:table-cell>
          <table:table-cell table:formula="of:=([rf.H218]^2-[rf.$B$42]^2+[rf.$B$43]^2)/(2*[rf.H218])" office:value-type="float" office:value="5.01363384563299" calcext:value-type="float">
            <text:p>5,01363384563299</text:p>
          </table:table-cell>
          <table:table-cell table:formula="of:=ACOS([rf.I218]/[rf.$B$43])" office:value-type="float" office:value="1.3174119588293" calcext:value-type="float">
            <text:p>1,3174119588293</text:p>
          </table:table-cell>
          <table:table-cell table:style-name="ce17" table:formula="of:=ASIN([rf.F218]/[rf.H218])" office:value-type="float" office:value="0.577436991238836" calcext:value-type="float">
            <text:p>0,577436991238836</text:p>
          </table:table-cell>
          <table:table-cell table:style-name="ce17" table:formula="of:=IF(0.5*PI()-[rf.$B$9]&gt;[rf.K218];1;-1)" office:value-type="float" office:value="1" calcext:value-type="float">
            <text:p>1</text:p>
          </table:table-cell>
          <table:table-cell table:style-name="ce17" table:formula="of:=0.5*PI()-([rf.J218]*[rf.L218]+[rf.K218])" office:value-type="float" office:value="-0.324052623273235" calcext:value-type="float">
            <text:p>-0,324052623273235</text:p>
          </table:table-cell>
          <table:table-cell table:style-name="ce17" table:formula="of:=[rf.M218]-[rf.$B$8]" office:value-type="float" office:value="0.0250132271256304" calcext:value-type="float">
            <text:p>0,025013227125631</text:p>
          </table:table-cell>
          <table:table-cell table:number-columns-repeated="1010"/>
        </table:table-row>
        <table:table-row table:style-name="ro1">
          <table:table-cell office:value-type="float" office:value="-12" calcext:value-type="float">
            <text:p>-12</text:p>
          </table:table-cell>
          <table:table-cell table:formula="of:=[rf.A219]*analyze_resolution" office:value-type="float" office:value="-1.8" calcext:value-type="float">
            <text:p>-1,8</text:p>
          </table:table-cell>
          <table:table-cell table:formula="of:=RADIANS(-[rf.B219])" office:value-type="float" office:value="0.0314159265358979" calcext:value-type="float">
            <text:p>0,031415926535898</text:p>
          </table:table-cell>
          <table:table-cell table:formula="of:=COS([rf.$B$6])*servo_saver_arm_length*COS([rf.C219])-SIN([rf.$B$6])*servo_saver_arm_length*SIN([rf.C219])+[rf.$B$24]" office:value-type="float" office:value="358.992104965852" calcext:value-type="float">
            <text:p>358,992104965852</text:p>
          </table:table-cell>
          <table:table-cell table:formula="of:=COS([rf.$B$6])*servo_saver_arm_length*SIN([rf.C219])+SIN([rf.$B$6])*servo_saver_arm_length*COS([rf.C219])+[rf.$C$24]" office:value-type="float" office:value="0.502572145250053" calcext:value-type="float">
            <text:p>0,502572145250053</text:p>
          </table:table-cell>
          <table:table-cell table:formula="of:=[$rf.D219]-[$rf.$B$14]" office:value-type="float" office:value="58.9921049658517" calcext:value-type="float">
            <text:p>58,9921049658517</text:p>
          </table:table-cell>
          <table:table-cell table:formula="of:=[rf.E219]-[$rf.$C$14]" office:value-type="float" office:value="90.5025721452501" calcext:value-type="float">
            <text:p>90,5025721452501</text:p>
          </table:table-cell>
          <table:table-cell table:style-name="Default" table:formula="of:=SQRT([rf.F219]^2+[rf.G219]^2)" office:value-type="float" office:value="108.031402903083" calcext:value-type="float">
            <text:p>108,031402903083</text:p>
          </table:table-cell>
          <table:table-cell table:formula="of:=([rf.H219]^2-[rf.$B$42]^2+[rf.$B$43]^2)/(2*[rf.H219])" office:value-type="float" office:value="4.98089469066722" calcext:value-type="float">
            <text:p>4,98089469066722</text:p>
          </table:table-cell>
          <table:table-cell table:formula="of:=ACOS([rf.I219]/[rf.$B$43])" office:value-type="float" office:value="1.31910254011517" calcext:value-type="float">
            <text:p>1,31910254011517</text:p>
          </table:table-cell>
          <table:table-cell table:style-name="ce17" table:formula="of:=ASIN([rf.F219]/[rf.H219])" office:value-type="float" office:value="0.577659165231868" calcext:value-type="float">
            <text:p>0,577659165231868</text:p>
          </table:table-cell>
          <table:table-cell table:style-name="ce17" table:formula="of:=IF(0.5*PI()-[rf.$B$9]&gt;[rf.K219];1;-1)" office:value-type="float" office:value="1" calcext:value-type="float">
            <text:p>1</text:p>
          </table:table-cell>
          <table:table-cell table:style-name="ce17" table:formula="of:=0.5*PI()-([rf.J219]*[rf.L219]+[rf.K219])" office:value-type="float" office:value="-0.325965378552137" calcext:value-type="float">
            <text:p>-0,325965378552137</text:p>
          </table:table-cell>
          <table:table-cell table:style-name="ce17" table:formula="of:=[rf.M219]-[rf.$B$8]" office:value-type="float" office:value="0.0231004718467291" calcext:value-type="float">
            <text:p>0,023100471846729</text:p>
          </table:table-cell>
          <table:table-cell table:number-columns-repeated="1010"/>
        </table:table-row>
        <table:table-row table:style-name="ro1">
          <table:table-cell office:value-type="float" office:value="-11" calcext:value-type="float">
            <text:p>-11</text:p>
          </table:table-cell>
          <table:table-cell table:formula="of:=[rf.A220]*analyze_resolution" office:value-type="float" office:value="-1.65" calcext:value-type="float">
            <text:p>-1,65</text:p>
          </table:table-cell>
          <table:table-cell table:formula="of:=RADIANS(-[rf.B220])" office:value-type="float" office:value="0.0287979326579064" calcext:value-type="float">
            <text:p>0,028797932657907</text:p>
          </table:table-cell>
          <table:table-cell table:formula="of:=COS([rf.$B$6])*servo_saver_arm_length*COS([rf.C220])-SIN([rf.$B$6])*servo_saver_arm_length*SIN([rf.C220])+[rf.$B$24]" office:value-type="float" office:value="358.9933658911" calcext:value-type="float">
            <text:p>358,9933658911</text:p>
          </table:table-cell>
          <table:table-cell table:formula="of:=COS([rf.$B$6])*servo_saver_arm_length*SIN([rf.C220])+SIN([rf.$B$6])*servo_saver_arm_length*COS([rf.C220])+[rf.$C$24]" office:value-type="float" office:value="0.460703237892215" calcext:value-type="float">
            <text:p>0,460703237892215</text:p>
          </table:table-cell>
          <table:table-cell table:formula="of:=[$rf.D220]-[$rf.$B$14]" office:value-type="float" office:value="58.9933658910998" calcext:value-type="float">
            <text:p>58,9933658910998</text:p>
          </table:table-cell>
          <table:table-cell table:formula="of:=[rf.E220]-[$rf.$C$14]" office:value-type="float" office:value="90.4607032378922" calcext:value-type="float">
            <text:p>90,4607032378922</text:p>
          </table:table-cell>
          <table:table-cell table:style-name="Default" table:formula="of:=SQRT([rf.F220]^2+[rf.G220]^2)" office:value-type="float" office:value="107.997018706329" calcext:value-type="float">
            <text:p>107,997018706329</text:p>
          </table:table-cell>
          <table:table-cell table:formula="of:=([rf.H220]^2-[rf.$B$42]^2+[rf.$B$43]^2)/(2*[rf.H220])" office:value-type="float" office:value="4.94809084241363" calcext:value-type="float">
            <text:p>4,94809084241363</text:p>
          </table:table-cell>
          <table:table-cell table:formula="of:=ACOS([rf.I220]/[rf.$B$43])" office:value-type="float" office:value="1.32079572522742" calcext:value-type="float">
            <text:p>1,32079572522742</text:p>
          </table:table-cell>
          <table:table-cell table:style-name="ce17" table:formula="of:=ASIN([rf.F220]/[rf.H220])" office:value-type="float" office:value="0.577880647754988" calcext:value-type="float">
            <text:p>0,577880647754988</text:p>
          </table:table-cell>
          <table:table-cell table:style-name="ce17" table:formula="of:=IF(0.5*PI()-[rf.$B$9]&gt;[rf.K220];1;-1)" office:value-type="float" office:value="1" calcext:value-type="float">
            <text:p>1</text:p>
          </table:table-cell>
          <table:table-cell table:style-name="ce17" table:formula="of:=0.5*PI()-([rf.J220]*[rf.L220]+[rf.K220])" office:value-type="float" office:value="-0.327880046187508" calcext:value-type="float">
            <text:p>-0,327880046187508</text:p>
          </table:table-cell>
          <table:table-cell table:style-name="ce17" table:formula="of:=[rf.M220]-[rf.$B$8]" office:value-type="float" office:value="0.0211858042113577" calcext:value-type="float">
            <text:p>0,021185804211358</text:p>
          </table:table-cell>
          <table:table-cell table:number-columns-repeated="1010"/>
        </table:table-row>
        <table:table-row table:style-name="ro1">
          <table:table-cell office:value-type="float" office:value="-10" calcext:value-type="float">
            <text:p>-10</text:p>
          </table:table-cell>
          <table:table-cell table:formula="of:=[rf.A221]*analyze_resolution" office:value-type="float" office:value="-1.5" calcext:value-type="float">
            <text:p>-1,5</text:p>
          </table:table-cell>
          <table:table-cell table:formula="of:=RADIANS(-[rf.B221])" office:value-type="float" office:value="0.0261799387799149" calcext:value-type="float">
            <text:p>0,026179938779915</text:p>
          </table:table-cell>
          <table:table-cell table:formula="of:=COS([rf.$B$6])*servo_saver_arm_length*COS([rf.C221])-SIN([rf.$B$6])*servo_saver_arm_length*SIN([rf.C221])+[rf.$B$24]" office:value-type="float" office:value="358.994517199609" calcext:value-type="float">
            <text:p>358,994517199609</text:p>
          </table:table-cell>
          <table:table-cell table:formula="of:=COS([rf.$B$6])*servo_saver_arm_length*SIN([rf.C221])+SIN([rf.$B$6])*servo_saver_arm_length*COS([rf.C221])+[rf.$C$24]" office:value-type="float" office:value="0.41883117292597" calcext:value-type="float">
            <text:p>0,41883117292597</text:p>
          </table:table-cell>
          <table:table-cell table:formula="of:=[$rf.D221]-[$rf.$B$14]" office:value-type="float" office:value="58.9945171996089" calcext:value-type="float">
            <text:p>58,9945171996089</text:p>
          </table:table-cell>
          <table:table-cell table:formula="of:=[rf.E221]-[$rf.$C$14]" office:value-type="float" office:value="90.418831172926" calcext:value-type="float">
            <text:p>90,418831172926</text:p>
          </table:table-cell>
          <table:table-cell table:style-name="Default" table:formula="of:=SQRT([rf.F221]^2+[rf.G221]^2)" office:value-type="float" office:value="107.962577267741" calcext:value-type="float">
            <text:p>107,962577267741</text:p>
          </table:table-cell>
          <table:table-cell table:formula="of:=([rf.H221]^2-[rf.$B$42]^2+[rf.$B$43]^2)/(2*[rf.H221])" office:value-type="float" office:value="4.9152224142601" calcext:value-type="float">
            <text:p>4,9152224142601</text:p>
          </table:table-cell>
          <table:table-cell table:formula="of:=ACOS([rf.I221]/[rf.$B$43])" office:value-type="float" office:value="1.32249150978134" calcext:value-type="float">
            <text:p>1,32249150978134</text:p>
          </table:table-cell>
          <table:table-cell table:style-name="ce17" table:formula="of:=ASIN([rf.F221]/[rf.H221])" office:value-type="float" office:value="0.578101436992508" calcext:value-type="float">
            <text:p>0,578101436992508</text:p>
          </table:table-cell>
          <table:table-cell table:style-name="ce17" table:formula="of:=IF(0.5*PI()-[rf.$B$9]&gt;[rf.K221];1;-1)" office:value-type="float" office:value="1" calcext:value-type="float">
            <text:p>1</text:p>
          </table:table-cell>
          <table:table-cell table:style-name="ce17" table:formula="of:=0.5*PI()-([rf.J221]*[rf.L221]+[rf.K221])" office:value-type="float" office:value="-0.329796619978949" calcext:value-type="float">
            <text:p>-0,329796619978949</text:p>
          </table:table-cell>
          <table:table-cell table:style-name="ce17" table:formula="of:=[rf.M221]-[rf.$B$8]" office:value-type="float" office:value="0.0192692304199164" calcext:value-type="float">
            <text:p>0,019269230419916</text:p>
          </table:table-cell>
          <table:table-cell table:number-columns-repeated="1010"/>
        </table:table-row>
        <table:table-row table:style-name="ro1">
          <table:table-cell office:value-type="float" office:value="-9" calcext:value-type="float">
            <text:p>-9</text:p>
          </table:table-cell>
          <table:table-cell table:formula="of:=[rf.A222]*analyze_resolution" office:value-type="float" office:value="-1.35" calcext:value-type="float">
            <text:p>-1,35</text:p>
          </table:table-cell>
          <table:table-cell table:formula="of:=RADIANS(-[rf.B222])" office:value-type="float" office:value="0.0235619449019234" calcext:value-type="float">
            <text:p>0,023561944901924</text:p>
          </table:table-cell>
          <table:table-cell table:formula="of:=COS([rf.$B$6])*servo_saver_arm_length*COS([rf.C222])-SIN([rf.$B$6])*servo_saver_arm_length*SIN([rf.C222])+[rf.$B$24]" office:value-type="float" office:value="358.995558883488" calcext:value-type="float">
            <text:p>358,995558883488</text:p>
          </table:table-cell>
          <table:table-cell table:formula="of:=COS([rf.$B$6])*servo_saver_arm_length*SIN([rf.C222])+SIN([rf.$B$6])*servo_saver_arm_length*COS([rf.C222])+[rf.$C$24]" office:value-type="float" office:value="0.376956237337762" calcext:value-type="float">
            <text:p>0,376956237337762</text:p>
          </table:table-cell>
          <table:table-cell table:formula="of:=[$rf.D222]-[$rf.$B$14]" office:value-type="float" office:value="58.995558883488" calcext:value-type="float">
            <text:p>58,995558883488</text:p>
          </table:table-cell>
          <table:table-cell table:formula="of:=[rf.E222]-[$rf.$C$14]" office:value-type="float" office:value="90.3769562373378" calcext:value-type="float">
            <text:p>90,3769562373378</text:p>
          </table:table-cell>
          <table:table-cell table:style-name="Default" table:formula="of:=SQRT([rf.F222]^2+[rf.G222]^2)" office:value-type="float" office:value="107.928078768691" calcext:value-type="float">
            <text:p>107,928078768691</text:p>
          </table:table-cell>
          <table:table-cell table:formula="of:=([rf.H222]^2-[rf.$B$42]^2+[rf.$B$43]^2)/(2*[rf.H222])" office:value-type="float" office:value="4.88228952005037" calcext:value-type="float">
            <text:p>4,88228952005037</text:p>
          </table:table-cell>
          <table:table-cell table:formula="of:=ACOS([rf.I222]/[rf.$B$43])" office:value-type="float" office:value="1.32418988941797" calcext:value-type="float">
            <text:p>1,32418988941797</text:p>
          </table:table-cell>
          <table:table-cell table:style-name="ce17" table:formula="of:=ASIN([rf.F222]/[rf.H222])" office:value-type="float" office:value="0.578321531128237" calcext:value-type="float">
            <text:p>0,578321531128237</text:p>
          </table:table-cell>
          <table:table-cell table:style-name="ce17" table:formula="of:=IF(0.5*PI()-[rf.$B$9]&gt;[rf.K222];1;-1)" office:value-type="float" office:value="1" calcext:value-type="float">
            <text:p>1</text:p>
          </table:table-cell>
          <table:table-cell table:style-name="ce17" table:formula="of:=0.5*PI()-([rf.J222]*[rf.L222]+[rf.K222])" office:value-type="float" office:value="-0.331715093751308" calcext:value-type="float">
            <text:p>-0,331715093751308</text:p>
          </table:table-cell>
          <table:table-cell table:style-name="ce17" table:formula="of:=[rf.M222]-[rf.$B$8]" office:value-type="float" office:value="0.0173507566475574" calcext:value-type="float">
            <text:p>0,017350756647558</text:p>
          </table:table-cell>
          <table:table-cell table:number-columns-repeated="1010"/>
        </table:table-row>
        <table:table-row table:style-name="ro1">
          <table:table-cell office:value-type="float" office:value="-8" calcext:value-type="float">
            <text:p>-8</text:p>
          </table:table-cell>
          <table:table-cell table:formula="of:=[rf.A223]*analyze_resolution" office:value-type="float" office:value="-1.2" calcext:value-type="float">
            <text:p>-1,2</text:p>
          </table:table-cell>
          <table:table-cell table:formula="of:=RADIANS(-[rf.B223])" office:value-type="float" office:value="0.020943951023932" calcext:value-type="float">
            <text:p>0,020943951023932</text:p>
          </table:table-cell>
          <table:table-cell table:formula="of:=COS([rf.$B$6])*servo_saver_arm_length*COS([rf.C223])-SIN([rf.$B$6])*servo_saver_arm_length*SIN([rf.C223])+[rf.$B$24]" office:value-type="float" office:value="358.996490935598" calcext:value-type="float">
            <text:p>358,996490935598</text:p>
          </table:table-cell>
          <table:table-cell table:formula="of:=COS([rf.$B$6])*servo_saver_arm_length*SIN([rf.C223])+SIN([rf.$B$6])*servo_saver_arm_length*COS([rf.C223])+[rf.$C$24]" office:value-type="float" office:value="0.335078718133711" calcext:value-type="float">
            <text:p>0,335078718133711</text:p>
          </table:table-cell>
          <table:table-cell table:formula="of:=[$rf.D223]-[$rf.$B$14]" office:value-type="float" office:value="58.9964909355975" calcext:value-type="float">
            <text:p>58,9964909355975</text:p>
          </table:table-cell>
          <table:table-cell table:formula="of:=[rf.E223]-[$rf.$C$14]" office:value-type="float" office:value="90.3350787181337" calcext:value-type="float">
            <text:p>90,3350787181337</text:p>
          </table:table-cell>
          <table:table-cell table:style-name="Default" table:formula="of:=SQRT([rf.F223]^2+[rf.G223]^2)" office:value-type="float" office:value="107.893523391006" calcext:value-type="float">
            <text:p>107,893523391006</text:p>
          </table:table-cell>
          <table:table-cell table:formula="of:=([rf.H223]^2-[rf.$B$42]^2+[rf.$B$43]^2)/(2*[rf.H223])" office:value-type="float" office:value="4.84929227408579" calcext:value-type="float">
            <text:p>4,84929227408579</text:p>
          </table:table-cell>
          <table:table-cell table:formula="of:=ACOS([rf.I223]/[rf.$B$43])" office:value-type="float" office:value="1.32589085980405" calcext:value-type="float">
            <text:p>1,32589085980405</text:p>
          </table:table-cell>
          <table:table-cell table:style-name="ce17" table:formula="of:=ASIN([rf.F223]/[rf.H223])" office:value-type="float" office:value="0.578540928345493" calcext:value-type="float">
            <text:p>0,578540928345493</text:p>
          </table:table-cell>
          <table:table-cell table:style-name="ce17" table:formula="of:=IF(0.5*PI()-[rf.$B$9]&gt;[rf.K223];1;-1)" office:value-type="float" office:value="1" calcext:value-type="float">
            <text:p>1</text:p>
          </table:table-cell>
          <table:table-cell table:style-name="ce17" table:formula="of:=0.5*PI()-([rf.J223]*[rf.L223]+[rf.K223])" office:value-type="float" office:value="-0.333635461354642" calcext:value-type="float">
            <text:p>-0,333635461354642</text:p>
          </table:table-cell>
          <table:table-cell table:style-name="ce17" table:formula="of:=[rf.M223]-[rf.$B$8]" office:value-type="float" office:value="0.0154303890442237" calcext:value-type="float">
            <text:p>0,015430389044224</text:p>
          </table:table-cell>
          <table:table-cell table:number-columns-repeated="1010"/>
        </table:table-row>
        <table:table-row table:style-name="ro1">
          <table:table-cell office:value-type="float" office:value="-7" calcext:value-type="float">
            <text:p>-7</text:p>
          </table:table-cell>
          <table:table-cell table:formula="of:=[rf.A224]*analyze_resolution" office:value-type="float" office:value="-1.05" calcext:value-type="float">
            <text:p>-1,05</text:p>
          </table:table-cell>
          <table:table-cell table:formula="of:=RADIANS(-[rf.B224])" office:value-type="float" office:value="0.0183259571459405" calcext:value-type="float">
            <text:p>0,018325957145941</text:p>
          </table:table-cell>
          <table:table-cell table:formula="of:=COS([rf.$B$6])*servo_saver_arm_length*COS([rf.C224])-SIN([rf.$B$6])*servo_saver_arm_length*SIN([rf.C224])+[rf.$B$24]" office:value-type="float" office:value="358.997313349549" calcext:value-type="float">
            <text:p>358,997313349549</text:p>
          </table:table-cell>
          <table:table-cell table:formula="of:=COS([rf.$B$6])*servo_saver_arm_length*SIN([rf.C224])+SIN([rf.$B$6])*servo_saver_arm_length*COS([rf.C224])+[rf.$C$24]" office:value-type="float" office:value="0.293198902337645" calcext:value-type="float">
            <text:p>0,293198902337645</text:p>
          </table:table-cell>
          <table:table-cell table:formula="of:=[$rf.D224]-[$rf.$B$14]" office:value-type="float" office:value="58.9973133495493" calcext:value-type="float">
            <text:p>58,9973133495493</text:p>
          </table:table-cell>
          <table:table-cell table:formula="of:=[rf.E224]-[$rf.$C$14]" office:value-type="float" office:value="90.2931989023377" calcext:value-type="float">
            <text:p>90,2931989023377</text:p>
          </table:table-cell>
          <table:table-cell table:style-name="Default" table:formula="of:=SQRT([rf.F224]^2+[rf.G224]^2)" office:value-type="float" office:value="107.85891131697" calcext:value-type="float">
            <text:p>107,85891131697</text:p>
          </table:table-cell>
          <table:table-cell table:formula="of:=([rf.H224]^2-[rf.$B$42]^2+[rf.$B$43]^2)/(2*[rf.H224])" office:value-type="float" office:value="4.81623079112653" calcext:value-type="float">
            <text:p>4,81623079112653</text:p>
          </table:table-cell>
          <table:table-cell table:formula="of:=ACOS([rf.I224]/[rf.$B$43])" office:value-type="float" office:value="1.32759441663199" calcext:value-type="float">
            <text:p>1,32759441663199</text:p>
          </table:table-cell>
          <table:table-cell table:style-name="ce17" table:formula="of:=ASIN([rf.F224]/[rf.H224])" office:value-type="float" office:value="0.578759626827103" calcext:value-type="float">
            <text:p>0,578759626827103</text:p>
          </table:table-cell>
          <table:table-cell table:style-name="ce17" table:formula="of:=IF(0.5*PI()-[rf.$B$9]&gt;[rf.K224];1;-1)" office:value-type="float" office:value="1" calcext:value-type="float">
            <text:p>1</text:p>
          </table:table-cell>
          <table:table-cell table:style-name="ce17" table:formula="of:=0.5*PI()-([rf.J224]*[rf.L224]+[rf.K224])" office:value-type="float" office:value="-0.335557716664194" calcext:value-type="float">
            <text:p>-0,335557716664194</text:p>
          </table:table-cell>
          <table:table-cell table:style-name="ce17" table:formula="of:=[rf.M224]-[rf.$B$8]" office:value-type="float" office:value="0.0135081337346716" calcext:value-type="float">
            <text:p>0,013508133734672</text:p>
          </table:table-cell>
          <table:table-cell table:number-columns-repeated="1010"/>
        </table:table-row>
        <table:table-row table:style-name="ro1">
          <table:table-cell office:value-type="float" office:value="-6" calcext:value-type="float">
            <text:p>-6</text:p>
          </table:table-cell>
          <table:table-cell table:formula="of:=[rf.A225]*analyze_resolution" office:value-type="float" office:value="-0.9" calcext:value-type="float">
            <text:p>-0,9</text:p>
          </table:table-cell>
          <table:table-cell table:formula="of:=RADIANS(-[rf.B225])" office:value-type="float" office:value="0.015707963267949" calcext:value-type="float">
            <text:p>0,015707963267949</text:p>
          </table:table-cell>
          <table:table-cell table:formula="of:=COS([rf.$B$6])*servo_saver_arm_length*COS([rf.C225])-SIN([rf.$B$6])*servo_saver_arm_length*SIN([rf.C225])+[rf.$B$24]" office:value-type="float" office:value="358.998026119707" calcext:value-type="float">
            <text:p>358,998026119707</text:p>
          </table:table-cell>
          <table:table-cell table:formula="of:=COS([rf.$B$6])*servo_saver_arm_length*SIN([rf.C225])+SIN([rf.$B$6])*servo_saver_arm_length*COS([rf.C225])+[rf.$C$24]" office:value-type="float" office:value="0.251317076989131" calcext:value-type="float">
            <text:p>0,251317076989131</text:p>
          </table:table-cell>
          <table:table-cell table:formula="of:=[$rf.D225]-[$rf.$B$14]" office:value-type="float" office:value="58.9980261197066" calcext:value-type="float">
            <text:p>58,9980261197066</text:p>
          </table:table-cell>
          <table:table-cell table:formula="of:=[rf.E225]-[$rf.$C$14]" office:value-type="float" office:value="90.2513170769891" calcext:value-type="float">
            <text:p>90,2513170769891</text:p>
          </table:table-cell>
          <table:table-cell table:style-name="Default" table:formula="of:=SQRT([rf.F225]^2+[rf.G225]^2)" office:value-type="float" office:value="107.824242729327" calcext:value-type="float">
            <text:p>107,824242729327</text:p>
          </table:table-cell>
          <table:table-cell table:formula="of:=([rf.H225]^2-[rf.$B$42]^2+[rf.$B$43]^2)/(2*[rf.H225])" office:value-type="float" office:value="4.7831051863933" calcext:value-type="float">
            <text:p>4,7831051863933</text:p>
          </table:table-cell>
          <table:table-cell table:formula="of:=ACOS([rf.I225]/[rf.$B$43])" office:value-type="float" office:value="1.32930055561984" calcext:value-type="float">
            <text:p>1,32930055561984</text:p>
          </table:table-cell>
          <table:table-cell table:style-name="ce17" table:formula="of:=ASIN([rf.F225]/[rf.H225])" office:value-type="float" office:value="0.578977624755418" calcext:value-type="float">
            <text:p>0,578977624755418</text:p>
          </table:table-cell>
          <table:table-cell table:style-name="ce17" table:formula="of:=IF(0.5*PI()-[rf.$B$9]&gt;[rf.K225];1;-1)" office:value-type="float" office:value="1" calcext:value-type="float">
            <text:p>1</text:p>
          </table:table-cell>
          <table:table-cell table:style-name="ce17" table:formula="of:=0.5*PI()-([rf.J225]*[rf.L225]+[rf.K225])" office:value-type="float" office:value="-0.337481853580357" calcext:value-type="float">
            <text:p>-0,337481853580357</text:p>
          </table:table-cell>
          <table:table-cell table:style-name="ce17" table:formula="of:=[rf.M225]-[rf.$B$8]" office:value-type="float" office:value="0.0115839968185091" calcext:value-type="float">
            <text:p>0,011583996818509</text:p>
          </table:table-cell>
          <table:table-cell table:number-columns-repeated="1010"/>
        </table:table-row>
        <table:table-row table:style-name="ro1">
          <table:table-cell office:value-type="float" office:value="-5" calcext:value-type="float">
            <text:p>-5</text:p>
          </table:table-cell>
          <table:table-cell table:formula="of:=[rf.A226]*analyze_resolution" office:value-type="float" office:value="-0.75" calcext:value-type="float">
            <text:p>-0,75</text:p>
          </table:table-cell>
          <table:table-cell table:formula="of:=RADIANS(-[rf.B226])" office:value-type="float" office:value="0.0130899693899575" calcext:value-type="float">
            <text:p>0,013089969389958</text:p>
          </table:table-cell>
          <table:table-cell table:formula="of:=COS([rf.$B$6])*servo_saver_arm_length*COS([rf.C226])-SIN([rf.$B$6])*servo_saver_arm_length*SIN([rf.C226])+[rf.$B$24]" office:value-type="float" office:value="358.998629241184" calcext:value-type="float">
            <text:p>358,998629241184</text:p>
          </table:table-cell>
          <table:table-cell table:formula="of:=COS([rf.$B$6])*servo_saver_arm_length*SIN([rf.C226])+SIN([rf.$B$6])*servo_saver_arm_length*COS([rf.C226])+[rf.$C$24]" office:value-type="float" office:value="0.209433529141511" calcext:value-type="float">
            <text:p>0,209433529141511</text:p>
          </table:table-cell>
          <table:table-cell table:formula="of:=[$rf.D226]-[$rf.$B$14]" office:value-type="float" office:value="58.9986292411841" calcext:value-type="float">
            <text:p>58,9986292411841</text:p>
          </table:table-cell>
          <table:table-cell table:formula="of:=[rf.E226]-[$rf.$C$14]" office:value-type="float" office:value="90.2094335291415" calcext:value-type="float">
            <text:p>90,2094335291415</text:p>
          </table:table-cell>
          <table:table-cell table:style-name="Default" table:formula="of:=SQRT([rf.F226]^2+[rf.G226]^2)" office:value-type="float" office:value="107.789517811276" calcext:value-type="float">
            <text:p>107,789517811276</text:p>
          </table:table-cell>
          <table:table-cell table:formula="of:=([rf.H226]^2-[rf.$B$42]^2+[rf.$B$43]^2)/(2*[rf.H226])" office:value-type="float" office:value="4.74991557556874" calcext:value-type="float">
            <text:p>4,74991557556874</text:p>
          </table:table-cell>
          <table:table-cell table:formula="of:=ACOS([rf.I226]/[rf.$B$43])" office:value-type="float" office:value="1.33100927251122" calcext:value-type="float">
            <text:p>1,33100927251122</text:p>
          </table:table-cell>
          <table:table-cell table:style-name="ce17" table:formula="of:=ASIN([rf.F226]/[rf.H226])" office:value-type="float" office:value="0.579194920312319" calcext:value-type="float">
            <text:p>0,579194920312319</text:p>
          </table:table-cell>
          <table:table-cell table:style-name="ce17" table:formula="of:=IF(0.5*PI()-[rf.$B$9]&gt;[rf.K226];1;-1)" office:value-type="float" office:value="1" calcext:value-type="float">
            <text:p>1</text:p>
          </table:table-cell>
          <table:table-cell table:style-name="ce17" table:formula="of:=0.5*PI()-([rf.J226]*[rf.L226]+[rf.K226])" office:value-type="float" office:value="-0.339407866028639" calcext:value-type="float">
            <text:p>-0,339407866028639</text:p>
          </table:table-cell>
          <table:table-cell table:style-name="ce17" table:formula="of:=[rf.M226]-[rf.$B$8]" office:value-type="float" office:value="0.0096579843702273" calcext:value-type="float">
            <text:p>0,009657984370227</text:p>
          </table:table-cell>
          <table:table-cell table:number-columns-repeated="1010"/>
        </table:table-row>
        <table:table-row table:style-name="ro1">
          <table:table-cell office:value-type="float" office:value="-4" calcext:value-type="float">
            <text:p>-4</text:p>
          </table:table-cell>
          <table:table-cell table:formula="of:=[rf.A227]*analyze_resolution" office:value-type="float" office:value="-0.6" calcext:value-type="float">
            <text:p>-0,6</text:p>
          </table:table-cell>
          <table:table-cell table:formula="of:=RADIANS(-[rf.B227])" office:value-type="float" office:value="0.010471975511966" calcext:value-type="float">
            <text:p>0,010471975511966</text:p>
          </table:table-cell>
          <table:table-cell table:formula="of:=COS([rf.$B$6])*servo_saver_arm_length*COS([rf.C227])-SIN([rf.$B$6])*servo_saver_arm_length*SIN([rf.C227])+[rf.$B$24]" office:value-type="float" office:value="358.999122709848" calcext:value-type="float">
            <text:p>358,999122709848</text:p>
          </table:table-cell>
          <table:table-cell table:formula="of:=COS([rf.$B$6])*servo_saver_arm_length*SIN([rf.C227])+SIN([rf.$B$6])*servo_saver_arm_length*COS([rf.C227])+[rf.$C$24]" office:value-type="float" office:value="0.167548545859933" calcext:value-type="float">
            <text:p>0,167548545859933</text:p>
          </table:table-cell>
          <table:table-cell table:formula="of:=[$rf.D227]-[$rf.$B$14]" office:value-type="float" office:value="58.9991227098482" calcext:value-type="float">
            <text:p>58,9991227098482</text:p>
          </table:table-cell>
          <table:table-cell table:formula="of:=[rf.E227]-[$rf.$C$14]" office:value-type="float" office:value="90.1675485458599" calcext:value-type="float">
            <text:p>90,1675485458599</text:p>
          </table:table-cell>
          <table:table-cell table:style-name="Default" table:formula="of:=SQRT([rf.F227]^2+[rf.G227]^2)" office:value-type="float" office:value="107.754736746473" calcext:value-type="float">
            <text:p>107,754736746473</text:p>
          </table:table-cell>
          <table:table-cell table:formula="of:=([rf.H227]^2-[rf.$B$42]^2+[rf.$B$43]^2)/(2*[rf.H227])" office:value-type="float" office:value="4.71666207479894" calcext:value-type="float">
            <text:p>4,71666207479894</text:p>
          </table:table-cell>
          <table:table-cell table:formula="of:=ACOS([rf.I227]/[rf.$B$43])" office:value-type="float" office:value="1.33272056307531" calcext:value-type="float">
            <text:p>1,33272056307531</text:p>
          </table:table-cell>
          <table:table-cell table:style-name="ce17" table:formula="of:=ASIN([rf.F227]/[rf.H227])" office:value-type="float" office:value="0.579411511679222" calcext:value-type="float">
            <text:p>0,579411511679222</text:p>
          </table:table-cell>
          <table:table-cell table:style-name="ce17" table:formula="of:=IF(0.5*PI()-[rf.$B$9]&gt;[rf.K227];1;-1)" office:value-type="float" office:value="1" calcext:value-type="float">
            <text:p>1</text:p>
          </table:table-cell>
          <table:table-cell table:style-name="ce17" table:formula="of:=0.5*PI()-([rf.J227]*[rf.L227]+[rf.K227])" office:value-type="float" office:value="-0.341335747959637" calcext:value-type="float">
            <text:p>-0,341335747959637</text:p>
          </table:table-cell>
          <table:table-cell table:style-name="ce17" table:formula="of:=[rf.M227]-[rf.$B$8]" office:value-type="float" office:value="0.00773010243922861" calcext:value-type="float">
            <text:p>0,007730102439229</text:p>
          </table:table-cell>
          <table:table-cell table:number-columns-repeated="1010"/>
        </table:table-row>
        <table:table-row table:style-name="ro1">
          <table:table-cell office:value-type="float" office:value="-3" calcext:value-type="float">
            <text:p>-3</text:p>
          </table:table-cell>
          <table:table-cell table:formula="of:=[rf.A228]*analyze_resolution" office:value-type="float" office:value="-0.45" calcext:value-type="float">
            <text:p>-0,45</text:p>
          </table:table-cell>
          <table:table-cell table:formula="of:=RADIANS(-[rf.B228])" office:value-type="float" office:value="0.00785398163397448" calcext:value-type="float">
            <text:p>0,007853981633974</text:p>
          </table:table-cell>
          <table:table-cell table:formula="of:=COS([rf.$B$6])*servo_saver_arm_length*COS([rf.C228])-SIN([rf.$B$6])*servo_saver_arm_length*SIN([rf.C228])+[rf.$B$24]" office:value-type="float" office:value="358.999506522317" calcext:value-type="float">
            <text:p>358,999506522317</text:p>
          </table:table-cell>
          <table:table-cell table:formula="of:=COS([rf.$B$6])*servo_saver_arm_length*SIN([rf.C228])+SIN([rf.$B$6])*servo_saver_arm_length*COS([rf.C228])+[rf.$C$24]" office:value-type="float" office:value="0.125662414219381" calcext:value-type="float">
            <text:p>0,125662414219381</text:p>
          </table:table-cell>
          <table:table-cell table:formula="of:=[$rf.D228]-[$rf.$B$14]" office:value-type="float" office:value="58.9995065223166" calcext:value-type="float">
            <text:p>58,9995065223166</text:p>
          </table:table-cell>
          <table:table-cell table:formula="of:=[rf.E228]-[$rf.$C$14]" office:value-type="float" office:value="90.1256624142194" calcext:value-type="float">
            <text:p>90,1256624142194</text:p>
          </table:table-cell>
          <table:table-cell table:style-name="Default" table:formula="of:=SQRT([rf.F228]^2+[rf.G228]^2)" office:value-type="float" office:value="107.719899719034" calcext:value-type="float">
            <text:p>107,719899719034</text:p>
          </table:table-cell>
          <table:table-cell table:formula="of:=([rf.H228]^2-[rf.$B$42]^2+[rf.$B$43]^2)/(2*[rf.H228])" office:value-type="float" office:value="4.68334480069502" calcext:value-type="float">
            <text:p>4,68334480069502</text:p>
          </table:table-cell>
          <table:table-cell table:formula="of:=ACOS([rf.I228]/[rf.$B$43])" office:value-type="float" office:value="1.3344344231068" calcext:value-type="float">
            <text:p>1,3344344231068</text:p>
          </table:table-cell>
          <table:table-cell table:style-name="ce17" table:formula="of:=ASIN([rf.F228]/[rf.H228])" office:value-type="float" office:value="0.579627397037094" calcext:value-type="float">
            <text:p>0,579627397037094</text:p>
          </table:table-cell>
          <table:table-cell table:style-name="ce17" table:formula="of:=IF(0.5*PI()-[rf.$B$9]&gt;[rf.K228];1;-1)" office:value-type="float" office:value="1" calcext:value-type="float">
            <text:p>1</text:p>
          </table:table-cell>
          <table:table-cell table:style-name="ce17" table:formula="of:=0.5*PI()-([rf.J228]*[rf.L228]+[rf.K228])" office:value-type="float" office:value="-0.343265493349001" calcext:value-type="float">
            <text:p>-0,343265493349001</text:p>
          </table:table-cell>
          <table:table-cell table:style-name="ce17" table:formula="of:=[rf.M228]-[rf.$B$8]" office:value-type="float" office:value="0.0058003570498652" calcext:value-type="float">
            <text:p>0,005800357049865</text:p>
          </table:table-cell>
          <table:table-cell table:number-columns-repeated="1010"/>
        </table:table-row>
        <table:table-row table:style-name="ro1">
          <table:table-cell office:value-type="float" office:value="-2" calcext:value-type="float">
            <text:p>-2</text:p>
          </table:table-cell>
          <table:table-cell table:formula="of:=[rf.A229]*analyze_resolution" office:value-type="float" office:value="-0.3" calcext:value-type="float">
            <text:p>-0,3</text:p>
          </table:table-cell>
          <table:table-cell table:formula="of:=RADIANS(-[rf.B229])" office:value-type="float" office:value="0.00523598775598299" calcext:value-type="float">
            <text:p>0,005235987755983</text:p>
          </table:table-cell>
          <table:table-cell table:formula="of:=COS([rf.$B$6])*servo_saver_arm_length*COS([rf.C229])-SIN([rf.$B$6])*servo_saver_arm_length*SIN([rf.C229])+[rf.$B$24]" office:value-type="float" office:value="358.999780675959" calcext:value-type="float">
            <text:p>358,999780675959</text:p>
          </table:table-cell>
          <table:table-cell table:formula="of:=COS([rf.$B$6])*servo_saver_arm_length*SIN([rf.C229])+SIN([rf.$B$6])*servo_saver_arm_length*COS([rf.C229])+[rf.$C$24]" office:value-type="float" office:value="0.0837754213027133" calcext:value-type="float">
            <text:p>0,083775421302713</text:p>
          </table:table-cell>
          <table:table-cell table:formula="of:=[$rf.D229]-[$rf.$B$14]" office:value-type="float" office:value="58.9997806759588" calcext:value-type="float">
            <text:p>58,9997806759588</text:p>
          </table:table-cell>
          <table:table-cell table:formula="of:=[rf.E229]-[$rf.$C$14]" office:value-type="float" office:value="90.0837754213027" calcext:value-type="float">
            <text:p>90,0837754213027</text:p>
          </table:table-cell>
          <table:table-cell table:style-name="Default" table:formula="of:=SQRT([rf.F229]^2+[rf.G229]^2)" office:value-type="float" office:value="107.68500691353" calcext:value-type="float">
            <text:p>107,68500691353</text:p>
          </table:table-cell>
          <table:table-cell table:formula="of:=([rf.H229]^2-[rf.$B$42]^2+[rf.$B$43]^2)/(2*[rf.H229])" office:value-type="float" office:value="4.6499638703346" calcext:value-type="float">
            <text:p>4,6499638703346</text:p>
          </table:table-cell>
          <table:table-cell table:formula="of:=ACOS([rf.I229]/[rf.$B$43])" office:value-type="float" office:value="1.33615084842584" calcext:value-type="float">
            <text:p>1,33615084842584</text:p>
          </table:table-cell>
          <table:table-cell table:style-name="ce17" table:formula="of:=ASIN([rf.F229]/[rf.H229])" office:value-type="float" office:value="0.579842574566452" calcext:value-type="float">
            <text:p>0,579842574566452</text:p>
          </table:table-cell>
          <table:table-cell table:style-name="ce17" table:formula="of:=IF(0.5*PI()-[rf.$B$9]&gt;[rf.K229];1;-1)" office:value-type="float" office:value="1" calcext:value-type="float">
            <text:p>1</text:p>
          </table:table-cell>
          <table:table-cell table:style-name="ce17" table:formula="of:=0.5*PI()-([rf.J229]*[rf.L229]+[rf.K229])" office:value-type="float" office:value="-0.345197096197396" calcext:value-type="float">
            <text:p>-0,345197096197396</text:p>
          </table:table-cell>
          <table:table-cell table:style-name="ce17" table:formula="of:=[rf.M229]-[rf.$B$8]" office:value-type="float" office:value="0.00386875420146987" calcext:value-type="float">
            <text:p>0,00386875420147</text:p>
          </table:table-cell>
          <table:table-cell table:number-columns-repeated="1010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[rf.A230]*analyze_resolution" office:value-type="float" office:value="-0.15" calcext:value-type="float">
            <text:p>-0,15</text:p>
          </table:table-cell>
          <table:table-cell table:formula="of:=RADIANS(-[rf.B230])" office:value-type="float" office:value="0.00261799387799149" calcext:value-type="float">
            <text:p>0,002617993877992</text:p>
          </table:table-cell>
          <table:table-cell table:formula="of:=COS([rf.$B$6])*servo_saver_arm_length*COS([rf.C230])-SIN([rf.$B$6])*servo_saver_arm_length*SIN([rf.C230])+[rf.$B$24]" office:value-type="float" office:value="358.999945168896" calcext:value-type="float">
            <text:p>358,999945168896</text:p>
          </table:table-cell>
          <table:table-cell table:formula="of:=COS([rf.$B$6])*servo_saver_arm_length*SIN([rf.C230])+SIN([rf.$B$6])*servo_saver_arm_length*COS([rf.C230])+[rf.$C$24]" office:value-type="float" office:value="0.0418878541986879" calcext:value-type="float">
            <text:p>0,041887854198688</text:p>
          </table:table-cell>
          <table:table-cell table:formula="of:=[$rf.D230]-[$rf.$B$14]" office:value-type="float" office:value="58.9999451688958" calcext:value-type="float">
            <text:p>58,9999451688958</text:p>
          </table:table-cell>
          <table:table-cell table:formula="of:=[rf.E230]-[$rf.$C$14]" office:value-type="float" office:value="90.0418878541987" calcext:value-type="float">
            <text:p>90,0418878541987</text:p>
          </table:table-cell>
          <table:table-cell table:style-name="Default" table:formula="of:=SQRT([rf.F230]^2+[rf.G230]^2)" office:value-type="float" office:value="107.65005851499" calcext:value-type="float">
            <text:p>107,65005851499</text:p>
          </table:table-cell>
          <table:table-cell table:formula="of:=([rf.H230]^2-[rf.$B$42]^2+[rf.$B$43]^2)/(2*[rf.H230])" office:value-type="float" office:value="4.61651940126318" calcext:value-type="float">
            <text:p>4,61651940126318</text:p>
          </table:table-cell>
          <table:table-cell table:formula="of:=ACOS([rf.I230]/[rf.$B$43])" office:value-type="float" office:value="1.337869834878" calcext:value-type="float">
            <text:p>1,337869834878</text:p>
          </table:table-cell>
          <table:table-cell table:style-name="ce17" table:formula="of:=ASIN([rf.F230]/[rf.H230])" office:value-type="float" office:value="0.58005704244738" calcext:value-type="float">
            <text:p>0,58005704244738</text:p>
          </table:table-cell>
          <table:table-cell table:style-name="ce17" table:formula="of:=IF(0.5*PI()-[rf.$B$9]&gt;[rf.K230];1;-1)" office:value-type="float" office:value="1" calcext:value-type="float">
            <text:p>1</text:p>
          </table:table-cell>
          <table:table-cell table:style-name="ce17" table:formula="of:=0.5*PI()-([rf.J230]*[rf.L230]+[rf.K230])" office:value-type="float" office:value="-0.347130550530482" calcext:value-type="float">
            <text:p>-0,347130550530482</text:p>
          </table:table-cell>
          <table:table-cell table:style-name="ce17" table:formula="of:=[rf.M230]-[rf.$B$8]" office:value-type="float" office:value="0.00193529986838342" calcext:value-type="float">
            <text:p>0,001935299868383</text:p>
          </table:table-cell>
          <table:table-cell table:number-columns-repeated="1010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rf.A231]*analyze_resolution" office:value-type="float" office:value="0" calcext:value-type="float">
            <text:p>0</text:p>
          </table:table-cell>
          <table:table-cell table:formula="of:=RADIANS(-[rf.B231])" office:value-type="float" office:value="-0" calcext:value-type="float">
            <text:p>0</text:p>
          </table:table-cell>
          <table:table-cell table:formula="of:=COS([rf.$B$6])*servo_saver_arm_length*COS([rf.C231])-SIN([rf.$B$6])*servo_saver_arm_length*SIN([rf.C231])+[rf.$B$24]" office:value-type="float" office:value="359" calcext:value-type="float">
            <text:p>359</text:p>
          </table:table-cell>
          <table:table-cell table:formula="of:=COS([rf.$B$6])*servo_saver_arm_length*SIN([rf.C231])+SIN([rf.$B$6])*servo_saver_arm_length*COS([rf.C231])+[rf.$C$24]" office:value-type="float" office:value="-0" calcext:value-type="float">
            <text:p>0</text:p>
          </table:table-cell>
          <table:table-cell table:formula="of:=[$rf.D231]-[$rf.$B$14]" office:value-type="float" office:value="59" calcext:value-type="float">
            <text:p>59</text:p>
          </table:table-cell>
          <table:table-cell table:formula="of:=[rf.E231]-[$rf.$C$14]" office:value-type="float" office:value="90" calcext:value-type="float">
            <text:p>90</text:p>
          </table:table-cell>
          <table:table-cell table:style-name="Default" table:formula="of:=SQRT([rf.F231]^2+[rf.G231]^2)" office:value-type="float" office:value="107.615054708902" calcext:value-type="float">
            <text:p>107,615054708902</text:p>
          </table:table-cell>
          <table:table-cell table:formula="of:=([rf.H231]^2-[rf.$B$42]^2+[rf.$B$43]^2)/(2*[rf.H231])" office:value-type="float" office:value="4.58301151149599" calcext:value-type="float">
            <text:p>4,58301151149599</text:p>
          </table:table-cell>
          <table:table-cell table:formula="of:=ACOS([rf.I231]/[rf.$B$43])" office:value-type="float" office:value="1.33959137833423" calcext:value-type="float">
            <text:p>1,33959137833423</text:p>
          </table:table-cell>
          <table:table-cell table:style-name="ce17" table:formula="of:=ASIN([rf.F231]/[rf.H231])" office:value-type="float" office:value="0.580270798859531" calcext:value-type="float">
            <text:p>0,580270798859531</text:p>
          </table:table-cell>
          <table:table-cell table:style-name="ce17" table:formula="of:=IF(0.5*PI()-[rf.$B$9]&gt;[rf.K231];1;-1)" office:value-type="float" office:value="1" calcext:value-type="float">
            <text:p>1</text:p>
          </table:table-cell>
          <table:table-cell table:style-name="ce17" table:formula="of:=0.5*PI()-([rf.J231]*[rf.L231]+[rf.K231])" office:value-type="float" office:value="-0.349065850398865" calcext:value-type="float">
            <text:p>-0,349065850398865</text:p>
          </table:table-cell>
          <table:table-cell table:style-name="ce17" table:formula="of:=[rf.M231]-[rf.$B$8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rf.A232]*analyze_resolution" office:value-type="float" office:value="0.15" calcext:value-type="float">
            <text:p>0,15</text:p>
          </table:table-cell>
          <table:table-cell table:formula="of:=RADIANS(-[rf.B232])" office:value-type="float" office:value="-0.00261799387799149" calcext:value-type="float">
            <text:p>-0,002617993877992</text:p>
          </table:table-cell>
          <table:table-cell table:formula="of:=COS([rf.$B$6])*servo_saver_arm_length*COS([rf.C232])-SIN([rf.$B$6])*servo_saver_arm_length*SIN([rf.C232])+[rf.$B$24]" office:value-type="float" office:value="358.999945168896" calcext:value-type="float">
            <text:p>358,999945168896</text:p>
          </table:table-cell>
          <table:table-cell table:formula="of:=COS([rf.$B$6])*servo_saver_arm_length*SIN([rf.C232])+SIN([rf.$B$6])*servo_saver_arm_length*COS([rf.C232])+[rf.$C$24]" office:value-type="float" office:value="-0.0418878541986879" calcext:value-type="float">
            <text:p>-0,041887854198688</text:p>
          </table:table-cell>
          <table:table-cell table:formula="of:=[$rf.D232]-[$rf.$B$14]" office:value-type="float" office:value="58.9999451688958" calcext:value-type="float">
            <text:p>58,9999451688958</text:p>
          </table:table-cell>
          <table:table-cell table:formula="of:=[rf.E232]-[$rf.$C$14]" office:value-type="float" office:value="89.9581121458013" calcext:value-type="float">
            <text:p>89,9581121458013</text:p>
          </table:table-cell>
          <table:table-cell table:style-name="Default" table:formula="of:=SQRT([rf.F232]^2+[rf.G232]^2)" office:value-type="float" office:value="107.579995681211" calcext:value-type="float">
            <text:p>107,579995681211</text:p>
          </table:table-cell>
          <table:table-cell table:formula="of:=([rf.H232]^2-[rf.$B$42]^2+[rf.$B$43]^2)/(2*[rf.H232])" office:value-type="float" office:value="4.54944031951924" calcext:value-type="float">
            <text:p>4,54944031951924</text:p>
          </table:table-cell>
          <table:table-cell table:formula="of:=ACOS([rf.I232]/[rf.$B$43])" office:value-type="float" office:value="1.34131547469083" calcext:value-type="float">
            <text:p>1,34131547469083</text:p>
          </table:table-cell>
          <table:table-cell table:style-name="ce17" table:formula="of:=ASIN([rf.F232]/[rf.H232])" office:value-type="float" office:value="0.580483841982143" calcext:value-type="float">
            <text:p>0,580483841982143</text:p>
          </table:table-cell>
          <table:table-cell table:style-name="ce17" table:formula="of:=IF(0.5*PI()-[rf.$B$9]&gt;[rf.K232];1;-1)" office:value-type="float" office:value="1" calcext:value-type="float">
            <text:p>1</text:p>
          </table:table-cell>
          <table:table-cell table:style-name="ce17" table:formula="of:=0.5*PI()-([rf.J232]*[rf.L232]+[rf.K232])" office:value-type="float" office:value="-0.351002989878072" calcext:value-type="float">
            <text:p>-0,351002989878072</text:p>
          </table:table-cell>
          <table:table-cell table:style-name="ce17" table:formula="of:=[rf.M232]-[rf.$B$8]" office:value-type="float" office:value="-0.0019371394792061" calcext:value-type="float">
            <text:p>-0,001937139479206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rf.A233]*analyze_resolution" office:value-type="float" office:value="0.3" calcext:value-type="float">
            <text:p>0,3</text:p>
          </table:table-cell>
          <table:table-cell table:formula="of:=RADIANS(-[rf.B233])" office:value-type="float" office:value="-0.00523598775598299" calcext:value-type="float">
            <text:p>-0,005235987755983</text:p>
          </table:table-cell>
          <table:table-cell table:formula="of:=COS([rf.$B$6])*servo_saver_arm_length*COS([rf.C233])-SIN([rf.$B$6])*servo_saver_arm_length*SIN([rf.C233])+[rf.$B$24]" office:value-type="float" office:value="358.999780675959" calcext:value-type="float">
            <text:p>358,999780675959</text:p>
          </table:table-cell>
          <table:table-cell table:formula="of:=COS([rf.$B$6])*servo_saver_arm_length*SIN([rf.C233])+SIN([rf.$B$6])*servo_saver_arm_length*COS([rf.C233])+[rf.$C$24]" office:value-type="float" office:value="-0.0837754213027133" calcext:value-type="float">
            <text:p>-0,083775421302713</text:p>
          </table:table-cell>
          <table:table-cell table:formula="of:=[$rf.D233]-[$rf.$B$14]" office:value-type="float" office:value="58.9997806759588" calcext:value-type="float">
            <text:p>58,9997806759588</text:p>
          </table:table-cell>
          <table:table-cell table:formula="of:=[rf.E233]-[$rf.$C$14]" office:value-type="float" office:value="89.9162245786973" calcext:value-type="float">
            <text:p>89,9162245786973</text:p>
          </table:table-cell>
          <table:table-cell table:style-name="Default" table:formula="of:=SQRT([rf.F233]^2+[rf.G233]^2)" office:value-type="float" office:value="107.544881618318" calcext:value-type="float">
            <text:p>107,544881618318</text:p>
          </table:table-cell>
          <table:table-cell table:formula="of:=([rf.H233]^2-[rf.$B$42]^2+[rf.$B$43]^2)/(2*[rf.H233])" office:value-type="float" office:value="4.51580594429178" calcext:value-type="float">
            <text:p>4,51580594429178</text:p>
          </table:table-cell>
          <table:table-cell table:formula="of:=ACOS([rf.I233]/[rf.$B$43])" office:value-type="float" office:value="1.34304211986937" calcext:value-type="float">
            <text:p>1,34304211986937</text:p>
          </table:table-cell>
          <table:table-cell table:style-name="ce17" table:formula="of:=ASIN([rf.F233]/[rf.H233])" office:value-type="float" office:value="0.580696169994039" calcext:value-type="float">
            <text:p>0,580696169994039</text:p>
          </table:table-cell>
          <table:table-cell table:style-name="ce17" table:formula="of:=IF(0.5*PI()-[rf.$B$9]&gt;[rf.K233];1;-1)" office:value-type="float" office:value="1" calcext:value-type="float">
            <text:p>1</text:p>
          </table:table-cell>
          <table:table-cell table:style-name="ce17" table:formula="of:=0.5*PI()-([rf.J233]*[rf.L233]+[rf.K233])" office:value-type="float" office:value="-0.352941963068514" calcext:value-type="float">
            <text:p>-0,352941963068514</text:p>
          </table:table-cell>
          <table:table-cell table:style-name="ce17" table:formula="of:=[rf.M233]-[rf.$B$8]" office:value-type="float" office:value="-0.00387611266964832" calcext:value-type="float">
            <text:p>-0,003876112669648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rf.A234]*analyze_resolution" office:value-type="float" office:value="0.45" calcext:value-type="float">
            <text:p>0,45</text:p>
          </table:table-cell>
          <table:table-cell table:formula="of:=RADIANS(-[rf.B234])" office:value-type="float" office:value="-0.00785398163397448" calcext:value-type="float">
            <text:p>-0,007853981633974</text:p>
          </table:table-cell>
          <table:table-cell table:formula="of:=COS([rf.$B$6])*servo_saver_arm_length*COS([rf.C234])-SIN([rf.$B$6])*servo_saver_arm_length*SIN([rf.C234])+[rf.$B$24]" office:value-type="float" office:value="358.999506522317" calcext:value-type="float">
            <text:p>358,999506522317</text:p>
          </table:table-cell>
          <table:table-cell table:formula="of:=COS([rf.$B$6])*servo_saver_arm_length*SIN([rf.C234])+SIN([rf.$B$6])*servo_saver_arm_length*COS([rf.C234])+[rf.$C$24]" office:value-type="float" office:value="-0.125662414219381" calcext:value-type="float">
            <text:p>-0,125662414219381</text:p>
          </table:table-cell>
          <table:table-cell table:formula="of:=[$rf.D234]-[$rf.$B$14]" office:value-type="float" office:value="58.9995065223166" calcext:value-type="float">
            <text:p>58,9995065223166</text:p>
          </table:table-cell>
          <table:table-cell table:formula="of:=[rf.E234]-[$rf.$C$14]" office:value-type="float" office:value="89.8743375857806" calcext:value-type="float">
            <text:p>89,8743375857806</text:p>
          </table:table-cell>
          <table:table-cell table:style-name="Default" table:formula="of:=SQRT([rf.F234]^2+[rf.G234]^2)" office:value-type="float" office:value="107.509712707084" calcext:value-type="float">
            <text:p>107,509712707084</text:p>
          </table:table-cell>
          <table:table-cell table:formula="of:=([rf.H234]^2-[rf.$B$42]^2+[rf.$B$43]^2)/(2*[rf.H234])" office:value-type="float" office:value="4.4821085052466" calcext:value-type="float">
            <text:p>4,4821085052466</text:p>
          </table:table-cell>
          <table:table-cell table:formula="of:=ACOS([rf.I234]/[rf.$B$43])" office:value-type="float" office:value="1.34477130981671" calcext:value-type="float">
            <text:p>1,34477130981671</text:p>
          </table:table-cell>
          <table:table-cell table:style-name="ce17" table:formula="of:=ASIN([rf.F234]/[rf.H234])" office:value-type="float" office:value="0.580907781073641" calcext:value-type="float">
            <text:p>0,580907781073641</text:p>
          </table:table-cell>
          <table:table-cell table:style-name="ce17" table:formula="of:=IF(0.5*PI()-[rf.$B$9]&gt;[rf.K234];1;-1)" office:value-type="float" office:value="1" calcext:value-type="float">
            <text:p>1</text:p>
          </table:table-cell>
          <table:table-cell table:style-name="ce17" table:formula="of:=0.5*PI()-([rf.J234]*[rf.L234]+[rf.K234])" office:value-type="float" office:value="-0.354882764095453" calcext:value-type="float">
            <text:p>-0,354882764095453</text:p>
          </table:table-cell>
          <table:table-cell table:style-name="ce17" table:formula="of:=[rf.M234]-[rf.$B$8]" office:value-type="float" office:value="-0.00581691369658671" calcext:value-type="float">
            <text:p>-0,005816913696587</text:p>
          </table:table-cell>
          <table:table-cell table:number-columns-repeated="1010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rf.A235]*analyze_resolution" office:value-type="float" office:value="0.6" calcext:value-type="float">
            <text:p>0,6</text:p>
          </table:table-cell>
          <table:table-cell table:formula="of:=RADIANS(-[rf.B235])" office:value-type="float" office:value="-0.010471975511966" calcext:value-type="float">
            <text:p>-0,010471975511966</text:p>
          </table:table-cell>
          <table:table-cell table:formula="of:=COS([rf.$B$6])*servo_saver_arm_length*COS([rf.C235])-SIN([rf.$B$6])*servo_saver_arm_length*SIN([rf.C235])+[rf.$B$24]" office:value-type="float" office:value="358.999122709848" calcext:value-type="float">
            <text:p>358,999122709848</text:p>
          </table:table-cell>
          <table:table-cell table:formula="of:=COS([rf.$B$6])*servo_saver_arm_length*SIN([rf.C235])+SIN([rf.$B$6])*servo_saver_arm_length*COS([rf.C235])+[rf.$C$24]" office:value-type="float" office:value="-0.167548545859933" calcext:value-type="float">
            <text:p>-0,167548545859933</text:p>
          </table:table-cell>
          <table:table-cell table:formula="of:=[$rf.D235]-[$rf.$B$14]" office:value-type="float" office:value="58.9991227098482" calcext:value-type="float">
            <text:p>58,9991227098482</text:p>
          </table:table-cell>
          <table:table-cell table:formula="of:=[rf.E235]-[$rf.$C$14]" office:value-type="float" office:value="89.8324514541401" calcext:value-type="float">
            <text:p>89,8324514541401</text:p>
          </table:table-cell>
          <table:table-cell table:style-name="Default" table:formula="of:=SQRT([rf.F235]^2+[rf.G235]^2)" office:value-type="float" office:value="107.474489134827" calcext:value-type="float">
            <text:p>107,474489134827</text:p>
          </table:table-cell>
          <table:table-cell table:formula="of:=([rf.H235]^2-[rf.$B$42]^2+[rf.$B$43]^2)/(2*[rf.H235])" office:value-type="float" office:value="4.4483481222924" calcext:value-type="float">
            <text:p>4,4483481222924</text:p>
          </table:table-cell>
          <table:table-cell table:formula="of:=ACOS([rf.I235]/[rf.$B$43])" office:value-type="float" office:value="1.34650304050488" calcext:value-type="float">
            <text:p>1,34650304050488</text:p>
          </table:table-cell>
          <table:table-cell table:style-name="ce17" table:formula="of:=ASIN([rf.F235]/[rf.H235])" office:value-type="float" office:value="0.581118673398984" calcext:value-type="float">
            <text:p>0,581118673398984</text:p>
          </table:table-cell>
          <table:table-cell table:style-name="ce17" table:formula="of:=IF(0.5*PI()-[rf.$B$9]&gt;[rf.K235];1;-1)" office:value-type="float" office:value="1" calcext:value-type="float">
            <text:p>1</text:p>
          </table:table-cell>
          <table:table-cell table:style-name="ce17" table:formula="of:=0.5*PI()-([rf.J235]*[rf.L235]+[rf.K235])" office:value-type="float" office:value="-0.356825387108966" calcext:value-type="float">
            <text:p>-0,356825387108966</text:p>
          </table:table-cell>
          <table:table-cell table:style-name="ce17" table:formula="of:=[rf.M235]-[rf.$B$8]" office:value-type="float" office:value="-0.00775953671010005" calcext:value-type="float">
            <text:p>-0,0077595367101</text:p>
          </table:table-cell>
          <table:table-cell table:number-columns-repeated="1010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rf.A236]*analyze_resolution" office:value-type="float" office:value="0.75" calcext:value-type="float">
            <text:p>0,75</text:p>
          </table:table-cell>
          <table:table-cell table:formula="of:=RADIANS(-[rf.B236])" office:value-type="float" office:value="-0.0130899693899575" calcext:value-type="float">
            <text:p>-0,013089969389958</text:p>
          </table:table-cell>
          <table:table-cell table:formula="of:=COS([rf.$B$6])*servo_saver_arm_length*COS([rf.C236])-SIN([rf.$B$6])*servo_saver_arm_length*SIN([rf.C236])+[rf.$B$24]" office:value-type="float" office:value="358.998629241184" calcext:value-type="float">
            <text:p>358,998629241184</text:p>
          </table:table-cell>
          <table:table-cell table:formula="of:=COS([rf.$B$6])*servo_saver_arm_length*SIN([rf.C236])+SIN([rf.$B$6])*servo_saver_arm_length*COS([rf.C236])+[rf.$C$24]" office:value-type="float" office:value="-0.209433529141511" calcext:value-type="float">
            <text:p>-0,209433529141511</text:p>
          </table:table-cell>
          <table:table-cell table:formula="of:=[$rf.D236]-[$rf.$B$14]" office:value-type="float" office:value="58.9986292411841" calcext:value-type="float">
            <text:p>58,9986292411841</text:p>
          </table:table-cell>
          <table:table-cell table:formula="of:=[rf.E236]-[$rf.$C$14]" office:value-type="float" office:value="89.7905664708585" calcext:value-type="float">
            <text:p>89,7905664708585</text:p>
          </table:table-cell>
          <table:table-cell table:style-name="Default" table:formula="of:=SQRT([rf.F236]^2+[rf.G236]^2)" office:value-type="float" office:value="107.439211089324" calcext:value-type="float">
            <text:p>107,439211089324</text:p>
          </table:table-cell>
          <table:table-cell table:formula="of:=([rf.H236]^2-[rf.$B$42]^2+[rf.$B$43]^2)/(2*[rf.H236])" office:value-type="float" office:value="4.41452491581519" calcext:value-type="float">
            <text:p>4,41452491581519</text:p>
          </table:table-cell>
          <table:table-cell table:formula="of:=ACOS([rf.I236]/[rf.$B$43])" office:value-type="float" office:value="1.34823730793109" calcext:value-type="float">
            <text:p>1,34823730793109</text:p>
          </table:table-cell>
          <table:table-cell table:style-name="ce17" table:formula="of:=ASIN([rf.F236]/[rf.H236])" office:value-type="float" office:value="0.581328845147713" calcext:value-type="float">
            <text:p>0,581328845147713</text:p>
          </table:table-cell>
          <table:table-cell table:style-name="ce17" table:formula="of:=IF(0.5*PI()-[rf.$B$9]&gt;[rf.K236];1;-1)" office:value-type="float" office:value="1" calcext:value-type="float">
            <text:p>1</text:p>
          </table:table-cell>
          <table:table-cell table:style-name="ce17" table:formula="of:=0.5*PI()-([rf.J236]*[rf.L236]+[rf.K236])" office:value-type="float" office:value="-0.358769826283909" calcext:value-type="float">
            <text:p>-0,358769826283909</text:p>
          </table:table-cell>
          <table:table-cell table:style-name="ce17" table:formula="of:=[rf.M236]-[rf.$B$8]" office:value-type="float" office:value="-0.00970397588504351" calcext:value-type="float">
            <text:p>-0,009703975885044</text:p>
          </table:table-cell>
          <table:table-cell table:number-columns-repeated="1010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rf.A237]*analyze_resolution" office:value-type="float" office:value="0.9" calcext:value-type="float">
            <text:p>0,9</text:p>
          </table:table-cell>
          <table:table-cell table:formula="of:=RADIANS(-[rf.B237])" office:value-type="float" office:value="-0.015707963267949" calcext:value-type="float">
            <text:p>-0,015707963267949</text:p>
          </table:table-cell>
          <table:table-cell table:formula="of:=COS([rf.$B$6])*servo_saver_arm_length*COS([rf.C237])-SIN([rf.$B$6])*servo_saver_arm_length*SIN([rf.C237])+[rf.$B$24]" office:value-type="float" office:value="358.998026119707" calcext:value-type="float">
            <text:p>358,998026119707</text:p>
          </table:table-cell>
          <table:table-cell table:formula="of:=COS([rf.$B$6])*servo_saver_arm_length*SIN([rf.C237])+SIN([rf.$B$6])*servo_saver_arm_length*COS([rf.C237])+[rf.$C$24]" office:value-type="float" office:value="-0.251317076989131" calcext:value-type="float">
            <text:p>-0,251317076989131</text:p>
          </table:table-cell>
          <table:table-cell table:formula="of:=[$rf.D237]-[$rf.$B$14]" office:value-type="float" office:value="58.9980261197066" calcext:value-type="float">
            <text:p>58,9980261197066</text:p>
          </table:table-cell>
          <table:table-cell table:formula="of:=[rf.E237]-[$rf.$C$14]" office:value-type="float" office:value="89.7486829230109" calcext:value-type="float">
            <text:p>89,7486829230109</text:p>
          </table:table-cell>
          <table:table-cell table:style-name="Default" table:formula="of:=SQRT([rf.F237]^2+[rf.G237]^2)" office:value-type="float" office:value="107.403878758808" calcext:value-type="float">
            <text:p>107,403878758808</text:p>
          </table:table-cell>
          <table:table-cell table:formula="of:=([rf.H237]^2-[rf.$B$42]^2+[rf.$B$43]^2)/(2*[rf.H237])" office:value-type="float" office:value="4.3806390066797" calcext:value-type="float">
            <text:p>4,3806390066797</text:p>
          </table:table-cell>
          <table:table-cell table:formula="of:=ACOS([rf.I237]/[rf.$B$43])" office:value-type="float" office:value="1.34997410811768" calcext:value-type="float">
            <text:p>1,34997410811768</text:p>
          </table:table-cell>
          <table:table-cell table:style-name="ce17" table:formula="of:=ASIN([rf.F237]/[rf.H237])" office:value-type="float" office:value="0.581538294497102" calcext:value-type="float">
            <text:p>0,581538294497102</text:p>
          </table:table-cell>
          <table:table-cell table:style-name="ce17" table:formula="of:=IF(0.5*PI()-[rf.$B$9]&gt;[rf.K237];1;-1)" office:value-type="float" office:value="1" calcext:value-type="float">
            <text:p>1</text:p>
          </table:table-cell>
          <table:table-cell table:style-name="ce17" table:formula="of:=0.5*PI()-([rf.J237]*[rf.L237]+[rf.K237])" office:value-type="float" office:value="-0.360716075819887" calcext:value-type="float">
            <text:p>-0,360716075819887</text:p>
          </table:table-cell>
          <table:table-cell table:style-name="ce17" table:formula="of:=[rf.M237]-[rf.$B$8]" office:value-type="float" office:value="-0.011650225421021" calcext:value-type="float">
            <text:p>-0,011650225421021</text:p>
          </table:table-cell>
          <table:table-cell table:number-columns-repeated="1010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rf.A238]*analyze_resolution" office:value-type="float" office:value="1.05" calcext:value-type="float">
            <text:p>1,05</text:p>
          </table:table-cell>
          <table:table-cell table:formula="of:=RADIANS(-[rf.B238])" office:value-type="float" office:value="-0.0183259571459405" calcext:value-type="float">
            <text:p>-0,018325957145941</text:p>
          </table:table-cell>
          <table:table-cell table:formula="of:=COS([rf.$B$6])*servo_saver_arm_length*COS([rf.C238])-SIN([rf.$B$6])*servo_saver_arm_length*SIN([rf.C238])+[rf.$B$24]" office:value-type="float" office:value="358.997313349549" calcext:value-type="float">
            <text:p>358,997313349549</text:p>
          </table:table-cell>
          <table:table-cell table:formula="of:=COS([rf.$B$6])*servo_saver_arm_length*SIN([rf.C238])+SIN([rf.$B$6])*servo_saver_arm_length*COS([rf.C238])+[rf.$C$24]" office:value-type="float" office:value="-0.293198902337645" calcext:value-type="float">
            <text:p>-0,293198902337645</text:p>
          </table:table-cell>
          <table:table-cell table:formula="of:=[$rf.D238]-[$rf.$B$14]" office:value-type="float" office:value="58.9973133495493" calcext:value-type="float">
            <text:p>58,9973133495493</text:p>
          </table:table-cell>
          <table:table-cell table:formula="of:=[rf.E238]-[$rf.$C$14]" office:value-type="float" office:value="89.7068010976624" calcext:value-type="float">
            <text:p>89,7068010976624</text:p>
          </table:table-cell>
          <table:table-cell table:style-name="Default" table:formula="of:=SQRT([rf.F238]^2+[rf.G238]^2)" office:value-type="float" office:value="107.368492331971" calcext:value-type="float">
            <text:p>107,368492331971</text:p>
          </table:table-cell>
          <table:table-cell table:formula="of:=([rf.H238]^2-[rf.$B$42]^2+[rf.$B$43]^2)/(2*[rf.H238])" office:value-type="float" office:value="4.34669051623102" calcext:value-type="float">
            <text:p>4,34669051623102</text:p>
          </table:table-cell>
          <table:table-cell table:formula="of:=ACOS([rf.I238]/[rf.$B$43])" office:value-type="float" office:value="1.35171343711205" calcext:value-type="float">
            <text:p>1,35171343711205</text:p>
          </table:table-cell>
          <table:table-cell table:style-name="ce17" table:formula="of:=ASIN([rf.F238]/[rf.H238])" office:value-type="float" office:value="0.58174701962406" calcext:value-type="float">
            <text:p>0,58174701962406</text:p>
          </table:table-cell>
          <table:table-cell table:style-name="ce17" table:formula="of:=IF(0.5*PI()-[rf.$B$9]&gt;[rf.K238];1;-1)" office:value-type="float" office:value="1" calcext:value-type="float">
            <text:p>1</text:p>
          </table:table-cell>
          <table:table-cell table:style-name="ce17" table:formula="of:=0.5*PI()-([rf.J238]*[rf.L238]+[rf.K238])" office:value-type="float" office:value="-0.362664129941214" calcext:value-type="float">
            <text:p>-0,362664129941214</text:p>
          </table:table-cell>
          <table:table-cell table:style-name="ce17" table:formula="of:=[rf.M238]-[rf.$B$8]" office:value-type="float" office:value="-0.0135982795423484" calcext:value-type="float">
            <text:p>-0,013598279542349</text:p>
          </table:table-cell>
          <table:table-cell table:number-columns-repeated="1010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rf.A239]*analyze_resolution" office:value-type="float" office:value="1.2" calcext:value-type="float">
            <text:p>1,2</text:p>
          </table:table-cell>
          <table:table-cell table:formula="of:=RADIANS(-[rf.B239])" office:value-type="float" office:value="-0.020943951023932" calcext:value-type="float">
            <text:p>-0,020943951023932</text:p>
          </table:table-cell>
          <table:table-cell table:formula="of:=COS([rf.$B$6])*servo_saver_arm_length*COS([rf.C239])-SIN([rf.$B$6])*servo_saver_arm_length*SIN([rf.C239])+[rf.$B$24]" office:value-type="float" office:value="358.996490935598" calcext:value-type="float">
            <text:p>358,996490935598</text:p>
          </table:table-cell>
          <table:table-cell table:formula="of:=COS([rf.$B$6])*servo_saver_arm_length*SIN([rf.C239])+SIN([rf.$B$6])*servo_saver_arm_length*COS([rf.C239])+[rf.$C$24]" office:value-type="float" office:value="-0.335078718133711" calcext:value-type="float">
            <text:p>-0,335078718133711</text:p>
          </table:table-cell>
          <table:table-cell table:formula="of:=[$rf.D239]-[$rf.$B$14]" office:value-type="float" office:value="58.9964909355975" calcext:value-type="float">
            <text:p>58,9964909355975</text:p>
          </table:table-cell>
          <table:table-cell table:formula="of:=[rf.E239]-[$rf.$C$14]" office:value-type="float" office:value="89.6649212818663" calcext:value-type="float">
            <text:p>89,6649212818663</text:p>
          </table:table-cell>
          <table:table-cell table:style-name="Default" table:formula="of:=SQRT([rf.F239]^2+[rf.G239]^2)" office:value-type="float" office:value="107.333051997962" calcext:value-type="float">
            <text:p>107,333051997962</text:p>
          </table:table-cell>
          <table:table-cell table:formula="of:=([rf.H239]^2-[rf.$B$42]^2+[rf.$B$43]^2)/(2*[rf.H239])" office:value-type="float" office:value="4.31267956629628" calcext:value-type="float">
            <text:p>4,31267956629628</text:p>
          </table:table-cell>
          <table:table-cell table:formula="of:=ACOS([rf.I239]/[rf.$B$43])" office:value-type="float" office:value="1.35345529098663" calcext:value-type="float">
            <text:p>1,35345529098663</text:p>
          </table:table-cell>
          <table:table-cell table:style-name="ce17" table:formula="of:=ASIN([rf.F239]/[rf.H239])" office:value-type="float" office:value="0.581955018705139" calcext:value-type="float">
            <text:p>0,581955018705139</text:p>
          </table:table-cell>
          <table:table-cell table:style-name="ce17" table:formula="of:=IF(0.5*PI()-[rf.$B$9]&gt;[rf.K239];1;-1)" office:value-type="float" office:value="1" calcext:value-type="float">
            <text:p>1</text:p>
          </table:table-cell>
          <table:table-cell table:style-name="ce17" table:formula="of:=0.5*PI()-([rf.J239]*[rf.L239]+[rf.K239])" office:value-type="float" office:value="-0.364613982896876" calcext:value-type="float">
            <text:p>-0,364613982896876</text:p>
          </table:table-cell>
          <table:table-cell table:style-name="ce17" table:formula="of:=[rf.M239]-[rf.$B$8]" office:value-type="float" office:value="-0.0155481324980098" calcext:value-type="float">
            <text:p>-0,01554813249801</text:p>
          </table:table-cell>
          <table:table-cell table:number-columns-repeated="1010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rf.A240]*analyze_resolution" office:value-type="float" office:value="1.35" calcext:value-type="float">
            <text:p>1,35</text:p>
          </table:table-cell>
          <table:table-cell table:formula="of:=RADIANS(-[rf.B240])" office:value-type="float" office:value="-0.0235619449019234" calcext:value-type="float">
            <text:p>-0,023561944901924</text:p>
          </table:table-cell>
          <table:table-cell table:formula="of:=COS([rf.$B$6])*servo_saver_arm_length*COS([rf.C240])-SIN([rf.$B$6])*servo_saver_arm_length*SIN([rf.C240])+[rf.$B$24]" office:value-type="float" office:value="358.995558883488" calcext:value-type="float">
            <text:p>358,995558883488</text:p>
          </table:table-cell>
          <table:table-cell table:formula="of:=COS([rf.$B$6])*servo_saver_arm_length*SIN([rf.C240])+SIN([rf.$B$6])*servo_saver_arm_length*COS([rf.C240])+[rf.$C$24]" office:value-type="float" office:value="-0.376956237337762" calcext:value-type="float">
            <text:p>-0,376956237337762</text:p>
          </table:table-cell>
          <table:table-cell table:formula="of:=[$rf.D240]-[$rf.$B$14]" office:value-type="float" office:value="58.995558883488" calcext:value-type="float">
            <text:p>58,995558883488</text:p>
          </table:table-cell>
          <table:table-cell table:formula="of:=[rf.E240]-[$rf.$C$14]" office:value-type="float" office:value="89.6230437626622" calcext:value-type="float">
            <text:p>89,6230437626622</text:p>
          </table:table-cell>
          <table:table-cell table:style-name="Default" table:formula="of:=SQRT([rf.F240]^2+[rf.G240]^2)" office:value-type="float" office:value="107.297557946391" calcext:value-type="float">
            <text:p>107,297557946391</text:p>
          </table:table-cell>
          <table:table-cell table:formula="of:=([rf.H240]^2-[rf.$B$42]^2+[rf.$B$43]^2)/(2*[rf.H240])" office:value-type="float" office:value="4.27860627918601" calcext:value-type="float">
            <text:p>4,27860627918601</text:p>
          </table:table-cell>
          <table:table-cell table:formula="of:=ACOS([rf.I240]/[rf.$B$43])" office:value-type="float" office:value="1.35519966583885" calcext:value-type="float">
            <text:p>1,35519966583885</text:p>
          </table:table-cell>
          <table:table-cell table:style-name="ce17" table:formula="of:=ASIN([rf.F240]/[rf.H240])" office:value-type="float" office:value="0.582162289916548" calcext:value-type="float">
            <text:p>0,582162289916548</text:p>
          </table:table-cell>
          <table:table-cell table:style-name="ce17" table:formula="of:=IF(0.5*PI()-[rf.$B$9]&gt;[rf.K240];1;-1)" office:value-type="float" office:value="1" calcext:value-type="float">
            <text:p>1</text:p>
          </table:table-cell>
          <table:table-cell table:style-name="ce17" table:formula="of:=0.5*PI()-([rf.J240]*[rf.L240]+[rf.K240])" office:value-type="float" office:value="-0.366565628960499" calcext:value-type="float">
            <text:p>-0,366565628960499</text:p>
          </table:table-cell>
          <table:table-cell table:style-name="ce17" table:formula="of:=[rf.M240]-[rf.$B$8]" office:value-type="float" office:value="-0.0174997785616334" calcext:value-type="float">
            <text:p>-0,017499778561633</text:p>
          </table:table-cell>
          <table:table-cell table:number-columns-repeated="1010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rf.A241]*analyze_resolution" office:value-type="float" office:value="1.5" calcext:value-type="float">
            <text:p>1,5</text:p>
          </table:table-cell>
          <table:table-cell table:formula="of:=RADIANS(-[rf.B241])" office:value-type="float" office:value="-0.0261799387799149" calcext:value-type="float">
            <text:p>-0,026179938779915</text:p>
          </table:table-cell>
          <table:table-cell table:formula="of:=COS([rf.$B$6])*servo_saver_arm_length*COS([rf.C241])-SIN([rf.$B$6])*servo_saver_arm_length*SIN([rf.C241])+[rf.$B$24]" office:value-type="float" office:value="358.994517199609" calcext:value-type="float">
            <text:p>358,994517199609</text:p>
          </table:table-cell>
          <table:table-cell table:formula="of:=COS([rf.$B$6])*servo_saver_arm_length*SIN([rf.C241])+SIN([rf.$B$6])*servo_saver_arm_length*COS([rf.C241])+[rf.$C$24]" office:value-type="float" office:value="-0.41883117292597" calcext:value-type="float">
            <text:p>-0,41883117292597</text:p>
          </table:table-cell>
          <table:table-cell table:formula="of:=[$rf.D241]-[$rf.$B$14]" office:value-type="float" office:value="58.9945171996089" calcext:value-type="float">
            <text:p>58,9945171996089</text:p>
          </table:table-cell>
          <table:table-cell table:formula="of:=[rf.E241]-[$rf.$C$14]" office:value-type="float" office:value="89.581168827074" calcext:value-type="float">
            <text:p>89,581168827074</text:p>
          </table:table-cell>
          <table:table-cell table:style-name="Default" table:formula="of:=SQRT([rf.F241]^2+[rf.G241]^2)" office:value-type="float" office:value="107.262010367323" calcext:value-type="float">
            <text:p>107,262010367323</text:p>
          </table:table-cell>
          <table:table-cell table:formula="of:=([rf.H241]^2-[rf.$B$42]^2+[rf.$B$43]^2)/(2*[rf.H241])" office:value-type="float" office:value="4.24447077769589" calcext:value-type="float">
            <text:p>4,24447077769589</text:p>
          </table:table-cell>
          <table:table-cell table:formula="of:=ACOS([rf.I241]/[rf.$B$43])" office:value-type="float" office:value="1.35694655779105" calcext:value-type="float">
            <text:p>1,35694655779105</text:p>
          </table:table-cell>
          <table:table-cell table:style-name="ce17" table:formula="of:=ASIN([rf.F241]/[rf.H241])" office:value-type="float" office:value="0.582368831434158" calcext:value-type="float">
            <text:p>0,582368831434158</text:p>
          </table:table-cell>
          <table:table-cell table:style-name="ce17" table:formula="of:=IF(0.5*PI()-[rf.$B$9]&gt;[rf.K241];1;-1)" office:value-type="float" office:value="1" calcext:value-type="float">
            <text:p>1</text:p>
          </table:table-cell>
          <table:table-cell table:style-name="ce17" table:formula="of:=0.5*PI()-([rf.J241]*[rf.L241]+[rf.K241])" office:value-type="float" office:value="-0.368519062430313" calcext:value-type="float">
            <text:p>-0,368519062430313</text:p>
          </table:table-cell>
          <table:table-cell table:style-name="ce17" table:formula="of:=[rf.M241]-[rf.$B$8]" office:value-type="float" office:value="-0.0194532120314466" calcext:value-type="float">
            <text:p>-0,019453212031447</text:p>
          </table:table-cell>
          <table:table-cell table:number-columns-repeated="1010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rf.A242]*analyze_resolution" office:value-type="float" office:value="1.65" calcext:value-type="float">
            <text:p>1,65</text:p>
          </table:table-cell>
          <table:table-cell table:formula="of:=RADIANS(-[rf.B242])" office:value-type="float" office:value="-0.0287979326579064" calcext:value-type="float">
            <text:p>-0,028797932657907</text:p>
          </table:table-cell>
          <table:table-cell table:formula="of:=COS([rf.$B$6])*servo_saver_arm_length*COS([rf.C242])-SIN([rf.$B$6])*servo_saver_arm_length*SIN([rf.C242])+[rf.$B$24]" office:value-type="float" office:value="358.9933658911" calcext:value-type="float">
            <text:p>358,9933658911</text:p>
          </table:table-cell>
          <table:table-cell table:formula="of:=COS([rf.$B$6])*servo_saver_arm_length*SIN([rf.C242])+SIN([rf.$B$6])*servo_saver_arm_length*COS([rf.C242])+[rf.$C$24]" office:value-type="float" office:value="-0.460703237892215" calcext:value-type="float">
            <text:p>-0,460703237892215</text:p>
          </table:table-cell>
          <table:table-cell table:formula="of:=[$rf.D242]-[$rf.$B$14]" office:value-type="float" office:value="58.9933658910998" calcext:value-type="float">
            <text:p>58,9933658910998</text:p>
          </table:table-cell>
          <table:table-cell table:formula="of:=[rf.E242]-[$rf.$C$14]" office:value-type="float" office:value="89.5392967621078" calcext:value-type="float">
            <text:p>89,5392967621078</text:p>
          </table:table-cell>
          <table:table-cell table:style-name="Default" table:formula="of:=SQRT([rf.F242]^2+[rf.G242]^2)" office:value-type="float" office:value="107.226409451282" calcext:value-type="float">
            <text:p>107,226409451282</text:p>
          </table:table-cell>
          <table:table-cell table:formula="of:=([rf.H242]^2-[rf.$B$42]^2+[rf.$B$43]^2)/(2*[rf.H242])" office:value-type="float" office:value="4.21027318510815" calcext:value-type="float">
            <text:p>4,21027318510815</text:p>
          </table:table-cell>
          <table:table-cell table:formula="of:=ACOS([rf.I242]/[rf.$B$43])" office:value-type="float" office:value="1.3586959629905" calcext:value-type="float">
            <text:p>1,3586959629905</text:p>
          </table:table-cell>
          <table:table-cell table:style-name="ce17" table:formula="of:=ASIN([rf.F242]/[rf.H242])" office:value-type="float" office:value="0.582574641433512" calcext:value-type="float">
            <text:p>0,582574641433512</text:p>
          </table:table-cell>
          <table:table-cell table:style-name="ce17" table:formula="of:=IF(0.5*PI()-[rf.$B$9]&gt;[rf.K242];1;-1)" office:value-type="float" office:value="1" calcext:value-type="float">
            <text:p>1</text:p>
          </table:table-cell>
          <table:table-cell table:style-name="ce17" table:formula="of:=0.5*PI()-([rf.J242]*[rf.L242]+[rf.K242])" office:value-type="float" office:value="-0.370474277629114" calcext:value-type="float">
            <text:p>-0,370474277629114</text:p>
          </table:table-cell>
          <table:table-cell table:style-name="ce17" table:formula="of:=[rf.M242]-[rf.$B$8]" office:value-type="float" office:value="-0.0214084272302484" calcext:value-type="float">
            <text:p>-0,021408427230249</text:p>
          </table:table-cell>
          <table:table-cell table:number-columns-repeated="1010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rf.A243]*analyze_resolution" office:value-type="float" office:value="1.8" calcext:value-type="float">
            <text:p>1,8</text:p>
          </table:table-cell>
          <table:table-cell table:formula="of:=RADIANS(-[rf.B243])" office:value-type="float" office:value="-0.0314159265358979" calcext:value-type="float">
            <text:p>-0,031415926535898</text:p>
          </table:table-cell>
          <table:table-cell table:formula="of:=COS([rf.$B$6])*servo_saver_arm_length*COS([rf.C243])-SIN([rf.$B$6])*servo_saver_arm_length*SIN([rf.C243])+[rf.$B$24]" office:value-type="float" office:value="358.992104965852" calcext:value-type="float">
            <text:p>358,992104965852</text:p>
          </table:table-cell>
          <table:table-cell table:formula="of:=COS([rf.$B$6])*servo_saver_arm_length*SIN([rf.C243])+SIN([rf.$B$6])*servo_saver_arm_length*COS([rf.C243])+[rf.$C$24]" office:value-type="float" office:value="-0.502572145250053" calcext:value-type="float">
            <text:p>-0,502572145250053</text:p>
          </table:table-cell>
          <table:table-cell table:formula="of:=[$rf.D243]-[$rf.$B$14]" office:value-type="float" office:value="58.9921049658517" calcext:value-type="float">
            <text:p>58,9921049658517</text:p>
          </table:table-cell>
          <table:table-cell table:formula="of:=[rf.E243]-[$rf.$C$14]" office:value-type="float" office:value="89.4974278547499" calcext:value-type="float">
            <text:p>89,4974278547499</text:p>
          </table:table-cell>
          <table:table-cell table:style-name="Default" table:formula="of:=SQRT([rf.F243]^2+[rf.G243]^2)" office:value-type="float" office:value="107.190755389251" calcext:value-type="float">
            <text:p>107,190755389251</text:p>
          </table:table-cell>
          <table:table-cell table:formula="of:=([rf.H243]^2-[rf.$B$42]^2+[rf.$B$43]^2)/(2*[rf.H243])" office:value-type="float" office:value="4.17601362519342" calcext:value-type="float">
            <text:p>4,17601362519342</text:p>
          </table:table-cell>
          <table:table-cell table:formula="of:=ACOS([rf.I243]/[rf.$B$43])" office:value-type="float" office:value="1.36044787760929" calcext:value-type="float">
            <text:p>1,36044787760929</text:p>
          </table:table-cell>
          <table:table-cell table:style-name="ce17" table:formula="of:=ASIN([rf.F243]/[rf.H243])" office:value-type="float" office:value="0.582779718089838" calcext:value-type="float">
            <text:p>0,582779718089838</text:p>
          </table:table-cell>
          <table:table-cell table:style-name="ce17" table:formula="of:=IF(0.5*PI()-[rf.$B$9]&gt;[rf.K243];1;-1)" office:value-type="float" office:value="1" calcext:value-type="float">
            <text:p>1</text:p>
          </table:table-cell>
          <table:table-cell table:style-name="ce17" table:formula="of:=0.5*PI()-([rf.J243]*[rf.L243]+[rf.K243])" office:value-type="float" office:value="-0.372431268904227" calcext:value-type="float">
            <text:p>-0,372431268904227</text:p>
          </table:table-cell>
          <table:table-cell table:style-name="ce17" table:formula="of:=[rf.M243]-[rf.$B$8]" office:value-type="float" office:value="-0.0233654185053607" calcext:value-type="float">
            <text:p>-0,023365418505361</text:p>
          </table:table-cell>
          <table:table-cell table:number-columns-repeated="1010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rf.A244]*analyze_resolution" office:value-type="float" office:value="1.95" calcext:value-type="float">
            <text:p>1,95</text:p>
          </table:table-cell>
          <table:table-cell table:formula="of:=RADIANS(-[rf.B244])" office:value-type="float" office:value="-0.0340339204138894" calcext:value-type="float">
            <text:p>-0,03403392041389</text:p>
          </table:table-cell>
          <table:table-cell table:formula="of:=COS([rf.$B$6])*servo_saver_arm_length*COS([rf.C244])-SIN([rf.$B$6])*servo_saver_arm_length*SIN([rf.C244])+[rf.$B$24]" office:value-type="float" office:value="358.990734432507" calcext:value-type="float">
            <text:p>358,990734432507</text:p>
          </table:table-cell>
          <table:table-cell table:formula="of:=COS([rf.$B$6])*servo_saver_arm_length*SIN([rf.C244])+SIN([rf.$B$6])*servo_saver_arm_length*COS([rf.C244])+[rf.$C$24]" office:value-type="float" office:value="-0.544437608034679" calcext:value-type="float">
            <text:p>-0,544437608034679</text:p>
          </table:table-cell>
          <table:table-cell table:formula="of:=[$rf.D244]-[$rf.$B$14]" office:value-type="float" office:value="58.9907344325068" calcext:value-type="float">
            <text:p>58,9907344325068</text:p>
          </table:table-cell>
          <table:table-cell table:formula="of:=[rf.E244]-[$rf.$C$14]" office:value-type="float" office:value="89.4555623919653" calcext:value-type="float">
            <text:p>89,4555623919653</text:p>
          </table:table-cell>
          <table:table-cell table:style-name="Default" table:formula="of:=SQRT([rf.F244]^2+[rf.G244]^2)" office:value-type="float" office:value="107.15504837267" calcext:value-type="float">
            <text:p>107,15504837267</text:p>
          </table:table-cell>
          <table:table-cell table:formula="of:=([rf.H244]^2-[rf.$B$42]^2+[rf.$B$43]^2)/(2*[rf.H244])" office:value-type="float" office:value="4.14169222221198" calcext:value-type="float">
            <text:p>4,14169222221198</text:p>
          </table:table-cell>
          <table:table-cell table:formula="of:=ACOS([rf.I244]/[rf.$B$43])" office:value-type="float" office:value="1.36220229784431" calcext:value-type="float">
            <text:p>1,36220229784431</text:p>
          </table:table-cell>
          <table:table-cell table:style-name="ce17" table:formula="of:=ASIN([rf.F244]/[rf.H244])" office:value-type="float" office:value="0.582984059578057" calcext:value-type="float">
            <text:p>0,582984059578057</text:p>
          </table:table-cell>
          <table:table-cell table:style-name="ce17" table:formula="of:=IF(0.5*PI()-[rf.$B$9]&gt;[rf.K244];1;-1)" office:value-type="float" office:value="1" calcext:value-type="float">
            <text:p>1</text:p>
          </table:table-cell>
          <table:table-cell table:style-name="ce17" table:formula="of:=0.5*PI()-([rf.J244]*[rf.L244]+[rf.K244])" office:value-type="float" office:value="-0.374390030627473" calcext:value-type="float">
            <text:p>-0,374390030627473</text:p>
          </table:table-cell>
          <table:table-cell table:style-name="ce17" table:formula="of:=[rf.M244]-[rf.$B$8]" office:value-type="float" office:value="-0.0253241802286069" calcext:value-type="float">
            <text:p>-0,025324180228607</text:p>
          </table:table-cell>
          <table:table-cell table:number-columns-repeated="1010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rf.A245]*analyze_resolution" office:value-type="float" office:value="2.1" calcext:value-type="float">
            <text:p>2,1</text:p>
          </table:table-cell>
          <table:table-cell table:formula="of:=RADIANS(-[rf.B245])" office:value-type="float" office:value="-0.0366519142918809" calcext:value-type="float">
            <text:p>-0,036651914291881</text:p>
          </table:table-cell>
          <table:table-cell table:formula="of:=COS([rf.$B$6])*servo_saver_arm_length*COS([rf.C245])-SIN([rf.$B$6])*servo_saver_arm_length*SIN([rf.C245])+[rf.$B$24]" office:value-type="float" office:value="358.989254300459" calcext:value-type="float">
            <text:p>358,989254300459</text:p>
          </table:table-cell>
          <table:table-cell table:formula="of:=COS([rf.$B$6])*servo_saver_arm_length*SIN([rf.C245])+SIN([rf.$B$6])*servo_saver_arm_length*COS([rf.C245])+[rf.$C$24]" office:value-type="float" office:value="-0.5862993393049" calcext:value-type="float">
            <text:p>-0,5862993393049</text:p>
          </table:table-cell>
          <table:table-cell table:formula="of:=[$rf.D245]-[$rf.$B$14]" office:value-type="float" office:value="58.9892543004585" calcext:value-type="float">
            <text:p>58,9892543004585</text:p>
          </table:table-cell>
          <table:table-cell table:formula="of:=[rf.E245]-[$rf.$C$14]" office:value-type="float" office:value="89.4137006606951" calcext:value-type="float">
            <text:p>89,4137006606951</text:p>
          </table:table-cell>
          <table:table-cell table:style-name="Default" table:formula="of:=SQRT([rf.F245]^2+[rf.G245]^2)" office:value-type="float" office:value="107.119288593439" calcext:value-type="float">
            <text:p>107,119288593439</text:p>
          </table:table-cell>
          <table:table-cell table:formula="of:=([rf.H245]^2-[rf.$B$42]^2+[rf.$B$43]^2)/(2*[rf.H245])" office:value-type="float" office:value="4.10730910091566" calcext:value-type="float">
            <text:p>4,10730910091566</text:p>
          </table:table-cell>
          <table:table-cell table:formula="of:=ACOS([rf.I245]/[rf.$B$43])" office:value-type="float" office:value="1.36395921991723" calcext:value-type="float">
            <text:p>1,36395921991723</text:p>
          </table:table-cell>
          <table:table-cell table:style-name="ce17" table:formula="of:=ASIN([rf.F245]/[rf.H245])" office:value-type="float" office:value="0.583187664072792" calcext:value-type="float">
            <text:p>0,583187664072792</text:p>
          </table:table-cell>
          <table:table-cell table:style-name="ce17" table:formula="of:=IF(0.5*PI()-[rf.$B$9]&gt;[rf.K245];1;-1)" office:value-type="float" office:value="1" calcext:value-type="float">
            <text:p>1</text:p>
          </table:table-cell>
          <table:table-cell table:style-name="ce17" table:formula="of:=0.5*PI()-([rf.J245]*[rf.L245]+[rf.K245])" office:value-type="float" office:value="-0.376350557195128" calcext:value-type="float">
            <text:p>-0,376350557195128</text:p>
          </table:table-cell>
          <table:table-cell table:style-name="ce17" table:formula="of:=[rf.M245]-[rf.$B$8]" office:value-type="float" office:value="-0.0272847067962619" calcext:value-type="float">
            <text:p>-0,027284706796262</text:p>
          </table:table-cell>
          <table:table-cell table:number-columns-repeated="1010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rf.A246]*analyze_resolution" office:value-type="float" office:value="2.25" calcext:value-type="float">
            <text:p>2,25</text:p>
          </table:table-cell>
          <table:table-cell table:formula="of:=RADIANS(-[rf.B246])" office:value-type="float" office:value="-0.0392699081698724" calcext:value-type="float">
            <text:p>-0,039269908169873</text:p>
          </table:table-cell>
          <table:table-cell table:formula="of:=COS([rf.$B$6])*servo_saver_arm_length*COS([rf.C246])-SIN([rf.$B$6])*servo_saver_arm_length*SIN([rf.C246])+[rf.$B$24]" office:value-type="float" office:value="358.987664579852" calcext:value-type="float">
            <text:p>358,987664579852</text:p>
          </table:table-cell>
          <table:table-cell table:formula="of:=COS([rf.$B$6])*servo_saver_arm_length*SIN([rf.C246])+SIN([rf.$B$6])*servo_saver_arm_length*COS([rf.C246])+[rf.$C$24]" office:value-type="float" office:value="-0.628157052145098" calcext:value-type="float">
            <text:p>-0,628157052145098</text:p>
          </table:table-cell>
          <table:table-cell table:formula="of:=[$rf.D246]-[$rf.$B$14]" office:value-type="float" office:value="58.9876645798516" calcext:value-type="float">
            <text:p>58,9876645798516</text:p>
          </table:table-cell>
          <table:table-cell table:formula="of:=[rf.E246]-[$rf.$C$14]" office:value-type="float" office:value="89.3718429478549" calcext:value-type="float">
            <text:p>89,3718429478549</text:p>
          </table:table-cell>
          <table:table-cell table:style-name="Default" table:formula="of:=SQRT([rf.F246]^2+[rf.G246]^2)" office:value-type="float" office:value="107.083476243915" calcext:value-type="float">
            <text:p>107,083476243915</text:p>
          </table:table-cell>
          <table:table-cell table:formula="of:=([rf.H246]^2-[rf.$B$42]^2+[rf.$B$43]^2)/(2*[rf.H246])" office:value-type="float" office:value="4.07286438654919" calcext:value-type="float">
            <text:p>4,07286438654919</text:p>
          </table:table-cell>
          <table:table-cell table:formula="of:=ACOS([rf.I246]/[rf.$B$43])" office:value-type="float" office:value="1.36571864007441" calcext:value-type="float">
            <text:p>1,36571864007441</text:p>
          </table:table-cell>
          <table:table-cell table:style-name="ce17" table:formula="of:=ASIN([rf.F246]/[rf.H246])" office:value-type="float" office:value="0.58339052974838" calcext:value-type="float">
            <text:p>0,58339052974838</text:p>
          </table:table-cell>
          <table:table-cell table:style-name="ce17" table:formula="of:=IF(0.5*PI()-[rf.$B$9]&gt;[rf.K246];1;-1)" office:value-type="float" office:value="1" calcext:value-type="float">
            <text:p>1</text:p>
          </table:table-cell>
          <table:table-cell table:style-name="ce17" table:formula="of:=0.5*PI()-([rf.J246]*[rf.L246]+[rf.K246])" office:value-type="float" office:value="-0.378312843027892" calcext:value-type="float">
            <text:p>-0,378312843027892</text:p>
          </table:table-cell>
          <table:table-cell table:style-name="ce17" table:formula="of:=[rf.M246]-[rf.$B$8]" office:value-type="float" office:value="-0.0292469926290262" calcext:value-type="float">
            <text:p>-0,029246992629026</text:p>
          </table:table-cell>
          <table:table-cell table:number-columns-repeated="1010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rf.A247]*analyze_resolution" office:value-type="float" office:value="2.4" calcext:value-type="float">
            <text:p>2,4</text:p>
          </table:table-cell>
          <table:table-cell table:formula="of:=RADIANS(-[rf.B247])" office:value-type="float" office:value="-0.0418879020478639" calcext:value-type="float">
            <text:p>-0,041887902047864</text:p>
          </table:table-cell>
          <table:table-cell table:formula="of:=COS([rf.$B$6])*servo_saver_arm_length*COS([rf.C247])-SIN([rf.$B$6])*servo_saver_arm_length*SIN([rf.C247])+[rf.$B$24]" office:value-type="float" office:value="358.985965281582" calcext:value-type="float">
            <text:p>358,985965281582</text:p>
          </table:table-cell>
          <table:table-cell table:formula="of:=COS([rf.$B$6])*servo_saver_arm_length*SIN([rf.C247])+SIN([rf.$B$6])*servo_saver_arm_length*COS([rf.C247])+[rf.$C$24]" office:value-type="float" office:value="-0.670010459667194" calcext:value-type="float">
            <text:p>-0,670010459667194</text:p>
          </table:table-cell>
          <table:table-cell table:formula="of:=[$rf.D247]-[$rf.$B$14]" office:value-type="float" office:value="58.9859652815817" calcext:value-type="float">
            <text:p>58,9859652815817</text:p>
          </table:table-cell>
          <table:table-cell table:formula="of:=[rf.E247]-[$rf.$C$14]" office:value-type="float" office:value="89.3299895403328" calcext:value-type="float">
            <text:p>89,3299895403328</text:p>
          </table:table-cell>
          <table:table-cell table:style-name="Default" table:formula="of:=SQRT([rf.F247]^2+[rf.G247]^2)" office:value-type="float" office:value="107.047611516913" calcext:value-type="float">
            <text:p>107,047611516913</text:p>
          </table:table-cell>
          <table:table-cell table:formula="of:=([rf.H247]^2-[rf.$B$42]^2+[rf.$B$43]^2)/(2*[rf.H247])" office:value-type="float" office:value="4.03835820485202" calcext:value-type="float">
            <text:p>4,03835820485202</text:p>
          </table:table-cell>
          <table:table-cell table:formula="of:=ACOS([rf.I247]/[rf.$B$43])" office:value-type="float" office:value="1.36748055458686" calcext:value-type="float">
            <text:p>1,36748055458686</text:p>
          </table:table-cell>
          <table:table-cell table:style-name="ce17" table:formula="of:=ASIN([rf.F247]/[rf.H247])" office:value-type="float" office:value="0.58359265477888" calcext:value-type="float">
            <text:p>0,58359265477888</text:p>
          </table:table-cell>
          <table:table-cell table:style-name="ce17" table:formula="of:=IF(0.5*PI()-[rf.$B$9]&gt;[rf.K247];1;-1)" office:value-type="float" office:value="1" calcext:value-type="float">
            <text:p>1</text:p>
          </table:table-cell>
          <table:table-cell table:style-name="ce17" table:formula="of:=0.5*PI()-([rf.J247]*[rf.L247]+[rf.K247])" office:value-type="float" office:value="-0.380276882570845" calcext:value-type="float">
            <text:p>-0,380276882570845</text:p>
          </table:table-cell>
          <table:table-cell table:style-name="ce17" table:formula="of:=[rf.M247]-[rf.$B$8]" office:value-type="float" office:value="-0.0312110321719788" calcext:value-type="float">
            <text:p>-0,031211032171979</text:p>
          </table:table-cell>
          <table:table-cell table:number-columns-repeated="1010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rf.A248]*analyze_resolution" office:value-type="float" office:value="2.55" calcext:value-type="float">
            <text:p>2,55</text:p>
          </table:table-cell>
          <table:table-cell table:formula="of:=RADIANS(-[rf.B248])" office:value-type="float" office:value="-0.0445058959258554" calcext:value-type="float">
            <text:p>-0,044505895925855</text:p>
          </table:table-cell>
          <table:table-cell table:formula="of:=COS([rf.$B$6])*servo_saver_arm_length*COS([rf.C248])-SIN([rf.$B$6])*servo_saver_arm_length*SIN([rf.C248])+[rf.$B$24]" office:value-type="float" office:value="358.984156417296" calcext:value-type="float">
            <text:p>358,984156417296</text:p>
          </table:table-cell>
          <table:table-cell table:formula="of:=COS([rf.$B$6])*servo_saver_arm_length*SIN([rf.C248])+SIN([rf.$B$6])*servo_saver_arm_length*COS([rf.C248])+[rf.$C$24]" office:value-type="float" office:value="-0.71185927501262" calcext:value-type="float">
            <text:p>-0,71185927501262</text:p>
          </table:table-cell>
          <table:table-cell table:formula="of:=[$rf.D248]-[$rf.$B$14]" office:value-type="float" office:value="58.9841564172958" calcext:value-type="float">
            <text:p>58,9841564172958</text:p>
          </table:table-cell>
          <table:table-cell table:formula="of:=[rf.E248]-[$rf.$C$14]" office:value-type="float" office:value="89.2881407249874" calcext:value-type="float">
            <text:p>89,2881407249874</text:p>
          </table:table-cell>
          <table:table-cell table:style-name="Default" table:formula="of:=SQRT([rf.F248]^2+[rf.G248]^2)" office:value-type="float" office:value="107.011694605707" calcext:value-type="float">
            <text:p>107,011694605707</text:p>
          </table:table-cell>
          <table:table-cell table:formula="of:=([rf.H248]^2-[rf.$B$42]^2+[rf.$B$43]^2)/(2*[rf.H248])" office:value-type="float" office:value="4.00379068205976" calcext:value-type="float">
            <text:p>4,00379068205976</text:p>
          </table:table-cell>
          <table:table-cell table:formula="of:=ACOS([rf.I248]/[rf.$B$43])" office:value-type="float" office:value="1.36924495975022" calcext:value-type="float">
            <text:p>1,36924495975022</text:p>
          </table:table-cell>
          <table:table-cell table:style-name="ce17" table:formula="of:=ASIN([rf.F248]/[rf.H248])" office:value-type="float" office:value="0.583794037338087" calcext:value-type="float">
            <text:p>0,583794037338087</text:p>
          </table:table-cell>
          <table:table-cell table:style-name="ce17" table:formula="of:=IF(0.5*PI()-[rf.$B$9]&gt;[rf.K248];1;-1)" office:value-type="float" office:value="1" calcext:value-type="float">
            <text:p>1</text:p>
          </table:table-cell>
          <table:table-cell table:style-name="ce17" table:formula="of:=0.5*PI()-([rf.J248]*[rf.L248]+[rf.K248])" office:value-type="float" office:value="-0.382242670293415" calcext:value-type="float">
            <text:p>-0,382242670293415</text:p>
          </table:table-cell>
          <table:table-cell table:style-name="ce17" table:formula="of:=[rf.M248]-[rf.$B$8]" office:value-type="float" office:value="-0.0331768198945488" calcext:value-type="float">
            <text:p>-0,033176819894549</text:p>
          </table:table-cell>
          <table:table-cell table:number-columns-repeated="1010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rf.A249]*analyze_resolution" office:value-type="float" office:value="2.7" calcext:value-type="float">
            <text:p>2,7</text:p>
          </table:table-cell>
          <table:table-cell table:formula="of:=RADIANS(-[rf.B249])" office:value-type="float" office:value="-0.0471238898038469" calcext:value-type="float">
            <text:p>-0,047123889803847</text:p>
          </table:table-cell>
          <table:table-cell table:formula="of:=COS([rf.$B$6])*servo_saver_arm_length*COS([rf.C249])-SIN([rf.$B$6])*servo_saver_arm_length*SIN([rf.C249])+[rf.$B$24]" office:value-type="float" office:value="358.982237999392" calcext:value-type="float">
            <text:p>358,982237999392</text:p>
          </table:table-cell>
          <table:table-cell table:formula="of:=COS([rf.$B$6])*servo_saver_arm_length*SIN([rf.C249])+SIN([rf.$B$6])*servo_saver_arm_length*COS([rf.C249])+[rf.$C$24]" office:value-type="float" office:value="-0.753703211354283" calcext:value-type="float">
            <text:p>-0,753703211354283</text:p>
          </table:table-cell>
          <table:table-cell table:formula="of:=[$rf.D249]-[$rf.$B$14]" office:value-type="float" office:value="58.9822379993916" calcext:value-type="float">
            <text:p>58,9822379993916</text:p>
          </table:table-cell>
          <table:table-cell table:formula="of:=[rf.E249]-[$rf.$C$14]" office:value-type="float" office:value="89.2462967886457" calcext:value-type="float">
            <text:p>89,2462967886457</text:p>
          </table:table-cell>
          <table:table-cell table:style-name="Default" table:formula="of:=SQRT([rf.F249]^2+[rf.G249]^2)" office:value-type="float" office:value="106.97572570403" calcext:value-type="float">
            <text:p>106,97572570403</text:p>
          </table:table-cell>
          <table:table-cell table:formula="of:=([rf.H249]^2-[rf.$B$42]^2+[rf.$B$43]^2)/(2*[rf.H249])" office:value-type="float" office:value="3.96916194490583" calcext:value-type="float">
            <text:p>3,96916194490583</text:p>
          </table:table-cell>
          <table:table-cell table:formula="of:=ACOS([rf.I249]/[rf.$B$43])" office:value-type="float" office:value="1.3710118518847" calcext:value-type="float">
            <text:p>1,3710118518847</text:p>
          </table:table-cell>
          <table:table-cell table:style-name="ce17" table:formula="of:=ASIN([rf.F249]/[rf.H249])" office:value-type="float" office:value="0.583994675599537" calcext:value-type="float">
            <text:p>0,583994675599537</text:p>
          </table:table-cell>
          <table:table-cell table:style-name="ce17" table:formula="of:=IF(0.5*PI()-[rf.$B$9]&gt;[rf.K249];1;-1)" office:value-type="float" office:value="1" calcext:value-type="float">
            <text:p>1</text:p>
          </table:table-cell>
          <table:table-cell table:style-name="ce17" table:formula="of:=0.5*PI()-([rf.J249]*[rf.L249]+[rf.K249])" office:value-type="float" office:value="-0.384210200689342" calcext:value-type="float">
            <text:p>-0,384210200689342</text:p>
          </table:table-cell>
          <table:table-cell table:style-name="ce17" table:formula="of:=[rf.M249]-[rf.$B$8]" office:value-type="float" office:value="-0.0351443502904761" calcext:value-type="float">
            <text:p>-0,035144350290476</text:p>
          </table:table-cell>
          <table:table-cell table:number-columns-repeated="1010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rf.A250]*analyze_resolution" office:value-type="float" office:value="2.85" calcext:value-type="float">
            <text:p>2,85</text:p>
          </table:table-cell>
          <table:table-cell table:formula="of:=RADIANS(-[rf.B250])" office:value-type="float" office:value="-0.0497418836818384" calcext:value-type="float">
            <text:p>-0,049741883681838</text:p>
          </table:table-cell>
          <table:table-cell table:formula="of:=COS([rf.$B$6])*servo_saver_arm_length*COS([rf.C250])-SIN([rf.$B$6])*servo_saver_arm_length*SIN([rf.C250])+[rf.$B$24]" office:value-type="float" office:value="358.980210041018" calcext:value-type="float">
            <text:p>358,980210041018</text:p>
          </table:table-cell>
          <table:table-cell table:formula="of:=COS([rf.$B$6])*servo_saver_arm_length*SIN([rf.C250])+SIN([rf.$B$6])*servo_saver_arm_length*COS([rf.C250])+[rf.$C$24]" office:value-type="float" office:value="-0.795541981898526" calcext:value-type="float">
            <text:p>-0,795541981898526</text:p>
          </table:table-cell>
          <table:table-cell table:formula="of:=[$rf.D250]-[$rf.$B$14]" office:value-type="float" office:value="58.9802100410175" calcext:value-type="float">
            <text:p>58,9802100410175</text:p>
          </table:table-cell>
          <table:table-cell table:formula="of:=[rf.E250]-[$rf.$C$14]" office:value-type="float" office:value="89.2044580181015" calcext:value-type="float">
            <text:p>89,2044580181015</text:p>
          </table:table-cell>
          <table:table-cell table:style-name="Default" table:formula="of:=SQRT([rf.F250]^2+[rf.G250]^2)" office:value-type="float" office:value="106.939705006072" calcext:value-type="float">
            <text:p>106,939705006072</text:p>
          </table:table-cell>
          <table:table-cell table:formula="of:=([rf.H250]^2-[rf.$B$42]^2+[rf.$B$43]^2)/(2*[rf.H250])" office:value-type="float" office:value="3.93447212062316" calcext:value-type="float">
            <text:p>3,93447212062316</text:p>
          </table:table-cell>
          <table:table-cell table:formula="of:=ACOS([rf.I250]/[rf.$B$43])" office:value-type="float" office:value="1.37278122733501" calcext:value-type="float">
            <text:p>1,37278122733501</text:p>
          </table:table-cell>
          <table:table-cell table:style-name="ce17" table:formula="of:=ASIN([rf.F250]/[rf.H250])" office:value-type="float" office:value="0.584194567736522" calcext:value-type="float">
            <text:p>0,584194567736522</text:p>
          </table:table-cell>
          <table:table-cell table:style-name="ce17" table:formula="of:=IF(0.5*PI()-[rf.$B$9]&gt;[rf.K250];1;-1)" office:value-type="float" office:value="1" calcext:value-type="float">
            <text:p>1</text:p>
          </table:table-cell>
          <table:table-cell table:style-name="ce17" table:formula="of:=0.5*PI()-([rf.J250]*[rf.L250]+[rf.K250])" office:value-type="float" office:value="-0.386179468276634" calcext:value-type="float">
            <text:p>-0,386179468276634</text:p>
          </table:table-cell>
          <table:table-cell table:style-name="ce17" table:formula="of:=[rf.M250]-[rf.$B$8]" office:value-type="float" office:value="-0.0371136178777683" calcext:value-type="float">
            <text:p>-0,037113617877768</text:p>
          </table:table-cell>
          <table:table-cell table:number-columns-repeated="1010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rf.A251]*analyze_resolution" office:value-type="float" office:value="3" calcext:value-type="float">
            <text:p>3</text:p>
          </table:table-cell>
          <table:table-cell table:formula="of:=RADIANS(-[rf.B251])" office:value-type="float" office:value="-0.0523598775598299" calcext:value-type="float">
            <text:p>-0,05235987755983</text:p>
          </table:table-cell>
          <table:table-cell table:formula="of:=COS([rf.$B$6])*servo_saver_arm_length*COS([rf.C251])-SIN([rf.$B$6])*servo_saver_arm_length*SIN([rf.C251])+[rf.$B$24]" office:value-type="float" office:value="358.978072556073" calcext:value-type="float">
            <text:p>358,978072556073</text:p>
          </table:table-cell>
          <table:table-cell table:formula="of:=COS([rf.$B$6])*servo_saver_arm_length*SIN([rf.C251])+SIN([rf.$B$6])*servo_saver_arm_length*COS([rf.C251])+[rf.$C$24]" office:value-type="float" office:value="-0.837375299887101" calcext:value-type="float">
            <text:p>-0,837375299887101</text:p>
          </table:table-cell>
          <table:table-cell table:formula="of:=[$rf.D251]-[$rf.$B$14]" office:value-type="float" office:value="58.9780725560732" calcext:value-type="float">
            <text:p>58,9780725560732</text:p>
          </table:table-cell>
          <table:table-cell table:formula="of:=[rf.E251]-[$rf.$C$14]" office:value-type="float" office:value="89.1626247001129" calcext:value-type="float">
            <text:p>89,1626247001129</text:p>
          </table:table-cell>
          <table:table-cell table:style-name="Default" table:formula="of:=SQRT([rf.F251]^2+[rf.G251]^2)" office:value-type="float" office:value="106.903632706483" calcext:value-type="float">
            <text:p>106,903632706483</text:p>
          </table:table-cell>
          <table:table-cell table:formula="of:=([rf.H251]^2-[rf.$B$42]^2+[rf.$B$43]^2)/(2*[rf.H251])" office:value-type="float" office:value="3.89972133694569" calcext:value-type="float">
            <text:p>3,89972133694569</text:p>
          </table:table-cell>
          <table:table-cell table:formula="of:=ACOS([rf.I251]/[rf.$B$43])" office:value-type="float" office:value="1.37455308247033" calcext:value-type="float">
            <text:p>1,37455308247033</text:p>
          </table:table-cell>
          <table:table-cell table:style-name="ce17" table:formula="of:=ASIN([rf.F251]/[rf.H251])" office:value-type="float" office:value="0.584393711922099" calcext:value-type="float">
            <text:p>0,584393711922099</text:p>
          </table:table-cell>
          <table:table-cell table:style-name="ce17" table:formula="of:=IF(0.5*PI()-[rf.$B$9]&gt;[rf.K251];1;-1)" office:value-type="float" office:value="1" calcext:value-type="float">
            <text:p>1</text:p>
          </table:table-cell>
          <table:table-cell table:style-name="ce17" table:formula="of:=0.5*PI()-([rf.J251]*[rf.L251]+[rf.K251])" office:value-type="float" office:value="-0.388150467597538" calcext:value-type="float">
            <text:p>-0,388150467597538</text:p>
          </table:table-cell>
          <table:table-cell table:style-name="ce17" table:formula="of:=[rf.M251]-[rf.$B$8]" office:value-type="float" office:value="-0.0390846171986717" calcext:value-type="float">
            <text:p>-0,039084617198672</text:p>
          </table:table-cell>
          <table:table-cell table:number-columns-repeated="1010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rf.A252]*analyze_resolution" office:value-type="float" office:value="3.15" calcext:value-type="float">
            <text:p>3,15</text:p>
          </table:table-cell>
          <table:table-cell table:formula="of:=RADIANS(-[rf.B252])" office:value-type="float" office:value="-0.0549778714378214" calcext:value-type="float">
            <text:p>-0,054977871437821</text:p>
          </table:table-cell>
          <table:table-cell table:formula="of:=COS([rf.$B$6])*servo_saver_arm_length*COS([rf.C252])-SIN([rf.$B$6])*servo_saver_arm_length*SIN([rf.C252])+[rf.$B$24]" office:value-type="float" office:value="358.975825559209" calcext:value-type="float">
            <text:p>358,975825559209</text:p>
          </table:table-cell>
          <table:table-cell table:formula="of:=COS([rf.$B$6])*servo_saver_arm_length*SIN([rf.C252])+SIN([rf.$B$6])*servo_saver_arm_length*COS([rf.C252])+[rf.$C$24]" office:value-type="float" office:value="-0.879202878599132" calcext:value-type="float">
            <text:p>-0,879202878599132</text:p>
          </table:table-cell>
          <table:table-cell table:formula="of:=[$rf.D252]-[$rf.$B$14]" office:value-type="float" office:value="58.9758255592086" calcext:value-type="float">
            <text:p>58,9758255592086</text:p>
          </table:table-cell>
          <table:table-cell table:formula="of:=[rf.E252]-[$rf.$C$14]" office:value-type="float" office:value="89.1207971214009" calcext:value-type="float">
            <text:p>89,1207971214009</text:p>
          </table:table-cell>
          <table:table-cell table:style-name="Default" table:formula="of:=SQRT([rf.F252]^2+[rf.G252]^2)" office:value-type="float" office:value="106.86750900037" calcext:value-type="float">
            <text:p>106,86750900037</text:p>
          </table:table-cell>
          <table:table-cell table:formula="of:=([rf.H252]^2-[rf.$B$42]^2+[rf.$B$43]^2)/(2*[rf.H252])" office:value-type="float" office:value="3.86490972211009" calcext:value-type="float">
            <text:p>3,86490972211009</text:p>
          </table:table-cell>
          <table:table-cell table:formula="of:=ACOS([rf.I252]/[rf.$B$43])" office:value-type="float" office:value="1.37632741368429" calcext:value-type="float">
            <text:p>1,37632741368429</text:p>
          </table:table-cell>
          <table:table-cell table:style-name="ce17" table:formula="of:=ASIN([rf.F252]/[rf.H252])" office:value-type="float" office:value="0.584592106329101" calcext:value-type="float">
            <text:p>0,584592106329101</text:p>
          </table:table-cell>
          <table:table-cell table:style-name="ce17" table:formula="of:=IF(0.5*PI()-[rf.$B$9]&gt;[rf.K252];1;-1)" office:value-type="float" office:value="1" calcext:value-type="float">
            <text:p>1</text:p>
          </table:table-cell>
          <table:table-cell table:style-name="ce17" table:formula="of:=0.5*PI()-([rf.J252]*[rf.L252]+[rf.K252])" office:value-type="float" office:value="-0.390123193218494" calcext:value-type="float">
            <text:p>-0,390123193218494</text:p>
          </table:table-cell>
          <table:table-cell table:style-name="ce17" table:formula="of:=[rf.M252]-[rf.$B$8]" office:value-type="float" office:value="-0.041057342819628" calcext:value-type="float">
            <text:p>-0,041057342819628</text:p>
          </table:table-cell>
          <table:table-cell table:number-columns-repeated="1010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rf.A253]*analyze_resolution" office:value-type="float" office:value="3.3" calcext:value-type="float">
            <text:p>3,3</text:p>
          </table:table-cell>
          <table:table-cell table:formula="of:=RADIANS(-[rf.B253])" office:value-type="float" office:value="-0.0575958653158129" calcext:value-type="float">
            <text:p>-0,057595865315813</text:p>
          </table:table-cell>
          <table:table-cell table:formula="of:=COS([rf.$B$6])*servo_saver_arm_length*COS([rf.C253])-SIN([rf.$B$6])*servo_saver_arm_length*SIN([rf.C253])+[rf.$B$24]" office:value-type="float" office:value="358.973469065824" calcext:value-type="float">
            <text:p>358,973469065824</text:p>
          </table:table-cell>
          <table:table-cell table:formula="of:=COS([rf.$B$6])*servo_saver_arm_length*SIN([rf.C253])+SIN([rf.$B$6])*servo_saver_arm_length*COS([rf.C253])+[rf.$C$24]" office:value-type="float" office:value="-0.921024431353076" calcext:value-type="float">
            <text:p>-0,921024431353076</text:p>
          </table:table-cell>
          <table:table-cell table:formula="of:=[$rf.D253]-[$rf.$B$14]" office:value-type="float" office:value="58.9734690658245" calcext:value-type="float">
            <text:p>58,9734690658245</text:p>
          </table:table-cell>
          <table:table-cell table:formula="of:=[rf.E253]-[$rf.$C$14]" office:value-type="float" office:value="89.0789755686469" calcext:value-type="float">
            <text:p>89,0789755686469</text:p>
          </table:table-cell>
          <table:table-cell table:style-name="Default" table:formula="of:=SQRT([rf.F253]^2+[rf.G253]^2)" office:value-type="float" office:value="106.831334083299" calcext:value-type="float">
            <text:p>106,831334083299</text:p>
          </table:table-cell>
          <table:table-cell table:formula="of:=([rf.H253]^2-[rf.$B$42]^2+[rf.$B$43]^2)/(2*[rf.H253])" office:value-type="float" office:value="3.83003740485736" calcext:value-type="float">
            <text:p>3,83003740485736</text:p>
          </table:table-cell>
          <table:table-cell table:formula="of:=ACOS([rf.I253]/[rf.$B$43])" office:value-type="float" office:value="1.37810421739485" calcext:value-type="float">
            <text:p>1,37810421739485</text:p>
          </table:table-cell>
          <table:table-cell table:style-name="ce17" table:formula="of:=ASIN([rf.F253]/[rf.H253])" office:value-type="float" office:value="0.584789749130147" calcext:value-type="float">
            <text:p>0,584789749130147</text:p>
          </table:table-cell>
          <table:table-cell table:style-name="ce17" table:formula="of:=IF(0.5*PI()-[rf.$B$9]&gt;[rf.K253];1;-1)" office:value-type="float" office:value="1" calcext:value-type="float">
            <text:p>1</text:p>
          </table:table-cell>
          <table:table-cell table:style-name="ce17" table:formula="of:=0.5*PI()-([rf.J253]*[rf.L253]+[rf.K253])" office:value-type="float" office:value="-0.392097639730104" calcext:value-type="float">
            <text:p>-0,392097639730104</text:p>
          </table:table-cell>
          <table:table-cell table:style-name="ce17" table:formula="of:=[rf.M253]-[rf.$B$8]" office:value-type="float" office:value="-0.0430317893312385" calcext:value-type="float">
            <text:p>-0,043031789331239</text:p>
          </table:table-cell>
          <table:table-cell table:number-columns-repeated="1010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rf.A254]*analyze_resolution" office:value-type="float" office:value="3.45" calcext:value-type="float">
            <text:p>3,45</text:p>
          </table:table-cell>
          <table:table-cell table:formula="of:=RADIANS(-[rf.B254])" office:value-type="float" office:value="-0.0602138591938044" calcext:value-type="float">
            <text:p>-0,060213859193804</text:p>
          </table:table-cell>
          <table:table-cell table:formula="of:=COS([rf.$B$6])*servo_saver_arm_length*COS([rf.C254])-SIN([rf.$B$6])*servo_saver_arm_length*SIN([rf.C254])+[rf.$B$24]" office:value-type="float" office:value="358.971003092072" calcext:value-type="float">
            <text:p>358,971003092072</text:p>
          </table:table-cell>
          <table:table-cell table:formula="of:=COS([rf.$B$6])*servo_saver_arm_length*SIN([rf.C254])+SIN([rf.$B$6])*servo_saver_arm_length*COS([rf.C254])+[rf.$C$24]" office:value-type="float" office:value="-0.962839671508695" calcext:value-type="float">
            <text:p>-0,962839671508695</text:p>
          </table:table-cell>
          <table:table-cell table:formula="of:=[$rf.D254]-[$rf.$B$14]" office:value-type="float" office:value="58.9710030920718" calcext:value-type="float">
            <text:p>58,9710030920718</text:p>
          </table:table-cell>
          <table:table-cell table:formula="of:=[rf.E254]-[$rf.$C$14]" office:value-type="float" office:value="89.0371603284913" calcext:value-type="float">
            <text:p>89,0371603284913</text:p>
          </table:table-cell>
          <table:table-cell table:style-name="Default" table:formula="of:=SQRT([rf.F254]^2+[rf.G254]^2)" office:value-type="float" office:value="106.795108151294" calcext:value-type="float">
            <text:p>106,795108151294</text:p>
          </table:table-cell>
          <table:table-cell table:formula="of:=([rf.H254]^2-[rf.$B$42]^2+[rf.$B$43]^2)/(2*[rf.H254])" office:value-type="float" office:value="3.7951045144343" calcext:value-type="float">
            <text:p>3,7951045144343</text:p>
          </table:table-cell>
          <table:table-cell table:formula="of:=ACOS([rf.I254]/[rf.$B$43])" office:value-type="float" office:value="1.37988349004434" calcext:value-type="float">
            <text:p>1,37988349004434</text:p>
          </table:table-cell>
          <table:table-cell table:style-name="ce17" table:formula="of:=ASIN([rf.F254]/[rf.H254])" office:value-type="float" office:value="0.584986638497653" calcext:value-type="float">
            <text:p>0,584986638497653</text:p>
          </table:table-cell>
          <table:table-cell table:style-name="ce17" table:formula="of:=IF(0.5*PI()-[rf.$B$9]&gt;[rf.K254];1;-1)" office:value-type="float" office:value="1" calcext:value-type="float">
            <text:p>1</text:p>
          </table:table-cell>
          <table:table-cell table:style-name="ce17" table:formula="of:=0.5*PI()-([rf.J254]*[rf.L254]+[rf.K254])" office:value-type="float" office:value="-0.394073801747099" calcext:value-type="float">
            <text:p>-0,394073801747099</text:p>
          </table:table-cell>
          <table:table-cell table:style-name="ce17" table:formula="of:=[rf.M254]-[rf.$B$8]" office:value-type="float" office:value="-0.0450079513482327" calcext:value-type="float">
            <text:p>-0,045007951348233</text:p>
          </table:table-cell>
          <table:table-cell table:number-columns-repeated="1010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rf.A255]*analyze_resolution" office:value-type="float" office:value="3.6" calcext:value-type="float">
            <text:p>3,6</text:p>
          </table:table-cell>
          <table:table-cell table:formula="of:=RADIANS(-[rf.B255])" office:value-type="float" office:value="-0.0628318530717959" calcext:value-type="float">
            <text:p>-0,062831853071796</text:p>
          </table:table-cell>
          <table:table-cell table:formula="of:=COS([rf.$B$6])*servo_saver_arm_length*COS([rf.C255])-SIN([rf.$B$6])*servo_saver_arm_length*SIN([rf.C255])+[rf.$B$24]" office:value-type="float" office:value="358.968427654852" calcext:value-type="float">
            <text:p>358,968427654852</text:p>
          </table:table-cell>
          <table:table-cell table:formula="of:=COS([rf.$B$6])*servo_saver_arm_length*SIN([rf.C255])+SIN([rf.$B$6])*servo_saver_arm_length*COS([rf.C255])+[rf.$C$24]" office:value-type="float" office:value="-1.00464831246901" calcext:value-type="float">
            <text:p>-1,00464831246901</text:p>
          </table:table-cell>
          <table:table-cell table:formula="of:=[$rf.D255]-[$rf.$B$14]" office:value-type="float" office:value="58.9684276548524" calcext:value-type="float">
            <text:p>58,9684276548524</text:p>
          </table:table-cell>
          <table:table-cell table:formula="of:=[rf.E255]-[$rf.$C$14]" office:value-type="float" office:value="88.995351687531" calcext:value-type="float">
            <text:p>88,995351687531</text:p>
          </table:table-cell>
          <table:table-cell table:style-name="Default" table:formula="of:=SQRT([rf.F255]^2+[rf.G255]^2)" office:value-type="float" office:value="106.75883140084" calcext:value-type="float">
            <text:p>106,75883140084</text:p>
          </table:table-cell>
          <table:table-cell table:formula="of:=([rf.H255]^2-[rf.$B$42]^2+[rf.$B$43]^2)/(2*[rf.H255])" office:value-type="float" office:value="3.76011118059552" calcext:value-type="float">
            <text:p>3,76011118059552</text:p>
          </table:table-cell>
          <table:table-cell table:formula="of:=ACOS([rf.I255]/[rf.$B$43])" office:value-type="float" office:value="1.38166522809934" calcext:value-type="float">
            <text:p>1,38166522809934</text:p>
          </table:table-cell>
          <table:table-cell table:style-name="ce17" table:formula="of:=ASIN([rf.F255]/[rf.H255])" office:value-type="float" office:value="0.585182772603844" calcext:value-type="float">
            <text:p>0,585182772603844</text:p>
          </table:table-cell>
          <table:table-cell table:style-name="ce17" table:formula="of:=IF(0.5*PI()-[rf.$B$9]&gt;[rf.K255];1;-1)" office:value-type="float" office:value="1" calcext:value-type="float">
            <text:p>1</text:p>
          </table:table-cell>
          <table:table-cell table:style-name="ce17" table:formula="of:=0.5*PI()-([rf.J255]*[rf.L255]+[rf.K255])" office:value-type="float" office:value="-0.396051673908282" calcext:value-type="float">
            <text:p>-0,396051673908282</text:p>
          </table:table-cell>
          <table:table-cell table:style-name="ce17" table:formula="of:=[rf.M255]-[rf.$B$8]" office:value-type="float" office:value="-0.0469858235094165" calcext:value-type="float">
            <text:p>-0,046985823509417</text:p>
          </table:table-cell>
          <table:table-cell table:number-columns-repeated="1010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rf.A256]*analyze_resolution" office:value-type="float" office:value="3.75" calcext:value-type="float">
            <text:p>3,75</text:p>
          </table:table-cell>
          <table:table-cell table:formula="of:=RADIANS(-[rf.B256])" office:value-type="float" office:value="-0.0654498469497874" calcext:value-type="float">
            <text:p>-0,065449846949787</text:p>
          </table:table-cell>
          <table:table-cell table:formula="of:=COS([rf.$B$6])*servo_saver_arm_length*COS([rf.C256])-SIN([rf.$B$6])*servo_saver_arm_length*SIN([rf.C256])+[rf.$B$24]" office:value-type="float" office:value="358.965742771818" calcext:value-type="float">
            <text:p>358,965742771818</text:p>
          </table:table-cell>
          <table:table-cell table:formula="of:=COS([rf.$B$6])*servo_saver_arm_length*SIN([rf.C256])+SIN([rf.$B$6])*servo_saver_arm_length*COS([rf.C256])+[rf.$C$24]" office:value-type="float" office:value="-1.04645006768229" calcext:value-type="float">
            <text:p>-1,04645006768229</text:p>
          </table:table-cell>
          <table:table-cell table:formula="of:=[$rf.D256]-[$rf.$B$14]" office:value-type="float" office:value="58.9657427718177" calcext:value-type="float">
            <text:p>58,9657427718177</text:p>
          </table:table-cell>
          <table:table-cell table:formula="of:=[rf.E256]-[$rf.$C$14]" office:value-type="float" office:value="88.9535499323177" calcext:value-type="float">
            <text:p>88,9535499323177</text:p>
          </table:table-cell>
          <table:table-cell table:style-name="Default" table:formula="of:=SQRT([rf.F256]^2+[rf.G256]^2)" office:value-type="float" office:value="106.722504028876" calcext:value-type="float">
            <text:p>106,722504028876</text:p>
          </table:table-cell>
          <table:table-cell table:formula="of:=([rf.H256]^2-[rf.$B$42]^2+[rf.$B$43]^2)/(2*[rf.H256])" office:value-type="float" office:value="3.72505753360468" calcext:value-type="float">
            <text:p>3,72505753360468</text:p>
          </table:table-cell>
          <table:table-cell table:formula="of:=ACOS([rf.I256]/[rf.$B$43])" office:value-type="float" office:value="1.38344942805065" calcext:value-type="float">
            <text:p>1,38344942805065</text:p>
          </table:table-cell>
          <table:table-cell table:style-name="ce17" table:formula="of:=ASIN([rf.F256]/[rf.H256])" office:value-type="float" office:value="0.585378149620764" calcext:value-type="float">
            <text:p>0,585378149620764</text:p>
          </table:table-cell>
          <table:table-cell table:style-name="ce17" table:formula="of:=IF(0.5*PI()-[rf.$B$9]&gt;[rf.K256];1;-1)" office:value-type="float" office:value="1" calcext:value-type="float">
            <text:p>1</text:p>
          </table:table-cell>
          <table:table-cell table:style-name="ce17" table:formula="of:=0.5*PI()-([rf.J256]*[rf.L256]+[rf.K256])" office:value-type="float" office:value="-0.398031250876515" calcext:value-type="float">
            <text:p>-0,398031250876515</text:p>
          </table:table-cell>
          <table:table-cell table:style-name="ce17" table:formula="of:=[rf.M256]-[rf.$B$8]" office:value-type="float" office:value="-0.0489654004776488" calcext:value-type="float">
            <text:p>-0,048965400477649</text:p>
          </table:table-cell>
          <table:table-cell table:number-columns-repeated="1010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rf.A257]*analyze_resolution" office:value-type="float" office:value="3.9" calcext:value-type="float">
            <text:p>3,9</text:p>
          </table:table-cell>
          <table:table-cell table:formula="of:=RADIANS(-[rf.B257])" office:value-type="float" office:value="-0.0680678408277788" calcext:value-type="float">
            <text:p>-0,068067840827779</text:p>
          </table:table-cell>
          <table:table-cell table:formula="of:=COS([rf.$B$6])*servo_saver_arm_length*COS([rf.C257])-SIN([rf.$B$6])*servo_saver_arm_length*SIN([rf.C257])+[rf.$B$24]" office:value-type="float" office:value="358.96294846137" calcext:value-type="float">
            <text:p>358,96294846137</text:p>
          </table:table-cell>
          <table:table-cell table:formula="of:=COS([rf.$B$6])*servo_saver_arm_length*SIN([rf.C257])+SIN([rf.$B$6])*servo_saver_arm_length*COS([rf.C257])+[rf.$C$24]" office:value-type="float" office:value="-1.08824465064397" calcext:value-type="float">
            <text:p>-1,08824465064397</text:p>
          </table:table-cell>
          <table:table-cell table:formula="of:=[$rf.D257]-[$rf.$B$14]" office:value-type="float" office:value="58.9629484613697" calcext:value-type="float">
            <text:p>58,9629484613697</text:p>
          </table:table-cell>
          <table:table-cell table:formula="of:=[rf.E257]-[$rf.$C$14]" office:value-type="float" office:value="88.911755349356" calcext:value-type="float">
            <text:p>88,911755349356</text:p>
          </table:table-cell>
          <table:table-cell table:style-name="Default" table:formula="of:=SQRT([rf.F257]^2+[rf.G257]^2)" office:value-type="float" office:value="106.686126232804" calcext:value-type="float">
            <text:p>106,686126232804</text:p>
          </table:table-cell>
          <table:table-cell table:formula="of:=([rf.H257]^2-[rf.$B$42]^2+[rf.$B$43]^2)/(2*[rf.H257])" office:value-type="float" office:value="3.68994370423643" calcext:value-type="float">
            <text:p>3,68994370423643</text:p>
          </table:table-cell>
          <table:table-cell table:formula="of:=ACOS([rf.I257]/[rf.$B$43])" office:value-type="float" office:value="1.38523608641327" calcext:value-type="float">
            <text:p>1,38523608641327</text:p>
          </table:table-cell>
          <table:table-cell table:style-name="ce17" table:formula="of:=ASIN([rf.F257]/[rf.H257])" office:value-type="float" office:value="0.585572767720289" calcext:value-type="float">
            <text:p>0,585572767720289</text:p>
          </table:table-cell>
          <table:table-cell table:style-name="ce17" table:formula="of:=IF(0.5*PI()-[rf.$B$9]&gt;[rf.K257];1;-1)" office:value-type="float" office:value="1" calcext:value-type="float">
            <text:p>1</text:p>
          </table:table-cell>
          <table:table-cell table:style-name="ce17" table:formula="of:=0.5*PI()-([rf.J257]*[rf.L257]+[rf.K257])" office:value-type="float" office:value="-0.40001252733866" calcext:value-type="float">
            <text:p>-0,40001252733866</text:p>
          </table:table-cell>
          <table:table-cell table:style-name="ce17" table:formula="of:=[rf.M257]-[rf.$B$8]" office:value-type="float" office:value="-0.0509466769397942" calcext:value-type="float">
            <text:p>-0,050946676939794</text:p>
          </table:table-cell>
          <table:table-cell table:number-columns-repeated="1010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rf.A258]*analyze_resolution" office:value-type="float" office:value="4.05" calcext:value-type="float">
            <text:p>4,05</text:p>
          </table:table-cell>
          <table:table-cell table:formula="of:=RADIANS(-[rf.B258])" office:value-type="float" office:value="-0.0706858347057703" calcext:value-type="float">
            <text:p>-0,07068583470577</text:p>
          </table:table-cell>
          <table:table-cell table:formula="of:=COS([rf.$B$6])*servo_saver_arm_length*COS([rf.C258])-SIN([rf.$B$6])*servo_saver_arm_length*SIN([rf.C258])+[rf.$B$24]" office:value-type="float" office:value="358.96004474266" calcext:value-type="float">
            <text:p>358,96004474266</text:p>
          </table:table-cell>
          <table:table-cell table:formula="of:=COS([rf.$B$6])*servo_saver_arm_length*SIN([rf.C258])+SIN([rf.$B$6])*servo_saver_arm_length*COS([rf.C258])+[rf.$C$24]" office:value-type="float" office:value="-1.13003177489867" calcext:value-type="float">
            <text:p>-1,13003177489867</text:p>
          </table:table-cell>
          <table:table-cell table:formula="of:=[$rf.D258]-[$rf.$B$14]" office:value-type="float" office:value="58.9600447426603" calcext:value-type="float">
            <text:p>58,9600447426603</text:p>
          </table:table-cell>
          <table:table-cell table:formula="of:=[rf.E258]-[$rf.$C$14]" office:value-type="float" office:value="88.8699682251013" calcext:value-type="float">
            <text:p>88,8699682251013</text:p>
          </table:table-cell>
          <table:table-cell table:style-name="Default" table:formula="of:=SQRT([rf.F258]^2+[rf.G258]^2)" office:value-type="float" office:value="106.649698210483" calcext:value-type="float">
            <text:p>106,649698210483</text:p>
          </table:table-cell>
          <table:table-cell table:formula="of:=([rf.H258]^2-[rf.$B$42]^2+[rf.$B$43]^2)/(2*[rf.H258])" office:value-type="float" office:value="3.65476982377783" calcext:value-type="float">
            <text:p>3,65476982377783</text:p>
          </table:table-cell>
          <table:table-cell table:formula="of:=ACOS([rf.I258]/[rf.$B$43])" office:value-type="float" office:value="1.38702519972632" calcext:value-type="float">
            <text:p>1,38702519972632</text:p>
          </table:table-cell>
          <table:table-cell table:style-name="ce17" table:formula="of:=ASIN([rf.F258]/[rf.H258])" office:value-type="float" office:value="0.585766625074135" calcext:value-type="float">
            <text:p>0,585766625074135</text:p>
          </table:table-cell>
          <table:table-cell table:style-name="ce17" table:formula="of:=IF(0.5*PI()-[rf.$B$9]&gt;[rf.K258];1;-1)" office:value-type="float" office:value="1" calcext:value-type="float">
            <text:p>1</text:p>
          </table:table-cell>
          <table:table-cell table:style-name="ce17" table:formula="of:=0.5*PI()-([rf.J258]*[rf.L258]+[rf.K258])" office:value-type="float" office:value="-0.401995498005558" calcext:value-type="float">
            <text:p>-0,401995498005558</text:p>
          </table:table-cell>
          <table:table-cell table:style-name="ce17" table:formula="of:=[rf.M258]-[rf.$B$8]" office:value-type="float" office:value="-0.0529296476066926" calcext:value-type="float">
            <text:p>-0,052929647606693</text:p>
          </table:table-cell>
          <table:table-cell table:number-columns-repeated="1010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rf.A259]*analyze_resolution" office:value-type="float" office:value="4.2" calcext:value-type="float">
            <text:p>4,2</text:p>
          </table:table-cell>
          <table:table-cell table:formula="of:=RADIANS(-[rf.B259])" office:value-type="float" office:value="-0.0733038285837618" calcext:value-type="float">
            <text:p>-0,073303828583762</text:p>
          </table:table-cell>
          <table:table-cell table:formula="of:=COS([rf.$B$6])*servo_saver_arm_length*COS([rf.C259])-SIN([rf.$B$6])*servo_saver_arm_length*SIN([rf.C259])+[rf.$B$24]" office:value-type="float" office:value="358.957031635591" calcext:value-type="float">
            <text:p>358,957031635591</text:p>
          </table:table-cell>
          <table:table-cell table:formula="of:=COS([rf.$B$6])*servo_saver_arm_length*SIN([rf.C259])+SIN([rf.$B$6])*servo_saver_arm_length*COS([rf.C259])+[rf.$C$24]" office:value-type="float" office:value="-1.17181115404211" calcext:value-type="float">
            <text:p>-1,17181115404211</text:p>
          </table:table-cell>
          <table:table-cell table:formula="of:=[$rf.D259]-[$rf.$B$14]" office:value-type="float" office:value="58.9570316355913" calcext:value-type="float">
            <text:p>58,9570316355913</text:p>
          </table:table-cell>
          <table:table-cell table:formula="of:=[rf.E259]-[$rf.$C$14]" office:value-type="float" office:value="88.8281888459579" calcext:value-type="float">
            <text:p>88,8281888459579</text:p>
          </table:table-cell>
          <table:table-cell table:style-name="Default" table:formula="of:=SQRT([rf.F259]^2+[rf.G259]^2)" office:value-type="float" office:value="106.613220160228" calcext:value-type="float">
            <text:p>106,613220160228</text:p>
          </table:table-cell>
          <table:table-cell table:formula="of:=([rf.H259]^2-[rf.$B$42]^2+[rf.$B$43]^2)/(2*[rf.H259])" office:value-type="float" office:value="3.61953602403017" calcext:value-type="float">
            <text:p>3,61953602403017</text:p>
          </table:table-cell>
          <table:table-cell table:formula="of:=ACOS([rf.I259]/[rf.$B$43])" office:value-type="float" office:value="1.38881676455301" calcext:value-type="float">
            <text:p>1,38881676455301</text:p>
          </table:table-cell>
          <table:table-cell table:style-name="ce17" table:formula="of:=ASIN([rf.F259]/[rf.H259])" office:value-type="float" office:value="0.585959719853873" calcext:value-type="float">
            <text:p>0,585959719853873</text:p>
          </table:table-cell>
          <table:table-cell table:style-name="ce17" table:formula="of:=IF(0.5*PI()-[rf.$B$9]&gt;[rf.K259];1;-1)" office:value-type="float" office:value="1" calcext:value-type="float">
            <text:p>1</text:p>
          </table:table-cell>
          <table:table-cell table:style-name="ce17" table:formula="of:=0.5*PI()-([rf.J259]*[rf.L259]+[rf.K259])" office:value-type="float" office:value="-0.403980157611982" calcext:value-type="float">
            <text:p>-0,403980157611982</text:p>
          </table:table-cell>
          <table:table-cell table:style-name="ce17" table:formula="of:=[rf.M259]-[rf.$B$8]" office:value-type="float" office:value="-0.0549143072131156" calcext:value-type="float">
            <text:p>-0,054914307213116</text:p>
          </table:table-cell>
          <table:table-cell table:number-columns-repeated="1010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rf.A260]*analyze_resolution" office:value-type="float" office:value="4.35" calcext:value-type="float">
            <text:p>4,35</text:p>
          </table:table-cell>
          <table:table-cell table:formula="of:=RADIANS(-[rf.B260])" office:value-type="float" office:value="-0.0759218224617533" calcext:value-type="float">
            <text:p>-0,075921822461753</text:p>
          </table:table-cell>
          <table:table-cell table:formula="of:=COS([rf.$B$6])*servo_saver_arm_length*COS([rf.C260])-SIN([rf.$B$6])*servo_saver_arm_length*SIN([rf.C260])+[rf.$B$24]" office:value-type="float" office:value="358.953909160814" calcext:value-type="float">
            <text:p>358,953909160814</text:p>
          </table:table-cell>
          <table:table-cell table:formula="of:=COS([rf.$B$6])*servo_saver_arm_length*SIN([rf.C260])+SIN([rf.$B$6])*servo_saver_arm_length*COS([rf.C260])+[rf.$C$24]" office:value-type="float" office:value="-1.2135825017231" calcext:value-type="float">
            <text:p>-1,2135825017231</text:p>
          </table:table-cell>
          <table:table-cell table:formula="of:=[$rf.D260]-[$rf.$B$14]" office:value-type="float" office:value="58.9539091608142" calcext:value-type="float">
            <text:p>58,9539091608142</text:p>
          </table:table-cell>
          <table:table-cell table:formula="of:=[rf.E260]-[$rf.$C$14]" office:value-type="float" office:value="88.7864174982769" calcext:value-type="float">
            <text:p>88,7864174982769</text:p>
          </table:table-cell>
          <table:table-cell table:style-name="Default" table:formula="of:=SQRT([rf.F260]^2+[rf.G260]^2)" office:value-type="float" office:value="106.576692280817" calcext:value-type="float">
            <text:p>106,576692280817</text:p>
          </table:table-cell>
          <table:table-cell table:formula="of:=([rf.H260]^2-[rf.$B$42]^2+[rf.$B$43]^2)/(2*[rf.H260])" office:value-type="float" office:value="3.58424243731064" calcext:value-type="float">
            <text:p>3,58424243731064</text:p>
          </table:table-cell>
          <table:table-cell table:formula="of:=ACOS([rf.I260]/[rf.$B$43])" office:value-type="float" office:value="1.39061077748055" calcext:value-type="float">
            <text:p>1,39061077748055</text:p>
          </table:table-cell>
          <table:table-cell table:style-name="ce17" table:formula="of:=ASIN([rf.F260]/[rf.H260])" office:value-type="float" office:value="0.586152050230939" calcext:value-type="float">
            <text:p>0,586152050230939</text:p>
          </table:table-cell>
          <table:table-cell table:style-name="ce17" table:formula="of:=IF(0.5*PI()-[rf.$B$9]&gt;[rf.K260];1;-1)" office:value-type="float" office:value="1" calcext:value-type="float">
            <text:p>1</text:p>
          </table:table-cell>
          <table:table-cell table:style-name="ce17" table:formula="of:=0.5*PI()-([rf.J260]*[rf.L260]+[rf.K260])" office:value-type="float" office:value="-0.405966500916594" calcext:value-type="float">
            <text:p>-0,405966500916594</text:p>
          </table:table-cell>
          <table:table-cell table:style-name="ce17" table:formula="of:=[rf.M260]-[rf.$B$8]" office:value-type="float" office:value="-0.0569006505177284" calcext:value-type="float">
            <text:p>-0,056900650517728</text:p>
          </table:table-cell>
          <table:table-cell table:number-columns-repeated="1010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rf.A261]*analyze_resolution" office:value-type="float" office:value="4.5" calcext:value-type="float">
            <text:p>4,5</text:p>
          </table:table-cell>
          <table:table-cell table:formula="of:=RADIANS(-[rf.B261])" office:value-type="float" office:value="-0.0785398163397448" calcext:value-type="float">
            <text:p>-0,078539816339745</text:p>
          </table:table-cell>
          <table:table-cell table:formula="of:=COS([rf.$B$6])*servo_saver_arm_length*COS([rf.C261])-SIN([rf.$B$6])*servo_saver_arm_length*SIN([rf.C261])+[rf.$B$24]" office:value-type="float" office:value="358.95067733973" calcext:value-type="float">
            <text:p>358,95067733973</text:p>
          </table:table-cell>
          <table:table-cell table:formula="of:=COS([rf.$B$6])*servo_saver_arm_length*SIN([rf.C261])+SIN([rf.$B$6])*servo_saver_arm_length*COS([rf.C261])+[rf.$C$24]" office:value-type="float" office:value="-1.25534553164552" calcext:value-type="float">
            <text:p>-1,25534553164552</text:p>
          </table:table-cell>
          <table:table-cell table:formula="of:=[$rf.D261]-[$rf.$B$14]" office:value-type="float" office:value="58.95067733973" calcext:value-type="float">
            <text:p>58,95067733973</text:p>
          </table:table-cell>
          <table:table-cell table:formula="of:=[rf.E261]-[$rf.$C$14]" office:value-type="float" office:value="88.7446544683545" calcext:value-type="float">
            <text:p>88,7446544683545</text:p>
          </table:table-cell>
          <table:table-cell table:style-name="Default" table:formula="of:=SQRT([rf.F261]^2+[rf.G261]^2)" office:value-type="float" office:value="106.540114771482" calcext:value-type="float">
            <text:p>106,540114771482</text:p>
          </table:table-cell>
          <table:table-cell table:formula="of:=([rf.H261]^2-[rf.$B$42]^2+[rf.$B$43]^2)/(2*[rf.H261])" office:value-type="float" office:value="3.54888919645383" calcext:value-type="float">
            <text:p>3,54888919645383</text:p>
          </table:table-cell>
          <table:table-cell table:formula="of:=ACOS([rf.I261]/[rf.$B$43])" office:value-type="float" office:value="1.39240723512018" calcext:value-type="float">
            <text:p>1,39240723512018</text:p>
          </table:table-cell>
          <table:table-cell table:style-name="ce17" table:formula="of:=ASIN([rf.F261]/[rf.H261])" office:value-type="float" office:value="0.586343614376644" calcext:value-type="float">
            <text:p>0,586343614376644</text:p>
          </table:table-cell>
          <table:table-cell table:style-name="ce17" table:formula="of:=IF(0.5*PI()-[rf.$B$9]&gt;[rf.K261];1;-1)" office:value-type="float" office:value="1" calcext:value-type="float">
            <text:p>1</text:p>
          </table:table-cell>
          <table:table-cell table:style-name="ce17" table:formula="of:=0.5*PI()-([rf.J261]*[rf.L261]+[rf.K261])" office:value-type="float" office:value="-0.407954522701923" calcext:value-type="float">
            <text:p>-0,407954522701923</text:p>
          </table:table-cell>
          <table:table-cell table:style-name="ce17" table:formula="of:=[rf.M261]-[rf.$B$8]" office:value-type="float" office:value="-0.0588886723030569" calcext:value-type="float">
            <text:p>-0,058888672303057</text:p>
          </table:table-cell>
          <table:table-cell table:number-columns-repeated="1010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rf.A262]*analyze_resolution" office:value-type="float" office:value="4.65" calcext:value-type="float">
            <text:p>4,65</text:p>
          </table:table-cell>
          <table:table-cell table:formula="of:=RADIANS(-[rf.B262])" office:value-type="float" office:value="-0.0811578102177363" calcext:value-type="float">
            <text:p>-0,081157810217736</text:p>
          </table:table-cell>
          <table:table-cell table:formula="of:=COS([rf.$B$6])*servo_saver_arm_length*COS([rf.C262])-SIN([rf.$B$6])*servo_saver_arm_length*SIN([rf.C262])+[rf.$B$24]" office:value-type="float" office:value="358.947336194489" calcext:value-type="float">
            <text:p>358,947336194489</text:p>
          </table:table-cell>
          <table:table-cell table:formula="of:=COS([rf.$B$6])*servo_saver_arm_length*SIN([rf.C262])+SIN([rf.$B$6])*servo_saver_arm_length*COS([rf.C262])+[rf.$C$24]" office:value-type="float" office:value="-1.29709995757022" calcext:value-type="float">
            <text:p>-1,29709995757022</text:p>
          </table:table-cell>
          <table:table-cell table:formula="of:=[$rf.D262]-[$rf.$B$14]" office:value-type="float" office:value="58.9473361944894" calcext:value-type="float">
            <text:p>58,9473361944894</text:p>
          </table:table-cell>
          <table:table-cell table:formula="of:=[rf.E262]-[$rf.$C$14]" office:value-type="float" office:value="88.7029000424298" calcext:value-type="float">
            <text:p>88,7029000424298</text:p>
          </table:table-cell>
          <table:table-cell table:style-name="Default" table:formula="of:=SQRT([rf.F262]^2+[rf.G262]^2)" office:value-type="float" office:value="106.503487831918" calcext:value-type="float">
            <text:p>106,503487831918</text:p>
          </table:table-cell>
          <table:table-cell table:formula="of:=([rf.H262]^2-[rf.$B$42]^2+[rf.$B$43]^2)/(2*[rf.H262])" office:value-type="float" office:value="3.51347643481353" calcext:value-type="float">
            <text:p>3,51347643481353</text:p>
          </table:table-cell>
          <table:table-cell table:formula="of:=ACOS([rf.I262]/[rf.$B$43])" office:value-type="float" office:value="1.39420613410702" calcext:value-type="float">
            <text:p>1,39420613410702</text:p>
          </table:table-cell>
          <table:table-cell table:style-name="ce17" table:formula="of:=ASIN([rf.F262]/[rf.H262])" office:value-type="float" office:value="0.58653441046219" calcext:value-type="float">
            <text:p>0,58653441046219</text:p>
          </table:table-cell>
          <table:table-cell table:style-name="ce17" table:formula="of:=IF(0.5*PI()-[rf.$B$9]&gt;[rf.K262];1;-1)" office:value-type="float" office:value="1" calcext:value-type="float">
            <text:p>1</text:p>
          </table:table-cell>
          <table:table-cell table:style-name="ce17" table:formula="of:=0.5*PI()-([rf.J262]*[rf.L262]+[rf.K262])" office:value-type="float" office:value="-0.409944217774313" calcext:value-type="float">
            <text:p>-0,409944217774313</text:p>
          </table:table-cell>
          <table:table-cell table:style-name="ce17" table:formula="of:=[rf.M262]-[rf.$B$8]" office:value-type="float" office:value="-0.060878367375447" calcext:value-type="float">
            <text:p>-0,060878367375447</text:p>
          </table:table-cell>
          <table:table-cell table:number-columns-repeated="1010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rf.A263]*analyze_resolution" office:value-type="float" office:value="4.8" calcext:value-type="float">
            <text:p>4,8</text:p>
          </table:table-cell>
          <table:table-cell table:formula="of:=RADIANS(-[rf.B263])" office:value-type="float" office:value="-0.0837758040957278" calcext:value-type="float">
            <text:p>-0,083775804095728</text:p>
          </table:table-cell>
          <table:table-cell table:formula="of:=COS([rf.$B$6])*servo_saver_arm_length*COS([rf.C263])-SIN([rf.$B$6])*servo_saver_arm_length*SIN([rf.C263])+[rf.$B$24]" office:value-type="float" office:value="358.943885747992" calcext:value-type="float">
            <text:p>358,943885747992</text:p>
          </table:table-cell>
          <table:table-cell table:formula="of:=COS([rf.$B$6])*servo_saver_arm_length*SIN([rf.C263])+SIN([rf.$B$6])*servo_saver_arm_length*COS([rf.C263])+[rf.$C$24]" office:value-type="float" office:value="-1.33884549331705" calcext:value-type="float">
            <text:p>-1,33884549331705</text:p>
          </table:table-cell>
          <table:table-cell table:formula="of:=[$rf.D263]-[$rf.$B$14]" office:value-type="float" office:value="58.9438857479921" calcext:value-type="float">
            <text:p>58,9438857479921</text:p>
          </table:table-cell>
          <table:table-cell table:formula="of:=[rf.E263]-[$rf.$C$14]" office:value-type="float" office:value="88.6611545066829" calcext:value-type="float">
            <text:p>88,6611545066829</text:p>
          </table:table-cell>
          <table:table-cell table:style-name="Default" table:formula="of:=SQRT([rf.F263]^2+[rf.G263]^2)" office:value-type="float" office:value="106.466811662275" calcext:value-type="float">
            <text:p>106,466811662275</text:p>
          </table:table-cell>
          <table:table-cell table:formula="of:=([rf.H263]^2-[rf.$B$42]^2+[rf.$B$43]^2)/(2*[rf.H263])" office:value-type="float" office:value="3.47800428626437" calcext:value-type="float">
            <text:p>3,47800428626437</text:p>
          </table:table-cell>
          <table:table-cell table:formula="of:=ACOS([rf.I263]/[rf.$B$43])" office:value-type="float" office:value="1.39600747110011" calcext:value-type="float">
            <text:p>1,39600747110011</text:p>
          </table:table-cell>
          <table:table-cell table:style-name="ce17" table:formula="of:=ASIN([rf.F263]/[rf.H263])" office:value-type="float" office:value="0.586724436658676" calcext:value-type="float">
            <text:p>0,586724436658676</text:p>
          </table:table-cell>
          <table:table-cell table:style-name="ce17" table:formula="of:=IF(0.5*PI()-[rf.$B$9]&gt;[rf.K263];1;-1)" office:value-type="float" office:value="1" calcext:value-type="float">
            <text:p>1</text:p>
          </table:table-cell>
          <table:table-cell table:style-name="ce17" table:formula="of:=0.5*PI()-([rf.J263]*[rf.L263]+[rf.K263])" office:value-type="float" office:value="-0.411935580963892" calcext:value-type="float">
            <text:p>-0,411935580963892</text:p>
          </table:table-cell>
          <table:table-cell table:style-name="ce17" table:formula="of:=[rf.M263]-[rf.$B$8]" office:value-type="float" office:value="-0.0628697305650264" calcext:value-type="float">
            <text:p>-0,062869730565026</text:p>
          </table:table-cell>
          <table:table-cell table:number-columns-repeated="1010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rf.A264]*analyze_resolution" office:value-type="float" office:value="4.95" calcext:value-type="float">
            <text:p>4,95</text:p>
          </table:table-cell>
          <table:table-cell table:formula="of:=RADIANS(-[rf.B264])" office:value-type="float" office:value="-0.0863937979737193" calcext:value-type="float">
            <text:p>-0,086393797973719</text:p>
          </table:table-cell>
          <table:table-cell table:formula="of:=COS([rf.$B$6])*servo_saver_arm_length*COS([rf.C264])-SIN([rf.$B$6])*servo_saver_arm_length*SIN([rf.C264])+[rf.$B$24]" office:value-type="float" office:value="358.940326023887" calcext:value-type="float">
            <text:p>358,940326023887</text:p>
          </table:table-cell>
          <table:table-cell table:formula="of:=COS([rf.$B$6])*servo_saver_arm_length*SIN([rf.C264])+SIN([rf.$B$6])*servo_saver_arm_length*COS([rf.C264])+[rf.$C$24]" office:value-type="float" office:value="-1.38058185276677" calcext:value-type="float">
            <text:p>-1,38058185276677</text:p>
          </table:table-cell>
          <table:table-cell table:formula="of:=[$rf.D264]-[$rf.$B$14]" office:value-type="float" office:value="58.9403260238871" calcext:value-type="float">
            <text:p>58,9403260238871</text:p>
          </table:table-cell>
          <table:table-cell table:formula="of:=[rf.E264]-[$rf.$C$14]" office:value-type="float" office:value="88.6194181472332" calcext:value-type="float">
            <text:p>88,6194181472332</text:p>
          </table:table-cell>
          <table:table-cell table:style-name="Default" table:formula="of:=SQRT([rf.F264]^2+[rf.G264]^2)" office:value-type="float" office:value="106.430086463163" calcext:value-type="float">
            <text:p>106,430086463163</text:p>
          </table:table-cell>
          <table:table-cell table:formula="of:=([rf.H264]^2-[rf.$B$42]^2+[rf.$B$43]^2)/(2*[rf.H264])" office:value-type="float" office:value="3.44247288520351" calcext:value-type="float">
            <text:p>3,44247288520351</text:p>
          </table:table-cell>
          <table:table-cell table:formula="of:=ACOS([rf.I264]/[rf.$B$43])" office:value-type="float" office:value="1.39781124278231" calcext:value-type="float">
            <text:p>1,39781124278231</text:p>
          </table:table-cell>
          <table:table-cell table:style-name="ce17" table:formula="of:=ASIN([rf.F264]/[rf.H264])" office:value-type="float" office:value="0.586913691137116" calcext:value-type="float">
            <text:p>0,586913691137116</text:p>
          </table:table-cell>
          <table:table-cell table:style-name="ce17" table:formula="of:=IF(0.5*PI()-[rf.$B$9]&gt;[rf.K264];1;-1)" office:value-type="float" office:value="1" calcext:value-type="float">
            <text:p>1</text:p>
          </table:table-cell>
          <table:table-cell table:style-name="ce17" table:formula="of:=0.5*PI()-([rf.J264]*[rf.L264]+[rf.K264])" office:value-type="float" office:value="-0.413928607124531" calcext:value-type="float">
            <text:p>-0,413928607124531</text:p>
          </table:table-cell>
          <table:table-cell table:style-name="ce17" table:formula="of:=[rf.M264]-[rf.$B$8]" office:value-type="float" office:value="-0.0648627567256651" calcext:value-type="float">
            <text:p>-0,064862756725665</text:p>
          </table:table-cell>
          <table:table-cell table:number-columns-repeated="1010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rf.A265]*analyze_resolution" office:value-type="float" office:value="5.1" calcext:value-type="float">
            <text:p>5,1</text:p>
          </table:table-cell>
          <table:table-cell table:formula="of:=RADIANS(-[rf.B265])" office:value-type="float" office:value="-0.0890117918517108" calcext:value-type="float">
            <text:p>-0,089011791851711</text:p>
          </table:table-cell>
          <table:table-cell table:formula="of:=COS([rf.$B$6])*servo_saver_arm_length*COS([rf.C265])-SIN([rf.$B$6])*servo_saver_arm_length*SIN([rf.C265])+[rf.$B$24]" office:value-type="float" office:value="358.936657046572" calcext:value-type="float">
            <text:p>358,936657046572</text:p>
          </table:table-cell>
          <table:table-cell table:formula="of:=COS([rf.$B$6])*servo_saver_arm_length*SIN([rf.C265])+SIN([rf.$B$6])*servo_saver_arm_length*COS([rf.C265])+[rf.$C$24]" office:value-type="float" office:value="-1.42230874986306" calcext:value-type="float">
            <text:p>-1,42230874986306</text:p>
          </table:table-cell>
          <table:table-cell table:formula="of:=[$rf.D265]-[$rf.$B$14]" office:value-type="float" office:value="58.9366570465723" calcext:value-type="float">
            <text:p>58,9366570465723</text:p>
          </table:table-cell>
          <table:table-cell table:formula="of:=[rf.E265]-[$rf.$C$14]" office:value-type="float" office:value="88.5776912501369" calcext:value-type="float">
            <text:p>88,5776912501369</text:p>
          </table:table-cell>
          <table:table-cell table:style-name="Default" table:formula="of:=SQRT([rf.F265]^2+[rf.G265]^2)" office:value-type="float" office:value="106.39331243565" calcext:value-type="float">
            <text:p>106,39331243565</text:p>
          </table:table-cell>
          <table:table-cell table:formula="of:=([rf.H265]^2-[rf.$B$42]^2+[rf.$B$43]^2)/(2*[rf.H265])" office:value-type="float" office:value="3.40688236655227" calcext:value-type="float">
            <text:p>3,40688236655227</text:p>
          </table:table-cell>
          <table:table-cell table:formula="of:=ACOS([rf.I265]/[rf.$B$43])" office:value-type="float" office:value="1.39961744586026" calcext:value-type="float">
            <text:p>1,39961744586026</text:p>
          </table:table-cell>
          <table:table-cell table:style-name="ce17" table:formula="of:=ASIN([rf.F265]/[rf.H265])" office:value-type="float" office:value="0.587102172068446" calcext:value-type="float">
            <text:p>0,587102172068446</text:p>
          </table:table-cell>
          <table:table-cell table:style-name="ce17" table:formula="of:=IF(0.5*PI()-[rf.$B$9]&gt;[rf.K265];1;-1)" office:value-type="float" office:value="1" calcext:value-type="float">
            <text:p>1</text:p>
          </table:table-cell>
          <table:table-cell table:style-name="ce17" table:formula="of:=0.5*PI()-([rf.J265]*[rf.L265]+[rf.K265])" office:value-type="float" office:value="-0.415923291133807" calcext:value-type="float">
            <text:p>-0,415923291133807</text:p>
          </table:table-cell>
          <table:table-cell table:style-name="ce17" table:formula="of:=[rf.M265]-[rf.$B$8]" office:value-type="float" office:value="-0.0668574407349408" calcext:value-type="float">
            <text:p>-0,066857440734941</text:p>
          </table:table-cell>
          <table:table-cell table:number-columns-repeated="1010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rf.A266]*analyze_resolution" office:value-type="float" office:value="5.25" calcext:value-type="float">
            <text:p>5,25</text:p>
          </table:table-cell>
          <table:table-cell table:formula="of:=RADIANS(-[rf.B266])" office:value-type="float" office:value="-0.0916297857297023" calcext:value-type="float">
            <text:p>-0,091629785729702</text:p>
          </table:table-cell>
          <table:table-cell table:formula="of:=COS([rf.$B$6])*servo_saver_arm_length*COS([rf.C266])-SIN([rf.$B$6])*servo_saver_arm_length*SIN([rf.C266])+[rf.$B$24]" office:value-type="float" office:value="358.932878841195" calcext:value-type="float">
            <text:p>358,932878841195</text:p>
          </table:table-cell>
          <table:table-cell table:formula="of:=COS([rf.$B$6])*servo_saver_arm_length*SIN([rf.C266])+SIN([rf.$B$6])*servo_saver_arm_length*COS([rf.C266])+[rf.$C$24]" office:value-type="float" office:value="-1.46402589861444" calcext:value-type="float">
            <text:p>-1,46402589861444</text:p>
          </table:table-cell>
          <table:table-cell table:formula="of:=[$rf.D266]-[$rf.$B$14]" office:value-type="float" office:value="58.9328788411946" calcext:value-type="float">
            <text:p>58,9328788411946</text:p>
          </table:table-cell>
          <table:table-cell table:formula="of:=[rf.E266]-[$rf.$C$14]" office:value-type="float" office:value="88.5359741013856" calcext:value-type="float">
            <text:p>88,5359741013856</text:p>
          </table:table-cell>
          <table:table-cell table:style-name="Default" table:formula="of:=SQRT([rf.F266]^2+[rf.G266]^2)" office:value-type="float" office:value="106.356489781264" calcext:value-type="float">
            <text:p>106,356489781264</text:p>
          </table:table-cell>
          <table:table-cell table:formula="of:=([rf.H266]^2-[rf.$B$42]^2+[rf.$B$43]^2)/(2*[rf.H266])" office:value-type="float" office:value="3.37123286575784" calcext:value-type="float">
            <text:p>3,37123286575784</text:p>
          </table:table-cell>
          <table:table-cell table:formula="of:=ACOS([rf.I266]/[rf.$B$43])" office:value-type="float" office:value="1.40142607706432" calcext:value-type="float">
            <text:p>1,40142607706432</text:p>
          </table:table-cell>
          <table:table-cell table:style-name="ce17" table:formula="of:=ASIN([rf.F266]/[rf.H266])" office:value-type="float" office:value="0.58728987762354" calcext:value-type="float">
            <text:p>0,58728987762354</text:p>
          </table:table-cell>
          <table:table-cell table:style-name="ce17" table:formula="of:=IF(0.5*PI()-[rf.$B$9]&gt;[rf.K266];1;-1)" office:value-type="float" office:value="1" calcext:value-type="float">
            <text:p>1</text:p>
          </table:table-cell>
          <table:table-cell table:style-name="ce17" table:formula="of:=0.5*PI()-([rf.J266]*[rf.L266]+[rf.K266])" office:value-type="float" office:value="-0.417919627892968" calcext:value-type="float">
            <text:p>-0,417919627892968</text:p>
          </table:table-cell>
          <table:table-cell table:style-name="ce17" table:formula="of:=[rf.M266]-[rf.$B$8]" office:value-type="float" office:value="-0.0688537774941019" calcext:value-type="float">
            <text:p>-0,068853777494102</text:p>
          </table:table-cell>
          <table:table-cell table:number-columns-repeated="1010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rf.A267]*analyze_resolution" office:value-type="float" office:value="5.4" calcext:value-type="float">
            <text:p>5,4</text:p>
          </table:table-cell>
          <table:table-cell table:formula="of:=RADIANS(-[rf.B267])" office:value-type="float" office:value="-0.0942477796076938" calcext:value-type="float">
            <text:p>-0,094247779607694</text:p>
          </table:table-cell>
          <table:table-cell table:formula="of:=COS([rf.$B$6])*servo_saver_arm_length*COS([rf.C267])-SIN([rf.$B$6])*servo_saver_arm_length*SIN([rf.C267])+[rf.$B$24]" office:value-type="float" office:value="358.928991433649" calcext:value-type="float">
            <text:p>358,928991433649</text:p>
          </table:table-cell>
          <table:table-cell table:formula="of:=COS([rf.$B$6])*servo_saver_arm_length*SIN([rf.C267])+SIN([rf.$B$6])*servo_saver_arm_length*COS([rf.C267])+[rf.$C$24]" office:value-type="float" office:value="-1.50573301309623" calcext:value-type="float">
            <text:p>-1,50573301309623</text:p>
          </table:table-cell>
          <table:table-cell table:formula="of:=[$rf.D267]-[$rf.$B$14]" office:value-type="float" office:value="58.9289914336493" calcext:value-type="float">
            <text:p>58,9289914336493</text:p>
          </table:table-cell>
          <table:table-cell table:formula="of:=[rf.E267]-[$rf.$C$14]" office:value-type="float" office:value="88.4942669869038" calcext:value-type="float">
            <text:p>88,4942669869038</text:p>
          </table:table-cell>
          <table:table-cell table:style-name="Default" table:formula="of:=SQRT([rf.F267]^2+[rf.G267]^2)" office:value-type="float" office:value="106.31961870199" calcext:value-type="float">
            <text:p>106,31961870199</text:p>
          </table:table-cell>
          <table:table-cell table:formula="of:=([rf.H267]^2-[rf.$B$42]^2+[rf.$B$43]^2)/(2*[rf.H267])" office:value-type="float" office:value="3.33552451879504" calcext:value-type="float">
            <text:p>3,33552451879504</text:p>
          </table:table-cell>
          <table:table-cell table:formula="of:=ACOS([rf.I267]/[rf.$B$43])" office:value-type="float" office:value="1.40323713314856" calcext:value-type="float">
            <text:p>1,40323713314856</text:p>
          </table:table-cell>
          <table:table-cell table:style-name="ce17" table:formula="of:=ASIN([rf.F267]/[rf.H267])" office:value-type="float" office:value="0.58747680597322" calcext:value-type="float">
            <text:p>0,58747680597322</text:p>
          </table:table-cell>
          <table:table-cell table:style-name="ce17" table:formula="of:=IF(0.5*PI()-[rf.$B$9]&gt;[rf.K267];1;-1)" office:value-type="float" office:value="1" calcext:value-type="float">
            <text:p>1</text:p>
          </table:table-cell>
          <table:table-cell table:style-name="ce17" table:formula="of:=0.5*PI()-([rf.J267]*[rf.L267]+[rf.K267])" office:value-type="float" office:value="-0.419917612326888" calcext:value-type="float">
            <text:p>-0,419917612326888</text:p>
          </table:table-cell>
          <table:table-cell table:style-name="ce17" table:formula="of:=[rf.M267]-[rf.$B$8]" office:value-type="float" office:value="-0.0708517619280225" calcext:value-type="float">
            <text:p>-0,070851761928023</text:p>
          </table:table-cell>
          <table:table-cell table:number-columns-repeated="1010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rf.A268]*analyze_resolution" office:value-type="float" office:value="5.55" calcext:value-type="float">
            <text:p>5,55</text:p>
          </table:table-cell>
          <table:table-cell table:formula="of:=RADIANS(-[rf.B268])" office:value-type="float" office:value="-0.0968657734856853" calcext:value-type="float">
            <text:p>-0,096865773485685</text:p>
          </table:table-cell>
          <table:table-cell table:formula="of:=COS([rf.$B$6])*servo_saver_arm_length*COS([rf.C268])-SIN([rf.$B$6])*servo_saver_arm_length*SIN([rf.C268])+[rf.$B$24]" office:value-type="float" office:value="358.92499485058" calcext:value-type="float">
            <text:p>358,92499485058</text:p>
          </table:table-cell>
          <table:table-cell table:formula="of:=COS([rf.$B$6])*servo_saver_arm_length*SIN([rf.C268])+SIN([rf.$B$6])*servo_saver_arm_length*COS([rf.C268])+[rf.$C$24]" office:value-type="float" office:value="-1.54742980745254" calcext:value-type="float">
            <text:p>-1,54742980745254</text:p>
          </table:table-cell>
          <table:table-cell table:formula="of:=[$rf.D268]-[$rf.$B$14]" office:value-type="float" office:value="58.9249948505802" calcext:value-type="float">
            <text:p>58,9249948505802</text:p>
          </table:table-cell>
          <table:table-cell table:formula="of:=[rf.E268]-[$rf.$C$14]" office:value-type="float" office:value="88.4525701925475" calcext:value-type="float">
            <text:p>88,4525701925475</text:p>
          </table:table-cell>
          <table:table-cell table:style-name="Default" table:formula="of:=SQRT([rf.F268]^2+[rf.G268]^2)" office:value-type="float" office:value="106.282699400271" calcext:value-type="float">
            <text:p>106,282699400271</text:p>
          </table:table-cell>
          <table:table-cell table:formula="of:=([rf.H268]^2-[rf.$B$42]^2+[rf.$B$43]^2)/(2*[rf.H268])" office:value-type="float" office:value="3.29975746216786" calcext:value-type="float">
            <text:p>3,29975746216786</text:p>
          </table:table-cell>
          <table:table-cell table:formula="of:=ACOS([rf.I268]/[rf.$B$43])" office:value-type="float" office:value="1.40505061089067" calcext:value-type="float">
            <text:p>1,40505061089067</text:p>
          </table:table-cell>
          <table:table-cell table:style-name="ce17" table:formula="of:=ASIN([rf.F268]/[rf.H268])" office:value-type="float" office:value="0.587662955288269" calcext:value-type="float">
            <text:p>0,587662955288269</text:p>
          </table:table-cell>
          <table:table-cell table:style-name="ce17" table:formula="of:=IF(0.5*PI()-[rf.$B$9]&gt;[rf.K268];1;-1)" office:value-type="float" office:value="1" calcext:value-type="float">
            <text:p>1</text:p>
          </table:table-cell>
          <table:table-cell table:style-name="ce17" table:formula="of:=0.5*PI()-([rf.J268]*[rf.L268]+[rf.K268])" office:value-type="float" office:value="-0.421917239384039" calcext:value-type="float">
            <text:p>-0,421917239384039</text:p>
          </table:table-cell>
          <table:table-cell table:style-name="ce17" table:formula="of:=[rf.M268]-[rf.$B$8]" office:value-type="float" office:value="-0.072851388985173" calcext:value-type="float">
            <text:p>-0,072851388985173</text:p>
          </table:table-cell>
          <table:table-cell table:number-columns-repeated="1010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rf.A269]*analyze_resolution" office:value-type="float" office:value="5.7" calcext:value-type="float">
            <text:p>5,7</text:p>
          </table:table-cell>
          <table:table-cell table:formula="of:=RADIANS(-[rf.B269])" office:value-type="float" office:value="-0.0994837673636768" calcext:value-type="float">
            <text:p>-0,099483767363677</text:p>
          </table:table-cell>
          <table:table-cell table:formula="of:=COS([rf.$B$6])*servo_saver_arm_length*COS([rf.C269])-SIN([rf.$B$6])*servo_saver_arm_length*SIN([rf.C269])+[rf.$B$24]" office:value-type="float" office:value="358.92088911938" calcext:value-type="float">
            <text:p>358,92088911938</text:p>
          </table:table-cell>
          <table:table-cell table:formula="of:=COS([rf.$B$6])*servo_saver_arm_length*SIN([rf.C269])+SIN([rf.$B$6])*servo_saver_arm_length*COS([rf.C269])+[rf.$C$24]" office:value-type="float" office:value="-1.58911599589822" calcext:value-type="float">
            <text:p>-1,58911599589822</text:p>
          </table:table-cell>
          <table:table-cell table:formula="of:=[$rf.D269]-[$rf.$B$14]" office:value-type="float" office:value="58.9208891193796" calcext:value-type="float">
            <text:p>58,9208891193796</text:p>
          </table:table-cell>
          <table:table-cell table:formula="of:=[rf.E269]-[$rf.$C$14]" office:value-type="float" office:value="88.4108840041018" calcext:value-type="float">
            <text:p>88,4108840041018</text:p>
          </table:table-cell>
          <table:table-cell table:style-name="Default" table:formula="of:=SQRT([rf.F269]^2+[rf.G269]^2)" office:value-type="float" office:value="106.245732079011" calcext:value-type="float">
            <text:p>106,245732079011</text:p>
          </table:table-cell>
          <table:table-cell table:formula="of:=([rf.H269]^2-[rf.$B$42]^2+[rf.$B$43]^2)/(2*[rf.H269])" office:value-type="float" office:value="3.26393183291134" calcext:value-type="float">
            <text:p>3,26393183291134</text:p>
          </table:table-cell>
          <table:table-cell table:formula="of:=ACOS([rf.I269]/[rf.$B$43])" office:value-type="float" office:value="1.40686650709189" calcext:value-type="float">
            <text:p>1,40686650709189</text:p>
          </table:table-cell>
          <table:table-cell table:style-name="ce17" table:formula="of:=ASIN([rf.F269]/[rf.H269])" office:value-type="float" office:value="0.587848323739445" calcext:value-type="float">
            <text:p>0,587848323739445</text:p>
          </table:table-cell>
          <table:table-cell table:style-name="ce17" table:formula="of:=IF(0.5*PI()-[rf.$B$9]&gt;[rf.K269];1;-1)" office:value-type="float" office:value="1" calcext:value-type="float">
            <text:p>1</text:p>
          </table:table-cell>
          <table:table-cell table:style-name="ce17" table:formula="of:=0.5*PI()-([rf.J269]*[rf.L269]+[rf.K269])" office:value-type="float" office:value="-0.423918504036443" calcext:value-type="float">
            <text:p>-0,423918504036443</text:p>
          </table:table-cell>
          <table:table-cell table:style-name="ce17" table:formula="of:=[rf.M269]-[rf.$B$8]" office:value-type="float" office:value="-0.0748526536375774" calcext:value-type="float">
            <text:p>-0,074852653637577</text:p>
          </table:table-cell>
          <table:table-cell table:number-columns-repeated="1010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rf.A270]*analyze_resolution" office:value-type="float" office:value="5.85" calcext:value-type="float">
            <text:p>5,85</text:p>
          </table:table-cell>
          <table:table-cell table:formula="of:=RADIANS(-[rf.B270])" office:value-type="float" office:value="-0.102101761241668" calcext:value-type="float">
            <text:p>-0,102101761241668</text:p>
          </table:table-cell>
          <table:table-cell table:formula="of:=COS([rf.$B$6])*servo_saver_arm_length*COS([rf.C270])-SIN([rf.$B$6])*servo_saver_arm_length*SIN([rf.C270])+[rf.$B$24]" office:value-type="float" office:value="358.916674268188" calcext:value-type="float">
            <text:p>358,916674268188</text:p>
          </table:table-cell>
          <table:table-cell table:formula="of:=COS([rf.$B$6])*servo_saver_arm_length*SIN([rf.C270])+SIN([rf.$B$6])*servo_saver_arm_length*COS([rf.C270])+[rf.$C$24]" office:value-type="float" office:value="-1.6307912927208" calcext:value-type="float">
            <text:p>-1,6307912927208</text:p>
          </table:table-cell>
          <table:table-cell table:formula="of:=[$rf.D270]-[$rf.$B$14]" office:value-type="float" office:value="58.9166742681877" calcext:value-type="float">
            <text:p>58,9166742681877</text:p>
          </table:table-cell>
          <table:table-cell table:formula="of:=[rf.E270]-[$rf.$C$14]" office:value-type="float" office:value="88.3692087072792" calcext:value-type="float">
            <text:p>88,3692087072792</text:p>
          </table:table-cell>
          <table:table-cell table:style-name="Default" table:formula="of:=SQRT([rf.F270]^2+[rf.G270]^2)" office:value-type="float" office:value="106.208716941569" calcext:value-type="float">
            <text:p>106,208716941569</text:p>
          </table:table-cell>
          <table:table-cell table:formula="of:=([rf.H270]^2-[rf.$B$42]^2+[rf.$B$43]^2)/(2*[rf.H270])" office:value-type="float" office:value="3.22804776859308" calcext:value-type="float">
            <text:p>3,22804776859308</text:p>
          </table:table-cell>
          <table:table-cell table:formula="of:=ACOS([rf.I270]/[rf.$B$43])" office:value-type="float" office:value="1.40868481857705" calcext:value-type="float">
            <text:p>1,40868481857705</text:p>
          </table:table-cell>
          <table:table-cell table:style-name="ce17" table:formula="of:=ASIN([rf.F270]/[rf.H270])" office:value-type="float" office:value="0.588032909497489" calcext:value-type="float">
            <text:p>0,588032909497489</text:p>
          </table:table-cell>
          <table:table-cell table:style-name="ce17" table:formula="of:=IF(0.5*PI()-[rf.$B$9]&gt;[rf.K270];1;-1)" office:value-type="float" office:value="1" calcext:value-type="float">
            <text:p>1</text:p>
          </table:table-cell>
          <table:table-cell table:style-name="ce17" table:formula="of:=0.5*PI()-([rf.J270]*[rf.L270]+[rf.K270])" office:value-type="float" office:value="-0.425921401279643" calcext:value-type="float">
            <text:p>-0,425921401279643</text:p>
          </table:table-cell>
          <table:table-cell table:style-name="ce17" table:formula="of:=[rf.M270]-[rf.$B$8]" office:value-type="float" office:value="-0.0768555508807774" calcext:value-type="float">
            <text:p>-0,076855550880777</text:p>
          </table:table-cell>
          <table:table-cell table:number-columns-repeated="1010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rf.A271]*analyze_resolution" office:value-type="float" office:value="6" calcext:value-type="float">
            <text:p>6</text:p>
          </table:table-cell>
          <table:table-cell table:formula="of:=RADIANS(-[rf.B271])" office:value-type="float" office:value="-0.10471975511966" calcext:value-type="float">
            <text:p>-0,10471975511966</text:p>
          </table:table-cell>
          <table:table-cell table:formula="of:=COS([rf.$B$6])*servo_saver_arm_length*COS([rf.C271])-SIN([rf.$B$6])*servo_saver_arm_length*SIN([rf.C271])+[rf.$B$24]" office:value-type="float" office:value="358.912350325892" calcext:value-type="float">
            <text:p>358,912350325892</text:p>
          </table:table-cell>
          <table:table-cell table:formula="of:=COS([rf.$B$6])*servo_saver_arm_length*SIN([rf.C271])+SIN([rf.$B$6])*servo_saver_arm_length*COS([rf.C271])+[rf.$C$24]" office:value-type="float" office:value="-1.67245541228246" calcext:value-type="float">
            <text:p>-1,67245541228246</text:p>
          </table:table-cell>
          <table:table-cell table:formula="of:=[$rf.D271]-[$rf.$B$14]" office:value-type="float" office:value="58.9123503258924" calcext:value-type="float">
            <text:p>58,9123503258924</text:p>
          </table:table-cell>
          <table:table-cell table:formula="of:=[rf.E271]-[$rf.$C$14]" office:value-type="float" office:value="88.3275445877175" calcext:value-type="float">
            <text:p>88,3275445877175</text:p>
          </table:table-cell>
          <table:table-cell table:style-name="Default" table:formula="of:=SQRT([rf.F271]^2+[rf.G271]^2)" office:value-type="float" office:value="106.171654191766" calcext:value-type="float">
            <text:p>106,171654191766</text:p>
          </table:table-cell>
          <table:table-cell table:formula="of:=([rf.H271]^2-[rf.$B$42]^2+[rf.$B$43]^2)/(2*[rf.H271])" office:value-type="float" office:value="3.19210540731505" calcext:value-type="float">
            <text:p>3,19210540731505</text:p>
          </table:table-cell>
          <table:table-cell table:formula="of:=ACOS([rf.I271]/[rf.$B$43])" office:value-type="float" office:value="1.41050554219441" calcext:value-type="float">
            <text:p>1,41050554219441</text:p>
          </table:table-cell>
          <table:table-cell table:style-name="ce17" table:formula="of:=ASIN([rf.F271]/[rf.H271])" office:value-type="float" office:value="0.588216710733144" calcext:value-type="float">
            <text:p>0,588216710733144</text:p>
          </table:table-cell>
          <table:table-cell table:style-name="ce17" table:formula="of:=IF(0.5*PI()-[rf.$B$9]&gt;[rf.K271];1;-1)" office:value-type="float" office:value="1" calcext:value-type="float">
            <text:p>1</text:p>
          </table:table-cell>
          <table:table-cell table:style-name="ce17" table:formula="of:=0.5*PI()-([rf.J271]*[rf.L271]+[rf.K271])" office:value-type="float" office:value="-0.427925926132661" calcext:value-type="float">
            <text:p>-0,427925926132661</text:p>
          </table:table-cell>
          <table:table-cell table:style-name="ce17" table:formula="of:=[rf.M271]-[rf.$B$8]" office:value-type="float" office:value="-0.0788600757337954" calcext:value-type="float">
            <text:p>-0,078860075733796</text:p>
          </table:table-cell>
          <table:table-cell table:number-columns-repeated="1010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rf.A272]*analyze_resolution" office:value-type="float" office:value="6.15" calcext:value-type="float">
            <text:p>6,15</text:p>
          </table:table-cell>
          <table:table-cell table:formula="of:=RADIANS(-[rf.B272])" office:value-type="float" office:value="-0.107337748997651" calcext:value-type="float">
            <text:p>-0,107337748997651</text:p>
          </table:table-cell>
          <table:table-cell table:formula="of:=COS([rf.$B$6])*servo_saver_arm_length*COS([rf.C272])-SIN([rf.$B$6])*servo_saver_arm_length*SIN([rf.C272])+[rf.$B$24]" office:value-type="float" office:value="358.90791732213" calcext:value-type="float">
            <text:p>358,90791732213</text:p>
          </table:table-cell>
          <table:table-cell table:formula="of:=COS([rf.$B$6])*servo_saver_arm_length*SIN([rf.C272])+SIN([rf.$B$6])*servo_saver_arm_length*COS([rf.C272])+[rf.$C$24]" office:value-type="float" office:value="-1.71410806902198" calcext:value-type="float">
            <text:p>-1,71410806902198</text:p>
          </table:table-cell>
          <table:table-cell table:formula="of:=[$rf.D272]-[$rf.$B$14]" office:value-type="float" office:value="58.9079173221297" calcext:value-type="float">
            <text:p>58,9079173221297</text:p>
          </table:table-cell>
          <table:table-cell table:formula="of:=[rf.E272]-[$rf.$C$14]" office:value-type="float" office:value="88.285891930978" calcext:value-type="float">
            <text:p>88,285891930978</text:p>
          </table:table-cell>
          <table:table-cell table:style-name="Default" table:formula="of:=SQRT([rf.F272]^2+[rf.G272]^2)" office:value-type="float" office:value="106.134544033878" calcext:value-type="float">
            <text:p>106,134544033878</text:p>
          </table:table-cell>
          <table:table-cell table:formula="of:=([rf.H272]^2-[rf.$B$42]^2+[rf.$B$43]^2)/(2*[rf.H272])" office:value-type="float" office:value="3.15610488771539" calcext:value-type="float">
            <text:p>3,15610488771539</text:p>
          </table:table-cell>
          <table:table-cell table:formula="of:=ACOS([rf.I272]/[rf.$B$43])" office:value-type="float" office:value="1.41232867481569" calcext:value-type="float">
            <text:p>1,41232867481569</text:p>
          </table:table-cell>
          <table:table-cell table:style-name="ce17" table:formula="of:=ASIN([rf.F272]/[rf.H272])" office:value-type="float" office:value="0.588399725617163" calcext:value-type="float">
            <text:p>0,588399725617163</text:p>
          </table:table-cell>
          <table:table-cell table:style-name="ce17" table:formula="of:=IF(0.5*PI()-[rf.$B$9]&gt;[rf.K272];1;-1)" office:value-type="float" office:value="1" calcext:value-type="float">
            <text:p>1</text:p>
          </table:table-cell>
          <table:table-cell table:style-name="ce17" table:formula="of:=0.5*PI()-([rf.J272]*[rf.L272]+[rf.K272])" office:value-type="float" office:value="-0.429932073637958" calcext:value-type="float">
            <text:p>-0,429932073637958</text:p>
          </table:table-cell>
          <table:table-cell table:style-name="ce17" table:formula="of:=[rf.M272]-[rf.$B$8]" office:value-type="float" office:value="-0.080866223239092" calcext:value-type="float">
            <text:p>-0,080866223239092</text:p>
          </table:table-cell>
          <table:table-cell table:number-columns-repeated="1010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rf.A273]*analyze_resolution" office:value-type="float" office:value="6.3" calcext:value-type="float">
            <text:p>6,3</text:p>
          </table:table-cell>
          <table:table-cell table:formula="of:=RADIANS(-[rf.B273])" office:value-type="float" office:value="-0.109955742875643" calcext:value-type="float">
            <text:p>-0,109955742875643</text:p>
          </table:table-cell>
          <table:table-cell table:formula="of:=COS([rf.$B$6])*servo_saver_arm_length*COS([rf.C273])-SIN([rf.$B$6])*servo_saver_arm_length*SIN([rf.C273])+[rf.$B$24]" office:value-type="float" office:value="358.903375287283" calcext:value-type="float">
            <text:p>358,903375287283</text:p>
          </table:table-cell>
          <table:table-cell table:formula="of:=COS([rf.$B$6])*servo_saver_arm_length*SIN([rf.C273])+SIN([rf.$B$6])*servo_saver_arm_length*COS([rf.C273])+[rf.$C$24]" office:value-type="float" office:value="-1.75574897745672" calcext:value-type="float">
            <text:p>-1,75574897745672</text:p>
          </table:table-cell>
          <table:table-cell table:formula="of:=[$rf.D273]-[$rf.$B$14]" office:value-type="float" office:value="58.9033752872829" calcext:value-type="float">
            <text:p>58,9033752872829</text:p>
          </table:table-cell>
          <table:table-cell table:formula="of:=[rf.E273]-[$rf.$C$14]" office:value-type="float" office:value="88.2442510225433" calcext:value-type="float">
            <text:p>88,2442510225433</text:p>
          </table:table-cell>
          <table:table-cell table:style-name="Default" table:formula="of:=SQRT([rf.F273]^2+[rf.G273]^2)" office:value-type="float" office:value="106.097386672642" calcext:value-type="float">
            <text:p>106,097386672642</text:p>
          </table:table-cell>
          <table:table-cell table:formula="of:=([rf.H273]^2-[rf.$B$42]^2+[rf.$B$43]^2)/(2*[rf.H273])" office:value-type="float" office:value="3.12004634896993" calcext:value-type="float">
            <text:p>3,12004634896993</text:p>
          </table:table-cell>
          <table:table-cell table:formula="of:=ACOS([rf.I273]/[rf.$B$43])" office:value-type="float" office:value="1.41415421333597" calcext:value-type="float">
            <text:p>1,41415421333597</text:p>
          </table:table-cell>
          <table:table-cell table:style-name="ce17" table:formula="of:=ASIN([rf.F273]/[rf.H273])" office:value-type="float" office:value="0.588581952320325" calcext:value-type="float">
            <text:p>0,588581952320325</text:p>
          </table:table-cell>
          <table:table-cell table:style-name="ce17" table:formula="of:=IF(0.5*PI()-[rf.$B$9]&gt;[rf.K273];1;-1)" office:value-type="float" office:value="1" calcext:value-type="float">
            <text:p>1</text:p>
          </table:table-cell>
          <table:table-cell table:style-name="ce17" table:formula="of:=0.5*PI()-([rf.J273]*[rf.L273]+[rf.K273])" office:value-type="float" office:value="-0.431939838861401" calcext:value-type="float">
            <text:p>-0,431939838861401</text:p>
          </table:table-cell>
          <table:table-cell table:style-name="ce17" table:formula="of:=[rf.M273]-[rf.$B$8]" office:value-type="float" office:value="-0.0828739884625352" calcext:value-type="float">
            <text:p>-0,082873988462535</text:p>
          </table:table-cell>
          <table:table-cell table:number-columns-repeated="1010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rf.A274]*analyze_resolution" office:value-type="float" office:value="6.45" calcext:value-type="float">
            <text:p>6,45</text:p>
          </table:table-cell>
          <table:table-cell table:formula="of:=RADIANS(-[rf.B274])" office:value-type="float" office:value="-0.112573736753634" calcext:value-type="float">
            <text:p>-0,112573736753634</text:p>
          </table:table-cell>
          <table:table-cell table:formula="of:=COS([rf.$B$6])*servo_saver_arm_length*COS([rf.C274])-SIN([rf.$B$6])*servo_saver_arm_length*SIN([rf.C274])+[rf.$B$24]" office:value-type="float" office:value="358.898724252482" calcext:value-type="float">
            <text:p>358,898724252482</text:p>
          </table:table-cell>
          <table:table-cell table:formula="of:=COS([rf.$B$6])*servo_saver_arm_length*SIN([rf.C274])+SIN([rf.$B$6])*servo_saver_arm_length*COS([rf.C274])+[rf.$C$24]" office:value-type="float" office:value="-1.79737785218457" calcext:value-type="float">
            <text:p>-1,79737785218457</text:p>
          </table:table-cell>
          <table:table-cell table:formula="of:=[$rf.D274]-[$rf.$B$14]" office:value-type="float" office:value="58.8987242524825" calcext:value-type="float">
            <text:p>58,8987242524825</text:p>
          </table:table-cell>
          <table:table-cell table:formula="of:=[rf.E274]-[$rf.$C$14]" office:value-type="float" office:value="88.2026221478154" calcext:value-type="float">
            <text:p>88,2026221478154</text:p>
          </table:table-cell>
          <table:table-cell table:style-name="Default" table:formula="of:=SQRT([rf.F274]^2+[rf.G274]^2)" office:value-type="float" office:value="106.060182313252" calcext:value-type="float">
            <text:p>106,060182313252</text:p>
          </table:table-cell>
          <table:table-cell table:formula="of:=([rf.H274]^2-[rf.$B$42]^2+[rf.$B$43]^2)/(2*[rf.H274])" office:value-type="float" office:value="3.08392993079399" calcext:value-type="float">
            <text:p>3,08392993079399</text:p>
          </table:table-cell>
          <table:table-cell table:formula="of:=ACOS([rf.I274]/[rf.$B$43])" office:value-type="float" office:value="1.41598215467368" calcext:value-type="float">
            <text:p>1,41598215467368</text:p>
          </table:table-cell>
          <table:table-cell table:style-name="ce17" table:formula="of:=ASIN([rf.F274]/[rf.H274])" office:value-type="float" office:value="0.588763389013446" calcext:value-type="float">
            <text:p>0,588763389013446</text:p>
          </table:table-cell>
          <table:table-cell table:style-name="ce17" table:formula="of:=IF(0.5*PI()-[rf.$B$9]&gt;[rf.K274];1;-1)" office:value-type="float" office:value="1" calcext:value-type="float">
            <text:p>1</text:p>
          </table:table-cell>
          <table:table-cell table:style-name="ce17" table:formula="of:=0.5*PI()-([rf.J274]*[rf.L274]+[rf.K274])" office:value-type="float" office:value="-0.433949216892226" calcext:value-type="float">
            <text:p>-0,433949216892226</text:p>
          </table:table-cell>
          <table:table-cell table:style-name="ce17" table:formula="of:=[rf.M274]-[rf.$B$8]" office:value-type="float" office:value="-0.0848833664933598" calcext:value-type="float">
            <text:p>-0,08488336649336</text:p>
          </table:table-cell>
          <table:table-cell table:number-columns-repeated="1010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rf.A275]*analyze_resolution" office:value-type="float" office:value="6.6" calcext:value-type="float">
            <text:p>6,6</text:p>
          </table:table-cell>
          <table:table-cell table:formula="of:=RADIANS(-[rf.B275])" office:value-type="float" office:value="-0.115191730631626" calcext:value-type="float">
            <text:p>-0,115191730631626</text:p>
          </table:table-cell>
          <table:table-cell table:formula="of:=COS([rf.$B$6])*servo_saver_arm_length*COS([rf.C275])-SIN([rf.$B$6])*servo_saver_arm_length*SIN([rf.C275])+[rf.$B$24]" office:value-type="float" office:value="358.893964249606" calcext:value-type="float">
            <text:p>358,893964249606</text:p>
          </table:table-cell>
          <table:table-cell table:formula="of:=COS([rf.$B$6])*servo_saver_arm_length*SIN([rf.C275])+SIN([rf.$B$6])*servo_saver_arm_length*COS([rf.C275])+[rf.$C$24]" office:value-type="float" office:value="-1.83899440788587" calcext:value-type="float">
            <text:p>-1,83899440788587</text:p>
          </table:table-cell>
          <table:table-cell table:formula="of:=[$rf.D275]-[$rf.$B$14]" office:value-type="float" office:value="58.8939642496064" calcext:value-type="float">
            <text:p>58,8939642496064</text:p>
          </table:table-cell>
          <table:table-cell table:formula="of:=[rf.E275]-[$rf.$C$14]" office:value-type="float" office:value="88.1610055921141" calcext:value-type="float">
            <text:p>88,1610055921141</text:p>
          </table:table-cell>
          <table:table-cell table:style-name="Default" table:formula="of:=SQRT([rf.F275]^2+[rf.G275]^2)" office:value-type="float" office:value="106.022931161361" calcext:value-type="float">
            <text:p>106,022931161361</text:p>
          </table:table-cell>
          <table:table-cell table:formula="of:=([rf.H275]^2-[rf.$B$42]^2+[rf.$B$43]^2)/(2*[rf.H275])" office:value-type="float" office:value="3.04775577344421" calcext:value-type="float">
            <text:p>3,04775577344421</text:p>
          </table:table-cell>
          <table:table-cell table:formula="of:=ACOS([rf.I275]/[rf.$B$43])" office:value-type="float" office:value="1.4178124957705" calcext:value-type="float">
            <text:p>1,4178124957705</text:p>
          </table:table-cell>
          <table:table-cell table:style-name="ce17" table:formula="of:=ASIN([rf.F275]/[rf.H275])" office:value-type="float" office:value="0.588944033867394" calcext:value-type="float">
            <text:p>0,588944033867394</text:p>
          </table:table-cell>
          <table:table-cell table:style-name="ce17" table:formula="of:=IF(0.5*PI()-[rf.$B$9]&gt;[rf.K275];1;-1)" office:value-type="float" office:value="1" calcext:value-type="float">
            <text:p>1</text:p>
          </table:table-cell>
          <table:table-cell table:style-name="ce17" table:formula="of:=0.5*PI()-([rf.J275]*[rf.L275]+[rf.K275])" office:value-type="float" office:value="-0.435960202842994" calcext:value-type="float">
            <text:p>-0,435960202842994</text:p>
          </table:table-cell>
          <table:table-cell table:style-name="ce17" table:formula="of:=[rf.M275]-[rf.$B$8]" office:value-type="float" office:value="-0.0868943524441277" calcext:value-type="float">
            <text:p>-0,086894352444128</text:p>
          </table:table-cell>
          <table:table-cell table:number-columns-repeated="1010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rf.A276]*analyze_resolution" office:value-type="float" office:value="6.75" calcext:value-type="float">
            <text:p>6,75</text:p>
          </table:table-cell>
          <table:table-cell table:formula="of:=RADIANS(-[rf.B276])" office:value-type="float" office:value="-0.117809724509617" calcext:value-type="float">
            <text:p>-0,117809724509617</text:p>
          </table:table-cell>
          <table:table-cell table:formula="of:=COS([rf.$B$6])*servo_saver_arm_length*COS([rf.C276])-SIN([rf.$B$6])*servo_saver_arm_length*SIN([rf.C276])+[rf.$B$24]" office:value-type="float" office:value="358.889095311279" calcext:value-type="float">
            <text:p>358,889095311279</text:p>
          </table:table-cell>
          <table:table-cell table:formula="of:=COS([rf.$B$6])*servo_saver_arm_length*SIN([rf.C276])+SIN([rf.$B$6])*servo_saver_arm_length*COS([rf.C276])+[rf.$C$24]" office:value-type="float" office:value="-1.8805983593254" calcext:value-type="float">
            <text:p>-1,8805983593254</text:p>
          </table:table-cell>
          <table:table-cell table:formula="of:=[$rf.D276]-[$rf.$B$14]" office:value-type="float" office:value="58.8890953112788" calcext:value-type="float">
            <text:p>58,8890953112788</text:p>
          </table:table-cell>
          <table:table-cell table:formula="of:=[rf.E276]-[$rf.$C$14]" office:value-type="float" office:value="88.1194016406746" calcext:value-type="float">
            <text:p>88,1194016406746</text:p>
          </table:table-cell>
          <table:table-cell table:style-name="Default" table:formula="of:=SQRT([rf.F276]^2+[rf.G276]^2)" office:value-type="float" office:value="105.98563342308" calcext:value-type="float">
            <text:p>105,98563342308</text:p>
          </table:table-cell>
          <table:table-cell table:formula="of:=([rf.H276]^2-[rf.$B$42]^2+[rf.$B$43]^2)/(2*[rf.H276])" office:value-type="float" office:value="3.01152401772" calcext:value-type="float">
            <text:p>3,01152401772</text:p>
          </table:table-cell>
          <table:table-cell table:formula="of:=ACOS([rf.I276]/[rf.$B$43])" office:value-type="float" office:value="1.41964523359136" calcext:value-type="float">
            <text:p>1,41964523359136</text:p>
          </table:table-cell>
          <table:table-cell table:style-name="ce17" table:formula="of:=ASIN([rf.F276]/[rf.H276])" office:value-type="float" office:value="0.589123885053098" calcext:value-type="float">
            <text:p>0,589123885053098</text:p>
          </table:table-cell>
          <table:table-cell table:style-name="ce17" table:formula="of:=IF(0.5*PI()-[rf.$B$9]&gt;[rf.K276];1;-1)" office:value-type="float" office:value="1" calcext:value-type="float">
            <text:p>1</text:p>
          </table:table-cell>
          <table:table-cell table:style-name="ce17" table:formula="of:=0.5*PI()-([rf.J276]*[rf.L276]+[rf.K276])" office:value-type="float" office:value="-0.437972791849564" calcext:value-type="float">
            <text:p>-0,437972791849564</text:p>
          </table:table-cell>
          <table:table-cell table:style-name="ce17" table:formula="of:=[rf.M276]-[rf.$B$8]" office:value-type="float" office:value="-0.0889069414506976" calcext:value-type="float">
            <text:p>-0,088906941450698</text:p>
          </table:table-cell>
          <table:table-cell table:number-columns-repeated="1010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rf.A277]*analyze_resolution" office:value-type="float" office:value="6.9" calcext:value-type="float">
            <text:p>6,9</text:p>
          </table:table-cell>
          <table:table-cell table:formula="of:=RADIANS(-[rf.B277])" office:value-type="float" office:value="-0.120427718387609" calcext:value-type="float">
            <text:p>-0,120427718387609</text:p>
          </table:table-cell>
          <table:table-cell table:formula="of:=COS([rf.$B$6])*servo_saver_arm_length*COS([rf.C277])-SIN([rf.$B$6])*servo_saver_arm_length*SIN([rf.C277])+[rf.$B$24]" office:value-type="float" office:value="358.884117470871" calcext:value-type="float">
            <text:p>358,884117470871</text:p>
          </table:table-cell>
          <table:table-cell table:formula="of:=COS([rf.$B$6])*servo_saver_arm_length*SIN([rf.C277])+SIN([rf.$B$6])*servo_saver_arm_length*COS([rf.C277])+[rf.$C$24]" office:value-type="float" office:value="-1.92218942135435" calcext:value-type="float">
            <text:p>-1,92218942135435</text:p>
          </table:table-cell>
          <table:table-cell table:formula="of:=[$rf.D277]-[$rf.$B$14]" office:value-type="float" office:value="58.8841174708711" calcext:value-type="float">
            <text:p>58,8841174708711</text:p>
          </table:table-cell>
          <table:table-cell table:formula="of:=[rf.E277]-[$rf.$C$14]" office:value-type="float" office:value="88.0778105786457" calcext:value-type="float">
            <text:p>88,0778105786457</text:p>
          </table:table-cell>
          <table:table-cell table:style-name="Default" table:formula="of:=SQRT([rf.F277]^2+[rf.G277]^2)" office:value-type="float" office:value="105.948289304977" calcext:value-type="float">
            <text:p>105,948289304977</text:p>
          </table:table-cell>
          <table:table-cell table:formula="of:=([rf.H277]^2-[rf.$B$42]^2+[rf.$B$43]^2)/(2*[rf.H277])" office:value-type="float" office:value="2.97523480496563" calcext:value-type="float">
            <text:p>2,97523480496563</text:p>
          </table:table-cell>
          <table:table-cell table:formula="of:=ACOS([rf.I277]/[rf.$B$43])" office:value-type="float" office:value="1.42148036512437" calcext:value-type="float">
            <text:p>1,42148036512437</text:p>
          </table:table-cell>
          <table:table-cell table:style-name="ce17" table:formula="of:=ASIN([rf.F277]/[rf.H277])" office:value-type="float" office:value="0.589302940741569" calcext:value-type="float">
            <text:p>0,589302940741569</text:p>
          </table:table-cell>
          <table:table-cell table:style-name="ce17" table:formula="of:=IF(0.5*PI()-[rf.$B$9]&gt;[rf.K277];1;-1)" office:value-type="float" office:value="1" calcext:value-type="float">
            <text:p>1</text:p>
          </table:table-cell>
          <table:table-cell table:style-name="ce17" table:formula="of:=0.5*PI()-([rf.J277]*[rf.L277]+[rf.K277])" office:value-type="float" office:value="-0.439986979071043" calcext:value-type="float">
            <text:p>-0,439986979071043</text:p>
          </table:table-cell>
          <table:table-cell table:style-name="ce17" table:formula="of:=[rf.M277]-[rf.$B$8]" office:value-type="float" office:value="-0.0909211286721768" calcext:value-type="float">
            <text:p>-0,090921128672177</text:p>
          </table:table-cell>
          <table:table-cell table:number-columns-repeated="1010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rf.A278]*analyze_resolution" office:value-type="float" office:value="7.05" calcext:value-type="float">
            <text:p>7,05</text:p>
          </table:table-cell>
          <table:table-cell table:formula="of:=RADIANS(-[rf.B278])" office:value-type="float" office:value="-0.1230457122656" calcext:value-type="float">
            <text:p>-0,1230457122656</text:p>
          </table:table-cell>
          <table:table-cell table:formula="of:=COS([rf.$B$6])*servo_saver_arm_length*COS([rf.C278])-SIN([rf.$B$6])*servo_saver_arm_length*SIN([rf.C278])+[rf.$B$24]" office:value-type="float" office:value="358.879030762501" calcext:value-type="float">
            <text:p>358,879030762501</text:p>
          </table:table-cell>
          <table:table-cell table:formula="of:=COS([rf.$B$6])*servo_saver_arm_length*SIN([rf.C278])+SIN([rf.$B$6])*servo_saver_arm_length*COS([rf.C278])+[rf.$C$24]" office:value-type="float" office:value="-1.96376730891224" calcext:value-type="float">
            <text:p>-1,96376730891224</text:p>
          </table:table-cell>
          <table:table-cell table:formula="of:=[$rf.D278]-[$rf.$B$14]" office:value-type="float" office:value="58.8790307625008" calcext:value-type="float">
            <text:p>58,8790307625008</text:p>
          </table:table-cell>
          <table:table-cell table:formula="of:=[rf.E278]-[$rf.$C$14]" office:value-type="float" office:value="88.0362326910878" calcext:value-type="float">
            <text:p>88,0362326910878</text:p>
          </table:table-cell>
          <table:table-cell table:style-name="Default" table:formula="of:=SQRT([rf.F278]^2+[rf.G278]^2)" office:value-type="float" office:value="105.910899014081" calcext:value-type="float">
            <text:p>105,910899014081</text:p>
          </table:table-cell>
          <table:table-cell table:formula="of:=([rf.H278]^2-[rf.$B$42]^2+[rf.$B$43]^2)/(2*[rf.H278])" office:value-type="float" office:value="2.93888827707165" calcext:value-type="float">
            <text:p>2,93888827707165</text:p>
          </table:table-cell>
          <table:table-cell table:formula="of:=ACOS([rf.I278]/[rf.$B$43])" office:value-type="float" office:value="1.42331788738075" calcext:value-type="float">
            <text:p>1,42331788738075</text:p>
          </table:table-cell>
          <table:table-cell table:style-name="ce17" table:formula="of:=ASIN([rf.F278]/[rf.H278])" office:value-type="float" office:value="0.589481199103907" calcext:value-type="float">
            <text:p>0,589481199103907</text:p>
          </table:table-cell>
          <table:table-cell table:style-name="ce17" table:formula="of:=IF(0.5*PI()-[rf.$B$9]&gt;[rf.K278];1;-1)" office:value-type="float" office:value="1" calcext:value-type="float">
            <text:p>1</text:p>
          </table:table-cell>
          <table:table-cell table:style-name="ce17" table:formula="of:=0.5*PI()-([rf.J278]*[rf.L278]+[rf.K278])" office:value-type="float" office:value="-0.442002759689762" calcext:value-type="float">
            <text:p>-0,442002759689762</text:p>
          </table:table-cell>
          <table:table-cell table:style-name="ce17" table:formula="of:=[rf.M278]-[rf.$B$8]" office:value-type="float" office:value="-0.0929369092908963" calcext:value-type="float">
            <text:p>-0,092936909290896</text:p>
          </table:table-cell>
          <table:table-cell table:number-columns-repeated="1010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rf.A279]*analyze_resolution" office:value-type="float" office:value="7.2" calcext:value-type="float">
            <text:p>7,2</text:p>
          </table:table-cell>
          <table:table-cell table:formula="of:=RADIANS(-[rf.B279])" office:value-type="float" office:value="-0.125663706143592" calcext:value-type="float">
            <text:p>-0,125663706143592</text:p>
          </table:table-cell>
          <table:table-cell table:formula="of:=COS([rf.$B$6])*servo_saver_arm_length*COS([rf.C279])-SIN([rf.$B$6])*servo_saver_arm_length*SIN([rf.C279])+[rf.$B$24]" office:value-type="float" office:value="358.873835221032" calcext:value-type="float">
            <text:p>358,873835221032</text:p>
          </table:table-cell>
          <table:table-cell table:formula="of:=COS([rf.$B$6])*servo_saver_arm_length*SIN([rf.C279])+SIN([rf.$B$6])*servo_saver_arm_length*COS([rf.C279])+[rf.$C$24]" office:value-type="float" office:value="-2.00533173702887" calcext:value-type="float">
            <text:p>-2,00533173702887</text:p>
          </table:table-cell>
          <table:table-cell table:formula="of:=[$rf.D279]-[$rf.$B$14]" office:value-type="float" office:value="58.8738352210316" calcext:value-type="float">
            <text:p>58,8738352210316</text:p>
          </table:table-cell>
          <table:table-cell table:formula="of:=[rf.E279]-[$rf.$C$14]" office:value-type="float" office:value="87.9946682629711" calcext:value-type="float">
            <text:p>87,9946682629711</text:p>
          </table:table-cell>
          <table:table-cell table:style-name="Default" table:formula="of:=SQRT([rf.F279]^2+[rf.G279]^2)" office:value-type="float" office:value="105.873462757877" calcext:value-type="float">
            <text:p>105,873462757877</text:p>
          </table:table-cell>
          <table:table-cell table:formula="of:=([rf.H279]^2-[rf.$B$42]^2+[rf.$B$43]^2)/(2*[rf.H279])" office:value-type="float" office:value="2.90248457647683" calcext:value-type="float">
            <text:p>2,90248457647683</text:p>
          </table:table-cell>
          <table:table-cell table:formula="of:=ACOS([rf.I279]/[rf.$B$43])" office:value-type="float" office:value="1.42515779739481" calcext:value-type="float">
            <text:p>1,42515779739481</text:p>
          </table:table-cell>
          <table:table-cell table:style-name="ce17" table:formula="of:=ASIN([rf.F279]/[rf.H279])" office:value-type="float" office:value="0.589658658311319" calcext:value-type="float">
            <text:p>0,589658658311319</text:p>
          </table:table-cell>
          <table:table-cell table:style-name="ce17" table:formula="of:=IF(0.5*PI()-[rf.$B$9]&gt;[rf.K279];1;-1)" office:value-type="float" office:value="1" calcext:value-type="float">
            <text:p>1</text:p>
          </table:table-cell>
          <table:table-cell table:style-name="ce17" table:formula="of:=0.5*PI()-([rf.J279]*[rf.L279]+[rf.K279])" office:value-type="float" office:value="-0.44402012891123" calcext:value-type="float">
            <text:p>-0,44402012891123</text:p>
          </table:table-cell>
          <table:table-cell table:style-name="ce17" table:formula="of:=[rf.M279]-[rf.$B$8]" office:value-type="float" office:value="-0.0949542785123643" calcext:value-type="float">
            <text:p>-0,094954278512364</text:p>
          </table:table-cell>
          <table:table-cell table:number-columns-repeated="1010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rf.A280]*analyze_resolution" office:value-type="float" office:value="7.35" calcext:value-type="float">
            <text:p>7,35</text:p>
          </table:table-cell>
          <table:table-cell table:formula="of:=RADIANS(-[rf.B280])" office:value-type="float" office:value="-0.128281700021583" calcext:value-type="float">
            <text:p>-0,128281700021583</text:p>
          </table:table-cell>
          <table:table-cell table:formula="of:=COS([rf.$B$6])*servo_saver_arm_length*COS([rf.C280])-SIN([rf.$B$6])*servo_saver_arm_length*SIN([rf.C280])+[rf.$B$24]" office:value-type="float" office:value="358.868530882073" calcext:value-type="float">
            <text:p>358,868530882073</text:p>
          </table:table-cell>
          <table:table-cell table:formula="of:=COS([rf.$B$6])*servo_saver_arm_length*SIN([rf.C280])+SIN([rf.$B$6])*servo_saver_arm_length*COS([rf.C280])+[rf.$C$24]" office:value-type="float" office:value="-2.04688242082631" calcext:value-type="float">
            <text:p>-2,04688242082631</text:p>
          </table:table-cell>
          <table:table-cell table:formula="of:=[$rf.D280]-[$rf.$B$14]" office:value-type="float" office:value="58.8685308820732" calcext:value-type="float">
            <text:p>58,8685308820732</text:p>
          </table:table-cell>
          <table:table-cell table:formula="of:=[rf.E280]-[$rf.$C$14]" office:value-type="float" office:value="87.9531175791737" calcext:value-type="float">
            <text:p>87,9531175791737</text:p>
          </table:table-cell>
          <table:table-cell table:style-name="Default" table:formula="of:=SQRT([rf.F280]^2+[rf.G280]^2)" office:value-type="float" office:value="105.835980744308" calcext:value-type="float">
            <text:p>105,835980744308</text:p>
          </table:table-cell>
          <table:table-cell table:formula="of:=([rf.H280]^2-[rf.$B$42]^2+[rf.$B$43]^2)/(2*[rf.H280])" office:value-type="float" office:value="2.86602384616975" calcext:value-type="float">
            <text:p>2,86602384616975</text:p>
          </table:table-cell>
          <table:table-cell table:formula="of:=ACOS([rf.I280]/[rf.$B$43])" office:value-type="float" office:value="1.42700009222387" calcext:value-type="float">
            <text:p>1,42700009222387</text:p>
          </table:table-cell>
          <table:table-cell table:style-name="ce17" table:formula="of:=ASIN([rf.F280]/[rf.H280])" office:value-type="float" office:value="0.589835316535126" calcext:value-type="float">
            <text:p>0,589835316535126</text:p>
          </table:table-cell>
          <table:table-cell table:style-name="ce17" table:formula="of:=IF(0.5*PI()-[rf.$B$9]&gt;[rf.K280];1;-1)" office:value-type="float" office:value="1" calcext:value-type="float">
            <text:p>1</text:p>
          </table:table-cell>
          <table:table-cell table:style-name="ce17" table:formula="of:=0.5*PI()-([rf.J280]*[rf.L280]+[rf.K280])" office:value-type="float" office:value="-0.446039081964101" calcext:value-type="float">
            <text:p>-0,446039081964101</text:p>
          </table:table-cell>
          <table:table-cell table:style-name="ce17" table:formula="of:=[rf.M280]-[rf.$B$8]" office:value-type="float" office:value="-0.0969732315652348" calcext:value-type="float">
            <text:p>-0,096973231565235</text:p>
          </table:table-cell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rf.A281]*analyze_resolution" office:value-type="float" office:value="7.5" calcext:value-type="float">
            <text:p>7,5</text:p>
          </table:table-cell>
          <table:table-cell table:formula="of:=RADIANS(-[rf.B281])" office:value-type="float" office:value="-0.130899693899575" calcext:value-type="float">
            <text:p>-0,130899693899575</text:p>
          </table:table-cell>
          <table:table-cell table:formula="of:=COS([rf.$B$6])*servo_saver_arm_length*COS([rf.C281])-SIN([rf.$B$6])*servo_saver_arm_length*SIN([rf.C281])+[rf.$B$24]" office:value-type="float" office:value="358.863117781981" calcext:value-type="float">
            <text:p>358,863117781981</text:p>
          </table:table-cell>
          <table:table-cell table:formula="of:=COS([rf.$B$6])*servo_saver_arm_length*SIN([rf.C281])+SIN([rf.$B$6])*servo_saver_arm_length*COS([rf.C281])+[rf.$C$24]" office:value-type="float" office:value="-2.08841907552083" calcext:value-type="float">
            <text:p>-2,08841907552083</text:p>
          </table:table-cell>
          <table:table-cell table:formula="of:=[$rf.D281]-[$rf.$B$14]" office:value-type="float" office:value="58.863117781981" calcext:value-type="float">
            <text:p>58,863117781981</text:p>
          </table:table-cell>
          <table:table-cell table:formula="of:=[rf.E281]-[$rf.$C$14]" office:value-type="float" office:value="87.9115809244792" calcext:value-type="float">
            <text:p>87,9115809244792</text:p>
          </table:table-cell>
          <table:table-cell table:style-name="Default" table:formula="of:=SQRT([rf.F281]^2+[rf.G281]^2)" office:value-type="float" office:value="105.798453181777" calcext:value-type="float">
            <text:p>105,798453181777</text:p>
          </table:table-cell>
          <table:table-cell table:formula="of:=([rf.H281]^2-[rf.$B$42]^2+[rf.$B$43]^2)/(2*[rf.H281])" office:value-type="float" office:value="2.8295062296907" calcext:value-type="float">
            <text:p>2,8295062296907</text:p>
          </table:table-cell>
          <table:table-cell table:formula="of:=ACOS([rf.I281]/[rf.$B$43])" office:value-type="float" office:value="1.42884476894824" calcext:value-type="float">
            <text:p>1,42884476894824</text:p>
          </table:table-cell>
          <table:table-cell table:style-name="ce17" table:formula="of:=ASIN([rf.F281]/[rf.H281])" office:value-type="float" office:value="0.590011171946786" calcext:value-type="float">
            <text:p>0,590011171946786</text:p>
          </table:table-cell>
          <table:table-cell table:style-name="ce17" table:formula="of:=IF(0.5*PI()-[rf.$B$9]&gt;[rf.K281];1;-1)" office:value-type="float" office:value="1" calcext:value-type="float">
            <text:p>1</text:p>
          </table:table-cell>
          <table:table-cell table:style-name="ce17" table:formula="of:=0.5*PI()-([rf.J281]*[rf.L281]+[rf.K281])" office:value-type="float" office:value="-0.448059614100133" calcext:value-type="float">
            <text:p>-0,448059614100133</text:p>
          </table:table-cell>
          <table:table-cell table:style-name="ce17" table:formula="of:=[rf.M281]-[rf.$B$8]" office:value-type="float" office:value="-0.0989937637012668" calcext:value-type="float">
            <text:p>-0,098993763701267</text:p>
          </table:table-cell>
          <table:table-cell table:number-columns-repeated="1010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rf.A282]*analyze_resolution" office:value-type="float" office:value="7.65" calcext:value-type="float">
            <text:p>7,65</text:p>
          </table:table-cell>
          <table:table-cell table:formula="of:=RADIANS(-[rf.B282])" office:value-type="float" office:value="-0.133517687777566" calcext:value-type="float">
            <text:p>-0,133517687777566</text:p>
          </table:table-cell>
          <table:table-cell table:formula="of:=COS([rf.$B$6])*servo_saver_arm_length*COS([rf.C282])-SIN([rf.$B$6])*servo_saver_arm_length*SIN([rf.C282])+[rf.$B$24]" office:value-type="float" office:value="358.857595957856" calcext:value-type="float">
            <text:p>358,857595957856</text:p>
          </table:table-cell>
          <table:table-cell table:formula="of:=COS([rf.$B$6])*servo_saver_arm_length*SIN([rf.C282])+SIN([rf.$B$6])*servo_saver_arm_length*COS([rf.C282])+[rf.$C$24]" office:value-type="float" office:value="-2.12994141642484" calcext:value-type="float">
            <text:p>-2,12994141642484</text:p>
          </table:table-cell>
          <table:table-cell table:formula="of:=[$rf.D282]-[$rf.$B$14]" office:value-type="float" office:value="58.8575959578556" calcext:value-type="float">
            <text:p>58,8575959578556</text:p>
          </table:table-cell>
          <table:table-cell table:formula="of:=[rf.E282]-[$rf.$C$14]" office:value-type="float" office:value="87.8700585835752" calcext:value-type="float">
            <text:p>87,8700585835752</text:p>
          </table:table-cell>
          <table:table-cell table:style-name="Default" table:formula="of:=SQRT([rf.F282]^2+[rf.G282]^2)" office:value-type="float" office:value="105.760880279143" calcext:value-type="float">
            <text:p>105,760880279143</text:p>
          </table:table-cell>
          <table:table-cell table:formula="of:=([rf.H282]^2-[rf.$B$42]^2+[rf.$B$43]^2)/(2*[rf.H282])" office:value-type="float" office:value="2.79293187113326" calcext:value-type="float">
            <text:p>2,79293187113326</text:p>
          </table:table-cell>
          <table:table-cell table:formula="of:=ACOS([rf.I282]/[rf.$B$43])" office:value-type="float" office:value="1.43069182467115" calcext:value-type="float">
            <text:p>1,43069182467115</text:p>
          </table:table-cell>
          <table:table-cell table:style-name="ce17" table:formula="of:=ASIN([rf.F282]/[rf.H282])" office:value-type="float" office:value="0.590186222717902" calcext:value-type="float">
            <text:p>0,590186222717902</text:p>
          </table:table-cell>
          <table:table-cell table:style-name="ce17" table:formula="of:=IF(0.5*PI()-[rf.$B$9]&gt;[rf.K282];1;-1)" office:value-type="float" office:value="1" calcext:value-type="float">
            <text:p>1</text:p>
          </table:table-cell>
          <table:table-cell table:style-name="ce17" table:formula="of:=0.5*PI()-([rf.J282]*[rf.L282]+[rf.K282])" office:value-type="float" office:value="-0.450081720594159" calcext:value-type="float">
            <text:p>-0,450081720594159</text:p>
          </table:table-cell>
          <table:table-cell table:style-name="ce17" table:formula="of:=[rf.M282]-[rf.$B$8]" office:value-type="float" office:value="-0.101015870195294" calcext:value-type="float">
            <text:p>-0,101015870195294</text:p>
          </table:table-cell>
          <table:table-cell table:number-columns-repeated="1010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rf.A283]*analyze_resolution" office:value-type="float" office:value="7.8" calcext:value-type="float">
            <text:p>7,8</text:p>
          </table:table-cell>
          <table:table-cell table:formula="of:=RADIANS(-[rf.B283])" office:value-type="float" office:value="-0.136135681655558" calcext:value-type="float">
            <text:p>-0,136135681655558</text:p>
          </table:table-cell>
          <table:table-cell table:formula="of:=COS([rf.$B$6])*servo_saver_arm_length*COS([rf.C283])-SIN([rf.$B$6])*servo_saver_arm_length*SIN([rf.C283])+[rf.$B$24]" office:value-type="float" office:value="358.851965447543" calcext:value-type="float">
            <text:p>358,851965447543</text:p>
          </table:table-cell>
          <table:table-cell table:formula="of:=COS([rf.$B$6])*servo_saver_arm_length*SIN([rf.C283])+SIN([rf.$B$6])*servo_saver_arm_length*COS([rf.C283])+[rf.$C$24]" office:value-type="float" office:value="-2.17144915894887" calcext:value-type="float">
            <text:p>-2,17144915894887</text:p>
          </table:table-cell>
          <table:table-cell table:formula="of:=[$rf.D283]-[$rf.$B$14]" office:value-type="float" office:value="58.8519654475431" calcext:value-type="float">
            <text:p>58,8519654475431</text:p>
          </table:table-cell>
          <table:table-cell table:formula="of:=[rf.E283]-[$rf.$C$14]" office:value-type="float" office:value="87.8285508410511" calcext:value-type="float">
            <text:p>87,8285508410511</text:p>
          </table:table-cell>
          <table:table-cell table:style-name="Default" table:formula="of:=SQRT([rf.F283]^2+[rf.G283]^2)" office:value-type="float" office:value="105.723262245723" calcext:value-type="float">
            <text:p>105,723262245723</text:p>
          </table:table-cell>
          <table:table-cell table:formula="of:=([rf.H283]^2-[rf.$B$42]^2+[rf.$B$43]^2)/(2*[rf.H283])" office:value-type="float" office:value="2.75630091514615" calcext:value-type="float">
            <text:p>2,75630091514615</text:p>
          </table:table-cell>
          <table:table-cell table:formula="of:=ACOS([rf.I283]/[rf.$B$43])" office:value-type="float" office:value="1.43254125651871" calcext:value-type="float">
            <text:p>1,43254125651871</text:p>
          </table:table-cell>
          <table:table-cell table:style-name="ce17" table:formula="of:=ASIN([rf.F283]/[rf.H283])" office:value-type="float" office:value="0.590360467020237" calcext:value-type="float">
            <text:p>0,590360467020237</text:p>
          </table:table-cell>
          <table:table-cell table:style-name="ce17" table:formula="of:=IF(0.5*PI()-[rf.$B$9]&gt;[rf.K283];1;-1)" office:value-type="float" office:value="1" calcext:value-type="float">
            <text:p>1</text:p>
          </table:table-cell>
          <table:table-cell table:style-name="ce17" table:formula="of:=0.5*PI()-([rf.J283]*[rf.L283]+[rf.K283])" office:value-type="float" office:value="-0.452105396744046" calcext:value-type="float">
            <text:p>-0,452105396744046</text:p>
          </table:table-cell>
          <table:table-cell table:style-name="ce17" table:formula="of:=[rf.M283]-[rf.$B$8]" office:value-type="float" office:value="-0.10303954634518" calcext:value-type="float">
            <text:p>-0,10303954634518</text:p>
          </table:table-cell>
          <table:table-cell table:number-columns-repeated="1010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rf.A284]*analyze_resolution" office:value-type="float" office:value="7.95" calcext:value-type="float">
            <text:p>7,95</text:p>
          </table:table-cell>
          <table:table-cell table:formula="of:=RADIANS(-[rf.B284])" office:value-type="float" office:value="-0.138753675533549" calcext:value-type="float">
            <text:p>-0,138753675533549</text:p>
          </table:table-cell>
          <table:table-cell table:formula="of:=COS([rf.$B$6])*servo_saver_arm_length*COS([rf.C284])-SIN([rf.$B$6])*servo_saver_arm_length*SIN([rf.C284])+[rf.$B$24]" office:value-type="float" office:value="358.846226289634" calcext:value-type="float">
            <text:p>358,846226289634</text:p>
          </table:table-cell>
          <table:table-cell table:formula="of:=COS([rf.$B$6])*servo_saver_arm_length*SIN([rf.C284])+SIN([rf.$B$6])*servo_saver_arm_length*COS([rf.C284])+[rf.$C$24]" office:value-type="float" office:value="-2.2129420186035" calcext:value-type="float">
            <text:p>-2,2129420186035</text:p>
          </table:table-cell>
          <table:table-cell table:formula="of:=[$rf.D284]-[$rf.$B$14]" office:value-type="float" office:value="58.8462262896343" calcext:value-type="float">
            <text:p>58,8462262896343</text:p>
          </table:table-cell>
          <table:table-cell table:formula="of:=[rf.E284]-[$rf.$C$14]" office:value-type="float" office:value="87.7870579813965" calcext:value-type="float">
            <text:p>87,7870579813965</text:p>
          </table:table-cell>
          <table:table-cell table:style-name="Default" table:formula="of:=SQRT([rf.F284]^2+[rf.G284]^2)" office:value-type="float" office:value="105.685599291294" calcext:value-type="float">
            <text:p>105,685599291294</text:p>
          </table:table-cell>
          <table:table-cell table:formula="of:=([rf.H284]^2-[rf.$B$42]^2+[rf.$B$43]^2)/(2*[rf.H284])" office:value-type="float" office:value="2.71961350693507" calcext:value-type="float">
            <text:p>2,71961350693507</text:p>
          </table:table-cell>
          <table:table-cell table:formula="of:=ACOS([rf.I284]/[rf.$B$43])" office:value-type="float" office:value="1.43439306163982" calcext:value-type="float">
            <text:p>1,43439306163982</text:p>
          </table:table-cell>
          <table:table-cell table:style-name="ce17" table:formula="of:=ASIN([rf.F284]/[rf.H284])" office:value-type="float" office:value="0.59053390302573" calcext:value-type="float">
            <text:p>0,59053390302573</text:p>
          </table:table-cell>
          <table:table-cell table:style-name="ce17" table:formula="of:=IF(0.5*PI()-[rf.$B$9]&gt;[rf.K284];1;-1)" office:value-type="float" office:value="1" calcext:value-type="float">
            <text:p>1</text:p>
          </table:table-cell>
          <table:table-cell table:style-name="ce17" table:formula="of:=0.5*PI()-([rf.J284]*[rf.L284]+[rf.K284])" office:value-type="float" office:value="-0.454130637870654" calcext:value-type="float">
            <text:p>-0,454130637870654</text:p>
          </table:table-cell>
          <table:table-cell table:style-name="ce17" table:formula="of:=[rf.M284]-[rf.$B$8]" office:value-type="float" office:value="-0.105064787471788" calcext:value-type="float">
            <text:p>-0,105064787471788</text:p>
          </table:table-cell>
          <table:table-cell table:number-columns-repeated="1010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rf.A285]*analyze_resolution" office:value-type="float" office:value="8.1" calcext:value-type="float">
            <text:p>8,1</text:p>
          </table:table-cell>
          <table:table-cell table:formula="of:=RADIANS(-[rf.B285])" office:value-type="float" office:value="-0.141371669411541" calcext:value-type="float">
            <text:p>-0,141371669411541</text:p>
          </table:table-cell>
          <table:table-cell table:formula="of:=COS([rf.$B$6])*servo_saver_arm_length*COS([rf.C285])-SIN([rf.$B$6])*servo_saver_arm_length*SIN([rf.C285])+[rf.$B$24]" office:value-type="float" office:value="358.840378523465" calcext:value-type="float">
            <text:p>358,840378523465</text:p>
          </table:table-cell>
          <table:table-cell table:formula="of:=COS([rf.$B$6])*servo_saver_arm_length*SIN([rf.C285])+SIN([rf.$B$6])*servo_saver_arm_length*COS([rf.C285])+[rf.$C$24]" office:value-type="float" office:value="-2.25441971100132" calcext:value-type="float">
            <text:p>-2,25441971100132</text:p>
          </table:table-cell>
          <table:table-cell table:formula="of:=[$rf.D285]-[$rf.$B$14]" office:value-type="float" office:value="58.8403785234649" calcext:value-type="float">
            <text:p>58,8403785234649</text:p>
          </table:table-cell>
          <table:table-cell table:formula="of:=[rf.E285]-[$rf.$C$14]" office:value-type="float" office:value="87.7455802889987" calcext:value-type="float">
            <text:p>87,7455802889987</text:p>
          </table:table-cell>
          <table:table-cell table:style-name="Default" table:formula="of:=SQRT([rf.F285]^2+[rf.G285]^2)" office:value-type="float" office:value="105.647891626089" calcext:value-type="float">
            <text:p>105,647891626089</text:p>
          </table:table-cell>
          <table:table-cell table:formula="of:=([rf.H285]^2-[rf.$B$42]^2+[rf.$B$43]^2)/(2*[rf.H285])" office:value-type="float" office:value="2.68286979226425" calcext:value-type="float">
            <text:p>2,68286979226425</text:p>
          </table:table-cell>
          <table:table-cell table:formula="of:=ACOS([rf.I285]/[rf.$B$43])" office:value-type="float" office:value="1.4362472372062" calcext:value-type="float">
            <text:p>1,4362472372062</text:p>
          </table:table-cell>
          <table:table-cell table:style-name="ce17" table:formula="of:=ASIN([rf.F285]/[rf.H285])" office:value-type="float" office:value="0.590706528906509" calcext:value-type="float">
            <text:p>0,590706528906509</text:p>
          </table:table-cell>
          <table:table-cell table:style-name="ce17" table:formula="of:=IF(0.5*PI()-[rf.$B$9]&gt;[rf.K285];1;-1)" office:value-type="float" office:value="1" calcext:value-type="float">
            <text:p>1</text:p>
          </table:table-cell>
          <table:table-cell table:style-name="ce17" table:formula="of:=0.5*PI()-([rf.J285]*[rf.L285]+[rf.K285])" office:value-type="float" office:value="-0.45615743931781" calcext:value-type="float">
            <text:p>-0,45615743931781</text:p>
          </table:table-cell>
          <table:table-cell table:style-name="ce17" table:formula="of:=[rf.M285]-[rf.$B$8]" office:value-type="float" office:value="-0.107091588918944" calcext:value-type="float">
            <text:p>-0,107091588918944</text:p>
          </table:table-cell>
          <table:table-cell table:number-columns-repeated="1010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rf.A286]*analyze_resolution" office:value-type="float" office:value="8.25" calcext:value-type="float">
            <text:p>8,25</text:p>
          </table:table-cell>
          <table:table-cell table:formula="of:=RADIANS(-[rf.B286])" office:value-type="float" office:value="-0.143989663289532" calcext:value-type="float">
            <text:p>-0,143989663289532</text:p>
          </table:table-cell>
          <table:table-cell table:formula="of:=COS([rf.$B$6])*servo_saver_arm_length*COS([rf.C286])-SIN([rf.$B$6])*servo_saver_arm_length*SIN([rf.C286])+[rf.$B$24]" office:value-type="float" office:value="358.834422189115" calcext:value-type="float">
            <text:p>358,834422189115</text:p>
          </table:table-cell>
          <table:table-cell table:formula="of:=COS([rf.$B$6])*servo_saver_arm_length*SIN([rf.C286])+SIN([rf.$B$6])*servo_saver_arm_length*COS([rf.C286])+[rf.$C$24]" office:value-type="float" office:value="-2.29588195185887" calcext:value-type="float">
            <text:p>-2,29588195185887</text:p>
          </table:table-cell>
          <table:table-cell table:formula="of:=[$rf.D286]-[$rf.$B$14]" office:value-type="float" office:value="58.8344221891147" calcext:value-type="float">
            <text:p>58,8344221891147</text:p>
          </table:table-cell>
          <table:table-cell table:formula="of:=[rf.E286]-[$rf.$C$14]" office:value-type="float" office:value="87.7041180481411" calcext:value-type="float">
            <text:p>87,7041180481411</text:p>
          </table:table-cell>
          <table:table-cell table:style-name="Default" table:formula="of:=SQRT([rf.F286]^2+[rf.G286]^2)" office:value-type="float" office:value="105.610139460798" calcext:value-type="float">
            <text:p>105,610139460798</text:p>
          </table:table-cell>
          <table:table-cell table:formula="of:=([rf.H286]^2-[rf.$B$42]^2+[rf.$B$43]^2)/(2*[rf.H286])" office:value-type="float" office:value="2.64606991745839" calcext:value-type="float">
            <text:p>2,64606991745839</text:p>
          </table:table-cell>
          <table:table-cell table:formula="of:=ACOS([rf.I286]/[rf.$B$43])" office:value-type="float" office:value="1.43810378041225" calcext:value-type="float">
            <text:p>1,43810378041225</text:p>
          </table:table-cell>
          <table:table-cell table:style-name="ce17" table:formula="of:=ASIN([rf.F286]/[rf.H286])" office:value-type="float" office:value="0.590878342834906" calcext:value-type="float">
            <text:p>0,590878342834906</text:p>
          </table:table-cell>
          <table:table-cell table:style-name="ce17" table:formula="of:=IF(0.5*PI()-[rf.$B$9]&gt;[rf.K286];1;-1)" office:value-type="float" office:value="1" calcext:value-type="float">
            <text:p>1</text:p>
          </table:table-cell>
          <table:table-cell table:style-name="ce17" table:formula="of:=0.5*PI()-([rf.J286]*[rf.L286]+[rf.K286])" office:value-type="float" office:value="-0.458185796452264" calcext:value-type="float">
            <text:p>-0,458185796452264</text:p>
          </table:table-cell>
          <table:table-cell table:style-name="ce17" table:formula="of:=[rf.M286]-[rf.$B$8]" office:value-type="float" office:value="-0.109119946053398" calcext:value-type="float">
            <text:p>-0,109119946053398</text:p>
          </table:table-cell>
          <table:table-cell table:number-columns-repeated="1010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rf.A287]*analyze_resolution" office:value-type="float" office:value="8.4" calcext:value-type="float">
            <text:p>8,4</text:p>
          </table:table-cell>
          <table:table-cell table:formula="of:=RADIANS(-[rf.B287])" office:value-type="float" office:value="-0.146607657167524" calcext:value-type="float">
            <text:p>-0,146607657167524</text:p>
          </table:table-cell>
          <table:table-cell table:formula="of:=COS([rf.$B$6])*servo_saver_arm_length*COS([rf.C287])-SIN([rf.$B$6])*servo_saver_arm_length*SIN([rf.C287])+[rf.$B$24]" office:value-type="float" office:value="358.828357327408" calcext:value-type="float">
            <text:p>358,828357327408</text:p>
          </table:table-cell>
          <table:table-cell table:formula="of:=COS([rf.$B$6])*servo_saver_arm_length*SIN([rf.C287])+SIN([rf.$B$6])*servo_saver_arm_length*COS([rf.C287])+[rf.$C$24]" office:value-type="float" office:value="-2.33732845699859" calcext:value-type="float">
            <text:p>-2,33732845699859</text:p>
          </table:table-cell>
          <table:table-cell table:formula="of:=[$rf.D287]-[$rf.$B$14]" office:value-type="float" office:value="58.8283573274078" calcext:value-type="float">
            <text:p>58,8283573274078</text:p>
          </table:table-cell>
          <table:table-cell table:formula="of:=[rf.E287]-[$rf.$C$14]" office:value-type="float" office:value="87.6626715430014" calcext:value-type="float">
            <text:p>87,6626715430014</text:p>
          </table:table-cell>
          <table:table-cell table:style-name="Default" table:formula="of:=SQRT([rf.F287]^2+[rf.G287]^2)" office:value-type="float" office:value="105.572343006572" calcext:value-type="float">
            <text:p>105,572343006572</text:p>
          </table:table-cell>
          <table:table-cell table:formula="of:=([rf.H287]^2-[rf.$B$42]^2+[rf.$B$43]^2)/(2*[rf.H287])" office:value-type="float" office:value="2.60921402940429" calcext:value-type="float">
            <text:p>2,60921402940429</text:p>
          </table:table-cell>
          <table:table-cell table:formula="of:=ACOS([rf.I287]/[rf.$B$43])" office:value-type="float" office:value="1.43996268847508" calcext:value-type="float">
            <text:p>1,43996268847508</text:p>
          </table:table-cell>
          <table:table-cell table:style-name="ce17" table:formula="of:=ASIN([rf.F287]/[rf.H287])" office:value-type="float" office:value="0.591049342983469" calcext:value-type="float">
            <text:p>0,591049342983469</text:p>
          </table:table-cell>
          <table:table-cell table:style-name="ce17" table:formula="of:=IF(0.5*PI()-[rf.$B$9]&gt;[rf.K287];1;-1)" office:value-type="float" office:value="1" calcext:value-type="float">
            <text:p>1</text:p>
          </table:table-cell>
          <table:table-cell table:style-name="ce17" table:formula="of:=0.5*PI()-([rf.J287]*[rf.L287]+[rf.K287])" office:value-type="float" office:value="-0.460215704663656" calcext:value-type="float">
            <text:p>-0,460215704663656</text:p>
          </table:table-cell>
          <table:table-cell table:style-name="ce17" table:formula="of:=[rf.M287]-[rf.$B$8]" office:value-type="float" office:value="-0.11114985426479" calcext:value-type="float">
            <text:p>-0,11114985426479</text:p>
          </table:table-cell>
          <table:table-cell table:number-columns-repeated="1010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rf.A288]*analyze_resolution" office:value-type="float" office:value="8.55" calcext:value-type="float">
            <text:p>8,55</text:p>
          </table:table-cell>
          <table:table-cell table:formula="of:=RADIANS(-[rf.B288])" office:value-type="float" office:value="-0.149225651045515" calcext:value-type="float">
            <text:p>-0,149225651045515</text:p>
          </table:table-cell>
          <table:table-cell table:formula="of:=COS([rf.$B$6])*servo_saver_arm_length*COS([rf.C288])-SIN([rf.$B$6])*servo_saver_arm_length*SIN([rf.C288])+[rf.$B$24]" office:value-type="float" office:value="358.822183979912" calcext:value-type="float">
            <text:p>358,822183979912</text:p>
          </table:table-cell>
          <table:table-cell table:formula="of:=COS([rf.$B$6])*servo_saver_arm_length*SIN([rf.C288])+SIN([rf.$B$6])*servo_saver_arm_length*COS([rf.C288])+[rf.$C$24]" office:value-type="float" office:value="-2.37875894235077" calcext:value-type="float">
            <text:p>-2,37875894235077</text:p>
          </table:table-cell>
          <table:table-cell table:formula="of:=[$rf.D288]-[$rf.$B$14]" office:value-type="float" office:value="58.8221839799121" calcext:value-type="float">
            <text:p>58,8221839799121</text:p>
          </table:table-cell>
          <table:table-cell table:formula="of:=[rf.E288]-[$rf.$C$14]" office:value-type="float" office:value="87.6212410576492" calcext:value-type="float">
            <text:p>87,6212410576492</text:p>
          </table:table-cell>
          <table:table-cell table:style-name="Default" table:formula="of:=SQRT([rf.F288]^2+[rf.G288]^2)" office:value-type="float" office:value="105.534502475017" calcext:value-type="float">
            <text:p>105,534502475017</text:p>
          </table:table-cell>
          <table:table-cell table:formula="of:=([rf.H288]^2-[rf.$B$42]^2+[rf.$B$43]^2)/(2*[rf.H288])" office:value-type="float" office:value="2.57230227555281" calcext:value-type="float">
            <text:p>2,57230227555281</text:p>
          </table:table-cell>
          <table:table-cell table:formula="of:=ACOS([rf.I288]/[rf.$B$43])" office:value-type="float" office:value="1.44182395863439" calcext:value-type="float">
            <text:p>1,44182395863439</text:p>
          </table:table-cell>
          <table:table-cell table:style-name="ce17" table:formula="of:=ASIN([rf.F288]/[rf.H288])" office:value-type="float" office:value="0.591219527524982" calcext:value-type="float">
            <text:p>0,591219527524982</text:p>
          </table:table-cell>
          <table:table-cell table:style-name="ce17" table:formula="of:=IF(0.5*PI()-[rf.$B$9]&gt;[rf.K288];1;-1)" office:value-type="float" office:value="1" calcext:value-type="float">
            <text:p>1</text:p>
          </table:table-cell>
          <table:table-cell table:style-name="ce17" table:formula="of:=0.5*PI()-([rf.J288]*[rf.L288]+[rf.K288])" office:value-type="float" office:value="-0.462247159364478" calcext:value-type="float">
            <text:p>-0,462247159364478</text:p>
          </table:table-cell>
          <table:table-cell table:style-name="ce17" table:formula="of:=[rf.M288]-[rf.$B$8]" office:value-type="float" office:value="-0.113181308965612" calcext:value-type="float">
            <text:p>-0,113181308965612</text:p>
          </table:table-cell>
          <table:table-cell table:number-columns-repeated="1010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rf.A289]*analyze_resolution" office:value-type="float" office:value="8.7" calcext:value-type="float">
            <text:p>8,7</text:p>
          </table:table-cell>
          <table:table-cell table:formula="of:=RADIANS(-[rf.B289])" office:value-type="float" office:value="-0.151843644923507" calcext:value-type="float">
            <text:p>-0,151843644923507</text:p>
          </table:table-cell>
          <table:table-cell table:formula="of:=COS([rf.$B$6])*servo_saver_arm_length*COS([rf.C289])-SIN([rf.$B$6])*servo_saver_arm_length*SIN([rf.C289])+[rf.$B$24]" office:value-type="float" office:value="358.815902188939" calcext:value-type="float">
            <text:p>358,815902188939</text:p>
          </table:table-cell>
          <table:table-cell table:formula="of:=COS([rf.$B$6])*servo_saver_arm_length*SIN([rf.C289])+SIN([rf.$B$6])*servo_saver_arm_length*COS([rf.C289])+[rf.$C$24]" office:value-type="float" office:value="-2.42017312395551" calcext:value-type="float">
            <text:p>-2,42017312395551</text:p>
          </table:table-cell>
          <table:table-cell table:formula="of:=[$rf.D289]-[$rf.$B$14]" office:value-type="float" office:value="58.8159021889389" calcext:value-type="float">
            <text:p>58,8159021889389</text:p>
          </table:table-cell>
          <table:table-cell table:formula="of:=[rf.E289]-[$rf.$C$14]" office:value-type="float" office:value="87.5798268760445" calcext:value-type="float">
            <text:p>87,5798268760445</text:p>
          </table:table-cell>
          <table:table-cell table:style-name="Default" table:formula="of:=SQRT([rf.F289]^2+[rf.G289]^2)" office:value-type="float" office:value="105.496618078196" calcext:value-type="float">
            <text:p>105,496618078196</text:p>
          </table:table-cell>
          <table:table-cell table:formula="of:=([rf.H289]^2-[rf.$B$42]^2+[rf.$B$43]^2)/(2*[rf.H289])" office:value-type="float" office:value="2.5353348039204" calcext:value-type="float">
            <text:p>2,5353348039204</text:p>
          </table:table-cell>
          <table:table-cell table:formula="of:=ACOS([rf.I289]/[rf.$B$43])" office:value-type="float" office:value="1.44368758815247" calcext:value-type="float">
            <text:p>1,44368758815247</text:p>
          </table:table-cell>
          <table:table-cell table:style-name="ce17" table:formula="of:=ASIN([rf.F289]/[rf.H289])" office:value-type="float" office:value="0.591388894632476" calcext:value-type="float">
            <text:p>0,591388894632476</text:p>
          </table:table-cell>
          <table:table-cell table:style-name="ce17" table:formula="of:=IF(0.5*PI()-[rf.$B$9]&gt;[rf.K289];1;-1)" office:value-type="float" office:value="1" calcext:value-type="float">
            <text:p>1</text:p>
          </table:table-cell>
          <table:table-cell table:style-name="ce17" table:formula="of:=0.5*PI()-([rf.J289]*[rf.L289]+[rf.K289])" office:value-type="float" office:value="-0.464280155990045" calcext:value-type="float">
            <text:p>-0,464280155990045</text:p>
          </table:table-cell>
          <table:table-cell table:style-name="ce17" table:formula="of:=[rf.M289]-[rf.$B$8]" office:value-type="float" office:value="-0.115214305591179" calcext:value-type="float">
            <text:p>-0,115214305591179</text:p>
          </table:table-cell>
          <table:table-cell table:number-columns-repeated="1010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rf.A290]*analyze_resolution" office:value-type="float" office:value="8.85" calcext:value-type="float">
            <text:p>8,85</text:p>
          </table:table-cell>
          <table:table-cell table:formula="of:=RADIANS(-[rf.B290])" office:value-type="float" office:value="-0.154461638801498" calcext:value-type="float">
            <text:p>-0,154461638801498</text:p>
          </table:table-cell>
          <table:table-cell table:formula="of:=COS([rf.$B$6])*servo_saver_arm_length*COS([rf.C290])-SIN([rf.$B$6])*servo_saver_arm_length*SIN([rf.C290])+[rf.$B$24]" office:value-type="float" office:value="358.809511997543" calcext:value-type="float">
            <text:p>358,809511997543</text:p>
          </table:table-cell>
          <table:table-cell table:formula="of:=COS([rf.$B$6])*servo_saver_arm_length*SIN([rf.C290])+SIN([rf.$B$6])*servo_saver_arm_length*COS([rf.C290])+[rf.$C$24]" office:value-type="float" office:value="-2.46157071796464" calcext:value-type="float">
            <text:p>-2,46157071796464</text:p>
          </table:table-cell>
          <table:table-cell table:formula="of:=[$rf.D290]-[$rf.$B$14]" office:value-type="float" office:value="58.8095119975431" calcext:value-type="float">
            <text:p>58,8095119975431</text:p>
          </table:table-cell>
          <table:table-cell table:formula="of:=[rf.E290]-[$rf.$C$14]" office:value-type="float" office:value="87.5384292820354" calcext:value-type="float">
            <text:p>87,5384292820354</text:p>
          </table:table-cell>
          <table:table-cell table:style-name="Default" table:formula="of:=SQRT([rf.F290]^2+[rf.G290]^2)" office:value-type="float" office:value="105.458690028632" calcext:value-type="float">
            <text:p>105,458690028632</text:p>
          </table:table-cell>
          <table:table-cell table:formula="of:=([rf.H290]^2-[rf.$B$42]^2+[rf.$B$43]^2)/(2*[rf.H290])" office:value-type="float" office:value="2.49831176309106" calcext:value-type="float">
            <text:p>2,49831176309106</text:p>
          </table:table-cell>
          <table:table-cell table:formula="of:=ACOS([rf.I290]/[rf.$B$43])" office:value-type="float" office:value="1.44555357431411" calcext:value-type="float">
            <text:p>1,44555357431411</text:p>
          </table:table-cell>
          <table:table-cell table:style-name="ce17" table:formula="of:=ASIN([rf.F290]/[rf.H290])" office:value-type="float" office:value="0.591557442479243" calcext:value-type="float">
            <text:p>0,591557442479243</text:p>
          </table:table-cell>
          <table:table-cell table:style-name="ce17" table:formula="of:=IF(0.5*PI()-[rf.$B$9]&gt;[rf.K290];1;-1)" office:value-type="float" office:value="1" calcext:value-type="float">
            <text:p>1</text:p>
          </table:table-cell>
          <table:table-cell table:style-name="ce17" table:formula="of:=0.5*PI()-([rf.J290]*[rf.L290]+[rf.K290])" office:value-type="float" office:value="-0.466314689998452" calcext:value-type="float">
            <text:p>-0,466314689998452</text:p>
          </table:table-cell>
          <table:table-cell table:style-name="ce17" table:formula="of:=[rf.M290]-[rf.$B$8]" office:value-type="float" office:value="-0.117248839599586" calcext:value-type="float">
            <text:p>-0,117248839599586</text:p>
          </table:table-cell>
          <table:table-cell table:number-columns-repeated="1010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rf.A291]*analyze_resolution" office:value-type="float" office:value="9" calcext:value-type="float">
            <text:p>9</text:p>
          </table:table-cell>
          <table:table-cell table:formula="of:=RADIANS(-[rf.B291])" office:value-type="float" office:value="-0.15707963267949" calcext:value-type="float">
            <text:p>-0,15707963267949</text:p>
          </table:table-cell>
          <table:table-cell table:formula="of:=COS([rf.$B$6])*servo_saver_arm_length*COS([rf.C291])-SIN([rf.$B$6])*servo_saver_arm_length*SIN([rf.C291])+[rf.$B$24]" office:value-type="float" office:value="358.803013449522" calcext:value-type="float">
            <text:p>358,803013449522</text:p>
          </table:table-cell>
          <table:table-cell table:formula="of:=COS([rf.$B$6])*servo_saver_arm_length*SIN([rf.C291])+SIN([rf.$B$6])*servo_saver_arm_length*COS([rf.C291])+[rf.$C$24]" office:value-type="float" office:value="-2.50295144064369" calcext:value-type="float">
            <text:p>-2,50295144064369</text:p>
          </table:table-cell>
          <table:table-cell table:formula="of:=[$rf.D291]-[$rf.$B$14]" office:value-type="float" office:value="58.8030134495222" calcext:value-type="float">
            <text:p>58,8030134495222</text:p>
          </table:table-cell>
          <table:table-cell table:formula="of:=[rf.E291]-[$rf.$C$14]" office:value-type="float" office:value="87.4970485593563" calcext:value-type="float">
            <text:p>87,4970485593563</text:p>
          </table:table-cell>
          <table:table-cell table:style-name="Default" table:formula="of:=SQRT([rf.F291]^2+[rf.G291]^2)" office:value-type="float" office:value="105.420718539303" calcext:value-type="float">
            <text:p>105,420718539303</text:p>
          </table:table-cell>
          <table:table-cell table:formula="of:=([rf.H291]^2-[rf.$B$42]^2+[rf.$B$43]^2)/(2*[rf.H291])" office:value-type="float" office:value="2.46123330221807" calcext:value-type="float">
            <text:p>2,46123330221807</text:p>
          </table:table-cell>
          <table:table-cell table:formula="of:=ACOS([rf.I291]/[rf.$B$43])" office:value-type="float" office:value="1.44742191442658" calcext:value-type="float">
            <text:p>1,44742191442658</text:p>
          </table:table-cell>
          <table:table-cell table:style-name="ce17" table:formula="of:=ASIN([rf.F291]/[rf.H291])" office:value-type="float" office:value="0.591725169238857" calcext:value-type="float">
            <text:p>0,591725169238857</text:p>
          </table:table-cell>
          <table:table-cell table:style-name="ce17" table:formula="of:=IF(0.5*PI()-[rf.$B$9]&gt;[rf.K291];1;-1)" office:value-type="float" office:value="1" calcext:value-type="float">
            <text:p>1</text:p>
          </table:table-cell>
          <table:table-cell table:style-name="ce17" table:formula="of:=0.5*PI()-([rf.J291]*[rf.L291]+[rf.K291])" office:value-type="float" office:value="-0.468350756870544" calcext:value-type="float">
            <text:p>-0,468350756870544</text:p>
          </table:table-cell>
          <table:table-cell table:style-name="ce17" table:formula="of:=[rf.M291]-[rf.$B$8]" office:value-type="float" office:value="-0.119284906471678" calcext:value-type="float">
            <text:p>-0,119284906471678</text:p>
          </table:table-cell>
          <table:table-cell table:number-columns-repeated="1010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rf.A292]*analyze_resolution" office:value-type="float" office:value="9.15" calcext:value-type="float">
            <text:p>9,15</text:p>
          </table:table-cell>
          <table:table-cell table:formula="of:=RADIANS(-[rf.B292])" office:value-type="float" office:value="-0.159697626557481" calcext:value-type="float">
            <text:p>-0,159697626557481</text:p>
          </table:table-cell>
          <table:table-cell table:formula="of:=COS([rf.$B$6])*servo_saver_arm_length*COS([rf.C292])-SIN([rf.$B$6])*servo_saver_arm_length*SIN([rf.C292])+[rf.$B$24]" office:value-type="float" office:value="358.796406589417" calcext:value-type="float">
            <text:p>358,796406589417</text:p>
          </table:table-cell>
          <table:table-cell table:formula="of:=COS([rf.$B$6])*servo_saver_arm_length*SIN([rf.C292])+SIN([rf.$B$6])*servo_saver_arm_length*COS([rf.C292])+[rf.$C$24]" office:value-type="float" office:value="-2.54431500837383" calcext:value-type="float">
            <text:p>-2,54431500837383</text:p>
          </table:table-cell>
          <table:table-cell table:formula="of:=[$rf.D292]-[$rf.$B$14]" office:value-type="float" office:value="58.7964065894166" calcext:value-type="float">
            <text:p>58,7964065894166</text:p>
          </table:table-cell>
          <table:table-cell table:formula="of:=[rf.E292]-[$rf.$C$14]" office:value-type="float" office:value="87.4556849916262" calcext:value-type="float">
            <text:p>87,4556849916262</text:p>
          </table:table-cell>
          <table:table-cell table:style-name="Default" table:formula="of:=SQRT([rf.F292]^2+[rf.G292]^2)" office:value-type="float" office:value="105.382703823647" calcext:value-type="float">
            <text:p>105,382703823647</text:p>
          </table:table-cell>
          <table:table-cell table:formula="of:=([rf.H292]^2-[rf.$B$42]^2+[rf.$B$43]^2)/(2*[rf.H292])" office:value-type="float" office:value="2.42409957102573" calcext:value-type="float">
            <text:p>2,42409957102573</text:p>
          </table:table-cell>
          <table:table-cell table:formula="of:=ACOS([rf.I292]/[rf.$B$43])" office:value-type="float" office:value="1.4492926058196" calcext:value-type="float">
            <text:p>1,4492926058196</text:p>
          </table:table-cell>
          <table:table-cell table:style-name="ce17" table:formula="of:=ASIN([rf.F292]/[rf.H292])" office:value-type="float" office:value="0.59189207308518" calcext:value-type="float">
            <text:p>0,59189207308518</text:p>
          </table:table-cell>
          <table:table-cell table:style-name="ce17" table:formula="of:=IF(0.5*PI()-[rf.$B$9]&gt;[rf.K292];1;-1)" office:value-type="float" office:value="1" calcext:value-type="float">
            <text:p>1</text:p>
          </table:table-cell>
          <table:table-cell table:style-name="ce17" table:formula="of:=0.5*PI()-([rf.J292]*[rf.L292]+[rf.K292])" office:value-type="float" office:value="-0.470388352109878" calcext:value-type="float">
            <text:p>-0,470388352109878</text:p>
          </table:table-cell>
          <table:table-cell table:style-name="ce17" table:formula="of:=[rf.M292]-[rf.$B$8]" office:value-type="float" office:value="-0.121322501711012" calcext:value-type="float">
            <text:p>-0,121322501711012</text:p>
          </table:table-cell>
          <table:table-cell table:number-columns-repeated="1010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rf.A293]*analyze_resolution" office:value-type="float" office:value="9.3" calcext:value-type="float">
            <text:p>9,3</text:p>
          </table:table-cell>
          <table:table-cell table:formula="of:=RADIANS(-[rf.B293])" office:value-type="float" office:value="-0.162315620435473" calcext:value-type="float">
            <text:p>-0,162315620435473</text:p>
          </table:table-cell>
          <table:table-cell table:formula="of:=COS([rf.$B$6])*servo_saver_arm_length*COS([rf.C293])-SIN([rf.$B$6])*servo_saver_arm_length*SIN([rf.C293])+[rf.$B$24]" office:value-type="float" office:value="358.789691462509" calcext:value-type="float">
            <text:p>358,789691462509</text:p>
          </table:table-cell>
          <table:table-cell table:formula="of:=COS([rf.$B$6])*servo_saver_arm_length*SIN([rf.C293])+SIN([rf.$B$6])*servo_saver_arm_length*COS([rf.C293])+[rf.$C$24]" office:value-type="float" office:value="-2.58566113765378" calcext:value-type="float">
            <text:p>-2,58566113765378</text:p>
          </table:table-cell>
          <table:table-cell table:formula="of:=[$rf.D293]-[$rf.$B$14]" office:value-type="float" office:value="58.7896914625089" calcext:value-type="float">
            <text:p>58,7896914625089</text:p>
          </table:table-cell>
          <table:table-cell table:formula="of:=[rf.E293]-[$rf.$C$14]" office:value-type="float" office:value="87.4143388623462" calcext:value-type="float">
            <text:p>87,4143388623462</text:p>
          </table:table-cell>
          <table:table-cell table:style-name="Default" table:formula="of:=SQRT([rf.F293]^2+[rf.G293]^2)" office:value-type="float" office:value="105.344646095557" calcext:value-type="float">
            <text:p>105,344646095557</text:p>
          </table:table-cell>
          <table:table-cell table:formula="of:=([rf.H293]^2-[rf.$B$42]^2+[rf.$B$43]^2)/(2*[rf.H293])" office:value-type="float" office:value="2.38691071981131" calcext:value-type="float">
            <text:p>2,38691071981131</text:p>
          </table:table-cell>
          <table:table-cell table:formula="of:=ACOS([rf.I293]/[rf.$B$43])" office:value-type="float" office:value="1.4511656458452" calcext:value-type="float">
            <text:p>1,4511656458452</text:p>
          </table:table-cell>
          <table:table-cell table:style-name="ce17" table:formula="of:=ASIN([rf.F293]/[rf.H293])" office:value-type="float" office:value="0.592058152192387" calcext:value-type="float">
            <text:p>0,592058152192387</text:p>
          </table:table-cell>
          <table:table-cell table:style-name="ce17" table:formula="of:=IF(0.5*PI()-[rf.$B$9]&gt;[rf.K293];1;-1)" office:value-type="float" office:value="1" calcext:value-type="float">
            <text:p>1</text:p>
          </table:table-cell>
          <table:table-cell table:style-name="ce17" table:formula="of:=0.5*PI()-([rf.J293]*[rf.L293]+[rf.K293])" office:value-type="float" office:value="-0.472427471242686" calcext:value-type="float">
            <text:p>-0,472427471242686</text:p>
          </table:table-cell>
          <table:table-cell table:style-name="ce17" table:formula="of:=[rf.M293]-[rf.$B$8]" office:value-type="float" office:value="-0.12336162084382" calcext:value-type="float">
            <text:p>-0,12336162084382</text:p>
          </table:table-cell>
          <table:table-cell table:number-columns-repeated="1010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rf.A294]*analyze_resolution" office:value-type="float" office:value="9.45" calcext:value-type="float">
            <text:p>9,45</text:p>
          </table:table-cell>
          <table:table-cell table:formula="of:=RADIANS(-[rf.B294])" office:value-type="float" office:value="-0.164933614313464" calcext:value-type="float">
            <text:p>-0,164933614313464</text:p>
          </table:table-cell>
          <table:table-cell table:formula="of:=COS([rf.$B$6])*servo_saver_arm_length*COS([rf.C294])-SIN([rf.$B$6])*servo_saver_arm_length*SIN([rf.C294])+[rf.$B$24]" office:value-type="float" office:value="358.782868114824" calcext:value-type="float">
            <text:p>358,782868114824</text:p>
          </table:table-cell>
          <table:table-cell table:formula="of:=COS([rf.$B$6])*servo_saver_arm_length*SIN([rf.C294])+SIN([rf.$B$6])*servo_saver_arm_length*COS([rf.C294])+[rf.$C$24]" office:value-type="float" office:value="-2.62698954510181" calcext:value-type="float">
            <text:p>-2,62698954510181</text:p>
          </table:table-cell>
          <table:table-cell table:formula="of:=[$rf.D294]-[$rf.$B$14]" office:value-type="float" office:value="58.7828681148239" calcext:value-type="float">
            <text:p>58,7828681148239</text:p>
          </table:table-cell>
          <table:table-cell table:formula="of:=[rf.E294]-[$rf.$C$14]" office:value-type="float" office:value="87.3730104548982" calcext:value-type="float">
            <text:p>87,3730104548982</text:p>
          </table:table-cell>
          <table:table-cell table:style-name="Default" table:formula="of:=SQRT([rf.F294]^2+[rf.G294]^2)" office:value-type="float" office:value="105.306545569383" calcext:value-type="float">
            <text:p>105,306545569383</text:p>
          </table:table-cell>
          <table:table-cell table:formula="of:=([rf.H294]^2-[rf.$B$42]^2+[rf.$B$43]^2)/(2*[rf.H294])" office:value-type="float" office:value="2.34966689944652" calcext:value-type="float">
            <text:p>2,34966689944652</text:p>
          </table:table-cell>
          <table:table-cell table:formula="of:=ACOS([rf.I294]/[rf.$B$43])" office:value-type="float" office:value="1.45304103187777" calcext:value-type="float">
            <text:p>1,45304103187777</text:p>
          </table:table-cell>
          <table:table-cell table:style-name="ce17" table:formula="of:=ASIN([rf.F294]/[rf.H294])" office:value-type="float" office:value="0.592223404734975" calcext:value-type="float">
            <text:p>0,592223404734975</text:p>
          </table:table-cell>
          <table:table-cell table:style-name="ce17" table:formula="of:=IF(0.5*PI()-[rf.$B$9]&gt;[rf.K294];1;-1)" office:value-type="float" office:value="1" calcext:value-type="float">
            <text:p>1</text:p>
          </table:table-cell>
          <table:table-cell table:style-name="ce17" table:formula="of:=0.5*PI()-([rf.J294]*[rf.L294]+[rf.K294])" office:value-type="float" office:value="-0.474468109817852" calcext:value-type="float">
            <text:p>-0,474468109817852</text:p>
          </table:table-cell>
          <table:table-cell table:style-name="ce17" table:formula="of:=[rf.M294]-[rf.$B$8]" office:value-type="float" office:value="-0.125402259418986" calcext:value-type="float">
            <text:p>-0,125402259418986</text:p>
          </table:table-cell>
          <table:table-cell table:number-columns-repeated="1010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rf.A295]*analyze_resolution" office:value-type="float" office:value="9.6" calcext:value-type="float">
            <text:p>9,6</text:p>
          </table:table-cell>
          <table:table-cell table:formula="of:=RADIANS(-[rf.B295])" office:value-type="float" office:value="-0.167551608191456" calcext:value-type="float">
            <text:p>-0,167551608191456</text:p>
          </table:table-cell>
          <table:table-cell table:formula="of:=COS([rf.$B$6])*servo_saver_arm_length*COS([rf.C295])-SIN([rf.$B$6])*servo_saver_arm_length*SIN([rf.C295])+[rf.$B$24]" office:value-type="float" office:value="358.775936593128" calcext:value-type="float">
            <text:p>358,775936593128</text:p>
          </table:table-cell>
          <table:table-cell table:formula="of:=COS([rf.$B$6])*servo_saver_arm_length*SIN([rf.C295])+SIN([rf.$B$6])*servo_saver_arm_length*COS([rf.C295])+[rf.$C$24]" office:value-type="float" office:value="-2.66829994745764" calcext:value-type="float">
            <text:p>-2,66829994745764</text:p>
          </table:table-cell>
          <table:table-cell table:formula="of:=[$rf.D295]-[$rf.$B$14]" office:value-type="float" office:value="58.7759365931281" calcext:value-type="float">
            <text:p>58,7759365931281</text:p>
          </table:table-cell>
          <table:table-cell table:formula="of:=[rf.E295]-[$rf.$C$14]" office:value-type="float" office:value="87.3317000525424" calcext:value-type="float">
            <text:p>87,3317000525424</text:p>
          </table:table-cell>
          <table:table-cell table:style-name="Default" table:formula="of:=SQRT([rf.F295]^2+[rf.G295]^2)" office:value-type="float" office:value="105.268402459934" calcext:value-type="float">
            <text:p>105,268402459934</text:p>
          </table:table-cell>
          <table:table-cell table:formula="of:=([rf.H295]^2-[rf.$B$42]^2+[rf.$B$43]^2)/(2*[rf.H295])" office:value-type="float" office:value="2.31236826137965" calcext:value-type="float">
            <text:p>2,31236826137965</text:p>
          </table:table-cell>
          <table:table-cell table:formula="of:=ACOS([rf.I295]/[rf.$B$43])" office:value-type="float" office:value="1.45491876131398" calcext:value-type="float">
            <text:p>1,45491876131398</text:p>
          </table:table-cell>
          <table:table-cell table:style-name="ce17" table:formula="of:=ASIN([rf.F295]/[rf.H295])" office:value-type="float" office:value="0.592387828887779" calcext:value-type="float">
            <text:p>0,592387828887779</text:p>
          </table:table-cell>
          <table:table-cell table:style-name="ce17" table:formula="of:=IF(0.5*PI()-[rf.$B$9]&gt;[rf.K295];1;-1)" office:value-type="float" office:value="1" calcext:value-type="float">
            <text:p>1</text:p>
          </table:table-cell>
          <table:table-cell table:style-name="ce17" table:formula="of:=0.5*PI()-([rf.J295]*[rf.L295]+[rf.K295])" office:value-type="float" office:value="-0.476510263406862" calcext:value-type="float">
            <text:p>-0,476510263406862</text:p>
          </table:table-cell>
          <table:table-cell table:style-name="ce17" table:formula="of:=[rf.M295]-[rf.$B$8]" office:value-type="float" office:value="-0.127444413007996" calcext:value-type="float">
            <text:p>-0,127444413007996</text:p>
          </table:table-cell>
          <table:table-cell table:number-columns-repeated="1010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rf.A296]*analyze_resolution" office:value-type="float" office:value="9.75" calcext:value-type="float">
            <text:p>9,75</text:p>
          </table:table-cell>
          <table:table-cell table:formula="of:=RADIANS(-[rf.B296])" office:value-type="float" office:value="-0.170169602069447" calcext:value-type="float">
            <text:p>-0,170169602069447</text:p>
          </table:table-cell>
          <table:table-cell table:formula="of:=COS([rf.$B$6])*servo_saver_arm_length*COS([rf.C296])-SIN([rf.$B$6])*servo_saver_arm_length*SIN([rf.C296])+[rf.$B$24]" office:value-type="float" office:value="358.768896944929" calcext:value-type="float">
            <text:p>358,768896944929</text:p>
          </table:table-cell>
          <table:table-cell table:formula="of:=COS([rf.$B$6])*servo_saver_arm_length*SIN([rf.C296])+SIN([rf.$B$6])*servo_saver_arm_length*COS([rf.C296])+[rf.$C$24]" office:value-type="float" office:value="-2.70959206158439" calcext:value-type="float">
            <text:p>-2,70959206158439</text:p>
          </table:table-cell>
          <table:table-cell table:formula="of:=[$rf.D296]-[$rf.$B$14]" office:value-type="float" office:value="58.7688969449292" calcext:value-type="float">
            <text:p>58,7688969449292</text:p>
          </table:table-cell>
          <table:table-cell table:formula="of:=[rf.E296]-[$rf.$C$14]" office:value-type="float" office:value="87.2904079384156" calcext:value-type="float">
            <text:p>87,2904079384156</text:p>
          </table:table-cell>
          <table:table-cell table:style-name="Default" table:formula="of:=SQRT([rf.F296]^2+[rf.G296]^2)" office:value-type="float" office:value="105.230216982475" calcext:value-type="float">
            <text:p>105,230216982475</text:p>
          </table:table-cell>
          <table:table-cell table:formula="of:=([rf.H296]^2-[rf.$B$42]^2+[rf.$B$43]^2)/(2*[rf.H296])" office:value-type="float" office:value="2.27501495763713" calcext:value-type="float">
            <text:p>2,27501495763713</text:p>
          </table:table-cell>
          <table:table-cell table:formula="of:=ACOS([rf.I296]/[rf.$B$43])" office:value-type="float" office:value="1.45679883157269" calcext:value-type="float">
            <text:p>1,45679883157269</text:p>
          </table:table-cell>
          <table:table-cell table:style-name="ce17" table:formula="of:=ASIN([rf.F296]/[rf.H296])" office:value-type="float" office:value="0.592551422825992" calcext:value-type="float">
            <text:p>0,592551422825992</text:p>
          </table:table-cell>
          <table:table-cell table:style-name="ce17" table:formula="of:=IF(0.5*PI()-[rf.$B$9]&gt;[rf.K296];1;-1)" office:value-type="float" office:value="1" calcext:value-type="float">
            <text:p>1</text:p>
          </table:table-cell>
          <table:table-cell table:style-name="ce17" table:formula="of:=0.5*PI()-([rf.J296]*[rf.L296]+[rf.K296])" office:value-type="float" office:value="-0.478553927603782" calcext:value-type="float">
            <text:p>-0,478553927603782</text:p>
          </table:table-cell>
          <table:table-cell table:style-name="ce17" table:formula="of:=[rf.M296]-[rf.$B$8]" office:value-type="float" office:value="-0.129488077204916" calcext:value-type="float">
            <text:p>-0,129488077204916</text:p>
          </table:table-cell>
          <table:table-cell table:number-columns-repeated="1010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rf.A297]*analyze_resolution" office:value-type="float" office:value="9.9" calcext:value-type="float">
            <text:p>9,9</text:p>
          </table:table-cell>
          <table:table-cell table:formula="of:=RADIANS(-[rf.B297])" office:value-type="float" office:value="-0.172787595947439" calcext:value-type="float">
            <text:p>-0,172787595947439</text:p>
          </table:table-cell>
          <table:table-cell table:formula="of:=COS([rf.$B$6])*servo_saver_arm_length*COS([rf.C297])-SIN([rf.$B$6])*servo_saver_arm_length*SIN([rf.C297])+[rf.$B$24]" office:value-type="float" office:value="358.761749218476" calcext:value-type="float">
            <text:p>358,761749218476</text:p>
          </table:table-cell>
          <table:table-cell table:formula="of:=COS([rf.$B$6])*servo_saver_arm_length*SIN([rf.C297])+SIN([rf.$B$6])*servo_saver_arm_length*COS([rf.C297])+[rf.$C$24]" office:value-type="float" office:value="-2.75086560447055" calcext:value-type="float">
            <text:p>-2,75086560447055</text:p>
          </table:table-cell>
          <table:table-cell table:formula="of:=[$rf.D297]-[$rf.$B$14]" office:value-type="float" office:value="58.7617492184764" calcext:value-type="float">
            <text:p>58,7617492184764</text:p>
          </table:table-cell>
          <table:table-cell table:formula="of:=[rf.E297]-[$rf.$C$14]" office:value-type="float" office:value="87.2491343955295" calcext:value-type="float">
            <text:p>87,2491343955295</text:p>
          </table:table-cell>
          <table:table-cell table:style-name="Default" table:formula="of:=SQRT([rf.F297]^2+[rf.G297]^2)" office:value-type="float" office:value="105.191989352727" calcext:value-type="float">
            <text:p>105,191989352727</text:p>
          </table:table-cell>
          <table:table-cell table:formula="of:=([rf.H297]^2-[rf.$B$42]^2+[rf.$B$43]^2)/(2*[rf.H297])" office:value-type="float" office:value="2.23760714082552" calcext:value-type="float">
            <text:p>2,23760714082552</text:p>
          </table:table-cell>
          <table:table-cell table:formula="of:=ACOS([rf.I297]/[rf.$B$43])" office:value-type="float" office:value="1.45868124009493" calcext:value-type="float">
            <text:p>1,45868124009493</text:p>
          </table:table-cell>
          <table:table-cell table:style-name="ce17" table:formula="of:=ASIN([rf.F297]/[rf.H297])" office:value-type="float" office:value="0.592714184725177" calcext:value-type="float">
            <text:p>0,592714184725177</text:p>
          </table:table-cell>
          <table:table-cell table:style-name="ce17" table:formula="of:=IF(0.5*PI()-[rf.$B$9]&gt;[rf.K297];1;-1)" office:value-type="float" office:value="1" calcext:value-type="float">
            <text:p>1</text:p>
          </table:table-cell>
          <table:table-cell table:style-name="ce17" table:formula="of:=0.5*PI()-([rf.J297]*[rf.L297]+[rf.K297])" office:value-type="float" office:value="-0.480599098025215" calcext:value-type="float">
            <text:p>-0,480599098025215</text:p>
          </table:table-cell>
          <table:table-cell table:style-name="ce17" table:formula="of:=[rf.M297]-[rf.$B$8]" office:value-type="float" office:value="-0.131533247626349" calcext:value-type="float">
            <text:p>-0,131533247626349</text:p>
          </table:table-cell>
          <table:table-cell table:number-columns-repeated="1010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rf.A298]*analyze_resolution" office:value-type="float" office:value="10.05" calcext:value-type="float">
            <text:p>10,05</text:p>
          </table:table-cell>
          <table:table-cell table:formula="of:=RADIANS(-[rf.B298])" office:value-type="float" office:value="-0.17540558982543" calcext:value-type="float">
            <text:p>-0,17540558982543</text:p>
          </table:table-cell>
          <table:table-cell table:formula="of:=COS([rf.$B$6])*servo_saver_arm_length*COS([rf.C298])-SIN([rf.$B$6])*servo_saver_arm_length*SIN([rf.C298])+[rf.$B$24]" office:value-type="float" office:value="358.754493462759" calcext:value-type="float">
            <text:p>358,754493462759</text:p>
          </table:table-cell>
          <table:table-cell table:formula="of:=COS([rf.$B$6])*servo_saver_arm_length*SIN([rf.C298])+SIN([rf.$B$6])*servo_saver_arm_length*COS([rf.C298])+[rf.$C$24]" office:value-type="float" office:value="-2.79212029323187" calcext:value-type="float">
            <text:p>-2,79212029323187</text:p>
          </table:table-cell>
          <table:table-cell table:formula="of:=[$rf.D298]-[$rf.$B$14]" office:value-type="float" office:value="58.7544934627592" calcext:value-type="float">
            <text:p>58,7544934627592</text:p>
          </table:table-cell>
          <table:table-cell table:formula="of:=[rf.E298]-[$rf.$C$14]" office:value-type="float" office:value="87.2078797067681" calcext:value-type="float">
            <text:p>87,2078797067681</text:p>
          </table:table-cell>
          <table:table-cell table:style-name="Default" table:formula="of:=SQRT([rf.F298]^2+[rf.G298]^2)" office:value-type="float" office:value="105.15371978687" calcext:value-type="float">
            <text:p>105,15371978687</text:p>
          </table:table-cell>
          <table:table-cell table:formula="of:=([rf.H298]^2-[rf.$B$42]^2+[rf.$B$43]^2)/(2*[rf.H298])" office:value-type="float" office:value="2.20014496413313" calcext:value-type="float">
            <text:p>2,20014496413313</text:p>
          </table:table-cell>
          <table:table-cell table:formula="of:=ACOS([rf.I298]/[rf.$B$43])" office:value-type="float" office:value="1.46056598434389" calcext:value-type="float">
            <text:p>1,46056598434389</text:p>
          </table:table-cell>
          <table:table-cell table:style-name="ce17" table:formula="of:=ASIN([rf.F298]/[rf.H298])" office:value-type="float" office:value="0.592876112761284" calcext:value-type="float">
            <text:p>0,592876112761284</text:p>
          </table:table-cell>
          <table:table-cell table:style-name="ce17" table:formula="of:=IF(0.5*PI()-[rf.$B$9]&gt;[rf.K298];1;-1)" office:value-type="float" office:value="1" calcext:value-type="float">
            <text:p>1</text:p>
          </table:table-cell>
          <table:table-cell table:style-name="ce17" table:formula="of:=0.5*PI()-([rf.J298]*[rf.L298]+[rf.K298])" office:value-type="float" office:value="-0.482645770310278" calcext:value-type="float">
            <text:p>-0,482645770310278</text:p>
          </table:table-cell>
          <table:table-cell table:style-name="ce17" table:formula="of:=[rf.M298]-[rf.$B$8]" office:value-type="float" office:value="-0.133579919911412" calcext:value-type="float">
            <text:p>-0,133579919911412</text:p>
          </table:table-cell>
          <table:table-cell table:number-columns-repeated="1010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rf.A299]*analyze_resolution" office:value-type="float" office:value="10.2" calcext:value-type="float">
            <text:p>10,2</text:p>
          </table:table-cell>
          <table:table-cell table:formula="of:=RADIANS(-[rf.B299])" office:value-type="float" office:value="-0.178023583703422" calcext:value-type="float">
            <text:p>-0,178023583703422</text:p>
          </table:table-cell>
          <table:table-cell table:formula="of:=COS([rf.$B$6])*servo_saver_arm_length*COS([rf.C299])-SIN([rf.$B$6])*servo_saver_arm_length*SIN([rf.C299])+[rf.$B$24]" office:value-type="float" office:value="358.747129727508" calcext:value-type="float">
            <text:p>358,747129727508</text:p>
          </table:table-cell>
          <table:table-cell table:formula="of:=COS([rf.$B$6])*servo_saver_arm_length*SIN([rf.C299])+SIN([rf.$B$6])*servo_saver_arm_length*COS([rf.C299])+[rf.$C$24]" office:value-type="float" office:value="-2.83335584511333" calcext:value-type="float">
            <text:p>-2,83335584511333</text:p>
          </table:table-cell>
          <table:table-cell table:formula="of:=[$rf.D299]-[$rf.$B$14]" office:value-type="float" office:value="58.7471297275079" calcext:value-type="float">
            <text:p>58,7471297275079</text:p>
          </table:table-cell>
          <table:table-cell table:formula="of:=[rf.E299]-[$rf.$C$14]" office:value-type="float" office:value="87.1666441548867" calcext:value-type="float">
            <text:p>87,1666441548867</text:p>
          </table:table-cell>
          <table:table-cell table:style-name="Default" table:formula="of:=SQRT([rf.F299]^2+[rf.G299]^2)" office:value-type="float" office:value="105.115408501538" calcext:value-type="float">
            <text:p>105,115408501538</text:p>
          </table:table-cell>
          <table:table-cell table:formula="of:=([rf.H299]^2-[rf.$B$42]^2+[rf.$B$43]^2)/(2*[rf.H299])" office:value-type="float" office:value="2.16262858133192" calcext:value-type="float">
            <text:p>2,16262858133192</text:p>
          </table:table-cell>
          <table:table-cell table:formula="of:=ACOS([rf.I299]/[rf.$B$43])" office:value-type="float" office:value="1.46245306180479" calcext:value-type="float">
            <text:p>1,46245306180479</text:p>
          </table:table-cell>
          <table:table-cell table:style-name="ce17" table:formula="of:=ASIN([rf.F299]/[rf.H299])" office:value-type="float" office:value="0.593037205110664" calcext:value-type="float">
            <text:p>0,593037205110664</text:p>
          </table:table-cell>
          <table:table-cell table:style-name="ce17" table:formula="of:=IF(0.5*PI()-[rf.$B$9]&gt;[rf.K299];1;-1)" office:value-type="float" office:value="1" calcext:value-type="float">
            <text:p>1</text:p>
          </table:table-cell>
          <table:table-cell table:style-name="ce17" table:formula="of:=0.5*PI()-([rf.J299]*[rf.L299]+[rf.K299])" office:value-type="float" office:value="-0.484693940120559" calcext:value-type="float">
            <text:p>-0,484693940120559</text:p>
          </table:table-cell>
          <table:table-cell table:style-name="ce17" table:formula="of:=[rf.M299]-[rf.$B$8]" office:value-type="float" office:value="-0.135628089721693" calcext:value-type="float">
            <text:p>-0,135628089721693</text:p>
          </table:table-cell>
          <table:table-cell table:number-columns-repeated="1010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rf.A300]*analyze_resolution" office:value-type="float" office:value="10.35" calcext:value-type="float">
            <text:p>10,35</text:p>
          </table:table-cell>
          <table:table-cell table:formula="of:=RADIANS(-[rf.B300])" office:value-type="float" office:value="-0.180641577581413" calcext:value-type="float">
            <text:p>-0,180641577581413</text:p>
          </table:table-cell>
          <table:table-cell table:formula="of:=COS([rf.$B$6])*servo_saver_arm_length*COS([rf.C300])-SIN([rf.$B$6])*servo_saver_arm_length*SIN([rf.C300])+[rf.$B$24]" office:value-type="float" office:value="358.739658063193" calcext:value-type="float">
            <text:p>358,739658063193</text:p>
          </table:table-cell>
          <table:table-cell table:formula="of:=COS([rf.$B$6])*servo_saver_arm_length*SIN([rf.C300])+SIN([rf.$B$6])*servo_saver_arm_length*COS([rf.C300])+[rf.$C$24]" office:value-type="float" office:value="-2.87457197749108" calcext:value-type="float">
            <text:p>-2,87457197749108</text:p>
          </table:table-cell>
          <table:table-cell table:formula="of:=[$rf.D300]-[$rf.$B$14]" office:value-type="float" office:value="58.7396580631926" calcext:value-type="float">
            <text:p>58,7396580631926</text:p>
          </table:table-cell>
          <table:table-cell table:formula="of:=[rf.E300]-[$rf.$C$14]" office:value-type="float" office:value="87.1254280225089" calcext:value-type="float">
            <text:p>87,1254280225089</text:p>
          </table:table-cell>
          <table:table-cell table:style-name="Default" table:formula="of:=SQRT([rf.F300]^2+[rf.G300]^2)" office:value-type="float" office:value="105.077055713824" calcext:value-type="float">
            <text:p>105,077055713824</text:p>
          </table:table-cell>
          <table:table-cell table:formula="of:=([rf.H300]^2-[rf.$B$42]^2+[rf.$B$43]^2)/(2*[rf.H300])" office:value-type="float" office:value="2.12505814677936" calcext:value-type="float">
            <text:p>2,12505814677936</text:p>
          </table:table-cell>
          <table:table-cell table:formula="of:=ACOS([rf.I300]/[rf.$B$43])" office:value-type="float" office:value="1.46434246998489" calcext:value-type="float">
            <text:p>1,46434246998489</text:p>
          </table:table-cell>
          <table:table-cell table:style-name="ce17" table:formula="of:=ASIN([rf.F300]/[rf.H300])" office:value-type="float" office:value="0.593197459950092" calcext:value-type="float">
            <text:p>0,593197459950092</text:p>
          </table:table-cell>
          <table:table-cell table:style-name="ce17" table:formula="of:=IF(0.5*PI()-[rf.$B$9]&gt;[rf.K300];1;-1)" office:value-type="float" office:value="1" calcext:value-type="float">
            <text:p>1</text:p>
          </table:table-cell>
          <table:table-cell table:style-name="ce17" table:formula="of:=0.5*PI()-([rf.J300]*[rf.L300]+[rf.K300])" office:value-type="float" office:value="-0.486743603140087" calcext:value-type="float">
            <text:p>-0,486743603140087</text:p>
          </table:table-cell>
          <table:table-cell table:style-name="ce17" table:formula="of:=[rf.M300]-[rf.$B$8]" office:value-type="float" office:value="-0.137677752741221" calcext:value-type="float">
            <text:p>-0,137677752741221</text:p>
          </table:table-cell>
          <table:table-cell table:number-columns-repeated="1010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rf.A301]*analyze_resolution" office:value-type="float" office:value="10.5" calcext:value-type="float">
            <text:p>10,5</text:p>
          </table:table-cell>
          <table:table-cell table:formula="of:=RADIANS(-[rf.B301])" office:value-type="float" office:value="-0.183259571459405" calcext:value-type="float">
            <text:p>-0,183259571459405</text:p>
          </table:table-cell>
          <table:table-cell table:formula="of:=COS([rf.$B$6])*servo_saver_arm_length*COS([rf.C301])-SIN([rf.$B$6])*servo_saver_arm_length*SIN([rf.C301])+[rf.$B$24]" office:value-type="float" office:value="358.732078521023" calcext:value-type="float">
            <text:p>358,732078521023</text:p>
          </table:table-cell>
          <table:table-cell table:formula="of:=COS([rf.$B$6])*servo_saver_arm_length*SIN([rf.C301])+SIN([rf.$B$6])*servo_saver_arm_length*COS([rf.C301])+[rf.$C$24]" office:value-type="float" office:value="-2.91576840787436" calcext:value-type="float">
            <text:p>-2,91576840787436</text:p>
          </table:table-cell>
          <table:table-cell table:formula="of:=[$rf.D301]-[$rf.$B$14]" office:value-type="float" office:value="58.7320785210233" calcext:value-type="float">
            <text:p>58,7320785210233</text:p>
          </table:table-cell>
          <table:table-cell table:formula="of:=[rf.E301]-[$rf.$C$14]" office:value-type="float" office:value="87.0842315921257" calcext:value-type="float">
            <text:p>87,0842315921257</text:p>
          </table:table-cell>
          <table:table-cell table:style-name="Default" table:formula="of:=SQRT([rf.F301]^2+[rf.G301]^2)" office:value-type="float" office:value="105.038661641277" calcext:value-type="float">
            <text:p>105,038661641277</text:p>
          </table:table-cell>
          <table:table-cell table:formula="of:=([rf.H301]^2-[rf.$B$42]^2+[rf.$B$43]^2)/(2*[rf.H301])" office:value-type="float" office:value="2.08743381542015" calcext:value-type="float">
            <text:p>2,08743381542015</text:p>
          </table:table-cell>
          <table:table-cell table:formula="of:=ACOS([rf.I301]/[rf.$B$43])" office:value-type="float" office:value="1.46623420641342" calcext:value-type="float">
            <text:p>1,46623420641342</text:p>
          </table:table-cell>
          <table:table-cell table:style-name="ce17" table:formula="of:=ASIN([rf.F301]/[rf.H301])" office:value-type="float" office:value="0.593356875456774" calcext:value-type="float">
            <text:p>0,593356875456774</text:p>
          </table:table-cell>
          <table:table-cell table:style-name="ce17" table:formula="of:=IF(0.5*PI()-[rf.$B$9]&gt;[rf.K301];1;-1)" office:value-type="float" office:value="1" calcext:value-type="float">
            <text:p>1</text:p>
          </table:table-cell>
          <table:table-cell table:style-name="ce17" table:formula="of:=0.5*PI()-([rf.J301]*[rf.L301]+[rf.K301])" office:value-type="float" office:value="-0.488794755075301" calcext:value-type="float">
            <text:p>-0,488794755075301</text:p>
          </table:table-cell>
          <table:table-cell table:style-name="ce17" table:formula="of:=[rf.M301]-[rf.$B$8]" office:value-type="float" office:value="-0.139728904676435" calcext:value-type="float">
            <text:p>-0,139728904676435</text:p>
          </table:table-cell>
          <table:table-cell table:number-columns-repeated="1010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rf.A302]*analyze_resolution" office:value-type="float" office:value="10.65" calcext:value-type="float">
            <text:p>10,65</text:p>
          </table:table-cell>
          <table:table-cell table:formula="of:=RADIANS(-[rf.B302])" office:value-type="float" office:value="-0.185877565337396" calcext:value-type="float">
            <text:p>-0,185877565337396</text:p>
          </table:table-cell>
          <table:table-cell table:formula="of:=COS([rf.$B$6])*servo_saver_arm_length*COS([rf.C302])-SIN([rf.$B$6])*servo_saver_arm_length*SIN([rf.C302])+[rf.$B$24]" office:value-type="float" office:value="358.724391152949" calcext:value-type="float">
            <text:p>358,724391152949</text:p>
          </table:table-cell>
          <table:table-cell table:formula="of:=COS([rf.$B$6])*servo_saver_arm_length*SIN([rf.C302])+SIN([rf.$B$6])*servo_saver_arm_length*COS([rf.C302])+[rf.$C$24]" office:value-type="float" office:value="-2.95694485390745" calcext:value-type="float">
            <text:p>-2,95694485390745</text:p>
          </table:table-cell>
          <table:table-cell table:formula="of:=[$rf.D302]-[$rf.$B$14]" office:value-type="float" office:value="58.7243911529493" calcext:value-type="float">
            <text:p>58,7243911529493</text:p>
          </table:table-cell>
          <table:table-cell table:formula="of:=[rf.E302]-[$rf.$C$14]" office:value-type="float" office:value="87.0430551460926" calcext:value-type="float">
            <text:p>87,0430551460926</text:p>
          </table:table-cell>
          <table:table-cell table:style-name="Default" table:formula="of:=SQRT([rf.F302]^2+[rf.G302]^2)" office:value-type="float" office:value="105.0002265019" calcext:value-type="float">
            <text:p>105,0002265019</text:p>
          </table:table-cell>
          <table:table-cell table:formula="of:=([rf.H302]^2-[rf.$B$42]^2+[rf.$B$43]^2)/(2*[rf.H302])" office:value-type="float" office:value="2.04975574278807" calcext:value-type="float">
            <text:p>2,04975574278807</text:p>
          </table:table-cell>
          <table:table-cell table:formula="of:=ACOS([rf.I302]/[rf.$B$43])" office:value-type="float" office:value="1.46812826864154" calcext:value-type="float">
            <text:p>1,46812826864154</text:p>
          </table:table-cell>
          <table:table-cell table:style-name="ce17" table:formula="of:=ASIN([rf.F302]/[rf.H302])" office:value-type="float" office:value="0.593515449808373" calcext:value-type="float">
            <text:p>0,593515449808373</text:p>
          </table:table-cell>
          <table:table-cell table:style-name="ce17" table:formula="of:=IF(0.5*PI()-[rf.$B$9]&gt;[rf.K302];1;-1)" office:value-type="float" office:value="1" calcext:value-type="float">
            <text:p>1</text:p>
          </table:table-cell>
          <table:table-cell table:style-name="ce17" table:formula="of:=0.5*PI()-([rf.J302]*[rf.L302]+[rf.K302])" office:value-type="float" office:value="-0.490847391655016" calcext:value-type="float">
            <text:p>-0,490847391655016</text:p>
          </table:table-cell>
          <table:table-cell table:style-name="ce17" table:formula="of:=[rf.M302]-[rf.$B$8]" office:value-type="float" office:value="-0.14178154125615" calcext:value-type="float">
            <text:p>-0,14178154125615</text:p>
          </table:table-cell>
          <table:table-cell table:number-columns-repeated="1010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rf.A303]*analyze_resolution" office:value-type="float" office:value="10.8" calcext:value-type="float">
            <text:p>10,8</text:p>
          </table:table-cell>
          <table:table-cell table:formula="of:=RADIANS(-[rf.B303])" office:value-type="float" office:value="-0.188495559215388" calcext:value-type="float">
            <text:p>-0,188495559215388</text:p>
          </table:table-cell>
          <table:table-cell table:formula="of:=COS([rf.$B$6])*servo_saver_arm_length*COS([rf.C303])-SIN([rf.$B$6])*servo_saver_arm_length*SIN([rf.C303])+[rf.$B$24]" office:value-type="float" office:value="358.716596011659" calcext:value-type="float">
            <text:p>358,716596011659</text:p>
          </table:table-cell>
          <table:table-cell table:formula="of:=COS([rf.$B$6])*servo_saver_arm_length*SIN([rf.C303])+SIN([rf.$B$6])*servo_saver_arm_length*COS([rf.C303])+[rf.$C$24]" office:value-type="float" office:value="-2.99810103337159" calcext:value-type="float">
            <text:p>-2,99810103337159</text:p>
          </table:table-cell>
          <table:table-cell table:formula="of:=[$rf.D303]-[$rf.$B$14]" office:value-type="float" office:value="58.716596011659" calcext:value-type="float">
            <text:p>58,716596011659</text:p>
          </table:table-cell>
          <table:table-cell table:formula="of:=[rf.E303]-[$rf.$C$14]" office:value-type="float" office:value="87.0018989666284" calcext:value-type="float">
            <text:p>87,0018989666284</text:p>
          </table:table-cell>
          <table:table-cell table:style-name="Default" table:formula="of:=SQRT([rf.F303]^2+[rf.G303]^2)" office:value-type="float" office:value="104.961750514155" calcext:value-type="float">
            <text:p>104,961750514155</text:p>
          </table:table-cell>
          <table:table-cell table:formula="of:=([rf.H303]^2-[rf.$B$42]^2+[rf.$B$43]^2)/(2*[rf.H303])" office:value-type="float" office:value="2.01202408500783" calcext:value-type="float">
            <text:p>2,01202408500783</text:p>
          </table:table-cell>
          <table:table-cell table:formula="of:=ACOS([rf.I303]/[rf.$B$43])" office:value-type="float" office:value="1.47002465424227" calcext:value-type="float">
            <text:p>1,47002465424227</text:p>
          </table:table-cell>
          <table:table-cell table:style-name="ce17" table:formula="of:=ASIN([rf.F303]/[rf.H303])" office:value-type="float" office:value="0.593673181183014" calcext:value-type="float">
            <text:p>0,593673181183014</text:p>
          </table:table-cell>
          <table:table-cell table:style-name="ce17" table:formula="of:=IF(0.5*PI()-[rf.$B$9]&gt;[rf.K303];1;-1)" office:value-type="float" office:value="1" calcext:value-type="float">
            <text:p>1</text:p>
          </table:table-cell>
          <table:table-cell table:style-name="ce17" table:formula="of:=0.5*PI()-([rf.J303]*[rf.L303]+[rf.K303])" office:value-type="float" office:value="-0.492901508630389" calcext:value-type="float">
            <text:p>-0,492901508630389</text:p>
          </table:table-cell>
          <table:table-cell table:style-name="ce17" table:formula="of:=[rf.M303]-[rf.$B$8]" office:value-type="float" office:value="-0.143835658231523" calcext:value-type="float">
            <text:p>-0,143835658231523</text:p>
          </table:table-cell>
          <table:table-cell table:number-columns-repeated="1010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rf.A304]*analyze_resolution" office:value-type="float" office:value="10.95" calcext:value-type="float">
            <text:p>10,95</text:p>
          </table:table-cell>
          <table:table-cell table:formula="of:=RADIANS(-[rf.B304])" office:value-type="float" office:value="-0.191113553093379" calcext:value-type="float">
            <text:p>-0,191113553093379</text:p>
          </table:table-cell>
          <table:table-cell table:formula="of:=COS([rf.$B$6])*servo_saver_arm_length*COS([rf.C304])-SIN([rf.$B$6])*servo_saver_arm_length*SIN([rf.C304])+[rf.$B$24]" office:value-type="float" office:value="358.708693150579" calcext:value-type="float">
            <text:p>358,708693150579</text:p>
          </table:table-cell>
          <table:table-cell table:formula="of:=COS([rf.$B$6])*servo_saver_arm_length*SIN([rf.C304])+SIN([rf.$B$6])*servo_saver_arm_length*COS([rf.C304])+[rf.$C$24]" office:value-type="float" office:value="-3.03923666418695" calcext:value-type="float">
            <text:p>-3,03923666418695</text:p>
          </table:table-cell>
          <table:table-cell table:formula="of:=[$rf.D304]-[$rf.$B$14]" office:value-type="float" office:value="58.7086931505795" calcext:value-type="float">
            <text:p>58,7086931505795</text:p>
          </table:table-cell>
          <table:table-cell table:formula="of:=[rf.E304]-[$rf.$C$14]" office:value-type="float" office:value="86.960763335813" calcext:value-type="float">
            <text:p>86,960763335813</text:p>
          </table:table-cell>
          <table:table-cell table:style-name="Default" table:formula="of:=SQRT([rf.F304]^2+[rf.G304]^2)" office:value-type="float" office:value="104.92323389696" calcext:value-type="float">
            <text:p>104,92323389696</text:p>
          </table:table-cell>
          <table:table-cell table:formula="of:=([rf.H304]^2-[rf.$B$42]^2+[rf.$B$43]^2)/(2*[rf.H304])" office:value-type="float" office:value="1.97423899879681" calcext:value-type="float">
            <text:p>1,97423899879681</text:p>
          </table:table-cell>
          <table:table-cell table:formula="of:=ACOS([rf.I304]/[rf.$B$43])" office:value-type="float" office:value="1.47192336081048" calcext:value-type="float">
            <text:p>1,47192336081048</text:p>
          </table:table-cell>
          <table:table-cell table:style-name="ce17" table:formula="of:=ASIN([rf.F304]/[rf.H304])" office:value-type="float" office:value="0.593830067759315" calcext:value-type="float">
            <text:p>0,593830067759315</text:p>
          </table:table-cell>
          <table:table-cell table:style-name="ce17" table:formula="of:=IF(0.5*PI()-[rf.$B$9]&gt;[rf.K304];1;-1)" office:value-type="float" office:value="1" calcext:value-type="float">
            <text:p>1</text:p>
          </table:table-cell>
          <table:table-cell table:style-name="ce17" table:formula="of:=0.5*PI()-([rf.J304]*[rf.L304]+[rf.K304])" office:value-type="float" office:value="-0.494957101774893" calcext:value-type="float">
            <text:p>-0,494957101774893</text:p>
          </table:table-cell>
          <table:table-cell table:style-name="ce17" table:formula="of:=[rf.M304]-[rf.$B$8]" office:value-type="float" office:value="-0.145891251376027" calcext:value-type="float">
            <text:p>-0,145891251376027</text:p>
          </table:table-cell>
          <table:table-cell table:number-columns-repeated="1010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rf.A305]*analyze_resolution" office:value-type="float" office:value="11.1" calcext:value-type="float">
            <text:p>11,1</text:p>
          </table:table-cell>
          <table:table-cell table:formula="of:=RADIANS(-[rf.B305])" office:value-type="float" office:value="-0.193731546971371" calcext:value-type="float">
            <text:p>-0,193731546971371</text:p>
          </table:table-cell>
          <table:table-cell table:formula="of:=COS([rf.$B$6])*servo_saver_arm_length*COS([rf.C305])-SIN([rf.$B$6])*servo_saver_arm_length*SIN([rf.C305])+[rf.$B$24]" office:value-type="float" office:value="358.700682623876" calcext:value-type="float">
            <text:p>358,700682623876</text:p>
          </table:table-cell>
          <table:table-cell table:formula="of:=COS([rf.$B$6])*servo_saver_arm_length*SIN([rf.C305])+SIN([rf.$B$6])*servo_saver_arm_length*COS([rf.C305])+[rf.$C$24]" office:value-type="float" office:value="-3.08035146441452" calcext:value-type="float">
            <text:p>-3,08035146441452</text:p>
          </table:table-cell>
          <table:table-cell table:formula="of:=[$rf.D305]-[$rf.$B$14]" office:value-type="float" office:value="58.7006826238759" calcext:value-type="float">
            <text:p>58,7006826238759</text:p>
          </table:table-cell>
          <table:table-cell table:formula="of:=[rf.E305]-[$rf.$C$14]" office:value-type="float" office:value="86.9196485355855" calcext:value-type="float">
            <text:p>86,9196485355855</text:p>
          </table:table-cell>
          <table:table-cell table:style-name="Default" table:formula="of:=SQRT([rf.F305]^2+[rf.G305]^2)" office:value-type="float" office:value="104.884676869687" calcext:value-type="float">
            <text:p>104,884676869687</text:p>
          </table:table-cell>
          <table:table-cell table:formula="of:=([rf.H305]^2-[rf.$B$42]^2+[rf.$B$43]^2)/(2*[rf.H305])" office:value-type="float" office:value="1.93640064146706" calcext:value-type="float">
            <text:p>1,93640064146706</text:p>
          </table:table-cell>
          <table:table-cell table:formula="of:=ACOS([rf.I305]/[rf.$B$43])" office:value-type="float" office:value="1.47382438596278" calcext:value-type="float">
            <text:p>1,47382438596278</text:p>
          </table:table-cell>
          <table:table-cell table:style-name="ce17" table:formula="of:=ASIN([rf.F305]/[rf.H305])" office:value-type="float" office:value="0.59398610771639" calcext:value-type="float">
            <text:p>0,59398610771639</text:p>
          </table:table-cell>
          <table:table-cell table:style-name="ce17" table:formula="of:=IF(0.5*PI()-[rf.$B$9]&gt;[rf.K305];1;-1)" office:value-type="float" office:value="1" calcext:value-type="float">
            <text:p>1</text:p>
          </table:table-cell>
          <table:table-cell table:style-name="ce17" table:formula="of:=0.5*PI()-([rf.J305]*[rf.L305]+[rf.K305])" office:value-type="float" office:value="-0.497014166884274" calcext:value-type="float">
            <text:p>-0,497014166884274</text:p>
          </table:table-cell>
          <table:table-cell table:style-name="ce17" table:formula="of:=[rf.M305]-[rf.$B$8]" office:value-type="float" office:value="-0.147948316485409" calcext:value-type="float">
            <text:p>-0,147948316485409</text:p>
          </table:table-cell>
          <table:table-cell table:number-columns-repeated="1010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rf.A306]*analyze_resolution" office:value-type="float" office:value="11.25" calcext:value-type="float">
            <text:p>11,25</text:p>
          </table:table-cell>
          <table:table-cell table:formula="of:=RADIANS(-[rf.B306])" office:value-type="float" office:value="-0.196349540849362" calcext:value-type="float">
            <text:p>-0,196349540849362</text:p>
          </table:table-cell>
          <table:table-cell table:formula="of:=COS([rf.$B$6])*servo_saver_arm_length*COS([rf.C306])-SIN([rf.$B$6])*servo_saver_arm_length*SIN([rf.C306])+[rf.$B$24]" office:value-type="float" office:value="358.692564486452" calcext:value-type="float">
            <text:p>358,692564486452</text:p>
          </table:table-cell>
          <table:table-cell table:formula="of:=COS([rf.$B$6])*servo_saver_arm_length*SIN([rf.C306])+SIN([rf.$B$6])*servo_saver_arm_length*COS([rf.C306])+[rf.$C$24]" office:value-type="float" office:value="-3.12144515225805" calcext:value-type="float">
            <text:p>-3,12144515225805</text:p>
          </table:table-cell>
          <table:table-cell table:formula="of:=[$rf.D306]-[$rf.$B$14]" office:value-type="float" office:value="58.6925644864517" calcext:value-type="float">
            <text:p>58,6925644864517</text:p>
          </table:table-cell>
          <table:table-cell table:formula="of:=[rf.E306]-[$rf.$C$14]" office:value-type="float" office:value="86.878554847742" calcext:value-type="float">
            <text:p>86,878554847742</text:p>
          </table:table-cell>
          <table:table-cell table:style-name="Default" table:formula="of:=SQRT([rf.F306]^2+[rf.G306]^2)" office:value-type="float" office:value="104.846079652166" calcext:value-type="float">
            <text:p>104,846079652166</text:p>
          </table:table-cell>
          <table:table-cell table:formula="of:=([rf.H306]^2-[rf.$B$42]^2+[rf.$B$43]^2)/(2*[rf.H306])" office:value-type="float" office:value="1.89850917092689" calcext:value-type="float">
            <text:p>1,89850917092689</text:p>
          </table:table-cell>
          <table:table-cell table:formula="of:=ACOS([rf.I306]/[rf.$B$43])" office:value-type="float" office:value="1.47572772733755" calcext:value-type="float">
            <text:p>1,47572772733755</text:p>
          </table:table-cell>
          <table:table-cell table:style-name="ce17" table:formula="of:=ASIN([rf.F306]/[rf.H306])" office:value-type="float" office:value="0.594141299233878" calcext:value-type="float">
            <text:p>0,594141299233878</text:p>
          </table:table-cell>
          <table:table-cell table:style-name="ce17" table:formula="of:=IF(0.5*PI()-[rf.$B$9]&gt;[rf.K306];1;-1)" office:value-type="float" office:value="1" calcext:value-type="float">
            <text:p>1</text:p>
          </table:table-cell>
          <table:table-cell table:style-name="ce17" table:formula="of:=0.5*PI()-([rf.J306]*[rf.L306]+[rf.K306])" office:value-type="float" office:value="-0.499072699776534" calcext:value-type="float">
            <text:p>-0,499072699776534</text:p>
          </table:table-cell>
          <table:table-cell table:style-name="ce17" table:formula="of:=[rf.M306]-[rf.$B$8]" office:value-type="float" office:value="-0.150006849377668" calcext:value-type="float">
            <text:p>-0,150006849377668</text:p>
          </table:table-cell>
          <table:table-cell table:number-columns-repeated="1010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rf.A307]*analyze_resolution" office:value-type="float" office:value="11.4" calcext:value-type="float">
            <text:p>11,4</text:p>
          </table:table-cell>
          <table:table-cell table:formula="of:=RADIANS(-[rf.B307])" office:value-type="float" office:value="-0.198967534727354" calcext:value-type="float">
            <text:p>-0,198967534727354</text:p>
          </table:table-cell>
          <table:table-cell table:formula="of:=COS([rf.$B$6])*servo_saver_arm_length*COS([rf.C307])-SIN([rf.$B$6])*servo_saver_arm_length*SIN([rf.C307])+[rf.$B$24]" office:value-type="float" office:value="358.684338793948" calcext:value-type="float">
            <text:p>358,684338793948</text:p>
          </table:table-cell>
          <table:table-cell table:formula="of:=COS([rf.$B$6])*servo_saver_arm_length*SIN([rf.C307])+SIN([rf.$B$6])*servo_saver_arm_length*COS([rf.C307])+[rf.$C$24]" office:value-type="float" office:value="-3.16251744606602" calcext:value-type="float">
            <text:p>-3,16251744606602</text:p>
          </table:table-cell>
          <table:table-cell table:formula="of:=[$rf.D307]-[$rf.$B$14]" office:value-type="float" office:value="58.6843387939476" calcext:value-type="float">
            <text:p>58,6843387939476</text:p>
          </table:table-cell>
          <table:table-cell table:formula="of:=[rf.E307]-[$rf.$C$14]" office:value-type="float" office:value="86.837482553934" calcext:value-type="float">
            <text:p>86,837482553934</text:p>
          </table:table-cell>
          <table:table-cell table:style-name="Default" table:formula="of:=SQRT([rf.F307]^2+[rf.G307]^2)" office:value-type="float" office:value="104.807442464682" calcext:value-type="float">
            <text:p>104,807442464682</text:p>
          </table:table-cell>
          <table:table-cell table:formula="of:=([rf.H307]^2-[rf.$B$42]^2+[rf.$B$43]^2)/(2*[rf.H307])" office:value-type="float" office:value="1.86056474568288" calcext:value-type="float">
            <text:p>1,86056474568288</text:p>
          </table:table-cell>
          <table:table-cell table:formula="of:=ACOS([rf.I307]/[rf.$B$43])" office:value-type="float" office:value="1.47763338259483" calcext:value-type="float">
            <text:p>1,47763338259483</text:p>
          </table:table-cell>
          <table:table-cell table:style-name="ce17" table:formula="of:=ASIN([rf.F307]/[rf.H307])" office:value-type="float" office:value="0.594295640491949" calcext:value-type="float">
            <text:p>0,594295640491949</text:p>
          </table:table-cell>
          <table:table-cell table:style-name="ce17" table:formula="of:=IF(0.5*PI()-[rf.$B$9]&gt;[rf.K307];1;-1)" office:value-type="float" office:value="1" calcext:value-type="float">
            <text:p>1</text:p>
          </table:table-cell>
          <table:table-cell table:style-name="ce17" table:formula="of:=0.5*PI()-([rf.J307]*[rf.L307]+[rf.K307])" office:value-type="float" office:value="-0.501132696291886" calcext:value-type="float">
            <text:p>-0,501132696291886</text:p>
          </table:table-cell>
          <table:table-cell table:style-name="ce17" table:formula="of:=[rf.M307]-[rf.$B$8]" office:value-type="float" office:value="-0.15206684589302" calcext:value-type="float">
            <text:p>-0,15206684589302</text:p>
          </table:table-cell>
          <table:table-cell table:number-columns-repeated="1010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rf.A308]*analyze_resolution" office:value-type="float" office:value="11.55" calcext:value-type="float">
            <text:p>11,55</text:p>
          </table:table-cell>
          <table:table-cell table:formula="of:=RADIANS(-[rf.B308])" office:value-type="float" office:value="-0.201585528605345" calcext:value-type="float">
            <text:p>-0,201585528605345</text:p>
          </table:table-cell>
          <table:table-cell table:formula="of:=COS([rf.$B$6])*servo_saver_arm_length*COS([rf.C308])-SIN([rf.$B$6])*servo_saver_arm_length*SIN([rf.C308])+[rf.$B$24]" office:value-type="float" office:value="358.676005602741" calcext:value-type="float">
            <text:p>358,676005602741</text:p>
          </table:table-cell>
          <table:table-cell table:formula="of:=COS([rf.$B$6])*servo_saver_arm_length*SIN([rf.C308])+SIN([rf.$B$6])*servo_saver_arm_length*COS([rf.C308])+[rf.$C$24]" office:value-type="float" office:value="-3.20356806433351" calcext:value-type="float">
            <text:p>-3,20356806433351</text:p>
          </table:table-cell>
          <table:table-cell table:formula="of:=[$rf.D308]-[$rf.$B$14]" office:value-type="float" office:value="58.6760056027415" calcext:value-type="float">
            <text:p>58,6760056027415</text:p>
          </table:table-cell>
          <table:table-cell table:formula="of:=[rf.E308]-[$rf.$C$14]" office:value-type="float" office:value="86.7964319356665" calcext:value-type="float">
            <text:p>86,7964319356665</text:p>
          </table:table-cell>
          <table:table-cell table:style-name="Default" table:formula="of:=SQRT([rf.F308]^2+[rf.G308]^2)" office:value-type="float" office:value="104.768765527975" calcext:value-type="float">
            <text:p>104,768765527975</text:p>
          </table:table-cell>
          <table:table-cell table:formula="of:=([rf.H308]^2-[rf.$B$42]^2+[rf.$B$43]^2)/(2*[rf.H308])" office:value-type="float" office:value="1.82256752484168" calcext:value-type="float">
            <text:p>1,82256752484168</text:p>
          </table:table-cell>
          <table:table-cell table:formula="of:=ACOS([rf.I308]/[rf.$B$43])" office:value-type="float" office:value="1.4795413494163" calcext:value-type="float">
            <text:p>1,4795413494163</text:p>
          </table:table-cell>
          <table:table-cell table:style-name="ce17" table:formula="of:=ASIN([rf.F308]/[rf.H308])" office:value-type="float" office:value="0.594449129671331" calcext:value-type="float">
            <text:p>0,594449129671331</text:p>
          </table:table-cell>
          <table:table-cell table:style-name="ce17" table:formula="of:=IF(0.5*PI()-[rf.$B$9]&gt;[rf.K308];1;-1)" office:value-type="float" office:value="1" calcext:value-type="float">
            <text:p>1</text:p>
          </table:table-cell>
          <table:table-cell table:style-name="ce17" table:formula="of:=0.5*PI()-([rf.J308]*[rf.L308]+[rf.K308])" office:value-type="float" office:value="-0.503194152292731" calcext:value-type="float">
            <text:p>-0,503194152292731</text:p>
          </table:table-cell>
          <table:table-cell table:style-name="ce17" table:formula="of:=[rf.M308]-[rf.$B$8]" office:value-type="float" office:value="-0.154128301893865" calcext:value-type="float">
            <text:p>-0,154128301893865</text:p>
          </table:table-cell>
          <table:table-cell table:number-columns-repeated="1010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rf.A309]*analyze_resolution" office:value-type="float" office:value="11.7" calcext:value-type="float">
            <text:p>11,7</text:p>
          </table:table-cell>
          <table:table-cell table:formula="of:=RADIANS(-[rf.B309])" office:value-type="float" office:value="-0.204203522483336" calcext:value-type="float">
            <text:p>-0,204203522483336</text:p>
          </table:table-cell>
          <table:table-cell table:formula="of:=COS([rf.$B$6])*servo_saver_arm_length*COS([rf.C309])-SIN([rf.$B$6])*servo_saver_arm_length*SIN([rf.C309])+[rf.$B$24]" office:value-type="float" office:value="358.667564969948" calcext:value-type="float">
            <text:p>358,667564969948</text:p>
          </table:table-cell>
          <table:table-cell table:formula="of:=COS([rf.$B$6])*servo_saver_arm_length*SIN([rf.C309])+SIN([rf.$B$6])*servo_saver_arm_length*COS([rf.C309])+[rf.$C$24]" office:value-type="float" office:value="-3.2445967257042" calcext:value-type="float">
            <text:p>-3,2445967257042</text:p>
          </table:table-cell>
          <table:table-cell table:formula="of:=[$rf.D309]-[$rf.$B$14]" office:value-type="float" office:value="58.6675649699483" calcext:value-type="float">
            <text:p>58,6675649699483</text:p>
          </table:table-cell>
          <table:table-cell table:formula="of:=[rf.E309]-[$rf.$C$14]" office:value-type="float" office:value="86.7554032742958" calcext:value-type="float">
            <text:p>86,7554032742958</text:p>
          </table:table-cell>
          <table:table-cell table:style-name="Default" table:formula="of:=SQRT([rf.F309]^2+[rf.G309]^2)" office:value-type="float" office:value="104.730049063241" calcext:value-type="float">
            <text:p>104,730049063241</text:p>
          </table:table-cell>
          <table:table-cell table:formula="of:=([rf.H309]^2-[rf.$B$42]^2+[rf.$B$43]^2)/(2*[rf.H309])" office:value-type="float" office:value="1.7845176681118" calcext:value-type="float">
            <text:p>1,7845176681118</text:p>
          </table:table-cell>
          <table:table-cell table:formula="of:=ACOS([rf.I309]/[rf.$B$43])" office:value-type="float" office:value="1.4814516255052" calcext:value-type="float">
            <text:p>1,4814516255052</text:p>
          </table:table-cell>
          <table:table-cell table:style-name="ce17" table:formula="of:=ASIN([rf.F309]/[rf.H309])" office:value-type="float" office:value="0.59460176495332" calcext:value-type="float">
            <text:p>0,59460176495332</text:p>
          </table:table-cell>
          <table:table-cell table:style-name="ce17" table:formula="of:=IF(0.5*PI()-[rf.$B$9]&gt;[rf.K309];1;-1)" office:value-type="float" office:value="1" calcext:value-type="float">
            <text:p>1</text:p>
          </table:table-cell>
          <table:table-cell table:style-name="ce17" table:formula="of:=0.5*PI()-([rf.J309]*[rf.L309]+[rf.K309])" office:value-type="float" office:value="-0.505257063663628" calcext:value-type="float">
            <text:p>-0,505257063663628</text:p>
          </table:table-cell>
          <table:table-cell table:style-name="ce17" table:formula="of:=[rf.M309]-[rf.$B$8]" office:value-type="float" office:value="-0.156191213264762" calcext:value-type="float">
            <text:p>-0,156191213264762</text:p>
          </table:table-cell>
          <table:table-cell table:number-columns-repeated="1010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rf.A310]*analyze_resolution" office:value-type="float" office:value="11.85" calcext:value-type="float">
            <text:p>11,85</text:p>
          </table:table-cell>
          <table:table-cell table:formula="of:=RADIANS(-[rf.B310])" office:value-type="float" office:value="-0.206821516361328" calcext:value-type="float">
            <text:p>-0,206821516361328</text:p>
          </table:table-cell>
          <table:table-cell table:formula="of:=COS([rf.$B$6])*servo_saver_arm_length*COS([rf.C310])-SIN([rf.$B$6])*servo_saver_arm_length*SIN([rf.C310])+[rf.$B$24]" office:value-type="float" office:value="358.659016953419" calcext:value-type="float">
            <text:p>358,659016953419</text:p>
          </table:table-cell>
          <table:table-cell table:formula="of:=COS([rf.$B$6])*servo_saver_arm_length*SIN([rf.C310])+SIN([rf.$B$6])*servo_saver_arm_length*COS([rf.C310])+[rf.$C$24]" office:value-type="float" office:value="-3.28560314897222" calcext:value-type="float">
            <text:p>-3,28560314897222</text:p>
          </table:table-cell>
          <table:table-cell table:formula="of:=[$rf.D310]-[$rf.$B$14]" office:value-type="float" office:value="58.659016953419" calcext:value-type="float">
            <text:p>58,659016953419</text:p>
          </table:table-cell>
          <table:table-cell table:formula="of:=[rf.E310]-[$rf.$C$14]" office:value-type="float" office:value="86.7143968510278" calcext:value-type="float">
            <text:p>86,7143968510278</text:p>
          </table:table-cell>
          <table:table-cell table:style-name="Default" table:formula="of:=SQRT([rf.F310]^2+[rf.G310]^2)" office:value-type="float" office:value="104.691293292131" calcext:value-type="float">
            <text:p>104,691293292131</text:p>
          </table:table-cell>
          <table:table-cell table:formula="of:=([rf.H310]^2-[rf.$B$42]^2+[rf.$B$43]^2)/(2*[rf.H310])" office:value-type="float" office:value="1.74641533580545" calcext:value-type="float">
            <text:p>1,74641533580545</text:p>
          </table:table-cell>
          <table:table-cell table:formula="of:=ACOS([rf.I310]/[rf.$B$43])" office:value-type="float" office:value="1.48336420858635" calcext:value-type="float">
            <text:p>1,48336420858635</text:p>
          </table:table-cell>
          <table:table-cell table:style-name="ce17" table:formula="of:=ASIN([rf.F310]/[rf.H310])" office:value-type="float" office:value="0.594753544519804" calcext:value-type="float">
            <text:p>0,594753544519804</text:p>
          </table:table-cell>
          <table:table-cell table:style-name="ce17" table:formula="of:=IF(0.5*PI()-[rf.$B$9]&gt;[rf.K310];1;-1)" office:value-type="float" office:value="1" calcext:value-type="float">
            <text:p>1</text:p>
          </table:table-cell>
          <table:table-cell table:style-name="ce17" table:formula="of:=0.5*PI()-([rf.J310]*[rf.L310]+[rf.K310])" office:value-type="float" office:value="-0.50732142631126" calcext:value-type="float">
            <text:p>-0,50732142631126</text:p>
          </table:table-cell>
          <table:table-cell table:style-name="ce17" table:formula="of:=[rf.M310]-[rf.$B$8]" office:value-type="float" office:value="-0.158255575912394" calcext:value-type="float">
            <text:p>-0,158255575912394</text:p>
          </table:table-cell>
          <table:table-cell table:number-columns-repeated="1010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rf.A311]*analyze_resolution" office:value-type="float" office:value="12" calcext:value-type="float">
            <text:p>12</text:p>
          </table:table-cell>
          <table:table-cell table:formula="of:=RADIANS(-[rf.B311])" office:value-type="float" office:value="-0.20943951023932" calcext:value-type="float">
            <text:p>-0,20943951023932</text:p>
          </table:table-cell>
          <table:table-cell table:formula="of:=COS([rf.$B$6])*servo_saver_arm_length*COS([rf.C311])-SIN([rf.$B$6])*servo_saver_arm_length*SIN([rf.C311])+[rf.$B$24]" office:value-type="float" office:value="358.650361611741" calcext:value-type="float">
            <text:p>358,650361611741</text:p>
          </table:table-cell>
          <table:table-cell table:formula="of:=COS([rf.$B$6])*servo_saver_arm_length*SIN([rf.C311])+SIN([rf.$B$6])*servo_saver_arm_length*COS([rf.C311])+[rf.$C$24]" office:value-type="float" office:value="-3.32658705308415" calcext:value-type="float">
            <text:p>-3,32658705308415</text:p>
          </table:table-cell>
          <table:table-cell table:formula="of:=[$rf.D311]-[$rf.$B$14]" office:value-type="float" office:value="58.6503616117409" calcext:value-type="float">
            <text:p>58,6503616117409</text:p>
          </table:table-cell>
          <table:table-cell table:formula="of:=[rf.E311]-[$rf.$C$14]" office:value-type="float" office:value="86.6734129469159" calcext:value-type="float">
            <text:p>86,6734129469159</text:p>
          </table:table-cell>
          <table:table-cell table:style-name="Default" table:formula="of:=SQRT([rf.F311]^2+[rf.G311]^2)" office:value-type="float" office:value="104.652498436753" calcext:value-type="float">
            <text:p>104,652498436753</text:p>
          </table:table-cell>
          <table:table-cell table:formula="of:=([rf.H311]^2-[rf.$B$42]^2+[rf.$B$43]^2)/(2*[rf.H311])" office:value-type="float" office:value="1.70826068884057" calcext:value-type="float">
            <text:p>1,70826068884057</text:p>
          </table:table-cell>
          <table:table-cell table:formula="of:=ACOS([rf.I311]/[rf.$B$43])" office:value-type="float" office:value="1.48527909640602" calcext:value-type="float">
            <text:p>1,48527909640602</text:p>
          </table:table-cell>
          <table:table-cell table:style-name="ce17" table:formula="of:=ASIN([rf.F311]/[rf.H311])" office:value-type="float" office:value="0.594904466553275" calcext:value-type="float">
            <text:p>0,594904466553275</text:p>
          </table:table-cell>
          <table:table-cell table:style-name="ce17" table:formula="of:=IF(0.5*PI()-[rf.$B$9]&gt;[rf.K311];1;-1)" office:value-type="float" office:value="1" calcext:value-type="float">
            <text:p>1</text:p>
          </table:table-cell>
          <table:table-cell table:style-name="ce17" table:formula="of:=0.5*PI()-([rf.J311]*[rf.L311]+[rf.K311])" office:value-type="float" office:value="-0.5093872361644" calcext:value-type="float">
            <text:p>-0,5093872361644</text:p>
          </table:table-cell>
          <table:table-cell table:style-name="ce17" table:formula="of:=[rf.M311]-[rf.$B$8]" office:value-type="float" office:value="-0.160321385765534" calcext:value-type="float">
            <text:p>-0,160321385765534</text:p>
          </table:table-cell>
          <table:table-cell table:number-columns-repeated="1010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rf.A312]*analyze_resolution" office:value-type="float" office:value="12.15" calcext:value-type="float">
            <text:p>12,15</text:p>
          </table:table-cell>
          <table:table-cell table:formula="of:=RADIANS(-[rf.B312])" office:value-type="float" office:value="-0.212057504117311" calcext:value-type="float">
            <text:p>-0,212057504117311</text:p>
          </table:table-cell>
          <table:table-cell table:formula="of:=COS([rf.$B$6])*servo_saver_arm_length*COS([rf.C312])-SIN([rf.$B$6])*servo_saver_arm_length*SIN([rf.C312])+[rf.$B$24]" office:value-type="float" office:value="358.641599004237" calcext:value-type="float">
            <text:p>358,641599004237</text:p>
          </table:table-cell>
          <table:table-cell table:formula="of:=COS([rf.$B$6])*servo_saver_arm_length*SIN([rf.C312])+SIN([rf.$B$6])*servo_saver_arm_length*COS([rf.C312])+[rf.$C$24]" office:value-type="float" office:value="-3.36754815714089" calcext:value-type="float">
            <text:p>-3,36754815714089</text:p>
          </table:table-cell>
          <table:table-cell table:formula="of:=[$rf.D312]-[$rf.$B$14]" office:value-type="float" office:value="58.6415990042366" calcext:value-type="float">
            <text:p>58,6415990042366</text:p>
          </table:table-cell>
          <table:table-cell table:formula="of:=[rf.E312]-[$rf.$C$14]" office:value-type="float" office:value="86.6324518428591" calcext:value-type="float">
            <text:p>86,6324518428591</text:p>
          </table:table-cell>
          <table:table-cell table:style-name="Default" table:formula="of:=SQRT([rf.F312]^2+[rf.G312]^2)" office:value-type="float" office:value="104.613664719667" calcext:value-type="float">
            <text:p>104,613664719667</text:p>
          </table:table-cell>
          <table:table-cell table:formula="of:=([rf.H312]^2-[rf.$B$42]^2+[rf.$B$43]^2)/(2*[rf.H312])" office:value-type="float" office:value="1.6700538887423" calcext:value-type="float">
            <text:p>1,6700538887423</text:p>
          </table:table-cell>
          <table:table-cell table:formula="of:=ACOS([rf.I312]/[rf.$B$43])" office:value-type="float" office:value="1.48719628673194" calcext:value-type="float">
            <text:p>1,48719628673194</text:p>
          </table:table-cell>
          <table:table-cell table:style-name="ce17" table:formula="of:=ASIN([rf.F312]/[rf.H312])" office:value-type="float" office:value="0.59505452923685" calcext:value-type="float">
            <text:p>0,59505452923685</text:p>
          </table:table-cell>
          <table:table-cell table:style-name="ce17" table:formula="of:=IF(0.5*PI()-[rf.$B$9]&gt;[rf.K312];1;-1)" office:value-type="float" office:value="1" calcext:value-type="float">
            <text:p>1</text:p>
          </table:table-cell>
          <table:table-cell table:style-name="ce17" table:formula="of:=0.5*PI()-([rf.J312]*[rf.L312]+[rf.K312])" office:value-type="float" office:value="-0.511454489173897" calcext:value-type="float">
            <text:p>-0,511454489173897</text:p>
          </table:table-cell>
          <table:table-cell table:style-name="ce17" table:formula="of:=[rf.M312]-[rf.$B$8]" office:value-type="float" office:value="-0.162388638775031" calcext:value-type="float">
            <text:p>-0,162388638775031</text:p>
          </table:table-cell>
          <table:table-cell table:number-columns-repeated="1010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rf.A313]*analyze_resolution" office:value-type="float" office:value="12.3" calcext:value-type="float">
            <text:p>12,3</text:p>
          </table:table-cell>
          <table:table-cell table:formula="of:=RADIANS(-[rf.B313])" office:value-type="float" office:value="-0.214675497995302" calcext:value-type="float">
            <text:p>-0,214675497995302</text:p>
          </table:table-cell>
          <table:table-cell table:formula="of:=COS([rf.$B$6])*servo_saver_arm_length*COS([rf.C313])-SIN([rf.$B$6])*servo_saver_arm_length*SIN([rf.C313])+[rf.$B$24]" office:value-type="float" office:value="358.632729190964" calcext:value-type="float">
            <text:p>358,632729190964</text:p>
          </table:table-cell>
          <table:table-cell table:formula="of:=COS([rf.$B$6])*servo_saver_arm_length*SIN([rf.C313])+SIN([rf.$B$6])*servo_saver_arm_length*COS([rf.C313])+[rf.$C$24]" office:value-type="float" office:value="-3.40848618039962" calcext:value-type="float">
            <text:p>-3,40848618039962</text:p>
          </table:table-cell>
          <table:table-cell table:formula="of:=[$rf.D313]-[$rf.$B$14]" office:value-type="float" office:value="58.6327291909642" calcext:value-type="float">
            <text:p>58,6327291909642</text:p>
          </table:table-cell>
          <table:table-cell table:formula="of:=[rf.E313]-[$rf.$C$14]" office:value-type="float" office:value="86.5915138196004" calcext:value-type="float">
            <text:p>86,5915138196004</text:p>
          </table:table-cell>
          <table:table-cell table:style-name="Default" table:formula="of:=SQRT([rf.F313]^2+[rf.G313]^2)" office:value-type="float" office:value="104.574792363891" calcext:value-type="float">
            <text:p>104,574792363891</text:p>
          </table:table-cell>
          <table:table-cell table:formula="of:=([rf.H313]^2-[rf.$B$42]^2+[rf.$B$43]^2)/(2*[rf.H313])" office:value-type="float" office:value="1.6317950976452" calcext:value-type="float">
            <text:p>1,6317950976452</text:p>
          </table:table-cell>
          <table:table-cell table:formula="of:=ACOS([rf.I313]/[rf.$B$43])" office:value-type="float" office:value="1.48911577735324" calcext:value-type="float">
            <text:p>1,48911577735324</text:p>
          </table:table-cell>
          <table:table-cell table:style-name="ce17" table:formula="of:=ASIN([rf.F313]/[rf.H313])" office:value-type="float" office:value="0.595203730754286" calcext:value-type="float">
            <text:p>0,595203730754286</text:p>
          </table:table-cell>
          <table:table-cell table:style-name="ce17" table:formula="of:=IF(0.5*PI()-[rf.$B$9]&gt;[rf.K313];1;-1)" office:value-type="float" office:value="1" calcext:value-type="float">
            <text:p>1</text:p>
          </table:table-cell>
          <table:table-cell table:style-name="ce17" table:formula="of:=0.5*PI()-([rf.J313]*[rf.L313]+[rf.K313])" office:value-type="float" office:value="-0.513523181312626" calcext:value-type="float">
            <text:p>-0,513523181312626</text:p>
          </table:table-cell>
          <table:table-cell table:style-name="ce17" table:formula="of:=[rf.M313]-[rf.$B$8]" office:value-type="float" office:value="-0.16445733091376" calcext:value-type="float">
            <text:p>-0,16445733091376</text:p>
          </table:table-cell>
          <table:table-cell table:number-columns-repeated="1010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rf.A314]*analyze_resolution" office:value-type="float" office:value="12.45" calcext:value-type="float">
            <text:p>12,45</text:p>
          </table:table-cell>
          <table:table-cell table:formula="of:=RADIANS(-[rf.B314])" office:value-type="float" office:value="-0.217293491873294" calcext:value-type="float">
            <text:p>-0,217293491873294</text:p>
          </table:table-cell>
          <table:table-cell table:formula="of:=COS([rf.$B$6])*servo_saver_arm_length*COS([rf.C314])-SIN([rf.$B$6])*servo_saver_arm_length*SIN([rf.C314])+[rf.$B$24]" office:value-type="float" office:value="358.623752232716" calcext:value-type="float">
            <text:p>358,623752232716</text:p>
          </table:table-cell>
          <table:table-cell table:formula="of:=COS([rf.$B$6])*servo_saver_arm_length*SIN([rf.C314])+SIN([rf.$B$6])*servo_saver_arm_length*COS([rf.C314])+[rf.$C$24]" office:value-type="float" office:value="-3.44940084227573" calcext:value-type="float">
            <text:p>-3,44940084227573</text:p>
          </table:table-cell>
          <table:table-cell table:formula="of:=[$rf.D314]-[$rf.$B$14]" office:value-type="float" office:value="58.6237522327163" calcext:value-type="float">
            <text:p>58,6237522327163</text:p>
          </table:table-cell>
          <table:table-cell table:formula="of:=[rf.E314]-[$rf.$C$14]" office:value-type="float" office:value="86.5505991577243" calcext:value-type="float">
            <text:p>86,5505991577243</text:p>
          </table:table-cell>
          <table:table-cell table:style-name="Default" table:formula="of:=SQRT([rf.F314]^2+[rf.G314]^2)" office:value-type="float" office:value="104.535881592896" calcext:value-type="float">
            <text:p>104,535881592896</text:p>
          </table:table-cell>
          <table:table-cell table:formula="of:=([rf.H314]^2-[rf.$B$42]^2+[rf.$B$43]^2)/(2*[rf.H314])" office:value-type="float" office:value="1.59348447829492" calcext:value-type="float">
            <text:p>1,59348447829492</text:p>
          </table:table-cell>
          <table:table-cell table:formula="of:=ACOS([rf.I314]/[rf.$B$43])" office:value-type="float" office:value="1.49103756608037" calcext:value-type="float">
            <text:p>1,49103756608037</text:p>
          </table:table-cell>
          <table:table-cell table:style-name="ce17" table:formula="of:=ASIN([rf.F314]/[rf.H314])" office:value-type="float" office:value="0.595352069290003" calcext:value-type="float">
            <text:p>0,595352069290003</text:p>
          </table:table-cell>
          <table:table-cell table:style-name="ce17" table:formula="of:=IF(0.5*PI()-[rf.$B$9]&gt;[rf.K314];1;-1)" office:value-type="float" office:value="1" calcext:value-type="float">
            <text:p>1</text:p>
          </table:table-cell>
          <table:table-cell table:style-name="ce17" table:formula="of:=0.5*PI()-([rf.J314]*[rf.L314]+[rf.K314])" office:value-type="float" office:value="-0.515593308575475" calcext:value-type="float">
            <text:p>-0,515593308575475</text:p>
          </table:table-cell>
          <table:table-cell table:style-name="ce17" table:formula="of:=[rf.M314]-[rf.$B$8]" office:value-type="float" office:value="-0.166527458176609" calcext:value-type="float">
            <text:p>-0,166527458176609</text:p>
          </table:table-cell>
          <table:table-cell table:number-columns-repeated="1010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rf.A315]*analyze_resolution" office:value-type="float" office:value="12.6" calcext:value-type="float">
            <text:p>12,6</text:p>
          </table:table-cell>
          <table:table-cell table:formula="of:=RADIANS(-[rf.B315])" office:value-type="float" office:value="-0.219911485751286" calcext:value-type="float">
            <text:p>-0,219911485751286</text:p>
          </table:table-cell>
          <table:table-cell table:formula="of:=COS([rf.$B$6])*servo_saver_arm_length*COS([rf.C315])-SIN([rf.$B$6])*servo_saver_arm_length*SIN([rf.C315])+[rf.$B$24]" office:value-type="float" office:value="358.61466819102" calcext:value-type="float">
            <text:p>358,61466819102</text:p>
          </table:table-cell>
          <table:table-cell table:formula="of:=COS([rf.$B$6])*servo_saver_arm_length*SIN([rf.C315])+SIN([rf.$B$6])*servo_saver_arm_length*COS([rf.C315])+[rf.$C$24]" office:value-type="float" office:value="-3.49029186234468" calcext:value-type="float">
            <text:p>-3,49029186234468</text:p>
          </table:table-cell>
          <table:table-cell table:formula="of:=[$rf.D315]-[$rf.$B$14]" office:value-type="float" office:value="58.61466819102" calcext:value-type="float">
            <text:p>58,61466819102</text:p>
          </table:table-cell>
          <table:table-cell table:formula="of:=[rf.E315]-[$rf.$C$14]" office:value-type="float" office:value="86.5097081376553" calcext:value-type="float">
            <text:p>86,5097081376553</text:p>
          </table:table-cell>
          <table:table-cell table:style-name="Default" table:formula="of:=SQRT([rf.F315]^2+[rf.G315]^2)" office:value-type="float" office:value="104.496932630607" calcext:value-type="float">
            <text:p>104,496932630607</text:p>
          </table:table-cell>
          <table:table-cell table:formula="of:=([rf.H315]^2-[rf.$B$42]^2+[rf.$B$43]^2)/(2*[rf.H315])" office:value-type="float" office:value="1.55512219405001" calcext:value-type="float">
            <text:p>1,55512219405001</text:p>
          </table:table-cell>
          <table:table-cell table:formula="of:=ACOS([rf.I315]/[rf.$B$43])" office:value-type="float" office:value="1.49296165074511" calcext:value-type="float">
            <text:p>1,49296165074511</text:p>
          </table:table-cell>
          <table:table-cell table:style-name="ce17" table:formula="of:=ASIN([rf.F315]/[rf.H315])" office:value-type="float" office:value="0.595499543029099" calcext:value-type="float">
            <text:p>0,595499543029099</text:p>
          </table:table-cell>
          <table:table-cell table:style-name="ce17" table:formula="of:=IF(0.5*PI()-[rf.$B$9]&gt;[rf.K315];1;-1)" office:value-type="float" office:value="1" calcext:value-type="float">
            <text:p>1</text:p>
          </table:table-cell>
          <table:table-cell table:style-name="ce17" table:formula="of:=0.5*PI()-([rf.J315]*[rf.L315]+[rf.K315])" office:value-type="float" office:value="-0.517664866979313" calcext:value-type="float">
            <text:p>-0,517664866979313</text:p>
          </table:table-cell>
          <table:table-cell table:style-name="ce17" table:formula="of:=[rf.M315]-[rf.$B$8]" office:value-type="float" office:value="-0.168599016580447" calcext:value-type="float">
            <text:p>-0,168599016580447</text:p>
          </table:table-cell>
          <table:table-cell table:number-columns-repeated="1010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rf.A316]*analyze_resolution" office:value-type="float" office:value="12.75" calcext:value-type="float">
            <text:p>12,75</text:p>
          </table:table-cell>
          <table:table-cell table:formula="of:=RADIANS(-[rf.B316])" office:value-type="float" office:value="-0.222529479629277" calcext:value-type="float">
            <text:p>-0,222529479629277</text:p>
          </table:table-cell>
          <table:table-cell table:formula="of:=COS([rf.$B$6])*servo_saver_arm_length*COS([rf.C316])-SIN([rf.$B$6])*servo_saver_arm_length*SIN([rf.C316])+[rf.$B$24]" office:value-type="float" office:value="358.605477128136" calcext:value-type="float">
            <text:p>358,605477128136</text:p>
          </table:table-cell>
          <table:table-cell table:formula="of:=COS([rf.$B$6])*servo_saver_arm_length*SIN([rf.C316])+SIN([rf.$B$6])*servo_saver_arm_length*COS([rf.C316])+[rf.$C$24]" office:value-type="float" office:value="-3.53115896034402" calcext:value-type="float">
            <text:p>-3,53115896034402</text:p>
          </table:table-cell>
          <table:table-cell table:formula="of:=[$rf.D316]-[$rf.$B$14]" office:value-type="float" office:value="58.6054771281362" calcext:value-type="float">
            <text:p>58,6054771281362</text:p>
          </table:table-cell>
          <table:table-cell table:formula="of:=[rf.E316]-[$rf.$C$14]" office:value-type="float" office:value="86.468841039656" calcext:value-type="float">
            <text:p>86,468841039656</text:p>
          </table:table-cell>
          <table:table-cell table:style-name="Default" table:formula="of:=SQRT([rf.F316]^2+[rf.G316]^2)" office:value-type="float" office:value="104.457945701406" calcext:value-type="float">
            <text:p>104,457945701406</text:p>
          </table:table-cell>
          <table:table-cell table:formula="of:=([rf.H316]^2-[rf.$B$42]^2+[rf.$B$43]^2)/(2*[rf.H316])" office:value-type="float" office:value="1.51670840888396" calcext:value-type="float">
            <text:p>1,51670840888396</text:p>
          </table:table-cell>
          <table:table-cell table:formula="of:=ACOS([rf.I316]/[rf.$B$43])" office:value-type="float" office:value="1.49488802920048" calcext:value-type="float">
            <text:p>1,49488802920048</text:p>
          </table:table-cell>
          <table:table-cell table:style-name="ce17" table:formula="of:=ASIN([rf.F316]/[rf.H316])" office:value-type="float" office:value="0.595646150157366" calcext:value-type="float">
            <text:p>0,595646150157366</text:p>
          </table:table-cell>
          <table:table-cell table:style-name="ce17" table:formula="of:=IF(0.5*PI()-[rf.$B$9]&gt;[rf.K316];1;-1)" office:value-type="float" office:value="1" calcext:value-type="float">
            <text:p>1</text:p>
          </table:table-cell>
          <table:table-cell table:style-name="ce17" table:formula="of:=0.5*PI()-([rf.J316]*[rf.L316]+[rf.K316])" office:value-type="float" office:value="-0.519737852562953" calcext:value-type="float">
            <text:p>-0,519737852562953</text:p>
          </table:table-cell>
          <table:table-cell table:style-name="ce17" table:formula="of:=[rf.M316]-[rf.$B$8]" office:value-type="float" office:value="-0.170672002164087" calcext:value-type="float">
            <text:p>-0,170672002164087</text:p>
          </table:table-cell>
          <table:table-cell table:number-columns-repeated="1010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rf.A317]*analyze_resolution" office:value-type="float" office:value="12.9" calcext:value-type="float">
            <text:p>12,9</text:p>
          </table:table-cell>
          <table:table-cell table:formula="of:=RADIANS(-[rf.B317])" office:value-type="float" office:value="-0.225147473507268" calcext:value-type="float">
            <text:p>-0,225147473507268</text:p>
          </table:table-cell>
          <table:table-cell table:formula="of:=COS([rf.$B$6])*servo_saver_arm_length*COS([rf.C317])-SIN([rf.$B$6])*servo_saver_arm_length*SIN([rf.C317])+[rf.$B$24]" office:value-type="float" office:value="358.59617910706" calcext:value-type="float">
            <text:p>358,59617910706</text:p>
          </table:table-cell>
          <table:table-cell table:formula="of:=COS([rf.$B$6])*servo_saver_arm_length*SIN([rf.C317])+SIN([rf.$B$6])*servo_saver_arm_length*COS([rf.C317])+[rf.$C$24]" office:value-type="float" office:value="-3.57200185617522" calcext:value-type="float">
            <text:p>-3,57200185617522</text:p>
          </table:table-cell>
          <table:table-cell table:formula="of:=[$rf.D317]-[$rf.$B$14]" office:value-type="float" office:value="58.5961791070595" calcext:value-type="float">
            <text:p>58,5961791070595</text:p>
          </table:table-cell>
          <table:table-cell table:formula="of:=[rf.E317]-[$rf.$C$14]" office:value-type="float" office:value="86.4279981438248" calcext:value-type="float">
            <text:p>86,4279981438248</text:p>
          </table:table-cell>
          <table:table-cell table:style-name="Default" table:formula="of:=SQRT([rf.F317]^2+[rf.G317]^2)" office:value-type="float" office:value="104.418921030125" calcext:value-type="float">
            <text:p>104,418921030125</text:p>
          </table:table-cell>
          <table:table-cell table:formula="of:=([rf.H317]^2-[rf.$B$42]^2+[rf.$B$43]^2)/(2*[rf.H317])" office:value-type="float" office:value="1.47824328738684" calcext:value-type="float">
            <text:p>1,47824328738684</text:p>
          </table:table-cell>
          <table:table-cell table:formula="of:=ACOS([rf.I317]/[rf.$B$43])" office:value-type="float" office:value="1.49681669932072" calcext:value-type="float">
            <text:p>1,49681669932072</text:p>
          </table:table-cell>
          <table:table-cell table:style-name="ce17" table:formula="of:=ASIN([rf.F317]/[rf.H317])" office:value-type="float" office:value="0.595791888861314" calcext:value-type="float">
            <text:p>0,595791888861314</text:p>
          </table:table-cell>
          <table:table-cell table:style-name="ce17" table:formula="of:=IF(0.5*PI()-[rf.$B$9]&gt;[rf.K317];1;-1)" office:value-type="float" office:value="1" calcext:value-type="float">
            <text:p>1</text:p>
          </table:table-cell>
          <table:table-cell table:style-name="ce17" table:formula="of:=0.5*PI()-([rf.J317]*[rf.L317]+[rf.K317])" office:value-type="float" office:value="-0.521812261387136" calcext:value-type="float">
            <text:p>-0,521812261387136</text:p>
          </table:table-cell>
          <table:table-cell table:style-name="ce17" table:formula="of:=[rf.M317]-[rf.$B$8]" office:value-type="float" office:value="-0.17274641098827" calcext:value-type="float">
            <text:p>-0,17274641098827</text:p>
          </table:table-cell>
          <table:table-cell table:number-columns-repeated="1010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rf.A318]*analyze_resolution" office:value-type="float" office:value="13.05" calcext:value-type="float">
            <text:p>13,05</text:p>
          </table:table-cell>
          <table:table-cell table:formula="of:=RADIANS(-[rf.B318])" office:value-type="float" office:value="-0.22776546738526" calcext:value-type="float">
            <text:p>-0,22776546738526</text:p>
          </table:table-cell>
          <table:table-cell table:formula="of:=COS([rf.$B$6])*servo_saver_arm_length*COS([rf.C318])-SIN([rf.$B$6])*servo_saver_arm_length*SIN([rf.C318])+[rf.$B$24]" office:value-type="float" office:value="358.586774191518" calcext:value-type="float">
            <text:p>358,586774191518</text:p>
          </table:table-cell>
          <table:table-cell table:formula="of:=COS([rf.$B$6])*servo_saver_arm_length*SIN([rf.C318])+SIN([rf.$B$6])*servo_saver_arm_length*COS([rf.C318])+[rf.$C$24]" office:value-type="float" office:value="-3.61282026990566" calcext:value-type="float">
            <text:p>-3,61282026990566</text:p>
          </table:table-cell>
          <table:table-cell table:formula="of:=[$rf.D318]-[$rf.$B$14]" office:value-type="float" office:value="58.5867741915176" calcext:value-type="float">
            <text:p>58,5867741915176</text:p>
          </table:table-cell>
          <table:table-cell table:formula="of:=[rf.E318]-[$rf.$C$14]" office:value-type="float" office:value="86.3871797300943" calcext:value-type="float">
            <text:p>86,3871797300943</text:p>
          </table:table-cell>
          <table:table-cell table:style-name="Default" table:formula="of:=SQRT([rf.F318]^2+[rf.G318]^2)" office:value-type="float" office:value="104.379858842056" calcext:value-type="float">
            <text:p>104,379858842056</text:p>
          </table:table-cell>
          <table:table-cell table:formula="of:=([rf.H318]^2-[rf.$B$42]^2+[rf.$B$43]^2)/(2*[rf.H318])" office:value-type="float" office:value="1.43972699476737" calcext:value-type="float">
            <text:p>1,43972699476737</text:p>
          </table:table-cell>
          <table:table-cell table:formula="of:=ACOS([rf.I318]/[rf.$B$43])" office:value-type="float" office:value="1.4987476590012" calcext:value-type="float">
            <text:p>1,4987476590012</text:p>
          </table:table-cell>
          <table:table-cell table:style-name="ce17" table:formula="of:=ASIN([rf.F318]/[rf.H318])" office:value-type="float" office:value="0.595936757328186" calcext:value-type="float">
            <text:p>0,595936757328186</text:p>
          </table:table-cell>
          <table:table-cell table:style-name="ce17" table:formula="of:=IF(0.5*PI()-[rf.$B$9]&gt;[rf.K318];1;-1)" office:value-type="float" office:value="1" calcext:value-type="float">
            <text:p>1</text:p>
          </table:table-cell>
          <table:table-cell table:style-name="ce17" table:formula="of:=0.5*PI()-([rf.J318]*[rf.L318]+[rf.K318])" office:value-type="float" office:value="-0.523888089534492" calcext:value-type="float">
            <text:p>-0,523888089534492</text:p>
          </table:table-cell>
          <table:table-cell table:style-name="ce17" table:formula="of:=[rf.M318]-[rf.$B$8]" office:value-type="float" office:value="-0.174822239135626" calcext:value-type="float">
            <text:p>-0,174822239135626</text:p>
          </table:table-cell>
          <table:table-cell table:number-columns-repeated="1010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rf.A319]*analyze_resolution" office:value-type="float" office:value="13.2" calcext:value-type="float">
            <text:p>13,2</text:p>
          </table:table-cell>
          <table:table-cell table:formula="of:=RADIANS(-[rf.B319])" office:value-type="float" office:value="-0.230383461263251" calcext:value-type="float">
            <text:p>-0,230383461263251</text:p>
          </table:table-cell>
          <table:table-cell table:formula="of:=COS([rf.$B$6])*servo_saver_arm_length*COS([rf.C319])-SIN([rf.$B$6])*servo_saver_arm_length*SIN([rf.C319])+[rf.$B$24]" office:value-type="float" office:value="358.577262445971" calcext:value-type="float">
            <text:p>358,577262445971</text:p>
          </table:table-cell>
          <table:table-cell table:formula="of:=COS([rf.$B$6])*servo_saver_arm_length*SIN([rf.C319])+SIN([rf.$B$6])*servo_saver_arm_length*COS([rf.C319])+[rf.$C$24]" office:value-type="float" office:value="-3.65361392177049" calcext:value-type="float">
            <text:p>-3,65361392177049</text:p>
          </table:table-cell>
          <table:table-cell table:formula="of:=[$rf.D319]-[$rf.$B$14]" office:value-type="float" office:value="58.5772624459706" calcext:value-type="float">
            <text:p>58,5772624459706</text:p>
          </table:table-cell>
          <table:table-cell table:formula="of:=[rf.E319]-[$rf.$C$14]" office:value-type="float" office:value="86.3463860782295" calcext:value-type="float">
            <text:p>86,3463860782295</text:p>
          </table:table-cell>
          <table:table-cell table:style-name="Default" table:formula="of:=SQRT([rf.F319]^2+[rf.G319]^2)" office:value-type="float" office:value="104.340759362939" calcext:value-type="float">
            <text:p>104,340759362939</text:p>
          </table:table-cell>
          <table:table-cell table:formula="of:=([rf.H319]^2-[rf.$B$42]^2+[rf.$B$43]^2)/(2*[rf.H319])" office:value-type="float" office:value="1.40115969685465" calcext:value-type="float">
            <text:p>1,40115969685465</text:p>
          </table:table-cell>
          <table:table-cell table:formula="of:=ACOS([rf.I319]/[rf.$B$43])" office:value-type="float" office:value="1.50068090615845" calcext:value-type="float">
            <text:p>1,50068090615845</text:p>
          </table:table-cell>
          <table:table-cell table:style-name="ce17" table:formula="of:=ASIN([rf.F319]/[rf.H319])" office:value-type="float" office:value="0.596080753745977" calcext:value-type="float">
            <text:p>0,596080753745977</text:p>
          </table:table-cell>
          <table:table-cell table:style-name="ce17" table:formula="of:=IF(0.5*PI()-[rf.$B$9]&gt;[rf.K319];1;-1)" office:value-type="float" office:value="1" calcext:value-type="float">
            <text:p>1</text:p>
          </table:table-cell>
          <table:table-cell table:style-name="ce17" table:formula="of:=0.5*PI()-([rf.J319]*[rf.L319]+[rf.K319])" office:value-type="float" office:value="-0.525965333109525" calcext:value-type="float">
            <text:p>-0,525965333109525</text:p>
          </table:table-cell>
          <table:table-cell table:style-name="ce17" table:formula="of:=[rf.M319]-[rf.$B$8]" office:value-type="float" office:value="-0.176899482710659" calcext:value-type="float">
            <text:p>-0,176899482710659</text:p>
          </table:table-cell>
          <table:table-cell table:number-columns-repeated="1010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rf.A320]*analyze_resolution" office:value-type="float" office:value="13.35" calcext:value-type="float">
            <text:p>13,35</text:p>
          </table:table-cell>
          <table:table-cell table:formula="of:=RADIANS(-[rf.B320])" office:value-type="float" office:value="-0.233001455141243" calcext:value-type="float">
            <text:p>-0,233001455141243</text:p>
          </table:table-cell>
          <table:table-cell table:formula="of:=COS([rf.$B$6])*servo_saver_arm_length*COS([rf.C320])-SIN([rf.$B$6])*servo_saver_arm_length*SIN([rf.C320])+[rf.$B$24]" office:value-type="float" office:value="358.567643935611" calcext:value-type="float">
            <text:p>358,567643935611</text:p>
          </table:table-cell>
          <table:table-cell table:formula="of:=COS([rf.$B$6])*servo_saver_arm_length*SIN([rf.C320])+SIN([rf.$B$6])*servo_saver_arm_length*COS([rf.C320])+[rf.$C$24]" office:value-type="float" office:value="-3.6943825321746" calcext:value-type="float">
            <text:p>-3,6943825321746</text:p>
          </table:table-cell>
          <table:table-cell table:formula="of:=[$rf.D320]-[$rf.$B$14]" office:value-type="float" office:value="58.5676439356109" calcext:value-type="float">
            <text:p>58,5676439356109</text:p>
          </table:table-cell>
          <table:table-cell table:formula="of:=[rf.E320]-[$rf.$C$14]" office:value-type="float" office:value="86.3056174678254" calcext:value-type="float">
            <text:p>86,3056174678254</text:p>
          </table:table-cell>
          <table:table-cell table:style-name="Default" table:formula="of:=SQRT([rf.F320]^2+[rf.G320]^2)" office:value-type="float" office:value="104.301622818972" calcext:value-type="float">
            <text:p>104,301622818972</text:p>
          </table:table-cell>
          <table:table-cell table:formula="of:=([rf.H320]^2-[rf.$B$42]^2+[rf.$B$43]^2)/(2*[rf.H320])" office:value-type="float" office:value="1.3625415601" calcext:value-type="float">
            <text:p>1,3625415601</text:p>
          </table:table-cell>
          <table:table-cell table:formula="of:=ACOS([rf.I320]/[rf.$B$43])" office:value-type="float" office:value="1.50261643873002" calcext:value-type="float">
            <text:p>1,50261643873002</text:p>
          </table:table-cell>
          <table:table-cell table:style-name="ce17" table:formula="of:=ASIN([rf.F320]/[rf.H320])" office:value-type="float" office:value="0.596223876303452" calcext:value-type="float">
            <text:p>0,596223876303452</text:p>
          </table:table-cell>
          <table:table-cell table:style-name="ce17" table:formula="of:=IF(0.5*PI()-[rf.$B$9]&gt;[rf.K320];1;-1)" office:value-type="float" office:value="1" calcext:value-type="float">
            <text:p>1</text:p>
          </table:table-cell>
          <table:table-cell table:style-name="ce17" table:formula="of:=0.5*PI()-([rf.J320]*[rf.L320]+[rf.K320])" office:value-type="float" office:value="-0.528043988238577" calcext:value-type="float">
            <text:p>-0,528043988238577</text:p>
          </table:table-cell>
          <table:table-cell table:style-name="ce17" table:formula="of:=[rf.M320]-[rf.$B$8]" office:value-type="float" office:value="-0.178978137839712" calcext:value-type="float">
            <text:p>-0,178978137839712</text:p>
          </table:table-cell>
          <table:table-cell table:number-columns-repeated="1010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rf.A321]*analyze_resolution" office:value-type="float" office:value="13.5" calcext:value-type="float">
            <text:p>13,5</text:p>
          </table:table-cell>
          <table:table-cell table:formula="of:=RADIANS(-[rf.B321])" office:value-type="float" office:value="-0.235619449019234" calcext:value-type="float">
            <text:p>-0,235619449019234</text:p>
          </table:table-cell>
          <table:table-cell table:formula="of:=COS([rf.$B$6])*servo_saver_arm_length*COS([rf.C321])-SIN([rf.$B$6])*servo_saver_arm_length*SIN([rf.C321])+[rf.$B$24]" office:value-type="float" office:value="358.557918726363" calcext:value-type="float">
            <text:p>358,557918726363</text:p>
          </table:table-cell>
          <table:table-cell table:formula="of:=COS([rf.$B$6])*servo_saver_arm_length*SIN([rf.C321])+SIN([rf.$B$6])*servo_saver_arm_length*COS([rf.C321])+[rf.$C$24]" office:value-type="float" office:value="-3.73512582169449" calcext:value-type="float">
            <text:p>-3,73512582169449</text:p>
          </table:table-cell>
          <table:table-cell table:formula="of:=[$rf.D321]-[$rf.$B$14]" office:value-type="float" office:value="58.5579187263628" calcext:value-type="float">
            <text:p>58,5579187263628</text:p>
          </table:table-cell>
          <table:table-cell table:formula="of:=[rf.E321]-[$rf.$C$14]" office:value-type="float" office:value="86.2648741783055" calcext:value-type="float">
            <text:p>86,2648741783055</text:p>
          </table:table-cell>
          <table:table-cell table:style-name="Default" table:formula="of:=SQRT([rf.F321]^2+[rf.G321]^2)" office:value-type="float" office:value="104.262449436804" calcext:value-type="float">
            <text:p>104,262449436804</text:p>
          </table:table-cell>
          <table:table-cell table:formula="of:=([rf.H321]^2-[rf.$B$42]^2+[rf.$B$43]^2)/(2*[rf.H321])" office:value-type="float" office:value="1.32387275157898" calcext:value-type="float">
            <text:p>1,32387275157898</text:p>
          </table:table-cell>
          <table:table-cell table:formula="of:=ACOS([rf.I321]/[rf.$B$43])" office:value-type="float" office:value="1.50455425467453" calcext:value-type="float">
            <text:p>1,50455425467453</text:p>
          </table:table-cell>
          <table:table-cell table:style-name="ce17" table:formula="of:=ASIN([rf.F321]/[rf.H321])" office:value-type="float" office:value="0.59636612319017" calcext:value-type="float">
            <text:p>0,59636612319017</text:p>
          </table:table-cell>
          <table:table-cell table:style-name="ce17" table:formula="of:=IF(0.5*PI()-[rf.$B$9]&gt;[rf.K321];1;-1)" office:value-type="float" office:value="1" calcext:value-type="float">
            <text:p>1</text:p>
          </table:table-cell>
          <table:table-cell table:style-name="ce17" table:formula="of:=0.5*PI()-([rf.J321]*[rf.L321]+[rf.K321])" office:value-type="float" office:value="-0.530124051069803" calcext:value-type="float">
            <text:p>-0,530124051069803</text:p>
          </table:table-cell>
          <table:table-cell table:style-name="ce17" table:formula="of:=[rf.M321]-[rf.$B$8]" office:value-type="float" office:value="-0.181058200670937" calcext:value-type="float">
            <text:p>-0,181058200670937</text:p>
          </table:table-cell>
          <table:table-cell table:number-columns-repeated="1010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rf.A322]*analyze_resolution" office:value-type="float" office:value="13.65" calcext:value-type="float">
            <text:p>13,65</text:p>
          </table:table-cell>
          <table:table-cell table:formula="of:=RADIANS(-[rf.B322])" office:value-type="float" office:value="-0.238237442897226" calcext:value-type="float">
            <text:p>-0,238237442897226</text:p>
          </table:table-cell>
          <table:table-cell table:formula="of:=COS([rf.$B$6])*servo_saver_arm_length*COS([rf.C322])-SIN([rf.$B$6])*servo_saver_arm_length*SIN([rf.C322])+[rf.$B$24]" office:value-type="float" office:value="358.548086884882" calcext:value-type="float">
            <text:p>358,548086884882</text:p>
          </table:table-cell>
          <table:table-cell table:formula="of:=COS([rf.$B$6])*servo_saver_arm_length*SIN([rf.C322])+SIN([rf.$B$6])*servo_saver_arm_length*COS([rf.C322])+[rf.$C$24]" office:value-type="float" office:value="-3.77584351108021" calcext:value-type="float">
            <text:p>-3,77584351108021</text:p>
          </table:table-cell>
          <table:table-cell table:formula="of:=[$rf.D322]-[$rf.$B$14]" office:value-type="float" office:value="58.5480868848818" calcext:value-type="float">
            <text:p>58,5480868848818</text:p>
          </table:table-cell>
          <table:table-cell table:formula="of:=[rf.E322]-[$rf.$C$14]" office:value-type="float" office:value="86.2241564889198" calcext:value-type="float">
            <text:p>86,2241564889198</text:p>
          </table:table-cell>
          <table:table-cell table:style-name="Default" table:formula="of:=SQRT([rf.F322]^2+[rf.G322]^2)" office:value-type="float" office:value="104.22323944354" calcext:value-type="float">
            <text:p>104,22323944354</text:p>
          </table:table-cell>
          <table:table-cell table:formula="of:=([rf.H322]^2-[rf.$B$42]^2+[rf.$B$43]^2)/(2*[rf.H322])" office:value-type="float" office:value="1.28515343899311" calcext:value-type="float">
            <text:p>1,28515343899311</text:p>
          </table:table-cell>
          <table:table-cell table:formula="of:=ACOS([rf.I322]/[rf.$B$43])" office:value-type="float" office:value="1.50649435197155" calcext:value-type="float">
            <text:p>1,50649435197155</text:p>
          </table:table-cell>
          <table:table-cell table:style-name="ce17" table:formula="of:=ASIN([rf.F322]/[rf.H322])" office:value-type="float" office:value="0.596507492596496" calcext:value-type="float">
            <text:p>0,596507492596496</text:p>
          </table:table-cell>
          <table:table-cell table:style-name="ce17" table:formula="of:=IF(0.5*PI()-[rf.$B$9]&gt;[rf.K322];1;-1)" office:value-type="float" office:value="1" calcext:value-type="float">
            <text:p>1</text:p>
          </table:table-cell>
          <table:table-cell table:style-name="ce17" table:formula="of:=0.5*PI()-([rf.J322]*[rf.L322]+[rf.K322])" office:value-type="float" office:value="-0.532205517773149" calcext:value-type="float">
            <text:p>-0,532205517773149</text:p>
          </table:table-cell>
          <table:table-cell table:style-name="ce17" table:formula="of:=[rf.M322]-[rf.$B$8]" office:value-type="float" office:value="-0.183139667374283" calcext:value-type="float">
            <text:p>-0,183139667374283</text:p>
          </table:table-cell>
          <table:table-cell table:number-columns-repeated="1010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rf.A323]*analyze_resolution" office:value-type="float" office:value="13.8" calcext:value-type="float">
            <text:p>13,8</text:p>
          </table:table-cell>
          <table:table-cell table:formula="of:=RADIANS(-[rf.B323])" office:value-type="float" office:value="-0.240855436775217" calcext:value-type="float">
            <text:p>-0,240855436775217</text:p>
          </table:table-cell>
          <table:table-cell table:formula="of:=COS([rf.$B$6])*servo_saver_arm_length*COS([rf.C323])-SIN([rf.$B$6])*servo_saver_arm_length*SIN([rf.C323])+[rf.$B$24]" office:value-type="float" office:value="358.538148478554" calcext:value-type="float">
            <text:p>358,538148478554</text:p>
          </table:table-cell>
          <table:table-cell table:formula="of:=COS([rf.$B$6])*servo_saver_arm_length*SIN([rf.C323])+SIN([rf.$B$6])*servo_saver_arm_length*COS([rf.C323])+[rf.$C$24]" office:value-type="float" office:value="-3.81653532125729" calcext:value-type="float">
            <text:p>-3,81653532125729</text:p>
          </table:table-cell>
          <table:table-cell table:formula="of:=[$rf.D323]-[$rf.$B$14]" office:value-type="float" office:value="58.5381484785542" calcext:value-type="float">
            <text:p>58,5381484785542</text:p>
          </table:table-cell>
          <table:table-cell table:formula="of:=[rf.E323]-[$rf.$C$14]" office:value-type="float" office:value="86.1834646787427" calcext:value-type="float">
            <text:p>86,1834646787427</text:p>
          </table:table-cell>
          <table:table-cell table:style-name="Default" table:formula="of:=SQRT([rf.F323]^2+[rf.G323]^2)" office:value-type="float" office:value="104.183993066734" calcext:value-type="float">
            <text:p>104,183993066734</text:p>
          </table:table-cell>
          <table:table-cell table:formula="of:=([rf.H323]^2-[rf.$B$42]^2+[rf.$B$43]^2)/(2*[rf.H323])" office:value-type="float" office:value="1.2463837906718" calcext:value-type="float">
            <text:p>1,2463837906718</text:p>
          </table:table-cell>
          <table:table-cell table:formula="of:=ACOS([rf.I323]/[rf.$B$43])" office:value-type="float" office:value="1.50843672862159" calcext:value-type="float">
            <text:p>1,50843672862159</text:p>
          </table:table-cell>
          <table:table-cell table:style-name="ce17" table:formula="of:=ASIN([rf.F323]/[rf.H323])" office:value-type="float" office:value="0.596647982713626" calcext:value-type="float">
            <text:p>0,596647982713626</text:p>
          </table:table-cell>
          <table:table-cell table:style-name="ce17" table:formula="of:=IF(0.5*PI()-[rf.$B$9]&gt;[rf.K323];1;-1)" office:value-type="float" office:value="1" calcext:value-type="float">
            <text:p>1</text:p>
          </table:table-cell>
          <table:table-cell table:style-name="ce17" table:formula="of:=0.5*PI()-([rf.J323]*[rf.L323]+[rf.K323])" office:value-type="float" office:value="-0.534288384540321" calcext:value-type="float">
            <text:p>-0,534288384540321</text:p>
          </table:table-cell>
          <table:table-cell table:style-name="ce17" table:formula="of:=[rf.M323]-[rf.$B$8]" office:value-type="float" office:value="-0.185222534141456" calcext:value-type="float">
            <text:p>-0,185222534141456</text:p>
          </table:table-cell>
          <table:table-cell table:number-columns-repeated="1010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rf.A324]*analyze_resolution" office:value-type="float" office:value="13.95" calcext:value-type="float">
            <text:p>13,95</text:p>
          </table:table-cell>
          <table:table-cell table:formula="of:=RADIANS(-[rf.B324])" office:value-type="float" office:value="-0.243473430653209" calcext:value-type="float">
            <text:p>-0,243473430653209</text:p>
          </table:table-cell>
          <table:table-cell table:formula="of:=COS([rf.$B$6])*servo_saver_arm_length*COS([rf.C324])-SIN([rf.$B$6])*servo_saver_arm_length*SIN([rf.C324])+[rf.$B$24]" office:value-type="float" office:value="358.528103575497" calcext:value-type="float">
            <text:p>358,528103575497</text:p>
          </table:table-cell>
          <table:table-cell table:formula="of:=COS([rf.$B$6])*servo_saver_arm_length*SIN([rf.C324])+SIN([rf.$B$6])*servo_saver_arm_length*COS([rf.C324])+[rf.$C$24]" office:value-type="float" office:value="-3.85720097332862" calcext:value-type="float">
            <text:p>-3,85720097332862</text:p>
          </table:table-cell>
          <table:table-cell table:formula="of:=[$rf.D324]-[$rf.$B$14]" office:value-type="float" office:value="58.5281035754967" calcext:value-type="float">
            <text:p>58,5281035754967</text:p>
          </table:table-cell>
          <table:table-cell table:formula="of:=[rf.E324]-[$rf.$C$14]" office:value-type="float" office:value="86.1427990266714" calcext:value-type="float">
            <text:p>86,1427990266714</text:p>
          </table:table-cell>
          <table:table-cell table:style-name="Default" table:formula="of:=SQRT([rf.F324]^2+[rf.G324]^2)" office:value-type="float" office:value="104.144710534398" calcext:value-type="float">
            <text:p>104,144710534398</text:p>
          </table:table-cell>
          <table:table-cell table:formula="of:=([rf.H324]^2-[rf.$B$42]^2+[rf.$B$43]^2)/(2*[rf.H324])" office:value-type="float" office:value="1.20756397557429" calcext:value-type="float">
            <text:p>1,20756397557429</text:p>
          </table:table-cell>
          <table:table-cell table:formula="of:=ACOS([rf.I324]/[rf.$B$43])" office:value-type="float" office:value="1.51038138264606" calcext:value-type="float">
            <text:p>1,51038138264606</text:p>
          </table:table-cell>
          <table:table-cell table:style-name="ce17" table:formula="of:=ASIN([rf.F324]/[rf.H324])" office:value-type="float" office:value="0.596787591733605" calcext:value-type="float">
            <text:p>0,596787591733605</text:p>
          </table:table-cell>
          <table:table-cell table:style-name="ce17" table:formula="of:=IF(0.5*PI()-[rf.$B$9]&gt;[rf.K324];1;-1)" office:value-type="float" office:value="1" calcext:value-type="float">
            <text:p>1</text:p>
          </table:table-cell>
          <table:table-cell table:style-name="ce17" table:formula="of:=0.5*PI()-([rf.J324]*[rf.L324]+[rf.K324])" office:value-type="float" office:value="-0.536372647584764" calcext:value-type="float">
            <text:p>-0,536372647584764</text:p>
          </table:table-cell>
          <table:table-cell table:style-name="ce17" table:formula="of:=[rf.M324]-[rf.$B$8]" office:value-type="float" office:value="-0.187306797185898" calcext:value-type="float">
            <text:p>-0,187306797185898</text:p>
          </table:table-cell>
          <table:table-cell table:number-columns-repeated="1010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rf.A325]*analyze_resolution" office:value-type="float" office:value="14.1" calcext:value-type="float">
            <text:p>14,1</text:p>
          </table:table-cell>
          <table:table-cell table:formula="of:=RADIANS(-[rf.B325])" office:value-type="float" office:value="-0.2460914245312" calcext:value-type="float">
            <text:p>-0,2460914245312</text:p>
          </table:table-cell>
          <table:table-cell table:formula="of:=COS([rf.$B$6])*servo_saver_arm_length*COS([rf.C325])-SIN([rf.$B$6])*servo_saver_arm_length*SIN([rf.C325])+[rf.$B$24]" office:value-type="float" office:value="358.517952244556" calcext:value-type="float">
            <text:p>358,517952244556</text:p>
          </table:table-cell>
          <table:table-cell table:formula="of:=COS([rf.$B$6])*servo_saver_arm_length*SIN([rf.C325])+SIN([rf.$B$6])*servo_saver_arm_length*COS([rf.C325])+[rf.$C$24]" office:value-type="float" office:value="-3.89784018857636" calcext:value-type="float">
            <text:p>-3,89784018857636</text:p>
          </table:table-cell>
          <table:table-cell table:formula="of:=[$rf.D325]-[$rf.$B$14]" office:value-type="float" office:value="58.5179522445559" calcext:value-type="float">
            <text:p>58,5179522445559</text:p>
          </table:table-cell>
          <table:table-cell table:formula="of:=[rf.E325]-[$rf.$C$14]" office:value-type="float" office:value="86.1021598114236" calcext:value-type="float">
            <text:p>86,1021598114236</text:p>
          </table:table-cell>
          <table:table-cell table:style-name="Default" table:formula="of:=SQRT([rf.F325]^2+[rf.G325]^2)" office:value-type="float" office:value="104.105392074993" calcext:value-type="float">
            <text:p>104,105392074993</text:p>
          </table:table-cell>
          <table:table-cell table:formula="of:=([rf.H325]^2-[rf.$B$42]^2+[rf.$B$43]^2)/(2*[rf.H325])" office:value-type="float" office:value="1.16869416329135" calcext:value-type="float">
            <text:p>1,16869416329135</text:p>
          </table:table-cell>
          <table:table-cell table:formula="of:=ACOS([rf.I325]/[rf.$B$43])" office:value-type="float" office:value="1.51232831208719" calcext:value-type="float">
            <text:p>1,51232831208719</text:p>
          </table:table-cell>
          <table:table-cell table:style-name="ce17" table:formula="of:=ASIN([rf.F325]/[rf.H325])" office:value-type="float" office:value="0.596926317849343" calcext:value-type="float">
            <text:p>0,596926317849343</text:p>
          </table:table-cell>
          <table:table-cell table:style-name="ce17" table:formula="of:=IF(0.5*PI()-[rf.$B$9]&gt;[rf.K325];1;-1)" office:value-type="float" office:value="1" calcext:value-type="float">
            <text:p>1</text:p>
          </table:table-cell>
          <table:table-cell table:style-name="ce17" table:formula="of:=0.5*PI()-([rf.J325]*[rf.L325]+[rf.K325])" office:value-type="float" office:value="-0.538458303141635" calcext:value-type="float">
            <text:p>-0,538458303141635</text:p>
          </table:table-cell>
          <table:table-cell table:style-name="ce17" table:formula="of:=[rf.M325]-[rf.$B$8]" office:value-type="float" office:value="-0.189392452742769" calcext:value-type="float">
            <text:p>-0,189392452742769</text:p>
          </table:table-cell>
          <table:table-cell table:number-columns-repeated="1010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rf.A326]*analyze_resolution" office:value-type="float" office:value="14.25" calcext:value-type="float">
            <text:p>14,25</text:p>
          </table:table-cell>
          <table:table-cell table:formula="of:=RADIANS(-[rf.B326])" office:value-type="float" office:value="-0.248709418409192" calcext:value-type="float">
            <text:p>-0,248709418409192</text:p>
          </table:table-cell>
          <table:table-cell table:formula="of:=COS([rf.$B$6])*servo_saver_arm_length*COS([rf.C326])-SIN([rf.$B$6])*servo_saver_arm_length*SIN([rf.C326])+[rf.$B$24]" office:value-type="float" office:value="358.507694555308" calcext:value-type="float">
            <text:p>358,507694555308</text:p>
          </table:table-cell>
          <table:table-cell table:formula="of:=COS([rf.$B$6])*servo_saver_arm_length*SIN([rf.C326])+SIN([rf.$B$6])*servo_saver_arm_length*COS([rf.C326])+[rf.$C$24]" office:value-type="float" office:value="-3.93845268846389" calcext:value-type="float">
            <text:p>-3,93845268846389</text:p>
          </table:table-cell>
          <table:table-cell table:formula="of:=[$rf.D326]-[$rf.$B$14]" office:value-type="float" office:value="58.5076945553081" calcext:value-type="float">
            <text:p>58,5076945553081</text:p>
          </table:table-cell>
          <table:table-cell table:formula="of:=[rf.E326]-[$rf.$C$14]" office:value-type="float" office:value="86.0615473115361" calcext:value-type="float">
            <text:p>86,0615473115361</text:p>
          </table:table-cell>
          <table:table-cell table:style-name="Default" table:formula="of:=SQRT([rf.F326]^2+[rf.G326]^2)" office:value-type="float" office:value="104.066037917435" calcext:value-type="float">
            <text:p>104,066037917435</text:p>
          </table:table-cell>
          <table:table-cell table:formula="of:=([rf.H326]^2-[rf.$B$42]^2+[rf.$B$43]^2)/(2*[rf.H326])" office:value-type="float" office:value="1.1297745240474" calcext:value-type="float">
            <text:p>1,1297745240474</text:p>
          </table:table-cell>
          <table:table-cell table:formula="of:=ACOS([rf.I326]/[rf.$B$43])" office:value-type="float" office:value="1.51427751500803" calcext:value-type="float">
            <text:p>1,51427751500803</text:p>
          </table:table-cell>
          <table:table-cell table:style-name="ce17" table:formula="of:=ASIN([rf.F326]/[rf.H326])" office:value-type="float" office:value="0.59706415925464" calcext:value-type="float">
            <text:p>0,59706415925464</text:p>
          </table:table-cell>
          <table:table-cell table:style-name="ce17" table:formula="of:=IF(0.5*PI()-[rf.$B$9]&gt;[rf.K326];1;-1)" office:value-type="float" office:value="1" calcext:value-type="float">
            <text:p>1</text:p>
          </table:table-cell>
          <table:table-cell table:style-name="ce17" table:formula="of:=0.5*PI()-([rf.J326]*[rf.L326]+[rf.K326])" office:value-type="float" office:value="-0.540545347467778" calcext:value-type="float">
            <text:p>-0,540545347467778</text:p>
          </table:table-cell>
          <table:table-cell table:style-name="ce17" table:formula="of:=[rf.M326]-[rf.$B$8]" office:value-type="float" office:value="-0.191479497068912" calcext:value-type="float">
            <text:p>-0,191479497068912</text:p>
          </table:table-cell>
          <table:table-cell table:number-columns-repeated="1010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rf.A327]*analyze_resolution" office:value-type="float" office:value="14.4" calcext:value-type="float">
            <text:p>14,4</text:p>
          </table:table-cell>
          <table:table-cell table:formula="of:=RADIANS(-[rf.B327])" office:value-type="float" office:value="-0.251327412287183" calcext:value-type="float">
            <text:p>-0,251327412287183</text:p>
          </table:table-cell>
          <table:table-cell table:formula="of:=COS([rf.$B$6])*servo_saver_arm_length*COS([rf.C327])-SIN([rf.$B$6])*servo_saver_arm_length*SIN([rf.C327])+[rf.$B$24]" office:value-type="float" office:value="358.497330578058" calcext:value-type="float">
            <text:p>358,497330578058</text:p>
          </table:table-cell>
          <table:table-cell table:formula="of:=COS([rf.$B$6])*servo_saver_arm_length*SIN([rf.C327])+SIN([rf.$B$6])*servo_saver_arm_length*COS([rf.C327])+[rf.$C$24]" office:value-type="float" office:value="-3.97903819463768" calcext:value-type="float">
            <text:p>-3,97903819463768</text:p>
          </table:table-cell>
          <table:table-cell table:formula="of:=[$rf.D327]-[$rf.$B$14]" office:value-type="float" office:value="58.4973305780581" calcext:value-type="float">
            <text:p>58,4973305780581</text:p>
          </table:table-cell>
          <table:table-cell table:formula="of:=[rf.E327]-[$rf.$C$14]" office:value-type="float" office:value="86.0209618053623" calcext:value-type="float">
            <text:p>86,0209618053623</text:p>
          </table:table-cell>
          <table:table-cell table:style-name="Default" table:formula="of:=SQRT([rf.F327]^2+[rf.G327]^2)" office:value-type="float" office:value="104.02664829109" calcext:value-type="float">
            <text:p>104,02664829109</text:p>
          </table:table-cell>
          <table:table-cell table:formula="of:=([rf.H327]^2-[rf.$B$42]^2+[rf.$B$43]^2)/(2*[rf.H327])" office:value-type="float" office:value="1.0908052287021" calcext:value-type="float">
            <text:p>1,0908052287021</text:p>
          </table:table-cell>
          <table:table-cell table:formula="of:=ACOS([rf.I327]/[rf.$B$43])" office:value-type="float" office:value="1.5162289894924" calcext:value-type="float">
            <text:p>1,5162289894924</text:p>
          </table:table-cell>
          <table:table-cell table:style-name="ce17" table:formula="of:=ASIN([rf.F327]/[rf.H327])" office:value-type="float" office:value="0.597201114144203" calcext:value-type="float">
            <text:p>0,597201114144203</text:p>
          </table:table-cell>
          <table:table-cell table:style-name="ce17" table:formula="of:=IF(0.5*PI()-[rf.$B$9]&gt;[rf.K327];1;-1)" office:value-type="float" office:value="1" calcext:value-type="float">
            <text:p>1</text:p>
          </table:table-cell>
          <table:table-cell table:style-name="ce17" table:formula="of:=0.5*PI()-([rf.J327]*[rf.L327]+[rf.K327])" office:value-type="float" office:value="-0.542633776841704" calcext:value-type="float">
            <text:p>-0,542633776841704</text:p>
          </table:table-cell>
          <table:table-cell table:style-name="ce17" table:formula="of:=[rf.M327]-[rf.$B$8]" office:value-type="float" office:value="-0.193567926442838" calcext:value-type="float">
            <text:p>-0,193567926442838</text:p>
          </table:table-cell>
          <table:table-cell table:number-columns-repeated="1010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rf.A328]*analyze_resolution" office:value-type="float" office:value="14.55" calcext:value-type="float">
            <text:p>14,55</text:p>
          </table:table-cell>
          <table:table-cell table:formula="of:=RADIANS(-[rf.B328])" office:value-type="float" office:value="-0.253945406165175" calcext:value-type="float">
            <text:p>-0,253945406165175</text:p>
          </table:table-cell>
          <table:table-cell table:formula="of:=COS([rf.$B$6])*servo_saver_arm_length*COS([rf.C328])-SIN([rf.$B$6])*servo_saver_arm_length*SIN([rf.C328])+[rf.$B$24]" office:value-type="float" office:value="358.48686038384" calcext:value-type="float">
            <text:p>358,48686038384</text:p>
          </table:table-cell>
          <table:table-cell table:formula="of:=COS([rf.$B$6])*servo_saver_arm_length*SIN([rf.C328])+SIN([rf.$B$6])*servo_saver_arm_length*COS([rf.C328])+[rf.$C$24]" office:value-type="float" office:value="-4.01959642892921" calcext:value-type="float">
            <text:p>-4,01959642892921</text:p>
          </table:table-cell>
          <table:table-cell table:formula="of:=[$rf.D328]-[$rf.$B$14]" office:value-type="float" office:value="58.4868603838396" calcext:value-type="float">
            <text:p>58,4868603838396</text:p>
          </table:table-cell>
          <table:table-cell table:formula="of:=[rf.E328]-[$rf.$C$14]" office:value-type="float" office:value="85.9804035710708" calcext:value-type="float">
            <text:p>85,9804035710708</text:p>
          </table:table-cell>
          <table:table-cell table:style-name="Default" table:formula="of:=SQRT([rf.F328]^2+[rf.G328]^2)" office:value-type="float" office:value="103.987223425779" calcext:value-type="float">
            <text:p>103,987223425779</text:p>
          </table:table-cell>
          <table:table-cell table:formula="of:=([rf.H328]^2-[rf.$B$42]^2+[rf.$B$43]^2)/(2*[rf.H328])" office:value-type="float" office:value="1.0517864487526" calcext:value-type="float">
            <text:p>1,0517864487526</text:p>
          </table:table-cell>
          <table:table-cell table:formula="of:=ACOS([rf.I328]/[rf.$B$43])" office:value-type="float" office:value="1.51818273364479" calcext:value-type="float">
            <text:p>1,51818273364479</text:p>
          </table:table-cell>
          <table:table-cell table:style-name="ce17" table:formula="of:=ASIN([rf.F328]/[rf.H328])" office:value-type="float" office:value="0.597337180713667" calcext:value-type="float">
            <text:p>0,597337180713667</text:p>
          </table:table-cell>
          <table:table-cell table:style-name="ce17" table:formula="of:=IF(0.5*PI()-[rf.$B$9]&gt;[rf.K328];1;-1)" office:value-type="float" office:value="1" calcext:value-type="float">
            <text:p>1</text:p>
          </table:table-cell>
          <table:table-cell table:style-name="ce17" table:formula="of:=0.5*PI()-([rf.J328]*[rf.L328]+[rf.K328])" office:value-type="float" office:value="-0.544723587563559" calcext:value-type="float">
            <text:p>-0,544723587563559</text:p>
          </table:table-cell>
          <table:table-cell table:style-name="ce17" table:formula="of:=[rf.M328]-[rf.$B$8]" office:value-type="float" office:value="-0.195657737164693" calcext:value-type="float">
            <text:p>-0,195657737164693</text:p>
          </table:table-cell>
          <table:table-cell table:number-columns-repeated="1010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rf.A329]*analyze_resolution" office:value-type="float" office:value="14.7" calcext:value-type="float">
            <text:p>14,7</text:p>
          </table:table-cell>
          <table:table-cell table:formula="of:=RADIANS(-[rf.B329])" office:value-type="float" office:value="-0.256563400043166" calcext:value-type="float">
            <text:p>-0,256563400043166</text:p>
          </table:table-cell>
          <table:table-cell table:formula="of:=COS([rf.$B$6])*servo_saver_arm_length*COS([rf.C329])-SIN([rf.$B$6])*servo_saver_arm_length*SIN([rf.C329])+[rf.$B$24]" office:value-type="float" office:value="358.476284044414" calcext:value-type="float">
            <text:p>358,476284044414</text:p>
          </table:table-cell>
          <table:table-cell table:formula="of:=COS([rf.$B$6])*servo_saver_arm_length*SIN([rf.C329])+SIN([rf.$B$6])*servo_saver_arm_length*COS([rf.C329])+[rf.$C$24]" office:value-type="float" office:value="-4.06012711335689" calcext:value-type="float">
            <text:p>-4,06012711335689</text:p>
          </table:table-cell>
          <table:table-cell table:formula="of:=[$rf.D329]-[$rf.$B$14]" office:value-type="float" office:value="58.476284044414" calcext:value-type="float">
            <text:p>58,476284044414</text:p>
          </table:table-cell>
          <table:table-cell table:formula="of:=[rf.E329]-[$rf.$C$14]" office:value-type="float" office:value="85.9398728866431" calcext:value-type="float">
            <text:p>85,9398728866431</text:p>
          </table:table-cell>
          <table:table-cell table:style-name="Default" table:formula="of:=SQRT([rf.F329]^2+[rf.G329]^2)" office:value-type="float" office:value="103.947763551773" calcext:value-type="float">
            <text:p>103,947763551773</text:p>
          </table:table-cell>
          <table:table-cell table:formula="of:=([rf.H329]^2-[rf.$B$42]^2+[rf.$B$43]^2)/(2*[rf.H329])" office:value-type="float" office:value="1.012718356335" calcext:value-type="float">
            <text:p>1,012718356335</text:p>
          </table:table-cell>
          <table:table-cell table:formula="of:=ACOS([rf.I329]/[rf.$B$43])" office:value-type="float" office:value="1.5201387455904" calcext:value-type="float">
            <text:p>1,5201387455904</text:p>
          </table:table-cell>
          <table:table-cell table:style-name="ce17" table:formula="of:=ASIN([rf.F329]/[rf.H329])" office:value-type="float" office:value="0.597472357159612" calcext:value-type="float">
            <text:p>0,597472357159612</text:p>
          </table:table-cell>
          <table:table-cell table:style-name="ce17" table:formula="of:=IF(0.5*PI()-[rf.$B$9]&gt;[rf.K329];1;-1)" office:value-type="float" office:value="1" calcext:value-type="float">
            <text:p>1</text:p>
          </table:table-cell>
          <table:table-cell table:style-name="ce17" table:formula="of:=0.5*PI()-([rf.J329]*[rf.L329]+[rf.K329])" office:value-type="float" office:value="-0.546814775955112" calcext:value-type="float">
            <text:p>-0,546814775955112</text:p>
          </table:table-cell>
          <table:table-cell table:style-name="ce17" table:formula="of:=[rf.M329]-[rf.$B$8]" office:value-type="float" office:value="-0.197748925556246" calcext:value-type="float">
            <text:p>-0,197748925556246</text:p>
          </table:table-cell>
          <table:table-cell table:number-columns-repeated="1010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rf.A330]*analyze_resolution" office:value-type="float" office:value="14.85" calcext:value-type="float">
            <text:p>14,85</text:p>
          </table:table-cell>
          <table:table-cell table:formula="of:=RADIANS(-[rf.B330])" office:value-type="float" office:value="-0.259181393921158" calcext:value-type="float">
            <text:p>-0,259181393921158</text:p>
          </table:table-cell>
          <table:table-cell table:formula="of:=COS([rf.$B$6])*servo_saver_arm_length*COS([rf.C330])-SIN([rf.$B$6])*servo_saver_arm_length*SIN([rf.C330])+[rf.$B$24]" office:value-type="float" office:value="358.465601632271" calcext:value-type="float">
            <text:p>358,465601632271</text:p>
          </table:table-cell>
          <table:table-cell table:formula="of:=COS([rf.$B$6])*servo_saver_arm_length*SIN([rf.C330])+SIN([rf.$B$6])*servo_saver_arm_length*COS([rf.C330])+[rf.$C$24]" office:value-type="float" office:value="-4.10062997012795" calcext:value-type="float">
            <text:p>-4,10062997012795</text:p>
          </table:table-cell>
          <table:table-cell table:formula="of:=[$rf.D330]-[$rf.$B$14]" office:value-type="float" office:value="58.4656016322705" calcext:value-type="float">
            <text:p>58,4656016322705</text:p>
          </table:table-cell>
          <table:table-cell table:formula="of:=[rf.E330]-[$rf.$C$14]" office:value-type="float" office:value="85.8993700298721" calcext:value-type="float">
            <text:p>85,8993700298721</text:p>
          </table:table-cell>
          <table:table-cell table:style-name="Default" table:formula="of:=SQRT([rf.F330]^2+[rf.G330]^2)" office:value-type="float" office:value="103.908268899796" calcext:value-type="float">
            <text:p>103,908268899796</text:p>
          </table:table-cell>
          <table:table-cell table:formula="of:=([rf.H330]^2-[rf.$B$42]^2+[rf.$B$43]^2)/(2*[rf.H330])" office:value-type="float" office:value="0.97360112422666" calcext:value-type="float">
            <text:p>0,97360112422666</text:p>
          </table:table-cell>
          <table:table-cell table:formula="of:=ACOS([rf.I330]/[rf.$B$43])" office:value-type="float" office:value="1.52209702347503" calcext:value-type="float">
            <text:p>1,52209702347503</text:p>
          </table:table-cell>
          <table:table-cell table:style-name="ce17" table:formula="of:=ASIN([rf.F330]/[rf.H330])" office:value-type="float" office:value="0.597606641679592" calcext:value-type="float">
            <text:p>0,597606641679592</text:p>
          </table:table-cell>
          <table:table-cell table:style-name="ce17" table:formula="of:=IF(0.5*PI()-[rf.$B$9]&gt;[rf.K330];1;-1)" office:value-type="float" office:value="1" calcext:value-type="float">
            <text:p>1</text:p>
          </table:table-cell>
          <table:table-cell table:style-name="ce17" table:formula="of:=0.5*PI()-([rf.J330]*[rf.L330]+[rf.K330])" office:value-type="float" office:value="-0.54890733835972" calcext:value-type="float">
            <text:p>-0,54890733835972</text:p>
          </table:table-cell>
          <table:table-cell table:style-name="ce17" table:formula="of:=[rf.M330]-[rf.$B$8]" office:value-type="float" office:value="-0.199841487960854" calcext:value-type="float">
            <text:p>-0,199841487960854</text:p>
          </table:table-cell>
          <table:table-cell table:number-columns-repeated="1010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rf.A331]*analyze_resolution" office:value-type="float" office:value="15" calcext:value-type="float">
            <text:p>15</text:p>
          </table:table-cell>
          <table:table-cell table:formula="of:=RADIANS(-[rf.B331])" office:value-type="float" office:value="-0.261799387799149" calcext:value-type="float">
            <text:p>-0,261799387799149</text:p>
          </table:table-cell>
          <table:table-cell table:formula="of:=COS([rf.$B$6])*servo_saver_arm_length*COS([rf.C331])-SIN([rf.$B$6])*servo_saver_arm_length*SIN([rf.C331])+[rf.$B$24]" office:value-type="float" office:value="358.454813220625" calcext:value-type="float">
            <text:p>358,454813220625</text:p>
          </table:table-cell>
          <table:table-cell table:formula="of:=COS([rf.$B$6])*servo_saver_arm_length*SIN([rf.C331])+SIN([rf.$B$6])*servo_saver_arm_length*COS([rf.C331])+[rf.$C$24]" office:value-type="float" office:value="-4.14110472164033" calcext:value-type="float">
            <text:p>-4,14110472164033</text:p>
          </table:table-cell>
          <table:table-cell table:formula="of:=[$rf.D331]-[$rf.$B$14]" office:value-type="float" office:value="58.4548132206251" calcext:value-type="float">
            <text:p>58,4548132206251</text:p>
          </table:table-cell>
          <table:table-cell table:formula="of:=[rf.E331]-[$rf.$C$14]" office:value-type="float" office:value="85.8588952783597" calcext:value-type="float">
            <text:p>85,8588952783597</text:p>
          </table:table-cell>
          <table:table-cell table:style-name="Default" table:formula="of:=SQRT([rf.F331]^2+[rf.G331]^2)" office:value-type="float" office:value="103.868739701021" calcext:value-type="float">
            <text:p>103,868739701021</text:p>
          </table:table-cell>
          <table:table-cell table:formula="of:=([rf.H331]^2-[rf.$B$42]^2+[rf.$B$43]^2)/(2*[rf.H331])" office:value-type="float" office:value="0.934434925847716" calcext:value-type="float">
            <text:p>0,934434925847716</text:p>
          </table:table-cell>
          <table:table-cell table:formula="of:=ACOS([rf.I331]/[rf.$B$43])" office:value-type="float" office:value="1.52405756546507" calcext:value-type="float">
            <text:p>1,52405756546507</text:p>
          </table:table-cell>
          <table:table-cell table:style-name="ce17" table:formula="of:=ASIN([rf.F331]/[rf.H331])" office:value-type="float" office:value="0.597740032472142" calcext:value-type="float">
            <text:p>0,597740032472142</text:p>
          </table:table-cell>
          <table:table-cell table:style-name="ce17" table:formula="of:=IF(0.5*PI()-[rf.$B$9]&gt;[rf.K331];1;-1)" office:value-type="float" office:value="1" calcext:value-type="float">
            <text:p>1</text:p>
          </table:table-cell>
          <table:table-cell table:style-name="ce17" table:formula="of:=0.5*PI()-([rf.J331]*[rf.L331]+[rf.K331])" office:value-type="float" office:value="-0.551001271142317" calcext:value-type="float">
            <text:p>-0,551001271142317</text:p>
          </table:table-cell>
          <table:table-cell table:style-name="ce17" table:formula="of:=[rf.M331]-[rf.$B$8]" office:value-type="float" office:value="-0.201935420743451" calcext:value-type="float">
            <text:p>-0,201935420743451</text:p>
          </table:table-cell>
          <table:table-cell table:number-columns-repeated="1010"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[rf.A332]*analyze_resolution" office:value-type="float" office:value="15.15" calcext:value-type="float">
            <text:p>15,15</text:p>
          </table:table-cell>
          <table:table-cell table:formula="of:=RADIANS(-[rf.B332])" office:value-type="float" office:value="-0.264417381677141" calcext:value-type="float">
            <text:p>-0,264417381677141</text:p>
          </table:table-cell>
          <table:table-cell table:formula="of:=COS([rf.$B$6])*servo_saver_arm_length*COS([rf.C332])-SIN([rf.$B$6])*servo_saver_arm_length*SIN([rf.C332])+[rf.$B$24]" office:value-type="float" office:value="358.44391888342" calcext:value-type="float">
            <text:p>358,44391888342</text:p>
          </table:table-cell>
          <table:table-cell table:formula="of:=COS([rf.$B$6])*servo_saver_arm_length*SIN([rf.C332])+SIN([rf.$B$6])*servo_saver_arm_length*COS([rf.C332])+[rf.$C$24]" office:value-type="float" office:value="-4.18155109048463" calcext:value-type="float">
            <text:p>-4,18155109048463</text:p>
          </table:table-cell>
          <table:table-cell table:formula="of:=[$rf.D332]-[$rf.$B$14]" office:value-type="float" office:value="58.4439188834203" calcext:value-type="float">
            <text:p>58,4439188834203</text:p>
          </table:table-cell>
          <table:table-cell table:formula="of:=[rf.E332]-[$rf.$C$14]" office:value-type="float" office:value="85.8184489095154" calcext:value-type="float">
            <text:p>85,8184489095154</text:p>
          </table:table-cell>
          <table:table-cell table:style-name="Default" table:formula="of:=SQRT([rf.F332]^2+[rf.G332]^2)" office:value-type="float" office:value="103.829176187076" calcext:value-type="float">
            <text:p>103,829176187076</text:p>
          </table:table-cell>
          <table:table-cell table:formula="of:=([rf.H332]^2-[rf.$B$42]^2+[rf.$B$43]^2)/(2*[rf.H332])" office:value-type="float" office:value="0.895219935263208" calcext:value-type="float">
            <text:p>0,895219935263208</text:p>
          </table:table-cell>
          <table:table-cell table:formula="of:=ACOS([rf.I332]/[rf.$B$43])" office:value-type="float" office:value="1.52602036974747" calcext:value-type="float">
            <text:p>1,52602036974747</text:p>
          </table:table-cell>
          <table:table-cell table:style-name="ce17" table:formula="of:=ASIN([rf.F332]/[rf.H332])" office:value-type="float" office:value="0.597872527736812" calcext:value-type="float">
            <text:p>0,597872527736812</text:p>
          </table:table-cell>
          <table:table-cell table:style-name="ce17" table:formula="of:=IF(0.5*PI()-[rf.$B$9]&gt;[rf.K332];1;-1)" office:value-type="float" office:value="1" calcext:value-type="float">
            <text:p>1</text:p>
          </table:table-cell>
          <table:table-cell table:style-name="ce17" table:formula="of:=0.5*PI()-([rf.J332]*[rf.L332]+[rf.K332])" office:value-type="float" office:value="-0.553096570689385" calcext:value-type="float">
            <text:p>-0,553096570689385</text:p>
          </table:table-cell>
          <table:table-cell table:style-name="ce17" table:formula="of:=[rf.M332]-[rf.$B$8]" office:value-type="float" office:value="-0.204030720290519" calcext:value-type="float">
            <text:p>-0,204030720290519</text:p>
          </table:table-cell>
          <table:table-cell table:number-columns-repeated="1010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[rf.A333]*analyze_resolution" office:value-type="float" office:value="15.3" calcext:value-type="float">
            <text:p>15,3</text:p>
          </table:table-cell>
          <table:table-cell table:formula="of:=RADIANS(-[rf.B333])" office:value-type="float" office:value="-0.267035375555132" calcext:value-type="float">
            <text:p>-0,267035375555132</text:p>
          </table:table-cell>
          <table:table-cell table:formula="of:=COS([rf.$B$6])*servo_saver_arm_length*COS([rf.C333])-SIN([rf.$B$6])*servo_saver_arm_length*SIN([rf.C333])+[rf.$B$24]" office:value-type="float" office:value="358.432918695325" calcext:value-type="float">
            <text:p>358,432918695325</text:p>
          </table:table-cell>
          <table:table-cell table:formula="of:=COS([rf.$B$6])*servo_saver_arm_length*SIN([rf.C333])+SIN([rf.$B$6])*servo_saver_arm_length*COS([rf.C333])+[rf.$C$24]" office:value-type="float" office:value="-4.22196879944597" calcext:value-type="float">
            <text:p>-4,22196879944597</text:p>
          </table:table-cell>
          <table:table-cell table:formula="of:=[$rf.D333]-[$rf.$B$14]" office:value-type="float" office:value="58.4329186953248" calcext:value-type="float">
            <text:p>58,4329186953248</text:p>
          </table:table-cell>
          <table:table-cell table:formula="of:=[rf.E333]-[$rf.$C$14]" office:value-type="float" office:value="85.778031200554" calcext:value-type="float">
            <text:p>85,778031200554</text:p>
          </table:table-cell>
          <table:table-cell table:style-name="Default" table:formula="of:=SQRT([rf.F333]^2+[rf.G333]^2)" office:value-type="float" office:value="103.789578590038" calcext:value-type="float">
            <text:p>103,789578590038</text:p>
          </table:table-cell>
          <table:table-cell table:formula="of:=([rf.H333]^2-[rf.$B$42]^2+[rf.$B$43]^2)/(2*[rf.H333])" office:value-type="float" office:value="0.855956327184908" calcext:value-type="float">
            <text:p>0,855956327184908</text:p>
          </table:table-cell>
          <table:table-cell table:formula="of:=ACOS([rf.I333]/[rf.$B$43])" office:value-type="float" office:value="1.52798543452965" calcext:value-type="float">
            <text:p>1,52798543452965</text:p>
          </table:table-cell>
          <table:table-cell table:style-name="ce17" table:formula="of:=ASIN([rf.F333]/[rf.H333])" office:value-type="float" office:value="0.598004125674178" calcext:value-type="float">
            <text:p>0,598004125674178</text:p>
          </table:table-cell>
          <table:table-cell table:style-name="ce17" table:formula="of:=IF(0.5*PI()-[rf.$B$9]&gt;[rf.K333];1;-1)" office:value-type="float" office:value="1" calcext:value-type="float">
            <text:p>1</text:p>
          </table:table-cell>
          <table:table-cell table:style-name="ce17" table:formula="of:=0.5*PI()-([rf.J333]*[rf.L333]+[rf.K333])" office:value-type="float" office:value="-0.555193233408932" calcext:value-type="float">
            <text:p>-0,555193233408932</text:p>
          </table:table-cell>
          <table:table-cell table:style-name="ce17" table:formula="of:=[rf.M333]-[rf.$B$8]" office:value-type="float" office:value="-0.206127383010066" calcext:value-type="float">
            <text:p>-0,206127383010066</text:p>
          </table:table-cell>
          <table:table-cell table:number-columns-repeated="1010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[rf.A334]*analyze_resolution" office:value-type="float" office:value="15.45" calcext:value-type="float">
            <text:p>15,45</text:p>
          </table:table-cell>
          <table:table-cell table:formula="of:=RADIANS(-[rf.B334])" office:value-type="float" office:value="-0.269653369433124" calcext:value-type="float">
            <text:p>-0,269653369433124</text:p>
          </table:table-cell>
          <table:table-cell table:formula="of:=COS([rf.$B$6])*servo_saver_arm_length*COS([rf.C334])-SIN([rf.$B$6])*servo_saver_arm_length*SIN([rf.C334])+[rf.$B$24]" office:value-type="float" office:value="358.421812731732" calcext:value-type="float">
            <text:p>358,421812731732</text:p>
          </table:table-cell>
          <table:table-cell table:formula="of:=COS([rf.$B$6])*servo_saver_arm_length*SIN([rf.C334])+SIN([rf.$B$6])*servo_saver_arm_length*COS([rf.C334])+[rf.$C$24]" office:value-type="float" office:value="-4.26235757150588" calcext:value-type="float">
            <text:p>-4,26235757150588</text:p>
          </table:table-cell>
          <table:table-cell table:formula="of:=[$rf.D334]-[$rf.$B$14]" office:value-type="float" office:value="58.4218127317325" calcext:value-type="float">
            <text:p>58,4218127317325</text:p>
          </table:table-cell>
          <table:table-cell table:formula="of:=[rf.E334]-[$rf.$C$14]" office:value-type="float" office:value="85.7376424284941" calcext:value-type="float">
            <text:p>85,7376424284941</text:p>
          </table:table-cell>
          <table:table-cell table:style-name="Default" table:formula="of:=SQRT([rf.F334]^2+[rf.G334]^2)" office:value-type="float" office:value="103.749947142434" calcext:value-type="float">
            <text:p>103,749947142434</text:p>
          </table:table-cell>
          <table:table-cell table:formula="of:=([rf.H334]^2-[rf.$B$42]^2+[rf.$B$43]^2)/(2*[rf.H334])" office:value-type="float" office:value="0.816644276973153" calcext:value-type="float">
            <text:p>0,816644276973153</text:p>
          </table:table-cell>
          <table:table-cell table:formula="of:=ACOS([rf.I334]/[rf.$B$43])" office:value-type="float" office:value="1.52995275803951" calcext:value-type="float">
            <text:p>1,52995275803951</text:p>
          </table:table-cell>
          <table:table-cell table:style-name="ce17" table:formula="of:=ASIN([rf.F334]/[rf.H334])" office:value-type="float" office:value="0.598134824485871" calcext:value-type="float">
            <text:p>0,598134824485871</text:p>
          </table:table-cell>
          <table:table-cell table:style-name="ce17" table:formula="of:=IF(0.5*PI()-[rf.$B$9]&gt;[rf.K334];1;-1)" office:value-type="float" office:value="1" calcext:value-type="float">
            <text:p>1</text:p>
          </table:table-cell>
          <table:table-cell table:style-name="ce17" table:formula="of:=0.5*PI()-([rf.J334]*[rf.L334]+[rf.K334])" office:value-type="float" office:value="-0.557291255730481" calcext:value-type="float">
            <text:p>-0,557291255730481</text:p>
          </table:table-cell>
          <table:table-cell table:style-name="ce17" table:formula="of:=[rf.M334]-[rf.$B$8]" office:value-type="float" office:value="-0.208225405331616" calcext:value-type="float">
            <text:p>-0,208225405331616</text:p>
          </table:table-cell>
          <table:table-cell table:number-columns-repeated="1010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[rf.A335]*analyze_resolution" office:value-type="float" office:value="15.6" calcext:value-type="float">
            <text:p>15,6</text:p>
          </table:table-cell>
          <table:table-cell table:formula="of:=RADIANS(-[rf.B335])" office:value-type="float" office:value="-0.272271363311115" calcext:value-type="float">
            <text:p>-0,272271363311115</text:p>
          </table:table-cell>
          <table:table-cell table:formula="of:=COS([rf.$B$6])*servo_saver_arm_length*COS([rf.C335])-SIN([rf.$B$6])*servo_saver_arm_length*SIN([rf.C335])+[rf.$B$24]" office:value-type="float" office:value="358.410601068763" calcext:value-type="float">
            <text:p>358,410601068763</text:p>
          </table:table-cell>
          <table:table-cell table:formula="of:=COS([rf.$B$6])*servo_saver_arm_length*SIN([rf.C335])+SIN([rf.$B$6])*servo_saver_arm_length*COS([rf.C335])+[rf.$C$24]" office:value-type="float" office:value="-4.30271712984425" calcext:value-type="float">
            <text:p>-4,30271712984425</text:p>
          </table:table-cell>
          <table:table-cell table:formula="of:=[$rf.D335]-[$rf.$B$14]" office:value-type="float" office:value="58.4106010687625" calcext:value-type="float">
            <text:p>58,4106010687625</text:p>
          </table:table-cell>
          <table:table-cell table:formula="of:=[rf.E335]-[$rf.$C$14]" office:value-type="float" office:value="85.6972828701558" calcext:value-type="float">
            <text:p>85,6972828701558</text:p>
          </table:table-cell>
          <table:table-cell table:style-name="Default" table:formula="of:=SQRT([rf.F335]^2+[rf.G335]^2)" office:value-type="float" office:value="103.710282077244" calcext:value-type="float">
            <text:p>103,710282077244</text:p>
          </table:table-cell>
          <table:table-cell table:formula="of:=([rf.H335]^2-[rf.$B$42]^2+[rf.$B$43]^2)/(2*[rf.H335])" office:value-type="float" office:value="0.777283960638861" calcext:value-type="float">
            <text:p>0,777283960638861</text:p>
          </table:table-cell>
          <table:table-cell table:formula="of:=ACOS([rf.I335]/[rf.$B$43])" office:value-type="float" office:value="1.53192233852534" calcext:value-type="float">
            <text:p>1,53192233852534</text:p>
          </table:table-cell>
          <table:table-cell table:style-name="ce17" table:formula="of:=ASIN([rf.F335]/[rf.H335])" office:value-type="float" office:value="0.598264622374588" calcext:value-type="float">
            <text:p>0,598264622374588</text:p>
          </table:table-cell>
          <table:table-cell table:style-name="ce17" table:formula="of:=IF(0.5*PI()-[rf.$B$9]&gt;[rf.K335];1;-1)" office:value-type="float" office:value="1" calcext:value-type="float">
            <text:p>1</text:p>
          </table:table-cell>
          <table:table-cell table:style-name="ce17" table:formula="of:=0.5*PI()-([rf.J335]*[rf.L335]+[rf.K335])" office:value-type="float" office:value="-0.559390634105033" calcext:value-type="float">
            <text:p>-0,559390634105033</text:p>
          </table:table-cell>
          <table:table-cell table:style-name="ce17" table:formula="of:=[rf.M335]-[rf.$B$8]" office:value-type="float" office:value="-0.210324783706168" calcext:value-type="float">
            <text:p>-0,210324783706168</text:p>
          </table:table-cell>
          <table:table-cell table:number-columns-repeated="1010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[rf.A336]*analyze_resolution" office:value-type="float" office:value="15.75" calcext:value-type="float">
            <text:p>15,75</text:p>
          </table:table-cell>
          <table:table-cell table:formula="of:=RADIANS(-[rf.B336])" office:value-type="float" office:value="-0.274889357189107" calcext:value-type="float">
            <text:p>-0,274889357189107</text:p>
          </table:table-cell>
          <table:table-cell table:formula="of:=COS([rf.$B$6])*servo_saver_arm_length*COS([rf.C336])-SIN([rf.$B$6])*servo_saver_arm_length*SIN([rf.C336])+[rf.$B$24]" office:value-type="float" office:value="358.399283783258" calcext:value-type="float">
            <text:p>358,399283783258</text:p>
          </table:table-cell>
          <table:table-cell table:formula="of:=COS([rf.$B$6])*servo_saver_arm_length*SIN([rf.C336])+SIN([rf.$B$6])*servo_saver_arm_length*COS([rf.C336])+[rf.$C$24]" office:value-type="float" office:value="-4.34304719784119" calcext:value-type="float">
            <text:p>-4,34304719784119</text:p>
          </table:table-cell>
          <table:table-cell table:formula="of:=[$rf.D336]-[$rf.$B$14]" office:value-type="float" office:value="58.3992837832583" calcext:value-type="float">
            <text:p>58,3992837832583</text:p>
          </table:table-cell>
          <table:table-cell table:formula="of:=[rf.E336]-[$rf.$C$14]" office:value-type="float" office:value="85.6569528021588" calcext:value-type="float">
            <text:p>85,6569528021588</text:p>
          </table:table-cell>
          <table:table-cell table:style-name="Default" table:formula="of:=SQRT([rf.F336]^2+[rf.G336]^2)" office:value-type="float" office:value="103.670583627897" calcext:value-type="float">
            <text:p>103,670583627897</text:p>
          </table:table-cell>
          <table:table-cell table:formula="of:=([rf.H336]^2-[rf.$B$42]^2+[rf.$B$43]^2)/(2*[rf.H336])" office:value-type="float" office:value="0.737875554845302" calcext:value-type="float">
            <text:p>0,737875554845302</text:p>
          </table:table-cell>
          <table:table-cell table:formula="of:=ACOS([rf.I336]/[rf.$B$43])" office:value-type="float" office:value="1.53389417425583" calcext:value-type="float">
            <text:p>1,53389417425583</text:p>
          </table:table-cell>
          <table:table-cell table:style-name="ce17" table:formula="of:=ASIN([rf.F336]/[rf.H336])" office:value-type="float" office:value="0.598393517544125" calcext:value-type="float">
            <text:p>0,598393517544125</text:p>
          </table:table-cell>
          <table:table-cell table:style-name="ce17" table:formula="of:=IF(0.5*PI()-[rf.$B$9]&gt;[rf.K336];1;-1)" office:value-type="float" office:value="1" calcext:value-type="float">
            <text:p>1</text:p>
          </table:table-cell>
          <table:table-cell table:style-name="ce17" table:formula="of:=0.5*PI()-([rf.J336]*[rf.L336]+[rf.K336])" office:value-type="float" office:value="-0.561491365005062" calcext:value-type="float">
            <text:p>-0,561491365005062</text:p>
          </table:table-cell>
          <table:table-cell table:style-name="ce17" table:formula="of:=[rf.M336]-[rf.$B$8]" office:value-type="float" office:value="-0.212425514606196" calcext:value-type="float">
            <text:p>-0,212425514606196</text:p>
          </table:table-cell>
          <table:table-cell table:number-columns-repeated="1010"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[rf.A337]*analyze_resolution" office:value-type="float" office:value="15.9" calcext:value-type="float">
            <text:p>15,9</text:p>
          </table:table-cell>
          <table:table-cell table:formula="of:=RADIANS(-[rf.B337])" office:value-type="float" office:value="-0.277507351067098" calcext:value-type="float">
            <text:p>-0,277507351067098</text:p>
          </table:table-cell>
          <table:table-cell table:formula="of:=COS([rf.$B$6])*servo_saver_arm_length*COS([rf.C337])-SIN([rf.$B$6])*servo_saver_arm_length*SIN([rf.C337])+[rf.$B$24]" office:value-type="float" office:value="358.387860952787" calcext:value-type="float">
            <text:p>358,387860952787</text:p>
          </table:table-cell>
          <table:table-cell table:formula="of:=COS([rf.$B$6])*servo_saver_arm_length*SIN([rf.C337])+SIN([rf.$B$6])*servo_saver_arm_length*COS([rf.C337])+[rf.$C$24]" office:value-type="float" office:value="-4.38334749907892" calcext:value-type="float">
            <text:p>-4,38334749907892</text:p>
          </table:table-cell>
          <table:table-cell table:formula="of:=[$rf.D337]-[$rf.$B$14]" office:value-type="float" office:value="58.3878609527874" calcext:value-type="float">
            <text:p>58,3878609527874</text:p>
          </table:table-cell>
          <table:table-cell table:formula="of:=[rf.E337]-[$rf.$C$14]" office:value-type="float" office:value="85.6166525009211" calcext:value-type="float">
            <text:p>85,6166525009211</text:p>
          </table:table-cell>
          <table:table-cell table:style-name="Default" table:formula="of:=SQRT([rf.F337]^2+[rf.G337]^2)" office:value-type="float" office:value="103.630852028272" calcext:value-type="float">
            <text:p>103,630852028272</text:p>
          </table:table-cell>
          <table:table-cell table:formula="of:=([rf.H337]^2-[rf.$B$42]^2+[rf.$B$43]^2)/(2*[rf.H337])" office:value-type="float" office:value="0.698419236910039" calcext:value-type="float">
            <text:p>0,698419236910039</text:p>
          </table:table-cell>
          <table:table-cell table:formula="of:=ACOS([rf.I337]/[rf.$B$43])" office:value-type="float" office:value="1.53586826352" calcext:value-type="float">
            <text:p>1,53586826352</text:p>
          </table:table-cell>
          <table:table-cell table:style-name="ce17" table:formula="of:=ASIN([rf.F337]/[rf.H337])" office:value-type="float" office:value="0.598521508199387" calcext:value-type="float">
            <text:p>0,598521508199387</text:p>
          </table:table-cell>
          <table:table-cell table:style-name="ce17" table:formula="of:=IF(0.5*PI()-[rf.$B$9]&gt;[rf.K337];1;-1)" office:value-type="float" office:value="1" calcext:value-type="float">
            <text:p>1</text:p>
          </table:table-cell>
          <table:table-cell table:style-name="ce17" table:formula="of:=0.5*PI()-([rf.J337]*[rf.L337]+[rf.K337])" office:value-type="float" office:value="-0.563593444924488" calcext:value-type="float">
            <text:p>-0,563593444924488</text:p>
          </table:table-cell>
          <table:table-cell table:style-name="ce17" table:formula="of:=[rf.M337]-[rf.$B$8]" office:value-type="float" office:value="-0.214527594525622" calcext:value-type="float">
            <text:p>-0,214527594525622</text:p>
          </table:table-cell>
          <table:table-cell table:number-columns-repeated="1010"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[rf.A338]*analyze_resolution" office:value-type="float" office:value="16.05" calcext:value-type="float">
            <text:p>16,05</text:p>
          </table:table-cell>
          <table:table-cell table:formula="of:=RADIANS(-[rf.B338])" office:value-type="float" office:value="-0.28012534494509" calcext:value-type="float">
            <text:p>-0,28012534494509</text:p>
          </table:table-cell>
          <table:table-cell table:formula="of:=COS([rf.$B$6])*servo_saver_arm_length*COS([rf.C338])-SIN([rf.$B$6])*servo_saver_arm_length*SIN([rf.C338])+[rf.$B$24]" office:value-type="float" office:value="358.37633265564" calcext:value-type="float">
            <text:p>358,37633265564</text:p>
          </table:table-cell>
          <table:table-cell table:formula="of:=COS([rf.$B$6])*servo_saver_arm_length*SIN([rf.C338])+SIN([rf.$B$6])*servo_saver_arm_length*COS([rf.C338])+[rf.$C$24]" office:value-type="float" office:value="-4.42361775734369" calcext:value-type="float">
            <text:p>-4,42361775734369</text:p>
          </table:table-cell>
          <table:table-cell table:formula="of:=[$rf.D338]-[$rf.$B$14]" office:value-type="float" office:value="58.3763326556404" calcext:value-type="float">
            <text:p>58,3763326556404</text:p>
          </table:table-cell>
          <table:table-cell table:formula="of:=[rf.E338]-[$rf.$C$14]" office:value-type="float" office:value="85.5763822426563" calcext:value-type="float">
            <text:p>85,5763822426563</text:p>
          </table:table-cell>
          <table:table-cell table:style-name="Default" table:formula="of:=SQRT([rf.F338]^2+[rf.G338]^2)" office:value-type="float" office:value="103.591087512697" calcext:value-type="float">
            <text:p>103,591087512697</text:p>
          </table:table-cell>
          <table:table-cell table:formula="of:=([rf.H338]^2-[rf.$B$42]^2+[rf.$B$43]^2)/(2*[rf.H338])" office:value-type="float" office:value="0.658915184806863" calcext:value-type="float">
            <text:p>0,658915184806863</text:p>
          </table:table-cell>
          <table:table-cell table:formula="of:=ACOS([rf.I338]/[rf.$B$43])" office:value-type="float" office:value="1.53784460462714" calcext:value-type="float">
            <text:p>1,53784460462714</text:p>
          </table:table-cell>
          <table:table-cell table:style-name="ce17" table:formula="of:=ASIN([rf.F338]/[rf.H338])" office:value-type="float" office:value="0.598648592546418" calcext:value-type="float">
            <text:p>0,598648592546418</text:p>
          </table:table-cell>
          <table:table-cell table:style-name="ce17" table:formula="of:=IF(0.5*PI()-[rf.$B$9]&gt;[rf.K338];1;-1)" office:value-type="float" office:value="1" calcext:value-type="float">
            <text:p>1</text:p>
          </table:table-cell>
          <table:table-cell table:style-name="ce17" table:formula="of:=0.5*PI()-([rf.J338]*[rf.L338]+[rf.K338])" office:value-type="float" office:value="-0.565696870378657" calcext:value-type="float">
            <text:p>-0,565696870378657</text:p>
          </table:table-cell>
          <table:table-cell table:style-name="ce17" table:formula="of:=[rf.M338]-[rf.$B$8]" office:value-type="float" office:value="-0.216631019979791" calcext:value-type="float">
            <text:p>-0,216631019979791</text:p>
          </table:table-cell>
          <table:table-cell table:number-columns-repeated="1010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[rf.A339]*analyze_resolution" office:value-type="float" office:value="16.2" calcext:value-type="float">
            <text:p>16,2</text:p>
          </table:table-cell>
          <table:table-cell table:formula="of:=RADIANS(-[rf.B339])" office:value-type="float" office:value="-0.282743338823081" calcext:value-type="float">
            <text:p>-0,282743338823081</text:p>
          </table:table-cell>
          <table:table-cell table:formula="of:=COS([rf.$B$6])*servo_saver_arm_length*COS([rf.C339])-SIN([rf.$B$6])*servo_saver_arm_length*SIN([rf.C339])+[rf.$B$24]" office:value-type="float" office:value="358.364698970831" calcext:value-type="float">
            <text:p>358,364698970831</text:p>
          </table:table-cell>
          <table:table-cell table:formula="of:=COS([rf.$B$6])*servo_saver_arm_length*SIN([rf.C339])+SIN([rf.$B$6])*servo_saver_arm_length*COS([rf.C339])+[rf.$C$24]" office:value-type="float" office:value="-4.46385769662767" calcext:value-type="float">
            <text:p>-4,46385769662767</text:p>
          </table:table-cell>
          <table:table-cell table:formula="of:=[$rf.D339]-[$rf.$B$14]" office:value-type="float" office:value="58.3646989708311" calcext:value-type="float">
            <text:p>58,3646989708311</text:p>
          </table:table-cell>
          <table:table-cell table:formula="of:=[rf.E339]-[$rf.$C$14]" office:value-type="float" office:value="85.5361423033723" calcext:value-type="float">
            <text:p>85,5361423033723</text:p>
          </table:table-cell>
          <table:table-cell table:style-name="Default" table:formula="of:=SQRT([rf.F339]^2+[rf.G339]^2)" office:value-type="float" office:value="103.551290315952" calcext:value-type="float">
            <text:p>103,551290315952</text:p>
          </table:table-cell>
          <table:table-cell table:formula="of:=([rf.H339]^2-[rf.$B$42]^2+[rf.$B$43]^2)/(2*[rf.H339])" office:value-type="float" office:value="0.619363577167681" calcext:value-type="float">
            <text:p>0,619363577167681</text:p>
          </table:table-cell>
          <table:table-cell table:formula="of:=ACOS([rf.I339]/[rf.$B$43])" office:value-type="float" office:value="1.53982319590681" calcext:value-type="float">
            <text:p>1,53982319590681</text:p>
          </table:table-cell>
          <table:table-cell table:style-name="ce17" table:formula="of:=ASIN([rf.F339]/[rf.H339])" office:value-type="float" office:value="0.598774768792418" calcext:value-type="float">
            <text:p>0,598774768792418</text:p>
          </table:table-cell>
          <table:table-cell table:style-name="ce17" table:formula="of:=IF(0.5*PI()-[rf.$B$9]&gt;[rf.K339];1;-1)" office:value-type="float" office:value="1" calcext:value-type="float">
            <text:p>1</text:p>
          </table:table-cell>
          <table:table-cell table:style-name="ce17" table:formula="of:=0.5*PI()-([rf.J339]*[rf.L339]+[rf.K339])" office:value-type="float" office:value="-0.567801637904327" calcext:value-type="float">
            <text:p>-0,567801637904327</text:p>
          </table:table-cell>
          <table:table-cell table:style-name="ce17" table:formula="of:=[rf.M339]-[rf.$B$8]" office:value-type="float" office:value="-0.218735787505461" calcext:value-type="float">
            <text:p>-0,218735787505461</text:p>
          </table:table-cell>
          <table:table-cell table:number-columns-repeated="1010"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[rf.A340]*analyze_resolution" office:value-type="float" office:value="16.35" calcext:value-type="float">
            <text:p>16,35</text:p>
          </table:table-cell>
          <table:table-cell table:formula="of:=RADIANS(-[rf.B340])" office:value-type="float" office:value="-0.285361332701073" calcext:value-type="float">
            <text:p>-0,285361332701073</text:p>
          </table:table-cell>
          <table:table-cell table:formula="of:=COS([rf.$B$6])*servo_saver_arm_length*COS([rf.C340])-SIN([rf.$B$6])*servo_saver_arm_length*SIN([rf.C340])+[rf.$B$24]" office:value-type="float" office:value="358.352959978095" calcext:value-type="float">
            <text:p>358,352959978095</text:p>
          </table:table-cell>
          <table:table-cell table:formula="of:=COS([rf.$B$6])*servo_saver_arm_length*SIN([rf.C340])+SIN([rf.$B$6])*servo_saver_arm_length*COS([rf.C340])+[rf.$C$24]" office:value-type="float" office:value="-4.50406704113081" calcext:value-type="float">
            <text:p>-4,50406704113081</text:p>
          </table:table-cell>
          <table:table-cell table:formula="of:=[$rf.D340]-[$rf.$B$14]" office:value-type="float" office:value="58.3529599780954" calcext:value-type="float">
            <text:p>58,3529599780954</text:p>
          </table:table-cell>
          <table:table-cell table:formula="of:=[rf.E340]-[$rf.$C$14]" office:value-type="float" office:value="85.4959329588692" calcext:value-type="float">
            <text:p>85,4959329588692</text:p>
          </table:table-cell>
          <table:table-cell table:style-name="Default" table:formula="of:=SQRT([rf.F340]^2+[rf.G340]^2)" office:value-type="float" office:value="103.511460673264" calcext:value-type="float">
            <text:p>103,511460673264</text:p>
          </table:table-cell>
          <table:table-cell table:formula="of:=([rf.H340]^2-[rf.$B$42]^2+[rf.$B$43]^2)/(2*[rf.H340])" office:value-type="float" office:value="0.579764593284285" calcext:value-type="float">
            <text:p>0,579764593284285</text:p>
          </table:table-cell>
          <table:table-cell table:formula="of:=ACOS([rf.I340]/[rf.$B$43])" office:value-type="float" office:value="1.54180403570878" calcext:value-type="float">
            <text:p>1,54180403570878</text:p>
          </table:table-cell>
          <table:table-cell table:style-name="ce17" table:formula="of:=ASIN([rf.F340]/[rf.H340])" office:value-type="float" office:value="0.598900035145767" calcext:value-type="float">
            <text:p>0,598900035145767</text:p>
          </table:table-cell>
          <table:table-cell table:style-name="ce17" table:formula="of:=IF(0.5*PI()-[rf.$B$9]&gt;[rf.K340];1;-1)" office:value-type="float" office:value="1" calcext:value-type="float">
            <text:p>1</text:p>
          </table:table-cell>
          <table:table-cell table:style-name="ce17" table:formula="of:=0.5*PI()-([rf.J340]*[rf.L340]+[rf.K340])" office:value-type="float" office:value="-0.569907744059652" calcext:value-type="float">
            <text:p>-0,569907744059652</text:p>
          </table:table-cell>
          <table:table-cell table:style-name="ce17" table:formula="of:=[rf.M340]-[rf.$B$8]" office:value-type="float" office:value="-0.220841893660786" calcext:value-type="float">
            <text:p>-0,220841893660786</text:p>
          </table:table-cell>
          <table:table-cell table:number-columns-repeated="1010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rf.A341]*analyze_resolution" office:value-type="float" office:value="16.5" calcext:value-type="float">
            <text:p>16,5</text:p>
          </table:table-cell>
          <table:table-cell table:formula="of:=RADIANS(-[rf.B341])" office:value-type="float" office:value="-0.287979326579064" calcext:value-type="float">
            <text:p>-0,287979326579064</text:p>
          </table:table-cell>
          <table:table-cell table:formula="of:=COS([rf.$B$6])*servo_saver_arm_length*COS([rf.C341])-SIN([rf.$B$6])*servo_saver_arm_length*SIN([rf.C341])+[rf.$B$24]" office:value-type="float" office:value="358.341115757891" calcext:value-type="float">
            <text:p>358,341115757891</text:p>
          </table:table-cell>
          <table:table-cell table:formula="of:=COS([rf.$B$6])*servo_saver_arm_length*SIN([rf.C341])+SIN([rf.$B$6])*servo_saver_arm_length*COS([rf.C341])+[rf.$C$24]" office:value-type="float" office:value="-4.54424551526276" calcext:value-type="float">
            <text:p>-4,54424551526276</text:p>
          </table:table-cell>
          <table:table-cell table:formula="of:=[$rf.D341]-[$rf.$B$14]" office:value-type="float" office:value="58.3411157578911" calcext:value-type="float">
            <text:p>58,3411157578911</text:p>
          </table:table-cell>
          <table:table-cell table:formula="of:=[rf.E341]-[$rf.$C$14]" office:value-type="float" office:value="85.4557544847372" calcext:value-type="float">
            <text:p>85,4557544847372</text:p>
          </table:table-cell>
          <table:table-cell table:style-name="Default" table:formula="of:=SQRT([rf.F341]^2+[rf.G341]^2)" office:value-type="float" office:value="103.471598820311" calcext:value-type="float">
            <text:p>103,471598820311</text:p>
          </table:table-cell>
          <table:table-cell table:formula="of:=([rf.H341]^2-[rf.$B$42]^2+[rf.$B$43]^2)/(2*[rf.H341])" office:value-type="float" office:value="0.540118413110552" calcext:value-type="float">
            <text:p>0,540118413110552</text:p>
          </table:table-cell>
          <table:table-cell table:formula="of:=ACOS([rf.I341]/[rf.$B$43])" office:value-type="float" office:value="1.543787122403" calcext:value-type="float">
            <text:p>1,543787122403</text:p>
          </table:table-cell>
          <table:table-cell table:style-name="ce17" table:formula="of:=ASIN([rf.F341]/[rf.H341])" office:value-type="float" office:value="0.599024389816046" calcext:value-type="float">
            <text:p>0,599024389816046</text:p>
          </table:table-cell>
          <table:table-cell table:style-name="ce17" table:formula="of:=IF(0.5*PI()-[rf.$B$9]&gt;[rf.K341];1;-1)" office:value-type="float" office:value="1" calcext:value-type="float">
            <text:p>1</text:p>
          </table:table-cell>
          <table:table-cell table:style-name="ce17" table:formula="of:=0.5*PI()-([rf.J341]*[rf.L341]+[rf.K341])" office:value-type="float" office:value="-0.57201518542415" calcext:value-type="float">
            <text:p>-0,57201518542415</text:p>
          </table:table-cell>
          <table:table-cell table:style-name="ce17" table:formula="of:=[rf.M341]-[rf.$B$8]" office:value-type="float" office:value="-0.222949335025284" calcext:value-type="float">
            <text:p>-0,222949335025284</text:p>
          </table:table-cell>
          <table:table-cell table:number-columns-repeated="1010"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[rf.A342]*analyze_resolution" office:value-type="float" office:value="16.65" calcext:value-type="float">
            <text:p>16,65</text:p>
          </table:table-cell>
          <table:table-cell table:formula="of:=RADIANS(-[rf.B342])" office:value-type="float" office:value="-0.290597320457056" calcext:value-type="float">
            <text:p>-0,290597320457056</text:p>
          </table:table-cell>
          <table:table-cell table:formula="of:=COS([rf.$B$6])*servo_saver_arm_length*COS([rf.C342])-SIN([rf.$B$6])*servo_saver_arm_length*SIN([rf.C342])+[rf.$B$24]" office:value-type="float" office:value="358.329166391397" calcext:value-type="float">
            <text:p>358,329166391397</text:p>
          </table:table-cell>
          <table:table-cell table:formula="of:=COS([rf.$B$6])*servo_saver_arm_length*SIN([rf.C342])+SIN([rf.$B$6])*servo_saver_arm_length*COS([rf.C342])+[rf.$C$24]" office:value-type="float" office:value="-4.58439284364477" calcext:value-type="float">
            <text:p>-4,58439284364477</text:p>
          </table:table-cell>
          <table:table-cell table:formula="of:=[$rf.D342]-[$rf.$B$14]" office:value-type="float" office:value="58.3291663913971" calcext:value-type="float">
            <text:p>58,3291663913971</text:p>
          </table:table-cell>
          <table:table-cell table:formula="of:=[rf.E342]-[$rf.$C$14]" office:value-type="float" office:value="85.4156071563552" calcext:value-type="float">
            <text:p>85,4156071563552</text:p>
          </table:table-cell>
          <table:table-cell table:style-name="Default" table:formula="of:=SQRT([rf.F342]^2+[rf.G342]^2)" office:value-type="float" office:value="103.431704993218" calcext:value-type="float">
            <text:p>103,431704993218</text:p>
          </table:table-cell>
          <table:table-cell table:formula="of:=([rf.H342]^2-[rf.$B$42]^2+[rf.$B$43]^2)/(2*[rf.H342])" office:value-type="float" office:value="0.500425217263989" calcext:value-type="float">
            <text:p>0,500425217263989</text:p>
          </table:table-cell>
          <table:table-cell table:formula="of:=ACOS([rf.I342]/[rf.$B$43])" office:value-type="float" office:value="1.54577245437954" calcext:value-type="float">
            <text:p>1,54577245437954</text:p>
          </table:table-cell>
          <table:table-cell table:style-name="ce17" table:formula="of:=ASIN([rf.F342]/[rf.H342])" office:value-type="float" office:value="0.599147831014058" calcext:value-type="float">
            <text:p>0,599147831014058</text:p>
          </table:table-cell>
          <table:table-cell table:style-name="ce17" table:formula="of:=IF(0.5*PI()-[rf.$B$9]&gt;[rf.K342];1;-1)" office:value-type="float" office:value="1" calcext:value-type="float">
            <text:p>1</text:p>
          </table:table-cell>
          <table:table-cell table:style-name="ce17" table:formula="of:=0.5*PI()-([rf.J342]*[rf.L342]+[rf.K342])" office:value-type="float" office:value="-0.574123958598705" calcext:value-type="float">
            <text:p>-0,574123958598705</text:p>
          </table:table-cell>
          <table:table-cell table:style-name="ce17" table:formula="of:=[rf.M342]-[rf.$B$8]" office:value-type="float" office:value="-0.225058108199839" calcext:value-type="float">
            <text:p>-0,225058108199839</text:p>
          </table:table-cell>
          <table:table-cell table:number-columns-repeated="1010"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[rf.A343]*analyze_resolution" office:value-type="float" office:value="16.8" calcext:value-type="float">
            <text:p>16,8</text:p>
          </table:table-cell>
          <table:table-cell table:formula="of:=RADIANS(-[rf.B343])" office:value-type="float" office:value="-0.293215314335047" calcext:value-type="float">
            <text:p>-0,293215314335047</text:p>
          </table:table-cell>
          <table:table-cell table:formula="of:=COS([rf.$B$6])*servo_saver_arm_length*COS([rf.C343])-SIN([rf.$B$6])*servo_saver_arm_length*SIN([rf.C343])+[rf.$B$24]" office:value-type="float" office:value="358.317111960513" calcext:value-type="float">
            <text:p>358,317111960513</text:p>
          </table:table-cell>
          <table:table-cell table:formula="of:=COS([rf.$B$6])*servo_saver_arm_length*SIN([rf.C343])+SIN([rf.$B$6])*servo_saver_arm_length*COS([rf.C343])+[rf.$C$24]" office:value-type="float" office:value="-4.62450875111155" calcext:value-type="float">
            <text:p>-4,62450875111155</text:p>
          </table:table-cell>
          <table:table-cell table:formula="of:=[$rf.D343]-[$rf.$B$14]" office:value-type="float" office:value="58.3171119605131" calcext:value-type="float">
            <text:p>58,3171119605131</text:p>
          </table:table-cell>
          <table:table-cell table:formula="of:=[rf.E343]-[$rf.$C$14]" office:value-type="float" office:value="85.3754912488884" calcext:value-type="float">
            <text:p>85,3754912488884</text:p>
          </table:table-cell>
          <table:table-cell table:style-name="Default" table:formula="of:=SQRT([rf.F343]^2+[rf.G343]^2)" office:value-type="float" office:value="103.39177942856" calcext:value-type="float">
            <text:p>103,39177942856</text:p>
          </table:table-cell>
          <table:table-cell table:formula="of:=([rf.H343]^2-[rf.$B$42]^2+[rf.$B$43]^2)/(2*[rf.H343])" office:value-type="float" office:value="0.460685187027907" calcext:value-type="float">
            <text:p>0,460685187027907</text:p>
          </table:table-cell>
          <table:table-cell table:formula="of:=ACOS([rf.I343]/[rf.$B$43])" office:value-type="float" office:value="1.54776003004858" calcext:value-type="float">
            <text:p>1,54776003004858</text:p>
          </table:table-cell>
          <table:table-cell table:style-name="ce17" table:formula="of:=ASIN([rf.F343]/[rf.H343])" office:value-type="float" office:value="0.599270356951853" calcext:value-type="float">
            <text:p>0,599270356951853</text:p>
          </table:table-cell>
          <table:table-cell table:style-name="ce17" table:formula="of:=IF(0.5*PI()-[rf.$B$9]&gt;[rf.K343];1;-1)" office:value-type="float" office:value="1" calcext:value-type="float">
            <text:p>1</text:p>
          </table:table-cell>
          <table:table-cell table:style-name="ce17" table:formula="of:=0.5*PI()-([rf.J343]*[rf.L343]+[rf.K343])" office:value-type="float" office:value="-0.576234060205536" calcext:value-type="float">
            <text:p>-0,576234060205536</text:p>
          </table:table-cell>
          <table:table-cell table:style-name="ce17" table:formula="of:=[rf.M343]-[rf.$B$8]" office:value-type="float" office:value="-0.22716820980667" calcext:value-type="float">
            <text:p>-0,22716820980667</text:p>
          </table:table-cell>
          <table:table-cell table:number-columns-repeated="1010"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[rf.A344]*analyze_resolution" office:value-type="float" office:value="16.95" calcext:value-type="float">
            <text:p>16,95</text:p>
          </table:table-cell>
          <table:table-cell table:formula="of:=RADIANS(-[rf.B344])" office:value-type="float" office:value="-0.295833308213039" calcext:value-type="float">
            <text:p>-0,295833308213039</text:p>
          </table:table-cell>
          <table:table-cell table:formula="of:=COS([rf.$B$6])*servo_saver_arm_length*COS([rf.C344])-SIN([rf.$B$6])*servo_saver_arm_length*SIN([rf.C344])+[rf.$B$24]" office:value-type="float" office:value="358.304952547859" calcext:value-type="float">
            <text:p>358,304952547859</text:p>
          </table:table-cell>
          <table:table-cell table:formula="of:=COS([rf.$B$6])*servo_saver_arm_length*SIN([rf.C344])+SIN([rf.$B$6])*servo_saver_arm_length*COS([rf.C344])+[rf.$C$24]" office:value-type="float" office:value="-4.66459296271314" calcext:value-type="float">
            <text:p>-4,66459296271314</text:p>
          </table:table-cell>
          <table:table-cell table:formula="of:=[$rf.D344]-[$rf.$B$14]" office:value-type="float" office:value="58.3049525478587" calcext:value-type="float">
            <text:p>58,3049525478587</text:p>
          </table:table-cell>
          <table:table-cell table:formula="of:=[rf.E344]-[$rf.$C$14]" office:value-type="float" office:value="85.3354070372869" calcext:value-type="float">
            <text:p>85,3354070372869</text:p>
          </table:table-cell>
          <table:table-cell table:style-name="Default" table:formula="of:=SQRT([rf.F344]^2+[rf.G344]^2)" office:value-type="float" office:value="103.35182236336" calcext:value-type="float">
            <text:p>103,35182236336</text:p>
          </table:table-cell>
          <table:table-cell table:formula="of:=([rf.H344]^2-[rf.$B$42]^2+[rf.$B$43]^2)/(2*[rf.H344])" office:value-type="float" office:value="0.420898504353149" calcext:value-type="float">
            <text:p>0,420898504353149</text:p>
          </table:table-cell>
          <table:table-cell table:formula="of:=ACOS([rf.I344]/[rf.$B$43])" office:value-type="float" office:value="1.54974984784034" calcext:value-type="float">
            <text:p>1,54974984784034</text:p>
          </table:table-cell>
          <table:table-cell table:style-name="ce17" table:formula="of:=ASIN([rf.F344]/[rf.H344])" office:value-type="float" office:value="0.599391965842747" calcext:value-type="float">
            <text:p>0,599391965842747</text:p>
          </table:table-cell>
          <table:table-cell table:style-name="ce17" table:formula="of:=IF(0.5*PI()-[rf.$B$9]&gt;[rf.K344];1;-1)" office:value-type="float" office:value="1" calcext:value-type="float">
            <text:p>1</text:p>
          </table:table-cell>
          <table:table-cell table:style-name="ce17" table:formula="of:=0.5*PI()-([rf.J344]*[rf.L344]+[rf.K344])" office:value-type="float" office:value="-0.578345486888192" calcext:value-type="float">
            <text:p>-0,578345486888192</text:p>
          </table:table-cell>
          <table:table-cell table:style-name="ce17" table:formula="of:=[rf.M344]-[rf.$B$8]" office:value-type="float" office:value="-0.229279636489326" calcext:value-type="float">
            <text:p>-0,229279636489326</text:p>
          </table:table-cell>
          <table:table-cell table:number-columns-repeated="1010"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[rf.A345]*analyze_resolution" office:value-type="float" office:value="17.1" calcext:value-type="float">
            <text:p>17,1</text:p>
          </table:table-cell>
          <table:table-cell table:formula="of:=RADIANS(-[rf.B345])" office:value-type="float" office:value="-0.29845130209103" calcext:value-type="float">
            <text:p>-0,29845130209103</text:p>
          </table:table-cell>
          <table:table-cell table:formula="of:=COS([rf.$B$6])*servo_saver_arm_length*COS([rf.C345])-SIN([rf.$B$6])*servo_saver_arm_length*SIN([rf.C345])+[rf.$B$24]" office:value-type="float" office:value="358.292688236773" calcext:value-type="float">
            <text:p>358,292688236773</text:p>
          </table:table-cell>
          <table:table-cell table:formula="of:=COS([rf.$B$6])*servo_saver_arm_length*SIN([rf.C345])+SIN([rf.$B$6])*servo_saver_arm_length*COS([rf.C345])+[rf.$C$24]" office:value-type="float" office:value="-4.70464520371686" calcext:value-type="float">
            <text:p>-4,70464520371686</text:p>
          </table:table-cell>
          <table:table-cell table:formula="of:=[$rf.D345]-[$rf.$B$14]" office:value-type="float" office:value="58.2926882367733" calcext:value-type="float">
            <text:p>58,2926882367733</text:p>
          </table:table-cell>
          <table:table-cell table:formula="of:=[rf.E345]-[$rf.$C$14]" office:value-type="float" office:value="85.2953547962831" calcext:value-type="float">
            <text:p>85,2953547962831</text:p>
          </table:table-cell>
          <table:table-cell table:style-name="Default" table:formula="of:=SQRT([rf.F345]^2+[rf.G345]^2)" office:value-type="float" office:value="103.311834035088" calcext:value-type="float">
            <text:p>103,311834035088</text:p>
          </table:table-cell>
          <table:table-cell table:formula="of:=([rf.H345]^2-[rf.$B$42]^2+[rf.$B$43]^2)/(2*[rf.H345])" office:value-type="float" office:value="0.381065351860207" calcext:value-type="float">
            <text:p>0,381065351860207</text:p>
          </table:table-cell>
          <table:table-cell table:formula="of:=ACOS([rf.I345]/[rf.$B$43])" office:value-type="float" office:value="1.55174190620507" calcext:value-type="float">
            <text:p>1,55174190620507</text:p>
          </table:table-cell>
          <table:table-cell table:style-name="ce17" table:formula="of:=ASIN([rf.F345]/[rf.H345])" office:value-type="float" office:value="0.599512655901348" calcext:value-type="float">
            <text:p>0,599512655901348</text:p>
          </table:table-cell>
          <table:table-cell table:style-name="ce17" table:formula="of:=IF(0.5*PI()-[rf.$B$9]&gt;[rf.K345];1;-1)" office:value-type="float" office:value="1" calcext:value-type="float">
            <text:p>1</text:p>
          </table:table-cell>
          <table:table-cell table:style-name="ce17" table:formula="of:=0.5*PI()-([rf.J345]*[rf.L345]+[rf.K345])" office:value-type="float" office:value="-0.580458235311523" calcext:value-type="float">
            <text:p>-0,580458235311523</text:p>
          </table:table-cell>
          <table:table-cell table:style-name="ce17" table:formula="of:=[rf.M345]-[rf.$B$8]" office:value-type="float" office:value="-0.231392384912657" calcext:value-type="float">
            <text:p>-0,231392384912657</text:p>
          </table:table-cell>
          <table:table-cell table:number-columns-repeated="1010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[rf.A346]*analyze_resolution" office:value-type="float" office:value="17.25" calcext:value-type="float">
            <text:p>17,25</text:p>
          </table:table-cell>
          <table:table-cell table:formula="of:=RADIANS(-[rf.B346])" office:value-type="float" office:value="-0.301069295969022" calcext:value-type="float">
            <text:p>-0,301069295969022</text:p>
          </table:table-cell>
          <table:table-cell table:formula="of:=COS([rf.$B$6])*servo_saver_arm_length*COS([rf.C346])-SIN([rf.$B$6])*servo_saver_arm_length*SIN([rf.C346])+[rf.$B$24]" office:value-type="float" office:value="358.280319111315" calcext:value-type="float">
            <text:p>358,280319111315</text:p>
          </table:table-cell>
          <table:table-cell table:formula="of:=COS([rf.$B$6])*servo_saver_arm_length*SIN([rf.C346])+SIN([rf.$B$6])*servo_saver_arm_length*COS([rf.C346])+[rf.$C$24]" office:value-type="float" office:value="-4.74466519960914" calcext:value-type="float">
            <text:p>-4,74466519960914</text:p>
          </table:table-cell>
          <table:table-cell table:formula="of:=[$rf.D346]-[$rf.$B$14]" office:value-type="float" office:value="58.280319111315" calcext:value-type="float">
            <text:p>58,280319111315</text:p>
          </table:table-cell>
          <table:table-cell table:formula="of:=[rf.E346]-[$rf.$C$14]" office:value-type="float" office:value="85.2553348003909" calcext:value-type="float">
            <text:p>85,2553348003909</text:p>
          </table:table-cell>
          <table:table-cell table:style-name="Default" table:formula="of:=SQRT([rf.F346]^2+[rf.G346]^2)" office:value-type="float" office:value="103.271814681662" calcext:value-type="float">
            <text:p>103,271814681662</text:p>
          </table:table-cell>
          <table:table-cell table:formula="of:=([rf.H346]^2-[rf.$B$42]^2+[rf.$B$43]^2)/(2*[rf.H346])" office:value-type="float" office:value="0.341185912840832" calcext:value-type="float">
            <text:p>0,341185912840832</text:p>
          </table:table-cell>
          <table:table-cell table:formula="of:=ACOS([rf.I346]/[rf.$B$43])" office:value-type="float" office:value="1.553736203613" calcext:value-type="float">
            <text:p>1,553736203613</text:p>
          </table:table-cell>
          <table:table-cell table:style-name="ce17" table:formula="of:=ASIN([rf.F346]/[rf.H346])" office:value-type="float" office:value="0.599632425343576" calcext:value-type="float">
            <text:p>0,599632425343576</text:p>
          </table:table-cell>
          <table:table-cell table:style-name="ce17" table:formula="of:=IF(0.5*PI()-[rf.$B$9]&gt;[rf.K346];1;-1)" office:value-type="float" office:value="1" calcext:value-type="float">
            <text:p>1</text:p>
          </table:table-cell>
          <table:table-cell table:style-name="ce17" table:formula="of:=0.5*PI()-([rf.J346]*[rf.L346]+[rf.K346])" office:value-type="float" office:value="-0.582572302161682" calcext:value-type="float">
            <text:p>-0,582572302161682</text:p>
          </table:table-cell>
          <table:table-cell table:style-name="ce17" table:formula="of:=[rf.M346]-[rf.$B$8]" office:value-type="float" office:value="-0.233506451762816" calcext:value-type="float">
            <text:p>-0,233506451762816</text:p>
          </table:table-cell>
          <table:table-cell table:number-columns-repeated="1010"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[rf.A347]*analyze_resolution" office:value-type="float" office:value="17.4" calcext:value-type="float">
            <text:p>17,4</text:p>
          </table:table-cell>
          <table:table-cell table:formula="of:=RADIANS(-[rf.B347])" office:value-type="float" office:value="-0.303687289847013" calcext:value-type="float">
            <text:p>-0,303687289847013</text:p>
          </table:table-cell>
          <table:table-cell table:formula="of:=COS([rf.$B$6])*servo_saver_arm_length*COS([rf.C347])-SIN([rf.$B$6])*servo_saver_arm_length*SIN([rf.C347])+[rf.$B$24]" office:value-type="float" office:value="358.26784525626" calcext:value-type="float">
            <text:p>358,26784525626</text:p>
          </table:table-cell>
          <table:table-cell table:formula="of:=COS([rf.$B$6])*servo_saver_arm_length*SIN([rf.C347])+SIN([rf.$B$6])*servo_saver_arm_length*COS([rf.C347])+[rf.$C$24]" office:value-type="float" office:value="-4.78465267609739" calcext:value-type="float">
            <text:p>-4,78465267609739</text:p>
          </table:table-cell>
          <table:table-cell table:formula="of:=[$rf.D347]-[$rf.$B$14]" office:value-type="float" office:value="58.2678452562604" calcext:value-type="float">
            <text:p>58,2678452562604</text:p>
          </table:table-cell>
          <table:table-cell table:formula="of:=[rf.E347]-[$rf.$C$14]" office:value-type="float" office:value="85.2153473239026" calcext:value-type="float">
            <text:p>85,2153473239026</text:p>
          </table:table-cell>
          <table:table-cell table:style-name="Default" table:formula="of:=SQRT([rf.F347]^2+[rf.G347]^2)" office:value-type="float" office:value="103.231764541448" calcext:value-type="float">
            <text:p>103,231764541448</text:p>
          </table:table-cell>
          <table:table-cell table:formula="of:=([rf.H347]^2-[rf.$B$42]^2+[rf.$B$43]^2)/(2*[rf.H347])" office:value-type="float" office:value="0.30126037126022" calcext:value-type="float">
            <text:p>0,30126037126022</text:p>
          </table:table-cell>
          <table:table-cell table:formula="of:=ACOS([rf.I347]/[rf.$B$43])" office:value-type="float" office:value="1.5557327385543" calcext:value-type="float">
            <text:p>1,5557327385543</text:p>
          </table:table-cell>
          <table:table-cell table:style-name="ce17" table:formula="of:=ASIN([rf.F347]/[rf.H347])" office:value-type="float" office:value="0.599751272386687" calcext:value-type="float">
            <text:p>0,599751272386687</text:p>
          </table:table-cell>
          <table:table-cell table:style-name="ce17" table:formula="of:=IF(0.5*PI()-[rf.$B$9]&gt;[rf.K347];1;-1)" office:value-type="float" office:value="1" calcext:value-type="float">
            <text:p>1</text:p>
          </table:table-cell>
          <table:table-cell table:style-name="ce17" table:formula="of:=0.5*PI()-([rf.J347]*[rf.L347]+[rf.K347])" office:value-type="float" office:value="-0.584687684146094" calcext:value-type="float">
            <text:p>-0,584687684146094</text:p>
          </table:table-cell>
          <table:table-cell table:style-name="ce17" table:formula="of:=[rf.M347]-[rf.$B$8]" office:value-type="float" office:value="-0.235621833747228" calcext:value-type="float">
            <text:p>-0,235621833747228</text:p>
          </table:table-cell>
          <table:table-cell table:number-columns-repeated="1010"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[rf.A348]*analyze_resolution" office:value-type="float" office:value="17.55" calcext:value-type="float">
            <text:p>17,55</text:p>
          </table:table-cell>
          <table:table-cell table:formula="of:=RADIANS(-[rf.B348])" office:value-type="float" office:value="-0.306305283725005" calcext:value-type="float">
            <text:p>-0,306305283725005</text:p>
          </table:table-cell>
          <table:table-cell table:formula="of:=COS([rf.$B$6])*servo_saver_arm_length*COS([rf.C348])-SIN([rf.$B$6])*servo_saver_arm_length*SIN([rf.C348])+[rf.$B$24]" office:value-type="float" office:value="358.255266757104" calcext:value-type="float">
            <text:p>358,255266757104</text:p>
          </table:table-cell>
          <table:table-cell table:formula="of:=COS([rf.$B$6])*servo_saver_arm_length*SIN([rf.C348])+SIN([rf.$B$6])*servo_saver_arm_length*COS([rf.C348])+[rf.$C$24]" office:value-type="float" office:value="-4.82460735911193" calcext:value-type="float">
            <text:p>-4,82460735911193</text:p>
          </table:table-cell>
          <table:table-cell table:formula="of:=[$rf.D348]-[$rf.$B$14]" office:value-type="float" office:value="58.255266757104" calcext:value-type="float">
            <text:p>58,255266757104</text:p>
          </table:table-cell>
          <table:table-cell table:formula="of:=[rf.E348]-[$rf.$C$14]" office:value-type="float" office:value="85.1753926408881" calcext:value-type="float">
            <text:p>85,1753926408881</text:p>
          </table:table-cell>
          <table:table-cell table:style-name="Default" table:formula="of:=SQRT([rf.F348]^2+[rf.G348]^2)" office:value-type="float" office:value="103.191683853258" calcext:value-type="float">
            <text:p>103,191683853258</text:p>
          </table:table-cell>
          <table:table-cell table:formula="of:=([rf.H348]^2-[rf.$B$42]^2+[rf.$B$43]^2)/(2*[rf.H348])" office:value-type="float" office:value="0.261288911758735" calcext:value-type="float">
            <text:p>0,261288911758735</text:p>
          </table:table-cell>
          <table:table-cell table:formula="of:=ACOS([rf.I348]/[rf.$B$43])" office:value-type="float" office:value="1.55773150953905" calcext:value-type="float">
            <text:p>1,55773150953905</text:p>
          </table:table-cell>
          <table:table-cell table:style-name="ce17" table:formula="of:=ASIN([rf.F348]/[rf.H348])" office:value-type="float" office:value="0.599869195249297" calcext:value-type="float">
            <text:p>0,599869195249297</text:p>
          </table:table-cell>
          <table:table-cell table:style-name="ce17" table:formula="of:=IF(0.5*PI()-[rf.$B$9]&gt;[rf.K348];1;-1)" office:value-type="float" office:value="1" calcext:value-type="float">
            <text:p>1</text:p>
          </table:table-cell>
          <table:table-cell table:style-name="ce17" table:formula="of:=0.5*PI()-([rf.J348]*[rf.L348]+[rf.K348])" office:value-type="float" office:value="-0.586804377993454" calcext:value-type="float">
            <text:p>-0,586804377993454</text:p>
          </table:table-cell>
          <table:table-cell table:style-name="ce17" table:formula="of:=[rf.M348]-[rf.$B$8]" office:value-type="float" office:value="-0.237738527594588" calcext:value-type="float">
            <text:p>-0,237738527594588</text:p>
          </table:table-cell>
          <table:table-cell table:number-columns-repeated="1010"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[rf.A349]*analyze_resolution" office:value-type="float" office:value="17.7" calcext:value-type="float">
            <text:p>17,7</text:p>
          </table:table-cell>
          <table:table-cell table:formula="of:=RADIANS(-[rf.B349])" office:value-type="float" office:value="-0.308923277602996" calcext:value-type="float">
            <text:p>-0,308923277602996</text:p>
          </table:table-cell>
          <table:table-cell table:formula="of:=COS([rf.$B$6])*servo_saver_arm_length*COS([rf.C349])-SIN([rf.$B$6])*servo_saver_arm_length*SIN([rf.C349])+[rf.$B$24]" office:value-type="float" office:value="358.242583700057" calcext:value-type="float">
            <text:p>358,242583700057</text:p>
          </table:table-cell>
          <table:table-cell table:formula="of:=COS([rf.$B$6])*servo_saver_arm_length*SIN([rf.C349])+SIN([rf.$B$6])*servo_saver_arm_length*COS([rf.C349])+[rf.$C$24]" office:value-type="float" office:value="-4.86452897480784" calcext:value-type="float">
            <text:p>-4,86452897480784</text:p>
          </table:table-cell>
          <table:table-cell table:formula="of:=[$rf.D349]-[$rf.$B$14]" office:value-type="float" office:value="58.2425837000574" calcext:value-type="float">
            <text:p>58,2425837000574</text:p>
          </table:table-cell>
          <table:table-cell table:formula="of:=[rf.E349]-[$rf.$C$14]" office:value-type="float" office:value="85.1354710251922" calcext:value-type="float">
            <text:p>85,1354710251922</text:p>
          </table:table-cell>
          <table:table-cell table:style-name="Default" table:formula="of:=SQRT([rf.F349]^2+[rf.G349]^2)" office:value-type="float" office:value="103.151572856353" calcext:value-type="float">
            <text:p>103,151572856353</text:p>
          </table:table-cell>
          <table:table-cell table:formula="of:=([rf.H349]^2-[rf.$B$42]^2+[rf.$B$43]^2)/(2*[rf.H349])" office:value-type="float" office:value="0.221271719653901" calcext:value-type="float">
            <text:p>0,221271719653901</text:p>
          </table:table-cell>
          <table:table-cell table:formula="of:=ACOS([rf.I349]/[rf.$B$43])" office:value-type="float" office:value="1.5597325150972" calcext:value-type="float">
            <text:p>1,5597325150972</text:p>
          </table:table-cell>
          <table:table-cell table:style-name="ce17" table:formula="of:=ASIN([rf.F349]/[rf.H349])" office:value-type="float" office:value="0.599986192151402" calcext:value-type="float">
            <text:p>0,599986192151402</text:p>
          </table:table-cell>
          <table:table-cell table:style-name="ce17" table:formula="of:=IF(0.5*PI()-[rf.$B$9]&gt;[rf.K349];1;-1)" office:value-type="float" office:value="1" calcext:value-type="float">
            <text:p>1</text:p>
          </table:table-cell>
          <table:table-cell table:style-name="ce17" table:formula="of:=0.5*PI()-([rf.J349]*[rf.L349]+[rf.K349])" office:value-type="float" office:value="-0.588922380453708" calcext:value-type="float">
            <text:p>-0,588922380453708</text:p>
          </table:table-cell>
          <table:table-cell table:style-name="ce17" table:formula="of:=[rf.M349]-[rf.$B$8]" office:value-type="float" office:value="-0.239856530054842" calcext:value-type="float">
            <text:p>-0,239856530054842</text:p>
          </table:table-cell>
          <table:table-cell table:number-columns-repeated="1010"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[rf.A350]*analyze_resolution" office:value-type="float" office:value="17.85" calcext:value-type="float">
            <text:p>17,85</text:p>
          </table:table-cell>
          <table:table-cell table:formula="of:=RADIANS(-[rf.B350])" office:value-type="float" office:value="-0.311541271480988" calcext:value-type="float">
            <text:p>-0,311541271480988</text:p>
          </table:table-cell>
          <table:table-cell table:formula="of:=COS([rf.$B$6])*servo_saver_arm_length*COS([rf.C350])-SIN([rf.$B$6])*servo_saver_arm_length*SIN([rf.C350])+[rf.$B$24]" office:value-type="float" office:value="358.229796172049" calcext:value-type="float">
            <text:p>358,229796172049</text:p>
          </table:table-cell>
          <table:table-cell table:formula="of:=COS([rf.$B$6])*servo_saver_arm_length*SIN([rf.C350])+SIN([rf.$B$6])*servo_saver_arm_length*COS([rf.C350])+[rf.$C$24]" office:value-type="float" office:value="-4.90441724956684" calcext:value-type="float">
            <text:p>-4,90441724956684</text:p>
          </table:table-cell>
          <table:table-cell table:formula="of:=[$rf.D350]-[$rf.$B$14]" office:value-type="float" office:value="58.2297961720487" calcext:value-type="float">
            <text:p>58,2297961720487</text:p>
          </table:table-cell>
          <table:table-cell table:formula="of:=[rf.E350]-[$rf.$C$14]" office:value-type="float" office:value="85.0955827504331" calcext:value-type="float">
            <text:p>85,0955827504331</text:p>
          </table:table-cell>
          <table:table-cell table:style-name="Default" table:formula="of:=SQRT([rf.F350]^2+[rf.G350]^2)" office:value-type="float" office:value="103.111431790438" calcext:value-type="float">
            <text:p>103,111431790438</text:p>
          </table:table-cell>
          <table:table-cell table:formula="of:=([rf.H350]^2-[rf.$B$42]^2+[rf.$B$43]^2)/(2*[rf.H350])" office:value-type="float" office:value="0.181208980942311" calcext:value-type="float">
            <text:p>0,181208980942311</text:p>
          </table:table-cell>
          <table:table-cell table:formula="of:=ACOS([rf.I350]/[rf.$B$43])" office:value-type="float" office:value="1.56173575377853" calcext:value-type="float">
            <text:p>1,56173575377853</text:p>
          </table:table-cell>
          <table:table-cell table:style-name="ce17" table:formula="of:=ASIN([rf.F350]/[rf.H350])" office:value-type="float" office:value="0.600102261314404" calcext:value-type="float">
            <text:p>0,600102261314404</text:p>
          </table:table-cell>
          <table:table-cell table:style-name="ce17" table:formula="of:=IF(0.5*PI()-[rf.$B$9]&gt;[rf.K350];1;-1)" office:value-type="float" office:value="1" calcext:value-type="float">
            <text:p>1</text:p>
          </table:table-cell>
          <table:table-cell table:style-name="ce17" table:formula="of:=0.5*PI()-([rf.J350]*[rf.L350]+[rf.K350])" office:value-type="float" office:value="-0.591041688298042" calcext:value-type="float">
            <text:p>-0,591041688298042</text:p>
          </table:table-cell>
          <table:table-cell table:style-name="ce17" table:formula="of:=[rf.M350]-[rf.$B$8]" office:value-type="float" office:value="-0.241975837899176" calcext:value-type="float">
            <text:p>-0,241975837899176</text:p>
          </table:table-cell>
          <table:table-cell table:number-columns-repeated="1010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rf.A351]*analyze_resolution" office:value-type="float" office:value="18" calcext:value-type="float">
            <text:p>18</text:p>
          </table:table-cell>
          <table:table-cell table:formula="of:=RADIANS(-[rf.B351])" office:value-type="float" office:value="-0.314159265358979" calcext:value-type="float">
            <text:p>-0,314159265358979</text:p>
          </table:table-cell>
          <table:table-cell table:formula="of:=COS([rf.$B$6])*servo_saver_arm_length*COS([rf.C351])-SIN([rf.$B$6])*servo_saver_arm_length*SIN([rf.C351])+[rf.$B$24]" office:value-type="float" office:value="358.216904260722" calcext:value-type="float">
            <text:p>358,216904260722</text:p>
          </table:table-cell>
          <table:table-cell table:formula="of:=COS([rf.$B$6])*servo_saver_arm_length*SIN([rf.C351])+SIN([rf.$B$6])*servo_saver_arm_length*COS([rf.C351])+[rf.$C$24]" office:value-type="float" office:value="-4.94427190999916" calcext:value-type="float">
            <text:p>-4,94427190999916</text:p>
          </table:table-cell>
          <table:table-cell table:formula="of:=[$rf.D351]-[$rf.$B$14]" office:value-type="float" office:value="58.2169042607225" calcext:value-type="float">
            <text:p>58,2169042607225</text:p>
          </table:table-cell>
          <table:table-cell table:formula="of:=[rf.E351]-[$rf.$C$14]" office:value-type="float" office:value="85.0557280900008" calcext:value-type="float">
            <text:p>85,0557280900008</text:p>
          </table:table-cell>
          <table:table-cell table:style-name="Default" table:formula="of:=SQRT([rf.F351]^2+[rf.G351]^2)" office:value-type="float" office:value="103.071260895665" calcext:value-type="float">
            <text:p>103,071260895665</text:p>
          </table:table-cell>
          <table:table-cell table:formula="of:=([rf.H351]^2-[rf.$B$42]^2+[rf.$B$43]^2)/(2*[rf.H351])" office:value-type="float" office:value="0.141100882301539" calcext:value-type="float">
            <text:p>0,141100882301539</text:p>
          </table:table-cell>
          <table:table-cell table:formula="of:=ACOS([rf.I351]/[rf.$B$43])" office:value-type="float" office:value="1.56374122415263" calcext:value-type="float">
            <text:p>1,56374122415263</text:p>
          </table:table-cell>
          <table:table-cell table:style-name="ce17" table:formula="of:=ASIN([rf.F351]/[rf.H351])" office:value-type="float" office:value="0.600217400961135" calcext:value-type="float">
            <text:p>0,600217400961135</text:p>
          </table:table-cell>
          <table:table-cell table:style-name="ce17" table:formula="of:=IF(0.5*PI()-[rf.$B$9]&gt;[rf.K351];1;-1)" office:value-type="float" office:value="1" calcext:value-type="float">
            <text:p>1</text:p>
          </table:table-cell>
          <table:table-cell table:style-name="ce17" table:formula="of:=0.5*PI()-([rf.J351]*[rf.L351]+[rf.K351])" office:value-type="float" office:value="-0.593162298318867" calcext:value-type="float">
            <text:p>-0,593162298318867</text:p>
          </table:table-cell>
          <table:table-cell table:style-name="ce17" table:formula="of:=[rf.M351]-[rf.$B$8]" office:value-type="float" office:value="-0.244096447920001" calcext:value-type="float">
            <text:p>-0,244096447920001</text:p>
          </table:table-cell>
          <table:table-cell table:number-columns-repeated="1010"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[rf.A352]*analyze_resolution" office:value-type="float" office:value="18.15" calcext:value-type="float">
            <text:p>18,15</text:p>
          </table:table-cell>
          <table:table-cell table:formula="of:=RADIANS(-[rf.B352])" office:value-type="float" office:value="-0.316777259236971" calcext:value-type="float">
            <text:p>-0,316777259236971</text:p>
          </table:table-cell>
          <table:table-cell table:formula="of:=COS([rf.$B$6])*servo_saver_arm_length*COS([rf.C352])-SIN([rf.$B$6])*servo_saver_arm_length*SIN([rf.C352])+[rf.$B$24]" office:value-type="float" office:value="358.203908054438" calcext:value-type="float">
            <text:p>358,203908054438</text:p>
          </table:table-cell>
          <table:table-cell table:formula="of:=COS([rf.$B$6])*servo_saver_arm_length*SIN([rf.C352])+SIN([rf.$B$6])*servo_saver_arm_length*COS([rf.C352])+[rf.$C$24]" office:value-type="float" office:value="-4.98409268294541" calcext:value-type="float">
            <text:p>-4,98409268294541</text:p>
          </table:table-cell>
          <table:table-cell table:formula="of:=[$rf.D352]-[$rf.$B$14]" office:value-type="float" office:value="58.2039080544382" calcext:value-type="float">
            <text:p>58,2039080544382</text:p>
          </table:table-cell>
          <table:table-cell table:formula="of:=[rf.E352]-[$rf.$C$14]" office:value-type="float" office:value="85.0159073170546" calcext:value-type="float">
            <text:p>85,0159073170546</text:p>
          </table:table-cell>
          <table:table-cell table:style-name="Default" table:formula="of:=SQRT([rf.F352]^2+[rf.G352]^2)" office:value-type="float" office:value="103.031060412632" calcext:value-type="float">
            <text:p>103,031060412632</text:p>
          </table:table-cell>
          <table:table-cell table:formula="of:=([rf.H352]^2-[rf.$B$42]^2+[rf.$B$43]^2)/(2*[rf.H352])" office:value-type="float" office:value="0.100947611091924" calcext:value-type="float">
            <text:p>0,100947611091924</text:p>
          </table:table-cell>
          <table:table-cell table:formula="of:=ACOS([rf.I352]/[rf.$B$43])" office:value-type="float" office:value="1.56574892480883" calcext:value-type="float">
            <text:p>1,56574892480883</text:p>
          </table:table-cell>
          <table:table-cell table:style-name="ce17" table:formula="of:=ASIN([rf.F352]/[rf.H352])" office:value-type="float" office:value="0.600331609315877" calcext:value-type="float">
            <text:p>0,600331609315877</text:p>
          </table:table-cell>
          <table:table-cell table:style-name="ce17" table:formula="of:=IF(0.5*PI()-[rf.$B$9]&gt;[rf.K352];1;-1)" office:value-type="float" office:value="1" calcext:value-type="float">
            <text:p>1</text:p>
          </table:table-cell>
          <table:table-cell table:style-name="ce17" table:formula="of:=0.5*PI()-([rf.J352]*[rf.L352]+[rf.K352])" office:value-type="float" office:value="-0.595284207329815" calcext:value-type="float">
            <text:p>-0,595284207329815</text:p>
          </table:table-cell>
          <table:table-cell table:style-name="ce17" table:formula="of:=[rf.M352]-[rf.$B$8]" office:value-type="float" office:value="-0.246218356930949" calcext:value-type="float">
            <text:p>-0,246218356930949</text:p>
          </table:table-cell>
          <table:table-cell table:number-columns-repeated="1010"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[rf.A353]*analyze_resolution" office:value-type="float" office:value="18.3" calcext:value-type="float">
            <text:p>18,3</text:p>
          </table:table-cell>
          <table:table-cell table:formula="of:=RADIANS(-[rf.B353])" office:value-type="float" office:value="-0.319395253114962" calcext:value-type="float">
            <text:p>-0,319395253114962</text:p>
          </table:table-cell>
          <table:table-cell table:formula="of:=COS([rf.$B$6])*servo_saver_arm_length*COS([rf.C353])-SIN([rf.$B$6])*servo_saver_arm_length*SIN([rf.C353])+[rf.$B$24]" office:value-type="float" office:value="358.19080764227" calcext:value-type="float">
            <text:p>358,19080764227</text:p>
          </table:table-cell>
          <table:table-cell table:formula="of:=COS([rf.$B$6])*servo_saver_arm_length*SIN([rf.C353])+SIN([rf.$B$6])*servo_saver_arm_length*COS([rf.C353])+[rf.$C$24]" office:value-type="float" office:value="-5.02387929547848" calcext:value-type="float">
            <text:p>-5,02387929547848</text:p>
          </table:table-cell>
          <table:table-cell table:formula="of:=[$rf.D353]-[$rf.$B$14]" office:value-type="float" office:value="58.1908076422704" calcext:value-type="float">
            <text:p>58,1908076422704</text:p>
          </table:table-cell>
          <table:table-cell table:formula="of:=[rf.E353]-[$rf.$C$14]" office:value-type="float" office:value="84.9761207045215" calcext:value-type="float">
            <text:p>84,9761207045215</text:p>
          </table:table-cell>
          <table:table-cell table:style-name="Default" table:formula="of:=SQRT([rf.F353]^2+[rf.G353]^2)" office:value-type="float" office:value="102.990830582383" calcext:value-type="float">
            <text:p>102,990830582383</text:p>
          </table:table-cell>
          <table:table-cell table:formula="of:=([rf.H353]^2-[rf.$B$42]^2+[rf.$B$43]^2)/(2*[rf.H353])" office:value-type="float" office:value="0.0607493553586833" calcext:value-type="float">
            <text:p>0,060749355358683</text:p>
          </table:table-cell>
          <table:table-cell table:formula="of:=ACOS([rf.I353]/[rf.$B$43])" office:value-type="float" office:value="1.56775885435622" calcext:value-type="float">
            <text:p>1,56775885435622</text:p>
          </table:table-cell>
          <table:table-cell table:style-name="ce17" table:formula="of:=ASIN([rf.F353]/[rf.H353])" office:value-type="float" office:value="0.60044488460439" calcext:value-type="float">
            <text:p>0,60044488460439</text:p>
          </table:table-cell>
          <table:table-cell table:style-name="ce17" table:formula="of:=IF(0.5*PI()-[rf.$B$9]&gt;[rf.K353];1;-1)" office:value-type="float" office:value="1" calcext:value-type="float">
            <text:p>1</text:p>
          </table:table-cell>
          <table:table-cell table:style-name="ce17" table:formula="of:=0.5*PI()-([rf.J353]*[rf.L353]+[rf.K353])" office:value-type="float" office:value="-0.597407412165717" calcext:value-type="float">
            <text:p>-0,597407412165717</text:p>
          </table:table-cell>
          <table:table-cell table:style-name="ce17" table:formula="of:=[rf.M353]-[rf.$B$8]" office:value-type="float" office:value="-0.248341561766851" calcext:value-type="float">
            <text:p>-0,248341561766851</text:p>
          </table:table-cell>
          <table:table-cell table:number-columns-repeated="1010"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[rf.A354]*analyze_resolution" office:value-type="float" office:value="18.45" calcext:value-type="float">
            <text:p>18,45</text:p>
          </table:table-cell>
          <table:table-cell table:formula="of:=RADIANS(-[rf.B354])" office:value-type="float" office:value="-0.322013246992954" calcext:value-type="float">
            <text:p>-0,322013246992954</text:p>
          </table:table-cell>
          <table:table-cell table:formula="of:=COS([rf.$B$6])*servo_saver_arm_length*COS([rf.C354])-SIN([rf.$B$6])*servo_saver_arm_length*SIN([rf.C354])+[rf.$B$24]" office:value-type="float" office:value="358.177603114008" calcext:value-type="float">
            <text:p>358,177603114008</text:p>
          </table:table-cell>
          <table:table-cell table:formula="of:=COS([rf.$B$6])*servo_saver_arm_length*SIN([rf.C354])+SIN([rf.$B$6])*servo_saver_arm_length*COS([rf.C354])+[rf.$C$24]" office:value-type="float" office:value="-5.06363147490538" calcext:value-type="float">
            <text:p>-5,06363147490538</text:p>
          </table:table-cell>
          <table:table-cell table:formula="of:=[$rf.D354]-[$rf.$B$14]" office:value-type="float" office:value="58.1776031140081" calcext:value-type="float">
            <text:p>58,1776031140081</text:p>
          </table:table-cell>
          <table:table-cell table:formula="of:=[rf.E354]-[$rf.$C$14]" office:value-type="float" office:value="84.9363685250946" calcext:value-type="float">
            <text:p>84,9363685250946</text:p>
          </table:table-cell>
          <table:table-cell table:style-name="Default" table:formula="of:=SQRT([rf.F354]^2+[rf.G354]^2)" office:value-type="float" office:value="102.950571646406" calcext:value-type="float">
            <text:p>102,950571646406</text:p>
          </table:table-cell>
          <table:table-cell table:formula="of:=([rf.H354]^2-[rf.$B$42]^2+[rf.$B$43]^2)/(2*[rf.H354])" office:value-type="float" office:value="0.0205063038336933" calcext:value-type="float">
            <text:p>0,020506303833693</text:p>
          </table:table-cell>
          <table:table-cell table:formula="of:=ACOS([rf.I354]/[rf.$B$43])" office:value-type="float" office:value="1.56977101142356" calcext:value-type="float">
            <text:p>1,56977101142356</text:p>
          </table:table-cell>
          <table:table-cell table:style-name="ce17" table:formula="of:=ASIN([rf.F354]/[rf.H354])" office:value-type="float" office:value="0.600557225053934" calcext:value-type="float">
            <text:p>0,600557225053934</text:p>
          </table:table-cell>
          <table:table-cell table:style-name="ce17" table:formula="of:=IF(0.5*PI()-[rf.$B$9]&gt;[rf.K354];1;-1)" office:value-type="float" office:value="1" calcext:value-type="float">
            <text:p>1</text:p>
          </table:table-cell>
          <table:table-cell table:style-name="ce17" table:formula="of:=0.5*PI()-([rf.J354]*[rf.L354]+[rf.K354])" office:value-type="float" office:value="-0.599531909682602" calcext:value-type="float">
            <text:p>-0,599531909682602</text:p>
          </table:table-cell>
          <table:table-cell table:style-name="ce17" table:formula="of:=[rf.M354]-[rf.$B$8]" office:value-type="float" office:value="-0.250466059283736" calcext:value-type="float">
            <text:p>-0,250466059283736</text:p>
          </table:table-cell>
          <table:table-cell table:number-columns-repeated="1010"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[rf.A355]*analyze_resolution" office:value-type="float" office:value="18.6" calcext:value-type="float">
            <text:p>18,6</text:p>
          </table:table-cell>
          <table:table-cell table:formula="of:=RADIANS(-[rf.B355])" office:value-type="float" office:value="-0.324631240870945" calcext:value-type="float">
            <text:p>-0,324631240870945</text:p>
          </table:table-cell>
          <table:table-cell table:formula="of:=COS([rf.$B$6])*servo_saver_arm_length*COS([rf.C355])-SIN([rf.$B$6])*servo_saver_arm_length*SIN([rf.C355])+[rf.$B$24]" office:value-type="float" office:value="358.164294560153" calcext:value-type="float">
            <text:p>358,164294560153</text:p>
          </table:table-cell>
          <table:table-cell table:formula="of:=COS([rf.$B$6])*servo_saver_arm_length*SIN([rf.C355])+SIN([rf.$B$6])*servo_saver_arm_length*COS([rf.C355])+[rf.$C$24]" office:value-type="float" office:value="-5.10334894876912" calcext:value-type="float">
            <text:p>-5,10334894876912</text:p>
          </table:table-cell>
          <table:table-cell table:formula="of:=[$rf.D355]-[$rf.$B$14]" office:value-type="float" office:value="58.1642945601534" calcext:value-type="float">
            <text:p>58,1642945601534</text:p>
          </table:table-cell>
          <table:table-cell table:formula="of:=[rf.E355]-[$rf.$C$14]" office:value-type="float" office:value="84.8966510512309" calcext:value-type="float">
            <text:p>84,8966510512309</text:p>
          </table:table-cell>
          <table:table-cell table:style-name="Default" table:formula="of:=SQRT([rf.F355]^2+[rf.G355]^2)" office:value-type="float" office:value="102.910283846634" calcext:value-type="float">
            <text:p>102,910283846634</text:p>
          </table:table-cell>
          <table:table-cell table:formula="of:=([rf.H355]^2-[rf.$B$42]^2+[rf.$B$43]^2)/(2*[rf.H355])" office:value-type="float" office:value="-0.0197813540626312" calcext:value-type="float">
            <text:p>-0,019781354062631</text:p>
          </table:table-cell>
          <table:table-cell table:formula="of:=ACOS([rf.I355]/[rf.$B$43])" office:value-type="float" office:value="1.57178539465929" calcext:value-type="float">
            <text:p>1,57178539465929</text:p>
          </table:table-cell>
          <table:table-cell table:style-name="ce17" table:formula="of:=ASIN([rf.F355]/[rf.H355])" office:value-type="float" office:value="0.600668628893291" calcext:value-type="float">
            <text:p>0,600668628893291</text:p>
          </table:table-cell>
          <table:table-cell table:style-name="ce17" table:formula="of:=IF(0.5*PI()-[rf.$B$9]&gt;[rf.K355];1;-1)" office:value-type="float" office:value="1" calcext:value-type="float">
            <text:p>1</text:p>
          </table:table-cell>
          <table:table-cell table:style-name="ce17" table:formula="of:=0.5*PI()-([rf.J355]*[rf.L355]+[rf.K355])" office:value-type="float" office:value="-0.601657696757683" calcext:value-type="float">
            <text:p>-0,601657696757683</text:p>
          </table:table-cell>
          <table:table-cell table:style-name="ce17" table:formula="of:=[rf.M355]-[rf.$B$8]" office:value-type="float" office:value="-0.252591846358817" calcext:value-type="float">
            <text:p>-0,252591846358817</text:p>
          </table:table-cell>
          <table:table-cell table:number-columns-repeated="1010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[rf.A356]*analyze_resolution" office:value-type="float" office:value="18.75" calcext:value-type="float">
            <text:p>18,75</text:p>
          </table:table-cell>
          <table:table-cell table:formula="of:=RADIANS(-[rf.B356])" office:value-type="float" office:value="-0.327249234748937" calcext:value-type="float">
            <text:p>-0,327249234748937</text:p>
          </table:table-cell>
          <table:table-cell table:formula="of:=COS([rf.$B$6])*servo_saver_arm_length*COS([rf.C356])-SIN([rf.$B$6])*servo_saver_arm_length*SIN([rf.C356])+[rf.$B$24]" office:value-type="float" office:value="358.150882071922" calcext:value-type="float">
            <text:p>358,150882071922</text:p>
          </table:table-cell>
          <table:table-cell table:formula="of:=COS([rf.$B$6])*servo_saver_arm_length*SIN([rf.C356])+SIN([rf.$B$6])*servo_saver_arm_length*COS([rf.C356])+[rf.$C$24]" office:value-type="float" office:value="-5.14303144485059" calcext:value-type="float">
            <text:p>-5,14303144485059</text:p>
          </table:table-cell>
          <table:table-cell table:formula="of:=[$rf.D356]-[$rf.$B$14]" office:value-type="float" office:value="58.1508820719217" calcext:value-type="float">
            <text:p>58,1508820719217</text:p>
          </table:table-cell>
          <table:table-cell table:formula="of:=[rf.E356]-[$rf.$C$14]" office:value-type="float" office:value="84.8569685551494" calcext:value-type="float">
            <text:p>84,8569685551494</text:p>
          </table:table-cell>
          <table:table-cell table:style-name="Default" table:formula="of:=SQRT([rf.F356]^2+[rf.G356]^2)" office:value-type="float" office:value="102.869967425445" calcext:value-type="float">
            <text:p>102,869967425445</text:p>
          </table:table-cell>
          <table:table-cell table:formula="of:=([rf.H356]^2-[rf.$B$42]^2+[rf.$B$43]^2)/(2*[rf.H356])" office:value-type="float" office:value="-0.060113428219306" calcext:value-type="float">
            <text:p>-0,060113428219306</text:p>
          </table:table-cell>
          <table:table-cell table:formula="of:=ACOS([rf.I356]/[rf.$B$43])" office:value-type="float" office:value="1.57380200273145" calcext:value-type="float">
            <text:p>1,57380200273145</text:p>
          </table:table-cell>
          <table:table-cell table:style-name="ce17" table:formula="of:=ASIN([rf.F356]/[rf.H356])" office:value-type="float" office:value="0.600779094352794" calcext:value-type="float">
            <text:p>0,600779094352794</text:p>
          </table:table-cell>
          <table:table-cell table:style-name="ce17" table:formula="of:=IF(0.5*PI()-[rf.$B$9]&gt;[rf.K356];1;-1)" office:value-type="float" office:value="1" calcext:value-type="float">
            <text:p>1</text:p>
          </table:table-cell>
          <table:table-cell table:style-name="ce17" table:formula="of:=0.5*PI()-([rf.J356]*[rf.L356]+[rf.K356])" office:value-type="float" office:value="-0.603784770289347" calcext:value-type="float">
            <text:p>-0,603784770289347</text:p>
          </table:table-cell>
          <table:table-cell table:style-name="ce17" table:formula="of:=[rf.M356]-[rf.$B$8]" office:value-type="float" office:value="-0.254718919890481" calcext:value-type="float">
            <text:p>-0,254718919890481</text:p>
          </table:table-cell>
          <table:table-cell table:number-columns-repeated="1010"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[rf.A357]*analyze_resolution" office:value-type="float" office:value="18.9" calcext:value-type="float">
            <text:p>18,9</text:p>
          </table:table-cell>
          <table:table-cell table:formula="of:=RADIANS(-[rf.B357])" office:value-type="float" office:value="-0.329867228626928" calcext:value-type="float">
            <text:p>-0,329867228626928</text:p>
          </table:table-cell>
          <table:table-cell table:formula="of:=COS([rf.$B$6])*servo_saver_arm_length*COS([rf.C357])-SIN([rf.$B$6])*servo_saver_arm_length*SIN([rf.C357])+[rf.$B$24]" office:value-type="float" office:value="358.137365741241" calcext:value-type="float">
            <text:p>358,137365741241</text:p>
          </table:table-cell>
          <table:table-cell table:formula="of:=COS([rf.$B$6])*servo_saver_arm_length*SIN([rf.C357])+SIN([rf.$B$6])*servo_saver_arm_length*COS([rf.C357])+[rf.$C$24]" office:value-type="float" office:value="-5.18267869117039" calcext:value-type="float">
            <text:p>-5,18267869117039</text:p>
          </table:table-cell>
          <table:table-cell table:formula="of:=[$rf.D357]-[$rf.$B$14]" office:value-type="float" office:value="58.1373657412407" calcext:value-type="float">
            <text:p>58,1373657412407</text:p>
          </table:table-cell>
          <table:table-cell table:formula="of:=[rf.E357]-[$rf.$C$14]" office:value-type="float" office:value="84.8173213088296" calcext:value-type="float">
            <text:p>84,8173213088296</text:p>
          </table:table-cell>
          <table:table-cell table:style-name="Default" table:formula="of:=SQRT([rf.F357]^2+[rf.G357]^2)" office:value-type="float" office:value="102.829622625662" calcext:value-type="float">
            <text:p>102,829622625662</text:p>
          </table:table-cell>
          <table:table-cell table:formula="of:=([rf.H357]^2-[rf.$B$42]^2+[rf.$B$43]^2)/(2*[rf.H357])" office:value-type="float" office:value="-0.100489727832927" calcext:value-type="float">
            <text:p>-0,100489727832927</text:p>
          </table:table-cell>
          <table:table-cell table:formula="of:=ACOS([rf.I357]/[rf.$B$43])" office:value-type="float" office:value="1.5758208343277" calcext:value-type="float">
            <text:p>1,5758208343277</text:p>
          </table:table-cell>
          <table:table-cell table:style-name="ce17" table:formula="of:=ASIN([rf.F357]/[rf.H357])" office:value-type="float" office:value="0.600888619664348" calcext:value-type="float">
            <text:p>0,600888619664348</text:p>
          </table:table-cell>
          <table:table-cell table:style-name="ce17" table:formula="of:=IF(0.5*PI()-[rf.$B$9]&gt;[rf.K357];1;-1)" office:value-type="float" office:value="1" calcext:value-type="float">
            <text:p>1</text:p>
          </table:table-cell>
          <table:table-cell table:style-name="ce17" table:formula="of:=0.5*PI()-([rf.J357]*[rf.L357]+[rf.K357])" office:value-type="float" office:value="-0.605913127197149" calcext:value-type="float">
            <text:p>-0,605913127197149</text:p>
          </table:table-cell>
          <table:table-cell table:style-name="ce17" table:formula="of:=[rf.M357]-[rf.$B$8]" office:value-type="float" office:value="-0.256847276798283" calcext:value-type="float">
            <text:p>-0,256847276798283</text:p>
          </table:table-cell>
          <table:table-cell table:number-columns-repeated="1010"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[rf.A358]*analyze_resolution" office:value-type="float" office:value="19.05" calcext:value-type="float">
            <text:p>19,05</text:p>
          </table:table-cell>
          <table:table-cell table:formula="of:=RADIANS(-[rf.B358])" office:value-type="float" office:value="-0.33248522250492" calcext:value-type="float">
            <text:p>-0,33248522250492</text:p>
          </table:table-cell>
          <table:table-cell table:formula="of:=COS([rf.$B$6])*servo_saver_arm_length*COS([rf.C358])-SIN([rf.$B$6])*servo_saver_arm_length*SIN([rf.C358])+[rf.$B$24]" office:value-type="float" office:value="358.12374566075" calcext:value-type="float">
            <text:p>358,12374566075</text:p>
          </table:table-cell>
          <table:table-cell table:formula="of:=COS([rf.$B$6])*servo_saver_arm_length*SIN([rf.C358])+SIN([rf.$B$6])*servo_saver_arm_length*COS([rf.C358])+[rf.$C$24]" office:value-type="float" office:value="-5.22229041599075" calcext:value-type="float">
            <text:p>-5,22229041599075</text:p>
          </table:table-cell>
          <table:table-cell table:formula="of:=[$rf.D358]-[$rf.$B$14]" office:value-type="float" office:value="58.1237456607499" calcext:value-type="float">
            <text:p>58,1237456607499</text:p>
          </table:table-cell>
          <table:table-cell table:formula="of:=[rf.E358]-[$rf.$C$14]" office:value-type="float" office:value="84.7777095840092" calcext:value-type="float">
            <text:p>84,7777095840092</text:p>
          </table:table-cell>
          <table:table-cell table:style-name="Default" table:formula="of:=SQRT([rf.F358]^2+[rf.G358]^2)" office:value-type="float" office:value="102.78924969055" calcext:value-type="float">
            <text:p>102,78924969055</text:p>
          </table:table-cell>
          <table:table-cell table:formula="of:=([rf.H358]^2-[rf.$B$42]^2+[rf.$B$43]^2)/(2*[rf.H358])" office:value-type="float" office:value="-0.140910061405832" calcext:value-type="float">
            <text:p>-0,140910061405832</text:p>
          </table:table-cell>
          <table:table-cell table:formula="of:=ACOS([rf.I358]/[rf.$B$43])" office:value-type="float" office:value="1.57784188815524" calcext:value-type="float">
            <text:p>1,57784188815524</text:p>
          </table:table-cell>
          <table:table-cell table:style-name="ce17" table:formula="of:=ASIN([rf.F358]/[rf.H358])" office:value-type="float" office:value="0.600997203061454" calcext:value-type="float">
            <text:p>0,600997203061454</text:p>
          </table:table-cell>
          <table:table-cell table:style-name="ce17" table:formula="of:=IF(0.5*PI()-[rf.$B$9]&gt;[rf.K358];1;-1)" office:value-type="float" office:value="1" calcext:value-type="float">
            <text:p>1</text:p>
          </table:table-cell>
          <table:table-cell table:style-name="ce17" table:formula="of:=0.5*PI()-([rf.J358]*[rf.L358]+[rf.K358])" office:value-type="float" office:value="-0.608042764421802" calcext:value-type="float">
            <text:p>-0,608042764421802</text:p>
          </table:table-cell>
          <table:table-cell table:style-name="ce17" table:formula="of:=[rf.M358]-[rf.$B$8]" office:value-type="float" office:value="-0.258976914022936" calcext:value-type="float">
            <text:p>-0,258976914022936</text:p>
          </table:table-cell>
          <table:table-cell table:number-columns-repeated="1010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rf.A359]*analyze_resolution" office:value-type="float" office:value="19.2" calcext:value-type="float">
            <text:p>19,2</text:p>
          </table:table-cell>
          <table:table-cell table:formula="of:=RADIANS(-[rf.B359])" office:value-type="float" office:value="-0.335103216382911" calcext:value-type="float">
            <text:p>-0,335103216382911</text:p>
          </table:table-cell>
          <table:table-cell table:formula="of:=COS([rf.$B$6])*servo_saver_arm_length*COS([rf.C359])-SIN([rf.$B$6])*servo_saver_arm_length*SIN([rf.C359])+[rf.$B$24]" office:value-type="float" office:value="358.1100219238" calcext:value-type="float">
            <text:p>358,1100219238</text:p>
          </table:table-cell>
          <table:table-cell table:formula="of:=COS([rf.$B$6])*servo_saver_arm_length*SIN([rf.C359])+SIN([rf.$B$6])*servo_saver_arm_length*COS([rf.C359])+[rf.$C$24]" office:value-type="float" office:value="-5.26186634781733" calcext:value-type="float">
            <text:p>-5,26186634781733</text:p>
          </table:table-cell>
          <table:table-cell table:formula="of:=[$rf.D359]-[$rf.$B$14]" office:value-type="float" office:value="58.1100219237997" calcext:value-type="float">
            <text:p>58,1100219237997</text:p>
          </table:table-cell>
          <table:table-cell table:formula="of:=[rf.E359]-[$rf.$C$14]" office:value-type="float" office:value="84.7381336521827" calcext:value-type="float">
            <text:p>84,7381336521827</text:p>
          </table:table-cell>
          <table:table-cell table:style-name="Default" table:formula="of:=SQRT([rf.F359]^2+[rf.G359]^2)" office:value-type="float" office:value="102.748848863818" calcext:value-type="float">
            <text:p>102,748848863818</text:p>
          </table:table-cell>
          <table:table-cell table:formula="of:=([rf.H359]^2-[rf.$B$42]^2+[rf.$B$43]^2)/(2*[rf.H359])" office:value-type="float" office:value="-0.181374236744042" calcext:value-type="float">
            <text:p>-0,181374236744042</text:p>
          </table:table-cell>
          <table:table-cell table:formula="of:=ACOS([rf.I359]/[rf.$B$43])" office:value-type="float" office:value="1.57986516294083" calcext:value-type="float">
            <text:p>1,57986516294083</text:p>
          </table:table-cell>
          <table:table-cell table:style-name="ce17" table:formula="of:=ASIN([rf.F359]/[rf.H359])" office:value-type="float" office:value="0.601104842779237" calcext:value-type="float">
            <text:p>0,601104842779237</text:p>
          </table:table-cell>
          <table:table-cell table:style-name="ce17" table:formula="of:=IF(0.5*PI()-[rf.$B$9]&gt;[rf.K359];1;-1)" office:value-type="float" office:value="1" calcext:value-type="float">
            <text:p>1</text:p>
          </table:table-cell>
          <table:table-cell table:style-name="ce17" table:formula="of:=0.5*PI()-([rf.J359]*[rf.L359]+[rf.K359])" office:value-type="float" office:value="-0.610173678925169" calcext:value-type="float">
            <text:p>-0,610173678925169</text:p>
          </table:table-cell>
          <table:table-cell table:style-name="ce17" table:formula="of:=[rf.M359]-[rf.$B$8]" office:value-type="float" office:value="-0.261107828526303" calcext:value-type="float">
            <text:p>-0,261107828526303</text:p>
          </table:table-cell>
          <table:table-cell table:number-columns-repeated="1010"/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[rf.A360]*analyze_resolution" office:value-type="float" office:value="19.35" calcext:value-type="float">
            <text:p>19,35</text:p>
          </table:table-cell>
          <table:table-cell table:formula="of:=RADIANS(-[rf.B360])" office:value-type="float" office:value="-0.337721210260903" calcext:value-type="float">
            <text:p>-0,337721210260903</text:p>
          </table:table-cell>
          <table:table-cell table:formula="of:=COS([rf.$B$6])*servo_saver_arm_length*COS([rf.C360])-SIN([rf.$B$6])*servo_saver_arm_length*SIN([rf.C360])+[rf.$B$24]" office:value-type="float" office:value="358.096194624451" calcext:value-type="float">
            <text:p>358,096194624451</text:p>
          </table:table-cell>
          <table:table-cell table:formula="of:=COS([rf.$B$6])*servo_saver_arm_length*SIN([rf.C360])+SIN([rf.$B$6])*servo_saver_arm_length*COS([rf.C360])+[rf.$C$24]" office:value-type="float" office:value="-5.30140621540114" calcext:value-type="float">
            <text:p>-5,30140621540114</text:p>
          </table:table-cell>
          <table:table-cell table:formula="of:=[$rf.D360]-[$rf.$B$14]" office:value-type="float" office:value="58.0961946244511" calcext:value-type="float">
            <text:p>58,0961946244511</text:p>
          </table:table-cell>
          <table:table-cell table:formula="of:=[rf.E360]-[$rf.$C$14]" office:value-type="float" office:value="84.6985937845989" calcext:value-type="float">
            <text:p>84,6985937845989</text:p>
          </table:table-cell>
          <table:table-cell table:style-name="Default" table:formula="of:=SQRT([rf.F360]^2+[rf.G360]^2)" office:value-type="float" office:value="102.708420389618" calcext:value-type="float">
            <text:p>102,708420389618</text:p>
          </table:table-cell>
          <table:table-cell table:formula="of:=([rf.H360]^2-[rf.$B$42]^2+[rf.$B$43]^2)/(2*[rf.H360])" office:value-type="float" office:value="-0.221882060955544" calcext:value-type="float">
            <text:p>-0,221882060955544</text:p>
          </table:table-cell>
          <table:table-cell table:formula="of:=ACOS([rf.I360]/[rf.$B$43])" office:value-type="float" office:value="1.58189065743069" calcext:value-type="float">
            <text:p>1,58189065743069</text:p>
          </table:table-cell>
          <table:table-cell table:style-name="ce17" table:formula="of:=ASIN([rf.F360]/[rf.H360])" office:value-type="float" office:value="0.601211537054467" calcext:value-type="float">
            <text:p>0,601211537054467</text:p>
          </table:table-cell>
          <table:table-cell table:style-name="ce17" table:formula="of:=IF(0.5*PI()-[rf.$B$9]&gt;[rf.K360];1;-1)" office:value-type="float" office:value="1" calcext:value-type="float">
            <text:p>1</text:p>
          </table:table-cell>
          <table:table-cell table:style-name="ce17" table:formula="of:=0.5*PI()-([rf.J360]*[rf.L360]+[rf.K360])" office:value-type="float" office:value="-0.612305867690261" calcext:value-type="float">
            <text:p>-0,612305867690261</text:p>
          </table:table-cell>
          <table:table-cell table:style-name="ce17" table:formula="of:=[rf.M360]-[rf.$B$8]" office:value-type="float" office:value="-0.263240017291395" calcext:value-type="float">
            <text:p>-0,263240017291395</text:p>
          </table:table-cell>
          <table:table-cell table:number-columns-repeated="1010"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[rf.A361]*analyze_resolution" office:value-type="float" office:value="19.5" calcext:value-type="float">
            <text:p>19,5</text:p>
          </table:table-cell>
          <table:table-cell table:formula="of:=RADIANS(-[rf.B361])" office:value-type="float" office:value="-0.340339204138894" calcext:value-type="float">
            <text:p>-0,340339204138894</text:p>
          </table:table-cell>
          <table:table-cell table:formula="of:=COS([rf.$B$6])*servo_saver_arm_length*COS([rf.C361])-SIN([rf.$B$6])*servo_saver_arm_length*SIN([rf.C361])+[rf.$B$24]" office:value-type="float" office:value="358.082263857475" calcext:value-type="float">
            <text:p>358,082263857475</text:p>
          </table:table-cell>
          <table:table-cell table:formula="of:=COS([rf.$B$6])*servo_saver_arm_length*SIN([rf.C361])+SIN([rf.$B$6])*servo_saver_arm_length*COS([rf.C361])+[rf.$C$24]" office:value-type="float" office:value="-5.34090974774033" calcext:value-type="float">
            <text:p>-5,34090974774033</text:p>
          </table:table-cell>
          <table:table-cell table:formula="of:=[$rf.D361]-[$rf.$B$14]" office:value-type="float" office:value="58.0822638574749" calcext:value-type="float">
            <text:p>58,0822638574749</text:p>
          </table:table-cell>
          <table:table-cell table:formula="of:=[rf.E361]-[$rf.$C$14]" office:value-type="float" office:value="84.6590902522597" calcext:value-type="float">
            <text:p>84,6590902522597</text:p>
          </table:table-cell>
          <table:table-cell table:style-name="Default" table:formula="of:=SQRT([rf.F361]^2+[rf.G361]^2)" office:value-type="float" office:value="102.667964512547" calcext:value-type="float">
            <text:p>102,667964512547</text:p>
          </table:table-cell>
          <table:table-cell table:formula="of:=([rf.H361]^2-[rf.$B$42]^2+[rf.$B$43]^2)/(2*[rf.H361])" office:value-type="float" office:value="-0.262433340448166" calcext:value-type="float">
            <text:p>-0,262433340448166</text:p>
          </table:table-cell>
          <table:table-cell table:formula="of:=ACOS([rf.I361]/[rf.$B$43])" office:value-type="float" office:value="1.58391837039053" calcext:value-type="float">
            <text:p>1,58391837039053</text:p>
          </table:table-cell>
          <table:table-cell table:style-name="ce17" table:formula="of:=ASIN([rf.F361]/[rf.H361])" office:value-type="float" office:value="0.601317284125588" calcext:value-type="float">
            <text:p>0,601317284125588</text:p>
          </table:table-cell>
          <table:table-cell table:style-name="ce17" table:formula="of:=IF(0.5*PI()-[rf.$B$9]&gt;[rf.K361];1;-1)" office:value-type="float" office:value="1" calcext:value-type="float">
            <text:p>1</text:p>
          </table:table-cell>
          <table:table-cell table:style-name="ce17" table:formula="of:=0.5*PI()-([rf.J361]*[rf.L361]+[rf.K361])" office:value-type="float" office:value="-0.614439327721223" calcext:value-type="float">
            <text:p>-0,614439327721223</text:p>
          </table:table-cell>
          <table:table-cell table:style-name="ce17" table:formula="of:=[rf.M361]-[rf.$B$8]" office:value-type="float" office:value="-0.265373477322358" calcext:value-type="float">
            <text:p>-0,265373477322358</text:p>
          </table:table-cell>
          <table:table-cell table:number-columns-repeated="1010"/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[rf.A362]*analyze_resolution" office:value-type="float" office:value="19.65" calcext:value-type="float">
            <text:p>19,65</text:p>
          </table:table-cell>
          <table:table-cell table:formula="of:=RADIANS(-[rf.B362])" office:value-type="float" office:value="-0.342957198016886" calcext:value-type="float">
            <text:p>-0,342957198016886</text:p>
          </table:table-cell>
          <table:table-cell table:formula="of:=COS([rf.$B$6])*servo_saver_arm_length*COS([rf.C362])-SIN([rf.$B$6])*servo_saver_arm_length*SIN([rf.C362])+[rf.$B$24]" office:value-type="float" office:value="358.068229718351" calcext:value-type="float">
            <text:p>358,068229718351</text:p>
          </table:table-cell>
          <table:table-cell table:formula="of:=COS([rf.$B$6])*servo_saver_arm_length*SIN([rf.C362])+SIN([rf.$B$6])*servo_saver_arm_length*COS([rf.C362])+[rf.$C$24]" office:value-type="float" office:value="-5.38037667408214" calcext:value-type="float">
            <text:p>-5,38037667408214</text:p>
          </table:table-cell>
          <table:table-cell table:formula="of:=[$rf.D362]-[$rf.$B$14]" office:value-type="float" office:value="58.0682297183509" calcext:value-type="float">
            <text:p>58,0682297183509</text:p>
          </table:table-cell>
          <table:table-cell table:formula="of:=[rf.E362]-[$rf.$C$14]" office:value-type="float" office:value="84.6196233259179" calcext:value-type="float">
            <text:p>84,6196233259179</text:p>
          </table:table-cell>
          <table:table-cell table:style-name="Default" table:formula="of:=SQRT([rf.F362]^2+[rf.G362]^2)" office:value-type="float" office:value="102.62748147764" calcext:value-type="float">
            <text:p>102,62748147764</text:p>
          </table:table-cell>
          <table:table-cell table:formula="of:=([rf.H362]^2-[rf.$B$42]^2+[rf.$B$43]^2)/(2*[rf.H362])" office:value-type="float" office:value="-0.303027880927902" calcext:value-type="float">
            <text:p>-0,303027880927902</text:p>
          </table:table-cell>
          <table:table-cell table:formula="of:=ACOS([rf.I362]/[rf.$B$43])" office:value-type="float" office:value="1.5859483006055" calcext:value-type="float">
            <text:p>1,5859483006055</text:p>
          </table:table-cell>
          <table:table-cell table:style-name="ce17" table:formula="of:=ASIN([rf.F362]/[rf.H362])" office:value-type="float" office:value="0.60142208223274" calcext:value-type="float">
            <text:p>0,60142208223274</text:p>
          </table:table-cell>
          <table:table-cell table:style-name="ce17" table:formula="of:=IF(0.5*PI()-[rf.$B$9]&gt;[rf.K362];1;-1)" office:value-type="float" office:value="1" calcext:value-type="float">
            <text:p>1</text:p>
          </table:table-cell>
          <table:table-cell table:style-name="ce17" table:formula="of:=0.5*PI()-([rf.J362]*[rf.L362]+[rf.K362])" office:value-type="float" office:value="-0.616574056043339" calcext:value-type="float">
            <text:p>-0,616574056043339</text:p>
          </table:table-cell>
          <table:table-cell table:style-name="ce17" table:formula="of:=[rf.M362]-[rf.$B$8]" office:value-type="float" office:value="-0.267508205644473" calcext:value-type="float">
            <text:p>-0,267508205644473</text:p>
          </table:table-cell>
          <table:table-cell table:number-columns-repeated="1010"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[rf.A363]*analyze_resolution" office:value-type="float" office:value="19.8" calcext:value-type="float">
            <text:p>19,8</text:p>
          </table:table-cell>
          <table:table-cell table:formula="of:=RADIANS(-[rf.B363])" office:value-type="float" office:value="-0.345575191894877" calcext:value-type="float">
            <text:p>-0,345575191894877</text:p>
          </table:table-cell>
          <table:table-cell table:formula="of:=COS([rf.$B$6])*servo_saver_arm_length*COS([rf.C363])-SIN([rf.$B$6])*servo_saver_arm_length*SIN([rf.C363])+[rf.$B$24]" office:value-type="float" office:value="358.054092303268" calcext:value-type="float">
            <text:p>358,054092303268</text:p>
          </table:table-cell>
          <table:table-cell table:formula="of:=COS([rf.$B$6])*servo_saver_arm_length*SIN([rf.C363])+SIN([rf.$B$6])*servo_saver_arm_length*COS([rf.C363])+[rf.$C$24]" office:value-type="float" office:value="-5.41980672392466" calcext:value-type="float">
            <text:p>-5,41980672392466</text:p>
          </table:table-cell>
          <table:table-cell table:formula="of:=[$rf.D363]-[$rf.$B$14]" office:value-type="float" office:value="58.0540923032676" calcext:value-type="float">
            <text:p>58,0540923032676</text:p>
          </table:table-cell>
          <table:table-cell table:formula="of:=[rf.E363]-[$rf.$C$14]" office:value-type="float" office:value="84.5801932760753" calcext:value-type="float">
            <text:p>84,5801932760753</text:p>
          </table:table-cell>
          <table:table-cell table:style-name="Default" table:formula="of:=SQRT([rf.F363]^2+[rf.G363]^2)" office:value-type="float" office:value="102.586971530378" calcext:value-type="float">
            <text:p>102,586971530378</text:p>
          </table:table-cell>
          <table:table-cell table:formula="of:=([rf.H363]^2-[rf.$B$42]^2+[rf.$B$43]^2)/(2*[rf.H363])" office:value-type="float" office:value="-0.343665487396739" calcext:value-type="float">
            <text:p>-0,343665487396739</text:p>
          </table:table-cell>
          <table:table-cell table:formula="of:=ACOS([rf.I363]/[rf.$B$43])" office:value-type="float" office:value="1.58798044688012" calcext:value-type="float">
            <text:p>1,58798044688012</text:p>
          </table:table-cell>
          <table:table-cell table:style-name="ce17" table:formula="of:=ASIN([rf.F363]/[rf.H363])" office:value-type="float" office:value="0.601525929617785" calcext:value-type="float">
            <text:p>0,601525929617785</text:p>
          </table:table-cell>
          <table:table-cell table:style-name="ce17" table:formula="of:=IF(0.5*PI()-[rf.$B$9]&gt;[rf.K363];1;-1)" office:value-type="float" office:value="1" calcext:value-type="float">
            <text:p>1</text:p>
          </table:table-cell>
          <table:table-cell table:style-name="ce17" table:formula="of:=0.5*PI()-([rf.J363]*[rf.L363]+[rf.K363])" office:value-type="float" office:value="-0.618710049703012" calcext:value-type="float">
            <text:p>-0,618710049703012</text:p>
          </table:table-cell>
          <table:table-cell table:style-name="ce17" table:formula="of:=[rf.M363]-[rf.$B$8]" office:value-type="float" office:value="-0.269644199304147" calcext:value-type="float">
            <text:p>-0,269644199304147</text:p>
          </table:table-cell>
          <table:table-cell table:number-columns-repeated="1010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[rf.A364]*analyze_resolution" office:value-type="float" office:value="19.95" calcext:value-type="float">
            <text:p>19,95</text:p>
          </table:table-cell>
          <table:table-cell table:formula="of:=RADIANS(-[rf.B364])" office:value-type="float" office:value="-0.348193185772869" calcext:value-type="float">
            <text:p>-0,348193185772869</text:p>
          </table:table-cell>
          <table:table-cell table:formula="of:=COS([rf.$B$6])*servo_saver_arm_length*COS([rf.C364])-SIN([rf.$B$6])*servo_saver_arm_length*SIN([rf.C364])+[rf.$B$24]" office:value-type="float" office:value="358.039851709121" calcext:value-type="float">
            <text:p>358,039851709121</text:p>
          </table:table-cell>
          <table:table-cell table:formula="of:=COS([rf.$B$6])*servo_saver_arm_length*SIN([rf.C364])+SIN([rf.$B$6])*servo_saver_arm_length*COS([rf.C364])+[rf.$C$24]" office:value-type="float" office:value="-5.45919962701875" calcext:value-type="float">
            <text:p>-5,45919962701875</text:p>
          </table:table-cell>
          <table:table-cell table:formula="of:=[$rf.D364]-[$rf.$B$14]" office:value-type="float" office:value="58.0398517091213" calcext:value-type="float">
            <text:p>58,0398517091213</text:p>
          </table:table-cell>
          <table:table-cell table:formula="of:=[rf.E364]-[$rf.$C$14]" office:value-type="float" office:value="84.5408003729813" calcext:value-type="float">
            <text:p>84,5408003729813</text:p>
          </table:table-cell>
          <table:table-cell table:style-name="Default" table:formula="of:=SQRT([rf.F364]^2+[rf.G364]^2)" office:value-type="float" office:value="102.546434916681" calcext:value-type="float">
            <text:p>102,546434916681</text:p>
          </table:table-cell>
          <table:table-cell table:formula="of:=([rf.H364]^2-[rf.$B$42]^2+[rf.$B$43]^2)/(2*[rf.H364])" office:value-type="float" office:value="-0.38434596415102" calcext:value-type="float">
            <text:p>-0,38434596415102</text:p>
          </table:table-cell>
          <table:table-cell table:formula="of:=ACOS([rf.I364]/[rf.$B$43])" office:value-type="float" office:value="1.59001480803834" calcext:value-type="float">
            <text:p>1,59001480803834</text:p>
          </table:table-cell>
          <table:table-cell table:style-name="ce17" table:formula="of:=ASIN([rf.F364]/[rf.H364])" office:value-type="float" office:value="0.601628824524333" calcext:value-type="float">
            <text:p>0,601628824524333</text:p>
          </table:table-cell>
          <table:table-cell table:style-name="ce17" table:formula="of:=IF(0.5*PI()-[rf.$B$9]&gt;[rf.K364];1;-1)" office:value-type="float" office:value="1" calcext:value-type="float">
            <text:p>1</text:p>
          </table:table-cell>
          <table:table-cell table:style-name="ce17" table:formula="of:=0.5*PI()-([rf.J364]*[rf.L364]+[rf.K364])" office:value-type="float" office:value="-0.620847305767779" calcext:value-type="float">
            <text:p>-0,620847305767779</text:p>
          </table:table-cell>
          <table:table-cell table:style-name="ce17" table:formula="of:=[rf.M364]-[rf.$B$8]" office:value-type="float" office:value="-0.271781455368913" calcext:value-type="float">
            <text:p>-0,271781455368913</text:p>
          </table:table-cell>
          <table:table-cell table:number-columns-repeated="1010"/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[rf.A365]*analyze_resolution" office:value-type="float" office:value="20.1" calcext:value-type="float">
            <text:p>20,1</text:p>
          </table:table-cell>
          <table:table-cell table:formula="of:=RADIANS(-[rf.B365])" office:value-type="float" office:value="-0.35081117965086" calcext:value-type="float">
            <text:p>-0,35081117965086</text:p>
          </table:table-cell>
          <table:table-cell table:formula="of:=COS([rf.$B$6])*servo_saver_arm_length*COS([rf.C365])-SIN([rf.$B$6])*servo_saver_arm_length*SIN([rf.C365])+[rf.$B$24]" office:value-type="float" office:value="358.025508033515" calcext:value-type="float">
            <text:p>358,025508033515</text:p>
          </table:table-cell>
          <table:table-cell table:formula="of:=COS([rf.$B$6])*servo_saver_arm_length*SIN([rf.C365])+SIN([rf.$B$6])*servo_saver_arm_length*COS([rf.C365])+[rf.$C$24]" office:value-type="float" office:value="-5.49855511336986" calcext:value-type="float">
            <text:p>-5,49855511336986</text:p>
          </table:table-cell>
          <table:table-cell table:formula="of:=[$rf.D365]-[$rf.$B$14]" office:value-type="float" office:value="58.0255080335153" calcext:value-type="float">
            <text:p>58,0255080335153</text:p>
          </table:table-cell>
          <table:table-cell table:formula="of:=[rf.E365]-[$rf.$C$14]" office:value-type="float" office:value="84.5014448866301" calcext:value-type="float">
            <text:p>84,5014448866301</text:p>
          </table:table-cell>
          <table:table-cell table:style-name="Default" table:formula="of:=SQRT([rf.F365]^2+[rf.G365]^2)" office:value-type="float" office:value="102.505871882911" calcext:value-type="float">
            <text:p>102,505871882911</text:p>
          </table:table-cell>
          <table:table-cell table:formula="of:=([rf.H365]^2-[rf.$B$42]^2+[rf.$B$43]^2)/(2*[rf.H365])" office:value-type="float" office:value="-0.425069114779385" calcext:value-type="float">
            <text:p>-0,425069114779385</text:p>
          </table:table-cell>
          <table:table-cell table:formula="of:=ACOS([rf.I365]/[rf.$B$43])" office:value-type="float" office:value="1.59205138292342" calcext:value-type="float">
            <text:p>1,59205138292342</text:p>
          </table:table-cell>
          <table:table-cell table:style-name="ce17" table:formula="of:=ASIN([rf.F365]/[rf.H365])" office:value-type="float" office:value="0.601730765197769" calcext:value-type="float">
            <text:p>0,601730765197769</text:p>
          </table:table-cell>
          <table:table-cell table:style-name="ce17" table:formula="of:=IF(0.5*PI()-[rf.$B$9]&gt;[rf.K365];1;-1)" office:value-type="float" office:value="1" calcext:value-type="float">
            <text:p>1</text:p>
          </table:table-cell>
          <table:table-cell table:style-name="ce17" table:formula="of:=0.5*PI()-([rf.J365]*[rf.L365]+[rf.K365])" office:value-type="float" office:value="-0.622985821326292" calcext:value-type="float">
            <text:p>-0,622985821326292</text:p>
          </table:table-cell>
          <table:table-cell table:style-name="ce17" table:formula="of:=[rf.M365]-[rf.$B$8]" office:value-type="float" office:value="-0.273919970927426" calcext:value-type="float">
            <text:p>-0,273919970927426</text:p>
          </table:table-cell>
          <table:table-cell table:number-columns-repeated="1010"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[rf.A366]*analyze_resolution" office:value-type="float" office:value="20.25" calcext:value-type="float">
            <text:p>20,25</text:p>
          </table:table-cell>
          <table:table-cell table:formula="of:=RADIANS(-[rf.B366])" office:value-type="float" office:value="-0.353429173528852" calcext:value-type="float">
            <text:p>-0,353429173528852</text:p>
          </table:table-cell>
          <table:table-cell table:formula="of:=COS([rf.$B$6])*servo_saver_arm_length*COS([rf.C366])-SIN([rf.$B$6])*servo_saver_arm_length*SIN([rf.C366])+[rf.$B$24]" office:value-type="float" office:value="358.01106137476" calcext:value-type="float">
            <text:p>358,01106137476</text:p>
          </table:table-cell>
          <table:table-cell table:formula="of:=COS([rf.$B$6])*servo_saver_arm_length*SIN([rf.C366])+SIN([rf.$B$6])*servo_saver_arm_length*COS([rf.C366])+[rf.$C$24]" office:value-type="float" office:value="-5.53787291323989" calcext:value-type="float">
            <text:p>-5,53787291323989</text:p>
          </table:table-cell>
          <table:table-cell table:formula="of:=[$rf.D366]-[$rf.$B$14]" office:value-type="float" office:value="58.0110613747597" calcext:value-type="float">
            <text:p>58,0110613747597</text:p>
          </table:table-cell>
          <table:table-cell table:formula="of:=[rf.E366]-[$rf.$C$14]" office:value-type="float" office:value="84.4621270867601" calcext:value-type="float">
            <text:p>84,4621270867601</text:p>
          </table:table-cell>
          <table:table-cell table:style-name="Default" table:formula="of:=SQRT([rf.F366]^2+[rf.G366]^2)" office:value-type="float" office:value="102.465282675871" calcext:value-type="float">
            <text:p>102,465282675871</text:p>
          </table:table-cell>
          <table:table-cell table:formula="of:=([rf.H366]^2-[rf.$B$42]^2+[rf.$B$43]^2)/(2*[rf.H366])" office:value-type="float" office:value="-0.465834742160847" calcext:value-type="float">
            <text:p>-0,465834742160847</text:p>
          </table:table-cell>
          <table:table-cell table:formula="of:=ACOS([rf.I366]/[rf.$B$43])" office:value-type="float" office:value="1.59409017039794" calcext:value-type="float">
            <text:p>1,59409017039794</text:p>
          </table:table-cell>
          <table:table-cell table:style-name="ce17" table:formula="of:=ASIN([rf.F366]/[rf.H366])" office:value-type="float" office:value="0.601831749885277" calcext:value-type="float">
            <text:p>0,601831749885277</text:p>
          </table:table-cell>
          <table:table-cell table:style-name="ce17" table:formula="of:=IF(0.5*PI()-[rf.$B$9]&gt;[rf.K366];1;-1)" office:value-type="float" office:value="1" calcext:value-type="float">
            <text:p>1</text:p>
          </table:table-cell>
          <table:table-cell table:style-name="ce17" table:formula="of:=0.5*PI()-([rf.J366]*[rf.L366]+[rf.K366])" office:value-type="float" office:value="-0.62512559348832" calcext:value-type="float">
            <text:p>-0,62512559348832</text:p>
          </table:table-cell>
          <table:table-cell table:style-name="ce17" table:formula="of:=[rf.M366]-[rf.$B$8]" office:value-type="float" office:value="-0.276059743089455" calcext:value-type="float">
            <text:p>-0,276059743089455</text:p>
          </table:table-cell>
          <table:table-cell table:number-columns-repeated="1010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[rf.A367]*analyze_resolution" office:value-type="float" office:value="20.4" calcext:value-type="float">
            <text:p>20,4</text:p>
          </table:table-cell>
          <table:table-cell table:formula="of:=RADIANS(-[rf.B367])" office:value-type="float" office:value="-0.356047167406843" calcext:value-type="float">
            <text:p>-0,356047167406843</text:p>
          </table:table-cell>
          <table:table-cell table:formula="of:=COS([rf.$B$6])*servo_saver_arm_length*COS([rf.C367])-SIN([rf.$B$6])*servo_saver_arm_length*SIN([rf.C367])+[rf.$B$24]" office:value-type="float" office:value="357.99651183187" calcext:value-type="float">
            <text:p>357,99651183187</text:p>
          </table:table-cell>
          <table:table-cell table:formula="of:=COS([rf.$B$6])*servo_saver_arm_length*SIN([rf.C367])+SIN([rf.$B$6])*servo_saver_arm_length*COS([rf.C367])+[rf.$C$24]" office:value-type="float" office:value="-5.57715275714904" calcext:value-type="float">
            <text:p>-5,57715275714904</text:p>
          </table:table-cell>
          <table:table-cell table:formula="of:=[$rf.D367]-[$rf.$B$14]" office:value-type="float" office:value="57.9965118318702" calcext:value-type="float">
            <text:p>57,9965118318702</text:p>
          </table:table-cell>
          <table:table-cell table:formula="of:=[rf.E367]-[$rf.$C$14]" office:value-type="float" office:value="84.422847242851" calcext:value-type="float">
            <text:p>84,422847242851</text:p>
          </table:table-cell>
          <table:table-cell table:style-name="Default" table:formula="of:=SQRT([rf.F367]^2+[rf.G367]^2)" office:value-type="float" office:value="102.424667542804" calcext:value-type="float">
            <text:p>102,424667542804</text:p>
          </table:table-cell>
          <table:table-cell table:formula="of:=([rf.H367]^2-[rf.$B$42]^2+[rf.$B$43]^2)/(2*[rf.H367])" office:value-type="float" office:value="-0.50664264846296" calcext:value-type="float">
            <text:p>-0,50664264846296</text:p>
          </table:table-cell>
          <table:table-cell table:formula="of:=ACOS([rf.I367]/[rf.$B$43])" office:value-type="float" office:value="1.59613116934378" calcext:value-type="float">
            <text:p>1,59613116934378</text:p>
          </table:table-cell>
          <table:table-cell table:style-name="ce17" table:formula="of:=ASIN([rf.F367]/[rf.H367])" office:value-type="float" office:value="0.601931776835866" calcext:value-type="float">
            <text:p>0,601931776835866</text:p>
          </table:table-cell>
          <table:table-cell table:style-name="ce17" table:formula="of:=IF(0.5*PI()-[rf.$B$9]&gt;[rf.K367];1;-1)" office:value-type="float" office:value="1" calcext:value-type="float">
            <text:p>1</text:p>
          </table:table-cell>
          <table:table-cell table:style-name="ce17" table:formula="of:=0.5*PI()-([rf.J367]*[rf.L367]+[rf.K367])" office:value-type="float" office:value="-0.627266619384752" calcext:value-type="float">
            <text:p>-0,627266619384752</text:p>
          </table:table-cell>
          <table:table-cell table:style-name="ce17" table:formula="of:=[rf.M367]-[rf.$B$8]" office:value-type="float" office:value="-0.278200768985886" calcext:value-type="float">
            <text:p>-0,278200768985886</text:p>
          </table:table-cell>
          <table:table-cell table:number-columns-repeated="1010"/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[rf.A368]*analyze_resolution" office:value-type="float" office:value="20.55" calcext:value-type="float">
            <text:p>20,55</text:p>
          </table:table-cell>
          <table:table-cell table:formula="of:=RADIANS(-[rf.B368])" office:value-type="float" office:value="-0.358665161284835" calcext:value-type="float">
            <text:p>-0,358665161284835</text:p>
          </table:table-cell>
          <table:table-cell table:formula="of:=COS([rf.$B$6])*servo_saver_arm_length*COS([rf.C368])-SIN([rf.$B$6])*servo_saver_arm_length*SIN([rf.C368])+[rf.$B$24]" office:value-type="float" office:value="357.981859504568" calcext:value-type="float">
            <text:p>357,981859504568</text:p>
          </table:table-cell>
          <table:table-cell table:formula="of:=COS([rf.$B$6])*servo_saver_arm_length*SIN([rf.C368])+SIN([rf.$B$6])*servo_saver_arm_length*COS([rf.C368])+[rf.$C$24]" office:value-type="float" office:value="-5.61639437587767" calcext:value-type="float">
            <text:p>-5,61639437587767</text:p>
          </table:table-cell>
          <table:table-cell table:formula="of:=[$rf.D368]-[$rf.$B$14]" office:value-type="float" office:value="57.9818595045679" calcext:value-type="float">
            <text:p>57,9818595045679</text:p>
          </table:table-cell>
          <table:table-cell table:formula="of:=[rf.E368]-[$rf.$C$14]" office:value-type="float" office:value="84.3836056241223" calcext:value-type="float">
            <text:p>84,3836056241223</text:p>
          </table:table-cell>
          <table:table-cell table:style-name="Default" table:formula="of:=SQRT([rf.F368]^2+[rf.G368]^2)" office:value-type="float" office:value="102.384026731394" calcext:value-type="float">
            <text:p>102,384026731394</text:p>
          </table:table-cell>
          <table:table-cell table:formula="of:=([rf.H368]^2-[rf.$B$42]^2+[rf.$B$43]^2)/(2*[rf.H368])" office:value-type="float" office:value="-0.547492635139878" calcext:value-type="float">
            <text:p>-0,547492635139878</text:p>
          </table:table-cell>
          <table:table-cell table:formula="of:=ACOS([rf.I368]/[rf.$B$43])" office:value-type="float" office:value="1.59817437866208" calcext:value-type="float">
            <text:p>1,59817437866208</text:p>
          </table:table-cell>
          <table:table-cell table:style-name="ce17" table:formula="of:=ASIN([rf.F368]/[rf.H368])" office:value-type="float" office:value="0.602030844300398" calcext:value-type="float">
            <text:p>0,602030844300398</text:p>
          </table:table-cell>
          <table:table-cell table:style-name="ce17" table:formula="of:=IF(0.5*PI()-[rf.$B$9]&gt;[rf.K368];1;-1)" office:value-type="float" office:value="1" calcext:value-type="float">
            <text:p>1</text:p>
          </table:table-cell>
          <table:table-cell table:style-name="ce17" table:formula="of:=0.5*PI()-([rf.J368]*[rf.L368]+[rf.K368])" office:value-type="float" office:value="-0.629408896167586" calcext:value-type="float">
            <text:p>-0,629408896167586</text:p>
          </table:table-cell>
          <table:table-cell table:style-name="ce17" table:formula="of:=[rf.M368]-[rf.$B$8]" office:value-type="float" office:value="-0.28034304576872" calcext:value-type="float">
            <text:p>-0,28034304576872</text:p>
          </table:table-cell>
          <table:table-cell table:number-columns-repeated="1010"/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[rf.A369]*analyze_resolution" office:value-type="float" office:value="20.7" calcext:value-type="float">
            <text:p>20,7</text:p>
          </table:table-cell>
          <table:table-cell table:formula="of:=RADIANS(-[rf.B369])" office:value-type="float" office:value="-0.361283155162826" calcext:value-type="float">
            <text:p>-0,361283155162826</text:p>
          </table:table-cell>
          <table:table-cell table:formula="of:=COS([rf.$B$6])*servo_saver_arm_length*COS([rf.C369])-SIN([rf.$B$6])*servo_saver_arm_length*SIN([rf.C369])+[rf.$B$24]" office:value-type="float" office:value="357.967104493278" calcext:value-type="float">
            <text:p>357,967104493278</text:p>
          </table:table-cell>
          <table:table-cell table:formula="of:=COS([rf.$B$6])*servo_saver_arm_length*SIN([rf.C369])+SIN([rf.$B$6])*servo_saver_arm_length*COS([rf.C369])+[rf.$C$24]" office:value-type="float" office:value="-5.65559750046811" calcext:value-type="float">
            <text:p>-5,65559750046811</text:p>
          </table:table-cell>
          <table:table-cell table:formula="of:=[$rf.D369]-[$rf.$B$14]" office:value-type="float" office:value="57.9671044932779" calcext:value-type="float">
            <text:p>57,9671044932779</text:p>
          </table:table-cell>
          <table:table-cell table:formula="of:=[rf.E369]-[$rf.$C$14]" office:value-type="float" office:value="84.3444024995319" calcext:value-type="float">
            <text:p>84,3444024995319</text:p>
          </table:table-cell>
          <table:table-cell table:style-name="Default" table:formula="of:=SQRT([rf.F369]^2+[rf.G369]^2)" office:value-type="float" office:value="102.343360489763" calcext:value-type="float">
            <text:p>102,343360489763</text:p>
          </table:table-cell>
          <table:table-cell table:formula="of:=([rf.H369]^2-[rf.$B$42]^2+[rf.$B$43]^2)/(2*[rf.H369])" office:value-type="float" office:value="-0.588384502930573" calcext:value-type="float">
            <text:p>-0,588384502930573</text:p>
          </table:table-cell>
          <table:table-cell table:formula="of:=ACOS([rf.I369]/[rf.$B$43])" office:value-type="float" office:value="1.60021979727322" calcext:value-type="float">
            <text:p>1,60021979727322</text:p>
          </table:table-cell>
          <table:table-cell table:style-name="ce17" table:formula="of:=ASIN([rf.F369]/[rf.H369])" office:value-type="float" office:value="0.602128950531611" calcext:value-type="float">
            <text:p>0,602128950531611</text:p>
          </table:table-cell>
          <table:table-cell table:style-name="ce17" table:formula="of:=IF(0.5*PI()-[rf.$B$9]&gt;[rf.K369];1;-1)" office:value-type="float" office:value="1" calcext:value-type="float">
            <text:p>1</text:p>
          </table:table-cell>
          <table:table-cell table:style-name="ce17" table:formula="of:=0.5*PI()-([rf.J369]*[rf.L369]+[rf.K369])" office:value-type="float" office:value="-0.631552421009939" calcext:value-type="float">
            <text:p>-0,631552421009939</text:p>
          </table:table-cell>
          <table:table-cell table:style-name="ce17" table:formula="of:=[rf.M369]-[rf.$B$8]" office:value-type="float" office:value="-0.282486570611073" calcext:value-type="float">
            <text:p>-0,282486570611073</text:p>
          </table:table-cell>
          <table:table-cell table:number-columns-repeated="1010"/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[rf.A370]*analyze_resolution" office:value-type="float" office:value="20.85" calcext:value-type="float">
            <text:p>20,85</text:p>
          </table:table-cell>
          <table:table-cell table:formula="of:=RADIANS(-[rf.B370])" office:value-type="float" office:value="-0.363901149040818" calcext:value-type="float">
            <text:p>-0,363901149040818</text:p>
          </table:table-cell>
          <table:table-cell table:formula="of:=COS([rf.$B$6])*servo_saver_arm_length*COS([rf.C370])-SIN([rf.$B$6])*servo_saver_arm_length*SIN([rf.C370])+[rf.$B$24]" office:value-type="float" office:value="357.95224689913" calcext:value-type="float">
            <text:p>357,95224689913</text:p>
          </table:table-cell>
          <table:table-cell table:formula="of:=COS([rf.$B$6])*servo_saver_arm_length*SIN([rf.C370])+SIN([rf.$B$6])*servo_saver_arm_length*COS([rf.C370])+[rf.$C$24]" office:value-type="float" office:value="-5.69476186222654" calcext:value-type="float">
            <text:p>-5,69476186222654</text:p>
          </table:table-cell>
          <table:table-cell table:formula="of:=[$rf.D370]-[$rf.$B$14]" office:value-type="float" office:value="57.9522468991296" calcext:value-type="float">
            <text:p>57,9522468991296</text:p>
          </table:table-cell>
          <table:table-cell table:formula="of:=[rf.E370]-[$rf.$C$14]" office:value-type="float" office:value="84.3052381377735" calcext:value-type="float">
            <text:p>84,3052381377735</text:p>
          </table:table-cell>
          <table:table-cell table:style-name="Default" table:formula="of:=SQRT([rf.F370]^2+[rf.G370]^2)" office:value-type="float" office:value="102.302669066473" calcext:value-type="float">
            <text:p>102,302669066473</text:p>
          </table:table-cell>
          <table:table-cell table:formula="of:=([rf.H370]^2-[rf.$B$42]^2+[rf.$B$43]^2)/(2*[rf.H370])" office:value-type="float" office:value="-0.629318051856635" calcext:value-type="float">
            <text:p>-0,629318051856635</text:p>
          </table:table-cell>
          <table:table-cell table:formula="of:=ACOS([rf.I370]/[rf.$B$43])" office:value-type="float" office:value="1.60226742411678" calcext:value-type="float">
            <text:p>1,60226742411678</text:p>
          </table:table-cell>
          <table:table-cell table:style-name="ce17" table:formula="of:=ASIN([rf.F370]/[rf.H370])" office:value-type="float" office:value="0.60222609378415" calcext:value-type="float">
            <text:p>0,60222609378415</text:p>
          </table:table-cell>
          <table:table-cell table:style-name="ce17" table:formula="of:=IF(0.5*PI()-[rf.$B$9]&gt;[rf.K370];1;-1)" office:value-type="float" office:value="1" calcext:value-type="float">
            <text:p>1</text:p>
          </table:table-cell>
          <table:table-cell table:style-name="ce17" table:formula="of:=0.5*PI()-([rf.J370]*[rf.L370]+[rf.K370])" office:value-type="float" office:value="-0.633697191106037" calcext:value-type="float">
            <text:p>-0,633697191106037</text:p>
          </table:table-cell>
          <table:table-cell table:style-name="ce17" table:formula="of:=[rf.M370]-[rf.$B$8]" office:value-type="float" office:value="-0.284631340707171" calcext:value-type="float">
            <text:p>-0,284631340707171</text:p>
          </table:table-cell>
          <table:table-cell table:number-columns-repeated="1010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[rf.A371]*analyze_resolution" office:value-type="float" office:value="21" calcext:value-type="float">
            <text:p>21</text:p>
          </table:table-cell>
          <table:table-cell table:formula="of:=RADIANS(-[rf.B371])" office:value-type="float" office:value="-0.366519142918809" calcext:value-type="float">
            <text:p>-0,366519142918809</text:p>
          </table:table-cell>
          <table:table-cell table:formula="of:=COS([rf.$B$6])*servo_saver_arm_length*COS([rf.C371])-SIN([rf.$B$6])*servo_saver_arm_length*SIN([rf.C371])+[rf.$B$24]" office:value-type="float" office:value="357.937286823955" calcext:value-type="float">
            <text:p>357,937286823955</text:p>
          </table:table-cell>
          <table:table-cell table:formula="of:=COS([rf.$B$6])*servo_saver_arm_length*SIN([rf.C371])+SIN([rf.$B$6])*servo_saver_arm_length*COS([rf.C371])+[rf.$C$24]" office:value-type="float" office:value="-5.7338871927248" calcext:value-type="float">
            <text:p>-5,7338871927248</text:p>
          </table:table-cell>
          <table:table-cell table:formula="of:=[$rf.D371]-[$rf.$B$14]" office:value-type="float" office:value="57.9372868239552" calcext:value-type="float">
            <text:p>57,9372868239552</text:p>
          </table:table-cell>
          <table:table-cell table:formula="of:=[rf.E371]-[$rf.$C$14]" office:value-type="float" office:value="84.2661128072752" calcext:value-type="float">
            <text:p>84,2661128072752</text:p>
          </table:table-cell>
          <table:table-cell table:style-name="Default" table:formula="of:=SQRT([rf.F371]^2+[rf.G371]^2)" office:value-type="float" office:value="102.261952710525" calcext:value-type="float">
            <text:p>102,261952710525</text:p>
          </table:table-cell>
          <table:table-cell table:formula="of:=([rf.H371]^2-[rf.$B$42]^2+[rf.$B$43]^2)/(2*[rf.H371])" office:value-type="float" office:value="-0.670293081220765" calcext:value-type="float">
            <text:p>-0,670293081220765</text:p>
          </table:table-cell>
          <table:table-cell table:formula="of:=ACOS([rf.I371]/[rf.$B$43])" office:value-type="float" office:value="1.60431725815153" calcext:value-type="float">
            <text:p>1,60431725815153</text:p>
          </table:table-cell>
          <table:table-cell table:style-name="ce17" table:formula="of:=ASIN([rf.F371]/[rf.H371])" office:value-type="float" office:value="0.602322272314589" calcext:value-type="float">
            <text:p>0,602322272314589</text:p>
          </table:table-cell>
          <table:table-cell table:style-name="ce17" table:formula="of:=IF(0.5*PI()-[rf.$B$9]&gt;[rf.K371];1;-1)" office:value-type="float" office:value="1" calcext:value-type="float">
            <text:p>1</text:p>
          </table:table-cell>
          <table:table-cell table:style-name="ce17" table:formula="of:=0.5*PI()-([rf.J371]*[rf.L371]+[rf.K371])" office:value-type="float" office:value="-0.635843203671223" calcext:value-type="float">
            <text:p>-0,635843203671223</text:p>
          </table:table-cell>
          <table:table-cell table:style-name="ce17" table:formula="of:=[rf.M371]-[rf.$B$8]" office:value-type="float" office:value="-0.286777353272357" calcext:value-type="float">
            <text:p>-0,286777353272357</text:p>
          </table:table-cell>
          <table:table-cell table:number-columns-repeated="1010"/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[rf.A372]*analyze_resolution" office:value-type="float" office:value="21.15" calcext:value-type="float">
            <text:p>21,15</text:p>
          </table:table-cell>
          <table:table-cell table:formula="of:=RADIANS(-[rf.B372])" office:value-type="float" office:value="-0.369137136796801" calcext:value-type="float">
            <text:p>-0,369137136796801</text:p>
          </table:table-cell>
          <table:table-cell table:formula="of:=COS([rf.$B$6])*servo_saver_arm_length*COS([rf.C372])-SIN([rf.$B$6])*servo_saver_arm_length*SIN([rf.C372])+[rf.$B$24]" office:value-type="float" office:value="357.922224370289" calcext:value-type="float">
            <text:p>357,922224370289</text:p>
          </table:table-cell>
          <table:table-cell table:formula="of:=COS([rf.$B$6])*servo_saver_arm_length*SIN([rf.C372])+SIN([rf.$B$6])*servo_saver_arm_length*COS([rf.C372])+[rf.$C$24]" office:value-type="float" office:value="-5.77297322380227" calcext:value-type="float">
            <text:p>-5,77297322380227</text:p>
          </table:table-cell>
          <table:table-cell table:formula="of:=[$rf.D372]-[$rf.$B$14]" office:value-type="float" office:value="57.9222243702895" calcext:value-type="float">
            <text:p>57,9222243702895</text:p>
          </table:table-cell>
          <table:table-cell table:formula="of:=[rf.E372]-[$rf.$C$14]" office:value-type="float" office:value="84.2270267761977" calcext:value-type="float">
            <text:p>84,2270267761977</text:p>
          </table:table-cell>
          <table:table-cell table:style-name="Default" table:formula="of:=SQRT([rf.F372]^2+[rf.G372]^2)" office:value-type="float" office:value="102.221211671358" calcext:value-type="float">
            <text:p>102,221211671358</text:p>
          </table:table-cell>
          <table:table-cell table:formula="of:=([rf.H372]^2-[rf.$B$42]^2+[rf.$B$43]^2)/(2*[rf.H372])" office:value-type="float" office:value="-0.711309389604515" calcext:value-type="float">
            <text:p>-0,711309389604515</text:p>
          </table:table-cell>
          <table:table-cell table:formula="of:=ACOS([rf.I372]/[rf.$B$43])" office:value-type="float" office:value="1.60636929835539" calcext:value-type="float">
            <text:p>1,60636929835539</text:p>
          </table:table-cell>
          <table:table-cell table:style-name="ce17" table:formula="of:=ASIN([rf.F372]/[rf.H372])" office:value-type="float" office:value="0.602417484381462" calcext:value-type="float">
            <text:p>0,602417484381462</text:p>
          </table:table-cell>
          <table:table-cell table:style-name="ce17" table:formula="of:=IF(0.5*PI()-[rf.$B$9]&gt;[rf.K372];1;-1)" office:value-type="float" office:value="1" calcext:value-type="float">
            <text:p>1</text:p>
          </table:table-cell>
          <table:table-cell table:style-name="ce17" table:formula="of:=0.5*PI()-([rf.J372]*[rf.L372]+[rf.K372])" office:value-type="float" office:value="-0.637990455941954" calcext:value-type="float">
            <text:p>-0,637990455941954</text:p>
          </table:table-cell>
          <table:table-cell table:style-name="ce17" table:formula="of:=[rf.M372]-[rf.$B$8]" office:value-type="float" office:value="-0.288924605543088" calcext:value-type="float">
            <text:p>-0,288924605543088</text:p>
          </table:table-cell>
          <table:table-cell table:number-columns-repeated="1010"/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[rf.A373]*analyze_resolution" office:value-type="float" office:value="21.3" calcext:value-type="float">
            <text:p>21,3</text:p>
          </table:table-cell>
          <table:table-cell table:formula="of:=RADIANS(-[rf.B373])" office:value-type="float" office:value="-0.371755130674792" calcext:value-type="float">
            <text:p>-0,371755130674792</text:p>
          </table:table-cell>
          <table:table-cell table:formula="of:=COS([rf.$B$6])*servo_saver_arm_length*COS([rf.C373])-SIN([rf.$B$6])*servo_saver_arm_length*SIN([rf.C373])+[rf.$B$24]" office:value-type="float" office:value="357.907059641369" calcext:value-type="float">
            <text:p>357,907059641369</text:p>
          </table:table-cell>
          <table:table-cell table:formula="of:=COS([rf.$B$6])*servo_saver_arm_length*SIN([rf.C373])+SIN([rf.$B$6])*servo_saver_arm_length*COS([rf.C373])+[rf.$C$24]" office:value-type="float" office:value="-5.81201968756765" calcext:value-type="float">
            <text:p>-5,81201968756765</text:p>
          </table:table-cell>
          <table:table-cell table:formula="of:=[$rf.D373]-[$rf.$B$14]" office:value-type="float" office:value="57.9070596413688" calcext:value-type="float">
            <text:p>57,9070596413688</text:p>
          </table:table-cell>
          <table:table-cell table:formula="of:=[rf.E373]-[$rf.$C$14]" office:value-type="float" office:value="84.1879803124323" calcext:value-type="float">
            <text:p>84,1879803124323</text:p>
          </table:table-cell>
          <table:table-cell table:style-name="Default" table:formula="of:=SQRT([rf.F373]^2+[rf.G373]^2)" office:value-type="float" office:value="102.180446198847" calcext:value-type="float">
            <text:p>102,180446198847</text:p>
          </table:table-cell>
          <table:table-cell table:formula="of:=([rf.H373]^2-[rf.$B$42]^2+[rf.$B$43]^2)/(2*[rf.H373])" office:value-type="float" office:value="-0.752366774866649" calcext:value-type="float">
            <text:p>-0,752366774866649</text:p>
          </table:table-cell>
          <table:table-cell table:formula="of:=ACOS([rf.I373]/[rf.$B$43])" office:value-type="float" office:value="1.60842354372542" calcext:value-type="float">
            <text:p>1,60842354372542</text:p>
          </table:table-cell>
          <table:table-cell table:style-name="ce17" table:formula="of:=ASIN([rf.F373]/[rf.H373])" office:value-type="float" office:value="0.602511728245286" calcext:value-type="float">
            <text:p>0,602511728245286</text:p>
          </table:table-cell>
          <table:table-cell table:style-name="ce17" table:formula="of:=IF(0.5*PI()-[rf.$B$9]&gt;[rf.K373];1;-1)" office:value-type="float" office:value="1" calcext:value-type="float">
            <text:p>1</text:p>
          </table:table-cell>
          <table:table-cell table:style-name="ce17" table:formula="of:=0.5*PI()-([rf.J373]*[rf.L373]+[rf.K373])" office:value-type="float" office:value="-0.640138945175806" calcext:value-type="float">
            <text:p>-0,640138945175806</text:p>
          </table:table-cell>
          <table:table-cell table:style-name="ce17" table:formula="of:=[rf.M373]-[rf.$B$8]" office:value-type="float" office:value="-0.29107309477694" calcext:value-type="float">
            <text:p>-0,29107309477694</text:p>
          </table:table-cell>
          <table:table-cell table:number-columns-repeated="1010"/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[rf.A374]*analyze_resolution" office:value-type="float" office:value="21.45" calcext:value-type="float">
            <text:p>21,45</text:p>
          </table:table-cell>
          <table:table-cell table:formula="of:=RADIANS(-[rf.B374])" office:value-type="float" office:value="-0.374373124552784" calcext:value-type="float">
            <text:p>-0,374373124552784</text:p>
          </table:table-cell>
          <table:table-cell table:formula="of:=COS([rf.$B$6])*servo_saver_arm_length*COS([rf.C374])-SIN([rf.$B$6])*servo_saver_arm_length*SIN([rf.C374])+[rf.$B$24]" office:value-type="float" office:value="357.89179274113" calcext:value-type="float">
            <text:p>357,89179274113</text:p>
          </table:table-cell>
          <table:table-cell table:formula="of:=COS([rf.$B$6])*servo_saver_arm_length*SIN([rf.C374])+SIN([rf.$B$6])*servo_saver_arm_length*COS([rf.C374])+[rf.$C$24]" office:value-type="float" office:value="-5.85102631640087" calcext:value-type="float">
            <text:p>-5,85102631640087</text:p>
          </table:table-cell>
          <table:table-cell table:formula="of:=[$rf.D374]-[$rf.$B$14]" office:value-type="float" office:value="57.8917927411304" calcext:value-type="float">
            <text:p>57,8917927411304</text:p>
          </table:table-cell>
          <table:table-cell table:formula="of:=[rf.E374]-[$rf.$C$14]" office:value-type="float" office:value="84.1489736835991" calcext:value-type="float">
            <text:p>84,1489736835991</text:p>
          </table:table-cell>
          <table:table-cell table:style-name="Default" table:formula="of:=SQRT([rf.F374]^2+[rf.G374]^2)" office:value-type="float" office:value="102.139656543309" calcext:value-type="float">
            <text:p>102,139656543309</text:p>
          </table:table-cell>
          <table:table-cell table:formula="of:=([rf.H374]^2-[rf.$B$42]^2+[rf.$B$43]^2)/(2*[rf.H374])" office:value-type="float" office:value="-0.793465034141131" calcext:value-type="float">
            <text:p>-0,793465034141131</text:p>
          </table:table-cell>
          <table:table-cell table:formula="of:=ACOS([rf.I374]/[rf.$B$43])" office:value-type="float" office:value="1.61047999327778" calcext:value-type="float">
            <text:p>1,61047999327778</text:p>
          </table:table-cell>
          <table:table-cell table:style-name="ce17" table:formula="of:=ASIN([rf.F374]/[rf.H374])" office:value-type="float" office:value="0.602605002168592" calcext:value-type="float">
            <text:p>0,602605002168592</text:p>
          </table:table-cell>
          <table:table-cell table:style-name="ce17" table:formula="of:=IF(0.5*PI()-[rf.$B$9]&gt;[rf.K374];1;-1)" office:value-type="float" office:value="1" calcext:value-type="float">
            <text:p>1</text:p>
          </table:table-cell>
          <table:table-cell table:style-name="ce17" table:formula="of:=0.5*PI()-([rf.J374]*[rf.L374]+[rf.K374])" office:value-type="float" office:value="-0.642288668651474" calcext:value-type="float">
            <text:p>-0,642288668651474</text:p>
          </table:table-cell>
          <table:table-cell table:style-name="ce17" table:formula="of:=[rf.M374]-[rf.$B$8]" office:value-type="float" office:value="-0.293222818252608" calcext:value-type="float">
            <text:p>-0,293222818252608</text:p>
          </table:table-cell>
          <table:table-cell table:number-columns-repeated="1010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[rf.A375]*analyze_resolution" office:value-type="float" office:value="21.6" calcext:value-type="float">
            <text:p>21,6</text:p>
          </table:table-cell>
          <table:table-cell table:formula="of:=RADIANS(-[rf.B375])" office:value-type="float" office:value="-0.376991118430775" calcext:value-type="float">
            <text:p>-0,376991118430775</text:p>
          </table:table-cell>
          <table:table-cell table:formula="of:=COS([rf.$B$6])*servo_saver_arm_length*COS([rf.C375])-SIN([rf.$B$6])*servo_saver_arm_length*SIN([rf.C375])+[rf.$B$24]" office:value-type="float" office:value="357.876423774212" calcext:value-type="float">
            <text:p>357,876423774212</text:p>
          </table:table-cell>
          <table:table-cell table:formula="of:=COS([rf.$B$6])*servo_saver_arm_length*SIN([rf.C375])+SIN([rf.$B$6])*servo_saver_arm_length*COS([rf.C375])+[rf.$C$24]" office:value-type="float" office:value="-5.88999284295485" calcext:value-type="float">
            <text:p>-5,88999284295485</text:p>
          </table:table-cell>
          <table:table-cell table:formula="of:=[$rf.D375]-[$rf.$B$14]" office:value-type="float" office:value="57.876423774212" calcext:value-type="float">
            <text:p>57,876423774212</text:p>
          </table:table-cell>
          <table:table-cell table:formula="of:=[rf.E375]-[$rf.$C$14]" office:value-type="float" office:value="84.1100071570451" calcext:value-type="float">
            <text:p>84,1100071570451</text:p>
          </table:table-cell>
          <table:table-cell table:style-name="Default" table:formula="of:=SQRT([rf.F375]^2+[rf.G375]^2)" office:value-type="float" office:value="102.098842955493" calcext:value-type="float">
            <text:p>102,098842955493</text:p>
          </table:table-cell>
          <table:table-cell table:formula="of:=([rf.H375]^2-[rf.$B$42]^2+[rf.$B$43]^2)/(2*[rf.H375])" office:value-type="float" office:value="-0.834603963835296" calcext:value-type="float">
            <text:p>-0,834603963835296</text:p>
          </table:table-cell>
          <table:table-cell table:formula="of:=ACOS([rf.I375]/[rf.$B$43])" office:value-type="float" office:value="1.61253864604773" calcext:value-type="float">
            <text:p>1,61253864604773</text:p>
          </table:table-cell>
          <table:table-cell table:style-name="ce17" table:formula="of:=ASIN([rf.F375]/[rf.H375])" office:value-type="float" office:value="0.60269730441595" calcext:value-type="float">
            <text:p>0,60269730441595</text:p>
          </table:table-cell>
          <table:table-cell table:style-name="ce17" table:formula="of:=IF(0.5*PI()-[rf.$B$9]&gt;[rf.K375];1;-1)" office:value-type="float" office:value="1" calcext:value-type="float">
            <text:p>1</text:p>
          </table:table-cell>
          <table:table-cell table:style-name="ce17" table:formula="of:=0.5*PI()-([rf.J375]*[rf.L375]+[rf.K375])" office:value-type="float" office:value="-0.644439623668784" calcext:value-type="float">
            <text:p>-0,644439623668784</text:p>
          </table:table-cell>
          <table:table-cell table:style-name="ce17" table:formula="of:=[rf.M375]-[rf.$B$8]" office:value-type="float" office:value="-0.295373773269918" calcext:value-type="float">
            <text:p>-0,295373773269918</text:p>
          </table:table-cell>
          <table:table-cell table:number-columns-repeated="1010"/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[rf.A376]*analyze_resolution" office:value-type="float" office:value="21.75" calcext:value-type="float">
            <text:p>21,75</text:p>
          </table:table-cell>
          <table:table-cell table:formula="of:=RADIANS(-[rf.B376])" office:value-type="float" office:value="-0.379609112308767" calcext:value-type="float">
            <text:p>-0,379609112308767</text:p>
          </table:table-cell>
          <table:table-cell table:formula="of:=COS([rf.$B$6])*servo_saver_arm_length*COS([rf.C376])-SIN([rf.$B$6])*servo_saver_arm_length*SIN([rf.C376])+[rf.$B$24]" office:value-type="float" office:value="357.860952845951" calcext:value-type="float">
            <text:p>357,860952845951</text:p>
          </table:table-cell>
          <table:table-cell table:formula="of:=COS([rf.$B$6])*servo_saver_arm_length*SIN([rf.C376])+SIN([rf.$B$6])*servo_saver_arm_length*COS([rf.C376])+[rf.$C$24]" office:value-type="float" office:value="-5.92891900015738" calcext:value-type="float">
            <text:p>-5,92891900015738</text:p>
          </table:table-cell>
          <table:table-cell table:formula="of:=[$rf.D376]-[$rf.$B$14]" office:value-type="float" office:value="57.8609528459508" calcext:value-type="float">
            <text:p>57,8609528459508</text:p>
          </table:table-cell>
          <table:table-cell table:formula="of:=[rf.E376]-[$rf.$C$14]" office:value-type="float" office:value="84.0710809998426" calcext:value-type="float">
            <text:p>84,0710809998426</text:p>
          </table:table-cell>
          <table:table-cell table:style-name="Default" table:formula="of:=SQRT([rf.F376]^2+[rf.G376]^2)" office:value-type="float" office:value="102.058005686587" calcext:value-type="float">
            <text:p>102,058005686587</text:p>
          </table:table-cell>
          <table:table-cell table:formula="of:=([rf.H376]^2-[rf.$B$42]^2+[rf.$B$43]^2)/(2*[rf.H376])" office:value-type="float" office:value="-0.875783359627779" calcext:value-type="float">
            <text:p>-0,875783359627779</text:p>
          </table:table-cell>
          <table:table-cell table:formula="of:=ACOS([rf.I376]/[rf.$B$43])" office:value-type="float" office:value="1.61459950108958" calcext:value-type="float">
            <text:p>1,61459950108958</text:p>
          </table:table-cell>
          <table:table-cell table:style-name="ce17" table:formula="of:=ASIN([rf.F376]/[rf.H376])" office:value-type="float" office:value="0.602788633253997" calcext:value-type="float">
            <text:p>0,602788633253997</text:p>
          </table:table-cell>
          <table:table-cell table:style-name="ce17" table:formula="of:=IF(0.5*PI()-[rf.$B$9]&gt;[rf.K376];1;-1)" office:value-type="float" office:value="1" calcext:value-type="float">
            <text:p>1</text:p>
          </table:table-cell>
          <table:table-cell table:style-name="ce17" table:formula="of:=0.5*PI()-([rf.J376]*[rf.L376]+[rf.K376])" office:value-type="float" office:value="-0.646591807548678" calcext:value-type="float">
            <text:p>-0,646591807548678</text:p>
          </table:table-cell>
          <table:table-cell table:style-name="ce17" table:formula="of:=[rf.M376]-[rf.$B$8]" office:value-type="float" office:value="-0.297525957149812" calcext:value-type="float">
            <text:p>-0,297525957149812</text:p>
          </table:table-cell>
          <table:table-cell table:number-columns-repeated="1010"/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[rf.A377]*analyze_resolution" office:value-type="float" office:value="21.9" calcext:value-type="float">
            <text:p>21,9</text:p>
          </table:table-cell>
          <table:table-cell table:formula="of:=RADIANS(-[rf.B377])" office:value-type="float" office:value="-0.382227106186758" calcext:value-type="float">
            <text:p>-0,382227106186758</text:p>
          </table:table-cell>
          <table:table-cell table:formula="of:=COS([rf.$B$6])*servo_saver_arm_length*COS([rf.C377])-SIN([rf.$B$6])*servo_saver_arm_length*SIN([rf.C377])+[rf.$B$24]" office:value-type="float" office:value="357.845380062383" calcext:value-type="float">
            <text:p>357,845380062383</text:p>
          </table:table-cell>
          <table:table-cell table:formula="of:=COS([rf.$B$6])*servo_saver_arm_length*SIN([rf.C377])+SIN([rf.$B$6])*servo_saver_arm_length*COS([rf.C377])+[rf.$C$24]" office:value-type="float" office:value="-5.96780452121294" calcext:value-type="float">
            <text:p>-5,96780452121294</text:p>
          </table:table-cell>
          <table:table-cell table:formula="of:=[$rf.D377]-[$rf.$B$14]" office:value-type="float" office:value="57.8453800623827" calcext:value-type="float">
            <text:p>57,8453800623827</text:p>
          </table:table-cell>
          <table:table-cell table:formula="of:=[rf.E377]-[$rf.$C$14]" office:value-type="float" office:value="84.0321954787871" calcext:value-type="float">
            <text:p>84,0321954787871</text:p>
          </table:table-cell>
          <table:table-cell table:style-name="Default" table:formula="of:=SQRT([rf.F377]^2+[rf.G377]^2)" office:value-type="float" office:value="102.017144988216" calcext:value-type="float">
            <text:p>102,017144988216</text:p>
          </table:table-cell>
          <table:table-cell table:formula="of:=([rf.H377]^2-[rf.$B$42]^2+[rf.$B$43]^2)/(2*[rf.H377])" office:value-type="float" office:value="-0.917003016466923" calcext:value-type="float">
            <text:p>-0,917003016466923</text:p>
          </table:table-cell>
          <table:table-cell table:formula="of:=ACOS([rf.I377]/[rf.$B$43])" office:value-type="float" office:value="1.61666255747668" calcext:value-type="float">
            <text:p>1,61666255747668</text:p>
          </table:table-cell>
          <table:table-cell table:style-name="ce17" table:formula="of:=ASIN([rf.F377]/[rf.H377])" office:value-type="float" office:value="0.602878986951464" calcext:value-type="float">
            <text:p>0,602878986951464</text:p>
          </table:table-cell>
          <table:table-cell table:style-name="ce17" table:formula="of:=IF(0.5*PI()-[rf.$B$9]&gt;[rf.K377];1;-1)" office:value-type="float" office:value="1" calcext:value-type="float">
            <text:p>1</text:p>
          </table:table-cell>
          <table:table-cell table:style-name="ce17" table:formula="of:=0.5*PI()-([rf.J377]*[rf.L377]+[rf.K377])" office:value-type="float" office:value="-0.648745217633245" calcext:value-type="float">
            <text:p>-0,648745217633245</text:p>
          </table:table-cell>
          <table:table-cell table:style-name="ce17" table:formula="of:=[rf.M377]-[rf.$B$8]" office:value-type="float" office:value="-0.299679367234379" calcext:value-type="float">
            <text:p>-0,299679367234379</text:p>
          </table:table-cell>
          <table:table-cell table:number-columns-repeated="1010"/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[rf.A378]*analyze_resolution" office:value-type="float" office:value="22.05" calcext:value-type="float">
            <text:p>22,05</text:p>
          </table:table-cell>
          <table:table-cell table:formula="of:=RADIANS(-[rf.B378])" office:value-type="float" office:value="-0.38484510006475" calcext:value-type="float">
            <text:p>-0,38484510006475</text:p>
          </table:table-cell>
          <table:table-cell table:formula="of:=COS([rf.$B$6])*servo_saver_arm_length*COS([rf.C378])-SIN([rf.$B$6])*servo_saver_arm_length*SIN([rf.C378])+[rf.$B$24]" office:value-type="float" office:value="357.829705530242" calcext:value-type="float">
            <text:p>357,829705530242</text:p>
          </table:table-cell>
          <table:table-cell table:formula="of:=COS([rf.$B$6])*servo_saver_arm_length*SIN([rf.C378])+SIN([rf.$B$6])*servo_saver_arm_length*COS([rf.C378])+[rf.$C$24]" office:value-type="float" office:value="-6.00664913960453" calcext:value-type="float">
            <text:p>-6,00664913960453</text:p>
          </table:table-cell>
          <table:table-cell table:formula="of:=[$rf.D378]-[$rf.$B$14]" office:value-type="float" office:value="57.8297055302419" calcext:value-type="float">
            <text:p>57,8297055302419</text:p>
          </table:table-cell>
          <table:table-cell table:formula="of:=[rf.E378]-[$rf.$C$14]" office:value-type="float" office:value="83.9933508603955" calcext:value-type="float">
            <text:p>83,9933508603955</text:p>
          </table:table-cell>
          <table:table-cell table:style-name="Default" table:formula="of:=SQRT([rf.F378]^2+[rf.G378]^2)" office:value-type="float" office:value="101.976261112437" calcext:value-type="float">
            <text:p>101,976261112437</text:p>
          </table:table-cell>
          <table:table-cell table:formula="of:=([rf.H378]^2-[rf.$B$42]^2+[rf.$B$43]^2)/(2*[rf.H378])" office:value-type="float" office:value="-0.958262728568669" calcext:value-type="float">
            <text:p>-0,958262728568669</text:p>
          </table:table-cell>
          <table:table-cell table:formula="of:=ACOS([rf.I378]/[rf.$B$43])" office:value-type="float" office:value="1.6187278143014" calcext:value-type="float">
            <text:p>1,6187278143014</text:p>
          </table:table-cell>
          <table:table-cell table:style-name="ce17" table:formula="of:=ASIN([rf.F378]/[rf.H378])" office:value-type="float" office:value="0.602968363779206" calcext:value-type="float">
            <text:p>0,602968363779206</text:p>
          </table:table-cell>
          <table:table-cell table:style-name="ce17" table:formula="of:=IF(0.5*PI()-[rf.$B$9]&gt;[rf.K378];1;-1)" office:value-type="float" office:value="1" calcext:value-type="float">
            <text:p>1</text:p>
          </table:table-cell>
          <table:table-cell table:style-name="ce17" table:formula="of:=0.5*PI()-([rf.J378]*[rf.L378]+[rf.K378])" office:value-type="float" office:value="-0.650899851285708" calcext:value-type="float">
            <text:p>-0,650899851285708</text:p>
          </table:table-cell>
          <table:table-cell table:style-name="ce17" table:formula="of:=[rf.M378]-[rf.$B$8]" office:value-type="float" office:value="-0.301834000886842" calcext:value-type="float">
            <text:p>-0,301834000886842</text:p>
          </table:table-cell>
          <table:table-cell table:number-columns-repeated="1010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[rf.A379]*analyze_resolution" office:value-type="float" office:value="22.2" calcext:value-type="float">
            <text:p>22,2</text:p>
          </table:table-cell>
          <table:table-cell table:formula="of:=RADIANS(-[rf.B379])" office:value-type="float" office:value="-0.387463093942741" calcext:value-type="float">
            <text:p>-0,387463093942741</text:p>
          </table:table-cell>
          <table:table-cell table:formula="of:=COS([rf.$B$6])*servo_saver_arm_length*COS([rf.C379])-SIN([rf.$B$6])*servo_saver_arm_length*SIN([rf.C379])+[rf.$B$24]" office:value-type="float" office:value="357.81392935696" calcext:value-type="float">
            <text:p>357,81392935696</text:p>
          </table:table-cell>
          <table:table-cell table:formula="of:=COS([rf.$B$6])*servo_saver_arm_length*SIN([rf.C379])+SIN([rf.$B$6])*servo_saver_arm_length*COS([rf.C379])+[rf.$C$24]" office:value-type="float" office:value="-6.04545258909547" calcext:value-type="float">
            <text:p>-6,04545258909547</text:p>
          </table:table-cell>
          <table:table-cell table:formula="of:=[$rf.D379]-[$rf.$B$14]" office:value-type="float" office:value="57.8139293569599" calcext:value-type="float">
            <text:p>57,8139293569599</text:p>
          </table:table-cell>
          <table:table-cell table:formula="of:=[rf.E379]-[$rf.$C$14]" office:value-type="float" office:value="83.9545474109045" calcext:value-type="float">
            <text:p>83,9545474109045</text:p>
          </table:table-cell>
          <table:table-cell table:style-name="Default" table:formula="of:=SQRT([rf.F379]^2+[rf.G379]^2)" office:value-type="float" office:value="101.935354311747" calcext:value-type="float">
            <text:p>101,935354311747</text:p>
          </table:table-cell>
          <table:table-cell table:formula="of:=([rf.H379]^2-[rf.$B$42]^2+[rf.$B$43]^2)/(2*[rf.H379])" office:value-type="float" office:value="-0.99956228941468" calcext:value-type="float">
            <text:p>-0,99956228941468</text:p>
          </table:table-cell>
          <table:table-cell table:formula="of:=ACOS([rf.I379]/[rf.$B$43])" office:value-type="float" office:value="1.62079527067511" calcext:value-type="float">
            <text:p>1,62079527067511</text:p>
          </table:table-cell>
          <table:table-cell table:style-name="ce17" table:formula="of:=ASIN([rf.F379]/[rf.H379])" office:value-type="float" office:value="0.603056762010227" calcext:value-type="float">
            <text:p>0,603056762010227</text:p>
          </table:table-cell>
          <table:table-cell table:style-name="ce17" table:formula="of:=IF(0.5*PI()-[rf.$B$9]&gt;[rf.K379];1;-1)" office:value-type="float" office:value="1" calcext:value-type="float">
            <text:p>1</text:p>
          </table:table-cell>
          <table:table-cell table:style-name="ce17" table:formula="of:=0.5*PI()-([rf.J379]*[rf.L379]+[rf.K379])" office:value-type="float" office:value="-0.653055705890436" calcext:value-type="float">
            <text:p>-0,653055705890436</text:p>
          </table:table-cell>
          <table:table-cell table:style-name="ce17" table:formula="of:=[rf.M379]-[rf.$B$8]" office:value-type="float" office:value="-0.30398985549157" calcext:value-type="float">
            <text:p>-0,30398985549157</text:p>
          </table:table-cell>
          <table:table-cell table:number-columns-repeated="1010"/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[rf.A380]*analyze_resolution" office:value-type="float" office:value="22.35" calcext:value-type="float">
            <text:p>22,35</text:p>
          </table:table-cell>
          <table:table-cell table:formula="of:=RADIANS(-[rf.B380])" office:value-type="float" office:value="-0.390081087820733" calcext:value-type="float">
            <text:p>-0,390081087820733</text:p>
          </table:table-cell>
          <table:table-cell table:formula="of:=COS([rf.$B$6])*servo_saver_arm_length*COS([rf.C380])-SIN([rf.$B$6])*servo_saver_arm_length*SIN([rf.C380])+[rf.$B$24]" office:value-type="float" office:value="357.798051650665" calcext:value-type="float">
            <text:p>357,798051650665</text:p>
          </table:table-cell>
          <table:table-cell table:formula="of:=COS([rf.$B$6])*servo_saver_arm_length*SIN([rf.C380])+SIN([rf.$B$6])*servo_saver_arm_length*COS([rf.C380])+[rf.$C$24]" office:value-type="float" office:value="-6.08421460373128" calcext:value-type="float">
            <text:p>-6,08421460373128</text:p>
          </table:table-cell>
          <table:table-cell table:formula="of:=[$rf.D380]-[$rf.$B$14]" office:value-type="float" office:value="57.7980516506648" calcext:value-type="float">
            <text:p>57,7980516506648</text:p>
          </table:table-cell>
          <table:table-cell table:formula="of:=[rf.E380]-[$rf.$C$14]" office:value-type="float" office:value="83.9157853962687" calcext:value-type="float">
            <text:p>83,9157853962687</text:p>
          </table:table-cell>
          <table:table-cell table:style-name="Default" table:formula="of:=SQRT([rf.F380]^2+[rf.G380]^2)" office:value-type="float" office:value="101.894424839073" calcext:value-type="float">
            <text:p>101,894424839073</text:p>
          </table:table-cell>
          <table:table-cell table:formula="of:=([rf.H380]^2-[rf.$B$42]^2+[rf.$B$43]^2)/(2*[rf.H380])" office:value-type="float" office:value="-1.0409014917506" calcext:value-type="float">
            <text:p>-1,0409014917506</text:p>
          </table:table-cell>
          <table:table-cell table:formula="of:=ACOS([rf.I380]/[rf.$B$43])" office:value-type="float" office:value="1.62286492572814" calcext:value-type="float">
            <text:p>1,62286492572814</text:p>
          </table:table-cell>
          <table:table-cell table:style-name="ce17" table:formula="of:=ASIN([rf.F380]/[rf.H380])" office:value-type="float" office:value="0.603144179919711" calcext:value-type="float">
            <text:p>0,603144179919711</text:p>
          </table:table-cell>
          <table:table-cell table:style-name="ce17" table:formula="of:=IF(0.5*PI()-[rf.$B$9]&gt;[rf.K380];1;-1)" office:value-type="float" office:value="1" calcext:value-type="float">
            <text:p>1</text:p>
          </table:table-cell>
          <table:table-cell table:style-name="ce17" table:formula="of:=0.5*PI()-([rf.J380]*[rf.L380]+[rf.K380])" office:value-type="float" office:value="-0.655212778852955" calcext:value-type="float">
            <text:p>-0,655212778852955</text:p>
          </table:table-cell>
          <table:table-cell table:style-name="ce17" table:formula="of:=[rf.M380]-[rf.$B$8]" office:value-type="float" office:value="-0.306146928454089" calcext:value-type="float">
            <text:p>-0,306146928454089</text:p>
          </table:table-cell>
          <table:table-cell table:number-columns-repeated="1010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[rf.A381]*analyze_resolution" office:value-type="float" office:value="22.5" calcext:value-type="float">
            <text:p>22,5</text:p>
          </table:table-cell>
          <table:table-cell table:formula="of:=RADIANS(-[rf.B381])" office:value-type="float" office:value="-0.392699081698724" calcext:value-type="float">
            <text:p>-0,392699081698724</text:p>
          </table:table-cell>
          <table:table-cell table:formula="of:=COS([rf.$B$6])*servo_saver_arm_length*COS([rf.C381])-SIN([rf.$B$6])*servo_saver_arm_length*SIN([rf.C381])+[rf.$B$24]" office:value-type="float" office:value="357.782072520181" calcext:value-type="float">
            <text:p>357,782072520181</text:p>
          </table:table-cell>
          <table:table-cell table:formula="of:=COS([rf.$B$6])*servo_saver_arm_length*SIN([rf.C381])+SIN([rf.$B$6])*servo_saver_arm_length*COS([rf.C381])+[rf.$C$24]" office:value-type="float" office:value="-6.12293491784144" calcext:value-type="float">
            <text:p>-6,12293491784144</text:p>
          </table:table-cell>
          <table:table-cell table:formula="of:=[$rf.D381]-[$rf.$B$14]" office:value-type="float" office:value="57.7820725201806" calcext:value-type="float">
            <text:p>57,7820725201806</text:p>
          </table:table-cell>
          <table:table-cell table:formula="of:=[rf.E381]-[$rf.$C$14]" office:value-type="float" office:value="83.8770650821586" calcext:value-type="float">
            <text:p>83,8770650821586</text:p>
          </table:table-cell>
          <table:table-cell table:style-name="Default" table:formula="of:=SQRT([rf.F381]^2+[rf.G381]^2)" office:value-type="float" office:value="101.85347294778" calcext:value-type="float">
            <text:p>101,85347294778</text:p>
          </table:table-cell>
          <table:table-cell table:formula="of:=([rf.H381]^2-[rf.$B$42]^2+[rf.$B$43]^2)/(2*[rf.H381])" office:value-type="float" office:value="-1.08228012758399" calcext:value-type="float">
            <text:p>-1,08228012758399</text:p>
          </table:table-cell>
          <table:table-cell table:formula="of:=ACOS([rf.I381]/[rf.$B$43])" office:value-type="float" office:value="1.6249367786098" calcext:value-type="float">
            <text:p>1,6249367786098</text:p>
          </table:table-cell>
          <table:table-cell table:style-name="ce17" table:formula="of:=ASIN([rf.F381]/[rf.H381])" office:value-type="float" office:value="0.603230615785048" calcext:value-type="float">
            <text:p>0,603230615785048</text:p>
          </table:table-cell>
          <table:table-cell table:style-name="ce17" table:formula="of:=IF(0.5*PI()-[rf.$B$9]&gt;[rf.K381];1;-1)" office:value-type="float" office:value="1" calcext:value-type="float">
            <text:p>1</text:p>
          </table:table-cell>
          <table:table-cell table:style-name="ce17" table:formula="of:=0.5*PI()-([rf.J381]*[rf.L381]+[rf.K381])" office:value-type="float" office:value="-0.657371067599951" calcext:value-type="float">
            <text:p>-0,657371067599951</text:p>
          </table:table-cell>
          <table:table-cell table:style-name="ce17" table:formula="of:=[rf.M381]-[rf.$B$8]" office:value-type="float" office:value="-0.308305217201085" calcext:value-type="float">
            <text:p>-0,308305217201085</text:p>
          </table:table-cell>
          <table:table-cell table:number-columns-repeated="1010"/>
        </table:table-row>
        <table:table-row table:style-name="ro1" table:number-rows-repeated="104819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f" table:style-name="ta1">
        <office:forms form:automatic-focus="false" form:apply-design-mode="false"/>
        <table:shapes>
          <draw:g draw:z-index="0">
            <draw:g>
              <draw:custom-shape draw:style-name="gr30" draw:text-style-name="P3" svg:width="105.57mm" svg:height="102.37mm" svg:x="356.73mm" svg:y="106.78m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1" draw:text-style-name="P1" svg:width="47.39mm" svg:height="47.38mm" svg:x="323.33mm" svg:y="162.5m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2" draw:text-style-name="P4" svg:width="4.77mm" svg:height="4.75mm" svg:x="344.73mm" svg:y="184.41m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3" draw:text-style-name="P4" svg:width="4.77mm" svg:height="4.76mm" svg:x="408.01mm" svg:y="156.36m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6" draw:text-style-name="P5" svg:x1="356.61mm" svg:y1="164.69mm" svg:x2="347.06mm" svg:y2="186.88mm">
                <text:p/>
              </draw:line>
              <draw:line draw:style-name="gr7" draw:text-style-name="P6" svg:x1="410.09mm" svg:y1="158.36mm" svg:x2="356.66mm" svg:y2="164.69mm">
                <text:p/>
              </draw:line>
              <draw:custom-shape draw:style-name="gr34" draw:text-style-name="P1" svg:width="29.84mm" svg:height="29.72mm" svg:x="402.7mm" svg:y="156.08m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5" draw:text-style-name="P4" svg:width="4.76mm" svg:height="4.76mm" svg:x="415.55mm" svg:y="168.08m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7" draw:text-style-name="P6" svg:x1="418.18mm" svg:y1="170.65mm" svg:x2="410.09mm" svg:y2="157.96mm">
                <text:p/>
              </draw:line>
              <draw:line draw:style-name="gr7" draw:text-style-name="P6" svg:x1="347.46mm" svg:y1="186.49mm" svg:x2="329.6mm" svg:y2="186.49mm">
                <text:p/>
              </draw:line>
              <draw:custom-shape draw:style-name="gr36" draw:text-style-name="P7" svg:width="18.7mm" svg:height="61.05mm" svg:x="317.51mm" svg:y="155.96m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35" draw:text-style-name="P4" svg:width="4.76mm" svg:height="4.76mm" svg:x="354.6mm" svg:y="162.87m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frame draw:style-name="gr37" draw:text-style-name="P8" svg:width="10.81mm" svg:height="7.92mm" svg:x="346.22mm" svg:y="190.87mm">
                <draw:text-box>
                  <text:p><text:span text:style-name="T1">kp</text:span></text:p>
                </draw:text-box>
              </draw:frame>
              <draw:frame draw:style-name="gr37" draw:text-style-name="P8" svg:width="10.81mm" svg:height="7.92mm" svg:x="348.16mm" svg:y="152.41mm">
                <draw:text-box>
                  <text:p><text:span text:style-name="T1">ap</text:span></text:p>
                </draw:text-box>
              </draw:frame>
              <draw:frame draw:style-name="gr38" draw:text-style-name="P8" svg:width="10.81mm" svg:height="7.93mm" svg:x="405.1mm" svg:y="144.88mm">
                <draw:text-box>
                  <text:p><text:span text:style-name="T1">sp</text:span></text:p>
                </draw:text-box>
              </draw:frame>
              <draw:frame draw:style-name="gr38" draw:text-style-name="P8" svg:width="10.8mm" svg:height="7.93mm" svg:x="381mm" svg:y="144.49mm">
                <draw:text-box>
                  <text:p><text:span text:style-name="T1">rl</text:span></text:p>
                </draw:text-box>
              </draw:frame>
              <draw:custom-shape draw:style-name="gr39" draw:text-style-name="P1" svg:width="6.13mm" svg:height="45.82mm" draw:transform="skewX (0.00261799387799146) rotate (-1.45246300350968) translate (405.5mm 150.4mm)">
                <text:p/>
    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    <draw:equation draw:name="f0" draw:formula="$0 /2"/>
                  <draw:equation draw:name="f1" draw:formula="$0 "/>
                  <draw:equation draw:name="f2" draw:formula="?f4 -$0 "/>
                  <draw:equation draw:name="f3" draw:formula="?f4 -?f0 "/>
                  <draw:equation draw:name="f4" draw:formula="$1 "/>
                  <draw:equation draw:name="f5" draw:formula="?f4 +?f0 "/>
                  <draw:equation draw:name="f6" draw:formula="?f4 +$0 "/>
                  <draw:equation draw:name="f7" draw:formula="21600-$0 "/>
                  <draw:equation draw:name="f8" draw:formula="21600-?f0 "/>
                  <draw:equation draw:name="f9" draw:formula="$0 *10000/31953"/>
                  <draw:equation draw:name="f10" draw:formula="21600-?f9 "/>
                  <draw:handle draw:handle-position="10800 $0" draw:handle-range-y-minimum="0" draw:handle-range-y-maximum="5400"/>
                  <draw:handle draw:handle-position="left $1" draw:handle-range-y-minimum="0" draw:handle-range-y-maximum="21600"/>
                </draw:enhanced-geometry>
              </draw:custom-shape>
              <draw:custom-shape draw:style-name="gr40" draw:text-style-name="P1" svg:width="5.99mm" svg:height="20.51mm" draw:transform="skewX (0.000523598775598301) rotate (-0.398807734080705) translate (347.76mm 162.5mm)">
                <text:p/>
    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    <draw:equation draw:name="f0" draw:formula="$0 /2"/>
                  <draw:equation draw:name="f1" draw:formula="$0 "/>
                  <draw:equation draw:name="f2" draw:formula="?f4 -$0 "/>
                  <draw:equation draw:name="f3" draw:formula="?f4 -?f0 "/>
                  <draw:equation draw:name="f4" draw:formula="$1 "/>
                  <draw:equation draw:name="f5" draw:formula="?f4 +?f0 "/>
                  <draw:equation draw:name="f6" draw:formula="?f4 +$0 "/>
                  <draw:equation draw:name="f7" draw:formula="21600-$0 "/>
                  <draw:equation draw:name="f8" draw:formula="21600-?f0 "/>
                  <draw:equation draw:name="f9" draw:formula="$0 *10000/31953"/>
                  <draw:equation draw:name="f10" draw:formula="21600-?f9 "/>
                  <draw:handle draw:handle-position="10800 $0" draw:handle-range-y-minimum="0" draw:handle-range-y-maximum="5400"/>
                  <draw:handle draw:handle-position="left $1" draw:handle-range-y-minimum="0" draw:handle-range-y-maximum="21600"/>
                </draw:enhanced-geometry>
              </draw:custom-shape>
              <draw:frame draw:style-name="gr37" draw:text-style-name="P8" svg:width="10.81mm" svg:height="7.92mm" svg:x="338.34mm" svg:y="167.29mm">
                <draw:text-box>
                  <text:p><text:span text:style-name="T1">al</text:span></text:p>
                </draw:text-box>
              </draw:frame>
              <draw:line draw:style-name="gr16" draw:text-style-name="P6" svg:x1="347.08mm" svg:y1="186.73mm" svg:x2="410.3mm" svg:y2="158.04mm">
                <text:p/>
              </draw:line>
              <draw:frame draw:style-name="gr38" draw:text-style-name="P8" svg:width="10.8mm" svg:height="7.93mm" svg:x="387.71mm" svg:y="187mm">
                <draw:text-box>
                  <text:p><text:span text:style-name="T1">jl</text:span></text:p>
                </draw:text-box>
              </draw:frame>
              <draw:custom-shape draw:style-name="gr41" draw:text-style-name="P1" svg:width="6.13mm" svg:height="65.48mm" draw:transform="skewX (0.00261799387799151) rotate (2.032086848097) translate (356.87mm 199.73mm)">
                <text:p/>
    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    <draw:equation draw:name="f0" draw:formula="$0 /2"/>
                  <draw:equation draw:name="f1" draw:formula="$0 "/>
                  <draw:equation draw:name="f2" draw:formula="?f4 -$0 "/>
                  <draw:equation draw:name="f3" draw:formula="?f4 -?f0 "/>
                  <draw:equation draw:name="f4" draw:formula="$1 "/>
                  <draw:equation draw:name="f5" draw:formula="?f4 +?f0 "/>
                  <draw:equation draw:name="f6" draw:formula="?f4 +$0 "/>
                  <draw:equation draw:name="f7" draw:formula="21600-$0 "/>
                  <draw:equation draw:name="f8" draw:formula="21600-?f0 "/>
                  <draw:equation draw:name="f9" draw:formula="$0 *10000/31953"/>
                  <draw:equation draw:name="f10" draw:formula="21600-?f9 "/>
                  <draw:handle draw:handle-position="10800 $0" draw:handle-range-y-minimum="0" draw:handle-range-y-maximum="5400"/>
                  <draw:handle draw:handle-position="left $1" draw:handle-range-y-minimum="0" draw:handle-range-y-maximum="21600"/>
                </draw:enhanced-geometry>
              </draw:custom-shape>
              <draw:line draw:style-name="gr16" draw:text-style-name="P6" svg:x1="350.58mm" svg:y1="150.61mm" svg:x2="376.76mm" svg:y2="210.38mm">
                <text:p/>
              </draw:line>
              <draw:custom-shape draw:style-name="gr42" draw:text-style-name="P1" svg:width="3.31mm" svg:height="16.37mm" draw:transform="skewX (0.00244346095279205) rotate (2.032086848097) translate (350.66mm 192.39mm)">
                <text:p/>
    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    <draw:equation draw:name="f0" draw:formula="$0 /2"/>
                  <draw:equation draw:name="f1" draw:formula="$0 "/>
                  <draw:equation draw:name="f2" draw:formula="?f4 -$0 "/>
                  <draw:equation draw:name="f3" draw:formula="?f4 -?f0 "/>
                  <draw:equation draw:name="f4" draw:formula="$1 "/>
                  <draw:equation draw:name="f5" draw:formula="?f4 +?f0 "/>
                  <draw:equation draw:name="f6" draw:formula="?f4 +$0 "/>
                  <draw:equation draw:name="f7" draw:formula="21600-$0 "/>
                  <draw:equation draw:name="f8" draw:formula="21600-?f0 "/>
                  <draw:equation draw:name="f9" draw:formula="$0 *10000/31953"/>
                  <draw:equation draw:name="f10" draw:formula="21600-?f9 "/>
                  <draw:handle draw:handle-position="10800 $0" draw:handle-range-y-minimum="0" draw:handle-range-y-maximum="5400"/>
                  <draw:handle draw:handle-position="left $1" draw:handle-range-y-minimum="0" draw:handle-range-y-maximum="21600"/>
                </draw:enhanced-geometry>
              </draw:custom-shape>
              <draw:frame draw:style-name="gr38" draw:text-style-name="P8" svg:width="10.8mm" svg:height="7.93mm" svg:x="358.94mm" svg:y="188.08mm">
                <draw:text-box>
                  <text:p><text:span text:style-name="T1">kl</text:span></text:p>
                </draw:text-box>
              </draw:frame>
            </draw:g>
            <draw:g>
              <draw:custom-shape draw:style-name="gr43" draw:text-style-name="P3" svg:width="106.2mm" svg:height="100.78mm" svg:x="357.22mm" svg:y="221m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1" draw:text-style-name="P1" svg:width="47.39mm" svg:height="47.38mm" svg:x="323.82mm" svg:y="275.13m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2" draw:text-style-name="P4" svg:width="4.77mm" svg:height="4.75mm" svg:x="345.22mm" svg:y="297.04m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3" draw:text-style-name="P4" svg:width="4.77mm" svg:height="4.76mm" svg:x="408.5mm" svg:y="268.99m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6" draw:text-style-name="P5" svg:x1="357.1mm" svg:y1="277.32mm" svg:x2="347.55mm" svg:y2="299.51mm">
                <text:p/>
              </draw:line>
              <draw:line draw:style-name="gr7" draw:text-style-name="P6" svg:x1="410.58mm" svg:y1="270.99mm" svg:x2="357.15mm" svg:y2="277.32mm">
                <text:p/>
              </draw:line>
              <draw:custom-shape draw:style-name="gr34" draw:text-style-name="P1" svg:width="29.84mm" svg:height="29.72mm" svg:x="403.19mm" svg:y="268.71m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5" draw:text-style-name="P4" svg:width="4.76mm" svg:height="4.76mm" svg:x="416.04mm" svg:y="280.71m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7" draw:text-style-name="P6" svg:x1="418.67mm" svg:y1="283.28mm" svg:x2="410.58mm" svg:y2="270.59mm">
                <text:p/>
              </draw:line>
              <draw:line draw:style-name="gr7" draw:text-style-name="P6" svg:x1="347.95mm" svg:y1="299.12mm" svg:x2="330.09mm" svg:y2="299.12mm">
                <text:p/>
              </draw:line>
              <draw:custom-shape draw:style-name="gr36" draw:text-style-name="P7" svg:width="18.7mm" svg:height="61.05mm" svg:x="318mm" svg:y="268.59m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35" draw:text-style-name="P4" svg:width="4.76mm" svg:height="4.76mm" svg:x="355.09mm" svg:y="275.5m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frame draw:style-name="gr37" draw:text-style-name="P8" svg:width="10.81mm" svg:height="7.92mm" svg:x="346.71mm" svg:y="303.5mm">
                <draw:text-box>
                  <text:p><text:span text:style-name="T1">kp</text:span></text:p>
                </draw:text-box>
              </draw:frame>
              <draw:line draw:style-name="gr16" draw:text-style-name="P6" svg:x1="347.57mm" svg:y1="299.36mm" svg:x2="410.79mm" svg:y2="270.67mm">
                <text:p/>
              </draw:line>
              <draw:line draw:style-name="gr16" draw:text-style-name="P6" svg:x1="351.07mm" svg:y1="263.24mm" svg:x2="377.25mm" svg:y2="323.01mm">
                <text:p/>
              </draw:line>
              <draw:frame draw:style-name="gr37" draw:text-style-name="P8" svg:width="10.81mm" svg:height="7.92mm" svg:x="406.84mm" svg:y="258.99mm">
                <draw:text-box>
                  <text:p><text:span text:style-name="T1">sp</text:span></text:p>
                </draw:text-box>
              </draw:frame>
              <draw:line draw:style-name="gr16" draw:text-style-name="P6" svg:x1="347.64mm" svg:y1="299.35mm" svg:x2="410.17mm" svg:y2="299.35mm">
                <text:p/>
              </draw:line>
              <draw:line draw:style-name="gr16" draw:text-style-name="P6" svg:x1="410.36mm" svg:y1="270.93mm" svg:x2="410.36mm" svg:y2="299.35mm">
                <text:p/>
              </draw:line>
              <draw:path draw:style-name="gr28" draw:text-style-name="P6" svg:width="6.11mm" svg:height="3.37mm" draw:transform="rotate (-0.275063890114307) translate (351.07mm 290.52mm)" svg:viewBox="0 0 612 338" svg:d="M0 0c434 0 612 338 612 338">
                <text:p/>
              </draw:path>
              <draw:frame draw:style-name="gr37" draw:text-style-name="P8" svg:width="10.81mm" svg:height="7.92mm" svg:x="379.27mm" svg:y="290.59mm">
                <draw:text-box>
                  <text:p><text:span text:style-name="T1">A</text:span></text:p>
                </draw:text-box>
              </draw:frame>
              <draw:path draw:style-name="gr28" draw:text-style-name="P6" svg:width="10.44mm" svg:height="4.3mm" draw:transform="rotate (-0.90826934273785) translate (371.21mm 288.46mm)" svg:viewBox="0 0 1045 431" svg:d="M0 0c675 0 1045 431 1045 431">
                <text:p/>
              </draw:path>
              <draw:frame draw:style-name="gr37" draw:text-style-name="P8" svg:width="10.81mm" svg:height="7.92mm" svg:x="379.27mm" svg:y="301.48mm">
                <draw:text-box>
                  <text:p><text:span text:style-name="T1">xk</text:span></text:p>
                </draw:text-box>
              </draw:frame>
              <draw:frame draw:style-name="gr37" draw:text-style-name="P8" svg:width="10.81mm" svg:height="7.92mm" svg:x="412.4mm" svg:y="286.87mm">
                <draw:text-box>
                  <text:p><text:span text:style-name="T1">yk</text:span></text:p>
                </draw:text-box>
              </draw:frame>
              <draw:frame draw:style-name="gr37" draw:text-style-name="P8" svg:width="10.81mm" svg:height="7.92mm" svg:x="355.31mm" svg:y="286.33mm">
                <draw:text-box>
                  <text:p><text:span text:style-name="T1">K</text:span></text:p>
                </draw:text-box>
              </draw:frame>
              <draw:line draw:style-name="gr16" draw:text-style-name="P6" svg:x1="347.91mm" svg:y1="299.08mm" svg:x2="347.91mm" svg:y2="269.06mm">
                <text:p/>
              </draw:line>
              <draw:path draw:style-name="gr28" draw:text-style-name="P6" svg:width="6.55mm" svg:height="2.38mm" svg:x="347.91mm" svg:y="281.03mm" svg:viewBox="0 0 656 239" svg:d="M0 0c316 0 656 239 656 239">
                <text:p/>
              </draw:path>
              <draw:frame draw:style-name="gr37" draw:text-style-name="P8" svg:width="10.81mm" svg:height="7.92mm" svg:x="349.75mm" svg:y="275.46mm">
                <draw:text-box>
                  <text:p><text:span text:style-name="T1">W</text:span></text:p>
                </draw:text-box>
              </draw:frame>
            </draw:g>
          </draw:g>
        </table:shapes>
        <table:table-column table:style-name="co24" table:default-cell-style-name="Default"/>
        <table:table-column table:style-name="co25" table:default-cell-style-name="ce17"/>
        <table:table-column table:style-name="co3" table:number-columns-repeated="8" table:default-cell-style-name="ce17"/>
        <table:table-column table:style-name="co3" table:default-cell-style-name="Default"/>
        <table:table-column table:style-name="co26" table:default-cell-style-name="Default"/>
        <table:table-column table:style-name="co3" table:number-columns-repeated="1012" table:default-cell-style-name="Default"/>
        <table:table-row table:style-name="ro1">
          <table:table-cell table:style-name="ce14"/>
          <table:table-cell table:number-columns-repeated="3"/>
          <table:table-cell table:style-name="ce21" office:value-type="string" calcext:value-type="string">
            <text:p>Vector calculations</text:p>
          </table:table-cell>
          <table:table-cell table:style-name="ce19" table:number-columns-repeated="5"/>
          <table:table-cell table:number-columns-repeated="1014"/>
        </table:table-row>
        <table:table-row table:style-name="ro1">
          <table:table-cell table:style-name="ce14" office:value-type="string" calcext:value-type="string">
            <text:p>Steering angle</text:p>
          </table:table-cell>
          <table:table-cell table:formula="of:=RADIANS(-angle)" office:value-type="float" office:value="-0.27401669256311" calcext:value-type="float">
            <text:p>-0,27401669256311</text:p>
          </table:table-cell>
          <table:table-cell table:number-columns-repeated="2"/>
          <table:table-cell table:style-name="ce22"/>
          <table:table-cell table:number-columns-repeated="1019"/>
        </table:table-row>
        <table:table-row table:style-name="ro1">
          <table:table-cell table:style-name="ce14" office:value-type="string" calcext:value-type="string">
            <text:p>Left wheel angle, with toe in</text:p>
          </table:table-cell>
          <table:table-cell table:formula="of:=-[lf.$B$54]-[lf.$B$8]" office:value-type="float" office:value="-0.19132409328525" calcext:value-type="float">
            <text:p>-0,19132409328525</text:p>
          </table:table-cell>
          <table:table-cell table:formula="of:=DEGREES([lf.B3])" office:value-type="float" office:value="-10.9620630644121" calcext:value-type="float">
            <text:p>-10,9620630644121</text:p>
          </table:table-cell>
          <table:table-cell/>
          <table:table-cell table:style-name="ce22"/>
          <table:table-cell table:number-columns-repeated="1019"/>
        </table:table-row>
        <table:table-row table:style-name="ro1">
          <table:table-cell table:style-name="ce14" office:value-type="string" calcext:value-type="string">
            <text:p>King pin angle, with toe in</text:p>
          </table:table-cell>
          <table:table-cell table:formula="of:=-[lf.$B$54]" office:value-type="float" office:value="0.157741757113616" calcext:value-type="float">
            <text:p>0,157741757113616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Wheel offset</text:p>
          </table:table-cell>
          <table:table-cell table:formula="of:=front_wheel_offset" office:value-type="float" office:value="25" calcext:value-type="float">
            <text:p>25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Servo saver arm angle</text:p>
          </table:table-cell>
          <table:table-cell table:formula="of:=RADIANS(servo_saver_arm_angle)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Toe in</text:p>
          </table:table-cell>
          <table:table-cell table:formula="of:=RADIANS(-toe_in)" office:value-type="float" office:value="-0" calcext:value-type="float">
            <text:p>0</text:p>
          </table:table-cell>
          <table:table-cell table:formula="of:=DEGREES([lf.B7])" office:value-type="float" office:value="-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4" office:value-type="string" calcext:value-type="string">
            <text:p>Steering arm angle</text:p>
          </table:table-cell>
          <table:table-cell table:formula="of:=RADIANS(-steering_arm_angle)" office:value-type="float" office:value="0.349065850398866" calcext:value-type="float">
            <text:p>0,349065850398866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Steering arm angle, with toe in</text:p>
          </table:table-cell>
          <table:table-cell table:formula="of:=[lf.$B$8]+[lf.$B$7]" office:value-type="float" office:value="0.349065850398866" calcext:value-type="float">
            <text:p>0,349065850398866</text:p>
          </table:table-cell>
          <table:table-cell table:number-columns-repeated="1022"/>
        </table:table-row>
        <table:table-row table:style-name="ro1">
          <table:table-cell table:style-name="ce14"/>
          <table:table-cell table:number-columns-repeated="3"/>
          <table:table-cell table:style-name="ce23" office:value-type="string" calcext:value-type="string">
            <text:p>dx from rot</text:p>
          </table:table-cell>
          <table:table-cell table:style-name="ce23" office:value-type="string" calcext:value-type="string">
            <text:p>dy from rot</text:p>
          </table:table-cell>
          <table:table-cell table:style-name="ce23" office:value-type="string" calcext:value-type="string">
            <text:p>dx trans</text:p>
          </table:table-cell>
          <table:table-cell table:style-name="ce23" office:value-type="string" calcext:value-type="string">
            <text:p>dy trans</text:p>
          </table:table-cell>
          <table:table-cell table:style-name="ce23" office:value-type="string" calcext:value-type="string">
            <text:p>dx + x</text:p>
          </table:table-cell>
          <table:table-cell table:style-name="ce23" office:value-type="string" calcext:value-type="string">
            <text:p>dy + y</text:p>
          </table:table-cell>
          <table:table-cell table:number-columns-repeated="1014"/>
        </table:table-row>
        <table:table-row table:style-name="ro1">
          <table:table-cell table:style-name="ce14"/>
          <table:table-cell table:number-columns-repeated="1023"/>
        </table:table-row>
        <table:table-row table:style-name="ro1">
          <table:table-cell table:style-name="ce8" office:value-type="string" calcext:value-type="string">
            <text:p>Wheel shaft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ing pin</text:p>
          </table:table-cell>
          <table:table-cell table:formula="of:=wheelbase" office:value-type="float" office:value="300" calcext:value-type="float">
            <text:p>300</text:p>
          </table:table-cell>
          <table:table-cell table:formula="of:=track_king_pin/2" office:value-type="float" office:value="90" calcext:value-type="float">
            <text:p>9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heel center</text:p>
          </table:table-cell>
          <table:table-cell table:formula="of:=[lf.I15]" office:value-type="float" office:value="304.753974856363" calcext:value-type="float">
            <text:p>304,753974856363</text:p>
          </table:table-cell>
          <table:table-cell table:formula="of:=[lf.J15]" office:value-type="float" office:value="114.543832688989" calcext:value-type="float">
            <text:p>114,543832688989</text:p>
          </table:table-cell>
          <table:table-cell/>
          <table:table-cell office:value-type="float" office:value="0" calcext:value-type="float">
            <text:p>0</text:p>
          </table:table-cell>
          <table:table-cell table:formula="of:=[lf.B5]" office:value-type="float" office:value="25" calcext:value-type="float">
            <text:p>25</text:p>
          </table:table-cell>
          <table:table-cell table:formula="of:=[lf.E15]*COS(left_wheel_angle)-[lf.F15]*SIN(left_wheel_angle)" office:value-type="float" office:value="4.75397485636267" calcext:value-type="float">
            <text:p>4,75397485636267</text:p>
          </table:table-cell>
          <table:table-cell table:formula="of:=[lf.E15]*SIN(left_wheel_angle)+[lf.F15]*COS(left_wheel_angle)" office:value-type="float" office:value="24.5438326889887" calcext:value-type="float">
            <text:p>24,5438326889887</text:p>
          </table:table-cell>
          <table:table-cell table:formula="of:=[lf.G15]+[lf.$B$14]" office:value-type="float" office:value="304.753974856363" calcext:value-type="float">
            <text:p>304,753974856363</text:p>
          </table:table-cell>
          <table:table-cell table:formula="of:=[lf.H15]+[lf.$C$14]" office:value-type="float" office:value="114.543832688989" calcext:value-type="float">
            <text:p>114,543832688989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string" calcext:value-type="string">
            <text:p>Tire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/>
          <table:table-cell table:formula="of:=[lf.I19]" office:value-type="float" office:value="260.575076016183" calcext:value-type="float">
            <text:p>260,575076016183</text:p>
          </table:table-cell>
          <table:table-cell table:formula="of:=[lf.J19]" office:value-type="float" office:value="123.100987430442" calcext:value-type="float">
            <text:p>123,100987430442</text:p>
          </table:table-cell>
          <table:table-cell/>
          <table:table-cell table:formula="of:=-wheelsize/2" office:value-type="float" office:value="-45" calcext:value-type="float">
            <text:p>-45</text:p>
          </table:table-cell>
          <table:table-cell table:formula="of:=front_wheel_offset" office:value-type="float" office:value="25" calcext:value-type="float">
            <text:p>25</text:p>
          </table:table-cell>
          <table:table-cell table:formula="of:=[lf.E19]*COS(left_wheel_angle)-[lf.F19]*SIN(left_wheel_angle)" office:value-type="float" office:value="-39.424923983817" calcext:value-type="float">
            <text:p>-39,424923983817</text:p>
          </table:table-cell>
          <table:table-cell table:formula="of:=[lf.E19]*SIN(left_wheel_angle)+[lf.F19]*COS(left_wheel_angle)" office:value-type="float" office:value="33.1009874304415" calcext:value-type="float">
            <text:p>33,1009874304415</text:p>
          </table:table-cell>
          <table:table-cell table:formula="of:=[lf.G19]+[lf.$B$14]" office:value-type="float" office:value="260.575076016183" calcext:value-type="float">
            <text:p>260,575076016183</text:p>
          </table:table-cell>
          <table:table-cell table:formula="of:=[lf.H19]+[lf.$C$14]" office:value-type="float" office:value="123.100987430442" calcext:value-type="float">
            <text:p>123,100987430442</text:p>
          </table:table-cell>
          <table:table-cell table:number-columns-repeated="1014"/>
        </table:table-row>
        <table:table-row table:style-name="ro1">
          <table:table-cell/>
          <table:table-cell table:formula="of:=[lf.I20]" office:value-type="float" office:value="348.932873696542" calcext:value-type="float">
            <text:p>348,932873696542</text:p>
          </table:table-cell>
          <table:table-cell table:formula="of:=[lf.J20]" office:value-type="float" office:value="105.986677947536" calcext:value-type="float">
            <text:p>105,986677947536</text:p>
          </table:table-cell>
          <table:table-cell/>
          <table:table-cell table:formula="of:=wheelsize/2" office:value-type="float" office:value="45" calcext:value-type="float">
            <text:p>45</text:p>
          </table:table-cell>
          <table:table-cell table:formula="of:=front_wheel_offset" office:value-type="float" office:value="25" calcext:value-type="float">
            <text:p>25</text:p>
          </table:table-cell>
          <table:table-cell table:formula="of:=[lf.E20]*COS(left_wheel_angle)-[lf.F20]*SIN(left_wheel_angle)" office:value-type="float" office:value="48.9328736965424" calcext:value-type="float">
            <text:p>48,9328736965424</text:p>
          </table:table-cell>
          <table:table-cell table:formula="of:=[lf.E20]*SIN(left_wheel_angle)+[lf.F20]*COS(left_wheel_angle)" office:value-type="float" office:value="15.9866779475359" calcext:value-type="float">
            <text:p>15,9866779475359</text:p>
          </table:table-cell>
          <table:table-cell table:formula="of:=[lf.G20]+[lf.$B$14]" office:value-type="float" office:value="348.932873696542" calcext:value-type="float">
            <text:p>348,932873696542</text:p>
          </table:table-cell>
          <table:table-cell table:formula="of:=[lf.H20]+[lf.$C$14]" office:value-type="float" office:value="105.986677947536" calcext:value-type="float">
            <text:p>105,986677947536</text:p>
          </table:table-cell>
          <table:table-cell table:number-columns-repeated="1014"/>
        </table:table-row>
        <table:table-row table:style-name="ro1">
          <table:table-cell table:style-name="ce8"/>
          <table:table-cell table:number-columns-repeated="1023"/>
        </table:table-row>
        <table:table-row table:style-name="ro1">
          <table:table-cell table:style-name="ce8" office:value-type="string" calcext:value-type="string">
            <text:p>Servo saver arm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table:style-name="ce15" office:value-type="string" calcext:value-type="string">
            <text:p>Servo saver position</text:p>
          </table:table-cell>
          <table:table-cell table:formula="of:=wheelbase+servo_saver_offset" office:value-type="float" office:value="343" calcext:value-type="float">
            <text:p>343</text:p>
          </table:table-cell>
          <table:table-cell table:formula="of:=servo_saver_piovot_offset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formula="of:=[lf.I25]" office:value-type="float" office:value="358.403067942824" calcext:value-type="float">
            <text:p>358,403067942824</text:p>
          </table:table-cell>
          <table:table-cell table:formula="of:=[lf.J25]" office:value-type="float" office:value="-4.32960713561382" calcext:value-type="float">
            <text:p>-4,32960713561382</text:p>
          </table:table-cell>
          <table:table-cell/>
          <table:table-cell table:formula="of:=COS([lf.$B$6])*servo_saver_arm_length" office:value-type="float" office:value="16" calcext:value-type="float">
            <text:p>16</text:p>
          </table:table-cell>
          <table:table-cell table:formula="of:=SIN([lf.$B$6])*servo_saver_arm_length" office:value-type="float" office:value="0" calcext:value-type="float">
            <text:p>0</text:p>
          </table:table-cell>
          <table:table-cell table:formula="of:=[lf.E25]*COS([lf.$B$2])-[lf.F25]*SIN([lf.$B$2])" office:value-type="float" office:value="15.4030679428237" calcext:value-type="float">
            <text:p>15,4030679428237</text:p>
          </table:table-cell>
          <table:table-cell table:formula="of:=[lf.E25]*SIN([lf.$B$2])+[lf.F25]*COS([lf.$B$2])" office:value-type="float" office:value="-4.32960713561382" calcext:value-type="float">
            <text:p>-4,32960713561382</text:p>
          </table:table-cell>
          <table:table-cell table:formula="of:=[lf.G25]+[lf.B24]" office:value-type="float" office:value="358.403067942824" calcext:value-type="float">
            <text:p>358,403067942824</text:p>
          </table:table-cell>
          <table:table-cell table:formula="of:=[lf.H25]+[lf.C24]" office:value-type="float" office:value="-4.32960713561382" calcext:value-type="float">
            <text:p>-4,32960713561382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string" calcext:value-type="string">
            <text:p>Steering arm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table:style-name="ce16" office:value-type="string" calcext:value-type="string">
            <text:p>(=king pin position)</text:p>
          </table:table-cell>
          <table:table-cell table:formula="of:=left_king_pin_x" office:value-type="float" office:value="300" calcext:value-type="float">
            <text:p>300</text:p>
          </table:table-cell>
          <table:table-cell table:formula="of:=left_king_pin_y" office:value-type="float" office:value="90" calcext:value-type="float">
            <text:p>90</text:p>
          </table:table-cell>
          <table:table-cell table:number-columns-repeated="1021"/>
        </table:table-row>
        <table:table-row table:style-name="ro1">
          <table:table-cell/>
          <table:table-cell table:formula="of:=[lf.I30]" office:value-type="float" office:value="319.751690900309" calcext:value-type="float">
            <text:p>319,751690900309</text:p>
          </table:table-cell>
          <table:table-cell table:formula="of:=[lf.J30]" office:value-type="float" office:value="93.1417680656987" calcext:value-type="float">
            <text:p>93,1417680656987</text:p>
          </table:table-cell>
          <table:table-cell/>
          <table:table-cell table:formula="of:=COS(0)*steering_arm_length" office:value-type="float" office:value="20" calcext:value-type="float">
            <text:p>20</text:p>
          </table:table-cell>
          <table:table-cell table:formula="of:=SIN(0)*steering_arm_length" office:value-type="float" office:value="0" calcext:value-type="float">
            <text:p>0</text:p>
          </table:table-cell>
          <table:table-cell table:formula="of:=[lf.E30]*COS(left_king_pin_angle)-[lf.F30]*SIN(left_king_pin_angle)" office:value-type="float" office:value="19.7516909003092" calcext:value-type="float">
            <text:p>19,7516909003092</text:p>
          </table:table-cell>
          <table:table-cell table:formula="of:=[lf.E30]*SIN(left_king_pin_angle)+[lf.F30]*COS(left_king_pin_angle)" office:value-type="float" office:value="3.14176806569873" calcext:value-type="float">
            <text:p>3,14176806569873</text:p>
          </table:table-cell>
          <table:table-cell table:formula="of:=[lf.G30]+[lf.B29]" office:value-type="float" office:value="319.751690900309" calcext:value-type="float">
            <text:p>319,751690900309</text:p>
          </table:table-cell>
          <table:table-cell table:formula="of:=[lf.C29]+[lf.H30]" office:value-type="float" office:value="93.1417680656987" calcext:value-type="float">
            <text:p>93,1417680656987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string" calcext:value-type="string">
            <text:p>Steering rod</text:p>
          </table:table-cell>
          <table:table-cell table:number-columns-repeated="1023"/>
        </table:table-row>
        <table:table-row table:style-name="ro1">
          <table:table-cell table:style-name="ce15" office:value-type="string" calcext:value-type="string">
            <text:p>Steering arm angle (with toe in, steering angle = 0)</text:p>
          </table:table-cell>
          <table:table-cell table:formula="of:=[lf.$B$9]" office:value-type="float" office:value="0.349065850398866" calcext:value-type="float">
            <text:p>0,349065850398866</text:p>
          </table:table-cell>
          <table:table-cell table:number-columns-repeated="1022"/>
        </table:table-row>
        <table:table-row table:style-name="ro1">
          <table:table-cell table:style-name="ce15" office:value-type="string" calcext:value-type="string">
            <text:p>Servo saver arm angle (steering angle = 0)</text:p>
          </table:table-cell>
          <table:table-cell table:formula="of:=RADIANS(-servo_saver_arm_angle)" office:value-type="float" office:value="-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5"/>
          <table:table-cell table:number-columns-repeated="1023"/>
        </table:table-row>
        <table:table-row table:style-name="ro1">
          <table:table-cell table:style-name="ce15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table:style-name="ce15" office:value-type="string" calcext:value-type="string">
            <text:p>King pin position &lt;kp&gt;</text:p>
          </table:table-cell>
          <table:table-cell table:formula="of:=left_king_pin_x" office:value-type="float" office:value="300" calcext:value-type="float">
            <text:p>300</text:p>
          </table:table-cell>
          <table:table-cell table:formula="of:=left_king_pin_y" office:value-type="float" office:value="90" calcext:value-type="float">
            <text:p>90</text:p>
          </table:table-cell>
          <table:table-cell table:number-columns-repeated="1021"/>
        </table:table-row>
        <table:table-row table:style-name="ro1">
          <table:table-cell table:style-name="ce15" office:value-type="string" calcext:value-type="string">
            <text:p>Steering arm position (steering angle = 0) &lt;ap&gt;</text:p>
          </table:table-cell>
          <table:table-cell table:formula="of:=[lf.I38]" office:value-type="float" office:value="318.793852415718" calcext:value-type="float">
            <text:p>318,793852415718</text:p>
          </table:table-cell>
          <table:table-cell table:formula="of:=[lf.J38]" office:value-type="float" office:value="96.8404028665134" calcext:value-type="float">
            <text:p>96,8404028665134</text:p>
          </table:table-cell>
          <table:table-cell/>
          <table:table-cell table:formula="of:=COS([lf.$B$33])*steering_arm_length" office:value-type="float" office:value="18.7938524157182" calcext:value-type="float">
            <text:p>18,7938524157182</text:p>
          </table:table-cell>
          <table:table-cell table:formula="of:=SIN([lf.$B$33])*steering_arm_length" office:value-type="float" office:value="6.84040286651337" calcext:value-type="float">
            <text:p>6,84040286651337</text:p>
          </table:table-cell>
          <table:table-cell table:formula="of:=[lf.E38]*COS(0)-[lf.F38]*SIN(0)" office:value-type="float" office:value="18.7938524157182" calcext:value-type="float">
            <text:p>18,7938524157182</text:p>
          </table:table-cell>
          <table:table-cell table:formula="of:=[lf.E38]*SIN(0)+[lf.F38]*COS(0)" office:value-type="float" office:value="6.84040286651337" calcext:value-type="float">
            <text:p>6,84040286651337</text:p>
          </table:table-cell>
          <table:table-cell table:formula="of:=[lf.G38]+[lf.B37]" office:value-type="float" office:value="318.793852415718" calcext:value-type="float">
            <text:p>318,793852415718</text:p>
          </table:table-cell>
          <table:table-cell table:formula="of:=[lf.C37]+[lf.H38]" office:value-type="float" office:value="96.8404028665134" calcext:value-type="float">
            <text:p>96,8404028665134</text:p>
          </table:table-cell>
          <table:table-cell table:number-columns-repeated="1014"/>
        </table:table-row>
        <table:table-row table:style-name="ro1">
          <table:table-cell table:style-name="ce15" office:value-type="string" calcext:value-type="string">
            <text:p>Servo saver arm position (steering angle = 0) &lt;sp&gt;</text:p>
          </table:table-cell>
          <table:table-cell table:formula="of:=[lf.I39]" office:value-type="float" office:value="359" calcext:value-type="float">
            <text:p>359</text:p>
          </table:table-cell>
          <table:table-cell table:formula="of:=[lf.J39]" office:value-type="float" office:value="0" calcext:value-type="float">
            <text:p>0</text:p>
          </table:table-cell>
          <table:table-cell/>
          <table:table-cell table:formula="of:=COS([lf.$B$6])*servo_saver_arm_length" office:value-type="float" office:value="16" calcext:value-type="float">
            <text:p>16</text:p>
          </table:table-cell>
          <table:table-cell table:formula="of:=SIN([lf.$B$6])*servo_saver_arm_length" office:value-type="float" office:value="0" calcext:value-type="float">
            <text:p>0</text:p>
          </table:table-cell>
          <table:table-cell table:formula="of:=[lf.E39]*COS(0)-[lf.F39]*SIN(0)" office:value-type="float" office:value="16" calcext:value-type="float">
            <text:p>16</text:p>
          </table:table-cell>
          <table:table-cell table:formula="of:=[lf.E39]*SIN(0)+[lf.F39]*COS(0)" office:value-type="float" office:value="0" calcext:value-type="float">
            <text:p>0</text:p>
          </table:table-cell>
          <table:table-cell table:formula="of:=[lf.G39]+[lf.$B$24]" office:value-type="float" office:value="359" calcext:value-type="float">
            <text:p>359</text:p>
          </table:table-cell>
          <table:table-cell table:formula="of:=[lf.H39]+[lf.$C$24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5" office:value-type="string" calcext:value-type="string">
            <text:p>Delta length rod</text:p>
          </table:table-cell>
          <table:table-cell table:formula="of:=[lf.B39]-[lf.B38]" office:value-type="float" office:value="40.2061475842818" calcext:value-type="float">
            <text:p>40,2061475842818</text:p>
          </table:table-cell>
          <table:table-cell table:formula="of:=[lf.C39]-[lf.C38]" office:value-type="float" office:value="-96.8404028665134" calcext:value-type="float">
            <text:p>-96,8404028665134</text:p>
          </table:table-cell>
          <table:table-cell table:number-columns-repeated="1021"/>
        </table:table-row>
        <table:table-row table:style-name="ro1">
          <table:table-cell table:style-name="ce15"/>
          <table:table-cell table:number-columns-repeated="1023"/>
        </table:table-row>
        <table:table-row table:style-name="ro1">
          <table:table-cell table:style-name="ce15" office:value-type="string" calcext:value-type="string">
            <text:p>Steering rod length (steering angle = 0) &lt;rl&gt;</text:p>
          </table:table-cell>
          <table:table-cell table:formula="of:=SQRT([lf.$B$40]^2+[lf.$C$40]^2)" office:value-type="float" office:value="104.855128300516" calcext:value-type="float">
            <text:p>104,855128300516</text:p>
          </table:table-cell>
          <table:table-cell table:number-columns-repeated="1022"/>
        </table:table-row>
        <table:table-row table:style-name="ro1">
          <table:table-cell table:style-name="ce15" office:value-type="string" calcext:value-type="string">
            <text:p>Radius steering arm &lt;al&gt;</text:p>
          </table:table-cell>
          <table:table-cell table:formula="of:=steering_arm_length"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table:style-name="ce15"/>
          <table:table-cell table:number-columns-repeated="1023"/>
        </table:table-row>
        <table:table-row table:style-name="ro1">
          <table:table-cell table:style-name="ce15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table:style-name="ce15" office:value-type="string" calcext:value-type="string">
            <text:p>Angel steering arm ↔ king pin line &lt;K&gt;</text:p>
          </table:table-cell>
          <table:table-cell table:formula="of:=[lf.$B$25]-[lf.$B$14]" office:value-type="float" office:value="58.4030679428237" calcext:value-type="float">
            <text:p>58,4030679428237</text:p>
          </table:table-cell>
          <table:table-cell table:formula="of:=[lf.$C$25]-[lf.$C$14]" office:value-type="float" office:value="-94.3296071356138" calcext:value-type="float">
            <text:p>-94,3296071356138</text:p>
          </table:table-cell>
          <table:table-cell table:number-columns-repeated="1021"/>
        </table:table-row>
        <table:table-row table:style-name="ro1">
          <table:table-cell table:style-name="ce15" office:value-type="string" calcext:value-type="string">
            <text:p>Distance king pin ↔ rod fix servo saver &lt;jl&gt;</text:p>
          </table:table-cell>
          <table:table-cell table:formula="of:=SQRT([lf.$B$46]^2+[lf.$C$46]^2)" office:value-type="float" office:value="110.94590180576" calcext:value-type="float">
            <text:p>110,94590180576</text:p>
          </table:table-cell>
          <table:table-cell table:number-columns-repeated="1022"/>
        </table:table-row>
        <table:table-row table:style-name="ro1">
          <table:table-cell table:style-name="ce15"/>
          <table:table-cell table:number-columns-repeated="1023"/>
        </table:table-row>
        <table:table-row table:style-name="ro1">
          <table:table-cell table:style-name="ce15" office:value-type="string" calcext:value-type="string">
            <text:p>Distance king pin ↔ intersection &lt;kl&gt;</text:p>
          </table:table-cell>
          <table:table-cell table:formula="of:=([lf.$B$47]^2-[lf.$B$42]^2+[lf.$B$43]^2)/(2*[lf.$B$47])" office:value-type="float" office:value="7.72626644460091" calcext:value-type="float">
            <text:p>7,72626644460091</text:p>
          </table:table-cell>
          <table:table-cell table:number-columns-repeated="1022"/>
        </table:table-row>
        <table:table-row table:style-name="ro1">
          <table:table-cell table:style-name="ce15" office:value-type="string" calcext:value-type="string">
            <text:p>Angel steering arm ↔ king pin line &lt;K&gt;</text:p>
          </table:table-cell>
          <table:table-cell table:formula="of:=ACOS([lf.$B$49]/[lf.$B$43])" office:value-type="float" office:value="1.17416506820114" calcext:value-type="float">
            <text:p>1,17416506820114</text:p>
          </table:table-cell>
          <table:table-cell table:number-columns-repeated="1022"/>
        </table:table-row>
        <table:table-row table:style-name="ro1">
          <table:table-cell table:style-name="ce15" office:value-type="string" calcext:value-type="string">
            <text:p>Angel king pin ↔ rod fix servo saver &lt;A&gt;</text:p>
          </table:table-cell>
          <table:table-cell table:formula="of:=ASIN([lf.$B$46]/[lf.$B$47])" office:value-type="float" office:value="0.554373015707369" calcext:value-type="float">
            <text:p>0,554373015707369</text:p>
          </table:table-cell>
          <table:table-cell table:number-columns-repeated="1022"/>
        </table:table-row>
        <table:table-row table:style-name="ro1">
          <table:table-cell table:style-name="ce15" office:value-type="string" calcext:value-type="string">
            <text:p>Correction for front/rear steering arms</text:p>
          </table:table-cell>
          <table:table-cell table:formula="of:=IF(0.5*PI()+[lf.$B$9]&gt;[lf.$B$51];1;-1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Corrected angel steering arm ↔ king pin line &lt;K&gt;</text:p>
          </table:table-cell>
          <table:table-cell table:style-name="Default" table:formula="of:=[lf.$B$50]*[lf.$B$52]" office:value-type="float" office:value="1.17416506820114" calcext:value-type="float">
            <text:p>1,17416506820114</text:p>
          </table:table-cell>
          <table:table-cell table:number-columns-repeated="1022"/>
        </table:table-row>
        <table:table-row table:style-name="ro1">
          <table:table-cell table:style-name="ce15" office:value-type="string" calcext:value-type="string">
            <text:p>King pin angle (= wheel angle) &lt;W&gt;</text:p>
          </table:table-cell>
          <table:table-cell table:formula="of:=0.5*PI()-([lf.$B$53]+[lf.$B$51])" office:value-type="float" office:value="-0.157741757113616" calcext:value-type="float">
            <text:p>-0,157741757113616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(=steering arm end)</text:p>
          </table:table-cell>
          <table:table-cell table:formula="of:=[lf.B30]" office:value-type="float" office:value="319.751690900309" calcext:value-type="float">
            <text:p>319,751690900309</text:p>
          </table:table-cell>
          <table:table-cell table:formula="of:=[lf.C30]" office:value-type="float" office:value="93.1417680656987" calcext:value-type="float">
            <text:p>93,1417680656987</text:p>
          </table:table-cell>
          <table:table-cell table:number-columns-repeated="1021"/>
        </table:table-row>
        <table:table-row table:style-name="ro1">
          <table:table-cell table:style-name="ce16" office:value-type="string" calcext:value-type="string">
            <text:p>(=servo saver arm end)</text:p>
          </table:table-cell>
          <table:table-cell table:formula="of:=[lf.B25]" office:value-type="float" office:value="358.403067942824" calcext:value-type="float">
            <text:p>358,403067942824</text:p>
          </table:table-cell>
          <table:table-cell table:formula="of:=[lf.C25]" office:value-type="float" office:value="-4.32960713561382" calcext:value-type="float">
            <text:p>-4,32960713561382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" office:value-type="string" calcext:value-type="string">
            <text:p>Radius</text:p>
          </table:table-cell>
          <table:table-cell table:number-columns-repeated="1023"/>
        </table:table-row>
        <table:table-row table:style-name="ro1">
          <table:table-cell table:style-name="ce8"/>
          <table:table-cell table:number-columns-repeated="1023"/>
        </table:table-row>
        <table:table-row table:style-name="ro1">
          <table:table-cell office:value-type="string" calcext:value-type="string">
            <text:p>King pin position</text:p>
          </table:table-cell>
          <table:table-cell table:formula="of:=left_king_pin_x" office:value-type="float" office:value="300" calcext:value-type="float">
            <text:p>300</text:p>
          </table:table-cell>
          <table:table-cell table:formula="of:=left_king_pin_y" office:value-type="float" office:value="90" calcext:value-type="float">
            <text:p>9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ersection king pin radius ↔ x0:</text:p>
          </table:table-cell>
          <table:table-cell table:formula="of:=IF(left_wheel_angle=0;left_king_pin_x;0)" office:value-type="float" office:value="0" calcext:value-type="float">
            <text:p>0</text:p>
          </table:table-cell>
          <table:table-cell table:style-name="ce6" table:formula="of:=IF(left_wheel_angle = 0;0;TAN(0.5*PI()-left_wheel_angle)*wheelbase+left_king_pin_y)" office:value-type="float" office:value="-1458.8407131228" calcext:value-type="float">
            <text:p>-145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erhichle center:</text:p>
          </table:table-cell>
          <table:table-cell table:formula="of:=wheelbase/2"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Steering radius left wheel:</text:p>
          </table:table-cell>
          <table:table-cell table:style-name="ce18" table:formula="of:=SQRT([lf.$B$65]^2+[lf.$C$64]^2)" office:value-type="float" office:value="1466.53204065395" calcext:value-type="float">
            <text:p>1 466,53</text:p>
          </table:table-cell>
          <table:table-cell table:number-columns-repeated="1022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style-name="ce8" office:value-type="string" calcext:value-type="string">
            <text:p>Wheel angle analyze matrix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9" office:value-type="string" calcext:value-type="string">
            <text:p>Steering angle</text:p>
          </table:table-cell>
          <table:table-cell table:style-name="ce19" office:value-type="string" calcext:value-type="string">
            <text:p>-&gt; rad</text:p>
          </table:table-cell>
          <table:table-cell table:style-name="ce19" office:value-type="string" calcext:value-type="string">
            <text:p>sp_x</text:p>
          </table:table-cell>
          <table:table-cell table:style-name="ce19" office:value-type="string" calcext:value-type="string">
            <text:p>sp_y</text:p>
          </table:table-cell>
          <table:table-cell table:style-name="ce19" office:value-type="string" calcext:value-type="string">
            <text:p>xk</text:p>
          </table:table-cell>
          <table:table-cell table:style-name="ce19" office:value-type="string" calcext:value-type="string">
            <text:p>yk</text:p>
          </table:table-cell>
          <table:table-cell table:style-name="ce24" office:value-type="string" calcext:value-type="string">
            <text:p>jl</text:p>
          </table:table-cell>
          <table:table-cell table:style-name="ce19" office:value-type="string" calcext:value-type="string">
            <text:p>kl</text:p>
          </table:table-cell>
          <table:table-cell table:style-name="ce19" office:value-type="string" calcext:value-type="string">
            <text:p>K</text:p>
          </table:table-cell>
          <table:table-cell table:style-name="ce19" office:value-type="string" calcext:value-type="string">
            <text:p>A</text:p>
          </table:table-cell>
          <table:table-cell table:style-name="ce19" office:value-type="string" calcext:value-type="string">
            <text:p>corr</text:p>
          </table:table-cell>
          <table:table-cell table:style-name="ce19" office:value-type="string" calcext:value-type="string">
            <text:p>W</text:p>
          </table:table-cell>
          <table:table-cell table:style-name="ce24" office:value-type="string" calcext:value-type="string">
            <text:p>left wheel angle</text:p>
          </table:table-cell>
          <table:table-cell table:number-columns-repeated="1010"/>
        </table:table-row>
        <table:table-row table:style-name="ro1">
          <table:table-cell office:value-type="float" office:value="-150" calcext:value-type="float">
            <text:p>-150</text:p>
          </table:table-cell>
          <table:table-cell table:formula="of:=[lf.A81]*analyze_resolution" office:value-type="float" office:value="-22.5" calcext:value-type="float">
            <text:p>-22,5</text:p>
          </table:table-cell>
          <table:table-cell table:style-name="ce20" table:formula="of:=-RADIANS([lf.B81])" office:value-type="float" office:value="0.392699081698724" calcext:value-type="float">
            <text:p>0,392699081698724</text:p>
          </table:table-cell>
          <table:table-cell table:style-name="ce20" table:formula="of:=COS([lf.$B$6])*servo_saver_arm_length*COS([lf.C81])-SIN([lf.$B$6])*servo_saver_arm_length*SIN([lf.C81])+[lf.$B$24]" office:value-type="float" office:value="357.782072520181" calcext:value-type="float">
            <text:p>357,782072520181</text:p>
          </table:table-cell>
          <table:table-cell table:style-name="ce20" table:formula="of:=COS([lf.$B$6])*servo_saver_arm_length*SIN([lf.C81])+SIN([lf.$B$6])*servo_saver_arm_length*COS([lf.C81])+[lf.$C$24]" office:value-type="float" office:value="6.12293491784144" calcext:value-type="float">
            <text:p>6,12293491784144</text:p>
          </table:table-cell>
          <table:table-cell table:style-name="ce20" table:formula="of:=[$lf.D81]-[$lf.$B$14]" office:value-type="float" office:value="57.7820725201806" calcext:value-type="float">
            <text:p>57,7820725201806</text:p>
          </table:table-cell>
          <table:table-cell table:style-name="ce20" table:formula="of:=[lf.E81]-[$lf.$C$14]" office:value-type="float" office:value="-83.8770650821586" calcext:value-type="float">
            <text:p>-83,8770650821586</text:p>
          </table:table-cell>
          <table:table-cell table:style-name="ce11" table:formula="of:=SQRT([lf.F81]^2+[lf.G81]^2)" office:value-type="float" office:value="101.85347294778" calcext:value-type="float">
            <text:p>101,85347294778</text:p>
          </table:table-cell>
          <table:table-cell table:style-name="ce20" table:formula="of:=([lf.H81]^2-[lf.$B$42]^2+[lf.$B$43]^2)/(2*[lf.H81])" office:value-type="float" office:value="-1.08228012758399" calcext:value-type="float">
            <text:p>-1,08228012758399</text:p>
          </table:table-cell>
          <table:table-cell table:style-name="ce20" table:formula="of:=ACOS([lf.I81]/[lf.$B$43])" office:value-type="float" office:value="1.6249367786098" calcext:value-type="float">
            <text:p>1,6249367786098</text:p>
          </table:table-cell>
          <table:table-cell table:style-name="ce20" table:formula="of:=ASIN([lf.F81]/[lf.H81])" office:value-type="float" office:value="0.603230615785048" calcext:value-type="float">
            <text:p>0,603230615785048</text:p>
          </table:table-cell>
          <table:table-cell table:style-name="ce20" table:formula="of:=IF(0.5*PI()+[lf.$B$9]&gt;[lf.K81];1;-1)" office:value-type="float" office:value="1" calcext:value-type="float">
            <text:p>1</text:p>
          </table:table-cell>
          <table:table-cell table:style-name="ce17" table:formula="of:=0.5*PI()-([lf.J81]*[lf.L81]+[lf.K81])" office:value-type="float" office:value="-0.657371067599951" calcext:value-type="float">
            <text:p>-0,657371067599951</text:p>
          </table:table-cell>
          <table:table-cell table:style-name="ce17" table:formula="of:=-[lf.M81]-[lf.$B$8]" office:value-type="float" office:value="0.308305217201085" calcext:value-type="float">
            <text:p>0,308305217201085</text:p>
          </table:table-cell>
          <table:table-cell table:number-columns-repeated="1010"/>
        </table:table-row>
        <table:table-row table:style-name="ro1">
          <table:table-cell office:value-type="float" office:value="-149" calcext:value-type="float">
            <text:p>-149</text:p>
          </table:table-cell>
          <table:table-cell table:formula="of:=[lf.A82]*analyze_resolution" office:value-type="float" office:value="-22.35" calcext:value-type="float">
            <text:p>-22,35</text:p>
          </table:table-cell>
          <table:table-cell table:style-name="ce20" table:formula="of:=-RADIANS([lf.B82])" office:value-type="float" office:value="0.390081087820733" calcext:value-type="float">
            <text:p>0,390081087820733</text:p>
          </table:table-cell>
          <table:table-cell table:style-name="ce20" table:formula="of:=COS([lf.$B$6])*servo_saver_arm_length*COS([lf.C82])-SIN([lf.$B$6])*servo_saver_arm_length*SIN([lf.C82])+[lf.$B$24]" office:value-type="float" office:value="357.798051650665" calcext:value-type="float">
            <text:p>357,798051650665</text:p>
          </table:table-cell>
          <table:table-cell table:style-name="ce20" table:formula="of:=COS([lf.$B$6])*servo_saver_arm_length*SIN([lf.C82])+SIN([lf.$B$6])*servo_saver_arm_length*COS([lf.C82])+[lf.$C$24]" office:value-type="float" office:value="6.08421460373128" calcext:value-type="float">
            <text:p>6,08421460373128</text:p>
          </table:table-cell>
          <table:table-cell table:style-name="ce20" table:formula="of:=[$lf.D82]-[$lf.$B$14]" office:value-type="float" office:value="57.7980516506648" calcext:value-type="float">
            <text:p>57,7980516506648</text:p>
          </table:table-cell>
          <table:table-cell table:style-name="ce20" table:formula="of:=[lf.E82]-[$lf.$C$14]" office:value-type="float" office:value="-83.9157853962687" calcext:value-type="float">
            <text:p>-83,9157853962687</text:p>
          </table:table-cell>
          <table:table-cell table:style-name="ce11" table:formula="of:=SQRT([lf.F82]^2+[lf.G82]^2)" office:value-type="float" office:value="101.894424839073" calcext:value-type="float">
            <text:p>101,894424839073</text:p>
          </table:table-cell>
          <table:table-cell table:style-name="ce20" table:formula="of:=([lf.H82]^2-[lf.$B$42]^2+[lf.$B$43]^2)/(2*[lf.H82])" office:value-type="float" office:value="-1.0409014917506" calcext:value-type="float">
            <text:p>-1,0409014917506</text:p>
          </table:table-cell>
          <table:table-cell table:style-name="ce20" table:formula="of:=ACOS([lf.I82]/[lf.$B$43])" office:value-type="float" office:value="1.62286492572814" calcext:value-type="float">
            <text:p>1,62286492572814</text:p>
          </table:table-cell>
          <table:table-cell table:style-name="ce20" table:formula="of:=ASIN([lf.F82]/[lf.H82])" office:value-type="float" office:value="0.603144179919711" calcext:value-type="float">
            <text:p>0,603144179919711</text:p>
          </table:table-cell>
          <table:table-cell table:style-name="ce20" table:formula="of:=IF(0.5*PI()+[lf.$B$9]&gt;[lf.K82];1;-1)" office:value-type="float" office:value="1" calcext:value-type="float">
            <text:p>1</text:p>
          </table:table-cell>
          <table:table-cell table:style-name="ce17" table:formula="of:=0.5*PI()-([lf.J82]*[lf.L82]+[lf.K82])" office:value-type="float" office:value="-0.655212778852955" calcext:value-type="float">
            <text:p>-0,655212778852955</text:p>
          </table:table-cell>
          <table:table-cell table:style-name="ce17" table:formula="of:=-[lf.M82]-[lf.$B$8]" office:value-type="float" office:value="0.306146928454089" calcext:value-type="float">
            <text:p>0,306146928454089</text:p>
          </table:table-cell>
          <table:table-cell table:number-columns-repeated="1010"/>
        </table:table-row>
        <table:table-row table:style-name="ro1">
          <table:table-cell office:value-type="float" office:value="-148" calcext:value-type="float">
            <text:p>-148</text:p>
          </table:table-cell>
          <table:table-cell table:style-name="ce20" table:formula="of:=[lf.A83]*analyze_resolution" office:value-type="float" office:value="-22.2" calcext:value-type="float">
            <text:p>-22,2</text:p>
          </table:table-cell>
          <table:table-cell table:style-name="ce20" table:formula="of:=-RADIANS([lf.B83])" office:value-type="float" office:value="0.387463093942741" calcext:value-type="float">
            <text:p>0,387463093942741</text:p>
          </table:table-cell>
          <table:table-cell table:style-name="ce20" table:formula="of:=COS([lf.$B$6])*servo_saver_arm_length*COS([lf.C83])-SIN([lf.$B$6])*servo_saver_arm_length*SIN([lf.C83])+[lf.$B$24]" office:value-type="float" office:value="357.81392935696" calcext:value-type="float">
            <text:p>357,81392935696</text:p>
          </table:table-cell>
          <table:table-cell table:style-name="ce20" table:formula="of:=COS([lf.$B$6])*servo_saver_arm_length*SIN([lf.C83])+SIN([lf.$B$6])*servo_saver_arm_length*COS([lf.C83])+[lf.$C$24]" office:value-type="float" office:value="6.04545258909547" calcext:value-type="float">
            <text:p>6,04545258909547</text:p>
          </table:table-cell>
          <table:table-cell table:style-name="ce20" table:formula="of:=[$lf.D83]-[$lf.$B$14]" office:value-type="float" office:value="57.8139293569599" calcext:value-type="float">
            <text:p>57,8139293569599</text:p>
          </table:table-cell>
          <table:table-cell table:style-name="ce20" table:formula="of:=[lf.E83]-[$lf.$C$14]" office:value-type="float" office:value="-83.9545474109045" calcext:value-type="float">
            <text:p>-83,9545474109045</text:p>
          </table:table-cell>
          <table:table-cell table:style-name="ce11" table:formula="of:=SQRT([lf.F83]^2+[lf.G83]^2)" office:value-type="float" office:value="101.935354311747" calcext:value-type="float">
            <text:p>101,935354311747</text:p>
          </table:table-cell>
          <table:table-cell table:style-name="ce20" table:formula="of:=([lf.H83]^2-[lf.$B$42]^2+[lf.$B$43]^2)/(2*[lf.H83])" office:value-type="float" office:value="-0.99956228941468" calcext:value-type="float">
            <text:p>-0,99956228941468</text:p>
          </table:table-cell>
          <table:table-cell table:style-name="ce20" table:formula="of:=ACOS([lf.I83]/[lf.$B$43])" office:value-type="float" office:value="1.62079527067511" calcext:value-type="float">
            <text:p>1,62079527067511</text:p>
          </table:table-cell>
          <table:table-cell table:style-name="ce20" table:formula="of:=ASIN([lf.F83]/[lf.H83])" office:value-type="float" office:value="0.603056762010227" calcext:value-type="float">
            <text:p>0,603056762010227</text:p>
          </table:table-cell>
          <table:table-cell table:style-name="ce20" table:formula="of:=IF(0.5*PI()+[lf.$B$9]&gt;[lf.K83];1;-1)" office:value-type="float" office:value="1" calcext:value-type="float">
            <text:p>1</text:p>
          </table:table-cell>
          <table:table-cell table:style-name="ce20" table:formula="of:=0.5*PI()-([lf.J83]*[lf.L83]+[lf.K83])" office:value-type="float" office:value="-0.653055705890436" calcext:value-type="float">
            <text:p>-0,653055705890436</text:p>
          </table:table-cell>
          <table:table-cell table:style-name="ce17" table:formula="of:=-[lf.M83]-[lf.$B$8]" office:value-type="float" office:value="0.30398985549157" calcext:value-type="float">
            <text:p>0,30398985549157</text:p>
          </table:table-cell>
          <table:table-cell table:style-name="ce11" table:number-columns-repeated="1010"/>
        </table:table-row>
        <table:table-row table:style-name="ro1">
          <table:table-cell office:value-type="float" office:value="-147" calcext:value-type="float">
            <text:p>-147</text:p>
          </table:table-cell>
          <table:table-cell table:formula="of:=[lf.A84]*analyze_resolution" office:value-type="float" office:value="-22.05" calcext:value-type="float">
            <text:p>-22,05</text:p>
          </table:table-cell>
          <table:table-cell table:style-name="ce20" table:formula="of:=-RADIANS([lf.B84])" office:value-type="float" office:value="0.38484510006475" calcext:value-type="float">
            <text:p>0,38484510006475</text:p>
          </table:table-cell>
          <table:table-cell table:style-name="ce20" table:formula="of:=COS([lf.$B$6])*servo_saver_arm_length*COS([lf.C84])-SIN([lf.$B$6])*servo_saver_arm_length*SIN([lf.C84])+[lf.$B$24]" office:value-type="float" office:value="357.829705530242" calcext:value-type="float">
            <text:p>357,829705530242</text:p>
          </table:table-cell>
          <table:table-cell table:style-name="ce20" table:formula="of:=COS([lf.$B$6])*servo_saver_arm_length*SIN([lf.C84])+SIN([lf.$B$6])*servo_saver_arm_length*COS([lf.C84])+[lf.$C$24]" office:value-type="float" office:value="6.00664913960453" calcext:value-type="float">
            <text:p>6,00664913960453</text:p>
          </table:table-cell>
          <table:table-cell table:style-name="ce20" table:formula="of:=[$lf.D84]-[$lf.$B$14]" office:value-type="float" office:value="57.8297055302419" calcext:value-type="float">
            <text:p>57,8297055302419</text:p>
          </table:table-cell>
          <table:table-cell table:style-name="ce20" table:formula="of:=[lf.E84]-[$lf.$C$14]" office:value-type="float" office:value="-83.9933508603955" calcext:value-type="float">
            <text:p>-83,9933508603955</text:p>
          </table:table-cell>
          <table:table-cell table:style-name="ce11" table:formula="of:=SQRT([lf.F84]^2+[lf.G84]^2)" office:value-type="float" office:value="101.976261112437" calcext:value-type="float">
            <text:p>101,976261112437</text:p>
          </table:table-cell>
          <table:table-cell table:style-name="ce20" table:formula="of:=([lf.H84]^2-[lf.$B$42]^2+[lf.$B$43]^2)/(2*[lf.H84])" office:value-type="float" office:value="-0.958262728568669" calcext:value-type="float">
            <text:p>-0,958262728568669</text:p>
          </table:table-cell>
          <table:table-cell table:style-name="ce20" table:formula="of:=ACOS([lf.I84]/[lf.$B$43])" office:value-type="float" office:value="1.6187278143014" calcext:value-type="float">
            <text:p>1,6187278143014</text:p>
          </table:table-cell>
          <table:table-cell table:style-name="ce20" table:formula="of:=ASIN([lf.F84]/[lf.H84])" office:value-type="float" office:value="0.602968363779206" calcext:value-type="float">
            <text:p>0,602968363779206</text:p>
          </table:table-cell>
          <table:table-cell table:style-name="ce20" table:formula="of:=IF(0.5*PI()+[lf.$B$9]&gt;[lf.K84];1;-1)" office:value-type="float" office:value="1" calcext:value-type="float">
            <text:p>1</text:p>
          </table:table-cell>
          <table:table-cell table:style-name="ce17" table:formula="of:=0.5*PI()-([lf.J84]*[lf.L84]+[lf.K84])" office:value-type="float" office:value="-0.650899851285708" calcext:value-type="float">
            <text:p>-0,650899851285708</text:p>
          </table:table-cell>
          <table:table-cell table:style-name="ce17" table:formula="of:=-[lf.M84]-[lf.$B$8]" office:value-type="float" office:value="0.301834000886842" calcext:value-type="float">
            <text:p>0,301834000886842</text:p>
          </table:table-cell>
          <table:table-cell table:number-columns-repeated="1010"/>
        </table:table-row>
        <table:table-row table:style-name="ro1">
          <table:table-cell office:value-type="float" office:value="-146" calcext:value-type="float">
            <text:p>-146</text:p>
          </table:table-cell>
          <table:table-cell table:formula="of:=[lf.A85]*analyze_resolution" office:value-type="float" office:value="-21.9" calcext:value-type="float">
            <text:p>-21,9</text:p>
          </table:table-cell>
          <table:table-cell table:style-name="ce20" table:formula="of:=-RADIANS([lf.B85])" office:value-type="float" office:value="0.382227106186758" calcext:value-type="float">
            <text:p>0,382227106186758</text:p>
          </table:table-cell>
          <table:table-cell table:style-name="ce20" table:formula="of:=COS([lf.$B$6])*servo_saver_arm_length*COS([lf.C85])-SIN([lf.$B$6])*servo_saver_arm_length*SIN([lf.C85])+[lf.$B$24]" office:value-type="float" office:value="357.845380062383" calcext:value-type="float">
            <text:p>357,845380062383</text:p>
          </table:table-cell>
          <table:table-cell table:style-name="ce20" table:formula="of:=COS([lf.$B$6])*servo_saver_arm_length*SIN([lf.C85])+SIN([lf.$B$6])*servo_saver_arm_length*COS([lf.C85])+[lf.$C$24]" office:value-type="float" office:value="5.96780452121294" calcext:value-type="float">
            <text:p>5,96780452121294</text:p>
          </table:table-cell>
          <table:table-cell table:style-name="ce20" table:formula="of:=[$lf.D85]-[$lf.$B$14]" office:value-type="float" office:value="57.8453800623827" calcext:value-type="float">
            <text:p>57,8453800623827</text:p>
          </table:table-cell>
          <table:table-cell table:style-name="ce20" table:formula="of:=[lf.E85]-[$lf.$C$14]" office:value-type="float" office:value="-84.0321954787871" calcext:value-type="float">
            <text:p>-84,0321954787871</text:p>
          </table:table-cell>
          <table:table-cell table:style-name="ce11" table:formula="of:=SQRT([lf.F85]^2+[lf.G85]^2)" office:value-type="float" office:value="102.017144988216" calcext:value-type="float">
            <text:p>102,017144988216</text:p>
          </table:table-cell>
          <table:table-cell table:style-name="ce20" table:formula="of:=([lf.H85]^2-[lf.$B$42]^2+[lf.$B$43]^2)/(2*[lf.H85])" office:value-type="float" office:value="-0.917003016466923" calcext:value-type="float">
            <text:p>-0,917003016466923</text:p>
          </table:table-cell>
          <table:table-cell table:style-name="ce20" table:formula="of:=ACOS([lf.I85]/[lf.$B$43])" office:value-type="float" office:value="1.61666255747668" calcext:value-type="float">
            <text:p>1,61666255747668</text:p>
          </table:table-cell>
          <table:table-cell table:style-name="ce20" table:formula="of:=ASIN([lf.F85]/[lf.H85])" office:value-type="float" office:value="0.602878986951464" calcext:value-type="float">
            <text:p>0,602878986951464</text:p>
          </table:table-cell>
          <table:table-cell table:style-name="ce20" table:formula="of:=IF(0.5*PI()+[lf.$B$9]&gt;[lf.K85];1;-1)" office:value-type="float" office:value="1" calcext:value-type="float">
            <text:p>1</text:p>
          </table:table-cell>
          <table:table-cell table:style-name="ce17" table:formula="of:=0.5*PI()-([lf.J85]*[lf.L85]+[lf.K85])" office:value-type="float" office:value="-0.648745217633245" calcext:value-type="float">
            <text:p>-0,648745217633245</text:p>
          </table:table-cell>
          <table:table-cell table:style-name="ce17" table:formula="of:=-[lf.M85]-[lf.$B$8]" office:value-type="float" office:value="0.299679367234379" calcext:value-type="float">
            <text:p>0,299679367234379</text:p>
          </table:table-cell>
          <table:table-cell table:number-columns-repeated="1010"/>
        </table:table-row>
        <table:table-row table:style-name="ro1">
          <table:table-cell office:value-type="float" office:value="-145" calcext:value-type="float">
            <text:p>-145</text:p>
          </table:table-cell>
          <table:table-cell table:formula="of:=[lf.A86]*analyze_resolution" office:value-type="float" office:value="-21.75" calcext:value-type="float">
            <text:p>-21,75</text:p>
          </table:table-cell>
          <table:table-cell table:style-name="ce20" table:formula="of:=-RADIANS([lf.B86])" office:value-type="float" office:value="0.379609112308767" calcext:value-type="float">
            <text:p>0,379609112308767</text:p>
          </table:table-cell>
          <table:table-cell table:style-name="ce20" table:formula="of:=COS([lf.$B$6])*servo_saver_arm_length*COS([lf.C86])-SIN([lf.$B$6])*servo_saver_arm_length*SIN([lf.C86])+[lf.$B$24]" office:value-type="float" office:value="357.860952845951" calcext:value-type="float">
            <text:p>357,860952845951</text:p>
          </table:table-cell>
          <table:table-cell table:style-name="ce20" table:formula="of:=COS([lf.$B$6])*servo_saver_arm_length*SIN([lf.C86])+SIN([lf.$B$6])*servo_saver_arm_length*COS([lf.C86])+[lf.$C$24]" office:value-type="float" office:value="5.92891900015738" calcext:value-type="float">
            <text:p>5,92891900015738</text:p>
          </table:table-cell>
          <table:table-cell table:style-name="ce20" table:formula="of:=[$lf.D86]-[$lf.$B$14]" office:value-type="float" office:value="57.8609528459508" calcext:value-type="float">
            <text:p>57,8609528459508</text:p>
          </table:table-cell>
          <table:table-cell table:style-name="ce20" table:formula="of:=[lf.E86]-[$lf.$C$14]" office:value-type="float" office:value="-84.0710809998426" calcext:value-type="float">
            <text:p>-84,0710809998426</text:p>
          </table:table-cell>
          <table:table-cell table:style-name="ce11" table:formula="of:=SQRT([lf.F86]^2+[lf.G86]^2)" office:value-type="float" office:value="102.058005686587" calcext:value-type="float">
            <text:p>102,058005686587</text:p>
          </table:table-cell>
          <table:table-cell table:style-name="ce20" table:formula="of:=([lf.H86]^2-[lf.$B$42]^2+[lf.$B$43]^2)/(2*[lf.H86])" office:value-type="float" office:value="-0.875783359627779" calcext:value-type="float">
            <text:p>-0,875783359627779</text:p>
          </table:table-cell>
          <table:table-cell table:style-name="ce20" table:formula="of:=ACOS([lf.I86]/[lf.$B$43])" office:value-type="float" office:value="1.61459950108958" calcext:value-type="float">
            <text:p>1,61459950108958</text:p>
          </table:table-cell>
          <table:table-cell table:style-name="ce20" table:formula="of:=ASIN([lf.F86]/[lf.H86])" office:value-type="float" office:value="0.602788633253997" calcext:value-type="float">
            <text:p>0,602788633253997</text:p>
          </table:table-cell>
          <table:table-cell table:style-name="ce20" table:formula="of:=IF(0.5*PI()+[lf.$B$9]&gt;[lf.K86];1;-1)" office:value-type="float" office:value="1" calcext:value-type="float">
            <text:p>1</text:p>
          </table:table-cell>
          <table:table-cell table:style-name="ce17" table:formula="of:=0.5*PI()-([lf.J86]*[lf.L86]+[lf.K86])" office:value-type="float" office:value="-0.646591807548678" calcext:value-type="float">
            <text:p>-0,646591807548678</text:p>
          </table:table-cell>
          <table:table-cell table:style-name="ce17" table:formula="of:=-[lf.M86]-[lf.$B$8]" office:value-type="float" office:value="0.297525957149812" calcext:value-type="float">
            <text:p>0,297525957149812</text:p>
          </table:table-cell>
          <table:table-cell table:number-columns-repeated="1010"/>
        </table:table-row>
        <table:table-row table:style-name="ro1">
          <table:table-cell office:value-type="float" office:value="-144" calcext:value-type="float">
            <text:p>-144</text:p>
          </table:table-cell>
          <table:table-cell table:formula="of:=[lf.A87]*analyze_resolution" office:value-type="float" office:value="-21.6" calcext:value-type="float">
            <text:p>-21,6</text:p>
          </table:table-cell>
          <table:table-cell table:style-name="ce20" table:formula="of:=-RADIANS([lf.B87])" office:value-type="float" office:value="0.376991118430775" calcext:value-type="float">
            <text:p>0,376991118430775</text:p>
          </table:table-cell>
          <table:table-cell table:style-name="ce20" table:formula="of:=COS([lf.$B$6])*servo_saver_arm_length*COS([lf.C87])-SIN([lf.$B$6])*servo_saver_arm_length*SIN([lf.C87])+[lf.$B$24]" office:value-type="float" office:value="357.876423774212" calcext:value-type="float">
            <text:p>357,876423774212</text:p>
          </table:table-cell>
          <table:table-cell table:style-name="ce20" table:formula="of:=COS([lf.$B$6])*servo_saver_arm_length*SIN([lf.C87])+SIN([lf.$B$6])*servo_saver_arm_length*COS([lf.C87])+[lf.$C$24]" office:value-type="float" office:value="5.88999284295485" calcext:value-type="float">
            <text:p>5,88999284295485</text:p>
          </table:table-cell>
          <table:table-cell table:style-name="ce20" table:formula="of:=[$lf.D87]-[$lf.$B$14]" office:value-type="float" office:value="57.876423774212" calcext:value-type="float">
            <text:p>57,876423774212</text:p>
          </table:table-cell>
          <table:table-cell table:style-name="ce20" table:formula="of:=[lf.E87]-[$lf.$C$14]" office:value-type="float" office:value="-84.1100071570451" calcext:value-type="float">
            <text:p>-84,1100071570451</text:p>
          </table:table-cell>
          <table:table-cell table:style-name="ce11" table:formula="of:=SQRT([lf.F87]^2+[lf.G87]^2)" office:value-type="float" office:value="102.098842955493" calcext:value-type="float">
            <text:p>102,098842955493</text:p>
          </table:table-cell>
          <table:table-cell table:style-name="ce20" table:formula="of:=([lf.H87]^2-[lf.$B$42]^2+[lf.$B$43]^2)/(2*[lf.H87])" office:value-type="float" office:value="-0.834603963835296" calcext:value-type="float">
            <text:p>-0,834603963835296</text:p>
          </table:table-cell>
          <table:table-cell table:style-name="ce20" table:formula="of:=ACOS([lf.I87]/[lf.$B$43])" office:value-type="float" office:value="1.61253864604773" calcext:value-type="float">
            <text:p>1,61253864604773</text:p>
          </table:table-cell>
          <table:table-cell table:style-name="ce20" table:formula="of:=ASIN([lf.F87]/[lf.H87])" office:value-type="float" office:value="0.60269730441595" calcext:value-type="float">
            <text:p>0,60269730441595</text:p>
          </table:table-cell>
          <table:table-cell table:style-name="ce20" table:formula="of:=IF(0.5*PI()+[lf.$B$9]&gt;[lf.K87];1;-1)" office:value-type="float" office:value="1" calcext:value-type="float">
            <text:p>1</text:p>
          </table:table-cell>
          <table:table-cell table:style-name="ce17" table:formula="of:=0.5*PI()-([lf.J87]*[lf.L87]+[lf.K87])" office:value-type="float" office:value="-0.644439623668784" calcext:value-type="float">
            <text:p>-0,644439623668784</text:p>
          </table:table-cell>
          <table:table-cell table:style-name="ce17" table:formula="of:=-[lf.M87]-[lf.$B$8]" office:value-type="float" office:value="0.295373773269918" calcext:value-type="float">
            <text:p>0,295373773269918</text:p>
          </table:table-cell>
          <table:table-cell table:number-columns-repeated="1010"/>
        </table:table-row>
        <table:table-row table:style-name="ro1">
          <table:table-cell office:value-type="float" office:value="-143" calcext:value-type="float">
            <text:p>-143</text:p>
          </table:table-cell>
          <table:table-cell table:formula="of:=[lf.A88]*analyze_resolution" office:value-type="float" office:value="-21.45" calcext:value-type="float">
            <text:p>-21,45</text:p>
          </table:table-cell>
          <table:table-cell table:style-name="ce20" table:formula="of:=-RADIANS([lf.B88])" office:value-type="float" office:value="0.374373124552784" calcext:value-type="float">
            <text:p>0,374373124552784</text:p>
          </table:table-cell>
          <table:table-cell table:style-name="ce20" table:formula="of:=COS([lf.$B$6])*servo_saver_arm_length*COS([lf.C88])-SIN([lf.$B$6])*servo_saver_arm_length*SIN([lf.C88])+[lf.$B$24]" office:value-type="float" office:value="357.89179274113" calcext:value-type="float">
            <text:p>357,89179274113</text:p>
          </table:table-cell>
          <table:table-cell table:style-name="ce20" table:formula="of:=COS([lf.$B$6])*servo_saver_arm_length*SIN([lf.C88])+SIN([lf.$B$6])*servo_saver_arm_length*COS([lf.C88])+[lf.$C$24]" office:value-type="float" office:value="5.85102631640087" calcext:value-type="float">
            <text:p>5,85102631640087</text:p>
          </table:table-cell>
          <table:table-cell table:style-name="ce20" table:formula="of:=[$lf.D88]-[$lf.$B$14]" office:value-type="float" office:value="57.8917927411304" calcext:value-type="float">
            <text:p>57,8917927411304</text:p>
          </table:table-cell>
          <table:table-cell table:style-name="ce20" table:formula="of:=[lf.E88]-[$lf.$C$14]" office:value-type="float" office:value="-84.1489736835991" calcext:value-type="float">
            <text:p>-84,1489736835991</text:p>
          </table:table-cell>
          <table:table-cell table:style-name="ce11" table:formula="of:=SQRT([lf.F88]^2+[lf.G88]^2)" office:value-type="float" office:value="102.139656543309" calcext:value-type="float">
            <text:p>102,139656543309</text:p>
          </table:table-cell>
          <table:table-cell table:style-name="ce20" table:formula="of:=([lf.H88]^2-[lf.$B$42]^2+[lf.$B$43]^2)/(2*[lf.H88])" office:value-type="float" office:value="-0.793465034141131" calcext:value-type="float">
            <text:p>-0,793465034141131</text:p>
          </table:table-cell>
          <table:table-cell table:style-name="ce20" table:formula="of:=ACOS([lf.I88]/[lf.$B$43])" office:value-type="float" office:value="1.61047999327778" calcext:value-type="float">
            <text:p>1,61047999327778</text:p>
          </table:table-cell>
          <table:table-cell table:style-name="ce20" table:formula="of:=ASIN([lf.F88]/[lf.H88])" office:value-type="float" office:value="0.602605002168592" calcext:value-type="float">
            <text:p>0,602605002168592</text:p>
          </table:table-cell>
          <table:table-cell table:style-name="ce20" table:formula="of:=IF(0.5*PI()+[lf.$B$9]&gt;[lf.K88];1;-1)" office:value-type="float" office:value="1" calcext:value-type="float">
            <text:p>1</text:p>
          </table:table-cell>
          <table:table-cell table:style-name="ce17" table:formula="of:=0.5*PI()-([lf.J88]*[lf.L88]+[lf.K88])" office:value-type="float" office:value="-0.642288668651474" calcext:value-type="float">
            <text:p>-0,642288668651474</text:p>
          </table:table-cell>
          <table:table-cell table:style-name="ce17" table:formula="of:=-[lf.M88]-[lf.$B$8]" office:value-type="float" office:value="0.293222818252608" calcext:value-type="float">
            <text:p>0,293222818252608</text:p>
          </table:table-cell>
          <table:table-cell table:number-columns-repeated="1010"/>
        </table:table-row>
        <table:table-row table:style-name="ro1">
          <table:table-cell office:value-type="float" office:value="-142" calcext:value-type="float">
            <text:p>-142</text:p>
          </table:table-cell>
          <table:table-cell table:formula="of:=[lf.A89]*analyze_resolution" office:value-type="float" office:value="-21.3" calcext:value-type="float">
            <text:p>-21,3</text:p>
          </table:table-cell>
          <table:table-cell table:style-name="ce20" table:formula="of:=-RADIANS([lf.B89])" office:value-type="float" office:value="0.371755130674792" calcext:value-type="float">
            <text:p>0,371755130674792</text:p>
          </table:table-cell>
          <table:table-cell table:style-name="ce20" table:formula="of:=COS([lf.$B$6])*servo_saver_arm_length*COS([lf.C89])-SIN([lf.$B$6])*servo_saver_arm_length*SIN([lf.C89])+[lf.$B$24]" office:value-type="float" office:value="357.907059641369" calcext:value-type="float">
            <text:p>357,907059641369</text:p>
          </table:table-cell>
          <table:table-cell table:style-name="ce20" table:formula="of:=COS([lf.$B$6])*servo_saver_arm_length*SIN([lf.C89])+SIN([lf.$B$6])*servo_saver_arm_length*COS([lf.C89])+[lf.$C$24]" office:value-type="float" office:value="5.81201968756765" calcext:value-type="float">
            <text:p>5,81201968756765</text:p>
          </table:table-cell>
          <table:table-cell table:style-name="ce20" table:formula="of:=[$lf.D89]-[$lf.$B$14]" office:value-type="float" office:value="57.9070596413688" calcext:value-type="float">
            <text:p>57,9070596413688</text:p>
          </table:table-cell>
          <table:table-cell table:style-name="ce20" table:formula="of:=[lf.E89]-[$lf.$C$14]" office:value-type="float" office:value="-84.1879803124323" calcext:value-type="float">
            <text:p>-84,1879803124323</text:p>
          </table:table-cell>
          <table:table-cell table:style-name="ce11" table:formula="of:=SQRT([lf.F89]^2+[lf.G89]^2)" office:value-type="float" office:value="102.180446198847" calcext:value-type="float">
            <text:p>102,180446198847</text:p>
          </table:table-cell>
          <table:table-cell table:style-name="ce20" table:formula="of:=([lf.H89]^2-[lf.$B$42]^2+[lf.$B$43]^2)/(2*[lf.H89])" office:value-type="float" office:value="-0.752366774866649" calcext:value-type="float">
            <text:p>-0,752366774866649</text:p>
          </table:table-cell>
          <table:table-cell table:style-name="ce20" table:formula="of:=ACOS([lf.I89]/[lf.$B$43])" office:value-type="float" office:value="1.60842354372542" calcext:value-type="float">
            <text:p>1,60842354372542</text:p>
          </table:table-cell>
          <table:table-cell table:style-name="ce20" table:formula="of:=ASIN([lf.F89]/[lf.H89])" office:value-type="float" office:value="0.602511728245286" calcext:value-type="float">
            <text:p>0,602511728245286</text:p>
          </table:table-cell>
          <table:table-cell table:style-name="ce20" table:formula="of:=IF(0.5*PI()+[lf.$B$9]&gt;[lf.K89];1;-1)" office:value-type="float" office:value="1" calcext:value-type="float">
            <text:p>1</text:p>
          </table:table-cell>
          <table:table-cell table:style-name="ce17" table:formula="of:=0.5*PI()-([lf.J89]*[lf.L89]+[lf.K89])" office:value-type="float" office:value="-0.640138945175806" calcext:value-type="float">
            <text:p>-0,640138945175806</text:p>
          </table:table-cell>
          <table:table-cell table:style-name="ce17" table:formula="of:=-[lf.M89]-[lf.$B$8]" office:value-type="float" office:value="0.29107309477694" calcext:value-type="float">
            <text:p>0,29107309477694</text:p>
          </table:table-cell>
          <table:table-cell table:number-columns-repeated="1010"/>
        </table:table-row>
        <table:table-row table:style-name="ro1">
          <table:table-cell office:value-type="float" office:value="-141" calcext:value-type="float">
            <text:p>-141</text:p>
          </table:table-cell>
          <table:table-cell table:formula="of:=[lf.A90]*analyze_resolution" office:value-type="float" office:value="-21.15" calcext:value-type="float">
            <text:p>-21,15</text:p>
          </table:table-cell>
          <table:table-cell table:style-name="ce20" table:formula="of:=-RADIANS([lf.B90])" office:value-type="float" office:value="0.369137136796801" calcext:value-type="float">
            <text:p>0,369137136796801</text:p>
          </table:table-cell>
          <table:table-cell table:style-name="ce20" table:formula="of:=COS([lf.$B$6])*servo_saver_arm_length*COS([lf.C90])-SIN([lf.$B$6])*servo_saver_arm_length*SIN([lf.C90])+[lf.$B$24]" office:value-type="float" office:value="357.922224370289" calcext:value-type="float">
            <text:p>357,922224370289</text:p>
          </table:table-cell>
          <table:table-cell table:style-name="ce20" table:formula="of:=COS([lf.$B$6])*servo_saver_arm_length*SIN([lf.C90])+SIN([lf.$B$6])*servo_saver_arm_length*COS([lf.C90])+[lf.$C$24]" office:value-type="float" office:value="5.77297322380227" calcext:value-type="float">
            <text:p>5,77297322380227</text:p>
          </table:table-cell>
          <table:table-cell table:style-name="ce20" table:formula="of:=[$lf.D90]-[$lf.$B$14]" office:value-type="float" office:value="57.9222243702895" calcext:value-type="float">
            <text:p>57,9222243702895</text:p>
          </table:table-cell>
          <table:table-cell table:style-name="ce20" table:formula="of:=[lf.E90]-[$lf.$C$14]" office:value-type="float" office:value="-84.2270267761977" calcext:value-type="float">
            <text:p>-84,2270267761977</text:p>
          </table:table-cell>
          <table:table-cell table:style-name="ce11" table:formula="of:=SQRT([lf.F90]^2+[lf.G90]^2)" office:value-type="float" office:value="102.221211671358" calcext:value-type="float">
            <text:p>102,221211671358</text:p>
          </table:table-cell>
          <table:table-cell table:style-name="ce20" table:formula="of:=([lf.H90]^2-[lf.$B$42]^2+[lf.$B$43]^2)/(2*[lf.H90])" office:value-type="float" office:value="-0.711309389604515" calcext:value-type="float">
            <text:p>-0,711309389604515</text:p>
          </table:table-cell>
          <table:table-cell table:style-name="ce20" table:formula="of:=ACOS([lf.I90]/[lf.$B$43])" office:value-type="float" office:value="1.60636929835539" calcext:value-type="float">
            <text:p>1,60636929835539</text:p>
          </table:table-cell>
          <table:table-cell table:style-name="ce20" table:formula="of:=ASIN([lf.F90]/[lf.H90])" office:value-type="float" office:value="0.602417484381462" calcext:value-type="float">
            <text:p>0,602417484381462</text:p>
          </table:table-cell>
          <table:table-cell table:style-name="ce20" table:formula="of:=IF(0.5*PI()+[lf.$B$9]&gt;[lf.K90];1;-1)" office:value-type="float" office:value="1" calcext:value-type="float">
            <text:p>1</text:p>
          </table:table-cell>
          <table:table-cell table:style-name="ce17" table:formula="of:=0.5*PI()-([lf.J90]*[lf.L90]+[lf.K90])" office:value-type="float" office:value="-0.637990455941954" calcext:value-type="float">
            <text:p>-0,637990455941954</text:p>
          </table:table-cell>
          <table:table-cell table:style-name="ce17" table:formula="of:=-[lf.M90]-[lf.$B$8]" office:value-type="float" office:value="0.288924605543088" calcext:value-type="float">
            <text:p>0,288924605543088</text:p>
          </table:table-cell>
          <table:table-cell table:number-columns-repeated="1010"/>
        </table:table-row>
        <table:table-row table:style-name="ro1">
          <table:table-cell office:value-type="float" office:value="-140" calcext:value-type="float">
            <text:p>-140</text:p>
          </table:table-cell>
          <table:table-cell table:formula="of:=[lf.A91]*analyze_resolution" office:value-type="float" office:value="-21" calcext:value-type="float">
            <text:p>-21</text:p>
          </table:table-cell>
          <table:table-cell table:style-name="ce20" table:formula="of:=-RADIANS([lf.B91])" office:value-type="float" office:value="0.366519142918809" calcext:value-type="float">
            <text:p>0,366519142918809</text:p>
          </table:table-cell>
          <table:table-cell table:style-name="ce20" table:formula="of:=COS([lf.$B$6])*servo_saver_arm_length*COS([lf.C91])-SIN([lf.$B$6])*servo_saver_arm_length*SIN([lf.C91])+[lf.$B$24]" office:value-type="float" office:value="357.937286823955" calcext:value-type="float">
            <text:p>357,937286823955</text:p>
          </table:table-cell>
          <table:table-cell table:style-name="ce20" table:formula="of:=COS([lf.$B$6])*servo_saver_arm_length*SIN([lf.C91])+SIN([lf.$B$6])*servo_saver_arm_length*COS([lf.C91])+[lf.$C$24]" office:value-type="float" office:value="5.7338871927248" calcext:value-type="float">
            <text:p>5,7338871927248</text:p>
          </table:table-cell>
          <table:table-cell table:style-name="ce20" table:formula="of:=[$lf.D91]-[$lf.$B$14]" office:value-type="float" office:value="57.9372868239552" calcext:value-type="float">
            <text:p>57,9372868239552</text:p>
          </table:table-cell>
          <table:table-cell table:style-name="ce20" table:formula="of:=[lf.E91]-[$lf.$C$14]" office:value-type="float" office:value="-84.2661128072752" calcext:value-type="float">
            <text:p>-84,2661128072752</text:p>
          </table:table-cell>
          <table:table-cell table:style-name="ce11" table:formula="of:=SQRT([lf.F91]^2+[lf.G91]^2)" office:value-type="float" office:value="102.261952710525" calcext:value-type="float">
            <text:p>102,261952710525</text:p>
          </table:table-cell>
          <table:table-cell table:style-name="ce20" table:formula="of:=([lf.H91]^2-[lf.$B$42]^2+[lf.$B$43]^2)/(2*[lf.H91])" office:value-type="float" office:value="-0.670293081220765" calcext:value-type="float">
            <text:p>-0,670293081220765</text:p>
          </table:table-cell>
          <table:table-cell table:style-name="ce20" table:formula="of:=ACOS([lf.I91]/[lf.$B$43])" office:value-type="float" office:value="1.60431725815153" calcext:value-type="float">
            <text:p>1,60431725815153</text:p>
          </table:table-cell>
          <table:table-cell table:style-name="ce20" table:formula="of:=ASIN([lf.F91]/[lf.H91])" office:value-type="float" office:value="0.602322272314589" calcext:value-type="float">
            <text:p>0,602322272314589</text:p>
          </table:table-cell>
          <table:table-cell table:style-name="ce20" table:formula="of:=IF(0.5*PI()+[lf.$B$9]&gt;[lf.K91];1;-1)" office:value-type="float" office:value="1" calcext:value-type="float">
            <text:p>1</text:p>
          </table:table-cell>
          <table:table-cell table:style-name="ce17" table:formula="of:=0.5*PI()-([lf.J91]*[lf.L91]+[lf.K91])" office:value-type="float" office:value="-0.635843203671223" calcext:value-type="float">
            <text:p>-0,635843203671223</text:p>
          </table:table-cell>
          <table:table-cell table:style-name="ce17" table:formula="of:=-[lf.M91]-[lf.$B$8]" office:value-type="float" office:value="0.286777353272357" calcext:value-type="float">
            <text:p>0,286777353272357</text:p>
          </table:table-cell>
          <table:table-cell table:number-columns-repeated="1010"/>
        </table:table-row>
        <table:table-row table:style-name="ro1">
          <table:table-cell office:value-type="float" office:value="-139" calcext:value-type="float">
            <text:p>-139</text:p>
          </table:table-cell>
          <table:table-cell table:formula="of:=[lf.A92]*analyze_resolution" office:value-type="float" office:value="-20.85" calcext:value-type="float">
            <text:p>-20,85</text:p>
          </table:table-cell>
          <table:table-cell table:style-name="ce20" table:formula="of:=-RADIANS([lf.B92])" office:value-type="float" office:value="0.363901149040818" calcext:value-type="float">
            <text:p>0,363901149040818</text:p>
          </table:table-cell>
          <table:table-cell table:style-name="ce20" table:formula="of:=COS([lf.$B$6])*servo_saver_arm_length*COS([lf.C92])-SIN([lf.$B$6])*servo_saver_arm_length*SIN([lf.C92])+[lf.$B$24]" office:value-type="float" office:value="357.95224689913" calcext:value-type="float">
            <text:p>357,95224689913</text:p>
          </table:table-cell>
          <table:table-cell table:style-name="ce20" table:formula="of:=COS([lf.$B$6])*servo_saver_arm_length*SIN([lf.C92])+SIN([lf.$B$6])*servo_saver_arm_length*COS([lf.C92])+[lf.$C$24]" office:value-type="float" office:value="5.69476186222654" calcext:value-type="float">
            <text:p>5,69476186222654</text:p>
          </table:table-cell>
          <table:table-cell table:style-name="ce20" table:formula="of:=[$lf.D92]-[$lf.$B$14]" office:value-type="float" office:value="57.9522468991296" calcext:value-type="float">
            <text:p>57,9522468991296</text:p>
          </table:table-cell>
          <table:table-cell table:style-name="ce20" table:formula="of:=[lf.E92]-[$lf.$C$14]" office:value-type="float" office:value="-84.3052381377735" calcext:value-type="float">
            <text:p>-84,3052381377735</text:p>
          </table:table-cell>
          <table:table-cell table:style-name="ce11" table:formula="of:=SQRT([lf.F92]^2+[lf.G92]^2)" office:value-type="float" office:value="102.302669066473" calcext:value-type="float">
            <text:p>102,302669066473</text:p>
          </table:table-cell>
          <table:table-cell table:style-name="ce20" table:formula="of:=([lf.H92]^2-[lf.$B$42]^2+[lf.$B$43]^2)/(2*[lf.H92])" office:value-type="float" office:value="-0.629318051856635" calcext:value-type="float">
            <text:p>-0,629318051856635</text:p>
          </table:table-cell>
          <table:table-cell table:style-name="ce20" table:formula="of:=ACOS([lf.I92]/[lf.$B$43])" office:value-type="float" office:value="1.60226742411678" calcext:value-type="float">
            <text:p>1,60226742411678</text:p>
          </table:table-cell>
          <table:table-cell table:style-name="ce20" table:formula="of:=ASIN([lf.F92]/[lf.H92])" office:value-type="float" office:value="0.60222609378415" calcext:value-type="float">
            <text:p>0,60222609378415</text:p>
          </table:table-cell>
          <table:table-cell table:style-name="ce20" table:formula="of:=IF(0.5*PI()+[lf.$B$9]&gt;[lf.K92];1;-1)" office:value-type="float" office:value="1" calcext:value-type="float">
            <text:p>1</text:p>
          </table:table-cell>
          <table:table-cell table:style-name="ce17" table:formula="of:=0.5*PI()-([lf.J92]*[lf.L92]+[lf.K92])" office:value-type="float" office:value="-0.633697191106037" calcext:value-type="float">
            <text:p>-0,633697191106037</text:p>
          </table:table-cell>
          <table:table-cell table:style-name="ce17" table:formula="of:=-[lf.M92]-[lf.$B$8]" office:value-type="float" office:value="0.284631340707171" calcext:value-type="float">
            <text:p>0,284631340707171</text:p>
          </table:table-cell>
          <table:table-cell table:number-columns-repeated="1010"/>
        </table:table-row>
        <table:table-row table:style-name="ro1">
          <table:table-cell office:value-type="float" office:value="-138" calcext:value-type="float">
            <text:p>-138</text:p>
          </table:table-cell>
          <table:table-cell table:formula="of:=[lf.A93]*analyze_resolution" office:value-type="float" office:value="-20.7" calcext:value-type="float">
            <text:p>-20,7</text:p>
          </table:table-cell>
          <table:table-cell table:style-name="ce20" table:formula="of:=-RADIANS([lf.B93])" office:value-type="float" office:value="0.361283155162826" calcext:value-type="float">
            <text:p>0,361283155162826</text:p>
          </table:table-cell>
          <table:table-cell table:style-name="ce20" table:formula="of:=COS([lf.$B$6])*servo_saver_arm_length*COS([lf.C93])-SIN([lf.$B$6])*servo_saver_arm_length*SIN([lf.C93])+[lf.$B$24]" office:value-type="float" office:value="357.967104493278" calcext:value-type="float">
            <text:p>357,967104493278</text:p>
          </table:table-cell>
          <table:table-cell table:style-name="ce20" table:formula="of:=COS([lf.$B$6])*servo_saver_arm_length*SIN([lf.C93])+SIN([lf.$B$6])*servo_saver_arm_length*COS([lf.C93])+[lf.$C$24]" office:value-type="float" office:value="5.65559750046811" calcext:value-type="float">
            <text:p>5,65559750046811</text:p>
          </table:table-cell>
          <table:table-cell table:style-name="ce20" table:formula="of:=[$lf.D93]-[$lf.$B$14]" office:value-type="float" office:value="57.9671044932779" calcext:value-type="float">
            <text:p>57,9671044932779</text:p>
          </table:table-cell>
          <table:table-cell table:style-name="ce20" table:formula="of:=[lf.E93]-[$lf.$C$14]" office:value-type="float" office:value="-84.3444024995319" calcext:value-type="float">
            <text:p>-84,3444024995319</text:p>
          </table:table-cell>
          <table:table-cell table:style-name="ce11" table:formula="of:=SQRT([lf.F93]^2+[lf.G93]^2)" office:value-type="float" office:value="102.343360489763" calcext:value-type="float">
            <text:p>102,343360489763</text:p>
          </table:table-cell>
          <table:table-cell table:style-name="ce20" table:formula="of:=([lf.H93]^2-[lf.$B$42]^2+[lf.$B$43]^2)/(2*[lf.H93])" office:value-type="float" office:value="-0.588384502930573" calcext:value-type="float">
            <text:p>-0,588384502930573</text:p>
          </table:table-cell>
          <table:table-cell table:style-name="ce20" table:formula="of:=ACOS([lf.I93]/[lf.$B$43])" office:value-type="float" office:value="1.60021979727322" calcext:value-type="float">
            <text:p>1,60021979727322</text:p>
          </table:table-cell>
          <table:table-cell table:style-name="ce20" table:formula="of:=ASIN([lf.F93]/[lf.H93])" office:value-type="float" office:value="0.602128950531611" calcext:value-type="float">
            <text:p>0,602128950531611</text:p>
          </table:table-cell>
          <table:table-cell table:style-name="ce20" table:formula="of:=IF(0.5*PI()+[lf.$B$9]&gt;[lf.K93];1;-1)" office:value-type="float" office:value="1" calcext:value-type="float">
            <text:p>1</text:p>
          </table:table-cell>
          <table:table-cell table:style-name="ce17" table:formula="of:=0.5*PI()-([lf.J93]*[lf.L93]+[lf.K93])" office:value-type="float" office:value="-0.631552421009939" calcext:value-type="float">
            <text:p>-0,631552421009939</text:p>
          </table:table-cell>
          <table:table-cell table:style-name="ce17" table:formula="of:=-[lf.M93]-[lf.$B$8]" office:value-type="float" office:value="0.282486570611073" calcext:value-type="float">
            <text:p>0,282486570611073</text:p>
          </table:table-cell>
          <table:table-cell table:number-columns-repeated="1010"/>
        </table:table-row>
        <table:table-row table:style-name="ro1">
          <table:table-cell office:value-type="float" office:value="-137" calcext:value-type="float">
            <text:p>-137</text:p>
          </table:table-cell>
          <table:table-cell table:formula="of:=[lf.A94]*analyze_resolution" office:value-type="float" office:value="-20.55" calcext:value-type="float">
            <text:p>-20,55</text:p>
          </table:table-cell>
          <table:table-cell table:style-name="ce20" table:formula="of:=-RADIANS([lf.B94])" office:value-type="float" office:value="0.358665161284835" calcext:value-type="float">
            <text:p>0,358665161284835</text:p>
          </table:table-cell>
          <table:table-cell table:style-name="ce20" table:formula="of:=COS([lf.$B$6])*servo_saver_arm_length*COS([lf.C94])-SIN([lf.$B$6])*servo_saver_arm_length*SIN([lf.C94])+[lf.$B$24]" office:value-type="float" office:value="357.981859504568" calcext:value-type="float">
            <text:p>357,981859504568</text:p>
          </table:table-cell>
          <table:table-cell table:style-name="ce20" table:formula="of:=COS([lf.$B$6])*servo_saver_arm_length*SIN([lf.C94])+SIN([lf.$B$6])*servo_saver_arm_length*COS([lf.C94])+[lf.$C$24]" office:value-type="float" office:value="5.61639437587767" calcext:value-type="float">
            <text:p>5,61639437587767</text:p>
          </table:table-cell>
          <table:table-cell table:style-name="ce20" table:formula="of:=[$lf.D94]-[$lf.$B$14]" office:value-type="float" office:value="57.9818595045679" calcext:value-type="float">
            <text:p>57,9818595045679</text:p>
          </table:table-cell>
          <table:table-cell table:style-name="ce20" table:formula="of:=[lf.E94]-[$lf.$C$14]" office:value-type="float" office:value="-84.3836056241223" calcext:value-type="float">
            <text:p>-84,3836056241223</text:p>
          </table:table-cell>
          <table:table-cell table:style-name="ce11" table:formula="of:=SQRT([lf.F94]^2+[lf.G94]^2)" office:value-type="float" office:value="102.384026731394" calcext:value-type="float">
            <text:p>102,384026731394</text:p>
          </table:table-cell>
          <table:table-cell table:style-name="ce20" table:formula="of:=([lf.H94]^2-[lf.$B$42]^2+[lf.$B$43]^2)/(2*[lf.H94])" office:value-type="float" office:value="-0.547492635139878" calcext:value-type="float">
            <text:p>-0,547492635139878</text:p>
          </table:table-cell>
          <table:table-cell table:style-name="ce20" table:formula="of:=ACOS([lf.I94]/[lf.$B$43])" office:value-type="float" office:value="1.59817437866208" calcext:value-type="float">
            <text:p>1,59817437866208</text:p>
          </table:table-cell>
          <table:table-cell table:style-name="ce20" table:formula="of:=ASIN([lf.F94]/[lf.H94])" office:value-type="float" office:value="0.602030844300398" calcext:value-type="float">
            <text:p>0,602030844300398</text:p>
          </table:table-cell>
          <table:table-cell table:style-name="ce20" table:formula="of:=IF(0.5*PI()+[lf.$B$9]&gt;[lf.K94];1;-1)" office:value-type="float" office:value="1" calcext:value-type="float">
            <text:p>1</text:p>
          </table:table-cell>
          <table:table-cell table:style-name="ce17" table:formula="of:=0.5*PI()-([lf.J94]*[lf.L94]+[lf.K94])" office:value-type="float" office:value="-0.629408896167586" calcext:value-type="float">
            <text:p>-0,629408896167586</text:p>
          </table:table-cell>
          <table:table-cell table:style-name="ce17" table:formula="of:=-[lf.M94]-[lf.$B$8]" office:value-type="float" office:value="0.28034304576872" calcext:value-type="float">
            <text:p>0,28034304576872</text:p>
          </table:table-cell>
          <table:table-cell table:number-columns-repeated="1010"/>
        </table:table-row>
        <table:table-row table:style-name="ro1">
          <table:table-cell office:value-type="float" office:value="-136" calcext:value-type="float">
            <text:p>-136</text:p>
          </table:table-cell>
          <table:table-cell table:formula="of:=[lf.A95]*analyze_resolution" office:value-type="float" office:value="-20.4" calcext:value-type="float">
            <text:p>-20,4</text:p>
          </table:table-cell>
          <table:table-cell table:style-name="ce20" table:formula="of:=-RADIANS([lf.B95])" office:value-type="float" office:value="0.356047167406843" calcext:value-type="float">
            <text:p>0,356047167406843</text:p>
          </table:table-cell>
          <table:table-cell table:style-name="ce20" table:formula="of:=COS([lf.$B$6])*servo_saver_arm_length*COS([lf.C95])-SIN([lf.$B$6])*servo_saver_arm_length*SIN([lf.C95])+[lf.$B$24]" office:value-type="float" office:value="357.99651183187" calcext:value-type="float">
            <text:p>357,99651183187</text:p>
          </table:table-cell>
          <table:table-cell table:style-name="ce20" table:formula="of:=COS([lf.$B$6])*servo_saver_arm_length*SIN([lf.C95])+SIN([lf.$B$6])*servo_saver_arm_length*COS([lf.C95])+[lf.$C$24]" office:value-type="float" office:value="5.57715275714904" calcext:value-type="float">
            <text:p>5,57715275714904</text:p>
          </table:table-cell>
          <table:table-cell table:style-name="ce20" table:formula="of:=[$lf.D95]-[$lf.$B$14]" office:value-type="float" office:value="57.9965118318702" calcext:value-type="float">
            <text:p>57,9965118318702</text:p>
          </table:table-cell>
          <table:table-cell table:style-name="ce20" table:formula="of:=[lf.E95]-[$lf.$C$14]" office:value-type="float" office:value="-84.422847242851" calcext:value-type="float">
            <text:p>-84,422847242851</text:p>
          </table:table-cell>
          <table:table-cell table:style-name="ce11" table:formula="of:=SQRT([lf.F95]^2+[lf.G95]^2)" office:value-type="float" office:value="102.424667542804" calcext:value-type="float">
            <text:p>102,424667542804</text:p>
          </table:table-cell>
          <table:table-cell table:style-name="ce20" table:formula="of:=([lf.H95]^2-[lf.$B$42]^2+[lf.$B$43]^2)/(2*[lf.H95])" office:value-type="float" office:value="-0.50664264846296" calcext:value-type="float">
            <text:p>-0,50664264846296</text:p>
          </table:table-cell>
          <table:table-cell table:style-name="ce20" table:formula="of:=ACOS([lf.I95]/[lf.$B$43])" office:value-type="float" office:value="1.59613116934378" calcext:value-type="float">
            <text:p>1,59613116934378</text:p>
          </table:table-cell>
          <table:table-cell table:style-name="ce20" table:formula="of:=ASIN([lf.F95]/[lf.H95])" office:value-type="float" office:value="0.601931776835866" calcext:value-type="float">
            <text:p>0,601931776835866</text:p>
          </table:table-cell>
          <table:table-cell table:style-name="ce20" table:formula="of:=IF(0.5*PI()+[lf.$B$9]&gt;[lf.K95];1;-1)" office:value-type="float" office:value="1" calcext:value-type="float">
            <text:p>1</text:p>
          </table:table-cell>
          <table:table-cell table:style-name="ce17" table:formula="of:=0.5*PI()-([lf.J95]*[lf.L95]+[lf.K95])" office:value-type="float" office:value="-0.627266619384752" calcext:value-type="float">
            <text:p>-0,627266619384752</text:p>
          </table:table-cell>
          <table:table-cell table:style-name="ce17" table:formula="of:=-[lf.M95]-[lf.$B$8]" office:value-type="float" office:value="0.278200768985886" calcext:value-type="float">
            <text:p>0,278200768985886</text:p>
          </table:table-cell>
          <table:table-cell table:number-columns-repeated="1010"/>
        </table:table-row>
        <table:table-row table:style-name="ro1">
          <table:table-cell table:style-name="ce11" office:value-type="float" office:value="-135" calcext:value-type="float">
            <text:p>-135</text:p>
          </table:table-cell>
          <table:table-cell table:style-name="ce20" table:formula="of:=[lf.A96]*analyze_resolution" office:value-type="float" office:value="-20.25" calcext:value-type="float">
            <text:p>-20,25</text:p>
          </table:table-cell>
          <table:table-cell table:style-name="ce20" table:formula="of:=-RADIANS([lf.B96])" office:value-type="float" office:value="0.353429173528852" calcext:value-type="float">
            <text:p>0,353429173528852</text:p>
          </table:table-cell>
          <table:table-cell table:style-name="ce20" table:formula="of:=COS([lf.$B$6])*servo_saver_arm_length*COS([lf.C96])-SIN([lf.$B$6])*servo_saver_arm_length*SIN([lf.C96])+[lf.$B$24]" office:value-type="float" office:value="358.01106137476" calcext:value-type="float">
            <text:p>358,01106137476</text:p>
          </table:table-cell>
          <table:table-cell table:style-name="ce20" table:formula="of:=COS([lf.$B$6])*servo_saver_arm_length*SIN([lf.C96])+SIN([lf.$B$6])*servo_saver_arm_length*COS([lf.C96])+[lf.$C$24]" office:value-type="float" office:value="5.53787291323989" calcext:value-type="float">
            <text:p>5,53787291323989</text:p>
          </table:table-cell>
          <table:table-cell table:style-name="ce20" table:formula="of:=[$lf.D96]-[$lf.$B$14]" office:value-type="float" office:value="58.0110613747597" calcext:value-type="float">
            <text:p>58,0110613747597</text:p>
          </table:table-cell>
          <table:table-cell table:style-name="ce20" table:formula="of:=[lf.E96]-[$lf.$C$14]" office:value-type="float" office:value="-84.4621270867601" calcext:value-type="float">
            <text:p>-84,4621270867601</text:p>
          </table:table-cell>
          <table:table-cell table:style-name="ce11" table:formula="of:=SQRT([lf.F96]^2+[lf.G96]^2)" office:value-type="float" office:value="102.465282675871" calcext:value-type="float">
            <text:p>102,465282675871</text:p>
          </table:table-cell>
          <table:table-cell table:style-name="ce20" table:formula="of:=([lf.H96]^2-[lf.$B$42]^2+[lf.$B$43]^2)/(2*[lf.H96])" office:value-type="float" office:value="-0.465834742160847" calcext:value-type="float">
            <text:p>-0,465834742160847</text:p>
          </table:table-cell>
          <table:table-cell table:style-name="ce20" table:formula="of:=ACOS([lf.I96]/[lf.$B$43])" office:value-type="float" office:value="1.59409017039794" calcext:value-type="float">
            <text:p>1,59409017039794</text:p>
          </table:table-cell>
          <table:table-cell table:style-name="ce20" table:formula="of:=ASIN([lf.F96]/[lf.H96])" office:value-type="float" office:value="0.601831749885277" calcext:value-type="float">
            <text:p>0,601831749885277</text:p>
          </table:table-cell>
          <table:table-cell table:style-name="ce20" table:formula="of:=IF(0.5*PI()+[lf.$B$9]&gt;[lf.K96];1;-1)" office:value-type="float" office:value="1" calcext:value-type="float">
            <text:p>1</text:p>
          </table:table-cell>
          <table:table-cell table:style-name="ce20" table:formula="of:=0.5*PI()-([lf.J96]*[lf.L96]+[lf.K96])" office:value-type="float" office:value="-0.62512559348832" calcext:value-type="float">
            <text:p>-0,62512559348832</text:p>
          </table:table-cell>
          <table:table-cell table:style-name="ce20" table:formula="of:=-[lf.M96]-[lf.$B$8]" office:value-type="float" office:value="0.276059743089455" calcext:value-type="float">
            <text:p>0,276059743089455</text:p>
          </table:table-cell>
          <table:table-cell table:style-name="ce11" table:number-columns-repeated="1010"/>
        </table:table-row>
        <table:table-row table:style-name="ro1">
          <table:table-cell office:value-type="float" office:value="-134" calcext:value-type="float">
            <text:p>-134</text:p>
          </table:table-cell>
          <table:table-cell table:formula="of:=[lf.A97]*analyze_resolution" office:value-type="float" office:value="-20.1" calcext:value-type="float">
            <text:p>-20,1</text:p>
          </table:table-cell>
          <table:table-cell table:style-name="ce20" table:formula="of:=-RADIANS([lf.B97])" office:value-type="float" office:value="0.35081117965086" calcext:value-type="float">
            <text:p>0,35081117965086</text:p>
          </table:table-cell>
          <table:table-cell table:style-name="ce20" table:formula="of:=COS([lf.$B$6])*servo_saver_arm_length*COS([lf.C97])-SIN([lf.$B$6])*servo_saver_arm_length*SIN([lf.C97])+[lf.$B$24]" office:value-type="float" office:value="358.025508033515" calcext:value-type="float">
            <text:p>358,025508033515</text:p>
          </table:table-cell>
          <table:table-cell table:style-name="ce20" table:formula="of:=COS([lf.$B$6])*servo_saver_arm_length*SIN([lf.C97])+SIN([lf.$B$6])*servo_saver_arm_length*COS([lf.C97])+[lf.$C$24]" office:value-type="float" office:value="5.49855511336986" calcext:value-type="float">
            <text:p>5,49855511336986</text:p>
          </table:table-cell>
          <table:table-cell table:style-name="ce20" table:formula="of:=[$lf.D97]-[$lf.$B$14]" office:value-type="float" office:value="58.0255080335153" calcext:value-type="float">
            <text:p>58,0255080335153</text:p>
          </table:table-cell>
          <table:table-cell table:style-name="ce20" table:formula="of:=[lf.E97]-[$lf.$C$14]" office:value-type="float" office:value="-84.5014448866301" calcext:value-type="float">
            <text:p>-84,5014448866301</text:p>
          </table:table-cell>
          <table:table-cell table:style-name="ce11" table:formula="of:=SQRT([lf.F97]^2+[lf.G97]^2)" office:value-type="float" office:value="102.505871882911" calcext:value-type="float">
            <text:p>102,505871882911</text:p>
          </table:table-cell>
          <table:table-cell table:style-name="ce20" table:formula="of:=([lf.H97]^2-[lf.$B$42]^2+[lf.$B$43]^2)/(2*[lf.H97])" office:value-type="float" office:value="-0.425069114779385" calcext:value-type="float">
            <text:p>-0,425069114779385</text:p>
          </table:table-cell>
          <table:table-cell table:style-name="ce20" table:formula="of:=ACOS([lf.I97]/[lf.$B$43])" office:value-type="float" office:value="1.59205138292342" calcext:value-type="float">
            <text:p>1,59205138292342</text:p>
          </table:table-cell>
          <table:table-cell table:style-name="ce20" table:formula="of:=ASIN([lf.F97]/[lf.H97])" office:value-type="float" office:value="0.601730765197769" calcext:value-type="float">
            <text:p>0,601730765197769</text:p>
          </table:table-cell>
          <table:table-cell table:style-name="ce20" table:formula="of:=IF(0.5*PI()+[lf.$B$9]&gt;[lf.K97];1;-1)" office:value-type="float" office:value="1" calcext:value-type="float">
            <text:p>1</text:p>
          </table:table-cell>
          <table:table-cell table:style-name="ce17" table:formula="of:=0.5*PI()-([lf.J97]*[lf.L97]+[lf.K97])" office:value-type="float" office:value="-0.622985821326292" calcext:value-type="float">
            <text:p>-0,622985821326292</text:p>
          </table:table-cell>
          <table:table-cell table:style-name="ce17" table:formula="of:=-[lf.M97]-[lf.$B$8]" office:value-type="float" office:value="0.273919970927426" calcext:value-type="float">
            <text:p>0,273919970927426</text:p>
          </table:table-cell>
          <table:table-cell table:number-columns-repeated="1010"/>
        </table:table-row>
        <table:table-row table:style-name="ro1">
          <table:table-cell office:value-type="float" office:value="-133" calcext:value-type="float">
            <text:p>-133</text:p>
          </table:table-cell>
          <table:table-cell table:formula="of:=[lf.A98]*analyze_resolution" office:value-type="float" office:value="-19.95" calcext:value-type="float">
            <text:p>-19,95</text:p>
          </table:table-cell>
          <table:table-cell table:style-name="ce20" table:formula="of:=-RADIANS([lf.B98])" office:value-type="float" office:value="0.348193185772869" calcext:value-type="float">
            <text:p>0,348193185772869</text:p>
          </table:table-cell>
          <table:table-cell table:style-name="ce20" table:formula="of:=COS([lf.$B$6])*servo_saver_arm_length*COS([lf.C98])-SIN([lf.$B$6])*servo_saver_arm_length*SIN([lf.C98])+[lf.$B$24]" office:value-type="float" office:value="358.039851709121" calcext:value-type="float">
            <text:p>358,039851709121</text:p>
          </table:table-cell>
          <table:table-cell table:style-name="ce20" table:formula="of:=COS([lf.$B$6])*servo_saver_arm_length*SIN([lf.C98])+SIN([lf.$B$6])*servo_saver_arm_length*COS([lf.C98])+[lf.$C$24]" office:value-type="float" office:value="5.45919962701875" calcext:value-type="float">
            <text:p>5,45919962701875</text:p>
          </table:table-cell>
          <table:table-cell table:style-name="ce20" table:formula="of:=[$lf.D98]-[$lf.$B$14]" office:value-type="float" office:value="58.0398517091213" calcext:value-type="float">
            <text:p>58,0398517091213</text:p>
          </table:table-cell>
          <table:table-cell table:style-name="ce20" table:formula="of:=[lf.E98]-[$lf.$C$14]" office:value-type="float" office:value="-84.5408003729813" calcext:value-type="float">
            <text:p>-84,5408003729813</text:p>
          </table:table-cell>
          <table:table-cell table:style-name="ce11" table:formula="of:=SQRT([lf.F98]^2+[lf.G98]^2)" office:value-type="float" office:value="102.546434916681" calcext:value-type="float">
            <text:p>102,546434916681</text:p>
          </table:table-cell>
          <table:table-cell table:style-name="ce20" table:formula="of:=([lf.H98]^2-[lf.$B$42]^2+[lf.$B$43]^2)/(2*[lf.H98])" office:value-type="float" office:value="-0.38434596415102" calcext:value-type="float">
            <text:p>-0,38434596415102</text:p>
          </table:table-cell>
          <table:table-cell table:style-name="ce20" table:formula="of:=ACOS([lf.I98]/[lf.$B$43])" office:value-type="float" office:value="1.59001480803834" calcext:value-type="float">
            <text:p>1,59001480803834</text:p>
          </table:table-cell>
          <table:table-cell table:style-name="ce20" table:formula="of:=ASIN([lf.F98]/[lf.H98])" office:value-type="float" office:value="0.601628824524333" calcext:value-type="float">
            <text:p>0,601628824524333</text:p>
          </table:table-cell>
          <table:table-cell table:style-name="ce20" table:formula="of:=IF(0.5*PI()+[lf.$B$9]&gt;[lf.K98];1;-1)" office:value-type="float" office:value="1" calcext:value-type="float">
            <text:p>1</text:p>
          </table:table-cell>
          <table:table-cell table:style-name="ce17" table:formula="of:=0.5*PI()-([lf.J98]*[lf.L98]+[lf.K98])" office:value-type="float" office:value="-0.620847305767779" calcext:value-type="float">
            <text:p>-0,620847305767779</text:p>
          </table:table-cell>
          <table:table-cell table:style-name="ce17" table:formula="of:=-[lf.M98]-[lf.$B$8]" office:value-type="float" office:value="0.271781455368913" calcext:value-type="float">
            <text:p>0,271781455368913</text:p>
          </table:table-cell>
          <table:table-cell table:number-columns-repeated="1010"/>
        </table:table-row>
        <table:table-row table:style-name="ro1">
          <table:table-cell office:value-type="float" office:value="-132" calcext:value-type="float">
            <text:p>-132</text:p>
          </table:table-cell>
          <table:table-cell table:formula="of:=[lf.A99]*analyze_resolution" office:value-type="float" office:value="-19.8" calcext:value-type="float">
            <text:p>-19,8</text:p>
          </table:table-cell>
          <table:table-cell table:style-name="ce20" table:formula="of:=-RADIANS([lf.B99])" office:value-type="float" office:value="0.345575191894877" calcext:value-type="float">
            <text:p>0,345575191894877</text:p>
          </table:table-cell>
          <table:table-cell table:style-name="ce20" table:formula="of:=COS([lf.$B$6])*servo_saver_arm_length*COS([lf.C99])-SIN([lf.$B$6])*servo_saver_arm_length*SIN([lf.C99])+[lf.$B$24]" office:value-type="float" office:value="358.054092303268" calcext:value-type="float">
            <text:p>358,054092303268</text:p>
          </table:table-cell>
          <table:table-cell table:style-name="ce20" table:formula="of:=COS([lf.$B$6])*servo_saver_arm_length*SIN([lf.C99])+SIN([lf.$B$6])*servo_saver_arm_length*COS([lf.C99])+[lf.$C$24]" office:value-type="float" office:value="5.41980672392466" calcext:value-type="float">
            <text:p>5,41980672392466</text:p>
          </table:table-cell>
          <table:table-cell table:style-name="ce20" table:formula="of:=[$lf.D99]-[$lf.$B$14]" office:value-type="float" office:value="58.0540923032676" calcext:value-type="float">
            <text:p>58,0540923032676</text:p>
          </table:table-cell>
          <table:table-cell table:style-name="ce20" table:formula="of:=[lf.E99]-[$lf.$C$14]" office:value-type="float" office:value="-84.5801932760753" calcext:value-type="float">
            <text:p>-84,5801932760753</text:p>
          </table:table-cell>
          <table:table-cell table:style-name="ce11" table:formula="of:=SQRT([lf.F99]^2+[lf.G99]^2)" office:value-type="float" office:value="102.586971530378" calcext:value-type="float">
            <text:p>102,586971530378</text:p>
          </table:table-cell>
          <table:table-cell table:style-name="ce20" table:formula="of:=([lf.H99]^2-[lf.$B$42]^2+[lf.$B$43]^2)/(2*[lf.H99])" office:value-type="float" office:value="-0.343665487396739" calcext:value-type="float">
            <text:p>-0,343665487396739</text:p>
          </table:table-cell>
          <table:table-cell table:style-name="ce20" table:formula="of:=ACOS([lf.I99]/[lf.$B$43])" office:value-type="float" office:value="1.58798044688012" calcext:value-type="float">
            <text:p>1,58798044688012</text:p>
          </table:table-cell>
          <table:table-cell table:style-name="ce20" table:formula="of:=ASIN([lf.F99]/[lf.H99])" office:value-type="float" office:value="0.601525929617785" calcext:value-type="float">
            <text:p>0,601525929617785</text:p>
          </table:table-cell>
          <table:table-cell table:style-name="ce20" table:formula="of:=IF(0.5*PI()+[lf.$B$9]&gt;[lf.K99];1;-1)" office:value-type="float" office:value="1" calcext:value-type="float">
            <text:p>1</text:p>
          </table:table-cell>
          <table:table-cell table:style-name="ce17" table:formula="of:=0.5*PI()-([lf.J99]*[lf.L99]+[lf.K99])" office:value-type="float" office:value="-0.618710049703012" calcext:value-type="float">
            <text:p>-0,618710049703012</text:p>
          </table:table-cell>
          <table:table-cell table:style-name="ce17" table:formula="of:=-[lf.M99]-[lf.$B$8]" office:value-type="float" office:value="0.269644199304147" calcext:value-type="float">
            <text:p>0,269644199304147</text:p>
          </table:table-cell>
          <table:table-cell table:number-columns-repeated="1010"/>
        </table:table-row>
        <table:table-row table:style-name="ro1">
          <table:table-cell office:value-type="float" office:value="-131" calcext:value-type="float">
            <text:p>-131</text:p>
          </table:table-cell>
          <table:table-cell table:formula="of:=[lf.A100]*analyze_resolution" office:value-type="float" office:value="-19.65" calcext:value-type="float">
            <text:p>-19,65</text:p>
          </table:table-cell>
          <table:table-cell table:style-name="ce20" table:formula="of:=-RADIANS([lf.B100])" office:value-type="float" office:value="0.342957198016886" calcext:value-type="float">
            <text:p>0,342957198016886</text:p>
          </table:table-cell>
          <table:table-cell table:style-name="ce20" table:formula="of:=COS([lf.$B$6])*servo_saver_arm_length*COS([lf.C100])-SIN([lf.$B$6])*servo_saver_arm_length*SIN([lf.C100])+[lf.$B$24]" office:value-type="float" office:value="358.068229718351" calcext:value-type="float">
            <text:p>358,068229718351</text:p>
          </table:table-cell>
          <table:table-cell table:style-name="ce20" table:formula="of:=COS([lf.$B$6])*servo_saver_arm_length*SIN([lf.C100])+SIN([lf.$B$6])*servo_saver_arm_length*COS([lf.C100])+[lf.$C$24]" office:value-type="float" office:value="5.38037667408214" calcext:value-type="float">
            <text:p>5,38037667408214</text:p>
          </table:table-cell>
          <table:table-cell table:style-name="ce20" table:formula="of:=[$lf.D100]-[$lf.$B$14]" office:value-type="float" office:value="58.0682297183509" calcext:value-type="float">
            <text:p>58,0682297183509</text:p>
          </table:table-cell>
          <table:table-cell table:style-name="ce20" table:formula="of:=[lf.E100]-[$lf.$C$14]" office:value-type="float" office:value="-84.6196233259179" calcext:value-type="float">
            <text:p>-84,6196233259179</text:p>
          </table:table-cell>
          <table:table-cell table:style-name="ce11" table:formula="of:=SQRT([lf.F100]^2+[lf.G100]^2)" office:value-type="float" office:value="102.62748147764" calcext:value-type="float">
            <text:p>102,62748147764</text:p>
          </table:table-cell>
          <table:table-cell table:style-name="ce20" table:formula="of:=([lf.H100]^2-[lf.$B$42]^2+[lf.$B$43]^2)/(2*[lf.H100])" office:value-type="float" office:value="-0.303027880927902" calcext:value-type="float">
            <text:p>-0,303027880927902</text:p>
          </table:table-cell>
          <table:table-cell table:style-name="ce20" table:formula="of:=ACOS([lf.I100]/[lf.$B$43])" office:value-type="float" office:value="1.5859483006055" calcext:value-type="float">
            <text:p>1,5859483006055</text:p>
          </table:table-cell>
          <table:table-cell table:style-name="ce20" table:formula="of:=ASIN([lf.F100]/[lf.H100])" office:value-type="float" office:value="0.60142208223274" calcext:value-type="float">
            <text:p>0,60142208223274</text:p>
          </table:table-cell>
          <table:table-cell table:style-name="ce20" table:formula="of:=IF(0.5*PI()+[lf.$B$9]&gt;[lf.K100];1;-1)" office:value-type="float" office:value="1" calcext:value-type="float">
            <text:p>1</text:p>
          </table:table-cell>
          <table:table-cell table:style-name="ce17" table:formula="of:=0.5*PI()-([lf.J100]*[lf.L100]+[lf.K100])" office:value-type="float" office:value="-0.616574056043339" calcext:value-type="float">
            <text:p>-0,616574056043339</text:p>
          </table:table-cell>
          <table:table-cell table:style-name="ce17" table:formula="of:=-[lf.M100]-[lf.$B$8]" office:value-type="float" office:value="0.267508205644473" calcext:value-type="float">
            <text:p>0,267508205644473</text:p>
          </table:table-cell>
          <table:table-cell table:number-columns-repeated="1010"/>
        </table:table-row>
        <table:table-row table:style-name="ro1">
          <table:table-cell office:value-type="float" office:value="-130" calcext:value-type="float">
            <text:p>-130</text:p>
          </table:table-cell>
          <table:table-cell table:formula="of:=[lf.A101]*analyze_resolution" office:value-type="float" office:value="-19.5" calcext:value-type="float">
            <text:p>-19,5</text:p>
          </table:table-cell>
          <table:table-cell table:style-name="ce20" table:formula="of:=-RADIANS([lf.B101])" office:value-type="float" office:value="0.340339204138894" calcext:value-type="float">
            <text:p>0,340339204138894</text:p>
          </table:table-cell>
          <table:table-cell table:style-name="ce20" table:formula="of:=COS([lf.$B$6])*servo_saver_arm_length*COS([lf.C101])-SIN([lf.$B$6])*servo_saver_arm_length*SIN([lf.C101])+[lf.$B$24]" office:value-type="float" office:value="358.082263857475" calcext:value-type="float">
            <text:p>358,082263857475</text:p>
          </table:table-cell>
          <table:table-cell table:style-name="ce20" table:formula="of:=COS([lf.$B$6])*servo_saver_arm_length*SIN([lf.C101])+SIN([lf.$B$6])*servo_saver_arm_length*COS([lf.C101])+[lf.$C$24]" office:value-type="float" office:value="5.34090974774033" calcext:value-type="float">
            <text:p>5,34090974774033</text:p>
          </table:table-cell>
          <table:table-cell table:style-name="ce20" table:formula="of:=[$lf.D101]-[$lf.$B$14]" office:value-type="float" office:value="58.0822638574749" calcext:value-type="float">
            <text:p>58,0822638574749</text:p>
          </table:table-cell>
          <table:table-cell table:style-name="ce20" table:formula="of:=[lf.E101]-[$lf.$C$14]" office:value-type="float" office:value="-84.6590902522597" calcext:value-type="float">
            <text:p>-84,6590902522597</text:p>
          </table:table-cell>
          <table:table-cell table:style-name="ce11" table:formula="of:=SQRT([lf.F101]^2+[lf.G101]^2)" office:value-type="float" office:value="102.667964512547" calcext:value-type="float">
            <text:p>102,667964512547</text:p>
          </table:table-cell>
          <table:table-cell table:style-name="ce20" table:formula="of:=([lf.H101]^2-[lf.$B$42]^2+[lf.$B$43]^2)/(2*[lf.H101])" office:value-type="float" office:value="-0.262433340448166" calcext:value-type="float">
            <text:p>-0,262433340448166</text:p>
          </table:table-cell>
          <table:table-cell table:style-name="ce20" table:formula="of:=ACOS([lf.I101]/[lf.$B$43])" office:value-type="float" office:value="1.58391837039053" calcext:value-type="float">
            <text:p>1,58391837039053</text:p>
          </table:table-cell>
          <table:table-cell table:style-name="ce20" table:formula="of:=ASIN([lf.F101]/[lf.H101])" office:value-type="float" office:value="0.601317284125588" calcext:value-type="float">
            <text:p>0,601317284125588</text:p>
          </table:table-cell>
          <table:table-cell table:style-name="ce20" table:formula="of:=IF(0.5*PI()+[lf.$B$9]&gt;[lf.K101];1;-1)" office:value-type="float" office:value="1" calcext:value-type="float">
            <text:p>1</text:p>
          </table:table-cell>
          <table:table-cell table:style-name="ce17" table:formula="of:=0.5*PI()-([lf.J101]*[lf.L101]+[lf.K101])" office:value-type="float" office:value="-0.614439327721223" calcext:value-type="float">
            <text:p>-0,614439327721223</text:p>
          </table:table-cell>
          <table:table-cell table:style-name="ce17" table:formula="of:=-[lf.M101]-[lf.$B$8]" office:value-type="float" office:value="0.265373477322358" calcext:value-type="float">
            <text:p>0,265373477322358</text:p>
          </table:table-cell>
          <table:table-cell table:number-columns-repeated="1010"/>
        </table:table-row>
        <table:table-row table:style-name="ro1">
          <table:table-cell office:value-type="float" office:value="-129" calcext:value-type="float">
            <text:p>-129</text:p>
          </table:table-cell>
          <table:table-cell table:formula="of:=[lf.A102]*analyze_resolution" office:value-type="float" office:value="-19.35" calcext:value-type="float">
            <text:p>-19,35</text:p>
          </table:table-cell>
          <table:table-cell table:style-name="ce20" table:formula="of:=-RADIANS([lf.B102])" office:value-type="float" office:value="0.337721210260903" calcext:value-type="float">
            <text:p>0,337721210260903</text:p>
          </table:table-cell>
          <table:table-cell table:style-name="ce20" table:formula="of:=COS([lf.$B$6])*servo_saver_arm_length*COS([lf.C102])-SIN([lf.$B$6])*servo_saver_arm_length*SIN([lf.C102])+[lf.$B$24]" office:value-type="float" office:value="358.096194624451" calcext:value-type="float">
            <text:p>358,096194624451</text:p>
          </table:table-cell>
          <table:table-cell table:style-name="ce20" table:formula="of:=COS([lf.$B$6])*servo_saver_arm_length*SIN([lf.C102])+SIN([lf.$B$6])*servo_saver_arm_length*COS([lf.C102])+[lf.$C$24]" office:value-type="float" office:value="5.30140621540114" calcext:value-type="float">
            <text:p>5,30140621540114</text:p>
          </table:table-cell>
          <table:table-cell table:style-name="ce20" table:formula="of:=[$lf.D102]-[$lf.$B$14]" office:value-type="float" office:value="58.0961946244511" calcext:value-type="float">
            <text:p>58,0961946244511</text:p>
          </table:table-cell>
          <table:table-cell table:style-name="ce20" table:formula="of:=[lf.E102]-[$lf.$C$14]" office:value-type="float" office:value="-84.6985937845989" calcext:value-type="float">
            <text:p>-84,6985937845989</text:p>
          </table:table-cell>
          <table:table-cell table:style-name="ce11" table:formula="of:=SQRT([lf.F102]^2+[lf.G102]^2)" office:value-type="float" office:value="102.708420389618" calcext:value-type="float">
            <text:p>102,708420389618</text:p>
          </table:table-cell>
          <table:table-cell table:style-name="ce20" table:formula="of:=([lf.H102]^2-[lf.$B$42]^2+[lf.$B$43]^2)/(2*[lf.H102])" office:value-type="float" office:value="-0.221882060955544" calcext:value-type="float">
            <text:p>-0,221882060955544</text:p>
          </table:table-cell>
          <table:table-cell table:style-name="ce20" table:formula="of:=ACOS([lf.I102]/[lf.$B$43])" office:value-type="float" office:value="1.58189065743069" calcext:value-type="float">
            <text:p>1,58189065743069</text:p>
          </table:table-cell>
          <table:table-cell table:style-name="ce20" table:formula="of:=ASIN([lf.F102]/[lf.H102])" office:value-type="float" office:value="0.601211537054467" calcext:value-type="float">
            <text:p>0,601211537054467</text:p>
          </table:table-cell>
          <table:table-cell table:style-name="ce20" table:formula="of:=IF(0.5*PI()+[lf.$B$9]&gt;[lf.K102];1;-1)" office:value-type="float" office:value="1" calcext:value-type="float">
            <text:p>1</text:p>
          </table:table-cell>
          <table:table-cell table:style-name="ce17" table:formula="of:=0.5*PI()-([lf.J102]*[lf.L102]+[lf.K102])" office:value-type="float" office:value="-0.612305867690261" calcext:value-type="float">
            <text:p>-0,612305867690261</text:p>
          </table:table-cell>
          <table:table-cell table:style-name="ce17" table:formula="of:=-[lf.M102]-[lf.$B$8]" office:value-type="float" office:value="0.263240017291395" calcext:value-type="float">
            <text:p>0,263240017291395</text:p>
          </table:table-cell>
          <table:table-cell table:number-columns-repeated="1010"/>
        </table:table-row>
        <table:table-row table:style-name="ro1">
          <table:table-cell office:value-type="float" office:value="-128" calcext:value-type="float">
            <text:p>-128</text:p>
          </table:table-cell>
          <table:table-cell table:formula="of:=[lf.A103]*analyze_resolution" office:value-type="float" office:value="-19.2" calcext:value-type="float">
            <text:p>-19,2</text:p>
          </table:table-cell>
          <table:table-cell table:style-name="ce20" table:formula="of:=-RADIANS([lf.B103])" office:value-type="float" office:value="0.335103216382911" calcext:value-type="float">
            <text:p>0,335103216382911</text:p>
          </table:table-cell>
          <table:table-cell table:style-name="ce20" table:formula="of:=COS([lf.$B$6])*servo_saver_arm_length*COS([lf.C103])-SIN([lf.$B$6])*servo_saver_arm_length*SIN([lf.C103])+[lf.$B$24]" office:value-type="float" office:value="358.1100219238" calcext:value-type="float">
            <text:p>358,1100219238</text:p>
          </table:table-cell>
          <table:table-cell table:style-name="ce20" table:formula="of:=COS([lf.$B$6])*servo_saver_arm_length*SIN([lf.C103])+SIN([lf.$B$6])*servo_saver_arm_length*COS([lf.C103])+[lf.$C$24]" office:value-type="float" office:value="5.26186634781733" calcext:value-type="float">
            <text:p>5,26186634781733</text:p>
          </table:table-cell>
          <table:table-cell table:style-name="ce20" table:formula="of:=[$lf.D103]-[$lf.$B$14]" office:value-type="float" office:value="58.1100219237997" calcext:value-type="float">
            <text:p>58,1100219237997</text:p>
          </table:table-cell>
          <table:table-cell table:style-name="ce20" table:formula="of:=[lf.E103]-[$lf.$C$14]" office:value-type="float" office:value="-84.7381336521827" calcext:value-type="float">
            <text:p>-84,7381336521827</text:p>
          </table:table-cell>
          <table:table-cell table:style-name="ce11" table:formula="of:=SQRT([lf.F103]^2+[lf.G103]^2)" office:value-type="float" office:value="102.748848863818" calcext:value-type="float">
            <text:p>102,748848863818</text:p>
          </table:table-cell>
          <table:table-cell table:style-name="ce20" table:formula="of:=([lf.H103]^2-[lf.$B$42]^2+[lf.$B$43]^2)/(2*[lf.H103])" office:value-type="float" office:value="-0.181374236744042" calcext:value-type="float">
            <text:p>-0,181374236744042</text:p>
          </table:table-cell>
          <table:table-cell table:style-name="ce20" table:formula="of:=ACOS([lf.I103]/[lf.$B$43])" office:value-type="float" office:value="1.57986516294083" calcext:value-type="float">
            <text:p>1,57986516294083</text:p>
          </table:table-cell>
          <table:table-cell table:style-name="ce20" table:formula="of:=ASIN([lf.F103]/[lf.H103])" office:value-type="float" office:value="0.601104842779237" calcext:value-type="float">
            <text:p>0,601104842779237</text:p>
          </table:table-cell>
          <table:table-cell table:style-name="ce20" table:formula="of:=IF(0.5*PI()+[lf.$B$9]&gt;[lf.K103];1;-1)" office:value-type="float" office:value="1" calcext:value-type="float">
            <text:p>1</text:p>
          </table:table-cell>
          <table:table-cell table:style-name="ce17" table:formula="of:=0.5*PI()-([lf.J103]*[lf.L103]+[lf.K103])" office:value-type="float" office:value="-0.610173678925169" calcext:value-type="float">
            <text:p>-0,610173678925169</text:p>
          </table:table-cell>
          <table:table-cell table:style-name="ce17" table:formula="of:=-[lf.M103]-[lf.$B$8]" office:value-type="float" office:value="0.261107828526303" calcext:value-type="float">
            <text:p>0,261107828526303</text:p>
          </table:table-cell>
          <table:table-cell table:number-columns-repeated="1010"/>
        </table:table-row>
        <table:table-row table:style-name="ro1">
          <table:table-cell office:value-type="float" office:value="-127" calcext:value-type="float">
            <text:p>-127</text:p>
          </table:table-cell>
          <table:table-cell table:formula="of:=[lf.A104]*analyze_resolution" office:value-type="float" office:value="-19.05" calcext:value-type="float">
            <text:p>-19,05</text:p>
          </table:table-cell>
          <table:table-cell table:style-name="ce20" table:formula="of:=-RADIANS([lf.B104])" office:value-type="float" office:value="0.33248522250492" calcext:value-type="float">
            <text:p>0,33248522250492</text:p>
          </table:table-cell>
          <table:table-cell table:style-name="ce20" table:formula="of:=COS([lf.$B$6])*servo_saver_arm_length*COS([lf.C104])-SIN([lf.$B$6])*servo_saver_arm_length*SIN([lf.C104])+[lf.$B$24]" office:value-type="float" office:value="358.12374566075" calcext:value-type="float">
            <text:p>358,12374566075</text:p>
          </table:table-cell>
          <table:table-cell table:style-name="ce20" table:formula="of:=COS([lf.$B$6])*servo_saver_arm_length*SIN([lf.C104])+SIN([lf.$B$6])*servo_saver_arm_length*COS([lf.C104])+[lf.$C$24]" office:value-type="float" office:value="5.22229041599075" calcext:value-type="float">
            <text:p>5,22229041599075</text:p>
          </table:table-cell>
          <table:table-cell table:style-name="ce20" table:formula="of:=[$lf.D104]-[$lf.$B$14]" office:value-type="float" office:value="58.1237456607499" calcext:value-type="float">
            <text:p>58,1237456607499</text:p>
          </table:table-cell>
          <table:table-cell table:style-name="ce20" table:formula="of:=[lf.E104]-[$lf.$C$14]" office:value-type="float" office:value="-84.7777095840092" calcext:value-type="float">
            <text:p>-84,7777095840092</text:p>
          </table:table-cell>
          <table:table-cell table:style-name="ce11" table:formula="of:=SQRT([lf.F104]^2+[lf.G104]^2)" office:value-type="float" office:value="102.78924969055" calcext:value-type="float">
            <text:p>102,78924969055</text:p>
          </table:table-cell>
          <table:table-cell table:style-name="ce20" table:formula="of:=([lf.H104]^2-[lf.$B$42]^2+[lf.$B$43]^2)/(2*[lf.H104])" office:value-type="float" office:value="-0.140910061405832" calcext:value-type="float">
            <text:p>-0,140910061405832</text:p>
          </table:table-cell>
          <table:table-cell table:style-name="ce20" table:formula="of:=ACOS([lf.I104]/[lf.$B$43])" office:value-type="float" office:value="1.57784188815524" calcext:value-type="float">
            <text:p>1,57784188815524</text:p>
          </table:table-cell>
          <table:table-cell table:style-name="ce20" table:formula="of:=ASIN([lf.F104]/[lf.H104])" office:value-type="float" office:value="0.600997203061454" calcext:value-type="float">
            <text:p>0,600997203061454</text:p>
          </table:table-cell>
          <table:table-cell table:style-name="ce20" table:formula="of:=IF(0.5*PI()+[lf.$B$9]&gt;[lf.K104];1;-1)" office:value-type="float" office:value="1" calcext:value-type="float">
            <text:p>1</text:p>
          </table:table-cell>
          <table:table-cell table:style-name="ce17" table:formula="of:=0.5*PI()-([lf.J104]*[lf.L104]+[lf.K104])" office:value-type="float" office:value="-0.608042764421802" calcext:value-type="float">
            <text:p>-0,608042764421802</text:p>
          </table:table-cell>
          <table:table-cell table:style-name="ce17" table:formula="of:=-[lf.M104]-[lf.$B$8]" office:value-type="float" office:value="0.258976914022936" calcext:value-type="float">
            <text:p>0,258976914022936</text:p>
          </table:table-cell>
          <table:table-cell table:number-columns-repeated="1010"/>
        </table:table-row>
        <table:table-row table:style-name="ro1">
          <table:table-cell office:value-type="float" office:value="-126" calcext:value-type="float">
            <text:p>-126</text:p>
          </table:table-cell>
          <table:table-cell table:formula="of:=[lf.A105]*analyze_resolution" office:value-type="float" office:value="-18.9" calcext:value-type="float">
            <text:p>-18,9</text:p>
          </table:table-cell>
          <table:table-cell table:style-name="ce20" table:formula="of:=-RADIANS([lf.B105])" office:value-type="float" office:value="0.329867228626928" calcext:value-type="float">
            <text:p>0,329867228626928</text:p>
          </table:table-cell>
          <table:table-cell table:style-name="ce20" table:formula="of:=COS([lf.$B$6])*servo_saver_arm_length*COS([lf.C105])-SIN([lf.$B$6])*servo_saver_arm_length*SIN([lf.C105])+[lf.$B$24]" office:value-type="float" office:value="358.137365741241" calcext:value-type="float">
            <text:p>358,137365741241</text:p>
          </table:table-cell>
          <table:table-cell table:style-name="ce20" table:formula="of:=COS([lf.$B$6])*servo_saver_arm_length*SIN([lf.C105])+SIN([lf.$B$6])*servo_saver_arm_length*COS([lf.C105])+[lf.$C$24]" office:value-type="float" office:value="5.18267869117039" calcext:value-type="float">
            <text:p>5,18267869117039</text:p>
          </table:table-cell>
          <table:table-cell table:style-name="ce20" table:formula="of:=[$lf.D105]-[$lf.$B$14]" office:value-type="float" office:value="58.1373657412407" calcext:value-type="float">
            <text:p>58,1373657412407</text:p>
          </table:table-cell>
          <table:table-cell table:style-name="ce20" table:formula="of:=[lf.E105]-[$lf.$C$14]" office:value-type="float" office:value="-84.8173213088296" calcext:value-type="float">
            <text:p>-84,8173213088296</text:p>
          </table:table-cell>
          <table:table-cell table:style-name="ce11" table:formula="of:=SQRT([lf.F105]^2+[lf.G105]^2)" office:value-type="float" office:value="102.829622625662" calcext:value-type="float">
            <text:p>102,829622625662</text:p>
          </table:table-cell>
          <table:table-cell table:style-name="ce20" table:formula="of:=([lf.H105]^2-[lf.$B$42]^2+[lf.$B$43]^2)/(2*[lf.H105])" office:value-type="float" office:value="-0.100489727832927" calcext:value-type="float">
            <text:p>-0,100489727832927</text:p>
          </table:table-cell>
          <table:table-cell table:style-name="ce20" table:formula="of:=ACOS([lf.I105]/[lf.$B$43])" office:value-type="float" office:value="1.5758208343277" calcext:value-type="float">
            <text:p>1,5758208343277</text:p>
          </table:table-cell>
          <table:table-cell table:style-name="ce20" table:formula="of:=ASIN([lf.F105]/[lf.H105])" office:value-type="float" office:value="0.600888619664348" calcext:value-type="float">
            <text:p>0,600888619664348</text:p>
          </table:table-cell>
          <table:table-cell table:style-name="ce20" table:formula="of:=IF(0.5*PI()+[lf.$B$9]&gt;[lf.K105];1;-1)" office:value-type="float" office:value="1" calcext:value-type="float">
            <text:p>1</text:p>
          </table:table-cell>
          <table:table-cell table:style-name="ce17" table:formula="of:=0.5*PI()-([lf.J105]*[lf.L105]+[lf.K105])" office:value-type="float" office:value="-0.605913127197149" calcext:value-type="float">
            <text:p>-0,605913127197149</text:p>
          </table:table-cell>
          <table:table-cell table:style-name="ce17" table:formula="of:=-[lf.M105]-[lf.$B$8]" office:value-type="float" office:value="0.256847276798283" calcext:value-type="float">
            <text:p>0,256847276798283</text:p>
          </table:table-cell>
          <table:table-cell table:number-columns-repeated="1010"/>
        </table:table-row>
        <table:table-row table:style-name="ro1">
          <table:table-cell office:value-type="float" office:value="-125" calcext:value-type="float">
            <text:p>-125</text:p>
          </table:table-cell>
          <table:table-cell table:formula="of:=[lf.A106]*analyze_resolution" office:value-type="float" office:value="-18.75" calcext:value-type="float">
            <text:p>-18,75</text:p>
          </table:table-cell>
          <table:table-cell table:style-name="ce20" table:formula="of:=-RADIANS([lf.B106])" office:value-type="float" office:value="0.327249234748937" calcext:value-type="float">
            <text:p>0,327249234748937</text:p>
          </table:table-cell>
          <table:table-cell table:style-name="ce20" table:formula="of:=COS([lf.$B$6])*servo_saver_arm_length*COS([lf.C106])-SIN([lf.$B$6])*servo_saver_arm_length*SIN([lf.C106])+[lf.$B$24]" office:value-type="float" office:value="358.150882071922" calcext:value-type="float">
            <text:p>358,150882071922</text:p>
          </table:table-cell>
          <table:table-cell table:style-name="ce20" table:formula="of:=COS([lf.$B$6])*servo_saver_arm_length*SIN([lf.C106])+SIN([lf.$B$6])*servo_saver_arm_length*COS([lf.C106])+[lf.$C$24]" office:value-type="float" office:value="5.14303144485059" calcext:value-type="float">
            <text:p>5,14303144485059</text:p>
          </table:table-cell>
          <table:table-cell table:style-name="ce20" table:formula="of:=[$lf.D106]-[$lf.$B$14]" office:value-type="float" office:value="58.1508820719217" calcext:value-type="float">
            <text:p>58,1508820719217</text:p>
          </table:table-cell>
          <table:table-cell table:style-name="ce20" table:formula="of:=[lf.E106]-[$lf.$C$14]" office:value-type="float" office:value="-84.8569685551494" calcext:value-type="float">
            <text:p>-84,8569685551494</text:p>
          </table:table-cell>
          <table:table-cell table:style-name="ce11" table:formula="of:=SQRT([lf.F106]^2+[lf.G106]^2)" office:value-type="float" office:value="102.869967425445" calcext:value-type="float">
            <text:p>102,869967425445</text:p>
          </table:table-cell>
          <table:table-cell table:style-name="ce20" table:formula="of:=([lf.H106]^2-[lf.$B$42]^2+[lf.$B$43]^2)/(2*[lf.H106])" office:value-type="float" office:value="-0.060113428219306" calcext:value-type="float">
            <text:p>-0,060113428219306</text:p>
          </table:table-cell>
          <table:table-cell table:style-name="ce20" table:formula="of:=ACOS([lf.I106]/[lf.$B$43])" office:value-type="float" office:value="1.57380200273145" calcext:value-type="float">
            <text:p>1,57380200273145</text:p>
          </table:table-cell>
          <table:table-cell table:style-name="ce20" table:formula="of:=ASIN([lf.F106]/[lf.H106])" office:value-type="float" office:value="0.600779094352794" calcext:value-type="float">
            <text:p>0,600779094352794</text:p>
          </table:table-cell>
          <table:table-cell table:style-name="ce20" table:formula="of:=IF(0.5*PI()+[lf.$B$9]&gt;[lf.K106];1;-1)" office:value-type="float" office:value="1" calcext:value-type="float">
            <text:p>1</text:p>
          </table:table-cell>
          <table:table-cell table:style-name="ce17" table:formula="of:=0.5*PI()-([lf.J106]*[lf.L106]+[lf.K106])" office:value-type="float" office:value="-0.603784770289347" calcext:value-type="float">
            <text:p>-0,603784770289347</text:p>
          </table:table-cell>
          <table:table-cell table:style-name="ce17" table:formula="of:=-[lf.M106]-[lf.$B$8]" office:value-type="float" office:value="0.254718919890481" calcext:value-type="float">
            <text:p>0,254718919890481</text:p>
          </table:table-cell>
          <table:table-cell table:number-columns-repeated="1010"/>
        </table:table-row>
        <table:table-row table:style-name="ro1">
          <table:table-cell office:value-type="float" office:value="-124" calcext:value-type="float">
            <text:p>-124</text:p>
          </table:table-cell>
          <table:table-cell table:formula="of:=[lf.A107]*analyze_resolution" office:value-type="float" office:value="-18.6" calcext:value-type="float">
            <text:p>-18,6</text:p>
          </table:table-cell>
          <table:table-cell table:style-name="ce20" table:formula="of:=-RADIANS([lf.B107])" office:value-type="float" office:value="0.324631240870945" calcext:value-type="float">
            <text:p>0,324631240870945</text:p>
          </table:table-cell>
          <table:table-cell table:style-name="ce20" table:formula="of:=COS([lf.$B$6])*servo_saver_arm_length*COS([lf.C107])-SIN([lf.$B$6])*servo_saver_arm_length*SIN([lf.C107])+[lf.$B$24]" office:value-type="float" office:value="358.164294560153" calcext:value-type="float">
            <text:p>358,164294560153</text:p>
          </table:table-cell>
          <table:table-cell table:style-name="ce20" table:formula="of:=COS([lf.$B$6])*servo_saver_arm_length*SIN([lf.C107])+SIN([lf.$B$6])*servo_saver_arm_length*COS([lf.C107])+[lf.$C$24]" office:value-type="float" office:value="5.10334894876912" calcext:value-type="float">
            <text:p>5,10334894876912</text:p>
          </table:table-cell>
          <table:table-cell table:style-name="ce20" table:formula="of:=[$lf.D107]-[$lf.$B$14]" office:value-type="float" office:value="58.1642945601534" calcext:value-type="float">
            <text:p>58,1642945601534</text:p>
          </table:table-cell>
          <table:table-cell table:style-name="ce20" table:formula="of:=[lf.E107]-[$lf.$C$14]" office:value-type="float" office:value="-84.8966510512309" calcext:value-type="float">
            <text:p>-84,8966510512309</text:p>
          </table:table-cell>
          <table:table-cell table:style-name="ce11" table:formula="of:=SQRT([lf.F107]^2+[lf.G107]^2)" office:value-type="float" office:value="102.910283846634" calcext:value-type="float">
            <text:p>102,910283846634</text:p>
          </table:table-cell>
          <table:table-cell table:style-name="ce20" table:formula="of:=([lf.H107]^2-[lf.$B$42]^2+[lf.$B$43]^2)/(2*[lf.H107])" office:value-type="float" office:value="-0.0197813540626312" calcext:value-type="float">
            <text:p>-0,019781354062631</text:p>
          </table:table-cell>
          <table:table-cell table:style-name="ce20" table:formula="of:=ACOS([lf.I107]/[lf.$B$43])" office:value-type="float" office:value="1.57178539465929" calcext:value-type="float">
            <text:p>1,57178539465929</text:p>
          </table:table-cell>
          <table:table-cell table:style-name="ce20" table:formula="of:=ASIN([lf.F107]/[lf.H107])" office:value-type="float" office:value="0.600668628893291" calcext:value-type="float">
            <text:p>0,600668628893291</text:p>
          </table:table-cell>
          <table:table-cell table:style-name="ce20" table:formula="of:=IF(0.5*PI()+[lf.$B$9]&gt;[lf.K107];1;-1)" office:value-type="float" office:value="1" calcext:value-type="float">
            <text:p>1</text:p>
          </table:table-cell>
          <table:table-cell table:style-name="ce17" table:formula="of:=0.5*PI()-([lf.J107]*[lf.L107]+[lf.K107])" office:value-type="float" office:value="-0.601657696757683" calcext:value-type="float">
            <text:p>-0,601657696757683</text:p>
          </table:table-cell>
          <table:table-cell table:style-name="ce17" table:formula="of:=-[lf.M107]-[lf.$B$8]" office:value-type="float" office:value="0.252591846358817" calcext:value-type="float">
            <text:p>0,252591846358817</text:p>
          </table:table-cell>
          <table:table-cell table:number-columns-repeated="1010"/>
        </table:table-row>
        <table:table-row table:style-name="ro1">
          <table:table-cell office:value-type="float" office:value="-123" calcext:value-type="float">
            <text:p>-123</text:p>
          </table:table-cell>
          <table:table-cell table:formula="of:=[lf.A108]*analyze_resolution" office:value-type="float" office:value="-18.45" calcext:value-type="float">
            <text:p>-18,45</text:p>
          </table:table-cell>
          <table:table-cell table:style-name="ce20" table:formula="of:=-RADIANS([lf.B108])" office:value-type="float" office:value="0.322013246992954" calcext:value-type="float">
            <text:p>0,322013246992954</text:p>
          </table:table-cell>
          <table:table-cell table:style-name="ce20" table:formula="of:=COS([lf.$B$6])*servo_saver_arm_length*COS([lf.C108])-SIN([lf.$B$6])*servo_saver_arm_length*SIN([lf.C108])+[lf.$B$24]" office:value-type="float" office:value="358.177603114008" calcext:value-type="float">
            <text:p>358,177603114008</text:p>
          </table:table-cell>
          <table:table-cell table:style-name="ce20" table:formula="of:=COS([lf.$B$6])*servo_saver_arm_length*SIN([lf.C108])+SIN([lf.$B$6])*servo_saver_arm_length*COS([lf.C108])+[lf.$C$24]" office:value-type="float" office:value="5.06363147490538" calcext:value-type="float">
            <text:p>5,06363147490538</text:p>
          </table:table-cell>
          <table:table-cell table:style-name="ce20" table:formula="of:=[$lf.D108]-[$lf.$B$14]" office:value-type="float" office:value="58.1776031140081" calcext:value-type="float">
            <text:p>58,1776031140081</text:p>
          </table:table-cell>
          <table:table-cell table:style-name="ce20" table:formula="of:=[lf.E108]-[$lf.$C$14]" office:value-type="float" office:value="-84.9363685250946" calcext:value-type="float">
            <text:p>-84,9363685250946</text:p>
          </table:table-cell>
          <table:table-cell table:style-name="ce11" table:formula="of:=SQRT([lf.F108]^2+[lf.G108]^2)" office:value-type="float" office:value="102.950571646406" calcext:value-type="float">
            <text:p>102,950571646406</text:p>
          </table:table-cell>
          <table:table-cell table:style-name="ce20" table:formula="of:=([lf.H108]^2-[lf.$B$42]^2+[lf.$B$43]^2)/(2*[lf.H108])" office:value-type="float" office:value="0.0205063038336933" calcext:value-type="float">
            <text:p>0,020506303833693</text:p>
          </table:table-cell>
          <table:table-cell table:style-name="ce20" table:formula="of:=ACOS([lf.I108]/[lf.$B$43])" office:value-type="float" office:value="1.56977101142356" calcext:value-type="float">
            <text:p>1,56977101142356</text:p>
          </table:table-cell>
          <table:table-cell table:style-name="ce20" table:formula="of:=ASIN([lf.F108]/[lf.H108])" office:value-type="float" office:value="0.600557225053934" calcext:value-type="float">
            <text:p>0,600557225053934</text:p>
          </table:table-cell>
          <table:table-cell table:style-name="ce20" table:formula="of:=IF(0.5*PI()+[lf.$B$9]&gt;[lf.K108];1;-1)" office:value-type="float" office:value="1" calcext:value-type="float">
            <text:p>1</text:p>
          </table:table-cell>
          <table:table-cell table:style-name="ce17" table:formula="of:=0.5*PI()-([lf.J108]*[lf.L108]+[lf.K108])" office:value-type="float" office:value="-0.599531909682602" calcext:value-type="float">
            <text:p>-0,599531909682602</text:p>
          </table:table-cell>
          <table:table-cell table:style-name="ce17" table:formula="of:=-[lf.M108]-[lf.$B$8]" office:value-type="float" office:value="0.250466059283736" calcext:value-type="float">
            <text:p>0,250466059283736</text:p>
          </table:table-cell>
          <table:table-cell table:number-columns-repeated="1010"/>
        </table:table-row>
        <table:table-row table:style-name="ro1">
          <table:table-cell office:value-type="float" office:value="-122" calcext:value-type="float">
            <text:p>-122</text:p>
          </table:table-cell>
          <table:table-cell table:formula="of:=[lf.A109]*analyze_resolution" office:value-type="float" office:value="-18.3" calcext:value-type="float">
            <text:p>-18,3</text:p>
          </table:table-cell>
          <table:table-cell table:style-name="ce20" table:formula="of:=-RADIANS([lf.B109])" office:value-type="float" office:value="0.319395253114962" calcext:value-type="float">
            <text:p>0,319395253114962</text:p>
          </table:table-cell>
          <table:table-cell table:style-name="ce20" table:formula="of:=COS([lf.$B$6])*servo_saver_arm_length*COS([lf.C109])-SIN([lf.$B$6])*servo_saver_arm_length*SIN([lf.C109])+[lf.$B$24]" office:value-type="float" office:value="358.19080764227" calcext:value-type="float">
            <text:p>358,19080764227</text:p>
          </table:table-cell>
          <table:table-cell table:style-name="ce20" table:formula="of:=COS([lf.$B$6])*servo_saver_arm_length*SIN([lf.C109])+SIN([lf.$B$6])*servo_saver_arm_length*COS([lf.C109])+[lf.$C$24]" office:value-type="float" office:value="5.02387929547848" calcext:value-type="float">
            <text:p>5,02387929547848</text:p>
          </table:table-cell>
          <table:table-cell table:style-name="ce20" table:formula="of:=[$lf.D109]-[$lf.$B$14]" office:value-type="float" office:value="58.1908076422704" calcext:value-type="float">
            <text:p>58,1908076422704</text:p>
          </table:table-cell>
          <table:table-cell table:style-name="ce20" table:formula="of:=[lf.E109]-[$lf.$C$14]" office:value-type="float" office:value="-84.9761207045215" calcext:value-type="float">
            <text:p>-84,9761207045215</text:p>
          </table:table-cell>
          <table:table-cell table:style-name="ce11" table:formula="of:=SQRT([lf.F109]^2+[lf.G109]^2)" office:value-type="float" office:value="102.990830582383" calcext:value-type="float">
            <text:p>102,990830582383</text:p>
          </table:table-cell>
          <table:table-cell table:style-name="ce20" table:formula="of:=([lf.H109]^2-[lf.$B$42]^2+[lf.$B$43]^2)/(2*[lf.H109])" office:value-type="float" office:value="0.0607493553586833" calcext:value-type="float">
            <text:p>0,060749355358683</text:p>
          </table:table-cell>
          <table:table-cell table:style-name="ce20" table:formula="of:=ACOS([lf.I109]/[lf.$B$43])" office:value-type="float" office:value="1.56775885435622" calcext:value-type="float">
            <text:p>1,56775885435622</text:p>
          </table:table-cell>
          <table:table-cell table:style-name="ce20" table:formula="of:=ASIN([lf.F109]/[lf.H109])" office:value-type="float" office:value="0.60044488460439" calcext:value-type="float">
            <text:p>0,60044488460439</text:p>
          </table:table-cell>
          <table:table-cell table:style-name="ce20" table:formula="of:=IF(0.5*PI()+[lf.$B$9]&gt;[lf.K109];1;-1)" office:value-type="float" office:value="1" calcext:value-type="float">
            <text:p>1</text:p>
          </table:table-cell>
          <table:table-cell table:style-name="ce17" table:formula="of:=0.5*PI()-([lf.J109]*[lf.L109]+[lf.K109])" office:value-type="float" office:value="-0.597407412165717" calcext:value-type="float">
            <text:p>-0,597407412165717</text:p>
          </table:table-cell>
          <table:table-cell table:style-name="ce17" table:formula="of:=-[lf.M109]-[lf.$B$8]" office:value-type="float" office:value="0.248341561766851" calcext:value-type="float">
            <text:p>0,248341561766851</text:p>
          </table:table-cell>
          <table:table-cell table:number-columns-repeated="1010"/>
        </table:table-row>
        <table:table-row table:style-name="ro1">
          <table:table-cell office:value-type="float" office:value="-121" calcext:value-type="float">
            <text:p>-121</text:p>
          </table:table-cell>
          <table:table-cell table:formula="of:=[lf.A110]*analyze_resolution" office:value-type="float" office:value="-18.15" calcext:value-type="float">
            <text:p>-18,15</text:p>
          </table:table-cell>
          <table:table-cell table:style-name="ce20" table:formula="of:=-RADIANS([lf.B110])" office:value-type="float" office:value="0.316777259236971" calcext:value-type="float">
            <text:p>0,316777259236971</text:p>
          </table:table-cell>
          <table:table-cell table:style-name="ce20" table:formula="of:=COS([lf.$B$6])*servo_saver_arm_length*COS([lf.C110])-SIN([lf.$B$6])*servo_saver_arm_length*SIN([lf.C110])+[lf.$B$24]" office:value-type="float" office:value="358.203908054438" calcext:value-type="float">
            <text:p>358,203908054438</text:p>
          </table:table-cell>
          <table:table-cell table:style-name="ce20" table:formula="of:=COS([lf.$B$6])*servo_saver_arm_length*SIN([lf.C110])+SIN([lf.$B$6])*servo_saver_arm_length*COS([lf.C110])+[lf.$C$24]" office:value-type="float" office:value="4.98409268294541" calcext:value-type="float">
            <text:p>4,98409268294541</text:p>
          </table:table-cell>
          <table:table-cell table:style-name="ce20" table:formula="of:=[$lf.D110]-[$lf.$B$14]" office:value-type="float" office:value="58.2039080544382" calcext:value-type="float">
            <text:p>58,2039080544382</text:p>
          </table:table-cell>
          <table:table-cell table:style-name="ce20" table:formula="of:=[lf.E110]-[$lf.$C$14]" office:value-type="float" office:value="-85.0159073170546" calcext:value-type="float">
            <text:p>-85,0159073170546</text:p>
          </table:table-cell>
          <table:table-cell table:style-name="ce11" table:formula="of:=SQRT([lf.F110]^2+[lf.G110]^2)" office:value-type="float" office:value="103.031060412632" calcext:value-type="float">
            <text:p>103,031060412632</text:p>
          </table:table-cell>
          <table:table-cell table:style-name="ce20" table:formula="of:=([lf.H110]^2-[lf.$B$42]^2+[lf.$B$43]^2)/(2*[lf.H110])" office:value-type="float" office:value="0.100947611091924" calcext:value-type="float">
            <text:p>0,100947611091924</text:p>
          </table:table-cell>
          <table:table-cell table:style-name="ce20" table:formula="of:=ACOS([lf.I110]/[lf.$B$43])" office:value-type="float" office:value="1.56574892480883" calcext:value-type="float">
            <text:p>1,56574892480883</text:p>
          </table:table-cell>
          <table:table-cell table:style-name="ce20" table:formula="of:=ASIN([lf.F110]/[lf.H110])" office:value-type="float" office:value="0.600331609315877" calcext:value-type="float">
            <text:p>0,600331609315877</text:p>
          </table:table-cell>
          <table:table-cell table:style-name="ce20" table:formula="of:=IF(0.5*PI()+[lf.$B$9]&gt;[lf.K110];1;-1)" office:value-type="float" office:value="1" calcext:value-type="float">
            <text:p>1</text:p>
          </table:table-cell>
          <table:table-cell table:style-name="ce17" table:formula="of:=0.5*PI()-([lf.J110]*[lf.L110]+[lf.K110])" office:value-type="float" office:value="-0.595284207329815" calcext:value-type="float">
            <text:p>-0,595284207329815</text:p>
          </table:table-cell>
          <table:table-cell table:style-name="ce17" table:formula="of:=-[lf.M110]-[lf.$B$8]" office:value-type="float" office:value="0.246218356930949" calcext:value-type="float">
            <text:p>0,246218356930949</text:p>
          </table:table-cell>
          <table:table-cell table:number-columns-repeated="1010"/>
        </table:table-row>
        <table:table-row table:style-name="ro1">
          <table:table-cell office:value-type="float" office:value="-120" calcext:value-type="float">
            <text:p>-120</text:p>
          </table:table-cell>
          <table:table-cell table:formula="of:=[lf.A111]*analyze_resolution" office:value-type="float" office:value="-18" calcext:value-type="float">
            <text:p>-18</text:p>
          </table:table-cell>
          <table:table-cell table:style-name="ce20" table:formula="of:=-RADIANS([lf.B111])" office:value-type="float" office:value="0.314159265358979" calcext:value-type="float">
            <text:p>0,314159265358979</text:p>
          </table:table-cell>
          <table:table-cell table:style-name="ce20" table:formula="of:=COS([lf.$B$6])*servo_saver_arm_length*COS([lf.C111])-SIN([lf.$B$6])*servo_saver_arm_length*SIN([lf.C111])+[lf.$B$24]" office:value-type="float" office:value="358.216904260722" calcext:value-type="float">
            <text:p>358,216904260722</text:p>
          </table:table-cell>
          <table:table-cell table:style-name="ce20" table:formula="of:=COS([lf.$B$6])*servo_saver_arm_length*SIN([lf.C111])+SIN([lf.$B$6])*servo_saver_arm_length*COS([lf.C111])+[lf.$C$24]" office:value-type="float" office:value="4.94427190999916" calcext:value-type="float">
            <text:p>4,94427190999916</text:p>
          </table:table-cell>
          <table:table-cell table:style-name="ce20" table:formula="of:=[$lf.D111]-[$lf.$B$14]" office:value-type="float" office:value="58.2169042607225" calcext:value-type="float">
            <text:p>58,2169042607225</text:p>
          </table:table-cell>
          <table:table-cell table:style-name="ce20" table:formula="of:=[lf.E111]-[$lf.$C$14]" office:value-type="float" office:value="-85.0557280900008" calcext:value-type="float">
            <text:p>-85,0557280900008</text:p>
          </table:table-cell>
          <table:table-cell table:style-name="ce11" table:formula="of:=SQRT([lf.F111]^2+[lf.G111]^2)" office:value-type="float" office:value="103.071260895665" calcext:value-type="float">
            <text:p>103,071260895665</text:p>
          </table:table-cell>
          <table:table-cell table:style-name="ce20" table:formula="of:=([lf.H111]^2-[lf.$B$42]^2+[lf.$B$43]^2)/(2*[lf.H111])" office:value-type="float" office:value="0.141100882301539" calcext:value-type="float">
            <text:p>0,141100882301539</text:p>
          </table:table-cell>
          <table:table-cell table:style-name="ce20" table:formula="of:=ACOS([lf.I111]/[lf.$B$43])" office:value-type="float" office:value="1.56374122415263" calcext:value-type="float">
            <text:p>1,56374122415263</text:p>
          </table:table-cell>
          <table:table-cell table:style-name="ce20" table:formula="of:=ASIN([lf.F111]/[lf.H111])" office:value-type="float" office:value="0.600217400961135" calcext:value-type="float">
            <text:p>0,600217400961135</text:p>
          </table:table-cell>
          <table:table-cell table:style-name="ce20" table:formula="of:=IF(0.5*PI()+[lf.$B$9]&gt;[lf.K111];1;-1)" office:value-type="float" office:value="1" calcext:value-type="float">
            <text:p>1</text:p>
          </table:table-cell>
          <table:table-cell table:style-name="ce17" table:formula="of:=0.5*PI()-([lf.J111]*[lf.L111]+[lf.K111])" office:value-type="float" office:value="-0.593162298318867" calcext:value-type="float">
            <text:p>-0,593162298318867</text:p>
          </table:table-cell>
          <table:table-cell table:style-name="ce17" table:formula="of:=-[lf.M111]-[lf.$B$8]" office:value-type="float" office:value="0.244096447920001" calcext:value-type="float">
            <text:p>0,244096447920001</text:p>
          </table:table-cell>
          <table:table-cell table:number-columns-repeated="1010"/>
        </table:table-row>
        <table:table-row table:style-name="ro1">
          <table:table-cell office:value-type="float" office:value="-119" calcext:value-type="float">
            <text:p>-119</text:p>
          </table:table-cell>
          <table:table-cell table:formula="of:=[lf.A112]*analyze_resolution" office:value-type="float" office:value="-17.85" calcext:value-type="float">
            <text:p>-17,85</text:p>
          </table:table-cell>
          <table:table-cell table:style-name="ce20" table:formula="of:=-RADIANS([lf.B112])" office:value-type="float" office:value="0.311541271480988" calcext:value-type="float">
            <text:p>0,311541271480988</text:p>
          </table:table-cell>
          <table:table-cell table:style-name="ce20" table:formula="of:=COS([lf.$B$6])*servo_saver_arm_length*COS([lf.C112])-SIN([lf.$B$6])*servo_saver_arm_length*SIN([lf.C112])+[lf.$B$24]" office:value-type="float" office:value="358.229796172049" calcext:value-type="float">
            <text:p>358,229796172049</text:p>
          </table:table-cell>
          <table:table-cell table:style-name="ce20" table:formula="of:=COS([lf.$B$6])*servo_saver_arm_length*SIN([lf.C112])+SIN([lf.$B$6])*servo_saver_arm_length*COS([lf.C112])+[lf.$C$24]" office:value-type="float" office:value="4.90441724956684" calcext:value-type="float">
            <text:p>4,90441724956684</text:p>
          </table:table-cell>
          <table:table-cell table:style-name="ce20" table:formula="of:=[$lf.D112]-[$lf.$B$14]" office:value-type="float" office:value="58.2297961720487" calcext:value-type="float">
            <text:p>58,2297961720487</text:p>
          </table:table-cell>
          <table:table-cell table:style-name="ce20" table:formula="of:=[lf.E112]-[$lf.$C$14]" office:value-type="float" office:value="-85.0955827504331" calcext:value-type="float">
            <text:p>-85,0955827504331</text:p>
          </table:table-cell>
          <table:table-cell table:style-name="ce11" table:formula="of:=SQRT([lf.F112]^2+[lf.G112]^2)" office:value-type="float" office:value="103.111431790438" calcext:value-type="float">
            <text:p>103,111431790438</text:p>
          </table:table-cell>
          <table:table-cell table:style-name="ce20" table:formula="of:=([lf.H112]^2-[lf.$B$42]^2+[lf.$B$43]^2)/(2*[lf.H112])" office:value-type="float" office:value="0.181208980942311" calcext:value-type="float">
            <text:p>0,181208980942311</text:p>
          </table:table-cell>
          <table:table-cell table:style-name="ce20" table:formula="of:=ACOS([lf.I112]/[lf.$B$43])" office:value-type="float" office:value="1.56173575377853" calcext:value-type="float">
            <text:p>1,56173575377853</text:p>
          </table:table-cell>
          <table:table-cell table:style-name="ce20" table:formula="of:=ASIN([lf.F112]/[lf.H112])" office:value-type="float" office:value="0.600102261314404" calcext:value-type="float">
            <text:p>0,600102261314404</text:p>
          </table:table-cell>
          <table:table-cell table:style-name="ce20" table:formula="of:=IF(0.5*PI()+[lf.$B$9]&gt;[lf.K112];1;-1)" office:value-type="float" office:value="1" calcext:value-type="float">
            <text:p>1</text:p>
          </table:table-cell>
          <table:table-cell table:style-name="ce17" table:formula="of:=0.5*PI()-([lf.J112]*[lf.L112]+[lf.K112])" office:value-type="float" office:value="-0.591041688298042" calcext:value-type="float">
            <text:p>-0,591041688298042</text:p>
          </table:table-cell>
          <table:table-cell table:style-name="ce17" table:formula="of:=-[lf.M112]-[lf.$B$8]" office:value-type="float" office:value="0.241975837899176" calcext:value-type="float">
            <text:p>0,241975837899176</text:p>
          </table:table-cell>
          <table:table-cell table:number-columns-repeated="1010"/>
        </table:table-row>
        <table:table-row table:style-name="ro1">
          <table:table-cell office:value-type="float" office:value="-118" calcext:value-type="float">
            <text:p>-118</text:p>
          </table:table-cell>
          <table:table-cell table:formula="of:=[lf.A113]*analyze_resolution" office:value-type="float" office:value="-17.7" calcext:value-type="float">
            <text:p>-17,7</text:p>
          </table:table-cell>
          <table:table-cell table:style-name="ce20" table:formula="of:=-RADIANS([lf.B113])" office:value-type="float" office:value="0.308923277602996" calcext:value-type="float">
            <text:p>0,308923277602996</text:p>
          </table:table-cell>
          <table:table-cell table:style-name="ce20" table:formula="of:=COS([lf.$B$6])*servo_saver_arm_length*COS([lf.C113])-SIN([lf.$B$6])*servo_saver_arm_length*SIN([lf.C113])+[lf.$B$24]" office:value-type="float" office:value="358.242583700057" calcext:value-type="float">
            <text:p>358,242583700057</text:p>
          </table:table-cell>
          <table:table-cell table:style-name="ce20" table:formula="of:=COS([lf.$B$6])*servo_saver_arm_length*SIN([lf.C113])+SIN([lf.$B$6])*servo_saver_arm_length*COS([lf.C113])+[lf.$C$24]" office:value-type="float" office:value="4.86452897480784" calcext:value-type="float">
            <text:p>4,86452897480784</text:p>
          </table:table-cell>
          <table:table-cell table:style-name="ce20" table:formula="of:=[$lf.D113]-[$lf.$B$14]" office:value-type="float" office:value="58.2425837000574" calcext:value-type="float">
            <text:p>58,2425837000574</text:p>
          </table:table-cell>
          <table:table-cell table:style-name="ce20" table:formula="of:=[lf.E113]-[$lf.$C$14]" office:value-type="float" office:value="-85.1354710251922" calcext:value-type="float">
            <text:p>-85,1354710251922</text:p>
          </table:table-cell>
          <table:table-cell table:style-name="ce11" table:formula="of:=SQRT([lf.F113]^2+[lf.G113]^2)" office:value-type="float" office:value="103.151572856353" calcext:value-type="float">
            <text:p>103,151572856353</text:p>
          </table:table-cell>
          <table:table-cell table:style-name="ce20" table:formula="of:=([lf.H113]^2-[lf.$B$42]^2+[lf.$B$43]^2)/(2*[lf.H113])" office:value-type="float" office:value="0.221271719653901" calcext:value-type="float">
            <text:p>0,221271719653901</text:p>
          </table:table-cell>
          <table:table-cell table:style-name="ce20" table:formula="of:=ACOS([lf.I113]/[lf.$B$43])" office:value-type="float" office:value="1.5597325150972" calcext:value-type="float">
            <text:p>1,5597325150972</text:p>
          </table:table-cell>
          <table:table-cell table:style-name="ce20" table:formula="of:=ASIN([lf.F113]/[lf.H113])" office:value-type="float" office:value="0.599986192151402" calcext:value-type="float">
            <text:p>0,599986192151402</text:p>
          </table:table-cell>
          <table:table-cell table:style-name="ce20" table:formula="of:=IF(0.5*PI()+[lf.$B$9]&gt;[lf.K113];1;-1)" office:value-type="float" office:value="1" calcext:value-type="float">
            <text:p>1</text:p>
          </table:table-cell>
          <table:table-cell table:style-name="ce17" table:formula="of:=0.5*PI()-([lf.J113]*[lf.L113]+[lf.K113])" office:value-type="float" office:value="-0.588922380453708" calcext:value-type="float">
            <text:p>-0,588922380453708</text:p>
          </table:table-cell>
          <table:table-cell table:style-name="ce17" table:formula="of:=-[lf.M113]-[lf.$B$8]" office:value-type="float" office:value="0.239856530054842" calcext:value-type="float">
            <text:p>0,239856530054842</text:p>
          </table:table-cell>
          <table:table-cell table:number-columns-repeated="1010"/>
        </table:table-row>
        <table:table-row table:style-name="ro1">
          <table:table-cell office:value-type="float" office:value="-117" calcext:value-type="float">
            <text:p>-117</text:p>
          </table:table-cell>
          <table:table-cell table:formula="of:=[lf.A114]*analyze_resolution" office:value-type="float" office:value="-17.55" calcext:value-type="float">
            <text:p>-17,55</text:p>
          </table:table-cell>
          <table:table-cell table:style-name="ce20" table:formula="of:=-RADIANS([lf.B114])" office:value-type="float" office:value="0.306305283725005" calcext:value-type="float">
            <text:p>0,306305283725005</text:p>
          </table:table-cell>
          <table:table-cell table:style-name="ce20" table:formula="of:=COS([lf.$B$6])*servo_saver_arm_length*COS([lf.C114])-SIN([lf.$B$6])*servo_saver_arm_length*SIN([lf.C114])+[lf.$B$24]" office:value-type="float" office:value="358.255266757104" calcext:value-type="float">
            <text:p>358,255266757104</text:p>
          </table:table-cell>
          <table:table-cell table:style-name="ce20" table:formula="of:=COS([lf.$B$6])*servo_saver_arm_length*SIN([lf.C114])+SIN([lf.$B$6])*servo_saver_arm_length*COS([lf.C114])+[lf.$C$24]" office:value-type="float" office:value="4.82460735911193" calcext:value-type="float">
            <text:p>4,82460735911193</text:p>
          </table:table-cell>
          <table:table-cell table:style-name="ce20" table:formula="of:=[$lf.D114]-[$lf.$B$14]" office:value-type="float" office:value="58.255266757104" calcext:value-type="float">
            <text:p>58,255266757104</text:p>
          </table:table-cell>
          <table:table-cell table:style-name="ce20" table:formula="of:=[lf.E114]-[$lf.$C$14]" office:value-type="float" office:value="-85.1753926408881" calcext:value-type="float">
            <text:p>-85,1753926408881</text:p>
          </table:table-cell>
          <table:table-cell table:style-name="ce11" table:formula="of:=SQRT([lf.F114]^2+[lf.G114]^2)" office:value-type="float" office:value="103.191683853258" calcext:value-type="float">
            <text:p>103,191683853258</text:p>
          </table:table-cell>
          <table:table-cell table:style-name="ce20" table:formula="of:=([lf.H114]^2-[lf.$B$42]^2+[lf.$B$43]^2)/(2*[lf.H114])" office:value-type="float" office:value="0.261288911758735" calcext:value-type="float">
            <text:p>0,261288911758735</text:p>
          </table:table-cell>
          <table:table-cell table:style-name="ce20" table:formula="of:=ACOS([lf.I114]/[lf.$B$43])" office:value-type="float" office:value="1.55773150953905" calcext:value-type="float">
            <text:p>1,55773150953905</text:p>
          </table:table-cell>
          <table:table-cell table:style-name="ce20" table:formula="of:=ASIN([lf.F114]/[lf.H114])" office:value-type="float" office:value="0.599869195249297" calcext:value-type="float">
            <text:p>0,599869195249297</text:p>
          </table:table-cell>
          <table:table-cell table:style-name="ce20" table:formula="of:=IF(0.5*PI()+[lf.$B$9]&gt;[lf.K114];1;-1)" office:value-type="float" office:value="1" calcext:value-type="float">
            <text:p>1</text:p>
          </table:table-cell>
          <table:table-cell table:style-name="ce17" table:formula="of:=0.5*PI()-([lf.J114]*[lf.L114]+[lf.K114])" office:value-type="float" office:value="-0.586804377993454" calcext:value-type="float">
            <text:p>-0,586804377993454</text:p>
          </table:table-cell>
          <table:table-cell table:style-name="ce17" table:formula="of:=-[lf.M114]-[lf.$B$8]" office:value-type="float" office:value="0.237738527594588" calcext:value-type="float">
            <text:p>0,237738527594588</text:p>
          </table:table-cell>
          <table:table-cell table:number-columns-repeated="1010"/>
        </table:table-row>
        <table:table-row table:style-name="ro1">
          <table:table-cell office:value-type="float" office:value="-116" calcext:value-type="float">
            <text:p>-116</text:p>
          </table:table-cell>
          <table:table-cell table:formula="of:=[lf.A115]*analyze_resolution" office:value-type="float" office:value="-17.4" calcext:value-type="float">
            <text:p>-17,4</text:p>
          </table:table-cell>
          <table:table-cell table:style-name="ce20" table:formula="of:=-RADIANS([lf.B115])" office:value-type="float" office:value="0.303687289847013" calcext:value-type="float">
            <text:p>0,303687289847013</text:p>
          </table:table-cell>
          <table:table-cell table:style-name="ce20" table:formula="of:=COS([lf.$B$6])*servo_saver_arm_length*COS([lf.C115])-SIN([lf.$B$6])*servo_saver_arm_length*SIN([lf.C115])+[lf.$B$24]" office:value-type="float" office:value="358.26784525626" calcext:value-type="float">
            <text:p>358,26784525626</text:p>
          </table:table-cell>
          <table:table-cell table:style-name="ce20" table:formula="of:=COS([lf.$B$6])*servo_saver_arm_length*SIN([lf.C115])+SIN([lf.$B$6])*servo_saver_arm_length*COS([lf.C115])+[lf.$C$24]" office:value-type="float" office:value="4.78465267609739" calcext:value-type="float">
            <text:p>4,78465267609739</text:p>
          </table:table-cell>
          <table:table-cell table:style-name="ce20" table:formula="of:=[$lf.D115]-[$lf.$B$14]" office:value-type="float" office:value="58.2678452562604" calcext:value-type="float">
            <text:p>58,2678452562604</text:p>
          </table:table-cell>
          <table:table-cell table:style-name="ce20" table:formula="of:=[lf.E115]-[$lf.$C$14]" office:value-type="float" office:value="-85.2153473239026" calcext:value-type="float">
            <text:p>-85,2153473239026</text:p>
          </table:table-cell>
          <table:table-cell table:style-name="ce11" table:formula="of:=SQRT([lf.F115]^2+[lf.G115]^2)" office:value-type="float" office:value="103.231764541448" calcext:value-type="float">
            <text:p>103,231764541448</text:p>
          </table:table-cell>
          <table:table-cell table:style-name="ce20" table:formula="of:=([lf.H115]^2-[lf.$B$42]^2+[lf.$B$43]^2)/(2*[lf.H115])" office:value-type="float" office:value="0.30126037126022" calcext:value-type="float">
            <text:p>0,30126037126022</text:p>
          </table:table-cell>
          <table:table-cell table:style-name="ce20" table:formula="of:=ACOS([lf.I115]/[lf.$B$43])" office:value-type="float" office:value="1.5557327385543" calcext:value-type="float">
            <text:p>1,5557327385543</text:p>
          </table:table-cell>
          <table:table-cell table:style-name="ce20" table:formula="of:=ASIN([lf.F115]/[lf.H115])" office:value-type="float" office:value="0.599751272386687" calcext:value-type="float">
            <text:p>0,599751272386687</text:p>
          </table:table-cell>
          <table:table-cell table:style-name="ce20" table:formula="of:=IF(0.5*PI()+[lf.$B$9]&gt;[lf.K115];1;-1)" office:value-type="float" office:value="1" calcext:value-type="float">
            <text:p>1</text:p>
          </table:table-cell>
          <table:table-cell table:style-name="ce17" table:formula="of:=0.5*PI()-([lf.J115]*[lf.L115]+[lf.K115])" office:value-type="float" office:value="-0.584687684146094" calcext:value-type="float">
            <text:p>-0,584687684146094</text:p>
          </table:table-cell>
          <table:table-cell table:style-name="ce17" table:formula="of:=-[lf.M115]-[lf.$B$8]" office:value-type="float" office:value="0.235621833747228" calcext:value-type="float">
            <text:p>0,235621833747228</text:p>
          </table:table-cell>
          <table:table-cell table:number-columns-repeated="1010"/>
        </table:table-row>
        <table:table-row table:style-name="ro1">
          <table:table-cell office:value-type="float" office:value="-115" calcext:value-type="float">
            <text:p>-115</text:p>
          </table:table-cell>
          <table:table-cell table:formula="of:=[lf.A116]*analyze_resolution" office:value-type="float" office:value="-17.25" calcext:value-type="float">
            <text:p>-17,25</text:p>
          </table:table-cell>
          <table:table-cell table:style-name="ce20" table:formula="of:=-RADIANS([lf.B116])" office:value-type="float" office:value="0.301069295969022" calcext:value-type="float">
            <text:p>0,301069295969022</text:p>
          </table:table-cell>
          <table:table-cell table:style-name="ce20" table:formula="of:=COS([lf.$B$6])*servo_saver_arm_length*COS([lf.C116])-SIN([lf.$B$6])*servo_saver_arm_length*SIN([lf.C116])+[lf.$B$24]" office:value-type="float" office:value="358.280319111315" calcext:value-type="float">
            <text:p>358,280319111315</text:p>
          </table:table-cell>
          <table:table-cell table:style-name="ce20" table:formula="of:=COS([lf.$B$6])*servo_saver_arm_length*SIN([lf.C116])+SIN([lf.$B$6])*servo_saver_arm_length*COS([lf.C116])+[lf.$C$24]" office:value-type="float" office:value="4.74466519960914" calcext:value-type="float">
            <text:p>4,74466519960914</text:p>
          </table:table-cell>
          <table:table-cell table:style-name="ce20" table:formula="of:=[$lf.D116]-[$lf.$B$14]" office:value-type="float" office:value="58.280319111315" calcext:value-type="float">
            <text:p>58,280319111315</text:p>
          </table:table-cell>
          <table:table-cell table:style-name="ce20" table:formula="of:=[lf.E116]-[$lf.$C$14]" office:value-type="float" office:value="-85.2553348003909" calcext:value-type="float">
            <text:p>-85,2553348003909</text:p>
          </table:table-cell>
          <table:table-cell table:style-name="ce11" table:formula="of:=SQRT([lf.F116]^2+[lf.G116]^2)" office:value-type="float" office:value="103.271814681662" calcext:value-type="float">
            <text:p>103,271814681662</text:p>
          </table:table-cell>
          <table:table-cell table:style-name="ce20" table:formula="of:=([lf.H116]^2-[lf.$B$42]^2+[lf.$B$43]^2)/(2*[lf.H116])" office:value-type="float" office:value="0.341185912840832" calcext:value-type="float">
            <text:p>0,341185912840832</text:p>
          </table:table-cell>
          <table:table-cell table:style-name="ce20" table:formula="of:=ACOS([lf.I116]/[lf.$B$43])" office:value-type="float" office:value="1.553736203613" calcext:value-type="float">
            <text:p>1,553736203613</text:p>
          </table:table-cell>
          <table:table-cell table:style-name="ce20" table:formula="of:=ASIN([lf.F116]/[lf.H116])" office:value-type="float" office:value="0.599632425343576" calcext:value-type="float">
            <text:p>0,599632425343576</text:p>
          </table:table-cell>
          <table:table-cell table:style-name="ce20" table:formula="of:=IF(0.5*PI()+[lf.$B$9]&gt;[lf.K116];1;-1)" office:value-type="float" office:value="1" calcext:value-type="float">
            <text:p>1</text:p>
          </table:table-cell>
          <table:table-cell table:style-name="ce17" table:formula="of:=0.5*PI()-([lf.J116]*[lf.L116]+[lf.K116])" office:value-type="float" office:value="-0.582572302161682" calcext:value-type="float">
            <text:p>-0,582572302161682</text:p>
          </table:table-cell>
          <table:table-cell table:style-name="ce17" table:formula="of:=-[lf.M116]-[lf.$B$8]" office:value-type="float" office:value="0.233506451762816" calcext:value-type="float">
            <text:p>0,233506451762816</text:p>
          </table:table-cell>
          <table:table-cell table:number-columns-repeated="1010"/>
        </table:table-row>
        <table:table-row table:style-name="ro1">
          <table:table-cell office:value-type="float" office:value="-114" calcext:value-type="float">
            <text:p>-114</text:p>
          </table:table-cell>
          <table:table-cell table:formula="of:=[lf.A117]*analyze_resolution" office:value-type="float" office:value="-17.1" calcext:value-type="float">
            <text:p>-17,1</text:p>
          </table:table-cell>
          <table:table-cell table:style-name="ce20" table:formula="of:=-RADIANS([lf.B117])" office:value-type="float" office:value="0.29845130209103" calcext:value-type="float">
            <text:p>0,29845130209103</text:p>
          </table:table-cell>
          <table:table-cell table:style-name="ce20" table:formula="of:=COS([lf.$B$6])*servo_saver_arm_length*COS([lf.C117])-SIN([lf.$B$6])*servo_saver_arm_length*SIN([lf.C117])+[lf.$B$24]" office:value-type="float" office:value="358.292688236773" calcext:value-type="float">
            <text:p>358,292688236773</text:p>
          </table:table-cell>
          <table:table-cell table:style-name="ce20" table:formula="of:=COS([lf.$B$6])*servo_saver_arm_length*SIN([lf.C117])+SIN([lf.$B$6])*servo_saver_arm_length*COS([lf.C117])+[lf.$C$24]" office:value-type="float" office:value="4.70464520371686" calcext:value-type="float">
            <text:p>4,70464520371686</text:p>
          </table:table-cell>
          <table:table-cell table:style-name="ce20" table:formula="of:=[$lf.D117]-[$lf.$B$14]" office:value-type="float" office:value="58.2926882367733" calcext:value-type="float">
            <text:p>58,2926882367733</text:p>
          </table:table-cell>
          <table:table-cell table:style-name="ce20" table:formula="of:=[lf.E117]-[$lf.$C$14]" office:value-type="float" office:value="-85.2953547962831" calcext:value-type="float">
            <text:p>-85,2953547962831</text:p>
          </table:table-cell>
          <table:table-cell table:style-name="ce11" table:formula="of:=SQRT([lf.F117]^2+[lf.G117]^2)" office:value-type="float" office:value="103.311834035088" calcext:value-type="float">
            <text:p>103,311834035088</text:p>
          </table:table-cell>
          <table:table-cell table:style-name="ce20" table:formula="of:=([lf.H117]^2-[lf.$B$42]^2+[lf.$B$43]^2)/(2*[lf.H117])" office:value-type="float" office:value="0.381065351860207" calcext:value-type="float">
            <text:p>0,381065351860207</text:p>
          </table:table-cell>
          <table:table-cell table:style-name="ce20" table:formula="of:=ACOS([lf.I117]/[lf.$B$43])" office:value-type="float" office:value="1.55174190620507" calcext:value-type="float">
            <text:p>1,55174190620507</text:p>
          </table:table-cell>
          <table:table-cell table:style-name="ce20" table:formula="of:=ASIN([lf.F117]/[lf.H117])" office:value-type="float" office:value="0.599512655901348" calcext:value-type="float">
            <text:p>0,599512655901348</text:p>
          </table:table-cell>
          <table:table-cell table:style-name="ce20" table:formula="of:=IF(0.5*PI()+[lf.$B$9]&gt;[lf.K117];1;-1)" office:value-type="float" office:value="1" calcext:value-type="float">
            <text:p>1</text:p>
          </table:table-cell>
          <table:table-cell table:style-name="ce17" table:formula="of:=0.5*PI()-([lf.J117]*[lf.L117]+[lf.K117])" office:value-type="float" office:value="-0.580458235311523" calcext:value-type="float">
            <text:p>-0,580458235311523</text:p>
          </table:table-cell>
          <table:table-cell table:style-name="ce17" table:formula="of:=-[lf.M117]-[lf.$B$8]" office:value-type="float" office:value="0.231392384912657" calcext:value-type="float">
            <text:p>0,231392384912657</text:p>
          </table:table-cell>
          <table:table-cell table:number-columns-repeated="1010"/>
        </table:table-row>
        <table:table-row table:style-name="ro1">
          <table:table-cell office:value-type="float" office:value="-113" calcext:value-type="float">
            <text:p>-113</text:p>
          </table:table-cell>
          <table:table-cell table:formula="of:=[lf.A118]*analyze_resolution" office:value-type="float" office:value="-16.95" calcext:value-type="float">
            <text:p>-16,95</text:p>
          </table:table-cell>
          <table:table-cell table:style-name="ce20" table:formula="of:=-RADIANS([lf.B118])" office:value-type="float" office:value="0.295833308213039" calcext:value-type="float">
            <text:p>0,295833308213039</text:p>
          </table:table-cell>
          <table:table-cell table:style-name="ce20" table:formula="of:=COS([lf.$B$6])*servo_saver_arm_length*COS([lf.C118])-SIN([lf.$B$6])*servo_saver_arm_length*SIN([lf.C118])+[lf.$B$24]" office:value-type="float" office:value="358.304952547859" calcext:value-type="float">
            <text:p>358,304952547859</text:p>
          </table:table-cell>
          <table:table-cell table:style-name="ce20" table:formula="of:=COS([lf.$B$6])*servo_saver_arm_length*SIN([lf.C118])+SIN([lf.$B$6])*servo_saver_arm_length*COS([lf.C118])+[lf.$C$24]" office:value-type="float" office:value="4.66459296271314" calcext:value-type="float">
            <text:p>4,66459296271314</text:p>
          </table:table-cell>
          <table:table-cell table:style-name="ce20" table:formula="of:=[$lf.D118]-[$lf.$B$14]" office:value-type="float" office:value="58.3049525478587" calcext:value-type="float">
            <text:p>58,3049525478587</text:p>
          </table:table-cell>
          <table:table-cell table:style-name="ce20" table:formula="of:=[lf.E118]-[$lf.$C$14]" office:value-type="float" office:value="-85.3354070372869" calcext:value-type="float">
            <text:p>-85,3354070372869</text:p>
          </table:table-cell>
          <table:table-cell table:style-name="ce11" table:formula="of:=SQRT([lf.F118]^2+[lf.G118]^2)" office:value-type="float" office:value="103.35182236336" calcext:value-type="float">
            <text:p>103,35182236336</text:p>
          </table:table-cell>
          <table:table-cell table:style-name="ce20" table:formula="of:=([lf.H118]^2-[lf.$B$42]^2+[lf.$B$43]^2)/(2*[lf.H118])" office:value-type="float" office:value="0.420898504353149" calcext:value-type="float">
            <text:p>0,420898504353149</text:p>
          </table:table-cell>
          <table:table-cell table:style-name="ce20" table:formula="of:=ACOS([lf.I118]/[lf.$B$43])" office:value-type="float" office:value="1.54974984784034" calcext:value-type="float">
            <text:p>1,54974984784034</text:p>
          </table:table-cell>
          <table:table-cell table:style-name="ce20" table:formula="of:=ASIN([lf.F118]/[lf.H118])" office:value-type="float" office:value="0.599391965842747" calcext:value-type="float">
            <text:p>0,599391965842747</text:p>
          </table:table-cell>
          <table:table-cell table:style-name="ce20" table:formula="of:=IF(0.5*PI()+[lf.$B$9]&gt;[lf.K118];1;-1)" office:value-type="float" office:value="1" calcext:value-type="float">
            <text:p>1</text:p>
          </table:table-cell>
          <table:table-cell table:style-name="ce17" table:formula="of:=0.5*PI()-([lf.J118]*[lf.L118]+[lf.K118])" office:value-type="float" office:value="-0.578345486888192" calcext:value-type="float">
            <text:p>-0,578345486888192</text:p>
          </table:table-cell>
          <table:table-cell table:style-name="ce17" table:formula="of:=-[lf.M118]-[lf.$B$8]" office:value-type="float" office:value="0.229279636489326" calcext:value-type="float">
            <text:p>0,229279636489326</text:p>
          </table:table-cell>
          <table:table-cell table:number-columns-repeated="1010"/>
        </table:table-row>
        <table:table-row table:style-name="ro1">
          <table:table-cell office:value-type="float" office:value="-112" calcext:value-type="float">
            <text:p>-112</text:p>
          </table:table-cell>
          <table:table-cell table:formula="of:=[lf.A119]*analyze_resolution" office:value-type="float" office:value="-16.8" calcext:value-type="float">
            <text:p>-16,8</text:p>
          </table:table-cell>
          <table:table-cell table:style-name="ce20" table:formula="of:=-RADIANS([lf.B119])" office:value-type="float" office:value="0.293215314335047" calcext:value-type="float">
            <text:p>0,293215314335047</text:p>
          </table:table-cell>
          <table:table-cell table:style-name="ce20" table:formula="of:=COS([lf.$B$6])*servo_saver_arm_length*COS([lf.C119])-SIN([lf.$B$6])*servo_saver_arm_length*SIN([lf.C119])+[lf.$B$24]" office:value-type="float" office:value="358.317111960513" calcext:value-type="float">
            <text:p>358,317111960513</text:p>
          </table:table-cell>
          <table:table-cell table:style-name="ce20" table:formula="of:=COS([lf.$B$6])*servo_saver_arm_length*SIN([lf.C119])+SIN([lf.$B$6])*servo_saver_arm_length*COS([lf.C119])+[lf.$C$24]" office:value-type="float" office:value="4.62450875111155" calcext:value-type="float">
            <text:p>4,62450875111155</text:p>
          </table:table-cell>
          <table:table-cell table:style-name="ce20" table:formula="of:=[$lf.D119]-[$lf.$B$14]" office:value-type="float" office:value="58.3171119605131" calcext:value-type="float">
            <text:p>58,3171119605131</text:p>
          </table:table-cell>
          <table:table-cell table:style-name="ce20" table:formula="of:=[lf.E119]-[$lf.$C$14]" office:value-type="float" office:value="-85.3754912488884" calcext:value-type="float">
            <text:p>-85,3754912488884</text:p>
          </table:table-cell>
          <table:table-cell table:style-name="ce11" table:formula="of:=SQRT([lf.F119]^2+[lf.G119]^2)" office:value-type="float" office:value="103.39177942856" calcext:value-type="float">
            <text:p>103,39177942856</text:p>
          </table:table-cell>
          <table:table-cell table:style-name="ce20" table:formula="of:=([lf.H119]^2-[lf.$B$42]^2+[lf.$B$43]^2)/(2*[lf.H119])" office:value-type="float" office:value="0.460685187027907" calcext:value-type="float">
            <text:p>0,460685187027907</text:p>
          </table:table-cell>
          <table:table-cell table:style-name="ce20" table:formula="of:=ACOS([lf.I119]/[lf.$B$43])" office:value-type="float" office:value="1.54776003004858" calcext:value-type="float">
            <text:p>1,54776003004858</text:p>
          </table:table-cell>
          <table:table-cell table:style-name="ce20" table:formula="of:=ASIN([lf.F119]/[lf.H119])" office:value-type="float" office:value="0.599270356951853" calcext:value-type="float">
            <text:p>0,599270356951853</text:p>
          </table:table-cell>
          <table:table-cell table:style-name="ce20" table:formula="of:=IF(0.5*PI()+[lf.$B$9]&gt;[lf.K119];1;-1)" office:value-type="float" office:value="1" calcext:value-type="float">
            <text:p>1</text:p>
          </table:table-cell>
          <table:table-cell table:style-name="ce17" table:formula="of:=0.5*PI()-([lf.J119]*[lf.L119]+[lf.K119])" office:value-type="float" office:value="-0.576234060205536" calcext:value-type="float">
            <text:p>-0,576234060205536</text:p>
          </table:table-cell>
          <table:table-cell table:style-name="ce17" table:formula="of:=-[lf.M119]-[lf.$B$8]" office:value-type="float" office:value="0.22716820980667" calcext:value-type="float">
            <text:p>0,22716820980667</text:p>
          </table:table-cell>
          <table:table-cell table:number-columns-repeated="1010"/>
        </table:table-row>
        <table:table-row table:style-name="ro1">
          <table:table-cell office:value-type="float" office:value="-111" calcext:value-type="float">
            <text:p>-111</text:p>
          </table:table-cell>
          <table:table-cell table:formula="of:=[lf.A120]*analyze_resolution" office:value-type="float" office:value="-16.65" calcext:value-type="float">
            <text:p>-16,65</text:p>
          </table:table-cell>
          <table:table-cell table:style-name="ce20" table:formula="of:=-RADIANS([lf.B120])" office:value-type="float" office:value="0.290597320457056" calcext:value-type="float">
            <text:p>0,290597320457056</text:p>
          </table:table-cell>
          <table:table-cell table:style-name="ce20" table:formula="of:=COS([lf.$B$6])*servo_saver_arm_length*COS([lf.C120])-SIN([lf.$B$6])*servo_saver_arm_length*SIN([lf.C120])+[lf.$B$24]" office:value-type="float" office:value="358.329166391397" calcext:value-type="float">
            <text:p>358,329166391397</text:p>
          </table:table-cell>
          <table:table-cell table:style-name="ce20" table:formula="of:=COS([lf.$B$6])*servo_saver_arm_length*SIN([lf.C120])+SIN([lf.$B$6])*servo_saver_arm_length*COS([lf.C120])+[lf.$C$24]" office:value-type="float" office:value="4.58439284364477" calcext:value-type="float">
            <text:p>4,58439284364477</text:p>
          </table:table-cell>
          <table:table-cell table:style-name="ce20" table:formula="of:=[$lf.D120]-[$lf.$B$14]" office:value-type="float" office:value="58.3291663913971" calcext:value-type="float">
            <text:p>58,3291663913971</text:p>
          </table:table-cell>
          <table:table-cell table:style-name="ce20" table:formula="of:=[lf.E120]-[$lf.$C$14]" office:value-type="float" office:value="-85.4156071563552" calcext:value-type="float">
            <text:p>-85,4156071563552</text:p>
          </table:table-cell>
          <table:table-cell table:style-name="ce11" table:formula="of:=SQRT([lf.F120]^2+[lf.G120]^2)" office:value-type="float" office:value="103.431704993218" calcext:value-type="float">
            <text:p>103,431704993218</text:p>
          </table:table-cell>
          <table:table-cell table:style-name="ce20" table:formula="of:=([lf.H120]^2-[lf.$B$42]^2+[lf.$B$43]^2)/(2*[lf.H120])" office:value-type="float" office:value="0.500425217263989" calcext:value-type="float">
            <text:p>0,500425217263989</text:p>
          </table:table-cell>
          <table:table-cell table:style-name="ce20" table:formula="of:=ACOS([lf.I120]/[lf.$B$43])" office:value-type="float" office:value="1.54577245437954" calcext:value-type="float">
            <text:p>1,54577245437954</text:p>
          </table:table-cell>
          <table:table-cell table:style-name="ce20" table:formula="of:=ASIN([lf.F120]/[lf.H120])" office:value-type="float" office:value="0.599147831014058" calcext:value-type="float">
            <text:p>0,599147831014058</text:p>
          </table:table-cell>
          <table:table-cell table:style-name="ce20" table:formula="of:=IF(0.5*PI()+[lf.$B$9]&gt;[lf.K120];1;-1)" office:value-type="float" office:value="1" calcext:value-type="float">
            <text:p>1</text:p>
          </table:table-cell>
          <table:table-cell table:style-name="ce17" table:formula="of:=0.5*PI()-([lf.J120]*[lf.L120]+[lf.K120])" office:value-type="float" office:value="-0.574123958598705" calcext:value-type="float">
            <text:p>-0,574123958598705</text:p>
          </table:table-cell>
          <table:table-cell table:style-name="ce17" table:formula="of:=-[lf.M120]-[lf.$B$8]" office:value-type="float" office:value="0.225058108199839" calcext:value-type="float">
            <text:p>0,225058108199839</text:p>
          </table:table-cell>
          <table:table-cell table:number-columns-repeated="1010"/>
        </table:table-row>
        <table:table-row table:style-name="ro1">
          <table:table-cell office:value-type="float" office:value="-110" calcext:value-type="float">
            <text:p>-110</text:p>
          </table:table-cell>
          <table:table-cell table:formula="of:=[lf.A121]*analyze_resolution" office:value-type="float" office:value="-16.5" calcext:value-type="float">
            <text:p>-16,5</text:p>
          </table:table-cell>
          <table:table-cell table:style-name="ce20" table:formula="of:=-RADIANS([lf.B121])" office:value-type="float" office:value="0.287979326579064" calcext:value-type="float">
            <text:p>0,287979326579064</text:p>
          </table:table-cell>
          <table:table-cell table:style-name="ce20" table:formula="of:=COS([lf.$B$6])*servo_saver_arm_length*COS([lf.C121])-SIN([lf.$B$6])*servo_saver_arm_length*SIN([lf.C121])+[lf.$B$24]" office:value-type="float" office:value="358.341115757891" calcext:value-type="float">
            <text:p>358,341115757891</text:p>
          </table:table-cell>
          <table:table-cell table:style-name="ce20" table:formula="of:=COS([lf.$B$6])*servo_saver_arm_length*SIN([lf.C121])+SIN([lf.$B$6])*servo_saver_arm_length*COS([lf.C121])+[lf.$C$24]" office:value-type="float" office:value="4.54424551526276" calcext:value-type="float">
            <text:p>4,54424551526276</text:p>
          </table:table-cell>
          <table:table-cell table:style-name="ce20" table:formula="of:=[$lf.D121]-[$lf.$B$14]" office:value-type="float" office:value="58.3411157578911" calcext:value-type="float">
            <text:p>58,3411157578911</text:p>
          </table:table-cell>
          <table:table-cell table:style-name="ce20" table:formula="of:=[lf.E121]-[$lf.$C$14]" office:value-type="float" office:value="-85.4557544847372" calcext:value-type="float">
            <text:p>-85,4557544847372</text:p>
          </table:table-cell>
          <table:table-cell table:style-name="ce11" table:formula="of:=SQRT([lf.F121]^2+[lf.G121]^2)" office:value-type="float" office:value="103.471598820311" calcext:value-type="float">
            <text:p>103,471598820311</text:p>
          </table:table-cell>
          <table:table-cell table:style-name="ce20" table:formula="of:=([lf.H121]^2-[lf.$B$42]^2+[lf.$B$43]^2)/(2*[lf.H121])" office:value-type="float" office:value="0.540118413110552" calcext:value-type="float">
            <text:p>0,540118413110552</text:p>
          </table:table-cell>
          <table:table-cell table:style-name="ce20" table:formula="of:=ACOS([lf.I121]/[lf.$B$43])" office:value-type="float" office:value="1.543787122403" calcext:value-type="float">
            <text:p>1,543787122403</text:p>
          </table:table-cell>
          <table:table-cell table:style-name="ce20" table:formula="of:=ASIN([lf.F121]/[lf.H121])" office:value-type="float" office:value="0.599024389816046" calcext:value-type="float">
            <text:p>0,599024389816046</text:p>
          </table:table-cell>
          <table:table-cell table:style-name="ce20" table:formula="of:=IF(0.5*PI()+[lf.$B$9]&gt;[lf.K121];1;-1)" office:value-type="float" office:value="1" calcext:value-type="float">
            <text:p>1</text:p>
          </table:table-cell>
          <table:table-cell table:style-name="ce17" table:formula="of:=0.5*PI()-([lf.J121]*[lf.L121]+[lf.K121])" office:value-type="float" office:value="-0.57201518542415" calcext:value-type="float">
            <text:p>-0,57201518542415</text:p>
          </table:table-cell>
          <table:table-cell table:style-name="ce17" table:formula="of:=-[lf.M121]-[lf.$B$8]" office:value-type="float" office:value="0.222949335025284" calcext:value-type="float">
            <text:p>0,222949335025284</text:p>
          </table:table-cell>
          <table:table-cell table:number-columns-repeated="1010"/>
        </table:table-row>
        <table:table-row table:style-name="ro1">
          <table:table-cell office:value-type="float" office:value="-109" calcext:value-type="float">
            <text:p>-109</text:p>
          </table:table-cell>
          <table:table-cell table:formula="of:=[lf.A122]*analyze_resolution" office:value-type="float" office:value="-16.35" calcext:value-type="float">
            <text:p>-16,35</text:p>
          </table:table-cell>
          <table:table-cell table:style-name="ce20" table:formula="of:=-RADIANS([lf.B122])" office:value-type="float" office:value="0.285361332701073" calcext:value-type="float">
            <text:p>0,285361332701073</text:p>
          </table:table-cell>
          <table:table-cell table:style-name="ce20" table:formula="of:=COS([lf.$B$6])*servo_saver_arm_length*COS([lf.C122])-SIN([lf.$B$6])*servo_saver_arm_length*SIN([lf.C122])+[lf.$B$24]" office:value-type="float" office:value="358.352959978095" calcext:value-type="float">
            <text:p>358,352959978095</text:p>
          </table:table-cell>
          <table:table-cell table:style-name="ce20" table:formula="of:=COS([lf.$B$6])*servo_saver_arm_length*SIN([lf.C122])+SIN([lf.$B$6])*servo_saver_arm_length*COS([lf.C122])+[lf.$C$24]" office:value-type="float" office:value="4.50406704113081" calcext:value-type="float">
            <text:p>4,50406704113081</text:p>
          </table:table-cell>
          <table:table-cell table:style-name="ce20" table:formula="of:=[$lf.D122]-[$lf.$B$14]" office:value-type="float" office:value="58.3529599780954" calcext:value-type="float">
            <text:p>58,3529599780954</text:p>
          </table:table-cell>
          <table:table-cell table:style-name="ce20" table:formula="of:=[lf.E122]-[$lf.$C$14]" office:value-type="float" office:value="-85.4959329588692" calcext:value-type="float">
            <text:p>-85,4959329588692</text:p>
          </table:table-cell>
          <table:table-cell table:style-name="ce11" table:formula="of:=SQRT([lf.F122]^2+[lf.G122]^2)" office:value-type="float" office:value="103.511460673264" calcext:value-type="float">
            <text:p>103,511460673264</text:p>
          </table:table-cell>
          <table:table-cell table:style-name="ce20" table:formula="of:=([lf.H122]^2-[lf.$B$42]^2+[lf.$B$43]^2)/(2*[lf.H122])" office:value-type="float" office:value="0.579764593284285" calcext:value-type="float">
            <text:p>0,579764593284285</text:p>
          </table:table-cell>
          <table:table-cell table:style-name="ce20" table:formula="of:=ACOS([lf.I122]/[lf.$B$43])" office:value-type="float" office:value="1.54180403570878" calcext:value-type="float">
            <text:p>1,54180403570878</text:p>
          </table:table-cell>
          <table:table-cell table:style-name="ce20" table:formula="of:=ASIN([lf.F122]/[lf.H122])" office:value-type="float" office:value="0.598900035145767" calcext:value-type="float">
            <text:p>0,598900035145767</text:p>
          </table:table-cell>
          <table:table-cell table:style-name="ce20" table:formula="of:=IF(0.5*PI()+[lf.$B$9]&gt;[lf.K122];1;-1)" office:value-type="float" office:value="1" calcext:value-type="float">
            <text:p>1</text:p>
          </table:table-cell>
          <table:table-cell table:style-name="ce17" table:formula="of:=0.5*PI()-([lf.J122]*[lf.L122]+[lf.K122])" office:value-type="float" office:value="-0.569907744059652" calcext:value-type="float">
            <text:p>-0,569907744059652</text:p>
          </table:table-cell>
          <table:table-cell table:style-name="ce17" table:formula="of:=-[lf.M122]-[lf.$B$8]" office:value-type="float" office:value="0.220841893660786" calcext:value-type="float">
            <text:p>0,220841893660786</text:p>
          </table:table-cell>
          <table:table-cell table:number-columns-repeated="1010"/>
        </table:table-row>
        <table:table-row table:style-name="ro1">
          <table:table-cell office:value-type="float" office:value="-108" calcext:value-type="float">
            <text:p>-108</text:p>
          </table:table-cell>
          <table:table-cell table:formula="of:=[lf.A123]*analyze_resolution" office:value-type="float" office:value="-16.2" calcext:value-type="float">
            <text:p>-16,2</text:p>
          </table:table-cell>
          <table:table-cell table:style-name="ce20" table:formula="of:=-RADIANS([lf.B123])" office:value-type="float" office:value="0.282743338823081" calcext:value-type="float">
            <text:p>0,282743338823081</text:p>
          </table:table-cell>
          <table:table-cell table:style-name="ce20" table:formula="of:=COS([lf.$B$6])*servo_saver_arm_length*COS([lf.C123])-SIN([lf.$B$6])*servo_saver_arm_length*SIN([lf.C123])+[lf.$B$24]" office:value-type="float" office:value="358.364698970831" calcext:value-type="float">
            <text:p>358,364698970831</text:p>
          </table:table-cell>
          <table:table-cell table:style-name="ce20" table:formula="of:=COS([lf.$B$6])*servo_saver_arm_length*SIN([lf.C123])+SIN([lf.$B$6])*servo_saver_arm_length*COS([lf.C123])+[lf.$C$24]" office:value-type="float" office:value="4.46385769662767" calcext:value-type="float">
            <text:p>4,46385769662767</text:p>
          </table:table-cell>
          <table:table-cell table:style-name="ce20" table:formula="of:=[$lf.D123]-[$lf.$B$14]" office:value-type="float" office:value="58.3646989708311" calcext:value-type="float">
            <text:p>58,3646989708311</text:p>
          </table:table-cell>
          <table:table-cell table:style-name="ce20" table:formula="of:=[lf.E123]-[$lf.$C$14]" office:value-type="float" office:value="-85.5361423033723" calcext:value-type="float">
            <text:p>-85,5361423033723</text:p>
          </table:table-cell>
          <table:table-cell table:style-name="ce11" table:formula="of:=SQRT([lf.F123]^2+[lf.G123]^2)" office:value-type="float" office:value="103.551290315952" calcext:value-type="float">
            <text:p>103,551290315952</text:p>
          </table:table-cell>
          <table:table-cell table:style-name="ce20" table:formula="of:=([lf.H123]^2-[lf.$B$42]^2+[lf.$B$43]^2)/(2*[lf.H123])" office:value-type="float" office:value="0.619363577167681" calcext:value-type="float">
            <text:p>0,619363577167681</text:p>
          </table:table-cell>
          <table:table-cell table:style-name="ce20" table:formula="of:=ACOS([lf.I123]/[lf.$B$43])" office:value-type="float" office:value="1.53982319590681" calcext:value-type="float">
            <text:p>1,53982319590681</text:p>
          </table:table-cell>
          <table:table-cell table:style-name="ce20" table:formula="of:=ASIN([lf.F123]/[lf.H123])" office:value-type="float" office:value="0.598774768792418" calcext:value-type="float">
            <text:p>0,598774768792418</text:p>
          </table:table-cell>
          <table:table-cell table:style-name="ce20" table:formula="of:=IF(0.5*PI()+[lf.$B$9]&gt;[lf.K123];1;-1)" office:value-type="float" office:value="1" calcext:value-type="float">
            <text:p>1</text:p>
          </table:table-cell>
          <table:table-cell table:style-name="ce17" table:formula="of:=0.5*PI()-([lf.J123]*[lf.L123]+[lf.K123])" office:value-type="float" office:value="-0.567801637904327" calcext:value-type="float">
            <text:p>-0,567801637904327</text:p>
          </table:table-cell>
          <table:table-cell table:style-name="ce17" table:formula="of:=-[lf.M123]-[lf.$B$8]" office:value-type="float" office:value="0.218735787505461" calcext:value-type="float">
            <text:p>0,218735787505461</text:p>
          </table:table-cell>
          <table:table-cell table:number-columns-repeated="1010"/>
        </table:table-row>
        <table:table-row table:style-name="ro1">
          <table:table-cell office:value-type="float" office:value="-107" calcext:value-type="float">
            <text:p>-107</text:p>
          </table:table-cell>
          <table:table-cell table:formula="of:=[lf.A124]*analyze_resolution" office:value-type="float" office:value="-16.05" calcext:value-type="float">
            <text:p>-16,05</text:p>
          </table:table-cell>
          <table:table-cell table:style-name="ce20" table:formula="of:=-RADIANS([lf.B124])" office:value-type="float" office:value="0.28012534494509" calcext:value-type="float">
            <text:p>0,28012534494509</text:p>
          </table:table-cell>
          <table:table-cell table:style-name="ce20" table:formula="of:=COS([lf.$B$6])*servo_saver_arm_length*COS([lf.C124])-SIN([lf.$B$6])*servo_saver_arm_length*SIN([lf.C124])+[lf.$B$24]" office:value-type="float" office:value="358.37633265564" calcext:value-type="float">
            <text:p>358,37633265564</text:p>
          </table:table-cell>
          <table:table-cell table:style-name="ce20" table:formula="of:=COS([lf.$B$6])*servo_saver_arm_length*SIN([lf.C124])+SIN([lf.$B$6])*servo_saver_arm_length*COS([lf.C124])+[lf.$C$24]" office:value-type="float" office:value="4.42361775734369" calcext:value-type="float">
            <text:p>4,42361775734369</text:p>
          </table:table-cell>
          <table:table-cell table:style-name="ce20" table:formula="of:=[$lf.D124]-[$lf.$B$14]" office:value-type="float" office:value="58.3763326556404" calcext:value-type="float">
            <text:p>58,3763326556404</text:p>
          </table:table-cell>
          <table:table-cell table:style-name="ce20" table:formula="of:=[lf.E124]-[$lf.$C$14]" office:value-type="float" office:value="-85.5763822426563" calcext:value-type="float">
            <text:p>-85,5763822426563</text:p>
          </table:table-cell>
          <table:table-cell table:style-name="ce11" table:formula="of:=SQRT([lf.F124]^2+[lf.G124]^2)" office:value-type="float" office:value="103.591087512697" calcext:value-type="float">
            <text:p>103,591087512697</text:p>
          </table:table-cell>
          <table:table-cell table:style-name="ce20" table:formula="of:=([lf.H124]^2-[lf.$B$42]^2+[lf.$B$43]^2)/(2*[lf.H124])" office:value-type="float" office:value="0.658915184806863" calcext:value-type="float">
            <text:p>0,658915184806863</text:p>
          </table:table-cell>
          <table:table-cell table:style-name="ce20" table:formula="of:=ACOS([lf.I124]/[lf.$B$43])" office:value-type="float" office:value="1.53784460462714" calcext:value-type="float">
            <text:p>1,53784460462714</text:p>
          </table:table-cell>
          <table:table-cell table:style-name="ce20" table:formula="of:=ASIN([lf.F124]/[lf.H124])" office:value-type="float" office:value="0.598648592546418" calcext:value-type="float">
            <text:p>0,598648592546418</text:p>
          </table:table-cell>
          <table:table-cell table:style-name="ce20" table:formula="of:=IF(0.5*PI()+[lf.$B$9]&gt;[lf.K124];1;-1)" office:value-type="float" office:value="1" calcext:value-type="float">
            <text:p>1</text:p>
          </table:table-cell>
          <table:table-cell table:style-name="ce17" table:formula="of:=0.5*PI()-([lf.J124]*[lf.L124]+[lf.K124])" office:value-type="float" office:value="-0.565696870378657" calcext:value-type="float">
            <text:p>-0,565696870378657</text:p>
          </table:table-cell>
          <table:table-cell table:style-name="ce17" table:formula="of:=-[lf.M124]-[lf.$B$8]" office:value-type="float" office:value="0.216631019979791" calcext:value-type="float">
            <text:p>0,216631019979791</text:p>
          </table:table-cell>
          <table:table-cell table:number-columns-repeated="1010"/>
        </table:table-row>
        <table:table-row table:style-name="ro1">
          <table:table-cell office:value-type="float" office:value="-106" calcext:value-type="float">
            <text:p>-106</text:p>
          </table:table-cell>
          <table:table-cell table:formula="of:=[lf.A125]*analyze_resolution" office:value-type="float" office:value="-15.9" calcext:value-type="float">
            <text:p>-15,9</text:p>
          </table:table-cell>
          <table:table-cell table:style-name="ce20" table:formula="of:=-RADIANS([lf.B125])" office:value-type="float" office:value="0.277507351067098" calcext:value-type="float">
            <text:p>0,277507351067098</text:p>
          </table:table-cell>
          <table:table-cell table:style-name="ce20" table:formula="of:=COS([lf.$B$6])*servo_saver_arm_length*COS([lf.C125])-SIN([lf.$B$6])*servo_saver_arm_length*SIN([lf.C125])+[lf.$B$24]" office:value-type="float" office:value="358.387860952787" calcext:value-type="float">
            <text:p>358,387860952787</text:p>
          </table:table-cell>
          <table:table-cell table:style-name="ce20" table:formula="of:=COS([lf.$B$6])*servo_saver_arm_length*SIN([lf.C125])+SIN([lf.$B$6])*servo_saver_arm_length*COS([lf.C125])+[lf.$C$24]" office:value-type="float" office:value="4.38334749907892" calcext:value-type="float">
            <text:p>4,38334749907892</text:p>
          </table:table-cell>
          <table:table-cell table:style-name="ce20" table:formula="of:=[$lf.D125]-[$lf.$B$14]" office:value-type="float" office:value="58.3878609527874" calcext:value-type="float">
            <text:p>58,3878609527874</text:p>
          </table:table-cell>
          <table:table-cell table:style-name="ce20" table:formula="of:=[lf.E125]-[$lf.$C$14]" office:value-type="float" office:value="-85.6166525009211" calcext:value-type="float">
            <text:p>-85,6166525009211</text:p>
          </table:table-cell>
          <table:table-cell table:style-name="ce11" table:formula="of:=SQRT([lf.F125]^2+[lf.G125]^2)" office:value-type="float" office:value="103.630852028272" calcext:value-type="float">
            <text:p>103,630852028272</text:p>
          </table:table-cell>
          <table:table-cell table:style-name="ce20" table:formula="of:=([lf.H125]^2-[lf.$B$42]^2+[lf.$B$43]^2)/(2*[lf.H125])" office:value-type="float" office:value="0.698419236910039" calcext:value-type="float">
            <text:p>0,698419236910039</text:p>
          </table:table-cell>
          <table:table-cell table:style-name="ce20" table:formula="of:=ACOS([lf.I125]/[lf.$B$43])" office:value-type="float" office:value="1.53586826352" calcext:value-type="float">
            <text:p>1,53586826352</text:p>
          </table:table-cell>
          <table:table-cell table:style-name="ce20" table:formula="of:=ASIN([lf.F125]/[lf.H125])" office:value-type="float" office:value="0.598521508199387" calcext:value-type="float">
            <text:p>0,598521508199387</text:p>
          </table:table-cell>
          <table:table-cell table:style-name="ce20" table:formula="of:=IF(0.5*PI()+[lf.$B$9]&gt;[lf.K125];1;-1)" office:value-type="float" office:value="1" calcext:value-type="float">
            <text:p>1</text:p>
          </table:table-cell>
          <table:table-cell table:style-name="ce17" table:formula="of:=0.5*PI()-([lf.J125]*[lf.L125]+[lf.K125])" office:value-type="float" office:value="-0.563593444924488" calcext:value-type="float">
            <text:p>-0,563593444924488</text:p>
          </table:table-cell>
          <table:table-cell table:style-name="ce17" table:formula="of:=-[lf.M125]-[lf.$B$8]" office:value-type="float" office:value="0.214527594525622" calcext:value-type="float">
            <text:p>0,214527594525622</text:p>
          </table:table-cell>
          <table:table-cell table:number-columns-repeated="1010"/>
        </table:table-row>
        <table:table-row table:style-name="ro1">
          <table:table-cell office:value-type="float" office:value="-105" calcext:value-type="float">
            <text:p>-105</text:p>
          </table:table-cell>
          <table:table-cell table:formula="of:=[lf.A126]*analyze_resolution" office:value-type="float" office:value="-15.75" calcext:value-type="float">
            <text:p>-15,75</text:p>
          </table:table-cell>
          <table:table-cell table:style-name="ce20" table:formula="of:=-RADIANS([lf.B126])" office:value-type="float" office:value="0.274889357189107" calcext:value-type="float">
            <text:p>0,274889357189107</text:p>
          </table:table-cell>
          <table:table-cell table:style-name="ce20" table:formula="of:=COS([lf.$B$6])*servo_saver_arm_length*COS([lf.C126])-SIN([lf.$B$6])*servo_saver_arm_length*SIN([lf.C126])+[lf.$B$24]" office:value-type="float" office:value="358.399283783258" calcext:value-type="float">
            <text:p>358,399283783258</text:p>
          </table:table-cell>
          <table:table-cell table:style-name="ce20" table:formula="of:=COS([lf.$B$6])*servo_saver_arm_length*SIN([lf.C126])+SIN([lf.$B$6])*servo_saver_arm_length*COS([lf.C126])+[lf.$C$24]" office:value-type="float" office:value="4.34304719784119" calcext:value-type="float">
            <text:p>4,34304719784119</text:p>
          </table:table-cell>
          <table:table-cell table:style-name="ce20" table:formula="of:=[$lf.D126]-[$lf.$B$14]" office:value-type="float" office:value="58.3992837832583" calcext:value-type="float">
            <text:p>58,3992837832583</text:p>
          </table:table-cell>
          <table:table-cell table:style-name="ce20" table:formula="of:=[lf.E126]-[$lf.$C$14]" office:value-type="float" office:value="-85.6569528021588" calcext:value-type="float">
            <text:p>-85,6569528021588</text:p>
          </table:table-cell>
          <table:table-cell table:style-name="ce11" table:formula="of:=SQRT([lf.F126]^2+[lf.G126]^2)" office:value-type="float" office:value="103.670583627897" calcext:value-type="float">
            <text:p>103,670583627897</text:p>
          </table:table-cell>
          <table:table-cell table:style-name="ce20" table:formula="of:=([lf.H126]^2-[lf.$B$42]^2+[lf.$B$43]^2)/(2*[lf.H126])" office:value-type="float" office:value="0.737875554845302" calcext:value-type="float">
            <text:p>0,737875554845302</text:p>
          </table:table-cell>
          <table:table-cell table:style-name="ce20" table:formula="of:=ACOS([lf.I126]/[lf.$B$43])" office:value-type="float" office:value="1.53389417425583" calcext:value-type="float">
            <text:p>1,53389417425583</text:p>
          </table:table-cell>
          <table:table-cell table:style-name="ce20" table:formula="of:=ASIN([lf.F126]/[lf.H126])" office:value-type="float" office:value="0.598393517544125" calcext:value-type="float">
            <text:p>0,598393517544125</text:p>
          </table:table-cell>
          <table:table-cell table:style-name="ce20" table:formula="of:=IF(0.5*PI()+[lf.$B$9]&gt;[lf.K126];1;-1)" office:value-type="float" office:value="1" calcext:value-type="float">
            <text:p>1</text:p>
          </table:table-cell>
          <table:table-cell table:style-name="ce17" table:formula="of:=0.5*PI()-([lf.J126]*[lf.L126]+[lf.K126])" office:value-type="float" office:value="-0.561491365005062" calcext:value-type="float">
            <text:p>-0,561491365005062</text:p>
          </table:table-cell>
          <table:table-cell table:style-name="ce17" table:formula="of:=-[lf.M126]-[lf.$B$8]" office:value-type="float" office:value="0.212425514606196" calcext:value-type="float">
            <text:p>0,212425514606196</text:p>
          </table:table-cell>
          <table:table-cell table:number-columns-repeated="1010"/>
        </table:table-row>
        <table:table-row table:style-name="ro1">
          <table:table-cell office:value-type="float" office:value="-104" calcext:value-type="float">
            <text:p>-104</text:p>
          </table:table-cell>
          <table:table-cell table:formula="of:=[lf.A127]*analyze_resolution" office:value-type="float" office:value="-15.6" calcext:value-type="float">
            <text:p>-15,6</text:p>
          </table:table-cell>
          <table:table-cell table:style-name="ce20" table:formula="of:=-RADIANS([lf.B127])" office:value-type="float" office:value="0.272271363311115" calcext:value-type="float">
            <text:p>0,272271363311115</text:p>
          </table:table-cell>
          <table:table-cell table:style-name="ce20" table:formula="of:=COS([lf.$B$6])*servo_saver_arm_length*COS([lf.C127])-SIN([lf.$B$6])*servo_saver_arm_length*SIN([lf.C127])+[lf.$B$24]" office:value-type="float" office:value="358.410601068763" calcext:value-type="float">
            <text:p>358,410601068763</text:p>
          </table:table-cell>
          <table:table-cell table:style-name="ce20" table:formula="of:=COS([lf.$B$6])*servo_saver_arm_length*SIN([lf.C127])+SIN([lf.$B$6])*servo_saver_arm_length*COS([lf.C127])+[lf.$C$24]" office:value-type="float" office:value="4.30271712984425" calcext:value-type="float">
            <text:p>4,30271712984425</text:p>
          </table:table-cell>
          <table:table-cell table:style-name="ce20" table:formula="of:=[$lf.D127]-[$lf.$B$14]" office:value-type="float" office:value="58.4106010687625" calcext:value-type="float">
            <text:p>58,4106010687625</text:p>
          </table:table-cell>
          <table:table-cell table:style-name="ce20" table:formula="of:=[lf.E127]-[$lf.$C$14]" office:value-type="float" office:value="-85.6972828701558" calcext:value-type="float">
            <text:p>-85,6972828701558</text:p>
          </table:table-cell>
          <table:table-cell table:style-name="ce11" table:formula="of:=SQRT([lf.F127]^2+[lf.G127]^2)" office:value-type="float" office:value="103.710282077244" calcext:value-type="float">
            <text:p>103,710282077244</text:p>
          </table:table-cell>
          <table:table-cell table:style-name="ce20" table:formula="of:=([lf.H127]^2-[lf.$B$42]^2+[lf.$B$43]^2)/(2*[lf.H127])" office:value-type="float" office:value="0.777283960638861" calcext:value-type="float">
            <text:p>0,777283960638861</text:p>
          </table:table-cell>
          <table:table-cell table:style-name="ce20" table:formula="of:=ACOS([lf.I127]/[lf.$B$43])" office:value-type="float" office:value="1.53192233852534" calcext:value-type="float">
            <text:p>1,53192233852534</text:p>
          </table:table-cell>
          <table:table-cell table:style-name="ce20" table:formula="of:=ASIN([lf.F127]/[lf.H127])" office:value-type="float" office:value="0.598264622374588" calcext:value-type="float">
            <text:p>0,598264622374588</text:p>
          </table:table-cell>
          <table:table-cell table:style-name="ce20" table:formula="of:=IF(0.5*PI()+[lf.$B$9]&gt;[lf.K127];1;-1)" office:value-type="float" office:value="1" calcext:value-type="float">
            <text:p>1</text:p>
          </table:table-cell>
          <table:table-cell table:style-name="ce17" table:formula="of:=0.5*PI()-([lf.J127]*[lf.L127]+[lf.K127])" office:value-type="float" office:value="-0.559390634105033" calcext:value-type="float">
            <text:p>-0,559390634105033</text:p>
          </table:table-cell>
          <table:table-cell table:style-name="ce17" table:formula="of:=-[lf.M127]-[lf.$B$8]" office:value-type="float" office:value="0.210324783706168" calcext:value-type="float">
            <text:p>0,210324783706168</text:p>
          </table:table-cell>
          <table:table-cell table:number-columns-repeated="1010"/>
        </table:table-row>
        <table:table-row table:style-name="ro1">
          <table:table-cell office:value-type="float" office:value="-103" calcext:value-type="float">
            <text:p>-103</text:p>
          </table:table-cell>
          <table:table-cell table:formula="of:=[lf.A128]*analyze_resolution" office:value-type="float" office:value="-15.45" calcext:value-type="float">
            <text:p>-15,45</text:p>
          </table:table-cell>
          <table:table-cell table:style-name="ce20" table:formula="of:=-RADIANS([lf.B128])" office:value-type="float" office:value="0.269653369433124" calcext:value-type="float">
            <text:p>0,269653369433124</text:p>
          </table:table-cell>
          <table:table-cell table:style-name="ce20" table:formula="of:=COS([lf.$B$6])*servo_saver_arm_length*COS([lf.C128])-SIN([lf.$B$6])*servo_saver_arm_length*SIN([lf.C128])+[lf.$B$24]" office:value-type="float" office:value="358.421812731732" calcext:value-type="float">
            <text:p>358,421812731732</text:p>
          </table:table-cell>
          <table:table-cell table:style-name="ce20" table:formula="of:=COS([lf.$B$6])*servo_saver_arm_length*SIN([lf.C128])+SIN([lf.$B$6])*servo_saver_arm_length*COS([lf.C128])+[lf.$C$24]" office:value-type="float" office:value="4.26235757150588" calcext:value-type="float">
            <text:p>4,26235757150588</text:p>
          </table:table-cell>
          <table:table-cell table:style-name="ce20" table:formula="of:=[$lf.D128]-[$lf.$B$14]" office:value-type="float" office:value="58.4218127317325" calcext:value-type="float">
            <text:p>58,4218127317325</text:p>
          </table:table-cell>
          <table:table-cell table:style-name="ce20" table:formula="of:=[lf.E128]-[$lf.$C$14]" office:value-type="float" office:value="-85.7376424284941" calcext:value-type="float">
            <text:p>-85,7376424284941</text:p>
          </table:table-cell>
          <table:table-cell table:style-name="ce11" table:formula="of:=SQRT([lf.F128]^2+[lf.G128]^2)" office:value-type="float" office:value="103.749947142434" calcext:value-type="float">
            <text:p>103,749947142434</text:p>
          </table:table-cell>
          <table:table-cell table:style-name="ce20" table:formula="of:=([lf.H128]^2-[lf.$B$42]^2+[lf.$B$43]^2)/(2*[lf.H128])" office:value-type="float" office:value="0.816644276973153" calcext:value-type="float">
            <text:p>0,816644276973153</text:p>
          </table:table-cell>
          <table:table-cell table:style-name="ce20" table:formula="of:=ACOS([lf.I128]/[lf.$B$43])" office:value-type="float" office:value="1.52995275803951" calcext:value-type="float">
            <text:p>1,52995275803951</text:p>
          </table:table-cell>
          <table:table-cell table:style-name="ce20" table:formula="of:=ASIN([lf.F128]/[lf.H128])" office:value-type="float" office:value="0.598134824485871" calcext:value-type="float">
            <text:p>0,598134824485871</text:p>
          </table:table-cell>
          <table:table-cell table:style-name="ce20" table:formula="of:=IF(0.5*PI()+[lf.$B$9]&gt;[lf.K128];1;-1)" office:value-type="float" office:value="1" calcext:value-type="float">
            <text:p>1</text:p>
          </table:table-cell>
          <table:table-cell table:style-name="ce17" table:formula="of:=0.5*PI()-([lf.J128]*[lf.L128]+[lf.K128])" office:value-type="float" office:value="-0.557291255730481" calcext:value-type="float">
            <text:p>-0,557291255730481</text:p>
          </table:table-cell>
          <table:table-cell table:style-name="ce17" table:formula="of:=-[lf.M128]-[lf.$B$8]" office:value-type="float" office:value="0.208225405331616" calcext:value-type="float">
            <text:p>0,208225405331616</text:p>
          </table:table-cell>
          <table:table-cell table:number-columns-repeated="1010"/>
        </table:table-row>
        <table:table-row table:style-name="ro1">
          <table:table-cell office:value-type="float" office:value="-102" calcext:value-type="float">
            <text:p>-102</text:p>
          </table:table-cell>
          <table:table-cell table:formula="of:=[lf.A129]*analyze_resolution" office:value-type="float" office:value="-15.3" calcext:value-type="float">
            <text:p>-15,3</text:p>
          </table:table-cell>
          <table:table-cell table:style-name="ce20" table:formula="of:=-RADIANS([lf.B129])" office:value-type="float" office:value="0.267035375555132" calcext:value-type="float">
            <text:p>0,267035375555132</text:p>
          </table:table-cell>
          <table:table-cell table:style-name="ce20" table:formula="of:=COS([lf.$B$6])*servo_saver_arm_length*COS([lf.C129])-SIN([lf.$B$6])*servo_saver_arm_length*SIN([lf.C129])+[lf.$B$24]" office:value-type="float" office:value="358.432918695325" calcext:value-type="float">
            <text:p>358,432918695325</text:p>
          </table:table-cell>
          <table:table-cell table:style-name="ce20" table:formula="of:=COS([lf.$B$6])*servo_saver_arm_length*SIN([lf.C129])+SIN([lf.$B$6])*servo_saver_arm_length*COS([lf.C129])+[lf.$C$24]" office:value-type="float" office:value="4.22196879944597" calcext:value-type="float">
            <text:p>4,22196879944597</text:p>
          </table:table-cell>
          <table:table-cell table:style-name="ce20" table:formula="of:=[$lf.D129]-[$lf.$B$14]" office:value-type="float" office:value="58.4329186953248" calcext:value-type="float">
            <text:p>58,4329186953248</text:p>
          </table:table-cell>
          <table:table-cell table:style-name="ce20" table:formula="of:=[lf.E129]-[$lf.$C$14]" office:value-type="float" office:value="-85.778031200554" calcext:value-type="float">
            <text:p>-85,778031200554</text:p>
          </table:table-cell>
          <table:table-cell table:style-name="ce11" table:formula="of:=SQRT([lf.F129]^2+[lf.G129]^2)" office:value-type="float" office:value="103.789578590038" calcext:value-type="float">
            <text:p>103,789578590038</text:p>
          </table:table-cell>
          <table:table-cell table:style-name="ce20" table:formula="of:=([lf.H129]^2-[lf.$B$42]^2+[lf.$B$43]^2)/(2*[lf.H129])" office:value-type="float" office:value="0.855956327184908" calcext:value-type="float">
            <text:p>0,855956327184908</text:p>
          </table:table-cell>
          <table:table-cell table:style-name="ce20" table:formula="of:=ACOS([lf.I129]/[lf.$B$43])" office:value-type="float" office:value="1.52798543452965" calcext:value-type="float">
            <text:p>1,52798543452965</text:p>
          </table:table-cell>
          <table:table-cell table:style-name="ce20" table:formula="of:=ASIN([lf.F129]/[lf.H129])" office:value-type="float" office:value="0.598004125674178" calcext:value-type="float">
            <text:p>0,598004125674178</text:p>
          </table:table-cell>
          <table:table-cell table:style-name="ce20" table:formula="of:=IF(0.5*PI()+[lf.$B$9]&gt;[lf.K129];1;-1)" office:value-type="float" office:value="1" calcext:value-type="float">
            <text:p>1</text:p>
          </table:table-cell>
          <table:table-cell table:style-name="ce17" table:formula="of:=0.5*PI()-([lf.J129]*[lf.L129]+[lf.K129])" office:value-type="float" office:value="-0.555193233408932" calcext:value-type="float">
            <text:p>-0,555193233408932</text:p>
          </table:table-cell>
          <table:table-cell table:style-name="ce17" table:formula="of:=-[lf.M129]-[lf.$B$8]" office:value-type="float" office:value="0.206127383010066" calcext:value-type="float">
            <text:p>0,206127383010066</text:p>
          </table:table-cell>
          <table:table-cell table:number-columns-repeated="1010"/>
        </table:table-row>
        <table:table-row table:style-name="ro1">
          <table:table-cell office:value-type="float" office:value="-101" calcext:value-type="float">
            <text:p>-101</text:p>
          </table:table-cell>
          <table:table-cell table:formula="of:=[lf.A130]*analyze_resolution" office:value-type="float" office:value="-15.15" calcext:value-type="float">
            <text:p>-15,15</text:p>
          </table:table-cell>
          <table:table-cell table:style-name="ce20" table:formula="of:=-RADIANS([lf.B130])" office:value-type="float" office:value="0.264417381677141" calcext:value-type="float">
            <text:p>0,264417381677141</text:p>
          </table:table-cell>
          <table:table-cell table:style-name="ce20" table:formula="of:=COS([lf.$B$6])*servo_saver_arm_length*COS([lf.C130])-SIN([lf.$B$6])*servo_saver_arm_length*SIN([lf.C130])+[lf.$B$24]" office:value-type="float" office:value="358.44391888342" calcext:value-type="float">
            <text:p>358,44391888342</text:p>
          </table:table-cell>
          <table:table-cell table:style-name="ce20" table:formula="of:=COS([lf.$B$6])*servo_saver_arm_length*SIN([lf.C130])+SIN([lf.$B$6])*servo_saver_arm_length*COS([lf.C130])+[lf.$C$24]" office:value-type="float" office:value="4.18155109048463" calcext:value-type="float">
            <text:p>4,18155109048463</text:p>
          </table:table-cell>
          <table:table-cell table:style-name="ce20" table:formula="of:=[$lf.D130]-[$lf.$B$14]" office:value-type="float" office:value="58.4439188834203" calcext:value-type="float">
            <text:p>58,4439188834203</text:p>
          </table:table-cell>
          <table:table-cell table:style-name="ce20" table:formula="of:=[lf.E130]-[$lf.$C$14]" office:value-type="float" office:value="-85.8184489095154" calcext:value-type="float">
            <text:p>-85,8184489095154</text:p>
          </table:table-cell>
          <table:table-cell table:style-name="ce11" table:formula="of:=SQRT([lf.F130]^2+[lf.G130]^2)" office:value-type="float" office:value="103.829176187076" calcext:value-type="float">
            <text:p>103,829176187076</text:p>
          </table:table-cell>
          <table:table-cell table:style-name="ce20" table:formula="of:=([lf.H130]^2-[lf.$B$42]^2+[lf.$B$43]^2)/(2*[lf.H130])" office:value-type="float" office:value="0.895219935263208" calcext:value-type="float">
            <text:p>0,895219935263208</text:p>
          </table:table-cell>
          <table:table-cell table:style-name="ce20" table:formula="of:=ACOS([lf.I130]/[lf.$B$43])" office:value-type="float" office:value="1.52602036974747" calcext:value-type="float">
            <text:p>1,52602036974747</text:p>
          </table:table-cell>
          <table:table-cell table:style-name="ce20" table:formula="of:=ASIN([lf.F130]/[lf.H130])" office:value-type="float" office:value="0.597872527736812" calcext:value-type="float">
            <text:p>0,597872527736812</text:p>
          </table:table-cell>
          <table:table-cell table:style-name="ce20" table:formula="of:=IF(0.5*PI()+[lf.$B$9]&gt;[lf.K130];1;-1)" office:value-type="float" office:value="1" calcext:value-type="float">
            <text:p>1</text:p>
          </table:table-cell>
          <table:table-cell table:style-name="ce17" table:formula="of:=0.5*PI()-([lf.J130]*[lf.L130]+[lf.K130])" office:value-type="float" office:value="-0.553096570689385" calcext:value-type="float">
            <text:p>-0,553096570689385</text:p>
          </table:table-cell>
          <table:table-cell table:style-name="ce17" table:formula="of:=-[lf.M130]-[lf.$B$8]" office:value-type="float" office:value="0.204030720290519" calcext:value-type="float">
            <text:p>0,204030720290519</text:p>
          </table:table-cell>
          <table:table-cell table:number-columns-repeated="1010"/>
        </table:table-row>
        <table:table-row table:style-name="ro1">
          <table:table-cell office:value-type="float" office:value="-100" calcext:value-type="float">
            <text:p>-100</text:p>
          </table:table-cell>
          <table:table-cell table:formula="of:=[lf.A131]*analyze_resolution" office:value-type="float" office:value="-15" calcext:value-type="float">
            <text:p>-15</text:p>
          </table:table-cell>
          <table:table-cell table:style-name="ce20" table:formula="of:=-RADIANS([lf.B131])" office:value-type="float" office:value="0.261799387799149" calcext:value-type="float">
            <text:p>0,261799387799149</text:p>
          </table:table-cell>
          <table:table-cell table:style-name="ce20" table:formula="of:=COS([lf.$B$6])*servo_saver_arm_length*COS([lf.C131])-SIN([lf.$B$6])*servo_saver_arm_length*SIN([lf.C131])+[lf.$B$24]" office:value-type="float" office:value="358.454813220625" calcext:value-type="float">
            <text:p>358,454813220625</text:p>
          </table:table-cell>
          <table:table-cell table:style-name="ce20" table:formula="of:=COS([lf.$B$6])*servo_saver_arm_length*SIN([lf.C131])+SIN([lf.$B$6])*servo_saver_arm_length*COS([lf.C131])+[lf.$C$24]" office:value-type="float" office:value="4.14110472164033" calcext:value-type="float">
            <text:p>4,14110472164033</text:p>
          </table:table-cell>
          <table:table-cell table:style-name="ce20" table:formula="of:=[$lf.D131]-[$lf.$B$14]" office:value-type="float" office:value="58.4548132206251" calcext:value-type="float">
            <text:p>58,4548132206251</text:p>
          </table:table-cell>
          <table:table-cell table:style-name="ce20" table:formula="of:=[lf.E131]-[$lf.$C$14]" office:value-type="float" office:value="-85.8588952783597" calcext:value-type="float">
            <text:p>-85,8588952783597</text:p>
          </table:table-cell>
          <table:table-cell table:style-name="ce11" table:formula="of:=SQRT([lf.F131]^2+[lf.G131]^2)" office:value-type="float" office:value="103.868739701021" calcext:value-type="float">
            <text:p>103,868739701021</text:p>
          </table:table-cell>
          <table:table-cell table:style-name="ce20" table:formula="of:=([lf.H131]^2-[lf.$B$42]^2+[lf.$B$43]^2)/(2*[lf.H131])" office:value-type="float" office:value="0.934434925847716" calcext:value-type="float">
            <text:p>0,934434925847716</text:p>
          </table:table-cell>
          <table:table-cell table:style-name="ce20" table:formula="of:=ACOS([lf.I131]/[lf.$B$43])" office:value-type="float" office:value="1.52405756546507" calcext:value-type="float">
            <text:p>1,52405756546507</text:p>
          </table:table-cell>
          <table:table-cell table:style-name="ce20" table:formula="of:=ASIN([lf.F131]/[lf.H131])" office:value-type="float" office:value="0.597740032472142" calcext:value-type="float">
            <text:p>0,597740032472142</text:p>
          </table:table-cell>
          <table:table-cell table:style-name="ce20" table:formula="of:=IF(0.5*PI()+[lf.$B$9]&gt;[lf.K131];1;-1)" office:value-type="float" office:value="1" calcext:value-type="float">
            <text:p>1</text:p>
          </table:table-cell>
          <table:table-cell table:style-name="ce17" table:formula="of:=0.5*PI()-([lf.J131]*[lf.L131]+[lf.K131])" office:value-type="float" office:value="-0.551001271142317" calcext:value-type="float">
            <text:p>-0,551001271142317</text:p>
          </table:table-cell>
          <table:table-cell table:style-name="ce17" table:formula="of:=-[lf.M131]-[lf.$B$8]" office:value-type="float" office:value="0.201935420743451" calcext:value-type="float">
            <text:p>0,201935420743451</text:p>
          </table:table-cell>
          <table:table-cell table:number-columns-repeated="1010"/>
        </table:table-row>
        <table:table-row table:style-name="ro1">
          <table:table-cell office:value-type="float" office:value="-99" calcext:value-type="float">
            <text:p>-99</text:p>
          </table:table-cell>
          <table:table-cell table:formula="of:=[lf.A132]*analyze_resolution" office:value-type="float" office:value="-14.85" calcext:value-type="float">
            <text:p>-14,85</text:p>
          </table:table-cell>
          <table:table-cell table:style-name="ce20" table:formula="of:=-RADIANS([lf.B132])" office:value-type="float" office:value="0.259181393921158" calcext:value-type="float">
            <text:p>0,259181393921158</text:p>
          </table:table-cell>
          <table:table-cell table:style-name="ce20" table:formula="of:=COS([lf.$B$6])*servo_saver_arm_length*COS([lf.C132])-SIN([lf.$B$6])*servo_saver_arm_length*SIN([lf.C132])+[lf.$B$24]" office:value-type="float" office:value="358.465601632271" calcext:value-type="float">
            <text:p>358,465601632271</text:p>
          </table:table-cell>
          <table:table-cell table:style-name="ce20" table:formula="of:=COS([lf.$B$6])*servo_saver_arm_length*SIN([lf.C132])+SIN([lf.$B$6])*servo_saver_arm_length*COS([lf.C132])+[lf.$C$24]" office:value-type="float" office:value="4.10062997012795" calcext:value-type="float">
            <text:p>4,10062997012795</text:p>
          </table:table-cell>
          <table:table-cell table:style-name="ce20" table:formula="of:=[$lf.D132]-[$lf.$B$14]" office:value-type="float" office:value="58.4656016322705" calcext:value-type="float">
            <text:p>58,4656016322705</text:p>
          </table:table-cell>
          <table:table-cell table:style-name="ce20" table:formula="of:=[lf.E132]-[$lf.$C$14]" office:value-type="float" office:value="-85.8993700298721" calcext:value-type="float">
            <text:p>-85,8993700298721</text:p>
          </table:table-cell>
          <table:table-cell table:style-name="ce11" table:formula="of:=SQRT([lf.F132]^2+[lf.G132]^2)" office:value-type="float" office:value="103.908268899796" calcext:value-type="float">
            <text:p>103,908268899796</text:p>
          </table:table-cell>
          <table:table-cell table:style-name="ce20" table:formula="of:=([lf.H132]^2-[lf.$B$42]^2+[lf.$B$43]^2)/(2*[lf.H132])" office:value-type="float" office:value="0.97360112422666" calcext:value-type="float">
            <text:p>0,97360112422666</text:p>
          </table:table-cell>
          <table:table-cell table:style-name="ce20" table:formula="of:=ACOS([lf.I132]/[lf.$B$43])" office:value-type="float" office:value="1.52209702347503" calcext:value-type="float">
            <text:p>1,52209702347503</text:p>
          </table:table-cell>
          <table:table-cell table:style-name="ce20" table:formula="of:=ASIN([lf.F132]/[lf.H132])" office:value-type="float" office:value="0.597606641679592" calcext:value-type="float">
            <text:p>0,597606641679592</text:p>
          </table:table-cell>
          <table:table-cell table:style-name="ce20" table:formula="of:=IF(0.5*PI()+[lf.$B$9]&gt;[lf.K132];1;-1)" office:value-type="float" office:value="1" calcext:value-type="float">
            <text:p>1</text:p>
          </table:table-cell>
          <table:table-cell table:style-name="ce17" table:formula="of:=0.5*PI()-([lf.J132]*[lf.L132]+[lf.K132])" office:value-type="float" office:value="-0.54890733835972" calcext:value-type="float">
            <text:p>-0,54890733835972</text:p>
          </table:table-cell>
          <table:table-cell table:style-name="ce17" table:formula="of:=-[lf.M132]-[lf.$B$8]" office:value-type="float" office:value="0.199841487960854" calcext:value-type="float">
            <text:p>0,199841487960854</text:p>
          </table:table-cell>
          <table:table-cell table:number-columns-repeated="1010"/>
        </table:table-row>
        <table:table-row table:style-name="ro1">
          <table:table-cell office:value-type="float" office:value="-98" calcext:value-type="float">
            <text:p>-98</text:p>
          </table:table-cell>
          <table:table-cell table:formula="of:=[lf.A133]*analyze_resolution" office:value-type="float" office:value="-14.7" calcext:value-type="float">
            <text:p>-14,7</text:p>
          </table:table-cell>
          <table:table-cell table:style-name="ce20" table:formula="of:=-RADIANS([lf.B133])" office:value-type="float" office:value="0.256563400043166" calcext:value-type="float">
            <text:p>0,256563400043166</text:p>
          </table:table-cell>
          <table:table-cell table:style-name="ce20" table:formula="of:=COS([lf.$B$6])*servo_saver_arm_length*COS([lf.C133])-SIN([lf.$B$6])*servo_saver_arm_length*SIN([lf.C133])+[lf.$B$24]" office:value-type="float" office:value="358.476284044414" calcext:value-type="float">
            <text:p>358,476284044414</text:p>
          </table:table-cell>
          <table:table-cell table:style-name="ce20" table:formula="of:=COS([lf.$B$6])*servo_saver_arm_length*SIN([lf.C133])+SIN([lf.$B$6])*servo_saver_arm_length*COS([lf.C133])+[lf.$C$24]" office:value-type="float" office:value="4.06012711335689" calcext:value-type="float">
            <text:p>4,06012711335689</text:p>
          </table:table-cell>
          <table:table-cell table:style-name="ce20" table:formula="of:=[$lf.D133]-[$lf.$B$14]" office:value-type="float" office:value="58.476284044414" calcext:value-type="float">
            <text:p>58,476284044414</text:p>
          </table:table-cell>
          <table:table-cell table:style-name="ce20" table:formula="of:=[lf.E133]-[$lf.$C$14]" office:value-type="float" office:value="-85.9398728866431" calcext:value-type="float">
            <text:p>-85,9398728866431</text:p>
          </table:table-cell>
          <table:table-cell table:style-name="ce11" table:formula="of:=SQRT([lf.F133]^2+[lf.G133]^2)" office:value-type="float" office:value="103.947763551773" calcext:value-type="float">
            <text:p>103,947763551773</text:p>
          </table:table-cell>
          <table:table-cell table:style-name="ce20" table:formula="of:=([lf.H133]^2-[lf.$B$42]^2+[lf.$B$43]^2)/(2*[lf.H133])" office:value-type="float" office:value="1.012718356335" calcext:value-type="float">
            <text:p>1,012718356335</text:p>
          </table:table-cell>
          <table:table-cell table:style-name="ce20" table:formula="of:=ACOS([lf.I133]/[lf.$B$43])" office:value-type="float" office:value="1.5201387455904" calcext:value-type="float">
            <text:p>1,5201387455904</text:p>
          </table:table-cell>
          <table:table-cell table:style-name="ce20" table:formula="of:=ASIN([lf.F133]/[lf.H133])" office:value-type="float" office:value="0.597472357159612" calcext:value-type="float">
            <text:p>0,597472357159612</text:p>
          </table:table-cell>
          <table:table-cell table:style-name="ce20" table:formula="of:=IF(0.5*PI()+[lf.$B$9]&gt;[lf.K133];1;-1)" office:value-type="float" office:value="1" calcext:value-type="float">
            <text:p>1</text:p>
          </table:table-cell>
          <table:table-cell table:style-name="ce17" table:formula="of:=0.5*PI()-([lf.J133]*[lf.L133]+[lf.K133])" office:value-type="float" office:value="-0.546814775955112" calcext:value-type="float">
            <text:p>-0,546814775955112</text:p>
          </table:table-cell>
          <table:table-cell table:style-name="ce17" table:formula="of:=-[lf.M133]-[lf.$B$8]" office:value-type="float" office:value="0.197748925556246" calcext:value-type="float">
            <text:p>0,197748925556246</text:p>
          </table:table-cell>
          <table:table-cell table:number-columns-repeated="1010"/>
        </table:table-row>
        <table:table-row table:style-name="ro1">
          <table:table-cell office:value-type="float" office:value="-97" calcext:value-type="float">
            <text:p>-97</text:p>
          </table:table-cell>
          <table:table-cell table:formula="of:=[lf.A134]*analyze_resolution" office:value-type="float" office:value="-14.55" calcext:value-type="float">
            <text:p>-14,55</text:p>
          </table:table-cell>
          <table:table-cell table:style-name="ce20" table:formula="of:=-RADIANS([lf.B134])" office:value-type="float" office:value="0.253945406165175" calcext:value-type="float">
            <text:p>0,253945406165175</text:p>
          </table:table-cell>
          <table:table-cell table:style-name="ce20" table:formula="of:=COS([lf.$B$6])*servo_saver_arm_length*COS([lf.C134])-SIN([lf.$B$6])*servo_saver_arm_length*SIN([lf.C134])+[lf.$B$24]" office:value-type="float" office:value="358.48686038384" calcext:value-type="float">
            <text:p>358,48686038384</text:p>
          </table:table-cell>
          <table:table-cell table:style-name="ce20" table:formula="of:=COS([lf.$B$6])*servo_saver_arm_length*SIN([lf.C134])+SIN([lf.$B$6])*servo_saver_arm_length*COS([lf.C134])+[lf.$C$24]" office:value-type="float" office:value="4.01959642892921" calcext:value-type="float">
            <text:p>4,01959642892921</text:p>
          </table:table-cell>
          <table:table-cell table:style-name="ce20" table:formula="of:=[$lf.D134]-[$lf.$B$14]" office:value-type="float" office:value="58.4868603838396" calcext:value-type="float">
            <text:p>58,4868603838396</text:p>
          </table:table-cell>
          <table:table-cell table:style-name="ce20" table:formula="of:=[lf.E134]-[$lf.$C$14]" office:value-type="float" office:value="-85.9804035710708" calcext:value-type="float">
            <text:p>-85,9804035710708</text:p>
          </table:table-cell>
          <table:table-cell table:style-name="ce11" table:formula="of:=SQRT([lf.F134]^2+[lf.G134]^2)" office:value-type="float" office:value="103.987223425779" calcext:value-type="float">
            <text:p>103,987223425779</text:p>
          </table:table-cell>
          <table:table-cell table:style-name="ce20" table:formula="of:=([lf.H134]^2-[lf.$B$42]^2+[lf.$B$43]^2)/(2*[lf.H134])" office:value-type="float" office:value="1.0517864487526" calcext:value-type="float">
            <text:p>1,0517864487526</text:p>
          </table:table-cell>
          <table:table-cell table:style-name="ce20" table:formula="of:=ACOS([lf.I134]/[lf.$B$43])" office:value-type="float" office:value="1.51818273364479" calcext:value-type="float">
            <text:p>1,51818273364479</text:p>
          </table:table-cell>
          <table:table-cell table:style-name="ce20" table:formula="of:=ASIN([lf.F134]/[lf.H134])" office:value-type="float" office:value="0.597337180713667" calcext:value-type="float">
            <text:p>0,597337180713667</text:p>
          </table:table-cell>
          <table:table-cell table:style-name="ce20" table:formula="of:=IF(0.5*PI()+[lf.$B$9]&gt;[lf.K134];1;-1)" office:value-type="float" office:value="1" calcext:value-type="float">
            <text:p>1</text:p>
          </table:table-cell>
          <table:table-cell table:style-name="ce17" table:formula="of:=0.5*PI()-([lf.J134]*[lf.L134]+[lf.K134])" office:value-type="float" office:value="-0.544723587563559" calcext:value-type="float">
            <text:p>-0,544723587563559</text:p>
          </table:table-cell>
          <table:table-cell table:style-name="ce17" table:formula="of:=-[lf.M134]-[lf.$B$8]" office:value-type="float" office:value="0.195657737164693" calcext:value-type="float">
            <text:p>0,195657737164693</text:p>
          </table:table-cell>
          <table:table-cell table:number-columns-repeated="1010"/>
        </table:table-row>
        <table:table-row table:style-name="ro1">
          <table:table-cell office:value-type="float" office:value="-96" calcext:value-type="float">
            <text:p>-96</text:p>
          </table:table-cell>
          <table:table-cell table:formula="of:=[lf.A135]*analyze_resolution" office:value-type="float" office:value="-14.4" calcext:value-type="float">
            <text:p>-14,4</text:p>
          </table:table-cell>
          <table:table-cell table:style-name="ce20" table:formula="of:=-RADIANS([lf.B135])" office:value-type="float" office:value="0.251327412287183" calcext:value-type="float">
            <text:p>0,251327412287183</text:p>
          </table:table-cell>
          <table:table-cell table:style-name="ce20" table:formula="of:=COS([lf.$B$6])*servo_saver_arm_length*COS([lf.C135])-SIN([lf.$B$6])*servo_saver_arm_length*SIN([lf.C135])+[lf.$B$24]" office:value-type="float" office:value="358.497330578058" calcext:value-type="float">
            <text:p>358,497330578058</text:p>
          </table:table-cell>
          <table:table-cell table:style-name="ce20" table:formula="of:=COS([lf.$B$6])*servo_saver_arm_length*SIN([lf.C135])+SIN([lf.$B$6])*servo_saver_arm_length*COS([lf.C135])+[lf.$C$24]" office:value-type="float" office:value="3.97903819463768" calcext:value-type="float">
            <text:p>3,97903819463768</text:p>
          </table:table-cell>
          <table:table-cell table:style-name="ce20" table:formula="of:=[$lf.D135]-[$lf.$B$14]" office:value-type="float" office:value="58.4973305780581" calcext:value-type="float">
            <text:p>58,4973305780581</text:p>
          </table:table-cell>
          <table:table-cell table:style-name="ce20" table:formula="of:=[lf.E135]-[$lf.$C$14]" office:value-type="float" office:value="-86.0209618053623" calcext:value-type="float">
            <text:p>-86,0209618053623</text:p>
          </table:table-cell>
          <table:table-cell table:style-name="ce11" table:formula="of:=SQRT([lf.F135]^2+[lf.G135]^2)" office:value-type="float" office:value="104.02664829109" calcext:value-type="float">
            <text:p>104,02664829109</text:p>
          </table:table-cell>
          <table:table-cell table:style-name="ce20" table:formula="of:=([lf.H135]^2-[lf.$B$42]^2+[lf.$B$43]^2)/(2*[lf.H135])" office:value-type="float" office:value="1.0908052287021" calcext:value-type="float">
            <text:p>1,0908052287021</text:p>
          </table:table-cell>
          <table:table-cell table:style-name="ce20" table:formula="of:=ACOS([lf.I135]/[lf.$B$43])" office:value-type="float" office:value="1.5162289894924" calcext:value-type="float">
            <text:p>1,5162289894924</text:p>
          </table:table-cell>
          <table:table-cell table:style-name="ce20" table:formula="of:=ASIN([lf.F135]/[lf.H135])" office:value-type="float" office:value="0.597201114144203" calcext:value-type="float">
            <text:p>0,597201114144203</text:p>
          </table:table-cell>
          <table:table-cell table:style-name="ce20" table:formula="of:=IF(0.5*PI()+[lf.$B$9]&gt;[lf.K135];1;-1)" office:value-type="float" office:value="1" calcext:value-type="float">
            <text:p>1</text:p>
          </table:table-cell>
          <table:table-cell table:style-name="ce17" table:formula="of:=0.5*PI()-([lf.J135]*[lf.L135]+[lf.K135])" office:value-type="float" office:value="-0.542633776841704" calcext:value-type="float">
            <text:p>-0,542633776841704</text:p>
          </table:table-cell>
          <table:table-cell table:style-name="ce17" table:formula="of:=-[lf.M135]-[lf.$B$8]" office:value-type="float" office:value="0.193567926442838" calcext:value-type="float">
            <text:p>0,193567926442838</text:p>
          </table:table-cell>
          <table:table-cell table:number-columns-repeated="1010"/>
        </table:table-row>
        <table:table-row table:style-name="ro1">
          <table:table-cell office:value-type="float" office:value="-95" calcext:value-type="float">
            <text:p>-95</text:p>
          </table:table-cell>
          <table:table-cell table:formula="of:=[lf.A136]*analyze_resolution" office:value-type="float" office:value="-14.25" calcext:value-type="float">
            <text:p>-14,25</text:p>
          </table:table-cell>
          <table:table-cell table:style-name="ce20" table:formula="of:=-RADIANS([lf.B136])" office:value-type="float" office:value="0.248709418409192" calcext:value-type="float">
            <text:p>0,248709418409192</text:p>
          </table:table-cell>
          <table:table-cell table:style-name="ce20" table:formula="of:=COS([lf.$B$6])*servo_saver_arm_length*COS([lf.C136])-SIN([lf.$B$6])*servo_saver_arm_length*SIN([lf.C136])+[lf.$B$24]" office:value-type="float" office:value="358.507694555308" calcext:value-type="float">
            <text:p>358,507694555308</text:p>
          </table:table-cell>
          <table:table-cell table:style-name="ce20" table:formula="of:=COS([lf.$B$6])*servo_saver_arm_length*SIN([lf.C136])+SIN([lf.$B$6])*servo_saver_arm_length*COS([lf.C136])+[lf.$C$24]" office:value-type="float" office:value="3.93845268846389" calcext:value-type="float">
            <text:p>3,93845268846389</text:p>
          </table:table-cell>
          <table:table-cell table:style-name="ce20" table:formula="of:=[$lf.D136]-[$lf.$B$14]" office:value-type="float" office:value="58.5076945553081" calcext:value-type="float">
            <text:p>58,5076945553081</text:p>
          </table:table-cell>
          <table:table-cell table:style-name="ce20" table:formula="of:=[lf.E136]-[$lf.$C$14]" office:value-type="float" office:value="-86.0615473115361" calcext:value-type="float">
            <text:p>-86,0615473115361</text:p>
          </table:table-cell>
          <table:table-cell table:style-name="ce11" table:formula="of:=SQRT([lf.F136]^2+[lf.G136]^2)" office:value-type="float" office:value="104.066037917435" calcext:value-type="float">
            <text:p>104,066037917435</text:p>
          </table:table-cell>
          <table:table-cell table:style-name="ce20" table:formula="of:=([lf.H136]^2-[lf.$B$42]^2+[lf.$B$43]^2)/(2*[lf.H136])" office:value-type="float" office:value="1.1297745240474" calcext:value-type="float">
            <text:p>1,1297745240474</text:p>
          </table:table-cell>
          <table:table-cell table:style-name="ce20" table:formula="of:=ACOS([lf.I136]/[lf.$B$43])" office:value-type="float" office:value="1.51427751500803" calcext:value-type="float">
            <text:p>1,51427751500803</text:p>
          </table:table-cell>
          <table:table-cell table:style-name="ce20" table:formula="of:=ASIN([lf.F136]/[lf.H136])" office:value-type="float" office:value="0.59706415925464" calcext:value-type="float">
            <text:p>0,59706415925464</text:p>
          </table:table-cell>
          <table:table-cell table:style-name="ce20" table:formula="of:=IF(0.5*PI()+[lf.$B$9]&gt;[lf.K136];1;-1)" office:value-type="float" office:value="1" calcext:value-type="float">
            <text:p>1</text:p>
          </table:table-cell>
          <table:table-cell table:style-name="ce17" table:formula="of:=0.5*PI()-([lf.J136]*[lf.L136]+[lf.K136])" office:value-type="float" office:value="-0.540545347467778" calcext:value-type="float">
            <text:p>-0,540545347467778</text:p>
          </table:table-cell>
          <table:table-cell table:style-name="ce17" table:formula="of:=-[lf.M136]-[lf.$B$8]" office:value-type="float" office:value="0.191479497068912" calcext:value-type="float">
            <text:p>0,191479497068912</text:p>
          </table:table-cell>
          <table:table-cell table:number-columns-repeated="1010"/>
        </table:table-row>
        <table:table-row table:style-name="ro1">
          <table:table-cell office:value-type="float" office:value="-94" calcext:value-type="float">
            <text:p>-94</text:p>
          </table:table-cell>
          <table:table-cell table:formula="of:=[lf.A137]*analyze_resolution" office:value-type="float" office:value="-14.1" calcext:value-type="float">
            <text:p>-14,1</text:p>
          </table:table-cell>
          <table:table-cell table:style-name="ce20" table:formula="of:=-RADIANS([lf.B137])" office:value-type="float" office:value="0.2460914245312" calcext:value-type="float">
            <text:p>0,2460914245312</text:p>
          </table:table-cell>
          <table:table-cell table:style-name="ce20" table:formula="of:=COS([lf.$B$6])*servo_saver_arm_length*COS([lf.C137])-SIN([lf.$B$6])*servo_saver_arm_length*SIN([lf.C137])+[lf.$B$24]" office:value-type="float" office:value="358.517952244556" calcext:value-type="float">
            <text:p>358,517952244556</text:p>
          </table:table-cell>
          <table:table-cell table:style-name="ce20" table:formula="of:=COS([lf.$B$6])*servo_saver_arm_length*SIN([lf.C137])+SIN([lf.$B$6])*servo_saver_arm_length*COS([lf.C137])+[lf.$C$24]" office:value-type="float" office:value="3.89784018857636" calcext:value-type="float">
            <text:p>3,89784018857636</text:p>
          </table:table-cell>
          <table:table-cell table:style-name="ce20" table:formula="of:=[$lf.D137]-[$lf.$B$14]" office:value-type="float" office:value="58.5179522445559" calcext:value-type="float">
            <text:p>58,5179522445559</text:p>
          </table:table-cell>
          <table:table-cell table:style-name="ce20" table:formula="of:=[lf.E137]-[$lf.$C$14]" office:value-type="float" office:value="-86.1021598114236" calcext:value-type="float">
            <text:p>-86,1021598114236</text:p>
          </table:table-cell>
          <table:table-cell table:style-name="ce11" table:formula="of:=SQRT([lf.F137]^2+[lf.G137]^2)" office:value-type="float" office:value="104.105392074993" calcext:value-type="float">
            <text:p>104,105392074993</text:p>
          </table:table-cell>
          <table:table-cell table:style-name="ce20" table:formula="of:=([lf.H137]^2-[lf.$B$42]^2+[lf.$B$43]^2)/(2*[lf.H137])" office:value-type="float" office:value="1.16869416329135" calcext:value-type="float">
            <text:p>1,16869416329135</text:p>
          </table:table-cell>
          <table:table-cell table:style-name="ce20" table:formula="of:=ACOS([lf.I137]/[lf.$B$43])" office:value-type="float" office:value="1.51232831208719" calcext:value-type="float">
            <text:p>1,51232831208719</text:p>
          </table:table-cell>
          <table:table-cell table:style-name="ce20" table:formula="of:=ASIN([lf.F137]/[lf.H137])" office:value-type="float" office:value="0.596926317849343" calcext:value-type="float">
            <text:p>0,596926317849343</text:p>
          </table:table-cell>
          <table:table-cell table:style-name="ce20" table:formula="of:=IF(0.5*PI()+[lf.$B$9]&gt;[lf.K137];1;-1)" office:value-type="float" office:value="1" calcext:value-type="float">
            <text:p>1</text:p>
          </table:table-cell>
          <table:table-cell table:style-name="ce17" table:formula="of:=0.5*PI()-([lf.J137]*[lf.L137]+[lf.K137])" office:value-type="float" office:value="-0.538458303141635" calcext:value-type="float">
            <text:p>-0,538458303141635</text:p>
          </table:table-cell>
          <table:table-cell table:style-name="ce17" table:formula="of:=-[lf.M137]-[lf.$B$8]" office:value-type="float" office:value="0.189392452742769" calcext:value-type="float">
            <text:p>0,189392452742769</text:p>
          </table:table-cell>
          <table:table-cell table:number-columns-repeated="1010"/>
        </table:table-row>
        <table:table-row table:style-name="ro1">
          <table:table-cell office:value-type="float" office:value="-93" calcext:value-type="float">
            <text:p>-93</text:p>
          </table:table-cell>
          <table:table-cell table:formula="of:=[lf.A138]*analyze_resolution" office:value-type="float" office:value="-13.95" calcext:value-type="float">
            <text:p>-13,95</text:p>
          </table:table-cell>
          <table:table-cell table:style-name="ce20" table:formula="of:=-RADIANS([lf.B138])" office:value-type="float" office:value="0.243473430653209" calcext:value-type="float">
            <text:p>0,243473430653209</text:p>
          </table:table-cell>
          <table:table-cell table:style-name="ce20" table:formula="of:=COS([lf.$B$6])*servo_saver_arm_length*COS([lf.C138])-SIN([lf.$B$6])*servo_saver_arm_length*SIN([lf.C138])+[lf.$B$24]" office:value-type="float" office:value="358.528103575497" calcext:value-type="float">
            <text:p>358,528103575497</text:p>
          </table:table-cell>
          <table:table-cell table:style-name="ce20" table:formula="of:=COS([lf.$B$6])*servo_saver_arm_length*SIN([lf.C138])+SIN([lf.$B$6])*servo_saver_arm_length*COS([lf.C138])+[lf.$C$24]" office:value-type="float" office:value="3.85720097332862" calcext:value-type="float">
            <text:p>3,85720097332862</text:p>
          </table:table-cell>
          <table:table-cell table:style-name="ce20" table:formula="of:=[$lf.D138]-[$lf.$B$14]" office:value-type="float" office:value="58.5281035754967" calcext:value-type="float">
            <text:p>58,5281035754967</text:p>
          </table:table-cell>
          <table:table-cell table:style-name="ce20" table:formula="of:=[lf.E138]-[$lf.$C$14]" office:value-type="float" office:value="-86.1427990266714" calcext:value-type="float">
            <text:p>-86,1427990266714</text:p>
          </table:table-cell>
          <table:table-cell table:style-name="ce11" table:formula="of:=SQRT([lf.F138]^2+[lf.G138]^2)" office:value-type="float" office:value="104.144710534398" calcext:value-type="float">
            <text:p>104,144710534398</text:p>
          </table:table-cell>
          <table:table-cell table:style-name="ce20" table:formula="of:=([lf.H138]^2-[lf.$B$42]^2+[lf.$B$43]^2)/(2*[lf.H138])" office:value-type="float" office:value="1.20756397557429" calcext:value-type="float">
            <text:p>1,20756397557429</text:p>
          </table:table-cell>
          <table:table-cell table:style-name="ce20" table:formula="of:=ACOS([lf.I138]/[lf.$B$43])" office:value-type="float" office:value="1.51038138264606" calcext:value-type="float">
            <text:p>1,51038138264606</text:p>
          </table:table-cell>
          <table:table-cell table:style-name="ce20" table:formula="of:=ASIN([lf.F138]/[lf.H138])" office:value-type="float" office:value="0.596787591733605" calcext:value-type="float">
            <text:p>0,596787591733605</text:p>
          </table:table-cell>
          <table:table-cell table:style-name="ce20" table:formula="of:=IF(0.5*PI()+[lf.$B$9]&gt;[lf.K138];1;-1)" office:value-type="float" office:value="1" calcext:value-type="float">
            <text:p>1</text:p>
          </table:table-cell>
          <table:table-cell table:style-name="ce17" table:formula="of:=0.5*PI()-([lf.J138]*[lf.L138]+[lf.K138])" office:value-type="float" office:value="-0.536372647584764" calcext:value-type="float">
            <text:p>-0,536372647584764</text:p>
          </table:table-cell>
          <table:table-cell table:style-name="ce17" table:formula="of:=-[lf.M138]-[lf.$B$8]" office:value-type="float" office:value="0.187306797185898" calcext:value-type="float">
            <text:p>0,187306797185898</text:p>
          </table:table-cell>
          <table:table-cell table:number-columns-repeated="1010"/>
        </table:table-row>
        <table:table-row table:style-name="ro1">
          <table:table-cell office:value-type="float" office:value="-92" calcext:value-type="float">
            <text:p>-92</text:p>
          </table:table-cell>
          <table:table-cell table:formula="of:=[lf.A139]*analyze_resolution" office:value-type="float" office:value="-13.8" calcext:value-type="float">
            <text:p>-13,8</text:p>
          </table:table-cell>
          <table:table-cell table:style-name="ce20" table:formula="of:=-RADIANS([lf.B139])" office:value-type="float" office:value="0.240855436775217" calcext:value-type="float">
            <text:p>0,240855436775217</text:p>
          </table:table-cell>
          <table:table-cell table:style-name="ce20" table:formula="of:=COS([lf.$B$6])*servo_saver_arm_length*COS([lf.C139])-SIN([lf.$B$6])*servo_saver_arm_length*SIN([lf.C139])+[lf.$B$24]" office:value-type="float" office:value="358.538148478554" calcext:value-type="float">
            <text:p>358,538148478554</text:p>
          </table:table-cell>
          <table:table-cell table:style-name="ce20" table:formula="of:=COS([lf.$B$6])*servo_saver_arm_length*SIN([lf.C139])+SIN([lf.$B$6])*servo_saver_arm_length*COS([lf.C139])+[lf.$C$24]" office:value-type="float" office:value="3.81653532125729" calcext:value-type="float">
            <text:p>3,81653532125729</text:p>
          </table:table-cell>
          <table:table-cell table:style-name="ce20" table:formula="of:=[$lf.D139]-[$lf.$B$14]" office:value-type="float" office:value="58.5381484785542" calcext:value-type="float">
            <text:p>58,5381484785542</text:p>
          </table:table-cell>
          <table:table-cell table:style-name="ce20" table:formula="of:=[lf.E139]-[$lf.$C$14]" office:value-type="float" office:value="-86.1834646787427" calcext:value-type="float">
            <text:p>-86,1834646787427</text:p>
          </table:table-cell>
          <table:table-cell table:style-name="ce11" table:formula="of:=SQRT([lf.F139]^2+[lf.G139]^2)" office:value-type="float" office:value="104.183993066734" calcext:value-type="float">
            <text:p>104,183993066734</text:p>
          </table:table-cell>
          <table:table-cell table:style-name="ce20" table:formula="of:=([lf.H139]^2-[lf.$B$42]^2+[lf.$B$43]^2)/(2*[lf.H139])" office:value-type="float" office:value="1.2463837906718" calcext:value-type="float">
            <text:p>1,2463837906718</text:p>
          </table:table-cell>
          <table:table-cell table:style-name="ce20" table:formula="of:=ACOS([lf.I139]/[lf.$B$43])" office:value-type="float" office:value="1.50843672862159" calcext:value-type="float">
            <text:p>1,50843672862159</text:p>
          </table:table-cell>
          <table:table-cell table:style-name="ce20" table:formula="of:=ASIN([lf.F139]/[lf.H139])" office:value-type="float" office:value="0.596647982713626" calcext:value-type="float">
            <text:p>0,596647982713626</text:p>
          </table:table-cell>
          <table:table-cell table:style-name="ce20" table:formula="of:=IF(0.5*PI()+[lf.$B$9]&gt;[lf.K139];1;-1)" office:value-type="float" office:value="1" calcext:value-type="float">
            <text:p>1</text:p>
          </table:table-cell>
          <table:table-cell table:style-name="ce17" table:formula="of:=0.5*PI()-([lf.J139]*[lf.L139]+[lf.K139])" office:value-type="float" office:value="-0.534288384540321" calcext:value-type="float">
            <text:p>-0,534288384540321</text:p>
          </table:table-cell>
          <table:table-cell table:style-name="ce17" table:formula="of:=-[lf.M139]-[lf.$B$8]" office:value-type="float" office:value="0.185222534141456" calcext:value-type="float">
            <text:p>0,185222534141456</text:p>
          </table:table-cell>
          <table:table-cell table:number-columns-repeated="1010"/>
        </table:table-row>
        <table:table-row table:style-name="ro1">
          <table:table-cell office:value-type="float" office:value="-91" calcext:value-type="float">
            <text:p>-91</text:p>
          </table:table-cell>
          <table:table-cell table:formula="of:=[lf.A140]*analyze_resolution" office:value-type="float" office:value="-13.65" calcext:value-type="float">
            <text:p>-13,65</text:p>
          </table:table-cell>
          <table:table-cell table:style-name="ce20" table:formula="of:=-RADIANS([lf.B140])" office:value-type="float" office:value="0.238237442897226" calcext:value-type="float">
            <text:p>0,238237442897226</text:p>
          </table:table-cell>
          <table:table-cell table:style-name="ce20" table:formula="of:=COS([lf.$B$6])*servo_saver_arm_length*COS([lf.C140])-SIN([lf.$B$6])*servo_saver_arm_length*SIN([lf.C140])+[lf.$B$24]" office:value-type="float" office:value="358.548086884882" calcext:value-type="float">
            <text:p>358,548086884882</text:p>
          </table:table-cell>
          <table:table-cell table:style-name="ce20" table:formula="of:=COS([lf.$B$6])*servo_saver_arm_length*SIN([lf.C140])+SIN([lf.$B$6])*servo_saver_arm_length*COS([lf.C140])+[lf.$C$24]" office:value-type="float" office:value="3.77584351108021" calcext:value-type="float">
            <text:p>3,77584351108021</text:p>
          </table:table-cell>
          <table:table-cell table:style-name="ce20" table:formula="of:=[$lf.D140]-[$lf.$B$14]" office:value-type="float" office:value="58.5480868848818" calcext:value-type="float">
            <text:p>58,5480868848818</text:p>
          </table:table-cell>
          <table:table-cell table:style-name="ce20" table:formula="of:=[lf.E140]-[$lf.$C$14]" office:value-type="float" office:value="-86.2241564889198" calcext:value-type="float">
            <text:p>-86,2241564889198</text:p>
          </table:table-cell>
          <table:table-cell table:style-name="ce11" table:formula="of:=SQRT([lf.F140]^2+[lf.G140]^2)" office:value-type="float" office:value="104.22323944354" calcext:value-type="float">
            <text:p>104,22323944354</text:p>
          </table:table-cell>
          <table:table-cell table:style-name="ce20" table:formula="of:=([lf.H140]^2-[lf.$B$42]^2+[lf.$B$43]^2)/(2*[lf.H140])" office:value-type="float" office:value="1.28515343899311" calcext:value-type="float">
            <text:p>1,28515343899311</text:p>
          </table:table-cell>
          <table:table-cell table:style-name="ce20" table:formula="of:=ACOS([lf.I140]/[lf.$B$43])" office:value-type="float" office:value="1.50649435197155" calcext:value-type="float">
            <text:p>1,50649435197155</text:p>
          </table:table-cell>
          <table:table-cell table:style-name="ce20" table:formula="of:=ASIN([lf.F140]/[lf.H140])" office:value-type="float" office:value="0.596507492596496" calcext:value-type="float">
            <text:p>0,596507492596496</text:p>
          </table:table-cell>
          <table:table-cell table:style-name="ce20" table:formula="of:=IF(0.5*PI()+[lf.$B$9]&gt;[lf.K140];1;-1)" office:value-type="float" office:value="1" calcext:value-type="float">
            <text:p>1</text:p>
          </table:table-cell>
          <table:table-cell table:style-name="ce17" table:formula="of:=0.5*PI()-([lf.J140]*[lf.L140]+[lf.K140])" office:value-type="float" office:value="-0.532205517773149" calcext:value-type="float">
            <text:p>-0,532205517773149</text:p>
          </table:table-cell>
          <table:table-cell table:style-name="ce17" table:formula="of:=-[lf.M140]-[lf.$B$8]" office:value-type="float" office:value="0.183139667374283" calcext:value-type="float">
            <text:p>0,183139667374283</text:p>
          </table:table-cell>
          <table:table-cell table:number-columns-repeated="1010"/>
        </table:table-row>
        <table:table-row table:style-name="ro1">
          <table:table-cell office:value-type="float" office:value="-90" calcext:value-type="float">
            <text:p>-90</text:p>
          </table:table-cell>
          <table:table-cell table:formula="of:=[lf.A141]*analyze_resolution" office:value-type="float" office:value="-13.5" calcext:value-type="float">
            <text:p>-13,5</text:p>
          </table:table-cell>
          <table:table-cell table:style-name="ce20" table:formula="of:=-RADIANS([lf.B141])" office:value-type="float" office:value="0.235619449019234" calcext:value-type="float">
            <text:p>0,235619449019234</text:p>
          </table:table-cell>
          <table:table-cell table:style-name="ce20" table:formula="of:=COS([lf.$B$6])*servo_saver_arm_length*COS([lf.C141])-SIN([lf.$B$6])*servo_saver_arm_length*SIN([lf.C141])+[lf.$B$24]" office:value-type="float" office:value="358.557918726363" calcext:value-type="float">
            <text:p>358,557918726363</text:p>
          </table:table-cell>
          <table:table-cell table:style-name="ce20" table:formula="of:=COS([lf.$B$6])*servo_saver_arm_length*SIN([lf.C141])+SIN([lf.$B$6])*servo_saver_arm_length*COS([lf.C141])+[lf.$C$24]" office:value-type="float" office:value="3.73512582169449" calcext:value-type="float">
            <text:p>3,73512582169449</text:p>
          </table:table-cell>
          <table:table-cell table:style-name="ce20" table:formula="of:=[$lf.D141]-[$lf.$B$14]" office:value-type="float" office:value="58.5579187263628" calcext:value-type="float">
            <text:p>58,5579187263628</text:p>
          </table:table-cell>
          <table:table-cell table:style-name="ce20" table:formula="of:=[lf.E141]-[$lf.$C$14]" office:value-type="float" office:value="-86.2648741783055" calcext:value-type="float">
            <text:p>-86,2648741783055</text:p>
          </table:table-cell>
          <table:table-cell table:style-name="ce11" table:formula="of:=SQRT([lf.F141]^2+[lf.G141]^2)" office:value-type="float" office:value="104.262449436804" calcext:value-type="float">
            <text:p>104,262449436804</text:p>
          </table:table-cell>
          <table:table-cell table:style-name="ce20" table:formula="of:=([lf.H141]^2-[lf.$B$42]^2+[lf.$B$43]^2)/(2*[lf.H141])" office:value-type="float" office:value="1.32387275157898" calcext:value-type="float">
            <text:p>1,32387275157898</text:p>
          </table:table-cell>
          <table:table-cell table:style-name="ce20" table:formula="of:=ACOS([lf.I141]/[lf.$B$43])" office:value-type="float" office:value="1.50455425467453" calcext:value-type="float">
            <text:p>1,50455425467453</text:p>
          </table:table-cell>
          <table:table-cell table:style-name="ce20" table:formula="of:=ASIN([lf.F141]/[lf.H141])" office:value-type="float" office:value="0.59636612319017" calcext:value-type="float">
            <text:p>0,59636612319017</text:p>
          </table:table-cell>
          <table:table-cell table:style-name="ce20" table:formula="of:=IF(0.5*PI()+[lf.$B$9]&gt;[lf.K141];1;-1)" office:value-type="float" office:value="1" calcext:value-type="float">
            <text:p>1</text:p>
          </table:table-cell>
          <table:table-cell table:style-name="ce17" table:formula="of:=0.5*PI()-([lf.J141]*[lf.L141]+[lf.K141])" office:value-type="float" office:value="-0.530124051069803" calcext:value-type="float">
            <text:p>-0,530124051069803</text:p>
          </table:table-cell>
          <table:table-cell table:style-name="ce17" table:formula="of:=-[lf.M141]-[lf.$B$8]" office:value-type="float" office:value="0.181058200670937" calcext:value-type="float">
            <text:p>0,181058200670937</text:p>
          </table:table-cell>
          <table:table-cell table:number-columns-repeated="1010"/>
        </table:table-row>
        <table:table-row table:style-name="ro1">
          <table:table-cell office:value-type="float" office:value="-89" calcext:value-type="float">
            <text:p>-89</text:p>
          </table:table-cell>
          <table:table-cell table:formula="of:=[lf.A142]*analyze_resolution" office:value-type="float" office:value="-13.35" calcext:value-type="float">
            <text:p>-13,35</text:p>
          </table:table-cell>
          <table:table-cell table:style-name="ce20" table:formula="of:=-RADIANS([lf.B142])" office:value-type="float" office:value="0.233001455141243" calcext:value-type="float">
            <text:p>0,233001455141243</text:p>
          </table:table-cell>
          <table:table-cell table:style-name="ce20" table:formula="of:=COS([lf.$B$6])*servo_saver_arm_length*COS([lf.C142])-SIN([lf.$B$6])*servo_saver_arm_length*SIN([lf.C142])+[lf.$B$24]" office:value-type="float" office:value="358.567643935611" calcext:value-type="float">
            <text:p>358,567643935611</text:p>
          </table:table-cell>
          <table:table-cell table:style-name="ce20" table:formula="of:=COS([lf.$B$6])*servo_saver_arm_length*SIN([lf.C142])+SIN([lf.$B$6])*servo_saver_arm_length*COS([lf.C142])+[lf.$C$24]" office:value-type="float" office:value="3.6943825321746" calcext:value-type="float">
            <text:p>3,6943825321746</text:p>
          </table:table-cell>
          <table:table-cell table:style-name="ce20" table:formula="of:=[$lf.D142]-[$lf.$B$14]" office:value-type="float" office:value="58.5676439356109" calcext:value-type="float">
            <text:p>58,5676439356109</text:p>
          </table:table-cell>
          <table:table-cell table:style-name="ce20" table:formula="of:=[lf.E142]-[$lf.$C$14]" office:value-type="float" office:value="-86.3056174678254" calcext:value-type="float">
            <text:p>-86,3056174678254</text:p>
          </table:table-cell>
          <table:table-cell table:style-name="ce11" table:formula="of:=SQRT([lf.F142]^2+[lf.G142]^2)" office:value-type="float" office:value="104.301622818972" calcext:value-type="float">
            <text:p>104,301622818972</text:p>
          </table:table-cell>
          <table:table-cell table:style-name="ce20" table:formula="of:=([lf.H142]^2-[lf.$B$42]^2+[lf.$B$43]^2)/(2*[lf.H142])" office:value-type="float" office:value="1.3625415601" calcext:value-type="float">
            <text:p>1,3625415601</text:p>
          </table:table-cell>
          <table:table-cell table:style-name="ce20" table:formula="of:=ACOS([lf.I142]/[lf.$B$43])" office:value-type="float" office:value="1.50261643873002" calcext:value-type="float">
            <text:p>1,50261643873002</text:p>
          </table:table-cell>
          <table:table-cell table:style-name="ce20" table:formula="of:=ASIN([lf.F142]/[lf.H142])" office:value-type="float" office:value="0.596223876303452" calcext:value-type="float">
            <text:p>0,596223876303452</text:p>
          </table:table-cell>
          <table:table-cell table:style-name="ce20" table:formula="of:=IF(0.5*PI()+[lf.$B$9]&gt;[lf.K142];1;-1)" office:value-type="float" office:value="1" calcext:value-type="float">
            <text:p>1</text:p>
          </table:table-cell>
          <table:table-cell table:style-name="ce17" table:formula="of:=0.5*PI()-([lf.J142]*[lf.L142]+[lf.K142])" office:value-type="float" office:value="-0.528043988238577" calcext:value-type="float">
            <text:p>-0,528043988238577</text:p>
          </table:table-cell>
          <table:table-cell table:style-name="ce17" table:formula="of:=-[lf.M142]-[lf.$B$8]" office:value-type="float" office:value="0.178978137839712" calcext:value-type="float">
            <text:p>0,178978137839712</text:p>
          </table:table-cell>
          <table:table-cell table:number-columns-repeated="1010"/>
        </table:table-row>
        <table:table-row table:style-name="ro1">
          <table:table-cell office:value-type="float" office:value="-88" calcext:value-type="float">
            <text:p>-88</text:p>
          </table:table-cell>
          <table:table-cell table:formula="of:=[lf.A143]*analyze_resolution" office:value-type="float" office:value="-13.2" calcext:value-type="float">
            <text:p>-13,2</text:p>
          </table:table-cell>
          <table:table-cell table:style-name="ce20" table:formula="of:=-RADIANS([lf.B143])" office:value-type="float" office:value="0.230383461263251" calcext:value-type="float">
            <text:p>0,230383461263251</text:p>
          </table:table-cell>
          <table:table-cell table:style-name="ce20" table:formula="of:=COS([lf.$B$6])*servo_saver_arm_length*COS([lf.C143])-SIN([lf.$B$6])*servo_saver_arm_length*SIN([lf.C143])+[lf.$B$24]" office:value-type="float" office:value="358.577262445971" calcext:value-type="float">
            <text:p>358,577262445971</text:p>
          </table:table-cell>
          <table:table-cell table:style-name="ce20" table:formula="of:=COS([lf.$B$6])*servo_saver_arm_length*SIN([lf.C143])+SIN([lf.$B$6])*servo_saver_arm_length*COS([lf.C143])+[lf.$C$24]" office:value-type="float" office:value="3.65361392177049" calcext:value-type="float">
            <text:p>3,65361392177049</text:p>
          </table:table-cell>
          <table:table-cell table:style-name="ce20" table:formula="of:=[$lf.D143]-[$lf.$B$14]" office:value-type="float" office:value="58.5772624459706" calcext:value-type="float">
            <text:p>58,5772624459706</text:p>
          </table:table-cell>
          <table:table-cell table:style-name="ce20" table:formula="of:=[lf.E143]-[$lf.$C$14]" office:value-type="float" office:value="-86.3463860782295" calcext:value-type="float">
            <text:p>-86,3463860782295</text:p>
          </table:table-cell>
          <table:table-cell table:style-name="ce11" table:formula="of:=SQRT([lf.F143]^2+[lf.G143]^2)" office:value-type="float" office:value="104.340759362939" calcext:value-type="float">
            <text:p>104,340759362939</text:p>
          </table:table-cell>
          <table:table-cell table:style-name="ce20" table:formula="of:=([lf.H143]^2-[lf.$B$42]^2+[lf.$B$43]^2)/(2*[lf.H143])" office:value-type="float" office:value="1.40115969685465" calcext:value-type="float">
            <text:p>1,40115969685465</text:p>
          </table:table-cell>
          <table:table-cell table:style-name="ce20" table:formula="of:=ACOS([lf.I143]/[lf.$B$43])" office:value-type="float" office:value="1.50068090615845" calcext:value-type="float">
            <text:p>1,50068090615845</text:p>
          </table:table-cell>
          <table:table-cell table:style-name="ce20" table:formula="of:=ASIN([lf.F143]/[lf.H143])" office:value-type="float" office:value="0.596080753745977" calcext:value-type="float">
            <text:p>0,596080753745977</text:p>
          </table:table-cell>
          <table:table-cell table:style-name="ce20" table:formula="of:=IF(0.5*PI()+[lf.$B$9]&gt;[lf.K143];1;-1)" office:value-type="float" office:value="1" calcext:value-type="float">
            <text:p>1</text:p>
          </table:table-cell>
          <table:table-cell table:style-name="ce17" table:formula="of:=0.5*PI()-([lf.J143]*[lf.L143]+[lf.K143])" office:value-type="float" office:value="-0.525965333109525" calcext:value-type="float">
            <text:p>-0,525965333109525</text:p>
          </table:table-cell>
          <table:table-cell table:style-name="ce17" table:formula="of:=-[lf.M143]-[lf.$B$8]" office:value-type="float" office:value="0.176899482710659" calcext:value-type="float">
            <text:p>0,176899482710659</text:p>
          </table:table-cell>
          <table:table-cell table:number-columns-repeated="1010"/>
        </table:table-row>
        <table:table-row table:style-name="ro1">
          <table:table-cell office:value-type="float" office:value="-87" calcext:value-type="float">
            <text:p>-87</text:p>
          </table:table-cell>
          <table:table-cell table:formula="of:=[lf.A144]*analyze_resolution" office:value-type="float" office:value="-13.05" calcext:value-type="float">
            <text:p>-13,05</text:p>
          </table:table-cell>
          <table:table-cell table:style-name="ce20" table:formula="of:=-RADIANS([lf.B144])" office:value-type="float" office:value="0.22776546738526" calcext:value-type="float">
            <text:p>0,22776546738526</text:p>
          </table:table-cell>
          <table:table-cell table:style-name="ce20" table:formula="of:=COS([lf.$B$6])*servo_saver_arm_length*COS([lf.C144])-SIN([lf.$B$6])*servo_saver_arm_length*SIN([lf.C144])+[lf.$B$24]" office:value-type="float" office:value="358.586774191518" calcext:value-type="float">
            <text:p>358,586774191518</text:p>
          </table:table-cell>
          <table:table-cell table:style-name="ce20" table:formula="of:=COS([lf.$B$6])*servo_saver_arm_length*SIN([lf.C144])+SIN([lf.$B$6])*servo_saver_arm_length*COS([lf.C144])+[lf.$C$24]" office:value-type="float" office:value="3.61282026990566" calcext:value-type="float">
            <text:p>3,61282026990566</text:p>
          </table:table-cell>
          <table:table-cell table:style-name="ce20" table:formula="of:=[$lf.D144]-[$lf.$B$14]" office:value-type="float" office:value="58.5867741915176" calcext:value-type="float">
            <text:p>58,5867741915176</text:p>
          </table:table-cell>
          <table:table-cell table:style-name="ce20" table:formula="of:=[lf.E144]-[$lf.$C$14]" office:value-type="float" office:value="-86.3871797300943" calcext:value-type="float">
            <text:p>-86,3871797300943</text:p>
          </table:table-cell>
          <table:table-cell table:style-name="ce11" table:formula="of:=SQRT([lf.F144]^2+[lf.G144]^2)" office:value-type="float" office:value="104.379858842056" calcext:value-type="float">
            <text:p>104,379858842056</text:p>
          </table:table-cell>
          <table:table-cell table:style-name="ce20" table:formula="of:=([lf.H144]^2-[lf.$B$42]^2+[lf.$B$43]^2)/(2*[lf.H144])" office:value-type="float" office:value="1.43972699476737" calcext:value-type="float">
            <text:p>1,43972699476737</text:p>
          </table:table-cell>
          <table:table-cell table:style-name="ce20" table:formula="of:=ACOS([lf.I144]/[lf.$B$43])" office:value-type="float" office:value="1.4987476590012" calcext:value-type="float">
            <text:p>1,4987476590012</text:p>
          </table:table-cell>
          <table:table-cell table:style-name="ce20" table:formula="of:=ASIN([lf.F144]/[lf.H144])" office:value-type="float" office:value="0.595936757328186" calcext:value-type="float">
            <text:p>0,595936757328186</text:p>
          </table:table-cell>
          <table:table-cell table:style-name="ce20" table:formula="of:=IF(0.5*PI()+[lf.$B$9]&gt;[lf.K144];1;-1)" office:value-type="float" office:value="1" calcext:value-type="float">
            <text:p>1</text:p>
          </table:table-cell>
          <table:table-cell table:style-name="ce17" table:formula="of:=0.5*PI()-([lf.J144]*[lf.L144]+[lf.K144])" office:value-type="float" office:value="-0.523888089534492" calcext:value-type="float">
            <text:p>-0,523888089534492</text:p>
          </table:table-cell>
          <table:table-cell table:style-name="ce17" table:formula="of:=-[lf.M144]-[lf.$B$8]" office:value-type="float" office:value="0.174822239135626" calcext:value-type="float">
            <text:p>0,174822239135626</text:p>
          </table:table-cell>
          <table:table-cell table:number-columns-repeated="1010"/>
        </table:table-row>
        <table:table-row table:style-name="ro1">
          <table:table-cell office:value-type="float" office:value="-86" calcext:value-type="float">
            <text:p>-86</text:p>
          </table:table-cell>
          <table:table-cell table:formula="of:=[lf.A145]*analyze_resolution" office:value-type="float" office:value="-12.9" calcext:value-type="float">
            <text:p>-12,9</text:p>
          </table:table-cell>
          <table:table-cell table:style-name="ce20" table:formula="of:=-RADIANS([lf.B145])" office:value-type="float" office:value="0.225147473507268" calcext:value-type="float">
            <text:p>0,225147473507268</text:p>
          </table:table-cell>
          <table:table-cell table:style-name="ce20" table:formula="of:=COS([lf.$B$6])*servo_saver_arm_length*COS([lf.C145])-SIN([lf.$B$6])*servo_saver_arm_length*SIN([lf.C145])+[lf.$B$24]" office:value-type="float" office:value="358.59617910706" calcext:value-type="float">
            <text:p>358,59617910706</text:p>
          </table:table-cell>
          <table:table-cell table:style-name="ce20" table:formula="of:=COS([lf.$B$6])*servo_saver_arm_length*SIN([lf.C145])+SIN([lf.$B$6])*servo_saver_arm_length*COS([lf.C145])+[lf.$C$24]" office:value-type="float" office:value="3.57200185617522" calcext:value-type="float">
            <text:p>3,57200185617522</text:p>
          </table:table-cell>
          <table:table-cell table:style-name="ce20" table:formula="of:=[$lf.D145]-[$lf.$B$14]" office:value-type="float" office:value="58.5961791070595" calcext:value-type="float">
            <text:p>58,5961791070595</text:p>
          </table:table-cell>
          <table:table-cell table:style-name="ce20" table:formula="of:=[lf.E145]-[$lf.$C$14]" office:value-type="float" office:value="-86.4279981438248" calcext:value-type="float">
            <text:p>-86,4279981438248</text:p>
          </table:table-cell>
          <table:table-cell table:style-name="ce11" table:formula="of:=SQRT([lf.F145]^2+[lf.G145]^2)" office:value-type="float" office:value="104.418921030125" calcext:value-type="float">
            <text:p>104,418921030125</text:p>
          </table:table-cell>
          <table:table-cell table:style-name="ce20" table:formula="of:=([lf.H145]^2-[lf.$B$42]^2+[lf.$B$43]^2)/(2*[lf.H145])" office:value-type="float" office:value="1.47824328738684" calcext:value-type="float">
            <text:p>1,47824328738684</text:p>
          </table:table-cell>
          <table:table-cell table:style-name="ce20" table:formula="of:=ACOS([lf.I145]/[lf.$B$43])" office:value-type="float" office:value="1.49681669932072" calcext:value-type="float">
            <text:p>1,49681669932072</text:p>
          </table:table-cell>
          <table:table-cell table:style-name="ce20" table:formula="of:=ASIN([lf.F145]/[lf.H145])" office:value-type="float" office:value="0.595791888861314" calcext:value-type="float">
            <text:p>0,595791888861314</text:p>
          </table:table-cell>
          <table:table-cell table:style-name="ce20" table:formula="of:=IF(0.5*PI()+[lf.$B$9]&gt;[lf.K145];1;-1)" office:value-type="float" office:value="1" calcext:value-type="float">
            <text:p>1</text:p>
          </table:table-cell>
          <table:table-cell table:style-name="ce17" table:formula="of:=0.5*PI()-([lf.J145]*[lf.L145]+[lf.K145])" office:value-type="float" office:value="-0.521812261387136" calcext:value-type="float">
            <text:p>-0,521812261387136</text:p>
          </table:table-cell>
          <table:table-cell table:style-name="ce17" table:formula="of:=-[lf.M145]-[lf.$B$8]" office:value-type="float" office:value="0.17274641098827" calcext:value-type="float">
            <text:p>0,17274641098827</text:p>
          </table:table-cell>
          <table:table-cell table:number-columns-repeated="1010"/>
        </table:table-row>
        <table:table-row table:style-name="ro1">
          <table:table-cell office:value-type="float" office:value="-85" calcext:value-type="float">
            <text:p>-85</text:p>
          </table:table-cell>
          <table:table-cell table:formula="of:=[lf.A146]*analyze_resolution" office:value-type="float" office:value="-12.75" calcext:value-type="float">
            <text:p>-12,75</text:p>
          </table:table-cell>
          <table:table-cell table:style-name="ce20" table:formula="of:=-RADIANS([lf.B146])" office:value-type="float" office:value="0.222529479629277" calcext:value-type="float">
            <text:p>0,222529479629277</text:p>
          </table:table-cell>
          <table:table-cell table:style-name="ce20" table:formula="of:=COS([lf.$B$6])*servo_saver_arm_length*COS([lf.C146])-SIN([lf.$B$6])*servo_saver_arm_length*SIN([lf.C146])+[lf.$B$24]" office:value-type="float" office:value="358.605477128136" calcext:value-type="float">
            <text:p>358,605477128136</text:p>
          </table:table-cell>
          <table:table-cell table:style-name="ce20" table:formula="of:=COS([lf.$B$6])*servo_saver_arm_length*SIN([lf.C146])+SIN([lf.$B$6])*servo_saver_arm_length*COS([lf.C146])+[lf.$C$24]" office:value-type="float" office:value="3.53115896034402" calcext:value-type="float">
            <text:p>3,53115896034402</text:p>
          </table:table-cell>
          <table:table-cell table:style-name="ce20" table:formula="of:=[$lf.D146]-[$lf.$B$14]" office:value-type="float" office:value="58.6054771281362" calcext:value-type="float">
            <text:p>58,6054771281362</text:p>
          </table:table-cell>
          <table:table-cell table:style-name="ce20" table:formula="of:=[lf.E146]-[$lf.$C$14]" office:value-type="float" office:value="-86.468841039656" calcext:value-type="float">
            <text:p>-86,468841039656</text:p>
          </table:table-cell>
          <table:table-cell table:style-name="ce11" table:formula="of:=SQRT([lf.F146]^2+[lf.G146]^2)" office:value-type="float" office:value="104.457945701406" calcext:value-type="float">
            <text:p>104,457945701406</text:p>
          </table:table-cell>
          <table:table-cell table:style-name="ce20" table:formula="of:=([lf.H146]^2-[lf.$B$42]^2+[lf.$B$43]^2)/(2*[lf.H146])" office:value-type="float" office:value="1.51670840888396" calcext:value-type="float">
            <text:p>1,51670840888396</text:p>
          </table:table-cell>
          <table:table-cell table:style-name="ce20" table:formula="of:=ACOS([lf.I146]/[lf.$B$43])" office:value-type="float" office:value="1.49488802920048" calcext:value-type="float">
            <text:p>1,49488802920048</text:p>
          </table:table-cell>
          <table:table-cell table:style-name="ce20" table:formula="of:=ASIN([lf.F146]/[lf.H146])" office:value-type="float" office:value="0.595646150157366" calcext:value-type="float">
            <text:p>0,595646150157366</text:p>
          </table:table-cell>
          <table:table-cell table:style-name="ce20" table:formula="of:=IF(0.5*PI()+[lf.$B$9]&gt;[lf.K146];1;-1)" office:value-type="float" office:value="1" calcext:value-type="float">
            <text:p>1</text:p>
          </table:table-cell>
          <table:table-cell table:style-name="ce17" table:formula="of:=0.5*PI()-([lf.J146]*[lf.L146]+[lf.K146])" office:value-type="float" office:value="-0.519737852562953" calcext:value-type="float">
            <text:p>-0,519737852562953</text:p>
          </table:table-cell>
          <table:table-cell table:style-name="ce17" table:formula="of:=-[lf.M146]-[lf.$B$8]" office:value-type="float" office:value="0.170672002164087" calcext:value-type="float">
            <text:p>0,170672002164087</text:p>
          </table:table-cell>
          <table:table-cell table:number-columns-repeated="1010"/>
        </table:table-row>
        <table:table-row table:style-name="ro1">
          <table:table-cell office:value-type="float" office:value="-84" calcext:value-type="float">
            <text:p>-84</text:p>
          </table:table-cell>
          <table:table-cell table:formula="of:=[lf.A147]*analyze_resolution" office:value-type="float" office:value="-12.6" calcext:value-type="float">
            <text:p>-12,6</text:p>
          </table:table-cell>
          <table:table-cell table:style-name="ce20" table:formula="of:=-RADIANS([lf.B147])" office:value-type="float" office:value="0.219911485751286" calcext:value-type="float">
            <text:p>0,219911485751286</text:p>
          </table:table-cell>
          <table:table-cell table:style-name="ce20" table:formula="of:=COS([lf.$B$6])*servo_saver_arm_length*COS([lf.C147])-SIN([lf.$B$6])*servo_saver_arm_length*SIN([lf.C147])+[lf.$B$24]" office:value-type="float" office:value="358.61466819102" calcext:value-type="float">
            <text:p>358,61466819102</text:p>
          </table:table-cell>
          <table:table-cell table:style-name="ce20" table:formula="of:=COS([lf.$B$6])*servo_saver_arm_length*SIN([lf.C147])+SIN([lf.$B$6])*servo_saver_arm_length*COS([lf.C147])+[lf.$C$24]" office:value-type="float" office:value="3.49029186234468" calcext:value-type="float">
            <text:p>3,49029186234468</text:p>
          </table:table-cell>
          <table:table-cell table:style-name="ce20" table:formula="of:=[$lf.D147]-[$lf.$B$14]" office:value-type="float" office:value="58.61466819102" calcext:value-type="float">
            <text:p>58,61466819102</text:p>
          </table:table-cell>
          <table:table-cell table:style-name="ce20" table:formula="of:=[lf.E147]-[$lf.$C$14]" office:value-type="float" office:value="-86.5097081376553" calcext:value-type="float">
            <text:p>-86,5097081376553</text:p>
          </table:table-cell>
          <table:table-cell table:style-name="ce11" table:formula="of:=SQRT([lf.F147]^2+[lf.G147]^2)" office:value-type="float" office:value="104.496932630607" calcext:value-type="float">
            <text:p>104,496932630607</text:p>
          </table:table-cell>
          <table:table-cell table:style-name="ce20" table:formula="of:=([lf.H147]^2-[lf.$B$42]^2+[lf.$B$43]^2)/(2*[lf.H147])" office:value-type="float" office:value="1.55512219405001" calcext:value-type="float">
            <text:p>1,55512219405001</text:p>
          </table:table-cell>
          <table:table-cell table:style-name="ce20" table:formula="of:=ACOS([lf.I147]/[lf.$B$43])" office:value-type="float" office:value="1.49296165074511" calcext:value-type="float">
            <text:p>1,49296165074511</text:p>
          </table:table-cell>
          <table:table-cell table:style-name="ce20" table:formula="of:=ASIN([lf.F147]/[lf.H147])" office:value-type="float" office:value="0.595499543029099" calcext:value-type="float">
            <text:p>0,595499543029099</text:p>
          </table:table-cell>
          <table:table-cell table:style-name="ce20" table:formula="of:=IF(0.5*PI()+[lf.$B$9]&gt;[lf.K147];1;-1)" office:value-type="float" office:value="1" calcext:value-type="float">
            <text:p>1</text:p>
          </table:table-cell>
          <table:table-cell table:style-name="ce17" table:formula="of:=0.5*PI()-([lf.J147]*[lf.L147]+[lf.K147])" office:value-type="float" office:value="-0.517664866979313" calcext:value-type="float">
            <text:p>-0,517664866979313</text:p>
          </table:table-cell>
          <table:table-cell table:style-name="ce17" table:formula="of:=-[lf.M147]-[lf.$B$8]" office:value-type="float" office:value="0.168599016580447" calcext:value-type="float">
            <text:p>0,168599016580447</text:p>
          </table:table-cell>
          <table:table-cell table:number-columns-repeated="1010"/>
        </table:table-row>
        <table:table-row table:style-name="ro1">
          <table:table-cell office:value-type="float" office:value="-83" calcext:value-type="float">
            <text:p>-83</text:p>
          </table:table-cell>
          <table:table-cell table:formula="of:=[lf.A148]*analyze_resolution" office:value-type="float" office:value="-12.45" calcext:value-type="float">
            <text:p>-12,45</text:p>
          </table:table-cell>
          <table:table-cell table:style-name="ce20" table:formula="of:=-RADIANS([lf.B148])" office:value-type="float" office:value="0.217293491873294" calcext:value-type="float">
            <text:p>0,217293491873294</text:p>
          </table:table-cell>
          <table:table-cell table:style-name="ce20" table:formula="of:=COS([lf.$B$6])*servo_saver_arm_length*COS([lf.C148])-SIN([lf.$B$6])*servo_saver_arm_length*SIN([lf.C148])+[lf.$B$24]" office:value-type="float" office:value="358.623752232716" calcext:value-type="float">
            <text:p>358,623752232716</text:p>
          </table:table-cell>
          <table:table-cell table:style-name="ce20" table:formula="of:=COS([lf.$B$6])*servo_saver_arm_length*SIN([lf.C148])+SIN([lf.$B$6])*servo_saver_arm_length*COS([lf.C148])+[lf.$C$24]" office:value-type="float" office:value="3.44940084227573" calcext:value-type="float">
            <text:p>3,44940084227573</text:p>
          </table:table-cell>
          <table:table-cell table:style-name="ce20" table:formula="of:=[$lf.D148]-[$lf.$B$14]" office:value-type="float" office:value="58.6237522327163" calcext:value-type="float">
            <text:p>58,6237522327163</text:p>
          </table:table-cell>
          <table:table-cell table:style-name="ce20" table:formula="of:=[lf.E148]-[$lf.$C$14]" office:value-type="float" office:value="-86.5505991577243" calcext:value-type="float">
            <text:p>-86,5505991577243</text:p>
          </table:table-cell>
          <table:table-cell table:style-name="ce11" table:formula="of:=SQRT([lf.F148]^2+[lf.G148]^2)" office:value-type="float" office:value="104.535881592896" calcext:value-type="float">
            <text:p>104,535881592896</text:p>
          </table:table-cell>
          <table:table-cell table:style-name="ce20" table:formula="of:=([lf.H148]^2-[lf.$B$42]^2+[lf.$B$43]^2)/(2*[lf.H148])" office:value-type="float" office:value="1.59348447829492" calcext:value-type="float">
            <text:p>1,59348447829492</text:p>
          </table:table-cell>
          <table:table-cell table:style-name="ce20" table:formula="of:=ACOS([lf.I148]/[lf.$B$43])" office:value-type="float" office:value="1.49103756608037" calcext:value-type="float">
            <text:p>1,49103756608037</text:p>
          </table:table-cell>
          <table:table-cell table:style-name="ce20" table:formula="of:=ASIN([lf.F148]/[lf.H148])" office:value-type="float" office:value="0.595352069290003" calcext:value-type="float">
            <text:p>0,595352069290003</text:p>
          </table:table-cell>
          <table:table-cell table:style-name="ce20" table:formula="of:=IF(0.5*PI()+[lf.$B$9]&gt;[lf.K148];1;-1)" office:value-type="float" office:value="1" calcext:value-type="float">
            <text:p>1</text:p>
          </table:table-cell>
          <table:table-cell table:style-name="ce17" table:formula="of:=0.5*PI()-([lf.J148]*[lf.L148]+[lf.K148])" office:value-type="float" office:value="-0.515593308575475" calcext:value-type="float">
            <text:p>-0,515593308575475</text:p>
          </table:table-cell>
          <table:table-cell table:style-name="ce17" table:formula="of:=-[lf.M148]-[lf.$B$8]" office:value-type="float" office:value="0.166527458176609" calcext:value-type="float">
            <text:p>0,166527458176609</text:p>
          </table:table-cell>
          <table:table-cell table:number-columns-repeated="1010"/>
        </table:table-row>
        <table:table-row table:style-name="ro1">
          <table:table-cell office:value-type="float" office:value="-82" calcext:value-type="float">
            <text:p>-82</text:p>
          </table:table-cell>
          <table:table-cell table:formula="of:=[lf.A149]*analyze_resolution" office:value-type="float" office:value="-12.3" calcext:value-type="float">
            <text:p>-12,3</text:p>
          </table:table-cell>
          <table:table-cell table:style-name="ce20" table:formula="of:=-RADIANS([lf.B149])" office:value-type="float" office:value="0.214675497995302" calcext:value-type="float">
            <text:p>0,214675497995302</text:p>
          </table:table-cell>
          <table:table-cell table:style-name="ce20" table:formula="of:=COS([lf.$B$6])*servo_saver_arm_length*COS([lf.C149])-SIN([lf.$B$6])*servo_saver_arm_length*SIN([lf.C149])+[lf.$B$24]" office:value-type="float" office:value="358.632729190964" calcext:value-type="float">
            <text:p>358,632729190964</text:p>
          </table:table-cell>
          <table:table-cell table:style-name="ce20" table:formula="of:=COS([lf.$B$6])*servo_saver_arm_length*SIN([lf.C149])+SIN([lf.$B$6])*servo_saver_arm_length*COS([lf.C149])+[lf.$C$24]" office:value-type="float" office:value="3.40848618039962" calcext:value-type="float">
            <text:p>3,40848618039962</text:p>
          </table:table-cell>
          <table:table-cell table:style-name="ce20" table:formula="of:=[$lf.D149]-[$lf.$B$14]" office:value-type="float" office:value="58.6327291909642" calcext:value-type="float">
            <text:p>58,6327291909642</text:p>
          </table:table-cell>
          <table:table-cell table:style-name="ce20" table:formula="of:=[lf.E149]-[$lf.$C$14]" office:value-type="float" office:value="-86.5915138196004" calcext:value-type="float">
            <text:p>-86,5915138196004</text:p>
          </table:table-cell>
          <table:table-cell table:style-name="ce11" table:formula="of:=SQRT([lf.F149]^2+[lf.G149]^2)" office:value-type="float" office:value="104.574792363891" calcext:value-type="float">
            <text:p>104,574792363891</text:p>
          </table:table-cell>
          <table:table-cell table:style-name="ce20" table:formula="of:=([lf.H149]^2-[lf.$B$42]^2+[lf.$B$43]^2)/(2*[lf.H149])" office:value-type="float" office:value="1.6317950976452" calcext:value-type="float">
            <text:p>1,6317950976452</text:p>
          </table:table-cell>
          <table:table-cell table:style-name="ce20" table:formula="of:=ACOS([lf.I149]/[lf.$B$43])" office:value-type="float" office:value="1.48911577735324" calcext:value-type="float">
            <text:p>1,48911577735324</text:p>
          </table:table-cell>
          <table:table-cell table:style-name="ce20" table:formula="of:=ASIN([lf.F149]/[lf.H149])" office:value-type="float" office:value="0.595203730754286" calcext:value-type="float">
            <text:p>0,595203730754286</text:p>
          </table:table-cell>
          <table:table-cell table:style-name="ce20" table:formula="of:=IF(0.5*PI()+[lf.$B$9]&gt;[lf.K149];1;-1)" office:value-type="float" office:value="1" calcext:value-type="float">
            <text:p>1</text:p>
          </table:table-cell>
          <table:table-cell table:style-name="ce17" table:formula="of:=0.5*PI()-([lf.J149]*[lf.L149]+[lf.K149])" office:value-type="float" office:value="-0.513523181312626" calcext:value-type="float">
            <text:p>-0,513523181312626</text:p>
          </table:table-cell>
          <table:table-cell table:style-name="ce17" table:formula="of:=-[lf.M149]-[lf.$B$8]" office:value-type="float" office:value="0.16445733091376" calcext:value-type="float">
            <text:p>0,16445733091376</text:p>
          </table:table-cell>
          <table:table-cell table:number-columns-repeated="1010"/>
        </table:table-row>
        <table:table-row table:style-name="ro1">
          <table:table-cell office:value-type="float" office:value="-81" calcext:value-type="float">
            <text:p>-81</text:p>
          </table:table-cell>
          <table:table-cell table:formula="of:=[lf.A150]*analyze_resolution" office:value-type="float" office:value="-12.15" calcext:value-type="float">
            <text:p>-12,15</text:p>
          </table:table-cell>
          <table:table-cell table:style-name="ce20" table:formula="of:=-RADIANS([lf.B150])" office:value-type="float" office:value="0.212057504117311" calcext:value-type="float">
            <text:p>0,212057504117311</text:p>
          </table:table-cell>
          <table:table-cell table:style-name="ce20" table:formula="of:=COS([lf.$B$6])*servo_saver_arm_length*COS([lf.C150])-SIN([lf.$B$6])*servo_saver_arm_length*SIN([lf.C150])+[lf.$B$24]" office:value-type="float" office:value="358.641599004237" calcext:value-type="float">
            <text:p>358,641599004237</text:p>
          </table:table-cell>
          <table:table-cell table:style-name="ce20" table:formula="of:=COS([lf.$B$6])*servo_saver_arm_length*SIN([lf.C150])+SIN([lf.$B$6])*servo_saver_arm_length*COS([lf.C150])+[lf.$C$24]" office:value-type="float" office:value="3.36754815714089" calcext:value-type="float">
            <text:p>3,36754815714089</text:p>
          </table:table-cell>
          <table:table-cell table:style-name="ce20" table:formula="of:=[$lf.D150]-[$lf.$B$14]" office:value-type="float" office:value="58.6415990042366" calcext:value-type="float">
            <text:p>58,6415990042366</text:p>
          </table:table-cell>
          <table:table-cell table:style-name="ce20" table:formula="of:=[lf.E150]-[$lf.$C$14]" office:value-type="float" office:value="-86.6324518428591" calcext:value-type="float">
            <text:p>-86,6324518428591</text:p>
          </table:table-cell>
          <table:table-cell table:style-name="ce11" table:formula="of:=SQRT([lf.F150]^2+[lf.G150]^2)" office:value-type="float" office:value="104.613664719667" calcext:value-type="float">
            <text:p>104,613664719667</text:p>
          </table:table-cell>
          <table:table-cell table:style-name="ce20" table:formula="of:=([lf.H150]^2-[lf.$B$42]^2+[lf.$B$43]^2)/(2*[lf.H150])" office:value-type="float" office:value="1.6700538887423" calcext:value-type="float">
            <text:p>1,6700538887423</text:p>
          </table:table-cell>
          <table:table-cell table:style-name="ce20" table:formula="of:=ACOS([lf.I150]/[lf.$B$43])" office:value-type="float" office:value="1.48719628673194" calcext:value-type="float">
            <text:p>1,48719628673194</text:p>
          </table:table-cell>
          <table:table-cell table:style-name="ce20" table:formula="of:=ASIN([lf.F150]/[lf.H150])" office:value-type="float" office:value="0.59505452923685" calcext:value-type="float">
            <text:p>0,59505452923685</text:p>
          </table:table-cell>
          <table:table-cell table:style-name="ce20" table:formula="of:=IF(0.5*PI()+[lf.$B$9]&gt;[lf.K150];1;-1)" office:value-type="float" office:value="1" calcext:value-type="float">
            <text:p>1</text:p>
          </table:table-cell>
          <table:table-cell table:style-name="ce17" table:formula="of:=0.5*PI()-([lf.J150]*[lf.L150]+[lf.K150])" office:value-type="float" office:value="-0.511454489173897" calcext:value-type="float">
            <text:p>-0,511454489173897</text:p>
          </table:table-cell>
          <table:table-cell table:style-name="ce17" table:formula="of:=-[lf.M150]-[lf.$B$8]" office:value-type="float" office:value="0.162388638775031" calcext:value-type="float">
            <text:p>0,162388638775031</text:p>
          </table:table-cell>
          <table:table-cell table:number-columns-repeated="1010"/>
        </table:table-row>
        <table:table-row table:style-name="ro1">
          <table:table-cell office:value-type="float" office:value="-80" calcext:value-type="float">
            <text:p>-80</text:p>
          </table:table-cell>
          <table:table-cell table:formula="of:=[lf.A151]*analyze_resolution" office:value-type="float" office:value="-12" calcext:value-type="float">
            <text:p>-12</text:p>
          </table:table-cell>
          <table:table-cell table:style-name="ce20" table:formula="of:=-RADIANS([lf.B151])" office:value-type="float" office:value="0.20943951023932" calcext:value-type="float">
            <text:p>0,20943951023932</text:p>
          </table:table-cell>
          <table:table-cell table:style-name="ce20" table:formula="of:=COS([lf.$B$6])*servo_saver_arm_length*COS([lf.C151])-SIN([lf.$B$6])*servo_saver_arm_length*SIN([lf.C151])+[lf.$B$24]" office:value-type="float" office:value="358.650361611741" calcext:value-type="float">
            <text:p>358,650361611741</text:p>
          </table:table-cell>
          <table:table-cell table:style-name="ce20" table:formula="of:=COS([lf.$B$6])*servo_saver_arm_length*SIN([lf.C151])+SIN([lf.$B$6])*servo_saver_arm_length*COS([lf.C151])+[lf.$C$24]" office:value-type="float" office:value="3.32658705308415" calcext:value-type="float">
            <text:p>3,32658705308415</text:p>
          </table:table-cell>
          <table:table-cell table:style-name="ce20" table:formula="of:=[$lf.D151]-[$lf.$B$14]" office:value-type="float" office:value="58.6503616117409" calcext:value-type="float">
            <text:p>58,6503616117409</text:p>
          </table:table-cell>
          <table:table-cell table:style-name="ce20" table:formula="of:=[lf.E151]-[$lf.$C$14]" office:value-type="float" office:value="-86.6734129469159" calcext:value-type="float">
            <text:p>-86,6734129469159</text:p>
          </table:table-cell>
          <table:table-cell table:style-name="ce11" table:formula="of:=SQRT([lf.F151]^2+[lf.G151]^2)" office:value-type="float" office:value="104.652498436753" calcext:value-type="float">
            <text:p>104,652498436753</text:p>
          </table:table-cell>
          <table:table-cell table:style-name="ce20" table:formula="of:=([lf.H151]^2-[lf.$B$42]^2+[lf.$B$43]^2)/(2*[lf.H151])" office:value-type="float" office:value="1.70826068884057" calcext:value-type="float">
            <text:p>1,70826068884057</text:p>
          </table:table-cell>
          <table:table-cell table:style-name="ce20" table:formula="of:=ACOS([lf.I151]/[lf.$B$43])" office:value-type="float" office:value="1.48527909640602" calcext:value-type="float">
            <text:p>1,48527909640602</text:p>
          </table:table-cell>
          <table:table-cell table:style-name="ce20" table:formula="of:=ASIN([lf.F151]/[lf.H151])" office:value-type="float" office:value="0.594904466553275" calcext:value-type="float">
            <text:p>0,594904466553275</text:p>
          </table:table-cell>
          <table:table-cell table:style-name="ce20" table:formula="of:=IF(0.5*PI()+[lf.$B$9]&gt;[lf.K151];1;-1)" office:value-type="float" office:value="1" calcext:value-type="float">
            <text:p>1</text:p>
          </table:table-cell>
          <table:table-cell table:style-name="ce17" table:formula="of:=0.5*PI()-([lf.J151]*[lf.L151]+[lf.K151])" office:value-type="float" office:value="-0.5093872361644" calcext:value-type="float">
            <text:p>-0,5093872361644</text:p>
          </table:table-cell>
          <table:table-cell table:style-name="ce17" table:formula="of:=-[lf.M151]-[lf.$B$8]" office:value-type="float" office:value="0.160321385765534" calcext:value-type="float">
            <text:p>0,160321385765534</text:p>
          </table:table-cell>
          <table:table-cell table:number-columns-repeated="1010"/>
        </table:table-row>
        <table:table-row table:style-name="ro1">
          <table:table-cell office:value-type="float" office:value="-79" calcext:value-type="float">
            <text:p>-79</text:p>
          </table:table-cell>
          <table:table-cell table:formula="of:=[lf.A152]*analyze_resolution" office:value-type="float" office:value="-11.85" calcext:value-type="float">
            <text:p>-11,85</text:p>
          </table:table-cell>
          <table:table-cell table:style-name="ce20" table:formula="of:=-RADIANS([lf.B152])" office:value-type="float" office:value="0.206821516361328" calcext:value-type="float">
            <text:p>0,206821516361328</text:p>
          </table:table-cell>
          <table:table-cell table:style-name="ce20" table:formula="of:=COS([lf.$B$6])*servo_saver_arm_length*COS([lf.C152])-SIN([lf.$B$6])*servo_saver_arm_length*SIN([lf.C152])+[lf.$B$24]" office:value-type="float" office:value="358.659016953419" calcext:value-type="float">
            <text:p>358,659016953419</text:p>
          </table:table-cell>
          <table:table-cell table:style-name="ce20" table:formula="of:=COS([lf.$B$6])*servo_saver_arm_length*SIN([lf.C152])+SIN([lf.$B$6])*servo_saver_arm_length*COS([lf.C152])+[lf.$C$24]" office:value-type="float" office:value="3.28560314897222" calcext:value-type="float">
            <text:p>3,28560314897222</text:p>
          </table:table-cell>
          <table:table-cell table:style-name="ce20" table:formula="of:=[$lf.D152]-[$lf.$B$14]" office:value-type="float" office:value="58.659016953419" calcext:value-type="float">
            <text:p>58,659016953419</text:p>
          </table:table-cell>
          <table:table-cell table:style-name="ce20" table:formula="of:=[lf.E152]-[$lf.$C$14]" office:value-type="float" office:value="-86.7143968510278" calcext:value-type="float">
            <text:p>-86,7143968510278</text:p>
          </table:table-cell>
          <table:table-cell table:style-name="ce11" table:formula="of:=SQRT([lf.F152]^2+[lf.G152]^2)" office:value-type="float" office:value="104.691293292131" calcext:value-type="float">
            <text:p>104,691293292131</text:p>
          </table:table-cell>
          <table:table-cell table:style-name="ce20" table:formula="of:=([lf.H152]^2-[lf.$B$42]^2+[lf.$B$43]^2)/(2*[lf.H152])" office:value-type="float" office:value="1.74641533580545" calcext:value-type="float">
            <text:p>1,74641533580545</text:p>
          </table:table-cell>
          <table:table-cell table:style-name="ce20" table:formula="of:=ACOS([lf.I152]/[lf.$B$43])" office:value-type="float" office:value="1.48336420858635" calcext:value-type="float">
            <text:p>1,48336420858635</text:p>
          </table:table-cell>
          <table:table-cell table:style-name="ce20" table:formula="of:=ASIN([lf.F152]/[lf.H152])" office:value-type="float" office:value="0.594753544519804" calcext:value-type="float">
            <text:p>0,594753544519804</text:p>
          </table:table-cell>
          <table:table-cell table:style-name="ce20" table:formula="of:=IF(0.5*PI()+[lf.$B$9]&gt;[lf.K152];1;-1)" office:value-type="float" office:value="1" calcext:value-type="float">
            <text:p>1</text:p>
          </table:table-cell>
          <table:table-cell table:style-name="ce17" table:formula="of:=0.5*PI()-([lf.J152]*[lf.L152]+[lf.K152])" office:value-type="float" office:value="-0.50732142631126" calcext:value-type="float">
            <text:p>-0,50732142631126</text:p>
          </table:table-cell>
          <table:table-cell table:style-name="ce17" table:formula="of:=-[lf.M152]-[lf.$B$8]" office:value-type="float" office:value="0.158255575912394" calcext:value-type="float">
            <text:p>0,158255575912394</text:p>
          </table:table-cell>
          <table:table-cell table:number-columns-repeated="1010"/>
        </table:table-row>
        <table:table-row table:style-name="ro1">
          <table:table-cell office:value-type="float" office:value="-78" calcext:value-type="float">
            <text:p>-78</text:p>
          </table:table-cell>
          <table:table-cell table:formula="of:=[lf.A153]*analyze_resolution" office:value-type="float" office:value="-11.7" calcext:value-type="float">
            <text:p>-11,7</text:p>
          </table:table-cell>
          <table:table-cell table:style-name="ce20" table:formula="of:=-RADIANS([lf.B153])" office:value-type="float" office:value="0.204203522483336" calcext:value-type="float">
            <text:p>0,204203522483336</text:p>
          </table:table-cell>
          <table:table-cell table:style-name="ce20" table:formula="of:=COS([lf.$B$6])*servo_saver_arm_length*COS([lf.C153])-SIN([lf.$B$6])*servo_saver_arm_length*SIN([lf.C153])+[lf.$B$24]" office:value-type="float" office:value="358.667564969948" calcext:value-type="float">
            <text:p>358,667564969948</text:p>
          </table:table-cell>
          <table:table-cell table:style-name="ce20" table:formula="of:=COS([lf.$B$6])*servo_saver_arm_length*SIN([lf.C153])+SIN([lf.$B$6])*servo_saver_arm_length*COS([lf.C153])+[lf.$C$24]" office:value-type="float" office:value="3.2445967257042" calcext:value-type="float">
            <text:p>3,2445967257042</text:p>
          </table:table-cell>
          <table:table-cell table:style-name="ce20" table:formula="of:=[$lf.D153]-[$lf.$B$14]" office:value-type="float" office:value="58.6675649699483" calcext:value-type="float">
            <text:p>58,6675649699483</text:p>
          </table:table-cell>
          <table:table-cell table:style-name="ce20" table:formula="of:=[lf.E153]-[$lf.$C$14]" office:value-type="float" office:value="-86.7554032742958" calcext:value-type="float">
            <text:p>-86,7554032742958</text:p>
          </table:table-cell>
          <table:table-cell table:style-name="ce11" table:formula="of:=SQRT([lf.F153]^2+[lf.G153]^2)" office:value-type="float" office:value="104.730049063241" calcext:value-type="float">
            <text:p>104,730049063241</text:p>
          </table:table-cell>
          <table:table-cell table:style-name="ce20" table:formula="of:=([lf.H153]^2-[lf.$B$42]^2+[lf.$B$43]^2)/(2*[lf.H153])" office:value-type="float" office:value="1.7845176681118" calcext:value-type="float">
            <text:p>1,7845176681118</text:p>
          </table:table-cell>
          <table:table-cell table:style-name="ce20" table:formula="of:=ACOS([lf.I153]/[lf.$B$43])" office:value-type="float" office:value="1.4814516255052" calcext:value-type="float">
            <text:p>1,4814516255052</text:p>
          </table:table-cell>
          <table:table-cell table:style-name="ce20" table:formula="of:=ASIN([lf.F153]/[lf.H153])" office:value-type="float" office:value="0.59460176495332" calcext:value-type="float">
            <text:p>0,59460176495332</text:p>
          </table:table-cell>
          <table:table-cell table:style-name="ce20" table:formula="of:=IF(0.5*PI()+[lf.$B$9]&gt;[lf.K153];1;-1)" office:value-type="float" office:value="1" calcext:value-type="float">
            <text:p>1</text:p>
          </table:table-cell>
          <table:table-cell table:style-name="ce17" table:formula="of:=0.5*PI()-([lf.J153]*[lf.L153]+[lf.K153])" office:value-type="float" office:value="-0.505257063663628" calcext:value-type="float">
            <text:p>-0,505257063663628</text:p>
          </table:table-cell>
          <table:table-cell table:style-name="ce17" table:formula="of:=-[lf.M153]-[lf.$B$8]" office:value-type="float" office:value="0.156191213264762" calcext:value-type="float">
            <text:p>0,156191213264762</text:p>
          </table:table-cell>
          <table:table-cell table:number-columns-repeated="1010"/>
        </table:table-row>
        <table:table-row table:style-name="ro1">
          <table:table-cell office:value-type="float" office:value="-77" calcext:value-type="float">
            <text:p>-77</text:p>
          </table:table-cell>
          <table:table-cell table:formula="of:=[lf.A154]*analyze_resolution" office:value-type="float" office:value="-11.55" calcext:value-type="float">
            <text:p>-11,55</text:p>
          </table:table-cell>
          <table:table-cell table:style-name="ce20" table:formula="of:=-RADIANS([lf.B154])" office:value-type="float" office:value="0.201585528605345" calcext:value-type="float">
            <text:p>0,201585528605345</text:p>
          </table:table-cell>
          <table:table-cell table:style-name="ce20" table:formula="of:=COS([lf.$B$6])*servo_saver_arm_length*COS([lf.C154])-SIN([lf.$B$6])*servo_saver_arm_length*SIN([lf.C154])+[lf.$B$24]" office:value-type="float" office:value="358.676005602741" calcext:value-type="float">
            <text:p>358,676005602741</text:p>
          </table:table-cell>
          <table:table-cell table:style-name="ce20" table:formula="of:=COS([lf.$B$6])*servo_saver_arm_length*SIN([lf.C154])+SIN([lf.$B$6])*servo_saver_arm_length*COS([lf.C154])+[lf.$C$24]" office:value-type="float" office:value="3.20356806433351" calcext:value-type="float">
            <text:p>3,20356806433351</text:p>
          </table:table-cell>
          <table:table-cell table:style-name="ce20" table:formula="of:=[$lf.D154]-[$lf.$B$14]" office:value-type="float" office:value="58.6760056027415" calcext:value-type="float">
            <text:p>58,6760056027415</text:p>
          </table:table-cell>
          <table:table-cell table:style-name="ce20" table:formula="of:=[lf.E154]-[$lf.$C$14]" office:value-type="float" office:value="-86.7964319356665" calcext:value-type="float">
            <text:p>-86,7964319356665</text:p>
          </table:table-cell>
          <table:table-cell table:style-name="ce11" table:formula="of:=SQRT([lf.F154]^2+[lf.G154]^2)" office:value-type="float" office:value="104.768765527975" calcext:value-type="float">
            <text:p>104,768765527975</text:p>
          </table:table-cell>
          <table:table-cell table:style-name="ce20" table:formula="of:=([lf.H154]^2-[lf.$B$42]^2+[lf.$B$43]^2)/(2*[lf.H154])" office:value-type="float" office:value="1.82256752484168" calcext:value-type="float">
            <text:p>1,82256752484168</text:p>
          </table:table-cell>
          <table:table-cell table:style-name="ce20" table:formula="of:=ACOS([lf.I154]/[lf.$B$43])" office:value-type="float" office:value="1.4795413494163" calcext:value-type="float">
            <text:p>1,4795413494163</text:p>
          </table:table-cell>
          <table:table-cell table:style-name="ce20" table:formula="of:=ASIN([lf.F154]/[lf.H154])" office:value-type="float" office:value="0.594449129671331" calcext:value-type="float">
            <text:p>0,594449129671331</text:p>
          </table:table-cell>
          <table:table-cell table:style-name="ce20" table:formula="of:=IF(0.5*PI()+[lf.$B$9]&gt;[lf.K154];1;-1)" office:value-type="float" office:value="1" calcext:value-type="float">
            <text:p>1</text:p>
          </table:table-cell>
          <table:table-cell table:style-name="ce17" table:formula="of:=0.5*PI()-([lf.J154]*[lf.L154]+[lf.K154])" office:value-type="float" office:value="-0.503194152292731" calcext:value-type="float">
            <text:p>-0,503194152292731</text:p>
          </table:table-cell>
          <table:table-cell table:style-name="ce17" table:formula="of:=-[lf.M154]-[lf.$B$8]" office:value-type="float" office:value="0.154128301893865" calcext:value-type="float">
            <text:p>0,154128301893865</text:p>
          </table:table-cell>
          <table:table-cell table:number-columns-repeated="1010"/>
        </table:table-row>
        <table:table-row table:style-name="ro1">
          <table:table-cell office:value-type="float" office:value="-76" calcext:value-type="float">
            <text:p>-76</text:p>
          </table:table-cell>
          <table:table-cell table:formula="of:=[lf.A155]*analyze_resolution" office:value-type="float" office:value="-11.4" calcext:value-type="float">
            <text:p>-11,4</text:p>
          </table:table-cell>
          <table:table-cell table:style-name="ce20" table:formula="of:=-RADIANS([lf.B155])" office:value-type="float" office:value="0.198967534727354" calcext:value-type="float">
            <text:p>0,198967534727354</text:p>
          </table:table-cell>
          <table:table-cell table:style-name="ce20" table:formula="of:=COS([lf.$B$6])*servo_saver_arm_length*COS([lf.C155])-SIN([lf.$B$6])*servo_saver_arm_length*SIN([lf.C155])+[lf.$B$24]" office:value-type="float" office:value="358.684338793948" calcext:value-type="float">
            <text:p>358,684338793948</text:p>
          </table:table-cell>
          <table:table-cell table:style-name="ce20" table:formula="of:=COS([lf.$B$6])*servo_saver_arm_length*SIN([lf.C155])+SIN([lf.$B$6])*servo_saver_arm_length*COS([lf.C155])+[lf.$C$24]" office:value-type="float" office:value="3.16251744606602" calcext:value-type="float">
            <text:p>3,16251744606602</text:p>
          </table:table-cell>
          <table:table-cell table:style-name="ce20" table:formula="of:=[$lf.D155]-[$lf.$B$14]" office:value-type="float" office:value="58.6843387939476" calcext:value-type="float">
            <text:p>58,6843387939476</text:p>
          </table:table-cell>
          <table:table-cell table:style-name="ce20" table:formula="of:=[lf.E155]-[$lf.$C$14]" office:value-type="float" office:value="-86.837482553934" calcext:value-type="float">
            <text:p>-86,837482553934</text:p>
          </table:table-cell>
          <table:table-cell table:style-name="ce11" table:formula="of:=SQRT([lf.F155]^2+[lf.G155]^2)" office:value-type="float" office:value="104.807442464682" calcext:value-type="float">
            <text:p>104,807442464682</text:p>
          </table:table-cell>
          <table:table-cell table:style-name="ce20" table:formula="of:=([lf.H155]^2-[lf.$B$42]^2+[lf.$B$43]^2)/(2*[lf.H155])" office:value-type="float" office:value="1.86056474568288" calcext:value-type="float">
            <text:p>1,86056474568288</text:p>
          </table:table-cell>
          <table:table-cell table:style-name="ce20" table:formula="of:=ACOS([lf.I155]/[lf.$B$43])" office:value-type="float" office:value="1.47763338259483" calcext:value-type="float">
            <text:p>1,47763338259483</text:p>
          </table:table-cell>
          <table:table-cell table:style-name="ce20" table:formula="of:=ASIN([lf.F155]/[lf.H155])" office:value-type="float" office:value="0.594295640491949" calcext:value-type="float">
            <text:p>0,594295640491949</text:p>
          </table:table-cell>
          <table:table-cell table:style-name="ce20" table:formula="of:=IF(0.5*PI()+[lf.$B$9]&gt;[lf.K155];1;-1)" office:value-type="float" office:value="1" calcext:value-type="float">
            <text:p>1</text:p>
          </table:table-cell>
          <table:table-cell table:style-name="ce17" table:formula="of:=0.5*PI()-([lf.J155]*[lf.L155]+[lf.K155])" office:value-type="float" office:value="-0.501132696291886" calcext:value-type="float">
            <text:p>-0,501132696291886</text:p>
          </table:table-cell>
          <table:table-cell table:style-name="ce17" table:formula="of:=-[lf.M155]-[lf.$B$8]" office:value-type="float" office:value="0.15206684589302" calcext:value-type="float">
            <text:p>0,15206684589302</text:p>
          </table:table-cell>
          <table:table-cell table:number-columns-repeated="1010"/>
        </table:table-row>
        <table:table-row table:style-name="ro1">
          <table:table-cell office:value-type="float" office:value="-75" calcext:value-type="float">
            <text:p>-75</text:p>
          </table:table-cell>
          <table:table-cell table:formula="of:=[lf.A156]*analyze_resolution" office:value-type="float" office:value="-11.25" calcext:value-type="float">
            <text:p>-11,25</text:p>
          </table:table-cell>
          <table:table-cell table:style-name="ce20" table:formula="of:=-RADIANS([lf.B156])" office:value-type="float" office:value="0.196349540849362" calcext:value-type="float">
            <text:p>0,196349540849362</text:p>
          </table:table-cell>
          <table:table-cell table:style-name="ce20" table:formula="of:=COS([lf.$B$6])*servo_saver_arm_length*COS([lf.C156])-SIN([lf.$B$6])*servo_saver_arm_length*SIN([lf.C156])+[lf.$B$24]" office:value-type="float" office:value="358.692564486452" calcext:value-type="float">
            <text:p>358,692564486452</text:p>
          </table:table-cell>
          <table:table-cell table:style-name="ce20" table:formula="of:=COS([lf.$B$6])*servo_saver_arm_length*SIN([lf.C156])+SIN([lf.$B$6])*servo_saver_arm_length*COS([lf.C156])+[lf.$C$24]" office:value-type="float" office:value="3.12144515225805" calcext:value-type="float">
            <text:p>3,12144515225805</text:p>
          </table:table-cell>
          <table:table-cell table:style-name="ce20" table:formula="of:=[$lf.D156]-[$lf.$B$14]" office:value-type="float" office:value="58.6925644864517" calcext:value-type="float">
            <text:p>58,6925644864517</text:p>
          </table:table-cell>
          <table:table-cell table:style-name="ce20" table:formula="of:=[lf.E156]-[$lf.$C$14]" office:value-type="float" office:value="-86.878554847742" calcext:value-type="float">
            <text:p>-86,878554847742</text:p>
          </table:table-cell>
          <table:table-cell table:style-name="ce11" table:formula="of:=SQRT([lf.F156]^2+[lf.G156]^2)" office:value-type="float" office:value="104.846079652166" calcext:value-type="float">
            <text:p>104,846079652166</text:p>
          </table:table-cell>
          <table:table-cell table:style-name="ce20" table:formula="of:=([lf.H156]^2-[lf.$B$42]^2+[lf.$B$43]^2)/(2*[lf.H156])" office:value-type="float" office:value="1.89850917092689" calcext:value-type="float">
            <text:p>1,89850917092689</text:p>
          </table:table-cell>
          <table:table-cell table:style-name="ce20" table:formula="of:=ACOS([lf.I156]/[lf.$B$43])" office:value-type="float" office:value="1.47572772733755" calcext:value-type="float">
            <text:p>1,47572772733755</text:p>
          </table:table-cell>
          <table:table-cell table:style-name="ce20" table:formula="of:=ASIN([lf.F156]/[lf.H156])" office:value-type="float" office:value="0.594141299233878" calcext:value-type="float">
            <text:p>0,594141299233878</text:p>
          </table:table-cell>
          <table:table-cell table:style-name="ce20" table:formula="of:=IF(0.5*PI()+[lf.$B$9]&gt;[lf.K156];1;-1)" office:value-type="float" office:value="1" calcext:value-type="float">
            <text:p>1</text:p>
          </table:table-cell>
          <table:table-cell table:style-name="ce17" table:formula="of:=0.5*PI()-([lf.J156]*[lf.L156]+[lf.K156])" office:value-type="float" office:value="-0.499072699776534" calcext:value-type="float">
            <text:p>-0,499072699776534</text:p>
          </table:table-cell>
          <table:table-cell table:style-name="ce17" table:formula="of:=-[lf.M156]-[lf.$B$8]" office:value-type="float" office:value="0.150006849377668" calcext:value-type="float">
            <text:p>0,150006849377668</text:p>
          </table:table-cell>
          <table:table-cell table:number-columns-repeated="1010"/>
        </table:table-row>
        <table:table-row table:style-name="ro1">
          <table:table-cell office:value-type="float" office:value="-74" calcext:value-type="float">
            <text:p>-74</text:p>
          </table:table-cell>
          <table:table-cell table:formula="of:=[lf.A157]*analyze_resolution" office:value-type="float" office:value="-11.1" calcext:value-type="float">
            <text:p>-11,1</text:p>
          </table:table-cell>
          <table:table-cell table:style-name="ce20" table:formula="of:=-RADIANS([lf.B157])" office:value-type="float" office:value="0.193731546971371" calcext:value-type="float">
            <text:p>0,193731546971371</text:p>
          </table:table-cell>
          <table:table-cell table:style-name="ce20" table:formula="of:=COS([lf.$B$6])*servo_saver_arm_length*COS([lf.C157])-SIN([lf.$B$6])*servo_saver_arm_length*SIN([lf.C157])+[lf.$B$24]" office:value-type="float" office:value="358.700682623876" calcext:value-type="float">
            <text:p>358,700682623876</text:p>
          </table:table-cell>
          <table:table-cell table:style-name="ce20" table:formula="of:=COS([lf.$B$6])*servo_saver_arm_length*SIN([lf.C157])+SIN([lf.$B$6])*servo_saver_arm_length*COS([lf.C157])+[lf.$C$24]" office:value-type="float" office:value="3.08035146441452" calcext:value-type="float">
            <text:p>3,08035146441452</text:p>
          </table:table-cell>
          <table:table-cell table:style-name="ce20" table:formula="of:=[$lf.D157]-[$lf.$B$14]" office:value-type="float" office:value="58.7006826238759" calcext:value-type="float">
            <text:p>58,7006826238759</text:p>
          </table:table-cell>
          <table:table-cell table:style-name="ce20" table:formula="of:=[lf.E157]-[$lf.$C$14]" office:value-type="float" office:value="-86.9196485355855" calcext:value-type="float">
            <text:p>-86,9196485355855</text:p>
          </table:table-cell>
          <table:table-cell table:style-name="ce11" table:formula="of:=SQRT([lf.F157]^2+[lf.G157]^2)" office:value-type="float" office:value="104.884676869687" calcext:value-type="float">
            <text:p>104,884676869687</text:p>
          </table:table-cell>
          <table:table-cell table:style-name="ce20" table:formula="of:=([lf.H157]^2-[lf.$B$42]^2+[lf.$B$43]^2)/(2*[lf.H157])" office:value-type="float" office:value="1.93640064146706" calcext:value-type="float">
            <text:p>1,93640064146706</text:p>
          </table:table-cell>
          <table:table-cell table:style-name="ce20" table:formula="of:=ACOS([lf.I157]/[lf.$B$43])" office:value-type="float" office:value="1.47382438596278" calcext:value-type="float">
            <text:p>1,47382438596278</text:p>
          </table:table-cell>
          <table:table-cell table:style-name="ce20" table:formula="of:=ASIN([lf.F157]/[lf.H157])" office:value-type="float" office:value="0.59398610771639" calcext:value-type="float">
            <text:p>0,59398610771639</text:p>
          </table:table-cell>
          <table:table-cell table:style-name="ce20" table:formula="of:=IF(0.5*PI()+[lf.$B$9]&gt;[lf.K157];1;-1)" office:value-type="float" office:value="1" calcext:value-type="float">
            <text:p>1</text:p>
          </table:table-cell>
          <table:table-cell table:style-name="ce17" table:formula="of:=0.5*PI()-([lf.J157]*[lf.L157]+[lf.K157])" office:value-type="float" office:value="-0.497014166884274" calcext:value-type="float">
            <text:p>-0,497014166884274</text:p>
          </table:table-cell>
          <table:table-cell table:style-name="ce17" table:formula="of:=-[lf.M157]-[lf.$B$8]" office:value-type="float" office:value="0.147948316485409" calcext:value-type="float">
            <text:p>0,147948316485409</text:p>
          </table:table-cell>
          <table:table-cell table:number-columns-repeated="1010"/>
        </table:table-row>
        <table:table-row table:style-name="ro1">
          <table:table-cell office:value-type="float" office:value="-73" calcext:value-type="float">
            <text:p>-73</text:p>
          </table:table-cell>
          <table:table-cell table:formula="of:=[lf.A158]*analyze_resolution" office:value-type="float" office:value="-10.95" calcext:value-type="float">
            <text:p>-10,95</text:p>
          </table:table-cell>
          <table:table-cell table:style-name="ce20" table:formula="of:=-RADIANS([lf.B158])" office:value-type="float" office:value="0.191113553093379" calcext:value-type="float">
            <text:p>0,191113553093379</text:p>
          </table:table-cell>
          <table:table-cell table:style-name="ce20" table:formula="of:=COS([lf.$B$6])*servo_saver_arm_length*COS([lf.C158])-SIN([lf.$B$6])*servo_saver_arm_length*SIN([lf.C158])+[lf.$B$24]" office:value-type="float" office:value="358.708693150579" calcext:value-type="float">
            <text:p>358,708693150579</text:p>
          </table:table-cell>
          <table:table-cell table:style-name="ce20" table:formula="of:=COS([lf.$B$6])*servo_saver_arm_length*SIN([lf.C158])+SIN([lf.$B$6])*servo_saver_arm_length*COS([lf.C158])+[lf.$C$24]" office:value-type="float" office:value="3.03923666418695" calcext:value-type="float">
            <text:p>3,03923666418695</text:p>
          </table:table-cell>
          <table:table-cell table:style-name="ce20" table:formula="of:=[$lf.D158]-[$lf.$B$14]" office:value-type="float" office:value="58.7086931505795" calcext:value-type="float">
            <text:p>58,7086931505795</text:p>
          </table:table-cell>
          <table:table-cell table:style-name="ce20" table:formula="of:=[lf.E158]-[$lf.$C$14]" office:value-type="float" office:value="-86.960763335813" calcext:value-type="float">
            <text:p>-86,960763335813</text:p>
          </table:table-cell>
          <table:table-cell table:style-name="ce11" table:formula="of:=SQRT([lf.F158]^2+[lf.G158]^2)" office:value-type="float" office:value="104.92323389696" calcext:value-type="float">
            <text:p>104,92323389696</text:p>
          </table:table-cell>
          <table:table-cell table:style-name="ce20" table:formula="of:=([lf.H158]^2-[lf.$B$42]^2+[lf.$B$43]^2)/(2*[lf.H158])" office:value-type="float" office:value="1.97423899879681" calcext:value-type="float">
            <text:p>1,97423899879681</text:p>
          </table:table-cell>
          <table:table-cell table:style-name="ce20" table:formula="of:=ACOS([lf.I158]/[lf.$B$43])" office:value-type="float" office:value="1.47192336081048" calcext:value-type="float">
            <text:p>1,47192336081048</text:p>
          </table:table-cell>
          <table:table-cell table:style-name="ce20" table:formula="of:=ASIN([lf.F158]/[lf.H158])" office:value-type="float" office:value="0.593830067759315" calcext:value-type="float">
            <text:p>0,593830067759315</text:p>
          </table:table-cell>
          <table:table-cell table:style-name="ce20" table:formula="of:=IF(0.5*PI()+[lf.$B$9]&gt;[lf.K158];1;-1)" office:value-type="float" office:value="1" calcext:value-type="float">
            <text:p>1</text:p>
          </table:table-cell>
          <table:table-cell table:style-name="ce17" table:formula="of:=0.5*PI()-([lf.J158]*[lf.L158]+[lf.K158])" office:value-type="float" office:value="-0.494957101774893" calcext:value-type="float">
            <text:p>-0,494957101774893</text:p>
          </table:table-cell>
          <table:table-cell table:style-name="ce17" table:formula="of:=-[lf.M158]-[lf.$B$8]" office:value-type="float" office:value="0.145891251376027" calcext:value-type="float">
            <text:p>0,145891251376027</text:p>
          </table:table-cell>
          <table:table-cell table:number-columns-repeated="1010"/>
        </table:table-row>
        <table:table-row table:style-name="ro1">
          <table:table-cell office:value-type="float" office:value="-72" calcext:value-type="float">
            <text:p>-72</text:p>
          </table:table-cell>
          <table:table-cell table:formula="of:=[lf.A159]*analyze_resolution" office:value-type="float" office:value="-10.8" calcext:value-type="float">
            <text:p>-10,8</text:p>
          </table:table-cell>
          <table:table-cell table:style-name="ce20" table:formula="of:=-RADIANS([lf.B159])" office:value-type="float" office:value="0.188495559215388" calcext:value-type="float">
            <text:p>0,188495559215388</text:p>
          </table:table-cell>
          <table:table-cell table:style-name="ce20" table:formula="of:=COS([lf.$B$6])*servo_saver_arm_length*COS([lf.C159])-SIN([lf.$B$6])*servo_saver_arm_length*SIN([lf.C159])+[lf.$B$24]" office:value-type="float" office:value="358.716596011659" calcext:value-type="float">
            <text:p>358,716596011659</text:p>
          </table:table-cell>
          <table:table-cell table:style-name="ce20" table:formula="of:=COS([lf.$B$6])*servo_saver_arm_length*SIN([lf.C159])+SIN([lf.$B$6])*servo_saver_arm_length*COS([lf.C159])+[lf.$C$24]" office:value-type="float" office:value="2.99810103337159" calcext:value-type="float">
            <text:p>2,99810103337159</text:p>
          </table:table-cell>
          <table:table-cell table:style-name="ce20" table:formula="of:=[$lf.D159]-[$lf.$B$14]" office:value-type="float" office:value="58.716596011659" calcext:value-type="float">
            <text:p>58,716596011659</text:p>
          </table:table-cell>
          <table:table-cell table:style-name="ce20" table:formula="of:=[lf.E159]-[$lf.$C$14]" office:value-type="float" office:value="-87.0018989666284" calcext:value-type="float">
            <text:p>-87,0018989666284</text:p>
          </table:table-cell>
          <table:table-cell table:style-name="ce11" table:formula="of:=SQRT([lf.F159]^2+[lf.G159]^2)" office:value-type="float" office:value="104.961750514155" calcext:value-type="float">
            <text:p>104,961750514155</text:p>
          </table:table-cell>
          <table:table-cell table:style-name="ce20" table:formula="of:=([lf.H159]^2-[lf.$B$42]^2+[lf.$B$43]^2)/(2*[lf.H159])" office:value-type="float" office:value="2.01202408500783" calcext:value-type="float">
            <text:p>2,01202408500783</text:p>
          </table:table-cell>
          <table:table-cell table:style-name="ce20" table:formula="of:=ACOS([lf.I159]/[lf.$B$43])" office:value-type="float" office:value="1.47002465424227" calcext:value-type="float">
            <text:p>1,47002465424227</text:p>
          </table:table-cell>
          <table:table-cell table:style-name="ce20" table:formula="of:=ASIN([lf.F159]/[lf.H159])" office:value-type="float" office:value="0.593673181183014" calcext:value-type="float">
            <text:p>0,593673181183014</text:p>
          </table:table-cell>
          <table:table-cell table:style-name="ce20" table:formula="of:=IF(0.5*PI()+[lf.$B$9]&gt;[lf.K159];1;-1)" office:value-type="float" office:value="1" calcext:value-type="float">
            <text:p>1</text:p>
          </table:table-cell>
          <table:table-cell table:style-name="ce17" table:formula="of:=0.5*PI()-([lf.J159]*[lf.L159]+[lf.K159])" office:value-type="float" office:value="-0.492901508630389" calcext:value-type="float">
            <text:p>-0,492901508630389</text:p>
          </table:table-cell>
          <table:table-cell table:style-name="ce17" table:formula="of:=-[lf.M159]-[lf.$B$8]" office:value-type="float" office:value="0.143835658231523" calcext:value-type="float">
            <text:p>0,143835658231523</text:p>
          </table:table-cell>
          <table:table-cell table:number-columns-repeated="1010"/>
        </table:table-row>
        <table:table-row table:style-name="ro1">
          <table:table-cell office:value-type="float" office:value="-71" calcext:value-type="float">
            <text:p>-71</text:p>
          </table:table-cell>
          <table:table-cell table:formula="of:=[lf.A160]*analyze_resolution" office:value-type="float" office:value="-10.65" calcext:value-type="float">
            <text:p>-10,65</text:p>
          </table:table-cell>
          <table:table-cell table:style-name="ce20" table:formula="of:=-RADIANS([lf.B160])" office:value-type="float" office:value="0.185877565337396" calcext:value-type="float">
            <text:p>0,185877565337396</text:p>
          </table:table-cell>
          <table:table-cell table:style-name="ce20" table:formula="of:=COS([lf.$B$6])*servo_saver_arm_length*COS([lf.C160])-SIN([lf.$B$6])*servo_saver_arm_length*SIN([lf.C160])+[lf.$B$24]" office:value-type="float" office:value="358.724391152949" calcext:value-type="float">
            <text:p>358,724391152949</text:p>
          </table:table-cell>
          <table:table-cell table:style-name="ce20" table:formula="of:=COS([lf.$B$6])*servo_saver_arm_length*SIN([lf.C160])+SIN([lf.$B$6])*servo_saver_arm_length*COS([lf.C160])+[lf.$C$24]" office:value-type="float" office:value="2.95694485390745" calcext:value-type="float">
            <text:p>2,95694485390745</text:p>
          </table:table-cell>
          <table:table-cell table:style-name="ce20" table:formula="of:=[$lf.D160]-[$lf.$B$14]" office:value-type="float" office:value="58.7243911529493" calcext:value-type="float">
            <text:p>58,7243911529493</text:p>
          </table:table-cell>
          <table:table-cell table:style-name="ce20" table:formula="of:=[lf.E160]-[$lf.$C$14]" office:value-type="float" office:value="-87.0430551460926" calcext:value-type="float">
            <text:p>-87,0430551460926</text:p>
          </table:table-cell>
          <table:table-cell table:style-name="ce11" table:formula="of:=SQRT([lf.F160]^2+[lf.G160]^2)" office:value-type="float" office:value="105.0002265019" calcext:value-type="float">
            <text:p>105,0002265019</text:p>
          </table:table-cell>
          <table:table-cell table:style-name="ce20" table:formula="of:=([lf.H160]^2-[lf.$B$42]^2+[lf.$B$43]^2)/(2*[lf.H160])" office:value-type="float" office:value="2.04975574278807" calcext:value-type="float">
            <text:p>2,04975574278807</text:p>
          </table:table-cell>
          <table:table-cell table:style-name="ce20" table:formula="of:=ACOS([lf.I160]/[lf.$B$43])" office:value-type="float" office:value="1.46812826864154" calcext:value-type="float">
            <text:p>1,46812826864154</text:p>
          </table:table-cell>
          <table:table-cell table:style-name="ce20" table:formula="of:=ASIN([lf.F160]/[lf.H160])" office:value-type="float" office:value="0.593515449808373" calcext:value-type="float">
            <text:p>0,593515449808373</text:p>
          </table:table-cell>
          <table:table-cell table:style-name="ce20" table:formula="of:=IF(0.5*PI()+[lf.$B$9]&gt;[lf.K160];1;-1)" office:value-type="float" office:value="1" calcext:value-type="float">
            <text:p>1</text:p>
          </table:table-cell>
          <table:table-cell table:style-name="ce17" table:formula="of:=0.5*PI()-([lf.J160]*[lf.L160]+[lf.K160])" office:value-type="float" office:value="-0.490847391655016" calcext:value-type="float">
            <text:p>-0,490847391655016</text:p>
          </table:table-cell>
          <table:table-cell table:style-name="ce17" table:formula="of:=-[lf.M160]-[lf.$B$8]" office:value-type="float" office:value="0.14178154125615" calcext:value-type="float">
            <text:p>0,14178154125615</text:p>
          </table:table-cell>
          <table:table-cell table:number-columns-repeated="1010"/>
        </table:table-row>
        <table:table-row table:style-name="ro1">
          <table:table-cell office:value-type="float" office:value="-70" calcext:value-type="float">
            <text:p>-70</text:p>
          </table:table-cell>
          <table:table-cell table:formula="of:=[lf.A161]*analyze_resolution" office:value-type="float" office:value="-10.5" calcext:value-type="float">
            <text:p>-10,5</text:p>
          </table:table-cell>
          <table:table-cell table:style-name="ce20" table:formula="of:=-RADIANS([lf.B161])" office:value-type="float" office:value="0.183259571459405" calcext:value-type="float">
            <text:p>0,183259571459405</text:p>
          </table:table-cell>
          <table:table-cell table:style-name="ce20" table:formula="of:=COS([lf.$B$6])*servo_saver_arm_length*COS([lf.C161])-SIN([lf.$B$6])*servo_saver_arm_length*SIN([lf.C161])+[lf.$B$24]" office:value-type="float" office:value="358.732078521023" calcext:value-type="float">
            <text:p>358,732078521023</text:p>
          </table:table-cell>
          <table:table-cell table:style-name="ce20" table:formula="of:=COS([lf.$B$6])*servo_saver_arm_length*SIN([lf.C161])+SIN([lf.$B$6])*servo_saver_arm_length*COS([lf.C161])+[lf.$C$24]" office:value-type="float" office:value="2.91576840787436" calcext:value-type="float">
            <text:p>2,91576840787436</text:p>
          </table:table-cell>
          <table:table-cell table:style-name="ce20" table:formula="of:=[$lf.D161]-[$lf.$B$14]" office:value-type="float" office:value="58.7320785210233" calcext:value-type="float">
            <text:p>58,7320785210233</text:p>
          </table:table-cell>
          <table:table-cell table:style-name="ce20" table:formula="of:=[lf.E161]-[$lf.$C$14]" office:value-type="float" office:value="-87.0842315921257" calcext:value-type="float">
            <text:p>-87,0842315921257</text:p>
          </table:table-cell>
          <table:table-cell table:style-name="ce11" table:formula="of:=SQRT([lf.F161]^2+[lf.G161]^2)" office:value-type="float" office:value="105.038661641277" calcext:value-type="float">
            <text:p>105,038661641277</text:p>
          </table:table-cell>
          <table:table-cell table:style-name="ce20" table:formula="of:=([lf.H161]^2-[lf.$B$42]^2+[lf.$B$43]^2)/(2*[lf.H161])" office:value-type="float" office:value="2.08743381542015" calcext:value-type="float">
            <text:p>2,08743381542015</text:p>
          </table:table-cell>
          <table:table-cell table:style-name="ce20" table:formula="of:=ACOS([lf.I161]/[lf.$B$43])" office:value-type="float" office:value="1.46623420641342" calcext:value-type="float">
            <text:p>1,46623420641342</text:p>
          </table:table-cell>
          <table:table-cell table:style-name="ce20" table:formula="of:=ASIN([lf.F161]/[lf.H161])" office:value-type="float" office:value="0.593356875456774" calcext:value-type="float">
            <text:p>0,593356875456774</text:p>
          </table:table-cell>
          <table:table-cell table:style-name="ce20" table:formula="of:=IF(0.5*PI()+[lf.$B$9]&gt;[lf.K161];1;-1)" office:value-type="float" office:value="1" calcext:value-type="float">
            <text:p>1</text:p>
          </table:table-cell>
          <table:table-cell table:style-name="ce17" table:formula="of:=0.5*PI()-([lf.J161]*[lf.L161]+[lf.K161])" office:value-type="float" office:value="-0.488794755075301" calcext:value-type="float">
            <text:p>-0,488794755075301</text:p>
          </table:table-cell>
          <table:table-cell table:style-name="ce17" table:formula="of:=-[lf.M161]-[lf.$B$8]" office:value-type="float" office:value="0.139728904676435" calcext:value-type="float">
            <text:p>0,139728904676435</text:p>
          </table:table-cell>
          <table:table-cell table:number-columns-repeated="1010"/>
        </table:table-row>
        <table:table-row table:style-name="ro1">
          <table:table-cell office:value-type="float" office:value="-69" calcext:value-type="float">
            <text:p>-69</text:p>
          </table:table-cell>
          <table:table-cell table:formula="of:=[lf.A162]*analyze_resolution" office:value-type="float" office:value="-10.35" calcext:value-type="float">
            <text:p>-10,35</text:p>
          </table:table-cell>
          <table:table-cell table:style-name="ce20" table:formula="of:=-RADIANS([lf.B162])" office:value-type="float" office:value="0.180641577581413" calcext:value-type="float">
            <text:p>0,180641577581413</text:p>
          </table:table-cell>
          <table:table-cell table:style-name="ce20" table:formula="of:=COS([lf.$B$6])*servo_saver_arm_length*COS([lf.C162])-SIN([lf.$B$6])*servo_saver_arm_length*SIN([lf.C162])+[lf.$B$24]" office:value-type="float" office:value="358.739658063193" calcext:value-type="float">
            <text:p>358,739658063193</text:p>
          </table:table-cell>
          <table:table-cell table:style-name="ce20" table:formula="of:=COS([lf.$B$6])*servo_saver_arm_length*SIN([lf.C162])+SIN([lf.$B$6])*servo_saver_arm_length*COS([lf.C162])+[lf.$C$24]" office:value-type="float" office:value="2.87457197749108" calcext:value-type="float">
            <text:p>2,87457197749108</text:p>
          </table:table-cell>
          <table:table-cell table:style-name="ce20" table:formula="of:=[$lf.D162]-[$lf.$B$14]" office:value-type="float" office:value="58.7396580631926" calcext:value-type="float">
            <text:p>58,7396580631926</text:p>
          </table:table-cell>
          <table:table-cell table:style-name="ce20" table:formula="of:=[lf.E162]-[$lf.$C$14]" office:value-type="float" office:value="-87.1254280225089" calcext:value-type="float">
            <text:p>-87,1254280225089</text:p>
          </table:table-cell>
          <table:table-cell table:style-name="ce11" table:formula="of:=SQRT([lf.F162]^2+[lf.G162]^2)" office:value-type="float" office:value="105.077055713824" calcext:value-type="float">
            <text:p>105,077055713824</text:p>
          </table:table-cell>
          <table:table-cell table:style-name="ce20" table:formula="of:=([lf.H162]^2-[lf.$B$42]^2+[lf.$B$43]^2)/(2*[lf.H162])" office:value-type="float" office:value="2.12505814677936" calcext:value-type="float">
            <text:p>2,12505814677936</text:p>
          </table:table-cell>
          <table:table-cell table:style-name="ce20" table:formula="of:=ACOS([lf.I162]/[lf.$B$43])" office:value-type="float" office:value="1.46434246998489" calcext:value-type="float">
            <text:p>1,46434246998489</text:p>
          </table:table-cell>
          <table:table-cell table:style-name="ce20" table:formula="of:=ASIN([lf.F162]/[lf.H162])" office:value-type="float" office:value="0.593197459950092" calcext:value-type="float">
            <text:p>0,593197459950092</text:p>
          </table:table-cell>
          <table:table-cell table:style-name="ce20" table:formula="of:=IF(0.5*PI()+[lf.$B$9]&gt;[lf.K162];1;-1)" office:value-type="float" office:value="1" calcext:value-type="float">
            <text:p>1</text:p>
          </table:table-cell>
          <table:table-cell table:style-name="ce17" table:formula="of:=0.5*PI()-([lf.J162]*[lf.L162]+[lf.K162])" office:value-type="float" office:value="-0.486743603140087" calcext:value-type="float">
            <text:p>-0,486743603140087</text:p>
          </table:table-cell>
          <table:table-cell table:style-name="ce17" table:formula="of:=-[lf.M162]-[lf.$B$8]" office:value-type="float" office:value="0.137677752741221" calcext:value-type="float">
            <text:p>0,137677752741221</text:p>
          </table:table-cell>
          <table:table-cell table:number-columns-repeated="1010"/>
        </table:table-row>
        <table:table-row table:style-name="ro1">
          <table:table-cell office:value-type="float" office:value="-68" calcext:value-type="float">
            <text:p>-68</text:p>
          </table:table-cell>
          <table:table-cell table:formula="of:=[lf.A163]*analyze_resolution" office:value-type="float" office:value="-10.2" calcext:value-type="float">
            <text:p>-10,2</text:p>
          </table:table-cell>
          <table:table-cell table:style-name="ce20" table:formula="of:=-RADIANS([lf.B163])" office:value-type="float" office:value="0.178023583703422" calcext:value-type="float">
            <text:p>0,178023583703422</text:p>
          </table:table-cell>
          <table:table-cell table:style-name="ce20" table:formula="of:=COS([lf.$B$6])*servo_saver_arm_length*COS([lf.C163])-SIN([lf.$B$6])*servo_saver_arm_length*SIN([lf.C163])+[lf.$B$24]" office:value-type="float" office:value="358.747129727508" calcext:value-type="float">
            <text:p>358,747129727508</text:p>
          </table:table-cell>
          <table:table-cell table:style-name="ce20" table:formula="of:=COS([lf.$B$6])*servo_saver_arm_length*SIN([lf.C163])+SIN([lf.$B$6])*servo_saver_arm_length*COS([lf.C163])+[lf.$C$24]" office:value-type="float" office:value="2.83335584511333" calcext:value-type="float">
            <text:p>2,83335584511333</text:p>
          </table:table-cell>
          <table:table-cell table:style-name="ce20" table:formula="of:=[$lf.D163]-[$lf.$B$14]" office:value-type="float" office:value="58.7471297275079" calcext:value-type="float">
            <text:p>58,7471297275079</text:p>
          </table:table-cell>
          <table:table-cell table:style-name="ce20" table:formula="of:=[lf.E163]-[$lf.$C$14]" office:value-type="float" office:value="-87.1666441548867" calcext:value-type="float">
            <text:p>-87,1666441548867</text:p>
          </table:table-cell>
          <table:table-cell table:style-name="ce11" table:formula="of:=SQRT([lf.F163]^2+[lf.G163]^2)" office:value-type="float" office:value="105.115408501538" calcext:value-type="float">
            <text:p>105,115408501538</text:p>
          </table:table-cell>
          <table:table-cell table:style-name="ce20" table:formula="of:=([lf.H163]^2-[lf.$B$42]^2+[lf.$B$43]^2)/(2*[lf.H163])" office:value-type="float" office:value="2.16262858133192" calcext:value-type="float">
            <text:p>2,16262858133192</text:p>
          </table:table-cell>
          <table:table-cell table:style-name="ce20" table:formula="of:=ACOS([lf.I163]/[lf.$B$43])" office:value-type="float" office:value="1.46245306180479" calcext:value-type="float">
            <text:p>1,46245306180479</text:p>
          </table:table-cell>
          <table:table-cell table:style-name="ce20" table:formula="of:=ASIN([lf.F163]/[lf.H163])" office:value-type="float" office:value="0.593037205110664" calcext:value-type="float">
            <text:p>0,593037205110664</text:p>
          </table:table-cell>
          <table:table-cell table:style-name="ce20" table:formula="of:=IF(0.5*PI()+[lf.$B$9]&gt;[lf.K163];1;-1)" office:value-type="float" office:value="1" calcext:value-type="float">
            <text:p>1</text:p>
          </table:table-cell>
          <table:table-cell table:style-name="ce17" table:formula="of:=0.5*PI()-([lf.J163]*[lf.L163]+[lf.K163])" office:value-type="float" office:value="-0.484693940120559" calcext:value-type="float">
            <text:p>-0,484693940120559</text:p>
          </table:table-cell>
          <table:table-cell table:style-name="ce17" table:formula="of:=-[lf.M163]-[lf.$B$8]" office:value-type="float" office:value="0.135628089721693" calcext:value-type="float">
            <text:p>0,135628089721693</text:p>
          </table:table-cell>
          <table:table-cell table:number-columns-repeated="1010"/>
        </table:table-row>
        <table:table-row table:style-name="ro1">
          <table:table-cell office:value-type="float" office:value="-67" calcext:value-type="float">
            <text:p>-67</text:p>
          </table:table-cell>
          <table:table-cell table:formula="of:=[lf.A164]*analyze_resolution" office:value-type="float" office:value="-10.05" calcext:value-type="float">
            <text:p>-10,05</text:p>
          </table:table-cell>
          <table:table-cell table:style-name="ce20" table:formula="of:=-RADIANS([lf.B164])" office:value-type="float" office:value="0.17540558982543" calcext:value-type="float">
            <text:p>0,17540558982543</text:p>
          </table:table-cell>
          <table:table-cell table:style-name="ce20" table:formula="of:=COS([lf.$B$6])*servo_saver_arm_length*COS([lf.C164])-SIN([lf.$B$6])*servo_saver_arm_length*SIN([lf.C164])+[lf.$B$24]" office:value-type="float" office:value="358.754493462759" calcext:value-type="float">
            <text:p>358,754493462759</text:p>
          </table:table-cell>
          <table:table-cell table:style-name="ce20" table:formula="of:=COS([lf.$B$6])*servo_saver_arm_length*SIN([lf.C164])+SIN([lf.$B$6])*servo_saver_arm_length*COS([lf.C164])+[lf.$C$24]" office:value-type="float" office:value="2.79212029323187" calcext:value-type="float">
            <text:p>2,79212029323187</text:p>
          </table:table-cell>
          <table:table-cell table:style-name="ce20" table:formula="of:=[$lf.D164]-[$lf.$B$14]" office:value-type="float" office:value="58.7544934627592" calcext:value-type="float">
            <text:p>58,7544934627592</text:p>
          </table:table-cell>
          <table:table-cell table:style-name="ce20" table:formula="of:=[lf.E164]-[$lf.$C$14]" office:value-type="float" office:value="-87.2078797067681" calcext:value-type="float">
            <text:p>-87,2078797067681</text:p>
          </table:table-cell>
          <table:table-cell table:style-name="ce11" table:formula="of:=SQRT([lf.F164]^2+[lf.G164]^2)" office:value-type="float" office:value="105.15371978687" calcext:value-type="float">
            <text:p>105,15371978687</text:p>
          </table:table-cell>
          <table:table-cell table:style-name="ce20" table:formula="of:=([lf.H164]^2-[lf.$B$42]^2+[lf.$B$43]^2)/(2*[lf.H164])" office:value-type="float" office:value="2.20014496413313" calcext:value-type="float">
            <text:p>2,20014496413313</text:p>
          </table:table-cell>
          <table:table-cell table:style-name="ce20" table:formula="of:=ACOS([lf.I164]/[lf.$B$43])" office:value-type="float" office:value="1.46056598434389" calcext:value-type="float">
            <text:p>1,46056598434389</text:p>
          </table:table-cell>
          <table:table-cell table:style-name="ce20" table:formula="of:=ASIN([lf.F164]/[lf.H164])" office:value-type="float" office:value="0.592876112761284" calcext:value-type="float">
            <text:p>0,592876112761284</text:p>
          </table:table-cell>
          <table:table-cell table:style-name="ce20" table:formula="of:=IF(0.5*PI()+[lf.$B$9]&gt;[lf.K164];1;-1)" office:value-type="float" office:value="1" calcext:value-type="float">
            <text:p>1</text:p>
          </table:table-cell>
          <table:table-cell table:style-name="ce17" table:formula="of:=0.5*PI()-([lf.J164]*[lf.L164]+[lf.K164])" office:value-type="float" office:value="-0.482645770310278" calcext:value-type="float">
            <text:p>-0,482645770310278</text:p>
          </table:table-cell>
          <table:table-cell table:style-name="ce17" table:formula="of:=-[lf.M164]-[lf.$B$8]" office:value-type="float" office:value="0.133579919911412" calcext:value-type="float">
            <text:p>0,133579919911412</text:p>
          </table:table-cell>
          <table:table-cell table:number-columns-repeated="1010"/>
        </table:table-row>
        <table:table-row table:style-name="ro1">
          <table:table-cell office:value-type="float" office:value="-66" calcext:value-type="float">
            <text:p>-66</text:p>
          </table:table-cell>
          <table:table-cell table:formula="of:=[lf.A165]*analyze_resolution" office:value-type="float" office:value="-9.9" calcext:value-type="float">
            <text:p>-9,9</text:p>
          </table:table-cell>
          <table:table-cell table:style-name="ce20" table:formula="of:=-RADIANS([lf.B165])" office:value-type="float" office:value="0.172787595947439" calcext:value-type="float">
            <text:p>0,172787595947439</text:p>
          </table:table-cell>
          <table:table-cell table:style-name="ce20" table:formula="of:=COS([lf.$B$6])*servo_saver_arm_length*COS([lf.C165])-SIN([lf.$B$6])*servo_saver_arm_length*SIN([lf.C165])+[lf.$B$24]" office:value-type="float" office:value="358.761749218476" calcext:value-type="float">
            <text:p>358,761749218476</text:p>
          </table:table-cell>
          <table:table-cell table:style-name="ce20" table:formula="of:=COS([lf.$B$6])*servo_saver_arm_length*SIN([lf.C165])+SIN([lf.$B$6])*servo_saver_arm_length*COS([lf.C165])+[lf.$C$24]" office:value-type="float" office:value="2.75086560447055" calcext:value-type="float">
            <text:p>2,75086560447055</text:p>
          </table:table-cell>
          <table:table-cell table:style-name="ce20" table:formula="of:=[$lf.D165]-[$lf.$B$14]" office:value-type="float" office:value="58.7617492184764" calcext:value-type="float">
            <text:p>58,7617492184764</text:p>
          </table:table-cell>
          <table:table-cell table:style-name="ce20" table:formula="of:=[lf.E165]-[$lf.$C$14]" office:value-type="float" office:value="-87.2491343955295" calcext:value-type="float">
            <text:p>-87,2491343955295</text:p>
          </table:table-cell>
          <table:table-cell table:style-name="ce11" table:formula="of:=SQRT([lf.F165]^2+[lf.G165]^2)" office:value-type="float" office:value="105.191989352727" calcext:value-type="float">
            <text:p>105,191989352727</text:p>
          </table:table-cell>
          <table:table-cell table:style-name="ce20" table:formula="of:=([lf.H165]^2-[lf.$B$42]^2+[lf.$B$43]^2)/(2*[lf.H165])" office:value-type="float" office:value="2.23760714082552" calcext:value-type="float">
            <text:p>2,23760714082552</text:p>
          </table:table-cell>
          <table:table-cell table:style-name="ce20" table:formula="of:=ACOS([lf.I165]/[lf.$B$43])" office:value-type="float" office:value="1.45868124009493" calcext:value-type="float">
            <text:p>1,45868124009493</text:p>
          </table:table-cell>
          <table:table-cell table:style-name="ce20" table:formula="of:=ASIN([lf.F165]/[lf.H165])" office:value-type="float" office:value="0.592714184725177" calcext:value-type="float">
            <text:p>0,592714184725177</text:p>
          </table:table-cell>
          <table:table-cell table:style-name="ce20" table:formula="of:=IF(0.5*PI()+[lf.$B$9]&gt;[lf.K165];1;-1)" office:value-type="float" office:value="1" calcext:value-type="float">
            <text:p>1</text:p>
          </table:table-cell>
          <table:table-cell table:style-name="ce17" table:formula="of:=0.5*PI()-([lf.J165]*[lf.L165]+[lf.K165])" office:value-type="float" office:value="-0.480599098025215" calcext:value-type="float">
            <text:p>-0,480599098025215</text:p>
          </table:table-cell>
          <table:table-cell table:style-name="ce17" table:formula="of:=-[lf.M165]-[lf.$B$8]" office:value-type="float" office:value="0.131533247626349" calcext:value-type="float">
            <text:p>0,131533247626349</text:p>
          </table:table-cell>
          <table:table-cell table:number-columns-repeated="1010"/>
        </table:table-row>
        <table:table-row table:style-name="ro1">
          <table:table-cell office:value-type="float" office:value="-65" calcext:value-type="float">
            <text:p>-65</text:p>
          </table:table-cell>
          <table:table-cell table:formula="of:=[lf.A166]*analyze_resolution" office:value-type="float" office:value="-9.75" calcext:value-type="float">
            <text:p>-9,75</text:p>
          </table:table-cell>
          <table:table-cell table:style-name="ce20" table:formula="of:=-RADIANS([lf.B166])" office:value-type="float" office:value="0.170169602069447" calcext:value-type="float">
            <text:p>0,170169602069447</text:p>
          </table:table-cell>
          <table:table-cell table:style-name="ce20" table:formula="of:=COS([lf.$B$6])*servo_saver_arm_length*COS([lf.C166])-SIN([lf.$B$6])*servo_saver_arm_length*SIN([lf.C166])+[lf.$B$24]" office:value-type="float" office:value="358.768896944929" calcext:value-type="float">
            <text:p>358,768896944929</text:p>
          </table:table-cell>
          <table:table-cell table:style-name="ce20" table:formula="of:=COS([lf.$B$6])*servo_saver_arm_length*SIN([lf.C166])+SIN([lf.$B$6])*servo_saver_arm_length*COS([lf.C166])+[lf.$C$24]" office:value-type="float" office:value="2.70959206158439" calcext:value-type="float">
            <text:p>2,70959206158439</text:p>
          </table:table-cell>
          <table:table-cell table:style-name="ce20" table:formula="of:=[$lf.D166]-[$lf.$B$14]" office:value-type="float" office:value="58.7688969449292" calcext:value-type="float">
            <text:p>58,7688969449292</text:p>
          </table:table-cell>
          <table:table-cell table:style-name="ce20" table:formula="of:=[lf.E166]-[$lf.$C$14]" office:value-type="float" office:value="-87.2904079384156" calcext:value-type="float">
            <text:p>-87,2904079384156</text:p>
          </table:table-cell>
          <table:table-cell table:style-name="ce11" table:formula="of:=SQRT([lf.F166]^2+[lf.G166]^2)" office:value-type="float" office:value="105.230216982475" calcext:value-type="float">
            <text:p>105,230216982475</text:p>
          </table:table-cell>
          <table:table-cell table:style-name="ce20" table:formula="of:=([lf.H166]^2-[lf.$B$42]^2+[lf.$B$43]^2)/(2*[lf.H166])" office:value-type="float" office:value="2.27501495763713" calcext:value-type="float">
            <text:p>2,27501495763713</text:p>
          </table:table-cell>
          <table:table-cell table:style-name="ce20" table:formula="of:=ACOS([lf.I166]/[lf.$B$43])" office:value-type="float" office:value="1.45679883157269" calcext:value-type="float">
            <text:p>1,45679883157269</text:p>
          </table:table-cell>
          <table:table-cell table:style-name="ce20" table:formula="of:=ASIN([lf.F166]/[lf.H166])" office:value-type="float" office:value="0.592551422825992" calcext:value-type="float">
            <text:p>0,592551422825992</text:p>
          </table:table-cell>
          <table:table-cell table:style-name="ce20" table:formula="of:=IF(0.5*PI()+[lf.$B$9]&gt;[lf.K166];1;-1)" office:value-type="float" office:value="1" calcext:value-type="float">
            <text:p>1</text:p>
          </table:table-cell>
          <table:table-cell table:style-name="ce17" table:formula="of:=0.5*PI()-([lf.J166]*[lf.L166]+[lf.K166])" office:value-type="float" office:value="-0.478553927603782" calcext:value-type="float">
            <text:p>-0,478553927603782</text:p>
          </table:table-cell>
          <table:table-cell table:style-name="ce17" table:formula="of:=-[lf.M166]-[lf.$B$8]" office:value-type="float" office:value="0.129488077204916" calcext:value-type="float">
            <text:p>0,129488077204916</text:p>
          </table:table-cell>
          <table:table-cell table:number-columns-repeated="1010"/>
        </table:table-row>
        <table:table-row table:style-name="ro1">
          <table:table-cell office:value-type="float" office:value="-64" calcext:value-type="float">
            <text:p>-64</text:p>
          </table:table-cell>
          <table:table-cell table:formula="of:=[lf.A167]*analyze_resolution" office:value-type="float" office:value="-9.6" calcext:value-type="float">
            <text:p>-9,6</text:p>
          </table:table-cell>
          <table:table-cell table:style-name="ce20" table:formula="of:=-RADIANS([lf.B167])" office:value-type="float" office:value="0.167551608191456" calcext:value-type="float">
            <text:p>0,167551608191456</text:p>
          </table:table-cell>
          <table:table-cell table:style-name="ce20" table:formula="of:=COS([lf.$B$6])*servo_saver_arm_length*COS([lf.C167])-SIN([lf.$B$6])*servo_saver_arm_length*SIN([lf.C167])+[lf.$B$24]" office:value-type="float" office:value="358.775936593128" calcext:value-type="float">
            <text:p>358,775936593128</text:p>
          </table:table-cell>
          <table:table-cell table:style-name="ce20" table:formula="of:=COS([lf.$B$6])*servo_saver_arm_length*SIN([lf.C167])+SIN([lf.$B$6])*servo_saver_arm_length*COS([lf.C167])+[lf.$C$24]" office:value-type="float" office:value="2.66829994745764" calcext:value-type="float">
            <text:p>2,66829994745764</text:p>
          </table:table-cell>
          <table:table-cell table:style-name="ce20" table:formula="of:=[$lf.D167]-[$lf.$B$14]" office:value-type="float" office:value="58.7759365931281" calcext:value-type="float">
            <text:p>58,7759365931281</text:p>
          </table:table-cell>
          <table:table-cell table:style-name="ce20" table:formula="of:=[lf.E167]-[$lf.$C$14]" office:value-type="float" office:value="-87.3317000525424" calcext:value-type="float">
            <text:p>-87,3317000525424</text:p>
          </table:table-cell>
          <table:table-cell table:style-name="ce11" table:formula="of:=SQRT([lf.F167]^2+[lf.G167]^2)" office:value-type="float" office:value="105.268402459934" calcext:value-type="float">
            <text:p>105,268402459934</text:p>
          </table:table-cell>
          <table:table-cell table:style-name="ce20" table:formula="of:=([lf.H167]^2-[lf.$B$42]^2+[lf.$B$43]^2)/(2*[lf.H167])" office:value-type="float" office:value="2.31236826137965" calcext:value-type="float">
            <text:p>2,31236826137965</text:p>
          </table:table-cell>
          <table:table-cell table:style-name="ce20" table:formula="of:=ACOS([lf.I167]/[lf.$B$43])" office:value-type="float" office:value="1.45491876131398" calcext:value-type="float">
            <text:p>1,45491876131398</text:p>
          </table:table-cell>
          <table:table-cell table:style-name="ce20" table:formula="of:=ASIN([lf.F167]/[lf.H167])" office:value-type="float" office:value="0.592387828887779" calcext:value-type="float">
            <text:p>0,592387828887779</text:p>
          </table:table-cell>
          <table:table-cell table:style-name="ce20" table:formula="of:=IF(0.5*PI()+[lf.$B$9]&gt;[lf.K167];1;-1)" office:value-type="float" office:value="1" calcext:value-type="float">
            <text:p>1</text:p>
          </table:table-cell>
          <table:table-cell table:style-name="ce17" table:formula="of:=0.5*PI()-([lf.J167]*[lf.L167]+[lf.K167])" office:value-type="float" office:value="-0.476510263406862" calcext:value-type="float">
            <text:p>-0,476510263406862</text:p>
          </table:table-cell>
          <table:table-cell table:style-name="ce17" table:formula="of:=-[lf.M167]-[lf.$B$8]" office:value-type="float" office:value="0.127444413007996" calcext:value-type="float">
            <text:p>0,127444413007996</text:p>
          </table:table-cell>
          <table:table-cell table:number-columns-repeated="1010"/>
        </table:table-row>
        <table:table-row table:style-name="ro1">
          <table:table-cell office:value-type="float" office:value="-63" calcext:value-type="float">
            <text:p>-63</text:p>
          </table:table-cell>
          <table:table-cell table:formula="of:=[lf.A168]*analyze_resolution" office:value-type="float" office:value="-9.45" calcext:value-type="float">
            <text:p>-9,45</text:p>
          </table:table-cell>
          <table:table-cell table:style-name="ce20" table:formula="of:=-RADIANS([lf.B168])" office:value-type="float" office:value="0.164933614313464" calcext:value-type="float">
            <text:p>0,164933614313464</text:p>
          </table:table-cell>
          <table:table-cell table:style-name="ce20" table:formula="of:=COS([lf.$B$6])*servo_saver_arm_length*COS([lf.C168])-SIN([lf.$B$6])*servo_saver_arm_length*SIN([lf.C168])+[lf.$B$24]" office:value-type="float" office:value="358.782868114824" calcext:value-type="float">
            <text:p>358,782868114824</text:p>
          </table:table-cell>
          <table:table-cell table:style-name="ce20" table:formula="of:=COS([lf.$B$6])*servo_saver_arm_length*SIN([lf.C168])+SIN([lf.$B$6])*servo_saver_arm_length*COS([lf.C168])+[lf.$C$24]" office:value-type="float" office:value="2.62698954510181" calcext:value-type="float">
            <text:p>2,62698954510181</text:p>
          </table:table-cell>
          <table:table-cell table:style-name="ce20" table:formula="of:=[$lf.D168]-[$lf.$B$14]" office:value-type="float" office:value="58.7828681148239" calcext:value-type="float">
            <text:p>58,7828681148239</text:p>
          </table:table-cell>
          <table:table-cell table:style-name="ce20" table:formula="of:=[lf.E168]-[$lf.$C$14]" office:value-type="float" office:value="-87.3730104548982" calcext:value-type="float">
            <text:p>-87,3730104548982</text:p>
          </table:table-cell>
          <table:table-cell table:style-name="ce11" table:formula="of:=SQRT([lf.F168]^2+[lf.G168]^2)" office:value-type="float" office:value="105.306545569383" calcext:value-type="float">
            <text:p>105,306545569383</text:p>
          </table:table-cell>
          <table:table-cell table:style-name="ce20" table:formula="of:=([lf.H168]^2-[lf.$B$42]^2+[lf.$B$43]^2)/(2*[lf.H168])" office:value-type="float" office:value="2.34966689944652" calcext:value-type="float">
            <text:p>2,34966689944652</text:p>
          </table:table-cell>
          <table:table-cell table:style-name="ce20" table:formula="of:=ACOS([lf.I168]/[lf.$B$43])" office:value-type="float" office:value="1.45304103187777" calcext:value-type="float">
            <text:p>1,45304103187777</text:p>
          </table:table-cell>
          <table:table-cell table:style-name="ce20" table:formula="of:=ASIN([lf.F168]/[lf.H168])" office:value-type="float" office:value="0.592223404734975" calcext:value-type="float">
            <text:p>0,592223404734975</text:p>
          </table:table-cell>
          <table:table-cell table:style-name="ce20" table:formula="of:=IF(0.5*PI()+[lf.$B$9]&gt;[lf.K168];1;-1)" office:value-type="float" office:value="1" calcext:value-type="float">
            <text:p>1</text:p>
          </table:table-cell>
          <table:table-cell table:style-name="ce17" table:formula="of:=0.5*PI()-([lf.J168]*[lf.L168]+[lf.K168])" office:value-type="float" office:value="-0.474468109817852" calcext:value-type="float">
            <text:p>-0,474468109817852</text:p>
          </table:table-cell>
          <table:table-cell table:style-name="ce17" table:formula="of:=-[lf.M168]-[lf.$B$8]" office:value-type="float" office:value="0.125402259418986" calcext:value-type="float">
            <text:p>0,125402259418986</text:p>
          </table:table-cell>
          <table:table-cell table:number-columns-repeated="1010"/>
        </table:table-row>
        <table:table-row table:style-name="ro1">
          <table:table-cell office:value-type="float" office:value="-62" calcext:value-type="float">
            <text:p>-62</text:p>
          </table:table-cell>
          <table:table-cell table:formula="of:=[lf.A169]*analyze_resolution" office:value-type="float" office:value="-9.3" calcext:value-type="float">
            <text:p>-9,3</text:p>
          </table:table-cell>
          <table:table-cell table:style-name="ce20" table:formula="of:=-RADIANS([lf.B169])" office:value-type="float" office:value="0.162315620435473" calcext:value-type="float">
            <text:p>0,162315620435473</text:p>
          </table:table-cell>
          <table:table-cell table:style-name="ce20" table:formula="of:=COS([lf.$B$6])*servo_saver_arm_length*COS([lf.C169])-SIN([lf.$B$6])*servo_saver_arm_length*SIN([lf.C169])+[lf.$B$24]" office:value-type="float" office:value="358.789691462509" calcext:value-type="float">
            <text:p>358,789691462509</text:p>
          </table:table-cell>
          <table:table-cell table:style-name="ce20" table:formula="of:=COS([lf.$B$6])*servo_saver_arm_length*SIN([lf.C169])+SIN([lf.$B$6])*servo_saver_arm_length*COS([lf.C169])+[lf.$C$24]" office:value-type="float" office:value="2.58566113765378" calcext:value-type="float">
            <text:p>2,58566113765378</text:p>
          </table:table-cell>
          <table:table-cell table:style-name="ce20" table:formula="of:=[$lf.D169]-[$lf.$B$14]" office:value-type="float" office:value="58.7896914625089" calcext:value-type="float">
            <text:p>58,7896914625089</text:p>
          </table:table-cell>
          <table:table-cell table:style-name="ce20" table:formula="of:=[lf.E169]-[$lf.$C$14]" office:value-type="float" office:value="-87.4143388623462" calcext:value-type="float">
            <text:p>-87,4143388623462</text:p>
          </table:table-cell>
          <table:table-cell table:style-name="ce11" table:formula="of:=SQRT([lf.F169]^2+[lf.G169]^2)" office:value-type="float" office:value="105.344646095557" calcext:value-type="float">
            <text:p>105,344646095557</text:p>
          </table:table-cell>
          <table:table-cell table:style-name="ce20" table:formula="of:=([lf.H169]^2-[lf.$B$42]^2+[lf.$B$43]^2)/(2*[lf.H169])" office:value-type="float" office:value="2.38691071981131" calcext:value-type="float">
            <text:p>2,38691071981131</text:p>
          </table:table-cell>
          <table:table-cell table:style-name="ce20" table:formula="of:=ACOS([lf.I169]/[lf.$B$43])" office:value-type="float" office:value="1.4511656458452" calcext:value-type="float">
            <text:p>1,4511656458452</text:p>
          </table:table-cell>
          <table:table-cell table:style-name="ce20" table:formula="of:=ASIN([lf.F169]/[lf.H169])" office:value-type="float" office:value="0.592058152192387" calcext:value-type="float">
            <text:p>0,592058152192387</text:p>
          </table:table-cell>
          <table:table-cell table:style-name="ce20" table:formula="of:=IF(0.5*PI()+[lf.$B$9]&gt;[lf.K169];1;-1)" office:value-type="float" office:value="1" calcext:value-type="float">
            <text:p>1</text:p>
          </table:table-cell>
          <table:table-cell table:style-name="ce17" table:formula="of:=0.5*PI()-([lf.J169]*[lf.L169]+[lf.K169])" office:value-type="float" office:value="-0.472427471242686" calcext:value-type="float">
            <text:p>-0,472427471242686</text:p>
          </table:table-cell>
          <table:table-cell table:style-name="ce17" table:formula="of:=-[lf.M169]-[lf.$B$8]" office:value-type="float" office:value="0.12336162084382" calcext:value-type="float">
            <text:p>0,12336162084382</text:p>
          </table:table-cell>
          <table:table-cell table:number-columns-repeated="1010"/>
        </table:table-row>
        <table:table-row table:style-name="ro1">
          <table:table-cell office:value-type="float" office:value="-61" calcext:value-type="float">
            <text:p>-61</text:p>
          </table:table-cell>
          <table:table-cell table:formula="of:=[lf.A170]*analyze_resolution" office:value-type="float" office:value="-9.15" calcext:value-type="float">
            <text:p>-9,15</text:p>
          </table:table-cell>
          <table:table-cell table:style-name="ce20" table:formula="of:=-RADIANS([lf.B170])" office:value-type="float" office:value="0.159697626557481" calcext:value-type="float">
            <text:p>0,159697626557481</text:p>
          </table:table-cell>
          <table:table-cell table:style-name="ce20" table:formula="of:=COS([lf.$B$6])*servo_saver_arm_length*COS([lf.C170])-SIN([lf.$B$6])*servo_saver_arm_length*SIN([lf.C170])+[lf.$B$24]" office:value-type="float" office:value="358.796406589417" calcext:value-type="float">
            <text:p>358,796406589417</text:p>
          </table:table-cell>
          <table:table-cell table:style-name="ce20" table:formula="of:=COS([lf.$B$6])*servo_saver_arm_length*SIN([lf.C170])+SIN([lf.$B$6])*servo_saver_arm_length*COS([lf.C170])+[lf.$C$24]" office:value-type="float" office:value="2.54431500837383" calcext:value-type="float">
            <text:p>2,54431500837383</text:p>
          </table:table-cell>
          <table:table-cell table:style-name="ce20" table:formula="of:=[$lf.D170]-[$lf.$B$14]" office:value-type="float" office:value="58.7964065894166" calcext:value-type="float">
            <text:p>58,7964065894166</text:p>
          </table:table-cell>
          <table:table-cell table:style-name="ce20" table:formula="of:=[lf.E170]-[$lf.$C$14]" office:value-type="float" office:value="-87.4556849916262" calcext:value-type="float">
            <text:p>-87,4556849916262</text:p>
          </table:table-cell>
          <table:table-cell table:style-name="ce11" table:formula="of:=SQRT([lf.F170]^2+[lf.G170]^2)" office:value-type="float" office:value="105.382703823647" calcext:value-type="float">
            <text:p>105,382703823647</text:p>
          </table:table-cell>
          <table:table-cell table:style-name="ce20" table:formula="of:=([lf.H170]^2-[lf.$B$42]^2+[lf.$B$43]^2)/(2*[lf.H170])" office:value-type="float" office:value="2.42409957102573" calcext:value-type="float">
            <text:p>2,42409957102573</text:p>
          </table:table-cell>
          <table:table-cell table:style-name="ce20" table:formula="of:=ACOS([lf.I170]/[lf.$B$43])" office:value-type="float" office:value="1.4492926058196" calcext:value-type="float">
            <text:p>1,4492926058196</text:p>
          </table:table-cell>
          <table:table-cell table:style-name="ce20" table:formula="of:=ASIN([lf.F170]/[lf.H170])" office:value-type="float" office:value="0.59189207308518" calcext:value-type="float">
            <text:p>0,59189207308518</text:p>
          </table:table-cell>
          <table:table-cell table:style-name="ce20" table:formula="of:=IF(0.5*PI()+[lf.$B$9]&gt;[lf.K170];1;-1)" office:value-type="float" office:value="1" calcext:value-type="float">
            <text:p>1</text:p>
          </table:table-cell>
          <table:table-cell table:style-name="ce17" table:formula="of:=0.5*PI()-([lf.J170]*[lf.L170]+[lf.K170])" office:value-type="float" office:value="-0.470388352109878" calcext:value-type="float">
            <text:p>-0,470388352109878</text:p>
          </table:table-cell>
          <table:table-cell table:style-name="ce17" table:formula="of:=-[lf.M170]-[lf.$B$8]" office:value-type="float" office:value="0.121322501711012" calcext:value-type="float">
            <text:p>0,121322501711012</text:p>
          </table:table-cell>
          <table:table-cell table:number-columns-repeated="1010"/>
        </table:table-row>
        <table:table-row table:style-name="ro1">
          <table:table-cell office:value-type="float" office:value="-60" calcext:value-type="float">
            <text:p>-60</text:p>
          </table:table-cell>
          <table:table-cell table:formula="of:=[lf.A171]*analyze_resolution" office:value-type="float" office:value="-9" calcext:value-type="float">
            <text:p>-9</text:p>
          </table:table-cell>
          <table:table-cell table:style-name="ce20" table:formula="of:=-RADIANS([lf.B171])" office:value-type="float" office:value="0.15707963267949" calcext:value-type="float">
            <text:p>0,15707963267949</text:p>
          </table:table-cell>
          <table:table-cell table:style-name="ce20" table:formula="of:=COS([lf.$B$6])*servo_saver_arm_length*COS([lf.C171])-SIN([lf.$B$6])*servo_saver_arm_length*SIN([lf.C171])+[lf.$B$24]" office:value-type="float" office:value="358.803013449522" calcext:value-type="float">
            <text:p>358,803013449522</text:p>
          </table:table-cell>
          <table:table-cell table:style-name="ce20" table:formula="of:=COS([lf.$B$6])*servo_saver_arm_length*SIN([lf.C171])+SIN([lf.$B$6])*servo_saver_arm_length*COS([lf.C171])+[lf.$C$24]" office:value-type="float" office:value="2.50295144064369" calcext:value-type="float">
            <text:p>2,50295144064369</text:p>
          </table:table-cell>
          <table:table-cell table:style-name="ce20" table:formula="of:=[$lf.D171]-[$lf.$B$14]" office:value-type="float" office:value="58.8030134495222" calcext:value-type="float">
            <text:p>58,8030134495222</text:p>
          </table:table-cell>
          <table:table-cell table:style-name="ce20" table:formula="of:=[lf.E171]-[$lf.$C$14]" office:value-type="float" office:value="-87.4970485593563" calcext:value-type="float">
            <text:p>-87,4970485593563</text:p>
          </table:table-cell>
          <table:table-cell table:style-name="ce11" table:formula="of:=SQRT([lf.F171]^2+[lf.G171]^2)" office:value-type="float" office:value="105.420718539303" calcext:value-type="float">
            <text:p>105,420718539303</text:p>
          </table:table-cell>
          <table:table-cell table:style-name="ce20" table:formula="of:=([lf.H171]^2-[lf.$B$42]^2+[lf.$B$43]^2)/(2*[lf.H171])" office:value-type="float" office:value="2.46123330221807" calcext:value-type="float">
            <text:p>2,46123330221807</text:p>
          </table:table-cell>
          <table:table-cell table:style-name="ce20" table:formula="of:=ACOS([lf.I171]/[lf.$B$43])" office:value-type="float" office:value="1.44742191442658" calcext:value-type="float">
            <text:p>1,44742191442658</text:p>
          </table:table-cell>
          <table:table-cell table:style-name="ce20" table:formula="of:=ASIN([lf.F171]/[lf.H171])" office:value-type="float" office:value="0.591725169238857" calcext:value-type="float">
            <text:p>0,591725169238857</text:p>
          </table:table-cell>
          <table:table-cell table:style-name="ce20" table:formula="of:=IF(0.5*PI()+[lf.$B$9]&gt;[lf.K171];1;-1)" office:value-type="float" office:value="1" calcext:value-type="float">
            <text:p>1</text:p>
          </table:table-cell>
          <table:table-cell table:style-name="ce17" table:formula="of:=0.5*PI()-([lf.J171]*[lf.L171]+[lf.K171])" office:value-type="float" office:value="-0.468350756870544" calcext:value-type="float">
            <text:p>-0,468350756870544</text:p>
          </table:table-cell>
          <table:table-cell table:style-name="ce17" table:formula="of:=-[lf.M171]-[lf.$B$8]" office:value-type="float" office:value="0.119284906471678" calcext:value-type="float">
            <text:p>0,119284906471678</text:p>
          </table:table-cell>
          <table:table-cell table:number-columns-repeated="1010"/>
        </table:table-row>
        <table:table-row table:style-name="ro1">
          <table:table-cell office:value-type="float" office:value="-59" calcext:value-type="float">
            <text:p>-59</text:p>
          </table:table-cell>
          <table:table-cell table:formula="of:=[lf.A172]*analyze_resolution" office:value-type="float" office:value="-8.85" calcext:value-type="float">
            <text:p>-8,85</text:p>
          </table:table-cell>
          <table:table-cell table:style-name="ce20" table:formula="of:=-RADIANS([lf.B172])" office:value-type="float" office:value="0.154461638801498" calcext:value-type="float">
            <text:p>0,154461638801498</text:p>
          </table:table-cell>
          <table:table-cell table:style-name="ce20" table:formula="of:=COS([lf.$B$6])*servo_saver_arm_length*COS([lf.C172])-SIN([lf.$B$6])*servo_saver_arm_length*SIN([lf.C172])+[lf.$B$24]" office:value-type="float" office:value="358.809511997543" calcext:value-type="float">
            <text:p>358,809511997543</text:p>
          </table:table-cell>
          <table:table-cell table:style-name="ce20" table:formula="of:=COS([lf.$B$6])*servo_saver_arm_length*SIN([lf.C172])+SIN([lf.$B$6])*servo_saver_arm_length*COS([lf.C172])+[lf.$C$24]" office:value-type="float" office:value="2.46157071796464" calcext:value-type="float">
            <text:p>2,46157071796464</text:p>
          </table:table-cell>
          <table:table-cell table:style-name="ce20" table:formula="of:=[$lf.D172]-[$lf.$B$14]" office:value-type="float" office:value="58.8095119975431" calcext:value-type="float">
            <text:p>58,8095119975431</text:p>
          </table:table-cell>
          <table:table-cell table:style-name="ce20" table:formula="of:=[lf.E172]-[$lf.$C$14]" office:value-type="float" office:value="-87.5384292820354" calcext:value-type="float">
            <text:p>-87,5384292820354</text:p>
          </table:table-cell>
          <table:table-cell table:style-name="ce11" table:formula="of:=SQRT([lf.F172]^2+[lf.G172]^2)" office:value-type="float" office:value="105.458690028632" calcext:value-type="float">
            <text:p>105,458690028632</text:p>
          </table:table-cell>
          <table:table-cell table:style-name="ce20" table:formula="of:=([lf.H172]^2-[lf.$B$42]^2+[lf.$B$43]^2)/(2*[lf.H172])" office:value-type="float" office:value="2.49831176309106" calcext:value-type="float">
            <text:p>2,49831176309106</text:p>
          </table:table-cell>
          <table:table-cell table:style-name="ce20" table:formula="of:=ACOS([lf.I172]/[lf.$B$43])" office:value-type="float" office:value="1.44555357431411" calcext:value-type="float">
            <text:p>1,44555357431411</text:p>
          </table:table-cell>
          <table:table-cell table:style-name="ce20" table:formula="of:=ASIN([lf.F172]/[lf.H172])" office:value-type="float" office:value="0.591557442479243" calcext:value-type="float">
            <text:p>0,591557442479243</text:p>
          </table:table-cell>
          <table:table-cell table:style-name="ce20" table:formula="of:=IF(0.5*PI()+[lf.$B$9]&gt;[lf.K172];1;-1)" office:value-type="float" office:value="1" calcext:value-type="float">
            <text:p>1</text:p>
          </table:table-cell>
          <table:table-cell table:style-name="ce17" table:formula="of:=0.5*PI()-([lf.J172]*[lf.L172]+[lf.K172])" office:value-type="float" office:value="-0.466314689998452" calcext:value-type="float">
            <text:p>-0,466314689998452</text:p>
          </table:table-cell>
          <table:table-cell table:style-name="ce17" table:formula="of:=-[lf.M172]-[lf.$B$8]" office:value-type="float" office:value="0.117248839599586" calcext:value-type="float">
            <text:p>0,117248839599586</text:p>
          </table:table-cell>
          <table:table-cell table:number-columns-repeated="1010"/>
        </table:table-row>
        <table:table-row table:style-name="ro1">
          <table:table-cell office:value-type="float" office:value="-58" calcext:value-type="float">
            <text:p>-58</text:p>
          </table:table-cell>
          <table:table-cell table:formula="of:=[lf.A173]*analyze_resolution" office:value-type="float" office:value="-8.7" calcext:value-type="float">
            <text:p>-8,7</text:p>
          </table:table-cell>
          <table:table-cell table:style-name="ce20" table:formula="of:=-RADIANS([lf.B173])" office:value-type="float" office:value="0.151843644923507" calcext:value-type="float">
            <text:p>0,151843644923507</text:p>
          </table:table-cell>
          <table:table-cell table:style-name="ce20" table:formula="of:=COS([lf.$B$6])*servo_saver_arm_length*COS([lf.C173])-SIN([lf.$B$6])*servo_saver_arm_length*SIN([lf.C173])+[lf.$B$24]" office:value-type="float" office:value="358.815902188939" calcext:value-type="float">
            <text:p>358,815902188939</text:p>
          </table:table-cell>
          <table:table-cell table:style-name="ce20" table:formula="of:=COS([lf.$B$6])*servo_saver_arm_length*SIN([lf.C173])+SIN([lf.$B$6])*servo_saver_arm_length*COS([lf.C173])+[lf.$C$24]" office:value-type="float" office:value="2.42017312395551" calcext:value-type="float">
            <text:p>2,42017312395551</text:p>
          </table:table-cell>
          <table:table-cell table:style-name="ce20" table:formula="of:=[$lf.D173]-[$lf.$B$14]" office:value-type="float" office:value="58.8159021889389" calcext:value-type="float">
            <text:p>58,8159021889389</text:p>
          </table:table-cell>
          <table:table-cell table:style-name="ce20" table:formula="of:=[lf.E173]-[$lf.$C$14]" office:value-type="float" office:value="-87.5798268760445" calcext:value-type="float">
            <text:p>-87,5798268760445</text:p>
          </table:table-cell>
          <table:table-cell table:style-name="ce11" table:formula="of:=SQRT([lf.F173]^2+[lf.G173]^2)" office:value-type="float" office:value="105.496618078196" calcext:value-type="float">
            <text:p>105,496618078196</text:p>
          </table:table-cell>
          <table:table-cell table:style-name="ce20" table:formula="of:=([lf.H173]^2-[lf.$B$42]^2+[lf.$B$43]^2)/(2*[lf.H173])" office:value-type="float" office:value="2.5353348039204" calcext:value-type="float">
            <text:p>2,5353348039204</text:p>
          </table:table-cell>
          <table:table-cell table:style-name="ce20" table:formula="of:=ACOS([lf.I173]/[lf.$B$43])" office:value-type="float" office:value="1.44368758815247" calcext:value-type="float">
            <text:p>1,44368758815247</text:p>
          </table:table-cell>
          <table:table-cell table:style-name="ce20" table:formula="of:=ASIN([lf.F173]/[lf.H173])" office:value-type="float" office:value="0.591388894632476" calcext:value-type="float">
            <text:p>0,591388894632476</text:p>
          </table:table-cell>
          <table:table-cell table:style-name="ce20" table:formula="of:=IF(0.5*PI()+[lf.$B$9]&gt;[lf.K173];1;-1)" office:value-type="float" office:value="1" calcext:value-type="float">
            <text:p>1</text:p>
          </table:table-cell>
          <table:table-cell table:style-name="ce17" table:formula="of:=0.5*PI()-([lf.J173]*[lf.L173]+[lf.K173])" office:value-type="float" office:value="-0.464280155990045" calcext:value-type="float">
            <text:p>-0,464280155990045</text:p>
          </table:table-cell>
          <table:table-cell table:style-name="ce17" table:formula="of:=-[lf.M173]-[lf.$B$8]" office:value-type="float" office:value="0.115214305591179" calcext:value-type="float">
            <text:p>0,115214305591179</text:p>
          </table:table-cell>
          <table:table-cell table:number-columns-repeated="1010"/>
        </table:table-row>
        <table:table-row table:style-name="ro1">
          <table:table-cell office:value-type="float" office:value="-57" calcext:value-type="float">
            <text:p>-57</text:p>
          </table:table-cell>
          <table:table-cell table:formula="of:=[lf.A174]*analyze_resolution" office:value-type="float" office:value="-8.55" calcext:value-type="float">
            <text:p>-8,55</text:p>
          </table:table-cell>
          <table:table-cell table:style-name="ce20" table:formula="of:=-RADIANS([lf.B174])" office:value-type="float" office:value="0.149225651045515" calcext:value-type="float">
            <text:p>0,149225651045515</text:p>
          </table:table-cell>
          <table:table-cell table:style-name="ce20" table:formula="of:=COS([lf.$B$6])*servo_saver_arm_length*COS([lf.C174])-SIN([lf.$B$6])*servo_saver_arm_length*SIN([lf.C174])+[lf.$B$24]" office:value-type="float" office:value="358.822183979912" calcext:value-type="float">
            <text:p>358,822183979912</text:p>
          </table:table-cell>
          <table:table-cell table:style-name="ce20" table:formula="of:=COS([lf.$B$6])*servo_saver_arm_length*SIN([lf.C174])+SIN([lf.$B$6])*servo_saver_arm_length*COS([lf.C174])+[lf.$C$24]" office:value-type="float" office:value="2.37875894235077" calcext:value-type="float">
            <text:p>2,37875894235077</text:p>
          </table:table-cell>
          <table:table-cell table:style-name="ce20" table:formula="of:=[$lf.D174]-[$lf.$B$14]" office:value-type="float" office:value="58.8221839799121" calcext:value-type="float">
            <text:p>58,8221839799121</text:p>
          </table:table-cell>
          <table:table-cell table:style-name="ce20" table:formula="of:=[lf.E174]-[$lf.$C$14]" office:value-type="float" office:value="-87.6212410576492" calcext:value-type="float">
            <text:p>-87,6212410576492</text:p>
          </table:table-cell>
          <table:table-cell table:style-name="ce11" table:formula="of:=SQRT([lf.F174]^2+[lf.G174]^2)" office:value-type="float" office:value="105.534502475017" calcext:value-type="float">
            <text:p>105,534502475017</text:p>
          </table:table-cell>
          <table:table-cell table:style-name="ce20" table:formula="of:=([lf.H174]^2-[lf.$B$42]^2+[lf.$B$43]^2)/(2*[lf.H174])" office:value-type="float" office:value="2.57230227555281" calcext:value-type="float">
            <text:p>2,57230227555281</text:p>
          </table:table-cell>
          <table:table-cell table:style-name="ce20" table:formula="of:=ACOS([lf.I174]/[lf.$B$43])" office:value-type="float" office:value="1.44182395863439" calcext:value-type="float">
            <text:p>1,44182395863439</text:p>
          </table:table-cell>
          <table:table-cell table:style-name="ce20" table:formula="of:=ASIN([lf.F174]/[lf.H174])" office:value-type="float" office:value="0.591219527524982" calcext:value-type="float">
            <text:p>0,591219527524982</text:p>
          </table:table-cell>
          <table:table-cell table:style-name="ce20" table:formula="of:=IF(0.5*PI()+[lf.$B$9]&gt;[lf.K174];1;-1)" office:value-type="float" office:value="1" calcext:value-type="float">
            <text:p>1</text:p>
          </table:table-cell>
          <table:table-cell table:style-name="ce17" table:formula="of:=0.5*PI()-([lf.J174]*[lf.L174]+[lf.K174])" office:value-type="float" office:value="-0.462247159364478" calcext:value-type="float">
            <text:p>-0,462247159364478</text:p>
          </table:table-cell>
          <table:table-cell table:style-name="ce17" table:formula="of:=-[lf.M174]-[lf.$B$8]" office:value-type="float" office:value="0.113181308965612" calcext:value-type="float">
            <text:p>0,113181308965612</text:p>
          </table:table-cell>
          <table:table-cell table:number-columns-repeated="1010"/>
        </table:table-row>
        <table:table-row table:style-name="ro1">
          <table:table-cell office:value-type="float" office:value="-56" calcext:value-type="float">
            <text:p>-56</text:p>
          </table:table-cell>
          <table:table-cell table:formula="of:=[lf.A175]*analyze_resolution" office:value-type="float" office:value="-8.4" calcext:value-type="float">
            <text:p>-8,4</text:p>
          </table:table-cell>
          <table:table-cell table:style-name="ce20" table:formula="of:=-RADIANS([lf.B175])" office:value-type="float" office:value="0.146607657167524" calcext:value-type="float">
            <text:p>0,146607657167524</text:p>
          </table:table-cell>
          <table:table-cell table:style-name="ce20" table:formula="of:=COS([lf.$B$6])*servo_saver_arm_length*COS([lf.C175])-SIN([lf.$B$6])*servo_saver_arm_length*SIN([lf.C175])+[lf.$B$24]" office:value-type="float" office:value="358.828357327408" calcext:value-type="float">
            <text:p>358,828357327408</text:p>
          </table:table-cell>
          <table:table-cell table:style-name="ce20" table:formula="of:=COS([lf.$B$6])*servo_saver_arm_length*SIN([lf.C175])+SIN([lf.$B$6])*servo_saver_arm_length*COS([lf.C175])+[lf.$C$24]" office:value-type="float" office:value="2.33732845699859" calcext:value-type="float">
            <text:p>2,33732845699859</text:p>
          </table:table-cell>
          <table:table-cell table:style-name="ce20" table:formula="of:=[$lf.D175]-[$lf.$B$14]" office:value-type="float" office:value="58.8283573274078" calcext:value-type="float">
            <text:p>58,8283573274078</text:p>
          </table:table-cell>
          <table:table-cell table:style-name="ce20" table:formula="of:=[lf.E175]-[$lf.$C$14]" office:value-type="float" office:value="-87.6626715430014" calcext:value-type="float">
            <text:p>-87,6626715430014</text:p>
          </table:table-cell>
          <table:table-cell table:style-name="ce11" table:formula="of:=SQRT([lf.F175]^2+[lf.G175]^2)" office:value-type="float" office:value="105.572343006572" calcext:value-type="float">
            <text:p>105,572343006572</text:p>
          </table:table-cell>
          <table:table-cell table:style-name="ce20" table:formula="of:=([lf.H175]^2-[lf.$B$42]^2+[lf.$B$43]^2)/(2*[lf.H175])" office:value-type="float" office:value="2.60921402940429" calcext:value-type="float">
            <text:p>2,60921402940429</text:p>
          </table:table-cell>
          <table:table-cell table:style-name="ce20" table:formula="of:=ACOS([lf.I175]/[lf.$B$43])" office:value-type="float" office:value="1.43996268847508" calcext:value-type="float">
            <text:p>1,43996268847508</text:p>
          </table:table-cell>
          <table:table-cell table:style-name="ce20" table:formula="of:=ASIN([lf.F175]/[lf.H175])" office:value-type="float" office:value="0.591049342983469" calcext:value-type="float">
            <text:p>0,591049342983469</text:p>
          </table:table-cell>
          <table:table-cell table:style-name="ce20" table:formula="of:=IF(0.5*PI()+[lf.$B$9]&gt;[lf.K175];1;-1)" office:value-type="float" office:value="1" calcext:value-type="float">
            <text:p>1</text:p>
          </table:table-cell>
          <table:table-cell table:style-name="ce17" table:formula="of:=0.5*PI()-([lf.J175]*[lf.L175]+[lf.K175])" office:value-type="float" office:value="-0.460215704663656" calcext:value-type="float">
            <text:p>-0,460215704663656</text:p>
          </table:table-cell>
          <table:table-cell table:style-name="ce17" table:formula="of:=-[lf.M175]-[lf.$B$8]" office:value-type="float" office:value="0.11114985426479" calcext:value-type="float">
            <text:p>0,11114985426479</text:p>
          </table:table-cell>
          <table:table-cell table:number-columns-repeated="1010"/>
        </table:table-row>
        <table:table-row table:style-name="ro1">
          <table:table-cell office:value-type="float" office:value="-55" calcext:value-type="float">
            <text:p>-55</text:p>
          </table:table-cell>
          <table:table-cell table:formula="of:=[lf.A176]*analyze_resolution" office:value-type="float" office:value="-8.25" calcext:value-type="float">
            <text:p>-8,25</text:p>
          </table:table-cell>
          <table:table-cell table:style-name="ce20" table:formula="of:=-RADIANS([lf.B176])" office:value-type="float" office:value="0.143989663289532" calcext:value-type="float">
            <text:p>0,143989663289532</text:p>
          </table:table-cell>
          <table:table-cell table:style-name="ce20" table:formula="of:=COS([lf.$B$6])*servo_saver_arm_length*COS([lf.C176])-SIN([lf.$B$6])*servo_saver_arm_length*SIN([lf.C176])+[lf.$B$24]" office:value-type="float" office:value="358.834422189115" calcext:value-type="float">
            <text:p>358,834422189115</text:p>
          </table:table-cell>
          <table:table-cell table:style-name="ce20" table:formula="of:=COS([lf.$B$6])*servo_saver_arm_length*SIN([lf.C176])+SIN([lf.$B$6])*servo_saver_arm_length*COS([lf.C176])+[lf.$C$24]" office:value-type="float" office:value="2.29588195185887" calcext:value-type="float">
            <text:p>2,29588195185887</text:p>
          </table:table-cell>
          <table:table-cell table:style-name="ce20" table:formula="of:=[$lf.D176]-[$lf.$B$14]" office:value-type="float" office:value="58.8344221891147" calcext:value-type="float">
            <text:p>58,8344221891147</text:p>
          </table:table-cell>
          <table:table-cell table:style-name="ce20" table:formula="of:=[lf.E176]-[$lf.$C$14]" office:value-type="float" office:value="-87.7041180481411" calcext:value-type="float">
            <text:p>-87,7041180481411</text:p>
          </table:table-cell>
          <table:table-cell table:style-name="ce11" table:formula="of:=SQRT([lf.F176]^2+[lf.G176]^2)" office:value-type="float" office:value="105.610139460798" calcext:value-type="float">
            <text:p>105,610139460798</text:p>
          </table:table-cell>
          <table:table-cell table:style-name="ce20" table:formula="of:=([lf.H176]^2-[lf.$B$42]^2+[lf.$B$43]^2)/(2*[lf.H176])" office:value-type="float" office:value="2.64606991745839" calcext:value-type="float">
            <text:p>2,64606991745839</text:p>
          </table:table-cell>
          <table:table-cell table:style-name="ce20" table:formula="of:=ACOS([lf.I176]/[lf.$B$43])" office:value-type="float" office:value="1.43810378041225" calcext:value-type="float">
            <text:p>1,43810378041225</text:p>
          </table:table-cell>
          <table:table-cell table:style-name="ce20" table:formula="of:=ASIN([lf.F176]/[lf.H176])" office:value-type="float" office:value="0.590878342834906" calcext:value-type="float">
            <text:p>0,590878342834906</text:p>
          </table:table-cell>
          <table:table-cell table:style-name="ce20" table:formula="of:=IF(0.5*PI()+[lf.$B$9]&gt;[lf.K176];1;-1)" office:value-type="float" office:value="1" calcext:value-type="float">
            <text:p>1</text:p>
          </table:table-cell>
          <table:table-cell table:style-name="ce17" table:formula="of:=0.5*PI()-([lf.J176]*[lf.L176]+[lf.K176])" office:value-type="float" office:value="-0.458185796452264" calcext:value-type="float">
            <text:p>-0,458185796452264</text:p>
          </table:table-cell>
          <table:table-cell table:style-name="ce17" table:formula="of:=-[lf.M176]-[lf.$B$8]" office:value-type="float" office:value="0.109119946053398" calcext:value-type="float">
            <text:p>0,109119946053398</text:p>
          </table:table-cell>
          <table:table-cell table:number-columns-repeated="1010"/>
        </table:table-row>
        <table:table-row table:style-name="ro1">
          <table:table-cell office:value-type="float" office:value="-54" calcext:value-type="float">
            <text:p>-54</text:p>
          </table:table-cell>
          <table:table-cell table:formula="of:=[lf.A177]*analyze_resolution" office:value-type="float" office:value="-8.1" calcext:value-type="float">
            <text:p>-8,1</text:p>
          </table:table-cell>
          <table:table-cell table:style-name="ce20" table:formula="of:=-RADIANS([lf.B177])" office:value-type="float" office:value="0.141371669411541" calcext:value-type="float">
            <text:p>0,141371669411541</text:p>
          </table:table-cell>
          <table:table-cell table:style-name="ce20" table:formula="of:=COS([lf.$B$6])*servo_saver_arm_length*COS([lf.C177])-SIN([lf.$B$6])*servo_saver_arm_length*SIN([lf.C177])+[lf.$B$24]" office:value-type="float" office:value="358.840378523465" calcext:value-type="float">
            <text:p>358,840378523465</text:p>
          </table:table-cell>
          <table:table-cell table:style-name="ce20" table:formula="of:=COS([lf.$B$6])*servo_saver_arm_length*SIN([lf.C177])+SIN([lf.$B$6])*servo_saver_arm_length*COS([lf.C177])+[lf.$C$24]" office:value-type="float" office:value="2.25441971100132" calcext:value-type="float">
            <text:p>2,25441971100132</text:p>
          </table:table-cell>
          <table:table-cell table:style-name="ce20" table:formula="of:=[$lf.D177]-[$lf.$B$14]" office:value-type="float" office:value="58.8403785234649" calcext:value-type="float">
            <text:p>58,8403785234649</text:p>
          </table:table-cell>
          <table:table-cell table:style-name="ce20" table:formula="of:=[lf.E177]-[$lf.$C$14]" office:value-type="float" office:value="-87.7455802889987" calcext:value-type="float">
            <text:p>-87,7455802889987</text:p>
          </table:table-cell>
          <table:table-cell table:style-name="ce11" table:formula="of:=SQRT([lf.F177]^2+[lf.G177]^2)" office:value-type="float" office:value="105.647891626089" calcext:value-type="float">
            <text:p>105,647891626089</text:p>
          </table:table-cell>
          <table:table-cell table:style-name="ce20" table:formula="of:=([lf.H177]^2-[lf.$B$42]^2+[lf.$B$43]^2)/(2*[lf.H177])" office:value-type="float" office:value="2.68286979226425" calcext:value-type="float">
            <text:p>2,68286979226425</text:p>
          </table:table-cell>
          <table:table-cell table:style-name="ce20" table:formula="of:=ACOS([lf.I177]/[lf.$B$43])" office:value-type="float" office:value="1.4362472372062" calcext:value-type="float">
            <text:p>1,4362472372062</text:p>
          </table:table-cell>
          <table:table-cell table:style-name="ce20" table:formula="of:=ASIN([lf.F177]/[lf.H177])" office:value-type="float" office:value="0.590706528906509" calcext:value-type="float">
            <text:p>0,590706528906509</text:p>
          </table:table-cell>
          <table:table-cell table:style-name="ce20" table:formula="of:=IF(0.5*PI()+[lf.$B$9]&gt;[lf.K177];1;-1)" office:value-type="float" office:value="1" calcext:value-type="float">
            <text:p>1</text:p>
          </table:table-cell>
          <table:table-cell table:style-name="ce17" table:formula="of:=0.5*PI()-([lf.J177]*[lf.L177]+[lf.K177])" office:value-type="float" office:value="-0.45615743931781" calcext:value-type="float">
            <text:p>-0,45615743931781</text:p>
          </table:table-cell>
          <table:table-cell table:style-name="ce17" table:formula="of:=-[lf.M177]-[lf.$B$8]" office:value-type="float" office:value="0.107091588918944" calcext:value-type="float">
            <text:p>0,107091588918944</text:p>
          </table:table-cell>
          <table:table-cell table:number-columns-repeated="1010"/>
        </table:table-row>
        <table:table-row table:style-name="ro1">
          <table:table-cell office:value-type="float" office:value="-53" calcext:value-type="float">
            <text:p>-53</text:p>
          </table:table-cell>
          <table:table-cell table:formula="of:=[lf.A178]*analyze_resolution" office:value-type="float" office:value="-7.95" calcext:value-type="float">
            <text:p>-7,95</text:p>
          </table:table-cell>
          <table:table-cell table:style-name="ce20" table:formula="of:=-RADIANS([lf.B178])" office:value-type="float" office:value="0.138753675533549" calcext:value-type="float">
            <text:p>0,138753675533549</text:p>
          </table:table-cell>
          <table:table-cell table:style-name="ce20" table:formula="of:=COS([lf.$B$6])*servo_saver_arm_length*COS([lf.C178])-SIN([lf.$B$6])*servo_saver_arm_length*SIN([lf.C178])+[lf.$B$24]" office:value-type="float" office:value="358.846226289634" calcext:value-type="float">
            <text:p>358,846226289634</text:p>
          </table:table-cell>
          <table:table-cell table:style-name="ce20" table:formula="of:=COS([lf.$B$6])*servo_saver_arm_length*SIN([lf.C178])+SIN([lf.$B$6])*servo_saver_arm_length*COS([lf.C178])+[lf.$C$24]" office:value-type="float" office:value="2.2129420186035" calcext:value-type="float">
            <text:p>2,2129420186035</text:p>
          </table:table-cell>
          <table:table-cell table:style-name="ce20" table:formula="of:=[$lf.D178]-[$lf.$B$14]" office:value-type="float" office:value="58.8462262896343" calcext:value-type="float">
            <text:p>58,8462262896343</text:p>
          </table:table-cell>
          <table:table-cell table:style-name="ce20" table:formula="of:=[lf.E178]-[$lf.$C$14]" office:value-type="float" office:value="-87.7870579813965" calcext:value-type="float">
            <text:p>-87,7870579813965</text:p>
          </table:table-cell>
          <table:table-cell table:style-name="ce11" table:formula="of:=SQRT([lf.F178]^2+[lf.G178]^2)" office:value-type="float" office:value="105.685599291294" calcext:value-type="float">
            <text:p>105,685599291294</text:p>
          </table:table-cell>
          <table:table-cell table:style-name="ce20" table:formula="of:=([lf.H178]^2-[lf.$B$42]^2+[lf.$B$43]^2)/(2*[lf.H178])" office:value-type="float" office:value="2.71961350693507" calcext:value-type="float">
            <text:p>2,71961350693507</text:p>
          </table:table-cell>
          <table:table-cell table:style-name="ce20" table:formula="of:=ACOS([lf.I178]/[lf.$B$43])" office:value-type="float" office:value="1.43439306163982" calcext:value-type="float">
            <text:p>1,43439306163982</text:p>
          </table:table-cell>
          <table:table-cell table:style-name="ce20" table:formula="of:=ASIN([lf.F178]/[lf.H178])" office:value-type="float" office:value="0.59053390302573" calcext:value-type="float">
            <text:p>0,59053390302573</text:p>
          </table:table-cell>
          <table:table-cell table:style-name="ce20" table:formula="of:=IF(0.5*PI()+[lf.$B$9]&gt;[lf.K178];1;-1)" office:value-type="float" office:value="1" calcext:value-type="float">
            <text:p>1</text:p>
          </table:table-cell>
          <table:table-cell table:style-name="ce17" table:formula="of:=0.5*PI()-([lf.J178]*[lf.L178]+[lf.K178])" office:value-type="float" office:value="-0.454130637870654" calcext:value-type="float">
            <text:p>-0,454130637870654</text:p>
          </table:table-cell>
          <table:table-cell table:style-name="ce17" table:formula="of:=-[lf.M178]-[lf.$B$8]" office:value-type="float" office:value="0.105064787471788" calcext:value-type="float">
            <text:p>0,105064787471788</text:p>
          </table:table-cell>
          <table:table-cell table:number-columns-repeated="1010"/>
        </table:table-row>
        <table:table-row table:style-name="ro1">
          <table:table-cell office:value-type="float" office:value="-52" calcext:value-type="float">
            <text:p>-52</text:p>
          </table:table-cell>
          <table:table-cell table:formula="of:=[lf.A179]*analyze_resolution" office:value-type="float" office:value="-7.8" calcext:value-type="float">
            <text:p>-7,8</text:p>
          </table:table-cell>
          <table:table-cell table:style-name="ce20" table:formula="of:=-RADIANS([lf.B179])" office:value-type="float" office:value="0.136135681655558" calcext:value-type="float">
            <text:p>0,136135681655558</text:p>
          </table:table-cell>
          <table:table-cell table:style-name="ce20" table:formula="of:=COS([lf.$B$6])*servo_saver_arm_length*COS([lf.C179])-SIN([lf.$B$6])*servo_saver_arm_length*SIN([lf.C179])+[lf.$B$24]" office:value-type="float" office:value="358.851965447543" calcext:value-type="float">
            <text:p>358,851965447543</text:p>
          </table:table-cell>
          <table:table-cell table:style-name="ce20" table:formula="of:=COS([lf.$B$6])*servo_saver_arm_length*SIN([lf.C179])+SIN([lf.$B$6])*servo_saver_arm_length*COS([lf.C179])+[lf.$C$24]" office:value-type="float" office:value="2.17144915894887" calcext:value-type="float">
            <text:p>2,17144915894887</text:p>
          </table:table-cell>
          <table:table-cell table:style-name="ce20" table:formula="of:=[$lf.D179]-[$lf.$B$14]" office:value-type="float" office:value="58.8519654475431" calcext:value-type="float">
            <text:p>58,8519654475431</text:p>
          </table:table-cell>
          <table:table-cell table:style-name="ce20" table:formula="of:=[lf.E179]-[$lf.$C$14]" office:value-type="float" office:value="-87.8285508410511" calcext:value-type="float">
            <text:p>-87,8285508410511</text:p>
          </table:table-cell>
          <table:table-cell table:style-name="ce11" table:formula="of:=SQRT([lf.F179]^2+[lf.G179]^2)" office:value-type="float" office:value="105.723262245723" calcext:value-type="float">
            <text:p>105,723262245723</text:p>
          </table:table-cell>
          <table:table-cell table:style-name="ce20" table:formula="of:=([lf.H179]^2-[lf.$B$42]^2+[lf.$B$43]^2)/(2*[lf.H179])" office:value-type="float" office:value="2.75630091514615" calcext:value-type="float">
            <text:p>2,75630091514615</text:p>
          </table:table-cell>
          <table:table-cell table:style-name="ce20" table:formula="of:=ACOS([lf.I179]/[lf.$B$43])" office:value-type="float" office:value="1.43254125651871" calcext:value-type="float">
            <text:p>1,43254125651871</text:p>
          </table:table-cell>
          <table:table-cell table:style-name="ce20" table:formula="of:=ASIN([lf.F179]/[lf.H179])" office:value-type="float" office:value="0.590360467020237" calcext:value-type="float">
            <text:p>0,590360467020237</text:p>
          </table:table-cell>
          <table:table-cell table:style-name="ce20" table:formula="of:=IF(0.5*PI()+[lf.$B$9]&gt;[lf.K179];1;-1)" office:value-type="float" office:value="1" calcext:value-type="float">
            <text:p>1</text:p>
          </table:table-cell>
          <table:table-cell table:style-name="ce17" table:formula="of:=0.5*PI()-([lf.J179]*[lf.L179]+[lf.K179])" office:value-type="float" office:value="-0.452105396744046" calcext:value-type="float">
            <text:p>-0,452105396744046</text:p>
          </table:table-cell>
          <table:table-cell table:style-name="ce17" table:formula="of:=-[lf.M179]-[lf.$B$8]" office:value-type="float" office:value="0.10303954634518" calcext:value-type="float">
            <text:p>0,10303954634518</text:p>
          </table:table-cell>
          <table:table-cell table:number-columns-repeated="1010"/>
        </table:table-row>
        <table:table-row table:style-name="ro1">
          <table:table-cell office:value-type="float" office:value="-51" calcext:value-type="float">
            <text:p>-51</text:p>
          </table:table-cell>
          <table:table-cell table:formula="of:=[lf.A180]*analyze_resolution" office:value-type="float" office:value="-7.65" calcext:value-type="float">
            <text:p>-7,65</text:p>
          </table:table-cell>
          <table:table-cell table:style-name="ce20" table:formula="of:=-RADIANS([lf.B180])" office:value-type="float" office:value="0.133517687777566" calcext:value-type="float">
            <text:p>0,133517687777566</text:p>
          </table:table-cell>
          <table:table-cell table:style-name="ce20" table:formula="of:=COS([lf.$B$6])*servo_saver_arm_length*COS([lf.C180])-SIN([lf.$B$6])*servo_saver_arm_length*SIN([lf.C180])+[lf.$B$24]" office:value-type="float" office:value="358.857595957856" calcext:value-type="float">
            <text:p>358,857595957856</text:p>
          </table:table-cell>
          <table:table-cell table:style-name="ce20" table:formula="of:=COS([lf.$B$6])*servo_saver_arm_length*SIN([lf.C180])+SIN([lf.$B$6])*servo_saver_arm_length*COS([lf.C180])+[lf.$C$24]" office:value-type="float" office:value="2.12994141642484" calcext:value-type="float">
            <text:p>2,12994141642484</text:p>
          </table:table-cell>
          <table:table-cell table:style-name="ce20" table:formula="of:=[$lf.D180]-[$lf.$B$14]" office:value-type="float" office:value="58.8575959578556" calcext:value-type="float">
            <text:p>58,8575959578556</text:p>
          </table:table-cell>
          <table:table-cell table:style-name="ce20" table:formula="of:=[lf.E180]-[$lf.$C$14]" office:value-type="float" office:value="-87.8700585835752" calcext:value-type="float">
            <text:p>-87,8700585835752</text:p>
          </table:table-cell>
          <table:table-cell table:style-name="ce11" table:formula="of:=SQRT([lf.F180]^2+[lf.G180]^2)" office:value-type="float" office:value="105.760880279143" calcext:value-type="float">
            <text:p>105,760880279143</text:p>
          </table:table-cell>
          <table:table-cell table:style-name="ce20" table:formula="of:=([lf.H180]^2-[lf.$B$42]^2+[lf.$B$43]^2)/(2*[lf.H180])" office:value-type="float" office:value="2.79293187113326" calcext:value-type="float">
            <text:p>2,79293187113326</text:p>
          </table:table-cell>
          <table:table-cell table:style-name="ce20" table:formula="of:=ACOS([lf.I180]/[lf.$B$43])" office:value-type="float" office:value="1.43069182467115" calcext:value-type="float">
            <text:p>1,43069182467115</text:p>
          </table:table-cell>
          <table:table-cell table:style-name="ce20" table:formula="of:=ASIN([lf.F180]/[lf.H180])" office:value-type="float" office:value="0.590186222717902" calcext:value-type="float">
            <text:p>0,590186222717902</text:p>
          </table:table-cell>
          <table:table-cell table:style-name="ce20" table:formula="of:=IF(0.5*PI()+[lf.$B$9]&gt;[lf.K180];1;-1)" office:value-type="float" office:value="1" calcext:value-type="float">
            <text:p>1</text:p>
          </table:table-cell>
          <table:table-cell table:style-name="ce17" table:formula="of:=0.5*PI()-([lf.J180]*[lf.L180]+[lf.K180])" office:value-type="float" office:value="-0.450081720594159" calcext:value-type="float">
            <text:p>-0,450081720594159</text:p>
          </table:table-cell>
          <table:table-cell table:style-name="ce17" table:formula="of:=-[lf.M180]-[lf.$B$8]" office:value-type="float" office:value="0.101015870195294" calcext:value-type="float">
            <text:p>0,101015870195294</text:p>
          </table:table-cell>
          <table:table-cell table:number-columns-repeated="1010"/>
        </table:table-row>
        <table:table-row table:style-name="ro1">
          <table:table-cell office:value-type="float" office:value="-50" calcext:value-type="float">
            <text:p>-50</text:p>
          </table:table-cell>
          <table:table-cell table:style-name="ce20" table:formula="of:=[lf.A181]*analyze_resolution" office:value-type="float" office:value="-7.5" calcext:value-type="float">
            <text:p>-7,5</text:p>
          </table:table-cell>
          <table:table-cell table:style-name="ce20" table:formula="of:=-RADIANS([lf.B181])" office:value-type="float" office:value="0.130899693899575" calcext:value-type="float">
            <text:p>0,130899693899575</text:p>
          </table:table-cell>
          <table:table-cell table:style-name="ce20" table:formula="of:=COS([lf.$B$6])*servo_saver_arm_length*COS([lf.C181])-SIN([lf.$B$6])*servo_saver_arm_length*SIN([lf.C181])+[lf.$B$24]" office:value-type="float" office:value="358.863117781981" calcext:value-type="float">
            <text:p>358,863117781981</text:p>
          </table:table-cell>
          <table:table-cell table:style-name="ce20" table:formula="of:=COS([lf.$B$6])*servo_saver_arm_length*SIN([lf.C181])+SIN([lf.$B$6])*servo_saver_arm_length*COS([lf.C181])+[lf.$C$24]" office:value-type="float" office:value="2.08841907552083" calcext:value-type="float">
            <text:p>2,08841907552083</text:p>
          </table:table-cell>
          <table:table-cell table:style-name="ce20" table:formula="of:=[$lf.D181]-[$lf.$B$14]" office:value-type="float" office:value="58.863117781981" calcext:value-type="float">
            <text:p>58,863117781981</text:p>
          </table:table-cell>
          <table:table-cell table:style-name="ce20" table:formula="of:=[lf.E181]-[$lf.$C$14]" office:value-type="float" office:value="-87.9115809244792" calcext:value-type="float">
            <text:p>-87,9115809244792</text:p>
          </table:table-cell>
          <table:table-cell table:style-name="ce11" table:formula="of:=SQRT([lf.F181]^2+[lf.G181]^2)" office:value-type="float" office:value="105.798453181777" calcext:value-type="float">
            <text:p>105,798453181777</text:p>
          </table:table-cell>
          <table:table-cell table:style-name="ce20" table:formula="of:=([lf.H181]^2-[lf.$B$42]^2+[lf.$B$43]^2)/(2*[lf.H181])" office:value-type="float" office:value="2.8295062296907" calcext:value-type="float">
            <text:p>2,8295062296907</text:p>
          </table:table-cell>
          <table:table-cell table:style-name="ce20" table:formula="of:=ACOS([lf.I181]/[lf.$B$43])" office:value-type="float" office:value="1.42884476894824" calcext:value-type="float">
            <text:p>1,42884476894824</text:p>
          </table:table-cell>
          <table:table-cell table:style-name="ce20" table:formula="of:=ASIN([lf.F181]/[lf.H181])" office:value-type="float" office:value="0.590011171946786" calcext:value-type="float">
            <text:p>0,590011171946786</text:p>
          </table:table-cell>
          <table:table-cell table:style-name="ce20" table:formula="of:=IF(0.5*PI()+[lf.$B$9]&gt;[lf.K181];1;-1)" office:value-type="float" office:value="1" calcext:value-type="float">
            <text:p>1</text:p>
          </table:table-cell>
          <table:table-cell table:style-name="ce17" table:formula="of:=0.5*PI()-([lf.J181]*[lf.L181]+[lf.K181])" office:value-type="float" office:value="-0.448059614100133" calcext:value-type="float">
            <text:p>-0,448059614100133</text:p>
          </table:table-cell>
          <table:table-cell table:style-name="ce17" table:formula="of:=-[lf.M181]-[lf.$B$8]" office:value-type="float" office:value="0.0989937637012668" calcext:value-type="float">
            <text:p>0,098993763701267</text:p>
          </table:table-cell>
          <table:table-cell table:style-name="ce11" table:number-columns-repeated="1010"/>
        </table:table-row>
        <table:table-row table:style-name="ro1">
          <table:table-cell office:value-type="float" office:value="-49" calcext:value-type="float">
            <text:p>-49</text:p>
          </table:table-cell>
          <table:table-cell table:formula="of:=[lf.A182]*analyze_resolution" office:value-type="float" office:value="-7.35" calcext:value-type="float">
            <text:p>-7,35</text:p>
          </table:table-cell>
          <table:table-cell table:style-name="ce20" table:formula="of:=-RADIANS([lf.B182])" office:value-type="float" office:value="0.128281700021583" calcext:value-type="float">
            <text:p>0,128281700021583</text:p>
          </table:table-cell>
          <table:table-cell table:style-name="ce20" table:formula="of:=COS([lf.$B$6])*servo_saver_arm_length*COS([lf.C182])-SIN([lf.$B$6])*servo_saver_arm_length*SIN([lf.C182])+[lf.$B$24]" office:value-type="float" office:value="358.868530882073" calcext:value-type="float">
            <text:p>358,868530882073</text:p>
          </table:table-cell>
          <table:table-cell table:style-name="ce20" table:formula="of:=COS([lf.$B$6])*servo_saver_arm_length*SIN([lf.C182])+SIN([lf.$B$6])*servo_saver_arm_length*COS([lf.C182])+[lf.$C$24]" office:value-type="float" office:value="2.04688242082631" calcext:value-type="float">
            <text:p>2,04688242082631</text:p>
          </table:table-cell>
          <table:table-cell table:style-name="ce20" table:formula="of:=[$lf.D182]-[$lf.$B$14]" office:value-type="float" office:value="58.8685308820732" calcext:value-type="float">
            <text:p>58,8685308820732</text:p>
          </table:table-cell>
          <table:table-cell table:style-name="ce20" table:formula="of:=[lf.E182]-[$lf.$C$14]" office:value-type="float" office:value="-87.9531175791737" calcext:value-type="float">
            <text:p>-87,9531175791737</text:p>
          </table:table-cell>
          <table:table-cell table:style-name="ce11" table:formula="of:=SQRT([lf.F182]^2+[lf.G182]^2)" office:value-type="float" office:value="105.835980744308" calcext:value-type="float">
            <text:p>105,835980744308</text:p>
          </table:table-cell>
          <table:table-cell table:style-name="ce20" table:formula="of:=([lf.H182]^2-[lf.$B$42]^2+[lf.$B$43]^2)/(2*[lf.H182])" office:value-type="float" office:value="2.86602384616975" calcext:value-type="float">
            <text:p>2,86602384616975</text:p>
          </table:table-cell>
          <table:table-cell table:style-name="ce20" table:formula="of:=ACOS([lf.I182]/[lf.$B$43])" office:value-type="float" office:value="1.42700009222387" calcext:value-type="float">
            <text:p>1,42700009222387</text:p>
          </table:table-cell>
          <table:table-cell table:style-name="ce20" table:formula="of:=ASIN([lf.F182]/[lf.H182])" office:value-type="float" office:value="0.589835316535126" calcext:value-type="float">
            <text:p>0,589835316535126</text:p>
          </table:table-cell>
          <table:table-cell table:style-name="ce20" table:formula="of:=IF(0.5*PI()+[lf.$B$9]&gt;[lf.K182];1;-1)" office:value-type="float" office:value="1" calcext:value-type="float">
            <text:p>1</text:p>
          </table:table-cell>
          <table:table-cell table:style-name="ce17" table:formula="of:=0.5*PI()-([lf.J182]*[lf.L182]+[lf.K182])" office:value-type="float" office:value="-0.446039081964101" calcext:value-type="float">
            <text:p>-0,446039081964101</text:p>
          </table:table-cell>
          <table:table-cell table:style-name="ce17" table:formula="of:=-[lf.M182]-[lf.$B$8]" office:value-type="float" office:value="0.0969732315652348" calcext:value-type="float">
            <text:p>0,096973231565235</text:p>
          </table:table-cell>
          <table:table-cell table:number-columns-repeated="1010"/>
        </table:table-row>
        <table:table-row table:style-name="ro1">
          <table:table-cell office:value-type="float" office:value="-48" calcext:value-type="float">
            <text:p>-48</text:p>
          </table:table-cell>
          <table:table-cell table:formula="of:=[lf.A183]*analyze_resolution" office:value-type="float" office:value="-7.2" calcext:value-type="float">
            <text:p>-7,2</text:p>
          </table:table-cell>
          <table:table-cell table:style-name="ce20" table:formula="of:=-RADIANS([lf.B183])" office:value-type="float" office:value="0.125663706143592" calcext:value-type="float">
            <text:p>0,125663706143592</text:p>
          </table:table-cell>
          <table:table-cell table:style-name="ce20" table:formula="of:=COS([lf.$B$6])*servo_saver_arm_length*COS([lf.C183])-SIN([lf.$B$6])*servo_saver_arm_length*SIN([lf.C183])+[lf.$B$24]" office:value-type="float" office:value="358.873835221032" calcext:value-type="float">
            <text:p>358,873835221032</text:p>
          </table:table-cell>
          <table:table-cell table:style-name="ce20" table:formula="of:=COS([lf.$B$6])*servo_saver_arm_length*SIN([lf.C183])+SIN([lf.$B$6])*servo_saver_arm_length*COS([lf.C183])+[lf.$C$24]" office:value-type="float" office:value="2.00533173702887" calcext:value-type="float">
            <text:p>2,00533173702887</text:p>
          </table:table-cell>
          <table:table-cell table:style-name="ce20" table:formula="of:=[$lf.D183]-[$lf.$B$14]" office:value-type="float" office:value="58.8738352210316" calcext:value-type="float">
            <text:p>58,8738352210316</text:p>
          </table:table-cell>
          <table:table-cell table:style-name="ce20" table:formula="of:=[lf.E183]-[$lf.$C$14]" office:value-type="float" office:value="-87.9946682629711" calcext:value-type="float">
            <text:p>-87,9946682629711</text:p>
          </table:table-cell>
          <table:table-cell table:style-name="ce11" table:formula="of:=SQRT([lf.F183]^2+[lf.G183]^2)" office:value-type="float" office:value="105.873462757877" calcext:value-type="float">
            <text:p>105,873462757877</text:p>
          </table:table-cell>
          <table:table-cell table:style-name="ce20" table:formula="of:=([lf.H183]^2-[lf.$B$42]^2+[lf.$B$43]^2)/(2*[lf.H183])" office:value-type="float" office:value="2.90248457647683" calcext:value-type="float">
            <text:p>2,90248457647683</text:p>
          </table:table-cell>
          <table:table-cell table:style-name="ce20" table:formula="of:=ACOS([lf.I183]/[lf.$B$43])" office:value-type="float" office:value="1.42515779739481" calcext:value-type="float">
            <text:p>1,42515779739481</text:p>
          </table:table-cell>
          <table:table-cell table:style-name="ce20" table:formula="of:=ASIN([lf.F183]/[lf.H183])" office:value-type="float" office:value="0.589658658311319" calcext:value-type="float">
            <text:p>0,589658658311319</text:p>
          </table:table-cell>
          <table:table-cell table:style-name="ce20" table:formula="of:=IF(0.5*PI()+[lf.$B$9]&gt;[lf.K183];1;-1)" office:value-type="float" office:value="1" calcext:value-type="float">
            <text:p>1</text:p>
          </table:table-cell>
          <table:table-cell table:style-name="ce17" table:formula="of:=0.5*PI()-([lf.J183]*[lf.L183]+[lf.K183])" office:value-type="float" office:value="-0.44402012891123" calcext:value-type="float">
            <text:p>-0,44402012891123</text:p>
          </table:table-cell>
          <table:table-cell table:style-name="ce17" table:formula="of:=-[lf.M183]-[lf.$B$8]" office:value-type="float" office:value="0.0949542785123643" calcext:value-type="float">
            <text:p>0,094954278512364</text:p>
          </table:table-cell>
          <table:table-cell table:number-columns-repeated="1010"/>
        </table:table-row>
        <table:table-row table:style-name="ro1">
          <table:table-cell office:value-type="float" office:value="-47" calcext:value-type="float">
            <text:p>-47</text:p>
          </table:table-cell>
          <table:table-cell table:formula="of:=[lf.A184]*analyze_resolution" office:value-type="float" office:value="-7.05" calcext:value-type="float">
            <text:p>-7,05</text:p>
          </table:table-cell>
          <table:table-cell table:style-name="ce20" table:formula="of:=-RADIANS([lf.B184])" office:value-type="float" office:value="0.1230457122656" calcext:value-type="float">
            <text:p>0,1230457122656</text:p>
          </table:table-cell>
          <table:table-cell table:style-name="ce20" table:formula="of:=COS([lf.$B$6])*servo_saver_arm_length*COS([lf.C184])-SIN([lf.$B$6])*servo_saver_arm_length*SIN([lf.C184])+[lf.$B$24]" office:value-type="float" office:value="358.879030762501" calcext:value-type="float">
            <text:p>358,879030762501</text:p>
          </table:table-cell>
          <table:table-cell table:style-name="ce20" table:formula="of:=COS([lf.$B$6])*servo_saver_arm_length*SIN([lf.C184])+SIN([lf.$B$6])*servo_saver_arm_length*COS([lf.C184])+[lf.$C$24]" office:value-type="float" office:value="1.96376730891224" calcext:value-type="float">
            <text:p>1,96376730891224</text:p>
          </table:table-cell>
          <table:table-cell table:style-name="ce20" table:formula="of:=[$lf.D184]-[$lf.$B$14]" office:value-type="float" office:value="58.8790307625008" calcext:value-type="float">
            <text:p>58,8790307625008</text:p>
          </table:table-cell>
          <table:table-cell table:style-name="ce20" table:formula="of:=[lf.E184]-[$lf.$C$14]" office:value-type="float" office:value="-88.0362326910878" calcext:value-type="float">
            <text:p>-88,0362326910878</text:p>
          </table:table-cell>
          <table:table-cell table:style-name="ce11" table:formula="of:=SQRT([lf.F184]^2+[lf.G184]^2)" office:value-type="float" office:value="105.910899014081" calcext:value-type="float">
            <text:p>105,910899014081</text:p>
          </table:table-cell>
          <table:table-cell table:style-name="ce20" table:formula="of:=([lf.H184]^2-[lf.$B$42]^2+[lf.$B$43]^2)/(2*[lf.H184])" office:value-type="float" office:value="2.93888827707165" calcext:value-type="float">
            <text:p>2,93888827707165</text:p>
          </table:table-cell>
          <table:table-cell table:style-name="ce20" table:formula="of:=ACOS([lf.I184]/[lf.$B$43])" office:value-type="float" office:value="1.42331788738075" calcext:value-type="float">
            <text:p>1,42331788738075</text:p>
          </table:table-cell>
          <table:table-cell table:style-name="ce20" table:formula="of:=ASIN([lf.F184]/[lf.H184])" office:value-type="float" office:value="0.589481199103907" calcext:value-type="float">
            <text:p>0,589481199103907</text:p>
          </table:table-cell>
          <table:table-cell table:style-name="ce20" table:formula="of:=IF(0.5*PI()+[lf.$B$9]&gt;[lf.K184];1;-1)" office:value-type="float" office:value="1" calcext:value-type="float">
            <text:p>1</text:p>
          </table:table-cell>
          <table:table-cell table:style-name="ce17" table:formula="of:=0.5*PI()-([lf.J184]*[lf.L184]+[lf.K184])" office:value-type="float" office:value="-0.442002759689762" calcext:value-type="float">
            <text:p>-0,442002759689762</text:p>
          </table:table-cell>
          <table:table-cell table:style-name="ce17" table:formula="of:=-[lf.M184]-[lf.$B$8]" office:value-type="float" office:value="0.0929369092908963" calcext:value-type="float">
            <text:p>0,092936909290896</text:p>
          </table:table-cell>
          <table:table-cell table:number-columns-repeated="1010"/>
        </table:table-row>
        <table:table-row table:style-name="ro1">
          <table:table-cell office:value-type="float" office:value="-46" calcext:value-type="float">
            <text:p>-46</text:p>
          </table:table-cell>
          <table:table-cell table:formula="of:=[lf.A185]*analyze_resolution" office:value-type="float" office:value="-6.9" calcext:value-type="float">
            <text:p>-6,9</text:p>
          </table:table-cell>
          <table:table-cell table:style-name="ce20" table:formula="of:=-RADIANS([lf.B185])" office:value-type="float" office:value="0.120427718387609" calcext:value-type="float">
            <text:p>0,120427718387609</text:p>
          </table:table-cell>
          <table:table-cell table:style-name="ce20" table:formula="of:=COS([lf.$B$6])*servo_saver_arm_length*COS([lf.C185])-SIN([lf.$B$6])*servo_saver_arm_length*SIN([lf.C185])+[lf.$B$24]" office:value-type="float" office:value="358.884117470871" calcext:value-type="float">
            <text:p>358,884117470871</text:p>
          </table:table-cell>
          <table:table-cell table:style-name="ce20" table:formula="of:=COS([lf.$B$6])*servo_saver_arm_length*SIN([lf.C185])+SIN([lf.$B$6])*servo_saver_arm_length*COS([lf.C185])+[lf.$C$24]" office:value-type="float" office:value="1.92218942135435" calcext:value-type="float">
            <text:p>1,92218942135435</text:p>
          </table:table-cell>
          <table:table-cell table:style-name="ce20" table:formula="of:=[$lf.D185]-[$lf.$B$14]" office:value-type="float" office:value="58.8841174708711" calcext:value-type="float">
            <text:p>58,8841174708711</text:p>
          </table:table-cell>
          <table:table-cell table:style-name="ce20" table:formula="of:=[lf.E185]-[$lf.$C$14]" office:value-type="float" office:value="-88.0778105786457" calcext:value-type="float">
            <text:p>-88,0778105786457</text:p>
          </table:table-cell>
          <table:table-cell table:style-name="ce11" table:formula="of:=SQRT([lf.F185]^2+[lf.G185]^2)" office:value-type="float" office:value="105.948289304977" calcext:value-type="float">
            <text:p>105,948289304977</text:p>
          </table:table-cell>
          <table:table-cell table:style-name="ce20" table:formula="of:=([lf.H185]^2-[lf.$B$42]^2+[lf.$B$43]^2)/(2*[lf.H185])" office:value-type="float" office:value="2.97523480496563" calcext:value-type="float">
            <text:p>2,97523480496563</text:p>
          </table:table-cell>
          <table:table-cell table:style-name="ce20" table:formula="of:=ACOS([lf.I185]/[lf.$B$43])" office:value-type="float" office:value="1.42148036512437" calcext:value-type="float">
            <text:p>1,42148036512437</text:p>
          </table:table-cell>
          <table:table-cell table:style-name="ce20" table:formula="of:=ASIN([lf.F185]/[lf.H185])" office:value-type="float" office:value="0.589302940741569" calcext:value-type="float">
            <text:p>0,589302940741569</text:p>
          </table:table-cell>
          <table:table-cell table:style-name="ce20" table:formula="of:=IF(0.5*PI()+[lf.$B$9]&gt;[lf.K185];1;-1)" office:value-type="float" office:value="1" calcext:value-type="float">
            <text:p>1</text:p>
          </table:table-cell>
          <table:table-cell table:style-name="ce17" table:formula="of:=0.5*PI()-([lf.J185]*[lf.L185]+[lf.K185])" office:value-type="float" office:value="-0.439986979071043" calcext:value-type="float">
            <text:p>-0,439986979071043</text:p>
          </table:table-cell>
          <table:table-cell table:style-name="ce17" table:formula="of:=-[lf.M185]-[lf.$B$8]" office:value-type="float" office:value="0.0909211286721768" calcext:value-type="float">
            <text:p>0,090921128672177</text:p>
          </table:table-cell>
          <table:table-cell table:number-columns-repeated="1010"/>
        </table:table-row>
        <table:table-row table:style-name="ro1">
          <table:table-cell office:value-type="float" office:value="-45" calcext:value-type="float">
            <text:p>-45</text:p>
          </table:table-cell>
          <table:table-cell table:formula="of:=[lf.A186]*analyze_resolution" office:value-type="float" office:value="-6.75" calcext:value-type="float">
            <text:p>-6,75</text:p>
          </table:table-cell>
          <table:table-cell table:style-name="ce20" table:formula="of:=-RADIANS([lf.B186])" office:value-type="float" office:value="0.117809724509617" calcext:value-type="float">
            <text:p>0,117809724509617</text:p>
          </table:table-cell>
          <table:table-cell table:style-name="ce20" table:formula="of:=COS([lf.$B$6])*servo_saver_arm_length*COS([lf.C186])-SIN([lf.$B$6])*servo_saver_arm_length*SIN([lf.C186])+[lf.$B$24]" office:value-type="float" office:value="358.889095311279" calcext:value-type="float">
            <text:p>358,889095311279</text:p>
          </table:table-cell>
          <table:table-cell table:style-name="ce20" table:formula="of:=COS([lf.$B$6])*servo_saver_arm_length*SIN([lf.C186])+SIN([lf.$B$6])*servo_saver_arm_length*COS([lf.C186])+[lf.$C$24]" office:value-type="float" office:value="1.8805983593254" calcext:value-type="float">
            <text:p>1,8805983593254</text:p>
          </table:table-cell>
          <table:table-cell table:style-name="ce20" table:formula="of:=[$lf.D186]-[$lf.$B$14]" office:value-type="float" office:value="58.8890953112788" calcext:value-type="float">
            <text:p>58,8890953112788</text:p>
          </table:table-cell>
          <table:table-cell table:style-name="ce20" table:formula="of:=[lf.E186]-[$lf.$C$14]" office:value-type="float" office:value="-88.1194016406746" calcext:value-type="float">
            <text:p>-88,1194016406746</text:p>
          </table:table-cell>
          <table:table-cell table:style-name="ce11" table:formula="of:=SQRT([lf.F186]^2+[lf.G186]^2)" office:value-type="float" office:value="105.98563342308" calcext:value-type="float">
            <text:p>105,98563342308</text:p>
          </table:table-cell>
          <table:table-cell table:style-name="ce20" table:formula="of:=([lf.H186]^2-[lf.$B$42]^2+[lf.$B$43]^2)/(2*[lf.H186])" office:value-type="float" office:value="3.01152401772" calcext:value-type="float">
            <text:p>3,01152401772</text:p>
          </table:table-cell>
          <table:table-cell table:style-name="ce20" table:formula="of:=ACOS([lf.I186]/[lf.$B$43])" office:value-type="float" office:value="1.41964523359136" calcext:value-type="float">
            <text:p>1,41964523359136</text:p>
          </table:table-cell>
          <table:table-cell table:style-name="ce20" table:formula="of:=ASIN([lf.F186]/[lf.H186])" office:value-type="float" office:value="0.589123885053098" calcext:value-type="float">
            <text:p>0,589123885053098</text:p>
          </table:table-cell>
          <table:table-cell table:style-name="ce20" table:formula="of:=IF(0.5*PI()+[lf.$B$9]&gt;[lf.K186];1;-1)" office:value-type="float" office:value="1" calcext:value-type="float">
            <text:p>1</text:p>
          </table:table-cell>
          <table:table-cell table:style-name="ce17" table:formula="of:=0.5*PI()-([lf.J186]*[lf.L186]+[lf.K186])" office:value-type="float" office:value="-0.437972791849564" calcext:value-type="float">
            <text:p>-0,437972791849564</text:p>
          </table:table-cell>
          <table:table-cell table:style-name="ce17" table:formula="of:=-[lf.M186]-[lf.$B$8]" office:value-type="float" office:value="0.0889069414506976" calcext:value-type="float">
            <text:p>0,088906941450698</text:p>
          </table:table-cell>
          <table:table-cell table:number-columns-repeated="1010"/>
        </table:table-row>
        <table:table-row table:style-name="ro1">
          <table:table-cell office:value-type="float" office:value="-44" calcext:value-type="float">
            <text:p>-44</text:p>
          </table:table-cell>
          <table:table-cell table:formula="of:=[lf.A187]*analyze_resolution" office:value-type="float" office:value="-6.6" calcext:value-type="float">
            <text:p>-6,6</text:p>
          </table:table-cell>
          <table:table-cell table:style-name="ce20" table:formula="of:=-RADIANS([lf.B187])" office:value-type="float" office:value="0.115191730631626" calcext:value-type="float">
            <text:p>0,115191730631626</text:p>
          </table:table-cell>
          <table:table-cell table:style-name="ce20" table:formula="of:=COS([lf.$B$6])*servo_saver_arm_length*COS([lf.C187])-SIN([lf.$B$6])*servo_saver_arm_length*SIN([lf.C187])+[lf.$B$24]" office:value-type="float" office:value="358.893964249606" calcext:value-type="float">
            <text:p>358,893964249606</text:p>
          </table:table-cell>
          <table:table-cell table:style-name="ce20" table:formula="of:=COS([lf.$B$6])*servo_saver_arm_length*SIN([lf.C187])+SIN([lf.$B$6])*servo_saver_arm_length*COS([lf.C187])+[lf.$C$24]" office:value-type="float" office:value="1.83899440788587" calcext:value-type="float">
            <text:p>1,83899440788587</text:p>
          </table:table-cell>
          <table:table-cell table:style-name="ce20" table:formula="of:=[$lf.D187]-[$lf.$B$14]" office:value-type="float" office:value="58.8939642496064" calcext:value-type="float">
            <text:p>58,8939642496064</text:p>
          </table:table-cell>
          <table:table-cell table:style-name="ce20" table:formula="of:=[lf.E187]-[$lf.$C$14]" office:value-type="float" office:value="-88.1610055921141" calcext:value-type="float">
            <text:p>-88,1610055921141</text:p>
          </table:table-cell>
          <table:table-cell table:style-name="ce11" table:formula="of:=SQRT([lf.F187]^2+[lf.G187]^2)" office:value-type="float" office:value="106.022931161361" calcext:value-type="float">
            <text:p>106,022931161361</text:p>
          </table:table-cell>
          <table:table-cell table:style-name="ce20" table:formula="of:=([lf.H187]^2-[lf.$B$42]^2+[lf.$B$43]^2)/(2*[lf.H187])" office:value-type="float" office:value="3.04775577344421" calcext:value-type="float">
            <text:p>3,04775577344421</text:p>
          </table:table-cell>
          <table:table-cell table:style-name="ce20" table:formula="of:=ACOS([lf.I187]/[lf.$B$43])" office:value-type="float" office:value="1.4178124957705" calcext:value-type="float">
            <text:p>1,4178124957705</text:p>
          </table:table-cell>
          <table:table-cell table:style-name="ce20" table:formula="of:=ASIN([lf.F187]/[lf.H187])" office:value-type="float" office:value="0.588944033867394" calcext:value-type="float">
            <text:p>0,588944033867394</text:p>
          </table:table-cell>
          <table:table-cell table:style-name="ce20" table:formula="of:=IF(0.5*PI()+[lf.$B$9]&gt;[lf.K187];1;-1)" office:value-type="float" office:value="1" calcext:value-type="float">
            <text:p>1</text:p>
          </table:table-cell>
          <table:table-cell table:style-name="ce17" table:formula="of:=0.5*PI()-([lf.J187]*[lf.L187]+[lf.K187])" office:value-type="float" office:value="-0.435960202842994" calcext:value-type="float">
            <text:p>-0,435960202842994</text:p>
          </table:table-cell>
          <table:table-cell table:style-name="ce17" table:formula="of:=-[lf.M187]-[lf.$B$8]" office:value-type="float" office:value="0.0868943524441277" calcext:value-type="float">
            <text:p>0,086894352444128</text:p>
          </table:table-cell>
          <table:table-cell table:number-columns-repeated="1010"/>
        </table:table-row>
        <table:table-row table:style-name="ro1">
          <table:table-cell office:value-type="float" office:value="-43" calcext:value-type="float">
            <text:p>-43</text:p>
          </table:table-cell>
          <table:table-cell table:formula="of:=[lf.A188]*analyze_resolution" office:value-type="float" office:value="-6.45" calcext:value-type="float">
            <text:p>-6,45</text:p>
          </table:table-cell>
          <table:table-cell table:style-name="ce20" table:formula="of:=-RADIANS([lf.B188])" office:value-type="float" office:value="0.112573736753634" calcext:value-type="float">
            <text:p>0,112573736753634</text:p>
          </table:table-cell>
          <table:table-cell table:style-name="ce20" table:formula="of:=COS([lf.$B$6])*servo_saver_arm_length*COS([lf.C188])-SIN([lf.$B$6])*servo_saver_arm_length*SIN([lf.C188])+[lf.$B$24]" office:value-type="float" office:value="358.898724252482" calcext:value-type="float">
            <text:p>358,898724252482</text:p>
          </table:table-cell>
          <table:table-cell table:style-name="ce20" table:formula="of:=COS([lf.$B$6])*servo_saver_arm_length*SIN([lf.C188])+SIN([lf.$B$6])*servo_saver_arm_length*COS([lf.C188])+[lf.$C$24]" office:value-type="float" office:value="1.79737785218457" calcext:value-type="float">
            <text:p>1,79737785218457</text:p>
          </table:table-cell>
          <table:table-cell table:style-name="ce20" table:formula="of:=[$lf.D188]-[$lf.$B$14]" office:value-type="float" office:value="58.8987242524825" calcext:value-type="float">
            <text:p>58,8987242524825</text:p>
          </table:table-cell>
          <table:table-cell table:style-name="ce20" table:formula="of:=[lf.E188]-[$lf.$C$14]" office:value-type="float" office:value="-88.2026221478154" calcext:value-type="float">
            <text:p>-88,2026221478154</text:p>
          </table:table-cell>
          <table:table-cell table:style-name="ce11" table:formula="of:=SQRT([lf.F188]^2+[lf.G188]^2)" office:value-type="float" office:value="106.060182313252" calcext:value-type="float">
            <text:p>106,060182313252</text:p>
          </table:table-cell>
          <table:table-cell table:style-name="ce20" table:formula="of:=([lf.H188]^2-[lf.$B$42]^2+[lf.$B$43]^2)/(2*[lf.H188])" office:value-type="float" office:value="3.08392993079399" calcext:value-type="float">
            <text:p>3,08392993079399</text:p>
          </table:table-cell>
          <table:table-cell table:style-name="ce20" table:formula="of:=ACOS([lf.I188]/[lf.$B$43])" office:value-type="float" office:value="1.41598215467368" calcext:value-type="float">
            <text:p>1,41598215467368</text:p>
          </table:table-cell>
          <table:table-cell table:style-name="ce20" table:formula="of:=ASIN([lf.F188]/[lf.H188])" office:value-type="float" office:value="0.588763389013446" calcext:value-type="float">
            <text:p>0,588763389013446</text:p>
          </table:table-cell>
          <table:table-cell table:style-name="ce20" table:formula="of:=IF(0.5*PI()+[lf.$B$9]&gt;[lf.K188];1;-1)" office:value-type="float" office:value="1" calcext:value-type="float">
            <text:p>1</text:p>
          </table:table-cell>
          <table:table-cell table:style-name="ce17" table:formula="of:=0.5*PI()-([lf.J188]*[lf.L188]+[lf.K188])" office:value-type="float" office:value="-0.433949216892226" calcext:value-type="float">
            <text:p>-0,433949216892226</text:p>
          </table:table-cell>
          <table:table-cell table:style-name="ce17" table:formula="of:=-[lf.M188]-[lf.$B$8]" office:value-type="float" office:value="0.0848833664933598" calcext:value-type="float">
            <text:p>0,08488336649336</text:p>
          </table:table-cell>
          <table:table-cell table:number-columns-repeated="1010"/>
        </table:table-row>
        <table:table-row table:style-name="ro1">
          <table:table-cell office:value-type="float" office:value="-42" calcext:value-type="float">
            <text:p>-42</text:p>
          </table:table-cell>
          <table:table-cell table:formula="of:=[lf.A189]*analyze_resolution" office:value-type="float" office:value="-6.3" calcext:value-type="float">
            <text:p>-6,3</text:p>
          </table:table-cell>
          <table:table-cell table:style-name="ce20" table:formula="of:=-RADIANS([lf.B189])" office:value-type="float" office:value="0.109955742875643" calcext:value-type="float">
            <text:p>0,109955742875643</text:p>
          </table:table-cell>
          <table:table-cell table:style-name="ce20" table:formula="of:=COS([lf.$B$6])*servo_saver_arm_length*COS([lf.C189])-SIN([lf.$B$6])*servo_saver_arm_length*SIN([lf.C189])+[lf.$B$24]" office:value-type="float" office:value="358.903375287283" calcext:value-type="float">
            <text:p>358,903375287283</text:p>
          </table:table-cell>
          <table:table-cell table:style-name="ce20" table:formula="of:=COS([lf.$B$6])*servo_saver_arm_length*SIN([lf.C189])+SIN([lf.$B$6])*servo_saver_arm_length*COS([lf.C189])+[lf.$C$24]" office:value-type="float" office:value="1.75574897745672" calcext:value-type="float">
            <text:p>1,75574897745672</text:p>
          </table:table-cell>
          <table:table-cell table:style-name="ce20" table:formula="of:=[$lf.D189]-[$lf.$B$14]" office:value-type="float" office:value="58.9033752872829" calcext:value-type="float">
            <text:p>58,9033752872829</text:p>
          </table:table-cell>
          <table:table-cell table:style-name="ce20" table:formula="of:=[lf.E189]-[$lf.$C$14]" office:value-type="float" office:value="-88.2442510225433" calcext:value-type="float">
            <text:p>-88,2442510225433</text:p>
          </table:table-cell>
          <table:table-cell table:style-name="ce11" table:formula="of:=SQRT([lf.F189]^2+[lf.G189]^2)" office:value-type="float" office:value="106.097386672642" calcext:value-type="float">
            <text:p>106,097386672642</text:p>
          </table:table-cell>
          <table:table-cell table:style-name="ce20" table:formula="of:=([lf.H189]^2-[lf.$B$42]^2+[lf.$B$43]^2)/(2*[lf.H189])" office:value-type="float" office:value="3.12004634896993" calcext:value-type="float">
            <text:p>3,12004634896993</text:p>
          </table:table-cell>
          <table:table-cell table:style-name="ce20" table:formula="of:=ACOS([lf.I189]/[lf.$B$43])" office:value-type="float" office:value="1.41415421333597" calcext:value-type="float">
            <text:p>1,41415421333597</text:p>
          </table:table-cell>
          <table:table-cell table:style-name="ce20" table:formula="of:=ASIN([lf.F189]/[lf.H189])" office:value-type="float" office:value="0.588581952320325" calcext:value-type="float">
            <text:p>0,588581952320325</text:p>
          </table:table-cell>
          <table:table-cell table:style-name="ce20" table:formula="of:=IF(0.5*PI()+[lf.$B$9]&gt;[lf.K189];1;-1)" office:value-type="float" office:value="1" calcext:value-type="float">
            <text:p>1</text:p>
          </table:table-cell>
          <table:table-cell table:style-name="ce17" table:formula="of:=0.5*PI()-([lf.J189]*[lf.L189]+[lf.K189])" office:value-type="float" office:value="-0.431939838861401" calcext:value-type="float">
            <text:p>-0,431939838861401</text:p>
          </table:table-cell>
          <table:table-cell table:style-name="ce17" table:formula="of:=-[lf.M189]-[lf.$B$8]" office:value-type="float" office:value="0.0828739884625352" calcext:value-type="float">
            <text:p>0,082873988462535</text:p>
          </table:table-cell>
          <table:table-cell table:number-columns-repeated="1010"/>
        </table:table-row>
        <table:table-row table:style-name="ro1">
          <table:table-cell office:value-type="float" office:value="-41" calcext:value-type="float">
            <text:p>-41</text:p>
          </table:table-cell>
          <table:table-cell table:formula="of:=[lf.A190]*analyze_resolution" office:value-type="float" office:value="-6.15" calcext:value-type="float">
            <text:p>-6,15</text:p>
          </table:table-cell>
          <table:table-cell table:style-name="ce20" table:formula="of:=-RADIANS([lf.B190])" office:value-type="float" office:value="0.107337748997651" calcext:value-type="float">
            <text:p>0,107337748997651</text:p>
          </table:table-cell>
          <table:table-cell table:style-name="ce20" table:formula="of:=COS([lf.$B$6])*servo_saver_arm_length*COS([lf.C190])-SIN([lf.$B$6])*servo_saver_arm_length*SIN([lf.C190])+[lf.$B$24]" office:value-type="float" office:value="358.90791732213" calcext:value-type="float">
            <text:p>358,90791732213</text:p>
          </table:table-cell>
          <table:table-cell table:style-name="ce20" table:formula="of:=COS([lf.$B$6])*servo_saver_arm_length*SIN([lf.C190])+SIN([lf.$B$6])*servo_saver_arm_length*COS([lf.C190])+[lf.$C$24]" office:value-type="float" office:value="1.71410806902198" calcext:value-type="float">
            <text:p>1,71410806902198</text:p>
          </table:table-cell>
          <table:table-cell table:style-name="ce20" table:formula="of:=[$lf.D190]-[$lf.$B$14]" office:value-type="float" office:value="58.9079173221297" calcext:value-type="float">
            <text:p>58,9079173221297</text:p>
          </table:table-cell>
          <table:table-cell table:style-name="ce20" table:formula="of:=[lf.E190]-[$lf.$C$14]" office:value-type="float" office:value="-88.285891930978" calcext:value-type="float">
            <text:p>-88,285891930978</text:p>
          </table:table-cell>
          <table:table-cell table:style-name="ce11" table:formula="of:=SQRT([lf.F190]^2+[lf.G190]^2)" office:value-type="float" office:value="106.134544033878" calcext:value-type="float">
            <text:p>106,134544033878</text:p>
          </table:table-cell>
          <table:table-cell table:style-name="ce20" table:formula="of:=([lf.H190]^2-[lf.$B$42]^2+[lf.$B$43]^2)/(2*[lf.H190])" office:value-type="float" office:value="3.15610488771539" calcext:value-type="float">
            <text:p>3,15610488771539</text:p>
          </table:table-cell>
          <table:table-cell table:style-name="ce20" table:formula="of:=ACOS([lf.I190]/[lf.$B$43])" office:value-type="float" office:value="1.41232867481569" calcext:value-type="float">
            <text:p>1,41232867481569</text:p>
          </table:table-cell>
          <table:table-cell table:style-name="ce20" table:formula="of:=ASIN([lf.F190]/[lf.H190])" office:value-type="float" office:value="0.588399725617163" calcext:value-type="float">
            <text:p>0,588399725617163</text:p>
          </table:table-cell>
          <table:table-cell table:style-name="ce20" table:formula="of:=IF(0.5*PI()+[lf.$B$9]&gt;[lf.K190];1;-1)" office:value-type="float" office:value="1" calcext:value-type="float">
            <text:p>1</text:p>
          </table:table-cell>
          <table:table-cell table:style-name="ce17" table:formula="of:=0.5*PI()-([lf.J190]*[lf.L190]+[lf.K190])" office:value-type="float" office:value="-0.429932073637958" calcext:value-type="float">
            <text:p>-0,429932073637958</text:p>
          </table:table-cell>
          <table:table-cell table:style-name="ce17" table:formula="of:=-[lf.M190]-[lf.$B$8]" office:value-type="float" office:value="0.080866223239092" calcext:value-type="float">
            <text:p>0,080866223239092</text:p>
          </table:table-cell>
          <table:table-cell table:number-columns-repeated="1010"/>
        </table:table-row>
        <table:table-row table:style-name="ro1">
          <table:table-cell office:value-type="float" office:value="-40" calcext:value-type="float">
            <text:p>-40</text:p>
          </table:table-cell>
          <table:table-cell table:formula="of:=[lf.A191]*analyze_resolution" office:value-type="float" office:value="-6" calcext:value-type="float">
            <text:p>-6</text:p>
          </table:table-cell>
          <table:table-cell table:style-name="ce20" table:formula="of:=-RADIANS([lf.B191])" office:value-type="float" office:value="0.10471975511966" calcext:value-type="float">
            <text:p>0,10471975511966</text:p>
          </table:table-cell>
          <table:table-cell table:style-name="ce20" table:formula="of:=COS([lf.$B$6])*servo_saver_arm_length*COS([lf.C191])-SIN([lf.$B$6])*servo_saver_arm_length*SIN([lf.C191])+[lf.$B$24]" office:value-type="float" office:value="358.912350325892" calcext:value-type="float">
            <text:p>358,912350325892</text:p>
          </table:table-cell>
          <table:table-cell table:style-name="ce20" table:formula="of:=COS([lf.$B$6])*servo_saver_arm_length*SIN([lf.C191])+SIN([lf.$B$6])*servo_saver_arm_length*COS([lf.C191])+[lf.$C$24]" office:value-type="float" office:value="1.67245541228246" calcext:value-type="float">
            <text:p>1,67245541228246</text:p>
          </table:table-cell>
          <table:table-cell table:style-name="ce20" table:formula="of:=[$lf.D191]-[$lf.$B$14]" office:value-type="float" office:value="58.9123503258924" calcext:value-type="float">
            <text:p>58,9123503258924</text:p>
          </table:table-cell>
          <table:table-cell table:style-name="ce20" table:formula="of:=[lf.E191]-[$lf.$C$14]" office:value-type="float" office:value="-88.3275445877175" calcext:value-type="float">
            <text:p>-88,3275445877175</text:p>
          </table:table-cell>
          <table:table-cell table:style-name="ce11" table:formula="of:=SQRT([lf.F191]^2+[lf.G191]^2)" office:value-type="float" office:value="106.171654191766" calcext:value-type="float">
            <text:p>106,171654191766</text:p>
          </table:table-cell>
          <table:table-cell table:style-name="ce20" table:formula="of:=([lf.H191]^2-[lf.$B$42]^2+[lf.$B$43]^2)/(2*[lf.H191])" office:value-type="float" office:value="3.19210540731505" calcext:value-type="float">
            <text:p>3,19210540731505</text:p>
          </table:table-cell>
          <table:table-cell table:style-name="ce20" table:formula="of:=ACOS([lf.I191]/[lf.$B$43])" office:value-type="float" office:value="1.41050554219441" calcext:value-type="float">
            <text:p>1,41050554219441</text:p>
          </table:table-cell>
          <table:table-cell table:style-name="ce20" table:formula="of:=ASIN([lf.F191]/[lf.H191])" office:value-type="float" office:value="0.588216710733144" calcext:value-type="float">
            <text:p>0,588216710733144</text:p>
          </table:table-cell>
          <table:table-cell table:style-name="ce20" table:formula="of:=IF(0.5*PI()+[lf.$B$9]&gt;[lf.K191];1;-1)" office:value-type="float" office:value="1" calcext:value-type="float">
            <text:p>1</text:p>
          </table:table-cell>
          <table:table-cell table:style-name="ce17" table:formula="of:=0.5*PI()-([lf.J191]*[lf.L191]+[lf.K191])" office:value-type="float" office:value="-0.427925926132661" calcext:value-type="float">
            <text:p>-0,427925926132661</text:p>
          </table:table-cell>
          <table:table-cell table:style-name="ce17" table:formula="of:=-[lf.M191]-[lf.$B$8]" office:value-type="float" office:value="0.0788600757337954" calcext:value-type="float">
            <text:p>0,078860075733796</text:p>
          </table:table-cell>
          <table:table-cell table:number-columns-repeated="1010"/>
        </table:table-row>
        <table:table-row table:style-name="ro1">
          <table:table-cell office:value-type="float" office:value="-39" calcext:value-type="float">
            <text:p>-39</text:p>
          </table:table-cell>
          <table:table-cell table:formula="of:=[lf.A192]*analyze_resolution" office:value-type="float" office:value="-5.85" calcext:value-type="float">
            <text:p>-5,85</text:p>
          </table:table-cell>
          <table:table-cell table:style-name="ce20" table:formula="of:=-RADIANS([lf.B192])" office:value-type="float" office:value="0.102101761241668" calcext:value-type="float">
            <text:p>0,102101761241668</text:p>
          </table:table-cell>
          <table:table-cell table:style-name="ce20" table:formula="of:=COS([lf.$B$6])*servo_saver_arm_length*COS([lf.C192])-SIN([lf.$B$6])*servo_saver_arm_length*SIN([lf.C192])+[lf.$B$24]" office:value-type="float" office:value="358.916674268188" calcext:value-type="float">
            <text:p>358,916674268188</text:p>
          </table:table-cell>
          <table:table-cell table:style-name="ce20" table:formula="of:=COS([lf.$B$6])*servo_saver_arm_length*SIN([lf.C192])+SIN([lf.$B$6])*servo_saver_arm_length*COS([lf.C192])+[lf.$C$24]" office:value-type="float" office:value="1.6307912927208" calcext:value-type="float">
            <text:p>1,6307912927208</text:p>
          </table:table-cell>
          <table:table-cell table:style-name="ce20" table:formula="of:=[$lf.D192]-[$lf.$B$14]" office:value-type="float" office:value="58.9166742681877" calcext:value-type="float">
            <text:p>58,9166742681877</text:p>
          </table:table-cell>
          <table:table-cell table:style-name="ce20" table:formula="of:=[lf.E192]-[$lf.$C$14]" office:value-type="float" office:value="-88.3692087072792" calcext:value-type="float">
            <text:p>-88,3692087072792</text:p>
          </table:table-cell>
          <table:table-cell table:style-name="ce11" table:formula="of:=SQRT([lf.F192]^2+[lf.G192]^2)" office:value-type="float" office:value="106.208716941569" calcext:value-type="float">
            <text:p>106,208716941569</text:p>
          </table:table-cell>
          <table:table-cell table:style-name="ce20" table:formula="of:=([lf.H192]^2-[lf.$B$42]^2+[lf.$B$43]^2)/(2*[lf.H192])" office:value-type="float" office:value="3.22804776859308" calcext:value-type="float">
            <text:p>3,22804776859308</text:p>
          </table:table-cell>
          <table:table-cell table:style-name="ce20" table:formula="of:=ACOS([lf.I192]/[lf.$B$43])" office:value-type="float" office:value="1.40868481857705" calcext:value-type="float">
            <text:p>1,40868481857705</text:p>
          </table:table-cell>
          <table:table-cell table:style-name="ce20" table:formula="of:=ASIN([lf.F192]/[lf.H192])" office:value-type="float" office:value="0.588032909497489" calcext:value-type="float">
            <text:p>0,588032909497489</text:p>
          </table:table-cell>
          <table:table-cell table:style-name="ce20" table:formula="of:=IF(0.5*PI()+[lf.$B$9]&gt;[lf.K192];1;-1)" office:value-type="float" office:value="1" calcext:value-type="float">
            <text:p>1</text:p>
          </table:table-cell>
          <table:table-cell table:style-name="ce17" table:formula="of:=0.5*PI()-([lf.J192]*[lf.L192]+[lf.K192])" office:value-type="float" office:value="-0.425921401279643" calcext:value-type="float">
            <text:p>-0,425921401279643</text:p>
          </table:table-cell>
          <table:table-cell table:style-name="ce17" table:formula="of:=-[lf.M192]-[lf.$B$8]" office:value-type="float" office:value="0.0768555508807774" calcext:value-type="float">
            <text:p>0,076855550880777</text:p>
          </table:table-cell>
          <table:table-cell table:number-columns-repeated="1010"/>
        </table:table-row>
        <table:table-row table:style-name="ro1">
          <table:table-cell office:value-type="float" office:value="-38" calcext:value-type="float">
            <text:p>-38</text:p>
          </table:table-cell>
          <table:table-cell table:formula="of:=[lf.A193]*analyze_resolution" office:value-type="float" office:value="-5.7" calcext:value-type="float">
            <text:p>-5,7</text:p>
          </table:table-cell>
          <table:table-cell table:style-name="ce20" table:formula="of:=-RADIANS([lf.B193])" office:value-type="float" office:value="0.0994837673636768" calcext:value-type="float">
            <text:p>0,099483767363677</text:p>
          </table:table-cell>
          <table:table-cell table:style-name="ce20" table:formula="of:=COS([lf.$B$6])*servo_saver_arm_length*COS([lf.C193])-SIN([lf.$B$6])*servo_saver_arm_length*SIN([lf.C193])+[lf.$B$24]" office:value-type="float" office:value="358.92088911938" calcext:value-type="float">
            <text:p>358,92088911938</text:p>
          </table:table-cell>
          <table:table-cell table:style-name="ce20" table:formula="of:=COS([lf.$B$6])*servo_saver_arm_length*SIN([lf.C193])+SIN([lf.$B$6])*servo_saver_arm_length*COS([lf.C193])+[lf.$C$24]" office:value-type="float" office:value="1.58911599589822" calcext:value-type="float">
            <text:p>1,58911599589822</text:p>
          </table:table-cell>
          <table:table-cell table:style-name="ce20" table:formula="of:=[$lf.D193]-[$lf.$B$14]" office:value-type="float" office:value="58.9208891193796" calcext:value-type="float">
            <text:p>58,9208891193796</text:p>
          </table:table-cell>
          <table:table-cell table:style-name="ce20" table:formula="of:=[lf.E193]-[$lf.$C$14]" office:value-type="float" office:value="-88.4108840041018" calcext:value-type="float">
            <text:p>-88,4108840041018</text:p>
          </table:table-cell>
          <table:table-cell table:style-name="ce11" table:formula="of:=SQRT([lf.F193]^2+[lf.G193]^2)" office:value-type="float" office:value="106.245732079011" calcext:value-type="float">
            <text:p>106,245732079011</text:p>
          </table:table-cell>
          <table:table-cell table:style-name="ce20" table:formula="of:=([lf.H193]^2-[lf.$B$42]^2+[lf.$B$43]^2)/(2*[lf.H193])" office:value-type="float" office:value="3.26393183291134" calcext:value-type="float">
            <text:p>3,26393183291134</text:p>
          </table:table-cell>
          <table:table-cell table:style-name="ce20" table:formula="of:=ACOS([lf.I193]/[lf.$B$43])" office:value-type="float" office:value="1.40686650709189" calcext:value-type="float">
            <text:p>1,40686650709189</text:p>
          </table:table-cell>
          <table:table-cell table:style-name="ce20" table:formula="of:=ASIN([lf.F193]/[lf.H193])" office:value-type="float" office:value="0.587848323739445" calcext:value-type="float">
            <text:p>0,587848323739445</text:p>
          </table:table-cell>
          <table:table-cell table:style-name="ce20" table:formula="of:=IF(0.5*PI()+[lf.$B$9]&gt;[lf.K193];1;-1)" office:value-type="float" office:value="1" calcext:value-type="float">
            <text:p>1</text:p>
          </table:table-cell>
          <table:table-cell table:style-name="ce17" table:formula="of:=0.5*PI()-([lf.J193]*[lf.L193]+[lf.K193])" office:value-type="float" office:value="-0.423918504036443" calcext:value-type="float">
            <text:p>-0,423918504036443</text:p>
          </table:table-cell>
          <table:table-cell table:style-name="ce17" table:formula="of:=-[lf.M193]-[lf.$B$8]" office:value-type="float" office:value="0.0748526536375774" calcext:value-type="float">
            <text:p>0,074852653637577</text:p>
          </table:table-cell>
          <table:table-cell table:number-columns-repeated="1010"/>
        </table:table-row>
        <table:table-row table:style-name="ro1">
          <table:table-cell office:value-type="float" office:value="-37" calcext:value-type="float">
            <text:p>-37</text:p>
          </table:table-cell>
          <table:table-cell table:formula="of:=[lf.A194]*analyze_resolution" office:value-type="float" office:value="-5.55" calcext:value-type="float">
            <text:p>-5,55</text:p>
          </table:table-cell>
          <table:table-cell table:style-name="ce20" table:formula="of:=-RADIANS([lf.B194])" office:value-type="float" office:value="0.0968657734856853" calcext:value-type="float">
            <text:p>0,096865773485685</text:p>
          </table:table-cell>
          <table:table-cell table:style-name="ce20" table:formula="of:=COS([lf.$B$6])*servo_saver_arm_length*COS([lf.C194])-SIN([lf.$B$6])*servo_saver_arm_length*SIN([lf.C194])+[lf.$B$24]" office:value-type="float" office:value="358.92499485058" calcext:value-type="float">
            <text:p>358,92499485058</text:p>
          </table:table-cell>
          <table:table-cell table:style-name="ce20" table:formula="of:=COS([lf.$B$6])*servo_saver_arm_length*SIN([lf.C194])+SIN([lf.$B$6])*servo_saver_arm_length*COS([lf.C194])+[lf.$C$24]" office:value-type="float" office:value="1.54742980745254" calcext:value-type="float">
            <text:p>1,54742980745254</text:p>
          </table:table-cell>
          <table:table-cell table:style-name="ce20" table:formula="of:=[$lf.D194]-[$lf.$B$14]" office:value-type="float" office:value="58.9249948505802" calcext:value-type="float">
            <text:p>58,9249948505802</text:p>
          </table:table-cell>
          <table:table-cell table:style-name="ce20" table:formula="of:=[lf.E194]-[$lf.$C$14]" office:value-type="float" office:value="-88.4525701925475" calcext:value-type="float">
            <text:p>-88,4525701925475</text:p>
          </table:table-cell>
          <table:table-cell table:style-name="ce11" table:formula="of:=SQRT([lf.F194]^2+[lf.G194]^2)" office:value-type="float" office:value="106.282699400271" calcext:value-type="float">
            <text:p>106,282699400271</text:p>
          </table:table-cell>
          <table:table-cell table:style-name="ce20" table:formula="of:=([lf.H194]^2-[lf.$B$42]^2+[lf.$B$43]^2)/(2*[lf.H194])" office:value-type="float" office:value="3.29975746216786" calcext:value-type="float">
            <text:p>3,29975746216786</text:p>
          </table:table-cell>
          <table:table-cell table:style-name="ce20" table:formula="of:=ACOS([lf.I194]/[lf.$B$43])" office:value-type="float" office:value="1.40505061089067" calcext:value-type="float">
            <text:p>1,40505061089067</text:p>
          </table:table-cell>
          <table:table-cell table:style-name="ce20" table:formula="of:=ASIN([lf.F194]/[lf.H194])" office:value-type="float" office:value="0.587662955288269" calcext:value-type="float">
            <text:p>0,587662955288269</text:p>
          </table:table-cell>
          <table:table-cell table:style-name="ce20" table:formula="of:=IF(0.5*PI()+[lf.$B$9]&gt;[lf.K194];1;-1)" office:value-type="float" office:value="1" calcext:value-type="float">
            <text:p>1</text:p>
          </table:table-cell>
          <table:table-cell table:style-name="ce17" table:formula="of:=0.5*PI()-([lf.J194]*[lf.L194]+[lf.K194])" office:value-type="float" office:value="-0.421917239384039" calcext:value-type="float">
            <text:p>-0,421917239384039</text:p>
          </table:table-cell>
          <table:table-cell table:style-name="ce17" table:formula="of:=-[lf.M194]-[lf.$B$8]" office:value-type="float" office:value="0.072851388985173" calcext:value-type="float">
            <text:p>0,072851388985173</text:p>
          </table:table-cell>
          <table:table-cell table:number-columns-repeated="1010"/>
        </table:table-row>
        <table:table-row table:style-name="ro1">
          <table:table-cell office:value-type="float" office:value="-36" calcext:value-type="float">
            <text:p>-36</text:p>
          </table:table-cell>
          <table:table-cell table:formula="of:=[lf.A195]*analyze_resolution" office:value-type="float" office:value="-5.4" calcext:value-type="float">
            <text:p>-5,4</text:p>
          </table:table-cell>
          <table:table-cell table:style-name="ce20" table:formula="of:=-RADIANS([lf.B195])" office:value-type="float" office:value="0.0942477796076938" calcext:value-type="float">
            <text:p>0,094247779607694</text:p>
          </table:table-cell>
          <table:table-cell table:style-name="ce20" table:formula="of:=COS([lf.$B$6])*servo_saver_arm_length*COS([lf.C195])-SIN([lf.$B$6])*servo_saver_arm_length*SIN([lf.C195])+[lf.$B$24]" office:value-type="float" office:value="358.928991433649" calcext:value-type="float">
            <text:p>358,928991433649</text:p>
          </table:table-cell>
          <table:table-cell table:style-name="ce20" table:formula="of:=COS([lf.$B$6])*servo_saver_arm_length*SIN([lf.C195])+SIN([lf.$B$6])*servo_saver_arm_length*COS([lf.C195])+[lf.$C$24]" office:value-type="float" office:value="1.50573301309623" calcext:value-type="float">
            <text:p>1,50573301309623</text:p>
          </table:table-cell>
          <table:table-cell table:style-name="ce20" table:formula="of:=[$lf.D195]-[$lf.$B$14]" office:value-type="float" office:value="58.9289914336493" calcext:value-type="float">
            <text:p>58,9289914336493</text:p>
          </table:table-cell>
          <table:table-cell table:style-name="ce20" table:formula="of:=[lf.E195]-[$lf.$C$14]" office:value-type="float" office:value="-88.4942669869038" calcext:value-type="float">
            <text:p>-88,4942669869038</text:p>
          </table:table-cell>
          <table:table-cell table:style-name="ce11" table:formula="of:=SQRT([lf.F195]^2+[lf.G195]^2)" office:value-type="float" office:value="106.31961870199" calcext:value-type="float">
            <text:p>106,31961870199</text:p>
          </table:table-cell>
          <table:table-cell table:style-name="ce20" table:formula="of:=([lf.H195]^2-[lf.$B$42]^2+[lf.$B$43]^2)/(2*[lf.H195])" office:value-type="float" office:value="3.33552451879504" calcext:value-type="float">
            <text:p>3,33552451879504</text:p>
          </table:table-cell>
          <table:table-cell table:style-name="ce20" table:formula="of:=ACOS([lf.I195]/[lf.$B$43])" office:value-type="float" office:value="1.40323713314856" calcext:value-type="float">
            <text:p>1,40323713314856</text:p>
          </table:table-cell>
          <table:table-cell table:style-name="ce20" table:formula="of:=ASIN([lf.F195]/[lf.H195])" office:value-type="float" office:value="0.58747680597322" calcext:value-type="float">
            <text:p>0,58747680597322</text:p>
          </table:table-cell>
          <table:table-cell table:style-name="ce20" table:formula="of:=IF(0.5*PI()+[lf.$B$9]&gt;[lf.K195];1;-1)" office:value-type="float" office:value="1" calcext:value-type="float">
            <text:p>1</text:p>
          </table:table-cell>
          <table:table-cell table:style-name="ce17" table:formula="of:=0.5*PI()-([lf.J195]*[lf.L195]+[lf.K195])" office:value-type="float" office:value="-0.419917612326888" calcext:value-type="float">
            <text:p>-0,419917612326888</text:p>
          </table:table-cell>
          <table:table-cell table:style-name="ce17" table:formula="of:=-[lf.M195]-[lf.$B$8]" office:value-type="float" office:value="0.0708517619280225" calcext:value-type="float">
            <text:p>0,070851761928023</text:p>
          </table:table-cell>
          <table:table-cell table:number-columns-repeated="1010"/>
        </table:table-row>
        <table:table-row table:style-name="ro1">
          <table:table-cell office:value-type="float" office:value="-35" calcext:value-type="float">
            <text:p>-35</text:p>
          </table:table-cell>
          <table:table-cell table:formula="of:=[lf.A196]*analyze_resolution" office:value-type="float" office:value="-5.25" calcext:value-type="float">
            <text:p>-5,25</text:p>
          </table:table-cell>
          <table:table-cell table:style-name="ce20" table:formula="of:=-RADIANS([lf.B196])" office:value-type="float" office:value="0.0916297857297023" calcext:value-type="float">
            <text:p>0,091629785729702</text:p>
          </table:table-cell>
          <table:table-cell table:style-name="ce20" table:formula="of:=COS([lf.$B$6])*servo_saver_arm_length*COS([lf.C196])-SIN([lf.$B$6])*servo_saver_arm_length*SIN([lf.C196])+[lf.$B$24]" office:value-type="float" office:value="358.932878841195" calcext:value-type="float">
            <text:p>358,932878841195</text:p>
          </table:table-cell>
          <table:table-cell table:style-name="ce20" table:formula="of:=COS([lf.$B$6])*servo_saver_arm_length*SIN([lf.C196])+SIN([lf.$B$6])*servo_saver_arm_length*COS([lf.C196])+[lf.$C$24]" office:value-type="float" office:value="1.46402589861444" calcext:value-type="float">
            <text:p>1,46402589861444</text:p>
          </table:table-cell>
          <table:table-cell table:style-name="ce20" table:formula="of:=[$lf.D196]-[$lf.$B$14]" office:value-type="float" office:value="58.9328788411946" calcext:value-type="float">
            <text:p>58,9328788411946</text:p>
          </table:table-cell>
          <table:table-cell table:style-name="ce20" table:formula="of:=[lf.E196]-[$lf.$C$14]" office:value-type="float" office:value="-88.5359741013856" calcext:value-type="float">
            <text:p>-88,5359741013856</text:p>
          </table:table-cell>
          <table:table-cell table:style-name="ce11" table:formula="of:=SQRT([lf.F196]^2+[lf.G196]^2)" office:value-type="float" office:value="106.356489781264" calcext:value-type="float">
            <text:p>106,356489781264</text:p>
          </table:table-cell>
          <table:table-cell table:style-name="ce20" table:formula="of:=([lf.H196]^2-[lf.$B$42]^2+[lf.$B$43]^2)/(2*[lf.H196])" office:value-type="float" office:value="3.37123286575784" calcext:value-type="float">
            <text:p>3,37123286575784</text:p>
          </table:table-cell>
          <table:table-cell table:style-name="ce20" table:formula="of:=ACOS([lf.I196]/[lf.$B$43])" office:value-type="float" office:value="1.40142607706432" calcext:value-type="float">
            <text:p>1,40142607706432</text:p>
          </table:table-cell>
          <table:table-cell table:style-name="ce20" table:formula="of:=ASIN([lf.F196]/[lf.H196])" office:value-type="float" office:value="0.58728987762354" calcext:value-type="float">
            <text:p>0,58728987762354</text:p>
          </table:table-cell>
          <table:table-cell table:style-name="ce20" table:formula="of:=IF(0.5*PI()+[lf.$B$9]&gt;[lf.K196];1;-1)" office:value-type="float" office:value="1" calcext:value-type="float">
            <text:p>1</text:p>
          </table:table-cell>
          <table:table-cell table:style-name="ce17" table:formula="of:=0.5*PI()-([lf.J196]*[lf.L196]+[lf.K196])" office:value-type="float" office:value="-0.417919627892968" calcext:value-type="float">
            <text:p>-0,417919627892968</text:p>
          </table:table-cell>
          <table:table-cell table:style-name="ce17" table:formula="of:=-[lf.M196]-[lf.$B$8]" office:value-type="float" office:value="0.0688537774941019" calcext:value-type="float">
            <text:p>0,068853777494102</text:p>
          </table:table-cell>
          <table:table-cell table:number-columns-repeated="1010"/>
        </table:table-row>
        <table:table-row table:style-name="ro1">
          <table:table-cell office:value-type="float" office:value="-34" calcext:value-type="float">
            <text:p>-34</text:p>
          </table:table-cell>
          <table:table-cell table:formula="of:=[lf.A197]*analyze_resolution" office:value-type="float" office:value="-5.1" calcext:value-type="float">
            <text:p>-5,1</text:p>
          </table:table-cell>
          <table:table-cell table:style-name="ce20" table:formula="of:=-RADIANS([lf.B197])" office:value-type="float" office:value="0.0890117918517108" calcext:value-type="float">
            <text:p>0,089011791851711</text:p>
          </table:table-cell>
          <table:table-cell table:style-name="ce20" table:formula="of:=COS([lf.$B$6])*servo_saver_arm_length*COS([lf.C197])-SIN([lf.$B$6])*servo_saver_arm_length*SIN([lf.C197])+[lf.$B$24]" office:value-type="float" office:value="358.936657046572" calcext:value-type="float">
            <text:p>358,936657046572</text:p>
          </table:table-cell>
          <table:table-cell table:style-name="ce20" table:formula="of:=COS([lf.$B$6])*servo_saver_arm_length*SIN([lf.C197])+SIN([lf.$B$6])*servo_saver_arm_length*COS([lf.C197])+[lf.$C$24]" office:value-type="float" office:value="1.42230874986306" calcext:value-type="float">
            <text:p>1,42230874986306</text:p>
          </table:table-cell>
          <table:table-cell table:style-name="ce20" table:formula="of:=[$lf.D197]-[$lf.$B$14]" office:value-type="float" office:value="58.9366570465723" calcext:value-type="float">
            <text:p>58,9366570465723</text:p>
          </table:table-cell>
          <table:table-cell table:style-name="ce20" table:formula="of:=[lf.E197]-[$lf.$C$14]" office:value-type="float" office:value="-88.5776912501369" calcext:value-type="float">
            <text:p>-88,5776912501369</text:p>
          </table:table-cell>
          <table:table-cell table:style-name="ce11" table:formula="of:=SQRT([lf.F197]^2+[lf.G197]^2)" office:value-type="float" office:value="106.39331243565" calcext:value-type="float">
            <text:p>106,39331243565</text:p>
          </table:table-cell>
          <table:table-cell table:style-name="ce20" table:formula="of:=([lf.H197]^2-[lf.$B$42]^2+[lf.$B$43]^2)/(2*[lf.H197])" office:value-type="float" office:value="3.40688236655227" calcext:value-type="float">
            <text:p>3,40688236655227</text:p>
          </table:table-cell>
          <table:table-cell table:style-name="ce20" table:formula="of:=ACOS([lf.I197]/[lf.$B$43])" office:value-type="float" office:value="1.39961744586026" calcext:value-type="float">
            <text:p>1,39961744586026</text:p>
          </table:table-cell>
          <table:table-cell table:style-name="ce20" table:formula="of:=ASIN([lf.F197]/[lf.H197])" office:value-type="float" office:value="0.587102172068446" calcext:value-type="float">
            <text:p>0,587102172068446</text:p>
          </table:table-cell>
          <table:table-cell table:style-name="ce20" table:formula="of:=IF(0.5*PI()+[lf.$B$9]&gt;[lf.K197];1;-1)" office:value-type="float" office:value="1" calcext:value-type="float">
            <text:p>1</text:p>
          </table:table-cell>
          <table:table-cell table:style-name="ce17" table:formula="of:=0.5*PI()-([lf.J197]*[lf.L197]+[lf.K197])" office:value-type="float" office:value="-0.415923291133807" calcext:value-type="float">
            <text:p>-0,415923291133807</text:p>
          </table:table-cell>
          <table:table-cell table:style-name="ce17" table:formula="of:=-[lf.M197]-[lf.$B$8]" office:value-type="float" office:value="0.0668574407349408" calcext:value-type="float">
            <text:p>0,066857440734941</text:p>
          </table:table-cell>
          <table:table-cell table:number-columns-repeated="1010"/>
        </table:table-row>
        <table:table-row table:style-name="ro1">
          <table:table-cell office:value-type="float" office:value="-33" calcext:value-type="float">
            <text:p>-33</text:p>
          </table:table-cell>
          <table:table-cell table:formula="of:=[lf.A198]*analyze_resolution" office:value-type="float" office:value="-4.95" calcext:value-type="float">
            <text:p>-4,95</text:p>
          </table:table-cell>
          <table:table-cell table:style-name="ce20" table:formula="of:=-RADIANS([lf.B198])" office:value-type="float" office:value="0.0863937979737193" calcext:value-type="float">
            <text:p>0,086393797973719</text:p>
          </table:table-cell>
          <table:table-cell table:style-name="ce20" table:formula="of:=COS([lf.$B$6])*servo_saver_arm_length*COS([lf.C198])-SIN([lf.$B$6])*servo_saver_arm_length*SIN([lf.C198])+[lf.$B$24]" office:value-type="float" office:value="358.940326023887" calcext:value-type="float">
            <text:p>358,940326023887</text:p>
          </table:table-cell>
          <table:table-cell table:style-name="ce20" table:formula="of:=COS([lf.$B$6])*servo_saver_arm_length*SIN([lf.C198])+SIN([lf.$B$6])*servo_saver_arm_length*COS([lf.C198])+[lf.$C$24]" office:value-type="float" office:value="1.38058185276677" calcext:value-type="float">
            <text:p>1,38058185276677</text:p>
          </table:table-cell>
          <table:table-cell table:style-name="ce20" table:formula="of:=[$lf.D198]-[$lf.$B$14]" office:value-type="float" office:value="58.9403260238871" calcext:value-type="float">
            <text:p>58,9403260238871</text:p>
          </table:table-cell>
          <table:table-cell table:style-name="ce20" table:formula="of:=[lf.E198]-[$lf.$C$14]" office:value-type="float" office:value="-88.6194181472332" calcext:value-type="float">
            <text:p>-88,6194181472332</text:p>
          </table:table-cell>
          <table:table-cell table:style-name="ce11" table:formula="of:=SQRT([lf.F198]^2+[lf.G198]^2)" office:value-type="float" office:value="106.430086463163" calcext:value-type="float">
            <text:p>106,430086463163</text:p>
          </table:table-cell>
          <table:table-cell table:style-name="ce20" table:formula="of:=([lf.H198]^2-[lf.$B$42]^2+[lf.$B$43]^2)/(2*[lf.H198])" office:value-type="float" office:value="3.44247288520351" calcext:value-type="float">
            <text:p>3,44247288520351</text:p>
          </table:table-cell>
          <table:table-cell table:style-name="ce20" table:formula="of:=ACOS([lf.I198]/[lf.$B$43])" office:value-type="float" office:value="1.39781124278231" calcext:value-type="float">
            <text:p>1,39781124278231</text:p>
          </table:table-cell>
          <table:table-cell table:style-name="ce20" table:formula="of:=ASIN([lf.F198]/[lf.H198])" office:value-type="float" office:value="0.586913691137116" calcext:value-type="float">
            <text:p>0,586913691137116</text:p>
          </table:table-cell>
          <table:table-cell table:style-name="ce20" table:formula="of:=IF(0.5*PI()+[lf.$B$9]&gt;[lf.K198];1;-1)" office:value-type="float" office:value="1" calcext:value-type="float">
            <text:p>1</text:p>
          </table:table-cell>
          <table:table-cell table:style-name="ce17" table:formula="of:=0.5*PI()-([lf.J198]*[lf.L198]+[lf.K198])" office:value-type="float" office:value="-0.413928607124531" calcext:value-type="float">
            <text:p>-0,413928607124531</text:p>
          </table:table-cell>
          <table:table-cell table:style-name="ce17" table:formula="of:=-[lf.M198]-[lf.$B$8]" office:value-type="float" office:value="0.0648627567256651" calcext:value-type="float">
            <text:p>0,064862756725665</text:p>
          </table:table-cell>
          <table:table-cell table:number-columns-repeated="1010"/>
        </table:table-row>
        <table:table-row table:style-name="ro1">
          <table:table-cell office:value-type="float" office:value="-32" calcext:value-type="float">
            <text:p>-32</text:p>
          </table:table-cell>
          <table:table-cell table:formula="of:=[lf.A199]*analyze_resolution" office:value-type="float" office:value="-4.8" calcext:value-type="float">
            <text:p>-4,8</text:p>
          </table:table-cell>
          <table:table-cell table:style-name="ce20" table:formula="of:=-RADIANS([lf.B199])" office:value-type="float" office:value="0.0837758040957278" calcext:value-type="float">
            <text:p>0,083775804095728</text:p>
          </table:table-cell>
          <table:table-cell table:style-name="ce20" table:formula="of:=COS([lf.$B$6])*servo_saver_arm_length*COS([lf.C199])-SIN([lf.$B$6])*servo_saver_arm_length*SIN([lf.C199])+[lf.$B$24]" office:value-type="float" office:value="358.943885747992" calcext:value-type="float">
            <text:p>358,943885747992</text:p>
          </table:table-cell>
          <table:table-cell table:style-name="ce20" table:formula="of:=COS([lf.$B$6])*servo_saver_arm_length*SIN([lf.C199])+SIN([lf.$B$6])*servo_saver_arm_length*COS([lf.C199])+[lf.$C$24]" office:value-type="float" office:value="1.33884549331705" calcext:value-type="float">
            <text:p>1,33884549331705</text:p>
          </table:table-cell>
          <table:table-cell table:style-name="ce20" table:formula="of:=[$lf.D199]-[$lf.$B$14]" office:value-type="float" office:value="58.9438857479921" calcext:value-type="float">
            <text:p>58,9438857479921</text:p>
          </table:table-cell>
          <table:table-cell table:style-name="ce20" table:formula="of:=[lf.E199]-[$lf.$C$14]" office:value-type="float" office:value="-88.6611545066829" calcext:value-type="float">
            <text:p>-88,6611545066829</text:p>
          </table:table-cell>
          <table:table-cell table:style-name="ce11" table:formula="of:=SQRT([lf.F199]^2+[lf.G199]^2)" office:value-type="float" office:value="106.466811662275" calcext:value-type="float">
            <text:p>106,466811662275</text:p>
          </table:table-cell>
          <table:table-cell table:style-name="ce20" table:formula="of:=([lf.H199]^2-[lf.$B$42]^2+[lf.$B$43]^2)/(2*[lf.H199])" office:value-type="float" office:value="3.47800428626437" calcext:value-type="float">
            <text:p>3,47800428626437</text:p>
          </table:table-cell>
          <table:table-cell table:style-name="ce20" table:formula="of:=ACOS([lf.I199]/[lf.$B$43])" office:value-type="float" office:value="1.39600747110011" calcext:value-type="float">
            <text:p>1,39600747110011</text:p>
          </table:table-cell>
          <table:table-cell table:style-name="ce20" table:formula="of:=ASIN([lf.F199]/[lf.H199])" office:value-type="float" office:value="0.586724436658676" calcext:value-type="float">
            <text:p>0,586724436658676</text:p>
          </table:table-cell>
          <table:table-cell table:style-name="ce20" table:formula="of:=IF(0.5*PI()+[lf.$B$9]&gt;[lf.K199];1;-1)" office:value-type="float" office:value="1" calcext:value-type="float">
            <text:p>1</text:p>
          </table:table-cell>
          <table:table-cell table:style-name="ce17" table:formula="of:=0.5*PI()-([lf.J199]*[lf.L199]+[lf.K199])" office:value-type="float" office:value="-0.411935580963892" calcext:value-type="float">
            <text:p>-0,411935580963892</text:p>
          </table:table-cell>
          <table:table-cell table:style-name="ce17" table:formula="of:=-[lf.M199]-[lf.$B$8]" office:value-type="float" office:value="0.0628697305650264" calcext:value-type="float">
            <text:p>0,062869730565026</text:p>
          </table:table-cell>
          <table:table-cell table:number-columns-repeated="1010"/>
        </table:table-row>
        <table:table-row table:style-name="ro1">
          <table:table-cell office:value-type="float" office:value="-31" calcext:value-type="float">
            <text:p>-31</text:p>
          </table:table-cell>
          <table:table-cell table:formula="of:=[lf.A200]*analyze_resolution" office:value-type="float" office:value="-4.65" calcext:value-type="float">
            <text:p>-4,65</text:p>
          </table:table-cell>
          <table:table-cell table:style-name="ce20" table:formula="of:=-RADIANS([lf.B200])" office:value-type="float" office:value="0.0811578102177363" calcext:value-type="float">
            <text:p>0,081157810217736</text:p>
          </table:table-cell>
          <table:table-cell table:style-name="ce20" table:formula="of:=COS([lf.$B$6])*servo_saver_arm_length*COS([lf.C200])-SIN([lf.$B$6])*servo_saver_arm_length*SIN([lf.C200])+[lf.$B$24]" office:value-type="float" office:value="358.947336194489" calcext:value-type="float">
            <text:p>358,947336194489</text:p>
          </table:table-cell>
          <table:table-cell table:style-name="ce20" table:formula="of:=COS([lf.$B$6])*servo_saver_arm_length*SIN([lf.C200])+SIN([lf.$B$6])*servo_saver_arm_length*COS([lf.C200])+[lf.$C$24]" office:value-type="float" office:value="1.29709995757022" calcext:value-type="float">
            <text:p>1,29709995757022</text:p>
          </table:table-cell>
          <table:table-cell table:style-name="ce20" table:formula="of:=[$lf.D200]-[$lf.$B$14]" office:value-type="float" office:value="58.9473361944894" calcext:value-type="float">
            <text:p>58,9473361944894</text:p>
          </table:table-cell>
          <table:table-cell table:style-name="ce20" table:formula="of:=[lf.E200]-[$lf.$C$14]" office:value-type="float" office:value="-88.7029000424298" calcext:value-type="float">
            <text:p>-88,7029000424298</text:p>
          </table:table-cell>
          <table:table-cell table:style-name="ce11" table:formula="of:=SQRT([lf.F200]^2+[lf.G200]^2)" office:value-type="float" office:value="106.503487831918" calcext:value-type="float">
            <text:p>106,503487831918</text:p>
          </table:table-cell>
          <table:table-cell table:style-name="ce20" table:formula="of:=([lf.H200]^2-[lf.$B$42]^2+[lf.$B$43]^2)/(2*[lf.H200])" office:value-type="float" office:value="3.51347643481353" calcext:value-type="float">
            <text:p>3,51347643481353</text:p>
          </table:table-cell>
          <table:table-cell table:style-name="ce20" table:formula="of:=ACOS([lf.I200]/[lf.$B$43])" office:value-type="float" office:value="1.39420613410702" calcext:value-type="float">
            <text:p>1,39420613410702</text:p>
          </table:table-cell>
          <table:table-cell table:style-name="ce20" table:formula="of:=ASIN([lf.F200]/[lf.H200])" office:value-type="float" office:value="0.58653441046219" calcext:value-type="float">
            <text:p>0,58653441046219</text:p>
          </table:table-cell>
          <table:table-cell table:style-name="ce20" table:formula="of:=IF(0.5*PI()+[lf.$B$9]&gt;[lf.K200];1;-1)" office:value-type="float" office:value="1" calcext:value-type="float">
            <text:p>1</text:p>
          </table:table-cell>
          <table:table-cell table:style-name="ce17" table:formula="of:=0.5*PI()-([lf.J200]*[lf.L200]+[lf.K200])" office:value-type="float" office:value="-0.409944217774313" calcext:value-type="float">
            <text:p>-0,409944217774313</text:p>
          </table:table-cell>
          <table:table-cell table:style-name="ce17" table:formula="of:=-[lf.M200]-[lf.$B$8]" office:value-type="float" office:value="0.060878367375447" calcext:value-type="float">
            <text:p>0,060878367375447</text:p>
          </table:table-cell>
          <table:table-cell table:number-columns-repeated="1010"/>
        </table:table-row>
        <table:table-row table:style-name="ro1">
          <table:table-cell office:value-type="float" office:value="-30" calcext:value-type="float">
            <text:p>-30</text:p>
          </table:table-cell>
          <table:table-cell table:formula="of:=[lf.A201]*analyze_resolution" office:value-type="float" office:value="-4.5" calcext:value-type="float">
            <text:p>-4,5</text:p>
          </table:table-cell>
          <table:table-cell table:style-name="ce20" table:formula="of:=-RADIANS([lf.B201])" office:value-type="float" office:value="0.0785398163397448" calcext:value-type="float">
            <text:p>0,078539816339745</text:p>
          </table:table-cell>
          <table:table-cell table:style-name="ce20" table:formula="of:=COS([lf.$B$6])*servo_saver_arm_length*COS([lf.C201])-SIN([lf.$B$6])*servo_saver_arm_length*SIN([lf.C201])+[lf.$B$24]" office:value-type="float" office:value="358.95067733973" calcext:value-type="float">
            <text:p>358,95067733973</text:p>
          </table:table-cell>
          <table:table-cell table:style-name="ce20" table:formula="of:=COS([lf.$B$6])*servo_saver_arm_length*SIN([lf.C201])+SIN([lf.$B$6])*servo_saver_arm_length*COS([lf.C201])+[lf.$C$24]" office:value-type="float" office:value="1.25534553164552" calcext:value-type="float">
            <text:p>1,25534553164552</text:p>
          </table:table-cell>
          <table:table-cell table:style-name="ce20" table:formula="of:=[$lf.D201]-[$lf.$B$14]" office:value-type="float" office:value="58.95067733973" calcext:value-type="float">
            <text:p>58,95067733973</text:p>
          </table:table-cell>
          <table:table-cell table:style-name="ce20" table:formula="of:=[lf.E201]-[$lf.$C$14]" office:value-type="float" office:value="-88.7446544683545" calcext:value-type="float">
            <text:p>-88,7446544683545</text:p>
          </table:table-cell>
          <table:table-cell table:style-name="ce11" table:formula="of:=SQRT([lf.F201]^2+[lf.G201]^2)" office:value-type="float" office:value="106.540114771482" calcext:value-type="float">
            <text:p>106,540114771482</text:p>
          </table:table-cell>
          <table:table-cell table:style-name="ce20" table:formula="of:=([lf.H201]^2-[lf.$B$42]^2+[lf.$B$43]^2)/(2*[lf.H201])" office:value-type="float" office:value="3.54888919645383" calcext:value-type="float">
            <text:p>3,54888919645383</text:p>
          </table:table-cell>
          <table:table-cell table:style-name="ce20" table:formula="of:=ACOS([lf.I201]/[lf.$B$43])" office:value-type="float" office:value="1.39240723512018" calcext:value-type="float">
            <text:p>1,39240723512018</text:p>
          </table:table-cell>
          <table:table-cell table:style-name="ce20" table:formula="of:=ASIN([lf.F201]/[lf.H201])" office:value-type="float" office:value="0.586343614376644" calcext:value-type="float">
            <text:p>0,586343614376644</text:p>
          </table:table-cell>
          <table:table-cell table:style-name="ce20" table:formula="of:=IF(0.5*PI()+[lf.$B$9]&gt;[lf.K201];1;-1)" office:value-type="float" office:value="1" calcext:value-type="float">
            <text:p>1</text:p>
          </table:table-cell>
          <table:table-cell table:style-name="ce17" table:formula="of:=0.5*PI()-([lf.J201]*[lf.L201]+[lf.K201])" office:value-type="float" office:value="-0.407954522701923" calcext:value-type="float">
            <text:p>-0,407954522701923</text:p>
          </table:table-cell>
          <table:table-cell table:style-name="ce17" table:formula="of:=-[lf.M201]-[lf.$B$8]" office:value-type="float" office:value="0.0588886723030569" calcext:value-type="float">
            <text:p>0,058888672303057</text:p>
          </table:table-cell>
          <table:table-cell table:number-columns-repeated="1010"/>
        </table:table-row>
        <table:table-row table:style-name="ro1">
          <table:table-cell office:value-type="float" office:value="-29" calcext:value-type="float">
            <text:p>-29</text:p>
          </table:table-cell>
          <table:table-cell table:formula="of:=[lf.A202]*analyze_resolution" office:value-type="float" office:value="-4.35" calcext:value-type="float">
            <text:p>-4,35</text:p>
          </table:table-cell>
          <table:table-cell table:style-name="ce20" table:formula="of:=-RADIANS([lf.B202])" office:value-type="float" office:value="0.0759218224617533" calcext:value-type="float">
            <text:p>0,075921822461753</text:p>
          </table:table-cell>
          <table:table-cell table:style-name="ce20" table:formula="of:=COS([lf.$B$6])*servo_saver_arm_length*COS([lf.C202])-SIN([lf.$B$6])*servo_saver_arm_length*SIN([lf.C202])+[lf.$B$24]" office:value-type="float" office:value="358.953909160814" calcext:value-type="float">
            <text:p>358,953909160814</text:p>
          </table:table-cell>
          <table:table-cell table:style-name="ce20" table:formula="of:=COS([lf.$B$6])*servo_saver_arm_length*SIN([lf.C202])+SIN([lf.$B$6])*servo_saver_arm_length*COS([lf.C202])+[lf.$C$24]" office:value-type="float" office:value="1.2135825017231" calcext:value-type="float">
            <text:p>1,2135825017231</text:p>
          </table:table-cell>
          <table:table-cell table:style-name="ce20" table:formula="of:=[$lf.D202]-[$lf.$B$14]" office:value-type="float" office:value="58.9539091608142" calcext:value-type="float">
            <text:p>58,9539091608142</text:p>
          </table:table-cell>
          <table:table-cell table:style-name="ce20" table:formula="of:=[lf.E202]-[$lf.$C$14]" office:value-type="float" office:value="-88.7864174982769" calcext:value-type="float">
            <text:p>-88,7864174982769</text:p>
          </table:table-cell>
          <table:table-cell table:style-name="ce11" table:formula="of:=SQRT([lf.F202]^2+[lf.G202]^2)" office:value-type="float" office:value="106.576692280817" calcext:value-type="float">
            <text:p>106,576692280817</text:p>
          </table:table-cell>
          <table:table-cell table:style-name="ce20" table:formula="of:=([lf.H202]^2-[lf.$B$42]^2+[lf.$B$43]^2)/(2*[lf.H202])" office:value-type="float" office:value="3.58424243731064" calcext:value-type="float">
            <text:p>3,58424243731064</text:p>
          </table:table-cell>
          <table:table-cell table:style-name="ce20" table:formula="of:=ACOS([lf.I202]/[lf.$B$43])" office:value-type="float" office:value="1.39061077748055" calcext:value-type="float">
            <text:p>1,39061077748055</text:p>
          </table:table-cell>
          <table:table-cell table:style-name="ce20" table:formula="of:=ASIN([lf.F202]/[lf.H202])" office:value-type="float" office:value="0.586152050230939" calcext:value-type="float">
            <text:p>0,586152050230939</text:p>
          </table:table-cell>
          <table:table-cell table:style-name="ce20" table:formula="of:=IF(0.5*PI()+[lf.$B$9]&gt;[lf.K202];1;-1)" office:value-type="float" office:value="1" calcext:value-type="float">
            <text:p>1</text:p>
          </table:table-cell>
          <table:table-cell table:style-name="ce17" table:formula="of:=0.5*PI()-([lf.J202]*[lf.L202]+[lf.K202])" office:value-type="float" office:value="-0.405966500916594" calcext:value-type="float">
            <text:p>-0,405966500916594</text:p>
          </table:table-cell>
          <table:table-cell table:style-name="ce17" table:formula="of:=-[lf.M202]-[lf.$B$8]" office:value-type="float" office:value="0.0569006505177284" calcext:value-type="float">
            <text:p>0,056900650517728</text:p>
          </table:table-cell>
          <table:table-cell table:number-columns-repeated="1010"/>
        </table:table-row>
        <table:table-row table:style-name="ro1">
          <table:table-cell office:value-type="float" office:value="-28" calcext:value-type="float">
            <text:p>-28</text:p>
          </table:table-cell>
          <table:table-cell table:formula="of:=[lf.A203]*analyze_resolution" office:value-type="float" office:value="-4.2" calcext:value-type="float">
            <text:p>-4,2</text:p>
          </table:table-cell>
          <table:table-cell table:style-name="ce20" table:formula="of:=-RADIANS([lf.B203])" office:value-type="float" office:value="0.0733038285837618" calcext:value-type="float">
            <text:p>0,073303828583762</text:p>
          </table:table-cell>
          <table:table-cell table:style-name="ce20" table:formula="of:=COS([lf.$B$6])*servo_saver_arm_length*COS([lf.C203])-SIN([lf.$B$6])*servo_saver_arm_length*SIN([lf.C203])+[lf.$B$24]" office:value-type="float" office:value="358.957031635591" calcext:value-type="float">
            <text:p>358,957031635591</text:p>
          </table:table-cell>
          <table:table-cell table:style-name="ce20" table:formula="of:=COS([lf.$B$6])*servo_saver_arm_length*SIN([lf.C203])+SIN([lf.$B$6])*servo_saver_arm_length*COS([lf.C203])+[lf.$C$24]" office:value-type="float" office:value="1.17181115404211" calcext:value-type="float">
            <text:p>1,17181115404211</text:p>
          </table:table-cell>
          <table:table-cell table:style-name="ce20" table:formula="of:=[$lf.D203]-[$lf.$B$14]" office:value-type="float" office:value="58.9570316355913" calcext:value-type="float">
            <text:p>58,9570316355913</text:p>
          </table:table-cell>
          <table:table-cell table:style-name="ce20" table:formula="of:=[lf.E203]-[$lf.$C$14]" office:value-type="float" office:value="-88.8281888459579" calcext:value-type="float">
            <text:p>-88,8281888459579</text:p>
          </table:table-cell>
          <table:table-cell table:style-name="ce11" table:formula="of:=SQRT([lf.F203]^2+[lf.G203]^2)" office:value-type="float" office:value="106.613220160228" calcext:value-type="float">
            <text:p>106,613220160228</text:p>
          </table:table-cell>
          <table:table-cell table:style-name="ce20" table:formula="of:=([lf.H203]^2-[lf.$B$42]^2+[lf.$B$43]^2)/(2*[lf.H203])" office:value-type="float" office:value="3.61953602403017" calcext:value-type="float">
            <text:p>3,61953602403017</text:p>
          </table:table-cell>
          <table:table-cell table:style-name="ce20" table:formula="of:=ACOS([lf.I203]/[lf.$B$43])" office:value-type="float" office:value="1.38881676455301" calcext:value-type="float">
            <text:p>1,38881676455301</text:p>
          </table:table-cell>
          <table:table-cell table:style-name="ce20" table:formula="of:=ASIN([lf.F203]/[lf.H203])" office:value-type="float" office:value="0.585959719853873" calcext:value-type="float">
            <text:p>0,585959719853873</text:p>
          </table:table-cell>
          <table:table-cell table:style-name="ce20" table:formula="of:=IF(0.5*PI()+[lf.$B$9]&gt;[lf.K203];1;-1)" office:value-type="float" office:value="1" calcext:value-type="float">
            <text:p>1</text:p>
          </table:table-cell>
          <table:table-cell table:style-name="ce17" table:formula="of:=0.5*PI()-([lf.J203]*[lf.L203]+[lf.K203])" office:value-type="float" office:value="-0.403980157611982" calcext:value-type="float">
            <text:p>-0,403980157611982</text:p>
          </table:table-cell>
          <table:table-cell table:style-name="ce17" table:formula="of:=-[lf.M203]-[lf.$B$8]" office:value-type="float" office:value="0.0549143072131156" calcext:value-type="float">
            <text:p>0,054914307213116</text:p>
          </table:table-cell>
          <table:table-cell table:number-columns-repeated="1010"/>
        </table:table-row>
        <table:table-row table:style-name="ro1">
          <table:table-cell office:value-type="float" office:value="-27" calcext:value-type="float">
            <text:p>-27</text:p>
          </table:table-cell>
          <table:table-cell table:formula="of:=[lf.A204]*analyze_resolution" office:value-type="float" office:value="-4.05" calcext:value-type="float">
            <text:p>-4,05</text:p>
          </table:table-cell>
          <table:table-cell table:style-name="ce20" table:formula="of:=-RADIANS([lf.B204])" office:value-type="float" office:value="0.0706858347057703" calcext:value-type="float">
            <text:p>0,07068583470577</text:p>
          </table:table-cell>
          <table:table-cell table:style-name="ce20" table:formula="of:=COS([lf.$B$6])*servo_saver_arm_length*COS([lf.C204])-SIN([lf.$B$6])*servo_saver_arm_length*SIN([lf.C204])+[lf.$B$24]" office:value-type="float" office:value="358.96004474266" calcext:value-type="float">
            <text:p>358,96004474266</text:p>
          </table:table-cell>
          <table:table-cell table:style-name="ce20" table:formula="of:=COS([lf.$B$6])*servo_saver_arm_length*SIN([lf.C204])+SIN([lf.$B$6])*servo_saver_arm_length*COS([lf.C204])+[lf.$C$24]" office:value-type="float" office:value="1.13003177489867" calcext:value-type="float">
            <text:p>1,13003177489867</text:p>
          </table:table-cell>
          <table:table-cell table:style-name="ce20" table:formula="of:=[$lf.D204]-[$lf.$B$14]" office:value-type="float" office:value="58.9600447426603" calcext:value-type="float">
            <text:p>58,9600447426603</text:p>
          </table:table-cell>
          <table:table-cell table:style-name="ce20" table:formula="of:=[lf.E204]-[$lf.$C$14]" office:value-type="float" office:value="-88.8699682251013" calcext:value-type="float">
            <text:p>-88,8699682251013</text:p>
          </table:table-cell>
          <table:table-cell table:style-name="ce11" table:formula="of:=SQRT([lf.F204]^2+[lf.G204]^2)" office:value-type="float" office:value="106.649698210483" calcext:value-type="float">
            <text:p>106,649698210483</text:p>
          </table:table-cell>
          <table:table-cell table:style-name="ce20" table:formula="of:=([lf.H204]^2-[lf.$B$42]^2+[lf.$B$43]^2)/(2*[lf.H204])" office:value-type="float" office:value="3.65476982377783" calcext:value-type="float">
            <text:p>3,65476982377783</text:p>
          </table:table-cell>
          <table:table-cell table:style-name="ce20" table:formula="of:=ACOS([lf.I204]/[lf.$B$43])" office:value-type="float" office:value="1.38702519972632" calcext:value-type="float">
            <text:p>1,38702519972632</text:p>
          </table:table-cell>
          <table:table-cell table:style-name="ce20" table:formula="of:=ASIN([lf.F204]/[lf.H204])" office:value-type="float" office:value="0.585766625074135" calcext:value-type="float">
            <text:p>0,585766625074135</text:p>
          </table:table-cell>
          <table:table-cell table:style-name="ce20" table:formula="of:=IF(0.5*PI()+[lf.$B$9]&gt;[lf.K204];1;-1)" office:value-type="float" office:value="1" calcext:value-type="float">
            <text:p>1</text:p>
          </table:table-cell>
          <table:table-cell table:style-name="ce17" table:formula="of:=0.5*PI()-([lf.J204]*[lf.L204]+[lf.K204])" office:value-type="float" office:value="-0.401995498005558" calcext:value-type="float">
            <text:p>-0,401995498005558</text:p>
          </table:table-cell>
          <table:table-cell table:style-name="ce17" table:formula="of:=-[lf.M204]-[lf.$B$8]" office:value-type="float" office:value="0.0529296476066926" calcext:value-type="float">
            <text:p>0,052929647606693</text:p>
          </table:table-cell>
          <table:table-cell table:number-columns-repeated="1010"/>
        </table:table-row>
        <table:table-row table:style-name="ro1">
          <table:table-cell office:value-type="float" office:value="-26" calcext:value-type="float">
            <text:p>-26</text:p>
          </table:table-cell>
          <table:table-cell table:formula="of:=[lf.A205]*analyze_resolution" office:value-type="float" office:value="-3.9" calcext:value-type="float">
            <text:p>-3,9</text:p>
          </table:table-cell>
          <table:table-cell table:style-name="ce20" table:formula="of:=-RADIANS([lf.B205])" office:value-type="float" office:value="0.0680678408277788" calcext:value-type="float">
            <text:p>0,068067840827779</text:p>
          </table:table-cell>
          <table:table-cell table:style-name="ce20" table:formula="of:=COS([lf.$B$6])*servo_saver_arm_length*COS([lf.C205])-SIN([lf.$B$6])*servo_saver_arm_length*SIN([lf.C205])+[lf.$B$24]" office:value-type="float" office:value="358.96294846137" calcext:value-type="float">
            <text:p>358,96294846137</text:p>
          </table:table-cell>
          <table:table-cell table:style-name="ce20" table:formula="of:=COS([lf.$B$6])*servo_saver_arm_length*SIN([lf.C205])+SIN([lf.$B$6])*servo_saver_arm_length*COS([lf.C205])+[lf.$C$24]" office:value-type="float" office:value="1.08824465064397" calcext:value-type="float">
            <text:p>1,08824465064397</text:p>
          </table:table-cell>
          <table:table-cell table:style-name="ce20" table:formula="of:=[$lf.D205]-[$lf.$B$14]" office:value-type="float" office:value="58.9629484613697" calcext:value-type="float">
            <text:p>58,9629484613697</text:p>
          </table:table-cell>
          <table:table-cell table:style-name="ce20" table:formula="of:=[lf.E205]-[$lf.$C$14]" office:value-type="float" office:value="-88.911755349356" calcext:value-type="float">
            <text:p>-88,911755349356</text:p>
          </table:table-cell>
          <table:table-cell table:style-name="ce11" table:formula="of:=SQRT([lf.F205]^2+[lf.G205]^2)" office:value-type="float" office:value="106.686126232804" calcext:value-type="float">
            <text:p>106,686126232804</text:p>
          </table:table-cell>
          <table:table-cell table:style-name="ce20" table:formula="of:=([lf.H205]^2-[lf.$B$42]^2+[lf.$B$43]^2)/(2*[lf.H205])" office:value-type="float" office:value="3.68994370423643" calcext:value-type="float">
            <text:p>3,68994370423643</text:p>
          </table:table-cell>
          <table:table-cell table:style-name="ce20" table:formula="of:=ACOS([lf.I205]/[lf.$B$43])" office:value-type="float" office:value="1.38523608641327" calcext:value-type="float">
            <text:p>1,38523608641327</text:p>
          </table:table-cell>
          <table:table-cell table:style-name="ce20" table:formula="of:=ASIN([lf.F205]/[lf.H205])" office:value-type="float" office:value="0.585572767720289" calcext:value-type="float">
            <text:p>0,585572767720289</text:p>
          </table:table-cell>
          <table:table-cell table:style-name="ce20" table:formula="of:=IF(0.5*PI()+[lf.$B$9]&gt;[lf.K205];1;-1)" office:value-type="float" office:value="1" calcext:value-type="float">
            <text:p>1</text:p>
          </table:table-cell>
          <table:table-cell table:style-name="ce17" table:formula="of:=0.5*PI()-([lf.J205]*[lf.L205]+[lf.K205])" office:value-type="float" office:value="-0.40001252733866" calcext:value-type="float">
            <text:p>-0,40001252733866</text:p>
          </table:table-cell>
          <table:table-cell table:style-name="ce17" table:formula="of:=-[lf.M205]-[lf.$B$8]" office:value-type="float" office:value="0.0509466769397942" calcext:value-type="float">
            <text:p>0,050946676939794</text:p>
          </table:table-cell>
          <table:table-cell table:number-columns-repeated="1010"/>
        </table:table-row>
        <table:table-row table:style-name="ro1">
          <table:table-cell office:value-type="float" office:value="-25" calcext:value-type="float">
            <text:p>-25</text:p>
          </table:table-cell>
          <table:table-cell table:formula="of:=[lf.A206]*analyze_resolution" office:value-type="float" office:value="-3.75" calcext:value-type="float">
            <text:p>-3,75</text:p>
          </table:table-cell>
          <table:table-cell table:style-name="ce20" table:formula="of:=-RADIANS([lf.B206])" office:value-type="float" office:value="0.0654498469497874" calcext:value-type="float">
            <text:p>0,065449846949787</text:p>
          </table:table-cell>
          <table:table-cell table:style-name="ce20" table:formula="of:=COS([lf.$B$6])*servo_saver_arm_length*COS([lf.C206])-SIN([lf.$B$6])*servo_saver_arm_length*SIN([lf.C206])+[lf.$B$24]" office:value-type="float" office:value="358.965742771818" calcext:value-type="float">
            <text:p>358,965742771818</text:p>
          </table:table-cell>
          <table:table-cell table:style-name="ce20" table:formula="of:=COS([lf.$B$6])*servo_saver_arm_length*SIN([lf.C206])+SIN([lf.$B$6])*servo_saver_arm_length*COS([lf.C206])+[lf.$C$24]" office:value-type="float" office:value="1.04645006768229" calcext:value-type="float">
            <text:p>1,04645006768229</text:p>
          </table:table-cell>
          <table:table-cell table:style-name="ce20" table:formula="of:=[$lf.D206]-[$lf.$B$14]" office:value-type="float" office:value="58.9657427718177" calcext:value-type="float">
            <text:p>58,9657427718177</text:p>
          </table:table-cell>
          <table:table-cell table:style-name="ce20" table:formula="of:=[lf.E206]-[$lf.$C$14]" office:value-type="float" office:value="-88.9535499323177" calcext:value-type="float">
            <text:p>-88,9535499323177</text:p>
          </table:table-cell>
          <table:table-cell table:style-name="ce11" table:formula="of:=SQRT([lf.F206]^2+[lf.G206]^2)" office:value-type="float" office:value="106.722504028876" calcext:value-type="float">
            <text:p>106,722504028876</text:p>
          </table:table-cell>
          <table:table-cell table:style-name="ce20" table:formula="of:=([lf.H206]^2-[lf.$B$42]^2+[lf.$B$43]^2)/(2*[lf.H206])" office:value-type="float" office:value="3.72505753360468" calcext:value-type="float">
            <text:p>3,72505753360468</text:p>
          </table:table-cell>
          <table:table-cell table:style-name="ce20" table:formula="of:=ACOS([lf.I206]/[lf.$B$43])" office:value-type="float" office:value="1.38344942805065" calcext:value-type="float">
            <text:p>1,38344942805065</text:p>
          </table:table-cell>
          <table:table-cell table:style-name="ce20" table:formula="of:=ASIN([lf.F206]/[lf.H206])" office:value-type="float" office:value="0.585378149620764" calcext:value-type="float">
            <text:p>0,585378149620764</text:p>
          </table:table-cell>
          <table:table-cell table:style-name="ce20" table:formula="of:=IF(0.5*PI()+[lf.$B$9]&gt;[lf.K206];1;-1)" office:value-type="float" office:value="1" calcext:value-type="float">
            <text:p>1</text:p>
          </table:table-cell>
          <table:table-cell table:style-name="ce17" table:formula="of:=0.5*PI()-([lf.J206]*[lf.L206]+[lf.K206])" office:value-type="float" office:value="-0.398031250876515" calcext:value-type="float">
            <text:p>-0,398031250876515</text:p>
          </table:table-cell>
          <table:table-cell table:style-name="ce17" table:formula="of:=-[lf.M206]-[lf.$B$8]" office:value-type="float" office:value="0.0489654004776488" calcext:value-type="float">
            <text:p>0,048965400477649</text:p>
          </table:table-cell>
          <table:table-cell table:number-columns-repeated="1010"/>
        </table:table-row>
        <table:table-row table:style-name="ro1">
          <table:table-cell office:value-type="float" office:value="-24" calcext:value-type="float">
            <text:p>-24</text:p>
          </table:table-cell>
          <table:table-cell table:formula="of:=[lf.A207]*analyze_resolution" office:value-type="float" office:value="-3.6" calcext:value-type="float">
            <text:p>-3,6</text:p>
          </table:table-cell>
          <table:table-cell table:style-name="ce20" table:formula="of:=-RADIANS([lf.B207])" office:value-type="float" office:value="0.0628318530717959" calcext:value-type="float">
            <text:p>0,062831853071796</text:p>
          </table:table-cell>
          <table:table-cell table:style-name="ce20" table:formula="of:=COS([lf.$B$6])*servo_saver_arm_length*COS([lf.C207])-SIN([lf.$B$6])*servo_saver_arm_length*SIN([lf.C207])+[lf.$B$24]" office:value-type="float" office:value="358.968427654852" calcext:value-type="float">
            <text:p>358,968427654852</text:p>
          </table:table-cell>
          <table:table-cell table:style-name="ce20" table:formula="of:=COS([lf.$B$6])*servo_saver_arm_length*SIN([lf.C207])+SIN([lf.$B$6])*servo_saver_arm_length*COS([lf.C207])+[lf.$C$24]" office:value-type="float" office:value="1.00464831246901" calcext:value-type="float">
            <text:p>1,00464831246901</text:p>
          </table:table-cell>
          <table:table-cell table:style-name="ce20" table:formula="of:=[$lf.D207]-[$lf.$B$14]" office:value-type="float" office:value="58.9684276548524" calcext:value-type="float">
            <text:p>58,9684276548524</text:p>
          </table:table-cell>
          <table:table-cell table:style-name="ce20" table:formula="of:=[lf.E207]-[$lf.$C$14]" office:value-type="float" office:value="-88.995351687531" calcext:value-type="float">
            <text:p>-88,995351687531</text:p>
          </table:table-cell>
          <table:table-cell table:style-name="ce11" table:formula="of:=SQRT([lf.F207]^2+[lf.G207]^2)" office:value-type="float" office:value="106.75883140084" calcext:value-type="float">
            <text:p>106,75883140084</text:p>
          </table:table-cell>
          <table:table-cell table:style-name="ce20" table:formula="of:=([lf.H207]^2-[lf.$B$42]^2+[lf.$B$43]^2)/(2*[lf.H207])" office:value-type="float" office:value="3.76011118059552" calcext:value-type="float">
            <text:p>3,76011118059552</text:p>
          </table:table-cell>
          <table:table-cell table:style-name="ce20" table:formula="of:=ACOS([lf.I207]/[lf.$B$43])" office:value-type="float" office:value="1.38166522809934" calcext:value-type="float">
            <text:p>1,38166522809934</text:p>
          </table:table-cell>
          <table:table-cell table:style-name="ce20" table:formula="of:=ASIN([lf.F207]/[lf.H207])" office:value-type="float" office:value="0.585182772603844" calcext:value-type="float">
            <text:p>0,585182772603844</text:p>
          </table:table-cell>
          <table:table-cell table:style-name="ce20" table:formula="of:=IF(0.5*PI()+[lf.$B$9]&gt;[lf.K207];1;-1)" office:value-type="float" office:value="1" calcext:value-type="float">
            <text:p>1</text:p>
          </table:table-cell>
          <table:table-cell table:style-name="ce17" table:formula="of:=0.5*PI()-([lf.J207]*[lf.L207]+[lf.K207])" office:value-type="float" office:value="-0.396051673908282" calcext:value-type="float">
            <text:p>-0,396051673908282</text:p>
          </table:table-cell>
          <table:table-cell table:style-name="ce17" table:formula="of:=-[lf.M207]-[lf.$B$8]" office:value-type="float" office:value="0.0469858235094165" calcext:value-type="float">
            <text:p>0,046985823509417</text:p>
          </table:table-cell>
          <table:table-cell table:number-columns-repeated="1010"/>
        </table:table-row>
        <table:table-row table:style-name="ro1">
          <table:table-cell office:value-type="float" office:value="-23" calcext:value-type="float">
            <text:p>-23</text:p>
          </table:table-cell>
          <table:table-cell table:formula="of:=[lf.A208]*analyze_resolution" office:value-type="float" office:value="-3.45" calcext:value-type="float">
            <text:p>-3,45</text:p>
          </table:table-cell>
          <table:table-cell table:style-name="ce20" table:formula="of:=-RADIANS([lf.B208])" office:value-type="float" office:value="0.0602138591938044" calcext:value-type="float">
            <text:p>0,060213859193804</text:p>
          </table:table-cell>
          <table:table-cell table:style-name="ce20" table:formula="of:=COS([lf.$B$6])*servo_saver_arm_length*COS([lf.C208])-SIN([lf.$B$6])*servo_saver_arm_length*SIN([lf.C208])+[lf.$B$24]" office:value-type="float" office:value="358.971003092072" calcext:value-type="float">
            <text:p>358,971003092072</text:p>
          </table:table-cell>
          <table:table-cell table:style-name="ce20" table:formula="of:=COS([lf.$B$6])*servo_saver_arm_length*SIN([lf.C208])+SIN([lf.$B$6])*servo_saver_arm_length*COS([lf.C208])+[lf.$C$24]" office:value-type="float" office:value="0.962839671508695" calcext:value-type="float">
            <text:p>0,962839671508695</text:p>
          </table:table-cell>
          <table:table-cell table:style-name="ce20" table:formula="of:=[$lf.D208]-[$lf.$B$14]" office:value-type="float" office:value="58.9710030920718" calcext:value-type="float">
            <text:p>58,9710030920718</text:p>
          </table:table-cell>
          <table:table-cell table:style-name="ce20" table:formula="of:=[lf.E208]-[$lf.$C$14]" office:value-type="float" office:value="-89.0371603284913" calcext:value-type="float">
            <text:p>-89,0371603284913</text:p>
          </table:table-cell>
          <table:table-cell table:style-name="ce11" table:formula="of:=SQRT([lf.F208]^2+[lf.G208]^2)" office:value-type="float" office:value="106.795108151294" calcext:value-type="float">
            <text:p>106,795108151294</text:p>
          </table:table-cell>
          <table:table-cell table:style-name="ce20" table:formula="of:=([lf.H208]^2-[lf.$B$42]^2+[lf.$B$43]^2)/(2*[lf.H208])" office:value-type="float" office:value="3.7951045144343" calcext:value-type="float">
            <text:p>3,7951045144343</text:p>
          </table:table-cell>
          <table:table-cell table:style-name="ce20" table:formula="of:=ACOS([lf.I208]/[lf.$B$43])" office:value-type="float" office:value="1.37988349004434" calcext:value-type="float">
            <text:p>1,37988349004434</text:p>
          </table:table-cell>
          <table:table-cell table:style-name="ce20" table:formula="of:=ASIN([lf.F208]/[lf.H208])" office:value-type="float" office:value="0.584986638497653" calcext:value-type="float">
            <text:p>0,584986638497653</text:p>
          </table:table-cell>
          <table:table-cell table:style-name="ce20" table:formula="of:=IF(0.5*PI()+[lf.$B$9]&gt;[lf.K208];1;-1)" office:value-type="float" office:value="1" calcext:value-type="float">
            <text:p>1</text:p>
          </table:table-cell>
          <table:table-cell table:style-name="ce17" table:formula="of:=0.5*PI()-([lf.J208]*[lf.L208]+[lf.K208])" office:value-type="float" office:value="-0.394073801747099" calcext:value-type="float">
            <text:p>-0,394073801747099</text:p>
          </table:table-cell>
          <table:table-cell table:style-name="ce17" table:formula="of:=-[lf.M208]-[lf.$B$8]" office:value-type="float" office:value="0.0450079513482327" calcext:value-type="float">
            <text:p>0,045007951348233</text:p>
          </table:table-cell>
          <table:table-cell table:number-columns-repeated="1010"/>
        </table:table-row>
        <table:table-row table:style-name="ro1">
          <table:table-cell office:value-type="float" office:value="-22" calcext:value-type="float">
            <text:p>-22</text:p>
          </table:table-cell>
          <table:table-cell table:formula="of:=[lf.A209]*analyze_resolution" office:value-type="float" office:value="-3.3" calcext:value-type="float">
            <text:p>-3,3</text:p>
          </table:table-cell>
          <table:table-cell table:style-name="ce20" table:formula="of:=-RADIANS([lf.B209])" office:value-type="float" office:value="0.0575958653158129" calcext:value-type="float">
            <text:p>0,057595865315813</text:p>
          </table:table-cell>
          <table:table-cell table:style-name="ce20" table:formula="of:=COS([lf.$B$6])*servo_saver_arm_length*COS([lf.C209])-SIN([lf.$B$6])*servo_saver_arm_length*SIN([lf.C209])+[lf.$B$24]" office:value-type="float" office:value="358.973469065824" calcext:value-type="float">
            <text:p>358,973469065824</text:p>
          </table:table-cell>
          <table:table-cell table:style-name="ce20" table:formula="of:=COS([lf.$B$6])*servo_saver_arm_length*SIN([lf.C209])+SIN([lf.$B$6])*servo_saver_arm_length*COS([lf.C209])+[lf.$C$24]" office:value-type="float" office:value="0.921024431353076" calcext:value-type="float">
            <text:p>0,921024431353076</text:p>
          </table:table-cell>
          <table:table-cell table:style-name="ce20" table:formula="of:=[$lf.D209]-[$lf.$B$14]" office:value-type="float" office:value="58.9734690658245" calcext:value-type="float">
            <text:p>58,9734690658245</text:p>
          </table:table-cell>
          <table:table-cell table:style-name="ce20" table:formula="of:=[lf.E209]-[$lf.$C$14]" office:value-type="float" office:value="-89.0789755686469" calcext:value-type="float">
            <text:p>-89,0789755686469</text:p>
          </table:table-cell>
          <table:table-cell table:style-name="ce11" table:formula="of:=SQRT([lf.F209]^2+[lf.G209]^2)" office:value-type="float" office:value="106.831334083299" calcext:value-type="float">
            <text:p>106,831334083299</text:p>
          </table:table-cell>
          <table:table-cell table:style-name="ce20" table:formula="of:=([lf.H209]^2-[lf.$B$42]^2+[lf.$B$43]^2)/(2*[lf.H209])" office:value-type="float" office:value="3.83003740485736" calcext:value-type="float">
            <text:p>3,83003740485736</text:p>
          </table:table-cell>
          <table:table-cell table:style-name="ce20" table:formula="of:=ACOS([lf.I209]/[lf.$B$43])" office:value-type="float" office:value="1.37810421739485" calcext:value-type="float">
            <text:p>1,37810421739485</text:p>
          </table:table-cell>
          <table:table-cell table:style-name="ce20" table:formula="of:=ASIN([lf.F209]/[lf.H209])" office:value-type="float" office:value="0.584789749130147" calcext:value-type="float">
            <text:p>0,584789749130147</text:p>
          </table:table-cell>
          <table:table-cell table:style-name="ce20" table:formula="of:=IF(0.5*PI()+[lf.$B$9]&gt;[lf.K209];1;-1)" office:value-type="float" office:value="1" calcext:value-type="float">
            <text:p>1</text:p>
          </table:table-cell>
          <table:table-cell table:style-name="ce17" table:formula="of:=0.5*PI()-([lf.J209]*[lf.L209]+[lf.K209])" office:value-type="float" office:value="-0.392097639730104" calcext:value-type="float">
            <text:p>-0,392097639730104</text:p>
          </table:table-cell>
          <table:table-cell table:style-name="ce17" table:formula="of:=-[lf.M209]-[lf.$B$8]" office:value-type="float" office:value="0.0430317893312385" calcext:value-type="float">
            <text:p>0,043031789331239</text:p>
          </table:table-cell>
          <table:table-cell table:number-columns-repeated="1010"/>
        </table:table-row>
        <table:table-row table:style-name="ro1">
          <table:table-cell office:value-type="float" office:value="-21" calcext:value-type="float">
            <text:p>-21</text:p>
          </table:table-cell>
          <table:table-cell table:formula="of:=[lf.A210]*analyze_resolution" office:value-type="float" office:value="-3.15" calcext:value-type="float">
            <text:p>-3,15</text:p>
          </table:table-cell>
          <table:table-cell table:style-name="ce20" table:formula="of:=-RADIANS([lf.B210])" office:value-type="float" office:value="0.0549778714378214" calcext:value-type="float">
            <text:p>0,054977871437821</text:p>
          </table:table-cell>
          <table:table-cell table:style-name="ce20" table:formula="of:=COS([lf.$B$6])*servo_saver_arm_length*COS([lf.C210])-SIN([lf.$B$6])*servo_saver_arm_length*SIN([lf.C210])+[lf.$B$24]" office:value-type="float" office:value="358.975825559209" calcext:value-type="float">
            <text:p>358,975825559209</text:p>
          </table:table-cell>
          <table:table-cell table:style-name="ce20" table:formula="of:=COS([lf.$B$6])*servo_saver_arm_length*SIN([lf.C210])+SIN([lf.$B$6])*servo_saver_arm_length*COS([lf.C210])+[lf.$C$24]" office:value-type="float" office:value="0.879202878599132" calcext:value-type="float">
            <text:p>0,879202878599132</text:p>
          </table:table-cell>
          <table:table-cell table:style-name="ce20" table:formula="of:=[$lf.D210]-[$lf.$B$14]" office:value-type="float" office:value="58.9758255592086" calcext:value-type="float">
            <text:p>58,9758255592086</text:p>
          </table:table-cell>
          <table:table-cell table:style-name="ce20" table:formula="of:=[lf.E210]-[$lf.$C$14]" office:value-type="float" office:value="-89.1207971214009" calcext:value-type="float">
            <text:p>-89,1207971214009</text:p>
          </table:table-cell>
          <table:table-cell table:style-name="ce11" table:formula="of:=SQRT([lf.F210]^2+[lf.G210]^2)" office:value-type="float" office:value="106.86750900037" calcext:value-type="float">
            <text:p>106,86750900037</text:p>
          </table:table-cell>
          <table:table-cell table:style-name="ce20" table:formula="of:=([lf.H210]^2-[lf.$B$42]^2+[lf.$B$43]^2)/(2*[lf.H210])" office:value-type="float" office:value="3.86490972211009" calcext:value-type="float">
            <text:p>3,86490972211009</text:p>
          </table:table-cell>
          <table:table-cell table:style-name="ce20" table:formula="of:=ACOS([lf.I210]/[lf.$B$43])" office:value-type="float" office:value="1.37632741368429" calcext:value-type="float">
            <text:p>1,37632741368429</text:p>
          </table:table-cell>
          <table:table-cell table:style-name="ce20" table:formula="of:=ASIN([lf.F210]/[lf.H210])" office:value-type="float" office:value="0.584592106329101" calcext:value-type="float">
            <text:p>0,584592106329101</text:p>
          </table:table-cell>
          <table:table-cell table:style-name="ce20" table:formula="of:=IF(0.5*PI()+[lf.$B$9]&gt;[lf.K210];1;-1)" office:value-type="float" office:value="1" calcext:value-type="float">
            <text:p>1</text:p>
          </table:table-cell>
          <table:table-cell table:style-name="ce17" table:formula="of:=0.5*PI()-([lf.J210]*[lf.L210]+[lf.K210])" office:value-type="float" office:value="-0.390123193218494" calcext:value-type="float">
            <text:p>-0,390123193218494</text:p>
          </table:table-cell>
          <table:table-cell table:style-name="ce17" table:formula="of:=-[lf.M210]-[lf.$B$8]" office:value-type="float" office:value="0.041057342819628" calcext:value-type="float">
            <text:p>0,041057342819628</text:p>
          </table:table-cell>
          <table:table-cell table:number-columns-repeated="1010"/>
        </table:table-row>
        <table:table-row table:style-name="ro1">
          <table:table-cell office:value-type="float" office:value="-20" calcext:value-type="float">
            <text:p>-20</text:p>
          </table:table-cell>
          <table:table-cell table:formula="of:=[lf.A211]*analyze_resolution" office:value-type="float" office:value="-3" calcext:value-type="float">
            <text:p>-3</text:p>
          </table:table-cell>
          <table:table-cell table:style-name="ce20" table:formula="of:=-RADIANS([lf.B211])" office:value-type="float" office:value="0.0523598775598299" calcext:value-type="float">
            <text:p>0,05235987755983</text:p>
          </table:table-cell>
          <table:table-cell table:style-name="ce20" table:formula="of:=COS([lf.$B$6])*servo_saver_arm_length*COS([lf.C211])-SIN([lf.$B$6])*servo_saver_arm_length*SIN([lf.C211])+[lf.$B$24]" office:value-type="float" office:value="358.978072556073" calcext:value-type="float">
            <text:p>358,978072556073</text:p>
          </table:table-cell>
          <table:table-cell table:style-name="ce20" table:formula="of:=COS([lf.$B$6])*servo_saver_arm_length*SIN([lf.C211])+SIN([lf.$B$6])*servo_saver_arm_length*COS([lf.C211])+[lf.$C$24]" office:value-type="float" office:value="0.837375299887101" calcext:value-type="float">
            <text:p>0,837375299887101</text:p>
          </table:table-cell>
          <table:table-cell table:style-name="ce20" table:formula="of:=[$lf.D211]-[$lf.$B$14]" office:value-type="float" office:value="58.9780725560732" calcext:value-type="float">
            <text:p>58,9780725560732</text:p>
          </table:table-cell>
          <table:table-cell table:style-name="ce20" table:formula="of:=[lf.E211]-[$lf.$C$14]" office:value-type="float" office:value="-89.1626247001129" calcext:value-type="float">
            <text:p>-89,1626247001129</text:p>
          </table:table-cell>
          <table:table-cell table:style-name="ce11" table:formula="of:=SQRT([lf.F211]^2+[lf.G211]^2)" office:value-type="float" office:value="106.903632706483" calcext:value-type="float">
            <text:p>106,903632706483</text:p>
          </table:table-cell>
          <table:table-cell table:style-name="ce20" table:formula="of:=([lf.H211]^2-[lf.$B$42]^2+[lf.$B$43]^2)/(2*[lf.H211])" office:value-type="float" office:value="3.89972133694569" calcext:value-type="float">
            <text:p>3,89972133694569</text:p>
          </table:table-cell>
          <table:table-cell table:style-name="ce20" table:formula="of:=ACOS([lf.I211]/[lf.$B$43])" office:value-type="float" office:value="1.37455308247033" calcext:value-type="float">
            <text:p>1,37455308247033</text:p>
          </table:table-cell>
          <table:table-cell table:style-name="ce20" table:formula="of:=ASIN([lf.F211]/[lf.H211])" office:value-type="float" office:value="0.584393711922099" calcext:value-type="float">
            <text:p>0,584393711922099</text:p>
          </table:table-cell>
          <table:table-cell table:style-name="ce20" table:formula="of:=IF(0.5*PI()+[lf.$B$9]&gt;[lf.K211];1;-1)" office:value-type="float" office:value="1" calcext:value-type="float">
            <text:p>1</text:p>
          </table:table-cell>
          <table:table-cell table:style-name="ce17" table:formula="of:=0.5*PI()-([lf.J211]*[lf.L211]+[lf.K211])" office:value-type="float" office:value="-0.388150467597538" calcext:value-type="float">
            <text:p>-0,388150467597538</text:p>
          </table:table-cell>
          <table:table-cell table:style-name="ce17" table:formula="of:=-[lf.M211]-[lf.$B$8]" office:value-type="float" office:value="0.0390846171986717" calcext:value-type="float">
            <text:p>0,039084617198672</text:p>
          </table:table-cell>
          <table:table-cell table:number-columns-repeated="1010"/>
        </table:table-row>
        <table:table-row table:style-name="ro1">
          <table:table-cell office:value-type="float" office:value="-19" calcext:value-type="float">
            <text:p>-19</text:p>
          </table:table-cell>
          <table:table-cell table:formula="of:=[lf.A212]*analyze_resolution" office:value-type="float" office:value="-2.85" calcext:value-type="float">
            <text:p>-2,85</text:p>
          </table:table-cell>
          <table:table-cell table:style-name="ce20" table:formula="of:=-RADIANS([lf.B212])" office:value-type="float" office:value="0.0497418836818384" calcext:value-type="float">
            <text:p>0,049741883681838</text:p>
          </table:table-cell>
          <table:table-cell table:style-name="ce20" table:formula="of:=COS([lf.$B$6])*servo_saver_arm_length*COS([lf.C212])-SIN([lf.$B$6])*servo_saver_arm_length*SIN([lf.C212])+[lf.$B$24]" office:value-type="float" office:value="358.980210041018" calcext:value-type="float">
            <text:p>358,980210041018</text:p>
          </table:table-cell>
          <table:table-cell table:style-name="ce20" table:formula="of:=COS([lf.$B$6])*servo_saver_arm_length*SIN([lf.C212])+SIN([lf.$B$6])*servo_saver_arm_length*COS([lf.C212])+[lf.$C$24]" office:value-type="float" office:value="0.795541981898526" calcext:value-type="float">
            <text:p>0,795541981898526</text:p>
          </table:table-cell>
          <table:table-cell table:style-name="ce20" table:formula="of:=[$lf.D212]-[$lf.$B$14]" office:value-type="float" office:value="58.9802100410175" calcext:value-type="float">
            <text:p>58,9802100410175</text:p>
          </table:table-cell>
          <table:table-cell table:style-name="ce20" table:formula="of:=[lf.E212]-[$lf.$C$14]" office:value-type="float" office:value="-89.2044580181015" calcext:value-type="float">
            <text:p>-89,2044580181015</text:p>
          </table:table-cell>
          <table:table-cell table:style-name="ce11" table:formula="of:=SQRT([lf.F212]^2+[lf.G212]^2)" office:value-type="float" office:value="106.939705006072" calcext:value-type="float">
            <text:p>106,939705006072</text:p>
          </table:table-cell>
          <table:table-cell table:style-name="ce20" table:formula="of:=([lf.H212]^2-[lf.$B$42]^2+[lf.$B$43]^2)/(2*[lf.H212])" office:value-type="float" office:value="3.93447212062316" calcext:value-type="float">
            <text:p>3,93447212062316</text:p>
          </table:table-cell>
          <table:table-cell table:style-name="ce20" table:formula="of:=ACOS([lf.I212]/[lf.$B$43])" office:value-type="float" office:value="1.37278122733501" calcext:value-type="float">
            <text:p>1,37278122733501</text:p>
          </table:table-cell>
          <table:table-cell table:style-name="ce20" table:formula="of:=ASIN([lf.F212]/[lf.H212])" office:value-type="float" office:value="0.584194567736522" calcext:value-type="float">
            <text:p>0,584194567736522</text:p>
          </table:table-cell>
          <table:table-cell table:style-name="ce20" table:formula="of:=IF(0.5*PI()+[lf.$B$9]&gt;[lf.K212];1;-1)" office:value-type="float" office:value="1" calcext:value-type="float">
            <text:p>1</text:p>
          </table:table-cell>
          <table:table-cell table:style-name="ce17" table:formula="of:=0.5*PI()-([lf.J212]*[lf.L212]+[lf.K212])" office:value-type="float" office:value="-0.386179468276634" calcext:value-type="float">
            <text:p>-0,386179468276634</text:p>
          </table:table-cell>
          <table:table-cell table:style-name="ce17" table:formula="of:=-[lf.M212]-[lf.$B$8]" office:value-type="float" office:value="0.0371136178777683" calcext:value-type="float">
            <text:p>0,037113617877768</text:p>
          </table:table-cell>
          <table:table-cell table:number-columns-repeated="1010"/>
        </table:table-row>
        <table:table-row table:style-name="ro1">
          <table:table-cell office:value-type="float" office:value="-18" calcext:value-type="float">
            <text:p>-18</text:p>
          </table:table-cell>
          <table:table-cell table:formula="of:=[lf.A213]*analyze_resolution" office:value-type="float" office:value="-2.7" calcext:value-type="float">
            <text:p>-2,7</text:p>
          </table:table-cell>
          <table:table-cell table:style-name="ce20" table:formula="of:=-RADIANS([lf.B213])" office:value-type="float" office:value="0.0471238898038469" calcext:value-type="float">
            <text:p>0,047123889803847</text:p>
          </table:table-cell>
          <table:table-cell table:style-name="ce20" table:formula="of:=COS([lf.$B$6])*servo_saver_arm_length*COS([lf.C213])-SIN([lf.$B$6])*servo_saver_arm_length*SIN([lf.C213])+[lf.$B$24]" office:value-type="float" office:value="358.982237999392" calcext:value-type="float">
            <text:p>358,982237999392</text:p>
          </table:table-cell>
          <table:table-cell table:style-name="ce20" table:formula="of:=COS([lf.$B$6])*servo_saver_arm_length*SIN([lf.C213])+SIN([lf.$B$6])*servo_saver_arm_length*COS([lf.C213])+[lf.$C$24]" office:value-type="float" office:value="0.753703211354283" calcext:value-type="float">
            <text:p>0,753703211354283</text:p>
          </table:table-cell>
          <table:table-cell table:style-name="ce20" table:formula="of:=[$lf.D213]-[$lf.$B$14]" office:value-type="float" office:value="58.9822379993916" calcext:value-type="float">
            <text:p>58,9822379993916</text:p>
          </table:table-cell>
          <table:table-cell table:style-name="ce20" table:formula="of:=[lf.E213]-[$lf.$C$14]" office:value-type="float" office:value="-89.2462967886457" calcext:value-type="float">
            <text:p>-89,2462967886457</text:p>
          </table:table-cell>
          <table:table-cell table:style-name="ce11" table:formula="of:=SQRT([lf.F213]^2+[lf.G213]^2)" office:value-type="float" office:value="106.97572570403" calcext:value-type="float">
            <text:p>106,97572570403</text:p>
          </table:table-cell>
          <table:table-cell table:style-name="ce20" table:formula="of:=([lf.H213]^2-[lf.$B$42]^2+[lf.$B$43]^2)/(2*[lf.H213])" office:value-type="float" office:value="3.96916194490583" calcext:value-type="float">
            <text:p>3,96916194490583</text:p>
          </table:table-cell>
          <table:table-cell table:style-name="ce20" table:formula="of:=ACOS([lf.I213]/[lf.$B$43])" office:value-type="float" office:value="1.3710118518847" calcext:value-type="float">
            <text:p>1,3710118518847</text:p>
          </table:table-cell>
          <table:table-cell table:style-name="ce20" table:formula="of:=ASIN([lf.F213]/[lf.H213])" office:value-type="float" office:value="0.583994675599537" calcext:value-type="float">
            <text:p>0,583994675599537</text:p>
          </table:table-cell>
          <table:table-cell table:style-name="ce20" table:formula="of:=IF(0.5*PI()+[lf.$B$9]&gt;[lf.K213];1;-1)" office:value-type="float" office:value="1" calcext:value-type="float">
            <text:p>1</text:p>
          </table:table-cell>
          <table:table-cell table:style-name="ce17" table:formula="of:=0.5*PI()-([lf.J213]*[lf.L213]+[lf.K213])" office:value-type="float" office:value="-0.384210200689342" calcext:value-type="float">
            <text:p>-0,384210200689342</text:p>
          </table:table-cell>
          <table:table-cell table:style-name="ce17" table:formula="of:=-[lf.M213]-[lf.$B$8]" office:value-type="float" office:value="0.0351443502904761" calcext:value-type="float">
            <text:p>0,035144350290476</text:p>
          </table:table-cell>
          <table:table-cell table:number-columns-repeated="1010"/>
        </table:table-row>
        <table:table-row table:style-name="ro1">
          <table:table-cell office:value-type="float" office:value="-17" calcext:value-type="float">
            <text:p>-17</text:p>
          </table:table-cell>
          <table:table-cell table:formula="of:=[lf.A214]*analyze_resolution" office:value-type="float" office:value="-2.55" calcext:value-type="float">
            <text:p>-2,55</text:p>
          </table:table-cell>
          <table:table-cell table:style-name="ce20" table:formula="of:=-RADIANS([lf.B214])" office:value-type="float" office:value="0.0445058959258554" calcext:value-type="float">
            <text:p>0,044505895925855</text:p>
          </table:table-cell>
          <table:table-cell table:style-name="ce20" table:formula="of:=COS([lf.$B$6])*servo_saver_arm_length*COS([lf.C214])-SIN([lf.$B$6])*servo_saver_arm_length*SIN([lf.C214])+[lf.$B$24]" office:value-type="float" office:value="358.984156417296" calcext:value-type="float">
            <text:p>358,984156417296</text:p>
          </table:table-cell>
          <table:table-cell table:style-name="ce20" table:formula="of:=COS([lf.$B$6])*servo_saver_arm_length*SIN([lf.C214])+SIN([lf.$B$6])*servo_saver_arm_length*COS([lf.C214])+[lf.$C$24]" office:value-type="float" office:value="0.71185927501262" calcext:value-type="float">
            <text:p>0,71185927501262</text:p>
          </table:table-cell>
          <table:table-cell table:style-name="ce20" table:formula="of:=[$lf.D214]-[$lf.$B$14]" office:value-type="float" office:value="58.9841564172958" calcext:value-type="float">
            <text:p>58,9841564172958</text:p>
          </table:table-cell>
          <table:table-cell table:style-name="ce20" table:formula="of:=[lf.E214]-[$lf.$C$14]" office:value-type="float" office:value="-89.2881407249874" calcext:value-type="float">
            <text:p>-89,2881407249874</text:p>
          </table:table-cell>
          <table:table-cell table:style-name="ce11" table:formula="of:=SQRT([lf.F214]^2+[lf.G214]^2)" office:value-type="float" office:value="107.011694605707" calcext:value-type="float">
            <text:p>107,011694605707</text:p>
          </table:table-cell>
          <table:table-cell table:style-name="ce20" table:formula="of:=([lf.H214]^2-[lf.$B$42]^2+[lf.$B$43]^2)/(2*[lf.H214])" office:value-type="float" office:value="4.00379068205976" calcext:value-type="float">
            <text:p>4,00379068205976</text:p>
          </table:table-cell>
          <table:table-cell table:style-name="ce20" table:formula="of:=ACOS([lf.I214]/[lf.$B$43])" office:value-type="float" office:value="1.36924495975022" calcext:value-type="float">
            <text:p>1,36924495975022</text:p>
          </table:table-cell>
          <table:table-cell table:style-name="ce20" table:formula="of:=ASIN([lf.F214]/[lf.H214])" office:value-type="float" office:value="0.583794037338087" calcext:value-type="float">
            <text:p>0,583794037338087</text:p>
          </table:table-cell>
          <table:table-cell table:style-name="ce20" table:formula="of:=IF(0.5*PI()+[lf.$B$9]&gt;[lf.K214];1;-1)" office:value-type="float" office:value="1" calcext:value-type="float">
            <text:p>1</text:p>
          </table:table-cell>
          <table:table-cell table:style-name="ce17" table:formula="of:=0.5*PI()-([lf.J214]*[lf.L214]+[lf.K214])" office:value-type="float" office:value="-0.382242670293415" calcext:value-type="float">
            <text:p>-0,382242670293415</text:p>
          </table:table-cell>
          <table:table-cell table:style-name="ce17" table:formula="of:=-[lf.M214]-[lf.$B$8]" office:value-type="float" office:value="0.0331768198945488" calcext:value-type="float">
            <text:p>0,033176819894549</text:p>
          </table:table-cell>
          <table:table-cell table:number-columns-repeated="1010"/>
        </table:table-row>
        <table:table-row table:style-name="ro1">
          <table:table-cell office:value-type="float" office:value="-16" calcext:value-type="float">
            <text:p>-16</text:p>
          </table:table-cell>
          <table:table-cell table:formula="of:=[lf.A215]*analyze_resolution" office:value-type="float" office:value="-2.4" calcext:value-type="float">
            <text:p>-2,4</text:p>
          </table:table-cell>
          <table:table-cell table:style-name="ce20" table:formula="of:=-RADIANS([lf.B215])" office:value-type="float" office:value="0.0418879020478639" calcext:value-type="float">
            <text:p>0,041887902047864</text:p>
          </table:table-cell>
          <table:table-cell table:style-name="ce20" table:formula="of:=COS([lf.$B$6])*servo_saver_arm_length*COS([lf.C215])-SIN([lf.$B$6])*servo_saver_arm_length*SIN([lf.C215])+[lf.$B$24]" office:value-type="float" office:value="358.985965281582" calcext:value-type="float">
            <text:p>358,985965281582</text:p>
          </table:table-cell>
          <table:table-cell table:style-name="ce20" table:formula="of:=COS([lf.$B$6])*servo_saver_arm_length*SIN([lf.C215])+SIN([lf.$B$6])*servo_saver_arm_length*COS([lf.C215])+[lf.$C$24]" office:value-type="float" office:value="0.670010459667194" calcext:value-type="float">
            <text:p>0,670010459667194</text:p>
          </table:table-cell>
          <table:table-cell table:style-name="ce20" table:formula="of:=[$lf.D215]-[$lf.$B$14]" office:value-type="float" office:value="58.9859652815817" calcext:value-type="float">
            <text:p>58,9859652815817</text:p>
          </table:table-cell>
          <table:table-cell table:style-name="ce20" table:formula="of:=[lf.E215]-[$lf.$C$14]" office:value-type="float" office:value="-89.3299895403328" calcext:value-type="float">
            <text:p>-89,3299895403328</text:p>
          </table:table-cell>
          <table:table-cell table:style-name="ce11" table:formula="of:=SQRT([lf.F215]^2+[lf.G215]^2)" office:value-type="float" office:value="107.047611516913" calcext:value-type="float">
            <text:p>107,047611516913</text:p>
          </table:table-cell>
          <table:table-cell table:style-name="ce20" table:formula="of:=([lf.H215]^2-[lf.$B$42]^2+[lf.$B$43]^2)/(2*[lf.H215])" office:value-type="float" office:value="4.03835820485202" calcext:value-type="float">
            <text:p>4,03835820485202</text:p>
          </table:table-cell>
          <table:table-cell table:style-name="ce20" table:formula="of:=ACOS([lf.I215]/[lf.$B$43])" office:value-type="float" office:value="1.36748055458686" calcext:value-type="float">
            <text:p>1,36748055458686</text:p>
          </table:table-cell>
          <table:table-cell table:style-name="ce20" table:formula="of:=ASIN([lf.F215]/[lf.H215])" office:value-type="float" office:value="0.58359265477888" calcext:value-type="float">
            <text:p>0,58359265477888</text:p>
          </table:table-cell>
          <table:table-cell table:style-name="ce20" table:formula="of:=IF(0.5*PI()+[lf.$B$9]&gt;[lf.K215];1;-1)" office:value-type="float" office:value="1" calcext:value-type="float">
            <text:p>1</text:p>
          </table:table-cell>
          <table:table-cell table:style-name="ce17" table:formula="of:=0.5*PI()-([lf.J215]*[lf.L215]+[lf.K215])" office:value-type="float" office:value="-0.380276882570845" calcext:value-type="float">
            <text:p>-0,380276882570845</text:p>
          </table:table-cell>
          <table:table-cell table:style-name="ce17" table:formula="of:=-[lf.M215]-[lf.$B$8]" office:value-type="float" office:value="0.0312110321719788" calcext:value-type="float">
            <text:p>0,031211032171979</text:p>
          </table:table-cell>
          <table:table-cell table:number-columns-repeated="1010"/>
        </table:table-row>
        <table:table-row table:style-name="ro1">
          <table:table-cell office:value-type="float" office:value="-15" calcext:value-type="float">
            <text:p>-15</text:p>
          </table:table-cell>
          <table:table-cell table:formula="of:=[lf.A216]*analyze_resolution" office:value-type="float" office:value="-2.25" calcext:value-type="float">
            <text:p>-2,25</text:p>
          </table:table-cell>
          <table:table-cell table:style-name="ce20" table:formula="of:=-RADIANS([lf.B216])" office:value-type="float" office:value="0.0392699081698724" calcext:value-type="float">
            <text:p>0,039269908169873</text:p>
          </table:table-cell>
          <table:table-cell table:style-name="ce20" table:formula="of:=COS([lf.$B$6])*servo_saver_arm_length*COS([lf.C216])-SIN([lf.$B$6])*servo_saver_arm_length*SIN([lf.C216])+[lf.$B$24]" office:value-type="float" office:value="358.987664579852" calcext:value-type="float">
            <text:p>358,987664579852</text:p>
          </table:table-cell>
          <table:table-cell table:style-name="ce20" table:formula="of:=COS([lf.$B$6])*servo_saver_arm_length*SIN([lf.C216])+SIN([lf.$B$6])*servo_saver_arm_length*COS([lf.C216])+[lf.$C$24]" office:value-type="float" office:value="0.628157052145098" calcext:value-type="float">
            <text:p>0,628157052145098</text:p>
          </table:table-cell>
          <table:table-cell table:style-name="ce20" table:formula="of:=[$lf.D216]-[$lf.$B$14]" office:value-type="float" office:value="58.9876645798516" calcext:value-type="float">
            <text:p>58,9876645798516</text:p>
          </table:table-cell>
          <table:table-cell table:style-name="ce20" table:formula="of:=[lf.E216]-[$lf.$C$14]" office:value-type="float" office:value="-89.3718429478549" calcext:value-type="float">
            <text:p>-89,3718429478549</text:p>
          </table:table-cell>
          <table:table-cell table:style-name="ce11" table:formula="of:=SQRT([lf.F216]^2+[lf.G216]^2)" office:value-type="float" office:value="107.083476243915" calcext:value-type="float">
            <text:p>107,083476243915</text:p>
          </table:table-cell>
          <table:table-cell table:style-name="ce20" table:formula="of:=([lf.H216]^2-[lf.$B$42]^2+[lf.$B$43]^2)/(2*[lf.H216])" office:value-type="float" office:value="4.07286438654919" calcext:value-type="float">
            <text:p>4,07286438654919</text:p>
          </table:table-cell>
          <table:table-cell table:style-name="ce20" table:formula="of:=ACOS([lf.I216]/[lf.$B$43])" office:value-type="float" office:value="1.36571864007441" calcext:value-type="float">
            <text:p>1,36571864007441</text:p>
          </table:table-cell>
          <table:table-cell table:style-name="ce20" table:formula="of:=ASIN([lf.F216]/[lf.H216])" office:value-type="float" office:value="0.58339052974838" calcext:value-type="float">
            <text:p>0,58339052974838</text:p>
          </table:table-cell>
          <table:table-cell table:style-name="ce20" table:formula="of:=IF(0.5*PI()+[lf.$B$9]&gt;[lf.K216];1;-1)" office:value-type="float" office:value="1" calcext:value-type="float">
            <text:p>1</text:p>
          </table:table-cell>
          <table:table-cell table:style-name="ce17" table:formula="of:=0.5*PI()-([lf.J216]*[lf.L216]+[lf.K216])" office:value-type="float" office:value="-0.378312843027892" calcext:value-type="float">
            <text:p>-0,378312843027892</text:p>
          </table:table-cell>
          <table:table-cell table:style-name="ce17" table:formula="of:=-[lf.M216]-[lf.$B$8]" office:value-type="float" office:value="0.0292469926290262" calcext:value-type="float">
            <text:p>0,029246992629026</text:p>
          </table:table-cell>
          <table:table-cell table:number-columns-repeated="1010"/>
        </table:table-row>
        <table:table-row table:style-name="ro1">
          <table:table-cell office:value-type="float" office:value="-14" calcext:value-type="float">
            <text:p>-14</text:p>
          </table:table-cell>
          <table:table-cell table:formula="of:=[lf.A217]*analyze_resolution" office:value-type="float" office:value="-2.1" calcext:value-type="float">
            <text:p>-2,1</text:p>
          </table:table-cell>
          <table:table-cell table:style-name="ce20" table:formula="of:=-RADIANS([lf.B217])" office:value-type="float" office:value="0.0366519142918809" calcext:value-type="float">
            <text:p>0,036651914291881</text:p>
          </table:table-cell>
          <table:table-cell table:style-name="ce20" table:formula="of:=COS([lf.$B$6])*servo_saver_arm_length*COS([lf.C217])-SIN([lf.$B$6])*servo_saver_arm_length*SIN([lf.C217])+[lf.$B$24]" office:value-type="float" office:value="358.989254300459" calcext:value-type="float">
            <text:p>358,989254300459</text:p>
          </table:table-cell>
          <table:table-cell table:style-name="ce20" table:formula="of:=COS([lf.$B$6])*servo_saver_arm_length*SIN([lf.C217])+SIN([lf.$B$6])*servo_saver_arm_length*COS([lf.C217])+[lf.$C$24]" office:value-type="float" office:value="0.5862993393049" calcext:value-type="float">
            <text:p>0,5862993393049</text:p>
          </table:table-cell>
          <table:table-cell table:style-name="ce20" table:formula="of:=[$lf.D217]-[$lf.$B$14]" office:value-type="float" office:value="58.9892543004585" calcext:value-type="float">
            <text:p>58,9892543004585</text:p>
          </table:table-cell>
          <table:table-cell table:style-name="ce20" table:formula="of:=[lf.E217]-[$lf.$C$14]" office:value-type="float" office:value="-89.4137006606951" calcext:value-type="float">
            <text:p>-89,4137006606951</text:p>
          </table:table-cell>
          <table:table-cell table:style-name="ce11" table:formula="of:=SQRT([lf.F217]^2+[lf.G217]^2)" office:value-type="float" office:value="107.119288593439" calcext:value-type="float">
            <text:p>107,119288593439</text:p>
          </table:table-cell>
          <table:table-cell table:style-name="ce20" table:formula="of:=([lf.H217]^2-[lf.$B$42]^2+[lf.$B$43]^2)/(2*[lf.H217])" office:value-type="float" office:value="4.10730910091566" calcext:value-type="float">
            <text:p>4,10730910091566</text:p>
          </table:table-cell>
          <table:table-cell table:style-name="ce20" table:formula="of:=ACOS([lf.I217]/[lf.$B$43])" office:value-type="float" office:value="1.36395921991723" calcext:value-type="float">
            <text:p>1,36395921991723</text:p>
          </table:table-cell>
          <table:table-cell table:style-name="ce20" table:formula="of:=ASIN([lf.F217]/[lf.H217])" office:value-type="float" office:value="0.583187664072792" calcext:value-type="float">
            <text:p>0,583187664072792</text:p>
          </table:table-cell>
          <table:table-cell table:style-name="ce20" table:formula="of:=IF(0.5*PI()+[lf.$B$9]&gt;[lf.K217];1;-1)" office:value-type="float" office:value="1" calcext:value-type="float">
            <text:p>1</text:p>
          </table:table-cell>
          <table:table-cell table:style-name="ce17" table:formula="of:=0.5*PI()-([lf.J217]*[lf.L217]+[lf.K217])" office:value-type="float" office:value="-0.376350557195128" calcext:value-type="float">
            <text:p>-0,376350557195128</text:p>
          </table:table-cell>
          <table:table-cell table:style-name="ce17" table:formula="of:=-[lf.M217]-[lf.$B$8]" office:value-type="float" office:value="0.0272847067962619" calcext:value-type="float">
            <text:p>0,027284706796262</text:p>
          </table:table-cell>
          <table:table-cell table:number-columns-repeated="1010"/>
        </table:table-row>
        <table:table-row table:style-name="ro1">
          <table:table-cell office:value-type="float" office:value="-13" calcext:value-type="float">
            <text:p>-13</text:p>
          </table:table-cell>
          <table:table-cell table:formula="of:=[lf.A218]*analyze_resolution" office:value-type="float" office:value="-1.95" calcext:value-type="float">
            <text:p>-1,95</text:p>
          </table:table-cell>
          <table:table-cell table:style-name="ce20" table:formula="of:=-RADIANS([lf.B218])" office:value-type="float" office:value="0.0340339204138894" calcext:value-type="float">
            <text:p>0,03403392041389</text:p>
          </table:table-cell>
          <table:table-cell table:style-name="ce20" table:formula="of:=COS([lf.$B$6])*servo_saver_arm_length*COS([lf.C218])-SIN([lf.$B$6])*servo_saver_arm_length*SIN([lf.C218])+[lf.$B$24]" office:value-type="float" office:value="358.990734432507" calcext:value-type="float">
            <text:p>358,990734432507</text:p>
          </table:table-cell>
          <table:table-cell table:style-name="ce20" table:formula="of:=COS([lf.$B$6])*servo_saver_arm_length*SIN([lf.C218])+SIN([lf.$B$6])*servo_saver_arm_length*COS([lf.C218])+[lf.$C$24]" office:value-type="float" office:value="0.544437608034679" calcext:value-type="float">
            <text:p>0,544437608034679</text:p>
          </table:table-cell>
          <table:table-cell table:style-name="ce20" table:formula="of:=[$lf.D218]-[$lf.$B$14]" office:value-type="float" office:value="58.9907344325068" calcext:value-type="float">
            <text:p>58,9907344325068</text:p>
          </table:table-cell>
          <table:table-cell table:style-name="ce20" table:formula="of:=[lf.E218]-[$lf.$C$14]" office:value-type="float" office:value="-89.4555623919653" calcext:value-type="float">
            <text:p>-89,4555623919653</text:p>
          </table:table-cell>
          <table:table-cell table:style-name="ce11" table:formula="of:=SQRT([lf.F218]^2+[lf.G218]^2)" office:value-type="float" office:value="107.15504837267" calcext:value-type="float">
            <text:p>107,15504837267</text:p>
          </table:table-cell>
          <table:table-cell table:style-name="ce20" table:formula="of:=([lf.H218]^2-[lf.$B$42]^2+[lf.$B$43]^2)/(2*[lf.H218])" office:value-type="float" office:value="4.14169222221198" calcext:value-type="float">
            <text:p>4,14169222221198</text:p>
          </table:table-cell>
          <table:table-cell table:style-name="ce20" table:formula="of:=ACOS([lf.I218]/[lf.$B$43])" office:value-type="float" office:value="1.36220229784431" calcext:value-type="float">
            <text:p>1,36220229784431</text:p>
          </table:table-cell>
          <table:table-cell table:style-name="ce20" table:formula="of:=ASIN([lf.F218]/[lf.H218])" office:value-type="float" office:value="0.582984059578057" calcext:value-type="float">
            <text:p>0,582984059578057</text:p>
          </table:table-cell>
          <table:table-cell table:style-name="ce20" table:formula="of:=IF(0.5*PI()+[lf.$B$9]&gt;[lf.K218];1;-1)" office:value-type="float" office:value="1" calcext:value-type="float">
            <text:p>1</text:p>
          </table:table-cell>
          <table:table-cell table:style-name="ce17" table:formula="of:=0.5*PI()-([lf.J218]*[lf.L218]+[lf.K218])" office:value-type="float" office:value="-0.374390030627473" calcext:value-type="float">
            <text:p>-0,374390030627473</text:p>
          </table:table-cell>
          <table:table-cell table:style-name="ce17" table:formula="of:=-[lf.M218]-[lf.$B$8]" office:value-type="float" office:value="0.0253241802286069" calcext:value-type="float">
            <text:p>0,025324180228607</text:p>
          </table:table-cell>
          <table:table-cell table:number-columns-repeated="1010"/>
        </table:table-row>
        <table:table-row table:style-name="ro1">
          <table:table-cell office:value-type="float" office:value="-12" calcext:value-type="float">
            <text:p>-12</text:p>
          </table:table-cell>
          <table:table-cell table:formula="of:=[lf.A219]*analyze_resolution" office:value-type="float" office:value="-1.8" calcext:value-type="float">
            <text:p>-1,8</text:p>
          </table:table-cell>
          <table:table-cell table:style-name="ce20" table:formula="of:=-RADIANS([lf.B219])" office:value-type="float" office:value="0.0314159265358979" calcext:value-type="float">
            <text:p>0,031415926535898</text:p>
          </table:table-cell>
          <table:table-cell table:style-name="ce20" table:formula="of:=COS([lf.$B$6])*servo_saver_arm_length*COS([lf.C219])-SIN([lf.$B$6])*servo_saver_arm_length*SIN([lf.C219])+[lf.$B$24]" office:value-type="float" office:value="358.992104965852" calcext:value-type="float">
            <text:p>358,992104965852</text:p>
          </table:table-cell>
          <table:table-cell table:style-name="ce20" table:formula="of:=COS([lf.$B$6])*servo_saver_arm_length*SIN([lf.C219])+SIN([lf.$B$6])*servo_saver_arm_length*COS([lf.C219])+[lf.$C$24]" office:value-type="float" office:value="0.502572145250053" calcext:value-type="float">
            <text:p>0,502572145250053</text:p>
          </table:table-cell>
          <table:table-cell table:style-name="ce20" table:formula="of:=[$lf.D219]-[$lf.$B$14]" office:value-type="float" office:value="58.9921049658517" calcext:value-type="float">
            <text:p>58,9921049658517</text:p>
          </table:table-cell>
          <table:table-cell table:style-name="ce20" table:formula="of:=[lf.E219]-[$lf.$C$14]" office:value-type="float" office:value="-89.4974278547499" calcext:value-type="float">
            <text:p>-89,4974278547499</text:p>
          </table:table-cell>
          <table:table-cell table:style-name="ce11" table:formula="of:=SQRT([lf.F219]^2+[lf.G219]^2)" office:value-type="float" office:value="107.190755389251" calcext:value-type="float">
            <text:p>107,190755389251</text:p>
          </table:table-cell>
          <table:table-cell table:style-name="ce20" table:formula="of:=([lf.H219]^2-[lf.$B$42]^2+[lf.$B$43]^2)/(2*[lf.H219])" office:value-type="float" office:value="4.17601362519342" calcext:value-type="float">
            <text:p>4,17601362519342</text:p>
          </table:table-cell>
          <table:table-cell table:style-name="ce20" table:formula="of:=ACOS([lf.I219]/[lf.$B$43])" office:value-type="float" office:value="1.36044787760929" calcext:value-type="float">
            <text:p>1,36044787760929</text:p>
          </table:table-cell>
          <table:table-cell table:style-name="ce20" table:formula="of:=ASIN([lf.F219]/[lf.H219])" office:value-type="float" office:value="0.582779718089838" calcext:value-type="float">
            <text:p>0,582779718089838</text:p>
          </table:table-cell>
          <table:table-cell table:style-name="ce20" table:formula="of:=IF(0.5*PI()+[lf.$B$9]&gt;[lf.K219];1;-1)" office:value-type="float" office:value="1" calcext:value-type="float">
            <text:p>1</text:p>
          </table:table-cell>
          <table:table-cell table:style-name="ce17" table:formula="of:=0.5*PI()-([lf.J219]*[lf.L219]+[lf.K219])" office:value-type="float" office:value="-0.372431268904227" calcext:value-type="float">
            <text:p>-0,372431268904227</text:p>
          </table:table-cell>
          <table:table-cell table:style-name="ce17" table:formula="of:=-[lf.M219]-[lf.$B$8]" office:value-type="float" office:value="0.0233654185053607" calcext:value-type="float">
            <text:p>0,023365418505361</text:p>
          </table:table-cell>
          <table:table-cell table:number-columns-repeated="1010"/>
        </table:table-row>
        <table:table-row table:style-name="ro1">
          <table:table-cell office:value-type="float" office:value="-11" calcext:value-type="float">
            <text:p>-11</text:p>
          </table:table-cell>
          <table:table-cell table:formula="of:=[lf.A220]*analyze_resolution" office:value-type="float" office:value="-1.65" calcext:value-type="float">
            <text:p>-1,65</text:p>
          </table:table-cell>
          <table:table-cell table:style-name="ce20" table:formula="of:=-RADIANS([lf.B220])" office:value-type="float" office:value="0.0287979326579064" calcext:value-type="float">
            <text:p>0,028797932657907</text:p>
          </table:table-cell>
          <table:table-cell table:style-name="ce20" table:formula="of:=COS([lf.$B$6])*servo_saver_arm_length*COS([lf.C220])-SIN([lf.$B$6])*servo_saver_arm_length*SIN([lf.C220])+[lf.$B$24]" office:value-type="float" office:value="358.9933658911" calcext:value-type="float">
            <text:p>358,9933658911</text:p>
          </table:table-cell>
          <table:table-cell table:style-name="ce20" table:formula="of:=COS([lf.$B$6])*servo_saver_arm_length*SIN([lf.C220])+SIN([lf.$B$6])*servo_saver_arm_length*COS([lf.C220])+[lf.$C$24]" office:value-type="float" office:value="0.460703237892215" calcext:value-type="float">
            <text:p>0,460703237892215</text:p>
          </table:table-cell>
          <table:table-cell table:style-name="ce20" table:formula="of:=[$lf.D220]-[$lf.$B$14]" office:value-type="float" office:value="58.9933658910998" calcext:value-type="float">
            <text:p>58,9933658910998</text:p>
          </table:table-cell>
          <table:table-cell table:style-name="ce20" table:formula="of:=[lf.E220]-[$lf.$C$14]" office:value-type="float" office:value="-89.5392967621078" calcext:value-type="float">
            <text:p>-89,5392967621078</text:p>
          </table:table-cell>
          <table:table-cell table:style-name="ce11" table:formula="of:=SQRT([lf.F220]^2+[lf.G220]^2)" office:value-type="float" office:value="107.226409451282" calcext:value-type="float">
            <text:p>107,226409451282</text:p>
          </table:table-cell>
          <table:table-cell table:style-name="ce20" table:formula="of:=([lf.H220]^2-[lf.$B$42]^2+[lf.$B$43]^2)/(2*[lf.H220])" office:value-type="float" office:value="4.21027318510815" calcext:value-type="float">
            <text:p>4,21027318510815</text:p>
          </table:table-cell>
          <table:table-cell table:style-name="ce20" table:formula="of:=ACOS([lf.I220]/[lf.$B$43])" office:value-type="float" office:value="1.3586959629905" calcext:value-type="float">
            <text:p>1,3586959629905</text:p>
          </table:table-cell>
          <table:table-cell table:style-name="ce20" table:formula="of:=ASIN([lf.F220]/[lf.H220])" office:value-type="float" office:value="0.582574641433512" calcext:value-type="float">
            <text:p>0,582574641433512</text:p>
          </table:table-cell>
          <table:table-cell table:style-name="ce20" table:formula="of:=IF(0.5*PI()+[lf.$B$9]&gt;[lf.K220];1;-1)" office:value-type="float" office:value="1" calcext:value-type="float">
            <text:p>1</text:p>
          </table:table-cell>
          <table:table-cell table:style-name="ce17" table:formula="of:=0.5*PI()-([lf.J220]*[lf.L220]+[lf.K220])" office:value-type="float" office:value="-0.370474277629114" calcext:value-type="float">
            <text:p>-0,370474277629114</text:p>
          </table:table-cell>
          <table:table-cell table:style-name="ce17" table:formula="of:=-[lf.M220]-[lf.$B$8]" office:value-type="float" office:value="0.0214084272302484" calcext:value-type="float">
            <text:p>0,021408427230249</text:p>
          </table:table-cell>
          <table:table-cell table:number-columns-repeated="1010"/>
        </table:table-row>
        <table:table-row table:style-name="ro1">
          <table:table-cell office:value-type="float" office:value="-10" calcext:value-type="float">
            <text:p>-10</text:p>
          </table:table-cell>
          <table:table-cell table:formula="of:=[lf.A221]*analyze_resolution" office:value-type="float" office:value="-1.5" calcext:value-type="float">
            <text:p>-1,5</text:p>
          </table:table-cell>
          <table:table-cell table:style-name="ce20" table:formula="of:=-RADIANS([lf.B221])" office:value-type="float" office:value="0.0261799387799149" calcext:value-type="float">
            <text:p>0,026179938779915</text:p>
          </table:table-cell>
          <table:table-cell table:style-name="ce20" table:formula="of:=COS([lf.$B$6])*servo_saver_arm_length*COS([lf.C221])-SIN([lf.$B$6])*servo_saver_arm_length*SIN([lf.C221])+[lf.$B$24]" office:value-type="float" office:value="358.994517199609" calcext:value-type="float">
            <text:p>358,994517199609</text:p>
          </table:table-cell>
          <table:table-cell table:style-name="ce20" table:formula="of:=COS([lf.$B$6])*servo_saver_arm_length*SIN([lf.C221])+SIN([lf.$B$6])*servo_saver_arm_length*COS([lf.C221])+[lf.$C$24]" office:value-type="float" office:value="0.41883117292597" calcext:value-type="float">
            <text:p>0,41883117292597</text:p>
          </table:table-cell>
          <table:table-cell table:style-name="ce20" table:formula="of:=[$lf.D221]-[$lf.$B$14]" office:value-type="float" office:value="58.9945171996089" calcext:value-type="float">
            <text:p>58,9945171996089</text:p>
          </table:table-cell>
          <table:table-cell table:style-name="ce20" table:formula="of:=[lf.E221]-[$lf.$C$14]" office:value-type="float" office:value="-89.581168827074" calcext:value-type="float">
            <text:p>-89,581168827074</text:p>
          </table:table-cell>
          <table:table-cell table:style-name="ce11" table:formula="of:=SQRT([lf.F221]^2+[lf.G221]^2)" office:value-type="float" office:value="107.262010367323" calcext:value-type="float">
            <text:p>107,262010367323</text:p>
          </table:table-cell>
          <table:table-cell table:style-name="ce20" table:formula="of:=([lf.H221]^2-[lf.$B$42]^2+[lf.$B$43]^2)/(2*[lf.H221])" office:value-type="float" office:value="4.24447077769589" calcext:value-type="float">
            <text:p>4,24447077769589</text:p>
          </table:table-cell>
          <table:table-cell table:style-name="ce20" table:formula="of:=ACOS([lf.I221]/[lf.$B$43])" office:value-type="float" office:value="1.35694655779105" calcext:value-type="float">
            <text:p>1,35694655779105</text:p>
          </table:table-cell>
          <table:table-cell table:style-name="ce20" table:formula="of:=ASIN([lf.F221]/[lf.H221])" office:value-type="float" office:value="0.582368831434158" calcext:value-type="float">
            <text:p>0,582368831434158</text:p>
          </table:table-cell>
          <table:table-cell table:style-name="ce20" table:formula="of:=IF(0.5*PI()+[lf.$B$9]&gt;[lf.K221];1;-1)" office:value-type="float" office:value="1" calcext:value-type="float">
            <text:p>1</text:p>
          </table:table-cell>
          <table:table-cell table:style-name="ce17" table:formula="of:=0.5*PI()-([lf.J221]*[lf.L221]+[lf.K221])" office:value-type="float" office:value="-0.368519062430313" calcext:value-type="float">
            <text:p>-0,368519062430313</text:p>
          </table:table-cell>
          <table:table-cell table:style-name="ce17" table:formula="of:=-[lf.M221]-[lf.$B$8]" office:value-type="float" office:value="0.0194532120314466" calcext:value-type="float">
            <text:p>0,019453212031447</text:p>
          </table:table-cell>
          <table:table-cell table:number-columns-repeated="1010"/>
        </table:table-row>
        <table:table-row table:style-name="ro1">
          <table:table-cell office:value-type="float" office:value="-9" calcext:value-type="float">
            <text:p>-9</text:p>
          </table:table-cell>
          <table:table-cell table:formula="of:=[lf.A222]*analyze_resolution" office:value-type="float" office:value="-1.35" calcext:value-type="float">
            <text:p>-1,35</text:p>
          </table:table-cell>
          <table:table-cell table:style-name="ce20" table:formula="of:=-RADIANS([lf.B222])" office:value-type="float" office:value="0.0235619449019234" calcext:value-type="float">
            <text:p>0,023561944901924</text:p>
          </table:table-cell>
          <table:table-cell table:style-name="ce20" table:formula="of:=COS([lf.$B$6])*servo_saver_arm_length*COS([lf.C222])-SIN([lf.$B$6])*servo_saver_arm_length*SIN([lf.C222])+[lf.$B$24]" office:value-type="float" office:value="358.995558883488" calcext:value-type="float">
            <text:p>358,995558883488</text:p>
          </table:table-cell>
          <table:table-cell table:style-name="ce20" table:formula="of:=COS([lf.$B$6])*servo_saver_arm_length*SIN([lf.C222])+SIN([lf.$B$6])*servo_saver_arm_length*COS([lf.C222])+[lf.$C$24]" office:value-type="float" office:value="0.376956237337762" calcext:value-type="float">
            <text:p>0,376956237337762</text:p>
          </table:table-cell>
          <table:table-cell table:style-name="ce20" table:formula="of:=[$lf.D222]-[$lf.$B$14]" office:value-type="float" office:value="58.995558883488" calcext:value-type="float">
            <text:p>58,995558883488</text:p>
          </table:table-cell>
          <table:table-cell table:style-name="ce20" table:formula="of:=[lf.E222]-[$lf.$C$14]" office:value-type="float" office:value="-89.6230437626622" calcext:value-type="float">
            <text:p>-89,6230437626622</text:p>
          </table:table-cell>
          <table:table-cell table:style-name="ce11" table:formula="of:=SQRT([lf.F222]^2+[lf.G222]^2)" office:value-type="float" office:value="107.297557946391" calcext:value-type="float">
            <text:p>107,297557946391</text:p>
          </table:table-cell>
          <table:table-cell table:style-name="ce20" table:formula="of:=([lf.H222]^2-[lf.$B$42]^2+[lf.$B$43]^2)/(2*[lf.H222])" office:value-type="float" office:value="4.27860627918601" calcext:value-type="float">
            <text:p>4,27860627918601</text:p>
          </table:table-cell>
          <table:table-cell table:style-name="ce20" table:formula="of:=ACOS([lf.I222]/[lf.$B$43])" office:value-type="float" office:value="1.35519966583885" calcext:value-type="float">
            <text:p>1,35519966583885</text:p>
          </table:table-cell>
          <table:table-cell table:style-name="ce20" table:formula="of:=ASIN([lf.F222]/[lf.H222])" office:value-type="float" office:value="0.582162289916548" calcext:value-type="float">
            <text:p>0,582162289916548</text:p>
          </table:table-cell>
          <table:table-cell table:style-name="ce20" table:formula="of:=IF(0.5*PI()+[lf.$B$9]&gt;[lf.K222];1;-1)" office:value-type="float" office:value="1" calcext:value-type="float">
            <text:p>1</text:p>
          </table:table-cell>
          <table:table-cell table:style-name="ce17" table:formula="of:=0.5*PI()-([lf.J222]*[lf.L222]+[lf.K222])" office:value-type="float" office:value="-0.366565628960499" calcext:value-type="float">
            <text:p>-0,366565628960499</text:p>
          </table:table-cell>
          <table:table-cell table:style-name="ce17" table:formula="of:=-[lf.M222]-[lf.$B$8]" office:value-type="float" office:value="0.0174997785616334" calcext:value-type="float">
            <text:p>0,017499778561633</text:p>
          </table:table-cell>
          <table:table-cell table:number-columns-repeated="1010"/>
        </table:table-row>
        <table:table-row table:style-name="ro1">
          <table:table-cell office:value-type="float" office:value="-8" calcext:value-type="float">
            <text:p>-8</text:p>
          </table:table-cell>
          <table:table-cell table:formula="of:=[lf.A223]*analyze_resolution" office:value-type="float" office:value="-1.2" calcext:value-type="float">
            <text:p>-1,2</text:p>
          </table:table-cell>
          <table:table-cell table:style-name="ce20" table:formula="of:=-RADIANS([lf.B223])" office:value-type="float" office:value="0.020943951023932" calcext:value-type="float">
            <text:p>0,020943951023932</text:p>
          </table:table-cell>
          <table:table-cell table:style-name="ce20" table:formula="of:=COS([lf.$B$6])*servo_saver_arm_length*COS([lf.C223])-SIN([lf.$B$6])*servo_saver_arm_length*SIN([lf.C223])+[lf.$B$24]" office:value-type="float" office:value="358.996490935598" calcext:value-type="float">
            <text:p>358,996490935598</text:p>
          </table:table-cell>
          <table:table-cell table:style-name="ce20" table:formula="of:=COS([lf.$B$6])*servo_saver_arm_length*SIN([lf.C223])+SIN([lf.$B$6])*servo_saver_arm_length*COS([lf.C223])+[lf.$C$24]" office:value-type="float" office:value="0.335078718133711" calcext:value-type="float">
            <text:p>0,335078718133711</text:p>
          </table:table-cell>
          <table:table-cell table:style-name="ce20" table:formula="of:=[$lf.D223]-[$lf.$B$14]" office:value-type="float" office:value="58.9964909355975" calcext:value-type="float">
            <text:p>58,9964909355975</text:p>
          </table:table-cell>
          <table:table-cell table:style-name="ce20" table:formula="of:=[lf.E223]-[$lf.$C$14]" office:value-type="float" office:value="-89.6649212818663" calcext:value-type="float">
            <text:p>-89,6649212818663</text:p>
          </table:table-cell>
          <table:table-cell table:style-name="ce11" table:formula="of:=SQRT([lf.F223]^2+[lf.G223]^2)" office:value-type="float" office:value="107.333051997962" calcext:value-type="float">
            <text:p>107,333051997962</text:p>
          </table:table-cell>
          <table:table-cell table:style-name="ce20" table:formula="of:=([lf.H223]^2-[lf.$B$42]^2+[lf.$B$43]^2)/(2*[lf.H223])" office:value-type="float" office:value="4.31267956629628" calcext:value-type="float">
            <text:p>4,31267956629628</text:p>
          </table:table-cell>
          <table:table-cell table:style-name="ce20" table:formula="of:=ACOS([lf.I223]/[lf.$B$43])" office:value-type="float" office:value="1.35345529098663" calcext:value-type="float">
            <text:p>1,35345529098663</text:p>
          </table:table-cell>
          <table:table-cell table:style-name="ce20" table:formula="of:=ASIN([lf.F223]/[lf.H223])" office:value-type="float" office:value="0.581955018705139" calcext:value-type="float">
            <text:p>0,581955018705139</text:p>
          </table:table-cell>
          <table:table-cell table:style-name="ce20" table:formula="of:=IF(0.5*PI()+[lf.$B$9]&gt;[lf.K223];1;-1)" office:value-type="float" office:value="1" calcext:value-type="float">
            <text:p>1</text:p>
          </table:table-cell>
          <table:table-cell table:style-name="ce17" table:formula="of:=0.5*PI()-([lf.J223]*[lf.L223]+[lf.K223])" office:value-type="float" office:value="-0.364613982896876" calcext:value-type="float">
            <text:p>-0,364613982896876</text:p>
          </table:table-cell>
          <table:table-cell table:style-name="ce17" table:formula="of:=-[lf.M223]-[lf.$B$8]" office:value-type="float" office:value="0.0155481324980098" calcext:value-type="float">
            <text:p>0,01554813249801</text:p>
          </table:table-cell>
          <table:table-cell table:number-columns-repeated="1010"/>
        </table:table-row>
        <table:table-row table:style-name="ro1">
          <table:table-cell office:value-type="float" office:value="-7" calcext:value-type="float">
            <text:p>-7</text:p>
          </table:table-cell>
          <table:table-cell table:formula="of:=[lf.A224]*analyze_resolution" office:value-type="float" office:value="-1.05" calcext:value-type="float">
            <text:p>-1,05</text:p>
          </table:table-cell>
          <table:table-cell table:style-name="ce20" table:formula="of:=-RADIANS([lf.B224])" office:value-type="float" office:value="0.0183259571459405" calcext:value-type="float">
            <text:p>0,018325957145941</text:p>
          </table:table-cell>
          <table:table-cell table:style-name="ce20" table:formula="of:=COS([lf.$B$6])*servo_saver_arm_length*COS([lf.C224])-SIN([lf.$B$6])*servo_saver_arm_length*SIN([lf.C224])+[lf.$B$24]" office:value-type="float" office:value="358.997313349549" calcext:value-type="float">
            <text:p>358,997313349549</text:p>
          </table:table-cell>
          <table:table-cell table:style-name="ce20" table:formula="of:=COS([lf.$B$6])*servo_saver_arm_length*SIN([lf.C224])+SIN([lf.$B$6])*servo_saver_arm_length*COS([lf.C224])+[lf.$C$24]" office:value-type="float" office:value="0.293198902337645" calcext:value-type="float">
            <text:p>0,293198902337645</text:p>
          </table:table-cell>
          <table:table-cell table:style-name="ce20" table:formula="of:=[$lf.D224]-[$lf.$B$14]" office:value-type="float" office:value="58.9973133495493" calcext:value-type="float">
            <text:p>58,9973133495493</text:p>
          </table:table-cell>
          <table:table-cell table:style-name="ce20" table:formula="of:=[lf.E224]-[$lf.$C$14]" office:value-type="float" office:value="-89.7068010976624" calcext:value-type="float">
            <text:p>-89,7068010976624</text:p>
          </table:table-cell>
          <table:table-cell table:style-name="ce11" table:formula="of:=SQRT([lf.F224]^2+[lf.G224]^2)" office:value-type="float" office:value="107.368492331971" calcext:value-type="float">
            <text:p>107,368492331971</text:p>
          </table:table-cell>
          <table:table-cell table:style-name="ce20" table:formula="of:=([lf.H224]^2-[lf.$B$42]^2+[lf.$B$43]^2)/(2*[lf.H224])" office:value-type="float" office:value="4.34669051623102" calcext:value-type="float">
            <text:p>4,34669051623102</text:p>
          </table:table-cell>
          <table:table-cell table:style-name="ce20" table:formula="of:=ACOS([lf.I224]/[lf.$B$43])" office:value-type="float" office:value="1.35171343711205" calcext:value-type="float">
            <text:p>1,35171343711205</text:p>
          </table:table-cell>
          <table:table-cell table:style-name="ce20" table:formula="of:=ASIN([lf.F224]/[lf.H224])" office:value-type="float" office:value="0.58174701962406" calcext:value-type="float">
            <text:p>0,58174701962406</text:p>
          </table:table-cell>
          <table:table-cell table:style-name="ce20" table:formula="of:=IF(0.5*PI()+[lf.$B$9]&gt;[lf.K224];1;-1)" office:value-type="float" office:value="1" calcext:value-type="float">
            <text:p>1</text:p>
          </table:table-cell>
          <table:table-cell table:style-name="ce17" table:formula="of:=0.5*PI()-([lf.J224]*[lf.L224]+[lf.K224])" office:value-type="float" office:value="-0.362664129941214" calcext:value-type="float">
            <text:p>-0,362664129941214</text:p>
          </table:table-cell>
          <table:table-cell table:style-name="ce17" table:formula="of:=-[lf.M224]-[lf.$B$8]" office:value-type="float" office:value="0.0135982795423484" calcext:value-type="float">
            <text:p>0,013598279542349</text:p>
          </table:table-cell>
          <table:table-cell table:number-columns-repeated="1010"/>
        </table:table-row>
        <table:table-row table:style-name="ro1">
          <table:table-cell office:value-type="float" office:value="-6" calcext:value-type="float">
            <text:p>-6</text:p>
          </table:table-cell>
          <table:table-cell table:formula="of:=[lf.A225]*analyze_resolution" office:value-type="float" office:value="-0.9" calcext:value-type="float">
            <text:p>-0,9</text:p>
          </table:table-cell>
          <table:table-cell table:style-name="ce20" table:formula="of:=-RADIANS([lf.B225])" office:value-type="float" office:value="0.015707963267949" calcext:value-type="float">
            <text:p>0,015707963267949</text:p>
          </table:table-cell>
          <table:table-cell table:style-name="ce20" table:formula="of:=COS([lf.$B$6])*servo_saver_arm_length*COS([lf.C225])-SIN([lf.$B$6])*servo_saver_arm_length*SIN([lf.C225])+[lf.$B$24]" office:value-type="float" office:value="358.998026119707" calcext:value-type="float">
            <text:p>358,998026119707</text:p>
          </table:table-cell>
          <table:table-cell table:style-name="ce20" table:formula="of:=COS([lf.$B$6])*servo_saver_arm_length*SIN([lf.C225])+SIN([lf.$B$6])*servo_saver_arm_length*COS([lf.C225])+[lf.$C$24]" office:value-type="float" office:value="0.251317076989131" calcext:value-type="float">
            <text:p>0,251317076989131</text:p>
          </table:table-cell>
          <table:table-cell table:style-name="ce20" table:formula="of:=[$lf.D225]-[$lf.$B$14]" office:value-type="float" office:value="58.9980261197066" calcext:value-type="float">
            <text:p>58,9980261197066</text:p>
          </table:table-cell>
          <table:table-cell table:style-name="ce20" table:formula="of:=[lf.E225]-[$lf.$C$14]" office:value-type="float" office:value="-89.7486829230109" calcext:value-type="float">
            <text:p>-89,7486829230109</text:p>
          </table:table-cell>
          <table:table-cell table:style-name="ce11" table:formula="of:=SQRT([lf.F225]^2+[lf.G225]^2)" office:value-type="float" office:value="107.403878758808" calcext:value-type="float">
            <text:p>107,403878758808</text:p>
          </table:table-cell>
          <table:table-cell table:style-name="ce20" table:formula="of:=([lf.H225]^2-[lf.$B$42]^2+[lf.$B$43]^2)/(2*[lf.H225])" office:value-type="float" office:value="4.3806390066797" calcext:value-type="float">
            <text:p>4,3806390066797</text:p>
          </table:table-cell>
          <table:table-cell table:style-name="ce20" table:formula="of:=ACOS([lf.I225]/[lf.$B$43])" office:value-type="float" office:value="1.34997410811768" calcext:value-type="float">
            <text:p>1,34997410811768</text:p>
          </table:table-cell>
          <table:table-cell table:style-name="ce20" table:formula="of:=ASIN([lf.F225]/[lf.H225])" office:value-type="float" office:value="0.581538294497102" calcext:value-type="float">
            <text:p>0,581538294497102</text:p>
          </table:table-cell>
          <table:table-cell table:style-name="ce20" table:formula="of:=IF(0.5*PI()+[lf.$B$9]&gt;[lf.K225];1;-1)" office:value-type="float" office:value="1" calcext:value-type="float">
            <text:p>1</text:p>
          </table:table-cell>
          <table:table-cell table:style-name="ce17" table:formula="of:=0.5*PI()-([lf.J225]*[lf.L225]+[lf.K225])" office:value-type="float" office:value="-0.360716075819887" calcext:value-type="float">
            <text:p>-0,360716075819887</text:p>
          </table:table-cell>
          <table:table-cell table:style-name="ce17" table:formula="of:=-[lf.M225]-[lf.$B$8]" office:value-type="float" office:value="0.011650225421021" calcext:value-type="float">
            <text:p>0,011650225421021</text:p>
          </table:table-cell>
          <table:table-cell table:number-columns-repeated="1010"/>
        </table:table-row>
        <table:table-row table:style-name="ro1">
          <table:table-cell office:value-type="float" office:value="-5" calcext:value-type="float">
            <text:p>-5</text:p>
          </table:table-cell>
          <table:table-cell table:formula="of:=[lf.A226]*analyze_resolution" office:value-type="float" office:value="-0.75" calcext:value-type="float">
            <text:p>-0,75</text:p>
          </table:table-cell>
          <table:table-cell table:style-name="ce20" table:formula="of:=-RADIANS([lf.B226])" office:value-type="float" office:value="0.0130899693899575" calcext:value-type="float">
            <text:p>0,013089969389958</text:p>
          </table:table-cell>
          <table:table-cell table:style-name="ce20" table:formula="of:=COS([lf.$B$6])*servo_saver_arm_length*COS([lf.C226])-SIN([lf.$B$6])*servo_saver_arm_length*SIN([lf.C226])+[lf.$B$24]" office:value-type="float" office:value="358.998629241184" calcext:value-type="float">
            <text:p>358,998629241184</text:p>
          </table:table-cell>
          <table:table-cell table:style-name="ce20" table:formula="of:=COS([lf.$B$6])*servo_saver_arm_length*SIN([lf.C226])+SIN([lf.$B$6])*servo_saver_arm_length*COS([lf.C226])+[lf.$C$24]" office:value-type="float" office:value="0.209433529141511" calcext:value-type="float">
            <text:p>0,209433529141511</text:p>
          </table:table-cell>
          <table:table-cell table:style-name="ce20" table:formula="of:=[$lf.D226]-[$lf.$B$14]" office:value-type="float" office:value="58.9986292411841" calcext:value-type="float">
            <text:p>58,9986292411841</text:p>
          </table:table-cell>
          <table:table-cell table:style-name="ce20" table:formula="of:=[lf.E226]-[$lf.$C$14]" office:value-type="float" office:value="-89.7905664708585" calcext:value-type="float">
            <text:p>-89,7905664708585</text:p>
          </table:table-cell>
          <table:table-cell table:style-name="ce11" table:formula="of:=SQRT([lf.F226]^2+[lf.G226]^2)" office:value-type="float" office:value="107.439211089324" calcext:value-type="float">
            <text:p>107,439211089324</text:p>
          </table:table-cell>
          <table:table-cell table:style-name="ce20" table:formula="of:=([lf.H226]^2-[lf.$B$42]^2+[lf.$B$43]^2)/(2*[lf.H226])" office:value-type="float" office:value="4.41452491581519" calcext:value-type="float">
            <text:p>4,41452491581519</text:p>
          </table:table-cell>
          <table:table-cell table:style-name="ce20" table:formula="of:=ACOS([lf.I226]/[lf.$B$43])" office:value-type="float" office:value="1.34823730793109" calcext:value-type="float">
            <text:p>1,34823730793109</text:p>
          </table:table-cell>
          <table:table-cell table:style-name="ce20" table:formula="of:=ASIN([lf.F226]/[lf.H226])" office:value-type="float" office:value="0.581328845147713" calcext:value-type="float">
            <text:p>0,581328845147713</text:p>
          </table:table-cell>
          <table:table-cell table:style-name="ce20" table:formula="of:=IF(0.5*PI()+[lf.$B$9]&gt;[lf.K226];1;-1)" office:value-type="float" office:value="1" calcext:value-type="float">
            <text:p>1</text:p>
          </table:table-cell>
          <table:table-cell table:style-name="ce17" table:formula="of:=0.5*PI()-([lf.J226]*[lf.L226]+[lf.K226])" office:value-type="float" office:value="-0.358769826283909" calcext:value-type="float">
            <text:p>-0,358769826283909</text:p>
          </table:table-cell>
          <table:table-cell table:style-name="ce17" table:formula="of:=-[lf.M226]-[lf.$B$8]" office:value-type="float" office:value="0.00970397588504351" calcext:value-type="float">
            <text:p>0,009703975885044</text:p>
          </table:table-cell>
          <table:table-cell table:number-columns-repeated="1010"/>
        </table:table-row>
        <table:table-row table:style-name="ro1">
          <table:table-cell office:value-type="float" office:value="-4" calcext:value-type="float">
            <text:p>-4</text:p>
          </table:table-cell>
          <table:table-cell table:formula="of:=[lf.A227]*analyze_resolution" office:value-type="float" office:value="-0.6" calcext:value-type="float">
            <text:p>-0,6</text:p>
          </table:table-cell>
          <table:table-cell table:style-name="ce20" table:formula="of:=-RADIANS([lf.B227])" office:value-type="float" office:value="0.010471975511966" calcext:value-type="float">
            <text:p>0,010471975511966</text:p>
          </table:table-cell>
          <table:table-cell table:style-name="ce20" table:formula="of:=COS([lf.$B$6])*servo_saver_arm_length*COS([lf.C227])-SIN([lf.$B$6])*servo_saver_arm_length*SIN([lf.C227])+[lf.$B$24]" office:value-type="float" office:value="358.999122709848" calcext:value-type="float">
            <text:p>358,999122709848</text:p>
          </table:table-cell>
          <table:table-cell table:style-name="ce20" table:formula="of:=COS([lf.$B$6])*servo_saver_arm_length*SIN([lf.C227])+SIN([lf.$B$6])*servo_saver_arm_length*COS([lf.C227])+[lf.$C$24]" office:value-type="float" office:value="0.167548545859933" calcext:value-type="float">
            <text:p>0,167548545859933</text:p>
          </table:table-cell>
          <table:table-cell table:style-name="ce20" table:formula="of:=[$lf.D227]-[$lf.$B$14]" office:value-type="float" office:value="58.9991227098482" calcext:value-type="float">
            <text:p>58,9991227098482</text:p>
          </table:table-cell>
          <table:table-cell table:style-name="ce20" table:formula="of:=[lf.E227]-[$lf.$C$14]" office:value-type="float" office:value="-89.8324514541401" calcext:value-type="float">
            <text:p>-89,8324514541401</text:p>
          </table:table-cell>
          <table:table-cell table:style-name="ce11" table:formula="of:=SQRT([lf.F227]^2+[lf.G227]^2)" office:value-type="float" office:value="107.474489134827" calcext:value-type="float">
            <text:p>107,474489134827</text:p>
          </table:table-cell>
          <table:table-cell table:style-name="ce20" table:formula="of:=([lf.H227]^2-[lf.$B$42]^2+[lf.$B$43]^2)/(2*[lf.H227])" office:value-type="float" office:value="4.4483481222924" calcext:value-type="float">
            <text:p>4,4483481222924</text:p>
          </table:table-cell>
          <table:table-cell table:style-name="ce20" table:formula="of:=ACOS([lf.I227]/[lf.$B$43])" office:value-type="float" office:value="1.34650304050488" calcext:value-type="float">
            <text:p>1,34650304050488</text:p>
          </table:table-cell>
          <table:table-cell table:style-name="ce20" table:formula="of:=ASIN([lf.F227]/[lf.H227])" office:value-type="float" office:value="0.581118673398984" calcext:value-type="float">
            <text:p>0,581118673398984</text:p>
          </table:table-cell>
          <table:table-cell table:style-name="ce20" table:formula="of:=IF(0.5*PI()+[lf.$B$9]&gt;[lf.K227];1;-1)" office:value-type="float" office:value="1" calcext:value-type="float">
            <text:p>1</text:p>
          </table:table-cell>
          <table:table-cell table:style-name="ce17" table:formula="of:=0.5*PI()-([lf.J227]*[lf.L227]+[lf.K227])" office:value-type="float" office:value="-0.356825387108966" calcext:value-type="float">
            <text:p>-0,356825387108966</text:p>
          </table:table-cell>
          <table:table-cell table:style-name="ce17" table:formula="of:=-[lf.M227]-[lf.$B$8]" office:value-type="float" office:value="0.00775953671010005" calcext:value-type="float">
            <text:p>0,0077595367101</text:p>
          </table:table-cell>
          <table:table-cell table:number-columns-repeated="1010"/>
        </table:table-row>
        <table:table-row table:style-name="ro1">
          <table:table-cell office:value-type="float" office:value="-3" calcext:value-type="float">
            <text:p>-3</text:p>
          </table:table-cell>
          <table:table-cell table:formula="of:=[lf.A228]*analyze_resolution" office:value-type="float" office:value="-0.45" calcext:value-type="float">
            <text:p>-0,45</text:p>
          </table:table-cell>
          <table:table-cell table:style-name="ce20" table:formula="of:=-RADIANS([lf.B228])" office:value-type="float" office:value="0.00785398163397448" calcext:value-type="float">
            <text:p>0,007853981633974</text:p>
          </table:table-cell>
          <table:table-cell table:style-name="ce20" table:formula="of:=COS([lf.$B$6])*servo_saver_arm_length*COS([lf.C228])-SIN([lf.$B$6])*servo_saver_arm_length*SIN([lf.C228])+[lf.$B$24]" office:value-type="float" office:value="358.999506522317" calcext:value-type="float">
            <text:p>358,999506522317</text:p>
          </table:table-cell>
          <table:table-cell table:style-name="ce20" table:formula="of:=COS([lf.$B$6])*servo_saver_arm_length*SIN([lf.C228])+SIN([lf.$B$6])*servo_saver_arm_length*COS([lf.C228])+[lf.$C$24]" office:value-type="float" office:value="0.125662414219381" calcext:value-type="float">
            <text:p>0,125662414219381</text:p>
          </table:table-cell>
          <table:table-cell table:style-name="ce20" table:formula="of:=[$lf.D228]-[$lf.$B$14]" office:value-type="float" office:value="58.9995065223166" calcext:value-type="float">
            <text:p>58,9995065223166</text:p>
          </table:table-cell>
          <table:table-cell table:style-name="ce20" table:formula="of:=[lf.E228]-[$lf.$C$14]" office:value-type="float" office:value="-89.8743375857806" calcext:value-type="float">
            <text:p>-89,8743375857806</text:p>
          </table:table-cell>
          <table:table-cell table:style-name="ce11" table:formula="of:=SQRT([lf.F228]^2+[lf.G228]^2)" office:value-type="float" office:value="107.509712707084" calcext:value-type="float">
            <text:p>107,509712707084</text:p>
          </table:table-cell>
          <table:table-cell table:style-name="ce20" table:formula="of:=([lf.H228]^2-[lf.$B$42]^2+[lf.$B$43]^2)/(2*[lf.H228])" office:value-type="float" office:value="4.4821085052466" calcext:value-type="float">
            <text:p>4,4821085052466</text:p>
          </table:table-cell>
          <table:table-cell table:style-name="ce20" table:formula="of:=ACOS([lf.I228]/[lf.$B$43])" office:value-type="float" office:value="1.34477130981671" calcext:value-type="float">
            <text:p>1,34477130981671</text:p>
          </table:table-cell>
          <table:table-cell table:style-name="ce20" table:formula="of:=ASIN([lf.F228]/[lf.H228])" office:value-type="float" office:value="0.580907781073641" calcext:value-type="float">
            <text:p>0,580907781073641</text:p>
          </table:table-cell>
          <table:table-cell table:style-name="ce20" table:formula="of:=IF(0.5*PI()+[lf.$B$9]&gt;[lf.K228];1;-1)" office:value-type="float" office:value="1" calcext:value-type="float">
            <text:p>1</text:p>
          </table:table-cell>
          <table:table-cell table:style-name="ce17" table:formula="of:=0.5*PI()-([lf.J228]*[lf.L228]+[lf.K228])" office:value-type="float" office:value="-0.354882764095453" calcext:value-type="float">
            <text:p>-0,354882764095453</text:p>
          </table:table-cell>
          <table:table-cell table:style-name="ce17" table:formula="of:=-[lf.M228]-[lf.$B$8]" office:value-type="float" office:value="0.00581691369658671" calcext:value-type="float">
            <text:p>0,005816913696587</text:p>
          </table:table-cell>
          <table:table-cell table:number-columns-repeated="1010"/>
        </table:table-row>
        <table:table-row table:style-name="ro1">
          <table:table-cell office:value-type="float" office:value="-2" calcext:value-type="float">
            <text:p>-2</text:p>
          </table:table-cell>
          <table:table-cell table:formula="of:=[lf.A229]*analyze_resolution" office:value-type="float" office:value="-0.3" calcext:value-type="float">
            <text:p>-0,3</text:p>
          </table:table-cell>
          <table:table-cell table:style-name="ce20" table:formula="of:=-RADIANS([lf.B229])" office:value-type="float" office:value="0.00523598775598299" calcext:value-type="float">
            <text:p>0,005235987755983</text:p>
          </table:table-cell>
          <table:table-cell table:style-name="ce20" table:formula="of:=COS([lf.$B$6])*servo_saver_arm_length*COS([lf.C229])-SIN([lf.$B$6])*servo_saver_arm_length*SIN([lf.C229])+[lf.$B$24]" office:value-type="float" office:value="358.999780675959" calcext:value-type="float">
            <text:p>358,999780675959</text:p>
          </table:table-cell>
          <table:table-cell table:style-name="ce20" table:formula="of:=COS([lf.$B$6])*servo_saver_arm_length*SIN([lf.C229])+SIN([lf.$B$6])*servo_saver_arm_length*COS([lf.C229])+[lf.$C$24]" office:value-type="float" office:value="0.0837754213027133" calcext:value-type="float">
            <text:p>0,083775421302713</text:p>
          </table:table-cell>
          <table:table-cell table:style-name="ce20" table:formula="of:=[$lf.D229]-[$lf.$B$14]" office:value-type="float" office:value="58.9997806759588" calcext:value-type="float">
            <text:p>58,9997806759588</text:p>
          </table:table-cell>
          <table:table-cell table:style-name="ce20" table:formula="of:=[lf.E229]-[$lf.$C$14]" office:value-type="float" office:value="-89.9162245786973" calcext:value-type="float">
            <text:p>-89,9162245786973</text:p>
          </table:table-cell>
          <table:table-cell table:style-name="ce11" table:formula="of:=SQRT([lf.F229]^2+[lf.G229]^2)" office:value-type="float" office:value="107.544881618318" calcext:value-type="float">
            <text:p>107,544881618318</text:p>
          </table:table-cell>
          <table:table-cell table:style-name="ce20" table:formula="of:=([lf.H229]^2-[lf.$B$42]^2+[lf.$B$43]^2)/(2*[lf.H229])" office:value-type="float" office:value="4.51580594429178" calcext:value-type="float">
            <text:p>4,51580594429178</text:p>
          </table:table-cell>
          <table:table-cell table:style-name="ce20" table:formula="of:=ACOS([lf.I229]/[lf.$B$43])" office:value-type="float" office:value="1.34304211986937" calcext:value-type="float">
            <text:p>1,34304211986937</text:p>
          </table:table-cell>
          <table:table-cell table:style-name="ce20" table:formula="of:=ASIN([lf.F229]/[lf.H229])" office:value-type="float" office:value="0.580696169994039" calcext:value-type="float">
            <text:p>0,580696169994039</text:p>
          </table:table-cell>
          <table:table-cell table:style-name="ce20" table:formula="of:=IF(0.5*PI()+[lf.$B$9]&gt;[lf.K229];1;-1)" office:value-type="float" office:value="1" calcext:value-type="float">
            <text:p>1</text:p>
          </table:table-cell>
          <table:table-cell table:style-name="ce17" table:formula="of:=0.5*PI()-([lf.J229]*[lf.L229]+[lf.K229])" office:value-type="float" office:value="-0.352941963068514" calcext:value-type="float">
            <text:p>-0,352941963068514</text:p>
          </table:table-cell>
          <table:table-cell table:style-name="ce17" table:formula="of:=-[lf.M229]-[lf.$B$8]" office:value-type="float" office:value="0.00387611266964832" calcext:value-type="float">
            <text:p>0,003876112669648</text:p>
          </table:table-cell>
          <table:table-cell table:number-columns-repeated="1010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[lf.A230]*analyze_resolution" office:value-type="float" office:value="-0.15" calcext:value-type="float">
            <text:p>-0,15</text:p>
          </table:table-cell>
          <table:table-cell table:style-name="ce20" table:formula="of:=-RADIANS([lf.B230])" office:value-type="float" office:value="0.00261799387799149" calcext:value-type="float">
            <text:p>0,002617993877992</text:p>
          </table:table-cell>
          <table:table-cell table:style-name="ce20" table:formula="of:=COS([lf.$B$6])*servo_saver_arm_length*COS([lf.C230])-SIN([lf.$B$6])*servo_saver_arm_length*SIN([lf.C230])+[lf.$B$24]" office:value-type="float" office:value="358.999945168896" calcext:value-type="float">
            <text:p>358,999945168896</text:p>
          </table:table-cell>
          <table:table-cell table:style-name="ce20" table:formula="of:=COS([lf.$B$6])*servo_saver_arm_length*SIN([lf.C230])+SIN([lf.$B$6])*servo_saver_arm_length*COS([lf.C230])+[lf.$C$24]" office:value-type="float" office:value="0.0418878541986879" calcext:value-type="float">
            <text:p>0,041887854198688</text:p>
          </table:table-cell>
          <table:table-cell table:style-name="ce20" table:formula="of:=[$lf.D230]-[$lf.$B$14]" office:value-type="float" office:value="58.9999451688958" calcext:value-type="float">
            <text:p>58,9999451688958</text:p>
          </table:table-cell>
          <table:table-cell table:style-name="ce20" table:formula="of:=[lf.E230]-[$lf.$C$14]" office:value-type="float" office:value="-89.9581121458013" calcext:value-type="float">
            <text:p>-89,9581121458013</text:p>
          </table:table-cell>
          <table:table-cell table:style-name="ce11" table:formula="of:=SQRT([lf.F230]^2+[lf.G230]^2)" office:value-type="float" office:value="107.579995681211" calcext:value-type="float">
            <text:p>107,579995681211</text:p>
          </table:table-cell>
          <table:table-cell table:style-name="ce20" table:formula="of:=([lf.H230]^2-[lf.$B$42]^2+[lf.$B$43]^2)/(2*[lf.H230])" office:value-type="float" office:value="4.54944031951924" calcext:value-type="float">
            <text:p>4,54944031951924</text:p>
          </table:table-cell>
          <table:table-cell table:style-name="ce20" table:formula="of:=ACOS([lf.I230]/[lf.$B$43])" office:value-type="float" office:value="1.34131547469083" calcext:value-type="float">
            <text:p>1,34131547469083</text:p>
          </table:table-cell>
          <table:table-cell table:style-name="ce20" table:formula="of:=ASIN([lf.F230]/[lf.H230])" office:value-type="float" office:value="0.580483841982143" calcext:value-type="float">
            <text:p>0,580483841982143</text:p>
          </table:table-cell>
          <table:table-cell table:style-name="ce20" table:formula="of:=IF(0.5*PI()+[lf.$B$9]&gt;[lf.K230];1;-1)" office:value-type="float" office:value="1" calcext:value-type="float">
            <text:p>1</text:p>
          </table:table-cell>
          <table:table-cell table:style-name="ce17" table:formula="of:=0.5*PI()-([lf.J230]*[lf.L230]+[lf.K230])" office:value-type="float" office:value="-0.351002989878072" calcext:value-type="float">
            <text:p>-0,351002989878072</text:p>
          </table:table-cell>
          <table:table-cell table:style-name="ce17" table:formula="of:=-[lf.M230]-[lf.$B$8]" office:value-type="float" office:value="0.0019371394792061" calcext:value-type="float">
            <text:p>0,001937139479206</text:p>
          </table:table-cell>
          <table:table-cell table:number-columns-repeated="1010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lf.A231]*analyze_resolution" office:value-type="float" office:value="0" calcext:value-type="float">
            <text:p>0</text:p>
          </table:table-cell>
          <table:table-cell table:style-name="ce20" table:formula="of:=-RADIANS([lf.B231])" office:value-type="float" office:value="-0" calcext:value-type="float">
            <text:p>0</text:p>
          </table:table-cell>
          <table:table-cell table:style-name="ce20" table:formula="of:=COS([lf.$B$6])*servo_saver_arm_length*COS([lf.C231])-SIN([lf.$B$6])*servo_saver_arm_length*SIN([lf.C231])+[lf.$B$24]" office:value-type="float" office:value="359" calcext:value-type="float">
            <text:p>359</text:p>
          </table:table-cell>
          <table:table-cell table:style-name="ce20" table:formula="of:=COS([lf.$B$6])*servo_saver_arm_length*SIN([lf.C231])+SIN([lf.$B$6])*servo_saver_arm_length*COS([lf.C231])+[lf.$C$24]" office:value-type="float" office:value="0" calcext:value-type="float">
            <text:p>0</text:p>
          </table:table-cell>
          <table:table-cell table:style-name="ce20" table:formula="of:=[$lf.D231]-[$lf.$B$14]" office:value-type="float" office:value="59" calcext:value-type="float">
            <text:p>59</text:p>
          </table:table-cell>
          <table:table-cell table:style-name="ce20" table:formula="of:=[lf.E231]-[$lf.$C$14]" office:value-type="float" office:value="-90" calcext:value-type="float">
            <text:p>-90</text:p>
          </table:table-cell>
          <table:table-cell table:style-name="ce11" table:formula="of:=SQRT([lf.F231]^2+[lf.G231]^2)" office:value-type="float" office:value="107.615054708902" calcext:value-type="float">
            <text:p>107,615054708902</text:p>
          </table:table-cell>
          <table:table-cell table:style-name="ce20" table:formula="of:=([lf.H231]^2-[lf.$B$42]^2+[lf.$B$43]^2)/(2*[lf.H231])" office:value-type="float" office:value="4.58301151149599" calcext:value-type="float">
            <text:p>4,58301151149599</text:p>
          </table:table-cell>
          <table:table-cell table:style-name="ce20" table:formula="of:=ACOS([lf.I231]/[lf.$B$43])" office:value-type="float" office:value="1.33959137833423" calcext:value-type="float">
            <text:p>1,33959137833423</text:p>
          </table:table-cell>
          <table:table-cell table:style-name="ce20" table:formula="of:=ASIN([lf.F231]/[lf.H231])" office:value-type="float" office:value="0.580270798859531" calcext:value-type="float">
            <text:p>0,580270798859531</text:p>
          </table:table-cell>
          <table:table-cell table:style-name="ce20" table:formula="of:=IF(0.5*PI()+[lf.$B$9]&gt;[lf.K231];1;-1)" office:value-type="float" office:value="1" calcext:value-type="float">
            <text:p>1</text:p>
          </table:table-cell>
          <table:table-cell table:style-name="ce17" table:formula="of:=0.5*PI()-([lf.J231]*[lf.L231]+[lf.K231])" office:value-type="float" office:value="-0.349065850398865" calcext:value-type="float">
            <text:p>-0,349065850398865</text:p>
          </table:table-cell>
          <table:table-cell table:style-name="ce17" table:formula="of:=-[lf.M231]-[lf.$B$8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lf.A232]*analyze_resolution" office:value-type="float" office:value="0.15" calcext:value-type="float">
            <text:p>0,15</text:p>
          </table:table-cell>
          <table:table-cell table:style-name="ce20" table:formula="of:=-RADIANS([lf.B232])" office:value-type="float" office:value="-0.00261799387799149" calcext:value-type="float">
            <text:p>-0,002617993877992</text:p>
          </table:table-cell>
          <table:table-cell table:style-name="ce20" table:formula="of:=COS([lf.$B$6])*servo_saver_arm_length*COS([lf.C232])-SIN([lf.$B$6])*servo_saver_arm_length*SIN([lf.C232])+[lf.$B$24]" office:value-type="float" office:value="358.999945168896" calcext:value-type="float">
            <text:p>358,999945168896</text:p>
          </table:table-cell>
          <table:table-cell table:style-name="ce20" table:formula="of:=COS([lf.$B$6])*servo_saver_arm_length*SIN([lf.C232])+SIN([lf.$B$6])*servo_saver_arm_length*COS([lf.C232])+[lf.$C$24]" office:value-type="float" office:value="-0.0418878541986879" calcext:value-type="float">
            <text:p>-0,041887854198688</text:p>
          </table:table-cell>
          <table:table-cell table:style-name="ce20" table:formula="of:=[$lf.D232]-[$lf.$B$14]" office:value-type="float" office:value="58.9999451688958" calcext:value-type="float">
            <text:p>58,9999451688958</text:p>
          </table:table-cell>
          <table:table-cell table:style-name="ce20" table:formula="of:=[lf.E232]-[$lf.$C$14]" office:value-type="float" office:value="-90.0418878541987" calcext:value-type="float">
            <text:p>-90,0418878541987</text:p>
          </table:table-cell>
          <table:table-cell table:style-name="ce11" table:formula="of:=SQRT([lf.F232]^2+[lf.G232]^2)" office:value-type="float" office:value="107.65005851499" calcext:value-type="float">
            <text:p>107,65005851499</text:p>
          </table:table-cell>
          <table:table-cell table:style-name="ce20" table:formula="of:=([lf.H232]^2-[lf.$B$42]^2+[lf.$B$43]^2)/(2*[lf.H232])" office:value-type="float" office:value="4.61651940126318" calcext:value-type="float">
            <text:p>4,61651940126318</text:p>
          </table:table-cell>
          <table:table-cell table:style-name="ce20" table:formula="of:=ACOS([lf.I232]/[lf.$B$43])" office:value-type="float" office:value="1.337869834878" calcext:value-type="float">
            <text:p>1,337869834878</text:p>
          </table:table-cell>
          <table:table-cell table:style-name="ce20" table:formula="of:=ASIN([lf.F232]/[lf.H232])" office:value-type="float" office:value="0.58005704244738" calcext:value-type="float">
            <text:p>0,58005704244738</text:p>
          </table:table-cell>
          <table:table-cell table:style-name="ce20" table:formula="of:=IF(0.5*PI()+[lf.$B$9]&gt;[lf.K232];1;-1)" office:value-type="float" office:value="1" calcext:value-type="float">
            <text:p>1</text:p>
          </table:table-cell>
          <table:table-cell table:style-name="ce17" table:formula="of:=0.5*PI()-([lf.J232]*[lf.L232]+[lf.K232])" office:value-type="float" office:value="-0.347130550530482" calcext:value-type="float">
            <text:p>-0,347130550530482</text:p>
          </table:table-cell>
          <table:table-cell table:style-name="ce17" table:formula="of:=-[lf.M232]-[lf.$B$8]" office:value-type="float" office:value="-0.00193529986838342" calcext:value-type="float">
            <text:p>-0,001935299868383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lf.A233]*analyze_resolution" office:value-type="float" office:value="0.3" calcext:value-type="float">
            <text:p>0,3</text:p>
          </table:table-cell>
          <table:table-cell table:style-name="ce20" table:formula="of:=-RADIANS([lf.B233])" office:value-type="float" office:value="-0.00523598775598299" calcext:value-type="float">
            <text:p>-0,005235987755983</text:p>
          </table:table-cell>
          <table:table-cell table:style-name="ce20" table:formula="of:=COS([lf.$B$6])*servo_saver_arm_length*COS([lf.C233])-SIN([lf.$B$6])*servo_saver_arm_length*SIN([lf.C233])+[lf.$B$24]" office:value-type="float" office:value="358.999780675959" calcext:value-type="float">
            <text:p>358,999780675959</text:p>
          </table:table-cell>
          <table:table-cell table:style-name="ce20" table:formula="of:=COS([lf.$B$6])*servo_saver_arm_length*SIN([lf.C233])+SIN([lf.$B$6])*servo_saver_arm_length*COS([lf.C233])+[lf.$C$24]" office:value-type="float" office:value="-0.0837754213027133" calcext:value-type="float">
            <text:p>-0,083775421302713</text:p>
          </table:table-cell>
          <table:table-cell table:style-name="ce20" table:formula="of:=[$lf.D233]-[$lf.$B$14]" office:value-type="float" office:value="58.9997806759588" calcext:value-type="float">
            <text:p>58,9997806759588</text:p>
          </table:table-cell>
          <table:table-cell table:style-name="ce20" table:formula="of:=[lf.E233]-[$lf.$C$14]" office:value-type="float" office:value="-90.0837754213027" calcext:value-type="float">
            <text:p>-90,0837754213027</text:p>
          </table:table-cell>
          <table:table-cell table:style-name="ce11" table:formula="of:=SQRT([lf.F233]^2+[lf.G233]^2)" office:value-type="float" office:value="107.68500691353" calcext:value-type="float">
            <text:p>107,68500691353</text:p>
          </table:table-cell>
          <table:table-cell table:style-name="ce20" table:formula="of:=([lf.H233]^2-[lf.$B$42]^2+[lf.$B$43]^2)/(2*[lf.H233])" office:value-type="float" office:value="4.6499638703346" calcext:value-type="float">
            <text:p>4,6499638703346</text:p>
          </table:table-cell>
          <table:table-cell table:style-name="ce20" table:formula="of:=ACOS([lf.I233]/[lf.$B$43])" office:value-type="float" office:value="1.33615084842584" calcext:value-type="float">
            <text:p>1,33615084842584</text:p>
          </table:table-cell>
          <table:table-cell table:style-name="ce20" table:formula="of:=ASIN([lf.F233]/[lf.H233])" office:value-type="float" office:value="0.579842574566452" calcext:value-type="float">
            <text:p>0,579842574566452</text:p>
          </table:table-cell>
          <table:table-cell table:style-name="ce20" table:formula="of:=IF(0.5*PI()+[lf.$B$9]&gt;[lf.K233];1;-1)" office:value-type="float" office:value="1" calcext:value-type="float">
            <text:p>1</text:p>
          </table:table-cell>
          <table:table-cell table:style-name="ce17" table:formula="of:=0.5*PI()-([lf.J233]*[lf.L233]+[lf.K233])" office:value-type="float" office:value="-0.345197096197396" calcext:value-type="float">
            <text:p>-0,345197096197396</text:p>
          </table:table-cell>
          <table:table-cell table:style-name="ce17" table:formula="of:=-[lf.M233]-[lf.$B$8]" office:value-type="float" office:value="-0.00386875420146987" calcext:value-type="float">
            <text:p>-0,00386875420147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lf.A234]*analyze_resolution" office:value-type="float" office:value="0.45" calcext:value-type="float">
            <text:p>0,45</text:p>
          </table:table-cell>
          <table:table-cell table:style-name="ce20" table:formula="of:=-RADIANS([lf.B234])" office:value-type="float" office:value="-0.00785398163397448" calcext:value-type="float">
            <text:p>-0,007853981633974</text:p>
          </table:table-cell>
          <table:table-cell table:style-name="ce20" table:formula="of:=COS([lf.$B$6])*servo_saver_arm_length*COS([lf.C234])-SIN([lf.$B$6])*servo_saver_arm_length*SIN([lf.C234])+[lf.$B$24]" office:value-type="float" office:value="358.999506522317" calcext:value-type="float">
            <text:p>358,999506522317</text:p>
          </table:table-cell>
          <table:table-cell table:style-name="ce20" table:formula="of:=COS([lf.$B$6])*servo_saver_arm_length*SIN([lf.C234])+SIN([lf.$B$6])*servo_saver_arm_length*COS([lf.C234])+[lf.$C$24]" office:value-type="float" office:value="-0.125662414219381" calcext:value-type="float">
            <text:p>-0,125662414219381</text:p>
          </table:table-cell>
          <table:table-cell table:style-name="ce20" table:formula="of:=[$lf.D234]-[$lf.$B$14]" office:value-type="float" office:value="58.9995065223166" calcext:value-type="float">
            <text:p>58,9995065223166</text:p>
          </table:table-cell>
          <table:table-cell table:style-name="ce20" table:formula="of:=[lf.E234]-[$lf.$C$14]" office:value-type="float" office:value="-90.1256624142194" calcext:value-type="float">
            <text:p>-90,1256624142194</text:p>
          </table:table-cell>
          <table:table-cell table:style-name="ce11" table:formula="of:=SQRT([lf.F234]^2+[lf.G234]^2)" office:value-type="float" office:value="107.719899719034" calcext:value-type="float">
            <text:p>107,719899719034</text:p>
          </table:table-cell>
          <table:table-cell table:style-name="ce20" table:formula="of:=([lf.H234]^2-[lf.$B$42]^2+[lf.$B$43]^2)/(2*[lf.H234])" office:value-type="float" office:value="4.68334480069502" calcext:value-type="float">
            <text:p>4,68334480069502</text:p>
          </table:table-cell>
          <table:table-cell table:style-name="ce20" table:formula="of:=ACOS([lf.I234]/[lf.$B$43])" office:value-type="float" office:value="1.3344344231068" calcext:value-type="float">
            <text:p>1,3344344231068</text:p>
          </table:table-cell>
          <table:table-cell table:style-name="ce20" table:formula="of:=ASIN([lf.F234]/[lf.H234])" office:value-type="float" office:value="0.579627397037094" calcext:value-type="float">
            <text:p>0,579627397037094</text:p>
          </table:table-cell>
          <table:table-cell table:style-name="ce20" table:formula="of:=IF(0.5*PI()+[lf.$B$9]&gt;[lf.K234];1;-1)" office:value-type="float" office:value="1" calcext:value-type="float">
            <text:p>1</text:p>
          </table:table-cell>
          <table:table-cell table:style-name="ce17" table:formula="of:=0.5*PI()-([lf.J234]*[lf.L234]+[lf.K234])" office:value-type="float" office:value="-0.343265493349001" calcext:value-type="float">
            <text:p>-0,343265493349001</text:p>
          </table:table-cell>
          <table:table-cell table:style-name="ce17" table:formula="of:=-[lf.M234]-[lf.$B$8]" office:value-type="float" office:value="-0.0058003570498652" calcext:value-type="float">
            <text:p>-0,005800357049865</text:p>
          </table:table-cell>
          <table:table-cell table:number-columns-repeated="1010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lf.A235]*analyze_resolution" office:value-type="float" office:value="0.6" calcext:value-type="float">
            <text:p>0,6</text:p>
          </table:table-cell>
          <table:table-cell table:style-name="ce20" table:formula="of:=-RADIANS([lf.B235])" office:value-type="float" office:value="-0.010471975511966" calcext:value-type="float">
            <text:p>-0,010471975511966</text:p>
          </table:table-cell>
          <table:table-cell table:style-name="ce20" table:formula="of:=COS([lf.$B$6])*servo_saver_arm_length*COS([lf.C235])-SIN([lf.$B$6])*servo_saver_arm_length*SIN([lf.C235])+[lf.$B$24]" office:value-type="float" office:value="358.999122709848" calcext:value-type="float">
            <text:p>358,999122709848</text:p>
          </table:table-cell>
          <table:table-cell table:style-name="ce20" table:formula="of:=COS([lf.$B$6])*servo_saver_arm_length*SIN([lf.C235])+SIN([lf.$B$6])*servo_saver_arm_length*COS([lf.C235])+[lf.$C$24]" office:value-type="float" office:value="-0.167548545859933" calcext:value-type="float">
            <text:p>-0,167548545859933</text:p>
          </table:table-cell>
          <table:table-cell table:style-name="ce20" table:formula="of:=[$lf.D235]-[$lf.$B$14]" office:value-type="float" office:value="58.9991227098482" calcext:value-type="float">
            <text:p>58,9991227098482</text:p>
          </table:table-cell>
          <table:table-cell table:style-name="ce20" table:formula="of:=[lf.E235]-[$lf.$C$14]" office:value-type="float" office:value="-90.1675485458599" calcext:value-type="float">
            <text:p>-90,1675485458599</text:p>
          </table:table-cell>
          <table:table-cell table:style-name="ce11" table:formula="of:=SQRT([lf.F235]^2+[lf.G235]^2)" office:value-type="float" office:value="107.754736746473" calcext:value-type="float">
            <text:p>107,754736746473</text:p>
          </table:table-cell>
          <table:table-cell table:style-name="ce20" table:formula="of:=([lf.H235]^2-[lf.$B$42]^2+[lf.$B$43]^2)/(2*[lf.H235])" office:value-type="float" office:value="4.71666207479894" calcext:value-type="float">
            <text:p>4,71666207479894</text:p>
          </table:table-cell>
          <table:table-cell table:style-name="ce20" table:formula="of:=ACOS([lf.I235]/[lf.$B$43])" office:value-type="float" office:value="1.33272056307531" calcext:value-type="float">
            <text:p>1,33272056307531</text:p>
          </table:table-cell>
          <table:table-cell table:style-name="ce20" table:formula="of:=ASIN([lf.F235]/[lf.H235])" office:value-type="float" office:value="0.579411511679222" calcext:value-type="float">
            <text:p>0,579411511679222</text:p>
          </table:table-cell>
          <table:table-cell table:style-name="ce20" table:formula="of:=IF(0.5*PI()+[lf.$B$9]&gt;[lf.K235];1;-1)" office:value-type="float" office:value="1" calcext:value-type="float">
            <text:p>1</text:p>
          </table:table-cell>
          <table:table-cell table:style-name="ce17" table:formula="of:=0.5*PI()-([lf.J235]*[lf.L235]+[lf.K235])" office:value-type="float" office:value="-0.341335747959637" calcext:value-type="float">
            <text:p>-0,341335747959637</text:p>
          </table:table-cell>
          <table:table-cell table:style-name="ce17" table:formula="of:=-[lf.M235]-[lf.$B$8]" office:value-type="float" office:value="-0.00773010243922861" calcext:value-type="float">
            <text:p>-0,007730102439229</text:p>
          </table:table-cell>
          <table:table-cell table:number-columns-repeated="1010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lf.A236]*analyze_resolution" office:value-type="float" office:value="0.75" calcext:value-type="float">
            <text:p>0,75</text:p>
          </table:table-cell>
          <table:table-cell table:style-name="ce20" table:formula="of:=-RADIANS([lf.B236])" office:value-type="float" office:value="-0.0130899693899575" calcext:value-type="float">
            <text:p>-0,013089969389958</text:p>
          </table:table-cell>
          <table:table-cell table:style-name="ce20" table:formula="of:=COS([lf.$B$6])*servo_saver_arm_length*COS([lf.C236])-SIN([lf.$B$6])*servo_saver_arm_length*SIN([lf.C236])+[lf.$B$24]" office:value-type="float" office:value="358.998629241184" calcext:value-type="float">
            <text:p>358,998629241184</text:p>
          </table:table-cell>
          <table:table-cell table:style-name="ce20" table:formula="of:=COS([lf.$B$6])*servo_saver_arm_length*SIN([lf.C236])+SIN([lf.$B$6])*servo_saver_arm_length*COS([lf.C236])+[lf.$C$24]" office:value-type="float" office:value="-0.209433529141511" calcext:value-type="float">
            <text:p>-0,209433529141511</text:p>
          </table:table-cell>
          <table:table-cell table:style-name="ce20" table:formula="of:=[$lf.D236]-[$lf.$B$14]" office:value-type="float" office:value="58.9986292411841" calcext:value-type="float">
            <text:p>58,9986292411841</text:p>
          </table:table-cell>
          <table:table-cell table:style-name="ce20" table:formula="of:=[lf.E236]-[$lf.$C$14]" office:value-type="float" office:value="-90.2094335291415" calcext:value-type="float">
            <text:p>-90,2094335291415</text:p>
          </table:table-cell>
          <table:table-cell table:style-name="ce11" table:formula="of:=SQRT([lf.F236]^2+[lf.G236]^2)" office:value-type="float" office:value="107.789517811276" calcext:value-type="float">
            <text:p>107,789517811276</text:p>
          </table:table-cell>
          <table:table-cell table:style-name="ce20" table:formula="of:=([lf.H236]^2-[lf.$B$42]^2+[lf.$B$43]^2)/(2*[lf.H236])" office:value-type="float" office:value="4.74991557556874" calcext:value-type="float">
            <text:p>4,74991557556874</text:p>
          </table:table-cell>
          <table:table-cell table:style-name="ce20" table:formula="of:=ACOS([lf.I236]/[lf.$B$43])" office:value-type="float" office:value="1.33100927251122" calcext:value-type="float">
            <text:p>1,33100927251122</text:p>
          </table:table-cell>
          <table:table-cell table:style-name="ce20" table:formula="of:=ASIN([lf.F236]/[lf.H236])" office:value-type="float" office:value="0.579194920312319" calcext:value-type="float">
            <text:p>0,579194920312319</text:p>
          </table:table-cell>
          <table:table-cell table:style-name="ce20" table:formula="of:=IF(0.5*PI()+[lf.$B$9]&gt;[lf.K236];1;-1)" office:value-type="float" office:value="1" calcext:value-type="float">
            <text:p>1</text:p>
          </table:table-cell>
          <table:table-cell table:style-name="ce17" table:formula="of:=0.5*PI()-([lf.J236]*[lf.L236]+[lf.K236])" office:value-type="float" office:value="-0.339407866028639" calcext:value-type="float">
            <text:p>-0,339407866028639</text:p>
          </table:table-cell>
          <table:table-cell table:style-name="ce17" table:formula="of:=-[lf.M236]-[lf.$B$8]" office:value-type="float" office:value="-0.0096579843702273" calcext:value-type="float">
            <text:p>-0,009657984370227</text:p>
          </table:table-cell>
          <table:table-cell table:number-columns-repeated="1010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lf.A237]*analyze_resolution" office:value-type="float" office:value="0.9" calcext:value-type="float">
            <text:p>0,9</text:p>
          </table:table-cell>
          <table:table-cell table:style-name="ce20" table:formula="of:=-RADIANS([lf.B237])" office:value-type="float" office:value="-0.015707963267949" calcext:value-type="float">
            <text:p>-0,015707963267949</text:p>
          </table:table-cell>
          <table:table-cell table:style-name="ce20" table:formula="of:=COS([lf.$B$6])*servo_saver_arm_length*COS([lf.C237])-SIN([lf.$B$6])*servo_saver_arm_length*SIN([lf.C237])+[lf.$B$24]" office:value-type="float" office:value="358.998026119707" calcext:value-type="float">
            <text:p>358,998026119707</text:p>
          </table:table-cell>
          <table:table-cell table:style-name="ce20" table:formula="of:=COS([lf.$B$6])*servo_saver_arm_length*SIN([lf.C237])+SIN([lf.$B$6])*servo_saver_arm_length*COS([lf.C237])+[lf.$C$24]" office:value-type="float" office:value="-0.251317076989131" calcext:value-type="float">
            <text:p>-0,251317076989131</text:p>
          </table:table-cell>
          <table:table-cell table:style-name="ce20" table:formula="of:=[$lf.D237]-[$lf.$B$14]" office:value-type="float" office:value="58.9980261197066" calcext:value-type="float">
            <text:p>58,9980261197066</text:p>
          </table:table-cell>
          <table:table-cell table:style-name="ce20" table:formula="of:=[lf.E237]-[$lf.$C$14]" office:value-type="float" office:value="-90.2513170769891" calcext:value-type="float">
            <text:p>-90,2513170769891</text:p>
          </table:table-cell>
          <table:table-cell table:style-name="ce11" table:formula="of:=SQRT([lf.F237]^2+[lf.G237]^2)" office:value-type="float" office:value="107.824242729327" calcext:value-type="float">
            <text:p>107,824242729327</text:p>
          </table:table-cell>
          <table:table-cell table:style-name="ce20" table:formula="of:=([lf.H237]^2-[lf.$B$42]^2+[lf.$B$43]^2)/(2*[lf.H237])" office:value-type="float" office:value="4.7831051863933" calcext:value-type="float">
            <text:p>4,7831051863933</text:p>
          </table:table-cell>
          <table:table-cell table:style-name="ce20" table:formula="of:=ACOS([lf.I237]/[lf.$B$43])" office:value-type="float" office:value="1.32930055561984" calcext:value-type="float">
            <text:p>1,32930055561984</text:p>
          </table:table-cell>
          <table:table-cell table:style-name="ce20" table:formula="of:=ASIN([lf.F237]/[lf.H237])" office:value-type="float" office:value="0.578977624755418" calcext:value-type="float">
            <text:p>0,578977624755418</text:p>
          </table:table-cell>
          <table:table-cell table:style-name="ce20" table:formula="of:=IF(0.5*PI()+[lf.$B$9]&gt;[lf.K237];1;-1)" office:value-type="float" office:value="1" calcext:value-type="float">
            <text:p>1</text:p>
          </table:table-cell>
          <table:table-cell table:style-name="ce17" table:formula="of:=0.5*PI()-([lf.J237]*[lf.L237]+[lf.K237])" office:value-type="float" office:value="-0.337481853580357" calcext:value-type="float">
            <text:p>-0,337481853580357</text:p>
          </table:table-cell>
          <table:table-cell table:style-name="ce17" table:formula="of:=-[lf.M237]-[lf.$B$8]" office:value-type="float" office:value="-0.0115839968185091" calcext:value-type="float">
            <text:p>-0,011583996818509</text:p>
          </table:table-cell>
          <table:table-cell table:number-columns-repeated="1010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lf.A238]*analyze_resolution" office:value-type="float" office:value="1.05" calcext:value-type="float">
            <text:p>1,05</text:p>
          </table:table-cell>
          <table:table-cell table:style-name="ce20" table:formula="of:=-RADIANS([lf.B238])" office:value-type="float" office:value="-0.0183259571459405" calcext:value-type="float">
            <text:p>-0,018325957145941</text:p>
          </table:table-cell>
          <table:table-cell table:style-name="ce20" table:formula="of:=COS([lf.$B$6])*servo_saver_arm_length*COS([lf.C238])-SIN([lf.$B$6])*servo_saver_arm_length*SIN([lf.C238])+[lf.$B$24]" office:value-type="float" office:value="358.997313349549" calcext:value-type="float">
            <text:p>358,997313349549</text:p>
          </table:table-cell>
          <table:table-cell table:style-name="ce20" table:formula="of:=COS([lf.$B$6])*servo_saver_arm_length*SIN([lf.C238])+SIN([lf.$B$6])*servo_saver_arm_length*COS([lf.C238])+[lf.$C$24]" office:value-type="float" office:value="-0.293198902337645" calcext:value-type="float">
            <text:p>-0,293198902337645</text:p>
          </table:table-cell>
          <table:table-cell table:style-name="ce20" table:formula="of:=[$lf.D238]-[$lf.$B$14]" office:value-type="float" office:value="58.9973133495493" calcext:value-type="float">
            <text:p>58,9973133495493</text:p>
          </table:table-cell>
          <table:table-cell table:style-name="ce20" table:formula="of:=[lf.E238]-[$lf.$C$14]" office:value-type="float" office:value="-90.2931989023377" calcext:value-type="float">
            <text:p>-90,2931989023377</text:p>
          </table:table-cell>
          <table:table-cell table:style-name="ce11" table:formula="of:=SQRT([lf.F238]^2+[lf.G238]^2)" office:value-type="float" office:value="107.85891131697" calcext:value-type="float">
            <text:p>107,85891131697</text:p>
          </table:table-cell>
          <table:table-cell table:style-name="ce20" table:formula="of:=([lf.H238]^2-[lf.$B$42]^2+[lf.$B$43]^2)/(2*[lf.H238])" office:value-type="float" office:value="4.81623079112653" calcext:value-type="float">
            <text:p>4,81623079112653</text:p>
          </table:table-cell>
          <table:table-cell table:style-name="ce20" table:formula="of:=ACOS([lf.I238]/[lf.$B$43])" office:value-type="float" office:value="1.32759441663199" calcext:value-type="float">
            <text:p>1,32759441663199</text:p>
          </table:table-cell>
          <table:table-cell table:style-name="ce20" table:formula="of:=ASIN([lf.F238]/[lf.H238])" office:value-type="float" office:value="0.578759626827103" calcext:value-type="float">
            <text:p>0,578759626827103</text:p>
          </table:table-cell>
          <table:table-cell table:style-name="ce20" table:formula="of:=IF(0.5*PI()+[lf.$B$9]&gt;[lf.K238];1;-1)" office:value-type="float" office:value="1" calcext:value-type="float">
            <text:p>1</text:p>
          </table:table-cell>
          <table:table-cell table:style-name="ce17" table:formula="of:=0.5*PI()-([lf.J238]*[lf.L238]+[lf.K238])" office:value-type="float" office:value="-0.335557716664194" calcext:value-type="float">
            <text:p>-0,335557716664194</text:p>
          </table:table-cell>
          <table:table-cell table:style-name="ce17" table:formula="of:=-[lf.M238]-[lf.$B$8]" office:value-type="float" office:value="-0.0135081337346716" calcext:value-type="float">
            <text:p>-0,013508133734672</text:p>
          </table:table-cell>
          <table:table-cell table:number-columns-repeated="1010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lf.A239]*analyze_resolution" office:value-type="float" office:value="1.2" calcext:value-type="float">
            <text:p>1,2</text:p>
          </table:table-cell>
          <table:table-cell table:style-name="ce20" table:formula="of:=-RADIANS([lf.B239])" office:value-type="float" office:value="-0.020943951023932" calcext:value-type="float">
            <text:p>-0,020943951023932</text:p>
          </table:table-cell>
          <table:table-cell table:style-name="ce20" table:formula="of:=COS([lf.$B$6])*servo_saver_arm_length*COS([lf.C239])-SIN([lf.$B$6])*servo_saver_arm_length*SIN([lf.C239])+[lf.$B$24]" office:value-type="float" office:value="358.996490935598" calcext:value-type="float">
            <text:p>358,996490935598</text:p>
          </table:table-cell>
          <table:table-cell table:style-name="ce20" table:formula="of:=COS([lf.$B$6])*servo_saver_arm_length*SIN([lf.C239])+SIN([lf.$B$6])*servo_saver_arm_length*COS([lf.C239])+[lf.$C$24]" office:value-type="float" office:value="-0.335078718133711" calcext:value-type="float">
            <text:p>-0,335078718133711</text:p>
          </table:table-cell>
          <table:table-cell table:style-name="ce20" table:formula="of:=[$lf.D239]-[$lf.$B$14]" office:value-type="float" office:value="58.9964909355975" calcext:value-type="float">
            <text:p>58,9964909355975</text:p>
          </table:table-cell>
          <table:table-cell table:style-name="ce20" table:formula="of:=[lf.E239]-[$lf.$C$14]" office:value-type="float" office:value="-90.3350787181337" calcext:value-type="float">
            <text:p>-90,3350787181337</text:p>
          </table:table-cell>
          <table:table-cell table:style-name="ce11" table:formula="of:=SQRT([lf.F239]^2+[lf.G239]^2)" office:value-type="float" office:value="107.893523391006" calcext:value-type="float">
            <text:p>107,893523391006</text:p>
          </table:table-cell>
          <table:table-cell table:style-name="ce20" table:formula="of:=([lf.H239]^2-[lf.$B$42]^2+[lf.$B$43]^2)/(2*[lf.H239])" office:value-type="float" office:value="4.84929227408579" calcext:value-type="float">
            <text:p>4,84929227408579</text:p>
          </table:table-cell>
          <table:table-cell table:style-name="ce20" table:formula="of:=ACOS([lf.I239]/[lf.$B$43])" office:value-type="float" office:value="1.32589085980405" calcext:value-type="float">
            <text:p>1,32589085980405</text:p>
          </table:table-cell>
          <table:table-cell table:style-name="ce20" table:formula="of:=ASIN([lf.F239]/[lf.H239])" office:value-type="float" office:value="0.578540928345493" calcext:value-type="float">
            <text:p>0,578540928345493</text:p>
          </table:table-cell>
          <table:table-cell table:style-name="ce20" table:formula="of:=IF(0.5*PI()+[lf.$B$9]&gt;[lf.K239];1;-1)" office:value-type="float" office:value="1" calcext:value-type="float">
            <text:p>1</text:p>
          </table:table-cell>
          <table:table-cell table:style-name="ce17" table:formula="of:=0.5*PI()-([lf.J239]*[lf.L239]+[lf.K239])" office:value-type="float" office:value="-0.333635461354642" calcext:value-type="float">
            <text:p>-0,333635461354642</text:p>
          </table:table-cell>
          <table:table-cell table:style-name="ce17" table:formula="of:=-[lf.M239]-[lf.$B$8]" office:value-type="float" office:value="-0.0154303890442237" calcext:value-type="float">
            <text:p>-0,015430389044224</text:p>
          </table:table-cell>
          <table:table-cell table:number-columns-repeated="1010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lf.A240]*analyze_resolution" office:value-type="float" office:value="1.35" calcext:value-type="float">
            <text:p>1,35</text:p>
          </table:table-cell>
          <table:table-cell table:style-name="ce20" table:formula="of:=-RADIANS([lf.B240])" office:value-type="float" office:value="-0.0235619449019234" calcext:value-type="float">
            <text:p>-0,023561944901924</text:p>
          </table:table-cell>
          <table:table-cell table:style-name="ce20" table:formula="of:=COS([lf.$B$6])*servo_saver_arm_length*COS([lf.C240])-SIN([lf.$B$6])*servo_saver_arm_length*SIN([lf.C240])+[lf.$B$24]" office:value-type="float" office:value="358.995558883488" calcext:value-type="float">
            <text:p>358,995558883488</text:p>
          </table:table-cell>
          <table:table-cell table:style-name="ce20" table:formula="of:=COS([lf.$B$6])*servo_saver_arm_length*SIN([lf.C240])+SIN([lf.$B$6])*servo_saver_arm_length*COS([lf.C240])+[lf.$C$24]" office:value-type="float" office:value="-0.376956237337762" calcext:value-type="float">
            <text:p>-0,376956237337762</text:p>
          </table:table-cell>
          <table:table-cell table:style-name="ce20" table:formula="of:=[$lf.D240]-[$lf.$B$14]" office:value-type="float" office:value="58.995558883488" calcext:value-type="float">
            <text:p>58,995558883488</text:p>
          </table:table-cell>
          <table:table-cell table:style-name="ce20" table:formula="of:=[lf.E240]-[$lf.$C$14]" office:value-type="float" office:value="-90.3769562373378" calcext:value-type="float">
            <text:p>-90,3769562373378</text:p>
          </table:table-cell>
          <table:table-cell table:style-name="ce11" table:formula="of:=SQRT([lf.F240]^2+[lf.G240]^2)" office:value-type="float" office:value="107.928078768691" calcext:value-type="float">
            <text:p>107,928078768691</text:p>
          </table:table-cell>
          <table:table-cell table:style-name="ce20" table:formula="of:=([lf.H240]^2-[lf.$B$42]^2+[lf.$B$43]^2)/(2*[lf.H240])" office:value-type="float" office:value="4.88228952005037" calcext:value-type="float">
            <text:p>4,88228952005037</text:p>
          </table:table-cell>
          <table:table-cell table:style-name="ce20" table:formula="of:=ACOS([lf.I240]/[lf.$B$43])" office:value-type="float" office:value="1.32418988941797" calcext:value-type="float">
            <text:p>1,32418988941797</text:p>
          </table:table-cell>
          <table:table-cell table:style-name="ce20" table:formula="of:=ASIN([lf.F240]/[lf.H240])" office:value-type="float" office:value="0.578321531128237" calcext:value-type="float">
            <text:p>0,578321531128237</text:p>
          </table:table-cell>
          <table:table-cell table:style-name="ce20" table:formula="of:=IF(0.5*PI()+[lf.$B$9]&gt;[lf.K240];1;-1)" office:value-type="float" office:value="1" calcext:value-type="float">
            <text:p>1</text:p>
          </table:table-cell>
          <table:table-cell table:style-name="ce17" table:formula="of:=0.5*PI()-([lf.J240]*[lf.L240]+[lf.K240])" office:value-type="float" office:value="-0.331715093751308" calcext:value-type="float">
            <text:p>-0,331715093751308</text:p>
          </table:table-cell>
          <table:table-cell table:style-name="ce17" table:formula="of:=-[lf.M240]-[lf.$B$8]" office:value-type="float" office:value="-0.0173507566475574" calcext:value-type="float">
            <text:p>-0,017350756647558</text:p>
          </table:table-cell>
          <table:table-cell table:number-columns-repeated="1010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lf.A241]*analyze_resolution" office:value-type="float" office:value="1.5" calcext:value-type="float">
            <text:p>1,5</text:p>
          </table:table-cell>
          <table:table-cell table:style-name="ce20" table:formula="of:=-RADIANS([lf.B241])" office:value-type="float" office:value="-0.0261799387799149" calcext:value-type="float">
            <text:p>-0,026179938779915</text:p>
          </table:table-cell>
          <table:table-cell table:style-name="ce20" table:formula="of:=COS([lf.$B$6])*servo_saver_arm_length*COS([lf.C241])-SIN([lf.$B$6])*servo_saver_arm_length*SIN([lf.C241])+[lf.$B$24]" office:value-type="float" office:value="358.994517199609" calcext:value-type="float">
            <text:p>358,994517199609</text:p>
          </table:table-cell>
          <table:table-cell table:style-name="ce20" table:formula="of:=COS([lf.$B$6])*servo_saver_arm_length*SIN([lf.C241])+SIN([lf.$B$6])*servo_saver_arm_length*COS([lf.C241])+[lf.$C$24]" office:value-type="float" office:value="-0.41883117292597" calcext:value-type="float">
            <text:p>-0,41883117292597</text:p>
          </table:table-cell>
          <table:table-cell table:style-name="ce20" table:formula="of:=[$lf.D241]-[$lf.$B$14]" office:value-type="float" office:value="58.9945171996089" calcext:value-type="float">
            <text:p>58,9945171996089</text:p>
          </table:table-cell>
          <table:table-cell table:style-name="ce20" table:formula="of:=[lf.E241]-[$lf.$C$14]" office:value-type="float" office:value="-90.418831172926" calcext:value-type="float">
            <text:p>-90,418831172926</text:p>
          </table:table-cell>
          <table:table-cell table:style-name="ce11" table:formula="of:=SQRT([lf.F241]^2+[lf.G241]^2)" office:value-type="float" office:value="107.962577267741" calcext:value-type="float">
            <text:p>107,962577267741</text:p>
          </table:table-cell>
          <table:table-cell table:style-name="ce20" table:formula="of:=([lf.H241]^2-[lf.$B$42]^2+[lf.$B$43]^2)/(2*[lf.H241])" office:value-type="float" office:value="4.9152224142601" calcext:value-type="float">
            <text:p>4,9152224142601</text:p>
          </table:table-cell>
          <table:table-cell table:style-name="ce20" table:formula="of:=ACOS([lf.I241]/[lf.$B$43])" office:value-type="float" office:value="1.32249150978134" calcext:value-type="float">
            <text:p>1,32249150978134</text:p>
          </table:table-cell>
          <table:table-cell table:style-name="ce20" table:formula="of:=ASIN([lf.F241]/[lf.H241])" office:value-type="float" office:value="0.578101436992508" calcext:value-type="float">
            <text:p>0,578101436992508</text:p>
          </table:table-cell>
          <table:table-cell table:style-name="ce20" table:formula="of:=IF(0.5*PI()+[lf.$B$9]&gt;[lf.K241];1;-1)" office:value-type="float" office:value="1" calcext:value-type="float">
            <text:p>1</text:p>
          </table:table-cell>
          <table:table-cell table:style-name="ce17" table:formula="of:=0.5*PI()-([lf.J241]*[lf.L241]+[lf.K241])" office:value-type="float" office:value="-0.329796619978949" calcext:value-type="float">
            <text:p>-0,329796619978949</text:p>
          </table:table-cell>
          <table:table-cell table:style-name="ce17" table:formula="of:=-[lf.M241]-[lf.$B$8]" office:value-type="float" office:value="-0.0192692304199164" calcext:value-type="float">
            <text:p>-0,019269230419916</text:p>
          </table:table-cell>
          <table:table-cell table:number-columns-repeated="1010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lf.A242]*analyze_resolution" office:value-type="float" office:value="1.65" calcext:value-type="float">
            <text:p>1,65</text:p>
          </table:table-cell>
          <table:table-cell table:style-name="ce20" table:formula="of:=-RADIANS([lf.B242])" office:value-type="float" office:value="-0.0287979326579064" calcext:value-type="float">
            <text:p>-0,028797932657907</text:p>
          </table:table-cell>
          <table:table-cell table:style-name="ce20" table:formula="of:=COS([lf.$B$6])*servo_saver_arm_length*COS([lf.C242])-SIN([lf.$B$6])*servo_saver_arm_length*SIN([lf.C242])+[lf.$B$24]" office:value-type="float" office:value="358.9933658911" calcext:value-type="float">
            <text:p>358,9933658911</text:p>
          </table:table-cell>
          <table:table-cell table:style-name="ce20" table:formula="of:=COS([lf.$B$6])*servo_saver_arm_length*SIN([lf.C242])+SIN([lf.$B$6])*servo_saver_arm_length*COS([lf.C242])+[lf.$C$24]" office:value-type="float" office:value="-0.460703237892215" calcext:value-type="float">
            <text:p>-0,460703237892215</text:p>
          </table:table-cell>
          <table:table-cell table:style-name="ce20" table:formula="of:=[$lf.D242]-[$lf.$B$14]" office:value-type="float" office:value="58.9933658910998" calcext:value-type="float">
            <text:p>58,9933658910998</text:p>
          </table:table-cell>
          <table:table-cell table:style-name="ce20" table:formula="of:=[lf.E242]-[$lf.$C$14]" office:value-type="float" office:value="-90.4607032378922" calcext:value-type="float">
            <text:p>-90,4607032378922</text:p>
          </table:table-cell>
          <table:table-cell table:style-name="ce11" table:formula="of:=SQRT([lf.F242]^2+[lf.G242]^2)" office:value-type="float" office:value="107.997018706329" calcext:value-type="float">
            <text:p>107,997018706329</text:p>
          </table:table-cell>
          <table:table-cell table:style-name="ce20" table:formula="of:=([lf.H242]^2-[lf.$B$42]^2+[lf.$B$43]^2)/(2*[lf.H242])" office:value-type="float" office:value="4.94809084241363" calcext:value-type="float">
            <text:p>4,94809084241363</text:p>
          </table:table-cell>
          <table:table-cell table:style-name="ce20" table:formula="of:=ACOS([lf.I242]/[lf.$B$43])" office:value-type="float" office:value="1.32079572522742" calcext:value-type="float">
            <text:p>1,32079572522742</text:p>
          </table:table-cell>
          <table:table-cell table:style-name="ce20" table:formula="of:=ASIN([lf.F242]/[lf.H242])" office:value-type="float" office:value="0.577880647754988" calcext:value-type="float">
            <text:p>0,577880647754988</text:p>
          </table:table-cell>
          <table:table-cell table:style-name="ce20" table:formula="of:=IF(0.5*PI()+[lf.$B$9]&gt;[lf.K242];1;-1)" office:value-type="float" office:value="1" calcext:value-type="float">
            <text:p>1</text:p>
          </table:table-cell>
          <table:table-cell table:style-name="ce17" table:formula="of:=0.5*PI()-([lf.J242]*[lf.L242]+[lf.K242])" office:value-type="float" office:value="-0.327880046187508" calcext:value-type="float">
            <text:p>-0,327880046187508</text:p>
          </table:table-cell>
          <table:table-cell table:style-name="ce17" table:formula="of:=-[lf.M242]-[lf.$B$8]" office:value-type="float" office:value="-0.0211858042113577" calcext:value-type="float">
            <text:p>-0,021185804211358</text:p>
          </table:table-cell>
          <table:table-cell table:number-columns-repeated="1010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lf.A243]*analyze_resolution" office:value-type="float" office:value="1.8" calcext:value-type="float">
            <text:p>1,8</text:p>
          </table:table-cell>
          <table:table-cell table:style-name="ce20" table:formula="of:=-RADIANS([lf.B243])" office:value-type="float" office:value="-0.0314159265358979" calcext:value-type="float">
            <text:p>-0,031415926535898</text:p>
          </table:table-cell>
          <table:table-cell table:style-name="ce20" table:formula="of:=COS([lf.$B$6])*servo_saver_arm_length*COS([lf.C243])-SIN([lf.$B$6])*servo_saver_arm_length*SIN([lf.C243])+[lf.$B$24]" office:value-type="float" office:value="358.992104965852" calcext:value-type="float">
            <text:p>358,992104965852</text:p>
          </table:table-cell>
          <table:table-cell table:style-name="ce20" table:formula="of:=COS([lf.$B$6])*servo_saver_arm_length*SIN([lf.C243])+SIN([lf.$B$6])*servo_saver_arm_length*COS([lf.C243])+[lf.$C$24]" office:value-type="float" office:value="-0.502572145250053" calcext:value-type="float">
            <text:p>-0,502572145250053</text:p>
          </table:table-cell>
          <table:table-cell table:style-name="ce20" table:formula="of:=[$lf.D243]-[$lf.$B$14]" office:value-type="float" office:value="58.9921049658517" calcext:value-type="float">
            <text:p>58,9921049658517</text:p>
          </table:table-cell>
          <table:table-cell table:style-name="ce20" table:formula="of:=[lf.E243]-[$lf.$C$14]" office:value-type="float" office:value="-90.5025721452501" calcext:value-type="float">
            <text:p>-90,5025721452501</text:p>
          </table:table-cell>
          <table:table-cell table:style-name="ce11" table:formula="of:=SQRT([lf.F243]^2+[lf.G243]^2)" office:value-type="float" office:value="108.031402903083" calcext:value-type="float">
            <text:p>108,031402903083</text:p>
          </table:table-cell>
          <table:table-cell table:style-name="ce20" table:formula="of:=([lf.H243]^2-[lf.$B$42]^2+[lf.$B$43]^2)/(2*[lf.H243])" office:value-type="float" office:value="4.98089469066722" calcext:value-type="float">
            <text:p>4,98089469066722</text:p>
          </table:table-cell>
          <table:table-cell table:style-name="ce20" table:formula="of:=ACOS([lf.I243]/[lf.$B$43])" office:value-type="float" office:value="1.31910254011517" calcext:value-type="float">
            <text:p>1,31910254011517</text:p>
          </table:table-cell>
          <table:table-cell table:style-name="ce20" table:formula="of:=ASIN([lf.F243]/[lf.H243])" office:value-type="float" office:value="0.577659165231868" calcext:value-type="float">
            <text:p>0,577659165231868</text:p>
          </table:table-cell>
          <table:table-cell table:style-name="ce20" table:formula="of:=IF(0.5*PI()+[lf.$B$9]&gt;[lf.K243];1;-1)" office:value-type="float" office:value="1" calcext:value-type="float">
            <text:p>1</text:p>
          </table:table-cell>
          <table:table-cell table:style-name="ce17" table:formula="of:=0.5*PI()-([lf.J243]*[lf.L243]+[lf.K243])" office:value-type="float" office:value="-0.325965378552137" calcext:value-type="float">
            <text:p>-0,325965378552137</text:p>
          </table:table-cell>
          <table:table-cell table:style-name="ce17" table:formula="of:=-[lf.M243]-[lf.$B$8]" office:value-type="float" office:value="-0.0231004718467291" calcext:value-type="float">
            <text:p>-0,023100471846729</text:p>
          </table:table-cell>
          <table:table-cell table:number-columns-repeated="1010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lf.A244]*analyze_resolution" office:value-type="float" office:value="1.95" calcext:value-type="float">
            <text:p>1,95</text:p>
          </table:table-cell>
          <table:table-cell table:style-name="ce20" table:formula="of:=-RADIANS([lf.B244])" office:value-type="float" office:value="-0.0340339204138894" calcext:value-type="float">
            <text:p>-0,03403392041389</text:p>
          </table:table-cell>
          <table:table-cell table:style-name="ce20" table:formula="of:=COS([lf.$B$6])*servo_saver_arm_length*COS([lf.C244])-SIN([lf.$B$6])*servo_saver_arm_length*SIN([lf.C244])+[lf.$B$24]" office:value-type="float" office:value="358.990734432507" calcext:value-type="float">
            <text:p>358,990734432507</text:p>
          </table:table-cell>
          <table:table-cell table:style-name="ce20" table:formula="of:=COS([lf.$B$6])*servo_saver_arm_length*SIN([lf.C244])+SIN([lf.$B$6])*servo_saver_arm_length*COS([lf.C244])+[lf.$C$24]" office:value-type="float" office:value="-0.544437608034679" calcext:value-type="float">
            <text:p>-0,544437608034679</text:p>
          </table:table-cell>
          <table:table-cell table:style-name="ce20" table:formula="of:=[$lf.D244]-[$lf.$B$14]" office:value-type="float" office:value="58.9907344325068" calcext:value-type="float">
            <text:p>58,9907344325068</text:p>
          </table:table-cell>
          <table:table-cell table:style-name="ce20" table:formula="of:=[lf.E244]-[$lf.$C$14]" office:value-type="float" office:value="-90.5444376080347" calcext:value-type="float">
            <text:p>-90,5444376080347</text:p>
          </table:table-cell>
          <table:table-cell table:style-name="ce11" table:formula="of:=SQRT([lf.F244]^2+[lf.G244]^2)" office:value-type="float" office:value="108.06572967709" calcext:value-type="float">
            <text:p>108,06572967709</text:p>
          </table:table-cell>
          <table:table-cell table:style-name="ce20" table:formula="of:=([lf.H244]^2-[lf.$B$42]^2+[lf.$B$43]^2)/(2*[lf.H244])" office:value-type="float" office:value="5.01363384563299" calcext:value-type="float">
            <text:p>5,01363384563299</text:p>
          </table:table-cell>
          <table:table-cell table:style-name="ce20" table:formula="of:=ACOS([lf.I244]/[lf.$B$43])" office:value-type="float" office:value="1.3174119588293" calcext:value-type="float">
            <text:p>1,3174119588293</text:p>
          </table:table-cell>
          <table:table-cell table:style-name="ce20" table:formula="of:=ASIN([lf.F244]/[lf.H244])" office:value-type="float" office:value="0.577436991238836" calcext:value-type="float">
            <text:p>0,577436991238836</text:p>
          </table:table-cell>
          <table:table-cell table:style-name="ce20" table:formula="of:=IF(0.5*PI()+[lf.$B$9]&gt;[lf.K244];1;-1)" office:value-type="float" office:value="1" calcext:value-type="float">
            <text:p>1</text:p>
          </table:table-cell>
          <table:table-cell table:style-name="ce17" table:formula="of:=0.5*PI()-([lf.J244]*[lf.L244]+[lf.K244])" office:value-type="float" office:value="-0.324052623273235" calcext:value-type="float">
            <text:p>-0,324052623273235</text:p>
          </table:table-cell>
          <table:table-cell table:style-name="ce17" table:formula="of:=-[lf.M244]-[lf.$B$8]" office:value-type="float" office:value="-0.0250132271256304" calcext:value-type="float">
            <text:p>-0,025013227125631</text:p>
          </table:table-cell>
          <table:table-cell table:number-columns-repeated="1010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lf.A245]*analyze_resolution" office:value-type="float" office:value="2.1" calcext:value-type="float">
            <text:p>2,1</text:p>
          </table:table-cell>
          <table:table-cell table:style-name="ce20" table:formula="of:=-RADIANS([lf.B245])" office:value-type="float" office:value="-0.0366519142918809" calcext:value-type="float">
            <text:p>-0,036651914291881</text:p>
          </table:table-cell>
          <table:table-cell table:style-name="ce20" table:formula="of:=COS([lf.$B$6])*servo_saver_arm_length*COS([lf.C245])-SIN([lf.$B$6])*servo_saver_arm_length*SIN([lf.C245])+[lf.$B$24]" office:value-type="float" office:value="358.989254300459" calcext:value-type="float">
            <text:p>358,989254300459</text:p>
          </table:table-cell>
          <table:table-cell table:style-name="ce20" table:formula="of:=COS([lf.$B$6])*servo_saver_arm_length*SIN([lf.C245])+SIN([lf.$B$6])*servo_saver_arm_length*COS([lf.C245])+[lf.$C$24]" office:value-type="float" office:value="-0.5862993393049" calcext:value-type="float">
            <text:p>-0,5862993393049</text:p>
          </table:table-cell>
          <table:table-cell table:style-name="ce20" table:formula="of:=[$lf.D245]-[$lf.$B$14]" office:value-type="float" office:value="58.9892543004585" calcext:value-type="float">
            <text:p>58,9892543004585</text:p>
          </table:table-cell>
          <table:table-cell table:style-name="ce20" table:formula="of:=[lf.E245]-[$lf.$C$14]" office:value-type="float" office:value="-90.5862993393049" calcext:value-type="float">
            <text:p>-90,5862993393049</text:p>
          </table:table-cell>
          <table:table-cell table:style-name="ce11" table:formula="of:=SQRT([lf.F245]^2+[lf.G245]^2)" office:value-type="float" office:value="108.099998847892" calcext:value-type="float">
            <text:p>108,099998847892</text:p>
          </table:table-cell>
          <table:table-cell table:style-name="ce20" table:formula="of:=([lf.H245]^2-[lf.$B$42]^2+[lf.$B$43]^2)/(2*[lf.H245])" office:value-type="float" office:value="5.04630819437759" calcext:value-type="float">
            <text:p>5,04630819437759</text:p>
          </table:table-cell>
          <table:table-cell table:style-name="ce20" table:formula="of:=ACOS([lf.I245]/[lf.$B$43])" office:value-type="float" office:value="1.31572398578031" calcext:value-type="float">
            <text:p>1,31572398578031</text:p>
          </table:table-cell>
          <table:table-cell table:style-name="ce20" table:formula="of:=ASIN([lf.F245]/[lf.H245])" office:value-type="float" office:value="0.577214127591069" calcext:value-type="float">
            <text:p>0,577214127591069</text:p>
          </table:table-cell>
          <table:table-cell table:style-name="ce20" table:formula="of:=IF(0.5*PI()+[lf.$B$9]&gt;[lf.K245];1;-1)" office:value-type="float" office:value="1" calcext:value-type="float">
            <text:p>1</text:p>
          </table:table-cell>
          <table:table-cell table:style-name="ce17" table:formula="of:=0.5*PI()-([lf.J245]*[lf.L245]+[lf.K245])" office:value-type="float" office:value="-0.32214178657648" calcext:value-type="float">
            <text:p>-0,32214178657648</text:p>
          </table:table-cell>
          <table:table-cell table:style-name="ce17" table:formula="of:=-[lf.M245]-[lf.$B$8]" office:value-type="float" office:value="-0.0269240638223862" calcext:value-type="float">
            <text:p>-0,026924063822386</text:p>
          </table:table-cell>
          <table:table-cell table:number-columns-repeated="1010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lf.A246]*analyze_resolution" office:value-type="float" office:value="2.25" calcext:value-type="float">
            <text:p>2,25</text:p>
          </table:table-cell>
          <table:table-cell table:style-name="ce20" table:formula="of:=-RADIANS([lf.B246])" office:value-type="float" office:value="-0.0392699081698724" calcext:value-type="float">
            <text:p>-0,039269908169873</text:p>
          </table:table-cell>
          <table:table-cell table:style-name="ce20" table:formula="of:=COS([lf.$B$6])*servo_saver_arm_length*COS([lf.C246])-SIN([lf.$B$6])*servo_saver_arm_length*SIN([lf.C246])+[lf.$B$24]" office:value-type="float" office:value="358.987664579852" calcext:value-type="float">
            <text:p>358,987664579852</text:p>
          </table:table-cell>
          <table:table-cell table:style-name="ce20" table:formula="of:=COS([lf.$B$6])*servo_saver_arm_length*SIN([lf.C246])+SIN([lf.$B$6])*servo_saver_arm_length*COS([lf.C246])+[lf.$C$24]" office:value-type="float" office:value="-0.628157052145098" calcext:value-type="float">
            <text:p>-0,628157052145098</text:p>
          </table:table-cell>
          <table:table-cell table:style-name="ce20" table:formula="of:=[$lf.D246]-[$lf.$B$14]" office:value-type="float" office:value="58.9876645798516" calcext:value-type="float">
            <text:p>58,9876645798516</text:p>
          </table:table-cell>
          <table:table-cell table:style-name="ce20" table:formula="of:=[lf.E246]-[$lf.$C$14]" office:value-type="float" office:value="-90.6281570521451" calcext:value-type="float">
            <text:p>-90,6281570521451</text:p>
          </table:table-cell>
          <table:table-cell table:style-name="ce11" table:formula="of:=SQRT([lf.F246]^2+[lf.G246]^2)" office:value-type="float" office:value="108.134210235491" calcext:value-type="float">
            <text:p>108,134210235491</text:p>
          </table:table-cell>
          <table:table-cell table:style-name="ce20" table:formula="of:=([lf.H246]^2-[lf.$B$42]^2+[lf.$B$43]^2)/(2*[lf.H246])" office:value-type="float" office:value="5.07891762442068" calcext:value-type="float">
            <text:p>5,07891762442068</text:p>
          </table:table-cell>
          <table:table-cell table:style-name="ce20" table:formula="of:=ACOS([lf.I246]/[lf.$B$43])" office:value-type="float" office:value="1.31403862540452" calcext:value-type="float">
            <text:p>1,31403862540452</text:p>
          </table:table-cell>
          <table:table-cell table:style-name="ce20" table:formula="of:=ASIN([lf.F246]/[lf.H246])" office:value-type="float" office:value="0.576990576103224" calcext:value-type="float">
            <text:p>0,576990576103224</text:p>
          </table:table-cell>
          <table:table-cell table:style-name="ce20" table:formula="of:=IF(0.5*PI()+[lf.$B$9]&gt;[lf.K246];1;-1)" office:value-type="float" office:value="1" calcext:value-type="float">
            <text:p>1</text:p>
          </table:table-cell>
          <table:table-cell table:style-name="ce17" table:formula="of:=0.5*PI()-([lf.J246]*[lf.L246]+[lf.K246])" office:value-type="float" office:value="-0.32023287471285" calcext:value-type="float">
            <text:p>-0,32023287471285</text:p>
          </table:table-cell>
          <table:table-cell table:style-name="ce17" table:formula="of:=-[lf.M246]-[lf.$B$8]" office:value-type="float" office:value="-0.0288329756860159" calcext:value-type="float">
            <text:p>-0,028832975686016</text:p>
          </table:table-cell>
          <table:table-cell table:number-columns-repeated="1010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lf.A247]*analyze_resolution" office:value-type="float" office:value="2.4" calcext:value-type="float">
            <text:p>2,4</text:p>
          </table:table-cell>
          <table:table-cell table:style-name="ce20" table:formula="of:=-RADIANS([lf.B247])" office:value-type="float" office:value="-0.0418879020478639" calcext:value-type="float">
            <text:p>-0,041887902047864</text:p>
          </table:table-cell>
          <table:table-cell table:style-name="ce20" table:formula="of:=COS([lf.$B$6])*servo_saver_arm_length*COS([lf.C247])-SIN([lf.$B$6])*servo_saver_arm_length*SIN([lf.C247])+[lf.$B$24]" office:value-type="float" office:value="358.985965281582" calcext:value-type="float">
            <text:p>358,985965281582</text:p>
          </table:table-cell>
          <table:table-cell table:style-name="ce20" table:formula="of:=COS([lf.$B$6])*servo_saver_arm_length*SIN([lf.C247])+SIN([lf.$B$6])*servo_saver_arm_length*COS([lf.C247])+[lf.$C$24]" office:value-type="float" office:value="-0.670010459667194" calcext:value-type="float">
            <text:p>-0,670010459667194</text:p>
          </table:table-cell>
          <table:table-cell table:style-name="ce20" table:formula="of:=[$lf.D247]-[$lf.$B$14]" office:value-type="float" office:value="58.9859652815817" calcext:value-type="float">
            <text:p>58,9859652815817</text:p>
          </table:table-cell>
          <table:table-cell table:style-name="ce20" table:formula="of:=[lf.E247]-[$lf.$C$14]" office:value-type="float" office:value="-90.6700104596672" calcext:value-type="float">
            <text:p>-90,6700104596672</text:p>
          </table:table-cell>
          <table:table-cell table:style-name="ce11" table:formula="of:=SQRT([lf.F247]^2+[lf.G247]^2)" office:value-type="float" office:value="108.168363660343" calcext:value-type="float">
            <text:p>108,168363660343</text:p>
          </table:table-cell>
          <table:table-cell table:style-name="ce20" table:formula="of:=([lf.H247]^2-[lf.$B$42]^2+[lf.$B$43]^2)/(2*[lf.H247])" office:value-type="float" office:value="5.11146202373346" calcext:value-type="float">
            <text:p>5,11146202373346</text:p>
          </table:table-cell>
          <table:table-cell table:style-name="ce20" table:formula="of:=ACOS([lf.I247]/[lf.$B$43])" office:value-type="float" office:value="1.31235588216413" calcext:value-type="float">
            <text:p>1,31235588216413</text:p>
          </table:table-cell>
          <table:table-cell table:style-name="ce20" table:formula="of:=ASIN([lf.F247]/[lf.H247])" office:value-type="float" office:value="0.576766338589434" calcext:value-type="float">
            <text:p>0,576766338589434</text:p>
          </table:table-cell>
          <table:table-cell table:style-name="ce20" table:formula="of:=IF(0.5*PI()+[lf.$B$9]&gt;[lf.K247];1;-1)" office:value-type="float" office:value="1" calcext:value-type="float">
            <text:p>1</text:p>
          </table:table-cell>
          <table:table-cell table:style-name="ce17" table:formula="of:=0.5*PI()-([lf.J247]*[lf.L247]+[lf.K247])" office:value-type="float" office:value="-0.318325893958663" calcext:value-type="float">
            <text:p>-0,318325893958663</text:p>
          </table:table-cell>
          <table:table-cell table:style-name="ce17" table:formula="of:=-[lf.M247]-[lf.$B$8]" office:value-type="float" office:value="-0.0307399564402031" calcext:value-type="float">
            <text:p>-0,030739956440203</text:p>
          </table:table-cell>
          <table:table-cell table:number-columns-repeated="1010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lf.A248]*analyze_resolution" office:value-type="float" office:value="2.55" calcext:value-type="float">
            <text:p>2,55</text:p>
          </table:table-cell>
          <table:table-cell table:style-name="ce20" table:formula="of:=-RADIANS([lf.B248])" office:value-type="float" office:value="-0.0445058959258554" calcext:value-type="float">
            <text:p>-0,044505895925855</text:p>
          </table:table-cell>
          <table:table-cell table:style-name="ce20" table:formula="of:=COS([lf.$B$6])*servo_saver_arm_length*COS([lf.C248])-SIN([lf.$B$6])*servo_saver_arm_length*SIN([lf.C248])+[lf.$B$24]" office:value-type="float" office:value="358.984156417296" calcext:value-type="float">
            <text:p>358,984156417296</text:p>
          </table:table-cell>
          <table:table-cell table:style-name="ce20" table:formula="of:=COS([lf.$B$6])*servo_saver_arm_length*SIN([lf.C248])+SIN([lf.$B$6])*servo_saver_arm_length*COS([lf.C248])+[lf.$C$24]" office:value-type="float" office:value="-0.71185927501262" calcext:value-type="float">
            <text:p>-0,71185927501262</text:p>
          </table:table-cell>
          <table:table-cell table:style-name="ce20" table:formula="of:=[$lf.D248]-[$lf.$B$14]" office:value-type="float" office:value="58.9841564172958" calcext:value-type="float">
            <text:p>58,9841564172958</text:p>
          </table:table-cell>
          <table:table-cell table:style-name="ce20" table:formula="of:=[lf.E248]-[$lf.$C$14]" office:value-type="float" office:value="-90.7118592750126" calcext:value-type="float">
            <text:p>-90,7118592750126</text:p>
          </table:table-cell>
          <table:table-cell table:style-name="ce11" table:formula="of:=SQRT([lf.F248]^2+[lf.G248]^2)" office:value-type="float" office:value="108.202458943361" calcext:value-type="float">
            <text:p>108,202458943361</text:p>
          </table:table-cell>
          <table:table-cell table:style-name="ce20" table:formula="of:=([lf.H248]^2-[lf.$B$42]^2+[lf.$B$43]^2)/(2*[lf.H248])" office:value-type="float" office:value="5.14394128073719" calcext:value-type="float">
            <text:p>5,14394128073719</text:p>
          </table:table-cell>
          <table:table-cell table:style-name="ce20" table:formula="of:=ACOS([lf.I248]/[lf.$B$43])" office:value-type="float" office:value="1.3106757605472" calcext:value-type="float">
            <text:p>1,3106757605472</text:p>
          </table:table-cell>
          <table:table-cell table:style-name="ce20" table:formula="of:=ASIN([lf.F248]/[lf.H248])" office:value-type="float" office:value="0.576541416863301" calcext:value-type="float">
            <text:p>0,576541416863301</text:p>
          </table:table-cell>
          <table:table-cell table:style-name="ce20" table:formula="of:=IF(0.5*PI()+[lf.$B$9]&gt;[lf.K248];1;-1)" office:value-type="float" office:value="1" calcext:value-type="float">
            <text:p>1</text:p>
          </table:table-cell>
          <table:table-cell table:style-name="ce17" table:formula="of:=0.5*PI()-([lf.J248]*[lf.L248]+[lf.K248])" office:value-type="float" office:value="-0.316420850615603" calcext:value-type="float">
            <text:p>-0,316420850615603</text:p>
          </table:table-cell>
          <table:table-cell table:style-name="ce17" table:formula="of:=-[lf.M248]-[lf.$B$8]" office:value-type="float" office:value="-0.0326449997832631" calcext:value-type="float">
            <text:p>-0,032644999783263</text:p>
          </table:table-cell>
          <table:table-cell table:number-columns-repeated="1010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lf.A249]*analyze_resolution" office:value-type="float" office:value="2.7" calcext:value-type="float">
            <text:p>2,7</text:p>
          </table:table-cell>
          <table:table-cell table:style-name="ce20" table:formula="of:=-RADIANS([lf.B249])" office:value-type="float" office:value="-0.0471238898038469" calcext:value-type="float">
            <text:p>-0,047123889803847</text:p>
          </table:table-cell>
          <table:table-cell table:style-name="ce20" table:formula="of:=COS([lf.$B$6])*servo_saver_arm_length*COS([lf.C249])-SIN([lf.$B$6])*servo_saver_arm_length*SIN([lf.C249])+[lf.$B$24]" office:value-type="float" office:value="358.982237999392" calcext:value-type="float">
            <text:p>358,982237999392</text:p>
          </table:table-cell>
          <table:table-cell table:style-name="ce20" table:formula="of:=COS([lf.$B$6])*servo_saver_arm_length*SIN([lf.C249])+SIN([lf.$B$6])*servo_saver_arm_length*COS([lf.C249])+[lf.$C$24]" office:value-type="float" office:value="-0.753703211354283" calcext:value-type="float">
            <text:p>-0,753703211354283</text:p>
          </table:table-cell>
          <table:table-cell table:style-name="ce20" table:formula="of:=[$lf.D249]-[$lf.$B$14]" office:value-type="float" office:value="58.9822379993916" calcext:value-type="float">
            <text:p>58,9822379993916</text:p>
          </table:table-cell>
          <table:table-cell table:style-name="ce20" table:formula="of:=[lf.E249]-[$lf.$C$14]" office:value-type="float" office:value="-90.7537032113543" calcext:value-type="float">
            <text:p>-90,7537032113543</text:p>
          </table:table-cell>
          <table:table-cell table:style-name="ce11" table:formula="of:=SQRT([lf.F249]^2+[lf.G249]^2)" office:value-type="float" office:value="108.236495905916" calcext:value-type="float">
            <text:p>108,236495905916</text:p>
          </table:table-cell>
          <table:table-cell table:style-name="ce20" table:formula="of:=([lf.H249]^2-[lf.$B$42]^2+[lf.$B$43]^2)/(2*[lf.H249])" office:value-type="float" office:value="5.17635528430172" calcext:value-type="float">
            <text:p>5,17635528430172</text:p>
          </table:table-cell>
          <table:table-cell table:style-name="ce20" table:formula="of:=ACOS([lf.I249]/[lf.$B$43])" office:value-type="float" office:value="1.30899826506776" calcext:value-type="float">
            <text:p>1,30899826506776</text:p>
          </table:table-cell>
          <table:table-cell table:style-name="ce20" table:formula="of:=ASIN([lf.F249]/[lf.H249])" office:value-type="float" office:value="0.576315812737881" calcext:value-type="float">
            <text:p>0,576315812737881</text:p>
          </table:table-cell>
          <table:table-cell table:style-name="ce20" table:formula="of:=IF(0.5*PI()+[lf.$B$9]&gt;[lf.K249];1;-1)" office:value-type="float" office:value="1" calcext:value-type="float">
            <text:p>1</text:p>
          </table:table-cell>
          <table:table-cell table:style-name="ce17" table:formula="of:=0.5*PI()-([lf.J249]*[lf.L249]+[lf.K249])" office:value-type="float" office:value="-0.314517751010747" calcext:value-type="float">
            <text:p>-0,314517751010747</text:p>
          </table:table-cell>
          <table:table-cell table:style-name="ce17" table:formula="of:=-[lf.M249]-[lf.$B$8]" office:value-type="float" office:value="-0.034548099388119" calcext:value-type="float">
            <text:p>-0,034548099388119</text:p>
          </table:table-cell>
          <table:table-cell table:number-columns-repeated="1010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lf.A250]*analyze_resolution" office:value-type="float" office:value="2.85" calcext:value-type="float">
            <text:p>2,85</text:p>
          </table:table-cell>
          <table:table-cell table:style-name="ce20" table:formula="of:=-RADIANS([lf.B250])" office:value-type="float" office:value="-0.0497418836818384" calcext:value-type="float">
            <text:p>-0,049741883681838</text:p>
          </table:table-cell>
          <table:table-cell table:style-name="ce20" table:formula="of:=COS([lf.$B$6])*servo_saver_arm_length*COS([lf.C250])-SIN([lf.$B$6])*servo_saver_arm_length*SIN([lf.C250])+[lf.$B$24]" office:value-type="float" office:value="358.980210041018" calcext:value-type="float">
            <text:p>358,980210041018</text:p>
          </table:table-cell>
          <table:table-cell table:style-name="ce20" table:formula="of:=COS([lf.$B$6])*servo_saver_arm_length*SIN([lf.C250])+SIN([lf.$B$6])*servo_saver_arm_length*COS([lf.C250])+[lf.$C$24]" office:value-type="float" office:value="-0.795541981898526" calcext:value-type="float">
            <text:p>-0,795541981898526</text:p>
          </table:table-cell>
          <table:table-cell table:style-name="ce20" table:formula="of:=[$lf.D250]-[$lf.$B$14]" office:value-type="float" office:value="58.9802100410175" calcext:value-type="float">
            <text:p>58,9802100410175</text:p>
          </table:table-cell>
          <table:table-cell table:style-name="ce20" table:formula="of:=[lf.E250]-[$lf.$C$14]" office:value-type="float" office:value="-90.7955419818985" calcext:value-type="float">
            <text:p>-90,7955419818985</text:p>
          </table:table-cell>
          <table:table-cell table:style-name="ce11" table:formula="of:=SQRT([lf.F250]^2+[lf.G250]^2)" office:value-type="float" office:value="108.270474369836" calcext:value-type="float">
            <text:p>108,270474369836</text:p>
          </table:table-cell>
          <table:table-cell table:style-name="ce20" table:formula="of:=([lf.H250]^2-[lf.$B$42]^2+[lf.$B$43]^2)/(2*[lf.H250])" office:value-type="float" office:value="5.20870392374403" calcext:value-type="float">
            <text:p>5,20870392374403</text:p>
          </table:table-cell>
          <table:table-cell table:style-name="ce20" table:formula="of:=ACOS([lf.I250]/[lf.$B$43])" office:value-type="float" office:value="1.30732340026581" calcext:value-type="float">
            <text:p>1,30732340026581</text:p>
          </table:table-cell>
          <table:table-cell table:style-name="ce20" table:formula="of:=ASIN([lf.F250]/[lf.H250])" office:value-type="float" office:value="0.576089528025685" calcext:value-type="float">
            <text:p>0,576089528025685</text:p>
          </table:table-cell>
          <table:table-cell table:style-name="ce20" table:formula="of:=IF(0.5*PI()+[lf.$B$9]&gt;[lf.K250];1;-1)" office:value-type="float" office:value="1" calcext:value-type="float">
            <text:p>1</text:p>
          </table:table-cell>
          <table:table-cell table:style-name="ce17" table:formula="of:=0.5*PI()-([lf.J250]*[lf.L250]+[lf.K250])" office:value-type="float" office:value="-0.312616601496598" calcext:value-type="float">
            <text:p>-0,312616601496598</text:p>
          </table:table-cell>
          <table:table-cell table:style-name="ce17" table:formula="of:=-[lf.M250]-[lf.$B$8]" office:value-type="float" office:value="-0.036449248902268" calcext:value-type="float">
            <text:p>-0,036449248902268</text:p>
          </table:table-cell>
          <table:table-cell table:number-columns-repeated="1010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lf.A251]*analyze_resolution" office:value-type="float" office:value="3" calcext:value-type="float">
            <text:p>3</text:p>
          </table:table-cell>
          <table:table-cell table:style-name="ce20" table:formula="of:=-RADIANS([lf.B251])" office:value-type="float" office:value="-0.0523598775598299" calcext:value-type="float">
            <text:p>-0,05235987755983</text:p>
          </table:table-cell>
          <table:table-cell table:style-name="ce20" table:formula="of:=COS([lf.$B$6])*servo_saver_arm_length*COS([lf.C251])-SIN([lf.$B$6])*servo_saver_arm_length*SIN([lf.C251])+[lf.$B$24]" office:value-type="float" office:value="358.978072556073" calcext:value-type="float">
            <text:p>358,978072556073</text:p>
          </table:table-cell>
          <table:table-cell table:style-name="ce20" table:formula="of:=COS([lf.$B$6])*servo_saver_arm_length*SIN([lf.C251])+SIN([lf.$B$6])*servo_saver_arm_length*COS([lf.C251])+[lf.$C$24]" office:value-type="float" office:value="-0.837375299887101" calcext:value-type="float">
            <text:p>-0,837375299887101</text:p>
          </table:table-cell>
          <table:table-cell table:style-name="ce20" table:formula="of:=[$lf.D251]-[$lf.$B$14]" office:value-type="float" office:value="58.9780725560732" calcext:value-type="float">
            <text:p>58,9780725560732</text:p>
          </table:table-cell>
          <table:table-cell table:style-name="ce20" table:formula="of:=[lf.E251]-[$lf.$C$14]" office:value-type="float" office:value="-90.8373752998871" calcext:value-type="float">
            <text:p>-90,8373752998871</text:p>
          </table:table-cell>
          <table:table-cell table:style-name="ce11" table:formula="of:=SQRT([lf.F251]^2+[lf.G251]^2)" office:value-type="float" office:value="108.304394157402" calcext:value-type="float">
            <text:p>108,304394157402</text:p>
          </table:table-cell>
          <table:table-cell table:style-name="ce20" table:formula="of:=([lf.H251]^2-[lf.$B$42]^2+[lf.$B$43]^2)/(2*[lf.H251])" office:value-type="float" office:value="5.24098708882681" calcext:value-type="float">
            <text:p>5,24098708882681</text:p>
          </table:table-cell>
          <table:table-cell table:style-name="ce20" table:formula="of:=ACOS([lf.I251]/[lf.$B$43])" office:value-type="float" office:value="1.30565117070734" calcext:value-type="float">
            <text:p>1,30565117070734</text:p>
          </table:table-cell>
          <table:table-cell table:style-name="ce20" table:formula="of:=ASIN([lf.F251]/[lf.H251])" office:value-type="float" office:value="0.575862564538669" calcext:value-type="float">
            <text:p>0,575862564538669</text:p>
          </table:table-cell>
          <table:table-cell table:style-name="ce20" table:formula="of:=IF(0.5*PI()+[lf.$B$9]&gt;[lf.K251];1;-1)" office:value-type="float" office:value="1" calcext:value-type="float">
            <text:p>1</text:p>
          </table:table-cell>
          <table:table-cell table:style-name="ce17" table:formula="of:=0.5*PI()-([lf.J251]*[lf.L251]+[lf.K251])" office:value-type="float" office:value="-0.31071740845111" calcext:value-type="float">
            <text:p>-0,31071740845111</text:p>
          </table:table-cell>
          <table:table-cell table:style-name="ce17" table:formula="of:=-[lf.M251]-[lf.$B$8]" office:value-type="float" office:value="-0.0383484419477557" calcext:value-type="float">
            <text:p>-0,038348441947756</text:p>
          </table:table-cell>
          <table:table-cell table:number-columns-repeated="1010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lf.A252]*analyze_resolution" office:value-type="float" office:value="3.15" calcext:value-type="float">
            <text:p>3,15</text:p>
          </table:table-cell>
          <table:table-cell table:style-name="ce20" table:formula="of:=-RADIANS([lf.B252])" office:value-type="float" office:value="-0.0549778714378214" calcext:value-type="float">
            <text:p>-0,054977871437821</text:p>
          </table:table-cell>
          <table:table-cell table:style-name="ce20" table:formula="of:=COS([lf.$B$6])*servo_saver_arm_length*COS([lf.C252])-SIN([lf.$B$6])*servo_saver_arm_length*SIN([lf.C252])+[lf.$B$24]" office:value-type="float" office:value="358.975825559209" calcext:value-type="float">
            <text:p>358,975825559209</text:p>
          </table:table-cell>
          <table:table-cell table:style-name="ce20" table:formula="of:=COS([lf.$B$6])*servo_saver_arm_length*SIN([lf.C252])+SIN([lf.$B$6])*servo_saver_arm_length*COS([lf.C252])+[lf.$C$24]" office:value-type="float" office:value="-0.879202878599132" calcext:value-type="float">
            <text:p>-0,879202878599132</text:p>
          </table:table-cell>
          <table:table-cell table:style-name="ce20" table:formula="of:=[$lf.D252]-[$lf.$B$14]" office:value-type="float" office:value="58.9758255592086" calcext:value-type="float">
            <text:p>58,9758255592086</text:p>
          </table:table-cell>
          <table:table-cell table:style-name="ce20" table:formula="of:=[lf.E252]-[$lf.$C$14]" office:value-type="float" office:value="-90.8792028785991" calcext:value-type="float">
            <text:p>-90,8792028785991</text:p>
          </table:table-cell>
          <table:table-cell table:style-name="ce11" table:formula="of:=SQRT([lf.F252]^2+[lf.G252]^2)" office:value-type="float" office:value="108.338255091356" calcext:value-type="float">
            <text:p>108,338255091356</text:p>
          </table:table-cell>
          <table:table-cell table:style-name="ce20" table:formula="of:=([lf.H252]^2-[lf.$B$42]^2+[lf.$B$43]^2)/(2*[lf.H252])" office:value-type="float" office:value="5.27320466975697" calcext:value-type="float">
            <text:p>5,27320466975697</text:p>
          </table:table-cell>
          <table:table-cell table:style-name="ce20" table:formula="of:=ACOS([lf.I252]/[lf.$B$43])" office:value-type="float" office:value="1.30398158098439" calcext:value-type="float">
            <text:p>1,30398158098439</text:p>
          </table:table-cell>
          <table:table-cell table:style-name="ce20" table:formula="of:=ASIN([lf.F252]/[lf.H252])" office:value-type="float" office:value="0.575634924088223" calcext:value-type="float">
            <text:p>0,575634924088223</text:p>
          </table:table-cell>
          <table:table-cell table:style-name="ce20" table:formula="of:=IF(0.5*PI()+[lf.$B$9]&gt;[lf.K252];1;-1)" office:value-type="float" office:value="1" calcext:value-type="float">
            <text:p>1</text:p>
          </table:table-cell>
          <table:table-cell table:style-name="ce17" table:formula="of:=0.5*PI()-([lf.J252]*[lf.L252]+[lf.K252])" office:value-type="float" office:value="-0.308820178277718" calcext:value-type="float">
            <text:p>-0,308820178277718</text:p>
          </table:table-cell>
          <table:table-cell table:style-name="ce17" table:formula="of:=-[lf.M252]-[lf.$B$8]" office:value-type="float" office:value="-0.0402456721211481" calcext:value-type="float">
            <text:p>-0,040245672121148</text:p>
          </table:table-cell>
          <table:table-cell table:number-columns-repeated="1010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lf.A253]*analyze_resolution" office:value-type="float" office:value="3.3" calcext:value-type="float">
            <text:p>3,3</text:p>
          </table:table-cell>
          <table:table-cell table:style-name="ce20" table:formula="of:=-RADIANS([lf.B253])" office:value-type="float" office:value="-0.0575958653158129" calcext:value-type="float">
            <text:p>-0,057595865315813</text:p>
          </table:table-cell>
          <table:table-cell table:style-name="ce20" table:formula="of:=COS([lf.$B$6])*servo_saver_arm_length*COS([lf.C253])-SIN([lf.$B$6])*servo_saver_arm_length*SIN([lf.C253])+[lf.$B$24]" office:value-type="float" office:value="358.973469065824" calcext:value-type="float">
            <text:p>358,973469065824</text:p>
          </table:table-cell>
          <table:table-cell table:style-name="ce20" table:formula="of:=COS([lf.$B$6])*servo_saver_arm_length*SIN([lf.C253])+SIN([lf.$B$6])*servo_saver_arm_length*COS([lf.C253])+[lf.$C$24]" office:value-type="float" office:value="-0.921024431353076" calcext:value-type="float">
            <text:p>-0,921024431353076</text:p>
          </table:table-cell>
          <table:table-cell table:style-name="ce20" table:formula="of:=[$lf.D253]-[$lf.$B$14]" office:value-type="float" office:value="58.9734690658245" calcext:value-type="float">
            <text:p>58,9734690658245</text:p>
          </table:table-cell>
          <table:table-cell table:style-name="ce20" table:formula="of:=[lf.E253]-[$lf.$C$14]" office:value-type="float" office:value="-90.9210244313531" calcext:value-type="float">
            <text:p>-90,9210244313531</text:p>
          </table:table-cell>
          <table:table-cell table:style-name="ce11" table:formula="of:=SQRT([lf.F253]^2+[lf.G253]^2)" office:value-type="float" office:value="108.372056994894" calcext:value-type="float">
            <text:p>108,372056994894</text:p>
          </table:table-cell>
          <table:table-cell table:style-name="ce20" table:formula="of:=([lf.H253]^2-[lf.$B$42]^2+[lf.$B$43]^2)/(2*[lf.H253])" office:value-type="float" office:value="5.3053565571842" calcext:value-type="float">
            <text:p>5,3053565571842</text:p>
          </table:table-cell>
          <table:table-cell table:style-name="ce20" table:formula="of:=ACOS([lf.I253]/[lf.$B$43])" office:value-type="float" office:value="1.30231463571509" calcext:value-type="float">
            <text:p>1,30231463571509</text:p>
          </table:table-cell>
          <table:table-cell table:style-name="ce20" table:formula="of:=ASIN([lf.F253]/[lf.H253])" office:value-type="float" office:value="0.57540660848517" calcext:value-type="float">
            <text:p>0,57540660848517</text:p>
          </table:table-cell>
          <table:table-cell table:style-name="ce20" table:formula="of:=IF(0.5*PI()+[lf.$B$9]&gt;[lf.K253];1;-1)" office:value-type="float" office:value="1" calcext:value-type="float">
            <text:p>1</text:p>
          </table:table-cell>
          <table:table-cell table:style-name="ce17" table:formula="of:=0.5*PI()-([lf.J253]*[lf.L253]+[lf.K253])" office:value-type="float" office:value="-0.306924917405364" calcext:value-type="float">
            <text:p>-0,306924917405364</text:p>
          </table:table-cell>
          <table:table-cell table:style-name="ce17" table:formula="of:=-[lf.M253]-[lf.$B$8]" office:value-type="float" office:value="-0.0421409329935018" calcext:value-type="float">
            <text:p>-0,042140932993502</text:p>
          </table:table-cell>
          <table:table-cell table:number-columns-repeated="1010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lf.A254]*analyze_resolution" office:value-type="float" office:value="3.45" calcext:value-type="float">
            <text:p>3,45</text:p>
          </table:table-cell>
          <table:table-cell table:style-name="ce20" table:formula="of:=-RADIANS([lf.B254])" office:value-type="float" office:value="-0.0602138591938044" calcext:value-type="float">
            <text:p>-0,060213859193804</text:p>
          </table:table-cell>
          <table:table-cell table:style-name="ce20" table:formula="of:=COS([lf.$B$6])*servo_saver_arm_length*COS([lf.C254])-SIN([lf.$B$6])*servo_saver_arm_length*SIN([lf.C254])+[lf.$B$24]" office:value-type="float" office:value="358.971003092072" calcext:value-type="float">
            <text:p>358,971003092072</text:p>
          </table:table-cell>
          <table:table-cell table:style-name="ce20" table:formula="of:=COS([lf.$B$6])*servo_saver_arm_length*SIN([lf.C254])+SIN([lf.$B$6])*servo_saver_arm_length*COS([lf.C254])+[lf.$C$24]" office:value-type="float" office:value="-0.962839671508695" calcext:value-type="float">
            <text:p>-0,962839671508695</text:p>
          </table:table-cell>
          <table:table-cell table:style-name="ce20" table:formula="of:=[$lf.D254]-[$lf.$B$14]" office:value-type="float" office:value="58.9710030920718" calcext:value-type="float">
            <text:p>58,9710030920718</text:p>
          </table:table-cell>
          <table:table-cell table:style-name="ce20" table:formula="of:=[lf.E254]-[$lf.$C$14]" office:value-type="float" office:value="-90.9628396715087" calcext:value-type="float">
            <text:p>-90,9628396715087</text:p>
          </table:table-cell>
          <table:table-cell table:style-name="ce11" table:formula="of:=SQRT([lf.F254]^2+[lf.G254]^2)" office:value-type="float" office:value="108.405799691667" calcext:value-type="float">
            <text:p>108,405799691667</text:p>
          </table:table-cell>
          <table:table-cell table:style-name="ce20" table:formula="of:=([lf.H254]^2-[lf.$B$42]^2+[lf.$B$43]^2)/(2*[lf.H254])" office:value-type="float" office:value="5.33744264219952" calcext:value-type="float">
            <text:p>5,33744264219952</text:p>
          </table:table-cell>
          <table:table-cell table:style-name="ce20" table:formula="of:=ACOS([lf.I254]/[lf.$B$43])" office:value-type="float" office:value="1.30065033954367" calcext:value-type="float">
            <text:p>1,30065033954367</text:p>
          </table:table-cell>
          <table:table-cell table:style-name="ce20" table:formula="of:=ASIN([lf.F254]/[lf.H254])" office:value-type="float" office:value="0.575177619539754" calcext:value-type="float">
            <text:p>0,575177619539754</text:p>
          </table:table-cell>
          <table:table-cell table:style-name="ce20" table:formula="of:=IF(0.5*PI()+[lf.$B$9]&gt;[lf.K254];1;-1)" office:value-type="float" office:value="1" calcext:value-type="float">
            <text:p>1</text:p>
          </table:table-cell>
          <table:table-cell table:style-name="ce17" table:formula="of:=0.5*PI()-([lf.J254]*[lf.L254]+[lf.K254])" office:value-type="float" office:value="-0.305031632288528" calcext:value-type="float">
            <text:p>-0,305031632288528</text:p>
          </table:table-cell>
          <table:table-cell table:style-name="ce17" table:formula="of:=-[lf.M254]-[lf.$B$8]" office:value-type="float" office:value="-0.0440342181103381" calcext:value-type="float">
            <text:p>-0,044034218110338</text:p>
          </table:table-cell>
          <table:table-cell table:number-columns-repeated="1010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lf.A255]*analyze_resolution" office:value-type="float" office:value="3.6" calcext:value-type="float">
            <text:p>3,6</text:p>
          </table:table-cell>
          <table:table-cell table:style-name="ce20" table:formula="of:=-RADIANS([lf.B255])" office:value-type="float" office:value="-0.0628318530717959" calcext:value-type="float">
            <text:p>-0,062831853071796</text:p>
          </table:table-cell>
          <table:table-cell table:style-name="ce20" table:formula="of:=COS([lf.$B$6])*servo_saver_arm_length*COS([lf.C255])-SIN([lf.$B$6])*servo_saver_arm_length*SIN([lf.C255])+[lf.$B$24]" office:value-type="float" office:value="358.968427654852" calcext:value-type="float">
            <text:p>358,968427654852</text:p>
          </table:table-cell>
          <table:table-cell table:style-name="ce20" table:formula="of:=COS([lf.$B$6])*servo_saver_arm_length*SIN([lf.C255])+SIN([lf.$B$6])*servo_saver_arm_length*COS([lf.C255])+[lf.$C$24]" office:value-type="float" office:value="-1.00464831246901" calcext:value-type="float">
            <text:p>-1,00464831246901</text:p>
          </table:table-cell>
          <table:table-cell table:style-name="ce20" table:formula="of:=[$lf.D255]-[$lf.$B$14]" office:value-type="float" office:value="58.9684276548524" calcext:value-type="float">
            <text:p>58,9684276548524</text:p>
          </table:table-cell>
          <table:table-cell table:style-name="ce20" table:formula="of:=[lf.E255]-[$lf.$C$14]" office:value-type="float" office:value="-91.004648312469" calcext:value-type="float">
            <text:p>-91,004648312469</text:p>
          </table:table-cell>
          <table:table-cell table:style-name="ce11" table:formula="of:=SQRT([lf.F255]^2+[lf.G255]^2)" office:value-type="float" office:value="108.439483005784" calcext:value-type="float">
            <text:p>108,439483005784</text:p>
          </table:table-cell>
          <table:table-cell table:style-name="ce20" table:formula="of:=([lf.H255]^2-[lf.$B$42]^2+[lf.$B$43]^2)/(2*[lf.H255])" office:value-type="float" office:value="5.36946281633392" calcext:value-type="float">
            <text:p>5,36946281633392</text:p>
          </table:table-cell>
          <table:table-cell table:style-name="ce20" table:formula="of:=ACOS([lf.I255]/[lf.$B$43])" office:value-type="float" office:value="1.29898869714051" calcext:value-type="float">
            <text:p>1,29898869714051</text:p>
          </table:table-cell>
          <table:table-cell table:style-name="ce20" table:formula="of:=ASIN([lf.F255]/[lf.H255])" office:value-type="float" office:value="0.574947959061636" calcext:value-type="float">
            <text:p>0,574947959061636</text:p>
          </table:table-cell>
          <table:table-cell table:style-name="ce20" table:formula="of:=IF(0.5*PI()+[lf.$B$9]&gt;[lf.K255];1;-1)" office:value-type="float" office:value="1" calcext:value-type="float">
            <text:p>1</text:p>
          </table:table-cell>
          <table:table-cell table:style-name="ce17" table:formula="of:=0.5*PI()-([lf.J255]*[lf.L255]+[lf.K255])" office:value-type="float" office:value="-0.303140329407246" calcext:value-type="float">
            <text:p>-0,303140329407246</text:p>
          </table:table-cell>
          <table:table-cell table:style-name="ce17" table:formula="of:=-[lf.M255]-[lf.$B$8]" office:value-type="float" office:value="-0.0459255209916196" calcext:value-type="float">
            <text:p>-0,04592552099162</text:p>
          </table:table-cell>
          <table:table-cell table:number-columns-repeated="1010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lf.A256]*analyze_resolution" office:value-type="float" office:value="3.75" calcext:value-type="float">
            <text:p>3,75</text:p>
          </table:table-cell>
          <table:table-cell table:style-name="ce20" table:formula="of:=-RADIANS([lf.B256])" office:value-type="float" office:value="-0.0654498469497874" calcext:value-type="float">
            <text:p>-0,065449846949787</text:p>
          </table:table-cell>
          <table:table-cell table:style-name="ce20" table:formula="of:=COS([lf.$B$6])*servo_saver_arm_length*COS([lf.C256])-SIN([lf.$B$6])*servo_saver_arm_length*SIN([lf.C256])+[lf.$B$24]" office:value-type="float" office:value="358.965742771818" calcext:value-type="float">
            <text:p>358,965742771818</text:p>
          </table:table-cell>
          <table:table-cell table:style-name="ce20" table:formula="of:=COS([lf.$B$6])*servo_saver_arm_length*SIN([lf.C256])+SIN([lf.$B$6])*servo_saver_arm_length*COS([lf.C256])+[lf.$C$24]" office:value-type="float" office:value="-1.04645006768229" calcext:value-type="float">
            <text:p>-1,04645006768229</text:p>
          </table:table-cell>
          <table:table-cell table:style-name="ce20" table:formula="of:=[$lf.D256]-[$lf.$B$14]" office:value-type="float" office:value="58.9657427718177" calcext:value-type="float">
            <text:p>58,9657427718177</text:p>
          </table:table-cell>
          <table:table-cell table:style-name="ce20" table:formula="of:=[lf.E256]-[$lf.$C$14]" office:value-type="float" office:value="-91.0464500676823" calcext:value-type="float">
            <text:p>-91,0464500676823</text:p>
          </table:table-cell>
          <table:table-cell table:style-name="ce11" table:formula="of:=SQRT([lf.F256]^2+[lf.G256]^2)" office:value-type="float" office:value="108.47310676181" calcext:value-type="float">
            <text:p>108,47310676181</text:p>
          </table:table-cell>
          <table:table-cell table:style-name="ce20" table:formula="of:=([lf.H256]^2-[lf.$B$42]^2+[lf.$B$43]^2)/(2*[lf.H256])" office:value-type="float" office:value="5.40141697155679" calcext:value-type="float">
            <text:p>5,40141697155679</text:p>
          </table:table-cell>
          <table:table-cell table:style-name="ce20" table:formula="of:=ACOS([lf.I256]/[lf.$B$43])" office:value-type="float" office:value="1.29732971320216" calcext:value-type="float">
            <text:p>1,29732971320216</text:p>
          </table:table-cell>
          <table:table-cell table:style-name="ce20" table:formula="of:=ASIN([lf.F256]/[lf.H256])" office:value-type="float" office:value="0.574717628859886" calcext:value-type="float">
            <text:p>0,574717628859886</text:p>
          </table:table-cell>
          <table:table-cell table:style-name="ce20" table:formula="of:=IF(0.5*PI()+[lf.$B$9]&gt;[lf.K256];1;-1)" office:value-type="float" office:value="1" calcext:value-type="float">
            <text:p>1</text:p>
          </table:table-cell>
          <table:table-cell table:style-name="ce17" table:formula="of:=0.5*PI()-([lf.J256]*[lf.L256]+[lf.K256])" office:value-type="float" office:value="-0.301251015267148" calcext:value-type="float">
            <text:p>-0,301251015267148</text:p>
          </table:table-cell>
          <table:table-cell table:style-name="ce17" table:formula="of:=-[lf.M256]-[lf.$B$8]" office:value-type="float" office:value="-0.0478148351317175" calcext:value-type="float">
            <text:p>-0,047814835131718</text:p>
          </table:table-cell>
          <table:table-cell table:number-columns-repeated="1010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lf.A257]*analyze_resolution" office:value-type="float" office:value="3.9" calcext:value-type="float">
            <text:p>3,9</text:p>
          </table:table-cell>
          <table:table-cell table:style-name="ce20" table:formula="of:=-RADIANS([lf.B257])" office:value-type="float" office:value="-0.0680678408277788" calcext:value-type="float">
            <text:p>-0,068067840827779</text:p>
          </table:table-cell>
          <table:table-cell table:style-name="ce20" table:formula="of:=COS([lf.$B$6])*servo_saver_arm_length*COS([lf.C257])-SIN([lf.$B$6])*servo_saver_arm_length*SIN([lf.C257])+[lf.$B$24]" office:value-type="float" office:value="358.96294846137" calcext:value-type="float">
            <text:p>358,96294846137</text:p>
          </table:table-cell>
          <table:table-cell table:style-name="ce20" table:formula="of:=COS([lf.$B$6])*servo_saver_arm_length*SIN([lf.C257])+SIN([lf.$B$6])*servo_saver_arm_length*COS([lf.C257])+[lf.$C$24]" office:value-type="float" office:value="-1.08824465064397" calcext:value-type="float">
            <text:p>-1,08824465064397</text:p>
          </table:table-cell>
          <table:table-cell table:style-name="ce20" table:formula="of:=[$lf.D257]-[$lf.$B$14]" office:value-type="float" office:value="58.9629484613697" calcext:value-type="float">
            <text:p>58,9629484613697</text:p>
          </table:table-cell>
          <table:table-cell table:style-name="ce20" table:formula="of:=[lf.E257]-[$lf.$C$14]" office:value-type="float" office:value="-91.088244650644" calcext:value-type="float">
            <text:p>-91,088244650644</text:p>
          </table:table-cell>
          <table:table-cell table:style-name="ce11" table:formula="of:=SQRT([lf.F257]^2+[lf.G257]^2)" office:value-type="float" office:value="108.506670784767" calcext:value-type="float">
            <text:p>108,506670784767</text:p>
          </table:table-cell>
          <table:table-cell table:style-name="ce20" table:formula="of:=([lf.H257]^2-[lf.$B$42]^2+[lf.$B$43]^2)/(2*[lf.H257])" office:value-type="float" office:value="5.43330500027462" calcext:value-type="float">
            <text:p>5,43330500027462</text:p>
          </table:table-cell>
          <table:table-cell table:style-name="ce20" table:formula="of:=ACOS([lf.I257]/[lf.$B$43])" office:value-type="float" office:value="1.29567339245139" calcext:value-type="float">
            <text:p>1,29567339245139</text:p>
          </table:table-cell>
          <table:table-cell table:style-name="ce20" table:formula="of:=ASIN([lf.F257]/[lf.H257])" office:value-type="float" office:value="0.574486630742976" calcext:value-type="float">
            <text:p>0,574486630742976</text:p>
          </table:table-cell>
          <table:table-cell table:style-name="ce20" table:formula="of:=IF(0.5*PI()+[lf.$B$9]&gt;[lf.K257];1;-1)" office:value-type="float" office:value="1" calcext:value-type="float">
            <text:p>1</text:p>
          </table:table-cell>
          <table:table-cell table:style-name="ce17" table:formula="of:=0.5*PI()-([lf.J257]*[lf.L257]+[lf.K257])" office:value-type="float" office:value="-0.299363696399473" calcext:value-type="float">
            <text:p>-0,299363696399473</text:p>
          </table:table-cell>
          <table:table-cell table:style-name="ce17" table:formula="of:=-[lf.M257]-[lf.$B$8]" office:value-type="float" office:value="-0.0497021539993924" calcext:value-type="float">
            <text:p>-0,049702153999393</text:p>
          </table:table-cell>
          <table:table-cell table:number-columns-repeated="1010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lf.A258]*analyze_resolution" office:value-type="float" office:value="4.05" calcext:value-type="float">
            <text:p>4,05</text:p>
          </table:table-cell>
          <table:table-cell table:style-name="ce20" table:formula="of:=-RADIANS([lf.B258])" office:value-type="float" office:value="-0.0706858347057703" calcext:value-type="float">
            <text:p>-0,07068583470577</text:p>
          </table:table-cell>
          <table:table-cell table:style-name="ce20" table:formula="of:=COS([lf.$B$6])*servo_saver_arm_length*COS([lf.C258])-SIN([lf.$B$6])*servo_saver_arm_length*SIN([lf.C258])+[lf.$B$24]" office:value-type="float" office:value="358.96004474266" calcext:value-type="float">
            <text:p>358,96004474266</text:p>
          </table:table-cell>
          <table:table-cell table:style-name="ce20" table:formula="of:=COS([lf.$B$6])*servo_saver_arm_length*SIN([lf.C258])+SIN([lf.$B$6])*servo_saver_arm_length*COS([lf.C258])+[lf.$C$24]" office:value-type="float" office:value="-1.13003177489867" calcext:value-type="float">
            <text:p>-1,13003177489867</text:p>
          </table:table-cell>
          <table:table-cell table:style-name="ce20" table:formula="of:=[$lf.D258]-[$lf.$B$14]" office:value-type="float" office:value="58.9600447426603" calcext:value-type="float">
            <text:p>58,9600447426603</text:p>
          </table:table-cell>
          <table:table-cell table:style-name="ce20" table:formula="of:=[lf.E258]-[$lf.$C$14]" office:value-type="float" office:value="-91.1300317748987" calcext:value-type="float">
            <text:p>-91,1300317748987</text:p>
          </table:table-cell>
          <table:table-cell table:style-name="ce11" table:formula="of:=SQRT([lf.F258]^2+[lf.G258]^2)" office:value-type="float" office:value="108.540174900129" calcext:value-type="float">
            <text:p>108,540174900129</text:p>
          </table:table-cell>
          <table:table-cell table:style-name="ce20" table:formula="of:=([lf.H258]^2-[lf.$B$42]^2+[lf.$B$43]^2)/(2*[lf.H258])" office:value-type="float" office:value="5.46512679532949" calcext:value-type="float">
            <text:p>5,46512679532949</text:p>
          </table:table-cell>
          <table:table-cell table:style-name="ce20" table:formula="of:=ACOS([lf.I258]/[lf.$B$43])" office:value-type="float" office:value="1.29401973963723" calcext:value-type="float">
            <text:p>1,29401973963723</text:p>
          </table:table-cell>
          <table:table-cell table:style-name="ce20" table:formula="of:=ASIN([lf.F258]/[lf.H258])" office:value-type="float" office:value="0.574254966518772" calcext:value-type="float">
            <text:p>0,574254966518772</text:p>
          </table:table-cell>
          <table:table-cell table:style-name="ce20" table:formula="of:=IF(0.5*PI()+[lf.$B$9]&gt;[lf.K258];1;-1)" office:value-type="float" office:value="1" calcext:value-type="float">
            <text:p>1</text:p>
          </table:table-cell>
          <table:table-cell table:style-name="ce17" table:formula="of:=0.5*PI()-([lf.J258]*[lf.L258]+[lf.K258])" office:value-type="float" office:value="-0.297478379361102" calcext:value-type="float">
            <text:p>-0,297478379361102</text:p>
          </table:table-cell>
          <table:table-cell table:style-name="ce17" table:formula="of:=-[lf.M258]-[lf.$B$8]" office:value-type="float" office:value="-0.0515874710377641" calcext:value-type="float">
            <text:p>-0,051587471037764</text:p>
          </table:table-cell>
          <table:table-cell table:number-columns-repeated="1010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lf.A259]*analyze_resolution" office:value-type="float" office:value="4.2" calcext:value-type="float">
            <text:p>4,2</text:p>
          </table:table-cell>
          <table:table-cell table:style-name="ce20" table:formula="of:=-RADIANS([lf.B259])" office:value-type="float" office:value="-0.0733038285837618" calcext:value-type="float">
            <text:p>-0,073303828583762</text:p>
          </table:table-cell>
          <table:table-cell table:style-name="ce20" table:formula="of:=COS([lf.$B$6])*servo_saver_arm_length*COS([lf.C259])-SIN([lf.$B$6])*servo_saver_arm_length*SIN([lf.C259])+[lf.$B$24]" office:value-type="float" office:value="358.957031635591" calcext:value-type="float">
            <text:p>358,957031635591</text:p>
          </table:table-cell>
          <table:table-cell table:style-name="ce20" table:formula="of:=COS([lf.$B$6])*servo_saver_arm_length*SIN([lf.C259])+SIN([lf.$B$6])*servo_saver_arm_length*COS([lf.C259])+[lf.$C$24]" office:value-type="float" office:value="-1.17181115404211" calcext:value-type="float">
            <text:p>-1,17181115404211</text:p>
          </table:table-cell>
          <table:table-cell table:style-name="ce20" table:formula="of:=[$lf.D259]-[$lf.$B$14]" office:value-type="float" office:value="58.9570316355913" calcext:value-type="float">
            <text:p>58,9570316355913</text:p>
          </table:table-cell>
          <table:table-cell table:style-name="ce20" table:formula="of:=[lf.E259]-[$lf.$C$14]" office:value-type="float" office:value="-91.1718111540421" calcext:value-type="float">
            <text:p>-91,1718111540421</text:p>
          </table:table-cell>
          <table:table-cell table:style-name="ce11" table:formula="of:=SQRT([lf.F259]^2+[lf.G259]^2)" office:value-type="float" office:value="108.57361893383" calcext:value-type="float">
            <text:p>108,57361893383</text:p>
          </table:table-cell>
          <table:table-cell table:style-name="ce20" table:formula="of:=([lf.H259]^2-[lf.$B$42]^2+[lf.$B$43]^2)/(2*[lf.H259])" office:value-type="float" office:value="5.49688224999773" calcext:value-type="float">
            <text:p>5,49688224999773</text:p>
          </table:table-cell>
          <table:table-cell table:style-name="ce20" table:formula="of:=ACOS([lf.I259]/[lf.$B$43])" office:value-type="float" office:value="1.29236875953494" calcext:value-type="float">
            <text:p>1,29236875953494</text:p>
          </table:table-cell>
          <table:table-cell table:style-name="ce20" table:formula="of:=ASIN([lf.F259]/[lf.H259])" office:value-type="float" office:value="0.574022637994532" calcext:value-type="float">
            <text:p>0,574022637994532</text:p>
          </table:table-cell>
          <table:table-cell table:style-name="ce20" table:formula="of:=IF(0.5*PI()+[lf.$B$9]&gt;[lf.K259];1;-1)" office:value-type="float" office:value="1" calcext:value-type="float">
            <text:p>1</text:p>
          </table:table-cell>
          <table:table-cell table:style-name="ce17" table:formula="of:=0.5*PI()-([lf.J259]*[lf.L259]+[lf.K259])" office:value-type="float" office:value="-0.295595070734576" calcext:value-type="float">
            <text:p>-0,295595070734576</text:p>
          </table:table-cell>
          <table:table-cell table:style-name="ce17" table:formula="of:=-[lf.M259]-[lf.$B$8]" office:value-type="float" office:value="-0.0534707796642903" calcext:value-type="float">
            <text:p>-0,05347077966429</text:p>
          </table:table-cell>
          <table:table-cell table:number-columns-repeated="1010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lf.A260]*analyze_resolution" office:value-type="float" office:value="4.35" calcext:value-type="float">
            <text:p>4,35</text:p>
          </table:table-cell>
          <table:table-cell table:style-name="ce20" table:formula="of:=-RADIANS([lf.B260])" office:value-type="float" office:value="-0.0759218224617533" calcext:value-type="float">
            <text:p>-0,075921822461753</text:p>
          </table:table-cell>
          <table:table-cell table:style-name="ce20" table:formula="of:=COS([lf.$B$6])*servo_saver_arm_length*COS([lf.C260])-SIN([lf.$B$6])*servo_saver_arm_length*SIN([lf.C260])+[lf.$B$24]" office:value-type="float" office:value="358.953909160814" calcext:value-type="float">
            <text:p>358,953909160814</text:p>
          </table:table-cell>
          <table:table-cell table:style-name="ce20" table:formula="of:=COS([lf.$B$6])*servo_saver_arm_length*SIN([lf.C260])+SIN([lf.$B$6])*servo_saver_arm_length*COS([lf.C260])+[lf.$C$24]" office:value-type="float" office:value="-1.2135825017231" calcext:value-type="float">
            <text:p>-1,2135825017231</text:p>
          </table:table-cell>
          <table:table-cell table:style-name="ce20" table:formula="of:=[$lf.D260]-[$lf.$B$14]" office:value-type="float" office:value="58.9539091608142" calcext:value-type="float">
            <text:p>58,9539091608142</text:p>
          </table:table-cell>
          <table:table-cell table:style-name="ce20" table:formula="of:=[lf.E260]-[$lf.$C$14]" office:value-type="float" office:value="-91.2135825017231" calcext:value-type="float">
            <text:p>-91,2135825017231</text:p>
          </table:table-cell>
          <table:table-cell table:style-name="ce11" table:formula="of:=SQRT([lf.F260]^2+[lf.G260]^2)" office:value-type="float" office:value="108.607002712257" calcext:value-type="float">
            <text:p>108,607002712257</text:p>
          </table:table-cell>
          <table:table-cell table:style-name="ce20" table:formula="of:=([lf.H260]^2-[lf.$B$42]^2+[lf.$B$43]^2)/(2*[lf.H260])" office:value-type="float" office:value="5.52857125798847" calcext:value-type="float">
            <text:p>5,52857125798847</text:p>
          </table:table-cell>
          <table:table-cell table:style-name="ce20" table:formula="of:=ACOS([lf.I260]/[lf.$B$43])" office:value-type="float" office:value="1.29072045694613" calcext:value-type="float">
            <text:p>1,29072045694613</text:p>
          </table:table-cell>
          <table:table-cell table:style-name="ce20" table:formula="of:=ASIN([lf.F260]/[lf.H260])" office:value-type="float" office:value="0.573789646976893" calcext:value-type="float">
            <text:p>0,573789646976893</text:p>
          </table:table-cell>
          <table:table-cell table:style-name="ce20" table:formula="of:=IF(0.5*PI()+[lf.$B$9]&gt;[lf.K260];1;-1)" office:value-type="float" office:value="1" calcext:value-type="float">
            <text:p>1</text:p>
          </table:table-cell>
          <table:table-cell table:style-name="ce17" table:formula="of:=0.5*PI()-([lf.J260]*[lf.L260]+[lf.K260])" office:value-type="float" office:value="-0.293713777128124" calcext:value-type="float">
            <text:p>-0,293713777128124</text:p>
          </table:table-cell>
          <table:table-cell table:style-name="ce17" table:formula="of:=-[lf.M260]-[lf.$B$8]" office:value-type="float" office:value="-0.0553520732707424" calcext:value-type="float">
            <text:p>-0,055352073270742</text:p>
          </table:table-cell>
          <table:table-cell table:number-columns-repeated="1010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lf.A261]*analyze_resolution" office:value-type="float" office:value="4.5" calcext:value-type="float">
            <text:p>4,5</text:p>
          </table:table-cell>
          <table:table-cell table:style-name="ce20" table:formula="of:=-RADIANS([lf.B261])" office:value-type="float" office:value="-0.0785398163397448" calcext:value-type="float">
            <text:p>-0,078539816339745</text:p>
          </table:table-cell>
          <table:table-cell table:style-name="ce20" table:formula="of:=COS([lf.$B$6])*servo_saver_arm_length*COS([lf.C261])-SIN([lf.$B$6])*servo_saver_arm_length*SIN([lf.C261])+[lf.$B$24]" office:value-type="float" office:value="358.95067733973" calcext:value-type="float">
            <text:p>358,95067733973</text:p>
          </table:table-cell>
          <table:table-cell table:style-name="ce20" table:formula="of:=COS([lf.$B$6])*servo_saver_arm_length*SIN([lf.C261])+SIN([lf.$B$6])*servo_saver_arm_length*COS([lf.C261])+[lf.$C$24]" office:value-type="float" office:value="-1.25534553164552" calcext:value-type="float">
            <text:p>-1,25534553164552</text:p>
          </table:table-cell>
          <table:table-cell table:style-name="ce20" table:formula="of:=[$lf.D261]-[$lf.$B$14]" office:value-type="float" office:value="58.95067733973" calcext:value-type="float">
            <text:p>58,95067733973</text:p>
          </table:table-cell>
          <table:table-cell table:style-name="ce20" table:formula="of:=[lf.E261]-[$lf.$C$14]" office:value-type="float" office:value="-91.2553455316455" calcext:value-type="float">
            <text:p>-91,2553455316455</text:p>
          </table:table-cell>
          <table:table-cell table:style-name="ce11" table:formula="of:=SQRT([lf.F261]^2+[lf.G261]^2)" office:value-type="float" office:value="108.640326062255" calcext:value-type="float">
            <text:p>108,640326062255</text:p>
          </table:table-cell>
          <table:table-cell table:style-name="ce20" table:formula="of:=([lf.H261]^2-[lf.$B$42]^2+[lf.$B$43]^2)/(2*[lf.H261])" office:value-type="float" office:value="5.56019371344219" calcext:value-type="float">
            <text:p>5,56019371344219</text:p>
          </table:table-cell>
          <table:table-cell table:style-name="ce20" table:formula="of:=ACOS([lf.I261]/[lf.$B$43])" office:value-type="float" office:value="1.28907483669872" calcext:value-type="float">
            <text:p>1,28907483669872</text:p>
          </table:table-cell>
          <table:table-cell table:style-name="ce20" table:formula="of:=ASIN([lf.F261]/[lf.H261])" office:value-type="float" office:value="0.57355599527187" calcext:value-type="float">
            <text:p>0,57355599527187</text:p>
          </table:table-cell>
          <table:table-cell table:style-name="ce20" table:formula="of:=IF(0.5*PI()+[lf.$B$9]&gt;[lf.K261];1;-1)" office:value-type="float" office:value="1" calcext:value-type="float">
            <text:p>1</text:p>
          </table:table-cell>
          <table:table-cell table:style-name="ce17" table:formula="of:=0.5*PI()-([lf.J261]*[lf.L261]+[lf.K261])" office:value-type="float" office:value="-0.291834505175688" calcext:value-type="float">
            <text:p>-0,291834505175688</text:p>
          </table:table-cell>
          <table:table-cell table:style-name="ce17" table:formula="of:=-[lf.M261]-[lf.$B$8]" office:value-type="float" office:value="-0.0572313452231778" calcext:value-type="float">
            <text:p>-0,057231345223178</text:p>
          </table:table-cell>
          <table:table-cell table:number-columns-repeated="1010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lf.A262]*analyze_resolution" office:value-type="float" office:value="4.65" calcext:value-type="float">
            <text:p>4,65</text:p>
          </table:table-cell>
          <table:table-cell table:style-name="ce20" table:formula="of:=-RADIANS([lf.B262])" office:value-type="float" office:value="-0.0811578102177363" calcext:value-type="float">
            <text:p>-0,081157810217736</text:p>
          </table:table-cell>
          <table:table-cell table:style-name="ce20" table:formula="of:=COS([lf.$B$6])*servo_saver_arm_length*COS([lf.C262])-SIN([lf.$B$6])*servo_saver_arm_length*SIN([lf.C262])+[lf.$B$24]" office:value-type="float" office:value="358.947336194489" calcext:value-type="float">
            <text:p>358,947336194489</text:p>
          </table:table-cell>
          <table:table-cell table:style-name="ce20" table:formula="of:=COS([lf.$B$6])*servo_saver_arm_length*SIN([lf.C262])+SIN([lf.$B$6])*servo_saver_arm_length*COS([lf.C262])+[lf.$C$24]" office:value-type="float" office:value="-1.29709995757022" calcext:value-type="float">
            <text:p>-1,29709995757022</text:p>
          </table:table-cell>
          <table:table-cell table:style-name="ce20" table:formula="of:=[$lf.D262]-[$lf.$B$14]" office:value-type="float" office:value="58.9473361944894" calcext:value-type="float">
            <text:p>58,9473361944894</text:p>
          </table:table-cell>
          <table:table-cell table:style-name="ce20" table:formula="of:=[lf.E262]-[$lf.$C$14]" office:value-type="float" office:value="-91.2970999575702" calcext:value-type="float">
            <text:p>-91,2970999575702</text:p>
          </table:table-cell>
          <table:table-cell table:style-name="ce11" table:formula="of:=SQRT([lf.F262]^2+[lf.G262]^2)" office:value-type="float" office:value="108.673588811122" calcext:value-type="float">
            <text:p>108,673588811122</text:p>
          </table:table-cell>
          <table:table-cell table:style-name="ce20" table:formula="of:=([lf.H262]^2-[lf.$B$42]^2+[lf.$B$43]^2)/(2*[lf.H262])" office:value-type="float" office:value="5.5917495109294" calcext:value-type="float">
            <text:p>5,5917495109294</text:p>
          </table:table-cell>
          <table:table-cell table:style-name="ce20" table:formula="of:=ACOS([lf.I262]/[lf.$B$43])" office:value-type="float" office:value="1.28743190364699" calcext:value-type="float">
            <text:p>1,28743190364699</text:p>
          </table:table-cell>
          <table:table-cell table:style-name="ce20" table:formula="of:=ASIN([lf.F262]/[lf.H262])" office:value-type="float" office:value="0.573321684684846" calcext:value-type="float">
            <text:p>0,573321684684846</text:p>
          </table:table-cell>
          <table:table-cell table:style-name="ce20" table:formula="of:=IF(0.5*PI()+[lf.$B$9]&gt;[lf.K262];1;-1)" office:value-type="float" office:value="1" calcext:value-type="float">
            <text:p>1</text:p>
          </table:table-cell>
          <table:table-cell table:style-name="ce17" table:formula="of:=0.5*PI()-([lf.J262]*[lf.L262]+[lf.K262])" office:value-type="float" office:value="-0.289957261536943" calcext:value-type="float">
            <text:p>-0,289957261536943</text:p>
          </table:table-cell>
          <table:table-cell table:style-name="ce17" table:formula="of:=-[lf.M262]-[lf.$B$8]" office:value-type="float" office:value="-0.0591085888619229" calcext:value-type="float">
            <text:p>-0,059108588861923</text:p>
          </table:table-cell>
          <table:table-cell table:number-columns-repeated="1010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lf.A263]*analyze_resolution" office:value-type="float" office:value="4.8" calcext:value-type="float">
            <text:p>4,8</text:p>
          </table:table-cell>
          <table:table-cell table:style-name="ce20" table:formula="of:=-RADIANS([lf.B263])" office:value-type="float" office:value="-0.0837758040957278" calcext:value-type="float">
            <text:p>-0,083775804095728</text:p>
          </table:table-cell>
          <table:table-cell table:style-name="ce20" table:formula="of:=COS([lf.$B$6])*servo_saver_arm_length*COS([lf.C263])-SIN([lf.$B$6])*servo_saver_arm_length*SIN([lf.C263])+[lf.$B$24]" office:value-type="float" office:value="358.943885747992" calcext:value-type="float">
            <text:p>358,943885747992</text:p>
          </table:table-cell>
          <table:table-cell table:style-name="ce20" table:formula="of:=COS([lf.$B$6])*servo_saver_arm_length*SIN([lf.C263])+SIN([lf.$B$6])*servo_saver_arm_length*COS([lf.C263])+[lf.$C$24]" office:value-type="float" office:value="-1.33884549331705" calcext:value-type="float">
            <text:p>-1,33884549331705</text:p>
          </table:table-cell>
          <table:table-cell table:style-name="ce20" table:formula="of:=[$lf.D263]-[$lf.$B$14]" office:value-type="float" office:value="58.9438857479921" calcext:value-type="float">
            <text:p>58,9438857479921</text:p>
          </table:table-cell>
          <table:table-cell table:style-name="ce20" table:formula="of:=[lf.E263]-[$lf.$C$14]" office:value-type="float" office:value="-91.3388454933171" calcext:value-type="float">
            <text:p>-91,3388454933171</text:p>
          </table:table-cell>
          <table:table-cell table:style-name="ce11" table:formula="of:=SQRT([lf.F263]^2+[lf.G263]^2)" office:value-type="float" office:value="108.706790786613" calcext:value-type="float">
            <text:p>108,706790786613</text:p>
          </table:table-cell>
          <table:table-cell table:style-name="ce20" table:formula="of:=([lf.H263]^2-[lf.$B$42]^2+[lf.$B$43]^2)/(2*[lf.H263])" office:value-type="float" office:value="5.6232385454492" calcext:value-type="float">
            <text:p>5,6232385454492</text:p>
          </table:table-cell>
          <table:table-cell table:style-name="ce20" table:formula="of:=ACOS([lf.I263]/[lf.$B$43])" office:value-type="float" office:value="1.28579166267165" calcext:value-type="float">
            <text:p>1,28579166267165</text:p>
          </table:table-cell>
          <table:table-cell table:style-name="ce20" table:formula="of:=ASIN([lf.F263]/[lf.H263])" office:value-type="float" office:value="0.573086717020567" calcext:value-type="float">
            <text:p>0,573086717020567</text:p>
          </table:table-cell>
          <table:table-cell table:style-name="ce20" table:formula="of:=IF(0.5*PI()+[lf.$B$9]&gt;[lf.K263];1;-1)" office:value-type="float" office:value="1" calcext:value-type="float">
            <text:p>1</text:p>
          </table:table-cell>
          <table:table-cell table:style-name="ce17" table:formula="of:=0.5*PI()-([lf.J263]*[lf.L263]+[lf.K263])" office:value-type="float" office:value="-0.28808205289732" calcext:value-type="float">
            <text:p>-0,28808205289732</text:p>
          </table:table-cell>
          <table:table-cell table:style-name="ce17" table:formula="of:=-[lf.M263]-[lf.$B$8]" office:value-type="float" office:value="-0.0609837975015459" calcext:value-type="float">
            <text:p>-0,060983797501546</text:p>
          </table:table-cell>
          <table:table-cell table:number-columns-repeated="1010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lf.A264]*analyze_resolution" office:value-type="float" office:value="4.95" calcext:value-type="float">
            <text:p>4,95</text:p>
          </table:table-cell>
          <table:table-cell table:style-name="ce20" table:formula="of:=-RADIANS([lf.B264])" office:value-type="float" office:value="-0.0863937979737193" calcext:value-type="float">
            <text:p>-0,086393797973719</text:p>
          </table:table-cell>
          <table:table-cell table:style-name="ce20" table:formula="of:=COS([lf.$B$6])*servo_saver_arm_length*COS([lf.C264])-SIN([lf.$B$6])*servo_saver_arm_length*SIN([lf.C264])+[lf.$B$24]" office:value-type="float" office:value="358.940326023887" calcext:value-type="float">
            <text:p>358,940326023887</text:p>
          </table:table-cell>
          <table:table-cell table:style-name="ce20" table:formula="of:=COS([lf.$B$6])*servo_saver_arm_length*SIN([lf.C264])+SIN([lf.$B$6])*servo_saver_arm_length*COS([lf.C264])+[lf.$C$24]" office:value-type="float" office:value="-1.38058185276677" calcext:value-type="float">
            <text:p>-1,38058185276677</text:p>
          </table:table-cell>
          <table:table-cell table:style-name="ce20" table:formula="of:=[$lf.D264]-[$lf.$B$14]" office:value-type="float" office:value="58.9403260238871" calcext:value-type="float">
            <text:p>58,9403260238871</text:p>
          </table:table-cell>
          <table:table-cell table:style-name="ce20" table:formula="of:=[lf.E264]-[$lf.$C$14]" office:value-type="float" office:value="-91.3805818527668" calcext:value-type="float">
            <text:p>-91,3805818527668</text:p>
          </table:table-cell>
          <table:table-cell table:style-name="ce11" table:formula="of:=SQRT([lf.F264]^2+[lf.G264]^2)" office:value-type="float" office:value="108.739931816938" calcext:value-type="float">
            <text:p>108,739931816938</text:p>
          </table:table-cell>
          <table:table-cell table:style-name="ce20" table:formula="of:=([lf.H264]^2-[lf.$B$42]^2+[lf.$B$43]^2)/(2*[lf.H264])" office:value-type="float" office:value="5.65466071242785" calcext:value-type="float">
            <text:p>5,65466071242785</text:p>
          </table:table-cell>
          <table:table-cell table:style-name="ce20" table:formula="of:=ACOS([lf.I264]/[lf.$B$43])" office:value-type="float" office:value="1.28415411867979" calcext:value-type="float">
            <text:p>1,28415411867979</text:p>
          </table:table-cell>
          <table:table-cell table:style-name="ce20" table:formula="of:=ASIN([lf.F264]/[lf.H264])" office:value-type="float" office:value="0.572851094083138" calcext:value-type="float">
            <text:p>0,572851094083138</text:p>
          </table:table-cell>
          <table:table-cell table:style-name="ce20" table:formula="of:=IF(0.5*PI()+[lf.$B$9]&gt;[lf.K264];1;-1)" office:value-type="float" office:value="1" calcext:value-type="float">
            <text:p>1</text:p>
          </table:table-cell>
          <table:table-cell table:style-name="ce17" table:formula="of:=0.5*PI()-([lf.J264]*[lf.L264]+[lf.K264])" office:value-type="float" office:value="-0.286208885968029" calcext:value-type="float">
            <text:p>-0,286208885968029</text:p>
          </table:table-cell>
          <table:table-cell table:style-name="ce17" table:formula="of:=-[lf.M264]-[lf.$B$8]" office:value-type="float" office:value="-0.0628569644308369" calcext:value-type="float">
            <text:p>-0,062856964430837</text:p>
          </table:table-cell>
          <table:table-cell table:number-columns-repeated="1010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lf.A265]*analyze_resolution" office:value-type="float" office:value="5.1" calcext:value-type="float">
            <text:p>5,1</text:p>
          </table:table-cell>
          <table:table-cell table:style-name="ce20" table:formula="of:=-RADIANS([lf.B265])" office:value-type="float" office:value="-0.0890117918517108" calcext:value-type="float">
            <text:p>-0,089011791851711</text:p>
          </table:table-cell>
          <table:table-cell table:style-name="ce20" table:formula="of:=COS([lf.$B$6])*servo_saver_arm_length*COS([lf.C265])-SIN([lf.$B$6])*servo_saver_arm_length*SIN([lf.C265])+[lf.$B$24]" office:value-type="float" office:value="358.936657046572" calcext:value-type="float">
            <text:p>358,936657046572</text:p>
          </table:table-cell>
          <table:table-cell table:style-name="ce20" table:formula="of:=COS([lf.$B$6])*servo_saver_arm_length*SIN([lf.C265])+SIN([lf.$B$6])*servo_saver_arm_length*COS([lf.C265])+[lf.$C$24]" office:value-type="float" office:value="-1.42230874986306" calcext:value-type="float">
            <text:p>-1,42230874986306</text:p>
          </table:table-cell>
          <table:table-cell table:style-name="ce20" table:formula="of:=[$lf.D265]-[$lf.$B$14]" office:value-type="float" office:value="58.9366570465723" calcext:value-type="float">
            <text:p>58,9366570465723</text:p>
          </table:table-cell>
          <table:table-cell table:style-name="ce20" table:formula="of:=[lf.E265]-[$lf.$C$14]" office:value-type="float" office:value="-91.4223087498631" calcext:value-type="float">
            <text:p>-91,4223087498631</text:p>
          </table:table-cell>
          <table:table-cell table:style-name="ce11" table:formula="of:=SQRT([lf.F265]^2+[lf.G265]^2)" office:value-type="float" office:value="108.773011730762" calcext:value-type="float">
            <text:p>108,773011730762</text:p>
          </table:table-cell>
          <table:table-cell table:style-name="ce20" table:formula="of:=([lf.H265]^2-[lf.$B$42]^2+[lf.$B$43]^2)/(2*[lf.H265])" office:value-type="float" office:value="5.68601590771747" calcext:value-type="float">
            <text:p>5,68601590771747</text:p>
          </table:table-cell>
          <table:table-cell table:style-name="ce20" table:formula="of:=ACOS([lf.I265]/[lf.$B$43])" office:value-type="float" office:value="1.28251927660497" calcext:value-type="float">
            <text:p>1,28251927660497</text:p>
          </table:table-cell>
          <table:table-cell table:style-name="ce20" table:formula="of:=ASIN([lf.F265]/[lf.H265])" office:value-type="float" office:value="0.57261481767601" calcext:value-type="float">
            <text:p>0,57261481767601</text:p>
          </table:table-cell>
          <table:table-cell table:style-name="ce20" table:formula="of:=IF(0.5*PI()+[lf.$B$9]&gt;[lf.K265];1;-1)" office:value-type="float" office:value="1" calcext:value-type="float">
            <text:p>1</text:p>
          </table:table-cell>
          <table:table-cell table:style-name="ce17" table:formula="of:=0.5*PI()-([lf.J265]*[lf.L265]+[lf.K265])" office:value-type="float" office:value="-0.284337767486079" calcext:value-type="float">
            <text:p>-0,284337767486079</text:p>
          </table:table-cell>
          <table:table-cell table:style-name="ce17" table:formula="of:=-[lf.M265]-[lf.$B$8]" office:value-type="float" office:value="-0.0647280829127869" calcext:value-type="float">
            <text:p>-0,064728082912787</text:p>
          </table:table-cell>
          <table:table-cell table:number-columns-repeated="1010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lf.A266]*analyze_resolution" office:value-type="float" office:value="5.25" calcext:value-type="float">
            <text:p>5,25</text:p>
          </table:table-cell>
          <table:table-cell table:style-name="ce20" table:formula="of:=-RADIANS([lf.B266])" office:value-type="float" office:value="-0.0916297857297023" calcext:value-type="float">
            <text:p>-0,091629785729702</text:p>
          </table:table-cell>
          <table:table-cell table:style-name="ce20" table:formula="of:=COS([lf.$B$6])*servo_saver_arm_length*COS([lf.C266])-SIN([lf.$B$6])*servo_saver_arm_length*SIN([lf.C266])+[lf.$B$24]" office:value-type="float" office:value="358.932878841195" calcext:value-type="float">
            <text:p>358,932878841195</text:p>
          </table:table-cell>
          <table:table-cell table:style-name="ce20" table:formula="of:=COS([lf.$B$6])*servo_saver_arm_length*SIN([lf.C266])+SIN([lf.$B$6])*servo_saver_arm_length*COS([lf.C266])+[lf.$C$24]" office:value-type="float" office:value="-1.46402589861444" calcext:value-type="float">
            <text:p>-1,46402589861444</text:p>
          </table:table-cell>
          <table:table-cell table:style-name="ce20" table:formula="of:=[$lf.D266]-[$lf.$B$14]" office:value-type="float" office:value="58.9328788411946" calcext:value-type="float">
            <text:p>58,9328788411946</text:p>
          </table:table-cell>
          <table:table-cell table:style-name="ce20" table:formula="of:=[lf.E266]-[$lf.$C$14]" office:value-type="float" office:value="-91.4640258986144" calcext:value-type="float">
            <text:p>-91,4640258986144</text:p>
          </table:table-cell>
          <table:table-cell table:style-name="ce11" table:formula="of:=SQRT([lf.F266]^2+[lf.G266]^2)" office:value-type="float" office:value="108.806030357206" calcext:value-type="float">
            <text:p>108,806030357206</text:p>
          </table:table-cell>
          <table:table-cell table:style-name="ce20" table:formula="of:=([lf.H266]^2-[lf.$B$42]^2+[lf.$B$43]^2)/(2*[lf.H266])" office:value-type="float" office:value="5.71730402759459" calcext:value-type="float">
            <text:p>5,71730402759459</text:p>
          </table:table-cell>
          <table:table-cell table:style-name="ce20" table:formula="of:=ACOS([lf.I266]/[lf.$B$43])" office:value-type="float" office:value="1.28088714140721" calcext:value-type="float">
            <text:p>1,28088714140721</text:p>
          </table:table-cell>
          <table:table-cell table:style-name="ce20" table:formula="of:=ASIN([lf.F266]/[lf.H266])" office:value-type="float" office:value="0.572377889601984" calcext:value-type="float">
            <text:p>0,572377889601984</text:p>
          </table:table-cell>
          <table:table-cell table:style-name="ce20" table:formula="of:=IF(0.5*PI()+[lf.$B$9]&gt;[lf.K266];1;-1)" office:value-type="float" office:value="1" calcext:value-type="float">
            <text:p>1</text:p>
          </table:table-cell>
          <table:table-cell table:style-name="ce17" table:formula="of:=0.5*PI()-([lf.J266]*[lf.L266]+[lf.K266])" office:value-type="float" office:value="-0.282468704214301" calcext:value-type="float">
            <text:p>-0,282468704214301</text:p>
          </table:table-cell>
          <table:table-cell table:style-name="ce17" table:formula="of:=-[lf.M266]-[lf.$B$8]" office:value-type="float" office:value="-0.0665971461845651" calcext:value-type="float">
            <text:p>-0,066597146184565</text:p>
          </table:table-cell>
          <table:table-cell table:number-columns-repeated="1010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lf.A267]*analyze_resolution" office:value-type="float" office:value="5.4" calcext:value-type="float">
            <text:p>5,4</text:p>
          </table:table-cell>
          <table:table-cell table:style-name="ce20" table:formula="of:=-RADIANS([lf.B267])" office:value-type="float" office:value="-0.0942477796076938" calcext:value-type="float">
            <text:p>-0,094247779607694</text:p>
          </table:table-cell>
          <table:table-cell table:style-name="ce20" table:formula="of:=COS([lf.$B$6])*servo_saver_arm_length*COS([lf.C267])-SIN([lf.$B$6])*servo_saver_arm_length*SIN([lf.C267])+[lf.$B$24]" office:value-type="float" office:value="358.928991433649" calcext:value-type="float">
            <text:p>358,928991433649</text:p>
          </table:table-cell>
          <table:table-cell table:style-name="ce20" table:formula="of:=COS([lf.$B$6])*servo_saver_arm_length*SIN([lf.C267])+SIN([lf.$B$6])*servo_saver_arm_length*COS([lf.C267])+[lf.$C$24]" office:value-type="float" office:value="-1.50573301309623" calcext:value-type="float">
            <text:p>-1,50573301309623</text:p>
          </table:table-cell>
          <table:table-cell table:style-name="ce20" table:formula="of:=[$lf.D267]-[$lf.$B$14]" office:value-type="float" office:value="58.9289914336493" calcext:value-type="float">
            <text:p>58,9289914336493</text:p>
          </table:table-cell>
          <table:table-cell table:style-name="ce20" table:formula="of:=[lf.E267]-[$lf.$C$14]" office:value-type="float" office:value="-91.5057330130962" calcext:value-type="float">
            <text:p>-91,5057330130962</text:p>
          </table:table-cell>
          <table:table-cell table:style-name="ce11" table:formula="of:=SQRT([lf.F267]^2+[lf.G267]^2)" office:value-type="float" office:value="108.838987525846" calcext:value-type="float">
            <text:p>108,838987525846</text:p>
          </table:table-cell>
          <table:table-cell table:style-name="ce20" table:formula="of:=([lf.H267]^2-[lf.$B$42]^2+[lf.$B$43]^2)/(2*[lf.H267])" office:value-type="float" office:value="5.74852496875879" calcext:value-type="float">
            <text:p>5,74852496875879</text:p>
          </table:table-cell>
          <table:table-cell table:style-name="ce20" table:formula="of:=ACOS([lf.I267]/[lf.$B$43])" office:value-type="float" office:value="1.27925771807307" calcext:value-type="float">
            <text:p>1,27925771807307</text:p>
          </table:table-cell>
          <table:table-cell table:style-name="ce20" table:formula="of:=ASIN([lf.F267]/[lf.H267])" office:value-type="float" office:value="0.572140311663194" calcext:value-type="float">
            <text:p>0,572140311663194</text:p>
          </table:table-cell>
          <table:table-cell table:style-name="ce20" table:formula="of:=IF(0.5*PI()+[lf.$B$9]&gt;[lf.K267];1;-1)" office:value-type="float" office:value="1" calcext:value-type="float">
            <text:p>1</text:p>
          </table:table-cell>
          <table:table-cell table:style-name="ce17" table:formula="of:=0.5*PI()-([lf.J267]*[lf.L267]+[lf.K267])" office:value-type="float" office:value="-0.280601702941364" calcext:value-type="float">
            <text:p>-0,280601702941364</text:p>
          </table:table-cell>
          <table:table-cell table:style-name="ce17" table:formula="of:=-[lf.M267]-[lf.$B$8]" office:value-type="float" office:value="-0.0684641474575018" calcext:value-type="float">
            <text:p>-0,068464147457502</text:p>
          </table:table-cell>
          <table:table-cell table:number-columns-repeated="1010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lf.A268]*analyze_resolution" office:value-type="float" office:value="5.55" calcext:value-type="float">
            <text:p>5,55</text:p>
          </table:table-cell>
          <table:table-cell table:style-name="ce20" table:formula="of:=-RADIANS([lf.B268])" office:value-type="float" office:value="-0.0968657734856853" calcext:value-type="float">
            <text:p>-0,096865773485685</text:p>
          </table:table-cell>
          <table:table-cell table:style-name="ce20" table:formula="of:=COS([lf.$B$6])*servo_saver_arm_length*COS([lf.C268])-SIN([lf.$B$6])*servo_saver_arm_length*SIN([lf.C268])+[lf.$B$24]" office:value-type="float" office:value="358.92499485058" calcext:value-type="float">
            <text:p>358,92499485058</text:p>
          </table:table-cell>
          <table:table-cell table:style-name="ce20" table:formula="of:=COS([lf.$B$6])*servo_saver_arm_length*SIN([lf.C268])+SIN([lf.$B$6])*servo_saver_arm_length*COS([lf.C268])+[lf.$C$24]" office:value-type="float" office:value="-1.54742980745254" calcext:value-type="float">
            <text:p>-1,54742980745254</text:p>
          </table:table-cell>
          <table:table-cell table:style-name="ce20" table:formula="of:=[$lf.D268]-[$lf.$B$14]" office:value-type="float" office:value="58.9249948505802" calcext:value-type="float">
            <text:p>58,9249948505802</text:p>
          </table:table-cell>
          <table:table-cell table:style-name="ce20" table:formula="of:=[lf.E268]-[$lf.$C$14]" office:value-type="float" office:value="-91.5474298074525" calcext:value-type="float">
            <text:p>-91,5474298074525</text:p>
          </table:table-cell>
          <table:table-cell table:style-name="ce11" table:formula="of:=SQRT([lf.F268]^2+[lf.G268]^2)" office:value-type="float" office:value="108.87188306671" calcext:value-type="float">
            <text:p>108,87188306671</text:p>
          </table:table-cell>
          <table:table-cell table:style-name="ce20" table:formula="of:=([lf.H268]^2-[lf.$B$42]^2+[lf.$B$43]^2)/(2*[lf.H268])" office:value-type="float" office:value="5.7796786283313" calcext:value-type="float">
            <text:p>5,7796786283313</text:p>
          </table:table-cell>
          <table:table-cell table:style-name="ce20" table:formula="of:=ACOS([lf.I268]/[lf.$B$43])" office:value-type="float" office:value="1.27763101161559" calcext:value-type="float">
            <text:p>1,27763101161559</text:p>
          </table:table-cell>
          <table:table-cell table:style-name="ce20" table:formula="of:=ASIN([lf.F268]/[lf.H268])" office:value-type="float" office:value="0.57190208566111" calcext:value-type="float">
            <text:p>0,57190208566111</text:p>
          </table:table-cell>
          <table:table-cell table:style-name="ce20" table:formula="of:=IF(0.5*PI()+[lf.$B$9]&gt;[lf.K268];1;-1)" office:value-type="float" office:value="1" calcext:value-type="float">
            <text:p>1</text:p>
          </table:table-cell>
          <table:table-cell table:style-name="ce17" table:formula="of:=0.5*PI()-([lf.J268]*[lf.L268]+[lf.K268])" office:value-type="float" office:value="-0.278736770481802" calcext:value-type="float">
            <text:p>-0,278736770481802</text:p>
          </table:table-cell>
          <table:table-cell table:style-name="ce17" table:formula="of:=-[lf.M268]-[lf.$B$8]" office:value-type="float" office:value="-0.0703290799170637" calcext:value-type="float">
            <text:p>-0,070329079917064</text:p>
          </table:table-cell>
          <table:table-cell table:number-columns-repeated="1010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lf.A269]*analyze_resolution" office:value-type="float" office:value="5.7" calcext:value-type="float">
            <text:p>5,7</text:p>
          </table:table-cell>
          <table:table-cell table:style-name="ce20" table:formula="of:=-RADIANS([lf.B269])" office:value-type="float" office:value="-0.0994837673636768" calcext:value-type="float">
            <text:p>-0,099483767363677</text:p>
          </table:table-cell>
          <table:table-cell table:style-name="ce20" table:formula="of:=COS([lf.$B$6])*servo_saver_arm_length*COS([lf.C269])-SIN([lf.$B$6])*servo_saver_arm_length*SIN([lf.C269])+[lf.$B$24]" office:value-type="float" office:value="358.92088911938" calcext:value-type="float">
            <text:p>358,92088911938</text:p>
          </table:table-cell>
          <table:table-cell table:style-name="ce20" table:formula="of:=COS([lf.$B$6])*servo_saver_arm_length*SIN([lf.C269])+SIN([lf.$B$6])*servo_saver_arm_length*COS([lf.C269])+[lf.$C$24]" office:value-type="float" office:value="-1.58911599589822" calcext:value-type="float">
            <text:p>-1,58911599589822</text:p>
          </table:table-cell>
          <table:table-cell table:style-name="ce20" table:formula="of:=[$lf.D269]-[$lf.$B$14]" office:value-type="float" office:value="58.9208891193796" calcext:value-type="float">
            <text:p>58,9208891193796</text:p>
          </table:table-cell>
          <table:table-cell table:style-name="ce20" table:formula="of:=[lf.E269]-[$lf.$C$14]" office:value-type="float" office:value="-91.5891159958982" calcext:value-type="float">
            <text:p>-91,5891159958982</text:p>
          </table:table-cell>
          <table:table-cell table:style-name="ce11" table:formula="of:=SQRT([lf.F269]^2+[lf.G269]^2)" office:value-type="float" office:value="108.904716810285" calcext:value-type="float">
            <text:p>108,904716810285</text:p>
          </table:table-cell>
          <table:table-cell table:style-name="ce20" table:formula="of:=([lf.H269]^2-[lf.$B$42]^2+[lf.$B$43]^2)/(2*[lf.H269])" office:value-type="float" office:value="5.81076490385375" calcext:value-type="float">
            <text:p>5,81076490385375</text:p>
          </table:table-cell>
          <table:table-cell table:style-name="ce20" table:formula="of:=ACOS([lf.I269]/[lf.$B$43])" office:value-type="float" office:value="1.27600702707439" calcext:value-type="float">
            <text:p>1,27600702707439</text:p>
          </table:table-cell>
          <table:table-cell table:style-name="ce20" table:formula="of:=ASIN([lf.F269]/[lf.H269])" office:value-type="float" office:value="0.571663213396529" calcext:value-type="float">
            <text:p>0,571663213396529</text:p>
          </table:table-cell>
          <table:table-cell table:style-name="ce20" table:formula="of:=IF(0.5*PI()+[lf.$B$9]&gt;[lf.K269];1;-1)" office:value-type="float" office:value="1" calcext:value-type="float">
            <text:p>1</text:p>
          </table:table-cell>
          <table:table-cell table:style-name="ce17" table:formula="of:=0.5*PI()-([lf.J269]*[lf.L269]+[lf.K269])" office:value-type="float" office:value="-0.276873913676022" calcext:value-type="float">
            <text:p>-0,276873913676022</text:p>
          </table:table-cell>
          <table:table-cell table:style-name="ce17" table:formula="of:=-[lf.M269]-[lf.$B$8]" office:value-type="float" office:value="-0.0721919367228442" calcext:value-type="float">
            <text:p>-0,072191936722844</text:p>
          </table:table-cell>
          <table:table-cell table:number-columns-repeated="1010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lf.A270]*analyze_resolution" office:value-type="float" office:value="5.85" calcext:value-type="float">
            <text:p>5,85</text:p>
          </table:table-cell>
          <table:table-cell table:style-name="ce20" table:formula="of:=-RADIANS([lf.B270])" office:value-type="float" office:value="-0.102101761241668" calcext:value-type="float">
            <text:p>-0,102101761241668</text:p>
          </table:table-cell>
          <table:table-cell table:style-name="ce20" table:formula="of:=COS([lf.$B$6])*servo_saver_arm_length*COS([lf.C270])-SIN([lf.$B$6])*servo_saver_arm_length*SIN([lf.C270])+[lf.$B$24]" office:value-type="float" office:value="358.916674268188" calcext:value-type="float">
            <text:p>358,916674268188</text:p>
          </table:table-cell>
          <table:table-cell table:style-name="ce20" table:formula="of:=COS([lf.$B$6])*servo_saver_arm_length*SIN([lf.C270])+SIN([lf.$B$6])*servo_saver_arm_length*COS([lf.C270])+[lf.$C$24]" office:value-type="float" office:value="-1.6307912927208" calcext:value-type="float">
            <text:p>-1,6307912927208</text:p>
          </table:table-cell>
          <table:table-cell table:style-name="ce20" table:formula="of:=[$lf.D270]-[$lf.$B$14]" office:value-type="float" office:value="58.9166742681877" calcext:value-type="float">
            <text:p>58,9166742681877</text:p>
          </table:table-cell>
          <table:table-cell table:style-name="ce20" table:formula="of:=[lf.E270]-[$lf.$C$14]" office:value-type="float" office:value="-91.6307912927208" calcext:value-type="float">
            <text:p>-91,6307912927208</text:p>
          </table:table-cell>
          <table:table-cell table:style-name="ce11" table:formula="of:=SQRT([lf.F270]^2+[lf.G270]^2)" office:value-type="float" office:value="108.93748858751" calcext:value-type="float">
            <text:p>108,93748858751</text:p>
          </table:table-cell>
          <table:table-cell table:style-name="ce20" table:formula="of:=([lf.H270]^2-[lf.$B$42]^2+[lf.$B$43]^2)/(2*[lf.H270])" office:value-type="float" office:value="5.8417836932866" calcext:value-type="float">
            <text:p>5,8417836932866</text:p>
          </table:table-cell>
          <table:table-cell table:style-name="ce20" table:formula="of:=ACOS([lf.I270]/[lf.$B$43])" office:value-type="float" office:value="1.27438576951566" calcext:value-type="float">
            <text:p>1,27438576951566</text:p>
          </table:table-cell>
          <table:table-cell table:style-name="ce20" table:formula="of:=ASIN([lf.F270]/[lf.H270])" office:value-type="float" office:value="0.571423696669566" calcext:value-type="float">
            <text:p>0,571423696669566</text:p>
          </table:table-cell>
          <table:table-cell table:style-name="ce20" table:formula="of:=IF(0.5*PI()+[lf.$B$9]&gt;[lf.K270];1;-1)" office:value-type="float" office:value="1" calcext:value-type="float">
            <text:p>1</text:p>
          </table:table-cell>
          <table:table-cell table:style-name="ce17" table:formula="of:=0.5*PI()-([lf.J270]*[lf.L270]+[lf.K270])" office:value-type="float" office:value="-0.275013139390333" calcext:value-type="float">
            <text:p>-0,275013139390333</text:p>
          </table:table-cell>
          <table:table-cell table:style-name="ce17" table:formula="of:=-[lf.M270]-[lf.$B$8]" office:value-type="float" office:value="-0.0740527110085333" calcext:value-type="float">
            <text:p>-0,074052711008533</text:p>
          </table:table-cell>
          <table:table-cell table:number-columns-repeated="1010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lf.A271]*analyze_resolution" office:value-type="float" office:value="6" calcext:value-type="float">
            <text:p>6</text:p>
          </table:table-cell>
          <table:table-cell table:style-name="ce20" table:formula="of:=-RADIANS([lf.B271])" office:value-type="float" office:value="-0.10471975511966" calcext:value-type="float">
            <text:p>-0,10471975511966</text:p>
          </table:table-cell>
          <table:table-cell table:style-name="ce20" table:formula="of:=COS([lf.$B$6])*servo_saver_arm_length*COS([lf.C271])-SIN([lf.$B$6])*servo_saver_arm_length*SIN([lf.C271])+[lf.$B$24]" office:value-type="float" office:value="358.912350325892" calcext:value-type="float">
            <text:p>358,912350325892</text:p>
          </table:table-cell>
          <table:table-cell table:style-name="ce20" table:formula="of:=COS([lf.$B$6])*servo_saver_arm_length*SIN([lf.C271])+SIN([lf.$B$6])*servo_saver_arm_length*COS([lf.C271])+[lf.$C$24]" office:value-type="float" office:value="-1.67245541228246" calcext:value-type="float">
            <text:p>-1,67245541228246</text:p>
          </table:table-cell>
          <table:table-cell table:style-name="ce20" table:formula="of:=[$lf.D271]-[$lf.$B$14]" office:value-type="float" office:value="58.9123503258924" calcext:value-type="float">
            <text:p>58,9123503258924</text:p>
          </table:table-cell>
          <table:table-cell table:style-name="ce20" table:formula="of:=[lf.E271]-[$lf.$C$14]" office:value-type="float" office:value="-91.6724554122825" calcext:value-type="float">
            <text:p>-91,6724554122825</text:p>
          </table:table-cell>
          <table:table-cell table:style-name="ce11" table:formula="of:=SQRT([lf.F271]^2+[lf.G271]^2)" office:value-type="float" office:value="108.97019822978" calcext:value-type="float">
            <text:p>108,97019822978</text:p>
          </table:table-cell>
          <table:table-cell table:style-name="ce20" table:formula="of:=([lf.H271]^2-[lf.$B$42]^2+[lf.$B$43]^2)/(2*[lf.H271])" office:value-type="float" office:value="5.87273489500793" calcext:value-type="float">
            <text:p>5,87273489500793</text:p>
          </table:table-cell>
          <table:table-cell table:style-name="ce20" table:formula="of:=ACOS([lf.I271]/[lf.$B$43])" office:value-type="float" office:value="1.2727672440322" calcext:value-type="float">
            <text:p>1,2727672440322</text:p>
          </table:table-cell>
          <table:table-cell table:style-name="ce20" table:formula="of:=ASIN([lf.F271]/[lf.H271])" office:value-type="float" office:value="0.571183537279652" calcext:value-type="float">
            <text:p>0,571183537279652</text:p>
          </table:table-cell>
          <table:table-cell table:style-name="ce20" table:formula="of:=IF(0.5*PI()+[lf.$B$9]&gt;[lf.K271];1;-1)" office:value-type="float" office:value="1" calcext:value-type="float">
            <text:p>1</text:p>
          </table:table-cell>
          <table:table-cell table:style-name="ce17" table:formula="of:=0.5*PI()-([lf.J271]*[lf.L271]+[lf.K271])" office:value-type="float" office:value="-0.273154454516958" calcext:value-type="float">
            <text:p>-0,273154454516958</text:p>
          </table:table-cell>
          <table:table-cell table:style-name="ce17" table:formula="of:=-[lf.M271]-[lf.$B$8]" office:value-type="float" office:value="-0.0759113958819082" calcext:value-type="float">
            <text:p>-0,075911395881908</text:p>
          </table:table-cell>
          <table:table-cell table:number-columns-repeated="1010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lf.A272]*analyze_resolution" office:value-type="float" office:value="6.15" calcext:value-type="float">
            <text:p>6,15</text:p>
          </table:table-cell>
          <table:table-cell table:style-name="ce20" table:formula="of:=-RADIANS([lf.B272])" office:value-type="float" office:value="-0.107337748997651" calcext:value-type="float">
            <text:p>-0,107337748997651</text:p>
          </table:table-cell>
          <table:table-cell table:style-name="ce20" table:formula="of:=COS([lf.$B$6])*servo_saver_arm_length*COS([lf.C272])-SIN([lf.$B$6])*servo_saver_arm_length*SIN([lf.C272])+[lf.$B$24]" office:value-type="float" office:value="358.90791732213" calcext:value-type="float">
            <text:p>358,90791732213</text:p>
          </table:table-cell>
          <table:table-cell table:style-name="ce20" table:formula="of:=COS([lf.$B$6])*servo_saver_arm_length*SIN([lf.C272])+SIN([lf.$B$6])*servo_saver_arm_length*COS([lf.C272])+[lf.$C$24]" office:value-type="float" office:value="-1.71410806902198" calcext:value-type="float">
            <text:p>-1,71410806902198</text:p>
          </table:table-cell>
          <table:table-cell table:style-name="ce20" table:formula="of:=[$lf.D272]-[$lf.$B$14]" office:value-type="float" office:value="58.9079173221297" calcext:value-type="float">
            <text:p>58,9079173221297</text:p>
          </table:table-cell>
          <table:table-cell table:style-name="ce20" table:formula="of:=[lf.E272]-[$lf.$C$14]" office:value-type="float" office:value="-91.714108069022" calcext:value-type="float">
            <text:p>-91,714108069022</text:p>
          </table:table-cell>
          <table:table-cell table:style-name="ce11" table:formula="of:=SQRT([lf.F272]^2+[lf.G272]^2)" office:value-type="float" office:value="109.002845568944" calcext:value-type="float">
            <text:p>109,002845568944</text:p>
          </table:table-cell>
          <table:table-cell table:style-name="ce20" table:formula="of:=([lf.H272]^2-[lf.$B$42]^2+[lf.$B$43]^2)/(2*[lf.H272])" office:value-type="float" office:value="5.90361840781213" calcext:value-type="float">
            <text:p>5,90361840781213</text:p>
          </table:table-cell>
          <table:table-cell table:style-name="ce20" table:formula="of:=ACOS([lf.I272]/[lf.$B$43])" office:value-type="float" office:value="1.27115145574342" calcext:value-type="float">
            <text:p>1,27115145574342</text:p>
          </table:table-cell>
          <table:table-cell table:style-name="ce20" table:formula="of:=ASIN([lf.F272]/[lf.H272])" office:value-type="float" office:value="0.570942737025528" calcext:value-type="float">
            <text:p>0,570942737025528</text:p>
          </table:table-cell>
          <table:table-cell table:style-name="ce20" table:formula="of:=IF(0.5*PI()+[lf.$B$9]&gt;[lf.K272];1;-1)" office:value-type="float" office:value="1" calcext:value-type="float">
            <text:p>1</text:p>
          </table:table-cell>
          <table:table-cell table:style-name="ce17" table:formula="of:=0.5*PI()-([lf.J272]*[lf.L272]+[lf.K272])" office:value-type="float" office:value="-0.27129786597405" calcext:value-type="float">
            <text:p>-0,27129786597405</text:p>
          </table:table-cell>
          <table:table-cell table:style-name="ce17" table:formula="of:=-[lf.M272]-[lf.$B$8]" office:value-type="float" office:value="-0.0777679844248162" calcext:value-type="float">
            <text:p>-0,077767984424816</text:p>
          </table:table-cell>
          <table:table-cell table:number-columns-repeated="1010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lf.A273]*analyze_resolution" office:value-type="float" office:value="6.3" calcext:value-type="float">
            <text:p>6,3</text:p>
          </table:table-cell>
          <table:table-cell table:style-name="ce20" table:formula="of:=-RADIANS([lf.B273])" office:value-type="float" office:value="-0.109955742875643" calcext:value-type="float">
            <text:p>-0,109955742875643</text:p>
          </table:table-cell>
          <table:table-cell table:style-name="ce20" table:formula="of:=COS([lf.$B$6])*servo_saver_arm_length*COS([lf.C273])-SIN([lf.$B$6])*servo_saver_arm_length*SIN([lf.C273])+[lf.$B$24]" office:value-type="float" office:value="358.903375287283" calcext:value-type="float">
            <text:p>358,903375287283</text:p>
          </table:table-cell>
          <table:table-cell table:style-name="ce20" table:formula="of:=COS([lf.$B$6])*servo_saver_arm_length*SIN([lf.C273])+SIN([lf.$B$6])*servo_saver_arm_length*COS([lf.C273])+[lf.$C$24]" office:value-type="float" office:value="-1.75574897745672" calcext:value-type="float">
            <text:p>-1,75574897745672</text:p>
          </table:table-cell>
          <table:table-cell table:style-name="ce20" table:formula="of:=[$lf.D273]-[$lf.$B$14]" office:value-type="float" office:value="58.9033752872829" calcext:value-type="float">
            <text:p>58,9033752872829</text:p>
          </table:table-cell>
          <table:table-cell table:style-name="ce20" table:formula="of:=[lf.E273]-[$lf.$C$14]" office:value-type="float" office:value="-91.7557489774567" calcext:value-type="float">
            <text:p>-91,7557489774567</text:p>
          </table:table-cell>
          <table:table-cell table:style-name="ce11" table:formula="of:=SQRT([lf.F273]^2+[lf.G273]^2)" office:value-type="float" office:value="109.035430437306" calcext:value-type="float">
            <text:p>109,035430437306</text:p>
          </table:table-cell>
          <table:table-cell table:style-name="ce20" table:formula="of:=([lf.H273]^2-[lf.$B$42]^2+[lf.$B$43]^2)/(2*[lf.H273])" office:value-type="float" office:value="5.93443413090842" calcext:value-type="float">
            <text:p>5,93443413090842</text:p>
          </table:table-cell>
          <table:table-cell table:style-name="ce20" table:formula="of:=ACOS([lf.I273]/[lf.$B$43])" office:value-type="float" office:value="1.26953840979537" calcext:value-type="float">
            <text:p>1,26953840979537</text:p>
          </table:table-cell>
          <table:table-cell table:style-name="ce20" table:formula="of:=ASIN([lf.F273]/[lf.H273])" office:value-type="float" office:value="0.570701297705241" calcext:value-type="float">
            <text:p>0,570701297705241</text:p>
          </table:table-cell>
          <table:table-cell table:style-name="ce20" table:formula="of:=IF(0.5*PI()+[lf.$B$9]&gt;[lf.K273];1;-1)" office:value-type="float" office:value="1" calcext:value-type="float">
            <text:p>1</text:p>
          </table:table-cell>
          <table:table-cell table:style-name="ce17" table:formula="of:=0.5*PI()-([lf.J273]*[lf.L273]+[lf.K273])" office:value-type="float" office:value="-0.26944338070571" calcext:value-type="float">
            <text:p>-0,26944338070571</text:p>
          </table:table-cell>
          <table:table-cell table:style-name="ce17" table:formula="of:=-[lf.M273]-[lf.$B$8]" office:value-type="float" office:value="-0.0796224696931555" calcext:value-type="float">
            <text:p>-0,079622469693156</text:p>
          </table:table-cell>
          <table:table-cell table:number-columns-repeated="1010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lf.A274]*analyze_resolution" office:value-type="float" office:value="6.45" calcext:value-type="float">
            <text:p>6,45</text:p>
          </table:table-cell>
          <table:table-cell table:style-name="ce20" table:formula="of:=-RADIANS([lf.B274])" office:value-type="float" office:value="-0.112573736753634" calcext:value-type="float">
            <text:p>-0,112573736753634</text:p>
          </table:table-cell>
          <table:table-cell table:style-name="ce20" table:formula="of:=COS([lf.$B$6])*servo_saver_arm_length*COS([lf.C274])-SIN([lf.$B$6])*servo_saver_arm_length*SIN([lf.C274])+[lf.$B$24]" office:value-type="float" office:value="358.898724252482" calcext:value-type="float">
            <text:p>358,898724252482</text:p>
          </table:table-cell>
          <table:table-cell table:style-name="ce20" table:formula="of:=COS([lf.$B$6])*servo_saver_arm_length*SIN([lf.C274])+SIN([lf.$B$6])*servo_saver_arm_length*COS([lf.C274])+[lf.$C$24]" office:value-type="float" office:value="-1.79737785218457" calcext:value-type="float">
            <text:p>-1,79737785218457</text:p>
          </table:table-cell>
          <table:table-cell table:style-name="ce20" table:formula="of:=[$lf.D274]-[$lf.$B$14]" office:value-type="float" office:value="58.8987242524825" calcext:value-type="float">
            <text:p>58,8987242524825</text:p>
          </table:table-cell>
          <table:table-cell table:style-name="ce20" table:formula="of:=[lf.E274]-[$lf.$C$14]" office:value-type="float" office:value="-91.7973778521846" calcext:value-type="float">
            <text:p>-91,7973778521846</text:p>
          </table:table-cell>
          <table:table-cell table:style-name="ce11" table:formula="of:=SQRT([lf.F274]^2+[lf.G274]^2)" office:value-type="float" office:value="109.067952667622" calcext:value-type="float">
            <text:p>109,067952667622</text:p>
          </table:table-cell>
          <table:table-cell table:style-name="ce20" table:formula="of:=([lf.H274]^2-[lf.$B$42]^2+[lf.$B$43]^2)/(2*[lf.H274])" office:value-type="float" office:value="5.9651819639195" calcext:value-type="float">
            <text:p>5,9651819639195</text:p>
          </table:table-cell>
          <table:table-cell table:style-name="ce20" table:formula="of:=ACOS([lf.I274]/[lf.$B$43])" office:value-type="float" office:value="1.26792811136077" calcext:value-type="float">
            <text:p>1,26792811136077</text:p>
          </table:table-cell>
          <table:table-cell table:style-name="ce20" table:formula="of:=ASIN([lf.F274]/[lf.H274])" office:value-type="float" office:value="0.570459221116133" calcext:value-type="float">
            <text:p>0,570459221116133</text:p>
          </table:table-cell>
          <table:table-cell table:style-name="ce20" table:formula="of:=IF(0.5*PI()+[lf.$B$9]&gt;[lf.K274];1;-1)" office:value-type="float" office:value="1" calcext:value-type="float">
            <text:p>1</text:p>
          </table:table-cell>
          <table:table-cell table:style-name="ce17" table:formula="of:=0.5*PI()-([lf.J274]*[lf.L274]+[lf.K274])" office:value-type="float" office:value="-0.267591005682008" calcext:value-type="float">
            <text:p>-0,267591005682008</text:p>
          </table:table-cell>
          <table:table-cell table:style-name="ce17" table:formula="of:=-[lf.M274]-[lf.$B$8]" office:value-type="float" office:value="-0.0814748447168576" calcext:value-type="float">
            <text:p>-0,081474844716858</text:p>
          </table:table-cell>
          <table:table-cell table:number-columns-repeated="1010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lf.A275]*analyze_resolution" office:value-type="float" office:value="6.6" calcext:value-type="float">
            <text:p>6,6</text:p>
          </table:table-cell>
          <table:table-cell table:style-name="ce20" table:formula="of:=-RADIANS([lf.B275])" office:value-type="float" office:value="-0.115191730631626" calcext:value-type="float">
            <text:p>-0,115191730631626</text:p>
          </table:table-cell>
          <table:table-cell table:style-name="ce20" table:formula="of:=COS([lf.$B$6])*servo_saver_arm_length*COS([lf.C275])-SIN([lf.$B$6])*servo_saver_arm_length*SIN([lf.C275])+[lf.$B$24]" office:value-type="float" office:value="358.893964249606" calcext:value-type="float">
            <text:p>358,893964249606</text:p>
          </table:table-cell>
          <table:table-cell table:style-name="ce20" table:formula="of:=COS([lf.$B$6])*servo_saver_arm_length*SIN([lf.C275])+SIN([lf.$B$6])*servo_saver_arm_length*COS([lf.C275])+[lf.$C$24]" office:value-type="float" office:value="-1.83899440788587" calcext:value-type="float">
            <text:p>-1,83899440788587</text:p>
          </table:table-cell>
          <table:table-cell table:style-name="ce20" table:formula="of:=[$lf.D275]-[$lf.$B$14]" office:value-type="float" office:value="58.8939642496064" calcext:value-type="float">
            <text:p>58,8939642496064</text:p>
          </table:table-cell>
          <table:table-cell table:style-name="ce20" table:formula="of:=[lf.E275]-[$lf.$C$14]" office:value-type="float" office:value="-91.8389944078859" calcext:value-type="float">
            <text:p>-91,8389944078859</text:p>
          </table:table-cell>
          <table:table-cell table:style-name="ce11" table:formula="of:=SQRT([lf.F275]^2+[lf.G275]^2)" office:value-type="float" office:value="109.100412093106" calcext:value-type="float">
            <text:p>109,100412093106</text:p>
          </table:table-cell>
          <table:table-cell table:style-name="ce20" table:formula="of:=([lf.H275]^2-[lf.$B$42]^2+[lf.$B$43]^2)/(2*[lf.H275])" office:value-type="float" office:value="5.99586180688042" calcext:value-type="float">
            <text:p>5,99586180688042</text:p>
          </table:table-cell>
          <table:table-cell table:style-name="ce20" table:formula="of:=ACOS([lf.I275]/[lf.$B$43])" office:value-type="float" office:value="1.26632056563904" calcext:value-type="float">
            <text:p>1,26632056563904</text:p>
          </table:table-cell>
          <table:table-cell table:style-name="ce20" table:formula="of:=ASIN([lf.F275]/[lf.H275])" office:value-type="float" office:value="0.57021650905484" calcext:value-type="float">
            <text:p>0,57021650905484</text:p>
          </table:table-cell>
          <table:table-cell table:style-name="ce20" table:formula="of:=IF(0.5*PI()+[lf.$B$9]&gt;[lf.K275];1;-1)" office:value-type="float" office:value="1" calcext:value-type="float">
            <text:p>1</text:p>
          </table:table-cell>
          <table:table-cell table:style-name="ce17" table:formula="of:=0.5*PI()-([lf.J275]*[lf.L275]+[lf.K275])" office:value-type="float" office:value="-0.265740747898985" calcext:value-type="float">
            <text:p>-0,265740747898985</text:p>
          </table:table-cell>
          <table:table-cell table:style-name="ce17" table:formula="of:=-[lf.M275]-[lf.$B$8]" office:value-type="float" office:value="-0.0833251024998813" calcext:value-type="float">
            <text:p>-0,083325102499881</text:p>
          </table:table-cell>
          <table:table-cell table:number-columns-repeated="1010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lf.A276]*analyze_resolution" office:value-type="float" office:value="6.75" calcext:value-type="float">
            <text:p>6,75</text:p>
          </table:table-cell>
          <table:table-cell table:style-name="ce20" table:formula="of:=-RADIANS([lf.B276])" office:value-type="float" office:value="-0.117809724509617" calcext:value-type="float">
            <text:p>-0,117809724509617</text:p>
          </table:table-cell>
          <table:table-cell table:style-name="ce20" table:formula="of:=COS([lf.$B$6])*servo_saver_arm_length*COS([lf.C276])-SIN([lf.$B$6])*servo_saver_arm_length*SIN([lf.C276])+[lf.$B$24]" office:value-type="float" office:value="358.889095311279" calcext:value-type="float">
            <text:p>358,889095311279</text:p>
          </table:table-cell>
          <table:table-cell table:style-name="ce20" table:formula="of:=COS([lf.$B$6])*servo_saver_arm_length*SIN([lf.C276])+SIN([lf.$B$6])*servo_saver_arm_length*COS([lf.C276])+[lf.$C$24]" office:value-type="float" office:value="-1.8805983593254" calcext:value-type="float">
            <text:p>-1,8805983593254</text:p>
          </table:table-cell>
          <table:table-cell table:style-name="ce20" table:formula="of:=[$lf.D276]-[$lf.$B$14]" office:value-type="float" office:value="58.8890953112788" calcext:value-type="float">
            <text:p>58,8890953112788</text:p>
          </table:table-cell>
          <table:table-cell table:style-name="ce20" table:formula="of:=[lf.E276]-[$lf.$C$14]" office:value-type="float" office:value="-91.8805983593254" calcext:value-type="float">
            <text:p>-91,8805983593254</text:p>
          </table:table-cell>
          <table:table-cell table:style-name="ce11" table:formula="of:=SQRT([lf.F276]^2+[lf.G276]^2)" office:value-type="float" office:value="109.132808547423" calcext:value-type="float">
            <text:p>109,132808547423</text:p>
          </table:table-cell>
          <table:table-cell table:style-name="ce20" table:formula="of:=([lf.H276]^2-[lf.$B$42]^2+[lf.$B$43]^2)/(2*[lf.H276])" office:value-type="float" office:value="6.02647356023694" calcext:value-type="float">
            <text:p>6,02647356023694</text:p>
          </table:table-cell>
          <table:table-cell table:style-name="ce20" table:formula="of:=ACOS([lf.I276]/[lf.$B$43])" office:value-type="float" office:value="1.26471577785629" calcext:value-type="float">
            <text:p>1,26471577785629</text:p>
          </table:table-cell>
          <table:table-cell table:style-name="ce20" table:formula="of:=ASIN([lf.F276]/[lf.H276])" office:value-type="float" office:value="0.569973163317286" calcext:value-type="float">
            <text:p>0,569973163317286</text:p>
          </table:table-cell>
          <table:table-cell table:style-name="ce20" table:formula="of:=IF(0.5*PI()+[lf.$B$9]&gt;[lf.K276];1;-1)" office:value-type="float" office:value="1" calcext:value-type="float">
            <text:p>1</text:p>
          </table:table-cell>
          <table:table-cell table:style-name="ce17" table:formula="of:=0.5*PI()-([lf.J276]*[lf.L276]+[lf.K276])" office:value-type="float" office:value="-0.263892614378679" calcext:value-type="float">
            <text:p>-0,263892614378679</text:p>
          </table:table-cell>
          <table:table-cell table:style-name="ce17" table:formula="of:=-[lf.M276]-[lf.$B$8]" office:value-type="float" office:value="-0.0851732360201871" calcext:value-type="float">
            <text:p>-0,085173236020187</text:p>
          </table:table-cell>
          <table:table-cell table:number-columns-repeated="1010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lf.A277]*analyze_resolution" office:value-type="float" office:value="6.9" calcext:value-type="float">
            <text:p>6,9</text:p>
          </table:table-cell>
          <table:table-cell table:style-name="ce20" table:formula="of:=-RADIANS([lf.B277])" office:value-type="float" office:value="-0.120427718387609" calcext:value-type="float">
            <text:p>-0,120427718387609</text:p>
          </table:table-cell>
          <table:table-cell table:style-name="ce20" table:formula="of:=COS([lf.$B$6])*servo_saver_arm_length*COS([lf.C277])-SIN([lf.$B$6])*servo_saver_arm_length*SIN([lf.C277])+[lf.$B$24]" office:value-type="float" office:value="358.884117470871" calcext:value-type="float">
            <text:p>358,884117470871</text:p>
          </table:table-cell>
          <table:table-cell table:style-name="ce20" table:formula="of:=COS([lf.$B$6])*servo_saver_arm_length*SIN([lf.C277])+SIN([lf.$B$6])*servo_saver_arm_length*COS([lf.C277])+[lf.$C$24]" office:value-type="float" office:value="-1.92218942135435" calcext:value-type="float">
            <text:p>-1,92218942135435</text:p>
          </table:table-cell>
          <table:table-cell table:style-name="ce20" table:formula="of:=[$lf.D277]-[$lf.$B$14]" office:value-type="float" office:value="58.8841174708711" calcext:value-type="float">
            <text:p>58,8841174708711</text:p>
          </table:table-cell>
          <table:table-cell table:style-name="ce20" table:formula="of:=[lf.E277]-[$lf.$C$14]" office:value-type="float" office:value="-91.9221894213544" calcext:value-type="float">
            <text:p>-91,9221894213544</text:p>
          </table:table-cell>
          <table:table-cell table:style-name="ce11" table:formula="of:=SQRT([lf.F277]^2+[lf.G277]^2)" office:value-type="float" office:value="109.165141864694" calcext:value-type="float">
            <text:p>109,165141864694</text:p>
          </table:table-cell>
          <table:table-cell table:style-name="ce20" table:formula="of:=([lf.H277]^2-[lf.$B$42]^2+[lf.$B$43]^2)/(2*[lf.H277])" office:value-type="float" office:value="6.0570171248444" calcext:value-type="float">
            <text:p>6,0570171248444</text:p>
          </table:table-cell>
          <table:table-cell table:style-name="ce20" table:formula="of:=ACOS([lf.I277]/[lf.$B$43])" office:value-type="float" office:value="1.26311375326536" calcext:value-type="float">
            <text:p>1,26311375326536</text:p>
          </table:table-cell>
          <table:table-cell table:style-name="ce20" table:formula="of:=ASIN([lf.F277]/[lf.H277])" office:value-type="float" office:value="0.569729185698678" calcext:value-type="float">
            <text:p>0,569729185698678</text:p>
          </table:table-cell>
          <table:table-cell table:style-name="ce20" table:formula="of:=IF(0.5*PI()+[lf.$B$9]&gt;[lf.K277];1;-1)" office:value-type="float" office:value="1" calcext:value-type="float">
            <text:p>1</text:p>
          </table:table-cell>
          <table:table-cell table:style-name="ce17" table:formula="of:=0.5*PI()-([lf.J277]*[lf.L277]+[lf.K277])" office:value-type="float" office:value="-0.262046612169136" calcext:value-type="float">
            <text:p>-0,262046612169136</text:p>
          </table:table-cell>
          <table:table-cell table:style-name="ce17" table:formula="of:=-[lf.M277]-[lf.$B$8]" office:value-type="float" office:value="-0.0870192382297294" calcext:value-type="float">
            <text:p>-0,087019238229729</text:p>
          </table:table-cell>
          <table:table-cell table:number-columns-repeated="1010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lf.A278]*analyze_resolution" office:value-type="float" office:value="7.05" calcext:value-type="float">
            <text:p>7,05</text:p>
          </table:table-cell>
          <table:table-cell table:style-name="ce20" table:formula="of:=-RADIANS([lf.B278])" office:value-type="float" office:value="-0.1230457122656" calcext:value-type="float">
            <text:p>-0,1230457122656</text:p>
          </table:table-cell>
          <table:table-cell table:style-name="ce20" table:formula="of:=COS([lf.$B$6])*servo_saver_arm_length*COS([lf.C278])-SIN([lf.$B$6])*servo_saver_arm_length*SIN([lf.C278])+[lf.$B$24]" office:value-type="float" office:value="358.879030762501" calcext:value-type="float">
            <text:p>358,879030762501</text:p>
          </table:table-cell>
          <table:table-cell table:style-name="ce20" table:formula="of:=COS([lf.$B$6])*servo_saver_arm_length*SIN([lf.C278])+SIN([lf.$B$6])*servo_saver_arm_length*COS([lf.C278])+[lf.$C$24]" office:value-type="float" office:value="-1.96376730891224" calcext:value-type="float">
            <text:p>-1,96376730891224</text:p>
          </table:table-cell>
          <table:table-cell table:style-name="ce20" table:formula="of:=[$lf.D278]-[$lf.$B$14]" office:value-type="float" office:value="58.8790307625008" calcext:value-type="float">
            <text:p>58,8790307625008</text:p>
          </table:table-cell>
          <table:table-cell table:style-name="ce20" table:formula="of:=[lf.E278]-[$lf.$C$14]" office:value-type="float" office:value="-91.9637673089122" calcext:value-type="float">
            <text:p>-91,9637673089122</text:p>
          </table:table-cell>
          <table:table-cell table:style-name="ce11" table:formula="of:=SQRT([lf.F278]^2+[lf.G278]^2)" office:value-type="float" office:value="109.197411879491" calcext:value-type="float">
            <text:p>109,197411879491</text:p>
          </table:table-cell>
          <table:table-cell table:style-name="ce20" table:formula="of:=([lf.H278]^2-[lf.$B$42]^2+[lf.$B$43]^2)/(2*[lf.H278])" office:value-type="float" office:value="6.08749240196645" calcext:value-type="float">
            <text:p>6,08749240196645</text:p>
          </table:table-cell>
          <table:table-cell table:style-name="ce20" table:formula="of:=ACOS([lf.I278]/[lf.$B$43])" office:value-type="float" office:value="1.26151449714581" calcext:value-type="float">
            <text:p>1,26151449714581</text:p>
          </table:table-cell>
          <table:table-cell table:style-name="ce20" table:formula="of:=ASIN([lf.F278]/[lf.H278])" office:value-type="float" office:value="0.569484577993498" calcext:value-type="float">
            <text:p>0,569484577993498</text:p>
          </table:table-cell>
          <table:table-cell table:style-name="ce20" table:formula="of:=IF(0.5*PI()+[lf.$B$9]&gt;[lf.K278];1;-1)" office:value-type="float" office:value="1" calcext:value-type="float">
            <text:p>1</text:p>
          </table:table-cell>
          <table:table-cell table:style-name="ce17" table:formula="of:=0.5*PI()-([lf.J278]*[lf.L278]+[lf.K278])" office:value-type="float" office:value="-0.260202748344416" calcext:value-type="float">
            <text:p>-0,260202748344416</text:p>
          </table:table-cell>
          <table:table-cell table:style-name="ce17" table:formula="of:=-[lf.M278]-[lf.$B$8]" office:value-type="float" office:value="-0.0888631020544496" calcext:value-type="float">
            <text:p>-0,08886310205445</text:p>
          </table:table-cell>
          <table:table-cell table:number-columns-repeated="1010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lf.A279]*analyze_resolution" office:value-type="float" office:value="7.2" calcext:value-type="float">
            <text:p>7,2</text:p>
          </table:table-cell>
          <table:table-cell table:style-name="ce20" table:formula="of:=-RADIANS([lf.B279])" office:value-type="float" office:value="-0.125663706143592" calcext:value-type="float">
            <text:p>-0,125663706143592</text:p>
          </table:table-cell>
          <table:table-cell table:style-name="ce20" table:formula="of:=COS([lf.$B$6])*servo_saver_arm_length*COS([lf.C279])-SIN([lf.$B$6])*servo_saver_arm_length*SIN([lf.C279])+[lf.$B$24]" office:value-type="float" office:value="358.873835221032" calcext:value-type="float">
            <text:p>358,873835221032</text:p>
          </table:table-cell>
          <table:table-cell table:style-name="ce20" table:formula="of:=COS([lf.$B$6])*servo_saver_arm_length*SIN([lf.C279])+SIN([lf.$B$6])*servo_saver_arm_length*COS([lf.C279])+[lf.$C$24]" office:value-type="float" office:value="-2.00533173702887" calcext:value-type="float">
            <text:p>-2,00533173702887</text:p>
          </table:table-cell>
          <table:table-cell table:style-name="ce20" table:formula="of:=[$lf.D279]-[$lf.$B$14]" office:value-type="float" office:value="58.8738352210316" calcext:value-type="float">
            <text:p>58,8738352210316</text:p>
          </table:table-cell>
          <table:table-cell table:style-name="ce20" table:formula="of:=[lf.E279]-[$lf.$C$14]" office:value-type="float" office:value="-92.0053317370289" calcext:value-type="float">
            <text:p>-92,0053317370289</text:p>
          </table:table-cell>
          <table:table-cell table:style-name="ce11" table:formula="of:=SQRT([lf.F279]^2+[lf.G279]^2)" office:value-type="float" office:value="109.229618426844" calcext:value-type="float">
            <text:p>109,229618426844</text:p>
          </table:table-cell>
          <table:table-cell table:style-name="ce20" table:formula="of:=([lf.H279]^2-[lf.$B$42]^2+[lf.$B$43]^2)/(2*[lf.H279])" office:value-type="float" office:value="6.11789929327355" calcext:value-type="float">
            <text:p>6,11789929327355</text:p>
          </table:table-cell>
          <table:table-cell table:style-name="ce20" table:formula="of:=ACOS([lf.I279]/[lf.$B$43])" office:value-type="float" office:value="1.259918014804" calcext:value-type="float">
            <text:p>1,259918014804</text:p>
          </table:table-cell>
          <table:table-cell table:style-name="ce20" table:formula="of:=ASIN([lf.F279]/[lf.H279])" office:value-type="float" office:value="0.569239341995504" calcext:value-type="float">
            <text:p>0,569239341995504</text:p>
          </table:table-cell>
          <table:table-cell table:style-name="ce20" table:formula="of:=IF(0.5*PI()+[lf.$B$9]&gt;[lf.K279];1;-1)" office:value-type="float" office:value="1" calcext:value-type="float">
            <text:p>1</text:p>
          </table:table-cell>
          <table:table-cell table:style-name="ce17" table:formula="of:=0.5*PI()-([lf.J279]*[lf.L279]+[lf.K279])" office:value-type="float" office:value="-0.258361030004612" calcext:value-type="float">
            <text:p>-0,258361030004612</text:p>
          </table:table-cell>
          <table:table-cell table:style-name="ce17" table:formula="of:=-[lf.M279]-[lf.$B$8]" office:value-type="float" office:value="-0.0907048203942537" calcext:value-type="float">
            <text:p>-0,090704820394254</text:p>
          </table:table-cell>
          <table:table-cell table:number-columns-repeated="1010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lf.A280]*analyze_resolution" office:value-type="float" office:value="7.35" calcext:value-type="float">
            <text:p>7,35</text:p>
          </table:table-cell>
          <table:table-cell table:style-name="ce20" table:formula="of:=-RADIANS([lf.B280])" office:value-type="float" office:value="-0.128281700021583" calcext:value-type="float">
            <text:p>-0,128281700021583</text:p>
          </table:table-cell>
          <table:table-cell table:style-name="ce20" table:formula="of:=COS([lf.$B$6])*servo_saver_arm_length*COS([lf.C280])-SIN([lf.$B$6])*servo_saver_arm_length*SIN([lf.C280])+[lf.$B$24]" office:value-type="float" office:value="358.868530882073" calcext:value-type="float">
            <text:p>358,868530882073</text:p>
          </table:table-cell>
          <table:table-cell table:style-name="ce20" table:formula="of:=COS([lf.$B$6])*servo_saver_arm_length*SIN([lf.C280])+SIN([lf.$B$6])*servo_saver_arm_length*COS([lf.C280])+[lf.$C$24]" office:value-type="float" office:value="-2.04688242082631" calcext:value-type="float">
            <text:p>-2,04688242082631</text:p>
          </table:table-cell>
          <table:table-cell table:style-name="ce20" table:formula="of:=[$lf.D280]-[$lf.$B$14]" office:value-type="float" office:value="58.8685308820732" calcext:value-type="float">
            <text:p>58,8685308820732</text:p>
          </table:table-cell>
          <table:table-cell table:style-name="ce20" table:formula="of:=[lf.E280]-[$lf.$C$14]" office:value-type="float" office:value="-92.0468824208263" calcext:value-type="float">
            <text:p>-92,0468824208263</text:p>
          </table:table-cell>
          <table:table-cell table:style-name="ce11" table:formula="of:=SQRT([lf.F280]^2+[lf.G280]^2)" office:value-type="float" office:value="109.261761342233" calcext:value-type="float">
            <text:p>109,261761342233</text:p>
          </table:table-cell>
          <table:table-cell table:style-name="ce20" table:formula="of:=([lf.H280]^2-[lf.$B$42]^2+[lf.$B$43]^2)/(2*[lf.H280])" office:value-type="float" office:value="6.14823770084171" calcext:value-type="float">
            <text:p>6,14823770084171</text:p>
          </table:table-cell>
          <table:table-cell table:style-name="ce20" table:formula="of:=ACOS([lf.I280]/[lf.$B$43])" office:value-type="float" office:value="1.25832431157304" calcext:value-type="float">
            <text:p>1,25832431157304</text:p>
          </table:table-cell>
          <table:table-cell table:style-name="ce20" table:formula="of:=ASIN([lf.F280]/[lf.H280])" office:value-type="float" office:value="0.568993479497717" calcext:value-type="float">
            <text:p>0,568993479497717</text:p>
          </table:table-cell>
          <table:table-cell table:style-name="ce20" table:formula="of:=IF(0.5*PI()+[lf.$B$9]&gt;[lf.K280];1;-1)" office:value-type="float" office:value="1" calcext:value-type="float">
            <text:p>1</text:p>
          </table:table-cell>
          <table:table-cell table:style-name="ce17" table:formula="of:=0.5*PI()-([lf.J280]*[lf.L280]+[lf.K280])" office:value-type="float" office:value="-0.25652146427586" calcext:value-type="float">
            <text:p>-0,25652146427586</text:p>
          </table:table-cell>
          <table:table-cell table:style-name="ce17" table:formula="of:=-[lf.M280]-[lf.$B$8]" office:value-type="float" office:value="-0.0925443861230064" calcext:value-type="float">
            <text:p>-0,092544386123006</text:p>
          </table:table-cell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lf.A281]*analyze_resolution" office:value-type="float" office:value="7.5" calcext:value-type="float">
            <text:p>7,5</text:p>
          </table:table-cell>
          <table:table-cell table:style-name="ce20" table:formula="of:=-RADIANS([lf.B281])" office:value-type="float" office:value="-0.130899693899575" calcext:value-type="float">
            <text:p>-0,130899693899575</text:p>
          </table:table-cell>
          <table:table-cell table:style-name="ce20" table:formula="of:=COS([lf.$B$6])*servo_saver_arm_length*COS([lf.C281])-SIN([lf.$B$6])*servo_saver_arm_length*SIN([lf.C281])+[lf.$B$24]" office:value-type="float" office:value="358.863117781981" calcext:value-type="float">
            <text:p>358,863117781981</text:p>
          </table:table-cell>
          <table:table-cell table:style-name="ce20" table:formula="of:=COS([lf.$B$6])*servo_saver_arm_length*SIN([lf.C281])+SIN([lf.$B$6])*servo_saver_arm_length*COS([lf.C281])+[lf.$C$24]" office:value-type="float" office:value="-2.08841907552083" calcext:value-type="float">
            <text:p>-2,08841907552083</text:p>
          </table:table-cell>
          <table:table-cell table:style-name="ce20" table:formula="of:=[$lf.D281]-[$lf.$B$14]" office:value-type="float" office:value="58.863117781981" calcext:value-type="float">
            <text:p>58,863117781981</text:p>
          </table:table-cell>
          <table:table-cell table:style-name="ce20" table:formula="of:=[lf.E281]-[$lf.$C$14]" office:value-type="float" office:value="-92.0884190755208" calcext:value-type="float">
            <text:p>-92,0884190755208</text:p>
          </table:table-cell>
          <table:table-cell table:style-name="ce11" table:formula="of:=SQRT([lf.F281]^2+[lf.G281]^2)" office:value-type="float" office:value="109.293840461593" calcext:value-type="float">
            <text:p>109,293840461593</text:p>
          </table:table-cell>
          <table:table-cell table:style-name="ce20" table:formula="of:=([lf.H281]^2-[lf.$B$42]^2+[lf.$B$43]^2)/(2*[lf.H281])" office:value-type="float" office:value="6.17850752715131" calcext:value-type="float">
            <text:p>6,17850752715131</text:p>
          </table:table-cell>
          <table:table-cell table:style-name="ce20" table:formula="of:=ACOS([lf.I281]/[lf.$B$43])" office:value-type="float" office:value="1.25673339281282" calcext:value-type="float">
            <text:p>1,25673339281282</text:p>
          </table:table-cell>
          <table:table-cell table:style-name="ce20" table:formula="of:=ASIN([lf.F281]/[lf.H281])" office:value-type="float" office:value="0.568746992292422" calcext:value-type="float">
            <text:p>0,568746992292422</text:p>
          </table:table-cell>
          <table:table-cell table:style-name="ce20" table:formula="of:=IF(0.5*PI()+[lf.$B$9]&gt;[lf.K281];1;-1)" office:value-type="float" office:value="1" calcext:value-type="float">
            <text:p>1</text:p>
          </table:table-cell>
          <table:table-cell table:style-name="ce17" table:formula="of:=0.5*PI()-([lf.J281]*[lf.L281]+[lf.K281])" office:value-type="float" office:value="-0.254684058310344" calcext:value-type="float">
            <text:p>-0,254684058310344</text:p>
          </table:table-cell>
          <table:table-cell table:style-name="ce17" table:formula="of:=-[lf.M281]-[lf.$B$8]" office:value-type="float" office:value="-0.0943817920885221" calcext:value-type="float">
            <text:p>-0,094381792088522</text:p>
          </table:table-cell>
          <table:table-cell table:number-columns-repeated="1010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lf.A282]*analyze_resolution" office:value-type="float" office:value="7.65" calcext:value-type="float">
            <text:p>7,65</text:p>
          </table:table-cell>
          <table:table-cell table:style-name="ce20" table:formula="of:=-RADIANS([lf.B282])" office:value-type="float" office:value="-0.133517687777566" calcext:value-type="float">
            <text:p>-0,133517687777566</text:p>
          </table:table-cell>
          <table:table-cell table:style-name="ce20" table:formula="of:=COS([lf.$B$6])*servo_saver_arm_length*COS([lf.C282])-SIN([lf.$B$6])*servo_saver_arm_length*SIN([lf.C282])+[lf.$B$24]" office:value-type="float" office:value="358.857595957856" calcext:value-type="float">
            <text:p>358,857595957856</text:p>
          </table:table-cell>
          <table:table-cell table:style-name="ce20" table:formula="of:=COS([lf.$B$6])*servo_saver_arm_length*SIN([lf.C282])+SIN([lf.$B$6])*servo_saver_arm_length*COS([lf.C282])+[lf.$C$24]" office:value-type="float" office:value="-2.12994141642484" calcext:value-type="float">
            <text:p>-2,12994141642484</text:p>
          </table:table-cell>
          <table:table-cell table:style-name="ce20" table:formula="of:=[$lf.D282]-[$lf.$B$14]" office:value-type="float" office:value="58.8575959578556" calcext:value-type="float">
            <text:p>58,8575959578556</text:p>
          </table:table-cell>
          <table:table-cell table:style-name="ce20" table:formula="of:=[lf.E282]-[$lf.$C$14]" office:value-type="float" office:value="-92.1299414164248" calcext:value-type="float">
            <text:p>-92,1299414164248</text:p>
          </table:table-cell>
          <table:table-cell table:style-name="ce11" table:formula="of:=SQRT([lf.F282]^2+[lf.G282]^2)" office:value-type="float" office:value="109.325855621312" calcext:value-type="float">
            <text:p>109,325855621312</text:p>
          </table:table-cell>
          <table:table-cell table:style-name="ce20" table:formula="of:=([lf.H282]^2-[lf.$B$42]^2+[lf.$B$43]^2)/(2*[lf.H282])" office:value-type="float" office:value="6.20870867508558" calcext:value-type="float">
            <text:p>6,20870867508558</text:p>
          </table:table-cell>
          <table:table-cell table:style-name="ce20" table:formula="of:=ACOS([lf.I282]/[lf.$B$43])" office:value-type="float" office:value="1.25514526391005" calcext:value-type="float">
            <text:p>1,25514526391005</text:p>
          </table:table-cell>
          <table:table-cell table:style-name="ce20" table:formula="of:=ASIN([lf.F282]/[lf.H282])" office:value-type="float" office:value="0.56849988217116" calcext:value-type="float">
            <text:p>0,56849988217116</text:p>
          </table:table-cell>
          <table:table-cell table:style-name="ce20" table:formula="of:=IF(0.5*PI()+[lf.$B$9]&gt;[lf.K282];1;-1)" office:value-type="float" office:value="1" calcext:value-type="float">
            <text:p>1</text:p>
          </table:table-cell>
          <table:table-cell table:style-name="ce17" table:formula="of:=0.5*PI()-([lf.J282]*[lf.L282]+[lf.K282])" office:value-type="float" office:value="-0.252848819286315" calcext:value-type="float">
            <text:p>-0,252848819286315</text:p>
          </table:table-cell>
          <table:table-cell table:style-name="ce17" table:formula="of:=-[lf.M282]-[lf.$B$8]" office:value-type="float" office:value="-0.0962170311125505" calcext:value-type="float">
            <text:p>-0,096217031112551</text:p>
          </table:table-cell>
          <table:table-cell table:number-columns-repeated="1010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lf.A283]*analyze_resolution" office:value-type="float" office:value="7.8" calcext:value-type="float">
            <text:p>7,8</text:p>
          </table:table-cell>
          <table:table-cell table:style-name="ce20" table:formula="of:=-RADIANS([lf.B283])" office:value-type="float" office:value="-0.136135681655558" calcext:value-type="float">
            <text:p>-0,136135681655558</text:p>
          </table:table-cell>
          <table:table-cell table:style-name="ce20" table:formula="of:=COS([lf.$B$6])*servo_saver_arm_length*COS([lf.C283])-SIN([lf.$B$6])*servo_saver_arm_length*SIN([lf.C283])+[lf.$B$24]" office:value-type="float" office:value="358.851965447543" calcext:value-type="float">
            <text:p>358,851965447543</text:p>
          </table:table-cell>
          <table:table-cell table:style-name="ce20" table:formula="of:=COS([lf.$B$6])*servo_saver_arm_length*SIN([lf.C283])+SIN([lf.$B$6])*servo_saver_arm_length*COS([lf.C283])+[lf.$C$24]" office:value-type="float" office:value="-2.17144915894887" calcext:value-type="float">
            <text:p>-2,17144915894887</text:p>
          </table:table-cell>
          <table:table-cell table:style-name="ce20" table:formula="of:=[$lf.D283]-[$lf.$B$14]" office:value-type="float" office:value="58.8519654475431" calcext:value-type="float">
            <text:p>58,8519654475431</text:p>
          </table:table-cell>
          <table:table-cell table:style-name="ce20" table:formula="of:=[lf.E283]-[$lf.$C$14]" office:value-type="float" office:value="-92.1714491589489" calcext:value-type="float">
            <text:p>-92,1714491589489</text:p>
          </table:table-cell>
          <table:table-cell table:style-name="ce11" table:formula="of:=SQRT([lf.F283]^2+[lf.G283]^2)" office:value-type="float" office:value="109.357806658233" calcext:value-type="float">
            <text:p>109,357806658233</text:p>
          </table:table-cell>
          <table:table-cell table:style-name="ce20" table:formula="of:=([lf.H283]^2-[lf.$B$42]^2+[lf.$B$43]^2)/(2*[lf.H283])" office:value-type="float" office:value="6.23884104792947" calcext:value-type="float">
            <text:p>6,23884104792947</text:p>
          </table:table-cell>
          <table:table-cell table:style-name="ce20" table:formula="of:=ACOS([lf.I283]/[lf.$B$43])" office:value-type="float" office:value="1.25355993027826" calcext:value-type="float">
            <text:p>1,25355993027826</text:p>
          </table:table-cell>
          <table:table-cell table:style-name="ce20" table:formula="of:=ASIN([lf.F283]/[lf.H283])" office:value-type="float" office:value="0.568252150924726" calcext:value-type="float">
            <text:p>0,568252150924726</text:p>
          </table:table-cell>
          <table:table-cell table:style-name="ce20" table:formula="of:=IF(0.5*PI()+[lf.$B$9]&gt;[lf.K283];1;-1)" office:value-type="float" office:value="1" calcext:value-type="float">
            <text:p>1</text:p>
          </table:table-cell>
          <table:table-cell table:style-name="ce17" table:formula="of:=0.5*PI()-([lf.J283]*[lf.L283]+[lf.K283])" office:value-type="float" office:value="-0.251015754408093" calcext:value-type="float">
            <text:p>-0,251015754408093</text:p>
          </table:table-cell>
          <table:table-cell table:style-name="ce17" table:formula="of:=-[lf.M283]-[lf.$B$8]" office:value-type="float" office:value="-0.0980500959907726" calcext:value-type="float">
            <text:p>-0,098050095990773</text:p>
          </table:table-cell>
          <table:table-cell table:number-columns-repeated="1010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lf.A284]*analyze_resolution" office:value-type="float" office:value="7.95" calcext:value-type="float">
            <text:p>7,95</text:p>
          </table:table-cell>
          <table:table-cell table:style-name="ce20" table:formula="of:=-RADIANS([lf.B284])" office:value-type="float" office:value="-0.138753675533549" calcext:value-type="float">
            <text:p>-0,138753675533549</text:p>
          </table:table-cell>
          <table:table-cell table:style-name="ce20" table:formula="of:=COS([lf.$B$6])*servo_saver_arm_length*COS([lf.C284])-SIN([lf.$B$6])*servo_saver_arm_length*SIN([lf.C284])+[lf.$B$24]" office:value-type="float" office:value="358.846226289634" calcext:value-type="float">
            <text:p>358,846226289634</text:p>
          </table:table-cell>
          <table:table-cell table:style-name="ce20" table:formula="of:=COS([lf.$B$6])*servo_saver_arm_length*SIN([lf.C284])+SIN([lf.$B$6])*servo_saver_arm_length*COS([lf.C284])+[lf.$C$24]" office:value-type="float" office:value="-2.2129420186035" calcext:value-type="float">
            <text:p>-2,2129420186035</text:p>
          </table:table-cell>
          <table:table-cell table:style-name="ce20" table:formula="of:=[$lf.D284]-[$lf.$B$14]" office:value-type="float" office:value="58.8462262896343" calcext:value-type="float">
            <text:p>58,8462262896343</text:p>
          </table:table-cell>
          <table:table-cell table:style-name="ce20" table:formula="of:=[lf.E284]-[$lf.$C$14]" office:value-type="float" office:value="-92.2129420186035" calcext:value-type="float">
            <text:p>-92,2129420186035</text:p>
          </table:table-cell>
          <table:table-cell table:style-name="ce11" table:formula="of:=SQRT([lf.F284]^2+[lf.G284]^2)" office:value-type="float" office:value="109.38969340965" calcext:value-type="float">
            <text:p>109,38969340965</text:p>
          </table:table-cell>
          <table:table-cell table:style-name="ce20" table:formula="of:=([lf.H284]^2-[lf.$B$42]^2+[lf.$B$43]^2)/(2*[lf.H284])" office:value-type="float" office:value="6.26890454936833" calcext:value-type="float">
            <text:p>6,26890454936833</text:p>
          </table:table-cell>
          <table:table-cell table:style-name="ce20" table:formula="of:=ACOS([lf.I284]/[lf.$B$43])" office:value-type="float" office:value="1.25197739735781" calcext:value-type="float">
            <text:p>1,25197739735781</text:p>
          </table:table-cell>
          <table:table-cell table:style-name="ce20" table:formula="of:=ASIN([lf.F284]/[lf.H284])" office:value-type="float" office:value="0.568003800343161" calcext:value-type="float">
            <text:p>0,568003800343161</text:p>
          </table:table-cell>
          <table:table-cell table:style-name="ce20" table:formula="of:=IF(0.5*PI()+[lf.$B$9]&gt;[lf.K284];1;-1)" office:value-type="float" office:value="1" calcext:value-type="float">
            <text:p>1</text:p>
          </table:table-cell>
          <table:table-cell table:style-name="ce17" table:formula="of:=0.5*PI()-([lf.J284]*[lf.L284]+[lf.K284])" office:value-type="float" office:value="-0.249184870906074" calcext:value-type="float">
            <text:p>-0,249184870906074</text:p>
          </table:table-cell>
          <table:table-cell table:style-name="ce17" table:formula="of:=-[lf.M284]-[lf.$B$8]" office:value-type="float" office:value="-0.0998809794927915" calcext:value-type="float">
            <text:p>-0,099880979492792</text:p>
          </table:table-cell>
          <table:table-cell table:number-columns-repeated="1010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lf.A285]*analyze_resolution" office:value-type="float" office:value="8.1" calcext:value-type="float">
            <text:p>8,1</text:p>
          </table:table-cell>
          <table:table-cell table:style-name="ce20" table:formula="of:=-RADIANS([lf.B285])" office:value-type="float" office:value="-0.141371669411541" calcext:value-type="float">
            <text:p>-0,141371669411541</text:p>
          </table:table-cell>
          <table:table-cell table:style-name="ce20" table:formula="of:=COS([lf.$B$6])*servo_saver_arm_length*COS([lf.C285])-SIN([lf.$B$6])*servo_saver_arm_length*SIN([lf.C285])+[lf.$B$24]" office:value-type="float" office:value="358.840378523465" calcext:value-type="float">
            <text:p>358,840378523465</text:p>
          </table:table-cell>
          <table:table-cell table:style-name="ce20" table:formula="of:=COS([lf.$B$6])*servo_saver_arm_length*SIN([lf.C285])+SIN([lf.$B$6])*servo_saver_arm_length*COS([lf.C285])+[lf.$C$24]" office:value-type="float" office:value="-2.25441971100132" calcext:value-type="float">
            <text:p>-2,25441971100132</text:p>
          </table:table-cell>
          <table:table-cell table:style-name="ce20" table:formula="of:=[$lf.D285]-[$lf.$B$14]" office:value-type="float" office:value="58.8403785234649" calcext:value-type="float">
            <text:p>58,8403785234649</text:p>
          </table:table-cell>
          <table:table-cell table:style-name="ce20" table:formula="of:=[lf.E285]-[$lf.$C$14]" office:value-type="float" office:value="-92.2544197110013" calcext:value-type="float">
            <text:p>-92,2544197110013</text:p>
          </table:table-cell>
          <table:table-cell table:style-name="ce11" table:formula="of:=SQRT([lf.F285]^2+[lf.G285]^2)" office:value-type="float" office:value="109.42151571331" calcext:value-type="float">
            <text:p>109,42151571331</text:p>
          </table:table-cell>
          <table:table-cell table:style-name="ce20" table:formula="of:=([lf.H285]^2-[lf.$B$42]^2+[lf.$B$43]^2)/(2*[lf.H285])" office:value-type="float" office:value="6.29889908348653" calcext:value-type="float">
            <text:p>6,29889908348653</text:p>
          </table:table-cell>
          <table:table-cell table:style-name="ce20" table:formula="of:=ACOS([lf.I285]/[lf.$B$43])" office:value-type="float" office:value="1.25039767061589" calcext:value-type="float">
            <text:p>1,25039767061589</text:p>
          </table:table-cell>
          <table:table-cell table:style-name="ce20" table:formula="of:=ASIN([lf.F285]/[lf.H285])" office:value-type="float" office:value="0.56775483221575" calcext:value-type="float">
            <text:p>0,56775483221575</text:p>
          </table:table-cell>
          <table:table-cell table:style-name="ce20" table:formula="of:=IF(0.5*PI()+[lf.$B$9]&gt;[lf.K285];1;-1)" office:value-type="float" office:value="1" calcext:value-type="float">
            <text:p>1</text:p>
          </table:table-cell>
          <table:table-cell table:style-name="ce17" table:formula="of:=0.5*PI()-([lf.J285]*[lf.L285]+[lf.K285])" office:value-type="float" office:value="-0.247356176036742" calcext:value-type="float">
            <text:p>-0,247356176036742</text:p>
          </table:table-cell>
          <table:table-cell table:style-name="ce17" table:formula="of:=-[lf.M285]-[lf.$B$8]" office:value-type="float" office:value="-0.101709674362124" calcext:value-type="float">
            <text:p>-0,101709674362124</text:p>
          </table:table-cell>
          <table:table-cell table:number-columns-repeated="1010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lf.A286]*analyze_resolution" office:value-type="float" office:value="8.25" calcext:value-type="float">
            <text:p>8,25</text:p>
          </table:table-cell>
          <table:table-cell table:style-name="ce20" table:formula="of:=-RADIANS([lf.B286])" office:value-type="float" office:value="-0.143989663289532" calcext:value-type="float">
            <text:p>-0,143989663289532</text:p>
          </table:table-cell>
          <table:table-cell table:style-name="ce20" table:formula="of:=COS([lf.$B$6])*servo_saver_arm_length*COS([lf.C286])-SIN([lf.$B$6])*servo_saver_arm_length*SIN([lf.C286])+[lf.$B$24]" office:value-type="float" office:value="358.834422189115" calcext:value-type="float">
            <text:p>358,834422189115</text:p>
          </table:table-cell>
          <table:table-cell table:style-name="ce20" table:formula="of:=COS([lf.$B$6])*servo_saver_arm_length*SIN([lf.C286])+SIN([lf.$B$6])*servo_saver_arm_length*COS([lf.C286])+[lf.$C$24]" office:value-type="float" office:value="-2.29588195185887" calcext:value-type="float">
            <text:p>-2,29588195185887</text:p>
          </table:table-cell>
          <table:table-cell table:style-name="ce20" table:formula="of:=[$lf.D286]-[$lf.$B$14]" office:value-type="float" office:value="58.8344221891147" calcext:value-type="float">
            <text:p>58,8344221891147</text:p>
          </table:table-cell>
          <table:table-cell table:style-name="ce20" table:formula="of:=[lf.E286]-[$lf.$C$14]" office:value-type="float" office:value="-92.2958819518589" calcext:value-type="float">
            <text:p>-92,2958819518589</text:p>
          </table:table-cell>
          <table:table-cell table:style-name="ce11" table:formula="of:=SQRT([lf.F286]^2+[lf.G286]^2)" office:value-type="float" office:value="109.453273407416" calcext:value-type="float">
            <text:p>109,453273407416</text:p>
          </table:table-cell>
          <table:table-cell table:style-name="ce20" table:formula="of:=([lf.H286]^2-[lf.$B$42]^2+[lf.$B$43]^2)/(2*[lf.H286])" office:value-type="float" office:value="6.3288245547663" calcext:value-type="float">
            <text:p>6,3288245547663</text:p>
          </table:table-cell>
          <table:table-cell table:style-name="ce20" table:formula="of:=ACOS([lf.I286]/[lf.$B$43])" office:value-type="float" office:value="1.24882075554655" calcext:value-type="float">
            <text:p>1,24882075554655</text:p>
          </table:table-cell>
          <table:table-cell table:style-name="ce20" table:formula="of:=ASIN([lf.F286]/[lf.H286])" office:value-type="float" office:value="0.567505248331015" calcext:value-type="float">
            <text:p>0,567505248331015</text:p>
          </table:table-cell>
          <table:table-cell table:style-name="ce20" table:formula="of:=IF(0.5*PI()+[lf.$B$9]&gt;[lf.K286];1;-1)" office:value-type="float" office:value="1" calcext:value-type="float">
            <text:p>1</text:p>
          </table:table-cell>
          <table:table-cell table:style-name="ce17" table:formula="of:=0.5*PI()-([lf.J286]*[lf.L286]+[lf.K286])" office:value-type="float" office:value="-0.245529677082668" calcext:value-type="float">
            <text:p>-0,245529677082668</text:p>
          </table:table-cell>
          <table:table-cell table:style-name="ce17" table:formula="of:=-[lf.M286]-[lf.$B$8]" office:value-type="float" office:value="-0.103536173316198" calcext:value-type="float">
            <text:p>-0,103536173316198</text:p>
          </table:table-cell>
          <table:table-cell table:number-columns-repeated="1010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lf.A287]*analyze_resolution" office:value-type="float" office:value="8.4" calcext:value-type="float">
            <text:p>8,4</text:p>
          </table:table-cell>
          <table:table-cell table:style-name="ce20" table:formula="of:=-RADIANS([lf.B287])" office:value-type="float" office:value="-0.146607657167524" calcext:value-type="float">
            <text:p>-0,146607657167524</text:p>
          </table:table-cell>
          <table:table-cell table:style-name="ce20" table:formula="of:=COS([lf.$B$6])*servo_saver_arm_length*COS([lf.C287])-SIN([lf.$B$6])*servo_saver_arm_length*SIN([lf.C287])+[lf.$B$24]" office:value-type="float" office:value="358.828357327408" calcext:value-type="float">
            <text:p>358,828357327408</text:p>
          </table:table-cell>
          <table:table-cell table:style-name="ce20" table:formula="of:=COS([lf.$B$6])*servo_saver_arm_length*SIN([lf.C287])+SIN([lf.$B$6])*servo_saver_arm_length*COS([lf.C287])+[lf.$C$24]" office:value-type="float" office:value="-2.33732845699859" calcext:value-type="float">
            <text:p>-2,33732845699859</text:p>
          </table:table-cell>
          <table:table-cell table:style-name="ce20" table:formula="of:=[$lf.D287]-[$lf.$B$14]" office:value-type="float" office:value="58.8283573274078" calcext:value-type="float">
            <text:p>58,8283573274078</text:p>
          </table:table-cell>
          <table:table-cell table:style-name="ce20" table:formula="of:=[lf.E287]-[$lf.$C$14]" office:value-type="float" office:value="-92.3373284569986" calcext:value-type="float">
            <text:p>-92,3373284569986</text:p>
          </table:table-cell>
          <table:table-cell table:style-name="ce11" table:formula="of:=SQRT([lf.F287]^2+[lf.G287]^2)" office:value-type="float" office:value="109.484966330619" calcext:value-type="float">
            <text:p>109,484966330619</text:p>
          </table:table-cell>
          <table:table-cell table:style-name="ce20" table:formula="of:=([lf.H287]^2-[lf.$B$42]^2+[lf.$B$43]^2)/(2*[lf.H287])" office:value-type="float" office:value="6.35868086808627" calcext:value-type="float">
            <text:p>6,35868086808627</text:p>
          </table:table-cell>
          <table:table-cell table:style-name="ce20" table:formula="of:=ACOS([lf.I287]/[lf.$B$43])" office:value-type="float" office:value="1.24724665767071" calcext:value-type="float">
            <text:p>1,24724665767071</text:p>
          </table:table-cell>
          <table:table-cell table:style-name="ce20" table:formula="of:=ASIN([lf.F287]/[lf.H287])" office:value-type="float" office:value="0.567255050476713" calcext:value-type="float">
            <text:p>0,567255050476713</text:p>
          </table:table-cell>
          <table:table-cell table:style-name="ce20" table:formula="of:=IF(0.5*PI()+[lf.$B$9]&gt;[lf.K287];1;-1)" office:value-type="float" office:value="1" calcext:value-type="float">
            <text:p>1</text:p>
          </table:table-cell>
          <table:table-cell table:style-name="ce17" table:formula="of:=0.5*PI()-([lf.J287]*[lf.L287]+[lf.K287])" office:value-type="float" office:value="-0.243705381352528" calcext:value-type="float">
            <text:p>-0,243705381352528</text:p>
          </table:table-cell>
          <table:table-cell table:style-name="ce17" table:formula="of:=-[lf.M287]-[lf.$B$8]" office:value-type="float" office:value="-0.105360469046337" calcext:value-type="float">
            <text:p>-0,105360469046337</text:p>
          </table:table-cell>
          <table:table-cell table:number-columns-repeated="1010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lf.A288]*analyze_resolution" office:value-type="float" office:value="8.55" calcext:value-type="float">
            <text:p>8,55</text:p>
          </table:table-cell>
          <table:table-cell table:style-name="ce20" table:formula="of:=-RADIANS([lf.B288])" office:value-type="float" office:value="-0.149225651045515" calcext:value-type="float">
            <text:p>-0,149225651045515</text:p>
          </table:table-cell>
          <table:table-cell table:style-name="ce20" table:formula="of:=COS([lf.$B$6])*servo_saver_arm_length*COS([lf.C288])-SIN([lf.$B$6])*servo_saver_arm_length*SIN([lf.C288])+[lf.$B$24]" office:value-type="float" office:value="358.822183979912" calcext:value-type="float">
            <text:p>358,822183979912</text:p>
          </table:table-cell>
          <table:table-cell table:style-name="ce20" table:formula="of:=COS([lf.$B$6])*servo_saver_arm_length*SIN([lf.C288])+SIN([lf.$B$6])*servo_saver_arm_length*COS([lf.C288])+[lf.$C$24]" office:value-type="float" office:value="-2.37875894235077" calcext:value-type="float">
            <text:p>-2,37875894235077</text:p>
          </table:table-cell>
          <table:table-cell table:style-name="ce20" table:formula="of:=[$lf.D288]-[$lf.$B$14]" office:value-type="float" office:value="58.8221839799121" calcext:value-type="float">
            <text:p>58,8221839799121</text:p>
          </table:table-cell>
          <table:table-cell table:style-name="ce20" table:formula="of:=[lf.E288]-[$lf.$C$14]" office:value-type="float" office:value="-92.3787589423508" calcext:value-type="float">
            <text:p>-92,3787589423508</text:p>
          </table:table-cell>
          <table:table-cell table:style-name="ce11" table:formula="of:=SQRT([lf.F288]^2+[lf.G288]^2)" office:value-type="float" office:value="109.516594322028" calcext:value-type="float">
            <text:p>109,516594322028</text:p>
          </table:table-cell>
          <table:table-cell table:style-name="ce20" table:formula="of:=([lf.H288]^2-[lf.$B$42]^2+[lf.$B$43]^2)/(2*[lf.H288])" office:value-type="float" office:value="6.38846792872042" calcext:value-type="float">
            <text:p>6,38846792872042</text:p>
          </table:table-cell>
          <table:table-cell table:style-name="ce20" table:formula="of:=ACOS([lf.I288]/[lf.$B$43])" office:value-type="float" office:value="1.24567538253616" calcext:value-type="float">
            <text:p>1,24567538253616</text:p>
          </table:table-cell>
          <table:table-cell table:style-name="ce20" table:formula="of:=ASIN([lf.F288]/[lf.H288])" office:value-type="float" office:value="0.56700424043983" calcext:value-type="float">
            <text:p>0,56700424043983</text:p>
          </table:table-cell>
          <table:table-cell table:style-name="ce20" table:formula="of:=IF(0.5*PI()+[lf.$B$9]&gt;[lf.K288];1;-1)" office:value-type="float" office:value="1" calcext:value-type="float">
            <text:p>1</text:p>
          </table:table-cell>
          <table:table-cell table:style-name="ce17" table:formula="of:=0.5*PI()-([lf.J288]*[lf.L288]+[lf.K288])" office:value-type="float" office:value="-0.241883296181095" calcext:value-type="float">
            <text:p>-0,241883296181095</text:p>
          </table:table-cell>
          <table:table-cell table:style-name="ce17" table:formula="of:=-[lf.M288]-[lf.$B$8]" office:value-type="float" office:value="-0.107182554217771" calcext:value-type="float">
            <text:p>-0,107182554217771</text:p>
          </table:table-cell>
          <table:table-cell table:number-columns-repeated="1010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lf.A289]*analyze_resolution" office:value-type="float" office:value="8.7" calcext:value-type="float">
            <text:p>8,7</text:p>
          </table:table-cell>
          <table:table-cell table:style-name="ce20" table:formula="of:=-RADIANS([lf.B289])" office:value-type="float" office:value="-0.151843644923507" calcext:value-type="float">
            <text:p>-0,151843644923507</text:p>
          </table:table-cell>
          <table:table-cell table:style-name="ce20" table:formula="of:=COS([lf.$B$6])*servo_saver_arm_length*COS([lf.C289])-SIN([lf.$B$6])*servo_saver_arm_length*SIN([lf.C289])+[lf.$B$24]" office:value-type="float" office:value="358.815902188939" calcext:value-type="float">
            <text:p>358,815902188939</text:p>
          </table:table-cell>
          <table:table-cell table:style-name="ce20" table:formula="of:=COS([lf.$B$6])*servo_saver_arm_length*SIN([lf.C289])+SIN([lf.$B$6])*servo_saver_arm_length*COS([lf.C289])+[lf.$C$24]" office:value-type="float" office:value="-2.42017312395551" calcext:value-type="float">
            <text:p>-2,42017312395551</text:p>
          </table:table-cell>
          <table:table-cell table:style-name="ce20" table:formula="of:=[$lf.D289]-[$lf.$B$14]" office:value-type="float" office:value="58.8159021889389" calcext:value-type="float">
            <text:p>58,8159021889389</text:p>
          </table:table-cell>
          <table:table-cell table:style-name="ce20" table:formula="of:=[lf.E289]-[$lf.$C$14]" office:value-type="float" office:value="-92.4201731239555" calcext:value-type="float">
            <text:p>-92,4201731239555</text:p>
          </table:table-cell>
          <table:table-cell table:style-name="ce11" table:formula="of:=SQRT([lf.F289]^2+[lf.G289]^2)" office:value-type="float" office:value="109.5481572212" calcext:value-type="float">
            <text:p>109,5481572212</text:p>
          </table:table-cell>
          <table:table-cell table:style-name="ce20" table:formula="of:=([lf.H289]^2-[lf.$B$42]^2+[lf.$B$43]^2)/(2*[lf.H289])" office:value-type="float" office:value="6.41818564233662" calcext:value-type="float">
            <text:p>6,41818564233662</text:p>
          </table:table-cell>
          <table:table-cell table:style-name="ce20" table:formula="of:=ACOS([lf.I289]/[lf.$B$43])" office:value-type="float" office:value="1.24410693571757" calcext:value-type="float">
            <text:p>1,24410693571757</text:p>
          </table:table-cell>
          <table:table-cell table:style-name="ce20" table:formula="of:=ASIN([lf.F289]/[lf.H289])" office:value-type="float" office:value="0.566752820006575" calcext:value-type="float">
            <text:p>0,566752820006575</text:p>
          </table:table-cell>
          <table:table-cell table:style-name="ce20" table:formula="of:=IF(0.5*PI()+[lf.$B$9]&gt;[lf.K289];1;-1)" office:value-type="float" office:value="1" calcext:value-type="float">
            <text:p>1</text:p>
          </table:table-cell>
          <table:table-cell table:style-name="ce17" table:formula="of:=0.5*PI()-([lf.J289]*[lf.L289]+[lf.K289])" office:value-type="float" office:value="-0.240063428929246" calcext:value-type="float">
            <text:p>-0,240063428929246</text:p>
          </table:table-cell>
          <table:table-cell table:style-name="ce17" table:formula="of:=-[lf.M289]-[lf.$B$8]" office:value-type="float" office:value="-0.10900242146962" calcext:value-type="float">
            <text:p>-0,10900242146962</text:p>
          </table:table-cell>
          <table:table-cell table:number-columns-repeated="1010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lf.A290]*analyze_resolution" office:value-type="float" office:value="8.85" calcext:value-type="float">
            <text:p>8,85</text:p>
          </table:table-cell>
          <table:table-cell table:style-name="ce20" table:formula="of:=-RADIANS([lf.B290])" office:value-type="float" office:value="-0.154461638801498" calcext:value-type="float">
            <text:p>-0,154461638801498</text:p>
          </table:table-cell>
          <table:table-cell table:style-name="ce20" table:formula="of:=COS([lf.$B$6])*servo_saver_arm_length*COS([lf.C290])-SIN([lf.$B$6])*servo_saver_arm_length*SIN([lf.C290])+[lf.$B$24]" office:value-type="float" office:value="358.809511997543" calcext:value-type="float">
            <text:p>358,809511997543</text:p>
          </table:table-cell>
          <table:table-cell table:style-name="ce20" table:formula="of:=COS([lf.$B$6])*servo_saver_arm_length*SIN([lf.C290])+SIN([lf.$B$6])*servo_saver_arm_length*COS([lf.C290])+[lf.$C$24]" office:value-type="float" office:value="-2.46157071796464" calcext:value-type="float">
            <text:p>-2,46157071796464</text:p>
          </table:table-cell>
          <table:table-cell table:style-name="ce20" table:formula="of:=[$lf.D290]-[$lf.$B$14]" office:value-type="float" office:value="58.8095119975431" calcext:value-type="float">
            <text:p>58,8095119975431</text:p>
          </table:table-cell>
          <table:table-cell table:style-name="ce20" table:formula="of:=[lf.E290]-[$lf.$C$14]" office:value-type="float" office:value="-92.4615707179646" calcext:value-type="float">
            <text:p>-92,4615707179646</text:p>
          </table:table-cell>
          <table:table-cell table:style-name="ce11" table:formula="of:=SQRT([lf.F290]^2+[lf.G290]^2)" office:value-type="float" office:value="109.579654868148" calcext:value-type="float">
            <text:p>109,579654868148</text:p>
          </table:table-cell>
          <table:table-cell table:style-name="ce20" table:formula="of:=([lf.H290]^2-[lf.$B$42]^2+[lf.$B$43]^2)/(2*[lf.H290])" office:value-type="float" office:value="6.44783391499546" calcext:value-type="float">
            <text:p>6,44783391499546</text:p>
          </table:table-cell>
          <table:table-cell table:style-name="ce20" table:formula="of:=ACOS([lf.I290]/[lf.$B$43])" office:value-type="float" office:value="1.24254132281649" calcext:value-type="float">
            <text:p>1,24254132281649</text:p>
          </table:table-cell>
          <table:table-cell table:style-name="ce20" table:formula="of:=ASIN([lf.F290]/[lf.H290])" office:value-type="float" office:value="0.566500790962378" calcext:value-type="float">
            <text:p>0,566500790962378</text:p>
          </table:table-cell>
          <table:table-cell table:style-name="ce20" table:formula="of:=IF(0.5*PI()+[lf.$B$9]&gt;[lf.K290];1;-1)" office:value-type="float" office:value="1" calcext:value-type="float">
            <text:p>1</text:p>
          </table:table-cell>
          <table:table-cell table:style-name="ce17" table:formula="of:=0.5*PI()-([lf.J290]*[lf.L290]+[lf.K290])" office:value-type="float" office:value="-0.238245786983969" calcext:value-type="float">
            <text:p>-0,238245786983969</text:p>
          </table:table-cell>
          <table:table-cell table:style-name="ce17" table:formula="of:=-[lf.M290]-[lf.$B$8]" office:value-type="float" office:value="-0.110820063414897" calcext:value-type="float">
            <text:p>-0,110820063414897</text:p>
          </table:table-cell>
          <table:table-cell table:number-columns-repeated="1010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lf.A291]*analyze_resolution" office:value-type="float" office:value="9" calcext:value-type="float">
            <text:p>9</text:p>
          </table:table-cell>
          <table:table-cell table:style-name="ce20" table:formula="of:=-RADIANS([lf.B291])" office:value-type="float" office:value="-0.15707963267949" calcext:value-type="float">
            <text:p>-0,15707963267949</text:p>
          </table:table-cell>
          <table:table-cell table:style-name="ce20" table:formula="of:=COS([lf.$B$6])*servo_saver_arm_length*COS([lf.C291])-SIN([lf.$B$6])*servo_saver_arm_length*SIN([lf.C291])+[lf.$B$24]" office:value-type="float" office:value="358.803013449522" calcext:value-type="float">
            <text:p>358,803013449522</text:p>
          </table:table-cell>
          <table:table-cell table:style-name="ce20" table:formula="of:=COS([lf.$B$6])*servo_saver_arm_length*SIN([lf.C291])+SIN([lf.$B$6])*servo_saver_arm_length*COS([lf.C291])+[lf.$C$24]" office:value-type="float" office:value="-2.50295144064369" calcext:value-type="float">
            <text:p>-2,50295144064369</text:p>
          </table:table-cell>
          <table:table-cell table:style-name="ce20" table:formula="of:=[$lf.D291]-[$lf.$B$14]" office:value-type="float" office:value="58.8030134495222" calcext:value-type="float">
            <text:p>58,8030134495222</text:p>
          </table:table-cell>
          <table:table-cell table:style-name="ce20" table:formula="of:=[lf.E291]-[$lf.$C$14]" office:value-type="float" office:value="-92.5029514406437" calcext:value-type="float">
            <text:p>-92,5029514406437</text:p>
          </table:table-cell>
          <table:table-cell table:style-name="ce11" table:formula="of:=SQRT([lf.F291]^2+[lf.G291]^2)" office:value-type="float" office:value="109.611087103334" calcext:value-type="float">
            <text:p>109,611087103334</text:p>
          </table:table-cell>
          <table:table-cell table:style-name="ce20" table:formula="of:=([lf.H291]^2-[lf.$B$42]^2+[lf.$B$43]^2)/(2*[lf.H291])" office:value-type="float" office:value="6.47741265314901" calcext:value-type="float">
            <text:p>6,47741265314901</text:p>
          </table:table-cell>
          <table:table-cell table:style-name="ce20" table:formula="of:=ACOS([lf.I291]/[lf.$B$43])" office:value-type="float" office:value="1.24097854946137" calcext:value-type="float">
            <text:p>1,24097854946137</text:p>
          </table:table-cell>
          <table:table-cell table:style-name="ce20" table:formula="of:=ASIN([lf.F291]/[lf.H291])" office:value-type="float" office:value="0.566248155091888" calcext:value-type="float">
            <text:p>0,566248155091888</text:p>
          </table:table-cell>
          <table:table-cell table:style-name="ce20" table:formula="of:=IF(0.5*PI()+[lf.$B$9]&gt;[lf.K291];1;-1)" office:value-type="float" office:value="1" calcext:value-type="float">
            <text:p>1</text:p>
          </table:table-cell>
          <table:table-cell table:style-name="ce17" table:formula="of:=0.5*PI()-([lf.J291]*[lf.L291]+[lf.K291])" office:value-type="float" office:value="-0.236430377758358" calcext:value-type="float">
            <text:p>-0,236430377758358</text:p>
          </table:table-cell>
          <table:table-cell table:style-name="ce17" table:formula="of:=-[lf.M291]-[lf.$B$8]" office:value-type="float" office:value="-0.112635472640508" calcext:value-type="float">
            <text:p>-0,112635472640508</text:p>
          </table:table-cell>
          <table:table-cell table:number-columns-repeated="1010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lf.A292]*analyze_resolution" office:value-type="float" office:value="9.15" calcext:value-type="float">
            <text:p>9,15</text:p>
          </table:table-cell>
          <table:table-cell table:style-name="ce20" table:formula="of:=-RADIANS([lf.B292])" office:value-type="float" office:value="-0.159697626557481" calcext:value-type="float">
            <text:p>-0,159697626557481</text:p>
          </table:table-cell>
          <table:table-cell table:style-name="ce20" table:formula="of:=COS([lf.$B$6])*servo_saver_arm_length*COS([lf.C292])-SIN([lf.$B$6])*servo_saver_arm_length*SIN([lf.C292])+[lf.$B$24]" office:value-type="float" office:value="358.796406589417" calcext:value-type="float">
            <text:p>358,796406589417</text:p>
          </table:table-cell>
          <table:table-cell table:style-name="ce20" table:formula="of:=COS([lf.$B$6])*servo_saver_arm_length*SIN([lf.C292])+SIN([lf.$B$6])*servo_saver_arm_length*COS([lf.C292])+[lf.$C$24]" office:value-type="float" office:value="-2.54431500837383" calcext:value-type="float">
            <text:p>-2,54431500837383</text:p>
          </table:table-cell>
          <table:table-cell table:style-name="ce20" table:formula="of:=[$lf.D292]-[$lf.$B$14]" office:value-type="float" office:value="58.7964065894166" calcext:value-type="float">
            <text:p>58,7964065894166</text:p>
          </table:table-cell>
          <table:table-cell table:style-name="ce20" table:formula="of:=[lf.E292]-[$lf.$C$14]" office:value-type="float" office:value="-92.5443150083738" calcext:value-type="float">
            <text:p>-92,5443150083738</text:p>
          </table:table-cell>
          <table:table-cell table:style-name="ce11" table:formula="of:=SQRT([lf.F292]^2+[lf.G292]^2)" office:value-type="float" office:value="109.642453767677" calcext:value-type="float">
            <text:p>109,642453767677</text:p>
          </table:table-cell>
          <table:table-cell table:style-name="ce20" table:formula="of:=([lf.H292]^2-[lf.$B$42]^2+[lf.$B$43]^2)/(2*[lf.H292])" office:value-type="float" office:value="6.50692176363943" calcext:value-type="float">
            <text:p>6,50692176363943</text:p>
          </table:table-cell>
          <table:table-cell table:style-name="ce20" table:formula="of:=ACOS([lf.I292]/[lf.$B$43])" office:value-type="float" office:value="1.23941862130756" calcext:value-type="float">
            <text:p>1,23941862130756</text:p>
          </table:table-cell>
          <table:table-cell table:style-name="ce20" table:formula="of:=ASIN([lf.F292]/[lf.H292])" office:value-type="float" office:value="0.565994914178962" calcext:value-type="float">
            <text:p>0,565994914178962</text:p>
          </table:table-cell>
          <table:table-cell table:style-name="ce20" table:formula="of:=IF(0.5*PI()+[lf.$B$9]&gt;[lf.K292];1;-1)" office:value-type="float" office:value="1" calcext:value-type="float">
            <text:p>1</text:p>
          </table:table-cell>
          <table:table-cell table:style-name="ce17" table:formula="of:=0.5*PI()-([lf.J292]*[lf.L292]+[lf.K292])" office:value-type="float" office:value="-0.234617208691622" calcext:value-type="float">
            <text:p>-0,234617208691622</text:p>
          </table:table-cell>
          <table:table-cell table:style-name="ce17" table:formula="of:=-[lf.M292]-[lf.$B$8]" office:value-type="float" office:value="-0.114448641707244" calcext:value-type="float">
            <text:p>-0,114448641707244</text:p>
          </table:table-cell>
          <table:table-cell table:number-columns-repeated="1010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lf.A293]*analyze_resolution" office:value-type="float" office:value="9.3" calcext:value-type="float">
            <text:p>9,3</text:p>
          </table:table-cell>
          <table:table-cell table:style-name="ce20" table:formula="of:=-RADIANS([lf.B293])" office:value-type="float" office:value="-0.162315620435473" calcext:value-type="float">
            <text:p>-0,162315620435473</text:p>
          </table:table-cell>
          <table:table-cell table:style-name="ce20" table:formula="of:=COS([lf.$B$6])*servo_saver_arm_length*COS([lf.C293])-SIN([lf.$B$6])*servo_saver_arm_length*SIN([lf.C293])+[lf.$B$24]" office:value-type="float" office:value="358.789691462509" calcext:value-type="float">
            <text:p>358,789691462509</text:p>
          </table:table-cell>
          <table:table-cell table:style-name="ce20" table:formula="of:=COS([lf.$B$6])*servo_saver_arm_length*SIN([lf.C293])+SIN([lf.$B$6])*servo_saver_arm_length*COS([lf.C293])+[lf.$C$24]" office:value-type="float" office:value="-2.58566113765378" calcext:value-type="float">
            <text:p>-2,58566113765378</text:p>
          </table:table-cell>
          <table:table-cell table:style-name="ce20" table:formula="of:=[$lf.D293]-[$lf.$B$14]" office:value-type="float" office:value="58.7896914625089" calcext:value-type="float">
            <text:p>58,7896914625089</text:p>
          </table:table-cell>
          <table:table-cell table:style-name="ce20" table:formula="of:=[lf.E293]-[$lf.$C$14]" office:value-type="float" office:value="-92.5856611376538" calcext:value-type="float">
            <text:p>-92,5856611376538</text:p>
          </table:table-cell>
          <table:table-cell table:style-name="ce11" table:formula="of:=SQRT([lf.F293]^2+[lf.G293]^2)" office:value-type="float" office:value="109.673754702542" calcext:value-type="float">
            <text:p>109,673754702542</text:p>
          </table:table-cell>
          <table:table-cell table:style-name="ce20" table:formula="of:=([lf.H293]^2-[lf.$B$42]^2+[lf.$B$43]^2)/(2*[lf.H293])" office:value-type="float" office:value="6.53636115369792" calcext:value-type="float">
            <text:p>6,53636115369792</text:p>
          </table:table-cell>
          <table:table-cell table:style-name="ce20" table:formula="of:=ACOS([lf.I293]/[lf.$B$43])" office:value-type="float" office:value="1.23786154403731" calcext:value-type="float">
            <text:p>1,23786154403731</text:p>
          </table:table-cell>
          <table:table-cell table:style-name="ce20" table:formula="of:=ASIN([lf.F293]/[lf.H293])" office:value-type="float" office:value="0.565741070006667" calcext:value-type="float">
            <text:p>0,565741070006667</text:p>
          </table:table-cell>
          <table:table-cell table:style-name="ce20" table:formula="of:=IF(0.5*PI()+[lf.$B$9]&gt;[lf.K293];1;-1)" office:value-type="float" office:value="1" calcext:value-type="float">
            <text:p>1</text:p>
          </table:table-cell>
          <table:table-cell table:style-name="ce17" table:formula="of:=0.5*PI()-([lf.J293]*[lf.L293]+[lf.K293])" office:value-type="float" office:value="-0.232806287249076" calcext:value-type="float">
            <text:p>-0,232806287249076</text:p>
          </table:table-cell>
          <table:table-cell table:style-name="ce17" table:formula="of:=-[lf.M293]-[lf.$B$8]" office:value-type="float" office:value="-0.11625956314979" calcext:value-type="float">
            <text:p>-0,11625956314979</text:p>
          </table:table-cell>
          <table:table-cell table:number-columns-repeated="1010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lf.A294]*analyze_resolution" office:value-type="float" office:value="9.45" calcext:value-type="float">
            <text:p>9,45</text:p>
          </table:table-cell>
          <table:table-cell table:style-name="ce20" table:formula="of:=-RADIANS([lf.B294])" office:value-type="float" office:value="-0.164933614313464" calcext:value-type="float">
            <text:p>-0,164933614313464</text:p>
          </table:table-cell>
          <table:table-cell table:style-name="ce20" table:formula="of:=COS([lf.$B$6])*servo_saver_arm_length*COS([lf.C294])-SIN([lf.$B$6])*servo_saver_arm_length*SIN([lf.C294])+[lf.$B$24]" office:value-type="float" office:value="358.782868114824" calcext:value-type="float">
            <text:p>358,782868114824</text:p>
          </table:table-cell>
          <table:table-cell table:style-name="ce20" table:formula="of:=COS([lf.$B$6])*servo_saver_arm_length*SIN([lf.C294])+SIN([lf.$B$6])*servo_saver_arm_length*COS([lf.C294])+[lf.$C$24]" office:value-type="float" office:value="-2.62698954510181" calcext:value-type="float">
            <text:p>-2,62698954510181</text:p>
          </table:table-cell>
          <table:table-cell table:style-name="ce20" table:formula="of:=[$lf.D294]-[$lf.$B$14]" office:value-type="float" office:value="58.7828681148239" calcext:value-type="float">
            <text:p>58,7828681148239</text:p>
          </table:table-cell>
          <table:table-cell table:style-name="ce20" table:formula="of:=[lf.E294]-[$lf.$C$14]" office:value-type="float" office:value="-92.6269895451018" calcext:value-type="float">
            <text:p>-92,6269895451018</text:p>
          </table:table-cell>
          <table:table-cell table:style-name="ce11" table:formula="of:=SQRT([lf.F294]^2+[lf.G294]^2)" office:value-type="float" office:value="109.704989749752" calcext:value-type="float">
            <text:p>109,704989749752</text:p>
          </table:table-cell>
          <table:table-cell table:style-name="ce20" table:formula="of:=([lf.H294]^2-[lf.$B$42]^2+[lf.$B$43]^2)/(2*[lf.H294])" office:value-type="float" office:value="6.56573073094326" calcext:value-type="float">
            <text:p>6,56573073094326</text:p>
          </table:table-cell>
          <table:table-cell table:style-name="ce20" table:formula="of:=ACOS([lf.I294]/[lf.$B$43])" office:value-type="float" office:value="1.23630732335977" calcext:value-type="float">
            <text:p>1,23630732335977</text:p>
          </table:table-cell>
          <table:table-cell table:style-name="ce20" table:formula="of:=ASIN([lf.F294]/[lf.H294])" office:value-type="float" office:value="0.565486624357273" calcext:value-type="float">
            <text:p>0,565486624357273</text:p>
          </table:table-cell>
          <table:table-cell table:style-name="ce20" table:formula="of:=IF(0.5*PI()+[lf.$B$9]&gt;[lf.K294];1;-1)" office:value-type="float" office:value="1" calcext:value-type="float">
            <text:p>1</text:p>
          </table:table-cell>
          <table:table-cell table:style-name="ce17" table:formula="of:=0.5*PI()-([lf.J294]*[lf.L294]+[lf.K294])" office:value-type="float" office:value="-0.230997620922146" calcext:value-type="float">
            <text:p>-0,230997620922146</text:p>
          </table:table-cell>
          <table:table-cell table:style-name="ce17" table:formula="of:=-[lf.M294]-[lf.$B$8]" office:value-type="float" office:value="-0.11806822947672" calcext:value-type="float">
            <text:p>-0,11806822947672</text:p>
          </table:table-cell>
          <table:table-cell table:number-columns-repeated="1010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lf.A295]*analyze_resolution" office:value-type="float" office:value="9.6" calcext:value-type="float">
            <text:p>9,6</text:p>
          </table:table-cell>
          <table:table-cell table:style-name="ce20" table:formula="of:=-RADIANS([lf.B295])" office:value-type="float" office:value="-0.167551608191456" calcext:value-type="float">
            <text:p>-0,167551608191456</text:p>
          </table:table-cell>
          <table:table-cell table:style-name="ce20" table:formula="of:=COS([lf.$B$6])*servo_saver_arm_length*COS([lf.C295])-SIN([lf.$B$6])*servo_saver_arm_length*SIN([lf.C295])+[lf.$B$24]" office:value-type="float" office:value="358.775936593128" calcext:value-type="float">
            <text:p>358,775936593128</text:p>
          </table:table-cell>
          <table:table-cell table:style-name="ce20" table:formula="of:=COS([lf.$B$6])*servo_saver_arm_length*SIN([lf.C295])+SIN([lf.$B$6])*servo_saver_arm_length*COS([lf.C295])+[lf.$C$24]" office:value-type="float" office:value="-2.66829994745764" calcext:value-type="float">
            <text:p>-2,66829994745764</text:p>
          </table:table-cell>
          <table:table-cell table:style-name="ce20" table:formula="of:=[$lf.D295]-[$lf.$B$14]" office:value-type="float" office:value="58.7759365931281" calcext:value-type="float">
            <text:p>58,7759365931281</text:p>
          </table:table-cell>
          <table:table-cell table:style-name="ce20" table:formula="of:=[lf.E295]-[$lf.$C$14]" office:value-type="float" office:value="-92.6682999474576" calcext:value-type="float">
            <text:p>-92,6682999474576</text:p>
          </table:table-cell>
          <table:table-cell table:style-name="ce11" table:formula="of:=SQRT([lf.F295]^2+[lf.G295]^2)" office:value-type="float" office:value="109.736158751577" calcext:value-type="float">
            <text:p>109,736158751577</text:p>
          </table:table-cell>
          <table:table-cell table:style-name="ce20" table:formula="of:=([lf.H295]^2-[lf.$B$42]^2+[lf.$B$43]^2)/(2*[lf.H295])" office:value-type="float" office:value="6.59503040338072" calcext:value-type="float">
            <text:p>6,59503040338072</text:p>
          </table:table-cell>
          <table:table-cell table:style-name="ce20" table:formula="of:=ACOS([lf.I295]/[lf.$B$43])" office:value-type="float" office:value="1.23475596501101" calcext:value-type="float">
            <text:p>1,23475596501101</text:p>
          </table:table-cell>
          <table:table-cell table:style-name="ce20" table:formula="of:=ASIN([lf.F295]/[lf.H295])" office:value-type="float" office:value="0.56523157901225" calcext:value-type="float">
            <text:p>0,56523157901225</text:p>
          </table:table-cell>
          <table:table-cell table:style-name="ce20" table:formula="of:=IF(0.5*PI()+[lf.$B$9]&gt;[lf.K295];1;-1)" office:value-type="float" office:value="1" calcext:value-type="float">
            <text:p>1</text:p>
          </table:table-cell>
          <table:table-cell table:style-name="ce17" table:formula="of:=0.5*PI()-([lf.J295]*[lf.L295]+[lf.K295])" office:value-type="float" office:value="-0.229191217228367" calcext:value-type="float">
            <text:p>-0,229191217228367</text:p>
          </table:table-cell>
          <table:table-cell table:style-name="ce17" table:formula="of:=-[lf.M295]-[lf.$B$8]" office:value-type="float" office:value="-0.119874633170499" calcext:value-type="float">
            <text:p>-0,119874633170499</text:p>
          </table:table-cell>
          <table:table-cell table:number-columns-repeated="1010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lf.A296]*analyze_resolution" office:value-type="float" office:value="9.75" calcext:value-type="float">
            <text:p>9,75</text:p>
          </table:table-cell>
          <table:table-cell table:style-name="ce20" table:formula="of:=-RADIANS([lf.B296])" office:value-type="float" office:value="-0.170169602069447" calcext:value-type="float">
            <text:p>-0,170169602069447</text:p>
          </table:table-cell>
          <table:table-cell table:style-name="ce20" table:formula="of:=COS([lf.$B$6])*servo_saver_arm_length*COS([lf.C296])-SIN([lf.$B$6])*servo_saver_arm_length*SIN([lf.C296])+[lf.$B$24]" office:value-type="float" office:value="358.768896944929" calcext:value-type="float">
            <text:p>358,768896944929</text:p>
          </table:table-cell>
          <table:table-cell table:style-name="ce20" table:formula="of:=COS([lf.$B$6])*servo_saver_arm_length*SIN([lf.C296])+SIN([lf.$B$6])*servo_saver_arm_length*COS([lf.C296])+[lf.$C$24]" office:value-type="float" office:value="-2.70959206158439" calcext:value-type="float">
            <text:p>-2,70959206158439</text:p>
          </table:table-cell>
          <table:table-cell table:style-name="ce20" table:formula="of:=[$lf.D296]-[$lf.$B$14]" office:value-type="float" office:value="58.7688969449292" calcext:value-type="float">
            <text:p>58,7688969449292</text:p>
          </table:table-cell>
          <table:table-cell table:style-name="ce20" table:formula="of:=[lf.E296]-[$lf.$C$14]" office:value-type="float" office:value="-92.7095920615844" calcext:value-type="float">
            <text:p>-92,7095920615844</text:p>
          </table:table-cell>
          <table:table-cell table:style-name="ce11" table:formula="of:=SQRT([lf.F296]^2+[lf.G296]^2)" office:value-type="float" office:value="109.767261550742" calcext:value-type="float">
            <text:p>109,767261550742</text:p>
          </table:table-cell>
          <table:table-cell table:style-name="ce20" table:formula="of:=([lf.H296]^2-[lf.$B$42]^2+[lf.$B$43]^2)/(2*[lf.H296])" office:value-type="float" office:value="6.62426007940071" calcext:value-type="float">
            <text:p>6,62426007940071</text:p>
          </table:table-cell>
          <table:table-cell table:style-name="ce20" table:formula="of:=ACOS([lf.I296]/[lf.$B$43])" office:value-type="float" office:value="1.23320747475401" calcext:value-type="float">
            <text:p>1,23320747475401</text:p>
          </table:table-cell>
          <table:table-cell table:style-name="ce20" table:formula="of:=ASIN([lf.F296]/[lf.H296])" office:value-type="float" office:value="0.564975935752263" calcext:value-type="float">
            <text:p>0,564975935752263</text:p>
          </table:table-cell>
          <table:table-cell table:style-name="ce20" table:formula="of:=IF(0.5*PI()+[lf.$B$9]&gt;[lf.K296];1;-1)" office:value-type="float" office:value="1" calcext:value-type="float">
            <text:p>1</text:p>
          </table:table-cell>
          <table:table-cell table:style-name="ce17" table:formula="of:=0.5*PI()-([lf.J296]*[lf.L296]+[lf.K296])" office:value-type="float" office:value="-0.227387083711378" calcext:value-type="float">
            <text:p>-0,227387083711378</text:p>
          </table:table-cell>
          <table:table-cell table:style-name="ce17" table:formula="of:=-[lf.M296]-[lf.$B$8]" office:value-type="float" office:value="-0.121678766687487" calcext:value-type="float">
            <text:p>-0,121678766687487</text:p>
          </table:table-cell>
          <table:table-cell table:number-columns-repeated="1010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lf.A297]*analyze_resolution" office:value-type="float" office:value="9.9" calcext:value-type="float">
            <text:p>9,9</text:p>
          </table:table-cell>
          <table:table-cell table:style-name="ce20" table:formula="of:=-RADIANS([lf.B297])" office:value-type="float" office:value="-0.172787595947439" calcext:value-type="float">
            <text:p>-0,172787595947439</text:p>
          </table:table-cell>
          <table:table-cell table:style-name="ce20" table:formula="of:=COS([lf.$B$6])*servo_saver_arm_length*COS([lf.C297])-SIN([lf.$B$6])*servo_saver_arm_length*SIN([lf.C297])+[lf.$B$24]" office:value-type="float" office:value="358.761749218476" calcext:value-type="float">
            <text:p>358,761749218476</text:p>
          </table:table-cell>
          <table:table-cell table:style-name="ce20" table:formula="of:=COS([lf.$B$6])*servo_saver_arm_length*SIN([lf.C297])+SIN([lf.$B$6])*servo_saver_arm_length*COS([lf.C297])+[lf.$C$24]" office:value-type="float" office:value="-2.75086560447055" calcext:value-type="float">
            <text:p>-2,75086560447055</text:p>
          </table:table-cell>
          <table:table-cell table:style-name="ce20" table:formula="of:=[$lf.D297]-[$lf.$B$14]" office:value-type="float" office:value="58.7617492184764" calcext:value-type="float">
            <text:p>58,7617492184764</text:p>
          </table:table-cell>
          <table:table-cell table:style-name="ce20" table:formula="of:=[lf.E297]-[$lf.$C$14]" office:value-type="float" office:value="-92.7508656044705" calcext:value-type="float">
            <text:p>-92,7508656044705</text:p>
          </table:table-cell>
          <table:table-cell table:style-name="ce11" table:formula="of:=SQRT([lf.F297]^2+[lf.G297]^2)" office:value-type="float" office:value="109.798297990423" calcext:value-type="float">
            <text:p>109,798297990423</text:p>
          </table:table-cell>
          <table:table-cell table:style-name="ce20" table:formula="of:=([lf.H297]^2-[lf.$B$42]^2+[lf.$B$43]^2)/(2*[lf.H297])" office:value-type="float" office:value="6.65341966777776" calcext:value-type="float">
            <text:p>6,65341966777776</text:p>
          </table:table-cell>
          <table:table-cell table:style-name="ce20" table:formula="of:=ACOS([lf.I297]/[lf.$B$43])" office:value-type="float" office:value="1.23166185837864" calcext:value-type="float">
            <text:p>1,23166185837864</text:p>
          </table:table-cell>
          <table:table-cell table:style-name="ce20" table:formula="of:=ASIN([lf.F297]/[lf.H297])" office:value-type="float" office:value="0.564719696357171" calcext:value-type="float">
            <text:p>0,564719696357171</text:p>
          </table:table-cell>
          <table:table-cell table:style-name="ce20" table:formula="of:=IF(0.5*PI()+[lf.$B$9]&gt;[lf.K297];1;-1)" office:value-type="float" office:value="1" calcext:value-type="float">
            <text:p>1</text:p>
          </table:table-cell>
          <table:table-cell table:style-name="ce17" table:formula="of:=0.5*PI()-([lf.J297]*[lf.L297]+[lf.K297])" office:value-type="float" office:value="-0.225585227940913" calcext:value-type="float">
            <text:p>-0,225585227940913</text:p>
          </table:table-cell>
          <table:table-cell table:style-name="ce17" table:formula="of:=-[lf.M297]-[lf.$B$8]" office:value-type="float" office:value="-0.123480622457953" calcext:value-type="float">
            <text:p>-0,123480622457953</text:p>
          </table:table-cell>
          <table:table-cell table:number-columns-repeated="1010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lf.A298]*analyze_resolution" office:value-type="float" office:value="10.05" calcext:value-type="float">
            <text:p>10,05</text:p>
          </table:table-cell>
          <table:table-cell table:style-name="ce20" table:formula="of:=-RADIANS([lf.B298])" office:value-type="float" office:value="-0.17540558982543" calcext:value-type="float">
            <text:p>-0,17540558982543</text:p>
          </table:table-cell>
          <table:table-cell table:style-name="ce20" table:formula="of:=COS([lf.$B$6])*servo_saver_arm_length*COS([lf.C298])-SIN([lf.$B$6])*servo_saver_arm_length*SIN([lf.C298])+[lf.$B$24]" office:value-type="float" office:value="358.754493462759" calcext:value-type="float">
            <text:p>358,754493462759</text:p>
          </table:table-cell>
          <table:table-cell table:style-name="ce20" table:formula="of:=COS([lf.$B$6])*servo_saver_arm_length*SIN([lf.C298])+SIN([lf.$B$6])*servo_saver_arm_length*COS([lf.C298])+[lf.$C$24]" office:value-type="float" office:value="-2.79212029323187" calcext:value-type="float">
            <text:p>-2,79212029323187</text:p>
          </table:table-cell>
          <table:table-cell table:style-name="ce20" table:formula="of:=[$lf.D298]-[$lf.$B$14]" office:value-type="float" office:value="58.7544934627592" calcext:value-type="float">
            <text:p>58,7544934627592</text:p>
          </table:table-cell>
          <table:table-cell table:style-name="ce20" table:formula="of:=[lf.E298]-[$lf.$C$14]" office:value-type="float" office:value="-92.7921202932319" calcext:value-type="float">
            <text:p>-92,7921202932319</text:p>
          </table:table-cell>
          <table:table-cell table:style-name="ce11" table:formula="of:=SQRT([lf.F298]^2+[lf.G298]^2)" office:value-type="float" office:value="109.829267914245" calcext:value-type="float">
            <text:p>109,829267914245</text:p>
          </table:table-cell>
          <table:table-cell table:style-name="ce20" table:formula="of:=([lf.H298]^2-[lf.$B$42]^2+[lf.$B$43]^2)/(2*[lf.H298])" office:value-type="float" office:value="6.68250907766902" calcext:value-type="float">
            <text:p>6,68250907766902</text:p>
          </table:table-cell>
          <table:table-cell table:style-name="ce20" table:formula="of:=ACOS([lf.I298]/[lf.$B$43])" office:value-type="float" office:value="1.23011912170168" calcext:value-type="float">
            <text:p>1,23011912170168</text:p>
          </table:table-cell>
          <table:table-cell table:style-name="ce20" table:formula="of:=ASIN([lf.F298]/[lf.H298])" office:value-type="float" office:value="0.564462862606017" calcext:value-type="float">
            <text:p>0,564462862606017</text:p>
          </table:table-cell>
          <table:table-cell table:style-name="ce20" table:formula="of:=IF(0.5*PI()+[lf.$B$9]&gt;[lf.K298];1;-1)" office:value-type="float" office:value="1" calcext:value-type="float">
            <text:p>1</text:p>
          </table:table-cell>
          <table:table-cell table:style-name="ce17" table:formula="of:=0.5*PI()-([lf.J298]*[lf.L298]+[lf.K298])" office:value-type="float" office:value="-0.223785657512804" calcext:value-type="float">
            <text:p>-0,223785657512804</text:p>
          </table:table-cell>
          <table:table-cell table:style-name="ce17" table:formula="of:=-[lf.M298]-[lf.$B$8]" office:value-type="float" office:value="-0.125280192886062" calcext:value-type="float">
            <text:p>-0,125280192886062</text:p>
          </table:table-cell>
          <table:table-cell table:number-columns-repeated="1010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lf.A299]*analyze_resolution" office:value-type="float" office:value="10.2" calcext:value-type="float">
            <text:p>10,2</text:p>
          </table:table-cell>
          <table:table-cell table:style-name="ce20" table:formula="of:=-RADIANS([lf.B299])" office:value-type="float" office:value="-0.178023583703422" calcext:value-type="float">
            <text:p>-0,178023583703422</text:p>
          </table:table-cell>
          <table:table-cell table:style-name="ce20" table:formula="of:=COS([lf.$B$6])*servo_saver_arm_length*COS([lf.C299])-SIN([lf.$B$6])*servo_saver_arm_length*SIN([lf.C299])+[lf.$B$24]" office:value-type="float" office:value="358.747129727508" calcext:value-type="float">
            <text:p>358,747129727508</text:p>
          </table:table-cell>
          <table:table-cell table:style-name="ce20" table:formula="of:=COS([lf.$B$6])*servo_saver_arm_length*SIN([lf.C299])+SIN([lf.$B$6])*servo_saver_arm_length*COS([lf.C299])+[lf.$C$24]" office:value-type="float" office:value="-2.83335584511333" calcext:value-type="float">
            <text:p>-2,83335584511333</text:p>
          </table:table-cell>
          <table:table-cell table:style-name="ce20" table:formula="of:=[$lf.D299]-[$lf.$B$14]" office:value-type="float" office:value="58.7471297275079" calcext:value-type="float">
            <text:p>58,7471297275079</text:p>
          </table:table-cell>
          <table:table-cell table:style-name="ce20" table:formula="of:=[lf.E299]-[$lf.$C$14]" office:value-type="float" office:value="-92.8333558451133" calcext:value-type="float">
            <text:p>-92,8333558451133</text:p>
          </table:table-cell>
          <table:table-cell table:style-name="ce11" table:formula="of:=SQRT([lf.F299]^2+[lf.G299]^2)" office:value-type="float" office:value="109.860171166288" calcext:value-type="float">
            <text:p>109,860171166288</text:p>
          </table:table-cell>
          <table:table-cell table:style-name="ce20" table:formula="of:=([lf.H299]^2-[lf.$B$42]^2+[lf.$B$43]^2)/(2*[lf.H299])" office:value-type="float" office:value="6.7115282186131" calcext:value-type="float">
            <text:p>6,7115282186131</text:p>
          </table:table-cell>
          <table:table-cell table:style-name="ce20" table:formula="of:=ACOS([lf.I299]/[lf.$B$43])" office:value-type="float" office:value="1.22857927056684" calcext:value-type="float">
            <text:p>1,22857927056684</text:p>
          </table:table-cell>
          <table:table-cell table:style-name="ce20" table:formula="of:=ASIN([lf.F299]/[lf.H299])" office:value-type="float" office:value="0.564205436277032" calcext:value-type="float">
            <text:p>0,564205436277032</text:p>
          </table:table-cell>
          <table:table-cell table:style-name="ce20" table:formula="of:=IF(0.5*PI()+[lf.$B$9]&gt;[lf.K299];1;-1)" office:value-type="float" office:value="1" calcext:value-type="float">
            <text:p>1</text:p>
          </table:table-cell>
          <table:table-cell table:style-name="ce17" table:formula="of:=0.5*PI()-([lf.J299]*[lf.L299]+[lf.K299])" office:value-type="float" office:value="-0.221988380048978" calcext:value-type="float">
            <text:p>-0,221988380048978</text:p>
          </table:table-cell>
          <table:table-cell table:style-name="ce17" table:formula="of:=-[lf.M299]-[lf.$B$8]" office:value-type="float" office:value="-0.127077470349888" calcext:value-type="float">
            <text:p>-0,127077470349888</text:p>
          </table:table-cell>
          <table:table-cell table:number-columns-repeated="1010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lf.A300]*analyze_resolution" office:value-type="float" office:value="10.35" calcext:value-type="float">
            <text:p>10,35</text:p>
          </table:table-cell>
          <table:table-cell table:style-name="ce20" table:formula="of:=-RADIANS([lf.B300])" office:value-type="float" office:value="-0.180641577581413" calcext:value-type="float">
            <text:p>-0,180641577581413</text:p>
          </table:table-cell>
          <table:table-cell table:style-name="ce20" table:formula="of:=COS([lf.$B$6])*servo_saver_arm_length*COS([lf.C300])-SIN([lf.$B$6])*servo_saver_arm_length*SIN([lf.C300])+[lf.$B$24]" office:value-type="float" office:value="358.739658063193" calcext:value-type="float">
            <text:p>358,739658063193</text:p>
          </table:table-cell>
          <table:table-cell table:style-name="ce20" table:formula="of:=COS([lf.$B$6])*servo_saver_arm_length*SIN([lf.C300])+SIN([lf.$B$6])*servo_saver_arm_length*COS([lf.C300])+[lf.$C$24]" office:value-type="float" office:value="-2.87457197749108" calcext:value-type="float">
            <text:p>-2,87457197749108</text:p>
          </table:table-cell>
          <table:table-cell table:style-name="ce20" table:formula="of:=[$lf.D300]-[$lf.$B$14]" office:value-type="float" office:value="58.7396580631926" calcext:value-type="float">
            <text:p>58,7396580631926</text:p>
          </table:table-cell>
          <table:table-cell table:style-name="ce20" table:formula="of:=[lf.E300]-[$lf.$C$14]" office:value-type="float" office:value="-92.8745719774911" calcext:value-type="float">
            <text:p>-92,8745719774911</text:p>
          </table:table-cell>
          <table:table-cell table:style-name="ce11" table:formula="of:=SQRT([lf.F300]^2+[lf.G300]^2)" office:value-type="float" office:value="109.891007591081" calcext:value-type="float">
            <text:p>109,891007591081</text:p>
          </table:table-cell>
          <table:table-cell table:style-name="ce20" table:formula="of:=([lf.H300]^2-[lf.$B$42]^2+[lf.$B$43]^2)/(2*[lf.H300])" office:value-type="float" office:value="6.74047700052909" calcext:value-type="float">
            <text:p>6,74047700052909</text:p>
          </table:table-cell>
          <table:table-cell table:style-name="ce20" table:formula="of:=ACOS([lf.I300]/[lf.$B$43])" office:value-type="float" office:value="1.2270423108447" calcext:value-type="float">
            <text:p>1,2270423108447</text:p>
          </table:table-cell>
          <table:table-cell table:style-name="ce20" table:formula="of:=ASIN([lf.F300]/[lf.H300])" office:value-type="float" office:value="0.563947419147626" calcext:value-type="float">
            <text:p>0,563947419147626</text:p>
          </table:table-cell>
          <table:table-cell table:style-name="ce20" table:formula="of:=IF(0.5*PI()+[lf.$B$9]&gt;[lf.K300];1;-1)" office:value-type="float" office:value="1" calcext:value-type="float">
            <text:p>1</text:p>
          </table:table-cell>
          <table:table-cell table:style-name="ce17" table:formula="of:=0.5*PI()-([lf.J300]*[lf.L300]+[lf.K300])" office:value-type="float" office:value="-0.220193403197433" calcext:value-type="float">
            <text:p>-0,220193403197433</text:p>
          </table:table-cell>
          <table:table-cell table:style-name="ce17" table:formula="of:=-[lf.M300]-[lf.$B$8]" office:value-type="float" office:value="-0.128872447201433" calcext:value-type="float">
            <text:p>-0,128872447201433</text:p>
          </table:table-cell>
          <table:table-cell table:number-columns-repeated="1010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lf.A301]*analyze_resolution" office:value-type="float" office:value="10.5" calcext:value-type="float">
            <text:p>10,5</text:p>
          </table:table-cell>
          <table:table-cell table:style-name="ce20" table:formula="of:=-RADIANS([lf.B301])" office:value-type="float" office:value="-0.183259571459405" calcext:value-type="float">
            <text:p>-0,183259571459405</text:p>
          </table:table-cell>
          <table:table-cell table:style-name="ce20" table:formula="of:=COS([lf.$B$6])*servo_saver_arm_length*COS([lf.C301])-SIN([lf.$B$6])*servo_saver_arm_length*SIN([lf.C301])+[lf.$B$24]" office:value-type="float" office:value="358.732078521023" calcext:value-type="float">
            <text:p>358,732078521023</text:p>
          </table:table-cell>
          <table:table-cell table:style-name="ce20" table:formula="of:=COS([lf.$B$6])*servo_saver_arm_length*SIN([lf.C301])+SIN([lf.$B$6])*servo_saver_arm_length*COS([lf.C301])+[lf.$C$24]" office:value-type="float" office:value="-2.91576840787436" calcext:value-type="float">
            <text:p>-2,91576840787436</text:p>
          </table:table-cell>
          <table:table-cell table:style-name="ce20" table:formula="of:=[$lf.D301]-[$lf.$B$14]" office:value-type="float" office:value="58.7320785210233" calcext:value-type="float">
            <text:p>58,7320785210233</text:p>
          </table:table-cell>
          <table:table-cell table:style-name="ce20" table:formula="of:=[lf.E301]-[$lf.$C$14]" office:value-type="float" office:value="-92.9157684078744" calcext:value-type="float">
            <text:p>-92,9157684078744</text:p>
          </table:table-cell>
          <table:table-cell table:style-name="ce11" table:formula="of:=SQRT([lf.F301]^2+[lf.G301]^2)" office:value-type="float" office:value="109.921777033604" calcext:value-type="float">
            <text:p>109,921777033604</text:p>
          </table:table-cell>
          <table:table-cell table:style-name="ce20" table:formula="of:=([lf.H301]^2-[lf.$B$42]^2+[lf.$B$43]^2)/(2*[lf.H301])" office:value-type="float" office:value="6.76935533371501" calcext:value-type="float">
            <text:p>6,76935533371501</text:p>
          </table:table-cell>
          <table:table-cell table:style-name="ce20" table:formula="of:=ACOS([lf.I301]/[lf.$B$43])" office:value-type="float" office:value="1.22550824843276" calcext:value-type="float">
            <text:p>1,22550824843276</text:p>
          </table:table-cell>
          <table:table-cell table:style-name="ce20" table:formula="of:=ASIN([lf.F301]/[lf.H301])" office:value-type="float" office:value="0.563688812994386" calcext:value-type="float">
            <text:p>0,563688812994386</text:p>
          </table:table-cell>
          <table:table-cell table:style-name="ce20" table:formula="of:=IF(0.5*PI()+[lf.$B$9]&gt;[lf.K301];1;-1)" office:value-type="float" office:value="1" calcext:value-type="float">
            <text:p>1</text:p>
          </table:table-cell>
          <table:table-cell table:style-name="ce17" table:formula="of:=0.5*PI()-([lf.J301]*[lf.L301]+[lf.K301])" office:value-type="float" office:value="-0.218400734632249" calcext:value-type="float">
            <text:p>-0,218400734632249</text:p>
          </table:table-cell>
          <table:table-cell table:style-name="ce17" table:formula="of:=-[lf.M301]-[lf.$B$8]" office:value-type="float" office:value="-0.130665115766617" calcext:value-type="float">
            <text:p>-0,130665115766617</text:p>
          </table:table-cell>
          <table:table-cell table:number-columns-repeated="1010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lf.A302]*analyze_resolution" office:value-type="float" office:value="10.65" calcext:value-type="float">
            <text:p>10,65</text:p>
          </table:table-cell>
          <table:table-cell table:style-name="ce20" table:formula="of:=-RADIANS([lf.B302])" office:value-type="float" office:value="-0.185877565337396" calcext:value-type="float">
            <text:p>-0,185877565337396</text:p>
          </table:table-cell>
          <table:table-cell table:style-name="ce20" table:formula="of:=COS([lf.$B$6])*servo_saver_arm_length*COS([lf.C302])-SIN([lf.$B$6])*servo_saver_arm_length*SIN([lf.C302])+[lf.$B$24]" office:value-type="float" office:value="358.724391152949" calcext:value-type="float">
            <text:p>358,724391152949</text:p>
          </table:table-cell>
          <table:table-cell table:style-name="ce20" table:formula="of:=COS([lf.$B$6])*servo_saver_arm_length*SIN([lf.C302])+SIN([lf.$B$6])*servo_saver_arm_length*COS([lf.C302])+[lf.$C$24]" office:value-type="float" office:value="-2.95694485390745" calcext:value-type="float">
            <text:p>-2,95694485390745</text:p>
          </table:table-cell>
          <table:table-cell table:style-name="ce20" table:formula="of:=[$lf.D302]-[$lf.$B$14]" office:value-type="float" office:value="58.7243911529493" calcext:value-type="float">
            <text:p>58,7243911529493</text:p>
          </table:table-cell>
          <table:table-cell table:style-name="ce20" table:formula="of:=[lf.E302]-[$lf.$C$14]" office:value-type="float" office:value="-92.9569448539074" calcext:value-type="float">
            <text:p>-92,9569448539074</text:p>
          </table:table-cell>
          <table:table-cell table:style-name="ce11" table:formula="of:=SQRT([lf.F302]^2+[lf.G302]^2)" office:value-type="float" office:value="109.95247933929" calcext:value-type="float">
            <text:p>109,95247933929</text:p>
          </table:table-cell>
          <table:table-cell table:style-name="ce20" table:formula="of:=([lf.H302]^2-[lf.$B$42]^2+[lf.$B$43]^2)/(2*[lf.H302])" office:value-type="float" office:value="6.79816312884686" calcext:value-type="float">
            <text:p>6,79816312884686</text:p>
          </table:table-cell>
          <table:table-cell table:style-name="ce20" table:formula="of:=ACOS([lf.I302]/[lf.$B$43])" office:value-type="float" office:value="1.22397708925539" calcext:value-type="float">
            <text:p>1,22397708925539</text:p>
          </table:table-cell>
          <table:table-cell table:style-name="ce20" table:formula="of:=ASIN([lf.F302]/[lf.H302])" office:value-type="float" office:value="0.563429619593074" calcext:value-type="float">
            <text:p>0,563429619593074</text:p>
          </table:table-cell>
          <table:table-cell table:style-name="ce20" table:formula="of:=IF(0.5*PI()+[lf.$B$9]&gt;[lf.K302];1;-1)" office:value-type="float" office:value="1" calcext:value-type="float">
            <text:p>1</text:p>
          </table:table-cell>
          <table:table-cell table:style-name="ce17" table:formula="of:=0.5*PI()-([lf.J302]*[lf.L302]+[lf.K302])" office:value-type="float" office:value="-0.216610382053564" calcext:value-type="float">
            <text:p>-0,216610382053564</text:p>
          </table:table-cell>
          <table:table-cell table:style-name="ce17" table:formula="of:=-[lf.M302]-[lf.$B$8]" office:value-type="float" office:value="-0.132455468345302" calcext:value-type="float">
            <text:p>-0,132455468345302</text:p>
          </table:table-cell>
          <table:table-cell table:number-columns-repeated="1010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lf.A303]*analyze_resolution" office:value-type="float" office:value="10.8" calcext:value-type="float">
            <text:p>10,8</text:p>
          </table:table-cell>
          <table:table-cell table:style-name="ce20" table:formula="of:=-RADIANS([lf.B303])" office:value-type="float" office:value="-0.188495559215388" calcext:value-type="float">
            <text:p>-0,188495559215388</text:p>
          </table:table-cell>
          <table:table-cell table:style-name="ce20" table:formula="of:=COS([lf.$B$6])*servo_saver_arm_length*COS([lf.C303])-SIN([lf.$B$6])*servo_saver_arm_length*SIN([lf.C303])+[lf.$B$24]" office:value-type="float" office:value="358.716596011659" calcext:value-type="float">
            <text:p>358,716596011659</text:p>
          </table:table-cell>
          <table:table-cell table:style-name="ce20" table:formula="of:=COS([lf.$B$6])*servo_saver_arm_length*SIN([lf.C303])+SIN([lf.$B$6])*servo_saver_arm_length*COS([lf.C303])+[lf.$C$24]" office:value-type="float" office:value="-2.99810103337159" calcext:value-type="float">
            <text:p>-2,99810103337159</text:p>
          </table:table-cell>
          <table:table-cell table:style-name="ce20" table:formula="of:=[$lf.D303]-[$lf.$B$14]" office:value-type="float" office:value="58.716596011659" calcext:value-type="float">
            <text:p>58,716596011659</text:p>
          </table:table-cell>
          <table:table-cell table:style-name="ce20" table:formula="of:=[lf.E303]-[$lf.$C$14]" office:value-type="float" office:value="-92.9981010333716" calcext:value-type="float">
            <text:p>-92,9981010333716</text:p>
          </table:table-cell>
          <table:table-cell table:style-name="ce11" table:formula="of:=SQRT([lf.F303]^2+[lf.G303]^2)" office:value-type="float" office:value="109.983114354021" calcext:value-type="float">
            <text:p>109,983114354021</text:p>
          </table:table-cell>
          <table:table-cell table:style-name="ce20" table:formula="of:=([lf.H303]^2-[lf.$B$42]^2+[lf.$B$43]^2)/(2*[lf.H303])" office:value-type="float" office:value="6.82690029697729" calcext:value-type="float">
            <text:p>6,82690029697729</text:p>
          </table:table-cell>
          <table:table-cell table:style-name="ce20" table:formula="of:=ACOS([lf.I303]/[lf.$B$43])" office:value-type="float" office:value="1.22244883926385" calcext:value-type="float">
            <text:p>1,22244883926385</text:p>
          </table:table-cell>
          <table:table-cell table:style-name="ce20" table:formula="of:=ASIN([lf.F303]/[lf.H303])" office:value-type="float" office:value="0.563169840718619" calcext:value-type="float">
            <text:p>0,563169840718619</text:p>
          </table:table-cell>
          <table:table-cell table:style-name="ce20" table:formula="of:=IF(0.5*PI()+[lf.$B$9]&gt;[lf.K303];1;-1)" office:value-type="float" office:value="1" calcext:value-type="float">
            <text:p>1</text:p>
          </table:table-cell>
          <table:table-cell table:style-name="ce17" table:formula="of:=0.5*PI()-([lf.J303]*[lf.L303]+[lf.K303])" office:value-type="float" office:value="-0.214822353187574" calcext:value-type="float">
            <text:p>-0,214822353187574</text:p>
          </table:table-cell>
          <table:table-cell table:style-name="ce17" table:formula="of:=-[lf.M303]-[lf.$B$8]" office:value-type="float" office:value="-0.134243497211292" calcext:value-type="float">
            <text:p>-0,134243497211292</text:p>
          </table:table-cell>
          <table:table-cell table:number-columns-repeated="1010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lf.A304]*analyze_resolution" office:value-type="float" office:value="10.95" calcext:value-type="float">
            <text:p>10,95</text:p>
          </table:table-cell>
          <table:table-cell table:style-name="ce20" table:formula="of:=-RADIANS([lf.B304])" office:value-type="float" office:value="-0.191113553093379" calcext:value-type="float">
            <text:p>-0,191113553093379</text:p>
          </table:table-cell>
          <table:table-cell table:style-name="ce20" table:formula="of:=COS([lf.$B$6])*servo_saver_arm_length*COS([lf.C304])-SIN([lf.$B$6])*servo_saver_arm_length*SIN([lf.C304])+[lf.$B$24]" office:value-type="float" office:value="358.708693150579" calcext:value-type="float">
            <text:p>358,708693150579</text:p>
          </table:table-cell>
          <table:table-cell table:style-name="ce20" table:formula="of:=COS([lf.$B$6])*servo_saver_arm_length*SIN([lf.C304])+SIN([lf.$B$6])*servo_saver_arm_length*COS([lf.C304])+[lf.$C$24]" office:value-type="float" office:value="-3.03923666418695" calcext:value-type="float">
            <text:p>-3,03923666418695</text:p>
          </table:table-cell>
          <table:table-cell table:style-name="ce20" table:formula="of:=[$lf.D304]-[$lf.$B$14]" office:value-type="float" office:value="58.7086931505795" calcext:value-type="float">
            <text:p>58,7086931505795</text:p>
          </table:table-cell>
          <table:table-cell table:style-name="ce20" table:formula="of:=[lf.E304]-[$lf.$C$14]" office:value-type="float" office:value="-93.039236664187" calcext:value-type="float">
            <text:p>-93,039236664187</text:p>
          </table:table-cell>
          <table:table-cell table:style-name="ce11" table:formula="of:=SQRT([lf.F304]^2+[lf.G304]^2)" office:value-type="float" office:value="110.013681924129" calcext:value-type="float">
            <text:p>110,013681924129</text:p>
          </table:table-cell>
          <table:table-cell table:style-name="ce20" table:formula="of:=([lf.H304]^2-[lf.$B$42]^2+[lf.$B$43]^2)/(2*[lf.H304])" office:value-type="float" office:value="6.85556674953437" calcext:value-type="float">
            <text:p>6,85556674953437</text:p>
          </table:table-cell>
          <table:table-cell table:style-name="ce20" table:formula="of:=ACOS([lf.I304]/[lf.$B$43])" office:value-type="float" office:value="1.2209235044363" calcext:value-type="float">
            <text:p>1,2209235044363</text:p>
          </table:table-cell>
          <table:table-cell table:style-name="ce20" table:formula="of:=ASIN([lf.F304]/[lf.H304])" office:value-type="float" office:value="0.562909478145117" calcext:value-type="float">
            <text:p>0,562909478145117</text:p>
          </table:table-cell>
          <table:table-cell table:style-name="ce20" table:formula="of:=IF(0.5*PI()+[lf.$B$9]&gt;[lf.K304];1;-1)" office:value-type="float" office:value="1" calcext:value-type="float">
            <text:p>1</text:p>
          </table:table-cell>
          <table:table-cell table:style-name="ce17" table:formula="of:=0.5*PI()-([lf.J304]*[lf.L304]+[lf.K304])" office:value-type="float" office:value="-0.213036655786516" calcext:value-type="float">
            <text:p>-0,213036655786516</text:p>
          </table:table-cell>
          <table:table-cell table:style-name="ce17" table:formula="of:=-[lf.M304]-[lf.$B$8]" office:value-type="float" office:value="-0.13602919461235" calcext:value-type="float">
            <text:p>-0,13602919461235</text:p>
          </table:table-cell>
          <table:table-cell table:number-columns-repeated="1010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lf.A305]*analyze_resolution" office:value-type="float" office:value="11.1" calcext:value-type="float">
            <text:p>11,1</text:p>
          </table:table-cell>
          <table:table-cell table:style-name="ce20" table:formula="of:=-RADIANS([lf.B305])" office:value-type="float" office:value="-0.193731546971371" calcext:value-type="float">
            <text:p>-0,193731546971371</text:p>
          </table:table-cell>
          <table:table-cell table:style-name="ce20" table:formula="of:=COS([lf.$B$6])*servo_saver_arm_length*COS([lf.C305])-SIN([lf.$B$6])*servo_saver_arm_length*SIN([lf.C305])+[lf.$B$24]" office:value-type="float" office:value="358.700682623876" calcext:value-type="float">
            <text:p>358,700682623876</text:p>
          </table:table-cell>
          <table:table-cell table:style-name="ce20" table:formula="of:=COS([lf.$B$6])*servo_saver_arm_length*SIN([lf.C305])+SIN([lf.$B$6])*servo_saver_arm_length*COS([lf.C305])+[lf.$C$24]" office:value-type="float" office:value="-3.08035146441452" calcext:value-type="float">
            <text:p>-3,08035146441452</text:p>
          </table:table-cell>
          <table:table-cell table:style-name="ce20" table:formula="of:=[$lf.D305]-[$lf.$B$14]" office:value-type="float" office:value="58.7006826238759" calcext:value-type="float">
            <text:p>58,7006826238759</text:p>
          </table:table-cell>
          <table:table-cell table:style-name="ce20" table:formula="of:=[lf.E305]-[$lf.$C$14]" office:value-type="float" office:value="-93.0803514644145" calcext:value-type="float">
            <text:p>-93,0803514644145</text:p>
          </table:table-cell>
          <table:table-cell table:style-name="ce11" table:formula="of:=SQRT([lf.F305]^2+[lf.G305]^2)" office:value-type="float" office:value="110.0441818964" calcext:value-type="float">
            <text:p>110,0441818964</text:p>
          </table:table-cell>
          <table:table-cell table:style-name="ce20" table:formula="of:=([lf.H305]^2-[lf.$B$42]^2+[lf.$B$43]^2)/(2*[lf.H305])" office:value-type="float" office:value="6.88416239832053" calcext:value-type="float">
            <text:p>6,88416239832053</text:p>
          </table:table-cell>
          <table:table-cell table:style-name="ce20" table:formula="of:=ACOS([lf.I305]/[lf.$B$43])" office:value-type="float" office:value="1.21940109077772" calcext:value-type="float">
            <text:p>1,21940109077772</text:p>
          </table:table-cell>
          <table:table-cell table:style-name="ce20" table:formula="of:=ASIN([lf.F305]/[lf.H305])" office:value-type="float" office:value="0.562648533645831" calcext:value-type="float">
            <text:p>0,562648533645831</text:p>
          </table:table-cell>
          <table:table-cell table:style-name="ce20" table:formula="of:=IF(0.5*PI()+[lf.$B$9]&gt;[lf.K305];1;-1)" office:value-type="float" office:value="1" calcext:value-type="float">
            <text:p>1</text:p>
          </table:table-cell>
          <table:table-cell table:style-name="ce17" table:formula="of:=0.5*PI()-([lf.J305]*[lf.L305]+[lf.K305])" office:value-type="float" office:value="-0.211253297628655" calcext:value-type="float">
            <text:p>-0,211253297628655</text:p>
          </table:table-cell>
          <table:table-cell table:style-name="ce17" table:formula="of:=-[lf.M305]-[lf.$B$8]" office:value-type="float" office:value="-0.13781255277021" calcext:value-type="float">
            <text:p>-0,13781255277021</text:p>
          </table:table-cell>
          <table:table-cell table:number-columns-repeated="1010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lf.A306]*analyze_resolution" office:value-type="float" office:value="11.25" calcext:value-type="float">
            <text:p>11,25</text:p>
          </table:table-cell>
          <table:table-cell table:style-name="ce20" table:formula="of:=-RADIANS([lf.B306])" office:value-type="float" office:value="-0.196349540849362" calcext:value-type="float">
            <text:p>-0,196349540849362</text:p>
          </table:table-cell>
          <table:table-cell table:style-name="ce20" table:formula="of:=COS([lf.$B$6])*servo_saver_arm_length*COS([lf.C306])-SIN([lf.$B$6])*servo_saver_arm_length*SIN([lf.C306])+[lf.$B$24]" office:value-type="float" office:value="358.692564486452" calcext:value-type="float">
            <text:p>358,692564486452</text:p>
          </table:table-cell>
          <table:table-cell table:style-name="ce20" table:formula="of:=COS([lf.$B$6])*servo_saver_arm_length*SIN([lf.C306])+SIN([lf.$B$6])*servo_saver_arm_length*COS([lf.C306])+[lf.$C$24]" office:value-type="float" office:value="-3.12144515225805" calcext:value-type="float">
            <text:p>-3,12144515225805</text:p>
          </table:table-cell>
          <table:table-cell table:style-name="ce20" table:formula="of:=[$lf.D306]-[$lf.$B$14]" office:value-type="float" office:value="58.6925644864517" calcext:value-type="float">
            <text:p>58,6925644864517</text:p>
          </table:table-cell>
          <table:table-cell table:style-name="ce20" table:formula="of:=[lf.E306]-[$lf.$C$14]" office:value-type="float" office:value="-93.1214451522581" calcext:value-type="float">
            <text:p>-93,1214451522581</text:p>
          </table:table-cell>
          <table:table-cell table:style-name="ce11" table:formula="of:=SQRT([lf.F306]^2+[lf.G306]^2)" office:value-type="float" office:value="110.074614118067" calcext:value-type="float">
            <text:p>110,074614118067</text:p>
          </table:table-cell>
          <table:table-cell table:style-name="ce20" table:formula="of:=([lf.H306]^2-[lf.$B$42]^2+[lf.$B$43]^2)/(2*[lf.H306])" office:value-type="float" office:value="6.91268715551125" calcext:value-type="float">
            <text:p>6,91268715551125</text:p>
          </table:table-cell>
          <table:table-cell table:style-name="ce20" table:formula="of:=ACOS([lf.I306]/[lf.$B$43])" office:value-type="float" office:value="1.21788160431999" calcext:value-type="float">
            <text:p>1,21788160431999</text:p>
          </table:table-cell>
          <table:table-cell table:style-name="ce20" table:formula="of:=ASIN([lf.F306]/[lf.H306])" office:value-type="float" office:value="0.562387008993178" calcext:value-type="float">
            <text:p>0,562387008993178</text:p>
          </table:table-cell>
          <table:table-cell table:style-name="ce20" table:formula="of:=IF(0.5*PI()+[lf.$B$9]&gt;[lf.K306];1;-1)" office:value-type="float" office:value="1" calcext:value-type="float">
            <text:p>1</text:p>
          </table:table-cell>
          <table:table-cell table:style-name="ce17" table:formula="of:=0.5*PI()-([lf.J306]*[lf.L306]+[lf.K306])" office:value-type="float" office:value="-0.209472286518275" calcext:value-type="float">
            <text:p>-0,209472286518275</text:p>
          </table:table-cell>
          <table:table-cell table:style-name="ce17" table:formula="of:=-[lf.M306]-[lf.$B$8]" office:value-type="float" office:value="-0.139593563880591" calcext:value-type="float">
            <text:p>-0,139593563880591</text:p>
          </table:table-cell>
          <table:table-cell table:number-columns-repeated="1010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lf.A307]*analyze_resolution" office:value-type="float" office:value="11.4" calcext:value-type="float">
            <text:p>11,4</text:p>
          </table:table-cell>
          <table:table-cell table:style-name="ce20" table:formula="of:=-RADIANS([lf.B307])" office:value-type="float" office:value="-0.198967534727354" calcext:value-type="float">
            <text:p>-0,198967534727354</text:p>
          </table:table-cell>
          <table:table-cell table:style-name="ce20" table:formula="of:=COS([lf.$B$6])*servo_saver_arm_length*COS([lf.C307])-SIN([lf.$B$6])*servo_saver_arm_length*SIN([lf.C307])+[lf.$B$24]" office:value-type="float" office:value="358.684338793948" calcext:value-type="float">
            <text:p>358,684338793948</text:p>
          </table:table-cell>
          <table:table-cell table:style-name="ce20" table:formula="of:=COS([lf.$B$6])*servo_saver_arm_length*SIN([lf.C307])+SIN([lf.$B$6])*servo_saver_arm_length*COS([lf.C307])+[lf.$C$24]" office:value-type="float" office:value="-3.16251744606602" calcext:value-type="float">
            <text:p>-3,16251744606602</text:p>
          </table:table-cell>
          <table:table-cell table:style-name="ce20" table:formula="of:=[$lf.D307]-[$lf.$B$14]" office:value-type="float" office:value="58.6843387939476" calcext:value-type="float">
            <text:p>58,6843387939476</text:p>
          </table:table-cell>
          <table:table-cell table:style-name="ce20" table:formula="of:=[lf.E307]-[$lf.$C$14]" office:value-type="float" office:value="-93.162517446066" calcext:value-type="float">
            <text:p>-93,162517446066</text:p>
          </table:table-cell>
          <table:table-cell table:style-name="ce11" table:formula="of:=SQRT([lf.F307]^2+[lf.G307]^2)" office:value-type="float" office:value="110.104978436814" calcext:value-type="float">
            <text:p>110,104978436814</text:p>
          </table:table-cell>
          <table:table-cell table:style-name="ce20" table:formula="of:=([lf.H307]^2-[lf.$B$42]^2+[lf.$B$43]^2)/(2*[lf.H307])" office:value-type="float" office:value="6.94114093365393" calcext:value-type="float">
            <text:p>6,94114093365393</text:p>
          </table:table-cell>
          <table:table-cell table:style-name="ce20" table:formula="of:=ACOS([lf.I307]/[lf.$B$43])" office:value-type="float" office:value="1.21636505112182" calcext:value-type="float">
            <text:p>1,21636505112182</text:p>
          </table:table-cell>
          <table:table-cell table:style-name="ce20" table:formula="of:=ASIN([lf.F307]/[lf.H307])" office:value-type="float" office:value="0.562124905958736" calcext:value-type="float">
            <text:p>0,562124905958736</text:p>
          </table:table-cell>
          <table:table-cell table:style-name="ce20" table:formula="of:=IF(0.5*PI()+[lf.$B$9]&gt;[lf.K307];1;-1)" office:value-type="float" office:value="1" calcext:value-type="float">
            <text:p>1</text:p>
          </table:table-cell>
          <table:table-cell table:style-name="ce17" table:formula="of:=0.5*PI()-([lf.J307]*[lf.L307]+[lf.K307])" office:value-type="float" office:value="-0.207693630285657" calcext:value-type="float">
            <text:p>-0,207693630285657</text:p>
          </table:table-cell>
          <table:table-cell table:style-name="ce17" table:formula="of:=-[lf.M307]-[lf.$B$8]" office:value-type="float" office:value="-0.141372220113209" calcext:value-type="float">
            <text:p>-0,141372220113209</text:p>
          </table:table-cell>
          <table:table-cell table:number-columns-repeated="1010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lf.A308]*analyze_resolution" office:value-type="float" office:value="11.55" calcext:value-type="float">
            <text:p>11,55</text:p>
          </table:table-cell>
          <table:table-cell table:style-name="ce20" table:formula="of:=-RADIANS([lf.B308])" office:value-type="float" office:value="-0.201585528605345" calcext:value-type="float">
            <text:p>-0,201585528605345</text:p>
          </table:table-cell>
          <table:table-cell table:style-name="ce20" table:formula="of:=COS([lf.$B$6])*servo_saver_arm_length*COS([lf.C308])-SIN([lf.$B$6])*servo_saver_arm_length*SIN([lf.C308])+[lf.$B$24]" office:value-type="float" office:value="358.676005602741" calcext:value-type="float">
            <text:p>358,676005602741</text:p>
          </table:table-cell>
          <table:table-cell table:style-name="ce20" table:formula="of:=COS([lf.$B$6])*servo_saver_arm_length*SIN([lf.C308])+SIN([lf.$B$6])*servo_saver_arm_length*COS([lf.C308])+[lf.$C$24]" office:value-type="float" office:value="-3.20356806433351" calcext:value-type="float">
            <text:p>-3,20356806433351</text:p>
          </table:table-cell>
          <table:table-cell table:style-name="ce20" table:formula="of:=[$lf.D308]-[$lf.$B$14]" office:value-type="float" office:value="58.6760056027415" calcext:value-type="float">
            <text:p>58,6760056027415</text:p>
          </table:table-cell>
          <table:table-cell table:style-name="ce20" table:formula="of:=[lf.E308]-[$lf.$C$14]" office:value-type="float" office:value="-93.2035680643335" calcext:value-type="float">
            <text:p>-93,2035680643335</text:p>
          </table:table-cell>
          <table:table-cell table:style-name="ce11" table:formula="of:=SQRT([lf.F308]^2+[lf.G308]^2)" office:value-type="float" office:value="110.135274700778" calcext:value-type="float">
            <text:p>110,135274700778</text:p>
          </table:table-cell>
          <table:table-cell table:style-name="ce20" table:formula="of:=([lf.H308]^2-[lf.$B$42]^2+[lf.$B$43]^2)/(2*[lf.H308])" office:value-type="float" office:value="6.96952364566671" calcext:value-type="float">
            <text:p>6,96952364566671</text:p>
          </table:table-cell>
          <table:table-cell table:style-name="ce20" table:formula="of:=ACOS([lf.I308]/[lf.$B$43])" office:value-type="float" office:value="1.21485143726873" calcext:value-type="float">
            <text:p>1,21485143726873</text:p>
          </table:table-cell>
          <table:table-cell table:style-name="ce20" table:formula="of:=ASIN([lf.F308]/[lf.H308])" office:value-type="float" office:value="0.561862226313234" calcext:value-type="float">
            <text:p>0,561862226313234</text:p>
          </table:table-cell>
          <table:table-cell table:style-name="ce20" table:formula="of:=IF(0.5*PI()+[lf.$B$9]&gt;[lf.K308];1;-1)" office:value-type="float" office:value="1" calcext:value-type="float">
            <text:p>1</text:p>
          </table:table-cell>
          <table:table-cell table:style-name="ce17" table:formula="of:=0.5*PI()-([lf.J308]*[lf.L308]+[lf.K308])" office:value-type="float" office:value="-0.205917336787067" calcext:value-type="float">
            <text:p>-0,205917336787067</text:p>
          </table:table-cell>
          <table:table-cell table:style-name="ce17" table:formula="of:=-[lf.M308]-[lf.$B$8]" office:value-type="float" office:value="-0.143148513611798" calcext:value-type="float">
            <text:p>-0,143148513611798</text:p>
          </table:table-cell>
          <table:table-cell table:number-columns-repeated="1010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lf.A309]*analyze_resolution" office:value-type="float" office:value="11.7" calcext:value-type="float">
            <text:p>11,7</text:p>
          </table:table-cell>
          <table:table-cell table:style-name="ce20" table:formula="of:=-RADIANS([lf.B309])" office:value-type="float" office:value="-0.204203522483336" calcext:value-type="float">
            <text:p>-0,204203522483336</text:p>
          </table:table-cell>
          <table:table-cell table:style-name="ce20" table:formula="of:=COS([lf.$B$6])*servo_saver_arm_length*COS([lf.C309])-SIN([lf.$B$6])*servo_saver_arm_length*SIN([lf.C309])+[lf.$B$24]" office:value-type="float" office:value="358.667564969948" calcext:value-type="float">
            <text:p>358,667564969948</text:p>
          </table:table-cell>
          <table:table-cell table:style-name="ce20" table:formula="of:=COS([lf.$B$6])*servo_saver_arm_length*SIN([lf.C309])+SIN([lf.$B$6])*servo_saver_arm_length*COS([lf.C309])+[lf.$C$24]" office:value-type="float" office:value="-3.2445967257042" calcext:value-type="float">
            <text:p>-3,2445967257042</text:p>
          </table:table-cell>
          <table:table-cell table:style-name="ce20" table:formula="of:=[$lf.D309]-[$lf.$B$14]" office:value-type="float" office:value="58.6675649699483" calcext:value-type="float">
            <text:p>58,6675649699483</text:p>
          </table:table-cell>
          <table:table-cell table:style-name="ce20" table:formula="of:=[lf.E309]-[$lf.$C$14]" office:value-type="float" office:value="-93.2445967257042" calcext:value-type="float">
            <text:p>-93,2445967257042</text:p>
          </table:table-cell>
          <table:table-cell table:style-name="ce11" table:formula="of:=SQRT([lf.F309]^2+[lf.G309]^2)" office:value-type="float" office:value="110.165502758542" calcext:value-type="float">
            <text:p>110,165502758542</text:p>
          </table:table-cell>
          <table:table-cell table:style-name="ce20" table:formula="of:=([lf.H309]^2-[lf.$B$42]^2+[lf.$B$43]^2)/(2*[lf.H309])" office:value-type="float" office:value="6.99783520483728" calcext:value-type="float">
            <text:p>6,99783520483728</text:p>
          </table:table-cell>
          <table:table-cell table:style-name="ce20" table:formula="of:=ACOS([lf.I309]/[lf.$B$43])" office:value-type="float" office:value="1.21334076887309" calcext:value-type="float">
            <text:p>1,21334076887309</text:p>
          </table:table-cell>
          <table:table-cell table:style-name="ce20" table:formula="of:=ASIN([lf.F309]/[lf.H309])" office:value-type="float" office:value="0.561598971826552" calcext:value-type="float">
            <text:p>0,561598971826552</text:p>
          </table:table-cell>
          <table:table-cell table:style-name="ce20" table:formula="of:=IF(0.5*PI()+[lf.$B$9]&gt;[lf.K309];1;-1)" office:value-type="float" office:value="1" calcext:value-type="float">
            <text:p>1</text:p>
          </table:table-cell>
          <table:table-cell table:style-name="ce17" table:formula="of:=0.5*PI()-([lf.J309]*[lf.L309]+[lf.K309])" office:value-type="float" office:value="-0.204143413904742" calcext:value-type="float">
            <text:p>-0,204143413904742</text:p>
          </table:table-cell>
          <table:table-cell table:style-name="ce17" table:formula="of:=-[lf.M309]-[lf.$B$8]" office:value-type="float" office:value="-0.144922436494124" calcext:value-type="float">
            <text:p>-0,144922436494124</text:p>
          </table:table-cell>
          <table:table-cell table:number-columns-repeated="1010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lf.A310]*analyze_resolution" office:value-type="float" office:value="11.85" calcext:value-type="float">
            <text:p>11,85</text:p>
          </table:table-cell>
          <table:table-cell table:style-name="ce20" table:formula="of:=-RADIANS([lf.B310])" office:value-type="float" office:value="-0.206821516361328" calcext:value-type="float">
            <text:p>-0,206821516361328</text:p>
          </table:table-cell>
          <table:table-cell table:style-name="ce20" table:formula="of:=COS([lf.$B$6])*servo_saver_arm_length*COS([lf.C310])-SIN([lf.$B$6])*servo_saver_arm_length*SIN([lf.C310])+[lf.$B$24]" office:value-type="float" office:value="358.659016953419" calcext:value-type="float">
            <text:p>358,659016953419</text:p>
          </table:table-cell>
          <table:table-cell table:style-name="ce20" table:formula="of:=COS([lf.$B$6])*servo_saver_arm_length*SIN([lf.C310])+SIN([lf.$B$6])*servo_saver_arm_length*COS([lf.C310])+[lf.$C$24]" office:value-type="float" office:value="-3.28560314897222" calcext:value-type="float">
            <text:p>-3,28560314897222</text:p>
          </table:table-cell>
          <table:table-cell table:style-name="ce20" table:formula="of:=[$lf.D310]-[$lf.$B$14]" office:value-type="float" office:value="58.659016953419" calcext:value-type="float">
            <text:p>58,659016953419</text:p>
          </table:table-cell>
          <table:table-cell table:style-name="ce20" table:formula="of:=[lf.E310]-[$lf.$C$14]" office:value-type="float" office:value="-93.2856031489722" calcext:value-type="float">
            <text:p>-93,2856031489722</text:p>
          </table:table-cell>
          <table:table-cell table:style-name="ce11" table:formula="of:=SQRT([lf.F310]^2+[lf.G310]^2)" office:value-type="float" office:value="110.195662459141" calcext:value-type="float">
            <text:p>110,195662459141</text:p>
          </table:table-cell>
          <table:table-cell table:style-name="ce20" table:formula="of:=([lf.H310]^2-[lf.$B$42]^2+[lf.$B$43]^2)/(2*[lf.H310])" office:value-type="float" office:value="7.02607552482168" calcext:value-type="float">
            <text:p>7,02607552482168</text:p>
          </table:table-cell>
          <table:table-cell table:style-name="ce20" table:formula="of:=ACOS([lf.I310]/[lf.$B$43])" office:value-type="float" office:value="1.21183305207404" calcext:value-type="float">
            <text:p>1,21183305207404</text:p>
          </table:table-cell>
          <table:table-cell table:style-name="ce20" table:formula="of:=ASIN([lf.F310]/[lf.H310])" office:value-type="float" office:value="0.561335144267717" calcext:value-type="float">
            <text:p>0,561335144267717</text:p>
          </table:table-cell>
          <table:table-cell table:style-name="ce20" table:formula="of:=IF(0.5*PI()+[lf.$B$9]&gt;[lf.K310];1;-1)" office:value-type="float" office:value="1" calcext:value-type="float">
            <text:p>1</text:p>
          </table:table-cell>
          <table:table-cell table:style-name="ce17" table:formula="of:=0.5*PI()-([lf.J310]*[lf.L310]+[lf.K310])" office:value-type="float" office:value="-0.202371869546864" calcext:value-type="float">
            <text:p>-0,202371869546864</text:p>
          </table:table-cell>
          <table:table-cell table:style-name="ce17" table:formula="of:=-[lf.M310]-[lf.$B$8]" office:value-type="float" office:value="-0.146693980852002" calcext:value-type="float">
            <text:p>-0,146693980852002</text:p>
          </table:table-cell>
          <table:table-cell table:number-columns-repeated="1010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lf.A311]*analyze_resolution" office:value-type="float" office:value="12" calcext:value-type="float">
            <text:p>12</text:p>
          </table:table-cell>
          <table:table-cell table:style-name="ce20" table:formula="of:=-RADIANS([lf.B311])" office:value-type="float" office:value="-0.20943951023932" calcext:value-type="float">
            <text:p>-0,20943951023932</text:p>
          </table:table-cell>
          <table:table-cell table:style-name="ce20" table:formula="of:=COS([lf.$B$6])*servo_saver_arm_length*COS([lf.C311])-SIN([lf.$B$6])*servo_saver_arm_length*SIN([lf.C311])+[lf.$B$24]" office:value-type="float" office:value="358.650361611741" calcext:value-type="float">
            <text:p>358,650361611741</text:p>
          </table:table-cell>
          <table:table-cell table:style-name="ce20" table:formula="of:=COS([lf.$B$6])*servo_saver_arm_length*SIN([lf.C311])+SIN([lf.$B$6])*servo_saver_arm_length*COS([lf.C311])+[lf.$C$24]" office:value-type="float" office:value="-3.32658705308415" calcext:value-type="float">
            <text:p>-3,32658705308415</text:p>
          </table:table-cell>
          <table:table-cell table:style-name="ce20" table:formula="of:=[$lf.D311]-[$lf.$B$14]" office:value-type="float" office:value="58.6503616117409" calcext:value-type="float">
            <text:p>58,6503616117409</text:p>
          </table:table-cell>
          <table:table-cell table:style-name="ce20" table:formula="of:=[lf.E311]-[$lf.$C$14]" office:value-type="float" office:value="-93.3265870530842" calcext:value-type="float">
            <text:p>-93,3265870530842</text:p>
          </table:table-cell>
          <table:table-cell table:style-name="ce11" table:formula="of:=SQRT([lf.F311]^2+[lf.G311]^2)" office:value-type="float" office:value="110.225753652061" calcext:value-type="float">
            <text:p>110,225753652061</text:p>
          </table:table-cell>
          <table:table-cell table:style-name="ce20" table:formula="of:=([lf.H311]^2-[lf.$B$42]^2+[lf.$B$43]^2)/(2*[lf.H311])" office:value-type="float" office:value="7.05424451964327" calcext:value-type="float">
            <text:p>7,05424451964327</text:p>
          </table:table-cell>
          <table:table-cell table:style-name="ce20" table:formula="of:=ACOS([lf.I311]/[lf.$B$43])" office:value-type="float" office:value="1.21032829303754" calcext:value-type="float">
            <text:p>1,21032829303754</text:p>
          </table:table-cell>
          <table:table-cell table:style-name="ce20" table:formula="of:=ASIN([lf.F311]/[lf.H311])" office:value-type="float" office:value="0.561070745404901" calcext:value-type="float">
            <text:p>0,561070745404901</text:p>
          </table:table-cell>
          <table:table-cell table:style-name="ce20" table:formula="of:=IF(0.5*PI()+[lf.$B$9]&gt;[lf.K311];1;-1)" office:value-type="float" office:value="1" calcext:value-type="float">
            <text:p>1</text:p>
          </table:table-cell>
          <table:table-cell table:style-name="ce17" table:formula="of:=0.5*PI()-([lf.J311]*[lf.L311]+[lf.K311])" office:value-type="float" office:value="-0.200602711647542" calcext:value-type="float">
            <text:p>-0,200602711647542</text:p>
          </table:table-cell>
          <table:table-cell table:style-name="ce17" table:formula="of:=-[lf.M311]-[lf.$B$8]" office:value-type="float" office:value="-0.148463138751324" calcext:value-type="float">
            <text:p>-0,148463138751324</text:p>
          </table:table-cell>
          <table:table-cell table:number-columns-repeated="1010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lf.A312]*analyze_resolution" office:value-type="float" office:value="12.15" calcext:value-type="float">
            <text:p>12,15</text:p>
          </table:table-cell>
          <table:table-cell table:style-name="ce20" table:formula="of:=-RADIANS([lf.B312])" office:value-type="float" office:value="-0.212057504117311" calcext:value-type="float">
            <text:p>-0,212057504117311</text:p>
          </table:table-cell>
          <table:table-cell table:style-name="ce20" table:formula="of:=COS([lf.$B$6])*servo_saver_arm_length*COS([lf.C312])-SIN([lf.$B$6])*servo_saver_arm_length*SIN([lf.C312])+[lf.$B$24]" office:value-type="float" office:value="358.641599004237" calcext:value-type="float">
            <text:p>358,641599004237</text:p>
          </table:table-cell>
          <table:table-cell table:style-name="ce20" table:formula="of:=COS([lf.$B$6])*servo_saver_arm_length*SIN([lf.C312])+SIN([lf.$B$6])*servo_saver_arm_length*COS([lf.C312])+[lf.$C$24]" office:value-type="float" office:value="-3.36754815714089" calcext:value-type="float">
            <text:p>-3,36754815714089</text:p>
          </table:table-cell>
          <table:table-cell table:style-name="ce20" table:formula="of:=[$lf.D312]-[$lf.$B$14]" office:value-type="float" office:value="58.6415990042366" calcext:value-type="float">
            <text:p>58,6415990042366</text:p>
          </table:table-cell>
          <table:table-cell table:style-name="ce20" table:formula="of:=[lf.E312]-[$lf.$C$14]" office:value-type="float" office:value="-93.3675481571409" calcext:value-type="float">
            <text:p>-93,3675481571409</text:p>
          </table:table-cell>
          <table:table-cell table:style-name="ce11" table:formula="of:=SQRT([lf.F312]^2+[lf.G312]^2)" office:value-type="float" office:value="110.255776187235" calcext:value-type="float">
            <text:p>110,255776187235</text:p>
          </table:table-cell>
          <table:table-cell table:style-name="ce20" table:formula="of:=([lf.H312]^2-[lf.$B$42]^2+[lf.$B$43]^2)/(2*[lf.H312])" office:value-type="float" office:value="7.08234210369133" calcext:value-type="float">
            <text:p>7,08234210369133</text:p>
          </table:table-cell>
          <table:table-cell table:style-name="ce20" table:formula="of:=ACOS([lf.I312]/[lf.$B$43])" office:value-type="float" office:value="1.20882649795628" calcext:value-type="float">
            <text:p>1,20882649795628</text:p>
          </table:table-cell>
          <table:table-cell table:style-name="ce20" table:formula="of:=ASIN([lf.F312]/[lf.H312])" office:value-type="float" office:value="0.560805777005415" calcext:value-type="float">
            <text:p>0,560805777005415</text:p>
          </table:table-cell>
          <table:table-cell table:style-name="ce20" table:formula="of:=IF(0.5*PI()+[lf.$B$9]&gt;[lf.K312];1;-1)" office:value-type="float" office:value="1" calcext:value-type="float">
            <text:p>1</text:p>
          </table:table-cell>
          <table:table-cell table:style-name="ce17" table:formula="of:=0.5*PI()-([lf.J312]*[lf.L312]+[lf.K312])" office:value-type="float" office:value="-0.1988359481668" calcext:value-type="float">
            <text:p>-0,1988359481668</text:p>
          </table:table-cell>
          <table:table-cell table:style-name="ce17" table:formula="of:=-[lf.M312]-[lf.$B$8]" office:value-type="float" office:value="-0.150229902232066" calcext:value-type="float">
            <text:p>-0,150229902232066</text:p>
          </table:table-cell>
          <table:table-cell table:number-columns-repeated="1010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lf.A313]*analyze_resolution" office:value-type="float" office:value="12.3" calcext:value-type="float">
            <text:p>12,3</text:p>
          </table:table-cell>
          <table:table-cell table:style-name="ce20" table:formula="of:=-RADIANS([lf.B313])" office:value-type="float" office:value="-0.214675497995302" calcext:value-type="float">
            <text:p>-0,214675497995302</text:p>
          </table:table-cell>
          <table:table-cell table:style-name="ce20" table:formula="of:=COS([lf.$B$6])*servo_saver_arm_length*COS([lf.C313])-SIN([lf.$B$6])*servo_saver_arm_length*SIN([lf.C313])+[lf.$B$24]" office:value-type="float" office:value="358.632729190964" calcext:value-type="float">
            <text:p>358,632729190964</text:p>
          </table:table-cell>
          <table:table-cell table:style-name="ce20" table:formula="of:=COS([lf.$B$6])*servo_saver_arm_length*SIN([lf.C313])+SIN([lf.$B$6])*servo_saver_arm_length*COS([lf.C313])+[lf.$C$24]" office:value-type="float" office:value="-3.40848618039962" calcext:value-type="float">
            <text:p>-3,40848618039962</text:p>
          </table:table-cell>
          <table:table-cell table:style-name="ce20" table:formula="of:=[$lf.D313]-[$lf.$B$14]" office:value-type="float" office:value="58.6327291909642" calcext:value-type="float">
            <text:p>58,6327291909642</text:p>
          </table:table-cell>
          <table:table-cell table:style-name="ce20" table:formula="of:=[lf.E313]-[$lf.$C$14]" office:value-type="float" office:value="-93.4084861803996" calcext:value-type="float">
            <text:p>-93,4084861803996</text:p>
          </table:table-cell>
          <table:table-cell table:style-name="ce11" table:formula="of:=SQRT([lf.F313]^2+[lf.G313]^2)" office:value-type="float" office:value="110.285729915048" calcext:value-type="float">
            <text:p>110,285729915048</text:p>
          </table:table-cell>
          <table:table-cell table:style-name="ce20" table:formula="of:=([lf.H313]^2-[lf.$B$42]^2+[lf.$B$43]^2)/(2*[lf.H313])" office:value-type="float" office:value="7.11036819172016" calcext:value-type="float">
            <text:p>7,11036819172016</text:p>
          </table:table-cell>
          <table:table-cell table:style-name="ce20" table:formula="of:=ACOS([lf.I313]/[lf.$B$43])" office:value-type="float" office:value="1.20732767304973" calcext:value-type="float">
            <text:p>1,20732767304973</text:p>
          </table:table-cell>
          <table:table-cell table:style-name="ce20" table:formula="of:=ASIN([lf.F313]/[lf.H313])" office:value-type="float" office:value="0.560540240835711" calcext:value-type="float">
            <text:p>0,560540240835711</text:p>
          </table:table-cell>
          <table:table-cell table:style-name="ce20" table:formula="of:=IF(0.5*PI()+[lf.$B$9]&gt;[lf.K313];1;-1)" office:value-type="float" office:value="1" calcext:value-type="float">
            <text:p>1</text:p>
          </table:table-cell>
          <table:table-cell table:style-name="ce17" table:formula="of:=0.5*PI()-([lf.J313]*[lf.L313]+[lf.K313])" office:value-type="float" office:value="-0.19707158709054" calcext:value-type="float">
            <text:p>-0,19707158709054</text:p>
          </table:table-cell>
          <table:table-cell table:style-name="ce17" table:formula="of:=-[lf.M313]-[lf.$B$8]" office:value-type="float" office:value="-0.151994263308326" calcext:value-type="float">
            <text:p>-0,151994263308326</text:p>
          </table:table-cell>
          <table:table-cell table:number-columns-repeated="1010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lf.A314]*analyze_resolution" office:value-type="float" office:value="12.45" calcext:value-type="float">
            <text:p>12,45</text:p>
          </table:table-cell>
          <table:table-cell table:style-name="ce20" table:formula="of:=-RADIANS([lf.B314])" office:value-type="float" office:value="-0.217293491873294" calcext:value-type="float">
            <text:p>-0,217293491873294</text:p>
          </table:table-cell>
          <table:table-cell table:style-name="ce20" table:formula="of:=COS([lf.$B$6])*servo_saver_arm_length*COS([lf.C314])-SIN([lf.$B$6])*servo_saver_arm_length*SIN([lf.C314])+[lf.$B$24]" office:value-type="float" office:value="358.623752232716" calcext:value-type="float">
            <text:p>358,623752232716</text:p>
          </table:table-cell>
          <table:table-cell table:style-name="ce20" table:formula="of:=COS([lf.$B$6])*servo_saver_arm_length*SIN([lf.C314])+SIN([lf.$B$6])*servo_saver_arm_length*COS([lf.C314])+[lf.$C$24]" office:value-type="float" office:value="-3.44940084227573" calcext:value-type="float">
            <text:p>-3,44940084227573</text:p>
          </table:table-cell>
          <table:table-cell table:style-name="ce20" table:formula="of:=[$lf.D314]-[$lf.$B$14]" office:value-type="float" office:value="58.6237522327163" calcext:value-type="float">
            <text:p>58,6237522327163</text:p>
          </table:table-cell>
          <table:table-cell table:style-name="ce20" table:formula="of:=[lf.E314]-[$lf.$C$14]" office:value-type="float" office:value="-93.4494008422757" calcext:value-type="float">
            <text:p>-93,4494008422757</text:p>
          </table:table-cell>
          <table:table-cell table:style-name="ce11" table:formula="of:=SQRT([lf.F314]^2+[lf.G314]^2)" office:value-type="float" office:value="110.315614686332" calcext:value-type="float">
            <text:p>110,315614686332</text:p>
          </table:table-cell>
          <table:table-cell table:style-name="ce20" table:formula="of:=([lf.H314]^2-[lf.$B$42]^2+[lf.$B$43]^2)/(2*[lf.H314])" office:value-type="float" office:value="7.13832269884775" calcext:value-type="float">
            <text:p>7,13832269884775</text:p>
          </table:table-cell>
          <table:table-cell table:style-name="ce20" table:formula="of:=ACOS([lf.I314]/[lf.$B$43])" office:value-type="float" office:value="1.20583182456405" calcext:value-type="float">
            <text:p>1,20583182456405</text:p>
          </table:table-cell>
          <table:table-cell table:style-name="ce20" table:formula="of:=ASIN([lf.F314]/[lf.H314])" office:value-type="float" office:value="0.560274138661374" calcext:value-type="float">
            <text:p>0,560274138661374</text:p>
          </table:table-cell>
          <table:table-cell table:style-name="ce20" table:formula="of:=IF(0.5*PI()+[lf.$B$9]&gt;[lf.K314];1;-1)" office:value-type="float" office:value="1" calcext:value-type="float">
            <text:p>1</text:p>
          </table:table-cell>
          <table:table-cell table:style-name="ce17" table:formula="of:=0.5*PI()-([lf.J314]*[lf.L314]+[lf.K314])" office:value-type="float" office:value="-0.19530963643053" calcext:value-type="float">
            <text:p>-0,19530963643053</text:p>
          </table:table-cell>
          <table:table-cell table:style-name="ce17" table:formula="of:=-[lf.M314]-[lf.$B$8]" office:value-type="float" office:value="-0.153756213968336" calcext:value-type="float">
            <text:p>-0,153756213968336</text:p>
          </table:table-cell>
          <table:table-cell table:number-columns-repeated="1010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lf.A315]*analyze_resolution" office:value-type="float" office:value="12.6" calcext:value-type="float">
            <text:p>12,6</text:p>
          </table:table-cell>
          <table:table-cell table:style-name="ce20" table:formula="of:=-RADIANS([lf.B315])" office:value-type="float" office:value="-0.219911485751286" calcext:value-type="float">
            <text:p>-0,219911485751286</text:p>
          </table:table-cell>
          <table:table-cell table:style-name="ce20" table:formula="of:=COS([lf.$B$6])*servo_saver_arm_length*COS([lf.C315])-SIN([lf.$B$6])*servo_saver_arm_length*SIN([lf.C315])+[lf.$B$24]" office:value-type="float" office:value="358.61466819102" calcext:value-type="float">
            <text:p>358,61466819102</text:p>
          </table:table-cell>
          <table:table-cell table:style-name="ce20" table:formula="of:=COS([lf.$B$6])*servo_saver_arm_length*SIN([lf.C315])+SIN([lf.$B$6])*servo_saver_arm_length*COS([lf.C315])+[lf.$C$24]" office:value-type="float" office:value="-3.49029186234468" calcext:value-type="float">
            <text:p>-3,49029186234468</text:p>
          </table:table-cell>
          <table:table-cell table:style-name="ce20" table:formula="of:=[$lf.D315]-[$lf.$B$14]" office:value-type="float" office:value="58.61466819102" calcext:value-type="float">
            <text:p>58,61466819102</text:p>
          </table:table-cell>
          <table:table-cell table:style-name="ce20" table:formula="of:=[lf.E315]-[$lf.$C$14]" office:value-type="float" office:value="-93.4902918623447" calcext:value-type="float">
            <text:p>-93,4902918623447</text:p>
          </table:table-cell>
          <table:table-cell table:style-name="ce11" table:formula="of:=SQRT([lf.F315]^2+[lf.G315]^2)" office:value-type="float" office:value="110.34543035237" calcext:value-type="float">
            <text:p>110,34543035237</text:p>
          </table:table-cell>
          <table:table-cell table:style-name="ce20" table:formula="of:=([lf.H315]^2-[lf.$B$42]^2+[lf.$B$43]^2)/(2*[lf.H315])" office:value-type="float" office:value="7.16620554055472" calcext:value-type="float">
            <text:p>7,16620554055472</text:p>
          </table:table-cell>
          <table:table-cell table:style-name="ce20" table:formula="of:=ACOS([lf.I315]/[lf.$B$43])" office:value-type="float" office:value="1.20433895877215" calcext:value-type="float">
            <text:p>1,20433895877215</text:p>
          </table:table-cell>
          <table:table-cell table:style-name="ce20" table:formula="of:=ASIN([lf.F315]/[lf.H315])" office:value-type="float" office:value="0.560007472247124" calcext:value-type="float">
            <text:p>0,560007472247124</text:p>
          </table:table-cell>
          <table:table-cell table:style-name="ce20" table:formula="of:=IF(0.5*PI()+[lf.$B$9]&gt;[lf.K315];1;-1)" office:value-type="float" office:value="1" calcext:value-type="float">
            <text:p>1</text:p>
          </table:table-cell>
          <table:table-cell table:style-name="ce17" table:formula="of:=0.5*PI()-([lf.J315]*[lf.L315]+[lf.K315])" office:value-type="float" office:value="-0.193550104224375" calcext:value-type="float">
            <text:p>-0,193550104224375</text:p>
          </table:table-cell>
          <table:table-cell table:style-name="ce17" table:formula="of:=-[lf.M315]-[lf.$B$8]" office:value-type="float" office:value="-0.155515746174491" calcext:value-type="float">
            <text:p>-0,155515746174491</text:p>
          </table:table-cell>
          <table:table-cell table:number-columns-repeated="1010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lf.A316]*analyze_resolution" office:value-type="float" office:value="12.75" calcext:value-type="float">
            <text:p>12,75</text:p>
          </table:table-cell>
          <table:table-cell table:style-name="ce20" table:formula="of:=-RADIANS([lf.B316])" office:value-type="float" office:value="-0.222529479629277" calcext:value-type="float">
            <text:p>-0,222529479629277</text:p>
          </table:table-cell>
          <table:table-cell table:style-name="ce20" table:formula="of:=COS([lf.$B$6])*servo_saver_arm_length*COS([lf.C316])-SIN([lf.$B$6])*servo_saver_arm_length*SIN([lf.C316])+[lf.$B$24]" office:value-type="float" office:value="358.605477128136" calcext:value-type="float">
            <text:p>358,605477128136</text:p>
          </table:table-cell>
          <table:table-cell table:style-name="ce20" table:formula="of:=COS([lf.$B$6])*servo_saver_arm_length*SIN([lf.C316])+SIN([lf.$B$6])*servo_saver_arm_length*COS([lf.C316])+[lf.$C$24]" office:value-type="float" office:value="-3.53115896034402" calcext:value-type="float">
            <text:p>-3,53115896034402</text:p>
          </table:table-cell>
          <table:table-cell table:style-name="ce20" table:formula="of:=[$lf.D316]-[$lf.$B$14]" office:value-type="float" office:value="58.6054771281362" calcext:value-type="float">
            <text:p>58,6054771281362</text:p>
          </table:table-cell>
          <table:table-cell table:style-name="ce20" table:formula="of:=[lf.E316]-[$lf.$C$14]" office:value-type="float" office:value="-93.531158960344" calcext:value-type="float">
            <text:p>-93,531158960344</text:p>
          </table:table-cell>
          <table:table-cell table:style-name="ce11" table:formula="of:=SQRT([lf.F316]^2+[lf.G316]^2)" office:value-type="float" office:value="110.375176764894" calcext:value-type="float">
            <text:p>110,375176764894</text:p>
          </table:table-cell>
          <table:table-cell table:style-name="ce20" table:formula="of:=([lf.H316]^2-[lf.$B$42]^2+[lf.$B$43]^2)/(2*[lf.H316])" office:value-type="float" office:value="7.19401663268312" calcext:value-type="float">
            <text:p>7,19401663268312</text:p>
          </table:table-cell>
          <table:table-cell table:style-name="ce20" table:formula="of:=ACOS([lf.I316]/[lf.$B$43])" office:value-type="float" office:value="1.20284908197358" calcext:value-type="float">
            <text:p>1,20284908197358</text:p>
          </table:table-cell>
          <table:table-cell table:style-name="ce20" table:formula="of:=ASIN([lf.F316]/[lf.H316])" office:value-type="float" office:value="0.559740243356809" calcext:value-type="float">
            <text:p>0,559740243356809</text:p>
          </table:table-cell>
          <table:table-cell table:style-name="ce20" table:formula="of:=IF(0.5*PI()+[lf.$B$9]&gt;[lf.K316];1;-1)" office:value-type="float" office:value="1" calcext:value-type="float">
            <text:p>1</text:p>
          </table:table-cell>
          <table:table-cell table:style-name="ce17" table:formula="of:=0.5*PI()-([lf.J316]*[lf.L316]+[lf.K316])" office:value-type="float" office:value="-0.19179299853549" calcext:value-type="float">
            <text:p>-0,19179299853549</text:p>
          </table:table-cell>
          <table:table-cell table:style-name="ce17" table:formula="of:=-[lf.M316]-[lf.$B$8]" office:value-type="float" office:value="-0.157272851863375" calcext:value-type="float">
            <text:p>-0,157272851863375</text:p>
          </table:table-cell>
          <table:table-cell table:number-columns-repeated="1010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lf.A317]*analyze_resolution" office:value-type="float" office:value="12.9" calcext:value-type="float">
            <text:p>12,9</text:p>
          </table:table-cell>
          <table:table-cell table:style-name="ce20" table:formula="of:=-RADIANS([lf.B317])" office:value-type="float" office:value="-0.225147473507268" calcext:value-type="float">
            <text:p>-0,225147473507268</text:p>
          </table:table-cell>
          <table:table-cell table:style-name="ce20" table:formula="of:=COS([lf.$B$6])*servo_saver_arm_length*COS([lf.C317])-SIN([lf.$B$6])*servo_saver_arm_length*SIN([lf.C317])+[lf.$B$24]" office:value-type="float" office:value="358.59617910706" calcext:value-type="float">
            <text:p>358,59617910706</text:p>
          </table:table-cell>
          <table:table-cell table:style-name="ce20" table:formula="of:=COS([lf.$B$6])*servo_saver_arm_length*SIN([lf.C317])+SIN([lf.$B$6])*servo_saver_arm_length*COS([lf.C317])+[lf.$C$24]" office:value-type="float" office:value="-3.57200185617522" calcext:value-type="float">
            <text:p>-3,57200185617522</text:p>
          </table:table-cell>
          <table:table-cell table:style-name="ce20" table:formula="of:=[$lf.D317]-[$lf.$B$14]" office:value-type="float" office:value="58.5961791070595" calcext:value-type="float">
            <text:p>58,5961791070595</text:p>
          </table:table-cell>
          <table:table-cell table:style-name="ce20" table:formula="of:=[lf.E317]-[$lf.$C$14]" office:value-type="float" office:value="-93.5720018561752" calcext:value-type="float">
            <text:p>-93,5720018561752</text:p>
          </table:table-cell>
          <table:table-cell table:style-name="ce11" table:formula="of:=SQRT([lf.F317]^2+[lf.G317]^2)" office:value-type="float" office:value="110.404853776085" calcext:value-type="float">
            <text:p>110,404853776085</text:p>
          </table:table-cell>
          <table:table-cell table:style-name="ce20" table:formula="of:=([lf.H317]^2-[lf.$B$42]^2+[lf.$B$43]^2)/(2*[lf.H317])" office:value-type="float" office:value="7.22175589143535" calcext:value-type="float">
            <text:p>7,22175589143535</text:p>
          </table:table-cell>
          <table:table-cell table:style-name="ce20" table:formula="of:=ACOS([lf.I317]/[lf.$B$43])" office:value-type="float" office:value="1.20136220049457" calcext:value-type="float">
            <text:p>1,20136220049457</text:p>
          </table:table-cell>
          <table:table-cell table:style-name="ce20" table:formula="of:=ASIN([lf.F317]/[lf.H317])" office:value-type="float" office:value="0.559472453753405" calcext:value-type="float">
            <text:p>0,559472453753405</text:p>
          </table:table-cell>
          <table:table-cell table:style-name="ce20" table:formula="of:=IF(0.5*PI()+[lf.$B$9]&gt;[lf.K317];1;-1)" office:value-type="float" office:value="1" calcext:value-type="float">
            <text:p>1</text:p>
          </table:table-cell>
          <table:table-cell table:style-name="ce17" table:formula="of:=0.5*PI()-([lf.J317]*[lf.L317]+[lf.K317])" office:value-type="float" office:value="-0.190038327453077" calcext:value-type="float">
            <text:p>-0,190038327453077</text:p>
          </table:table-cell>
          <table:table-cell table:style-name="ce17" table:formula="of:=-[lf.M317]-[lf.$B$8]" office:value-type="float" office:value="-0.159027522945789" calcext:value-type="float">
            <text:p>-0,159027522945789</text:p>
          </table:table-cell>
          <table:table-cell table:number-columns-repeated="1010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lf.A318]*analyze_resolution" office:value-type="float" office:value="13.05" calcext:value-type="float">
            <text:p>13,05</text:p>
          </table:table-cell>
          <table:table-cell table:style-name="ce20" table:formula="of:=-RADIANS([lf.B318])" office:value-type="float" office:value="-0.22776546738526" calcext:value-type="float">
            <text:p>-0,22776546738526</text:p>
          </table:table-cell>
          <table:table-cell table:style-name="ce20" table:formula="of:=COS([lf.$B$6])*servo_saver_arm_length*COS([lf.C318])-SIN([lf.$B$6])*servo_saver_arm_length*SIN([lf.C318])+[lf.$B$24]" office:value-type="float" office:value="358.586774191518" calcext:value-type="float">
            <text:p>358,586774191518</text:p>
          </table:table-cell>
          <table:table-cell table:style-name="ce20" table:formula="of:=COS([lf.$B$6])*servo_saver_arm_length*SIN([lf.C318])+SIN([lf.$B$6])*servo_saver_arm_length*COS([lf.C318])+[lf.$C$24]" office:value-type="float" office:value="-3.61282026990566" calcext:value-type="float">
            <text:p>-3,61282026990566</text:p>
          </table:table-cell>
          <table:table-cell table:style-name="ce20" table:formula="of:=[$lf.D318]-[$lf.$B$14]" office:value-type="float" office:value="58.5867741915176" calcext:value-type="float">
            <text:p>58,5867741915176</text:p>
          </table:table-cell>
          <table:table-cell table:style-name="ce20" table:formula="of:=[lf.E318]-[$lf.$C$14]" office:value-type="float" office:value="-93.6128202699057" calcext:value-type="float">
            <text:p>-93,6128202699057</text:p>
          </table:table-cell>
          <table:table-cell table:style-name="ce11" table:formula="of:=SQRT([lf.F318]^2+[lf.G318]^2)" office:value-type="float" office:value="110.434461238571" calcext:value-type="float">
            <text:p>110,434461238571</text:p>
          </table:table-cell>
          <table:table-cell table:style-name="ce20" table:formula="of:=([lf.H318]^2-[lf.$B$42]^2+[lf.$B$43]^2)/(2*[lf.H318])" office:value-type="float" office:value="7.24942323337304" calcext:value-type="float">
            <text:p>7,24942323337304</text:p>
          </table:table-cell>
          <table:table-cell table:style-name="ce20" table:formula="of:=ACOS([lf.I318]/[lf.$B$43])" office:value-type="float" office:value="1.19987832068797" calcext:value-type="float">
            <text:p>1,19987832068797</text:p>
          </table:table-cell>
          <table:table-cell table:style-name="ce20" table:formula="of:=ASIN([lf.F318]/[lf.H318])" office:value-type="float" office:value="0.559204105199014" calcext:value-type="float">
            <text:p>0,559204105199014</text:p>
          </table:table-cell>
          <table:table-cell table:style-name="ce20" table:formula="of:=IF(0.5*PI()+[lf.$B$9]&gt;[lf.K318];1;-1)" office:value-type="float" office:value="1" calcext:value-type="float">
            <text:p>1</text:p>
          </table:table-cell>
          <table:table-cell table:style-name="ce17" table:formula="of:=0.5*PI()-([lf.J318]*[lf.L318]+[lf.K318])" office:value-type="float" office:value="-0.188286099092087" calcext:value-type="float">
            <text:p>-0,188286099092087</text:p>
          </table:table-cell>
          <table:table-cell table:style-name="ce17" table:formula="of:=-[lf.M318]-[lf.$B$8]" office:value-type="float" office:value="-0.160779751306779" calcext:value-type="float">
            <text:p>-0,160779751306779</text:p>
          </table:table-cell>
          <table:table-cell table:number-columns-repeated="1010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lf.A319]*analyze_resolution" office:value-type="float" office:value="13.2" calcext:value-type="float">
            <text:p>13,2</text:p>
          </table:table-cell>
          <table:table-cell table:style-name="ce20" table:formula="of:=-RADIANS([lf.B319])" office:value-type="float" office:value="-0.230383461263251" calcext:value-type="float">
            <text:p>-0,230383461263251</text:p>
          </table:table-cell>
          <table:table-cell table:style-name="ce20" table:formula="of:=COS([lf.$B$6])*servo_saver_arm_length*COS([lf.C319])-SIN([lf.$B$6])*servo_saver_arm_length*SIN([lf.C319])+[lf.$B$24]" office:value-type="float" office:value="358.577262445971" calcext:value-type="float">
            <text:p>358,577262445971</text:p>
          </table:table-cell>
          <table:table-cell table:style-name="ce20" table:formula="of:=COS([lf.$B$6])*servo_saver_arm_length*SIN([lf.C319])+SIN([lf.$B$6])*servo_saver_arm_length*COS([lf.C319])+[lf.$C$24]" office:value-type="float" office:value="-3.65361392177049" calcext:value-type="float">
            <text:p>-3,65361392177049</text:p>
          </table:table-cell>
          <table:table-cell table:style-name="ce20" table:formula="of:=[$lf.D319]-[$lf.$B$14]" office:value-type="float" office:value="58.5772624459706" calcext:value-type="float">
            <text:p>58,5772624459706</text:p>
          </table:table-cell>
          <table:table-cell table:style-name="ce20" table:formula="of:=[lf.E319]-[$lf.$C$14]" office:value-type="float" office:value="-93.6536139217705" calcext:value-type="float">
            <text:p>-93,6536139217705</text:p>
          </table:table-cell>
          <table:table-cell table:style-name="ce11" table:formula="of:=SQRT([lf.F319]^2+[lf.G319]^2)" office:value-type="float" office:value="110.463999005432" calcext:value-type="float">
            <text:p>110,463999005432</text:p>
          </table:table-cell>
          <table:table-cell table:style-name="ce20" table:formula="of:=([lf.H319]^2-[lf.$B$42]^2+[lf.$B$43]^2)/(2*[lf.H319])" office:value-type="float" office:value="7.27701857541584" calcext:value-type="float">
            <text:p>7,27701857541584</text:p>
          </table:table-cell>
          <table:table-cell table:style-name="ce20" table:formula="of:=ACOS([lf.I319]/[lf.$B$43])" office:value-type="float" office:value="1.19839744893324" calcext:value-type="float">
            <text:p>1,19839744893324</text:p>
          </table:table-cell>
          <table:table-cell table:style-name="ce20" table:formula="of:=ASIN([lf.F319]/[lf.H319])" office:value-type="float" office:value="0.558935199454859" calcext:value-type="float">
            <text:p>0,558935199454859</text:p>
          </table:table-cell>
          <table:table-cell table:style-name="ce20" table:formula="of:=IF(0.5*PI()+[lf.$B$9]&gt;[lf.K319];1;-1)" office:value-type="float" office:value="1" calcext:value-type="float">
            <text:p>1</text:p>
          </table:table-cell>
          <table:table-cell table:style-name="ce17" table:formula="of:=0.5*PI()-([lf.J319]*[lf.L319]+[lf.K319])" office:value-type="float" office:value="-0.186536321593199" calcext:value-type="float">
            <text:p>-0,186536321593199</text:p>
          </table:table-cell>
          <table:table-cell table:style-name="ce17" table:formula="of:=-[lf.M319]-[lf.$B$8]" office:value-type="float" office:value="-0.162529528805667" calcext:value-type="float">
            <text:p>-0,162529528805667</text:p>
          </table:table-cell>
          <table:table-cell table:number-columns-repeated="1010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lf.A320]*analyze_resolution" office:value-type="float" office:value="13.35" calcext:value-type="float">
            <text:p>13,35</text:p>
          </table:table-cell>
          <table:table-cell table:style-name="ce20" table:formula="of:=-RADIANS([lf.B320])" office:value-type="float" office:value="-0.233001455141243" calcext:value-type="float">
            <text:p>-0,233001455141243</text:p>
          </table:table-cell>
          <table:table-cell table:style-name="ce20" table:formula="of:=COS([lf.$B$6])*servo_saver_arm_length*COS([lf.C320])-SIN([lf.$B$6])*servo_saver_arm_length*SIN([lf.C320])+[lf.$B$24]" office:value-type="float" office:value="358.567643935611" calcext:value-type="float">
            <text:p>358,567643935611</text:p>
          </table:table-cell>
          <table:table-cell table:style-name="ce20" table:formula="of:=COS([lf.$B$6])*servo_saver_arm_length*SIN([lf.C320])+SIN([lf.$B$6])*servo_saver_arm_length*COS([lf.C320])+[lf.$C$24]" office:value-type="float" office:value="-3.6943825321746" calcext:value-type="float">
            <text:p>-3,6943825321746</text:p>
          </table:table-cell>
          <table:table-cell table:style-name="ce20" table:formula="of:=[$lf.D320]-[$lf.$B$14]" office:value-type="float" office:value="58.5676439356109" calcext:value-type="float">
            <text:p>58,5676439356109</text:p>
          </table:table-cell>
          <table:table-cell table:style-name="ce20" table:formula="of:=[lf.E320]-[$lf.$C$14]" office:value-type="float" office:value="-93.6943825321746" calcext:value-type="float">
            <text:p>-93,6943825321746</text:p>
          </table:table-cell>
          <table:table-cell table:style-name="ce11" table:formula="of:=SQRT([lf.F320]^2+[lf.G320]^2)" office:value-type="float" office:value="110.493466930194" calcext:value-type="float">
            <text:p>110,493466930194</text:p>
          </table:table-cell>
          <table:table-cell table:style-name="ce20" table:formula="of:=([lf.H320]^2-[lf.$B$42]^2+[lf.$B$43]^2)/(2*[lf.H320])" office:value-type="float" office:value="7.30454183484035" calcext:value-type="float">
            <text:p>7,30454183484035</text:p>
          </table:table-cell>
          <table:table-cell table:style-name="ce20" table:formula="of:=ACOS([lf.I320]/[lf.$B$43])" office:value-type="float" office:value="1.1969195916364" calcext:value-type="float">
            <text:p>1,1969195916364</text:p>
          </table:table-cell>
          <table:table-cell table:style-name="ce20" table:formula="of:=ASIN([lf.F320]/[lf.H320])" office:value-type="float" office:value="0.558665738281282" calcext:value-type="float">
            <text:p>0,558665738281282</text:p>
          </table:table-cell>
          <table:table-cell table:style-name="ce20" table:formula="of:=IF(0.5*PI()+[lf.$B$9]&gt;[lf.K320];1;-1)" office:value-type="float" office:value="1" calcext:value-type="float">
            <text:p>1</text:p>
          </table:table-cell>
          <table:table-cell table:style-name="ce17" table:formula="of:=0.5*PI()-([lf.J320]*[lf.L320]+[lf.K320])" office:value-type="float" office:value="-0.184789003122786" calcext:value-type="float">
            <text:p>-0,184789003122786</text:p>
          </table:table-cell>
          <table:table-cell table:style-name="ce17" table:formula="of:=-[lf.M320]-[lf.$B$8]" office:value-type="float" office:value="-0.16427684727608" calcext:value-type="float">
            <text:p>-0,16427684727608</text:p>
          </table:table-cell>
          <table:table-cell table:number-columns-repeated="1010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lf.A321]*analyze_resolution" office:value-type="float" office:value="13.5" calcext:value-type="float">
            <text:p>13,5</text:p>
          </table:table-cell>
          <table:table-cell table:style-name="ce20" table:formula="of:=-RADIANS([lf.B321])" office:value-type="float" office:value="-0.235619449019234" calcext:value-type="float">
            <text:p>-0,235619449019234</text:p>
          </table:table-cell>
          <table:table-cell table:style-name="ce20" table:formula="of:=COS([lf.$B$6])*servo_saver_arm_length*COS([lf.C321])-SIN([lf.$B$6])*servo_saver_arm_length*SIN([lf.C321])+[lf.$B$24]" office:value-type="float" office:value="358.557918726363" calcext:value-type="float">
            <text:p>358,557918726363</text:p>
          </table:table-cell>
          <table:table-cell table:style-name="ce20" table:formula="of:=COS([lf.$B$6])*servo_saver_arm_length*SIN([lf.C321])+SIN([lf.$B$6])*servo_saver_arm_length*COS([lf.C321])+[lf.$C$24]" office:value-type="float" office:value="-3.73512582169449" calcext:value-type="float">
            <text:p>-3,73512582169449</text:p>
          </table:table-cell>
          <table:table-cell table:style-name="ce20" table:formula="of:=[$lf.D321]-[$lf.$B$14]" office:value-type="float" office:value="58.5579187263628" calcext:value-type="float">
            <text:p>58,5579187263628</text:p>
          </table:table-cell>
          <table:table-cell table:style-name="ce20" table:formula="of:=[lf.E321]-[$lf.$C$14]" office:value-type="float" office:value="-93.7351258216945" calcext:value-type="float">
            <text:p>-93,7351258216945</text:p>
          </table:table-cell>
          <table:table-cell table:style-name="ce11" table:formula="of:=SQRT([lf.F321]^2+[lf.G321]^2)" office:value-type="float" office:value="110.522864866833" calcext:value-type="float">
            <text:p>110,522864866833</text:p>
          </table:table-cell>
          <table:table-cell table:style-name="ce20" table:formula="of:=([lf.H321]^2-[lf.$B$42]^2+[lf.$B$43]^2)/(2*[lf.H321])" office:value-type="float" office:value="7.33199292927896" calcext:value-type="float">
            <text:p>7,33199292927896</text:p>
          </table:table-cell>
          <table:table-cell table:style-name="ce20" table:formula="of:=ACOS([lf.I321]/[lf.$B$43])" office:value-type="float" office:value="1.19544475523004" calcext:value-type="float">
            <text:p>1,19544475523004</text:p>
          </table:table-cell>
          <table:table-cell table:style-name="ce20" table:formula="of:=ASIN([lf.F321]/[lf.H321])" office:value-type="float" office:value="0.558395723437744" calcext:value-type="float">
            <text:p>0,558395723437744</text:p>
          </table:table-cell>
          <table:table-cell table:style-name="ce20" table:formula="of:=IF(0.5*PI()+[lf.$B$9]&gt;[lf.K321];1;-1)" office:value-type="float" office:value="1" calcext:value-type="float">
            <text:p>1</text:p>
          </table:table-cell>
          <table:table-cell table:style-name="ce17" table:formula="of:=0.5*PI()-([lf.J321]*[lf.L321]+[lf.K321])" office:value-type="float" office:value="-0.183044151872882" calcext:value-type="float">
            <text:p>-0,183044151872882</text:p>
          </table:table-cell>
          <table:table-cell table:style-name="ce17" table:formula="of:=-[lf.M321]-[lf.$B$8]" office:value-type="float" office:value="-0.166021698525984" calcext:value-type="float">
            <text:p>-0,166021698525984</text:p>
          </table:table-cell>
          <table:table-cell table:number-columns-repeated="1010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lf.A322]*analyze_resolution" office:value-type="float" office:value="13.65" calcext:value-type="float">
            <text:p>13,65</text:p>
          </table:table-cell>
          <table:table-cell table:style-name="ce20" table:formula="of:=-RADIANS([lf.B322])" office:value-type="float" office:value="-0.238237442897226" calcext:value-type="float">
            <text:p>-0,238237442897226</text:p>
          </table:table-cell>
          <table:table-cell table:style-name="ce20" table:formula="of:=COS([lf.$B$6])*servo_saver_arm_length*COS([lf.C322])-SIN([lf.$B$6])*servo_saver_arm_length*SIN([lf.C322])+[lf.$B$24]" office:value-type="float" office:value="358.548086884882" calcext:value-type="float">
            <text:p>358,548086884882</text:p>
          </table:table-cell>
          <table:table-cell table:style-name="ce20" table:formula="of:=COS([lf.$B$6])*servo_saver_arm_length*SIN([lf.C322])+SIN([lf.$B$6])*servo_saver_arm_length*COS([lf.C322])+[lf.$C$24]" office:value-type="float" office:value="-3.77584351108021" calcext:value-type="float">
            <text:p>-3,77584351108021</text:p>
          </table:table-cell>
          <table:table-cell table:style-name="ce20" table:formula="of:=[$lf.D322]-[$lf.$B$14]" office:value-type="float" office:value="58.5480868848818" calcext:value-type="float">
            <text:p>58,5480868848818</text:p>
          </table:table-cell>
          <table:table-cell table:style-name="ce20" table:formula="of:=[lf.E322]-[$lf.$C$14]" office:value-type="float" office:value="-93.7758435110802" calcext:value-type="float">
            <text:p>-93,7758435110802</text:p>
          </table:table-cell>
          <table:table-cell table:style-name="ce11" table:formula="of:=SQRT([lf.F322]^2+[lf.G322]^2)" office:value-type="float" office:value="110.552192669771" calcext:value-type="float">
            <text:p>110,552192669771</text:p>
          </table:table-cell>
          <table:table-cell table:style-name="ce20" table:formula="of:=([lf.H322]^2-[lf.$B$42]^2+[lf.$B$43]^2)/(2*[lf.H322])" office:value-type="float" office:value="7.35937177671889" calcext:value-type="float">
            <text:p>7,35937177671889</text:p>
          </table:table-cell>
          <table:table-cell table:style-name="ce20" table:formula="of:=ACOS([lf.I322]/[lf.$B$43])" office:value-type="float" office:value="1.19397294617322" calcext:value-type="float">
            <text:p>1,19397294617322</text:p>
          </table:table-cell>
          <table:table-cell table:style-name="ce20" table:formula="of:=ASIN([lf.F322]/[lf.H322])" office:value-type="float" office:value="0.558125156682819" calcext:value-type="float">
            <text:p>0,558125156682819</text:p>
          </table:table-cell>
          <table:table-cell table:style-name="ce20" table:formula="of:=IF(0.5*PI()+[lf.$B$9]&gt;[lf.K322];1;-1)" office:value-type="float" office:value="1" calcext:value-type="float">
            <text:p>1</text:p>
          </table:table-cell>
          <table:table-cell table:style-name="ce17" table:formula="of:=0.5*PI()-([lf.J322]*[lf.L322]+[lf.K322])" office:value-type="float" office:value="-0.181301776061142" calcext:value-type="float">
            <text:p>-0,181301776061142</text:p>
          </table:table-cell>
          <table:table-cell table:style-name="ce17" table:formula="of:=-[lf.M322]-[lf.$B$8]" office:value-type="float" office:value="-0.167764074337724" calcext:value-type="float">
            <text:p>-0,167764074337724</text:p>
          </table:table-cell>
          <table:table-cell table:number-columns-repeated="1010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lf.A323]*analyze_resolution" office:value-type="float" office:value="13.8" calcext:value-type="float">
            <text:p>13,8</text:p>
          </table:table-cell>
          <table:table-cell table:style-name="ce20" table:formula="of:=-RADIANS([lf.B323])" office:value-type="float" office:value="-0.240855436775217" calcext:value-type="float">
            <text:p>-0,240855436775217</text:p>
          </table:table-cell>
          <table:table-cell table:style-name="ce20" table:formula="of:=COS([lf.$B$6])*servo_saver_arm_length*COS([lf.C323])-SIN([lf.$B$6])*servo_saver_arm_length*SIN([lf.C323])+[lf.$B$24]" office:value-type="float" office:value="358.538148478554" calcext:value-type="float">
            <text:p>358,538148478554</text:p>
          </table:table-cell>
          <table:table-cell table:style-name="ce20" table:formula="of:=COS([lf.$B$6])*servo_saver_arm_length*SIN([lf.C323])+SIN([lf.$B$6])*servo_saver_arm_length*COS([lf.C323])+[lf.$C$24]" office:value-type="float" office:value="-3.81653532125729" calcext:value-type="float">
            <text:p>-3,81653532125729</text:p>
          </table:table-cell>
          <table:table-cell table:style-name="ce20" table:formula="of:=[$lf.D323]-[$lf.$B$14]" office:value-type="float" office:value="58.5381484785542" calcext:value-type="float">
            <text:p>58,5381484785542</text:p>
          </table:table-cell>
          <table:table-cell table:style-name="ce20" table:formula="of:=[lf.E323]-[$lf.$C$14]" office:value-type="float" office:value="-93.8165353212573" calcext:value-type="float">
            <text:p>-93,8165353212573</text:p>
          </table:table-cell>
          <table:table-cell table:style-name="ce11" table:formula="of:=SQRT([lf.F323]^2+[lf.G323]^2)" office:value-type="float" office:value="110.581450193882" calcext:value-type="float">
            <text:p>110,581450193882</text:p>
          </table:table-cell>
          <table:table-cell table:style-name="ce20" table:formula="of:=([lf.H323]^2-[lf.$B$42]^2+[lf.$B$43]^2)/(2*[lf.H323])" office:value-type="float" office:value="7.38667829550084" calcext:value-type="float">
            <text:p>7,38667829550084</text:p>
          </table:table-cell>
          <table:table-cell table:style-name="ce20" table:formula="of:=ACOS([lf.I323]/[lf.$B$43])" office:value-type="float" office:value="1.19250417095152" calcext:value-type="float">
            <text:p>1,19250417095152</text:p>
          </table:table-cell>
          <table:table-cell table:style-name="ce20" table:formula="of:=ASIN([lf.F323]/[lf.H323])" office:value-type="float" office:value="0.557854039774196" calcext:value-type="float">
            <text:p>0,557854039774196</text:p>
          </table:table-cell>
          <table:table-cell table:style-name="ce20" table:formula="of:=IF(0.5*PI()+[lf.$B$9]&gt;[lf.K323];1;-1)" office:value-type="float" office:value="1" calcext:value-type="float">
            <text:p>1</text:p>
          </table:table-cell>
          <table:table-cell table:style-name="ce17" table:formula="of:=0.5*PI()-([lf.J323]*[lf.L323]+[lf.K323])" office:value-type="float" office:value="-0.179561883930818" calcext:value-type="float">
            <text:p>-0,179561883930818</text:p>
          </table:table-cell>
          <table:table-cell table:style-name="ce17" table:formula="of:=-[lf.M323]-[lf.$B$8]" office:value-type="float" office:value="-0.169503966468048" calcext:value-type="float">
            <text:p>-0,169503966468048</text:p>
          </table:table-cell>
          <table:table-cell table:number-columns-repeated="1010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lf.A324]*analyze_resolution" office:value-type="float" office:value="13.95" calcext:value-type="float">
            <text:p>13,95</text:p>
          </table:table-cell>
          <table:table-cell table:style-name="ce20" table:formula="of:=-RADIANS([lf.B324])" office:value-type="float" office:value="-0.243473430653209" calcext:value-type="float">
            <text:p>-0,243473430653209</text:p>
          </table:table-cell>
          <table:table-cell table:style-name="ce20" table:formula="of:=COS([lf.$B$6])*servo_saver_arm_length*COS([lf.C324])-SIN([lf.$B$6])*servo_saver_arm_length*SIN([lf.C324])+[lf.$B$24]" office:value-type="float" office:value="358.528103575497" calcext:value-type="float">
            <text:p>358,528103575497</text:p>
          </table:table-cell>
          <table:table-cell table:style-name="ce20" table:formula="of:=COS([lf.$B$6])*servo_saver_arm_length*SIN([lf.C324])+SIN([lf.$B$6])*servo_saver_arm_length*COS([lf.C324])+[lf.$C$24]" office:value-type="float" office:value="-3.85720097332862" calcext:value-type="float">
            <text:p>-3,85720097332862</text:p>
          </table:table-cell>
          <table:table-cell table:style-name="ce20" table:formula="of:=[$lf.D324]-[$lf.$B$14]" office:value-type="float" office:value="58.5281035754967" calcext:value-type="float">
            <text:p>58,5281035754967</text:p>
          </table:table-cell>
          <table:table-cell table:style-name="ce20" table:formula="of:=[lf.E324]-[$lf.$C$14]" office:value-type="float" office:value="-93.8572009733286" calcext:value-type="float">
            <text:p>-93,8572009733286</text:p>
          </table:table-cell>
          <table:table-cell table:style-name="ce11" table:formula="of:=SQRT([lf.F324]^2+[lf.G324]^2)" office:value-type="float" office:value="110.610637294484" calcext:value-type="float">
            <text:p>110,610637294484</text:p>
          </table:table-cell>
          <table:table-cell table:style-name="ce20" table:formula="of:=([lf.H324]^2-[lf.$B$42]^2+[lf.$B$43]^2)/(2*[lf.H324])" office:value-type="float" office:value="7.41391240431808" calcext:value-type="float">
            <text:p>7,41391240431808</text:p>
          </table:table-cell>
          <table:table-cell table:style-name="ce20" table:formula="of:=ACOS([lf.I324]/[lf.$B$43])" office:value-type="float" office:value="1.19103843607693" calcext:value-type="float">
            <text:p>1,19103843607693</text:p>
          </table:table-cell>
          <table:table-cell table:style-name="ce20" table:formula="of:=ASIN([lf.F324]/[lf.H324])" office:value-type="float" office:value="0.557582374468674" calcext:value-type="float">
            <text:p>0,557582374468674</text:p>
          </table:table-cell>
          <table:table-cell table:style-name="ce20" table:formula="of:=IF(0.5*PI()+[lf.$B$9]&gt;[lf.K324];1;-1)" office:value-type="float" office:value="1" calcext:value-type="float">
            <text:p>1</text:p>
          </table:table-cell>
          <table:table-cell table:style-name="ce17" table:formula="of:=0.5*PI()-([lf.J324]*[lf.L324]+[lf.K324])" office:value-type="float" office:value="-0.177824483750708" calcext:value-type="float">
            <text:p>-0,177824483750708</text:p>
          </table:table-cell>
          <table:table-cell table:style-name="ce17" table:formula="of:=-[lf.M324]-[lf.$B$8]" office:value-type="float" office:value="-0.171241366648158" calcext:value-type="float">
            <text:p>-0,171241366648158</text:p>
          </table:table-cell>
          <table:table-cell table:number-columns-repeated="1010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lf.A325]*analyze_resolution" office:value-type="float" office:value="14.1" calcext:value-type="float">
            <text:p>14,1</text:p>
          </table:table-cell>
          <table:table-cell table:style-name="ce20" table:formula="of:=-RADIANS([lf.B325])" office:value-type="float" office:value="-0.2460914245312" calcext:value-type="float">
            <text:p>-0,2460914245312</text:p>
          </table:table-cell>
          <table:table-cell table:style-name="ce20" table:formula="of:=COS([lf.$B$6])*servo_saver_arm_length*COS([lf.C325])-SIN([lf.$B$6])*servo_saver_arm_length*SIN([lf.C325])+[lf.$B$24]" office:value-type="float" office:value="358.517952244556" calcext:value-type="float">
            <text:p>358,517952244556</text:p>
          </table:table-cell>
          <table:table-cell table:style-name="ce20" table:formula="of:=COS([lf.$B$6])*servo_saver_arm_length*SIN([lf.C325])+SIN([lf.$B$6])*servo_saver_arm_length*COS([lf.C325])+[lf.$C$24]" office:value-type="float" office:value="-3.89784018857636" calcext:value-type="float">
            <text:p>-3,89784018857636</text:p>
          </table:table-cell>
          <table:table-cell table:style-name="ce20" table:formula="of:=[$lf.D325]-[$lf.$B$14]" office:value-type="float" office:value="58.5179522445559" calcext:value-type="float">
            <text:p>58,5179522445559</text:p>
          </table:table-cell>
          <table:table-cell table:style-name="ce20" table:formula="of:=[lf.E325]-[$lf.$C$14]" office:value-type="float" office:value="-93.8978401885764" calcext:value-type="float">
            <text:p>-93,8978401885764</text:p>
          </table:table-cell>
          <table:table-cell table:style-name="ce11" table:formula="of:=SQRT([lf.F325]^2+[lf.G325]^2)" office:value-type="float" office:value="110.639753827345" calcext:value-type="float">
            <text:p>110,639753827345</text:p>
          </table:table-cell>
          <table:table-cell table:style-name="ce20" table:formula="of:=([lf.H325]^2-[lf.$B$42]^2+[lf.$B$43]^2)/(2*[lf.H325])" office:value-type="float" office:value="7.44107402221523" calcext:value-type="float">
            <text:p>7,44107402221523</text:p>
          </table:table-cell>
          <table:table-cell table:style-name="ce20" table:formula="of:=ACOS([lf.I325]/[lf.$B$43])" office:value-type="float" office:value="1.18957574808787" calcext:value-type="float">
            <text:p>1,18957574808787</text:p>
          </table:table-cell>
          <table:table-cell table:style-name="ce20" table:formula="of:=ASIN([lf.F325]/[lf.H325])" office:value-type="float" office:value="0.557310162522156" calcext:value-type="float">
            <text:p>0,557310162522156</text:p>
          </table:table-cell>
          <table:table-cell table:style-name="ce20" table:formula="of:=IF(0.5*PI()+[lf.$B$9]&gt;[lf.K325];1;-1)" office:value-type="float" office:value="1" calcext:value-type="float">
            <text:p>1</text:p>
          </table:table-cell>
          <table:table-cell table:style-name="ce17" table:formula="of:=0.5*PI()-([lf.J325]*[lf.L325]+[lf.K325])" office:value-type="float" office:value="-0.176089583815133" calcext:value-type="float">
            <text:p>-0,176089583815133</text:p>
          </table:table-cell>
          <table:table-cell table:style-name="ce17" table:formula="of:=-[lf.M325]-[lf.$B$8]" office:value-type="float" office:value="-0.172976266583733" calcext:value-type="float">
            <text:p>-0,172976266583733</text:p>
          </table:table-cell>
          <table:table-cell table:number-columns-repeated="1010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lf.A326]*analyze_resolution" office:value-type="float" office:value="14.25" calcext:value-type="float">
            <text:p>14,25</text:p>
          </table:table-cell>
          <table:table-cell table:style-name="ce20" table:formula="of:=-RADIANS([lf.B326])" office:value-type="float" office:value="-0.248709418409192" calcext:value-type="float">
            <text:p>-0,248709418409192</text:p>
          </table:table-cell>
          <table:table-cell table:style-name="ce20" table:formula="of:=COS([lf.$B$6])*servo_saver_arm_length*COS([lf.C326])-SIN([lf.$B$6])*servo_saver_arm_length*SIN([lf.C326])+[lf.$B$24]" office:value-type="float" office:value="358.507694555308" calcext:value-type="float">
            <text:p>358,507694555308</text:p>
          </table:table-cell>
          <table:table-cell table:style-name="ce20" table:formula="of:=COS([lf.$B$6])*servo_saver_arm_length*SIN([lf.C326])+SIN([lf.$B$6])*servo_saver_arm_length*COS([lf.C326])+[lf.$C$24]" office:value-type="float" office:value="-3.93845268846389" calcext:value-type="float">
            <text:p>-3,93845268846389</text:p>
          </table:table-cell>
          <table:table-cell table:style-name="ce20" table:formula="of:=[$lf.D326]-[$lf.$B$14]" office:value-type="float" office:value="58.5076945553081" calcext:value-type="float">
            <text:p>58,5076945553081</text:p>
          </table:table-cell>
          <table:table-cell table:style-name="ce20" table:formula="of:=[lf.E326]-[$lf.$C$14]" office:value-type="float" office:value="-93.9384526884639" calcext:value-type="float">
            <text:p>-93,9384526884639</text:p>
          </table:table-cell>
          <table:table-cell table:style-name="ce11" table:formula="of:=SQRT([lf.F326]^2+[lf.G326]^2)" office:value-type="float" office:value="110.668799648681" calcext:value-type="float">
            <text:p>110,668799648681</text:p>
          </table:table-cell>
          <table:table-cell table:style-name="ce20" table:formula="of:=([lf.H326]^2-[lf.$B$42]^2+[lf.$B$43]^2)/(2*[lf.H326])" office:value-type="float" office:value="7.46816306858726" calcext:value-type="float">
            <text:p>7,46816306858726</text:p>
          </table:table-cell>
          <table:table-cell table:style-name="ce20" table:formula="of:=ACOS([lf.I326]/[lf.$B$43])" office:value-type="float" office:value="1.18811611354912" calcext:value-type="float">
            <text:p>1,18811611354912</text:p>
          </table:table-cell>
          <table:table-cell table:style-name="ce20" table:formula="of:=ASIN([lf.F326]/[lf.H326])" office:value-type="float" office:value="0.557037405689658" calcext:value-type="float">
            <text:p>0,557037405689658</text:p>
          </table:table-cell>
          <table:table-cell table:style-name="ce20" table:formula="of:=IF(0.5*PI()+[lf.$B$9]&gt;[lf.K326];1;-1)" office:value-type="float" office:value="1" calcext:value-type="float">
            <text:p>1</text:p>
          </table:table-cell>
          <table:table-cell table:style-name="ce17" table:formula="of:=0.5*PI()-([lf.J326]*[lf.L326]+[lf.K326])" office:value-type="float" office:value="-0.17435719244388" calcext:value-type="float">
            <text:p>-0,17435719244388</text:p>
          </table:table-cell>
          <table:table-cell table:style-name="ce17" table:formula="of:=-[lf.M326]-[lf.$B$8]" office:value-type="float" office:value="-0.174708657954985" calcext:value-type="float">
            <text:p>-0,174708657954985</text:p>
          </table:table-cell>
          <table:table-cell table:number-columns-repeated="1010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lf.A327]*analyze_resolution" office:value-type="float" office:value="14.4" calcext:value-type="float">
            <text:p>14,4</text:p>
          </table:table-cell>
          <table:table-cell table:style-name="ce20" table:formula="of:=-RADIANS([lf.B327])" office:value-type="float" office:value="-0.251327412287183" calcext:value-type="float">
            <text:p>-0,251327412287183</text:p>
          </table:table-cell>
          <table:table-cell table:style-name="ce20" table:formula="of:=COS([lf.$B$6])*servo_saver_arm_length*COS([lf.C327])-SIN([lf.$B$6])*servo_saver_arm_length*SIN([lf.C327])+[lf.$B$24]" office:value-type="float" office:value="358.497330578058" calcext:value-type="float">
            <text:p>358,497330578058</text:p>
          </table:table-cell>
          <table:table-cell table:style-name="ce20" table:formula="of:=COS([lf.$B$6])*servo_saver_arm_length*SIN([lf.C327])+SIN([lf.$B$6])*servo_saver_arm_length*COS([lf.C327])+[lf.$C$24]" office:value-type="float" office:value="-3.97903819463768" calcext:value-type="float">
            <text:p>-3,97903819463768</text:p>
          </table:table-cell>
          <table:table-cell table:style-name="ce20" table:formula="of:=[$lf.D327]-[$lf.$B$14]" office:value-type="float" office:value="58.4973305780581" calcext:value-type="float">
            <text:p>58,4973305780581</text:p>
          </table:table-cell>
          <table:table-cell table:style-name="ce20" table:formula="of:=[lf.E327]-[$lf.$C$14]" office:value-type="float" office:value="-93.9790381946377" calcext:value-type="float">
            <text:p>-93,9790381946377</text:p>
          </table:table-cell>
          <table:table-cell table:style-name="ce11" table:formula="of:=SQRT([lf.F327]^2+[lf.G327]^2)" office:value-type="float" office:value="110.697774615156" calcext:value-type="float">
            <text:p>110,697774615156</text:p>
          </table:table-cell>
          <table:table-cell table:style-name="ce20" table:formula="of:=([lf.H327]^2-[lf.$B$42]^2+[lf.$B$43]^2)/(2*[lf.H327])" office:value-type="float" office:value="7.49517946317834" calcext:value-type="float">
            <text:p>7,49517946317834</text:p>
          </table:table-cell>
          <table:table-cell table:style-name="ce20" table:formula="of:=ACOS([lf.I327]/[lf.$B$43])" office:value-type="float" office:value="1.18665953905178" calcext:value-type="float">
            <text:p>1,18665953905178</text:p>
          </table:table-cell>
          <table:table-cell table:style-name="ce20" table:formula="of:=ASIN([lf.F327]/[lf.H327])" office:value-type="float" office:value="0.556764105725293" calcext:value-type="float">
            <text:p>0,556764105725293</text:p>
          </table:table-cell>
          <table:table-cell table:style-name="ce20" table:formula="of:=IF(0.5*PI()+[lf.$B$9]&gt;[lf.K327];1;-1)" office:value-type="float" office:value="1" calcext:value-type="float">
            <text:p>1</text:p>
          </table:table-cell>
          <table:table-cell table:style-name="ce17" table:formula="of:=0.5*PI()-([lf.J327]*[lf.L327]+[lf.K327])" office:value-type="float" office:value="-0.172627317982176" calcext:value-type="float">
            <text:p>-0,172627317982176</text:p>
          </table:table-cell>
          <table:table-cell table:style-name="ce17" table:formula="of:=-[lf.M327]-[lf.$B$8]" office:value-type="float" office:value="-0.17643853241669" calcext:value-type="float">
            <text:p>-0,17643853241669</text:p>
          </table:table-cell>
          <table:table-cell table:number-columns-repeated="1010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lf.A328]*analyze_resolution" office:value-type="float" office:value="14.55" calcext:value-type="float">
            <text:p>14,55</text:p>
          </table:table-cell>
          <table:table-cell table:style-name="ce20" table:formula="of:=-RADIANS([lf.B328])" office:value-type="float" office:value="-0.253945406165175" calcext:value-type="float">
            <text:p>-0,253945406165175</text:p>
          </table:table-cell>
          <table:table-cell table:style-name="ce20" table:formula="of:=COS([lf.$B$6])*servo_saver_arm_length*COS([lf.C328])-SIN([lf.$B$6])*servo_saver_arm_length*SIN([lf.C328])+[lf.$B$24]" office:value-type="float" office:value="358.48686038384" calcext:value-type="float">
            <text:p>358,48686038384</text:p>
          </table:table-cell>
          <table:table-cell table:style-name="ce20" table:formula="of:=COS([lf.$B$6])*servo_saver_arm_length*SIN([lf.C328])+SIN([lf.$B$6])*servo_saver_arm_length*COS([lf.C328])+[lf.$C$24]" office:value-type="float" office:value="-4.01959642892921" calcext:value-type="float">
            <text:p>-4,01959642892921</text:p>
          </table:table-cell>
          <table:table-cell table:style-name="ce20" table:formula="of:=[$lf.D328]-[$lf.$B$14]" office:value-type="float" office:value="58.4868603838396" calcext:value-type="float">
            <text:p>58,4868603838396</text:p>
          </table:table-cell>
          <table:table-cell table:style-name="ce20" table:formula="of:=[lf.E328]-[$lf.$C$14]" office:value-type="float" office:value="-94.0195964289292" calcext:value-type="float">
            <text:p>-94,0195964289292</text:p>
          </table:table-cell>
          <table:table-cell table:style-name="ce11" table:formula="of:=SQRT([lf.F328]^2+[lf.G328]^2)" office:value-type="float" office:value="110.726678583878" calcext:value-type="float">
            <text:p>110,726678583878</text:p>
          </table:table-cell>
          <table:table-cell table:style-name="ce20" table:formula="of:=([lf.H328]^2-[lf.$B$42]^2+[lf.$B$43]^2)/(2*[lf.H328])" office:value-type="float" office:value="7.52212312608076" calcext:value-type="float">
            <text:p>7,52212312608076</text:p>
          </table:table-cell>
          <table:table-cell table:style-name="ce20" table:formula="of:=ACOS([lf.I328]/[lf.$B$43])" office:value-type="float" office:value="1.18520603121325" calcext:value-type="float">
            <text:p>1,18520603121325</text:p>
          </table:table-cell>
          <table:table-cell table:style-name="ce20" table:formula="of:=ASIN([lf.F328]/[lf.H328])" office:value-type="float" office:value="0.556490264382281" calcext:value-type="float">
            <text:p>0,556490264382281</text:p>
          </table:table-cell>
          <table:table-cell table:style-name="ce20" table:formula="of:=IF(0.5*PI()+[lf.$B$9]&gt;[lf.K328];1;-1)" office:value-type="float" office:value="1" calcext:value-type="float">
            <text:p>1</text:p>
          </table:table-cell>
          <table:table-cell table:style-name="ce17" table:formula="of:=0.5*PI()-([lf.J328]*[lf.L328]+[lf.K328])" office:value-type="float" office:value="-0.170899968800632" calcext:value-type="float">
            <text:p>-0,170899968800632</text:p>
          </table:table-cell>
          <table:table-cell table:style-name="ce17" table:formula="of:=-[lf.M328]-[lf.$B$8]" office:value-type="float" office:value="-0.178165881598234" calcext:value-type="float">
            <text:p>-0,178165881598234</text:p>
          </table:table-cell>
          <table:table-cell table:number-columns-repeated="1010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lf.A329]*analyze_resolution" office:value-type="float" office:value="14.7" calcext:value-type="float">
            <text:p>14,7</text:p>
          </table:table-cell>
          <table:table-cell table:style-name="ce20" table:formula="of:=-RADIANS([lf.B329])" office:value-type="float" office:value="-0.256563400043166" calcext:value-type="float">
            <text:p>-0,256563400043166</text:p>
          </table:table-cell>
          <table:table-cell table:style-name="ce20" table:formula="of:=COS([lf.$B$6])*servo_saver_arm_length*COS([lf.C329])-SIN([lf.$B$6])*servo_saver_arm_length*SIN([lf.C329])+[lf.$B$24]" office:value-type="float" office:value="358.476284044414" calcext:value-type="float">
            <text:p>358,476284044414</text:p>
          </table:table-cell>
          <table:table-cell table:style-name="ce20" table:formula="of:=COS([lf.$B$6])*servo_saver_arm_length*SIN([lf.C329])+SIN([lf.$B$6])*servo_saver_arm_length*COS([lf.C329])+[lf.$C$24]" office:value-type="float" office:value="-4.06012711335689" calcext:value-type="float">
            <text:p>-4,06012711335689</text:p>
          </table:table-cell>
          <table:table-cell table:style-name="ce20" table:formula="of:=[$lf.D329]-[$lf.$B$14]" office:value-type="float" office:value="58.476284044414" calcext:value-type="float">
            <text:p>58,476284044414</text:p>
          </table:table-cell>
          <table:table-cell table:style-name="ce20" table:formula="of:=[lf.E329]-[$lf.$C$14]" office:value-type="float" office:value="-94.0601271133569" calcext:value-type="float">
            <text:p>-94,0601271133569</text:p>
          </table:table-cell>
          <table:table-cell table:style-name="ce11" table:formula="of:=SQRT([lf.F329]^2+[lf.G329]^2)" office:value-type="float" office:value="110.755511412407" calcext:value-type="float">
            <text:p>110,755511412407</text:p>
          </table:table-cell>
          <table:table-cell table:style-name="ce20" table:formula="of:=([lf.H329]^2-[lf.$B$42]^2+[lf.$B$43]^2)/(2*[lf.H329])" office:value-type="float" office:value="7.54899397773382" calcext:value-type="float">
            <text:p>7,54899397773382</text:p>
          </table:table-cell>
          <table:table-cell table:style-name="ce20" table:formula="of:=ACOS([lf.I329]/[lf.$B$43])" office:value-type="float" office:value="1.18375559667717" calcext:value-type="float">
            <text:p>1,18375559667717</text:p>
          </table:table-cell>
          <table:table-cell table:style-name="ce20" table:formula="of:=ASIN([lf.F329]/[lf.H329])" office:value-type="float" office:value="0.556215883412939" calcext:value-type="float">
            <text:p>0,556215883412939</text:p>
          </table:table-cell>
          <table:table-cell table:style-name="ce20" table:formula="of:=IF(0.5*PI()+[lf.$B$9]&gt;[lf.K329];1;-1)" office:value-type="float" office:value="1" calcext:value-type="float">
            <text:p>1</text:p>
          </table:table-cell>
          <table:table-cell table:style-name="ce17" table:formula="of:=0.5*PI()-([lf.J329]*[lf.L329]+[lf.K329])" office:value-type="float" office:value="-0.169175153295211" calcext:value-type="float">
            <text:p>-0,169175153295211</text:p>
          </table:table-cell>
          <table:table-cell table:style-name="ce17" table:formula="of:=-[lf.M329]-[lf.$B$8]" office:value-type="float" office:value="-0.179890697103655" calcext:value-type="float">
            <text:p>-0,179890697103655</text:p>
          </table:table-cell>
          <table:table-cell table:number-columns-repeated="1010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lf.A330]*analyze_resolution" office:value-type="float" office:value="14.85" calcext:value-type="float">
            <text:p>14,85</text:p>
          </table:table-cell>
          <table:table-cell table:style-name="ce20" table:formula="of:=-RADIANS([lf.B330])" office:value-type="float" office:value="-0.259181393921158" calcext:value-type="float">
            <text:p>-0,259181393921158</text:p>
          </table:table-cell>
          <table:table-cell table:style-name="ce20" table:formula="of:=COS([lf.$B$6])*servo_saver_arm_length*COS([lf.C330])-SIN([lf.$B$6])*servo_saver_arm_length*SIN([lf.C330])+[lf.$B$24]" office:value-type="float" office:value="358.465601632271" calcext:value-type="float">
            <text:p>358,465601632271</text:p>
          </table:table-cell>
          <table:table-cell table:style-name="ce20" table:formula="of:=COS([lf.$B$6])*servo_saver_arm_length*SIN([lf.C330])+SIN([lf.$B$6])*servo_saver_arm_length*COS([lf.C330])+[lf.$C$24]" office:value-type="float" office:value="-4.10062997012795" calcext:value-type="float">
            <text:p>-4,10062997012795</text:p>
          </table:table-cell>
          <table:table-cell table:style-name="ce20" table:formula="of:=[$lf.D330]-[$lf.$B$14]" office:value-type="float" office:value="58.4656016322705" calcext:value-type="float">
            <text:p>58,4656016322705</text:p>
          </table:table-cell>
          <table:table-cell table:style-name="ce20" table:formula="of:=[lf.E330]-[$lf.$C$14]" office:value-type="float" office:value="-94.1006299701279" calcext:value-type="float">
            <text:p>-94,1006299701279</text:p>
          </table:table-cell>
          <table:table-cell table:style-name="ce11" table:formula="of:=SQRT([lf.F330]^2+[lf.G330]^2)" office:value-type="float" office:value="110.784272958748" calcext:value-type="float">
            <text:p>110,784272958748</text:p>
          </table:table-cell>
          <table:table-cell table:style-name="ce20" table:formula="of:=([lf.H330]^2-[lf.$B$42]^2+[lf.$B$43]^2)/(2*[lf.H330])" office:value-type="float" office:value="7.57579193892291" calcext:value-type="float">
            <text:p>7,57579193892291</text:p>
          </table:table-cell>
          <table:table-cell table:style-name="ce20" table:formula="of:=ACOS([lf.I330]/[lf.$B$43])" office:value-type="float" office:value="1.18230824211338" calcext:value-type="float">
            <text:p>1,18230824211338</text:p>
          </table:table-cell>
          <table:table-cell table:style-name="ce20" table:formula="of:=ASIN([lf.F330]/[lf.H330])" office:value-type="float" office:value="0.555940964568684" calcext:value-type="float">
            <text:p>0,555940964568684</text:p>
          </table:table-cell>
          <table:table-cell table:style-name="ce20" table:formula="of:=IF(0.5*PI()+[lf.$B$9]&gt;[lf.K330];1;-1)" office:value-type="float" office:value="1" calcext:value-type="float">
            <text:p>1</text:p>
          </table:table-cell>
          <table:table-cell table:style-name="ce17" table:formula="of:=0.5*PI()-([lf.J330]*[lf.L330]+[lf.K330])" office:value-type="float" office:value="-0.167452879887167" calcext:value-type="float">
            <text:p>-0,167452879887167</text:p>
          </table:table-cell>
          <table:table-cell table:style-name="ce17" table:formula="of:=-[lf.M330]-[lf.$B$8]" office:value-type="float" office:value="-0.181612970511699" calcext:value-type="float">
            <text:p>-0,181612970511699</text:p>
          </table:table-cell>
          <table:table-cell table:number-columns-repeated="1010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lf.A331]*analyze_resolution" office:value-type="float" office:value="15" calcext:value-type="float">
            <text:p>15</text:p>
          </table:table-cell>
          <table:table-cell table:style-name="ce20" table:formula="of:=-RADIANS([lf.B331])" office:value-type="float" office:value="-0.261799387799149" calcext:value-type="float">
            <text:p>-0,261799387799149</text:p>
          </table:table-cell>
          <table:table-cell table:style-name="ce20" table:formula="of:=COS([lf.$B$6])*servo_saver_arm_length*COS([lf.C331])-SIN([lf.$B$6])*servo_saver_arm_length*SIN([lf.C331])+[lf.$B$24]" office:value-type="float" office:value="358.454813220625" calcext:value-type="float">
            <text:p>358,454813220625</text:p>
          </table:table-cell>
          <table:table-cell table:style-name="ce20" table:formula="of:=COS([lf.$B$6])*servo_saver_arm_length*SIN([lf.C331])+SIN([lf.$B$6])*servo_saver_arm_length*COS([lf.C331])+[lf.$C$24]" office:value-type="float" office:value="-4.14110472164033" calcext:value-type="float">
            <text:p>-4,14110472164033</text:p>
          </table:table-cell>
          <table:table-cell table:style-name="ce20" table:formula="of:=[$lf.D331]-[$lf.$B$14]" office:value-type="float" office:value="58.4548132206251" calcext:value-type="float">
            <text:p>58,4548132206251</text:p>
          </table:table-cell>
          <table:table-cell table:style-name="ce20" table:formula="of:=[lf.E331]-[$lf.$C$14]" office:value-type="float" office:value="-94.1411047216403" calcext:value-type="float">
            <text:p>-94,1411047216403</text:p>
          </table:table-cell>
          <table:table-cell table:style-name="ce11" table:formula="of:=SQRT([lf.F331]^2+[lf.G331]^2)" office:value-type="float" office:value="110.812963081352" calcext:value-type="float">
            <text:p>110,812963081352</text:p>
          </table:table-cell>
          <table:table-cell table:style-name="ce20" table:formula="of:=([lf.H331]^2-[lf.$B$42]^2+[lf.$B$43]^2)/(2*[lf.H331])" office:value-type="float" office:value="7.60251693077823" calcext:value-type="float">
            <text:p>7,60251693077823</text:p>
          </table:table-cell>
          <table:table-cell table:style-name="ce20" table:formula="of:=ACOS([lf.I331]/[lf.$B$43])" office:value-type="float" office:value="1.18086397421788" calcext:value-type="float">
            <text:p>1,18086397421788</text:p>
          </table:table-cell>
          <table:table-cell table:style-name="ce20" table:formula="of:=ASIN([lf.F331]/[lf.H331])" office:value-type="float" office:value="0.555665509600027" calcext:value-type="float">
            <text:p>0,555665509600027</text:p>
          </table:table-cell>
          <table:table-cell table:style-name="ce20" table:formula="of:=IF(0.5*PI()+[lf.$B$9]&gt;[lf.K331];1;-1)" office:value-type="float" office:value="1" calcext:value-type="float">
            <text:p>1</text:p>
          </table:table-cell>
          <table:table-cell table:style-name="ce17" table:formula="of:=0.5*PI()-([lf.J331]*[lf.L331]+[lf.K331])" office:value-type="float" office:value="-0.165733157023011" calcext:value-type="float">
            <text:p>-0,165733157023011</text:p>
          </table:table-cell>
          <table:table-cell table:style-name="ce17" table:formula="of:=-[lf.M331]-[lf.$B$8]" office:value-type="float" office:value="-0.183332693375855" calcext:value-type="float">
            <text:p>-0,183332693375855</text:p>
          </table:table-cell>
          <table:table-cell table:number-columns-repeated="1010"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[lf.A332]*analyze_resolution" office:value-type="float" office:value="15.15" calcext:value-type="float">
            <text:p>15,15</text:p>
          </table:table-cell>
          <table:table-cell table:style-name="ce20" table:formula="of:=-RADIANS([lf.B332])" office:value-type="float" office:value="-0.264417381677141" calcext:value-type="float">
            <text:p>-0,264417381677141</text:p>
          </table:table-cell>
          <table:table-cell table:style-name="ce20" table:formula="of:=COS([lf.$B$6])*servo_saver_arm_length*COS([lf.C332])-SIN([lf.$B$6])*servo_saver_arm_length*SIN([lf.C332])+[lf.$B$24]" office:value-type="float" office:value="358.44391888342" calcext:value-type="float">
            <text:p>358,44391888342</text:p>
          </table:table-cell>
          <table:table-cell table:style-name="ce20" table:formula="of:=COS([lf.$B$6])*servo_saver_arm_length*SIN([lf.C332])+SIN([lf.$B$6])*servo_saver_arm_length*COS([lf.C332])+[lf.$C$24]" office:value-type="float" office:value="-4.18155109048463" calcext:value-type="float">
            <text:p>-4,18155109048463</text:p>
          </table:table-cell>
          <table:table-cell table:style-name="ce20" table:formula="of:=[$lf.D332]-[$lf.$B$14]" office:value-type="float" office:value="58.4439188834203" calcext:value-type="float">
            <text:p>58,4439188834203</text:p>
          </table:table-cell>
          <table:table-cell table:style-name="ce20" table:formula="of:=[lf.E332]-[$lf.$C$14]" office:value-type="float" office:value="-94.1815510904846" calcext:value-type="float">
            <text:p>-94,1815510904846</text:p>
          </table:table-cell>
          <table:table-cell table:style-name="ce11" table:formula="of:=SQRT([lf.F332]^2+[lf.G332]^2)" office:value-type="float" office:value="110.841581639119" calcext:value-type="float">
            <text:p>110,841581639119</text:p>
          </table:table-cell>
          <table:table-cell table:style-name="ce20" table:formula="of:=([lf.H332]^2-[lf.$B$42]^2+[lf.$B$43]^2)/(2*[lf.H332])" office:value-type="float" office:value="7.62916887477379" calcext:value-type="float">
            <text:p>7,62916887477379</text:p>
          </table:table-cell>
          <table:table-cell table:style-name="ce20" table:formula="of:=ACOS([lf.I332]/[lf.$B$43])" office:value-type="float" office:value="1.17942279971278" calcext:value-type="float">
            <text:p>1,17942279971278</text:p>
          </table:table-cell>
          <table:table-cell table:style-name="ce20" table:formula="of:=ASIN([lf.F332]/[lf.H332])" office:value-type="float" office:value="0.555389520256575" calcext:value-type="float">
            <text:p>0,555389520256575</text:p>
          </table:table-cell>
          <table:table-cell table:style-name="ce20" table:formula="of:=IF(0.5*PI()+[lf.$B$9]&gt;[lf.K332];1;-1)" office:value-type="float" office:value="1" calcext:value-type="float">
            <text:p>1</text:p>
          </table:table-cell>
          <table:table-cell table:style-name="ce17" table:formula="of:=0.5*PI()-([lf.J332]*[lf.L332]+[lf.K332])" office:value-type="float" office:value="-0.164015993174456" calcext:value-type="float">
            <text:p>-0,164015993174456</text:p>
          </table:table-cell>
          <table:table-cell table:style-name="ce17" table:formula="of:=-[lf.M332]-[lf.$B$8]" office:value-type="float" office:value="-0.18504985722441" calcext:value-type="float">
            <text:p>-0,18504985722441</text:p>
          </table:table-cell>
          <table:table-cell table:number-columns-repeated="1010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[lf.A333]*analyze_resolution" office:value-type="float" office:value="15.3" calcext:value-type="float">
            <text:p>15,3</text:p>
          </table:table-cell>
          <table:table-cell table:style-name="ce20" table:formula="of:=-RADIANS([lf.B333])" office:value-type="float" office:value="-0.267035375555132" calcext:value-type="float">
            <text:p>-0,267035375555132</text:p>
          </table:table-cell>
          <table:table-cell table:style-name="ce20" table:formula="of:=COS([lf.$B$6])*servo_saver_arm_length*COS([lf.C333])-SIN([lf.$B$6])*servo_saver_arm_length*SIN([lf.C333])+[lf.$B$24]" office:value-type="float" office:value="358.432918695325" calcext:value-type="float">
            <text:p>358,432918695325</text:p>
          </table:table-cell>
          <table:table-cell table:style-name="ce20" table:formula="of:=COS([lf.$B$6])*servo_saver_arm_length*SIN([lf.C333])+SIN([lf.$B$6])*servo_saver_arm_length*COS([lf.C333])+[lf.$C$24]" office:value-type="float" office:value="-4.22196879944597" calcext:value-type="float">
            <text:p>-4,22196879944597</text:p>
          </table:table-cell>
          <table:table-cell table:style-name="ce20" table:formula="of:=[$lf.D333]-[$lf.$B$14]" office:value-type="float" office:value="58.4329186953248" calcext:value-type="float">
            <text:p>58,4329186953248</text:p>
          </table:table-cell>
          <table:table-cell table:style-name="ce20" table:formula="of:=[lf.E333]-[$lf.$C$14]" office:value-type="float" office:value="-94.221968799446" calcext:value-type="float">
            <text:p>-94,221968799446</text:p>
          </table:table-cell>
          <table:table-cell table:style-name="ce11" table:formula="of:=SQRT([lf.F333]^2+[lf.G333]^2)" office:value-type="float" office:value="110.870128491394" calcext:value-type="float">
            <text:p>110,870128491394</text:p>
          </table:table-cell>
          <table:table-cell table:style-name="ce20" table:formula="of:=([lf.H333]^2-[lf.$B$42]^2+[lf.$B$43]^2)/(2*[lf.H333])" office:value-type="float" office:value="7.65574769272641" calcext:value-type="float">
            <text:p>7,65574769272641</text:p>
          </table:table-cell>
          <table:table-cell table:style-name="ce20" table:formula="of:=ACOS([lf.I333]/[lf.$B$43])" office:value-type="float" office:value="1.17798472534624" calcext:value-type="float">
            <text:p>1,17798472534624</text:p>
          </table:table-cell>
          <table:table-cell table:style-name="ce20" table:formula="of:=ASIN([lf.F333]/[lf.H333])" office:value-type="float" office:value="0.555112998287026" calcext:value-type="float">
            <text:p>0,555112998287026</text:p>
          </table:table-cell>
          <table:table-cell table:style-name="ce20" table:formula="of:=IF(0.5*PI()+[lf.$B$9]&gt;[lf.K333];1;-1)" office:value-type="float" office:value="1" calcext:value-type="float">
            <text:p>1</text:p>
          </table:table-cell>
          <table:table-cell table:style-name="ce17" table:formula="of:=0.5*PI()-([lf.J333]*[lf.L333]+[lf.K333])" office:value-type="float" office:value="-0.162301396838366" calcext:value-type="float">
            <text:p>-0,162301396838366</text:p>
          </table:table-cell>
          <table:table-cell table:style-name="ce17" table:formula="of:=-[lf.M333]-[lf.$B$8]" office:value-type="float" office:value="-0.1867644535605" calcext:value-type="float">
            <text:p>-0,1867644535605</text:p>
          </table:table-cell>
          <table:table-cell table:number-columns-repeated="1010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[lf.A334]*analyze_resolution" office:value-type="float" office:value="15.45" calcext:value-type="float">
            <text:p>15,45</text:p>
          </table:table-cell>
          <table:table-cell table:style-name="ce20" table:formula="of:=-RADIANS([lf.B334])" office:value-type="float" office:value="-0.269653369433124" calcext:value-type="float">
            <text:p>-0,269653369433124</text:p>
          </table:table-cell>
          <table:table-cell table:style-name="ce20" table:formula="of:=COS([lf.$B$6])*servo_saver_arm_length*COS([lf.C334])-SIN([lf.$B$6])*servo_saver_arm_length*SIN([lf.C334])+[lf.$B$24]" office:value-type="float" office:value="358.421812731732" calcext:value-type="float">
            <text:p>358,421812731732</text:p>
          </table:table-cell>
          <table:table-cell table:style-name="ce20" table:formula="of:=COS([lf.$B$6])*servo_saver_arm_length*SIN([lf.C334])+SIN([lf.$B$6])*servo_saver_arm_length*COS([lf.C334])+[lf.$C$24]" office:value-type="float" office:value="-4.26235757150588" calcext:value-type="float">
            <text:p>-4,26235757150588</text:p>
          </table:table-cell>
          <table:table-cell table:style-name="ce20" table:formula="of:=[$lf.D334]-[$lf.$B$14]" office:value-type="float" office:value="58.4218127317325" calcext:value-type="float">
            <text:p>58,4218127317325</text:p>
          </table:table-cell>
          <table:table-cell table:style-name="ce20" table:formula="of:=[lf.E334]-[$lf.$C$14]" office:value-type="float" office:value="-94.2623575715059" calcext:value-type="float">
            <text:p>-94,2623575715059</text:p>
          </table:table-cell>
          <table:table-cell table:style-name="ce11" table:formula="of:=SQRT([lf.F334]^2+[lf.G334]^2)" office:value-type="float" office:value="110.89860349797" calcext:value-type="float">
            <text:p>110,89860349797</text:p>
          </table:table-cell>
          <table:table-cell table:style-name="ce20" table:formula="of:=([lf.H334]^2-[lf.$B$42]^2+[lf.$B$43]^2)/(2*[lf.H334])" office:value-type="float" office:value="7.68225330679467" calcext:value-type="float">
            <text:p>7,68225330679467</text:p>
          </table:table-cell>
          <table:table-cell table:style-name="ce20" table:formula="of:=ACOS([lf.I334]/[lf.$B$43])" office:value-type="float" office:value="1.17654975789243" calcext:value-type="float">
            <text:p>1,17654975789243</text:p>
          </table:table-cell>
          <table:table-cell table:style-name="ce20" table:formula="of:=ASIN([lf.F334]/[lf.H334])" office:value-type="float" office:value="0.55483594543917" calcext:value-type="float">
            <text:p>0,55483594543917</text:p>
          </table:table-cell>
          <table:table-cell table:style-name="ce20" table:formula="of:=IF(0.5*PI()+[lf.$B$9]&gt;[lf.K334];1;-1)" office:value-type="float" office:value="1" calcext:value-type="float">
            <text:p>1</text:p>
          </table:table-cell>
          <table:table-cell table:style-name="ce17" table:formula="of:=0.5*PI()-([lf.J334]*[lf.L334]+[lf.K334])" office:value-type="float" office:value="-0.160589376536702" calcext:value-type="float">
            <text:p>-0,160589376536702</text:p>
          </table:table-cell>
          <table:table-cell table:style-name="ce17" table:formula="of:=-[lf.M334]-[lf.$B$8]" office:value-type="float" office:value="-0.188476473862164" calcext:value-type="float">
            <text:p>-0,188476473862164</text:p>
          </table:table-cell>
          <table:table-cell table:number-columns-repeated="1010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[lf.A335]*analyze_resolution" office:value-type="float" office:value="15.6" calcext:value-type="float">
            <text:p>15,6</text:p>
          </table:table-cell>
          <table:table-cell table:style-name="ce20" table:formula="of:=-RADIANS([lf.B335])" office:value-type="float" office:value="-0.272271363311115" calcext:value-type="float">
            <text:p>-0,272271363311115</text:p>
          </table:table-cell>
          <table:table-cell table:style-name="ce20" table:formula="of:=COS([lf.$B$6])*servo_saver_arm_length*COS([lf.C335])-SIN([lf.$B$6])*servo_saver_arm_length*SIN([lf.C335])+[lf.$B$24]" office:value-type="float" office:value="358.410601068763" calcext:value-type="float">
            <text:p>358,410601068763</text:p>
          </table:table-cell>
          <table:table-cell table:style-name="ce20" table:formula="of:=COS([lf.$B$6])*servo_saver_arm_length*SIN([lf.C335])+SIN([lf.$B$6])*servo_saver_arm_length*COS([lf.C335])+[lf.$C$24]" office:value-type="float" office:value="-4.30271712984425" calcext:value-type="float">
            <text:p>-4,30271712984425</text:p>
          </table:table-cell>
          <table:table-cell table:style-name="ce20" table:formula="of:=[$lf.D335]-[$lf.$B$14]" office:value-type="float" office:value="58.4106010687625" calcext:value-type="float">
            <text:p>58,4106010687625</text:p>
          </table:table-cell>
          <table:table-cell table:style-name="ce20" table:formula="of:=[lf.E335]-[$lf.$C$14]" office:value-type="float" office:value="-94.3027171298443" calcext:value-type="float">
            <text:p>-94,3027171298443</text:p>
          </table:table-cell>
          <table:table-cell table:style-name="ce11" table:formula="of:=SQRT([lf.F335]^2+[lf.G335]^2)" office:value-type="float" office:value="110.927006519087" calcext:value-type="float">
            <text:p>110,927006519087</text:p>
          </table:table-cell>
          <table:table-cell table:style-name="ce20" table:formula="of:=([lf.H335]^2-[lf.$B$42]^2+[lf.$B$43]^2)/(2*[lf.H335])" office:value-type="float" office:value="7.70868563947775" calcext:value-type="float">
            <text:p>7,70868563947775</text:p>
          </table:table-cell>
          <table:table-cell table:style-name="ce20" table:formula="of:=ACOS([lf.I335]/[lf.$B$43])" office:value-type="float" office:value="1.17511790415148" calcext:value-type="float">
            <text:p>1,17511790415148</text:p>
          </table:table-cell>
          <table:table-cell table:style-name="ce20" table:formula="of:=ASIN([lf.F335]/[lf.H335])" office:value-type="float" office:value="0.554558363459886" calcext:value-type="float">
            <text:p>0,554558363459886</text:p>
          </table:table-cell>
          <table:table-cell table:style-name="ce20" table:formula="of:=IF(0.5*PI()+[lf.$B$9]&gt;[lf.K335];1;-1)" office:value-type="float" office:value="1" calcext:value-type="float">
            <text:p>1</text:p>
          </table:table-cell>
          <table:table-cell table:style-name="ce17" table:formula="of:=0.5*PI()-([lf.J335]*[lf.L335]+[lf.K335])" office:value-type="float" office:value="-0.15887994081647" calcext:value-type="float">
            <text:p>-0,15887994081647</text:p>
          </table:table-cell>
          <table:table-cell table:style-name="ce17" table:formula="of:=-[lf.M335]-[lf.$B$8]" office:value-type="float" office:value="-0.190185909582396" calcext:value-type="float">
            <text:p>-0,190185909582396</text:p>
          </table:table-cell>
          <table:table-cell table:number-columns-repeated="1010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[lf.A336]*analyze_resolution" office:value-type="float" office:value="15.75" calcext:value-type="float">
            <text:p>15,75</text:p>
          </table:table-cell>
          <table:table-cell table:style-name="ce20" table:formula="of:=-RADIANS([lf.B336])" office:value-type="float" office:value="-0.274889357189107" calcext:value-type="float">
            <text:p>-0,274889357189107</text:p>
          </table:table-cell>
          <table:table-cell table:style-name="ce20" table:formula="of:=COS([lf.$B$6])*servo_saver_arm_length*COS([lf.C336])-SIN([lf.$B$6])*servo_saver_arm_length*SIN([lf.C336])+[lf.$B$24]" office:value-type="float" office:value="358.399283783258" calcext:value-type="float">
            <text:p>358,399283783258</text:p>
          </table:table-cell>
          <table:table-cell table:style-name="ce20" table:formula="of:=COS([lf.$B$6])*servo_saver_arm_length*SIN([lf.C336])+SIN([lf.$B$6])*servo_saver_arm_length*COS([lf.C336])+[lf.$C$24]" office:value-type="float" office:value="-4.34304719784119" calcext:value-type="float">
            <text:p>-4,34304719784119</text:p>
          </table:table-cell>
          <table:table-cell table:style-name="ce20" table:formula="of:=[$lf.D336]-[$lf.$B$14]" office:value-type="float" office:value="58.3992837832583" calcext:value-type="float">
            <text:p>58,3992837832583</text:p>
          </table:table-cell>
          <table:table-cell table:style-name="ce20" table:formula="of:=[lf.E336]-[$lf.$C$14]" office:value-type="float" office:value="-94.3430471978412" calcext:value-type="float">
            <text:p>-94,3430471978412</text:p>
          </table:table-cell>
          <table:table-cell table:style-name="ce11" table:formula="of:=SQRT([lf.F336]^2+[lf.G336]^2)" office:value-type="float" office:value="110.955337415429" calcext:value-type="float">
            <text:p>110,955337415429</text:p>
          </table:table-cell>
          <table:table-cell table:style-name="ce20" table:formula="of:=([lf.H336]^2-[lf.$B$42]^2+[lf.$B$43]^2)/(2*[lf.H336])" office:value-type="float" office:value="7.73504461361444" calcext:value-type="float">
            <text:p>7,73504461361444</text:p>
          </table:table-cell>
          <table:table-cell table:style-name="ce20" table:formula="of:=ACOS([lf.I336]/[lf.$B$43])" office:value-type="float" office:value="1.17368917094943" calcext:value-type="float">
            <text:p>1,17368917094943</text:p>
          </table:table-cell>
          <table:table-cell table:style-name="ce20" table:formula="of:=ASIN([lf.F336]/[lf.H336])" office:value-type="float" office:value="0.55428025409514" calcext:value-type="float">
            <text:p>0,55428025409514</text:p>
          </table:table-cell>
          <table:table-cell table:style-name="ce20" table:formula="of:=IF(0.5*PI()+[lf.$B$9]&gt;[lf.K336];1;-1)" office:value-type="float" office:value="1" calcext:value-type="float">
            <text:p>1</text:p>
          </table:table-cell>
          <table:table-cell table:style-name="ce17" table:formula="of:=0.5*PI()-([lf.J336]*[lf.L336]+[lf.K336])" office:value-type="float" office:value="-0.15717309824967" calcext:value-type="float">
            <text:p>-0,15717309824967</text:p>
          </table:table-cell>
          <table:table-cell table:style-name="ce17" table:formula="of:=-[lf.M336]-[lf.$B$8]" office:value-type="float" office:value="-0.191892752149196" calcext:value-type="float">
            <text:p>-0,191892752149196</text:p>
          </table:table-cell>
          <table:table-cell table:number-columns-repeated="1010"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[lf.A337]*analyze_resolution" office:value-type="float" office:value="15.9" calcext:value-type="float">
            <text:p>15,9</text:p>
          </table:table-cell>
          <table:table-cell table:style-name="ce20" table:formula="of:=-RADIANS([lf.B337])" office:value-type="float" office:value="-0.277507351067098" calcext:value-type="float">
            <text:p>-0,277507351067098</text:p>
          </table:table-cell>
          <table:table-cell table:style-name="ce20" table:formula="of:=COS([lf.$B$6])*servo_saver_arm_length*COS([lf.C337])-SIN([lf.$B$6])*servo_saver_arm_length*SIN([lf.C337])+[lf.$B$24]" office:value-type="float" office:value="358.387860952787" calcext:value-type="float">
            <text:p>358,387860952787</text:p>
          </table:table-cell>
          <table:table-cell table:style-name="ce20" table:formula="of:=COS([lf.$B$6])*servo_saver_arm_length*SIN([lf.C337])+SIN([lf.$B$6])*servo_saver_arm_length*COS([lf.C337])+[lf.$C$24]" office:value-type="float" office:value="-4.38334749907892" calcext:value-type="float">
            <text:p>-4,38334749907892</text:p>
          </table:table-cell>
          <table:table-cell table:style-name="ce20" table:formula="of:=[$lf.D337]-[$lf.$B$14]" office:value-type="float" office:value="58.3878609527874" calcext:value-type="float">
            <text:p>58,3878609527874</text:p>
          </table:table-cell>
          <table:table-cell table:style-name="ce20" table:formula="of:=[lf.E337]-[$lf.$C$14]" office:value-type="float" office:value="-94.3833474990789" calcext:value-type="float">
            <text:p>-94,3833474990789</text:p>
          </table:table-cell>
          <table:table-cell table:style-name="ce11" table:formula="of:=SQRT([lf.F337]^2+[lf.G337]^2)" office:value-type="float" office:value="110.983596048127" calcext:value-type="float">
            <text:p>110,983596048127</text:p>
          </table:table-cell>
          <table:table-cell table:style-name="ce20" table:formula="of:=([lf.H337]^2-[lf.$B$42]^2+[lf.$B$43]^2)/(2*[lf.H337])" office:value-type="float" office:value="7.76133015238214" calcext:value-type="float">
            <text:p>7,76133015238214</text:p>
          </table:table-cell>
          <table:table-cell table:style-name="ce20" table:formula="of:=ACOS([lf.I337]/[lf.$B$43])" office:value-type="float" office:value="1.17226356513814" calcext:value-type="float">
            <text:p>1,17226356513814</text:p>
          </table:table-cell>
          <table:table-cell table:style-name="ce20" table:formula="of:=ASIN([lf.F337]/[lf.H337])" office:value-type="float" office:value="0.554001619089983" calcext:value-type="float">
            <text:p>0,554001619089983</text:p>
          </table:table-cell>
          <table:table-cell table:style-name="ce20" table:formula="of:=IF(0.5*PI()+[lf.$B$9]&gt;[lf.K337];1;-1)" office:value-type="float" office:value="1" calcext:value-type="float">
            <text:p>1</text:p>
          </table:table-cell>
          <table:table-cell table:style-name="ce17" table:formula="of:=0.5*PI()-([lf.J337]*[lf.L337]+[lf.K337])" office:value-type="float" office:value="-0.155468857433227" calcext:value-type="float">
            <text:p>-0,155468857433227</text:p>
          </table:table-cell>
          <table:table-cell table:style-name="ce17" table:formula="of:=-[lf.M337]-[lf.$B$8]" office:value-type="float" office:value="-0.193596992965639" calcext:value-type="float">
            <text:p>-0,193596992965639</text:p>
          </table:table-cell>
          <table:table-cell table:number-columns-repeated="1010"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[lf.A338]*analyze_resolution" office:value-type="float" office:value="16.05" calcext:value-type="float">
            <text:p>16,05</text:p>
          </table:table-cell>
          <table:table-cell table:style-name="ce20" table:formula="of:=-RADIANS([lf.B338])" office:value-type="float" office:value="-0.28012534494509" calcext:value-type="float">
            <text:p>-0,28012534494509</text:p>
          </table:table-cell>
          <table:table-cell table:style-name="ce20" table:formula="of:=COS([lf.$B$6])*servo_saver_arm_length*COS([lf.C338])-SIN([lf.$B$6])*servo_saver_arm_length*SIN([lf.C338])+[lf.$B$24]" office:value-type="float" office:value="358.37633265564" calcext:value-type="float">
            <text:p>358,37633265564</text:p>
          </table:table-cell>
          <table:table-cell table:style-name="ce20" table:formula="of:=COS([lf.$B$6])*servo_saver_arm_length*SIN([lf.C338])+SIN([lf.$B$6])*servo_saver_arm_length*COS([lf.C338])+[lf.$C$24]" office:value-type="float" office:value="-4.42361775734369" calcext:value-type="float">
            <text:p>-4,42361775734369</text:p>
          </table:table-cell>
          <table:table-cell table:style-name="ce20" table:formula="of:=[$lf.D338]-[$lf.$B$14]" office:value-type="float" office:value="58.3763326556404" calcext:value-type="float">
            <text:p>58,3763326556404</text:p>
          </table:table-cell>
          <table:table-cell table:style-name="ce20" table:formula="of:=[lf.E338]-[$lf.$C$14]" office:value-type="float" office:value="-94.4236177573437" calcext:value-type="float">
            <text:p>-94,4236177573437</text:p>
          </table:table-cell>
          <table:table-cell table:style-name="ce11" table:formula="of:=SQRT([lf.F338]^2+[lf.G338]^2)" office:value-type="float" office:value="111.011782278761" calcext:value-type="float">
            <text:p>111,011782278761</text:p>
          </table:table-cell>
          <table:table-cell table:style-name="ce20" table:formula="of:=([lf.H338]^2-[lf.$B$42]^2+[lf.$B$43]^2)/(2*[lf.H338])" office:value-type="float" office:value="7.7875421792957" calcext:value-type="float">
            <text:p>7,7875421792957</text:p>
          </table:table-cell>
          <table:table-cell table:style-name="ce20" table:formula="of:=ACOS([lf.I338]/[lf.$B$43])" office:value-type="float" office:value="1.17084109359529" calcext:value-type="float">
            <text:p>1,17084109359529</text:p>
          </table:table-cell>
          <table:table-cell table:style-name="ce20" table:formula="of:=ASIN([lf.F338]/[lf.H338])" office:value-type="float" office:value="0.553722460188552" calcext:value-type="float">
            <text:p>0,553722460188552</text:p>
          </table:table-cell>
          <table:table-cell table:style-name="ce20" table:formula="of:=IF(0.5*PI()+[lf.$B$9]&gt;[lf.K338];1;-1)" office:value-type="float" office:value="1" calcext:value-type="float">
            <text:p>1</text:p>
          </table:table-cell>
          <table:table-cell table:style-name="ce17" table:formula="of:=0.5*PI()-([lf.J338]*[lf.L338]+[lf.K338])" office:value-type="float" office:value="-0.153767226988946" calcext:value-type="float">
            <text:p>-0,153767226988946</text:p>
          </table:table-cell>
          <table:table-cell table:style-name="ce17" table:formula="of:=-[lf.M338]-[lf.$B$8]" office:value-type="float" office:value="-0.19529862340992" calcext:value-type="float">
            <text:p>-0,19529862340992</text:p>
          </table:table-cell>
          <table:table-cell table:number-columns-repeated="1010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[lf.A339]*analyze_resolution" office:value-type="float" office:value="16.2" calcext:value-type="float">
            <text:p>16,2</text:p>
          </table:table-cell>
          <table:table-cell table:style-name="ce20" table:formula="of:=-RADIANS([lf.B339])" office:value-type="float" office:value="-0.282743338823081" calcext:value-type="float">
            <text:p>-0,282743338823081</text:p>
          </table:table-cell>
          <table:table-cell table:style-name="ce20" table:formula="of:=COS([lf.$B$6])*servo_saver_arm_length*COS([lf.C339])-SIN([lf.$B$6])*servo_saver_arm_length*SIN([lf.C339])+[lf.$B$24]" office:value-type="float" office:value="358.364698970831" calcext:value-type="float">
            <text:p>358,364698970831</text:p>
          </table:table-cell>
          <table:table-cell table:style-name="ce20" table:formula="of:=COS([lf.$B$6])*servo_saver_arm_length*SIN([lf.C339])+SIN([lf.$B$6])*servo_saver_arm_length*COS([lf.C339])+[lf.$C$24]" office:value-type="float" office:value="-4.46385769662767" calcext:value-type="float">
            <text:p>-4,46385769662767</text:p>
          </table:table-cell>
          <table:table-cell table:style-name="ce20" table:formula="of:=[$lf.D339]-[$lf.$B$14]" office:value-type="float" office:value="58.3646989708311" calcext:value-type="float">
            <text:p>58,3646989708311</text:p>
          </table:table-cell>
          <table:table-cell table:style-name="ce20" table:formula="of:=[lf.E339]-[$lf.$C$14]" office:value-type="float" office:value="-94.4638576966277" calcext:value-type="float">
            <text:p>-94,4638576966277</text:p>
          </table:table-cell>
          <table:table-cell table:style-name="ce11" table:formula="of:=SQRT([lf.F339]^2+[lf.G339]^2)" office:value-type="float" office:value="111.039895969352" calcext:value-type="float">
            <text:p>111,039895969352</text:p>
          </table:table-cell>
          <table:table-cell table:style-name="ce20" table:formula="of:=([lf.H339]^2-[lf.$B$42]^2+[lf.$B$43]^2)/(2*[lf.H339])" office:value-type="float" office:value="7.81368061820658" calcext:value-type="float">
            <text:p>7,81368061820658</text:p>
          </table:table-cell>
          <table:table-cell table:style-name="ce20" table:formula="of:=ACOS([lf.I339]/[lf.$B$43])" office:value-type="float" office:value="1.16942176322427" calcext:value-type="float">
            <text:p>1,16942176322427</text:p>
          </table:table-cell>
          <table:table-cell table:style-name="ce20" table:formula="of:=ASIN([lf.F339]/[lf.H339])" office:value-type="float" office:value="0.553442779134066" calcext:value-type="float">
            <text:p>0,553442779134066</text:p>
          </table:table-cell>
          <table:table-cell table:style-name="ce20" table:formula="of:=IF(0.5*PI()+[lf.$B$9]&gt;[lf.K339];1;-1)" office:value-type="float" office:value="1" calcext:value-type="float">
            <text:p>1</text:p>
          </table:table-cell>
          <table:table-cell table:style-name="ce17" table:formula="of:=0.5*PI()-([lf.J339]*[lf.L339]+[lf.K339])" office:value-type="float" office:value="-0.152068215563437" calcext:value-type="float">
            <text:p>-0,152068215563437</text:p>
          </table:table-cell>
          <table:table-cell table:style-name="ce17" table:formula="of:=-[lf.M339]-[lf.$B$8]" office:value-type="float" office:value="-0.196997634835429" calcext:value-type="float">
            <text:p>-0,196997634835429</text:p>
          </table:table-cell>
          <table:table-cell table:number-columns-repeated="1010"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[lf.A340]*analyze_resolution" office:value-type="float" office:value="16.35" calcext:value-type="float">
            <text:p>16,35</text:p>
          </table:table-cell>
          <table:table-cell table:style-name="ce20" table:formula="of:=-RADIANS([lf.B340])" office:value-type="float" office:value="-0.285361332701073" calcext:value-type="float">
            <text:p>-0,285361332701073</text:p>
          </table:table-cell>
          <table:table-cell table:style-name="ce20" table:formula="of:=COS([lf.$B$6])*servo_saver_arm_length*COS([lf.C340])-SIN([lf.$B$6])*servo_saver_arm_length*SIN([lf.C340])+[lf.$B$24]" office:value-type="float" office:value="358.352959978095" calcext:value-type="float">
            <text:p>358,352959978095</text:p>
          </table:table-cell>
          <table:table-cell table:style-name="ce20" table:formula="of:=COS([lf.$B$6])*servo_saver_arm_length*SIN([lf.C340])+SIN([lf.$B$6])*servo_saver_arm_length*COS([lf.C340])+[lf.$C$24]" office:value-type="float" office:value="-4.50406704113081" calcext:value-type="float">
            <text:p>-4,50406704113081</text:p>
          </table:table-cell>
          <table:table-cell table:style-name="ce20" table:formula="of:=[$lf.D340]-[$lf.$B$14]" office:value-type="float" office:value="58.3529599780954" calcext:value-type="float">
            <text:p>58,3529599780954</text:p>
          </table:table-cell>
          <table:table-cell table:style-name="ce20" table:formula="of:=[lf.E340]-[$lf.$C$14]" office:value-type="float" office:value="-94.5040670411308" calcext:value-type="float">
            <text:p>-94,5040670411308</text:p>
          </table:table-cell>
          <table:table-cell table:style-name="ce11" table:formula="of:=SQRT([lf.F340]^2+[lf.G340]^2)" office:value-type="float" office:value="111.06793698237" calcext:value-type="float">
            <text:p>111,06793698237</text:p>
          </table:table-cell>
          <table:table-cell table:style-name="ce20" table:formula="of:=([lf.H340]^2-[lf.$B$42]^2+[lf.$B$43]^2)/(2*[lf.H340])" office:value-type="float" office:value="7.83974539330155" calcext:value-type="float">
            <text:p>7,83974539330155</text:p>
          </table:table-cell>
          <table:table-cell table:style-name="ce20" table:formula="of:=ACOS([lf.I340]/[lf.$B$43])" office:value-type="float" office:value="1.16800558095414" calcext:value-type="float">
            <text:p>1,16800558095414</text:p>
          </table:table-cell>
          <table:table-cell table:style-name="ce20" table:formula="of:=ASIN([lf.F340]/[lf.H340])" office:value-type="float" office:value="0.553162577668827" calcext:value-type="float">
            <text:p>0,553162577668827</text:p>
          </table:table-cell>
          <table:table-cell table:style-name="ce20" table:formula="of:=IF(0.5*PI()+[lf.$B$9]&gt;[lf.K340];1;-1)" office:value-type="float" office:value="1" calcext:value-type="float">
            <text:p>1</text:p>
          </table:table-cell>
          <table:table-cell table:style-name="ce17" table:formula="of:=0.5*PI()-([lf.J340]*[lf.L340]+[lf.K340])" office:value-type="float" office:value="-0.150371831828066" calcext:value-type="float">
            <text:p>-0,150371831828066</text:p>
          </table:table-cell>
          <table:table-cell table:style-name="ce17" table:formula="of:=-[lf.M340]-[lf.$B$8]" office:value-type="float" office:value="-0.1986940185708" calcext:value-type="float">
            <text:p>-0,1986940185708</text:p>
          </table:table-cell>
          <table:table-cell table:number-columns-repeated="1010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lf.A341]*analyze_resolution" office:value-type="float" office:value="16.5" calcext:value-type="float">
            <text:p>16,5</text:p>
          </table:table-cell>
          <table:table-cell table:style-name="ce20" table:formula="of:=-RADIANS([lf.B341])" office:value-type="float" office:value="-0.287979326579064" calcext:value-type="float">
            <text:p>-0,287979326579064</text:p>
          </table:table-cell>
          <table:table-cell table:style-name="ce20" table:formula="of:=COS([lf.$B$6])*servo_saver_arm_length*COS([lf.C341])-SIN([lf.$B$6])*servo_saver_arm_length*SIN([lf.C341])+[lf.$B$24]" office:value-type="float" office:value="358.341115757891" calcext:value-type="float">
            <text:p>358,341115757891</text:p>
          </table:table-cell>
          <table:table-cell table:style-name="ce20" table:formula="of:=COS([lf.$B$6])*servo_saver_arm_length*SIN([lf.C341])+SIN([lf.$B$6])*servo_saver_arm_length*COS([lf.C341])+[lf.$C$24]" office:value-type="float" office:value="-4.54424551526276" calcext:value-type="float">
            <text:p>-4,54424551526276</text:p>
          </table:table-cell>
          <table:table-cell table:style-name="ce20" table:formula="of:=[$lf.D341]-[$lf.$B$14]" office:value-type="float" office:value="58.3411157578911" calcext:value-type="float">
            <text:p>58,3411157578911</text:p>
          </table:table-cell>
          <table:table-cell table:style-name="ce20" table:formula="of:=[lf.E341]-[$lf.$C$14]" office:value-type="float" office:value="-94.5442455152628" calcext:value-type="float">
            <text:p>-94,5442455152628</text:p>
          </table:table-cell>
          <table:table-cell table:style-name="ce11" table:formula="of:=SQRT([lf.F341]^2+[lf.G341]^2)" office:value-type="float" office:value="111.095905180731" calcext:value-type="float">
            <text:p>111,095905180731</text:p>
          </table:table-cell>
          <table:table-cell table:style-name="ce20" table:formula="of:=([lf.H341]^2-[lf.$B$42]^2+[lf.$B$43]^2)/(2*[lf.H341])" office:value-type="float" office:value="7.86573642910197" calcext:value-type="float">
            <text:p>7,86573642910197</text:p>
          </table:table-cell>
          <table:table-cell table:style-name="ce20" table:formula="of:=ACOS([lf.I341]/[lf.$B$43])" office:value-type="float" office:value="1.16659255373956" calcext:value-type="float">
            <text:p>1,16659255373956</text:p>
          </table:table-cell>
          <table:table-cell table:style-name="ce20" table:formula="of:=ASIN([lf.F341]/[lf.H341])" office:value-type="float" office:value="0.552881857534215" calcext:value-type="float">
            <text:p>0,552881857534215</text:p>
          </table:table-cell>
          <table:table-cell table:style-name="ce20" table:formula="of:=IF(0.5*PI()+[lf.$B$9]&gt;[lf.K341];1;-1)" office:value-type="float" office:value="1" calcext:value-type="float">
            <text:p>1</text:p>
          </table:table-cell>
          <table:table-cell table:style-name="ce17" table:formula="of:=0.5*PI()-([lf.J341]*[lf.L341]+[lf.K341])" office:value-type="float" office:value="-0.14867808447888" calcext:value-type="float">
            <text:p>-0,14867808447888</text:p>
          </table:table-cell>
          <table:table-cell table:style-name="ce17" table:formula="of:=-[lf.M341]-[lf.$B$8]" office:value-type="float" office:value="-0.200387765919986" calcext:value-type="float">
            <text:p>-0,200387765919986</text:p>
          </table:table-cell>
          <table:table-cell table:number-columns-repeated="1010"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[lf.A342]*analyze_resolution" office:value-type="float" office:value="16.65" calcext:value-type="float">
            <text:p>16,65</text:p>
          </table:table-cell>
          <table:table-cell table:style-name="ce20" table:formula="of:=-RADIANS([lf.B342])" office:value-type="float" office:value="-0.290597320457056" calcext:value-type="float">
            <text:p>-0,290597320457056</text:p>
          </table:table-cell>
          <table:table-cell table:style-name="ce20" table:formula="of:=COS([lf.$B$6])*servo_saver_arm_length*COS([lf.C342])-SIN([lf.$B$6])*servo_saver_arm_length*SIN([lf.C342])+[lf.$B$24]" office:value-type="float" office:value="358.329166391397" calcext:value-type="float">
            <text:p>358,329166391397</text:p>
          </table:table-cell>
          <table:table-cell table:style-name="ce20" table:formula="of:=COS([lf.$B$6])*servo_saver_arm_length*SIN([lf.C342])+SIN([lf.$B$6])*servo_saver_arm_length*COS([lf.C342])+[lf.$C$24]" office:value-type="float" office:value="-4.58439284364477" calcext:value-type="float">
            <text:p>-4,58439284364477</text:p>
          </table:table-cell>
          <table:table-cell table:style-name="ce20" table:formula="of:=[$lf.D342]-[$lf.$B$14]" office:value-type="float" office:value="58.3291663913971" calcext:value-type="float">
            <text:p>58,3291663913971</text:p>
          </table:table-cell>
          <table:table-cell table:style-name="ce20" table:formula="of:=[lf.E342]-[$lf.$C$14]" office:value-type="float" office:value="-94.5843928436448" calcext:value-type="float">
            <text:p>-94,5843928436448</text:p>
          </table:table-cell>
          <table:table-cell table:style-name="ce11" table:formula="of:=SQRT([lf.F342]^2+[lf.G342]^2)" office:value-type="float" office:value="111.123800427794" calcext:value-type="float">
            <text:p>111,123800427794</text:p>
          </table:table-cell>
          <table:table-cell table:style-name="ce20" table:formula="of:=([lf.H342]^2-[lf.$B$42]^2+[lf.$B$43]^2)/(2*[lf.H342])" office:value-type="float" office:value="7.89165365046256" calcext:value-type="float">
            <text:p>7,89165365046256</text:p>
          </table:table-cell>
          <table:table-cell table:style-name="ce20" table:formula="of:=ACOS([lf.I342]/[lf.$B$43])" office:value-type="float" office:value="1.16518268856075" calcext:value-type="float">
            <text:p>1,16518268856075</text:p>
          </table:table-cell>
          <table:table-cell table:style-name="ce20" table:formula="of:=ASIN([lf.F342]/[lf.H342])" office:value-type="float" office:value="0.552600620470689" calcext:value-type="float">
            <text:p>0,552600620470689</text:p>
          </table:table-cell>
          <table:table-cell table:style-name="ce20" table:formula="of:=IF(0.5*PI()+[lf.$B$9]&gt;[lf.K342];1;-1)" office:value-type="float" office:value="1" calcext:value-type="float">
            <text:p>1</text:p>
          </table:table-cell>
          <table:table-cell table:style-name="ce17" table:formula="of:=0.5*PI()-([lf.J342]*[lf.L342]+[lf.K342])" office:value-type="float" office:value="-0.146986982236546" calcext:value-type="float">
            <text:p>-0,146986982236546</text:p>
          </table:table-cell>
          <table:table-cell table:style-name="ce17" table:formula="of:=-[lf.M342]-[lf.$B$8]" office:value-type="float" office:value="-0.20207886816232" calcext:value-type="float">
            <text:p>-0,20207886816232</text:p>
          </table:table-cell>
          <table:table-cell table:number-columns-repeated="1010"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[lf.A343]*analyze_resolution" office:value-type="float" office:value="16.8" calcext:value-type="float">
            <text:p>16,8</text:p>
          </table:table-cell>
          <table:table-cell table:style-name="ce20" table:formula="of:=-RADIANS([lf.B343])" office:value-type="float" office:value="-0.293215314335047" calcext:value-type="float">
            <text:p>-0,293215314335047</text:p>
          </table:table-cell>
          <table:table-cell table:style-name="ce20" table:formula="of:=COS([lf.$B$6])*servo_saver_arm_length*COS([lf.C343])-SIN([lf.$B$6])*servo_saver_arm_length*SIN([lf.C343])+[lf.$B$24]" office:value-type="float" office:value="358.317111960513" calcext:value-type="float">
            <text:p>358,317111960513</text:p>
          </table:table-cell>
          <table:table-cell table:style-name="ce20" table:formula="of:=COS([lf.$B$6])*servo_saver_arm_length*SIN([lf.C343])+SIN([lf.$B$6])*servo_saver_arm_length*COS([lf.C343])+[lf.$C$24]" office:value-type="float" office:value="-4.62450875111155" calcext:value-type="float">
            <text:p>-4,62450875111155</text:p>
          </table:table-cell>
          <table:table-cell table:style-name="ce20" table:formula="of:=[$lf.D343]-[$lf.$B$14]" office:value-type="float" office:value="58.3171119605131" calcext:value-type="float">
            <text:p>58,3171119605131</text:p>
          </table:table-cell>
          <table:table-cell table:style-name="ce20" table:formula="of:=[lf.E343]-[$lf.$C$14]" office:value-type="float" office:value="-94.6245087511116" calcext:value-type="float">
            <text:p>-94,6245087511116</text:p>
          </table:table-cell>
          <table:table-cell table:style-name="ce11" table:formula="of:=SQRT([lf.F343]^2+[lf.G343]^2)" office:value-type="float" office:value="111.151622587366" calcext:value-type="float">
            <text:p>111,151622587366</text:p>
          </table:table-cell>
          <table:table-cell table:style-name="ce20" table:formula="of:=([lf.H343]^2-[lf.$B$42]^2+[lf.$B$43]^2)/(2*[lf.H343])" office:value-type="float" office:value="7.91749698257039" calcext:value-type="float">
            <text:p>7,91749698257039</text:p>
          </table:table-cell>
          <table:table-cell table:style-name="ce20" table:formula="of:=ACOS([lf.I343]/[lf.$B$43])" office:value-type="float" office:value="1.16377599242339" calcext:value-type="float">
            <text:p>1,16377599242339</text:p>
          </table:table-cell>
          <table:table-cell table:style-name="ce20" table:formula="of:=ASIN([lf.F343]/[lf.H343])" office:value-type="float" office:value="0.552318868217788" calcext:value-type="float">
            <text:p>0,552318868217788</text:p>
          </table:table-cell>
          <table:table-cell table:style-name="ce20" table:formula="of:=IF(0.5*PI()+[lf.$B$9]&gt;[lf.K343];1;-1)" office:value-type="float" office:value="1" calcext:value-type="float">
            <text:p>1</text:p>
          </table:table-cell>
          <table:table-cell table:style-name="ce17" table:formula="of:=0.5*PI()-([lf.J343]*[lf.L343]+[lf.K343])" office:value-type="float" office:value="-0.145298533846286" calcext:value-type="float">
            <text:p>-0,145298533846286</text:p>
          </table:table-cell>
          <table:table-cell table:style-name="ce17" table:formula="of:=-[lf.M343]-[lf.$B$8]" office:value-type="float" office:value="-0.20376731655258" calcext:value-type="float">
            <text:p>-0,20376731655258</text:p>
          </table:table-cell>
          <table:table-cell table:number-columns-repeated="1010"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[lf.A344]*analyze_resolution" office:value-type="float" office:value="16.95" calcext:value-type="float">
            <text:p>16,95</text:p>
          </table:table-cell>
          <table:table-cell table:style-name="ce20" table:formula="of:=-RADIANS([lf.B344])" office:value-type="float" office:value="-0.295833308213039" calcext:value-type="float">
            <text:p>-0,295833308213039</text:p>
          </table:table-cell>
          <table:table-cell table:style-name="ce20" table:formula="of:=COS([lf.$B$6])*servo_saver_arm_length*COS([lf.C344])-SIN([lf.$B$6])*servo_saver_arm_length*SIN([lf.C344])+[lf.$B$24]" office:value-type="float" office:value="358.304952547859" calcext:value-type="float">
            <text:p>358,304952547859</text:p>
          </table:table-cell>
          <table:table-cell table:style-name="ce20" table:formula="of:=COS([lf.$B$6])*servo_saver_arm_length*SIN([lf.C344])+SIN([lf.$B$6])*servo_saver_arm_length*COS([lf.C344])+[lf.$C$24]" office:value-type="float" office:value="-4.66459296271314" calcext:value-type="float">
            <text:p>-4,66459296271314</text:p>
          </table:table-cell>
          <table:table-cell table:style-name="ce20" table:formula="of:=[$lf.D344]-[$lf.$B$14]" office:value-type="float" office:value="58.3049525478587" calcext:value-type="float">
            <text:p>58,3049525478587</text:p>
          </table:table-cell>
          <table:table-cell table:style-name="ce20" table:formula="of:=[lf.E344]-[$lf.$C$14]" office:value-type="float" office:value="-94.6645929627131" calcext:value-type="float">
            <text:p>-94,6645929627131</text:p>
          </table:table-cell>
          <table:table-cell table:style-name="ce11" table:formula="of:=SQRT([lf.F344]^2+[lf.G344]^2)" office:value-type="float" office:value="111.179371523697" calcext:value-type="float">
            <text:p>111,179371523697</text:p>
          </table:table-cell>
          <table:table-cell table:style-name="ce20" table:formula="of:=([lf.H344]^2-[lf.$B$42]^2+[lf.$B$43]^2)/(2*[lf.H344])" office:value-type="float" office:value="7.94326635094393" calcext:value-type="float">
            <text:p>7,94326635094393</text:p>
          </table:table-cell>
          <table:table-cell table:style-name="ce20" table:formula="of:=ACOS([lf.I344]/[lf.$B$43])" office:value-type="float" office:value="1.16237247235857" calcext:value-type="float">
            <text:p>1,16237247235857</text:p>
          </table:table-cell>
          <table:table-cell table:style-name="ce20" table:formula="of:=ASIN([lf.F344]/[lf.H344])" office:value-type="float" office:value="0.552036602514125" calcext:value-type="float">
            <text:p>0,552036602514125</text:p>
          </table:table-cell>
          <table:table-cell table:style-name="ce20" table:formula="of:=IF(0.5*PI()+[lf.$B$9]&gt;[lf.K344];1;-1)" office:value-type="float" office:value="1" calcext:value-type="float">
            <text:p>1</text:p>
          </table:table-cell>
          <table:table-cell table:style-name="ce17" table:formula="of:=0.5*PI()-([lf.J344]*[lf.L344]+[lf.K344])" office:value-type="float" office:value="-0.143612748077803" calcext:value-type="float">
            <text:p>-0,143612748077803</text:p>
          </table:table-cell>
          <table:table-cell table:style-name="ce17" table:formula="of:=-[lf.M344]-[lf.$B$8]" office:value-type="float" office:value="-0.205453102321063" calcext:value-type="float">
            <text:p>-0,205453102321063</text:p>
          </table:table-cell>
          <table:table-cell table:number-columns-repeated="1010"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[lf.A345]*analyze_resolution" office:value-type="float" office:value="17.1" calcext:value-type="float">
            <text:p>17,1</text:p>
          </table:table-cell>
          <table:table-cell table:style-name="ce20" table:formula="of:=-RADIANS([lf.B345])" office:value-type="float" office:value="-0.29845130209103" calcext:value-type="float">
            <text:p>-0,29845130209103</text:p>
          </table:table-cell>
          <table:table-cell table:style-name="ce20" table:formula="of:=COS([lf.$B$6])*servo_saver_arm_length*COS([lf.C345])-SIN([lf.$B$6])*servo_saver_arm_length*SIN([lf.C345])+[lf.$B$24]" office:value-type="float" office:value="358.292688236773" calcext:value-type="float">
            <text:p>358,292688236773</text:p>
          </table:table-cell>
          <table:table-cell table:style-name="ce20" table:formula="of:=COS([lf.$B$6])*servo_saver_arm_length*SIN([lf.C345])+SIN([lf.$B$6])*servo_saver_arm_length*COS([lf.C345])+[lf.$C$24]" office:value-type="float" office:value="-4.70464520371686" calcext:value-type="float">
            <text:p>-4,70464520371686</text:p>
          </table:table-cell>
          <table:table-cell table:style-name="ce20" table:formula="of:=[$lf.D345]-[$lf.$B$14]" office:value-type="float" office:value="58.2926882367733" calcext:value-type="float">
            <text:p>58,2926882367733</text:p>
          </table:table-cell>
          <table:table-cell table:style-name="ce20" table:formula="of:=[lf.E345]-[$lf.$C$14]" office:value-type="float" office:value="-94.7046452037169" calcext:value-type="float">
            <text:p>-94,7046452037169</text:p>
          </table:table-cell>
          <table:table-cell table:style-name="ce11" table:formula="of:=SQRT([lf.F345]^2+[lf.G345]^2)" office:value-type="float" office:value="111.207047101483" calcext:value-type="float">
            <text:p>111,207047101483</text:p>
          </table:table-cell>
          <table:table-cell table:style-name="ce20" table:formula="of:=([lf.H345]^2-[lf.$B$42]^2+[lf.$B$43]^2)/(2*[lf.H345])" office:value-type="float" office:value="7.96896168143213" calcext:value-type="float">
            <text:p>7,96896168143213</text:p>
          </table:table-cell>
          <table:table-cell table:style-name="ce20" table:formula="of:=ACOS([lf.I345]/[lf.$B$43])" office:value-type="float" office:value="1.16097213542272" calcext:value-type="float">
            <text:p>1,16097213542272</text:p>
          </table:table-cell>
          <table:table-cell table:style-name="ce20" table:formula="of:=ASIN([lf.F345]/[lf.H345])" office:value-type="float" office:value="0.551753825097389" calcext:value-type="float">
            <text:p>0,551753825097389</text:p>
          </table:table-cell>
          <table:table-cell table:style-name="ce20" table:formula="of:=IF(0.5*PI()+[lf.$B$9]&gt;[lf.K345];1;-1)" office:value-type="float" office:value="1" calcext:value-type="float">
            <text:p>1</text:p>
          </table:table-cell>
          <table:table-cell table:style-name="ce17" table:formula="of:=0.5*PI()-([lf.J345]*[lf.L345]+[lf.K345])" office:value-type="float" office:value="-0.141929633725209" calcext:value-type="float">
            <text:p>-0,141929633725209</text:p>
          </table:table-cell>
          <table:table-cell table:style-name="ce17" table:formula="of:=-[lf.M345]-[lf.$B$8]" office:value-type="float" office:value="-0.207136216673657" calcext:value-type="float">
            <text:p>-0,207136216673657</text:p>
          </table:table-cell>
          <table:table-cell table:number-columns-repeated="1010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[lf.A346]*analyze_resolution" office:value-type="float" office:value="17.25" calcext:value-type="float">
            <text:p>17,25</text:p>
          </table:table-cell>
          <table:table-cell table:style-name="ce20" table:formula="of:=-RADIANS([lf.B346])" office:value-type="float" office:value="-0.301069295969022" calcext:value-type="float">
            <text:p>-0,301069295969022</text:p>
          </table:table-cell>
          <table:table-cell table:style-name="ce20" table:formula="of:=COS([lf.$B$6])*servo_saver_arm_length*COS([lf.C346])-SIN([lf.$B$6])*servo_saver_arm_length*SIN([lf.C346])+[lf.$B$24]" office:value-type="float" office:value="358.280319111315" calcext:value-type="float">
            <text:p>358,280319111315</text:p>
          </table:table-cell>
          <table:table-cell table:style-name="ce20" table:formula="of:=COS([lf.$B$6])*servo_saver_arm_length*SIN([lf.C346])+SIN([lf.$B$6])*servo_saver_arm_length*COS([lf.C346])+[lf.$C$24]" office:value-type="float" office:value="-4.74466519960914" calcext:value-type="float">
            <text:p>-4,74466519960914</text:p>
          </table:table-cell>
          <table:table-cell table:style-name="ce20" table:formula="of:=[$lf.D346]-[$lf.$B$14]" office:value-type="float" office:value="58.280319111315" calcext:value-type="float">
            <text:p>58,280319111315</text:p>
          </table:table-cell>
          <table:table-cell table:style-name="ce20" table:formula="of:=[lf.E346]-[$lf.$C$14]" office:value-type="float" office:value="-94.7446651996091" calcext:value-type="float">
            <text:p>-94,7446651996091</text:p>
          </table:table-cell>
          <table:table-cell table:style-name="ce11" table:formula="of:=SQRT([lf.F346]^2+[lf.G346]^2)" office:value-type="float" office:value="111.234649185866" calcext:value-type="float">
            <text:p>111,234649185866</text:p>
          </table:table-cell>
          <table:table-cell table:style-name="ce20" table:formula="of:=([lf.H346]^2-[lf.$B$42]^2+[lf.$B$43]^2)/(2*[lf.H346])" office:value-type="float" office:value="7.99458290021316" calcext:value-type="float">
            <text:p>7,99458290021316</text:p>
          </table:table-cell>
          <table:table-cell table:style-name="ce20" table:formula="of:=ACOS([lf.I346]/[lf.$B$43])" office:value-type="float" office:value="1.15957498869751" calcext:value-type="float">
            <text:p>1,15957498869751</text:p>
          </table:table-cell>
          <table:table-cell table:style-name="ce20" table:formula="of:=ASIN([lf.F346]/[lf.H346])" office:value-type="float" office:value="0.551470537704342" calcext:value-type="float">
            <text:p>0,551470537704342</text:p>
          </table:table-cell>
          <table:table-cell table:style-name="ce20" table:formula="of:=IF(0.5*PI()+[lf.$B$9]&gt;[lf.K346];1;-1)" office:value-type="float" office:value="1" calcext:value-type="float">
            <text:p>1</text:p>
          </table:table-cell>
          <table:table-cell table:style-name="ce17" table:formula="of:=0.5*PI()-([lf.J346]*[lf.L346]+[lf.K346])" office:value-type="float" office:value="-0.140249199606957" calcext:value-type="float">
            <text:p>-0,140249199606957</text:p>
          </table:table-cell>
          <table:table-cell table:style-name="ce17" table:formula="of:=-[lf.M346]-[lf.$B$8]" office:value-type="float" office:value="-0.208816650791909" calcext:value-type="float">
            <text:p>-0,208816650791909</text:p>
          </table:table-cell>
          <table:table-cell table:number-columns-repeated="1010"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[lf.A347]*analyze_resolution" office:value-type="float" office:value="17.4" calcext:value-type="float">
            <text:p>17,4</text:p>
          </table:table-cell>
          <table:table-cell table:style-name="ce20" table:formula="of:=-RADIANS([lf.B347])" office:value-type="float" office:value="-0.303687289847013" calcext:value-type="float">
            <text:p>-0,303687289847013</text:p>
          </table:table-cell>
          <table:table-cell table:style-name="ce20" table:formula="of:=COS([lf.$B$6])*servo_saver_arm_length*COS([lf.C347])-SIN([lf.$B$6])*servo_saver_arm_length*SIN([lf.C347])+[lf.$B$24]" office:value-type="float" office:value="358.26784525626" calcext:value-type="float">
            <text:p>358,26784525626</text:p>
          </table:table-cell>
          <table:table-cell table:style-name="ce20" table:formula="of:=COS([lf.$B$6])*servo_saver_arm_length*SIN([lf.C347])+SIN([lf.$B$6])*servo_saver_arm_length*COS([lf.C347])+[lf.$C$24]" office:value-type="float" office:value="-4.78465267609739" calcext:value-type="float">
            <text:p>-4,78465267609739</text:p>
          </table:table-cell>
          <table:table-cell table:style-name="ce20" table:formula="of:=[$lf.D347]-[$lf.$B$14]" office:value-type="float" office:value="58.2678452562604" calcext:value-type="float">
            <text:p>58,2678452562604</text:p>
          </table:table-cell>
          <table:table-cell table:style-name="ce20" table:formula="of:=[lf.E347]-[$lf.$C$14]" office:value-type="float" office:value="-94.7846526760974" calcext:value-type="float">
            <text:p>-94,7846526760974</text:p>
          </table:table-cell>
          <table:table-cell table:style-name="ce11" table:formula="of:=SQRT([lf.F347]^2+[lf.G347]^2)" office:value-type="float" office:value="111.262177642431" calcext:value-type="float">
            <text:p>111,262177642431</text:p>
          </table:table-cell>
          <table:table-cell table:style-name="ce20" table:formula="of:=([lf.H347]^2-[lf.$B$42]^2+[lf.$B$43]^2)/(2*[lf.H347])" office:value-type="float" office:value="8.02012993379367" calcext:value-type="float">
            <text:p>8,02012993379367</text:p>
          </table:table-cell>
          <table:table-cell table:style-name="ce20" table:formula="of:=ACOS([lf.I347]/[lf.$B$43])" office:value-type="float" office:value="1.15818103928984" calcext:value-type="float">
            <text:p>1,15818103928984</text:p>
          </table:table-cell>
          <table:table-cell table:style-name="ce20" table:formula="of:=ASIN([lf.F347]/[lf.H347])" office:value-type="float" office:value="0.551186742070821" calcext:value-type="float">
            <text:p>0,551186742070821</text:p>
          </table:table-cell>
          <table:table-cell table:style-name="ce20" table:formula="of:=IF(0.5*PI()+[lf.$B$9]&gt;[lf.K347];1;-1)" office:value-type="float" office:value="1" calcext:value-type="float">
            <text:p>1</text:p>
          </table:table-cell>
          <table:table-cell table:style-name="ce17" table:formula="of:=0.5*PI()-([lf.J347]*[lf.L347]+[lf.K347])" office:value-type="float" office:value="-0.138571454565763" calcext:value-type="float">
            <text:p>-0,138571454565763</text:p>
          </table:table-cell>
          <table:table-cell table:style-name="ce17" table:formula="of:=-[lf.M347]-[lf.$B$8]" office:value-type="float" office:value="-0.210494395833103" calcext:value-type="float">
            <text:p>-0,210494395833103</text:p>
          </table:table-cell>
          <table:table-cell table:number-columns-repeated="1010"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[lf.A348]*analyze_resolution" office:value-type="float" office:value="17.55" calcext:value-type="float">
            <text:p>17,55</text:p>
          </table:table-cell>
          <table:table-cell table:style-name="ce20" table:formula="of:=-RADIANS([lf.B348])" office:value-type="float" office:value="-0.306305283725005" calcext:value-type="float">
            <text:p>-0,306305283725005</text:p>
          </table:table-cell>
          <table:table-cell table:style-name="ce20" table:formula="of:=COS([lf.$B$6])*servo_saver_arm_length*COS([lf.C348])-SIN([lf.$B$6])*servo_saver_arm_length*SIN([lf.C348])+[lf.$B$24]" office:value-type="float" office:value="358.255266757104" calcext:value-type="float">
            <text:p>358,255266757104</text:p>
          </table:table-cell>
          <table:table-cell table:style-name="ce20" table:formula="of:=COS([lf.$B$6])*servo_saver_arm_length*SIN([lf.C348])+SIN([lf.$B$6])*servo_saver_arm_length*COS([lf.C348])+[lf.$C$24]" office:value-type="float" office:value="-4.82460735911193" calcext:value-type="float">
            <text:p>-4,82460735911193</text:p>
          </table:table-cell>
          <table:table-cell table:style-name="ce20" table:formula="of:=[$lf.D348]-[$lf.$B$14]" office:value-type="float" office:value="58.255266757104" calcext:value-type="float">
            <text:p>58,255266757104</text:p>
          </table:table-cell>
          <table:table-cell table:style-name="ce20" table:formula="of:=[lf.E348]-[$lf.$C$14]" office:value-type="float" office:value="-94.8246073591119" calcext:value-type="float">
            <text:p>-94,8246073591119</text:p>
          </table:table-cell>
          <table:table-cell table:style-name="ce11" table:formula="of:=SQRT([lf.F348]^2+[lf.G348]^2)" office:value-type="float" office:value="111.289632337209" calcext:value-type="float">
            <text:p>111,289632337209</text:p>
          </table:table-cell>
          <table:table-cell table:style-name="ce20" table:formula="of:=([lf.H348]^2-[lf.$B$42]^2+[lf.$B$43]^2)/(2*[lf.H348])" office:value-type="float" office:value="8.0456027090077" calcext:value-type="float">
            <text:p>8,0456027090077</text:p>
          </table:table-cell>
          <table:table-cell table:style-name="ce20" table:formula="of:=ACOS([lf.I348]/[lf.$B$43])" office:value-type="float" office:value="1.15679029433169" calcext:value-type="float">
            <text:p>1,15679029433169</text:p>
          </table:table-cell>
          <table:table-cell table:style-name="ce20" table:formula="of:=ASIN([lf.F348]/[lf.H348])" office:value-type="float" office:value="0.550902439931734" calcext:value-type="float">
            <text:p>0,550902439931734</text:p>
          </table:table-cell>
          <table:table-cell table:style-name="ce20" table:formula="of:=IF(0.5*PI()+[lf.$B$9]&gt;[lf.K348];1;-1)" office:value-type="float" office:value="1" calcext:value-type="float">
            <text:p>1</text:p>
          </table:table-cell>
          <table:table-cell table:style-name="ce17" table:formula="of:=0.5*PI()-([lf.J348]*[lf.L348]+[lf.K348])" office:value-type="float" office:value="-0.136896407468527" calcext:value-type="float">
            <text:p>-0,136896407468527</text:p>
          </table:table-cell>
          <table:table-cell table:style-name="ce17" table:formula="of:=-[lf.M348]-[lf.$B$8]" office:value-type="float" office:value="-0.212169442930339" calcext:value-type="float">
            <text:p>-0,212169442930339</text:p>
          </table:table-cell>
          <table:table-cell table:number-columns-repeated="1010"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[lf.A349]*analyze_resolution" office:value-type="float" office:value="17.7" calcext:value-type="float">
            <text:p>17,7</text:p>
          </table:table-cell>
          <table:table-cell table:style-name="ce20" table:formula="of:=-RADIANS([lf.B349])" office:value-type="float" office:value="-0.308923277602996" calcext:value-type="float">
            <text:p>-0,308923277602996</text:p>
          </table:table-cell>
          <table:table-cell table:style-name="ce20" table:formula="of:=COS([lf.$B$6])*servo_saver_arm_length*COS([lf.C349])-SIN([lf.$B$6])*servo_saver_arm_length*SIN([lf.C349])+[lf.$B$24]" office:value-type="float" office:value="358.242583700057" calcext:value-type="float">
            <text:p>358,242583700057</text:p>
          </table:table-cell>
          <table:table-cell table:style-name="ce20" table:formula="of:=COS([lf.$B$6])*servo_saver_arm_length*SIN([lf.C349])+SIN([lf.$B$6])*servo_saver_arm_length*COS([lf.C349])+[lf.$C$24]" office:value-type="float" office:value="-4.86452897480784" calcext:value-type="float">
            <text:p>-4,86452897480784</text:p>
          </table:table-cell>
          <table:table-cell table:style-name="ce20" table:formula="of:=[$lf.D349]-[$lf.$B$14]" office:value-type="float" office:value="58.2425837000574" calcext:value-type="float">
            <text:p>58,2425837000574</text:p>
          </table:table-cell>
          <table:table-cell table:style-name="ce20" table:formula="of:=[lf.E349]-[$lf.$C$14]" office:value-type="float" office:value="-94.8645289748079" calcext:value-type="float">
            <text:p>-94,8645289748079</text:p>
          </table:table-cell>
          <table:table-cell table:style-name="ce11" table:formula="of:=SQRT([lf.F349]^2+[lf.G349]^2)" office:value-type="float" office:value="111.317013136674" calcext:value-type="float">
            <text:p>111,317013136674</text:p>
          </table:table-cell>
          <table:table-cell table:style-name="ce20" table:formula="of:=([lf.H349]^2-[lf.$B$42]^2+[lf.$B$43]^2)/(2*[lf.H349])" office:value-type="float" office:value="8.07100115301557" calcext:value-type="float">
            <text:p>8,07100115301557</text:p>
          </table:table-cell>
          <table:table-cell table:style-name="ce20" table:formula="of:=ACOS([lf.I349]/[lf.$B$43])" office:value-type="float" office:value="1.1554027609801" calcext:value-type="float">
            <text:p>1,1554027609801</text:p>
          </table:table-cell>
          <table:table-cell table:style-name="ce20" table:formula="of:=ASIN([lf.F349]/[lf.H349])" office:value-type="float" office:value="0.550617633021059" calcext:value-type="float">
            <text:p>0,550617633021059</text:p>
          </table:table-cell>
          <table:table-cell table:style-name="ce20" table:formula="of:=IF(0.5*PI()+[lf.$B$9]&gt;[lf.K349];1;-1)" office:value-type="float" office:value="1" calcext:value-type="float">
            <text:p>1</text:p>
          </table:table-cell>
          <table:table-cell table:style-name="ce17" table:formula="of:=0.5*PI()-([lf.J349]*[lf.L349]+[lf.K349])" office:value-type="float" office:value="-0.135224067206261" calcext:value-type="float">
            <text:p>-0,135224067206261</text:p>
          </table:table-cell>
          <table:table-cell table:style-name="ce17" table:formula="of:=-[lf.M349]-[lf.$B$8]" office:value-type="float" office:value="-0.213841783192605" calcext:value-type="float">
            <text:p>-0,213841783192605</text:p>
          </table:table-cell>
          <table:table-cell table:number-columns-repeated="1010"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[lf.A350]*analyze_resolution" office:value-type="float" office:value="17.85" calcext:value-type="float">
            <text:p>17,85</text:p>
          </table:table-cell>
          <table:table-cell table:style-name="ce20" table:formula="of:=-RADIANS([lf.B350])" office:value-type="float" office:value="-0.311541271480988" calcext:value-type="float">
            <text:p>-0,311541271480988</text:p>
          </table:table-cell>
          <table:table-cell table:style-name="ce20" table:formula="of:=COS([lf.$B$6])*servo_saver_arm_length*COS([lf.C350])-SIN([lf.$B$6])*servo_saver_arm_length*SIN([lf.C350])+[lf.$B$24]" office:value-type="float" office:value="358.229796172049" calcext:value-type="float">
            <text:p>358,229796172049</text:p>
          </table:table-cell>
          <table:table-cell table:style-name="ce20" table:formula="of:=COS([lf.$B$6])*servo_saver_arm_length*SIN([lf.C350])+SIN([lf.$B$6])*servo_saver_arm_length*COS([lf.C350])+[lf.$C$24]" office:value-type="float" office:value="-4.90441724956684" calcext:value-type="float">
            <text:p>-4,90441724956684</text:p>
          </table:table-cell>
          <table:table-cell table:style-name="ce20" table:formula="of:=[$lf.D350]-[$lf.$B$14]" office:value-type="float" office:value="58.2297961720487" calcext:value-type="float">
            <text:p>58,2297961720487</text:p>
          </table:table-cell>
          <table:table-cell table:style-name="ce20" table:formula="of:=[lf.E350]-[$lf.$C$14]" office:value-type="float" office:value="-94.9044172495669" calcext:value-type="float">
            <text:p>-94,9044172495669</text:p>
          </table:table-cell>
          <table:table-cell table:style-name="ce11" table:formula="of:=SQRT([lf.F350]^2+[lf.G350]^2)" office:value-type="float" office:value="111.344319907745" calcext:value-type="float">
            <text:p>111,344319907745</text:p>
          </table:table-cell>
          <table:table-cell table:style-name="ce20" table:formula="of:=([lf.H350]^2-[lf.$B$42]^2+[lf.$B$43]^2)/(2*[lf.H350])" office:value-type="float" office:value="8.09632519330315" calcext:value-type="float">
            <text:p>8,09632519330315</text:p>
          </table:table-cell>
          <table:table-cell table:style-name="ce20" table:formula="of:=ACOS([lf.I350]/[lf.$B$43])" office:value-type="float" office:value="1.15401844641705" calcext:value-type="float">
            <text:p>1,15401844641705</text:p>
          </table:table-cell>
          <table:table-cell table:style-name="ce20" table:formula="of:=ASIN([lf.F350]/[lf.H350])" office:value-type="float" office:value="0.550332323071845" calcext:value-type="float">
            <text:p>0,550332323071845</text:p>
          </table:table-cell>
          <table:table-cell table:style-name="ce20" table:formula="of:=IF(0.5*PI()+[lf.$B$9]&gt;[lf.K350];1;-1)" office:value-type="float" office:value="1" calcext:value-type="float">
            <text:p>1</text:p>
          </table:table-cell>
          <table:table-cell table:style-name="ce17" table:formula="of:=0.5*PI()-([lf.J350]*[lf.L350]+[lf.K350])" office:value-type="float" office:value="-0.133554442694001" calcext:value-type="float">
            <text:p>-0,133554442694001</text:p>
          </table:table-cell>
          <table:table-cell table:style-name="ce17" table:formula="of:=-[lf.M350]-[lf.$B$8]" office:value-type="float" office:value="-0.215511407704865" calcext:value-type="float">
            <text:p>-0,215511407704865</text:p>
          </table:table-cell>
          <table:table-cell table:number-columns-repeated="1010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lf.A351]*analyze_resolution" office:value-type="float" office:value="18" calcext:value-type="float">
            <text:p>18</text:p>
          </table:table-cell>
          <table:table-cell table:style-name="ce20" table:formula="of:=-RADIANS([lf.B351])" office:value-type="float" office:value="-0.314159265358979" calcext:value-type="float">
            <text:p>-0,314159265358979</text:p>
          </table:table-cell>
          <table:table-cell table:style-name="ce20" table:formula="of:=COS([lf.$B$6])*servo_saver_arm_length*COS([lf.C351])-SIN([lf.$B$6])*servo_saver_arm_length*SIN([lf.C351])+[lf.$B$24]" office:value-type="float" office:value="358.216904260722" calcext:value-type="float">
            <text:p>358,216904260722</text:p>
          </table:table-cell>
          <table:table-cell table:style-name="ce20" table:formula="of:=COS([lf.$B$6])*servo_saver_arm_length*SIN([lf.C351])+SIN([lf.$B$6])*servo_saver_arm_length*COS([lf.C351])+[lf.$C$24]" office:value-type="float" office:value="-4.94427190999916" calcext:value-type="float">
            <text:p>-4,94427190999916</text:p>
          </table:table-cell>
          <table:table-cell table:style-name="ce20" table:formula="of:=[$lf.D351]-[$lf.$B$14]" office:value-type="float" office:value="58.2169042607225" calcext:value-type="float">
            <text:p>58,2169042607225</text:p>
          </table:table-cell>
          <table:table-cell table:style-name="ce20" table:formula="of:=[lf.E351]-[$lf.$C$14]" office:value-type="float" office:value="-94.9442719099992" calcext:value-type="float">
            <text:p>-94,9442719099992</text:p>
          </table:table-cell>
          <table:table-cell table:style-name="ce11" table:formula="of:=SQRT([lf.F351]^2+[lf.G351]^2)" office:value-type="float" office:value="111.371552517786" calcext:value-type="float">
            <text:p>111,371552517786</text:p>
          </table:table-cell>
          <table:table-cell table:style-name="ce20" table:formula="of:=([lf.H351]^2-[lf.$B$42]^2+[lf.$B$43]^2)/(2*[lf.H351])" office:value-type="float" office:value="8.12157475768068" calcext:value-type="float">
            <text:p>8,12157475768068</text:p>
          </table:table-cell>
          <table:table-cell table:style-name="ce20" table:formula="of:=ACOS([lf.I351]/[lf.$B$43])" office:value-type="float" office:value="1.15263735784941" calcext:value-type="float">
            <text:p>1,15263735784941</text:p>
          </table:table-cell>
          <table:table-cell table:style-name="ce20" table:formula="of:=ASIN([lf.F351]/[lf.H351])" office:value-type="float" office:value="0.550046511816211" calcext:value-type="float">
            <text:p>0,550046511816211</text:p>
          </table:table-cell>
          <table:table-cell table:style-name="ce20" table:formula="of:=IF(0.5*PI()+[lf.$B$9]&gt;[lf.K351];1;-1)" office:value-type="float" office:value="1" calcext:value-type="float">
            <text:p>1</text:p>
          </table:table-cell>
          <table:table-cell table:style-name="ce17" table:formula="of:=0.5*PI()-([lf.J351]*[lf.L351]+[lf.K351])" office:value-type="float" office:value="-0.131887542870727" calcext:value-type="float">
            <text:p>-0,131887542870727</text:p>
          </table:table-cell>
          <table:table-cell table:style-name="ce17" table:formula="of:=-[lf.M351]-[lf.$B$8]" office:value-type="float" office:value="-0.217178307528139" calcext:value-type="float">
            <text:p>-0,217178307528139</text:p>
          </table:table-cell>
          <table:table-cell table:number-columns-repeated="1010"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[lf.A352]*analyze_resolution" office:value-type="float" office:value="18.15" calcext:value-type="float">
            <text:p>18,15</text:p>
          </table:table-cell>
          <table:table-cell table:style-name="ce20" table:formula="of:=-RADIANS([lf.B352])" office:value-type="float" office:value="-0.316777259236971" calcext:value-type="float">
            <text:p>-0,316777259236971</text:p>
          </table:table-cell>
          <table:table-cell table:style-name="ce20" table:formula="of:=COS([lf.$B$6])*servo_saver_arm_length*COS([lf.C352])-SIN([lf.$B$6])*servo_saver_arm_length*SIN([lf.C352])+[lf.$B$24]" office:value-type="float" office:value="358.203908054438" calcext:value-type="float">
            <text:p>358,203908054438</text:p>
          </table:table-cell>
          <table:table-cell table:style-name="ce20" table:formula="of:=COS([lf.$B$6])*servo_saver_arm_length*SIN([lf.C352])+SIN([lf.$B$6])*servo_saver_arm_length*COS([lf.C352])+[lf.$C$24]" office:value-type="float" office:value="-4.98409268294541" calcext:value-type="float">
            <text:p>-4,98409268294541</text:p>
          </table:table-cell>
          <table:table-cell table:style-name="ce20" table:formula="of:=[$lf.D352]-[$lf.$B$14]" office:value-type="float" office:value="58.2039080544382" calcext:value-type="float">
            <text:p>58,2039080544382</text:p>
          </table:table-cell>
          <table:table-cell table:style-name="ce20" table:formula="of:=[lf.E352]-[$lf.$C$14]" office:value-type="float" office:value="-94.9840926829454" calcext:value-type="float">
            <text:p>-94,9840926829454</text:p>
          </table:table-cell>
          <table:table-cell table:style-name="ce11" table:formula="of:=SQRT([lf.F352]^2+[lf.G352]^2)" office:value-type="float" office:value="111.398710834605" calcext:value-type="float">
            <text:p>111,398710834605</text:p>
          </table:table-cell>
          <table:table-cell table:style-name="ce20" table:formula="of:=([lf.H352]^2-[lf.$B$42]^2+[lf.$B$43]^2)/(2*[lf.H352])" office:value-type="float" office:value="8.14674977428179" calcext:value-type="float">
            <text:p>8,14674977428179</text:p>
          </table:table-cell>
          <table:table-cell table:style-name="ce20" table:formula="of:=ACOS([lf.I352]/[lf.$B$43])" office:value-type="float" office:value="1.15125950250884" calcext:value-type="float">
            <text:p>1,15125950250884</text:p>
          </table:table-cell>
          <table:table-cell table:style-name="ce20" table:formula="of:=ASIN([lf.F352]/[lf.H352])" office:value-type="float" office:value="0.549760200985342" calcext:value-type="float">
            <text:p>0,549760200985342</text:p>
          </table:table-cell>
          <table:table-cell table:style-name="ce20" table:formula="of:=IF(0.5*PI()+[lf.$B$9]&gt;[lf.K352];1;-1)" office:value-type="float" office:value="1" calcext:value-type="float">
            <text:p>1</text:p>
          </table:table-cell>
          <table:table-cell table:style-name="ce17" table:formula="of:=0.5*PI()-([lf.J352]*[lf.L352]+[lf.K352])" office:value-type="float" office:value="-0.130223376699285" calcext:value-type="float">
            <text:p>-0,130223376699285</text:p>
          </table:table-cell>
          <table:table-cell table:style-name="ce17" table:formula="of:=-[lf.M352]-[lf.$B$8]" office:value-type="float" office:value="-0.218842473699581" calcext:value-type="float">
            <text:p>-0,218842473699581</text:p>
          </table:table-cell>
          <table:table-cell table:number-columns-repeated="1010"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[lf.A353]*analyze_resolution" office:value-type="float" office:value="18.3" calcext:value-type="float">
            <text:p>18,3</text:p>
          </table:table-cell>
          <table:table-cell table:style-name="ce20" table:formula="of:=-RADIANS([lf.B353])" office:value-type="float" office:value="-0.319395253114962" calcext:value-type="float">
            <text:p>-0,319395253114962</text:p>
          </table:table-cell>
          <table:table-cell table:style-name="ce20" table:formula="of:=COS([lf.$B$6])*servo_saver_arm_length*COS([lf.C353])-SIN([lf.$B$6])*servo_saver_arm_length*SIN([lf.C353])+[lf.$B$24]" office:value-type="float" office:value="358.19080764227" calcext:value-type="float">
            <text:p>358,19080764227</text:p>
          </table:table-cell>
          <table:table-cell table:style-name="ce20" table:formula="of:=COS([lf.$B$6])*servo_saver_arm_length*SIN([lf.C353])+SIN([lf.$B$6])*servo_saver_arm_length*COS([lf.C353])+[lf.$C$24]" office:value-type="float" office:value="-5.02387929547848" calcext:value-type="float">
            <text:p>-5,02387929547848</text:p>
          </table:table-cell>
          <table:table-cell table:style-name="ce20" table:formula="of:=[$lf.D353]-[$lf.$B$14]" office:value-type="float" office:value="58.1908076422704" calcext:value-type="float">
            <text:p>58,1908076422704</text:p>
          </table:table-cell>
          <table:table-cell table:style-name="ce20" table:formula="of:=[lf.E353]-[$lf.$C$14]" office:value-type="float" office:value="-95.0238792954785" calcext:value-type="float">
            <text:p>-95,0238792954785</text:p>
          </table:table-cell>
          <table:table-cell table:style-name="ce11" table:formula="of:=SQRT([lf.F353]^2+[lf.G353]^2)" office:value-type="float" office:value="111.425794726452" calcext:value-type="float">
            <text:p>111,425794726452</text:p>
          </table:table-cell>
          <table:table-cell table:style-name="ce20" table:formula="of:=([lf.H353]^2-[lf.$B$42]^2+[lf.$B$43]^2)/(2*[lf.H353])" office:value-type="float" office:value="8.17185017156266" calcext:value-type="float">
            <text:p>8,17185017156266</text:p>
          </table:table-cell>
          <table:table-cell table:style-name="ce20" table:formula="of:=ACOS([lf.I353]/[lf.$B$43])" office:value-type="float" office:value="1.1498848876517" calcext:value-type="float">
            <text:p>1,1498848876517</text:p>
          </table:table-cell>
          <table:table-cell table:style-name="ce20" table:formula="of:=ASIN([lf.F353]/[lf.H353])" office:value-type="float" office:value="0.549473392309492" calcext:value-type="float">
            <text:p>0,549473392309492</text:p>
          </table:table-cell>
          <table:table-cell table:style-name="ce20" table:formula="of:=IF(0.5*PI()+[lf.$B$9]&gt;[lf.K353];1;-1)" office:value-type="float" office:value="1" calcext:value-type="float">
            <text:p>1</text:p>
          </table:table-cell>
          <table:table-cell table:style-name="ce17" table:formula="of:=0.5*PI()-([lf.J353]*[lf.L353]+[lf.K353])" office:value-type="float" office:value="-0.128561953166292" calcext:value-type="float">
            <text:p>-0,128561953166292</text:p>
          </table:table-cell>
          <table:table-cell table:style-name="ce17" table:formula="of:=-[lf.M353]-[lf.$B$8]" office:value-type="float" office:value="-0.220503897232574" calcext:value-type="float">
            <text:p>-0,220503897232574</text:p>
          </table:table-cell>
          <table:table-cell table:number-columns-repeated="1010"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[lf.A354]*analyze_resolution" office:value-type="float" office:value="18.45" calcext:value-type="float">
            <text:p>18,45</text:p>
          </table:table-cell>
          <table:table-cell table:style-name="ce20" table:formula="of:=-RADIANS([lf.B354])" office:value-type="float" office:value="-0.322013246992954" calcext:value-type="float">
            <text:p>-0,322013246992954</text:p>
          </table:table-cell>
          <table:table-cell table:style-name="ce20" table:formula="of:=COS([lf.$B$6])*servo_saver_arm_length*COS([lf.C354])-SIN([lf.$B$6])*servo_saver_arm_length*SIN([lf.C354])+[lf.$B$24]" office:value-type="float" office:value="358.177603114008" calcext:value-type="float">
            <text:p>358,177603114008</text:p>
          </table:table-cell>
          <table:table-cell table:style-name="ce20" table:formula="of:=COS([lf.$B$6])*servo_saver_arm_length*SIN([lf.C354])+SIN([lf.$B$6])*servo_saver_arm_length*COS([lf.C354])+[lf.$C$24]" office:value-type="float" office:value="-5.06363147490538" calcext:value-type="float">
            <text:p>-5,06363147490538</text:p>
          </table:table-cell>
          <table:table-cell table:style-name="ce20" table:formula="of:=[$lf.D354]-[$lf.$B$14]" office:value-type="float" office:value="58.1776031140081" calcext:value-type="float">
            <text:p>58,1776031140081</text:p>
          </table:table-cell>
          <table:table-cell table:style-name="ce20" table:formula="of:=[lf.E354]-[$lf.$C$14]" office:value-type="float" office:value="-95.0636314749054" calcext:value-type="float">
            <text:p>-95,0636314749054</text:p>
          </table:table-cell>
          <table:table-cell table:style-name="ce11" table:formula="of:=SQRT([lf.F354]^2+[lf.G354]^2)" office:value-type="float" office:value="111.452804062023" calcext:value-type="float">
            <text:p>111,452804062023</text:p>
          </table:table-cell>
          <table:table-cell table:style-name="ce20" table:formula="of:=([lf.H354]^2-[lf.$B$42]^2+[lf.$B$43]^2)/(2*[lf.H354])" office:value-type="float" office:value="8.19687587830098" calcext:value-type="float">
            <text:p>8,19687587830098</text:p>
          </table:table-cell>
          <table:table-cell table:style-name="ce20" table:formula="of:=ACOS([lf.I354]/[lf.$B$43])" office:value-type="float" office:value="1.14851352055896" calcext:value-type="float">
            <text:p>1,14851352055896</text:p>
          </table:table-cell>
          <table:table-cell table:style-name="ce20" table:formula="of:=ASIN([lf.F354]/[lf.H354])" office:value-type="float" office:value="0.549186087517983" calcext:value-type="float">
            <text:p>0,549186087517983</text:p>
          </table:table-cell>
          <table:table-cell table:style-name="ce20" table:formula="of:=IF(0.5*PI()+[lf.$B$9]&gt;[lf.K354];1;-1)" office:value-type="float" office:value="1" calcext:value-type="float">
            <text:p>1</text:p>
          </table:table-cell>
          <table:table-cell table:style-name="ce17" table:formula="of:=0.5*PI()-([lf.J354]*[lf.L354]+[lf.K354])" office:value-type="float" office:value="-0.126903281282048" calcext:value-type="float">
            <text:p>-0,126903281282048</text:p>
          </table:table-cell>
          <table:table-cell table:style-name="ce17" table:formula="of:=-[lf.M354]-[lf.$B$8]" office:value-type="float" office:value="-0.222162569116818" calcext:value-type="float">
            <text:p>-0,222162569116818</text:p>
          </table:table-cell>
          <table:table-cell table:number-columns-repeated="1010"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[lf.A355]*analyze_resolution" office:value-type="float" office:value="18.6" calcext:value-type="float">
            <text:p>18,6</text:p>
          </table:table-cell>
          <table:table-cell table:style-name="ce20" table:formula="of:=-RADIANS([lf.B355])" office:value-type="float" office:value="-0.324631240870945" calcext:value-type="float">
            <text:p>-0,324631240870945</text:p>
          </table:table-cell>
          <table:table-cell table:style-name="ce20" table:formula="of:=COS([lf.$B$6])*servo_saver_arm_length*COS([lf.C355])-SIN([lf.$B$6])*servo_saver_arm_length*SIN([lf.C355])+[lf.$B$24]" office:value-type="float" office:value="358.164294560153" calcext:value-type="float">
            <text:p>358,164294560153</text:p>
          </table:table-cell>
          <table:table-cell table:style-name="ce20" table:formula="of:=COS([lf.$B$6])*servo_saver_arm_length*SIN([lf.C355])+SIN([lf.$B$6])*servo_saver_arm_length*COS([lf.C355])+[lf.$C$24]" office:value-type="float" office:value="-5.10334894876912" calcext:value-type="float">
            <text:p>-5,10334894876912</text:p>
          </table:table-cell>
          <table:table-cell table:style-name="ce20" table:formula="of:=[$lf.D355]-[$lf.$B$14]" office:value-type="float" office:value="58.1642945601534" calcext:value-type="float">
            <text:p>58,1642945601534</text:p>
          </table:table-cell>
          <table:table-cell table:style-name="ce20" table:formula="of:=[lf.E355]-[$lf.$C$14]" office:value-type="float" office:value="-95.1033489487691" calcext:value-type="float">
            <text:p>-95,1033489487691</text:p>
          </table:table-cell>
          <table:table-cell table:style-name="ce11" table:formula="of:=SQRT([lf.F355]^2+[lf.G355]^2)" office:value-type="float" office:value="111.479738710456" calcext:value-type="float">
            <text:p>111,479738710456</text:p>
          </table:table-cell>
          <table:table-cell table:style-name="ce20" table:formula="of:=([lf.H355]^2-[lf.$B$42]^2+[lf.$B$43]^2)/(2*[lf.H355])" office:value-type="float" office:value="8.22182682359494" calcext:value-type="float">
            <text:p>8,22182682359494</text:p>
          </table:table-cell>
          <table:table-cell table:style-name="ce20" table:formula="of:=ACOS([lf.I355]/[lf.$B$43])" office:value-type="float" office:value="1.14714540853615" calcext:value-type="float">
            <text:p>1,14714540853615</text:p>
          </table:table-cell>
          <table:table-cell table:style-name="ce20" table:formula="of:=ASIN([lf.F355]/[lf.H355])" office:value-type="float" office:value="0.548898288339201" calcext:value-type="float">
            <text:p>0,548898288339201</text:p>
          </table:table-cell>
          <table:table-cell table:style-name="ce20" table:formula="of:=IF(0.5*PI()+[lf.$B$9]&gt;[lf.K355];1;-1)" office:value-type="float" office:value="1" calcext:value-type="float">
            <text:p>1</text:p>
          </table:table-cell>
          <table:table-cell table:style-name="ce17" table:formula="of:=0.5*PI()-([lf.J355]*[lf.L355]+[lf.K355])" office:value-type="float" office:value="-0.125247370080454" calcext:value-type="float">
            <text:p>-0,125247370080454</text:p>
          </table:table-cell>
          <table:table-cell table:style-name="ce17" table:formula="of:=-[lf.M355]-[lf.$B$8]" office:value-type="float" office:value="-0.223818480318412" calcext:value-type="float">
            <text:p>-0,223818480318412</text:p>
          </table:table-cell>
          <table:table-cell table:number-columns-repeated="1010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[lf.A356]*analyze_resolution" office:value-type="float" office:value="18.75" calcext:value-type="float">
            <text:p>18,75</text:p>
          </table:table-cell>
          <table:table-cell table:style-name="ce20" table:formula="of:=-RADIANS([lf.B356])" office:value-type="float" office:value="-0.327249234748937" calcext:value-type="float">
            <text:p>-0,327249234748937</text:p>
          </table:table-cell>
          <table:table-cell table:style-name="ce20" table:formula="of:=COS([lf.$B$6])*servo_saver_arm_length*COS([lf.C356])-SIN([lf.$B$6])*servo_saver_arm_length*SIN([lf.C356])+[lf.$B$24]" office:value-type="float" office:value="358.150882071922" calcext:value-type="float">
            <text:p>358,150882071922</text:p>
          </table:table-cell>
          <table:table-cell table:style-name="ce20" table:formula="of:=COS([lf.$B$6])*servo_saver_arm_length*SIN([lf.C356])+SIN([lf.$B$6])*servo_saver_arm_length*COS([lf.C356])+[lf.$C$24]" office:value-type="float" office:value="-5.14303144485059" calcext:value-type="float">
            <text:p>-5,14303144485059</text:p>
          </table:table-cell>
          <table:table-cell table:style-name="ce20" table:formula="of:=[$lf.D356]-[$lf.$B$14]" office:value-type="float" office:value="58.1508820719217" calcext:value-type="float">
            <text:p>58,1508820719217</text:p>
          </table:table-cell>
          <table:table-cell table:style-name="ce20" table:formula="of:=[lf.E356]-[$lf.$C$14]" office:value-type="float" office:value="-95.1430314448506" calcext:value-type="float">
            <text:p>-95,1430314448506</text:p>
          </table:table-cell>
          <table:table-cell table:style-name="ce11" table:formula="of:=SQRT([lf.F356]^2+[lf.G356]^2)" office:value-type="float" office:value="111.506598541335" calcext:value-type="float">
            <text:p>111,506598541335</text:p>
          </table:table-cell>
          <table:table-cell table:style-name="ce20" table:formula="of:=([lf.H356]^2-[lf.$B$42]^2+[lf.$B$43]^2)/(2*[lf.H356])" office:value-type="float" office:value="8.24670293686234" calcext:value-type="float">
            <text:p>8,24670293686234</text:p>
          </table:table-cell>
          <table:table-cell table:style-name="ce20" table:formula="of:=ACOS([lf.I356]/[lf.$B$43])" office:value-type="float" office:value="1.14578055891321" calcext:value-type="float">
            <text:p>1,14578055891321</text:p>
          </table:table-cell>
          <table:table-cell table:style-name="ce20" table:formula="of:=ASIN([lf.F356]/[lf.H356])" office:value-type="float" office:value="0.548609996500598" calcext:value-type="float">
            <text:p>0,548609996500598</text:p>
          </table:table-cell>
          <table:table-cell table:style-name="ce20" table:formula="of:=IF(0.5*PI()+[lf.$B$9]&gt;[lf.K356];1;-1)" office:value-type="float" office:value="1" calcext:value-type="float">
            <text:p>1</text:p>
          </table:table-cell>
          <table:table-cell table:style-name="ce17" table:formula="of:=0.5*PI()-([lf.J356]*[lf.L356]+[lf.K356])" office:value-type="float" office:value="-0.123594228618915" calcext:value-type="float">
            <text:p>-0,123594228618915</text:p>
          </table:table-cell>
          <table:table-cell table:style-name="ce17" table:formula="of:=-[lf.M356]-[lf.$B$8]" office:value-type="float" office:value="-0.225471621779951" calcext:value-type="float">
            <text:p>-0,225471621779951</text:p>
          </table:table-cell>
          <table:table-cell table:number-columns-repeated="1010"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[lf.A357]*analyze_resolution" office:value-type="float" office:value="18.9" calcext:value-type="float">
            <text:p>18,9</text:p>
          </table:table-cell>
          <table:table-cell table:style-name="ce20" table:formula="of:=-RADIANS([lf.B357])" office:value-type="float" office:value="-0.329867228626928" calcext:value-type="float">
            <text:p>-0,329867228626928</text:p>
          </table:table-cell>
          <table:table-cell table:style-name="ce20" table:formula="of:=COS([lf.$B$6])*servo_saver_arm_length*COS([lf.C357])-SIN([lf.$B$6])*servo_saver_arm_length*SIN([lf.C357])+[lf.$B$24]" office:value-type="float" office:value="358.137365741241" calcext:value-type="float">
            <text:p>358,137365741241</text:p>
          </table:table-cell>
          <table:table-cell table:style-name="ce20" table:formula="of:=COS([lf.$B$6])*servo_saver_arm_length*SIN([lf.C357])+SIN([lf.$B$6])*servo_saver_arm_length*COS([lf.C357])+[lf.$C$24]" office:value-type="float" office:value="-5.18267869117039" calcext:value-type="float">
            <text:p>-5,18267869117039</text:p>
          </table:table-cell>
          <table:table-cell table:style-name="ce20" table:formula="of:=[$lf.D357]-[$lf.$B$14]" office:value-type="float" office:value="58.1373657412407" calcext:value-type="float">
            <text:p>58,1373657412407</text:p>
          </table:table-cell>
          <table:table-cell table:style-name="ce20" table:formula="of:=[lf.E357]-[$lf.$C$14]" office:value-type="float" office:value="-95.1826786911704" calcext:value-type="float">
            <text:p>-95,1826786911704</text:p>
          </table:table-cell>
          <table:table-cell table:style-name="ce11" table:formula="of:=SQRT([lf.F357]^2+[lf.G357]^2)" office:value-type="float" office:value="111.533383424683" calcext:value-type="float">
            <text:p>111,533383424683</text:p>
          </table:table-cell>
          <table:table-cell table:style-name="ce20" table:formula="of:=([lf.H357]^2-[lf.$B$42]^2+[lf.$B$43]^2)/(2*[lf.H357])" office:value-type="float" office:value="8.27150414783965" calcext:value-type="float">
            <text:p>8,27150414783965</text:p>
          </table:table-cell>
          <table:table-cell table:style-name="ce20" table:formula="of:=ACOS([lf.I357]/[lf.$B$43])" office:value-type="float" office:value="1.14441897904445" calcext:value-type="float">
            <text:p>1,14441897904445</text:p>
          </table:table-cell>
          <table:table-cell table:style-name="ce20" table:formula="of:=ASIN([lf.F357]/[lf.H357])" office:value-type="float" office:value="0.548321213728691" calcext:value-type="float">
            <text:p>0,548321213728691</text:p>
          </table:table-cell>
          <table:table-cell table:style-name="ce20" table:formula="of:=IF(0.5*PI()+[lf.$B$9]&gt;[lf.K357];1;-1)" office:value-type="float" office:value="1" calcext:value-type="float">
            <text:p>1</text:p>
          </table:table-cell>
          <table:table-cell table:style-name="ce17" table:formula="of:=0.5*PI()-([lf.J357]*[lf.L357]+[lf.K357])" office:value-type="float" office:value="-0.121943865978241" calcext:value-type="float">
            <text:p>-0,121943865978241</text:p>
          </table:table-cell>
          <table:table-cell table:style-name="ce17" table:formula="of:=-[lf.M357]-[lf.$B$8]" office:value-type="float" office:value="-0.227121984420625" calcext:value-type="float">
            <text:p>-0,227121984420625</text:p>
          </table:table-cell>
          <table:table-cell table:number-columns-repeated="1010"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[lf.A358]*analyze_resolution" office:value-type="float" office:value="19.05" calcext:value-type="float">
            <text:p>19,05</text:p>
          </table:table-cell>
          <table:table-cell table:style-name="ce20" table:formula="of:=-RADIANS([lf.B358])" office:value-type="float" office:value="-0.33248522250492" calcext:value-type="float">
            <text:p>-0,33248522250492</text:p>
          </table:table-cell>
          <table:table-cell table:style-name="ce20" table:formula="of:=COS([lf.$B$6])*servo_saver_arm_length*COS([lf.C358])-SIN([lf.$B$6])*servo_saver_arm_length*SIN([lf.C358])+[lf.$B$24]" office:value-type="float" office:value="358.12374566075" calcext:value-type="float">
            <text:p>358,12374566075</text:p>
          </table:table-cell>
          <table:table-cell table:style-name="ce20" table:formula="of:=COS([lf.$B$6])*servo_saver_arm_length*SIN([lf.C358])+SIN([lf.$B$6])*servo_saver_arm_length*COS([lf.C358])+[lf.$C$24]" office:value-type="float" office:value="-5.22229041599075" calcext:value-type="float">
            <text:p>-5,22229041599075</text:p>
          </table:table-cell>
          <table:table-cell table:style-name="ce20" table:formula="of:=[$lf.D358]-[$lf.$B$14]" office:value-type="float" office:value="58.1237456607499" calcext:value-type="float">
            <text:p>58,1237456607499</text:p>
          </table:table-cell>
          <table:table-cell table:style-name="ce20" table:formula="of:=[lf.E358]-[$lf.$C$14]" office:value-type="float" office:value="-95.2222904159908" calcext:value-type="float">
            <text:p>-95,2222904159908</text:p>
          </table:table-cell>
          <table:table-cell table:style-name="ce11" table:formula="of:=SQRT([lf.F358]^2+[lf.G358]^2)" office:value-type="float" office:value="111.56009323097" calcext:value-type="float">
            <text:p>111,56009323097</text:p>
          </table:table-cell>
          <table:table-cell table:style-name="ce20" table:formula="of:=([lf.H358]^2-[lf.$B$42]^2+[lf.$B$43]^2)/(2*[lf.H358])" office:value-type="float" office:value="8.29623038658096" calcext:value-type="float">
            <text:p>8,29623038658096</text:p>
          </table:table-cell>
          <table:table-cell table:style-name="ce20" table:formula="of:=ACOS([lf.I358]/[lf.$B$43])" office:value-type="float" office:value="1.1430606763084" calcext:value-type="float">
            <text:p>1,1430606763084</text:p>
          </table:table-cell>
          <table:table-cell table:style-name="ce20" table:formula="of:=ASIN([lf.F358]/[lf.H358])" office:value-type="float" office:value="0.548031941749061" calcext:value-type="float">
            <text:p>0,548031941749061</text:p>
          </table:table-cell>
          <table:table-cell table:style-name="ce20" table:formula="of:=IF(0.5*PI()+[lf.$B$9]&gt;[lf.K358];1;-1)" office:value-type="float" office:value="1" calcext:value-type="float">
            <text:p>1</text:p>
          </table:table-cell>
          <table:table-cell table:style-name="ce17" table:formula="of:=0.5*PI()-([lf.J358]*[lf.L358]+[lf.K358])" office:value-type="float" office:value="-0.12029629126256" calcext:value-type="float">
            <text:p>-0,12029629126256</text:p>
          </table:table-cell>
          <table:table-cell table:style-name="ce17" table:formula="of:=-[lf.M358]-[lf.$B$8]" office:value-type="float" office:value="-0.228769559136306" calcext:value-type="float">
            <text:p>-0,228769559136306</text:p>
          </table:table-cell>
          <table:table-cell table:number-columns-repeated="1010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lf.A359]*analyze_resolution" office:value-type="float" office:value="19.2" calcext:value-type="float">
            <text:p>19,2</text:p>
          </table:table-cell>
          <table:table-cell table:style-name="ce20" table:formula="of:=-RADIANS([lf.B359])" office:value-type="float" office:value="-0.335103216382911" calcext:value-type="float">
            <text:p>-0,335103216382911</text:p>
          </table:table-cell>
          <table:table-cell table:style-name="ce20" table:formula="of:=COS([lf.$B$6])*servo_saver_arm_length*COS([lf.C359])-SIN([lf.$B$6])*servo_saver_arm_length*SIN([lf.C359])+[lf.$B$24]" office:value-type="float" office:value="358.1100219238" calcext:value-type="float">
            <text:p>358,1100219238</text:p>
          </table:table-cell>
          <table:table-cell table:style-name="ce20" table:formula="of:=COS([lf.$B$6])*servo_saver_arm_length*SIN([lf.C359])+SIN([lf.$B$6])*servo_saver_arm_length*COS([lf.C359])+[lf.$C$24]" office:value-type="float" office:value="-5.26186634781733" calcext:value-type="float">
            <text:p>-5,26186634781733</text:p>
          </table:table-cell>
          <table:table-cell table:style-name="ce20" table:formula="of:=[$lf.D359]-[$lf.$B$14]" office:value-type="float" office:value="58.1100219237997" calcext:value-type="float">
            <text:p>58,1100219237997</text:p>
          </table:table-cell>
          <table:table-cell table:style-name="ce20" table:formula="of:=[lf.E359]-[$lf.$C$14]" office:value-type="float" office:value="-95.2618663478173" calcext:value-type="float">
            <text:p>-95,2618663478173</text:p>
          </table:table-cell>
          <table:table-cell table:style-name="ce11" table:formula="of:=SQRT([lf.F359]^2+[lf.G359]^2)" office:value-type="float" office:value="111.586727831109" calcext:value-type="float">
            <text:p>111,586727831109</text:p>
          </table:table-cell>
          <table:table-cell table:style-name="ce20" table:formula="of:=([lf.H359]^2-[lf.$B$42]^2+[lf.$B$43]^2)/(2*[lf.H359])" office:value-type="float" office:value="8.32088158345715" calcext:value-type="float">
            <text:p>8,32088158345715</text:p>
          </table:table-cell>
          <table:table-cell table:style-name="ce20" table:formula="of:=ACOS([lf.I359]/[lf.$B$43])" office:value-type="float" office:value="1.14170565810775" calcext:value-type="float">
            <text:p>1,14170565810775</text:p>
          </table:table-cell>
          <table:table-cell table:style-name="ce20" table:formula="of:=ASIN([lf.F359]/[lf.H359])" office:value-type="float" office:value="0.547742182286354" calcext:value-type="float">
            <text:p>0,547742182286354</text:p>
          </table:table-cell>
          <table:table-cell table:style-name="ce20" table:formula="of:=IF(0.5*PI()+[lf.$B$9]&gt;[lf.K359];1;-1)" office:value-type="float" office:value="1" calcext:value-type="float">
            <text:p>1</text:p>
          </table:table-cell>
          <table:table-cell table:style-name="ce17" table:formula="of:=0.5*PI()-([lf.J359]*[lf.L359]+[lf.K359])" office:value-type="float" office:value="-0.118651513599211" calcext:value-type="float">
            <text:p>-0,118651513599211</text:p>
          </table:table-cell>
          <table:table-cell table:style-name="ce17" table:formula="of:=-[lf.M359]-[lf.$B$8]" office:value-type="float" office:value="-0.230414336799654" calcext:value-type="float">
            <text:p>-0,230414336799654</text:p>
          </table:table-cell>
          <table:table-cell table:number-columns-repeated="1010"/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[lf.A360]*analyze_resolution" office:value-type="float" office:value="19.35" calcext:value-type="float">
            <text:p>19,35</text:p>
          </table:table-cell>
          <table:table-cell table:style-name="ce20" table:formula="of:=-RADIANS([lf.B360])" office:value-type="float" office:value="-0.337721210260903" calcext:value-type="float">
            <text:p>-0,337721210260903</text:p>
          </table:table-cell>
          <table:table-cell table:style-name="ce20" table:formula="of:=COS([lf.$B$6])*servo_saver_arm_length*COS([lf.C360])-SIN([lf.$B$6])*servo_saver_arm_length*SIN([lf.C360])+[lf.$B$24]" office:value-type="float" office:value="358.096194624451" calcext:value-type="float">
            <text:p>358,096194624451</text:p>
          </table:table-cell>
          <table:table-cell table:style-name="ce20" table:formula="of:=COS([lf.$B$6])*servo_saver_arm_length*SIN([lf.C360])+SIN([lf.$B$6])*servo_saver_arm_length*COS([lf.C360])+[lf.$C$24]" office:value-type="float" office:value="-5.30140621540114" calcext:value-type="float">
            <text:p>-5,30140621540114</text:p>
          </table:table-cell>
          <table:table-cell table:style-name="ce20" table:formula="of:=[$lf.D360]-[$lf.$B$14]" office:value-type="float" office:value="58.0961946244511" calcext:value-type="float">
            <text:p>58,0961946244511</text:p>
          </table:table-cell>
          <table:table-cell table:style-name="ce20" table:formula="of:=[lf.E360]-[$lf.$C$14]" office:value-type="float" office:value="-95.3014062154011" calcext:value-type="float">
            <text:p>-95,3014062154011</text:p>
          </table:table-cell>
          <table:table-cell table:style-name="ce11" table:formula="of:=SQRT([lf.F360]^2+[lf.G360]^2)" office:value-type="float" office:value="111.613287096452" calcext:value-type="float">
            <text:p>111,613287096452</text:p>
          </table:table-cell>
          <table:table-cell table:style-name="ce20" table:formula="of:=([lf.H360]^2-[lf.$B$42]^2+[lf.$B$43]^2)/(2*[lf.H360])" office:value-type="float" office:value="8.34545766915486" calcext:value-type="float">
            <text:p>8,34545766915486</text:p>
          </table:table-cell>
          <table:table-cell table:style-name="ce20" table:formula="of:=ACOS([lf.I360]/[lf.$B$43])" office:value-type="float" office:value="1.14035393186927" calcext:value-type="float">
            <text:p>1,14035393186927</text:p>
          </table:table-cell>
          <table:table-cell table:style-name="ce20" table:formula="of:=ASIN([lf.F360]/[lf.H360])" office:value-type="float" office:value="0.547451937064276" calcext:value-type="float">
            <text:p>0,547451937064276</text:p>
          </table:table-cell>
          <table:table-cell table:style-name="ce20" table:formula="of:=IF(0.5*PI()+[lf.$B$9]&gt;[lf.K360];1;-1)" office:value-type="float" office:value="1" calcext:value-type="float">
            <text:p>1</text:p>
          </table:table-cell>
          <table:table-cell table:style-name="ce17" table:formula="of:=0.5*PI()-([lf.J360]*[lf.L360]+[lf.K360])" office:value-type="float" office:value="-0.117009542138653" calcext:value-type="float">
            <text:p>-0,117009542138653</text:p>
          </table:table-cell>
          <table:table-cell table:style-name="ce17" table:formula="of:=-[lf.M360]-[lf.$B$8]" office:value-type="float" office:value="-0.232056308260213" calcext:value-type="float">
            <text:p>-0,232056308260213</text:p>
          </table:table-cell>
          <table:table-cell table:number-columns-repeated="1010"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[lf.A361]*analyze_resolution" office:value-type="float" office:value="19.5" calcext:value-type="float">
            <text:p>19,5</text:p>
          </table:table-cell>
          <table:table-cell table:style-name="ce20" table:formula="of:=-RADIANS([lf.B361])" office:value-type="float" office:value="-0.340339204138894" calcext:value-type="float">
            <text:p>-0,340339204138894</text:p>
          </table:table-cell>
          <table:table-cell table:style-name="ce20" table:formula="of:=COS([lf.$B$6])*servo_saver_arm_length*COS([lf.C361])-SIN([lf.$B$6])*servo_saver_arm_length*SIN([lf.C361])+[lf.$B$24]" office:value-type="float" office:value="358.082263857475" calcext:value-type="float">
            <text:p>358,082263857475</text:p>
          </table:table-cell>
          <table:table-cell table:style-name="ce20" table:formula="of:=COS([lf.$B$6])*servo_saver_arm_length*SIN([lf.C361])+SIN([lf.$B$6])*servo_saver_arm_length*COS([lf.C361])+[lf.$C$24]" office:value-type="float" office:value="-5.34090974774033" calcext:value-type="float">
            <text:p>-5,34090974774033</text:p>
          </table:table-cell>
          <table:table-cell table:style-name="ce20" table:formula="of:=[$lf.D361]-[$lf.$B$14]" office:value-type="float" office:value="58.0822638574749" calcext:value-type="float">
            <text:p>58,0822638574749</text:p>
          </table:table-cell>
          <table:table-cell table:style-name="ce20" table:formula="of:=[lf.E361]-[$lf.$C$14]" office:value-type="float" office:value="-95.3409097477404" calcext:value-type="float">
            <text:p>-95,3409097477404</text:p>
          </table:table-cell>
          <table:table-cell table:style-name="ce11" table:formula="of:=SQRT([lf.F361]^2+[lf.G361]^2)" office:value-type="float" office:value="111.639770898798" calcext:value-type="float">
            <text:p>111,639770898798</text:p>
          </table:table-cell>
          <table:table-cell table:style-name="ce20" table:formula="of:=([lf.H361]^2-[lf.$B$42]^2+[lf.$B$43]^2)/(2*[lf.H361])" office:value-type="float" office:value="8.36995857467565" calcext:value-type="float">
            <text:p>8,36995857467565</text:p>
          </table:table-cell>
          <table:table-cell table:style-name="ce20" table:formula="of:=ACOS([lf.I361]/[lf.$B$43])" office:value-type="float" office:value="1.13900550504364" calcext:value-type="float">
            <text:p>1,13900550504364</text:p>
          </table:table-cell>
          <table:table-cell table:style-name="ce20" table:formula="of:=ASIN([lf.F361]/[lf.H361])" office:value-type="float" office:value="0.547161207805601" calcext:value-type="float">
            <text:p>0,547161207805601</text:p>
          </table:table-cell>
          <table:table-cell table:style-name="ce20" table:formula="of:=IF(0.5*PI()+[lf.$B$9]&gt;[lf.K361];1;-1)" office:value-type="float" office:value="1" calcext:value-type="float">
            <text:p>1</text:p>
          </table:table-cell>
          <table:table-cell table:style-name="ce17" table:formula="of:=0.5*PI()-([lf.J361]*[lf.L361]+[lf.K361])" office:value-type="float" office:value="-0.115370386054349" calcext:value-type="float">
            <text:p>-0,115370386054349</text:p>
          </table:table-cell>
          <table:table-cell table:style-name="ce17" table:formula="of:=-[lf.M361]-[lf.$B$8]" office:value-type="float" office:value="-0.233695464344517" calcext:value-type="float">
            <text:p>-0,233695464344517</text:p>
          </table:table-cell>
          <table:table-cell table:number-columns-repeated="1010"/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[lf.A362]*analyze_resolution" office:value-type="float" office:value="19.65" calcext:value-type="float">
            <text:p>19,65</text:p>
          </table:table-cell>
          <table:table-cell table:style-name="ce20" table:formula="of:=-RADIANS([lf.B362])" office:value-type="float" office:value="-0.342957198016886" calcext:value-type="float">
            <text:p>-0,342957198016886</text:p>
          </table:table-cell>
          <table:table-cell table:style-name="ce20" table:formula="of:=COS([lf.$B$6])*servo_saver_arm_length*COS([lf.C362])-SIN([lf.$B$6])*servo_saver_arm_length*SIN([lf.C362])+[lf.$B$24]" office:value-type="float" office:value="358.068229718351" calcext:value-type="float">
            <text:p>358,068229718351</text:p>
          </table:table-cell>
          <table:table-cell table:style-name="ce20" table:formula="of:=COS([lf.$B$6])*servo_saver_arm_length*SIN([lf.C362])+SIN([lf.$B$6])*servo_saver_arm_length*COS([lf.C362])+[lf.$C$24]" office:value-type="float" office:value="-5.38037667408214" calcext:value-type="float">
            <text:p>-5,38037667408214</text:p>
          </table:table-cell>
          <table:table-cell table:style-name="ce20" table:formula="of:=[$lf.D362]-[$lf.$B$14]" office:value-type="float" office:value="58.0682297183509" calcext:value-type="float">
            <text:p>58,0682297183509</text:p>
          </table:table-cell>
          <table:table-cell table:style-name="ce20" table:formula="of:=[lf.E362]-[$lf.$C$14]" office:value-type="float" office:value="-95.3803766740822" calcext:value-type="float">
            <text:p>-95,3803766740822</text:p>
          </table:table-cell>
          <table:table-cell table:style-name="ce11" table:formula="of:=SQRT([lf.F362]^2+[lf.G362]^2)" office:value-type="float" office:value="111.666179110387" calcext:value-type="float">
            <text:p>111,666179110387</text:p>
          </table:table-cell>
          <table:table-cell table:style-name="ce20" table:formula="of:=([lf.H362]^2-[lf.$B$42]^2+[lf.$B$43]^2)/(2*[lf.H362])" office:value-type="float" office:value="8.39438423133493" calcext:value-type="float">
            <text:p>8,39438423133493</text:p>
          </table:table-cell>
          <table:table-cell table:style-name="ce20" table:formula="of:=ACOS([lf.I362]/[lf.$B$43])" office:value-type="float" office:value="1.13766038510542" calcext:value-type="float">
            <text:p>1,13766038510542</text:p>
          </table:table-cell>
          <table:table-cell table:style-name="ce20" table:formula="of:=ASIN([lf.F362]/[lf.H362])" office:value-type="float" office:value="0.546869996232161" calcext:value-type="float">
            <text:p>0,546869996232161</text:p>
          </table:table-cell>
          <table:table-cell table:style-name="ce20" table:formula="of:=IF(0.5*PI()+[lf.$B$9]&gt;[lf.K362];1;-1)" office:value-type="float" office:value="1" calcext:value-type="float">
            <text:p>1</text:p>
          </table:table-cell>
          <table:table-cell table:style-name="ce17" table:formula="of:=0.5*PI()-([lf.J362]*[lf.L362]+[lf.K362])" office:value-type="float" office:value="-0.11373405454268" calcext:value-type="float">
            <text:p>-0,11373405454268</text:p>
          </table:table-cell>
          <table:table-cell table:style-name="ce17" table:formula="of:=-[lf.M362]-[lf.$B$8]" office:value-type="float" office:value="-0.235331795856186" calcext:value-type="float">
            <text:p>-0,235331795856186</text:p>
          </table:table-cell>
          <table:table-cell table:number-columns-repeated="1010"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[lf.A363]*analyze_resolution" office:value-type="float" office:value="19.8" calcext:value-type="float">
            <text:p>19,8</text:p>
          </table:table-cell>
          <table:table-cell table:style-name="ce20" table:formula="of:=-RADIANS([lf.B363])" office:value-type="float" office:value="-0.345575191894877" calcext:value-type="float">
            <text:p>-0,345575191894877</text:p>
          </table:table-cell>
          <table:table-cell table:style-name="ce20" table:formula="of:=COS([lf.$B$6])*servo_saver_arm_length*COS([lf.C363])-SIN([lf.$B$6])*servo_saver_arm_length*SIN([lf.C363])+[lf.$B$24]" office:value-type="float" office:value="358.054092303268" calcext:value-type="float">
            <text:p>358,054092303268</text:p>
          </table:table-cell>
          <table:table-cell table:style-name="ce20" table:formula="of:=COS([lf.$B$6])*servo_saver_arm_length*SIN([lf.C363])+SIN([lf.$B$6])*servo_saver_arm_length*COS([lf.C363])+[lf.$C$24]" office:value-type="float" office:value="-5.41980672392466" calcext:value-type="float">
            <text:p>-5,41980672392466</text:p>
          </table:table-cell>
          <table:table-cell table:style-name="ce20" table:formula="of:=[$lf.D363]-[$lf.$B$14]" office:value-type="float" office:value="58.0540923032676" calcext:value-type="float">
            <text:p>58,0540923032676</text:p>
          </table:table-cell>
          <table:table-cell table:style-name="ce20" table:formula="of:=[lf.E363]-[$lf.$C$14]" office:value-type="float" office:value="-95.4198067239247" calcext:value-type="float">
            <text:p>-95,4198067239247</text:p>
          </table:table-cell>
          <table:table-cell table:style-name="ce11" table:formula="of:=SQRT([lf.F363]^2+[lf.G363]^2)" office:value-type="float" office:value="111.692511603901" calcext:value-type="float">
            <text:p>111,692511603901</text:p>
          </table:table-cell>
          <table:table-cell table:style-name="ce20" table:formula="of:=([lf.H363]^2-[lf.$B$42]^2+[lf.$B$43]^2)/(2*[lf.H363])" office:value-type="float" office:value="8.41873457076113" calcext:value-type="float">
            <text:p>8,41873457076113</text:p>
          </table:table-cell>
          <table:table-cell table:style-name="ce20" table:formula="of:=ACOS([lf.I363]/[lf.$B$43])" office:value-type="float" office:value="1.13631857955287" calcext:value-type="float">
            <text:p>1,13631857955287</text:p>
          </table:table-cell>
          <table:table-cell table:style-name="ce20" table:formula="of:=ASIN([lf.F363]/[lf.H363])" office:value-type="float" office:value="0.546578304064851" calcext:value-type="float">
            <text:p>0,546578304064851</text:p>
          </table:table-cell>
          <table:table-cell table:style-name="ce20" table:formula="of:=IF(0.5*PI()+[lf.$B$9]&gt;[lf.K363];1;-1)" office:value-type="float" office:value="1" calcext:value-type="float">
            <text:p>1</text:p>
          </table:table-cell>
          <table:table-cell table:style-name="ce17" table:formula="of:=0.5*PI()-([lf.J363]*[lf.L363]+[lf.K363])" office:value-type="float" office:value="-0.112100556822822" calcext:value-type="float">
            <text:p>-0,112100556822822</text:p>
          </table:table-cell>
          <table:table-cell table:style-name="ce17" table:formula="of:=-[lf.M363]-[lf.$B$8]" office:value-type="float" office:value="-0.236965293576043" calcext:value-type="float">
            <text:p>-0,236965293576043</text:p>
          </table:table-cell>
          <table:table-cell table:number-columns-repeated="1010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[lf.A364]*analyze_resolution" office:value-type="float" office:value="19.95" calcext:value-type="float">
            <text:p>19,95</text:p>
          </table:table-cell>
          <table:table-cell table:style-name="ce20" table:formula="of:=-RADIANS([lf.B364])" office:value-type="float" office:value="-0.348193185772869" calcext:value-type="float">
            <text:p>-0,348193185772869</text:p>
          </table:table-cell>
          <table:table-cell table:style-name="ce20" table:formula="of:=COS([lf.$B$6])*servo_saver_arm_length*COS([lf.C364])-SIN([lf.$B$6])*servo_saver_arm_length*SIN([lf.C364])+[lf.$B$24]" office:value-type="float" office:value="358.039851709121" calcext:value-type="float">
            <text:p>358,039851709121</text:p>
          </table:table-cell>
          <table:table-cell table:style-name="ce20" table:formula="of:=COS([lf.$B$6])*servo_saver_arm_length*SIN([lf.C364])+SIN([lf.$B$6])*servo_saver_arm_length*COS([lf.C364])+[lf.$C$24]" office:value-type="float" office:value="-5.45919962701875" calcext:value-type="float">
            <text:p>-5,45919962701875</text:p>
          </table:table-cell>
          <table:table-cell table:style-name="ce20" table:formula="of:=[$lf.D364]-[$lf.$B$14]" office:value-type="float" office:value="58.0398517091213" calcext:value-type="float">
            <text:p>58,0398517091213</text:p>
          </table:table-cell>
          <table:table-cell table:style-name="ce20" table:formula="of:=[lf.E364]-[$lf.$C$14]" office:value-type="float" office:value="-95.4591996270188" calcext:value-type="float">
            <text:p>-95,4591996270188</text:p>
          </table:table-cell>
          <table:table-cell table:style-name="ce11" table:formula="of:=SQRT([lf.F364]^2+[lf.G364]^2)" office:value-type="float" office:value="111.718768252464" calcext:value-type="float">
            <text:p>111,718768252464</text:p>
          </table:table-cell>
          <table:table-cell table:style-name="ce20" table:formula="of:=([lf.H364]^2-[lf.$B$42]^2+[lf.$B$43]^2)/(2*[lf.H364])" office:value-type="float" office:value="8.44300952489484" calcext:value-type="float">
            <text:p>8,44300952489484</text:p>
          </table:table-cell>
          <table:table-cell table:style-name="ce20" table:formula="of:=ACOS([lf.I364]/[lf.$B$43])" office:value-type="float" office:value="1.13498009590791" calcext:value-type="float">
            <text:p>1,13498009590791</text:p>
          </table:table-cell>
          <table:table-cell table:style-name="ce20" table:formula="of:=ASIN([lf.F364]/[lf.H364])" office:value-type="float" office:value="0.546286133023629" calcext:value-type="float">
            <text:p>0,546286133023629</text:p>
          </table:table-cell>
          <table:table-cell table:style-name="ce20" table:formula="of:=IF(0.5*PI()+[lf.$B$9]&gt;[lf.K364];1;-1)" office:value-type="float" office:value="1" calcext:value-type="float">
            <text:p>1</text:p>
          </table:table-cell>
          <table:table-cell table:style-name="ce17" table:formula="of:=0.5*PI()-([lf.J364]*[lf.L364]+[lf.K364])" office:value-type="float" office:value="-0.110469902136643" calcext:value-type="float">
            <text:p>-0,110469902136643</text:p>
          </table:table-cell>
          <table:table-cell table:style-name="ce17" table:formula="of:=-[lf.M364]-[lf.$B$8]" office:value-type="float" office:value="-0.238595948262223" calcext:value-type="float">
            <text:p>-0,238595948262223</text:p>
          </table:table-cell>
          <table:table-cell table:number-columns-repeated="1010"/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[lf.A365]*analyze_resolution" office:value-type="float" office:value="20.1" calcext:value-type="float">
            <text:p>20,1</text:p>
          </table:table-cell>
          <table:table-cell table:style-name="ce20" table:formula="of:=-RADIANS([lf.B365])" office:value-type="float" office:value="-0.35081117965086" calcext:value-type="float">
            <text:p>-0,35081117965086</text:p>
          </table:table-cell>
          <table:table-cell table:style-name="ce20" table:formula="of:=COS([lf.$B$6])*servo_saver_arm_length*COS([lf.C365])-SIN([lf.$B$6])*servo_saver_arm_length*SIN([lf.C365])+[lf.$B$24]" office:value-type="float" office:value="358.025508033515" calcext:value-type="float">
            <text:p>358,025508033515</text:p>
          </table:table-cell>
          <table:table-cell table:style-name="ce20" table:formula="of:=COS([lf.$B$6])*servo_saver_arm_length*SIN([lf.C365])+SIN([lf.$B$6])*servo_saver_arm_length*COS([lf.C365])+[lf.$C$24]" office:value-type="float" office:value="-5.49855511336986" calcext:value-type="float">
            <text:p>-5,49855511336986</text:p>
          </table:table-cell>
          <table:table-cell table:style-name="ce20" table:formula="of:=[$lf.D365]-[$lf.$B$14]" office:value-type="float" office:value="58.0255080335153" calcext:value-type="float">
            <text:p>58,0255080335153</text:p>
          </table:table-cell>
          <table:table-cell table:style-name="ce20" table:formula="of:=[lf.E365]-[$lf.$C$14]" office:value-type="float" office:value="-95.4985551133699" calcext:value-type="float">
            <text:p>-95,4985551133699</text:p>
          </table:table-cell>
          <table:table-cell table:style-name="ce11" table:formula="of:=SQRT([lf.F365]^2+[lf.G365]^2)" office:value-type="float" office:value="111.744948929645" calcext:value-type="float">
            <text:p>111,744948929645</text:p>
          </table:table-cell>
          <table:table-cell table:style-name="ce20" table:formula="of:=([lf.H365]^2-[lf.$B$42]^2+[lf.$B$43]^2)/(2*[lf.H365])" office:value-type="float" office:value="8.46720902598765" calcext:value-type="float">
            <text:p>8,46720902598765</text:p>
          </table:table-cell>
          <table:table-cell table:style-name="ce20" table:formula="of:=ACOS([lf.I365]/[lf.$B$43])" office:value-type="float" office:value="1.13364494171598" calcext:value-type="float">
            <text:p>1,13364494171598</text:p>
          </table:table-cell>
          <table:table-cell table:style-name="ce20" table:formula="of:=ASIN([lf.F365]/[lf.H365])" office:value-type="float" office:value="0.545993484827513" calcext:value-type="float">
            <text:p>0,545993484827513</text:p>
          </table:table-cell>
          <table:table-cell table:style-name="ce20" table:formula="of:=IF(0.5*PI()+[lf.$B$9]&gt;[lf.K365];1;-1)" office:value-type="float" office:value="1" calcext:value-type="float">
            <text:p>1</text:p>
          </table:table-cell>
          <table:table-cell table:style-name="ce17" table:formula="of:=0.5*PI()-([lf.J365]*[lf.L365]+[lf.K365])" office:value-type="float" office:value="-0.108842099748596" calcext:value-type="float">
            <text:p>-0,108842099748596</text:p>
          </table:table-cell>
          <table:table-cell table:style-name="ce17" table:formula="of:=-[lf.M365]-[lf.$B$8]" office:value-type="float" office:value="-0.240223750650269" calcext:value-type="float">
            <text:p>-0,240223750650269</text:p>
          </table:table-cell>
          <table:table-cell table:number-columns-repeated="1010"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[lf.A366]*analyze_resolution" office:value-type="float" office:value="20.25" calcext:value-type="float">
            <text:p>20,25</text:p>
          </table:table-cell>
          <table:table-cell table:style-name="ce20" table:formula="of:=-RADIANS([lf.B366])" office:value-type="float" office:value="-0.353429173528852" calcext:value-type="float">
            <text:p>-0,353429173528852</text:p>
          </table:table-cell>
          <table:table-cell table:style-name="ce20" table:formula="of:=COS([lf.$B$6])*servo_saver_arm_length*COS([lf.C366])-SIN([lf.$B$6])*servo_saver_arm_length*SIN([lf.C366])+[lf.$B$24]" office:value-type="float" office:value="358.01106137476" calcext:value-type="float">
            <text:p>358,01106137476</text:p>
          </table:table-cell>
          <table:table-cell table:style-name="ce20" table:formula="of:=COS([lf.$B$6])*servo_saver_arm_length*SIN([lf.C366])+SIN([lf.$B$6])*servo_saver_arm_length*COS([lf.C366])+[lf.$C$24]" office:value-type="float" office:value="-5.53787291323989" calcext:value-type="float">
            <text:p>-5,53787291323989</text:p>
          </table:table-cell>
          <table:table-cell table:style-name="ce20" table:formula="of:=[$lf.D366]-[$lf.$B$14]" office:value-type="float" office:value="58.0110613747597" calcext:value-type="float">
            <text:p>58,0110613747597</text:p>
          </table:table-cell>
          <table:table-cell table:style-name="ce20" table:formula="of:=[lf.E366]-[$lf.$C$14]" office:value-type="float" office:value="-95.5378729132399" calcext:value-type="float">
            <text:p>-95,5378729132399</text:p>
          </table:table-cell>
          <table:table-cell table:style-name="ce11" table:formula="of:=SQRT([lf.F366]^2+[lf.G366]^2)" office:value-type="float" office:value="111.771053509451" calcext:value-type="float">
            <text:p>111,771053509451</text:p>
          </table:table-cell>
          <table:table-cell table:style-name="ce20" table:formula="of:=([lf.H366]^2-[lf.$B$42]^2+[lf.$B$43]^2)/(2*[lf.H366])" office:value-type="float" office:value="8.49133300660153" calcext:value-type="float">
            <text:p>8,49133300660153</text:p>
          </table:table-cell>
          <table:table-cell table:style-name="ce20" table:formula="of:=ACOS([lf.I366]/[lf.$B$43])" office:value-type="float" office:value="1.13231312454591" calcext:value-type="float">
            <text:p>1,13231312454591</text:p>
          </table:table-cell>
          <table:table-cell table:style-name="ce20" table:formula="of:=ASIN([lf.F366]/[lf.H366])" office:value-type="float" office:value="0.545700361194584" calcext:value-type="float">
            <text:p>0,545700361194584</text:p>
          </table:table-cell>
          <table:table-cell table:style-name="ce20" table:formula="of:=IF(0.5*PI()+[lf.$B$9]&gt;[lf.K366];1;-1)" office:value-type="float" office:value="1" calcext:value-type="float">
            <text:p>1</text:p>
          </table:table-cell>
          <table:table-cell table:style-name="ce17" table:formula="of:=0.5*PI()-([lf.J366]*[lf.L366]+[lf.K366])" office:value-type="float" office:value="-0.107217158945601" calcext:value-type="float">
            <text:p>-0,107217158945601</text:p>
          </table:table-cell>
          <table:table-cell table:style-name="ce17" table:formula="of:=-[lf.M366]-[lf.$B$8]" office:value-type="float" office:value="-0.241848691453264" calcext:value-type="float">
            <text:p>-0,241848691453264</text:p>
          </table:table-cell>
          <table:table-cell table:number-columns-repeated="1010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[lf.A367]*analyze_resolution" office:value-type="float" office:value="20.4" calcext:value-type="float">
            <text:p>20,4</text:p>
          </table:table-cell>
          <table:table-cell table:style-name="ce20" table:formula="of:=-RADIANS([lf.B367])" office:value-type="float" office:value="-0.356047167406843" calcext:value-type="float">
            <text:p>-0,356047167406843</text:p>
          </table:table-cell>
          <table:table-cell table:style-name="ce20" table:formula="of:=COS([lf.$B$6])*servo_saver_arm_length*COS([lf.C367])-SIN([lf.$B$6])*servo_saver_arm_length*SIN([lf.C367])+[lf.$B$24]" office:value-type="float" office:value="357.99651183187" calcext:value-type="float">
            <text:p>357,99651183187</text:p>
          </table:table-cell>
          <table:table-cell table:style-name="ce20" table:formula="of:=COS([lf.$B$6])*servo_saver_arm_length*SIN([lf.C367])+SIN([lf.$B$6])*servo_saver_arm_length*COS([lf.C367])+[lf.$C$24]" office:value-type="float" office:value="-5.57715275714904" calcext:value-type="float">
            <text:p>-5,57715275714904</text:p>
          </table:table-cell>
          <table:table-cell table:style-name="ce20" table:formula="of:=[$lf.D367]-[$lf.$B$14]" office:value-type="float" office:value="57.9965118318702" calcext:value-type="float">
            <text:p>57,9965118318702</text:p>
          </table:table-cell>
          <table:table-cell table:style-name="ce20" table:formula="of:=[lf.E367]-[$lf.$C$14]" office:value-type="float" office:value="-95.577152757149" calcext:value-type="float">
            <text:p>-95,577152757149</text:p>
          </table:table-cell>
          <table:table-cell table:style-name="ce11" table:formula="of:=SQRT([lf.F367]^2+[lf.G367]^2)" office:value-type="float" office:value="111.797081866333" calcext:value-type="float">
            <text:p>111,797081866333</text:p>
          </table:table-cell>
          <table:table-cell table:style-name="ce20" table:formula="of:=([lf.H367]^2-[lf.$B$42]^2+[lf.$B$43]^2)/(2*[lf.H367])" office:value-type="float" office:value="8.51538139960775" calcext:value-type="float">
            <text:p>8,51538139960775</text:p>
          </table:table-cell>
          <table:table-cell table:style-name="ce20" table:formula="of:=ACOS([lf.I367]/[lf.$B$43])" office:value-type="float" office:value="1.13098465198984" calcext:value-type="float">
            <text:p>1,13098465198984</text:p>
          </table:table-cell>
          <table:table-cell table:style-name="ce20" table:formula="of:=ASIN([lf.F367]/[lf.H367])" office:value-type="float" office:value="0.545406763841983" calcext:value-type="float">
            <text:p>0,545406763841983</text:p>
          </table:table-cell>
          <table:table-cell table:style-name="ce20" table:formula="of:=IF(0.5*PI()+[lf.$B$9]&gt;[lf.K367];1;-1)" office:value-type="float" office:value="1" calcext:value-type="float">
            <text:p>1</text:p>
          </table:table-cell>
          <table:table-cell table:style-name="ce17" table:formula="of:=0.5*PI()-([lf.J367]*[lf.L367]+[lf.K367])" office:value-type="float" office:value="-0.10559508903693" calcext:value-type="float">
            <text:p>-0,10559508903693</text:p>
          </table:table-cell>
          <table:table-cell table:style-name="ce17" table:formula="of:=-[lf.M367]-[lf.$B$8]" office:value-type="float" office:value="-0.243470761361936" calcext:value-type="float">
            <text:p>-0,243470761361936</text:p>
          </table:table-cell>
          <table:table-cell table:number-columns-repeated="1010"/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[lf.A368]*analyze_resolution" office:value-type="float" office:value="20.55" calcext:value-type="float">
            <text:p>20,55</text:p>
          </table:table-cell>
          <table:table-cell table:style-name="ce20" table:formula="of:=-RADIANS([lf.B368])" office:value-type="float" office:value="-0.358665161284835" calcext:value-type="float">
            <text:p>-0,358665161284835</text:p>
          </table:table-cell>
          <table:table-cell table:style-name="ce20" table:formula="of:=COS([lf.$B$6])*servo_saver_arm_length*COS([lf.C368])-SIN([lf.$B$6])*servo_saver_arm_length*SIN([lf.C368])+[lf.$B$24]" office:value-type="float" office:value="357.981859504568" calcext:value-type="float">
            <text:p>357,981859504568</text:p>
          </table:table-cell>
          <table:table-cell table:style-name="ce20" table:formula="of:=COS([lf.$B$6])*servo_saver_arm_length*SIN([lf.C368])+SIN([lf.$B$6])*servo_saver_arm_length*COS([lf.C368])+[lf.$C$24]" office:value-type="float" office:value="-5.61639437587767" calcext:value-type="float">
            <text:p>-5,61639437587767</text:p>
          </table:table-cell>
          <table:table-cell table:style-name="ce20" table:formula="of:=[$lf.D368]-[$lf.$B$14]" office:value-type="float" office:value="57.9818595045679" calcext:value-type="float">
            <text:p>57,9818595045679</text:p>
          </table:table-cell>
          <table:table-cell table:style-name="ce20" table:formula="of:=[lf.E368]-[$lf.$C$14]" office:value-type="float" office:value="-95.6163943758777" calcext:value-type="float">
            <text:p>-95,6163943758777</text:p>
          </table:table-cell>
          <table:table-cell table:style-name="ce11" table:formula="of:=SQRT([lf.F368]^2+[lf.G368]^2)" office:value-type="float" office:value="111.823033875185" calcext:value-type="float">
            <text:p>111,823033875185</text:p>
          </table:table-cell>
          <table:table-cell table:style-name="ce20" table:formula="of:=([lf.H368]^2-[lf.$B$42]^2+[lf.$B$43]^2)/(2*[lf.H368])" office:value-type="float" office:value="8.53935413818602" calcext:value-type="float">
            <text:p>8,53935413818602</text:p>
          </table:table-cell>
          <table:table-cell table:style-name="ce20" table:formula="of:=ACOS([lf.I368]/[lf.$B$43])" office:value-type="float" office:value="1.12965953166307" calcext:value-type="float">
            <text:p>1,12965953166307</text:p>
          </table:table-cell>
          <table:table-cell table:style-name="ce20" table:formula="of:=ASIN([lf.F368]/[lf.H368])" office:value-type="float" office:value="0.545112694485913" calcext:value-type="float">
            <text:p>0,545112694485913</text:p>
          </table:table-cell>
          <table:table-cell table:style-name="ce20" table:formula="of:=IF(0.5*PI()+[lf.$B$9]&gt;[lf.K368];1;-1)" office:value-type="float" office:value="1" calcext:value-type="float">
            <text:p>1</text:p>
          </table:table-cell>
          <table:table-cell table:style-name="ce17" table:formula="of:=0.5*PI()-([lf.J368]*[lf.L368]+[lf.K368])" office:value-type="float" office:value="-0.103975899354089" calcext:value-type="float">
            <text:p>-0,103975899354089</text:p>
          </table:table-cell>
          <table:table-cell table:style-name="ce17" table:formula="of:=-[lf.M368]-[lf.$B$8]" office:value-type="float" office:value="-0.245089951044777" calcext:value-type="float">
            <text:p>-0,245089951044777</text:p>
          </table:table-cell>
          <table:table-cell table:number-columns-repeated="1010"/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[lf.A369]*analyze_resolution" office:value-type="float" office:value="20.7" calcext:value-type="float">
            <text:p>20,7</text:p>
          </table:table-cell>
          <table:table-cell table:style-name="ce20" table:formula="of:=-RADIANS([lf.B369])" office:value-type="float" office:value="-0.361283155162826" calcext:value-type="float">
            <text:p>-0,361283155162826</text:p>
          </table:table-cell>
          <table:table-cell table:style-name="ce20" table:formula="of:=COS([lf.$B$6])*servo_saver_arm_length*COS([lf.C369])-SIN([lf.$B$6])*servo_saver_arm_length*SIN([lf.C369])+[lf.$B$24]" office:value-type="float" office:value="357.967104493278" calcext:value-type="float">
            <text:p>357,967104493278</text:p>
          </table:table-cell>
          <table:table-cell table:style-name="ce20" table:formula="of:=COS([lf.$B$6])*servo_saver_arm_length*SIN([lf.C369])+SIN([lf.$B$6])*servo_saver_arm_length*COS([lf.C369])+[lf.$C$24]" office:value-type="float" office:value="-5.65559750046811" calcext:value-type="float">
            <text:p>-5,65559750046811</text:p>
          </table:table-cell>
          <table:table-cell table:style-name="ce20" table:formula="of:=[$lf.D369]-[$lf.$B$14]" office:value-type="float" office:value="57.9671044932779" calcext:value-type="float">
            <text:p>57,9671044932779</text:p>
          </table:table-cell>
          <table:table-cell table:style-name="ce20" table:formula="of:=[lf.E369]-[$lf.$C$14]" office:value-type="float" office:value="-95.6555975004681" calcext:value-type="float">
            <text:p>-95,6555975004681</text:p>
          </table:table-cell>
          <table:table-cell table:style-name="ce11" table:formula="of:=SQRT([lf.F369]^2+[lf.G369]^2)" office:value-type="float" office:value="111.84890941134" calcext:value-type="float">
            <text:p>111,84890941134</text:p>
          </table:table-cell>
          <table:table-cell table:style-name="ce20" table:formula="of:=([lf.H369]^2-[lf.$B$42]^2+[lf.$B$43]^2)/(2*[lf.H369])" office:value-type="float" office:value="8.56325115582343" calcext:value-type="float">
            <text:p>8,56325115582343</text:p>
          </table:table-cell>
          <table:table-cell table:style-name="ce20" table:formula="of:=ACOS([lf.I369]/[lf.$B$43])" office:value-type="float" office:value="1.12833777120397" calcext:value-type="float">
            <text:p>1,12833777120397</text:p>
          </table:table-cell>
          <table:table-cell table:style-name="ce20" table:formula="of:=ASIN([lf.F369]/[lf.H369])" office:value-type="float" office:value="0.544818154841636" calcext:value-type="float">
            <text:p>0,544818154841636</text:p>
          </table:table-cell>
          <table:table-cell table:style-name="ce20" table:formula="of:=IF(0.5*PI()+[lf.$B$9]&gt;[lf.K369];1;-1)" office:value-type="float" office:value="1" calcext:value-type="float">
            <text:p>1</text:p>
          </table:table-cell>
          <table:table-cell table:style-name="ce17" table:formula="of:=0.5*PI()-([lf.J369]*[lf.L369]+[lf.K369])" office:value-type="float" office:value="-0.102359599250708" calcext:value-type="float">
            <text:p>-0,102359599250708</text:p>
          </table:table-cell>
          <table:table-cell table:style-name="ce17" table:formula="of:=-[lf.M369]-[lf.$B$8]" office:value-type="float" office:value="-0.246706251148158" calcext:value-type="float">
            <text:p>-0,246706251148158</text:p>
          </table:table-cell>
          <table:table-cell table:number-columns-repeated="1010"/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[lf.A370]*analyze_resolution" office:value-type="float" office:value="20.85" calcext:value-type="float">
            <text:p>20,85</text:p>
          </table:table-cell>
          <table:table-cell table:style-name="ce20" table:formula="of:=-RADIANS([lf.B370])" office:value-type="float" office:value="-0.363901149040818" calcext:value-type="float">
            <text:p>-0,363901149040818</text:p>
          </table:table-cell>
          <table:table-cell table:style-name="ce20" table:formula="of:=COS([lf.$B$6])*servo_saver_arm_length*COS([lf.C370])-SIN([lf.$B$6])*servo_saver_arm_length*SIN([lf.C370])+[lf.$B$24]" office:value-type="float" office:value="357.95224689913" calcext:value-type="float">
            <text:p>357,95224689913</text:p>
          </table:table-cell>
          <table:table-cell table:style-name="ce20" table:formula="of:=COS([lf.$B$6])*servo_saver_arm_length*SIN([lf.C370])+SIN([lf.$B$6])*servo_saver_arm_length*COS([lf.C370])+[lf.$C$24]" office:value-type="float" office:value="-5.69476186222654" calcext:value-type="float">
            <text:p>-5,69476186222654</text:p>
          </table:table-cell>
          <table:table-cell table:style-name="ce20" table:formula="of:=[$lf.D370]-[$lf.$B$14]" office:value-type="float" office:value="57.9522468991296" calcext:value-type="float">
            <text:p>57,9522468991296</text:p>
          </table:table-cell>
          <table:table-cell table:style-name="ce20" table:formula="of:=[lf.E370]-[$lf.$C$14]" office:value-type="float" office:value="-95.6947618622266" calcext:value-type="float">
            <text:p>-95,6947618622266</text:p>
          </table:table-cell>
          <table:table-cell table:style-name="ce11" table:formula="of:=SQRT([lf.F370]^2+[lf.G370]^2)" office:value-type="float" office:value="111.874708350574" calcext:value-type="float">
            <text:p>111,874708350574</text:p>
          </table:table-cell>
          <table:table-cell table:style-name="ce20" table:formula="of:=([lf.H370]^2-[lf.$B$42]^2+[lf.$B$43]^2)/(2*[lf.H370])" office:value-type="float" office:value="8.58707238631387" calcext:value-type="float">
            <text:p>8,58707238631387</text:p>
          </table:table-cell>
          <table:table-cell table:style-name="ce20" table:formula="of:=ACOS([lf.I370]/[lf.$B$43])" office:value-type="float" office:value="1.12701937827382" calcext:value-type="float">
            <text:p>1,12701937827382</text:p>
          </table:table-cell>
          <table:table-cell table:style-name="ce20" table:formula="of:=ASIN([lf.F370]/[lf.H370])" office:value-type="float" office:value="0.544523146623476" calcext:value-type="float">
            <text:p>0,544523146623476</text:p>
          </table:table-cell>
          <table:table-cell table:style-name="ce20" table:formula="of:=IF(0.5*PI()+[lf.$B$9]&gt;[lf.K370];1;-1)" office:value-type="float" office:value="1" calcext:value-type="float">
            <text:p>1</text:p>
          </table:table-cell>
          <table:table-cell table:style-name="ce17" table:formula="of:=0.5*PI()-([lf.J370]*[lf.L370]+[lf.K370])" office:value-type="float" office:value="-0.100746198102403" calcext:value-type="float">
            <text:p>-0,100746198102403</text:p>
          </table:table-cell>
          <table:table-cell table:style-name="ce17" table:formula="of:=-[lf.M370]-[lf.$B$8]" office:value-type="float" office:value="-0.248319652296462" calcext:value-type="float">
            <text:p>-0,248319652296462</text:p>
          </table:table-cell>
          <table:table-cell table:number-columns-repeated="1010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[lf.A371]*analyze_resolution" office:value-type="float" office:value="21" calcext:value-type="float">
            <text:p>21</text:p>
          </table:table-cell>
          <table:table-cell table:style-name="ce20" table:formula="of:=-RADIANS([lf.B371])" office:value-type="float" office:value="-0.366519142918809" calcext:value-type="float">
            <text:p>-0,366519142918809</text:p>
          </table:table-cell>
          <table:table-cell table:style-name="ce20" table:formula="of:=COS([lf.$B$6])*servo_saver_arm_length*COS([lf.C371])-SIN([lf.$B$6])*servo_saver_arm_length*SIN([lf.C371])+[lf.$B$24]" office:value-type="float" office:value="357.937286823955" calcext:value-type="float">
            <text:p>357,937286823955</text:p>
          </table:table-cell>
          <table:table-cell table:style-name="ce20" table:formula="of:=COS([lf.$B$6])*servo_saver_arm_length*SIN([lf.C371])+SIN([lf.$B$6])*servo_saver_arm_length*COS([lf.C371])+[lf.$C$24]" office:value-type="float" office:value="-5.7338871927248" calcext:value-type="float">
            <text:p>-5,7338871927248</text:p>
          </table:table-cell>
          <table:table-cell table:style-name="ce20" table:formula="of:=[$lf.D371]-[$lf.$B$14]" office:value-type="float" office:value="57.9372868239552" calcext:value-type="float">
            <text:p>57,9372868239552</text:p>
          </table:table-cell>
          <table:table-cell table:style-name="ce20" table:formula="of:=[lf.E371]-[$lf.$C$14]" office:value-type="float" office:value="-95.7338871927248" calcext:value-type="float">
            <text:p>-95,7338871927248</text:p>
          </table:table-cell>
          <table:table-cell table:style-name="ce11" table:formula="of:=SQRT([lf.F371]^2+[lf.G371]^2)" office:value-type="float" office:value="111.900430569103" calcext:value-type="float">
            <text:p>111,900430569103</text:p>
          </table:table-cell>
          <table:table-cell table:style-name="ce20" table:formula="of:=([lf.H371]^2-[lf.$B$42]^2+[lf.$B$43]^2)/(2*[lf.H371])" office:value-type="float" office:value="8.6108177637569" calcext:value-type="float">
            <text:p>8,6108177637569</text:p>
          </table:table-cell>
          <table:table-cell table:style-name="ce20" table:formula="of:=ACOS([lf.I371]/[lf.$B$43])" office:value-type="float" office:value="1.12570436055674" calcext:value-type="float">
            <text:p>1,12570436055674</text:p>
          </table:table-cell>
          <table:table-cell table:style-name="ce20" table:formula="of:=ASIN([lf.F371]/[lf.H371])" office:value-type="float" office:value="0.544227671544817" calcext:value-type="float">
            <text:p>0,544227671544817</text:p>
          </table:table-cell>
          <table:table-cell table:style-name="ce20" table:formula="of:=IF(0.5*PI()+[lf.$B$9]&gt;[lf.K371];1;-1)" office:value-type="float" office:value="1" calcext:value-type="float">
            <text:p>1</text:p>
          </table:table-cell>
          <table:table-cell table:style-name="ce17" table:formula="of:=0.5*PI()-([lf.J371]*[lf.L371]+[lf.K371])" office:value-type="float" office:value="-0.0991357053066637" calcext:value-type="float">
            <text:p>-0,099135705306664</text:p>
          </table:table-cell>
          <table:table-cell table:style-name="ce17" table:formula="of:=-[lf.M371]-[lf.$B$8]" office:value-type="float" office:value="-0.249930145092202" calcext:value-type="float">
            <text:p>-0,249930145092202</text:p>
          </table:table-cell>
          <table:table-cell table:number-columns-repeated="1010"/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[lf.A372]*analyze_resolution" office:value-type="float" office:value="21.15" calcext:value-type="float">
            <text:p>21,15</text:p>
          </table:table-cell>
          <table:table-cell table:style-name="ce20" table:formula="of:=-RADIANS([lf.B372])" office:value-type="float" office:value="-0.369137136796801" calcext:value-type="float">
            <text:p>-0,369137136796801</text:p>
          </table:table-cell>
          <table:table-cell table:style-name="ce20" table:formula="of:=COS([lf.$B$6])*servo_saver_arm_length*COS([lf.C372])-SIN([lf.$B$6])*servo_saver_arm_length*SIN([lf.C372])+[lf.$B$24]" office:value-type="float" office:value="357.922224370289" calcext:value-type="float">
            <text:p>357,922224370289</text:p>
          </table:table-cell>
          <table:table-cell table:style-name="ce20" table:formula="of:=COS([lf.$B$6])*servo_saver_arm_length*SIN([lf.C372])+SIN([lf.$B$6])*servo_saver_arm_length*COS([lf.C372])+[lf.$C$24]" office:value-type="float" office:value="-5.77297322380227" calcext:value-type="float">
            <text:p>-5,77297322380227</text:p>
          </table:table-cell>
          <table:table-cell table:style-name="ce20" table:formula="of:=[$lf.D372]-[$lf.$B$14]" office:value-type="float" office:value="57.9222243702895" calcext:value-type="float">
            <text:p>57,9222243702895</text:p>
          </table:table-cell>
          <table:table-cell table:style-name="ce20" table:formula="of:=[lf.E372]-[$lf.$C$14]" office:value-type="float" office:value="-95.7729732238023" calcext:value-type="float">
            <text:p>-95,7729732238023</text:p>
          </table:table-cell>
          <table:table-cell table:style-name="ce11" table:formula="of:=SQRT([lf.F372]^2+[lf.G372]^2)" office:value-type="float" office:value="111.926075943586" calcext:value-type="float">
            <text:p>111,926075943586</text:p>
          </table:table-cell>
          <table:table-cell table:style-name="ce20" table:formula="of:=([lf.H372]^2-[lf.$B$42]^2+[lf.$B$43]^2)/(2*[lf.H372])" office:value-type="float" office:value="8.63448722255686" calcext:value-type="float">
            <text:p>8,63448722255686</text:p>
          </table:table-cell>
          <table:table-cell table:style-name="ce20" table:formula="of:=ACOS([lf.I372]/[lf.$B$43])" office:value-type="float" office:value="1.12439272575951" calcext:value-type="float">
            <text:p>1,12439272575951</text:p>
          </table:table-cell>
          <table:table-cell table:style-name="ce20" table:formula="of:=ASIN([lf.F372]/[lf.H372])" office:value-type="float" office:value="0.543931731318107" calcext:value-type="float">
            <text:p>0,543931731318107</text:p>
          </table:table-cell>
          <table:table-cell table:style-name="ce20" table:formula="of:=IF(0.5*PI()+[lf.$B$9]&gt;[lf.K372];1;-1)" office:value-type="float" office:value="1" calcext:value-type="float">
            <text:p>1</text:p>
          </table:table-cell>
          <table:table-cell table:style-name="ce17" table:formula="of:=0.5*PI()-([lf.J372]*[lf.L372]+[lf.K372])" office:value-type="float" office:value="-0.0975281302827242" calcext:value-type="float">
            <text:p>-0,097528130282724</text:p>
          </table:table-cell>
          <table:table-cell table:style-name="ce17" table:formula="of:=-[lf.M372]-[lf.$B$8]" office:value-type="float" office:value="-0.251537720116142" calcext:value-type="float">
            <text:p>-0,251537720116142</text:p>
          </table:table-cell>
          <table:table-cell table:number-columns-repeated="1010"/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[lf.A373]*analyze_resolution" office:value-type="float" office:value="21.3" calcext:value-type="float">
            <text:p>21,3</text:p>
          </table:table-cell>
          <table:table-cell table:style-name="ce20" table:formula="of:=-RADIANS([lf.B373])" office:value-type="float" office:value="-0.371755130674792" calcext:value-type="float">
            <text:p>-0,371755130674792</text:p>
          </table:table-cell>
          <table:table-cell table:style-name="ce20" table:formula="of:=COS([lf.$B$6])*servo_saver_arm_length*COS([lf.C373])-SIN([lf.$B$6])*servo_saver_arm_length*SIN([lf.C373])+[lf.$B$24]" office:value-type="float" office:value="357.907059641369" calcext:value-type="float">
            <text:p>357,907059641369</text:p>
          </table:table-cell>
          <table:table-cell table:style-name="ce20" table:formula="of:=COS([lf.$B$6])*servo_saver_arm_length*SIN([lf.C373])+SIN([lf.$B$6])*servo_saver_arm_length*COS([lf.C373])+[lf.$C$24]" office:value-type="float" office:value="-5.81201968756765" calcext:value-type="float">
            <text:p>-5,81201968756765</text:p>
          </table:table-cell>
          <table:table-cell table:style-name="ce20" table:formula="of:=[$lf.D373]-[$lf.$B$14]" office:value-type="float" office:value="57.9070596413688" calcext:value-type="float">
            <text:p>57,9070596413688</text:p>
          </table:table-cell>
          <table:table-cell table:style-name="ce20" table:formula="of:=[lf.E373]-[$lf.$C$14]" office:value-type="float" office:value="-95.8120196875677" calcext:value-type="float">
            <text:p>-95,8120196875677</text:p>
          </table:table-cell>
          <table:table-cell table:style-name="ce11" table:formula="of:=SQRT([lf.F373]^2+[lf.G373]^2)" office:value-type="float" office:value="111.951644351121" calcext:value-type="float">
            <text:p>111,951644351121</text:p>
          </table:table-cell>
          <table:table-cell table:style-name="ce20" table:formula="of:=([lf.H373]^2-[lf.$B$42]^2+[lf.$B$43]^2)/(2*[lf.H373])" office:value-type="float" office:value="8.65808069742219" calcext:value-type="float">
            <text:p>8,65808069742219</text:p>
          </table:table-cell>
          <table:table-cell table:style-name="ce20" table:formula="of:=ACOS([lf.I373]/[lf.$B$43])" office:value-type="float" office:value="1.12308448161147" calcext:value-type="float">
            <text:p>1,12308448161147</text:p>
          </table:table-cell>
          <table:table-cell table:style-name="ce20" table:formula="of:=ASIN([lf.F373]/[lf.H373])" office:value-type="float" office:value="0.54363532765485" calcext:value-type="float">
            <text:p>0,54363532765485</text:p>
          </table:table-cell>
          <table:table-cell table:style-name="ce20" table:formula="of:=IF(0.5*PI()+[lf.$B$9]&gt;[lf.K373];1;-1)" office:value-type="float" office:value="1" calcext:value-type="float">
            <text:p>1</text:p>
          </table:table-cell>
          <table:table-cell table:style-name="ce17" table:formula="of:=0.5*PI()-([lf.J373]*[lf.L373]+[lf.K373])" office:value-type="float" office:value="-0.0959234824714281" calcext:value-type="float">
            <text:p>-0,095923482471428</text:p>
          </table:table-cell>
          <table:table-cell table:style-name="ce17" table:formula="of:=-[lf.M373]-[lf.$B$8]" office:value-type="float" office:value="-0.253142367927438" calcext:value-type="float">
            <text:p>-0,253142367927438</text:p>
          </table:table-cell>
          <table:table-cell table:number-columns-repeated="1010"/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[lf.A374]*analyze_resolution" office:value-type="float" office:value="21.45" calcext:value-type="float">
            <text:p>21,45</text:p>
          </table:table-cell>
          <table:table-cell table:style-name="ce20" table:formula="of:=-RADIANS([lf.B374])" office:value-type="float" office:value="-0.374373124552784" calcext:value-type="float">
            <text:p>-0,374373124552784</text:p>
          </table:table-cell>
          <table:table-cell table:style-name="ce20" table:formula="of:=COS([lf.$B$6])*servo_saver_arm_length*COS([lf.C374])-SIN([lf.$B$6])*servo_saver_arm_length*SIN([lf.C374])+[lf.$B$24]" office:value-type="float" office:value="357.89179274113" calcext:value-type="float">
            <text:p>357,89179274113</text:p>
          </table:table-cell>
          <table:table-cell table:style-name="ce20" table:formula="of:=COS([lf.$B$6])*servo_saver_arm_length*SIN([lf.C374])+SIN([lf.$B$6])*servo_saver_arm_length*COS([lf.C374])+[lf.$C$24]" office:value-type="float" office:value="-5.85102631640087" calcext:value-type="float">
            <text:p>-5,85102631640087</text:p>
          </table:table-cell>
          <table:table-cell table:style-name="ce20" table:formula="of:=[$lf.D374]-[$lf.$B$14]" office:value-type="float" office:value="57.8917927411304" calcext:value-type="float">
            <text:p>57,8917927411304</text:p>
          </table:table-cell>
          <table:table-cell table:style-name="ce20" table:formula="of:=[lf.E374]-[$lf.$C$14]" office:value-type="float" office:value="-95.8510263164009" calcext:value-type="float">
            <text:p>-95,8510263164009</text:p>
          </table:table-cell>
          <table:table-cell table:style-name="ce11" table:formula="of:=SQRT([lf.F374]^2+[lf.G374]^2)" office:value-type="float" office:value="111.977135669249" calcext:value-type="float">
            <text:p>111,977135669249</text:p>
          </table:table-cell>
          <table:table-cell table:style-name="ce20" table:formula="of:=([lf.H374]^2-[lf.$B$42]^2+[lf.$B$43]^2)/(2*[lf.H374])" office:value-type="float" office:value="8.68159812336426" calcext:value-type="float">
            <text:p>8,68159812336426</text:p>
          </table:table-cell>
          <table:table-cell table:style-name="ce20" table:formula="of:=ACOS([lf.I374]/[lf.$B$43])" office:value-type="float" office:value="1.12177963586439" calcext:value-type="float">
            <text:p>1,12177963586439</text:p>
          </table:table-cell>
          <table:table-cell table:style-name="ce20" table:formula="of:=ASIN([lf.F374]/[lf.H374])" office:value-type="float" office:value="0.543338462265615" calcext:value-type="float">
            <text:p>0,543338462265615</text:p>
          </table:table-cell>
          <table:table-cell table:style-name="ce20" table:formula="of:=IF(0.5*PI()+[lf.$B$9]&gt;[lf.K374];1;-1)" office:value-type="float" office:value="1" calcext:value-type="float">
            <text:p>1</text:p>
          </table:table-cell>
          <table:table-cell table:style-name="ce17" table:formula="of:=0.5*PI()-([lf.J374]*[lf.L374]+[lf.K374])" office:value-type="float" office:value="-0.0943217713351099" calcext:value-type="float">
            <text:p>-0,09432177133511</text:p>
          </table:table-cell>
          <table:table-cell table:style-name="ce17" table:formula="of:=-[lf.M374]-[lf.$B$8]" office:value-type="float" office:value="-0.254744079063756" calcext:value-type="float">
            <text:p>-0,254744079063756</text:p>
          </table:table-cell>
          <table:table-cell table:number-columns-repeated="1010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[lf.A375]*analyze_resolution" office:value-type="float" office:value="21.6" calcext:value-type="float">
            <text:p>21,6</text:p>
          </table:table-cell>
          <table:table-cell table:style-name="ce20" table:formula="of:=-RADIANS([lf.B375])" office:value-type="float" office:value="-0.376991118430775" calcext:value-type="float">
            <text:p>-0,376991118430775</text:p>
          </table:table-cell>
          <table:table-cell table:style-name="ce20" table:formula="of:=COS([lf.$B$6])*servo_saver_arm_length*COS([lf.C375])-SIN([lf.$B$6])*servo_saver_arm_length*SIN([lf.C375])+[lf.$B$24]" office:value-type="float" office:value="357.876423774212" calcext:value-type="float">
            <text:p>357,876423774212</text:p>
          </table:table-cell>
          <table:table-cell table:style-name="ce20" table:formula="of:=COS([lf.$B$6])*servo_saver_arm_length*SIN([lf.C375])+SIN([lf.$B$6])*servo_saver_arm_length*COS([lf.C375])+[lf.$C$24]" office:value-type="float" office:value="-5.88999284295485" calcext:value-type="float">
            <text:p>-5,88999284295485</text:p>
          </table:table-cell>
          <table:table-cell table:style-name="ce20" table:formula="of:=[$lf.D375]-[$lf.$B$14]" office:value-type="float" office:value="57.876423774212" calcext:value-type="float">
            <text:p>57,876423774212</text:p>
          </table:table-cell>
          <table:table-cell table:style-name="ce20" table:formula="of:=[lf.E375]-[$lf.$C$14]" office:value-type="float" office:value="-95.8899928429549" calcext:value-type="float">
            <text:p>-95,8899928429549</text:p>
          </table:table-cell>
          <table:table-cell table:style-name="ce11" table:formula="of:=SQRT([lf.F375]^2+[lf.G375]^2)" office:value-type="float" office:value="112.00254977595" calcext:value-type="float">
            <text:p>112,00254977595</text:p>
          </table:table-cell>
          <table:table-cell table:style-name="ce20" table:formula="of:=([lf.H375]^2-[lf.$B$42]^2+[lf.$B$43]^2)/(2*[lf.H375])" office:value-type="float" office:value="8.70503943569667" calcext:value-type="float">
            <text:p>8,70503943569667</text:p>
          </table:table-cell>
          <table:table-cell table:style-name="ce20" table:formula="of:=ACOS([lf.I375]/[lf.$B$43])" office:value-type="float" office:value="1.12047819629232" calcext:value-type="float">
            <text:p>1,12047819629232</text:p>
          </table:table-cell>
          <table:table-cell table:style-name="ce20" table:formula="of:=ASIN([lf.F375]/[lf.H375])" office:value-type="float" office:value="0.543041136860031" calcext:value-type="float">
            <text:p>0,543041136860031</text:p>
          </table:table-cell>
          <table:table-cell table:style-name="ce20" table:formula="of:=IF(0.5*PI()+[lf.$B$9]&gt;[lf.K375];1;-1)" office:value-type="float" office:value="1" calcext:value-type="float">
            <text:p>1</text:p>
          </table:table-cell>
          <table:table-cell table:style-name="ce17" table:formula="of:=0.5*PI()-([lf.J375]*[lf.L375]+[lf.K375])" office:value-type="float" office:value="-0.0927230063574516" calcext:value-type="float">
            <text:p>-0,092723006357452</text:p>
          </table:table-cell>
          <table:table-cell table:style-name="ce17" table:formula="of:=-[lf.M375]-[lf.$B$8]" office:value-type="float" office:value="-0.256342844041414" calcext:value-type="float">
            <text:p>-0,256342844041414</text:p>
          </table:table-cell>
          <table:table-cell table:number-columns-repeated="1010"/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[lf.A376]*analyze_resolution" office:value-type="float" office:value="21.75" calcext:value-type="float">
            <text:p>21,75</text:p>
          </table:table-cell>
          <table:table-cell table:style-name="ce20" table:formula="of:=-RADIANS([lf.B376])" office:value-type="float" office:value="-0.379609112308767" calcext:value-type="float">
            <text:p>-0,379609112308767</text:p>
          </table:table-cell>
          <table:table-cell table:style-name="ce20" table:formula="of:=COS([lf.$B$6])*servo_saver_arm_length*COS([lf.C376])-SIN([lf.$B$6])*servo_saver_arm_length*SIN([lf.C376])+[lf.$B$24]" office:value-type="float" office:value="357.860952845951" calcext:value-type="float">
            <text:p>357,860952845951</text:p>
          </table:table-cell>
          <table:table-cell table:style-name="ce20" table:formula="of:=COS([lf.$B$6])*servo_saver_arm_length*SIN([lf.C376])+SIN([lf.$B$6])*servo_saver_arm_length*COS([lf.C376])+[lf.$C$24]" office:value-type="float" office:value="-5.92891900015738" calcext:value-type="float">
            <text:p>-5,92891900015738</text:p>
          </table:table-cell>
          <table:table-cell table:style-name="ce20" table:formula="of:=[$lf.D376]-[$lf.$B$14]" office:value-type="float" office:value="57.8609528459508" calcext:value-type="float">
            <text:p>57,8609528459508</text:p>
          </table:table-cell>
          <table:table-cell table:style-name="ce20" table:formula="of:=[lf.E376]-[$lf.$C$14]" office:value-type="float" office:value="-95.9289190001574" calcext:value-type="float">
            <text:p>-95,9289190001574</text:p>
          </table:table-cell>
          <table:table-cell table:style-name="ce11" table:formula="of:=SQRT([lf.F376]^2+[lf.G376]^2)" office:value-type="float" office:value="112.027886549645" calcext:value-type="float">
            <text:p>112,027886549645</text:p>
          </table:table-cell>
          <table:table-cell table:style-name="ce20" table:formula="of:=([lf.H376]^2-[lf.$B$42]^2+[lf.$B$43]^2)/(2*[lf.H376])" office:value-type="float" office:value="8.72840457003442" calcext:value-type="float">
            <text:p>8,72840457003442</text:p>
          </table:table-cell>
          <table:table-cell table:style-name="ce20" table:formula="of:=ACOS([lf.I376]/[lf.$B$43])" office:value-type="float" office:value="1.11918017069146" calcext:value-type="float">
            <text:p>1,11918017069146</text:p>
          </table:table-cell>
          <table:table-cell table:style-name="ce20" table:formula="of:=ASIN([lf.F376]/[lf.H376])" office:value-type="float" office:value="0.542743353146786" calcext:value-type="float">
            <text:p>0,542743353146786</text:p>
          </table:table-cell>
          <table:table-cell table:style-name="ce20" table:formula="of:=IF(0.5*PI()+[lf.$B$9]&gt;[lf.K376];1;-1)" office:value-type="float" office:value="1" calcext:value-type="float">
            <text:p>1</text:p>
          </table:table-cell>
          <table:table-cell table:style-name="ce17" table:formula="of:=0.5*PI()-([lf.J376]*[lf.L376]+[lf.K376])" office:value-type="float" office:value="-0.0911271970433491" calcext:value-type="float">
            <text:p>-0,091127197043349</text:p>
          </table:table-cell>
          <table:table-cell table:style-name="ce17" table:formula="of:=-[lf.M376]-[lf.$B$8]" office:value-type="float" office:value="-0.257938653355517" calcext:value-type="float">
            <text:p>-0,257938653355517</text:p>
          </table:table-cell>
          <table:table-cell table:number-columns-repeated="1010"/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[lf.A377]*analyze_resolution" office:value-type="float" office:value="21.9" calcext:value-type="float">
            <text:p>21,9</text:p>
          </table:table-cell>
          <table:table-cell table:style-name="ce20" table:formula="of:=-RADIANS([lf.B377])" office:value-type="float" office:value="-0.382227106186758" calcext:value-type="float">
            <text:p>-0,382227106186758</text:p>
          </table:table-cell>
          <table:table-cell table:style-name="ce20" table:formula="of:=COS([lf.$B$6])*servo_saver_arm_length*COS([lf.C377])-SIN([lf.$B$6])*servo_saver_arm_length*SIN([lf.C377])+[lf.$B$24]" office:value-type="float" office:value="357.845380062383" calcext:value-type="float">
            <text:p>357,845380062383</text:p>
          </table:table-cell>
          <table:table-cell table:style-name="ce20" table:formula="of:=COS([lf.$B$6])*servo_saver_arm_length*SIN([lf.C377])+SIN([lf.$B$6])*servo_saver_arm_length*COS([lf.C377])+[lf.$C$24]" office:value-type="float" office:value="-5.96780452121294" calcext:value-type="float">
            <text:p>-5,96780452121294</text:p>
          </table:table-cell>
          <table:table-cell table:style-name="ce20" table:formula="of:=[$lf.D377]-[$lf.$B$14]" office:value-type="float" office:value="57.8453800623827" calcext:value-type="float">
            <text:p>57,8453800623827</text:p>
          </table:table-cell>
          <table:table-cell table:style-name="ce20" table:formula="of:=[lf.E377]-[$lf.$C$14]" office:value-type="float" office:value="-95.9678045212129" calcext:value-type="float">
            <text:p>-95,9678045212129</text:p>
          </table:table-cell>
          <table:table-cell table:style-name="ce11" table:formula="of:=SQRT([lf.F377]^2+[lf.G377]^2)" office:value-type="float" office:value="112.053145869196" calcext:value-type="float">
            <text:p>112,053145869196</text:p>
          </table:table-cell>
          <table:table-cell table:style-name="ce20" table:formula="of:=([lf.H377]^2-[lf.$B$42]^2+[lf.$B$43]^2)/(2*[lf.H377])" office:value-type="float" office:value="8.75169346229289" calcext:value-type="float">
            <text:p>8,75169346229289</text:p>
          </table:table-cell>
          <table:table-cell table:style-name="ce20" table:formula="of:=ACOS([lf.I377]/[lf.$B$43])" office:value-type="float" office:value="1.11788556688004" calcext:value-type="float">
            <text:p>1,11788556688004</text:p>
          </table:table-cell>
          <table:table-cell table:style-name="ce20" table:formula="of:=ASIN([lf.F377]/[lf.H377])" office:value-type="float" office:value="0.542445112833634" calcext:value-type="float">
            <text:p>0,542445112833634</text:p>
          </table:table-cell>
          <table:table-cell table:style-name="ce20" table:formula="of:=IF(0.5*PI()+[lf.$B$9]&gt;[lf.K377];1;-1)" office:value-type="float" office:value="1" calcext:value-type="float">
            <text:p>1</text:p>
          </table:table-cell>
          <table:table-cell table:style-name="ce17" table:formula="of:=0.5*PI()-([lf.J377]*[lf.L377]+[lf.K377])" office:value-type="float" office:value="-0.0895343529187755" calcext:value-type="float">
            <text:p>-0,089534352918776</text:p>
          </table:table-cell>
          <table:table-cell table:style-name="ce17" table:formula="of:=-[lf.M377]-[lf.$B$8]" office:value-type="float" office:value="-0.25953149748009" calcext:value-type="float">
            <text:p>-0,25953149748009</text:p>
          </table:table-cell>
          <table:table-cell table:number-columns-repeated="1010"/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[lf.A378]*analyze_resolution" office:value-type="float" office:value="22.05" calcext:value-type="float">
            <text:p>22,05</text:p>
          </table:table-cell>
          <table:table-cell table:style-name="ce20" table:formula="of:=-RADIANS([lf.B378])" office:value-type="float" office:value="-0.38484510006475" calcext:value-type="float">
            <text:p>-0,38484510006475</text:p>
          </table:table-cell>
          <table:table-cell table:style-name="ce20" table:formula="of:=COS([lf.$B$6])*servo_saver_arm_length*COS([lf.C378])-SIN([lf.$B$6])*servo_saver_arm_length*SIN([lf.C378])+[lf.$B$24]" office:value-type="float" office:value="357.829705530242" calcext:value-type="float">
            <text:p>357,829705530242</text:p>
          </table:table-cell>
          <table:table-cell table:style-name="ce20" table:formula="of:=COS([lf.$B$6])*servo_saver_arm_length*SIN([lf.C378])+SIN([lf.$B$6])*servo_saver_arm_length*COS([lf.C378])+[lf.$C$24]" office:value-type="float" office:value="-6.00664913960453" calcext:value-type="float">
            <text:p>-6,00664913960453</text:p>
          </table:table-cell>
          <table:table-cell table:style-name="ce20" table:formula="of:=[$lf.D378]-[$lf.$B$14]" office:value-type="float" office:value="57.8297055302419" calcext:value-type="float">
            <text:p>57,8297055302419</text:p>
          </table:table-cell>
          <table:table-cell table:style-name="ce20" table:formula="of:=[lf.E378]-[$lf.$C$14]" office:value-type="float" office:value="-96.0066491396045" calcext:value-type="float">
            <text:p>-96,0066491396045</text:p>
          </table:table-cell>
          <table:table-cell table:style-name="ce11" table:formula="of:=SQRT([lf.F378]^2+[lf.G378]^2)" office:value-type="float" office:value="112.078327613904" calcext:value-type="float">
            <text:p>112,078327613904</text:p>
          </table:table-cell>
          <table:table-cell table:style-name="ce20" table:formula="of:=([lf.H378]^2-[lf.$B$42]^2+[lf.$B$43]^2)/(2*[lf.H378])" office:value-type="float" office:value="8.77490604868709" calcext:value-type="float">
            <text:p>8,77490604868709</text:p>
          </table:table-cell>
          <table:table-cell table:style-name="ce20" table:formula="of:=ACOS([lf.I378]/[lf.$B$43])" office:value-type="float" office:value="1.11659439269815" calcext:value-type="float">
            <text:p>1,11659439269815</text:p>
          </table:table-cell>
          <table:table-cell table:style-name="ce20" table:formula="of:=ASIN([lf.F378]/[lf.H378])" office:value-type="float" office:value="0.542146417627387" calcext:value-type="float">
            <text:p>0,542146417627387</text:p>
          </table:table-cell>
          <table:table-cell table:style-name="ce20" table:formula="of:=IF(0.5*PI()+[lf.$B$9]&gt;[lf.K378];1;-1)" office:value-type="float" office:value="1" calcext:value-type="float">
            <text:p>1</text:p>
          </table:table-cell>
          <table:table-cell table:style-name="ce17" table:formula="of:=0.5*PI()-([lf.J378]*[lf.L378]+[lf.K378])" office:value-type="float" office:value="-0.0879444835306411" calcext:value-type="float">
            <text:p>-0,087944483530641</text:p>
          </table:table-cell>
          <table:table-cell table:style-name="ce17" table:formula="of:=-[lf.M378]-[lf.$B$8]" office:value-type="float" office:value="-0.261121366868225" calcext:value-type="float">
            <text:p>-0,261121366868225</text:p>
          </table:table-cell>
          <table:table-cell table:number-columns-repeated="1010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[lf.A379]*analyze_resolution" office:value-type="float" office:value="22.2" calcext:value-type="float">
            <text:p>22,2</text:p>
          </table:table-cell>
          <table:table-cell table:style-name="ce20" table:formula="of:=-RADIANS([lf.B379])" office:value-type="float" office:value="-0.387463093942741" calcext:value-type="float">
            <text:p>-0,387463093942741</text:p>
          </table:table-cell>
          <table:table-cell table:style-name="ce20" table:formula="of:=COS([lf.$B$6])*servo_saver_arm_length*COS([lf.C379])-SIN([lf.$B$6])*servo_saver_arm_length*SIN([lf.C379])+[lf.$B$24]" office:value-type="float" office:value="357.81392935696" calcext:value-type="float">
            <text:p>357,81392935696</text:p>
          </table:table-cell>
          <table:table-cell table:style-name="ce20" table:formula="of:=COS([lf.$B$6])*servo_saver_arm_length*SIN([lf.C379])+SIN([lf.$B$6])*servo_saver_arm_length*COS([lf.C379])+[lf.$C$24]" office:value-type="float" office:value="-6.04545258909547" calcext:value-type="float">
            <text:p>-6,04545258909547</text:p>
          </table:table-cell>
          <table:table-cell table:style-name="ce20" table:formula="of:=[$lf.D379]-[$lf.$B$14]" office:value-type="float" office:value="57.8139293569599" calcext:value-type="float">
            <text:p>57,8139293569599</text:p>
          </table:table-cell>
          <table:table-cell table:style-name="ce20" table:formula="of:=[lf.E379]-[$lf.$C$14]" office:value-type="float" office:value="-96.0454525890955" calcext:value-type="float">
            <text:p>-96,0454525890955</text:p>
          </table:table-cell>
          <table:table-cell table:style-name="ce11" table:formula="of:=SQRT([lf.F379]^2+[lf.G379]^2)" office:value-type="float" office:value="112.103431663512" calcext:value-type="float">
            <text:p>112,103431663512</text:p>
          </table:table-cell>
          <table:table-cell table:style-name="ce20" table:formula="of:=([lf.H379]^2-[lf.$B$42]^2+[lf.$B$43]^2)/(2*[lf.H379])" office:value-type="float" office:value="8.79804226573075" calcext:value-type="float">
            <text:p>8,79804226573075</text:p>
          </table:table-cell>
          <table:table-cell table:style-name="ce20" table:formula="of:=ACOS([lf.I379]/[lf.$B$43])" office:value-type="float" office:value="1.11530665600762" calcext:value-type="float">
            <text:p>1,11530665600762</text:p>
          </table:table-cell>
          <table:table-cell table:style-name="ce20" table:formula="of:=ASIN([lf.F379]/[lf.H379])" office:value-type="float" office:value="0.541847269233922" calcext:value-type="float">
            <text:p>0,541847269233922</text:p>
          </table:table-cell>
          <table:table-cell table:style-name="ce20" table:formula="of:=IF(0.5*PI()+[lf.$B$9]&gt;[lf.K379];1;-1)" office:value-type="float" office:value="1" calcext:value-type="float">
            <text:p>1</text:p>
          </table:table-cell>
          <table:table-cell table:style-name="ce17" table:formula="of:=0.5*PI()-([lf.J379]*[lf.L379]+[lf.K379])" office:value-type="float" office:value="-0.0863575984466505" calcext:value-type="float">
            <text:p>-0,086357598446651</text:p>
          </table:table-cell>
          <table:table-cell table:style-name="ce17" table:formula="of:=-[lf.M379]-[lf.$B$8]" office:value-type="float" office:value="-0.262708251952215" calcext:value-type="float">
            <text:p>-0,262708251952215</text:p>
          </table:table-cell>
          <table:table-cell table:number-columns-repeated="1010"/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[lf.A380]*analyze_resolution" office:value-type="float" office:value="22.35" calcext:value-type="float">
            <text:p>22,35</text:p>
          </table:table-cell>
          <table:table-cell table:style-name="ce20" table:formula="of:=-RADIANS([lf.B380])" office:value-type="float" office:value="-0.390081087820733" calcext:value-type="float">
            <text:p>-0,390081087820733</text:p>
          </table:table-cell>
          <table:table-cell table:style-name="ce20" table:formula="of:=COS([lf.$B$6])*servo_saver_arm_length*COS([lf.C380])-SIN([lf.$B$6])*servo_saver_arm_length*SIN([lf.C380])+[lf.$B$24]" office:value-type="float" office:value="357.798051650665" calcext:value-type="float">
            <text:p>357,798051650665</text:p>
          </table:table-cell>
          <table:table-cell table:style-name="ce20" table:formula="of:=COS([lf.$B$6])*servo_saver_arm_length*SIN([lf.C380])+SIN([lf.$B$6])*servo_saver_arm_length*COS([lf.C380])+[lf.$C$24]" office:value-type="float" office:value="-6.08421460373128" calcext:value-type="float">
            <text:p>-6,08421460373128</text:p>
          </table:table-cell>
          <table:table-cell table:style-name="ce20" table:formula="of:=[$lf.D380]-[$lf.$B$14]" office:value-type="float" office:value="57.7980516506648" calcext:value-type="float">
            <text:p>57,7980516506648</text:p>
          </table:table-cell>
          <table:table-cell table:style-name="ce20" table:formula="of:=[lf.E380]-[$lf.$C$14]" office:value-type="float" office:value="-96.0842146037313" calcext:value-type="float">
            <text:p>-96,0842146037313</text:p>
          </table:table-cell>
          <table:table-cell table:style-name="ce11" table:formula="of:=SQRT([lf.F380]^2+[lf.G380]^2)" office:value-type="float" office:value="112.128457898202" calcext:value-type="float">
            <text:p>112,128457898202</text:p>
          </table:table-cell>
          <table:table-cell table:style-name="ce20" table:formula="of:=([lf.H380]^2-[lf.$B$42]^2+[lf.$B$43]^2)/(2*[lf.H380])" office:value-type="float" office:value="8.82110205023548" calcext:value-type="float">
            <text:p>8,82110205023548</text:p>
          </table:table-cell>
          <table:table-cell table:style-name="ce20" table:formula="of:=ACOS([lf.I380]/[lf.$B$43])" office:value-type="float" office:value="1.11402236469187" calcext:value-type="float">
            <text:p>1,11402236469187</text:p>
          </table:table-cell>
          <table:table-cell table:style-name="ce20" table:formula="of:=ASIN([lf.F380]/[lf.H380])" office:value-type="float" office:value="0.541547669358176" calcext:value-type="float">
            <text:p>0,541547669358176</text:p>
          </table:table-cell>
          <table:table-cell table:style-name="ce20" table:formula="of:=IF(0.5*PI()+[lf.$B$9]&gt;[lf.K380];1;-1)" office:value-type="float" office:value="1" calcext:value-type="float">
            <text:p>1</text:p>
          </table:table-cell>
          <table:table-cell table:style-name="ce17" table:formula="of:=0.5*PI()-([lf.J380]*[lf.L380]+[lf.K380])" office:value-type="float" office:value="-0.0847737072551538" calcext:value-type="float">
            <text:p>-0,084773707255154</text:p>
          </table:table-cell>
          <table:table-cell table:style-name="ce17" table:formula="of:=-[lf.M380]-[lf.$B$8]" office:value-type="float" office:value="-0.264292143143712" calcext:value-type="float">
            <text:p>-0,264292143143712</text:p>
          </table:table-cell>
          <table:table-cell table:number-columns-repeated="1010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[lf.A381]*analyze_resolution" office:value-type="float" office:value="22.5" calcext:value-type="float">
            <text:p>22,5</text:p>
          </table:table-cell>
          <table:table-cell table:style-name="ce20" table:formula="of:=-RADIANS([lf.B381])" office:value-type="float" office:value="-0.392699081698724" calcext:value-type="float">
            <text:p>-0,392699081698724</text:p>
          </table:table-cell>
          <table:table-cell table:style-name="ce20" table:formula="of:=COS([lf.$B$6])*servo_saver_arm_length*COS([lf.C381])-SIN([lf.$B$6])*servo_saver_arm_length*SIN([lf.C381])+[lf.$B$24]" office:value-type="float" office:value="357.782072520181" calcext:value-type="float">
            <text:p>357,782072520181</text:p>
          </table:table-cell>
          <table:table-cell table:style-name="ce20" table:formula="of:=COS([lf.$B$6])*servo_saver_arm_length*SIN([lf.C381])+SIN([lf.$B$6])*servo_saver_arm_length*COS([lf.C381])+[lf.$C$24]" office:value-type="float" office:value="-6.12293491784144" calcext:value-type="float">
            <text:p>-6,12293491784144</text:p>
          </table:table-cell>
          <table:table-cell table:style-name="ce20" table:formula="of:=[$lf.D381]-[$lf.$B$14]" office:value-type="float" office:value="57.7820725201806" calcext:value-type="float">
            <text:p>57,7820725201806</text:p>
          </table:table-cell>
          <table:table-cell table:style-name="ce20" table:formula="of:=[lf.E381]-[$lf.$C$14]" office:value-type="float" office:value="-96.1229349178414" calcext:value-type="float">
            <text:p>-96,1229349178414</text:p>
          </table:table-cell>
          <table:table-cell table:style-name="ce11" table:formula="of:=SQRT([lf.F381]^2+[lf.G381]^2)" office:value-type="float" office:value="112.153406198595" calcext:value-type="float">
            <text:p>112,153406198595</text:p>
          </table:table-cell>
          <table:table-cell table:style-name="ce20" table:formula="of:=([lf.H381]^2-[lf.$B$42]^2+[lf.$B$43]^2)/(2*[lf.H381])" office:value-type="float" office:value="8.84408533930992" calcext:value-type="float">
            <text:p>8,84408533930992</text:p>
          </table:table-cell>
          <table:table-cell table:style-name="ce20" table:formula="of:=ACOS([lf.I381]/[lf.$B$43])" office:value-type="float" office:value="1.11274152665575" calcext:value-type="float">
            <text:p>1,11274152665575</text:p>
          </table:table-cell>
          <table:table-cell table:style-name="ce20" table:formula="of:=ASIN([lf.F381]/[lf.H381])" office:value-type="float" office:value="0.541247619704151" calcext:value-type="float">
            <text:p>0,541247619704151</text:p>
          </table:table-cell>
          <table:table-cell table:style-name="ce20" table:formula="of:=IF(0.5*PI()+[lf.$B$9]&gt;[lf.K381];1;-1)" office:value-type="float" office:value="1" calcext:value-type="float">
            <text:p>1</text:p>
          </table:table-cell>
          <table:table-cell table:style-name="ce17" table:formula="of:=0.5*PI()-([lf.J381]*[lf.L381]+[lf.K381])" office:value-type="float" office:value="-0.0831928195650062" calcext:value-type="float">
            <text:p>-0,083192819565006</text:p>
          </table:table-cell>
          <table:table-cell table:style-name="ce17" table:formula="of:=-[lf.M381]-[lf.$B$8]" office:value-type="float" office:value="-0.26587303083386" calcext:value-type="float">
            <text:p>-0,26587303083386</text:p>
          </table:table-cell>
          <table:table-cell table:number-columns-repeated="1010"/>
        </table:table-row>
        <table:table-row table:style-name="ro1" table:number-rows-repeated="104819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analyze_resolution" table:base-cell-address="$acker.$F$49" table:cell-range-address="$acker.$I$38"/>
        <table:named-range table:name="angle" table:base-cell-address="$acker.$B$38" table:cell-range-address="$acker.$B$49"/>
        <table:named-range table:name="average_wheel_angle" table:base-cell-address="$common_calc.$B$8" table:cell-range-address="$common_calc.$D$9"/>
        <table:named-range table:name="front_wheel_offset" table:base-cell-address="$acker.$N$4" table:cell-range-address="$common_calc.$B$4"/>
        <table:named-range table:name="left_king_pin_angle" table:base-cell-address="$lf.$B$4" table:cell-range-address="$lf.$B$4"/>
        <table:named-range table:name="left_king_pin_x" table:base-cell-address="$lf.$B$14" table:cell-range-address="$lf.$B$14"/>
        <table:named-range table:name="left_king_pin_y" table:base-cell-address="$lf.$C$14" table:cell-range-address="$lf.$C$14"/>
        <table:named-range table:name="left_wheel_angle" table:base-cell-address="$lf.$B$3" table:cell-range-address="$lf.$B$3"/>
        <table:named-range table:name="left_wheel_steering_radius" table:base-cell-address="$lf.$B$67" table:cell-range-address="$lf.$B$67"/>
        <table:named-range table:name="right_king_pin_angle" table:base-cell-address="$rf.$B$4" table:cell-range-address="$rf.$B$4"/>
        <table:named-range table:name="right_king_pin_x" table:base-cell-address="$rf.$B$14" table:cell-range-address="$rf.$B$14"/>
        <table:named-range table:name="right_king_pin_y" table:base-cell-address="$rf.$C$14" table:cell-range-address="$rf.$C$14"/>
        <table:named-range table:name="right_wheel_angle" table:base-cell-address="$rf.$B$3" table:cell-range-address="$rf.$B$3"/>
        <table:named-range table:name="right_wheel_steering_radius" table:base-cell-address="$rf.$B$67" table:cell-range-address="$rf.$B$67"/>
        <table:named-range table:name="servo_saver_arm_angle" table:base-cell-address="$acker.$A$41" table:cell-range-address="$acker.$B$37"/>
        <table:named-range table:name="servo_saver_arm_length" table:base-cell-address="$acker.$B$39" table:cell-range-address="$acker.$B$35"/>
        <table:named-range table:name="servo_saver_offset" table:base-cell-address="$acker.$B$37" table:cell-range-address="$acker.$B$33"/>
        <table:named-range table:name="servo_saver_piovot_offset" table:base-cell-address="$acker.$B$43" table:cell-range-address="$acker.$B$39"/>
        <table:named-range table:name="steering_arm_angle" table:base-cell-address="$acker.$B$45" table:cell-range-address="$acker.$B$43"/>
        <table:named-range table:name="steering_arm_length" table:base-cell-address="$acker.$B$43" table:cell-range-address="$acker.$B$41"/>
        <table:named-range table:name="steering_toe_in" table:base-cell-address="$common_calc.$B$9" table:cell-range-address="$common_calc.$B$16"/>
        <table:named-range table:name="toe_in" table:base-cell-address="$acker.$B$47" table:cell-range-address="$acker.$B$45"/>
        <table:named-range table:name="track_front" table:base-cell-address="$acker.$B$31" table:cell-range-address="$acker.$B$29"/>
        <table:named-range table:name="track_king_pin" table:base-cell-address="$acker.$B$32" table:cell-range-address="$acker.$B$31"/>
        <table:named-range table:name="track_rear" table:base-cell-address="$acker.$B$30" table:cell-range-address="$acker.$B$27"/>
        <table:named-range table:name="wheelbase" table:base-cell-address="$acker.$B$29" table:cell-range-address="$acker.$B$25"/>
        <table:named-range table:name="wheelsize" table:base-cell-address="$acker.$N$3" table:cell-range-address="$common_calc.$B$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v" fo:country="S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sv" fo:country="SE" style:letter-kerning="true" style:font-name-asian="DejaVu Sans" style:font-size-asian="12pt" style:language-asian="zh" style:country-asian="CN" style:font-family-complex="Roboto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sv" number:country="SE">kr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8P0"/>
    </number:currency-style>
    <number:number-style style:name="N109">
      <number:number number:decimal-places="5" loext:min-decimal-places="5" number:min-integer-digits="1"/>
    </number:number-style>
    <number:number-style style:name="N110">
      <number:number number:decimal-places="1" loext:min-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stroke-dash draw:name="Fine_20_Dashed" draw:display-name="Fine Dashed" draw:style="rect" draw:dots1="1" draw:dots1-length="197%" draw:distance="197%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3">0000-00-00</text:date>, <text:time style:data-style-name="N2" text:time-value="15:13:26.126928829">00:00:00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7T23:48:02.770211609</meta:creation-date>
    <dc:date>2017-03-13T18:05:52.459342362</dc:date>
    <meta:editing-duration>P1DT1H3M38S</meta:editing-duration>
    <meta:editing-cycles>65</meta:editing-cycles>
    <meta:generator>LibreOffice/5.2.3.3$Linux_X86_64 LibreOffice_project/20m0$Build-3</meta:generator>
    <meta:document-statistic meta:table-count="7" meta:cell-count="12848" meta:object-count="1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150" chart:maximum="15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2cm" svg:stroke-color="#000000" draw:fill-color="#000000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6666ff" draw:fill-color="#6666ff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ff3333" draw:fill-color="#ff3333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2cm" svg:stroke-color="#ff3333" draw:fill-color="#ff3333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2cm" svg:stroke-color="#6666ff" draw:fill-color="#6666ff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3333" draw:fill-color="#ff3333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6666ff" draw:fill-color="#6666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rb.A3:rb.B4 rf.C57:rf.C58 lf.C57:lf.C58 lf.C29:lf.C30 rf.C29:rf.C30 lf.C24:lf.C25 rf.C24:rf.C25 lb.B3:lb.B4 lf.C19:lf.C20 rf.C19:rf.C20 lf.C14:lf.C15 rf.C14:rf.C15" chart:data-source-has-labels="row" svg:x="0.32cm" svg:y="0.18cm" svg:width="15.36cm" svg:height="8.64cm">
          <chartooo:coordinate-region svg:x="0.651cm" svg:y="0.379cm" svg:width="14.748cm" svg:height="8.242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rb.B3:rb.B4" loext:label-string="rear_right_wheel" chart:class="chart:scatter">
            <chart:domain table:cell-range-address="rb.A3:rb.A4"/>
            <chart:data-point chart:repeated="2"/>
          </chart:series>
          <chart:series chart:style-name="ch7" chart:values-cell-range-address="rf.C57:rf.C58" loext:label-string="right_steering_rod" chart:class="chart:scatter">
            <chart:domain table:cell-range-address="rf.B57:rf.B58"/>
            <chart:data-point chart:repeated="2"/>
          </chart:series>
          <chart:series chart:style-name="ch8" chart:values-cell-range-address="lf.C57:lf.C58" loext:label-string="left_steering_rod" chart:class="chart:scatter">
            <chart:domain table:cell-range-address="lf.B57:lf.B58"/>
            <chart:data-point chart:repeated="2"/>
          </chart:series>
          <chart:series chart:style-name="ch8" chart:values-cell-range-address="lf.C29:lf.C30" loext:label-string="left_steering_arm" chart:class="chart:scatter">
            <chart:domain table:cell-range-address="lf.B29:lf.B30"/>
            <chart:data-point chart:repeated="2"/>
          </chart:series>
          <chart:series chart:style-name="ch7" chart:values-cell-range-address="rf.C29:rf.C30" loext:label-string="right_steering_arm" chart:class="chart:scatter">
            <chart:domain table:cell-range-address="rf.B29:rf.B30"/>
            <chart:data-point chart:repeated="2"/>
          </chart:series>
          <chart:series chart:style-name="ch8" chart:values-cell-range-address="lf.C24:lf.C25" loext:label-string="left_servo_saver_arm" chart:class="chart:scatter">
            <chart:domain table:cell-range-address="lf.B24:lf.B25"/>
            <chart:data-point chart:repeated="2"/>
          </chart:series>
          <chart:series chart:style-name="ch7" chart:values-cell-range-address="rf.C24:rf.C25" loext:label-string="right_servo_saver_arm" chart:class="chart:scatter">
            <chart:domain table:cell-range-address="rf.B24:rf.B25"/>
            <chart:data-point chart:repeated="2"/>
          </chart:series>
          <chart:series chart:style-name="ch6" chart:values-cell-range-address="lb.B3:lb.B4" loext:label-string="rear_left_wheel" chart:class="chart:scatter">
            <chart:domain table:cell-range-address="lb.A3:lb.A4"/>
            <chart:data-point chart:repeated="2"/>
          </chart:series>
          <chart:series chart:style-name="ch9" chart:values-cell-range-address="lf.C19:lf.C20" loext:label-string="front_left_wheel" chart:class="chart:scatter">
            <chart:domain table:cell-range-address="lf.B19:lf.B20"/>
            <chart:data-point chart:repeated="2"/>
          </chart:series>
          <chart:series chart:style-name="ch10" chart:values-cell-range-address="rf.C19:rf.C20" loext:label-string="front_right_wheel" chart:class="chart:scatter">
            <chart:domain table:cell-range-address="rf.B19:rf.B20"/>
            <chart:data-point chart:repeated="2"/>
          </chart:series>
          <chart:series chart:style-name="ch11" chart:values-cell-range-address="lf.C14:lf.C15" loext:label-string="front_left_wheel_axis" chart:class="chart:scatter">
            <chart:domain table:cell-range-address="lf.B14:lf.B15"/>
            <chart:data-point chart:repeated="2"/>
          </chart:series>
          <chart:series chart:style-name="ch12" chart:values-cell-range-address="rf.C14:rf.C15" loext:label-string="front_right_wheel_axis" chart:class="chart:scatter">
            <chart:domain table:cell-range-address="rf.B14:rf.B15"/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 A</text:p>
              </table:table-cell>
              <table:table-cell office:value-type="string">
                <text:p>rear_right_wheel</text:p>
              </table:table-cell>
              <table:table-cell office:value-type="string">
                <text:p>Kolumn B</text:p>
              </table:table-cell>
              <table:table-cell office:value-type="string">
                <text:p>right_steering_rod</text:p>
              </table:table-cell>
              <table:table-cell office:value-type="string">
                <text:p>Kolumn B</text:p>
              </table:table-cell>
              <table:table-cell office:value-type="string">
                <text:p>left_steering_rod</text:p>
              </table:table-cell>
              <table:table-cell office:value-type="string">
                <text:p>Kolumn B</text:p>
              </table:table-cell>
              <table:table-cell office:value-type="string">
                <text:p>left_steering_arm</text:p>
              </table:table-cell>
              <table:table-cell office:value-type="string">
                <text:p>Kolumn B</text:p>
              </table:table-cell>
              <table:table-cell office:value-type="string">
                <text:p>right_steering_arm</text:p>
              </table:table-cell>
              <table:table-cell office:value-type="string">
                <text:p>Kolumn B</text:p>
              </table:table-cell>
              <table:table-cell office:value-type="string">
                <text:p>left_servo_saver_arm</text:p>
              </table:table-cell>
              <table:table-cell office:value-type="string">
                <text:p>Kolumn B</text:p>
              </table:table-cell>
              <table:table-cell office:value-type="string">
                <text:p>right_servo_saver_arm</text:p>
              </table:table-cell>
              <table:table-cell office:value-type="string">
                <text:p>Kolumn A</text:p>
              </table:table-cell>
              <table:table-cell office:value-type="string">
                <text:p>rear_left_wheel</text:p>
              </table:table-cell>
              <table:table-cell office:value-type="string">
                <text:p>Kolumn B</text:p>
              </table:table-cell>
              <table:table-cell office:value-type="string">
                <text:p>front_left_wheel</text:p>
              </table:table-cell>
              <table:table-cell office:value-type="string">
                <text:p>Kolumn B</text:p>
              </table:table-cell>
              <table:table-cell office:value-type="string">
                <text:p>front_right_wheel</text:p>
              </table:table-cell>
              <table:table-cell office:value-type="string">
                <text:p>Kolumn B</text:p>
              </table:table-cell>
              <table:table-cell office:value-type="string">
                <text:p>front_left_wheel_axis</text:p>
              </table:table-cell>
              <table:table-cell office:value-type="string">
                <text:p>Kolumn B</text:p>
              </table:table-cell>
              <table:table-cell office:value-type="string">
                <text:p>front_right_wheel_axi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45">
                <text:p>-45</text:p>
                <draw:g>
                  <svg:desc>rb.A3:rb.A4</svg:desc>
                </draw:g>
              </table:table-cell>
              <table:table-cell office:value-type="float" office:value="-115">
                <text:p>-115</text:p>
                <draw:g>
                  <svg:desc>rb.B3:rb.B4</svg:desc>
                </draw:g>
              </table:table-cell>
              <table:table-cell office:value-type="float" office:value="316.93669385958">
                <text:p>316.93669385958</text:p>
                <draw:g>
                  <svg:desc>rf.B57:rf.B58</svg:desc>
                </draw:g>
              </table:table-cell>
              <table:table-cell office:value-type="float" office:value="-100.637123723397">
                <text:p>-100.637123723397</text:p>
                <draw:g>
                  <svg:desc>rf.C57:rf.C58</svg:desc>
                </draw:g>
              </table:table-cell>
              <table:table-cell office:value-type="float" office:value="319.751690900309">
                <text:p>319.751690900309</text:p>
                <draw:g>
                  <svg:desc>lf.B57:lf.B58</svg:desc>
                </draw:g>
              </table:table-cell>
              <table:table-cell office:value-type="float" office:value="93.1417680656987">
                <text:p>93.1417680656987</text:p>
                <draw:g>
                  <svg:desc>lf.C57:lf.C58</svg:desc>
                </draw:g>
              </table:table-cell>
              <table:table-cell office:value-type="float" office:value="300">
                <text:p>300</text:p>
                <draw:g>
                  <svg:desc>lf.B29:lf.B30</svg:desc>
                </draw:g>
              </table:table-cell>
              <table:table-cell office:value-type="float" office:value="90">
                <text:p>90</text:p>
                <draw:g>
                  <svg:desc>lf.C29:lf.C30</svg:desc>
                </draw:g>
              </table:table-cell>
              <table:table-cell office:value-type="float" office:value="300">
                <text:p>300</text:p>
                <draw:g>
                  <svg:desc>rf.B29:rf.B30</svg:desc>
                </draw:g>
              </table:table-cell>
              <table:table-cell office:value-type="float" office:value="-90">
                <text:p>-90</text:p>
                <draw:g>
                  <svg:desc>rf.C29:rf.C30</svg:desc>
                </draw:g>
              </table:table-cell>
              <table:table-cell office:value-type="float" office:value="343">
                <text:p>343</text:p>
                <draw:g>
                  <svg:desc>lf.B24:lf.B25</svg:desc>
                </draw:g>
              </table:table-cell>
              <table:table-cell office:value-type="float" office:value="0">
                <text:p>0</text:p>
                <draw:g>
                  <svg:desc>lf.C24:lf.C25</svg:desc>
                </draw:g>
              </table:table-cell>
              <table:table-cell office:value-type="float" office:value="343">
                <text:p>343</text:p>
                <draw:g>
                  <svg:desc>rf.B24:rf.B25</svg:desc>
                </draw:g>
              </table:table-cell>
              <table:table-cell office:value-type="float" office:value="-0">
                <text:p>-0</text:p>
                <draw:g>
                  <svg:desc>rf.C24:rf.C25</svg:desc>
                </draw:g>
              </table:table-cell>
              <table:table-cell office:value-type="float" office:value="-45">
                <text:p>-45</text:p>
                <draw:g>
                  <svg:desc>lb.A3:lb.A4</svg:desc>
                </draw:g>
              </table:table-cell>
              <table:table-cell office:value-type="float" office:value="115">
                <text:p>115</text:p>
                <draw:g>
                  <svg:desc>lb.B3:lb.B4</svg:desc>
                </draw:g>
              </table:table-cell>
              <table:table-cell office:value-type="float" office:value="260.575076016183">
                <text:p>260.575076016183</text:p>
                <draw:g>
                  <svg:desc>lf.B19:lf.B20</svg:desc>
                </draw:g>
              </table:table-cell>
              <table:table-cell office:value-type="float" office:value="123.100987430442">
                <text:p>123.100987430442</text:p>
                <draw:g>
                  <svg:desc>lf.C19:lf.C20</svg:desc>
                </draw:g>
              </table:table-cell>
              <table:table-cell office:value-type="float" office:value="250.751186893252">
                <text:p>250.751186893252</text:p>
                <draw:g>
                  <svg:desc>rf.B19:rf.B20</svg:desc>
                </draw:g>
              </table:table-cell>
              <table:table-cell office:value-type="float" office:value="-104.985139558129">
                <text:p>-104.985139558129</text:p>
                <draw:g>
                  <svg:desc>rf.C19:rf.C20</svg:desc>
                </draw:g>
              </table:table-cell>
              <table:table-cell office:value-type="float" office:value="300">
                <text:p>300</text:p>
                <draw:g>
                  <svg:desc>lf.B14:lf.B15</svg:desc>
                </draw:g>
              </table:table-cell>
              <table:table-cell office:value-type="float" office:value="90">
                <text:p>90</text:p>
                <draw:g>
                  <svg:desc>lf.C14:lf.C15</svg:desc>
                </draw:g>
              </table:table-cell>
              <table:table-cell office:value-type="float" office:value="300">
                <text:p>300</text:p>
                <draw:g>
                  <svg:desc>rf.B14:rf.B15</svg:desc>
                </draw:g>
              </table:table-cell>
              <table:table-cell office:value-type="float" office:value="-90">
                <text:p>-90</text:p>
                <draw:g>
                  <svg:desc>rf.C14:rf.C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5">
                <text:p>45</text:p>
              </table:table-cell>
              <table:table-cell office:value-type="float" office:value="-115">
                <text:p>-115</text:p>
              </table:table-cell>
              <table:table-cell office:value-type="float" office:value="358.403067942824">
                <text:p>358.403067942824</text:p>
              </table:table-cell>
              <table:table-cell office:value-type="float" office:value="-4.32960713561382">
                <text:p>-4.32960713561382</text:p>
              </table:table-cell>
              <table:table-cell office:value-type="float" office:value="358.403067942824">
                <text:p>358.403067942824</text:p>
              </table:table-cell>
              <table:table-cell office:value-type="float" office:value="-4.32960713561382">
                <text:p>-4.32960713561382</text:p>
              </table:table-cell>
              <table:table-cell office:value-type="float" office:value="319.751690900309">
                <text:p>319.751690900309</text:p>
              </table:table-cell>
              <table:table-cell office:value-type="float" office:value="93.1417680656987">
                <text:p>93.1417680656987</text:p>
              </table:table-cell>
              <table:table-cell office:value-type="float" office:value="316.93669385958">
                <text:p>316.93669385958</text:p>
              </table:table-cell>
              <table:table-cell office:value-type="float" office:value="-100.637123723397">
                <text:p>-100.637123723397</text:p>
              </table:table-cell>
              <table:table-cell office:value-type="float" office:value="358.403067942824">
                <text:p>358.403067942824</text:p>
              </table:table-cell>
              <table:table-cell office:value-type="float" office:value="-4.32960713561382">
                <text:p>-4.32960713561382</text:p>
              </table:table-cell>
              <table:table-cell office:value-type="float" office:value="358.403067942824">
                <text:p>358.403067942824</text:p>
              </table:table-cell>
              <table:table-cell office:value-type="float" office:value="-4.32960713561382">
                <text:p>-4.32960713561382</text:p>
              </table:table-cell>
              <table:table-cell office:value-type="float" office:value="45">
                <text:p>45</text:p>
              </table:table-cell>
              <table:table-cell office:value-type="float" office:value="115">
                <text:p>115</text:p>
              </table:table-cell>
              <table:table-cell office:value-type="float" office:value="348.932873696542">
                <text:p>348.932873696542</text:p>
              </table:table-cell>
              <table:table-cell office:value-type="float" office:value="105.986677947536">
                <text:p>105.986677947536</text:p>
              </table:table-cell>
              <table:table-cell office:value-type="float" office:value="338.741472586882">
                <text:p>338.741472586882</text:p>
              </table:table-cell>
              <table:table-cell office:value-type="float" office:value="-123.898352493888">
                <text:p>-123.898352493888</text:p>
              </table:table-cell>
              <table:table-cell office:value-type="float" office:value="304.753974856363">
                <text:p>304.753974856363</text:p>
              </table:table-cell>
              <table:table-cell office:value-type="float" office:value="114.543832688989">
                <text:p>114.543832688989</text:p>
              </table:table-cell>
              <table:table-cell office:value-type="float" office:value="294.746329740067">
                <text:p>294.746329740067</text:p>
              </table:table-cell>
              <table:table-cell office:value-type="float" office:value="-114.441746026008">
                <text:p>-114.4417460260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Linux_X86_64 LibreOffice_project/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0" draw:display-name="Dashed (var) 10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inimum="-2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circle" chart:symbol-width="0.05cm" chart:symbol-height="0.05cm" chart:link-data-style-to-source="true"/>
      <style:graphic-properties svg:stroke-width="0.03cm" svg:stroke-color="#ff3333" draw:fill-color="#ff333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05cm" chart:symbol-height="0.05cm" chart:link-data-style-to-source="true"/>
      <style:graphic-properties draw:stroke-dash="Fine_20_Dashed" svg:stroke-width="0.03cm" svg:stroke-color="#808080" draw:fill-color="#80808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05cm" chart:symbol-height="0.05cm" chart:link-data-style-to-source="true"/>
      <style:graphic-properties svg:stroke-width="0.03cm" svg:stroke-color="#6666ff" draw:fill-color="#6666ff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x" chart:symbol-width="0.05cm" chart:symbol-height="0.05cm" chart:link-data-style-to-source="true"/>
      <style:graphic-properties draw:stroke="dash" draw:stroke-dash="Fine_20_Dashed" svg:stroke-width="0.03cm" svg:stroke-color="#ff9999" draw:fill-color="#ff9999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x" chart:symbol-width="0.05cm" chart:symbol-height="0.05cm" chart:link-data-style-to-source="true"/>
      <style:graphic-properties draw:stroke="dash" draw:stroke-dash="Fine_20_Dashed" svg:stroke-width="0.03cm" svg:stroke-color="#cccccc" draw:fill-color="#ccccc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x" chart:symbol-width="0.05cm" chart:symbol-height="0.05cm" chart:link-data-style-to-source="true"/>
      <style:graphic-properties draw:stroke="dash" draw:stroke-dash="Fine_20_Dashed" svg:stroke-width="0.03cm" svg:stroke-color="#9999ff" draw:fill-color="#9999ff"/>
      <style:text-properties fo:font-size="10pt" style:font-size-asian="10pt" style:font-size-complex="10pt"/>
    </style:style>
    <style:style style:name="ch14" style:family="chart">
      <style:graphic-properties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4.718cm" svg:height="12.91cm" xlink:href=".." xlink:type="simple" chart:class="chart:scatter" chart:style-name="ch1">
        <chart:legend svg:x="9.581cm" svg:y="1.961cm" style:legend-expansion="custom" chartooo:width="4.703cm" chartooo:height="5.938cm" style:legend-expansion-aspect-ratio="0.792017514314584" chart:style-name="ch2"/>
        <chart:plot-area chart:style-name="ch3" table:cell-range-address="common_calc.B35:common_calc.C36 common_calc.C37:common_calc.C38 common_calc.D24:common_calc.D24 common_calc.C21:common_calc.C26 common_calc.D26:common_calc.D26 common_calc.D22:common_calc.D22 common_calc.D31:common_calc.D31 common_calc.C28:common_calc.C33 common_calc.D33:common_calc.D33 common_calc.D29:common_calc.D29" chart:data-source-has-labels="row" svg:x="0.932cm" svg:y="0.184cm" svg:width="12.702cm" svg:height="12.397cm">
          <chartooo:coordinate-region svg:x="1.263cm" svg:y="0.383cm" svg:width="11.999cm" svg:height="11.999cm"/>
          <chart:axis chart:dimension="x" chart:name="primary-x" chart:style-name="ch4"/>
          <chart:axis chart:dimension="y" chart:name="primary-y" chart:style-name="ch5"/>
          <chart:series chart:style-name="ch6" chart:values-cell-range-address="common_calc.C35:common_calc.C36" loext:label-string="&quot; &quot;" chart:class="chart:scatter">
            <chart:domain table:cell-range-address="common_calc.B35:common_calc.B36"/>
            <chart:data-point chart:repeated="2"/>
          </chart:series>
          <chart:series chart:style-name="ch7" chart:values-cell-range-address="common_calc.C37:common_calc.C38" loext:label-string="&quot; &quot;" chart:class="chart:scatter">
            <chart:domain table:cell-range-address="common_calc.B37:common_calc.B38"/>
            <chart:data-point chart:repeated="2"/>
          </chart:series>
          <chart:series chart:style-name="ch8" chart:values-cell-range-address="common_calc.C23:common_calc.C24" chart:label-cell-address="common_calc.D24:common_calc.D24" chart:class="chart:scatter">
            <chart:domain table:cell-range-address="common_calc.B23:common_calc.B24"/>
            <chart:data-point chart:repeated="2"/>
          </chart:series>
          <chart:series chart:style-name="ch9" chart:values-cell-range-address="common_calc.C25:common_calc.C26" chart:label-cell-address="common_calc.D26:common_calc.D26" chart:class="chart:scatter">
            <chart:domain table:cell-range-address="common_calc.B25:common_calc.B26"/>
            <chart:data-point chart:repeated="2"/>
          </chart:series>
          <chart:series chart:style-name="ch10" chart:values-cell-range-address="common_calc.C21:common_calc.C22" chart:label-cell-address="common_calc.D22:common_calc.D22" chart:class="chart:scatter">
            <chart:domain table:cell-range-address="common_calc.B21:common_calc.B22"/>
            <chart:data-point chart:repeated="2"/>
          </chart:series>
          <chart:series chart:style-name="ch11" chart:values-cell-range-address="common_calc.C30:common_calc.C31" chart:label-cell-address="common_calc.D31:common_calc.D31" chart:class="chart:scatter">
            <chart:domain table:cell-range-address="common_calc.B30:common_calc.B31"/>
            <chart:data-point chart:repeated="2"/>
          </chart:series>
          <chart:series chart:style-name="ch12" chart:values-cell-range-address="common_calc.C32:common_calc.C33" chart:label-cell-address="common_calc.D33:common_calc.D33" chart:class="chart:scatter">
            <chart:domain table:cell-range-address="common_calc.B32:common_calc.B33"/>
            <chart:data-point chart:repeated="2"/>
          </chart:series>
          <chart:series chart:style-name="ch13" chart:values-cell-range-address="common_calc.C28:common_calc.C29" chart:label-cell-address="common_calc.D29:common_calc.D29" chart:class="chart:scatter">
            <chart:domain table:cell-range-address="common_calc.B28:common_calc.B29"/>
            <chart:data-point chart:repeated="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 B</text:p>
              </table:table-cell>
              <table:table-cell office:value-type="string">
                <text:p> </text:p>
              </table:table-cell>
              <table:table-cell office:value-type="string">
                <text:p>Kolumn B</text:p>
              </table:table-cell>
              <table:table-cell office:value-type="string">
                <text:p> </text:p>
              </table:table-cell>
              <table:table-cell office:value-type="string">
                <text:p>Kolumn B</text:p>
              </table:table-cell>
              <table:table-cell office:value-type="string">
                <text:p>Lw X0 -1459</text:p>
                <draw:g>
                  <svg:desc>common_calc.D24:common_calc.D24</svg:desc>
                </draw:g>
              </table:table-cell>
              <table:table-cell office:value-type="string">
                <text:p>Kolumn B</text:p>
              </table:table-cell>
              <table:table-cell office:value-type="string">
                <text:p>Avg X0 -1472</text:p>
                <draw:g>
                  <svg:desc>common_calc.D26:common_calc.D26</svg:desc>
                </draw:g>
              </table:table-cell>
              <table:table-cell office:value-type="string">
                <text:p>Kolumn B</text:p>
              </table:table-cell>
              <table:table-cell office:value-type="string">
                <text:p>Rw X0 -1486</text:p>
                <draw:g>
                  <svg:desc>common_calc.D22:common_calc.D22</svg:desc>
                </draw:g>
              </table:table-cell>
              <table:table-cell office:value-type="string">
                <text:p>Kolumn B</text:p>
              </table:table-cell>
              <table:table-cell office:value-type="string">
                <text:p>Lw rad 1467</text:p>
                <draw:g>
                  <svg:desc>common_calc.D31:common_calc.D31</svg:desc>
                </draw:g>
              </table:table-cell>
              <table:table-cell office:value-type="string">
                <text:p>Kolumn B</text:p>
              </table:table-cell>
              <table:table-cell office:value-type="string">
                <text:p>Avg rad 1480</text:p>
                <draw:g>
                  <svg:desc>common_calc.D33:common_calc.D33</svg:desc>
                </draw:g>
              </table:table-cell>
              <table:table-cell office:value-type="string">
                <text:p>Kolumn B</text:p>
              </table:table-cell>
              <table:table-cell office:value-type="string">
                <text:p>Rw rad 1493</text:p>
                <draw:g>
                  <svg:desc>common_calc.D29:common_calc.D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15">
                <text:p>-115</text:p>
                <draw:g>
                  <svg:desc>common_calc.B35:common_calc.B36</svg:desc>
                </draw:g>
              </table:table-cell>
              <table:table-cell office:value-type="float" office:value="0">
                <text:p>0</text:p>
                <draw:g>
                  <svg:desc>common_calc.C35:common_calc.C36</svg:desc>
                </draw:g>
              </table:table-cell>
              <table:table-cell office:value-type="float" office:value="0">
                <text:p>0</text:p>
                <draw:g>
                  <svg:desc>common_calc.B37:common_calc.B38</svg:desc>
                </draw:g>
              </table:table-cell>
              <table:table-cell office:value-type="float" office:value="90">
                <text:p>90</text:p>
                <draw:g>
                  <svg:desc>common_calc.C37:common_calc.C38</svg:desc>
                </draw:g>
              </table:table-cell>
              <table:table-cell office:value-type="float" office:value="300">
                <text:p>300</text:p>
                <draw:g>
                  <svg:desc>common_calc.B23:common_calc.B24</svg:desc>
                </draw:g>
              </table:table-cell>
              <table:table-cell office:value-type="float" office:value="90">
                <text:p>90</text:p>
                <draw:g>
                  <svg:desc>common_calc.C23:common_calc.C24</svg:desc>
                </draw:g>
              </table:table-cell>
              <table:table-cell office:value-type="float" office:value="300">
                <text:p>300</text:p>
                <draw:g>
                  <svg:desc>common_calc.B25:common_calc.B26</svg:desc>
                </draw:g>
              </table:table-cell>
              <table:table-cell office:value-type="float" office:value="0">
                <text:p>0</text:p>
                <draw:g>
                  <svg:desc>common_calc.C25:common_calc.C26</svg:desc>
                </draw:g>
              </table:table-cell>
              <table:table-cell office:value-type="float" office:value="300">
                <text:p>300</text:p>
                <draw:g>
                  <svg:desc>common_calc.B21:common_calc.B22</svg:desc>
                </draw:g>
              </table:table-cell>
              <table:table-cell office:value-type="float" office:value="-90">
                <text:p>-90</text:p>
                <draw:g>
                  <svg:desc>common_calc.C21:common_calc.C22</svg:desc>
                </draw:g>
              </table:table-cell>
              <table:table-cell office:value-type="float" office:value="150">
                <text:p>150</text:p>
                <draw:g>
                  <svg:desc>common_calc.B30:common_calc.B31</svg:desc>
                </draw:g>
              </table:table-cell>
              <table:table-cell office:value-type="float" office:value="0">
                <text:p>0</text:p>
                <draw:g>
                  <svg:desc>common_calc.C30:common_calc.C31</svg:desc>
                </draw:g>
              </table:table-cell>
              <table:table-cell office:value-type="float" office:value="150">
                <text:p>150</text:p>
                <draw:g>
                  <svg:desc>common_calc.B32:common_calc.B33</svg:desc>
                </draw:g>
              </table:table-cell>
              <table:table-cell office:value-type="float" office:value="0">
                <text:p>0</text:p>
                <draw:g>
                  <svg:desc>common_calc.C32:common_calc.C33</svg:desc>
                </draw:g>
              </table:table-cell>
              <table:table-cell office:value-type="float" office:value="150">
                <text:p>150</text:p>
                <draw:g>
                  <svg:desc>common_calc.B28:common_calc.B29</svg:desc>
                </draw:g>
              </table:table-cell>
              <table:table-cell office:value-type="float" office:value="0">
                <text:p>0</text:p>
                <draw:g>
                  <svg:desc>common_calc.C28:common_calc.C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85.69547478525">
                <text:p>1485.695474785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485.69547478525">
                <text:p>-1485.69547478525</text:p>
              </table:table-cell>
              <table:table-cell office:value-type="float" office:value="0">
                <text:p>0</text:p>
              </table:table-cell>
              <table:table-cell office:value-type="float" office:value="-1458.8407131228">
                <text:p>-1458.8407131228</text:p>
              </table:table-cell>
              <table:table-cell office:value-type="float" office:value="0">
                <text:p>0</text:p>
              </table:table-cell>
              <table:table-cell office:value-type="float" office:value="-1472.26809395403">
                <text:p>-1472.26809395403</text:p>
              </table:table-cell>
              <table:table-cell office:value-type="float" office:value="0">
                <text:p>0</text:p>
              </table:table-cell>
              <table:table-cell office:value-type="float" office:value="-1485.69547478525">
                <text:p>-1485.69547478525</text:p>
              </table:table-cell>
              <table:table-cell office:value-type="float" office:value="0">
                <text:p>0</text:p>
              </table:table-cell>
              <table:table-cell office:value-type="float" office:value="-1458.8407131228">
                <text:p>-1458.8407131228</text:p>
              </table:table-cell>
              <table:table-cell office:value-type="float" office:value="0">
                <text:p>0</text:p>
              </table:table-cell>
              <table:table-cell office:value-type="float" office:value="-1472.26809395403">
                <text:p>-1472.26809395403</text:p>
              </table:table-cell>
              <table:table-cell office:value-type="float" office:value="0">
                <text:p>0</text:p>
              </table:table-cell>
              <table:table-cell office:value-type="float" office:value="-1485.69547478525">
                <text:p>-1485.695474785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Linux_X86_64 LibreOffice_project/2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gradient draw:name="Gradient_20_6" draw:display-name="Gradient 6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0" draw:display-name="Dashed (var) 10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istance="50%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axis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5" chart:maximum="5" chart:origin="0" chart:reverse-direction="false" text:line-break="false" loext:try-staggering-first="false" chart:link-data-style-to-source="true" chart:axis-position="15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3cm" svg:stroke-color="#6666ff" draw:fill-color="#6666ff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3cm" svg:stroke-color="#ff3333" draw:fill-color="#ff3333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4.364cm" svg:height="15.771cm" xlink:href=".." xlink:type="simple" chart:class="chart:line" chart:style-name="ch1">
        <chart:plot-area chart:style-name="ch2" table:cell-range-address="ack_dev_data.B5:ack_dev_data.B305 ack_dev_data.L5:ack_dev_data.M305" chart:data-source-has-labels="both" svg:x="0.287cm" svg:y="0.315cm" svg:width="13.79cm" svg:height="15.141cm">
          <chartooo:coordinate-region svg:x="0.749cm" svg:y="0.315cm" svg:width="13.009cm" svg:height="13.738cm"/>
          <chart:axis chart:dimension="x" chart:name="primary-x" chart:style-name="ch3" chartooo:axis-type="text">
            <chart:categories table:cell-range-address="ack_dev_data.B5:ack_dev_data.B30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ack_dev_data.L5:ack_dev_data.L305" loext:label-string="&quot;Right wheel&quot;" chart:class="chart:line">
            <chart:data-point chart:repeated="301"/>
          </chart:series>
          <chart:series chart:style-name="ch7" chart:values-cell-range-address="ack_dev_data.M5:ack_dev_data.M305" loext:label-string="&quot;Left wheel&quot;" chart:class="chart:line">
            <chart:data-point chart:repeated="30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ight wheel</text:p>
              </table:table-cell>
              <table:table-cell office:value-type="string">
                <text:p>Left wheel</text:p>
              </table:table-cell>
            </table:table-row>
          </table:table-header-rows>
          <table:table-rows>
            <table:table-row>
              <table:table-cell office:value-type="float" office:value="-22.5">
                <text:p>-22.5</text:p>
                <draw:g>
                  <svg:desc>ack_dev_data.B5:ack_dev_data.B305</svg:desc>
                </draw:g>
              </table:table-cell>
              <table:table-cell office:value-type="float" office:value="0.0585736411924952">
                <text:p>0.0585736411924952</text:p>
                <draw:g>
                  <svg:desc>ack_dev_data.L5:ack_dev_data.L305</svg:desc>
                </draw:g>
              </table:table-cell>
              <table:table-cell office:value-type="float" office:value="-0.284510494612652">
                <text:p>-0.284510494612652</text:p>
                <draw:g>
                  <svg:desc>ack_dev_data.M5:ack_dev_data.M305</svg:desc>
                </draw:g>
              </table:table-cell>
            </table:table-row>
            <table:table-row>
              <table:table-cell office:value-type="float" office:value="-22.35">
                <text:p>-22.35</text:p>
              </table:table-cell>
              <table:table-cell office:value-type="float" office:value="0.0595785531356373">
                <text:p>0.0595785531356373</text:p>
              </table:table-cell>
              <table:table-cell office:value-type="float" office:value="-0.281357409348508">
                <text:p>-0.281357409348508</text:p>
              </table:table-cell>
            </table:table-row>
            <table:table-row>
              <table:table-cell office:value-type="float" office:value="-22.2">
                <text:p>-22.2</text:p>
              </table:table-cell>
              <table:table-cell office:value-type="float" office:value="0.0605363340153013">
                <text:p>0.0605363340153013</text:p>
              </table:table-cell>
              <table:table-cell office:value-type="float" office:value="-0.278202098585676">
                <text:p>-0.278202098585676</text:p>
              </table:table-cell>
            </table:table-row>
            <table:table-row>
              <table:table-cell office:value-type="float" office:value="-22.05">
                <text:p>-22.05</text:p>
              </table:table-cell>
              <table:table-cell office:value-type="float" office:value="0.0614476319421855">
                <text:p>0.0614476319421855</text:p>
              </table:table-cell>
              <table:table-cell office:value-type="float" office:value="-0.2750451699146">
                <text:p>-0.2750451699146</text:p>
              </table:table-cell>
            </table:table-row>
            <table:table-row>
              <table:table-cell office:value-type="float" office:value="-21.9">
                <text:p>-21.9</text:p>
              </table:table-cell>
              <table:table-cell office:value-type="float" office:value="0.0623130935935125">
                <text:p>0.0623130935935125</text:p>
              </table:table-cell>
              <table:table-cell office:value-type="float" office:value="-0.271887225056608">
                <text:p>-0.271887225056608</text:p>
              </table:table-cell>
            </table:table-row>
            <table:table-row>
              <table:table-cell office:value-type="float" office:value="-21.75">
                <text:p>-21.75</text:p>
              </table:table-cell>
              <table:table-cell office:value-type="float" office:value="0.0631333641951156">
                <text:p>0.0631333641951156</text:p>
              </table:table-cell>
              <table:table-cell office:value-type="float" office:value="-0.26872885984852">
                <text:p>-0.26872885984852</text:p>
              </table:table-cell>
            </table:table-row>
            <table:table-row>
              <table:table-cell office:value-type="float" office:value="-21.6">
                <text:p>-21.6</text:p>
              </table:table-cell>
              <table:table-cell office:value-type="float" office:value="0.0639090875035776">
                <text:p>0.0639090875035776</text:p>
              </table:table-cell>
              <table:table-cell office:value-type="float" office:value="-0.2655706642279">
                <text:p>-0.2655706642279</text:p>
              </table:table-cell>
            </table:table-row>
            <table:table-row>
              <table:table-cell office:value-type="float" office:value="-21.45">
                <text:p>-21.45</text:p>
              </table:table-cell>
              <table:table-cell office:value-type="float" office:value="0.0646409057882282">
                <text:p>0.0646409057882282</text:p>
              </table:table-cell>
              <table:table-cell office:value-type="float" office:value="-0.262413222218478">
                <text:p>-0.262413222218478</text:p>
              </table:table-cell>
            </table:table-row>
            <table:table-row>
              <table:table-cell office:value-type="float" office:value="-21.3">
                <text:p>-21.3</text:p>
              </table:table-cell>
              <table:table-cell office:value-type="float" office:value="0.0653294598130662">
                <text:p>0.0653294598130662</text:p>
              </table:table-cell>
              <table:table-cell office:value-type="float" office:value="-0.259257111916157">
                <text:p>-0.259257111916157</text:p>
              </table:table-cell>
            </table:table-row>
            <table:table-row>
              <table:table-cell office:value-type="float" office:value="-21.15">
                <text:p>-21.15</text:p>
              </table:table-cell>
              <table:table-cell office:value-type="float" office:value="0.0659753888191007">
                <text:p>0.0659753888191007</text:p>
              </table:table-cell>
              <table:table-cell office:value-type="float" office:value="-0.256102905475942">
                <text:p>-0.256102905475942</text:p>
              </table:table-cell>
            </table:table-row>
            <table:table-row>
              <table:table-cell office:value-type="float" office:value="-21">
                <text:p>-21</text:p>
              </table:table-cell>
              <table:table-cell office:value-type="float" office:value="0.0665793305063369">
                <text:p>0.0665793305063369</text:p>
              </table:table-cell>
              <table:table-cell office:value-type="float" office:value="-0.252951169098931">
                <text:p>-0.252951169098931</text:p>
              </table:table-cell>
            </table:table-row>
            <table:table-row>
              <table:table-cell office:value-type="float" office:value="-20.85">
                <text:p>-20.85</text:p>
              </table:table-cell>
              <table:table-cell office:value-type="float" office:value="0.0671419210154937">
                <text:p>0.0671419210154937</text:p>
              </table:table-cell>
              <table:table-cell office:value-type="float" office:value="-0.249802463019642">
                <text:p>-0.249802463019642</text:p>
              </table:table-cell>
            </table:table-row>
            <table:table-row>
              <table:table-cell office:value-type="float" office:value="-20.7">
                <text:p>-20.7</text:p>
              </table:table-cell>
              <table:table-cell office:value-type="float" office:value="0.0676637949103457">
                <text:p>0.0676637949103457</text:p>
              </table:table-cell>
              <table:table-cell office:value-type="float" office:value="-0.24665734149442">
                <text:p>-0.24665734149442</text:p>
              </table:table-cell>
            </table:table-row>
            <table:table-row>
              <table:table-cell office:value-type="float" office:value="-20.55">
                <text:p>-20.55</text:p>
              </table:table-cell>
              <table:table-cell office:value-type="float" office:value="0.0681455851597083">
                <text:p>0.0681455851597083</text:p>
              </table:table-cell>
              <table:table-cell office:value-type="float" office:value="-0.243516352789954">
                <text:p>-0.243516352789954</text:p>
              </table:table-cell>
            </table:table-row>
            <table:table-row>
              <table:table-cell office:value-type="float" office:value="-20.4">
                <text:p>-20.4</text:p>
              </table:table-cell>
              <table:table-cell office:value-type="float" office:value="0.0685879231192069">
                <text:p>0.0685879231192069</text:p>
              </table:table-cell>
              <table:table-cell office:value-type="float" office:value="-0.240380039172127">
                <text:p>-0.240380039172127</text:p>
              </table:table-cell>
            </table:table-row>
            <table:table-row>
              <table:table-cell office:value-type="float" office:value="-20.25">
                <text:p>-20.25</text:p>
              </table:table-cell>
              <table:table-cell office:value-type="float" office:value="0.0689914385137455">
                <text:p>0.0689914385137455</text:p>
              </table:table-cell>
              <table:table-cell office:value-type="float" office:value="-0.237248936896149">
                <text:p>-0.237248936896149</text:p>
              </table:table-cell>
            </table:table-row>
            <table:table-row>
              <table:table-cell office:value-type="float" office:value="-20.1">
                <text:p>-20.1</text:p>
              </table:table-cell>
              <table:table-cell office:value-type="float" office:value="0.0693567594189199">
                <text:p>0.0693567594189199</text:p>
              </table:table-cell>
              <table:table-cell office:value-type="float" office:value="-0.234123576195851">
                <text:p>-0.234123576195851</text:p>
              </table:table-cell>
            </table:table-row>
            <table:table-row>
              <table:table-cell office:value-type="float" office:value="-19.95">
                <text:p>-19.95</text:p>
              </table:table-cell>
              <table:table-cell office:value-type="float" office:value="0.0696845122432953">
                <text:p>0.0696845122432953</text:p>
              </table:table-cell>
              <table:table-cell office:value-type="float" office:value="-0.231004481274724">
                <text:p>-0.231004481274724</text:p>
              </table:table-cell>
            </table:table-row>
            <table:table-row>
              <table:table-cell office:value-type="float" office:value="-19.8">
                <text:p>-19.8</text:p>
              </table:table-cell>
              <table:table-cell office:value-type="float" office:value="0.069975321710188">
                <text:p>0.069975321710188</text:p>
              </table:table-cell>
              <table:table-cell office:value-type="float" office:value="-0.227892170296611">
                <text:p>-0.227892170296611</text:p>
              </table:table-cell>
            </table:table-row>
            <table:table-row>
              <table:table-cell office:value-type="float" office:value="-19.65">
                <text:p>-19.65</text:p>
              </table:table-cell>
              <table:table-cell office:value-type="float" office:value="0.070229810840033">
                <text:p>0.070229810840033</text:p>
              </table:table-cell>
              <table:table-cell office:value-type="float" office:value="-0.224787155377684">
                <text:p>-0.224787155377684</text:p>
              </table:table-cell>
            </table:table-row>
            <table:table-row>
              <table:table-cell office:value-type="float" office:value="-19.5">
                <text:p>-19.5</text:p>
              </table:table-cell>
              <table:table-cell office:value-type="float" office:value="0.070448600931707">
                <text:p>0.070448600931707</text:p>
              </table:table-cell>
              <table:table-cell office:value-type="float" office:value="-0.221689942577769">
                <text:p>-0.221689942577769</text:p>
              </table:table-cell>
            </table:table-row>
            <table:table-row>
              <table:table-cell office:value-type="float" office:value="-19.35">
                <text:p>-19.35</text:p>
              </table:table-cell>
              <table:table-cell office:value-type="float" office:value="0.0706323115447179">
                <text:p>0.0706323115447179</text:p>
              </table:table-cell>
              <table:table-cell office:value-type="float" office:value="-0.218601031893112">
                <text:p>-0.218601031893112</text:p>
              </table:table-cell>
            </table:table-row>
            <table:table-row>
              <table:table-cell office:value-type="float" office:value="-19.2">
                <text:p>-19.2</text:p>
              </table:table-cell>
              <table:table-cell office:value-type="float" office:value="0.0707815604813171">
                <text:p>0.0707815604813171</text:p>
              </table:table-cell>
              <table:table-cell office:value-type="float" office:value="-0.215520917249392">
                <text:p>-0.215520917249392</text:p>
              </table:table-cell>
            </table:table-row>
            <table:table-row>
              <table:table-cell office:value-type="float" office:value="-19.05">
                <text:p>-19.05</text:p>
              </table:table-cell>
              <table:table-cell office:value-type="float" office:value="0.0708969637678359">
                <text:p>0.0708969637678359</text:p>
              </table:table-cell>
              <table:table-cell office:value-type="float" office:value="-0.212450086494665">
                <text:p>-0.212450086494665</text:p>
              </table:table-cell>
            </table:table-row>
            <table:table-row>
              <table:table-cell office:value-type="float" office:value="-18.9">
                <text:p>-18.9</text:p>
              </table:table-cell>
              <table:table-cell office:value-type="float" office:value="0.0709791356370275">
                <text:p>0.0709791356370275</text:p>
              </table:table-cell>
              <table:table-cell office:value-type="float" office:value="-0.209389021393566">
                <text:p>-0.209389021393566</text:p>
              </table:table-cell>
            </table:table-row>
            <table:table-row>
              <table:table-cell office:value-type="float" office:value="-18.75">
                <text:p>-18.75</text:p>
              </table:table-cell>
              <table:table-cell office:value-type="float" office:value="0.071028688509632">
                <text:p>0.071028688509632</text:p>
              </table:table-cell>
              <table:table-cell office:value-type="float" office:value="-0.206338197621343">
                <text:p>-0.206338197621343</text:p>
              </table:table-cell>
            </table:table-row>
            <table:table-row>
              <table:table-cell office:value-type="float" office:value="-18.6">
                <text:p>-18.6</text:p>
              </table:table-cell>
              <table:table-cell office:value-type="float" office:value="0.0710462329762856">
                <text:p>0.0710462329762856</text:p>
              </table:table-cell>
              <table:table-cell office:value-type="float" office:value="-0.203298084758764">
                <text:p>-0.203298084758764</text:p>
              </table:table-cell>
            </table:table-row>
            <table:table-row>
              <table:table-cell office:value-type="float" office:value="-18.45">
                <text:p>-18.45</text:p>
              </table:table-cell>
              <table:table-cell office:value-type="float" office:value="0.0710323777792261">
                <text:p>0.0710323777792261</text:p>
              </table:table-cell>
              <table:table-cell office:value-type="float" office:value="-0.20026914628706">
                <text:p>-0.20026914628706</text:p>
              </table:table-cell>
            </table:table-row>
            <table:table-row>
              <table:table-cell office:value-type="float" office:value="-18.3">
                <text:p>-18.3</text:p>
              </table:table-cell>
              <table:table-cell office:value-type="float" office:value="0.0709877297941511">
                <text:p>0.0709877297941511</text:p>
              </table:table-cell>
              <table:table-cell office:value-type="float" office:value="-0.197251839583772">
                <text:p>-0.197251839583772</text:p>
              </table:table-cell>
            </table:table-row>
            <table:table-row>
              <table:table-cell office:value-type="float" office:value="-18.15">
                <text:p>-18.15</text:p>
              </table:table-cell>
              <table:table-cell office:value-type="float" office:value="0.0709128940120375">
                <text:p>0.0709128940120375</text:p>
              </table:table-cell>
              <table:table-cell office:value-type="float" office:value="-0.194246615918835">
                <text:p>-0.194246615918835</text:p>
              </table:table-cell>
            </table:table-row>
            <table:table-row>
              <table:table-cell office:value-type="float" office:value="-18">
                <text:p>-18</text:p>
              </table:table-cell>
              <table:table-cell office:value-type="float" office:value="0.0708084735206061">
                <text:p>0.0708084735206061</text:p>
              </table:table-cell>
              <table:table-cell office:value-type="float" office:value="-0.191253920450823">
                <text:p>-0.191253920450823</text:p>
              </table:table-cell>
            </table:table-row>
            <table:table-row>
              <table:table-cell office:value-type="float" office:value="-17.85">
                <text:p>-17.85</text:p>
              </table:table-cell>
              <table:table-cell office:value-type="float" office:value="0.0706750694861149">
                <text:p>0.0706750694861149</text:p>
              </table:table-cell>
              <table:table-cell office:value-type="float" office:value="-0.188274192224066">
                <text:p>-0.188274192224066</text:p>
              </table:table-cell>
            </table:table-row>
            <table:table-row>
              <table:table-cell office:value-type="float" office:value="-17.7">
                <text:p>-17.7</text:p>
              </table:table-cell>
              <table:table-cell office:value-type="float" office:value="0.0705132811354602">
                <text:p>0.0705132811354602</text:p>
              </table:table-cell>
              <table:table-cell office:value-type="float" office:value="-0.185307864166277">
                <text:p>-0.185307864166277</text:p>
              </table:table-cell>
            </table:table-row>
            <table:table-row>
              <table:table-cell office:value-type="float" office:value="-17.55">
                <text:p>-17.55</text:p>
              </table:table-cell>
              <table:table-cell office:value-type="float" office:value="0.0703237057370669">
                <text:p>0.0703237057370669</text:p>
              </table:table-cell>
              <table:table-cell office:value-type="float" office:value="-0.182355363085937">
                <text:p>-0.182355363085937</text:p>
              </table:table-cell>
            </table:table-row>
            <table:table-row>
              <table:table-cell office:value-type="float" office:value="-17.4">
                <text:p>-17.4</text:p>
              </table:table-cell>
              <table:table-cell office:value-type="float" office:value="0.0701069385830014">
                <text:p>0.0701069385830014</text:p>
              </table:table-cell>
              <table:table-cell office:value-type="float" office:value="-0.17941710967061">
                <text:p>-0.17941710967061</text:p>
              </table:table-cell>
            </table:table-row>
            <table:table-row>
              <table:table-cell office:value-type="float" office:value="-17.25">
                <text:p>-17.25</text:p>
              </table:table-cell>
              <table:table-cell office:value-type="float" office:value="0.0698635729706389">
                <text:p>0.0698635729706389</text:p>
              </table:table-cell>
              <table:table-cell office:value-type="float" office:value="-0.176493518486046">
                <text:p>-0.176493518486046</text:p>
              </table:table-cell>
            </table:table-row>
            <table:table-row>
              <table:table-cell office:value-type="float" office:value="-17.1">
                <text:p>-17.1</text:p>
              </table:table-cell>
              <table:table-cell office:value-type="float" office:value="0.0695942001839618">
                <text:p>0.0695942001839618</text:p>
              </table:table-cell>
              <table:table-cell office:value-type="float" office:value="-0.173584997974764">
                <text:p>-0.173584997974764</text:p>
              </table:table-cell>
            </table:table-row>
            <table:table-row>
              <table:table-cell office:value-type="float" office:value="-16.95">
                <text:p>-16.95</text:p>
              </table:table-cell>
              <table:table-cell office:value-type="float" office:value="0.0692994094750997">
                <text:p>0.0692994094750997</text:p>
              </table:table-cell>
              <table:table-cell office:value-type="float" office:value="-0.170691950455685">
                <text:p>-0.170691950455685</text:p>
              </table:table-cell>
            </table:table-row>
            <table:table-row>
              <table:table-cell office:value-type="float" office:value="-16.8">
                <text:p>-16.8</text:p>
              </table:table-cell>
              <table:table-cell office:value-type="float" office:value="0.0689797880463144">
                <text:p>0.0689797880463144</text:p>
              </table:table-cell>
              <table:table-cell office:value-type="float" office:value="-0.167814772124387">
                <text:p>-0.167814772124387</text:p>
              </table:table-cell>
            </table:table-row>
            <table:table-row>
              <table:table-cell office:value-type="float" office:value="-16.65">
                <text:p>-16.65</text:p>
              </table:table-cell>
              <table:table-cell office:value-type="float" office:value="0.0686359210306882">
                <text:p>0.0686359210306882</text:p>
              </table:table-cell>
              <table:table-cell office:value-type="float" office:value="-0.164953853052822">
                <text:p>-0.164953853052822</text:p>
              </table:table-cell>
            </table:table-row>
            <table:table-row>
              <table:table-cell office:value-type="float" office:value="-16.5">
                <text:p>-16.5</text:p>
              </table:table-cell>
              <table:table-cell office:value-type="float" office:value="0.0682683914742997">
                <text:p>0.0682683914742997</text:p>
              </table:table-cell>
              <table:table-cell office:value-type="float" office:value="-0.162109577190607">
                <text:p>-0.162109577190607</text:p>
              </table:table-cell>
            </table:table-row>
            <table:table-row>
              <table:table-cell office:value-type="float" office:value="-16.35">
                <text:p>-16.35</text:p>
              </table:table-cell>
              <table:table-cell office:value-type="float" office:value="0.0678777803173694">
                <text:p>0.0678777803173694</text:p>
              </table:table-cell>
              <table:table-cell office:value-type="float" office:value="-0.159282322365906">
                <text:p>-0.159282322365906</text:p>
              </table:table-cell>
            </table:table-row>
            <table:table-row>
              <table:table-cell office:value-type="float" office:value="-16.2">
                <text:p>-16.2</text:p>
              </table:table-cell>
              <table:table-cell office:value-type="float" office:value="0.0674646663756345">
                <text:p>0.0674646663756345</text:p>
              </table:table-cell>
              <table:table-cell office:value-type="float" office:value="-0.15647246028703">
                <text:p>-0.15647246028703</text:p>
              </table:table-cell>
            </table:table-row>
            <table:table-row>
              <table:table-cell office:value-type="float" office:value="-16.05">
                <text:p>-16.05</text:p>
              </table:table-cell>
              <table:table-cell office:value-type="float" office:value="0.0670296263215075">
                <text:p>0.0670296263215075</text:p>
              </table:table-cell>
              <table:table-cell office:value-type="float" office:value="-0.153680356544108">
                <text:p>-0.153680356544108</text:p>
              </table:table-cell>
            </table:table-row>
            <table:table-row>
              <table:table-cell office:value-type="float" office:value="-15.9">
                <text:p>-15.9</text:p>
              </table:table-cell>
              <table:table-cell office:value-type="float" office:value="0.0665732346660611">
                <text:p>0.0665732346660611</text:p>
              </table:table-cell>
              <table:table-cell office:value-type="float" office:value="-0.150906370611979">
                <text:p>-0.150906370611979</text:p>
              </table:table-cell>
            </table:table-row>
            <table:table-row>
              <table:table-cell office:value-type="float" office:value="-15.75">
                <text:p>-15.75</text:p>
              </table:table-cell>
              <table:table-cell office:value-type="float" office:value="0.0660960637395634">
                <text:p>0.0660960637395634</text:p>
              </table:table-cell>
              <table:table-cell office:value-type="float" office:value="-0.148150855852279">
                <text:p>-0.148150855852279</text:p>
              </table:table-cell>
            </table:table-row>
            <table:table-row>
              <table:table-cell office:value-type="float" office:value="-15.6">
                <text:p>-15.6</text:p>
              </table:table-cell>
              <table:table-cell office:value-type="float" office:value="0.0655986836732727">
                <text:p>0.0655986836732727</text:p>
              </table:table-cell>
              <table:table-cell office:value-type="float" office:value="-0.145414159516963">
                <text:p>-0.145414159516963</text:p>
              </table:table-cell>
            </table:table-row>
            <table:table-row>
              <table:table-cell office:value-type="float" office:value="-15.45">
                <text:p>-15.45</text:p>
              </table:table-cell>
              <table:table-cell office:value-type="float" office:value="0.065081662380341">
                <text:p>0.065081662380341</text:p>
              </table:table-cell>
              <table:table-cell office:value-type="float" office:value="-0.142696622751512">
                <text:p>-0.142696622751512</text:p>
              </table:table-cell>
            </table:table-row>
            <table:table-row>
              <table:table-cell office:value-type="float" office:value="-15.3">
                <text:p>-15.3</text:p>
              </table:table-cell>
              <table:table-cell office:value-type="float" office:value="0.0645455655373161">
                <text:p>0.0645455655373161</text:p>
              </table:table-cell>
              <table:table-cell office:value-type="float" office:value="-0.139998580599016">
                <text:p>-0.139998580599016</text:p>
              </table:table-cell>
            </table:table-row>
            <table:table-row>
              <table:table-cell office:value-type="float" office:value="-15.15">
                <text:p>-15.15</text:p>
              </table:table-cell>
              <table:table-cell office:value-type="float" office:value="0.0639909565649311">
                <text:p>0.0639909565649311</text:p>
              </table:table-cell>
              <table:table-cell office:value-type="float" office:value="-0.137320362004044">
                <text:p>-0.137320362004044</text:p>
              </table:table-cell>
            </table:table-row>
            <table:table-row>
              <table:table-cell office:value-type="float" office:value="-15">
                <text:p>-15</text:p>
              </table:table-cell>
              <table:table-cell office:value-type="float" office:value="0.0634183966095679">
                <text:p>0.0634183966095679</text:p>
              </table:table-cell>
              <table:table-cell office:value-type="float" office:value="-0.134662289817601">
                <text:p>-0.134662289817601</text:p>
              </table:table-cell>
            </table:table-row>
            <table:table-row>
              <table:table-cell office:value-type="float" office:value="-14.85">
                <text:p>-14.85</text:p>
              </table:table-cell>
              <table:table-cell office:value-type="float" office:value="0.0628284445241487">
                <text:p>0.0628284445241487</text:p>
              </table:table-cell>
              <table:table-cell office:value-type="float" office:value="-0.132024680801815">
                <text:p>-0.132024680801815</text:p>
              </table:table-cell>
            </table:table-row>
            <table:table-row>
              <table:table-cell office:value-type="float" office:value="-14.7">
                <text:p>-14.7</text:p>
              </table:table-cell>
              <table:table-cell office:value-type="float" office:value="0.0622216568493453">
                <text:p>0.0622216568493453</text:p>
              </table:table-cell>
              <table:table-cell office:value-type="float" office:value="-0.129407845635431">
                <text:p>-0.129407845635431</text:p>
              </table:table-cell>
            </table:table-row>
            <table:table-row>
              <table:table-cell office:value-type="float" office:value="-14.55">
                <text:p>-14.55</text:p>
              </table:table-cell>
              <table:table-cell office:value-type="float" office:value="0.0615985877944827">
                <text:p>0.0615985877944827</text:p>
              </table:table-cell>
              <table:table-cell office:value-type="float" office:value="-0.126812088919394">
                <text:p>-0.126812088919394</text:p>
              </table:table-cell>
            </table:table-row>
            <table:table-row>
              <table:table-cell office:value-type="float" office:value="-14.4">
                <text:p>-14.4</text:p>
              </table:table-cell>
              <table:table-cell office:value-type="float" office:value="0.0609597892182906">
                <text:p>0.0609597892182906</text:p>
              </table:table-cell>
              <table:table-cell office:value-type="float" office:value="-0.124237709182552">
                <text:p>-0.124237709182552</text:p>
              </table:table-cell>
            </table:table-row>
            <table:table-row>
              <table:table-cell office:value-type="float" office:value="-14.25">
                <text:p>-14.25</text:p>
              </table:table-cell>
              <table:table-cell office:value-type="float" office:value="0.0603058106104182">
                <text:p>0.0603058106104182</text:p>
              </table:table-cell>
              <table:table-cell office:value-type="float" office:value="-0.121684998888687">
                <text:p>-0.121684998888687</text:p>
              </table:table-cell>
            </table:table-row>
            <table:table-row>
              <table:table-cell office:value-type="float" office:value="-14.1">
                <text:p>-14.1</text:p>
              </table:table-cell>
              <table:table-cell office:value-type="float" office:value="0.059637199071778">
                <text:p>0.059637199071778</text:p>
              </table:table-cell>
              <table:table-cell office:value-type="float" office:value="-0.119154244442576">
                <text:p>-0.119154244442576</text:p>
              </table:table-cell>
            </table:table-row>
            <table:table-row>
              <table:table-cell office:value-type="float" office:value="-13.95">
                <text:p>-13.95</text:p>
              </table:table-cell>
              <table:table-cell office:value-type="float" office:value="0.0589544992957555">
                <text:p>0.0589544992957555</text:p>
              </table:table-cell>
              <table:table-cell office:value-type="float" office:value="-0.116645726197469">
                <text:p>-0.116645726197469</text:p>
              </table:table-cell>
            </table:table-row>
            <table:table-row>
              <table:table-cell office:value-type="float" office:value="-13.8">
                <text:p>-13.8</text:p>
              </table:table-cell>
              <table:table-cell office:value-type="float" office:value="0.0582582535487437">
                <text:p>0.0582582535487437</text:p>
              </table:table-cell>
              <table:table-cell office:value-type="float" office:value="-0.114159718462072">
                <text:p>-0.114159718462072</text:p>
              </table:table-cell>
            </table:table-row>
            <table:table-row>
              <table:table-cell office:value-type="float" office:value="-13.65">
                <text:p>-13.65</text:p>
              </table:table-cell>
              <table:table-cell office:value-type="float" office:value="0.0575490016512638">
                <text:p>0.0575490016512638</text:p>
              </table:table-cell>
              <table:table-cell office:value-type="float" office:value="-0.111696489508717">
                <text:p>-0.111696489508717</text:p>
              </table:table-cell>
            </table:table-row>
            <table:table-row>
              <table:table-cell office:value-type="float" office:value="-13.5">
                <text:p>-13.5</text:p>
              </table:table-cell>
              <table:table-cell office:value-type="float" office:value="0.0568272809583346">
                <text:p>0.0568272809583346</text:p>
              </table:table-cell>
              <table:table-cell office:value-type="float" office:value="-0.109256301580958">
                <text:p>-0.109256301580958</text:p>
              </table:table-cell>
            </table:table-row>
            <table:table-row>
              <table:table-cell office:value-type="float" office:value="-13.35">
                <text:p>-13.35</text:p>
              </table:table-cell>
              <table:table-cell office:value-type="float" office:value="0.0560936263405036">
                <text:p>0.0560936263405036</text:p>
              </table:table-cell>
              <table:table-cell office:value-type="float" office:value="-0.106839410902218">
                <text:p>-0.106839410902218</text:p>
              </table:table-cell>
            </table:table-row>
            <table:table-row>
              <table:table-cell office:value-type="float" office:value="-13.2">
                <text:p>-13.2</text:p>
              </table:table-cell>
              <table:table-cell office:value-type="float" office:value="0.0553485701641659">
                <text:p>0.0553485701641659</text:p>
              </table:table-cell>
              <table:table-cell office:value-type="float" office:value="-0.104446067684291">
                <text:p>-0.104446067684291</text:p>
              </table:table-cell>
            </table:table-row>
            <table:table-row>
              <table:table-cell office:value-type="float" office:value="-13.05">
                <text:p>-13.05</text:p>
              </table:table-cell>
              <table:table-cell office:value-type="float" office:value="0.0545926422724681">
                <text:p>0.0545926422724681</text:p>
              </table:table-cell>
              <table:table-cell office:value-type="float" office:value="-0.102076516136438">
                <text:p>-0.102076516136438</text:p>
              </table:table-cell>
            </table:table-row>
            <table:table-row>
              <table:table-cell office:value-type="float" office:value="-12.9">
                <text:p>-12.9</text:p>
              </table:table-cell>
              <table:table-cell office:value-type="float" office:value="0.0538263699658432">
                <text:p>0.0538263699658432</text:p>
              </table:table-cell>
              <table:table-cell office:value-type="float" office:value="-0.0997309944747233">
                <text:p>-0.0997309944747233</text:p>
              </table:table-cell>
            </table:table-row>
            <table:table-row>
              <table:table-cell office:value-type="float" office:value="-12.75">
                <text:p>-12.75</text:p>
              </table:table-cell>
              <table:table-cell office:value-type="float" office:value="0.0530502779823803">
                <text:p>0.0530502779823803</text:p>
              </table:table-cell>
              <table:table-cell office:value-type="float" office:value="-0.0974097349315844">
                <text:p>-0.0974097349315844</text:p>
              </table:table-cell>
            </table:table-row>
            <table:table-row>
              <table:table-cell office:value-type="float" office:value="-12.6">
                <text:p>-12.6</text:p>
              </table:table-cell>
              <table:table-cell office:value-type="float" office:value="0.052264888478296">
                <text:p>0.052264888478296</text:p>
              </table:table-cell>
              <table:table-cell office:value-type="float" office:value="-0.0951129637654596">
                <text:p>-0.0951129637654596</text:p>
              </table:table-cell>
            </table:table-row>
            <table:table-row>
              <table:table-cell office:value-type="float" office:value="-12.45">
                <text:p>-12.45</text:p>
              </table:table-cell>
              <table:table-cell office:value-type="float" office:value="0.0514707210086221">
                <text:p>0.0514707210086221</text:p>
              </table:table-cell>
              <table:table-cell office:value-type="float" office:value="-0.0928409012715406">
                <text:p>-0.0928409012715406</text:p>
              </table:table-cell>
            </table:table-row>
            <table:table-row>
              <table:table-cell office:value-type="float" office:value="-12.3">
                <text:p>-12.3</text:p>
              </table:table-cell>
              <table:table-cell office:value-type="float" office:value="0.050668292507397">
                <text:p>0.050668292507397</text:p>
              </table:table-cell>
              <table:table-cell office:value-type="float" office:value="-0.0905937617918727">
                <text:p>-0.0905937617918727</text:p>
              </table:table-cell>
            </table:table-row>
            <table:table-row>
              <table:table-cell office:value-type="float" office:value="-12.15">
                <text:p>-12.15</text:p>
              </table:table-cell>
              <table:table-cell office:value-type="float" office:value="0.0498581172680991">
                <text:p>0.0498581172680991</text:p>
              </table:table-cell>
              <table:table-cell office:value-type="float" office:value="-0.0883717537262966">
                <text:p>-0.0883717537262966</text:p>
              </table:table-cell>
            </table:table-row>
            <table:table-row>
              <table:table-cell office:value-type="float" office:value="-12">
                <text:p>-12</text:p>
              </table:table-cell>
              <table:table-cell office:value-type="float" office:value="0.0490407069239525">
                <text:p>0.0490407069239525</text:p>
              </table:table-cell>
              <table:table-cell office:value-type="float" office:value="-0.0861750795435164">
                <text:p>-0.0861750795435164</text:p>
              </table:table-cell>
            </table:table-row>
            <table:table-row>
              <table:table-cell office:value-type="float" office:value="-11.85">
                <text:p>-11.85</text:p>
              </table:table-cell>
              <table:table-cell office:value-type="float" office:value="0.0482165704279918">
                <text:p>0.0482165704279918</text:p>
              </table:table-cell>
              <table:table-cell office:value-type="float" office:value="-0.0840039357922697">
                <text:p>-0.0840039357922697</text:p>
              </table:table-cell>
            </table:table-row>
            <table:table-row>
              <table:table-cell office:value-type="float" office:value="-11.7">
                <text:p>-11.7</text:p>
              </table:table-cell>
              <table:table-cell office:value-type="float" office:value="0.0473862140337872">
                <text:p>0.0473862140337872</text:p>
              </table:table-cell>
              <table:table-cell office:value-type="float" office:value="-0.0818585131134648">
                <text:p>-0.0818585131134648</text:p>
              </table:table-cell>
            </table:table-row>
            <table:table-row>
              <table:table-cell office:value-type="float" office:value="-11.55">
                <text:p>-11.55</text:p>
              </table:table-cell>
              <table:table-cell office:value-type="float" office:value="0.0465501412749244">
                <text:p>0.0465501412749244</text:p>
              </table:table-cell>
              <table:table-cell office:value-type="float" office:value="-0.0797389962514013">
                <text:p>-0.0797389962514013</text:p>
              </table:table-cell>
            </table:table-row>
            <table:table-row>
              <table:table-cell office:value-type="float" office:value="-11.4">
                <text:p>-11.4</text:p>
              </table:table-cell>
              <table:table-cell office:value-type="float" office:value="0.0457088529456915">
                <text:p>0.0457088529456915</text:p>
              </table:table-cell>
              <table:table-cell office:value-type="float" office:value="-0.0776455640665057">
                <text:p>-0.0776455640665057</text:p>
              </table:table-cell>
            </table:table-row>
            <table:table-row>
              <table:table-cell office:value-type="float" office:value="-11.25">
                <text:p>-11.25</text:p>
              </table:table-cell>
              <table:table-cell office:value-type="float" office:value="0.044862847081004">
                <text:p>0.044862847081004</text:p>
              </table:table-cell>
              <table:table-cell office:value-type="float" office:value="-0.0755783895476458">
                <text:p>-0.0755783895476458</text:p>
              </table:table-cell>
            </table:table-row>
            <table:table-row>
              <table:table-cell office:value-type="float" office:value="-11.1">
                <text:p>-11.1</text:p>
              </table:table-cell>
              <table:table-cell office:value-type="float" office:value="0.0440126189363031">
                <text:p>0.0440126189363031</text:p>
              </table:table-cell>
              <table:table-cell office:value-type="float" office:value="-0.0735376398246498">
                <text:p>-0.0735376398246498</text:p>
              </table:table-cell>
            </table:table-row>
            <table:table-row>
              <table:table-cell office:value-type="float" office:value="-10.95">
                <text:p>-10.95</text:p>
              </table:table-cell>
              <table:table-cell office:value-type="float" office:value="0.0431586609676714">
                <text:p>0.0431586609676714</text:p>
              </table:table-cell>
              <table:table-cell office:value-type="float" office:value="-0.0715234761814482">
                <text:p>-0.0715234761814482</text:p>
              </table:table-cell>
            </table:table-row>
            <table:table-row>
              <table:table-cell office:value-type="float" office:value="-10.8">
                <text:p>-10.8</text:p>
              </table:table-cell>
              <table:table-cell office:value-type="float" office:value="0.0423014628118714">
                <text:p>0.0423014628118714</text:p>
              </table:table-cell>
              <table:table-cell office:value-type="float" office:value="-0.0695360540694067">
                <text:p>-0.0695360540694067</text:p>
              </table:table-cell>
            </table:table-row>
            <table:table-row>
              <table:table-cell office:value-type="float" office:value="-10.65">
                <text:p>-10.65</text:p>
              </table:table-cell>
              <table:table-cell office:value-type="float" office:value="0.0414415112658627">
                <text:p>0.0414415112658627</text:p>
              </table:table-cell>
              <table:table-cell office:value-type="float" office:value="-0.0675755231203538">
                <text:p>-0.0675755231203538</text:p>
              </table:table-cell>
            </table:table-row>
            <table:table-row>
              <table:table-cell office:value-type="float" office:value="-10.5">
                <text:p>-10.5</text:p>
              </table:table-cell>
              <table:table-cell office:value-type="float" office:value="0.0405792902672228">
                <text:p>0.0405792902672228</text:p>
              </table:table-cell>
              <table:table-cell office:value-type="float" office:value="-0.0656420271608551">
                <text:p>-0.0656420271608551</text:p>
              </table:table-cell>
            </table:table-row>
            <table:table-row>
              <table:table-cell office:value-type="float" office:value="-10.35">
                <text:p>-10.35</text:p>
              </table:table-cell>
              <table:table-cell office:value-type="float" office:value="0.0397152808734351">
                <text:p>0.0397152808734351</text:p>
              </table:table-cell>
              <table:table-cell office:value-type="float" office:value="-0.0637357042257625">
                <text:p>-0.0637357042257625</text:p>
              </table:table-cell>
            </table:table-row>
            <table:table-row>
              <table:table-cell office:value-type="float" office:value="-10.2">
                <text:p>-10.2</text:p>
              </table:table-cell>
              <table:table-cell office:value-type="float" office:value="0.0388499612419278">
                <text:p>0.0388499612419278</text:p>
              </table:table-cell>
              <table:table-cell office:value-type="float" office:value="-0.0618566865725138">
                <text:p>-0.0618566865725138</text:p>
              </table:table-cell>
            </table:table-row>
            <table:table-row>
              <table:table-cell office:value-type="float" office:value="-10.05">
                <text:p>-10.05</text:p>
              </table:table-cell>
              <table:table-cell office:value-type="float" office:value="0.0379838066097566">
                <text:p>0.0379838066097566</text:p>
              </table:table-cell>
              <table:table-cell office:value-type="float" office:value="-0.0600051006957507">
                <text:p>-0.0600051006957507</text:p>
              </table:table-cell>
            </table:table-row>
            <table:table-row>
              <table:table-cell office:value-type="float" office:value="-9.9">
                <text:p>-9.9</text:p>
              </table:table-cell>
              <table:table-cell office:value-type="float" office:value="0.0371172892730199">
                <text:p>0.0371172892730199</text:p>
              </table:table-cell>
              <table:table-cell office:value-type="float" office:value="-0.0581810673415296">
                <text:p>-0.0581810673415296</text:p>
              </table:table-cell>
            </table:table-row>
            <table:table-row>
              <table:table-cell office:value-type="float" office:value="-9.75">
                <text:p>-9.75</text:p>
              </table:table-cell>
              <table:table-cell office:value-type="float" office:value="0.0362508785669869">
                <text:p>0.0362508785669869</text:p>
              </table:table-cell>
              <table:table-cell office:value-type="float" office:value="-0.0563847015227788">
                <text:p>-0.0563847015227788</text:p>
              </table:table-cell>
            </table:table-row>
            <table:table-row>
              <table:table-cell office:value-type="float" office:value="-9.6">
                <text:p>-9.6</text:p>
              </table:table-cell>
              <table:table-cell office:value-type="float" office:value="0.0353850408453223">
                <text:p>0.0353850408453223</text:p>
              </table:table-cell>
              <table:table-cell office:value-type="float" office:value="-0.0546161125340821">
                <text:p>-0.0546161125340821</text:p>
              </table:table-cell>
            </table:table-row>
            <table:table-row>
              <table:table-cell office:value-type="float" office:value="-9.45">
                <text:p>-9.45</text:p>
              </table:table-cell>
              <table:table-cell office:value-type="float" office:value="0.0345202394593361">
                <text:p>0.0345202394593361</text:p>
              </table:table-cell>
              <table:table-cell office:value-type="float" office:value="-0.0528754039667288">
                <text:p>-0.0528754039667288</text:p>
              </table:table-cell>
            </table:table-row>
            <table:table-row>
              <table:table-cell office:value-type="float" office:value="-9.3">
                <text:p>-9.3</text:p>
              </table:table-cell>
              <table:table-cell office:value-type="float" office:value="0.0336569347381499">
                <text:p>0.0336569347381499</text:p>
              </table:table-cell>
              <table:table-cell office:value-type="float" office:value="-0.0511626737248712">
                <text:p>-0.0511626737248712</text:p>
              </table:table-cell>
            </table:table-row>
            <table:table-row>
              <table:table-cell office:value-type="float" office:value="-9.15">
                <text:p>-9.15</text:p>
              </table:table-cell>
              <table:table-cell office:value-type="float" office:value="0.0327955839675524">
                <text:p>0.0327955839675524</text:p>
              </table:table-cell>
              <table:table-cell office:value-type="float" office:value="-0.0494780140407529">
                <text:p>-0.0494780140407529</text:p>
              </table:table-cell>
            </table:table-row>
            <table:table-row>
              <table:table-cell office:value-type="float" office:value="-9">
                <text:p>-9</text:p>
              </table:table-cell>
              <table:table-cell office:value-type="float" office:value="0.0319366413698601">
                <text:p>0.0319366413698601</text:p>
              </table:table-cell>
              <table:table-cell office:value-type="float" office:value="-0.0478215114910698">
                <text:p>-0.0478215114910698</text:p>
              </table:table-cell>
            </table:table-row>
            <table:table-row>
              <table:table-cell office:value-type="float" office:value="-8.85">
                <text:p>-8.85</text:p>
              </table:table-cell>
              <table:table-cell office:value-type="float" office:value="0.0310805580826461">
                <text:p>0.0310805580826461</text:p>
              </table:table-cell>
              <table:table-cell office:value-type="float" office:value="-0.0461932470125544">
                <text:p>-0.0461932470125544</text:p>
              </table:table-cell>
            </table:table-row>
            <table:table-row>
              <table:table-cell office:value-type="float" office:value="-8.7">
                <text:p>-8.7</text:p>
              </table:table-cell>
              <table:table-cell office:value-type="float" office:value="0.0302277821386003">
                <text:p>0.0302277821386003</text:p>
              </table:table-cell>
              <table:table-cell office:value-type="float" office:value="-0.0445932959189607">
                <text:p>-0.0445932959189607</text:p>
              </table:table-cell>
            </table:table-row>
            <table:table-row>
              <table:table-cell office:value-type="float" office:value="-8.55">
                <text:p>-8.55</text:p>
              </table:table-cell>
              <table:table-cell office:value-type="float" office:value="0.0293787584444747">
                <text:p>0.0293787584444747</text:p>
              </table:table-cell>
              <table:table-cell office:value-type="float" office:value="-0.0430217279171315">
                <text:p>-0.0430217279171315</text:p>
              </table:table-cell>
            </table:table-row>
            <table:table-row>
              <table:table-cell office:value-type="float" office:value="-8.4">
                <text:p>-8.4</text:p>
              </table:table-cell>
              <table:table-cell office:value-type="float" office:value="0.0285339287604093">
                <text:p>0.0285339287604093</text:p>
              </table:table-cell>
              <table:table-cell office:value-type="float" office:value="-0.0414786071239704">
                <text:p>-0.0414786071239704</text:p>
              </table:table-cell>
            </table:table-row>
            <table:table-row>
              <table:table-cell office:value-type="float" office:value="-8.25">
                <text:p>-8.25</text:p>
              </table:table-cell>
              <table:table-cell office:value-type="float" office:value="0.0276937316791314">
                <text:p>0.0276937316791314</text:p>
              </table:table-cell>
              <table:table-cell office:value-type="float" office:value="-0.0399639920834005">
                <text:p>-0.0399639920834005</text:p>
              </table:table-cell>
            </table:table-row>
            <table:table-row>
              <table:table-cell office:value-type="float" office:value="-8.1">
                <text:p>-8.1</text:p>
              </table:table-cell>
              <table:table-cell office:value-type="float" office:value="0.0268586026047352">
                <text:p>0.0268586026047352</text:p>
              </table:table-cell>
              <table:table-cell office:value-type="float" office:value="-0.0384779357831828">
                <text:p>-0.0384779357831828</text:p>
              </table:table-cell>
            </table:table-row>
            <table:table-row>
              <table:table-cell office:value-type="float" office:value="-7.95">
                <text:p>-7.95</text:p>
              </table:table-cell>
              <table:table-cell office:value-type="float" office:value="0.0260289737323133">
                <text:p>0.0260289737323133</text:p>
              </table:table-cell>
              <table:table-cell office:value-type="float" office:value="-0.0370204856725622">
                <text:p>-0.0370204856725622</text:p>
              </table:table-cell>
            </table:table-row>
            <table:table-row>
              <table:table-cell office:value-type="float" office:value="-7.8">
                <text:p>-7.8</text:p>
              </table:table-cell>
              <table:table-cell office:value-type="float" office:value="0.0252052740264179">
                <text:p>0.0252052740264179</text:p>
              </table:table-cell>
              <table:table-cell office:value-type="float" office:value="-0.0355916836794172">
                <text:p>-0.0355916836794172</text:p>
              </table:table-cell>
            </table:table-row>
            <table:table-row>
              <table:table-cell office:value-type="float" office:value="-7.65">
                <text:p>-7.65</text:p>
              </table:table-cell>
              <table:table-cell office:value-type="float" office:value="0.0243879292004256">
                <text:p>0.0243879292004256</text:p>
              </table:table-cell>
              <table:table-cell office:value-type="float" office:value="-0.0341915662280706">
                <text:p>-0.0341915662280706</text:p>
              </table:table-cell>
            </table:table-row>
            <table:table-row>
              <table:table-cell office:value-type="float" office:value="-7.5">
                <text:p>-7.5</text:p>
              </table:table-cell>
              <table:table-cell office:value-type="float" office:value="0.023577361695202">
                <text:p>0.023577361695202</text:p>
              </table:table-cell>
              <table:table-cell office:value-type="float" office:value="-0.0328201642569864">
                <text:p>-0.0328201642569864</text:p>
              </table:table-cell>
            </table:table-row>
            <table:table-row>
              <table:table-cell office:value-type="float" office:value="-7.35">
                <text:p>-7.35</text:p>
              </table:table-cell>
              <table:table-cell office:value-type="float" office:value="0.022773990658174">
                <text:p>0.022773990658174</text:p>
              </table:table-cell>
              <table:table-cell office:value-type="float" office:value="-0.0314775032368098">
                <text:p>-0.0314775032368098</text:p>
              </table:table-cell>
            </table:table-row>
            <table:table-row>
              <table:table-cell office:value-type="float" office:value="-7.2">
                <text:p>-7.2</text:p>
              </table:table-cell>
              <table:table-cell office:value-type="float" office:value="0.0219782319222486">
                <text:p>0.0219782319222486</text:p>
              </table:table-cell>
              <table:table-cell office:value-type="float" office:value="-0.0301636031885474">
                <text:p>-0.0301636031885474</text:p>
              </table:table-cell>
            </table:table-row>
            <table:table-row>
              <table:table-cell office:value-type="float" office:value="-7.05">
                <text:p>-7.05</text:p>
              </table:table-cell>
              <table:table-cell office:value-type="float" office:value="0.0211904979842873">
                <text:p>0.0211904979842873</text:p>
              </table:table-cell>
              <table:table-cell office:value-type="float" office:value="-0.0288784787015688">
                <text:p>-0.0288784787015688</text:p>
              </table:table-cell>
            </table:table-row>
            <table:table-row>
              <table:table-cell office:value-type="float" office:value="-6.9">
                <text:p>-6.9</text:p>
              </table:table-cell>
              <table:table-cell office:value-type="float" office:value="0.0204111979841651">
                <text:p>0.0204111979841651</text:p>
              </table:table-cell>
              <table:table-cell office:value-type="float" office:value="-0.0276221389523723">
                <text:p>-0.0276221389523723</text:p>
              </table:table-cell>
            </table:table-row>
            <table:table-row>
              <table:table-cell office:value-type="float" office:value="-6.75">
                <text:p>-6.75</text:p>
              </table:table-cell>
              <table:table-cell office:value-type="float" office:value="0.019640737683372">
                <text:p>0.019640737683372</text:p>
              </table:table-cell>
              <table:table-cell office:value-type="float" office:value="-0.02639458772293">
                <text:p>-0.02639458772293</text:p>
              </table:table-cell>
            </table:table-row>
            <table:table-row>
              <table:table-cell office:value-type="float" office:value="-6.6">
                <text:p>-6.6</text:p>
              </table:table-cell>
              <table:table-cell office:value-type="float" office:value="0.0188795194436774">
                <text:p>0.0188795194436774</text:p>
              </table:table-cell>
              <table:table-cell office:value-type="float" office:value="-0.0251958234194913">
                <text:p>-0.0251958234194913</text:p>
              </table:table-cell>
            </table:table-row>
            <table:table-row>
              <table:table-cell office:value-type="float" office:value="-6.45">
                <text:p>-6.45</text:p>
              </table:table-cell>
              <table:table-cell office:value-type="float" office:value="0.0181279422057954">
                <text:p>0.0181279422057954</text:p>
              </table:table-cell>
              <table:table-cell office:value-type="float" office:value="-0.0240258390914756">
                <text:p>-0.0240258390914756</text:p>
              </table:table-cell>
            </table:table-row>
            <table:table-row>
              <table:table-cell office:value-type="float" office:value="-6.3">
                <text:p>-6.3</text:p>
              </table:table-cell>
              <table:table-cell office:value-type="float" office:value="0.0173864014681511">
                <text:p>0.0173864014681511</text:p>
              </table:table-cell>
              <table:table-cell office:value-type="float" office:value="-0.0228846224506446">
                <text:p>-0.0228846224506446</text:p>
              </table:table-cell>
            </table:table-row>
            <table:table-row>
              <table:table-cell office:value-type="float" office:value="-6.15">
                <text:p>-6.15</text:p>
              </table:table-cell>
              <table:table-cell office:value-type="float" office:value="0.0166552892649732">
                <text:p>0.0166552892649732</text:p>
              </table:table-cell>
              <table:table-cell office:value-type="float" office:value="-0.0217721558897782">
                <text:p>-0.0217721558897782</text:p>
              </table:table-cell>
            </table:table-row>
            <table:table-row>
              <table:table-cell office:value-type="float" office:value="-6">
                <text:p>-6</text:p>
              </table:table-cell>
              <table:table-cell office:value-type="float" office:value="0.0159349941453656">
                <text:p>0.0159349941453656</text:p>
              </table:table-cell>
              <table:table-cell office:value-type="float" office:value="-0.0206884165024581">
                <text:p>-0.0206884165024581</text:p>
              </table:table-cell>
            </table:table-row>
            <table:table-row>
              <table:table-cell office:value-type="float" office:value="-5.85">
                <text:p>-5.85</text:p>
              </table:table-cell>
              <table:table-cell office:value-type="float" office:value="0.0152259011514382">
                <text:p>0.0152259011514382</text:p>
              </table:table-cell>
              <table:table-cell office:value-type="float" office:value="-0.019633376102227">
                <text:p>-0.019633376102227</text:p>
              </table:table-cell>
            </table:table-row>
            <table:table-row>
              <table:table-cell office:value-type="float" office:value="-5.7">
                <text:p>-5.7</text:p>
              </table:table-cell>
              <table:table-cell office:value-type="float" office:value="0.0145283917966536">
                <text:p>0.0145283917966536</text:p>
              </table:table-cell>
              <table:table-cell office:value-type="float" office:value="-0.0186070012420411">
                <text:p>-0.0186070012420411</text:p>
              </table:table-cell>
            </table:table-row>
            <table:table-row>
              <table:table-cell office:value-type="float" office:value="-5.55">
                <text:p>-5.55</text:p>
              </table:table-cell>
              <table:table-cell office:value-type="float" office:value="0.0138428440446829">
                <text:p>0.0138428440446829</text:p>
              </table:table-cell>
              <table:table-cell office:value-type="float" office:value="-0.0176092532341676">
                <text:p>-0.0176092532341676</text:p>
              </table:table-cell>
            </table:table-row>
            <table:table-row>
              <table:table-cell office:value-type="float" office:value="-5.4">
                <text:p>-5.4</text:p>
              </table:table-cell>
              <table:table-cell office:value-type="float" office:value="0.0131696322874466">
                <text:p>0.0131696322874466</text:p>
              </table:table-cell>
              <table:table-cell office:value-type="float" office:value="-0.0166400881699168">
                <text:p>-0.0166400881699168</text:p>
              </table:table-cell>
            </table:table-row>
            <table:table-row>
              <table:table-cell office:value-type="float" office:value="-5.25">
                <text:p>-5.25</text:p>
              </table:table-cell>
              <table:table-cell office:value-type="float" office:value="0.0125091273233224">
                <text:p>0.0125091273233224</text:p>
              </table:table-cell>
              <table:table-cell office:value-type="float" office:value="-0.0156994569392472">
                <text:p>-0.0156994569392472</text:p>
              </table:table-cell>
            </table:table-row>
            <table:table-row>
              <table:table-cell office:value-type="float" office:value="-5.1">
                <text:p>-5.1</text:p>
              </table:table-cell>
              <table:table-cell office:value-type="float" office:value="0.0118616963358599">
                <text:p>0.0118616963358599</text:p>
              </table:table-cell>
              <table:table-cell office:value-type="float" office:value="-0.0147873052511845">
                <text:p>-0.0147873052511845</text:p>
              </table:table-cell>
            </table:table-row>
            <table:table-row>
              <table:table-cell office:value-type="float" office:value="-4.95">
                <text:p>-4.95</text:p>
              </table:table-cell>
              <table:table-cell office:value-type="float" office:value="0.0112277028715557">
                <text:p>0.0112277028715557</text:p>
              </table:table-cell>
              <table:table-cell office:value-type="float" office:value="-0.0139035736535155">
                <text:p>-0.0139035736535155</text:p>
              </table:table-cell>
            </table:table-row>
            <table:table-row>
              <table:table-cell office:value-type="float" office:value="-4.8">
                <text:p>-4.8</text:p>
              </table:table-cell>
              <table:table-cell office:value-type="float" office:value="0.0106075068185432">
                <text:p>0.0106075068185432</text:p>
              </table:table-cell>
              <table:table-cell office:value-type="float" office:value="-0.0130481975534368">
                <text:p>-0.0130481975534368</text:p>
              </table:table-cell>
            </table:table-row>
            <table:table-row>
              <table:table-cell office:value-type="float" office:value="-4.65">
                <text:p>-4.65</text:p>
              </table:table-cell>
              <table:table-cell office:value-type="float" office:value="0.0100014643844561">
                <text:p>0.0100014643844561</text:p>
              </table:table-cell>
              <table:table-cell office:value-type="float" office:value="-0.0122211072375406">
                <text:p>-0.0122211072375406</text:p>
              </table:table-cell>
            </table:table-row>
            <table:table-row>
              <table:table-cell office:value-type="float" office:value="-4.5">
                <text:p>-4.5</text:p>
              </table:table-cell>
              <table:table-cell office:value-type="float" office:value="0.00940992807471166">
                <text:p>0.00940992807471166</text:p>
              </table:table-cell>
              <table:table-cell office:value-type="float" office:value="-0.011422227892349">
                <text:p>-0.011422227892349</text:p>
              </table:table-cell>
            </table:table-row>
            <table:table-row>
              <table:table-cell office:value-type="float" office:value="-4.35">
                <text:p>-4.35</text:p>
              </table:table-cell>
              <table:table-cell office:value-type="float" office:value="0.00883324667064092">
                <text:p>0.00883324667064092</text:p>
              </table:table-cell>
              <table:table-cell office:value-type="float" office:value="-0.0106514796248856">
                <text:p>-0.0106514796248856</text:p>
              </table:table-cell>
            </table:table-row>
            <table:table-row>
              <table:table-cell office:value-type="float" office:value="-4.2">
                <text:p>-4.2</text:p>
              </table:table-cell>
              <table:table-cell office:value-type="float" office:value="0.00827176520760682">
                <text:p>0.00827176520760682</text:p>
              </table:table-cell>
              <table:table-cell office:value-type="float" office:value="-0.00990877748323459">
                <text:p>-0.00990877748323459</text:p>
              </table:table-cell>
            </table:table-row>
            <table:table-row>
              <table:table-cell office:value-type="float" office:value="-4.05">
                <text:p>-4.05</text:p>
              </table:table-cell>
              <table:table-cell office:value-type="float" office:value="0.00772582495314723">
                <text:p>0.00772582495314723</text:p>
              </table:table-cell>
              <table:table-cell office:value-type="float" office:value="-0.00919403147732884">
                <text:p>-0.00919403147732884</text:p>
              </table:table-cell>
            </table:table-row>
            <table:table-row>
              <table:table-cell office:value-type="float" office:value="-3.9">
                <text:p>-3.9</text:p>
              </table:table-cell>
              <table:table-cell office:value-type="float" office:value="0.00719576338472386">
                <text:p>0.00719576338472386</text:p>
              </table:table-cell>
              <table:table-cell office:value-type="float" office:value="-0.00850714659950908">
                <text:p>-0.00850714659950908</text:p>
              </table:table-cell>
            </table:table-row>
            <table:table-row>
              <table:table-cell office:value-type="float" office:value="-3.75">
                <text:p>-3.75</text:p>
              </table:table-cell>
              <table:table-cell office:value-type="float" office:value="0.00668191416810718">
                <text:p>0.00668191416810718</text:p>
              </table:table-cell>
              <table:table-cell office:value-type="float" office:value="-0.00784802284565546">
                <text:p>-0.00784802284565546</text:p>
              </table:table-cell>
            </table:table-row>
            <table:table-row>
              <table:table-cell office:value-type="float" office:value="-3.6">
                <text:p>-3.6</text:p>
              </table:table-cell>
              <table:table-cell office:value-type="float" office:value="0.00618460713529064">
                <text:p>0.00618460713529064</text:p>
              </table:table-cell>
              <table:table-cell office:value-type="float" office:value="-0.00721655523610288">
                <text:p>-0.00721655523610288</text:p>
              </table:table-cell>
            </table:table-row>
            <table:table-row>
              <table:table-cell office:value-type="float" office:value="-3.45">
                <text:p>-3.45</text:p>
              </table:table-cell>
              <table:table-cell office:value-type="float" office:value="0.00570416826221411">
                <text:p>0.00570416826221411</text:p>
              </table:table-cell>
              <table:table-cell office:value-type="float" office:value="-0.00661263383653089">
                <text:p>-0.00661263383653089</text:p>
              </table:table-cell>
            </table:table-row>
            <table:table-row>
              <table:table-cell office:value-type="float" office:value="-3.3">
                <text:p>-3.3</text:p>
              </table:table-cell>
              <table:table-cell office:value-type="float" office:value="0.00524091964705973">
                <text:p>0.00524091964705973</text:p>
              </table:table-cell>
              <table:table-cell office:value-type="float" office:value="-0.00603614377931157">
                <text:p>-0.00603614377931157</text:p>
              </table:table-cell>
            </table:table-row>
            <table:table-row>
              <table:table-cell office:value-type="float" office:value="-3.15">
                <text:p>-3.15</text:p>
              </table:table-cell>
              <table:table-cell office:value-type="float" office:value="0.00479517948777178">
                <text:p>0.00479517948777178</text:p>
              </table:table-cell>
              <table:table-cell office:value-type="float" office:value="-0.00548696528428487">
                <text:p>-0.00548696528428487</text:p>
              </table:table-cell>
            </table:table-row>
            <table:table-row>
              <table:table-cell office:value-type="float" office:value="-3">
                <text:p>-3</text:p>
              </table:table-cell>
              <table:table-cell office:value-type="float" office:value="0.00436726206046705">
                <text:p>0.00436726206046705</text:p>
              </table:table-cell>
              <table:table-cell office:value-type="float" office:value="-0.00496497368066635">
                <text:p>-0.00496497368066635</text:p>
              </table:table-cell>
            </table:table-row>
            <table:table-row>
              <table:table-cell office:value-type="float" office:value="-2.85">
                <text:p>-2.85</text:p>
              </table:table-cell>
              <table:table-cell office:value-type="float" office:value="0.00395747769691653">
                <text:p>0.00395747769691653</text:p>
              </table:table-cell>
              <table:table-cell office:value-type="float" office:value="-0.00447003942775888">
                <text:p>-0.00447003942775888</text:p>
              </table:table-cell>
            </table:table-row>
            <table:table-row>
              <table:table-cell office:value-type="float" office:value="-2.7">
                <text:p>-2.7</text:p>
              </table:table-cell>
              <table:table-cell office:value-type="float" office:value="0.00356613276247237">
                <text:p>0.00356613276247237</text:p>
              </table:table-cell>
              <table:table-cell office:value-type="float" office:value="-0.00400202813661862">
                <text:p>-0.00400202813661862</text:p>
              </table:table-cell>
            </table:table-row>
            <table:table-row>
              <table:table-cell office:value-type="float" office:value="-2.55">
                <text:p>-2.55</text:p>
              </table:table-cell>
              <table:table-cell office:value-type="float" office:value="0.00319352963408384">
                <text:p>0.00319352963408384</text:p>
              </table:table-cell>
              <table:table-cell office:value-type="float" office:value="-0.00356080059149194">
                <text:p>-0.00356080059149194</text:p>
              </table:table-cell>
            </table:table-row>
            <table:table-row>
              <table:table-cell office:value-type="float" office:value="-2.4">
                <text:p>-2.4</text:p>
              </table:table-cell>
              <table:table-cell office:value-type="float" office:value="0.0028399666779699">
                <text:p>0.0028399666779699</text:p>
              </table:table-cell>
              <table:table-cell office:value-type="float" office:value="-0.00314621277129053">
                <text:p>-0.00314621277129053</text:p>
              </table:table-cell>
            </table:table-row>
            <table:table-row>
              <table:table-cell office:value-type="float" office:value="-2.25">
                <text:p>-2.25</text:p>
              </table:table-cell>
              <table:table-cell office:value-type="float" office:value="0.00250573822753338">
                <text:p>0.00250573822753338</text:p>
              </table:table-cell>
              <table:table-cell office:value-type="float" office:value="-0.0027581158712319">
                <text:p>-0.0027581158712319</text:p>
              </table:table-cell>
            </table:table-row>
            <table:table-row>
              <table:table-cell office:value-type="float" office:value="-2.1">
                <text:p>-2.1</text:p>
              </table:table-cell>
              <table:table-cell office:value-type="float" office:value="0.00219113456117345">
                <text:p>0.00219113456117345</text:p>
              </table:table-cell>
              <table:table-cell office:value-type="float" office:value="-0.00239635632444169">
                <text:p>-0.00239635632444169</text:p>
              </table:table-cell>
            </table:table-row>
            <table:table-row>
              <table:table-cell office:value-type="float" office:value="-1.95">
                <text:p>-1.95</text:p>
              </table:table-cell>
              <table:table-cell office:value-type="float" office:value="0.00189644187990723">
                <text:p>0.00189644187990723</text:p>
              </table:table-cell>
              <table:table-cell office:value-type="float" office:value="-0.00206077582346696">
                <text:p>-0.00206077582346696</text:p>
              </table:table-cell>
            </table:table-row>
            <table:table-row>
              <table:table-cell office:value-type="float" office:value="-1.8">
                <text:p>-1.8</text:p>
              </table:table-cell>
              <table:table-cell office:value-type="float" office:value="0.0016219422853858">
                <text:p>0.0016219422853858</text:p>
              </table:table-cell>
              <table:table-cell office:value-type="float" office:value="-0.0017512113422602">
                <text:p>-0.0017512113422602</text:p>
              </table:table-cell>
            </table:table-row>
            <table:table-row>
              <table:table-cell office:value-type="float" office:value="-1.65">
                <text:p>-1.65</text:p>
              </table:table-cell>
              <table:table-cell office:value-type="float" office:value="0.00136791375747765">
                <text:p>0.00136791375747765</text:p>
              </table:table-cell>
              <table:table-cell office:value-type="float" office:value="-0.00146749515776887">
                <text:p>-0.00146749515776887</text:p>
              </table:table-cell>
            </table:table-row>
            <table:table-row>
              <table:table-cell office:value-type="float" office:value="-1.5">
                <text:p>-1.5</text:p>
              </table:table-cell>
              <table:table-cell office:value-type="float" office:value="0.00113463013228471">
                <text:p>0.00113463013228471</text:p>
              </table:table-cell>
              <table:table-cell office:value-type="float" office:value="-0.00120945487194492">
                <text:p>-0.00120945487194492</text:p>
              </table:table-cell>
            </table:table-row>
            <table:table-row>
              <table:table-cell office:value-type="float" office:value="-1.35">
                <text:p>-1.35</text:p>
              </table:table-cell>
              <table:table-cell office:value-type="float" office:value="0.000922361079445845">
                <text:p>0.000922361079445845</text:p>
              </table:table-cell>
              <table:table-cell office:value-type="float" office:value="-0.000976913433181672">
                <text:p>-0.000976913433181672</text:p>
              </table:table-cell>
            </table:table-row>
            <table:table-row>
              <table:table-cell office:value-type="float" office:value="-1.2">
                <text:p>-1.2</text:p>
              </table:table-cell>
              <table:table-cell office:value-type="float" office:value="0.000731372080509162">
                <text:p>0.000731372080509162</text:p>
              </table:table-cell>
              <table:table-cell office:value-type="float" office:value="-0.000769689158857607">
                <text:p>-0.000769689158857607</text:p>
              </table:table-cell>
            </table:table-row>
            <table:table-row>
              <table:table-cell office:value-type="float" office:value="-1.05">
                <text:p>-1.05</text:p>
              </table:table-cell>
              <table:table-cell office:value-type="float" office:value="0.0005619244061083">
                <text:p>0.0005619244061083</text:p>
              </table:table-cell>
              <table:table-cell office:value-type="float" office:value="-0.000587595756646092">
                <text:p>-0.000587595756646092</text:p>
              </table:table-cell>
            </table:table-row>
            <table:table-row>
              <table:table-cell office:value-type="float" office:value="-0.9">
                <text:p>-0.9</text:p>
              </table:table-cell>
              <table:table-cell office:value-type="float" office:value="0.000414275094131119">
                <text:p>0.000414275094131119</text:p>
              </table:table-cell>
              <table:table-cell office:value-type="float" office:value="-0.000430442346944641">
                <text:p>-0.000430442346944641</text:p>
              </table:table-cell>
            </table:table-row>
            <table:table-row>
              <table:table-cell office:value-type="float" office:value="-0.75">
                <text:p>-0.75</text:p>
              </table:table-cell>
              <table:table-cell office:value-type="float" office:value="0.000288676927188648">
                <text:p>0.000288676927188648</text:p>
              </table:table-cell>
              <table:table-cell office:value-type="float" office:value="-0.00029803348451541">
                <text:p>-0.00029803348451541</text:p>
              </table:table-cell>
            </table:table-row>
            <table:table-row>
              <table:table-cell office:value-type="float" office:value="-0.6">
                <text:p>-0.6</text:p>
              </table:table-cell>
              <table:table-cell office:value-type="float" office:value="0.00018537841061837">
                <text:p>0.00018537841061837</text:p>
              </table:table-cell>
              <table:table-cell office:value-type="float" office:value="-0.00019016918088903">
                <text:p>-0.00019016918088903</text:p>
              </table:table-cell>
            </table:table-row>
            <table:table-row>
              <table:table-cell office:value-type="float" office:value="-0.45">
                <text:p>-0.45</text:p>
              </table:table-cell>
              <table:table-cell office:value-type="float" office:value="0.000104623750118559">
                <text:p>0.000104623750118559</text:p>
              </table:table-cell>
              <table:table-cell office:value-type="float" office:value="-0.000106644926195925">
                <text:p>-0.000106644926195925</text:p>
              </table:table-cell>
            </table:table-row>
            <table:table-row>
              <table:table-cell office:value-type="float" office:value="-0.3">
                <text:p>-0.3</text:p>
              </table:table-cell>
              <table:table-cell office:value-type="float" office:value="0.0000466528294589573">
                <text:p>0.0000466528294589573</text:p>
              </table:table-cell>
              <table:table-cell office:value-type="float" office:value="-0.0000472517112266481">
                <text:p>-0.0000472517112266481</text:p>
              </table:table-cell>
            </table:table-row>
            <table:table-row>
              <table:table-cell office:value-type="float" office:value="-0.15">
                <text:p>-0.15</text:p>
              </table:table-cell>
              <table:table-cell office:value-type="float" office:value="0.000011701188267777">
                <text:p>0.000011701188267777</text:p>
              </table:table-cell>
              <table:table-cell office:value-type="float" office:value="-0.0000117760496194255">
                <text:p>-0.000011776049619425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5">
                <text:p>0.15</text:p>
              </table:table-cell>
              <table:table-cell office:value-type="float" office:value="0.0000117760496067033">
                <text:p>0.0000117760496067033</text:p>
              </table:table-cell>
              <table:table-cell office:value-type="float" office:value="-0.0000117011882804992">
                <text:p>-0.0000117011882804992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.0000472517112266481">
                <text:p>0.0000472517112266481</text:p>
              </table:table-cell>
              <table:table-cell office:value-type="float" office:value="-0.0000466528294716795">
                <text:p>-0.0000466528294716795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0.000106644926195925">
                <text:p>0.000106644926195925</text:p>
              </table:table-cell>
              <table:table-cell office:value-type="float" office:value="-0.000104623750118559">
                <text:p>-0.000104623750118559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.00019016918088903">
                <text:p>0.00019016918088903</text:p>
              </table:table-cell>
              <table:table-cell office:value-type="float" office:value="-0.000185378410631092">
                <text:p>-0.000185378410631092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0.00029803348451541">
                <text:p>0.00029803348451541</text:p>
              </table:table-cell>
              <table:table-cell office:value-type="float" office:value="-0.00028867692720137">
                <text:p>-0.00028867692720137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.000430442346931918">
                <text:p>0.000430442346931918</text:p>
              </table:table-cell>
              <table:table-cell office:value-type="float" office:value="-0.000414275094131119">
                <text:p>-0.000414275094131119</text:p>
              </table:table-cell>
            </table:table-row>
            <table:table-row>
              <table:table-cell office:value-type="float" office:value="1.05">
                <text:p>1.05</text:p>
              </table:table-cell>
              <table:table-cell office:value-type="float" office:value="0.000587595756646092">
                <text:p>0.000587595756646092</text:p>
              </table:table-cell>
              <table:table-cell office:value-type="float" office:value="-0.000561924406121023">
                <text:p>-0.000561924406121023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0.000769689158844885">
                <text:p>0.000769689158844885</text:p>
              </table:table-cell>
              <table:table-cell office:value-type="float" office:value="-0.000731372080521885">
                <text:p>-0.000731372080521885</text:p>
              </table:table-cell>
            </table:table-row>
            <table:table-row>
              <table:table-cell office:value-type="float" office:value="1.35">
                <text:p>1.35</text:p>
              </table:table-cell>
              <table:table-cell office:value-type="float" office:value="0.00097691343316895">
                <text:p>0.00097691343316895</text:p>
              </table:table-cell>
              <table:table-cell office:value-type="float" office:value="-0.000922361079458567">
                <text:p>-0.000922361079458567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0.0012094548719322">
                <text:p>0.0012094548719322</text:p>
              </table:table-cell>
              <table:table-cell office:value-type="float" office:value="-0.00113463013229743">
                <text:p>-0.00113463013229743</text:p>
              </table:table-cell>
            </table:table-row>
            <table:table-row>
              <table:table-cell office:value-type="float" office:value="1.65">
                <text:p>1.65</text:p>
              </table:table-cell>
              <table:table-cell office:value-type="float" office:value="0.00146749515775615">
                <text:p>0.00146749515775615</text:p>
              </table:table-cell>
              <table:table-cell office:value-type="float" office:value="-0.00136791375749038">
                <text:p>-0.00136791375749038</text:p>
              </table:table-cell>
            </table:table-row>
            <table:table-row>
              <table:table-cell office:value-type="float" office:value="1.8">
                <text:p>1.8</text:p>
              </table:table-cell>
              <table:table-cell office:value-type="float" office:value="0.0017512113422602">
                <text:p>0.0017512113422602</text:p>
              </table:table-cell>
              <table:table-cell office:value-type="float" office:value="-0.00162194228539852">
                <text:p>-0.00162194228539852</text:p>
              </table:table-cell>
            </table:table-row>
            <table:table-row>
              <table:table-cell office:value-type="float" office:value="1.95">
                <text:p>1.95</text:p>
              </table:table-cell>
              <table:table-cell office:value-type="float" office:value="0.00206077582345424">
                <text:p>0.00206077582345424</text:p>
              </table:table-cell>
              <table:table-cell office:value-type="float" office:value="-0.00189644187991995">
                <text:p>-0.00189644187991995</text:p>
              </table:table-cell>
            </table:table-row>
            <table:table-row>
              <table:table-cell office:value-type="float" office:value="2.1">
                <text:p>2.1</text:p>
              </table:table-cell>
              <table:table-cell office:value-type="float" office:value="0.00239635632442897">
                <text:p>0.00239635632442897</text:p>
              </table:table-cell>
              <table:table-cell office:value-type="float" office:value="-0.00219113456118617">
                <text:p>-0.00219113456118617</text:p>
              </table:table-cell>
            </table:table-row>
            <table:table-row>
              <table:table-cell office:value-type="float" office:value="2.25">
                <text:p>2.25</text:p>
              </table:table-cell>
              <table:table-cell office:value-type="float" office:value="0.00275811587121918">
                <text:p>0.00275811587121918</text:p>
              </table:table-cell>
              <table:table-cell office:value-type="float" office:value="-0.00250573822753338">
                <text:p>-0.00250573822753338</text:p>
              </table:table-cell>
            </table:table-row>
            <table:table-row>
              <table:table-cell office:value-type="float" office:value="2.4">
                <text:p>2.4</text:p>
              </table:table-cell>
              <table:table-cell office:value-type="float" office:value="0.00314621277129053">
                <text:p>0.00314621277129053</text:p>
              </table:table-cell>
              <table:table-cell office:value-type="float" office:value="-0.00283996667798263">
                <text:p>-0.00283996667798263</text:p>
              </table:table-cell>
            </table:table-row>
            <table:table-row>
              <table:table-cell office:value-type="float" office:value="2.55">
                <text:p>2.55</text:p>
              </table:table-cell>
              <table:table-cell office:value-type="float" office:value="0.00356080059149194">
                <text:p>0.00356080059149194</text:p>
              </table:table-cell>
              <table:table-cell office:value-type="float" office:value="-0.00319352963409657">
                <text:p>-0.00319352963409657</text:p>
              </table:table-cell>
            </table:table-row>
            <table:table-row>
              <table:table-cell office:value-type="float" office:value="2.7">
                <text:p>2.7</text:p>
              </table:table-cell>
              <table:table-cell office:value-type="float" office:value="0.0040020281366059">
                <text:p>0.0040020281366059</text:p>
              </table:table-cell>
              <table:table-cell office:value-type="float" office:value="-0.00356613276247237">
                <text:p>-0.00356613276247237</text:p>
              </table:table-cell>
            </table:table-row>
            <table:table-row>
              <table:table-cell office:value-type="float" office:value="2.85">
                <text:p>2.85</text:p>
              </table:table-cell>
              <table:table-cell office:value-type="float" office:value="0.00447003942775888">
                <text:p>0.00447003942775888</text:p>
              </table:table-cell>
              <table:table-cell office:value-type="float" office:value="-0.00395747769691653">
                <text:p>-0.0039574776969165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0496497368066635">
                <text:p>0.00496497368066635</text:p>
              </table:table-cell>
              <table:table-cell office:value-type="float" office:value="-0.00436726206046705">
                <text:p>-0.00436726206046705</text:p>
              </table:table-cell>
            </table:table-row>
            <table:table-row>
              <table:table-cell office:value-type="float" office:value="3.15">
                <text:p>3.15</text:p>
              </table:table-cell>
              <table:table-cell office:value-type="float" office:value="0.00548696528428487">
                <text:p>0.00548696528428487</text:p>
              </table:table-cell>
              <table:table-cell office:value-type="float" office:value="-0.0047951794877845">
                <text:p>-0.0047951794877845</text:p>
              </table:table-cell>
            </table:table-row>
            <table:table-row>
              <table:table-cell office:value-type="float" office:value="3.3">
                <text:p>3.3</text:p>
              </table:table-cell>
              <table:table-cell office:value-type="float" office:value="0.00603614377931157">
                <text:p>0.00603614377931157</text:p>
              </table:table-cell>
              <table:table-cell office:value-type="float" office:value="-0.00524091964707245">
                <text:p>-0.00524091964707245</text:p>
              </table:table-cell>
            </table:table-row>
            <table:table-row>
              <table:table-cell office:value-type="float" office:value="3.45">
                <text:p>3.45</text:p>
              </table:table-cell>
              <table:table-cell office:value-type="float" office:value="0.00661263383651817">
                <text:p>0.00661263383651817</text:p>
              </table:table-cell>
              <table:table-cell office:value-type="float" office:value="-0.00570416826221411">
                <text:p>-0.00570416826221411</text:p>
              </table:table-cell>
            </table:table-row>
            <table:table-row>
              <table:table-cell office:value-type="float" office:value="3.6">
                <text:p>3.6</text:p>
              </table:table-cell>
              <table:table-cell office:value-type="float" office:value="0.00721655523609016">
                <text:p>0.00721655523609016</text:p>
              </table:table-cell>
              <table:table-cell office:value-type="float" office:value="-0.00618460713530336">
                <text:p>-0.00618460713530336</text:p>
              </table:table-cell>
            </table:table-row>
            <table:table-row>
              <table:table-cell office:value-type="float" office:value="3.75">
                <text:p>3.75</text:p>
              </table:table-cell>
              <table:table-cell office:value-type="float" office:value="0.00784802284564274">
                <text:p>0.00784802284564274</text:p>
              </table:table-cell>
              <table:table-cell office:value-type="float" office:value="-0.0066819141681199">
                <text:p>-0.0066819141681199</text:p>
              </table:table-cell>
            </table:table-row>
            <table:table-row>
              <table:table-cell office:value-type="float" office:value="3.9">
                <text:p>3.9</text:p>
              </table:table-cell>
              <table:table-cell office:value-type="float" office:value="0.00850714659949636">
                <text:p>0.00850714659949636</text:p>
              </table:table-cell>
              <table:table-cell office:value-type="float" office:value="-0.00719576338473659">
                <text:p>-0.00719576338473659</text:p>
              </table:table-cell>
            </table:table-row>
            <table:table-row>
              <table:table-cell office:value-type="float" office:value="4.05">
                <text:p>4.05</text:p>
              </table:table-cell>
              <table:table-cell office:value-type="float" office:value="0.00919403147732884">
                <text:p>0.00919403147732884</text:p>
              </table:table-cell>
              <table:table-cell office:value-type="float" office:value="-0.00772582495314723">
                <text:p>-0.00772582495314723</text:p>
              </table:table-cell>
            </table:table-row>
            <table:table-row>
              <table:table-cell office:value-type="float" office:value="4.2">
                <text:p>4.2</text:p>
              </table:table-cell>
              <table:table-cell office:value-type="float" office:value="0.00990877748323459">
                <text:p>0.00990877748323459</text:p>
              </table:table-cell>
              <table:table-cell office:value-type="float" office:value="-0.00827176520761954">
                <text:p>-0.00827176520761954</text:p>
              </table:table-cell>
            </table:table-row>
            <table:table-row>
              <table:table-cell office:value-type="float" office:value="4.35">
                <text:p>4.35</text:p>
              </table:table-cell>
              <table:table-cell office:value-type="float" office:value="0.0106514796248856">
                <text:p>0.0106514796248856</text:p>
              </table:table-cell>
              <table:table-cell office:value-type="float" office:value="-0.00883324667064092">
                <text:p>-0.00883324667064092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0.0114222278923363">
                <text:p>0.0114222278923363</text:p>
              </table:table-cell>
              <table:table-cell office:value-type="float" office:value="-0.00940992807471166">
                <text:p>-0.00940992807471166</text:p>
              </table:table-cell>
            </table:table-row>
            <table:table-row>
              <table:table-cell office:value-type="float" office:value="4.65">
                <text:p>4.65</text:p>
              </table:table-cell>
              <table:table-cell office:value-type="float" office:value="0.0122211072375406">
                <text:p>0.0122211072375406</text:p>
              </table:table-cell>
              <table:table-cell office:value-type="float" office:value="-0.0100014643844689">
                <text:p>-0.0100014643844689</text:p>
              </table:table-cell>
            </table:table-row>
            <table:table-row>
              <table:table-cell office:value-type="float" office:value="4.8">
                <text:p>4.8</text:p>
              </table:table-cell>
              <table:table-cell office:value-type="float" office:value="0.013048197553424">
                <text:p>0.013048197553424</text:p>
              </table:table-cell>
              <table:table-cell office:value-type="float" office:value="-0.0106075068185559">
                <text:p>-0.0106075068185559</text:p>
              </table:table-cell>
            </table:table-row>
            <table:table-row>
              <table:table-cell office:value-type="float" office:value="4.95">
                <text:p>4.95</text:p>
              </table:table-cell>
              <table:table-cell office:value-type="float" office:value="0.0139035736535028">
                <text:p>0.0139035736535028</text:p>
              </table:table-cell>
              <table:table-cell office:value-type="float" office:value="-0.0112277028715684">
                <text:p>-0.0112277028715684</text:p>
              </table:table-cell>
            </table:table-row>
            <table:table-row>
              <table:table-cell office:value-type="float" office:value="5.1">
                <text:p>5.1</text:p>
              </table:table-cell>
              <table:table-cell office:value-type="float" office:value="0.0147873052511717">
                <text:p>0.0147873052511717</text:p>
              </table:table-cell>
              <table:table-cell office:value-type="float" office:value="-0.0118616963358599">
                <text:p>-0.0118616963358599</text:p>
              </table:table-cell>
            </table:table-row>
            <table:table-row>
              <table:table-cell office:value-type="float" office:value="5.25">
                <text:p>5.25</text:p>
              </table:table-cell>
              <table:table-cell office:value-type="float" office:value="0.0156994569392472">
                <text:p>0.0156994569392472</text:p>
              </table:table-cell>
              <table:table-cell office:value-type="float" office:value="-0.0125091273233351">
                <text:p>-0.0125091273233351</text:p>
              </table:table-cell>
            </table:table-row>
            <table:table-row>
              <table:table-cell office:value-type="float" office:value="5.4">
                <text:p>5.4</text:p>
              </table:table-cell>
              <table:table-cell office:value-type="float" office:value="0.0166400881699041">
                <text:p>0.0166400881699041</text:p>
              </table:table-cell>
              <table:table-cell office:value-type="float" office:value="-0.0131696322874466">
                <text:p>-0.0131696322874466</text:p>
              </table:table-cell>
            </table:table-row>
            <table:table-row>
              <table:table-cell office:value-type="float" office:value="5.55">
                <text:p>5.55</text:p>
              </table:table-cell>
              <table:table-cell office:value-type="float" office:value="0.0176092532341676">
                <text:p>0.0176092532341676</text:p>
              </table:table-cell>
              <table:table-cell office:value-type="float" office:value="-0.0138428440446829">
                <text:p>-0.0138428440446829</text:p>
              </table:table-cell>
            </table:table-row>
            <table:table-row>
              <table:table-cell office:value-type="float" office:value="5.7">
                <text:p>5.7</text:p>
              </table:table-cell>
              <table:table-cell office:value-type="float" office:value="0.0186070012420284">
                <text:p>0.0186070012420284</text:p>
              </table:table-cell>
              <table:table-cell office:value-type="float" office:value="-0.0145283917966664">
                <text:p>-0.0145283917966664</text:p>
              </table:table-cell>
            </table:table-row>
            <table:table-row>
              <table:table-cell office:value-type="float" office:value="5.85">
                <text:p>5.85</text:p>
              </table:table-cell>
              <table:table-cell office:value-type="float" office:value="0.019633376102227">
                <text:p>0.019633376102227</text:p>
              </table:table-cell>
              <table:table-cell office:value-type="float" office:value="-0.0152259011514382">
                <text:p>-0.015225901151438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206884165024454">
                <text:p>0.0206884165024454</text:p>
              </table:table-cell>
              <table:table-cell office:value-type="float" office:value="-0.0159349941453783">
                <text:p>-0.0159349941453783</text:p>
              </table:table-cell>
            </table:table-row>
            <table:table-row>
              <table:table-cell office:value-type="float" office:value="6.15">
                <text:p>6.15</text:p>
              </table:table-cell>
              <table:table-cell office:value-type="float" office:value="0.0217721558897655">
                <text:p>0.0217721558897655</text:p>
              </table:table-cell>
              <table:table-cell office:value-type="float" office:value="-0.0166552892649732">
                <text:p>-0.0166552892649732</text:p>
              </table:table-cell>
            </table:table-row>
            <table:table-row>
              <table:table-cell office:value-type="float" office:value="6.3">
                <text:p>6.3</text:p>
              </table:table-cell>
              <table:table-cell office:value-type="float" office:value="0.0228846224506446">
                <text:p>0.0228846224506446</text:p>
              </table:table-cell>
              <table:table-cell office:value-type="float" office:value="-0.0173864014681511">
                <text:p>-0.0173864014681511</text:p>
              </table:table-cell>
            </table:table-row>
            <table:table-row>
              <table:table-cell office:value-type="float" office:value="6.45">
                <text:p>6.45</text:p>
              </table:table-cell>
              <table:table-cell office:value-type="float" office:value="0.0240258390914629">
                <text:p>0.0240258390914629</text:p>
              </table:table-cell>
              <table:table-cell office:value-type="float" office:value="-0.0181279422058081">
                <text:p>-0.0181279422058081</text:p>
              </table:table-cell>
            </table:table-row>
            <table:table-row>
              <table:table-cell office:value-type="float" office:value="6.6">
                <text:p>6.6</text:p>
              </table:table-cell>
              <table:table-cell office:value-type="float" office:value="0.0251958234194786">
                <text:p>0.0251958234194786</text:p>
              </table:table-cell>
              <table:table-cell office:value-type="float" office:value="-0.0188795194436901">
                <text:p>-0.0188795194436901</text:p>
              </table:table-cell>
            </table:table-row>
            <table:table-row>
              <table:table-cell office:value-type="float" office:value="6.75">
                <text:p>6.75</text:p>
              </table:table-cell>
              <table:table-cell office:value-type="float" office:value="0.0263945877229172">
                <text:p>0.0263945877229172</text:p>
              </table:table-cell>
              <table:table-cell office:value-type="float" office:value="-0.0196407376833847">
                <text:p>-0.0196407376833847</text:p>
              </table:table-cell>
            </table:table-row>
            <table:table-row>
              <table:table-cell office:value-type="float" office:value="6.9">
                <text:p>6.9</text:p>
              </table:table-cell>
              <table:table-cell office:value-type="float" office:value="0.0276221389523596">
                <text:p>0.0276221389523596</text:p>
              </table:table-cell>
              <table:table-cell office:value-type="float" office:value="-0.0204111979841778">
                <text:p>-0.0204111979841778</text:p>
              </table:table-cell>
            </table:table-row>
            <table:table-row>
              <table:table-cell office:value-type="float" office:value="7.05">
                <text:p>7.05</text:p>
              </table:table-cell>
              <table:table-cell office:value-type="float" office:value="0.0288784787015688">
                <text:p>0.0288784787015688</text:p>
              </table:table-cell>
              <table:table-cell office:value-type="float" office:value="-0.0211904979843">
                <text:p>-0.0211904979843</text:p>
              </table:table-cell>
            </table:table-row>
            <table:table-row>
              <table:table-cell office:value-type="float" office:value="7.2">
                <text:p>7.2</text:p>
              </table:table-cell>
              <table:table-cell office:value-type="float" office:value="0.0301636031885474">
                <text:p>0.0301636031885474</text:p>
              </table:table-cell>
              <table:table-cell office:value-type="float" office:value="-0.0219782319222613">
                <text:p>-0.0219782319222613</text:p>
              </table:table-cell>
            </table:table-row>
            <table:table-row>
              <table:table-cell office:value-type="float" office:value="7.35">
                <text:p>7.35</text:p>
              </table:table-cell>
              <table:table-cell office:value-type="float" office:value="0.0314775032368098">
                <text:p>0.0314775032368098</text:p>
              </table:table-cell>
              <table:table-cell office:value-type="float" office:value="-0.0227739906581867">
                <text:p>-0.0227739906581867</text:p>
              </table:table-cell>
            </table:table-row>
            <table:table-row>
              <table:table-cell office:value-type="float" office:value="7.5">
                <text:p>7.5</text:p>
              </table:table-cell>
              <table:table-cell office:value-type="float" office:value="0.0328201642569864">
                <text:p>0.0328201642569864</text:p>
              </table:table-cell>
              <table:table-cell office:value-type="float" office:value="-0.0235773616952148">
                <text:p>-0.0235773616952148</text:p>
              </table:table-cell>
            </table:table-row>
            <table:table-row>
              <table:table-cell office:value-type="float" office:value="7.65">
                <text:p>7.65</text:p>
              </table:table-cell>
              <table:table-cell office:value-type="float" office:value="0.0341915662280578">
                <text:p>0.0341915662280578</text:p>
              </table:table-cell>
              <table:table-cell office:value-type="float" office:value="-0.0243879292004383">
                <text:p>-0.0243879292004383</text:p>
              </table:table-cell>
            </table:table-row>
            <table:table-row>
              <table:table-cell office:value-type="float" office:value="7.8">
                <text:p>7.8</text:p>
              </table:table-cell>
              <table:table-cell office:value-type="float" office:value="0.0355916836794045">
                <text:p>0.0355916836794045</text:p>
              </table:table-cell>
              <table:table-cell office:value-type="float" office:value="-0.0252052740264306">
                <text:p>-0.0252052740264306</text:p>
              </table:table-cell>
            </table:table-row>
            <table:table-row>
              <table:table-cell office:value-type="float" office:value="7.95">
                <text:p>7.95</text:p>
              </table:table-cell>
              <table:table-cell office:value-type="float" office:value="0.0370204856725495">
                <text:p>0.0370204856725495</text:p>
              </table:table-cell>
              <table:table-cell office:value-type="float" office:value="-0.026028973732326">
                <text:p>-0.026028973732326</text:p>
              </table:table-cell>
            </table:table-row>
            <table:table-row>
              <table:table-cell office:value-type="float" office:value="8.1">
                <text:p>8.1</text:p>
              </table:table-cell>
              <table:table-cell office:value-type="float" office:value="0.03847793578317">
                <text:p>0.03847793578317</text:p>
              </table:table-cell>
              <table:table-cell office:value-type="float" office:value="-0.026858602604748">
                <text:p>-0.026858602604748</text:p>
              </table:table-cell>
            </table:table-row>
            <table:table-row>
              <table:table-cell office:value-type="float" office:value="8.25">
                <text:p>8.25</text:p>
              </table:table-cell>
              <table:table-cell office:value-type="float" office:value="0.0399639920834005">
                <text:p>0.0399639920834005</text:p>
              </table:table-cell>
              <table:table-cell office:value-type="float" office:value="-0.0276937316791314">
                <text:p>-0.0276937316791314</text:p>
              </table:table-cell>
            </table:table-row>
            <table:table-row>
              <table:table-cell office:value-type="float" office:value="8.4">
                <text:p>8.4</text:p>
              </table:table-cell>
              <table:table-cell office:value-type="float" office:value="0.0414786071239704">
                <text:p>0.0414786071239704</text:p>
              </table:table-cell>
              <table:table-cell office:value-type="float" office:value="-0.028533928760422">
                <text:p>-0.028533928760422</text:p>
              </table:table-cell>
            </table:table-row>
            <table:table-row>
              <table:table-cell office:value-type="float" office:value="8.55">
                <text:p>8.55</text:p>
              </table:table-cell>
              <table:table-cell office:value-type="float" office:value="0.0430217279171315">
                <text:p>0.0430217279171315</text:p>
              </table:table-cell>
              <table:table-cell office:value-type="float" office:value="-0.0293787584444875">
                <text:p>-0.0293787584444875</text:p>
              </table:table-cell>
            </table:table-row>
            <table:table-row>
              <table:table-cell office:value-type="float" office:value="8.7">
                <text:p>8.7</text:p>
              </table:table-cell>
              <table:table-cell office:value-type="float" office:value="0.0445932959189607">
                <text:p>0.0445932959189607</text:p>
              </table:table-cell>
              <table:table-cell office:value-type="float" office:value="-0.0302277821386003">
                <text:p>-0.0302277821386003</text:p>
              </table:table-cell>
            </table:table-row>
            <table:table-row>
              <table:table-cell office:value-type="float" office:value="8.85">
                <text:p>8.85</text:p>
              </table:table-cell>
              <table:table-cell office:value-type="float" office:value="0.0461932470125417">
                <text:p>0.0461932470125417</text:p>
              </table:table-cell>
              <table:table-cell office:value-type="float" office:value="-0.0310805580826588">
                <text:p>-0.031080558082658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47821511491057">
                <text:p>0.047821511491057</text:p>
              </table:table-cell>
              <table:table-cell office:value-type="float" office:value="-0.0319366413698728">
                <text:p>-0.0319366413698728</text:p>
              </table:table-cell>
            </table:table-row>
            <table:table-row>
              <table:table-cell office:value-type="float" office:value="9.15">
                <text:p>9.15</text:p>
              </table:table-cell>
              <table:table-cell office:value-type="float" office:value="0.0494780140407402">
                <text:p>0.0494780140407402</text:p>
              </table:table-cell>
              <table:table-cell office:value-type="float" office:value="-0.0327955839675524">
                <text:p>-0.0327955839675524</text:p>
              </table:table-cell>
            </table:table-row>
            <table:table-row>
              <table:table-cell office:value-type="float" office:value="9.3">
                <text:p>9.3</text:p>
              </table:table-cell>
              <table:table-cell office:value-type="float" office:value="0.0511626737248712">
                <text:p>0.0511626737248712</text:p>
              </table:table-cell>
              <table:table-cell office:value-type="float" office:value="-0.0336569347381499">
                <text:p>-0.0336569347381499</text:p>
              </table:table-cell>
            </table:table-row>
            <table:table-row>
              <table:table-cell office:value-type="float" office:value="9.45">
                <text:p>9.45</text:p>
              </table:table-cell>
              <table:table-cell office:value-type="float" office:value="0.0528754039667161">
                <text:p>0.0528754039667161</text:p>
              </table:table-cell>
              <table:table-cell office:value-type="float" office:value="-0.0345202394593361">
                <text:p>-0.0345202394593361</text:p>
              </table:table-cell>
            </table:table-row>
            <table:table-row>
              <table:table-cell office:value-type="float" office:value="9.6">
                <text:p>9.6</text:p>
              </table:table-cell>
              <table:table-cell office:value-type="float" office:value="0.0546161125340821">
                <text:p>0.0546161125340821</text:p>
              </table:table-cell>
              <table:table-cell office:value-type="float" office:value="-0.0353850408453223">
                <text:p>-0.0353850408453223</text:p>
              </table:table-cell>
            </table:table-row>
            <table:table-row>
              <table:table-cell office:value-type="float" office:value="9.75">
                <text:p>9.75</text:p>
              </table:table-cell>
              <table:table-cell office:value-type="float" office:value="0.0563847015227661">
                <text:p>0.0563847015227661</text:p>
              </table:table-cell>
              <table:table-cell office:value-type="float" office:value="-0.0362508785669869">
                <text:p>-0.0362508785669869</text:p>
              </table:table-cell>
            </table:table-row>
            <table:table-row>
              <table:table-cell office:value-type="float" office:value="9.9">
                <text:p>9.9</text:p>
              </table:table-cell>
              <table:table-cell office:value-type="float" office:value="0.0581810673415169">
                <text:p>0.0581810673415169</text:p>
              </table:table-cell>
              <table:table-cell office:value-type="float" office:value="-0.0371172892730326">
                <text:p>-0.0371172892730326</text:p>
              </table:table-cell>
            </table:table-row>
            <table:table-row>
              <table:table-cell office:value-type="float" office:value="10.05">
                <text:p>10.05</text:p>
              </table:table-cell>
              <table:table-cell office:value-type="float" office:value="0.060005100695738">
                <text:p>0.060005100695738</text:p>
              </table:table-cell>
              <table:table-cell office:value-type="float" office:value="-0.0379838066097693">
                <text:p>-0.0379838066097693</text:p>
              </table:table-cell>
            </table:table-row>
            <table:table-row>
              <table:table-cell office:value-type="float" office:value="10.2">
                <text:p>10.2</text:p>
              </table:table-cell>
              <table:table-cell office:value-type="float" office:value="0.0618566865725138">
                <text:p>0.0618566865725138</text:p>
              </table:table-cell>
              <table:table-cell office:value-type="float" office:value="-0.0388499612419405">
                <text:p>-0.0388499612419405</text:p>
              </table:table-cell>
            </table:table-row>
            <table:table-row>
              <table:table-cell office:value-type="float" office:value="10.35">
                <text:p>10.35</text:p>
              </table:table-cell>
              <table:table-cell office:value-type="float" office:value="0.0637357042257498">
                <text:p>0.0637357042257498</text:p>
              </table:table-cell>
              <table:table-cell office:value-type="float" office:value="-0.0397152808734478">
                <text:p>-0.0397152808734478</text:p>
              </table:table-cell>
            </table:table-row>
            <table:table-row>
              <table:table-cell office:value-type="float" office:value="10.5">
                <text:p>10.5</text:p>
              </table:table-cell>
              <table:table-cell office:value-type="float" office:value="0.0656420271608424">
                <text:p>0.0656420271608424</text:p>
              </table:table-cell>
              <table:table-cell office:value-type="float" office:value="-0.0405792902672355">
                <text:p>-0.0405792902672355</text:p>
              </table:table-cell>
            </table:table-row>
            <table:table-row>
              <table:table-cell office:value-type="float" office:value="10.65">
                <text:p>10.65</text:p>
              </table:table-cell>
              <table:table-cell office:value-type="float" office:value="0.0675755231203538">
                <text:p>0.0675755231203538</text:p>
              </table:table-cell>
              <table:table-cell office:value-type="float" office:value="-0.0414415112658627">
                <text:p>-0.0414415112658627</text:p>
              </table:table-cell>
            </table:table-row>
            <table:table-row>
              <table:table-cell office:value-type="float" office:value="10.8">
                <text:p>10.8</text:p>
              </table:table-cell>
              <table:table-cell office:value-type="float" office:value="0.0695360540694067">
                <text:p>0.0695360540694067</text:p>
              </table:table-cell>
              <table:table-cell office:value-type="float" office:value="-0.0423014628118714">
                <text:p>-0.0423014628118714</text:p>
              </table:table-cell>
            </table:table-row>
            <table:table-row>
              <table:table-cell office:value-type="float" office:value="10.95">
                <text:p>10.95</text:p>
              </table:table-cell>
              <table:table-cell office:value-type="float" office:value="0.0715234761814482">
                <text:p>0.0715234761814482</text:p>
              </table:table-cell>
              <table:table-cell office:value-type="float" office:value="-0.0431586609676842">
                <text:p>-0.0431586609676842</text:p>
              </table:table-cell>
            </table:table-row>
            <table:table-row>
              <table:table-cell office:value-type="float" office:value="11.1">
                <text:p>11.1</text:p>
              </table:table-cell>
              <table:table-cell office:value-type="float" office:value="0.0735376398246371">
                <text:p>0.0735376398246371</text:p>
              </table:table-cell>
              <table:table-cell office:value-type="float" office:value="-0.0440126189363159">
                <text:p>-0.0440126189363159</text:p>
              </table:table-cell>
            </table:table-row>
            <table:table-row>
              <table:table-cell office:value-type="float" office:value="11.25">
                <text:p>11.25</text:p>
              </table:table-cell>
              <table:table-cell office:value-type="float" office:value="0.0755783895476331">
                <text:p>0.0755783895476331</text:p>
              </table:table-cell>
              <table:table-cell office:value-type="float" office:value="-0.0448628470810167">
                <text:p>-0.0448628470810167</text:p>
              </table:table-cell>
            </table:table-row>
            <table:table-row>
              <table:table-cell office:value-type="float" office:value="11.4">
                <text:p>11.4</text:p>
              </table:table-cell>
              <table:table-cell office:value-type="float" office:value="0.077645564066493">
                <text:p>0.077645564066493</text:p>
              </table:table-cell>
              <table:table-cell office:value-type="float" office:value="-0.0457088529457043">
                <text:p>-0.0457088529457043</text:p>
              </table:table-cell>
            </table:table-row>
            <table:table-row>
              <table:table-cell office:value-type="float" office:value="11.55">
                <text:p>11.55</text:p>
              </table:table-cell>
              <table:table-cell office:value-type="float" office:value="0.0797389962513886">
                <text:p>0.0797389962513886</text:p>
              </table:table-cell>
              <table:table-cell office:value-type="float" office:value="-0.0465501412749371">
                <text:p>-0.0465501412749371</text:p>
              </table:table-cell>
            </table:table-row>
            <table:table-row>
              <table:table-cell office:value-type="float" office:value="11.7">
                <text:p>11.7</text:p>
              </table:table-cell>
              <table:table-cell office:value-type="float" office:value="0.081858513113452">
                <text:p>0.081858513113452</text:p>
              </table:table-cell>
              <table:table-cell office:value-type="float" office:value="-0.0473862140338">
                <text:p>-0.0473862140338</text:p>
              </table:table-cell>
            </table:table-row>
            <table:table-row>
              <table:table-cell office:value-type="float" office:value="11.85">
                <text:p>11.85</text:p>
              </table:table-cell>
              <table:table-cell office:value-type="float" office:value="0.084003935792257">
                <text:p>0.084003935792257</text:p>
              </table:table-cell>
              <table:table-cell office:value-type="float" office:value="-0.0482165704279918">
                <text:p>-0.048216570427991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861750795435037">
                <text:p>0.0861750795435037</text:p>
              </table:table-cell>
              <table:table-cell office:value-type="float" office:value="-0.0490407069239525">
                <text:p>-0.0490407069239525</text:p>
              </table:table-cell>
            </table:table-row>
            <table:table-row>
              <table:table-cell office:value-type="float" office:value="12.15">
                <text:p>12.15</text:p>
              </table:table-cell>
              <table:table-cell office:value-type="float" office:value="0.0883717537262966">
                <text:p>0.0883717537262966</text:p>
              </table:table-cell>
              <table:table-cell office:value-type="float" office:value="-0.0498581172681118">
                <text:p>-0.0498581172681118</text:p>
              </table:table-cell>
            </table:table-row>
            <table:table-row>
              <table:table-cell office:value-type="float" office:value="12.3">
                <text:p>12.3</text:p>
              </table:table-cell>
              <table:table-cell office:value-type="float" office:value="0.09059376179186">
                <text:p>0.09059376179186</text:p>
              </table:table-cell>
              <table:table-cell office:value-type="float" office:value="-0.050668292507397">
                <text:p>-0.050668292507397</text:p>
              </table:table-cell>
            </table:table-row>
            <table:table-row>
              <table:table-cell office:value-type="float" office:value="12.45">
                <text:p>12.45</text:p>
              </table:table-cell>
              <table:table-cell office:value-type="float" office:value="0.0928409012715406">
                <text:p>0.0928409012715406</text:p>
              </table:table-cell>
              <table:table-cell office:value-type="float" office:value="-0.0514707210086221">
                <text:p>-0.0514707210086221</text:p>
              </table:table-cell>
            </table:table-row>
            <table:table-row>
              <table:table-cell office:value-type="float" office:value="12.6">
                <text:p>12.6</text:p>
              </table:table-cell>
              <table:table-cell office:value-type="float" office:value="0.0951129637654596">
                <text:p>0.0951129637654596</text:p>
              </table:table-cell>
              <table:table-cell office:value-type="float" office:value="-0.052264888478296">
                <text:p>-0.052264888478296</text:p>
              </table:table-cell>
            </table:table-row>
            <table:table-row>
              <table:table-cell office:value-type="float" office:value="12.75">
                <text:p>12.75</text:p>
              </table:table-cell>
              <table:table-cell office:value-type="float" office:value="0.0974097349315844">
                <text:p>0.0974097349315844</text:p>
              </table:table-cell>
              <table:table-cell office:value-type="float" office:value="-0.0530502779823803">
                <text:p>-0.0530502779823803</text:p>
              </table:table-cell>
            </table:table-row>
            <table:table-row>
              <table:table-cell office:value-type="float" office:value="12.9">
                <text:p>12.9</text:p>
              </table:table-cell>
              <table:table-cell office:value-type="float" office:value="0.0997309944747233">
                <text:p>0.0997309944747233</text:p>
              </table:table-cell>
              <table:table-cell office:value-type="float" office:value="-0.0538263699658432">
                <text:p>-0.0538263699658432</text:p>
              </table:table-cell>
            </table:table-row>
            <table:table-row>
              <table:table-cell office:value-type="float" office:value="13.05">
                <text:p>13.05</text:p>
              </table:table-cell>
              <table:table-cell office:value-type="float" office:value="0.102076516136425">
                <text:p>0.102076516136425</text:p>
              </table:table-cell>
              <table:table-cell office:value-type="float" office:value="-0.0545926422724808">
                <text:p>-0.0545926422724808</text:p>
              </table:table-cell>
            </table:table-row>
            <table:table-row>
              <table:table-cell office:value-type="float" office:value="13.2">
                <text:p>13.2</text:p>
              </table:table-cell>
              <table:table-cell office:value-type="float" office:value="0.104446067684278">
                <text:p>0.104446067684278</text:p>
              </table:table-cell>
              <table:table-cell office:value-type="float" office:value="-0.0553485701641659">
                <text:p>-0.0553485701641659</text:p>
              </table:table-cell>
            </table:table-row>
            <table:table-row>
              <table:table-cell office:value-type="float" office:value="13.35">
                <text:p>13.35</text:p>
              </table:table-cell>
              <table:table-cell office:value-type="float" office:value="0.106839410902205">
                <text:p>0.106839410902205</text:p>
              </table:table-cell>
              <table:table-cell office:value-type="float" office:value="-0.0560936263405163">
                <text:p>-0.0560936263405163</text:p>
              </table:table-cell>
            </table:table-row>
            <table:table-row>
              <table:table-cell office:value-type="float" office:value="13.5">
                <text:p>13.5</text:p>
              </table:table-cell>
              <table:table-cell office:value-type="float" office:value="0.109256301580945">
                <text:p>0.109256301580945</text:p>
              </table:table-cell>
              <table:table-cell office:value-type="float" office:value="-0.0568272809583473">
                <text:p>-0.0568272809583473</text:p>
              </table:table-cell>
            </table:table-row>
            <table:table-row>
              <table:table-cell office:value-type="float" office:value="13.65">
                <text:p>13.65</text:p>
              </table:table-cell>
              <table:table-cell office:value-type="float" office:value="0.111696489508705">
                <text:p>0.111696489508705</text:p>
              </table:table-cell>
              <table:table-cell office:value-type="float" office:value="-0.0575490016512638">
                <text:p>-0.0575490016512638</text:p>
              </table:table-cell>
            </table:table-row>
            <table:table-row>
              <table:table-cell office:value-type="float" office:value="13.8">
                <text:p>13.8</text:p>
              </table:table-cell>
              <table:table-cell office:value-type="float" office:value="0.114159718462059">
                <text:p>0.114159718462059</text:p>
              </table:table-cell>
              <table:table-cell office:value-type="float" office:value="-0.0582582535487437">
                <text:p>-0.0582582535487437</text:p>
              </table:table-cell>
            </table:table-row>
            <table:table-row>
              <table:table-cell office:value-type="float" office:value="13.95">
                <text:p>13.95</text:p>
              </table:table-cell>
              <table:table-cell office:value-type="float" office:value="0.116645726197456">
                <text:p>0.116645726197456</text:p>
              </table:table-cell>
              <table:table-cell office:value-type="float" office:value="-0.0589544992957682">
                <text:p>-0.0589544992957682</text:p>
              </table:table-cell>
            </table:table-row>
            <table:table-row>
              <table:table-cell office:value-type="float" office:value="14.1">
                <text:p>14.1</text:p>
              </table:table-cell>
              <table:table-cell office:value-type="float" office:value="0.119154244442576">
                <text:p>0.119154244442576</text:p>
              </table:table-cell>
              <table:table-cell office:value-type="float" office:value="-0.059637199071778">
                <text:p>-0.059637199071778</text:p>
              </table:table-cell>
            </table:table-row>
            <table:table-row>
              <table:table-cell office:value-type="float" office:value="14.25">
                <text:p>14.25</text:p>
              </table:table-cell>
              <table:table-cell office:value-type="float" office:value="0.121684998888687">
                <text:p>0.121684998888687</text:p>
              </table:table-cell>
              <table:table-cell office:value-type="float" office:value="-0.0603058106104309">
                <text:p>-0.0603058106104309</text:p>
              </table:table-cell>
            </table:table-row>
            <table:table-row>
              <table:table-cell office:value-type="float" office:value="14.4">
                <text:p>14.4</text:p>
              </table:table-cell>
              <table:table-cell office:value-type="float" office:value="0.124237709182552">
                <text:p>0.124237709182552</text:p>
              </table:table-cell>
              <table:table-cell office:value-type="float" office:value="-0.0609597892182906">
                <text:p>-0.0609597892182906</text:p>
              </table:table-cell>
            </table:table-row>
            <table:table-row>
              <table:table-cell office:value-type="float" office:value="14.55">
                <text:p>14.55</text:p>
              </table:table-cell>
              <table:table-cell office:value-type="float" office:value="0.126812088919382">
                <text:p>0.126812088919382</text:p>
              </table:table-cell>
              <table:table-cell office:value-type="float" office:value="-0.0615985877944827">
                <text:p>-0.0615985877944827</text:p>
              </table:table-cell>
            </table:table-row>
            <table:table-row>
              <table:table-cell office:value-type="float" office:value="14.7">
                <text:p>14.7</text:p>
              </table:table-cell>
              <table:table-cell office:value-type="float" office:value="0.129407845635419">
                <text:p>0.129407845635419</text:p>
              </table:table-cell>
              <table:table-cell office:value-type="float" office:value="-0.062221656849358">
                <text:p>-0.062221656849358</text:p>
              </table:table-cell>
            </table:table-row>
            <table:table-row>
              <table:table-cell office:value-type="float" office:value="14.85">
                <text:p>14.85</text:p>
              </table:table-cell>
              <table:table-cell office:value-type="float" office:value="0.132024680801815">
                <text:p>0.132024680801815</text:p>
              </table:table-cell>
              <table:table-cell office:value-type="float" office:value="-0.0628284445241487">
                <text:p>-0.0628284445241487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134662289817588">
                <text:p>0.134662289817588</text:p>
              </table:table-cell>
              <table:table-cell office:value-type="float" office:value="-0.0634183966095806">
                <text:p>-0.0634183966095806</text:p>
              </table:table-cell>
            </table:table-row>
            <table:table-row>
              <table:table-cell office:value-type="float" office:value="15.15">
                <text:p>15.15</text:p>
              </table:table-cell>
              <table:table-cell office:value-type="float" office:value="0.137320362004031">
                <text:p>0.137320362004031</text:p>
              </table:table-cell>
              <table:table-cell office:value-type="float" office:value="-0.0639909565649311">
                <text:p>-0.0639909565649311</text:p>
              </table:table-cell>
            </table:table-row>
            <table:table-row>
              <table:table-cell office:value-type="float" office:value="15.3">
                <text:p>15.3</text:p>
              </table:table-cell>
              <table:table-cell office:value-type="float" office:value="0.139998580599004">
                <text:p>0.139998580599004</text:p>
              </table:table-cell>
              <table:table-cell office:value-type="float" office:value="-0.0645455655373161">
                <text:p>-0.0645455655373161</text:p>
              </table:table-cell>
            </table:table-row>
            <table:table-row>
              <table:table-cell office:value-type="float" office:value="15.45">
                <text:p>15.45</text:p>
              </table:table-cell>
              <table:table-cell office:value-type="float" office:value="0.142696622751499">
                <text:p>0.142696622751499</text:p>
              </table:table-cell>
              <table:table-cell office:value-type="float" office:value="-0.065081662380341">
                <text:p>-0.065081662380341</text:p>
              </table:table-cell>
            </table:table-row>
            <table:table-row>
              <table:table-cell office:value-type="float" office:value="15.6">
                <text:p>15.6</text:p>
              </table:table-cell>
              <table:table-cell office:value-type="float" office:value="0.145414159516951">
                <text:p>0.145414159516951</text:p>
              </table:table-cell>
              <table:table-cell office:value-type="float" office:value="-0.0655986836732727">
                <text:p>-0.0655986836732727</text:p>
              </table:table-cell>
            </table:table-row>
            <table:table-row>
              <table:table-cell office:value-type="float" office:value="15.75">
                <text:p>15.75</text:p>
              </table:table-cell>
              <table:table-cell office:value-type="float" office:value="0.148150855852267">
                <text:p>0.148150855852267</text:p>
              </table:table-cell>
              <table:table-cell office:value-type="float" office:value="-0.0660960637395761">
                <text:p>-0.0660960637395761</text:p>
              </table:table-cell>
            </table:table-row>
            <table:table-row>
              <table:table-cell office:value-type="float" office:value="15.9">
                <text:p>15.9</text:p>
              </table:table-cell>
              <table:table-cell office:value-type="float" office:value="0.150906370611979">
                <text:p>0.150906370611979</text:p>
              </table:table-cell>
              <table:table-cell office:value-type="float" office:value="-0.0665732346660738">
                <text:p>-0.0665732346660738</text:p>
              </table:table-cell>
            </table:table-row>
            <table:table-row>
              <table:table-cell office:value-type="float" office:value="16.05">
                <text:p>16.05</text:p>
              </table:table-cell>
              <table:table-cell office:value-type="float" office:value="0.153680356544095">
                <text:p>0.153680356544095</text:p>
              </table:table-cell>
              <table:table-cell office:value-type="float" office:value="-0.0670296263215202">
                <text:p>-0.0670296263215202</text:p>
              </table:table-cell>
            </table:table-row>
            <table:table-row>
              <table:table-cell office:value-type="float" office:value="16.2">
                <text:p>16.2</text:p>
              </table:table-cell>
              <table:table-cell office:value-type="float" office:value="0.15647246028703">
                <text:p>0.15647246028703</text:p>
              </table:table-cell>
              <table:table-cell office:value-type="float" office:value="-0.0674646663756345">
                <text:p>-0.0674646663756345</text:p>
              </table:table-cell>
            </table:table-row>
            <table:table-row>
              <table:table-cell office:value-type="float" office:value="16.35">
                <text:p>16.35</text:p>
              </table:table-cell>
              <table:table-cell office:value-type="float" office:value="0.159282322365906">
                <text:p>0.159282322365906</text:p>
              </table:table-cell>
              <table:table-cell office:value-type="float" office:value="-0.0678777803173694">
                <text:p>-0.0678777803173694</text:p>
              </table:table-cell>
            </table:table-row>
            <table:table-row>
              <table:table-cell office:value-type="float" office:value="16.5">
                <text:p>16.5</text:p>
              </table:table-cell>
              <table:table-cell office:value-type="float" office:value="0.162109577190594">
                <text:p>0.162109577190594</text:p>
              </table:table-cell>
              <table:table-cell office:value-type="float" office:value="-0.0682683914743124">
                <text:p>-0.0682683914743124</text:p>
              </table:table-cell>
            </table:table-row>
            <table:table-row>
              <table:table-cell office:value-type="float" office:value="16.65">
                <text:p>16.65</text:p>
              </table:table-cell>
              <table:table-cell office:value-type="float" office:value="0.164953853052822">
                <text:p>0.164953853052822</text:p>
              </table:table-cell>
              <table:table-cell office:value-type="float" office:value="-0.0686359210306882">
                <text:p>-0.0686359210306882</text:p>
              </table:table-cell>
            </table:table-row>
            <table:table-row>
              <table:table-cell office:value-type="float" office:value="16.8">
                <text:p>16.8</text:p>
              </table:table-cell>
              <table:table-cell office:value-type="float" office:value="0.167814772124374">
                <text:p>0.167814772124374</text:p>
              </table:table-cell>
              <table:table-cell office:value-type="float" office:value="-0.0689797880463144">
                <text:p>-0.0689797880463144</text:p>
              </table:table-cell>
            </table:table-row>
            <table:table-row>
              <table:table-cell office:value-type="float" office:value="16.95">
                <text:p>16.95</text:p>
              </table:table-cell>
              <table:table-cell office:value-type="float" office:value="0.170691950455673">
                <text:p>0.170691950455673</text:p>
              </table:table-cell>
              <table:table-cell office:value-type="float" office:value="-0.0692994094750997">
                <text:p>-0.0692994094750997</text:p>
              </table:table-cell>
            </table:table-row>
            <table:table-row>
              <table:table-cell office:value-type="float" office:value="17.1">
                <text:p>17.1</text:p>
              </table:table-cell>
              <table:table-cell office:value-type="float" office:value="0.173584997974752">
                <text:p>0.173584997974752</text:p>
              </table:table-cell>
              <table:table-cell office:value-type="float" office:value="-0.0695942001839618">
                <text:p>-0.0695942001839618</text:p>
              </table:table-cell>
            </table:table-row>
            <table:table-row>
              <table:table-cell office:value-type="float" office:value="17.25">
                <text:p>17.25</text:p>
              </table:table-cell>
              <table:table-cell office:value-type="float" office:value="0.176493518486046">
                <text:p>0.176493518486046</text:p>
              </table:table-cell>
              <table:table-cell office:value-type="float" office:value="-0.0698635729706516">
                <text:p>-0.0698635729706516</text:p>
              </table:table-cell>
            </table:table-row>
            <table:table-row>
              <table:table-cell office:value-type="float" office:value="17.4">
                <text:p>17.4</text:p>
              </table:table-cell>
              <table:table-cell office:value-type="float" office:value="0.17941710967061">
                <text:p>0.17941710967061</text:p>
              </table:table-cell>
              <table:table-cell office:value-type="float" office:value="-0.0701069385830014">
                <text:p>-0.0701069385830014</text:p>
              </table:table-cell>
            </table:table-row>
            <table:table-row>
              <table:table-cell office:value-type="float" office:value="17.55">
                <text:p>17.55</text:p>
              </table:table-cell>
              <table:table-cell office:value-type="float" office:value="0.182355363085924">
                <text:p>0.182355363085924</text:p>
              </table:table-cell>
              <table:table-cell office:value-type="float" office:value="-0.0703237057370669">
                <text:p>-0.0703237057370669</text:p>
              </table:table-cell>
            </table:table-row>
            <table:table-row>
              <table:table-cell office:value-type="float" office:value="17.7">
                <text:p>17.7</text:p>
              </table:table-cell>
              <table:table-cell office:value-type="float" office:value="0.185307864166277">
                <text:p>0.185307864166277</text:p>
              </table:table-cell>
              <table:table-cell office:value-type="float" office:value="-0.0705132811354602">
                <text:p>-0.0705132811354602</text:p>
              </table:table-cell>
            </table:table-row>
            <table:table-row>
              <table:table-cell office:value-type="float" office:value="17.85">
                <text:p>17.85</text:p>
              </table:table-cell>
              <table:table-cell office:value-type="float" office:value="0.188274192224053">
                <text:p>0.188274192224053</text:p>
              </table:table-cell>
              <table:table-cell office:value-type="float" office:value="-0.0706750694861277">
                <text:p>-0.070675069486127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19125392045081">
                <text:p>0.19125392045081</text:p>
              </table:table-cell>
              <table:table-cell office:value-type="float" office:value="-0.0708084735206061">
                <text:p>-0.0708084735206061</text:p>
              </table:table-cell>
            </table:table-row>
            <table:table-row>
              <table:table-cell office:value-type="float" office:value="18.15">
                <text:p>18.15</text:p>
              </table:table-cell>
              <table:table-cell office:value-type="float" office:value="0.194246615918822">
                <text:p>0.194246615918822</text:p>
              </table:table-cell>
              <table:table-cell office:value-type="float" office:value="-0.0709128940120503">
                <text:p>-0.0709128940120503</text:p>
              </table:table-cell>
            </table:table-row>
            <table:table-row>
              <table:table-cell office:value-type="float" office:value="18.3">
                <text:p>18.3</text:p>
              </table:table-cell>
              <table:table-cell office:value-type="float" office:value="0.197251839583759">
                <text:p>0.197251839583759</text:p>
              </table:table-cell>
              <table:table-cell office:value-type="float" office:value="-0.0709877297941638">
                <text:p>-0.0709877297941638</text:p>
              </table:table-cell>
            </table:table-row>
            <table:table-row>
              <table:table-cell office:value-type="float" office:value="18.45">
                <text:p>18.45</text:p>
              </table:table-cell>
              <table:table-cell office:value-type="float" office:value="0.200269146287047">
                <text:p>0.200269146287047</text:p>
              </table:table-cell>
              <table:table-cell office:value-type="float" office:value="-0.0710323777792261">
                <text:p>-0.0710323777792261</text:p>
              </table:table-cell>
            </table:table-row>
            <table:table-row>
              <table:table-cell office:value-type="float" office:value="18.6">
                <text:p>18.6</text:p>
              </table:table-cell>
              <table:table-cell office:value-type="float" office:value="0.203298084758751">
                <text:p>0.203298084758751</text:p>
              </table:table-cell>
              <table:table-cell office:value-type="float" office:value="-0.0710462329762983">
                <text:p>-0.0710462329762983</text:p>
              </table:table-cell>
            </table:table-row>
            <table:table-row>
              <table:table-cell office:value-type="float" office:value="18.75">
                <text:p>18.75</text:p>
              </table:table-cell>
              <table:table-cell office:value-type="float" office:value="0.20633819762133">
                <text:p>0.20633819762133</text:p>
              </table:table-cell>
              <table:table-cell office:value-type="float" office:value="-0.071028688509632">
                <text:p>-0.071028688509632</text:p>
              </table:table-cell>
            </table:table-row>
            <table:table-row>
              <table:table-cell office:value-type="float" office:value="18.9">
                <text:p>18.9</text:p>
              </table:table-cell>
              <table:table-cell office:value-type="float" office:value="0.209389021393566">
                <text:p>0.209389021393566</text:p>
              </table:table-cell>
              <table:table-cell office:value-type="float" office:value="-0.0709791356370403">
                <text:p>-0.0709791356370403</text:p>
              </table:table-cell>
            </table:table-row>
            <table:table-row>
              <table:table-cell office:value-type="float" office:value="19.05">
                <text:p>19.05</text:p>
              </table:table-cell>
              <table:table-cell office:value-type="float" office:value="0.212450086494652">
                <text:p>0.212450086494652</text:p>
              </table:table-cell>
              <table:table-cell office:value-type="float" office:value="-0.0708969637678359">
                <text:p>-0.0708969637678359</text:p>
              </table:table-cell>
            </table:table-row>
            <table:table-row>
              <table:table-cell office:value-type="float" office:value="19.2">
                <text:p>19.2</text:p>
              </table:table-cell>
              <table:table-cell office:value-type="float" office:value="0.215520917249392">
                <text:p>0.215520917249392</text:p>
              </table:table-cell>
              <table:table-cell office:value-type="float" office:value="-0.0707815604813171">
                <text:p>-0.0707815604813171</text:p>
              </table:table-cell>
            </table:table-row>
            <table:table-row>
              <table:table-cell office:value-type="float" office:value="19.35">
                <text:p>19.35</text:p>
              </table:table-cell>
              <table:table-cell office:value-type="float" office:value="0.218601031893112">
                <text:p>0.218601031893112</text:p>
              </table:table-cell>
              <table:table-cell office:value-type="float" office:value="-0.0706323115447306">
                <text:p>-0.0706323115447306</text:p>
              </table:table-cell>
            </table:table-row>
            <table:table-row>
              <table:table-cell office:value-type="float" office:value="19.5">
                <text:p>19.5</text:p>
              </table:table-cell>
              <table:table-cell office:value-type="float" office:value="0.221689942577756">
                <text:p>0.221689942577756</text:p>
              </table:table-cell>
              <table:table-cell office:value-type="float" office:value="-0.070448600931707">
                <text:p>-0.070448600931707</text:p>
              </table:table-cell>
            </table:table-row>
            <table:table-row>
              <table:table-cell office:value-type="float" office:value="19.65">
                <text:p>19.65</text:p>
              </table:table-cell>
              <table:table-cell office:value-type="float" office:value="0.224787155377684">
                <text:p>0.224787155377684</text:p>
              </table:table-cell>
              <table:table-cell office:value-type="float" office:value="-0.070229810840033">
                <text:p>-0.070229810840033</text:p>
              </table:table-cell>
            </table:table-row>
            <table:table-row>
              <table:table-cell office:value-type="float" office:value="19.8">
                <text:p>19.8</text:p>
              </table:table-cell>
              <table:table-cell office:value-type="float" office:value="0.227892170296611">
                <text:p>0.227892170296611</text:p>
              </table:table-cell>
              <table:table-cell office:value-type="float" office:value="-0.0699753217102008">
                <text:p>-0.0699753217102008</text:p>
              </table:table-cell>
            </table:table-row>
            <table:table-row>
              <table:table-cell office:value-type="float" office:value="19.95">
                <text:p>19.95</text:p>
              </table:table-cell>
              <table:table-cell office:value-type="float" office:value="0.231004481274711">
                <text:p>0.231004481274711</text:p>
              </table:table-cell>
              <table:table-cell office:value-type="float" office:value="-0.069684512243308">
                <text:p>-0.069684512243308</text:p>
              </table:table-cell>
            </table:table-row>
            <table:table-row>
              <table:table-cell office:value-type="float" office:value="20.1">
                <text:p>20.1</text:p>
              </table:table-cell>
              <table:table-cell office:value-type="float" office:value="0.234123576195838">
                <text:p>0.234123576195838</text:p>
              </table:table-cell>
              <table:table-cell office:value-type="float" office:value="-0.0693567594189327">
                <text:p>-0.0693567594189327</text:p>
              </table:table-cell>
            </table:table-row>
            <table:table-row>
              <table:table-cell office:value-type="float" office:value="20.25">
                <text:p>20.25</text:p>
              </table:table-cell>
              <table:table-cell office:value-type="float" office:value="0.237248936896136">
                <text:p>0.237248936896136</text:p>
              </table:table-cell>
              <table:table-cell office:value-type="float" office:value="-0.0689914385137582">
                <text:p>-0.0689914385137582</text:p>
              </table:table-cell>
            </table:table-row>
            <table:table-row>
              <table:table-cell office:value-type="float" office:value="20.4">
                <text:p>20.4</text:p>
              </table:table-cell>
              <table:table-cell office:value-type="float" office:value="0.240380039172127">
                <text:p>0.240380039172127</text:p>
              </table:table-cell>
              <table:table-cell office:value-type="float" office:value="-0.0685879231192069">
                <text:p>-0.0685879231192069</text:p>
              </table:table-cell>
            </table:table-row>
            <table:table-row>
              <table:table-cell office:value-type="float" office:value="20.55">
                <text:p>20.55</text:p>
              </table:table-cell>
              <table:table-cell office:value-type="float" office:value="0.243516352789941">
                <text:p>0.243516352789941</text:p>
              </table:table-cell>
              <table:table-cell office:value-type="float" office:value="-0.068145585159721">
                <text:p>-0.068145585159721</text:p>
              </table:table-cell>
            </table:table-row>
            <table:table-row>
              <table:table-cell office:value-type="float" office:value="20.7">
                <text:p>20.7</text:p>
              </table:table-cell>
              <table:table-cell office:value-type="float" office:value="0.24665734149442">
                <text:p>0.24665734149442</text:p>
              </table:table-cell>
              <table:table-cell office:value-type="float" office:value="-0.0676637949103584">
                <text:p>-0.0676637949103584</text:p>
              </table:table-cell>
            </table:table-row>
            <table:table-row>
              <table:table-cell office:value-type="float" office:value="20.85">
                <text:p>20.85</text:p>
              </table:table-cell>
              <table:table-cell office:value-type="float" office:value="0.249802463019629">
                <text:p>0.249802463019629</text:p>
              </table:table-cell>
              <table:table-cell office:value-type="float" office:value="-0.0671419210154937">
                <text:p>-0.0671419210154937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252951169098918">
                <text:p>0.252951169098918</text:p>
              </table:table-cell>
              <table:table-cell office:value-type="float" office:value="-0.0665793305063369">
                <text:p>-0.0665793305063369</text:p>
              </table:table-cell>
            </table:table-row>
            <table:table-row>
              <table:table-cell office:value-type="float" office:value="21.15">
                <text:p>21.15</text:p>
              </table:table-cell>
              <table:table-cell office:value-type="float" office:value="0.256102905475929">
                <text:p>0.256102905475929</text:p>
              </table:table-cell>
              <table:table-cell office:value-type="float" office:value="-0.0659753888191135">
                <text:p>-0.0659753888191135</text:p>
              </table:table-cell>
            </table:table-row>
            <table:table-row>
              <table:table-cell office:value-type="float" office:value="21.3">
                <text:p>21.3</text:p>
              </table:table-cell>
              <table:table-cell office:value-type="float" office:value="0.259257111916144">
                <text:p>0.259257111916144</text:p>
              </table:table-cell>
              <table:table-cell office:value-type="float" office:value="-0.0653294598130662">
                <text:p>-0.0653294598130662</text:p>
              </table:table-cell>
            </table:table-row>
            <table:table-row>
              <table:table-cell office:value-type="float" office:value="21.45">
                <text:p>21.45</text:p>
              </table:table-cell>
              <table:table-cell office:value-type="float" office:value="0.262413222218478">
                <text:p>0.262413222218478</text:p>
              </table:table-cell>
              <table:table-cell office:value-type="float" office:value="-0.0646409057882282">
                <text:p>-0.0646409057882282</text:p>
              </table:table-cell>
            </table:table-row>
            <table:table-row>
              <table:table-cell office:value-type="float" office:value="21.6">
                <text:p>21.6</text:p>
              </table:table-cell>
              <table:table-cell office:value-type="float" office:value="0.265570664227887">
                <text:p>0.265570664227887</text:p>
              </table:table-cell>
              <table:table-cell office:value-type="float" office:value="-0.0639090875035776">
                <text:p>-0.0639090875035776</text:p>
              </table:table-cell>
            </table:table-row>
            <table:table-row>
              <table:table-cell office:value-type="float" office:value="21.75">
                <text:p>21.75</text:p>
              </table:table-cell>
              <table:table-cell office:value-type="float" office:value="0.26872885984852">
                <text:p>0.26872885984852</text:p>
              </table:table-cell>
              <table:table-cell office:value-type="float" office:value="-0.0631333641951283">
                <text:p>-0.0631333641951283</text:p>
              </table:table-cell>
            </table:table-row>
            <table:table-row>
              <table:table-cell office:value-type="float" office:value="21.9">
                <text:p>21.9</text:p>
              </table:table-cell>
              <table:table-cell office:value-type="float" office:value="0.271887225056595">
                <text:p>0.271887225056595</text:p>
              </table:table-cell>
              <table:table-cell office:value-type="float" office:value="-0.0623130935935252">
                <text:p>-0.0623130935935252</text:p>
              </table:table-cell>
            </table:table-row>
            <table:table-row>
              <table:table-cell office:value-type="float" office:value="22.05">
                <text:p>22.05</text:p>
              </table:table-cell>
              <table:table-cell office:value-type="float" office:value="0.275045169914587">
                <text:p>0.275045169914587</text:p>
              </table:table-cell>
              <table:table-cell office:value-type="float" office:value="-0.0614476319421855">
                <text:p>-0.0614476319421855</text:p>
              </table:table-cell>
            </table:table-row>
            <table:table-row>
              <table:table-cell office:value-type="float" office:value="22.2">
                <text:p>22.2</text:p>
              </table:table-cell>
              <table:table-cell office:value-type="float" office:value="0.278202098585663">
                <text:p>0.278202098585663</text:p>
              </table:table-cell>
              <table:table-cell office:value-type="float" office:value="-0.0605363340153013">
                <text:p>-0.0605363340153013</text:p>
              </table:table-cell>
            </table:table-row>
            <table:table-row>
              <table:table-cell office:value-type="float" office:value="22.35">
                <text:p>22.35</text:p>
              </table:table-cell>
              <table:table-cell office:value-type="float" office:value="0.281357409348496">
                <text:p>0.281357409348496</text:p>
              </table:table-cell>
              <table:table-cell office:value-type="float" office:value="-0.05957855313565">
                <text:p>-0.05957855313565</text:p>
              </table:table-cell>
            </table:table-row>
            <table:table-row>
              <table:table-cell office:value-type="float" office:value="22.5">
                <text:p>22.5</text:p>
              </table:table-cell>
              <table:table-cell office:value-type="float" office:value="0.284510494612639">
                <text:p>0.284510494612639</text:p>
              </table:table-cell>
              <table:table-cell office:value-type="float" office:value="-0.0585736411924952">
                <text:p>-0.058573641192495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Linux_X86_64 LibreOffice_project/2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0" draw:display-name="Dashed (var) 10" draw:style="rect" draw:dots1="1" draw:dots1-length="0.02cm" draw:dots2="1" draw:dots2-length="0.02cm" draw:distance="0.02cm"/>
  </office:styles>
</office:document-styles>
</file>